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6633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>
      <style:table-cell-properties fo:background-color="#ffe994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15" style:family="table-cell" style:parent-style-name="Default">
      <style:table-cell-properties fo:background-color="#6633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e994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 style:data-style-name="N100">
      <style:table-cell-properties fo:background-color="#663300" style:diagonal-bl-tr="none" style:diagonal-tl-br="none" style:text-align-source="value-type" style:repeat-content="false" fo:wrap-option="no-wrap" fo:border="0.06pt solid #4c1900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4c1900" fo:background-color="#996633" style:diagonal-bl-tr="none" style:diagonal-tl-br="none" style:text-align-source="fix" style:repeat-content="false" fo:wrap-option="no-wrap" fo:border-left="0.06pt solid #4c1900" fo:padding="0.99pt" fo:border-right="0.06pt solid #4c1900" style:rotation-angle="0" style:rotation-align="none" fo:border-top="none" style:vertical-align="automatic"/>
      <style:paragraph-properties fo:text-align="start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06pt solid #4c1900" fo:background-color="#784b04" style:diagonal-bl-tr="none" style:diagonal-tl-br="none" style:text-align-source="fix" style:repeat-content="false" fo:wrap-option="no-wrap" fo:border-left="0.06pt solid #4c1900" fo:padding="0.99pt" fo:border-right="0.06pt solid #4c1900" style:rotation-angle="0" style:rotation-align="none" fo:border-top="none" style:vertical-align="automatic"/>
      <style:paragraph-properties fo:text-align="start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7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pt"/>
    </style:style>
    <style:style style:name="ce21" style:family="table-cell" style:parent-style-name="Default" style:data-style-name="N100">
      <style:table-cell-properties fo:border-bottom="0.06pt solid #4c1900" fo:background-color="#663300" style:diagonal-bl-tr="none" style:diagonal-tl-br="none" style:text-align-source="fix" style:repeat-content="false" fo:wrap-option="no-wrap" fo:border-left="none" fo:padding="0.99pt" fo:border-right="0.06pt solid #4c1900" style:rotation-angle="0" style:rotation-align="none" fo:border-top="0.06pt solid #4c19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06pt solid #ff6633" fo:background-color="#ffcc99" style:diagonal-bl-tr="none" style:diagonal-tl-br="none" style:text-align-source="fix" style:repeat-content="false" fo:wrap-option="no-wrap" fo:border-left="none" fo:padding="0.99pt" fo:border-right="0.06pt solid #ff6633" style:rotation-angle="0" style:rotation-align="none" fo:border-top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06pt solid #ff6633" fo:background-color="#ffe994" style:diagonal-bl-tr="none" style:diagonal-tl-br="none" style:text-align-source="fix" style:repeat-content="false" fo:wrap-option="no-wrap" fo:border-left="none" fo:padding="0.99pt" fo:border-right="0.06pt solid #ff6633" style:rotation-angle="0" style:rotation-align="none" fo:border-top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fo:background-color="#ff972f" style:text-align-source="fix" style:repeat-content="false" style:vertical-align="middle"/>
      <style:paragraph-properties fo:text-align="start" fo:margin-left="0pt"/>
    </style:style>
    <style:style style:name="ce4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pt"/>
    </style:style>
    <style:style style:name="ce45" style:family="table-cell" style:parent-style-name="Default">
      <style:table-cell-properties fo:background-color="#ffff6d" style:text-align-source="fix" style:repeat-content="false" style:vertical-align="middle"/>
      <style:paragraph-properties fo:text-align="start" fo:margin-left="0pt"/>
    </style:style>
    <style:style style:name="ce29" style:family="table-cell" style:parent-style-name="Default">
      <style:table-cell-properties fo:background-color="#ffff6d" style:text-align-source="fix" style:repeat-content="false"/>
      <style:paragraph-properties fo:text-align="start" fo:margin-left="0pt"/>
    </style:style>
    <style:style style:name="ce30" style:family="table-cell" style:parent-style-name="Default" style:data-style-name="N100">
      <style:table-cell-properties fo:background-color="#663300" style:diagonal-bl-tr="none" style:diagonal-tl-br="none" style:text-align-source="fix" style:repeat-content="false" fo:wrap-option="no-wrap" fo:border="0.06pt solid #4c1900" fo:padding="0.99pt" style:rotation-angle="0" style:rotation-align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06pt solid #ff6633" fo:background-color="#ffcc99" style:diagonal-bl-tr="none" style:diagonal-tl-br="none" style:text-align-source="fix" style:repeat-content="false" fo:wrap-option="no-wrap" fo:border-left="0.06pt solid #ff6633" fo:padding="0.99pt" fo:border-right="0.06pt solid #ff6633" style:rotation-angle="0" style:rotation-align="none" fo:border-top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06pt solid #ff6633" fo:background-color="#ffe994" style:diagonal-bl-tr="none" style:diagonal-tl-br="none" style:text-align-source="fix" style:repeat-content="false" fo:wrap-option="no-wrap" fo:border-left="0.06pt solid #ff6633" fo:padding="0.99pt" fo:border-right="0.06pt solid #ff6633" style:rotation-angle="0" style:rotation-align="none" fo:border-top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7" style:family="table-cell" style:parent-style-name="Default">
      <style:table-cell-properties fo:background-color="#ffe994" style:text-align-source="fix" style:repeat-content="false"/>
      <style:paragraph-properties fo:text-align="start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46" style:family="table-cell" style:parent-style-name="Default" style:data-style-name="N0">
      <style:table-cell-properties fo:background-color="#ffe994" style:text-align-source="fix" style:repeat-content="false"/>
      <style:paragraph-properties fo:text-align="start" fo:margin-left="0pt"/>
    </style:style>
    <style:style style:name="ce57" style:family="table-cell" style:parent-style-name="Default">
      <style:table-cell-properties fo:background-color="#ffe994"/>
    </style:style>
  </office:automatic-styles>
  <office:body>
    <office:spreadsheet>
      <table:calculation-settings table:automatic-find-labels="false">
        <table:iteration table:status="enable" table:steps="200" table:maximum-difference="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3"/>
        <table:table-column table:style-name="co1" table:default-cell-style-name="ce2"/>
        <table:table-column table:style-name="co1" table:default-cell-style-name="Default"/>
        <table:table-column table:style-name="co1" table:number-columns-repeated="366" table:default-cell-style-name="ce2"/>
        <table:table-column table:style-name="co1" table:visibility="collapse" table:number-columns-repeated="367" table:default-cell-style-name="ce2"/>
        <table:table-column table:style-name="co1" table:number-columns-repeated="28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treak</text:p>
          </table:table-cell>
          <table:covered-table-cell/>
          <table:table-cell table:style-name="ce10" office:value-type="string" calcext:value-type="string" table:number-columns-spanned="1" table:number-rows-spanned="2">
            <text:p>Total days</text:p>
          </table:table-cell>
          <table:table-cell table:style-name="ce14" office:value-type="string" calcext:value-type="string" table:number-columns-spanned="1" table:number-rows-spanned="2">
            <text:p>Activity</text:p>
          </table:table-cell>
          <table:table-cell table:style-name="ce37" office:value-type="string" calcext:value-type="string" table:number-columns-spanned="31" table:number-rows-spanned="1">
            <text:p>January</text:p>
          </table:table-cell>
          <table:covered-table-cell table:number-columns-repeated="30" table:style-name="ce41"/>
          <table:table-cell table:style-name="ce43" office:value-type="string" calcext:value-type="string" table:number-columns-spanned="29" table:number-rows-spanned="1">
            <text:p>February</text:p>
          </table:table-cell>
          <table:covered-table-cell table:number-columns-repeated="28" table:style-name="ce41"/>
          <table:table-cell table:style-name="ce44" office:value-type="string" calcext:value-type="string" table:number-columns-spanned="31" table:number-rows-spanned="1">
            <text:p>March</text:p>
          </table:table-cell>
          <table:covered-table-cell table:number-columns-repeated="30" table:style-name="ce41"/>
          <table:table-cell table:style-name="ce45" office:value-type="string" calcext:value-type="string" table:number-columns-spanned="30" table:number-rows-spanned="1">
            <text:p>April</text:p>
          </table:table-cell>
          <table:covered-table-cell table:number-columns-repeated="29" table:style-name="ce41"/>
          <table:table-cell table:style-name="ce37" office:value-type="string" calcext:value-type="string" table:number-columns-spanned="31" table:number-rows-spanned="1">
            <text:p>May</text:p>
          </table:table-cell>
          <table:covered-table-cell table:number-columns-repeated="30" table:style-name="ce41"/>
          <table:table-cell table:style-name="ce43" office:value-type="string" calcext:value-type="string" table:number-columns-spanned="30" table:number-rows-spanned="1">
            <text:p>June</text:p>
          </table:table-cell>
          <table:covered-table-cell table:number-columns-repeated="29" table:style-name="ce41"/>
          <table:table-cell table:style-name="ce44" office:value-type="string" calcext:value-type="string" table:number-columns-spanned="31" table:number-rows-spanned="1">
            <text:p>July</text:p>
          </table:table-cell>
          <table:covered-table-cell table:number-columns-repeated="30" table:style-name="ce41"/>
          <table:table-cell table:style-name="ce45" office:value-type="string" calcext:value-type="string" table:number-columns-spanned="31" table:number-rows-spanned="1">
            <text:p>August</text:p>
          </table:table-cell>
          <table:covered-table-cell table:number-columns-repeated="30" table:style-name="ce29"/>
          <table:table-cell table:style-name="ce37" office:value-type="string" calcext:value-type="string" table:number-columns-spanned="30" table:number-rows-spanned="1">
            <text:p>September</text:p>
          </table:table-cell>
          <table:covered-table-cell table:number-columns-repeated="29" table:style-name="ce41"/>
          <table:table-cell table:style-name="ce43" office:value-type="string" calcext:value-type="string" table:number-columns-spanned="31" table:number-rows-spanned="1">
            <text:p>October</text:p>
          </table:table-cell>
          <table:covered-table-cell table:number-columns-repeated="30" table:style-name="ce41"/>
          <table:table-cell table:style-name="ce44" office:value-type="string" calcext:value-type="string" table:number-columns-spanned="30" table:number-rows-spanned="1">
            <text:p>November</text:p>
          </table:table-cell>
          <table:covered-table-cell table:number-columns-repeated="29" table:style-name="ce41"/>
          <table:table-cell table:style-name="ce45" office:value-type="string" calcext:value-type="string" table:number-columns-spanned="31" table:number-rows-spanned="1">
            <text:p>December</text:p>
          </table:table-cell>
          <table:covered-table-cell table:number-columns-repeated="30" table:style-name="ce41"/>
          <table:table-cell table:style-name="ce35"/>
          <table:table-cell table:style-name="ce37" office:value-type="string" calcext:value-type="string" table:number-columns-spanned="31" table:number-rows-spanned="1">
            <text:p>January</text:p>
          </table:table-cell>
          <table:covered-table-cell table:number-columns-repeated="30" table:style-name="ce41"/>
          <table:table-cell table:style-name="ce43" office:value-type="string" calcext:value-type="string" table:number-columns-spanned="29" table:number-rows-spanned="1">
            <text:p>February</text:p>
          </table:table-cell>
          <table:covered-table-cell table:number-columns-repeated="28" table:style-name="ce41"/>
          <table:table-cell table:style-name="ce44" office:value-type="string" calcext:value-type="string" table:number-columns-spanned="31" table:number-rows-spanned="1">
            <text:p>March</text:p>
          </table:table-cell>
          <table:covered-table-cell table:number-columns-repeated="30" table:style-name="ce41"/>
          <table:table-cell table:style-name="ce45" office:value-type="string" calcext:value-type="string" table:number-columns-spanned="30" table:number-rows-spanned="1">
            <text:p>April</text:p>
          </table:table-cell>
          <table:covered-table-cell table:number-columns-repeated="29" table:style-name="ce41"/>
          <table:table-cell table:style-name="ce37" office:value-type="string" calcext:value-type="string" table:number-columns-spanned="31" table:number-rows-spanned="1">
            <text:p>May</text:p>
          </table:table-cell>
          <table:covered-table-cell table:number-columns-repeated="30" table:style-name="ce41"/>
          <table:table-cell table:style-name="ce43" office:value-type="string" calcext:value-type="string" table:number-columns-spanned="30" table:number-rows-spanned="1">
            <text:p>June</text:p>
          </table:table-cell>
          <table:covered-table-cell table:number-columns-repeated="29" table:style-name="ce41"/>
          <table:table-cell table:style-name="ce44" office:value-type="string" calcext:value-type="string" table:number-columns-spanned="31" table:number-rows-spanned="1">
            <text:p>July</text:p>
          </table:table-cell>
          <table:covered-table-cell table:number-columns-repeated="30" table:style-name="ce41"/>
          <table:table-cell table:style-name="ce45" office:value-type="string" calcext:value-type="string" table:number-columns-spanned="31" table:number-rows-spanned="1">
            <text:p>August</text:p>
          </table:table-cell>
          <table:covered-table-cell table:number-columns-repeated="30" table:style-name="ce29"/>
          <table:table-cell table:style-name="ce37" office:value-type="string" calcext:value-type="string" table:number-columns-spanned="30" table:number-rows-spanned="1">
            <text:p>September</text:p>
          </table:table-cell>
          <table:covered-table-cell table:number-columns-repeated="29" table:style-name="ce41"/>
          <table:table-cell table:style-name="ce43" office:value-type="string" calcext:value-type="string" table:number-columns-spanned="31" table:number-rows-spanned="1">
            <text:p>October</text:p>
          </table:table-cell>
          <table:covered-table-cell table:number-columns-repeated="30" table:style-name="ce41"/>
          <table:table-cell table:style-name="ce44" office:value-type="string" calcext:value-type="string" table:number-columns-spanned="30" table:number-rows-spanned="1">
            <text:p>November</text:p>
          </table:table-cell>
          <table:covered-table-cell table:number-columns-repeated="29" table:style-name="ce41"/>
          <table:table-cell table:style-name="ce45" office:value-type="string" calcext:value-type="string" table:number-columns-spanned="31" table:number-rows-spanned="1">
            <text:p>December</text:p>
          </table:table-cell>
          <table:covered-table-cell table:number-columns-repeated="30" table:style-name="ce41"/>
          <table:table-cell table:number-columns-repeated="287"/>
        </table:table-row>
        <table:table-row table:style-name="ro1">
          <table:table-cell office:value-type="string" calcext:value-type="string">
            <text:p>Longest</text:p>
          </table:table-cell>
          <table:table-cell office:value-type="string" calcext:value-type="string">
            <text:p>Current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87"/>
        </table:table-row>
        <table:table-row table:style-name="ro2">
          <table:table-cell table:style-name="ce8" table:formula="of:=MAX([.A3:.B3])" office:value-type="float" office:value="0" calcext:value-type="float">
            <text:p>0</text:p>
          </table:table-cell>
          <table:table-cell table:style-name="ce15" table:formula="of:=IFERROR((LEN([.NG3])-SEARCH(&quot;0[^0]*$&quot;;[.NG3]));LEN([.NG3]))" office:value-type="float" office:value="0" calcext:value-type="float">
            <text:p>0</text:p>
          </table:table-cell>
          <table:table-cell table:style-name="ce8" table:formula="of:=COUNTA([.E3:.NF3])" office:value-type="float" office:value="0" calcext:value-type="float">
            <text:p>0</text:p>
          </table:table-cell>
          <table:table-cell table:style-name="ce7" office:value-type="string" calcext:value-type="string">
            <text:p>Logged</text:p>
          </table:table-cell>
          <table:table-cell table:style-name="ce21" table:number-columns-repeated="365"/>
          <table:table-cell table:style-name="ce30"/>
          <table:table-cell table:formula="of:=COM.MICROSOFT.CONCAT([.NH3:.ABI3])">
            <text:p/>
          </table:table-cell>
          <table:table-cell table:style-name="ce33" table:formula="of:=IF([.E$3]=&quot;&quot;;&quot;&quot;;(IF(OR([.E3]=&quot;&quot;;[.E3]=0);0;1)))">
            <text:p/>
          </table:table-cell>
          <table:table-cell table:style-name="ce33" table:formula="of:=IF([.F$3]=&quot;&quot;;&quot;&quot;;(IF(OR([.F3]=&quot;&quot;;[.F3]=0);0;1)))">
            <text:p/>
          </table:table-cell>
          <table:table-cell table:style-name="ce33" table:formula="of:=IF([.G$3]=&quot;&quot;;&quot;&quot;;(IF(OR([.G3]=&quot;&quot;;[.G3]=0);0;1)))">
            <text:p/>
          </table:table-cell>
          <table:table-cell table:style-name="ce33" table:formula="of:=IF([.H$3]=&quot;&quot;;&quot;&quot;;(IF(OR([.H3]=&quot;&quot;;[.H3]=0);0;1)))">
            <text:p/>
          </table:table-cell>
          <table:table-cell table:style-name="ce33" table:formula="of:=IF([.I$3]=&quot;&quot;;&quot;&quot;;(IF(OR([.I3]=&quot;&quot;;[.I3]=0);0;1)))">
            <text:p/>
          </table:table-cell>
          <table:table-cell table:style-name="ce33" table:formula="of:=IF([.J$3]=&quot;&quot;;&quot;&quot;;(IF(OR([.J3]=&quot;&quot;;[.J3]=0);0;1)))">
            <text:p/>
          </table:table-cell>
          <table:table-cell table:style-name="ce33" table:formula="of:=IF([.K$3]=&quot;&quot;;&quot;&quot;;(IF(OR([.K3]=&quot;&quot;;[.K3]=0);0;1)))">
            <text:p/>
          </table:table-cell>
          <table:table-cell table:style-name="ce33" table:formula="of:=IF([.L$3]=&quot;&quot;;&quot;&quot;;(IF(OR([.L3]=&quot;&quot;;[.L3]=0);0;1)))">
            <text:p/>
          </table:table-cell>
          <table:table-cell table:style-name="ce33" table:formula="of:=IF([.M$3]=&quot;&quot;;&quot;&quot;;(IF(OR([.M3]=&quot;&quot;;[.M3]=0);0;1)))">
            <text:p/>
          </table:table-cell>
          <table:table-cell table:formula="of:=IF([.N$3]=&quot;&quot;;&quot;&quot;;(IF(OR([.N3]=&quot;&quot;;[.N3]=0);0;1)))">
            <text:p/>
          </table:table-cell>
          <table:table-cell table:formula="of:=IF([.O$3]=&quot;&quot;;&quot;&quot;;(IF(OR([.O3]=&quot;&quot;;[.O3]=0);0;1)))">
            <text:p/>
          </table:table-cell>
          <table:table-cell table:formula="of:=IF([.P$3]=&quot;&quot;;&quot;&quot;;(IF(OR([.P3]=&quot;&quot;;[.P3]=0);0;1)))">
            <text:p/>
          </table:table-cell>
          <table:table-cell table:formula="of:=IF([.Q$3]=&quot;&quot;;&quot;&quot;;(IF(OR([.Q3]=&quot;&quot;;[.Q3]=0);0;1)))">
            <text:p/>
          </table:table-cell>
          <table:table-cell table:formula="of:=IF([.R$3]=&quot;&quot;;&quot;&quot;;(IF(OR([.R3]=&quot;&quot;;[.R3]=0);0;1)))">
            <text:p/>
          </table:table-cell>
          <table:table-cell table:formula="of:=IF([.S$3]=&quot;&quot;;&quot;&quot;;(IF(OR([.S3]=&quot;&quot;;[.S3]=0);0;1)))">
            <text:p/>
          </table:table-cell>
          <table:table-cell table:formula="of:=IF([.T$3]=&quot;&quot;;&quot;&quot;;(IF(OR([.T3]=&quot;&quot;;[.T3]=0);0;1)))">
            <text:p/>
          </table:table-cell>
          <table:table-cell table:formula="of:=IF([.U$3]=&quot;&quot;;&quot;&quot;;(IF(OR([.U3]=&quot;&quot;;[.U3]=0);0;1)))">
            <text:p/>
          </table:table-cell>
          <table:table-cell table:formula="of:=IF([.V$3]=&quot;&quot;;&quot;&quot;;(IF(OR([.V3]=&quot;&quot;;[.V3]=0);0;1)))">
            <text:p/>
          </table:table-cell>
          <table:table-cell table:formula="of:=IF([.W$3]=&quot;&quot;;&quot;&quot;;(IF(OR([.W3]=&quot;&quot;;[.W3]=0);0;1)))">
            <text:p/>
          </table:table-cell>
          <table:table-cell table:formula="of:=IF([.X$3]=&quot;&quot;;&quot;&quot;;(IF(OR([.X3]=&quot;&quot;;[.X3]=0);0;1)))">
            <text:p/>
          </table:table-cell>
          <table:table-cell table:formula="of:=IF([.Y$3]=&quot;&quot;;&quot;&quot;;(IF(OR([.Y3]=&quot;&quot;;[.Y3]=0);0;1)))">
            <text:p/>
          </table:table-cell>
          <table:table-cell table:formula="of:=IF([.Z$3]=&quot;&quot;;&quot;&quot;;(IF(OR([.Z3]=&quot;&quot;;[.Z3]=0);0;1)))">
            <text:p/>
          </table:table-cell>
          <table:table-cell table:formula="of:=IF([.AA$3]=&quot;&quot;;&quot;&quot;;(IF(OR([.AA3]=&quot;&quot;;[.AA3]=0);0;1)))">
            <text:p/>
          </table:table-cell>
          <table:table-cell table:formula="of:=IF([.AB$3]=&quot;&quot;;&quot;&quot;;(IF(OR([.AB3]=&quot;&quot;;[.AB3]=0);0;1)))">
            <text:p/>
          </table:table-cell>
          <table:table-cell table:formula="of:=IF([.AC$3]=&quot;&quot;;&quot;&quot;;(IF(OR([.AC3]=&quot;&quot;;[.AC3]=0);0;1)))">
            <text:p/>
          </table:table-cell>
          <table:table-cell table:formula="of:=IF([.AD$3]=&quot;&quot;;&quot;&quot;;(IF(OR([.AD3]=&quot;&quot;;[.AD3]=0);0;1)))">
            <text:p/>
          </table:table-cell>
          <table:table-cell table:formula="of:=IF([.AE$3]=&quot;&quot;;&quot;&quot;;(IF(OR([.AE3]=&quot;&quot;;[.AE3]=0);0;1)))">
            <text:p/>
          </table:table-cell>
          <table:table-cell table:formula="of:=IF([.AF$3]=&quot;&quot;;&quot;&quot;;(IF(OR([.AF3]=&quot;&quot;;[.AF3]=0);0;1)))">
            <text:p/>
          </table:table-cell>
          <table:table-cell table:formula="of:=IF([.AG$3]=&quot;&quot;;&quot;&quot;;(IF(OR([.AG3]=&quot;&quot;;[.AG3]=0);0;1)))">
            <text:p/>
          </table:table-cell>
          <table:table-cell table:formula="of:=IF([.AH$3]=&quot;&quot;;&quot;&quot;;(IF(OR([.AH3]=&quot;&quot;;[.AH3]=0);0;1)))">
            <text:p/>
          </table:table-cell>
          <table:table-cell table:formula="of:=IF([.AI$3]=&quot;&quot;;&quot;&quot;;(IF(OR([.AI3]=&quot;&quot;;[.AI3]=0);0;1)))">
            <text:p/>
          </table:table-cell>
          <table:table-cell table:formula="of:=IF([.AJ$3]=&quot;&quot;;&quot;&quot;;(IF(OR([.AJ3]=&quot;&quot;;[.AJ3]=0);0;1)))">
            <text:p/>
          </table:table-cell>
          <table:table-cell table:formula="of:=IF([.AK$3]=&quot;&quot;;&quot;&quot;;(IF(OR([.AK3]=&quot;&quot;;[.AK3]=0);0;1)))">
            <text:p/>
          </table:table-cell>
          <table:table-cell table:formula="of:=IF([.AL$3]=&quot;&quot;;&quot;&quot;;(IF(OR([.AL3]=&quot;&quot;;[.AL3]=0);0;1)))">
            <text:p/>
          </table:table-cell>
          <table:table-cell table:formula="of:=IF([.AM$3]=&quot;&quot;;&quot;&quot;;(IF(OR([.AM3]=&quot;&quot;;[.AM3]=0);0;1)))">
            <text:p/>
          </table:table-cell>
          <table:table-cell table:formula="of:=IF([.AN$3]=&quot;&quot;;&quot;&quot;;(IF(OR([.AN3]=&quot;&quot;;[.AN3]=0);0;1)))">
            <text:p/>
          </table:table-cell>
          <table:table-cell table:formula="of:=IF([.AO$3]=&quot;&quot;;&quot;&quot;;(IF(OR([.AO3]=&quot;&quot;;[.AO3]=0);0;1)))">
            <text:p/>
          </table:table-cell>
          <table:table-cell table:formula="of:=IF([.AP$3]=&quot;&quot;;&quot;&quot;;(IF(OR([.AP3]=&quot;&quot;;[.AP3]=0);0;1)))">
            <text:p/>
          </table:table-cell>
          <table:table-cell table:formula="of:=IF([.AQ$3]=&quot;&quot;;&quot;&quot;;(IF(OR([.AQ3]=&quot;&quot;;[.AQ3]=0);0;1)))">
            <text:p/>
          </table:table-cell>
          <table:table-cell table:formula="of:=IF([.AR$3]=&quot;&quot;;&quot;&quot;;(IF(OR([.AR3]=&quot;&quot;;[.AR3]=0);0;1)))">
            <text:p/>
          </table:table-cell>
          <table:table-cell table:formula="of:=IF([.AS$3]=&quot;&quot;;&quot;&quot;;(IF(OR([.AS3]=&quot;&quot;;[.AS3]=0);0;1)))">
            <text:p/>
          </table:table-cell>
          <table:table-cell table:formula="of:=IF([.AT$3]=&quot;&quot;;&quot;&quot;;(IF(OR([.AT3]=&quot;&quot;;[.AT3]=0);0;1)))">
            <text:p/>
          </table:table-cell>
          <table:table-cell table:formula="of:=IF([.AU$3]=&quot;&quot;;&quot;&quot;;(IF(OR([.AU3]=&quot;&quot;;[.AU3]=0);0;1)))">
            <text:p/>
          </table:table-cell>
          <table:table-cell table:formula="of:=IF([.AV$3]=&quot;&quot;;&quot;&quot;;(IF(OR([.AV3]=&quot;&quot;;[.AV3]=0);0;1)))">
            <text:p/>
          </table:table-cell>
          <table:table-cell table:formula="of:=IF([.AW$3]=&quot;&quot;;&quot;&quot;;(IF(OR([.AW3]=&quot;&quot;;[.AW3]=0);0;1)))">
            <text:p/>
          </table:table-cell>
          <table:table-cell table:formula="of:=IF([.AX$3]=&quot;&quot;;&quot;&quot;;(IF(OR([.AX3]=&quot;&quot;;[.AX3]=0);0;1)))">
            <text:p/>
          </table:table-cell>
          <table:table-cell table:formula="of:=IF([.AY$3]=&quot;&quot;;&quot;&quot;;(IF(OR([.AY3]=&quot;&quot;;[.AY3]=0);0;1)))">
            <text:p/>
          </table:table-cell>
          <table:table-cell table:formula="of:=IF([.AZ$3]=&quot;&quot;;&quot;&quot;;(IF(OR([.AZ3]=&quot;&quot;;[.AZ3]=0);0;1)))">
            <text:p/>
          </table:table-cell>
          <table:table-cell table:formula="of:=IF([.BA$3]=&quot;&quot;;&quot;&quot;;(IF(OR([.BA3]=&quot;&quot;;[.BA3]=0);0;1)))">
            <text:p/>
          </table:table-cell>
          <table:table-cell table:formula="of:=IF([.BB$3]=&quot;&quot;;&quot;&quot;;(IF(OR([.BB3]=&quot;&quot;;[.BB3]=0);0;1)))">
            <text:p/>
          </table:table-cell>
          <table:table-cell table:formula="of:=IF([.BC$3]=&quot;&quot;;&quot;&quot;;(IF(OR([.BC3]=&quot;&quot;;[.BC3]=0);0;1)))">
            <text:p/>
          </table:table-cell>
          <table:table-cell table:formula="of:=IF([.BD$3]=&quot;&quot;;&quot;&quot;;(IF(OR([.BD3]=&quot;&quot;;[.BD3]=0);0;1)))">
            <text:p/>
          </table:table-cell>
          <table:table-cell table:formula="of:=IF([.BE$3]=&quot;&quot;;&quot;&quot;;(IF(OR([.BE3]=&quot;&quot;;[.BE3]=0);0;1)))">
            <text:p/>
          </table:table-cell>
          <table:table-cell table:formula="of:=IF([.BF$3]=&quot;&quot;;&quot;&quot;;(IF(OR([.BF3]=&quot;&quot;;[.BF3]=0);0;1)))">
            <text:p/>
          </table:table-cell>
          <table:table-cell table:formula="of:=IF([.BG$3]=&quot;&quot;;&quot;&quot;;(IF(OR([.BG3]=&quot;&quot;;[.BG3]=0);0;1)))">
            <text:p/>
          </table:table-cell>
          <table:table-cell table:formula="of:=IF([.BH$3]=&quot;&quot;;&quot;&quot;;(IF(OR([.BH3]=&quot;&quot;;[.BH3]=0);0;1)))">
            <text:p/>
          </table:table-cell>
          <table:table-cell table:formula="of:=IF([.BI$3]=&quot;&quot;;&quot;&quot;;(IF(OR([.BI3]=&quot;&quot;;[.BI3]=0);0;1)))">
            <text:p/>
          </table:table-cell>
          <table:table-cell table:formula="of:=IF([.BJ$3]=&quot;&quot;;&quot;&quot;;(IF(OR([.BJ3]=&quot;&quot;;[.BJ3]=0);0;1)))">
            <text:p/>
          </table:table-cell>
          <table:table-cell table:formula="of:=IF([.BK$3]=&quot;&quot;;&quot;&quot;;(IF(OR([.BK3]=&quot;&quot;;[.BK3]=0);0;1)))">
            <text:p/>
          </table:table-cell>
          <table:table-cell table:formula="of:=IF([.BL$3]=&quot;&quot;;&quot;&quot;;(IF(OR([.BL3]=&quot;&quot;;[.BL3]=0);0;1)))">
            <text:p/>
          </table:table-cell>
          <table:table-cell table:formula="of:=IF([.BM$3]=&quot;&quot;;&quot;&quot;;(IF(OR([.BM3]=&quot;&quot;;[.BM3]=0);0;1)))">
            <text:p/>
          </table:table-cell>
          <table:table-cell table:formula="of:=IF([.BN$3]=&quot;&quot;;&quot;&quot;;(IF(OR([.BN3]=&quot;&quot;;[.BN3]=0);0;1)))">
            <text:p/>
          </table:table-cell>
          <table:table-cell table:formula="of:=IF([.BO$3]=&quot;&quot;;&quot;&quot;;(IF(OR([.BO3]=&quot;&quot;;[.BO3]=0);0;1)))">
            <text:p/>
          </table:table-cell>
          <table:table-cell table:formula="of:=IF([.BP$3]=&quot;&quot;;&quot;&quot;;(IF(OR([.BP3]=&quot;&quot;;[.BP3]=0);0;1)))">
            <text:p/>
          </table:table-cell>
          <table:table-cell table:formula="of:=IF([.BQ$3]=&quot;&quot;;&quot;&quot;;(IF(OR([.BQ3]=&quot;&quot;;[.BQ3]=0);0;1)))">
            <text:p/>
          </table:table-cell>
          <table:table-cell table:formula="of:=IF([.BR$3]=&quot;&quot;;&quot;&quot;;(IF(OR([.BR3]=&quot;&quot;;[.BR3]=0);0;1)))">
            <text:p/>
          </table:table-cell>
          <table:table-cell table:formula="of:=IF([.BS$3]=&quot;&quot;;&quot;&quot;;(IF(OR([.BS3]=&quot;&quot;;[.BS3]=0);0;1)))">
            <text:p/>
          </table:table-cell>
          <table:table-cell table:formula="of:=IF([.BT$3]=&quot;&quot;;&quot;&quot;;(IF(OR([.BT3]=&quot;&quot;;[.BT3]=0);0;1)))">
            <text:p/>
          </table:table-cell>
          <table:table-cell table:formula="of:=IF([.BU$3]=&quot;&quot;;&quot;&quot;;(IF(OR([.BU3]=&quot;&quot;;[.BU3]=0);0;1)))">
            <text:p/>
          </table:table-cell>
          <table:table-cell table:formula="of:=IF([.BV$3]=&quot;&quot;;&quot;&quot;;(IF(OR([.BV3]=&quot;&quot;;[.BV3]=0);0;1)))">
            <text:p/>
          </table:table-cell>
          <table:table-cell table:formula="of:=IF([.BW$3]=&quot;&quot;;&quot;&quot;;(IF(OR([.BW3]=&quot;&quot;;[.BW3]=0);0;1)))">
            <text:p/>
          </table:table-cell>
          <table:table-cell table:formula="of:=IF([.BX$3]=&quot;&quot;;&quot;&quot;;(IF(OR([.BX3]=&quot;&quot;;[.BX3]=0);0;1)))">
            <text:p/>
          </table:table-cell>
          <table:table-cell table:formula="of:=IF([.BY$3]=&quot;&quot;;&quot;&quot;;(IF(OR([.BY3]=&quot;&quot;;[.BY3]=0);0;1)))">
            <text:p/>
          </table:table-cell>
          <table:table-cell table:formula="of:=IF([.BZ$3]=&quot;&quot;;&quot;&quot;;(IF(OR([.BZ3]=&quot;&quot;;[.BZ3]=0);0;1)))">
            <text:p/>
          </table:table-cell>
          <table:table-cell table:formula="of:=IF([.CA$3]=&quot;&quot;;&quot;&quot;;(IF(OR([.CA3]=&quot;&quot;;[.CA3]=0);0;1)))">
            <text:p/>
          </table:table-cell>
          <table:table-cell table:formula="of:=IF([.CB$3]=&quot;&quot;;&quot;&quot;;(IF(OR([.CB3]=&quot;&quot;;[.CB3]=0);0;1)))">
            <text:p/>
          </table:table-cell>
          <table:table-cell table:formula="of:=IF([.CC$3]=&quot;&quot;;&quot;&quot;;(IF(OR([.CC3]=&quot;&quot;;[.CC3]=0);0;1)))">
            <text:p/>
          </table:table-cell>
          <table:table-cell table:formula="of:=IF([.CD$3]=&quot;&quot;;&quot;&quot;;(IF(OR([.CD3]=&quot;&quot;;[.CD3]=0);0;1)))">
            <text:p/>
          </table:table-cell>
          <table:table-cell table:formula="of:=IF([.CE$3]=&quot;&quot;;&quot;&quot;;(IF(OR([.CE3]=&quot;&quot;;[.CE3]=0);0;1)))">
            <text:p/>
          </table:table-cell>
          <table:table-cell table:formula="of:=IF([.CF$3]=&quot;&quot;;&quot;&quot;;(IF(OR([.CF3]=&quot;&quot;;[.CF3]=0);0;1)))">
            <text:p/>
          </table:table-cell>
          <table:table-cell table:formula="of:=IF([.CG$3]=&quot;&quot;;&quot;&quot;;(IF(OR([.CG3]=&quot;&quot;;[.CG3]=0);0;1)))">
            <text:p/>
          </table:table-cell>
          <table:table-cell table:formula="of:=IF([.CH$3]=&quot;&quot;;&quot;&quot;;(IF(OR([.CH3]=&quot;&quot;;[.CH3]=0);0;1)))">
            <text:p/>
          </table:table-cell>
          <table:table-cell table:formula="of:=IF([.CI$3]=&quot;&quot;;&quot;&quot;;(IF(OR([.CI3]=&quot;&quot;;[.CI3]=0);0;1)))">
            <text:p/>
          </table:table-cell>
          <table:table-cell table:formula="of:=IF([.CJ$3]=&quot;&quot;;&quot;&quot;;(IF(OR([.CJ3]=&quot;&quot;;[.CJ3]=0);0;1)))">
            <text:p/>
          </table:table-cell>
          <table:table-cell table:formula="of:=IF([.CK$3]=&quot;&quot;;&quot;&quot;;(IF(OR([.CK3]=&quot;&quot;;[.CK3]=0);0;1)))">
            <text:p/>
          </table:table-cell>
          <table:table-cell table:formula="of:=IF([.CL$3]=&quot;&quot;;&quot;&quot;;(IF(OR([.CL3]=&quot;&quot;;[.CL3]=0);0;1)))">
            <text:p/>
          </table:table-cell>
          <table:table-cell table:formula="of:=IF([.CM$3]=&quot;&quot;;&quot;&quot;;(IF(OR([.CM3]=&quot;&quot;;[.CM3]=0);0;1)))">
            <text:p/>
          </table:table-cell>
          <table:table-cell table:formula="of:=IF([.CN$3]=&quot;&quot;;&quot;&quot;;(IF(OR([.CN3]=&quot;&quot;;[.CN3]=0);0;1)))">
            <text:p/>
          </table:table-cell>
          <table:table-cell table:formula="of:=IF([.CO$3]=&quot;&quot;;&quot;&quot;;(IF(OR([.CO3]=&quot;&quot;;[.CO3]=0);0;1)))">
            <text:p/>
          </table:table-cell>
          <table:table-cell table:formula="of:=IF([.CP$3]=&quot;&quot;;&quot;&quot;;(IF(OR([.CP3]=&quot;&quot;;[.CP3]=0);0;1)))">
            <text:p/>
          </table:table-cell>
          <table:table-cell table:formula="of:=IF([.CQ$3]=&quot;&quot;;&quot;&quot;;(IF(OR([.CQ3]=&quot;&quot;;[.CQ3]=0);0;1)))">
            <text:p/>
          </table:table-cell>
          <table:table-cell table:formula="of:=IF([.CR$3]=&quot;&quot;;&quot;&quot;;(IF(OR([.CR3]=&quot;&quot;;[.CR3]=0);0;1)))">
            <text:p/>
          </table:table-cell>
          <table:table-cell table:formula="of:=IF([.CS$3]=&quot;&quot;;&quot;&quot;;(IF(OR([.CS3]=&quot;&quot;;[.CS3]=0);0;1)))">
            <text:p/>
          </table:table-cell>
          <table:table-cell table:formula="of:=IF([.CT$3]=&quot;&quot;;&quot;&quot;;(IF(OR([.CT3]=&quot;&quot;;[.CT3]=0);0;1)))">
            <text:p/>
          </table:table-cell>
          <table:table-cell table:formula="of:=IF([.CU$3]=&quot;&quot;;&quot;&quot;;(IF(OR([.CU3]=&quot;&quot;;[.CU3]=0);0;1)))">
            <text:p/>
          </table:table-cell>
          <table:table-cell table:formula="of:=IF([.CV$3]=&quot;&quot;;&quot;&quot;;(IF(OR([.CV3]=&quot;&quot;;[.CV3]=0);0;1)))">
            <text:p/>
          </table:table-cell>
          <table:table-cell table:formula="of:=IF([.CW$3]=&quot;&quot;;&quot;&quot;;(IF(OR([.CW3]=&quot;&quot;;[.CW3]=0);0;1)))">
            <text:p/>
          </table:table-cell>
          <table:table-cell table:formula="of:=IF([.CX$3]=&quot;&quot;;&quot;&quot;;(IF(OR([.CX3]=&quot;&quot;;[.CX3]=0);0;1)))">
            <text:p/>
          </table:table-cell>
          <table:table-cell table:formula="of:=IF([.CY$3]=&quot;&quot;;&quot;&quot;;(IF(OR([.CY3]=&quot;&quot;;[.CY3]=0);0;1)))">
            <text:p/>
          </table:table-cell>
          <table:table-cell table:formula="of:=IF([.CZ$3]=&quot;&quot;;&quot;&quot;;(IF(OR([.CZ3]=&quot;&quot;;[.CZ3]=0);0;1)))">
            <text:p/>
          </table:table-cell>
          <table:table-cell table:formula="of:=IF([.DA$3]=&quot;&quot;;&quot;&quot;;(IF(OR([.DA3]=&quot;&quot;;[.DA3]=0);0;1)))">
            <text:p/>
          </table:table-cell>
          <table:table-cell table:formula="of:=IF([.DB$3]=&quot;&quot;;&quot;&quot;;(IF(OR([.DB3]=&quot;&quot;;[.DB3]=0);0;1)))">
            <text:p/>
          </table:table-cell>
          <table:table-cell table:formula="of:=IF([.DC$3]=&quot;&quot;;&quot;&quot;;(IF(OR([.DC3]=&quot;&quot;;[.DC3]=0);0;1)))">
            <text:p/>
          </table:table-cell>
          <table:table-cell table:formula="of:=IF([.DD$3]=&quot;&quot;;&quot;&quot;;(IF(OR([.DD3]=&quot;&quot;;[.DD3]=0);0;1)))">
            <text:p/>
          </table:table-cell>
          <table:table-cell table:formula="of:=IF([.DE$3]=&quot;&quot;;&quot;&quot;;(IF(OR([.DE3]=&quot;&quot;;[.DE3]=0);0;1)))">
            <text:p/>
          </table:table-cell>
          <table:table-cell table:formula="of:=IF([.DF$3]=&quot;&quot;;&quot;&quot;;(IF(OR([.DF3]=&quot;&quot;;[.DF3]=0);0;1)))">
            <text:p/>
          </table:table-cell>
          <table:table-cell table:formula="of:=IF([.DG$3]=&quot;&quot;;&quot;&quot;;(IF(OR([.DG3]=&quot;&quot;;[.DG3]=0);0;1)))">
            <text:p/>
          </table:table-cell>
          <table:table-cell table:formula="of:=IF([.DH$3]=&quot;&quot;;&quot;&quot;;(IF(OR([.DH3]=&quot;&quot;;[.DH3]=0);0;1)))">
            <text:p/>
          </table:table-cell>
          <table:table-cell table:formula="of:=IF([.DI$3]=&quot;&quot;;&quot;&quot;;(IF(OR([.DI3]=&quot;&quot;;[.DI3]=0);0;1)))">
            <text:p/>
          </table:table-cell>
          <table:table-cell table:formula="of:=IF([.DJ$3]=&quot;&quot;;&quot;&quot;;(IF(OR([.DJ3]=&quot;&quot;;[.DJ3]=0);0;1)))">
            <text:p/>
          </table:table-cell>
          <table:table-cell table:formula="of:=IF([.DK$3]=&quot;&quot;;&quot;&quot;;(IF(OR([.DK3]=&quot;&quot;;[.DK3]=0);0;1)))">
            <text:p/>
          </table:table-cell>
          <table:table-cell table:formula="of:=IF([.DL$3]=&quot;&quot;;&quot;&quot;;(IF(OR([.DL3]=&quot;&quot;;[.DL3]=0);0;1)))">
            <text:p/>
          </table:table-cell>
          <table:table-cell table:formula="of:=IF([.DM$3]=&quot;&quot;;&quot;&quot;;(IF(OR([.DM3]=&quot;&quot;;[.DM3]=0);0;1)))">
            <text:p/>
          </table:table-cell>
          <table:table-cell table:formula="of:=IF([.DN$3]=&quot;&quot;;&quot;&quot;;(IF(OR([.DN3]=&quot;&quot;;[.DN3]=0);0;1)))">
            <text:p/>
          </table:table-cell>
          <table:table-cell table:formula="of:=IF([.DO$3]=&quot;&quot;;&quot;&quot;;(IF(OR([.DO3]=&quot;&quot;;[.DO3]=0);0;1)))">
            <text:p/>
          </table:table-cell>
          <table:table-cell table:formula="of:=IF([.DP$3]=&quot;&quot;;&quot;&quot;;(IF(OR([.DP3]=&quot;&quot;;[.DP3]=0);0;1)))">
            <text:p/>
          </table:table-cell>
          <table:table-cell table:formula="of:=IF([.DQ$3]=&quot;&quot;;&quot;&quot;;(IF(OR([.DQ3]=&quot;&quot;;[.DQ3]=0);0;1)))">
            <text:p/>
          </table:table-cell>
          <table:table-cell table:formula="of:=IF([.DR$3]=&quot;&quot;;&quot;&quot;;(IF(OR([.DR3]=&quot;&quot;;[.DR3]=0);0;1)))">
            <text:p/>
          </table:table-cell>
          <table:table-cell table:formula="of:=IF([.DS$3]=&quot;&quot;;&quot;&quot;;(IF(OR([.DS3]=&quot;&quot;;[.DS3]=0);0;1)))">
            <text:p/>
          </table:table-cell>
          <table:table-cell table:formula="of:=IF([.DT$3]=&quot;&quot;;&quot;&quot;;(IF(OR([.DT3]=&quot;&quot;;[.DT3]=0);0;1)))">
            <text:p/>
          </table:table-cell>
          <table:table-cell table:formula="of:=IF([.DU$3]=&quot;&quot;;&quot;&quot;;(IF(OR([.DU3]=&quot;&quot;;[.DU3]=0);0;1)))">
            <text:p/>
          </table:table-cell>
          <table:table-cell table:formula="of:=IF([.DV$3]=&quot;&quot;;&quot;&quot;;(IF(OR([.DV3]=&quot;&quot;;[.DV3]=0);0;1)))">
            <text:p/>
          </table:table-cell>
          <table:table-cell table:formula="of:=IF([.DW$3]=&quot;&quot;;&quot;&quot;;(IF(OR([.DW3]=&quot;&quot;;[.DW3]=0);0;1)))">
            <text:p/>
          </table:table-cell>
          <table:table-cell table:formula="of:=IF([.DX$3]=&quot;&quot;;&quot;&quot;;(IF(OR([.DX3]=&quot;&quot;;[.DX3]=0);0;1)))">
            <text:p/>
          </table:table-cell>
          <table:table-cell table:formula="of:=IF([.DY$3]=&quot;&quot;;&quot;&quot;;(IF(OR([.DY3]=&quot;&quot;;[.DY3]=0);0;1)))">
            <text:p/>
          </table:table-cell>
          <table:table-cell table:formula="of:=IF([.DZ$3]=&quot;&quot;;&quot;&quot;;(IF(OR([.DZ3]=&quot;&quot;;[.DZ3]=0);0;1)))">
            <text:p/>
          </table:table-cell>
          <table:table-cell table:formula="of:=IF([.EA$3]=&quot;&quot;;&quot;&quot;;(IF(OR([.EA3]=&quot;&quot;;[.EA3]=0);0;1)))">
            <text:p/>
          </table:table-cell>
          <table:table-cell table:formula="of:=IF([.EB$3]=&quot;&quot;;&quot;&quot;;(IF(OR([.EB3]=&quot;&quot;;[.EB3]=0);0;1)))">
            <text:p/>
          </table:table-cell>
          <table:table-cell table:formula="of:=IF([.EC$3]=&quot;&quot;;&quot;&quot;;(IF(OR([.EC3]=&quot;&quot;;[.EC3]=0);0;1)))">
            <text:p/>
          </table:table-cell>
          <table:table-cell table:formula="of:=IF([.ED$3]=&quot;&quot;;&quot;&quot;;(IF(OR([.ED3]=&quot;&quot;;[.ED3]=0);0;1)))">
            <text:p/>
          </table:table-cell>
          <table:table-cell table:formula="of:=IF([.EE$3]=&quot;&quot;;&quot;&quot;;(IF(OR([.EE3]=&quot;&quot;;[.EE3]=0);0;1)))">
            <text:p/>
          </table:table-cell>
          <table:table-cell table:formula="of:=IF([.EF$3]=&quot;&quot;;&quot;&quot;;(IF(OR([.EF3]=&quot;&quot;;[.EF3]=0);0;1)))">
            <text:p/>
          </table:table-cell>
          <table:table-cell table:formula="of:=IF([.EG$3]=&quot;&quot;;&quot;&quot;;(IF(OR([.EG3]=&quot;&quot;;[.EG3]=0);0;1)))">
            <text:p/>
          </table:table-cell>
          <table:table-cell table:formula="of:=IF([.EH$3]=&quot;&quot;;&quot;&quot;;(IF(OR([.EH3]=&quot;&quot;;[.EH3]=0);0;1)))">
            <text:p/>
          </table:table-cell>
          <table:table-cell table:formula="of:=IF([.EI$3]=&quot;&quot;;&quot;&quot;;(IF(OR([.EI3]=&quot;&quot;;[.EI3]=0);0;1)))">
            <text:p/>
          </table:table-cell>
          <table:table-cell table:formula="of:=IF([.EJ$3]=&quot;&quot;;&quot;&quot;;(IF(OR([.EJ3]=&quot;&quot;;[.EJ3]=0);0;1)))">
            <text:p/>
          </table:table-cell>
          <table:table-cell table:formula="of:=IF([.EK$3]=&quot;&quot;;&quot;&quot;;(IF(OR([.EK3]=&quot;&quot;;[.EK3]=0);0;1)))">
            <text:p/>
          </table:table-cell>
          <table:table-cell table:formula="of:=IF([.EL$3]=&quot;&quot;;&quot;&quot;;(IF(OR([.EL3]=&quot;&quot;;[.EL3]=0);0;1)))">
            <text:p/>
          </table:table-cell>
          <table:table-cell table:formula="of:=IF([.EM$3]=&quot;&quot;;&quot;&quot;;(IF(OR([.EM3]=&quot;&quot;;[.EM3]=0);0;1)))">
            <text:p/>
          </table:table-cell>
          <table:table-cell table:formula="of:=IF([.EN$3]=&quot;&quot;;&quot;&quot;;(IF(OR([.EN3]=&quot;&quot;;[.EN3]=0);0;1)))">
            <text:p/>
          </table:table-cell>
          <table:table-cell table:formula="of:=IF([.EO$3]=&quot;&quot;;&quot;&quot;;(IF(OR([.EO3]=&quot;&quot;;[.EO3]=0);0;1)))">
            <text:p/>
          </table:table-cell>
          <table:table-cell table:formula="of:=IF([.EP$3]=&quot;&quot;;&quot;&quot;;(IF(OR([.EP3]=&quot;&quot;;[.EP3]=0);0;1)))">
            <text:p/>
          </table:table-cell>
          <table:table-cell table:formula="of:=IF([.EQ$3]=&quot;&quot;;&quot;&quot;;(IF(OR([.EQ3]=&quot;&quot;;[.EQ3]=0);0;1)))">
            <text:p/>
          </table:table-cell>
          <table:table-cell table:formula="of:=IF([.ER$3]=&quot;&quot;;&quot;&quot;;(IF(OR([.ER3]=&quot;&quot;;[.ER3]=0);0;1)))">
            <text:p/>
          </table:table-cell>
          <table:table-cell table:formula="of:=IF([.ES$3]=&quot;&quot;;&quot;&quot;;(IF(OR([.ES3]=&quot;&quot;;[.ES3]=0);0;1)))">
            <text:p/>
          </table:table-cell>
          <table:table-cell table:formula="of:=IF([.ET$3]=&quot;&quot;;&quot;&quot;;(IF(OR([.ET3]=&quot;&quot;;[.ET3]=0);0;1)))">
            <text:p/>
          </table:table-cell>
          <table:table-cell table:formula="of:=IF([.EU$3]=&quot;&quot;;&quot;&quot;;(IF(OR([.EU3]=&quot;&quot;;[.EU3]=0);0;1)))">
            <text:p/>
          </table:table-cell>
          <table:table-cell table:formula="of:=IF([.EV$3]=&quot;&quot;;&quot;&quot;;(IF(OR([.EV3]=&quot;&quot;;[.EV3]=0);0;1)))">
            <text:p/>
          </table:table-cell>
          <table:table-cell table:formula="of:=IF([.EW$3]=&quot;&quot;;&quot;&quot;;(IF(OR([.EW3]=&quot;&quot;;[.EW3]=0);0;1)))">
            <text:p/>
          </table:table-cell>
          <table:table-cell table:formula="of:=IF([.EX$3]=&quot;&quot;;&quot;&quot;;(IF(OR([.EX3]=&quot;&quot;;[.EX3]=0);0;1)))">
            <text:p/>
          </table:table-cell>
          <table:table-cell table:formula="of:=IF([.EY$3]=&quot;&quot;;&quot;&quot;;(IF(OR([.EY3]=&quot;&quot;;[.EY3]=0);0;1)))">
            <text:p/>
          </table:table-cell>
          <table:table-cell table:formula="of:=IF([.EZ$3]=&quot;&quot;;&quot;&quot;;(IF(OR([.EZ3]=&quot;&quot;;[.EZ3]=0);0;1)))">
            <text:p/>
          </table:table-cell>
          <table:table-cell table:formula="of:=IF([.FA$3]=&quot;&quot;;&quot;&quot;;(IF(OR([.FA3]=&quot;&quot;;[.FA3]=0);0;1)))">
            <text:p/>
          </table:table-cell>
          <table:table-cell table:formula="of:=IF([.FB$3]=&quot;&quot;;&quot;&quot;;(IF(OR([.FB3]=&quot;&quot;;[.FB3]=0);0;1)))">
            <text:p/>
          </table:table-cell>
          <table:table-cell table:formula="of:=IF([.FC$3]=&quot;&quot;;&quot;&quot;;(IF(OR([.FC3]=&quot;&quot;;[.FC3]=0);0;1)))">
            <text:p/>
          </table:table-cell>
          <table:table-cell table:formula="of:=IF([.FD$3]=&quot;&quot;;&quot;&quot;;(IF(OR([.FD3]=&quot;&quot;;[.FD3]=0);0;1)))">
            <text:p/>
          </table:table-cell>
          <table:table-cell table:formula="of:=IF([.FE$3]=&quot;&quot;;&quot;&quot;;(IF(OR([.FE3]=&quot;&quot;;[.FE3]=0);0;1)))">
            <text:p/>
          </table:table-cell>
          <table:table-cell table:formula="of:=IF([.FF$3]=&quot;&quot;;&quot;&quot;;(IF(OR([.FF3]=&quot;&quot;;[.FF3]=0);0;1)))">
            <text:p/>
          </table:table-cell>
          <table:table-cell table:formula="of:=IF([.FG$3]=&quot;&quot;;&quot;&quot;;(IF(OR([.FG3]=&quot;&quot;;[.FG3]=0);0;1)))">
            <text:p/>
          </table:table-cell>
          <table:table-cell table:formula="of:=IF([.FH$3]=&quot;&quot;;&quot;&quot;;(IF(OR([.FH3]=&quot;&quot;;[.FH3]=0);0;1)))">
            <text:p/>
          </table:table-cell>
          <table:table-cell table:formula="of:=IF([.FI$3]=&quot;&quot;;&quot;&quot;;(IF(OR([.FI3]=&quot;&quot;;[.FI3]=0);0;1)))">
            <text:p/>
          </table:table-cell>
          <table:table-cell table:formula="of:=IF([.FJ$3]=&quot;&quot;;&quot;&quot;;(IF(OR([.FJ3]=&quot;&quot;;[.FJ3]=0);0;1)))">
            <text:p/>
          </table:table-cell>
          <table:table-cell table:formula="of:=IF([.FK$3]=&quot;&quot;;&quot;&quot;;(IF(OR([.FK3]=&quot;&quot;;[.FK3]=0);0;1)))">
            <text:p/>
          </table:table-cell>
          <table:table-cell table:formula="of:=IF([.FL$3]=&quot;&quot;;&quot;&quot;;(IF(OR([.FL3]=&quot;&quot;;[.FL3]=0);0;1)))">
            <text:p/>
          </table:table-cell>
          <table:table-cell table:formula="of:=IF([.FM$3]=&quot;&quot;;&quot;&quot;;(IF(OR([.FM3]=&quot;&quot;;[.FM3]=0);0;1)))">
            <text:p/>
          </table:table-cell>
          <table:table-cell table:formula="of:=IF([.FN$3]=&quot;&quot;;&quot;&quot;;(IF(OR([.FN3]=&quot;&quot;;[.FN3]=0);0;1)))">
            <text:p/>
          </table:table-cell>
          <table:table-cell table:formula="of:=IF([.FO$3]=&quot;&quot;;&quot;&quot;;(IF(OR([.FO3]=&quot;&quot;;[.FO3]=0);0;1)))">
            <text:p/>
          </table:table-cell>
          <table:table-cell table:formula="of:=IF([.FP$3]=&quot;&quot;;&quot;&quot;;(IF(OR([.FP3]=&quot;&quot;;[.FP3]=0);0;1)))">
            <text:p/>
          </table:table-cell>
          <table:table-cell table:formula="of:=IF([.FQ$3]=&quot;&quot;;&quot;&quot;;(IF(OR([.FQ3]=&quot;&quot;;[.FQ3]=0);0;1)))">
            <text:p/>
          </table:table-cell>
          <table:table-cell table:formula="of:=IF([.FR$3]=&quot;&quot;;&quot;&quot;;(IF(OR([.FR3]=&quot;&quot;;[.FR3]=0);0;1)))">
            <text:p/>
          </table:table-cell>
          <table:table-cell table:formula="of:=IF([.FS$3]=&quot;&quot;;&quot;&quot;;(IF(OR([.FS3]=&quot;&quot;;[.FS3]=0);0;1)))">
            <text:p/>
          </table:table-cell>
          <table:table-cell table:formula="of:=IF([.FT$3]=&quot;&quot;;&quot;&quot;;(IF(OR([.FT3]=&quot;&quot;;[.FT3]=0);0;1)))">
            <text:p/>
          </table:table-cell>
          <table:table-cell table:formula="of:=IF([.FU$3]=&quot;&quot;;&quot;&quot;;(IF(OR([.FU3]=&quot;&quot;;[.FU3]=0);0;1)))">
            <text:p/>
          </table:table-cell>
          <table:table-cell table:formula="of:=IF([.FV$3]=&quot;&quot;;&quot;&quot;;(IF(OR([.FV3]=&quot;&quot;;[.FV3]=0);0;1)))">
            <text:p/>
          </table:table-cell>
          <table:table-cell table:formula="of:=IF([.FW$3]=&quot;&quot;;&quot;&quot;;(IF(OR([.FW3]=&quot;&quot;;[.FW3]=0);0;1)))">
            <text:p/>
          </table:table-cell>
          <table:table-cell table:formula="of:=IF([.FX$3]=&quot;&quot;;&quot;&quot;;(IF(OR([.FX3]=&quot;&quot;;[.FX3]=0);0;1)))">
            <text:p/>
          </table:table-cell>
          <table:table-cell table:formula="of:=IF([.FY$3]=&quot;&quot;;&quot;&quot;;(IF(OR([.FY3]=&quot;&quot;;[.FY3]=0);0;1)))">
            <text:p/>
          </table:table-cell>
          <table:table-cell table:formula="of:=IF([.FZ$3]=&quot;&quot;;&quot;&quot;;(IF(OR([.FZ3]=&quot;&quot;;[.FZ3]=0);0;1)))">
            <text:p/>
          </table:table-cell>
          <table:table-cell table:formula="of:=IF([.GA$3]=&quot;&quot;;&quot;&quot;;(IF(OR([.GA3]=&quot;&quot;;[.GA3]=0);0;1)))">
            <text:p/>
          </table:table-cell>
          <table:table-cell table:formula="of:=IF([.GB$3]=&quot;&quot;;&quot;&quot;;(IF(OR([.GB3]=&quot;&quot;;[.GB3]=0);0;1)))">
            <text:p/>
          </table:table-cell>
          <table:table-cell table:formula="of:=IF([.GC$3]=&quot;&quot;;&quot;&quot;;(IF(OR([.GC3]=&quot;&quot;;[.GC3]=0);0;1)))">
            <text:p/>
          </table:table-cell>
          <table:table-cell table:formula="of:=IF([.GD$3]=&quot;&quot;;&quot;&quot;;(IF(OR([.GD3]=&quot;&quot;;[.GD3]=0);0;1)))">
            <text:p/>
          </table:table-cell>
          <table:table-cell table:formula="of:=IF([.GE$3]=&quot;&quot;;&quot;&quot;;(IF(OR([.GE3]=&quot;&quot;;[.GE3]=0);0;1)))">
            <text:p/>
          </table:table-cell>
          <table:table-cell table:formula="of:=IF([.GF$3]=&quot;&quot;;&quot;&quot;;(IF(OR([.GF3]=&quot;&quot;;[.GF3]=0);0;1)))">
            <text:p/>
          </table:table-cell>
          <table:table-cell table:formula="of:=IF([.GG$3]=&quot;&quot;;&quot;&quot;;(IF(OR([.GG3]=&quot;&quot;;[.GG3]=0);0;1)))">
            <text:p/>
          </table:table-cell>
          <table:table-cell table:formula="of:=IF([.GH$3]=&quot;&quot;;&quot;&quot;;(IF(OR([.GH3]=&quot;&quot;;[.GH3]=0);0;1)))">
            <text:p/>
          </table:table-cell>
          <table:table-cell table:formula="of:=IF([.GI$3]=&quot;&quot;;&quot;&quot;;(IF(OR([.GI3]=&quot;&quot;;[.GI3]=0);0;1)))">
            <text:p/>
          </table:table-cell>
          <table:table-cell table:formula="of:=IF([.GJ$3]=&quot;&quot;;&quot;&quot;;(IF(OR([.GJ3]=&quot;&quot;;[.GJ3]=0);0;1)))">
            <text:p/>
          </table:table-cell>
          <table:table-cell table:formula="of:=IF([.GK$3]=&quot;&quot;;&quot;&quot;;(IF(OR([.GK3]=&quot;&quot;;[.GK3]=0);0;1)))">
            <text:p/>
          </table:table-cell>
          <table:table-cell table:formula="of:=IF([.GL$3]=&quot;&quot;;&quot;&quot;;(IF(OR([.GL3]=&quot;&quot;;[.GL3]=0);0;1)))">
            <text:p/>
          </table:table-cell>
          <table:table-cell table:formula="of:=IF([.GM$3]=&quot;&quot;;&quot;&quot;;(IF(OR([.GM3]=&quot;&quot;;[.GM3]=0);0;1)))">
            <text:p/>
          </table:table-cell>
          <table:table-cell table:formula="of:=IF([.GN$3]=&quot;&quot;;&quot;&quot;;(IF(OR([.GN3]=&quot;&quot;;[.GN3]=0);0;1)))">
            <text:p/>
          </table:table-cell>
          <table:table-cell table:formula="of:=IF([.GO$3]=&quot;&quot;;&quot;&quot;;(IF(OR([.GO3]=&quot;&quot;;[.GO3]=0);0;1)))">
            <text:p/>
          </table:table-cell>
          <table:table-cell table:formula="of:=IF([.GP$3]=&quot;&quot;;&quot;&quot;;(IF(OR([.GP3]=&quot;&quot;;[.GP3]=0);0;1)))">
            <text:p/>
          </table:table-cell>
          <table:table-cell table:formula="of:=IF([.GQ$3]=&quot;&quot;;&quot;&quot;;(IF(OR([.GQ3]=&quot;&quot;;[.GQ3]=0);0;1)))">
            <text:p/>
          </table:table-cell>
          <table:table-cell table:formula="of:=IF([.GR$3]=&quot;&quot;;&quot;&quot;;(IF(OR([.GR3]=&quot;&quot;;[.GR3]=0);0;1)))">
            <text:p/>
          </table:table-cell>
          <table:table-cell table:formula="of:=IF([.GS$3]=&quot;&quot;;&quot;&quot;;(IF(OR([.GS3]=&quot;&quot;;[.GS3]=0);0;1)))">
            <text:p/>
          </table:table-cell>
          <table:table-cell table:formula="of:=IF([.GT$3]=&quot;&quot;;&quot;&quot;;(IF(OR([.GT3]=&quot;&quot;;[.GT3]=0);0;1)))">
            <text:p/>
          </table:table-cell>
          <table:table-cell table:formula="of:=IF([.GU$3]=&quot;&quot;;&quot;&quot;;(IF(OR([.GU3]=&quot;&quot;;[.GU3]=0);0;1)))">
            <text:p/>
          </table:table-cell>
          <table:table-cell table:formula="of:=IF([.GV$3]=&quot;&quot;;&quot;&quot;;(IF(OR([.GV3]=&quot;&quot;;[.GV3]=0);0;1)))">
            <text:p/>
          </table:table-cell>
          <table:table-cell table:formula="of:=IF([.GW$3]=&quot;&quot;;&quot;&quot;;(IF(OR([.GW3]=&quot;&quot;;[.GW3]=0);0;1)))">
            <text:p/>
          </table:table-cell>
          <table:table-cell table:formula="of:=IF([.GX$3]=&quot;&quot;;&quot;&quot;;(IF(OR([.GX3]=&quot;&quot;;[.GX3]=0);0;1)))">
            <text:p/>
          </table:table-cell>
          <table:table-cell table:formula="of:=IF([.GY$3]=&quot;&quot;;&quot;&quot;;(IF(OR([.GY3]=&quot;&quot;;[.GY3]=0);0;1)))">
            <text:p/>
          </table:table-cell>
          <table:table-cell table:formula="of:=IF([.GZ$3]=&quot;&quot;;&quot;&quot;;(IF(OR([.GZ3]=&quot;&quot;;[.GZ3]=0);0;1)))">
            <text:p/>
          </table:table-cell>
          <table:table-cell table:formula="of:=IF([.HA$3]=&quot;&quot;;&quot;&quot;;(IF(OR([.HA3]=&quot;&quot;;[.HA3]=0);0;1)))">
            <text:p/>
          </table:table-cell>
          <table:table-cell table:formula="of:=IF([.HB$3]=&quot;&quot;;&quot;&quot;;(IF(OR([.HB3]=&quot;&quot;;[.HB3]=0);0;1)))">
            <text:p/>
          </table:table-cell>
          <table:table-cell table:formula="of:=IF([.HC$3]=&quot;&quot;;&quot;&quot;;(IF(OR([.HC3]=&quot;&quot;;[.HC3]=0);0;1)))">
            <text:p/>
          </table:table-cell>
          <table:table-cell table:formula="of:=IF([.HD$3]=&quot;&quot;;&quot;&quot;;(IF(OR([.HD3]=&quot;&quot;;[.HD3]=0);0;1)))">
            <text:p/>
          </table:table-cell>
          <table:table-cell table:formula="of:=IF([.HE$3]=&quot;&quot;;&quot;&quot;;(IF(OR([.HE3]=&quot;&quot;;[.HE3]=0);0;1)))">
            <text:p/>
          </table:table-cell>
          <table:table-cell table:formula="of:=IF([.HF$3]=&quot;&quot;;&quot;&quot;;(IF(OR([.HF3]=&quot;&quot;;[.HF3]=0);0;1)))">
            <text:p/>
          </table:table-cell>
          <table:table-cell table:formula="of:=IF([.HG$3]=&quot;&quot;;&quot;&quot;;(IF(OR([.HG3]=&quot;&quot;;[.HG3]=0);0;1)))">
            <text:p/>
          </table:table-cell>
          <table:table-cell table:formula="of:=IF([.HH$3]=&quot;&quot;;&quot;&quot;;(IF(OR([.HH3]=&quot;&quot;;[.HH3]=0);0;1)))">
            <text:p/>
          </table:table-cell>
          <table:table-cell table:formula="of:=IF([.HI$3]=&quot;&quot;;&quot;&quot;;(IF(OR([.HI3]=&quot;&quot;;[.HI3]=0);0;1)))">
            <text:p/>
          </table:table-cell>
          <table:table-cell table:formula="of:=IF([.HJ$3]=&quot;&quot;;&quot;&quot;;(IF(OR([.HJ3]=&quot;&quot;;[.HJ3]=0);0;1)))">
            <text:p/>
          </table:table-cell>
          <table:table-cell table:formula="of:=IF([.HK$3]=&quot;&quot;;&quot;&quot;;(IF(OR([.HK3]=&quot;&quot;;[.HK3]=0);0;1)))">
            <text:p/>
          </table:table-cell>
          <table:table-cell table:formula="of:=IF([.HL$3]=&quot;&quot;;&quot;&quot;;(IF(OR([.HL3]=&quot;&quot;;[.HL3]=0);0;1)))">
            <text:p/>
          </table:table-cell>
          <table:table-cell table:formula="of:=IF([.HM$3]=&quot;&quot;;&quot;&quot;;(IF(OR([.HM3]=&quot;&quot;;[.HM3]=0);0;1)))">
            <text:p/>
          </table:table-cell>
          <table:table-cell table:formula="of:=IF([.HN$3]=&quot;&quot;;&quot;&quot;;(IF(OR([.HN3]=&quot;&quot;;[.HN3]=0);0;1)))">
            <text:p/>
          </table:table-cell>
          <table:table-cell table:formula="of:=IF([.HO$3]=&quot;&quot;;&quot;&quot;;(IF(OR([.HO3]=&quot;&quot;;[.HO3]=0);0;1)))">
            <text:p/>
          </table:table-cell>
          <table:table-cell table:formula="of:=IF([.HP$3]=&quot;&quot;;&quot;&quot;;(IF(OR([.HP3]=&quot;&quot;;[.HP3]=0);0;1)))">
            <text:p/>
          </table:table-cell>
          <table:table-cell table:formula="of:=IF([.HQ$3]=&quot;&quot;;&quot;&quot;;(IF(OR([.HQ3]=&quot;&quot;;[.HQ3]=0);0;1)))">
            <text:p/>
          </table:table-cell>
          <table:table-cell table:formula="of:=IF([.HR$3]=&quot;&quot;;&quot;&quot;;(IF(OR([.HR3]=&quot;&quot;;[.HR3]=0);0;1)))">
            <text:p/>
          </table:table-cell>
          <table:table-cell table:formula="of:=IF([.HS$3]=&quot;&quot;;&quot;&quot;;(IF(OR([.HS3]=&quot;&quot;;[.HS3]=0);0;1)))">
            <text:p/>
          </table:table-cell>
          <table:table-cell table:formula="of:=IF([.HT$3]=&quot;&quot;;&quot;&quot;;(IF(OR([.HT3]=&quot;&quot;;[.HT3]=0);0;1)))">
            <text:p/>
          </table:table-cell>
          <table:table-cell table:formula="of:=IF([.HU$3]=&quot;&quot;;&quot;&quot;;(IF(OR([.HU3]=&quot;&quot;;[.HU3]=0);0;1)))">
            <text:p/>
          </table:table-cell>
          <table:table-cell table:formula="of:=IF([.HV$3]=&quot;&quot;;&quot;&quot;;(IF(OR([.HV3]=&quot;&quot;;[.HV3]=0);0;1)))">
            <text:p/>
          </table:table-cell>
          <table:table-cell table:formula="of:=IF([.HW$3]=&quot;&quot;;&quot;&quot;;(IF(OR([.HW3]=&quot;&quot;;[.HW3]=0);0;1)))">
            <text:p/>
          </table:table-cell>
          <table:table-cell table:formula="of:=IF([.HX$3]=&quot;&quot;;&quot;&quot;;(IF(OR([.HX3]=&quot;&quot;;[.HX3]=0);0;1)))">
            <text:p/>
          </table:table-cell>
          <table:table-cell table:formula="of:=IF([.HY$3]=&quot;&quot;;&quot;&quot;;(IF(OR([.HY3]=&quot;&quot;;[.HY3]=0);0;1)))">
            <text:p/>
          </table:table-cell>
          <table:table-cell table:formula="of:=IF([.HZ$3]=&quot;&quot;;&quot;&quot;;(IF(OR([.HZ3]=&quot;&quot;;[.HZ3]=0);0;1)))">
            <text:p/>
          </table:table-cell>
          <table:table-cell table:formula="of:=IF([.IA$3]=&quot;&quot;;&quot;&quot;;(IF(OR([.IA3]=&quot;&quot;;[.IA3]=0);0;1)))">
            <text:p/>
          </table:table-cell>
          <table:table-cell table:formula="of:=IF([.IB$3]=&quot;&quot;;&quot;&quot;;(IF(OR([.IB3]=&quot;&quot;;[.IB3]=0);0;1)))">
            <text:p/>
          </table:table-cell>
          <table:table-cell table:formula="of:=IF([.IC$3]=&quot;&quot;;&quot;&quot;;(IF(OR([.IC3]=&quot;&quot;;[.IC3]=0);0;1)))">
            <text:p/>
          </table:table-cell>
          <table:table-cell table:formula="of:=IF([.ID$3]=&quot;&quot;;&quot;&quot;;(IF(OR([.ID3]=&quot;&quot;;[.ID3]=0);0;1)))">
            <text:p/>
          </table:table-cell>
          <table:table-cell table:formula="of:=IF([.IE$3]=&quot;&quot;;&quot;&quot;;(IF(OR([.IE3]=&quot;&quot;;[.IE3]=0);0;1)))">
            <text:p/>
          </table:table-cell>
          <table:table-cell table:formula="of:=IF([.IF$3]=&quot;&quot;;&quot;&quot;;(IF(OR([.IF3]=&quot;&quot;;[.IF3]=0);0;1)))">
            <text:p/>
          </table:table-cell>
          <table:table-cell table:formula="of:=IF([.IG$3]=&quot;&quot;;&quot;&quot;;(IF(OR([.IG3]=&quot;&quot;;[.IG3]=0);0;1)))">
            <text:p/>
          </table:table-cell>
          <table:table-cell table:formula="of:=IF([.IH$3]=&quot;&quot;;&quot;&quot;;(IF(OR([.IH3]=&quot;&quot;;[.IH3]=0);0;1)))">
            <text:p/>
          </table:table-cell>
          <table:table-cell table:formula="of:=IF([.II$3]=&quot;&quot;;&quot;&quot;;(IF(OR([.II3]=&quot;&quot;;[.II3]=0);0;1)))">
            <text:p/>
          </table:table-cell>
          <table:table-cell table:formula="of:=IF([.IJ$3]=&quot;&quot;;&quot;&quot;;(IF(OR([.IJ3]=&quot;&quot;;[.IJ3]=0);0;1)))">
            <text:p/>
          </table:table-cell>
          <table:table-cell table:formula="of:=IF([.IK$3]=&quot;&quot;;&quot;&quot;;(IF(OR([.IK3]=&quot;&quot;;[.IK3]=0);0;1)))">
            <text:p/>
          </table:table-cell>
          <table:table-cell table:formula="of:=IF([.IL$3]=&quot;&quot;;&quot;&quot;;(IF(OR([.IL3]=&quot;&quot;;[.IL3]=0);0;1)))">
            <text:p/>
          </table:table-cell>
          <table:table-cell table:formula="of:=IF([.IM$3]=&quot;&quot;;&quot;&quot;;(IF(OR([.IM3]=&quot;&quot;;[.IM3]=0);0;1)))">
            <text:p/>
          </table:table-cell>
          <table:table-cell table:formula="of:=IF([.IN$3]=&quot;&quot;;&quot;&quot;;(IF(OR([.IN3]=&quot;&quot;;[.IN3]=0);0;1)))">
            <text:p/>
          </table:table-cell>
          <table:table-cell table:formula="of:=IF([.IO$3]=&quot;&quot;;&quot;&quot;;(IF(OR([.IO3]=&quot;&quot;;[.IO3]=0);0;1)))">
            <text:p/>
          </table:table-cell>
          <table:table-cell table:formula="of:=IF([.IP$3]=&quot;&quot;;&quot;&quot;;(IF(OR([.IP3]=&quot;&quot;;[.IP3]=0);0;1)))">
            <text:p/>
          </table:table-cell>
          <table:table-cell table:formula="of:=IF([.IQ$3]=&quot;&quot;;&quot;&quot;;(IF(OR([.IQ3]=&quot;&quot;;[.IQ3]=0);0;1)))">
            <text:p/>
          </table:table-cell>
          <table:table-cell table:formula="of:=IF([.IR$3]=&quot;&quot;;&quot;&quot;;(IF(OR([.IR3]=&quot;&quot;;[.IR3]=0);0;1)))">
            <text:p/>
          </table:table-cell>
          <table:table-cell table:formula="of:=IF([.IS$3]=&quot;&quot;;&quot;&quot;;(IF(OR([.IS3]=&quot;&quot;;[.IS3]=0);0;1)))">
            <text:p/>
          </table:table-cell>
          <table:table-cell table:formula="of:=IF([.IT$3]=&quot;&quot;;&quot;&quot;;(IF(OR([.IT3]=&quot;&quot;;[.IT3]=0);0;1)))">
            <text:p/>
          </table:table-cell>
          <table:table-cell table:formula="of:=IF([.IU$3]=&quot;&quot;;&quot;&quot;;(IF(OR([.IU3]=&quot;&quot;;[.IU3]=0);0;1)))">
            <text:p/>
          </table:table-cell>
          <table:table-cell table:formula="of:=IF([.IV$3]=&quot;&quot;;&quot;&quot;;(IF(OR([.IV3]=&quot;&quot;;[.IV3]=0);0;1)))">
            <text:p/>
          </table:table-cell>
          <table:table-cell table:formula="of:=IF([.IW$3]=&quot;&quot;;&quot;&quot;;(IF(OR([.IW3]=&quot;&quot;;[.IW3]=0);0;1)))">
            <text:p/>
          </table:table-cell>
          <table:table-cell table:formula="of:=IF([.IX$3]=&quot;&quot;;&quot;&quot;;(IF(OR([.IX3]=&quot;&quot;;[.IX3]=0);0;1)))">
            <text:p/>
          </table:table-cell>
          <table:table-cell table:formula="of:=IF([.IY$3]=&quot;&quot;;&quot;&quot;;(IF(OR([.IY3]=&quot;&quot;;[.IY3]=0);0;1)))">
            <text:p/>
          </table:table-cell>
          <table:table-cell table:formula="of:=IF([.IZ$3]=&quot;&quot;;&quot;&quot;;(IF(OR([.IZ3]=&quot;&quot;;[.IZ3]=0);0;1)))">
            <text:p/>
          </table:table-cell>
          <table:table-cell table:formula="of:=IF([.JA$3]=&quot;&quot;;&quot;&quot;;(IF(OR([.JA3]=&quot;&quot;;[.JA3]=0);0;1)))">
            <text:p/>
          </table:table-cell>
          <table:table-cell table:formula="of:=IF([.JB$3]=&quot;&quot;;&quot;&quot;;(IF(OR([.JB3]=&quot;&quot;;[.JB3]=0);0;1)))">
            <text:p/>
          </table:table-cell>
          <table:table-cell table:formula="of:=IF([.JC$3]=&quot;&quot;;&quot;&quot;;(IF(OR([.JC3]=&quot;&quot;;[.JC3]=0);0;1)))">
            <text:p/>
          </table:table-cell>
          <table:table-cell table:formula="of:=IF([.JD$3]=&quot;&quot;;&quot;&quot;;(IF(OR([.JD3]=&quot;&quot;;[.JD3]=0);0;1)))">
            <text:p/>
          </table:table-cell>
          <table:table-cell table:formula="of:=IF([.JE$3]=&quot;&quot;;&quot;&quot;;(IF(OR([.JE3]=&quot;&quot;;[.JE3]=0);0;1)))">
            <text:p/>
          </table:table-cell>
          <table:table-cell table:formula="of:=IF([.JF$3]=&quot;&quot;;&quot;&quot;;(IF(OR([.JF3]=&quot;&quot;;[.JF3]=0);0;1)))">
            <text:p/>
          </table:table-cell>
          <table:table-cell table:formula="of:=IF([.JG$3]=&quot;&quot;;&quot;&quot;;(IF(OR([.JG3]=&quot;&quot;;[.JG3]=0);0;1)))">
            <text:p/>
          </table:table-cell>
          <table:table-cell table:formula="of:=IF([.JH$3]=&quot;&quot;;&quot;&quot;;(IF(OR([.JH3]=&quot;&quot;;[.JH3]=0);0;1)))">
            <text:p/>
          </table:table-cell>
          <table:table-cell table:formula="of:=IF([.JI$3]=&quot;&quot;;&quot;&quot;;(IF(OR([.JI3]=&quot;&quot;;[.JI3]=0);0;1)))">
            <text:p/>
          </table:table-cell>
          <table:table-cell table:formula="of:=IF([.JJ$3]=&quot;&quot;;&quot;&quot;;(IF(OR([.JJ3]=&quot;&quot;;[.JJ3]=0);0;1)))">
            <text:p/>
          </table:table-cell>
          <table:table-cell table:formula="of:=IF([.JK$3]=&quot;&quot;;&quot;&quot;;(IF(OR([.JK3]=&quot;&quot;;[.JK3]=0);0;1)))">
            <text:p/>
          </table:table-cell>
          <table:table-cell table:formula="of:=IF([.JL$3]=&quot;&quot;;&quot;&quot;;(IF(OR([.JL3]=&quot;&quot;;[.JL3]=0);0;1)))">
            <text:p/>
          </table:table-cell>
          <table:table-cell table:formula="of:=IF([.JM$3]=&quot;&quot;;&quot;&quot;;(IF(OR([.JM3]=&quot;&quot;;[.JM3]=0);0;1)))">
            <text:p/>
          </table:table-cell>
          <table:table-cell table:formula="of:=IF([.JN$3]=&quot;&quot;;&quot;&quot;;(IF(OR([.JN3]=&quot;&quot;;[.JN3]=0);0;1)))">
            <text:p/>
          </table:table-cell>
          <table:table-cell table:formula="of:=IF([.JO$3]=&quot;&quot;;&quot;&quot;;(IF(OR([.JO3]=&quot;&quot;;[.JO3]=0);0;1)))">
            <text:p/>
          </table:table-cell>
          <table:table-cell table:formula="of:=IF([.JP$3]=&quot;&quot;;&quot;&quot;;(IF(OR([.JP3]=&quot;&quot;;[.JP3]=0);0;1)))">
            <text:p/>
          </table:table-cell>
          <table:table-cell table:formula="of:=IF([.JQ$3]=&quot;&quot;;&quot;&quot;;(IF(OR([.JQ3]=&quot;&quot;;[.JQ3]=0);0;1)))">
            <text:p/>
          </table:table-cell>
          <table:table-cell table:formula="of:=IF([.JR$3]=&quot;&quot;;&quot;&quot;;(IF(OR([.JR3]=&quot;&quot;;[.JR3]=0);0;1)))">
            <text:p/>
          </table:table-cell>
          <table:table-cell table:formula="of:=IF([.JS$3]=&quot;&quot;;&quot;&quot;;(IF(OR([.JS3]=&quot;&quot;;[.JS3]=0);0;1)))">
            <text:p/>
          </table:table-cell>
          <table:table-cell table:formula="of:=IF([.JT$3]=&quot;&quot;;&quot;&quot;;(IF(OR([.JT3]=&quot;&quot;;[.JT3]=0);0;1)))">
            <text:p/>
          </table:table-cell>
          <table:table-cell table:formula="of:=IF([.JU$3]=&quot;&quot;;&quot;&quot;;(IF(OR([.JU3]=&quot;&quot;;[.JU3]=0);0;1)))">
            <text:p/>
          </table:table-cell>
          <table:table-cell table:formula="of:=IF([.JV$3]=&quot;&quot;;&quot;&quot;;(IF(OR([.JV3]=&quot;&quot;;[.JV3]=0);0;1)))">
            <text:p/>
          </table:table-cell>
          <table:table-cell table:formula="of:=IF([.JW$3]=&quot;&quot;;&quot;&quot;;(IF(OR([.JW3]=&quot;&quot;;[.JW3]=0);0;1)))">
            <text:p/>
          </table:table-cell>
          <table:table-cell table:formula="of:=IF([.JX$3]=&quot;&quot;;&quot;&quot;;(IF(OR([.JX3]=&quot;&quot;;[.JX3]=0);0;1)))">
            <text:p/>
          </table:table-cell>
          <table:table-cell table:formula="of:=IF([.JY$3]=&quot;&quot;;&quot;&quot;;(IF(OR([.JY3]=&quot;&quot;;[.JY3]=0);0;1)))">
            <text:p/>
          </table:table-cell>
          <table:table-cell table:formula="of:=IF([.JZ$3]=&quot;&quot;;&quot;&quot;;(IF(OR([.JZ3]=&quot;&quot;;[.JZ3]=0);0;1)))">
            <text:p/>
          </table:table-cell>
          <table:table-cell table:formula="of:=IF([.KA$3]=&quot;&quot;;&quot;&quot;;(IF(OR([.KA3]=&quot;&quot;;[.KA3]=0);0;1)))">
            <text:p/>
          </table:table-cell>
          <table:table-cell table:formula="of:=IF([.KB$3]=&quot;&quot;;&quot;&quot;;(IF(OR([.KB3]=&quot;&quot;;[.KB3]=0);0;1)))">
            <text:p/>
          </table:table-cell>
          <table:table-cell table:formula="of:=IF([.KC$3]=&quot;&quot;;&quot;&quot;;(IF(OR([.KC3]=&quot;&quot;;[.KC3]=0);0;1)))">
            <text:p/>
          </table:table-cell>
          <table:table-cell table:formula="of:=IF([.KD$3]=&quot;&quot;;&quot;&quot;;(IF(OR([.KD3]=&quot;&quot;;[.KD3]=0);0;1)))">
            <text:p/>
          </table:table-cell>
          <table:table-cell table:formula="of:=IF([.KE$3]=&quot;&quot;;&quot;&quot;;(IF(OR([.KE3]=&quot;&quot;;[.KE3]=0);0;1)))">
            <text:p/>
          </table:table-cell>
          <table:table-cell table:formula="of:=IF([.KF$3]=&quot;&quot;;&quot;&quot;;(IF(OR([.KF3]=&quot;&quot;;[.KF3]=0);0;1)))">
            <text:p/>
          </table:table-cell>
          <table:table-cell table:formula="of:=IF([.KG$3]=&quot;&quot;;&quot;&quot;;(IF(OR([.KG3]=&quot;&quot;;[.KG3]=0);0;1)))">
            <text:p/>
          </table:table-cell>
          <table:table-cell table:formula="of:=IF([.KH$3]=&quot;&quot;;&quot;&quot;;(IF(OR([.KH3]=&quot;&quot;;[.KH3]=0);0;1)))">
            <text:p/>
          </table:table-cell>
          <table:table-cell table:formula="of:=IF([.KI$3]=&quot;&quot;;&quot;&quot;;(IF(OR([.KI3]=&quot;&quot;;[.KI3]=0);0;1)))">
            <text:p/>
          </table:table-cell>
          <table:table-cell table:formula="of:=IF([.KJ$3]=&quot;&quot;;&quot;&quot;;(IF(OR([.KJ3]=&quot;&quot;;[.KJ3]=0);0;1)))">
            <text:p/>
          </table:table-cell>
          <table:table-cell table:formula="of:=IF([.KK$3]=&quot;&quot;;&quot;&quot;;(IF(OR([.KK3]=&quot;&quot;;[.KK3]=0);0;1)))">
            <text:p/>
          </table:table-cell>
          <table:table-cell table:formula="of:=IF([.KL$3]=&quot;&quot;;&quot;&quot;;(IF(OR([.KL3]=&quot;&quot;;[.KL3]=0);0;1)))">
            <text:p/>
          </table:table-cell>
          <table:table-cell table:formula="of:=IF([.KM$3]=&quot;&quot;;&quot;&quot;;(IF(OR([.KM3]=&quot;&quot;;[.KM3]=0);0;1)))">
            <text:p/>
          </table:table-cell>
          <table:table-cell table:formula="of:=IF([.KN$3]=&quot;&quot;;&quot;&quot;;(IF(OR([.KN3]=&quot;&quot;;[.KN3]=0);0;1)))">
            <text:p/>
          </table:table-cell>
          <table:table-cell table:formula="of:=IF([.KO$3]=&quot;&quot;;&quot;&quot;;(IF(OR([.KO3]=&quot;&quot;;[.KO3]=0);0;1)))">
            <text:p/>
          </table:table-cell>
          <table:table-cell table:formula="of:=IF([.KP$3]=&quot;&quot;;&quot;&quot;;(IF(OR([.KP3]=&quot;&quot;;[.KP3]=0);0;1)))">
            <text:p/>
          </table:table-cell>
          <table:table-cell table:formula="of:=IF([.KQ$3]=&quot;&quot;;&quot;&quot;;(IF(OR([.KQ3]=&quot;&quot;;[.KQ3]=0);0;1)))">
            <text:p/>
          </table:table-cell>
          <table:table-cell table:formula="of:=IF([.KR$3]=&quot;&quot;;&quot;&quot;;(IF(OR([.KR3]=&quot;&quot;;[.KR3]=0);0;1)))">
            <text:p/>
          </table:table-cell>
          <table:table-cell table:formula="of:=IF([.KS$3]=&quot;&quot;;&quot;&quot;;(IF(OR([.KS3]=&quot;&quot;;[.KS3]=0);0;1)))">
            <text:p/>
          </table:table-cell>
          <table:table-cell table:formula="of:=IF([.KT$3]=&quot;&quot;;&quot;&quot;;(IF(OR([.KT3]=&quot;&quot;;[.KT3]=0);0;1)))">
            <text:p/>
          </table:table-cell>
          <table:table-cell table:formula="of:=IF([.KU$3]=&quot;&quot;;&quot;&quot;;(IF(OR([.KU3]=&quot;&quot;;[.KU3]=0);0;1)))">
            <text:p/>
          </table:table-cell>
          <table:table-cell table:formula="of:=IF([.KV$3]=&quot;&quot;;&quot;&quot;;(IF(OR([.KV3]=&quot;&quot;;[.KV3]=0);0;1)))">
            <text:p/>
          </table:table-cell>
          <table:table-cell table:formula="of:=IF([.KW$3]=&quot;&quot;;&quot;&quot;;(IF(OR([.KW3]=&quot;&quot;;[.KW3]=0);0;1)))">
            <text:p/>
          </table:table-cell>
          <table:table-cell table:formula="of:=IF([.KX$3]=&quot;&quot;;&quot;&quot;;(IF(OR([.KX3]=&quot;&quot;;[.KX3]=0);0;1)))">
            <text:p/>
          </table:table-cell>
          <table:table-cell table:formula="of:=IF([.KY$3]=&quot;&quot;;&quot;&quot;;(IF(OR([.KY3]=&quot;&quot;;[.KY3]=0);0;1)))">
            <text:p/>
          </table:table-cell>
          <table:table-cell table:formula="of:=IF([.KZ$3]=&quot;&quot;;&quot;&quot;;(IF(OR([.KZ3]=&quot;&quot;;[.KZ3]=0);0;1)))">
            <text:p/>
          </table:table-cell>
          <table:table-cell table:formula="of:=IF([.LA$3]=&quot;&quot;;&quot;&quot;;(IF(OR([.LA3]=&quot;&quot;;[.LA3]=0);0;1)))">
            <text:p/>
          </table:table-cell>
          <table:table-cell table:formula="of:=IF([.LB$3]=&quot;&quot;;&quot;&quot;;(IF(OR([.LB3]=&quot;&quot;;[.LB3]=0);0;1)))">
            <text:p/>
          </table:table-cell>
          <table:table-cell table:formula="of:=IF([.LC$3]=&quot;&quot;;&quot;&quot;;(IF(OR([.LC3]=&quot;&quot;;[.LC3]=0);0;1)))">
            <text:p/>
          </table:table-cell>
          <table:table-cell table:formula="of:=IF([.LD$3]=&quot;&quot;;&quot;&quot;;(IF(OR([.LD3]=&quot;&quot;;[.LD3]=0);0;1)))">
            <text:p/>
          </table:table-cell>
          <table:table-cell table:formula="of:=IF([.LE$3]=&quot;&quot;;&quot;&quot;;(IF(OR([.LE3]=&quot;&quot;;[.LE3]=0);0;1)))">
            <text:p/>
          </table:table-cell>
          <table:table-cell table:formula="of:=IF([.LF$3]=&quot;&quot;;&quot;&quot;;(IF(OR([.LF3]=&quot;&quot;;[.LF3]=0);0;1)))">
            <text:p/>
          </table:table-cell>
          <table:table-cell table:formula="of:=IF([.LG$3]=&quot;&quot;;&quot;&quot;;(IF(OR([.LG3]=&quot;&quot;;[.LG3]=0);0;1)))">
            <text:p/>
          </table:table-cell>
          <table:table-cell table:formula="of:=IF([.LH$3]=&quot;&quot;;&quot;&quot;;(IF(OR([.LH3]=&quot;&quot;;[.LH3]=0);0;1)))">
            <text:p/>
          </table:table-cell>
          <table:table-cell table:formula="of:=IF([.LI$3]=&quot;&quot;;&quot;&quot;;(IF(OR([.LI3]=&quot;&quot;;[.LI3]=0);0;1)))">
            <text:p/>
          </table:table-cell>
          <table:table-cell table:formula="of:=IF([.LJ$3]=&quot;&quot;;&quot;&quot;;(IF(OR([.LJ3]=&quot;&quot;;[.LJ3]=0);0;1)))">
            <text:p/>
          </table:table-cell>
          <table:table-cell table:formula="of:=IF([.LK$3]=&quot;&quot;;&quot;&quot;;(IF(OR([.LK3]=&quot;&quot;;[.LK3]=0);0;1)))">
            <text:p/>
          </table:table-cell>
          <table:table-cell table:formula="of:=IF([.LL$3]=&quot;&quot;;&quot;&quot;;(IF(OR([.LL3]=&quot;&quot;;[.LL3]=0);0;1)))">
            <text:p/>
          </table:table-cell>
          <table:table-cell table:formula="of:=IF([.LM$3]=&quot;&quot;;&quot;&quot;;(IF(OR([.LM3]=&quot;&quot;;[.LM3]=0);0;1)))">
            <text:p/>
          </table:table-cell>
          <table:table-cell table:formula="of:=IF([.LN$3]=&quot;&quot;;&quot;&quot;;(IF(OR([.LN3]=&quot;&quot;;[.LN3]=0);0;1)))">
            <text:p/>
          </table:table-cell>
          <table:table-cell table:formula="of:=IF([.LO$3]=&quot;&quot;;&quot;&quot;;(IF(OR([.LO3]=&quot;&quot;;[.LO3]=0);0;1)))">
            <text:p/>
          </table:table-cell>
          <table:table-cell table:formula="of:=IF([.LP$3]=&quot;&quot;;&quot;&quot;;(IF(OR([.LP3]=&quot;&quot;;[.LP3]=0);0;1)))">
            <text:p/>
          </table:table-cell>
          <table:table-cell table:formula="of:=IF([.LQ$3]=&quot;&quot;;&quot;&quot;;(IF(OR([.LQ3]=&quot;&quot;;[.LQ3]=0);0;1)))">
            <text:p/>
          </table:table-cell>
          <table:table-cell table:formula="of:=IF([.LR$3]=&quot;&quot;;&quot;&quot;;(IF(OR([.LR3]=&quot;&quot;;[.LR3]=0);0;1)))">
            <text:p/>
          </table:table-cell>
          <table:table-cell table:formula="of:=IF([.LS$3]=&quot;&quot;;&quot;&quot;;(IF(OR([.LS3]=&quot;&quot;;[.LS3]=0);0;1)))">
            <text:p/>
          </table:table-cell>
          <table:table-cell table:formula="of:=IF([.LT$3]=&quot;&quot;;&quot;&quot;;(IF(OR([.LT3]=&quot;&quot;;[.LT3]=0);0;1)))">
            <text:p/>
          </table:table-cell>
          <table:table-cell table:formula="of:=IF([.LU$3]=&quot;&quot;;&quot;&quot;;(IF(OR([.LU3]=&quot;&quot;;[.LU3]=0);0;1)))">
            <text:p/>
          </table:table-cell>
          <table:table-cell table:formula="of:=IF([.LV$3]=&quot;&quot;;&quot;&quot;;(IF(OR([.LV3]=&quot;&quot;;[.LV3]=0);0;1)))">
            <text:p/>
          </table:table-cell>
          <table:table-cell table:formula="of:=IF([.LW$3]=&quot;&quot;;&quot;&quot;;(IF(OR([.LW3]=&quot;&quot;;[.LW3]=0);0;1)))">
            <text:p/>
          </table:table-cell>
          <table:table-cell table:formula="of:=IF([.LX$3]=&quot;&quot;;&quot;&quot;;(IF(OR([.LX3]=&quot;&quot;;[.LX3]=0);0;1)))">
            <text:p/>
          </table:table-cell>
          <table:table-cell table:formula="of:=IF([.LY$3]=&quot;&quot;;&quot;&quot;;(IF(OR([.LY3]=&quot;&quot;;[.LY3]=0);0;1)))">
            <text:p/>
          </table:table-cell>
          <table:table-cell table:formula="of:=IF([.LZ$3]=&quot;&quot;;&quot;&quot;;(IF(OR([.LZ3]=&quot;&quot;;[.LZ3]=0);0;1)))">
            <text:p/>
          </table:table-cell>
          <table:table-cell table:formula="of:=IF([.MA$3]=&quot;&quot;;&quot;&quot;;(IF(OR([.MA3]=&quot;&quot;;[.MA3]=0);0;1)))">
            <text:p/>
          </table:table-cell>
          <table:table-cell table:formula="of:=IF([.MB$3]=&quot;&quot;;&quot;&quot;;(IF(OR([.MB3]=&quot;&quot;;[.MB3]=0);0;1)))">
            <text:p/>
          </table:table-cell>
          <table:table-cell table:formula="of:=IF([.MC$3]=&quot;&quot;;&quot;&quot;;(IF(OR([.MC3]=&quot;&quot;;[.MC3]=0);0;1)))">
            <text:p/>
          </table:table-cell>
          <table:table-cell table:formula="of:=IF([.MD$3]=&quot;&quot;;&quot;&quot;;(IF(OR([.MD3]=&quot;&quot;;[.MD3]=0);0;1)))">
            <text:p/>
          </table:table-cell>
          <table:table-cell table:formula="of:=IF([.ME$3]=&quot;&quot;;&quot;&quot;;(IF(OR([.ME3]=&quot;&quot;;[.ME3]=0);0;1)))">
            <text:p/>
          </table:table-cell>
          <table:table-cell table:formula="of:=IF([.MF$3]=&quot;&quot;;&quot;&quot;;(IF(OR([.MF3]=&quot;&quot;;[.MF3]=0);0;1)))">
            <text:p/>
          </table:table-cell>
          <table:table-cell table:formula="of:=IF([.MG$3]=&quot;&quot;;&quot;&quot;;(IF(OR([.MG3]=&quot;&quot;;[.MG3]=0);0;1)))">
            <text:p/>
          </table:table-cell>
          <table:table-cell table:formula="of:=IF([.MH$3]=&quot;&quot;;&quot;&quot;;(IF(OR([.MH3]=&quot;&quot;;[.MH3]=0);0;1)))">
            <text:p/>
          </table:table-cell>
          <table:table-cell table:formula="of:=IF([.MI$3]=&quot;&quot;;&quot;&quot;;(IF(OR([.MI3]=&quot;&quot;;[.MI3]=0);0;1)))">
            <text:p/>
          </table:table-cell>
          <table:table-cell table:formula="of:=IF([.MJ$3]=&quot;&quot;;&quot;&quot;;(IF(OR([.MJ3]=&quot;&quot;;[.MJ3]=0);0;1)))">
            <text:p/>
          </table:table-cell>
          <table:table-cell table:formula="of:=IF([.MK$3]=&quot;&quot;;&quot;&quot;;(IF(OR([.MK3]=&quot;&quot;;[.MK3]=0);0;1)))">
            <text:p/>
          </table:table-cell>
          <table:table-cell table:formula="of:=IF([.ML$3]=&quot;&quot;;&quot;&quot;;(IF(OR([.ML3]=&quot;&quot;;[.ML3]=0);0;1)))">
            <text:p/>
          </table:table-cell>
          <table:table-cell table:formula="of:=IF([.MM$3]=&quot;&quot;;&quot;&quot;;(IF(OR([.MM3]=&quot;&quot;;[.MM3]=0);0;1)))">
            <text:p/>
          </table:table-cell>
          <table:table-cell table:formula="of:=IF([.MN$3]=&quot;&quot;;&quot;&quot;;(IF(OR([.MN3]=&quot;&quot;;[.MN3]=0);0;1)))">
            <text:p/>
          </table:table-cell>
          <table:table-cell table:formula="of:=IF([.MO$3]=&quot;&quot;;&quot;&quot;;(IF(OR([.MO3]=&quot;&quot;;[.MO3]=0);0;1)))">
            <text:p/>
          </table:table-cell>
          <table:table-cell table:formula="of:=IF([.MP$3]=&quot;&quot;;&quot;&quot;;(IF(OR([.MP3]=&quot;&quot;;[.MP3]=0);0;1)))">
            <text:p/>
          </table:table-cell>
          <table:table-cell table:formula="of:=IF([.MQ$3]=&quot;&quot;;&quot;&quot;;(IF(OR([.MQ3]=&quot;&quot;;[.MQ3]=0);0;1)))">
            <text:p/>
          </table:table-cell>
          <table:table-cell table:formula="of:=IF([.MR$3]=&quot;&quot;;&quot;&quot;;(IF(OR([.MR3]=&quot;&quot;;[.MR3]=0);0;1)))">
            <text:p/>
          </table:table-cell>
          <table:table-cell table:formula="of:=IF([.MS$3]=&quot;&quot;;&quot;&quot;;(IF(OR([.MS3]=&quot;&quot;;[.MS3]=0);0;1)))">
            <text:p/>
          </table:table-cell>
          <table:table-cell table:formula="of:=IF([.MT$3]=&quot;&quot;;&quot;&quot;;(IF(OR([.MT3]=&quot;&quot;;[.MT3]=0);0;1)))">
            <text:p/>
          </table:table-cell>
          <table:table-cell table:formula="of:=IF([.MU$3]=&quot;&quot;;&quot;&quot;;(IF(OR([.MU3]=&quot;&quot;;[.MU3]=0);0;1)))">
            <text:p/>
          </table:table-cell>
          <table:table-cell table:formula="of:=IF([.MV$3]=&quot;&quot;;&quot;&quot;;(IF(OR([.MV3]=&quot;&quot;;[.MV3]=0);0;1)))">
            <text:p/>
          </table:table-cell>
          <table:table-cell table:formula="of:=IF([.MW$3]=&quot;&quot;;&quot;&quot;;(IF(OR([.MW3]=&quot;&quot;;[.MW3]=0);0;1)))">
            <text:p/>
          </table:table-cell>
          <table:table-cell table:formula="of:=IF([.MX$3]=&quot;&quot;;&quot;&quot;;(IF(OR([.MX3]=&quot;&quot;;[.MX3]=0);0;1)))">
            <text:p/>
          </table:table-cell>
          <table:table-cell table:formula="of:=IF([.MY$3]=&quot;&quot;;&quot;&quot;;(IF(OR([.MY3]=&quot;&quot;;[.MY3]=0);0;1)))">
            <text:p/>
          </table:table-cell>
          <table:table-cell table:formula="of:=IF([.MZ$3]=&quot;&quot;;&quot;&quot;;(IF(OR([.MZ3]=&quot;&quot;;[.MZ3]=0);0;1)))">
            <text:p/>
          </table:table-cell>
          <table:table-cell table:formula="of:=IF([.NA$3]=&quot;&quot;;&quot;&quot;;(IF(OR([.NA3]=&quot;&quot;;[.NA3]=0);0;1)))">
            <text:p/>
          </table:table-cell>
          <table:table-cell table:formula="of:=IF([.NB$3]=&quot;&quot;;&quot;&quot;;(IF(OR([.NB3]=&quot;&quot;;[.NB3]=0);0;1)))">
            <text:p/>
          </table:table-cell>
          <table:table-cell table:formula="of:=IF([.NC$3]=&quot;&quot;;&quot;&quot;;(IF(OR([.NC3]=&quot;&quot;;[.NC3]=0);0;1)))">
            <text:p/>
          </table:table-cell>
          <table:table-cell table:formula="of:=IF([.ND$3]=&quot;&quot;;&quot;&quot;;(IF(OR([.ND3]=&quot;&quot;;[.ND3]=0);0;1)))">
            <text:p/>
          </table:table-cell>
          <table:table-cell table:formula="of:=IF([.NE$3]=&quot;&quot;;&quot;&quot;;(IF(OR([.NE3]=&quot;&quot;;[.NE3]=0);0;1)))">
            <text:p/>
          </table:table-cell>
          <table:table-cell table:formula="of:=IF([.NF$3]=&quot;&quot;;&quot;&quot;;(IF(OR([.NF3]=&quot;&quot;;[.NF3]=0);0;1)))">
            <text:p/>
          </table:table-cell>
          <table:table-cell table:number-columns-repeated="287"/>
        </table:table-row>
        <table:table-row table:style-name="ro2">
          <table:table-cell table:style-name="ce9" table:formula="of:=MAX([.A4:.B4])" office:value-type="float" office:value="0" calcext:value-type="float">
            <text:p>0</text:p>
          </table:table-cell>
          <table:table-cell table:style-name="ce6" table:formula="of:=IFERROR((LEN([.NG4])-SEARCH(&quot;0[^0]*$&quot;;[.NG4]));LEN([.NG4]))" office:value-type="float" office:value="0" calcext:value-type="float">
            <text:p>0</text:p>
          </table:table-cell>
          <table:table-cell table:formula="of:=COUNTA([.E4:.NF4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4:.ABI4])">
            <text:p/>
          </table:table-cell>
          <table:table-cell table:style-name="ce34" table:formula="of:=IF([.E$3]=&quot;&quot;;&quot;&quot;;(IF(OR([.E4]=&quot;&quot;;[.E4]=0);0;1)))">
            <text:p/>
          </table:table-cell>
          <table:table-cell table:style-name="ce34" table:formula="of:=IF([.F$3]=&quot;&quot;;&quot;&quot;;(IF(OR([.F4]=&quot;&quot;;[.F4]=0);0;1)))">
            <text:p/>
          </table:table-cell>
          <table:table-cell table:style-name="ce34" table:formula="of:=IF([.G$3]=&quot;&quot;;&quot;&quot;;(IF(OR([.G4]=&quot;&quot;;[.G4]=0);0;1)))">
            <text:p/>
          </table:table-cell>
          <table:table-cell table:style-name="ce34" table:formula="of:=IF([.H$3]=&quot;&quot;;&quot;&quot;;(IF(OR([.H4]=&quot;&quot;;[.H4]=0);0;1)))">
            <text:p/>
          </table:table-cell>
          <table:table-cell table:style-name="ce35" table:formula="of:=IF([.I$3]=&quot;&quot;;&quot;&quot;;(IF(OR([.I4]=&quot;&quot;;[.I4]=0);0;1)))">
            <text:p/>
          </table:table-cell>
          <table:table-cell table:style-name="ce35" table:formula="of:=IF([.J$3]=&quot;&quot;;&quot;&quot;;(IF(OR([.J4]=&quot;&quot;;[.J4]=0);0;1)))">
            <text:p/>
          </table:table-cell>
          <table:table-cell table:style-name="ce35" table:formula="of:=IF([.K$3]=&quot;&quot;;&quot;&quot;;(IF(OR([.K4]=&quot;&quot;;[.K4]=0);0;1)))">
            <text:p/>
          </table:table-cell>
          <table:table-cell table:style-name="ce35" table:formula="of:=IF([.L$3]=&quot;&quot;;&quot;&quot;;(IF(OR([.L4]=&quot;&quot;;[.L4]=0);0;1)))">
            <text:p/>
          </table:table-cell>
          <table:table-cell table:style-name="ce35" table:formula="of:=IF([.M$3]=&quot;&quot;;&quot;&quot;;(IF(OR([.M4]=&quot;&quot;;[.M4]=0);0;1)))">
            <text:p/>
          </table:table-cell>
          <table:table-cell table:style-name="ce35" table:formula="of:=IF([.N$3]=&quot;&quot;;&quot;&quot;;(IF(OR([.N4]=&quot;&quot;;[.N4]=0);0;1)))">
            <text:p/>
          </table:table-cell>
          <table:table-cell table:style-name="ce35" table:formula="of:=IF([.O$3]=&quot;&quot;;&quot;&quot;;(IF(OR([.O4]=&quot;&quot;;[.O4]=0);0;1)))">
            <text:p/>
          </table:table-cell>
          <table:table-cell table:style-name="ce35" table:formula="of:=IF([.P$3]=&quot;&quot;;&quot;&quot;;(IF(OR([.P4]=&quot;&quot;;[.P4]=0);0;1)))">
            <text:p/>
          </table:table-cell>
          <table:table-cell table:style-name="ce35" table:formula="of:=IF([.Q$3]=&quot;&quot;;&quot;&quot;;(IF(OR([.Q4]=&quot;&quot;;[.Q4]=0);0;1)))">
            <text:p/>
          </table:table-cell>
          <table:table-cell table:style-name="ce35" table:formula="of:=IF([.R$3]=&quot;&quot;;&quot;&quot;;(IF(OR([.R4]=&quot;&quot;;[.R4]=0);0;1)))">
            <text:p/>
          </table:table-cell>
          <table:table-cell table:style-name="ce35" table:formula="of:=IF([.S$3]=&quot;&quot;;&quot;&quot;;(IF(OR([.S4]=&quot;&quot;;[.S4]=0);0;1)))">
            <text:p/>
          </table:table-cell>
          <table:table-cell table:style-name="ce35" table:formula="of:=IF([.T$3]=&quot;&quot;;&quot;&quot;;(IF(OR([.T4]=&quot;&quot;;[.T4]=0);0;1)))">
            <text:p/>
          </table:table-cell>
          <table:table-cell table:style-name="ce35" table:formula="of:=IF([.U$3]=&quot;&quot;;&quot;&quot;;(IF(OR([.U4]=&quot;&quot;;[.U4]=0);0;1)))">
            <text:p/>
          </table:table-cell>
          <table:table-cell table:style-name="ce35" table:formula="of:=IF([.V$3]=&quot;&quot;;&quot;&quot;;(IF(OR([.V4]=&quot;&quot;;[.V4]=0);0;1)))">
            <text:p/>
          </table:table-cell>
          <table:table-cell table:style-name="ce35" table:formula="of:=IF([.W$3]=&quot;&quot;;&quot;&quot;;(IF(OR([.W4]=&quot;&quot;;[.W4]=0);0;1)))">
            <text:p/>
          </table:table-cell>
          <table:table-cell table:style-name="ce35" table:formula="of:=IF([.X$3]=&quot;&quot;;&quot;&quot;;(IF(OR([.X4]=&quot;&quot;;[.X4]=0);0;1)))">
            <text:p/>
          </table:table-cell>
          <table:table-cell table:style-name="ce35" table:formula="of:=IF([.Y$3]=&quot;&quot;;&quot;&quot;;(IF(OR([.Y4]=&quot;&quot;;[.Y4]=0);0;1)))">
            <text:p/>
          </table:table-cell>
          <table:table-cell table:style-name="ce35" table:formula="of:=IF([.Z$3]=&quot;&quot;;&quot;&quot;;(IF(OR([.Z4]=&quot;&quot;;[.Z4]=0);0;1)))">
            <text:p/>
          </table:table-cell>
          <table:table-cell table:style-name="ce35" table:formula="of:=IF([.AA$3]=&quot;&quot;;&quot;&quot;;(IF(OR([.AA4]=&quot;&quot;;[.AA4]=0);0;1)))">
            <text:p/>
          </table:table-cell>
          <table:table-cell table:style-name="ce35" table:formula="of:=IF([.AB$3]=&quot;&quot;;&quot;&quot;;(IF(OR([.AB4]=&quot;&quot;;[.AB4]=0);0;1)))">
            <text:p/>
          </table:table-cell>
          <table:table-cell table:style-name="ce35" table:formula="of:=IF([.AC$3]=&quot;&quot;;&quot;&quot;;(IF(OR([.AC4]=&quot;&quot;;[.AC4]=0);0;1)))">
            <text:p/>
          </table:table-cell>
          <table:table-cell table:style-name="ce35" table:formula="of:=IF([.AD$3]=&quot;&quot;;&quot;&quot;;(IF(OR([.AD4]=&quot;&quot;;[.AD4]=0);0;1)))">
            <text:p/>
          </table:table-cell>
          <table:table-cell table:style-name="ce35" table:formula="of:=IF([.AE$3]=&quot;&quot;;&quot;&quot;;(IF(OR([.AE4]=&quot;&quot;;[.AE4]=0);0;1)))">
            <text:p/>
          </table:table-cell>
          <table:table-cell table:style-name="ce35" table:formula="of:=IF([.AF$3]=&quot;&quot;;&quot;&quot;;(IF(OR([.AF4]=&quot;&quot;;[.AF4]=0);0;1)))">
            <text:p/>
          </table:table-cell>
          <table:table-cell table:style-name="ce35" table:formula="of:=IF([.AG$3]=&quot;&quot;;&quot;&quot;;(IF(OR([.AG4]=&quot;&quot;;[.AG4]=0);0;1)))">
            <text:p/>
          </table:table-cell>
          <table:table-cell table:style-name="ce35" table:formula="of:=IF([.AH$3]=&quot;&quot;;&quot;&quot;;(IF(OR([.AH4]=&quot;&quot;;[.AH4]=0);0;1)))">
            <text:p/>
          </table:table-cell>
          <table:table-cell table:style-name="ce35" table:formula="of:=IF([.AI$3]=&quot;&quot;;&quot;&quot;;(IF(OR([.AI4]=&quot;&quot;;[.AI4]=0);0;1)))">
            <text:p/>
          </table:table-cell>
          <table:table-cell table:style-name="ce35" table:formula="of:=IF([.AJ$3]=&quot;&quot;;&quot;&quot;;(IF(OR([.AJ4]=&quot;&quot;;[.AJ4]=0);0;1)))">
            <text:p/>
          </table:table-cell>
          <table:table-cell table:style-name="ce35" table:formula="of:=IF([.AK$3]=&quot;&quot;;&quot;&quot;;(IF(OR([.AK4]=&quot;&quot;;[.AK4]=0);0;1)))">
            <text:p/>
          </table:table-cell>
          <table:table-cell table:style-name="ce35" table:formula="of:=IF([.AL$3]=&quot;&quot;;&quot;&quot;;(IF(OR([.AL4]=&quot;&quot;;[.AL4]=0);0;1)))">
            <text:p/>
          </table:table-cell>
          <table:table-cell table:style-name="ce35" table:formula="of:=IF([.AM$3]=&quot;&quot;;&quot;&quot;;(IF(OR([.AM4]=&quot;&quot;;[.AM4]=0);0;1)))">
            <text:p/>
          </table:table-cell>
          <table:table-cell table:style-name="ce35" table:formula="of:=IF([.AN$3]=&quot;&quot;;&quot;&quot;;(IF(OR([.AN4]=&quot;&quot;;[.AN4]=0);0;1)))">
            <text:p/>
          </table:table-cell>
          <table:table-cell table:style-name="ce35" table:formula="of:=IF([.AO$3]=&quot;&quot;;&quot;&quot;;(IF(OR([.AO4]=&quot;&quot;;[.AO4]=0);0;1)))">
            <text:p/>
          </table:table-cell>
          <table:table-cell table:style-name="ce35" table:formula="of:=IF([.AP$3]=&quot;&quot;;&quot;&quot;;(IF(OR([.AP4]=&quot;&quot;;[.AP4]=0);0;1)))">
            <text:p/>
          </table:table-cell>
          <table:table-cell table:style-name="ce35" table:formula="of:=IF([.AQ$3]=&quot;&quot;;&quot;&quot;;(IF(OR([.AQ4]=&quot;&quot;;[.AQ4]=0);0;1)))">
            <text:p/>
          </table:table-cell>
          <table:table-cell table:style-name="ce35" table:formula="of:=IF([.AR$3]=&quot;&quot;;&quot;&quot;;(IF(OR([.AR4]=&quot;&quot;;[.AR4]=0);0;1)))">
            <text:p/>
          </table:table-cell>
          <table:table-cell table:style-name="ce35" table:formula="of:=IF([.AS$3]=&quot;&quot;;&quot;&quot;;(IF(OR([.AS4]=&quot;&quot;;[.AS4]=0);0;1)))">
            <text:p/>
          </table:table-cell>
          <table:table-cell table:style-name="ce35" table:formula="of:=IF([.AT$3]=&quot;&quot;;&quot;&quot;;(IF(OR([.AT4]=&quot;&quot;;[.AT4]=0);0;1)))">
            <text:p/>
          </table:table-cell>
          <table:table-cell table:style-name="ce35" table:formula="of:=IF([.AU$3]=&quot;&quot;;&quot;&quot;;(IF(OR([.AU4]=&quot;&quot;;[.AU4]=0);0;1)))">
            <text:p/>
          </table:table-cell>
          <table:table-cell table:style-name="ce35" table:formula="of:=IF([.AV$3]=&quot;&quot;;&quot;&quot;;(IF(OR([.AV4]=&quot;&quot;;[.AV4]=0);0;1)))">
            <text:p/>
          </table:table-cell>
          <table:table-cell table:style-name="ce35" table:formula="of:=IF([.AW$3]=&quot;&quot;;&quot;&quot;;(IF(OR([.AW4]=&quot;&quot;;[.AW4]=0);0;1)))">
            <text:p/>
          </table:table-cell>
          <table:table-cell table:style-name="ce35" table:formula="of:=IF([.AX$3]=&quot;&quot;;&quot;&quot;;(IF(OR([.AX4]=&quot;&quot;;[.AX4]=0);0;1)))">
            <text:p/>
          </table:table-cell>
          <table:table-cell table:style-name="ce35" table:formula="of:=IF([.AY$3]=&quot;&quot;;&quot;&quot;;(IF(OR([.AY4]=&quot;&quot;;[.AY4]=0);0;1)))">
            <text:p/>
          </table:table-cell>
          <table:table-cell table:style-name="ce35" table:formula="of:=IF([.AZ$3]=&quot;&quot;;&quot;&quot;;(IF(OR([.AZ4]=&quot;&quot;;[.AZ4]=0);0;1)))">
            <text:p/>
          </table:table-cell>
          <table:table-cell table:style-name="ce35" table:formula="of:=IF([.BA$3]=&quot;&quot;;&quot;&quot;;(IF(OR([.BA4]=&quot;&quot;;[.BA4]=0);0;1)))">
            <text:p/>
          </table:table-cell>
          <table:table-cell table:style-name="ce35" table:formula="of:=IF([.BB$3]=&quot;&quot;;&quot;&quot;;(IF(OR([.BB4]=&quot;&quot;;[.BB4]=0);0;1)))">
            <text:p/>
          </table:table-cell>
          <table:table-cell table:style-name="ce35" table:formula="of:=IF([.BC$3]=&quot;&quot;;&quot;&quot;;(IF(OR([.BC4]=&quot;&quot;;[.BC4]=0);0;1)))">
            <text:p/>
          </table:table-cell>
          <table:table-cell table:style-name="ce35" table:formula="of:=IF([.BD$3]=&quot;&quot;;&quot;&quot;;(IF(OR([.BD4]=&quot;&quot;;[.BD4]=0);0;1)))">
            <text:p/>
          </table:table-cell>
          <table:table-cell table:style-name="ce35" table:formula="of:=IF([.BE$3]=&quot;&quot;;&quot;&quot;;(IF(OR([.BE4]=&quot;&quot;;[.BE4]=0);0;1)))">
            <text:p/>
          </table:table-cell>
          <table:table-cell table:style-name="ce35" table:formula="of:=IF([.BF$3]=&quot;&quot;;&quot;&quot;;(IF(OR([.BF4]=&quot;&quot;;[.BF4]=0);0;1)))">
            <text:p/>
          </table:table-cell>
          <table:table-cell table:style-name="ce35" table:formula="of:=IF([.BG$3]=&quot;&quot;;&quot;&quot;;(IF(OR([.BG4]=&quot;&quot;;[.BG4]=0);0;1)))">
            <text:p/>
          </table:table-cell>
          <table:table-cell table:style-name="ce35" table:formula="of:=IF([.BH$3]=&quot;&quot;;&quot;&quot;;(IF(OR([.BH4]=&quot;&quot;;[.BH4]=0);0;1)))">
            <text:p/>
          </table:table-cell>
          <table:table-cell table:style-name="ce35" table:formula="of:=IF([.BI$3]=&quot;&quot;;&quot;&quot;;(IF(OR([.BI4]=&quot;&quot;;[.BI4]=0);0;1)))">
            <text:p/>
          </table:table-cell>
          <table:table-cell table:style-name="ce35" table:formula="of:=IF([.BJ$3]=&quot;&quot;;&quot;&quot;;(IF(OR([.BJ4]=&quot;&quot;;[.BJ4]=0);0;1)))">
            <text:p/>
          </table:table-cell>
          <table:table-cell table:style-name="ce35" table:formula="of:=IF([.BK$3]=&quot;&quot;;&quot;&quot;;(IF(OR([.BK4]=&quot;&quot;;[.BK4]=0);0;1)))">
            <text:p/>
          </table:table-cell>
          <table:table-cell table:style-name="ce35" table:formula="of:=IF([.BL$3]=&quot;&quot;;&quot;&quot;;(IF(OR([.BL4]=&quot;&quot;;[.BL4]=0);0;1)))">
            <text:p/>
          </table:table-cell>
          <table:table-cell table:style-name="ce35" table:formula="of:=IF([.BM$3]=&quot;&quot;;&quot;&quot;;(IF(OR([.BM4]=&quot;&quot;;[.BM4]=0);0;1)))">
            <text:p/>
          </table:table-cell>
          <table:table-cell table:style-name="ce35" table:formula="of:=IF([.BN$3]=&quot;&quot;;&quot;&quot;;(IF(OR([.BN4]=&quot;&quot;;[.BN4]=0);0;1)))">
            <text:p/>
          </table:table-cell>
          <table:table-cell table:style-name="ce35" table:formula="of:=IF([.BO$3]=&quot;&quot;;&quot;&quot;;(IF(OR([.BO4]=&quot;&quot;;[.BO4]=0);0;1)))">
            <text:p/>
          </table:table-cell>
          <table:table-cell table:style-name="ce35" table:formula="of:=IF([.BP$3]=&quot;&quot;;&quot;&quot;;(IF(OR([.BP4]=&quot;&quot;;[.BP4]=0);0;1)))">
            <text:p/>
          </table:table-cell>
          <table:table-cell table:style-name="ce35" table:formula="of:=IF([.BQ$3]=&quot;&quot;;&quot;&quot;;(IF(OR([.BQ4]=&quot;&quot;;[.BQ4]=0);0;1)))">
            <text:p/>
          </table:table-cell>
          <table:table-cell table:style-name="ce35" table:formula="of:=IF([.BR$3]=&quot;&quot;;&quot;&quot;;(IF(OR([.BR4]=&quot;&quot;;[.BR4]=0);0;1)))">
            <text:p/>
          </table:table-cell>
          <table:table-cell table:style-name="ce35" table:formula="of:=IF([.BS$3]=&quot;&quot;;&quot;&quot;;(IF(OR([.BS4]=&quot;&quot;;[.BS4]=0);0;1)))">
            <text:p/>
          </table:table-cell>
          <table:table-cell table:style-name="ce35" table:formula="of:=IF([.BT$3]=&quot;&quot;;&quot;&quot;;(IF(OR([.BT4]=&quot;&quot;;[.BT4]=0);0;1)))">
            <text:p/>
          </table:table-cell>
          <table:table-cell table:style-name="ce35" table:formula="of:=IF([.BU$3]=&quot;&quot;;&quot;&quot;;(IF(OR([.BU4]=&quot;&quot;;[.BU4]=0);0;1)))">
            <text:p/>
          </table:table-cell>
          <table:table-cell table:style-name="ce35" table:formula="of:=IF([.BV$3]=&quot;&quot;;&quot;&quot;;(IF(OR([.BV4]=&quot;&quot;;[.BV4]=0);0;1)))">
            <text:p/>
          </table:table-cell>
          <table:table-cell table:style-name="ce35" table:formula="of:=IF([.BW$3]=&quot;&quot;;&quot;&quot;;(IF(OR([.BW4]=&quot;&quot;;[.BW4]=0);0;1)))">
            <text:p/>
          </table:table-cell>
          <table:table-cell table:style-name="ce35" table:formula="of:=IF([.BX$3]=&quot;&quot;;&quot;&quot;;(IF(OR([.BX4]=&quot;&quot;;[.BX4]=0);0;1)))">
            <text:p/>
          </table:table-cell>
          <table:table-cell table:style-name="ce35" table:formula="of:=IF([.BY$3]=&quot;&quot;;&quot;&quot;;(IF(OR([.BY4]=&quot;&quot;;[.BY4]=0);0;1)))">
            <text:p/>
          </table:table-cell>
          <table:table-cell table:style-name="ce35" table:formula="of:=IF([.BZ$3]=&quot;&quot;;&quot;&quot;;(IF(OR([.BZ4]=&quot;&quot;;[.BZ4]=0);0;1)))">
            <text:p/>
          </table:table-cell>
          <table:table-cell table:style-name="ce35" table:formula="of:=IF([.CA$3]=&quot;&quot;;&quot;&quot;;(IF(OR([.CA4]=&quot;&quot;;[.CA4]=0);0;1)))">
            <text:p/>
          </table:table-cell>
          <table:table-cell table:style-name="ce35" table:formula="of:=IF([.CB$3]=&quot;&quot;;&quot;&quot;;(IF(OR([.CB4]=&quot;&quot;;[.CB4]=0);0;1)))">
            <text:p/>
          </table:table-cell>
          <table:table-cell table:style-name="ce35" table:formula="of:=IF([.CC$3]=&quot;&quot;;&quot;&quot;;(IF(OR([.CC4]=&quot;&quot;;[.CC4]=0);0;1)))">
            <text:p/>
          </table:table-cell>
          <table:table-cell table:style-name="ce35" table:formula="of:=IF([.CD$3]=&quot;&quot;;&quot;&quot;;(IF(OR([.CD4]=&quot;&quot;;[.CD4]=0);0;1)))">
            <text:p/>
          </table:table-cell>
          <table:table-cell table:style-name="ce35" table:formula="of:=IF([.CE$3]=&quot;&quot;;&quot;&quot;;(IF(OR([.CE4]=&quot;&quot;;[.CE4]=0);0;1)))">
            <text:p/>
          </table:table-cell>
          <table:table-cell table:style-name="ce35" table:formula="of:=IF([.CF$3]=&quot;&quot;;&quot;&quot;;(IF(OR([.CF4]=&quot;&quot;;[.CF4]=0);0;1)))">
            <text:p/>
          </table:table-cell>
          <table:table-cell table:style-name="ce35" table:formula="of:=IF([.CG$3]=&quot;&quot;;&quot;&quot;;(IF(OR([.CG4]=&quot;&quot;;[.CG4]=0);0;1)))">
            <text:p/>
          </table:table-cell>
          <table:table-cell table:style-name="ce35" table:formula="of:=IF([.CH$3]=&quot;&quot;;&quot;&quot;;(IF(OR([.CH4]=&quot;&quot;;[.CH4]=0);0;1)))">
            <text:p/>
          </table:table-cell>
          <table:table-cell table:style-name="ce35" table:formula="of:=IF([.CI$3]=&quot;&quot;;&quot;&quot;;(IF(OR([.CI4]=&quot;&quot;;[.CI4]=0);0;1)))">
            <text:p/>
          </table:table-cell>
          <table:table-cell table:style-name="ce35" table:formula="of:=IF([.CJ$3]=&quot;&quot;;&quot;&quot;;(IF(OR([.CJ4]=&quot;&quot;;[.CJ4]=0);0;1)))">
            <text:p/>
          </table:table-cell>
          <table:table-cell table:style-name="ce35" table:formula="of:=IF([.CK$3]=&quot;&quot;;&quot;&quot;;(IF(OR([.CK4]=&quot;&quot;;[.CK4]=0);0;1)))">
            <text:p/>
          </table:table-cell>
          <table:table-cell table:style-name="ce35" table:formula="of:=IF([.CL$3]=&quot;&quot;;&quot;&quot;;(IF(OR([.CL4]=&quot;&quot;;[.CL4]=0);0;1)))">
            <text:p/>
          </table:table-cell>
          <table:table-cell table:style-name="ce35" table:formula="of:=IF([.CM$3]=&quot;&quot;;&quot;&quot;;(IF(OR([.CM4]=&quot;&quot;;[.CM4]=0);0;1)))">
            <text:p/>
          </table:table-cell>
          <table:table-cell table:style-name="ce35" table:formula="of:=IF([.CN$3]=&quot;&quot;;&quot;&quot;;(IF(OR([.CN4]=&quot;&quot;;[.CN4]=0);0;1)))">
            <text:p/>
          </table:table-cell>
          <table:table-cell table:style-name="ce35" table:formula="of:=IF([.CO$3]=&quot;&quot;;&quot;&quot;;(IF(OR([.CO4]=&quot;&quot;;[.CO4]=0);0;1)))">
            <text:p/>
          </table:table-cell>
          <table:table-cell table:style-name="ce35" table:formula="of:=IF([.CP$3]=&quot;&quot;;&quot;&quot;;(IF(OR([.CP4]=&quot;&quot;;[.CP4]=0);0;1)))">
            <text:p/>
          </table:table-cell>
          <table:table-cell table:style-name="ce35" table:formula="of:=IF([.CQ$3]=&quot;&quot;;&quot;&quot;;(IF(OR([.CQ4]=&quot;&quot;;[.CQ4]=0);0;1)))">
            <text:p/>
          </table:table-cell>
          <table:table-cell table:style-name="ce35" table:formula="of:=IF([.CR$3]=&quot;&quot;;&quot;&quot;;(IF(OR([.CR4]=&quot;&quot;;[.CR4]=0);0;1)))">
            <text:p/>
          </table:table-cell>
          <table:table-cell table:style-name="ce35" table:formula="of:=IF([.CS$3]=&quot;&quot;;&quot;&quot;;(IF(OR([.CS4]=&quot;&quot;;[.CS4]=0);0;1)))">
            <text:p/>
          </table:table-cell>
          <table:table-cell table:style-name="ce35" table:formula="of:=IF([.CT$3]=&quot;&quot;;&quot;&quot;;(IF(OR([.CT4]=&quot;&quot;;[.CT4]=0);0;1)))">
            <text:p/>
          </table:table-cell>
          <table:table-cell table:style-name="ce35" table:formula="of:=IF([.CU$3]=&quot;&quot;;&quot;&quot;;(IF(OR([.CU4]=&quot;&quot;;[.CU4]=0);0;1)))">
            <text:p/>
          </table:table-cell>
          <table:table-cell table:style-name="ce35" table:formula="of:=IF([.CV$3]=&quot;&quot;;&quot;&quot;;(IF(OR([.CV4]=&quot;&quot;;[.CV4]=0);0;1)))">
            <text:p/>
          </table:table-cell>
          <table:table-cell table:style-name="ce35" table:formula="of:=IF([.CW$3]=&quot;&quot;;&quot;&quot;;(IF(OR([.CW4]=&quot;&quot;;[.CW4]=0);0;1)))">
            <text:p/>
          </table:table-cell>
          <table:table-cell table:style-name="ce35" table:formula="of:=IF([.CX$3]=&quot;&quot;;&quot;&quot;;(IF(OR([.CX4]=&quot;&quot;;[.CX4]=0);0;1)))">
            <text:p/>
          </table:table-cell>
          <table:table-cell table:style-name="ce35" table:formula="of:=IF([.CY$3]=&quot;&quot;;&quot;&quot;;(IF(OR([.CY4]=&quot;&quot;;[.CY4]=0);0;1)))">
            <text:p/>
          </table:table-cell>
          <table:table-cell table:style-name="ce35" table:formula="of:=IF([.CZ$3]=&quot;&quot;;&quot;&quot;;(IF(OR([.CZ4]=&quot;&quot;;[.CZ4]=0);0;1)))">
            <text:p/>
          </table:table-cell>
          <table:table-cell table:style-name="ce35" table:formula="of:=IF([.DA$3]=&quot;&quot;;&quot;&quot;;(IF(OR([.DA4]=&quot;&quot;;[.DA4]=0);0;1)))">
            <text:p/>
          </table:table-cell>
          <table:table-cell table:style-name="ce35" table:formula="of:=IF([.DB$3]=&quot;&quot;;&quot;&quot;;(IF(OR([.DB4]=&quot;&quot;;[.DB4]=0);0;1)))">
            <text:p/>
          </table:table-cell>
          <table:table-cell table:style-name="ce35" table:formula="of:=IF([.DC$3]=&quot;&quot;;&quot;&quot;;(IF(OR([.DC4]=&quot;&quot;;[.DC4]=0);0;1)))">
            <text:p/>
          </table:table-cell>
          <table:table-cell table:style-name="ce35" table:formula="of:=IF([.DD$3]=&quot;&quot;;&quot;&quot;;(IF(OR([.DD4]=&quot;&quot;;[.DD4]=0);0;1)))">
            <text:p/>
          </table:table-cell>
          <table:table-cell table:style-name="ce35" table:formula="of:=IF([.DE$3]=&quot;&quot;;&quot;&quot;;(IF(OR([.DE4]=&quot;&quot;;[.DE4]=0);0;1)))">
            <text:p/>
          </table:table-cell>
          <table:table-cell table:style-name="ce35" table:formula="of:=IF([.DF$3]=&quot;&quot;;&quot;&quot;;(IF(OR([.DF4]=&quot;&quot;;[.DF4]=0);0;1)))">
            <text:p/>
          </table:table-cell>
          <table:table-cell table:style-name="ce35" table:formula="of:=IF([.DG$3]=&quot;&quot;;&quot;&quot;;(IF(OR([.DG4]=&quot;&quot;;[.DG4]=0);0;1)))">
            <text:p/>
          </table:table-cell>
          <table:table-cell table:style-name="ce35" table:formula="of:=IF([.DH$3]=&quot;&quot;;&quot;&quot;;(IF(OR([.DH4]=&quot;&quot;;[.DH4]=0);0;1)))">
            <text:p/>
          </table:table-cell>
          <table:table-cell table:style-name="ce35" table:formula="of:=IF([.DI$3]=&quot;&quot;;&quot;&quot;;(IF(OR([.DI4]=&quot;&quot;;[.DI4]=0);0;1)))">
            <text:p/>
          </table:table-cell>
          <table:table-cell table:style-name="ce35" table:formula="of:=IF([.DJ$3]=&quot;&quot;;&quot;&quot;;(IF(OR([.DJ4]=&quot;&quot;;[.DJ4]=0);0;1)))">
            <text:p/>
          </table:table-cell>
          <table:table-cell table:style-name="ce35" table:formula="of:=IF([.DK$3]=&quot;&quot;;&quot;&quot;;(IF(OR([.DK4]=&quot;&quot;;[.DK4]=0);0;1)))">
            <text:p/>
          </table:table-cell>
          <table:table-cell table:style-name="ce35" table:formula="of:=IF([.DL$3]=&quot;&quot;;&quot;&quot;;(IF(OR([.DL4]=&quot;&quot;;[.DL4]=0);0;1)))">
            <text:p/>
          </table:table-cell>
          <table:table-cell table:style-name="ce35" table:formula="of:=IF([.DM$3]=&quot;&quot;;&quot;&quot;;(IF(OR([.DM4]=&quot;&quot;;[.DM4]=0);0;1)))">
            <text:p/>
          </table:table-cell>
          <table:table-cell table:style-name="ce35" table:formula="of:=IF([.DN$3]=&quot;&quot;;&quot;&quot;;(IF(OR([.DN4]=&quot;&quot;;[.DN4]=0);0;1)))">
            <text:p/>
          </table:table-cell>
          <table:table-cell table:style-name="ce35" table:formula="of:=IF([.DO$3]=&quot;&quot;;&quot;&quot;;(IF(OR([.DO4]=&quot;&quot;;[.DO4]=0);0;1)))">
            <text:p/>
          </table:table-cell>
          <table:table-cell table:style-name="ce35" table:formula="of:=IF([.DP$3]=&quot;&quot;;&quot;&quot;;(IF(OR([.DP4]=&quot;&quot;;[.DP4]=0);0;1)))">
            <text:p/>
          </table:table-cell>
          <table:table-cell table:style-name="ce35" table:formula="of:=IF([.DQ$3]=&quot;&quot;;&quot;&quot;;(IF(OR([.DQ4]=&quot;&quot;;[.DQ4]=0);0;1)))">
            <text:p/>
          </table:table-cell>
          <table:table-cell table:style-name="ce35" table:formula="of:=IF([.DR$3]=&quot;&quot;;&quot;&quot;;(IF(OR([.DR4]=&quot;&quot;;[.DR4]=0);0;1)))">
            <text:p/>
          </table:table-cell>
          <table:table-cell table:style-name="ce35" table:formula="of:=IF([.DS$3]=&quot;&quot;;&quot;&quot;;(IF(OR([.DS4]=&quot;&quot;;[.DS4]=0);0;1)))">
            <text:p/>
          </table:table-cell>
          <table:table-cell table:style-name="ce35" table:formula="of:=IF([.DT$3]=&quot;&quot;;&quot;&quot;;(IF(OR([.DT4]=&quot;&quot;;[.DT4]=0);0;1)))">
            <text:p/>
          </table:table-cell>
          <table:table-cell table:style-name="ce35" table:formula="of:=IF([.DU$3]=&quot;&quot;;&quot;&quot;;(IF(OR([.DU4]=&quot;&quot;;[.DU4]=0);0;1)))">
            <text:p/>
          </table:table-cell>
          <table:table-cell table:style-name="ce35" table:formula="of:=IF([.DV$3]=&quot;&quot;;&quot;&quot;;(IF(OR([.DV4]=&quot;&quot;;[.DV4]=0);0;1)))">
            <text:p/>
          </table:table-cell>
          <table:table-cell table:style-name="ce35" table:formula="of:=IF([.DW$3]=&quot;&quot;;&quot;&quot;;(IF(OR([.DW4]=&quot;&quot;;[.DW4]=0);0;1)))">
            <text:p/>
          </table:table-cell>
          <table:table-cell table:style-name="ce35" table:formula="of:=IF([.DX$3]=&quot;&quot;;&quot;&quot;;(IF(OR([.DX4]=&quot;&quot;;[.DX4]=0);0;1)))">
            <text:p/>
          </table:table-cell>
          <table:table-cell table:style-name="ce35" table:formula="of:=IF([.DY$3]=&quot;&quot;;&quot;&quot;;(IF(OR([.DY4]=&quot;&quot;;[.DY4]=0);0;1)))">
            <text:p/>
          </table:table-cell>
          <table:table-cell table:style-name="ce35" table:formula="of:=IF([.DZ$3]=&quot;&quot;;&quot;&quot;;(IF(OR([.DZ4]=&quot;&quot;;[.DZ4]=0);0;1)))">
            <text:p/>
          </table:table-cell>
          <table:table-cell table:style-name="ce35" table:formula="of:=IF([.EA$3]=&quot;&quot;;&quot;&quot;;(IF(OR([.EA4]=&quot;&quot;;[.EA4]=0);0;1)))">
            <text:p/>
          </table:table-cell>
          <table:table-cell table:style-name="ce35" table:formula="of:=IF([.EB$3]=&quot;&quot;;&quot;&quot;;(IF(OR([.EB4]=&quot;&quot;;[.EB4]=0);0;1)))">
            <text:p/>
          </table:table-cell>
          <table:table-cell table:style-name="ce35" table:formula="of:=IF([.EC$3]=&quot;&quot;;&quot;&quot;;(IF(OR([.EC4]=&quot;&quot;;[.EC4]=0);0;1)))">
            <text:p/>
          </table:table-cell>
          <table:table-cell table:style-name="ce35" table:formula="of:=IF([.ED$3]=&quot;&quot;;&quot;&quot;;(IF(OR([.ED4]=&quot;&quot;;[.ED4]=0);0;1)))">
            <text:p/>
          </table:table-cell>
          <table:table-cell table:style-name="ce35" table:formula="of:=IF([.EE$3]=&quot;&quot;;&quot;&quot;;(IF(OR([.EE4]=&quot;&quot;;[.EE4]=0);0;1)))">
            <text:p/>
          </table:table-cell>
          <table:table-cell table:style-name="ce35" table:formula="of:=IF([.EF$3]=&quot;&quot;;&quot;&quot;;(IF(OR([.EF4]=&quot;&quot;;[.EF4]=0);0;1)))">
            <text:p/>
          </table:table-cell>
          <table:table-cell table:style-name="ce35" table:formula="of:=IF([.EG$3]=&quot;&quot;;&quot;&quot;;(IF(OR([.EG4]=&quot;&quot;;[.EG4]=0);0;1)))">
            <text:p/>
          </table:table-cell>
          <table:table-cell table:style-name="ce35" table:formula="of:=IF([.EH$3]=&quot;&quot;;&quot;&quot;;(IF(OR([.EH4]=&quot;&quot;;[.EH4]=0);0;1)))">
            <text:p/>
          </table:table-cell>
          <table:table-cell table:style-name="ce35" table:formula="of:=IF([.EI$3]=&quot;&quot;;&quot;&quot;;(IF(OR([.EI4]=&quot;&quot;;[.EI4]=0);0;1)))">
            <text:p/>
          </table:table-cell>
          <table:table-cell table:style-name="ce35" table:formula="of:=IF([.EJ$3]=&quot;&quot;;&quot;&quot;;(IF(OR([.EJ4]=&quot;&quot;;[.EJ4]=0);0;1)))">
            <text:p/>
          </table:table-cell>
          <table:table-cell table:style-name="ce35" table:formula="of:=IF([.EK$3]=&quot;&quot;;&quot;&quot;;(IF(OR([.EK4]=&quot;&quot;;[.EK4]=0);0;1)))">
            <text:p/>
          </table:table-cell>
          <table:table-cell table:style-name="ce35" table:formula="of:=IF([.EL$3]=&quot;&quot;;&quot;&quot;;(IF(OR([.EL4]=&quot;&quot;;[.EL4]=0);0;1)))">
            <text:p/>
          </table:table-cell>
          <table:table-cell table:style-name="ce35" table:formula="of:=IF([.EM$3]=&quot;&quot;;&quot;&quot;;(IF(OR([.EM4]=&quot;&quot;;[.EM4]=0);0;1)))">
            <text:p/>
          </table:table-cell>
          <table:table-cell table:style-name="ce35" table:formula="of:=IF([.EN$3]=&quot;&quot;;&quot;&quot;;(IF(OR([.EN4]=&quot;&quot;;[.EN4]=0);0;1)))">
            <text:p/>
          </table:table-cell>
          <table:table-cell table:style-name="ce35" table:formula="of:=IF([.EO$3]=&quot;&quot;;&quot;&quot;;(IF(OR([.EO4]=&quot;&quot;;[.EO4]=0);0;1)))">
            <text:p/>
          </table:table-cell>
          <table:table-cell table:style-name="ce35" table:formula="of:=IF([.EP$3]=&quot;&quot;;&quot;&quot;;(IF(OR([.EP4]=&quot;&quot;;[.EP4]=0);0;1)))">
            <text:p/>
          </table:table-cell>
          <table:table-cell table:style-name="ce35" table:formula="of:=IF([.EQ$3]=&quot;&quot;;&quot;&quot;;(IF(OR([.EQ4]=&quot;&quot;;[.EQ4]=0);0;1)))">
            <text:p/>
          </table:table-cell>
          <table:table-cell table:style-name="ce35" table:formula="of:=IF([.ER$3]=&quot;&quot;;&quot;&quot;;(IF(OR([.ER4]=&quot;&quot;;[.ER4]=0);0;1)))">
            <text:p/>
          </table:table-cell>
          <table:table-cell table:style-name="ce35" table:formula="of:=IF([.ES$3]=&quot;&quot;;&quot;&quot;;(IF(OR([.ES4]=&quot;&quot;;[.ES4]=0);0;1)))">
            <text:p/>
          </table:table-cell>
          <table:table-cell table:style-name="ce35" table:formula="of:=IF([.ET$3]=&quot;&quot;;&quot;&quot;;(IF(OR([.ET4]=&quot;&quot;;[.ET4]=0);0;1)))">
            <text:p/>
          </table:table-cell>
          <table:table-cell table:style-name="ce35" table:formula="of:=IF([.EU$3]=&quot;&quot;;&quot;&quot;;(IF(OR([.EU4]=&quot;&quot;;[.EU4]=0);0;1)))">
            <text:p/>
          </table:table-cell>
          <table:table-cell table:style-name="ce35" table:formula="of:=IF([.EV$3]=&quot;&quot;;&quot;&quot;;(IF(OR([.EV4]=&quot;&quot;;[.EV4]=0);0;1)))">
            <text:p/>
          </table:table-cell>
          <table:table-cell table:style-name="ce35" table:formula="of:=IF([.EW$3]=&quot;&quot;;&quot;&quot;;(IF(OR([.EW4]=&quot;&quot;;[.EW4]=0);0;1)))">
            <text:p/>
          </table:table-cell>
          <table:table-cell table:style-name="ce35" table:formula="of:=IF([.EX$3]=&quot;&quot;;&quot;&quot;;(IF(OR([.EX4]=&quot;&quot;;[.EX4]=0);0;1)))">
            <text:p/>
          </table:table-cell>
          <table:table-cell table:style-name="ce35" table:formula="of:=IF([.EY$3]=&quot;&quot;;&quot;&quot;;(IF(OR([.EY4]=&quot;&quot;;[.EY4]=0);0;1)))">
            <text:p/>
          </table:table-cell>
          <table:table-cell table:style-name="ce35" table:formula="of:=IF([.EZ$3]=&quot;&quot;;&quot;&quot;;(IF(OR([.EZ4]=&quot;&quot;;[.EZ4]=0);0;1)))">
            <text:p/>
          </table:table-cell>
          <table:table-cell table:style-name="ce35" table:formula="of:=IF([.FA$3]=&quot;&quot;;&quot;&quot;;(IF(OR([.FA4]=&quot;&quot;;[.FA4]=0);0;1)))">
            <text:p/>
          </table:table-cell>
          <table:table-cell table:style-name="ce35" table:formula="of:=IF([.FB$3]=&quot;&quot;;&quot;&quot;;(IF(OR([.FB4]=&quot;&quot;;[.FB4]=0);0;1)))">
            <text:p/>
          </table:table-cell>
          <table:table-cell table:style-name="ce35" table:formula="of:=IF([.FC$3]=&quot;&quot;;&quot;&quot;;(IF(OR([.FC4]=&quot;&quot;;[.FC4]=0);0;1)))">
            <text:p/>
          </table:table-cell>
          <table:table-cell table:style-name="ce35" table:formula="of:=IF([.FD$3]=&quot;&quot;;&quot;&quot;;(IF(OR([.FD4]=&quot;&quot;;[.FD4]=0);0;1)))">
            <text:p/>
          </table:table-cell>
          <table:table-cell table:style-name="ce35" table:formula="of:=IF([.FE$3]=&quot;&quot;;&quot;&quot;;(IF(OR([.FE4]=&quot;&quot;;[.FE4]=0);0;1)))">
            <text:p/>
          </table:table-cell>
          <table:table-cell table:style-name="ce35" table:formula="of:=IF([.FF$3]=&quot;&quot;;&quot;&quot;;(IF(OR([.FF4]=&quot;&quot;;[.FF4]=0);0;1)))">
            <text:p/>
          </table:table-cell>
          <table:table-cell table:style-name="ce35" table:formula="of:=IF([.FG$3]=&quot;&quot;;&quot;&quot;;(IF(OR([.FG4]=&quot;&quot;;[.FG4]=0);0;1)))">
            <text:p/>
          </table:table-cell>
          <table:table-cell table:style-name="ce35" table:formula="of:=IF([.FH$3]=&quot;&quot;;&quot;&quot;;(IF(OR([.FH4]=&quot;&quot;;[.FH4]=0);0;1)))">
            <text:p/>
          </table:table-cell>
          <table:table-cell table:style-name="ce35" table:formula="of:=IF([.FI$3]=&quot;&quot;;&quot;&quot;;(IF(OR([.FI4]=&quot;&quot;;[.FI4]=0);0;1)))">
            <text:p/>
          </table:table-cell>
          <table:table-cell table:style-name="ce35" table:formula="of:=IF([.FJ$3]=&quot;&quot;;&quot;&quot;;(IF(OR([.FJ4]=&quot;&quot;;[.FJ4]=0);0;1)))">
            <text:p/>
          </table:table-cell>
          <table:table-cell table:style-name="ce35" table:formula="of:=IF([.FK$3]=&quot;&quot;;&quot;&quot;;(IF(OR([.FK4]=&quot;&quot;;[.FK4]=0);0;1)))">
            <text:p/>
          </table:table-cell>
          <table:table-cell table:style-name="ce35" table:formula="of:=IF([.FL$3]=&quot;&quot;;&quot;&quot;;(IF(OR([.FL4]=&quot;&quot;;[.FL4]=0);0;1)))">
            <text:p/>
          </table:table-cell>
          <table:table-cell table:style-name="ce35" table:formula="of:=IF([.FM$3]=&quot;&quot;;&quot;&quot;;(IF(OR([.FM4]=&quot;&quot;;[.FM4]=0);0;1)))">
            <text:p/>
          </table:table-cell>
          <table:table-cell table:style-name="ce35" table:formula="of:=IF([.FN$3]=&quot;&quot;;&quot;&quot;;(IF(OR([.FN4]=&quot;&quot;;[.FN4]=0);0;1)))">
            <text:p/>
          </table:table-cell>
          <table:table-cell table:style-name="ce35" table:formula="of:=IF([.FO$3]=&quot;&quot;;&quot;&quot;;(IF(OR([.FO4]=&quot;&quot;;[.FO4]=0);0;1)))">
            <text:p/>
          </table:table-cell>
          <table:table-cell table:style-name="ce35" table:formula="of:=IF([.FP$3]=&quot;&quot;;&quot;&quot;;(IF(OR([.FP4]=&quot;&quot;;[.FP4]=0);0;1)))">
            <text:p/>
          </table:table-cell>
          <table:table-cell table:style-name="ce35" table:formula="of:=IF([.FQ$3]=&quot;&quot;;&quot;&quot;;(IF(OR([.FQ4]=&quot;&quot;;[.FQ4]=0);0;1)))">
            <text:p/>
          </table:table-cell>
          <table:table-cell table:style-name="ce35" table:formula="of:=IF([.FR$3]=&quot;&quot;;&quot;&quot;;(IF(OR([.FR4]=&quot;&quot;;[.FR4]=0);0;1)))">
            <text:p/>
          </table:table-cell>
          <table:table-cell table:style-name="ce35" table:formula="of:=IF([.FS$3]=&quot;&quot;;&quot;&quot;;(IF(OR([.FS4]=&quot;&quot;;[.FS4]=0);0;1)))">
            <text:p/>
          </table:table-cell>
          <table:table-cell table:style-name="ce35" table:formula="of:=IF([.FT$3]=&quot;&quot;;&quot;&quot;;(IF(OR([.FT4]=&quot;&quot;;[.FT4]=0);0;1)))">
            <text:p/>
          </table:table-cell>
          <table:table-cell table:style-name="ce35" table:formula="of:=IF([.FU$3]=&quot;&quot;;&quot;&quot;;(IF(OR([.FU4]=&quot;&quot;;[.FU4]=0);0;1)))">
            <text:p/>
          </table:table-cell>
          <table:table-cell table:style-name="ce35" table:formula="of:=IF([.FV$3]=&quot;&quot;;&quot;&quot;;(IF(OR([.FV4]=&quot;&quot;;[.FV4]=0);0;1)))">
            <text:p/>
          </table:table-cell>
          <table:table-cell table:style-name="ce35" table:formula="of:=IF([.FW$3]=&quot;&quot;;&quot;&quot;;(IF(OR([.FW4]=&quot;&quot;;[.FW4]=0);0;1)))">
            <text:p/>
          </table:table-cell>
          <table:table-cell table:style-name="ce35" table:formula="of:=IF([.FX$3]=&quot;&quot;;&quot;&quot;;(IF(OR([.FX4]=&quot;&quot;;[.FX4]=0);0;1)))">
            <text:p/>
          </table:table-cell>
          <table:table-cell table:style-name="ce35" table:formula="of:=IF([.FY$3]=&quot;&quot;;&quot;&quot;;(IF(OR([.FY4]=&quot;&quot;;[.FY4]=0);0;1)))">
            <text:p/>
          </table:table-cell>
          <table:table-cell table:style-name="ce35" table:formula="of:=IF([.FZ$3]=&quot;&quot;;&quot;&quot;;(IF(OR([.FZ4]=&quot;&quot;;[.FZ4]=0);0;1)))">
            <text:p/>
          </table:table-cell>
          <table:table-cell table:style-name="ce35" table:formula="of:=IF([.GA$3]=&quot;&quot;;&quot;&quot;;(IF(OR([.GA4]=&quot;&quot;;[.GA4]=0);0;1)))">
            <text:p/>
          </table:table-cell>
          <table:table-cell table:style-name="ce35" table:formula="of:=IF([.GB$3]=&quot;&quot;;&quot;&quot;;(IF(OR([.GB4]=&quot;&quot;;[.GB4]=0);0;1)))">
            <text:p/>
          </table:table-cell>
          <table:table-cell table:style-name="ce35" table:formula="of:=IF([.GC$3]=&quot;&quot;;&quot;&quot;;(IF(OR([.GC4]=&quot;&quot;;[.GC4]=0);0;1)))">
            <text:p/>
          </table:table-cell>
          <table:table-cell table:style-name="ce35" table:formula="of:=IF([.GD$3]=&quot;&quot;;&quot;&quot;;(IF(OR([.GD4]=&quot;&quot;;[.GD4]=0);0;1)))">
            <text:p/>
          </table:table-cell>
          <table:table-cell table:style-name="ce35" table:formula="of:=IF([.GE$3]=&quot;&quot;;&quot;&quot;;(IF(OR([.GE4]=&quot;&quot;;[.GE4]=0);0;1)))">
            <text:p/>
          </table:table-cell>
          <table:table-cell table:style-name="ce35" table:formula="of:=IF([.GF$3]=&quot;&quot;;&quot;&quot;;(IF(OR([.GF4]=&quot;&quot;;[.GF4]=0);0;1)))">
            <text:p/>
          </table:table-cell>
          <table:table-cell table:style-name="ce35" table:formula="of:=IF([.GG$3]=&quot;&quot;;&quot;&quot;;(IF(OR([.GG4]=&quot;&quot;;[.GG4]=0);0;1)))">
            <text:p/>
          </table:table-cell>
          <table:table-cell table:style-name="ce35" table:formula="of:=IF([.GH$3]=&quot;&quot;;&quot;&quot;;(IF(OR([.GH4]=&quot;&quot;;[.GH4]=0);0;1)))">
            <text:p/>
          </table:table-cell>
          <table:table-cell table:style-name="ce35" table:formula="of:=IF([.GI$3]=&quot;&quot;;&quot;&quot;;(IF(OR([.GI4]=&quot;&quot;;[.GI4]=0);0;1)))">
            <text:p/>
          </table:table-cell>
          <table:table-cell table:style-name="ce35" table:formula="of:=IF([.GJ$3]=&quot;&quot;;&quot;&quot;;(IF(OR([.GJ4]=&quot;&quot;;[.GJ4]=0);0;1)))">
            <text:p/>
          </table:table-cell>
          <table:table-cell table:style-name="ce35" table:formula="of:=IF([.GK$3]=&quot;&quot;;&quot;&quot;;(IF(OR([.GK4]=&quot;&quot;;[.GK4]=0);0;1)))">
            <text:p/>
          </table:table-cell>
          <table:table-cell table:style-name="ce35" table:formula="of:=IF([.GL$3]=&quot;&quot;;&quot;&quot;;(IF(OR([.GL4]=&quot;&quot;;[.GL4]=0);0;1)))">
            <text:p/>
          </table:table-cell>
          <table:table-cell table:style-name="ce35" table:formula="of:=IF([.GM$3]=&quot;&quot;;&quot;&quot;;(IF(OR([.GM4]=&quot;&quot;;[.GM4]=0);0;1)))">
            <text:p/>
          </table:table-cell>
          <table:table-cell table:style-name="ce35" table:formula="of:=IF([.GN$3]=&quot;&quot;;&quot;&quot;;(IF(OR([.GN4]=&quot;&quot;;[.GN4]=0);0;1)))">
            <text:p/>
          </table:table-cell>
          <table:table-cell table:style-name="ce35" table:formula="of:=IF([.GO$3]=&quot;&quot;;&quot;&quot;;(IF(OR([.GO4]=&quot;&quot;;[.GO4]=0);0;1)))">
            <text:p/>
          </table:table-cell>
          <table:table-cell table:style-name="ce35" table:formula="of:=IF([.GP$3]=&quot;&quot;;&quot;&quot;;(IF(OR([.GP4]=&quot;&quot;;[.GP4]=0);0;1)))">
            <text:p/>
          </table:table-cell>
          <table:table-cell table:style-name="ce35" table:formula="of:=IF([.GQ$3]=&quot;&quot;;&quot;&quot;;(IF(OR([.GQ4]=&quot;&quot;;[.GQ4]=0);0;1)))">
            <text:p/>
          </table:table-cell>
          <table:table-cell table:style-name="ce35" table:formula="of:=IF([.GR$3]=&quot;&quot;;&quot;&quot;;(IF(OR([.GR4]=&quot;&quot;;[.GR4]=0);0;1)))">
            <text:p/>
          </table:table-cell>
          <table:table-cell table:style-name="ce35" table:formula="of:=IF([.GS$3]=&quot;&quot;;&quot;&quot;;(IF(OR([.GS4]=&quot;&quot;;[.GS4]=0);0;1)))">
            <text:p/>
          </table:table-cell>
          <table:table-cell table:style-name="ce35" table:formula="of:=IF([.GT$3]=&quot;&quot;;&quot;&quot;;(IF(OR([.GT4]=&quot;&quot;;[.GT4]=0);0;1)))">
            <text:p/>
          </table:table-cell>
          <table:table-cell table:style-name="ce35" table:formula="of:=IF([.GU$3]=&quot;&quot;;&quot;&quot;;(IF(OR([.GU4]=&quot;&quot;;[.GU4]=0);0;1)))">
            <text:p/>
          </table:table-cell>
          <table:table-cell table:style-name="ce35" table:formula="of:=IF([.GV$3]=&quot;&quot;;&quot;&quot;;(IF(OR([.GV4]=&quot;&quot;;[.GV4]=0);0;1)))">
            <text:p/>
          </table:table-cell>
          <table:table-cell table:style-name="ce35" table:formula="of:=IF([.GW$3]=&quot;&quot;;&quot;&quot;;(IF(OR([.GW4]=&quot;&quot;;[.GW4]=0);0;1)))">
            <text:p/>
          </table:table-cell>
          <table:table-cell table:style-name="ce35" table:formula="of:=IF([.GX$3]=&quot;&quot;;&quot;&quot;;(IF(OR([.GX4]=&quot;&quot;;[.GX4]=0);0;1)))">
            <text:p/>
          </table:table-cell>
          <table:table-cell table:style-name="ce35" table:formula="of:=IF([.GY$3]=&quot;&quot;;&quot;&quot;;(IF(OR([.GY4]=&quot;&quot;;[.GY4]=0);0;1)))">
            <text:p/>
          </table:table-cell>
          <table:table-cell table:style-name="ce35" table:formula="of:=IF([.GZ$3]=&quot;&quot;;&quot;&quot;;(IF(OR([.GZ4]=&quot;&quot;;[.GZ4]=0);0;1)))">
            <text:p/>
          </table:table-cell>
          <table:table-cell table:style-name="ce35" table:formula="of:=IF([.HA$3]=&quot;&quot;;&quot;&quot;;(IF(OR([.HA4]=&quot;&quot;;[.HA4]=0);0;1)))">
            <text:p/>
          </table:table-cell>
          <table:table-cell table:style-name="ce35" table:formula="of:=IF([.HB$3]=&quot;&quot;;&quot;&quot;;(IF(OR([.HB4]=&quot;&quot;;[.HB4]=0);0;1)))">
            <text:p/>
          </table:table-cell>
          <table:table-cell table:style-name="ce35" table:formula="of:=IF([.HC$3]=&quot;&quot;;&quot;&quot;;(IF(OR([.HC4]=&quot;&quot;;[.HC4]=0);0;1)))">
            <text:p/>
          </table:table-cell>
          <table:table-cell table:style-name="ce35" table:formula="of:=IF([.HD$3]=&quot;&quot;;&quot;&quot;;(IF(OR([.HD4]=&quot;&quot;;[.HD4]=0);0;1)))">
            <text:p/>
          </table:table-cell>
          <table:table-cell table:style-name="ce35" table:formula="of:=IF([.HE$3]=&quot;&quot;;&quot;&quot;;(IF(OR([.HE4]=&quot;&quot;;[.HE4]=0);0;1)))">
            <text:p/>
          </table:table-cell>
          <table:table-cell table:style-name="ce35" table:formula="of:=IF([.HF$3]=&quot;&quot;;&quot;&quot;;(IF(OR([.HF4]=&quot;&quot;;[.HF4]=0);0;1)))">
            <text:p/>
          </table:table-cell>
          <table:table-cell table:style-name="ce35" table:formula="of:=IF([.HG$3]=&quot;&quot;;&quot;&quot;;(IF(OR([.HG4]=&quot;&quot;;[.HG4]=0);0;1)))">
            <text:p/>
          </table:table-cell>
          <table:table-cell table:style-name="ce35" table:formula="of:=IF([.HH$3]=&quot;&quot;;&quot;&quot;;(IF(OR([.HH4]=&quot;&quot;;[.HH4]=0);0;1)))">
            <text:p/>
          </table:table-cell>
          <table:table-cell table:style-name="ce35" table:formula="of:=IF([.HI$3]=&quot;&quot;;&quot;&quot;;(IF(OR([.HI4]=&quot;&quot;;[.HI4]=0);0;1)))">
            <text:p/>
          </table:table-cell>
          <table:table-cell table:style-name="ce35" table:formula="of:=IF([.HJ$3]=&quot;&quot;;&quot;&quot;;(IF(OR([.HJ4]=&quot;&quot;;[.HJ4]=0);0;1)))">
            <text:p/>
          </table:table-cell>
          <table:table-cell table:style-name="ce35" table:formula="of:=IF([.HK$3]=&quot;&quot;;&quot;&quot;;(IF(OR([.HK4]=&quot;&quot;;[.HK4]=0);0;1)))">
            <text:p/>
          </table:table-cell>
          <table:table-cell table:style-name="ce35" table:formula="of:=IF([.HL$3]=&quot;&quot;;&quot;&quot;;(IF(OR([.HL4]=&quot;&quot;;[.HL4]=0);0;1)))">
            <text:p/>
          </table:table-cell>
          <table:table-cell table:style-name="ce35" table:formula="of:=IF([.HM$3]=&quot;&quot;;&quot;&quot;;(IF(OR([.HM4]=&quot;&quot;;[.HM4]=0);0;1)))">
            <text:p/>
          </table:table-cell>
          <table:table-cell table:style-name="ce35" table:formula="of:=IF([.HN$3]=&quot;&quot;;&quot;&quot;;(IF(OR([.HN4]=&quot;&quot;;[.HN4]=0);0;1)))">
            <text:p/>
          </table:table-cell>
          <table:table-cell table:style-name="ce35" table:formula="of:=IF([.HO$3]=&quot;&quot;;&quot;&quot;;(IF(OR([.HO4]=&quot;&quot;;[.HO4]=0);0;1)))">
            <text:p/>
          </table:table-cell>
          <table:table-cell table:style-name="ce35" table:formula="of:=IF([.HP$3]=&quot;&quot;;&quot;&quot;;(IF(OR([.HP4]=&quot;&quot;;[.HP4]=0);0;1)))">
            <text:p/>
          </table:table-cell>
          <table:table-cell table:style-name="ce35" table:formula="of:=IF([.HQ$3]=&quot;&quot;;&quot;&quot;;(IF(OR([.HQ4]=&quot;&quot;;[.HQ4]=0);0;1)))">
            <text:p/>
          </table:table-cell>
          <table:table-cell table:style-name="ce35" table:formula="of:=IF([.HR$3]=&quot;&quot;;&quot;&quot;;(IF(OR([.HR4]=&quot;&quot;;[.HR4]=0);0;1)))">
            <text:p/>
          </table:table-cell>
          <table:table-cell table:style-name="ce35" table:formula="of:=IF([.HS$3]=&quot;&quot;;&quot;&quot;;(IF(OR([.HS4]=&quot;&quot;;[.HS4]=0);0;1)))">
            <text:p/>
          </table:table-cell>
          <table:table-cell table:style-name="ce35" table:formula="of:=IF([.HT$3]=&quot;&quot;;&quot;&quot;;(IF(OR([.HT4]=&quot;&quot;;[.HT4]=0);0;1)))">
            <text:p/>
          </table:table-cell>
          <table:table-cell table:style-name="ce35" table:formula="of:=IF([.HU$3]=&quot;&quot;;&quot;&quot;;(IF(OR([.HU4]=&quot;&quot;;[.HU4]=0);0;1)))">
            <text:p/>
          </table:table-cell>
          <table:table-cell table:style-name="ce35" table:formula="of:=IF([.HV$3]=&quot;&quot;;&quot;&quot;;(IF(OR([.HV4]=&quot;&quot;;[.HV4]=0);0;1)))">
            <text:p/>
          </table:table-cell>
          <table:table-cell table:style-name="ce35" table:formula="of:=IF([.HW$3]=&quot;&quot;;&quot;&quot;;(IF(OR([.HW4]=&quot;&quot;;[.HW4]=0);0;1)))">
            <text:p/>
          </table:table-cell>
          <table:table-cell table:style-name="ce35" table:formula="of:=IF([.HX$3]=&quot;&quot;;&quot;&quot;;(IF(OR([.HX4]=&quot;&quot;;[.HX4]=0);0;1)))">
            <text:p/>
          </table:table-cell>
          <table:table-cell table:style-name="ce35" table:formula="of:=IF([.HY$3]=&quot;&quot;;&quot;&quot;;(IF(OR([.HY4]=&quot;&quot;;[.HY4]=0);0;1)))">
            <text:p/>
          </table:table-cell>
          <table:table-cell table:style-name="ce35" table:formula="of:=IF([.HZ$3]=&quot;&quot;;&quot;&quot;;(IF(OR([.HZ4]=&quot;&quot;;[.HZ4]=0);0;1)))">
            <text:p/>
          </table:table-cell>
          <table:table-cell table:style-name="ce35" table:formula="of:=IF([.IA$3]=&quot;&quot;;&quot;&quot;;(IF(OR([.IA4]=&quot;&quot;;[.IA4]=0);0;1)))">
            <text:p/>
          </table:table-cell>
          <table:table-cell table:style-name="ce35" table:formula="of:=IF([.IB$3]=&quot;&quot;;&quot;&quot;;(IF(OR([.IB4]=&quot;&quot;;[.IB4]=0);0;1)))">
            <text:p/>
          </table:table-cell>
          <table:table-cell table:style-name="ce35" table:formula="of:=IF([.IC$3]=&quot;&quot;;&quot;&quot;;(IF(OR([.IC4]=&quot;&quot;;[.IC4]=0);0;1)))">
            <text:p/>
          </table:table-cell>
          <table:table-cell table:style-name="ce35" table:formula="of:=IF([.ID$3]=&quot;&quot;;&quot;&quot;;(IF(OR([.ID4]=&quot;&quot;;[.ID4]=0);0;1)))">
            <text:p/>
          </table:table-cell>
          <table:table-cell table:style-name="ce35" table:formula="of:=IF([.IE$3]=&quot;&quot;;&quot;&quot;;(IF(OR([.IE4]=&quot;&quot;;[.IE4]=0);0;1)))">
            <text:p/>
          </table:table-cell>
          <table:table-cell table:style-name="ce35" table:formula="of:=IF([.IF$3]=&quot;&quot;;&quot;&quot;;(IF(OR([.IF4]=&quot;&quot;;[.IF4]=0);0;1)))">
            <text:p/>
          </table:table-cell>
          <table:table-cell table:style-name="ce35" table:formula="of:=IF([.IG$3]=&quot;&quot;;&quot;&quot;;(IF(OR([.IG4]=&quot;&quot;;[.IG4]=0);0;1)))">
            <text:p/>
          </table:table-cell>
          <table:table-cell table:style-name="ce35" table:formula="of:=IF([.IH$3]=&quot;&quot;;&quot;&quot;;(IF(OR([.IH4]=&quot;&quot;;[.IH4]=0);0;1)))">
            <text:p/>
          </table:table-cell>
          <table:table-cell table:style-name="ce35" table:formula="of:=IF([.II$3]=&quot;&quot;;&quot;&quot;;(IF(OR([.II4]=&quot;&quot;;[.II4]=0);0;1)))">
            <text:p/>
          </table:table-cell>
          <table:table-cell table:style-name="ce35" table:formula="of:=IF([.IJ$3]=&quot;&quot;;&quot;&quot;;(IF(OR([.IJ4]=&quot;&quot;;[.IJ4]=0);0;1)))">
            <text:p/>
          </table:table-cell>
          <table:table-cell table:style-name="ce35" table:formula="of:=IF([.IK$3]=&quot;&quot;;&quot;&quot;;(IF(OR([.IK4]=&quot;&quot;;[.IK4]=0);0;1)))">
            <text:p/>
          </table:table-cell>
          <table:table-cell table:style-name="ce35" table:formula="of:=IF([.IL$3]=&quot;&quot;;&quot;&quot;;(IF(OR([.IL4]=&quot;&quot;;[.IL4]=0);0;1)))">
            <text:p/>
          </table:table-cell>
          <table:table-cell table:style-name="ce35" table:formula="of:=IF([.IM$3]=&quot;&quot;;&quot;&quot;;(IF(OR([.IM4]=&quot;&quot;;[.IM4]=0);0;1)))">
            <text:p/>
          </table:table-cell>
          <table:table-cell table:style-name="ce35" table:formula="of:=IF([.IN$3]=&quot;&quot;;&quot;&quot;;(IF(OR([.IN4]=&quot;&quot;;[.IN4]=0);0;1)))">
            <text:p/>
          </table:table-cell>
          <table:table-cell table:style-name="ce35" table:formula="of:=IF([.IO$3]=&quot;&quot;;&quot;&quot;;(IF(OR([.IO4]=&quot;&quot;;[.IO4]=0);0;1)))">
            <text:p/>
          </table:table-cell>
          <table:table-cell table:style-name="ce35" table:formula="of:=IF([.IP$3]=&quot;&quot;;&quot;&quot;;(IF(OR([.IP4]=&quot;&quot;;[.IP4]=0);0;1)))">
            <text:p/>
          </table:table-cell>
          <table:table-cell table:style-name="ce35" table:formula="of:=IF([.IQ$3]=&quot;&quot;;&quot;&quot;;(IF(OR([.IQ4]=&quot;&quot;;[.IQ4]=0);0;1)))">
            <text:p/>
          </table:table-cell>
          <table:table-cell table:style-name="ce35" table:formula="of:=IF([.IR$3]=&quot;&quot;;&quot;&quot;;(IF(OR([.IR4]=&quot;&quot;;[.IR4]=0);0;1)))">
            <text:p/>
          </table:table-cell>
          <table:table-cell table:style-name="ce35" table:formula="of:=IF([.IS$3]=&quot;&quot;;&quot;&quot;;(IF(OR([.IS4]=&quot;&quot;;[.IS4]=0);0;1)))">
            <text:p/>
          </table:table-cell>
          <table:table-cell table:style-name="ce35" table:formula="of:=IF([.IT$3]=&quot;&quot;;&quot;&quot;;(IF(OR([.IT4]=&quot;&quot;;[.IT4]=0);0;1)))">
            <text:p/>
          </table:table-cell>
          <table:table-cell table:style-name="ce35" table:formula="of:=IF([.IU$3]=&quot;&quot;;&quot;&quot;;(IF(OR([.IU4]=&quot;&quot;;[.IU4]=0);0;1)))">
            <text:p/>
          </table:table-cell>
          <table:table-cell table:style-name="ce35" table:formula="of:=IF([.IV$3]=&quot;&quot;;&quot;&quot;;(IF(OR([.IV4]=&quot;&quot;;[.IV4]=0);0;1)))">
            <text:p/>
          </table:table-cell>
          <table:table-cell table:style-name="ce35" table:formula="of:=IF([.IW$3]=&quot;&quot;;&quot;&quot;;(IF(OR([.IW4]=&quot;&quot;;[.IW4]=0);0;1)))">
            <text:p/>
          </table:table-cell>
          <table:table-cell table:style-name="ce35" table:formula="of:=IF([.IX$3]=&quot;&quot;;&quot;&quot;;(IF(OR([.IX4]=&quot;&quot;;[.IX4]=0);0;1)))">
            <text:p/>
          </table:table-cell>
          <table:table-cell table:style-name="ce35" table:formula="of:=IF([.IY$3]=&quot;&quot;;&quot;&quot;;(IF(OR([.IY4]=&quot;&quot;;[.IY4]=0);0;1)))">
            <text:p/>
          </table:table-cell>
          <table:table-cell table:style-name="ce35" table:formula="of:=IF([.IZ$3]=&quot;&quot;;&quot;&quot;;(IF(OR([.IZ4]=&quot;&quot;;[.IZ4]=0);0;1)))">
            <text:p/>
          </table:table-cell>
          <table:table-cell table:style-name="ce35" table:formula="of:=IF([.JA$3]=&quot;&quot;;&quot;&quot;;(IF(OR([.JA4]=&quot;&quot;;[.JA4]=0);0;1)))">
            <text:p/>
          </table:table-cell>
          <table:table-cell table:style-name="ce35" table:formula="of:=IF([.JB$3]=&quot;&quot;;&quot;&quot;;(IF(OR([.JB4]=&quot;&quot;;[.JB4]=0);0;1)))">
            <text:p/>
          </table:table-cell>
          <table:table-cell table:style-name="ce35" table:formula="of:=IF([.JC$3]=&quot;&quot;;&quot;&quot;;(IF(OR([.JC4]=&quot;&quot;;[.JC4]=0);0;1)))">
            <text:p/>
          </table:table-cell>
          <table:table-cell table:style-name="ce35" table:formula="of:=IF([.JD$3]=&quot;&quot;;&quot;&quot;;(IF(OR([.JD4]=&quot;&quot;;[.JD4]=0);0;1)))">
            <text:p/>
          </table:table-cell>
          <table:table-cell table:style-name="ce35" table:formula="of:=IF([.JE$3]=&quot;&quot;;&quot;&quot;;(IF(OR([.JE4]=&quot;&quot;;[.JE4]=0);0;1)))">
            <text:p/>
          </table:table-cell>
          <table:table-cell table:style-name="ce35" table:formula="of:=IF([.JF$3]=&quot;&quot;;&quot;&quot;;(IF(OR([.JF4]=&quot;&quot;;[.JF4]=0);0;1)))">
            <text:p/>
          </table:table-cell>
          <table:table-cell table:style-name="ce35" table:formula="of:=IF([.JG$3]=&quot;&quot;;&quot;&quot;;(IF(OR([.JG4]=&quot;&quot;;[.JG4]=0);0;1)))">
            <text:p/>
          </table:table-cell>
          <table:table-cell table:style-name="ce35" table:formula="of:=IF([.JH$3]=&quot;&quot;;&quot;&quot;;(IF(OR([.JH4]=&quot;&quot;;[.JH4]=0);0;1)))">
            <text:p/>
          </table:table-cell>
          <table:table-cell table:style-name="ce35" table:formula="of:=IF([.JI$3]=&quot;&quot;;&quot;&quot;;(IF(OR([.JI4]=&quot;&quot;;[.JI4]=0);0;1)))">
            <text:p/>
          </table:table-cell>
          <table:table-cell table:style-name="ce35" table:formula="of:=IF([.JJ$3]=&quot;&quot;;&quot;&quot;;(IF(OR([.JJ4]=&quot;&quot;;[.JJ4]=0);0;1)))">
            <text:p/>
          </table:table-cell>
          <table:table-cell table:style-name="ce35" table:formula="of:=IF([.JK$3]=&quot;&quot;;&quot;&quot;;(IF(OR([.JK4]=&quot;&quot;;[.JK4]=0);0;1)))">
            <text:p/>
          </table:table-cell>
          <table:table-cell table:style-name="ce35" table:formula="of:=IF([.JL$3]=&quot;&quot;;&quot;&quot;;(IF(OR([.JL4]=&quot;&quot;;[.JL4]=0);0;1)))">
            <text:p/>
          </table:table-cell>
          <table:table-cell table:style-name="ce35" table:formula="of:=IF([.JM$3]=&quot;&quot;;&quot;&quot;;(IF(OR([.JM4]=&quot;&quot;;[.JM4]=0);0;1)))">
            <text:p/>
          </table:table-cell>
          <table:table-cell table:style-name="ce35" table:formula="of:=IF([.JN$3]=&quot;&quot;;&quot;&quot;;(IF(OR([.JN4]=&quot;&quot;;[.JN4]=0);0;1)))">
            <text:p/>
          </table:table-cell>
          <table:table-cell table:style-name="ce35" table:formula="of:=IF([.JO$3]=&quot;&quot;;&quot;&quot;;(IF(OR([.JO4]=&quot;&quot;;[.JO4]=0);0;1)))">
            <text:p/>
          </table:table-cell>
          <table:table-cell table:style-name="ce35" table:formula="of:=IF([.JP$3]=&quot;&quot;;&quot;&quot;;(IF(OR([.JP4]=&quot;&quot;;[.JP4]=0);0;1)))">
            <text:p/>
          </table:table-cell>
          <table:table-cell table:style-name="ce35" table:formula="of:=IF([.JQ$3]=&quot;&quot;;&quot;&quot;;(IF(OR([.JQ4]=&quot;&quot;;[.JQ4]=0);0;1)))">
            <text:p/>
          </table:table-cell>
          <table:table-cell table:style-name="ce35" table:formula="of:=IF([.JR$3]=&quot;&quot;;&quot;&quot;;(IF(OR([.JR4]=&quot;&quot;;[.JR4]=0);0;1)))">
            <text:p/>
          </table:table-cell>
          <table:table-cell table:style-name="ce35" table:formula="of:=IF([.JS$3]=&quot;&quot;;&quot;&quot;;(IF(OR([.JS4]=&quot;&quot;;[.JS4]=0);0;1)))">
            <text:p/>
          </table:table-cell>
          <table:table-cell table:style-name="ce35" table:formula="of:=IF([.JT$3]=&quot;&quot;;&quot;&quot;;(IF(OR([.JT4]=&quot;&quot;;[.JT4]=0);0;1)))">
            <text:p/>
          </table:table-cell>
          <table:table-cell table:style-name="ce35" table:formula="of:=IF([.JU$3]=&quot;&quot;;&quot;&quot;;(IF(OR([.JU4]=&quot;&quot;;[.JU4]=0);0;1)))">
            <text:p/>
          </table:table-cell>
          <table:table-cell table:style-name="ce35" table:formula="of:=IF([.JV$3]=&quot;&quot;;&quot;&quot;;(IF(OR([.JV4]=&quot;&quot;;[.JV4]=0);0;1)))">
            <text:p/>
          </table:table-cell>
          <table:table-cell table:style-name="ce35" table:formula="of:=IF([.JW$3]=&quot;&quot;;&quot;&quot;;(IF(OR([.JW4]=&quot;&quot;;[.JW4]=0);0;1)))">
            <text:p/>
          </table:table-cell>
          <table:table-cell table:style-name="ce35" table:formula="of:=IF([.JX$3]=&quot;&quot;;&quot;&quot;;(IF(OR([.JX4]=&quot;&quot;;[.JX4]=0);0;1)))">
            <text:p/>
          </table:table-cell>
          <table:table-cell table:style-name="ce35" table:formula="of:=IF([.JY$3]=&quot;&quot;;&quot;&quot;;(IF(OR([.JY4]=&quot;&quot;;[.JY4]=0);0;1)))">
            <text:p/>
          </table:table-cell>
          <table:table-cell table:style-name="ce35" table:formula="of:=IF([.JZ$3]=&quot;&quot;;&quot;&quot;;(IF(OR([.JZ4]=&quot;&quot;;[.JZ4]=0);0;1)))">
            <text:p/>
          </table:table-cell>
          <table:table-cell table:style-name="ce35" table:formula="of:=IF([.KA$3]=&quot;&quot;;&quot;&quot;;(IF(OR([.KA4]=&quot;&quot;;[.KA4]=0);0;1)))">
            <text:p/>
          </table:table-cell>
          <table:table-cell table:style-name="ce35" table:formula="of:=IF([.KB$3]=&quot;&quot;;&quot;&quot;;(IF(OR([.KB4]=&quot;&quot;;[.KB4]=0);0;1)))">
            <text:p/>
          </table:table-cell>
          <table:table-cell table:style-name="ce35" table:formula="of:=IF([.KC$3]=&quot;&quot;;&quot;&quot;;(IF(OR([.KC4]=&quot;&quot;;[.KC4]=0);0;1)))">
            <text:p/>
          </table:table-cell>
          <table:table-cell table:style-name="ce35" table:formula="of:=IF([.KD$3]=&quot;&quot;;&quot;&quot;;(IF(OR([.KD4]=&quot;&quot;;[.KD4]=0);0;1)))">
            <text:p/>
          </table:table-cell>
          <table:table-cell table:style-name="ce35" table:formula="of:=IF([.KE$3]=&quot;&quot;;&quot;&quot;;(IF(OR([.KE4]=&quot;&quot;;[.KE4]=0);0;1)))">
            <text:p/>
          </table:table-cell>
          <table:table-cell table:style-name="ce35" table:formula="of:=IF([.KF$3]=&quot;&quot;;&quot;&quot;;(IF(OR([.KF4]=&quot;&quot;;[.KF4]=0);0;1)))">
            <text:p/>
          </table:table-cell>
          <table:table-cell table:style-name="ce35" table:formula="of:=IF([.KG$3]=&quot;&quot;;&quot;&quot;;(IF(OR([.KG4]=&quot;&quot;;[.KG4]=0);0;1)))">
            <text:p/>
          </table:table-cell>
          <table:table-cell table:style-name="ce35" table:formula="of:=IF([.KH$3]=&quot;&quot;;&quot;&quot;;(IF(OR([.KH4]=&quot;&quot;;[.KH4]=0);0;1)))">
            <text:p/>
          </table:table-cell>
          <table:table-cell table:style-name="ce35" table:formula="of:=IF([.KI$3]=&quot;&quot;;&quot;&quot;;(IF(OR([.KI4]=&quot;&quot;;[.KI4]=0);0;1)))">
            <text:p/>
          </table:table-cell>
          <table:table-cell table:style-name="ce35" table:formula="of:=IF([.KJ$3]=&quot;&quot;;&quot;&quot;;(IF(OR([.KJ4]=&quot;&quot;;[.KJ4]=0);0;1)))">
            <text:p/>
          </table:table-cell>
          <table:table-cell table:style-name="ce35" table:formula="of:=IF([.KK$3]=&quot;&quot;;&quot;&quot;;(IF(OR([.KK4]=&quot;&quot;;[.KK4]=0);0;1)))">
            <text:p/>
          </table:table-cell>
          <table:table-cell table:style-name="ce35" table:formula="of:=IF([.KL$3]=&quot;&quot;;&quot;&quot;;(IF(OR([.KL4]=&quot;&quot;;[.KL4]=0);0;1)))">
            <text:p/>
          </table:table-cell>
          <table:table-cell table:style-name="ce35" table:formula="of:=IF([.KM$3]=&quot;&quot;;&quot;&quot;;(IF(OR([.KM4]=&quot;&quot;;[.KM4]=0);0;1)))">
            <text:p/>
          </table:table-cell>
          <table:table-cell table:style-name="ce35" table:formula="of:=IF([.KN$3]=&quot;&quot;;&quot;&quot;;(IF(OR([.KN4]=&quot;&quot;;[.KN4]=0);0;1)))">
            <text:p/>
          </table:table-cell>
          <table:table-cell table:style-name="ce35" table:formula="of:=IF([.KO$3]=&quot;&quot;;&quot;&quot;;(IF(OR([.KO4]=&quot;&quot;;[.KO4]=0);0;1)))">
            <text:p/>
          </table:table-cell>
          <table:table-cell table:style-name="ce35" table:formula="of:=IF([.KP$3]=&quot;&quot;;&quot;&quot;;(IF(OR([.KP4]=&quot;&quot;;[.KP4]=0);0;1)))">
            <text:p/>
          </table:table-cell>
          <table:table-cell table:style-name="ce35" table:formula="of:=IF([.KQ$3]=&quot;&quot;;&quot;&quot;;(IF(OR([.KQ4]=&quot;&quot;;[.KQ4]=0);0;1)))">
            <text:p/>
          </table:table-cell>
          <table:table-cell table:style-name="ce35" table:formula="of:=IF([.KR$3]=&quot;&quot;;&quot;&quot;;(IF(OR([.KR4]=&quot;&quot;;[.KR4]=0);0;1)))">
            <text:p/>
          </table:table-cell>
          <table:table-cell table:style-name="ce35" table:formula="of:=IF([.KS$3]=&quot;&quot;;&quot;&quot;;(IF(OR([.KS4]=&quot;&quot;;[.KS4]=0);0;1)))">
            <text:p/>
          </table:table-cell>
          <table:table-cell table:style-name="ce35" table:formula="of:=IF([.KT$3]=&quot;&quot;;&quot;&quot;;(IF(OR([.KT4]=&quot;&quot;;[.KT4]=0);0;1)))">
            <text:p/>
          </table:table-cell>
          <table:table-cell table:style-name="ce35" table:formula="of:=IF([.KU$3]=&quot;&quot;;&quot;&quot;;(IF(OR([.KU4]=&quot;&quot;;[.KU4]=0);0;1)))">
            <text:p/>
          </table:table-cell>
          <table:table-cell table:style-name="ce35" table:formula="of:=IF([.KV$3]=&quot;&quot;;&quot;&quot;;(IF(OR([.KV4]=&quot;&quot;;[.KV4]=0);0;1)))">
            <text:p/>
          </table:table-cell>
          <table:table-cell table:style-name="ce35" table:formula="of:=IF([.KW$3]=&quot;&quot;;&quot;&quot;;(IF(OR([.KW4]=&quot;&quot;;[.KW4]=0);0;1)))">
            <text:p/>
          </table:table-cell>
          <table:table-cell table:style-name="ce35" table:formula="of:=IF([.KX$3]=&quot;&quot;;&quot;&quot;;(IF(OR([.KX4]=&quot;&quot;;[.KX4]=0);0;1)))">
            <text:p/>
          </table:table-cell>
          <table:table-cell table:style-name="ce35" table:formula="of:=IF([.KY$3]=&quot;&quot;;&quot;&quot;;(IF(OR([.KY4]=&quot;&quot;;[.KY4]=0);0;1)))">
            <text:p/>
          </table:table-cell>
          <table:table-cell table:style-name="ce35" table:formula="of:=IF([.KZ$3]=&quot;&quot;;&quot;&quot;;(IF(OR([.KZ4]=&quot;&quot;;[.KZ4]=0);0;1)))">
            <text:p/>
          </table:table-cell>
          <table:table-cell table:style-name="ce35" table:formula="of:=IF([.LA$3]=&quot;&quot;;&quot;&quot;;(IF(OR([.LA4]=&quot;&quot;;[.LA4]=0);0;1)))">
            <text:p/>
          </table:table-cell>
          <table:table-cell table:style-name="ce35" table:formula="of:=IF([.LB$3]=&quot;&quot;;&quot;&quot;;(IF(OR([.LB4]=&quot;&quot;;[.LB4]=0);0;1)))">
            <text:p/>
          </table:table-cell>
          <table:table-cell table:style-name="ce35" table:formula="of:=IF([.LC$3]=&quot;&quot;;&quot;&quot;;(IF(OR([.LC4]=&quot;&quot;;[.LC4]=0);0;1)))">
            <text:p/>
          </table:table-cell>
          <table:table-cell table:style-name="ce35" table:formula="of:=IF([.LD$3]=&quot;&quot;;&quot;&quot;;(IF(OR([.LD4]=&quot;&quot;;[.LD4]=0);0;1)))">
            <text:p/>
          </table:table-cell>
          <table:table-cell table:style-name="ce35" table:formula="of:=IF([.LE$3]=&quot;&quot;;&quot;&quot;;(IF(OR([.LE4]=&quot;&quot;;[.LE4]=0);0;1)))">
            <text:p/>
          </table:table-cell>
          <table:table-cell table:style-name="ce35" table:formula="of:=IF([.LF$3]=&quot;&quot;;&quot;&quot;;(IF(OR([.LF4]=&quot;&quot;;[.LF4]=0);0;1)))">
            <text:p/>
          </table:table-cell>
          <table:table-cell table:style-name="ce35" table:formula="of:=IF([.LG$3]=&quot;&quot;;&quot;&quot;;(IF(OR([.LG4]=&quot;&quot;;[.LG4]=0);0;1)))">
            <text:p/>
          </table:table-cell>
          <table:table-cell table:style-name="ce35" table:formula="of:=IF([.LH$3]=&quot;&quot;;&quot;&quot;;(IF(OR([.LH4]=&quot;&quot;;[.LH4]=0);0;1)))">
            <text:p/>
          </table:table-cell>
          <table:table-cell table:style-name="ce35" table:formula="of:=IF([.LI$3]=&quot;&quot;;&quot;&quot;;(IF(OR([.LI4]=&quot;&quot;;[.LI4]=0);0;1)))">
            <text:p/>
          </table:table-cell>
          <table:table-cell table:style-name="ce35" table:formula="of:=IF([.LJ$3]=&quot;&quot;;&quot;&quot;;(IF(OR([.LJ4]=&quot;&quot;;[.LJ4]=0);0;1)))">
            <text:p/>
          </table:table-cell>
          <table:table-cell table:style-name="ce35" table:formula="of:=IF([.LK$3]=&quot;&quot;;&quot;&quot;;(IF(OR([.LK4]=&quot;&quot;;[.LK4]=0);0;1)))">
            <text:p/>
          </table:table-cell>
          <table:table-cell table:style-name="ce35" table:formula="of:=IF([.LL$3]=&quot;&quot;;&quot;&quot;;(IF(OR([.LL4]=&quot;&quot;;[.LL4]=0);0;1)))">
            <text:p/>
          </table:table-cell>
          <table:table-cell table:style-name="ce35" table:formula="of:=IF([.LM$3]=&quot;&quot;;&quot;&quot;;(IF(OR([.LM4]=&quot;&quot;;[.LM4]=0);0;1)))">
            <text:p/>
          </table:table-cell>
          <table:table-cell table:style-name="ce35" table:formula="of:=IF([.LN$3]=&quot;&quot;;&quot;&quot;;(IF(OR([.LN4]=&quot;&quot;;[.LN4]=0);0;1)))">
            <text:p/>
          </table:table-cell>
          <table:table-cell table:style-name="ce35" table:formula="of:=IF([.LO$3]=&quot;&quot;;&quot;&quot;;(IF(OR([.LO4]=&quot;&quot;;[.LO4]=0);0;1)))">
            <text:p/>
          </table:table-cell>
          <table:table-cell table:style-name="ce35" table:formula="of:=IF([.LP$3]=&quot;&quot;;&quot;&quot;;(IF(OR([.LP4]=&quot;&quot;;[.LP4]=0);0;1)))">
            <text:p/>
          </table:table-cell>
          <table:table-cell table:style-name="ce35" table:formula="of:=IF([.LQ$3]=&quot;&quot;;&quot;&quot;;(IF(OR([.LQ4]=&quot;&quot;;[.LQ4]=0);0;1)))">
            <text:p/>
          </table:table-cell>
          <table:table-cell table:style-name="ce35" table:formula="of:=IF([.LR$3]=&quot;&quot;;&quot;&quot;;(IF(OR([.LR4]=&quot;&quot;;[.LR4]=0);0;1)))">
            <text:p/>
          </table:table-cell>
          <table:table-cell table:style-name="ce35" table:formula="of:=IF([.LS$3]=&quot;&quot;;&quot;&quot;;(IF(OR([.LS4]=&quot;&quot;;[.LS4]=0);0;1)))">
            <text:p/>
          </table:table-cell>
          <table:table-cell table:style-name="ce35" table:formula="of:=IF([.LT$3]=&quot;&quot;;&quot;&quot;;(IF(OR([.LT4]=&quot;&quot;;[.LT4]=0);0;1)))">
            <text:p/>
          </table:table-cell>
          <table:table-cell table:style-name="ce35" table:formula="of:=IF([.LU$3]=&quot;&quot;;&quot;&quot;;(IF(OR([.LU4]=&quot;&quot;;[.LU4]=0);0;1)))">
            <text:p/>
          </table:table-cell>
          <table:table-cell table:style-name="ce35" table:formula="of:=IF([.LV$3]=&quot;&quot;;&quot;&quot;;(IF(OR([.LV4]=&quot;&quot;;[.LV4]=0);0;1)))">
            <text:p/>
          </table:table-cell>
          <table:table-cell table:style-name="ce35" table:formula="of:=IF([.LW$3]=&quot;&quot;;&quot;&quot;;(IF(OR([.LW4]=&quot;&quot;;[.LW4]=0);0;1)))">
            <text:p/>
          </table:table-cell>
          <table:table-cell table:style-name="ce35" table:formula="of:=IF([.LX$3]=&quot;&quot;;&quot;&quot;;(IF(OR([.LX4]=&quot;&quot;;[.LX4]=0);0;1)))">
            <text:p/>
          </table:table-cell>
          <table:table-cell table:style-name="ce35" table:formula="of:=IF([.LY$3]=&quot;&quot;;&quot;&quot;;(IF(OR([.LY4]=&quot;&quot;;[.LY4]=0);0;1)))">
            <text:p/>
          </table:table-cell>
          <table:table-cell table:style-name="ce35" table:formula="of:=IF([.LZ$3]=&quot;&quot;;&quot;&quot;;(IF(OR([.LZ4]=&quot;&quot;;[.LZ4]=0);0;1)))">
            <text:p/>
          </table:table-cell>
          <table:table-cell table:style-name="ce35" table:formula="of:=IF([.MA$3]=&quot;&quot;;&quot;&quot;;(IF(OR([.MA4]=&quot;&quot;;[.MA4]=0);0;1)))">
            <text:p/>
          </table:table-cell>
          <table:table-cell table:style-name="ce35" table:formula="of:=IF([.MB$3]=&quot;&quot;;&quot;&quot;;(IF(OR([.MB4]=&quot;&quot;;[.MB4]=0);0;1)))">
            <text:p/>
          </table:table-cell>
          <table:table-cell table:style-name="ce35" table:formula="of:=IF([.MC$3]=&quot;&quot;;&quot;&quot;;(IF(OR([.MC4]=&quot;&quot;;[.MC4]=0);0;1)))">
            <text:p/>
          </table:table-cell>
          <table:table-cell table:style-name="ce35" table:formula="of:=IF([.MD$3]=&quot;&quot;;&quot;&quot;;(IF(OR([.MD4]=&quot;&quot;;[.MD4]=0);0;1)))">
            <text:p/>
          </table:table-cell>
          <table:table-cell table:style-name="ce35" table:formula="of:=IF([.ME$3]=&quot;&quot;;&quot;&quot;;(IF(OR([.ME4]=&quot;&quot;;[.ME4]=0);0;1)))">
            <text:p/>
          </table:table-cell>
          <table:table-cell table:style-name="ce35" table:formula="of:=IF([.MF$3]=&quot;&quot;;&quot;&quot;;(IF(OR([.MF4]=&quot;&quot;;[.MF4]=0);0;1)))">
            <text:p/>
          </table:table-cell>
          <table:table-cell table:style-name="ce35" table:formula="of:=IF([.MG$3]=&quot;&quot;;&quot;&quot;;(IF(OR([.MG4]=&quot;&quot;;[.MG4]=0);0;1)))">
            <text:p/>
          </table:table-cell>
          <table:table-cell table:style-name="ce35" table:formula="of:=IF([.MH$3]=&quot;&quot;;&quot;&quot;;(IF(OR([.MH4]=&quot;&quot;;[.MH4]=0);0;1)))">
            <text:p/>
          </table:table-cell>
          <table:table-cell table:style-name="ce35" table:formula="of:=IF([.MI$3]=&quot;&quot;;&quot;&quot;;(IF(OR([.MI4]=&quot;&quot;;[.MI4]=0);0;1)))">
            <text:p/>
          </table:table-cell>
          <table:table-cell table:style-name="ce35" table:formula="of:=IF([.MJ$3]=&quot;&quot;;&quot;&quot;;(IF(OR([.MJ4]=&quot;&quot;;[.MJ4]=0);0;1)))">
            <text:p/>
          </table:table-cell>
          <table:table-cell table:style-name="ce35" table:formula="of:=IF([.MK$3]=&quot;&quot;;&quot;&quot;;(IF(OR([.MK4]=&quot;&quot;;[.MK4]=0);0;1)))">
            <text:p/>
          </table:table-cell>
          <table:table-cell table:style-name="ce35" table:formula="of:=IF([.ML$3]=&quot;&quot;;&quot;&quot;;(IF(OR([.ML4]=&quot;&quot;;[.ML4]=0);0;1)))">
            <text:p/>
          </table:table-cell>
          <table:table-cell table:style-name="ce35" table:formula="of:=IF([.MM$3]=&quot;&quot;;&quot;&quot;;(IF(OR([.MM4]=&quot;&quot;;[.MM4]=0);0;1)))">
            <text:p/>
          </table:table-cell>
          <table:table-cell table:style-name="ce35" table:formula="of:=IF([.MN$3]=&quot;&quot;;&quot;&quot;;(IF(OR([.MN4]=&quot;&quot;;[.MN4]=0);0;1)))">
            <text:p/>
          </table:table-cell>
          <table:table-cell table:style-name="ce35" table:formula="of:=IF([.MO$3]=&quot;&quot;;&quot;&quot;;(IF(OR([.MO4]=&quot;&quot;;[.MO4]=0);0;1)))">
            <text:p/>
          </table:table-cell>
          <table:table-cell table:style-name="ce35" table:formula="of:=IF([.MP$3]=&quot;&quot;;&quot;&quot;;(IF(OR([.MP4]=&quot;&quot;;[.MP4]=0);0;1)))">
            <text:p/>
          </table:table-cell>
          <table:table-cell table:style-name="ce35" table:formula="of:=IF([.MQ$3]=&quot;&quot;;&quot;&quot;;(IF(OR([.MQ4]=&quot;&quot;;[.MQ4]=0);0;1)))">
            <text:p/>
          </table:table-cell>
          <table:table-cell table:style-name="ce35" table:formula="of:=IF([.MR$3]=&quot;&quot;;&quot;&quot;;(IF(OR([.MR4]=&quot;&quot;;[.MR4]=0);0;1)))">
            <text:p/>
          </table:table-cell>
          <table:table-cell table:style-name="ce35" table:formula="of:=IF([.MS$3]=&quot;&quot;;&quot;&quot;;(IF(OR([.MS4]=&quot;&quot;;[.MS4]=0);0;1)))">
            <text:p/>
          </table:table-cell>
          <table:table-cell table:style-name="ce35" table:formula="of:=IF([.MT$3]=&quot;&quot;;&quot;&quot;;(IF(OR([.MT4]=&quot;&quot;;[.MT4]=0);0;1)))">
            <text:p/>
          </table:table-cell>
          <table:table-cell table:style-name="ce35" table:formula="of:=IF([.MU$3]=&quot;&quot;;&quot;&quot;;(IF(OR([.MU4]=&quot;&quot;;[.MU4]=0);0;1)))">
            <text:p/>
          </table:table-cell>
          <table:table-cell table:style-name="ce35" table:formula="of:=IF([.MV$3]=&quot;&quot;;&quot;&quot;;(IF(OR([.MV4]=&quot;&quot;;[.MV4]=0);0;1)))">
            <text:p/>
          </table:table-cell>
          <table:table-cell table:style-name="ce35" table:formula="of:=IF([.MW$3]=&quot;&quot;;&quot;&quot;;(IF(OR([.MW4]=&quot;&quot;;[.MW4]=0);0;1)))">
            <text:p/>
          </table:table-cell>
          <table:table-cell table:style-name="ce35" table:formula="of:=IF([.MX$3]=&quot;&quot;;&quot;&quot;;(IF(OR([.MX4]=&quot;&quot;;[.MX4]=0);0;1)))">
            <text:p/>
          </table:table-cell>
          <table:table-cell table:style-name="ce35" table:formula="of:=IF([.MY$3]=&quot;&quot;;&quot;&quot;;(IF(OR([.MY4]=&quot;&quot;;[.MY4]=0);0;1)))">
            <text:p/>
          </table:table-cell>
          <table:table-cell table:style-name="ce35" table:formula="of:=IF([.MZ$3]=&quot;&quot;;&quot;&quot;;(IF(OR([.MZ4]=&quot;&quot;;[.MZ4]=0);0;1)))">
            <text:p/>
          </table:table-cell>
          <table:table-cell table:style-name="ce35" table:formula="of:=IF([.NA$3]=&quot;&quot;;&quot;&quot;;(IF(OR([.NA4]=&quot;&quot;;[.NA4]=0);0;1)))">
            <text:p/>
          </table:table-cell>
          <table:table-cell table:style-name="ce35" table:formula="of:=IF([.NB$3]=&quot;&quot;;&quot;&quot;;(IF(OR([.NB4]=&quot;&quot;;[.NB4]=0);0;1)))">
            <text:p/>
          </table:table-cell>
          <table:table-cell table:style-name="ce35" table:formula="of:=IF([.NC$3]=&quot;&quot;;&quot;&quot;;(IF(OR([.NC4]=&quot;&quot;;[.NC4]=0);0;1)))">
            <text:p/>
          </table:table-cell>
          <table:table-cell table:style-name="ce35" table:formula="of:=IF([.ND$3]=&quot;&quot;;&quot;&quot;;(IF(OR([.ND4]=&quot;&quot;;[.ND4]=0);0;1)))">
            <text:p/>
          </table:table-cell>
          <table:table-cell table:style-name="ce35" table:formula="of:=IF([.NE$3]=&quot;&quot;;&quot;&quot;;(IF(OR([.NE4]=&quot;&quot;;[.NE4]=0);0;1)))">
            <text:p/>
          </table:table-cell>
          <table:table-cell table:style-name="ce35" table:formula="of:=IF([.NF$3]=&quot;&quot;;&quot;&quot;;(IF(OR([.NF4]=&quot;&quot;;[.NF4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5:.B5])" office:value-type="float" office:value="0" calcext:value-type="float">
            <text:p>0</text:p>
          </table:table-cell>
          <table:table-cell table:style-name="ce11" table:formula="of:=IFERROR((LEN([.NG5])-SEARCH(&quot;0[^0]*$&quot;;[.NG5]));LEN([.NG5]))" office:value-type="float" office:value="0" calcext:value-type="float">
            <text:p>0</text:p>
          </table:table-cell>
          <table:table-cell table:style-name="ce5" table:formula="of:=COUNTA([.E5:.NF5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35" table:formula="of:=COM.MICROSOFT.CONCAT([.NH5:.ABI5])">
            <text:p/>
          </table:table-cell>
          <table:table-cell table:style-name="ce46" table:formula="of:=IF([.E$3]=&quot;&quot;;&quot;&quot;;(IF(OR([.E5]=&quot;&quot;;[.E5]=0);0;1)))">
            <text:p/>
          </table:table-cell>
          <table:table-cell table:style-name="ce46" table:formula="of:=IF([.F$3]=&quot;&quot;;&quot;&quot;;(IF(OR([.F5]=&quot;&quot;;[.F5]=0);0;1)))">
            <text:p/>
          </table:table-cell>
          <table:table-cell table:style-name="ce46" table:formula="of:=IF([.G$3]=&quot;&quot;;&quot;&quot;;(IF(OR([.G5]=&quot;&quot;;[.G5]=0);0;1)))">
            <text:p/>
          </table:table-cell>
          <table:table-cell table:style-name="ce46" table:formula="of:=IF([.H$3]=&quot;&quot;;&quot;&quot;;(IF(OR([.H5]=&quot;&quot;;[.H5]=0);0;1)))">
            <text:p/>
          </table:table-cell>
          <table:table-cell table:style-name="ce47" table:formula="of:=IF([.I$3]=&quot;&quot;;&quot;&quot;;(IF(OR([.I5]=&quot;&quot;;[.I5]=0);0;1)))">
            <text:p/>
          </table:table-cell>
          <table:table-cell table:style-name="ce47" table:formula="of:=IF([.J$3]=&quot;&quot;;&quot;&quot;;(IF(OR([.J5]=&quot;&quot;;[.J5]=0);0;1)))">
            <text:p/>
          </table:table-cell>
          <table:table-cell table:style-name="ce47" table:formula="of:=IF([.K$3]=&quot;&quot;;&quot;&quot;;(IF(OR([.K5]=&quot;&quot;;[.K5]=0);0;1)))">
            <text:p/>
          </table:table-cell>
          <table:table-cell table:style-name="ce47" table:formula="of:=IF([.L$3]=&quot;&quot;;&quot;&quot;;(IF(OR([.L5]=&quot;&quot;;[.L5]=0);0;1)))">
            <text:p/>
          </table:table-cell>
          <table:table-cell table:style-name="ce47" table:formula="of:=IF([.M$3]=&quot;&quot;;&quot;&quot;;(IF(OR([.M5]=&quot;&quot;;[.M5]=0);0;1)))">
            <text:p/>
          </table:table-cell>
          <table:table-cell table:style-name="ce47" table:formula="of:=IF([.N$3]=&quot;&quot;;&quot;&quot;;(IF(OR([.N5]=&quot;&quot;;[.N5]=0);0;1)))">
            <text:p/>
          </table:table-cell>
          <table:table-cell table:style-name="ce47" table:formula="of:=IF([.O$3]=&quot;&quot;;&quot;&quot;;(IF(OR([.O5]=&quot;&quot;;[.O5]=0);0;1)))">
            <text:p/>
          </table:table-cell>
          <table:table-cell table:style-name="ce47" table:formula="of:=IF([.P$3]=&quot;&quot;;&quot;&quot;;(IF(OR([.P5]=&quot;&quot;;[.P5]=0);0;1)))">
            <text:p/>
          </table:table-cell>
          <table:table-cell table:style-name="ce47" table:formula="of:=IF([.Q$3]=&quot;&quot;;&quot;&quot;;(IF(OR([.Q5]=&quot;&quot;;[.Q5]=0);0;1)))">
            <text:p/>
          </table:table-cell>
          <table:table-cell table:style-name="ce47" table:formula="of:=IF([.R$3]=&quot;&quot;;&quot;&quot;;(IF(OR([.R5]=&quot;&quot;;[.R5]=0);0;1)))">
            <text:p/>
          </table:table-cell>
          <table:table-cell table:style-name="ce47" table:formula="of:=IF([.S$3]=&quot;&quot;;&quot;&quot;;(IF(OR([.S5]=&quot;&quot;;[.S5]=0);0;1)))">
            <text:p/>
          </table:table-cell>
          <table:table-cell table:style-name="ce47" table:formula="of:=IF([.T$3]=&quot;&quot;;&quot;&quot;;(IF(OR([.T5]=&quot;&quot;;[.T5]=0);0;1)))">
            <text:p/>
          </table:table-cell>
          <table:table-cell table:style-name="ce47" table:formula="of:=IF([.U$3]=&quot;&quot;;&quot;&quot;;(IF(OR([.U5]=&quot;&quot;;[.U5]=0);0;1)))">
            <text:p/>
          </table:table-cell>
          <table:table-cell table:style-name="ce47" table:formula="of:=IF([.V$3]=&quot;&quot;;&quot;&quot;;(IF(OR([.V5]=&quot;&quot;;[.V5]=0);0;1)))">
            <text:p/>
          </table:table-cell>
          <table:table-cell table:style-name="ce47" table:formula="of:=IF([.W$3]=&quot;&quot;;&quot;&quot;;(IF(OR([.W5]=&quot;&quot;;[.W5]=0);0;1)))">
            <text:p/>
          </table:table-cell>
          <table:table-cell table:style-name="ce47" table:formula="of:=IF([.X$3]=&quot;&quot;;&quot;&quot;;(IF(OR([.X5]=&quot;&quot;;[.X5]=0);0;1)))">
            <text:p/>
          </table:table-cell>
          <table:table-cell table:style-name="ce47" table:formula="of:=IF([.Y$3]=&quot;&quot;;&quot;&quot;;(IF(OR([.Y5]=&quot;&quot;;[.Y5]=0);0;1)))">
            <text:p/>
          </table:table-cell>
          <table:table-cell table:style-name="ce47" table:formula="of:=IF([.Z$3]=&quot;&quot;;&quot;&quot;;(IF(OR([.Z5]=&quot;&quot;;[.Z5]=0);0;1)))">
            <text:p/>
          </table:table-cell>
          <table:table-cell table:style-name="ce47" table:formula="of:=IF([.AA$3]=&quot;&quot;;&quot;&quot;;(IF(OR([.AA5]=&quot;&quot;;[.AA5]=0);0;1)))">
            <text:p/>
          </table:table-cell>
          <table:table-cell table:style-name="ce47" table:formula="of:=IF([.AB$3]=&quot;&quot;;&quot;&quot;;(IF(OR([.AB5]=&quot;&quot;;[.AB5]=0);0;1)))">
            <text:p/>
          </table:table-cell>
          <table:table-cell table:style-name="ce47" table:formula="of:=IF([.AC$3]=&quot;&quot;;&quot;&quot;;(IF(OR([.AC5]=&quot;&quot;;[.AC5]=0);0;1)))">
            <text:p/>
          </table:table-cell>
          <table:table-cell table:style-name="ce47" table:formula="of:=IF([.AD$3]=&quot;&quot;;&quot;&quot;;(IF(OR([.AD5]=&quot;&quot;;[.AD5]=0);0;1)))">
            <text:p/>
          </table:table-cell>
          <table:table-cell table:style-name="ce47" table:formula="of:=IF([.AE$3]=&quot;&quot;;&quot;&quot;;(IF(OR([.AE5]=&quot;&quot;;[.AE5]=0);0;1)))">
            <text:p/>
          </table:table-cell>
          <table:table-cell table:style-name="ce47" table:formula="of:=IF([.AF$3]=&quot;&quot;;&quot;&quot;;(IF(OR([.AF5]=&quot;&quot;;[.AF5]=0);0;1)))">
            <text:p/>
          </table:table-cell>
          <table:table-cell table:style-name="ce47" table:formula="of:=IF([.AG$3]=&quot;&quot;;&quot;&quot;;(IF(OR([.AG5]=&quot;&quot;;[.AG5]=0);0;1)))">
            <text:p/>
          </table:table-cell>
          <table:table-cell table:style-name="ce47" table:formula="of:=IF([.AH$3]=&quot;&quot;;&quot;&quot;;(IF(OR([.AH5]=&quot;&quot;;[.AH5]=0);0;1)))">
            <text:p/>
          </table:table-cell>
          <table:table-cell table:style-name="ce47" table:formula="of:=IF([.AI$3]=&quot;&quot;;&quot;&quot;;(IF(OR([.AI5]=&quot;&quot;;[.AI5]=0);0;1)))">
            <text:p/>
          </table:table-cell>
          <table:table-cell table:style-name="ce47" table:formula="of:=IF([.AJ$3]=&quot;&quot;;&quot;&quot;;(IF(OR([.AJ5]=&quot;&quot;;[.AJ5]=0);0;1)))">
            <text:p/>
          </table:table-cell>
          <table:table-cell table:style-name="ce47" table:formula="of:=IF([.AK$3]=&quot;&quot;;&quot;&quot;;(IF(OR([.AK5]=&quot;&quot;;[.AK5]=0);0;1)))">
            <text:p/>
          </table:table-cell>
          <table:table-cell table:style-name="ce47" table:formula="of:=IF([.AL$3]=&quot;&quot;;&quot;&quot;;(IF(OR([.AL5]=&quot;&quot;;[.AL5]=0);0;1)))">
            <text:p/>
          </table:table-cell>
          <table:table-cell table:style-name="ce47" table:formula="of:=IF([.AM$3]=&quot;&quot;;&quot;&quot;;(IF(OR([.AM5]=&quot;&quot;;[.AM5]=0);0;1)))">
            <text:p/>
          </table:table-cell>
          <table:table-cell table:style-name="ce47" table:formula="of:=IF([.AN$3]=&quot;&quot;;&quot;&quot;;(IF(OR([.AN5]=&quot;&quot;;[.AN5]=0);0;1)))">
            <text:p/>
          </table:table-cell>
          <table:table-cell table:style-name="ce47" table:formula="of:=IF([.AO$3]=&quot;&quot;;&quot;&quot;;(IF(OR([.AO5]=&quot;&quot;;[.AO5]=0);0;1)))">
            <text:p/>
          </table:table-cell>
          <table:table-cell table:style-name="ce47" table:formula="of:=IF([.AP$3]=&quot;&quot;;&quot;&quot;;(IF(OR([.AP5]=&quot;&quot;;[.AP5]=0);0;1)))">
            <text:p/>
          </table:table-cell>
          <table:table-cell table:style-name="ce47" table:formula="of:=IF([.AQ$3]=&quot;&quot;;&quot;&quot;;(IF(OR([.AQ5]=&quot;&quot;;[.AQ5]=0);0;1)))">
            <text:p/>
          </table:table-cell>
          <table:table-cell table:style-name="ce47" table:formula="of:=IF([.AR$3]=&quot;&quot;;&quot;&quot;;(IF(OR([.AR5]=&quot;&quot;;[.AR5]=0);0;1)))">
            <text:p/>
          </table:table-cell>
          <table:table-cell table:style-name="ce47" table:formula="of:=IF([.AS$3]=&quot;&quot;;&quot;&quot;;(IF(OR([.AS5]=&quot;&quot;;[.AS5]=0);0;1)))">
            <text:p/>
          </table:table-cell>
          <table:table-cell table:style-name="ce47" table:formula="of:=IF([.AT$3]=&quot;&quot;;&quot;&quot;;(IF(OR([.AT5]=&quot;&quot;;[.AT5]=0);0;1)))">
            <text:p/>
          </table:table-cell>
          <table:table-cell table:style-name="ce47" table:formula="of:=IF([.AU$3]=&quot;&quot;;&quot;&quot;;(IF(OR([.AU5]=&quot;&quot;;[.AU5]=0);0;1)))">
            <text:p/>
          </table:table-cell>
          <table:table-cell table:style-name="ce47" table:formula="of:=IF([.AV$3]=&quot;&quot;;&quot;&quot;;(IF(OR([.AV5]=&quot;&quot;;[.AV5]=0);0;1)))">
            <text:p/>
          </table:table-cell>
          <table:table-cell table:style-name="ce47" table:formula="of:=IF([.AW$3]=&quot;&quot;;&quot;&quot;;(IF(OR([.AW5]=&quot;&quot;;[.AW5]=0);0;1)))">
            <text:p/>
          </table:table-cell>
          <table:table-cell table:style-name="ce47" table:formula="of:=IF([.AX$3]=&quot;&quot;;&quot;&quot;;(IF(OR([.AX5]=&quot;&quot;;[.AX5]=0);0;1)))">
            <text:p/>
          </table:table-cell>
          <table:table-cell table:style-name="ce47" table:formula="of:=IF([.AY$3]=&quot;&quot;;&quot;&quot;;(IF(OR([.AY5]=&quot;&quot;;[.AY5]=0);0;1)))">
            <text:p/>
          </table:table-cell>
          <table:table-cell table:style-name="ce47" table:formula="of:=IF([.AZ$3]=&quot;&quot;;&quot;&quot;;(IF(OR([.AZ5]=&quot;&quot;;[.AZ5]=0);0;1)))">
            <text:p/>
          </table:table-cell>
          <table:table-cell table:style-name="ce47" table:formula="of:=IF([.BA$3]=&quot;&quot;;&quot;&quot;;(IF(OR([.BA5]=&quot;&quot;;[.BA5]=0);0;1)))">
            <text:p/>
          </table:table-cell>
          <table:table-cell table:style-name="ce47" table:formula="of:=IF([.BB$3]=&quot;&quot;;&quot;&quot;;(IF(OR([.BB5]=&quot;&quot;;[.BB5]=0);0;1)))">
            <text:p/>
          </table:table-cell>
          <table:table-cell table:style-name="ce47" table:formula="of:=IF([.BC$3]=&quot;&quot;;&quot;&quot;;(IF(OR([.BC5]=&quot;&quot;;[.BC5]=0);0;1)))">
            <text:p/>
          </table:table-cell>
          <table:table-cell table:style-name="ce47" table:formula="of:=IF([.BD$3]=&quot;&quot;;&quot;&quot;;(IF(OR([.BD5]=&quot;&quot;;[.BD5]=0);0;1)))">
            <text:p/>
          </table:table-cell>
          <table:table-cell table:style-name="ce47" table:formula="of:=IF([.BE$3]=&quot;&quot;;&quot;&quot;;(IF(OR([.BE5]=&quot;&quot;;[.BE5]=0);0;1)))">
            <text:p/>
          </table:table-cell>
          <table:table-cell table:style-name="ce47" table:formula="of:=IF([.BF$3]=&quot;&quot;;&quot;&quot;;(IF(OR([.BF5]=&quot;&quot;;[.BF5]=0);0;1)))">
            <text:p/>
          </table:table-cell>
          <table:table-cell table:style-name="ce47" table:formula="of:=IF([.BG$3]=&quot;&quot;;&quot;&quot;;(IF(OR([.BG5]=&quot;&quot;;[.BG5]=0);0;1)))">
            <text:p/>
          </table:table-cell>
          <table:table-cell table:style-name="ce47" table:formula="of:=IF([.BH$3]=&quot;&quot;;&quot;&quot;;(IF(OR([.BH5]=&quot;&quot;;[.BH5]=0);0;1)))">
            <text:p/>
          </table:table-cell>
          <table:table-cell table:style-name="ce47" table:formula="of:=IF([.BI$3]=&quot;&quot;;&quot;&quot;;(IF(OR([.BI5]=&quot;&quot;;[.BI5]=0);0;1)))">
            <text:p/>
          </table:table-cell>
          <table:table-cell table:style-name="ce47" table:formula="of:=IF([.BJ$3]=&quot;&quot;;&quot;&quot;;(IF(OR([.BJ5]=&quot;&quot;;[.BJ5]=0);0;1)))">
            <text:p/>
          </table:table-cell>
          <table:table-cell table:style-name="ce47" table:formula="of:=IF([.BK$3]=&quot;&quot;;&quot;&quot;;(IF(OR([.BK5]=&quot;&quot;;[.BK5]=0);0;1)))">
            <text:p/>
          </table:table-cell>
          <table:table-cell table:style-name="ce47" table:formula="of:=IF([.BL$3]=&quot;&quot;;&quot;&quot;;(IF(OR([.BL5]=&quot;&quot;;[.BL5]=0);0;1)))">
            <text:p/>
          </table:table-cell>
          <table:table-cell table:style-name="ce47" table:formula="of:=IF([.BM$3]=&quot;&quot;;&quot;&quot;;(IF(OR([.BM5]=&quot;&quot;;[.BM5]=0);0;1)))">
            <text:p/>
          </table:table-cell>
          <table:table-cell table:style-name="ce47" table:formula="of:=IF([.BN$3]=&quot;&quot;;&quot;&quot;;(IF(OR([.BN5]=&quot;&quot;;[.BN5]=0);0;1)))">
            <text:p/>
          </table:table-cell>
          <table:table-cell table:style-name="ce47" table:formula="of:=IF([.BO$3]=&quot;&quot;;&quot;&quot;;(IF(OR([.BO5]=&quot;&quot;;[.BO5]=0);0;1)))">
            <text:p/>
          </table:table-cell>
          <table:table-cell table:style-name="ce47" table:formula="of:=IF([.BP$3]=&quot;&quot;;&quot;&quot;;(IF(OR([.BP5]=&quot;&quot;;[.BP5]=0);0;1)))">
            <text:p/>
          </table:table-cell>
          <table:table-cell table:style-name="ce47" table:formula="of:=IF([.BQ$3]=&quot;&quot;;&quot;&quot;;(IF(OR([.BQ5]=&quot;&quot;;[.BQ5]=0);0;1)))">
            <text:p/>
          </table:table-cell>
          <table:table-cell table:style-name="ce47" table:formula="of:=IF([.BR$3]=&quot;&quot;;&quot;&quot;;(IF(OR([.BR5]=&quot;&quot;;[.BR5]=0);0;1)))">
            <text:p/>
          </table:table-cell>
          <table:table-cell table:style-name="ce47" table:formula="of:=IF([.BS$3]=&quot;&quot;;&quot;&quot;;(IF(OR([.BS5]=&quot;&quot;;[.BS5]=0);0;1)))">
            <text:p/>
          </table:table-cell>
          <table:table-cell table:style-name="ce47" table:formula="of:=IF([.BT$3]=&quot;&quot;;&quot;&quot;;(IF(OR([.BT5]=&quot;&quot;;[.BT5]=0);0;1)))">
            <text:p/>
          </table:table-cell>
          <table:table-cell table:style-name="ce47" table:formula="of:=IF([.BU$3]=&quot;&quot;;&quot;&quot;;(IF(OR([.BU5]=&quot;&quot;;[.BU5]=0);0;1)))">
            <text:p/>
          </table:table-cell>
          <table:table-cell table:style-name="ce47" table:formula="of:=IF([.BV$3]=&quot;&quot;;&quot;&quot;;(IF(OR([.BV5]=&quot;&quot;;[.BV5]=0);0;1)))">
            <text:p/>
          </table:table-cell>
          <table:table-cell table:style-name="ce47" table:formula="of:=IF([.BW$3]=&quot;&quot;;&quot;&quot;;(IF(OR([.BW5]=&quot;&quot;;[.BW5]=0);0;1)))">
            <text:p/>
          </table:table-cell>
          <table:table-cell table:style-name="ce47" table:formula="of:=IF([.BX$3]=&quot;&quot;;&quot;&quot;;(IF(OR([.BX5]=&quot;&quot;;[.BX5]=0);0;1)))">
            <text:p/>
          </table:table-cell>
          <table:table-cell table:style-name="ce47" table:formula="of:=IF([.BY$3]=&quot;&quot;;&quot;&quot;;(IF(OR([.BY5]=&quot;&quot;;[.BY5]=0);0;1)))">
            <text:p/>
          </table:table-cell>
          <table:table-cell table:style-name="ce47" table:formula="of:=IF([.BZ$3]=&quot;&quot;;&quot;&quot;;(IF(OR([.BZ5]=&quot;&quot;;[.BZ5]=0);0;1)))">
            <text:p/>
          </table:table-cell>
          <table:table-cell table:style-name="ce47" table:formula="of:=IF([.CA$3]=&quot;&quot;;&quot;&quot;;(IF(OR([.CA5]=&quot;&quot;;[.CA5]=0);0;1)))">
            <text:p/>
          </table:table-cell>
          <table:table-cell table:style-name="ce47" table:formula="of:=IF([.CB$3]=&quot;&quot;;&quot;&quot;;(IF(OR([.CB5]=&quot;&quot;;[.CB5]=0);0;1)))">
            <text:p/>
          </table:table-cell>
          <table:table-cell table:style-name="ce47" table:formula="of:=IF([.CC$3]=&quot;&quot;;&quot;&quot;;(IF(OR([.CC5]=&quot;&quot;;[.CC5]=0);0;1)))">
            <text:p/>
          </table:table-cell>
          <table:table-cell table:style-name="ce47" table:formula="of:=IF([.CD$3]=&quot;&quot;;&quot;&quot;;(IF(OR([.CD5]=&quot;&quot;;[.CD5]=0);0;1)))">
            <text:p/>
          </table:table-cell>
          <table:table-cell table:style-name="ce47" table:formula="of:=IF([.CE$3]=&quot;&quot;;&quot;&quot;;(IF(OR([.CE5]=&quot;&quot;;[.CE5]=0);0;1)))">
            <text:p/>
          </table:table-cell>
          <table:table-cell table:style-name="ce47" table:formula="of:=IF([.CF$3]=&quot;&quot;;&quot;&quot;;(IF(OR([.CF5]=&quot;&quot;;[.CF5]=0);0;1)))">
            <text:p/>
          </table:table-cell>
          <table:table-cell table:style-name="ce47" table:formula="of:=IF([.CG$3]=&quot;&quot;;&quot;&quot;;(IF(OR([.CG5]=&quot;&quot;;[.CG5]=0);0;1)))">
            <text:p/>
          </table:table-cell>
          <table:table-cell table:style-name="ce47" table:formula="of:=IF([.CH$3]=&quot;&quot;;&quot;&quot;;(IF(OR([.CH5]=&quot;&quot;;[.CH5]=0);0;1)))">
            <text:p/>
          </table:table-cell>
          <table:table-cell table:style-name="ce47" table:formula="of:=IF([.CI$3]=&quot;&quot;;&quot;&quot;;(IF(OR([.CI5]=&quot;&quot;;[.CI5]=0);0;1)))">
            <text:p/>
          </table:table-cell>
          <table:table-cell table:style-name="ce47" table:formula="of:=IF([.CJ$3]=&quot;&quot;;&quot;&quot;;(IF(OR([.CJ5]=&quot;&quot;;[.CJ5]=0);0;1)))">
            <text:p/>
          </table:table-cell>
          <table:table-cell table:style-name="ce47" table:formula="of:=IF([.CK$3]=&quot;&quot;;&quot;&quot;;(IF(OR([.CK5]=&quot;&quot;;[.CK5]=0);0;1)))">
            <text:p/>
          </table:table-cell>
          <table:table-cell table:style-name="ce47" table:formula="of:=IF([.CL$3]=&quot;&quot;;&quot;&quot;;(IF(OR([.CL5]=&quot;&quot;;[.CL5]=0);0;1)))">
            <text:p/>
          </table:table-cell>
          <table:table-cell table:style-name="ce47" table:formula="of:=IF([.CM$3]=&quot;&quot;;&quot;&quot;;(IF(OR([.CM5]=&quot;&quot;;[.CM5]=0);0;1)))">
            <text:p/>
          </table:table-cell>
          <table:table-cell table:style-name="ce47" table:formula="of:=IF([.CN$3]=&quot;&quot;;&quot;&quot;;(IF(OR([.CN5]=&quot;&quot;;[.CN5]=0);0;1)))">
            <text:p/>
          </table:table-cell>
          <table:table-cell table:style-name="ce47" table:formula="of:=IF([.CO$3]=&quot;&quot;;&quot;&quot;;(IF(OR([.CO5]=&quot;&quot;;[.CO5]=0);0;1)))">
            <text:p/>
          </table:table-cell>
          <table:table-cell table:style-name="ce47" table:formula="of:=IF([.CP$3]=&quot;&quot;;&quot;&quot;;(IF(OR([.CP5]=&quot;&quot;;[.CP5]=0);0;1)))">
            <text:p/>
          </table:table-cell>
          <table:table-cell table:style-name="ce47" table:formula="of:=IF([.CQ$3]=&quot;&quot;;&quot;&quot;;(IF(OR([.CQ5]=&quot;&quot;;[.CQ5]=0);0;1)))">
            <text:p/>
          </table:table-cell>
          <table:table-cell table:style-name="ce47" table:formula="of:=IF([.CR$3]=&quot;&quot;;&quot;&quot;;(IF(OR([.CR5]=&quot;&quot;;[.CR5]=0);0;1)))">
            <text:p/>
          </table:table-cell>
          <table:table-cell table:style-name="ce47" table:formula="of:=IF([.CS$3]=&quot;&quot;;&quot;&quot;;(IF(OR([.CS5]=&quot;&quot;;[.CS5]=0);0;1)))">
            <text:p/>
          </table:table-cell>
          <table:table-cell table:style-name="ce47" table:formula="of:=IF([.CT$3]=&quot;&quot;;&quot;&quot;;(IF(OR([.CT5]=&quot;&quot;;[.CT5]=0);0;1)))">
            <text:p/>
          </table:table-cell>
          <table:table-cell table:style-name="ce47" table:formula="of:=IF([.CU$3]=&quot;&quot;;&quot;&quot;;(IF(OR([.CU5]=&quot;&quot;;[.CU5]=0);0;1)))">
            <text:p/>
          </table:table-cell>
          <table:table-cell table:style-name="ce47" table:formula="of:=IF([.CV$3]=&quot;&quot;;&quot;&quot;;(IF(OR([.CV5]=&quot;&quot;;[.CV5]=0);0;1)))">
            <text:p/>
          </table:table-cell>
          <table:table-cell table:style-name="ce47" table:formula="of:=IF([.CW$3]=&quot;&quot;;&quot;&quot;;(IF(OR([.CW5]=&quot;&quot;;[.CW5]=0);0;1)))">
            <text:p/>
          </table:table-cell>
          <table:table-cell table:style-name="ce47" table:formula="of:=IF([.CX$3]=&quot;&quot;;&quot;&quot;;(IF(OR([.CX5]=&quot;&quot;;[.CX5]=0);0;1)))">
            <text:p/>
          </table:table-cell>
          <table:table-cell table:style-name="ce47" table:formula="of:=IF([.CY$3]=&quot;&quot;;&quot;&quot;;(IF(OR([.CY5]=&quot;&quot;;[.CY5]=0);0;1)))">
            <text:p/>
          </table:table-cell>
          <table:table-cell table:style-name="ce47" table:formula="of:=IF([.CZ$3]=&quot;&quot;;&quot;&quot;;(IF(OR([.CZ5]=&quot;&quot;;[.CZ5]=0);0;1)))">
            <text:p/>
          </table:table-cell>
          <table:table-cell table:style-name="ce47" table:formula="of:=IF([.DA$3]=&quot;&quot;;&quot;&quot;;(IF(OR([.DA5]=&quot;&quot;;[.DA5]=0);0;1)))">
            <text:p/>
          </table:table-cell>
          <table:table-cell table:style-name="ce47" table:formula="of:=IF([.DB$3]=&quot;&quot;;&quot;&quot;;(IF(OR([.DB5]=&quot;&quot;;[.DB5]=0);0;1)))">
            <text:p/>
          </table:table-cell>
          <table:table-cell table:style-name="ce47" table:formula="of:=IF([.DC$3]=&quot;&quot;;&quot;&quot;;(IF(OR([.DC5]=&quot;&quot;;[.DC5]=0);0;1)))">
            <text:p/>
          </table:table-cell>
          <table:table-cell table:style-name="ce47" table:formula="of:=IF([.DD$3]=&quot;&quot;;&quot;&quot;;(IF(OR([.DD5]=&quot;&quot;;[.DD5]=0);0;1)))">
            <text:p/>
          </table:table-cell>
          <table:table-cell table:style-name="ce47" table:formula="of:=IF([.DE$3]=&quot;&quot;;&quot;&quot;;(IF(OR([.DE5]=&quot;&quot;;[.DE5]=0);0;1)))">
            <text:p/>
          </table:table-cell>
          <table:table-cell table:style-name="ce47" table:formula="of:=IF([.DF$3]=&quot;&quot;;&quot;&quot;;(IF(OR([.DF5]=&quot;&quot;;[.DF5]=0);0;1)))">
            <text:p/>
          </table:table-cell>
          <table:table-cell table:style-name="ce47" table:formula="of:=IF([.DG$3]=&quot;&quot;;&quot;&quot;;(IF(OR([.DG5]=&quot;&quot;;[.DG5]=0);0;1)))">
            <text:p/>
          </table:table-cell>
          <table:table-cell table:style-name="ce47" table:formula="of:=IF([.DH$3]=&quot;&quot;;&quot;&quot;;(IF(OR([.DH5]=&quot;&quot;;[.DH5]=0);0;1)))">
            <text:p/>
          </table:table-cell>
          <table:table-cell table:style-name="ce47" table:formula="of:=IF([.DI$3]=&quot;&quot;;&quot;&quot;;(IF(OR([.DI5]=&quot;&quot;;[.DI5]=0);0;1)))">
            <text:p/>
          </table:table-cell>
          <table:table-cell table:style-name="ce47" table:formula="of:=IF([.DJ$3]=&quot;&quot;;&quot;&quot;;(IF(OR([.DJ5]=&quot;&quot;;[.DJ5]=0);0;1)))">
            <text:p/>
          </table:table-cell>
          <table:table-cell table:style-name="ce47" table:formula="of:=IF([.DK$3]=&quot;&quot;;&quot;&quot;;(IF(OR([.DK5]=&quot;&quot;;[.DK5]=0);0;1)))">
            <text:p/>
          </table:table-cell>
          <table:table-cell table:style-name="ce47" table:formula="of:=IF([.DL$3]=&quot;&quot;;&quot;&quot;;(IF(OR([.DL5]=&quot;&quot;;[.DL5]=0);0;1)))">
            <text:p/>
          </table:table-cell>
          <table:table-cell table:style-name="ce47" table:formula="of:=IF([.DM$3]=&quot;&quot;;&quot;&quot;;(IF(OR([.DM5]=&quot;&quot;;[.DM5]=0);0;1)))">
            <text:p/>
          </table:table-cell>
          <table:table-cell table:style-name="ce47" table:formula="of:=IF([.DN$3]=&quot;&quot;;&quot;&quot;;(IF(OR([.DN5]=&quot;&quot;;[.DN5]=0);0;1)))">
            <text:p/>
          </table:table-cell>
          <table:table-cell table:style-name="ce47" table:formula="of:=IF([.DO$3]=&quot;&quot;;&quot;&quot;;(IF(OR([.DO5]=&quot;&quot;;[.DO5]=0);0;1)))">
            <text:p/>
          </table:table-cell>
          <table:table-cell table:style-name="ce47" table:formula="of:=IF([.DP$3]=&quot;&quot;;&quot;&quot;;(IF(OR([.DP5]=&quot;&quot;;[.DP5]=0);0;1)))">
            <text:p/>
          </table:table-cell>
          <table:table-cell table:style-name="ce47" table:formula="of:=IF([.DQ$3]=&quot;&quot;;&quot;&quot;;(IF(OR([.DQ5]=&quot;&quot;;[.DQ5]=0);0;1)))">
            <text:p/>
          </table:table-cell>
          <table:table-cell table:style-name="ce47" table:formula="of:=IF([.DR$3]=&quot;&quot;;&quot;&quot;;(IF(OR([.DR5]=&quot;&quot;;[.DR5]=0);0;1)))">
            <text:p/>
          </table:table-cell>
          <table:table-cell table:style-name="ce47" table:formula="of:=IF([.DS$3]=&quot;&quot;;&quot;&quot;;(IF(OR([.DS5]=&quot;&quot;;[.DS5]=0);0;1)))">
            <text:p/>
          </table:table-cell>
          <table:table-cell table:style-name="ce47" table:formula="of:=IF([.DT$3]=&quot;&quot;;&quot;&quot;;(IF(OR([.DT5]=&quot;&quot;;[.DT5]=0);0;1)))">
            <text:p/>
          </table:table-cell>
          <table:table-cell table:style-name="ce47" table:formula="of:=IF([.DU$3]=&quot;&quot;;&quot;&quot;;(IF(OR([.DU5]=&quot;&quot;;[.DU5]=0);0;1)))">
            <text:p/>
          </table:table-cell>
          <table:table-cell table:style-name="ce47" table:formula="of:=IF([.DV$3]=&quot;&quot;;&quot;&quot;;(IF(OR([.DV5]=&quot;&quot;;[.DV5]=0);0;1)))">
            <text:p/>
          </table:table-cell>
          <table:table-cell table:style-name="ce47" table:formula="of:=IF([.DW$3]=&quot;&quot;;&quot;&quot;;(IF(OR([.DW5]=&quot;&quot;;[.DW5]=0);0;1)))">
            <text:p/>
          </table:table-cell>
          <table:table-cell table:style-name="ce47" table:formula="of:=IF([.DX$3]=&quot;&quot;;&quot;&quot;;(IF(OR([.DX5]=&quot;&quot;;[.DX5]=0);0;1)))">
            <text:p/>
          </table:table-cell>
          <table:table-cell table:style-name="ce47" table:formula="of:=IF([.DY$3]=&quot;&quot;;&quot;&quot;;(IF(OR([.DY5]=&quot;&quot;;[.DY5]=0);0;1)))">
            <text:p/>
          </table:table-cell>
          <table:table-cell table:style-name="ce47" table:formula="of:=IF([.DZ$3]=&quot;&quot;;&quot;&quot;;(IF(OR([.DZ5]=&quot;&quot;;[.DZ5]=0);0;1)))">
            <text:p/>
          </table:table-cell>
          <table:table-cell table:style-name="ce47" table:formula="of:=IF([.EA$3]=&quot;&quot;;&quot;&quot;;(IF(OR([.EA5]=&quot;&quot;;[.EA5]=0);0;1)))">
            <text:p/>
          </table:table-cell>
          <table:table-cell table:style-name="ce47" table:formula="of:=IF([.EB$3]=&quot;&quot;;&quot;&quot;;(IF(OR([.EB5]=&quot;&quot;;[.EB5]=0);0;1)))">
            <text:p/>
          </table:table-cell>
          <table:table-cell table:style-name="ce47" table:formula="of:=IF([.EC$3]=&quot;&quot;;&quot;&quot;;(IF(OR([.EC5]=&quot;&quot;;[.EC5]=0);0;1)))">
            <text:p/>
          </table:table-cell>
          <table:table-cell table:style-name="ce47" table:formula="of:=IF([.ED$3]=&quot;&quot;;&quot;&quot;;(IF(OR([.ED5]=&quot;&quot;;[.ED5]=0);0;1)))">
            <text:p/>
          </table:table-cell>
          <table:table-cell table:style-name="ce47" table:formula="of:=IF([.EE$3]=&quot;&quot;;&quot;&quot;;(IF(OR([.EE5]=&quot;&quot;;[.EE5]=0);0;1)))">
            <text:p/>
          </table:table-cell>
          <table:table-cell table:style-name="ce47" table:formula="of:=IF([.EF$3]=&quot;&quot;;&quot;&quot;;(IF(OR([.EF5]=&quot;&quot;;[.EF5]=0);0;1)))">
            <text:p/>
          </table:table-cell>
          <table:table-cell table:style-name="ce47" table:formula="of:=IF([.EG$3]=&quot;&quot;;&quot;&quot;;(IF(OR([.EG5]=&quot;&quot;;[.EG5]=0);0;1)))">
            <text:p/>
          </table:table-cell>
          <table:table-cell table:style-name="ce47" table:formula="of:=IF([.EH$3]=&quot;&quot;;&quot;&quot;;(IF(OR([.EH5]=&quot;&quot;;[.EH5]=0);0;1)))">
            <text:p/>
          </table:table-cell>
          <table:table-cell table:style-name="ce47" table:formula="of:=IF([.EI$3]=&quot;&quot;;&quot;&quot;;(IF(OR([.EI5]=&quot;&quot;;[.EI5]=0);0;1)))">
            <text:p/>
          </table:table-cell>
          <table:table-cell table:style-name="ce47" table:formula="of:=IF([.EJ$3]=&quot;&quot;;&quot;&quot;;(IF(OR([.EJ5]=&quot;&quot;;[.EJ5]=0);0;1)))">
            <text:p/>
          </table:table-cell>
          <table:table-cell table:style-name="ce47" table:formula="of:=IF([.EK$3]=&quot;&quot;;&quot;&quot;;(IF(OR([.EK5]=&quot;&quot;;[.EK5]=0);0;1)))">
            <text:p/>
          </table:table-cell>
          <table:table-cell table:style-name="ce47" table:formula="of:=IF([.EL$3]=&quot;&quot;;&quot;&quot;;(IF(OR([.EL5]=&quot;&quot;;[.EL5]=0);0;1)))">
            <text:p/>
          </table:table-cell>
          <table:table-cell table:style-name="ce47" table:formula="of:=IF([.EM$3]=&quot;&quot;;&quot;&quot;;(IF(OR([.EM5]=&quot;&quot;;[.EM5]=0);0;1)))">
            <text:p/>
          </table:table-cell>
          <table:table-cell table:style-name="ce47" table:formula="of:=IF([.EN$3]=&quot;&quot;;&quot;&quot;;(IF(OR([.EN5]=&quot;&quot;;[.EN5]=0);0;1)))">
            <text:p/>
          </table:table-cell>
          <table:table-cell table:style-name="ce47" table:formula="of:=IF([.EO$3]=&quot;&quot;;&quot;&quot;;(IF(OR([.EO5]=&quot;&quot;;[.EO5]=0);0;1)))">
            <text:p/>
          </table:table-cell>
          <table:table-cell table:style-name="ce47" table:formula="of:=IF([.EP$3]=&quot;&quot;;&quot;&quot;;(IF(OR([.EP5]=&quot;&quot;;[.EP5]=0);0;1)))">
            <text:p/>
          </table:table-cell>
          <table:table-cell table:style-name="ce47" table:formula="of:=IF([.EQ$3]=&quot;&quot;;&quot;&quot;;(IF(OR([.EQ5]=&quot;&quot;;[.EQ5]=0);0;1)))">
            <text:p/>
          </table:table-cell>
          <table:table-cell table:style-name="ce47" table:formula="of:=IF([.ER$3]=&quot;&quot;;&quot;&quot;;(IF(OR([.ER5]=&quot;&quot;;[.ER5]=0);0;1)))">
            <text:p/>
          </table:table-cell>
          <table:table-cell table:style-name="ce47" table:formula="of:=IF([.ES$3]=&quot;&quot;;&quot;&quot;;(IF(OR([.ES5]=&quot;&quot;;[.ES5]=0);0;1)))">
            <text:p/>
          </table:table-cell>
          <table:table-cell table:style-name="ce47" table:formula="of:=IF([.ET$3]=&quot;&quot;;&quot;&quot;;(IF(OR([.ET5]=&quot;&quot;;[.ET5]=0);0;1)))">
            <text:p/>
          </table:table-cell>
          <table:table-cell table:style-name="ce47" table:formula="of:=IF([.EU$3]=&quot;&quot;;&quot;&quot;;(IF(OR([.EU5]=&quot;&quot;;[.EU5]=0);0;1)))">
            <text:p/>
          </table:table-cell>
          <table:table-cell table:style-name="ce47" table:formula="of:=IF([.EV$3]=&quot;&quot;;&quot;&quot;;(IF(OR([.EV5]=&quot;&quot;;[.EV5]=0);0;1)))">
            <text:p/>
          </table:table-cell>
          <table:table-cell table:style-name="ce47" table:formula="of:=IF([.EW$3]=&quot;&quot;;&quot;&quot;;(IF(OR([.EW5]=&quot;&quot;;[.EW5]=0);0;1)))">
            <text:p/>
          </table:table-cell>
          <table:table-cell table:style-name="ce47" table:formula="of:=IF([.EX$3]=&quot;&quot;;&quot;&quot;;(IF(OR([.EX5]=&quot;&quot;;[.EX5]=0);0;1)))">
            <text:p/>
          </table:table-cell>
          <table:table-cell table:style-name="ce47" table:formula="of:=IF([.EY$3]=&quot;&quot;;&quot;&quot;;(IF(OR([.EY5]=&quot;&quot;;[.EY5]=0);0;1)))">
            <text:p/>
          </table:table-cell>
          <table:table-cell table:style-name="ce47" table:formula="of:=IF([.EZ$3]=&quot;&quot;;&quot;&quot;;(IF(OR([.EZ5]=&quot;&quot;;[.EZ5]=0);0;1)))">
            <text:p/>
          </table:table-cell>
          <table:table-cell table:style-name="ce47" table:formula="of:=IF([.FA$3]=&quot;&quot;;&quot;&quot;;(IF(OR([.FA5]=&quot;&quot;;[.FA5]=0);0;1)))">
            <text:p/>
          </table:table-cell>
          <table:table-cell table:style-name="ce47" table:formula="of:=IF([.FB$3]=&quot;&quot;;&quot;&quot;;(IF(OR([.FB5]=&quot;&quot;;[.FB5]=0);0;1)))">
            <text:p/>
          </table:table-cell>
          <table:table-cell table:style-name="ce47" table:formula="of:=IF([.FC$3]=&quot;&quot;;&quot;&quot;;(IF(OR([.FC5]=&quot;&quot;;[.FC5]=0);0;1)))">
            <text:p/>
          </table:table-cell>
          <table:table-cell table:style-name="ce47" table:formula="of:=IF([.FD$3]=&quot;&quot;;&quot;&quot;;(IF(OR([.FD5]=&quot;&quot;;[.FD5]=0);0;1)))">
            <text:p/>
          </table:table-cell>
          <table:table-cell table:style-name="ce47" table:formula="of:=IF([.FE$3]=&quot;&quot;;&quot;&quot;;(IF(OR([.FE5]=&quot;&quot;;[.FE5]=0);0;1)))">
            <text:p/>
          </table:table-cell>
          <table:table-cell table:style-name="ce47" table:formula="of:=IF([.FF$3]=&quot;&quot;;&quot;&quot;;(IF(OR([.FF5]=&quot;&quot;;[.FF5]=0);0;1)))">
            <text:p/>
          </table:table-cell>
          <table:table-cell table:style-name="ce47" table:formula="of:=IF([.FG$3]=&quot;&quot;;&quot;&quot;;(IF(OR([.FG5]=&quot;&quot;;[.FG5]=0);0;1)))">
            <text:p/>
          </table:table-cell>
          <table:table-cell table:style-name="ce47" table:formula="of:=IF([.FH$3]=&quot;&quot;;&quot;&quot;;(IF(OR([.FH5]=&quot;&quot;;[.FH5]=0);0;1)))">
            <text:p/>
          </table:table-cell>
          <table:table-cell table:style-name="ce47" table:formula="of:=IF([.FI$3]=&quot;&quot;;&quot;&quot;;(IF(OR([.FI5]=&quot;&quot;;[.FI5]=0);0;1)))">
            <text:p/>
          </table:table-cell>
          <table:table-cell table:style-name="ce47" table:formula="of:=IF([.FJ$3]=&quot;&quot;;&quot;&quot;;(IF(OR([.FJ5]=&quot;&quot;;[.FJ5]=0);0;1)))">
            <text:p/>
          </table:table-cell>
          <table:table-cell table:style-name="ce47" table:formula="of:=IF([.FK$3]=&quot;&quot;;&quot;&quot;;(IF(OR([.FK5]=&quot;&quot;;[.FK5]=0);0;1)))">
            <text:p/>
          </table:table-cell>
          <table:table-cell table:style-name="ce47" table:formula="of:=IF([.FL$3]=&quot;&quot;;&quot;&quot;;(IF(OR([.FL5]=&quot;&quot;;[.FL5]=0);0;1)))">
            <text:p/>
          </table:table-cell>
          <table:table-cell table:style-name="ce47" table:formula="of:=IF([.FM$3]=&quot;&quot;;&quot;&quot;;(IF(OR([.FM5]=&quot;&quot;;[.FM5]=0);0;1)))">
            <text:p/>
          </table:table-cell>
          <table:table-cell table:style-name="ce47" table:formula="of:=IF([.FN$3]=&quot;&quot;;&quot;&quot;;(IF(OR([.FN5]=&quot;&quot;;[.FN5]=0);0;1)))">
            <text:p/>
          </table:table-cell>
          <table:table-cell table:style-name="ce47" table:formula="of:=IF([.FO$3]=&quot;&quot;;&quot;&quot;;(IF(OR([.FO5]=&quot;&quot;;[.FO5]=0);0;1)))">
            <text:p/>
          </table:table-cell>
          <table:table-cell table:style-name="ce47" table:formula="of:=IF([.FP$3]=&quot;&quot;;&quot;&quot;;(IF(OR([.FP5]=&quot;&quot;;[.FP5]=0);0;1)))">
            <text:p/>
          </table:table-cell>
          <table:table-cell table:style-name="ce47" table:formula="of:=IF([.FQ$3]=&quot;&quot;;&quot;&quot;;(IF(OR([.FQ5]=&quot;&quot;;[.FQ5]=0);0;1)))">
            <text:p/>
          </table:table-cell>
          <table:table-cell table:style-name="ce47" table:formula="of:=IF([.FR$3]=&quot;&quot;;&quot;&quot;;(IF(OR([.FR5]=&quot;&quot;;[.FR5]=0);0;1)))">
            <text:p/>
          </table:table-cell>
          <table:table-cell table:style-name="ce47" table:formula="of:=IF([.FS$3]=&quot;&quot;;&quot;&quot;;(IF(OR([.FS5]=&quot;&quot;;[.FS5]=0);0;1)))">
            <text:p/>
          </table:table-cell>
          <table:table-cell table:style-name="ce47" table:formula="of:=IF([.FT$3]=&quot;&quot;;&quot;&quot;;(IF(OR([.FT5]=&quot;&quot;;[.FT5]=0);0;1)))">
            <text:p/>
          </table:table-cell>
          <table:table-cell table:style-name="ce47" table:formula="of:=IF([.FU$3]=&quot;&quot;;&quot;&quot;;(IF(OR([.FU5]=&quot;&quot;;[.FU5]=0);0;1)))">
            <text:p/>
          </table:table-cell>
          <table:table-cell table:style-name="ce47" table:formula="of:=IF([.FV$3]=&quot;&quot;;&quot;&quot;;(IF(OR([.FV5]=&quot;&quot;;[.FV5]=0);0;1)))">
            <text:p/>
          </table:table-cell>
          <table:table-cell table:style-name="ce47" table:formula="of:=IF([.FW$3]=&quot;&quot;;&quot;&quot;;(IF(OR([.FW5]=&quot;&quot;;[.FW5]=0);0;1)))">
            <text:p/>
          </table:table-cell>
          <table:table-cell table:style-name="ce47" table:formula="of:=IF([.FX$3]=&quot;&quot;;&quot;&quot;;(IF(OR([.FX5]=&quot;&quot;;[.FX5]=0);0;1)))">
            <text:p/>
          </table:table-cell>
          <table:table-cell table:style-name="ce47" table:formula="of:=IF([.FY$3]=&quot;&quot;;&quot;&quot;;(IF(OR([.FY5]=&quot;&quot;;[.FY5]=0);0;1)))">
            <text:p/>
          </table:table-cell>
          <table:table-cell table:style-name="ce47" table:formula="of:=IF([.FZ$3]=&quot;&quot;;&quot;&quot;;(IF(OR([.FZ5]=&quot;&quot;;[.FZ5]=0);0;1)))">
            <text:p/>
          </table:table-cell>
          <table:table-cell table:style-name="ce47" table:formula="of:=IF([.GA$3]=&quot;&quot;;&quot;&quot;;(IF(OR([.GA5]=&quot;&quot;;[.GA5]=0);0;1)))">
            <text:p/>
          </table:table-cell>
          <table:table-cell table:style-name="ce47" table:formula="of:=IF([.GB$3]=&quot;&quot;;&quot;&quot;;(IF(OR([.GB5]=&quot;&quot;;[.GB5]=0);0;1)))">
            <text:p/>
          </table:table-cell>
          <table:table-cell table:style-name="ce47" table:formula="of:=IF([.GC$3]=&quot;&quot;;&quot;&quot;;(IF(OR([.GC5]=&quot;&quot;;[.GC5]=0);0;1)))">
            <text:p/>
          </table:table-cell>
          <table:table-cell table:style-name="ce47" table:formula="of:=IF([.GD$3]=&quot;&quot;;&quot;&quot;;(IF(OR([.GD5]=&quot;&quot;;[.GD5]=0);0;1)))">
            <text:p/>
          </table:table-cell>
          <table:table-cell table:style-name="ce47" table:formula="of:=IF([.GE$3]=&quot;&quot;;&quot;&quot;;(IF(OR([.GE5]=&quot;&quot;;[.GE5]=0);0;1)))">
            <text:p/>
          </table:table-cell>
          <table:table-cell table:style-name="ce47" table:formula="of:=IF([.GF$3]=&quot;&quot;;&quot;&quot;;(IF(OR([.GF5]=&quot;&quot;;[.GF5]=0);0;1)))">
            <text:p/>
          </table:table-cell>
          <table:table-cell table:style-name="ce47" table:formula="of:=IF([.GG$3]=&quot;&quot;;&quot;&quot;;(IF(OR([.GG5]=&quot;&quot;;[.GG5]=0);0;1)))">
            <text:p/>
          </table:table-cell>
          <table:table-cell table:style-name="ce47" table:formula="of:=IF([.GH$3]=&quot;&quot;;&quot;&quot;;(IF(OR([.GH5]=&quot;&quot;;[.GH5]=0);0;1)))">
            <text:p/>
          </table:table-cell>
          <table:table-cell table:style-name="ce47" table:formula="of:=IF([.GI$3]=&quot;&quot;;&quot;&quot;;(IF(OR([.GI5]=&quot;&quot;;[.GI5]=0);0;1)))">
            <text:p/>
          </table:table-cell>
          <table:table-cell table:style-name="ce47" table:formula="of:=IF([.GJ$3]=&quot;&quot;;&quot;&quot;;(IF(OR([.GJ5]=&quot;&quot;;[.GJ5]=0);0;1)))">
            <text:p/>
          </table:table-cell>
          <table:table-cell table:style-name="ce47" table:formula="of:=IF([.GK$3]=&quot;&quot;;&quot;&quot;;(IF(OR([.GK5]=&quot;&quot;;[.GK5]=0);0;1)))">
            <text:p/>
          </table:table-cell>
          <table:table-cell table:style-name="ce47" table:formula="of:=IF([.GL$3]=&quot;&quot;;&quot;&quot;;(IF(OR([.GL5]=&quot;&quot;;[.GL5]=0);0;1)))">
            <text:p/>
          </table:table-cell>
          <table:table-cell table:style-name="ce47" table:formula="of:=IF([.GM$3]=&quot;&quot;;&quot;&quot;;(IF(OR([.GM5]=&quot;&quot;;[.GM5]=0);0;1)))">
            <text:p/>
          </table:table-cell>
          <table:table-cell table:style-name="ce47" table:formula="of:=IF([.GN$3]=&quot;&quot;;&quot;&quot;;(IF(OR([.GN5]=&quot;&quot;;[.GN5]=0);0;1)))">
            <text:p/>
          </table:table-cell>
          <table:table-cell table:style-name="ce47" table:formula="of:=IF([.GO$3]=&quot;&quot;;&quot;&quot;;(IF(OR([.GO5]=&quot;&quot;;[.GO5]=0);0;1)))">
            <text:p/>
          </table:table-cell>
          <table:table-cell table:style-name="ce47" table:formula="of:=IF([.GP$3]=&quot;&quot;;&quot;&quot;;(IF(OR([.GP5]=&quot;&quot;;[.GP5]=0);0;1)))">
            <text:p/>
          </table:table-cell>
          <table:table-cell table:style-name="ce47" table:formula="of:=IF([.GQ$3]=&quot;&quot;;&quot;&quot;;(IF(OR([.GQ5]=&quot;&quot;;[.GQ5]=0);0;1)))">
            <text:p/>
          </table:table-cell>
          <table:table-cell table:style-name="ce47" table:formula="of:=IF([.GR$3]=&quot;&quot;;&quot;&quot;;(IF(OR([.GR5]=&quot;&quot;;[.GR5]=0);0;1)))">
            <text:p/>
          </table:table-cell>
          <table:table-cell table:style-name="ce47" table:formula="of:=IF([.GS$3]=&quot;&quot;;&quot;&quot;;(IF(OR([.GS5]=&quot;&quot;;[.GS5]=0);0;1)))">
            <text:p/>
          </table:table-cell>
          <table:table-cell table:style-name="ce47" table:formula="of:=IF([.GT$3]=&quot;&quot;;&quot;&quot;;(IF(OR([.GT5]=&quot;&quot;;[.GT5]=0);0;1)))">
            <text:p/>
          </table:table-cell>
          <table:table-cell table:style-name="ce47" table:formula="of:=IF([.GU$3]=&quot;&quot;;&quot;&quot;;(IF(OR([.GU5]=&quot;&quot;;[.GU5]=0);0;1)))">
            <text:p/>
          </table:table-cell>
          <table:table-cell table:style-name="ce47" table:formula="of:=IF([.GV$3]=&quot;&quot;;&quot;&quot;;(IF(OR([.GV5]=&quot;&quot;;[.GV5]=0);0;1)))">
            <text:p/>
          </table:table-cell>
          <table:table-cell table:style-name="ce47" table:formula="of:=IF([.GW$3]=&quot;&quot;;&quot;&quot;;(IF(OR([.GW5]=&quot;&quot;;[.GW5]=0);0;1)))">
            <text:p/>
          </table:table-cell>
          <table:table-cell table:style-name="ce47" table:formula="of:=IF([.GX$3]=&quot;&quot;;&quot;&quot;;(IF(OR([.GX5]=&quot;&quot;;[.GX5]=0);0;1)))">
            <text:p/>
          </table:table-cell>
          <table:table-cell table:style-name="ce47" table:formula="of:=IF([.GY$3]=&quot;&quot;;&quot;&quot;;(IF(OR([.GY5]=&quot;&quot;;[.GY5]=0);0;1)))">
            <text:p/>
          </table:table-cell>
          <table:table-cell table:style-name="ce47" table:formula="of:=IF([.GZ$3]=&quot;&quot;;&quot;&quot;;(IF(OR([.GZ5]=&quot;&quot;;[.GZ5]=0);0;1)))">
            <text:p/>
          </table:table-cell>
          <table:table-cell table:style-name="ce47" table:formula="of:=IF([.HA$3]=&quot;&quot;;&quot;&quot;;(IF(OR([.HA5]=&quot;&quot;;[.HA5]=0);0;1)))">
            <text:p/>
          </table:table-cell>
          <table:table-cell table:style-name="ce47" table:formula="of:=IF([.HB$3]=&quot;&quot;;&quot;&quot;;(IF(OR([.HB5]=&quot;&quot;;[.HB5]=0);0;1)))">
            <text:p/>
          </table:table-cell>
          <table:table-cell table:style-name="ce47" table:formula="of:=IF([.HC$3]=&quot;&quot;;&quot;&quot;;(IF(OR([.HC5]=&quot;&quot;;[.HC5]=0);0;1)))">
            <text:p/>
          </table:table-cell>
          <table:table-cell table:style-name="ce47" table:formula="of:=IF([.HD$3]=&quot;&quot;;&quot;&quot;;(IF(OR([.HD5]=&quot;&quot;;[.HD5]=0);0;1)))">
            <text:p/>
          </table:table-cell>
          <table:table-cell table:style-name="ce47" table:formula="of:=IF([.HE$3]=&quot;&quot;;&quot;&quot;;(IF(OR([.HE5]=&quot;&quot;;[.HE5]=0);0;1)))">
            <text:p/>
          </table:table-cell>
          <table:table-cell table:style-name="ce47" table:formula="of:=IF([.HF$3]=&quot;&quot;;&quot;&quot;;(IF(OR([.HF5]=&quot;&quot;;[.HF5]=0);0;1)))">
            <text:p/>
          </table:table-cell>
          <table:table-cell table:style-name="ce47" table:formula="of:=IF([.HG$3]=&quot;&quot;;&quot;&quot;;(IF(OR([.HG5]=&quot;&quot;;[.HG5]=0);0;1)))">
            <text:p/>
          </table:table-cell>
          <table:table-cell table:style-name="ce47" table:formula="of:=IF([.HH$3]=&quot;&quot;;&quot;&quot;;(IF(OR([.HH5]=&quot;&quot;;[.HH5]=0);0;1)))">
            <text:p/>
          </table:table-cell>
          <table:table-cell table:style-name="ce47" table:formula="of:=IF([.HI$3]=&quot;&quot;;&quot;&quot;;(IF(OR([.HI5]=&quot;&quot;;[.HI5]=0);0;1)))">
            <text:p/>
          </table:table-cell>
          <table:table-cell table:style-name="ce47" table:formula="of:=IF([.HJ$3]=&quot;&quot;;&quot;&quot;;(IF(OR([.HJ5]=&quot;&quot;;[.HJ5]=0);0;1)))">
            <text:p/>
          </table:table-cell>
          <table:table-cell table:style-name="ce47" table:formula="of:=IF([.HK$3]=&quot;&quot;;&quot;&quot;;(IF(OR([.HK5]=&quot;&quot;;[.HK5]=0);0;1)))">
            <text:p/>
          </table:table-cell>
          <table:table-cell table:style-name="ce47" table:formula="of:=IF([.HL$3]=&quot;&quot;;&quot;&quot;;(IF(OR([.HL5]=&quot;&quot;;[.HL5]=0);0;1)))">
            <text:p/>
          </table:table-cell>
          <table:table-cell table:style-name="ce47" table:formula="of:=IF([.HM$3]=&quot;&quot;;&quot;&quot;;(IF(OR([.HM5]=&quot;&quot;;[.HM5]=0);0;1)))">
            <text:p/>
          </table:table-cell>
          <table:table-cell table:style-name="ce47" table:formula="of:=IF([.HN$3]=&quot;&quot;;&quot;&quot;;(IF(OR([.HN5]=&quot;&quot;;[.HN5]=0);0;1)))">
            <text:p/>
          </table:table-cell>
          <table:table-cell table:style-name="ce47" table:formula="of:=IF([.HO$3]=&quot;&quot;;&quot;&quot;;(IF(OR([.HO5]=&quot;&quot;;[.HO5]=0);0;1)))">
            <text:p/>
          </table:table-cell>
          <table:table-cell table:style-name="ce47" table:formula="of:=IF([.HP$3]=&quot;&quot;;&quot;&quot;;(IF(OR([.HP5]=&quot;&quot;;[.HP5]=0);0;1)))">
            <text:p/>
          </table:table-cell>
          <table:table-cell table:style-name="ce47" table:formula="of:=IF([.HQ$3]=&quot;&quot;;&quot;&quot;;(IF(OR([.HQ5]=&quot;&quot;;[.HQ5]=0);0;1)))">
            <text:p/>
          </table:table-cell>
          <table:table-cell table:style-name="ce47" table:formula="of:=IF([.HR$3]=&quot;&quot;;&quot;&quot;;(IF(OR([.HR5]=&quot;&quot;;[.HR5]=0);0;1)))">
            <text:p/>
          </table:table-cell>
          <table:table-cell table:style-name="ce47" table:formula="of:=IF([.HS$3]=&quot;&quot;;&quot;&quot;;(IF(OR([.HS5]=&quot;&quot;;[.HS5]=0);0;1)))">
            <text:p/>
          </table:table-cell>
          <table:table-cell table:style-name="ce47" table:formula="of:=IF([.HT$3]=&quot;&quot;;&quot;&quot;;(IF(OR([.HT5]=&quot;&quot;;[.HT5]=0);0;1)))">
            <text:p/>
          </table:table-cell>
          <table:table-cell table:style-name="ce47" table:formula="of:=IF([.HU$3]=&quot;&quot;;&quot;&quot;;(IF(OR([.HU5]=&quot;&quot;;[.HU5]=0);0;1)))">
            <text:p/>
          </table:table-cell>
          <table:table-cell table:style-name="ce47" table:formula="of:=IF([.HV$3]=&quot;&quot;;&quot;&quot;;(IF(OR([.HV5]=&quot;&quot;;[.HV5]=0);0;1)))">
            <text:p/>
          </table:table-cell>
          <table:table-cell table:style-name="ce47" table:formula="of:=IF([.HW$3]=&quot;&quot;;&quot;&quot;;(IF(OR([.HW5]=&quot;&quot;;[.HW5]=0);0;1)))">
            <text:p/>
          </table:table-cell>
          <table:table-cell table:style-name="ce47" table:formula="of:=IF([.HX$3]=&quot;&quot;;&quot;&quot;;(IF(OR([.HX5]=&quot;&quot;;[.HX5]=0);0;1)))">
            <text:p/>
          </table:table-cell>
          <table:table-cell table:style-name="ce47" table:formula="of:=IF([.HY$3]=&quot;&quot;;&quot;&quot;;(IF(OR([.HY5]=&quot;&quot;;[.HY5]=0);0;1)))">
            <text:p/>
          </table:table-cell>
          <table:table-cell table:style-name="ce47" table:formula="of:=IF([.HZ$3]=&quot;&quot;;&quot;&quot;;(IF(OR([.HZ5]=&quot;&quot;;[.HZ5]=0);0;1)))">
            <text:p/>
          </table:table-cell>
          <table:table-cell table:style-name="ce47" table:formula="of:=IF([.IA$3]=&quot;&quot;;&quot;&quot;;(IF(OR([.IA5]=&quot;&quot;;[.IA5]=0);0;1)))">
            <text:p/>
          </table:table-cell>
          <table:table-cell table:style-name="ce47" table:formula="of:=IF([.IB$3]=&quot;&quot;;&quot;&quot;;(IF(OR([.IB5]=&quot;&quot;;[.IB5]=0);0;1)))">
            <text:p/>
          </table:table-cell>
          <table:table-cell table:style-name="ce47" table:formula="of:=IF([.IC$3]=&quot;&quot;;&quot;&quot;;(IF(OR([.IC5]=&quot;&quot;;[.IC5]=0);0;1)))">
            <text:p/>
          </table:table-cell>
          <table:table-cell table:style-name="ce47" table:formula="of:=IF([.ID$3]=&quot;&quot;;&quot;&quot;;(IF(OR([.ID5]=&quot;&quot;;[.ID5]=0);0;1)))">
            <text:p/>
          </table:table-cell>
          <table:table-cell table:style-name="ce47" table:formula="of:=IF([.IE$3]=&quot;&quot;;&quot;&quot;;(IF(OR([.IE5]=&quot;&quot;;[.IE5]=0);0;1)))">
            <text:p/>
          </table:table-cell>
          <table:table-cell table:style-name="ce47" table:formula="of:=IF([.IF$3]=&quot;&quot;;&quot;&quot;;(IF(OR([.IF5]=&quot;&quot;;[.IF5]=0);0;1)))">
            <text:p/>
          </table:table-cell>
          <table:table-cell table:style-name="ce47" table:formula="of:=IF([.IG$3]=&quot;&quot;;&quot;&quot;;(IF(OR([.IG5]=&quot;&quot;;[.IG5]=0);0;1)))">
            <text:p/>
          </table:table-cell>
          <table:table-cell table:style-name="ce47" table:formula="of:=IF([.IH$3]=&quot;&quot;;&quot;&quot;;(IF(OR([.IH5]=&quot;&quot;;[.IH5]=0);0;1)))">
            <text:p/>
          </table:table-cell>
          <table:table-cell table:style-name="ce47" table:formula="of:=IF([.II$3]=&quot;&quot;;&quot;&quot;;(IF(OR([.II5]=&quot;&quot;;[.II5]=0);0;1)))">
            <text:p/>
          </table:table-cell>
          <table:table-cell table:style-name="ce47" table:formula="of:=IF([.IJ$3]=&quot;&quot;;&quot;&quot;;(IF(OR([.IJ5]=&quot;&quot;;[.IJ5]=0);0;1)))">
            <text:p/>
          </table:table-cell>
          <table:table-cell table:style-name="ce47" table:formula="of:=IF([.IK$3]=&quot;&quot;;&quot;&quot;;(IF(OR([.IK5]=&quot;&quot;;[.IK5]=0);0;1)))">
            <text:p/>
          </table:table-cell>
          <table:table-cell table:style-name="ce47" table:formula="of:=IF([.IL$3]=&quot;&quot;;&quot;&quot;;(IF(OR([.IL5]=&quot;&quot;;[.IL5]=0);0;1)))">
            <text:p/>
          </table:table-cell>
          <table:table-cell table:style-name="ce47" table:formula="of:=IF([.IM$3]=&quot;&quot;;&quot;&quot;;(IF(OR([.IM5]=&quot;&quot;;[.IM5]=0);0;1)))">
            <text:p/>
          </table:table-cell>
          <table:table-cell table:style-name="ce47" table:formula="of:=IF([.IN$3]=&quot;&quot;;&quot;&quot;;(IF(OR([.IN5]=&quot;&quot;;[.IN5]=0);0;1)))">
            <text:p/>
          </table:table-cell>
          <table:table-cell table:style-name="ce47" table:formula="of:=IF([.IO$3]=&quot;&quot;;&quot;&quot;;(IF(OR([.IO5]=&quot;&quot;;[.IO5]=0);0;1)))">
            <text:p/>
          </table:table-cell>
          <table:table-cell table:style-name="ce47" table:formula="of:=IF([.IP$3]=&quot;&quot;;&quot;&quot;;(IF(OR([.IP5]=&quot;&quot;;[.IP5]=0);0;1)))">
            <text:p/>
          </table:table-cell>
          <table:table-cell table:style-name="ce47" table:formula="of:=IF([.IQ$3]=&quot;&quot;;&quot;&quot;;(IF(OR([.IQ5]=&quot;&quot;;[.IQ5]=0);0;1)))">
            <text:p/>
          </table:table-cell>
          <table:table-cell table:style-name="ce47" table:formula="of:=IF([.IR$3]=&quot;&quot;;&quot;&quot;;(IF(OR([.IR5]=&quot;&quot;;[.IR5]=0);0;1)))">
            <text:p/>
          </table:table-cell>
          <table:table-cell table:style-name="ce47" table:formula="of:=IF([.IS$3]=&quot;&quot;;&quot;&quot;;(IF(OR([.IS5]=&quot;&quot;;[.IS5]=0);0;1)))">
            <text:p/>
          </table:table-cell>
          <table:table-cell table:style-name="ce47" table:formula="of:=IF([.IT$3]=&quot;&quot;;&quot;&quot;;(IF(OR([.IT5]=&quot;&quot;;[.IT5]=0);0;1)))">
            <text:p/>
          </table:table-cell>
          <table:table-cell table:style-name="ce47" table:formula="of:=IF([.IU$3]=&quot;&quot;;&quot;&quot;;(IF(OR([.IU5]=&quot;&quot;;[.IU5]=0);0;1)))">
            <text:p/>
          </table:table-cell>
          <table:table-cell table:style-name="ce47" table:formula="of:=IF([.IV$3]=&quot;&quot;;&quot;&quot;;(IF(OR([.IV5]=&quot;&quot;;[.IV5]=0);0;1)))">
            <text:p/>
          </table:table-cell>
          <table:table-cell table:style-name="ce47" table:formula="of:=IF([.IW$3]=&quot;&quot;;&quot;&quot;;(IF(OR([.IW5]=&quot;&quot;;[.IW5]=0);0;1)))">
            <text:p/>
          </table:table-cell>
          <table:table-cell table:style-name="ce47" table:formula="of:=IF([.IX$3]=&quot;&quot;;&quot;&quot;;(IF(OR([.IX5]=&quot;&quot;;[.IX5]=0);0;1)))">
            <text:p/>
          </table:table-cell>
          <table:table-cell table:style-name="ce47" table:formula="of:=IF([.IY$3]=&quot;&quot;;&quot;&quot;;(IF(OR([.IY5]=&quot;&quot;;[.IY5]=0);0;1)))">
            <text:p/>
          </table:table-cell>
          <table:table-cell table:style-name="ce47" table:formula="of:=IF([.IZ$3]=&quot;&quot;;&quot;&quot;;(IF(OR([.IZ5]=&quot;&quot;;[.IZ5]=0);0;1)))">
            <text:p/>
          </table:table-cell>
          <table:table-cell table:style-name="ce47" table:formula="of:=IF([.JA$3]=&quot;&quot;;&quot;&quot;;(IF(OR([.JA5]=&quot;&quot;;[.JA5]=0);0;1)))">
            <text:p/>
          </table:table-cell>
          <table:table-cell table:style-name="ce47" table:formula="of:=IF([.JB$3]=&quot;&quot;;&quot;&quot;;(IF(OR([.JB5]=&quot;&quot;;[.JB5]=0);0;1)))">
            <text:p/>
          </table:table-cell>
          <table:table-cell table:style-name="ce47" table:formula="of:=IF([.JC$3]=&quot;&quot;;&quot;&quot;;(IF(OR([.JC5]=&quot;&quot;;[.JC5]=0);0;1)))">
            <text:p/>
          </table:table-cell>
          <table:table-cell table:style-name="ce47" table:formula="of:=IF([.JD$3]=&quot;&quot;;&quot;&quot;;(IF(OR([.JD5]=&quot;&quot;;[.JD5]=0);0;1)))">
            <text:p/>
          </table:table-cell>
          <table:table-cell table:style-name="ce47" table:formula="of:=IF([.JE$3]=&quot;&quot;;&quot;&quot;;(IF(OR([.JE5]=&quot;&quot;;[.JE5]=0);0;1)))">
            <text:p/>
          </table:table-cell>
          <table:table-cell table:style-name="ce47" table:formula="of:=IF([.JF$3]=&quot;&quot;;&quot;&quot;;(IF(OR([.JF5]=&quot;&quot;;[.JF5]=0);0;1)))">
            <text:p/>
          </table:table-cell>
          <table:table-cell table:style-name="ce47" table:formula="of:=IF([.JG$3]=&quot;&quot;;&quot;&quot;;(IF(OR([.JG5]=&quot;&quot;;[.JG5]=0);0;1)))">
            <text:p/>
          </table:table-cell>
          <table:table-cell table:style-name="ce47" table:formula="of:=IF([.JH$3]=&quot;&quot;;&quot;&quot;;(IF(OR([.JH5]=&quot;&quot;;[.JH5]=0);0;1)))">
            <text:p/>
          </table:table-cell>
          <table:table-cell table:style-name="ce47" table:formula="of:=IF([.JI$3]=&quot;&quot;;&quot;&quot;;(IF(OR([.JI5]=&quot;&quot;;[.JI5]=0);0;1)))">
            <text:p/>
          </table:table-cell>
          <table:table-cell table:style-name="ce47" table:formula="of:=IF([.JJ$3]=&quot;&quot;;&quot;&quot;;(IF(OR([.JJ5]=&quot;&quot;;[.JJ5]=0);0;1)))">
            <text:p/>
          </table:table-cell>
          <table:table-cell table:style-name="ce47" table:formula="of:=IF([.JK$3]=&quot;&quot;;&quot;&quot;;(IF(OR([.JK5]=&quot;&quot;;[.JK5]=0);0;1)))">
            <text:p/>
          </table:table-cell>
          <table:table-cell table:style-name="ce47" table:formula="of:=IF([.JL$3]=&quot;&quot;;&quot;&quot;;(IF(OR([.JL5]=&quot;&quot;;[.JL5]=0);0;1)))">
            <text:p/>
          </table:table-cell>
          <table:table-cell table:style-name="ce47" table:formula="of:=IF([.JM$3]=&quot;&quot;;&quot;&quot;;(IF(OR([.JM5]=&quot;&quot;;[.JM5]=0);0;1)))">
            <text:p/>
          </table:table-cell>
          <table:table-cell table:style-name="ce47" table:formula="of:=IF([.JN$3]=&quot;&quot;;&quot;&quot;;(IF(OR([.JN5]=&quot;&quot;;[.JN5]=0);0;1)))">
            <text:p/>
          </table:table-cell>
          <table:table-cell table:style-name="ce47" table:formula="of:=IF([.JO$3]=&quot;&quot;;&quot;&quot;;(IF(OR([.JO5]=&quot;&quot;;[.JO5]=0);0;1)))">
            <text:p/>
          </table:table-cell>
          <table:table-cell table:style-name="ce47" table:formula="of:=IF([.JP$3]=&quot;&quot;;&quot;&quot;;(IF(OR([.JP5]=&quot;&quot;;[.JP5]=0);0;1)))">
            <text:p/>
          </table:table-cell>
          <table:table-cell table:style-name="ce47" table:formula="of:=IF([.JQ$3]=&quot;&quot;;&quot;&quot;;(IF(OR([.JQ5]=&quot;&quot;;[.JQ5]=0);0;1)))">
            <text:p/>
          </table:table-cell>
          <table:table-cell table:style-name="ce47" table:formula="of:=IF([.JR$3]=&quot;&quot;;&quot;&quot;;(IF(OR([.JR5]=&quot;&quot;;[.JR5]=0);0;1)))">
            <text:p/>
          </table:table-cell>
          <table:table-cell table:style-name="ce47" table:formula="of:=IF([.JS$3]=&quot;&quot;;&quot;&quot;;(IF(OR([.JS5]=&quot;&quot;;[.JS5]=0);0;1)))">
            <text:p/>
          </table:table-cell>
          <table:table-cell table:style-name="ce47" table:formula="of:=IF([.JT$3]=&quot;&quot;;&quot;&quot;;(IF(OR([.JT5]=&quot;&quot;;[.JT5]=0);0;1)))">
            <text:p/>
          </table:table-cell>
          <table:table-cell table:style-name="ce47" table:formula="of:=IF([.JU$3]=&quot;&quot;;&quot;&quot;;(IF(OR([.JU5]=&quot;&quot;;[.JU5]=0);0;1)))">
            <text:p/>
          </table:table-cell>
          <table:table-cell table:style-name="ce47" table:formula="of:=IF([.JV$3]=&quot;&quot;;&quot;&quot;;(IF(OR([.JV5]=&quot;&quot;;[.JV5]=0);0;1)))">
            <text:p/>
          </table:table-cell>
          <table:table-cell table:style-name="ce47" table:formula="of:=IF([.JW$3]=&quot;&quot;;&quot;&quot;;(IF(OR([.JW5]=&quot;&quot;;[.JW5]=0);0;1)))">
            <text:p/>
          </table:table-cell>
          <table:table-cell table:style-name="ce47" table:formula="of:=IF([.JX$3]=&quot;&quot;;&quot;&quot;;(IF(OR([.JX5]=&quot;&quot;;[.JX5]=0);0;1)))">
            <text:p/>
          </table:table-cell>
          <table:table-cell table:style-name="ce47" table:formula="of:=IF([.JY$3]=&quot;&quot;;&quot;&quot;;(IF(OR([.JY5]=&quot;&quot;;[.JY5]=0);0;1)))">
            <text:p/>
          </table:table-cell>
          <table:table-cell table:style-name="ce47" table:formula="of:=IF([.JZ$3]=&quot;&quot;;&quot;&quot;;(IF(OR([.JZ5]=&quot;&quot;;[.JZ5]=0);0;1)))">
            <text:p/>
          </table:table-cell>
          <table:table-cell table:style-name="ce47" table:formula="of:=IF([.KA$3]=&quot;&quot;;&quot;&quot;;(IF(OR([.KA5]=&quot;&quot;;[.KA5]=0);0;1)))">
            <text:p/>
          </table:table-cell>
          <table:table-cell table:style-name="ce47" table:formula="of:=IF([.KB$3]=&quot;&quot;;&quot;&quot;;(IF(OR([.KB5]=&quot;&quot;;[.KB5]=0);0;1)))">
            <text:p/>
          </table:table-cell>
          <table:table-cell table:style-name="ce47" table:formula="of:=IF([.KC$3]=&quot;&quot;;&quot;&quot;;(IF(OR([.KC5]=&quot;&quot;;[.KC5]=0);0;1)))">
            <text:p/>
          </table:table-cell>
          <table:table-cell table:style-name="ce47" table:formula="of:=IF([.KD$3]=&quot;&quot;;&quot;&quot;;(IF(OR([.KD5]=&quot;&quot;;[.KD5]=0);0;1)))">
            <text:p/>
          </table:table-cell>
          <table:table-cell table:style-name="ce47" table:formula="of:=IF([.KE$3]=&quot;&quot;;&quot;&quot;;(IF(OR([.KE5]=&quot;&quot;;[.KE5]=0);0;1)))">
            <text:p/>
          </table:table-cell>
          <table:table-cell table:style-name="ce47" table:formula="of:=IF([.KF$3]=&quot;&quot;;&quot;&quot;;(IF(OR([.KF5]=&quot;&quot;;[.KF5]=0);0;1)))">
            <text:p/>
          </table:table-cell>
          <table:table-cell table:style-name="ce47" table:formula="of:=IF([.KG$3]=&quot;&quot;;&quot;&quot;;(IF(OR([.KG5]=&quot;&quot;;[.KG5]=0);0;1)))">
            <text:p/>
          </table:table-cell>
          <table:table-cell table:style-name="ce47" table:formula="of:=IF([.KH$3]=&quot;&quot;;&quot;&quot;;(IF(OR([.KH5]=&quot;&quot;;[.KH5]=0);0;1)))">
            <text:p/>
          </table:table-cell>
          <table:table-cell table:style-name="ce47" table:formula="of:=IF([.KI$3]=&quot;&quot;;&quot;&quot;;(IF(OR([.KI5]=&quot;&quot;;[.KI5]=0);0;1)))">
            <text:p/>
          </table:table-cell>
          <table:table-cell table:style-name="ce47" table:formula="of:=IF([.KJ$3]=&quot;&quot;;&quot;&quot;;(IF(OR([.KJ5]=&quot;&quot;;[.KJ5]=0);0;1)))">
            <text:p/>
          </table:table-cell>
          <table:table-cell table:style-name="ce47" table:formula="of:=IF([.KK$3]=&quot;&quot;;&quot;&quot;;(IF(OR([.KK5]=&quot;&quot;;[.KK5]=0);0;1)))">
            <text:p/>
          </table:table-cell>
          <table:table-cell table:style-name="ce47" table:formula="of:=IF([.KL$3]=&quot;&quot;;&quot;&quot;;(IF(OR([.KL5]=&quot;&quot;;[.KL5]=0);0;1)))">
            <text:p/>
          </table:table-cell>
          <table:table-cell table:style-name="ce47" table:formula="of:=IF([.KM$3]=&quot;&quot;;&quot;&quot;;(IF(OR([.KM5]=&quot;&quot;;[.KM5]=0);0;1)))">
            <text:p/>
          </table:table-cell>
          <table:table-cell table:style-name="ce47" table:formula="of:=IF([.KN$3]=&quot;&quot;;&quot;&quot;;(IF(OR([.KN5]=&quot;&quot;;[.KN5]=0);0;1)))">
            <text:p/>
          </table:table-cell>
          <table:table-cell table:style-name="ce47" table:formula="of:=IF([.KO$3]=&quot;&quot;;&quot;&quot;;(IF(OR([.KO5]=&quot;&quot;;[.KO5]=0);0;1)))">
            <text:p/>
          </table:table-cell>
          <table:table-cell table:style-name="ce47" table:formula="of:=IF([.KP$3]=&quot;&quot;;&quot;&quot;;(IF(OR([.KP5]=&quot;&quot;;[.KP5]=0);0;1)))">
            <text:p/>
          </table:table-cell>
          <table:table-cell table:style-name="ce47" table:formula="of:=IF([.KQ$3]=&quot;&quot;;&quot;&quot;;(IF(OR([.KQ5]=&quot;&quot;;[.KQ5]=0);0;1)))">
            <text:p/>
          </table:table-cell>
          <table:table-cell table:style-name="ce47" table:formula="of:=IF([.KR$3]=&quot;&quot;;&quot;&quot;;(IF(OR([.KR5]=&quot;&quot;;[.KR5]=0);0;1)))">
            <text:p/>
          </table:table-cell>
          <table:table-cell table:style-name="ce47" table:formula="of:=IF([.KS$3]=&quot;&quot;;&quot;&quot;;(IF(OR([.KS5]=&quot;&quot;;[.KS5]=0);0;1)))">
            <text:p/>
          </table:table-cell>
          <table:table-cell table:style-name="ce47" table:formula="of:=IF([.KT$3]=&quot;&quot;;&quot;&quot;;(IF(OR([.KT5]=&quot;&quot;;[.KT5]=0);0;1)))">
            <text:p/>
          </table:table-cell>
          <table:table-cell table:style-name="ce47" table:formula="of:=IF([.KU$3]=&quot;&quot;;&quot;&quot;;(IF(OR([.KU5]=&quot;&quot;;[.KU5]=0);0;1)))">
            <text:p/>
          </table:table-cell>
          <table:table-cell table:style-name="ce47" table:formula="of:=IF([.KV$3]=&quot;&quot;;&quot;&quot;;(IF(OR([.KV5]=&quot;&quot;;[.KV5]=0);0;1)))">
            <text:p/>
          </table:table-cell>
          <table:table-cell table:style-name="ce47" table:formula="of:=IF([.KW$3]=&quot;&quot;;&quot;&quot;;(IF(OR([.KW5]=&quot;&quot;;[.KW5]=0);0;1)))">
            <text:p/>
          </table:table-cell>
          <table:table-cell table:style-name="ce47" table:formula="of:=IF([.KX$3]=&quot;&quot;;&quot;&quot;;(IF(OR([.KX5]=&quot;&quot;;[.KX5]=0);0;1)))">
            <text:p/>
          </table:table-cell>
          <table:table-cell table:style-name="ce47" table:formula="of:=IF([.KY$3]=&quot;&quot;;&quot;&quot;;(IF(OR([.KY5]=&quot;&quot;;[.KY5]=0);0;1)))">
            <text:p/>
          </table:table-cell>
          <table:table-cell table:style-name="ce47" table:formula="of:=IF([.KZ$3]=&quot;&quot;;&quot;&quot;;(IF(OR([.KZ5]=&quot;&quot;;[.KZ5]=0);0;1)))">
            <text:p/>
          </table:table-cell>
          <table:table-cell table:style-name="ce47" table:formula="of:=IF([.LA$3]=&quot;&quot;;&quot;&quot;;(IF(OR([.LA5]=&quot;&quot;;[.LA5]=0);0;1)))">
            <text:p/>
          </table:table-cell>
          <table:table-cell table:style-name="ce47" table:formula="of:=IF([.LB$3]=&quot;&quot;;&quot;&quot;;(IF(OR([.LB5]=&quot;&quot;;[.LB5]=0);0;1)))">
            <text:p/>
          </table:table-cell>
          <table:table-cell table:style-name="ce47" table:formula="of:=IF([.LC$3]=&quot;&quot;;&quot;&quot;;(IF(OR([.LC5]=&quot;&quot;;[.LC5]=0);0;1)))">
            <text:p/>
          </table:table-cell>
          <table:table-cell table:style-name="ce47" table:formula="of:=IF([.LD$3]=&quot;&quot;;&quot;&quot;;(IF(OR([.LD5]=&quot;&quot;;[.LD5]=0);0;1)))">
            <text:p/>
          </table:table-cell>
          <table:table-cell table:style-name="ce47" table:formula="of:=IF([.LE$3]=&quot;&quot;;&quot;&quot;;(IF(OR([.LE5]=&quot;&quot;;[.LE5]=0);0;1)))">
            <text:p/>
          </table:table-cell>
          <table:table-cell table:style-name="ce47" table:formula="of:=IF([.LF$3]=&quot;&quot;;&quot;&quot;;(IF(OR([.LF5]=&quot;&quot;;[.LF5]=0);0;1)))">
            <text:p/>
          </table:table-cell>
          <table:table-cell table:style-name="ce47" table:formula="of:=IF([.LG$3]=&quot;&quot;;&quot;&quot;;(IF(OR([.LG5]=&quot;&quot;;[.LG5]=0);0;1)))">
            <text:p/>
          </table:table-cell>
          <table:table-cell table:style-name="ce47" table:formula="of:=IF([.LH$3]=&quot;&quot;;&quot;&quot;;(IF(OR([.LH5]=&quot;&quot;;[.LH5]=0);0;1)))">
            <text:p/>
          </table:table-cell>
          <table:table-cell table:style-name="ce47" table:formula="of:=IF([.LI$3]=&quot;&quot;;&quot;&quot;;(IF(OR([.LI5]=&quot;&quot;;[.LI5]=0);0;1)))">
            <text:p/>
          </table:table-cell>
          <table:table-cell table:style-name="ce47" table:formula="of:=IF([.LJ$3]=&quot;&quot;;&quot;&quot;;(IF(OR([.LJ5]=&quot;&quot;;[.LJ5]=0);0;1)))">
            <text:p/>
          </table:table-cell>
          <table:table-cell table:style-name="ce47" table:formula="of:=IF([.LK$3]=&quot;&quot;;&quot;&quot;;(IF(OR([.LK5]=&quot;&quot;;[.LK5]=0);0;1)))">
            <text:p/>
          </table:table-cell>
          <table:table-cell table:style-name="ce47" table:formula="of:=IF([.LL$3]=&quot;&quot;;&quot;&quot;;(IF(OR([.LL5]=&quot;&quot;;[.LL5]=0);0;1)))">
            <text:p/>
          </table:table-cell>
          <table:table-cell table:style-name="ce47" table:formula="of:=IF([.LM$3]=&quot;&quot;;&quot;&quot;;(IF(OR([.LM5]=&quot;&quot;;[.LM5]=0);0;1)))">
            <text:p/>
          </table:table-cell>
          <table:table-cell table:style-name="ce47" table:formula="of:=IF([.LN$3]=&quot;&quot;;&quot;&quot;;(IF(OR([.LN5]=&quot;&quot;;[.LN5]=0);0;1)))">
            <text:p/>
          </table:table-cell>
          <table:table-cell table:style-name="ce47" table:formula="of:=IF([.LO$3]=&quot;&quot;;&quot;&quot;;(IF(OR([.LO5]=&quot;&quot;;[.LO5]=0);0;1)))">
            <text:p/>
          </table:table-cell>
          <table:table-cell table:style-name="ce47" table:formula="of:=IF([.LP$3]=&quot;&quot;;&quot;&quot;;(IF(OR([.LP5]=&quot;&quot;;[.LP5]=0);0;1)))">
            <text:p/>
          </table:table-cell>
          <table:table-cell table:style-name="ce47" table:formula="of:=IF([.LQ$3]=&quot;&quot;;&quot;&quot;;(IF(OR([.LQ5]=&quot;&quot;;[.LQ5]=0);0;1)))">
            <text:p/>
          </table:table-cell>
          <table:table-cell table:style-name="ce47" table:formula="of:=IF([.LR$3]=&quot;&quot;;&quot;&quot;;(IF(OR([.LR5]=&quot;&quot;;[.LR5]=0);0;1)))">
            <text:p/>
          </table:table-cell>
          <table:table-cell table:style-name="ce47" table:formula="of:=IF([.LS$3]=&quot;&quot;;&quot;&quot;;(IF(OR([.LS5]=&quot;&quot;;[.LS5]=0);0;1)))">
            <text:p/>
          </table:table-cell>
          <table:table-cell table:style-name="ce47" table:formula="of:=IF([.LT$3]=&quot;&quot;;&quot;&quot;;(IF(OR([.LT5]=&quot;&quot;;[.LT5]=0);0;1)))">
            <text:p/>
          </table:table-cell>
          <table:table-cell table:style-name="ce47" table:formula="of:=IF([.LU$3]=&quot;&quot;;&quot;&quot;;(IF(OR([.LU5]=&quot;&quot;;[.LU5]=0);0;1)))">
            <text:p/>
          </table:table-cell>
          <table:table-cell table:style-name="ce47" table:formula="of:=IF([.LV$3]=&quot;&quot;;&quot;&quot;;(IF(OR([.LV5]=&quot;&quot;;[.LV5]=0);0;1)))">
            <text:p/>
          </table:table-cell>
          <table:table-cell table:style-name="ce47" table:formula="of:=IF([.LW$3]=&quot;&quot;;&quot;&quot;;(IF(OR([.LW5]=&quot;&quot;;[.LW5]=0);0;1)))">
            <text:p/>
          </table:table-cell>
          <table:table-cell table:style-name="ce47" table:formula="of:=IF([.LX$3]=&quot;&quot;;&quot;&quot;;(IF(OR([.LX5]=&quot;&quot;;[.LX5]=0);0;1)))">
            <text:p/>
          </table:table-cell>
          <table:table-cell table:style-name="ce47" table:formula="of:=IF([.LY$3]=&quot;&quot;;&quot;&quot;;(IF(OR([.LY5]=&quot;&quot;;[.LY5]=0);0;1)))">
            <text:p/>
          </table:table-cell>
          <table:table-cell table:style-name="ce47" table:formula="of:=IF([.LZ$3]=&quot;&quot;;&quot;&quot;;(IF(OR([.LZ5]=&quot;&quot;;[.LZ5]=0);0;1)))">
            <text:p/>
          </table:table-cell>
          <table:table-cell table:style-name="ce47" table:formula="of:=IF([.MA$3]=&quot;&quot;;&quot;&quot;;(IF(OR([.MA5]=&quot;&quot;;[.MA5]=0);0;1)))">
            <text:p/>
          </table:table-cell>
          <table:table-cell table:style-name="ce47" table:formula="of:=IF([.MB$3]=&quot;&quot;;&quot;&quot;;(IF(OR([.MB5]=&quot;&quot;;[.MB5]=0);0;1)))">
            <text:p/>
          </table:table-cell>
          <table:table-cell table:style-name="ce47" table:formula="of:=IF([.MC$3]=&quot;&quot;;&quot;&quot;;(IF(OR([.MC5]=&quot;&quot;;[.MC5]=0);0;1)))">
            <text:p/>
          </table:table-cell>
          <table:table-cell table:style-name="ce47" table:formula="of:=IF([.MD$3]=&quot;&quot;;&quot;&quot;;(IF(OR([.MD5]=&quot;&quot;;[.MD5]=0);0;1)))">
            <text:p/>
          </table:table-cell>
          <table:table-cell table:style-name="ce47" table:formula="of:=IF([.ME$3]=&quot;&quot;;&quot;&quot;;(IF(OR([.ME5]=&quot;&quot;;[.ME5]=0);0;1)))">
            <text:p/>
          </table:table-cell>
          <table:table-cell table:style-name="ce47" table:formula="of:=IF([.MF$3]=&quot;&quot;;&quot;&quot;;(IF(OR([.MF5]=&quot;&quot;;[.MF5]=0);0;1)))">
            <text:p/>
          </table:table-cell>
          <table:table-cell table:style-name="ce47" table:formula="of:=IF([.MG$3]=&quot;&quot;;&quot;&quot;;(IF(OR([.MG5]=&quot;&quot;;[.MG5]=0);0;1)))">
            <text:p/>
          </table:table-cell>
          <table:table-cell table:style-name="ce47" table:formula="of:=IF([.MH$3]=&quot;&quot;;&quot;&quot;;(IF(OR([.MH5]=&quot;&quot;;[.MH5]=0);0;1)))">
            <text:p/>
          </table:table-cell>
          <table:table-cell table:style-name="ce47" table:formula="of:=IF([.MI$3]=&quot;&quot;;&quot;&quot;;(IF(OR([.MI5]=&quot;&quot;;[.MI5]=0);0;1)))">
            <text:p/>
          </table:table-cell>
          <table:table-cell table:style-name="ce47" table:formula="of:=IF([.MJ$3]=&quot;&quot;;&quot;&quot;;(IF(OR([.MJ5]=&quot;&quot;;[.MJ5]=0);0;1)))">
            <text:p/>
          </table:table-cell>
          <table:table-cell table:style-name="ce47" table:formula="of:=IF([.MK$3]=&quot;&quot;;&quot;&quot;;(IF(OR([.MK5]=&quot;&quot;;[.MK5]=0);0;1)))">
            <text:p/>
          </table:table-cell>
          <table:table-cell table:style-name="ce47" table:formula="of:=IF([.ML$3]=&quot;&quot;;&quot;&quot;;(IF(OR([.ML5]=&quot;&quot;;[.ML5]=0);0;1)))">
            <text:p/>
          </table:table-cell>
          <table:table-cell table:style-name="ce47" table:formula="of:=IF([.MM$3]=&quot;&quot;;&quot;&quot;;(IF(OR([.MM5]=&quot;&quot;;[.MM5]=0);0;1)))">
            <text:p/>
          </table:table-cell>
          <table:table-cell table:style-name="ce47" table:formula="of:=IF([.MN$3]=&quot;&quot;;&quot;&quot;;(IF(OR([.MN5]=&quot;&quot;;[.MN5]=0);0;1)))">
            <text:p/>
          </table:table-cell>
          <table:table-cell table:style-name="ce47" table:formula="of:=IF([.MO$3]=&quot;&quot;;&quot;&quot;;(IF(OR([.MO5]=&quot;&quot;;[.MO5]=0);0;1)))">
            <text:p/>
          </table:table-cell>
          <table:table-cell table:style-name="ce47" table:formula="of:=IF([.MP$3]=&quot;&quot;;&quot;&quot;;(IF(OR([.MP5]=&quot;&quot;;[.MP5]=0);0;1)))">
            <text:p/>
          </table:table-cell>
          <table:table-cell table:style-name="ce47" table:formula="of:=IF([.MQ$3]=&quot;&quot;;&quot;&quot;;(IF(OR([.MQ5]=&quot;&quot;;[.MQ5]=0);0;1)))">
            <text:p/>
          </table:table-cell>
          <table:table-cell table:style-name="ce47" table:formula="of:=IF([.MR$3]=&quot;&quot;;&quot;&quot;;(IF(OR([.MR5]=&quot;&quot;;[.MR5]=0);0;1)))">
            <text:p/>
          </table:table-cell>
          <table:table-cell table:style-name="ce47" table:formula="of:=IF([.MS$3]=&quot;&quot;;&quot;&quot;;(IF(OR([.MS5]=&quot;&quot;;[.MS5]=0);0;1)))">
            <text:p/>
          </table:table-cell>
          <table:table-cell table:style-name="ce47" table:formula="of:=IF([.MT$3]=&quot;&quot;;&quot;&quot;;(IF(OR([.MT5]=&quot;&quot;;[.MT5]=0);0;1)))">
            <text:p/>
          </table:table-cell>
          <table:table-cell table:style-name="ce47" table:formula="of:=IF([.MU$3]=&quot;&quot;;&quot;&quot;;(IF(OR([.MU5]=&quot;&quot;;[.MU5]=0);0;1)))">
            <text:p/>
          </table:table-cell>
          <table:table-cell table:style-name="ce47" table:formula="of:=IF([.MV$3]=&quot;&quot;;&quot;&quot;;(IF(OR([.MV5]=&quot;&quot;;[.MV5]=0);0;1)))">
            <text:p/>
          </table:table-cell>
          <table:table-cell table:style-name="ce47" table:formula="of:=IF([.MW$3]=&quot;&quot;;&quot;&quot;;(IF(OR([.MW5]=&quot;&quot;;[.MW5]=0);0;1)))">
            <text:p/>
          </table:table-cell>
          <table:table-cell table:style-name="ce47" table:formula="of:=IF([.MX$3]=&quot;&quot;;&quot;&quot;;(IF(OR([.MX5]=&quot;&quot;;[.MX5]=0);0;1)))">
            <text:p/>
          </table:table-cell>
          <table:table-cell table:style-name="ce47" table:formula="of:=IF([.MY$3]=&quot;&quot;;&quot;&quot;;(IF(OR([.MY5]=&quot;&quot;;[.MY5]=0);0;1)))">
            <text:p/>
          </table:table-cell>
          <table:table-cell table:style-name="ce47" table:formula="of:=IF([.MZ$3]=&quot;&quot;;&quot;&quot;;(IF(OR([.MZ5]=&quot;&quot;;[.MZ5]=0);0;1)))">
            <text:p/>
          </table:table-cell>
          <table:table-cell table:style-name="ce47" table:formula="of:=IF([.NA$3]=&quot;&quot;;&quot;&quot;;(IF(OR([.NA5]=&quot;&quot;;[.NA5]=0);0;1)))">
            <text:p/>
          </table:table-cell>
          <table:table-cell table:style-name="ce47" table:formula="of:=IF([.NB$3]=&quot;&quot;;&quot;&quot;;(IF(OR([.NB5]=&quot;&quot;;[.NB5]=0);0;1)))">
            <text:p/>
          </table:table-cell>
          <table:table-cell table:style-name="ce47" table:formula="of:=IF([.NC$3]=&quot;&quot;;&quot;&quot;;(IF(OR([.NC5]=&quot;&quot;;[.NC5]=0);0;1)))">
            <text:p/>
          </table:table-cell>
          <table:table-cell table:style-name="ce47" table:formula="of:=IF([.ND$3]=&quot;&quot;;&quot;&quot;;(IF(OR([.ND5]=&quot;&quot;;[.ND5]=0);0;1)))">
            <text:p/>
          </table:table-cell>
          <table:table-cell table:style-name="ce47" table:formula="of:=IF([.NE$3]=&quot;&quot;;&quot;&quot;;(IF(OR([.NE5]=&quot;&quot;;[.NE5]=0);0;1)))">
            <text:p/>
          </table:table-cell>
          <table:table-cell table:style-name="ce47" table:formula="of:=IF([.NF$3]=&quot;&quot;;&quot;&quot;;(IF(OR([.NF5]=&quot;&quot;;[.NF5]=0);0;1)))">
            <text:p/>
          </table:table-cell>
          <table:table-cell table:number-columns-repeated="287"/>
        </table:table-row>
        <table:table-row table:style-name="ro2">
          <table:table-cell table:style-name="ce9" table:formula="of:=MAX([.A6:.B6])" office:value-type="float" office:value="0" calcext:value-type="float">
            <text:p>0</text:p>
          </table:table-cell>
          <table:table-cell table:style-name="ce6" table:formula="of:=IFERROR((LEN([.NG6])-SEARCH(&quot;0[^0]*$&quot;;[.NG6]));LEN([.NG6]))" office:value-type="float" office:value="0" calcext:value-type="float">
            <text:p>0</text:p>
          </table:table-cell>
          <table:table-cell table:formula="of:=COUNTA([.E6:.NF6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6:.ABI6])">
            <text:p/>
          </table:table-cell>
          <table:table-cell table:style-name="ce34" table:formula="of:=IF([.E$3]=&quot;&quot;;&quot;&quot;;(IF(OR([.E6]=&quot;&quot;;[.E6]=0);0;1)))">
            <text:p/>
          </table:table-cell>
          <table:table-cell table:style-name="ce34" table:formula="of:=IF([.F$3]=&quot;&quot;;&quot;&quot;;(IF(OR([.F6]=&quot;&quot;;[.F6]=0);0;1)))">
            <text:p/>
          </table:table-cell>
          <table:table-cell table:style-name="ce34" table:formula="of:=IF([.G$3]=&quot;&quot;;&quot;&quot;;(IF(OR([.G6]=&quot;&quot;;[.G6]=0);0;1)))">
            <text:p/>
          </table:table-cell>
          <table:table-cell table:style-name="ce34" table:formula="of:=IF([.H$3]=&quot;&quot;;&quot;&quot;;(IF(OR([.H6]=&quot;&quot;;[.H6]=0);0;1)))">
            <text:p/>
          </table:table-cell>
          <table:table-cell table:style-name="ce35" table:formula="of:=IF([.I$3]=&quot;&quot;;&quot;&quot;;(IF(OR([.I6]=&quot;&quot;;[.I6]=0);0;1)))">
            <text:p/>
          </table:table-cell>
          <table:table-cell table:style-name="ce35" table:formula="of:=IF([.J$3]=&quot;&quot;;&quot;&quot;;(IF(OR([.J6]=&quot;&quot;;[.J6]=0);0;1)))">
            <text:p/>
          </table:table-cell>
          <table:table-cell table:style-name="ce35" table:formula="of:=IF([.K$3]=&quot;&quot;;&quot;&quot;;(IF(OR([.K6]=&quot;&quot;;[.K6]=0);0;1)))">
            <text:p/>
          </table:table-cell>
          <table:table-cell table:style-name="ce35" table:formula="of:=IF([.L$3]=&quot;&quot;;&quot;&quot;;(IF(OR([.L6]=&quot;&quot;;[.L6]=0);0;1)))">
            <text:p/>
          </table:table-cell>
          <table:table-cell table:style-name="ce35" table:formula="of:=IF([.M$3]=&quot;&quot;;&quot;&quot;;(IF(OR([.M6]=&quot;&quot;;[.M6]=0);0;1)))">
            <text:p/>
          </table:table-cell>
          <table:table-cell table:style-name="ce35" table:formula="of:=IF([.N$3]=&quot;&quot;;&quot;&quot;;(IF(OR([.N6]=&quot;&quot;;[.N6]=0);0;1)))">
            <text:p/>
          </table:table-cell>
          <table:table-cell table:style-name="ce35" table:formula="of:=IF([.O$3]=&quot;&quot;;&quot;&quot;;(IF(OR([.O6]=&quot;&quot;;[.O6]=0);0;1)))">
            <text:p/>
          </table:table-cell>
          <table:table-cell table:style-name="ce35" table:formula="of:=IF([.P$3]=&quot;&quot;;&quot;&quot;;(IF(OR([.P6]=&quot;&quot;;[.P6]=0);0;1)))">
            <text:p/>
          </table:table-cell>
          <table:table-cell table:style-name="ce35" table:formula="of:=IF([.Q$3]=&quot;&quot;;&quot;&quot;;(IF(OR([.Q6]=&quot;&quot;;[.Q6]=0);0;1)))">
            <text:p/>
          </table:table-cell>
          <table:table-cell table:style-name="ce35" table:formula="of:=IF([.R$3]=&quot;&quot;;&quot;&quot;;(IF(OR([.R6]=&quot;&quot;;[.R6]=0);0;1)))">
            <text:p/>
          </table:table-cell>
          <table:table-cell table:style-name="ce35" table:formula="of:=IF([.S$3]=&quot;&quot;;&quot;&quot;;(IF(OR([.S6]=&quot;&quot;;[.S6]=0);0;1)))">
            <text:p/>
          </table:table-cell>
          <table:table-cell table:style-name="ce35" table:formula="of:=IF([.T$3]=&quot;&quot;;&quot;&quot;;(IF(OR([.T6]=&quot;&quot;;[.T6]=0);0;1)))">
            <text:p/>
          </table:table-cell>
          <table:table-cell table:style-name="ce35" table:formula="of:=IF([.U$3]=&quot;&quot;;&quot;&quot;;(IF(OR([.U6]=&quot;&quot;;[.U6]=0);0;1)))">
            <text:p/>
          </table:table-cell>
          <table:table-cell table:style-name="ce35" table:formula="of:=IF([.V$3]=&quot;&quot;;&quot;&quot;;(IF(OR([.V6]=&quot;&quot;;[.V6]=0);0;1)))">
            <text:p/>
          </table:table-cell>
          <table:table-cell table:style-name="ce35" table:formula="of:=IF([.W$3]=&quot;&quot;;&quot;&quot;;(IF(OR([.W6]=&quot;&quot;;[.W6]=0);0;1)))">
            <text:p/>
          </table:table-cell>
          <table:table-cell table:style-name="ce35" table:formula="of:=IF([.X$3]=&quot;&quot;;&quot;&quot;;(IF(OR([.X6]=&quot;&quot;;[.X6]=0);0;1)))">
            <text:p/>
          </table:table-cell>
          <table:table-cell table:style-name="ce35" table:formula="of:=IF([.Y$3]=&quot;&quot;;&quot;&quot;;(IF(OR([.Y6]=&quot;&quot;;[.Y6]=0);0;1)))">
            <text:p/>
          </table:table-cell>
          <table:table-cell table:style-name="ce35" table:formula="of:=IF([.Z$3]=&quot;&quot;;&quot;&quot;;(IF(OR([.Z6]=&quot;&quot;;[.Z6]=0);0;1)))">
            <text:p/>
          </table:table-cell>
          <table:table-cell table:style-name="ce35" table:formula="of:=IF([.AA$3]=&quot;&quot;;&quot;&quot;;(IF(OR([.AA6]=&quot;&quot;;[.AA6]=0);0;1)))">
            <text:p/>
          </table:table-cell>
          <table:table-cell table:style-name="ce35" table:formula="of:=IF([.AB$3]=&quot;&quot;;&quot;&quot;;(IF(OR([.AB6]=&quot;&quot;;[.AB6]=0);0;1)))">
            <text:p/>
          </table:table-cell>
          <table:table-cell table:style-name="ce35" table:formula="of:=IF([.AC$3]=&quot;&quot;;&quot;&quot;;(IF(OR([.AC6]=&quot;&quot;;[.AC6]=0);0;1)))">
            <text:p/>
          </table:table-cell>
          <table:table-cell table:style-name="ce35" table:formula="of:=IF([.AD$3]=&quot;&quot;;&quot;&quot;;(IF(OR([.AD6]=&quot;&quot;;[.AD6]=0);0;1)))">
            <text:p/>
          </table:table-cell>
          <table:table-cell table:style-name="ce35" table:formula="of:=IF([.AE$3]=&quot;&quot;;&quot;&quot;;(IF(OR([.AE6]=&quot;&quot;;[.AE6]=0);0;1)))">
            <text:p/>
          </table:table-cell>
          <table:table-cell table:style-name="ce35" table:formula="of:=IF([.AF$3]=&quot;&quot;;&quot;&quot;;(IF(OR([.AF6]=&quot;&quot;;[.AF6]=0);0;1)))">
            <text:p/>
          </table:table-cell>
          <table:table-cell table:style-name="ce35" table:formula="of:=IF([.AG$3]=&quot;&quot;;&quot;&quot;;(IF(OR([.AG6]=&quot;&quot;;[.AG6]=0);0;1)))">
            <text:p/>
          </table:table-cell>
          <table:table-cell table:style-name="ce35" table:formula="of:=IF([.AH$3]=&quot;&quot;;&quot;&quot;;(IF(OR([.AH6]=&quot;&quot;;[.AH6]=0);0;1)))">
            <text:p/>
          </table:table-cell>
          <table:table-cell table:style-name="ce35" table:formula="of:=IF([.AI$3]=&quot;&quot;;&quot;&quot;;(IF(OR([.AI6]=&quot;&quot;;[.AI6]=0);0;1)))">
            <text:p/>
          </table:table-cell>
          <table:table-cell table:style-name="ce35" table:formula="of:=IF([.AJ$3]=&quot;&quot;;&quot;&quot;;(IF(OR([.AJ6]=&quot;&quot;;[.AJ6]=0);0;1)))">
            <text:p/>
          </table:table-cell>
          <table:table-cell table:style-name="ce35" table:formula="of:=IF([.AK$3]=&quot;&quot;;&quot;&quot;;(IF(OR([.AK6]=&quot;&quot;;[.AK6]=0);0;1)))">
            <text:p/>
          </table:table-cell>
          <table:table-cell table:style-name="ce35" table:formula="of:=IF([.AL$3]=&quot;&quot;;&quot;&quot;;(IF(OR([.AL6]=&quot;&quot;;[.AL6]=0);0;1)))">
            <text:p/>
          </table:table-cell>
          <table:table-cell table:style-name="ce35" table:formula="of:=IF([.AM$3]=&quot;&quot;;&quot;&quot;;(IF(OR([.AM6]=&quot;&quot;;[.AM6]=0);0;1)))">
            <text:p/>
          </table:table-cell>
          <table:table-cell table:style-name="ce35" table:formula="of:=IF([.AN$3]=&quot;&quot;;&quot;&quot;;(IF(OR([.AN6]=&quot;&quot;;[.AN6]=0);0;1)))">
            <text:p/>
          </table:table-cell>
          <table:table-cell table:style-name="ce35" table:formula="of:=IF([.AO$3]=&quot;&quot;;&quot;&quot;;(IF(OR([.AO6]=&quot;&quot;;[.AO6]=0);0;1)))">
            <text:p/>
          </table:table-cell>
          <table:table-cell table:style-name="ce35" table:formula="of:=IF([.AP$3]=&quot;&quot;;&quot;&quot;;(IF(OR([.AP6]=&quot;&quot;;[.AP6]=0);0;1)))">
            <text:p/>
          </table:table-cell>
          <table:table-cell table:style-name="ce35" table:formula="of:=IF([.AQ$3]=&quot;&quot;;&quot;&quot;;(IF(OR([.AQ6]=&quot;&quot;;[.AQ6]=0);0;1)))">
            <text:p/>
          </table:table-cell>
          <table:table-cell table:style-name="ce35" table:formula="of:=IF([.AR$3]=&quot;&quot;;&quot;&quot;;(IF(OR([.AR6]=&quot;&quot;;[.AR6]=0);0;1)))">
            <text:p/>
          </table:table-cell>
          <table:table-cell table:style-name="ce35" table:formula="of:=IF([.AS$3]=&quot;&quot;;&quot;&quot;;(IF(OR([.AS6]=&quot;&quot;;[.AS6]=0);0;1)))">
            <text:p/>
          </table:table-cell>
          <table:table-cell table:style-name="ce35" table:formula="of:=IF([.AT$3]=&quot;&quot;;&quot;&quot;;(IF(OR([.AT6]=&quot;&quot;;[.AT6]=0);0;1)))">
            <text:p/>
          </table:table-cell>
          <table:table-cell table:style-name="ce35" table:formula="of:=IF([.AU$3]=&quot;&quot;;&quot;&quot;;(IF(OR([.AU6]=&quot;&quot;;[.AU6]=0);0;1)))">
            <text:p/>
          </table:table-cell>
          <table:table-cell table:style-name="ce35" table:formula="of:=IF([.AV$3]=&quot;&quot;;&quot;&quot;;(IF(OR([.AV6]=&quot;&quot;;[.AV6]=0);0;1)))">
            <text:p/>
          </table:table-cell>
          <table:table-cell table:style-name="ce35" table:formula="of:=IF([.AW$3]=&quot;&quot;;&quot;&quot;;(IF(OR([.AW6]=&quot;&quot;;[.AW6]=0);0;1)))">
            <text:p/>
          </table:table-cell>
          <table:table-cell table:style-name="ce35" table:formula="of:=IF([.AX$3]=&quot;&quot;;&quot;&quot;;(IF(OR([.AX6]=&quot;&quot;;[.AX6]=0);0;1)))">
            <text:p/>
          </table:table-cell>
          <table:table-cell table:style-name="ce35" table:formula="of:=IF([.AY$3]=&quot;&quot;;&quot;&quot;;(IF(OR([.AY6]=&quot;&quot;;[.AY6]=0);0;1)))">
            <text:p/>
          </table:table-cell>
          <table:table-cell table:style-name="ce35" table:formula="of:=IF([.AZ$3]=&quot;&quot;;&quot;&quot;;(IF(OR([.AZ6]=&quot;&quot;;[.AZ6]=0);0;1)))">
            <text:p/>
          </table:table-cell>
          <table:table-cell table:style-name="ce35" table:formula="of:=IF([.BA$3]=&quot;&quot;;&quot;&quot;;(IF(OR([.BA6]=&quot;&quot;;[.BA6]=0);0;1)))">
            <text:p/>
          </table:table-cell>
          <table:table-cell table:style-name="ce35" table:formula="of:=IF([.BB$3]=&quot;&quot;;&quot;&quot;;(IF(OR([.BB6]=&quot;&quot;;[.BB6]=0);0;1)))">
            <text:p/>
          </table:table-cell>
          <table:table-cell table:style-name="ce35" table:formula="of:=IF([.BC$3]=&quot;&quot;;&quot;&quot;;(IF(OR([.BC6]=&quot;&quot;;[.BC6]=0);0;1)))">
            <text:p/>
          </table:table-cell>
          <table:table-cell table:style-name="ce35" table:formula="of:=IF([.BD$3]=&quot;&quot;;&quot;&quot;;(IF(OR([.BD6]=&quot;&quot;;[.BD6]=0);0;1)))">
            <text:p/>
          </table:table-cell>
          <table:table-cell table:style-name="ce35" table:formula="of:=IF([.BE$3]=&quot;&quot;;&quot;&quot;;(IF(OR([.BE6]=&quot;&quot;;[.BE6]=0);0;1)))">
            <text:p/>
          </table:table-cell>
          <table:table-cell table:style-name="ce35" table:formula="of:=IF([.BF$3]=&quot;&quot;;&quot;&quot;;(IF(OR([.BF6]=&quot;&quot;;[.BF6]=0);0;1)))">
            <text:p/>
          </table:table-cell>
          <table:table-cell table:style-name="ce35" table:formula="of:=IF([.BG$3]=&quot;&quot;;&quot;&quot;;(IF(OR([.BG6]=&quot;&quot;;[.BG6]=0);0;1)))">
            <text:p/>
          </table:table-cell>
          <table:table-cell table:style-name="ce35" table:formula="of:=IF([.BH$3]=&quot;&quot;;&quot;&quot;;(IF(OR([.BH6]=&quot;&quot;;[.BH6]=0);0;1)))">
            <text:p/>
          </table:table-cell>
          <table:table-cell table:style-name="ce35" table:formula="of:=IF([.BI$3]=&quot;&quot;;&quot;&quot;;(IF(OR([.BI6]=&quot;&quot;;[.BI6]=0);0;1)))">
            <text:p/>
          </table:table-cell>
          <table:table-cell table:style-name="ce35" table:formula="of:=IF([.BJ$3]=&quot;&quot;;&quot;&quot;;(IF(OR([.BJ6]=&quot;&quot;;[.BJ6]=0);0;1)))">
            <text:p/>
          </table:table-cell>
          <table:table-cell table:style-name="ce35" table:formula="of:=IF([.BK$3]=&quot;&quot;;&quot;&quot;;(IF(OR([.BK6]=&quot;&quot;;[.BK6]=0);0;1)))">
            <text:p/>
          </table:table-cell>
          <table:table-cell table:style-name="ce35" table:formula="of:=IF([.BL$3]=&quot;&quot;;&quot;&quot;;(IF(OR([.BL6]=&quot;&quot;;[.BL6]=0);0;1)))">
            <text:p/>
          </table:table-cell>
          <table:table-cell table:style-name="ce35" table:formula="of:=IF([.BM$3]=&quot;&quot;;&quot;&quot;;(IF(OR([.BM6]=&quot;&quot;;[.BM6]=0);0;1)))">
            <text:p/>
          </table:table-cell>
          <table:table-cell table:style-name="ce35" table:formula="of:=IF([.BN$3]=&quot;&quot;;&quot;&quot;;(IF(OR([.BN6]=&quot;&quot;;[.BN6]=0);0;1)))">
            <text:p/>
          </table:table-cell>
          <table:table-cell table:style-name="ce35" table:formula="of:=IF([.BO$3]=&quot;&quot;;&quot;&quot;;(IF(OR([.BO6]=&quot;&quot;;[.BO6]=0);0;1)))">
            <text:p/>
          </table:table-cell>
          <table:table-cell table:style-name="ce35" table:formula="of:=IF([.BP$3]=&quot;&quot;;&quot;&quot;;(IF(OR([.BP6]=&quot;&quot;;[.BP6]=0);0;1)))">
            <text:p/>
          </table:table-cell>
          <table:table-cell table:style-name="ce35" table:formula="of:=IF([.BQ$3]=&quot;&quot;;&quot;&quot;;(IF(OR([.BQ6]=&quot;&quot;;[.BQ6]=0);0;1)))">
            <text:p/>
          </table:table-cell>
          <table:table-cell table:style-name="ce35" table:formula="of:=IF([.BR$3]=&quot;&quot;;&quot;&quot;;(IF(OR([.BR6]=&quot;&quot;;[.BR6]=0);0;1)))">
            <text:p/>
          </table:table-cell>
          <table:table-cell table:style-name="ce35" table:formula="of:=IF([.BS$3]=&quot;&quot;;&quot;&quot;;(IF(OR([.BS6]=&quot;&quot;;[.BS6]=0);0;1)))">
            <text:p/>
          </table:table-cell>
          <table:table-cell table:style-name="ce35" table:formula="of:=IF([.BT$3]=&quot;&quot;;&quot;&quot;;(IF(OR([.BT6]=&quot;&quot;;[.BT6]=0);0;1)))">
            <text:p/>
          </table:table-cell>
          <table:table-cell table:style-name="ce35" table:formula="of:=IF([.BU$3]=&quot;&quot;;&quot;&quot;;(IF(OR([.BU6]=&quot;&quot;;[.BU6]=0);0;1)))">
            <text:p/>
          </table:table-cell>
          <table:table-cell table:style-name="ce35" table:formula="of:=IF([.BV$3]=&quot;&quot;;&quot;&quot;;(IF(OR([.BV6]=&quot;&quot;;[.BV6]=0);0;1)))">
            <text:p/>
          </table:table-cell>
          <table:table-cell table:style-name="ce35" table:formula="of:=IF([.BW$3]=&quot;&quot;;&quot;&quot;;(IF(OR([.BW6]=&quot;&quot;;[.BW6]=0);0;1)))">
            <text:p/>
          </table:table-cell>
          <table:table-cell table:style-name="ce35" table:formula="of:=IF([.BX$3]=&quot;&quot;;&quot;&quot;;(IF(OR([.BX6]=&quot;&quot;;[.BX6]=0);0;1)))">
            <text:p/>
          </table:table-cell>
          <table:table-cell table:style-name="ce35" table:formula="of:=IF([.BY$3]=&quot;&quot;;&quot;&quot;;(IF(OR([.BY6]=&quot;&quot;;[.BY6]=0);0;1)))">
            <text:p/>
          </table:table-cell>
          <table:table-cell table:style-name="ce35" table:formula="of:=IF([.BZ$3]=&quot;&quot;;&quot;&quot;;(IF(OR([.BZ6]=&quot;&quot;;[.BZ6]=0);0;1)))">
            <text:p/>
          </table:table-cell>
          <table:table-cell table:style-name="ce35" table:formula="of:=IF([.CA$3]=&quot;&quot;;&quot;&quot;;(IF(OR([.CA6]=&quot;&quot;;[.CA6]=0);0;1)))">
            <text:p/>
          </table:table-cell>
          <table:table-cell table:style-name="ce35" table:formula="of:=IF([.CB$3]=&quot;&quot;;&quot;&quot;;(IF(OR([.CB6]=&quot;&quot;;[.CB6]=0);0;1)))">
            <text:p/>
          </table:table-cell>
          <table:table-cell table:style-name="ce35" table:formula="of:=IF([.CC$3]=&quot;&quot;;&quot;&quot;;(IF(OR([.CC6]=&quot;&quot;;[.CC6]=0);0;1)))">
            <text:p/>
          </table:table-cell>
          <table:table-cell table:style-name="ce35" table:formula="of:=IF([.CD$3]=&quot;&quot;;&quot;&quot;;(IF(OR([.CD6]=&quot;&quot;;[.CD6]=0);0;1)))">
            <text:p/>
          </table:table-cell>
          <table:table-cell table:style-name="ce35" table:formula="of:=IF([.CE$3]=&quot;&quot;;&quot;&quot;;(IF(OR([.CE6]=&quot;&quot;;[.CE6]=0);0;1)))">
            <text:p/>
          </table:table-cell>
          <table:table-cell table:style-name="ce35" table:formula="of:=IF([.CF$3]=&quot;&quot;;&quot;&quot;;(IF(OR([.CF6]=&quot;&quot;;[.CF6]=0);0;1)))">
            <text:p/>
          </table:table-cell>
          <table:table-cell table:style-name="ce35" table:formula="of:=IF([.CG$3]=&quot;&quot;;&quot;&quot;;(IF(OR([.CG6]=&quot;&quot;;[.CG6]=0);0;1)))">
            <text:p/>
          </table:table-cell>
          <table:table-cell table:style-name="ce35" table:formula="of:=IF([.CH$3]=&quot;&quot;;&quot;&quot;;(IF(OR([.CH6]=&quot;&quot;;[.CH6]=0);0;1)))">
            <text:p/>
          </table:table-cell>
          <table:table-cell table:style-name="ce35" table:formula="of:=IF([.CI$3]=&quot;&quot;;&quot;&quot;;(IF(OR([.CI6]=&quot;&quot;;[.CI6]=0);0;1)))">
            <text:p/>
          </table:table-cell>
          <table:table-cell table:style-name="ce35" table:formula="of:=IF([.CJ$3]=&quot;&quot;;&quot;&quot;;(IF(OR([.CJ6]=&quot;&quot;;[.CJ6]=0);0;1)))">
            <text:p/>
          </table:table-cell>
          <table:table-cell table:style-name="ce35" table:formula="of:=IF([.CK$3]=&quot;&quot;;&quot;&quot;;(IF(OR([.CK6]=&quot;&quot;;[.CK6]=0);0;1)))">
            <text:p/>
          </table:table-cell>
          <table:table-cell table:style-name="ce35" table:formula="of:=IF([.CL$3]=&quot;&quot;;&quot;&quot;;(IF(OR([.CL6]=&quot;&quot;;[.CL6]=0);0;1)))">
            <text:p/>
          </table:table-cell>
          <table:table-cell table:style-name="ce35" table:formula="of:=IF([.CM$3]=&quot;&quot;;&quot;&quot;;(IF(OR([.CM6]=&quot;&quot;;[.CM6]=0);0;1)))">
            <text:p/>
          </table:table-cell>
          <table:table-cell table:style-name="ce35" table:formula="of:=IF([.CN$3]=&quot;&quot;;&quot;&quot;;(IF(OR([.CN6]=&quot;&quot;;[.CN6]=0);0;1)))">
            <text:p/>
          </table:table-cell>
          <table:table-cell table:style-name="ce35" table:formula="of:=IF([.CO$3]=&quot;&quot;;&quot;&quot;;(IF(OR([.CO6]=&quot;&quot;;[.CO6]=0);0;1)))">
            <text:p/>
          </table:table-cell>
          <table:table-cell table:style-name="ce35" table:formula="of:=IF([.CP$3]=&quot;&quot;;&quot;&quot;;(IF(OR([.CP6]=&quot;&quot;;[.CP6]=0);0;1)))">
            <text:p/>
          </table:table-cell>
          <table:table-cell table:style-name="ce35" table:formula="of:=IF([.CQ$3]=&quot;&quot;;&quot;&quot;;(IF(OR([.CQ6]=&quot;&quot;;[.CQ6]=0);0;1)))">
            <text:p/>
          </table:table-cell>
          <table:table-cell table:style-name="ce35" table:formula="of:=IF([.CR$3]=&quot;&quot;;&quot;&quot;;(IF(OR([.CR6]=&quot;&quot;;[.CR6]=0);0;1)))">
            <text:p/>
          </table:table-cell>
          <table:table-cell table:style-name="ce35" table:formula="of:=IF([.CS$3]=&quot;&quot;;&quot;&quot;;(IF(OR([.CS6]=&quot;&quot;;[.CS6]=0);0;1)))">
            <text:p/>
          </table:table-cell>
          <table:table-cell table:style-name="ce35" table:formula="of:=IF([.CT$3]=&quot;&quot;;&quot;&quot;;(IF(OR([.CT6]=&quot;&quot;;[.CT6]=0);0;1)))">
            <text:p/>
          </table:table-cell>
          <table:table-cell table:style-name="ce35" table:formula="of:=IF([.CU$3]=&quot;&quot;;&quot;&quot;;(IF(OR([.CU6]=&quot;&quot;;[.CU6]=0);0;1)))">
            <text:p/>
          </table:table-cell>
          <table:table-cell table:style-name="ce35" table:formula="of:=IF([.CV$3]=&quot;&quot;;&quot;&quot;;(IF(OR([.CV6]=&quot;&quot;;[.CV6]=0);0;1)))">
            <text:p/>
          </table:table-cell>
          <table:table-cell table:style-name="ce35" table:formula="of:=IF([.CW$3]=&quot;&quot;;&quot;&quot;;(IF(OR([.CW6]=&quot;&quot;;[.CW6]=0);0;1)))">
            <text:p/>
          </table:table-cell>
          <table:table-cell table:style-name="ce35" table:formula="of:=IF([.CX$3]=&quot;&quot;;&quot;&quot;;(IF(OR([.CX6]=&quot;&quot;;[.CX6]=0);0;1)))">
            <text:p/>
          </table:table-cell>
          <table:table-cell table:style-name="ce35" table:formula="of:=IF([.CY$3]=&quot;&quot;;&quot;&quot;;(IF(OR([.CY6]=&quot;&quot;;[.CY6]=0);0;1)))">
            <text:p/>
          </table:table-cell>
          <table:table-cell table:style-name="ce35" table:formula="of:=IF([.CZ$3]=&quot;&quot;;&quot;&quot;;(IF(OR([.CZ6]=&quot;&quot;;[.CZ6]=0);0;1)))">
            <text:p/>
          </table:table-cell>
          <table:table-cell table:style-name="ce35" table:formula="of:=IF([.DA$3]=&quot;&quot;;&quot;&quot;;(IF(OR([.DA6]=&quot;&quot;;[.DA6]=0);0;1)))">
            <text:p/>
          </table:table-cell>
          <table:table-cell table:style-name="ce35" table:formula="of:=IF([.DB$3]=&quot;&quot;;&quot;&quot;;(IF(OR([.DB6]=&quot;&quot;;[.DB6]=0);0;1)))">
            <text:p/>
          </table:table-cell>
          <table:table-cell table:style-name="ce35" table:formula="of:=IF([.DC$3]=&quot;&quot;;&quot;&quot;;(IF(OR([.DC6]=&quot;&quot;;[.DC6]=0);0;1)))">
            <text:p/>
          </table:table-cell>
          <table:table-cell table:style-name="ce35" table:formula="of:=IF([.DD$3]=&quot;&quot;;&quot;&quot;;(IF(OR([.DD6]=&quot;&quot;;[.DD6]=0);0;1)))">
            <text:p/>
          </table:table-cell>
          <table:table-cell table:style-name="ce35" table:formula="of:=IF([.DE$3]=&quot;&quot;;&quot;&quot;;(IF(OR([.DE6]=&quot;&quot;;[.DE6]=0);0;1)))">
            <text:p/>
          </table:table-cell>
          <table:table-cell table:style-name="ce35" table:formula="of:=IF([.DF$3]=&quot;&quot;;&quot;&quot;;(IF(OR([.DF6]=&quot;&quot;;[.DF6]=0);0;1)))">
            <text:p/>
          </table:table-cell>
          <table:table-cell table:style-name="ce35" table:formula="of:=IF([.DG$3]=&quot;&quot;;&quot;&quot;;(IF(OR([.DG6]=&quot;&quot;;[.DG6]=0);0;1)))">
            <text:p/>
          </table:table-cell>
          <table:table-cell table:style-name="ce35" table:formula="of:=IF([.DH$3]=&quot;&quot;;&quot;&quot;;(IF(OR([.DH6]=&quot;&quot;;[.DH6]=0);0;1)))">
            <text:p/>
          </table:table-cell>
          <table:table-cell table:style-name="ce35" table:formula="of:=IF([.DI$3]=&quot;&quot;;&quot;&quot;;(IF(OR([.DI6]=&quot;&quot;;[.DI6]=0);0;1)))">
            <text:p/>
          </table:table-cell>
          <table:table-cell table:style-name="ce35" table:formula="of:=IF([.DJ$3]=&quot;&quot;;&quot;&quot;;(IF(OR([.DJ6]=&quot;&quot;;[.DJ6]=0);0;1)))">
            <text:p/>
          </table:table-cell>
          <table:table-cell table:style-name="ce35" table:formula="of:=IF([.DK$3]=&quot;&quot;;&quot;&quot;;(IF(OR([.DK6]=&quot;&quot;;[.DK6]=0);0;1)))">
            <text:p/>
          </table:table-cell>
          <table:table-cell table:style-name="ce35" table:formula="of:=IF([.DL$3]=&quot;&quot;;&quot;&quot;;(IF(OR([.DL6]=&quot;&quot;;[.DL6]=0);0;1)))">
            <text:p/>
          </table:table-cell>
          <table:table-cell table:style-name="ce35" table:formula="of:=IF([.DM$3]=&quot;&quot;;&quot;&quot;;(IF(OR([.DM6]=&quot;&quot;;[.DM6]=0);0;1)))">
            <text:p/>
          </table:table-cell>
          <table:table-cell table:style-name="ce35" table:formula="of:=IF([.DN$3]=&quot;&quot;;&quot;&quot;;(IF(OR([.DN6]=&quot;&quot;;[.DN6]=0);0;1)))">
            <text:p/>
          </table:table-cell>
          <table:table-cell table:style-name="ce35" table:formula="of:=IF([.DO$3]=&quot;&quot;;&quot;&quot;;(IF(OR([.DO6]=&quot;&quot;;[.DO6]=0);0;1)))">
            <text:p/>
          </table:table-cell>
          <table:table-cell table:style-name="ce35" table:formula="of:=IF([.DP$3]=&quot;&quot;;&quot;&quot;;(IF(OR([.DP6]=&quot;&quot;;[.DP6]=0);0;1)))">
            <text:p/>
          </table:table-cell>
          <table:table-cell table:style-name="ce35" table:formula="of:=IF([.DQ$3]=&quot;&quot;;&quot;&quot;;(IF(OR([.DQ6]=&quot;&quot;;[.DQ6]=0);0;1)))">
            <text:p/>
          </table:table-cell>
          <table:table-cell table:style-name="ce35" table:formula="of:=IF([.DR$3]=&quot;&quot;;&quot;&quot;;(IF(OR([.DR6]=&quot;&quot;;[.DR6]=0);0;1)))">
            <text:p/>
          </table:table-cell>
          <table:table-cell table:style-name="ce35" table:formula="of:=IF([.DS$3]=&quot;&quot;;&quot;&quot;;(IF(OR([.DS6]=&quot;&quot;;[.DS6]=0);0;1)))">
            <text:p/>
          </table:table-cell>
          <table:table-cell table:style-name="ce35" table:formula="of:=IF([.DT$3]=&quot;&quot;;&quot;&quot;;(IF(OR([.DT6]=&quot;&quot;;[.DT6]=0);0;1)))">
            <text:p/>
          </table:table-cell>
          <table:table-cell table:style-name="ce35" table:formula="of:=IF([.DU$3]=&quot;&quot;;&quot;&quot;;(IF(OR([.DU6]=&quot;&quot;;[.DU6]=0);0;1)))">
            <text:p/>
          </table:table-cell>
          <table:table-cell table:style-name="ce35" table:formula="of:=IF([.DV$3]=&quot;&quot;;&quot;&quot;;(IF(OR([.DV6]=&quot;&quot;;[.DV6]=0);0;1)))">
            <text:p/>
          </table:table-cell>
          <table:table-cell table:style-name="ce35" table:formula="of:=IF([.DW$3]=&quot;&quot;;&quot;&quot;;(IF(OR([.DW6]=&quot;&quot;;[.DW6]=0);0;1)))">
            <text:p/>
          </table:table-cell>
          <table:table-cell table:style-name="ce35" table:formula="of:=IF([.DX$3]=&quot;&quot;;&quot;&quot;;(IF(OR([.DX6]=&quot;&quot;;[.DX6]=0);0;1)))">
            <text:p/>
          </table:table-cell>
          <table:table-cell table:style-name="ce35" table:formula="of:=IF([.DY$3]=&quot;&quot;;&quot;&quot;;(IF(OR([.DY6]=&quot;&quot;;[.DY6]=0);0;1)))">
            <text:p/>
          </table:table-cell>
          <table:table-cell table:style-name="ce35" table:formula="of:=IF([.DZ$3]=&quot;&quot;;&quot;&quot;;(IF(OR([.DZ6]=&quot;&quot;;[.DZ6]=0);0;1)))">
            <text:p/>
          </table:table-cell>
          <table:table-cell table:style-name="ce35" table:formula="of:=IF([.EA$3]=&quot;&quot;;&quot;&quot;;(IF(OR([.EA6]=&quot;&quot;;[.EA6]=0);0;1)))">
            <text:p/>
          </table:table-cell>
          <table:table-cell table:style-name="ce35" table:formula="of:=IF([.EB$3]=&quot;&quot;;&quot;&quot;;(IF(OR([.EB6]=&quot;&quot;;[.EB6]=0);0;1)))">
            <text:p/>
          </table:table-cell>
          <table:table-cell table:style-name="ce35" table:formula="of:=IF([.EC$3]=&quot;&quot;;&quot;&quot;;(IF(OR([.EC6]=&quot;&quot;;[.EC6]=0);0;1)))">
            <text:p/>
          </table:table-cell>
          <table:table-cell table:style-name="ce35" table:formula="of:=IF([.ED$3]=&quot;&quot;;&quot;&quot;;(IF(OR([.ED6]=&quot;&quot;;[.ED6]=0);0;1)))">
            <text:p/>
          </table:table-cell>
          <table:table-cell table:style-name="ce35" table:formula="of:=IF([.EE$3]=&quot;&quot;;&quot;&quot;;(IF(OR([.EE6]=&quot;&quot;;[.EE6]=0);0;1)))">
            <text:p/>
          </table:table-cell>
          <table:table-cell table:style-name="ce35" table:formula="of:=IF([.EF$3]=&quot;&quot;;&quot;&quot;;(IF(OR([.EF6]=&quot;&quot;;[.EF6]=0);0;1)))">
            <text:p/>
          </table:table-cell>
          <table:table-cell table:style-name="ce35" table:formula="of:=IF([.EG$3]=&quot;&quot;;&quot;&quot;;(IF(OR([.EG6]=&quot;&quot;;[.EG6]=0);0;1)))">
            <text:p/>
          </table:table-cell>
          <table:table-cell table:style-name="ce35" table:formula="of:=IF([.EH$3]=&quot;&quot;;&quot;&quot;;(IF(OR([.EH6]=&quot;&quot;;[.EH6]=0);0;1)))">
            <text:p/>
          </table:table-cell>
          <table:table-cell table:style-name="ce35" table:formula="of:=IF([.EI$3]=&quot;&quot;;&quot;&quot;;(IF(OR([.EI6]=&quot;&quot;;[.EI6]=0);0;1)))">
            <text:p/>
          </table:table-cell>
          <table:table-cell table:style-name="ce35" table:formula="of:=IF([.EJ$3]=&quot;&quot;;&quot;&quot;;(IF(OR([.EJ6]=&quot;&quot;;[.EJ6]=0);0;1)))">
            <text:p/>
          </table:table-cell>
          <table:table-cell table:style-name="ce35" table:formula="of:=IF([.EK$3]=&quot;&quot;;&quot;&quot;;(IF(OR([.EK6]=&quot;&quot;;[.EK6]=0);0;1)))">
            <text:p/>
          </table:table-cell>
          <table:table-cell table:style-name="ce35" table:formula="of:=IF([.EL$3]=&quot;&quot;;&quot;&quot;;(IF(OR([.EL6]=&quot;&quot;;[.EL6]=0);0;1)))">
            <text:p/>
          </table:table-cell>
          <table:table-cell table:style-name="ce35" table:formula="of:=IF([.EM$3]=&quot;&quot;;&quot;&quot;;(IF(OR([.EM6]=&quot;&quot;;[.EM6]=0);0;1)))">
            <text:p/>
          </table:table-cell>
          <table:table-cell table:style-name="ce35" table:formula="of:=IF([.EN$3]=&quot;&quot;;&quot;&quot;;(IF(OR([.EN6]=&quot;&quot;;[.EN6]=0);0;1)))">
            <text:p/>
          </table:table-cell>
          <table:table-cell table:style-name="ce35" table:formula="of:=IF([.EO$3]=&quot;&quot;;&quot;&quot;;(IF(OR([.EO6]=&quot;&quot;;[.EO6]=0);0;1)))">
            <text:p/>
          </table:table-cell>
          <table:table-cell table:style-name="ce35" table:formula="of:=IF([.EP$3]=&quot;&quot;;&quot;&quot;;(IF(OR([.EP6]=&quot;&quot;;[.EP6]=0);0;1)))">
            <text:p/>
          </table:table-cell>
          <table:table-cell table:style-name="ce35" table:formula="of:=IF([.EQ$3]=&quot;&quot;;&quot;&quot;;(IF(OR([.EQ6]=&quot;&quot;;[.EQ6]=0);0;1)))">
            <text:p/>
          </table:table-cell>
          <table:table-cell table:style-name="ce35" table:formula="of:=IF([.ER$3]=&quot;&quot;;&quot;&quot;;(IF(OR([.ER6]=&quot;&quot;;[.ER6]=0);0;1)))">
            <text:p/>
          </table:table-cell>
          <table:table-cell table:style-name="ce35" table:formula="of:=IF([.ES$3]=&quot;&quot;;&quot;&quot;;(IF(OR([.ES6]=&quot;&quot;;[.ES6]=0);0;1)))">
            <text:p/>
          </table:table-cell>
          <table:table-cell table:style-name="ce35" table:formula="of:=IF([.ET$3]=&quot;&quot;;&quot;&quot;;(IF(OR([.ET6]=&quot;&quot;;[.ET6]=0);0;1)))">
            <text:p/>
          </table:table-cell>
          <table:table-cell table:style-name="ce35" table:formula="of:=IF([.EU$3]=&quot;&quot;;&quot;&quot;;(IF(OR([.EU6]=&quot;&quot;;[.EU6]=0);0;1)))">
            <text:p/>
          </table:table-cell>
          <table:table-cell table:style-name="ce35" table:formula="of:=IF([.EV$3]=&quot;&quot;;&quot;&quot;;(IF(OR([.EV6]=&quot;&quot;;[.EV6]=0);0;1)))">
            <text:p/>
          </table:table-cell>
          <table:table-cell table:style-name="ce35" table:formula="of:=IF([.EW$3]=&quot;&quot;;&quot;&quot;;(IF(OR([.EW6]=&quot;&quot;;[.EW6]=0);0;1)))">
            <text:p/>
          </table:table-cell>
          <table:table-cell table:style-name="ce35" table:formula="of:=IF([.EX$3]=&quot;&quot;;&quot;&quot;;(IF(OR([.EX6]=&quot;&quot;;[.EX6]=0);0;1)))">
            <text:p/>
          </table:table-cell>
          <table:table-cell table:style-name="ce35" table:formula="of:=IF([.EY$3]=&quot;&quot;;&quot;&quot;;(IF(OR([.EY6]=&quot;&quot;;[.EY6]=0);0;1)))">
            <text:p/>
          </table:table-cell>
          <table:table-cell table:style-name="ce35" table:formula="of:=IF([.EZ$3]=&quot;&quot;;&quot;&quot;;(IF(OR([.EZ6]=&quot;&quot;;[.EZ6]=0);0;1)))">
            <text:p/>
          </table:table-cell>
          <table:table-cell table:style-name="ce35" table:formula="of:=IF([.FA$3]=&quot;&quot;;&quot;&quot;;(IF(OR([.FA6]=&quot;&quot;;[.FA6]=0);0;1)))">
            <text:p/>
          </table:table-cell>
          <table:table-cell table:style-name="ce35" table:formula="of:=IF([.FB$3]=&quot;&quot;;&quot;&quot;;(IF(OR([.FB6]=&quot;&quot;;[.FB6]=0);0;1)))">
            <text:p/>
          </table:table-cell>
          <table:table-cell table:style-name="ce35" table:formula="of:=IF([.FC$3]=&quot;&quot;;&quot;&quot;;(IF(OR([.FC6]=&quot;&quot;;[.FC6]=0);0;1)))">
            <text:p/>
          </table:table-cell>
          <table:table-cell table:style-name="ce35" table:formula="of:=IF([.FD$3]=&quot;&quot;;&quot;&quot;;(IF(OR([.FD6]=&quot;&quot;;[.FD6]=0);0;1)))">
            <text:p/>
          </table:table-cell>
          <table:table-cell table:style-name="ce35" table:formula="of:=IF([.FE$3]=&quot;&quot;;&quot;&quot;;(IF(OR([.FE6]=&quot;&quot;;[.FE6]=0);0;1)))">
            <text:p/>
          </table:table-cell>
          <table:table-cell table:style-name="ce35" table:formula="of:=IF([.FF$3]=&quot;&quot;;&quot;&quot;;(IF(OR([.FF6]=&quot;&quot;;[.FF6]=0);0;1)))">
            <text:p/>
          </table:table-cell>
          <table:table-cell table:style-name="ce35" table:formula="of:=IF([.FG$3]=&quot;&quot;;&quot;&quot;;(IF(OR([.FG6]=&quot;&quot;;[.FG6]=0);0;1)))">
            <text:p/>
          </table:table-cell>
          <table:table-cell table:style-name="ce35" table:formula="of:=IF([.FH$3]=&quot;&quot;;&quot;&quot;;(IF(OR([.FH6]=&quot;&quot;;[.FH6]=0);0;1)))">
            <text:p/>
          </table:table-cell>
          <table:table-cell table:style-name="ce35" table:formula="of:=IF([.FI$3]=&quot;&quot;;&quot;&quot;;(IF(OR([.FI6]=&quot;&quot;;[.FI6]=0);0;1)))">
            <text:p/>
          </table:table-cell>
          <table:table-cell table:style-name="ce35" table:formula="of:=IF([.FJ$3]=&quot;&quot;;&quot;&quot;;(IF(OR([.FJ6]=&quot;&quot;;[.FJ6]=0);0;1)))">
            <text:p/>
          </table:table-cell>
          <table:table-cell table:style-name="ce35" table:formula="of:=IF([.FK$3]=&quot;&quot;;&quot;&quot;;(IF(OR([.FK6]=&quot;&quot;;[.FK6]=0);0;1)))">
            <text:p/>
          </table:table-cell>
          <table:table-cell table:style-name="ce35" table:formula="of:=IF([.FL$3]=&quot;&quot;;&quot;&quot;;(IF(OR([.FL6]=&quot;&quot;;[.FL6]=0);0;1)))">
            <text:p/>
          </table:table-cell>
          <table:table-cell table:style-name="ce35" table:formula="of:=IF([.FM$3]=&quot;&quot;;&quot;&quot;;(IF(OR([.FM6]=&quot;&quot;;[.FM6]=0);0;1)))">
            <text:p/>
          </table:table-cell>
          <table:table-cell table:style-name="ce35" table:formula="of:=IF([.FN$3]=&quot;&quot;;&quot;&quot;;(IF(OR([.FN6]=&quot;&quot;;[.FN6]=0);0;1)))">
            <text:p/>
          </table:table-cell>
          <table:table-cell table:style-name="ce35" table:formula="of:=IF([.FO$3]=&quot;&quot;;&quot;&quot;;(IF(OR([.FO6]=&quot;&quot;;[.FO6]=0);0;1)))">
            <text:p/>
          </table:table-cell>
          <table:table-cell table:style-name="ce35" table:formula="of:=IF([.FP$3]=&quot;&quot;;&quot;&quot;;(IF(OR([.FP6]=&quot;&quot;;[.FP6]=0);0;1)))">
            <text:p/>
          </table:table-cell>
          <table:table-cell table:style-name="ce35" table:formula="of:=IF([.FQ$3]=&quot;&quot;;&quot;&quot;;(IF(OR([.FQ6]=&quot;&quot;;[.FQ6]=0);0;1)))">
            <text:p/>
          </table:table-cell>
          <table:table-cell table:style-name="ce35" table:formula="of:=IF([.FR$3]=&quot;&quot;;&quot;&quot;;(IF(OR([.FR6]=&quot;&quot;;[.FR6]=0);0;1)))">
            <text:p/>
          </table:table-cell>
          <table:table-cell table:style-name="ce35" table:formula="of:=IF([.FS$3]=&quot;&quot;;&quot;&quot;;(IF(OR([.FS6]=&quot;&quot;;[.FS6]=0);0;1)))">
            <text:p/>
          </table:table-cell>
          <table:table-cell table:style-name="ce35" table:formula="of:=IF([.FT$3]=&quot;&quot;;&quot;&quot;;(IF(OR([.FT6]=&quot;&quot;;[.FT6]=0);0;1)))">
            <text:p/>
          </table:table-cell>
          <table:table-cell table:style-name="ce35" table:formula="of:=IF([.FU$3]=&quot;&quot;;&quot;&quot;;(IF(OR([.FU6]=&quot;&quot;;[.FU6]=0);0;1)))">
            <text:p/>
          </table:table-cell>
          <table:table-cell table:style-name="ce35" table:formula="of:=IF([.FV$3]=&quot;&quot;;&quot;&quot;;(IF(OR([.FV6]=&quot;&quot;;[.FV6]=0);0;1)))">
            <text:p/>
          </table:table-cell>
          <table:table-cell table:style-name="ce35" table:formula="of:=IF([.FW$3]=&quot;&quot;;&quot;&quot;;(IF(OR([.FW6]=&quot;&quot;;[.FW6]=0);0;1)))">
            <text:p/>
          </table:table-cell>
          <table:table-cell table:style-name="ce35" table:formula="of:=IF([.FX$3]=&quot;&quot;;&quot;&quot;;(IF(OR([.FX6]=&quot;&quot;;[.FX6]=0);0;1)))">
            <text:p/>
          </table:table-cell>
          <table:table-cell table:style-name="ce35" table:formula="of:=IF([.FY$3]=&quot;&quot;;&quot;&quot;;(IF(OR([.FY6]=&quot;&quot;;[.FY6]=0);0;1)))">
            <text:p/>
          </table:table-cell>
          <table:table-cell table:style-name="ce35" table:formula="of:=IF([.FZ$3]=&quot;&quot;;&quot;&quot;;(IF(OR([.FZ6]=&quot;&quot;;[.FZ6]=0);0;1)))">
            <text:p/>
          </table:table-cell>
          <table:table-cell table:style-name="ce35" table:formula="of:=IF([.GA$3]=&quot;&quot;;&quot;&quot;;(IF(OR([.GA6]=&quot;&quot;;[.GA6]=0);0;1)))">
            <text:p/>
          </table:table-cell>
          <table:table-cell table:style-name="ce35" table:formula="of:=IF([.GB$3]=&quot;&quot;;&quot;&quot;;(IF(OR([.GB6]=&quot;&quot;;[.GB6]=0);0;1)))">
            <text:p/>
          </table:table-cell>
          <table:table-cell table:style-name="ce35" table:formula="of:=IF([.GC$3]=&quot;&quot;;&quot;&quot;;(IF(OR([.GC6]=&quot;&quot;;[.GC6]=0);0;1)))">
            <text:p/>
          </table:table-cell>
          <table:table-cell table:style-name="ce35" table:formula="of:=IF([.GD$3]=&quot;&quot;;&quot;&quot;;(IF(OR([.GD6]=&quot;&quot;;[.GD6]=0);0;1)))">
            <text:p/>
          </table:table-cell>
          <table:table-cell table:style-name="ce35" table:formula="of:=IF([.GE$3]=&quot;&quot;;&quot;&quot;;(IF(OR([.GE6]=&quot;&quot;;[.GE6]=0);0;1)))">
            <text:p/>
          </table:table-cell>
          <table:table-cell table:style-name="ce35" table:formula="of:=IF([.GF$3]=&quot;&quot;;&quot;&quot;;(IF(OR([.GF6]=&quot;&quot;;[.GF6]=0);0;1)))">
            <text:p/>
          </table:table-cell>
          <table:table-cell table:style-name="ce35" table:formula="of:=IF([.GG$3]=&quot;&quot;;&quot;&quot;;(IF(OR([.GG6]=&quot;&quot;;[.GG6]=0);0;1)))">
            <text:p/>
          </table:table-cell>
          <table:table-cell table:style-name="ce35" table:formula="of:=IF([.GH$3]=&quot;&quot;;&quot;&quot;;(IF(OR([.GH6]=&quot;&quot;;[.GH6]=0);0;1)))">
            <text:p/>
          </table:table-cell>
          <table:table-cell table:style-name="ce35" table:formula="of:=IF([.GI$3]=&quot;&quot;;&quot;&quot;;(IF(OR([.GI6]=&quot;&quot;;[.GI6]=0);0;1)))">
            <text:p/>
          </table:table-cell>
          <table:table-cell table:style-name="ce35" table:formula="of:=IF([.GJ$3]=&quot;&quot;;&quot;&quot;;(IF(OR([.GJ6]=&quot;&quot;;[.GJ6]=0);0;1)))">
            <text:p/>
          </table:table-cell>
          <table:table-cell table:style-name="ce35" table:formula="of:=IF([.GK$3]=&quot;&quot;;&quot;&quot;;(IF(OR([.GK6]=&quot;&quot;;[.GK6]=0);0;1)))">
            <text:p/>
          </table:table-cell>
          <table:table-cell table:style-name="ce35" table:formula="of:=IF([.GL$3]=&quot;&quot;;&quot;&quot;;(IF(OR([.GL6]=&quot;&quot;;[.GL6]=0);0;1)))">
            <text:p/>
          </table:table-cell>
          <table:table-cell table:style-name="ce35" table:formula="of:=IF([.GM$3]=&quot;&quot;;&quot;&quot;;(IF(OR([.GM6]=&quot;&quot;;[.GM6]=0);0;1)))">
            <text:p/>
          </table:table-cell>
          <table:table-cell table:style-name="ce35" table:formula="of:=IF([.GN$3]=&quot;&quot;;&quot;&quot;;(IF(OR([.GN6]=&quot;&quot;;[.GN6]=0);0;1)))">
            <text:p/>
          </table:table-cell>
          <table:table-cell table:style-name="ce35" table:formula="of:=IF([.GO$3]=&quot;&quot;;&quot;&quot;;(IF(OR([.GO6]=&quot;&quot;;[.GO6]=0);0;1)))">
            <text:p/>
          </table:table-cell>
          <table:table-cell table:style-name="ce35" table:formula="of:=IF([.GP$3]=&quot;&quot;;&quot;&quot;;(IF(OR([.GP6]=&quot;&quot;;[.GP6]=0);0;1)))">
            <text:p/>
          </table:table-cell>
          <table:table-cell table:style-name="ce35" table:formula="of:=IF([.GQ$3]=&quot;&quot;;&quot;&quot;;(IF(OR([.GQ6]=&quot;&quot;;[.GQ6]=0);0;1)))">
            <text:p/>
          </table:table-cell>
          <table:table-cell table:style-name="ce35" table:formula="of:=IF([.GR$3]=&quot;&quot;;&quot;&quot;;(IF(OR([.GR6]=&quot;&quot;;[.GR6]=0);0;1)))">
            <text:p/>
          </table:table-cell>
          <table:table-cell table:style-name="ce35" table:formula="of:=IF([.GS$3]=&quot;&quot;;&quot;&quot;;(IF(OR([.GS6]=&quot;&quot;;[.GS6]=0);0;1)))">
            <text:p/>
          </table:table-cell>
          <table:table-cell table:style-name="ce35" table:formula="of:=IF([.GT$3]=&quot;&quot;;&quot;&quot;;(IF(OR([.GT6]=&quot;&quot;;[.GT6]=0);0;1)))">
            <text:p/>
          </table:table-cell>
          <table:table-cell table:style-name="ce35" table:formula="of:=IF([.GU$3]=&quot;&quot;;&quot;&quot;;(IF(OR([.GU6]=&quot;&quot;;[.GU6]=0);0;1)))">
            <text:p/>
          </table:table-cell>
          <table:table-cell table:style-name="ce35" table:formula="of:=IF([.GV$3]=&quot;&quot;;&quot;&quot;;(IF(OR([.GV6]=&quot;&quot;;[.GV6]=0);0;1)))">
            <text:p/>
          </table:table-cell>
          <table:table-cell table:style-name="ce35" table:formula="of:=IF([.GW$3]=&quot;&quot;;&quot;&quot;;(IF(OR([.GW6]=&quot;&quot;;[.GW6]=0);0;1)))">
            <text:p/>
          </table:table-cell>
          <table:table-cell table:style-name="ce35" table:formula="of:=IF([.GX$3]=&quot;&quot;;&quot;&quot;;(IF(OR([.GX6]=&quot;&quot;;[.GX6]=0);0;1)))">
            <text:p/>
          </table:table-cell>
          <table:table-cell table:style-name="ce35" table:formula="of:=IF([.GY$3]=&quot;&quot;;&quot;&quot;;(IF(OR([.GY6]=&quot;&quot;;[.GY6]=0);0;1)))">
            <text:p/>
          </table:table-cell>
          <table:table-cell table:style-name="ce35" table:formula="of:=IF([.GZ$3]=&quot;&quot;;&quot;&quot;;(IF(OR([.GZ6]=&quot;&quot;;[.GZ6]=0);0;1)))">
            <text:p/>
          </table:table-cell>
          <table:table-cell table:style-name="ce35" table:formula="of:=IF([.HA$3]=&quot;&quot;;&quot;&quot;;(IF(OR([.HA6]=&quot;&quot;;[.HA6]=0);0;1)))">
            <text:p/>
          </table:table-cell>
          <table:table-cell table:style-name="ce35" table:formula="of:=IF([.HB$3]=&quot;&quot;;&quot;&quot;;(IF(OR([.HB6]=&quot;&quot;;[.HB6]=0);0;1)))">
            <text:p/>
          </table:table-cell>
          <table:table-cell table:style-name="ce35" table:formula="of:=IF([.HC$3]=&quot;&quot;;&quot;&quot;;(IF(OR([.HC6]=&quot;&quot;;[.HC6]=0);0;1)))">
            <text:p/>
          </table:table-cell>
          <table:table-cell table:style-name="ce35" table:formula="of:=IF([.HD$3]=&quot;&quot;;&quot;&quot;;(IF(OR([.HD6]=&quot;&quot;;[.HD6]=0);0;1)))">
            <text:p/>
          </table:table-cell>
          <table:table-cell table:style-name="ce35" table:formula="of:=IF([.HE$3]=&quot;&quot;;&quot;&quot;;(IF(OR([.HE6]=&quot;&quot;;[.HE6]=0);0;1)))">
            <text:p/>
          </table:table-cell>
          <table:table-cell table:style-name="ce35" table:formula="of:=IF([.HF$3]=&quot;&quot;;&quot;&quot;;(IF(OR([.HF6]=&quot;&quot;;[.HF6]=0);0;1)))">
            <text:p/>
          </table:table-cell>
          <table:table-cell table:style-name="ce35" table:formula="of:=IF([.HG$3]=&quot;&quot;;&quot;&quot;;(IF(OR([.HG6]=&quot;&quot;;[.HG6]=0);0;1)))">
            <text:p/>
          </table:table-cell>
          <table:table-cell table:style-name="ce35" table:formula="of:=IF([.HH$3]=&quot;&quot;;&quot;&quot;;(IF(OR([.HH6]=&quot;&quot;;[.HH6]=0);0;1)))">
            <text:p/>
          </table:table-cell>
          <table:table-cell table:style-name="ce35" table:formula="of:=IF([.HI$3]=&quot;&quot;;&quot;&quot;;(IF(OR([.HI6]=&quot;&quot;;[.HI6]=0);0;1)))">
            <text:p/>
          </table:table-cell>
          <table:table-cell table:style-name="ce35" table:formula="of:=IF([.HJ$3]=&quot;&quot;;&quot;&quot;;(IF(OR([.HJ6]=&quot;&quot;;[.HJ6]=0);0;1)))">
            <text:p/>
          </table:table-cell>
          <table:table-cell table:style-name="ce35" table:formula="of:=IF([.HK$3]=&quot;&quot;;&quot;&quot;;(IF(OR([.HK6]=&quot;&quot;;[.HK6]=0);0;1)))">
            <text:p/>
          </table:table-cell>
          <table:table-cell table:style-name="ce35" table:formula="of:=IF([.HL$3]=&quot;&quot;;&quot;&quot;;(IF(OR([.HL6]=&quot;&quot;;[.HL6]=0);0;1)))">
            <text:p/>
          </table:table-cell>
          <table:table-cell table:style-name="ce35" table:formula="of:=IF([.HM$3]=&quot;&quot;;&quot;&quot;;(IF(OR([.HM6]=&quot;&quot;;[.HM6]=0);0;1)))">
            <text:p/>
          </table:table-cell>
          <table:table-cell table:style-name="ce35" table:formula="of:=IF([.HN$3]=&quot;&quot;;&quot;&quot;;(IF(OR([.HN6]=&quot;&quot;;[.HN6]=0);0;1)))">
            <text:p/>
          </table:table-cell>
          <table:table-cell table:style-name="ce35" table:formula="of:=IF([.HO$3]=&quot;&quot;;&quot;&quot;;(IF(OR([.HO6]=&quot;&quot;;[.HO6]=0);0;1)))">
            <text:p/>
          </table:table-cell>
          <table:table-cell table:style-name="ce35" table:formula="of:=IF([.HP$3]=&quot;&quot;;&quot;&quot;;(IF(OR([.HP6]=&quot;&quot;;[.HP6]=0);0;1)))">
            <text:p/>
          </table:table-cell>
          <table:table-cell table:style-name="ce35" table:formula="of:=IF([.HQ$3]=&quot;&quot;;&quot;&quot;;(IF(OR([.HQ6]=&quot;&quot;;[.HQ6]=0);0;1)))">
            <text:p/>
          </table:table-cell>
          <table:table-cell table:style-name="ce35" table:formula="of:=IF([.HR$3]=&quot;&quot;;&quot;&quot;;(IF(OR([.HR6]=&quot;&quot;;[.HR6]=0);0;1)))">
            <text:p/>
          </table:table-cell>
          <table:table-cell table:style-name="ce35" table:formula="of:=IF([.HS$3]=&quot;&quot;;&quot;&quot;;(IF(OR([.HS6]=&quot;&quot;;[.HS6]=0);0;1)))">
            <text:p/>
          </table:table-cell>
          <table:table-cell table:style-name="ce35" table:formula="of:=IF([.HT$3]=&quot;&quot;;&quot;&quot;;(IF(OR([.HT6]=&quot;&quot;;[.HT6]=0);0;1)))">
            <text:p/>
          </table:table-cell>
          <table:table-cell table:style-name="ce35" table:formula="of:=IF([.HU$3]=&quot;&quot;;&quot;&quot;;(IF(OR([.HU6]=&quot;&quot;;[.HU6]=0);0;1)))">
            <text:p/>
          </table:table-cell>
          <table:table-cell table:style-name="ce35" table:formula="of:=IF([.HV$3]=&quot;&quot;;&quot;&quot;;(IF(OR([.HV6]=&quot;&quot;;[.HV6]=0);0;1)))">
            <text:p/>
          </table:table-cell>
          <table:table-cell table:style-name="ce35" table:formula="of:=IF([.HW$3]=&quot;&quot;;&quot;&quot;;(IF(OR([.HW6]=&quot;&quot;;[.HW6]=0);0;1)))">
            <text:p/>
          </table:table-cell>
          <table:table-cell table:style-name="ce35" table:formula="of:=IF([.HX$3]=&quot;&quot;;&quot;&quot;;(IF(OR([.HX6]=&quot;&quot;;[.HX6]=0);0;1)))">
            <text:p/>
          </table:table-cell>
          <table:table-cell table:style-name="ce35" table:formula="of:=IF([.HY$3]=&quot;&quot;;&quot;&quot;;(IF(OR([.HY6]=&quot;&quot;;[.HY6]=0);0;1)))">
            <text:p/>
          </table:table-cell>
          <table:table-cell table:style-name="ce35" table:formula="of:=IF([.HZ$3]=&quot;&quot;;&quot;&quot;;(IF(OR([.HZ6]=&quot;&quot;;[.HZ6]=0);0;1)))">
            <text:p/>
          </table:table-cell>
          <table:table-cell table:style-name="ce35" table:formula="of:=IF([.IA$3]=&quot;&quot;;&quot;&quot;;(IF(OR([.IA6]=&quot;&quot;;[.IA6]=0);0;1)))">
            <text:p/>
          </table:table-cell>
          <table:table-cell table:style-name="ce35" table:formula="of:=IF([.IB$3]=&quot;&quot;;&quot;&quot;;(IF(OR([.IB6]=&quot;&quot;;[.IB6]=0);0;1)))">
            <text:p/>
          </table:table-cell>
          <table:table-cell table:style-name="ce35" table:formula="of:=IF([.IC$3]=&quot;&quot;;&quot;&quot;;(IF(OR([.IC6]=&quot;&quot;;[.IC6]=0);0;1)))">
            <text:p/>
          </table:table-cell>
          <table:table-cell table:style-name="ce35" table:formula="of:=IF([.ID$3]=&quot;&quot;;&quot;&quot;;(IF(OR([.ID6]=&quot;&quot;;[.ID6]=0);0;1)))">
            <text:p/>
          </table:table-cell>
          <table:table-cell table:style-name="ce35" table:formula="of:=IF([.IE$3]=&quot;&quot;;&quot;&quot;;(IF(OR([.IE6]=&quot;&quot;;[.IE6]=0);0;1)))">
            <text:p/>
          </table:table-cell>
          <table:table-cell table:style-name="ce35" table:formula="of:=IF([.IF$3]=&quot;&quot;;&quot;&quot;;(IF(OR([.IF6]=&quot;&quot;;[.IF6]=0);0;1)))">
            <text:p/>
          </table:table-cell>
          <table:table-cell table:style-name="ce35" table:formula="of:=IF([.IG$3]=&quot;&quot;;&quot;&quot;;(IF(OR([.IG6]=&quot;&quot;;[.IG6]=0);0;1)))">
            <text:p/>
          </table:table-cell>
          <table:table-cell table:style-name="ce35" table:formula="of:=IF([.IH$3]=&quot;&quot;;&quot;&quot;;(IF(OR([.IH6]=&quot;&quot;;[.IH6]=0);0;1)))">
            <text:p/>
          </table:table-cell>
          <table:table-cell table:style-name="ce35" table:formula="of:=IF([.II$3]=&quot;&quot;;&quot;&quot;;(IF(OR([.II6]=&quot;&quot;;[.II6]=0);0;1)))">
            <text:p/>
          </table:table-cell>
          <table:table-cell table:style-name="ce35" table:formula="of:=IF([.IJ$3]=&quot;&quot;;&quot;&quot;;(IF(OR([.IJ6]=&quot;&quot;;[.IJ6]=0);0;1)))">
            <text:p/>
          </table:table-cell>
          <table:table-cell table:style-name="ce35" table:formula="of:=IF([.IK$3]=&quot;&quot;;&quot;&quot;;(IF(OR([.IK6]=&quot;&quot;;[.IK6]=0);0;1)))">
            <text:p/>
          </table:table-cell>
          <table:table-cell table:style-name="ce35" table:formula="of:=IF([.IL$3]=&quot;&quot;;&quot;&quot;;(IF(OR([.IL6]=&quot;&quot;;[.IL6]=0);0;1)))">
            <text:p/>
          </table:table-cell>
          <table:table-cell table:style-name="ce35" table:formula="of:=IF([.IM$3]=&quot;&quot;;&quot;&quot;;(IF(OR([.IM6]=&quot;&quot;;[.IM6]=0);0;1)))">
            <text:p/>
          </table:table-cell>
          <table:table-cell table:style-name="ce35" table:formula="of:=IF([.IN$3]=&quot;&quot;;&quot;&quot;;(IF(OR([.IN6]=&quot;&quot;;[.IN6]=0);0;1)))">
            <text:p/>
          </table:table-cell>
          <table:table-cell table:style-name="ce35" table:formula="of:=IF([.IO$3]=&quot;&quot;;&quot;&quot;;(IF(OR([.IO6]=&quot;&quot;;[.IO6]=0);0;1)))">
            <text:p/>
          </table:table-cell>
          <table:table-cell table:style-name="ce35" table:formula="of:=IF([.IP$3]=&quot;&quot;;&quot;&quot;;(IF(OR([.IP6]=&quot;&quot;;[.IP6]=0);0;1)))">
            <text:p/>
          </table:table-cell>
          <table:table-cell table:style-name="ce35" table:formula="of:=IF([.IQ$3]=&quot;&quot;;&quot;&quot;;(IF(OR([.IQ6]=&quot;&quot;;[.IQ6]=0);0;1)))">
            <text:p/>
          </table:table-cell>
          <table:table-cell table:style-name="ce35" table:formula="of:=IF([.IR$3]=&quot;&quot;;&quot;&quot;;(IF(OR([.IR6]=&quot;&quot;;[.IR6]=0);0;1)))">
            <text:p/>
          </table:table-cell>
          <table:table-cell table:style-name="ce35" table:formula="of:=IF([.IS$3]=&quot;&quot;;&quot;&quot;;(IF(OR([.IS6]=&quot;&quot;;[.IS6]=0);0;1)))">
            <text:p/>
          </table:table-cell>
          <table:table-cell table:style-name="ce35" table:formula="of:=IF([.IT$3]=&quot;&quot;;&quot;&quot;;(IF(OR([.IT6]=&quot;&quot;;[.IT6]=0);0;1)))">
            <text:p/>
          </table:table-cell>
          <table:table-cell table:style-name="ce35" table:formula="of:=IF([.IU$3]=&quot;&quot;;&quot;&quot;;(IF(OR([.IU6]=&quot;&quot;;[.IU6]=0);0;1)))">
            <text:p/>
          </table:table-cell>
          <table:table-cell table:style-name="ce35" table:formula="of:=IF([.IV$3]=&quot;&quot;;&quot;&quot;;(IF(OR([.IV6]=&quot;&quot;;[.IV6]=0);0;1)))">
            <text:p/>
          </table:table-cell>
          <table:table-cell table:style-name="ce35" table:formula="of:=IF([.IW$3]=&quot;&quot;;&quot;&quot;;(IF(OR([.IW6]=&quot;&quot;;[.IW6]=0);0;1)))">
            <text:p/>
          </table:table-cell>
          <table:table-cell table:style-name="ce35" table:formula="of:=IF([.IX$3]=&quot;&quot;;&quot;&quot;;(IF(OR([.IX6]=&quot;&quot;;[.IX6]=0);0;1)))">
            <text:p/>
          </table:table-cell>
          <table:table-cell table:style-name="ce35" table:formula="of:=IF([.IY$3]=&quot;&quot;;&quot;&quot;;(IF(OR([.IY6]=&quot;&quot;;[.IY6]=0);0;1)))">
            <text:p/>
          </table:table-cell>
          <table:table-cell table:style-name="ce35" table:formula="of:=IF([.IZ$3]=&quot;&quot;;&quot;&quot;;(IF(OR([.IZ6]=&quot;&quot;;[.IZ6]=0);0;1)))">
            <text:p/>
          </table:table-cell>
          <table:table-cell table:style-name="ce35" table:formula="of:=IF([.JA$3]=&quot;&quot;;&quot;&quot;;(IF(OR([.JA6]=&quot;&quot;;[.JA6]=0);0;1)))">
            <text:p/>
          </table:table-cell>
          <table:table-cell table:style-name="ce35" table:formula="of:=IF([.JB$3]=&quot;&quot;;&quot;&quot;;(IF(OR([.JB6]=&quot;&quot;;[.JB6]=0);0;1)))">
            <text:p/>
          </table:table-cell>
          <table:table-cell table:style-name="ce35" table:formula="of:=IF([.JC$3]=&quot;&quot;;&quot;&quot;;(IF(OR([.JC6]=&quot;&quot;;[.JC6]=0);0;1)))">
            <text:p/>
          </table:table-cell>
          <table:table-cell table:style-name="ce35" table:formula="of:=IF([.JD$3]=&quot;&quot;;&quot;&quot;;(IF(OR([.JD6]=&quot;&quot;;[.JD6]=0);0;1)))">
            <text:p/>
          </table:table-cell>
          <table:table-cell table:style-name="ce35" table:formula="of:=IF([.JE$3]=&quot;&quot;;&quot;&quot;;(IF(OR([.JE6]=&quot;&quot;;[.JE6]=0);0;1)))">
            <text:p/>
          </table:table-cell>
          <table:table-cell table:style-name="ce35" table:formula="of:=IF([.JF$3]=&quot;&quot;;&quot;&quot;;(IF(OR([.JF6]=&quot;&quot;;[.JF6]=0);0;1)))">
            <text:p/>
          </table:table-cell>
          <table:table-cell table:style-name="ce35" table:formula="of:=IF([.JG$3]=&quot;&quot;;&quot;&quot;;(IF(OR([.JG6]=&quot;&quot;;[.JG6]=0);0;1)))">
            <text:p/>
          </table:table-cell>
          <table:table-cell table:style-name="ce35" table:formula="of:=IF([.JH$3]=&quot;&quot;;&quot;&quot;;(IF(OR([.JH6]=&quot;&quot;;[.JH6]=0);0;1)))">
            <text:p/>
          </table:table-cell>
          <table:table-cell table:style-name="ce35" table:formula="of:=IF([.JI$3]=&quot;&quot;;&quot;&quot;;(IF(OR([.JI6]=&quot;&quot;;[.JI6]=0);0;1)))">
            <text:p/>
          </table:table-cell>
          <table:table-cell table:style-name="ce35" table:formula="of:=IF([.JJ$3]=&quot;&quot;;&quot;&quot;;(IF(OR([.JJ6]=&quot;&quot;;[.JJ6]=0);0;1)))">
            <text:p/>
          </table:table-cell>
          <table:table-cell table:style-name="ce35" table:formula="of:=IF([.JK$3]=&quot;&quot;;&quot;&quot;;(IF(OR([.JK6]=&quot;&quot;;[.JK6]=0);0;1)))">
            <text:p/>
          </table:table-cell>
          <table:table-cell table:style-name="ce35" table:formula="of:=IF([.JL$3]=&quot;&quot;;&quot;&quot;;(IF(OR([.JL6]=&quot;&quot;;[.JL6]=0);0;1)))">
            <text:p/>
          </table:table-cell>
          <table:table-cell table:style-name="ce35" table:formula="of:=IF([.JM$3]=&quot;&quot;;&quot;&quot;;(IF(OR([.JM6]=&quot;&quot;;[.JM6]=0);0;1)))">
            <text:p/>
          </table:table-cell>
          <table:table-cell table:style-name="ce35" table:formula="of:=IF([.JN$3]=&quot;&quot;;&quot;&quot;;(IF(OR([.JN6]=&quot;&quot;;[.JN6]=0);0;1)))">
            <text:p/>
          </table:table-cell>
          <table:table-cell table:style-name="ce35" table:formula="of:=IF([.JO$3]=&quot;&quot;;&quot;&quot;;(IF(OR([.JO6]=&quot;&quot;;[.JO6]=0);0;1)))">
            <text:p/>
          </table:table-cell>
          <table:table-cell table:style-name="ce35" table:formula="of:=IF([.JP$3]=&quot;&quot;;&quot;&quot;;(IF(OR([.JP6]=&quot;&quot;;[.JP6]=0);0;1)))">
            <text:p/>
          </table:table-cell>
          <table:table-cell table:style-name="ce35" table:formula="of:=IF([.JQ$3]=&quot;&quot;;&quot;&quot;;(IF(OR([.JQ6]=&quot;&quot;;[.JQ6]=0);0;1)))">
            <text:p/>
          </table:table-cell>
          <table:table-cell table:style-name="ce35" table:formula="of:=IF([.JR$3]=&quot;&quot;;&quot;&quot;;(IF(OR([.JR6]=&quot;&quot;;[.JR6]=0);0;1)))">
            <text:p/>
          </table:table-cell>
          <table:table-cell table:style-name="ce35" table:formula="of:=IF([.JS$3]=&quot;&quot;;&quot;&quot;;(IF(OR([.JS6]=&quot;&quot;;[.JS6]=0);0;1)))">
            <text:p/>
          </table:table-cell>
          <table:table-cell table:style-name="ce35" table:formula="of:=IF([.JT$3]=&quot;&quot;;&quot;&quot;;(IF(OR([.JT6]=&quot;&quot;;[.JT6]=0);0;1)))">
            <text:p/>
          </table:table-cell>
          <table:table-cell table:style-name="ce35" table:formula="of:=IF([.JU$3]=&quot;&quot;;&quot;&quot;;(IF(OR([.JU6]=&quot;&quot;;[.JU6]=0);0;1)))">
            <text:p/>
          </table:table-cell>
          <table:table-cell table:style-name="ce35" table:formula="of:=IF([.JV$3]=&quot;&quot;;&quot;&quot;;(IF(OR([.JV6]=&quot;&quot;;[.JV6]=0);0;1)))">
            <text:p/>
          </table:table-cell>
          <table:table-cell table:style-name="ce35" table:formula="of:=IF([.JW$3]=&quot;&quot;;&quot;&quot;;(IF(OR([.JW6]=&quot;&quot;;[.JW6]=0);0;1)))">
            <text:p/>
          </table:table-cell>
          <table:table-cell table:style-name="ce35" table:formula="of:=IF([.JX$3]=&quot;&quot;;&quot;&quot;;(IF(OR([.JX6]=&quot;&quot;;[.JX6]=0);0;1)))">
            <text:p/>
          </table:table-cell>
          <table:table-cell table:style-name="ce35" table:formula="of:=IF([.JY$3]=&quot;&quot;;&quot;&quot;;(IF(OR([.JY6]=&quot;&quot;;[.JY6]=0);0;1)))">
            <text:p/>
          </table:table-cell>
          <table:table-cell table:style-name="ce35" table:formula="of:=IF([.JZ$3]=&quot;&quot;;&quot;&quot;;(IF(OR([.JZ6]=&quot;&quot;;[.JZ6]=0);0;1)))">
            <text:p/>
          </table:table-cell>
          <table:table-cell table:style-name="ce35" table:formula="of:=IF([.KA$3]=&quot;&quot;;&quot;&quot;;(IF(OR([.KA6]=&quot;&quot;;[.KA6]=0);0;1)))">
            <text:p/>
          </table:table-cell>
          <table:table-cell table:style-name="ce35" table:formula="of:=IF([.KB$3]=&quot;&quot;;&quot;&quot;;(IF(OR([.KB6]=&quot;&quot;;[.KB6]=0);0;1)))">
            <text:p/>
          </table:table-cell>
          <table:table-cell table:style-name="ce35" table:formula="of:=IF([.KC$3]=&quot;&quot;;&quot;&quot;;(IF(OR([.KC6]=&quot;&quot;;[.KC6]=0);0;1)))">
            <text:p/>
          </table:table-cell>
          <table:table-cell table:style-name="ce35" table:formula="of:=IF([.KD$3]=&quot;&quot;;&quot;&quot;;(IF(OR([.KD6]=&quot;&quot;;[.KD6]=0);0;1)))">
            <text:p/>
          </table:table-cell>
          <table:table-cell table:style-name="ce35" table:formula="of:=IF([.KE$3]=&quot;&quot;;&quot;&quot;;(IF(OR([.KE6]=&quot;&quot;;[.KE6]=0);0;1)))">
            <text:p/>
          </table:table-cell>
          <table:table-cell table:style-name="ce35" table:formula="of:=IF([.KF$3]=&quot;&quot;;&quot;&quot;;(IF(OR([.KF6]=&quot;&quot;;[.KF6]=0);0;1)))">
            <text:p/>
          </table:table-cell>
          <table:table-cell table:style-name="ce35" table:formula="of:=IF([.KG$3]=&quot;&quot;;&quot;&quot;;(IF(OR([.KG6]=&quot;&quot;;[.KG6]=0);0;1)))">
            <text:p/>
          </table:table-cell>
          <table:table-cell table:style-name="ce35" table:formula="of:=IF([.KH$3]=&quot;&quot;;&quot;&quot;;(IF(OR([.KH6]=&quot;&quot;;[.KH6]=0);0;1)))">
            <text:p/>
          </table:table-cell>
          <table:table-cell table:style-name="ce35" table:formula="of:=IF([.KI$3]=&quot;&quot;;&quot;&quot;;(IF(OR([.KI6]=&quot;&quot;;[.KI6]=0);0;1)))">
            <text:p/>
          </table:table-cell>
          <table:table-cell table:style-name="ce35" table:formula="of:=IF([.KJ$3]=&quot;&quot;;&quot;&quot;;(IF(OR([.KJ6]=&quot;&quot;;[.KJ6]=0);0;1)))">
            <text:p/>
          </table:table-cell>
          <table:table-cell table:style-name="ce35" table:formula="of:=IF([.KK$3]=&quot;&quot;;&quot;&quot;;(IF(OR([.KK6]=&quot;&quot;;[.KK6]=0);0;1)))">
            <text:p/>
          </table:table-cell>
          <table:table-cell table:style-name="ce35" table:formula="of:=IF([.KL$3]=&quot;&quot;;&quot;&quot;;(IF(OR([.KL6]=&quot;&quot;;[.KL6]=0);0;1)))">
            <text:p/>
          </table:table-cell>
          <table:table-cell table:style-name="ce35" table:formula="of:=IF([.KM$3]=&quot;&quot;;&quot;&quot;;(IF(OR([.KM6]=&quot;&quot;;[.KM6]=0);0;1)))">
            <text:p/>
          </table:table-cell>
          <table:table-cell table:style-name="ce35" table:formula="of:=IF([.KN$3]=&quot;&quot;;&quot;&quot;;(IF(OR([.KN6]=&quot;&quot;;[.KN6]=0);0;1)))">
            <text:p/>
          </table:table-cell>
          <table:table-cell table:style-name="ce35" table:formula="of:=IF([.KO$3]=&quot;&quot;;&quot;&quot;;(IF(OR([.KO6]=&quot;&quot;;[.KO6]=0);0;1)))">
            <text:p/>
          </table:table-cell>
          <table:table-cell table:style-name="ce35" table:formula="of:=IF([.KP$3]=&quot;&quot;;&quot;&quot;;(IF(OR([.KP6]=&quot;&quot;;[.KP6]=0);0;1)))">
            <text:p/>
          </table:table-cell>
          <table:table-cell table:style-name="ce35" table:formula="of:=IF([.KQ$3]=&quot;&quot;;&quot;&quot;;(IF(OR([.KQ6]=&quot;&quot;;[.KQ6]=0);0;1)))">
            <text:p/>
          </table:table-cell>
          <table:table-cell table:style-name="ce35" table:formula="of:=IF([.KR$3]=&quot;&quot;;&quot;&quot;;(IF(OR([.KR6]=&quot;&quot;;[.KR6]=0);0;1)))">
            <text:p/>
          </table:table-cell>
          <table:table-cell table:style-name="ce35" table:formula="of:=IF([.KS$3]=&quot;&quot;;&quot;&quot;;(IF(OR([.KS6]=&quot;&quot;;[.KS6]=0);0;1)))">
            <text:p/>
          </table:table-cell>
          <table:table-cell table:style-name="ce35" table:formula="of:=IF([.KT$3]=&quot;&quot;;&quot;&quot;;(IF(OR([.KT6]=&quot;&quot;;[.KT6]=0);0;1)))">
            <text:p/>
          </table:table-cell>
          <table:table-cell table:style-name="ce35" table:formula="of:=IF([.KU$3]=&quot;&quot;;&quot;&quot;;(IF(OR([.KU6]=&quot;&quot;;[.KU6]=0);0;1)))">
            <text:p/>
          </table:table-cell>
          <table:table-cell table:style-name="ce35" table:formula="of:=IF([.KV$3]=&quot;&quot;;&quot;&quot;;(IF(OR([.KV6]=&quot;&quot;;[.KV6]=0);0;1)))">
            <text:p/>
          </table:table-cell>
          <table:table-cell table:style-name="ce35" table:formula="of:=IF([.KW$3]=&quot;&quot;;&quot;&quot;;(IF(OR([.KW6]=&quot;&quot;;[.KW6]=0);0;1)))">
            <text:p/>
          </table:table-cell>
          <table:table-cell table:style-name="ce35" table:formula="of:=IF([.KX$3]=&quot;&quot;;&quot;&quot;;(IF(OR([.KX6]=&quot;&quot;;[.KX6]=0);0;1)))">
            <text:p/>
          </table:table-cell>
          <table:table-cell table:style-name="ce35" table:formula="of:=IF([.KY$3]=&quot;&quot;;&quot;&quot;;(IF(OR([.KY6]=&quot;&quot;;[.KY6]=0);0;1)))">
            <text:p/>
          </table:table-cell>
          <table:table-cell table:style-name="ce35" table:formula="of:=IF([.KZ$3]=&quot;&quot;;&quot;&quot;;(IF(OR([.KZ6]=&quot;&quot;;[.KZ6]=0);0;1)))">
            <text:p/>
          </table:table-cell>
          <table:table-cell table:style-name="ce35" table:formula="of:=IF([.LA$3]=&quot;&quot;;&quot;&quot;;(IF(OR([.LA6]=&quot;&quot;;[.LA6]=0);0;1)))">
            <text:p/>
          </table:table-cell>
          <table:table-cell table:style-name="ce35" table:formula="of:=IF([.LB$3]=&quot;&quot;;&quot;&quot;;(IF(OR([.LB6]=&quot;&quot;;[.LB6]=0);0;1)))">
            <text:p/>
          </table:table-cell>
          <table:table-cell table:style-name="ce35" table:formula="of:=IF([.LC$3]=&quot;&quot;;&quot;&quot;;(IF(OR([.LC6]=&quot;&quot;;[.LC6]=0);0;1)))">
            <text:p/>
          </table:table-cell>
          <table:table-cell table:style-name="ce35" table:formula="of:=IF([.LD$3]=&quot;&quot;;&quot;&quot;;(IF(OR([.LD6]=&quot;&quot;;[.LD6]=0);0;1)))">
            <text:p/>
          </table:table-cell>
          <table:table-cell table:style-name="ce35" table:formula="of:=IF([.LE$3]=&quot;&quot;;&quot;&quot;;(IF(OR([.LE6]=&quot;&quot;;[.LE6]=0);0;1)))">
            <text:p/>
          </table:table-cell>
          <table:table-cell table:style-name="ce35" table:formula="of:=IF([.LF$3]=&quot;&quot;;&quot;&quot;;(IF(OR([.LF6]=&quot;&quot;;[.LF6]=0);0;1)))">
            <text:p/>
          </table:table-cell>
          <table:table-cell table:style-name="ce35" table:formula="of:=IF([.LG$3]=&quot;&quot;;&quot;&quot;;(IF(OR([.LG6]=&quot;&quot;;[.LG6]=0);0;1)))">
            <text:p/>
          </table:table-cell>
          <table:table-cell table:style-name="ce35" table:formula="of:=IF([.LH$3]=&quot;&quot;;&quot;&quot;;(IF(OR([.LH6]=&quot;&quot;;[.LH6]=0);0;1)))">
            <text:p/>
          </table:table-cell>
          <table:table-cell table:style-name="ce35" table:formula="of:=IF([.LI$3]=&quot;&quot;;&quot;&quot;;(IF(OR([.LI6]=&quot;&quot;;[.LI6]=0);0;1)))">
            <text:p/>
          </table:table-cell>
          <table:table-cell table:style-name="ce35" table:formula="of:=IF([.LJ$3]=&quot;&quot;;&quot;&quot;;(IF(OR([.LJ6]=&quot;&quot;;[.LJ6]=0);0;1)))">
            <text:p/>
          </table:table-cell>
          <table:table-cell table:style-name="ce35" table:formula="of:=IF([.LK$3]=&quot;&quot;;&quot;&quot;;(IF(OR([.LK6]=&quot;&quot;;[.LK6]=0);0;1)))">
            <text:p/>
          </table:table-cell>
          <table:table-cell table:style-name="ce35" table:formula="of:=IF([.LL$3]=&quot;&quot;;&quot;&quot;;(IF(OR([.LL6]=&quot;&quot;;[.LL6]=0);0;1)))">
            <text:p/>
          </table:table-cell>
          <table:table-cell table:style-name="ce35" table:formula="of:=IF([.LM$3]=&quot;&quot;;&quot;&quot;;(IF(OR([.LM6]=&quot;&quot;;[.LM6]=0);0;1)))">
            <text:p/>
          </table:table-cell>
          <table:table-cell table:style-name="ce35" table:formula="of:=IF([.LN$3]=&quot;&quot;;&quot;&quot;;(IF(OR([.LN6]=&quot;&quot;;[.LN6]=0);0;1)))">
            <text:p/>
          </table:table-cell>
          <table:table-cell table:style-name="ce35" table:formula="of:=IF([.LO$3]=&quot;&quot;;&quot;&quot;;(IF(OR([.LO6]=&quot;&quot;;[.LO6]=0);0;1)))">
            <text:p/>
          </table:table-cell>
          <table:table-cell table:style-name="ce35" table:formula="of:=IF([.LP$3]=&quot;&quot;;&quot;&quot;;(IF(OR([.LP6]=&quot;&quot;;[.LP6]=0);0;1)))">
            <text:p/>
          </table:table-cell>
          <table:table-cell table:style-name="ce35" table:formula="of:=IF([.LQ$3]=&quot;&quot;;&quot;&quot;;(IF(OR([.LQ6]=&quot;&quot;;[.LQ6]=0);0;1)))">
            <text:p/>
          </table:table-cell>
          <table:table-cell table:style-name="ce35" table:formula="of:=IF([.LR$3]=&quot;&quot;;&quot;&quot;;(IF(OR([.LR6]=&quot;&quot;;[.LR6]=0);0;1)))">
            <text:p/>
          </table:table-cell>
          <table:table-cell table:style-name="ce35" table:formula="of:=IF([.LS$3]=&quot;&quot;;&quot;&quot;;(IF(OR([.LS6]=&quot;&quot;;[.LS6]=0);0;1)))">
            <text:p/>
          </table:table-cell>
          <table:table-cell table:style-name="ce35" table:formula="of:=IF([.LT$3]=&quot;&quot;;&quot;&quot;;(IF(OR([.LT6]=&quot;&quot;;[.LT6]=0);0;1)))">
            <text:p/>
          </table:table-cell>
          <table:table-cell table:style-name="ce35" table:formula="of:=IF([.LU$3]=&quot;&quot;;&quot;&quot;;(IF(OR([.LU6]=&quot;&quot;;[.LU6]=0);0;1)))">
            <text:p/>
          </table:table-cell>
          <table:table-cell table:style-name="ce35" table:formula="of:=IF([.LV$3]=&quot;&quot;;&quot;&quot;;(IF(OR([.LV6]=&quot;&quot;;[.LV6]=0);0;1)))">
            <text:p/>
          </table:table-cell>
          <table:table-cell table:style-name="ce35" table:formula="of:=IF([.LW$3]=&quot;&quot;;&quot;&quot;;(IF(OR([.LW6]=&quot;&quot;;[.LW6]=0);0;1)))">
            <text:p/>
          </table:table-cell>
          <table:table-cell table:style-name="ce35" table:formula="of:=IF([.LX$3]=&quot;&quot;;&quot;&quot;;(IF(OR([.LX6]=&quot;&quot;;[.LX6]=0);0;1)))">
            <text:p/>
          </table:table-cell>
          <table:table-cell table:style-name="ce35" table:formula="of:=IF([.LY$3]=&quot;&quot;;&quot;&quot;;(IF(OR([.LY6]=&quot;&quot;;[.LY6]=0);0;1)))">
            <text:p/>
          </table:table-cell>
          <table:table-cell table:style-name="ce35" table:formula="of:=IF([.LZ$3]=&quot;&quot;;&quot;&quot;;(IF(OR([.LZ6]=&quot;&quot;;[.LZ6]=0);0;1)))">
            <text:p/>
          </table:table-cell>
          <table:table-cell table:style-name="ce35" table:formula="of:=IF([.MA$3]=&quot;&quot;;&quot;&quot;;(IF(OR([.MA6]=&quot;&quot;;[.MA6]=0);0;1)))">
            <text:p/>
          </table:table-cell>
          <table:table-cell table:style-name="ce35" table:formula="of:=IF([.MB$3]=&quot;&quot;;&quot;&quot;;(IF(OR([.MB6]=&quot;&quot;;[.MB6]=0);0;1)))">
            <text:p/>
          </table:table-cell>
          <table:table-cell table:style-name="ce35" table:formula="of:=IF([.MC$3]=&quot;&quot;;&quot;&quot;;(IF(OR([.MC6]=&quot;&quot;;[.MC6]=0);0;1)))">
            <text:p/>
          </table:table-cell>
          <table:table-cell table:style-name="ce35" table:formula="of:=IF([.MD$3]=&quot;&quot;;&quot;&quot;;(IF(OR([.MD6]=&quot;&quot;;[.MD6]=0);0;1)))">
            <text:p/>
          </table:table-cell>
          <table:table-cell table:style-name="ce35" table:formula="of:=IF([.ME$3]=&quot;&quot;;&quot;&quot;;(IF(OR([.ME6]=&quot;&quot;;[.ME6]=0);0;1)))">
            <text:p/>
          </table:table-cell>
          <table:table-cell table:style-name="ce35" table:formula="of:=IF([.MF$3]=&quot;&quot;;&quot;&quot;;(IF(OR([.MF6]=&quot;&quot;;[.MF6]=0);0;1)))">
            <text:p/>
          </table:table-cell>
          <table:table-cell table:style-name="ce35" table:formula="of:=IF([.MG$3]=&quot;&quot;;&quot;&quot;;(IF(OR([.MG6]=&quot;&quot;;[.MG6]=0);0;1)))">
            <text:p/>
          </table:table-cell>
          <table:table-cell table:style-name="ce35" table:formula="of:=IF([.MH$3]=&quot;&quot;;&quot;&quot;;(IF(OR([.MH6]=&quot;&quot;;[.MH6]=0);0;1)))">
            <text:p/>
          </table:table-cell>
          <table:table-cell table:style-name="ce35" table:formula="of:=IF([.MI$3]=&quot;&quot;;&quot;&quot;;(IF(OR([.MI6]=&quot;&quot;;[.MI6]=0);0;1)))">
            <text:p/>
          </table:table-cell>
          <table:table-cell table:style-name="ce35" table:formula="of:=IF([.MJ$3]=&quot;&quot;;&quot;&quot;;(IF(OR([.MJ6]=&quot;&quot;;[.MJ6]=0);0;1)))">
            <text:p/>
          </table:table-cell>
          <table:table-cell table:style-name="ce35" table:formula="of:=IF([.MK$3]=&quot;&quot;;&quot;&quot;;(IF(OR([.MK6]=&quot;&quot;;[.MK6]=0);0;1)))">
            <text:p/>
          </table:table-cell>
          <table:table-cell table:style-name="ce35" table:formula="of:=IF([.ML$3]=&quot;&quot;;&quot;&quot;;(IF(OR([.ML6]=&quot;&quot;;[.ML6]=0);0;1)))">
            <text:p/>
          </table:table-cell>
          <table:table-cell table:style-name="ce35" table:formula="of:=IF([.MM$3]=&quot;&quot;;&quot;&quot;;(IF(OR([.MM6]=&quot;&quot;;[.MM6]=0);0;1)))">
            <text:p/>
          </table:table-cell>
          <table:table-cell table:style-name="ce35" table:formula="of:=IF([.MN$3]=&quot;&quot;;&quot;&quot;;(IF(OR([.MN6]=&quot;&quot;;[.MN6]=0);0;1)))">
            <text:p/>
          </table:table-cell>
          <table:table-cell table:style-name="ce35" table:formula="of:=IF([.MO$3]=&quot;&quot;;&quot;&quot;;(IF(OR([.MO6]=&quot;&quot;;[.MO6]=0);0;1)))">
            <text:p/>
          </table:table-cell>
          <table:table-cell table:style-name="ce35" table:formula="of:=IF([.MP$3]=&quot;&quot;;&quot;&quot;;(IF(OR([.MP6]=&quot;&quot;;[.MP6]=0);0;1)))">
            <text:p/>
          </table:table-cell>
          <table:table-cell table:style-name="ce35" table:formula="of:=IF([.MQ$3]=&quot;&quot;;&quot;&quot;;(IF(OR([.MQ6]=&quot;&quot;;[.MQ6]=0);0;1)))">
            <text:p/>
          </table:table-cell>
          <table:table-cell table:style-name="ce35" table:formula="of:=IF([.MR$3]=&quot;&quot;;&quot;&quot;;(IF(OR([.MR6]=&quot;&quot;;[.MR6]=0);0;1)))">
            <text:p/>
          </table:table-cell>
          <table:table-cell table:style-name="ce35" table:formula="of:=IF([.MS$3]=&quot;&quot;;&quot;&quot;;(IF(OR([.MS6]=&quot;&quot;;[.MS6]=0);0;1)))">
            <text:p/>
          </table:table-cell>
          <table:table-cell table:style-name="ce35" table:formula="of:=IF([.MT$3]=&quot;&quot;;&quot;&quot;;(IF(OR([.MT6]=&quot;&quot;;[.MT6]=0);0;1)))">
            <text:p/>
          </table:table-cell>
          <table:table-cell table:style-name="ce35" table:formula="of:=IF([.MU$3]=&quot;&quot;;&quot;&quot;;(IF(OR([.MU6]=&quot;&quot;;[.MU6]=0);0;1)))">
            <text:p/>
          </table:table-cell>
          <table:table-cell table:style-name="ce35" table:formula="of:=IF([.MV$3]=&quot;&quot;;&quot;&quot;;(IF(OR([.MV6]=&quot;&quot;;[.MV6]=0);0;1)))">
            <text:p/>
          </table:table-cell>
          <table:table-cell table:style-name="ce35" table:formula="of:=IF([.MW$3]=&quot;&quot;;&quot;&quot;;(IF(OR([.MW6]=&quot;&quot;;[.MW6]=0);0;1)))">
            <text:p/>
          </table:table-cell>
          <table:table-cell table:style-name="ce35" table:formula="of:=IF([.MX$3]=&quot;&quot;;&quot;&quot;;(IF(OR([.MX6]=&quot;&quot;;[.MX6]=0);0;1)))">
            <text:p/>
          </table:table-cell>
          <table:table-cell table:style-name="ce35" table:formula="of:=IF([.MY$3]=&quot;&quot;;&quot;&quot;;(IF(OR([.MY6]=&quot;&quot;;[.MY6]=0);0;1)))">
            <text:p/>
          </table:table-cell>
          <table:table-cell table:style-name="ce35" table:formula="of:=IF([.MZ$3]=&quot;&quot;;&quot;&quot;;(IF(OR([.MZ6]=&quot;&quot;;[.MZ6]=0);0;1)))">
            <text:p/>
          </table:table-cell>
          <table:table-cell table:style-name="ce35" table:formula="of:=IF([.NA$3]=&quot;&quot;;&quot;&quot;;(IF(OR([.NA6]=&quot;&quot;;[.NA6]=0);0;1)))">
            <text:p/>
          </table:table-cell>
          <table:table-cell table:style-name="ce35" table:formula="of:=IF([.NB$3]=&quot;&quot;;&quot;&quot;;(IF(OR([.NB6]=&quot;&quot;;[.NB6]=0);0;1)))">
            <text:p/>
          </table:table-cell>
          <table:table-cell table:style-name="ce35" table:formula="of:=IF([.NC$3]=&quot;&quot;;&quot;&quot;;(IF(OR([.NC6]=&quot;&quot;;[.NC6]=0);0;1)))">
            <text:p/>
          </table:table-cell>
          <table:table-cell table:style-name="ce35" table:formula="of:=IF([.ND$3]=&quot;&quot;;&quot;&quot;;(IF(OR([.ND6]=&quot;&quot;;[.ND6]=0);0;1)))">
            <text:p/>
          </table:table-cell>
          <table:table-cell table:style-name="ce35" table:formula="of:=IF([.NE$3]=&quot;&quot;;&quot;&quot;;(IF(OR([.NE6]=&quot;&quot;;[.NE6]=0);0;1)))">
            <text:p/>
          </table:table-cell>
          <table:table-cell table:style-name="ce35" table:formula="of:=IF([.NF$3]=&quot;&quot;;&quot;&quot;;(IF(OR([.NF6]=&quot;&quot;;[.NF6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7:.B7])" office:value-type="float" office:value="0" calcext:value-type="float">
            <text:p>0</text:p>
          </table:table-cell>
          <table:table-cell table:style-name="ce11" table:formula="of:=IFERROR((LEN([.NG7])-SEARCH(&quot;0[^0]*$&quot;;[.NG7]));LEN([.NG7]))" office:value-type="float" office:value="0" calcext:value-type="float">
            <text:p>0</text:p>
          </table:table-cell>
          <table:table-cell table:style-name="ce5" table:formula="of:=COUNTA([.E7:.NF7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35" table:formula="of:=COM.MICROSOFT.CONCAT([.NH7:.ABI7])">
            <text:p/>
          </table:table-cell>
          <table:table-cell table:style-name="ce46" table:formula="of:=IF([.E$3]=&quot;&quot;;&quot;&quot;;(IF(OR([.E7]=&quot;&quot;;[.E7]=0);0;1)))">
            <text:p/>
          </table:table-cell>
          <table:table-cell table:style-name="ce46" table:formula="of:=IF([.F$3]=&quot;&quot;;&quot;&quot;;(IF(OR([.F7]=&quot;&quot;;[.F7]=0);0;1)))">
            <text:p/>
          </table:table-cell>
          <table:table-cell table:style-name="ce46" table:formula="of:=IF([.G$3]=&quot;&quot;;&quot;&quot;;(IF(OR([.G7]=&quot;&quot;;[.G7]=0);0;1)))">
            <text:p/>
          </table:table-cell>
          <table:table-cell table:style-name="ce46" table:formula="of:=IF([.H$3]=&quot;&quot;;&quot;&quot;;(IF(OR([.H7]=&quot;&quot;;[.H7]=0);0;1)))">
            <text:p/>
          </table:table-cell>
          <table:table-cell table:style-name="ce47" table:formula="of:=IF([.I$3]=&quot;&quot;;&quot;&quot;;(IF(OR([.I7]=&quot;&quot;;[.I7]=0);0;1)))">
            <text:p/>
          </table:table-cell>
          <table:table-cell table:style-name="ce47" table:formula="of:=IF([.J$3]=&quot;&quot;;&quot;&quot;;(IF(OR([.J7]=&quot;&quot;;[.J7]=0);0;1)))">
            <text:p/>
          </table:table-cell>
          <table:table-cell table:style-name="ce47" table:formula="of:=IF([.K$3]=&quot;&quot;;&quot;&quot;;(IF(OR([.K7]=&quot;&quot;;[.K7]=0);0;1)))">
            <text:p/>
          </table:table-cell>
          <table:table-cell table:style-name="ce47" table:formula="of:=IF([.L$3]=&quot;&quot;;&quot;&quot;;(IF(OR([.L7]=&quot;&quot;;[.L7]=0);0;1)))">
            <text:p/>
          </table:table-cell>
          <table:table-cell table:style-name="ce47" table:formula="of:=IF([.M$3]=&quot;&quot;;&quot;&quot;;(IF(OR([.M7]=&quot;&quot;;[.M7]=0);0;1)))">
            <text:p/>
          </table:table-cell>
          <table:table-cell table:style-name="ce47" table:formula="of:=IF([.N$3]=&quot;&quot;;&quot;&quot;;(IF(OR([.N7]=&quot;&quot;;[.N7]=0);0;1)))">
            <text:p/>
          </table:table-cell>
          <table:table-cell table:style-name="ce47" table:formula="of:=IF([.O$3]=&quot;&quot;;&quot;&quot;;(IF(OR([.O7]=&quot;&quot;;[.O7]=0);0;1)))">
            <text:p/>
          </table:table-cell>
          <table:table-cell table:style-name="ce47" table:formula="of:=IF([.P$3]=&quot;&quot;;&quot;&quot;;(IF(OR([.P7]=&quot;&quot;;[.P7]=0);0;1)))">
            <text:p/>
          </table:table-cell>
          <table:table-cell table:style-name="ce47" table:formula="of:=IF([.Q$3]=&quot;&quot;;&quot;&quot;;(IF(OR([.Q7]=&quot;&quot;;[.Q7]=0);0;1)))">
            <text:p/>
          </table:table-cell>
          <table:table-cell table:style-name="ce47" table:formula="of:=IF([.R$3]=&quot;&quot;;&quot;&quot;;(IF(OR([.R7]=&quot;&quot;;[.R7]=0);0;1)))">
            <text:p/>
          </table:table-cell>
          <table:table-cell table:style-name="ce47" table:formula="of:=IF([.S$3]=&quot;&quot;;&quot;&quot;;(IF(OR([.S7]=&quot;&quot;;[.S7]=0);0;1)))">
            <text:p/>
          </table:table-cell>
          <table:table-cell table:style-name="ce47" table:formula="of:=IF([.T$3]=&quot;&quot;;&quot;&quot;;(IF(OR([.T7]=&quot;&quot;;[.T7]=0);0;1)))">
            <text:p/>
          </table:table-cell>
          <table:table-cell table:style-name="ce47" table:formula="of:=IF([.U$3]=&quot;&quot;;&quot;&quot;;(IF(OR([.U7]=&quot;&quot;;[.U7]=0);0;1)))">
            <text:p/>
          </table:table-cell>
          <table:table-cell table:style-name="ce47" table:formula="of:=IF([.V$3]=&quot;&quot;;&quot;&quot;;(IF(OR([.V7]=&quot;&quot;;[.V7]=0);0;1)))">
            <text:p/>
          </table:table-cell>
          <table:table-cell table:style-name="ce47" table:formula="of:=IF([.W$3]=&quot;&quot;;&quot;&quot;;(IF(OR([.W7]=&quot;&quot;;[.W7]=0);0;1)))">
            <text:p/>
          </table:table-cell>
          <table:table-cell table:style-name="ce47" table:formula="of:=IF([.X$3]=&quot;&quot;;&quot;&quot;;(IF(OR([.X7]=&quot;&quot;;[.X7]=0);0;1)))">
            <text:p/>
          </table:table-cell>
          <table:table-cell table:style-name="ce47" table:formula="of:=IF([.Y$3]=&quot;&quot;;&quot;&quot;;(IF(OR([.Y7]=&quot;&quot;;[.Y7]=0);0;1)))">
            <text:p/>
          </table:table-cell>
          <table:table-cell table:style-name="ce47" table:formula="of:=IF([.Z$3]=&quot;&quot;;&quot;&quot;;(IF(OR([.Z7]=&quot;&quot;;[.Z7]=0);0;1)))">
            <text:p/>
          </table:table-cell>
          <table:table-cell table:style-name="ce47" table:formula="of:=IF([.AA$3]=&quot;&quot;;&quot;&quot;;(IF(OR([.AA7]=&quot;&quot;;[.AA7]=0);0;1)))">
            <text:p/>
          </table:table-cell>
          <table:table-cell table:style-name="ce47" table:formula="of:=IF([.AB$3]=&quot;&quot;;&quot;&quot;;(IF(OR([.AB7]=&quot;&quot;;[.AB7]=0);0;1)))">
            <text:p/>
          </table:table-cell>
          <table:table-cell table:style-name="ce47" table:formula="of:=IF([.AC$3]=&quot;&quot;;&quot;&quot;;(IF(OR([.AC7]=&quot;&quot;;[.AC7]=0);0;1)))">
            <text:p/>
          </table:table-cell>
          <table:table-cell table:style-name="ce47" table:formula="of:=IF([.AD$3]=&quot;&quot;;&quot;&quot;;(IF(OR([.AD7]=&quot;&quot;;[.AD7]=0);0;1)))">
            <text:p/>
          </table:table-cell>
          <table:table-cell table:style-name="ce47" table:formula="of:=IF([.AE$3]=&quot;&quot;;&quot;&quot;;(IF(OR([.AE7]=&quot;&quot;;[.AE7]=0);0;1)))">
            <text:p/>
          </table:table-cell>
          <table:table-cell table:style-name="ce47" table:formula="of:=IF([.AF$3]=&quot;&quot;;&quot;&quot;;(IF(OR([.AF7]=&quot;&quot;;[.AF7]=0);0;1)))">
            <text:p/>
          </table:table-cell>
          <table:table-cell table:style-name="ce47" table:formula="of:=IF([.AG$3]=&quot;&quot;;&quot;&quot;;(IF(OR([.AG7]=&quot;&quot;;[.AG7]=0);0;1)))">
            <text:p/>
          </table:table-cell>
          <table:table-cell table:style-name="ce47" table:formula="of:=IF([.AH$3]=&quot;&quot;;&quot;&quot;;(IF(OR([.AH7]=&quot;&quot;;[.AH7]=0);0;1)))">
            <text:p/>
          </table:table-cell>
          <table:table-cell table:style-name="ce47" table:formula="of:=IF([.AI$3]=&quot;&quot;;&quot;&quot;;(IF(OR([.AI7]=&quot;&quot;;[.AI7]=0);0;1)))">
            <text:p/>
          </table:table-cell>
          <table:table-cell table:style-name="ce47" table:formula="of:=IF([.AJ$3]=&quot;&quot;;&quot;&quot;;(IF(OR([.AJ7]=&quot;&quot;;[.AJ7]=0);0;1)))">
            <text:p/>
          </table:table-cell>
          <table:table-cell table:style-name="ce47" table:formula="of:=IF([.AK$3]=&quot;&quot;;&quot;&quot;;(IF(OR([.AK7]=&quot;&quot;;[.AK7]=0);0;1)))">
            <text:p/>
          </table:table-cell>
          <table:table-cell table:style-name="ce47" table:formula="of:=IF([.AL$3]=&quot;&quot;;&quot;&quot;;(IF(OR([.AL7]=&quot;&quot;;[.AL7]=0);0;1)))">
            <text:p/>
          </table:table-cell>
          <table:table-cell table:style-name="ce47" table:formula="of:=IF([.AM$3]=&quot;&quot;;&quot;&quot;;(IF(OR([.AM7]=&quot;&quot;;[.AM7]=0);0;1)))">
            <text:p/>
          </table:table-cell>
          <table:table-cell table:style-name="ce47" table:formula="of:=IF([.AN$3]=&quot;&quot;;&quot;&quot;;(IF(OR([.AN7]=&quot;&quot;;[.AN7]=0);0;1)))">
            <text:p/>
          </table:table-cell>
          <table:table-cell table:style-name="ce47" table:formula="of:=IF([.AO$3]=&quot;&quot;;&quot;&quot;;(IF(OR([.AO7]=&quot;&quot;;[.AO7]=0);0;1)))">
            <text:p/>
          </table:table-cell>
          <table:table-cell table:style-name="ce47" table:formula="of:=IF([.AP$3]=&quot;&quot;;&quot;&quot;;(IF(OR([.AP7]=&quot;&quot;;[.AP7]=0);0;1)))">
            <text:p/>
          </table:table-cell>
          <table:table-cell table:style-name="ce47" table:formula="of:=IF([.AQ$3]=&quot;&quot;;&quot;&quot;;(IF(OR([.AQ7]=&quot;&quot;;[.AQ7]=0);0;1)))">
            <text:p/>
          </table:table-cell>
          <table:table-cell table:style-name="ce47" table:formula="of:=IF([.AR$3]=&quot;&quot;;&quot;&quot;;(IF(OR([.AR7]=&quot;&quot;;[.AR7]=0);0;1)))">
            <text:p/>
          </table:table-cell>
          <table:table-cell table:style-name="ce47" table:formula="of:=IF([.AS$3]=&quot;&quot;;&quot;&quot;;(IF(OR([.AS7]=&quot;&quot;;[.AS7]=0);0;1)))">
            <text:p/>
          </table:table-cell>
          <table:table-cell table:style-name="ce47" table:formula="of:=IF([.AT$3]=&quot;&quot;;&quot;&quot;;(IF(OR([.AT7]=&quot;&quot;;[.AT7]=0);0;1)))">
            <text:p/>
          </table:table-cell>
          <table:table-cell table:style-name="ce47" table:formula="of:=IF([.AU$3]=&quot;&quot;;&quot;&quot;;(IF(OR([.AU7]=&quot;&quot;;[.AU7]=0);0;1)))">
            <text:p/>
          </table:table-cell>
          <table:table-cell table:style-name="ce47" table:formula="of:=IF([.AV$3]=&quot;&quot;;&quot;&quot;;(IF(OR([.AV7]=&quot;&quot;;[.AV7]=0);0;1)))">
            <text:p/>
          </table:table-cell>
          <table:table-cell table:style-name="ce47" table:formula="of:=IF([.AW$3]=&quot;&quot;;&quot;&quot;;(IF(OR([.AW7]=&quot;&quot;;[.AW7]=0);0;1)))">
            <text:p/>
          </table:table-cell>
          <table:table-cell table:style-name="ce47" table:formula="of:=IF([.AX$3]=&quot;&quot;;&quot;&quot;;(IF(OR([.AX7]=&quot;&quot;;[.AX7]=0);0;1)))">
            <text:p/>
          </table:table-cell>
          <table:table-cell table:style-name="ce47" table:formula="of:=IF([.AY$3]=&quot;&quot;;&quot;&quot;;(IF(OR([.AY7]=&quot;&quot;;[.AY7]=0);0;1)))">
            <text:p/>
          </table:table-cell>
          <table:table-cell table:style-name="ce47" table:formula="of:=IF([.AZ$3]=&quot;&quot;;&quot;&quot;;(IF(OR([.AZ7]=&quot;&quot;;[.AZ7]=0);0;1)))">
            <text:p/>
          </table:table-cell>
          <table:table-cell table:style-name="ce47" table:formula="of:=IF([.BA$3]=&quot;&quot;;&quot;&quot;;(IF(OR([.BA7]=&quot;&quot;;[.BA7]=0);0;1)))">
            <text:p/>
          </table:table-cell>
          <table:table-cell table:style-name="ce47" table:formula="of:=IF([.BB$3]=&quot;&quot;;&quot;&quot;;(IF(OR([.BB7]=&quot;&quot;;[.BB7]=0);0;1)))">
            <text:p/>
          </table:table-cell>
          <table:table-cell table:style-name="ce47" table:formula="of:=IF([.BC$3]=&quot;&quot;;&quot;&quot;;(IF(OR([.BC7]=&quot;&quot;;[.BC7]=0);0;1)))">
            <text:p/>
          </table:table-cell>
          <table:table-cell table:style-name="ce47" table:formula="of:=IF([.BD$3]=&quot;&quot;;&quot;&quot;;(IF(OR([.BD7]=&quot;&quot;;[.BD7]=0);0;1)))">
            <text:p/>
          </table:table-cell>
          <table:table-cell table:style-name="ce47" table:formula="of:=IF([.BE$3]=&quot;&quot;;&quot;&quot;;(IF(OR([.BE7]=&quot;&quot;;[.BE7]=0);0;1)))">
            <text:p/>
          </table:table-cell>
          <table:table-cell table:style-name="ce47" table:formula="of:=IF([.BF$3]=&quot;&quot;;&quot;&quot;;(IF(OR([.BF7]=&quot;&quot;;[.BF7]=0);0;1)))">
            <text:p/>
          </table:table-cell>
          <table:table-cell table:style-name="ce47" table:formula="of:=IF([.BG$3]=&quot;&quot;;&quot;&quot;;(IF(OR([.BG7]=&quot;&quot;;[.BG7]=0);0;1)))">
            <text:p/>
          </table:table-cell>
          <table:table-cell table:style-name="ce47" table:formula="of:=IF([.BH$3]=&quot;&quot;;&quot;&quot;;(IF(OR([.BH7]=&quot;&quot;;[.BH7]=0);0;1)))">
            <text:p/>
          </table:table-cell>
          <table:table-cell table:style-name="ce47" table:formula="of:=IF([.BI$3]=&quot;&quot;;&quot;&quot;;(IF(OR([.BI7]=&quot;&quot;;[.BI7]=0);0;1)))">
            <text:p/>
          </table:table-cell>
          <table:table-cell table:style-name="ce47" table:formula="of:=IF([.BJ$3]=&quot;&quot;;&quot;&quot;;(IF(OR([.BJ7]=&quot;&quot;;[.BJ7]=0);0;1)))">
            <text:p/>
          </table:table-cell>
          <table:table-cell table:style-name="ce47" table:formula="of:=IF([.BK$3]=&quot;&quot;;&quot;&quot;;(IF(OR([.BK7]=&quot;&quot;;[.BK7]=0);0;1)))">
            <text:p/>
          </table:table-cell>
          <table:table-cell table:style-name="ce47" table:formula="of:=IF([.BL$3]=&quot;&quot;;&quot;&quot;;(IF(OR([.BL7]=&quot;&quot;;[.BL7]=0);0;1)))">
            <text:p/>
          </table:table-cell>
          <table:table-cell table:style-name="ce47" table:formula="of:=IF([.BM$3]=&quot;&quot;;&quot;&quot;;(IF(OR([.BM7]=&quot;&quot;;[.BM7]=0);0;1)))">
            <text:p/>
          </table:table-cell>
          <table:table-cell table:style-name="ce47" table:formula="of:=IF([.BN$3]=&quot;&quot;;&quot;&quot;;(IF(OR([.BN7]=&quot;&quot;;[.BN7]=0);0;1)))">
            <text:p/>
          </table:table-cell>
          <table:table-cell table:style-name="ce47" table:formula="of:=IF([.BO$3]=&quot;&quot;;&quot;&quot;;(IF(OR([.BO7]=&quot;&quot;;[.BO7]=0);0;1)))">
            <text:p/>
          </table:table-cell>
          <table:table-cell table:style-name="ce47" table:formula="of:=IF([.BP$3]=&quot;&quot;;&quot;&quot;;(IF(OR([.BP7]=&quot;&quot;;[.BP7]=0);0;1)))">
            <text:p/>
          </table:table-cell>
          <table:table-cell table:style-name="ce47" table:formula="of:=IF([.BQ$3]=&quot;&quot;;&quot;&quot;;(IF(OR([.BQ7]=&quot;&quot;;[.BQ7]=0);0;1)))">
            <text:p/>
          </table:table-cell>
          <table:table-cell table:style-name="ce47" table:formula="of:=IF([.BR$3]=&quot;&quot;;&quot;&quot;;(IF(OR([.BR7]=&quot;&quot;;[.BR7]=0);0;1)))">
            <text:p/>
          </table:table-cell>
          <table:table-cell table:style-name="ce47" table:formula="of:=IF([.BS$3]=&quot;&quot;;&quot;&quot;;(IF(OR([.BS7]=&quot;&quot;;[.BS7]=0);0;1)))">
            <text:p/>
          </table:table-cell>
          <table:table-cell table:style-name="ce47" table:formula="of:=IF([.BT$3]=&quot;&quot;;&quot;&quot;;(IF(OR([.BT7]=&quot;&quot;;[.BT7]=0);0;1)))">
            <text:p/>
          </table:table-cell>
          <table:table-cell table:style-name="ce47" table:formula="of:=IF([.BU$3]=&quot;&quot;;&quot;&quot;;(IF(OR([.BU7]=&quot;&quot;;[.BU7]=0);0;1)))">
            <text:p/>
          </table:table-cell>
          <table:table-cell table:style-name="ce47" table:formula="of:=IF([.BV$3]=&quot;&quot;;&quot;&quot;;(IF(OR([.BV7]=&quot;&quot;;[.BV7]=0);0;1)))">
            <text:p/>
          </table:table-cell>
          <table:table-cell table:style-name="ce47" table:formula="of:=IF([.BW$3]=&quot;&quot;;&quot;&quot;;(IF(OR([.BW7]=&quot;&quot;;[.BW7]=0);0;1)))">
            <text:p/>
          </table:table-cell>
          <table:table-cell table:style-name="ce47" table:formula="of:=IF([.BX$3]=&quot;&quot;;&quot;&quot;;(IF(OR([.BX7]=&quot;&quot;;[.BX7]=0);0;1)))">
            <text:p/>
          </table:table-cell>
          <table:table-cell table:style-name="ce47" table:formula="of:=IF([.BY$3]=&quot;&quot;;&quot;&quot;;(IF(OR([.BY7]=&quot;&quot;;[.BY7]=0);0;1)))">
            <text:p/>
          </table:table-cell>
          <table:table-cell table:style-name="ce47" table:formula="of:=IF([.BZ$3]=&quot;&quot;;&quot;&quot;;(IF(OR([.BZ7]=&quot;&quot;;[.BZ7]=0);0;1)))">
            <text:p/>
          </table:table-cell>
          <table:table-cell table:style-name="ce47" table:formula="of:=IF([.CA$3]=&quot;&quot;;&quot;&quot;;(IF(OR([.CA7]=&quot;&quot;;[.CA7]=0);0;1)))">
            <text:p/>
          </table:table-cell>
          <table:table-cell table:style-name="ce47" table:formula="of:=IF([.CB$3]=&quot;&quot;;&quot;&quot;;(IF(OR([.CB7]=&quot;&quot;;[.CB7]=0);0;1)))">
            <text:p/>
          </table:table-cell>
          <table:table-cell table:style-name="ce47" table:formula="of:=IF([.CC$3]=&quot;&quot;;&quot;&quot;;(IF(OR([.CC7]=&quot;&quot;;[.CC7]=0);0;1)))">
            <text:p/>
          </table:table-cell>
          <table:table-cell table:style-name="ce47" table:formula="of:=IF([.CD$3]=&quot;&quot;;&quot;&quot;;(IF(OR([.CD7]=&quot;&quot;;[.CD7]=0);0;1)))">
            <text:p/>
          </table:table-cell>
          <table:table-cell table:style-name="ce47" table:formula="of:=IF([.CE$3]=&quot;&quot;;&quot;&quot;;(IF(OR([.CE7]=&quot;&quot;;[.CE7]=0);0;1)))">
            <text:p/>
          </table:table-cell>
          <table:table-cell table:style-name="ce47" table:formula="of:=IF([.CF$3]=&quot;&quot;;&quot;&quot;;(IF(OR([.CF7]=&quot;&quot;;[.CF7]=0);0;1)))">
            <text:p/>
          </table:table-cell>
          <table:table-cell table:style-name="ce47" table:formula="of:=IF([.CG$3]=&quot;&quot;;&quot;&quot;;(IF(OR([.CG7]=&quot;&quot;;[.CG7]=0);0;1)))">
            <text:p/>
          </table:table-cell>
          <table:table-cell table:style-name="ce47" table:formula="of:=IF([.CH$3]=&quot;&quot;;&quot;&quot;;(IF(OR([.CH7]=&quot;&quot;;[.CH7]=0);0;1)))">
            <text:p/>
          </table:table-cell>
          <table:table-cell table:style-name="ce47" table:formula="of:=IF([.CI$3]=&quot;&quot;;&quot;&quot;;(IF(OR([.CI7]=&quot;&quot;;[.CI7]=0);0;1)))">
            <text:p/>
          </table:table-cell>
          <table:table-cell table:style-name="ce47" table:formula="of:=IF([.CJ$3]=&quot;&quot;;&quot;&quot;;(IF(OR([.CJ7]=&quot;&quot;;[.CJ7]=0);0;1)))">
            <text:p/>
          </table:table-cell>
          <table:table-cell table:style-name="ce47" table:formula="of:=IF([.CK$3]=&quot;&quot;;&quot;&quot;;(IF(OR([.CK7]=&quot;&quot;;[.CK7]=0);0;1)))">
            <text:p/>
          </table:table-cell>
          <table:table-cell table:style-name="ce47" table:formula="of:=IF([.CL$3]=&quot;&quot;;&quot;&quot;;(IF(OR([.CL7]=&quot;&quot;;[.CL7]=0);0;1)))">
            <text:p/>
          </table:table-cell>
          <table:table-cell table:style-name="ce47" table:formula="of:=IF([.CM$3]=&quot;&quot;;&quot;&quot;;(IF(OR([.CM7]=&quot;&quot;;[.CM7]=0);0;1)))">
            <text:p/>
          </table:table-cell>
          <table:table-cell table:style-name="ce47" table:formula="of:=IF([.CN$3]=&quot;&quot;;&quot;&quot;;(IF(OR([.CN7]=&quot;&quot;;[.CN7]=0);0;1)))">
            <text:p/>
          </table:table-cell>
          <table:table-cell table:style-name="ce47" table:formula="of:=IF([.CO$3]=&quot;&quot;;&quot;&quot;;(IF(OR([.CO7]=&quot;&quot;;[.CO7]=0);0;1)))">
            <text:p/>
          </table:table-cell>
          <table:table-cell table:style-name="ce47" table:formula="of:=IF([.CP$3]=&quot;&quot;;&quot;&quot;;(IF(OR([.CP7]=&quot;&quot;;[.CP7]=0);0;1)))">
            <text:p/>
          </table:table-cell>
          <table:table-cell table:style-name="ce47" table:formula="of:=IF([.CQ$3]=&quot;&quot;;&quot;&quot;;(IF(OR([.CQ7]=&quot;&quot;;[.CQ7]=0);0;1)))">
            <text:p/>
          </table:table-cell>
          <table:table-cell table:style-name="ce47" table:formula="of:=IF([.CR$3]=&quot;&quot;;&quot;&quot;;(IF(OR([.CR7]=&quot;&quot;;[.CR7]=0);0;1)))">
            <text:p/>
          </table:table-cell>
          <table:table-cell table:style-name="ce47" table:formula="of:=IF([.CS$3]=&quot;&quot;;&quot;&quot;;(IF(OR([.CS7]=&quot;&quot;;[.CS7]=0);0;1)))">
            <text:p/>
          </table:table-cell>
          <table:table-cell table:style-name="ce47" table:formula="of:=IF([.CT$3]=&quot;&quot;;&quot;&quot;;(IF(OR([.CT7]=&quot;&quot;;[.CT7]=0);0;1)))">
            <text:p/>
          </table:table-cell>
          <table:table-cell table:style-name="ce47" table:formula="of:=IF([.CU$3]=&quot;&quot;;&quot;&quot;;(IF(OR([.CU7]=&quot;&quot;;[.CU7]=0);0;1)))">
            <text:p/>
          </table:table-cell>
          <table:table-cell table:style-name="ce47" table:formula="of:=IF([.CV$3]=&quot;&quot;;&quot;&quot;;(IF(OR([.CV7]=&quot;&quot;;[.CV7]=0);0;1)))">
            <text:p/>
          </table:table-cell>
          <table:table-cell table:style-name="ce47" table:formula="of:=IF([.CW$3]=&quot;&quot;;&quot;&quot;;(IF(OR([.CW7]=&quot;&quot;;[.CW7]=0);0;1)))">
            <text:p/>
          </table:table-cell>
          <table:table-cell table:style-name="ce47" table:formula="of:=IF([.CX$3]=&quot;&quot;;&quot;&quot;;(IF(OR([.CX7]=&quot;&quot;;[.CX7]=0);0;1)))">
            <text:p/>
          </table:table-cell>
          <table:table-cell table:style-name="ce47" table:formula="of:=IF([.CY$3]=&quot;&quot;;&quot;&quot;;(IF(OR([.CY7]=&quot;&quot;;[.CY7]=0);0;1)))">
            <text:p/>
          </table:table-cell>
          <table:table-cell table:style-name="ce47" table:formula="of:=IF([.CZ$3]=&quot;&quot;;&quot;&quot;;(IF(OR([.CZ7]=&quot;&quot;;[.CZ7]=0);0;1)))">
            <text:p/>
          </table:table-cell>
          <table:table-cell table:style-name="ce47" table:formula="of:=IF([.DA$3]=&quot;&quot;;&quot;&quot;;(IF(OR([.DA7]=&quot;&quot;;[.DA7]=0);0;1)))">
            <text:p/>
          </table:table-cell>
          <table:table-cell table:style-name="ce47" table:formula="of:=IF([.DB$3]=&quot;&quot;;&quot;&quot;;(IF(OR([.DB7]=&quot;&quot;;[.DB7]=0);0;1)))">
            <text:p/>
          </table:table-cell>
          <table:table-cell table:style-name="ce47" table:formula="of:=IF([.DC$3]=&quot;&quot;;&quot;&quot;;(IF(OR([.DC7]=&quot;&quot;;[.DC7]=0);0;1)))">
            <text:p/>
          </table:table-cell>
          <table:table-cell table:style-name="ce47" table:formula="of:=IF([.DD$3]=&quot;&quot;;&quot;&quot;;(IF(OR([.DD7]=&quot;&quot;;[.DD7]=0);0;1)))">
            <text:p/>
          </table:table-cell>
          <table:table-cell table:style-name="ce47" table:formula="of:=IF([.DE$3]=&quot;&quot;;&quot;&quot;;(IF(OR([.DE7]=&quot;&quot;;[.DE7]=0);0;1)))">
            <text:p/>
          </table:table-cell>
          <table:table-cell table:style-name="ce47" table:formula="of:=IF([.DF$3]=&quot;&quot;;&quot;&quot;;(IF(OR([.DF7]=&quot;&quot;;[.DF7]=0);0;1)))">
            <text:p/>
          </table:table-cell>
          <table:table-cell table:style-name="ce47" table:formula="of:=IF([.DG$3]=&quot;&quot;;&quot;&quot;;(IF(OR([.DG7]=&quot;&quot;;[.DG7]=0);0;1)))">
            <text:p/>
          </table:table-cell>
          <table:table-cell table:style-name="ce47" table:formula="of:=IF([.DH$3]=&quot;&quot;;&quot;&quot;;(IF(OR([.DH7]=&quot;&quot;;[.DH7]=0);0;1)))">
            <text:p/>
          </table:table-cell>
          <table:table-cell table:style-name="ce47" table:formula="of:=IF([.DI$3]=&quot;&quot;;&quot;&quot;;(IF(OR([.DI7]=&quot;&quot;;[.DI7]=0);0;1)))">
            <text:p/>
          </table:table-cell>
          <table:table-cell table:style-name="ce47" table:formula="of:=IF([.DJ$3]=&quot;&quot;;&quot;&quot;;(IF(OR([.DJ7]=&quot;&quot;;[.DJ7]=0);0;1)))">
            <text:p/>
          </table:table-cell>
          <table:table-cell table:style-name="ce47" table:formula="of:=IF([.DK$3]=&quot;&quot;;&quot;&quot;;(IF(OR([.DK7]=&quot;&quot;;[.DK7]=0);0;1)))">
            <text:p/>
          </table:table-cell>
          <table:table-cell table:style-name="ce47" table:formula="of:=IF([.DL$3]=&quot;&quot;;&quot;&quot;;(IF(OR([.DL7]=&quot;&quot;;[.DL7]=0);0;1)))">
            <text:p/>
          </table:table-cell>
          <table:table-cell table:style-name="ce47" table:formula="of:=IF([.DM$3]=&quot;&quot;;&quot;&quot;;(IF(OR([.DM7]=&quot;&quot;;[.DM7]=0);0;1)))">
            <text:p/>
          </table:table-cell>
          <table:table-cell table:style-name="ce47" table:formula="of:=IF([.DN$3]=&quot;&quot;;&quot;&quot;;(IF(OR([.DN7]=&quot;&quot;;[.DN7]=0);0;1)))">
            <text:p/>
          </table:table-cell>
          <table:table-cell table:style-name="ce47" table:formula="of:=IF([.DO$3]=&quot;&quot;;&quot;&quot;;(IF(OR([.DO7]=&quot;&quot;;[.DO7]=0);0;1)))">
            <text:p/>
          </table:table-cell>
          <table:table-cell table:style-name="ce47" table:formula="of:=IF([.DP$3]=&quot;&quot;;&quot;&quot;;(IF(OR([.DP7]=&quot;&quot;;[.DP7]=0);0;1)))">
            <text:p/>
          </table:table-cell>
          <table:table-cell table:style-name="ce47" table:formula="of:=IF([.DQ$3]=&quot;&quot;;&quot;&quot;;(IF(OR([.DQ7]=&quot;&quot;;[.DQ7]=0);0;1)))">
            <text:p/>
          </table:table-cell>
          <table:table-cell table:style-name="ce47" table:formula="of:=IF([.DR$3]=&quot;&quot;;&quot;&quot;;(IF(OR([.DR7]=&quot;&quot;;[.DR7]=0);0;1)))">
            <text:p/>
          </table:table-cell>
          <table:table-cell table:style-name="ce47" table:formula="of:=IF([.DS$3]=&quot;&quot;;&quot;&quot;;(IF(OR([.DS7]=&quot;&quot;;[.DS7]=0);0;1)))">
            <text:p/>
          </table:table-cell>
          <table:table-cell table:style-name="ce47" table:formula="of:=IF([.DT$3]=&quot;&quot;;&quot;&quot;;(IF(OR([.DT7]=&quot;&quot;;[.DT7]=0);0;1)))">
            <text:p/>
          </table:table-cell>
          <table:table-cell table:style-name="ce47" table:formula="of:=IF([.DU$3]=&quot;&quot;;&quot;&quot;;(IF(OR([.DU7]=&quot;&quot;;[.DU7]=0);0;1)))">
            <text:p/>
          </table:table-cell>
          <table:table-cell table:style-name="ce47" table:formula="of:=IF([.DV$3]=&quot;&quot;;&quot;&quot;;(IF(OR([.DV7]=&quot;&quot;;[.DV7]=0);0;1)))">
            <text:p/>
          </table:table-cell>
          <table:table-cell table:style-name="ce47" table:formula="of:=IF([.DW$3]=&quot;&quot;;&quot;&quot;;(IF(OR([.DW7]=&quot;&quot;;[.DW7]=0);0;1)))">
            <text:p/>
          </table:table-cell>
          <table:table-cell table:style-name="ce47" table:formula="of:=IF([.DX$3]=&quot;&quot;;&quot;&quot;;(IF(OR([.DX7]=&quot;&quot;;[.DX7]=0);0;1)))">
            <text:p/>
          </table:table-cell>
          <table:table-cell table:style-name="ce47" table:formula="of:=IF([.DY$3]=&quot;&quot;;&quot;&quot;;(IF(OR([.DY7]=&quot;&quot;;[.DY7]=0);0;1)))">
            <text:p/>
          </table:table-cell>
          <table:table-cell table:style-name="ce47" table:formula="of:=IF([.DZ$3]=&quot;&quot;;&quot;&quot;;(IF(OR([.DZ7]=&quot;&quot;;[.DZ7]=0);0;1)))">
            <text:p/>
          </table:table-cell>
          <table:table-cell table:style-name="ce47" table:formula="of:=IF([.EA$3]=&quot;&quot;;&quot;&quot;;(IF(OR([.EA7]=&quot;&quot;;[.EA7]=0);0;1)))">
            <text:p/>
          </table:table-cell>
          <table:table-cell table:style-name="ce47" table:formula="of:=IF([.EB$3]=&quot;&quot;;&quot;&quot;;(IF(OR([.EB7]=&quot;&quot;;[.EB7]=0);0;1)))">
            <text:p/>
          </table:table-cell>
          <table:table-cell table:style-name="ce47" table:formula="of:=IF([.EC$3]=&quot;&quot;;&quot;&quot;;(IF(OR([.EC7]=&quot;&quot;;[.EC7]=0);0;1)))">
            <text:p/>
          </table:table-cell>
          <table:table-cell table:style-name="ce47" table:formula="of:=IF([.ED$3]=&quot;&quot;;&quot;&quot;;(IF(OR([.ED7]=&quot;&quot;;[.ED7]=0);0;1)))">
            <text:p/>
          </table:table-cell>
          <table:table-cell table:style-name="ce47" table:formula="of:=IF([.EE$3]=&quot;&quot;;&quot;&quot;;(IF(OR([.EE7]=&quot;&quot;;[.EE7]=0);0;1)))">
            <text:p/>
          </table:table-cell>
          <table:table-cell table:style-name="ce47" table:formula="of:=IF([.EF$3]=&quot;&quot;;&quot;&quot;;(IF(OR([.EF7]=&quot;&quot;;[.EF7]=0);0;1)))">
            <text:p/>
          </table:table-cell>
          <table:table-cell table:style-name="ce47" table:formula="of:=IF([.EG$3]=&quot;&quot;;&quot;&quot;;(IF(OR([.EG7]=&quot;&quot;;[.EG7]=0);0;1)))">
            <text:p/>
          </table:table-cell>
          <table:table-cell table:style-name="ce47" table:formula="of:=IF([.EH$3]=&quot;&quot;;&quot;&quot;;(IF(OR([.EH7]=&quot;&quot;;[.EH7]=0);0;1)))">
            <text:p/>
          </table:table-cell>
          <table:table-cell table:style-name="ce47" table:formula="of:=IF([.EI$3]=&quot;&quot;;&quot;&quot;;(IF(OR([.EI7]=&quot;&quot;;[.EI7]=0);0;1)))">
            <text:p/>
          </table:table-cell>
          <table:table-cell table:style-name="ce47" table:formula="of:=IF([.EJ$3]=&quot;&quot;;&quot;&quot;;(IF(OR([.EJ7]=&quot;&quot;;[.EJ7]=0);0;1)))">
            <text:p/>
          </table:table-cell>
          <table:table-cell table:style-name="ce47" table:formula="of:=IF([.EK$3]=&quot;&quot;;&quot;&quot;;(IF(OR([.EK7]=&quot;&quot;;[.EK7]=0);0;1)))">
            <text:p/>
          </table:table-cell>
          <table:table-cell table:style-name="ce47" table:formula="of:=IF([.EL$3]=&quot;&quot;;&quot;&quot;;(IF(OR([.EL7]=&quot;&quot;;[.EL7]=0);0;1)))">
            <text:p/>
          </table:table-cell>
          <table:table-cell table:style-name="ce47" table:formula="of:=IF([.EM$3]=&quot;&quot;;&quot;&quot;;(IF(OR([.EM7]=&quot;&quot;;[.EM7]=0);0;1)))">
            <text:p/>
          </table:table-cell>
          <table:table-cell table:style-name="ce47" table:formula="of:=IF([.EN$3]=&quot;&quot;;&quot;&quot;;(IF(OR([.EN7]=&quot;&quot;;[.EN7]=0);0;1)))">
            <text:p/>
          </table:table-cell>
          <table:table-cell table:style-name="ce47" table:formula="of:=IF([.EO$3]=&quot;&quot;;&quot;&quot;;(IF(OR([.EO7]=&quot;&quot;;[.EO7]=0);0;1)))">
            <text:p/>
          </table:table-cell>
          <table:table-cell table:style-name="ce47" table:formula="of:=IF([.EP$3]=&quot;&quot;;&quot;&quot;;(IF(OR([.EP7]=&quot;&quot;;[.EP7]=0);0;1)))">
            <text:p/>
          </table:table-cell>
          <table:table-cell table:style-name="ce47" table:formula="of:=IF([.EQ$3]=&quot;&quot;;&quot;&quot;;(IF(OR([.EQ7]=&quot;&quot;;[.EQ7]=0);0;1)))">
            <text:p/>
          </table:table-cell>
          <table:table-cell table:style-name="ce47" table:formula="of:=IF([.ER$3]=&quot;&quot;;&quot;&quot;;(IF(OR([.ER7]=&quot;&quot;;[.ER7]=0);0;1)))">
            <text:p/>
          </table:table-cell>
          <table:table-cell table:style-name="ce47" table:formula="of:=IF([.ES$3]=&quot;&quot;;&quot;&quot;;(IF(OR([.ES7]=&quot;&quot;;[.ES7]=0);0;1)))">
            <text:p/>
          </table:table-cell>
          <table:table-cell table:style-name="ce47" table:formula="of:=IF([.ET$3]=&quot;&quot;;&quot;&quot;;(IF(OR([.ET7]=&quot;&quot;;[.ET7]=0);0;1)))">
            <text:p/>
          </table:table-cell>
          <table:table-cell table:style-name="ce47" table:formula="of:=IF([.EU$3]=&quot;&quot;;&quot;&quot;;(IF(OR([.EU7]=&quot;&quot;;[.EU7]=0);0;1)))">
            <text:p/>
          </table:table-cell>
          <table:table-cell table:style-name="ce47" table:formula="of:=IF([.EV$3]=&quot;&quot;;&quot;&quot;;(IF(OR([.EV7]=&quot;&quot;;[.EV7]=0);0;1)))">
            <text:p/>
          </table:table-cell>
          <table:table-cell table:style-name="ce47" table:formula="of:=IF([.EW$3]=&quot;&quot;;&quot;&quot;;(IF(OR([.EW7]=&quot;&quot;;[.EW7]=0);0;1)))">
            <text:p/>
          </table:table-cell>
          <table:table-cell table:style-name="ce47" table:formula="of:=IF([.EX$3]=&quot;&quot;;&quot;&quot;;(IF(OR([.EX7]=&quot;&quot;;[.EX7]=0);0;1)))">
            <text:p/>
          </table:table-cell>
          <table:table-cell table:style-name="ce47" table:formula="of:=IF([.EY$3]=&quot;&quot;;&quot;&quot;;(IF(OR([.EY7]=&quot;&quot;;[.EY7]=0);0;1)))">
            <text:p/>
          </table:table-cell>
          <table:table-cell table:style-name="ce47" table:formula="of:=IF([.EZ$3]=&quot;&quot;;&quot;&quot;;(IF(OR([.EZ7]=&quot;&quot;;[.EZ7]=0);0;1)))">
            <text:p/>
          </table:table-cell>
          <table:table-cell table:style-name="ce47" table:formula="of:=IF([.FA$3]=&quot;&quot;;&quot;&quot;;(IF(OR([.FA7]=&quot;&quot;;[.FA7]=0);0;1)))">
            <text:p/>
          </table:table-cell>
          <table:table-cell table:style-name="ce47" table:formula="of:=IF([.FB$3]=&quot;&quot;;&quot;&quot;;(IF(OR([.FB7]=&quot;&quot;;[.FB7]=0);0;1)))">
            <text:p/>
          </table:table-cell>
          <table:table-cell table:style-name="ce47" table:formula="of:=IF([.FC$3]=&quot;&quot;;&quot;&quot;;(IF(OR([.FC7]=&quot;&quot;;[.FC7]=0);0;1)))">
            <text:p/>
          </table:table-cell>
          <table:table-cell table:style-name="ce47" table:formula="of:=IF([.FD$3]=&quot;&quot;;&quot;&quot;;(IF(OR([.FD7]=&quot;&quot;;[.FD7]=0);0;1)))">
            <text:p/>
          </table:table-cell>
          <table:table-cell table:style-name="ce47" table:formula="of:=IF([.FE$3]=&quot;&quot;;&quot;&quot;;(IF(OR([.FE7]=&quot;&quot;;[.FE7]=0);0;1)))">
            <text:p/>
          </table:table-cell>
          <table:table-cell table:style-name="ce47" table:formula="of:=IF([.FF$3]=&quot;&quot;;&quot;&quot;;(IF(OR([.FF7]=&quot;&quot;;[.FF7]=0);0;1)))">
            <text:p/>
          </table:table-cell>
          <table:table-cell table:style-name="ce47" table:formula="of:=IF([.FG$3]=&quot;&quot;;&quot;&quot;;(IF(OR([.FG7]=&quot;&quot;;[.FG7]=0);0;1)))">
            <text:p/>
          </table:table-cell>
          <table:table-cell table:style-name="ce47" table:formula="of:=IF([.FH$3]=&quot;&quot;;&quot;&quot;;(IF(OR([.FH7]=&quot;&quot;;[.FH7]=0);0;1)))">
            <text:p/>
          </table:table-cell>
          <table:table-cell table:style-name="ce47" table:formula="of:=IF([.FI$3]=&quot;&quot;;&quot;&quot;;(IF(OR([.FI7]=&quot;&quot;;[.FI7]=0);0;1)))">
            <text:p/>
          </table:table-cell>
          <table:table-cell table:style-name="ce47" table:formula="of:=IF([.FJ$3]=&quot;&quot;;&quot;&quot;;(IF(OR([.FJ7]=&quot;&quot;;[.FJ7]=0);0;1)))">
            <text:p/>
          </table:table-cell>
          <table:table-cell table:style-name="ce47" table:formula="of:=IF([.FK$3]=&quot;&quot;;&quot;&quot;;(IF(OR([.FK7]=&quot;&quot;;[.FK7]=0);0;1)))">
            <text:p/>
          </table:table-cell>
          <table:table-cell table:style-name="ce47" table:formula="of:=IF([.FL$3]=&quot;&quot;;&quot;&quot;;(IF(OR([.FL7]=&quot;&quot;;[.FL7]=0);0;1)))">
            <text:p/>
          </table:table-cell>
          <table:table-cell table:style-name="ce47" table:formula="of:=IF([.FM$3]=&quot;&quot;;&quot;&quot;;(IF(OR([.FM7]=&quot;&quot;;[.FM7]=0);0;1)))">
            <text:p/>
          </table:table-cell>
          <table:table-cell table:style-name="ce47" table:formula="of:=IF([.FN$3]=&quot;&quot;;&quot;&quot;;(IF(OR([.FN7]=&quot;&quot;;[.FN7]=0);0;1)))">
            <text:p/>
          </table:table-cell>
          <table:table-cell table:style-name="ce47" table:formula="of:=IF([.FO$3]=&quot;&quot;;&quot;&quot;;(IF(OR([.FO7]=&quot;&quot;;[.FO7]=0);0;1)))">
            <text:p/>
          </table:table-cell>
          <table:table-cell table:style-name="ce47" table:formula="of:=IF([.FP$3]=&quot;&quot;;&quot;&quot;;(IF(OR([.FP7]=&quot;&quot;;[.FP7]=0);0;1)))">
            <text:p/>
          </table:table-cell>
          <table:table-cell table:style-name="ce47" table:formula="of:=IF([.FQ$3]=&quot;&quot;;&quot;&quot;;(IF(OR([.FQ7]=&quot;&quot;;[.FQ7]=0);0;1)))">
            <text:p/>
          </table:table-cell>
          <table:table-cell table:style-name="ce47" table:formula="of:=IF([.FR$3]=&quot;&quot;;&quot;&quot;;(IF(OR([.FR7]=&quot;&quot;;[.FR7]=0);0;1)))">
            <text:p/>
          </table:table-cell>
          <table:table-cell table:style-name="ce47" table:formula="of:=IF([.FS$3]=&quot;&quot;;&quot;&quot;;(IF(OR([.FS7]=&quot;&quot;;[.FS7]=0);0;1)))">
            <text:p/>
          </table:table-cell>
          <table:table-cell table:style-name="ce47" table:formula="of:=IF([.FT$3]=&quot;&quot;;&quot;&quot;;(IF(OR([.FT7]=&quot;&quot;;[.FT7]=0);0;1)))">
            <text:p/>
          </table:table-cell>
          <table:table-cell table:style-name="ce47" table:formula="of:=IF([.FU$3]=&quot;&quot;;&quot;&quot;;(IF(OR([.FU7]=&quot;&quot;;[.FU7]=0);0;1)))">
            <text:p/>
          </table:table-cell>
          <table:table-cell table:style-name="ce47" table:formula="of:=IF([.FV$3]=&quot;&quot;;&quot;&quot;;(IF(OR([.FV7]=&quot;&quot;;[.FV7]=0);0;1)))">
            <text:p/>
          </table:table-cell>
          <table:table-cell table:style-name="ce47" table:formula="of:=IF([.FW$3]=&quot;&quot;;&quot;&quot;;(IF(OR([.FW7]=&quot;&quot;;[.FW7]=0);0;1)))">
            <text:p/>
          </table:table-cell>
          <table:table-cell table:style-name="ce47" table:formula="of:=IF([.FX$3]=&quot;&quot;;&quot;&quot;;(IF(OR([.FX7]=&quot;&quot;;[.FX7]=0);0;1)))">
            <text:p/>
          </table:table-cell>
          <table:table-cell table:style-name="ce47" table:formula="of:=IF([.FY$3]=&quot;&quot;;&quot;&quot;;(IF(OR([.FY7]=&quot;&quot;;[.FY7]=0);0;1)))">
            <text:p/>
          </table:table-cell>
          <table:table-cell table:style-name="ce47" table:formula="of:=IF([.FZ$3]=&quot;&quot;;&quot;&quot;;(IF(OR([.FZ7]=&quot;&quot;;[.FZ7]=0);0;1)))">
            <text:p/>
          </table:table-cell>
          <table:table-cell table:style-name="ce47" table:formula="of:=IF([.GA$3]=&quot;&quot;;&quot;&quot;;(IF(OR([.GA7]=&quot;&quot;;[.GA7]=0);0;1)))">
            <text:p/>
          </table:table-cell>
          <table:table-cell table:style-name="ce47" table:formula="of:=IF([.GB$3]=&quot;&quot;;&quot;&quot;;(IF(OR([.GB7]=&quot;&quot;;[.GB7]=0);0;1)))">
            <text:p/>
          </table:table-cell>
          <table:table-cell table:style-name="ce47" table:formula="of:=IF([.GC$3]=&quot;&quot;;&quot;&quot;;(IF(OR([.GC7]=&quot;&quot;;[.GC7]=0);0;1)))">
            <text:p/>
          </table:table-cell>
          <table:table-cell table:style-name="ce47" table:formula="of:=IF([.GD$3]=&quot;&quot;;&quot;&quot;;(IF(OR([.GD7]=&quot;&quot;;[.GD7]=0);0;1)))">
            <text:p/>
          </table:table-cell>
          <table:table-cell table:style-name="ce47" table:formula="of:=IF([.GE$3]=&quot;&quot;;&quot;&quot;;(IF(OR([.GE7]=&quot;&quot;;[.GE7]=0);0;1)))">
            <text:p/>
          </table:table-cell>
          <table:table-cell table:style-name="ce47" table:formula="of:=IF([.GF$3]=&quot;&quot;;&quot;&quot;;(IF(OR([.GF7]=&quot;&quot;;[.GF7]=0);0;1)))">
            <text:p/>
          </table:table-cell>
          <table:table-cell table:style-name="ce47" table:formula="of:=IF([.GG$3]=&quot;&quot;;&quot;&quot;;(IF(OR([.GG7]=&quot;&quot;;[.GG7]=0);0;1)))">
            <text:p/>
          </table:table-cell>
          <table:table-cell table:style-name="ce47" table:formula="of:=IF([.GH$3]=&quot;&quot;;&quot;&quot;;(IF(OR([.GH7]=&quot;&quot;;[.GH7]=0);0;1)))">
            <text:p/>
          </table:table-cell>
          <table:table-cell table:style-name="ce47" table:formula="of:=IF([.GI$3]=&quot;&quot;;&quot;&quot;;(IF(OR([.GI7]=&quot;&quot;;[.GI7]=0);0;1)))">
            <text:p/>
          </table:table-cell>
          <table:table-cell table:style-name="ce47" table:formula="of:=IF([.GJ$3]=&quot;&quot;;&quot;&quot;;(IF(OR([.GJ7]=&quot;&quot;;[.GJ7]=0);0;1)))">
            <text:p/>
          </table:table-cell>
          <table:table-cell table:style-name="ce47" table:formula="of:=IF([.GK$3]=&quot;&quot;;&quot;&quot;;(IF(OR([.GK7]=&quot;&quot;;[.GK7]=0);0;1)))">
            <text:p/>
          </table:table-cell>
          <table:table-cell table:style-name="ce47" table:formula="of:=IF([.GL$3]=&quot;&quot;;&quot;&quot;;(IF(OR([.GL7]=&quot;&quot;;[.GL7]=0);0;1)))">
            <text:p/>
          </table:table-cell>
          <table:table-cell table:style-name="ce47" table:formula="of:=IF([.GM$3]=&quot;&quot;;&quot;&quot;;(IF(OR([.GM7]=&quot;&quot;;[.GM7]=0);0;1)))">
            <text:p/>
          </table:table-cell>
          <table:table-cell table:style-name="ce47" table:formula="of:=IF([.GN$3]=&quot;&quot;;&quot;&quot;;(IF(OR([.GN7]=&quot;&quot;;[.GN7]=0);0;1)))">
            <text:p/>
          </table:table-cell>
          <table:table-cell table:style-name="ce47" table:formula="of:=IF([.GO$3]=&quot;&quot;;&quot;&quot;;(IF(OR([.GO7]=&quot;&quot;;[.GO7]=0);0;1)))">
            <text:p/>
          </table:table-cell>
          <table:table-cell table:style-name="ce47" table:formula="of:=IF([.GP$3]=&quot;&quot;;&quot;&quot;;(IF(OR([.GP7]=&quot;&quot;;[.GP7]=0);0;1)))">
            <text:p/>
          </table:table-cell>
          <table:table-cell table:style-name="ce47" table:formula="of:=IF([.GQ$3]=&quot;&quot;;&quot;&quot;;(IF(OR([.GQ7]=&quot;&quot;;[.GQ7]=0);0;1)))">
            <text:p/>
          </table:table-cell>
          <table:table-cell table:style-name="ce47" table:formula="of:=IF([.GR$3]=&quot;&quot;;&quot;&quot;;(IF(OR([.GR7]=&quot;&quot;;[.GR7]=0);0;1)))">
            <text:p/>
          </table:table-cell>
          <table:table-cell table:style-name="ce47" table:formula="of:=IF([.GS$3]=&quot;&quot;;&quot;&quot;;(IF(OR([.GS7]=&quot;&quot;;[.GS7]=0);0;1)))">
            <text:p/>
          </table:table-cell>
          <table:table-cell table:style-name="ce47" table:formula="of:=IF([.GT$3]=&quot;&quot;;&quot;&quot;;(IF(OR([.GT7]=&quot;&quot;;[.GT7]=0);0;1)))">
            <text:p/>
          </table:table-cell>
          <table:table-cell table:style-name="ce47" table:formula="of:=IF([.GU$3]=&quot;&quot;;&quot;&quot;;(IF(OR([.GU7]=&quot;&quot;;[.GU7]=0);0;1)))">
            <text:p/>
          </table:table-cell>
          <table:table-cell table:style-name="ce47" table:formula="of:=IF([.GV$3]=&quot;&quot;;&quot;&quot;;(IF(OR([.GV7]=&quot;&quot;;[.GV7]=0);0;1)))">
            <text:p/>
          </table:table-cell>
          <table:table-cell table:style-name="ce47" table:formula="of:=IF([.GW$3]=&quot;&quot;;&quot;&quot;;(IF(OR([.GW7]=&quot;&quot;;[.GW7]=0);0;1)))">
            <text:p/>
          </table:table-cell>
          <table:table-cell table:style-name="ce47" table:formula="of:=IF([.GX$3]=&quot;&quot;;&quot;&quot;;(IF(OR([.GX7]=&quot;&quot;;[.GX7]=0);0;1)))">
            <text:p/>
          </table:table-cell>
          <table:table-cell table:style-name="ce47" table:formula="of:=IF([.GY$3]=&quot;&quot;;&quot;&quot;;(IF(OR([.GY7]=&quot;&quot;;[.GY7]=0);0;1)))">
            <text:p/>
          </table:table-cell>
          <table:table-cell table:style-name="ce47" table:formula="of:=IF([.GZ$3]=&quot;&quot;;&quot;&quot;;(IF(OR([.GZ7]=&quot;&quot;;[.GZ7]=0);0;1)))">
            <text:p/>
          </table:table-cell>
          <table:table-cell table:style-name="ce47" table:formula="of:=IF([.HA$3]=&quot;&quot;;&quot;&quot;;(IF(OR([.HA7]=&quot;&quot;;[.HA7]=0);0;1)))">
            <text:p/>
          </table:table-cell>
          <table:table-cell table:style-name="ce47" table:formula="of:=IF([.HB$3]=&quot;&quot;;&quot;&quot;;(IF(OR([.HB7]=&quot;&quot;;[.HB7]=0);0;1)))">
            <text:p/>
          </table:table-cell>
          <table:table-cell table:style-name="ce47" table:formula="of:=IF([.HC$3]=&quot;&quot;;&quot;&quot;;(IF(OR([.HC7]=&quot;&quot;;[.HC7]=0);0;1)))">
            <text:p/>
          </table:table-cell>
          <table:table-cell table:style-name="ce47" table:formula="of:=IF([.HD$3]=&quot;&quot;;&quot;&quot;;(IF(OR([.HD7]=&quot;&quot;;[.HD7]=0);0;1)))">
            <text:p/>
          </table:table-cell>
          <table:table-cell table:style-name="ce47" table:formula="of:=IF([.HE$3]=&quot;&quot;;&quot;&quot;;(IF(OR([.HE7]=&quot;&quot;;[.HE7]=0);0;1)))">
            <text:p/>
          </table:table-cell>
          <table:table-cell table:style-name="ce47" table:formula="of:=IF([.HF$3]=&quot;&quot;;&quot;&quot;;(IF(OR([.HF7]=&quot;&quot;;[.HF7]=0);0;1)))">
            <text:p/>
          </table:table-cell>
          <table:table-cell table:style-name="ce47" table:formula="of:=IF([.HG$3]=&quot;&quot;;&quot;&quot;;(IF(OR([.HG7]=&quot;&quot;;[.HG7]=0);0;1)))">
            <text:p/>
          </table:table-cell>
          <table:table-cell table:style-name="ce47" table:formula="of:=IF([.HH$3]=&quot;&quot;;&quot;&quot;;(IF(OR([.HH7]=&quot;&quot;;[.HH7]=0);0;1)))">
            <text:p/>
          </table:table-cell>
          <table:table-cell table:style-name="ce47" table:formula="of:=IF([.HI$3]=&quot;&quot;;&quot;&quot;;(IF(OR([.HI7]=&quot;&quot;;[.HI7]=0);0;1)))">
            <text:p/>
          </table:table-cell>
          <table:table-cell table:style-name="ce47" table:formula="of:=IF([.HJ$3]=&quot;&quot;;&quot;&quot;;(IF(OR([.HJ7]=&quot;&quot;;[.HJ7]=0);0;1)))">
            <text:p/>
          </table:table-cell>
          <table:table-cell table:style-name="ce47" table:formula="of:=IF([.HK$3]=&quot;&quot;;&quot;&quot;;(IF(OR([.HK7]=&quot;&quot;;[.HK7]=0);0;1)))">
            <text:p/>
          </table:table-cell>
          <table:table-cell table:style-name="ce47" table:formula="of:=IF([.HL$3]=&quot;&quot;;&quot;&quot;;(IF(OR([.HL7]=&quot;&quot;;[.HL7]=0);0;1)))">
            <text:p/>
          </table:table-cell>
          <table:table-cell table:style-name="ce47" table:formula="of:=IF([.HM$3]=&quot;&quot;;&quot;&quot;;(IF(OR([.HM7]=&quot;&quot;;[.HM7]=0);0;1)))">
            <text:p/>
          </table:table-cell>
          <table:table-cell table:style-name="ce47" table:formula="of:=IF([.HN$3]=&quot;&quot;;&quot;&quot;;(IF(OR([.HN7]=&quot;&quot;;[.HN7]=0);0;1)))">
            <text:p/>
          </table:table-cell>
          <table:table-cell table:style-name="ce47" table:formula="of:=IF([.HO$3]=&quot;&quot;;&quot;&quot;;(IF(OR([.HO7]=&quot;&quot;;[.HO7]=0);0;1)))">
            <text:p/>
          </table:table-cell>
          <table:table-cell table:style-name="ce47" table:formula="of:=IF([.HP$3]=&quot;&quot;;&quot;&quot;;(IF(OR([.HP7]=&quot;&quot;;[.HP7]=0);0;1)))">
            <text:p/>
          </table:table-cell>
          <table:table-cell table:style-name="ce47" table:formula="of:=IF([.HQ$3]=&quot;&quot;;&quot;&quot;;(IF(OR([.HQ7]=&quot;&quot;;[.HQ7]=0);0;1)))">
            <text:p/>
          </table:table-cell>
          <table:table-cell table:style-name="ce47" table:formula="of:=IF([.HR$3]=&quot;&quot;;&quot;&quot;;(IF(OR([.HR7]=&quot;&quot;;[.HR7]=0);0;1)))">
            <text:p/>
          </table:table-cell>
          <table:table-cell table:style-name="ce47" table:formula="of:=IF([.HS$3]=&quot;&quot;;&quot;&quot;;(IF(OR([.HS7]=&quot;&quot;;[.HS7]=0);0;1)))">
            <text:p/>
          </table:table-cell>
          <table:table-cell table:style-name="ce47" table:formula="of:=IF([.HT$3]=&quot;&quot;;&quot;&quot;;(IF(OR([.HT7]=&quot;&quot;;[.HT7]=0);0;1)))">
            <text:p/>
          </table:table-cell>
          <table:table-cell table:style-name="ce47" table:formula="of:=IF([.HU$3]=&quot;&quot;;&quot;&quot;;(IF(OR([.HU7]=&quot;&quot;;[.HU7]=0);0;1)))">
            <text:p/>
          </table:table-cell>
          <table:table-cell table:style-name="ce47" table:formula="of:=IF([.HV$3]=&quot;&quot;;&quot;&quot;;(IF(OR([.HV7]=&quot;&quot;;[.HV7]=0);0;1)))">
            <text:p/>
          </table:table-cell>
          <table:table-cell table:style-name="ce47" table:formula="of:=IF([.HW$3]=&quot;&quot;;&quot;&quot;;(IF(OR([.HW7]=&quot;&quot;;[.HW7]=0);0;1)))">
            <text:p/>
          </table:table-cell>
          <table:table-cell table:style-name="ce47" table:formula="of:=IF([.HX$3]=&quot;&quot;;&quot;&quot;;(IF(OR([.HX7]=&quot;&quot;;[.HX7]=0);0;1)))">
            <text:p/>
          </table:table-cell>
          <table:table-cell table:style-name="ce47" table:formula="of:=IF([.HY$3]=&quot;&quot;;&quot;&quot;;(IF(OR([.HY7]=&quot;&quot;;[.HY7]=0);0;1)))">
            <text:p/>
          </table:table-cell>
          <table:table-cell table:style-name="ce47" table:formula="of:=IF([.HZ$3]=&quot;&quot;;&quot;&quot;;(IF(OR([.HZ7]=&quot;&quot;;[.HZ7]=0);0;1)))">
            <text:p/>
          </table:table-cell>
          <table:table-cell table:style-name="ce47" table:formula="of:=IF([.IA$3]=&quot;&quot;;&quot;&quot;;(IF(OR([.IA7]=&quot;&quot;;[.IA7]=0);0;1)))">
            <text:p/>
          </table:table-cell>
          <table:table-cell table:style-name="ce47" table:formula="of:=IF([.IB$3]=&quot;&quot;;&quot;&quot;;(IF(OR([.IB7]=&quot;&quot;;[.IB7]=0);0;1)))">
            <text:p/>
          </table:table-cell>
          <table:table-cell table:style-name="ce47" table:formula="of:=IF([.IC$3]=&quot;&quot;;&quot;&quot;;(IF(OR([.IC7]=&quot;&quot;;[.IC7]=0);0;1)))">
            <text:p/>
          </table:table-cell>
          <table:table-cell table:style-name="ce47" table:formula="of:=IF([.ID$3]=&quot;&quot;;&quot;&quot;;(IF(OR([.ID7]=&quot;&quot;;[.ID7]=0);0;1)))">
            <text:p/>
          </table:table-cell>
          <table:table-cell table:style-name="ce47" table:formula="of:=IF([.IE$3]=&quot;&quot;;&quot;&quot;;(IF(OR([.IE7]=&quot;&quot;;[.IE7]=0);0;1)))">
            <text:p/>
          </table:table-cell>
          <table:table-cell table:style-name="ce47" table:formula="of:=IF([.IF$3]=&quot;&quot;;&quot;&quot;;(IF(OR([.IF7]=&quot;&quot;;[.IF7]=0);0;1)))">
            <text:p/>
          </table:table-cell>
          <table:table-cell table:style-name="ce47" table:formula="of:=IF([.IG$3]=&quot;&quot;;&quot;&quot;;(IF(OR([.IG7]=&quot;&quot;;[.IG7]=0);0;1)))">
            <text:p/>
          </table:table-cell>
          <table:table-cell table:style-name="ce47" table:formula="of:=IF([.IH$3]=&quot;&quot;;&quot;&quot;;(IF(OR([.IH7]=&quot;&quot;;[.IH7]=0);0;1)))">
            <text:p/>
          </table:table-cell>
          <table:table-cell table:style-name="ce47" table:formula="of:=IF([.II$3]=&quot;&quot;;&quot;&quot;;(IF(OR([.II7]=&quot;&quot;;[.II7]=0);0;1)))">
            <text:p/>
          </table:table-cell>
          <table:table-cell table:style-name="ce47" table:formula="of:=IF([.IJ$3]=&quot;&quot;;&quot;&quot;;(IF(OR([.IJ7]=&quot;&quot;;[.IJ7]=0);0;1)))">
            <text:p/>
          </table:table-cell>
          <table:table-cell table:style-name="ce47" table:formula="of:=IF([.IK$3]=&quot;&quot;;&quot;&quot;;(IF(OR([.IK7]=&quot;&quot;;[.IK7]=0);0;1)))">
            <text:p/>
          </table:table-cell>
          <table:table-cell table:style-name="ce47" table:formula="of:=IF([.IL$3]=&quot;&quot;;&quot;&quot;;(IF(OR([.IL7]=&quot;&quot;;[.IL7]=0);0;1)))">
            <text:p/>
          </table:table-cell>
          <table:table-cell table:style-name="ce47" table:formula="of:=IF([.IM$3]=&quot;&quot;;&quot;&quot;;(IF(OR([.IM7]=&quot;&quot;;[.IM7]=0);0;1)))">
            <text:p/>
          </table:table-cell>
          <table:table-cell table:style-name="ce47" table:formula="of:=IF([.IN$3]=&quot;&quot;;&quot;&quot;;(IF(OR([.IN7]=&quot;&quot;;[.IN7]=0);0;1)))">
            <text:p/>
          </table:table-cell>
          <table:table-cell table:style-name="ce47" table:formula="of:=IF([.IO$3]=&quot;&quot;;&quot;&quot;;(IF(OR([.IO7]=&quot;&quot;;[.IO7]=0);0;1)))">
            <text:p/>
          </table:table-cell>
          <table:table-cell table:style-name="ce47" table:formula="of:=IF([.IP$3]=&quot;&quot;;&quot;&quot;;(IF(OR([.IP7]=&quot;&quot;;[.IP7]=0);0;1)))">
            <text:p/>
          </table:table-cell>
          <table:table-cell table:style-name="ce47" table:formula="of:=IF([.IQ$3]=&quot;&quot;;&quot;&quot;;(IF(OR([.IQ7]=&quot;&quot;;[.IQ7]=0);0;1)))">
            <text:p/>
          </table:table-cell>
          <table:table-cell table:style-name="ce47" table:formula="of:=IF([.IR$3]=&quot;&quot;;&quot;&quot;;(IF(OR([.IR7]=&quot;&quot;;[.IR7]=0);0;1)))">
            <text:p/>
          </table:table-cell>
          <table:table-cell table:style-name="ce47" table:formula="of:=IF([.IS$3]=&quot;&quot;;&quot;&quot;;(IF(OR([.IS7]=&quot;&quot;;[.IS7]=0);0;1)))">
            <text:p/>
          </table:table-cell>
          <table:table-cell table:style-name="ce47" table:formula="of:=IF([.IT$3]=&quot;&quot;;&quot;&quot;;(IF(OR([.IT7]=&quot;&quot;;[.IT7]=0);0;1)))">
            <text:p/>
          </table:table-cell>
          <table:table-cell table:style-name="ce47" table:formula="of:=IF([.IU$3]=&quot;&quot;;&quot;&quot;;(IF(OR([.IU7]=&quot;&quot;;[.IU7]=0);0;1)))">
            <text:p/>
          </table:table-cell>
          <table:table-cell table:style-name="ce47" table:formula="of:=IF([.IV$3]=&quot;&quot;;&quot;&quot;;(IF(OR([.IV7]=&quot;&quot;;[.IV7]=0);0;1)))">
            <text:p/>
          </table:table-cell>
          <table:table-cell table:style-name="ce47" table:formula="of:=IF([.IW$3]=&quot;&quot;;&quot;&quot;;(IF(OR([.IW7]=&quot;&quot;;[.IW7]=0);0;1)))">
            <text:p/>
          </table:table-cell>
          <table:table-cell table:style-name="ce47" table:formula="of:=IF([.IX$3]=&quot;&quot;;&quot;&quot;;(IF(OR([.IX7]=&quot;&quot;;[.IX7]=0);0;1)))">
            <text:p/>
          </table:table-cell>
          <table:table-cell table:style-name="ce47" table:formula="of:=IF([.IY$3]=&quot;&quot;;&quot;&quot;;(IF(OR([.IY7]=&quot;&quot;;[.IY7]=0);0;1)))">
            <text:p/>
          </table:table-cell>
          <table:table-cell table:style-name="ce47" table:formula="of:=IF([.IZ$3]=&quot;&quot;;&quot;&quot;;(IF(OR([.IZ7]=&quot;&quot;;[.IZ7]=0);0;1)))">
            <text:p/>
          </table:table-cell>
          <table:table-cell table:style-name="ce47" table:formula="of:=IF([.JA$3]=&quot;&quot;;&quot;&quot;;(IF(OR([.JA7]=&quot;&quot;;[.JA7]=0);0;1)))">
            <text:p/>
          </table:table-cell>
          <table:table-cell table:style-name="ce47" table:formula="of:=IF([.JB$3]=&quot;&quot;;&quot;&quot;;(IF(OR([.JB7]=&quot;&quot;;[.JB7]=0);0;1)))">
            <text:p/>
          </table:table-cell>
          <table:table-cell table:style-name="ce47" table:formula="of:=IF([.JC$3]=&quot;&quot;;&quot;&quot;;(IF(OR([.JC7]=&quot;&quot;;[.JC7]=0);0;1)))">
            <text:p/>
          </table:table-cell>
          <table:table-cell table:style-name="ce47" table:formula="of:=IF([.JD$3]=&quot;&quot;;&quot;&quot;;(IF(OR([.JD7]=&quot;&quot;;[.JD7]=0);0;1)))">
            <text:p/>
          </table:table-cell>
          <table:table-cell table:style-name="ce47" table:formula="of:=IF([.JE$3]=&quot;&quot;;&quot;&quot;;(IF(OR([.JE7]=&quot;&quot;;[.JE7]=0);0;1)))">
            <text:p/>
          </table:table-cell>
          <table:table-cell table:style-name="ce47" table:formula="of:=IF([.JF$3]=&quot;&quot;;&quot;&quot;;(IF(OR([.JF7]=&quot;&quot;;[.JF7]=0);0;1)))">
            <text:p/>
          </table:table-cell>
          <table:table-cell table:style-name="ce47" table:formula="of:=IF([.JG$3]=&quot;&quot;;&quot;&quot;;(IF(OR([.JG7]=&quot;&quot;;[.JG7]=0);0;1)))">
            <text:p/>
          </table:table-cell>
          <table:table-cell table:style-name="ce47" table:formula="of:=IF([.JH$3]=&quot;&quot;;&quot;&quot;;(IF(OR([.JH7]=&quot;&quot;;[.JH7]=0);0;1)))">
            <text:p/>
          </table:table-cell>
          <table:table-cell table:style-name="ce47" table:formula="of:=IF([.JI$3]=&quot;&quot;;&quot;&quot;;(IF(OR([.JI7]=&quot;&quot;;[.JI7]=0);0;1)))">
            <text:p/>
          </table:table-cell>
          <table:table-cell table:style-name="ce47" table:formula="of:=IF([.JJ$3]=&quot;&quot;;&quot;&quot;;(IF(OR([.JJ7]=&quot;&quot;;[.JJ7]=0);0;1)))">
            <text:p/>
          </table:table-cell>
          <table:table-cell table:style-name="ce47" table:formula="of:=IF([.JK$3]=&quot;&quot;;&quot;&quot;;(IF(OR([.JK7]=&quot;&quot;;[.JK7]=0);0;1)))">
            <text:p/>
          </table:table-cell>
          <table:table-cell table:style-name="ce47" table:formula="of:=IF([.JL$3]=&quot;&quot;;&quot;&quot;;(IF(OR([.JL7]=&quot;&quot;;[.JL7]=0);0;1)))">
            <text:p/>
          </table:table-cell>
          <table:table-cell table:style-name="ce47" table:formula="of:=IF([.JM$3]=&quot;&quot;;&quot;&quot;;(IF(OR([.JM7]=&quot;&quot;;[.JM7]=0);0;1)))">
            <text:p/>
          </table:table-cell>
          <table:table-cell table:style-name="ce47" table:formula="of:=IF([.JN$3]=&quot;&quot;;&quot;&quot;;(IF(OR([.JN7]=&quot;&quot;;[.JN7]=0);0;1)))">
            <text:p/>
          </table:table-cell>
          <table:table-cell table:style-name="ce47" table:formula="of:=IF([.JO$3]=&quot;&quot;;&quot;&quot;;(IF(OR([.JO7]=&quot;&quot;;[.JO7]=0);0;1)))">
            <text:p/>
          </table:table-cell>
          <table:table-cell table:style-name="ce47" table:formula="of:=IF([.JP$3]=&quot;&quot;;&quot;&quot;;(IF(OR([.JP7]=&quot;&quot;;[.JP7]=0);0;1)))">
            <text:p/>
          </table:table-cell>
          <table:table-cell table:style-name="ce47" table:formula="of:=IF([.JQ$3]=&quot;&quot;;&quot;&quot;;(IF(OR([.JQ7]=&quot;&quot;;[.JQ7]=0);0;1)))">
            <text:p/>
          </table:table-cell>
          <table:table-cell table:style-name="ce47" table:formula="of:=IF([.JR$3]=&quot;&quot;;&quot;&quot;;(IF(OR([.JR7]=&quot;&quot;;[.JR7]=0);0;1)))">
            <text:p/>
          </table:table-cell>
          <table:table-cell table:style-name="ce47" table:formula="of:=IF([.JS$3]=&quot;&quot;;&quot;&quot;;(IF(OR([.JS7]=&quot;&quot;;[.JS7]=0);0;1)))">
            <text:p/>
          </table:table-cell>
          <table:table-cell table:style-name="ce47" table:formula="of:=IF([.JT$3]=&quot;&quot;;&quot;&quot;;(IF(OR([.JT7]=&quot;&quot;;[.JT7]=0);0;1)))">
            <text:p/>
          </table:table-cell>
          <table:table-cell table:style-name="ce47" table:formula="of:=IF([.JU$3]=&quot;&quot;;&quot;&quot;;(IF(OR([.JU7]=&quot;&quot;;[.JU7]=0);0;1)))">
            <text:p/>
          </table:table-cell>
          <table:table-cell table:style-name="ce47" table:formula="of:=IF([.JV$3]=&quot;&quot;;&quot;&quot;;(IF(OR([.JV7]=&quot;&quot;;[.JV7]=0);0;1)))">
            <text:p/>
          </table:table-cell>
          <table:table-cell table:style-name="ce47" table:formula="of:=IF([.JW$3]=&quot;&quot;;&quot;&quot;;(IF(OR([.JW7]=&quot;&quot;;[.JW7]=0);0;1)))">
            <text:p/>
          </table:table-cell>
          <table:table-cell table:style-name="ce47" table:formula="of:=IF([.JX$3]=&quot;&quot;;&quot;&quot;;(IF(OR([.JX7]=&quot;&quot;;[.JX7]=0);0;1)))">
            <text:p/>
          </table:table-cell>
          <table:table-cell table:style-name="ce47" table:formula="of:=IF([.JY$3]=&quot;&quot;;&quot;&quot;;(IF(OR([.JY7]=&quot;&quot;;[.JY7]=0);0;1)))">
            <text:p/>
          </table:table-cell>
          <table:table-cell table:style-name="ce47" table:formula="of:=IF([.JZ$3]=&quot;&quot;;&quot;&quot;;(IF(OR([.JZ7]=&quot;&quot;;[.JZ7]=0);0;1)))">
            <text:p/>
          </table:table-cell>
          <table:table-cell table:style-name="ce47" table:formula="of:=IF([.KA$3]=&quot;&quot;;&quot;&quot;;(IF(OR([.KA7]=&quot;&quot;;[.KA7]=0);0;1)))">
            <text:p/>
          </table:table-cell>
          <table:table-cell table:style-name="ce47" table:formula="of:=IF([.KB$3]=&quot;&quot;;&quot;&quot;;(IF(OR([.KB7]=&quot;&quot;;[.KB7]=0);0;1)))">
            <text:p/>
          </table:table-cell>
          <table:table-cell table:style-name="ce47" table:formula="of:=IF([.KC$3]=&quot;&quot;;&quot;&quot;;(IF(OR([.KC7]=&quot;&quot;;[.KC7]=0);0;1)))">
            <text:p/>
          </table:table-cell>
          <table:table-cell table:style-name="ce47" table:formula="of:=IF([.KD$3]=&quot;&quot;;&quot;&quot;;(IF(OR([.KD7]=&quot;&quot;;[.KD7]=0);0;1)))">
            <text:p/>
          </table:table-cell>
          <table:table-cell table:style-name="ce47" table:formula="of:=IF([.KE$3]=&quot;&quot;;&quot;&quot;;(IF(OR([.KE7]=&quot;&quot;;[.KE7]=0);0;1)))">
            <text:p/>
          </table:table-cell>
          <table:table-cell table:style-name="ce47" table:formula="of:=IF([.KF$3]=&quot;&quot;;&quot;&quot;;(IF(OR([.KF7]=&quot;&quot;;[.KF7]=0);0;1)))">
            <text:p/>
          </table:table-cell>
          <table:table-cell table:style-name="ce47" table:formula="of:=IF([.KG$3]=&quot;&quot;;&quot;&quot;;(IF(OR([.KG7]=&quot;&quot;;[.KG7]=0);0;1)))">
            <text:p/>
          </table:table-cell>
          <table:table-cell table:style-name="ce47" table:formula="of:=IF([.KH$3]=&quot;&quot;;&quot;&quot;;(IF(OR([.KH7]=&quot;&quot;;[.KH7]=0);0;1)))">
            <text:p/>
          </table:table-cell>
          <table:table-cell table:style-name="ce47" table:formula="of:=IF([.KI$3]=&quot;&quot;;&quot;&quot;;(IF(OR([.KI7]=&quot;&quot;;[.KI7]=0);0;1)))">
            <text:p/>
          </table:table-cell>
          <table:table-cell table:style-name="ce47" table:formula="of:=IF([.KJ$3]=&quot;&quot;;&quot;&quot;;(IF(OR([.KJ7]=&quot;&quot;;[.KJ7]=0);0;1)))">
            <text:p/>
          </table:table-cell>
          <table:table-cell table:style-name="ce47" table:formula="of:=IF([.KK$3]=&quot;&quot;;&quot;&quot;;(IF(OR([.KK7]=&quot;&quot;;[.KK7]=0);0;1)))">
            <text:p/>
          </table:table-cell>
          <table:table-cell table:style-name="ce47" table:formula="of:=IF([.KL$3]=&quot;&quot;;&quot;&quot;;(IF(OR([.KL7]=&quot;&quot;;[.KL7]=0);0;1)))">
            <text:p/>
          </table:table-cell>
          <table:table-cell table:style-name="ce47" table:formula="of:=IF([.KM$3]=&quot;&quot;;&quot;&quot;;(IF(OR([.KM7]=&quot;&quot;;[.KM7]=0);0;1)))">
            <text:p/>
          </table:table-cell>
          <table:table-cell table:style-name="ce47" table:formula="of:=IF([.KN$3]=&quot;&quot;;&quot;&quot;;(IF(OR([.KN7]=&quot;&quot;;[.KN7]=0);0;1)))">
            <text:p/>
          </table:table-cell>
          <table:table-cell table:style-name="ce47" table:formula="of:=IF([.KO$3]=&quot;&quot;;&quot;&quot;;(IF(OR([.KO7]=&quot;&quot;;[.KO7]=0);0;1)))">
            <text:p/>
          </table:table-cell>
          <table:table-cell table:style-name="ce47" table:formula="of:=IF([.KP$3]=&quot;&quot;;&quot;&quot;;(IF(OR([.KP7]=&quot;&quot;;[.KP7]=0);0;1)))">
            <text:p/>
          </table:table-cell>
          <table:table-cell table:style-name="ce47" table:formula="of:=IF([.KQ$3]=&quot;&quot;;&quot;&quot;;(IF(OR([.KQ7]=&quot;&quot;;[.KQ7]=0);0;1)))">
            <text:p/>
          </table:table-cell>
          <table:table-cell table:style-name="ce47" table:formula="of:=IF([.KR$3]=&quot;&quot;;&quot;&quot;;(IF(OR([.KR7]=&quot;&quot;;[.KR7]=0);0;1)))">
            <text:p/>
          </table:table-cell>
          <table:table-cell table:style-name="ce47" table:formula="of:=IF([.KS$3]=&quot;&quot;;&quot;&quot;;(IF(OR([.KS7]=&quot;&quot;;[.KS7]=0);0;1)))">
            <text:p/>
          </table:table-cell>
          <table:table-cell table:style-name="ce47" table:formula="of:=IF([.KT$3]=&quot;&quot;;&quot;&quot;;(IF(OR([.KT7]=&quot;&quot;;[.KT7]=0);0;1)))">
            <text:p/>
          </table:table-cell>
          <table:table-cell table:style-name="ce47" table:formula="of:=IF([.KU$3]=&quot;&quot;;&quot;&quot;;(IF(OR([.KU7]=&quot;&quot;;[.KU7]=0);0;1)))">
            <text:p/>
          </table:table-cell>
          <table:table-cell table:style-name="ce47" table:formula="of:=IF([.KV$3]=&quot;&quot;;&quot;&quot;;(IF(OR([.KV7]=&quot;&quot;;[.KV7]=0);0;1)))">
            <text:p/>
          </table:table-cell>
          <table:table-cell table:style-name="ce47" table:formula="of:=IF([.KW$3]=&quot;&quot;;&quot;&quot;;(IF(OR([.KW7]=&quot;&quot;;[.KW7]=0);0;1)))">
            <text:p/>
          </table:table-cell>
          <table:table-cell table:style-name="ce47" table:formula="of:=IF([.KX$3]=&quot;&quot;;&quot;&quot;;(IF(OR([.KX7]=&quot;&quot;;[.KX7]=0);0;1)))">
            <text:p/>
          </table:table-cell>
          <table:table-cell table:style-name="ce47" table:formula="of:=IF([.KY$3]=&quot;&quot;;&quot;&quot;;(IF(OR([.KY7]=&quot;&quot;;[.KY7]=0);0;1)))">
            <text:p/>
          </table:table-cell>
          <table:table-cell table:style-name="ce47" table:formula="of:=IF([.KZ$3]=&quot;&quot;;&quot;&quot;;(IF(OR([.KZ7]=&quot;&quot;;[.KZ7]=0);0;1)))">
            <text:p/>
          </table:table-cell>
          <table:table-cell table:style-name="ce47" table:formula="of:=IF([.LA$3]=&quot;&quot;;&quot;&quot;;(IF(OR([.LA7]=&quot;&quot;;[.LA7]=0);0;1)))">
            <text:p/>
          </table:table-cell>
          <table:table-cell table:style-name="ce47" table:formula="of:=IF([.LB$3]=&quot;&quot;;&quot;&quot;;(IF(OR([.LB7]=&quot;&quot;;[.LB7]=0);0;1)))">
            <text:p/>
          </table:table-cell>
          <table:table-cell table:style-name="ce47" table:formula="of:=IF([.LC$3]=&quot;&quot;;&quot;&quot;;(IF(OR([.LC7]=&quot;&quot;;[.LC7]=0);0;1)))">
            <text:p/>
          </table:table-cell>
          <table:table-cell table:style-name="ce47" table:formula="of:=IF([.LD$3]=&quot;&quot;;&quot;&quot;;(IF(OR([.LD7]=&quot;&quot;;[.LD7]=0);0;1)))">
            <text:p/>
          </table:table-cell>
          <table:table-cell table:style-name="ce47" table:formula="of:=IF([.LE$3]=&quot;&quot;;&quot;&quot;;(IF(OR([.LE7]=&quot;&quot;;[.LE7]=0);0;1)))">
            <text:p/>
          </table:table-cell>
          <table:table-cell table:style-name="ce47" table:formula="of:=IF([.LF$3]=&quot;&quot;;&quot;&quot;;(IF(OR([.LF7]=&quot;&quot;;[.LF7]=0);0;1)))">
            <text:p/>
          </table:table-cell>
          <table:table-cell table:style-name="ce47" table:formula="of:=IF([.LG$3]=&quot;&quot;;&quot;&quot;;(IF(OR([.LG7]=&quot;&quot;;[.LG7]=0);0;1)))">
            <text:p/>
          </table:table-cell>
          <table:table-cell table:style-name="ce47" table:formula="of:=IF([.LH$3]=&quot;&quot;;&quot;&quot;;(IF(OR([.LH7]=&quot;&quot;;[.LH7]=0);0;1)))">
            <text:p/>
          </table:table-cell>
          <table:table-cell table:style-name="ce47" table:formula="of:=IF([.LI$3]=&quot;&quot;;&quot;&quot;;(IF(OR([.LI7]=&quot;&quot;;[.LI7]=0);0;1)))">
            <text:p/>
          </table:table-cell>
          <table:table-cell table:style-name="ce47" table:formula="of:=IF([.LJ$3]=&quot;&quot;;&quot;&quot;;(IF(OR([.LJ7]=&quot;&quot;;[.LJ7]=0);0;1)))">
            <text:p/>
          </table:table-cell>
          <table:table-cell table:style-name="ce47" table:formula="of:=IF([.LK$3]=&quot;&quot;;&quot;&quot;;(IF(OR([.LK7]=&quot;&quot;;[.LK7]=0);0;1)))">
            <text:p/>
          </table:table-cell>
          <table:table-cell table:style-name="ce47" table:formula="of:=IF([.LL$3]=&quot;&quot;;&quot;&quot;;(IF(OR([.LL7]=&quot;&quot;;[.LL7]=0);0;1)))">
            <text:p/>
          </table:table-cell>
          <table:table-cell table:style-name="ce47" table:formula="of:=IF([.LM$3]=&quot;&quot;;&quot;&quot;;(IF(OR([.LM7]=&quot;&quot;;[.LM7]=0);0;1)))">
            <text:p/>
          </table:table-cell>
          <table:table-cell table:style-name="ce47" table:formula="of:=IF([.LN$3]=&quot;&quot;;&quot;&quot;;(IF(OR([.LN7]=&quot;&quot;;[.LN7]=0);0;1)))">
            <text:p/>
          </table:table-cell>
          <table:table-cell table:style-name="ce47" table:formula="of:=IF([.LO$3]=&quot;&quot;;&quot;&quot;;(IF(OR([.LO7]=&quot;&quot;;[.LO7]=0);0;1)))">
            <text:p/>
          </table:table-cell>
          <table:table-cell table:style-name="ce47" table:formula="of:=IF([.LP$3]=&quot;&quot;;&quot;&quot;;(IF(OR([.LP7]=&quot;&quot;;[.LP7]=0);0;1)))">
            <text:p/>
          </table:table-cell>
          <table:table-cell table:style-name="ce47" table:formula="of:=IF([.LQ$3]=&quot;&quot;;&quot;&quot;;(IF(OR([.LQ7]=&quot;&quot;;[.LQ7]=0);0;1)))">
            <text:p/>
          </table:table-cell>
          <table:table-cell table:style-name="ce47" table:formula="of:=IF([.LR$3]=&quot;&quot;;&quot;&quot;;(IF(OR([.LR7]=&quot;&quot;;[.LR7]=0);0;1)))">
            <text:p/>
          </table:table-cell>
          <table:table-cell table:style-name="ce47" table:formula="of:=IF([.LS$3]=&quot;&quot;;&quot;&quot;;(IF(OR([.LS7]=&quot;&quot;;[.LS7]=0);0;1)))">
            <text:p/>
          </table:table-cell>
          <table:table-cell table:style-name="ce47" table:formula="of:=IF([.LT$3]=&quot;&quot;;&quot;&quot;;(IF(OR([.LT7]=&quot;&quot;;[.LT7]=0);0;1)))">
            <text:p/>
          </table:table-cell>
          <table:table-cell table:style-name="ce47" table:formula="of:=IF([.LU$3]=&quot;&quot;;&quot;&quot;;(IF(OR([.LU7]=&quot;&quot;;[.LU7]=0);0;1)))">
            <text:p/>
          </table:table-cell>
          <table:table-cell table:style-name="ce47" table:formula="of:=IF([.LV$3]=&quot;&quot;;&quot;&quot;;(IF(OR([.LV7]=&quot;&quot;;[.LV7]=0);0;1)))">
            <text:p/>
          </table:table-cell>
          <table:table-cell table:style-name="ce47" table:formula="of:=IF([.LW$3]=&quot;&quot;;&quot;&quot;;(IF(OR([.LW7]=&quot;&quot;;[.LW7]=0);0;1)))">
            <text:p/>
          </table:table-cell>
          <table:table-cell table:style-name="ce47" table:formula="of:=IF([.LX$3]=&quot;&quot;;&quot;&quot;;(IF(OR([.LX7]=&quot;&quot;;[.LX7]=0);0;1)))">
            <text:p/>
          </table:table-cell>
          <table:table-cell table:style-name="ce47" table:formula="of:=IF([.LY$3]=&quot;&quot;;&quot;&quot;;(IF(OR([.LY7]=&quot;&quot;;[.LY7]=0);0;1)))">
            <text:p/>
          </table:table-cell>
          <table:table-cell table:style-name="ce47" table:formula="of:=IF([.LZ$3]=&quot;&quot;;&quot;&quot;;(IF(OR([.LZ7]=&quot;&quot;;[.LZ7]=0);0;1)))">
            <text:p/>
          </table:table-cell>
          <table:table-cell table:style-name="ce47" table:formula="of:=IF([.MA$3]=&quot;&quot;;&quot;&quot;;(IF(OR([.MA7]=&quot;&quot;;[.MA7]=0);0;1)))">
            <text:p/>
          </table:table-cell>
          <table:table-cell table:style-name="ce47" table:formula="of:=IF([.MB$3]=&quot;&quot;;&quot;&quot;;(IF(OR([.MB7]=&quot;&quot;;[.MB7]=0);0;1)))">
            <text:p/>
          </table:table-cell>
          <table:table-cell table:style-name="ce47" table:formula="of:=IF([.MC$3]=&quot;&quot;;&quot;&quot;;(IF(OR([.MC7]=&quot;&quot;;[.MC7]=0);0;1)))">
            <text:p/>
          </table:table-cell>
          <table:table-cell table:style-name="ce47" table:formula="of:=IF([.MD$3]=&quot;&quot;;&quot;&quot;;(IF(OR([.MD7]=&quot;&quot;;[.MD7]=0);0;1)))">
            <text:p/>
          </table:table-cell>
          <table:table-cell table:style-name="ce47" table:formula="of:=IF([.ME$3]=&quot;&quot;;&quot;&quot;;(IF(OR([.ME7]=&quot;&quot;;[.ME7]=0);0;1)))">
            <text:p/>
          </table:table-cell>
          <table:table-cell table:style-name="ce47" table:formula="of:=IF([.MF$3]=&quot;&quot;;&quot;&quot;;(IF(OR([.MF7]=&quot;&quot;;[.MF7]=0);0;1)))">
            <text:p/>
          </table:table-cell>
          <table:table-cell table:style-name="ce47" table:formula="of:=IF([.MG$3]=&quot;&quot;;&quot;&quot;;(IF(OR([.MG7]=&quot;&quot;;[.MG7]=0);0;1)))">
            <text:p/>
          </table:table-cell>
          <table:table-cell table:style-name="ce47" table:formula="of:=IF([.MH$3]=&quot;&quot;;&quot;&quot;;(IF(OR([.MH7]=&quot;&quot;;[.MH7]=0);0;1)))">
            <text:p/>
          </table:table-cell>
          <table:table-cell table:style-name="ce47" table:formula="of:=IF([.MI$3]=&quot;&quot;;&quot;&quot;;(IF(OR([.MI7]=&quot;&quot;;[.MI7]=0);0;1)))">
            <text:p/>
          </table:table-cell>
          <table:table-cell table:style-name="ce47" table:formula="of:=IF([.MJ$3]=&quot;&quot;;&quot;&quot;;(IF(OR([.MJ7]=&quot;&quot;;[.MJ7]=0);0;1)))">
            <text:p/>
          </table:table-cell>
          <table:table-cell table:style-name="ce47" table:formula="of:=IF([.MK$3]=&quot;&quot;;&quot;&quot;;(IF(OR([.MK7]=&quot;&quot;;[.MK7]=0);0;1)))">
            <text:p/>
          </table:table-cell>
          <table:table-cell table:style-name="ce47" table:formula="of:=IF([.ML$3]=&quot;&quot;;&quot;&quot;;(IF(OR([.ML7]=&quot;&quot;;[.ML7]=0);0;1)))">
            <text:p/>
          </table:table-cell>
          <table:table-cell table:style-name="ce47" table:formula="of:=IF([.MM$3]=&quot;&quot;;&quot;&quot;;(IF(OR([.MM7]=&quot;&quot;;[.MM7]=0);0;1)))">
            <text:p/>
          </table:table-cell>
          <table:table-cell table:style-name="ce47" table:formula="of:=IF([.MN$3]=&quot;&quot;;&quot;&quot;;(IF(OR([.MN7]=&quot;&quot;;[.MN7]=0);0;1)))">
            <text:p/>
          </table:table-cell>
          <table:table-cell table:style-name="ce47" table:formula="of:=IF([.MO$3]=&quot;&quot;;&quot;&quot;;(IF(OR([.MO7]=&quot;&quot;;[.MO7]=0);0;1)))">
            <text:p/>
          </table:table-cell>
          <table:table-cell table:style-name="ce47" table:formula="of:=IF([.MP$3]=&quot;&quot;;&quot;&quot;;(IF(OR([.MP7]=&quot;&quot;;[.MP7]=0);0;1)))">
            <text:p/>
          </table:table-cell>
          <table:table-cell table:style-name="ce47" table:formula="of:=IF([.MQ$3]=&quot;&quot;;&quot;&quot;;(IF(OR([.MQ7]=&quot;&quot;;[.MQ7]=0);0;1)))">
            <text:p/>
          </table:table-cell>
          <table:table-cell table:style-name="ce47" table:formula="of:=IF([.MR$3]=&quot;&quot;;&quot;&quot;;(IF(OR([.MR7]=&quot;&quot;;[.MR7]=0);0;1)))">
            <text:p/>
          </table:table-cell>
          <table:table-cell table:style-name="ce47" table:formula="of:=IF([.MS$3]=&quot;&quot;;&quot;&quot;;(IF(OR([.MS7]=&quot;&quot;;[.MS7]=0);0;1)))">
            <text:p/>
          </table:table-cell>
          <table:table-cell table:style-name="ce47" table:formula="of:=IF([.MT$3]=&quot;&quot;;&quot;&quot;;(IF(OR([.MT7]=&quot;&quot;;[.MT7]=0);0;1)))">
            <text:p/>
          </table:table-cell>
          <table:table-cell table:style-name="ce47" table:formula="of:=IF([.MU$3]=&quot;&quot;;&quot;&quot;;(IF(OR([.MU7]=&quot;&quot;;[.MU7]=0);0;1)))">
            <text:p/>
          </table:table-cell>
          <table:table-cell table:style-name="ce47" table:formula="of:=IF([.MV$3]=&quot;&quot;;&quot;&quot;;(IF(OR([.MV7]=&quot;&quot;;[.MV7]=0);0;1)))">
            <text:p/>
          </table:table-cell>
          <table:table-cell table:style-name="ce47" table:formula="of:=IF([.MW$3]=&quot;&quot;;&quot;&quot;;(IF(OR([.MW7]=&quot;&quot;;[.MW7]=0);0;1)))">
            <text:p/>
          </table:table-cell>
          <table:table-cell table:style-name="ce47" table:formula="of:=IF([.MX$3]=&quot;&quot;;&quot;&quot;;(IF(OR([.MX7]=&quot;&quot;;[.MX7]=0);0;1)))">
            <text:p/>
          </table:table-cell>
          <table:table-cell table:style-name="ce47" table:formula="of:=IF([.MY$3]=&quot;&quot;;&quot;&quot;;(IF(OR([.MY7]=&quot;&quot;;[.MY7]=0);0;1)))">
            <text:p/>
          </table:table-cell>
          <table:table-cell table:style-name="ce47" table:formula="of:=IF([.MZ$3]=&quot;&quot;;&quot;&quot;;(IF(OR([.MZ7]=&quot;&quot;;[.MZ7]=0);0;1)))">
            <text:p/>
          </table:table-cell>
          <table:table-cell table:style-name="ce47" table:formula="of:=IF([.NA$3]=&quot;&quot;;&quot;&quot;;(IF(OR([.NA7]=&quot;&quot;;[.NA7]=0);0;1)))">
            <text:p/>
          </table:table-cell>
          <table:table-cell table:style-name="ce47" table:formula="of:=IF([.NB$3]=&quot;&quot;;&quot;&quot;;(IF(OR([.NB7]=&quot;&quot;;[.NB7]=0);0;1)))">
            <text:p/>
          </table:table-cell>
          <table:table-cell table:style-name="ce47" table:formula="of:=IF([.NC$3]=&quot;&quot;;&quot;&quot;;(IF(OR([.NC7]=&quot;&quot;;[.NC7]=0);0;1)))">
            <text:p/>
          </table:table-cell>
          <table:table-cell table:style-name="ce47" table:formula="of:=IF([.ND$3]=&quot;&quot;;&quot;&quot;;(IF(OR([.ND7]=&quot;&quot;;[.ND7]=0);0;1)))">
            <text:p/>
          </table:table-cell>
          <table:table-cell table:style-name="ce47" table:formula="of:=IF([.NE$3]=&quot;&quot;;&quot;&quot;;(IF(OR([.NE7]=&quot;&quot;;[.NE7]=0);0;1)))">
            <text:p/>
          </table:table-cell>
          <table:table-cell table:style-name="ce47" table:formula="of:=IF([.NF$3]=&quot;&quot;;&quot;&quot;;(IF(OR([.NF7]=&quot;&quot;;[.NF7]=0);0;1)))">
            <text:p/>
          </table:table-cell>
          <table:table-cell table:number-columns-repeated="287"/>
        </table:table-row>
        <table:table-row table:style-name="ro2">
          <table:table-cell table:style-name="ce9" table:formula="of:=MAX([.A8:.B8])" office:value-type="float" office:value="0" calcext:value-type="float">
            <text:p>0</text:p>
          </table:table-cell>
          <table:table-cell table:style-name="ce6" table:formula="of:=IFERROR((LEN([.NG8])-SEARCH(&quot;0[^0]*$&quot;;[.NG8]));LEN([.NG8]))" office:value-type="float" office:value="0" calcext:value-type="float">
            <text:p>0</text:p>
          </table:table-cell>
          <table:table-cell table:formula="of:=COUNTA([.E8:.NF8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8:.ABI8])">
            <text:p/>
          </table:table-cell>
          <table:table-cell table:style-name="ce34" table:formula="of:=IF([.E$3]=&quot;&quot;;&quot;&quot;;(IF(OR([.E8]=&quot;&quot;;[.E8]=0);0;1)))">
            <text:p/>
          </table:table-cell>
          <table:table-cell table:style-name="ce34" table:formula="of:=IF([.F$3]=&quot;&quot;;&quot;&quot;;(IF(OR([.F8]=&quot;&quot;;[.F8]=0);0;1)))">
            <text:p/>
          </table:table-cell>
          <table:table-cell table:style-name="ce34" table:formula="of:=IF([.G$3]=&quot;&quot;;&quot;&quot;;(IF(OR([.G8]=&quot;&quot;;[.G8]=0);0;1)))">
            <text:p/>
          </table:table-cell>
          <table:table-cell table:style-name="ce34" table:formula="of:=IF([.H$3]=&quot;&quot;;&quot;&quot;;(IF(OR([.H8]=&quot;&quot;;[.H8]=0);0;1)))">
            <text:p/>
          </table:table-cell>
          <table:table-cell table:style-name="ce35" table:formula="of:=IF([.I$3]=&quot;&quot;;&quot;&quot;;(IF(OR([.I8]=&quot;&quot;;[.I8]=0);0;1)))">
            <text:p/>
          </table:table-cell>
          <table:table-cell table:style-name="ce35" table:formula="of:=IF([.J$3]=&quot;&quot;;&quot;&quot;;(IF(OR([.J8]=&quot;&quot;;[.J8]=0);0;1)))">
            <text:p/>
          </table:table-cell>
          <table:table-cell table:style-name="ce35" table:formula="of:=IF([.K$3]=&quot;&quot;;&quot;&quot;;(IF(OR([.K8]=&quot;&quot;;[.K8]=0);0;1)))">
            <text:p/>
          </table:table-cell>
          <table:table-cell table:style-name="ce35" table:formula="of:=IF([.L$3]=&quot;&quot;;&quot;&quot;;(IF(OR([.L8]=&quot;&quot;;[.L8]=0);0;1)))">
            <text:p/>
          </table:table-cell>
          <table:table-cell table:style-name="ce35" table:formula="of:=IF([.M$3]=&quot;&quot;;&quot;&quot;;(IF(OR([.M8]=&quot;&quot;;[.M8]=0);0;1)))">
            <text:p/>
          </table:table-cell>
          <table:table-cell table:style-name="ce35" table:formula="of:=IF([.N$3]=&quot;&quot;;&quot;&quot;;(IF(OR([.N8]=&quot;&quot;;[.N8]=0);0;1)))">
            <text:p/>
          </table:table-cell>
          <table:table-cell table:style-name="ce35" table:formula="of:=IF([.O$3]=&quot;&quot;;&quot;&quot;;(IF(OR([.O8]=&quot;&quot;;[.O8]=0);0;1)))">
            <text:p/>
          </table:table-cell>
          <table:table-cell table:style-name="ce35" table:formula="of:=IF([.P$3]=&quot;&quot;;&quot;&quot;;(IF(OR([.P8]=&quot;&quot;;[.P8]=0);0;1)))">
            <text:p/>
          </table:table-cell>
          <table:table-cell table:style-name="ce35" table:formula="of:=IF([.Q$3]=&quot;&quot;;&quot;&quot;;(IF(OR([.Q8]=&quot;&quot;;[.Q8]=0);0;1)))">
            <text:p/>
          </table:table-cell>
          <table:table-cell table:style-name="ce35" table:formula="of:=IF([.R$3]=&quot;&quot;;&quot;&quot;;(IF(OR([.R8]=&quot;&quot;;[.R8]=0);0;1)))">
            <text:p/>
          </table:table-cell>
          <table:table-cell table:style-name="ce35" table:formula="of:=IF([.S$3]=&quot;&quot;;&quot;&quot;;(IF(OR([.S8]=&quot;&quot;;[.S8]=0);0;1)))">
            <text:p/>
          </table:table-cell>
          <table:table-cell table:style-name="ce35" table:formula="of:=IF([.T$3]=&quot;&quot;;&quot;&quot;;(IF(OR([.T8]=&quot;&quot;;[.T8]=0);0;1)))">
            <text:p/>
          </table:table-cell>
          <table:table-cell table:style-name="ce35" table:formula="of:=IF([.U$3]=&quot;&quot;;&quot;&quot;;(IF(OR([.U8]=&quot;&quot;;[.U8]=0);0;1)))">
            <text:p/>
          </table:table-cell>
          <table:table-cell table:style-name="ce35" table:formula="of:=IF([.V$3]=&quot;&quot;;&quot;&quot;;(IF(OR([.V8]=&quot;&quot;;[.V8]=0);0;1)))">
            <text:p/>
          </table:table-cell>
          <table:table-cell table:style-name="ce35" table:formula="of:=IF([.W$3]=&quot;&quot;;&quot;&quot;;(IF(OR([.W8]=&quot;&quot;;[.W8]=0);0;1)))">
            <text:p/>
          </table:table-cell>
          <table:table-cell table:style-name="ce35" table:formula="of:=IF([.X$3]=&quot;&quot;;&quot;&quot;;(IF(OR([.X8]=&quot;&quot;;[.X8]=0);0;1)))">
            <text:p/>
          </table:table-cell>
          <table:table-cell table:style-name="ce35" table:formula="of:=IF([.Y$3]=&quot;&quot;;&quot;&quot;;(IF(OR([.Y8]=&quot;&quot;;[.Y8]=0);0;1)))">
            <text:p/>
          </table:table-cell>
          <table:table-cell table:style-name="ce35" table:formula="of:=IF([.Z$3]=&quot;&quot;;&quot;&quot;;(IF(OR([.Z8]=&quot;&quot;;[.Z8]=0);0;1)))">
            <text:p/>
          </table:table-cell>
          <table:table-cell table:style-name="ce35" table:formula="of:=IF([.AA$3]=&quot;&quot;;&quot;&quot;;(IF(OR([.AA8]=&quot;&quot;;[.AA8]=0);0;1)))">
            <text:p/>
          </table:table-cell>
          <table:table-cell table:style-name="ce35" table:formula="of:=IF([.AB$3]=&quot;&quot;;&quot;&quot;;(IF(OR([.AB8]=&quot;&quot;;[.AB8]=0);0;1)))">
            <text:p/>
          </table:table-cell>
          <table:table-cell table:style-name="ce35" table:formula="of:=IF([.AC$3]=&quot;&quot;;&quot;&quot;;(IF(OR([.AC8]=&quot;&quot;;[.AC8]=0);0;1)))">
            <text:p/>
          </table:table-cell>
          <table:table-cell table:style-name="ce35" table:formula="of:=IF([.AD$3]=&quot;&quot;;&quot;&quot;;(IF(OR([.AD8]=&quot;&quot;;[.AD8]=0);0;1)))">
            <text:p/>
          </table:table-cell>
          <table:table-cell table:style-name="ce35" table:formula="of:=IF([.AE$3]=&quot;&quot;;&quot;&quot;;(IF(OR([.AE8]=&quot;&quot;;[.AE8]=0);0;1)))">
            <text:p/>
          </table:table-cell>
          <table:table-cell table:style-name="ce35" table:formula="of:=IF([.AF$3]=&quot;&quot;;&quot;&quot;;(IF(OR([.AF8]=&quot;&quot;;[.AF8]=0);0;1)))">
            <text:p/>
          </table:table-cell>
          <table:table-cell table:style-name="ce35" table:formula="of:=IF([.AG$3]=&quot;&quot;;&quot;&quot;;(IF(OR([.AG8]=&quot;&quot;;[.AG8]=0);0;1)))">
            <text:p/>
          </table:table-cell>
          <table:table-cell table:style-name="ce35" table:formula="of:=IF([.AH$3]=&quot;&quot;;&quot;&quot;;(IF(OR([.AH8]=&quot;&quot;;[.AH8]=0);0;1)))">
            <text:p/>
          </table:table-cell>
          <table:table-cell table:style-name="ce35" table:formula="of:=IF([.AI$3]=&quot;&quot;;&quot;&quot;;(IF(OR([.AI8]=&quot;&quot;;[.AI8]=0);0;1)))">
            <text:p/>
          </table:table-cell>
          <table:table-cell table:style-name="ce35" table:formula="of:=IF([.AJ$3]=&quot;&quot;;&quot;&quot;;(IF(OR([.AJ8]=&quot;&quot;;[.AJ8]=0);0;1)))">
            <text:p/>
          </table:table-cell>
          <table:table-cell table:style-name="ce35" table:formula="of:=IF([.AK$3]=&quot;&quot;;&quot;&quot;;(IF(OR([.AK8]=&quot;&quot;;[.AK8]=0);0;1)))">
            <text:p/>
          </table:table-cell>
          <table:table-cell table:style-name="ce35" table:formula="of:=IF([.AL$3]=&quot;&quot;;&quot;&quot;;(IF(OR([.AL8]=&quot;&quot;;[.AL8]=0);0;1)))">
            <text:p/>
          </table:table-cell>
          <table:table-cell table:style-name="ce35" table:formula="of:=IF([.AM$3]=&quot;&quot;;&quot;&quot;;(IF(OR([.AM8]=&quot;&quot;;[.AM8]=0);0;1)))">
            <text:p/>
          </table:table-cell>
          <table:table-cell table:style-name="ce35" table:formula="of:=IF([.AN$3]=&quot;&quot;;&quot;&quot;;(IF(OR([.AN8]=&quot;&quot;;[.AN8]=0);0;1)))">
            <text:p/>
          </table:table-cell>
          <table:table-cell table:style-name="ce35" table:formula="of:=IF([.AO$3]=&quot;&quot;;&quot;&quot;;(IF(OR([.AO8]=&quot;&quot;;[.AO8]=0);0;1)))">
            <text:p/>
          </table:table-cell>
          <table:table-cell table:style-name="ce35" table:formula="of:=IF([.AP$3]=&quot;&quot;;&quot;&quot;;(IF(OR([.AP8]=&quot;&quot;;[.AP8]=0);0;1)))">
            <text:p/>
          </table:table-cell>
          <table:table-cell table:style-name="ce35" table:formula="of:=IF([.AQ$3]=&quot;&quot;;&quot;&quot;;(IF(OR([.AQ8]=&quot;&quot;;[.AQ8]=0);0;1)))">
            <text:p/>
          </table:table-cell>
          <table:table-cell table:style-name="ce35" table:formula="of:=IF([.AR$3]=&quot;&quot;;&quot;&quot;;(IF(OR([.AR8]=&quot;&quot;;[.AR8]=0);0;1)))">
            <text:p/>
          </table:table-cell>
          <table:table-cell table:style-name="ce35" table:formula="of:=IF([.AS$3]=&quot;&quot;;&quot;&quot;;(IF(OR([.AS8]=&quot;&quot;;[.AS8]=0);0;1)))">
            <text:p/>
          </table:table-cell>
          <table:table-cell table:style-name="ce35" table:formula="of:=IF([.AT$3]=&quot;&quot;;&quot;&quot;;(IF(OR([.AT8]=&quot;&quot;;[.AT8]=0);0;1)))">
            <text:p/>
          </table:table-cell>
          <table:table-cell table:style-name="ce35" table:formula="of:=IF([.AU$3]=&quot;&quot;;&quot;&quot;;(IF(OR([.AU8]=&quot;&quot;;[.AU8]=0);0;1)))">
            <text:p/>
          </table:table-cell>
          <table:table-cell table:style-name="ce35" table:formula="of:=IF([.AV$3]=&quot;&quot;;&quot;&quot;;(IF(OR([.AV8]=&quot;&quot;;[.AV8]=0);0;1)))">
            <text:p/>
          </table:table-cell>
          <table:table-cell table:style-name="ce35" table:formula="of:=IF([.AW$3]=&quot;&quot;;&quot;&quot;;(IF(OR([.AW8]=&quot;&quot;;[.AW8]=0);0;1)))">
            <text:p/>
          </table:table-cell>
          <table:table-cell table:style-name="ce35" table:formula="of:=IF([.AX$3]=&quot;&quot;;&quot;&quot;;(IF(OR([.AX8]=&quot;&quot;;[.AX8]=0);0;1)))">
            <text:p/>
          </table:table-cell>
          <table:table-cell table:style-name="ce35" table:formula="of:=IF([.AY$3]=&quot;&quot;;&quot;&quot;;(IF(OR([.AY8]=&quot;&quot;;[.AY8]=0);0;1)))">
            <text:p/>
          </table:table-cell>
          <table:table-cell table:style-name="ce35" table:formula="of:=IF([.AZ$3]=&quot;&quot;;&quot;&quot;;(IF(OR([.AZ8]=&quot;&quot;;[.AZ8]=0);0;1)))">
            <text:p/>
          </table:table-cell>
          <table:table-cell table:style-name="ce35" table:formula="of:=IF([.BA$3]=&quot;&quot;;&quot;&quot;;(IF(OR([.BA8]=&quot;&quot;;[.BA8]=0);0;1)))">
            <text:p/>
          </table:table-cell>
          <table:table-cell table:style-name="ce35" table:formula="of:=IF([.BB$3]=&quot;&quot;;&quot;&quot;;(IF(OR([.BB8]=&quot;&quot;;[.BB8]=0);0;1)))">
            <text:p/>
          </table:table-cell>
          <table:table-cell table:style-name="ce35" table:formula="of:=IF([.BC$3]=&quot;&quot;;&quot;&quot;;(IF(OR([.BC8]=&quot;&quot;;[.BC8]=0);0;1)))">
            <text:p/>
          </table:table-cell>
          <table:table-cell table:style-name="ce35" table:formula="of:=IF([.BD$3]=&quot;&quot;;&quot;&quot;;(IF(OR([.BD8]=&quot;&quot;;[.BD8]=0);0;1)))">
            <text:p/>
          </table:table-cell>
          <table:table-cell table:style-name="ce35" table:formula="of:=IF([.BE$3]=&quot;&quot;;&quot;&quot;;(IF(OR([.BE8]=&quot;&quot;;[.BE8]=0);0;1)))">
            <text:p/>
          </table:table-cell>
          <table:table-cell table:style-name="ce35" table:formula="of:=IF([.BF$3]=&quot;&quot;;&quot;&quot;;(IF(OR([.BF8]=&quot;&quot;;[.BF8]=0);0;1)))">
            <text:p/>
          </table:table-cell>
          <table:table-cell table:style-name="ce35" table:formula="of:=IF([.BG$3]=&quot;&quot;;&quot;&quot;;(IF(OR([.BG8]=&quot;&quot;;[.BG8]=0);0;1)))">
            <text:p/>
          </table:table-cell>
          <table:table-cell table:style-name="ce35" table:formula="of:=IF([.BH$3]=&quot;&quot;;&quot;&quot;;(IF(OR([.BH8]=&quot;&quot;;[.BH8]=0);0;1)))">
            <text:p/>
          </table:table-cell>
          <table:table-cell table:style-name="ce35" table:formula="of:=IF([.BI$3]=&quot;&quot;;&quot;&quot;;(IF(OR([.BI8]=&quot;&quot;;[.BI8]=0);0;1)))">
            <text:p/>
          </table:table-cell>
          <table:table-cell table:style-name="ce35" table:formula="of:=IF([.BJ$3]=&quot;&quot;;&quot;&quot;;(IF(OR([.BJ8]=&quot;&quot;;[.BJ8]=0);0;1)))">
            <text:p/>
          </table:table-cell>
          <table:table-cell table:style-name="ce35" table:formula="of:=IF([.BK$3]=&quot;&quot;;&quot;&quot;;(IF(OR([.BK8]=&quot;&quot;;[.BK8]=0);0;1)))">
            <text:p/>
          </table:table-cell>
          <table:table-cell table:style-name="ce35" table:formula="of:=IF([.BL$3]=&quot;&quot;;&quot;&quot;;(IF(OR([.BL8]=&quot;&quot;;[.BL8]=0);0;1)))">
            <text:p/>
          </table:table-cell>
          <table:table-cell table:style-name="ce35" table:formula="of:=IF([.BM$3]=&quot;&quot;;&quot;&quot;;(IF(OR([.BM8]=&quot;&quot;;[.BM8]=0);0;1)))">
            <text:p/>
          </table:table-cell>
          <table:table-cell table:style-name="ce35" table:formula="of:=IF([.BN$3]=&quot;&quot;;&quot;&quot;;(IF(OR([.BN8]=&quot;&quot;;[.BN8]=0);0;1)))">
            <text:p/>
          </table:table-cell>
          <table:table-cell table:style-name="ce35" table:formula="of:=IF([.BO$3]=&quot;&quot;;&quot;&quot;;(IF(OR([.BO8]=&quot;&quot;;[.BO8]=0);0;1)))">
            <text:p/>
          </table:table-cell>
          <table:table-cell table:style-name="ce35" table:formula="of:=IF([.BP$3]=&quot;&quot;;&quot;&quot;;(IF(OR([.BP8]=&quot;&quot;;[.BP8]=0);0;1)))">
            <text:p/>
          </table:table-cell>
          <table:table-cell table:style-name="ce35" table:formula="of:=IF([.BQ$3]=&quot;&quot;;&quot;&quot;;(IF(OR([.BQ8]=&quot;&quot;;[.BQ8]=0);0;1)))">
            <text:p/>
          </table:table-cell>
          <table:table-cell table:style-name="ce35" table:formula="of:=IF([.BR$3]=&quot;&quot;;&quot;&quot;;(IF(OR([.BR8]=&quot;&quot;;[.BR8]=0);0;1)))">
            <text:p/>
          </table:table-cell>
          <table:table-cell table:style-name="ce35" table:formula="of:=IF([.BS$3]=&quot;&quot;;&quot;&quot;;(IF(OR([.BS8]=&quot;&quot;;[.BS8]=0);0;1)))">
            <text:p/>
          </table:table-cell>
          <table:table-cell table:style-name="ce35" table:formula="of:=IF([.BT$3]=&quot;&quot;;&quot;&quot;;(IF(OR([.BT8]=&quot;&quot;;[.BT8]=0);0;1)))">
            <text:p/>
          </table:table-cell>
          <table:table-cell table:style-name="ce35" table:formula="of:=IF([.BU$3]=&quot;&quot;;&quot;&quot;;(IF(OR([.BU8]=&quot;&quot;;[.BU8]=0);0;1)))">
            <text:p/>
          </table:table-cell>
          <table:table-cell table:style-name="ce35" table:formula="of:=IF([.BV$3]=&quot;&quot;;&quot;&quot;;(IF(OR([.BV8]=&quot;&quot;;[.BV8]=0);0;1)))">
            <text:p/>
          </table:table-cell>
          <table:table-cell table:style-name="ce35" table:formula="of:=IF([.BW$3]=&quot;&quot;;&quot;&quot;;(IF(OR([.BW8]=&quot;&quot;;[.BW8]=0);0;1)))">
            <text:p/>
          </table:table-cell>
          <table:table-cell table:style-name="ce35" table:formula="of:=IF([.BX$3]=&quot;&quot;;&quot;&quot;;(IF(OR([.BX8]=&quot;&quot;;[.BX8]=0);0;1)))">
            <text:p/>
          </table:table-cell>
          <table:table-cell table:style-name="ce35" table:formula="of:=IF([.BY$3]=&quot;&quot;;&quot;&quot;;(IF(OR([.BY8]=&quot;&quot;;[.BY8]=0);0;1)))">
            <text:p/>
          </table:table-cell>
          <table:table-cell table:style-name="ce35" table:formula="of:=IF([.BZ$3]=&quot;&quot;;&quot;&quot;;(IF(OR([.BZ8]=&quot;&quot;;[.BZ8]=0);0;1)))">
            <text:p/>
          </table:table-cell>
          <table:table-cell table:style-name="ce35" table:formula="of:=IF([.CA$3]=&quot;&quot;;&quot;&quot;;(IF(OR([.CA8]=&quot;&quot;;[.CA8]=0);0;1)))">
            <text:p/>
          </table:table-cell>
          <table:table-cell table:style-name="ce35" table:formula="of:=IF([.CB$3]=&quot;&quot;;&quot;&quot;;(IF(OR([.CB8]=&quot;&quot;;[.CB8]=0);0;1)))">
            <text:p/>
          </table:table-cell>
          <table:table-cell table:style-name="ce35" table:formula="of:=IF([.CC$3]=&quot;&quot;;&quot;&quot;;(IF(OR([.CC8]=&quot;&quot;;[.CC8]=0);0;1)))">
            <text:p/>
          </table:table-cell>
          <table:table-cell table:style-name="ce35" table:formula="of:=IF([.CD$3]=&quot;&quot;;&quot;&quot;;(IF(OR([.CD8]=&quot;&quot;;[.CD8]=0);0;1)))">
            <text:p/>
          </table:table-cell>
          <table:table-cell table:style-name="ce35" table:formula="of:=IF([.CE$3]=&quot;&quot;;&quot;&quot;;(IF(OR([.CE8]=&quot;&quot;;[.CE8]=0);0;1)))">
            <text:p/>
          </table:table-cell>
          <table:table-cell table:style-name="ce35" table:formula="of:=IF([.CF$3]=&quot;&quot;;&quot;&quot;;(IF(OR([.CF8]=&quot;&quot;;[.CF8]=0);0;1)))">
            <text:p/>
          </table:table-cell>
          <table:table-cell table:style-name="ce35" table:formula="of:=IF([.CG$3]=&quot;&quot;;&quot;&quot;;(IF(OR([.CG8]=&quot;&quot;;[.CG8]=0);0;1)))">
            <text:p/>
          </table:table-cell>
          <table:table-cell table:style-name="ce35" table:formula="of:=IF([.CH$3]=&quot;&quot;;&quot;&quot;;(IF(OR([.CH8]=&quot;&quot;;[.CH8]=0);0;1)))">
            <text:p/>
          </table:table-cell>
          <table:table-cell table:style-name="ce35" table:formula="of:=IF([.CI$3]=&quot;&quot;;&quot;&quot;;(IF(OR([.CI8]=&quot;&quot;;[.CI8]=0);0;1)))">
            <text:p/>
          </table:table-cell>
          <table:table-cell table:style-name="ce35" table:formula="of:=IF([.CJ$3]=&quot;&quot;;&quot;&quot;;(IF(OR([.CJ8]=&quot;&quot;;[.CJ8]=0);0;1)))">
            <text:p/>
          </table:table-cell>
          <table:table-cell table:style-name="ce35" table:formula="of:=IF([.CK$3]=&quot;&quot;;&quot;&quot;;(IF(OR([.CK8]=&quot;&quot;;[.CK8]=0);0;1)))">
            <text:p/>
          </table:table-cell>
          <table:table-cell table:style-name="ce35" table:formula="of:=IF([.CL$3]=&quot;&quot;;&quot;&quot;;(IF(OR([.CL8]=&quot;&quot;;[.CL8]=0);0;1)))">
            <text:p/>
          </table:table-cell>
          <table:table-cell table:style-name="ce35" table:formula="of:=IF([.CM$3]=&quot;&quot;;&quot;&quot;;(IF(OR([.CM8]=&quot;&quot;;[.CM8]=0);0;1)))">
            <text:p/>
          </table:table-cell>
          <table:table-cell table:style-name="ce35" table:formula="of:=IF([.CN$3]=&quot;&quot;;&quot;&quot;;(IF(OR([.CN8]=&quot;&quot;;[.CN8]=0);0;1)))">
            <text:p/>
          </table:table-cell>
          <table:table-cell table:style-name="ce35" table:formula="of:=IF([.CO$3]=&quot;&quot;;&quot;&quot;;(IF(OR([.CO8]=&quot;&quot;;[.CO8]=0);0;1)))">
            <text:p/>
          </table:table-cell>
          <table:table-cell table:style-name="ce35" table:formula="of:=IF([.CP$3]=&quot;&quot;;&quot;&quot;;(IF(OR([.CP8]=&quot;&quot;;[.CP8]=0);0;1)))">
            <text:p/>
          </table:table-cell>
          <table:table-cell table:style-name="ce35" table:formula="of:=IF([.CQ$3]=&quot;&quot;;&quot;&quot;;(IF(OR([.CQ8]=&quot;&quot;;[.CQ8]=0);0;1)))">
            <text:p/>
          </table:table-cell>
          <table:table-cell table:style-name="ce35" table:formula="of:=IF([.CR$3]=&quot;&quot;;&quot;&quot;;(IF(OR([.CR8]=&quot;&quot;;[.CR8]=0);0;1)))">
            <text:p/>
          </table:table-cell>
          <table:table-cell table:style-name="ce35" table:formula="of:=IF([.CS$3]=&quot;&quot;;&quot;&quot;;(IF(OR([.CS8]=&quot;&quot;;[.CS8]=0);0;1)))">
            <text:p/>
          </table:table-cell>
          <table:table-cell table:style-name="ce35" table:formula="of:=IF([.CT$3]=&quot;&quot;;&quot;&quot;;(IF(OR([.CT8]=&quot;&quot;;[.CT8]=0);0;1)))">
            <text:p/>
          </table:table-cell>
          <table:table-cell table:style-name="ce35" table:formula="of:=IF([.CU$3]=&quot;&quot;;&quot;&quot;;(IF(OR([.CU8]=&quot;&quot;;[.CU8]=0);0;1)))">
            <text:p/>
          </table:table-cell>
          <table:table-cell table:style-name="ce35" table:formula="of:=IF([.CV$3]=&quot;&quot;;&quot;&quot;;(IF(OR([.CV8]=&quot;&quot;;[.CV8]=0);0;1)))">
            <text:p/>
          </table:table-cell>
          <table:table-cell table:style-name="ce35" table:formula="of:=IF([.CW$3]=&quot;&quot;;&quot;&quot;;(IF(OR([.CW8]=&quot;&quot;;[.CW8]=0);0;1)))">
            <text:p/>
          </table:table-cell>
          <table:table-cell table:style-name="ce35" table:formula="of:=IF([.CX$3]=&quot;&quot;;&quot;&quot;;(IF(OR([.CX8]=&quot;&quot;;[.CX8]=0);0;1)))">
            <text:p/>
          </table:table-cell>
          <table:table-cell table:style-name="ce35" table:formula="of:=IF([.CY$3]=&quot;&quot;;&quot;&quot;;(IF(OR([.CY8]=&quot;&quot;;[.CY8]=0);0;1)))">
            <text:p/>
          </table:table-cell>
          <table:table-cell table:style-name="ce35" table:formula="of:=IF([.CZ$3]=&quot;&quot;;&quot;&quot;;(IF(OR([.CZ8]=&quot;&quot;;[.CZ8]=0);0;1)))">
            <text:p/>
          </table:table-cell>
          <table:table-cell table:style-name="ce35" table:formula="of:=IF([.DA$3]=&quot;&quot;;&quot;&quot;;(IF(OR([.DA8]=&quot;&quot;;[.DA8]=0);0;1)))">
            <text:p/>
          </table:table-cell>
          <table:table-cell table:style-name="ce35" table:formula="of:=IF([.DB$3]=&quot;&quot;;&quot;&quot;;(IF(OR([.DB8]=&quot;&quot;;[.DB8]=0);0;1)))">
            <text:p/>
          </table:table-cell>
          <table:table-cell table:style-name="ce35" table:formula="of:=IF([.DC$3]=&quot;&quot;;&quot;&quot;;(IF(OR([.DC8]=&quot;&quot;;[.DC8]=0);0;1)))">
            <text:p/>
          </table:table-cell>
          <table:table-cell table:style-name="ce35" table:formula="of:=IF([.DD$3]=&quot;&quot;;&quot;&quot;;(IF(OR([.DD8]=&quot;&quot;;[.DD8]=0);0;1)))">
            <text:p/>
          </table:table-cell>
          <table:table-cell table:style-name="ce35" table:formula="of:=IF([.DE$3]=&quot;&quot;;&quot;&quot;;(IF(OR([.DE8]=&quot;&quot;;[.DE8]=0);0;1)))">
            <text:p/>
          </table:table-cell>
          <table:table-cell table:style-name="ce35" table:formula="of:=IF([.DF$3]=&quot;&quot;;&quot;&quot;;(IF(OR([.DF8]=&quot;&quot;;[.DF8]=0);0;1)))">
            <text:p/>
          </table:table-cell>
          <table:table-cell table:style-name="ce35" table:formula="of:=IF([.DG$3]=&quot;&quot;;&quot;&quot;;(IF(OR([.DG8]=&quot;&quot;;[.DG8]=0);0;1)))">
            <text:p/>
          </table:table-cell>
          <table:table-cell table:style-name="ce35" table:formula="of:=IF([.DH$3]=&quot;&quot;;&quot;&quot;;(IF(OR([.DH8]=&quot;&quot;;[.DH8]=0);0;1)))">
            <text:p/>
          </table:table-cell>
          <table:table-cell table:style-name="ce35" table:formula="of:=IF([.DI$3]=&quot;&quot;;&quot;&quot;;(IF(OR([.DI8]=&quot;&quot;;[.DI8]=0);0;1)))">
            <text:p/>
          </table:table-cell>
          <table:table-cell table:style-name="ce35" table:formula="of:=IF([.DJ$3]=&quot;&quot;;&quot;&quot;;(IF(OR([.DJ8]=&quot;&quot;;[.DJ8]=0);0;1)))">
            <text:p/>
          </table:table-cell>
          <table:table-cell table:style-name="ce35" table:formula="of:=IF([.DK$3]=&quot;&quot;;&quot;&quot;;(IF(OR([.DK8]=&quot;&quot;;[.DK8]=0);0;1)))">
            <text:p/>
          </table:table-cell>
          <table:table-cell table:style-name="ce35" table:formula="of:=IF([.DL$3]=&quot;&quot;;&quot;&quot;;(IF(OR([.DL8]=&quot;&quot;;[.DL8]=0);0;1)))">
            <text:p/>
          </table:table-cell>
          <table:table-cell table:style-name="ce35" table:formula="of:=IF([.DM$3]=&quot;&quot;;&quot;&quot;;(IF(OR([.DM8]=&quot;&quot;;[.DM8]=0);0;1)))">
            <text:p/>
          </table:table-cell>
          <table:table-cell table:style-name="ce35" table:formula="of:=IF([.DN$3]=&quot;&quot;;&quot;&quot;;(IF(OR([.DN8]=&quot;&quot;;[.DN8]=0);0;1)))">
            <text:p/>
          </table:table-cell>
          <table:table-cell table:style-name="ce35" table:formula="of:=IF([.DO$3]=&quot;&quot;;&quot;&quot;;(IF(OR([.DO8]=&quot;&quot;;[.DO8]=0);0;1)))">
            <text:p/>
          </table:table-cell>
          <table:table-cell table:style-name="ce35" table:formula="of:=IF([.DP$3]=&quot;&quot;;&quot;&quot;;(IF(OR([.DP8]=&quot;&quot;;[.DP8]=0);0;1)))">
            <text:p/>
          </table:table-cell>
          <table:table-cell table:style-name="ce35" table:formula="of:=IF([.DQ$3]=&quot;&quot;;&quot;&quot;;(IF(OR([.DQ8]=&quot;&quot;;[.DQ8]=0);0;1)))">
            <text:p/>
          </table:table-cell>
          <table:table-cell table:style-name="ce35" table:formula="of:=IF([.DR$3]=&quot;&quot;;&quot;&quot;;(IF(OR([.DR8]=&quot;&quot;;[.DR8]=0);0;1)))">
            <text:p/>
          </table:table-cell>
          <table:table-cell table:style-name="ce35" table:formula="of:=IF([.DS$3]=&quot;&quot;;&quot;&quot;;(IF(OR([.DS8]=&quot;&quot;;[.DS8]=0);0;1)))">
            <text:p/>
          </table:table-cell>
          <table:table-cell table:style-name="ce35" table:formula="of:=IF([.DT$3]=&quot;&quot;;&quot;&quot;;(IF(OR([.DT8]=&quot;&quot;;[.DT8]=0);0;1)))">
            <text:p/>
          </table:table-cell>
          <table:table-cell table:style-name="ce35" table:formula="of:=IF([.DU$3]=&quot;&quot;;&quot;&quot;;(IF(OR([.DU8]=&quot;&quot;;[.DU8]=0);0;1)))">
            <text:p/>
          </table:table-cell>
          <table:table-cell table:style-name="ce35" table:formula="of:=IF([.DV$3]=&quot;&quot;;&quot;&quot;;(IF(OR([.DV8]=&quot;&quot;;[.DV8]=0);0;1)))">
            <text:p/>
          </table:table-cell>
          <table:table-cell table:style-name="ce35" table:formula="of:=IF([.DW$3]=&quot;&quot;;&quot;&quot;;(IF(OR([.DW8]=&quot;&quot;;[.DW8]=0);0;1)))">
            <text:p/>
          </table:table-cell>
          <table:table-cell table:style-name="ce35" table:formula="of:=IF([.DX$3]=&quot;&quot;;&quot;&quot;;(IF(OR([.DX8]=&quot;&quot;;[.DX8]=0);0;1)))">
            <text:p/>
          </table:table-cell>
          <table:table-cell table:style-name="ce35" table:formula="of:=IF([.DY$3]=&quot;&quot;;&quot;&quot;;(IF(OR([.DY8]=&quot;&quot;;[.DY8]=0);0;1)))">
            <text:p/>
          </table:table-cell>
          <table:table-cell table:style-name="ce35" table:formula="of:=IF([.DZ$3]=&quot;&quot;;&quot;&quot;;(IF(OR([.DZ8]=&quot;&quot;;[.DZ8]=0);0;1)))">
            <text:p/>
          </table:table-cell>
          <table:table-cell table:style-name="ce35" table:formula="of:=IF([.EA$3]=&quot;&quot;;&quot;&quot;;(IF(OR([.EA8]=&quot;&quot;;[.EA8]=0);0;1)))">
            <text:p/>
          </table:table-cell>
          <table:table-cell table:style-name="ce35" table:formula="of:=IF([.EB$3]=&quot;&quot;;&quot;&quot;;(IF(OR([.EB8]=&quot;&quot;;[.EB8]=0);0;1)))">
            <text:p/>
          </table:table-cell>
          <table:table-cell table:style-name="ce35" table:formula="of:=IF([.EC$3]=&quot;&quot;;&quot;&quot;;(IF(OR([.EC8]=&quot;&quot;;[.EC8]=0);0;1)))">
            <text:p/>
          </table:table-cell>
          <table:table-cell table:style-name="ce35" table:formula="of:=IF([.ED$3]=&quot;&quot;;&quot;&quot;;(IF(OR([.ED8]=&quot;&quot;;[.ED8]=0);0;1)))">
            <text:p/>
          </table:table-cell>
          <table:table-cell table:style-name="ce35" table:formula="of:=IF([.EE$3]=&quot;&quot;;&quot;&quot;;(IF(OR([.EE8]=&quot;&quot;;[.EE8]=0);0;1)))">
            <text:p/>
          </table:table-cell>
          <table:table-cell table:style-name="ce35" table:formula="of:=IF([.EF$3]=&quot;&quot;;&quot;&quot;;(IF(OR([.EF8]=&quot;&quot;;[.EF8]=0);0;1)))">
            <text:p/>
          </table:table-cell>
          <table:table-cell table:style-name="ce35" table:formula="of:=IF([.EG$3]=&quot;&quot;;&quot;&quot;;(IF(OR([.EG8]=&quot;&quot;;[.EG8]=0);0;1)))">
            <text:p/>
          </table:table-cell>
          <table:table-cell table:style-name="ce35" table:formula="of:=IF([.EH$3]=&quot;&quot;;&quot;&quot;;(IF(OR([.EH8]=&quot;&quot;;[.EH8]=0);0;1)))">
            <text:p/>
          </table:table-cell>
          <table:table-cell table:style-name="ce35" table:formula="of:=IF([.EI$3]=&quot;&quot;;&quot;&quot;;(IF(OR([.EI8]=&quot;&quot;;[.EI8]=0);0;1)))">
            <text:p/>
          </table:table-cell>
          <table:table-cell table:style-name="ce35" table:formula="of:=IF([.EJ$3]=&quot;&quot;;&quot;&quot;;(IF(OR([.EJ8]=&quot;&quot;;[.EJ8]=0);0;1)))">
            <text:p/>
          </table:table-cell>
          <table:table-cell table:style-name="ce35" table:formula="of:=IF([.EK$3]=&quot;&quot;;&quot;&quot;;(IF(OR([.EK8]=&quot;&quot;;[.EK8]=0);0;1)))">
            <text:p/>
          </table:table-cell>
          <table:table-cell table:style-name="ce35" table:formula="of:=IF([.EL$3]=&quot;&quot;;&quot;&quot;;(IF(OR([.EL8]=&quot;&quot;;[.EL8]=0);0;1)))">
            <text:p/>
          </table:table-cell>
          <table:table-cell table:style-name="ce35" table:formula="of:=IF([.EM$3]=&quot;&quot;;&quot;&quot;;(IF(OR([.EM8]=&quot;&quot;;[.EM8]=0);0;1)))">
            <text:p/>
          </table:table-cell>
          <table:table-cell table:style-name="ce35" table:formula="of:=IF([.EN$3]=&quot;&quot;;&quot;&quot;;(IF(OR([.EN8]=&quot;&quot;;[.EN8]=0);0;1)))">
            <text:p/>
          </table:table-cell>
          <table:table-cell table:style-name="ce35" table:formula="of:=IF([.EO$3]=&quot;&quot;;&quot;&quot;;(IF(OR([.EO8]=&quot;&quot;;[.EO8]=0);0;1)))">
            <text:p/>
          </table:table-cell>
          <table:table-cell table:style-name="ce35" table:formula="of:=IF([.EP$3]=&quot;&quot;;&quot;&quot;;(IF(OR([.EP8]=&quot;&quot;;[.EP8]=0);0;1)))">
            <text:p/>
          </table:table-cell>
          <table:table-cell table:style-name="ce35" table:formula="of:=IF([.EQ$3]=&quot;&quot;;&quot;&quot;;(IF(OR([.EQ8]=&quot;&quot;;[.EQ8]=0);0;1)))">
            <text:p/>
          </table:table-cell>
          <table:table-cell table:style-name="ce35" table:formula="of:=IF([.ER$3]=&quot;&quot;;&quot;&quot;;(IF(OR([.ER8]=&quot;&quot;;[.ER8]=0);0;1)))">
            <text:p/>
          </table:table-cell>
          <table:table-cell table:style-name="ce35" table:formula="of:=IF([.ES$3]=&quot;&quot;;&quot;&quot;;(IF(OR([.ES8]=&quot;&quot;;[.ES8]=0);0;1)))">
            <text:p/>
          </table:table-cell>
          <table:table-cell table:style-name="ce35" table:formula="of:=IF([.ET$3]=&quot;&quot;;&quot;&quot;;(IF(OR([.ET8]=&quot;&quot;;[.ET8]=0);0;1)))">
            <text:p/>
          </table:table-cell>
          <table:table-cell table:style-name="ce35" table:formula="of:=IF([.EU$3]=&quot;&quot;;&quot;&quot;;(IF(OR([.EU8]=&quot;&quot;;[.EU8]=0);0;1)))">
            <text:p/>
          </table:table-cell>
          <table:table-cell table:style-name="ce35" table:formula="of:=IF([.EV$3]=&quot;&quot;;&quot;&quot;;(IF(OR([.EV8]=&quot;&quot;;[.EV8]=0);0;1)))">
            <text:p/>
          </table:table-cell>
          <table:table-cell table:style-name="ce35" table:formula="of:=IF([.EW$3]=&quot;&quot;;&quot;&quot;;(IF(OR([.EW8]=&quot;&quot;;[.EW8]=0);0;1)))">
            <text:p/>
          </table:table-cell>
          <table:table-cell table:style-name="ce35" table:formula="of:=IF([.EX$3]=&quot;&quot;;&quot;&quot;;(IF(OR([.EX8]=&quot;&quot;;[.EX8]=0);0;1)))">
            <text:p/>
          </table:table-cell>
          <table:table-cell table:style-name="ce35" table:formula="of:=IF([.EY$3]=&quot;&quot;;&quot;&quot;;(IF(OR([.EY8]=&quot;&quot;;[.EY8]=0);0;1)))">
            <text:p/>
          </table:table-cell>
          <table:table-cell table:style-name="ce35" table:formula="of:=IF([.EZ$3]=&quot;&quot;;&quot;&quot;;(IF(OR([.EZ8]=&quot;&quot;;[.EZ8]=0);0;1)))">
            <text:p/>
          </table:table-cell>
          <table:table-cell table:style-name="ce35" table:formula="of:=IF([.FA$3]=&quot;&quot;;&quot;&quot;;(IF(OR([.FA8]=&quot;&quot;;[.FA8]=0);0;1)))">
            <text:p/>
          </table:table-cell>
          <table:table-cell table:style-name="ce35" table:formula="of:=IF([.FB$3]=&quot;&quot;;&quot;&quot;;(IF(OR([.FB8]=&quot;&quot;;[.FB8]=0);0;1)))">
            <text:p/>
          </table:table-cell>
          <table:table-cell table:style-name="ce35" table:formula="of:=IF([.FC$3]=&quot;&quot;;&quot;&quot;;(IF(OR([.FC8]=&quot;&quot;;[.FC8]=0);0;1)))">
            <text:p/>
          </table:table-cell>
          <table:table-cell table:style-name="ce35" table:formula="of:=IF([.FD$3]=&quot;&quot;;&quot;&quot;;(IF(OR([.FD8]=&quot;&quot;;[.FD8]=0);0;1)))">
            <text:p/>
          </table:table-cell>
          <table:table-cell table:style-name="ce35" table:formula="of:=IF([.FE$3]=&quot;&quot;;&quot;&quot;;(IF(OR([.FE8]=&quot;&quot;;[.FE8]=0);0;1)))">
            <text:p/>
          </table:table-cell>
          <table:table-cell table:style-name="ce35" table:formula="of:=IF([.FF$3]=&quot;&quot;;&quot;&quot;;(IF(OR([.FF8]=&quot;&quot;;[.FF8]=0);0;1)))">
            <text:p/>
          </table:table-cell>
          <table:table-cell table:style-name="ce35" table:formula="of:=IF([.FG$3]=&quot;&quot;;&quot;&quot;;(IF(OR([.FG8]=&quot;&quot;;[.FG8]=0);0;1)))">
            <text:p/>
          </table:table-cell>
          <table:table-cell table:style-name="ce35" table:formula="of:=IF([.FH$3]=&quot;&quot;;&quot;&quot;;(IF(OR([.FH8]=&quot;&quot;;[.FH8]=0);0;1)))">
            <text:p/>
          </table:table-cell>
          <table:table-cell table:style-name="ce35" table:formula="of:=IF([.FI$3]=&quot;&quot;;&quot;&quot;;(IF(OR([.FI8]=&quot;&quot;;[.FI8]=0);0;1)))">
            <text:p/>
          </table:table-cell>
          <table:table-cell table:style-name="ce35" table:formula="of:=IF([.FJ$3]=&quot;&quot;;&quot;&quot;;(IF(OR([.FJ8]=&quot;&quot;;[.FJ8]=0);0;1)))">
            <text:p/>
          </table:table-cell>
          <table:table-cell table:style-name="ce35" table:formula="of:=IF([.FK$3]=&quot;&quot;;&quot;&quot;;(IF(OR([.FK8]=&quot;&quot;;[.FK8]=0);0;1)))">
            <text:p/>
          </table:table-cell>
          <table:table-cell table:style-name="ce35" table:formula="of:=IF([.FL$3]=&quot;&quot;;&quot;&quot;;(IF(OR([.FL8]=&quot;&quot;;[.FL8]=0);0;1)))">
            <text:p/>
          </table:table-cell>
          <table:table-cell table:style-name="ce35" table:formula="of:=IF([.FM$3]=&quot;&quot;;&quot;&quot;;(IF(OR([.FM8]=&quot;&quot;;[.FM8]=0);0;1)))">
            <text:p/>
          </table:table-cell>
          <table:table-cell table:style-name="ce35" table:formula="of:=IF([.FN$3]=&quot;&quot;;&quot;&quot;;(IF(OR([.FN8]=&quot;&quot;;[.FN8]=0);0;1)))">
            <text:p/>
          </table:table-cell>
          <table:table-cell table:style-name="ce35" table:formula="of:=IF([.FO$3]=&quot;&quot;;&quot;&quot;;(IF(OR([.FO8]=&quot;&quot;;[.FO8]=0);0;1)))">
            <text:p/>
          </table:table-cell>
          <table:table-cell table:style-name="ce35" table:formula="of:=IF([.FP$3]=&quot;&quot;;&quot;&quot;;(IF(OR([.FP8]=&quot;&quot;;[.FP8]=0);0;1)))">
            <text:p/>
          </table:table-cell>
          <table:table-cell table:style-name="ce35" table:formula="of:=IF([.FQ$3]=&quot;&quot;;&quot;&quot;;(IF(OR([.FQ8]=&quot;&quot;;[.FQ8]=0);0;1)))">
            <text:p/>
          </table:table-cell>
          <table:table-cell table:style-name="ce35" table:formula="of:=IF([.FR$3]=&quot;&quot;;&quot;&quot;;(IF(OR([.FR8]=&quot;&quot;;[.FR8]=0);0;1)))">
            <text:p/>
          </table:table-cell>
          <table:table-cell table:style-name="ce35" table:formula="of:=IF([.FS$3]=&quot;&quot;;&quot;&quot;;(IF(OR([.FS8]=&quot;&quot;;[.FS8]=0);0;1)))">
            <text:p/>
          </table:table-cell>
          <table:table-cell table:style-name="ce35" table:formula="of:=IF([.FT$3]=&quot;&quot;;&quot;&quot;;(IF(OR([.FT8]=&quot;&quot;;[.FT8]=0);0;1)))">
            <text:p/>
          </table:table-cell>
          <table:table-cell table:style-name="ce35" table:formula="of:=IF([.FU$3]=&quot;&quot;;&quot;&quot;;(IF(OR([.FU8]=&quot;&quot;;[.FU8]=0);0;1)))">
            <text:p/>
          </table:table-cell>
          <table:table-cell table:style-name="ce35" table:formula="of:=IF([.FV$3]=&quot;&quot;;&quot;&quot;;(IF(OR([.FV8]=&quot;&quot;;[.FV8]=0);0;1)))">
            <text:p/>
          </table:table-cell>
          <table:table-cell table:style-name="ce35" table:formula="of:=IF([.FW$3]=&quot;&quot;;&quot;&quot;;(IF(OR([.FW8]=&quot;&quot;;[.FW8]=0);0;1)))">
            <text:p/>
          </table:table-cell>
          <table:table-cell table:style-name="ce35" table:formula="of:=IF([.FX$3]=&quot;&quot;;&quot;&quot;;(IF(OR([.FX8]=&quot;&quot;;[.FX8]=0);0;1)))">
            <text:p/>
          </table:table-cell>
          <table:table-cell table:style-name="ce35" table:formula="of:=IF([.FY$3]=&quot;&quot;;&quot;&quot;;(IF(OR([.FY8]=&quot;&quot;;[.FY8]=0);0;1)))">
            <text:p/>
          </table:table-cell>
          <table:table-cell table:style-name="ce35" table:formula="of:=IF([.FZ$3]=&quot;&quot;;&quot;&quot;;(IF(OR([.FZ8]=&quot;&quot;;[.FZ8]=0);0;1)))">
            <text:p/>
          </table:table-cell>
          <table:table-cell table:style-name="ce35" table:formula="of:=IF([.GA$3]=&quot;&quot;;&quot;&quot;;(IF(OR([.GA8]=&quot;&quot;;[.GA8]=0);0;1)))">
            <text:p/>
          </table:table-cell>
          <table:table-cell table:style-name="ce35" table:formula="of:=IF([.GB$3]=&quot;&quot;;&quot;&quot;;(IF(OR([.GB8]=&quot;&quot;;[.GB8]=0);0;1)))">
            <text:p/>
          </table:table-cell>
          <table:table-cell table:style-name="ce35" table:formula="of:=IF([.GC$3]=&quot;&quot;;&quot;&quot;;(IF(OR([.GC8]=&quot;&quot;;[.GC8]=0);0;1)))">
            <text:p/>
          </table:table-cell>
          <table:table-cell table:style-name="ce35" table:formula="of:=IF([.GD$3]=&quot;&quot;;&quot;&quot;;(IF(OR([.GD8]=&quot;&quot;;[.GD8]=0);0;1)))">
            <text:p/>
          </table:table-cell>
          <table:table-cell table:style-name="ce35" table:formula="of:=IF([.GE$3]=&quot;&quot;;&quot;&quot;;(IF(OR([.GE8]=&quot;&quot;;[.GE8]=0);0;1)))">
            <text:p/>
          </table:table-cell>
          <table:table-cell table:style-name="ce35" table:formula="of:=IF([.GF$3]=&quot;&quot;;&quot;&quot;;(IF(OR([.GF8]=&quot;&quot;;[.GF8]=0);0;1)))">
            <text:p/>
          </table:table-cell>
          <table:table-cell table:style-name="ce35" table:formula="of:=IF([.GG$3]=&quot;&quot;;&quot;&quot;;(IF(OR([.GG8]=&quot;&quot;;[.GG8]=0);0;1)))">
            <text:p/>
          </table:table-cell>
          <table:table-cell table:style-name="ce35" table:formula="of:=IF([.GH$3]=&quot;&quot;;&quot;&quot;;(IF(OR([.GH8]=&quot;&quot;;[.GH8]=0);0;1)))">
            <text:p/>
          </table:table-cell>
          <table:table-cell table:style-name="ce35" table:formula="of:=IF([.GI$3]=&quot;&quot;;&quot;&quot;;(IF(OR([.GI8]=&quot;&quot;;[.GI8]=0);0;1)))">
            <text:p/>
          </table:table-cell>
          <table:table-cell table:style-name="ce35" table:formula="of:=IF([.GJ$3]=&quot;&quot;;&quot;&quot;;(IF(OR([.GJ8]=&quot;&quot;;[.GJ8]=0);0;1)))">
            <text:p/>
          </table:table-cell>
          <table:table-cell table:style-name="ce35" table:formula="of:=IF([.GK$3]=&quot;&quot;;&quot;&quot;;(IF(OR([.GK8]=&quot;&quot;;[.GK8]=0);0;1)))">
            <text:p/>
          </table:table-cell>
          <table:table-cell table:style-name="ce35" table:formula="of:=IF([.GL$3]=&quot;&quot;;&quot;&quot;;(IF(OR([.GL8]=&quot;&quot;;[.GL8]=0);0;1)))">
            <text:p/>
          </table:table-cell>
          <table:table-cell table:style-name="ce35" table:formula="of:=IF([.GM$3]=&quot;&quot;;&quot;&quot;;(IF(OR([.GM8]=&quot;&quot;;[.GM8]=0);0;1)))">
            <text:p/>
          </table:table-cell>
          <table:table-cell table:style-name="ce35" table:formula="of:=IF([.GN$3]=&quot;&quot;;&quot;&quot;;(IF(OR([.GN8]=&quot;&quot;;[.GN8]=0);0;1)))">
            <text:p/>
          </table:table-cell>
          <table:table-cell table:style-name="ce35" table:formula="of:=IF([.GO$3]=&quot;&quot;;&quot;&quot;;(IF(OR([.GO8]=&quot;&quot;;[.GO8]=0);0;1)))">
            <text:p/>
          </table:table-cell>
          <table:table-cell table:style-name="ce35" table:formula="of:=IF([.GP$3]=&quot;&quot;;&quot;&quot;;(IF(OR([.GP8]=&quot;&quot;;[.GP8]=0);0;1)))">
            <text:p/>
          </table:table-cell>
          <table:table-cell table:style-name="ce35" table:formula="of:=IF([.GQ$3]=&quot;&quot;;&quot;&quot;;(IF(OR([.GQ8]=&quot;&quot;;[.GQ8]=0);0;1)))">
            <text:p/>
          </table:table-cell>
          <table:table-cell table:style-name="ce35" table:formula="of:=IF([.GR$3]=&quot;&quot;;&quot;&quot;;(IF(OR([.GR8]=&quot;&quot;;[.GR8]=0);0;1)))">
            <text:p/>
          </table:table-cell>
          <table:table-cell table:style-name="ce35" table:formula="of:=IF([.GS$3]=&quot;&quot;;&quot;&quot;;(IF(OR([.GS8]=&quot;&quot;;[.GS8]=0);0;1)))">
            <text:p/>
          </table:table-cell>
          <table:table-cell table:style-name="ce35" table:formula="of:=IF([.GT$3]=&quot;&quot;;&quot;&quot;;(IF(OR([.GT8]=&quot;&quot;;[.GT8]=0);0;1)))">
            <text:p/>
          </table:table-cell>
          <table:table-cell table:style-name="ce35" table:formula="of:=IF([.GU$3]=&quot;&quot;;&quot;&quot;;(IF(OR([.GU8]=&quot;&quot;;[.GU8]=0);0;1)))">
            <text:p/>
          </table:table-cell>
          <table:table-cell table:style-name="ce35" table:formula="of:=IF([.GV$3]=&quot;&quot;;&quot;&quot;;(IF(OR([.GV8]=&quot;&quot;;[.GV8]=0);0;1)))">
            <text:p/>
          </table:table-cell>
          <table:table-cell table:style-name="ce35" table:formula="of:=IF([.GW$3]=&quot;&quot;;&quot;&quot;;(IF(OR([.GW8]=&quot;&quot;;[.GW8]=0);0;1)))">
            <text:p/>
          </table:table-cell>
          <table:table-cell table:style-name="ce35" table:formula="of:=IF([.GX$3]=&quot;&quot;;&quot;&quot;;(IF(OR([.GX8]=&quot;&quot;;[.GX8]=0);0;1)))">
            <text:p/>
          </table:table-cell>
          <table:table-cell table:style-name="ce35" table:formula="of:=IF([.GY$3]=&quot;&quot;;&quot;&quot;;(IF(OR([.GY8]=&quot;&quot;;[.GY8]=0);0;1)))">
            <text:p/>
          </table:table-cell>
          <table:table-cell table:style-name="ce35" table:formula="of:=IF([.GZ$3]=&quot;&quot;;&quot;&quot;;(IF(OR([.GZ8]=&quot;&quot;;[.GZ8]=0);0;1)))">
            <text:p/>
          </table:table-cell>
          <table:table-cell table:style-name="ce35" table:formula="of:=IF([.HA$3]=&quot;&quot;;&quot;&quot;;(IF(OR([.HA8]=&quot;&quot;;[.HA8]=0);0;1)))">
            <text:p/>
          </table:table-cell>
          <table:table-cell table:style-name="ce35" table:formula="of:=IF([.HB$3]=&quot;&quot;;&quot;&quot;;(IF(OR([.HB8]=&quot;&quot;;[.HB8]=0);0;1)))">
            <text:p/>
          </table:table-cell>
          <table:table-cell table:style-name="ce35" table:formula="of:=IF([.HC$3]=&quot;&quot;;&quot;&quot;;(IF(OR([.HC8]=&quot;&quot;;[.HC8]=0);0;1)))">
            <text:p/>
          </table:table-cell>
          <table:table-cell table:style-name="ce35" table:formula="of:=IF([.HD$3]=&quot;&quot;;&quot;&quot;;(IF(OR([.HD8]=&quot;&quot;;[.HD8]=0);0;1)))">
            <text:p/>
          </table:table-cell>
          <table:table-cell table:style-name="ce35" table:formula="of:=IF([.HE$3]=&quot;&quot;;&quot;&quot;;(IF(OR([.HE8]=&quot;&quot;;[.HE8]=0);0;1)))">
            <text:p/>
          </table:table-cell>
          <table:table-cell table:style-name="ce35" table:formula="of:=IF([.HF$3]=&quot;&quot;;&quot;&quot;;(IF(OR([.HF8]=&quot;&quot;;[.HF8]=0);0;1)))">
            <text:p/>
          </table:table-cell>
          <table:table-cell table:style-name="ce35" table:formula="of:=IF([.HG$3]=&quot;&quot;;&quot;&quot;;(IF(OR([.HG8]=&quot;&quot;;[.HG8]=0);0;1)))">
            <text:p/>
          </table:table-cell>
          <table:table-cell table:style-name="ce35" table:formula="of:=IF([.HH$3]=&quot;&quot;;&quot;&quot;;(IF(OR([.HH8]=&quot;&quot;;[.HH8]=0);0;1)))">
            <text:p/>
          </table:table-cell>
          <table:table-cell table:style-name="ce35" table:formula="of:=IF([.HI$3]=&quot;&quot;;&quot;&quot;;(IF(OR([.HI8]=&quot;&quot;;[.HI8]=0);0;1)))">
            <text:p/>
          </table:table-cell>
          <table:table-cell table:style-name="ce35" table:formula="of:=IF([.HJ$3]=&quot;&quot;;&quot;&quot;;(IF(OR([.HJ8]=&quot;&quot;;[.HJ8]=0);0;1)))">
            <text:p/>
          </table:table-cell>
          <table:table-cell table:style-name="ce35" table:formula="of:=IF([.HK$3]=&quot;&quot;;&quot;&quot;;(IF(OR([.HK8]=&quot;&quot;;[.HK8]=0);0;1)))">
            <text:p/>
          </table:table-cell>
          <table:table-cell table:style-name="ce35" table:formula="of:=IF([.HL$3]=&quot;&quot;;&quot;&quot;;(IF(OR([.HL8]=&quot;&quot;;[.HL8]=0);0;1)))">
            <text:p/>
          </table:table-cell>
          <table:table-cell table:style-name="ce35" table:formula="of:=IF([.HM$3]=&quot;&quot;;&quot;&quot;;(IF(OR([.HM8]=&quot;&quot;;[.HM8]=0);0;1)))">
            <text:p/>
          </table:table-cell>
          <table:table-cell table:style-name="ce35" table:formula="of:=IF([.HN$3]=&quot;&quot;;&quot;&quot;;(IF(OR([.HN8]=&quot;&quot;;[.HN8]=0);0;1)))">
            <text:p/>
          </table:table-cell>
          <table:table-cell table:style-name="ce35" table:formula="of:=IF([.HO$3]=&quot;&quot;;&quot;&quot;;(IF(OR([.HO8]=&quot;&quot;;[.HO8]=0);0;1)))">
            <text:p/>
          </table:table-cell>
          <table:table-cell table:style-name="ce35" table:formula="of:=IF([.HP$3]=&quot;&quot;;&quot;&quot;;(IF(OR([.HP8]=&quot;&quot;;[.HP8]=0);0;1)))">
            <text:p/>
          </table:table-cell>
          <table:table-cell table:style-name="ce35" table:formula="of:=IF([.HQ$3]=&quot;&quot;;&quot;&quot;;(IF(OR([.HQ8]=&quot;&quot;;[.HQ8]=0);0;1)))">
            <text:p/>
          </table:table-cell>
          <table:table-cell table:style-name="ce35" table:formula="of:=IF([.HR$3]=&quot;&quot;;&quot;&quot;;(IF(OR([.HR8]=&quot;&quot;;[.HR8]=0);0;1)))">
            <text:p/>
          </table:table-cell>
          <table:table-cell table:style-name="ce35" table:formula="of:=IF([.HS$3]=&quot;&quot;;&quot;&quot;;(IF(OR([.HS8]=&quot;&quot;;[.HS8]=0);0;1)))">
            <text:p/>
          </table:table-cell>
          <table:table-cell table:style-name="ce35" table:formula="of:=IF([.HT$3]=&quot;&quot;;&quot;&quot;;(IF(OR([.HT8]=&quot;&quot;;[.HT8]=0);0;1)))">
            <text:p/>
          </table:table-cell>
          <table:table-cell table:style-name="ce35" table:formula="of:=IF([.HU$3]=&quot;&quot;;&quot;&quot;;(IF(OR([.HU8]=&quot;&quot;;[.HU8]=0);0;1)))">
            <text:p/>
          </table:table-cell>
          <table:table-cell table:style-name="ce35" table:formula="of:=IF([.HV$3]=&quot;&quot;;&quot;&quot;;(IF(OR([.HV8]=&quot;&quot;;[.HV8]=0);0;1)))">
            <text:p/>
          </table:table-cell>
          <table:table-cell table:style-name="ce35" table:formula="of:=IF([.HW$3]=&quot;&quot;;&quot;&quot;;(IF(OR([.HW8]=&quot;&quot;;[.HW8]=0);0;1)))">
            <text:p/>
          </table:table-cell>
          <table:table-cell table:style-name="ce35" table:formula="of:=IF([.HX$3]=&quot;&quot;;&quot;&quot;;(IF(OR([.HX8]=&quot;&quot;;[.HX8]=0);0;1)))">
            <text:p/>
          </table:table-cell>
          <table:table-cell table:style-name="ce35" table:formula="of:=IF([.HY$3]=&quot;&quot;;&quot;&quot;;(IF(OR([.HY8]=&quot;&quot;;[.HY8]=0);0;1)))">
            <text:p/>
          </table:table-cell>
          <table:table-cell table:style-name="ce35" table:formula="of:=IF([.HZ$3]=&quot;&quot;;&quot;&quot;;(IF(OR([.HZ8]=&quot;&quot;;[.HZ8]=0);0;1)))">
            <text:p/>
          </table:table-cell>
          <table:table-cell table:style-name="ce35" table:formula="of:=IF([.IA$3]=&quot;&quot;;&quot;&quot;;(IF(OR([.IA8]=&quot;&quot;;[.IA8]=0);0;1)))">
            <text:p/>
          </table:table-cell>
          <table:table-cell table:style-name="ce35" table:formula="of:=IF([.IB$3]=&quot;&quot;;&quot;&quot;;(IF(OR([.IB8]=&quot;&quot;;[.IB8]=0);0;1)))">
            <text:p/>
          </table:table-cell>
          <table:table-cell table:style-name="ce35" table:formula="of:=IF([.IC$3]=&quot;&quot;;&quot;&quot;;(IF(OR([.IC8]=&quot;&quot;;[.IC8]=0);0;1)))">
            <text:p/>
          </table:table-cell>
          <table:table-cell table:style-name="ce35" table:formula="of:=IF([.ID$3]=&quot;&quot;;&quot;&quot;;(IF(OR([.ID8]=&quot;&quot;;[.ID8]=0);0;1)))">
            <text:p/>
          </table:table-cell>
          <table:table-cell table:style-name="ce35" table:formula="of:=IF([.IE$3]=&quot;&quot;;&quot;&quot;;(IF(OR([.IE8]=&quot;&quot;;[.IE8]=0);0;1)))">
            <text:p/>
          </table:table-cell>
          <table:table-cell table:style-name="ce35" table:formula="of:=IF([.IF$3]=&quot;&quot;;&quot;&quot;;(IF(OR([.IF8]=&quot;&quot;;[.IF8]=0);0;1)))">
            <text:p/>
          </table:table-cell>
          <table:table-cell table:style-name="ce35" table:formula="of:=IF([.IG$3]=&quot;&quot;;&quot;&quot;;(IF(OR([.IG8]=&quot;&quot;;[.IG8]=0);0;1)))">
            <text:p/>
          </table:table-cell>
          <table:table-cell table:style-name="ce35" table:formula="of:=IF([.IH$3]=&quot;&quot;;&quot;&quot;;(IF(OR([.IH8]=&quot;&quot;;[.IH8]=0);0;1)))">
            <text:p/>
          </table:table-cell>
          <table:table-cell table:style-name="ce35" table:formula="of:=IF([.II$3]=&quot;&quot;;&quot;&quot;;(IF(OR([.II8]=&quot;&quot;;[.II8]=0);0;1)))">
            <text:p/>
          </table:table-cell>
          <table:table-cell table:style-name="ce35" table:formula="of:=IF([.IJ$3]=&quot;&quot;;&quot;&quot;;(IF(OR([.IJ8]=&quot;&quot;;[.IJ8]=0);0;1)))">
            <text:p/>
          </table:table-cell>
          <table:table-cell table:style-name="ce35" table:formula="of:=IF([.IK$3]=&quot;&quot;;&quot;&quot;;(IF(OR([.IK8]=&quot;&quot;;[.IK8]=0);0;1)))">
            <text:p/>
          </table:table-cell>
          <table:table-cell table:style-name="ce35" table:formula="of:=IF([.IL$3]=&quot;&quot;;&quot;&quot;;(IF(OR([.IL8]=&quot;&quot;;[.IL8]=0);0;1)))">
            <text:p/>
          </table:table-cell>
          <table:table-cell table:style-name="ce35" table:formula="of:=IF([.IM$3]=&quot;&quot;;&quot;&quot;;(IF(OR([.IM8]=&quot;&quot;;[.IM8]=0);0;1)))">
            <text:p/>
          </table:table-cell>
          <table:table-cell table:style-name="ce35" table:formula="of:=IF([.IN$3]=&quot;&quot;;&quot;&quot;;(IF(OR([.IN8]=&quot;&quot;;[.IN8]=0);0;1)))">
            <text:p/>
          </table:table-cell>
          <table:table-cell table:style-name="ce35" table:formula="of:=IF([.IO$3]=&quot;&quot;;&quot;&quot;;(IF(OR([.IO8]=&quot;&quot;;[.IO8]=0);0;1)))">
            <text:p/>
          </table:table-cell>
          <table:table-cell table:style-name="ce35" table:formula="of:=IF([.IP$3]=&quot;&quot;;&quot;&quot;;(IF(OR([.IP8]=&quot;&quot;;[.IP8]=0);0;1)))">
            <text:p/>
          </table:table-cell>
          <table:table-cell table:style-name="ce35" table:formula="of:=IF([.IQ$3]=&quot;&quot;;&quot;&quot;;(IF(OR([.IQ8]=&quot;&quot;;[.IQ8]=0);0;1)))">
            <text:p/>
          </table:table-cell>
          <table:table-cell table:style-name="ce35" table:formula="of:=IF([.IR$3]=&quot;&quot;;&quot;&quot;;(IF(OR([.IR8]=&quot;&quot;;[.IR8]=0);0;1)))">
            <text:p/>
          </table:table-cell>
          <table:table-cell table:style-name="ce35" table:formula="of:=IF([.IS$3]=&quot;&quot;;&quot;&quot;;(IF(OR([.IS8]=&quot;&quot;;[.IS8]=0);0;1)))">
            <text:p/>
          </table:table-cell>
          <table:table-cell table:style-name="ce35" table:formula="of:=IF([.IT$3]=&quot;&quot;;&quot;&quot;;(IF(OR([.IT8]=&quot;&quot;;[.IT8]=0);0;1)))">
            <text:p/>
          </table:table-cell>
          <table:table-cell table:style-name="ce35" table:formula="of:=IF([.IU$3]=&quot;&quot;;&quot;&quot;;(IF(OR([.IU8]=&quot;&quot;;[.IU8]=0);0;1)))">
            <text:p/>
          </table:table-cell>
          <table:table-cell table:style-name="ce35" table:formula="of:=IF([.IV$3]=&quot;&quot;;&quot;&quot;;(IF(OR([.IV8]=&quot;&quot;;[.IV8]=0);0;1)))">
            <text:p/>
          </table:table-cell>
          <table:table-cell table:style-name="ce35" table:formula="of:=IF([.IW$3]=&quot;&quot;;&quot;&quot;;(IF(OR([.IW8]=&quot;&quot;;[.IW8]=0);0;1)))">
            <text:p/>
          </table:table-cell>
          <table:table-cell table:style-name="ce35" table:formula="of:=IF([.IX$3]=&quot;&quot;;&quot;&quot;;(IF(OR([.IX8]=&quot;&quot;;[.IX8]=0);0;1)))">
            <text:p/>
          </table:table-cell>
          <table:table-cell table:style-name="ce35" table:formula="of:=IF([.IY$3]=&quot;&quot;;&quot;&quot;;(IF(OR([.IY8]=&quot;&quot;;[.IY8]=0);0;1)))">
            <text:p/>
          </table:table-cell>
          <table:table-cell table:style-name="ce35" table:formula="of:=IF([.IZ$3]=&quot;&quot;;&quot;&quot;;(IF(OR([.IZ8]=&quot;&quot;;[.IZ8]=0);0;1)))">
            <text:p/>
          </table:table-cell>
          <table:table-cell table:style-name="ce35" table:formula="of:=IF([.JA$3]=&quot;&quot;;&quot;&quot;;(IF(OR([.JA8]=&quot;&quot;;[.JA8]=0);0;1)))">
            <text:p/>
          </table:table-cell>
          <table:table-cell table:style-name="ce35" table:formula="of:=IF([.JB$3]=&quot;&quot;;&quot;&quot;;(IF(OR([.JB8]=&quot;&quot;;[.JB8]=0);0;1)))">
            <text:p/>
          </table:table-cell>
          <table:table-cell table:style-name="ce35" table:formula="of:=IF([.JC$3]=&quot;&quot;;&quot;&quot;;(IF(OR([.JC8]=&quot;&quot;;[.JC8]=0);0;1)))">
            <text:p/>
          </table:table-cell>
          <table:table-cell table:style-name="ce35" table:formula="of:=IF([.JD$3]=&quot;&quot;;&quot;&quot;;(IF(OR([.JD8]=&quot;&quot;;[.JD8]=0);0;1)))">
            <text:p/>
          </table:table-cell>
          <table:table-cell table:style-name="ce35" table:formula="of:=IF([.JE$3]=&quot;&quot;;&quot;&quot;;(IF(OR([.JE8]=&quot;&quot;;[.JE8]=0);0;1)))">
            <text:p/>
          </table:table-cell>
          <table:table-cell table:style-name="ce35" table:formula="of:=IF([.JF$3]=&quot;&quot;;&quot;&quot;;(IF(OR([.JF8]=&quot;&quot;;[.JF8]=0);0;1)))">
            <text:p/>
          </table:table-cell>
          <table:table-cell table:style-name="ce35" table:formula="of:=IF([.JG$3]=&quot;&quot;;&quot;&quot;;(IF(OR([.JG8]=&quot;&quot;;[.JG8]=0);0;1)))">
            <text:p/>
          </table:table-cell>
          <table:table-cell table:style-name="ce35" table:formula="of:=IF([.JH$3]=&quot;&quot;;&quot;&quot;;(IF(OR([.JH8]=&quot;&quot;;[.JH8]=0);0;1)))">
            <text:p/>
          </table:table-cell>
          <table:table-cell table:style-name="ce35" table:formula="of:=IF([.JI$3]=&quot;&quot;;&quot;&quot;;(IF(OR([.JI8]=&quot;&quot;;[.JI8]=0);0;1)))">
            <text:p/>
          </table:table-cell>
          <table:table-cell table:style-name="ce35" table:formula="of:=IF([.JJ$3]=&quot;&quot;;&quot;&quot;;(IF(OR([.JJ8]=&quot;&quot;;[.JJ8]=0);0;1)))">
            <text:p/>
          </table:table-cell>
          <table:table-cell table:style-name="ce35" table:formula="of:=IF([.JK$3]=&quot;&quot;;&quot;&quot;;(IF(OR([.JK8]=&quot;&quot;;[.JK8]=0);0;1)))">
            <text:p/>
          </table:table-cell>
          <table:table-cell table:style-name="ce35" table:formula="of:=IF([.JL$3]=&quot;&quot;;&quot;&quot;;(IF(OR([.JL8]=&quot;&quot;;[.JL8]=0);0;1)))">
            <text:p/>
          </table:table-cell>
          <table:table-cell table:style-name="ce35" table:formula="of:=IF([.JM$3]=&quot;&quot;;&quot;&quot;;(IF(OR([.JM8]=&quot;&quot;;[.JM8]=0);0;1)))">
            <text:p/>
          </table:table-cell>
          <table:table-cell table:style-name="ce35" table:formula="of:=IF([.JN$3]=&quot;&quot;;&quot;&quot;;(IF(OR([.JN8]=&quot;&quot;;[.JN8]=0);0;1)))">
            <text:p/>
          </table:table-cell>
          <table:table-cell table:style-name="ce35" table:formula="of:=IF([.JO$3]=&quot;&quot;;&quot;&quot;;(IF(OR([.JO8]=&quot;&quot;;[.JO8]=0);0;1)))">
            <text:p/>
          </table:table-cell>
          <table:table-cell table:style-name="ce35" table:formula="of:=IF([.JP$3]=&quot;&quot;;&quot;&quot;;(IF(OR([.JP8]=&quot;&quot;;[.JP8]=0);0;1)))">
            <text:p/>
          </table:table-cell>
          <table:table-cell table:style-name="ce35" table:formula="of:=IF([.JQ$3]=&quot;&quot;;&quot;&quot;;(IF(OR([.JQ8]=&quot;&quot;;[.JQ8]=0);0;1)))">
            <text:p/>
          </table:table-cell>
          <table:table-cell table:style-name="ce35" table:formula="of:=IF([.JR$3]=&quot;&quot;;&quot;&quot;;(IF(OR([.JR8]=&quot;&quot;;[.JR8]=0);0;1)))">
            <text:p/>
          </table:table-cell>
          <table:table-cell table:style-name="ce35" table:formula="of:=IF([.JS$3]=&quot;&quot;;&quot;&quot;;(IF(OR([.JS8]=&quot;&quot;;[.JS8]=0);0;1)))">
            <text:p/>
          </table:table-cell>
          <table:table-cell table:style-name="ce35" table:formula="of:=IF([.JT$3]=&quot;&quot;;&quot;&quot;;(IF(OR([.JT8]=&quot;&quot;;[.JT8]=0);0;1)))">
            <text:p/>
          </table:table-cell>
          <table:table-cell table:style-name="ce35" table:formula="of:=IF([.JU$3]=&quot;&quot;;&quot;&quot;;(IF(OR([.JU8]=&quot;&quot;;[.JU8]=0);0;1)))">
            <text:p/>
          </table:table-cell>
          <table:table-cell table:style-name="ce35" table:formula="of:=IF([.JV$3]=&quot;&quot;;&quot;&quot;;(IF(OR([.JV8]=&quot;&quot;;[.JV8]=0);0;1)))">
            <text:p/>
          </table:table-cell>
          <table:table-cell table:style-name="ce35" table:formula="of:=IF([.JW$3]=&quot;&quot;;&quot;&quot;;(IF(OR([.JW8]=&quot;&quot;;[.JW8]=0);0;1)))">
            <text:p/>
          </table:table-cell>
          <table:table-cell table:style-name="ce35" table:formula="of:=IF([.JX$3]=&quot;&quot;;&quot;&quot;;(IF(OR([.JX8]=&quot;&quot;;[.JX8]=0);0;1)))">
            <text:p/>
          </table:table-cell>
          <table:table-cell table:style-name="ce35" table:formula="of:=IF([.JY$3]=&quot;&quot;;&quot;&quot;;(IF(OR([.JY8]=&quot;&quot;;[.JY8]=0);0;1)))">
            <text:p/>
          </table:table-cell>
          <table:table-cell table:style-name="ce35" table:formula="of:=IF([.JZ$3]=&quot;&quot;;&quot;&quot;;(IF(OR([.JZ8]=&quot;&quot;;[.JZ8]=0);0;1)))">
            <text:p/>
          </table:table-cell>
          <table:table-cell table:style-name="ce35" table:formula="of:=IF([.KA$3]=&quot;&quot;;&quot;&quot;;(IF(OR([.KA8]=&quot;&quot;;[.KA8]=0);0;1)))">
            <text:p/>
          </table:table-cell>
          <table:table-cell table:style-name="ce35" table:formula="of:=IF([.KB$3]=&quot;&quot;;&quot;&quot;;(IF(OR([.KB8]=&quot;&quot;;[.KB8]=0);0;1)))">
            <text:p/>
          </table:table-cell>
          <table:table-cell table:style-name="ce35" table:formula="of:=IF([.KC$3]=&quot;&quot;;&quot;&quot;;(IF(OR([.KC8]=&quot;&quot;;[.KC8]=0);0;1)))">
            <text:p/>
          </table:table-cell>
          <table:table-cell table:style-name="ce35" table:formula="of:=IF([.KD$3]=&quot;&quot;;&quot;&quot;;(IF(OR([.KD8]=&quot;&quot;;[.KD8]=0);0;1)))">
            <text:p/>
          </table:table-cell>
          <table:table-cell table:style-name="ce35" table:formula="of:=IF([.KE$3]=&quot;&quot;;&quot;&quot;;(IF(OR([.KE8]=&quot;&quot;;[.KE8]=0);0;1)))">
            <text:p/>
          </table:table-cell>
          <table:table-cell table:style-name="ce35" table:formula="of:=IF([.KF$3]=&quot;&quot;;&quot;&quot;;(IF(OR([.KF8]=&quot;&quot;;[.KF8]=0);0;1)))">
            <text:p/>
          </table:table-cell>
          <table:table-cell table:style-name="ce35" table:formula="of:=IF([.KG$3]=&quot;&quot;;&quot;&quot;;(IF(OR([.KG8]=&quot;&quot;;[.KG8]=0);0;1)))">
            <text:p/>
          </table:table-cell>
          <table:table-cell table:style-name="ce35" table:formula="of:=IF([.KH$3]=&quot;&quot;;&quot;&quot;;(IF(OR([.KH8]=&quot;&quot;;[.KH8]=0);0;1)))">
            <text:p/>
          </table:table-cell>
          <table:table-cell table:style-name="ce35" table:formula="of:=IF([.KI$3]=&quot;&quot;;&quot;&quot;;(IF(OR([.KI8]=&quot;&quot;;[.KI8]=0);0;1)))">
            <text:p/>
          </table:table-cell>
          <table:table-cell table:style-name="ce35" table:formula="of:=IF([.KJ$3]=&quot;&quot;;&quot;&quot;;(IF(OR([.KJ8]=&quot;&quot;;[.KJ8]=0);0;1)))">
            <text:p/>
          </table:table-cell>
          <table:table-cell table:style-name="ce35" table:formula="of:=IF([.KK$3]=&quot;&quot;;&quot;&quot;;(IF(OR([.KK8]=&quot;&quot;;[.KK8]=0);0;1)))">
            <text:p/>
          </table:table-cell>
          <table:table-cell table:style-name="ce35" table:formula="of:=IF([.KL$3]=&quot;&quot;;&quot;&quot;;(IF(OR([.KL8]=&quot;&quot;;[.KL8]=0);0;1)))">
            <text:p/>
          </table:table-cell>
          <table:table-cell table:style-name="ce35" table:formula="of:=IF([.KM$3]=&quot;&quot;;&quot;&quot;;(IF(OR([.KM8]=&quot;&quot;;[.KM8]=0);0;1)))">
            <text:p/>
          </table:table-cell>
          <table:table-cell table:style-name="ce35" table:formula="of:=IF([.KN$3]=&quot;&quot;;&quot;&quot;;(IF(OR([.KN8]=&quot;&quot;;[.KN8]=0);0;1)))">
            <text:p/>
          </table:table-cell>
          <table:table-cell table:style-name="ce35" table:formula="of:=IF([.KO$3]=&quot;&quot;;&quot;&quot;;(IF(OR([.KO8]=&quot;&quot;;[.KO8]=0);0;1)))">
            <text:p/>
          </table:table-cell>
          <table:table-cell table:style-name="ce35" table:formula="of:=IF([.KP$3]=&quot;&quot;;&quot;&quot;;(IF(OR([.KP8]=&quot;&quot;;[.KP8]=0);0;1)))">
            <text:p/>
          </table:table-cell>
          <table:table-cell table:style-name="ce35" table:formula="of:=IF([.KQ$3]=&quot;&quot;;&quot;&quot;;(IF(OR([.KQ8]=&quot;&quot;;[.KQ8]=0);0;1)))">
            <text:p/>
          </table:table-cell>
          <table:table-cell table:style-name="ce35" table:formula="of:=IF([.KR$3]=&quot;&quot;;&quot;&quot;;(IF(OR([.KR8]=&quot;&quot;;[.KR8]=0);0;1)))">
            <text:p/>
          </table:table-cell>
          <table:table-cell table:style-name="ce35" table:formula="of:=IF([.KS$3]=&quot;&quot;;&quot;&quot;;(IF(OR([.KS8]=&quot;&quot;;[.KS8]=0);0;1)))">
            <text:p/>
          </table:table-cell>
          <table:table-cell table:style-name="ce35" table:formula="of:=IF([.KT$3]=&quot;&quot;;&quot;&quot;;(IF(OR([.KT8]=&quot;&quot;;[.KT8]=0);0;1)))">
            <text:p/>
          </table:table-cell>
          <table:table-cell table:style-name="ce35" table:formula="of:=IF([.KU$3]=&quot;&quot;;&quot;&quot;;(IF(OR([.KU8]=&quot;&quot;;[.KU8]=0);0;1)))">
            <text:p/>
          </table:table-cell>
          <table:table-cell table:style-name="ce35" table:formula="of:=IF([.KV$3]=&quot;&quot;;&quot;&quot;;(IF(OR([.KV8]=&quot;&quot;;[.KV8]=0);0;1)))">
            <text:p/>
          </table:table-cell>
          <table:table-cell table:style-name="ce35" table:formula="of:=IF([.KW$3]=&quot;&quot;;&quot;&quot;;(IF(OR([.KW8]=&quot;&quot;;[.KW8]=0);0;1)))">
            <text:p/>
          </table:table-cell>
          <table:table-cell table:style-name="ce35" table:formula="of:=IF([.KX$3]=&quot;&quot;;&quot;&quot;;(IF(OR([.KX8]=&quot;&quot;;[.KX8]=0);0;1)))">
            <text:p/>
          </table:table-cell>
          <table:table-cell table:style-name="ce35" table:formula="of:=IF([.KY$3]=&quot;&quot;;&quot;&quot;;(IF(OR([.KY8]=&quot;&quot;;[.KY8]=0);0;1)))">
            <text:p/>
          </table:table-cell>
          <table:table-cell table:style-name="ce35" table:formula="of:=IF([.KZ$3]=&quot;&quot;;&quot;&quot;;(IF(OR([.KZ8]=&quot;&quot;;[.KZ8]=0);0;1)))">
            <text:p/>
          </table:table-cell>
          <table:table-cell table:style-name="ce35" table:formula="of:=IF([.LA$3]=&quot;&quot;;&quot;&quot;;(IF(OR([.LA8]=&quot;&quot;;[.LA8]=0);0;1)))">
            <text:p/>
          </table:table-cell>
          <table:table-cell table:style-name="ce35" table:formula="of:=IF([.LB$3]=&quot;&quot;;&quot;&quot;;(IF(OR([.LB8]=&quot;&quot;;[.LB8]=0);0;1)))">
            <text:p/>
          </table:table-cell>
          <table:table-cell table:style-name="ce35" table:formula="of:=IF([.LC$3]=&quot;&quot;;&quot;&quot;;(IF(OR([.LC8]=&quot;&quot;;[.LC8]=0);0;1)))">
            <text:p/>
          </table:table-cell>
          <table:table-cell table:style-name="ce35" table:formula="of:=IF([.LD$3]=&quot;&quot;;&quot;&quot;;(IF(OR([.LD8]=&quot;&quot;;[.LD8]=0);0;1)))">
            <text:p/>
          </table:table-cell>
          <table:table-cell table:style-name="ce35" table:formula="of:=IF([.LE$3]=&quot;&quot;;&quot;&quot;;(IF(OR([.LE8]=&quot;&quot;;[.LE8]=0);0;1)))">
            <text:p/>
          </table:table-cell>
          <table:table-cell table:style-name="ce35" table:formula="of:=IF([.LF$3]=&quot;&quot;;&quot;&quot;;(IF(OR([.LF8]=&quot;&quot;;[.LF8]=0);0;1)))">
            <text:p/>
          </table:table-cell>
          <table:table-cell table:style-name="ce35" table:formula="of:=IF([.LG$3]=&quot;&quot;;&quot;&quot;;(IF(OR([.LG8]=&quot;&quot;;[.LG8]=0);0;1)))">
            <text:p/>
          </table:table-cell>
          <table:table-cell table:style-name="ce35" table:formula="of:=IF([.LH$3]=&quot;&quot;;&quot;&quot;;(IF(OR([.LH8]=&quot;&quot;;[.LH8]=0);0;1)))">
            <text:p/>
          </table:table-cell>
          <table:table-cell table:style-name="ce35" table:formula="of:=IF([.LI$3]=&quot;&quot;;&quot;&quot;;(IF(OR([.LI8]=&quot;&quot;;[.LI8]=0);0;1)))">
            <text:p/>
          </table:table-cell>
          <table:table-cell table:style-name="ce35" table:formula="of:=IF([.LJ$3]=&quot;&quot;;&quot;&quot;;(IF(OR([.LJ8]=&quot;&quot;;[.LJ8]=0);0;1)))">
            <text:p/>
          </table:table-cell>
          <table:table-cell table:style-name="ce35" table:formula="of:=IF([.LK$3]=&quot;&quot;;&quot;&quot;;(IF(OR([.LK8]=&quot;&quot;;[.LK8]=0);0;1)))">
            <text:p/>
          </table:table-cell>
          <table:table-cell table:style-name="ce35" table:formula="of:=IF([.LL$3]=&quot;&quot;;&quot;&quot;;(IF(OR([.LL8]=&quot;&quot;;[.LL8]=0);0;1)))">
            <text:p/>
          </table:table-cell>
          <table:table-cell table:style-name="ce35" table:formula="of:=IF([.LM$3]=&quot;&quot;;&quot;&quot;;(IF(OR([.LM8]=&quot;&quot;;[.LM8]=0);0;1)))">
            <text:p/>
          </table:table-cell>
          <table:table-cell table:style-name="ce35" table:formula="of:=IF([.LN$3]=&quot;&quot;;&quot;&quot;;(IF(OR([.LN8]=&quot;&quot;;[.LN8]=0);0;1)))">
            <text:p/>
          </table:table-cell>
          <table:table-cell table:style-name="ce35" table:formula="of:=IF([.LO$3]=&quot;&quot;;&quot;&quot;;(IF(OR([.LO8]=&quot;&quot;;[.LO8]=0);0;1)))">
            <text:p/>
          </table:table-cell>
          <table:table-cell table:style-name="ce35" table:formula="of:=IF([.LP$3]=&quot;&quot;;&quot;&quot;;(IF(OR([.LP8]=&quot;&quot;;[.LP8]=0);0;1)))">
            <text:p/>
          </table:table-cell>
          <table:table-cell table:style-name="ce35" table:formula="of:=IF([.LQ$3]=&quot;&quot;;&quot;&quot;;(IF(OR([.LQ8]=&quot;&quot;;[.LQ8]=0);0;1)))">
            <text:p/>
          </table:table-cell>
          <table:table-cell table:style-name="ce35" table:formula="of:=IF([.LR$3]=&quot;&quot;;&quot;&quot;;(IF(OR([.LR8]=&quot;&quot;;[.LR8]=0);0;1)))">
            <text:p/>
          </table:table-cell>
          <table:table-cell table:style-name="ce35" table:formula="of:=IF([.LS$3]=&quot;&quot;;&quot;&quot;;(IF(OR([.LS8]=&quot;&quot;;[.LS8]=0);0;1)))">
            <text:p/>
          </table:table-cell>
          <table:table-cell table:style-name="ce35" table:formula="of:=IF([.LT$3]=&quot;&quot;;&quot;&quot;;(IF(OR([.LT8]=&quot;&quot;;[.LT8]=0);0;1)))">
            <text:p/>
          </table:table-cell>
          <table:table-cell table:style-name="ce35" table:formula="of:=IF([.LU$3]=&quot;&quot;;&quot;&quot;;(IF(OR([.LU8]=&quot;&quot;;[.LU8]=0);0;1)))">
            <text:p/>
          </table:table-cell>
          <table:table-cell table:style-name="ce35" table:formula="of:=IF([.LV$3]=&quot;&quot;;&quot;&quot;;(IF(OR([.LV8]=&quot;&quot;;[.LV8]=0);0;1)))">
            <text:p/>
          </table:table-cell>
          <table:table-cell table:style-name="ce35" table:formula="of:=IF([.LW$3]=&quot;&quot;;&quot;&quot;;(IF(OR([.LW8]=&quot;&quot;;[.LW8]=0);0;1)))">
            <text:p/>
          </table:table-cell>
          <table:table-cell table:style-name="ce35" table:formula="of:=IF([.LX$3]=&quot;&quot;;&quot;&quot;;(IF(OR([.LX8]=&quot;&quot;;[.LX8]=0);0;1)))">
            <text:p/>
          </table:table-cell>
          <table:table-cell table:style-name="ce35" table:formula="of:=IF([.LY$3]=&quot;&quot;;&quot;&quot;;(IF(OR([.LY8]=&quot;&quot;;[.LY8]=0);0;1)))">
            <text:p/>
          </table:table-cell>
          <table:table-cell table:style-name="ce35" table:formula="of:=IF([.LZ$3]=&quot;&quot;;&quot;&quot;;(IF(OR([.LZ8]=&quot;&quot;;[.LZ8]=0);0;1)))">
            <text:p/>
          </table:table-cell>
          <table:table-cell table:style-name="ce35" table:formula="of:=IF([.MA$3]=&quot;&quot;;&quot;&quot;;(IF(OR([.MA8]=&quot;&quot;;[.MA8]=0);0;1)))">
            <text:p/>
          </table:table-cell>
          <table:table-cell table:style-name="ce35" table:formula="of:=IF([.MB$3]=&quot;&quot;;&quot;&quot;;(IF(OR([.MB8]=&quot;&quot;;[.MB8]=0);0;1)))">
            <text:p/>
          </table:table-cell>
          <table:table-cell table:style-name="ce35" table:formula="of:=IF([.MC$3]=&quot;&quot;;&quot;&quot;;(IF(OR([.MC8]=&quot;&quot;;[.MC8]=0);0;1)))">
            <text:p/>
          </table:table-cell>
          <table:table-cell table:style-name="ce35" table:formula="of:=IF([.MD$3]=&quot;&quot;;&quot;&quot;;(IF(OR([.MD8]=&quot;&quot;;[.MD8]=0);0;1)))">
            <text:p/>
          </table:table-cell>
          <table:table-cell table:style-name="ce35" table:formula="of:=IF([.ME$3]=&quot;&quot;;&quot;&quot;;(IF(OR([.ME8]=&quot;&quot;;[.ME8]=0);0;1)))">
            <text:p/>
          </table:table-cell>
          <table:table-cell table:style-name="ce35" table:formula="of:=IF([.MF$3]=&quot;&quot;;&quot;&quot;;(IF(OR([.MF8]=&quot;&quot;;[.MF8]=0);0;1)))">
            <text:p/>
          </table:table-cell>
          <table:table-cell table:style-name="ce35" table:formula="of:=IF([.MG$3]=&quot;&quot;;&quot;&quot;;(IF(OR([.MG8]=&quot;&quot;;[.MG8]=0);0;1)))">
            <text:p/>
          </table:table-cell>
          <table:table-cell table:style-name="ce35" table:formula="of:=IF([.MH$3]=&quot;&quot;;&quot;&quot;;(IF(OR([.MH8]=&quot;&quot;;[.MH8]=0);0;1)))">
            <text:p/>
          </table:table-cell>
          <table:table-cell table:style-name="ce35" table:formula="of:=IF([.MI$3]=&quot;&quot;;&quot;&quot;;(IF(OR([.MI8]=&quot;&quot;;[.MI8]=0);0;1)))">
            <text:p/>
          </table:table-cell>
          <table:table-cell table:style-name="ce35" table:formula="of:=IF([.MJ$3]=&quot;&quot;;&quot;&quot;;(IF(OR([.MJ8]=&quot;&quot;;[.MJ8]=0);0;1)))">
            <text:p/>
          </table:table-cell>
          <table:table-cell table:style-name="ce35" table:formula="of:=IF([.MK$3]=&quot;&quot;;&quot;&quot;;(IF(OR([.MK8]=&quot;&quot;;[.MK8]=0);0;1)))">
            <text:p/>
          </table:table-cell>
          <table:table-cell table:style-name="ce35" table:formula="of:=IF([.ML$3]=&quot;&quot;;&quot;&quot;;(IF(OR([.ML8]=&quot;&quot;;[.ML8]=0);0;1)))">
            <text:p/>
          </table:table-cell>
          <table:table-cell table:style-name="ce35" table:formula="of:=IF([.MM$3]=&quot;&quot;;&quot;&quot;;(IF(OR([.MM8]=&quot;&quot;;[.MM8]=0);0;1)))">
            <text:p/>
          </table:table-cell>
          <table:table-cell table:style-name="ce35" table:formula="of:=IF([.MN$3]=&quot;&quot;;&quot;&quot;;(IF(OR([.MN8]=&quot;&quot;;[.MN8]=0);0;1)))">
            <text:p/>
          </table:table-cell>
          <table:table-cell table:style-name="ce35" table:formula="of:=IF([.MO$3]=&quot;&quot;;&quot;&quot;;(IF(OR([.MO8]=&quot;&quot;;[.MO8]=0);0;1)))">
            <text:p/>
          </table:table-cell>
          <table:table-cell table:style-name="ce35" table:formula="of:=IF([.MP$3]=&quot;&quot;;&quot;&quot;;(IF(OR([.MP8]=&quot;&quot;;[.MP8]=0);0;1)))">
            <text:p/>
          </table:table-cell>
          <table:table-cell table:style-name="ce35" table:formula="of:=IF([.MQ$3]=&quot;&quot;;&quot;&quot;;(IF(OR([.MQ8]=&quot;&quot;;[.MQ8]=0);0;1)))">
            <text:p/>
          </table:table-cell>
          <table:table-cell table:style-name="ce35" table:formula="of:=IF([.MR$3]=&quot;&quot;;&quot;&quot;;(IF(OR([.MR8]=&quot;&quot;;[.MR8]=0);0;1)))">
            <text:p/>
          </table:table-cell>
          <table:table-cell table:style-name="ce35" table:formula="of:=IF([.MS$3]=&quot;&quot;;&quot;&quot;;(IF(OR([.MS8]=&quot;&quot;;[.MS8]=0);0;1)))">
            <text:p/>
          </table:table-cell>
          <table:table-cell table:style-name="ce35" table:formula="of:=IF([.MT$3]=&quot;&quot;;&quot;&quot;;(IF(OR([.MT8]=&quot;&quot;;[.MT8]=0);0;1)))">
            <text:p/>
          </table:table-cell>
          <table:table-cell table:style-name="ce35" table:formula="of:=IF([.MU$3]=&quot;&quot;;&quot;&quot;;(IF(OR([.MU8]=&quot;&quot;;[.MU8]=0);0;1)))">
            <text:p/>
          </table:table-cell>
          <table:table-cell table:style-name="ce35" table:formula="of:=IF([.MV$3]=&quot;&quot;;&quot;&quot;;(IF(OR([.MV8]=&quot;&quot;;[.MV8]=0);0;1)))">
            <text:p/>
          </table:table-cell>
          <table:table-cell table:style-name="ce35" table:formula="of:=IF([.MW$3]=&quot;&quot;;&quot;&quot;;(IF(OR([.MW8]=&quot;&quot;;[.MW8]=0);0;1)))">
            <text:p/>
          </table:table-cell>
          <table:table-cell table:style-name="ce35" table:formula="of:=IF([.MX$3]=&quot;&quot;;&quot;&quot;;(IF(OR([.MX8]=&quot;&quot;;[.MX8]=0);0;1)))">
            <text:p/>
          </table:table-cell>
          <table:table-cell table:style-name="ce35" table:formula="of:=IF([.MY$3]=&quot;&quot;;&quot;&quot;;(IF(OR([.MY8]=&quot;&quot;;[.MY8]=0);0;1)))">
            <text:p/>
          </table:table-cell>
          <table:table-cell table:style-name="ce35" table:formula="of:=IF([.MZ$3]=&quot;&quot;;&quot;&quot;;(IF(OR([.MZ8]=&quot;&quot;;[.MZ8]=0);0;1)))">
            <text:p/>
          </table:table-cell>
          <table:table-cell table:style-name="ce35" table:formula="of:=IF([.NA$3]=&quot;&quot;;&quot;&quot;;(IF(OR([.NA8]=&quot;&quot;;[.NA8]=0);0;1)))">
            <text:p/>
          </table:table-cell>
          <table:table-cell table:style-name="ce35" table:formula="of:=IF([.NB$3]=&quot;&quot;;&quot;&quot;;(IF(OR([.NB8]=&quot;&quot;;[.NB8]=0);0;1)))">
            <text:p/>
          </table:table-cell>
          <table:table-cell table:style-name="ce35" table:formula="of:=IF([.NC$3]=&quot;&quot;;&quot;&quot;;(IF(OR([.NC8]=&quot;&quot;;[.NC8]=0);0;1)))">
            <text:p/>
          </table:table-cell>
          <table:table-cell table:style-name="ce35" table:formula="of:=IF([.ND$3]=&quot;&quot;;&quot;&quot;;(IF(OR([.ND8]=&quot;&quot;;[.ND8]=0);0;1)))">
            <text:p/>
          </table:table-cell>
          <table:table-cell table:style-name="ce35" table:formula="of:=IF([.NE$3]=&quot;&quot;;&quot;&quot;;(IF(OR([.NE8]=&quot;&quot;;[.NE8]=0);0;1)))">
            <text:p/>
          </table:table-cell>
          <table:table-cell table:style-name="ce35" table:formula="of:=IF([.NF$3]=&quot;&quot;;&quot;&quot;;(IF(OR([.NF8]=&quot;&quot;;[.NF8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9:.B9])" office:value-type="float" office:value="0" calcext:value-type="float">
            <text:p>0</text:p>
          </table:table-cell>
          <table:table-cell table:style-name="ce11" table:formula="of:=IFERROR((LEN([.NG9])-SEARCH(&quot;0[^0]*$&quot;;[.NG9]));LEN([.NG9]))" office:value-type="float" office:value="0" calcext:value-type="float">
            <text:p>0</text:p>
          </table:table-cell>
          <table:table-cell table:style-name="ce5" table:formula="of:=COUNTA([.E9:.NF9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35" table:formula="of:=COM.MICROSOFT.CONCAT([.NH9:.ABI9])">
            <text:p/>
          </table:table-cell>
          <table:table-cell table:style-name="ce46" table:formula="of:=IF([.E$3]=&quot;&quot;;&quot;&quot;;(IF(OR([.E9]=&quot;&quot;;[.E9]=0);0;1)))">
            <text:p/>
          </table:table-cell>
          <table:table-cell table:style-name="ce46" table:formula="of:=IF([.F$3]=&quot;&quot;;&quot;&quot;;(IF(OR([.F9]=&quot;&quot;;[.F9]=0);0;1)))">
            <text:p/>
          </table:table-cell>
          <table:table-cell table:style-name="ce46" table:formula="of:=IF([.G$3]=&quot;&quot;;&quot;&quot;;(IF(OR([.G9]=&quot;&quot;;[.G9]=0);0;1)))">
            <text:p/>
          </table:table-cell>
          <table:table-cell table:style-name="ce46" table:formula="of:=IF([.H$3]=&quot;&quot;;&quot;&quot;;(IF(OR([.H9]=&quot;&quot;;[.H9]=0);0;1)))">
            <text:p/>
          </table:table-cell>
          <table:table-cell table:style-name="ce47" table:formula="of:=IF([.I$3]=&quot;&quot;;&quot;&quot;;(IF(OR([.I9]=&quot;&quot;;[.I9]=0);0;1)))">
            <text:p/>
          </table:table-cell>
          <table:table-cell table:style-name="ce47" table:formula="of:=IF([.J$3]=&quot;&quot;;&quot;&quot;;(IF(OR([.J9]=&quot;&quot;;[.J9]=0);0;1)))">
            <text:p/>
          </table:table-cell>
          <table:table-cell table:style-name="ce47" table:formula="of:=IF([.K$3]=&quot;&quot;;&quot;&quot;;(IF(OR([.K9]=&quot;&quot;;[.K9]=0);0;1)))">
            <text:p/>
          </table:table-cell>
          <table:table-cell table:style-name="ce47" table:formula="of:=IF([.L$3]=&quot;&quot;;&quot;&quot;;(IF(OR([.L9]=&quot;&quot;;[.L9]=0);0;1)))">
            <text:p/>
          </table:table-cell>
          <table:table-cell table:style-name="ce47" table:formula="of:=IF([.M$3]=&quot;&quot;;&quot;&quot;;(IF(OR([.M9]=&quot;&quot;;[.M9]=0);0;1)))">
            <text:p/>
          </table:table-cell>
          <table:table-cell table:style-name="ce47" table:formula="of:=IF([.N$3]=&quot;&quot;;&quot;&quot;;(IF(OR([.N9]=&quot;&quot;;[.N9]=0);0;1)))">
            <text:p/>
          </table:table-cell>
          <table:table-cell table:style-name="ce47" table:formula="of:=IF([.O$3]=&quot;&quot;;&quot;&quot;;(IF(OR([.O9]=&quot;&quot;;[.O9]=0);0;1)))">
            <text:p/>
          </table:table-cell>
          <table:table-cell table:style-name="ce47" table:formula="of:=IF([.P$3]=&quot;&quot;;&quot;&quot;;(IF(OR([.P9]=&quot;&quot;;[.P9]=0);0;1)))">
            <text:p/>
          </table:table-cell>
          <table:table-cell table:style-name="ce47" table:formula="of:=IF([.Q$3]=&quot;&quot;;&quot;&quot;;(IF(OR([.Q9]=&quot;&quot;;[.Q9]=0);0;1)))">
            <text:p/>
          </table:table-cell>
          <table:table-cell table:style-name="ce47" table:formula="of:=IF([.R$3]=&quot;&quot;;&quot;&quot;;(IF(OR([.R9]=&quot;&quot;;[.R9]=0);0;1)))">
            <text:p/>
          </table:table-cell>
          <table:table-cell table:style-name="ce47" table:formula="of:=IF([.S$3]=&quot;&quot;;&quot;&quot;;(IF(OR([.S9]=&quot;&quot;;[.S9]=0);0;1)))">
            <text:p/>
          </table:table-cell>
          <table:table-cell table:style-name="ce47" table:formula="of:=IF([.T$3]=&quot;&quot;;&quot;&quot;;(IF(OR([.T9]=&quot;&quot;;[.T9]=0);0;1)))">
            <text:p/>
          </table:table-cell>
          <table:table-cell table:style-name="ce47" table:formula="of:=IF([.U$3]=&quot;&quot;;&quot;&quot;;(IF(OR([.U9]=&quot;&quot;;[.U9]=0);0;1)))">
            <text:p/>
          </table:table-cell>
          <table:table-cell table:style-name="ce47" table:formula="of:=IF([.V$3]=&quot;&quot;;&quot;&quot;;(IF(OR([.V9]=&quot;&quot;;[.V9]=0);0;1)))">
            <text:p/>
          </table:table-cell>
          <table:table-cell table:style-name="ce47" table:formula="of:=IF([.W$3]=&quot;&quot;;&quot;&quot;;(IF(OR([.W9]=&quot;&quot;;[.W9]=0);0;1)))">
            <text:p/>
          </table:table-cell>
          <table:table-cell table:style-name="ce47" table:formula="of:=IF([.X$3]=&quot;&quot;;&quot;&quot;;(IF(OR([.X9]=&quot;&quot;;[.X9]=0);0;1)))">
            <text:p/>
          </table:table-cell>
          <table:table-cell table:style-name="ce47" table:formula="of:=IF([.Y$3]=&quot;&quot;;&quot;&quot;;(IF(OR([.Y9]=&quot;&quot;;[.Y9]=0);0;1)))">
            <text:p/>
          </table:table-cell>
          <table:table-cell table:style-name="ce47" table:formula="of:=IF([.Z$3]=&quot;&quot;;&quot;&quot;;(IF(OR([.Z9]=&quot;&quot;;[.Z9]=0);0;1)))">
            <text:p/>
          </table:table-cell>
          <table:table-cell table:style-name="ce47" table:formula="of:=IF([.AA$3]=&quot;&quot;;&quot;&quot;;(IF(OR([.AA9]=&quot;&quot;;[.AA9]=0);0;1)))">
            <text:p/>
          </table:table-cell>
          <table:table-cell table:style-name="ce47" table:formula="of:=IF([.AB$3]=&quot;&quot;;&quot;&quot;;(IF(OR([.AB9]=&quot;&quot;;[.AB9]=0);0;1)))">
            <text:p/>
          </table:table-cell>
          <table:table-cell table:style-name="ce47" table:formula="of:=IF([.AC$3]=&quot;&quot;;&quot;&quot;;(IF(OR([.AC9]=&quot;&quot;;[.AC9]=0);0;1)))">
            <text:p/>
          </table:table-cell>
          <table:table-cell table:style-name="ce47" table:formula="of:=IF([.AD$3]=&quot;&quot;;&quot;&quot;;(IF(OR([.AD9]=&quot;&quot;;[.AD9]=0);0;1)))">
            <text:p/>
          </table:table-cell>
          <table:table-cell table:style-name="ce47" table:formula="of:=IF([.AE$3]=&quot;&quot;;&quot;&quot;;(IF(OR([.AE9]=&quot;&quot;;[.AE9]=0);0;1)))">
            <text:p/>
          </table:table-cell>
          <table:table-cell table:style-name="ce47" table:formula="of:=IF([.AF$3]=&quot;&quot;;&quot;&quot;;(IF(OR([.AF9]=&quot;&quot;;[.AF9]=0);0;1)))">
            <text:p/>
          </table:table-cell>
          <table:table-cell table:style-name="ce47" table:formula="of:=IF([.AG$3]=&quot;&quot;;&quot;&quot;;(IF(OR([.AG9]=&quot;&quot;;[.AG9]=0);0;1)))">
            <text:p/>
          </table:table-cell>
          <table:table-cell table:style-name="ce47" table:formula="of:=IF([.AH$3]=&quot;&quot;;&quot;&quot;;(IF(OR([.AH9]=&quot;&quot;;[.AH9]=0);0;1)))">
            <text:p/>
          </table:table-cell>
          <table:table-cell table:style-name="ce47" table:formula="of:=IF([.AI$3]=&quot;&quot;;&quot;&quot;;(IF(OR([.AI9]=&quot;&quot;;[.AI9]=0);0;1)))">
            <text:p/>
          </table:table-cell>
          <table:table-cell table:style-name="ce47" table:formula="of:=IF([.AJ$3]=&quot;&quot;;&quot;&quot;;(IF(OR([.AJ9]=&quot;&quot;;[.AJ9]=0);0;1)))">
            <text:p/>
          </table:table-cell>
          <table:table-cell table:style-name="ce47" table:formula="of:=IF([.AK$3]=&quot;&quot;;&quot;&quot;;(IF(OR([.AK9]=&quot;&quot;;[.AK9]=0);0;1)))">
            <text:p/>
          </table:table-cell>
          <table:table-cell table:style-name="ce47" table:formula="of:=IF([.AL$3]=&quot;&quot;;&quot;&quot;;(IF(OR([.AL9]=&quot;&quot;;[.AL9]=0);0;1)))">
            <text:p/>
          </table:table-cell>
          <table:table-cell table:style-name="ce47" table:formula="of:=IF([.AM$3]=&quot;&quot;;&quot;&quot;;(IF(OR([.AM9]=&quot;&quot;;[.AM9]=0);0;1)))">
            <text:p/>
          </table:table-cell>
          <table:table-cell table:style-name="ce47" table:formula="of:=IF([.AN$3]=&quot;&quot;;&quot;&quot;;(IF(OR([.AN9]=&quot;&quot;;[.AN9]=0);0;1)))">
            <text:p/>
          </table:table-cell>
          <table:table-cell table:style-name="ce47" table:formula="of:=IF([.AO$3]=&quot;&quot;;&quot;&quot;;(IF(OR([.AO9]=&quot;&quot;;[.AO9]=0);0;1)))">
            <text:p/>
          </table:table-cell>
          <table:table-cell table:style-name="ce47" table:formula="of:=IF([.AP$3]=&quot;&quot;;&quot;&quot;;(IF(OR([.AP9]=&quot;&quot;;[.AP9]=0);0;1)))">
            <text:p/>
          </table:table-cell>
          <table:table-cell table:style-name="ce47" table:formula="of:=IF([.AQ$3]=&quot;&quot;;&quot;&quot;;(IF(OR([.AQ9]=&quot;&quot;;[.AQ9]=0);0;1)))">
            <text:p/>
          </table:table-cell>
          <table:table-cell table:style-name="ce47" table:formula="of:=IF([.AR$3]=&quot;&quot;;&quot;&quot;;(IF(OR([.AR9]=&quot;&quot;;[.AR9]=0);0;1)))">
            <text:p/>
          </table:table-cell>
          <table:table-cell table:style-name="ce47" table:formula="of:=IF([.AS$3]=&quot;&quot;;&quot;&quot;;(IF(OR([.AS9]=&quot;&quot;;[.AS9]=0);0;1)))">
            <text:p/>
          </table:table-cell>
          <table:table-cell table:style-name="ce47" table:formula="of:=IF([.AT$3]=&quot;&quot;;&quot;&quot;;(IF(OR([.AT9]=&quot;&quot;;[.AT9]=0);0;1)))">
            <text:p/>
          </table:table-cell>
          <table:table-cell table:style-name="ce47" table:formula="of:=IF([.AU$3]=&quot;&quot;;&quot;&quot;;(IF(OR([.AU9]=&quot;&quot;;[.AU9]=0);0;1)))">
            <text:p/>
          </table:table-cell>
          <table:table-cell table:style-name="ce47" table:formula="of:=IF([.AV$3]=&quot;&quot;;&quot;&quot;;(IF(OR([.AV9]=&quot;&quot;;[.AV9]=0);0;1)))">
            <text:p/>
          </table:table-cell>
          <table:table-cell table:style-name="ce47" table:formula="of:=IF([.AW$3]=&quot;&quot;;&quot;&quot;;(IF(OR([.AW9]=&quot;&quot;;[.AW9]=0);0;1)))">
            <text:p/>
          </table:table-cell>
          <table:table-cell table:style-name="ce47" table:formula="of:=IF([.AX$3]=&quot;&quot;;&quot;&quot;;(IF(OR([.AX9]=&quot;&quot;;[.AX9]=0);0;1)))">
            <text:p/>
          </table:table-cell>
          <table:table-cell table:style-name="ce47" table:formula="of:=IF([.AY$3]=&quot;&quot;;&quot;&quot;;(IF(OR([.AY9]=&quot;&quot;;[.AY9]=0);0;1)))">
            <text:p/>
          </table:table-cell>
          <table:table-cell table:style-name="ce47" table:formula="of:=IF([.AZ$3]=&quot;&quot;;&quot;&quot;;(IF(OR([.AZ9]=&quot;&quot;;[.AZ9]=0);0;1)))">
            <text:p/>
          </table:table-cell>
          <table:table-cell table:style-name="ce47" table:formula="of:=IF([.BA$3]=&quot;&quot;;&quot;&quot;;(IF(OR([.BA9]=&quot;&quot;;[.BA9]=0);0;1)))">
            <text:p/>
          </table:table-cell>
          <table:table-cell table:style-name="ce47" table:formula="of:=IF([.BB$3]=&quot;&quot;;&quot;&quot;;(IF(OR([.BB9]=&quot;&quot;;[.BB9]=0);0;1)))">
            <text:p/>
          </table:table-cell>
          <table:table-cell table:style-name="ce47" table:formula="of:=IF([.BC$3]=&quot;&quot;;&quot;&quot;;(IF(OR([.BC9]=&quot;&quot;;[.BC9]=0);0;1)))">
            <text:p/>
          </table:table-cell>
          <table:table-cell table:style-name="ce47" table:formula="of:=IF([.BD$3]=&quot;&quot;;&quot;&quot;;(IF(OR([.BD9]=&quot;&quot;;[.BD9]=0);0;1)))">
            <text:p/>
          </table:table-cell>
          <table:table-cell table:style-name="ce47" table:formula="of:=IF([.BE$3]=&quot;&quot;;&quot;&quot;;(IF(OR([.BE9]=&quot;&quot;;[.BE9]=0);0;1)))">
            <text:p/>
          </table:table-cell>
          <table:table-cell table:style-name="ce47" table:formula="of:=IF([.BF$3]=&quot;&quot;;&quot;&quot;;(IF(OR([.BF9]=&quot;&quot;;[.BF9]=0);0;1)))">
            <text:p/>
          </table:table-cell>
          <table:table-cell table:style-name="ce47" table:formula="of:=IF([.BG$3]=&quot;&quot;;&quot;&quot;;(IF(OR([.BG9]=&quot;&quot;;[.BG9]=0);0;1)))">
            <text:p/>
          </table:table-cell>
          <table:table-cell table:style-name="ce47" table:formula="of:=IF([.BH$3]=&quot;&quot;;&quot;&quot;;(IF(OR([.BH9]=&quot;&quot;;[.BH9]=0);0;1)))">
            <text:p/>
          </table:table-cell>
          <table:table-cell table:style-name="ce47" table:formula="of:=IF([.BI$3]=&quot;&quot;;&quot;&quot;;(IF(OR([.BI9]=&quot;&quot;;[.BI9]=0);0;1)))">
            <text:p/>
          </table:table-cell>
          <table:table-cell table:style-name="ce47" table:formula="of:=IF([.BJ$3]=&quot;&quot;;&quot;&quot;;(IF(OR([.BJ9]=&quot;&quot;;[.BJ9]=0);0;1)))">
            <text:p/>
          </table:table-cell>
          <table:table-cell table:style-name="ce47" table:formula="of:=IF([.BK$3]=&quot;&quot;;&quot;&quot;;(IF(OR([.BK9]=&quot;&quot;;[.BK9]=0);0;1)))">
            <text:p/>
          </table:table-cell>
          <table:table-cell table:style-name="ce47" table:formula="of:=IF([.BL$3]=&quot;&quot;;&quot;&quot;;(IF(OR([.BL9]=&quot;&quot;;[.BL9]=0);0;1)))">
            <text:p/>
          </table:table-cell>
          <table:table-cell table:style-name="ce47" table:formula="of:=IF([.BM$3]=&quot;&quot;;&quot;&quot;;(IF(OR([.BM9]=&quot;&quot;;[.BM9]=0);0;1)))">
            <text:p/>
          </table:table-cell>
          <table:table-cell table:style-name="ce47" table:formula="of:=IF([.BN$3]=&quot;&quot;;&quot;&quot;;(IF(OR([.BN9]=&quot;&quot;;[.BN9]=0);0;1)))">
            <text:p/>
          </table:table-cell>
          <table:table-cell table:style-name="ce47" table:formula="of:=IF([.BO$3]=&quot;&quot;;&quot;&quot;;(IF(OR([.BO9]=&quot;&quot;;[.BO9]=0);0;1)))">
            <text:p/>
          </table:table-cell>
          <table:table-cell table:style-name="ce47" table:formula="of:=IF([.BP$3]=&quot;&quot;;&quot;&quot;;(IF(OR([.BP9]=&quot;&quot;;[.BP9]=0);0;1)))">
            <text:p/>
          </table:table-cell>
          <table:table-cell table:style-name="ce47" table:formula="of:=IF([.BQ$3]=&quot;&quot;;&quot;&quot;;(IF(OR([.BQ9]=&quot;&quot;;[.BQ9]=0);0;1)))">
            <text:p/>
          </table:table-cell>
          <table:table-cell table:style-name="ce47" table:formula="of:=IF([.BR$3]=&quot;&quot;;&quot;&quot;;(IF(OR([.BR9]=&quot;&quot;;[.BR9]=0);0;1)))">
            <text:p/>
          </table:table-cell>
          <table:table-cell table:style-name="ce47" table:formula="of:=IF([.BS$3]=&quot;&quot;;&quot;&quot;;(IF(OR([.BS9]=&quot;&quot;;[.BS9]=0);0;1)))">
            <text:p/>
          </table:table-cell>
          <table:table-cell table:style-name="ce47" table:formula="of:=IF([.BT$3]=&quot;&quot;;&quot;&quot;;(IF(OR([.BT9]=&quot;&quot;;[.BT9]=0);0;1)))">
            <text:p/>
          </table:table-cell>
          <table:table-cell table:style-name="ce47" table:formula="of:=IF([.BU$3]=&quot;&quot;;&quot;&quot;;(IF(OR([.BU9]=&quot;&quot;;[.BU9]=0);0;1)))">
            <text:p/>
          </table:table-cell>
          <table:table-cell table:style-name="ce47" table:formula="of:=IF([.BV$3]=&quot;&quot;;&quot;&quot;;(IF(OR([.BV9]=&quot;&quot;;[.BV9]=0);0;1)))">
            <text:p/>
          </table:table-cell>
          <table:table-cell table:style-name="ce47" table:formula="of:=IF([.BW$3]=&quot;&quot;;&quot;&quot;;(IF(OR([.BW9]=&quot;&quot;;[.BW9]=0);0;1)))">
            <text:p/>
          </table:table-cell>
          <table:table-cell table:style-name="ce47" table:formula="of:=IF([.BX$3]=&quot;&quot;;&quot;&quot;;(IF(OR([.BX9]=&quot;&quot;;[.BX9]=0);0;1)))">
            <text:p/>
          </table:table-cell>
          <table:table-cell table:style-name="ce47" table:formula="of:=IF([.BY$3]=&quot;&quot;;&quot;&quot;;(IF(OR([.BY9]=&quot;&quot;;[.BY9]=0);0;1)))">
            <text:p/>
          </table:table-cell>
          <table:table-cell table:style-name="ce47" table:formula="of:=IF([.BZ$3]=&quot;&quot;;&quot;&quot;;(IF(OR([.BZ9]=&quot;&quot;;[.BZ9]=0);0;1)))">
            <text:p/>
          </table:table-cell>
          <table:table-cell table:style-name="ce47" table:formula="of:=IF([.CA$3]=&quot;&quot;;&quot;&quot;;(IF(OR([.CA9]=&quot;&quot;;[.CA9]=0);0;1)))">
            <text:p/>
          </table:table-cell>
          <table:table-cell table:style-name="ce47" table:formula="of:=IF([.CB$3]=&quot;&quot;;&quot;&quot;;(IF(OR([.CB9]=&quot;&quot;;[.CB9]=0);0;1)))">
            <text:p/>
          </table:table-cell>
          <table:table-cell table:style-name="ce47" table:formula="of:=IF([.CC$3]=&quot;&quot;;&quot;&quot;;(IF(OR([.CC9]=&quot;&quot;;[.CC9]=0);0;1)))">
            <text:p/>
          </table:table-cell>
          <table:table-cell table:style-name="ce47" table:formula="of:=IF([.CD$3]=&quot;&quot;;&quot;&quot;;(IF(OR([.CD9]=&quot;&quot;;[.CD9]=0);0;1)))">
            <text:p/>
          </table:table-cell>
          <table:table-cell table:style-name="ce47" table:formula="of:=IF([.CE$3]=&quot;&quot;;&quot;&quot;;(IF(OR([.CE9]=&quot;&quot;;[.CE9]=0);0;1)))">
            <text:p/>
          </table:table-cell>
          <table:table-cell table:style-name="ce47" table:formula="of:=IF([.CF$3]=&quot;&quot;;&quot;&quot;;(IF(OR([.CF9]=&quot;&quot;;[.CF9]=0);0;1)))">
            <text:p/>
          </table:table-cell>
          <table:table-cell table:style-name="ce47" table:formula="of:=IF([.CG$3]=&quot;&quot;;&quot;&quot;;(IF(OR([.CG9]=&quot;&quot;;[.CG9]=0);0;1)))">
            <text:p/>
          </table:table-cell>
          <table:table-cell table:style-name="ce47" table:formula="of:=IF([.CH$3]=&quot;&quot;;&quot;&quot;;(IF(OR([.CH9]=&quot;&quot;;[.CH9]=0);0;1)))">
            <text:p/>
          </table:table-cell>
          <table:table-cell table:style-name="ce47" table:formula="of:=IF([.CI$3]=&quot;&quot;;&quot;&quot;;(IF(OR([.CI9]=&quot;&quot;;[.CI9]=0);0;1)))">
            <text:p/>
          </table:table-cell>
          <table:table-cell table:style-name="ce47" table:formula="of:=IF([.CJ$3]=&quot;&quot;;&quot;&quot;;(IF(OR([.CJ9]=&quot;&quot;;[.CJ9]=0);0;1)))">
            <text:p/>
          </table:table-cell>
          <table:table-cell table:style-name="ce47" table:formula="of:=IF([.CK$3]=&quot;&quot;;&quot;&quot;;(IF(OR([.CK9]=&quot;&quot;;[.CK9]=0);0;1)))">
            <text:p/>
          </table:table-cell>
          <table:table-cell table:style-name="ce47" table:formula="of:=IF([.CL$3]=&quot;&quot;;&quot;&quot;;(IF(OR([.CL9]=&quot;&quot;;[.CL9]=0);0;1)))">
            <text:p/>
          </table:table-cell>
          <table:table-cell table:style-name="ce47" table:formula="of:=IF([.CM$3]=&quot;&quot;;&quot;&quot;;(IF(OR([.CM9]=&quot;&quot;;[.CM9]=0);0;1)))">
            <text:p/>
          </table:table-cell>
          <table:table-cell table:style-name="ce47" table:formula="of:=IF([.CN$3]=&quot;&quot;;&quot;&quot;;(IF(OR([.CN9]=&quot;&quot;;[.CN9]=0);0;1)))">
            <text:p/>
          </table:table-cell>
          <table:table-cell table:style-name="ce47" table:formula="of:=IF([.CO$3]=&quot;&quot;;&quot;&quot;;(IF(OR([.CO9]=&quot;&quot;;[.CO9]=0);0;1)))">
            <text:p/>
          </table:table-cell>
          <table:table-cell table:style-name="ce47" table:formula="of:=IF([.CP$3]=&quot;&quot;;&quot;&quot;;(IF(OR([.CP9]=&quot;&quot;;[.CP9]=0);0;1)))">
            <text:p/>
          </table:table-cell>
          <table:table-cell table:style-name="ce47" table:formula="of:=IF([.CQ$3]=&quot;&quot;;&quot;&quot;;(IF(OR([.CQ9]=&quot;&quot;;[.CQ9]=0);0;1)))">
            <text:p/>
          </table:table-cell>
          <table:table-cell table:style-name="ce47" table:formula="of:=IF([.CR$3]=&quot;&quot;;&quot;&quot;;(IF(OR([.CR9]=&quot;&quot;;[.CR9]=0);0;1)))">
            <text:p/>
          </table:table-cell>
          <table:table-cell table:style-name="ce47" table:formula="of:=IF([.CS$3]=&quot;&quot;;&quot;&quot;;(IF(OR([.CS9]=&quot;&quot;;[.CS9]=0);0;1)))">
            <text:p/>
          </table:table-cell>
          <table:table-cell table:style-name="ce47" table:formula="of:=IF([.CT$3]=&quot;&quot;;&quot;&quot;;(IF(OR([.CT9]=&quot;&quot;;[.CT9]=0);0;1)))">
            <text:p/>
          </table:table-cell>
          <table:table-cell table:style-name="ce47" table:formula="of:=IF([.CU$3]=&quot;&quot;;&quot;&quot;;(IF(OR([.CU9]=&quot;&quot;;[.CU9]=0);0;1)))">
            <text:p/>
          </table:table-cell>
          <table:table-cell table:style-name="ce47" table:formula="of:=IF([.CV$3]=&quot;&quot;;&quot;&quot;;(IF(OR([.CV9]=&quot;&quot;;[.CV9]=0);0;1)))">
            <text:p/>
          </table:table-cell>
          <table:table-cell table:style-name="ce47" table:formula="of:=IF([.CW$3]=&quot;&quot;;&quot;&quot;;(IF(OR([.CW9]=&quot;&quot;;[.CW9]=0);0;1)))">
            <text:p/>
          </table:table-cell>
          <table:table-cell table:style-name="ce47" table:formula="of:=IF([.CX$3]=&quot;&quot;;&quot;&quot;;(IF(OR([.CX9]=&quot;&quot;;[.CX9]=0);0;1)))">
            <text:p/>
          </table:table-cell>
          <table:table-cell table:style-name="ce47" table:formula="of:=IF([.CY$3]=&quot;&quot;;&quot;&quot;;(IF(OR([.CY9]=&quot;&quot;;[.CY9]=0);0;1)))">
            <text:p/>
          </table:table-cell>
          <table:table-cell table:style-name="ce47" table:formula="of:=IF([.CZ$3]=&quot;&quot;;&quot;&quot;;(IF(OR([.CZ9]=&quot;&quot;;[.CZ9]=0);0;1)))">
            <text:p/>
          </table:table-cell>
          <table:table-cell table:style-name="ce47" table:formula="of:=IF([.DA$3]=&quot;&quot;;&quot;&quot;;(IF(OR([.DA9]=&quot;&quot;;[.DA9]=0);0;1)))">
            <text:p/>
          </table:table-cell>
          <table:table-cell table:style-name="ce47" table:formula="of:=IF([.DB$3]=&quot;&quot;;&quot;&quot;;(IF(OR([.DB9]=&quot;&quot;;[.DB9]=0);0;1)))">
            <text:p/>
          </table:table-cell>
          <table:table-cell table:style-name="ce47" table:formula="of:=IF([.DC$3]=&quot;&quot;;&quot;&quot;;(IF(OR([.DC9]=&quot;&quot;;[.DC9]=0);0;1)))">
            <text:p/>
          </table:table-cell>
          <table:table-cell table:style-name="ce47" table:formula="of:=IF([.DD$3]=&quot;&quot;;&quot;&quot;;(IF(OR([.DD9]=&quot;&quot;;[.DD9]=0);0;1)))">
            <text:p/>
          </table:table-cell>
          <table:table-cell table:style-name="ce47" table:formula="of:=IF([.DE$3]=&quot;&quot;;&quot;&quot;;(IF(OR([.DE9]=&quot;&quot;;[.DE9]=0);0;1)))">
            <text:p/>
          </table:table-cell>
          <table:table-cell table:style-name="ce47" table:formula="of:=IF([.DF$3]=&quot;&quot;;&quot;&quot;;(IF(OR([.DF9]=&quot;&quot;;[.DF9]=0);0;1)))">
            <text:p/>
          </table:table-cell>
          <table:table-cell table:style-name="ce47" table:formula="of:=IF([.DG$3]=&quot;&quot;;&quot;&quot;;(IF(OR([.DG9]=&quot;&quot;;[.DG9]=0);0;1)))">
            <text:p/>
          </table:table-cell>
          <table:table-cell table:style-name="ce47" table:formula="of:=IF([.DH$3]=&quot;&quot;;&quot;&quot;;(IF(OR([.DH9]=&quot;&quot;;[.DH9]=0);0;1)))">
            <text:p/>
          </table:table-cell>
          <table:table-cell table:style-name="ce47" table:formula="of:=IF([.DI$3]=&quot;&quot;;&quot;&quot;;(IF(OR([.DI9]=&quot;&quot;;[.DI9]=0);0;1)))">
            <text:p/>
          </table:table-cell>
          <table:table-cell table:style-name="ce47" table:formula="of:=IF([.DJ$3]=&quot;&quot;;&quot;&quot;;(IF(OR([.DJ9]=&quot;&quot;;[.DJ9]=0);0;1)))">
            <text:p/>
          </table:table-cell>
          <table:table-cell table:style-name="ce47" table:formula="of:=IF([.DK$3]=&quot;&quot;;&quot;&quot;;(IF(OR([.DK9]=&quot;&quot;;[.DK9]=0);0;1)))">
            <text:p/>
          </table:table-cell>
          <table:table-cell table:style-name="ce47" table:formula="of:=IF([.DL$3]=&quot;&quot;;&quot;&quot;;(IF(OR([.DL9]=&quot;&quot;;[.DL9]=0);0;1)))">
            <text:p/>
          </table:table-cell>
          <table:table-cell table:style-name="ce47" table:formula="of:=IF([.DM$3]=&quot;&quot;;&quot;&quot;;(IF(OR([.DM9]=&quot;&quot;;[.DM9]=0);0;1)))">
            <text:p/>
          </table:table-cell>
          <table:table-cell table:style-name="ce47" table:formula="of:=IF([.DN$3]=&quot;&quot;;&quot;&quot;;(IF(OR([.DN9]=&quot;&quot;;[.DN9]=0);0;1)))">
            <text:p/>
          </table:table-cell>
          <table:table-cell table:style-name="ce47" table:formula="of:=IF([.DO$3]=&quot;&quot;;&quot;&quot;;(IF(OR([.DO9]=&quot;&quot;;[.DO9]=0);0;1)))">
            <text:p/>
          </table:table-cell>
          <table:table-cell table:style-name="ce47" table:formula="of:=IF([.DP$3]=&quot;&quot;;&quot;&quot;;(IF(OR([.DP9]=&quot;&quot;;[.DP9]=0);0;1)))">
            <text:p/>
          </table:table-cell>
          <table:table-cell table:style-name="ce47" table:formula="of:=IF([.DQ$3]=&quot;&quot;;&quot;&quot;;(IF(OR([.DQ9]=&quot;&quot;;[.DQ9]=0);0;1)))">
            <text:p/>
          </table:table-cell>
          <table:table-cell table:style-name="ce47" table:formula="of:=IF([.DR$3]=&quot;&quot;;&quot;&quot;;(IF(OR([.DR9]=&quot;&quot;;[.DR9]=0);0;1)))">
            <text:p/>
          </table:table-cell>
          <table:table-cell table:style-name="ce47" table:formula="of:=IF([.DS$3]=&quot;&quot;;&quot;&quot;;(IF(OR([.DS9]=&quot;&quot;;[.DS9]=0);0;1)))">
            <text:p/>
          </table:table-cell>
          <table:table-cell table:style-name="ce47" table:formula="of:=IF([.DT$3]=&quot;&quot;;&quot;&quot;;(IF(OR([.DT9]=&quot;&quot;;[.DT9]=0);0;1)))">
            <text:p/>
          </table:table-cell>
          <table:table-cell table:style-name="ce47" table:formula="of:=IF([.DU$3]=&quot;&quot;;&quot;&quot;;(IF(OR([.DU9]=&quot;&quot;;[.DU9]=0);0;1)))">
            <text:p/>
          </table:table-cell>
          <table:table-cell table:style-name="ce47" table:formula="of:=IF([.DV$3]=&quot;&quot;;&quot;&quot;;(IF(OR([.DV9]=&quot;&quot;;[.DV9]=0);0;1)))">
            <text:p/>
          </table:table-cell>
          <table:table-cell table:style-name="ce47" table:formula="of:=IF([.DW$3]=&quot;&quot;;&quot;&quot;;(IF(OR([.DW9]=&quot;&quot;;[.DW9]=0);0;1)))">
            <text:p/>
          </table:table-cell>
          <table:table-cell table:style-name="ce47" table:formula="of:=IF([.DX$3]=&quot;&quot;;&quot;&quot;;(IF(OR([.DX9]=&quot;&quot;;[.DX9]=0);0;1)))">
            <text:p/>
          </table:table-cell>
          <table:table-cell table:style-name="ce47" table:formula="of:=IF([.DY$3]=&quot;&quot;;&quot;&quot;;(IF(OR([.DY9]=&quot;&quot;;[.DY9]=0);0;1)))">
            <text:p/>
          </table:table-cell>
          <table:table-cell table:style-name="ce47" table:formula="of:=IF([.DZ$3]=&quot;&quot;;&quot;&quot;;(IF(OR([.DZ9]=&quot;&quot;;[.DZ9]=0);0;1)))">
            <text:p/>
          </table:table-cell>
          <table:table-cell table:style-name="ce47" table:formula="of:=IF([.EA$3]=&quot;&quot;;&quot;&quot;;(IF(OR([.EA9]=&quot;&quot;;[.EA9]=0);0;1)))">
            <text:p/>
          </table:table-cell>
          <table:table-cell table:style-name="ce47" table:formula="of:=IF([.EB$3]=&quot;&quot;;&quot;&quot;;(IF(OR([.EB9]=&quot;&quot;;[.EB9]=0);0;1)))">
            <text:p/>
          </table:table-cell>
          <table:table-cell table:style-name="ce47" table:formula="of:=IF([.EC$3]=&quot;&quot;;&quot;&quot;;(IF(OR([.EC9]=&quot;&quot;;[.EC9]=0);0;1)))">
            <text:p/>
          </table:table-cell>
          <table:table-cell table:style-name="ce47" table:formula="of:=IF([.ED$3]=&quot;&quot;;&quot;&quot;;(IF(OR([.ED9]=&quot;&quot;;[.ED9]=0);0;1)))">
            <text:p/>
          </table:table-cell>
          <table:table-cell table:style-name="ce47" table:formula="of:=IF([.EE$3]=&quot;&quot;;&quot;&quot;;(IF(OR([.EE9]=&quot;&quot;;[.EE9]=0);0;1)))">
            <text:p/>
          </table:table-cell>
          <table:table-cell table:style-name="ce47" table:formula="of:=IF([.EF$3]=&quot;&quot;;&quot;&quot;;(IF(OR([.EF9]=&quot;&quot;;[.EF9]=0);0;1)))">
            <text:p/>
          </table:table-cell>
          <table:table-cell table:style-name="ce47" table:formula="of:=IF([.EG$3]=&quot;&quot;;&quot;&quot;;(IF(OR([.EG9]=&quot;&quot;;[.EG9]=0);0;1)))">
            <text:p/>
          </table:table-cell>
          <table:table-cell table:style-name="ce47" table:formula="of:=IF([.EH$3]=&quot;&quot;;&quot;&quot;;(IF(OR([.EH9]=&quot;&quot;;[.EH9]=0);0;1)))">
            <text:p/>
          </table:table-cell>
          <table:table-cell table:style-name="ce47" table:formula="of:=IF([.EI$3]=&quot;&quot;;&quot;&quot;;(IF(OR([.EI9]=&quot;&quot;;[.EI9]=0);0;1)))">
            <text:p/>
          </table:table-cell>
          <table:table-cell table:style-name="ce47" table:formula="of:=IF([.EJ$3]=&quot;&quot;;&quot;&quot;;(IF(OR([.EJ9]=&quot;&quot;;[.EJ9]=0);0;1)))">
            <text:p/>
          </table:table-cell>
          <table:table-cell table:style-name="ce47" table:formula="of:=IF([.EK$3]=&quot;&quot;;&quot;&quot;;(IF(OR([.EK9]=&quot;&quot;;[.EK9]=0);0;1)))">
            <text:p/>
          </table:table-cell>
          <table:table-cell table:style-name="ce47" table:formula="of:=IF([.EL$3]=&quot;&quot;;&quot;&quot;;(IF(OR([.EL9]=&quot;&quot;;[.EL9]=0);0;1)))">
            <text:p/>
          </table:table-cell>
          <table:table-cell table:style-name="ce47" table:formula="of:=IF([.EM$3]=&quot;&quot;;&quot;&quot;;(IF(OR([.EM9]=&quot;&quot;;[.EM9]=0);0;1)))">
            <text:p/>
          </table:table-cell>
          <table:table-cell table:style-name="ce47" table:formula="of:=IF([.EN$3]=&quot;&quot;;&quot;&quot;;(IF(OR([.EN9]=&quot;&quot;;[.EN9]=0);0;1)))">
            <text:p/>
          </table:table-cell>
          <table:table-cell table:style-name="ce47" table:formula="of:=IF([.EO$3]=&quot;&quot;;&quot;&quot;;(IF(OR([.EO9]=&quot;&quot;;[.EO9]=0);0;1)))">
            <text:p/>
          </table:table-cell>
          <table:table-cell table:style-name="ce47" table:formula="of:=IF([.EP$3]=&quot;&quot;;&quot;&quot;;(IF(OR([.EP9]=&quot;&quot;;[.EP9]=0);0;1)))">
            <text:p/>
          </table:table-cell>
          <table:table-cell table:style-name="ce47" table:formula="of:=IF([.EQ$3]=&quot;&quot;;&quot;&quot;;(IF(OR([.EQ9]=&quot;&quot;;[.EQ9]=0);0;1)))">
            <text:p/>
          </table:table-cell>
          <table:table-cell table:style-name="ce47" table:formula="of:=IF([.ER$3]=&quot;&quot;;&quot;&quot;;(IF(OR([.ER9]=&quot;&quot;;[.ER9]=0);0;1)))">
            <text:p/>
          </table:table-cell>
          <table:table-cell table:style-name="ce47" table:formula="of:=IF([.ES$3]=&quot;&quot;;&quot;&quot;;(IF(OR([.ES9]=&quot;&quot;;[.ES9]=0);0;1)))">
            <text:p/>
          </table:table-cell>
          <table:table-cell table:style-name="ce47" table:formula="of:=IF([.ET$3]=&quot;&quot;;&quot;&quot;;(IF(OR([.ET9]=&quot;&quot;;[.ET9]=0);0;1)))">
            <text:p/>
          </table:table-cell>
          <table:table-cell table:style-name="ce47" table:formula="of:=IF([.EU$3]=&quot;&quot;;&quot;&quot;;(IF(OR([.EU9]=&quot;&quot;;[.EU9]=0);0;1)))">
            <text:p/>
          </table:table-cell>
          <table:table-cell table:style-name="ce47" table:formula="of:=IF([.EV$3]=&quot;&quot;;&quot;&quot;;(IF(OR([.EV9]=&quot;&quot;;[.EV9]=0);0;1)))">
            <text:p/>
          </table:table-cell>
          <table:table-cell table:style-name="ce47" table:formula="of:=IF([.EW$3]=&quot;&quot;;&quot;&quot;;(IF(OR([.EW9]=&quot;&quot;;[.EW9]=0);0;1)))">
            <text:p/>
          </table:table-cell>
          <table:table-cell table:style-name="ce47" table:formula="of:=IF([.EX$3]=&quot;&quot;;&quot;&quot;;(IF(OR([.EX9]=&quot;&quot;;[.EX9]=0);0;1)))">
            <text:p/>
          </table:table-cell>
          <table:table-cell table:style-name="ce47" table:formula="of:=IF([.EY$3]=&quot;&quot;;&quot;&quot;;(IF(OR([.EY9]=&quot;&quot;;[.EY9]=0);0;1)))">
            <text:p/>
          </table:table-cell>
          <table:table-cell table:style-name="ce47" table:formula="of:=IF([.EZ$3]=&quot;&quot;;&quot;&quot;;(IF(OR([.EZ9]=&quot;&quot;;[.EZ9]=0);0;1)))">
            <text:p/>
          </table:table-cell>
          <table:table-cell table:style-name="ce47" table:formula="of:=IF([.FA$3]=&quot;&quot;;&quot;&quot;;(IF(OR([.FA9]=&quot;&quot;;[.FA9]=0);0;1)))">
            <text:p/>
          </table:table-cell>
          <table:table-cell table:style-name="ce47" table:formula="of:=IF([.FB$3]=&quot;&quot;;&quot;&quot;;(IF(OR([.FB9]=&quot;&quot;;[.FB9]=0);0;1)))">
            <text:p/>
          </table:table-cell>
          <table:table-cell table:style-name="ce47" table:formula="of:=IF([.FC$3]=&quot;&quot;;&quot;&quot;;(IF(OR([.FC9]=&quot;&quot;;[.FC9]=0);0;1)))">
            <text:p/>
          </table:table-cell>
          <table:table-cell table:style-name="ce47" table:formula="of:=IF([.FD$3]=&quot;&quot;;&quot;&quot;;(IF(OR([.FD9]=&quot;&quot;;[.FD9]=0);0;1)))">
            <text:p/>
          </table:table-cell>
          <table:table-cell table:style-name="ce47" table:formula="of:=IF([.FE$3]=&quot;&quot;;&quot;&quot;;(IF(OR([.FE9]=&quot;&quot;;[.FE9]=0);0;1)))">
            <text:p/>
          </table:table-cell>
          <table:table-cell table:style-name="ce47" table:formula="of:=IF([.FF$3]=&quot;&quot;;&quot;&quot;;(IF(OR([.FF9]=&quot;&quot;;[.FF9]=0);0;1)))">
            <text:p/>
          </table:table-cell>
          <table:table-cell table:style-name="ce47" table:formula="of:=IF([.FG$3]=&quot;&quot;;&quot;&quot;;(IF(OR([.FG9]=&quot;&quot;;[.FG9]=0);0;1)))">
            <text:p/>
          </table:table-cell>
          <table:table-cell table:style-name="ce47" table:formula="of:=IF([.FH$3]=&quot;&quot;;&quot;&quot;;(IF(OR([.FH9]=&quot;&quot;;[.FH9]=0);0;1)))">
            <text:p/>
          </table:table-cell>
          <table:table-cell table:style-name="ce47" table:formula="of:=IF([.FI$3]=&quot;&quot;;&quot;&quot;;(IF(OR([.FI9]=&quot;&quot;;[.FI9]=0);0;1)))">
            <text:p/>
          </table:table-cell>
          <table:table-cell table:style-name="ce47" table:formula="of:=IF([.FJ$3]=&quot;&quot;;&quot;&quot;;(IF(OR([.FJ9]=&quot;&quot;;[.FJ9]=0);0;1)))">
            <text:p/>
          </table:table-cell>
          <table:table-cell table:style-name="ce47" table:formula="of:=IF([.FK$3]=&quot;&quot;;&quot;&quot;;(IF(OR([.FK9]=&quot;&quot;;[.FK9]=0);0;1)))">
            <text:p/>
          </table:table-cell>
          <table:table-cell table:style-name="ce47" table:formula="of:=IF([.FL$3]=&quot;&quot;;&quot;&quot;;(IF(OR([.FL9]=&quot;&quot;;[.FL9]=0);0;1)))">
            <text:p/>
          </table:table-cell>
          <table:table-cell table:style-name="ce47" table:formula="of:=IF([.FM$3]=&quot;&quot;;&quot;&quot;;(IF(OR([.FM9]=&quot;&quot;;[.FM9]=0);0;1)))">
            <text:p/>
          </table:table-cell>
          <table:table-cell table:style-name="ce47" table:formula="of:=IF([.FN$3]=&quot;&quot;;&quot;&quot;;(IF(OR([.FN9]=&quot;&quot;;[.FN9]=0);0;1)))">
            <text:p/>
          </table:table-cell>
          <table:table-cell table:style-name="ce47" table:formula="of:=IF([.FO$3]=&quot;&quot;;&quot;&quot;;(IF(OR([.FO9]=&quot;&quot;;[.FO9]=0);0;1)))">
            <text:p/>
          </table:table-cell>
          <table:table-cell table:style-name="ce47" table:formula="of:=IF([.FP$3]=&quot;&quot;;&quot;&quot;;(IF(OR([.FP9]=&quot;&quot;;[.FP9]=0);0;1)))">
            <text:p/>
          </table:table-cell>
          <table:table-cell table:style-name="ce47" table:formula="of:=IF([.FQ$3]=&quot;&quot;;&quot;&quot;;(IF(OR([.FQ9]=&quot;&quot;;[.FQ9]=0);0;1)))">
            <text:p/>
          </table:table-cell>
          <table:table-cell table:style-name="ce47" table:formula="of:=IF([.FR$3]=&quot;&quot;;&quot;&quot;;(IF(OR([.FR9]=&quot;&quot;;[.FR9]=0);0;1)))">
            <text:p/>
          </table:table-cell>
          <table:table-cell table:style-name="ce47" table:formula="of:=IF([.FS$3]=&quot;&quot;;&quot;&quot;;(IF(OR([.FS9]=&quot;&quot;;[.FS9]=0);0;1)))">
            <text:p/>
          </table:table-cell>
          <table:table-cell table:style-name="ce47" table:formula="of:=IF([.FT$3]=&quot;&quot;;&quot;&quot;;(IF(OR([.FT9]=&quot;&quot;;[.FT9]=0);0;1)))">
            <text:p/>
          </table:table-cell>
          <table:table-cell table:style-name="ce47" table:formula="of:=IF([.FU$3]=&quot;&quot;;&quot;&quot;;(IF(OR([.FU9]=&quot;&quot;;[.FU9]=0);0;1)))">
            <text:p/>
          </table:table-cell>
          <table:table-cell table:style-name="ce47" table:formula="of:=IF([.FV$3]=&quot;&quot;;&quot;&quot;;(IF(OR([.FV9]=&quot;&quot;;[.FV9]=0);0;1)))">
            <text:p/>
          </table:table-cell>
          <table:table-cell table:style-name="ce47" table:formula="of:=IF([.FW$3]=&quot;&quot;;&quot;&quot;;(IF(OR([.FW9]=&quot;&quot;;[.FW9]=0);0;1)))">
            <text:p/>
          </table:table-cell>
          <table:table-cell table:style-name="ce47" table:formula="of:=IF([.FX$3]=&quot;&quot;;&quot;&quot;;(IF(OR([.FX9]=&quot;&quot;;[.FX9]=0);0;1)))">
            <text:p/>
          </table:table-cell>
          <table:table-cell table:style-name="ce47" table:formula="of:=IF([.FY$3]=&quot;&quot;;&quot;&quot;;(IF(OR([.FY9]=&quot;&quot;;[.FY9]=0);0;1)))">
            <text:p/>
          </table:table-cell>
          <table:table-cell table:style-name="ce47" table:formula="of:=IF([.FZ$3]=&quot;&quot;;&quot;&quot;;(IF(OR([.FZ9]=&quot;&quot;;[.FZ9]=0);0;1)))">
            <text:p/>
          </table:table-cell>
          <table:table-cell table:style-name="ce47" table:formula="of:=IF([.GA$3]=&quot;&quot;;&quot;&quot;;(IF(OR([.GA9]=&quot;&quot;;[.GA9]=0);0;1)))">
            <text:p/>
          </table:table-cell>
          <table:table-cell table:style-name="ce47" table:formula="of:=IF([.GB$3]=&quot;&quot;;&quot;&quot;;(IF(OR([.GB9]=&quot;&quot;;[.GB9]=0);0;1)))">
            <text:p/>
          </table:table-cell>
          <table:table-cell table:style-name="ce47" table:formula="of:=IF([.GC$3]=&quot;&quot;;&quot;&quot;;(IF(OR([.GC9]=&quot;&quot;;[.GC9]=0);0;1)))">
            <text:p/>
          </table:table-cell>
          <table:table-cell table:style-name="ce47" table:formula="of:=IF([.GD$3]=&quot;&quot;;&quot;&quot;;(IF(OR([.GD9]=&quot;&quot;;[.GD9]=0);0;1)))">
            <text:p/>
          </table:table-cell>
          <table:table-cell table:style-name="ce47" table:formula="of:=IF([.GE$3]=&quot;&quot;;&quot;&quot;;(IF(OR([.GE9]=&quot;&quot;;[.GE9]=0);0;1)))">
            <text:p/>
          </table:table-cell>
          <table:table-cell table:style-name="ce47" table:formula="of:=IF([.GF$3]=&quot;&quot;;&quot;&quot;;(IF(OR([.GF9]=&quot;&quot;;[.GF9]=0);0;1)))">
            <text:p/>
          </table:table-cell>
          <table:table-cell table:style-name="ce47" table:formula="of:=IF([.GG$3]=&quot;&quot;;&quot;&quot;;(IF(OR([.GG9]=&quot;&quot;;[.GG9]=0);0;1)))">
            <text:p/>
          </table:table-cell>
          <table:table-cell table:style-name="ce47" table:formula="of:=IF([.GH$3]=&quot;&quot;;&quot;&quot;;(IF(OR([.GH9]=&quot;&quot;;[.GH9]=0);0;1)))">
            <text:p/>
          </table:table-cell>
          <table:table-cell table:style-name="ce47" table:formula="of:=IF([.GI$3]=&quot;&quot;;&quot;&quot;;(IF(OR([.GI9]=&quot;&quot;;[.GI9]=0);0;1)))">
            <text:p/>
          </table:table-cell>
          <table:table-cell table:style-name="ce47" table:formula="of:=IF([.GJ$3]=&quot;&quot;;&quot;&quot;;(IF(OR([.GJ9]=&quot;&quot;;[.GJ9]=0);0;1)))">
            <text:p/>
          </table:table-cell>
          <table:table-cell table:style-name="ce47" table:formula="of:=IF([.GK$3]=&quot;&quot;;&quot;&quot;;(IF(OR([.GK9]=&quot;&quot;;[.GK9]=0);0;1)))">
            <text:p/>
          </table:table-cell>
          <table:table-cell table:style-name="ce47" table:formula="of:=IF([.GL$3]=&quot;&quot;;&quot;&quot;;(IF(OR([.GL9]=&quot;&quot;;[.GL9]=0);0;1)))">
            <text:p/>
          </table:table-cell>
          <table:table-cell table:style-name="ce47" table:formula="of:=IF([.GM$3]=&quot;&quot;;&quot;&quot;;(IF(OR([.GM9]=&quot;&quot;;[.GM9]=0);0;1)))">
            <text:p/>
          </table:table-cell>
          <table:table-cell table:style-name="ce47" table:formula="of:=IF([.GN$3]=&quot;&quot;;&quot;&quot;;(IF(OR([.GN9]=&quot;&quot;;[.GN9]=0);0;1)))">
            <text:p/>
          </table:table-cell>
          <table:table-cell table:style-name="ce47" table:formula="of:=IF([.GO$3]=&quot;&quot;;&quot;&quot;;(IF(OR([.GO9]=&quot;&quot;;[.GO9]=0);0;1)))">
            <text:p/>
          </table:table-cell>
          <table:table-cell table:style-name="ce47" table:formula="of:=IF([.GP$3]=&quot;&quot;;&quot;&quot;;(IF(OR([.GP9]=&quot;&quot;;[.GP9]=0);0;1)))">
            <text:p/>
          </table:table-cell>
          <table:table-cell table:style-name="ce47" table:formula="of:=IF([.GQ$3]=&quot;&quot;;&quot;&quot;;(IF(OR([.GQ9]=&quot;&quot;;[.GQ9]=0);0;1)))">
            <text:p/>
          </table:table-cell>
          <table:table-cell table:style-name="ce47" table:formula="of:=IF([.GR$3]=&quot;&quot;;&quot;&quot;;(IF(OR([.GR9]=&quot;&quot;;[.GR9]=0);0;1)))">
            <text:p/>
          </table:table-cell>
          <table:table-cell table:style-name="ce47" table:formula="of:=IF([.GS$3]=&quot;&quot;;&quot;&quot;;(IF(OR([.GS9]=&quot;&quot;;[.GS9]=0);0;1)))">
            <text:p/>
          </table:table-cell>
          <table:table-cell table:style-name="ce47" table:formula="of:=IF([.GT$3]=&quot;&quot;;&quot;&quot;;(IF(OR([.GT9]=&quot;&quot;;[.GT9]=0);0;1)))">
            <text:p/>
          </table:table-cell>
          <table:table-cell table:style-name="ce47" table:formula="of:=IF([.GU$3]=&quot;&quot;;&quot;&quot;;(IF(OR([.GU9]=&quot;&quot;;[.GU9]=0);0;1)))">
            <text:p/>
          </table:table-cell>
          <table:table-cell table:style-name="ce47" table:formula="of:=IF([.GV$3]=&quot;&quot;;&quot;&quot;;(IF(OR([.GV9]=&quot;&quot;;[.GV9]=0);0;1)))">
            <text:p/>
          </table:table-cell>
          <table:table-cell table:style-name="ce47" table:formula="of:=IF([.GW$3]=&quot;&quot;;&quot;&quot;;(IF(OR([.GW9]=&quot;&quot;;[.GW9]=0);0;1)))">
            <text:p/>
          </table:table-cell>
          <table:table-cell table:style-name="ce47" table:formula="of:=IF([.GX$3]=&quot;&quot;;&quot;&quot;;(IF(OR([.GX9]=&quot;&quot;;[.GX9]=0);0;1)))">
            <text:p/>
          </table:table-cell>
          <table:table-cell table:style-name="ce47" table:formula="of:=IF([.GY$3]=&quot;&quot;;&quot;&quot;;(IF(OR([.GY9]=&quot;&quot;;[.GY9]=0);0;1)))">
            <text:p/>
          </table:table-cell>
          <table:table-cell table:style-name="ce47" table:formula="of:=IF([.GZ$3]=&quot;&quot;;&quot;&quot;;(IF(OR([.GZ9]=&quot;&quot;;[.GZ9]=0);0;1)))">
            <text:p/>
          </table:table-cell>
          <table:table-cell table:style-name="ce47" table:formula="of:=IF([.HA$3]=&quot;&quot;;&quot;&quot;;(IF(OR([.HA9]=&quot;&quot;;[.HA9]=0);0;1)))">
            <text:p/>
          </table:table-cell>
          <table:table-cell table:style-name="ce47" table:formula="of:=IF([.HB$3]=&quot;&quot;;&quot;&quot;;(IF(OR([.HB9]=&quot;&quot;;[.HB9]=0);0;1)))">
            <text:p/>
          </table:table-cell>
          <table:table-cell table:style-name="ce47" table:formula="of:=IF([.HC$3]=&quot;&quot;;&quot;&quot;;(IF(OR([.HC9]=&quot;&quot;;[.HC9]=0);0;1)))">
            <text:p/>
          </table:table-cell>
          <table:table-cell table:style-name="ce47" table:formula="of:=IF([.HD$3]=&quot;&quot;;&quot;&quot;;(IF(OR([.HD9]=&quot;&quot;;[.HD9]=0);0;1)))">
            <text:p/>
          </table:table-cell>
          <table:table-cell table:style-name="ce47" table:formula="of:=IF([.HE$3]=&quot;&quot;;&quot;&quot;;(IF(OR([.HE9]=&quot;&quot;;[.HE9]=0);0;1)))">
            <text:p/>
          </table:table-cell>
          <table:table-cell table:style-name="ce47" table:formula="of:=IF([.HF$3]=&quot;&quot;;&quot;&quot;;(IF(OR([.HF9]=&quot;&quot;;[.HF9]=0);0;1)))">
            <text:p/>
          </table:table-cell>
          <table:table-cell table:style-name="ce47" table:formula="of:=IF([.HG$3]=&quot;&quot;;&quot;&quot;;(IF(OR([.HG9]=&quot;&quot;;[.HG9]=0);0;1)))">
            <text:p/>
          </table:table-cell>
          <table:table-cell table:style-name="ce47" table:formula="of:=IF([.HH$3]=&quot;&quot;;&quot;&quot;;(IF(OR([.HH9]=&quot;&quot;;[.HH9]=0);0;1)))">
            <text:p/>
          </table:table-cell>
          <table:table-cell table:style-name="ce47" table:formula="of:=IF([.HI$3]=&quot;&quot;;&quot;&quot;;(IF(OR([.HI9]=&quot;&quot;;[.HI9]=0);0;1)))">
            <text:p/>
          </table:table-cell>
          <table:table-cell table:style-name="ce47" table:formula="of:=IF([.HJ$3]=&quot;&quot;;&quot;&quot;;(IF(OR([.HJ9]=&quot;&quot;;[.HJ9]=0);0;1)))">
            <text:p/>
          </table:table-cell>
          <table:table-cell table:style-name="ce47" table:formula="of:=IF([.HK$3]=&quot;&quot;;&quot;&quot;;(IF(OR([.HK9]=&quot;&quot;;[.HK9]=0);0;1)))">
            <text:p/>
          </table:table-cell>
          <table:table-cell table:style-name="ce47" table:formula="of:=IF([.HL$3]=&quot;&quot;;&quot;&quot;;(IF(OR([.HL9]=&quot;&quot;;[.HL9]=0);0;1)))">
            <text:p/>
          </table:table-cell>
          <table:table-cell table:style-name="ce47" table:formula="of:=IF([.HM$3]=&quot;&quot;;&quot;&quot;;(IF(OR([.HM9]=&quot;&quot;;[.HM9]=0);0;1)))">
            <text:p/>
          </table:table-cell>
          <table:table-cell table:style-name="ce47" table:formula="of:=IF([.HN$3]=&quot;&quot;;&quot;&quot;;(IF(OR([.HN9]=&quot;&quot;;[.HN9]=0);0;1)))">
            <text:p/>
          </table:table-cell>
          <table:table-cell table:style-name="ce47" table:formula="of:=IF([.HO$3]=&quot;&quot;;&quot;&quot;;(IF(OR([.HO9]=&quot;&quot;;[.HO9]=0);0;1)))">
            <text:p/>
          </table:table-cell>
          <table:table-cell table:style-name="ce47" table:formula="of:=IF([.HP$3]=&quot;&quot;;&quot;&quot;;(IF(OR([.HP9]=&quot;&quot;;[.HP9]=0);0;1)))">
            <text:p/>
          </table:table-cell>
          <table:table-cell table:style-name="ce47" table:formula="of:=IF([.HQ$3]=&quot;&quot;;&quot;&quot;;(IF(OR([.HQ9]=&quot;&quot;;[.HQ9]=0);0;1)))">
            <text:p/>
          </table:table-cell>
          <table:table-cell table:style-name="ce47" table:formula="of:=IF([.HR$3]=&quot;&quot;;&quot;&quot;;(IF(OR([.HR9]=&quot;&quot;;[.HR9]=0);0;1)))">
            <text:p/>
          </table:table-cell>
          <table:table-cell table:style-name="ce47" table:formula="of:=IF([.HS$3]=&quot;&quot;;&quot;&quot;;(IF(OR([.HS9]=&quot;&quot;;[.HS9]=0);0;1)))">
            <text:p/>
          </table:table-cell>
          <table:table-cell table:style-name="ce47" table:formula="of:=IF([.HT$3]=&quot;&quot;;&quot;&quot;;(IF(OR([.HT9]=&quot;&quot;;[.HT9]=0);0;1)))">
            <text:p/>
          </table:table-cell>
          <table:table-cell table:style-name="ce47" table:formula="of:=IF([.HU$3]=&quot;&quot;;&quot;&quot;;(IF(OR([.HU9]=&quot;&quot;;[.HU9]=0);0;1)))">
            <text:p/>
          </table:table-cell>
          <table:table-cell table:style-name="ce47" table:formula="of:=IF([.HV$3]=&quot;&quot;;&quot;&quot;;(IF(OR([.HV9]=&quot;&quot;;[.HV9]=0);0;1)))">
            <text:p/>
          </table:table-cell>
          <table:table-cell table:style-name="ce47" table:formula="of:=IF([.HW$3]=&quot;&quot;;&quot;&quot;;(IF(OR([.HW9]=&quot;&quot;;[.HW9]=0);0;1)))">
            <text:p/>
          </table:table-cell>
          <table:table-cell table:style-name="ce47" table:formula="of:=IF([.HX$3]=&quot;&quot;;&quot;&quot;;(IF(OR([.HX9]=&quot;&quot;;[.HX9]=0);0;1)))">
            <text:p/>
          </table:table-cell>
          <table:table-cell table:style-name="ce47" table:formula="of:=IF([.HY$3]=&quot;&quot;;&quot;&quot;;(IF(OR([.HY9]=&quot;&quot;;[.HY9]=0);0;1)))">
            <text:p/>
          </table:table-cell>
          <table:table-cell table:style-name="ce47" table:formula="of:=IF([.HZ$3]=&quot;&quot;;&quot;&quot;;(IF(OR([.HZ9]=&quot;&quot;;[.HZ9]=0);0;1)))">
            <text:p/>
          </table:table-cell>
          <table:table-cell table:style-name="ce47" table:formula="of:=IF([.IA$3]=&quot;&quot;;&quot;&quot;;(IF(OR([.IA9]=&quot;&quot;;[.IA9]=0);0;1)))">
            <text:p/>
          </table:table-cell>
          <table:table-cell table:style-name="ce47" table:formula="of:=IF([.IB$3]=&quot;&quot;;&quot;&quot;;(IF(OR([.IB9]=&quot;&quot;;[.IB9]=0);0;1)))">
            <text:p/>
          </table:table-cell>
          <table:table-cell table:style-name="ce47" table:formula="of:=IF([.IC$3]=&quot;&quot;;&quot;&quot;;(IF(OR([.IC9]=&quot;&quot;;[.IC9]=0);0;1)))">
            <text:p/>
          </table:table-cell>
          <table:table-cell table:style-name="ce47" table:formula="of:=IF([.ID$3]=&quot;&quot;;&quot;&quot;;(IF(OR([.ID9]=&quot;&quot;;[.ID9]=0);0;1)))">
            <text:p/>
          </table:table-cell>
          <table:table-cell table:style-name="ce47" table:formula="of:=IF([.IE$3]=&quot;&quot;;&quot;&quot;;(IF(OR([.IE9]=&quot;&quot;;[.IE9]=0);0;1)))">
            <text:p/>
          </table:table-cell>
          <table:table-cell table:style-name="ce47" table:formula="of:=IF([.IF$3]=&quot;&quot;;&quot;&quot;;(IF(OR([.IF9]=&quot;&quot;;[.IF9]=0);0;1)))">
            <text:p/>
          </table:table-cell>
          <table:table-cell table:style-name="ce47" table:formula="of:=IF([.IG$3]=&quot;&quot;;&quot;&quot;;(IF(OR([.IG9]=&quot;&quot;;[.IG9]=0);0;1)))">
            <text:p/>
          </table:table-cell>
          <table:table-cell table:style-name="ce47" table:formula="of:=IF([.IH$3]=&quot;&quot;;&quot;&quot;;(IF(OR([.IH9]=&quot;&quot;;[.IH9]=0);0;1)))">
            <text:p/>
          </table:table-cell>
          <table:table-cell table:style-name="ce47" table:formula="of:=IF([.II$3]=&quot;&quot;;&quot;&quot;;(IF(OR([.II9]=&quot;&quot;;[.II9]=0);0;1)))">
            <text:p/>
          </table:table-cell>
          <table:table-cell table:style-name="ce47" table:formula="of:=IF([.IJ$3]=&quot;&quot;;&quot;&quot;;(IF(OR([.IJ9]=&quot;&quot;;[.IJ9]=0);0;1)))">
            <text:p/>
          </table:table-cell>
          <table:table-cell table:style-name="ce47" table:formula="of:=IF([.IK$3]=&quot;&quot;;&quot;&quot;;(IF(OR([.IK9]=&quot;&quot;;[.IK9]=0);0;1)))">
            <text:p/>
          </table:table-cell>
          <table:table-cell table:style-name="ce47" table:formula="of:=IF([.IL$3]=&quot;&quot;;&quot;&quot;;(IF(OR([.IL9]=&quot;&quot;;[.IL9]=0);0;1)))">
            <text:p/>
          </table:table-cell>
          <table:table-cell table:style-name="ce47" table:formula="of:=IF([.IM$3]=&quot;&quot;;&quot;&quot;;(IF(OR([.IM9]=&quot;&quot;;[.IM9]=0);0;1)))">
            <text:p/>
          </table:table-cell>
          <table:table-cell table:style-name="ce47" table:formula="of:=IF([.IN$3]=&quot;&quot;;&quot;&quot;;(IF(OR([.IN9]=&quot;&quot;;[.IN9]=0);0;1)))">
            <text:p/>
          </table:table-cell>
          <table:table-cell table:style-name="ce47" table:formula="of:=IF([.IO$3]=&quot;&quot;;&quot;&quot;;(IF(OR([.IO9]=&quot;&quot;;[.IO9]=0);0;1)))">
            <text:p/>
          </table:table-cell>
          <table:table-cell table:style-name="ce47" table:formula="of:=IF([.IP$3]=&quot;&quot;;&quot;&quot;;(IF(OR([.IP9]=&quot;&quot;;[.IP9]=0);0;1)))">
            <text:p/>
          </table:table-cell>
          <table:table-cell table:style-name="ce47" table:formula="of:=IF([.IQ$3]=&quot;&quot;;&quot;&quot;;(IF(OR([.IQ9]=&quot;&quot;;[.IQ9]=0);0;1)))">
            <text:p/>
          </table:table-cell>
          <table:table-cell table:style-name="ce47" table:formula="of:=IF([.IR$3]=&quot;&quot;;&quot;&quot;;(IF(OR([.IR9]=&quot;&quot;;[.IR9]=0);0;1)))">
            <text:p/>
          </table:table-cell>
          <table:table-cell table:style-name="ce47" table:formula="of:=IF([.IS$3]=&quot;&quot;;&quot;&quot;;(IF(OR([.IS9]=&quot;&quot;;[.IS9]=0);0;1)))">
            <text:p/>
          </table:table-cell>
          <table:table-cell table:style-name="ce47" table:formula="of:=IF([.IT$3]=&quot;&quot;;&quot;&quot;;(IF(OR([.IT9]=&quot;&quot;;[.IT9]=0);0;1)))">
            <text:p/>
          </table:table-cell>
          <table:table-cell table:style-name="ce47" table:formula="of:=IF([.IU$3]=&quot;&quot;;&quot;&quot;;(IF(OR([.IU9]=&quot;&quot;;[.IU9]=0);0;1)))">
            <text:p/>
          </table:table-cell>
          <table:table-cell table:style-name="ce47" table:formula="of:=IF([.IV$3]=&quot;&quot;;&quot;&quot;;(IF(OR([.IV9]=&quot;&quot;;[.IV9]=0);0;1)))">
            <text:p/>
          </table:table-cell>
          <table:table-cell table:style-name="ce47" table:formula="of:=IF([.IW$3]=&quot;&quot;;&quot;&quot;;(IF(OR([.IW9]=&quot;&quot;;[.IW9]=0);0;1)))">
            <text:p/>
          </table:table-cell>
          <table:table-cell table:style-name="ce47" table:formula="of:=IF([.IX$3]=&quot;&quot;;&quot;&quot;;(IF(OR([.IX9]=&quot;&quot;;[.IX9]=0);0;1)))">
            <text:p/>
          </table:table-cell>
          <table:table-cell table:style-name="ce47" table:formula="of:=IF([.IY$3]=&quot;&quot;;&quot;&quot;;(IF(OR([.IY9]=&quot;&quot;;[.IY9]=0);0;1)))">
            <text:p/>
          </table:table-cell>
          <table:table-cell table:style-name="ce47" table:formula="of:=IF([.IZ$3]=&quot;&quot;;&quot;&quot;;(IF(OR([.IZ9]=&quot;&quot;;[.IZ9]=0);0;1)))">
            <text:p/>
          </table:table-cell>
          <table:table-cell table:style-name="ce47" table:formula="of:=IF([.JA$3]=&quot;&quot;;&quot;&quot;;(IF(OR([.JA9]=&quot;&quot;;[.JA9]=0);0;1)))">
            <text:p/>
          </table:table-cell>
          <table:table-cell table:style-name="ce47" table:formula="of:=IF([.JB$3]=&quot;&quot;;&quot;&quot;;(IF(OR([.JB9]=&quot;&quot;;[.JB9]=0);0;1)))">
            <text:p/>
          </table:table-cell>
          <table:table-cell table:style-name="ce47" table:formula="of:=IF([.JC$3]=&quot;&quot;;&quot;&quot;;(IF(OR([.JC9]=&quot;&quot;;[.JC9]=0);0;1)))">
            <text:p/>
          </table:table-cell>
          <table:table-cell table:style-name="ce47" table:formula="of:=IF([.JD$3]=&quot;&quot;;&quot;&quot;;(IF(OR([.JD9]=&quot;&quot;;[.JD9]=0);0;1)))">
            <text:p/>
          </table:table-cell>
          <table:table-cell table:style-name="ce47" table:formula="of:=IF([.JE$3]=&quot;&quot;;&quot;&quot;;(IF(OR([.JE9]=&quot;&quot;;[.JE9]=0);0;1)))">
            <text:p/>
          </table:table-cell>
          <table:table-cell table:style-name="ce47" table:formula="of:=IF([.JF$3]=&quot;&quot;;&quot;&quot;;(IF(OR([.JF9]=&quot;&quot;;[.JF9]=0);0;1)))">
            <text:p/>
          </table:table-cell>
          <table:table-cell table:style-name="ce47" table:formula="of:=IF([.JG$3]=&quot;&quot;;&quot;&quot;;(IF(OR([.JG9]=&quot;&quot;;[.JG9]=0);0;1)))">
            <text:p/>
          </table:table-cell>
          <table:table-cell table:style-name="ce47" table:formula="of:=IF([.JH$3]=&quot;&quot;;&quot;&quot;;(IF(OR([.JH9]=&quot;&quot;;[.JH9]=0);0;1)))">
            <text:p/>
          </table:table-cell>
          <table:table-cell table:style-name="ce47" table:formula="of:=IF([.JI$3]=&quot;&quot;;&quot;&quot;;(IF(OR([.JI9]=&quot;&quot;;[.JI9]=0);0;1)))">
            <text:p/>
          </table:table-cell>
          <table:table-cell table:style-name="ce47" table:formula="of:=IF([.JJ$3]=&quot;&quot;;&quot;&quot;;(IF(OR([.JJ9]=&quot;&quot;;[.JJ9]=0);0;1)))">
            <text:p/>
          </table:table-cell>
          <table:table-cell table:style-name="ce47" table:formula="of:=IF([.JK$3]=&quot;&quot;;&quot;&quot;;(IF(OR([.JK9]=&quot;&quot;;[.JK9]=0);0;1)))">
            <text:p/>
          </table:table-cell>
          <table:table-cell table:style-name="ce47" table:formula="of:=IF([.JL$3]=&quot;&quot;;&quot;&quot;;(IF(OR([.JL9]=&quot;&quot;;[.JL9]=0);0;1)))">
            <text:p/>
          </table:table-cell>
          <table:table-cell table:style-name="ce47" table:formula="of:=IF([.JM$3]=&quot;&quot;;&quot;&quot;;(IF(OR([.JM9]=&quot;&quot;;[.JM9]=0);0;1)))">
            <text:p/>
          </table:table-cell>
          <table:table-cell table:style-name="ce47" table:formula="of:=IF([.JN$3]=&quot;&quot;;&quot;&quot;;(IF(OR([.JN9]=&quot;&quot;;[.JN9]=0);0;1)))">
            <text:p/>
          </table:table-cell>
          <table:table-cell table:style-name="ce47" table:formula="of:=IF([.JO$3]=&quot;&quot;;&quot;&quot;;(IF(OR([.JO9]=&quot;&quot;;[.JO9]=0);0;1)))">
            <text:p/>
          </table:table-cell>
          <table:table-cell table:style-name="ce47" table:formula="of:=IF([.JP$3]=&quot;&quot;;&quot;&quot;;(IF(OR([.JP9]=&quot;&quot;;[.JP9]=0);0;1)))">
            <text:p/>
          </table:table-cell>
          <table:table-cell table:style-name="ce47" table:formula="of:=IF([.JQ$3]=&quot;&quot;;&quot;&quot;;(IF(OR([.JQ9]=&quot;&quot;;[.JQ9]=0);0;1)))">
            <text:p/>
          </table:table-cell>
          <table:table-cell table:style-name="ce47" table:formula="of:=IF([.JR$3]=&quot;&quot;;&quot;&quot;;(IF(OR([.JR9]=&quot;&quot;;[.JR9]=0);0;1)))">
            <text:p/>
          </table:table-cell>
          <table:table-cell table:style-name="ce47" table:formula="of:=IF([.JS$3]=&quot;&quot;;&quot;&quot;;(IF(OR([.JS9]=&quot;&quot;;[.JS9]=0);0;1)))">
            <text:p/>
          </table:table-cell>
          <table:table-cell table:style-name="ce47" table:formula="of:=IF([.JT$3]=&quot;&quot;;&quot;&quot;;(IF(OR([.JT9]=&quot;&quot;;[.JT9]=0);0;1)))">
            <text:p/>
          </table:table-cell>
          <table:table-cell table:style-name="ce47" table:formula="of:=IF([.JU$3]=&quot;&quot;;&quot;&quot;;(IF(OR([.JU9]=&quot;&quot;;[.JU9]=0);0;1)))">
            <text:p/>
          </table:table-cell>
          <table:table-cell table:style-name="ce47" table:formula="of:=IF([.JV$3]=&quot;&quot;;&quot;&quot;;(IF(OR([.JV9]=&quot;&quot;;[.JV9]=0);0;1)))">
            <text:p/>
          </table:table-cell>
          <table:table-cell table:style-name="ce47" table:formula="of:=IF([.JW$3]=&quot;&quot;;&quot;&quot;;(IF(OR([.JW9]=&quot;&quot;;[.JW9]=0);0;1)))">
            <text:p/>
          </table:table-cell>
          <table:table-cell table:style-name="ce47" table:formula="of:=IF([.JX$3]=&quot;&quot;;&quot;&quot;;(IF(OR([.JX9]=&quot;&quot;;[.JX9]=0);0;1)))">
            <text:p/>
          </table:table-cell>
          <table:table-cell table:style-name="ce47" table:formula="of:=IF([.JY$3]=&quot;&quot;;&quot;&quot;;(IF(OR([.JY9]=&quot;&quot;;[.JY9]=0);0;1)))">
            <text:p/>
          </table:table-cell>
          <table:table-cell table:style-name="ce47" table:formula="of:=IF([.JZ$3]=&quot;&quot;;&quot;&quot;;(IF(OR([.JZ9]=&quot;&quot;;[.JZ9]=0);0;1)))">
            <text:p/>
          </table:table-cell>
          <table:table-cell table:style-name="ce47" table:formula="of:=IF([.KA$3]=&quot;&quot;;&quot;&quot;;(IF(OR([.KA9]=&quot;&quot;;[.KA9]=0);0;1)))">
            <text:p/>
          </table:table-cell>
          <table:table-cell table:style-name="ce47" table:formula="of:=IF([.KB$3]=&quot;&quot;;&quot;&quot;;(IF(OR([.KB9]=&quot;&quot;;[.KB9]=0);0;1)))">
            <text:p/>
          </table:table-cell>
          <table:table-cell table:style-name="ce47" table:formula="of:=IF([.KC$3]=&quot;&quot;;&quot;&quot;;(IF(OR([.KC9]=&quot;&quot;;[.KC9]=0);0;1)))">
            <text:p/>
          </table:table-cell>
          <table:table-cell table:style-name="ce47" table:formula="of:=IF([.KD$3]=&quot;&quot;;&quot;&quot;;(IF(OR([.KD9]=&quot;&quot;;[.KD9]=0);0;1)))">
            <text:p/>
          </table:table-cell>
          <table:table-cell table:style-name="ce47" table:formula="of:=IF([.KE$3]=&quot;&quot;;&quot;&quot;;(IF(OR([.KE9]=&quot;&quot;;[.KE9]=0);0;1)))">
            <text:p/>
          </table:table-cell>
          <table:table-cell table:style-name="ce47" table:formula="of:=IF([.KF$3]=&quot;&quot;;&quot;&quot;;(IF(OR([.KF9]=&quot;&quot;;[.KF9]=0);0;1)))">
            <text:p/>
          </table:table-cell>
          <table:table-cell table:style-name="ce47" table:formula="of:=IF([.KG$3]=&quot;&quot;;&quot;&quot;;(IF(OR([.KG9]=&quot;&quot;;[.KG9]=0);0;1)))">
            <text:p/>
          </table:table-cell>
          <table:table-cell table:style-name="ce47" table:formula="of:=IF([.KH$3]=&quot;&quot;;&quot;&quot;;(IF(OR([.KH9]=&quot;&quot;;[.KH9]=0);0;1)))">
            <text:p/>
          </table:table-cell>
          <table:table-cell table:style-name="ce47" table:formula="of:=IF([.KI$3]=&quot;&quot;;&quot;&quot;;(IF(OR([.KI9]=&quot;&quot;;[.KI9]=0);0;1)))">
            <text:p/>
          </table:table-cell>
          <table:table-cell table:style-name="ce47" table:formula="of:=IF([.KJ$3]=&quot;&quot;;&quot;&quot;;(IF(OR([.KJ9]=&quot;&quot;;[.KJ9]=0);0;1)))">
            <text:p/>
          </table:table-cell>
          <table:table-cell table:style-name="ce47" table:formula="of:=IF([.KK$3]=&quot;&quot;;&quot;&quot;;(IF(OR([.KK9]=&quot;&quot;;[.KK9]=0);0;1)))">
            <text:p/>
          </table:table-cell>
          <table:table-cell table:style-name="ce47" table:formula="of:=IF([.KL$3]=&quot;&quot;;&quot;&quot;;(IF(OR([.KL9]=&quot;&quot;;[.KL9]=0);0;1)))">
            <text:p/>
          </table:table-cell>
          <table:table-cell table:style-name="ce47" table:formula="of:=IF([.KM$3]=&quot;&quot;;&quot;&quot;;(IF(OR([.KM9]=&quot;&quot;;[.KM9]=0);0;1)))">
            <text:p/>
          </table:table-cell>
          <table:table-cell table:style-name="ce47" table:formula="of:=IF([.KN$3]=&quot;&quot;;&quot;&quot;;(IF(OR([.KN9]=&quot;&quot;;[.KN9]=0);0;1)))">
            <text:p/>
          </table:table-cell>
          <table:table-cell table:style-name="ce47" table:formula="of:=IF([.KO$3]=&quot;&quot;;&quot;&quot;;(IF(OR([.KO9]=&quot;&quot;;[.KO9]=0);0;1)))">
            <text:p/>
          </table:table-cell>
          <table:table-cell table:style-name="ce47" table:formula="of:=IF([.KP$3]=&quot;&quot;;&quot;&quot;;(IF(OR([.KP9]=&quot;&quot;;[.KP9]=0);0;1)))">
            <text:p/>
          </table:table-cell>
          <table:table-cell table:style-name="ce47" table:formula="of:=IF([.KQ$3]=&quot;&quot;;&quot;&quot;;(IF(OR([.KQ9]=&quot;&quot;;[.KQ9]=0);0;1)))">
            <text:p/>
          </table:table-cell>
          <table:table-cell table:style-name="ce47" table:formula="of:=IF([.KR$3]=&quot;&quot;;&quot;&quot;;(IF(OR([.KR9]=&quot;&quot;;[.KR9]=0);0;1)))">
            <text:p/>
          </table:table-cell>
          <table:table-cell table:style-name="ce47" table:formula="of:=IF([.KS$3]=&quot;&quot;;&quot;&quot;;(IF(OR([.KS9]=&quot;&quot;;[.KS9]=0);0;1)))">
            <text:p/>
          </table:table-cell>
          <table:table-cell table:style-name="ce47" table:formula="of:=IF([.KT$3]=&quot;&quot;;&quot;&quot;;(IF(OR([.KT9]=&quot;&quot;;[.KT9]=0);0;1)))">
            <text:p/>
          </table:table-cell>
          <table:table-cell table:style-name="ce47" table:formula="of:=IF([.KU$3]=&quot;&quot;;&quot;&quot;;(IF(OR([.KU9]=&quot;&quot;;[.KU9]=0);0;1)))">
            <text:p/>
          </table:table-cell>
          <table:table-cell table:style-name="ce47" table:formula="of:=IF([.KV$3]=&quot;&quot;;&quot;&quot;;(IF(OR([.KV9]=&quot;&quot;;[.KV9]=0);0;1)))">
            <text:p/>
          </table:table-cell>
          <table:table-cell table:style-name="ce47" table:formula="of:=IF([.KW$3]=&quot;&quot;;&quot;&quot;;(IF(OR([.KW9]=&quot;&quot;;[.KW9]=0);0;1)))">
            <text:p/>
          </table:table-cell>
          <table:table-cell table:style-name="ce47" table:formula="of:=IF([.KX$3]=&quot;&quot;;&quot;&quot;;(IF(OR([.KX9]=&quot;&quot;;[.KX9]=0);0;1)))">
            <text:p/>
          </table:table-cell>
          <table:table-cell table:style-name="ce47" table:formula="of:=IF([.KY$3]=&quot;&quot;;&quot;&quot;;(IF(OR([.KY9]=&quot;&quot;;[.KY9]=0);0;1)))">
            <text:p/>
          </table:table-cell>
          <table:table-cell table:style-name="ce47" table:formula="of:=IF([.KZ$3]=&quot;&quot;;&quot;&quot;;(IF(OR([.KZ9]=&quot;&quot;;[.KZ9]=0);0;1)))">
            <text:p/>
          </table:table-cell>
          <table:table-cell table:style-name="ce47" table:formula="of:=IF([.LA$3]=&quot;&quot;;&quot;&quot;;(IF(OR([.LA9]=&quot;&quot;;[.LA9]=0);0;1)))">
            <text:p/>
          </table:table-cell>
          <table:table-cell table:style-name="ce47" table:formula="of:=IF([.LB$3]=&quot;&quot;;&quot;&quot;;(IF(OR([.LB9]=&quot;&quot;;[.LB9]=0);0;1)))">
            <text:p/>
          </table:table-cell>
          <table:table-cell table:style-name="ce47" table:formula="of:=IF([.LC$3]=&quot;&quot;;&quot;&quot;;(IF(OR([.LC9]=&quot;&quot;;[.LC9]=0);0;1)))">
            <text:p/>
          </table:table-cell>
          <table:table-cell table:style-name="ce47" table:formula="of:=IF([.LD$3]=&quot;&quot;;&quot;&quot;;(IF(OR([.LD9]=&quot;&quot;;[.LD9]=0);0;1)))">
            <text:p/>
          </table:table-cell>
          <table:table-cell table:style-name="ce47" table:formula="of:=IF([.LE$3]=&quot;&quot;;&quot;&quot;;(IF(OR([.LE9]=&quot;&quot;;[.LE9]=0);0;1)))">
            <text:p/>
          </table:table-cell>
          <table:table-cell table:style-name="ce47" table:formula="of:=IF([.LF$3]=&quot;&quot;;&quot;&quot;;(IF(OR([.LF9]=&quot;&quot;;[.LF9]=0);0;1)))">
            <text:p/>
          </table:table-cell>
          <table:table-cell table:style-name="ce47" table:formula="of:=IF([.LG$3]=&quot;&quot;;&quot;&quot;;(IF(OR([.LG9]=&quot;&quot;;[.LG9]=0);0;1)))">
            <text:p/>
          </table:table-cell>
          <table:table-cell table:style-name="ce47" table:formula="of:=IF([.LH$3]=&quot;&quot;;&quot;&quot;;(IF(OR([.LH9]=&quot;&quot;;[.LH9]=0);0;1)))">
            <text:p/>
          </table:table-cell>
          <table:table-cell table:style-name="ce47" table:formula="of:=IF([.LI$3]=&quot;&quot;;&quot;&quot;;(IF(OR([.LI9]=&quot;&quot;;[.LI9]=0);0;1)))">
            <text:p/>
          </table:table-cell>
          <table:table-cell table:style-name="ce47" table:formula="of:=IF([.LJ$3]=&quot;&quot;;&quot;&quot;;(IF(OR([.LJ9]=&quot;&quot;;[.LJ9]=0);0;1)))">
            <text:p/>
          </table:table-cell>
          <table:table-cell table:style-name="ce47" table:formula="of:=IF([.LK$3]=&quot;&quot;;&quot;&quot;;(IF(OR([.LK9]=&quot;&quot;;[.LK9]=0);0;1)))">
            <text:p/>
          </table:table-cell>
          <table:table-cell table:style-name="ce47" table:formula="of:=IF([.LL$3]=&quot;&quot;;&quot;&quot;;(IF(OR([.LL9]=&quot;&quot;;[.LL9]=0);0;1)))">
            <text:p/>
          </table:table-cell>
          <table:table-cell table:style-name="ce47" table:formula="of:=IF([.LM$3]=&quot;&quot;;&quot;&quot;;(IF(OR([.LM9]=&quot;&quot;;[.LM9]=0);0;1)))">
            <text:p/>
          </table:table-cell>
          <table:table-cell table:style-name="ce47" table:formula="of:=IF([.LN$3]=&quot;&quot;;&quot;&quot;;(IF(OR([.LN9]=&quot;&quot;;[.LN9]=0);0;1)))">
            <text:p/>
          </table:table-cell>
          <table:table-cell table:style-name="ce47" table:formula="of:=IF([.LO$3]=&quot;&quot;;&quot;&quot;;(IF(OR([.LO9]=&quot;&quot;;[.LO9]=0);0;1)))">
            <text:p/>
          </table:table-cell>
          <table:table-cell table:style-name="ce47" table:formula="of:=IF([.LP$3]=&quot;&quot;;&quot;&quot;;(IF(OR([.LP9]=&quot;&quot;;[.LP9]=0);0;1)))">
            <text:p/>
          </table:table-cell>
          <table:table-cell table:style-name="ce47" table:formula="of:=IF([.LQ$3]=&quot;&quot;;&quot;&quot;;(IF(OR([.LQ9]=&quot;&quot;;[.LQ9]=0);0;1)))">
            <text:p/>
          </table:table-cell>
          <table:table-cell table:style-name="ce47" table:formula="of:=IF([.LR$3]=&quot;&quot;;&quot;&quot;;(IF(OR([.LR9]=&quot;&quot;;[.LR9]=0);0;1)))">
            <text:p/>
          </table:table-cell>
          <table:table-cell table:style-name="ce47" table:formula="of:=IF([.LS$3]=&quot;&quot;;&quot;&quot;;(IF(OR([.LS9]=&quot;&quot;;[.LS9]=0);0;1)))">
            <text:p/>
          </table:table-cell>
          <table:table-cell table:style-name="ce47" table:formula="of:=IF([.LT$3]=&quot;&quot;;&quot;&quot;;(IF(OR([.LT9]=&quot;&quot;;[.LT9]=0);0;1)))">
            <text:p/>
          </table:table-cell>
          <table:table-cell table:style-name="ce47" table:formula="of:=IF([.LU$3]=&quot;&quot;;&quot;&quot;;(IF(OR([.LU9]=&quot;&quot;;[.LU9]=0);0;1)))">
            <text:p/>
          </table:table-cell>
          <table:table-cell table:style-name="ce47" table:formula="of:=IF([.LV$3]=&quot;&quot;;&quot;&quot;;(IF(OR([.LV9]=&quot;&quot;;[.LV9]=0);0;1)))">
            <text:p/>
          </table:table-cell>
          <table:table-cell table:style-name="ce47" table:formula="of:=IF([.LW$3]=&quot;&quot;;&quot;&quot;;(IF(OR([.LW9]=&quot;&quot;;[.LW9]=0);0;1)))">
            <text:p/>
          </table:table-cell>
          <table:table-cell table:style-name="ce47" table:formula="of:=IF([.LX$3]=&quot;&quot;;&quot;&quot;;(IF(OR([.LX9]=&quot;&quot;;[.LX9]=0);0;1)))">
            <text:p/>
          </table:table-cell>
          <table:table-cell table:style-name="ce47" table:formula="of:=IF([.LY$3]=&quot;&quot;;&quot;&quot;;(IF(OR([.LY9]=&quot;&quot;;[.LY9]=0);0;1)))">
            <text:p/>
          </table:table-cell>
          <table:table-cell table:style-name="ce47" table:formula="of:=IF([.LZ$3]=&quot;&quot;;&quot;&quot;;(IF(OR([.LZ9]=&quot;&quot;;[.LZ9]=0);0;1)))">
            <text:p/>
          </table:table-cell>
          <table:table-cell table:style-name="ce47" table:formula="of:=IF([.MA$3]=&quot;&quot;;&quot;&quot;;(IF(OR([.MA9]=&quot;&quot;;[.MA9]=0);0;1)))">
            <text:p/>
          </table:table-cell>
          <table:table-cell table:style-name="ce47" table:formula="of:=IF([.MB$3]=&quot;&quot;;&quot;&quot;;(IF(OR([.MB9]=&quot;&quot;;[.MB9]=0);0;1)))">
            <text:p/>
          </table:table-cell>
          <table:table-cell table:style-name="ce47" table:formula="of:=IF([.MC$3]=&quot;&quot;;&quot;&quot;;(IF(OR([.MC9]=&quot;&quot;;[.MC9]=0);0;1)))">
            <text:p/>
          </table:table-cell>
          <table:table-cell table:style-name="ce47" table:formula="of:=IF([.MD$3]=&quot;&quot;;&quot;&quot;;(IF(OR([.MD9]=&quot;&quot;;[.MD9]=0);0;1)))">
            <text:p/>
          </table:table-cell>
          <table:table-cell table:style-name="ce47" table:formula="of:=IF([.ME$3]=&quot;&quot;;&quot;&quot;;(IF(OR([.ME9]=&quot;&quot;;[.ME9]=0);0;1)))">
            <text:p/>
          </table:table-cell>
          <table:table-cell table:style-name="ce47" table:formula="of:=IF([.MF$3]=&quot;&quot;;&quot;&quot;;(IF(OR([.MF9]=&quot;&quot;;[.MF9]=0);0;1)))">
            <text:p/>
          </table:table-cell>
          <table:table-cell table:style-name="ce47" table:formula="of:=IF([.MG$3]=&quot;&quot;;&quot;&quot;;(IF(OR([.MG9]=&quot;&quot;;[.MG9]=0);0;1)))">
            <text:p/>
          </table:table-cell>
          <table:table-cell table:style-name="ce47" table:formula="of:=IF([.MH$3]=&quot;&quot;;&quot;&quot;;(IF(OR([.MH9]=&quot;&quot;;[.MH9]=0);0;1)))">
            <text:p/>
          </table:table-cell>
          <table:table-cell table:style-name="ce47" table:formula="of:=IF([.MI$3]=&quot;&quot;;&quot;&quot;;(IF(OR([.MI9]=&quot;&quot;;[.MI9]=0);0;1)))">
            <text:p/>
          </table:table-cell>
          <table:table-cell table:style-name="ce47" table:formula="of:=IF([.MJ$3]=&quot;&quot;;&quot;&quot;;(IF(OR([.MJ9]=&quot;&quot;;[.MJ9]=0);0;1)))">
            <text:p/>
          </table:table-cell>
          <table:table-cell table:style-name="ce47" table:formula="of:=IF([.MK$3]=&quot;&quot;;&quot;&quot;;(IF(OR([.MK9]=&quot;&quot;;[.MK9]=0);0;1)))">
            <text:p/>
          </table:table-cell>
          <table:table-cell table:style-name="ce47" table:formula="of:=IF([.ML$3]=&quot;&quot;;&quot;&quot;;(IF(OR([.ML9]=&quot;&quot;;[.ML9]=0);0;1)))">
            <text:p/>
          </table:table-cell>
          <table:table-cell table:style-name="ce47" table:formula="of:=IF([.MM$3]=&quot;&quot;;&quot;&quot;;(IF(OR([.MM9]=&quot;&quot;;[.MM9]=0);0;1)))">
            <text:p/>
          </table:table-cell>
          <table:table-cell table:style-name="ce47" table:formula="of:=IF([.MN$3]=&quot;&quot;;&quot;&quot;;(IF(OR([.MN9]=&quot;&quot;;[.MN9]=0);0;1)))">
            <text:p/>
          </table:table-cell>
          <table:table-cell table:style-name="ce47" table:formula="of:=IF([.MO$3]=&quot;&quot;;&quot;&quot;;(IF(OR([.MO9]=&quot;&quot;;[.MO9]=0);0;1)))">
            <text:p/>
          </table:table-cell>
          <table:table-cell table:style-name="ce47" table:formula="of:=IF([.MP$3]=&quot;&quot;;&quot;&quot;;(IF(OR([.MP9]=&quot;&quot;;[.MP9]=0);0;1)))">
            <text:p/>
          </table:table-cell>
          <table:table-cell table:style-name="ce47" table:formula="of:=IF([.MQ$3]=&quot;&quot;;&quot;&quot;;(IF(OR([.MQ9]=&quot;&quot;;[.MQ9]=0);0;1)))">
            <text:p/>
          </table:table-cell>
          <table:table-cell table:style-name="ce47" table:formula="of:=IF([.MR$3]=&quot;&quot;;&quot;&quot;;(IF(OR([.MR9]=&quot;&quot;;[.MR9]=0);0;1)))">
            <text:p/>
          </table:table-cell>
          <table:table-cell table:style-name="ce47" table:formula="of:=IF([.MS$3]=&quot;&quot;;&quot;&quot;;(IF(OR([.MS9]=&quot;&quot;;[.MS9]=0);0;1)))">
            <text:p/>
          </table:table-cell>
          <table:table-cell table:style-name="ce47" table:formula="of:=IF([.MT$3]=&quot;&quot;;&quot;&quot;;(IF(OR([.MT9]=&quot;&quot;;[.MT9]=0);0;1)))">
            <text:p/>
          </table:table-cell>
          <table:table-cell table:style-name="ce47" table:formula="of:=IF([.MU$3]=&quot;&quot;;&quot;&quot;;(IF(OR([.MU9]=&quot;&quot;;[.MU9]=0);0;1)))">
            <text:p/>
          </table:table-cell>
          <table:table-cell table:style-name="ce47" table:formula="of:=IF([.MV$3]=&quot;&quot;;&quot;&quot;;(IF(OR([.MV9]=&quot;&quot;;[.MV9]=0);0;1)))">
            <text:p/>
          </table:table-cell>
          <table:table-cell table:style-name="ce47" table:formula="of:=IF([.MW$3]=&quot;&quot;;&quot;&quot;;(IF(OR([.MW9]=&quot;&quot;;[.MW9]=0);0;1)))">
            <text:p/>
          </table:table-cell>
          <table:table-cell table:style-name="ce47" table:formula="of:=IF([.MX$3]=&quot;&quot;;&quot;&quot;;(IF(OR([.MX9]=&quot;&quot;;[.MX9]=0);0;1)))">
            <text:p/>
          </table:table-cell>
          <table:table-cell table:style-name="ce47" table:formula="of:=IF([.MY$3]=&quot;&quot;;&quot;&quot;;(IF(OR([.MY9]=&quot;&quot;;[.MY9]=0);0;1)))">
            <text:p/>
          </table:table-cell>
          <table:table-cell table:style-name="ce47" table:formula="of:=IF([.MZ$3]=&quot;&quot;;&quot;&quot;;(IF(OR([.MZ9]=&quot;&quot;;[.MZ9]=0);0;1)))">
            <text:p/>
          </table:table-cell>
          <table:table-cell table:style-name="ce47" table:formula="of:=IF([.NA$3]=&quot;&quot;;&quot;&quot;;(IF(OR([.NA9]=&quot;&quot;;[.NA9]=0);0;1)))">
            <text:p/>
          </table:table-cell>
          <table:table-cell table:style-name="ce47" table:formula="of:=IF([.NB$3]=&quot;&quot;;&quot;&quot;;(IF(OR([.NB9]=&quot;&quot;;[.NB9]=0);0;1)))">
            <text:p/>
          </table:table-cell>
          <table:table-cell table:style-name="ce47" table:formula="of:=IF([.NC$3]=&quot;&quot;;&quot;&quot;;(IF(OR([.NC9]=&quot;&quot;;[.NC9]=0);0;1)))">
            <text:p/>
          </table:table-cell>
          <table:table-cell table:style-name="ce47" table:formula="of:=IF([.ND$3]=&quot;&quot;;&quot;&quot;;(IF(OR([.ND9]=&quot;&quot;;[.ND9]=0);0;1)))">
            <text:p/>
          </table:table-cell>
          <table:table-cell table:style-name="ce47" table:formula="of:=IF([.NE$3]=&quot;&quot;;&quot;&quot;;(IF(OR([.NE9]=&quot;&quot;;[.NE9]=0);0;1)))">
            <text:p/>
          </table:table-cell>
          <table:table-cell table:style-name="ce47" table:formula="of:=IF([.NF$3]=&quot;&quot;;&quot;&quot;;(IF(OR([.NF9]=&quot;&quot;;[.NF9]=0);0;1)))">
            <text:p/>
          </table:table-cell>
          <table:table-cell table:number-columns-repeated="287"/>
        </table:table-row>
        <table:table-row table:style-name="ro2">
          <table:table-cell table:style-name="ce9" table:formula="of:=MAX([.A10:.B10])" office:value-type="float" office:value="0" calcext:value-type="float">
            <text:p>0</text:p>
          </table:table-cell>
          <table:table-cell table:style-name="ce6" table:formula="of:=IFERROR((LEN([.NG10])-SEARCH(&quot;0[^0]*$&quot;;[.NG10]));LEN([.NG10]))" office:value-type="float" office:value="0" calcext:value-type="float">
            <text:p>0</text:p>
          </table:table-cell>
          <table:table-cell table:formula="of:=COUNTA([.E10:.NF10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10:.ABI10])">
            <text:p/>
          </table:table-cell>
          <table:table-cell table:style-name="ce34" table:formula="of:=IF([.E$3]=&quot;&quot;;&quot;&quot;;(IF(OR([.E10]=&quot;&quot;;[.E10]=0);0;1)))">
            <text:p/>
          </table:table-cell>
          <table:table-cell table:style-name="ce34" table:formula="of:=IF([.F$3]=&quot;&quot;;&quot;&quot;;(IF(OR([.F10]=&quot;&quot;;[.F10]=0);0;1)))">
            <text:p/>
          </table:table-cell>
          <table:table-cell table:style-name="ce34" table:formula="of:=IF([.G$3]=&quot;&quot;;&quot;&quot;;(IF(OR([.G10]=&quot;&quot;;[.G10]=0);0;1)))">
            <text:p/>
          </table:table-cell>
          <table:table-cell table:style-name="ce34" table:formula="of:=IF([.H$3]=&quot;&quot;;&quot;&quot;;(IF(OR([.H10]=&quot;&quot;;[.H10]=0);0;1)))">
            <text:p/>
          </table:table-cell>
          <table:table-cell table:style-name="ce35" table:formula="of:=IF([.I$3]=&quot;&quot;;&quot;&quot;;(IF(OR([.I10]=&quot;&quot;;[.I10]=0);0;1)))">
            <text:p/>
          </table:table-cell>
          <table:table-cell table:style-name="ce35" table:formula="of:=IF([.J$3]=&quot;&quot;;&quot;&quot;;(IF(OR([.J10]=&quot;&quot;;[.J10]=0);0;1)))">
            <text:p/>
          </table:table-cell>
          <table:table-cell table:style-name="ce35" table:formula="of:=IF([.K$3]=&quot;&quot;;&quot;&quot;;(IF(OR([.K10]=&quot;&quot;;[.K10]=0);0;1)))">
            <text:p/>
          </table:table-cell>
          <table:table-cell table:style-name="ce35" table:formula="of:=IF([.L$3]=&quot;&quot;;&quot;&quot;;(IF(OR([.L10]=&quot;&quot;;[.L10]=0);0;1)))">
            <text:p/>
          </table:table-cell>
          <table:table-cell table:style-name="ce35" table:formula="of:=IF([.M$3]=&quot;&quot;;&quot;&quot;;(IF(OR([.M10]=&quot;&quot;;[.M10]=0);0;1)))">
            <text:p/>
          </table:table-cell>
          <table:table-cell table:style-name="ce35" table:formula="of:=IF([.N$3]=&quot;&quot;;&quot;&quot;;(IF(OR([.N10]=&quot;&quot;;[.N10]=0);0;1)))">
            <text:p/>
          </table:table-cell>
          <table:table-cell table:style-name="ce35" table:formula="of:=IF([.O$3]=&quot;&quot;;&quot;&quot;;(IF(OR([.O10]=&quot;&quot;;[.O10]=0);0;1)))">
            <text:p/>
          </table:table-cell>
          <table:table-cell table:style-name="ce35" table:formula="of:=IF([.P$3]=&quot;&quot;;&quot;&quot;;(IF(OR([.P10]=&quot;&quot;;[.P10]=0);0;1)))">
            <text:p/>
          </table:table-cell>
          <table:table-cell table:style-name="ce35" table:formula="of:=IF([.Q$3]=&quot;&quot;;&quot;&quot;;(IF(OR([.Q10]=&quot;&quot;;[.Q10]=0);0;1)))">
            <text:p/>
          </table:table-cell>
          <table:table-cell table:style-name="ce35" table:formula="of:=IF([.R$3]=&quot;&quot;;&quot;&quot;;(IF(OR([.R10]=&quot;&quot;;[.R10]=0);0;1)))">
            <text:p/>
          </table:table-cell>
          <table:table-cell table:style-name="ce35" table:formula="of:=IF([.S$3]=&quot;&quot;;&quot;&quot;;(IF(OR([.S10]=&quot;&quot;;[.S10]=0);0;1)))">
            <text:p/>
          </table:table-cell>
          <table:table-cell table:style-name="ce35" table:formula="of:=IF([.T$3]=&quot;&quot;;&quot;&quot;;(IF(OR([.T10]=&quot;&quot;;[.T10]=0);0;1)))">
            <text:p/>
          </table:table-cell>
          <table:table-cell table:style-name="ce35" table:formula="of:=IF([.U$3]=&quot;&quot;;&quot;&quot;;(IF(OR([.U10]=&quot;&quot;;[.U10]=0);0;1)))">
            <text:p/>
          </table:table-cell>
          <table:table-cell table:style-name="ce35" table:formula="of:=IF([.V$3]=&quot;&quot;;&quot;&quot;;(IF(OR([.V10]=&quot;&quot;;[.V10]=0);0;1)))">
            <text:p/>
          </table:table-cell>
          <table:table-cell table:style-name="ce35" table:formula="of:=IF([.W$3]=&quot;&quot;;&quot;&quot;;(IF(OR([.W10]=&quot;&quot;;[.W10]=0);0;1)))">
            <text:p/>
          </table:table-cell>
          <table:table-cell table:style-name="ce35" table:formula="of:=IF([.X$3]=&quot;&quot;;&quot;&quot;;(IF(OR([.X10]=&quot;&quot;;[.X10]=0);0;1)))">
            <text:p/>
          </table:table-cell>
          <table:table-cell table:style-name="ce35" table:formula="of:=IF([.Y$3]=&quot;&quot;;&quot;&quot;;(IF(OR([.Y10]=&quot;&quot;;[.Y10]=0);0;1)))">
            <text:p/>
          </table:table-cell>
          <table:table-cell table:style-name="ce35" table:formula="of:=IF([.Z$3]=&quot;&quot;;&quot;&quot;;(IF(OR([.Z10]=&quot;&quot;;[.Z10]=0);0;1)))">
            <text:p/>
          </table:table-cell>
          <table:table-cell table:style-name="ce35" table:formula="of:=IF([.AA$3]=&quot;&quot;;&quot;&quot;;(IF(OR([.AA10]=&quot;&quot;;[.AA10]=0);0;1)))">
            <text:p/>
          </table:table-cell>
          <table:table-cell table:style-name="ce35" table:formula="of:=IF([.AB$3]=&quot;&quot;;&quot;&quot;;(IF(OR([.AB10]=&quot;&quot;;[.AB10]=0);0;1)))">
            <text:p/>
          </table:table-cell>
          <table:table-cell table:style-name="ce35" table:formula="of:=IF([.AC$3]=&quot;&quot;;&quot;&quot;;(IF(OR([.AC10]=&quot;&quot;;[.AC10]=0);0;1)))">
            <text:p/>
          </table:table-cell>
          <table:table-cell table:style-name="ce35" table:formula="of:=IF([.AD$3]=&quot;&quot;;&quot;&quot;;(IF(OR([.AD10]=&quot;&quot;;[.AD10]=0);0;1)))">
            <text:p/>
          </table:table-cell>
          <table:table-cell table:style-name="ce35" table:formula="of:=IF([.AE$3]=&quot;&quot;;&quot;&quot;;(IF(OR([.AE10]=&quot;&quot;;[.AE10]=0);0;1)))">
            <text:p/>
          </table:table-cell>
          <table:table-cell table:style-name="ce35" table:formula="of:=IF([.AF$3]=&quot;&quot;;&quot;&quot;;(IF(OR([.AF10]=&quot;&quot;;[.AF10]=0);0;1)))">
            <text:p/>
          </table:table-cell>
          <table:table-cell table:style-name="ce35" table:formula="of:=IF([.AG$3]=&quot;&quot;;&quot;&quot;;(IF(OR([.AG10]=&quot;&quot;;[.AG10]=0);0;1)))">
            <text:p/>
          </table:table-cell>
          <table:table-cell table:style-name="ce35" table:formula="of:=IF([.AH$3]=&quot;&quot;;&quot;&quot;;(IF(OR([.AH10]=&quot;&quot;;[.AH10]=0);0;1)))">
            <text:p/>
          </table:table-cell>
          <table:table-cell table:style-name="ce35" table:formula="of:=IF([.AI$3]=&quot;&quot;;&quot;&quot;;(IF(OR([.AI10]=&quot;&quot;;[.AI10]=0);0;1)))">
            <text:p/>
          </table:table-cell>
          <table:table-cell table:style-name="ce35" table:formula="of:=IF([.AJ$3]=&quot;&quot;;&quot;&quot;;(IF(OR([.AJ10]=&quot;&quot;;[.AJ10]=0);0;1)))">
            <text:p/>
          </table:table-cell>
          <table:table-cell table:style-name="ce35" table:formula="of:=IF([.AK$3]=&quot;&quot;;&quot;&quot;;(IF(OR([.AK10]=&quot;&quot;;[.AK10]=0);0;1)))">
            <text:p/>
          </table:table-cell>
          <table:table-cell table:style-name="ce35" table:formula="of:=IF([.AL$3]=&quot;&quot;;&quot;&quot;;(IF(OR([.AL10]=&quot;&quot;;[.AL10]=0);0;1)))">
            <text:p/>
          </table:table-cell>
          <table:table-cell table:style-name="ce35" table:formula="of:=IF([.AM$3]=&quot;&quot;;&quot;&quot;;(IF(OR([.AM10]=&quot;&quot;;[.AM10]=0);0;1)))">
            <text:p/>
          </table:table-cell>
          <table:table-cell table:style-name="ce35" table:formula="of:=IF([.AN$3]=&quot;&quot;;&quot;&quot;;(IF(OR([.AN10]=&quot;&quot;;[.AN10]=0);0;1)))">
            <text:p/>
          </table:table-cell>
          <table:table-cell table:style-name="ce35" table:formula="of:=IF([.AO$3]=&quot;&quot;;&quot;&quot;;(IF(OR([.AO10]=&quot;&quot;;[.AO10]=0);0;1)))">
            <text:p/>
          </table:table-cell>
          <table:table-cell table:style-name="ce35" table:formula="of:=IF([.AP$3]=&quot;&quot;;&quot;&quot;;(IF(OR([.AP10]=&quot;&quot;;[.AP10]=0);0;1)))">
            <text:p/>
          </table:table-cell>
          <table:table-cell table:style-name="ce35" table:formula="of:=IF([.AQ$3]=&quot;&quot;;&quot;&quot;;(IF(OR([.AQ10]=&quot;&quot;;[.AQ10]=0);0;1)))">
            <text:p/>
          </table:table-cell>
          <table:table-cell table:style-name="ce35" table:formula="of:=IF([.AR$3]=&quot;&quot;;&quot;&quot;;(IF(OR([.AR10]=&quot;&quot;;[.AR10]=0);0;1)))">
            <text:p/>
          </table:table-cell>
          <table:table-cell table:style-name="ce35" table:formula="of:=IF([.AS$3]=&quot;&quot;;&quot;&quot;;(IF(OR([.AS10]=&quot;&quot;;[.AS10]=0);0;1)))">
            <text:p/>
          </table:table-cell>
          <table:table-cell table:style-name="ce35" table:formula="of:=IF([.AT$3]=&quot;&quot;;&quot;&quot;;(IF(OR([.AT10]=&quot;&quot;;[.AT10]=0);0;1)))">
            <text:p/>
          </table:table-cell>
          <table:table-cell table:style-name="ce35" table:formula="of:=IF([.AU$3]=&quot;&quot;;&quot;&quot;;(IF(OR([.AU10]=&quot;&quot;;[.AU10]=0);0;1)))">
            <text:p/>
          </table:table-cell>
          <table:table-cell table:style-name="ce35" table:formula="of:=IF([.AV$3]=&quot;&quot;;&quot;&quot;;(IF(OR([.AV10]=&quot;&quot;;[.AV10]=0);0;1)))">
            <text:p/>
          </table:table-cell>
          <table:table-cell table:style-name="ce35" table:formula="of:=IF([.AW$3]=&quot;&quot;;&quot;&quot;;(IF(OR([.AW10]=&quot;&quot;;[.AW10]=0);0;1)))">
            <text:p/>
          </table:table-cell>
          <table:table-cell table:style-name="ce35" table:formula="of:=IF([.AX$3]=&quot;&quot;;&quot;&quot;;(IF(OR([.AX10]=&quot;&quot;;[.AX10]=0);0;1)))">
            <text:p/>
          </table:table-cell>
          <table:table-cell table:style-name="ce35" table:formula="of:=IF([.AY$3]=&quot;&quot;;&quot;&quot;;(IF(OR([.AY10]=&quot;&quot;;[.AY10]=0);0;1)))">
            <text:p/>
          </table:table-cell>
          <table:table-cell table:style-name="ce35" table:formula="of:=IF([.AZ$3]=&quot;&quot;;&quot;&quot;;(IF(OR([.AZ10]=&quot;&quot;;[.AZ10]=0);0;1)))">
            <text:p/>
          </table:table-cell>
          <table:table-cell table:style-name="ce35" table:formula="of:=IF([.BA$3]=&quot;&quot;;&quot;&quot;;(IF(OR([.BA10]=&quot;&quot;;[.BA10]=0);0;1)))">
            <text:p/>
          </table:table-cell>
          <table:table-cell table:style-name="ce35" table:formula="of:=IF([.BB$3]=&quot;&quot;;&quot;&quot;;(IF(OR([.BB10]=&quot;&quot;;[.BB10]=0);0;1)))">
            <text:p/>
          </table:table-cell>
          <table:table-cell table:style-name="ce35" table:formula="of:=IF([.BC$3]=&quot;&quot;;&quot;&quot;;(IF(OR([.BC10]=&quot;&quot;;[.BC10]=0);0;1)))">
            <text:p/>
          </table:table-cell>
          <table:table-cell table:style-name="ce35" table:formula="of:=IF([.BD$3]=&quot;&quot;;&quot;&quot;;(IF(OR([.BD10]=&quot;&quot;;[.BD10]=0);0;1)))">
            <text:p/>
          </table:table-cell>
          <table:table-cell table:style-name="ce35" table:formula="of:=IF([.BE$3]=&quot;&quot;;&quot;&quot;;(IF(OR([.BE10]=&quot;&quot;;[.BE10]=0);0;1)))">
            <text:p/>
          </table:table-cell>
          <table:table-cell table:style-name="ce35" table:formula="of:=IF([.BF$3]=&quot;&quot;;&quot;&quot;;(IF(OR([.BF10]=&quot;&quot;;[.BF10]=0);0;1)))">
            <text:p/>
          </table:table-cell>
          <table:table-cell table:style-name="ce35" table:formula="of:=IF([.BG$3]=&quot;&quot;;&quot;&quot;;(IF(OR([.BG10]=&quot;&quot;;[.BG10]=0);0;1)))">
            <text:p/>
          </table:table-cell>
          <table:table-cell table:style-name="ce35" table:formula="of:=IF([.BH$3]=&quot;&quot;;&quot;&quot;;(IF(OR([.BH10]=&quot;&quot;;[.BH10]=0);0;1)))">
            <text:p/>
          </table:table-cell>
          <table:table-cell table:style-name="ce35" table:formula="of:=IF([.BI$3]=&quot;&quot;;&quot;&quot;;(IF(OR([.BI10]=&quot;&quot;;[.BI10]=0);0;1)))">
            <text:p/>
          </table:table-cell>
          <table:table-cell table:style-name="ce35" table:formula="of:=IF([.BJ$3]=&quot;&quot;;&quot;&quot;;(IF(OR([.BJ10]=&quot;&quot;;[.BJ10]=0);0;1)))">
            <text:p/>
          </table:table-cell>
          <table:table-cell table:style-name="ce35" table:formula="of:=IF([.BK$3]=&quot;&quot;;&quot;&quot;;(IF(OR([.BK10]=&quot;&quot;;[.BK10]=0);0;1)))">
            <text:p/>
          </table:table-cell>
          <table:table-cell table:style-name="ce35" table:formula="of:=IF([.BL$3]=&quot;&quot;;&quot;&quot;;(IF(OR([.BL10]=&quot;&quot;;[.BL10]=0);0;1)))">
            <text:p/>
          </table:table-cell>
          <table:table-cell table:style-name="ce35" table:formula="of:=IF([.BM$3]=&quot;&quot;;&quot;&quot;;(IF(OR([.BM10]=&quot;&quot;;[.BM10]=0);0;1)))">
            <text:p/>
          </table:table-cell>
          <table:table-cell table:style-name="ce35" table:formula="of:=IF([.BN$3]=&quot;&quot;;&quot;&quot;;(IF(OR([.BN10]=&quot;&quot;;[.BN10]=0);0;1)))">
            <text:p/>
          </table:table-cell>
          <table:table-cell table:style-name="ce35" table:formula="of:=IF([.BO$3]=&quot;&quot;;&quot;&quot;;(IF(OR([.BO10]=&quot;&quot;;[.BO10]=0);0;1)))">
            <text:p/>
          </table:table-cell>
          <table:table-cell table:style-name="ce35" table:formula="of:=IF([.BP$3]=&quot;&quot;;&quot;&quot;;(IF(OR([.BP10]=&quot;&quot;;[.BP10]=0);0;1)))">
            <text:p/>
          </table:table-cell>
          <table:table-cell table:style-name="ce35" table:formula="of:=IF([.BQ$3]=&quot;&quot;;&quot;&quot;;(IF(OR([.BQ10]=&quot;&quot;;[.BQ10]=0);0;1)))">
            <text:p/>
          </table:table-cell>
          <table:table-cell table:style-name="ce35" table:formula="of:=IF([.BR$3]=&quot;&quot;;&quot;&quot;;(IF(OR([.BR10]=&quot;&quot;;[.BR10]=0);0;1)))">
            <text:p/>
          </table:table-cell>
          <table:table-cell table:style-name="ce35" table:formula="of:=IF([.BS$3]=&quot;&quot;;&quot;&quot;;(IF(OR([.BS10]=&quot;&quot;;[.BS10]=0);0;1)))">
            <text:p/>
          </table:table-cell>
          <table:table-cell table:style-name="ce35" table:formula="of:=IF([.BT$3]=&quot;&quot;;&quot;&quot;;(IF(OR([.BT10]=&quot;&quot;;[.BT10]=0);0;1)))">
            <text:p/>
          </table:table-cell>
          <table:table-cell table:style-name="ce35" table:formula="of:=IF([.BU$3]=&quot;&quot;;&quot;&quot;;(IF(OR([.BU10]=&quot;&quot;;[.BU10]=0);0;1)))">
            <text:p/>
          </table:table-cell>
          <table:table-cell table:style-name="ce35" table:formula="of:=IF([.BV$3]=&quot;&quot;;&quot;&quot;;(IF(OR([.BV10]=&quot;&quot;;[.BV10]=0);0;1)))">
            <text:p/>
          </table:table-cell>
          <table:table-cell table:style-name="ce35" table:formula="of:=IF([.BW$3]=&quot;&quot;;&quot;&quot;;(IF(OR([.BW10]=&quot;&quot;;[.BW10]=0);0;1)))">
            <text:p/>
          </table:table-cell>
          <table:table-cell table:style-name="ce35" table:formula="of:=IF([.BX$3]=&quot;&quot;;&quot;&quot;;(IF(OR([.BX10]=&quot;&quot;;[.BX10]=0);0;1)))">
            <text:p/>
          </table:table-cell>
          <table:table-cell table:style-name="ce35" table:formula="of:=IF([.BY$3]=&quot;&quot;;&quot;&quot;;(IF(OR([.BY10]=&quot;&quot;;[.BY10]=0);0;1)))">
            <text:p/>
          </table:table-cell>
          <table:table-cell table:style-name="ce35" table:formula="of:=IF([.BZ$3]=&quot;&quot;;&quot;&quot;;(IF(OR([.BZ10]=&quot;&quot;;[.BZ10]=0);0;1)))">
            <text:p/>
          </table:table-cell>
          <table:table-cell table:style-name="ce35" table:formula="of:=IF([.CA$3]=&quot;&quot;;&quot;&quot;;(IF(OR([.CA10]=&quot;&quot;;[.CA10]=0);0;1)))">
            <text:p/>
          </table:table-cell>
          <table:table-cell table:style-name="ce35" table:formula="of:=IF([.CB$3]=&quot;&quot;;&quot;&quot;;(IF(OR([.CB10]=&quot;&quot;;[.CB10]=0);0;1)))">
            <text:p/>
          </table:table-cell>
          <table:table-cell table:style-name="ce35" table:formula="of:=IF([.CC$3]=&quot;&quot;;&quot;&quot;;(IF(OR([.CC10]=&quot;&quot;;[.CC10]=0);0;1)))">
            <text:p/>
          </table:table-cell>
          <table:table-cell table:style-name="ce35" table:formula="of:=IF([.CD$3]=&quot;&quot;;&quot;&quot;;(IF(OR([.CD10]=&quot;&quot;;[.CD10]=0);0;1)))">
            <text:p/>
          </table:table-cell>
          <table:table-cell table:style-name="ce35" table:formula="of:=IF([.CE$3]=&quot;&quot;;&quot;&quot;;(IF(OR([.CE10]=&quot;&quot;;[.CE10]=0);0;1)))">
            <text:p/>
          </table:table-cell>
          <table:table-cell table:style-name="ce35" table:formula="of:=IF([.CF$3]=&quot;&quot;;&quot;&quot;;(IF(OR([.CF10]=&quot;&quot;;[.CF10]=0);0;1)))">
            <text:p/>
          </table:table-cell>
          <table:table-cell table:style-name="ce35" table:formula="of:=IF([.CG$3]=&quot;&quot;;&quot;&quot;;(IF(OR([.CG10]=&quot;&quot;;[.CG10]=0);0;1)))">
            <text:p/>
          </table:table-cell>
          <table:table-cell table:style-name="ce35" table:formula="of:=IF([.CH$3]=&quot;&quot;;&quot;&quot;;(IF(OR([.CH10]=&quot;&quot;;[.CH10]=0);0;1)))">
            <text:p/>
          </table:table-cell>
          <table:table-cell table:style-name="ce35" table:formula="of:=IF([.CI$3]=&quot;&quot;;&quot;&quot;;(IF(OR([.CI10]=&quot;&quot;;[.CI10]=0);0;1)))">
            <text:p/>
          </table:table-cell>
          <table:table-cell table:style-name="ce35" table:formula="of:=IF([.CJ$3]=&quot;&quot;;&quot;&quot;;(IF(OR([.CJ10]=&quot;&quot;;[.CJ10]=0);0;1)))">
            <text:p/>
          </table:table-cell>
          <table:table-cell table:style-name="ce35" table:formula="of:=IF([.CK$3]=&quot;&quot;;&quot;&quot;;(IF(OR([.CK10]=&quot;&quot;;[.CK10]=0);0;1)))">
            <text:p/>
          </table:table-cell>
          <table:table-cell table:style-name="ce35" table:formula="of:=IF([.CL$3]=&quot;&quot;;&quot;&quot;;(IF(OR([.CL10]=&quot;&quot;;[.CL10]=0);0;1)))">
            <text:p/>
          </table:table-cell>
          <table:table-cell table:style-name="ce35" table:formula="of:=IF([.CM$3]=&quot;&quot;;&quot;&quot;;(IF(OR([.CM10]=&quot;&quot;;[.CM10]=0);0;1)))">
            <text:p/>
          </table:table-cell>
          <table:table-cell table:style-name="ce35" table:formula="of:=IF([.CN$3]=&quot;&quot;;&quot;&quot;;(IF(OR([.CN10]=&quot;&quot;;[.CN10]=0);0;1)))">
            <text:p/>
          </table:table-cell>
          <table:table-cell table:style-name="ce35" table:formula="of:=IF([.CO$3]=&quot;&quot;;&quot;&quot;;(IF(OR([.CO10]=&quot;&quot;;[.CO10]=0);0;1)))">
            <text:p/>
          </table:table-cell>
          <table:table-cell table:style-name="ce35" table:formula="of:=IF([.CP$3]=&quot;&quot;;&quot;&quot;;(IF(OR([.CP10]=&quot;&quot;;[.CP10]=0);0;1)))">
            <text:p/>
          </table:table-cell>
          <table:table-cell table:style-name="ce35" table:formula="of:=IF([.CQ$3]=&quot;&quot;;&quot;&quot;;(IF(OR([.CQ10]=&quot;&quot;;[.CQ10]=0);0;1)))">
            <text:p/>
          </table:table-cell>
          <table:table-cell table:style-name="ce35" table:formula="of:=IF([.CR$3]=&quot;&quot;;&quot;&quot;;(IF(OR([.CR10]=&quot;&quot;;[.CR10]=0);0;1)))">
            <text:p/>
          </table:table-cell>
          <table:table-cell table:style-name="ce35" table:formula="of:=IF([.CS$3]=&quot;&quot;;&quot;&quot;;(IF(OR([.CS10]=&quot;&quot;;[.CS10]=0);0;1)))">
            <text:p/>
          </table:table-cell>
          <table:table-cell table:style-name="ce35" table:formula="of:=IF([.CT$3]=&quot;&quot;;&quot;&quot;;(IF(OR([.CT10]=&quot;&quot;;[.CT10]=0);0;1)))">
            <text:p/>
          </table:table-cell>
          <table:table-cell table:style-name="ce35" table:formula="of:=IF([.CU$3]=&quot;&quot;;&quot;&quot;;(IF(OR([.CU10]=&quot;&quot;;[.CU10]=0);0;1)))">
            <text:p/>
          </table:table-cell>
          <table:table-cell table:style-name="ce35" table:formula="of:=IF([.CV$3]=&quot;&quot;;&quot;&quot;;(IF(OR([.CV10]=&quot;&quot;;[.CV10]=0);0;1)))">
            <text:p/>
          </table:table-cell>
          <table:table-cell table:style-name="ce35" table:formula="of:=IF([.CW$3]=&quot;&quot;;&quot;&quot;;(IF(OR([.CW10]=&quot;&quot;;[.CW10]=0);0;1)))">
            <text:p/>
          </table:table-cell>
          <table:table-cell table:style-name="ce35" table:formula="of:=IF([.CX$3]=&quot;&quot;;&quot;&quot;;(IF(OR([.CX10]=&quot;&quot;;[.CX10]=0);0;1)))">
            <text:p/>
          </table:table-cell>
          <table:table-cell table:style-name="ce35" table:formula="of:=IF([.CY$3]=&quot;&quot;;&quot;&quot;;(IF(OR([.CY10]=&quot;&quot;;[.CY10]=0);0;1)))">
            <text:p/>
          </table:table-cell>
          <table:table-cell table:style-name="ce35" table:formula="of:=IF([.CZ$3]=&quot;&quot;;&quot;&quot;;(IF(OR([.CZ10]=&quot;&quot;;[.CZ10]=0);0;1)))">
            <text:p/>
          </table:table-cell>
          <table:table-cell table:style-name="ce35" table:formula="of:=IF([.DA$3]=&quot;&quot;;&quot;&quot;;(IF(OR([.DA10]=&quot;&quot;;[.DA10]=0);0;1)))">
            <text:p/>
          </table:table-cell>
          <table:table-cell table:style-name="ce35" table:formula="of:=IF([.DB$3]=&quot;&quot;;&quot;&quot;;(IF(OR([.DB10]=&quot;&quot;;[.DB10]=0);0;1)))">
            <text:p/>
          </table:table-cell>
          <table:table-cell table:style-name="ce35" table:formula="of:=IF([.DC$3]=&quot;&quot;;&quot;&quot;;(IF(OR([.DC10]=&quot;&quot;;[.DC10]=0);0;1)))">
            <text:p/>
          </table:table-cell>
          <table:table-cell table:style-name="ce35" table:formula="of:=IF([.DD$3]=&quot;&quot;;&quot;&quot;;(IF(OR([.DD10]=&quot;&quot;;[.DD10]=0);0;1)))">
            <text:p/>
          </table:table-cell>
          <table:table-cell table:style-name="ce35" table:formula="of:=IF([.DE$3]=&quot;&quot;;&quot;&quot;;(IF(OR([.DE10]=&quot;&quot;;[.DE10]=0);0;1)))">
            <text:p/>
          </table:table-cell>
          <table:table-cell table:style-name="ce35" table:formula="of:=IF([.DF$3]=&quot;&quot;;&quot;&quot;;(IF(OR([.DF10]=&quot;&quot;;[.DF10]=0);0;1)))">
            <text:p/>
          </table:table-cell>
          <table:table-cell table:style-name="ce35" table:formula="of:=IF([.DG$3]=&quot;&quot;;&quot;&quot;;(IF(OR([.DG10]=&quot;&quot;;[.DG10]=0);0;1)))">
            <text:p/>
          </table:table-cell>
          <table:table-cell table:style-name="ce35" table:formula="of:=IF([.DH$3]=&quot;&quot;;&quot;&quot;;(IF(OR([.DH10]=&quot;&quot;;[.DH10]=0);0;1)))">
            <text:p/>
          </table:table-cell>
          <table:table-cell table:style-name="ce35" table:formula="of:=IF([.DI$3]=&quot;&quot;;&quot;&quot;;(IF(OR([.DI10]=&quot;&quot;;[.DI10]=0);0;1)))">
            <text:p/>
          </table:table-cell>
          <table:table-cell table:style-name="ce35" table:formula="of:=IF([.DJ$3]=&quot;&quot;;&quot;&quot;;(IF(OR([.DJ10]=&quot;&quot;;[.DJ10]=0);0;1)))">
            <text:p/>
          </table:table-cell>
          <table:table-cell table:style-name="ce35" table:formula="of:=IF([.DK$3]=&quot;&quot;;&quot;&quot;;(IF(OR([.DK10]=&quot;&quot;;[.DK10]=0);0;1)))">
            <text:p/>
          </table:table-cell>
          <table:table-cell table:style-name="ce35" table:formula="of:=IF([.DL$3]=&quot;&quot;;&quot;&quot;;(IF(OR([.DL10]=&quot;&quot;;[.DL10]=0);0;1)))">
            <text:p/>
          </table:table-cell>
          <table:table-cell table:style-name="ce35" table:formula="of:=IF([.DM$3]=&quot;&quot;;&quot;&quot;;(IF(OR([.DM10]=&quot;&quot;;[.DM10]=0);0;1)))">
            <text:p/>
          </table:table-cell>
          <table:table-cell table:style-name="ce35" table:formula="of:=IF([.DN$3]=&quot;&quot;;&quot;&quot;;(IF(OR([.DN10]=&quot;&quot;;[.DN10]=0);0;1)))">
            <text:p/>
          </table:table-cell>
          <table:table-cell table:style-name="ce35" table:formula="of:=IF([.DO$3]=&quot;&quot;;&quot;&quot;;(IF(OR([.DO10]=&quot;&quot;;[.DO10]=0);0;1)))">
            <text:p/>
          </table:table-cell>
          <table:table-cell table:style-name="ce35" table:formula="of:=IF([.DP$3]=&quot;&quot;;&quot;&quot;;(IF(OR([.DP10]=&quot;&quot;;[.DP10]=0);0;1)))">
            <text:p/>
          </table:table-cell>
          <table:table-cell table:style-name="ce35" table:formula="of:=IF([.DQ$3]=&quot;&quot;;&quot;&quot;;(IF(OR([.DQ10]=&quot;&quot;;[.DQ10]=0);0;1)))">
            <text:p/>
          </table:table-cell>
          <table:table-cell table:style-name="ce35" table:formula="of:=IF([.DR$3]=&quot;&quot;;&quot;&quot;;(IF(OR([.DR10]=&quot;&quot;;[.DR10]=0);0;1)))">
            <text:p/>
          </table:table-cell>
          <table:table-cell table:style-name="ce35" table:formula="of:=IF([.DS$3]=&quot;&quot;;&quot;&quot;;(IF(OR([.DS10]=&quot;&quot;;[.DS10]=0);0;1)))">
            <text:p/>
          </table:table-cell>
          <table:table-cell table:style-name="ce35" table:formula="of:=IF([.DT$3]=&quot;&quot;;&quot;&quot;;(IF(OR([.DT10]=&quot;&quot;;[.DT10]=0);0;1)))">
            <text:p/>
          </table:table-cell>
          <table:table-cell table:style-name="ce35" table:formula="of:=IF([.DU$3]=&quot;&quot;;&quot;&quot;;(IF(OR([.DU10]=&quot;&quot;;[.DU10]=0);0;1)))">
            <text:p/>
          </table:table-cell>
          <table:table-cell table:style-name="ce35" table:formula="of:=IF([.DV$3]=&quot;&quot;;&quot;&quot;;(IF(OR([.DV10]=&quot;&quot;;[.DV10]=0);0;1)))">
            <text:p/>
          </table:table-cell>
          <table:table-cell table:style-name="ce35" table:formula="of:=IF([.DW$3]=&quot;&quot;;&quot;&quot;;(IF(OR([.DW10]=&quot;&quot;;[.DW10]=0);0;1)))">
            <text:p/>
          </table:table-cell>
          <table:table-cell table:style-name="ce35" table:formula="of:=IF([.DX$3]=&quot;&quot;;&quot;&quot;;(IF(OR([.DX10]=&quot;&quot;;[.DX10]=0);0;1)))">
            <text:p/>
          </table:table-cell>
          <table:table-cell table:style-name="ce35" table:formula="of:=IF([.DY$3]=&quot;&quot;;&quot;&quot;;(IF(OR([.DY10]=&quot;&quot;;[.DY10]=0);0;1)))">
            <text:p/>
          </table:table-cell>
          <table:table-cell table:style-name="ce35" table:formula="of:=IF([.DZ$3]=&quot;&quot;;&quot;&quot;;(IF(OR([.DZ10]=&quot;&quot;;[.DZ10]=0);0;1)))">
            <text:p/>
          </table:table-cell>
          <table:table-cell table:style-name="ce35" table:formula="of:=IF([.EA$3]=&quot;&quot;;&quot;&quot;;(IF(OR([.EA10]=&quot;&quot;;[.EA10]=0);0;1)))">
            <text:p/>
          </table:table-cell>
          <table:table-cell table:style-name="ce35" table:formula="of:=IF([.EB$3]=&quot;&quot;;&quot;&quot;;(IF(OR([.EB10]=&quot;&quot;;[.EB10]=0);0;1)))">
            <text:p/>
          </table:table-cell>
          <table:table-cell table:style-name="ce35" table:formula="of:=IF([.EC$3]=&quot;&quot;;&quot;&quot;;(IF(OR([.EC10]=&quot;&quot;;[.EC10]=0);0;1)))">
            <text:p/>
          </table:table-cell>
          <table:table-cell table:style-name="ce35" table:formula="of:=IF([.ED$3]=&quot;&quot;;&quot;&quot;;(IF(OR([.ED10]=&quot;&quot;;[.ED10]=0);0;1)))">
            <text:p/>
          </table:table-cell>
          <table:table-cell table:style-name="ce35" table:formula="of:=IF([.EE$3]=&quot;&quot;;&quot;&quot;;(IF(OR([.EE10]=&quot;&quot;;[.EE10]=0);0;1)))">
            <text:p/>
          </table:table-cell>
          <table:table-cell table:style-name="ce35" table:formula="of:=IF([.EF$3]=&quot;&quot;;&quot;&quot;;(IF(OR([.EF10]=&quot;&quot;;[.EF10]=0);0;1)))">
            <text:p/>
          </table:table-cell>
          <table:table-cell table:style-name="ce35" table:formula="of:=IF([.EG$3]=&quot;&quot;;&quot;&quot;;(IF(OR([.EG10]=&quot;&quot;;[.EG10]=0);0;1)))">
            <text:p/>
          </table:table-cell>
          <table:table-cell table:style-name="ce35" table:formula="of:=IF([.EH$3]=&quot;&quot;;&quot;&quot;;(IF(OR([.EH10]=&quot;&quot;;[.EH10]=0);0;1)))">
            <text:p/>
          </table:table-cell>
          <table:table-cell table:style-name="ce35" table:formula="of:=IF([.EI$3]=&quot;&quot;;&quot;&quot;;(IF(OR([.EI10]=&quot;&quot;;[.EI10]=0);0;1)))">
            <text:p/>
          </table:table-cell>
          <table:table-cell table:style-name="ce35" table:formula="of:=IF([.EJ$3]=&quot;&quot;;&quot;&quot;;(IF(OR([.EJ10]=&quot;&quot;;[.EJ10]=0);0;1)))">
            <text:p/>
          </table:table-cell>
          <table:table-cell table:style-name="ce35" table:formula="of:=IF([.EK$3]=&quot;&quot;;&quot;&quot;;(IF(OR([.EK10]=&quot;&quot;;[.EK10]=0);0;1)))">
            <text:p/>
          </table:table-cell>
          <table:table-cell table:style-name="ce35" table:formula="of:=IF([.EL$3]=&quot;&quot;;&quot;&quot;;(IF(OR([.EL10]=&quot;&quot;;[.EL10]=0);0;1)))">
            <text:p/>
          </table:table-cell>
          <table:table-cell table:style-name="ce35" table:formula="of:=IF([.EM$3]=&quot;&quot;;&quot;&quot;;(IF(OR([.EM10]=&quot;&quot;;[.EM10]=0);0;1)))">
            <text:p/>
          </table:table-cell>
          <table:table-cell table:style-name="ce35" table:formula="of:=IF([.EN$3]=&quot;&quot;;&quot;&quot;;(IF(OR([.EN10]=&quot;&quot;;[.EN10]=0);0;1)))">
            <text:p/>
          </table:table-cell>
          <table:table-cell table:style-name="ce35" table:formula="of:=IF([.EO$3]=&quot;&quot;;&quot;&quot;;(IF(OR([.EO10]=&quot;&quot;;[.EO10]=0);0;1)))">
            <text:p/>
          </table:table-cell>
          <table:table-cell table:style-name="ce35" table:formula="of:=IF([.EP$3]=&quot;&quot;;&quot;&quot;;(IF(OR([.EP10]=&quot;&quot;;[.EP10]=0);0;1)))">
            <text:p/>
          </table:table-cell>
          <table:table-cell table:style-name="ce35" table:formula="of:=IF([.EQ$3]=&quot;&quot;;&quot;&quot;;(IF(OR([.EQ10]=&quot;&quot;;[.EQ10]=0);0;1)))">
            <text:p/>
          </table:table-cell>
          <table:table-cell table:style-name="ce35" table:formula="of:=IF([.ER$3]=&quot;&quot;;&quot;&quot;;(IF(OR([.ER10]=&quot;&quot;;[.ER10]=0);0;1)))">
            <text:p/>
          </table:table-cell>
          <table:table-cell table:style-name="ce35" table:formula="of:=IF([.ES$3]=&quot;&quot;;&quot;&quot;;(IF(OR([.ES10]=&quot;&quot;;[.ES10]=0);0;1)))">
            <text:p/>
          </table:table-cell>
          <table:table-cell table:style-name="ce35" table:formula="of:=IF([.ET$3]=&quot;&quot;;&quot;&quot;;(IF(OR([.ET10]=&quot;&quot;;[.ET10]=0);0;1)))">
            <text:p/>
          </table:table-cell>
          <table:table-cell table:style-name="ce35" table:formula="of:=IF([.EU$3]=&quot;&quot;;&quot;&quot;;(IF(OR([.EU10]=&quot;&quot;;[.EU10]=0);0;1)))">
            <text:p/>
          </table:table-cell>
          <table:table-cell table:style-name="ce35" table:formula="of:=IF([.EV$3]=&quot;&quot;;&quot;&quot;;(IF(OR([.EV10]=&quot;&quot;;[.EV10]=0);0;1)))">
            <text:p/>
          </table:table-cell>
          <table:table-cell table:style-name="ce35" table:formula="of:=IF([.EW$3]=&quot;&quot;;&quot;&quot;;(IF(OR([.EW10]=&quot;&quot;;[.EW10]=0);0;1)))">
            <text:p/>
          </table:table-cell>
          <table:table-cell table:style-name="ce35" table:formula="of:=IF([.EX$3]=&quot;&quot;;&quot;&quot;;(IF(OR([.EX10]=&quot;&quot;;[.EX10]=0);0;1)))">
            <text:p/>
          </table:table-cell>
          <table:table-cell table:style-name="ce35" table:formula="of:=IF([.EY$3]=&quot;&quot;;&quot;&quot;;(IF(OR([.EY10]=&quot;&quot;;[.EY10]=0);0;1)))">
            <text:p/>
          </table:table-cell>
          <table:table-cell table:style-name="ce35" table:formula="of:=IF([.EZ$3]=&quot;&quot;;&quot;&quot;;(IF(OR([.EZ10]=&quot;&quot;;[.EZ10]=0);0;1)))">
            <text:p/>
          </table:table-cell>
          <table:table-cell table:style-name="ce35" table:formula="of:=IF([.FA$3]=&quot;&quot;;&quot;&quot;;(IF(OR([.FA10]=&quot;&quot;;[.FA10]=0);0;1)))">
            <text:p/>
          </table:table-cell>
          <table:table-cell table:style-name="ce35" table:formula="of:=IF([.FB$3]=&quot;&quot;;&quot;&quot;;(IF(OR([.FB10]=&quot;&quot;;[.FB10]=0);0;1)))">
            <text:p/>
          </table:table-cell>
          <table:table-cell table:style-name="ce35" table:formula="of:=IF([.FC$3]=&quot;&quot;;&quot;&quot;;(IF(OR([.FC10]=&quot;&quot;;[.FC10]=0);0;1)))">
            <text:p/>
          </table:table-cell>
          <table:table-cell table:style-name="ce35" table:formula="of:=IF([.FD$3]=&quot;&quot;;&quot;&quot;;(IF(OR([.FD10]=&quot;&quot;;[.FD10]=0);0;1)))">
            <text:p/>
          </table:table-cell>
          <table:table-cell table:style-name="ce35" table:formula="of:=IF([.FE$3]=&quot;&quot;;&quot;&quot;;(IF(OR([.FE10]=&quot;&quot;;[.FE10]=0);0;1)))">
            <text:p/>
          </table:table-cell>
          <table:table-cell table:style-name="ce35" table:formula="of:=IF([.FF$3]=&quot;&quot;;&quot;&quot;;(IF(OR([.FF10]=&quot;&quot;;[.FF10]=0);0;1)))">
            <text:p/>
          </table:table-cell>
          <table:table-cell table:style-name="ce35" table:formula="of:=IF([.FG$3]=&quot;&quot;;&quot;&quot;;(IF(OR([.FG10]=&quot;&quot;;[.FG10]=0);0;1)))">
            <text:p/>
          </table:table-cell>
          <table:table-cell table:style-name="ce35" table:formula="of:=IF([.FH$3]=&quot;&quot;;&quot;&quot;;(IF(OR([.FH10]=&quot;&quot;;[.FH10]=0);0;1)))">
            <text:p/>
          </table:table-cell>
          <table:table-cell table:style-name="ce35" table:formula="of:=IF([.FI$3]=&quot;&quot;;&quot;&quot;;(IF(OR([.FI10]=&quot;&quot;;[.FI10]=0);0;1)))">
            <text:p/>
          </table:table-cell>
          <table:table-cell table:style-name="ce35" table:formula="of:=IF([.FJ$3]=&quot;&quot;;&quot;&quot;;(IF(OR([.FJ10]=&quot;&quot;;[.FJ10]=0);0;1)))">
            <text:p/>
          </table:table-cell>
          <table:table-cell table:style-name="ce35" table:formula="of:=IF([.FK$3]=&quot;&quot;;&quot;&quot;;(IF(OR([.FK10]=&quot;&quot;;[.FK10]=0);0;1)))">
            <text:p/>
          </table:table-cell>
          <table:table-cell table:style-name="ce35" table:formula="of:=IF([.FL$3]=&quot;&quot;;&quot;&quot;;(IF(OR([.FL10]=&quot;&quot;;[.FL10]=0);0;1)))">
            <text:p/>
          </table:table-cell>
          <table:table-cell table:style-name="ce35" table:formula="of:=IF([.FM$3]=&quot;&quot;;&quot;&quot;;(IF(OR([.FM10]=&quot;&quot;;[.FM10]=0);0;1)))">
            <text:p/>
          </table:table-cell>
          <table:table-cell table:style-name="ce35" table:formula="of:=IF([.FN$3]=&quot;&quot;;&quot;&quot;;(IF(OR([.FN10]=&quot;&quot;;[.FN10]=0);0;1)))">
            <text:p/>
          </table:table-cell>
          <table:table-cell table:style-name="ce35" table:formula="of:=IF([.FO$3]=&quot;&quot;;&quot;&quot;;(IF(OR([.FO10]=&quot;&quot;;[.FO10]=0);0;1)))">
            <text:p/>
          </table:table-cell>
          <table:table-cell table:style-name="ce35" table:formula="of:=IF([.FP$3]=&quot;&quot;;&quot;&quot;;(IF(OR([.FP10]=&quot;&quot;;[.FP10]=0);0;1)))">
            <text:p/>
          </table:table-cell>
          <table:table-cell table:style-name="ce35" table:formula="of:=IF([.FQ$3]=&quot;&quot;;&quot;&quot;;(IF(OR([.FQ10]=&quot;&quot;;[.FQ10]=0);0;1)))">
            <text:p/>
          </table:table-cell>
          <table:table-cell table:style-name="ce35" table:formula="of:=IF([.FR$3]=&quot;&quot;;&quot;&quot;;(IF(OR([.FR10]=&quot;&quot;;[.FR10]=0);0;1)))">
            <text:p/>
          </table:table-cell>
          <table:table-cell table:style-name="ce35" table:formula="of:=IF([.FS$3]=&quot;&quot;;&quot;&quot;;(IF(OR([.FS10]=&quot;&quot;;[.FS10]=0);0;1)))">
            <text:p/>
          </table:table-cell>
          <table:table-cell table:style-name="ce35" table:formula="of:=IF([.FT$3]=&quot;&quot;;&quot;&quot;;(IF(OR([.FT10]=&quot;&quot;;[.FT10]=0);0;1)))">
            <text:p/>
          </table:table-cell>
          <table:table-cell table:style-name="ce35" table:formula="of:=IF([.FU$3]=&quot;&quot;;&quot;&quot;;(IF(OR([.FU10]=&quot;&quot;;[.FU10]=0);0;1)))">
            <text:p/>
          </table:table-cell>
          <table:table-cell table:style-name="ce35" table:formula="of:=IF([.FV$3]=&quot;&quot;;&quot;&quot;;(IF(OR([.FV10]=&quot;&quot;;[.FV10]=0);0;1)))">
            <text:p/>
          </table:table-cell>
          <table:table-cell table:style-name="ce35" table:formula="of:=IF([.FW$3]=&quot;&quot;;&quot;&quot;;(IF(OR([.FW10]=&quot;&quot;;[.FW10]=0);0;1)))">
            <text:p/>
          </table:table-cell>
          <table:table-cell table:style-name="ce35" table:formula="of:=IF([.FX$3]=&quot;&quot;;&quot;&quot;;(IF(OR([.FX10]=&quot;&quot;;[.FX10]=0);0;1)))">
            <text:p/>
          </table:table-cell>
          <table:table-cell table:style-name="ce35" table:formula="of:=IF([.FY$3]=&quot;&quot;;&quot;&quot;;(IF(OR([.FY10]=&quot;&quot;;[.FY10]=0);0;1)))">
            <text:p/>
          </table:table-cell>
          <table:table-cell table:style-name="ce35" table:formula="of:=IF([.FZ$3]=&quot;&quot;;&quot;&quot;;(IF(OR([.FZ10]=&quot;&quot;;[.FZ10]=0);0;1)))">
            <text:p/>
          </table:table-cell>
          <table:table-cell table:style-name="ce35" table:formula="of:=IF([.GA$3]=&quot;&quot;;&quot;&quot;;(IF(OR([.GA10]=&quot;&quot;;[.GA10]=0);0;1)))">
            <text:p/>
          </table:table-cell>
          <table:table-cell table:style-name="ce35" table:formula="of:=IF([.GB$3]=&quot;&quot;;&quot;&quot;;(IF(OR([.GB10]=&quot;&quot;;[.GB10]=0);0;1)))">
            <text:p/>
          </table:table-cell>
          <table:table-cell table:style-name="ce35" table:formula="of:=IF([.GC$3]=&quot;&quot;;&quot;&quot;;(IF(OR([.GC10]=&quot;&quot;;[.GC10]=0);0;1)))">
            <text:p/>
          </table:table-cell>
          <table:table-cell table:style-name="ce35" table:formula="of:=IF([.GD$3]=&quot;&quot;;&quot;&quot;;(IF(OR([.GD10]=&quot;&quot;;[.GD10]=0);0;1)))">
            <text:p/>
          </table:table-cell>
          <table:table-cell table:style-name="ce35" table:formula="of:=IF([.GE$3]=&quot;&quot;;&quot;&quot;;(IF(OR([.GE10]=&quot;&quot;;[.GE10]=0);0;1)))">
            <text:p/>
          </table:table-cell>
          <table:table-cell table:style-name="ce35" table:formula="of:=IF([.GF$3]=&quot;&quot;;&quot;&quot;;(IF(OR([.GF10]=&quot;&quot;;[.GF10]=0);0;1)))">
            <text:p/>
          </table:table-cell>
          <table:table-cell table:style-name="ce35" table:formula="of:=IF([.GG$3]=&quot;&quot;;&quot;&quot;;(IF(OR([.GG10]=&quot;&quot;;[.GG10]=0);0;1)))">
            <text:p/>
          </table:table-cell>
          <table:table-cell table:style-name="ce35" table:formula="of:=IF([.GH$3]=&quot;&quot;;&quot;&quot;;(IF(OR([.GH10]=&quot;&quot;;[.GH10]=0);0;1)))">
            <text:p/>
          </table:table-cell>
          <table:table-cell table:style-name="ce35" table:formula="of:=IF([.GI$3]=&quot;&quot;;&quot;&quot;;(IF(OR([.GI10]=&quot;&quot;;[.GI10]=0);0;1)))">
            <text:p/>
          </table:table-cell>
          <table:table-cell table:style-name="ce35" table:formula="of:=IF([.GJ$3]=&quot;&quot;;&quot;&quot;;(IF(OR([.GJ10]=&quot;&quot;;[.GJ10]=0);0;1)))">
            <text:p/>
          </table:table-cell>
          <table:table-cell table:style-name="ce35" table:formula="of:=IF([.GK$3]=&quot;&quot;;&quot;&quot;;(IF(OR([.GK10]=&quot;&quot;;[.GK10]=0);0;1)))">
            <text:p/>
          </table:table-cell>
          <table:table-cell table:style-name="ce35" table:formula="of:=IF([.GL$3]=&quot;&quot;;&quot;&quot;;(IF(OR([.GL10]=&quot;&quot;;[.GL10]=0);0;1)))">
            <text:p/>
          </table:table-cell>
          <table:table-cell table:style-name="ce35" table:formula="of:=IF([.GM$3]=&quot;&quot;;&quot;&quot;;(IF(OR([.GM10]=&quot;&quot;;[.GM10]=0);0;1)))">
            <text:p/>
          </table:table-cell>
          <table:table-cell table:style-name="ce35" table:formula="of:=IF([.GN$3]=&quot;&quot;;&quot;&quot;;(IF(OR([.GN10]=&quot;&quot;;[.GN10]=0);0;1)))">
            <text:p/>
          </table:table-cell>
          <table:table-cell table:style-name="ce35" table:formula="of:=IF([.GO$3]=&quot;&quot;;&quot;&quot;;(IF(OR([.GO10]=&quot;&quot;;[.GO10]=0);0;1)))">
            <text:p/>
          </table:table-cell>
          <table:table-cell table:style-name="ce35" table:formula="of:=IF([.GP$3]=&quot;&quot;;&quot;&quot;;(IF(OR([.GP10]=&quot;&quot;;[.GP10]=0);0;1)))">
            <text:p/>
          </table:table-cell>
          <table:table-cell table:style-name="ce35" table:formula="of:=IF([.GQ$3]=&quot;&quot;;&quot;&quot;;(IF(OR([.GQ10]=&quot;&quot;;[.GQ10]=0);0;1)))">
            <text:p/>
          </table:table-cell>
          <table:table-cell table:style-name="ce35" table:formula="of:=IF([.GR$3]=&quot;&quot;;&quot;&quot;;(IF(OR([.GR10]=&quot;&quot;;[.GR10]=0);0;1)))">
            <text:p/>
          </table:table-cell>
          <table:table-cell table:style-name="ce35" table:formula="of:=IF([.GS$3]=&quot;&quot;;&quot;&quot;;(IF(OR([.GS10]=&quot;&quot;;[.GS10]=0);0;1)))">
            <text:p/>
          </table:table-cell>
          <table:table-cell table:style-name="ce35" table:formula="of:=IF([.GT$3]=&quot;&quot;;&quot;&quot;;(IF(OR([.GT10]=&quot;&quot;;[.GT10]=0);0;1)))">
            <text:p/>
          </table:table-cell>
          <table:table-cell table:style-name="ce35" table:formula="of:=IF([.GU$3]=&quot;&quot;;&quot;&quot;;(IF(OR([.GU10]=&quot;&quot;;[.GU10]=0);0;1)))">
            <text:p/>
          </table:table-cell>
          <table:table-cell table:style-name="ce35" table:formula="of:=IF([.GV$3]=&quot;&quot;;&quot;&quot;;(IF(OR([.GV10]=&quot;&quot;;[.GV10]=0);0;1)))">
            <text:p/>
          </table:table-cell>
          <table:table-cell table:style-name="ce35" table:formula="of:=IF([.GW$3]=&quot;&quot;;&quot;&quot;;(IF(OR([.GW10]=&quot;&quot;;[.GW10]=0);0;1)))">
            <text:p/>
          </table:table-cell>
          <table:table-cell table:style-name="ce35" table:formula="of:=IF([.GX$3]=&quot;&quot;;&quot;&quot;;(IF(OR([.GX10]=&quot;&quot;;[.GX10]=0);0;1)))">
            <text:p/>
          </table:table-cell>
          <table:table-cell table:style-name="ce35" table:formula="of:=IF([.GY$3]=&quot;&quot;;&quot;&quot;;(IF(OR([.GY10]=&quot;&quot;;[.GY10]=0);0;1)))">
            <text:p/>
          </table:table-cell>
          <table:table-cell table:style-name="ce35" table:formula="of:=IF([.GZ$3]=&quot;&quot;;&quot;&quot;;(IF(OR([.GZ10]=&quot;&quot;;[.GZ10]=0);0;1)))">
            <text:p/>
          </table:table-cell>
          <table:table-cell table:style-name="ce35" table:formula="of:=IF([.HA$3]=&quot;&quot;;&quot;&quot;;(IF(OR([.HA10]=&quot;&quot;;[.HA10]=0);0;1)))">
            <text:p/>
          </table:table-cell>
          <table:table-cell table:style-name="ce35" table:formula="of:=IF([.HB$3]=&quot;&quot;;&quot;&quot;;(IF(OR([.HB10]=&quot;&quot;;[.HB10]=0);0;1)))">
            <text:p/>
          </table:table-cell>
          <table:table-cell table:style-name="ce35" table:formula="of:=IF([.HC$3]=&quot;&quot;;&quot;&quot;;(IF(OR([.HC10]=&quot;&quot;;[.HC10]=0);0;1)))">
            <text:p/>
          </table:table-cell>
          <table:table-cell table:style-name="ce35" table:formula="of:=IF([.HD$3]=&quot;&quot;;&quot;&quot;;(IF(OR([.HD10]=&quot;&quot;;[.HD10]=0);0;1)))">
            <text:p/>
          </table:table-cell>
          <table:table-cell table:style-name="ce35" table:formula="of:=IF([.HE$3]=&quot;&quot;;&quot;&quot;;(IF(OR([.HE10]=&quot;&quot;;[.HE10]=0);0;1)))">
            <text:p/>
          </table:table-cell>
          <table:table-cell table:style-name="ce35" table:formula="of:=IF([.HF$3]=&quot;&quot;;&quot;&quot;;(IF(OR([.HF10]=&quot;&quot;;[.HF10]=0);0;1)))">
            <text:p/>
          </table:table-cell>
          <table:table-cell table:style-name="ce35" table:formula="of:=IF([.HG$3]=&quot;&quot;;&quot;&quot;;(IF(OR([.HG10]=&quot;&quot;;[.HG10]=0);0;1)))">
            <text:p/>
          </table:table-cell>
          <table:table-cell table:style-name="ce35" table:formula="of:=IF([.HH$3]=&quot;&quot;;&quot;&quot;;(IF(OR([.HH10]=&quot;&quot;;[.HH10]=0);0;1)))">
            <text:p/>
          </table:table-cell>
          <table:table-cell table:style-name="ce35" table:formula="of:=IF([.HI$3]=&quot;&quot;;&quot;&quot;;(IF(OR([.HI10]=&quot;&quot;;[.HI10]=0);0;1)))">
            <text:p/>
          </table:table-cell>
          <table:table-cell table:style-name="ce35" table:formula="of:=IF([.HJ$3]=&quot;&quot;;&quot;&quot;;(IF(OR([.HJ10]=&quot;&quot;;[.HJ10]=0);0;1)))">
            <text:p/>
          </table:table-cell>
          <table:table-cell table:style-name="ce35" table:formula="of:=IF([.HK$3]=&quot;&quot;;&quot;&quot;;(IF(OR([.HK10]=&quot;&quot;;[.HK10]=0);0;1)))">
            <text:p/>
          </table:table-cell>
          <table:table-cell table:style-name="ce35" table:formula="of:=IF([.HL$3]=&quot;&quot;;&quot;&quot;;(IF(OR([.HL10]=&quot;&quot;;[.HL10]=0);0;1)))">
            <text:p/>
          </table:table-cell>
          <table:table-cell table:style-name="ce35" table:formula="of:=IF([.HM$3]=&quot;&quot;;&quot;&quot;;(IF(OR([.HM10]=&quot;&quot;;[.HM10]=0);0;1)))">
            <text:p/>
          </table:table-cell>
          <table:table-cell table:style-name="ce35" table:formula="of:=IF([.HN$3]=&quot;&quot;;&quot;&quot;;(IF(OR([.HN10]=&quot;&quot;;[.HN10]=0);0;1)))">
            <text:p/>
          </table:table-cell>
          <table:table-cell table:style-name="ce35" table:formula="of:=IF([.HO$3]=&quot;&quot;;&quot;&quot;;(IF(OR([.HO10]=&quot;&quot;;[.HO10]=0);0;1)))">
            <text:p/>
          </table:table-cell>
          <table:table-cell table:style-name="ce35" table:formula="of:=IF([.HP$3]=&quot;&quot;;&quot;&quot;;(IF(OR([.HP10]=&quot;&quot;;[.HP10]=0);0;1)))">
            <text:p/>
          </table:table-cell>
          <table:table-cell table:style-name="ce35" table:formula="of:=IF([.HQ$3]=&quot;&quot;;&quot;&quot;;(IF(OR([.HQ10]=&quot;&quot;;[.HQ10]=0);0;1)))">
            <text:p/>
          </table:table-cell>
          <table:table-cell table:style-name="ce35" table:formula="of:=IF([.HR$3]=&quot;&quot;;&quot;&quot;;(IF(OR([.HR10]=&quot;&quot;;[.HR10]=0);0;1)))">
            <text:p/>
          </table:table-cell>
          <table:table-cell table:style-name="ce35" table:formula="of:=IF([.HS$3]=&quot;&quot;;&quot;&quot;;(IF(OR([.HS10]=&quot;&quot;;[.HS10]=0);0;1)))">
            <text:p/>
          </table:table-cell>
          <table:table-cell table:style-name="ce35" table:formula="of:=IF([.HT$3]=&quot;&quot;;&quot;&quot;;(IF(OR([.HT10]=&quot;&quot;;[.HT10]=0);0;1)))">
            <text:p/>
          </table:table-cell>
          <table:table-cell table:style-name="ce35" table:formula="of:=IF([.HU$3]=&quot;&quot;;&quot;&quot;;(IF(OR([.HU10]=&quot;&quot;;[.HU10]=0);0;1)))">
            <text:p/>
          </table:table-cell>
          <table:table-cell table:style-name="ce35" table:formula="of:=IF([.HV$3]=&quot;&quot;;&quot;&quot;;(IF(OR([.HV10]=&quot;&quot;;[.HV10]=0);0;1)))">
            <text:p/>
          </table:table-cell>
          <table:table-cell table:style-name="ce35" table:formula="of:=IF([.HW$3]=&quot;&quot;;&quot;&quot;;(IF(OR([.HW10]=&quot;&quot;;[.HW10]=0);0;1)))">
            <text:p/>
          </table:table-cell>
          <table:table-cell table:style-name="ce35" table:formula="of:=IF([.HX$3]=&quot;&quot;;&quot;&quot;;(IF(OR([.HX10]=&quot;&quot;;[.HX10]=0);0;1)))">
            <text:p/>
          </table:table-cell>
          <table:table-cell table:style-name="ce35" table:formula="of:=IF([.HY$3]=&quot;&quot;;&quot;&quot;;(IF(OR([.HY10]=&quot;&quot;;[.HY10]=0);0;1)))">
            <text:p/>
          </table:table-cell>
          <table:table-cell table:style-name="ce35" table:formula="of:=IF([.HZ$3]=&quot;&quot;;&quot;&quot;;(IF(OR([.HZ10]=&quot;&quot;;[.HZ10]=0);0;1)))">
            <text:p/>
          </table:table-cell>
          <table:table-cell table:style-name="ce35" table:formula="of:=IF([.IA$3]=&quot;&quot;;&quot;&quot;;(IF(OR([.IA10]=&quot;&quot;;[.IA10]=0);0;1)))">
            <text:p/>
          </table:table-cell>
          <table:table-cell table:style-name="ce35" table:formula="of:=IF([.IB$3]=&quot;&quot;;&quot;&quot;;(IF(OR([.IB10]=&quot;&quot;;[.IB10]=0);0;1)))">
            <text:p/>
          </table:table-cell>
          <table:table-cell table:style-name="ce35" table:formula="of:=IF([.IC$3]=&quot;&quot;;&quot;&quot;;(IF(OR([.IC10]=&quot;&quot;;[.IC10]=0);0;1)))">
            <text:p/>
          </table:table-cell>
          <table:table-cell table:style-name="ce35" table:formula="of:=IF([.ID$3]=&quot;&quot;;&quot;&quot;;(IF(OR([.ID10]=&quot;&quot;;[.ID10]=0);0;1)))">
            <text:p/>
          </table:table-cell>
          <table:table-cell table:style-name="ce35" table:formula="of:=IF([.IE$3]=&quot;&quot;;&quot;&quot;;(IF(OR([.IE10]=&quot;&quot;;[.IE10]=0);0;1)))">
            <text:p/>
          </table:table-cell>
          <table:table-cell table:style-name="ce35" table:formula="of:=IF([.IF$3]=&quot;&quot;;&quot;&quot;;(IF(OR([.IF10]=&quot;&quot;;[.IF10]=0);0;1)))">
            <text:p/>
          </table:table-cell>
          <table:table-cell table:style-name="ce35" table:formula="of:=IF([.IG$3]=&quot;&quot;;&quot;&quot;;(IF(OR([.IG10]=&quot;&quot;;[.IG10]=0);0;1)))">
            <text:p/>
          </table:table-cell>
          <table:table-cell table:style-name="ce35" table:formula="of:=IF([.IH$3]=&quot;&quot;;&quot;&quot;;(IF(OR([.IH10]=&quot;&quot;;[.IH10]=0);0;1)))">
            <text:p/>
          </table:table-cell>
          <table:table-cell table:style-name="ce35" table:formula="of:=IF([.II$3]=&quot;&quot;;&quot;&quot;;(IF(OR([.II10]=&quot;&quot;;[.II10]=0);0;1)))">
            <text:p/>
          </table:table-cell>
          <table:table-cell table:style-name="ce35" table:formula="of:=IF([.IJ$3]=&quot;&quot;;&quot;&quot;;(IF(OR([.IJ10]=&quot;&quot;;[.IJ10]=0);0;1)))">
            <text:p/>
          </table:table-cell>
          <table:table-cell table:style-name="ce35" table:formula="of:=IF([.IK$3]=&quot;&quot;;&quot;&quot;;(IF(OR([.IK10]=&quot;&quot;;[.IK10]=0);0;1)))">
            <text:p/>
          </table:table-cell>
          <table:table-cell table:style-name="ce35" table:formula="of:=IF([.IL$3]=&quot;&quot;;&quot;&quot;;(IF(OR([.IL10]=&quot;&quot;;[.IL10]=0);0;1)))">
            <text:p/>
          </table:table-cell>
          <table:table-cell table:style-name="ce35" table:formula="of:=IF([.IM$3]=&quot;&quot;;&quot;&quot;;(IF(OR([.IM10]=&quot;&quot;;[.IM10]=0);0;1)))">
            <text:p/>
          </table:table-cell>
          <table:table-cell table:style-name="ce35" table:formula="of:=IF([.IN$3]=&quot;&quot;;&quot;&quot;;(IF(OR([.IN10]=&quot;&quot;;[.IN10]=0);0;1)))">
            <text:p/>
          </table:table-cell>
          <table:table-cell table:style-name="ce35" table:formula="of:=IF([.IO$3]=&quot;&quot;;&quot;&quot;;(IF(OR([.IO10]=&quot;&quot;;[.IO10]=0);0;1)))">
            <text:p/>
          </table:table-cell>
          <table:table-cell table:style-name="ce35" table:formula="of:=IF([.IP$3]=&quot;&quot;;&quot;&quot;;(IF(OR([.IP10]=&quot;&quot;;[.IP10]=0);0;1)))">
            <text:p/>
          </table:table-cell>
          <table:table-cell table:style-name="ce35" table:formula="of:=IF([.IQ$3]=&quot;&quot;;&quot;&quot;;(IF(OR([.IQ10]=&quot;&quot;;[.IQ10]=0);0;1)))">
            <text:p/>
          </table:table-cell>
          <table:table-cell table:style-name="ce35" table:formula="of:=IF([.IR$3]=&quot;&quot;;&quot;&quot;;(IF(OR([.IR10]=&quot;&quot;;[.IR10]=0);0;1)))">
            <text:p/>
          </table:table-cell>
          <table:table-cell table:style-name="ce35" table:formula="of:=IF([.IS$3]=&quot;&quot;;&quot;&quot;;(IF(OR([.IS10]=&quot;&quot;;[.IS10]=0);0;1)))">
            <text:p/>
          </table:table-cell>
          <table:table-cell table:style-name="ce35" table:formula="of:=IF([.IT$3]=&quot;&quot;;&quot;&quot;;(IF(OR([.IT10]=&quot;&quot;;[.IT10]=0);0;1)))">
            <text:p/>
          </table:table-cell>
          <table:table-cell table:style-name="ce35" table:formula="of:=IF([.IU$3]=&quot;&quot;;&quot;&quot;;(IF(OR([.IU10]=&quot;&quot;;[.IU10]=0);0;1)))">
            <text:p/>
          </table:table-cell>
          <table:table-cell table:style-name="ce35" table:formula="of:=IF([.IV$3]=&quot;&quot;;&quot;&quot;;(IF(OR([.IV10]=&quot;&quot;;[.IV10]=0);0;1)))">
            <text:p/>
          </table:table-cell>
          <table:table-cell table:style-name="ce35" table:formula="of:=IF([.IW$3]=&quot;&quot;;&quot;&quot;;(IF(OR([.IW10]=&quot;&quot;;[.IW10]=0);0;1)))">
            <text:p/>
          </table:table-cell>
          <table:table-cell table:style-name="ce35" table:formula="of:=IF([.IX$3]=&quot;&quot;;&quot;&quot;;(IF(OR([.IX10]=&quot;&quot;;[.IX10]=0);0;1)))">
            <text:p/>
          </table:table-cell>
          <table:table-cell table:style-name="ce35" table:formula="of:=IF([.IY$3]=&quot;&quot;;&quot;&quot;;(IF(OR([.IY10]=&quot;&quot;;[.IY10]=0);0;1)))">
            <text:p/>
          </table:table-cell>
          <table:table-cell table:style-name="ce35" table:formula="of:=IF([.IZ$3]=&quot;&quot;;&quot;&quot;;(IF(OR([.IZ10]=&quot;&quot;;[.IZ10]=0);0;1)))">
            <text:p/>
          </table:table-cell>
          <table:table-cell table:style-name="ce35" table:formula="of:=IF([.JA$3]=&quot;&quot;;&quot;&quot;;(IF(OR([.JA10]=&quot;&quot;;[.JA10]=0);0;1)))">
            <text:p/>
          </table:table-cell>
          <table:table-cell table:style-name="ce35" table:formula="of:=IF([.JB$3]=&quot;&quot;;&quot;&quot;;(IF(OR([.JB10]=&quot;&quot;;[.JB10]=0);0;1)))">
            <text:p/>
          </table:table-cell>
          <table:table-cell table:style-name="ce35" table:formula="of:=IF([.JC$3]=&quot;&quot;;&quot;&quot;;(IF(OR([.JC10]=&quot;&quot;;[.JC10]=0);0;1)))">
            <text:p/>
          </table:table-cell>
          <table:table-cell table:style-name="ce35" table:formula="of:=IF([.JD$3]=&quot;&quot;;&quot;&quot;;(IF(OR([.JD10]=&quot;&quot;;[.JD10]=0);0;1)))">
            <text:p/>
          </table:table-cell>
          <table:table-cell table:style-name="ce35" table:formula="of:=IF([.JE$3]=&quot;&quot;;&quot;&quot;;(IF(OR([.JE10]=&quot;&quot;;[.JE10]=0);0;1)))">
            <text:p/>
          </table:table-cell>
          <table:table-cell table:style-name="ce35" table:formula="of:=IF([.JF$3]=&quot;&quot;;&quot;&quot;;(IF(OR([.JF10]=&quot;&quot;;[.JF10]=0);0;1)))">
            <text:p/>
          </table:table-cell>
          <table:table-cell table:style-name="ce35" table:formula="of:=IF([.JG$3]=&quot;&quot;;&quot;&quot;;(IF(OR([.JG10]=&quot;&quot;;[.JG10]=0);0;1)))">
            <text:p/>
          </table:table-cell>
          <table:table-cell table:style-name="ce35" table:formula="of:=IF([.JH$3]=&quot;&quot;;&quot;&quot;;(IF(OR([.JH10]=&quot;&quot;;[.JH10]=0);0;1)))">
            <text:p/>
          </table:table-cell>
          <table:table-cell table:style-name="ce35" table:formula="of:=IF([.JI$3]=&quot;&quot;;&quot;&quot;;(IF(OR([.JI10]=&quot;&quot;;[.JI10]=0);0;1)))">
            <text:p/>
          </table:table-cell>
          <table:table-cell table:style-name="ce35" table:formula="of:=IF([.JJ$3]=&quot;&quot;;&quot;&quot;;(IF(OR([.JJ10]=&quot;&quot;;[.JJ10]=0);0;1)))">
            <text:p/>
          </table:table-cell>
          <table:table-cell table:style-name="ce35" table:formula="of:=IF([.JK$3]=&quot;&quot;;&quot;&quot;;(IF(OR([.JK10]=&quot;&quot;;[.JK10]=0);0;1)))">
            <text:p/>
          </table:table-cell>
          <table:table-cell table:style-name="ce35" table:formula="of:=IF([.JL$3]=&quot;&quot;;&quot;&quot;;(IF(OR([.JL10]=&quot;&quot;;[.JL10]=0);0;1)))">
            <text:p/>
          </table:table-cell>
          <table:table-cell table:style-name="ce35" table:formula="of:=IF([.JM$3]=&quot;&quot;;&quot;&quot;;(IF(OR([.JM10]=&quot;&quot;;[.JM10]=0);0;1)))">
            <text:p/>
          </table:table-cell>
          <table:table-cell table:style-name="ce35" table:formula="of:=IF([.JN$3]=&quot;&quot;;&quot;&quot;;(IF(OR([.JN10]=&quot;&quot;;[.JN10]=0);0;1)))">
            <text:p/>
          </table:table-cell>
          <table:table-cell table:style-name="ce35" table:formula="of:=IF([.JO$3]=&quot;&quot;;&quot;&quot;;(IF(OR([.JO10]=&quot;&quot;;[.JO10]=0);0;1)))">
            <text:p/>
          </table:table-cell>
          <table:table-cell table:style-name="ce35" table:formula="of:=IF([.JP$3]=&quot;&quot;;&quot;&quot;;(IF(OR([.JP10]=&quot;&quot;;[.JP10]=0);0;1)))">
            <text:p/>
          </table:table-cell>
          <table:table-cell table:style-name="ce35" table:formula="of:=IF([.JQ$3]=&quot;&quot;;&quot;&quot;;(IF(OR([.JQ10]=&quot;&quot;;[.JQ10]=0);0;1)))">
            <text:p/>
          </table:table-cell>
          <table:table-cell table:style-name="ce35" table:formula="of:=IF([.JR$3]=&quot;&quot;;&quot;&quot;;(IF(OR([.JR10]=&quot;&quot;;[.JR10]=0);0;1)))">
            <text:p/>
          </table:table-cell>
          <table:table-cell table:style-name="ce35" table:formula="of:=IF([.JS$3]=&quot;&quot;;&quot;&quot;;(IF(OR([.JS10]=&quot;&quot;;[.JS10]=0);0;1)))">
            <text:p/>
          </table:table-cell>
          <table:table-cell table:style-name="ce35" table:formula="of:=IF([.JT$3]=&quot;&quot;;&quot;&quot;;(IF(OR([.JT10]=&quot;&quot;;[.JT10]=0);0;1)))">
            <text:p/>
          </table:table-cell>
          <table:table-cell table:style-name="ce35" table:formula="of:=IF([.JU$3]=&quot;&quot;;&quot;&quot;;(IF(OR([.JU10]=&quot;&quot;;[.JU10]=0);0;1)))">
            <text:p/>
          </table:table-cell>
          <table:table-cell table:style-name="ce35" table:formula="of:=IF([.JV$3]=&quot;&quot;;&quot;&quot;;(IF(OR([.JV10]=&quot;&quot;;[.JV10]=0);0;1)))">
            <text:p/>
          </table:table-cell>
          <table:table-cell table:style-name="ce35" table:formula="of:=IF([.JW$3]=&quot;&quot;;&quot;&quot;;(IF(OR([.JW10]=&quot;&quot;;[.JW10]=0);0;1)))">
            <text:p/>
          </table:table-cell>
          <table:table-cell table:style-name="ce35" table:formula="of:=IF([.JX$3]=&quot;&quot;;&quot;&quot;;(IF(OR([.JX10]=&quot;&quot;;[.JX10]=0);0;1)))">
            <text:p/>
          </table:table-cell>
          <table:table-cell table:style-name="ce35" table:formula="of:=IF([.JY$3]=&quot;&quot;;&quot;&quot;;(IF(OR([.JY10]=&quot;&quot;;[.JY10]=0);0;1)))">
            <text:p/>
          </table:table-cell>
          <table:table-cell table:style-name="ce35" table:formula="of:=IF([.JZ$3]=&quot;&quot;;&quot;&quot;;(IF(OR([.JZ10]=&quot;&quot;;[.JZ10]=0);0;1)))">
            <text:p/>
          </table:table-cell>
          <table:table-cell table:style-name="ce35" table:formula="of:=IF([.KA$3]=&quot;&quot;;&quot;&quot;;(IF(OR([.KA10]=&quot;&quot;;[.KA10]=0);0;1)))">
            <text:p/>
          </table:table-cell>
          <table:table-cell table:style-name="ce35" table:formula="of:=IF([.KB$3]=&quot;&quot;;&quot;&quot;;(IF(OR([.KB10]=&quot;&quot;;[.KB10]=0);0;1)))">
            <text:p/>
          </table:table-cell>
          <table:table-cell table:style-name="ce35" table:formula="of:=IF([.KC$3]=&quot;&quot;;&quot;&quot;;(IF(OR([.KC10]=&quot;&quot;;[.KC10]=0);0;1)))">
            <text:p/>
          </table:table-cell>
          <table:table-cell table:style-name="ce35" table:formula="of:=IF([.KD$3]=&quot;&quot;;&quot;&quot;;(IF(OR([.KD10]=&quot;&quot;;[.KD10]=0);0;1)))">
            <text:p/>
          </table:table-cell>
          <table:table-cell table:style-name="ce35" table:formula="of:=IF([.KE$3]=&quot;&quot;;&quot;&quot;;(IF(OR([.KE10]=&quot;&quot;;[.KE10]=0);0;1)))">
            <text:p/>
          </table:table-cell>
          <table:table-cell table:style-name="ce35" table:formula="of:=IF([.KF$3]=&quot;&quot;;&quot;&quot;;(IF(OR([.KF10]=&quot;&quot;;[.KF10]=0);0;1)))">
            <text:p/>
          </table:table-cell>
          <table:table-cell table:style-name="ce35" table:formula="of:=IF([.KG$3]=&quot;&quot;;&quot;&quot;;(IF(OR([.KG10]=&quot;&quot;;[.KG10]=0);0;1)))">
            <text:p/>
          </table:table-cell>
          <table:table-cell table:style-name="ce35" table:formula="of:=IF([.KH$3]=&quot;&quot;;&quot;&quot;;(IF(OR([.KH10]=&quot;&quot;;[.KH10]=0);0;1)))">
            <text:p/>
          </table:table-cell>
          <table:table-cell table:style-name="ce35" table:formula="of:=IF([.KI$3]=&quot;&quot;;&quot;&quot;;(IF(OR([.KI10]=&quot;&quot;;[.KI10]=0);0;1)))">
            <text:p/>
          </table:table-cell>
          <table:table-cell table:style-name="ce35" table:formula="of:=IF([.KJ$3]=&quot;&quot;;&quot;&quot;;(IF(OR([.KJ10]=&quot;&quot;;[.KJ10]=0);0;1)))">
            <text:p/>
          </table:table-cell>
          <table:table-cell table:style-name="ce35" table:formula="of:=IF([.KK$3]=&quot;&quot;;&quot;&quot;;(IF(OR([.KK10]=&quot;&quot;;[.KK10]=0);0;1)))">
            <text:p/>
          </table:table-cell>
          <table:table-cell table:style-name="ce35" table:formula="of:=IF([.KL$3]=&quot;&quot;;&quot;&quot;;(IF(OR([.KL10]=&quot;&quot;;[.KL10]=0);0;1)))">
            <text:p/>
          </table:table-cell>
          <table:table-cell table:style-name="ce35" table:formula="of:=IF([.KM$3]=&quot;&quot;;&quot;&quot;;(IF(OR([.KM10]=&quot;&quot;;[.KM10]=0);0;1)))">
            <text:p/>
          </table:table-cell>
          <table:table-cell table:style-name="ce35" table:formula="of:=IF([.KN$3]=&quot;&quot;;&quot;&quot;;(IF(OR([.KN10]=&quot;&quot;;[.KN10]=0);0;1)))">
            <text:p/>
          </table:table-cell>
          <table:table-cell table:style-name="ce35" table:formula="of:=IF([.KO$3]=&quot;&quot;;&quot;&quot;;(IF(OR([.KO10]=&quot;&quot;;[.KO10]=0);0;1)))">
            <text:p/>
          </table:table-cell>
          <table:table-cell table:style-name="ce35" table:formula="of:=IF([.KP$3]=&quot;&quot;;&quot;&quot;;(IF(OR([.KP10]=&quot;&quot;;[.KP10]=0);0;1)))">
            <text:p/>
          </table:table-cell>
          <table:table-cell table:style-name="ce35" table:formula="of:=IF([.KQ$3]=&quot;&quot;;&quot;&quot;;(IF(OR([.KQ10]=&quot;&quot;;[.KQ10]=0);0;1)))">
            <text:p/>
          </table:table-cell>
          <table:table-cell table:style-name="ce35" table:formula="of:=IF([.KR$3]=&quot;&quot;;&quot;&quot;;(IF(OR([.KR10]=&quot;&quot;;[.KR10]=0);0;1)))">
            <text:p/>
          </table:table-cell>
          <table:table-cell table:style-name="ce35" table:formula="of:=IF([.KS$3]=&quot;&quot;;&quot;&quot;;(IF(OR([.KS10]=&quot;&quot;;[.KS10]=0);0;1)))">
            <text:p/>
          </table:table-cell>
          <table:table-cell table:style-name="ce35" table:formula="of:=IF([.KT$3]=&quot;&quot;;&quot;&quot;;(IF(OR([.KT10]=&quot;&quot;;[.KT10]=0);0;1)))">
            <text:p/>
          </table:table-cell>
          <table:table-cell table:style-name="ce35" table:formula="of:=IF([.KU$3]=&quot;&quot;;&quot;&quot;;(IF(OR([.KU10]=&quot;&quot;;[.KU10]=0);0;1)))">
            <text:p/>
          </table:table-cell>
          <table:table-cell table:style-name="ce35" table:formula="of:=IF([.KV$3]=&quot;&quot;;&quot;&quot;;(IF(OR([.KV10]=&quot;&quot;;[.KV10]=0);0;1)))">
            <text:p/>
          </table:table-cell>
          <table:table-cell table:style-name="ce35" table:formula="of:=IF([.KW$3]=&quot;&quot;;&quot;&quot;;(IF(OR([.KW10]=&quot;&quot;;[.KW10]=0);0;1)))">
            <text:p/>
          </table:table-cell>
          <table:table-cell table:style-name="ce35" table:formula="of:=IF([.KX$3]=&quot;&quot;;&quot;&quot;;(IF(OR([.KX10]=&quot;&quot;;[.KX10]=0);0;1)))">
            <text:p/>
          </table:table-cell>
          <table:table-cell table:style-name="ce35" table:formula="of:=IF([.KY$3]=&quot;&quot;;&quot;&quot;;(IF(OR([.KY10]=&quot;&quot;;[.KY10]=0);0;1)))">
            <text:p/>
          </table:table-cell>
          <table:table-cell table:style-name="ce35" table:formula="of:=IF([.KZ$3]=&quot;&quot;;&quot;&quot;;(IF(OR([.KZ10]=&quot;&quot;;[.KZ10]=0);0;1)))">
            <text:p/>
          </table:table-cell>
          <table:table-cell table:style-name="ce35" table:formula="of:=IF([.LA$3]=&quot;&quot;;&quot;&quot;;(IF(OR([.LA10]=&quot;&quot;;[.LA10]=0);0;1)))">
            <text:p/>
          </table:table-cell>
          <table:table-cell table:style-name="ce35" table:formula="of:=IF([.LB$3]=&quot;&quot;;&quot;&quot;;(IF(OR([.LB10]=&quot;&quot;;[.LB10]=0);0;1)))">
            <text:p/>
          </table:table-cell>
          <table:table-cell table:style-name="ce35" table:formula="of:=IF([.LC$3]=&quot;&quot;;&quot;&quot;;(IF(OR([.LC10]=&quot;&quot;;[.LC10]=0);0;1)))">
            <text:p/>
          </table:table-cell>
          <table:table-cell table:style-name="ce35" table:formula="of:=IF([.LD$3]=&quot;&quot;;&quot;&quot;;(IF(OR([.LD10]=&quot;&quot;;[.LD10]=0);0;1)))">
            <text:p/>
          </table:table-cell>
          <table:table-cell table:style-name="ce35" table:formula="of:=IF([.LE$3]=&quot;&quot;;&quot;&quot;;(IF(OR([.LE10]=&quot;&quot;;[.LE10]=0);0;1)))">
            <text:p/>
          </table:table-cell>
          <table:table-cell table:style-name="ce35" table:formula="of:=IF([.LF$3]=&quot;&quot;;&quot;&quot;;(IF(OR([.LF10]=&quot;&quot;;[.LF10]=0);0;1)))">
            <text:p/>
          </table:table-cell>
          <table:table-cell table:style-name="ce35" table:formula="of:=IF([.LG$3]=&quot;&quot;;&quot;&quot;;(IF(OR([.LG10]=&quot;&quot;;[.LG10]=0);0;1)))">
            <text:p/>
          </table:table-cell>
          <table:table-cell table:style-name="ce35" table:formula="of:=IF([.LH$3]=&quot;&quot;;&quot;&quot;;(IF(OR([.LH10]=&quot;&quot;;[.LH10]=0);0;1)))">
            <text:p/>
          </table:table-cell>
          <table:table-cell table:style-name="ce35" table:formula="of:=IF([.LI$3]=&quot;&quot;;&quot;&quot;;(IF(OR([.LI10]=&quot;&quot;;[.LI10]=0);0;1)))">
            <text:p/>
          </table:table-cell>
          <table:table-cell table:style-name="ce35" table:formula="of:=IF([.LJ$3]=&quot;&quot;;&quot;&quot;;(IF(OR([.LJ10]=&quot;&quot;;[.LJ10]=0);0;1)))">
            <text:p/>
          </table:table-cell>
          <table:table-cell table:style-name="ce35" table:formula="of:=IF([.LK$3]=&quot;&quot;;&quot;&quot;;(IF(OR([.LK10]=&quot;&quot;;[.LK10]=0);0;1)))">
            <text:p/>
          </table:table-cell>
          <table:table-cell table:style-name="ce35" table:formula="of:=IF([.LL$3]=&quot;&quot;;&quot;&quot;;(IF(OR([.LL10]=&quot;&quot;;[.LL10]=0);0;1)))">
            <text:p/>
          </table:table-cell>
          <table:table-cell table:style-name="ce35" table:formula="of:=IF([.LM$3]=&quot;&quot;;&quot;&quot;;(IF(OR([.LM10]=&quot;&quot;;[.LM10]=0);0;1)))">
            <text:p/>
          </table:table-cell>
          <table:table-cell table:style-name="ce35" table:formula="of:=IF([.LN$3]=&quot;&quot;;&quot;&quot;;(IF(OR([.LN10]=&quot;&quot;;[.LN10]=0);0;1)))">
            <text:p/>
          </table:table-cell>
          <table:table-cell table:style-name="ce35" table:formula="of:=IF([.LO$3]=&quot;&quot;;&quot;&quot;;(IF(OR([.LO10]=&quot;&quot;;[.LO10]=0);0;1)))">
            <text:p/>
          </table:table-cell>
          <table:table-cell table:style-name="ce35" table:formula="of:=IF([.LP$3]=&quot;&quot;;&quot;&quot;;(IF(OR([.LP10]=&quot;&quot;;[.LP10]=0);0;1)))">
            <text:p/>
          </table:table-cell>
          <table:table-cell table:style-name="ce35" table:formula="of:=IF([.LQ$3]=&quot;&quot;;&quot;&quot;;(IF(OR([.LQ10]=&quot;&quot;;[.LQ10]=0);0;1)))">
            <text:p/>
          </table:table-cell>
          <table:table-cell table:style-name="ce35" table:formula="of:=IF([.LR$3]=&quot;&quot;;&quot;&quot;;(IF(OR([.LR10]=&quot;&quot;;[.LR10]=0);0;1)))">
            <text:p/>
          </table:table-cell>
          <table:table-cell table:style-name="ce35" table:formula="of:=IF([.LS$3]=&quot;&quot;;&quot;&quot;;(IF(OR([.LS10]=&quot;&quot;;[.LS10]=0);0;1)))">
            <text:p/>
          </table:table-cell>
          <table:table-cell table:style-name="ce35" table:formula="of:=IF([.LT$3]=&quot;&quot;;&quot;&quot;;(IF(OR([.LT10]=&quot;&quot;;[.LT10]=0);0;1)))">
            <text:p/>
          </table:table-cell>
          <table:table-cell table:style-name="ce35" table:formula="of:=IF([.LU$3]=&quot;&quot;;&quot;&quot;;(IF(OR([.LU10]=&quot;&quot;;[.LU10]=0);0;1)))">
            <text:p/>
          </table:table-cell>
          <table:table-cell table:style-name="ce35" table:formula="of:=IF([.LV$3]=&quot;&quot;;&quot;&quot;;(IF(OR([.LV10]=&quot;&quot;;[.LV10]=0);0;1)))">
            <text:p/>
          </table:table-cell>
          <table:table-cell table:style-name="ce35" table:formula="of:=IF([.LW$3]=&quot;&quot;;&quot;&quot;;(IF(OR([.LW10]=&quot;&quot;;[.LW10]=0);0;1)))">
            <text:p/>
          </table:table-cell>
          <table:table-cell table:style-name="ce35" table:formula="of:=IF([.LX$3]=&quot;&quot;;&quot;&quot;;(IF(OR([.LX10]=&quot;&quot;;[.LX10]=0);0;1)))">
            <text:p/>
          </table:table-cell>
          <table:table-cell table:style-name="ce35" table:formula="of:=IF([.LY$3]=&quot;&quot;;&quot;&quot;;(IF(OR([.LY10]=&quot;&quot;;[.LY10]=0);0;1)))">
            <text:p/>
          </table:table-cell>
          <table:table-cell table:style-name="ce35" table:formula="of:=IF([.LZ$3]=&quot;&quot;;&quot;&quot;;(IF(OR([.LZ10]=&quot;&quot;;[.LZ10]=0);0;1)))">
            <text:p/>
          </table:table-cell>
          <table:table-cell table:style-name="ce35" table:formula="of:=IF([.MA$3]=&quot;&quot;;&quot;&quot;;(IF(OR([.MA10]=&quot;&quot;;[.MA10]=0);0;1)))">
            <text:p/>
          </table:table-cell>
          <table:table-cell table:style-name="ce35" table:formula="of:=IF([.MB$3]=&quot;&quot;;&quot;&quot;;(IF(OR([.MB10]=&quot;&quot;;[.MB10]=0);0;1)))">
            <text:p/>
          </table:table-cell>
          <table:table-cell table:style-name="ce35" table:formula="of:=IF([.MC$3]=&quot;&quot;;&quot;&quot;;(IF(OR([.MC10]=&quot;&quot;;[.MC10]=0);0;1)))">
            <text:p/>
          </table:table-cell>
          <table:table-cell table:style-name="ce35" table:formula="of:=IF([.MD$3]=&quot;&quot;;&quot;&quot;;(IF(OR([.MD10]=&quot;&quot;;[.MD10]=0);0;1)))">
            <text:p/>
          </table:table-cell>
          <table:table-cell table:style-name="ce35" table:formula="of:=IF([.ME$3]=&quot;&quot;;&quot;&quot;;(IF(OR([.ME10]=&quot;&quot;;[.ME10]=0);0;1)))">
            <text:p/>
          </table:table-cell>
          <table:table-cell table:style-name="ce35" table:formula="of:=IF([.MF$3]=&quot;&quot;;&quot;&quot;;(IF(OR([.MF10]=&quot;&quot;;[.MF10]=0);0;1)))">
            <text:p/>
          </table:table-cell>
          <table:table-cell table:style-name="ce35" table:formula="of:=IF([.MG$3]=&quot;&quot;;&quot;&quot;;(IF(OR([.MG10]=&quot;&quot;;[.MG10]=0);0;1)))">
            <text:p/>
          </table:table-cell>
          <table:table-cell table:style-name="ce35" table:formula="of:=IF([.MH$3]=&quot;&quot;;&quot;&quot;;(IF(OR([.MH10]=&quot;&quot;;[.MH10]=0);0;1)))">
            <text:p/>
          </table:table-cell>
          <table:table-cell table:style-name="ce35" table:formula="of:=IF([.MI$3]=&quot;&quot;;&quot;&quot;;(IF(OR([.MI10]=&quot;&quot;;[.MI10]=0);0;1)))">
            <text:p/>
          </table:table-cell>
          <table:table-cell table:style-name="ce35" table:formula="of:=IF([.MJ$3]=&quot;&quot;;&quot;&quot;;(IF(OR([.MJ10]=&quot;&quot;;[.MJ10]=0);0;1)))">
            <text:p/>
          </table:table-cell>
          <table:table-cell table:style-name="ce35" table:formula="of:=IF([.MK$3]=&quot;&quot;;&quot;&quot;;(IF(OR([.MK10]=&quot;&quot;;[.MK10]=0);0;1)))">
            <text:p/>
          </table:table-cell>
          <table:table-cell table:style-name="ce35" table:formula="of:=IF([.ML$3]=&quot;&quot;;&quot;&quot;;(IF(OR([.ML10]=&quot;&quot;;[.ML10]=0);0;1)))">
            <text:p/>
          </table:table-cell>
          <table:table-cell table:style-name="ce35" table:formula="of:=IF([.MM$3]=&quot;&quot;;&quot;&quot;;(IF(OR([.MM10]=&quot;&quot;;[.MM10]=0);0;1)))">
            <text:p/>
          </table:table-cell>
          <table:table-cell table:style-name="ce35" table:formula="of:=IF([.MN$3]=&quot;&quot;;&quot;&quot;;(IF(OR([.MN10]=&quot;&quot;;[.MN10]=0);0;1)))">
            <text:p/>
          </table:table-cell>
          <table:table-cell table:style-name="ce35" table:formula="of:=IF([.MO$3]=&quot;&quot;;&quot;&quot;;(IF(OR([.MO10]=&quot;&quot;;[.MO10]=0);0;1)))">
            <text:p/>
          </table:table-cell>
          <table:table-cell table:style-name="ce35" table:formula="of:=IF([.MP$3]=&quot;&quot;;&quot;&quot;;(IF(OR([.MP10]=&quot;&quot;;[.MP10]=0);0;1)))">
            <text:p/>
          </table:table-cell>
          <table:table-cell table:style-name="ce35" table:formula="of:=IF([.MQ$3]=&quot;&quot;;&quot;&quot;;(IF(OR([.MQ10]=&quot;&quot;;[.MQ10]=0);0;1)))">
            <text:p/>
          </table:table-cell>
          <table:table-cell table:style-name="ce35" table:formula="of:=IF([.MR$3]=&quot;&quot;;&quot;&quot;;(IF(OR([.MR10]=&quot;&quot;;[.MR10]=0);0;1)))">
            <text:p/>
          </table:table-cell>
          <table:table-cell table:style-name="ce35" table:formula="of:=IF([.MS$3]=&quot;&quot;;&quot;&quot;;(IF(OR([.MS10]=&quot;&quot;;[.MS10]=0);0;1)))">
            <text:p/>
          </table:table-cell>
          <table:table-cell table:style-name="ce35" table:formula="of:=IF([.MT$3]=&quot;&quot;;&quot;&quot;;(IF(OR([.MT10]=&quot;&quot;;[.MT10]=0);0;1)))">
            <text:p/>
          </table:table-cell>
          <table:table-cell table:style-name="ce35" table:formula="of:=IF([.MU$3]=&quot;&quot;;&quot;&quot;;(IF(OR([.MU10]=&quot;&quot;;[.MU10]=0);0;1)))">
            <text:p/>
          </table:table-cell>
          <table:table-cell table:style-name="ce35" table:formula="of:=IF([.MV$3]=&quot;&quot;;&quot;&quot;;(IF(OR([.MV10]=&quot;&quot;;[.MV10]=0);0;1)))">
            <text:p/>
          </table:table-cell>
          <table:table-cell table:style-name="ce35" table:formula="of:=IF([.MW$3]=&quot;&quot;;&quot;&quot;;(IF(OR([.MW10]=&quot;&quot;;[.MW10]=0);0;1)))">
            <text:p/>
          </table:table-cell>
          <table:table-cell table:style-name="ce35" table:formula="of:=IF([.MX$3]=&quot;&quot;;&quot;&quot;;(IF(OR([.MX10]=&quot;&quot;;[.MX10]=0);0;1)))">
            <text:p/>
          </table:table-cell>
          <table:table-cell table:style-name="ce35" table:formula="of:=IF([.MY$3]=&quot;&quot;;&quot;&quot;;(IF(OR([.MY10]=&quot;&quot;;[.MY10]=0);0;1)))">
            <text:p/>
          </table:table-cell>
          <table:table-cell table:style-name="ce35" table:formula="of:=IF([.MZ$3]=&quot;&quot;;&quot;&quot;;(IF(OR([.MZ10]=&quot;&quot;;[.MZ10]=0);0;1)))">
            <text:p/>
          </table:table-cell>
          <table:table-cell table:style-name="ce35" table:formula="of:=IF([.NA$3]=&quot;&quot;;&quot;&quot;;(IF(OR([.NA10]=&quot;&quot;;[.NA10]=0);0;1)))">
            <text:p/>
          </table:table-cell>
          <table:table-cell table:style-name="ce35" table:formula="of:=IF([.NB$3]=&quot;&quot;;&quot;&quot;;(IF(OR([.NB10]=&quot;&quot;;[.NB10]=0);0;1)))">
            <text:p/>
          </table:table-cell>
          <table:table-cell table:style-name="ce35" table:formula="of:=IF([.NC$3]=&quot;&quot;;&quot;&quot;;(IF(OR([.NC10]=&quot;&quot;;[.NC10]=0);0;1)))">
            <text:p/>
          </table:table-cell>
          <table:table-cell table:style-name="ce35" table:formula="of:=IF([.ND$3]=&quot;&quot;;&quot;&quot;;(IF(OR([.ND10]=&quot;&quot;;[.ND10]=0);0;1)))">
            <text:p/>
          </table:table-cell>
          <table:table-cell table:style-name="ce35" table:formula="of:=IF([.NE$3]=&quot;&quot;;&quot;&quot;;(IF(OR([.NE10]=&quot;&quot;;[.NE10]=0);0;1)))">
            <text:p/>
          </table:table-cell>
          <table:table-cell table:style-name="ce35" table:formula="of:=IF([.NF$3]=&quot;&quot;;&quot;&quot;;(IF(OR([.NF10]=&quot;&quot;;[.NF10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11:.B11])" office:value-type="float" office:value="0" calcext:value-type="float">
            <text:p>0</text:p>
          </table:table-cell>
          <table:table-cell table:style-name="ce11" table:formula="of:=IFERROR((LEN([.NG11])-SEARCH(&quot;0[^0]*$&quot;;[.NG11]));LEN([.NG11]))" office:value-type="float" office:value="0" calcext:value-type="float">
            <text:p>0</text:p>
          </table:table-cell>
          <table:table-cell table:style-name="ce5" table:formula="of:=COUNTA([.E11:.NF11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35" table:formula="of:=COM.MICROSOFT.CONCAT([.NH11:.ABI11])">
            <text:p/>
          </table:table-cell>
          <table:table-cell table:style-name="ce46" table:formula="of:=IF([.E$3]=&quot;&quot;;&quot;&quot;;(IF(OR([.E11]=&quot;&quot;;[.E11]=0);0;1)))">
            <text:p/>
          </table:table-cell>
          <table:table-cell table:style-name="ce46" table:formula="of:=IF([.F$3]=&quot;&quot;;&quot;&quot;;(IF(OR([.F11]=&quot;&quot;;[.F11]=0);0;1)))">
            <text:p/>
          </table:table-cell>
          <table:table-cell table:style-name="ce46" table:formula="of:=IF([.G$3]=&quot;&quot;;&quot;&quot;;(IF(OR([.G11]=&quot;&quot;;[.G11]=0);0;1)))">
            <text:p/>
          </table:table-cell>
          <table:table-cell table:style-name="ce46" table:formula="of:=IF([.H$3]=&quot;&quot;;&quot;&quot;;(IF(OR([.H11]=&quot;&quot;;[.H11]=0);0;1)))">
            <text:p/>
          </table:table-cell>
          <table:table-cell table:style-name="ce47" table:formula="of:=IF([.I$3]=&quot;&quot;;&quot;&quot;;(IF(OR([.I11]=&quot;&quot;;[.I11]=0);0;1)))">
            <text:p/>
          </table:table-cell>
          <table:table-cell table:style-name="ce47" table:formula="of:=IF([.J$3]=&quot;&quot;;&quot;&quot;;(IF(OR([.J11]=&quot;&quot;;[.J11]=0);0;1)))">
            <text:p/>
          </table:table-cell>
          <table:table-cell table:style-name="ce47" table:formula="of:=IF([.K$3]=&quot;&quot;;&quot;&quot;;(IF(OR([.K11]=&quot;&quot;;[.K11]=0);0;1)))">
            <text:p/>
          </table:table-cell>
          <table:table-cell table:style-name="ce47" table:formula="of:=IF([.L$3]=&quot;&quot;;&quot;&quot;;(IF(OR([.L11]=&quot;&quot;;[.L11]=0);0;1)))">
            <text:p/>
          </table:table-cell>
          <table:table-cell table:style-name="ce47" table:formula="of:=IF([.M$3]=&quot;&quot;;&quot;&quot;;(IF(OR([.M11]=&quot;&quot;;[.M11]=0);0;1)))">
            <text:p/>
          </table:table-cell>
          <table:table-cell table:style-name="ce47" table:formula="of:=IF([.N$3]=&quot;&quot;;&quot;&quot;;(IF(OR([.N11]=&quot;&quot;;[.N11]=0);0;1)))">
            <text:p/>
          </table:table-cell>
          <table:table-cell table:style-name="ce47" table:formula="of:=IF([.O$3]=&quot;&quot;;&quot;&quot;;(IF(OR([.O11]=&quot;&quot;;[.O11]=0);0;1)))">
            <text:p/>
          </table:table-cell>
          <table:table-cell table:style-name="ce47" table:formula="of:=IF([.P$3]=&quot;&quot;;&quot;&quot;;(IF(OR([.P11]=&quot;&quot;;[.P11]=0);0;1)))">
            <text:p/>
          </table:table-cell>
          <table:table-cell table:style-name="ce47" table:formula="of:=IF([.Q$3]=&quot;&quot;;&quot;&quot;;(IF(OR([.Q11]=&quot;&quot;;[.Q11]=0);0;1)))">
            <text:p/>
          </table:table-cell>
          <table:table-cell table:style-name="ce47" table:formula="of:=IF([.R$3]=&quot;&quot;;&quot;&quot;;(IF(OR([.R11]=&quot;&quot;;[.R11]=0);0;1)))">
            <text:p/>
          </table:table-cell>
          <table:table-cell table:style-name="ce47" table:formula="of:=IF([.S$3]=&quot;&quot;;&quot;&quot;;(IF(OR([.S11]=&quot;&quot;;[.S11]=0);0;1)))">
            <text:p/>
          </table:table-cell>
          <table:table-cell table:style-name="ce47" table:formula="of:=IF([.T$3]=&quot;&quot;;&quot;&quot;;(IF(OR([.T11]=&quot;&quot;;[.T11]=0);0;1)))">
            <text:p/>
          </table:table-cell>
          <table:table-cell table:style-name="ce47" table:formula="of:=IF([.U$3]=&quot;&quot;;&quot;&quot;;(IF(OR([.U11]=&quot;&quot;;[.U11]=0);0;1)))">
            <text:p/>
          </table:table-cell>
          <table:table-cell table:style-name="ce47" table:formula="of:=IF([.V$3]=&quot;&quot;;&quot;&quot;;(IF(OR([.V11]=&quot;&quot;;[.V11]=0);0;1)))">
            <text:p/>
          </table:table-cell>
          <table:table-cell table:style-name="ce47" table:formula="of:=IF([.W$3]=&quot;&quot;;&quot;&quot;;(IF(OR([.W11]=&quot;&quot;;[.W11]=0);0;1)))">
            <text:p/>
          </table:table-cell>
          <table:table-cell table:style-name="ce47" table:formula="of:=IF([.X$3]=&quot;&quot;;&quot;&quot;;(IF(OR([.X11]=&quot;&quot;;[.X11]=0);0;1)))">
            <text:p/>
          </table:table-cell>
          <table:table-cell table:style-name="ce47" table:formula="of:=IF([.Y$3]=&quot;&quot;;&quot;&quot;;(IF(OR([.Y11]=&quot;&quot;;[.Y11]=0);0;1)))">
            <text:p/>
          </table:table-cell>
          <table:table-cell table:style-name="ce47" table:formula="of:=IF([.Z$3]=&quot;&quot;;&quot;&quot;;(IF(OR([.Z11]=&quot;&quot;;[.Z11]=0);0;1)))">
            <text:p/>
          </table:table-cell>
          <table:table-cell table:style-name="ce47" table:formula="of:=IF([.AA$3]=&quot;&quot;;&quot;&quot;;(IF(OR([.AA11]=&quot;&quot;;[.AA11]=0);0;1)))">
            <text:p/>
          </table:table-cell>
          <table:table-cell table:style-name="ce47" table:formula="of:=IF([.AB$3]=&quot;&quot;;&quot;&quot;;(IF(OR([.AB11]=&quot;&quot;;[.AB11]=0);0;1)))">
            <text:p/>
          </table:table-cell>
          <table:table-cell table:style-name="ce47" table:formula="of:=IF([.AC$3]=&quot;&quot;;&quot;&quot;;(IF(OR([.AC11]=&quot;&quot;;[.AC11]=0);0;1)))">
            <text:p/>
          </table:table-cell>
          <table:table-cell table:style-name="ce47" table:formula="of:=IF([.AD$3]=&quot;&quot;;&quot;&quot;;(IF(OR([.AD11]=&quot;&quot;;[.AD11]=0);0;1)))">
            <text:p/>
          </table:table-cell>
          <table:table-cell table:style-name="ce47" table:formula="of:=IF([.AE$3]=&quot;&quot;;&quot;&quot;;(IF(OR([.AE11]=&quot;&quot;;[.AE11]=0);0;1)))">
            <text:p/>
          </table:table-cell>
          <table:table-cell table:style-name="ce47" table:formula="of:=IF([.AF$3]=&quot;&quot;;&quot;&quot;;(IF(OR([.AF11]=&quot;&quot;;[.AF11]=0);0;1)))">
            <text:p/>
          </table:table-cell>
          <table:table-cell table:style-name="ce47" table:formula="of:=IF([.AG$3]=&quot;&quot;;&quot;&quot;;(IF(OR([.AG11]=&quot;&quot;;[.AG11]=0);0;1)))">
            <text:p/>
          </table:table-cell>
          <table:table-cell table:style-name="ce47" table:formula="of:=IF([.AH$3]=&quot;&quot;;&quot;&quot;;(IF(OR([.AH11]=&quot;&quot;;[.AH11]=0);0;1)))">
            <text:p/>
          </table:table-cell>
          <table:table-cell table:style-name="ce47" table:formula="of:=IF([.AI$3]=&quot;&quot;;&quot;&quot;;(IF(OR([.AI11]=&quot;&quot;;[.AI11]=0);0;1)))">
            <text:p/>
          </table:table-cell>
          <table:table-cell table:style-name="ce47" table:formula="of:=IF([.AJ$3]=&quot;&quot;;&quot;&quot;;(IF(OR([.AJ11]=&quot;&quot;;[.AJ11]=0);0;1)))">
            <text:p/>
          </table:table-cell>
          <table:table-cell table:style-name="ce47" table:formula="of:=IF([.AK$3]=&quot;&quot;;&quot;&quot;;(IF(OR([.AK11]=&quot;&quot;;[.AK11]=0);0;1)))">
            <text:p/>
          </table:table-cell>
          <table:table-cell table:style-name="ce47" table:formula="of:=IF([.AL$3]=&quot;&quot;;&quot;&quot;;(IF(OR([.AL11]=&quot;&quot;;[.AL11]=0);0;1)))">
            <text:p/>
          </table:table-cell>
          <table:table-cell table:style-name="ce47" table:formula="of:=IF([.AM$3]=&quot;&quot;;&quot;&quot;;(IF(OR([.AM11]=&quot;&quot;;[.AM11]=0);0;1)))">
            <text:p/>
          </table:table-cell>
          <table:table-cell table:style-name="ce47" table:formula="of:=IF([.AN$3]=&quot;&quot;;&quot;&quot;;(IF(OR([.AN11]=&quot;&quot;;[.AN11]=0);0;1)))">
            <text:p/>
          </table:table-cell>
          <table:table-cell table:style-name="ce47" table:formula="of:=IF([.AO$3]=&quot;&quot;;&quot;&quot;;(IF(OR([.AO11]=&quot;&quot;;[.AO11]=0);0;1)))">
            <text:p/>
          </table:table-cell>
          <table:table-cell table:style-name="ce47" table:formula="of:=IF([.AP$3]=&quot;&quot;;&quot;&quot;;(IF(OR([.AP11]=&quot;&quot;;[.AP11]=0);0;1)))">
            <text:p/>
          </table:table-cell>
          <table:table-cell table:style-name="ce47" table:formula="of:=IF([.AQ$3]=&quot;&quot;;&quot;&quot;;(IF(OR([.AQ11]=&quot;&quot;;[.AQ11]=0);0;1)))">
            <text:p/>
          </table:table-cell>
          <table:table-cell table:style-name="ce47" table:formula="of:=IF([.AR$3]=&quot;&quot;;&quot;&quot;;(IF(OR([.AR11]=&quot;&quot;;[.AR11]=0);0;1)))">
            <text:p/>
          </table:table-cell>
          <table:table-cell table:style-name="ce47" table:formula="of:=IF([.AS$3]=&quot;&quot;;&quot;&quot;;(IF(OR([.AS11]=&quot;&quot;;[.AS11]=0);0;1)))">
            <text:p/>
          </table:table-cell>
          <table:table-cell table:style-name="ce47" table:formula="of:=IF([.AT$3]=&quot;&quot;;&quot;&quot;;(IF(OR([.AT11]=&quot;&quot;;[.AT11]=0);0;1)))">
            <text:p/>
          </table:table-cell>
          <table:table-cell table:style-name="ce47" table:formula="of:=IF([.AU$3]=&quot;&quot;;&quot;&quot;;(IF(OR([.AU11]=&quot;&quot;;[.AU11]=0);0;1)))">
            <text:p/>
          </table:table-cell>
          <table:table-cell table:style-name="ce47" table:formula="of:=IF([.AV$3]=&quot;&quot;;&quot;&quot;;(IF(OR([.AV11]=&quot;&quot;;[.AV11]=0);0;1)))">
            <text:p/>
          </table:table-cell>
          <table:table-cell table:style-name="ce47" table:formula="of:=IF([.AW$3]=&quot;&quot;;&quot;&quot;;(IF(OR([.AW11]=&quot;&quot;;[.AW11]=0);0;1)))">
            <text:p/>
          </table:table-cell>
          <table:table-cell table:style-name="ce47" table:formula="of:=IF([.AX$3]=&quot;&quot;;&quot;&quot;;(IF(OR([.AX11]=&quot;&quot;;[.AX11]=0);0;1)))">
            <text:p/>
          </table:table-cell>
          <table:table-cell table:style-name="ce47" table:formula="of:=IF([.AY$3]=&quot;&quot;;&quot;&quot;;(IF(OR([.AY11]=&quot;&quot;;[.AY11]=0);0;1)))">
            <text:p/>
          </table:table-cell>
          <table:table-cell table:style-name="ce47" table:formula="of:=IF([.AZ$3]=&quot;&quot;;&quot;&quot;;(IF(OR([.AZ11]=&quot;&quot;;[.AZ11]=0);0;1)))">
            <text:p/>
          </table:table-cell>
          <table:table-cell table:style-name="ce47" table:formula="of:=IF([.BA$3]=&quot;&quot;;&quot;&quot;;(IF(OR([.BA11]=&quot;&quot;;[.BA11]=0);0;1)))">
            <text:p/>
          </table:table-cell>
          <table:table-cell table:style-name="ce47" table:formula="of:=IF([.BB$3]=&quot;&quot;;&quot;&quot;;(IF(OR([.BB11]=&quot;&quot;;[.BB11]=0);0;1)))">
            <text:p/>
          </table:table-cell>
          <table:table-cell table:style-name="ce47" table:formula="of:=IF([.BC$3]=&quot;&quot;;&quot;&quot;;(IF(OR([.BC11]=&quot;&quot;;[.BC11]=0);0;1)))">
            <text:p/>
          </table:table-cell>
          <table:table-cell table:style-name="ce47" table:formula="of:=IF([.BD$3]=&quot;&quot;;&quot;&quot;;(IF(OR([.BD11]=&quot;&quot;;[.BD11]=0);0;1)))">
            <text:p/>
          </table:table-cell>
          <table:table-cell table:style-name="ce47" table:formula="of:=IF([.BE$3]=&quot;&quot;;&quot;&quot;;(IF(OR([.BE11]=&quot;&quot;;[.BE11]=0);0;1)))">
            <text:p/>
          </table:table-cell>
          <table:table-cell table:style-name="ce47" table:formula="of:=IF([.BF$3]=&quot;&quot;;&quot;&quot;;(IF(OR([.BF11]=&quot;&quot;;[.BF11]=0);0;1)))">
            <text:p/>
          </table:table-cell>
          <table:table-cell table:style-name="ce47" table:formula="of:=IF([.BG$3]=&quot;&quot;;&quot;&quot;;(IF(OR([.BG11]=&quot;&quot;;[.BG11]=0);0;1)))">
            <text:p/>
          </table:table-cell>
          <table:table-cell table:style-name="ce47" table:formula="of:=IF([.BH$3]=&quot;&quot;;&quot;&quot;;(IF(OR([.BH11]=&quot;&quot;;[.BH11]=0);0;1)))">
            <text:p/>
          </table:table-cell>
          <table:table-cell table:style-name="ce47" table:formula="of:=IF([.BI$3]=&quot;&quot;;&quot;&quot;;(IF(OR([.BI11]=&quot;&quot;;[.BI11]=0);0;1)))">
            <text:p/>
          </table:table-cell>
          <table:table-cell table:style-name="ce47" table:formula="of:=IF([.BJ$3]=&quot;&quot;;&quot;&quot;;(IF(OR([.BJ11]=&quot;&quot;;[.BJ11]=0);0;1)))">
            <text:p/>
          </table:table-cell>
          <table:table-cell table:style-name="ce47" table:formula="of:=IF([.BK$3]=&quot;&quot;;&quot;&quot;;(IF(OR([.BK11]=&quot;&quot;;[.BK11]=0);0;1)))">
            <text:p/>
          </table:table-cell>
          <table:table-cell table:style-name="ce47" table:formula="of:=IF([.BL$3]=&quot;&quot;;&quot;&quot;;(IF(OR([.BL11]=&quot;&quot;;[.BL11]=0);0;1)))">
            <text:p/>
          </table:table-cell>
          <table:table-cell table:style-name="ce47" table:formula="of:=IF([.BM$3]=&quot;&quot;;&quot;&quot;;(IF(OR([.BM11]=&quot;&quot;;[.BM11]=0);0;1)))">
            <text:p/>
          </table:table-cell>
          <table:table-cell table:style-name="ce47" table:formula="of:=IF([.BN$3]=&quot;&quot;;&quot;&quot;;(IF(OR([.BN11]=&quot;&quot;;[.BN11]=0);0;1)))">
            <text:p/>
          </table:table-cell>
          <table:table-cell table:style-name="ce47" table:formula="of:=IF([.BO$3]=&quot;&quot;;&quot;&quot;;(IF(OR([.BO11]=&quot;&quot;;[.BO11]=0);0;1)))">
            <text:p/>
          </table:table-cell>
          <table:table-cell table:style-name="ce47" table:formula="of:=IF([.BP$3]=&quot;&quot;;&quot;&quot;;(IF(OR([.BP11]=&quot;&quot;;[.BP11]=0);0;1)))">
            <text:p/>
          </table:table-cell>
          <table:table-cell table:style-name="ce47" table:formula="of:=IF([.BQ$3]=&quot;&quot;;&quot;&quot;;(IF(OR([.BQ11]=&quot;&quot;;[.BQ11]=0);0;1)))">
            <text:p/>
          </table:table-cell>
          <table:table-cell table:style-name="ce47" table:formula="of:=IF([.BR$3]=&quot;&quot;;&quot;&quot;;(IF(OR([.BR11]=&quot;&quot;;[.BR11]=0);0;1)))">
            <text:p/>
          </table:table-cell>
          <table:table-cell table:style-name="ce47" table:formula="of:=IF([.BS$3]=&quot;&quot;;&quot;&quot;;(IF(OR([.BS11]=&quot;&quot;;[.BS11]=0);0;1)))">
            <text:p/>
          </table:table-cell>
          <table:table-cell table:style-name="ce47" table:formula="of:=IF([.BT$3]=&quot;&quot;;&quot;&quot;;(IF(OR([.BT11]=&quot;&quot;;[.BT11]=0);0;1)))">
            <text:p/>
          </table:table-cell>
          <table:table-cell table:style-name="ce47" table:formula="of:=IF([.BU$3]=&quot;&quot;;&quot;&quot;;(IF(OR([.BU11]=&quot;&quot;;[.BU11]=0);0;1)))">
            <text:p/>
          </table:table-cell>
          <table:table-cell table:style-name="ce47" table:formula="of:=IF([.BV$3]=&quot;&quot;;&quot;&quot;;(IF(OR([.BV11]=&quot;&quot;;[.BV11]=0);0;1)))">
            <text:p/>
          </table:table-cell>
          <table:table-cell table:style-name="ce47" table:formula="of:=IF([.BW$3]=&quot;&quot;;&quot;&quot;;(IF(OR([.BW11]=&quot;&quot;;[.BW11]=0);0;1)))">
            <text:p/>
          </table:table-cell>
          <table:table-cell table:style-name="ce47" table:formula="of:=IF([.BX$3]=&quot;&quot;;&quot;&quot;;(IF(OR([.BX11]=&quot;&quot;;[.BX11]=0);0;1)))">
            <text:p/>
          </table:table-cell>
          <table:table-cell table:style-name="ce47" table:formula="of:=IF([.BY$3]=&quot;&quot;;&quot;&quot;;(IF(OR([.BY11]=&quot;&quot;;[.BY11]=0);0;1)))">
            <text:p/>
          </table:table-cell>
          <table:table-cell table:style-name="ce47" table:formula="of:=IF([.BZ$3]=&quot;&quot;;&quot;&quot;;(IF(OR([.BZ11]=&quot;&quot;;[.BZ11]=0);0;1)))">
            <text:p/>
          </table:table-cell>
          <table:table-cell table:style-name="ce47" table:formula="of:=IF([.CA$3]=&quot;&quot;;&quot;&quot;;(IF(OR([.CA11]=&quot;&quot;;[.CA11]=0);0;1)))">
            <text:p/>
          </table:table-cell>
          <table:table-cell table:style-name="ce47" table:formula="of:=IF([.CB$3]=&quot;&quot;;&quot;&quot;;(IF(OR([.CB11]=&quot;&quot;;[.CB11]=0);0;1)))">
            <text:p/>
          </table:table-cell>
          <table:table-cell table:style-name="ce47" table:formula="of:=IF([.CC$3]=&quot;&quot;;&quot;&quot;;(IF(OR([.CC11]=&quot;&quot;;[.CC11]=0);0;1)))">
            <text:p/>
          </table:table-cell>
          <table:table-cell table:style-name="ce47" table:formula="of:=IF([.CD$3]=&quot;&quot;;&quot;&quot;;(IF(OR([.CD11]=&quot;&quot;;[.CD11]=0);0;1)))">
            <text:p/>
          </table:table-cell>
          <table:table-cell table:style-name="ce47" table:formula="of:=IF([.CE$3]=&quot;&quot;;&quot;&quot;;(IF(OR([.CE11]=&quot;&quot;;[.CE11]=0);0;1)))">
            <text:p/>
          </table:table-cell>
          <table:table-cell table:style-name="ce47" table:formula="of:=IF([.CF$3]=&quot;&quot;;&quot;&quot;;(IF(OR([.CF11]=&quot;&quot;;[.CF11]=0);0;1)))">
            <text:p/>
          </table:table-cell>
          <table:table-cell table:style-name="ce47" table:formula="of:=IF([.CG$3]=&quot;&quot;;&quot;&quot;;(IF(OR([.CG11]=&quot;&quot;;[.CG11]=0);0;1)))">
            <text:p/>
          </table:table-cell>
          <table:table-cell table:style-name="ce47" table:formula="of:=IF([.CH$3]=&quot;&quot;;&quot;&quot;;(IF(OR([.CH11]=&quot;&quot;;[.CH11]=0);0;1)))">
            <text:p/>
          </table:table-cell>
          <table:table-cell table:style-name="ce47" table:formula="of:=IF([.CI$3]=&quot;&quot;;&quot;&quot;;(IF(OR([.CI11]=&quot;&quot;;[.CI11]=0);0;1)))">
            <text:p/>
          </table:table-cell>
          <table:table-cell table:style-name="ce47" table:formula="of:=IF([.CJ$3]=&quot;&quot;;&quot;&quot;;(IF(OR([.CJ11]=&quot;&quot;;[.CJ11]=0);0;1)))">
            <text:p/>
          </table:table-cell>
          <table:table-cell table:style-name="ce47" table:formula="of:=IF([.CK$3]=&quot;&quot;;&quot;&quot;;(IF(OR([.CK11]=&quot;&quot;;[.CK11]=0);0;1)))">
            <text:p/>
          </table:table-cell>
          <table:table-cell table:style-name="ce47" table:formula="of:=IF([.CL$3]=&quot;&quot;;&quot;&quot;;(IF(OR([.CL11]=&quot;&quot;;[.CL11]=0);0;1)))">
            <text:p/>
          </table:table-cell>
          <table:table-cell table:style-name="ce47" table:formula="of:=IF([.CM$3]=&quot;&quot;;&quot;&quot;;(IF(OR([.CM11]=&quot;&quot;;[.CM11]=0);0;1)))">
            <text:p/>
          </table:table-cell>
          <table:table-cell table:style-name="ce47" table:formula="of:=IF([.CN$3]=&quot;&quot;;&quot;&quot;;(IF(OR([.CN11]=&quot;&quot;;[.CN11]=0);0;1)))">
            <text:p/>
          </table:table-cell>
          <table:table-cell table:style-name="ce47" table:formula="of:=IF([.CO$3]=&quot;&quot;;&quot;&quot;;(IF(OR([.CO11]=&quot;&quot;;[.CO11]=0);0;1)))">
            <text:p/>
          </table:table-cell>
          <table:table-cell table:style-name="ce47" table:formula="of:=IF([.CP$3]=&quot;&quot;;&quot;&quot;;(IF(OR([.CP11]=&quot;&quot;;[.CP11]=0);0;1)))">
            <text:p/>
          </table:table-cell>
          <table:table-cell table:style-name="ce47" table:formula="of:=IF([.CQ$3]=&quot;&quot;;&quot;&quot;;(IF(OR([.CQ11]=&quot;&quot;;[.CQ11]=0);0;1)))">
            <text:p/>
          </table:table-cell>
          <table:table-cell table:style-name="ce47" table:formula="of:=IF([.CR$3]=&quot;&quot;;&quot;&quot;;(IF(OR([.CR11]=&quot;&quot;;[.CR11]=0);0;1)))">
            <text:p/>
          </table:table-cell>
          <table:table-cell table:style-name="ce47" table:formula="of:=IF([.CS$3]=&quot;&quot;;&quot;&quot;;(IF(OR([.CS11]=&quot;&quot;;[.CS11]=0);0;1)))">
            <text:p/>
          </table:table-cell>
          <table:table-cell table:style-name="ce47" table:formula="of:=IF([.CT$3]=&quot;&quot;;&quot;&quot;;(IF(OR([.CT11]=&quot;&quot;;[.CT11]=0);0;1)))">
            <text:p/>
          </table:table-cell>
          <table:table-cell table:style-name="ce47" table:formula="of:=IF([.CU$3]=&quot;&quot;;&quot;&quot;;(IF(OR([.CU11]=&quot;&quot;;[.CU11]=0);0;1)))">
            <text:p/>
          </table:table-cell>
          <table:table-cell table:style-name="ce47" table:formula="of:=IF([.CV$3]=&quot;&quot;;&quot;&quot;;(IF(OR([.CV11]=&quot;&quot;;[.CV11]=0);0;1)))">
            <text:p/>
          </table:table-cell>
          <table:table-cell table:style-name="ce47" table:formula="of:=IF([.CW$3]=&quot;&quot;;&quot;&quot;;(IF(OR([.CW11]=&quot;&quot;;[.CW11]=0);0;1)))">
            <text:p/>
          </table:table-cell>
          <table:table-cell table:style-name="ce47" table:formula="of:=IF([.CX$3]=&quot;&quot;;&quot;&quot;;(IF(OR([.CX11]=&quot;&quot;;[.CX11]=0);0;1)))">
            <text:p/>
          </table:table-cell>
          <table:table-cell table:style-name="ce47" table:formula="of:=IF([.CY$3]=&quot;&quot;;&quot;&quot;;(IF(OR([.CY11]=&quot;&quot;;[.CY11]=0);0;1)))">
            <text:p/>
          </table:table-cell>
          <table:table-cell table:style-name="ce47" table:formula="of:=IF([.CZ$3]=&quot;&quot;;&quot;&quot;;(IF(OR([.CZ11]=&quot;&quot;;[.CZ11]=0);0;1)))">
            <text:p/>
          </table:table-cell>
          <table:table-cell table:style-name="ce47" table:formula="of:=IF([.DA$3]=&quot;&quot;;&quot;&quot;;(IF(OR([.DA11]=&quot;&quot;;[.DA11]=0);0;1)))">
            <text:p/>
          </table:table-cell>
          <table:table-cell table:style-name="ce47" table:formula="of:=IF([.DB$3]=&quot;&quot;;&quot;&quot;;(IF(OR([.DB11]=&quot;&quot;;[.DB11]=0);0;1)))">
            <text:p/>
          </table:table-cell>
          <table:table-cell table:style-name="ce47" table:formula="of:=IF([.DC$3]=&quot;&quot;;&quot;&quot;;(IF(OR([.DC11]=&quot;&quot;;[.DC11]=0);0;1)))">
            <text:p/>
          </table:table-cell>
          <table:table-cell table:style-name="ce47" table:formula="of:=IF([.DD$3]=&quot;&quot;;&quot;&quot;;(IF(OR([.DD11]=&quot;&quot;;[.DD11]=0);0;1)))">
            <text:p/>
          </table:table-cell>
          <table:table-cell table:style-name="ce47" table:formula="of:=IF([.DE$3]=&quot;&quot;;&quot;&quot;;(IF(OR([.DE11]=&quot;&quot;;[.DE11]=0);0;1)))">
            <text:p/>
          </table:table-cell>
          <table:table-cell table:style-name="ce47" table:formula="of:=IF([.DF$3]=&quot;&quot;;&quot;&quot;;(IF(OR([.DF11]=&quot;&quot;;[.DF11]=0);0;1)))">
            <text:p/>
          </table:table-cell>
          <table:table-cell table:style-name="ce47" table:formula="of:=IF([.DG$3]=&quot;&quot;;&quot;&quot;;(IF(OR([.DG11]=&quot;&quot;;[.DG11]=0);0;1)))">
            <text:p/>
          </table:table-cell>
          <table:table-cell table:style-name="ce47" table:formula="of:=IF([.DH$3]=&quot;&quot;;&quot;&quot;;(IF(OR([.DH11]=&quot;&quot;;[.DH11]=0);0;1)))">
            <text:p/>
          </table:table-cell>
          <table:table-cell table:style-name="ce47" table:formula="of:=IF([.DI$3]=&quot;&quot;;&quot;&quot;;(IF(OR([.DI11]=&quot;&quot;;[.DI11]=0);0;1)))">
            <text:p/>
          </table:table-cell>
          <table:table-cell table:style-name="ce47" table:formula="of:=IF([.DJ$3]=&quot;&quot;;&quot;&quot;;(IF(OR([.DJ11]=&quot;&quot;;[.DJ11]=0);0;1)))">
            <text:p/>
          </table:table-cell>
          <table:table-cell table:style-name="ce47" table:formula="of:=IF([.DK$3]=&quot;&quot;;&quot;&quot;;(IF(OR([.DK11]=&quot;&quot;;[.DK11]=0);0;1)))">
            <text:p/>
          </table:table-cell>
          <table:table-cell table:style-name="ce47" table:formula="of:=IF([.DL$3]=&quot;&quot;;&quot;&quot;;(IF(OR([.DL11]=&quot;&quot;;[.DL11]=0);0;1)))">
            <text:p/>
          </table:table-cell>
          <table:table-cell table:style-name="ce47" table:formula="of:=IF([.DM$3]=&quot;&quot;;&quot;&quot;;(IF(OR([.DM11]=&quot;&quot;;[.DM11]=0);0;1)))">
            <text:p/>
          </table:table-cell>
          <table:table-cell table:style-name="ce47" table:formula="of:=IF([.DN$3]=&quot;&quot;;&quot;&quot;;(IF(OR([.DN11]=&quot;&quot;;[.DN11]=0);0;1)))">
            <text:p/>
          </table:table-cell>
          <table:table-cell table:style-name="ce47" table:formula="of:=IF([.DO$3]=&quot;&quot;;&quot;&quot;;(IF(OR([.DO11]=&quot;&quot;;[.DO11]=0);0;1)))">
            <text:p/>
          </table:table-cell>
          <table:table-cell table:style-name="ce47" table:formula="of:=IF([.DP$3]=&quot;&quot;;&quot;&quot;;(IF(OR([.DP11]=&quot;&quot;;[.DP11]=0);0;1)))">
            <text:p/>
          </table:table-cell>
          <table:table-cell table:style-name="ce47" table:formula="of:=IF([.DQ$3]=&quot;&quot;;&quot;&quot;;(IF(OR([.DQ11]=&quot;&quot;;[.DQ11]=0);0;1)))">
            <text:p/>
          </table:table-cell>
          <table:table-cell table:style-name="ce47" table:formula="of:=IF([.DR$3]=&quot;&quot;;&quot;&quot;;(IF(OR([.DR11]=&quot;&quot;;[.DR11]=0);0;1)))">
            <text:p/>
          </table:table-cell>
          <table:table-cell table:style-name="ce47" table:formula="of:=IF([.DS$3]=&quot;&quot;;&quot;&quot;;(IF(OR([.DS11]=&quot;&quot;;[.DS11]=0);0;1)))">
            <text:p/>
          </table:table-cell>
          <table:table-cell table:style-name="ce47" table:formula="of:=IF([.DT$3]=&quot;&quot;;&quot;&quot;;(IF(OR([.DT11]=&quot;&quot;;[.DT11]=0);0;1)))">
            <text:p/>
          </table:table-cell>
          <table:table-cell table:style-name="ce47" table:formula="of:=IF([.DU$3]=&quot;&quot;;&quot;&quot;;(IF(OR([.DU11]=&quot;&quot;;[.DU11]=0);0;1)))">
            <text:p/>
          </table:table-cell>
          <table:table-cell table:style-name="ce47" table:formula="of:=IF([.DV$3]=&quot;&quot;;&quot;&quot;;(IF(OR([.DV11]=&quot;&quot;;[.DV11]=0);0;1)))">
            <text:p/>
          </table:table-cell>
          <table:table-cell table:style-name="ce47" table:formula="of:=IF([.DW$3]=&quot;&quot;;&quot;&quot;;(IF(OR([.DW11]=&quot;&quot;;[.DW11]=0);0;1)))">
            <text:p/>
          </table:table-cell>
          <table:table-cell table:style-name="ce47" table:formula="of:=IF([.DX$3]=&quot;&quot;;&quot;&quot;;(IF(OR([.DX11]=&quot;&quot;;[.DX11]=0);0;1)))">
            <text:p/>
          </table:table-cell>
          <table:table-cell table:style-name="ce47" table:formula="of:=IF([.DY$3]=&quot;&quot;;&quot;&quot;;(IF(OR([.DY11]=&quot;&quot;;[.DY11]=0);0;1)))">
            <text:p/>
          </table:table-cell>
          <table:table-cell table:style-name="ce47" table:formula="of:=IF([.DZ$3]=&quot;&quot;;&quot;&quot;;(IF(OR([.DZ11]=&quot;&quot;;[.DZ11]=0);0;1)))">
            <text:p/>
          </table:table-cell>
          <table:table-cell table:style-name="ce47" table:formula="of:=IF([.EA$3]=&quot;&quot;;&quot;&quot;;(IF(OR([.EA11]=&quot;&quot;;[.EA11]=0);0;1)))">
            <text:p/>
          </table:table-cell>
          <table:table-cell table:style-name="ce47" table:formula="of:=IF([.EB$3]=&quot;&quot;;&quot;&quot;;(IF(OR([.EB11]=&quot;&quot;;[.EB11]=0);0;1)))">
            <text:p/>
          </table:table-cell>
          <table:table-cell table:style-name="ce47" table:formula="of:=IF([.EC$3]=&quot;&quot;;&quot;&quot;;(IF(OR([.EC11]=&quot;&quot;;[.EC11]=0);0;1)))">
            <text:p/>
          </table:table-cell>
          <table:table-cell table:style-name="ce47" table:formula="of:=IF([.ED$3]=&quot;&quot;;&quot;&quot;;(IF(OR([.ED11]=&quot;&quot;;[.ED11]=0);0;1)))">
            <text:p/>
          </table:table-cell>
          <table:table-cell table:style-name="ce47" table:formula="of:=IF([.EE$3]=&quot;&quot;;&quot;&quot;;(IF(OR([.EE11]=&quot;&quot;;[.EE11]=0);0;1)))">
            <text:p/>
          </table:table-cell>
          <table:table-cell table:style-name="ce47" table:formula="of:=IF([.EF$3]=&quot;&quot;;&quot;&quot;;(IF(OR([.EF11]=&quot;&quot;;[.EF11]=0);0;1)))">
            <text:p/>
          </table:table-cell>
          <table:table-cell table:style-name="ce47" table:formula="of:=IF([.EG$3]=&quot;&quot;;&quot;&quot;;(IF(OR([.EG11]=&quot;&quot;;[.EG11]=0);0;1)))">
            <text:p/>
          </table:table-cell>
          <table:table-cell table:style-name="ce47" table:formula="of:=IF([.EH$3]=&quot;&quot;;&quot;&quot;;(IF(OR([.EH11]=&quot;&quot;;[.EH11]=0);0;1)))">
            <text:p/>
          </table:table-cell>
          <table:table-cell table:style-name="ce47" table:formula="of:=IF([.EI$3]=&quot;&quot;;&quot;&quot;;(IF(OR([.EI11]=&quot;&quot;;[.EI11]=0);0;1)))">
            <text:p/>
          </table:table-cell>
          <table:table-cell table:style-name="ce47" table:formula="of:=IF([.EJ$3]=&quot;&quot;;&quot;&quot;;(IF(OR([.EJ11]=&quot;&quot;;[.EJ11]=0);0;1)))">
            <text:p/>
          </table:table-cell>
          <table:table-cell table:style-name="ce47" table:formula="of:=IF([.EK$3]=&quot;&quot;;&quot;&quot;;(IF(OR([.EK11]=&quot;&quot;;[.EK11]=0);0;1)))">
            <text:p/>
          </table:table-cell>
          <table:table-cell table:style-name="ce47" table:formula="of:=IF([.EL$3]=&quot;&quot;;&quot;&quot;;(IF(OR([.EL11]=&quot;&quot;;[.EL11]=0);0;1)))">
            <text:p/>
          </table:table-cell>
          <table:table-cell table:style-name="ce47" table:formula="of:=IF([.EM$3]=&quot;&quot;;&quot;&quot;;(IF(OR([.EM11]=&quot;&quot;;[.EM11]=0);0;1)))">
            <text:p/>
          </table:table-cell>
          <table:table-cell table:style-name="ce47" table:formula="of:=IF([.EN$3]=&quot;&quot;;&quot;&quot;;(IF(OR([.EN11]=&quot;&quot;;[.EN11]=0);0;1)))">
            <text:p/>
          </table:table-cell>
          <table:table-cell table:style-name="ce47" table:formula="of:=IF([.EO$3]=&quot;&quot;;&quot;&quot;;(IF(OR([.EO11]=&quot;&quot;;[.EO11]=0);0;1)))">
            <text:p/>
          </table:table-cell>
          <table:table-cell table:style-name="ce47" table:formula="of:=IF([.EP$3]=&quot;&quot;;&quot;&quot;;(IF(OR([.EP11]=&quot;&quot;;[.EP11]=0);0;1)))">
            <text:p/>
          </table:table-cell>
          <table:table-cell table:style-name="ce47" table:formula="of:=IF([.EQ$3]=&quot;&quot;;&quot;&quot;;(IF(OR([.EQ11]=&quot;&quot;;[.EQ11]=0);0;1)))">
            <text:p/>
          </table:table-cell>
          <table:table-cell table:style-name="ce47" table:formula="of:=IF([.ER$3]=&quot;&quot;;&quot;&quot;;(IF(OR([.ER11]=&quot;&quot;;[.ER11]=0);0;1)))">
            <text:p/>
          </table:table-cell>
          <table:table-cell table:style-name="ce47" table:formula="of:=IF([.ES$3]=&quot;&quot;;&quot;&quot;;(IF(OR([.ES11]=&quot;&quot;;[.ES11]=0);0;1)))">
            <text:p/>
          </table:table-cell>
          <table:table-cell table:style-name="ce47" table:formula="of:=IF([.ET$3]=&quot;&quot;;&quot;&quot;;(IF(OR([.ET11]=&quot;&quot;;[.ET11]=0);0;1)))">
            <text:p/>
          </table:table-cell>
          <table:table-cell table:style-name="ce47" table:formula="of:=IF([.EU$3]=&quot;&quot;;&quot;&quot;;(IF(OR([.EU11]=&quot;&quot;;[.EU11]=0);0;1)))">
            <text:p/>
          </table:table-cell>
          <table:table-cell table:style-name="ce47" table:formula="of:=IF([.EV$3]=&quot;&quot;;&quot;&quot;;(IF(OR([.EV11]=&quot;&quot;;[.EV11]=0);0;1)))">
            <text:p/>
          </table:table-cell>
          <table:table-cell table:style-name="ce47" table:formula="of:=IF([.EW$3]=&quot;&quot;;&quot;&quot;;(IF(OR([.EW11]=&quot;&quot;;[.EW11]=0);0;1)))">
            <text:p/>
          </table:table-cell>
          <table:table-cell table:style-name="ce47" table:formula="of:=IF([.EX$3]=&quot;&quot;;&quot;&quot;;(IF(OR([.EX11]=&quot;&quot;;[.EX11]=0);0;1)))">
            <text:p/>
          </table:table-cell>
          <table:table-cell table:style-name="ce47" table:formula="of:=IF([.EY$3]=&quot;&quot;;&quot;&quot;;(IF(OR([.EY11]=&quot;&quot;;[.EY11]=0);0;1)))">
            <text:p/>
          </table:table-cell>
          <table:table-cell table:style-name="ce47" table:formula="of:=IF([.EZ$3]=&quot;&quot;;&quot;&quot;;(IF(OR([.EZ11]=&quot;&quot;;[.EZ11]=0);0;1)))">
            <text:p/>
          </table:table-cell>
          <table:table-cell table:style-name="ce47" table:formula="of:=IF([.FA$3]=&quot;&quot;;&quot;&quot;;(IF(OR([.FA11]=&quot;&quot;;[.FA11]=0);0;1)))">
            <text:p/>
          </table:table-cell>
          <table:table-cell table:style-name="ce47" table:formula="of:=IF([.FB$3]=&quot;&quot;;&quot;&quot;;(IF(OR([.FB11]=&quot;&quot;;[.FB11]=0);0;1)))">
            <text:p/>
          </table:table-cell>
          <table:table-cell table:style-name="ce47" table:formula="of:=IF([.FC$3]=&quot;&quot;;&quot;&quot;;(IF(OR([.FC11]=&quot;&quot;;[.FC11]=0);0;1)))">
            <text:p/>
          </table:table-cell>
          <table:table-cell table:style-name="ce47" table:formula="of:=IF([.FD$3]=&quot;&quot;;&quot;&quot;;(IF(OR([.FD11]=&quot;&quot;;[.FD11]=0);0;1)))">
            <text:p/>
          </table:table-cell>
          <table:table-cell table:style-name="ce47" table:formula="of:=IF([.FE$3]=&quot;&quot;;&quot;&quot;;(IF(OR([.FE11]=&quot;&quot;;[.FE11]=0);0;1)))">
            <text:p/>
          </table:table-cell>
          <table:table-cell table:style-name="ce47" table:formula="of:=IF([.FF$3]=&quot;&quot;;&quot;&quot;;(IF(OR([.FF11]=&quot;&quot;;[.FF11]=0);0;1)))">
            <text:p/>
          </table:table-cell>
          <table:table-cell table:style-name="ce47" table:formula="of:=IF([.FG$3]=&quot;&quot;;&quot;&quot;;(IF(OR([.FG11]=&quot;&quot;;[.FG11]=0);0;1)))">
            <text:p/>
          </table:table-cell>
          <table:table-cell table:style-name="ce47" table:formula="of:=IF([.FH$3]=&quot;&quot;;&quot;&quot;;(IF(OR([.FH11]=&quot;&quot;;[.FH11]=0);0;1)))">
            <text:p/>
          </table:table-cell>
          <table:table-cell table:style-name="ce47" table:formula="of:=IF([.FI$3]=&quot;&quot;;&quot;&quot;;(IF(OR([.FI11]=&quot;&quot;;[.FI11]=0);0;1)))">
            <text:p/>
          </table:table-cell>
          <table:table-cell table:style-name="ce47" table:formula="of:=IF([.FJ$3]=&quot;&quot;;&quot;&quot;;(IF(OR([.FJ11]=&quot;&quot;;[.FJ11]=0);0;1)))">
            <text:p/>
          </table:table-cell>
          <table:table-cell table:style-name="ce47" table:formula="of:=IF([.FK$3]=&quot;&quot;;&quot;&quot;;(IF(OR([.FK11]=&quot;&quot;;[.FK11]=0);0;1)))">
            <text:p/>
          </table:table-cell>
          <table:table-cell table:style-name="ce47" table:formula="of:=IF([.FL$3]=&quot;&quot;;&quot;&quot;;(IF(OR([.FL11]=&quot;&quot;;[.FL11]=0);0;1)))">
            <text:p/>
          </table:table-cell>
          <table:table-cell table:style-name="ce47" table:formula="of:=IF([.FM$3]=&quot;&quot;;&quot;&quot;;(IF(OR([.FM11]=&quot;&quot;;[.FM11]=0);0;1)))">
            <text:p/>
          </table:table-cell>
          <table:table-cell table:style-name="ce47" table:formula="of:=IF([.FN$3]=&quot;&quot;;&quot;&quot;;(IF(OR([.FN11]=&quot;&quot;;[.FN11]=0);0;1)))">
            <text:p/>
          </table:table-cell>
          <table:table-cell table:style-name="ce47" table:formula="of:=IF([.FO$3]=&quot;&quot;;&quot;&quot;;(IF(OR([.FO11]=&quot;&quot;;[.FO11]=0);0;1)))">
            <text:p/>
          </table:table-cell>
          <table:table-cell table:style-name="ce47" table:formula="of:=IF([.FP$3]=&quot;&quot;;&quot;&quot;;(IF(OR([.FP11]=&quot;&quot;;[.FP11]=0);0;1)))">
            <text:p/>
          </table:table-cell>
          <table:table-cell table:style-name="ce47" table:formula="of:=IF([.FQ$3]=&quot;&quot;;&quot;&quot;;(IF(OR([.FQ11]=&quot;&quot;;[.FQ11]=0);0;1)))">
            <text:p/>
          </table:table-cell>
          <table:table-cell table:style-name="ce47" table:formula="of:=IF([.FR$3]=&quot;&quot;;&quot;&quot;;(IF(OR([.FR11]=&quot;&quot;;[.FR11]=0);0;1)))">
            <text:p/>
          </table:table-cell>
          <table:table-cell table:style-name="ce47" table:formula="of:=IF([.FS$3]=&quot;&quot;;&quot;&quot;;(IF(OR([.FS11]=&quot;&quot;;[.FS11]=0);0;1)))">
            <text:p/>
          </table:table-cell>
          <table:table-cell table:style-name="ce47" table:formula="of:=IF([.FT$3]=&quot;&quot;;&quot;&quot;;(IF(OR([.FT11]=&quot;&quot;;[.FT11]=0);0;1)))">
            <text:p/>
          </table:table-cell>
          <table:table-cell table:style-name="ce47" table:formula="of:=IF([.FU$3]=&quot;&quot;;&quot;&quot;;(IF(OR([.FU11]=&quot;&quot;;[.FU11]=0);0;1)))">
            <text:p/>
          </table:table-cell>
          <table:table-cell table:style-name="ce47" table:formula="of:=IF([.FV$3]=&quot;&quot;;&quot;&quot;;(IF(OR([.FV11]=&quot;&quot;;[.FV11]=0);0;1)))">
            <text:p/>
          </table:table-cell>
          <table:table-cell table:style-name="ce47" table:formula="of:=IF([.FW$3]=&quot;&quot;;&quot;&quot;;(IF(OR([.FW11]=&quot;&quot;;[.FW11]=0);0;1)))">
            <text:p/>
          </table:table-cell>
          <table:table-cell table:style-name="ce47" table:formula="of:=IF([.FX$3]=&quot;&quot;;&quot;&quot;;(IF(OR([.FX11]=&quot;&quot;;[.FX11]=0);0;1)))">
            <text:p/>
          </table:table-cell>
          <table:table-cell table:style-name="ce47" table:formula="of:=IF([.FY$3]=&quot;&quot;;&quot;&quot;;(IF(OR([.FY11]=&quot;&quot;;[.FY11]=0);0;1)))">
            <text:p/>
          </table:table-cell>
          <table:table-cell table:style-name="ce47" table:formula="of:=IF([.FZ$3]=&quot;&quot;;&quot;&quot;;(IF(OR([.FZ11]=&quot;&quot;;[.FZ11]=0);0;1)))">
            <text:p/>
          </table:table-cell>
          <table:table-cell table:style-name="ce47" table:formula="of:=IF([.GA$3]=&quot;&quot;;&quot;&quot;;(IF(OR([.GA11]=&quot;&quot;;[.GA11]=0);0;1)))">
            <text:p/>
          </table:table-cell>
          <table:table-cell table:style-name="ce47" table:formula="of:=IF([.GB$3]=&quot;&quot;;&quot;&quot;;(IF(OR([.GB11]=&quot;&quot;;[.GB11]=0);0;1)))">
            <text:p/>
          </table:table-cell>
          <table:table-cell table:style-name="ce47" table:formula="of:=IF([.GC$3]=&quot;&quot;;&quot;&quot;;(IF(OR([.GC11]=&quot;&quot;;[.GC11]=0);0;1)))">
            <text:p/>
          </table:table-cell>
          <table:table-cell table:style-name="ce47" table:formula="of:=IF([.GD$3]=&quot;&quot;;&quot;&quot;;(IF(OR([.GD11]=&quot;&quot;;[.GD11]=0);0;1)))">
            <text:p/>
          </table:table-cell>
          <table:table-cell table:style-name="ce47" table:formula="of:=IF([.GE$3]=&quot;&quot;;&quot;&quot;;(IF(OR([.GE11]=&quot;&quot;;[.GE11]=0);0;1)))">
            <text:p/>
          </table:table-cell>
          <table:table-cell table:style-name="ce47" table:formula="of:=IF([.GF$3]=&quot;&quot;;&quot;&quot;;(IF(OR([.GF11]=&quot;&quot;;[.GF11]=0);0;1)))">
            <text:p/>
          </table:table-cell>
          <table:table-cell table:style-name="ce47" table:formula="of:=IF([.GG$3]=&quot;&quot;;&quot;&quot;;(IF(OR([.GG11]=&quot;&quot;;[.GG11]=0);0;1)))">
            <text:p/>
          </table:table-cell>
          <table:table-cell table:style-name="ce47" table:formula="of:=IF([.GH$3]=&quot;&quot;;&quot;&quot;;(IF(OR([.GH11]=&quot;&quot;;[.GH11]=0);0;1)))">
            <text:p/>
          </table:table-cell>
          <table:table-cell table:style-name="ce47" table:formula="of:=IF([.GI$3]=&quot;&quot;;&quot;&quot;;(IF(OR([.GI11]=&quot;&quot;;[.GI11]=0);0;1)))">
            <text:p/>
          </table:table-cell>
          <table:table-cell table:style-name="ce47" table:formula="of:=IF([.GJ$3]=&quot;&quot;;&quot;&quot;;(IF(OR([.GJ11]=&quot;&quot;;[.GJ11]=0);0;1)))">
            <text:p/>
          </table:table-cell>
          <table:table-cell table:style-name="ce47" table:formula="of:=IF([.GK$3]=&quot;&quot;;&quot;&quot;;(IF(OR([.GK11]=&quot;&quot;;[.GK11]=0);0;1)))">
            <text:p/>
          </table:table-cell>
          <table:table-cell table:style-name="ce47" table:formula="of:=IF([.GL$3]=&quot;&quot;;&quot;&quot;;(IF(OR([.GL11]=&quot;&quot;;[.GL11]=0);0;1)))">
            <text:p/>
          </table:table-cell>
          <table:table-cell table:style-name="ce47" table:formula="of:=IF([.GM$3]=&quot;&quot;;&quot;&quot;;(IF(OR([.GM11]=&quot;&quot;;[.GM11]=0);0;1)))">
            <text:p/>
          </table:table-cell>
          <table:table-cell table:style-name="ce47" table:formula="of:=IF([.GN$3]=&quot;&quot;;&quot;&quot;;(IF(OR([.GN11]=&quot;&quot;;[.GN11]=0);0;1)))">
            <text:p/>
          </table:table-cell>
          <table:table-cell table:style-name="ce47" table:formula="of:=IF([.GO$3]=&quot;&quot;;&quot;&quot;;(IF(OR([.GO11]=&quot;&quot;;[.GO11]=0);0;1)))">
            <text:p/>
          </table:table-cell>
          <table:table-cell table:style-name="ce47" table:formula="of:=IF([.GP$3]=&quot;&quot;;&quot;&quot;;(IF(OR([.GP11]=&quot;&quot;;[.GP11]=0);0;1)))">
            <text:p/>
          </table:table-cell>
          <table:table-cell table:style-name="ce47" table:formula="of:=IF([.GQ$3]=&quot;&quot;;&quot;&quot;;(IF(OR([.GQ11]=&quot;&quot;;[.GQ11]=0);0;1)))">
            <text:p/>
          </table:table-cell>
          <table:table-cell table:style-name="ce47" table:formula="of:=IF([.GR$3]=&quot;&quot;;&quot;&quot;;(IF(OR([.GR11]=&quot;&quot;;[.GR11]=0);0;1)))">
            <text:p/>
          </table:table-cell>
          <table:table-cell table:style-name="ce47" table:formula="of:=IF([.GS$3]=&quot;&quot;;&quot;&quot;;(IF(OR([.GS11]=&quot;&quot;;[.GS11]=0);0;1)))">
            <text:p/>
          </table:table-cell>
          <table:table-cell table:style-name="ce47" table:formula="of:=IF([.GT$3]=&quot;&quot;;&quot;&quot;;(IF(OR([.GT11]=&quot;&quot;;[.GT11]=0);0;1)))">
            <text:p/>
          </table:table-cell>
          <table:table-cell table:style-name="ce47" table:formula="of:=IF([.GU$3]=&quot;&quot;;&quot;&quot;;(IF(OR([.GU11]=&quot;&quot;;[.GU11]=0);0;1)))">
            <text:p/>
          </table:table-cell>
          <table:table-cell table:style-name="ce47" table:formula="of:=IF([.GV$3]=&quot;&quot;;&quot;&quot;;(IF(OR([.GV11]=&quot;&quot;;[.GV11]=0);0;1)))">
            <text:p/>
          </table:table-cell>
          <table:table-cell table:style-name="ce47" table:formula="of:=IF([.GW$3]=&quot;&quot;;&quot;&quot;;(IF(OR([.GW11]=&quot;&quot;;[.GW11]=0);0;1)))">
            <text:p/>
          </table:table-cell>
          <table:table-cell table:style-name="ce47" table:formula="of:=IF([.GX$3]=&quot;&quot;;&quot;&quot;;(IF(OR([.GX11]=&quot;&quot;;[.GX11]=0);0;1)))">
            <text:p/>
          </table:table-cell>
          <table:table-cell table:style-name="ce47" table:formula="of:=IF([.GY$3]=&quot;&quot;;&quot;&quot;;(IF(OR([.GY11]=&quot;&quot;;[.GY11]=0);0;1)))">
            <text:p/>
          </table:table-cell>
          <table:table-cell table:style-name="ce47" table:formula="of:=IF([.GZ$3]=&quot;&quot;;&quot;&quot;;(IF(OR([.GZ11]=&quot;&quot;;[.GZ11]=0);0;1)))">
            <text:p/>
          </table:table-cell>
          <table:table-cell table:style-name="ce47" table:formula="of:=IF([.HA$3]=&quot;&quot;;&quot;&quot;;(IF(OR([.HA11]=&quot;&quot;;[.HA11]=0);0;1)))">
            <text:p/>
          </table:table-cell>
          <table:table-cell table:style-name="ce47" table:formula="of:=IF([.HB$3]=&quot;&quot;;&quot;&quot;;(IF(OR([.HB11]=&quot;&quot;;[.HB11]=0);0;1)))">
            <text:p/>
          </table:table-cell>
          <table:table-cell table:style-name="ce47" table:formula="of:=IF([.HC$3]=&quot;&quot;;&quot;&quot;;(IF(OR([.HC11]=&quot;&quot;;[.HC11]=0);0;1)))">
            <text:p/>
          </table:table-cell>
          <table:table-cell table:style-name="ce47" table:formula="of:=IF([.HD$3]=&quot;&quot;;&quot;&quot;;(IF(OR([.HD11]=&quot;&quot;;[.HD11]=0);0;1)))">
            <text:p/>
          </table:table-cell>
          <table:table-cell table:style-name="ce47" table:formula="of:=IF([.HE$3]=&quot;&quot;;&quot;&quot;;(IF(OR([.HE11]=&quot;&quot;;[.HE11]=0);0;1)))">
            <text:p/>
          </table:table-cell>
          <table:table-cell table:style-name="ce47" table:formula="of:=IF([.HF$3]=&quot;&quot;;&quot;&quot;;(IF(OR([.HF11]=&quot;&quot;;[.HF11]=0);0;1)))">
            <text:p/>
          </table:table-cell>
          <table:table-cell table:style-name="ce47" table:formula="of:=IF([.HG$3]=&quot;&quot;;&quot;&quot;;(IF(OR([.HG11]=&quot;&quot;;[.HG11]=0);0;1)))">
            <text:p/>
          </table:table-cell>
          <table:table-cell table:style-name="ce47" table:formula="of:=IF([.HH$3]=&quot;&quot;;&quot;&quot;;(IF(OR([.HH11]=&quot;&quot;;[.HH11]=0);0;1)))">
            <text:p/>
          </table:table-cell>
          <table:table-cell table:style-name="ce47" table:formula="of:=IF([.HI$3]=&quot;&quot;;&quot;&quot;;(IF(OR([.HI11]=&quot;&quot;;[.HI11]=0);0;1)))">
            <text:p/>
          </table:table-cell>
          <table:table-cell table:style-name="ce47" table:formula="of:=IF([.HJ$3]=&quot;&quot;;&quot;&quot;;(IF(OR([.HJ11]=&quot;&quot;;[.HJ11]=0);0;1)))">
            <text:p/>
          </table:table-cell>
          <table:table-cell table:style-name="ce47" table:formula="of:=IF([.HK$3]=&quot;&quot;;&quot;&quot;;(IF(OR([.HK11]=&quot;&quot;;[.HK11]=0);0;1)))">
            <text:p/>
          </table:table-cell>
          <table:table-cell table:style-name="ce47" table:formula="of:=IF([.HL$3]=&quot;&quot;;&quot;&quot;;(IF(OR([.HL11]=&quot;&quot;;[.HL11]=0);0;1)))">
            <text:p/>
          </table:table-cell>
          <table:table-cell table:style-name="ce47" table:formula="of:=IF([.HM$3]=&quot;&quot;;&quot;&quot;;(IF(OR([.HM11]=&quot;&quot;;[.HM11]=0);0;1)))">
            <text:p/>
          </table:table-cell>
          <table:table-cell table:style-name="ce47" table:formula="of:=IF([.HN$3]=&quot;&quot;;&quot;&quot;;(IF(OR([.HN11]=&quot;&quot;;[.HN11]=0);0;1)))">
            <text:p/>
          </table:table-cell>
          <table:table-cell table:style-name="ce47" table:formula="of:=IF([.HO$3]=&quot;&quot;;&quot;&quot;;(IF(OR([.HO11]=&quot;&quot;;[.HO11]=0);0;1)))">
            <text:p/>
          </table:table-cell>
          <table:table-cell table:style-name="ce47" table:formula="of:=IF([.HP$3]=&quot;&quot;;&quot;&quot;;(IF(OR([.HP11]=&quot;&quot;;[.HP11]=0);0;1)))">
            <text:p/>
          </table:table-cell>
          <table:table-cell table:style-name="ce47" table:formula="of:=IF([.HQ$3]=&quot;&quot;;&quot;&quot;;(IF(OR([.HQ11]=&quot;&quot;;[.HQ11]=0);0;1)))">
            <text:p/>
          </table:table-cell>
          <table:table-cell table:style-name="ce47" table:formula="of:=IF([.HR$3]=&quot;&quot;;&quot;&quot;;(IF(OR([.HR11]=&quot;&quot;;[.HR11]=0);0;1)))">
            <text:p/>
          </table:table-cell>
          <table:table-cell table:style-name="ce47" table:formula="of:=IF([.HS$3]=&quot;&quot;;&quot;&quot;;(IF(OR([.HS11]=&quot;&quot;;[.HS11]=0);0;1)))">
            <text:p/>
          </table:table-cell>
          <table:table-cell table:style-name="ce47" table:formula="of:=IF([.HT$3]=&quot;&quot;;&quot;&quot;;(IF(OR([.HT11]=&quot;&quot;;[.HT11]=0);0;1)))">
            <text:p/>
          </table:table-cell>
          <table:table-cell table:style-name="ce47" table:formula="of:=IF([.HU$3]=&quot;&quot;;&quot;&quot;;(IF(OR([.HU11]=&quot;&quot;;[.HU11]=0);0;1)))">
            <text:p/>
          </table:table-cell>
          <table:table-cell table:style-name="ce47" table:formula="of:=IF([.HV$3]=&quot;&quot;;&quot;&quot;;(IF(OR([.HV11]=&quot;&quot;;[.HV11]=0);0;1)))">
            <text:p/>
          </table:table-cell>
          <table:table-cell table:style-name="ce47" table:formula="of:=IF([.HW$3]=&quot;&quot;;&quot;&quot;;(IF(OR([.HW11]=&quot;&quot;;[.HW11]=0);0;1)))">
            <text:p/>
          </table:table-cell>
          <table:table-cell table:style-name="ce47" table:formula="of:=IF([.HX$3]=&quot;&quot;;&quot;&quot;;(IF(OR([.HX11]=&quot;&quot;;[.HX11]=0);0;1)))">
            <text:p/>
          </table:table-cell>
          <table:table-cell table:style-name="ce47" table:formula="of:=IF([.HY$3]=&quot;&quot;;&quot;&quot;;(IF(OR([.HY11]=&quot;&quot;;[.HY11]=0);0;1)))">
            <text:p/>
          </table:table-cell>
          <table:table-cell table:style-name="ce47" table:formula="of:=IF([.HZ$3]=&quot;&quot;;&quot;&quot;;(IF(OR([.HZ11]=&quot;&quot;;[.HZ11]=0);0;1)))">
            <text:p/>
          </table:table-cell>
          <table:table-cell table:style-name="ce47" table:formula="of:=IF([.IA$3]=&quot;&quot;;&quot;&quot;;(IF(OR([.IA11]=&quot;&quot;;[.IA11]=0);0;1)))">
            <text:p/>
          </table:table-cell>
          <table:table-cell table:style-name="ce47" table:formula="of:=IF([.IB$3]=&quot;&quot;;&quot;&quot;;(IF(OR([.IB11]=&quot;&quot;;[.IB11]=0);0;1)))">
            <text:p/>
          </table:table-cell>
          <table:table-cell table:style-name="ce47" table:formula="of:=IF([.IC$3]=&quot;&quot;;&quot;&quot;;(IF(OR([.IC11]=&quot;&quot;;[.IC11]=0);0;1)))">
            <text:p/>
          </table:table-cell>
          <table:table-cell table:style-name="ce47" table:formula="of:=IF([.ID$3]=&quot;&quot;;&quot;&quot;;(IF(OR([.ID11]=&quot;&quot;;[.ID11]=0);0;1)))">
            <text:p/>
          </table:table-cell>
          <table:table-cell table:style-name="ce47" table:formula="of:=IF([.IE$3]=&quot;&quot;;&quot;&quot;;(IF(OR([.IE11]=&quot;&quot;;[.IE11]=0);0;1)))">
            <text:p/>
          </table:table-cell>
          <table:table-cell table:style-name="ce47" table:formula="of:=IF([.IF$3]=&quot;&quot;;&quot;&quot;;(IF(OR([.IF11]=&quot;&quot;;[.IF11]=0);0;1)))">
            <text:p/>
          </table:table-cell>
          <table:table-cell table:style-name="ce47" table:formula="of:=IF([.IG$3]=&quot;&quot;;&quot;&quot;;(IF(OR([.IG11]=&quot;&quot;;[.IG11]=0);0;1)))">
            <text:p/>
          </table:table-cell>
          <table:table-cell table:style-name="ce47" table:formula="of:=IF([.IH$3]=&quot;&quot;;&quot;&quot;;(IF(OR([.IH11]=&quot;&quot;;[.IH11]=0);0;1)))">
            <text:p/>
          </table:table-cell>
          <table:table-cell table:style-name="ce47" table:formula="of:=IF([.II$3]=&quot;&quot;;&quot;&quot;;(IF(OR([.II11]=&quot;&quot;;[.II11]=0);0;1)))">
            <text:p/>
          </table:table-cell>
          <table:table-cell table:style-name="ce47" table:formula="of:=IF([.IJ$3]=&quot;&quot;;&quot;&quot;;(IF(OR([.IJ11]=&quot;&quot;;[.IJ11]=0);0;1)))">
            <text:p/>
          </table:table-cell>
          <table:table-cell table:style-name="ce47" table:formula="of:=IF([.IK$3]=&quot;&quot;;&quot;&quot;;(IF(OR([.IK11]=&quot;&quot;;[.IK11]=0);0;1)))">
            <text:p/>
          </table:table-cell>
          <table:table-cell table:style-name="ce47" table:formula="of:=IF([.IL$3]=&quot;&quot;;&quot;&quot;;(IF(OR([.IL11]=&quot;&quot;;[.IL11]=0);0;1)))">
            <text:p/>
          </table:table-cell>
          <table:table-cell table:style-name="ce47" table:formula="of:=IF([.IM$3]=&quot;&quot;;&quot;&quot;;(IF(OR([.IM11]=&quot;&quot;;[.IM11]=0);0;1)))">
            <text:p/>
          </table:table-cell>
          <table:table-cell table:style-name="ce47" table:formula="of:=IF([.IN$3]=&quot;&quot;;&quot;&quot;;(IF(OR([.IN11]=&quot;&quot;;[.IN11]=0);0;1)))">
            <text:p/>
          </table:table-cell>
          <table:table-cell table:style-name="ce47" table:formula="of:=IF([.IO$3]=&quot;&quot;;&quot;&quot;;(IF(OR([.IO11]=&quot;&quot;;[.IO11]=0);0;1)))">
            <text:p/>
          </table:table-cell>
          <table:table-cell table:style-name="ce47" table:formula="of:=IF([.IP$3]=&quot;&quot;;&quot;&quot;;(IF(OR([.IP11]=&quot;&quot;;[.IP11]=0);0;1)))">
            <text:p/>
          </table:table-cell>
          <table:table-cell table:style-name="ce47" table:formula="of:=IF([.IQ$3]=&quot;&quot;;&quot;&quot;;(IF(OR([.IQ11]=&quot;&quot;;[.IQ11]=0);0;1)))">
            <text:p/>
          </table:table-cell>
          <table:table-cell table:style-name="ce47" table:formula="of:=IF([.IR$3]=&quot;&quot;;&quot;&quot;;(IF(OR([.IR11]=&quot;&quot;;[.IR11]=0);0;1)))">
            <text:p/>
          </table:table-cell>
          <table:table-cell table:style-name="ce47" table:formula="of:=IF([.IS$3]=&quot;&quot;;&quot;&quot;;(IF(OR([.IS11]=&quot;&quot;;[.IS11]=0);0;1)))">
            <text:p/>
          </table:table-cell>
          <table:table-cell table:style-name="ce47" table:formula="of:=IF([.IT$3]=&quot;&quot;;&quot;&quot;;(IF(OR([.IT11]=&quot;&quot;;[.IT11]=0);0;1)))">
            <text:p/>
          </table:table-cell>
          <table:table-cell table:style-name="ce47" table:formula="of:=IF([.IU$3]=&quot;&quot;;&quot;&quot;;(IF(OR([.IU11]=&quot;&quot;;[.IU11]=0);0;1)))">
            <text:p/>
          </table:table-cell>
          <table:table-cell table:style-name="ce47" table:formula="of:=IF([.IV$3]=&quot;&quot;;&quot;&quot;;(IF(OR([.IV11]=&quot;&quot;;[.IV11]=0);0;1)))">
            <text:p/>
          </table:table-cell>
          <table:table-cell table:style-name="ce47" table:formula="of:=IF([.IW$3]=&quot;&quot;;&quot;&quot;;(IF(OR([.IW11]=&quot;&quot;;[.IW11]=0);0;1)))">
            <text:p/>
          </table:table-cell>
          <table:table-cell table:style-name="ce47" table:formula="of:=IF([.IX$3]=&quot;&quot;;&quot;&quot;;(IF(OR([.IX11]=&quot;&quot;;[.IX11]=0);0;1)))">
            <text:p/>
          </table:table-cell>
          <table:table-cell table:style-name="ce47" table:formula="of:=IF([.IY$3]=&quot;&quot;;&quot;&quot;;(IF(OR([.IY11]=&quot;&quot;;[.IY11]=0);0;1)))">
            <text:p/>
          </table:table-cell>
          <table:table-cell table:style-name="ce47" table:formula="of:=IF([.IZ$3]=&quot;&quot;;&quot;&quot;;(IF(OR([.IZ11]=&quot;&quot;;[.IZ11]=0);0;1)))">
            <text:p/>
          </table:table-cell>
          <table:table-cell table:style-name="ce47" table:formula="of:=IF([.JA$3]=&quot;&quot;;&quot;&quot;;(IF(OR([.JA11]=&quot;&quot;;[.JA11]=0);0;1)))">
            <text:p/>
          </table:table-cell>
          <table:table-cell table:style-name="ce47" table:formula="of:=IF([.JB$3]=&quot;&quot;;&quot;&quot;;(IF(OR([.JB11]=&quot;&quot;;[.JB11]=0);0;1)))">
            <text:p/>
          </table:table-cell>
          <table:table-cell table:style-name="ce47" table:formula="of:=IF([.JC$3]=&quot;&quot;;&quot;&quot;;(IF(OR([.JC11]=&quot;&quot;;[.JC11]=0);0;1)))">
            <text:p/>
          </table:table-cell>
          <table:table-cell table:style-name="ce47" table:formula="of:=IF([.JD$3]=&quot;&quot;;&quot;&quot;;(IF(OR([.JD11]=&quot;&quot;;[.JD11]=0);0;1)))">
            <text:p/>
          </table:table-cell>
          <table:table-cell table:style-name="ce47" table:formula="of:=IF([.JE$3]=&quot;&quot;;&quot;&quot;;(IF(OR([.JE11]=&quot;&quot;;[.JE11]=0);0;1)))">
            <text:p/>
          </table:table-cell>
          <table:table-cell table:style-name="ce47" table:formula="of:=IF([.JF$3]=&quot;&quot;;&quot;&quot;;(IF(OR([.JF11]=&quot;&quot;;[.JF11]=0);0;1)))">
            <text:p/>
          </table:table-cell>
          <table:table-cell table:style-name="ce47" table:formula="of:=IF([.JG$3]=&quot;&quot;;&quot;&quot;;(IF(OR([.JG11]=&quot;&quot;;[.JG11]=0);0;1)))">
            <text:p/>
          </table:table-cell>
          <table:table-cell table:style-name="ce47" table:formula="of:=IF([.JH$3]=&quot;&quot;;&quot;&quot;;(IF(OR([.JH11]=&quot;&quot;;[.JH11]=0);0;1)))">
            <text:p/>
          </table:table-cell>
          <table:table-cell table:style-name="ce47" table:formula="of:=IF([.JI$3]=&quot;&quot;;&quot;&quot;;(IF(OR([.JI11]=&quot;&quot;;[.JI11]=0);0;1)))">
            <text:p/>
          </table:table-cell>
          <table:table-cell table:style-name="ce47" table:formula="of:=IF([.JJ$3]=&quot;&quot;;&quot;&quot;;(IF(OR([.JJ11]=&quot;&quot;;[.JJ11]=0);0;1)))">
            <text:p/>
          </table:table-cell>
          <table:table-cell table:style-name="ce47" table:formula="of:=IF([.JK$3]=&quot;&quot;;&quot;&quot;;(IF(OR([.JK11]=&quot;&quot;;[.JK11]=0);0;1)))">
            <text:p/>
          </table:table-cell>
          <table:table-cell table:style-name="ce47" table:formula="of:=IF([.JL$3]=&quot;&quot;;&quot;&quot;;(IF(OR([.JL11]=&quot;&quot;;[.JL11]=0);0;1)))">
            <text:p/>
          </table:table-cell>
          <table:table-cell table:style-name="ce47" table:formula="of:=IF([.JM$3]=&quot;&quot;;&quot;&quot;;(IF(OR([.JM11]=&quot;&quot;;[.JM11]=0);0;1)))">
            <text:p/>
          </table:table-cell>
          <table:table-cell table:style-name="ce47" table:formula="of:=IF([.JN$3]=&quot;&quot;;&quot;&quot;;(IF(OR([.JN11]=&quot;&quot;;[.JN11]=0);0;1)))">
            <text:p/>
          </table:table-cell>
          <table:table-cell table:style-name="ce47" table:formula="of:=IF([.JO$3]=&quot;&quot;;&quot;&quot;;(IF(OR([.JO11]=&quot;&quot;;[.JO11]=0);0;1)))">
            <text:p/>
          </table:table-cell>
          <table:table-cell table:style-name="ce47" table:formula="of:=IF([.JP$3]=&quot;&quot;;&quot;&quot;;(IF(OR([.JP11]=&quot;&quot;;[.JP11]=0);0;1)))">
            <text:p/>
          </table:table-cell>
          <table:table-cell table:style-name="ce47" table:formula="of:=IF([.JQ$3]=&quot;&quot;;&quot;&quot;;(IF(OR([.JQ11]=&quot;&quot;;[.JQ11]=0);0;1)))">
            <text:p/>
          </table:table-cell>
          <table:table-cell table:style-name="ce47" table:formula="of:=IF([.JR$3]=&quot;&quot;;&quot;&quot;;(IF(OR([.JR11]=&quot;&quot;;[.JR11]=0);0;1)))">
            <text:p/>
          </table:table-cell>
          <table:table-cell table:style-name="ce47" table:formula="of:=IF([.JS$3]=&quot;&quot;;&quot;&quot;;(IF(OR([.JS11]=&quot;&quot;;[.JS11]=0);0;1)))">
            <text:p/>
          </table:table-cell>
          <table:table-cell table:style-name="ce47" table:formula="of:=IF([.JT$3]=&quot;&quot;;&quot;&quot;;(IF(OR([.JT11]=&quot;&quot;;[.JT11]=0);0;1)))">
            <text:p/>
          </table:table-cell>
          <table:table-cell table:style-name="ce47" table:formula="of:=IF([.JU$3]=&quot;&quot;;&quot;&quot;;(IF(OR([.JU11]=&quot;&quot;;[.JU11]=0);0;1)))">
            <text:p/>
          </table:table-cell>
          <table:table-cell table:style-name="ce47" table:formula="of:=IF([.JV$3]=&quot;&quot;;&quot;&quot;;(IF(OR([.JV11]=&quot;&quot;;[.JV11]=0);0;1)))">
            <text:p/>
          </table:table-cell>
          <table:table-cell table:style-name="ce47" table:formula="of:=IF([.JW$3]=&quot;&quot;;&quot;&quot;;(IF(OR([.JW11]=&quot;&quot;;[.JW11]=0);0;1)))">
            <text:p/>
          </table:table-cell>
          <table:table-cell table:style-name="ce47" table:formula="of:=IF([.JX$3]=&quot;&quot;;&quot;&quot;;(IF(OR([.JX11]=&quot;&quot;;[.JX11]=0);0;1)))">
            <text:p/>
          </table:table-cell>
          <table:table-cell table:style-name="ce47" table:formula="of:=IF([.JY$3]=&quot;&quot;;&quot;&quot;;(IF(OR([.JY11]=&quot;&quot;;[.JY11]=0);0;1)))">
            <text:p/>
          </table:table-cell>
          <table:table-cell table:style-name="ce47" table:formula="of:=IF([.JZ$3]=&quot;&quot;;&quot;&quot;;(IF(OR([.JZ11]=&quot;&quot;;[.JZ11]=0);0;1)))">
            <text:p/>
          </table:table-cell>
          <table:table-cell table:style-name="ce47" table:formula="of:=IF([.KA$3]=&quot;&quot;;&quot;&quot;;(IF(OR([.KA11]=&quot;&quot;;[.KA11]=0);0;1)))">
            <text:p/>
          </table:table-cell>
          <table:table-cell table:style-name="ce47" table:formula="of:=IF([.KB$3]=&quot;&quot;;&quot;&quot;;(IF(OR([.KB11]=&quot;&quot;;[.KB11]=0);0;1)))">
            <text:p/>
          </table:table-cell>
          <table:table-cell table:style-name="ce47" table:formula="of:=IF([.KC$3]=&quot;&quot;;&quot;&quot;;(IF(OR([.KC11]=&quot;&quot;;[.KC11]=0);0;1)))">
            <text:p/>
          </table:table-cell>
          <table:table-cell table:style-name="ce47" table:formula="of:=IF([.KD$3]=&quot;&quot;;&quot;&quot;;(IF(OR([.KD11]=&quot;&quot;;[.KD11]=0);0;1)))">
            <text:p/>
          </table:table-cell>
          <table:table-cell table:style-name="ce47" table:formula="of:=IF([.KE$3]=&quot;&quot;;&quot;&quot;;(IF(OR([.KE11]=&quot;&quot;;[.KE11]=0);0;1)))">
            <text:p/>
          </table:table-cell>
          <table:table-cell table:style-name="ce47" table:formula="of:=IF([.KF$3]=&quot;&quot;;&quot;&quot;;(IF(OR([.KF11]=&quot;&quot;;[.KF11]=0);0;1)))">
            <text:p/>
          </table:table-cell>
          <table:table-cell table:style-name="ce47" table:formula="of:=IF([.KG$3]=&quot;&quot;;&quot;&quot;;(IF(OR([.KG11]=&quot;&quot;;[.KG11]=0);0;1)))">
            <text:p/>
          </table:table-cell>
          <table:table-cell table:style-name="ce47" table:formula="of:=IF([.KH$3]=&quot;&quot;;&quot;&quot;;(IF(OR([.KH11]=&quot;&quot;;[.KH11]=0);0;1)))">
            <text:p/>
          </table:table-cell>
          <table:table-cell table:style-name="ce47" table:formula="of:=IF([.KI$3]=&quot;&quot;;&quot;&quot;;(IF(OR([.KI11]=&quot;&quot;;[.KI11]=0);0;1)))">
            <text:p/>
          </table:table-cell>
          <table:table-cell table:style-name="ce47" table:formula="of:=IF([.KJ$3]=&quot;&quot;;&quot;&quot;;(IF(OR([.KJ11]=&quot;&quot;;[.KJ11]=0);0;1)))">
            <text:p/>
          </table:table-cell>
          <table:table-cell table:style-name="ce47" table:formula="of:=IF([.KK$3]=&quot;&quot;;&quot;&quot;;(IF(OR([.KK11]=&quot;&quot;;[.KK11]=0);0;1)))">
            <text:p/>
          </table:table-cell>
          <table:table-cell table:style-name="ce47" table:formula="of:=IF([.KL$3]=&quot;&quot;;&quot;&quot;;(IF(OR([.KL11]=&quot;&quot;;[.KL11]=0);0;1)))">
            <text:p/>
          </table:table-cell>
          <table:table-cell table:style-name="ce47" table:formula="of:=IF([.KM$3]=&quot;&quot;;&quot;&quot;;(IF(OR([.KM11]=&quot;&quot;;[.KM11]=0);0;1)))">
            <text:p/>
          </table:table-cell>
          <table:table-cell table:style-name="ce47" table:formula="of:=IF([.KN$3]=&quot;&quot;;&quot;&quot;;(IF(OR([.KN11]=&quot;&quot;;[.KN11]=0);0;1)))">
            <text:p/>
          </table:table-cell>
          <table:table-cell table:style-name="ce47" table:formula="of:=IF([.KO$3]=&quot;&quot;;&quot;&quot;;(IF(OR([.KO11]=&quot;&quot;;[.KO11]=0);0;1)))">
            <text:p/>
          </table:table-cell>
          <table:table-cell table:style-name="ce47" table:formula="of:=IF([.KP$3]=&quot;&quot;;&quot;&quot;;(IF(OR([.KP11]=&quot;&quot;;[.KP11]=0);0;1)))">
            <text:p/>
          </table:table-cell>
          <table:table-cell table:style-name="ce47" table:formula="of:=IF([.KQ$3]=&quot;&quot;;&quot;&quot;;(IF(OR([.KQ11]=&quot;&quot;;[.KQ11]=0);0;1)))">
            <text:p/>
          </table:table-cell>
          <table:table-cell table:style-name="ce47" table:formula="of:=IF([.KR$3]=&quot;&quot;;&quot;&quot;;(IF(OR([.KR11]=&quot;&quot;;[.KR11]=0);0;1)))">
            <text:p/>
          </table:table-cell>
          <table:table-cell table:style-name="ce47" table:formula="of:=IF([.KS$3]=&quot;&quot;;&quot;&quot;;(IF(OR([.KS11]=&quot;&quot;;[.KS11]=0);0;1)))">
            <text:p/>
          </table:table-cell>
          <table:table-cell table:style-name="ce47" table:formula="of:=IF([.KT$3]=&quot;&quot;;&quot;&quot;;(IF(OR([.KT11]=&quot;&quot;;[.KT11]=0);0;1)))">
            <text:p/>
          </table:table-cell>
          <table:table-cell table:style-name="ce47" table:formula="of:=IF([.KU$3]=&quot;&quot;;&quot;&quot;;(IF(OR([.KU11]=&quot;&quot;;[.KU11]=0);0;1)))">
            <text:p/>
          </table:table-cell>
          <table:table-cell table:style-name="ce47" table:formula="of:=IF([.KV$3]=&quot;&quot;;&quot;&quot;;(IF(OR([.KV11]=&quot;&quot;;[.KV11]=0);0;1)))">
            <text:p/>
          </table:table-cell>
          <table:table-cell table:style-name="ce47" table:formula="of:=IF([.KW$3]=&quot;&quot;;&quot;&quot;;(IF(OR([.KW11]=&quot;&quot;;[.KW11]=0);0;1)))">
            <text:p/>
          </table:table-cell>
          <table:table-cell table:style-name="ce47" table:formula="of:=IF([.KX$3]=&quot;&quot;;&quot;&quot;;(IF(OR([.KX11]=&quot;&quot;;[.KX11]=0);0;1)))">
            <text:p/>
          </table:table-cell>
          <table:table-cell table:style-name="ce47" table:formula="of:=IF([.KY$3]=&quot;&quot;;&quot;&quot;;(IF(OR([.KY11]=&quot;&quot;;[.KY11]=0);0;1)))">
            <text:p/>
          </table:table-cell>
          <table:table-cell table:style-name="ce47" table:formula="of:=IF([.KZ$3]=&quot;&quot;;&quot;&quot;;(IF(OR([.KZ11]=&quot;&quot;;[.KZ11]=0);0;1)))">
            <text:p/>
          </table:table-cell>
          <table:table-cell table:style-name="ce47" table:formula="of:=IF([.LA$3]=&quot;&quot;;&quot;&quot;;(IF(OR([.LA11]=&quot;&quot;;[.LA11]=0);0;1)))">
            <text:p/>
          </table:table-cell>
          <table:table-cell table:style-name="ce47" table:formula="of:=IF([.LB$3]=&quot;&quot;;&quot;&quot;;(IF(OR([.LB11]=&quot;&quot;;[.LB11]=0);0;1)))">
            <text:p/>
          </table:table-cell>
          <table:table-cell table:style-name="ce47" table:formula="of:=IF([.LC$3]=&quot;&quot;;&quot;&quot;;(IF(OR([.LC11]=&quot;&quot;;[.LC11]=0);0;1)))">
            <text:p/>
          </table:table-cell>
          <table:table-cell table:style-name="ce47" table:formula="of:=IF([.LD$3]=&quot;&quot;;&quot;&quot;;(IF(OR([.LD11]=&quot;&quot;;[.LD11]=0);0;1)))">
            <text:p/>
          </table:table-cell>
          <table:table-cell table:style-name="ce47" table:formula="of:=IF([.LE$3]=&quot;&quot;;&quot;&quot;;(IF(OR([.LE11]=&quot;&quot;;[.LE11]=0);0;1)))">
            <text:p/>
          </table:table-cell>
          <table:table-cell table:style-name="ce47" table:formula="of:=IF([.LF$3]=&quot;&quot;;&quot;&quot;;(IF(OR([.LF11]=&quot;&quot;;[.LF11]=0);0;1)))">
            <text:p/>
          </table:table-cell>
          <table:table-cell table:style-name="ce47" table:formula="of:=IF([.LG$3]=&quot;&quot;;&quot;&quot;;(IF(OR([.LG11]=&quot;&quot;;[.LG11]=0);0;1)))">
            <text:p/>
          </table:table-cell>
          <table:table-cell table:style-name="ce47" table:formula="of:=IF([.LH$3]=&quot;&quot;;&quot;&quot;;(IF(OR([.LH11]=&quot;&quot;;[.LH11]=0);0;1)))">
            <text:p/>
          </table:table-cell>
          <table:table-cell table:style-name="ce47" table:formula="of:=IF([.LI$3]=&quot;&quot;;&quot;&quot;;(IF(OR([.LI11]=&quot;&quot;;[.LI11]=0);0;1)))">
            <text:p/>
          </table:table-cell>
          <table:table-cell table:style-name="ce47" table:formula="of:=IF([.LJ$3]=&quot;&quot;;&quot;&quot;;(IF(OR([.LJ11]=&quot;&quot;;[.LJ11]=0);0;1)))">
            <text:p/>
          </table:table-cell>
          <table:table-cell table:style-name="ce47" table:formula="of:=IF([.LK$3]=&quot;&quot;;&quot;&quot;;(IF(OR([.LK11]=&quot;&quot;;[.LK11]=0);0;1)))">
            <text:p/>
          </table:table-cell>
          <table:table-cell table:style-name="ce47" table:formula="of:=IF([.LL$3]=&quot;&quot;;&quot;&quot;;(IF(OR([.LL11]=&quot;&quot;;[.LL11]=0);0;1)))">
            <text:p/>
          </table:table-cell>
          <table:table-cell table:style-name="ce47" table:formula="of:=IF([.LM$3]=&quot;&quot;;&quot;&quot;;(IF(OR([.LM11]=&quot;&quot;;[.LM11]=0);0;1)))">
            <text:p/>
          </table:table-cell>
          <table:table-cell table:style-name="ce47" table:formula="of:=IF([.LN$3]=&quot;&quot;;&quot;&quot;;(IF(OR([.LN11]=&quot;&quot;;[.LN11]=0);0;1)))">
            <text:p/>
          </table:table-cell>
          <table:table-cell table:style-name="ce47" table:formula="of:=IF([.LO$3]=&quot;&quot;;&quot;&quot;;(IF(OR([.LO11]=&quot;&quot;;[.LO11]=0);0;1)))">
            <text:p/>
          </table:table-cell>
          <table:table-cell table:style-name="ce47" table:formula="of:=IF([.LP$3]=&quot;&quot;;&quot;&quot;;(IF(OR([.LP11]=&quot;&quot;;[.LP11]=0);0;1)))">
            <text:p/>
          </table:table-cell>
          <table:table-cell table:style-name="ce47" table:formula="of:=IF([.LQ$3]=&quot;&quot;;&quot;&quot;;(IF(OR([.LQ11]=&quot;&quot;;[.LQ11]=0);0;1)))">
            <text:p/>
          </table:table-cell>
          <table:table-cell table:style-name="ce47" table:formula="of:=IF([.LR$3]=&quot;&quot;;&quot;&quot;;(IF(OR([.LR11]=&quot;&quot;;[.LR11]=0);0;1)))">
            <text:p/>
          </table:table-cell>
          <table:table-cell table:style-name="ce47" table:formula="of:=IF([.LS$3]=&quot;&quot;;&quot;&quot;;(IF(OR([.LS11]=&quot;&quot;;[.LS11]=0);0;1)))">
            <text:p/>
          </table:table-cell>
          <table:table-cell table:style-name="ce47" table:formula="of:=IF([.LT$3]=&quot;&quot;;&quot;&quot;;(IF(OR([.LT11]=&quot;&quot;;[.LT11]=0);0;1)))">
            <text:p/>
          </table:table-cell>
          <table:table-cell table:style-name="ce47" table:formula="of:=IF([.LU$3]=&quot;&quot;;&quot;&quot;;(IF(OR([.LU11]=&quot;&quot;;[.LU11]=0);0;1)))">
            <text:p/>
          </table:table-cell>
          <table:table-cell table:style-name="ce47" table:formula="of:=IF([.LV$3]=&quot;&quot;;&quot;&quot;;(IF(OR([.LV11]=&quot;&quot;;[.LV11]=0);0;1)))">
            <text:p/>
          </table:table-cell>
          <table:table-cell table:style-name="ce47" table:formula="of:=IF([.LW$3]=&quot;&quot;;&quot;&quot;;(IF(OR([.LW11]=&quot;&quot;;[.LW11]=0);0;1)))">
            <text:p/>
          </table:table-cell>
          <table:table-cell table:style-name="ce47" table:formula="of:=IF([.LX$3]=&quot;&quot;;&quot;&quot;;(IF(OR([.LX11]=&quot;&quot;;[.LX11]=0);0;1)))">
            <text:p/>
          </table:table-cell>
          <table:table-cell table:style-name="ce47" table:formula="of:=IF([.LY$3]=&quot;&quot;;&quot;&quot;;(IF(OR([.LY11]=&quot;&quot;;[.LY11]=0);0;1)))">
            <text:p/>
          </table:table-cell>
          <table:table-cell table:style-name="ce47" table:formula="of:=IF([.LZ$3]=&quot;&quot;;&quot;&quot;;(IF(OR([.LZ11]=&quot;&quot;;[.LZ11]=0);0;1)))">
            <text:p/>
          </table:table-cell>
          <table:table-cell table:style-name="ce47" table:formula="of:=IF([.MA$3]=&quot;&quot;;&quot;&quot;;(IF(OR([.MA11]=&quot;&quot;;[.MA11]=0);0;1)))">
            <text:p/>
          </table:table-cell>
          <table:table-cell table:style-name="ce47" table:formula="of:=IF([.MB$3]=&quot;&quot;;&quot;&quot;;(IF(OR([.MB11]=&quot;&quot;;[.MB11]=0);0;1)))">
            <text:p/>
          </table:table-cell>
          <table:table-cell table:style-name="ce47" table:formula="of:=IF([.MC$3]=&quot;&quot;;&quot;&quot;;(IF(OR([.MC11]=&quot;&quot;;[.MC11]=0);0;1)))">
            <text:p/>
          </table:table-cell>
          <table:table-cell table:style-name="ce47" table:formula="of:=IF([.MD$3]=&quot;&quot;;&quot;&quot;;(IF(OR([.MD11]=&quot;&quot;;[.MD11]=0);0;1)))">
            <text:p/>
          </table:table-cell>
          <table:table-cell table:style-name="ce47" table:formula="of:=IF([.ME$3]=&quot;&quot;;&quot;&quot;;(IF(OR([.ME11]=&quot;&quot;;[.ME11]=0);0;1)))">
            <text:p/>
          </table:table-cell>
          <table:table-cell table:style-name="ce47" table:formula="of:=IF([.MF$3]=&quot;&quot;;&quot;&quot;;(IF(OR([.MF11]=&quot;&quot;;[.MF11]=0);0;1)))">
            <text:p/>
          </table:table-cell>
          <table:table-cell table:style-name="ce47" table:formula="of:=IF([.MG$3]=&quot;&quot;;&quot;&quot;;(IF(OR([.MG11]=&quot;&quot;;[.MG11]=0);0;1)))">
            <text:p/>
          </table:table-cell>
          <table:table-cell table:style-name="ce47" table:formula="of:=IF([.MH$3]=&quot;&quot;;&quot;&quot;;(IF(OR([.MH11]=&quot;&quot;;[.MH11]=0);0;1)))">
            <text:p/>
          </table:table-cell>
          <table:table-cell table:style-name="ce47" table:formula="of:=IF([.MI$3]=&quot;&quot;;&quot;&quot;;(IF(OR([.MI11]=&quot;&quot;;[.MI11]=0);0;1)))">
            <text:p/>
          </table:table-cell>
          <table:table-cell table:style-name="ce47" table:formula="of:=IF([.MJ$3]=&quot;&quot;;&quot;&quot;;(IF(OR([.MJ11]=&quot;&quot;;[.MJ11]=0);0;1)))">
            <text:p/>
          </table:table-cell>
          <table:table-cell table:style-name="ce47" table:formula="of:=IF([.MK$3]=&quot;&quot;;&quot;&quot;;(IF(OR([.MK11]=&quot;&quot;;[.MK11]=0);0;1)))">
            <text:p/>
          </table:table-cell>
          <table:table-cell table:style-name="ce47" table:formula="of:=IF([.ML$3]=&quot;&quot;;&quot;&quot;;(IF(OR([.ML11]=&quot;&quot;;[.ML11]=0);0;1)))">
            <text:p/>
          </table:table-cell>
          <table:table-cell table:style-name="ce47" table:formula="of:=IF([.MM$3]=&quot;&quot;;&quot;&quot;;(IF(OR([.MM11]=&quot;&quot;;[.MM11]=0);0;1)))">
            <text:p/>
          </table:table-cell>
          <table:table-cell table:style-name="ce47" table:formula="of:=IF([.MN$3]=&quot;&quot;;&quot;&quot;;(IF(OR([.MN11]=&quot;&quot;;[.MN11]=0);0;1)))">
            <text:p/>
          </table:table-cell>
          <table:table-cell table:style-name="ce47" table:formula="of:=IF([.MO$3]=&quot;&quot;;&quot;&quot;;(IF(OR([.MO11]=&quot;&quot;;[.MO11]=0);0;1)))">
            <text:p/>
          </table:table-cell>
          <table:table-cell table:style-name="ce47" table:formula="of:=IF([.MP$3]=&quot;&quot;;&quot;&quot;;(IF(OR([.MP11]=&quot;&quot;;[.MP11]=0);0;1)))">
            <text:p/>
          </table:table-cell>
          <table:table-cell table:style-name="ce47" table:formula="of:=IF([.MQ$3]=&quot;&quot;;&quot;&quot;;(IF(OR([.MQ11]=&quot;&quot;;[.MQ11]=0);0;1)))">
            <text:p/>
          </table:table-cell>
          <table:table-cell table:style-name="ce47" table:formula="of:=IF([.MR$3]=&quot;&quot;;&quot;&quot;;(IF(OR([.MR11]=&quot;&quot;;[.MR11]=0);0;1)))">
            <text:p/>
          </table:table-cell>
          <table:table-cell table:style-name="ce47" table:formula="of:=IF([.MS$3]=&quot;&quot;;&quot;&quot;;(IF(OR([.MS11]=&quot;&quot;;[.MS11]=0);0;1)))">
            <text:p/>
          </table:table-cell>
          <table:table-cell table:style-name="ce47" table:formula="of:=IF([.MT$3]=&quot;&quot;;&quot;&quot;;(IF(OR([.MT11]=&quot;&quot;;[.MT11]=0);0;1)))">
            <text:p/>
          </table:table-cell>
          <table:table-cell table:style-name="ce47" table:formula="of:=IF([.MU$3]=&quot;&quot;;&quot;&quot;;(IF(OR([.MU11]=&quot;&quot;;[.MU11]=0);0;1)))">
            <text:p/>
          </table:table-cell>
          <table:table-cell table:style-name="ce47" table:formula="of:=IF([.MV$3]=&quot;&quot;;&quot;&quot;;(IF(OR([.MV11]=&quot;&quot;;[.MV11]=0);0;1)))">
            <text:p/>
          </table:table-cell>
          <table:table-cell table:style-name="ce47" table:formula="of:=IF([.MW$3]=&quot;&quot;;&quot;&quot;;(IF(OR([.MW11]=&quot;&quot;;[.MW11]=0);0;1)))">
            <text:p/>
          </table:table-cell>
          <table:table-cell table:style-name="ce47" table:formula="of:=IF([.MX$3]=&quot;&quot;;&quot;&quot;;(IF(OR([.MX11]=&quot;&quot;;[.MX11]=0);0;1)))">
            <text:p/>
          </table:table-cell>
          <table:table-cell table:style-name="ce47" table:formula="of:=IF([.MY$3]=&quot;&quot;;&quot;&quot;;(IF(OR([.MY11]=&quot;&quot;;[.MY11]=0);0;1)))">
            <text:p/>
          </table:table-cell>
          <table:table-cell table:style-name="ce47" table:formula="of:=IF([.MZ$3]=&quot;&quot;;&quot;&quot;;(IF(OR([.MZ11]=&quot;&quot;;[.MZ11]=0);0;1)))">
            <text:p/>
          </table:table-cell>
          <table:table-cell table:style-name="ce47" table:formula="of:=IF([.NA$3]=&quot;&quot;;&quot;&quot;;(IF(OR([.NA11]=&quot;&quot;;[.NA11]=0);0;1)))">
            <text:p/>
          </table:table-cell>
          <table:table-cell table:style-name="ce47" table:formula="of:=IF([.NB$3]=&quot;&quot;;&quot;&quot;;(IF(OR([.NB11]=&quot;&quot;;[.NB11]=0);0;1)))">
            <text:p/>
          </table:table-cell>
          <table:table-cell table:style-name="ce47" table:formula="of:=IF([.NC$3]=&quot;&quot;;&quot;&quot;;(IF(OR([.NC11]=&quot;&quot;;[.NC11]=0);0;1)))">
            <text:p/>
          </table:table-cell>
          <table:table-cell table:style-name="ce47" table:formula="of:=IF([.ND$3]=&quot;&quot;;&quot;&quot;;(IF(OR([.ND11]=&quot;&quot;;[.ND11]=0);0;1)))">
            <text:p/>
          </table:table-cell>
          <table:table-cell table:style-name="ce47" table:formula="of:=IF([.NE$3]=&quot;&quot;;&quot;&quot;;(IF(OR([.NE11]=&quot;&quot;;[.NE11]=0);0;1)))">
            <text:p/>
          </table:table-cell>
          <table:table-cell table:style-name="ce47" table:formula="of:=IF([.NF$3]=&quot;&quot;;&quot;&quot;;(IF(OR([.NF11]=&quot;&quot;;[.NF11]=0);0;1)))">
            <text:p/>
          </table:table-cell>
          <table:table-cell table:number-columns-repeated="287"/>
        </table:table-row>
        <table:table-row table:style-name="ro2">
          <table:table-cell table:style-name="ce9" table:formula="of:=MAX([.A12:.B12])" office:value-type="float" office:value="0" calcext:value-type="float">
            <text:p>0</text:p>
          </table:table-cell>
          <table:table-cell table:style-name="ce6" table:formula="of:=IFERROR((LEN([.NG12])-SEARCH(&quot;0[^0]*$&quot;;[.NG12]));LEN([.NG12]))" office:value-type="float" office:value="0" calcext:value-type="float">
            <text:p>0</text:p>
          </table:table-cell>
          <table:table-cell table:formula="of:=COUNTA([.E12:.NF12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12:.ABI12])">
            <text:p/>
          </table:table-cell>
          <table:table-cell table:style-name="ce34" table:formula="of:=IF([.E$3]=&quot;&quot;;&quot;&quot;;(IF(OR([.E12]=&quot;&quot;;[.E12]=0);0;1)))">
            <text:p/>
          </table:table-cell>
          <table:table-cell table:style-name="ce34" table:formula="of:=IF([.F$3]=&quot;&quot;;&quot;&quot;;(IF(OR([.F12]=&quot;&quot;;[.F12]=0);0;1)))">
            <text:p/>
          </table:table-cell>
          <table:table-cell table:style-name="ce34" table:formula="of:=IF([.G$3]=&quot;&quot;;&quot;&quot;;(IF(OR([.G12]=&quot;&quot;;[.G12]=0);0;1)))">
            <text:p/>
          </table:table-cell>
          <table:table-cell table:style-name="ce34" table:formula="of:=IF([.H$3]=&quot;&quot;;&quot;&quot;;(IF(OR([.H12]=&quot;&quot;;[.H12]=0);0;1)))">
            <text:p/>
          </table:table-cell>
          <table:table-cell table:style-name="ce35" table:formula="of:=IF([.I$3]=&quot;&quot;;&quot;&quot;;(IF(OR([.I12]=&quot;&quot;;[.I12]=0);0;1)))">
            <text:p/>
          </table:table-cell>
          <table:table-cell table:style-name="ce35" table:formula="of:=IF([.J$3]=&quot;&quot;;&quot;&quot;;(IF(OR([.J12]=&quot;&quot;;[.J12]=0);0;1)))">
            <text:p/>
          </table:table-cell>
          <table:table-cell table:style-name="ce35" table:formula="of:=IF([.K$3]=&quot;&quot;;&quot;&quot;;(IF(OR([.K12]=&quot;&quot;;[.K12]=0);0;1)))">
            <text:p/>
          </table:table-cell>
          <table:table-cell table:style-name="ce35" table:formula="of:=IF([.L$3]=&quot;&quot;;&quot;&quot;;(IF(OR([.L12]=&quot;&quot;;[.L12]=0);0;1)))">
            <text:p/>
          </table:table-cell>
          <table:table-cell table:style-name="ce35" table:formula="of:=IF([.M$3]=&quot;&quot;;&quot;&quot;;(IF(OR([.M12]=&quot;&quot;;[.M12]=0);0;1)))">
            <text:p/>
          </table:table-cell>
          <table:table-cell table:style-name="ce35" table:formula="of:=IF([.N$3]=&quot;&quot;;&quot;&quot;;(IF(OR([.N12]=&quot;&quot;;[.N12]=0);0;1)))">
            <text:p/>
          </table:table-cell>
          <table:table-cell table:style-name="ce35" table:formula="of:=IF([.O$3]=&quot;&quot;;&quot;&quot;;(IF(OR([.O12]=&quot;&quot;;[.O12]=0);0;1)))">
            <text:p/>
          </table:table-cell>
          <table:table-cell table:style-name="ce35" table:formula="of:=IF([.P$3]=&quot;&quot;;&quot;&quot;;(IF(OR([.P12]=&quot;&quot;;[.P12]=0);0;1)))">
            <text:p/>
          </table:table-cell>
          <table:table-cell table:style-name="ce35" table:formula="of:=IF([.Q$3]=&quot;&quot;;&quot;&quot;;(IF(OR([.Q12]=&quot;&quot;;[.Q12]=0);0;1)))">
            <text:p/>
          </table:table-cell>
          <table:table-cell table:style-name="ce35" table:formula="of:=IF([.R$3]=&quot;&quot;;&quot;&quot;;(IF(OR([.R12]=&quot;&quot;;[.R12]=0);0;1)))">
            <text:p/>
          </table:table-cell>
          <table:table-cell table:style-name="ce35" table:formula="of:=IF([.S$3]=&quot;&quot;;&quot;&quot;;(IF(OR([.S12]=&quot;&quot;;[.S12]=0);0;1)))">
            <text:p/>
          </table:table-cell>
          <table:table-cell table:style-name="ce35" table:formula="of:=IF([.T$3]=&quot;&quot;;&quot;&quot;;(IF(OR([.T12]=&quot;&quot;;[.T12]=0);0;1)))">
            <text:p/>
          </table:table-cell>
          <table:table-cell table:style-name="ce35" table:formula="of:=IF([.U$3]=&quot;&quot;;&quot;&quot;;(IF(OR([.U12]=&quot;&quot;;[.U12]=0);0;1)))">
            <text:p/>
          </table:table-cell>
          <table:table-cell table:style-name="ce35" table:formula="of:=IF([.V$3]=&quot;&quot;;&quot;&quot;;(IF(OR([.V12]=&quot;&quot;;[.V12]=0);0;1)))">
            <text:p/>
          </table:table-cell>
          <table:table-cell table:style-name="ce35" table:formula="of:=IF([.W$3]=&quot;&quot;;&quot;&quot;;(IF(OR([.W12]=&quot;&quot;;[.W12]=0);0;1)))">
            <text:p/>
          </table:table-cell>
          <table:table-cell table:style-name="ce35" table:formula="of:=IF([.X$3]=&quot;&quot;;&quot;&quot;;(IF(OR([.X12]=&quot;&quot;;[.X12]=0);0;1)))">
            <text:p/>
          </table:table-cell>
          <table:table-cell table:style-name="ce35" table:formula="of:=IF([.Y$3]=&quot;&quot;;&quot;&quot;;(IF(OR([.Y12]=&quot;&quot;;[.Y12]=0);0;1)))">
            <text:p/>
          </table:table-cell>
          <table:table-cell table:style-name="ce35" table:formula="of:=IF([.Z$3]=&quot;&quot;;&quot;&quot;;(IF(OR([.Z12]=&quot;&quot;;[.Z12]=0);0;1)))">
            <text:p/>
          </table:table-cell>
          <table:table-cell table:style-name="ce35" table:formula="of:=IF([.AA$3]=&quot;&quot;;&quot;&quot;;(IF(OR([.AA12]=&quot;&quot;;[.AA12]=0);0;1)))">
            <text:p/>
          </table:table-cell>
          <table:table-cell table:style-name="ce35" table:formula="of:=IF([.AB$3]=&quot;&quot;;&quot;&quot;;(IF(OR([.AB12]=&quot;&quot;;[.AB12]=0);0;1)))">
            <text:p/>
          </table:table-cell>
          <table:table-cell table:style-name="ce35" table:formula="of:=IF([.AC$3]=&quot;&quot;;&quot;&quot;;(IF(OR([.AC12]=&quot;&quot;;[.AC12]=0);0;1)))">
            <text:p/>
          </table:table-cell>
          <table:table-cell table:style-name="ce35" table:formula="of:=IF([.AD$3]=&quot;&quot;;&quot;&quot;;(IF(OR([.AD12]=&quot;&quot;;[.AD12]=0);0;1)))">
            <text:p/>
          </table:table-cell>
          <table:table-cell table:style-name="ce35" table:formula="of:=IF([.AE$3]=&quot;&quot;;&quot;&quot;;(IF(OR([.AE12]=&quot;&quot;;[.AE12]=0);0;1)))">
            <text:p/>
          </table:table-cell>
          <table:table-cell table:style-name="ce35" table:formula="of:=IF([.AF$3]=&quot;&quot;;&quot;&quot;;(IF(OR([.AF12]=&quot;&quot;;[.AF12]=0);0;1)))">
            <text:p/>
          </table:table-cell>
          <table:table-cell table:style-name="ce35" table:formula="of:=IF([.AG$3]=&quot;&quot;;&quot;&quot;;(IF(OR([.AG12]=&quot;&quot;;[.AG12]=0);0;1)))">
            <text:p/>
          </table:table-cell>
          <table:table-cell table:style-name="ce35" table:formula="of:=IF([.AH$3]=&quot;&quot;;&quot;&quot;;(IF(OR([.AH12]=&quot;&quot;;[.AH12]=0);0;1)))">
            <text:p/>
          </table:table-cell>
          <table:table-cell table:style-name="ce35" table:formula="of:=IF([.AI$3]=&quot;&quot;;&quot;&quot;;(IF(OR([.AI12]=&quot;&quot;;[.AI12]=0);0;1)))">
            <text:p/>
          </table:table-cell>
          <table:table-cell table:style-name="ce35" table:formula="of:=IF([.AJ$3]=&quot;&quot;;&quot;&quot;;(IF(OR([.AJ12]=&quot;&quot;;[.AJ12]=0);0;1)))">
            <text:p/>
          </table:table-cell>
          <table:table-cell table:style-name="ce35" table:formula="of:=IF([.AK$3]=&quot;&quot;;&quot;&quot;;(IF(OR([.AK12]=&quot;&quot;;[.AK12]=0);0;1)))">
            <text:p/>
          </table:table-cell>
          <table:table-cell table:style-name="ce35" table:formula="of:=IF([.AL$3]=&quot;&quot;;&quot;&quot;;(IF(OR([.AL12]=&quot;&quot;;[.AL12]=0);0;1)))">
            <text:p/>
          </table:table-cell>
          <table:table-cell table:style-name="ce35" table:formula="of:=IF([.AM$3]=&quot;&quot;;&quot;&quot;;(IF(OR([.AM12]=&quot;&quot;;[.AM12]=0);0;1)))">
            <text:p/>
          </table:table-cell>
          <table:table-cell table:style-name="ce35" table:formula="of:=IF([.AN$3]=&quot;&quot;;&quot;&quot;;(IF(OR([.AN12]=&quot;&quot;;[.AN12]=0);0;1)))">
            <text:p/>
          </table:table-cell>
          <table:table-cell table:style-name="ce35" table:formula="of:=IF([.AO$3]=&quot;&quot;;&quot;&quot;;(IF(OR([.AO12]=&quot;&quot;;[.AO12]=0);0;1)))">
            <text:p/>
          </table:table-cell>
          <table:table-cell table:style-name="ce35" table:formula="of:=IF([.AP$3]=&quot;&quot;;&quot;&quot;;(IF(OR([.AP12]=&quot;&quot;;[.AP12]=0);0;1)))">
            <text:p/>
          </table:table-cell>
          <table:table-cell table:style-name="ce35" table:formula="of:=IF([.AQ$3]=&quot;&quot;;&quot;&quot;;(IF(OR([.AQ12]=&quot;&quot;;[.AQ12]=0);0;1)))">
            <text:p/>
          </table:table-cell>
          <table:table-cell table:style-name="ce35" table:formula="of:=IF([.AR$3]=&quot;&quot;;&quot;&quot;;(IF(OR([.AR12]=&quot;&quot;;[.AR12]=0);0;1)))">
            <text:p/>
          </table:table-cell>
          <table:table-cell table:style-name="ce35" table:formula="of:=IF([.AS$3]=&quot;&quot;;&quot;&quot;;(IF(OR([.AS12]=&quot;&quot;;[.AS12]=0);0;1)))">
            <text:p/>
          </table:table-cell>
          <table:table-cell table:style-name="ce35" table:formula="of:=IF([.AT$3]=&quot;&quot;;&quot;&quot;;(IF(OR([.AT12]=&quot;&quot;;[.AT12]=0);0;1)))">
            <text:p/>
          </table:table-cell>
          <table:table-cell table:style-name="ce35" table:formula="of:=IF([.AU$3]=&quot;&quot;;&quot;&quot;;(IF(OR([.AU12]=&quot;&quot;;[.AU12]=0);0;1)))">
            <text:p/>
          </table:table-cell>
          <table:table-cell table:style-name="ce35" table:formula="of:=IF([.AV$3]=&quot;&quot;;&quot;&quot;;(IF(OR([.AV12]=&quot;&quot;;[.AV12]=0);0;1)))">
            <text:p/>
          </table:table-cell>
          <table:table-cell table:style-name="ce35" table:formula="of:=IF([.AW$3]=&quot;&quot;;&quot;&quot;;(IF(OR([.AW12]=&quot;&quot;;[.AW12]=0);0;1)))">
            <text:p/>
          </table:table-cell>
          <table:table-cell table:style-name="ce35" table:formula="of:=IF([.AX$3]=&quot;&quot;;&quot;&quot;;(IF(OR([.AX12]=&quot;&quot;;[.AX12]=0);0;1)))">
            <text:p/>
          </table:table-cell>
          <table:table-cell table:style-name="ce35" table:formula="of:=IF([.AY$3]=&quot;&quot;;&quot;&quot;;(IF(OR([.AY12]=&quot;&quot;;[.AY12]=0);0;1)))">
            <text:p/>
          </table:table-cell>
          <table:table-cell table:style-name="ce35" table:formula="of:=IF([.AZ$3]=&quot;&quot;;&quot;&quot;;(IF(OR([.AZ12]=&quot;&quot;;[.AZ12]=0);0;1)))">
            <text:p/>
          </table:table-cell>
          <table:table-cell table:style-name="ce35" table:formula="of:=IF([.BA$3]=&quot;&quot;;&quot;&quot;;(IF(OR([.BA12]=&quot;&quot;;[.BA12]=0);0;1)))">
            <text:p/>
          </table:table-cell>
          <table:table-cell table:style-name="ce35" table:formula="of:=IF([.BB$3]=&quot;&quot;;&quot;&quot;;(IF(OR([.BB12]=&quot;&quot;;[.BB12]=0);0;1)))">
            <text:p/>
          </table:table-cell>
          <table:table-cell table:style-name="ce35" table:formula="of:=IF([.BC$3]=&quot;&quot;;&quot;&quot;;(IF(OR([.BC12]=&quot;&quot;;[.BC12]=0);0;1)))">
            <text:p/>
          </table:table-cell>
          <table:table-cell table:style-name="ce35" table:formula="of:=IF([.BD$3]=&quot;&quot;;&quot;&quot;;(IF(OR([.BD12]=&quot;&quot;;[.BD12]=0);0;1)))">
            <text:p/>
          </table:table-cell>
          <table:table-cell table:style-name="ce35" table:formula="of:=IF([.BE$3]=&quot;&quot;;&quot;&quot;;(IF(OR([.BE12]=&quot;&quot;;[.BE12]=0);0;1)))">
            <text:p/>
          </table:table-cell>
          <table:table-cell table:style-name="ce35" table:formula="of:=IF([.BF$3]=&quot;&quot;;&quot;&quot;;(IF(OR([.BF12]=&quot;&quot;;[.BF12]=0);0;1)))">
            <text:p/>
          </table:table-cell>
          <table:table-cell table:style-name="ce35" table:formula="of:=IF([.BG$3]=&quot;&quot;;&quot;&quot;;(IF(OR([.BG12]=&quot;&quot;;[.BG12]=0);0;1)))">
            <text:p/>
          </table:table-cell>
          <table:table-cell table:style-name="ce35" table:formula="of:=IF([.BH$3]=&quot;&quot;;&quot;&quot;;(IF(OR([.BH12]=&quot;&quot;;[.BH12]=0);0;1)))">
            <text:p/>
          </table:table-cell>
          <table:table-cell table:style-name="ce35" table:formula="of:=IF([.BI$3]=&quot;&quot;;&quot;&quot;;(IF(OR([.BI12]=&quot;&quot;;[.BI12]=0);0;1)))">
            <text:p/>
          </table:table-cell>
          <table:table-cell table:style-name="ce35" table:formula="of:=IF([.BJ$3]=&quot;&quot;;&quot;&quot;;(IF(OR([.BJ12]=&quot;&quot;;[.BJ12]=0);0;1)))">
            <text:p/>
          </table:table-cell>
          <table:table-cell table:style-name="ce35" table:formula="of:=IF([.BK$3]=&quot;&quot;;&quot;&quot;;(IF(OR([.BK12]=&quot;&quot;;[.BK12]=0);0;1)))">
            <text:p/>
          </table:table-cell>
          <table:table-cell table:style-name="ce35" table:formula="of:=IF([.BL$3]=&quot;&quot;;&quot;&quot;;(IF(OR([.BL12]=&quot;&quot;;[.BL12]=0);0;1)))">
            <text:p/>
          </table:table-cell>
          <table:table-cell table:style-name="ce35" table:formula="of:=IF([.BM$3]=&quot;&quot;;&quot;&quot;;(IF(OR([.BM12]=&quot;&quot;;[.BM12]=0);0;1)))">
            <text:p/>
          </table:table-cell>
          <table:table-cell table:style-name="ce35" table:formula="of:=IF([.BN$3]=&quot;&quot;;&quot;&quot;;(IF(OR([.BN12]=&quot;&quot;;[.BN12]=0);0;1)))">
            <text:p/>
          </table:table-cell>
          <table:table-cell table:style-name="ce35" table:formula="of:=IF([.BO$3]=&quot;&quot;;&quot;&quot;;(IF(OR([.BO12]=&quot;&quot;;[.BO12]=0);0;1)))">
            <text:p/>
          </table:table-cell>
          <table:table-cell table:style-name="ce35" table:formula="of:=IF([.BP$3]=&quot;&quot;;&quot;&quot;;(IF(OR([.BP12]=&quot;&quot;;[.BP12]=0);0;1)))">
            <text:p/>
          </table:table-cell>
          <table:table-cell table:style-name="ce35" table:formula="of:=IF([.BQ$3]=&quot;&quot;;&quot;&quot;;(IF(OR([.BQ12]=&quot;&quot;;[.BQ12]=0);0;1)))">
            <text:p/>
          </table:table-cell>
          <table:table-cell table:style-name="ce35" table:formula="of:=IF([.BR$3]=&quot;&quot;;&quot;&quot;;(IF(OR([.BR12]=&quot;&quot;;[.BR12]=0);0;1)))">
            <text:p/>
          </table:table-cell>
          <table:table-cell table:style-name="ce35" table:formula="of:=IF([.BS$3]=&quot;&quot;;&quot;&quot;;(IF(OR([.BS12]=&quot;&quot;;[.BS12]=0);0;1)))">
            <text:p/>
          </table:table-cell>
          <table:table-cell table:style-name="ce35" table:formula="of:=IF([.BT$3]=&quot;&quot;;&quot;&quot;;(IF(OR([.BT12]=&quot;&quot;;[.BT12]=0);0;1)))">
            <text:p/>
          </table:table-cell>
          <table:table-cell table:style-name="ce35" table:formula="of:=IF([.BU$3]=&quot;&quot;;&quot;&quot;;(IF(OR([.BU12]=&quot;&quot;;[.BU12]=0);0;1)))">
            <text:p/>
          </table:table-cell>
          <table:table-cell table:style-name="ce35" table:formula="of:=IF([.BV$3]=&quot;&quot;;&quot;&quot;;(IF(OR([.BV12]=&quot;&quot;;[.BV12]=0);0;1)))">
            <text:p/>
          </table:table-cell>
          <table:table-cell table:style-name="ce35" table:formula="of:=IF([.BW$3]=&quot;&quot;;&quot;&quot;;(IF(OR([.BW12]=&quot;&quot;;[.BW12]=0);0;1)))">
            <text:p/>
          </table:table-cell>
          <table:table-cell table:style-name="ce35" table:formula="of:=IF([.BX$3]=&quot;&quot;;&quot;&quot;;(IF(OR([.BX12]=&quot;&quot;;[.BX12]=0);0;1)))">
            <text:p/>
          </table:table-cell>
          <table:table-cell table:style-name="ce35" table:formula="of:=IF([.BY$3]=&quot;&quot;;&quot;&quot;;(IF(OR([.BY12]=&quot;&quot;;[.BY12]=0);0;1)))">
            <text:p/>
          </table:table-cell>
          <table:table-cell table:style-name="ce35" table:formula="of:=IF([.BZ$3]=&quot;&quot;;&quot;&quot;;(IF(OR([.BZ12]=&quot;&quot;;[.BZ12]=0);0;1)))">
            <text:p/>
          </table:table-cell>
          <table:table-cell table:style-name="ce35" table:formula="of:=IF([.CA$3]=&quot;&quot;;&quot;&quot;;(IF(OR([.CA12]=&quot;&quot;;[.CA12]=0);0;1)))">
            <text:p/>
          </table:table-cell>
          <table:table-cell table:style-name="ce35" table:formula="of:=IF([.CB$3]=&quot;&quot;;&quot;&quot;;(IF(OR([.CB12]=&quot;&quot;;[.CB12]=0);0;1)))">
            <text:p/>
          </table:table-cell>
          <table:table-cell table:style-name="ce35" table:formula="of:=IF([.CC$3]=&quot;&quot;;&quot;&quot;;(IF(OR([.CC12]=&quot;&quot;;[.CC12]=0);0;1)))">
            <text:p/>
          </table:table-cell>
          <table:table-cell table:style-name="ce35" table:formula="of:=IF([.CD$3]=&quot;&quot;;&quot;&quot;;(IF(OR([.CD12]=&quot;&quot;;[.CD12]=0);0;1)))">
            <text:p/>
          </table:table-cell>
          <table:table-cell table:style-name="ce35" table:formula="of:=IF([.CE$3]=&quot;&quot;;&quot;&quot;;(IF(OR([.CE12]=&quot;&quot;;[.CE12]=0);0;1)))">
            <text:p/>
          </table:table-cell>
          <table:table-cell table:style-name="ce35" table:formula="of:=IF([.CF$3]=&quot;&quot;;&quot;&quot;;(IF(OR([.CF12]=&quot;&quot;;[.CF12]=0);0;1)))">
            <text:p/>
          </table:table-cell>
          <table:table-cell table:style-name="ce35" table:formula="of:=IF([.CG$3]=&quot;&quot;;&quot;&quot;;(IF(OR([.CG12]=&quot;&quot;;[.CG12]=0);0;1)))">
            <text:p/>
          </table:table-cell>
          <table:table-cell table:style-name="ce35" table:formula="of:=IF([.CH$3]=&quot;&quot;;&quot;&quot;;(IF(OR([.CH12]=&quot;&quot;;[.CH12]=0);0;1)))">
            <text:p/>
          </table:table-cell>
          <table:table-cell table:style-name="ce35" table:formula="of:=IF([.CI$3]=&quot;&quot;;&quot;&quot;;(IF(OR([.CI12]=&quot;&quot;;[.CI12]=0);0;1)))">
            <text:p/>
          </table:table-cell>
          <table:table-cell table:style-name="ce35" table:formula="of:=IF([.CJ$3]=&quot;&quot;;&quot;&quot;;(IF(OR([.CJ12]=&quot;&quot;;[.CJ12]=0);0;1)))">
            <text:p/>
          </table:table-cell>
          <table:table-cell table:style-name="ce35" table:formula="of:=IF([.CK$3]=&quot;&quot;;&quot;&quot;;(IF(OR([.CK12]=&quot;&quot;;[.CK12]=0);0;1)))">
            <text:p/>
          </table:table-cell>
          <table:table-cell table:style-name="ce35" table:formula="of:=IF([.CL$3]=&quot;&quot;;&quot;&quot;;(IF(OR([.CL12]=&quot;&quot;;[.CL12]=0);0;1)))">
            <text:p/>
          </table:table-cell>
          <table:table-cell table:style-name="ce35" table:formula="of:=IF([.CM$3]=&quot;&quot;;&quot;&quot;;(IF(OR([.CM12]=&quot;&quot;;[.CM12]=0);0;1)))">
            <text:p/>
          </table:table-cell>
          <table:table-cell table:style-name="ce35" table:formula="of:=IF([.CN$3]=&quot;&quot;;&quot;&quot;;(IF(OR([.CN12]=&quot;&quot;;[.CN12]=0);0;1)))">
            <text:p/>
          </table:table-cell>
          <table:table-cell table:style-name="ce35" table:formula="of:=IF([.CO$3]=&quot;&quot;;&quot;&quot;;(IF(OR([.CO12]=&quot;&quot;;[.CO12]=0);0;1)))">
            <text:p/>
          </table:table-cell>
          <table:table-cell table:style-name="ce35" table:formula="of:=IF([.CP$3]=&quot;&quot;;&quot;&quot;;(IF(OR([.CP12]=&quot;&quot;;[.CP12]=0);0;1)))">
            <text:p/>
          </table:table-cell>
          <table:table-cell table:style-name="ce35" table:formula="of:=IF([.CQ$3]=&quot;&quot;;&quot;&quot;;(IF(OR([.CQ12]=&quot;&quot;;[.CQ12]=0);0;1)))">
            <text:p/>
          </table:table-cell>
          <table:table-cell table:style-name="ce35" table:formula="of:=IF([.CR$3]=&quot;&quot;;&quot;&quot;;(IF(OR([.CR12]=&quot;&quot;;[.CR12]=0);0;1)))">
            <text:p/>
          </table:table-cell>
          <table:table-cell table:style-name="ce35" table:formula="of:=IF([.CS$3]=&quot;&quot;;&quot;&quot;;(IF(OR([.CS12]=&quot;&quot;;[.CS12]=0);0;1)))">
            <text:p/>
          </table:table-cell>
          <table:table-cell table:style-name="ce35" table:formula="of:=IF([.CT$3]=&quot;&quot;;&quot;&quot;;(IF(OR([.CT12]=&quot;&quot;;[.CT12]=0);0;1)))">
            <text:p/>
          </table:table-cell>
          <table:table-cell table:style-name="ce35" table:formula="of:=IF([.CU$3]=&quot;&quot;;&quot;&quot;;(IF(OR([.CU12]=&quot;&quot;;[.CU12]=0);0;1)))">
            <text:p/>
          </table:table-cell>
          <table:table-cell table:style-name="ce35" table:formula="of:=IF([.CV$3]=&quot;&quot;;&quot;&quot;;(IF(OR([.CV12]=&quot;&quot;;[.CV12]=0);0;1)))">
            <text:p/>
          </table:table-cell>
          <table:table-cell table:style-name="ce35" table:formula="of:=IF([.CW$3]=&quot;&quot;;&quot;&quot;;(IF(OR([.CW12]=&quot;&quot;;[.CW12]=0);0;1)))">
            <text:p/>
          </table:table-cell>
          <table:table-cell table:style-name="ce35" table:formula="of:=IF([.CX$3]=&quot;&quot;;&quot;&quot;;(IF(OR([.CX12]=&quot;&quot;;[.CX12]=0);0;1)))">
            <text:p/>
          </table:table-cell>
          <table:table-cell table:style-name="ce35" table:formula="of:=IF([.CY$3]=&quot;&quot;;&quot;&quot;;(IF(OR([.CY12]=&quot;&quot;;[.CY12]=0);0;1)))">
            <text:p/>
          </table:table-cell>
          <table:table-cell table:style-name="ce35" table:formula="of:=IF([.CZ$3]=&quot;&quot;;&quot;&quot;;(IF(OR([.CZ12]=&quot;&quot;;[.CZ12]=0);0;1)))">
            <text:p/>
          </table:table-cell>
          <table:table-cell table:style-name="ce35" table:formula="of:=IF([.DA$3]=&quot;&quot;;&quot;&quot;;(IF(OR([.DA12]=&quot;&quot;;[.DA12]=0);0;1)))">
            <text:p/>
          </table:table-cell>
          <table:table-cell table:style-name="ce35" table:formula="of:=IF([.DB$3]=&quot;&quot;;&quot;&quot;;(IF(OR([.DB12]=&quot;&quot;;[.DB12]=0);0;1)))">
            <text:p/>
          </table:table-cell>
          <table:table-cell table:style-name="ce35" table:formula="of:=IF([.DC$3]=&quot;&quot;;&quot;&quot;;(IF(OR([.DC12]=&quot;&quot;;[.DC12]=0);0;1)))">
            <text:p/>
          </table:table-cell>
          <table:table-cell table:style-name="ce35" table:formula="of:=IF([.DD$3]=&quot;&quot;;&quot;&quot;;(IF(OR([.DD12]=&quot;&quot;;[.DD12]=0);0;1)))">
            <text:p/>
          </table:table-cell>
          <table:table-cell table:style-name="ce35" table:formula="of:=IF([.DE$3]=&quot;&quot;;&quot;&quot;;(IF(OR([.DE12]=&quot;&quot;;[.DE12]=0);0;1)))">
            <text:p/>
          </table:table-cell>
          <table:table-cell table:style-name="ce35" table:formula="of:=IF([.DF$3]=&quot;&quot;;&quot;&quot;;(IF(OR([.DF12]=&quot;&quot;;[.DF12]=0);0;1)))">
            <text:p/>
          </table:table-cell>
          <table:table-cell table:style-name="ce35" table:formula="of:=IF([.DG$3]=&quot;&quot;;&quot;&quot;;(IF(OR([.DG12]=&quot;&quot;;[.DG12]=0);0;1)))">
            <text:p/>
          </table:table-cell>
          <table:table-cell table:style-name="ce35" table:formula="of:=IF([.DH$3]=&quot;&quot;;&quot;&quot;;(IF(OR([.DH12]=&quot;&quot;;[.DH12]=0);0;1)))">
            <text:p/>
          </table:table-cell>
          <table:table-cell table:style-name="ce35" table:formula="of:=IF([.DI$3]=&quot;&quot;;&quot;&quot;;(IF(OR([.DI12]=&quot;&quot;;[.DI12]=0);0;1)))">
            <text:p/>
          </table:table-cell>
          <table:table-cell table:style-name="ce35" table:formula="of:=IF([.DJ$3]=&quot;&quot;;&quot;&quot;;(IF(OR([.DJ12]=&quot;&quot;;[.DJ12]=0);0;1)))">
            <text:p/>
          </table:table-cell>
          <table:table-cell table:style-name="ce35" table:formula="of:=IF([.DK$3]=&quot;&quot;;&quot;&quot;;(IF(OR([.DK12]=&quot;&quot;;[.DK12]=0);0;1)))">
            <text:p/>
          </table:table-cell>
          <table:table-cell table:style-name="ce35" table:formula="of:=IF([.DL$3]=&quot;&quot;;&quot;&quot;;(IF(OR([.DL12]=&quot;&quot;;[.DL12]=0);0;1)))">
            <text:p/>
          </table:table-cell>
          <table:table-cell table:style-name="ce35" table:formula="of:=IF([.DM$3]=&quot;&quot;;&quot;&quot;;(IF(OR([.DM12]=&quot;&quot;;[.DM12]=0);0;1)))">
            <text:p/>
          </table:table-cell>
          <table:table-cell table:style-name="ce35" table:formula="of:=IF([.DN$3]=&quot;&quot;;&quot;&quot;;(IF(OR([.DN12]=&quot;&quot;;[.DN12]=0);0;1)))">
            <text:p/>
          </table:table-cell>
          <table:table-cell table:style-name="ce35" table:formula="of:=IF([.DO$3]=&quot;&quot;;&quot;&quot;;(IF(OR([.DO12]=&quot;&quot;;[.DO12]=0);0;1)))">
            <text:p/>
          </table:table-cell>
          <table:table-cell table:style-name="ce35" table:formula="of:=IF([.DP$3]=&quot;&quot;;&quot;&quot;;(IF(OR([.DP12]=&quot;&quot;;[.DP12]=0);0;1)))">
            <text:p/>
          </table:table-cell>
          <table:table-cell table:style-name="ce35" table:formula="of:=IF([.DQ$3]=&quot;&quot;;&quot;&quot;;(IF(OR([.DQ12]=&quot;&quot;;[.DQ12]=0);0;1)))">
            <text:p/>
          </table:table-cell>
          <table:table-cell table:style-name="ce35" table:formula="of:=IF([.DR$3]=&quot;&quot;;&quot;&quot;;(IF(OR([.DR12]=&quot;&quot;;[.DR12]=0);0;1)))">
            <text:p/>
          </table:table-cell>
          <table:table-cell table:style-name="ce35" table:formula="of:=IF([.DS$3]=&quot;&quot;;&quot;&quot;;(IF(OR([.DS12]=&quot;&quot;;[.DS12]=0);0;1)))">
            <text:p/>
          </table:table-cell>
          <table:table-cell table:style-name="ce35" table:formula="of:=IF([.DT$3]=&quot;&quot;;&quot;&quot;;(IF(OR([.DT12]=&quot;&quot;;[.DT12]=0);0;1)))">
            <text:p/>
          </table:table-cell>
          <table:table-cell table:style-name="ce35" table:formula="of:=IF([.DU$3]=&quot;&quot;;&quot;&quot;;(IF(OR([.DU12]=&quot;&quot;;[.DU12]=0);0;1)))">
            <text:p/>
          </table:table-cell>
          <table:table-cell table:style-name="ce35" table:formula="of:=IF([.DV$3]=&quot;&quot;;&quot;&quot;;(IF(OR([.DV12]=&quot;&quot;;[.DV12]=0);0;1)))">
            <text:p/>
          </table:table-cell>
          <table:table-cell table:style-name="ce35" table:formula="of:=IF([.DW$3]=&quot;&quot;;&quot;&quot;;(IF(OR([.DW12]=&quot;&quot;;[.DW12]=0);0;1)))">
            <text:p/>
          </table:table-cell>
          <table:table-cell table:style-name="ce35" table:formula="of:=IF([.DX$3]=&quot;&quot;;&quot;&quot;;(IF(OR([.DX12]=&quot;&quot;;[.DX12]=0);0;1)))">
            <text:p/>
          </table:table-cell>
          <table:table-cell table:style-name="ce35" table:formula="of:=IF([.DY$3]=&quot;&quot;;&quot;&quot;;(IF(OR([.DY12]=&quot;&quot;;[.DY12]=0);0;1)))">
            <text:p/>
          </table:table-cell>
          <table:table-cell table:style-name="ce35" table:formula="of:=IF([.DZ$3]=&quot;&quot;;&quot;&quot;;(IF(OR([.DZ12]=&quot;&quot;;[.DZ12]=0);0;1)))">
            <text:p/>
          </table:table-cell>
          <table:table-cell table:style-name="ce35" table:formula="of:=IF([.EA$3]=&quot;&quot;;&quot;&quot;;(IF(OR([.EA12]=&quot;&quot;;[.EA12]=0);0;1)))">
            <text:p/>
          </table:table-cell>
          <table:table-cell table:style-name="ce35" table:formula="of:=IF([.EB$3]=&quot;&quot;;&quot;&quot;;(IF(OR([.EB12]=&quot;&quot;;[.EB12]=0);0;1)))">
            <text:p/>
          </table:table-cell>
          <table:table-cell table:style-name="ce35" table:formula="of:=IF([.EC$3]=&quot;&quot;;&quot;&quot;;(IF(OR([.EC12]=&quot;&quot;;[.EC12]=0);0;1)))">
            <text:p/>
          </table:table-cell>
          <table:table-cell table:style-name="ce35" table:formula="of:=IF([.ED$3]=&quot;&quot;;&quot;&quot;;(IF(OR([.ED12]=&quot;&quot;;[.ED12]=0);0;1)))">
            <text:p/>
          </table:table-cell>
          <table:table-cell table:style-name="ce35" table:formula="of:=IF([.EE$3]=&quot;&quot;;&quot;&quot;;(IF(OR([.EE12]=&quot;&quot;;[.EE12]=0);0;1)))">
            <text:p/>
          </table:table-cell>
          <table:table-cell table:style-name="ce35" table:formula="of:=IF([.EF$3]=&quot;&quot;;&quot;&quot;;(IF(OR([.EF12]=&quot;&quot;;[.EF12]=0);0;1)))">
            <text:p/>
          </table:table-cell>
          <table:table-cell table:style-name="ce35" table:formula="of:=IF([.EG$3]=&quot;&quot;;&quot;&quot;;(IF(OR([.EG12]=&quot;&quot;;[.EG12]=0);0;1)))">
            <text:p/>
          </table:table-cell>
          <table:table-cell table:style-name="ce35" table:formula="of:=IF([.EH$3]=&quot;&quot;;&quot;&quot;;(IF(OR([.EH12]=&quot;&quot;;[.EH12]=0);0;1)))">
            <text:p/>
          </table:table-cell>
          <table:table-cell table:style-name="ce35" table:formula="of:=IF([.EI$3]=&quot;&quot;;&quot;&quot;;(IF(OR([.EI12]=&quot;&quot;;[.EI12]=0);0;1)))">
            <text:p/>
          </table:table-cell>
          <table:table-cell table:style-name="ce35" table:formula="of:=IF([.EJ$3]=&quot;&quot;;&quot;&quot;;(IF(OR([.EJ12]=&quot;&quot;;[.EJ12]=0);0;1)))">
            <text:p/>
          </table:table-cell>
          <table:table-cell table:style-name="ce35" table:formula="of:=IF([.EK$3]=&quot;&quot;;&quot;&quot;;(IF(OR([.EK12]=&quot;&quot;;[.EK12]=0);0;1)))">
            <text:p/>
          </table:table-cell>
          <table:table-cell table:style-name="ce35" table:formula="of:=IF([.EL$3]=&quot;&quot;;&quot;&quot;;(IF(OR([.EL12]=&quot;&quot;;[.EL12]=0);0;1)))">
            <text:p/>
          </table:table-cell>
          <table:table-cell table:style-name="ce35" table:formula="of:=IF([.EM$3]=&quot;&quot;;&quot;&quot;;(IF(OR([.EM12]=&quot;&quot;;[.EM12]=0);0;1)))">
            <text:p/>
          </table:table-cell>
          <table:table-cell table:style-name="ce35" table:formula="of:=IF([.EN$3]=&quot;&quot;;&quot;&quot;;(IF(OR([.EN12]=&quot;&quot;;[.EN12]=0);0;1)))">
            <text:p/>
          </table:table-cell>
          <table:table-cell table:style-name="ce35" table:formula="of:=IF([.EO$3]=&quot;&quot;;&quot;&quot;;(IF(OR([.EO12]=&quot;&quot;;[.EO12]=0);0;1)))">
            <text:p/>
          </table:table-cell>
          <table:table-cell table:style-name="ce35" table:formula="of:=IF([.EP$3]=&quot;&quot;;&quot;&quot;;(IF(OR([.EP12]=&quot;&quot;;[.EP12]=0);0;1)))">
            <text:p/>
          </table:table-cell>
          <table:table-cell table:style-name="ce35" table:formula="of:=IF([.EQ$3]=&quot;&quot;;&quot;&quot;;(IF(OR([.EQ12]=&quot;&quot;;[.EQ12]=0);0;1)))">
            <text:p/>
          </table:table-cell>
          <table:table-cell table:style-name="ce35" table:formula="of:=IF([.ER$3]=&quot;&quot;;&quot;&quot;;(IF(OR([.ER12]=&quot;&quot;;[.ER12]=0);0;1)))">
            <text:p/>
          </table:table-cell>
          <table:table-cell table:style-name="ce35" table:formula="of:=IF([.ES$3]=&quot;&quot;;&quot;&quot;;(IF(OR([.ES12]=&quot;&quot;;[.ES12]=0);0;1)))">
            <text:p/>
          </table:table-cell>
          <table:table-cell table:style-name="ce35" table:formula="of:=IF([.ET$3]=&quot;&quot;;&quot;&quot;;(IF(OR([.ET12]=&quot;&quot;;[.ET12]=0);0;1)))">
            <text:p/>
          </table:table-cell>
          <table:table-cell table:style-name="ce35" table:formula="of:=IF([.EU$3]=&quot;&quot;;&quot;&quot;;(IF(OR([.EU12]=&quot;&quot;;[.EU12]=0);0;1)))">
            <text:p/>
          </table:table-cell>
          <table:table-cell table:style-name="ce35" table:formula="of:=IF([.EV$3]=&quot;&quot;;&quot;&quot;;(IF(OR([.EV12]=&quot;&quot;;[.EV12]=0);0;1)))">
            <text:p/>
          </table:table-cell>
          <table:table-cell table:style-name="ce35" table:formula="of:=IF([.EW$3]=&quot;&quot;;&quot;&quot;;(IF(OR([.EW12]=&quot;&quot;;[.EW12]=0);0;1)))">
            <text:p/>
          </table:table-cell>
          <table:table-cell table:style-name="ce35" table:formula="of:=IF([.EX$3]=&quot;&quot;;&quot;&quot;;(IF(OR([.EX12]=&quot;&quot;;[.EX12]=0);0;1)))">
            <text:p/>
          </table:table-cell>
          <table:table-cell table:style-name="ce35" table:formula="of:=IF([.EY$3]=&quot;&quot;;&quot;&quot;;(IF(OR([.EY12]=&quot;&quot;;[.EY12]=0);0;1)))">
            <text:p/>
          </table:table-cell>
          <table:table-cell table:style-name="ce35" table:formula="of:=IF([.EZ$3]=&quot;&quot;;&quot;&quot;;(IF(OR([.EZ12]=&quot;&quot;;[.EZ12]=0);0;1)))">
            <text:p/>
          </table:table-cell>
          <table:table-cell table:style-name="ce35" table:formula="of:=IF([.FA$3]=&quot;&quot;;&quot;&quot;;(IF(OR([.FA12]=&quot;&quot;;[.FA12]=0);0;1)))">
            <text:p/>
          </table:table-cell>
          <table:table-cell table:style-name="ce35" table:formula="of:=IF([.FB$3]=&quot;&quot;;&quot;&quot;;(IF(OR([.FB12]=&quot;&quot;;[.FB12]=0);0;1)))">
            <text:p/>
          </table:table-cell>
          <table:table-cell table:style-name="ce35" table:formula="of:=IF([.FC$3]=&quot;&quot;;&quot;&quot;;(IF(OR([.FC12]=&quot;&quot;;[.FC12]=0);0;1)))">
            <text:p/>
          </table:table-cell>
          <table:table-cell table:style-name="ce35" table:formula="of:=IF([.FD$3]=&quot;&quot;;&quot;&quot;;(IF(OR([.FD12]=&quot;&quot;;[.FD12]=0);0;1)))">
            <text:p/>
          </table:table-cell>
          <table:table-cell table:style-name="ce35" table:formula="of:=IF([.FE$3]=&quot;&quot;;&quot;&quot;;(IF(OR([.FE12]=&quot;&quot;;[.FE12]=0);0;1)))">
            <text:p/>
          </table:table-cell>
          <table:table-cell table:style-name="ce35" table:formula="of:=IF([.FF$3]=&quot;&quot;;&quot;&quot;;(IF(OR([.FF12]=&quot;&quot;;[.FF12]=0);0;1)))">
            <text:p/>
          </table:table-cell>
          <table:table-cell table:style-name="ce35" table:formula="of:=IF([.FG$3]=&quot;&quot;;&quot;&quot;;(IF(OR([.FG12]=&quot;&quot;;[.FG12]=0);0;1)))">
            <text:p/>
          </table:table-cell>
          <table:table-cell table:style-name="ce35" table:formula="of:=IF([.FH$3]=&quot;&quot;;&quot;&quot;;(IF(OR([.FH12]=&quot;&quot;;[.FH12]=0);0;1)))">
            <text:p/>
          </table:table-cell>
          <table:table-cell table:style-name="ce35" table:formula="of:=IF([.FI$3]=&quot;&quot;;&quot;&quot;;(IF(OR([.FI12]=&quot;&quot;;[.FI12]=0);0;1)))">
            <text:p/>
          </table:table-cell>
          <table:table-cell table:style-name="ce35" table:formula="of:=IF([.FJ$3]=&quot;&quot;;&quot;&quot;;(IF(OR([.FJ12]=&quot;&quot;;[.FJ12]=0);0;1)))">
            <text:p/>
          </table:table-cell>
          <table:table-cell table:style-name="ce35" table:formula="of:=IF([.FK$3]=&quot;&quot;;&quot;&quot;;(IF(OR([.FK12]=&quot;&quot;;[.FK12]=0);0;1)))">
            <text:p/>
          </table:table-cell>
          <table:table-cell table:style-name="ce35" table:formula="of:=IF([.FL$3]=&quot;&quot;;&quot;&quot;;(IF(OR([.FL12]=&quot;&quot;;[.FL12]=0);0;1)))">
            <text:p/>
          </table:table-cell>
          <table:table-cell table:style-name="ce35" table:formula="of:=IF([.FM$3]=&quot;&quot;;&quot;&quot;;(IF(OR([.FM12]=&quot;&quot;;[.FM12]=0);0;1)))">
            <text:p/>
          </table:table-cell>
          <table:table-cell table:style-name="ce35" table:formula="of:=IF([.FN$3]=&quot;&quot;;&quot;&quot;;(IF(OR([.FN12]=&quot;&quot;;[.FN12]=0);0;1)))">
            <text:p/>
          </table:table-cell>
          <table:table-cell table:style-name="ce35" table:formula="of:=IF([.FO$3]=&quot;&quot;;&quot;&quot;;(IF(OR([.FO12]=&quot;&quot;;[.FO12]=0);0;1)))">
            <text:p/>
          </table:table-cell>
          <table:table-cell table:style-name="ce35" table:formula="of:=IF([.FP$3]=&quot;&quot;;&quot;&quot;;(IF(OR([.FP12]=&quot;&quot;;[.FP12]=0);0;1)))">
            <text:p/>
          </table:table-cell>
          <table:table-cell table:style-name="ce35" table:formula="of:=IF([.FQ$3]=&quot;&quot;;&quot;&quot;;(IF(OR([.FQ12]=&quot;&quot;;[.FQ12]=0);0;1)))">
            <text:p/>
          </table:table-cell>
          <table:table-cell table:style-name="ce35" table:formula="of:=IF([.FR$3]=&quot;&quot;;&quot;&quot;;(IF(OR([.FR12]=&quot;&quot;;[.FR12]=0);0;1)))">
            <text:p/>
          </table:table-cell>
          <table:table-cell table:style-name="ce35" table:formula="of:=IF([.FS$3]=&quot;&quot;;&quot;&quot;;(IF(OR([.FS12]=&quot;&quot;;[.FS12]=0);0;1)))">
            <text:p/>
          </table:table-cell>
          <table:table-cell table:style-name="ce35" table:formula="of:=IF([.FT$3]=&quot;&quot;;&quot;&quot;;(IF(OR([.FT12]=&quot;&quot;;[.FT12]=0);0;1)))">
            <text:p/>
          </table:table-cell>
          <table:table-cell table:style-name="ce35" table:formula="of:=IF([.FU$3]=&quot;&quot;;&quot;&quot;;(IF(OR([.FU12]=&quot;&quot;;[.FU12]=0);0;1)))">
            <text:p/>
          </table:table-cell>
          <table:table-cell table:style-name="ce35" table:formula="of:=IF([.FV$3]=&quot;&quot;;&quot;&quot;;(IF(OR([.FV12]=&quot;&quot;;[.FV12]=0);0;1)))">
            <text:p/>
          </table:table-cell>
          <table:table-cell table:style-name="ce35" table:formula="of:=IF([.FW$3]=&quot;&quot;;&quot;&quot;;(IF(OR([.FW12]=&quot;&quot;;[.FW12]=0);0;1)))">
            <text:p/>
          </table:table-cell>
          <table:table-cell table:style-name="ce35" table:formula="of:=IF([.FX$3]=&quot;&quot;;&quot;&quot;;(IF(OR([.FX12]=&quot;&quot;;[.FX12]=0);0;1)))">
            <text:p/>
          </table:table-cell>
          <table:table-cell table:style-name="ce35" table:formula="of:=IF([.FY$3]=&quot;&quot;;&quot;&quot;;(IF(OR([.FY12]=&quot;&quot;;[.FY12]=0);0;1)))">
            <text:p/>
          </table:table-cell>
          <table:table-cell table:style-name="ce35" table:formula="of:=IF([.FZ$3]=&quot;&quot;;&quot;&quot;;(IF(OR([.FZ12]=&quot;&quot;;[.FZ12]=0);0;1)))">
            <text:p/>
          </table:table-cell>
          <table:table-cell table:style-name="ce35" table:formula="of:=IF([.GA$3]=&quot;&quot;;&quot;&quot;;(IF(OR([.GA12]=&quot;&quot;;[.GA12]=0);0;1)))">
            <text:p/>
          </table:table-cell>
          <table:table-cell table:style-name="ce35" table:formula="of:=IF([.GB$3]=&quot;&quot;;&quot;&quot;;(IF(OR([.GB12]=&quot;&quot;;[.GB12]=0);0;1)))">
            <text:p/>
          </table:table-cell>
          <table:table-cell table:style-name="ce35" table:formula="of:=IF([.GC$3]=&quot;&quot;;&quot;&quot;;(IF(OR([.GC12]=&quot;&quot;;[.GC12]=0);0;1)))">
            <text:p/>
          </table:table-cell>
          <table:table-cell table:style-name="ce35" table:formula="of:=IF([.GD$3]=&quot;&quot;;&quot;&quot;;(IF(OR([.GD12]=&quot;&quot;;[.GD12]=0);0;1)))">
            <text:p/>
          </table:table-cell>
          <table:table-cell table:style-name="ce35" table:formula="of:=IF([.GE$3]=&quot;&quot;;&quot;&quot;;(IF(OR([.GE12]=&quot;&quot;;[.GE12]=0);0;1)))">
            <text:p/>
          </table:table-cell>
          <table:table-cell table:style-name="ce35" table:formula="of:=IF([.GF$3]=&quot;&quot;;&quot;&quot;;(IF(OR([.GF12]=&quot;&quot;;[.GF12]=0);0;1)))">
            <text:p/>
          </table:table-cell>
          <table:table-cell table:style-name="ce35" table:formula="of:=IF([.GG$3]=&quot;&quot;;&quot;&quot;;(IF(OR([.GG12]=&quot;&quot;;[.GG12]=0);0;1)))">
            <text:p/>
          </table:table-cell>
          <table:table-cell table:style-name="ce35" table:formula="of:=IF([.GH$3]=&quot;&quot;;&quot;&quot;;(IF(OR([.GH12]=&quot;&quot;;[.GH12]=0);0;1)))">
            <text:p/>
          </table:table-cell>
          <table:table-cell table:style-name="ce35" table:formula="of:=IF([.GI$3]=&quot;&quot;;&quot;&quot;;(IF(OR([.GI12]=&quot;&quot;;[.GI12]=0);0;1)))">
            <text:p/>
          </table:table-cell>
          <table:table-cell table:style-name="ce35" table:formula="of:=IF([.GJ$3]=&quot;&quot;;&quot;&quot;;(IF(OR([.GJ12]=&quot;&quot;;[.GJ12]=0);0;1)))">
            <text:p/>
          </table:table-cell>
          <table:table-cell table:style-name="ce35" table:formula="of:=IF([.GK$3]=&quot;&quot;;&quot;&quot;;(IF(OR([.GK12]=&quot;&quot;;[.GK12]=0);0;1)))">
            <text:p/>
          </table:table-cell>
          <table:table-cell table:style-name="ce35" table:formula="of:=IF([.GL$3]=&quot;&quot;;&quot;&quot;;(IF(OR([.GL12]=&quot;&quot;;[.GL12]=0);0;1)))">
            <text:p/>
          </table:table-cell>
          <table:table-cell table:style-name="ce35" table:formula="of:=IF([.GM$3]=&quot;&quot;;&quot;&quot;;(IF(OR([.GM12]=&quot;&quot;;[.GM12]=0);0;1)))">
            <text:p/>
          </table:table-cell>
          <table:table-cell table:style-name="ce35" table:formula="of:=IF([.GN$3]=&quot;&quot;;&quot;&quot;;(IF(OR([.GN12]=&quot;&quot;;[.GN12]=0);0;1)))">
            <text:p/>
          </table:table-cell>
          <table:table-cell table:style-name="ce35" table:formula="of:=IF([.GO$3]=&quot;&quot;;&quot;&quot;;(IF(OR([.GO12]=&quot;&quot;;[.GO12]=0);0;1)))">
            <text:p/>
          </table:table-cell>
          <table:table-cell table:style-name="ce35" table:formula="of:=IF([.GP$3]=&quot;&quot;;&quot;&quot;;(IF(OR([.GP12]=&quot;&quot;;[.GP12]=0);0;1)))">
            <text:p/>
          </table:table-cell>
          <table:table-cell table:style-name="ce35" table:formula="of:=IF([.GQ$3]=&quot;&quot;;&quot;&quot;;(IF(OR([.GQ12]=&quot;&quot;;[.GQ12]=0);0;1)))">
            <text:p/>
          </table:table-cell>
          <table:table-cell table:style-name="ce35" table:formula="of:=IF([.GR$3]=&quot;&quot;;&quot;&quot;;(IF(OR([.GR12]=&quot;&quot;;[.GR12]=0);0;1)))">
            <text:p/>
          </table:table-cell>
          <table:table-cell table:style-name="ce35" table:formula="of:=IF([.GS$3]=&quot;&quot;;&quot;&quot;;(IF(OR([.GS12]=&quot;&quot;;[.GS12]=0);0;1)))">
            <text:p/>
          </table:table-cell>
          <table:table-cell table:style-name="ce35" table:formula="of:=IF([.GT$3]=&quot;&quot;;&quot;&quot;;(IF(OR([.GT12]=&quot;&quot;;[.GT12]=0);0;1)))">
            <text:p/>
          </table:table-cell>
          <table:table-cell table:style-name="ce35" table:formula="of:=IF([.GU$3]=&quot;&quot;;&quot;&quot;;(IF(OR([.GU12]=&quot;&quot;;[.GU12]=0);0;1)))">
            <text:p/>
          </table:table-cell>
          <table:table-cell table:style-name="ce35" table:formula="of:=IF([.GV$3]=&quot;&quot;;&quot;&quot;;(IF(OR([.GV12]=&quot;&quot;;[.GV12]=0);0;1)))">
            <text:p/>
          </table:table-cell>
          <table:table-cell table:style-name="ce35" table:formula="of:=IF([.GW$3]=&quot;&quot;;&quot;&quot;;(IF(OR([.GW12]=&quot;&quot;;[.GW12]=0);0;1)))">
            <text:p/>
          </table:table-cell>
          <table:table-cell table:style-name="ce35" table:formula="of:=IF([.GX$3]=&quot;&quot;;&quot;&quot;;(IF(OR([.GX12]=&quot;&quot;;[.GX12]=0);0;1)))">
            <text:p/>
          </table:table-cell>
          <table:table-cell table:style-name="ce35" table:formula="of:=IF([.GY$3]=&quot;&quot;;&quot;&quot;;(IF(OR([.GY12]=&quot;&quot;;[.GY12]=0);0;1)))">
            <text:p/>
          </table:table-cell>
          <table:table-cell table:style-name="ce35" table:formula="of:=IF([.GZ$3]=&quot;&quot;;&quot;&quot;;(IF(OR([.GZ12]=&quot;&quot;;[.GZ12]=0);0;1)))">
            <text:p/>
          </table:table-cell>
          <table:table-cell table:style-name="ce35" table:formula="of:=IF([.HA$3]=&quot;&quot;;&quot;&quot;;(IF(OR([.HA12]=&quot;&quot;;[.HA12]=0);0;1)))">
            <text:p/>
          </table:table-cell>
          <table:table-cell table:style-name="ce35" table:formula="of:=IF([.HB$3]=&quot;&quot;;&quot;&quot;;(IF(OR([.HB12]=&quot;&quot;;[.HB12]=0);0;1)))">
            <text:p/>
          </table:table-cell>
          <table:table-cell table:style-name="ce35" table:formula="of:=IF([.HC$3]=&quot;&quot;;&quot;&quot;;(IF(OR([.HC12]=&quot;&quot;;[.HC12]=0);0;1)))">
            <text:p/>
          </table:table-cell>
          <table:table-cell table:style-name="ce35" table:formula="of:=IF([.HD$3]=&quot;&quot;;&quot;&quot;;(IF(OR([.HD12]=&quot;&quot;;[.HD12]=0);0;1)))">
            <text:p/>
          </table:table-cell>
          <table:table-cell table:style-name="ce35" table:formula="of:=IF([.HE$3]=&quot;&quot;;&quot;&quot;;(IF(OR([.HE12]=&quot;&quot;;[.HE12]=0);0;1)))">
            <text:p/>
          </table:table-cell>
          <table:table-cell table:style-name="ce35" table:formula="of:=IF([.HF$3]=&quot;&quot;;&quot;&quot;;(IF(OR([.HF12]=&quot;&quot;;[.HF12]=0);0;1)))">
            <text:p/>
          </table:table-cell>
          <table:table-cell table:style-name="ce35" table:formula="of:=IF([.HG$3]=&quot;&quot;;&quot;&quot;;(IF(OR([.HG12]=&quot;&quot;;[.HG12]=0);0;1)))">
            <text:p/>
          </table:table-cell>
          <table:table-cell table:style-name="ce35" table:formula="of:=IF([.HH$3]=&quot;&quot;;&quot;&quot;;(IF(OR([.HH12]=&quot;&quot;;[.HH12]=0);0;1)))">
            <text:p/>
          </table:table-cell>
          <table:table-cell table:style-name="ce35" table:formula="of:=IF([.HI$3]=&quot;&quot;;&quot;&quot;;(IF(OR([.HI12]=&quot;&quot;;[.HI12]=0);0;1)))">
            <text:p/>
          </table:table-cell>
          <table:table-cell table:style-name="ce35" table:formula="of:=IF([.HJ$3]=&quot;&quot;;&quot;&quot;;(IF(OR([.HJ12]=&quot;&quot;;[.HJ12]=0);0;1)))">
            <text:p/>
          </table:table-cell>
          <table:table-cell table:style-name="ce35" table:formula="of:=IF([.HK$3]=&quot;&quot;;&quot;&quot;;(IF(OR([.HK12]=&quot;&quot;;[.HK12]=0);0;1)))">
            <text:p/>
          </table:table-cell>
          <table:table-cell table:style-name="ce35" table:formula="of:=IF([.HL$3]=&quot;&quot;;&quot;&quot;;(IF(OR([.HL12]=&quot;&quot;;[.HL12]=0);0;1)))">
            <text:p/>
          </table:table-cell>
          <table:table-cell table:style-name="ce35" table:formula="of:=IF([.HM$3]=&quot;&quot;;&quot;&quot;;(IF(OR([.HM12]=&quot;&quot;;[.HM12]=0);0;1)))">
            <text:p/>
          </table:table-cell>
          <table:table-cell table:style-name="ce35" table:formula="of:=IF([.HN$3]=&quot;&quot;;&quot;&quot;;(IF(OR([.HN12]=&quot;&quot;;[.HN12]=0);0;1)))">
            <text:p/>
          </table:table-cell>
          <table:table-cell table:style-name="ce35" table:formula="of:=IF([.HO$3]=&quot;&quot;;&quot;&quot;;(IF(OR([.HO12]=&quot;&quot;;[.HO12]=0);0;1)))">
            <text:p/>
          </table:table-cell>
          <table:table-cell table:style-name="ce35" table:formula="of:=IF([.HP$3]=&quot;&quot;;&quot;&quot;;(IF(OR([.HP12]=&quot;&quot;;[.HP12]=0);0;1)))">
            <text:p/>
          </table:table-cell>
          <table:table-cell table:style-name="ce35" table:formula="of:=IF([.HQ$3]=&quot;&quot;;&quot;&quot;;(IF(OR([.HQ12]=&quot;&quot;;[.HQ12]=0);0;1)))">
            <text:p/>
          </table:table-cell>
          <table:table-cell table:style-name="ce35" table:formula="of:=IF([.HR$3]=&quot;&quot;;&quot;&quot;;(IF(OR([.HR12]=&quot;&quot;;[.HR12]=0);0;1)))">
            <text:p/>
          </table:table-cell>
          <table:table-cell table:style-name="ce35" table:formula="of:=IF([.HS$3]=&quot;&quot;;&quot;&quot;;(IF(OR([.HS12]=&quot;&quot;;[.HS12]=0);0;1)))">
            <text:p/>
          </table:table-cell>
          <table:table-cell table:style-name="ce35" table:formula="of:=IF([.HT$3]=&quot;&quot;;&quot;&quot;;(IF(OR([.HT12]=&quot;&quot;;[.HT12]=0);0;1)))">
            <text:p/>
          </table:table-cell>
          <table:table-cell table:style-name="ce35" table:formula="of:=IF([.HU$3]=&quot;&quot;;&quot;&quot;;(IF(OR([.HU12]=&quot;&quot;;[.HU12]=0);0;1)))">
            <text:p/>
          </table:table-cell>
          <table:table-cell table:style-name="ce35" table:formula="of:=IF([.HV$3]=&quot;&quot;;&quot;&quot;;(IF(OR([.HV12]=&quot;&quot;;[.HV12]=0);0;1)))">
            <text:p/>
          </table:table-cell>
          <table:table-cell table:style-name="ce35" table:formula="of:=IF([.HW$3]=&quot;&quot;;&quot;&quot;;(IF(OR([.HW12]=&quot;&quot;;[.HW12]=0);0;1)))">
            <text:p/>
          </table:table-cell>
          <table:table-cell table:style-name="ce35" table:formula="of:=IF([.HX$3]=&quot;&quot;;&quot;&quot;;(IF(OR([.HX12]=&quot;&quot;;[.HX12]=0);0;1)))">
            <text:p/>
          </table:table-cell>
          <table:table-cell table:style-name="ce35" table:formula="of:=IF([.HY$3]=&quot;&quot;;&quot;&quot;;(IF(OR([.HY12]=&quot;&quot;;[.HY12]=0);0;1)))">
            <text:p/>
          </table:table-cell>
          <table:table-cell table:style-name="ce35" table:formula="of:=IF([.HZ$3]=&quot;&quot;;&quot;&quot;;(IF(OR([.HZ12]=&quot;&quot;;[.HZ12]=0);0;1)))">
            <text:p/>
          </table:table-cell>
          <table:table-cell table:style-name="ce35" table:formula="of:=IF([.IA$3]=&quot;&quot;;&quot;&quot;;(IF(OR([.IA12]=&quot;&quot;;[.IA12]=0);0;1)))">
            <text:p/>
          </table:table-cell>
          <table:table-cell table:style-name="ce35" table:formula="of:=IF([.IB$3]=&quot;&quot;;&quot;&quot;;(IF(OR([.IB12]=&quot;&quot;;[.IB12]=0);0;1)))">
            <text:p/>
          </table:table-cell>
          <table:table-cell table:style-name="ce35" table:formula="of:=IF([.IC$3]=&quot;&quot;;&quot;&quot;;(IF(OR([.IC12]=&quot;&quot;;[.IC12]=0);0;1)))">
            <text:p/>
          </table:table-cell>
          <table:table-cell table:style-name="ce35" table:formula="of:=IF([.ID$3]=&quot;&quot;;&quot;&quot;;(IF(OR([.ID12]=&quot;&quot;;[.ID12]=0);0;1)))">
            <text:p/>
          </table:table-cell>
          <table:table-cell table:style-name="ce35" table:formula="of:=IF([.IE$3]=&quot;&quot;;&quot;&quot;;(IF(OR([.IE12]=&quot;&quot;;[.IE12]=0);0;1)))">
            <text:p/>
          </table:table-cell>
          <table:table-cell table:style-name="ce35" table:formula="of:=IF([.IF$3]=&quot;&quot;;&quot;&quot;;(IF(OR([.IF12]=&quot;&quot;;[.IF12]=0);0;1)))">
            <text:p/>
          </table:table-cell>
          <table:table-cell table:style-name="ce35" table:formula="of:=IF([.IG$3]=&quot;&quot;;&quot;&quot;;(IF(OR([.IG12]=&quot;&quot;;[.IG12]=0);0;1)))">
            <text:p/>
          </table:table-cell>
          <table:table-cell table:style-name="ce35" table:formula="of:=IF([.IH$3]=&quot;&quot;;&quot;&quot;;(IF(OR([.IH12]=&quot;&quot;;[.IH12]=0);0;1)))">
            <text:p/>
          </table:table-cell>
          <table:table-cell table:style-name="ce35" table:formula="of:=IF([.II$3]=&quot;&quot;;&quot;&quot;;(IF(OR([.II12]=&quot;&quot;;[.II12]=0);0;1)))">
            <text:p/>
          </table:table-cell>
          <table:table-cell table:style-name="ce35" table:formula="of:=IF([.IJ$3]=&quot;&quot;;&quot;&quot;;(IF(OR([.IJ12]=&quot;&quot;;[.IJ12]=0);0;1)))">
            <text:p/>
          </table:table-cell>
          <table:table-cell table:style-name="ce35" table:formula="of:=IF([.IK$3]=&quot;&quot;;&quot;&quot;;(IF(OR([.IK12]=&quot;&quot;;[.IK12]=0);0;1)))">
            <text:p/>
          </table:table-cell>
          <table:table-cell table:style-name="ce35" table:formula="of:=IF([.IL$3]=&quot;&quot;;&quot;&quot;;(IF(OR([.IL12]=&quot;&quot;;[.IL12]=0);0;1)))">
            <text:p/>
          </table:table-cell>
          <table:table-cell table:style-name="ce35" table:formula="of:=IF([.IM$3]=&quot;&quot;;&quot;&quot;;(IF(OR([.IM12]=&quot;&quot;;[.IM12]=0);0;1)))">
            <text:p/>
          </table:table-cell>
          <table:table-cell table:style-name="ce35" table:formula="of:=IF([.IN$3]=&quot;&quot;;&quot;&quot;;(IF(OR([.IN12]=&quot;&quot;;[.IN12]=0);0;1)))">
            <text:p/>
          </table:table-cell>
          <table:table-cell table:style-name="ce35" table:formula="of:=IF([.IO$3]=&quot;&quot;;&quot;&quot;;(IF(OR([.IO12]=&quot;&quot;;[.IO12]=0);0;1)))">
            <text:p/>
          </table:table-cell>
          <table:table-cell table:style-name="ce35" table:formula="of:=IF([.IP$3]=&quot;&quot;;&quot;&quot;;(IF(OR([.IP12]=&quot;&quot;;[.IP12]=0);0;1)))">
            <text:p/>
          </table:table-cell>
          <table:table-cell table:style-name="ce35" table:formula="of:=IF([.IQ$3]=&quot;&quot;;&quot;&quot;;(IF(OR([.IQ12]=&quot;&quot;;[.IQ12]=0);0;1)))">
            <text:p/>
          </table:table-cell>
          <table:table-cell table:style-name="ce35" table:formula="of:=IF([.IR$3]=&quot;&quot;;&quot;&quot;;(IF(OR([.IR12]=&quot;&quot;;[.IR12]=0);0;1)))">
            <text:p/>
          </table:table-cell>
          <table:table-cell table:style-name="ce35" table:formula="of:=IF([.IS$3]=&quot;&quot;;&quot;&quot;;(IF(OR([.IS12]=&quot;&quot;;[.IS12]=0);0;1)))">
            <text:p/>
          </table:table-cell>
          <table:table-cell table:style-name="ce35" table:formula="of:=IF([.IT$3]=&quot;&quot;;&quot;&quot;;(IF(OR([.IT12]=&quot;&quot;;[.IT12]=0);0;1)))">
            <text:p/>
          </table:table-cell>
          <table:table-cell table:style-name="ce35" table:formula="of:=IF([.IU$3]=&quot;&quot;;&quot;&quot;;(IF(OR([.IU12]=&quot;&quot;;[.IU12]=0);0;1)))">
            <text:p/>
          </table:table-cell>
          <table:table-cell table:style-name="ce35" table:formula="of:=IF([.IV$3]=&quot;&quot;;&quot;&quot;;(IF(OR([.IV12]=&quot;&quot;;[.IV12]=0);0;1)))">
            <text:p/>
          </table:table-cell>
          <table:table-cell table:style-name="ce35" table:formula="of:=IF([.IW$3]=&quot;&quot;;&quot;&quot;;(IF(OR([.IW12]=&quot;&quot;;[.IW12]=0);0;1)))">
            <text:p/>
          </table:table-cell>
          <table:table-cell table:style-name="ce35" table:formula="of:=IF([.IX$3]=&quot;&quot;;&quot;&quot;;(IF(OR([.IX12]=&quot;&quot;;[.IX12]=0);0;1)))">
            <text:p/>
          </table:table-cell>
          <table:table-cell table:style-name="ce35" table:formula="of:=IF([.IY$3]=&quot;&quot;;&quot;&quot;;(IF(OR([.IY12]=&quot;&quot;;[.IY12]=0);0;1)))">
            <text:p/>
          </table:table-cell>
          <table:table-cell table:style-name="ce35" table:formula="of:=IF([.IZ$3]=&quot;&quot;;&quot;&quot;;(IF(OR([.IZ12]=&quot;&quot;;[.IZ12]=0);0;1)))">
            <text:p/>
          </table:table-cell>
          <table:table-cell table:style-name="ce35" table:formula="of:=IF([.JA$3]=&quot;&quot;;&quot;&quot;;(IF(OR([.JA12]=&quot;&quot;;[.JA12]=0);0;1)))">
            <text:p/>
          </table:table-cell>
          <table:table-cell table:style-name="ce35" table:formula="of:=IF([.JB$3]=&quot;&quot;;&quot;&quot;;(IF(OR([.JB12]=&quot;&quot;;[.JB12]=0);0;1)))">
            <text:p/>
          </table:table-cell>
          <table:table-cell table:style-name="ce35" table:formula="of:=IF([.JC$3]=&quot;&quot;;&quot;&quot;;(IF(OR([.JC12]=&quot;&quot;;[.JC12]=0);0;1)))">
            <text:p/>
          </table:table-cell>
          <table:table-cell table:style-name="ce35" table:formula="of:=IF([.JD$3]=&quot;&quot;;&quot;&quot;;(IF(OR([.JD12]=&quot;&quot;;[.JD12]=0);0;1)))">
            <text:p/>
          </table:table-cell>
          <table:table-cell table:style-name="ce35" table:formula="of:=IF([.JE$3]=&quot;&quot;;&quot;&quot;;(IF(OR([.JE12]=&quot;&quot;;[.JE12]=0);0;1)))">
            <text:p/>
          </table:table-cell>
          <table:table-cell table:style-name="ce35" table:formula="of:=IF([.JF$3]=&quot;&quot;;&quot;&quot;;(IF(OR([.JF12]=&quot;&quot;;[.JF12]=0);0;1)))">
            <text:p/>
          </table:table-cell>
          <table:table-cell table:style-name="ce35" table:formula="of:=IF([.JG$3]=&quot;&quot;;&quot;&quot;;(IF(OR([.JG12]=&quot;&quot;;[.JG12]=0);0;1)))">
            <text:p/>
          </table:table-cell>
          <table:table-cell table:style-name="ce35" table:formula="of:=IF([.JH$3]=&quot;&quot;;&quot;&quot;;(IF(OR([.JH12]=&quot;&quot;;[.JH12]=0);0;1)))">
            <text:p/>
          </table:table-cell>
          <table:table-cell table:style-name="ce35" table:formula="of:=IF([.JI$3]=&quot;&quot;;&quot;&quot;;(IF(OR([.JI12]=&quot;&quot;;[.JI12]=0);0;1)))">
            <text:p/>
          </table:table-cell>
          <table:table-cell table:style-name="ce35" table:formula="of:=IF([.JJ$3]=&quot;&quot;;&quot;&quot;;(IF(OR([.JJ12]=&quot;&quot;;[.JJ12]=0);0;1)))">
            <text:p/>
          </table:table-cell>
          <table:table-cell table:style-name="ce35" table:formula="of:=IF([.JK$3]=&quot;&quot;;&quot;&quot;;(IF(OR([.JK12]=&quot;&quot;;[.JK12]=0);0;1)))">
            <text:p/>
          </table:table-cell>
          <table:table-cell table:style-name="ce35" table:formula="of:=IF([.JL$3]=&quot;&quot;;&quot;&quot;;(IF(OR([.JL12]=&quot;&quot;;[.JL12]=0);0;1)))">
            <text:p/>
          </table:table-cell>
          <table:table-cell table:style-name="ce35" table:formula="of:=IF([.JM$3]=&quot;&quot;;&quot;&quot;;(IF(OR([.JM12]=&quot;&quot;;[.JM12]=0);0;1)))">
            <text:p/>
          </table:table-cell>
          <table:table-cell table:style-name="ce35" table:formula="of:=IF([.JN$3]=&quot;&quot;;&quot;&quot;;(IF(OR([.JN12]=&quot;&quot;;[.JN12]=0);0;1)))">
            <text:p/>
          </table:table-cell>
          <table:table-cell table:style-name="ce35" table:formula="of:=IF([.JO$3]=&quot;&quot;;&quot;&quot;;(IF(OR([.JO12]=&quot;&quot;;[.JO12]=0);0;1)))">
            <text:p/>
          </table:table-cell>
          <table:table-cell table:style-name="ce35" table:formula="of:=IF([.JP$3]=&quot;&quot;;&quot;&quot;;(IF(OR([.JP12]=&quot;&quot;;[.JP12]=0);0;1)))">
            <text:p/>
          </table:table-cell>
          <table:table-cell table:style-name="ce35" table:formula="of:=IF([.JQ$3]=&quot;&quot;;&quot;&quot;;(IF(OR([.JQ12]=&quot;&quot;;[.JQ12]=0);0;1)))">
            <text:p/>
          </table:table-cell>
          <table:table-cell table:style-name="ce35" table:formula="of:=IF([.JR$3]=&quot;&quot;;&quot;&quot;;(IF(OR([.JR12]=&quot;&quot;;[.JR12]=0);0;1)))">
            <text:p/>
          </table:table-cell>
          <table:table-cell table:style-name="ce35" table:formula="of:=IF([.JS$3]=&quot;&quot;;&quot;&quot;;(IF(OR([.JS12]=&quot;&quot;;[.JS12]=0);0;1)))">
            <text:p/>
          </table:table-cell>
          <table:table-cell table:style-name="ce35" table:formula="of:=IF([.JT$3]=&quot;&quot;;&quot;&quot;;(IF(OR([.JT12]=&quot;&quot;;[.JT12]=0);0;1)))">
            <text:p/>
          </table:table-cell>
          <table:table-cell table:style-name="ce35" table:formula="of:=IF([.JU$3]=&quot;&quot;;&quot;&quot;;(IF(OR([.JU12]=&quot;&quot;;[.JU12]=0);0;1)))">
            <text:p/>
          </table:table-cell>
          <table:table-cell table:style-name="ce35" table:formula="of:=IF([.JV$3]=&quot;&quot;;&quot;&quot;;(IF(OR([.JV12]=&quot;&quot;;[.JV12]=0);0;1)))">
            <text:p/>
          </table:table-cell>
          <table:table-cell table:style-name="ce35" table:formula="of:=IF([.JW$3]=&quot;&quot;;&quot;&quot;;(IF(OR([.JW12]=&quot;&quot;;[.JW12]=0);0;1)))">
            <text:p/>
          </table:table-cell>
          <table:table-cell table:style-name="ce35" table:formula="of:=IF([.JX$3]=&quot;&quot;;&quot;&quot;;(IF(OR([.JX12]=&quot;&quot;;[.JX12]=0);0;1)))">
            <text:p/>
          </table:table-cell>
          <table:table-cell table:style-name="ce35" table:formula="of:=IF([.JY$3]=&quot;&quot;;&quot;&quot;;(IF(OR([.JY12]=&quot;&quot;;[.JY12]=0);0;1)))">
            <text:p/>
          </table:table-cell>
          <table:table-cell table:style-name="ce35" table:formula="of:=IF([.JZ$3]=&quot;&quot;;&quot;&quot;;(IF(OR([.JZ12]=&quot;&quot;;[.JZ12]=0);0;1)))">
            <text:p/>
          </table:table-cell>
          <table:table-cell table:style-name="ce35" table:formula="of:=IF([.KA$3]=&quot;&quot;;&quot;&quot;;(IF(OR([.KA12]=&quot;&quot;;[.KA12]=0);0;1)))">
            <text:p/>
          </table:table-cell>
          <table:table-cell table:style-name="ce35" table:formula="of:=IF([.KB$3]=&quot;&quot;;&quot;&quot;;(IF(OR([.KB12]=&quot;&quot;;[.KB12]=0);0;1)))">
            <text:p/>
          </table:table-cell>
          <table:table-cell table:style-name="ce35" table:formula="of:=IF([.KC$3]=&quot;&quot;;&quot;&quot;;(IF(OR([.KC12]=&quot;&quot;;[.KC12]=0);0;1)))">
            <text:p/>
          </table:table-cell>
          <table:table-cell table:style-name="ce35" table:formula="of:=IF([.KD$3]=&quot;&quot;;&quot;&quot;;(IF(OR([.KD12]=&quot;&quot;;[.KD12]=0);0;1)))">
            <text:p/>
          </table:table-cell>
          <table:table-cell table:style-name="ce35" table:formula="of:=IF([.KE$3]=&quot;&quot;;&quot;&quot;;(IF(OR([.KE12]=&quot;&quot;;[.KE12]=0);0;1)))">
            <text:p/>
          </table:table-cell>
          <table:table-cell table:style-name="ce35" table:formula="of:=IF([.KF$3]=&quot;&quot;;&quot;&quot;;(IF(OR([.KF12]=&quot;&quot;;[.KF12]=0);0;1)))">
            <text:p/>
          </table:table-cell>
          <table:table-cell table:style-name="ce35" table:formula="of:=IF([.KG$3]=&quot;&quot;;&quot;&quot;;(IF(OR([.KG12]=&quot;&quot;;[.KG12]=0);0;1)))">
            <text:p/>
          </table:table-cell>
          <table:table-cell table:style-name="ce35" table:formula="of:=IF([.KH$3]=&quot;&quot;;&quot;&quot;;(IF(OR([.KH12]=&quot;&quot;;[.KH12]=0);0;1)))">
            <text:p/>
          </table:table-cell>
          <table:table-cell table:style-name="ce35" table:formula="of:=IF([.KI$3]=&quot;&quot;;&quot;&quot;;(IF(OR([.KI12]=&quot;&quot;;[.KI12]=0);0;1)))">
            <text:p/>
          </table:table-cell>
          <table:table-cell table:style-name="ce35" table:formula="of:=IF([.KJ$3]=&quot;&quot;;&quot;&quot;;(IF(OR([.KJ12]=&quot;&quot;;[.KJ12]=0);0;1)))">
            <text:p/>
          </table:table-cell>
          <table:table-cell table:style-name="ce35" table:formula="of:=IF([.KK$3]=&quot;&quot;;&quot;&quot;;(IF(OR([.KK12]=&quot;&quot;;[.KK12]=0);0;1)))">
            <text:p/>
          </table:table-cell>
          <table:table-cell table:style-name="ce35" table:formula="of:=IF([.KL$3]=&quot;&quot;;&quot;&quot;;(IF(OR([.KL12]=&quot;&quot;;[.KL12]=0);0;1)))">
            <text:p/>
          </table:table-cell>
          <table:table-cell table:style-name="ce35" table:formula="of:=IF([.KM$3]=&quot;&quot;;&quot;&quot;;(IF(OR([.KM12]=&quot;&quot;;[.KM12]=0);0;1)))">
            <text:p/>
          </table:table-cell>
          <table:table-cell table:style-name="ce35" table:formula="of:=IF([.KN$3]=&quot;&quot;;&quot;&quot;;(IF(OR([.KN12]=&quot;&quot;;[.KN12]=0);0;1)))">
            <text:p/>
          </table:table-cell>
          <table:table-cell table:style-name="ce35" table:formula="of:=IF([.KO$3]=&quot;&quot;;&quot;&quot;;(IF(OR([.KO12]=&quot;&quot;;[.KO12]=0);0;1)))">
            <text:p/>
          </table:table-cell>
          <table:table-cell table:style-name="ce35" table:formula="of:=IF([.KP$3]=&quot;&quot;;&quot;&quot;;(IF(OR([.KP12]=&quot;&quot;;[.KP12]=0);0;1)))">
            <text:p/>
          </table:table-cell>
          <table:table-cell table:style-name="ce35" table:formula="of:=IF([.KQ$3]=&quot;&quot;;&quot;&quot;;(IF(OR([.KQ12]=&quot;&quot;;[.KQ12]=0);0;1)))">
            <text:p/>
          </table:table-cell>
          <table:table-cell table:style-name="ce35" table:formula="of:=IF([.KR$3]=&quot;&quot;;&quot;&quot;;(IF(OR([.KR12]=&quot;&quot;;[.KR12]=0);0;1)))">
            <text:p/>
          </table:table-cell>
          <table:table-cell table:style-name="ce35" table:formula="of:=IF([.KS$3]=&quot;&quot;;&quot;&quot;;(IF(OR([.KS12]=&quot;&quot;;[.KS12]=0);0;1)))">
            <text:p/>
          </table:table-cell>
          <table:table-cell table:style-name="ce35" table:formula="of:=IF([.KT$3]=&quot;&quot;;&quot;&quot;;(IF(OR([.KT12]=&quot;&quot;;[.KT12]=0);0;1)))">
            <text:p/>
          </table:table-cell>
          <table:table-cell table:style-name="ce35" table:formula="of:=IF([.KU$3]=&quot;&quot;;&quot;&quot;;(IF(OR([.KU12]=&quot;&quot;;[.KU12]=0);0;1)))">
            <text:p/>
          </table:table-cell>
          <table:table-cell table:style-name="ce35" table:formula="of:=IF([.KV$3]=&quot;&quot;;&quot;&quot;;(IF(OR([.KV12]=&quot;&quot;;[.KV12]=0);0;1)))">
            <text:p/>
          </table:table-cell>
          <table:table-cell table:style-name="ce35" table:formula="of:=IF([.KW$3]=&quot;&quot;;&quot;&quot;;(IF(OR([.KW12]=&quot;&quot;;[.KW12]=0);0;1)))">
            <text:p/>
          </table:table-cell>
          <table:table-cell table:style-name="ce35" table:formula="of:=IF([.KX$3]=&quot;&quot;;&quot;&quot;;(IF(OR([.KX12]=&quot;&quot;;[.KX12]=0);0;1)))">
            <text:p/>
          </table:table-cell>
          <table:table-cell table:style-name="ce35" table:formula="of:=IF([.KY$3]=&quot;&quot;;&quot;&quot;;(IF(OR([.KY12]=&quot;&quot;;[.KY12]=0);0;1)))">
            <text:p/>
          </table:table-cell>
          <table:table-cell table:style-name="ce35" table:formula="of:=IF([.KZ$3]=&quot;&quot;;&quot;&quot;;(IF(OR([.KZ12]=&quot;&quot;;[.KZ12]=0);0;1)))">
            <text:p/>
          </table:table-cell>
          <table:table-cell table:style-name="ce35" table:formula="of:=IF([.LA$3]=&quot;&quot;;&quot;&quot;;(IF(OR([.LA12]=&quot;&quot;;[.LA12]=0);0;1)))">
            <text:p/>
          </table:table-cell>
          <table:table-cell table:style-name="ce35" table:formula="of:=IF([.LB$3]=&quot;&quot;;&quot;&quot;;(IF(OR([.LB12]=&quot;&quot;;[.LB12]=0);0;1)))">
            <text:p/>
          </table:table-cell>
          <table:table-cell table:style-name="ce35" table:formula="of:=IF([.LC$3]=&quot;&quot;;&quot;&quot;;(IF(OR([.LC12]=&quot;&quot;;[.LC12]=0);0;1)))">
            <text:p/>
          </table:table-cell>
          <table:table-cell table:style-name="ce35" table:formula="of:=IF([.LD$3]=&quot;&quot;;&quot;&quot;;(IF(OR([.LD12]=&quot;&quot;;[.LD12]=0);0;1)))">
            <text:p/>
          </table:table-cell>
          <table:table-cell table:style-name="ce35" table:formula="of:=IF([.LE$3]=&quot;&quot;;&quot;&quot;;(IF(OR([.LE12]=&quot;&quot;;[.LE12]=0);0;1)))">
            <text:p/>
          </table:table-cell>
          <table:table-cell table:style-name="ce35" table:formula="of:=IF([.LF$3]=&quot;&quot;;&quot;&quot;;(IF(OR([.LF12]=&quot;&quot;;[.LF12]=0);0;1)))">
            <text:p/>
          </table:table-cell>
          <table:table-cell table:style-name="ce35" table:formula="of:=IF([.LG$3]=&quot;&quot;;&quot;&quot;;(IF(OR([.LG12]=&quot;&quot;;[.LG12]=0);0;1)))">
            <text:p/>
          </table:table-cell>
          <table:table-cell table:style-name="ce35" table:formula="of:=IF([.LH$3]=&quot;&quot;;&quot;&quot;;(IF(OR([.LH12]=&quot;&quot;;[.LH12]=0);0;1)))">
            <text:p/>
          </table:table-cell>
          <table:table-cell table:style-name="ce35" table:formula="of:=IF([.LI$3]=&quot;&quot;;&quot;&quot;;(IF(OR([.LI12]=&quot;&quot;;[.LI12]=0);0;1)))">
            <text:p/>
          </table:table-cell>
          <table:table-cell table:style-name="ce35" table:formula="of:=IF([.LJ$3]=&quot;&quot;;&quot;&quot;;(IF(OR([.LJ12]=&quot;&quot;;[.LJ12]=0);0;1)))">
            <text:p/>
          </table:table-cell>
          <table:table-cell table:style-name="ce35" table:formula="of:=IF([.LK$3]=&quot;&quot;;&quot;&quot;;(IF(OR([.LK12]=&quot;&quot;;[.LK12]=0);0;1)))">
            <text:p/>
          </table:table-cell>
          <table:table-cell table:style-name="ce35" table:formula="of:=IF([.LL$3]=&quot;&quot;;&quot;&quot;;(IF(OR([.LL12]=&quot;&quot;;[.LL12]=0);0;1)))">
            <text:p/>
          </table:table-cell>
          <table:table-cell table:style-name="ce35" table:formula="of:=IF([.LM$3]=&quot;&quot;;&quot;&quot;;(IF(OR([.LM12]=&quot;&quot;;[.LM12]=0);0;1)))">
            <text:p/>
          </table:table-cell>
          <table:table-cell table:style-name="ce35" table:formula="of:=IF([.LN$3]=&quot;&quot;;&quot;&quot;;(IF(OR([.LN12]=&quot;&quot;;[.LN12]=0);0;1)))">
            <text:p/>
          </table:table-cell>
          <table:table-cell table:style-name="ce35" table:formula="of:=IF([.LO$3]=&quot;&quot;;&quot;&quot;;(IF(OR([.LO12]=&quot;&quot;;[.LO12]=0);0;1)))">
            <text:p/>
          </table:table-cell>
          <table:table-cell table:style-name="ce35" table:formula="of:=IF([.LP$3]=&quot;&quot;;&quot;&quot;;(IF(OR([.LP12]=&quot;&quot;;[.LP12]=0);0;1)))">
            <text:p/>
          </table:table-cell>
          <table:table-cell table:style-name="ce35" table:formula="of:=IF([.LQ$3]=&quot;&quot;;&quot;&quot;;(IF(OR([.LQ12]=&quot;&quot;;[.LQ12]=0);0;1)))">
            <text:p/>
          </table:table-cell>
          <table:table-cell table:style-name="ce35" table:formula="of:=IF([.LR$3]=&quot;&quot;;&quot;&quot;;(IF(OR([.LR12]=&quot;&quot;;[.LR12]=0);0;1)))">
            <text:p/>
          </table:table-cell>
          <table:table-cell table:style-name="ce35" table:formula="of:=IF([.LS$3]=&quot;&quot;;&quot;&quot;;(IF(OR([.LS12]=&quot;&quot;;[.LS12]=0);0;1)))">
            <text:p/>
          </table:table-cell>
          <table:table-cell table:style-name="ce35" table:formula="of:=IF([.LT$3]=&quot;&quot;;&quot;&quot;;(IF(OR([.LT12]=&quot;&quot;;[.LT12]=0);0;1)))">
            <text:p/>
          </table:table-cell>
          <table:table-cell table:style-name="ce35" table:formula="of:=IF([.LU$3]=&quot;&quot;;&quot;&quot;;(IF(OR([.LU12]=&quot;&quot;;[.LU12]=0);0;1)))">
            <text:p/>
          </table:table-cell>
          <table:table-cell table:style-name="ce35" table:formula="of:=IF([.LV$3]=&quot;&quot;;&quot;&quot;;(IF(OR([.LV12]=&quot;&quot;;[.LV12]=0);0;1)))">
            <text:p/>
          </table:table-cell>
          <table:table-cell table:style-name="ce35" table:formula="of:=IF([.LW$3]=&quot;&quot;;&quot;&quot;;(IF(OR([.LW12]=&quot;&quot;;[.LW12]=0);0;1)))">
            <text:p/>
          </table:table-cell>
          <table:table-cell table:style-name="ce35" table:formula="of:=IF([.LX$3]=&quot;&quot;;&quot;&quot;;(IF(OR([.LX12]=&quot;&quot;;[.LX12]=0);0;1)))">
            <text:p/>
          </table:table-cell>
          <table:table-cell table:style-name="ce35" table:formula="of:=IF([.LY$3]=&quot;&quot;;&quot;&quot;;(IF(OR([.LY12]=&quot;&quot;;[.LY12]=0);0;1)))">
            <text:p/>
          </table:table-cell>
          <table:table-cell table:style-name="ce35" table:formula="of:=IF([.LZ$3]=&quot;&quot;;&quot;&quot;;(IF(OR([.LZ12]=&quot;&quot;;[.LZ12]=0);0;1)))">
            <text:p/>
          </table:table-cell>
          <table:table-cell table:style-name="ce35" table:formula="of:=IF([.MA$3]=&quot;&quot;;&quot;&quot;;(IF(OR([.MA12]=&quot;&quot;;[.MA12]=0);0;1)))">
            <text:p/>
          </table:table-cell>
          <table:table-cell table:style-name="ce35" table:formula="of:=IF([.MB$3]=&quot;&quot;;&quot;&quot;;(IF(OR([.MB12]=&quot;&quot;;[.MB12]=0);0;1)))">
            <text:p/>
          </table:table-cell>
          <table:table-cell table:style-name="ce35" table:formula="of:=IF([.MC$3]=&quot;&quot;;&quot;&quot;;(IF(OR([.MC12]=&quot;&quot;;[.MC12]=0);0;1)))">
            <text:p/>
          </table:table-cell>
          <table:table-cell table:style-name="ce35" table:formula="of:=IF([.MD$3]=&quot;&quot;;&quot;&quot;;(IF(OR([.MD12]=&quot;&quot;;[.MD12]=0);0;1)))">
            <text:p/>
          </table:table-cell>
          <table:table-cell table:style-name="ce35" table:formula="of:=IF([.ME$3]=&quot;&quot;;&quot;&quot;;(IF(OR([.ME12]=&quot;&quot;;[.ME12]=0);0;1)))">
            <text:p/>
          </table:table-cell>
          <table:table-cell table:style-name="ce35" table:formula="of:=IF([.MF$3]=&quot;&quot;;&quot;&quot;;(IF(OR([.MF12]=&quot;&quot;;[.MF12]=0);0;1)))">
            <text:p/>
          </table:table-cell>
          <table:table-cell table:style-name="ce35" table:formula="of:=IF([.MG$3]=&quot;&quot;;&quot;&quot;;(IF(OR([.MG12]=&quot;&quot;;[.MG12]=0);0;1)))">
            <text:p/>
          </table:table-cell>
          <table:table-cell table:style-name="ce35" table:formula="of:=IF([.MH$3]=&quot;&quot;;&quot;&quot;;(IF(OR([.MH12]=&quot;&quot;;[.MH12]=0);0;1)))">
            <text:p/>
          </table:table-cell>
          <table:table-cell table:style-name="ce35" table:formula="of:=IF([.MI$3]=&quot;&quot;;&quot;&quot;;(IF(OR([.MI12]=&quot;&quot;;[.MI12]=0);0;1)))">
            <text:p/>
          </table:table-cell>
          <table:table-cell table:style-name="ce35" table:formula="of:=IF([.MJ$3]=&quot;&quot;;&quot;&quot;;(IF(OR([.MJ12]=&quot;&quot;;[.MJ12]=0);0;1)))">
            <text:p/>
          </table:table-cell>
          <table:table-cell table:style-name="ce35" table:formula="of:=IF([.MK$3]=&quot;&quot;;&quot;&quot;;(IF(OR([.MK12]=&quot;&quot;;[.MK12]=0);0;1)))">
            <text:p/>
          </table:table-cell>
          <table:table-cell table:style-name="ce35" table:formula="of:=IF([.ML$3]=&quot;&quot;;&quot;&quot;;(IF(OR([.ML12]=&quot;&quot;;[.ML12]=0);0;1)))">
            <text:p/>
          </table:table-cell>
          <table:table-cell table:style-name="ce35" table:formula="of:=IF([.MM$3]=&quot;&quot;;&quot;&quot;;(IF(OR([.MM12]=&quot;&quot;;[.MM12]=0);0;1)))">
            <text:p/>
          </table:table-cell>
          <table:table-cell table:style-name="ce35" table:formula="of:=IF([.MN$3]=&quot;&quot;;&quot;&quot;;(IF(OR([.MN12]=&quot;&quot;;[.MN12]=0);0;1)))">
            <text:p/>
          </table:table-cell>
          <table:table-cell table:style-name="ce35" table:formula="of:=IF([.MO$3]=&quot;&quot;;&quot;&quot;;(IF(OR([.MO12]=&quot;&quot;;[.MO12]=0);0;1)))">
            <text:p/>
          </table:table-cell>
          <table:table-cell table:style-name="ce35" table:formula="of:=IF([.MP$3]=&quot;&quot;;&quot;&quot;;(IF(OR([.MP12]=&quot;&quot;;[.MP12]=0);0;1)))">
            <text:p/>
          </table:table-cell>
          <table:table-cell table:style-name="ce35" table:formula="of:=IF([.MQ$3]=&quot;&quot;;&quot;&quot;;(IF(OR([.MQ12]=&quot;&quot;;[.MQ12]=0);0;1)))">
            <text:p/>
          </table:table-cell>
          <table:table-cell table:style-name="ce35" table:formula="of:=IF([.MR$3]=&quot;&quot;;&quot;&quot;;(IF(OR([.MR12]=&quot;&quot;;[.MR12]=0);0;1)))">
            <text:p/>
          </table:table-cell>
          <table:table-cell table:style-name="ce35" table:formula="of:=IF([.MS$3]=&quot;&quot;;&quot;&quot;;(IF(OR([.MS12]=&quot;&quot;;[.MS12]=0);0;1)))">
            <text:p/>
          </table:table-cell>
          <table:table-cell table:style-name="ce35" table:formula="of:=IF([.MT$3]=&quot;&quot;;&quot;&quot;;(IF(OR([.MT12]=&quot;&quot;;[.MT12]=0);0;1)))">
            <text:p/>
          </table:table-cell>
          <table:table-cell table:style-name="ce35" table:formula="of:=IF([.MU$3]=&quot;&quot;;&quot;&quot;;(IF(OR([.MU12]=&quot;&quot;;[.MU12]=0);0;1)))">
            <text:p/>
          </table:table-cell>
          <table:table-cell table:style-name="ce35" table:formula="of:=IF([.MV$3]=&quot;&quot;;&quot;&quot;;(IF(OR([.MV12]=&quot;&quot;;[.MV12]=0);0;1)))">
            <text:p/>
          </table:table-cell>
          <table:table-cell table:style-name="ce35" table:formula="of:=IF([.MW$3]=&quot;&quot;;&quot;&quot;;(IF(OR([.MW12]=&quot;&quot;;[.MW12]=0);0;1)))">
            <text:p/>
          </table:table-cell>
          <table:table-cell table:style-name="ce35" table:formula="of:=IF([.MX$3]=&quot;&quot;;&quot;&quot;;(IF(OR([.MX12]=&quot;&quot;;[.MX12]=0);0;1)))">
            <text:p/>
          </table:table-cell>
          <table:table-cell table:style-name="ce35" table:formula="of:=IF([.MY$3]=&quot;&quot;;&quot;&quot;;(IF(OR([.MY12]=&quot;&quot;;[.MY12]=0);0;1)))">
            <text:p/>
          </table:table-cell>
          <table:table-cell table:style-name="ce35" table:formula="of:=IF([.MZ$3]=&quot;&quot;;&quot;&quot;;(IF(OR([.MZ12]=&quot;&quot;;[.MZ12]=0);0;1)))">
            <text:p/>
          </table:table-cell>
          <table:table-cell table:style-name="ce35" table:formula="of:=IF([.NA$3]=&quot;&quot;;&quot;&quot;;(IF(OR([.NA12]=&quot;&quot;;[.NA12]=0);0;1)))">
            <text:p/>
          </table:table-cell>
          <table:table-cell table:style-name="ce35" table:formula="of:=IF([.NB$3]=&quot;&quot;;&quot;&quot;;(IF(OR([.NB12]=&quot;&quot;;[.NB12]=0);0;1)))">
            <text:p/>
          </table:table-cell>
          <table:table-cell table:style-name="ce35" table:formula="of:=IF([.NC$3]=&quot;&quot;;&quot;&quot;;(IF(OR([.NC12]=&quot;&quot;;[.NC12]=0);0;1)))">
            <text:p/>
          </table:table-cell>
          <table:table-cell table:style-name="ce35" table:formula="of:=IF([.ND$3]=&quot;&quot;;&quot;&quot;;(IF(OR([.ND12]=&quot;&quot;;[.ND12]=0);0;1)))">
            <text:p/>
          </table:table-cell>
          <table:table-cell table:style-name="ce35" table:formula="of:=IF([.NE$3]=&quot;&quot;;&quot;&quot;;(IF(OR([.NE12]=&quot;&quot;;[.NE12]=0);0;1)))">
            <text:p/>
          </table:table-cell>
          <table:table-cell table:style-name="ce35" table:formula="of:=IF([.NF$3]=&quot;&quot;;&quot;&quot;;(IF(OR([.NF12]=&quot;&quot;;[.NF12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13:.B13])" office:value-type="float" office:value="0" calcext:value-type="float">
            <text:p>0</text:p>
          </table:table-cell>
          <table:table-cell table:style-name="ce11" table:formula="of:=IFERROR((LEN([.NG13])-SEARCH(&quot;0[^0]*$&quot;;[.NG13]));LEN([.NG13]))" office:value-type="float" office:value="0" calcext:value-type="float">
            <text:p>0</text:p>
          </table:table-cell>
          <table:table-cell table:style-name="ce5" table:formula="of:=COUNTA([.E13:.NF13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35" table:formula="of:=COM.MICROSOFT.CONCAT([.NH13:.ABI13])">
            <text:p/>
          </table:table-cell>
          <table:table-cell table:style-name="ce46" table:formula="of:=IF([.E$3]=&quot;&quot;;&quot;&quot;;(IF(OR([.E13]=&quot;&quot;;[.E13]=0);0;1)))">
            <text:p/>
          </table:table-cell>
          <table:table-cell table:style-name="ce46" table:formula="of:=IF([.F$3]=&quot;&quot;;&quot;&quot;;(IF(OR([.F13]=&quot;&quot;;[.F13]=0);0;1)))">
            <text:p/>
          </table:table-cell>
          <table:table-cell table:style-name="ce46" table:formula="of:=IF([.G$3]=&quot;&quot;;&quot;&quot;;(IF(OR([.G13]=&quot;&quot;;[.G13]=0);0;1)))">
            <text:p/>
          </table:table-cell>
          <table:table-cell table:style-name="ce46" table:formula="of:=IF([.H$3]=&quot;&quot;;&quot;&quot;;(IF(OR([.H13]=&quot;&quot;;[.H13]=0);0;1)))">
            <text:p/>
          </table:table-cell>
          <table:table-cell table:style-name="ce47" table:formula="of:=IF([.I$3]=&quot;&quot;;&quot;&quot;;(IF(OR([.I13]=&quot;&quot;;[.I13]=0);0;1)))">
            <text:p/>
          </table:table-cell>
          <table:table-cell table:style-name="ce47" table:formula="of:=IF([.J$3]=&quot;&quot;;&quot;&quot;;(IF(OR([.J13]=&quot;&quot;;[.J13]=0);0;1)))">
            <text:p/>
          </table:table-cell>
          <table:table-cell table:style-name="ce47" table:formula="of:=IF([.K$3]=&quot;&quot;;&quot;&quot;;(IF(OR([.K13]=&quot;&quot;;[.K13]=0);0;1)))">
            <text:p/>
          </table:table-cell>
          <table:table-cell table:style-name="ce47" table:formula="of:=IF([.L$3]=&quot;&quot;;&quot;&quot;;(IF(OR([.L13]=&quot;&quot;;[.L13]=0);0;1)))">
            <text:p/>
          </table:table-cell>
          <table:table-cell table:style-name="ce47" table:formula="of:=IF([.M$3]=&quot;&quot;;&quot;&quot;;(IF(OR([.M13]=&quot;&quot;;[.M13]=0);0;1)))">
            <text:p/>
          </table:table-cell>
          <table:table-cell table:style-name="ce47" table:formula="of:=IF([.N$3]=&quot;&quot;;&quot;&quot;;(IF(OR([.N13]=&quot;&quot;;[.N13]=0);0;1)))">
            <text:p/>
          </table:table-cell>
          <table:table-cell table:style-name="ce47" table:formula="of:=IF([.O$3]=&quot;&quot;;&quot;&quot;;(IF(OR([.O13]=&quot;&quot;;[.O13]=0);0;1)))">
            <text:p/>
          </table:table-cell>
          <table:table-cell table:style-name="ce47" table:formula="of:=IF([.P$3]=&quot;&quot;;&quot;&quot;;(IF(OR([.P13]=&quot;&quot;;[.P13]=0);0;1)))">
            <text:p/>
          </table:table-cell>
          <table:table-cell table:style-name="ce47" table:formula="of:=IF([.Q$3]=&quot;&quot;;&quot;&quot;;(IF(OR([.Q13]=&quot;&quot;;[.Q13]=0);0;1)))">
            <text:p/>
          </table:table-cell>
          <table:table-cell table:style-name="ce47" table:formula="of:=IF([.R$3]=&quot;&quot;;&quot;&quot;;(IF(OR([.R13]=&quot;&quot;;[.R13]=0);0;1)))">
            <text:p/>
          </table:table-cell>
          <table:table-cell table:style-name="ce47" table:formula="of:=IF([.S$3]=&quot;&quot;;&quot;&quot;;(IF(OR([.S13]=&quot;&quot;;[.S13]=0);0;1)))">
            <text:p/>
          </table:table-cell>
          <table:table-cell table:style-name="ce47" table:formula="of:=IF([.T$3]=&quot;&quot;;&quot;&quot;;(IF(OR([.T13]=&quot;&quot;;[.T13]=0);0;1)))">
            <text:p/>
          </table:table-cell>
          <table:table-cell table:style-name="ce47" table:formula="of:=IF([.U$3]=&quot;&quot;;&quot;&quot;;(IF(OR([.U13]=&quot;&quot;;[.U13]=0);0;1)))">
            <text:p/>
          </table:table-cell>
          <table:table-cell table:style-name="ce47" table:formula="of:=IF([.V$3]=&quot;&quot;;&quot;&quot;;(IF(OR([.V13]=&quot;&quot;;[.V13]=0);0;1)))">
            <text:p/>
          </table:table-cell>
          <table:table-cell table:style-name="ce47" table:formula="of:=IF([.W$3]=&quot;&quot;;&quot;&quot;;(IF(OR([.W13]=&quot;&quot;;[.W13]=0);0;1)))">
            <text:p/>
          </table:table-cell>
          <table:table-cell table:style-name="ce47" table:formula="of:=IF([.X$3]=&quot;&quot;;&quot;&quot;;(IF(OR([.X13]=&quot;&quot;;[.X13]=0);0;1)))">
            <text:p/>
          </table:table-cell>
          <table:table-cell table:style-name="ce47" table:formula="of:=IF([.Y$3]=&quot;&quot;;&quot;&quot;;(IF(OR([.Y13]=&quot;&quot;;[.Y13]=0);0;1)))">
            <text:p/>
          </table:table-cell>
          <table:table-cell table:style-name="ce47" table:formula="of:=IF([.Z$3]=&quot;&quot;;&quot;&quot;;(IF(OR([.Z13]=&quot;&quot;;[.Z13]=0);0;1)))">
            <text:p/>
          </table:table-cell>
          <table:table-cell table:style-name="ce47" table:formula="of:=IF([.AA$3]=&quot;&quot;;&quot;&quot;;(IF(OR([.AA13]=&quot;&quot;;[.AA13]=0);0;1)))">
            <text:p/>
          </table:table-cell>
          <table:table-cell table:style-name="ce47" table:formula="of:=IF([.AB$3]=&quot;&quot;;&quot;&quot;;(IF(OR([.AB13]=&quot;&quot;;[.AB13]=0);0;1)))">
            <text:p/>
          </table:table-cell>
          <table:table-cell table:style-name="ce47" table:formula="of:=IF([.AC$3]=&quot;&quot;;&quot;&quot;;(IF(OR([.AC13]=&quot;&quot;;[.AC13]=0);0;1)))">
            <text:p/>
          </table:table-cell>
          <table:table-cell table:style-name="ce47" table:formula="of:=IF([.AD$3]=&quot;&quot;;&quot;&quot;;(IF(OR([.AD13]=&quot;&quot;;[.AD13]=0);0;1)))">
            <text:p/>
          </table:table-cell>
          <table:table-cell table:style-name="ce47" table:formula="of:=IF([.AE$3]=&quot;&quot;;&quot;&quot;;(IF(OR([.AE13]=&quot;&quot;;[.AE13]=0);0;1)))">
            <text:p/>
          </table:table-cell>
          <table:table-cell table:style-name="ce47" table:formula="of:=IF([.AF$3]=&quot;&quot;;&quot;&quot;;(IF(OR([.AF13]=&quot;&quot;;[.AF13]=0);0;1)))">
            <text:p/>
          </table:table-cell>
          <table:table-cell table:style-name="ce47" table:formula="of:=IF([.AG$3]=&quot;&quot;;&quot;&quot;;(IF(OR([.AG13]=&quot;&quot;;[.AG13]=0);0;1)))">
            <text:p/>
          </table:table-cell>
          <table:table-cell table:style-name="ce47" table:formula="of:=IF([.AH$3]=&quot;&quot;;&quot;&quot;;(IF(OR([.AH13]=&quot;&quot;;[.AH13]=0);0;1)))">
            <text:p/>
          </table:table-cell>
          <table:table-cell table:style-name="ce47" table:formula="of:=IF([.AI$3]=&quot;&quot;;&quot;&quot;;(IF(OR([.AI13]=&quot;&quot;;[.AI13]=0);0;1)))">
            <text:p/>
          </table:table-cell>
          <table:table-cell table:style-name="ce47" table:formula="of:=IF([.AJ$3]=&quot;&quot;;&quot;&quot;;(IF(OR([.AJ13]=&quot;&quot;;[.AJ13]=0);0;1)))">
            <text:p/>
          </table:table-cell>
          <table:table-cell table:style-name="ce47" table:formula="of:=IF([.AK$3]=&quot;&quot;;&quot;&quot;;(IF(OR([.AK13]=&quot;&quot;;[.AK13]=0);0;1)))">
            <text:p/>
          </table:table-cell>
          <table:table-cell table:style-name="ce47" table:formula="of:=IF([.AL$3]=&quot;&quot;;&quot;&quot;;(IF(OR([.AL13]=&quot;&quot;;[.AL13]=0);0;1)))">
            <text:p/>
          </table:table-cell>
          <table:table-cell table:style-name="ce47" table:formula="of:=IF([.AM$3]=&quot;&quot;;&quot;&quot;;(IF(OR([.AM13]=&quot;&quot;;[.AM13]=0);0;1)))">
            <text:p/>
          </table:table-cell>
          <table:table-cell table:style-name="ce47" table:formula="of:=IF([.AN$3]=&quot;&quot;;&quot;&quot;;(IF(OR([.AN13]=&quot;&quot;;[.AN13]=0);0;1)))">
            <text:p/>
          </table:table-cell>
          <table:table-cell table:style-name="ce47" table:formula="of:=IF([.AO$3]=&quot;&quot;;&quot;&quot;;(IF(OR([.AO13]=&quot;&quot;;[.AO13]=0);0;1)))">
            <text:p/>
          </table:table-cell>
          <table:table-cell table:style-name="ce47" table:formula="of:=IF([.AP$3]=&quot;&quot;;&quot;&quot;;(IF(OR([.AP13]=&quot;&quot;;[.AP13]=0);0;1)))">
            <text:p/>
          </table:table-cell>
          <table:table-cell table:style-name="ce47" table:formula="of:=IF([.AQ$3]=&quot;&quot;;&quot;&quot;;(IF(OR([.AQ13]=&quot;&quot;;[.AQ13]=0);0;1)))">
            <text:p/>
          </table:table-cell>
          <table:table-cell table:style-name="ce47" table:formula="of:=IF([.AR$3]=&quot;&quot;;&quot;&quot;;(IF(OR([.AR13]=&quot;&quot;;[.AR13]=0);0;1)))">
            <text:p/>
          </table:table-cell>
          <table:table-cell table:style-name="ce47" table:formula="of:=IF([.AS$3]=&quot;&quot;;&quot;&quot;;(IF(OR([.AS13]=&quot;&quot;;[.AS13]=0);0;1)))">
            <text:p/>
          </table:table-cell>
          <table:table-cell table:style-name="ce47" table:formula="of:=IF([.AT$3]=&quot;&quot;;&quot;&quot;;(IF(OR([.AT13]=&quot;&quot;;[.AT13]=0);0;1)))">
            <text:p/>
          </table:table-cell>
          <table:table-cell table:style-name="ce47" table:formula="of:=IF([.AU$3]=&quot;&quot;;&quot;&quot;;(IF(OR([.AU13]=&quot;&quot;;[.AU13]=0);0;1)))">
            <text:p/>
          </table:table-cell>
          <table:table-cell table:style-name="ce47" table:formula="of:=IF([.AV$3]=&quot;&quot;;&quot;&quot;;(IF(OR([.AV13]=&quot;&quot;;[.AV13]=0);0;1)))">
            <text:p/>
          </table:table-cell>
          <table:table-cell table:style-name="ce47" table:formula="of:=IF([.AW$3]=&quot;&quot;;&quot;&quot;;(IF(OR([.AW13]=&quot;&quot;;[.AW13]=0);0;1)))">
            <text:p/>
          </table:table-cell>
          <table:table-cell table:style-name="ce47" table:formula="of:=IF([.AX$3]=&quot;&quot;;&quot;&quot;;(IF(OR([.AX13]=&quot;&quot;;[.AX13]=0);0;1)))">
            <text:p/>
          </table:table-cell>
          <table:table-cell table:style-name="ce47" table:formula="of:=IF([.AY$3]=&quot;&quot;;&quot;&quot;;(IF(OR([.AY13]=&quot;&quot;;[.AY13]=0);0;1)))">
            <text:p/>
          </table:table-cell>
          <table:table-cell table:style-name="ce47" table:formula="of:=IF([.AZ$3]=&quot;&quot;;&quot;&quot;;(IF(OR([.AZ13]=&quot;&quot;;[.AZ13]=0);0;1)))">
            <text:p/>
          </table:table-cell>
          <table:table-cell table:style-name="ce47" table:formula="of:=IF([.BA$3]=&quot;&quot;;&quot;&quot;;(IF(OR([.BA13]=&quot;&quot;;[.BA13]=0);0;1)))">
            <text:p/>
          </table:table-cell>
          <table:table-cell table:style-name="ce47" table:formula="of:=IF([.BB$3]=&quot;&quot;;&quot;&quot;;(IF(OR([.BB13]=&quot;&quot;;[.BB13]=0);0;1)))">
            <text:p/>
          </table:table-cell>
          <table:table-cell table:style-name="ce47" table:formula="of:=IF([.BC$3]=&quot;&quot;;&quot;&quot;;(IF(OR([.BC13]=&quot;&quot;;[.BC13]=0);0;1)))">
            <text:p/>
          </table:table-cell>
          <table:table-cell table:style-name="ce47" table:formula="of:=IF([.BD$3]=&quot;&quot;;&quot;&quot;;(IF(OR([.BD13]=&quot;&quot;;[.BD13]=0);0;1)))">
            <text:p/>
          </table:table-cell>
          <table:table-cell table:style-name="ce47" table:formula="of:=IF([.BE$3]=&quot;&quot;;&quot;&quot;;(IF(OR([.BE13]=&quot;&quot;;[.BE13]=0);0;1)))">
            <text:p/>
          </table:table-cell>
          <table:table-cell table:style-name="ce47" table:formula="of:=IF([.BF$3]=&quot;&quot;;&quot;&quot;;(IF(OR([.BF13]=&quot;&quot;;[.BF13]=0);0;1)))">
            <text:p/>
          </table:table-cell>
          <table:table-cell table:style-name="ce47" table:formula="of:=IF([.BG$3]=&quot;&quot;;&quot;&quot;;(IF(OR([.BG13]=&quot;&quot;;[.BG13]=0);0;1)))">
            <text:p/>
          </table:table-cell>
          <table:table-cell table:style-name="ce47" table:formula="of:=IF([.BH$3]=&quot;&quot;;&quot;&quot;;(IF(OR([.BH13]=&quot;&quot;;[.BH13]=0);0;1)))">
            <text:p/>
          </table:table-cell>
          <table:table-cell table:style-name="ce47" table:formula="of:=IF([.BI$3]=&quot;&quot;;&quot;&quot;;(IF(OR([.BI13]=&quot;&quot;;[.BI13]=0);0;1)))">
            <text:p/>
          </table:table-cell>
          <table:table-cell table:style-name="ce47" table:formula="of:=IF([.BJ$3]=&quot;&quot;;&quot;&quot;;(IF(OR([.BJ13]=&quot;&quot;;[.BJ13]=0);0;1)))">
            <text:p/>
          </table:table-cell>
          <table:table-cell table:style-name="ce47" table:formula="of:=IF([.BK$3]=&quot;&quot;;&quot;&quot;;(IF(OR([.BK13]=&quot;&quot;;[.BK13]=0);0;1)))">
            <text:p/>
          </table:table-cell>
          <table:table-cell table:style-name="ce47" table:formula="of:=IF([.BL$3]=&quot;&quot;;&quot;&quot;;(IF(OR([.BL13]=&quot;&quot;;[.BL13]=0);0;1)))">
            <text:p/>
          </table:table-cell>
          <table:table-cell table:style-name="ce47" table:formula="of:=IF([.BM$3]=&quot;&quot;;&quot;&quot;;(IF(OR([.BM13]=&quot;&quot;;[.BM13]=0);0;1)))">
            <text:p/>
          </table:table-cell>
          <table:table-cell table:style-name="ce47" table:formula="of:=IF([.BN$3]=&quot;&quot;;&quot;&quot;;(IF(OR([.BN13]=&quot;&quot;;[.BN13]=0);0;1)))">
            <text:p/>
          </table:table-cell>
          <table:table-cell table:style-name="ce47" table:formula="of:=IF([.BO$3]=&quot;&quot;;&quot;&quot;;(IF(OR([.BO13]=&quot;&quot;;[.BO13]=0);0;1)))">
            <text:p/>
          </table:table-cell>
          <table:table-cell table:style-name="ce47" table:formula="of:=IF([.BP$3]=&quot;&quot;;&quot;&quot;;(IF(OR([.BP13]=&quot;&quot;;[.BP13]=0);0;1)))">
            <text:p/>
          </table:table-cell>
          <table:table-cell table:style-name="ce47" table:formula="of:=IF([.BQ$3]=&quot;&quot;;&quot;&quot;;(IF(OR([.BQ13]=&quot;&quot;;[.BQ13]=0);0;1)))">
            <text:p/>
          </table:table-cell>
          <table:table-cell table:style-name="ce47" table:formula="of:=IF([.BR$3]=&quot;&quot;;&quot;&quot;;(IF(OR([.BR13]=&quot;&quot;;[.BR13]=0);0;1)))">
            <text:p/>
          </table:table-cell>
          <table:table-cell table:style-name="ce47" table:formula="of:=IF([.BS$3]=&quot;&quot;;&quot;&quot;;(IF(OR([.BS13]=&quot;&quot;;[.BS13]=0);0;1)))">
            <text:p/>
          </table:table-cell>
          <table:table-cell table:style-name="ce47" table:formula="of:=IF([.BT$3]=&quot;&quot;;&quot;&quot;;(IF(OR([.BT13]=&quot;&quot;;[.BT13]=0);0;1)))">
            <text:p/>
          </table:table-cell>
          <table:table-cell table:style-name="ce47" table:formula="of:=IF([.BU$3]=&quot;&quot;;&quot;&quot;;(IF(OR([.BU13]=&quot;&quot;;[.BU13]=0);0;1)))">
            <text:p/>
          </table:table-cell>
          <table:table-cell table:style-name="ce47" table:formula="of:=IF([.BV$3]=&quot;&quot;;&quot;&quot;;(IF(OR([.BV13]=&quot;&quot;;[.BV13]=0);0;1)))">
            <text:p/>
          </table:table-cell>
          <table:table-cell table:style-name="ce47" table:formula="of:=IF([.BW$3]=&quot;&quot;;&quot;&quot;;(IF(OR([.BW13]=&quot;&quot;;[.BW13]=0);0;1)))">
            <text:p/>
          </table:table-cell>
          <table:table-cell table:style-name="ce47" table:formula="of:=IF([.BX$3]=&quot;&quot;;&quot;&quot;;(IF(OR([.BX13]=&quot;&quot;;[.BX13]=0);0;1)))">
            <text:p/>
          </table:table-cell>
          <table:table-cell table:style-name="ce47" table:formula="of:=IF([.BY$3]=&quot;&quot;;&quot;&quot;;(IF(OR([.BY13]=&quot;&quot;;[.BY13]=0);0;1)))">
            <text:p/>
          </table:table-cell>
          <table:table-cell table:style-name="ce47" table:formula="of:=IF([.BZ$3]=&quot;&quot;;&quot;&quot;;(IF(OR([.BZ13]=&quot;&quot;;[.BZ13]=0);0;1)))">
            <text:p/>
          </table:table-cell>
          <table:table-cell table:style-name="ce47" table:formula="of:=IF([.CA$3]=&quot;&quot;;&quot;&quot;;(IF(OR([.CA13]=&quot;&quot;;[.CA13]=0);0;1)))">
            <text:p/>
          </table:table-cell>
          <table:table-cell table:style-name="ce47" table:formula="of:=IF([.CB$3]=&quot;&quot;;&quot;&quot;;(IF(OR([.CB13]=&quot;&quot;;[.CB13]=0);0;1)))">
            <text:p/>
          </table:table-cell>
          <table:table-cell table:style-name="ce47" table:formula="of:=IF([.CC$3]=&quot;&quot;;&quot;&quot;;(IF(OR([.CC13]=&quot;&quot;;[.CC13]=0);0;1)))">
            <text:p/>
          </table:table-cell>
          <table:table-cell table:style-name="ce47" table:formula="of:=IF([.CD$3]=&quot;&quot;;&quot;&quot;;(IF(OR([.CD13]=&quot;&quot;;[.CD13]=0);0;1)))">
            <text:p/>
          </table:table-cell>
          <table:table-cell table:style-name="ce47" table:formula="of:=IF([.CE$3]=&quot;&quot;;&quot;&quot;;(IF(OR([.CE13]=&quot;&quot;;[.CE13]=0);0;1)))">
            <text:p/>
          </table:table-cell>
          <table:table-cell table:style-name="ce47" table:formula="of:=IF([.CF$3]=&quot;&quot;;&quot;&quot;;(IF(OR([.CF13]=&quot;&quot;;[.CF13]=0);0;1)))">
            <text:p/>
          </table:table-cell>
          <table:table-cell table:style-name="ce47" table:formula="of:=IF([.CG$3]=&quot;&quot;;&quot;&quot;;(IF(OR([.CG13]=&quot;&quot;;[.CG13]=0);0;1)))">
            <text:p/>
          </table:table-cell>
          <table:table-cell table:style-name="ce47" table:formula="of:=IF([.CH$3]=&quot;&quot;;&quot;&quot;;(IF(OR([.CH13]=&quot;&quot;;[.CH13]=0);0;1)))">
            <text:p/>
          </table:table-cell>
          <table:table-cell table:style-name="ce47" table:formula="of:=IF([.CI$3]=&quot;&quot;;&quot;&quot;;(IF(OR([.CI13]=&quot;&quot;;[.CI13]=0);0;1)))">
            <text:p/>
          </table:table-cell>
          <table:table-cell table:style-name="ce47" table:formula="of:=IF([.CJ$3]=&quot;&quot;;&quot;&quot;;(IF(OR([.CJ13]=&quot;&quot;;[.CJ13]=0);0;1)))">
            <text:p/>
          </table:table-cell>
          <table:table-cell table:style-name="ce47" table:formula="of:=IF([.CK$3]=&quot;&quot;;&quot;&quot;;(IF(OR([.CK13]=&quot;&quot;;[.CK13]=0);0;1)))">
            <text:p/>
          </table:table-cell>
          <table:table-cell table:style-name="ce47" table:formula="of:=IF([.CL$3]=&quot;&quot;;&quot;&quot;;(IF(OR([.CL13]=&quot;&quot;;[.CL13]=0);0;1)))">
            <text:p/>
          </table:table-cell>
          <table:table-cell table:style-name="ce47" table:formula="of:=IF([.CM$3]=&quot;&quot;;&quot;&quot;;(IF(OR([.CM13]=&quot;&quot;;[.CM13]=0);0;1)))">
            <text:p/>
          </table:table-cell>
          <table:table-cell table:style-name="ce47" table:formula="of:=IF([.CN$3]=&quot;&quot;;&quot;&quot;;(IF(OR([.CN13]=&quot;&quot;;[.CN13]=0);0;1)))">
            <text:p/>
          </table:table-cell>
          <table:table-cell table:style-name="ce47" table:formula="of:=IF([.CO$3]=&quot;&quot;;&quot;&quot;;(IF(OR([.CO13]=&quot;&quot;;[.CO13]=0);0;1)))">
            <text:p/>
          </table:table-cell>
          <table:table-cell table:style-name="ce47" table:formula="of:=IF([.CP$3]=&quot;&quot;;&quot;&quot;;(IF(OR([.CP13]=&quot;&quot;;[.CP13]=0);0;1)))">
            <text:p/>
          </table:table-cell>
          <table:table-cell table:style-name="ce47" table:formula="of:=IF([.CQ$3]=&quot;&quot;;&quot;&quot;;(IF(OR([.CQ13]=&quot;&quot;;[.CQ13]=0);0;1)))">
            <text:p/>
          </table:table-cell>
          <table:table-cell table:style-name="ce47" table:formula="of:=IF([.CR$3]=&quot;&quot;;&quot;&quot;;(IF(OR([.CR13]=&quot;&quot;;[.CR13]=0);0;1)))">
            <text:p/>
          </table:table-cell>
          <table:table-cell table:style-name="ce47" table:formula="of:=IF([.CS$3]=&quot;&quot;;&quot;&quot;;(IF(OR([.CS13]=&quot;&quot;;[.CS13]=0);0;1)))">
            <text:p/>
          </table:table-cell>
          <table:table-cell table:style-name="ce47" table:formula="of:=IF([.CT$3]=&quot;&quot;;&quot;&quot;;(IF(OR([.CT13]=&quot;&quot;;[.CT13]=0);0;1)))">
            <text:p/>
          </table:table-cell>
          <table:table-cell table:style-name="ce47" table:formula="of:=IF([.CU$3]=&quot;&quot;;&quot;&quot;;(IF(OR([.CU13]=&quot;&quot;;[.CU13]=0);0;1)))">
            <text:p/>
          </table:table-cell>
          <table:table-cell table:style-name="ce47" table:formula="of:=IF([.CV$3]=&quot;&quot;;&quot;&quot;;(IF(OR([.CV13]=&quot;&quot;;[.CV13]=0);0;1)))">
            <text:p/>
          </table:table-cell>
          <table:table-cell table:style-name="ce47" table:formula="of:=IF([.CW$3]=&quot;&quot;;&quot;&quot;;(IF(OR([.CW13]=&quot;&quot;;[.CW13]=0);0;1)))">
            <text:p/>
          </table:table-cell>
          <table:table-cell table:style-name="ce47" table:formula="of:=IF([.CX$3]=&quot;&quot;;&quot;&quot;;(IF(OR([.CX13]=&quot;&quot;;[.CX13]=0);0;1)))">
            <text:p/>
          </table:table-cell>
          <table:table-cell table:style-name="ce47" table:formula="of:=IF([.CY$3]=&quot;&quot;;&quot;&quot;;(IF(OR([.CY13]=&quot;&quot;;[.CY13]=0);0;1)))">
            <text:p/>
          </table:table-cell>
          <table:table-cell table:style-name="ce47" table:formula="of:=IF([.CZ$3]=&quot;&quot;;&quot;&quot;;(IF(OR([.CZ13]=&quot;&quot;;[.CZ13]=0);0;1)))">
            <text:p/>
          </table:table-cell>
          <table:table-cell table:style-name="ce47" table:formula="of:=IF([.DA$3]=&quot;&quot;;&quot;&quot;;(IF(OR([.DA13]=&quot;&quot;;[.DA13]=0);0;1)))">
            <text:p/>
          </table:table-cell>
          <table:table-cell table:style-name="ce47" table:formula="of:=IF([.DB$3]=&quot;&quot;;&quot;&quot;;(IF(OR([.DB13]=&quot;&quot;;[.DB13]=0);0;1)))">
            <text:p/>
          </table:table-cell>
          <table:table-cell table:style-name="ce47" table:formula="of:=IF([.DC$3]=&quot;&quot;;&quot;&quot;;(IF(OR([.DC13]=&quot;&quot;;[.DC13]=0);0;1)))">
            <text:p/>
          </table:table-cell>
          <table:table-cell table:style-name="ce47" table:formula="of:=IF([.DD$3]=&quot;&quot;;&quot;&quot;;(IF(OR([.DD13]=&quot;&quot;;[.DD13]=0);0;1)))">
            <text:p/>
          </table:table-cell>
          <table:table-cell table:style-name="ce47" table:formula="of:=IF([.DE$3]=&quot;&quot;;&quot;&quot;;(IF(OR([.DE13]=&quot;&quot;;[.DE13]=0);0;1)))">
            <text:p/>
          </table:table-cell>
          <table:table-cell table:style-name="ce47" table:formula="of:=IF([.DF$3]=&quot;&quot;;&quot;&quot;;(IF(OR([.DF13]=&quot;&quot;;[.DF13]=0);0;1)))">
            <text:p/>
          </table:table-cell>
          <table:table-cell table:style-name="ce47" table:formula="of:=IF([.DG$3]=&quot;&quot;;&quot;&quot;;(IF(OR([.DG13]=&quot;&quot;;[.DG13]=0);0;1)))">
            <text:p/>
          </table:table-cell>
          <table:table-cell table:style-name="ce47" table:formula="of:=IF([.DH$3]=&quot;&quot;;&quot;&quot;;(IF(OR([.DH13]=&quot;&quot;;[.DH13]=0);0;1)))">
            <text:p/>
          </table:table-cell>
          <table:table-cell table:style-name="ce47" table:formula="of:=IF([.DI$3]=&quot;&quot;;&quot;&quot;;(IF(OR([.DI13]=&quot;&quot;;[.DI13]=0);0;1)))">
            <text:p/>
          </table:table-cell>
          <table:table-cell table:style-name="ce47" table:formula="of:=IF([.DJ$3]=&quot;&quot;;&quot;&quot;;(IF(OR([.DJ13]=&quot;&quot;;[.DJ13]=0);0;1)))">
            <text:p/>
          </table:table-cell>
          <table:table-cell table:style-name="ce47" table:formula="of:=IF([.DK$3]=&quot;&quot;;&quot;&quot;;(IF(OR([.DK13]=&quot;&quot;;[.DK13]=0);0;1)))">
            <text:p/>
          </table:table-cell>
          <table:table-cell table:style-name="ce47" table:formula="of:=IF([.DL$3]=&quot;&quot;;&quot;&quot;;(IF(OR([.DL13]=&quot;&quot;;[.DL13]=0);0;1)))">
            <text:p/>
          </table:table-cell>
          <table:table-cell table:style-name="ce47" table:formula="of:=IF([.DM$3]=&quot;&quot;;&quot;&quot;;(IF(OR([.DM13]=&quot;&quot;;[.DM13]=0);0;1)))">
            <text:p/>
          </table:table-cell>
          <table:table-cell table:style-name="ce47" table:formula="of:=IF([.DN$3]=&quot;&quot;;&quot;&quot;;(IF(OR([.DN13]=&quot;&quot;;[.DN13]=0);0;1)))">
            <text:p/>
          </table:table-cell>
          <table:table-cell table:style-name="ce47" table:formula="of:=IF([.DO$3]=&quot;&quot;;&quot;&quot;;(IF(OR([.DO13]=&quot;&quot;;[.DO13]=0);0;1)))">
            <text:p/>
          </table:table-cell>
          <table:table-cell table:style-name="ce47" table:formula="of:=IF([.DP$3]=&quot;&quot;;&quot;&quot;;(IF(OR([.DP13]=&quot;&quot;;[.DP13]=0);0;1)))">
            <text:p/>
          </table:table-cell>
          <table:table-cell table:style-name="ce47" table:formula="of:=IF([.DQ$3]=&quot;&quot;;&quot;&quot;;(IF(OR([.DQ13]=&quot;&quot;;[.DQ13]=0);0;1)))">
            <text:p/>
          </table:table-cell>
          <table:table-cell table:style-name="ce47" table:formula="of:=IF([.DR$3]=&quot;&quot;;&quot;&quot;;(IF(OR([.DR13]=&quot;&quot;;[.DR13]=0);0;1)))">
            <text:p/>
          </table:table-cell>
          <table:table-cell table:style-name="ce47" table:formula="of:=IF([.DS$3]=&quot;&quot;;&quot;&quot;;(IF(OR([.DS13]=&quot;&quot;;[.DS13]=0);0;1)))">
            <text:p/>
          </table:table-cell>
          <table:table-cell table:style-name="ce47" table:formula="of:=IF([.DT$3]=&quot;&quot;;&quot;&quot;;(IF(OR([.DT13]=&quot;&quot;;[.DT13]=0);0;1)))">
            <text:p/>
          </table:table-cell>
          <table:table-cell table:style-name="ce47" table:formula="of:=IF([.DU$3]=&quot;&quot;;&quot;&quot;;(IF(OR([.DU13]=&quot;&quot;;[.DU13]=0);0;1)))">
            <text:p/>
          </table:table-cell>
          <table:table-cell table:style-name="ce47" table:formula="of:=IF([.DV$3]=&quot;&quot;;&quot;&quot;;(IF(OR([.DV13]=&quot;&quot;;[.DV13]=0);0;1)))">
            <text:p/>
          </table:table-cell>
          <table:table-cell table:style-name="ce47" table:formula="of:=IF([.DW$3]=&quot;&quot;;&quot;&quot;;(IF(OR([.DW13]=&quot;&quot;;[.DW13]=0);0;1)))">
            <text:p/>
          </table:table-cell>
          <table:table-cell table:style-name="ce47" table:formula="of:=IF([.DX$3]=&quot;&quot;;&quot;&quot;;(IF(OR([.DX13]=&quot;&quot;;[.DX13]=0);0;1)))">
            <text:p/>
          </table:table-cell>
          <table:table-cell table:style-name="ce47" table:formula="of:=IF([.DY$3]=&quot;&quot;;&quot;&quot;;(IF(OR([.DY13]=&quot;&quot;;[.DY13]=0);0;1)))">
            <text:p/>
          </table:table-cell>
          <table:table-cell table:style-name="ce47" table:formula="of:=IF([.DZ$3]=&quot;&quot;;&quot;&quot;;(IF(OR([.DZ13]=&quot;&quot;;[.DZ13]=0);0;1)))">
            <text:p/>
          </table:table-cell>
          <table:table-cell table:style-name="ce47" table:formula="of:=IF([.EA$3]=&quot;&quot;;&quot;&quot;;(IF(OR([.EA13]=&quot;&quot;;[.EA13]=0);0;1)))">
            <text:p/>
          </table:table-cell>
          <table:table-cell table:style-name="ce47" table:formula="of:=IF([.EB$3]=&quot;&quot;;&quot;&quot;;(IF(OR([.EB13]=&quot;&quot;;[.EB13]=0);0;1)))">
            <text:p/>
          </table:table-cell>
          <table:table-cell table:style-name="ce47" table:formula="of:=IF([.EC$3]=&quot;&quot;;&quot;&quot;;(IF(OR([.EC13]=&quot;&quot;;[.EC13]=0);0;1)))">
            <text:p/>
          </table:table-cell>
          <table:table-cell table:style-name="ce47" table:formula="of:=IF([.ED$3]=&quot;&quot;;&quot;&quot;;(IF(OR([.ED13]=&quot;&quot;;[.ED13]=0);0;1)))">
            <text:p/>
          </table:table-cell>
          <table:table-cell table:style-name="ce47" table:formula="of:=IF([.EE$3]=&quot;&quot;;&quot;&quot;;(IF(OR([.EE13]=&quot;&quot;;[.EE13]=0);0;1)))">
            <text:p/>
          </table:table-cell>
          <table:table-cell table:style-name="ce47" table:formula="of:=IF([.EF$3]=&quot;&quot;;&quot;&quot;;(IF(OR([.EF13]=&quot;&quot;;[.EF13]=0);0;1)))">
            <text:p/>
          </table:table-cell>
          <table:table-cell table:style-name="ce47" table:formula="of:=IF([.EG$3]=&quot;&quot;;&quot;&quot;;(IF(OR([.EG13]=&quot;&quot;;[.EG13]=0);0;1)))">
            <text:p/>
          </table:table-cell>
          <table:table-cell table:style-name="ce47" table:formula="of:=IF([.EH$3]=&quot;&quot;;&quot;&quot;;(IF(OR([.EH13]=&quot;&quot;;[.EH13]=0);0;1)))">
            <text:p/>
          </table:table-cell>
          <table:table-cell table:style-name="ce47" table:formula="of:=IF([.EI$3]=&quot;&quot;;&quot;&quot;;(IF(OR([.EI13]=&quot;&quot;;[.EI13]=0);0;1)))">
            <text:p/>
          </table:table-cell>
          <table:table-cell table:style-name="ce47" table:formula="of:=IF([.EJ$3]=&quot;&quot;;&quot;&quot;;(IF(OR([.EJ13]=&quot;&quot;;[.EJ13]=0);0;1)))">
            <text:p/>
          </table:table-cell>
          <table:table-cell table:style-name="ce47" table:formula="of:=IF([.EK$3]=&quot;&quot;;&quot;&quot;;(IF(OR([.EK13]=&quot;&quot;;[.EK13]=0);0;1)))">
            <text:p/>
          </table:table-cell>
          <table:table-cell table:style-name="ce47" table:formula="of:=IF([.EL$3]=&quot;&quot;;&quot;&quot;;(IF(OR([.EL13]=&quot;&quot;;[.EL13]=0);0;1)))">
            <text:p/>
          </table:table-cell>
          <table:table-cell table:style-name="ce47" table:formula="of:=IF([.EM$3]=&quot;&quot;;&quot;&quot;;(IF(OR([.EM13]=&quot;&quot;;[.EM13]=0);0;1)))">
            <text:p/>
          </table:table-cell>
          <table:table-cell table:style-name="ce47" table:formula="of:=IF([.EN$3]=&quot;&quot;;&quot;&quot;;(IF(OR([.EN13]=&quot;&quot;;[.EN13]=0);0;1)))">
            <text:p/>
          </table:table-cell>
          <table:table-cell table:style-name="ce47" table:formula="of:=IF([.EO$3]=&quot;&quot;;&quot;&quot;;(IF(OR([.EO13]=&quot;&quot;;[.EO13]=0);0;1)))">
            <text:p/>
          </table:table-cell>
          <table:table-cell table:style-name="ce47" table:formula="of:=IF([.EP$3]=&quot;&quot;;&quot;&quot;;(IF(OR([.EP13]=&quot;&quot;;[.EP13]=0);0;1)))">
            <text:p/>
          </table:table-cell>
          <table:table-cell table:style-name="ce47" table:formula="of:=IF([.EQ$3]=&quot;&quot;;&quot;&quot;;(IF(OR([.EQ13]=&quot;&quot;;[.EQ13]=0);0;1)))">
            <text:p/>
          </table:table-cell>
          <table:table-cell table:style-name="ce47" table:formula="of:=IF([.ER$3]=&quot;&quot;;&quot;&quot;;(IF(OR([.ER13]=&quot;&quot;;[.ER13]=0);0;1)))">
            <text:p/>
          </table:table-cell>
          <table:table-cell table:style-name="ce47" table:formula="of:=IF([.ES$3]=&quot;&quot;;&quot;&quot;;(IF(OR([.ES13]=&quot;&quot;;[.ES13]=0);0;1)))">
            <text:p/>
          </table:table-cell>
          <table:table-cell table:style-name="ce47" table:formula="of:=IF([.ET$3]=&quot;&quot;;&quot;&quot;;(IF(OR([.ET13]=&quot;&quot;;[.ET13]=0);0;1)))">
            <text:p/>
          </table:table-cell>
          <table:table-cell table:style-name="ce47" table:formula="of:=IF([.EU$3]=&quot;&quot;;&quot;&quot;;(IF(OR([.EU13]=&quot;&quot;;[.EU13]=0);0;1)))">
            <text:p/>
          </table:table-cell>
          <table:table-cell table:style-name="ce47" table:formula="of:=IF([.EV$3]=&quot;&quot;;&quot;&quot;;(IF(OR([.EV13]=&quot;&quot;;[.EV13]=0);0;1)))">
            <text:p/>
          </table:table-cell>
          <table:table-cell table:style-name="ce47" table:formula="of:=IF([.EW$3]=&quot;&quot;;&quot;&quot;;(IF(OR([.EW13]=&quot;&quot;;[.EW13]=0);0;1)))">
            <text:p/>
          </table:table-cell>
          <table:table-cell table:style-name="ce47" table:formula="of:=IF([.EX$3]=&quot;&quot;;&quot;&quot;;(IF(OR([.EX13]=&quot;&quot;;[.EX13]=0);0;1)))">
            <text:p/>
          </table:table-cell>
          <table:table-cell table:style-name="ce47" table:formula="of:=IF([.EY$3]=&quot;&quot;;&quot;&quot;;(IF(OR([.EY13]=&quot;&quot;;[.EY13]=0);0;1)))">
            <text:p/>
          </table:table-cell>
          <table:table-cell table:style-name="ce47" table:formula="of:=IF([.EZ$3]=&quot;&quot;;&quot;&quot;;(IF(OR([.EZ13]=&quot;&quot;;[.EZ13]=0);0;1)))">
            <text:p/>
          </table:table-cell>
          <table:table-cell table:style-name="ce47" table:formula="of:=IF([.FA$3]=&quot;&quot;;&quot;&quot;;(IF(OR([.FA13]=&quot;&quot;;[.FA13]=0);0;1)))">
            <text:p/>
          </table:table-cell>
          <table:table-cell table:style-name="ce47" table:formula="of:=IF([.FB$3]=&quot;&quot;;&quot;&quot;;(IF(OR([.FB13]=&quot;&quot;;[.FB13]=0);0;1)))">
            <text:p/>
          </table:table-cell>
          <table:table-cell table:style-name="ce47" table:formula="of:=IF([.FC$3]=&quot;&quot;;&quot;&quot;;(IF(OR([.FC13]=&quot;&quot;;[.FC13]=0);0;1)))">
            <text:p/>
          </table:table-cell>
          <table:table-cell table:style-name="ce47" table:formula="of:=IF([.FD$3]=&quot;&quot;;&quot;&quot;;(IF(OR([.FD13]=&quot;&quot;;[.FD13]=0);0;1)))">
            <text:p/>
          </table:table-cell>
          <table:table-cell table:style-name="ce47" table:formula="of:=IF([.FE$3]=&quot;&quot;;&quot;&quot;;(IF(OR([.FE13]=&quot;&quot;;[.FE13]=0);0;1)))">
            <text:p/>
          </table:table-cell>
          <table:table-cell table:style-name="ce47" table:formula="of:=IF([.FF$3]=&quot;&quot;;&quot;&quot;;(IF(OR([.FF13]=&quot;&quot;;[.FF13]=0);0;1)))">
            <text:p/>
          </table:table-cell>
          <table:table-cell table:style-name="ce47" table:formula="of:=IF([.FG$3]=&quot;&quot;;&quot;&quot;;(IF(OR([.FG13]=&quot;&quot;;[.FG13]=0);0;1)))">
            <text:p/>
          </table:table-cell>
          <table:table-cell table:style-name="ce47" table:formula="of:=IF([.FH$3]=&quot;&quot;;&quot;&quot;;(IF(OR([.FH13]=&quot;&quot;;[.FH13]=0);0;1)))">
            <text:p/>
          </table:table-cell>
          <table:table-cell table:style-name="ce47" table:formula="of:=IF([.FI$3]=&quot;&quot;;&quot;&quot;;(IF(OR([.FI13]=&quot;&quot;;[.FI13]=0);0;1)))">
            <text:p/>
          </table:table-cell>
          <table:table-cell table:style-name="ce47" table:formula="of:=IF([.FJ$3]=&quot;&quot;;&quot;&quot;;(IF(OR([.FJ13]=&quot;&quot;;[.FJ13]=0);0;1)))">
            <text:p/>
          </table:table-cell>
          <table:table-cell table:style-name="ce47" table:formula="of:=IF([.FK$3]=&quot;&quot;;&quot;&quot;;(IF(OR([.FK13]=&quot;&quot;;[.FK13]=0);0;1)))">
            <text:p/>
          </table:table-cell>
          <table:table-cell table:style-name="ce47" table:formula="of:=IF([.FL$3]=&quot;&quot;;&quot;&quot;;(IF(OR([.FL13]=&quot;&quot;;[.FL13]=0);0;1)))">
            <text:p/>
          </table:table-cell>
          <table:table-cell table:style-name="ce47" table:formula="of:=IF([.FM$3]=&quot;&quot;;&quot;&quot;;(IF(OR([.FM13]=&quot;&quot;;[.FM13]=0);0;1)))">
            <text:p/>
          </table:table-cell>
          <table:table-cell table:style-name="ce47" table:formula="of:=IF([.FN$3]=&quot;&quot;;&quot;&quot;;(IF(OR([.FN13]=&quot;&quot;;[.FN13]=0);0;1)))">
            <text:p/>
          </table:table-cell>
          <table:table-cell table:style-name="ce47" table:formula="of:=IF([.FO$3]=&quot;&quot;;&quot;&quot;;(IF(OR([.FO13]=&quot;&quot;;[.FO13]=0);0;1)))">
            <text:p/>
          </table:table-cell>
          <table:table-cell table:style-name="ce47" table:formula="of:=IF([.FP$3]=&quot;&quot;;&quot;&quot;;(IF(OR([.FP13]=&quot;&quot;;[.FP13]=0);0;1)))">
            <text:p/>
          </table:table-cell>
          <table:table-cell table:style-name="ce47" table:formula="of:=IF([.FQ$3]=&quot;&quot;;&quot;&quot;;(IF(OR([.FQ13]=&quot;&quot;;[.FQ13]=0);0;1)))">
            <text:p/>
          </table:table-cell>
          <table:table-cell table:style-name="ce47" table:formula="of:=IF([.FR$3]=&quot;&quot;;&quot;&quot;;(IF(OR([.FR13]=&quot;&quot;;[.FR13]=0);0;1)))">
            <text:p/>
          </table:table-cell>
          <table:table-cell table:style-name="ce47" table:formula="of:=IF([.FS$3]=&quot;&quot;;&quot;&quot;;(IF(OR([.FS13]=&quot;&quot;;[.FS13]=0);0;1)))">
            <text:p/>
          </table:table-cell>
          <table:table-cell table:style-name="ce47" table:formula="of:=IF([.FT$3]=&quot;&quot;;&quot;&quot;;(IF(OR([.FT13]=&quot;&quot;;[.FT13]=0);0;1)))">
            <text:p/>
          </table:table-cell>
          <table:table-cell table:style-name="ce47" table:formula="of:=IF([.FU$3]=&quot;&quot;;&quot;&quot;;(IF(OR([.FU13]=&quot;&quot;;[.FU13]=0);0;1)))">
            <text:p/>
          </table:table-cell>
          <table:table-cell table:style-name="ce47" table:formula="of:=IF([.FV$3]=&quot;&quot;;&quot;&quot;;(IF(OR([.FV13]=&quot;&quot;;[.FV13]=0);0;1)))">
            <text:p/>
          </table:table-cell>
          <table:table-cell table:style-name="ce47" table:formula="of:=IF([.FW$3]=&quot;&quot;;&quot;&quot;;(IF(OR([.FW13]=&quot;&quot;;[.FW13]=0);0;1)))">
            <text:p/>
          </table:table-cell>
          <table:table-cell table:style-name="ce47" table:formula="of:=IF([.FX$3]=&quot;&quot;;&quot;&quot;;(IF(OR([.FX13]=&quot;&quot;;[.FX13]=0);0;1)))">
            <text:p/>
          </table:table-cell>
          <table:table-cell table:style-name="ce47" table:formula="of:=IF([.FY$3]=&quot;&quot;;&quot;&quot;;(IF(OR([.FY13]=&quot;&quot;;[.FY13]=0);0;1)))">
            <text:p/>
          </table:table-cell>
          <table:table-cell table:style-name="ce47" table:formula="of:=IF([.FZ$3]=&quot;&quot;;&quot;&quot;;(IF(OR([.FZ13]=&quot;&quot;;[.FZ13]=0);0;1)))">
            <text:p/>
          </table:table-cell>
          <table:table-cell table:style-name="ce47" table:formula="of:=IF([.GA$3]=&quot;&quot;;&quot;&quot;;(IF(OR([.GA13]=&quot;&quot;;[.GA13]=0);0;1)))">
            <text:p/>
          </table:table-cell>
          <table:table-cell table:style-name="ce47" table:formula="of:=IF([.GB$3]=&quot;&quot;;&quot;&quot;;(IF(OR([.GB13]=&quot;&quot;;[.GB13]=0);0;1)))">
            <text:p/>
          </table:table-cell>
          <table:table-cell table:style-name="ce47" table:formula="of:=IF([.GC$3]=&quot;&quot;;&quot;&quot;;(IF(OR([.GC13]=&quot;&quot;;[.GC13]=0);0;1)))">
            <text:p/>
          </table:table-cell>
          <table:table-cell table:style-name="ce47" table:formula="of:=IF([.GD$3]=&quot;&quot;;&quot;&quot;;(IF(OR([.GD13]=&quot;&quot;;[.GD13]=0);0;1)))">
            <text:p/>
          </table:table-cell>
          <table:table-cell table:style-name="ce47" table:formula="of:=IF([.GE$3]=&quot;&quot;;&quot;&quot;;(IF(OR([.GE13]=&quot;&quot;;[.GE13]=0);0;1)))">
            <text:p/>
          </table:table-cell>
          <table:table-cell table:style-name="ce47" table:formula="of:=IF([.GF$3]=&quot;&quot;;&quot;&quot;;(IF(OR([.GF13]=&quot;&quot;;[.GF13]=0);0;1)))">
            <text:p/>
          </table:table-cell>
          <table:table-cell table:style-name="ce47" table:formula="of:=IF([.GG$3]=&quot;&quot;;&quot;&quot;;(IF(OR([.GG13]=&quot;&quot;;[.GG13]=0);0;1)))">
            <text:p/>
          </table:table-cell>
          <table:table-cell table:style-name="ce47" table:formula="of:=IF([.GH$3]=&quot;&quot;;&quot;&quot;;(IF(OR([.GH13]=&quot;&quot;;[.GH13]=0);0;1)))">
            <text:p/>
          </table:table-cell>
          <table:table-cell table:style-name="ce47" table:formula="of:=IF([.GI$3]=&quot;&quot;;&quot;&quot;;(IF(OR([.GI13]=&quot;&quot;;[.GI13]=0);0;1)))">
            <text:p/>
          </table:table-cell>
          <table:table-cell table:style-name="ce47" table:formula="of:=IF([.GJ$3]=&quot;&quot;;&quot;&quot;;(IF(OR([.GJ13]=&quot;&quot;;[.GJ13]=0);0;1)))">
            <text:p/>
          </table:table-cell>
          <table:table-cell table:style-name="ce47" table:formula="of:=IF([.GK$3]=&quot;&quot;;&quot;&quot;;(IF(OR([.GK13]=&quot;&quot;;[.GK13]=0);0;1)))">
            <text:p/>
          </table:table-cell>
          <table:table-cell table:style-name="ce47" table:formula="of:=IF([.GL$3]=&quot;&quot;;&quot;&quot;;(IF(OR([.GL13]=&quot;&quot;;[.GL13]=0);0;1)))">
            <text:p/>
          </table:table-cell>
          <table:table-cell table:style-name="ce47" table:formula="of:=IF([.GM$3]=&quot;&quot;;&quot;&quot;;(IF(OR([.GM13]=&quot;&quot;;[.GM13]=0);0;1)))">
            <text:p/>
          </table:table-cell>
          <table:table-cell table:style-name="ce47" table:formula="of:=IF([.GN$3]=&quot;&quot;;&quot;&quot;;(IF(OR([.GN13]=&quot;&quot;;[.GN13]=0);0;1)))">
            <text:p/>
          </table:table-cell>
          <table:table-cell table:style-name="ce47" table:formula="of:=IF([.GO$3]=&quot;&quot;;&quot;&quot;;(IF(OR([.GO13]=&quot;&quot;;[.GO13]=0);0;1)))">
            <text:p/>
          </table:table-cell>
          <table:table-cell table:style-name="ce47" table:formula="of:=IF([.GP$3]=&quot;&quot;;&quot;&quot;;(IF(OR([.GP13]=&quot;&quot;;[.GP13]=0);0;1)))">
            <text:p/>
          </table:table-cell>
          <table:table-cell table:style-name="ce47" table:formula="of:=IF([.GQ$3]=&quot;&quot;;&quot;&quot;;(IF(OR([.GQ13]=&quot;&quot;;[.GQ13]=0);0;1)))">
            <text:p/>
          </table:table-cell>
          <table:table-cell table:style-name="ce47" table:formula="of:=IF([.GR$3]=&quot;&quot;;&quot;&quot;;(IF(OR([.GR13]=&quot;&quot;;[.GR13]=0);0;1)))">
            <text:p/>
          </table:table-cell>
          <table:table-cell table:style-name="ce47" table:formula="of:=IF([.GS$3]=&quot;&quot;;&quot;&quot;;(IF(OR([.GS13]=&quot;&quot;;[.GS13]=0);0;1)))">
            <text:p/>
          </table:table-cell>
          <table:table-cell table:style-name="ce47" table:formula="of:=IF([.GT$3]=&quot;&quot;;&quot;&quot;;(IF(OR([.GT13]=&quot;&quot;;[.GT13]=0);0;1)))">
            <text:p/>
          </table:table-cell>
          <table:table-cell table:style-name="ce47" table:formula="of:=IF([.GU$3]=&quot;&quot;;&quot;&quot;;(IF(OR([.GU13]=&quot;&quot;;[.GU13]=0);0;1)))">
            <text:p/>
          </table:table-cell>
          <table:table-cell table:style-name="ce47" table:formula="of:=IF([.GV$3]=&quot;&quot;;&quot;&quot;;(IF(OR([.GV13]=&quot;&quot;;[.GV13]=0);0;1)))">
            <text:p/>
          </table:table-cell>
          <table:table-cell table:style-name="ce47" table:formula="of:=IF([.GW$3]=&quot;&quot;;&quot;&quot;;(IF(OR([.GW13]=&quot;&quot;;[.GW13]=0);0;1)))">
            <text:p/>
          </table:table-cell>
          <table:table-cell table:style-name="ce47" table:formula="of:=IF([.GX$3]=&quot;&quot;;&quot;&quot;;(IF(OR([.GX13]=&quot;&quot;;[.GX13]=0);0;1)))">
            <text:p/>
          </table:table-cell>
          <table:table-cell table:style-name="ce47" table:formula="of:=IF([.GY$3]=&quot;&quot;;&quot;&quot;;(IF(OR([.GY13]=&quot;&quot;;[.GY13]=0);0;1)))">
            <text:p/>
          </table:table-cell>
          <table:table-cell table:style-name="ce47" table:formula="of:=IF([.GZ$3]=&quot;&quot;;&quot;&quot;;(IF(OR([.GZ13]=&quot;&quot;;[.GZ13]=0);0;1)))">
            <text:p/>
          </table:table-cell>
          <table:table-cell table:style-name="ce47" table:formula="of:=IF([.HA$3]=&quot;&quot;;&quot;&quot;;(IF(OR([.HA13]=&quot;&quot;;[.HA13]=0);0;1)))">
            <text:p/>
          </table:table-cell>
          <table:table-cell table:style-name="ce47" table:formula="of:=IF([.HB$3]=&quot;&quot;;&quot;&quot;;(IF(OR([.HB13]=&quot;&quot;;[.HB13]=0);0;1)))">
            <text:p/>
          </table:table-cell>
          <table:table-cell table:style-name="ce47" table:formula="of:=IF([.HC$3]=&quot;&quot;;&quot;&quot;;(IF(OR([.HC13]=&quot;&quot;;[.HC13]=0);0;1)))">
            <text:p/>
          </table:table-cell>
          <table:table-cell table:style-name="ce47" table:formula="of:=IF([.HD$3]=&quot;&quot;;&quot;&quot;;(IF(OR([.HD13]=&quot;&quot;;[.HD13]=0);0;1)))">
            <text:p/>
          </table:table-cell>
          <table:table-cell table:style-name="ce47" table:formula="of:=IF([.HE$3]=&quot;&quot;;&quot;&quot;;(IF(OR([.HE13]=&quot;&quot;;[.HE13]=0);0;1)))">
            <text:p/>
          </table:table-cell>
          <table:table-cell table:style-name="ce47" table:formula="of:=IF([.HF$3]=&quot;&quot;;&quot;&quot;;(IF(OR([.HF13]=&quot;&quot;;[.HF13]=0);0;1)))">
            <text:p/>
          </table:table-cell>
          <table:table-cell table:style-name="ce47" table:formula="of:=IF([.HG$3]=&quot;&quot;;&quot;&quot;;(IF(OR([.HG13]=&quot;&quot;;[.HG13]=0);0;1)))">
            <text:p/>
          </table:table-cell>
          <table:table-cell table:style-name="ce47" table:formula="of:=IF([.HH$3]=&quot;&quot;;&quot;&quot;;(IF(OR([.HH13]=&quot;&quot;;[.HH13]=0);0;1)))">
            <text:p/>
          </table:table-cell>
          <table:table-cell table:style-name="ce47" table:formula="of:=IF([.HI$3]=&quot;&quot;;&quot;&quot;;(IF(OR([.HI13]=&quot;&quot;;[.HI13]=0);0;1)))">
            <text:p/>
          </table:table-cell>
          <table:table-cell table:style-name="ce47" table:formula="of:=IF([.HJ$3]=&quot;&quot;;&quot;&quot;;(IF(OR([.HJ13]=&quot;&quot;;[.HJ13]=0);0;1)))">
            <text:p/>
          </table:table-cell>
          <table:table-cell table:style-name="ce47" table:formula="of:=IF([.HK$3]=&quot;&quot;;&quot;&quot;;(IF(OR([.HK13]=&quot;&quot;;[.HK13]=0);0;1)))">
            <text:p/>
          </table:table-cell>
          <table:table-cell table:style-name="ce47" table:formula="of:=IF([.HL$3]=&quot;&quot;;&quot;&quot;;(IF(OR([.HL13]=&quot;&quot;;[.HL13]=0);0;1)))">
            <text:p/>
          </table:table-cell>
          <table:table-cell table:style-name="ce47" table:formula="of:=IF([.HM$3]=&quot;&quot;;&quot;&quot;;(IF(OR([.HM13]=&quot;&quot;;[.HM13]=0);0;1)))">
            <text:p/>
          </table:table-cell>
          <table:table-cell table:style-name="ce47" table:formula="of:=IF([.HN$3]=&quot;&quot;;&quot;&quot;;(IF(OR([.HN13]=&quot;&quot;;[.HN13]=0);0;1)))">
            <text:p/>
          </table:table-cell>
          <table:table-cell table:style-name="ce47" table:formula="of:=IF([.HO$3]=&quot;&quot;;&quot;&quot;;(IF(OR([.HO13]=&quot;&quot;;[.HO13]=0);0;1)))">
            <text:p/>
          </table:table-cell>
          <table:table-cell table:style-name="ce47" table:formula="of:=IF([.HP$3]=&quot;&quot;;&quot;&quot;;(IF(OR([.HP13]=&quot;&quot;;[.HP13]=0);0;1)))">
            <text:p/>
          </table:table-cell>
          <table:table-cell table:style-name="ce47" table:formula="of:=IF([.HQ$3]=&quot;&quot;;&quot;&quot;;(IF(OR([.HQ13]=&quot;&quot;;[.HQ13]=0);0;1)))">
            <text:p/>
          </table:table-cell>
          <table:table-cell table:style-name="ce47" table:formula="of:=IF([.HR$3]=&quot;&quot;;&quot;&quot;;(IF(OR([.HR13]=&quot;&quot;;[.HR13]=0);0;1)))">
            <text:p/>
          </table:table-cell>
          <table:table-cell table:style-name="ce47" table:formula="of:=IF([.HS$3]=&quot;&quot;;&quot;&quot;;(IF(OR([.HS13]=&quot;&quot;;[.HS13]=0);0;1)))">
            <text:p/>
          </table:table-cell>
          <table:table-cell table:style-name="ce47" table:formula="of:=IF([.HT$3]=&quot;&quot;;&quot;&quot;;(IF(OR([.HT13]=&quot;&quot;;[.HT13]=0);0;1)))">
            <text:p/>
          </table:table-cell>
          <table:table-cell table:style-name="ce47" table:formula="of:=IF([.HU$3]=&quot;&quot;;&quot;&quot;;(IF(OR([.HU13]=&quot;&quot;;[.HU13]=0);0;1)))">
            <text:p/>
          </table:table-cell>
          <table:table-cell table:style-name="ce47" table:formula="of:=IF([.HV$3]=&quot;&quot;;&quot;&quot;;(IF(OR([.HV13]=&quot;&quot;;[.HV13]=0);0;1)))">
            <text:p/>
          </table:table-cell>
          <table:table-cell table:style-name="ce47" table:formula="of:=IF([.HW$3]=&quot;&quot;;&quot;&quot;;(IF(OR([.HW13]=&quot;&quot;;[.HW13]=0);0;1)))">
            <text:p/>
          </table:table-cell>
          <table:table-cell table:style-name="ce47" table:formula="of:=IF([.HX$3]=&quot;&quot;;&quot;&quot;;(IF(OR([.HX13]=&quot;&quot;;[.HX13]=0);0;1)))">
            <text:p/>
          </table:table-cell>
          <table:table-cell table:style-name="ce47" table:formula="of:=IF([.HY$3]=&quot;&quot;;&quot;&quot;;(IF(OR([.HY13]=&quot;&quot;;[.HY13]=0);0;1)))">
            <text:p/>
          </table:table-cell>
          <table:table-cell table:style-name="ce47" table:formula="of:=IF([.HZ$3]=&quot;&quot;;&quot;&quot;;(IF(OR([.HZ13]=&quot;&quot;;[.HZ13]=0);0;1)))">
            <text:p/>
          </table:table-cell>
          <table:table-cell table:style-name="ce47" table:formula="of:=IF([.IA$3]=&quot;&quot;;&quot;&quot;;(IF(OR([.IA13]=&quot;&quot;;[.IA13]=0);0;1)))">
            <text:p/>
          </table:table-cell>
          <table:table-cell table:style-name="ce47" table:formula="of:=IF([.IB$3]=&quot;&quot;;&quot;&quot;;(IF(OR([.IB13]=&quot;&quot;;[.IB13]=0);0;1)))">
            <text:p/>
          </table:table-cell>
          <table:table-cell table:style-name="ce47" table:formula="of:=IF([.IC$3]=&quot;&quot;;&quot;&quot;;(IF(OR([.IC13]=&quot;&quot;;[.IC13]=0);0;1)))">
            <text:p/>
          </table:table-cell>
          <table:table-cell table:style-name="ce47" table:formula="of:=IF([.ID$3]=&quot;&quot;;&quot;&quot;;(IF(OR([.ID13]=&quot;&quot;;[.ID13]=0);0;1)))">
            <text:p/>
          </table:table-cell>
          <table:table-cell table:style-name="ce47" table:formula="of:=IF([.IE$3]=&quot;&quot;;&quot;&quot;;(IF(OR([.IE13]=&quot;&quot;;[.IE13]=0);0;1)))">
            <text:p/>
          </table:table-cell>
          <table:table-cell table:style-name="ce47" table:formula="of:=IF([.IF$3]=&quot;&quot;;&quot;&quot;;(IF(OR([.IF13]=&quot;&quot;;[.IF13]=0);0;1)))">
            <text:p/>
          </table:table-cell>
          <table:table-cell table:style-name="ce47" table:formula="of:=IF([.IG$3]=&quot;&quot;;&quot;&quot;;(IF(OR([.IG13]=&quot;&quot;;[.IG13]=0);0;1)))">
            <text:p/>
          </table:table-cell>
          <table:table-cell table:style-name="ce47" table:formula="of:=IF([.IH$3]=&quot;&quot;;&quot;&quot;;(IF(OR([.IH13]=&quot;&quot;;[.IH13]=0);0;1)))">
            <text:p/>
          </table:table-cell>
          <table:table-cell table:style-name="ce47" table:formula="of:=IF([.II$3]=&quot;&quot;;&quot;&quot;;(IF(OR([.II13]=&quot;&quot;;[.II13]=0);0;1)))">
            <text:p/>
          </table:table-cell>
          <table:table-cell table:style-name="ce47" table:formula="of:=IF([.IJ$3]=&quot;&quot;;&quot;&quot;;(IF(OR([.IJ13]=&quot;&quot;;[.IJ13]=0);0;1)))">
            <text:p/>
          </table:table-cell>
          <table:table-cell table:style-name="ce47" table:formula="of:=IF([.IK$3]=&quot;&quot;;&quot;&quot;;(IF(OR([.IK13]=&quot;&quot;;[.IK13]=0);0;1)))">
            <text:p/>
          </table:table-cell>
          <table:table-cell table:style-name="ce47" table:formula="of:=IF([.IL$3]=&quot;&quot;;&quot;&quot;;(IF(OR([.IL13]=&quot;&quot;;[.IL13]=0);0;1)))">
            <text:p/>
          </table:table-cell>
          <table:table-cell table:style-name="ce47" table:formula="of:=IF([.IM$3]=&quot;&quot;;&quot;&quot;;(IF(OR([.IM13]=&quot;&quot;;[.IM13]=0);0;1)))">
            <text:p/>
          </table:table-cell>
          <table:table-cell table:style-name="ce47" table:formula="of:=IF([.IN$3]=&quot;&quot;;&quot;&quot;;(IF(OR([.IN13]=&quot;&quot;;[.IN13]=0);0;1)))">
            <text:p/>
          </table:table-cell>
          <table:table-cell table:style-name="ce47" table:formula="of:=IF([.IO$3]=&quot;&quot;;&quot;&quot;;(IF(OR([.IO13]=&quot;&quot;;[.IO13]=0);0;1)))">
            <text:p/>
          </table:table-cell>
          <table:table-cell table:style-name="ce47" table:formula="of:=IF([.IP$3]=&quot;&quot;;&quot;&quot;;(IF(OR([.IP13]=&quot;&quot;;[.IP13]=0);0;1)))">
            <text:p/>
          </table:table-cell>
          <table:table-cell table:style-name="ce47" table:formula="of:=IF([.IQ$3]=&quot;&quot;;&quot;&quot;;(IF(OR([.IQ13]=&quot;&quot;;[.IQ13]=0);0;1)))">
            <text:p/>
          </table:table-cell>
          <table:table-cell table:style-name="ce47" table:formula="of:=IF([.IR$3]=&quot;&quot;;&quot;&quot;;(IF(OR([.IR13]=&quot;&quot;;[.IR13]=0);0;1)))">
            <text:p/>
          </table:table-cell>
          <table:table-cell table:style-name="ce47" table:formula="of:=IF([.IS$3]=&quot;&quot;;&quot;&quot;;(IF(OR([.IS13]=&quot;&quot;;[.IS13]=0);0;1)))">
            <text:p/>
          </table:table-cell>
          <table:table-cell table:style-name="ce47" table:formula="of:=IF([.IT$3]=&quot;&quot;;&quot;&quot;;(IF(OR([.IT13]=&quot;&quot;;[.IT13]=0);0;1)))">
            <text:p/>
          </table:table-cell>
          <table:table-cell table:style-name="ce47" table:formula="of:=IF([.IU$3]=&quot;&quot;;&quot;&quot;;(IF(OR([.IU13]=&quot;&quot;;[.IU13]=0);0;1)))">
            <text:p/>
          </table:table-cell>
          <table:table-cell table:style-name="ce47" table:formula="of:=IF([.IV$3]=&quot;&quot;;&quot;&quot;;(IF(OR([.IV13]=&quot;&quot;;[.IV13]=0);0;1)))">
            <text:p/>
          </table:table-cell>
          <table:table-cell table:style-name="ce47" table:formula="of:=IF([.IW$3]=&quot;&quot;;&quot;&quot;;(IF(OR([.IW13]=&quot;&quot;;[.IW13]=0);0;1)))">
            <text:p/>
          </table:table-cell>
          <table:table-cell table:style-name="ce47" table:formula="of:=IF([.IX$3]=&quot;&quot;;&quot;&quot;;(IF(OR([.IX13]=&quot;&quot;;[.IX13]=0);0;1)))">
            <text:p/>
          </table:table-cell>
          <table:table-cell table:style-name="ce47" table:formula="of:=IF([.IY$3]=&quot;&quot;;&quot;&quot;;(IF(OR([.IY13]=&quot;&quot;;[.IY13]=0);0;1)))">
            <text:p/>
          </table:table-cell>
          <table:table-cell table:style-name="ce47" table:formula="of:=IF([.IZ$3]=&quot;&quot;;&quot;&quot;;(IF(OR([.IZ13]=&quot;&quot;;[.IZ13]=0);0;1)))">
            <text:p/>
          </table:table-cell>
          <table:table-cell table:style-name="ce47" table:formula="of:=IF([.JA$3]=&quot;&quot;;&quot;&quot;;(IF(OR([.JA13]=&quot;&quot;;[.JA13]=0);0;1)))">
            <text:p/>
          </table:table-cell>
          <table:table-cell table:style-name="ce47" table:formula="of:=IF([.JB$3]=&quot;&quot;;&quot;&quot;;(IF(OR([.JB13]=&quot;&quot;;[.JB13]=0);0;1)))">
            <text:p/>
          </table:table-cell>
          <table:table-cell table:style-name="ce47" table:formula="of:=IF([.JC$3]=&quot;&quot;;&quot;&quot;;(IF(OR([.JC13]=&quot;&quot;;[.JC13]=0);0;1)))">
            <text:p/>
          </table:table-cell>
          <table:table-cell table:style-name="ce47" table:formula="of:=IF([.JD$3]=&quot;&quot;;&quot;&quot;;(IF(OR([.JD13]=&quot;&quot;;[.JD13]=0);0;1)))">
            <text:p/>
          </table:table-cell>
          <table:table-cell table:style-name="ce47" table:formula="of:=IF([.JE$3]=&quot;&quot;;&quot;&quot;;(IF(OR([.JE13]=&quot;&quot;;[.JE13]=0);0;1)))">
            <text:p/>
          </table:table-cell>
          <table:table-cell table:style-name="ce47" table:formula="of:=IF([.JF$3]=&quot;&quot;;&quot;&quot;;(IF(OR([.JF13]=&quot;&quot;;[.JF13]=0);0;1)))">
            <text:p/>
          </table:table-cell>
          <table:table-cell table:style-name="ce47" table:formula="of:=IF([.JG$3]=&quot;&quot;;&quot;&quot;;(IF(OR([.JG13]=&quot;&quot;;[.JG13]=0);0;1)))">
            <text:p/>
          </table:table-cell>
          <table:table-cell table:style-name="ce47" table:formula="of:=IF([.JH$3]=&quot;&quot;;&quot;&quot;;(IF(OR([.JH13]=&quot;&quot;;[.JH13]=0);0;1)))">
            <text:p/>
          </table:table-cell>
          <table:table-cell table:style-name="ce47" table:formula="of:=IF([.JI$3]=&quot;&quot;;&quot;&quot;;(IF(OR([.JI13]=&quot;&quot;;[.JI13]=0);0;1)))">
            <text:p/>
          </table:table-cell>
          <table:table-cell table:style-name="ce47" table:formula="of:=IF([.JJ$3]=&quot;&quot;;&quot;&quot;;(IF(OR([.JJ13]=&quot;&quot;;[.JJ13]=0);0;1)))">
            <text:p/>
          </table:table-cell>
          <table:table-cell table:style-name="ce47" table:formula="of:=IF([.JK$3]=&quot;&quot;;&quot;&quot;;(IF(OR([.JK13]=&quot;&quot;;[.JK13]=0);0;1)))">
            <text:p/>
          </table:table-cell>
          <table:table-cell table:style-name="ce47" table:formula="of:=IF([.JL$3]=&quot;&quot;;&quot;&quot;;(IF(OR([.JL13]=&quot;&quot;;[.JL13]=0);0;1)))">
            <text:p/>
          </table:table-cell>
          <table:table-cell table:style-name="ce47" table:formula="of:=IF([.JM$3]=&quot;&quot;;&quot;&quot;;(IF(OR([.JM13]=&quot;&quot;;[.JM13]=0);0;1)))">
            <text:p/>
          </table:table-cell>
          <table:table-cell table:style-name="ce47" table:formula="of:=IF([.JN$3]=&quot;&quot;;&quot;&quot;;(IF(OR([.JN13]=&quot;&quot;;[.JN13]=0);0;1)))">
            <text:p/>
          </table:table-cell>
          <table:table-cell table:style-name="ce47" table:formula="of:=IF([.JO$3]=&quot;&quot;;&quot;&quot;;(IF(OR([.JO13]=&quot;&quot;;[.JO13]=0);0;1)))">
            <text:p/>
          </table:table-cell>
          <table:table-cell table:style-name="ce47" table:formula="of:=IF([.JP$3]=&quot;&quot;;&quot;&quot;;(IF(OR([.JP13]=&quot;&quot;;[.JP13]=0);0;1)))">
            <text:p/>
          </table:table-cell>
          <table:table-cell table:style-name="ce47" table:formula="of:=IF([.JQ$3]=&quot;&quot;;&quot;&quot;;(IF(OR([.JQ13]=&quot;&quot;;[.JQ13]=0);0;1)))">
            <text:p/>
          </table:table-cell>
          <table:table-cell table:style-name="ce47" table:formula="of:=IF([.JR$3]=&quot;&quot;;&quot;&quot;;(IF(OR([.JR13]=&quot;&quot;;[.JR13]=0);0;1)))">
            <text:p/>
          </table:table-cell>
          <table:table-cell table:style-name="ce47" table:formula="of:=IF([.JS$3]=&quot;&quot;;&quot;&quot;;(IF(OR([.JS13]=&quot;&quot;;[.JS13]=0);0;1)))">
            <text:p/>
          </table:table-cell>
          <table:table-cell table:style-name="ce47" table:formula="of:=IF([.JT$3]=&quot;&quot;;&quot;&quot;;(IF(OR([.JT13]=&quot;&quot;;[.JT13]=0);0;1)))">
            <text:p/>
          </table:table-cell>
          <table:table-cell table:style-name="ce47" table:formula="of:=IF([.JU$3]=&quot;&quot;;&quot;&quot;;(IF(OR([.JU13]=&quot;&quot;;[.JU13]=0);0;1)))">
            <text:p/>
          </table:table-cell>
          <table:table-cell table:style-name="ce47" table:formula="of:=IF([.JV$3]=&quot;&quot;;&quot;&quot;;(IF(OR([.JV13]=&quot;&quot;;[.JV13]=0);0;1)))">
            <text:p/>
          </table:table-cell>
          <table:table-cell table:style-name="ce47" table:formula="of:=IF([.JW$3]=&quot;&quot;;&quot;&quot;;(IF(OR([.JW13]=&quot;&quot;;[.JW13]=0);0;1)))">
            <text:p/>
          </table:table-cell>
          <table:table-cell table:style-name="ce47" table:formula="of:=IF([.JX$3]=&quot;&quot;;&quot;&quot;;(IF(OR([.JX13]=&quot;&quot;;[.JX13]=0);0;1)))">
            <text:p/>
          </table:table-cell>
          <table:table-cell table:style-name="ce47" table:formula="of:=IF([.JY$3]=&quot;&quot;;&quot;&quot;;(IF(OR([.JY13]=&quot;&quot;;[.JY13]=0);0;1)))">
            <text:p/>
          </table:table-cell>
          <table:table-cell table:style-name="ce47" table:formula="of:=IF([.JZ$3]=&quot;&quot;;&quot;&quot;;(IF(OR([.JZ13]=&quot;&quot;;[.JZ13]=0);0;1)))">
            <text:p/>
          </table:table-cell>
          <table:table-cell table:style-name="ce47" table:formula="of:=IF([.KA$3]=&quot;&quot;;&quot;&quot;;(IF(OR([.KA13]=&quot;&quot;;[.KA13]=0);0;1)))">
            <text:p/>
          </table:table-cell>
          <table:table-cell table:style-name="ce47" table:formula="of:=IF([.KB$3]=&quot;&quot;;&quot;&quot;;(IF(OR([.KB13]=&quot;&quot;;[.KB13]=0);0;1)))">
            <text:p/>
          </table:table-cell>
          <table:table-cell table:style-name="ce47" table:formula="of:=IF([.KC$3]=&quot;&quot;;&quot;&quot;;(IF(OR([.KC13]=&quot;&quot;;[.KC13]=0);0;1)))">
            <text:p/>
          </table:table-cell>
          <table:table-cell table:style-name="ce47" table:formula="of:=IF([.KD$3]=&quot;&quot;;&quot;&quot;;(IF(OR([.KD13]=&quot;&quot;;[.KD13]=0);0;1)))">
            <text:p/>
          </table:table-cell>
          <table:table-cell table:style-name="ce47" table:formula="of:=IF([.KE$3]=&quot;&quot;;&quot;&quot;;(IF(OR([.KE13]=&quot;&quot;;[.KE13]=0);0;1)))">
            <text:p/>
          </table:table-cell>
          <table:table-cell table:style-name="ce47" table:formula="of:=IF([.KF$3]=&quot;&quot;;&quot;&quot;;(IF(OR([.KF13]=&quot;&quot;;[.KF13]=0);0;1)))">
            <text:p/>
          </table:table-cell>
          <table:table-cell table:style-name="ce47" table:formula="of:=IF([.KG$3]=&quot;&quot;;&quot;&quot;;(IF(OR([.KG13]=&quot;&quot;;[.KG13]=0);0;1)))">
            <text:p/>
          </table:table-cell>
          <table:table-cell table:style-name="ce47" table:formula="of:=IF([.KH$3]=&quot;&quot;;&quot;&quot;;(IF(OR([.KH13]=&quot;&quot;;[.KH13]=0);0;1)))">
            <text:p/>
          </table:table-cell>
          <table:table-cell table:style-name="ce47" table:formula="of:=IF([.KI$3]=&quot;&quot;;&quot;&quot;;(IF(OR([.KI13]=&quot;&quot;;[.KI13]=0);0;1)))">
            <text:p/>
          </table:table-cell>
          <table:table-cell table:style-name="ce47" table:formula="of:=IF([.KJ$3]=&quot;&quot;;&quot;&quot;;(IF(OR([.KJ13]=&quot;&quot;;[.KJ13]=0);0;1)))">
            <text:p/>
          </table:table-cell>
          <table:table-cell table:style-name="ce47" table:formula="of:=IF([.KK$3]=&quot;&quot;;&quot;&quot;;(IF(OR([.KK13]=&quot;&quot;;[.KK13]=0);0;1)))">
            <text:p/>
          </table:table-cell>
          <table:table-cell table:style-name="ce47" table:formula="of:=IF([.KL$3]=&quot;&quot;;&quot;&quot;;(IF(OR([.KL13]=&quot;&quot;;[.KL13]=0);0;1)))">
            <text:p/>
          </table:table-cell>
          <table:table-cell table:style-name="ce47" table:formula="of:=IF([.KM$3]=&quot;&quot;;&quot;&quot;;(IF(OR([.KM13]=&quot;&quot;;[.KM13]=0);0;1)))">
            <text:p/>
          </table:table-cell>
          <table:table-cell table:style-name="ce47" table:formula="of:=IF([.KN$3]=&quot;&quot;;&quot;&quot;;(IF(OR([.KN13]=&quot;&quot;;[.KN13]=0);0;1)))">
            <text:p/>
          </table:table-cell>
          <table:table-cell table:style-name="ce47" table:formula="of:=IF([.KO$3]=&quot;&quot;;&quot;&quot;;(IF(OR([.KO13]=&quot;&quot;;[.KO13]=0);0;1)))">
            <text:p/>
          </table:table-cell>
          <table:table-cell table:style-name="ce47" table:formula="of:=IF([.KP$3]=&quot;&quot;;&quot;&quot;;(IF(OR([.KP13]=&quot;&quot;;[.KP13]=0);0;1)))">
            <text:p/>
          </table:table-cell>
          <table:table-cell table:style-name="ce47" table:formula="of:=IF([.KQ$3]=&quot;&quot;;&quot;&quot;;(IF(OR([.KQ13]=&quot;&quot;;[.KQ13]=0);0;1)))">
            <text:p/>
          </table:table-cell>
          <table:table-cell table:style-name="ce47" table:formula="of:=IF([.KR$3]=&quot;&quot;;&quot;&quot;;(IF(OR([.KR13]=&quot;&quot;;[.KR13]=0);0;1)))">
            <text:p/>
          </table:table-cell>
          <table:table-cell table:style-name="ce47" table:formula="of:=IF([.KS$3]=&quot;&quot;;&quot;&quot;;(IF(OR([.KS13]=&quot;&quot;;[.KS13]=0);0;1)))">
            <text:p/>
          </table:table-cell>
          <table:table-cell table:style-name="ce47" table:formula="of:=IF([.KT$3]=&quot;&quot;;&quot;&quot;;(IF(OR([.KT13]=&quot;&quot;;[.KT13]=0);0;1)))">
            <text:p/>
          </table:table-cell>
          <table:table-cell table:style-name="ce47" table:formula="of:=IF([.KU$3]=&quot;&quot;;&quot;&quot;;(IF(OR([.KU13]=&quot;&quot;;[.KU13]=0);0;1)))">
            <text:p/>
          </table:table-cell>
          <table:table-cell table:style-name="ce47" table:formula="of:=IF([.KV$3]=&quot;&quot;;&quot;&quot;;(IF(OR([.KV13]=&quot;&quot;;[.KV13]=0);0;1)))">
            <text:p/>
          </table:table-cell>
          <table:table-cell table:style-name="ce47" table:formula="of:=IF([.KW$3]=&quot;&quot;;&quot;&quot;;(IF(OR([.KW13]=&quot;&quot;;[.KW13]=0);0;1)))">
            <text:p/>
          </table:table-cell>
          <table:table-cell table:style-name="ce47" table:formula="of:=IF([.KX$3]=&quot;&quot;;&quot;&quot;;(IF(OR([.KX13]=&quot;&quot;;[.KX13]=0);0;1)))">
            <text:p/>
          </table:table-cell>
          <table:table-cell table:style-name="ce47" table:formula="of:=IF([.KY$3]=&quot;&quot;;&quot;&quot;;(IF(OR([.KY13]=&quot;&quot;;[.KY13]=0);0;1)))">
            <text:p/>
          </table:table-cell>
          <table:table-cell table:style-name="ce47" table:formula="of:=IF([.KZ$3]=&quot;&quot;;&quot;&quot;;(IF(OR([.KZ13]=&quot;&quot;;[.KZ13]=0);0;1)))">
            <text:p/>
          </table:table-cell>
          <table:table-cell table:style-name="ce47" table:formula="of:=IF([.LA$3]=&quot;&quot;;&quot;&quot;;(IF(OR([.LA13]=&quot;&quot;;[.LA13]=0);0;1)))">
            <text:p/>
          </table:table-cell>
          <table:table-cell table:style-name="ce47" table:formula="of:=IF([.LB$3]=&quot;&quot;;&quot;&quot;;(IF(OR([.LB13]=&quot;&quot;;[.LB13]=0);0;1)))">
            <text:p/>
          </table:table-cell>
          <table:table-cell table:style-name="ce47" table:formula="of:=IF([.LC$3]=&quot;&quot;;&quot;&quot;;(IF(OR([.LC13]=&quot;&quot;;[.LC13]=0);0;1)))">
            <text:p/>
          </table:table-cell>
          <table:table-cell table:style-name="ce47" table:formula="of:=IF([.LD$3]=&quot;&quot;;&quot;&quot;;(IF(OR([.LD13]=&quot;&quot;;[.LD13]=0);0;1)))">
            <text:p/>
          </table:table-cell>
          <table:table-cell table:style-name="ce47" table:formula="of:=IF([.LE$3]=&quot;&quot;;&quot;&quot;;(IF(OR([.LE13]=&quot;&quot;;[.LE13]=0);0;1)))">
            <text:p/>
          </table:table-cell>
          <table:table-cell table:style-name="ce47" table:formula="of:=IF([.LF$3]=&quot;&quot;;&quot;&quot;;(IF(OR([.LF13]=&quot;&quot;;[.LF13]=0);0;1)))">
            <text:p/>
          </table:table-cell>
          <table:table-cell table:style-name="ce47" table:formula="of:=IF([.LG$3]=&quot;&quot;;&quot;&quot;;(IF(OR([.LG13]=&quot;&quot;;[.LG13]=0);0;1)))">
            <text:p/>
          </table:table-cell>
          <table:table-cell table:style-name="ce47" table:formula="of:=IF([.LH$3]=&quot;&quot;;&quot;&quot;;(IF(OR([.LH13]=&quot;&quot;;[.LH13]=0);0;1)))">
            <text:p/>
          </table:table-cell>
          <table:table-cell table:style-name="ce47" table:formula="of:=IF([.LI$3]=&quot;&quot;;&quot;&quot;;(IF(OR([.LI13]=&quot;&quot;;[.LI13]=0);0;1)))">
            <text:p/>
          </table:table-cell>
          <table:table-cell table:style-name="ce47" table:formula="of:=IF([.LJ$3]=&quot;&quot;;&quot;&quot;;(IF(OR([.LJ13]=&quot;&quot;;[.LJ13]=0);0;1)))">
            <text:p/>
          </table:table-cell>
          <table:table-cell table:style-name="ce47" table:formula="of:=IF([.LK$3]=&quot;&quot;;&quot;&quot;;(IF(OR([.LK13]=&quot;&quot;;[.LK13]=0);0;1)))">
            <text:p/>
          </table:table-cell>
          <table:table-cell table:style-name="ce47" table:formula="of:=IF([.LL$3]=&quot;&quot;;&quot;&quot;;(IF(OR([.LL13]=&quot;&quot;;[.LL13]=0);0;1)))">
            <text:p/>
          </table:table-cell>
          <table:table-cell table:style-name="ce47" table:formula="of:=IF([.LM$3]=&quot;&quot;;&quot;&quot;;(IF(OR([.LM13]=&quot;&quot;;[.LM13]=0);0;1)))">
            <text:p/>
          </table:table-cell>
          <table:table-cell table:style-name="ce47" table:formula="of:=IF([.LN$3]=&quot;&quot;;&quot;&quot;;(IF(OR([.LN13]=&quot;&quot;;[.LN13]=0);0;1)))">
            <text:p/>
          </table:table-cell>
          <table:table-cell table:style-name="ce47" table:formula="of:=IF([.LO$3]=&quot;&quot;;&quot;&quot;;(IF(OR([.LO13]=&quot;&quot;;[.LO13]=0);0;1)))">
            <text:p/>
          </table:table-cell>
          <table:table-cell table:style-name="ce47" table:formula="of:=IF([.LP$3]=&quot;&quot;;&quot;&quot;;(IF(OR([.LP13]=&quot;&quot;;[.LP13]=0);0;1)))">
            <text:p/>
          </table:table-cell>
          <table:table-cell table:style-name="ce47" table:formula="of:=IF([.LQ$3]=&quot;&quot;;&quot;&quot;;(IF(OR([.LQ13]=&quot;&quot;;[.LQ13]=0);0;1)))">
            <text:p/>
          </table:table-cell>
          <table:table-cell table:style-name="ce47" table:formula="of:=IF([.LR$3]=&quot;&quot;;&quot;&quot;;(IF(OR([.LR13]=&quot;&quot;;[.LR13]=0);0;1)))">
            <text:p/>
          </table:table-cell>
          <table:table-cell table:style-name="ce47" table:formula="of:=IF([.LS$3]=&quot;&quot;;&quot;&quot;;(IF(OR([.LS13]=&quot;&quot;;[.LS13]=0);0;1)))">
            <text:p/>
          </table:table-cell>
          <table:table-cell table:style-name="ce47" table:formula="of:=IF([.LT$3]=&quot;&quot;;&quot;&quot;;(IF(OR([.LT13]=&quot;&quot;;[.LT13]=0);0;1)))">
            <text:p/>
          </table:table-cell>
          <table:table-cell table:style-name="ce47" table:formula="of:=IF([.LU$3]=&quot;&quot;;&quot;&quot;;(IF(OR([.LU13]=&quot;&quot;;[.LU13]=0);0;1)))">
            <text:p/>
          </table:table-cell>
          <table:table-cell table:style-name="ce47" table:formula="of:=IF([.LV$3]=&quot;&quot;;&quot;&quot;;(IF(OR([.LV13]=&quot;&quot;;[.LV13]=0);0;1)))">
            <text:p/>
          </table:table-cell>
          <table:table-cell table:style-name="ce47" table:formula="of:=IF([.LW$3]=&quot;&quot;;&quot;&quot;;(IF(OR([.LW13]=&quot;&quot;;[.LW13]=0);0;1)))">
            <text:p/>
          </table:table-cell>
          <table:table-cell table:style-name="ce47" table:formula="of:=IF([.LX$3]=&quot;&quot;;&quot;&quot;;(IF(OR([.LX13]=&quot;&quot;;[.LX13]=0);0;1)))">
            <text:p/>
          </table:table-cell>
          <table:table-cell table:style-name="ce47" table:formula="of:=IF([.LY$3]=&quot;&quot;;&quot;&quot;;(IF(OR([.LY13]=&quot;&quot;;[.LY13]=0);0;1)))">
            <text:p/>
          </table:table-cell>
          <table:table-cell table:style-name="ce47" table:formula="of:=IF([.LZ$3]=&quot;&quot;;&quot;&quot;;(IF(OR([.LZ13]=&quot;&quot;;[.LZ13]=0);0;1)))">
            <text:p/>
          </table:table-cell>
          <table:table-cell table:style-name="ce47" table:formula="of:=IF([.MA$3]=&quot;&quot;;&quot;&quot;;(IF(OR([.MA13]=&quot;&quot;;[.MA13]=0);0;1)))">
            <text:p/>
          </table:table-cell>
          <table:table-cell table:style-name="ce47" table:formula="of:=IF([.MB$3]=&quot;&quot;;&quot;&quot;;(IF(OR([.MB13]=&quot;&quot;;[.MB13]=0);0;1)))">
            <text:p/>
          </table:table-cell>
          <table:table-cell table:style-name="ce47" table:formula="of:=IF([.MC$3]=&quot;&quot;;&quot;&quot;;(IF(OR([.MC13]=&quot;&quot;;[.MC13]=0);0;1)))">
            <text:p/>
          </table:table-cell>
          <table:table-cell table:style-name="ce47" table:formula="of:=IF([.MD$3]=&quot;&quot;;&quot;&quot;;(IF(OR([.MD13]=&quot;&quot;;[.MD13]=0);0;1)))">
            <text:p/>
          </table:table-cell>
          <table:table-cell table:style-name="ce47" table:formula="of:=IF([.ME$3]=&quot;&quot;;&quot;&quot;;(IF(OR([.ME13]=&quot;&quot;;[.ME13]=0);0;1)))">
            <text:p/>
          </table:table-cell>
          <table:table-cell table:style-name="ce47" table:formula="of:=IF([.MF$3]=&quot;&quot;;&quot;&quot;;(IF(OR([.MF13]=&quot;&quot;;[.MF13]=0);0;1)))">
            <text:p/>
          </table:table-cell>
          <table:table-cell table:style-name="ce47" table:formula="of:=IF([.MG$3]=&quot;&quot;;&quot;&quot;;(IF(OR([.MG13]=&quot;&quot;;[.MG13]=0);0;1)))">
            <text:p/>
          </table:table-cell>
          <table:table-cell table:style-name="ce47" table:formula="of:=IF([.MH$3]=&quot;&quot;;&quot;&quot;;(IF(OR([.MH13]=&quot;&quot;;[.MH13]=0);0;1)))">
            <text:p/>
          </table:table-cell>
          <table:table-cell table:style-name="ce47" table:formula="of:=IF([.MI$3]=&quot;&quot;;&quot;&quot;;(IF(OR([.MI13]=&quot;&quot;;[.MI13]=0);0;1)))">
            <text:p/>
          </table:table-cell>
          <table:table-cell table:style-name="ce47" table:formula="of:=IF([.MJ$3]=&quot;&quot;;&quot;&quot;;(IF(OR([.MJ13]=&quot;&quot;;[.MJ13]=0);0;1)))">
            <text:p/>
          </table:table-cell>
          <table:table-cell table:style-name="ce47" table:formula="of:=IF([.MK$3]=&quot;&quot;;&quot;&quot;;(IF(OR([.MK13]=&quot;&quot;;[.MK13]=0);0;1)))">
            <text:p/>
          </table:table-cell>
          <table:table-cell table:style-name="ce47" table:formula="of:=IF([.ML$3]=&quot;&quot;;&quot;&quot;;(IF(OR([.ML13]=&quot;&quot;;[.ML13]=0);0;1)))">
            <text:p/>
          </table:table-cell>
          <table:table-cell table:style-name="ce47" table:formula="of:=IF([.MM$3]=&quot;&quot;;&quot;&quot;;(IF(OR([.MM13]=&quot;&quot;;[.MM13]=0);0;1)))">
            <text:p/>
          </table:table-cell>
          <table:table-cell table:style-name="ce47" table:formula="of:=IF([.MN$3]=&quot;&quot;;&quot;&quot;;(IF(OR([.MN13]=&quot;&quot;;[.MN13]=0);0;1)))">
            <text:p/>
          </table:table-cell>
          <table:table-cell table:style-name="ce47" table:formula="of:=IF([.MO$3]=&quot;&quot;;&quot;&quot;;(IF(OR([.MO13]=&quot;&quot;;[.MO13]=0);0;1)))">
            <text:p/>
          </table:table-cell>
          <table:table-cell table:style-name="ce47" table:formula="of:=IF([.MP$3]=&quot;&quot;;&quot;&quot;;(IF(OR([.MP13]=&quot;&quot;;[.MP13]=0);0;1)))">
            <text:p/>
          </table:table-cell>
          <table:table-cell table:style-name="ce47" table:formula="of:=IF([.MQ$3]=&quot;&quot;;&quot;&quot;;(IF(OR([.MQ13]=&quot;&quot;;[.MQ13]=0);0;1)))">
            <text:p/>
          </table:table-cell>
          <table:table-cell table:style-name="ce47" table:formula="of:=IF([.MR$3]=&quot;&quot;;&quot;&quot;;(IF(OR([.MR13]=&quot;&quot;;[.MR13]=0);0;1)))">
            <text:p/>
          </table:table-cell>
          <table:table-cell table:style-name="ce47" table:formula="of:=IF([.MS$3]=&quot;&quot;;&quot;&quot;;(IF(OR([.MS13]=&quot;&quot;;[.MS13]=0);0;1)))">
            <text:p/>
          </table:table-cell>
          <table:table-cell table:style-name="ce47" table:formula="of:=IF([.MT$3]=&quot;&quot;;&quot;&quot;;(IF(OR([.MT13]=&quot;&quot;;[.MT13]=0);0;1)))">
            <text:p/>
          </table:table-cell>
          <table:table-cell table:style-name="ce47" table:formula="of:=IF([.MU$3]=&quot;&quot;;&quot;&quot;;(IF(OR([.MU13]=&quot;&quot;;[.MU13]=0);0;1)))">
            <text:p/>
          </table:table-cell>
          <table:table-cell table:style-name="ce47" table:formula="of:=IF([.MV$3]=&quot;&quot;;&quot;&quot;;(IF(OR([.MV13]=&quot;&quot;;[.MV13]=0);0;1)))">
            <text:p/>
          </table:table-cell>
          <table:table-cell table:style-name="ce47" table:formula="of:=IF([.MW$3]=&quot;&quot;;&quot;&quot;;(IF(OR([.MW13]=&quot;&quot;;[.MW13]=0);0;1)))">
            <text:p/>
          </table:table-cell>
          <table:table-cell table:style-name="ce47" table:formula="of:=IF([.MX$3]=&quot;&quot;;&quot;&quot;;(IF(OR([.MX13]=&quot;&quot;;[.MX13]=0);0;1)))">
            <text:p/>
          </table:table-cell>
          <table:table-cell table:style-name="ce47" table:formula="of:=IF([.MY$3]=&quot;&quot;;&quot;&quot;;(IF(OR([.MY13]=&quot;&quot;;[.MY13]=0);0;1)))">
            <text:p/>
          </table:table-cell>
          <table:table-cell table:style-name="ce47" table:formula="of:=IF([.MZ$3]=&quot;&quot;;&quot;&quot;;(IF(OR([.MZ13]=&quot;&quot;;[.MZ13]=0);0;1)))">
            <text:p/>
          </table:table-cell>
          <table:table-cell table:style-name="ce47" table:formula="of:=IF([.NA$3]=&quot;&quot;;&quot;&quot;;(IF(OR([.NA13]=&quot;&quot;;[.NA13]=0);0;1)))">
            <text:p/>
          </table:table-cell>
          <table:table-cell table:style-name="ce47" table:formula="of:=IF([.NB$3]=&quot;&quot;;&quot;&quot;;(IF(OR([.NB13]=&quot;&quot;;[.NB13]=0);0;1)))">
            <text:p/>
          </table:table-cell>
          <table:table-cell table:style-name="ce47" table:formula="of:=IF([.NC$3]=&quot;&quot;;&quot;&quot;;(IF(OR([.NC13]=&quot;&quot;;[.NC13]=0);0;1)))">
            <text:p/>
          </table:table-cell>
          <table:table-cell table:style-name="ce47" table:formula="of:=IF([.ND$3]=&quot;&quot;;&quot;&quot;;(IF(OR([.ND13]=&quot;&quot;;[.ND13]=0);0;1)))">
            <text:p/>
          </table:table-cell>
          <table:table-cell table:style-name="ce47" table:formula="of:=IF([.NE$3]=&quot;&quot;;&quot;&quot;;(IF(OR([.NE13]=&quot;&quot;;[.NE13]=0);0;1)))">
            <text:p/>
          </table:table-cell>
          <table:table-cell table:style-name="ce47" table:formula="of:=IF([.NF$3]=&quot;&quot;;&quot;&quot;;(IF(OR([.NF13]=&quot;&quot;;[.NF13]=0);0;1)))">
            <text:p/>
          </table:table-cell>
          <table:table-cell table:number-columns-repeated="287"/>
        </table:table-row>
        <table:table-row table:style-name="ro2">
          <table:table-cell table:formula="of:=MAX([.A14:.B14])" office:value-type="float" office:value="0" calcext:value-type="float">
            <text:p>0</text:p>
          </table:table-cell>
          <table:table-cell table:style-name="ce6" table:formula="of:=IFERROR((LEN([.NG14])-SEARCH(&quot;0[^0]*$&quot;;[.NG14]));LEN([.NG14]))" office:value-type="float" office:value="0" calcext:value-type="float">
            <text:p>0</text:p>
          </table:table-cell>
          <table:table-cell table:formula="of:=COUNTA([.E14:.NF14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14:.ABI14])">
            <text:p/>
          </table:table-cell>
          <table:table-cell table:style-name="ce34" table:formula="of:=IF([.E$3]=&quot;&quot;;&quot;&quot;;(IF(OR([.E14]=&quot;&quot;;[.E14]=0);0;1)))">
            <text:p/>
          </table:table-cell>
          <table:table-cell table:style-name="ce34" table:formula="of:=IF([.F$3]=&quot;&quot;;&quot;&quot;;(IF(OR([.F14]=&quot;&quot;;[.F14]=0);0;1)))">
            <text:p/>
          </table:table-cell>
          <table:table-cell table:style-name="ce34" table:formula="of:=IF([.G$3]=&quot;&quot;;&quot;&quot;;(IF(OR([.G14]=&quot;&quot;;[.G14]=0);0;1)))">
            <text:p/>
          </table:table-cell>
          <table:table-cell table:style-name="ce34" table:formula="of:=IF([.H$3]=&quot;&quot;;&quot;&quot;;(IF(OR([.H14]=&quot;&quot;;[.H14]=0);0;1)))">
            <text:p/>
          </table:table-cell>
          <table:table-cell table:style-name="ce35" table:formula="of:=IF([.I$3]=&quot;&quot;;&quot;&quot;;(IF(OR([.I14]=&quot;&quot;;[.I14]=0);0;1)))">
            <text:p/>
          </table:table-cell>
          <table:table-cell table:style-name="ce35" table:formula="of:=IF([.J$3]=&quot;&quot;;&quot;&quot;;(IF(OR([.J14]=&quot;&quot;;[.J14]=0);0;1)))">
            <text:p/>
          </table:table-cell>
          <table:table-cell table:style-name="ce35" table:formula="of:=IF([.K$3]=&quot;&quot;;&quot;&quot;;(IF(OR([.K14]=&quot;&quot;;[.K14]=0);0;1)))">
            <text:p/>
          </table:table-cell>
          <table:table-cell table:style-name="ce35" table:formula="of:=IF([.L$3]=&quot;&quot;;&quot;&quot;;(IF(OR([.L14]=&quot;&quot;;[.L14]=0);0;1)))">
            <text:p/>
          </table:table-cell>
          <table:table-cell table:style-name="ce35" table:formula="of:=IF([.M$3]=&quot;&quot;;&quot;&quot;;(IF(OR([.M14]=&quot;&quot;;[.M14]=0);0;1)))">
            <text:p/>
          </table:table-cell>
          <table:table-cell table:style-name="ce35" table:formula="of:=IF([.N$3]=&quot;&quot;;&quot;&quot;;(IF(OR([.N14]=&quot;&quot;;[.N14]=0);0;1)))">
            <text:p/>
          </table:table-cell>
          <table:table-cell table:style-name="ce35" table:formula="of:=IF([.O$3]=&quot;&quot;;&quot;&quot;;(IF(OR([.O14]=&quot;&quot;;[.O14]=0);0;1)))">
            <text:p/>
          </table:table-cell>
          <table:table-cell table:style-name="ce35" table:formula="of:=IF([.P$3]=&quot;&quot;;&quot;&quot;;(IF(OR([.P14]=&quot;&quot;;[.P14]=0);0;1)))">
            <text:p/>
          </table:table-cell>
          <table:table-cell table:style-name="ce35" table:formula="of:=IF([.Q$3]=&quot;&quot;;&quot;&quot;;(IF(OR([.Q14]=&quot;&quot;;[.Q14]=0);0;1)))">
            <text:p/>
          </table:table-cell>
          <table:table-cell table:style-name="ce35" table:formula="of:=IF([.R$3]=&quot;&quot;;&quot;&quot;;(IF(OR([.R14]=&quot;&quot;;[.R14]=0);0;1)))">
            <text:p/>
          </table:table-cell>
          <table:table-cell table:style-name="ce35" table:formula="of:=IF([.S$3]=&quot;&quot;;&quot;&quot;;(IF(OR([.S14]=&quot;&quot;;[.S14]=0);0;1)))">
            <text:p/>
          </table:table-cell>
          <table:table-cell table:style-name="ce35" table:formula="of:=IF([.T$3]=&quot;&quot;;&quot;&quot;;(IF(OR([.T14]=&quot;&quot;;[.T14]=0);0;1)))">
            <text:p/>
          </table:table-cell>
          <table:table-cell table:style-name="ce35" table:formula="of:=IF([.U$3]=&quot;&quot;;&quot;&quot;;(IF(OR([.U14]=&quot;&quot;;[.U14]=0);0;1)))">
            <text:p/>
          </table:table-cell>
          <table:table-cell table:style-name="ce35" table:formula="of:=IF([.V$3]=&quot;&quot;;&quot;&quot;;(IF(OR([.V14]=&quot;&quot;;[.V14]=0);0;1)))">
            <text:p/>
          </table:table-cell>
          <table:table-cell table:style-name="ce35" table:formula="of:=IF([.W$3]=&quot;&quot;;&quot;&quot;;(IF(OR([.W14]=&quot;&quot;;[.W14]=0);0;1)))">
            <text:p/>
          </table:table-cell>
          <table:table-cell table:style-name="ce35" table:formula="of:=IF([.X$3]=&quot;&quot;;&quot;&quot;;(IF(OR([.X14]=&quot;&quot;;[.X14]=0);0;1)))">
            <text:p/>
          </table:table-cell>
          <table:table-cell table:style-name="ce35" table:formula="of:=IF([.Y$3]=&quot;&quot;;&quot;&quot;;(IF(OR([.Y14]=&quot;&quot;;[.Y14]=0);0;1)))">
            <text:p/>
          </table:table-cell>
          <table:table-cell table:style-name="ce35" table:formula="of:=IF([.Z$3]=&quot;&quot;;&quot;&quot;;(IF(OR([.Z14]=&quot;&quot;;[.Z14]=0);0;1)))">
            <text:p/>
          </table:table-cell>
          <table:table-cell table:style-name="ce35" table:formula="of:=IF([.AA$3]=&quot;&quot;;&quot;&quot;;(IF(OR([.AA14]=&quot;&quot;;[.AA14]=0);0;1)))">
            <text:p/>
          </table:table-cell>
          <table:table-cell table:style-name="ce35" table:formula="of:=IF([.AB$3]=&quot;&quot;;&quot;&quot;;(IF(OR([.AB14]=&quot;&quot;;[.AB14]=0);0;1)))">
            <text:p/>
          </table:table-cell>
          <table:table-cell table:style-name="ce35" table:formula="of:=IF([.AC$3]=&quot;&quot;;&quot;&quot;;(IF(OR([.AC14]=&quot;&quot;;[.AC14]=0);0;1)))">
            <text:p/>
          </table:table-cell>
          <table:table-cell table:style-name="ce35" table:formula="of:=IF([.AD$3]=&quot;&quot;;&quot;&quot;;(IF(OR([.AD14]=&quot;&quot;;[.AD14]=0);0;1)))">
            <text:p/>
          </table:table-cell>
          <table:table-cell table:style-name="ce35" table:formula="of:=IF([.AE$3]=&quot;&quot;;&quot;&quot;;(IF(OR([.AE14]=&quot;&quot;;[.AE14]=0);0;1)))">
            <text:p/>
          </table:table-cell>
          <table:table-cell table:style-name="ce35" table:formula="of:=IF([.AF$3]=&quot;&quot;;&quot;&quot;;(IF(OR([.AF14]=&quot;&quot;;[.AF14]=0);0;1)))">
            <text:p/>
          </table:table-cell>
          <table:table-cell table:style-name="ce35" table:formula="of:=IF([.AG$3]=&quot;&quot;;&quot;&quot;;(IF(OR([.AG14]=&quot;&quot;;[.AG14]=0);0;1)))">
            <text:p/>
          </table:table-cell>
          <table:table-cell table:style-name="ce35" table:formula="of:=IF([.AH$3]=&quot;&quot;;&quot;&quot;;(IF(OR([.AH14]=&quot;&quot;;[.AH14]=0);0;1)))">
            <text:p/>
          </table:table-cell>
          <table:table-cell table:style-name="ce35" table:formula="of:=IF([.AI$3]=&quot;&quot;;&quot;&quot;;(IF(OR([.AI14]=&quot;&quot;;[.AI14]=0);0;1)))">
            <text:p/>
          </table:table-cell>
          <table:table-cell table:style-name="ce35" table:formula="of:=IF([.AJ$3]=&quot;&quot;;&quot;&quot;;(IF(OR([.AJ14]=&quot;&quot;;[.AJ14]=0);0;1)))">
            <text:p/>
          </table:table-cell>
          <table:table-cell table:style-name="ce35" table:formula="of:=IF([.AK$3]=&quot;&quot;;&quot;&quot;;(IF(OR([.AK14]=&quot;&quot;;[.AK14]=0);0;1)))">
            <text:p/>
          </table:table-cell>
          <table:table-cell table:style-name="ce35" table:formula="of:=IF([.AL$3]=&quot;&quot;;&quot;&quot;;(IF(OR([.AL14]=&quot;&quot;;[.AL14]=0);0;1)))">
            <text:p/>
          </table:table-cell>
          <table:table-cell table:style-name="ce35" table:formula="of:=IF([.AM$3]=&quot;&quot;;&quot;&quot;;(IF(OR([.AM14]=&quot;&quot;;[.AM14]=0);0;1)))">
            <text:p/>
          </table:table-cell>
          <table:table-cell table:style-name="ce35" table:formula="of:=IF([.AN$3]=&quot;&quot;;&quot;&quot;;(IF(OR([.AN14]=&quot;&quot;;[.AN14]=0);0;1)))">
            <text:p/>
          </table:table-cell>
          <table:table-cell table:style-name="ce35" table:formula="of:=IF([.AO$3]=&quot;&quot;;&quot;&quot;;(IF(OR([.AO14]=&quot;&quot;;[.AO14]=0);0;1)))">
            <text:p/>
          </table:table-cell>
          <table:table-cell table:style-name="ce35" table:formula="of:=IF([.AP$3]=&quot;&quot;;&quot;&quot;;(IF(OR([.AP14]=&quot;&quot;;[.AP14]=0);0;1)))">
            <text:p/>
          </table:table-cell>
          <table:table-cell table:style-name="ce35" table:formula="of:=IF([.AQ$3]=&quot;&quot;;&quot;&quot;;(IF(OR([.AQ14]=&quot;&quot;;[.AQ14]=0);0;1)))">
            <text:p/>
          </table:table-cell>
          <table:table-cell table:style-name="ce35" table:formula="of:=IF([.AR$3]=&quot;&quot;;&quot;&quot;;(IF(OR([.AR14]=&quot;&quot;;[.AR14]=0);0;1)))">
            <text:p/>
          </table:table-cell>
          <table:table-cell table:style-name="ce35" table:formula="of:=IF([.AS$3]=&quot;&quot;;&quot;&quot;;(IF(OR([.AS14]=&quot;&quot;;[.AS14]=0);0;1)))">
            <text:p/>
          </table:table-cell>
          <table:table-cell table:style-name="ce35" table:formula="of:=IF([.AT$3]=&quot;&quot;;&quot;&quot;;(IF(OR([.AT14]=&quot;&quot;;[.AT14]=0);0;1)))">
            <text:p/>
          </table:table-cell>
          <table:table-cell table:style-name="ce35" table:formula="of:=IF([.AU$3]=&quot;&quot;;&quot;&quot;;(IF(OR([.AU14]=&quot;&quot;;[.AU14]=0);0;1)))">
            <text:p/>
          </table:table-cell>
          <table:table-cell table:style-name="ce35" table:formula="of:=IF([.AV$3]=&quot;&quot;;&quot;&quot;;(IF(OR([.AV14]=&quot;&quot;;[.AV14]=0);0;1)))">
            <text:p/>
          </table:table-cell>
          <table:table-cell table:style-name="ce35" table:formula="of:=IF([.AW$3]=&quot;&quot;;&quot;&quot;;(IF(OR([.AW14]=&quot;&quot;;[.AW14]=0);0;1)))">
            <text:p/>
          </table:table-cell>
          <table:table-cell table:style-name="ce35" table:formula="of:=IF([.AX$3]=&quot;&quot;;&quot;&quot;;(IF(OR([.AX14]=&quot;&quot;;[.AX14]=0);0;1)))">
            <text:p/>
          </table:table-cell>
          <table:table-cell table:style-name="ce35" table:formula="of:=IF([.AY$3]=&quot;&quot;;&quot;&quot;;(IF(OR([.AY14]=&quot;&quot;;[.AY14]=0);0;1)))">
            <text:p/>
          </table:table-cell>
          <table:table-cell table:style-name="ce35" table:formula="of:=IF([.AZ$3]=&quot;&quot;;&quot;&quot;;(IF(OR([.AZ14]=&quot;&quot;;[.AZ14]=0);0;1)))">
            <text:p/>
          </table:table-cell>
          <table:table-cell table:style-name="ce35" table:formula="of:=IF([.BA$3]=&quot;&quot;;&quot;&quot;;(IF(OR([.BA14]=&quot;&quot;;[.BA14]=0);0;1)))">
            <text:p/>
          </table:table-cell>
          <table:table-cell table:style-name="ce35" table:formula="of:=IF([.BB$3]=&quot;&quot;;&quot;&quot;;(IF(OR([.BB14]=&quot;&quot;;[.BB14]=0);0;1)))">
            <text:p/>
          </table:table-cell>
          <table:table-cell table:style-name="ce35" table:formula="of:=IF([.BC$3]=&quot;&quot;;&quot;&quot;;(IF(OR([.BC14]=&quot;&quot;;[.BC14]=0);0;1)))">
            <text:p/>
          </table:table-cell>
          <table:table-cell table:style-name="ce35" table:formula="of:=IF([.BD$3]=&quot;&quot;;&quot;&quot;;(IF(OR([.BD14]=&quot;&quot;;[.BD14]=0);0;1)))">
            <text:p/>
          </table:table-cell>
          <table:table-cell table:style-name="ce35" table:formula="of:=IF([.BE$3]=&quot;&quot;;&quot;&quot;;(IF(OR([.BE14]=&quot;&quot;;[.BE14]=0);0;1)))">
            <text:p/>
          </table:table-cell>
          <table:table-cell table:style-name="ce35" table:formula="of:=IF([.BF$3]=&quot;&quot;;&quot;&quot;;(IF(OR([.BF14]=&quot;&quot;;[.BF14]=0);0;1)))">
            <text:p/>
          </table:table-cell>
          <table:table-cell table:style-name="ce35" table:formula="of:=IF([.BG$3]=&quot;&quot;;&quot;&quot;;(IF(OR([.BG14]=&quot;&quot;;[.BG14]=0);0;1)))">
            <text:p/>
          </table:table-cell>
          <table:table-cell table:style-name="ce35" table:formula="of:=IF([.BH$3]=&quot;&quot;;&quot;&quot;;(IF(OR([.BH14]=&quot;&quot;;[.BH14]=0);0;1)))">
            <text:p/>
          </table:table-cell>
          <table:table-cell table:style-name="ce35" table:formula="of:=IF([.BI$3]=&quot;&quot;;&quot;&quot;;(IF(OR([.BI14]=&quot;&quot;;[.BI14]=0);0;1)))">
            <text:p/>
          </table:table-cell>
          <table:table-cell table:style-name="ce35" table:formula="of:=IF([.BJ$3]=&quot;&quot;;&quot;&quot;;(IF(OR([.BJ14]=&quot;&quot;;[.BJ14]=0);0;1)))">
            <text:p/>
          </table:table-cell>
          <table:table-cell table:style-name="ce35" table:formula="of:=IF([.BK$3]=&quot;&quot;;&quot;&quot;;(IF(OR([.BK14]=&quot;&quot;;[.BK14]=0);0;1)))">
            <text:p/>
          </table:table-cell>
          <table:table-cell table:style-name="ce35" table:formula="of:=IF([.BL$3]=&quot;&quot;;&quot;&quot;;(IF(OR([.BL14]=&quot;&quot;;[.BL14]=0);0;1)))">
            <text:p/>
          </table:table-cell>
          <table:table-cell table:style-name="ce35" table:formula="of:=IF([.BM$3]=&quot;&quot;;&quot;&quot;;(IF(OR([.BM14]=&quot;&quot;;[.BM14]=0);0;1)))">
            <text:p/>
          </table:table-cell>
          <table:table-cell table:style-name="ce35" table:formula="of:=IF([.BN$3]=&quot;&quot;;&quot;&quot;;(IF(OR([.BN14]=&quot;&quot;;[.BN14]=0);0;1)))">
            <text:p/>
          </table:table-cell>
          <table:table-cell table:style-name="ce35" table:formula="of:=IF([.BO$3]=&quot;&quot;;&quot;&quot;;(IF(OR([.BO14]=&quot;&quot;;[.BO14]=0);0;1)))">
            <text:p/>
          </table:table-cell>
          <table:table-cell table:style-name="ce35" table:formula="of:=IF([.BP$3]=&quot;&quot;;&quot;&quot;;(IF(OR([.BP14]=&quot;&quot;;[.BP14]=0);0;1)))">
            <text:p/>
          </table:table-cell>
          <table:table-cell table:style-name="ce35" table:formula="of:=IF([.BQ$3]=&quot;&quot;;&quot;&quot;;(IF(OR([.BQ14]=&quot;&quot;;[.BQ14]=0);0;1)))">
            <text:p/>
          </table:table-cell>
          <table:table-cell table:style-name="ce35" table:formula="of:=IF([.BR$3]=&quot;&quot;;&quot;&quot;;(IF(OR([.BR14]=&quot;&quot;;[.BR14]=0);0;1)))">
            <text:p/>
          </table:table-cell>
          <table:table-cell table:style-name="ce35" table:formula="of:=IF([.BS$3]=&quot;&quot;;&quot;&quot;;(IF(OR([.BS14]=&quot;&quot;;[.BS14]=0);0;1)))">
            <text:p/>
          </table:table-cell>
          <table:table-cell table:style-name="ce35" table:formula="of:=IF([.BT$3]=&quot;&quot;;&quot;&quot;;(IF(OR([.BT14]=&quot;&quot;;[.BT14]=0);0;1)))">
            <text:p/>
          </table:table-cell>
          <table:table-cell table:style-name="ce35" table:formula="of:=IF([.BU$3]=&quot;&quot;;&quot;&quot;;(IF(OR([.BU14]=&quot;&quot;;[.BU14]=0);0;1)))">
            <text:p/>
          </table:table-cell>
          <table:table-cell table:style-name="ce35" table:formula="of:=IF([.BV$3]=&quot;&quot;;&quot;&quot;;(IF(OR([.BV14]=&quot;&quot;;[.BV14]=0);0;1)))">
            <text:p/>
          </table:table-cell>
          <table:table-cell table:style-name="ce35" table:formula="of:=IF([.BW$3]=&quot;&quot;;&quot;&quot;;(IF(OR([.BW14]=&quot;&quot;;[.BW14]=0);0;1)))">
            <text:p/>
          </table:table-cell>
          <table:table-cell table:style-name="ce35" table:formula="of:=IF([.BX$3]=&quot;&quot;;&quot;&quot;;(IF(OR([.BX14]=&quot;&quot;;[.BX14]=0);0;1)))">
            <text:p/>
          </table:table-cell>
          <table:table-cell table:style-name="ce35" table:formula="of:=IF([.BY$3]=&quot;&quot;;&quot;&quot;;(IF(OR([.BY14]=&quot;&quot;;[.BY14]=0);0;1)))">
            <text:p/>
          </table:table-cell>
          <table:table-cell table:style-name="ce35" table:formula="of:=IF([.BZ$3]=&quot;&quot;;&quot;&quot;;(IF(OR([.BZ14]=&quot;&quot;;[.BZ14]=0);0;1)))">
            <text:p/>
          </table:table-cell>
          <table:table-cell table:style-name="ce35" table:formula="of:=IF([.CA$3]=&quot;&quot;;&quot;&quot;;(IF(OR([.CA14]=&quot;&quot;;[.CA14]=0);0;1)))">
            <text:p/>
          </table:table-cell>
          <table:table-cell table:style-name="ce35" table:formula="of:=IF([.CB$3]=&quot;&quot;;&quot;&quot;;(IF(OR([.CB14]=&quot;&quot;;[.CB14]=0);0;1)))">
            <text:p/>
          </table:table-cell>
          <table:table-cell table:style-name="ce35" table:formula="of:=IF([.CC$3]=&quot;&quot;;&quot;&quot;;(IF(OR([.CC14]=&quot;&quot;;[.CC14]=0);0;1)))">
            <text:p/>
          </table:table-cell>
          <table:table-cell table:style-name="ce35" table:formula="of:=IF([.CD$3]=&quot;&quot;;&quot;&quot;;(IF(OR([.CD14]=&quot;&quot;;[.CD14]=0);0;1)))">
            <text:p/>
          </table:table-cell>
          <table:table-cell table:style-name="ce35" table:formula="of:=IF([.CE$3]=&quot;&quot;;&quot;&quot;;(IF(OR([.CE14]=&quot;&quot;;[.CE14]=0);0;1)))">
            <text:p/>
          </table:table-cell>
          <table:table-cell table:style-name="ce35" table:formula="of:=IF([.CF$3]=&quot;&quot;;&quot;&quot;;(IF(OR([.CF14]=&quot;&quot;;[.CF14]=0);0;1)))">
            <text:p/>
          </table:table-cell>
          <table:table-cell table:style-name="ce35" table:formula="of:=IF([.CG$3]=&quot;&quot;;&quot;&quot;;(IF(OR([.CG14]=&quot;&quot;;[.CG14]=0);0;1)))">
            <text:p/>
          </table:table-cell>
          <table:table-cell table:style-name="ce35" table:formula="of:=IF([.CH$3]=&quot;&quot;;&quot;&quot;;(IF(OR([.CH14]=&quot;&quot;;[.CH14]=0);0;1)))">
            <text:p/>
          </table:table-cell>
          <table:table-cell table:style-name="ce35" table:formula="of:=IF([.CI$3]=&quot;&quot;;&quot;&quot;;(IF(OR([.CI14]=&quot;&quot;;[.CI14]=0);0;1)))">
            <text:p/>
          </table:table-cell>
          <table:table-cell table:style-name="ce35" table:formula="of:=IF([.CJ$3]=&quot;&quot;;&quot;&quot;;(IF(OR([.CJ14]=&quot;&quot;;[.CJ14]=0);0;1)))">
            <text:p/>
          </table:table-cell>
          <table:table-cell table:style-name="ce35" table:formula="of:=IF([.CK$3]=&quot;&quot;;&quot;&quot;;(IF(OR([.CK14]=&quot;&quot;;[.CK14]=0);0;1)))">
            <text:p/>
          </table:table-cell>
          <table:table-cell table:style-name="ce35" table:formula="of:=IF([.CL$3]=&quot;&quot;;&quot;&quot;;(IF(OR([.CL14]=&quot;&quot;;[.CL14]=0);0;1)))">
            <text:p/>
          </table:table-cell>
          <table:table-cell table:style-name="ce35" table:formula="of:=IF([.CM$3]=&quot;&quot;;&quot;&quot;;(IF(OR([.CM14]=&quot;&quot;;[.CM14]=0);0;1)))">
            <text:p/>
          </table:table-cell>
          <table:table-cell table:style-name="ce35" table:formula="of:=IF([.CN$3]=&quot;&quot;;&quot;&quot;;(IF(OR([.CN14]=&quot;&quot;;[.CN14]=0);0;1)))">
            <text:p/>
          </table:table-cell>
          <table:table-cell table:style-name="ce35" table:formula="of:=IF([.CO$3]=&quot;&quot;;&quot;&quot;;(IF(OR([.CO14]=&quot;&quot;;[.CO14]=0);0;1)))">
            <text:p/>
          </table:table-cell>
          <table:table-cell table:style-name="ce35" table:formula="of:=IF([.CP$3]=&quot;&quot;;&quot;&quot;;(IF(OR([.CP14]=&quot;&quot;;[.CP14]=0);0;1)))">
            <text:p/>
          </table:table-cell>
          <table:table-cell table:style-name="ce35" table:formula="of:=IF([.CQ$3]=&quot;&quot;;&quot;&quot;;(IF(OR([.CQ14]=&quot;&quot;;[.CQ14]=0);0;1)))">
            <text:p/>
          </table:table-cell>
          <table:table-cell table:style-name="ce35" table:formula="of:=IF([.CR$3]=&quot;&quot;;&quot;&quot;;(IF(OR([.CR14]=&quot;&quot;;[.CR14]=0);0;1)))">
            <text:p/>
          </table:table-cell>
          <table:table-cell table:style-name="ce35" table:formula="of:=IF([.CS$3]=&quot;&quot;;&quot;&quot;;(IF(OR([.CS14]=&quot;&quot;;[.CS14]=0);0;1)))">
            <text:p/>
          </table:table-cell>
          <table:table-cell table:style-name="ce35" table:formula="of:=IF([.CT$3]=&quot;&quot;;&quot;&quot;;(IF(OR([.CT14]=&quot;&quot;;[.CT14]=0);0;1)))">
            <text:p/>
          </table:table-cell>
          <table:table-cell table:style-name="ce35" table:formula="of:=IF([.CU$3]=&quot;&quot;;&quot;&quot;;(IF(OR([.CU14]=&quot;&quot;;[.CU14]=0);0;1)))">
            <text:p/>
          </table:table-cell>
          <table:table-cell table:style-name="ce35" table:formula="of:=IF([.CV$3]=&quot;&quot;;&quot;&quot;;(IF(OR([.CV14]=&quot;&quot;;[.CV14]=0);0;1)))">
            <text:p/>
          </table:table-cell>
          <table:table-cell table:style-name="ce35" table:formula="of:=IF([.CW$3]=&quot;&quot;;&quot;&quot;;(IF(OR([.CW14]=&quot;&quot;;[.CW14]=0);0;1)))">
            <text:p/>
          </table:table-cell>
          <table:table-cell table:style-name="ce35" table:formula="of:=IF([.CX$3]=&quot;&quot;;&quot;&quot;;(IF(OR([.CX14]=&quot;&quot;;[.CX14]=0);0;1)))">
            <text:p/>
          </table:table-cell>
          <table:table-cell table:style-name="ce35" table:formula="of:=IF([.CY$3]=&quot;&quot;;&quot;&quot;;(IF(OR([.CY14]=&quot;&quot;;[.CY14]=0);0;1)))">
            <text:p/>
          </table:table-cell>
          <table:table-cell table:style-name="ce35" table:formula="of:=IF([.CZ$3]=&quot;&quot;;&quot;&quot;;(IF(OR([.CZ14]=&quot;&quot;;[.CZ14]=0);0;1)))">
            <text:p/>
          </table:table-cell>
          <table:table-cell table:style-name="ce35" table:formula="of:=IF([.DA$3]=&quot;&quot;;&quot;&quot;;(IF(OR([.DA14]=&quot;&quot;;[.DA14]=0);0;1)))">
            <text:p/>
          </table:table-cell>
          <table:table-cell table:style-name="ce35" table:formula="of:=IF([.DB$3]=&quot;&quot;;&quot;&quot;;(IF(OR([.DB14]=&quot;&quot;;[.DB14]=0);0;1)))">
            <text:p/>
          </table:table-cell>
          <table:table-cell table:style-name="ce35" table:formula="of:=IF([.DC$3]=&quot;&quot;;&quot;&quot;;(IF(OR([.DC14]=&quot;&quot;;[.DC14]=0);0;1)))">
            <text:p/>
          </table:table-cell>
          <table:table-cell table:style-name="ce35" table:formula="of:=IF([.DD$3]=&quot;&quot;;&quot;&quot;;(IF(OR([.DD14]=&quot;&quot;;[.DD14]=0);0;1)))">
            <text:p/>
          </table:table-cell>
          <table:table-cell table:style-name="ce35" table:formula="of:=IF([.DE$3]=&quot;&quot;;&quot;&quot;;(IF(OR([.DE14]=&quot;&quot;;[.DE14]=0);0;1)))">
            <text:p/>
          </table:table-cell>
          <table:table-cell table:style-name="ce35" table:formula="of:=IF([.DF$3]=&quot;&quot;;&quot;&quot;;(IF(OR([.DF14]=&quot;&quot;;[.DF14]=0);0;1)))">
            <text:p/>
          </table:table-cell>
          <table:table-cell table:style-name="ce35" table:formula="of:=IF([.DG$3]=&quot;&quot;;&quot;&quot;;(IF(OR([.DG14]=&quot;&quot;;[.DG14]=0);0;1)))">
            <text:p/>
          </table:table-cell>
          <table:table-cell table:style-name="ce35" table:formula="of:=IF([.DH$3]=&quot;&quot;;&quot;&quot;;(IF(OR([.DH14]=&quot;&quot;;[.DH14]=0);0;1)))">
            <text:p/>
          </table:table-cell>
          <table:table-cell table:style-name="ce35" table:formula="of:=IF([.DI$3]=&quot;&quot;;&quot;&quot;;(IF(OR([.DI14]=&quot;&quot;;[.DI14]=0);0;1)))">
            <text:p/>
          </table:table-cell>
          <table:table-cell table:style-name="ce35" table:formula="of:=IF([.DJ$3]=&quot;&quot;;&quot;&quot;;(IF(OR([.DJ14]=&quot;&quot;;[.DJ14]=0);0;1)))">
            <text:p/>
          </table:table-cell>
          <table:table-cell table:style-name="ce35" table:formula="of:=IF([.DK$3]=&quot;&quot;;&quot;&quot;;(IF(OR([.DK14]=&quot;&quot;;[.DK14]=0);0;1)))">
            <text:p/>
          </table:table-cell>
          <table:table-cell table:style-name="ce35" table:formula="of:=IF([.DL$3]=&quot;&quot;;&quot;&quot;;(IF(OR([.DL14]=&quot;&quot;;[.DL14]=0);0;1)))">
            <text:p/>
          </table:table-cell>
          <table:table-cell table:style-name="ce35" table:formula="of:=IF([.DM$3]=&quot;&quot;;&quot;&quot;;(IF(OR([.DM14]=&quot;&quot;;[.DM14]=0);0;1)))">
            <text:p/>
          </table:table-cell>
          <table:table-cell table:style-name="ce35" table:formula="of:=IF([.DN$3]=&quot;&quot;;&quot;&quot;;(IF(OR([.DN14]=&quot;&quot;;[.DN14]=0);0;1)))">
            <text:p/>
          </table:table-cell>
          <table:table-cell table:style-name="ce35" table:formula="of:=IF([.DO$3]=&quot;&quot;;&quot;&quot;;(IF(OR([.DO14]=&quot;&quot;;[.DO14]=0);0;1)))">
            <text:p/>
          </table:table-cell>
          <table:table-cell table:style-name="ce35" table:formula="of:=IF([.DP$3]=&quot;&quot;;&quot;&quot;;(IF(OR([.DP14]=&quot;&quot;;[.DP14]=0);0;1)))">
            <text:p/>
          </table:table-cell>
          <table:table-cell table:style-name="ce35" table:formula="of:=IF([.DQ$3]=&quot;&quot;;&quot;&quot;;(IF(OR([.DQ14]=&quot;&quot;;[.DQ14]=0);0;1)))">
            <text:p/>
          </table:table-cell>
          <table:table-cell table:style-name="ce35" table:formula="of:=IF([.DR$3]=&quot;&quot;;&quot;&quot;;(IF(OR([.DR14]=&quot;&quot;;[.DR14]=0);0;1)))">
            <text:p/>
          </table:table-cell>
          <table:table-cell table:style-name="ce35" table:formula="of:=IF([.DS$3]=&quot;&quot;;&quot;&quot;;(IF(OR([.DS14]=&quot;&quot;;[.DS14]=0);0;1)))">
            <text:p/>
          </table:table-cell>
          <table:table-cell table:style-name="ce35" table:formula="of:=IF([.DT$3]=&quot;&quot;;&quot;&quot;;(IF(OR([.DT14]=&quot;&quot;;[.DT14]=0);0;1)))">
            <text:p/>
          </table:table-cell>
          <table:table-cell table:style-name="ce35" table:formula="of:=IF([.DU$3]=&quot;&quot;;&quot;&quot;;(IF(OR([.DU14]=&quot;&quot;;[.DU14]=0);0;1)))">
            <text:p/>
          </table:table-cell>
          <table:table-cell table:style-name="ce35" table:formula="of:=IF([.DV$3]=&quot;&quot;;&quot;&quot;;(IF(OR([.DV14]=&quot;&quot;;[.DV14]=0);0;1)))">
            <text:p/>
          </table:table-cell>
          <table:table-cell table:style-name="ce35" table:formula="of:=IF([.DW$3]=&quot;&quot;;&quot;&quot;;(IF(OR([.DW14]=&quot;&quot;;[.DW14]=0);0;1)))">
            <text:p/>
          </table:table-cell>
          <table:table-cell table:style-name="ce35" table:formula="of:=IF([.DX$3]=&quot;&quot;;&quot;&quot;;(IF(OR([.DX14]=&quot;&quot;;[.DX14]=0);0;1)))">
            <text:p/>
          </table:table-cell>
          <table:table-cell table:style-name="ce35" table:formula="of:=IF([.DY$3]=&quot;&quot;;&quot;&quot;;(IF(OR([.DY14]=&quot;&quot;;[.DY14]=0);0;1)))">
            <text:p/>
          </table:table-cell>
          <table:table-cell table:style-name="ce35" table:formula="of:=IF([.DZ$3]=&quot;&quot;;&quot;&quot;;(IF(OR([.DZ14]=&quot;&quot;;[.DZ14]=0);0;1)))">
            <text:p/>
          </table:table-cell>
          <table:table-cell table:style-name="ce35" table:formula="of:=IF([.EA$3]=&quot;&quot;;&quot;&quot;;(IF(OR([.EA14]=&quot;&quot;;[.EA14]=0);0;1)))">
            <text:p/>
          </table:table-cell>
          <table:table-cell table:style-name="ce35" table:formula="of:=IF([.EB$3]=&quot;&quot;;&quot;&quot;;(IF(OR([.EB14]=&quot;&quot;;[.EB14]=0);0;1)))">
            <text:p/>
          </table:table-cell>
          <table:table-cell table:style-name="ce35" table:formula="of:=IF([.EC$3]=&quot;&quot;;&quot;&quot;;(IF(OR([.EC14]=&quot;&quot;;[.EC14]=0);0;1)))">
            <text:p/>
          </table:table-cell>
          <table:table-cell table:style-name="ce35" table:formula="of:=IF([.ED$3]=&quot;&quot;;&quot;&quot;;(IF(OR([.ED14]=&quot;&quot;;[.ED14]=0);0;1)))">
            <text:p/>
          </table:table-cell>
          <table:table-cell table:style-name="ce35" table:formula="of:=IF([.EE$3]=&quot;&quot;;&quot;&quot;;(IF(OR([.EE14]=&quot;&quot;;[.EE14]=0);0;1)))">
            <text:p/>
          </table:table-cell>
          <table:table-cell table:style-name="ce35" table:formula="of:=IF([.EF$3]=&quot;&quot;;&quot;&quot;;(IF(OR([.EF14]=&quot;&quot;;[.EF14]=0);0;1)))">
            <text:p/>
          </table:table-cell>
          <table:table-cell table:style-name="ce35" table:formula="of:=IF([.EG$3]=&quot;&quot;;&quot;&quot;;(IF(OR([.EG14]=&quot;&quot;;[.EG14]=0);0;1)))">
            <text:p/>
          </table:table-cell>
          <table:table-cell table:style-name="ce35" table:formula="of:=IF([.EH$3]=&quot;&quot;;&quot;&quot;;(IF(OR([.EH14]=&quot;&quot;;[.EH14]=0);0;1)))">
            <text:p/>
          </table:table-cell>
          <table:table-cell table:style-name="ce35" table:formula="of:=IF([.EI$3]=&quot;&quot;;&quot;&quot;;(IF(OR([.EI14]=&quot;&quot;;[.EI14]=0);0;1)))">
            <text:p/>
          </table:table-cell>
          <table:table-cell table:style-name="ce35" table:formula="of:=IF([.EJ$3]=&quot;&quot;;&quot;&quot;;(IF(OR([.EJ14]=&quot;&quot;;[.EJ14]=0);0;1)))">
            <text:p/>
          </table:table-cell>
          <table:table-cell table:style-name="ce35" table:formula="of:=IF([.EK$3]=&quot;&quot;;&quot;&quot;;(IF(OR([.EK14]=&quot;&quot;;[.EK14]=0);0;1)))">
            <text:p/>
          </table:table-cell>
          <table:table-cell table:style-name="ce35" table:formula="of:=IF([.EL$3]=&quot;&quot;;&quot;&quot;;(IF(OR([.EL14]=&quot;&quot;;[.EL14]=0);0;1)))">
            <text:p/>
          </table:table-cell>
          <table:table-cell table:style-name="ce35" table:formula="of:=IF([.EM$3]=&quot;&quot;;&quot;&quot;;(IF(OR([.EM14]=&quot;&quot;;[.EM14]=0);0;1)))">
            <text:p/>
          </table:table-cell>
          <table:table-cell table:style-name="ce35" table:formula="of:=IF([.EN$3]=&quot;&quot;;&quot;&quot;;(IF(OR([.EN14]=&quot;&quot;;[.EN14]=0);0;1)))">
            <text:p/>
          </table:table-cell>
          <table:table-cell table:style-name="ce35" table:formula="of:=IF([.EO$3]=&quot;&quot;;&quot;&quot;;(IF(OR([.EO14]=&quot;&quot;;[.EO14]=0);0;1)))">
            <text:p/>
          </table:table-cell>
          <table:table-cell table:style-name="ce35" table:formula="of:=IF([.EP$3]=&quot;&quot;;&quot;&quot;;(IF(OR([.EP14]=&quot;&quot;;[.EP14]=0);0;1)))">
            <text:p/>
          </table:table-cell>
          <table:table-cell table:style-name="ce35" table:formula="of:=IF([.EQ$3]=&quot;&quot;;&quot;&quot;;(IF(OR([.EQ14]=&quot;&quot;;[.EQ14]=0);0;1)))">
            <text:p/>
          </table:table-cell>
          <table:table-cell table:style-name="ce35" table:formula="of:=IF([.ER$3]=&quot;&quot;;&quot;&quot;;(IF(OR([.ER14]=&quot;&quot;;[.ER14]=0);0;1)))">
            <text:p/>
          </table:table-cell>
          <table:table-cell table:style-name="ce35" table:formula="of:=IF([.ES$3]=&quot;&quot;;&quot;&quot;;(IF(OR([.ES14]=&quot;&quot;;[.ES14]=0);0;1)))">
            <text:p/>
          </table:table-cell>
          <table:table-cell table:style-name="ce35" table:formula="of:=IF([.ET$3]=&quot;&quot;;&quot;&quot;;(IF(OR([.ET14]=&quot;&quot;;[.ET14]=0);0;1)))">
            <text:p/>
          </table:table-cell>
          <table:table-cell table:style-name="ce35" table:formula="of:=IF([.EU$3]=&quot;&quot;;&quot;&quot;;(IF(OR([.EU14]=&quot;&quot;;[.EU14]=0);0;1)))">
            <text:p/>
          </table:table-cell>
          <table:table-cell table:style-name="ce35" table:formula="of:=IF([.EV$3]=&quot;&quot;;&quot;&quot;;(IF(OR([.EV14]=&quot;&quot;;[.EV14]=0);0;1)))">
            <text:p/>
          </table:table-cell>
          <table:table-cell table:style-name="ce35" table:formula="of:=IF([.EW$3]=&quot;&quot;;&quot;&quot;;(IF(OR([.EW14]=&quot;&quot;;[.EW14]=0);0;1)))">
            <text:p/>
          </table:table-cell>
          <table:table-cell table:style-name="ce35" table:formula="of:=IF([.EX$3]=&quot;&quot;;&quot;&quot;;(IF(OR([.EX14]=&quot;&quot;;[.EX14]=0);0;1)))">
            <text:p/>
          </table:table-cell>
          <table:table-cell table:style-name="ce35" table:formula="of:=IF([.EY$3]=&quot;&quot;;&quot;&quot;;(IF(OR([.EY14]=&quot;&quot;;[.EY14]=0);0;1)))">
            <text:p/>
          </table:table-cell>
          <table:table-cell table:style-name="ce35" table:formula="of:=IF([.EZ$3]=&quot;&quot;;&quot;&quot;;(IF(OR([.EZ14]=&quot;&quot;;[.EZ14]=0);0;1)))">
            <text:p/>
          </table:table-cell>
          <table:table-cell table:style-name="ce35" table:formula="of:=IF([.FA$3]=&quot;&quot;;&quot;&quot;;(IF(OR([.FA14]=&quot;&quot;;[.FA14]=0);0;1)))">
            <text:p/>
          </table:table-cell>
          <table:table-cell table:style-name="ce35" table:formula="of:=IF([.FB$3]=&quot;&quot;;&quot;&quot;;(IF(OR([.FB14]=&quot;&quot;;[.FB14]=0);0;1)))">
            <text:p/>
          </table:table-cell>
          <table:table-cell table:style-name="ce35" table:formula="of:=IF([.FC$3]=&quot;&quot;;&quot;&quot;;(IF(OR([.FC14]=&quot;&quot;;[.FC14]=0);0;1)))">
            <text:p/>
          </table:table-cell>
          <table:table-cell table:style-name="ce35" table:formula="of:=IF([.FD$3]=&quot;&quot;;&quot;&quot;;(IF(OR([.FD14]=&quot;&quot;;[.FD14]=0);0;1)))">
            <text:p/>
          </table:table-cell>
          <table:table-cell table:style-name="ce35" table:formula="of:=IF([.FE$3]=&quot;&quot;;&quot;&quot;;(IF(OR([.FE14]=&quot;&quot;;[.FE14]=0);0;1)))">
            <text:p/>
          </table:table-cell>
          <table:table-cell table:style-name="ce35" table:formula="of:=IF([.FF$3]=&quot;&quot;;&quot;&quot;;(IF(OR([.FF14]=&quot;&quot;;[.FF14]=0);0;1)))">
            <text:p/>
          </table:table-cell>
          <table:table-cell table:style-name="ce35" table:formula="of:=IF([.FG$3]=&quot;&quot;;&quot;&quot;;(IF(OR([.FG14]=&quot;&quot;;[.FG14]=0);0;1)))">
            <text:p/>
          </table:table-cell>
          <table:table-cell table:style-name="ce35" table:formula="of:=IF([.FH$3]=&quot;&quot;;&quot;&quot;;(IF(OR([.FH14]=&quot;&quot;;[.FH14]=0);0;1)))">
            <text:p/>
          </table:table-cell>
          <table:table-cell table:style-name="ce35" table:formula="of:=IF([.FI$3]=&quot;&quot;;&quot;&quot;;(IF(OR([.FI14]=&quot;&quot;;[.FI14]=0);0;1)))">
            <text:p/>
          </table:table-cell>
          <table:table-cell table:style-name="ce35" table:formula="of:=IF([.FJ$3]=&quot;&quot;;&quot;&quot;;(IF(OR([.FJ14]=&quot;&quot;;[.FJ14]=0);0;1)))">
            <text:p/>
          </table:table-cell>
          <table:table-cell table:style-name="ce35" table:formula="of:=IF([.FK$3]=&quot;&quot;;&quot;&quot;;(IF(OR([.FK14]=&quot;&quot;;[.FK14]=0);0;1)))">
            <text:p/>
          </table:table-cell>
          <table:table-cell table:style-name="ce35" table:formula="of:=IF([.FL$3]=&quot;&quot;;&quot;&quot;;(IF(OR([.FL14]=&quot;&quot;;[.FL14]=0);0;1)))">
            <text:p/>
          </table:table-cell>
          <table:table-cell table:style-name="ce35" table:formula="of:=IF([.FM$3]=&quot;&quot;;&quot;&quot;;(IF(OR([.FM14]=&quot;&quot;;[.FM14]=0);0;1)))">
            <text:p/>
          </table:table-cell>
          <table:table-cell table:style-name="ce35" table:formula="of:=IF([.FN$3]=&quot;&quot;;&quot;&quot;;(IF(OR([.FN14]=&quot;&quot;;[.FN14]=0);0;1)))">
            <text:p/>
          </table:table-cell>
          <table:table-cell table:style-name="ce35" table:formula="of:=IF([.FO$3]=&quot;&quot;;&quot;&quot;;(IF(OR([.FO14]=&quot;&quot;;[.FO14]=0);0;1)))">
            <text:p/>
          </table:table-cell>
          <table:table-cell table:style-name="ce35" table:formula="of:=IF([.FP$3]=&quot;&quot;;&quot;&quot;;(IF(OR([.FP14]=&quot;&quot;;[.FP14]=0);0;1)))">
            <text:p/>
          </table:table-cell>
          <table:table-cell table:style-name="ce35" table:formula="of:=IF([.FQ$3]=&quot;&quot;;&quot;&quot;;(IF(OR([.FQ14]=&quot;&quot;;[.FQ14]=0);0;1)))">
            <text:p/>
          </table:table-cell>
          <table:table-cell table:style-name="ce35" table:formula="of:=IF([.FR$3]=&quot;&quot;;&quot;&quot;;(IF(OR([.FR14]=&quot;&quot;;[.FR14]=0);0;1)))">
            <text:p/>
          </table:table-cell>
          <table:table-cell table:style-name="ce35" table:formula="of:=IF([.FS$3]=&quot;&quot;;&quot;&quot;;(IF(OR([.FS14]=&quot;&quot;;[.FS14]=0);0;1)))">
            <text:p/>
          </table:table-cell>
          <table:table-cell table:style-name="ce35" table:formula="of:=IF([.FT$3]=&quot;&quot;;&quot;&quot;;(IF(OR([.FT14]=&quot;&quot;;[.FT14]=0);0;1)))">
            <text:p/>
          </table:table-cell>
          <table:table-cell table:style-name="ce35" table:formula="of:=IF([.FU$3]=&quot;&quot;;&quot;&quot;;(IF(OR([.FU14]=&quot;&quot;;[.FU14]=0);0;1)))">
            <text:p/>
          </table:table-cell>
          <table:table-cell table:style-name="ce35" table:formula="of:=IF([.FV$3]=&quot;&quot;;&quot;&quot;;(IF(OR([.FV14]=&quot;&quot;;[.FV14]=0);0;1)))">
            <text:p/>
          </table:table-cell>
          <table:table-cell table:style-name="ce35" table:formula="of:=IF([.FW$3]=&quot;&quot;;&quot;&quot;;(IF(OR([.FW14]=&quot;&quot;;[.FW14]=0);0;1)))">
            <text:p/>
          </table:table-cell>
          <table:table-cell table:style-name="ce35" table:formula="of:=IF([.FX$3]=&quot;&quot;;&quot;&quot;;(IF(OR([.FX14]=&quot;&quot;;[.FX14]=0);0;1)))">
            <text:p/>
          </table:table-cell>
          <table:table-cell table:style-name="ce35" table:formula="of:=IF([.FY$3]=&quot;&quot;;&quot;&quot;;(IF(OR([.FY14]=&quot;&quot;;[.FY14]=0);0;1)))">
            <text:p/>
          </table:table-cell>
          <table:table-cell table:style-name="ce35" table:formula="of:=IF([.FZ$3]=&quot;&quot;;&quot;&quot;;(IF(OR([.FZ14]=&quot;&quot;;[.FZ14]=0);0;1)))">
            <text:p/>
          </table:table-cell>
          <table:table-cell table:style-name="ce35" table:formula="of:=IF([.GA$3]=&quot;&quot;;&quot;&quot;;(IF(OR([.GA14]=&quot;&quot;;[.GA14]=0);0;1)))">
            <text:p/>
          </table:table-cell>
          <table:table-cell table:style-name="ce35" table:formula="of:=IF([.GB$3]=&quot;&quot;;&quot;&quot;;(IF(OR([.GB14]=&quot;&quot;;[.GB14]=0);0;1)))">
            <text:p/>
          </table:table-cell>
          <table:table-cell table:style-name="ce35" table:formula="of:=IF([.GC$3]=&quot;&quot;;&quot;&quot;;(IF(OR([.GC14]=&quot;&quot;;[.GC14]=0);0;1)))">
            <text:p/>
          </table:table-cell>
          <table:table-cell table:style-name="ce35" table:formula="of:=IF([.GD$3]=&quot;&quot;;&quot;&quot;;(IF(OR([.GD14]=&quot;&quot;;[.GD14]=0);0;1)))">
            <text:p/>
          </table:table-cell>
          <table:table-cell table:style-name="ce35" table:formula="of:=IF([.GE$3]=&quot;&quot;;&quot;&quot;;(IF(OR([.GE14]=&quot;&quot;;[.GE14]=0);0;1)))">
            <text:p/>
          </table:table-cell>
          <table:table-cell table:style-name="ce35" table:formula="of:=IF([.GF$3]=&quot;&quot;;&quot;&quot;;(IF(OR([.GF14]=&quot;&quot;;[.GF14]=0);0;1)))">
            <text:p/>
          </table:table-cell>
          <table:table-cell table:style-name="ce35" table:formula="of:=IF([.GG$3]=&quot;&quot;;&quot;&quot;;(IF(OR([.GG14]=&quot;&quot;;[.GG14]=0);0;1)))">
            <text:p/>
          </table:table-cell>
          <table:table-cell table:style-name="ce35" table:formula="of:=IF([.GH$3]=&quot;&quot;;&quot;&quot;;(IF(OR([.GH14]=&quot;&quot;;[.GH14]=0);0;1)))">
            <text:p/>
          </table:table-cell>
          <table:table-cell table:style-name="ce35" table:formula="of:=IF([.GI$3]=&quot;&quot;;&quot;&quot;;(IF(OR([.GI14]=&quot;&quot;;[.GI14]=0);0;1)))">
            <text:p/>
          </table:table-cell>
          <table:table-cell table:style-name="ce35" table:formula="of:=IF([.GJ$3]=&quot;&quot;;&quot;&quot;;(IF(OR([.GJ14]=&quot;&quot;;[.GJ14]=0);0;1)))">
            <text:p/>
          </table:table-cell>
          <table:table-cell table:style-name="ce35" table:formula="of:=IF([.GK$3]=&quot;&quot;;&quot;&quot;;(IF(OR([.GK14]=&quot;&quot;;[.GK14]=0);0;1)))">
            <text:p/>
          </table:table-cell>
          <table:table-cell table:style-name="ce35" table:formula="of:=IF([.GL$3]=&quot;&quot;;&quot;&quot;;(IF(OR([.GL14]=&quot;&quot;;[.GL14]=0);0;1)))">
            <text:p/>
          </table:table-cell>
          <table:table-cell table:style-name="ce35" table:formula="of:=IF([.GM$3]=&quot;&quot;;&quot;&quot;;(IF(OR([.GM14]=&quot;&quot;;[.GM14]=0);0;1)))">
            <text:p/>
          </table:table-cell>
          <table:table-cell table:style-name="ce35" table:formula="of:=IF([.GN$3]=&quot;&quot;;&quot;&quot;;(IF(OR([.GN14]=&quot;&quot;;[.GN14]=0);0;1)))">
            <text:p/>
          </table:table-cell>
          <table:table-cell table:style-name="ce35" table:formula="of:=IF([.GO$3]=&quot;&quot;;&quot;&quot;;(IF(OR([.GO14]=&quot;&quot;;[.GO14]=0);0;1)))">
            <text:p/>
          </table:table-cell>
          <table:table-cell table:style-name="ce35" table:formula="of:=IF([.GP$3]=&quot;&quot;;&quot;&quot;;(IF(OR([.GP14]=&quot;&quot;;[.GP14]=0);0;1)))">
            <text:p/>
          </table:table-cell>
          <table:table-cell table:style-name="ce35" table:formula="of:=IF([.GQ$3]=&quot;&quot;;&quot;&quot;;(IF(OR([.GQ14]=&quot;&quot;;[.GQ14]=0);0;1)))">
            <text:p/>
          </table:table-cell>
          <table:table-cell table:style-name="ce35" table:formula="of:=IF([.GR$3]=&quot;&quot;;&quot;&quot;;(IF(OR([.GR14]=&quot;&quot;;[.GR14]=0);0;1)))">
            <text:p/>
          </table:table-cell>
          <table:table-cell table:style-name="ce35" table:formula="of:=IF([.GS$3]=&quot;&quot;;&quot;&quot;;(IF(OR([.GS14]=&quot;&quot;;[.GS14]=0);0;1)))">
            <text:p/>
          </table:table-cell>
          <table:table-cell table:style-name="ce35" table:formula="of:=IF([.GT$3]=&quot;&quot;;&quot;&quot;;(IF(OR([.GT14]=&quot;&quot;;[.GT14]=0);0;1)))">
            <text:p/>
          </table:table-cell>
          <table:table-cell table:style-name="ce35" table:formula="of:=IF([.GU$3]=&quot;&quot;;&quot;&quot;;(IF(OR([.GU14]=&quot;&quot;;[.GU14]=0);0;1)))">
            <text:p/>
          </table:table-cell>
          <table:table-cell table:style-name="ce35" table:formula="of:=IF([.GV$3]=&quot;&quot;;&quot;&quot;;(IF(OR([.GV14]=&quot;&quot;;[.GV14]=0);0;1)))">
            <text:p/>
          </table:table-cell>
          <table:table-cell table:style-name="ce35" table:formula="of:=IF([.GW$3]=&quot;&quot;;&quot;&quot;;(IF(OR([.GW14]=&quot;&quot;;[.GW14]=0);0;1)))">
            <text:p/>
          </table:table-cell>
          <table:table-cell table:style-name="ce35" table:formula="of:=IF([.GX$3]=&quot;&quot;;&quot;&quot;;(IF(OR([.GX14]=&quot;&quot;;[.GX14]=0);0;1)))">
            <text:p/>
          </table:table-cell>
          <table:table-cell table:style-name="ce35" table:formula="of:=IF([.GY$3]=&quot;&quot;;&quot;&quot;;(IF(OR([.GY14]=&quot;&quot;;[.GY14]=0);0;1)))">
            <text:p/>
          </table:table-cell>
          <table:table-cell table:style-name="ce35" table:formula="of:=IF([.GZ$3]=&quot;&quot;;&quot;&quot;;(IF(OR([.GZ14]=&quot;&quot;;[.GZ14]=0);0;1)))">
            <text:p/>
          </table:table-cell>
          <table:table-cell table:style-name="ce35" table:formula="of:=IF([.HA$3]=&quot;&quot;;&quot;&quot;;(IF(OR([.HA14]=&quot;&quot;;[.HA14]=0);0;1)))">
            <text:p/>
          </table:table-cell>
          <table:table-cell table:style-name="ce35" table:formula="of:=IF([.HB$3]=&quot;&quot;;&quot;&quot;;(IF(OR([.HB14]=&quot;&quot;;[.HB14]=0);0;1)))">
            <text:p/>
          </table:table-cell>
          <table:table-cell table:style-name="ce35" table:formula="of:=IF([.HC$3]=&quot;&quot;;&quot;&quot;;(IF(OR([.HC14]=&quot;&quot;;[.HC14]=0);0;1)))">
            <text:p/>
          </table:table-cell>
          <table:table-cell table:style-name="ce35" table:formula="of:=IF([.HD$3]=&quot;&quot;;&quot;&quot;;(IF(OR([.HD14]=&quot;&quot;;[.HD14]=0);0;1)))">
            <text:p/>
          </table:table-cell>
          <table:table-cell table:style-name="ce35" table:formula="of:=IF([.HE$3]=&quot;&quot;;&quot;&quot;;(IF(OR([.HE14]=&quot;&quot;;[.HE14]=0);0;1)))">
            <text:p/>
          </table:table-cell>
          <table:table-cell table:style-name="ce35" table:formula="of:=IF([.HF$3]=&quot;&quot;;&quot;&quot;;(IF(OR([.HF14]=&quot;&quot;;[.HF14]=0);0;1)))">
            <text:p/>
          </table:table-cell>
          <table:table-cell table:style-name="ce35" table:formula="of:=IF([.HG$3]=&quot;&quot;;&quot;&quot;;(IF(OR([.HG14]=&quot;&quot;;[.HG14]=0);0;1)))">
            <text:p/>
          </table:table-cell>
          <table:table-cell table:style-name="ce35" table:formula="of:=IF([.HH$3]=&quot;&quot;;&quot;&quot;;(IF(OR([.HH14]=&quot;&quot;;[.HH14]=0);0;1)))">
            <text:p/>
          </table:table-cell>
          <table:table-cell table:style-name="ce35" table:formula="of:=IF([.HI$3]=&quot;&quot;;&quot;&quot;;(IF(OR([.HI14]=&quot;&quot;;[.HI14]=0);0;1)))">
            <text:p/>
          </table:table-cell>
          <table:table-cell table:style-name="ce35" table:formula="of:=IF([.HJ$3]=&quot;&quot;;&quot;&quot;;(IF(OR([.HJ14]=&quot;&quot;;[.HJ14]=0);0;1)))">
            <text:p/>
          </table:table-cell>
          <table:table-cell table:style-name="ce35" table:formula="of:=IF([.HK$3]=&quot;&quot;;&quot;&quot;;(IF(OR([.HK14]=&quot;&quot;;[.HK14]=0);0;1)))">
            <text:p/>
          </table:table-cell>
          <table:table-cell table:style-name="ce35" table:formula="of:=IF([.HL$3]=&quot;&quot;;&quot;&quot;;(IF(OR([.HL14]=&quot;&quot;;[.HL14]=0);0;1)))">
            <text:p/>
          </table:table-cell>
          <table:table-cell table:style-name="ce35" table:formula="of:=IF([.HM$3]=&quot;&quot;;&quot;&quot;;(IF(OR([.HM14]=&quot;&quot;;[.HM14]=0);0;1)))">
            <text:p/>
          </table:table-cell>
          <table:table-cell table:style-name="ce35" table:formula="of:=IF([.HN$3]=&quot;&quot;;&quot;&quot;;(IF(OR([.HN14]=&quot;&quot;;[.HN14]=0);0;1)))">
            <text:p/>
          </table:table-cell>
          <table:table-cell table:style-name="ce35" table:formula="of:=IF([.HO$3]=&quot;&quot;;&quot;&quot;;(IF(OR([.HO14]=&quot;&quot;;[.HO14]=0);0;1)))">
            <text:p/>
          </table:table-cell>
          <table:table-cell table:style-name="ce35" table:formula="of:=IF([.HP$3]=&quot;&quot;;&quot;&quot;;(IF(OR([.HP14]=&quot;&quot;;[.HP14]=0);0;1)))">
            <text:p/>
          </table:table-cell>
          <table:table-cell table:style-name="ce35" table:formula="of:=IF([.HQ$3]=&quot;&quot;;&quot;&quot;;(IF(OR([.HQ14]=&quot;&quot;;[.HQ14]=0);0;1)))">
            <text:p/>
          </table:table-cell>
          <table:table-cell table:style-name="ce35" table:formula="of:=IF([.HR$3]=&quot;&quot;;&quot;&quot;;(IF(OR([.HR14]=&quot;&quot;;[.HR14]=0);0;1)))">
            <text:p/>
          </table:table-cell>
          <table:table-cell table:style-name="ce35" table:formula="of:=IF([.HS$3]=&quot;&quot;;&quot;&quot;;(IF(OR([.HS14]=&quot;&quot;;[.HS14]=0);0;1)))">
            <text:p/>
          </table:table-cell>
          <table:table-cell table:style-name="ce35" table:formula="of:=IF([.HT$3]=&quot;&quot;;&quot;&quot;;(IF(OR([.HT14]=&quot;&quot;;[.HT14]=0);0;1)))">
            <text:p/>
          </table:table-cell>
          <table:table-cell table:style-name="ce35" table:formula="of:=IF([.HU$3]=&quot;&quot;;&quot;&quot;;(IF(OR([.HU14]=&quot;&quot;;[.HU14]=0);0;1)))">
            <text:p/>
          </table:table-cell>
          <table:table-cell table:style-name="ce35" table:formula="of:=IF([.HV$3]=&quot;&quot;;&quot;&quot;;(IF(OR([.HV14]=&quot;&quot;;[.HV14]=0);0;1)))">
            <text:p/>
          </table:table-cell>
          <table:table-cell table:style-name="ce35" table:formula="of:=IF([.HW$3]=&quot;&quot;;&quot;&quot;;(IF(OR([.HW14]=&quot;&quot;;[.HW14]=0);0;1)))">
            <text:p/>
          </table:table-cell>
          <table:table-cell table:style-name="ce35" table:formula="of:=IF([.HX$3]=&quot;&quot;;&quot;&quot;;(IF(OR([.HX14]=&quot;&quot;;[.HX14]=0);0;1)))">
            <text:p/>
          </table:table-cell>
          <table:table-cell table:style-name="ce35" table:formula="of:=IF([.HY$3]=&quot;&quot;;&quot;&quot;;(IF(OR([.HY14]=&quot;&quot;;[.HY14]=0);0;1)))">
            <text:p/>
          </table:table-cell>
          <table:table-cell table:style-name="ce35" table:formula="of:=IF([.HZ$3]=&quot;&quot;;&quot;&quot;;(IF(OR([.HZ14]=&quot;&quot;;[.HZ14]=0);0;1)))">
            <text:p/>
          </table:table-cell>
          <table:table-cell table:style-name="ce35" table:formula="of:=IF([.IA$3]=&quot;&quot;;&quot;&quot;;(IF(OR([.IA14]=&quot;&quot;;[.IA14]=0);0;1)))">
            <text:p/>
          </table:table-cell>
          <table:table-cell table:style-name="ce35" table:formula="of:=IF([.IB$3]=&quot;&quot;;&quot;&quot;;(IF(OR([.IB14]=&quot;&quot;;[.IB14]=0);0;1)))">
            <text:p/>
          </table:table-cell>
          <table:table-cell table:style-name="ce35" table:formula="of:=IF([.IC$3]=&quot;&quot;;&quot;&quot;;(IF(OR([.IC14]=&quot;&quot;;[.IC14]=0);0;1)))">
            <text:p/>
          </table:table-cell>
          <table:table-cell table:style-name="ce35" table:formula="of:=IF([.ID$3]=&quot;&quot;;&quot;&quot;;(IF(OR([.ID14]=&quot;&quot;;[.ID14]=0);0;1)))">
            <text:p/>
          </table:table-cell>
          <table:table-cell table:style-name="ce35" table:formula="of:=IF([.IE$3]=&quot;&quot;;&quot;&quot;;(IF(OR([.IE14]=&quot;&quot;;[.IE14]=0);0;1)))">
            <text:p/>
          </table:table-cell>
          <table:table-cell table:style-name="ce35" table:formula="of:=IF([.IF$3]=&quot;&quot;;&quot;&quot;;(IF(OR([.IF14]=&quot;&quot;;[.IF14]=0);0;1)))">
            <text:p/>
          </table:table-cell>
          <table:table-cell table:style-name="ce35" table:formula="of:=IF([.IG$3]=&quot;&quot;;&quot;&quot;;(IF(OR([.IG14]=&quot;&quot;;[.IG14]=0);0;1)))">
            <text:p/>
          </table:table-cell>
          <table:table-cell table:style-name="ce35" table:formula="of:=IF([.IH$3]=&quot;&quot;;&quot;&quot;;(IF(OR([.IH14]=&quot;&quot;;[.IH14]=0);0;1)))">
            <text:p/>
          </table:table-cell>
          <table:table-cell table:style-name="ce35" table:formula="of:=IF([.II$3]=&quot;&quot;;&quot;&quot;;(IF(OR([.II14]=&quot;&quot;;[.II14]=0);0;1)))">
            <text:p/>
          </table:table-cell>
          <table:table-cell table:style-name="ce35" table:formula="of:=IF([.IJ$3]=&quot;&quot;;&quot;&quot;;(IF(OR([.IJ14]=&quot;&quot;;[.IJ14]=0);0;1)))">
            <text:p/>
          </table:table-cell>
          <table:table-cell table:style-name="ce35" table:formula="of:=IF([.IK$3]=&quot;&quot;;&quot;&quot;;(IF(OR([.IK14]=&quot;&quot;;[.IK14]=0);0;1)))">
            <text:p/>
          </table:table-cell>
          <table:table-cell table:style-name="ce35" table:formula="of:=IF([.IL$3]=&quot;&quot;;&quot;&quot;;(IF(OR([.IL14]=&quot;&quot;;[.IL14]=0);0;1)))">
            <text:p/>
          </table:table-cell>
          <table:table-cell table:style-name="ce35" table:formula="of:=IF([.IM$3]=&quot;&quot;;&quot;&quot;;(IF(OR([.IM14]=&quot;&quot;;[.IM14]=0);0;1)))">
            <text:p/>
          </table:table-cell>
          <table:table-cell table:style-name="ce35" table:formula="of:=IF([.IN$3]=&quot;&quot;;&quot;&quot;;(IF(OR([.IN14]=&quot;&quot;;[.IN14]=0);0;1)))">
            <text:p/>
          </table:table-cell>
          <table:table-cell table:style-name="ce35" table:formula="of:=IF([.IO$3]=&quot;&quot;;&quot;&quot;;(IF(OR([.IO14]=&quot;&quot;;[.IO14]=0);0;1)))">
            <text:p/>
          </table:table-cell>
          <table:table-cell table:style-name="ce35" table:formula="of:=IF([.IP$3]=&quot;&quot;;&quot;&quot;;(IF(OR([.IP14]=&quot;&quot;;[.IP14]=0);0;1)))">
            <text:p/>
          </table:table-cell>
          <table:table-cell table:style-name="ce35" table:formula="of:=IF([.IQ$3]=&quot;&quot;;&quot;&quot;;(IF(OR([.IQ14]=&quot;&quot;;[.IQ14]=0);0;1)))">
            <text:p/>
          </table:table-cell>
          <table:table-cell table:style-name="ce35" table:formula="of:=IF([.IR$3]=&quot;&quot;;&quot;&quot;;(IF(OR([.IR14]=&quot;&quot;;[.IR14]=0);0;1)))">
            <text:p/>
          </table:table-cell>
          <table:table-cell table:style-name="ce35" table:formula="of:=IF([.IS$3]=&quot;&quot;;&quot;&quot;;(IF(OR([.IS14]=&quot;&quot;;[.IS14]=0);0;1)))">
            <text:p/>
          </table:table-cell>
          <table:table-cell table:style-name="ce35" table:formula="of:=IF([.IT$3]=&quot;&quot;;&quot;&quot;;(IF(OR([.IT14]=&quot;&quot;;[.IT14]=0);0;1)))">
            <text:p/>
          </table:table-cell>
          <table:table-cell table:style-name="ce35" table:formula="of:=IF([.IU$3]=&quot;&quot;;&quot;&quot;;(IF(OR([.IU14]=&quot;&quot;;[.IU14]=0);0;1)))">
            <text:p/>
          </table:table-cell>
          <table:table-cell table:style-name="ce35" table:formula="of:=IF([.IV$3]=&quot;&quot;;&quot;&quot;;(IF(OR([.IV14]=&quot;&quot;;[.IV14]=0);0;1)))">
            <text:p/>
          </table:table-cell>
          <table:table-cell table:style-name="ce35" table:formula="of:=IF([.IW$3]=&quot;&quot;;&quot;&quot;;(IF(OR([.IW14]=&quot;&quot;;[.IW14]=0);0;1)))">
            <text:p/>
          </table:table-cell>
          <table:table-cell table:style-name="ce35" table:formula="of:=IF([.IX$3]=&quot;&quot;;&quot;&quot;;(IF(OR([.IX14]=&quot;&quot;;[.IX14]=0);0;1)))">
            <text:p/>
          </table:table-cell>
          <table:table-cell table:style-name="ce35" table:formula="of:=IF([.IY$3]=&quot;&quot;;&quot;&quot;;(IF(OR([.IY14]=&quot;&quot;;[.IY14]=0);0;1)))">
            <text:p/>
          </table:table-cell>
          <table:table-cell table:style-name="ce35" table:formula="of:=IF([.IZ$3]=&quot;&quot;;&quot;&quot;;(IF(OR([.IZ14]=&quot;&quot;;[.IZ14]=0);0;1)))">
            <text:p/>
          </table:table-cell>
          <table:table-cell table:style-name="ce35" table:formula="of:=IF([.JA$3]=&quot;&quot;;&quot;&quot;;(IF(OR([.JA14]=&quot;&quot;;[.JA14]=0);0;1)))">
            <text:p/>
          </table:table-cell>
          <table:table-cell table:style-name="ce35" table:formula="of:=IF([.JB$3]=&quot;&quot;;&quot;&quot;;(IF(OR([.JB14]=&quot;&quot;;[.JB14]=0);0;1)))">
            <text:p/>
          </table:table-cell>
          <table:table-cell table:style-name="ce35" table:formula="of:=IF([.JC$3]=&quot;&quot;;&quot;&quot;;(IF(OR([.JC14]=&quot;&quot;;[.JC14]=0);0;1)))">
            <text:p/>
          </table:table-cell>
          <table:table-cell table:style-name="ce35" table:formula="of:=IF([.JD$3]=&quot;&quot;;&quot;&quot;;(IF(OR([.JD14]=&quot;&quot;;[.JD14]=0);0;1)))">
            <text:p/>
          </table:table-cell>
          <table:table-cell table:style-name="ce35" table:formula="of:=IF([.JE$3]=&quot;&quot;;&quot;&quot;;(IF(OR([.JE14]=&quot;&quot;;[.JE14]=0);0;1)))">
            <text:p/>
          </table:table-cell>
          <table:table-cell table:style-name="ce35" table:formula="of:=IF([.JF$3]=&quot;&quot;;&quot;&quot;;(IF(OR([.JF14]=&quot;&quot;;[.JF14]=0);0;1)))">
            <text:p/>
          </table:table-cell>
          <table:table-cell table:style-name="ce35" table:formula="of:=IF([.JG$3]=&quot;&quot;;&quot;&quot;;(IF(OR([.JG14]=&quot;&quot;;[.JG14]=0);0;1)))">
            <text:p/>
          </table:table-cell>
          <table:table-cell table:style-name="ce35" table:formula="of:=IF([.JH$3]=&quot;&quot;;&quot;&quot;;(IF(OR([.JH14]=&quot;&quot;;[.JH14]=0);0;1)))">
            <text:p/>
          </table:table-cell>
          <table:table-cell table:style-name="ce35" table:formula="of:=IF([.JI$3]=&quot;&quot;;&quot;&quot;;(IF(OR([.JI14]=&quot;&quot;;[.JI14]=0);0;1)))">
            <text:p/>
          </table:table-cell>
          <table:table-cell table:style-name="ce35" table:formula="of:=IF([.JJ$3]=&quot;&quot;;&quot;&quot;;(IF(OR([.JJ14]=&quot;&quot;;[.JJ14]=0);0;1)))">
            <text:p/>
          </table:table-cell>
          <table:table-cell table:style-name="ce35" table:formula="of:=IF([.JK$3]=&quot;&quot;;&quot;&quot;;(IF(OR([.JK14]=&quot;&quot;;[.JK14]=0);0;1)))">
            <text:p/>
          </table:table-cell>
          <table:table-cell table:style-name="ce35" table:formula="of:=IF([.JL$3]=&quot;&quot;;&quot;&quot;;(IF(OR([.JL14]=&quot;&quot;;[.JL14]=0);0;1)))">
            <text:p/>
          </table:table-cell>
          <table:table-cell table:style-name="ce35" table:formula="of:=IF([.JM$3]=&quot;&quot;;&quot;&quot;;(IF(OR([.JM14]=&quot;&quot;;[.JM14]=0);0;1)))">
            <text:p/>
          </table:table-cell>
          <table:table-cell table:style-name="ce35" table:formula="of:=IF([.JN$3]=&quot;&quot;;&quot;&quot;;(IF(OR([.JN14]=&quot;&quot;;[.JN14]=0);0;1)))">
            <text:p/>
          </table:table-cell>
          <table:table-cell table:style-name="ce35" table:formula="of:=IF([.JO$3]=&quot;&quot;;&quot;&quot;;(IF(OR([.JO14]=&quot;&quot;;[.JO14]=0);0;1)))">
            <text:p/>
          </table:table-cell>
          <table:table-cell table:style-name="ce35" table:formula="of:=IF([.JP$3]=&quot;&quot;;&quot;&quot;;(IF(OR([.JP14]=&quot;&quot;;[.JP14]=0);0;1)))">
            <text:p/>
          </table:table-cell>
          <table:table-cell table:style-name="ce35" table:formula="of:=IF([.JQ$3]=&quot;&quot;;&quot;&quot;;(IF(OR([.JQ14]=&quot;&quot;;[.JQ14]=0);0;1)))">
            <text:p/>
          </table:table-cell>
          <table:table-cell table:style-name="ce35" table:formula="of:=IF([.JR$3]=&quot;&quot;;&quot;&quot;;(IF(OR([.JR14]=&quot;&quot;;[.JR14]=0);0;1)))">
            <text:p/>
          </table:table-cell>
          <table:table-cell table:style-name="ce35" table:formula="of:=IF([.JS$3]=&quot;&quot;;&quot;&quot;;(IF(OR([.JS14]=&quot;&quot;;[.JS14]=0);0;1)))">
            <text:p/>
          </table:table-cell>
          <table:table-cell table:style-name="ce35" table:formula="of:=IF([.JT$3]=&quot;&quot;;&quot;&quot;;(IF(OR([.JT14]=&quot;&quot;;[.JT14]=0);0;1)))">
            <text:p/>
          </table:table-cell>
          <table:table-cell table:style-name="ce35" table:formula="of:=IF([.JU$3]=&quot;&quot;;&quot;&quot;;(IF(OR([.JU14]=&quot;&quot;;[.JU14]=0);0;1)))">
            <text:p/>
          </table:table-cell>
          <table:table-cell table:style-name="ce35" table:formula="of:=IF([.JV$3]=&quot;&quot;;&quot;&quot;;(IF(OR([.JV14]=&quot;&quot;;[.JV14]=0);0;1)))">
            <text:p/>
          </table:table-cell>
          <table:table-cell table:style-name="ce35" table:formula="of:=IF([.JW$3]=&quot;&quot;;&quot;&quot;;(IF(OR([.JW14]=&quot;&quot;;[.JW14]=0);0;1)))">
            <text:p/>
          </table:table-cell>
          <table:table-cell table:style-name="ce35" table:formula="of:=IF([.JX$3]=&quot;&quot;;&quot;&quot;;(IF(OR([.JX14]=&quot;&quot;;[.JX14]=0);0;1)))">
            <text:p/>
          </table:table-cell>
          <table:table-cell table:style-name="ce35" table:formula="of:=IF([.JY$3]=&quot;&quot;;&quot;&quot;;(IF(OR([.JY14]=&quot;&quot;;[.JY14]=0);0;1)))">
            <text:p/>
          </table:table-cell>
          <table:table-cell table:style-name="ce35" table:formula="of:=IF([.JZ$3]=&quot;&quot;;&quot;&quot;;(IF(OR([.JZ14]=&quot;&quot;;[.JZ14]=0);0;1)))">
            <text:p/>
          </table:table-cell>
          <table:table-cell table:style-name="ce35" table:formula="of:=IF([.KA$3]=&quot;&quot;;&quot;&quot;;(IF(OR([.KA14]=&quot;&quot;;[.KA14]=0);0;1)))">
            <text:p/>
          </table:table-cell>
          <table:table-cell table:style-name="ce35" table:formula="of:=IF([.KB$3]=&quot;&quot;;&quot;&quot;;(IF(OR([.KB14]=&quot;&quot;;[.KB14]=0);0;1)))">
            <text:p/>
          </table:table-cell>
          <table:table-cell table:style-name="ce35" table:formula="of:=IF([.KC$3]=&quot;&quot;;&quot;&quot;;(IF(OR([.KC14]=&quot;&quot;;[.KC14]=0);0;1)))">
            <text:p/>
          </table:table-cell>
          <table:table-cell table:style-name="ce35" table:formula="of:=IF([.KD$3]=&quot;&quot;;&quot;&quot;;(IF(OR([.KD14]=&quot;&quot;;[.KD14]=0);0;1)))">
            <text:p/>
          </table:table-cell>
          <table:table-cell table:style-name="ce35" table:formula="of:=IF([.KE$3]=&quot;&quot;;&quot;&quot;;(IF(OR([.KE14]=&quot;&quot;;[.KE14]=0);0;1)))">
            <text:p/>
          </table:table-cell>
          <table:table-cell table:style-name="ce35" table:formula="of:=IF([.KF$3]=&quot;&quot;;&quot;&quot;;(IF(OR([.KF14]=&quot;&quot;;[.KF14]=0);0;1)))">
            <text:p/>
          </table:table-cell>
          <table:table-cell table:style-name="ce35" table:formula="of:=IF([.KG$3]=&quot;&quot;;&quot;&quot;;(IF(OR([.KG14]=&quot;&quot;;[.KG14]=0);0;1)))">
            <text:p/>
          </table:table-cell>
          <table:table-cell table:style-name="ce35" table:formula="of:=IF([.KH$3]=&quot;&quot;;&quot;&quot;;(IF(OR([.KH14]=&quot;&quot;;[.KH14]=0);0;1)))">
            <text:p/>
          </table:table-cell>
          <table:table-cell table:style-name="ce35" table:formula="of:=IF([.KI$3]=&quot;&quot;;&quot;&quot;;(IF(OR([.KI14]=&quot;&quot;;[.KI14]=0);0;1)))">
            <text:p/>
          </table:table-cell>
          <table:table-cell table:style-name="ce35" table:formula="of:=IF([.KJ$3]=&quot;&quot;;&quot;&quot;;(IF(OR([.KJ14]=&quot;&quot;;[.KJ14]=0);0;1)))">
            <text:p/>
          </table:table-cell>
          <table:table-cell table:style-name="ce35" table:formula="of:=IF([.KK$3]=&quot;&quot;;&quot;&quot;;(IF(OR([.KK14]=&quot;&quot;;[.KK14]=0);0;1)))">
            <text:p/>
          </table:table-cell>
          <table:table-cell table:style-name="ce35" table:formula="of:=IF([.KL$3]=&quot;&quot;;&quot;&quot;;(IF(OR([.KL14]=&quot;&quot;;[.KL14]=0);0;1)))">
            <text:p/>
          </table:table-cell>
          <table:table-cell table:style-name="ce35" table:formula="of:=IF([.KM$3]=&quot;&quot;;&quot;&quot;;(IF(OR([.KM14]=&quot;&quot;;[.KM14]=0);0;1)))">
            <text:p/>
          </table:table-cell>
          <table:table-cell table:style-name="ce35" table:formula="of:=IF([.KN$3]=&quot;&quot;;&quot;&quot;;(IF(OR([.KN14]=&quot;&quot;;[.KN14]=0);0;1)))">
            <text:p/>
          </table:table-cell>
          <table:table-cell table:style-name="ce35" table:formula="of:=IF([.KO$3]=&quot;&quot;;&quot;&quot;;(IF(OR([.KO14]=&quot;&quot;;[.KO14]=0);0;1)))">
            <text:p/>
          </table:table-cell>
          <table:table-cell table:style-name="ce35" table:formula="of:=IF([.KP$3]=&quot;&quot;;&quot;&quot;;(IF(OR([.KP14]=&quot;&quot;;[.KP14]=0);0;1)))">
            <text:p/>
          </table:table-cell>
          <table:table-cell table:style-name="ce35" table:formula="of:=IF([.KQ$3]=&quot;&quot;;&quot;&quot;;(IF(OR([.KQ14]=&quot;&quot;;[.KQ14]=0);0;1)))">
            <text:p/>
          </table:table-cell>
          <table:table-cell table:style-name="ce35" table:formula="of:=IF([.KR$3]=&quot;&quot;;&quot;&quot;;(IF(OR([.KR14]=&quot;&quot;;[.KR14]=0);0;1)))">
            <text:p/>
          </table:table-cell>
          <table:table-cell table:style-name="ce35" table:formula="of:=IF([.KS$3]=&quot;&quot;;&quot;&quot;;(IF(OR([.KS14]=&quot;&quot;;[.KS14]=0);0;1)))">
            <text:p/>
          </table:table-cell>
          <table:table-cell table:style-name="ce35" table:formula="of:=IF([.KT$3]=&quot;&quot;;&quot;&quot;;(IF(OR([.KT14]=&quot;&quot;;[.KT14]=0);0;1)))">
            <text:p/>
          </table:table-cell>
          <table:table-cell table:style-name="ce35" table:formula="of:=IF([.KU$3]=&quot;&quot;;&quot;&quot;;(IF(OR([.KU14]=&quot;&quot;;[.KU14]=0);0;1)))">
            <text:p/>
          </table:table-cell>
          <table:table-cell table:style-name="ce35" table:formula="of:=IF([.KV$3]=&quot;&quot;;&quot;&quot;;(IF(OR([.KV14]=&quot;&quot;;[.KV14]=0);0;1)))">
            <text:p/>
          </table:table-cell>
          <table:table-cell table:style-name="ce35" table:formula="of:=IF([.KW$3]=&quot;&quot;;&quot;&quot;;(IF(OR([.KW14]=&quot;&quot;;[.KW14]=0);0;1)))">
            <text:p/>
          </table:table-cell>
          <table:table-cell table:style-name="ce35" table:formula="of:=IF([.KX$3]=&quot;&quot;;&quot;&quot;;(IF(OR([.KX14]=&quot;&quot;;[.KX14]=0);0;1)))">
            <text:p/>
          </table:table-cell>
          <table:table-cell table:style-name="ce35" table:formula="of:=IF([.KY$3]=&quot;&quot;;&quot;&quot;;(IF(OR([.KY14]=&quot;&quot;;[.KY14]=0);0;1)))">
            <text:p/>
          </table:table-cell>
          <table:table-cell table:style-name="ce35" table:formula="of:=IF([.KZ$3]=&quot;&quot;;&quot;&quot;;(IF(OR([.KZ14]=&quot;&quot;;[.KZ14]=0);0;1)))">
            <text:p/>
          </table:table-cell>
          <table:table-cell table:style-name="ce35" table:formula="of:=IF([.LA$3]=&quot;&quot;;&quot;&quot;;(IF(OR([.LA14]=&quot;&quot;;[.LA14]=0);0;1)))">
            <text:p/>
          </table:table-cell>
          <table:table-cell table:style-name="ce35" table:formula="of:=IF([.LB$3]=&quot;&quot;;&quot;&quot;;(IF(OR([.LB14]=&quot;&quot;;[.LB14]=0);0;1)))">
            <text:p/>
          </table:table-cell>
          <table:table-cell table:style-name="ce35" table:formula="of:=IF([.LC$3]=&quot;&quot;;&quot;&quot;;(IF(OR([.LC14]=&quot;&quot;;[.LC14]=0);0;1)))">
            <text:p/>
          </table:table-cell>
          <table:table-cell table:style-name="ce35" table:formula="of:=IF([.LD$3]=&quot;&quot;;&quot;&quot;;(IF(OR([.LD14]=&quot;&quot;;[.LD14]=0);0;1)))">
            <text:p/>
          </table:table-cell>
          <table:table-cell table:style-name="ce35" table:formula="of:=IF([.LE$3]=&quot;&quot;;&quot;&quot;;(IF(OR([.LE14]=&quot;&quot;;[.LE14]=0);0;1)))">
            <text:p/>
          </table:table-cell>
          <table:table-cell table:style-name="ce35" table:formula="of:=IF([.LF$3]=&quot;&quot;;&quot;&quot;;(IF(OR([.LF14]=&quot;&quot;;[.LF14]=0);0;1)))">
            <text:p/>
          </table:table-cell>
          <table:table-cell table:style-name="ce35" table:formula="of:=IF([.LG$3]=&quot;&quot;;&quot;&quot;;(IF(OR([.LG14]=&quot;&quot;;[.LG14]=0);0;1)))">
            <text:p/>
          </table:table-cell>
          <table:table-cell table:style-name="ce35" table:formula="of:=IF([.LH$3]=&quot;&quot;;&quot;&quot;;(IF(OR([.LH14]=&quot;&quot;;[.LH14]=0);0;1)))">
            <text:p/>
          </table:table-cell>
          <table:table-cell table:style-name="ce35" table:formula="of:=IF([.LI$3]=&quot;&quot;;&quot;&quot;;(IF(OR([.LI14]=&quot;&quot;;[.LI14]=0);0;1)))">
            <text:p/>
          </table:table-cell>
          <table:table-cell table:style-name="ce35" table:formula="of:=IF([.LJ$3]=&quot;&quot;;&quot;&quot;;(IF(OR([.LJ14]=&quot;&quot;;[.LJ14]=0);0;1)))">
            <text:p/>
          </table:table-cell>
          <table:table-cell table:style-name="ce35" table:formula="of:=IF([.LK$3]=&quot;&quot;;&quot;&quot;;(IF(OR([.LK14]=&quot;&quot;;[.LK14]=0);0;1)))">
            <text:p/>
          </table:table-cell>
          <table:table-cell table:style-name="ce35" table:formula="of:=IF([.LL$3]=&quot;&quot;;&quot;&quot;;(IF(OR([.LL14]=&quot;&quot;;[.LL14]=0);0;1)))">
            <text:p/>
          </table:table-cell>
          <table:table-cell table:style-name="ce35" table:formula="of:=IF([.LM$3]=&quot;&quot;;&quot;&quot;;(IF(OR([.LM14]=&quot;&quot;;[.LM14]=0);0;1)))">
            <text:p/>
          </table:table-cell>
          <table:table-cell table:style-name="ce35" table:formula="of:=IF([.LN$3]=&quot;&quot;;&quot;&quot;;(IF(OR([.LN14]=&quot;&quot;;[.LN14]=0);0;1)))">
            <text:p/>
          </table:table-cell>
          <table:table-cell table:style-name="ce35" table:formula="of:=IF([.LO$3]=&quot;&quot;;&quot;&quot;;(IF(OR([.LO14]=&quot;&quot;;[.LO14]=0);0;1)))">
            <text:p/>
          </table:table-cell>
          <table:table-cell table:style-name="ce35" table:formula="of:=IF([.LP$3]=&quot;&quot;;&quot;&quot;;(IF(OR([.LP14]=&quot;&quot;;[.LP14]=0);0;1)))">
            <text:p/>
          </table:table-cell>
          <table:table-cell table:style-name="ce35" table:formula="of:=IF([.LQ$3]=&quot;&quot;;&quot;&quot;;(IF(OR([.LQ14]=&quot;&quot;;[.LQ14]=0);0;1)))">
            <text:p/>
          </table:table-cell>
          <table:table-cell table:style-name="ce35" table:formula="of:=IF([.LR$3]=&quot;&quot;;&quot;&quot;;(IF(OR([.LR14]=&quot;&quot;;[.LR14]=0);0;1)))">
            <text:p/>
          </table:table-cell>
          <table:table-cell table:style-name="ce35" table:formula="of:=IF([.LS$3]=&quot;&quot;;&quot;&quot;;(IF(OR([.LS14]=&quot;&quot;;[.LS14]=0);0;1)))">
            <text:p/>
          </table:table-cell>
          <table:table-cell table:style-name="ce35" table:formula="of:=IF([.LT$3]=&quot;&quot;;&quot;&quot;;(IF(OR([.LT14]=&quot;&quot;;[.LT14]=0);0;1)))">
            <text:p/>
          </table:table-cell>
          <table:table-cell table:style-name="ce35" table:formula="of:=IF([.LU$3]=&quot;&quot;;&quot;&quot;;(IF(OR([.LU14]=&quot;&quot;;[.LU14]=0);0;1)))">
            <text:p/>
          </table:table-cell>
          <table:table-cell table:style-name="ce35" table:formula="of:=IF([.LV$3]=&quot;&quot;;&quot;&quot;;(IF(OR([.LV14]=&quot;&quot;;[.LV14]=0);0;1)))">
            <text:p/>
          </table:table-cell>
          <table:table-cell table:style-name="ce35" table:formula="of:=IF([.LW$3]=&quot;&quot;;&quot;&quot;;(IF(OR([.LW14]=&quot;&quot;;[.LW14]=0);0;1)))">
            <text:p/>
          </table:table-cell>
          <table:table-cell table:style-name="ce35" table:formula="of:=IF([.LX$3]=&quot;&quot;;&quot;&quot;;(IF(OR([.LX14]=&quot;&quot;;[.LX14]=0);0;1)))">
            <text:p/>
          </table:table-cell>
          <table:table-cell table:style-name="ce35" table:formula="of:=IF([.LY$3]=&quot;&quot;;&quot;&quot;;(IF(OR([.LY14]=&quot;&quot;;[.LY14]=0);0;1)))">
            <text:p/>
          </table:table-cell>
          <table:table-cell table:style-name="ce35" table:formula="of:=IF([.LZ$3]=&quot;&quot;;&quot;&quot;;(IF(OR([.LZ14]=&quot;&quot;;[.LZ14]=0);0;1)))">
            <text:p/>
          </table:table-cell>
          <table:table-cell table:style-name="ce35" table:formula="of:=IF([.MA$3]=&quot;&quot;;&quot;&quot;;(IF(OR([.MA14]=&quot;&quot;;[.MA14]=0);0;1)))">
            <text:p/>
          </table:table-cell>
          <table:table-cell table:style-name="ce35" table:formula="of:=IF([.MB$3]=&quot;&quot;;&quot;&quot;;(IF(OR([.MB14]=&quot;&quot;;[.MB14]=0);0;1)))">
            <text:p/>
          </table:table-cell>
          <table:table-cell table:style-name="ce35" table:formula="of:=IF([.MC$3]=&quot;&quot;;&quot;&quot;;(IF(OR([.MC14]=&quot;&quot;;[.MC14]=0);0;1)))">
            <text:p/>
          </table:table-cell>
          <table:table-cell table:style-name="ce35" table:formula="of:=IF([.MD$3]=&quot;&quot;;&quot;&quot;;(IF(OR([.MD14]=&quot;&quot;;[.MD14]=0);0;1)))">
            <text:p/>
          </table:table-cell>
          <table:table-cell table:style-name="ce35" table:formula="of:=IF([.ME$3]=&quot;&quot;;&quot;&quot;;(IF(OR([.ME14]=&quot;&quot;;[.ME14]=0);0;1)))">
            <text:p/>
          </table:table-cell>
          <table:table-cell table:style-name="ce35" table:formula="of:=IF([.MF$3]=&quot;&quot;;&quot;&quot;;(IF(OR([.MF14]=&quot;&quot;;[.MF14]=0);0;1)))">
            <text:p/>
          </table:table-cell>
          <table:table-cell table:style-name="ce35" table:formula="of:=IF([.MG$3]=&quot;&quot;;&quot;&quot;;(IF(OR([.MG14]=&quot;&quot;;[.MG14]=0);0;1)))">
            <text:p/>
          </table:table-cell>
          <table:table-cell table:style-name="ce35" table:formula="of:=IF([.MH$3]=&quot;&quot;;&quot;&quot;;(IF(OR([.MH14]=&quot;&quot;;[.MH14]=0);0;1)))">
            <text:p/>
          </table:table-cell>
          <table:table-cell table:style-name="ce35" table:formula="of:=IF([.MI$3]=&quot;&quot;;&quot;&quot;;(IF(OR([.MI14]=&quot;&quot;;[.MI14]=0);0;1)))">
            <text:p/>
          </table:table-cell>
          <table:table-cell table:style-name="ce35" table:formula="of:=IF([.MJ$3]=&quot;&quot;;&quot;&quot;;(IF(OR([.MJ14]=&quot;&quot;;[.MJ14]=0);0;1)))">
            <text:p/>
          </table:table-cell>
          <table:table-cell table:style-name="ce35" table:formula="of:=IF([.MK$3]=&quot;&quot;;&quot;&quot;;(IF(OR([.MK14]=&quot;&quot;;[.MK14]=0);0;1)))">
            <text:p/>
          </table:table-cell>
          <table:table-cell table:style-name="ce35" table:formula="of:=IF([.ML$3]=&quot;&quot;;&quot;&quot;;(IF(OR([.ML14]=&quot;&quot;;[.ML14]=0);0;1)))">
            <text:p/>
          </table:table-cell>
          <table:table-cell table:style-name="ce35" table:formula="of:=IF([.MM$3]=&quot;&quot;;&quot;&quot;;(IF(OR([.MM14]=&quot;&quot;;[.MM14]=0);0;1)))">
            <text:p/>
          </table:table-cell>
          <table:table-cell table:style-name="ce35" table:formula="of:=IF([.MN$3]=&quot;&quot;;&quot;&quot;;(IF(OR([.MN14]=&quot;&quot;;[.MN14]=0);0;1)))">
            <text:p/>
          </table:table-cell>
          <table:table-cell table:style-name="ce35" table:formula="of:=IF([.MO$3]=&quot;&quot;;&quot;&quot;;(IF(OR([.MO14]=&quot;&quot;;[.MO14]=0);0;1)))">
            <text:p/>
          </table:table-cell>
          <table:table-cell table:style-name="ce35" table:formula="of:=IF([.MP$3]=&quot;&quot;;&quot;&quot;;(IF(OR([.MP14]=&quot;&quot;;[.MP14]=0);0;1)))">
            <text:p/>
          </table:table-cell>
          <table:table-cell table:style-name="ce35" table:formula="of:=IF([.MQ$3]=&quot;&quot;;&quot;&quot;;(IF(OR([.MQ14]=&quot;&quot;;[.MQ14]=0);0;1)))">
            <text:p/>
          </table:table-cell>
          <table:table-cell table:style-name="ce35" table:formula="of:=IF([.MR$3]=&quot;&quot;;&quot;&quot;;(IF(OR([.MR14]=&quot;&quot;;[.MR14]=0);0;1)))">
            <text:p/>
          </table:table-cell>
          <table:table-cell table:style-name="ce35" table:formula="of:=IF([.MS$3]=&quot;&quot;;&quot;&quot;;(IF(OR([.MS14]=&quot;&quot;;[.MS14]=0);0;1)))">
            <text:p/>
          </table:table-cell>
          <table:table-cell table:style-name="ce35" table:formula="of:=IF([.MT$3]=&quot;&quot;;&quot;&quot;;(IF(OR([.MT14]=&quot;&quot;;[.MT14]=0);0;1)))">
            <text:p/>
          </table:table-cell>
          <table:table-cell table:style-name="ce35" table:formula="of:=IF([.MU$3]=&quot;&quot;;&quot;&quot;;(IF(OR([.MU14]=&quot;&quot;;[.MU14]=0);0;1)))">
            <text:p/>
          </table:table-cell>
          <table:table-cell table:style-name="ce35" table:formula="of:=IF([.MV$3]=&quot;&quot;;&quot;&quot;;(IF(OR([.MV14]=&quot;&quot;;[.MV14]=0);0;1)))">
            <text:p/>
          </table:table-cell>
          <table:table-cell table:style-name="ce35" table:formula="of:=IF([.MW$3]=&quot;&quot;;&quot;&quot;;(IF(OR([.MW14]=&quot;&quot;;[.MW14]=0);0;1)))">
            <text:p/>
          </table:table-cell>
          <table:table-cell table:style-name="ce35" table:formula="of:=IF([.MX$3]=&quot;&quot;;&quot;&quot;;(IF(OR([.MX14]=&quot;&quot;;[.MX14]=0);0;1)))">
            <text:p/>
          </table:table-cell>
          <table:table-cell table:style-name="ce35" table:formula="of:=IF([.MY$3]=&quot;&quot;;&quot;&quot;;(IF(OR([.MY14]=&quot;&quot;;[.MY14]=0);0;1)))">
            <text:p/>
          </table:table-cell>
          <table:table-cell table:style-name="ce35" table:formula="of:=IF([.MZ$3]=&quot;&quot;;&quot;&quot;;(IF(OR([.MZ14]=&quot;&quot;;[.MZ14]=0);0;1)))">
            <text:p/>
          </table:table-cell>
          <table:table-cell table:style-name="ce35" table:formula="of:=IF([.NA$3]=&quot;&quot;;&quot;&quot;;(IF(OR([.NA14]=&quot;&quot;;[.NA14]=0);0;1)))">
            <text:p/>
          </table:table-cell>
          <table:table-cell table:style-name="ce35" table:formula="of:=IF([.NB$3]=&quot;&quot;;&quot;&quot;;(IF(OR([.NB14]=&quot;&quot;;[.NB14]=0);0;1)))">
            <text:p/>
          </table:table-cell>
          <table:table-cell table:style-name="ce35" table:formula="of:=IF([.NC$3]=&quot;&quot;;&quot;&quot;;(IF(OR([.NC14]=&quot;&quot;;[.NC14]=0);0;1)))">
            <text:p/>
          </table:table-cell>
          <table:table-cell table:style-name="ce35" table:formula="of:=IF([.ND$3]=&quot;&quot;;&quot;&quot;;(IF(OR([.ND14]=&quot;&quot;;[.ND14]=0);0;1)))">
            <text:p/>
          </table:table-cell>
          <table:table-cell table:style-name="ce35" table:formula="of:=IF([.NE$3]=&quot;&quot;;&quot;&quot;;(IF(OR([.NE14]=&quot;&quot;;[.NE14]=0);0;1)))">
            <text:p/>
          </table:table-cell>
          <table:table-cell table:style-name="ce35" table:formula="of:=IF([.NF$3]=&quot;&quot;;&quot;&quot;;(IF(OR([.NF14]=&quot;&quot;;[.NF14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15:.B15])" office:value-type="float" office:value="0" calcext:value-type="float">
            <text:p>0</text:p>
          </table:table-cell>
          <table:table-cell table:style-name="ce11" table:formula="of:=IFERROR((LEN([.NG15])-SEARCH(&quot;0[^0]*$&quot;;[.NG15]));LEN([.NG15]))" office:value-type="float" office:value="0" calcext:value-type="float">
            <text:p>0</text:p>
          </table:table-cell>
          <table:table-cell table:style-name="ce5" table:formula="of:=COUNTA([.E15:.NF15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47" table:formula="of:=COM.MICROSOFT.CONCAT([.NH15:.ABI15])">
            <text:p/>
          </table:table-cell>
          <table:table-cell table:style-name="ce46" table:formula="of:=IF([.E$3]=&quot;&quot;;&quot;&quot;;(IF(OR([.E15]=&quot;&quot;;[.E15]=0);0;1)))">
            <text:p/>
          </table:table-cell>
          <table:table-cell table:style-name="ce46" table:formula="of:=IF([.F$3]=&quot;&quot;;&quot;&quot;;(IF(OR([.F15]=&quot;&quot;;[.F15]=0);0;1)))">
            <text:p/>
          </table:table-cell>
          <table:table-cell table:style-name="ce46" table:formula="of:=IF([.G$3]=&quot;&quot;;&quot;&quot;;(IF(OR([.G15]=&quot;&quot;;[.G15]=0);0;1)))">
            <text:p/>
          </table:table-cell>
          <table:table-cell table:style-name="ce46" table:formula="of:=IF([.H$3]=&quot;&quot;;&quot;&quot;;(IF(OR([.H15]=&quot;&quot;;[.H15]=0);0;1)))">
            <text:p/>
          </table:table-cell>
          <table:table-cell table:style-name="ce47" table:formula="of:=IF([.I$3]=&quot;&quot;;&quot;&quot;;(IF(OR([.I15]=&quot;&quot;;[.I15]=0);0;1)))">
            <text:p/>
          </table:table-cell>
          <table:table-cell table:style-name="ce47" table:formula="of:=IF([.J$3]=&quot;&quot;;&quot;&quot;;(IF(OR([.J15]=&quot;&quot;;[.J15]=0);0;1)))">
            <text:p/>
          </table:table-cell>
          <table:table-cell table:style-name="ce47" table:formula="of:=IF([.K$3]=&quot;&quot;;&quot;&quot;;(IF(OR([.K15]=&quot;&quot;;[.K15]=0);0;1)))">
            <text:p/>
          </table:table-cell>
          <table:table-cell table:style-name="ce47" table:formula="of:=IF([.L$3]=&quot;&quot;;&quot;&quot;;(IF(OR([.L15]=&quot;&quot;;[.L15]=0);0;1)))">
            <text:p/>
          </table:table-cell>
          <table:table-cell table:style-name="ce47" table:formula="of:=IF([.M$3]=&quot;&quot;;&quot;&quot;;(IF(OR([.M15]=&quot;&quot;;[.M15]=0);0;1)))">
            <text:p/>
          </table:table-cell>
          <table:table-cell table:style-name="ce47" table:formula="of:=IF([.N$3]=&quot;&quot;;&quot;&quot;;(IF(OR([.N15]=&quot;&quot;;[.N15]=0);0;1)))">
            <text:p/>
          </table:table-cell>
          <table:table-cell table:style-name="ce47" table:formula="of:=IF([.O$3]=&quot;&quot;;&quot;&quot;;(IF(OR([.O15]=&quot;&quot;;[.O15]=0);0;1)))">
            <text:p/>
          </table:table-cell>
          <table:table-cell table:style-name="ce47" table:formula="of:=IF([.P$3]=&quot;&quot;;&quot;&quot;;(IF(OR([.P15]=&quot;&quot;;[.P15]=0);0;1)))">
            <text:p/>
          </table:table-cell>
          <table:table-cell table:style-name="ce47" table:formula="of:=IF([.Q$3]=&quot;&quot;;&quot;&quot;;(IF(OR([.Q15]=&quot;&quot;;[.Q15]=0);0;1)))">
            <text:p/>
          </table:table-cell>
          <table:table-cell table:style-name="ce47" table:formula="of:=IF([.R$3]=&quot;&quot;;&quot;&quot;;(IF(OR([.R15]=&quot;&quot;;[.R15]=0);0;1)))">
            <text:p/>
          </table:table-cell>
          <table:table-cell table:style-name="ce47" table:formula="of:=IF([.S$3]=&quot;&quot;;&quot;&quot;;(IF(OR([.S15]=&quot;&quot;;[.S15]=0);0;1)))">
            <text:p/>
          </table:table-cell>
          <table:table-cell table:style-name="ce47" table:formula="of:=IF([.T$3]=&quot;&quot;;&quot;&quot;;(IF(OR([.T15]=&quot;&quot;;[.T15]=0);0;1)))">
            <text:p/>
          </table:table-cell>
          <table:table-cell table:style-name="ce47" table:formula="of:=IF([.U$3]=&quot;&quot;;&quot;&quot;;(IF(OR([.U15]=&quot;&quot;;[.U15]=0);0;1)))">
            <text:p/>
          </table:table-cell>
          <table:table-cell table:style-name="ce47" table:formula="of:=IF([.V$3]=&quot;&quot;;&quot;&quot;;(IF(OR([.V15]=&quot;&quot;;[.V15]=0);0;1)))">
            <text:p/>
          </table:table-cell>
          <table:table-cell table:style-name="ce47" table:formula="of:=IF([.W$3]=&quot;&quot;;&quot;&quot;;(IF(OR([.W15]=&quot;&quot;;[.W15]=0);0;1)))">
            <text:p/>
          </table:table-cell>
          <table:table-cell table:style-name="ce47" table:formula="of:=IF([.X$3]=&quot;&quot;;&quot;&quot;;(IF(OR([.X15]=&quot;&quot;;[.X15]=0);0;1)))">
            <text:p/>
          </table:table-cell>
          <table:table-cell table:style-name="ce47" table:formula="of:=IF([.Y$3]=&quot;&quot;;&quot;&quot;;(IF(OR([.Y15]=&quot;&quot;;[.Y15]=0);0;1)))">
            <text:p/>
          </table:table-cell>
          <table:table-cell table:style-name="ce47" table:formula="of:=IF([.Z$3]=&quot;&quot;;&quot;&quot;;(IF(OR([.Z15]=&quot;&quot;;[.Z15]=0);0;1)))">
            <text:p/>
          </table:table-cell>
          <table:table-cell table:style-name="ce47" table:formula="of:=IF([.AA$3]=&quot;&quot;;&quot;&quot;;(IF(OR([.AA15]=&quot;&quot;;[.AA15]=0);0;1)))">
            <text:p/>
          </table:table-cell>
          <table:table-cell table:style-name="ce47" table:formula="of:=IF([.AB$3]=&quot;&quot;;&quot;&quot;;(IF(OR([.AB15]=&quot;&quot;;[.AB15]=0);0;1)))">
            <text:p/>
          </table:table-cell>
          <table:table-cell table:style-name="ce47" table:formula="of:=IF([.AC$3]=&quot;&quot;;&quot;&quot;;(IF(OR([.AC15]=&quot;&quot;;[.AC15]=0);0;1)))">
            <text:p/>
          </table:table-cell>
          <table:table-cell table:style-name="ce47" table:formula="of:=IF([.AD$3]=&quot;&quot;;&quot;&quot;;(IF(OR([.AD15]=&quot;&quot;;[.AD15]=0);0;1)))">
            <text:p/>
          </table:table-cell>
          <table:table-cell table:style-name="ce47" table:formula="of:=IF([.AE$3]=&quot;&quot;;&quot;&quot;;(IF(OR([.AE15]=&quot;&quot;;[.AE15]=0);0;1)))">
            <text:p/>
          </table:table-cell>
          <table:table-cell table:style-name="ce47" table:formula="of:=IF([.AF$3]=&quot;&quot;;&quot;&quot;;(IF(OR([.AF15]=&quot;&quot;;[.AF15]=0);0;1)))">
            <text:p/>
          </table:table-cell>
          <table:table-cell table:style-name="ce47" table:formula="of:=IF([.AG$3]=&quot;&quot;;&quot;&quot;;(IF(OR([.AG15]=&quot;&quot;;[.AG15]=0);0;1)))">
            <text:p/>
          </table:table-cell>
          <table:table-cell table:style-name="ce47" table:formula="of:=IF([.AH$3]=&quot;&quot;;&quot;&quot;;(IF(OR([.AH15]=&quot;&quot;;[.AH15]=0);0;1)))">
            <text:p/>
          </table:table-cell>
          <table:table-cell table:style-name="ce47" table:formula="of:=IF([.AI$3]=&quot;&quot;;&quot;&quot;;(IF(OR([.AI15]=&quot;&quot;;[.AI15]=0);0;1)))">
            <text:p/>
          </table:table-cell>
          <table:table-cell table:style-name="ce47" table:formula="of:=IF([.AJ$3]=&quot;&quot;;&quot;&quot;;(IF(OR([.AJ15]=&quot;&quot;;[.AJ15]=0);0;1)))">
            <text:p/>
          </table:table-cell>
          <table:table-cell table:style-name="ce47" table:formula="of:=IF([.AK$3]=&quot;&quot;;&quot;&quot;;(IF(OR([.AK15]=&quot;&quot;;[.AK15]=0);0;1)))">
            <text:p/>
          </table:table-cell>
          <table:table-cell table:style-name="ce47" table:formula="of:=IF([.AL$3]=&quot;&quot;;&quot;&quot;;(IF(OR([.AL15]=&quot;&quot;;[.AL15]=0);0;1)))">
            <text:p/>
          </table:table-cell>
          <table:table-cell table:style-name="ce47" table:formula="of:=IF([.AM$3]=&quot;&quot;;&quot;&quot;;(IF(OR([.AM15]=&quot;&quot;;[.AM15]=0);0;1)))">
            <text:p/>
          </table:table-cell>
          <table:table-cell table:style-name="ce47" table:formula="of:=IF([.AN$3]=&quot;&quot;;&quot;&quot;;(IF(OR([.AN15]=&quot;&quot;;[.AN15]=0);0;1)))">
            <text:p/>
          </table:table-cell>
          <table:table-cell table:style-name="ce47" table:formula="of:=IF([.AO$3]=&quot;&quot;;&quot;&quot;;(IF(OR([.AO15]=&quot;&quot;;[.AO15]=0);0;1)))">
            <text:p/>
          </table:table-cell>
          <table:table-cell table:style-name="ce47" table:formula="of:=IF([.AP$3]=&quot;&quot;;&quot;&quot;;(IF(OR([.AP15]=&quot;&quot;;[.AP15]=0);0;1)))">
            <text:p/>
          </table:table-cell>
          <table:table-cell table:style-name="ce47" table:formula="of:=IF([.AQ$3]=&quot;&quot;;&quot;&quot;;(IF(OR([.AQ15]=&quot;&quot;;[.AQ15]=0);0;1)))">
            <text:p/>
          </table:table-cell>
          <table:table-cell table:style-name="ce47" table:formula="of:=IF([.AR$3]=&quot;&quot;;&quot;&quot;;(IF(OR([.AR15]=&quot;&quot;;[.AR15]=0);0;1)))">
            <text:p/>
          </table:table-cell>
          <table:table-cell table:style-name="ce47" table:formula="of:=IF([.AS$3]=&quot;&quot;;&quot;&quot;;(IF(OR([.AS15]=&quot;&quot;;[.AS15]=0);0;1)))">
            <text:p/>
          </table:table-cell>
          <table:table-cell table:style-name="ce47" table:formula="of:=IF([.AT$3]=&quot;&quot;;&quot;&quot;;(IF(OR([.AT15]=&quot;&quot;;[.AT15]=0);0;1)))">
            <text:p/>
          </table:table-cell>
          <table:table-cell table:style-name="ce47" table:formula="of:=IF([.AU$3]=&quot;&quot;;&quot;&quot;;(IF(OR([.AU15]=&quot;&quot;;[.AU15]=0);0;1)))">
            <text:p/>
          </table:table-cell>
          <table:table-cell table:style-name="ce47" table:formula="of:=IF([.AV$3]=&quot;&quot;;&quot;&quot;;(IF(OR([.AV15]=&quot;&quot;;[.AV15]=0);0;1)))">
            <text:p/>
          </table:table-cell>
          <table:table-cell table:style-name="ce47" table:formula="of:=IF([.AW$3]=&quot;&quot;;&quot;&quot;;(IF(OR([.AW15]=&quot;&quot;;[.AW15]=0);0;1)))">
            <text:p/>
          </table:table-cell>
          <table:table-cell table:style-name="ce47" table:formula="of:=IF([.AX$3]=&quot;&quot;;&quot;&quot;;(IF(OR([.AX15]=&quot;&quot;;[.AX15]=0);0;1)))">
            <text:p/>
          </table:table-cell>
          <table:table-cell table:style-name="ce47" table:formula="of:=IF([.AY$3]=&quot;&quot;;&quot;&quot;;(IF(OR([.AY15]=&quot;&quot;;[.AY15]=0);0;1)))">
            <text:p/>
          </table:table-cell>
          <table:table-cell table:style-name="ce47" table:formula="of:=IF([.AZ$3]=&quot;&quot;;&quot;&quot;;(IF(OR([.AZ15]=&quot;&quot;;[.AZ15]=0);0;1)))">
            <text:p/>
          </table:table-cell>
          <table:table-cell table:style-name="ce47" table:formula="of:=IF([.BA$3]=&quot;&quot;;&quot;&quot;;(IF(OR([.BA15]=&quot;&quot;;[.BA15]=0);0;1)))">
            <text:p/>
          </table:table-cell>
          <table:table-cell table:style-name="ce47" table:formula="of:=IF([.BB$3]=&quot;&quot;;&quot;&quot;;(IF(OR([.BB15]=&quot;&quot;;[.BB15]=0);0;1)))">
            <text:p/>
          </table:table-cell>
          <table:table-cell table:style-name="ce47" table:formula="of:=IF([.BC$3]=&quot;&quot;;&quot;&quot;;(IF(OR([.BC15]=&quot;&quot;;[.BC15]=0);0;1)))">
            <text:p/>
          </table:table-cell>
          <table:table-cell table:style-name="ce47" table:formula="of:=IF([.BD$3]=&quot;&quot;;&quot;&quot;;(IF(OR([.BD15]=&quot;&quot;;[.BD15]=0);0;1)))">
            <text:p/>
          </table:table-cell>
          <table:table-cell table:style-name="ce47" table:formula="of:=IF([.BE$3]=&quot;&quot;;&quot;&quot;;(IF(OR([.BE15]=&quot;&quot;;[.BE15]=0);0;1)))">
            <text:p/>
          </table:table-cell>
          <table:table-cell table:style-name="ce47" table:formula="of:=IF([.BF$3]=&quot;&quot;;&quot;&quot;;(IF(OR([.BF15]=&quot;&quot;;[.BF15]=0);0;1)))">
            <text:p/>
          </table:table-cell>
          <table:table-cell table:style-name="ce47" table:formula="of:=IF([.BG$3]=&quot;&quot;;&quot;&quot;;(IF(OR([.BG15]=&quot;&quot;;[.BG15]=0);0;1)))">
            <text:p/>
          </table:table-cell>
          <table:table-cell table:style-name="ce47" table:formula="of:=IF([.BH$3]=&quot;&quot;;&quot;&quot;;(IF(OR([.BH15]=&quot;&quot;;[.BH15]=0);0;1)))">
            <text:p/>
          </table:table-cell>
          <table:table-cell table:style-name="ce47" table:formula="of:=IF([.BI$3]=&quot;&quot;;&quot;&quot;;(IF(OR([.BI15]=&quot;&quot;;[.BI15]=0);0;1)))">
            <text:p/>
          </table:table-cell>
          <table:table-cell table:style-name="ce47" table:formula="of:=IF([.BJ$3]=&quot;&quot;;&quot;&quot;;(IF(OR([.BJ15]=&quot;&quot;;[.BJ15]=0);0;1)))">
            <text:p/>
          </table:table-cell>
          <table:table-cell table:style-name="ce47" table:formula="of:=IF([.BK$3]=&quot;&quot;;&quot;&quot;;(IF(OR([.BK15]=&quot;&quot;;[.BK15]=0);0;1)))">
            <text:p/>
          </table:table-cell>
          <table:table-cell table:style-name="ce47" table:formula="of:=IF([.BL$3]=&quot;&quot;;&quot;&quot;;(IF(OR([.BL15]=&quot;&quot;;[.BL15]=0);0;1)))">
            <text:p/>
          </table:table-cell>
          <table:table-cell table:style-name="ce47" table:formula="of:=IF([.BM$3]=&quot;&quot;;&quot;&quot;;(IF(OR([.BM15]=&quot;&quot;;[.BM15]=0);0;1)))">
            <text:p/>
          </table:table-cell>
          <table:table-cell table:style-name="ce47" table:formula="of:=IF([.BN$3]=&quot;&quot;;&quot;&quot;;(IF(OR([.BN15]=&quot;&quot;;[.BN15]=0);0;1)))">
            <text:p/>
          </table:table-cell>
          <table:table-cell table:style-name="ce47" table:formula="of:=IF([.BO$3]=&quot;&quot;;&quot;&quot;;(IF(OR([.BO15]=&quot;&quot;;[.BO15]=0);0;1)))">
            <text:p/>
          </table:table-cell>
          <table:table-cell table:style-name="ce47" table:formula="of:=IF([.BP$3]=&quot;&quot;;&quot;&quot;;(IF(OR([.BP15]=&quot;&quot;;[.BP15]=0);0;1)))">
            <text:p/>
          </table:table-cell>
          <table:table-cell table:style-name="ce47" table:formula="of:=IF([.BQ$3]=&quot;&quot;;&quot;&quot;;(IF(OR([.BQ15]=&quot;&quot;;[.BQ15]=0);0;1)))">
            <text:p/>
          </table:table-cell>
          <table:table-cell table:style-name="ce47" table:formula="of:=IF([.BR$3]=&quot;&quot;;&quot;&quot;;(IF(OR([.BR15]=&quot;&quot;;[.BR15]=0);0;1)))">
            <text:p/>
          </table:table-cell>
          <table:table-cell table:style-name="ce47" table:formula="of:=IF([.BS$3]=&quot;&quot;;&quot;&quot;;(IF(OR([.BS15]=&quot;&quot;;[.BS15]=0);0;1)))">
            <text:p/>
          </table:table-cell>
          <table:table-cell table:style-name="ce47" table:formula="of:=IF([.BT$3]=&quot;&quot;;&quot;&quot;;(IF(OR([.BT15]=&quot;&quot;;[.BT15]=0);0;1)))">
            <text:p/>
          </table:table-cell>
          <table:table-cell table:style-name="ce47" table:formula="of:=IF([.BU$3]=&quot;&quot;;&quot;&quot;;(IF(OR([.BU15]=&quot;&quot;;[.BU15]=0);0;1)))">
            <text:p/>
          </table:table-cell>
          <table:table-cell table:style-name="ce47" table:formula="of:=IF([.BV$3]=&quot;&quot;;&quot;&quot;;(IF(OR([.BV15]=&quot;&quot;;[.BV15]=0);0;1)))">
            <text:p/>
          </table:table-cell>
          <table:table-cell table:style-name="ce47" table:formula="of:=IF([.BW$3]=&quot;&quot;;&quot;&quot;;(IF(OR([.BW15]=&quot;&quot;;[.BW15]=0);0;1)))">
            <text:p/>
          </table:table-cell>
          <table:table-cell table:style-name="ce47" table:formula="of:=IF([.BX$3]=&quot;&quot;;&quot;&quot;;(IF(OR([.BX15]=&quot;&quot;;[.BX15]=0);0;1)))">
            <text:p/>
          </table:table-cell>
          <table:table-cell table:style-name="ce47" table:formula="of:=IF([.BY$3]=&quot;&quot;;&quot;&quot;;(IF(OR([.BY15]=&quot;&quot;;[.BY15]=0);0;1)))">
            <text:p/>
          </table:table-cell>
          <table:table-cell table:style-name="ce47" table:formula="of:=IF([.BZ$3]=&quot;&quot;;&quot;&quot;;(IF(OR([.BZ15]=&quot;&quot;;[.BZ15]=0);0;1)))">
            <text:p/>
          </table:table-cell>
          <table:table-cell table:style-name="ce47" table:formula="of:=IF([.CA$3]=&quot;&quot;;&quot;&quot;;(IF(OR([.CA15]=&quot;&quot;;[.CA15]=0);0;1)))">
            <text:p/>
          </table:table-cell>
          <table:table-cell table:style-name="ce47" table:formula="of:=IF([.CB$3]=&quot;&quot;;&quot;&quot;;(IF(OR([.CB15]=&quot;&quot;;[.CB15]=0);0;1)))">
            <text:p/>
          </table:table-cell>
          <table:table-cell table:style-name="ce47" table:formula="of:=IF([.CC$3]=&quot;&quot;;&quot;&quot;;(IF(OR([.CC15]=&quot;&quot;;[.CC15]=0);0;1)))">
            <text:p/>
          </table:table-cell>
          <table:table-cell table:style-name="ce47" table:formula="of:=IF([.CD$3]=&quot;&quot;;&quot;&quot;;(IF(OR([.CD15]=&quot;&quot;;[.CD15]=0);0;1)))">
            <text:p/>
          </table:table-cell>
          <table:table-cell table:style-name="ce47" table:formula="of:=IF([.CE$3]=&quot;&quot;;&quot;&quot;;(IF(OR([.CE15]=&quot;&quot;;[.CE15]=0);0;1)))">
            <text:p/>
          </table:table-cell>
          <table:table-cell table:style-name="ce47" table:formula="of:=IF([.CF$3]=&quot;&quot;;&quot;&quot;;(IF(OR([.CF15]=&quot;&quot;;[.CF15]=0);0;1)))">
            <text:p/>
          </table:table-cell>
          <table:table-cell table:style-name="ce47" table:formula="of:=IF([.CG$3]=&quot;&quot;;&quot;&quot;;(IF(OR([.CG15]=&quot;&quot;;[.CG15]=0);0;1)))">
            <text:p/>
          </table:table-cell>
          <table:table-cell table:style-name="ce47" table:formula="of:=IF([.CH$3]=&quot;&quot;;&quot;&quot;;(IF(OR([.CH15]=&quot;&quot;;[.CH15]=0);0;1)))">
            <text:p/>
          </table:table-cell>
          <table:table-cell table:style-name="ce47" table:formula="of:=IF([.CI$3]=&quot;&quot;;&quot;&quot;;(IF(OR([.CI15]=&quot;&quot;;[.CI15]=0);0;1)))">
            <text:p/>
          </table:table-cell>
          <table:table-cell table:style-name="ce47" table:formula="of:=IF([.CJ$3]=&quot;&quot;;&quot;&quot;;(IF(OR([.CJ15]=&quot;&quot;;[.CJ15]=0);0;1)))">
            <text:p/>
          </table:table-cell>
          <table:table-cell table:style-name="ce47" table:formula="of:=IF([.CK$3]=&quot;&quot;;&quot;&quot;;(IF(OR([.CK15]=&quot;&quot;;[.CK15]=0);0;1)))">
            <text:p/>
          </table:table-cell>
          <table:table-cell table:style-name="ce47" table:formula="of:=IF([.CL$3]=&quot;&quot;;&quot;&quot;;(IF(OR([.CL15]=&quot;&quot;;[.CL15]=0);0;1)))">
            <text:p/>
          </table:table-cell>
          <table:table-cell table:style-name="ce47" table:formula="of:=IF([.CM$3]=&quot;&quot;;&quot;&quot;;(IF(OR([.CM15]=&quot;&quot;;[.CM15]=0);0;1)))">
            <text:p/>
          </table:table-cell>
          <table:table-cell table:style-name="ce47" table:formula="of:=IF([.CN$3]=&quot;&quot;;&quot;&quot;;(IF(OR([.CN15]=&quot;&quot;;[.CN15]=0);0;1)))">
            <text:p/>
          </table:table-cell>
          <table:table-cell table:style-name="ce47" table:formula="of:=IF([.CO$3]=&quot;&quot;;&quot;&quot;;(IF(OR([.CO15]=&quot;&quot;;[.CO15]=0);0;1)))">
            <text:p/>
          </table:table-cell>
          <table:table-cell table:style-name="ce47" table:formula="of:=IF([.CP$3]=&quot;&quot;;&quot;&quot;;(IF(OR([.CP15]=&quot;&quot;;[.CP15]=0);0;1)))">
            <text:p/>
          </table:table-cell>
          <table:table-cell table:style-name="ce47" table:formula="of:=IF([.CQ$3]=&quot;&quot;;&quot;&quot;;(IF(OR([.CQ15]=&quot;&quot;;[.CQ15]=0);0;1)))">
            <text:p/>
          </table:table-cell>
          <table:table-cell table:style-name="ce47" table:formula="of:=IF([.CR$3]=&quot;&quot;;&quot;&quot;;(IF(OR([.CR15]=&quot;&quot;;[.CR15]=0);0;1)))">
            <text:p/>
          </table:table-cell>
          <table:table-cell table:style-name="ce47" table:formula="of:=IF([.CS$3]=&quot;&quot;;&quot;&quot;;(IF(OR([.CS15]=&quot;&quot;;[.CS15]=0);0;1)))">
            <text:p/>
          </table:table-cell>
          <table:table-cell table:style-name="ce47" table:formula="of:=IF([.CT$3]=&quot;&quot;;&quot;&quot;;(IF(OR([.CT15]=&quot;&quot;;[.CT15]=0);0;1)))">
            <text:p/>
          </table:table-cell>
          <table:table-cell table:style-name="ce47" table:formula="of:=IF([.CU$3]=&quot;&quot;;&quot;&quot;;(IF(OR([.CU15]=&quot;&quot;;[.CU15]=0);0;1)))">
            <text:p/>
          </table:table-cell>
          <table:table-cell table:style-name="ce47" table:formula="of:=IF([.CV$3]=&quot;&quot;;&quot;&quot;;(IF(OR([.CV15]=&quot;&quot;;[.CV15]=0);0;1)))">
            <text:p/>
          </table:table-cell>
          <table:table-cell table:style-name="ce47" table:formula="of:=IF([.CW$3]=&quot;&quot;;&quot;&quot;;(IF(OR([.CW15]=&quot;&quot;;[.CW15]=0);0;1)))">
            <text:p/>
          </table:table-cell>
          <table:table-cell table:style-name="ce47" table:formula="of:=IF([.CX$3]=&quot;&quot;;&quot;&quot;;(IF(OR([.CX15]=&quot;&quot;;[.CX15]=0);0;1)))">
            <text:p/>
          </table:table-cell>
          <table:table-cell table:style-name="ce47" table:formula="of:=IF([.CY$3]=&quot;&quot;;&quot;&quot;;(IF(OR([.CY15]=&quot;&quot;;[.CY15]=0);0;1)))">
            <text:p/>
          </table:table-cell>
          <table:table-cell table:style-name="ce47" table:formula="of:=IF([.CZ$3]=&quot;&quot;;&quot;&quot;;(IF(OR([.CZ15]=&quot;&quot;;[.CZ15]=0);0;1)))">
            <text:p/>
          </table:table-cell>
          <table:table-cell table:style-name="ce47" table:formula="of:=IF([.DA$3]=&quot;&quot;;&quot;&quot;;(IF(OR([.DA15]=&quot;&quot;;[.DA15]=0);0;1)))">
            <text:p/>
          </table:table-cell>
          <table:table-cell table:style-name="ce47" table:formula="of:=IF([.DB$3]=&quot;&quot;;&quot;&quot;;(IF(OR([.DB15]=&quot;&quot;;[.DB15]=0);0;1)))">
            <text:p/>
          </table:table-cell>
          <table:table-cell table:style-name="ce47" table:formula="of:=IF([.DC$3]=&quot;&quot;;&quot;&quot;;(IF(OR([.DC15]=&quot;&quot;;[.DC15]=0);0;1)))">
            <text:p/>
          </table:table-cell>
          <table:table-cell table:style-name="ce47" table:formula="of:=IF([.DD$3]=&quot;&quot;;&quot;&quot;;(IF(OR([.DD15]=&quot;&quot;;[.DD15]=0);0;1)))">
            <text:p/>
          </table:table-cell>
          <table:table-cell table:style-name="ce47" table:formula="of:=IF([.DE$3]=&quot;&quot;;&quot;&quot;;(IF(OR([.DE15]=&quot;&quot;;[.DE15]=0);0;1)))">
            <text:p/>
          </table:table-cell>
          <table:table-cell table:style-name="ce47" table:formula="of:=IF([.DF$3]=&quot;&quot;;&quot;&quot;;(IF(OR([.DF15]=&quot;&quot;;[.DF15]=0);0;1)))">
            <text:p/>
          </table:table-cell>
          <table:table-cell table:style-name="ce47" table:formula="of:=IF([.DG$3]=&quot;&quot;;&quot;&quot;;(IF(OR([.DG15]=&quot;&quot;;[.DG15]=0);0;1)))">
            <text:p/>
          </table:table-cell>
          <table:table-cell table:style-name="ce47" table:formula="of:=IF([.DH$3]=&quot;&quot;;&quot;&quot;;(IF(OR([.DH15]=&quot;&quot;;[.DH15]=0);0;1)))">
            <text:p/>
          </table:table-cell>
          <table:table-cell table:style-name="ce47" table:formula="of:=IF([.DI$3]=&quot;&quot;;&quot;&quot;;(IF(OR([.DI15]=&quot;&quot;;[.DI15]=0);0;1)))">
            <text:p/>
          </table:table-cell>
          <table:table-cell table:style-name="ce47" table:formula="of:=IF([.DJ$3]=&quot;&quot;;&quot;&quot;;(IF(OR([.DJ15]=&quot;&quot;;[.DJ15]=0);0;1)))">
            <text:p/>
          </table:table-cell>
          <table:table-cell table:style-name="ce47" table:formula="of:=IF([.DK$3]=&quot;&quot;;&quot;&quot;;(IF(OR([.DK15]=&quot;&quot;;[.DK15]=0);0;1)))">
            <text:p/>
          </table:table-cell>
          <table:table-cell table:style-name="ce47" table:formula="of:=IF([.DL$3]=&quot;&quot;;&quot;&quot;;(IF(OR([.DL15]=&quot;&quot;;[.DL15]=0);0;1)))">
            <text:p/>
          </table:table-cell>
          <table:table-cell table:style-name="ce47" table:formula="of:=IF([.DM$3]=&quot;&quot;;&quot;&quot;;(IF(OR([.DM15]=&quot;&quot;;[.DM15]=0);0;1)))">
            <text:p/>
          </table:table-cell>
          <table:table-cell table:style-name="ce47" table:formula="of:=IF([.DN$3]=&quot;&quot;;&quot;&quot;;(IF(OR([.DN15]=&quot;&quot;;[.DN15]=0);0;1)))">
            <text:p/>
          </table:table-cell>
          <table:table-cell table:style-name="ce47" table:formula="of:=IF([.DO$3]=&quot;&quot;;&quot;&quot;;(IF(OR([.DO15]=&quot;&quot;;[.DO15]=0);0;1)))">
            <text:p/>
          </table:table-cell>
          <table:table-cell table:style-name="ce47" table:formula="of:=IF([.DP$3]=&quot;&quot;;&quot;&quot;;(IF(OR([.DP15]=&quot;&quot;;[.DP15]=0);0;1)))">
            <text:p/>
          </table:table-cell>
          <table:table-cell table:style-name="ce47" table:formula="of:=IF([.DQ$3]=&quot;&quot;;&quot;&quot;;(IF(OR([.DQ15]=&quot;&quot;;[.DQ15]=0);0;1)))">
            <text:p/>
          </table:table-cell>
          <table:table-cell table:style-name="ce47" table:formula="of:=IF([.DR$3]=&quot;&quot;;&quot;&quot;;(IF(OR([.DR15]=&quot;&quot;;[.DR15]=0);0;1)))">
            <text:p/>
          </table:table-cell>
          <table:table-cell table:style-name="ce47" table:formula="of:=IF([.DS$3]=&quot;&quot;;&quot;&quot;;(IF(OR([.DS15]=&quot;&quot;;[.DS15]=0);0;1)))">
            <text:p/>
          </table:table-cell>
          <table:table-cell table:style-name="ce47" table:formula="of:=IF([.DT$3]=&quot;&quot;;&quot;&quot;;(IF(OR([.DT15]=&quot;&quot;;[.DT15]=0);0;1)))">
            <text:p/>
          </table:table-cell>
          <table:table-cell table:style-name="ce47" table:formula="of:=IF([.DU$3]=&quot;&quot;;&quot;&quot;;(IF(OR([.DU15]=&quot;&quot;;[.DU15]=0);0;1)))">
            <text:p/>
          </table:table-cell>
          <table:table-cell table:style-name="ce47" table:formula="of:=IF([.DV$3]=&quot;&quot;;&quot;&quot;;(IF(OR([.DV15]=&quot;&quot;;[.DV15]=0);0;1)))">
            <text:p/>
          </table:table-cell>
          <table:table-cell table:style-name="ce47" table:formula="of:=IF([.DW$3]=&quot;&quot;;&quot;&quot;;(IF(OR([.DW15]=&quot;&quot;;[.DW15]=0);0;1)))">
            <text:p/>
          </table:table-cell>
          <table:table-cell table:style-name="ce47" table:formula="of:=IF([.DX$3]=&quot;&quot;;&quot;&quot;;(IF(OR([.DX15]=&quot;&quot;;[.DX15]=0);0;1)))">
            <text:p/>
          </table:table-cell>
          <table:table-cell table:style-name="ce47" table:formula="of:=IF([.DY$3]=&quot;&quot;;&quot;&quot;;(IF(OR([.DY15]=&quot;&quot;;[.DY15]=0);0;1)))">
            <text:p/>
          </table:table-cell>
          <table:table-cell table:style-name="ce47" table:formula="of:=IF([.DZ$3]=&quot;&quot;;&quot;&quot;;(IF(OR([.DZ15]=&quot;&quot;;[.DZ15]=0);0;1)))">
            <text:p/>
          </table:table-cell>
          <table:table-cell table:style-name="ce47" table:formula="of:=IF([.EA$3]=&quot;&quot;;&quot;&quot;;(IF(OR([.EA15]=&quot;&quot;;[.EA15]=0);0;1)))">
            <text:p/>
          </table:table-cell>
          <table:table-cell table:style-name="ce47" table:formula="of:=IF([.EB$3]=&quot;&quot;;&quot;&quot;;(IF(OR([.EB15]=&quot;&quot;;[.EB15]=0);0;1)))">
            <text:p/>
          </table:table-cell>
          <table:table-cell table:style-name="ce47" table:formula="of:=IF([.EC$3]=&quot;&quot;;&quot;&quot;;(IF(OR([.EC15]=&quot;&quot;;[.EC15]=0);0;1)))">
            <text:p/>
          </table:table-cell>
          <table:table-cell table:style-name="ce47" table:formula="of:=IF([.ED$3]=&quot;&quot;;&quot;&quot;;(IF(OR([.ED15]=&quot;&quot;;[.ED15]=0);0;1)))">
            <text:p/>
          </table:table-cell>
          <table:table-cell table:style-name="ce47" table:formula="of:=IF([.EE$3]=&quot;&quot;;&quot;&quot;;(IF(OR([.EE15]=&quot;&quot;;[.EE15]=0);0;1)))">
            <text:p/>
          </table:table-cell>
          <table:table-cell table:style-name="ce47" table:formula="of:=IF([.EF$3]=&quot;&quot;;&quot;&quot;;(IF(OR([.EF15]=&quot;&quot;;[.EF15]=0);0;1)))">
            <text:p/>
          </table:table-cell>
          <table:table-cell table:style-name="ce47" table:formula="of:=IF([.EG$3]=&quot;&quot;;&quot;&quot;;(IF(OR([.EG15]=&quot;&quot;;[.EG15]=0);0;1)))">
            <text:p/>
          </table:table-cell>
          <table:table-cell table:style-name="ce47" table:formula="of:=IF([.EH$3]=&quot;&quot;;&quot;&quot;;(IF(OR([.EH15]=&quot;&quot;;[.EH15]=0);0;1)))">
            <text:p/>
          </table:table-cell>
          <table:table-cell table:style-name="ce47" table:formula="of:=IF([.EI$3]=&quot;&quot;;&quot;&quot;;(IF(OR([.EI15]=&quot;&quot;;[.EI15]=0);0;1)))">
            <text:p/>
          </table:table-cell>
          <table:table-cell table:style-name="ce47" table:formula="of:=IF([.EJ$3]=&quot;&quot;;&quot;&quot;;(IF(OR([.EJ15]=&quot;&quot;;[.EJ15]=0);0;1)))">
            <text:p/>
          </table:table-cell>
          <table:table-cell table:style-name="ce47" table:formula="of:=IF([.EK$3]=&quot;&quot;;&quot;&quot;;(IF(OR([.EK15]=&quot;&quot;;[.EK15]=0);0;1)))">
            <text:p/>
          </table:table-cell>
          <table:table-cell table:style-name="ce47" table:formula="of:=IF([.EL$3]=&quot;&quot;;&quot;&quot;;(IF(OR([.EL15]=&quot;&quot;;[.EL15]=0);0;1)))">
            <text:p/>
          </table:table-cell>
          <table:table-cell table:style-name="ce47" table:formula="of:=IF([.EM$3]=&quot;&quot;;&quot;&quot;;(IF(OR([.EM15]=&quot;&quot;;[.EM15]=0);0;1)))">
            <text:p/>
          </table:table-cell>
          <table:table-cell table:style-name="ce47" table:formula="of:=IF([.EN$3]=&quot;&quot;;&quot;&quot;;(IF(OR([.EN15]=&quot;&quot;;[.EN15]=0);0;1)))">
            <text:p/>
          </table:table-cell>
          <table:table-cell table:style-name="ce47" table:formula="of:=IF([.EO$3]=&quot;&quot;;&quot;&quot;;(IF(OR([.EO15]=&quot;&quot;;[.EO15]=0);0;1)))">
            <text:p/>
          </table:table-cell>
          <table:table-cell table:style-name="ce47" table:formula="of:=IF([.EP$3]=&quot;&quot;;&quot;&quot;;(IF(OR([.EP15]=&quot;&quot;;[.EP15]=0);0;1)))">
            <text:p/>
          </table:table-cell>
          <table:table-cell table:style-name="ce47" table:formula="of:=IF([.EQ$3]=&quot;&quot;;&quot;&quot;;(IF(OR([.EQ15]=&quot;&quot;;[.EQ15]=0);0;1)))">
            <text:p/>
          </table:table-cell>
          <table:table-cell table:style-name="ce47" table:formula="of:=IF([.ER$3]=&quot;&quot;;&quot;&quot;;(IF(OR([.ER15]=&quot;&quot;;[.ER15]=0);0;1)))">
            <text:p/>
          </table:table-cell>
          <table:table-cell table:style-name="ce47" table:formula="of:=IF([.ES$3]=&quot;&quot;;&quot;&quot;;(IF(OR([.ES15]=&quot;&quot;;[.ES15]=0);0;1)))">
            <text:p/>
          </table:table-cell>
          <table:table-cell table:style-name="ce47" table:formula="of:=IF([.ET$3]=&quot;&quot;;&quot;&quot;;(IF(OR([.ET15]=&quot;&quot;;[.ET15]=0);0;1)))">
            <text:p/>
          </table:table-cell>
          <table:table-cell table:style-name="ce47" table:formula="of:=IF([.EU$3]=&quot;&quot;;&quot;&quot;;(IF(OR([.EU15]=&quot;&quot;;[.EU15]=0);0;1)))">
            <text:p/>
          </table:table-cell>
          <table:table-cell table:style-name="ce47" table:formula="of:=IF([.EV$3]=&quot;&quot;;&quot;&quot;;(IF(OR([.EV15]=&quot;&quot;;[.EV15]=0);0;1)))">
            <text:p/>
          </table:table-cell>
          <table:table-cell table:style-name="ce47" table:formula="of:=IF([.EW$3]=&quot;&quot;;&quot;&quot;;(IF(OR([.EW15]=&quot;&quot;;[.EW15]=0);0;1)))">
            <text:p/>
          </table:table-cell>
          <table:table-cell table:style-name="ce47" table:formula="of:=IF([.EX$3]=&quot;&quot;;&quot;&quot;;(IF(OR([.EX15]=&quot;&quot;;[.EX15]=0);0;1)))">
            <text:p/>
          </table:table-cell>
          <table:table-cell table:style-name="ce47" table:formula="of:=IF([.EY$3]=&quot;&quot;;&quot;&quot;;(IF(OR([.EY15]=&quot;&quot;;[.EY15]=0);0;1)))">
            <text:p/>
          </table:table-cell>
          <table:table-cell table:style-name="ce47" table:formula="of:=IF([.EZ$3]=&quot;&quot;;&quot;&quot;;(IF(OR([.EZ15]=&quot;&quot;;[.EZ15]=0);0;1)))">
            <text:p/>
          </table:table-cell>
          <table:table-cell table:style-name="ce47" table:formula="of:=IF([.FA$3]=&quot;&quot;;&quot;&quot;;(IF(OR([.FA15]=&quot;&quot;;[.FA15]=0);0;1)))">
            <text:p/>
          </table:table-cell>
          <table:table-cell table:style-name="ce47" table:formula="of:=IF([.FB$3]=&quot;&quot;;&quot;&quot;;(IF(OR([.FB15]=&quot;&quot;;[.FB15]=0);0;1)))">
            <text:p/>
          </table:table-cell>
          <table:table-cell table:style-name="ce47" table:formula="of:=IF([.FC$3]=&quot;&quot;;&quot;&quot;;(IF(OR([.FC15]=&quot;&quot;;[.FC15]=0);0;1)))">
            <text:p/>
          </table:table-cell>
          <table:table-cell table:style-name="ce47" table:formula="of:=IF([.FD$3]=&quot;&quot;;&quot;&quot;;(IF(OR([.FD15]=&quot;&quot;;[.FD15]=0);0;1)))">
            <text:p/>
          </table:table-cell>
          <table:table-cell table:style-name="ce47" table:formula="of:=IF([.FE$3]=&quot;&quot;;&quot;&quot;;(IF(OR([.FE15]=&quot;&quot;;[.FE15]=0);0;1)))">
            <text:p/>
          </table:table-cell>
          <table:table-cell table:style-name="ce47" table:formula="of:=IF([.FF$3]=&quot;&quot;;&quot;&quot;;(IF(OR([.FF15]=&quot;&quot;;[.FF15]=0);0;1)))">
            <text:p/>
          </table:table-cell>
          <table:table-cell table:style-name="ce47" table:formula="of:=IF([.FG$3]=&quot;&quot;;&quot;&quot;;(IF(OR([.FG15]=&quot;&quot;;[.FG15]=0);0;1)))">
            <text:p/>
          </table:table-cell>
          <table:table-cell table:style-name="ce47" table:formula="of:=IF([.FH$3]=&quot;&quot;;&quot;&quot;;(IF(OR([.FH15]=&quot;&quot;;[.FH15]=0);0;1)))">
            <text:p/>
          </table:table-cell>
          <table:table-cell table:style-name="ce47" table:formula="of:=IF([.FI$3]=&quot;&quot;;&quot;&quot;;(IF(OR([.FI15]=&quot;&quot;;[.FI15]=0);0;1)))">
            <text:p/>
          </table:table-cell>
          <table:table-cell table:style-name="ce47" table:formula="of:=IF([.FJ$3]=&quot;&quot;;&quot;&quot;;(IF(OR([.FJ15]=&quot;&quot;;[.FJ15]=0);0;1)))">
            <text:p/>
          </table:table-cell>
          <table:table-cell table:style-name="ce47" table:formula="of:=IF([.FK$3]=&quot;&quot;;&quot;&quot;;(IF(OR([.FK15]=&quot;&quot;;[.FK15]=0);0;1)))">
            <text:p/>
          </table:table-cell>
          <table:table-cell table:style-name="ce47" table:formula="of:=IF([.FL$3]=&quot;&quot;;&quot;&quot;;(IF(OR([.FL15]=&quot;&quot;;[.FL15]=0);0;1)))">
            <text:p/>
          </table:table-cell>
          <table:table-cell table:style-name="ce47" table:formula="of:=IF([.FM$3]=&quot;&quot;;&quot;&quot;;(IF(OR([.FM15]=&quot;&quot;;[.FM15]=0);0;1)))">
            <text:p/>
          </table:table-cell>
          <table:table-cell table:style-name="ce47" table:formula="of:=IF([.FN$3]=&quot;&quot;;&quot;&quot;;(IF(OR([.FN15]=&quot;&quot;;[.FN15]=0);0;1)))">
            <text:p/>
          </table:table-cell>
          <table:table-cell table:style-name="ce47" table:formula="of:=IF([.FO$3]=&quot;&quot;;&quot;&quot;;(IF(OR([.FO15]=&quot;&quot;;[.FO15]=0);0;1)))">
            <text:p/>
          </table:table-cell>
          <table:table-cell table:style-name="ce47" table:formula="of:=IF([.FP$3]=&quot;&quot;;&quot;&quot;;(IF(OR([.FP15]=&quot;&quot;;[.FP15]=0);0;1)))">
            <text:p/>
          </table:table-cell>
          <table:table-cell table:style-name="ce47" table:formula="of:=IF([.FQ$3]=&quot;&quot;;&quot;&quot;;(IF(OR([.FQ15]=&quot;&quot;;[.FQ15]=0);0;1)))">
            <text:p/>
          </table:table-cell>
          <table:table-cell table:style-name="ce47" table:formula="of:=IF([.FR$3]=&quot;&quot;;&quot;&quot;;(IF(OR([.FR15]=&quot;&quot;;[.FR15]=0);0;1)))">
            <text:p/>
          </table:table-cell>
          <table:table-cell table:style-name="ce47" table:formula="of:=IF([.FS$3]=&quot;&quot;;&quot;&quot;;(IF(OR([.FS15]=&quot;&quot;;[.FS15]=0);0;1)))">
            <text:p/>
          </table:table-cell>
          <table:table-cell table:style-name="ce47" table:formula="of:=IF([.FT$3]=&quot;&quot;;&quot;&quot;;(IF(OR([.FT15]=&quot;&quot;;[.FT15]=0);0;1)))">
            <text:p/>
          </table:table-cell>
          <table:table-cell table:style-name="ce47" table:formula="of:=IF([.FU$3]=&quot;&quot;;&quot;&quot;;(IF(OR([.FU15]=&quot;&quot;;[.FU15]=0);0;1)))">
            <text:p/>
          </table:table-cell>
          <table:table-cell table:style-name="ce47" table:formula="of:=IF([.FV$3]=&quot;&quot;;&quot;&quot;;(IF(OR([.FV15]=&quot;&quot;;[.FV15]=0);0;1)))">
            <text:p/>
          </table:table-cell>
          <table:table-cell table:style-name="ce47" table:formula="of:=IF([.FW$3]=&quot;&quot;;&quot;&quot;;(IF(OR([.FW15]=&quot;&quot;;[.FW15]=0);0;1)))">
            <text:p/>
          </table:table-cell>
          <table:table-cell table:style-name="ce47" table:formula="of:=IF([.FX$3]=&quot;&quot;;&quot;&quot;;(IF(OR([.FX15]=&quot;&quot;;[.FX15]=0);0;1)))">
            <text:p/>
          </table:table-cell>
          <table:table-cell table:style-name="ce47" table:formula="of:=IF([.FY$3]=&quot;&quot;;&quot;&quot;;(IF(OR([.FY15]=&quot;&quot;;[.FY15]=0);0;1)))">
            <text:p/>
          </table:table-cell>
          <table:table-cell table:style-name="ce47" table:formula="of:=IF([.FZ$3]=&quot;&quot;;&quot;&quot;;(IF(OR([.FZ15]=&quot;&quot;;[.FZ15]=0);0;1)))">
            <text:p/>
          </table:table-cell>
          <table:table-cell table:style-name="ce47" table:formula="of:=IF([.GA$3]=&quot;&quot;;&quot;&quot;;(IF(OR([.GA15]=&quot;&quot;;[.GA15]=0);0;1)))">
            <text:p/>
          </table:table-cell>
          <table:table-cell table:style-name="ce47" table:formula="of:=IF([.GB$3]=&quot;&quot;;&quot;&quot;;(IF(OR([.GB15]=&quot;&quot;;[.GB15]=0);0;1)))">
            <text:p/>
          </table:table-cell>
          <table:table-cell table:style-name="ce47" table:formula="of:=IF([.GC$3]=&quot;&quot;;&quot;&quot;;(IF(OR([.GC15]=&quot;&quot;;[.GC15]=0);0;1)))">
            <text:p/>
          </table:table-cell>
          <table:table-cell table:style-name="ce47" table:formula="of:=IF([.GD$3]=&quot;&quot;;&quot;&quot;;(IF(OR([.GD15]=&quot;&quot;;[.GD15]=0);0;1)))">
            <text:p/>
          </table:table-cell>
          <table:table-cell table:style-name="ce47" table:formula="of:=IF([.GE$3]=&quot;&quot;;&quot;&quot;;(IF(OR([.GE15]=&quot;&quot;;[.GE15]=0);0;1)))">
            <text:p/>
          </table:table-cell>
          <table:table-cell table:style-name="ce47" table:formula="of:=IF([.GF$3]=&quot;&quot;;&quot;&quot;;(IF(OR([.GF15]=&quot;&quot;;[.GF15]=0);0;1)))">
            <text:p/>
          </table:table-cell>
          <table:table-cell table:style-name="ce47" table:formula="of:=IF([.GG$3]=&quot;&quot;;&quot;&quot;;(IF(OR([.GG15]=&quot;&quot;;[.GG15]=0);0;1)))">
            <text:p/>
          </table:table-cell>
          <table:table-cell table:style-name="ce47" table:formula="of:=IF([.GH$3]=&quot;&quot;;&quot;&quot;;(IF(OR([.GH15]=&quot;&quot;;[.GH15]=0);0;1)))">
            <text:p/>
          </table:table-cell>
          <table:table-cell table:style-name="ce47" table:formula="of:=IF([.GI$3]=&quot;&quot;;&quot;&quot;;(IF(OR([.GI15]=&quot;&quot;;[.GI15]=0);0;1)))">
            <text:p/>
          </table:table-cell>
          <table:table-cell table:style-name="ce47" table:formula="of:=IF([.GJ$3]=&quot;&quot;;&quot;&quot;;(IF(OR([.GJ15]=&quot;&quot;;[.GJ15]=0);0;1)))">
            <text:p/>
          </table:table-cell>
          <table:table-cell table:style-name="ce47" table:formula="of:=IF([.GK$3]=&quot;&quot;;&quot;&quot;;(IF(OR([.GK15]=&quot;&quot;;[.GK15]=0);0;1)))">
            <text:p/>
          </table:table-cell>
          <table:table-cell table:style-name="ce47" table:formula="of:=IF([.GL$3]=&quot;&quot;;&quot;&quot;;(IF(OR([.GL15]=&quot;&quot;;[.GL15]=0);0;1)))">
            <text:p/>
          </table:table-cell>
          <table:table-cell table:style-name="ce47" table:formula="of:=IF([.GM$3]=&quot;&quot;;&quot;&quot;;(IF(OR([.GM15]=&quot;&quot;;[.GM15]=0);0;1)))">
            <text:p/>
          </table:table-cell>
          <table:table-cell table:style-name="ce47" table:formula="of:=IF([.GN$3]=&quot;&quot;;&quot;&quot;;(IF(OR([.GN15]=&quot;&quot;;[.GN15]=0);0;1)))">
            <text:p/>
          </table:table-cell>
          <table:table-cell table:style-name="ce47" table:formula="of:=IF([.GO$3]=&quot;&quot;;&quot;&quot;;(IF(OR([.GO15]=&quot;&quot;;[.GO15]=0);0;1)))">
            <text:p/>
          </table:table-cell>
          <table:table-cell table:style-name="ce47" table:formula="of:=IF([.GP$3]=&quot;&quot;;&quot;&quot;;(IF(OR([.GP15]=&quot;&quot;;[.GP15]=0);0;1)))">
            <text:p/>
          </table:table-cell>
          <table:table-cell table:style-name="ce47" table:formula="of:=IF([.GQ$3]=&quot;&quot;;&quot;&quot;;(IF(OR([.GQ15]=&quot;&quot;;[.GQ15]=0);0;1)))">
            <text:p/>
          </table:table-cell>
          <table:table-cell table:style-name="ce47" table:formula="of:=IF([.GR$3]=&quot;&quot;;&quot;&quot;;(IF(OR([.GR15]=&quot;&quot;;[.GR15]=0);0;1)))">
            <text:p/>
          </table:table-cell>
          <table:table-cell table:style-name="ce47" table:formula="of:=IF([.GS$3]=&quot;&quot;;&quot;&quot;;(IF(OR([.GS15]=&quot;&quot;;[.GS15]=0);0;1)))">
            <text:p/>
          </table:table-cell>
          <table:table-cell table:style-name="ce47" table:formula="of:=IF([.GT$3]=&quot;&quot;;&quot;&quot;;(IF(OR([.GT15]=&quot;&quot;;[.GT15]=0);0;1)))">
            <text:p/>
          </table:table-cell>
          <table:table-cell table:style-name="ce47" table:formula="of:=IF([.GU$3]=&quot;&quot;;&quot;&quot;;(IF(OR([.GU15]=&quot;&quot;;[.GU15]=0);0;1)))">
            <text:p/>
          </table:table-cell>
          <table:table-cell table:style-name="ce47" table:formula="of:=IF([.GV$3]=&quot;&quot;;&quot;&quot;;(IF(OR([.GV15]=&quot;&quot;;[.GV15]=0);0;1)))">
            <text:p/>
          </table:table-cell>
          <table:table-cell table:style-name="ce47" table:formula="of:=IF([.GW$3]=&quot;&quot;;&quot;&quot;;(IF(OR([.GW15]=&quot;&quot;;[.GW15]=0);0;1)))">
            <text:p/>
          </table:table-cell>
          <table:table-cell table:style-name="ce47" table:formula="of:=IF([.GX$3]=&quot;&quot;;&quot;&quot;;(IF(OR([.GX15]=&quot;&quot;;[.GX15]=0);0;1)))">
            <text:p/>
          </table:table-cell>
          <table:table-cell table:style-name="ce47" table:formula="of:=IF([.GY$3]=&quot;&quot;;&quot;&quot;;(IF(OR([.GY15]=&quot;&quot;;[.GY15]=0);0;1)))">
            <text:p/>
          </table:table-cell>
          <table:table-cell table:style-name="ce47" table:formula="of:=IF([.GZ$3]=&quot;&quot;;&quot;&quot;;(IF(OR([.GZ15]=&quot;&quot;;[.GZ15]=0);0;1)))">
            <text:p/>
          </table:table-cell>
          <table:table-cell table:style-name="ce47" table:formula="of:=IF([.HA$3]=&quot;&quot;;&quot;&quot;;(IF(OR([.HA15]=&quot;&quot;;[.HA15]=0);0;1)))">
            <text:p/>
          </table:table-cell>
          <table:table-cell table:style-name="ce47" table:formula="of:=IF([.HB$3]=&quot;&quot;;&quot;&quot;;(IF(OR([.HB15]=&quot;&quot;;[.HB15]=0);0;1)))">
            <text:p/>
          </table:table-cell>
          <table:table-cell table:style-name="ce47" table:formula="of:=IF([.HC$3]=&quot;&quot;;&quot;&quot;;(IF(OR([.HC15]=&quot;&quot;;[.HC15]=0);0;1)))">
            <text:p/>
          </table:table-cell>
          <table:table-cell table:style-name="ce47" table:formula="of:=IF([.HD$3]=&quot;&quot;;&quot;&quot;;(IF(OR([.HD15]=&quot;&quot;;[.HD15]=0);0;1)))">
            <text:p/>
          </table:table-cell>
          <table:table-cell table:style-name="ce47" table:formula="of:=IF([.HE$3]=&quot;&quot;;&quot;&quot;;(IF(OR([.HE15]=&quot;&quot;;[.HE15]=0);0;1)))">
            <text:p/>
          </table:table-cell>
          <table:table-cell table:style-name="ce47" table:formula="of:=IF([.HF$3]=&quot;&quot;;&quot;&quot;;(IF(OR([.HF15]=&quot;&quot;;[.HF15]=0);0;1)))">
            <text:p/>
          </table:table-cell>
          <table:table-cell table:style-name="ce47" table:formula="of:=IF([.HG$3]=&quot;&quot;;&quot;&quot;;(IF(OR([.HG15]=&quot;&quot;;[.HG15]=0);0;1)))">
            <text:p/>
          </table:table-cell>
          <table:table-cell table:style-name="ce47" table:formula="of:=IF([.HH$3]=&quot;&quot;;&quot;&quot;;(IF(OR([.HH15]=&quot;&quot;;[.HH15]=0);0;1)))">
            <text:p/>
          </table:table-cell>
          <table:table-cell table:style-name="ce47" table:formula="of:=IF([.HI$3]=&quot;&quot;;&quot;&quot;;(IF(OR([.HI15]=&quot;&quot;;[.HI15]=0);0;1)))">
            <text:p/>
          </table:table-cell>
          <table:table-cell table:style-name="ce47" table:formula="of:=IF([.HJ$3]=&quot;&quot;;&quot;&quot;;(IF(OR([.HJ15]=&quot;&quot;;[.HJ15]=0);0;1)))">
            <text:p/>
          </table:table-cell>
          <table:table-cell table:style-name="ce47" table:formula="of:=IF([.HK$3]=&quot;&quot;;&quot;&quot;;(IF(OR([.HK15]=&quot;&quot;;[.HK15]=0);0;1)))">
            <text:p/>
          </table:table-cell>
          <table:table-cell table:style-name="ce47" table:formula="of:=IF([.HL$3]=&quot;&quot;;&quot;&quot;;(IF(OR([.HL15]=&quot;&quot;;[.HL15]=0);0;1)))">
            <text:p/>
          </table:table-cell>
          <table:table-cell table:style-name="ce47" table:formula="of:=IF([.HM$3]=&quot;&quot;;&quot;&quot;;(IF(OR([.HM15]=&quot;&quot;;[.HM15]=0);0;1)))">
            <text:p/>
          </table:table-cell>
          <table:table-cell table:style-name="ce47" table:formula="of:=IF([.HN$3]=&quot;&quot;;&quot;&quot;;(IF(OR([.HN15]=&quot;&quot;;[.HN15]=0);0;1)))">
            <text:p/>
          </table:table-cell>
          <table:table-cell table:style-name="ce47" table:formula="of:=IF([.HO$3]=&quot;&quot;;&quot;&quot;;(IF(OR([.HO15]=&quot;&quot;;[.HO15]=0);0;1)))">
            <text:p/>
          </table:table-cell>
          <table:table-cell table:style-name="ce47" table:formula="of:=IF([.HP$3]=&quot;&quot;;&quot;&quot;;(IF(OR([.HP15]=&quot;&quot;;[.HP15]=0);0;1)))">
            <text:p/>
          </table:table-cell>
          <table:table-cell table:style-name="ce47" table:formula="of:=IF([.HQ$3]=&quot;&quot;;&quot;&quot;;(IF(OR([.HQ15]=&quot;&quot;;[.HQ15]=0);0;1)))">
            <text:p/>
          </table:table-cell>
          <table:table-cell table:style-name="ce47" table:formula="of:=IF([.HR$3]=&quot;&quot;;&quot;&quot;;(IF(OR([.HR15]=&quot;&quot;;[.HR15]=0);0;1)))">
            <text:p/>
          </table:table-cell>
          <table:table-cell table:style-name="ce47" table:formula="of:=IF([.HS$3]=&quot;&quot;;&quot;&quot;;(IF(OR([.HS15]=&quot;&quot;;[.HS15]=0);0;1)))">
            <text:p/>
          </table:table-cell>
          <table:table-cell table:style-name="ce47" table:formula="of:=IF([.HT$3]=&quot;&quot;;&quot;&quot;;(IF(OR([.HT15]=&quot;&quot;;[.HT15]=0);0;1)))">
            <text:p/>
          </table:table-cell>
          <table:table-cell table:style-name="ce47" table:formula="of:=IF([.HU$3]=&quot;&quot;;&quot;&quot;;(IF(OR([.HU15]=&quot;&quot;;[.HU15]=0);0;1)))">
            <text:p/>
          </table:table-cell>
          <table:table-cell table:style-name="ce47" table:formula="of:=IF([.HV$3]=&quot;&quot;;&quot;&quot;;(IF(OR([.HV15]=&quot;&quot;;[.HV15]=0);0;1)))">
            <text:p/>
          </table:table-cell>
          <table:table-cell table:style-name="ce47" table:formula="of:=IF([.HW$3]=&quot;&quot;;&quot;&quot;;(IF(OR([.HW15]=&quot;&quot;;[.HW15]=0);0;1)))">
            <text:p/>
          </table:table-cell>
          <table:table-cell table:style-name="ce47" table:formula="of:=IF([.HX$3]=&quot;&quot;;&quot;&quot;;(IF(OR([.HX15]=&quot;&quot;;[.HX15]=0);0;1)))">
            <text:p/>
          </table:table-cell>
          <table:table-cell table:style-name="ce47" table:formula="of:=IF([.HY$3]=&quot;&quot;;&quot;&quot;;(IF(OR([.HY15]=&quot;&quot;;[.HY15]=0);0;1)))">
            <text:p/>
          </table:table-cell>
          <table:table-cell table:style-name="ce47" table:formula="of:=IF([.HZ$3]=&quot;&quot;;&quot;&quot;;(IF(OR([.HZ15]=&quot;&quot;;[.HZ15]=0);0;1)))">
            <text:p/>
          </table:table-cell>
          <table:table-cell table:style-name="ce47" table:formula="of:=IF([.IA$3]=&quot;&quot;;&quot;&quot;;(IF(OR([.IA15]=&quot;&quot;;[.IA15]=0);0;1)))">
            <text:p/>
          </table:table-cell>
          <table:table-cell table:style-name="ce47" table:formula="of:=IF([.IB$3]=&quot;&quot;;&quot;&quot;;(IF(OR([.IB15]=&quot;&quot;;[.IB15]=0);0;1)))">
            <text:p/>
          </table:table-cell>
          <table:table-cell table:style-name="ce47" table:formula="of:=IF([.IC$3]=&quot;&quot;;&quot;&quot;;(IF(OR([.IC15]=&quot;&quot;;[.IC15]=0);0;1)))">
            <text:p/>
          </table:table-cell>
          <table:table-cell table:style-name="ce47" table:formula="of:=IF([.ID$3]=&quot;&quot;;&quot;&quot;;(IF(OR([.ID15]=&quot;&quot;;[.ID15]=0);0;1)))">
            <text:p/>
          </table:table-cell>
          <table:table-cell table:style-name="ce47" table:formula="of:=IF([.IE$3]=&quot;&quot;;&quot;&quot;;(IF(OR([.IE15]=&quot;&quot;;[.IE15]=0);0;1)))">
            <text:p/>
          </table:table-cell>
          <table:table-cell table:style-name="ce47" table:formula="of:=IF([.IF$3]=&quot;&quot;;&quot;&quot;;(IF(OR([.IF15]=&quot;&quot;;[.IF15]=0);0;1)))">
            <text:p/>
          </table:table-cell>
          <table:table-cell table:style-name="ce47" table:formula="of:=IF([.IG$3]=&quot;&quot;;&quot;&quot;;(IF(OR([.IG15]=&quot;&quot;;[.IG15]=0);0;1)))">
            <text:p/>
          </table:table-cell>
          <table:table-cell table:style-name="ce47" table:formula="of:=IF([.IH$3]=&quot;&quot;;&quot;&quot;;(IF(OR([.IH15]=&quot;&quot;;[.IH15]=0);0;1)))">
            <text:p/>
          </table:table-cell>
          <table:table-cell table:style-name="ce47" table:formula="of:=IF([.II$3]=&quot;&quot;;&quot;&quot;;(IF(OR([.II15]=&quot;&quot;;[.II15]=0);0;1)))">
            <text:p/>
          </table:table-cell>
          <table:table-cell table:style-name="ce47" table:formula="of:=IF([.IJ$3]=&quot;&quot;;&quot;&quot;;(IF(OR([.IJ15]=&quot;&quot;;[.IJ15]=0);0;1)))">
            <text:p/>
          </table:table-cell>
          <table:table-cell table:style-name="ce47" table:formula="of:=IF([.IK$3]=&quot;&quot;;&quot;&quot;;(IF(OR([.IK15]=&quot;&quot;;[.IK15]=0);0;1)))">
            <text:p/>
          </table:table-cell>
          <table:table-cell table:style-name="ce47" table:formula="of:=IF([.IL$3]=&quot;&quot;;&quot;&quot;;(IF(OR([.IL15]=&quot;&quot;;[.IL15]=0);0;1)))">
            <text:p/>
          </table:table-cell>
          <table:table-cell table:style-name="ce47" table:formula="of:=IF([.IM$3]=&quot;&quot;;&quot;&quot;;(IF(OR([.IM15]=&quot;&quot;;[.IM15]=0);0;1)))">
            <text:p/>
          </table:table-cell>
          <table:table-cell table:style-name="ce47" table:formula="of:=IF([.IN$3]=&quot;&quot;;&quot;&quot;;(IF(OR([.IN15]=&quot;&quot;;[.IN15]=0);0;1)))">
            <text:p/>
          </table:table-cell>
          <table:table-cell table:style-name="ce47" table:formula="of:=IF([.IO$3]=&quot;&quot;;&quot;&quot;;(IF(OR([.IO15]=&quot;&quot;;[.IO15]=0);0;1)))">
            <text:p/>
          </table:table-cell>
          <table:table-cell table:style-name="ce47" table:formula="of:=IF([.IP$3]=&quot;&quot;;&quot;&quot;;(IF(OR([.IP15]=&quot;&quot;;[.IP15]=0);0;1)))">
            <text:p/>
          </table:table-cell>
          <table:table-cell table:style-name="ce47" table:formula="of:=IF([.IQ$3]=&quot;&quot;;&quot;&quot;;(IF(OR([.IQ15]=&quot;&quot;;[.IQ15]=0);0;1)))">
            <text:p/>
          </table:table-cell>
          <table:table-cell table:style-name="ce47" table:formula="of:=IF([.IR$3]=&quot;&quot;;&quot;&quot;;(IF(OR([.IR15]=&quot;&quot;;[.IR15]=0);0;1)))">
            <text:p/>
          </table:table-cell>
          <table:table-cell table:style-name="ce47" table:formula="of:=IF([.IS$3]=&quot;&quot;;&quot;&quot;;(IF(OR([.IS15]=&quot;&quot;;[.IS15]=0);0;1)))">
            <text:p/>
          </table:table-cell>
          <table:table-cell table:style-name="ce47" table:formula="of:=IF([.IT$3]=&quot;&quot;;&quot;&quot;;(IF(OR([.IT15]=&quot;&quot;;[.IT15]=0);0;1)))">
            <text:p/>
          </table:table-cell>
          <table:table-cell table:style-name="ce47" table:formula="of:=IF([.IU$3]=&quot;&quot;;&quot;&quot;;(IF(OR([.IU15]=&quot;&quot;;[.IU15]=0);0;1)))">
            <text:p/>
          </table:table-cell>
          <table:table-cell table:style-name="ce47" table:formula="of:=IF([.IV$3]=&quot;&quot;;&quot;&quot;;(IF(OR([.IV15]=&quot;&quot;;[.IV15]=0);0;1)))">
            <text:p/>
          </table:table-cell>
          <table:table-cell table:style-name="ce47" table:formula="of:=IF([.IW$3]=&quot;&quot;;&quot;&quot;;(IF(OR([.IW15]=&quot;&quot;;[.IW15]=0);0;1)))">
            <text:p/>
          </table:table-cell>
          <table:table-cell table:style-name="ce47" table:formula="of:=IF([.IX$3]=&quot;&quot;;&quot;&quot;;(IF(OR([.IX15]=&quot;&quot;;[.IX15]=0);0;1)))">
            <text:p/>
          </table:table-cell>
          <table:table-cell table:style-name="ce47" table:formula="of:=IF([.IY$3]=&quot;&quot;;&quot;&quot;;(IF(OR([.IY15]=&quot;&quot;;[.IY15]=0);0;1)))">
            <text:p/>
          </table:table-cell>
          <table:table-cell table:style-name="ce47" table:formula="of:=IF([.IZ$3]=&quot;&quot;;&quot;&quot;;(IF(OR([.IZ15]=&quot;&quot;;[.IZ15]=0);0;1)))">
            <text:p/>
          </table:table-cell>
          <table:table-cell table:style-name="ce47" table:formula="of:=IF([.JA$3]=&quot;&quot;;&quot;&quot;;(IF(OR([.JA15]=&quot;&quot;;[.JA15]=0);0;1)))">
            <text:p/>
          </table:table-cell>
          <table:table-cell table:style-name="ce47" table:formula="of:=IF([.JB$3]=&quot;&quot;;&quot;&quot;;(IF(OR([.JB15]=&quot;&quot;;[.JB15]=0);0;1)))">
            <text:p/>
          </table:table-cell>
          <table:table-cell table:style-name="ce47" table:formula="of:=IF([.JC$3]=&quot;&quot;;&quot;&quot;;(IF(OR([.JC15]=&quot;&quot;;[.JC15]=0);0;1)))">
            <text:p/>
          </table:table-cell>
          <table:table-cell table:style-name="ce47" table:formula="of:=IF([.JD$3]=&quot;&quot;;&quot;&quot;;(IF(OR([.JD15]=&quot;&quot;;[.JD15]=0);0;1)))">
            <text:p/>
          </table:table-cell>
          <table:table-cell table:style-name="ce47" table:formula="of:=IF([.JE$3]=&quot;&quot;;&quot;&quot;;(IF(OR([.JE15]=&quot;&quot;;[.JE15]=0);0;1)))">
            <text:p/>
          </table:table-cell>
          <table:table-cell table:style-name="ce47" table:formula="of:=IF([.JF$3]=&quot;&quot;;&quot;&quot;;(IF(OR([.JF15]=&quot;&quot;;[.JF15]=0);0;1)))">
            <text:p/>
          </table:table-cell>
          <table:table-cell table:style-name="ce47" table:formula="of:=IF([.JG$3]=&quot;&quot;;&quot;&quot;;(IF(OR([.JG15]=&quot;&quot;;[.JG15]=0);0;1)))">
            <text:p/>
          </table:table-cell>
          <table:table-cell table:style-name="ce47" table:formula="of:=IF([.JH$3]=&quot;&quot;;&quot;&quot;;(IF(OR([.JH15]=&quot;&quot;;[.JH15]=0);0;1)))">
            <text:p/>
          </table:table-cell>
          <table:table-cell table:style-name="ce47" table:formula="of:=IF([.JI$3]=&quot;&quot;;&quot;&quot;;(IF(OR([.JI15]=&quot;&quot;;[.JI15]=0);0;1)))">
            <text:p/>
          </table:table-cell>
          <table:table-cell table:style-name="ce47" table:formula="of:=IF([.JJ$3]=&quot;&quot;;&quot;&quot;;(IF(OR([.JJ15]=&quot;&quot;;[.JJ15]=0);0;1)))">
            <text:p/>
          </table:table-cell>
          <table:table-cell table:style-name="ce47" table:formula="of:=IF([.JK$3]=&quot;&quot;;&quot;&quot;;(IF(OR([.JK15]=&quot;&quot;;[.JK15]=0);0;1)))">
            <text:p/>
          </table:table-cell>
          <table:table-cell table:style-name="ce47" table:formula="of:=IF([.JL$3]=&quot;&quot;;&quot;&quot;;(IF(OR([.JL15]=&quot;&quot;;[.JL15]=0);0;1)))">
            <text:p/>
          </table:table-cell>
          <table:table-cell table:style-name="ce47" table:formula="of:=IF([.JM$3]=&quot;&quot;;&quot;&quot;;(IF(OR([.JM15]=&quot;&quot;;[.JM15]=0);0;1)))">
            <text:p/>
          </table:table-cell>
          <table:table-cell table:style-name="ce47" table:formula="of:=IF([.JN$3]=&quot;&quot;;&quot;&quot;;(IF(OR([.JN15]=&quot;&quot;;[.JN15]=0);0;1)))">
            <text:p/>
          </table:table-cell>
          <table:table-cell table:style-name="ce47" table:formula="of:=IF([.JO$3]=&quot;&quot;;&quot;&quot;;(IF(OR([.JO15]=&quot;&quot;;[.JO15]=0);0;1)))">
            <text:p/>
          </table:table-cell>
          <table:table-cell table:style-name="ce47" table:formula="of:=IF([.JP$3]=&quot;&quot;;&quot;&quot;;(IF(OR([.JP15]=&quot;&quot;;[.JP15]=0);0;1)))">
            <text:p/>
          </table:table-cell>
          <table:table-cell table:style-name="ce47" table:formula="of:=IF([.JQ$3]=&quot;&quot;;&quot;&quot;;(IF(OR([.JQ15]=&quot;&quot;;[.JQ15]=0);0;1)))">
            <text:p/>
          </table:table-cell>
          <table:table-cell table:style-name="ce47" table:formula="of:=IF([.JR$3]=&quot;&quot;;&quot;&quot;;(IF(OR([.JR15]=&quot;&quot;;[.JR15]=0);0;1)))">
            <text:p/>
          </table:table-cell>
          <table:table-cell table:style-name="ce47" table:formula="of:=IF([.JS$3]=&quot;&quot;;&quot;&quot;;(IF(OR([.JS15]=&quot;&quot;;[.JS15]=0);0;1)))">
            <text:p/>
          </table:table-cell>
          <table:table-cell table:style-name="ce47" table:formula="of:=IF([.JT$3]=&quot;&quot;;&quot;&quot;;(IF(OR([.JT15]=&quot;&quot;;[.JT15]=0);0;1)))">
            <text:p/>
          </table:table-cell>
          <table:table-cell table:style-name="ce47" table:formula="of:=IF([.JU$3]=&quot;&quot;;&quot;&quot;;(IF(OR([.JU15]=&quot;&quot;;[.JU15]=0);0;1)))">
            <text:p/>
          </table:table-cell>
          <table:table-cell table:style-name="ce47" table:formula="of:=IF([.JV$3]=&quot;&quot;;&quot;&quot;;(IF(OR([.JV15]=&quot;&quot;;[.JV15]=0);0;1)))">
            <text:p/>
          </table:table-cell>
          <table:table-cell table:style-name="ce47" table:formula="of:=IF([.JW$3]=&quot;&quot;;&quot;&quot;;(IF(OR([.JW15]=&quot;&quot;;[.JW15]=0);0;1)))">
            <text:p/>
          </table:table-cell>
          <table:table-cell table:style-name="ce47" table:formula="of:=IF([.JX$3]=&quot;&quot;;&quot;&quot;;(IF(OR([.JX15]=&quot;&quot;;[.JX15]=0);0;1)))">
            <text:p/>
          </table:table-cell>
          <table:table-cell table:style-name="ce47" table:formula="of:=IF([.JY$3]=&quot;&quot;;&quot;&quot;;(IF(OR([.JY15]=&quot;&quot;;[.JY15]=0);0;1)))">
            <text:p/>
          </table:table-cell>
          <table:table-cell table:style-name="ce47" table:formula="of:=IF([.JZ$3]=&quot;&quot;;&quot;&quot;;(IF(OR([.JZ15]=&quot;&quot;;[.JZ15]=0);0;1)))">
            <text:p/>
          </table:table-cell>
          <table:table-cell table:style-name="ce47" table:formula="of:=IF([.KA$3]=&quot;&quot;;&quot;&quot;;(IF(OR([.KA15]=&quot;&quot;;[.KA15]=0);0;1)))">
            <text:p/>
          </table:table-cell>
          <table:table-cell table:style-name="ce47" table:formula="of:=IF([.KB$3]=&quot;&quot;;&quot;&quot;;(IF(OR([.KB15]=&quot;&quot;;[.KB15]=0);0;1)))">
            <text:p/>
          </table:table-cell>
          <table:table-cell table:style-name="ce47" table:formula="of:=IF([.KC$3]=&quot;&quot;;&quot;&quot;;(IF(OR([.KC15]=&quot;&quot;;[.KC15]=0);0;1)))">
            <text:p/>
          </table:table-cell>
          <table:table-cell table:style-name="ce47" table:formula="of:=IF([.KD$3]=&quot;&quot;;&quot;&quot;;(IF(OR([.KD15]=&quot;&quot;;[.KD15]=0);0;1)))">
            <text:p/>
          </table:table-cell>
          <table:table-cell table:style-name="ce47" table:formula="of:=IF([.KE$3]=&quot;&quot;;&quot;&quot;;(IF(OR([.KE15]=&quot;&quot;;[.KE15]=0);0;1)))">
            <text:p/>
          </table:table-cell>
          <table:table-cell table:style-name="ce47" table:formula="of:=IF([.KF$3]=&quot;&quot;;&quot;&quot;;(IF(OR([.KF15]=&quot;&quot;;[.KF15]=0);0;1)))">
            <text:p/>
          </table:table-cell>
          <table:table-cell table:style-name="ce47" table:formula="of:=IF([.KG$3]=&quot;&quot;;&quot;&quot;;(IF(OR([.KG15]=&quot;&quot;;[.KG15]=0);0;1)))">
            <text:p/>
          </table:table-cell>
          <table:table-cell table:style-name="ce47" table:formula="of:=IF([.KH$3]=&quot;&quot;;&quot;&quot;;(IF(OR([.KH15]=&quot;&quot;;[.KH15]=0);0;1)))">
            <text:p/>
          </table:table-cell>
          <table:table-cell table:style-name="ce47" table:formula="of:=IF([.KI$3]=&quot;&quot;;&quot;&quot;;(IF(OR([.KI15]=&quot;&quot;;[.KI15]=0);0;1)))">
            <text:p/>
          </table:table-cell>
          <table:table-cell table:style-name="ce47" table:formula="of:=IF([.KJ$3]=&quot;&quot;;&quot;&quot;;(IF(OR([.KJ15]=&quot;&quot;;[.KJ15]=0);0;1)))">
            <text:p/>
          </table:table-cell>
          <table:table-cell table:style-name="ce47" table:formula="of:=IF([.KK$3]=&quot;&quot;;&quot;&quot;;(IF(OR([.KK15]=&quot;&quot;;[.KK15]=0);0;1)))">
            <text:p/>
          </table:table-cell>
          <table:table-cell table:style-name="ce47" table:formula="of:=IF([.KL$3]=&quot;&quot;;&quot;&quot;;(IF(OR([.KL15]=&quot;&quot;;[.KL15]=0);0;1)))">
            <text:p/>
          </table:table-cell>
          <table:table-cell table:style-name="ce47" table:formula="of:=IF([.KM$3]=&quot;&quot;;&quot;&quot;;(IF(OR([.KM15]=&quot;&quot;;[.KM15]=0);0;1)))">
            <text:p/>
          </table:table-cell>
          <table:table-cell table:style-name="ce47" table:formula="of:=IF([.KN$3]=&quot;&quot;;&quot;&quot;;(IF(OR([.KN15]=&quot;&quot;;[.KN15]=0);0;1)))">
            <text:p/>
          </table:table-cell>
          <table:table-cell table:style-name="ce47" table:formula="of:=IF([.KO$3]=&quot;&quot;;&quot;&quot;;(IF(OR([.KO15]=&quot;&quot;;[.KO15]=0);0;1)))">
            <text:p/>
          </table:table-cell>
          <table:table-cell table:style-name="ce47" table:formula="of:=IF([.KP$3]=&quot;&quot;;&quot;&quot;;(IF(OR([.KP15]=&quot;&quot;;[.KP15]=0);0;1)))">
            <text:p/>
          </table:table-cell>
          <table:table-cell table:style-name="ce47" table:formula="of:=IF([.KQ$3]=&quot;&quot;;&quot;&quot;;(IF(OR([.KQ15]=&quot;&quot;;[.KQ15]=0);0;1)))">
            <text:p/>
          </table:table-cell>
          <table:table-cell table:style-name="ce47" table:formula="of:=IF([.KR$3]=&quot;&quot;;&quot;&quot;;(IF(OR([.KR15]=&quot;&quot;;[.KR15]=0);0;1)))">
            <text:p/>
          </table:table-cell>
          <table:table-cell table:style-name="ce47" table:formula="of:=IF([.KS$3]=&quot;&quot;;&quot;&quot;;(IF(OR([.KS15]=&quot;&quot;;[.KS15]=0);0;1)))">
            <text:p/>
          </table:table-cell>
          <table:table-cell table:style-name="ce47" table:formula="of:=IF([.KT$3]=&quot;&quot;;&quot;&quot;;(IF(OR([.KT15]=&quot;&quot;;[.KT15]=0);0;1)))">
            <text:p/>
          </table:table-cell>
          <table:table-cell table:style-name="ce47" table:formula="of:=IF([.KU$3]=&quot;&quot;;&quot;&quot;;(IF(OR([.KU15]=&quot;&quot;;[.KU15]=0);0;1)))">
            <text:p/>
          </table:table-cell>
          <table:table-cell table:style-name="ce47" table:formula="of:=IF([.KV$3]=&quot;&quot;;&quot;&quot;;(IF(OR([.KV15]=&quot;&quot;;[.KV15]=0);0;1)))">
            <text:p/>
          </table:table-cell>
          <table:table-cell table:style-name="ce47" table:formula="of:=IF([.KW$3]=&quot;&quot;;&quot;&quot;;(IF(OR([.KW15]=&quot;&quot;;[.KW15]=0);0;1)))">
            <text:p/>
          </table:table-cell>
          <table:table-cell table:style-name="ce47" table:formula="of:=IF([.KX$3]=&quot;&quot;;&quot;&quot;;(IF(OR([.KX15]=&quot;&quot;;[.KX15]=0);0;1)))">
            <text:p/>
          </table:table-cell>
          <table:table-cell table:style-name="ce47" table:formula="of:=IF([.KY$3]=&quot;&quot;;&quot;&quot;;(IF(OR([.KY15]=&quot;&quot;;[.KY15]=0);0;1)))">
            <text:p/>
          </table:table-cell>
          <table:table-cell table:style-name="ce47" table:formula="of:=IF([.KZ$3]=&quot;&quot;;&quot;&quot;;(IF(OR([.KZ15]=&quot;&quot;;[.KZ15]=0);0;1)))">
            <text:p/>
          </table:table-cell>
          <table:table-cell table:style-name="ce47" table:formula="of:=IF([.LA$3]=&quot;&quot;;&quot;&quot;;(IF(OR([.LA15]=&quot;&quot;;[.LA15]=0);0;1)))">
            <text:p/>
          </table:table-cell>
          <table:table-cell table:style-name="ce47" table:formula="of:=IF([.LB$3]=&quot;&quot;;&quot;&quot;;(IF(OR([.LB15]=&quot;&quot;;[.LB15]=0);0;1)))">
            <text:p/>
          </table:table-cell>
          <table:table-cell table:style-name="ce47" table:formula="of:=IF([.LC$3]=&quot;&quot;;&quot;&quot;;(IF(OR([.LC15]=&quot;&quot;;[.LC15]=0);0;1)))">
            <text:p/>
          </table:table-cell>
          <table:table-cell table:style-name="ce47" table:formula="of:=IF([.LD$3]=&quot;&quot;;&quot;&quot;;(IF(OR([.LD15]=&quot;&quot;;[.LD15]=0);0;1)))">
            <text:p/>
          </table:table-cell>
          <table:table-cell table:style-name="ce47" table:formula="of:=IF([.LE$3]=&quot;&quot;;&quot;&quot;;(IF(OR([.LE15]=&quot;&quot;;[.LE15]=0);0;1)))">
            <text:p/>
          </table:table-cell>
          <table:table-cell table:style-name="ce47" table:formula="of:=IF([.LF$3]=&quot;&quot;;&quot;&quot;;(IF(OR([.LF15]=&quot;&quot;;[.LF15]=0);0;1)))">
            <text:p/>
          </table:table-cell>
          <table:table-cell table:style-name="ce47" table:formula="of:=IF([.LG$3]=&quot;&quot;;&quot;&quot;;(IF(OR([.LG15]=&quot;&quot;;[.LG15]=0);0;1)))">
            <text:p/>
          </table:table-cell>
          <table:table-cell table:style-name="ce47" table:formula="of:=IF([.LH$3]=&quot;&quot;;&quot;&quot;;(IF(OR([.LH15]=&quot;&quot;;[.LH15]=0);0;1)))">
            <text:p/>
          </table:table-cell>
          <table:table-cell table:style-name="ce47" table:formula="of:=IF([.LI$3]=&quot;&quot;;&quot;&quot;;(IF(OR([.LI15]=&quot;&quot;;[.LI15]=0);0;1)))">
            <text:p/>
          </table:table-cell>
          <table:table-cell table:style-name="ce47" table:formula="of:=IF([.LJ$3]=&quot;&quot;;&quot;&quot;;(IF(OR([.LJ15]=&quot;&quot;;[.LJ15]=0);0;1)))">
            <text:p/>
          </table:table-cell>
          <table:table-cell table:style-name="ce47" table:formula="of:=IF([.LK$3]=&quot;&quot;;&quot;&quot;;(IF(OR([.LK15]=&quot;&quot;;[.LK15]=0);0;1)))">
            <text:p/>
          </table:table-cell>
          <table:table-cell table:style-name="ce47" table:formula="of:=IF([.LL$3]=&quot;&quot;;&quot;&quot;;(IF(OR([.LL15]=&quot;&quot;;[.LL15]=0);0;1)))">
            <text:p/>
          </table:table-cell>
          <table:table-cell table:style-name="ce47" table:formula="of:=IF([.LM$3]=&quot;&quot;;&quot;&quot;;(IF(OR([.LM15]=&quot;&quot;;[.LM15]=0);0;1)))">
            <text:p/>
          </table:table-cell>
          <table:table-cell table:style-name="ce47" table:formula="of:=IF([.LN$3]=&quot;&quot;;&quot;&quot;;(IF(OR([.LN15]=&quot;&quot;;[.LN15]=0);0;1)))">
            <text:p/>
          </table:table-cell>
          <table:table-cell table:style-name="ce47" table:formula="of:=IF([.LO$3]=&quot;&quot;;&quot;&quot;;(IF(OR([.LO15]=&quot;&quot;;[.LO15]=0);0;1)))">
            <text:p/>
          </table:table-cell>
          <table:table-cell table:style-name="ce47" table:formula="of:=IF([.LP$3]=&quot;&quot;;&quot;&quot;;(IF(OR([.LP15]=&quot;&quot;;[.LP15]=0);0;1)))">
            <text:p/>
          </table:table-cell>
          <table:table-cell table:style-name="ce47" table:formula="of:=IF([.LQ$3]=&quot;&quot;;&quot;&quot;;(IF(OR([.LQ15]=&quot;&quot;;[.LQ15]=0);0;1)))">
            <text:p/>
          </table:table-cell>
          <table:table-cell table:style-name="ce47" table:formula="of:=IF([.LR$3]=&quot;&quot;;&quot;&quot;;(IF(OR([.LR15]=&quot;&quot;;[.LR15]=0);0;1)))">
            <text:p/>
          </table:table-cell>
          <table:table-cell table:style-name="ce47" table:formula="of:=IF([.LS$3]=&quot;&quot;;&quot;&quot;;(IF(OR([.LS15]=&quot;&quot;;[.LS15]=0);0;1)))">
            <text:p/>
          </table:table-cell>
          <table:table-cell table:style-name="ce47" table:formula="of:=IF([.LT$3]=&quot;&quot;;&quot;&quot;;(IF(OR([.LT15]=&quot;&quot;;[.LT15]=0);0;1)))">
            <text:p/>
          </table:table-cell>
          <table:table-cell table:style-name="ce47" table:formula="of:=IF([.LU$3]=&quot;&quot;;&quot;&quot;;(IF(OR([.LU15]=&quot;&quot;;[.LU15]=0);0;1)))">
            <text:p/>
          </table:table-cell>
          <table:table-cell table:style-name="ce47" table:formula="of:=IF([.LV$3]=&quot;&quot;;&quot;&quot;;(IF(OR([.LV15]=&quot;&quot;;[.LV15]=0);0;1)))">
            <text:p/>
          </table:table-cell>
          <table:table-cell table:style-name="ce47" table:formula="of:=IF([.LW$3]=&quot;&quot;;&quot;&quot;;(IF(OR([.LW15]=&quot;&quot;;[.LW15]=0);0;1)))">
            <text:p/>
          </table:table-cell>
          <table:table-cell table:style-name="ce47" table:formula="of:=IF([.LX$3]=&quot;&quot;;&quot;&quot;;(IF(OR([.LX15]=&quot;&quot;;[.LX15]=0);0;1)))">
            <text:p/>
          </table:table-cell>
          <table:table-cell table:style-name="ce47" table:formula="of:=IF([.LY$3]=&quot;&quot;;&quot;&quot;;(IF(OR([.LY15]=&quot;&quot;;[.LY15]=0);0;1)))">
            <text:p/>
          </table:table-cell>
          <table:table-cell table:style-name="ce47" table:formula="of:=IF([.LZ$3]=&quot;&quot;;&quot;&quot;;(IF(OR([.LZ15]=&quot;&quot;;[.LZ15]=0);0;1)))">
            <text:p/>
          </table:table-cell>
          <table:table-cell table:style-name="ce47" table:formula="of:=IF([.MA$3]=&quot;&quot;;&quot;&quot;;(IF(OR([.MA15]=&quot;&quot;;[.MA15]=0);0;1)))">
            <text:p/>
          </table:table-cell>
          <table:table-cell table:style-name="ce47" table:formula="of:=IF([.MB$3]=&quot;&quot;;&quot;&quot;;(IF(OR([.MB15]=&quot;&quot;;[.MB15]=0);0;1)))">
            <text:p/>
          </table:table-cell>
          <table:table-cell table:style-name="ce47" table:formula="of:=IF([.MC$3]=&quot;&quot;;&quot;&quot;;(IF(OR([.MC15]=&quot;&quot;;[.MC15]=0);0;1)))">
            <text:p/>
          </table:table-cell>
          <table:table-cell table:style-name="ce47" table:formula="of:=IF([.MD$3]=&quot;&quot;;&quot;&quot;;(IF(OR([.MD15]=&quot;&quot;;[.MD15]=0);0;1)))">
            <text:p/>
          </table:table-cell>
          <table:table-cell table:style-name="ce47" table:formula="of:=IF([.ME$3]=&quot;&quot;;&quot;&quot;;(IF(OR([.ME15]=&quot;&quot;;[.ME15]=0);0;1)))">
            <text:p/>
          </table:table-cell>
          <table:table-cell table:style-name="ce47" table:formula="of:=IF([.MF$3]=&quot;&quot;;&quot;&quot;;(IF(OR([.MF15]=&quot;&quot;;[.MF15]=0);0;1)))">
            <text:p/>
          </table:table-cell>
          <table:table-cell table:style-name="ce47" table:formula="of:=IF([.MG$3]=&quot;&quot;;&quot;&quot;;(IF(OR([.MG15]=&quot;&quot;;[.MG15]=0);0;1)))">
            <text:p/>
          </table:table-cell>
          <table:table-cell table:style-name="ce47" table:formula="of:=IF([.MH$3]=&quot;&quot;;&quot;&quot;;(IF(OR([.MH15]=&quot;&quot;;[.MH15]=0);0;1)))">
            <text:p/>
          </table:table-cell>
          <table:table-cell table:style-name="ce47" table:formula="of:=IF([.MI$3]=&quot;&quot;;&quot;&quot;;(IF(OR([.MI15]=&quot;&quot;;[.MI15]=0);0;1)))">
            <text:p/>
          </table:table-cell>
          <table:table-cell table:style-name="ce47" table:formula="of:=IF([.MJ$3]=&quot;&quot;;&quot;&quot;;(IF(OR([.MJ15]=&quot;&quot;;[.MJ15]=0);0;1)))">
            <text:p/>
          </table:table-cell>
          <table:table-cell table:style-name="ce47" table:formula="of:=IF([.MK$3]=&quot;&quot;;&quot;&quot;;(IF(OR([.MK15]=&quot;&quot;;[.MK15]=0);0;1)))">
            <text:p/>
          </table:table-cell>
          <table:table-cell table:style-name="ce47" table:formula="of:=IF([.ML$3]=&quot;&quot;;&quot;&quot;;(IF(OR([.ML15]=&quot;&quot;;[.ML15]=0);0;1)))">
            <text:p/>
          </table:table-cell>
          <table:table-cell table:style-name="ce47" table:formula="of:=IF([.MM$3]=&quot;&quot;;&quot;&quot;;(IF(OR([.MM15]=&quot;&quot;;[.MM15]=0);0;1)))">
            <text:p/>
          </table:table-cell>
          <table:table-cell table:style-name="ce47" table:formula="of:=IF([.MN$3]=&quot;&quot;;&quot;&quot;;(IF(OR([.MN15]=&quot;&quot;;[.MN15]=0);0;1)))">
            <text:p/>
          </table:table-cell>
          <table:table-cell table:style-name="ce47" table:formula="of:=IF([.MO$3]=&quot;&quot;;&quot;&quot;;(IF(OR([.MO15]=&quot;&quot;;[.MO15]=0);0;1)))">
            <text:p/>
          </table:table-cell>
          <table:table-cell table:style-name="ce47" table:formula="of:=IF([.MP$3]=&quot;&quot;;&quot;&quot;;(IF(OR([.MP15]=&quot;&quot;;[.MP15]=0);0;1)))">
            <text:p/>
          </table:table-cell>
          <table:table-cell table:style-name="ce47" table:formula="of:=IF([.MQ$3]=&quot;&quot;;&quot;&quot;;(IF(OR([.MQ15]=&quot;&quot;;[.MQ15]=0);0;1)))">
            <text:p/>
          </table:table-cell>
          <table:table-cell table:style-name="ce47" table:formula="of:=IF([.MR$3]=&quot;&quot;;&quot;&quot;;(IF(OR([.MR15]=&quot;&quot;;[.MR15]=0);0;1)))">
            <text:p/>
          </table:table-cell>
          <table:table-cell table:style-name="ce47" table:formula="of:=IF([.MS$3]=&quot;&quot;;&quot;&quot;;(IF(OR([.MS15]=&quot;&quot;;[.MS15]=0);0;1)))">
            <text:p/>
          </table:table-cell>
          <table:table-cell table:style-name="ce47" table:formula="of:=IF([.MT$3]=&quot;&quot;;&quot;&quot;;(IF(OR([.MT15]=&quot;&quot;;[.MT15]=0);0;1)))">
            <text:p/>
          </table:table-cell>
          <table:table-cell table:style-name="ce47" table:formula="of:=IF([.MU$3]=&quot;&quot;;&quot;&quot;;(IF(OR([.MU15]=&quot;&quot;;[.MU15]=0);0;1)))">
            <text:p/>
          </table:table-cell>
          <table:table-cell table:style-name="ce47" table:formula="of:=IF([.MV$3]=&quot;&quot;;&quot;&quot;;(IF(OR([.MV15]=&quot;&quot;;[.MV15]=0);0;1)))">
            <text:p/>
          </table:table-cell>
          <table:table-cell table:style-name="ce47" table:formula="of:=IF([.MW$3]=&quot;&quot;;&quot;&quot;;(IF(OR([.MW15]=&quot;&quot;;[.MW15]=0);0;1)))">
            <text:p/>
          </table:table-cell>
          <table:table-cell table:style-name="ce47" table:formula="of:=IF([.MX$3]=&quot;&quot;;&quot;&quot;;(IF(OR([.MX15]=&quot;&quot;;[.MX15]=0);0;1)))">
            <text:p/>
          </table:table-cell>
          <table:table-cell table:style-name="ce47" table:formula="of:=IF([.MY$3]=&quot;&quot;;&quot;&quot;;(IF(OR([.MY15]=&quot;&quot;;[.MY15]=0);0;1)))">
            <text:p/>
          </table:table-cell>
          <table:table-cell table:style-name="ce47" table:formula="of:=IF([.MZ$3]=&quot;&quot;;&quot;&quot;;(IF(OR([.MZ15]=&quot;&quot;;[.MZ15]=0);0;1)))">
            <text:p/>
          </table:table-cell>
          <table:table-cell table:style-name="ce47" table:formula="of:=IF([.NA$3]=&quot;&quot;;&quot;&quot;;(IF(OR([.NA15]=&quot;&quot;;[.NA15]=0);0;1)))">
            <text:p/>
          </table:table-cell>
          <table:table-cell table:style-name="ce47" table:formula="of:=IF([.NB$3]=&quot;&quot;;&quot;&quot;;(IF(OR([.NB15]=&quot;&quot;;[.NB15]=0);0;1)))">
            <text:p/>
          </table:table-cell>
          <table:table-cell table:style-name="ce47" table:formula="of:=IF([.NC$3]=&quot;&quot;;&quot;&quot;;(IF(OR([.NC15]=&quot;&quot;;[.NC15]=0);0;1)))">
            <text:p/>
          </table:table-cell>
          <table:table-cell table:style-name="ce47" table:formula="of:=IF([.ND$3]=&quot;&quot;;&quot;&quot;;(IF(OR([.ND15]=&quot;&quot;;[.ND15]=0);0;1)))">
            <text:p/>
          </table:table-cell>
          <table:table-cell table:style-name="ce47" table:formula="of:=IF([.NE$3]=&quot;&quot;;&quot;&quot;;(IF(OR([.NE15]=&quot;&quot;;[.NE15]=0);0;1)))">
            <text:p/>
          </table:table-cell>
          <table:table-cell table:style-name="ce47" table:formula="of:=IF([.NF$3]=&quot;&quot;;&quot;&quot;;(IF(OR([.NF15]=&quot;&quot;;[.NF15]=0);0;1)))">
            <text:p/>
          </table:table-cell>
          <table:table-cell table:style-name="ce57" table:number-columns-repeated="287"/>
        </table:table-row>
        <table:table-row table:style-name="ro2">
          <table:table-cell table:formula="of:=MAX([.A16:.B16])" office:value-type="float" office:value="0" calcext:value-type="float">
            <text:p>0</text:p>
          </table:table-cell>
          <table:table-cell table:style-name="ce6" table:formula="of:=IFERROR((LEN([.NG16])-SEARCH(&quot;0[^0]*$&quot;;[.NG16]));LEN([.NG16]))" office:value-type="float" office:value="0" calcext:value-type="float">
            <text:p>0</text:p>
          </table:table-cell>
          <table:table-cell table:formula="of:=COUNTA([.E16:.NF16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16:.ABI16])">
            <text:p/>
          </table:table-cell>
          <table:table-cell table:style-name="ce34" table:formula="of:=IF([.E$3]=&quot;&quot;;&quot;&quot;;(IF(OR([.E16]=&quot;&quot;;[.E16]=0);0;1)))">
            <text:p/>
          </table:table-cell>
          <table:table-cell table:style-name="ce34" table:formula="of:=IF([.F$3]=&quot;&quot;;&quot;&quot;;(IF(OR([.F16]=&quot;&quot;;[.F16]=0);0;1)))">
            <text:p/>
          </table:table-cell>
          <table:table-cell table:style-name="ce34" table:formula="of:=IF([.G$3]=&quot;&quot;;&quot;&quot;;(IF(OR([.G16]=&quot;&quot;;[.G16]=0);0;1)))">
            <text:p/>
          </table:table-cell>
          <table:table-cell table:style-name="ce34" table:formula="of:=IF([.H$3]=&quot;&quot;;&quot;&quot;;(IF(OR([.H16]=&quot;&quot;;[.H16]=0);0;1)))">
            <text:p/>
          </table:table-cell>
          <table:table-cell table:style-name="ce35" table:formula="of:=IF([.I$3]=&quot;&quot;;&quot;&quot;;(IF(OR([.I16]=&quot;&quot;;[.I16]=0);0;1)))">
            <text:p/>
          </table:table-cell>
          <table:table-cell table:style-name="ce35" table:formula="of:=IF([.J$3]=&quot;&quot;;&quot;&quot;;(IF(OR([.J16]=&quot;&quot;;[.J16]=0);0;1)))">
            <text:p/>
          </table:table-cell>
          <table:table-cell table:style-name="ce35" table:formula="of:=IF([.K$3]=&quot;&quot;;&quot;&quot;;(IF(OR([.K16]=&quot;&quot;;[.K16]=0);0;1)))">
            <text:p/>
          </table:table-cell>
          <table:table-cell table:style-name="ce35" table:formula="of:=IF([.L$3]=&quot;&quot;;&quot;&quot;;(IF(OR([.L16]=&quot;&quot;;[.L16]=0);0;1)))">
            <text:p/>
          </table:table-cell>
          <table:table-cell table:style-name="ce35" table:formula="of:=IF([.M$3]=&quot;&quot;;&quot;&quot;;(IF(OR([.M16]=&quot;&quot;;[.M16]=0);0;1)))">
            <text:p/>
          </table:table-cell>
          <table:table-cell table:style-name="ce35" table:formula="of:=IF([.N$3]=&quot;&quot;;&quot;&quot;;(IF(OR([.N16]=&quot;&quot;;[.N16]=0);0;1)))">
            <text:p/>
          </table:table-cell>
          <table:table-cell table:style-name="ce35" table:formula="of:=IF([.O$3]=&quot;&quot;;&quot;&quot;;(IF(OR([.O16]=&quot;&quot;;[.O16]=0);0;1)))">
            <text:p/>
          </table:table-cell>
          <table:table-cell table:style-name="ce35" table:formula="of:=IF([.P$3]=&quot;&quot;;&quot;&quot;;(IF(OR([.P16]=&quot;&quot;;[.P16]=0);0;1)))">
            <text:p/>
          </table:table-cell>
          <table:table-cell table:style-name="ce35" table:formula="of:=IF([.Q$3]=&quot;&quot;;&quot;&quot;;(IF(OR([.Q16]=&quot;&quot;;[.Q16]=0);0;1)))">
            <text:p/>
          </table:table-cell>
          <table:table-cell table:style-name="ce35" table:formula="of:=IF([.R$3]=&quot;&quot;;&quot;&quot;;(IF(OR([.R16]=&quot;&quot;;[.R16]=0);0;1)))">
            <text:p/>
          </table:table-cell>
          <table:table-cell table:style-name="ce35" table:formula="of:=IF([.S$3]=&quot;&quot;;&quot;&quot;;(IF(OR([.S16]=&quot;&quot;;[.S16]=0);0;1)))">
            <text:p/>
          </table:table-cell>
          <table:table-cell table:style-name="ce35" table:formula="of:=IF([.T$3]=&quot;&quot;;&quot;&quot;;(IF(OR([.T16]=&quot;&quot;;[.T16]=0);0;1)))">
            <text:p/>
          </table:table-cell>
          <table:table-cell table:style-name="ce35" table:formula="of:=IF([.U$3]=&quot;&quot;;&quot;&quot;;(IF(OR([.U16]=&quot;&quot;;[.U16]=0);0;1)))">
            <text:p/>
          </table:table-cell>
          <table:table-cell table:style-name="ce35" table:formula="of:=IF([.V$3]=&quot;&quot;;&quot;&quot;;(IF(OR([.V16]=&quot;&quot;;[.V16]=0);0;1)))">
            <text:p/>
          </table:table-cell>
          <table:table-cell table:style-name="ce35" table:formula="of:=IF([.W$3]=&quot;&quot;;&quot;&quot;;(IF(OR([.W16]=&quot;&quot;;[.W16]=0);0;1)))">
            <text:p/>
          </table:table-cell>
          <table:table-cell table:style-name="ce35" table:formula="of:=IF([.X$3]=&quot;&quot;;&quot;&quot;;(IF(OR([.X16]=&quot;&quot;;[.X16]=0);0;1)))">
            <text:p/>
          </table:table-cell>
          <table:table-cell table:style-name="ce35" table:formula="of:=IF([.Y$3]=&quot;&quot;;&quot;&quot;;(IF(OR([.Y16]=&quot;&quot;;[.Y16]=0);0;1)))">
            <text:p/>
          </table:table-cell>
          <table:table-cell table:style-name="ce35" table:formula="of:=IF([.Z$3]=&quot;&quot;;&quot;&quot;;(IF(OR([.Z16]=&quot;&quot;;[.Z16]=0);0;1)))">
            <text:p/>
          </table:table-cell>
          <table:table-cell table:style-name="ce35" table:formula="of:=IF([.AA$3]=&quot;&quot;;&quot;&quot;;(IF(OR([.AA16]=&quot;&quot;;[.AA16]=0);0;1)))">
            <text:p/>
          </table:table-cell>
          <table:table-cell table:style-name="ce35" table:formula="of:=IF([.AB$3]=&quot;&quot;;&quot;&quot;;(IF(OR([.AB16]=&quot;&quot;;[.AB16]=0);0;1)))">
            <text:p/>
          </table:table-cell>
          <table:table-cell table:style-name="ce35" table:formula="of:=IF([.AC$3]=&quot;&quot;;&quot;&quot;;(IF(OR([.AC16]=&quot;&quot;;[.AC16]=0);0;1)))">
            <text:p/>
          </table:table-cell>
          <table:table-cell table:style-name="ce35" table:formula="of:=IF([.AD$3]=&quot;&quot;;&quot;&quot;;(IF(OR([.AD16]=&quot;&quot;;[.AD16]=0);0;1)))">
            <text:p/>
          </table:table-cell>
          <table:table-cell table:style-name="ce35" table:formula="of:=IF([.AE$3]=&quot;&quot;;&quot;&quot;;(IF(OR([.AE16]=&quot;&quot;;[.AE16]=0);0;1)))">
            <text:p/>
          </table:table-cell>
          <table:table-cell table:style-name="ce35" table:formula="of:=IF([.AF$3]=&quot;&quot;;&quot;&quot;;(IF(OR([.AF16]=&quot;&quot;;[.AF16]=0);0;1)))">
            <text:p/>
          </table:table-cell>
          <table:table-cell table:style-name="ce35" table:formula="of:=IF([.AG$3]=&quot;&quot;;&quot;&quot;;(IF(OR([.AG16]=&quot;&quot;;[.AG16]=0);0;1)))">
            <text:p/>
          </table:table-cell>
          <table:table-cell table:style-name="ce35" table:formula="of:=IF([.AH$3]=&quot;&quot;;&quot;&quot;;(IF(OR([.AH16]=&quot;&quot;;[.AH16]=0);0;1)))">
            <text:p/>
          </table:table-cell>
          <table:table-cell table:style-name="ce35" table:formula="of:=IF([.AI$3]=&quot;&quot;;&quot;&quot;;(IF(OR([.AI16]=&quot;&quot;;[.AI16]=0);0;1)))">
            <text:p/>
          </table:table-cell>
          <table:table-cell table:style-name="ce35" table:formula="of:=IF([.AJ$3]=&quot;&quot;;&quot;&quot;;(IF(OR([.AJ16]=&quot;&quot;;[.AJ16]=0);0;1)))">
            <text:p/>
          </table:table-cell>
          <table:table-cell table:style-name="ce35" table:formula="of:=IF([.AK$3]=&quot;&quot;;&quot;&quot;;(IF(OR([.AK16]=&quot;&quot;;[.AK16]=0);0;1)))">
            <text:p/>
          </table:table-cell>
          <table:table-cell table:style-name="ce35" table:formula="of:=IF([.AL$3]=&quot;&quot;;&quot;&quot;;(IF(OR([.AL16]=&quot;&quot;;[.AL16]=0);0;1)))">
            <text:p/>
          </table:table-cell>
          <table:table-cell table:style-name="ce35" table:formula="of:=IF([.AM$3]=&quot;&quot;;&quot;&quot;;(IF(OR([.AM16]=&quot;&quot;;[.AM16]=0);0;1)))">
            <text:p/>
          </table:table-cell>
          <table:table-cell table:style-name="ce35" table:formula="of:=IF([.AN$3]=&quot;&quot;;&quot;&quot;;(IF(OR([.AN16]=&quot;&quot;;[.AN16]=0);0;1)))">
            <text:p/>
          </table:table-cell>
          <table:table-cell table:style-name="ce35" table:formula="of:=IF([.AO$3]=&quot;&quot;;&quot;&quot;;(IF(OR([.AO16]=&quot;&quot;;[.AO16]=0);0;1)))">
            <text:p/>
          </table:table-cell>
          <table:table-cell table:style-name="ce35" table:formula="of:=IF([.AP$3]=&quot;&quot;;&quot;&quot;;(IF(OR([.AP16]=&quot;&quot;;[.AP16]=0);0;1)))">
            <text:p/>
          </table:table-cell>
          <table:table-cell table:style-name="ce35" table:formula="of:=IF([.AQ$3]=&quot;&quot;;&quot;&quot;;(IF(OR([.AQ16]=&quot;&quot;;[.AQ16]=0);0;1)))">
            <text:p/>
          </table:table-cell>
          <table:table-cell table:style-name="ce35" table:formula="of:=IF([.AR$3]=&quot;&quot;;&quot;&quot;;(IF(OR([.AR16]=&quot;&quot;;[.AR16]=0);0;1)))">
            <text:p/>
          </table:table-cell>
          <table:table-cell table:style-name="ce35" table:formula="of:=IF([.AS$3]=&quot;&quot;;&quot;&quot;;(IF(OR([.AS16]=&quot;&quot;;[.AS16]=0);0;1)))">
            <text:p/>
          </table:table-cell>
          <table:table-cell table:style-name="ce35" table:formula="of:=IF([.AT$3]=&quot;&quot;;&quot;&quot;;(IF(OR([.AT16]=&quot;&quot;;[.AT16]=0);0;1)))">
            <text:p/>
          </table:table-cell>
          <table:table-cell table:style-name="ce35" table:formula="of:=IF([.AU$3]=&quot;&quot;;&quot;&quot;;(IF(OR([.AU16]=&quot;&quot;;[.AU16]=0);0;1)))">
            <text:p/>
          </table:table-cell>
          <table:table-cell table:style-name="ce35" table:formula="of:=IF([.AV$3]=&quot;&quot;;&quot;&quot;;(IF(OR([.AV16]=&quot;&quot;;[.AV16]=0);0;1)))">
            <text:p/>
          </table:table-cell>
          <table:table-cell table:style-name="ce35" table:formula="of:=IF([.AW$3]=&quot;&quot;;&quot;&quot;;(IF(OR([.AW16]=&quot;&quot;;[.AW16]=0);0;1)))">
            <text:p/>
          </table:table-cell>
          <table:table-cell table:style-name="ce35" table:formula="of:=IF([.AX$3]=&quot;&quot;;&quot;&quot;;(IF(OR([.AX16]=&quot;&quot;;[.AX16]=0);0;1)))">
            <text:p/>
          </table:table-cell>
          <table:table-cell table:style-name="ce35" table:formula="of:=IF([.AY$3]=&quot;&quot;;&quot;&quot;;(IF(OR([.AY16]=&quot;&quot;;[.AY16]=0);0;1)))">
            <text:p/>
          </table:table-cell>
          <table:table-cell table:style-name="ce35" table:formula="of:=IF([.AZ$3]=&quot;&quot;;&quot;&quot;;(IF(OR([.AZ16]=&quot;&quot;;[.AZ16]=0);0;1)))">
            <text:p/>
          </table:table-cell>
          <table:table-cell table:style-name="ce35" table:formula="of:=IF([.BA$3]=&quot;&quot;;&quot;&quot;;(IF(OR([.BA16]=&quot;&quot;;[.BA16]=0);0;1)))">
            <text:p/>
          </table:table-cell>
          <table:table-cell table:style-name="ce35" table:formula="of:=IF([.BB$3]=&quot;&quot;;&quot;&quot;;(IF(OR([.BB16]=&quot;&quot;;[.BB16]=0);0;1)))">
            <text:p/>
          </table:table-cell>
          <table:table-cell table:style-name="ce35" table:formula="of:=IF([.BC$3]=&quot;&quot;;&quot;&quot;;(IF(OR([.BC16]=&quot;&quot;;[.BC16]=0);0;1)))">
            <text:p/>
          </table:table-cell>
          <table:table-cell table:style-name="ce35" table:formula="of:=IF([.BD$3]=&quot;&quot;;&quot;&quot;;(IF(OR([.BD16]=&quot;&quot;;[.BD16]=0);0;1)))">
            <text:p/>
          </table:table-cell>
          <table:table-cell table:style-name="ce35" table:formula="of:=IF([.BE$3]=&quot;&quot;;&quot;&quot;;(IF(OR([.BE16]=&quot;&quot;;[.BE16]=0);0;1)))">
            <text:p/>
          </table:table-cell>
          <table:table-cell table:style-name="ce35" table:formula="of:=IF([.BF$3]=&quot;&quot;;&quot;&quot;;(IF(OR([.BF16]=&quot;&quot;;[.BF16]=0);0;1)))">
            <text:p/>
          </table:table-cell>
          <table:table-cell table:style-name="ce35" table:formula="of:=IF([.BG$3]=&quot;&quot;;&quot;&quot;;(IF(OR([.BG16]=&quot;&quot;;[.BG16]=0);0;1)))">
            <text:p/>
          </table:table-cell>
          <table:table-cell table:style-name="ce35" table:formula="of:=IF([.BH$3]=&quot;&quot;;&quot;&quot;;(IF(OR([.BH16]=&quot;&quot;;[.BH16]=0);0;1)))">
            <text:p/>
          </table:table-cell>
          <table:table-cell table:style-name="ce35" table:formula="of:=IF([.BI$3]=&quot;&quot;;&quot;&quot;;(IF(OR([.BI16]=&quot;&quot;;[.BI16]=0);0;1)))">
            <text:p/>
          </table:table-cell>
          <table:table-cell table:style-name="ce35" table:formula="of:=IF([.BJ$3]=&quot;&quot;;&quot;&quot;;(IF(OR([.BJ16]=&quot;&quot;;[.BJ16]=0);0;1)))">
            <text:p/>
          </table:table-cell>
          <table:table-cell table:style-name="ce35" table:formula="of:=IF([.BK$3]=&quot;&quot;;&quot;&quot;;(IF(OR([.BK16]=&quot;&quot;;[.BK16]=0);0;1)))">
            <text:p/>
          </table:table-cell>
          <table:table-cell table:style-name="ce35" table:formula="of:=IF([.BL$3]=&quot;&quot;;&quot;&quot;;(IF(OR([.BL16]=&quot;&quot;;[.BL16]=0);0;1)))">
            <text:p/>
          </table:table-cell>
          <table:table-cell table:style-name="ce35" table:formula="of:=IF([.BM$3]=&quot;&quot;;&quot;&quot;;(IF(OR([.BM16]=&quot;&quot;;[.BM16]=0);0;1)))">
            <text:p/>
          </table:table-cell>
          <table:table-cell table:style-name="ce35" table:formula="of:=IF([.BN$3]=&quot;&quot;;&quot;&quot;;(IF(OR([.BN16]=&quot;&quot;;[.BN16]=0);0;1)))">
            <text:p/>
          </table:table-cell>
          <table:table-cell table:style-name="ce35" table:formula="of:=IF([.BO$3]=&quot;&quot;;&quot;&quot;;(IF(OR([.BO16]=&quot;&quot;;[.BO16]=0);0;1)))">
            <text:p/>
          </table:table-cell>
          <table:table-cell table:style-name="ce35" table:formula="of:=IF([.BP$3]=&quot;&quot;;&quot;&quot;;(IF(OR([.BP16]=&quot;&quot;;[.BP16]=0);0;1)))">
            <text:p/>
          </table:table-cell>
          <table:table-cell table:style-name="ce35" table:formula="of:=IF([.BQ$3]=&quot;&quot;;&quot;&quot;;(IF(OR([.BQ16]=&quot;&quot;;[.BQ16]=0);0;1)))">
            <text:p/>
          </table:table-cell>
          <table:table-cell table:style-name="ce35" table:formula="of:=IF([.BR$3]=&quot;&quot;;&quot;&quot;;(IF(OR([.BR16]=&quot;&quot;;[.BR16]=0);0;1)))">
            <text:p/>
          </table:table-cell>
          <table:table-cell table:style-name="ce35" table:formula="of:=IF([.BS$3]=&quot;&quot;;&quot;&quot;;(IF(OR([.BS16]=&quot;&quot;;[.BS16]=0);0;1)))">
            <text:p/>
          </table:table-cell>
          <table:table-cell table:style-name="ce35" table:formula="of:=IF([.BT$3]=&quot;&quot;;&quot;&quot;;(IF(OR([.BT16]=&quot;&quot;;[.BT16]=0);0;1)))">
            <text:p/>
          </table:table-cell>
          <table:table-cell table:style-name="ce35" table:formula="of:=IF([.BU$3]=&quot;&quot;;&quot;&quot;;(IF(OR([.BU16]=&quot;&quot;;[.BU16]=0);0;1)))">
            <text:p/>
          </table:table-cell>
          <table:table-cell table:style-name="ce35" table:formula="of:=IF([.BV$3]=&quot;&quot;;&quot;&quot;;(IF(OR([.BV16]=&quot;&quot;;[.BV16]=0);0;1)))">
            <text:p/>
          </table:table-cell>
          <table:table-cell table:style-name="ce35" table:formula="of:=IF([.BW$3]=&quot;&quot;;&quot;&quot;;(IF(OR([.BW16]=&quot;&quot;;[.BW16]=0);0;1)))">
            <text:p/>
          </table:table-cell>
          <table:table-cell table:style-name="ce35" table:formula="of:=IF([.BX$3]=&quot;&quot;;&quot;&quot;;(IF(OR([.BX16]=&quot;&quot;;[.BX16]=0);0;1)))">
            <text:p/>
          </table:table-cell>
          <table:table-cell table:style-name="ce35" table:formula="of:=IF([.BY$3]=&quot;&quot;;&quot;&quot;;(IF(OR([.BY16]=&quot;&quot;;[.BY16]=0);0;1)))">
            <text:p/>
          </table:table-cell>
          <table:table-cell table:style-name="ce35" table:formula="of:=IF([.BZ$3]=&quot;&quot;;&quot;&quot;;(IF(OR([.BZ16]=&quot;&quot;;[.BZ16]=0);0;1)))">
            <text:p/>
          </table:table-cell>
          <table:table-cell table:style-name="ce35" table:formula="of:=IF([.CA$3]=&quot;&quot;;&quot;&quot;;(IF(OR([.CA16]=&quot;&quot;;[.CA16]=0);0;1)))">
            <text:p/>
          </table:table-cell>
          <table:table-cell table:style-name="ce35" table:formula="of:=IF([.CB$3]=&quot;&quot;;&quot;&quot;;(IF(OR([.CB16]=&quot;&quot;;[.CB16]=0);0;1)))">
            <text:p/>
          </table:table-cell>
          <table:table-cell table:style-name="ce35" table:formula="of:=IF([.CC$3]=&quot;&quot;;&quot;&quot;;(IF(OR([.CC16]=&quot;&quot;;[.CC16]=0);0;1)))">
            <text:p/>
          </table:table-cell>
          <table:table-cell table:style-name="ce35" table:formula="of:=IF([.CD$3]=&quot;&quot;;&quot;&quot;;(IF(OR([.CD16]=&quot;&quot;;[.CD16]=0);0;1)))">
            <text:p/>
          </table:table-cell>
          <table:table-cell table:style-name="ce35" table:formula="of:=IF([.CE$3]=&quot;&quot;;&quot;&quot;;(IF(OR([.CE16]=&quot;&quot;;[.CE16]=0);0;1)))">
            <text:p/>
          </table:table-cell>
          <table:table-cell table:style-name="ce35" table:formula="of:=IF([.CF$3]=&quot;&quot;;&quot;&quot;;(IF(OR([.CF16]=&quot;&quot;;[.CF16]=0);0;1)))">
            <text:p/>
          </table:table-cell>
          <table:table-cell table:style-name="ce35" table:formula="of:=IF([.CG$3]=&quot;&quot;;&quot;&quot;;(IF(OR([.CG16]=&quot;&quot;;[.CG16]=0);0;1)))">
            <text:p/>
          </table:table-cell>
          <table:table-cell table:style-name="ce35" table:formula="of:=IF([.CH$3]=&quot;&quot;;&quot;&quot;;(IF(OR([.CH16]=&quot;&quot;;[.CH16]=0);0;1)))">
            <text:p/>
          </table:table-cell>
          <table:table-cell table:style-name="ce35" table:formula="of:=IF([.CI$3]=&quot;&quot;;&quot;&quot;;(IF(OR([.CI16]=&quot;&quot;;[.CI16]=0);0;1)))">
            <text:p/>
          </table:table-cell>
          <table:table-cell table:style-name="ce35" table:formula="of:=IF([.CJ$3]=&quot;&quot;;&quot;&quot;;(IF(OR([.CJ16]=&quot;&quot;;[.CJ16]=0);0;1)))">
            <text:p/>
          </table:table-cell>
          <table:table-cell table:style-name="ce35" table:formula="of:=IF([.CK$3]=&quot;&quot;;&quot;&quot;;(IF(OR([.CK16]=&quot;&quot;;[.CK16]=0);0;1)))">
            <text:p/>
          </table:table-cell>
          <table:table-cell table:style-name="ce35" table:formula="of:=IF([.CL$3]=&quot;&quot;;&quot;&quot;;(IF(OR([.CL16]=&quot;&quot;;[.CL16]=0);0;1)))">
            <text:p/>
          </table:table-cell>
          <table:table-cell table:style-name="ce35" table:formula="of:=IF([.CM$3]=&quot;&quot;;&quot;&quot;;(IF(OR([.CM16]=&quot;&quot;;[.CM16]=0);0;1)))">
            <text:p/>
          </table:table-cell>
          <table:table-cell table:style-name="ce35" table:formula="of:=IF([.CN$3]=&quot;&quot;;&quot;&quot;;(IF(OR([.CN16]=&quot;&quot;;[.CN16]=0);0;1)))">
            <text:p/>
          </table:table-cell>
          <table:table-cell table:style-name="ce35" table:formula="of:=IF([.CO$3]=&quot;&quot;;&quot;&quot;;(IF(OR([.CO16]=&quot;&quot;;[.CO16]=0);0;1)))">
            <text:p/>
          </table:table-cell>
          <table:table-cell table:style-name="ce35" table:formula="of:=IF([.CP$3]=&quot;&quot;;&quot;&quot;;(IF(OR([.CP16]=&quot;&quot;;[.CP16]=0);0;1)))">
            <text:p/>
          </table:table-cell>
          <table:table-cell table:style-name="ce35" table:formula="of:=IF([.CQ$3]=&quot;&quot;;&quot;&quot;;(IF(OR([.CQ16]=&quot;&quot;;[.CQ16]=0);0;1)))">
            <text:p/>
          </table:table-cell>
          <table:table-cell table:style-name="ce35" table:formula="of:=IF([.CR$3]=&quot;&quot;;&quot;&quot;;(IF(OR([.CR16]=&quot;&quot;;[.CR16]=0);0;1)))">
            <text:p/>
          </table:table-cell>
          <table:table-cell table:style-name="ce35" table:formula="of:=IF([.CS$3]=&quot;&quot;;&quot;&quot;;(IF(OR([.CS16]=&quot;&quot;;[.CS16]=0);0;1)))">
            <text:p/>
          </table:table-cell>
          <table:table-cell table:style-name="ce35" table:formula="of:=IF([.CT$3]=&quot;&quot;;&quot;&quot;;(IF(OR([.CT16]=&quot;&quot;;[.CT16]=0);0;1)))">
            <text:p/>
          </table:table-cell>
          <table:table-cell table:style-name="ce35" table:formula="of:=IF([.CU$3]=&quot;&quot;;&quot;&quot;;(IF(OR([.CU16]=&quot;&quot;;[.CU16]=0);0;1)))">
            <text:p/>
          </table:table-cell>
          <table:table-cell table:style-name="ce35" table:formula="of:=IF([.CV$3]=&quot;&quot;;&quot;&quot;;(IF(OR([.CV16]=&quot;&quot;;[.CV16]=0);0;1)))">
            <text:p/>
          </table:table-cell>
          <table:table-cell table:style-name="ce35" table:formula="of:=IF([.CW$3]=&quot;&quot;;&quot;&quot;;(IF(OR([.CW16]=&quot;&quot;;[.CW16]=0);0;1)))">
            <text:p/>
          </table:table-cell>
          <table:table-cell table:style-name="ce35" table:formula="of:=IF([.CX$3]=&quot;&quot;;&quot;&quot;;(IF(OR([.CX16]=&quot;&quot;;[.CX16]=0);0;1)))">
            <text:p/>
          </table:table-cell>
          <table:table-cell table:style-name="ce35" table:formula="of:=IF([.CY$3]=&quot;&quot;;&quot;&quot;;(IF(OR([.CY16]=&quot;&quot;;[.CY16]=0);0;1)))">
            <text:p/>
          </table:table-cell>
          <table:table-cell table:style-name="ce35" table:formula="of:=IF([.CZ$3]=&quot;&quot;;&quot;&quot;;(IF(OR([.CZ16]=&quot;&quot;;[.CZ16]=0);0;1)))">
            <text:p/>
          </table:table-cell>
          <table:table-cell table:style-name="ce35" table:formula="of:=IF([.DA$3]=&quot;&quot;;&quot;&quot;;(IF(OR([.DA16]=&quot;&quot;;[.DA16]=0);0;1)))">
            <text:p/>
          </table:table-cell>
          <table:table-cell table:style-name="ce35" table:formula="of:=IF([.DB$3]=&quot;&quot;;&quot;&quot;;(IF(OR([.DB16]=&quot;&quot;;[.DB16]=0);0;1)))">
            <text:p/>
          </table:table-cell>
          <table:table-cell table:style-name="ce35" table:formula="of:=IF([.DC$3]=&quot;&quot;;&quot;&quot;;(IF(OR([.DC16]=&quot;&quot;;[.DC16]=0);0;1)))">
            <text:p/>
          </table:table-cell>
          <table:table-cell table:style-name="ce35" table:formula="of:=IF([.DD$3]=&quot;&quot;;&quot;&quot;;(IF(OR([.DD16]=&quot;&quot;;[.DD16]=0);0;1)))">
            <text:p/>
          </table:table-cell>
          <table:table-cell table:style-name="ce35" table:formula="of:=IF([.DE$3]=&quot;&quot;;&quot;&quot;;(IF(OR([.DE16]=&quot;&quot;;[.DE16]=0);0;1)))">
            <text:p/>
          </table:table-cell>
          <table:table-cell table:style-name="ce35" table:formula="of:=IF([.DF$3]=&quot;&quot;;&quot;&quot;;(IF(OR([.DF16]=&quot;&quot;;[.DF16]=0);0;1)))">
            <text:p/>
          </table:table-cell>
          <table:table-cell table:style-name="ce35" table:formula="of:=IF([.DG$3]=&quot;&quot;;&quot;&quot;;(IF(OR([.DG16]=&quot;&quot;;[.DG16]=0);0;1)))">
            <text:p/>
          </table:table-cell>
          <table:table-cell table:style-name="ce35" table:formula="of:=IF([.DH$3]=&quot;&quot;;&quot;&quot;;(IF(OR([.DH16]=&quot;&quot;;[.DH16]=0);0;1)))">
            <text:p/>
          </table:table-cell>
          <table:table-cell table:style-name="ce35" table:formula="of:=IF([.DI$3]=&quot;&quot;;&quot;&quot;;(IF(OR([.DI16]=&quot;&quot;;[.DI16]=0);0;1)))">
            <text:p/>
          </table:table-cell>
          <table:table-cell table:style-name="ce35" table:formula="of:=IF([.DJ$3]=&quot;&quot;;&quot;&quot;;(IF(OR([.DJ16]=&quot;&quot;;[.DJ16]=0);0;1)))">
            <text:p/>
          </table:table-cell>
          <table:table-cell table:style-name="ce35" table:formula="of:=IF([.DK$3]=&quot;&quot;;&quot;&quot;;(IF(OR([.DK16]=&quot;&quot;;[.DK16]=0);0;1)))">
            <text:p/>
          </table:table-cell>
          <table:table-cell table:style-name="ce35" table:formula="of:=IF([.DL$3]=&quot;&quot;;&quot;&quot;;(IF(OR([.DL16]=&quot;&quot;;[.DL16]=0);0;1)))">
            <text:p/>
          </table:table-cell>
          <table:table-cell table:style-name="ce35" table:formula="of:=IF([.DM$3]=&quot;&quot;;&quot;&quot;;(IF(OR([.DM16]=&quot;&quot;;[.DM16]=0);0;1)))">
            <text:p/>
          </table:table-cell>
          <table:table-cell table:style-name="ce35" table:formula="of:=IF([.DN$3]=&quot;&quot;;&quot;&quot;;(IF(OR([.DN16]=&quot;&quot;;[.DN16]=0);0;1)))">
            <text:p/>
          </table:table-cell>
          <table:table-cell table:style-name="ce35" table:formula="of:=IF([.DO$3]=&quot;&quot;;&quot;&quot;;(IF(OR([.DO16]=&quot;&quot;;[.DO16]=0);0;1)))">
            <text:p/>
          </table:table-cell>
          <table:table-cell table:style-name="ce35" table:formula="of:=IF([.DP$3]=&quot;&quot;;&quot;&quot;;(IF(OR([.DP16]=&quot;&quot;;[.DP16]=0);0;1)))">
            <text:p/>
          </table:table-cell>
          <table:table-cell table:style-name="ce35" table:formula="of:=IF([.DQ$3]=&quot;&quot;;&quot;&quot;;(IF(OR([.DQ16]=&quot;&quot;;[.DQ16]=0);0;1)))">
            <text:p/>
          </table:table-cell>
          <table:table-cell table:style-name="ce35" table:formula="of:=IF([.DR$3]=&quot;&quot;;&quot;&quot;;(IF(OR([.DR16]=&quot;&quot;;[.DR16]=0);0;1)))">
            <text:p/>
          </table:table-cell>
          <table:table-cell table:style-name="ce35" table:formula="of:=IF([.DS$3]=&quot;&quot;;&quot;&quot;;(IF(OR([.DS16]=&quot;&quot;;[.DS16]=0);0;1)))">
            <text:p/>
          </table:table-cell>
          <table:table-cell table:style-name="ce35" table:formula="of:=IF([.DT$3]=&quot;&quot;;&quot;&quot;;(IF(OR([.DT16]=&quot;&quot;;[.DT16]=0);0;1)))">
            <text:p/>
          </table:table-cell>
          <table:table-cell table:style-name="ce35" table:formula="of:=IF([.DU$3]=&quot;&quot;;&quot;&quot;;(IF(OR([.DU16]=&quot;&quot;;[.DU16]=0);0;1)))">
            <text:p/>
          </table:table-cell>
          <table:table-cell table:style-name="ce35" table:formula="of:=IF([.DV$3]=&quot;&quot;;&quot;&quot;;(IF(OR([.DV16]=&quot;&quot;;[.DV16]=0);0;1)))">
            <text:p/>
          </table:table-cell>
          <table:table-cell table:style-name="ce35" table:formula="of:=IF([.DW$3]=&quot;&quot;;&quot;&quot;;(IF(OR([.DW16]=&quot;&quot;;[.DW16]=0);0;1)))">
            <text:p/>
          </table:table-cell>
          <table:table-cell table:style-name="ce35" table:formula="of:=IF([.DX$3]=&quot;&quot;;&quot;&quot;;(IF(OR([.DX16]=&quot;&quot;;[.DX16]=0);0;1)))">
            <text:p/>
          </table:table-cell>
          <table:table-cell table:style-name="ce35" table:formula="of:=IF([.DY$3]=&quot;&quot;;&quot;&quot;;(IF(OR([.DY16]=&quot;&quot;;[.DY16]=0);0;1)))">
            <text:p/>
          </table:table-cell>
          <table:table-cell table:style-name="ce35" table:formula="of:=IF([.DZ$3]=&quot;&quot;;&quot;&quot;;(IF(OR([.DZ16]=&quot;&quot;;[.DZ16]=0);0;1)))">
            <text:p/>
          </table:table-cell>
          <table:table-cell table:style-name="ce35" table:formula="of:=IF([.EA$3]=&quot;&quot;;&quot;&quot;;(IF(OR([.EA16]=&quot;&quot;;[.EA16]=0);0;1)))">
            <text:p/>
          </table:table-cell>
          <table:table-cell table:style-name="ce35" table:formula="of:=IF([.EB$3]=&quot;&quot;;&quot;&quot;;(IF(OR([.EB16]=&quot;&quot;;[.EB16]=0);0;1)))">
            <text:p/>
          </table:table-cell>
          <table:table-cell table:style-name="ce35" table:formula="of:=IF([.EC$3]=&quot;&quot;;&quot;&quot;;(IF(OR([.EC16]=&quot;&quot;;[.EC16]=0);0;1)))">
            <text:p/>
          </table:table-cell>
          <table:table-cell table:style-name="ce35" table:formula="of:=IF([.ED$3]=&quot;&quot;;&quot;&quot;;(IF(OR([.ED16]=&quot;&quot;;[.ED16]=0);0;1)))">
            <text:p/>
          </table:table-cell>
          <table:table-cell table:style-name="ce35" table:formula="of:=IF([.EE$3]=&quot;&quot;;&quot;&quot;;(IF(OR([.EE16]=&quot;&quot;;[.EE16]=0);0;1)))">
            <text:p/>
          </table:table-cell>
          <table:table-cell table:style-name="ce35" table:formula="of:=IF([.EF$3]=&quot;&quot;;&quot;&quot;;(IF(OR([.EF16]=&quot;&quot;;[.EF16]=0);0;1)))">
            <text:p/>
          </table:table-cell>
          <table:table-cell table:style-name="ce35" table:formula="of:=IF([.EG$3]=&quot;&quot;;&quot;&quot;;(IF(OR([.EG16]=&quot;&quot;;[.EG16]=0);0;1)))">
            <text:p/>
          </table:table-cell>
          <table:table-cell table:style-name="ce35" table:formula="of:=IF([.EH$3]=&quot;&quot;;&quot;&quot;;(IF(OR([.EH16]=&quot;&quot;;[.EH16]=0);0;1)))">
            <text:p/>
          </table:table-cell>
          <table:table-cell table:style-name="ce35" table:formula="of:=IF([.EI$3]=&quot;&quot;;&quot;&quot;;(IF(OR([.EI16]=&quot;&quot;;[.EI16]=0);0;1)))">
            <text:p/>
          </table:table-cell>
          <table:table-cell table:style-name="ce35" table:formula="of:=IF([.EJ$3]=&quot;&quot;;&quot;&quot;;(IF(OR([.EJ16]=&quot;&quot;;[.EJ16]=0);0;1)))">
            <text:p/>
          </table:table-cell>
          <table:table-cell table:style-name="ce35" table:formula="of:=IF([.EK$3]=&quot;&quot;;&quot;&quot;;(IF(OR([.EK16]=&quot;&quot;;[.EK16]=0);0;1)))">
            <text:p/>
          </table:table-cell>
          <table:table-cell table:style-name="ce35" table:formula="of:=IF([.EL$3]=&quot;&quot;;&quot;&quot;;(IF(OR([.EL16]=&quot;&quot;;[.EL16]=0);0;1)))">
            <text:p/>
          </table:table-cell>
          <table:table-cell table:style-name="ce35" table:formula="of:=IF([.EM$3]=&quot;&quot;;&quot;&quot;;(IF(OR([.EM16]=&quot;&quot;;[.EM16]=0);0;1)))">
            <text:p/>
          </table:table-cell>
          <table:table-cell table:style-name="ce35" table:formula="of:=IF([.EN$3]=&quot;&quot;;&quot;&quot;;(IF(OR([.EN16]=&quot;&quot;;[.EN16]=0);0;1)))">
            <text:p/>
          </table:table-cell>
          <table:table-cell table:style-name="ce35" table:formula="of:=IF([.EO$3]=&quot;&quot;;&quot;&quot;;(IF(OR([.EO16]=&quot;&quot;;[.EO16]=0);0;1)))">
            <text:p/>
          </table:table-cell>
          <table:table-cell table:style-name="ce35" table:formula="of:=IF([.EP$3]=&quot;&quot;;&quot;&quot;;(IF(OR([.EP16]=&quot;&quot;;[.EP16]=0);0;1)))">
            <text:p/>
          </table:table-cell>
          <table:table-cell table:style-name="ce35" table:formula="of:=IF([.EQ$3]=&quot;&quot;;&quot;&quot;;(IF(OR([.EQ16]=&quot;&quot;;[.EQ16]=0);0;1)))">
            <text:p/>
          </table:table-cell>
          <table:table-cell table:style-name="ce35" table:formula="of:=IF([.ER$3]=&quot;&quot;;&quot;&quot;;(IF(OR([.ER16]=&quot;&quot;;[.ER16]=0);0;1)))">
            <text:p/>
          </table:table-cell>
          <table:table-cell table:style-name="ce35" table:formula="of:=IF([.ES$3]=&quot;&quot;;&quot;&quot;;(IF(OR([.ES16]=&quot;&quot;;[.ES16]=0);0;1)))">
            <text:p/>
          </table:table-cell>
          <table:table-cell table:style-name="ce35" table:formula="of:=IF([.ET$3]=&quot;&quot;;&quot;&quot;;(IF(OR([.ET16]=&quot;&quot;;[.ET16]=0);0;1)))">
            <text:p/>
          </table:table-cell>
          <table:table-cell table:style-name="ce35" table:formula="of:=IF([.EU$3]=&quot;&quot;;&quot;&quot;;(IF(OR([.EU16]=&quot;&quot;;[.EU16]=0);0;1)))">
            <text:p/>
          </table:table-cell>
          <table:table-cell table:style-name="ce35" table:formula="of:=IF([.EV$3]=&quot;&quot;;&quot;&quot;;(IF(OR([.EV16]=&quot;&quot;;[.EV16]=0);0;1)))">
            <text:p/>
          </table:table-cell>
          <table:table-cell table:style-name="ce35" table:formula="of:=IF([.EW$3]=&quot;&quot;;&quot;&quot;;(IF(OR([.EW16]=&quot;&quot;;[.EW16]=0);0;1)))">
            <text:p/>
          </table:table-cell>
          <table:table-cell table:style-name="ce35" table:formula="of:=IF([.EX$3]=&quot;&quot;;&quot;&quot;;(IF(OR([.EX16]=&quot;&quot;;[.EX16]=0);0;1)))">
            <text:p/>
          </table:table-cell>
          <table:table-cell table:style-name="ce35" table:formula="of:=IF([.EY$3]=&quot;&quot;;&quot;&quot;;(IF(OR([.EY16]=&quot;&quot;;[.EY16]=0);0;1)))">
            <text:p/>
          </table:table-cell>
          <table:table-cell table:style-name="ce35" table:formula="of:=IF([.EZ$3]=&quot;&quot;;&quot;&quot;;(IF(OR([.EZ16]=&quot;&quot;;[.EZ16]=0);0;1)))">
            <text:p/>
          </table:table-cell>
          <table:table-cell table:style-name="ce35" table:formula="of:=IF([.FA$3]=&quot;&quot;;&quot;&quot;;(IF(OR([.FA16]=&quot;&quot;;[.FA16]=0);0;1)))">
            <text:p/>
          </table:table-cell>
          <table:table-cell table:style-name="ce35" table:formula="of:=IF([.FB$3]=&quot;&quot;;&quot;&quot;;(IF(OR([.FB16]=&quot;&quot;;[.FB16]=0);0;1)))">
            <text:p/>
          </table:table-cell>
          <table:table-cell table:style-name="ce35" table:formula="of:=IF([.FC$3]=&quot;&quot;;&quot;&quot;;(IF(OR([.FC16]=&quot;&quot;;[.FC16]=0);0;1)))">
            <text:p/>
          </table:table-cell>
          <table:table-cell table:style-name="ce35" table:formula="of:=IF([.FD$3]=&quot;&quot;;&quot;&quot;;(IF(OR([.FD16]=&quot;&quot;;[.FD16]=0);0;1)))">
            <text:p/>
          </table:table-cell>
          <table:table-cell table:style-name="ce35" table:formula="of:=IF([.FE$3]=&quot;&quot;;&quot;&quot;;(IF(OR([.FE16]=&quot;&quot;;[.FE16]=0);0;1)))">
            <text:p/>
          </table:table-cell>
          <table:table-cell table:style-name="ce35" table:formula="of:=IF([.FF$3]=&quot;&quot;;&quot;&quot;;(IF(OR([.FF16]=&quot;&quot;;[.FF16]=0);0;1)))">
            <text:p/>
          </table:table-cell>
          <table:table-cell table:style-name="ce35" table:formula="of:=IF([.FG$3]=&quot;&quot;;&quot;&quot;;(IF(OR([.FG16]=&quot;&quot;;[.FG16]=0);0;1)))">
            <text:p/>
          </table:table-cell>
          <table:table-cell table:style-name="ce35" table:formula="of:=IF([.FH$3]=&quot;&quot;;&quot;&quot;;(IF(OR([.FH16]=&quot;&quot;;[.FH16]=0);0;1)))">
            <text:p/>
          </table:table-cell>
          <table:table-cell table:style-name="ce35" table:formula="of:=IF([.FI$3]=&quot;&quot;;&quot;&quot;;(IF(OR([.FI16]=&quot;&quot;;[.FI16]=0);0;1)))">
            <text:p/>
          </table:table-cell>
          <table:table-cell table:style-name="ce35" table:formula="of:=IF([.FJ$3]=&quot;&quot;;&quot;&quot;;(IF(OR([.FJ16]=&quot;&quot;;[.FJ16]=0);0;1)))">
            <text:p/>
          </table:table-cell>
          <table:table-cell table:style-name="ce35" table:formula="of:=IF([.FK$3]=&quot;&quot;;&quot;&quot;;(IF(OR([.FK16]=&quot;&quot;;[.FK16]=0);0;1)))">
            <text:p/>
          </table:table-cell>
          <table:table-cell table:style-name="ce35" table:formula="of:=IF([.FL$3]=&quot;&quot;;&quot;&quot;;(IF(OR([.FL16]=&quot;&quot;;[.FL16]=0);0;1)))">
            <text:p/>
          </table:table-cell>
          <table:table-cell table:style-name="ce35" table:formula="of:=IF([.FM$3]=&quot;&quot;;&quot;&quot;;(IF(OR([.FM16]=&quot;&quot;;[.FM16]=0);0;1)))">
            <text:p/>
          </table:table-cell>
          <table:table-cell table:style-name="ce35" table:formula="of:=IF([.FN$3]=&quot;&quot;;&quot;&quot;;(IF(OR([.FN16]=&quot;&quot;;[.FN16]=0);0;1)))">
            <text:p/>
          </table:table-cell>
          <table:table-cell table:style-name="ce35" table:formula="of:=IF([.FO$3]=&quot;&quot;;&quot;&quot;;(IF(OR([.FO16]=&quot;&quot;;[.FO16]=0);0;1)))">
            <text:p/>
          </table:table-cell>
          <table:table-cell table:style-name="ce35" table:formula="of:=IF([.FP$3]=&quot;&quot;;&quot;&quot;;(IF(OR([.FP16]=&quot;&quot;;[.FP16]=0);0;1)))">
            <text:p/>
          </table:table-cell>
          <table:table-cell table:style-name="ce35" table:formula="of:=IF([.FQ$3]=&quot;&quot;;&quot;&quot;;(IF(OR([.FQ16]=&quot;&quot;;[.FQ16]=0);0;1)))">
            <text:p/>
          </table:table-cell>
          <table:table-cell table:style-name="ce35" table:formula="of:=IF([.FR$3]=&quot;&quot;;&quot;&quot;;(IF(OR([.FR16]=&quot;&quot;;[.FR16]=0);0;1)))">
            <text:p/>
          </table:table-cell>
          <table:table-cell table:style-name="ce35" table:formula="of:=IF([.FS$3]=&quot;&quot;;&quot;&quot;;(IF(OR([.FS16]=&quot;&quot;;[.FS16]=0);0;1)))">
            <text:p/>
          </table:table-cell>
          <table:table-cell table:style-name="ce35" table:formula="of:=IF([.FT$3]=&quot;&quot;;&quot;&quot;;(IF(OR([.FT16]=&quot;&quot;;[.FT16]=0);0;1)))">
            <text:p/>
          </table:table-cell>
          <table:table-cell table:style-name="ce35" table:formula="of:=IF([.FU$3]=&quot;&quot;;&quot;&quot;;(IF(OR([.FU16]=&quot;&quot;;[.FU16]=0);0;1)))">
            <text:p/>
          </table:table-cell>
          <table:table-cell table:style-name="ce35" table:formula="of:=IF([.FV$3]=&quot;&quot;;&quot;&quot;;(IF(OR([.FV16]=&quot;&quot;;[.FV16]=0);0;1)))">
            <text:p/>
          </table:table-cell>
          <table:table-cell table:style-name="ce35" table:formula="of:=IF([.FW$3]=&quot;&quot;;&quot;&quot;;(IF(OR([.FW16]=&quot;&quot;;[.FW16]=0);0;1)))">
            <text:p/>
          </table:table-cell>
          <table:table-cell table:style-name="ce35" table:formula="of:=IF([.FX$3]=&quot;&quot;;&quot;&quot;;(IF(OR([.FX16]=&quot;&quot;;[.FX16]=0);0;1)))">
            <text:p/>
          </table:table-cell>
          <table:table-cell table:style-name="ce35" table:formula="of:=IF([.FY$3]=&quot;&quot;;&quot;&quot;;(IF(OR([.FY16]=&quot;&quot;;[.FY16]=0);0;1)))">
            <text:p/>
          </table:table-cell>
          <table:table-cell table:style-name="ce35" table:formula="of:=IF([.FZ$3]=&quot;&quot;;&quot;&quot;;(IF(OR([.FZ16]=&quot;&quot;;[.FZ16]=0);0;1)))">
            <text:p/>
          </table:table-cell>
          <table:table-cell table:style-name="ce35" table:formula="of:=IF([.GA$3]=&quot;&quot;;&quot;&quot;;(IF(OR([.GA16]=&quot;&quot;;[.GA16]=0);0;1)))">
            <text:p/>
          </table:table-cell>
          <table:table-cell table:style-name="ce35" table:formula="of:=IF([.GB$3]=&quot;&quot;;&quot;&quot;;(IF(OR([.GB16]=&quot;&quot;;[.GB16]=0);0;1)))">
            <text:p/>
          </table:table-cell>
          <table:table-cell table:style-name="ce35" table:formula="of:=IF([.GC$3]=&quot;&quot;;&quot;&quot;;(IF(OR([.GC16]=&quot;&quot;;[.GC16]=0);0;1)))">
            <text:p/>
          </table:table-cell>
          <table:table-cell table:style-name="ce35" table:formula="of:=IF([.GD$3]=&quot;&quot;;&quot;&quot;;(IF(OR([.GD16]=&quot;&quot;;[.GD16]=0);0;1)))">
            <text:p/>
          </table:table-cell>
          <table:table-cell table:style-name="ce35" table:formula="of:=IF([.GE$3]=&quot;&quot;;&quot;&quot;;(IF(OR([.GE16]=&quot;&quot;;[.GE16]=0);0;1)))">
            <text:p/>
          </table:table-cell>
          <table:table-cell table:style-name="ce35" table:formula="of:=IF([.GF$3]=&quot;&quot;;&quot;&quot;;(IF(OR([.GF16]=&quot;&quot;;[.GF16]=0);0;1)))">
            <text:p/>
          </table:table-cell>
          <table:table-cell table:style-name="ce35" table:formula="of:=IF([.GG$3]=&quot;&quot;;&quot;&quot;;(IF(OR([.GG16]=&quot;&quot;;[.GG16]=0);0;1)))">
            <text:p/>
          </table:table-cell>
          <table:table-cell table:style-name="ce35" table:formula="of:=IF([.GH$3]=&quot;&quot;;&quot;&quot;;(IF(OR([.GH16]=&quot;&quot;;[.GH16]=0);0;1)))">
            <text:p/>
          </table:table-cell>
          <table:table-cell table:style-name="ce35" table:formula="of:=IF([.GI$3]=&quot;&quot;;&quot;&quot;;(IF(OR([.GI16]=&quot;&quot;;[.GI16]=0);0;1)))">
            <text:p/>
          </table:table-cell>
          <table:table-cell table:style-name="ce35" table:formula="of:=IF([.GJ$3]=&quot;&quot;;&quot;&quot;;(IF(OR([.GJ16]=&quot;&quot;;[.GJ16]=0);0;1)))">
            <text:p/>
          </table:table-cell>
          <table:table-cell table:style-name="ce35" table:formula="of:=IF([.GK$3]=&quot;&quot;;&quot;&quot;;(IF(OR([.GK16]=&quot;&quot;;[.GK16]=0);0;1)))">
            <text:p/>
          </table:table-cell>
          <table:table-cell table:style-name="ce35" table:formula="of:=IF([.GL$3]=&quot;&quot;;&quot;&quot;;(IF(OR([.GL16]=&quot;&quot;;[.GL16]=0);0;1)))">
            <text:p/>
          </table:table-cell>
          <table:table-cell table:style-name="ce35" table:formula="of:=IF([.GM$3]=&quot;&quot;;&quot;&quot;;(IF(OR([.GM16]=&quot;&quot;;[.GM16]=0);0;1)))">
            <text:p/>
          </table:table-cell>
          <table:table-cell table:style-name="ce35" table:formula="of:=IF([.GN$3]=&quot;&quot;;&quot;&quot;;(IF(OR([.GN16]=&quot;&quot;;[.GN16]=0);0;1)))">
            <text:p/>
          </table:table-cell>
          <table:table-cell table:style-name="ce35" table:formula="of:=IF([.GO$3]=&quot;&quot;;&quot;&quot;;(IF(OR([.GO16]=&quot;&quot;;[.GO16]=0);0;1)))">
            <text:p/>
          </table:table-cell>
          <table:table-cell table:style-name="ce35" table:formula="of:=IF([.GP$3]=&quot;&quot;;&quot;&quot;;(IF(OR([.GP16]=&quot;&quot;;[.GP16]=0);0;1)))">
            <text:p/>
          </table:table-cell>
          <table:table-cell table:style-name="ce35" table:formula="of:=IF([.GQ$3]=&quot;&quot;;&quot;&quot;;(IF(OR([.GQ16]=&quot;&quot;;[.GQ16]=0);0;1)))">
            <text:p/>
          </table:table-cell>
          <table:table-cell table:style-name="ce35" table:formula="of:=IF([.GR$3]=&quot;&quot;;&quot;&quot;;(IF(OR([.GR16]=&quot;&quot;;[.GR16]=0);0;1)))">
            <text:p/>
          </table:table-cell>
          <table:table-cell table:style-name="ce35" table:formula="of:=IF([.GS$3]=&quot;&quot;;&quot;&quot;;(IF(OR([.GS16]=&quot;&quot;;[.GS16]=0);0;1)))">
            <text:p/>
          </table:table-cell>
          <table:table-cell table:style-name="ce35" table:formula="of:=IF([.GT$3]=&quot;&quot;;&quot;&quot;;(IF(OR([.GT16]=&quot;&quot;;[.GT16]=0);0;1)))">
            <text:p/>
          </table:table-cell>
          <table:table-cell table:style-name="ce35" table:formula="of:=IF([.GU$3]=&quot;&quot;;&quot;&quot;;(IF(OR([.GU16]=&quot;&quot;;[.GU16]=0);0;1)))">
            <text:p/>
          </table:table-cell>
          <table:table-cell table:style-name="ce35" table:formula="of:=IF([.GV$3]=&quot;&quot;;&quot;&quot;;(IF(OR([.GV16]=&quot;&quot;;[.GV16]=0);0;1)))">
            <text:p/>
          </table:table-cell>
          <table:table-cell table:style-name="ce35" table:formula="of:=IF([.GW$3]=&quot;&quot;;&quot;&quot;;(IF(OR([.GW16]=&quot;&quot;;[.GW16]=0);0;1)))">
            <text:p/>
          </table:table-cell>
          <table:table-cell table:style-name="ce35" table:formula="of:=IF([.GX$3]=&quot;&quot;;&quot;&quot;;(IF(OR([.GX16]=&quot;&quot;;[.GX16]=0);0;1)))">
            <text:p/>
          </table:table-cell>
          <table:table-cell table:style-name="ce35" table:formula="of:=IF([.GY$3]=&quot;&quot;;&quot;&quot;;(IF(OR([.GY16]=&quot;&quot;;[.GY16]=0);0;1)))">
            <text:p/>
          </table:table-cell>
          <table:table-cell table:style-name="ce35" table:formula="of:=IF([.GZ$3]=&quot;&quot;;&quot;&quot;;(IF(OR([.GZ16]=&quot;&quot;;[.GZ16]=0);0;1)))">
            <text:p/>
          </table:table-cell>
          <table:table-cell table:style-name="ce35" table:formula="of:=IF([.HA$3]=&quot;&quot;;&quot;&quot;;(IF(OR([.HA16]=&quot;&quot;;[.HA16]=0);0;1)))">
            <text:p/>
          </table:table-cell>
          <table:table-cell table:style-name="ce35" table:formula="of:=IF([.HB$3]=&quot;&quot;;&quot;&quot;;(IF(OR([.HB16]=&quot;&quot;;[.HB16]=0);0;1)))">
            <text:p/>
          </table:table-cell>
          <table:table-cell table:style-name="ce35" table:formula="of:=IF([.HC$3]=&quot;&quot;;&quot;&quot;;(IF(OR([.HC16]=&quot;&quot;;[.HC16]=0);0;1)))">
            <text:p/>
          </table:table-cell>
          <table:table-cell table:style-name="ce35" table:formula="of:=IF([.HD$3]=&quot;&quot;;&quot;&quot;;(IF(OR([.HD16]=&quot;&quot;;[.HD16]=0);0;1)))">
            <text:p/>
          </table:table-cell>
          <table:table-cell table:style-name="ce35" table:formula="of:=IF([.HE$3]=&quot;&quot;;&quot;&quot;;(IF(OR([.HE16]=&quot;&quot;;[.HE16]=0);0;1)))">
            <text:p/>
          </table:table-cell>
          <table:table-cell table:style-name="ce35" table:formula="of:=IF([.HF$3]=&quot;&quot;;&quot;&quot;;(IF(OR([.HF16]=&quot;&quot;;[.HF16]=0);0;1)))">
            <text:p/>
          </table:table-cell>
          <table:table-cell table:style-name="ce35" table:formula="of:=IF([.HG$3]=&quot;&quot;;&quot;&quot;;(IF(OR([.HG16]=&quot;&quot;;[.HG16]=0);0;1)))">
            <text:p/>
          </table:table-cell>
          <table:table-cell table:style-name="ce35" table:formula="of:=IF([.HH$3]=&quot;&quot;;&quot;&quot;;(IF(OR([.HH16]=&quot;&quot;;[.HH16]=0);0;1)))">
            <text:p/>
          </table:table-cell>
          <table:table-cell table:style-name="ce35" table:formula="of:=IF([.HI$3]=&quot;&quot;;&quot;&quot;;(IF(OR([.HI16]=&quot;&quot;;[.HI16]=0);0;1)))">
            <text:p/>
          </table:table-cell>
          <table:table-cell table:style-name="ce35" table:formula="of:=IF([.HJ$3]=&quot;&quot;;&quot;&quot;;(IF(OR([.HJ16]=&quot;&quot;;[.HJ16]=0);0;1)))">
            <text:p/>
          </table:table-cell>
          <table:table-cell table:style-name="ce35" table:formula="of:=IF([.HK$3]=&quot;&quot;;&quot;&quot;;(IF(OR([.HK16]=&quot;&quot;;[.HK16]=0);0;1)))">
            <text:p/>
          </table:table-cell>
          <table:table-cell table:style-name="ce35" table:formula="of:=IF([.HL$3]=&quot;&quot;;&quot;&quot;;(IF(OR([.HL16]=&quot;&quot;;[.HL16]=0);0;1)))">
            <text:p/>
          </table:table-cell>
          <table:table-cell table:style-name="ce35" table:formula="of:=IF([.HM$3]=&quot;&quot;;&quot;&quot;;(IF(OR([.HM16]=&quot;&quot;;[.HM16]=0);0;1)))">
            <text:p/>
          </table:table-cell>
          <table:table-cell table:style-name="ce35" table:formula="of:=IF([.HN$3]=&quot;&quot;;&quot;&quot;;(IF(OR([.HN16]=&quot;&quot;;[.HN16]=0);0;1)))">
            <text:p/>
          </table:table-cell>
          <table:table-cell table:style-name="ce35" table:formula="of:=IF([.HO$3]=&quot;&quot;;&quot;&quot;;(IF(OR([.HO16]=&quot;&quot;;[.HO16]=0);0;1)))">
            <text:p/>
          </table:table-cell>
          <table:table-cell table:style-name="ce35" table:formula="of:=IF([.HP$3]=&quot;&quot;;&quot;&quot;;(IF(OR([.HP16]=&quot;&quot;;[.HP16]=0);0;1)))">
            <text:p/>
          </table:table-cell>
          <table:table-cell table:style-name="ce35" table:formula="of:=IF([.HQ$3]=&quot;&quot;;&quot;&quot;;(IF(OR([.HQ16]=&quot;&quot;;[.HQ16]=0);0;1)))">
            <text:p/>
          </table:table-cell>
          <table:table-cell table:style-name="ce35" table:formula="of:=IF([.HR$3]=&quot;&quot;;&quot;&quot;;(IF(OR([.HR16]=&quot;&quot;;[.HR16]=0);0;1)))">
            <text:p/>
          </table:table-cell>
          <table:table-cell table:style-name="ce35" table:formula="of:=IF([.HS$3]=&quot;&quot;;&quot;&quot;;(IF(OR([.HS16]=&quot;&quot;;[.HS16]=0);0;1)))">
            <text:p/>
          </table:table-cell>
          <table:table-cell table:style-name="ce35" table:formula="of:=IF([.HT$3]=&quot;&quot;;&quot;&quot;;(IF(OR([.HT16]=&quot;&quot;;[.HT16]=0);0;1)))">
            <text:p/>
          </table:table-cell>
          <table:table-cell table:style-name="ce35" table:formula="of:=IF([.HU$3]=&quot;&quot;;&quot;&quot;;(IF(OR([.HU16]=&quot;&quot;;[.HU16]=0);0;1)))">
            <text:p/>
          </table:table-cell>
          <table:table-cell table:style-name="ce35" table:formula="of:=IF([.HV$3]=&quot;&quot;;&quot;&quot;;(IF(OR([.HV16]=&quot;&quot;;[.HV16]=0);0;1)))">
            <text:p/>
          </table:table-cell>
          <table:table-cell table:style-name="ce35" table:formula="of:=IF([.HW$3]=&quot;&quot;;&quot;&quot;;(IF(OR([.HW16]=&quot;&quot;;[.HW16]=0);0;1)))">
            <text:p/>
          </table:table-cell>
          <table:table-cell table:style-name="ce35" table:formula="of:=IF([.HX$3]=&quot;&quot;;&quot;&quot;;(IF(OR([.HX16]=&quot;&quot;;[.HX16]=0);0;1)))">
            <text:p/>
          </table:table-cell>
          <table:table-cell table:style-name="ce35" table:formula="of:=IF([.HY$3]=&quot;&quot;;&quot;&quot;;(IF(OR([.HY16]=&quot;&quot;;[.HY16]=0);0;1)))">
            <text:p/>
          </table:table-cell>
          <table:table-cell table:style-name="ce35" table:formula="of:=IF([.HZ$3]=&quot;&quot;;&quot;&quot;;(IF(OR([.HZ16]=&quot;&quot;;[.HZ16]=0);0;1)))">
            <text:p/>
          </table:table-cell>
          <table:table-cell table:style-name="ce35" table:formula="of:=IF([.IA$3]=&quot;&quot;;&quot;&quot;;(IF(OR([.IA16]=&quot;&quot;;[.IA16]=0);0;1)))">
            <text:p/>
          </table:table-cell>
          <table:table-cell table:style-name="ce35" table:formula="of:=IF([.IB$3]=&quot;&quot;;&quot;&quot;;(IF(OR([.IB16]=&quot;&quot;;[.IB16]=0);0;1)))">
            <text:p/>
          </table:table-cell>
          <table:table-cell table:style-name="ce35" table:formula="of:=IF([.IC$3]=&quot;&quot;;&quot;&quot;;(IF(OR([.IC16]=&quot;&quot;;[.IC16]=0);0;1)))">
            <text:p/>
          </table:table-cell>
          <table:table-cell table:style-name="ce35" table:formula="of:=IF([.ID$3]=&quot;&quot;;&quot;&quot;;(IF(OR([.ID16]=&quot;&quot;;[.ID16]=0);0;1)))">
            <text:p/>
          </table:table-cell>
          <table:table-cell table:style-name="ce35" table:formula="of:=IF([.IE$3]=&quot;&quot;;&quot;&quot;;(IF(OR([.IE16]=&quot;&quot;;[.IE16]=0);0;1)))">
            <text:p/>
          </table:table-cell>
          <table:table-cell table:style-name="ce35" table:formula="of:=IF([.IF$3]=&quot;&quot;;&quot;&quot;;(IF(OR([.IF16]=&quot;&quot;;[.IF16]=0);0;1)))">
            <text:p/>
          </table:table-cell>
          <table:table-cell table:style-name="ce35" table:formula="of:=IF([.IG$3]=&quot;&quot;;&quot;&quot;;(IF(OR([.IG16]=&quot;&quot;;[.IG16]=0);0;1)))">
            <text:p/>
          </table:table-cell>
          <table:table-cell table:style-name="ce35" table:formula="of:=IF([.IH$3]=&quot;&quot;;&quot;&quot;;(IF(OR([.IH16]=&quot;&quot;;[.IH16]=0);0;1)))">
            <text:p/>
          </table:table-cell>
          <table:table-cell table:style-name="ce35" table:formula="of:=IF([.II$3]=&quot;&quot;;&quot;&quot;;(IF(OR([.II16]=&quot;&quot;;[.II16]=0);0;1)))">
            <text:p/>
          </table:table-cell>
          <table:table-cell table:style-name="ce35" table:formula="of:=IF([.IJ$3]=&quot;&quot;;&quot;&quot;;(IF(OR([.IJ16]=&quot;&quot;;[.IJ16]=0);0;1)))">
            <text:p/>
          </table:table-cell>
          <table:table-cell table:style-name="ce35" table:formula="of:=IF([.IK$3]=&quot;&quot;;&quot;&quot;;(IF(OR([.IK16]=&quot;&quot;;[.IK16]=0);0;1)))">
            <text:p/>
          </table:table-cell>
          <table:table-cell table:style-name="ce35" table:formula="of:=IF([.IL$3]=&quot;&quot;;&quot;&quot;;(IF(OR([.IL16]=&quot;&quot;;[.IL16]=0);0;1)))">
            <text:p/>
          </table:table-cell>
          <table:table-cell table:style-name="ce35" table:formula="of:=IF([.IM$3]=&quot;&quot;;&quot;&quot;;(IF(OR([.IM16]=&quot;&quot;;[.IM16]=0);0;1)))">
            <text:p/>
          </table:table-cell>
          <table:table-cell table:style-name="ce35" table:formula="of:=IF([.IN$3]=&quot;&quot;;&quot;&quot;;(IF(OR([.IN16]=&quot;&quot;;[.IN16]=0);0;1)))">
            <text:p/>
          </table:table-cell>
          <table:table-cell table:style-name="ce35" table:formula="of:=IF([.IO$3]=&quot;&quot;;&quot;&quot;;(IF(OR([.IO16]=&quot;&quot;;[.IO16]=0);0;1)))">
            <text:p/>
          </table:table-cell>
          <table:table-cell table:style-name="ce35" table:formula="of:=IF([.IP$3]=&quot;&quot;;&quot;&quot;;(IF(OR([.IP16]=&quot;&quot;;[.IP16]=0);0;1)))">
            <text:p/>
          </table:table-cell>
          <table:table-cell table:style-name="ce35" table:formula="of:=IF([.IQ$3]=&quot;&quot;;&quot;&quot;;(IF(OR([.IQ16]=&quot;&quot;;[.IQ16]=0);0;1)))">
            <text:p/>
          </table:table-cell>
          <table:table-cell table:style-name="ce35" table:formula="of:=IF([.IR$3]=&quot;&quot;;&quot;&quot;;(IF(OR([.IR16]=&quot;&quot;;[.IR16]=0);0;1)))">
            <text:p/>
          </table:table-cell>
          <table:table-cell table:style-name="ce35" table:formula="of:=IF([.IS$3]=&quot;&quot;;&quot;&quot;;(IF(OR([.IS16]=&quot;&quot;;[.IS16]=0);0;1)))">
            <text:p/>
          </table:table-cell>
          <table:table-cell table:style-name="ce35" table:formula="of:=IF([.IT$3]=&quot;&quot;;&quot;&quot;;(IF(OR([.IT16]=&quot;&quot;;[.IT16]=0);0;1)))">
            <text:p/>
          </table:table-cell>
          <table:table-cell table:style-name="ce35" table:formula="of:=IF([.IU$3]=&quot;&quot;;&quot;&quot;;(IF(OR([.IU16]=&quot;&quot;;[.IU16]=0);0;1)))">
            <text:p/>
          </table:table-cell>
          <table:table-cell table:style-name="ce35" table:formula="of:=IF([.IV$3]=&quot;&quot;;&quot;&quot;;(IF(OR([.IV16]=&quot;&quot;;[.IV16]=0);0;1)))">
            <text:p/>
          </table:table-cell>
          <table:table-cell table:style-name="ce35" table:formula="of:=IF([.IW$3]=&quot;&quot;;&quot;&quot;;(IF(OR([.IW16]=&quot;&quot;;[.IW16]=0);0;1)))">
            <text:p/>
          </table:table-cell>
          <table:table-cell table:style-name="ce35" table:formula="of:=IF([.IX$3]=&quot;&quot;;&quot;&quot;;(IF(OR([.IX16]=&quot;&quot;;[.IX16]=0);0;1)))">
            <text:p/>
          </table:table-cell>
          <table:table-cell table:style-name="ce35" table:formula="of:=IF([.IY$3]=&quot;&quot;;&quot;&quot;;(IF(OR([.IY16]=&quot;&quot;;[.IY16]=0);0;1)))">
            <text:p/>
          </table:table-cell>
          <table:table-cell table:style-name="ce35" table:formula="of:=IF([.IZ$3]=&quot;&quot;;&quot;&quot;;(IF(OR([.IZ16]=&quot;&quot;;[.IZ16]=0);0;1)))">
            <text:p/>
          </table:table-cell>
          <table:table-cell table:style-name="ce35" table:formula="of:=IF([.JA$3]=&quot;&quot;;&quot;&quot;;(IF(OR([.JA16]=&quot;&quot;;[.JA16]=0);0;1)))">
            <text:p/>
          </table:table-cell>
          <table:table-cell table:style-name="ce35" table:formula="of:=IF([.JB$3]=&quot;&quot;;&quot;&quot;;(IF(OR([.JB16]=&quot;&quot;;[.JB16]=0);0;1)))">
            <text:p/>
          </table:table-cell>
          <table:table-cell table:style-name="ce35" table:formula="of:=IF([.JC$3]=&quot;&quot;;&quot;&quot;;(IF(OR([.JC16]=&quot;&quot;;[.JC16]=0);0;1)))">
            <text:p/>
          </table:table-cell>
          <table:table-cell table:style-name="ce35" table:formula="of:=IF([.JD$3]=&quot;&quot;;&quot;&quot;;(IF(OR([.JD16]=&quot;&quot;;[.JD16]=0);0;1)))">
            <text:p/>
          </table:table-cell>
          <table:table-cell table:style-name="ce35" table:formula="of:=IF([.JE$3]=&quot;&quot;;&quot;&quot;;(IF(OR([.JE16]=&quot;&quot;;[.JE16]=0);0;1)))">
            <text:p/>
          </table:table-cell>
          <table:table-cell table:style-name="ce35" table:formula="of:=IF([.JF$3]=&quot;&quot;;&quot;&quot;;(IF(OR([.JF16]=&quot;&quot;;[.JF16]=0);0;1)))">
            <text:p/>
          </table:table-cell>
          <table:table-cell table:style-name="ce35" table:formula="of:=IF([.JG$3]=&quot;&quot;;&quot;&quot;;(IF(OR([.JG16]=&quot;&quot;;[.JG16]=0);0;1)))">
            <text:p/>
          </table:table-cell>
          <table:table-cell table:style-name="ce35" table:formula="of:=IF([.JH$3]=&quot;&quot;;&quot;&quot;;(IF(OR([.JH16]=&quot;&quot;;[.JH16]=0);0;1)))">
            <text:p/>
          </table:table-cell>
          <table:table-cell table:style-name="ce35" table:formula="of:=IF([.JI$3]=&quot;&quot;;&quot;&quot;;(IF(OR([.JI16]=&quot;&quot;;[.JI16]=0);0;1)))">
            <text:p/>
          </table:table-cell>
          <table:table-cell table:style-name="ce35" table:formula="of:=IF([.JJ$3]=&quot;&quot;;&quot;&quot;;(IF(OR([.JJ16]=&quot;&quot;;[.JJ16]=0);0;1)))">
            <text:p/>
          </table:table-cell>
          <table:table-cell table:style-name="ce35" table:formula="of:=IF([.JK$3]=&quot;&quot;;&quot;&quot;;(IF(OR([.JK16]=&quot;&quot;;[.JK16]=0);0;1)))">
            <text:p/>
          </table:table-cell>
          <table:table-cell table:style-name="ce35" table:formula="of:=IF([.JL$3]=&quot;&quot;;&quot;&quot;;(IF(OR([.JL16]=&quot;&quot;;[.JL16]=0);0;1)))">
            <text:p/>
          </table:table-cell>
          <table:table-cell table:style-name="ce35" table:formula="of:=IF([.JM$3]=&quot;&quot;;&quot;&quot;;(IF(OR([.JM16]=&quot;&quot;;[.JM16]=0);0;1)))">
            <text:p/>
          </table:table-cell>
          <table:table-cell table:style-name="ce35" table:formula="of:=IF([.JN$3]=&quot;&quot;;&quot;&quot;;(IF(OR([.JN16]=&quot;&quot;;[.JN16]=0);0;1)))">
            <text:p/>
          </table:table-cell>
          <table:table-cell table:style-name="ce35" table:formula="of:=IF([.JO$3]=&quot;&quot;;&quot;&quot;;(IF(OR([.JO16]=&quot;&quot;;[.JO16]=0);0;1)))">
            <text:p/>
          </table:table-cell>
          <table:table-cell table:style-name="ce35" table:formula="of:=IF([.JP$3]=&quot;&quot;;&quot;&quot;;(IF(OR([.JP16]=&quot;&quot;;[.JP16]=0);0;1)))">
            <text:p/>
          </table:table-cell>
          <table:table-cell table:style-name="ce35" table:formula="of:=IF([.JQ$3]=&quot;&quot;;&quot;&quot;;(IF(OR([.JQ16]=&quot;&quot;;[.JQ16]=0);0;1)))">
            <text:p/>
          </table:table-cell>
          <table:table-cell table:style-name="ce35" table:formula="of:=IF([.JR$3]=&quot;&quot;;&quot;&quot;;(IF(OR([.JR16]=&quot;&quot;;[.JR16]=0);0;1)))">
            <text:p/>
          </table:table-cell>
          <table:table-cell table:style-name="ce35" table:formula="of:=IF([.JS$3]=&quot;&quot;;&quot;&quot;;(IF(OR([.JS16]=&quot;&quot;;[.JS16]=0);0;1)))">
            <text:p/>
          </table:table-cell>
          <table:table-cell table:style-name="ce35" table:formula="of:=IF([.JT$3]=&quot;&quot;;&quot;&quot;;(IF(OR([.JT16]=&quot;&quot;;[.JT16]=0);0;1)))">
            <text:p/>
          </table:table-cell>
          <table:table-cell table:style-name="ce35" table:formula="of:=IF([.JU$3]=&quot;&quot;;&quot;&quot;;(IF(OR([.JU16]=&quot;&quot;;[.JU16]=0);0;1)))">
            <text:p/>
          </table:table-cell>
          <table:table-cell table:style-name="ce35" table:formula="of:=IF([.JV$3]=&quot;&quot;;&quot;&quot;;(IF(OR([.JV16]=&quot;&quot;;[.JV16]=0);0;1)))">
            <text:p/>
          </table:table-cell>
          <table:table-cell table:style-name="ce35" table:formula="of:=IF([.JW$3]=&quot;&quot;;&quot;&quot;;(IF(OR([.JW16]=&quot;&quot;;[.JW16]=0);0;1)))">
            <text:p/>
          </table:table-cell>
          <table:table-cell table:style-name="ce35" table:formula="of:=IF([.JX$3]=&quot;&quot;;&quot;&quot;;(IF(OR([.JX16]=&quot;&quot;;[.JX16]=0);0;1)))">
            <text:p/>
          </table:table-cell>
          <table:table-cell table:style-name="ce35" table:formula="of:=IF([.JY$3]=&quot;&quot;;&quot;&quot;;(IF(OR([.JY16]=&quot;&quot;;[.JY16]=0);0;1)))">
            <text:p/>
          </table:table-cell>
          <table:table-cell table:style-name="ce35" table:formula="of:=IF([.JZ$3]=&quot;&quot;;&quot;&quot;;(IF(OR([.JZ16]=&quot;&quot;;[.JZ16]=0);0;1)))">
            <text:p/>
          </table:table-cell>
          <table:table-cell table:style-name="ce35" table:formula="of:=IF([.KA$3]=&quot;&quot;;&quot;&quot;;(IF(OR([.KA16]=&quot;&quot;;[.KA16]=0);0;1)))">
            <text:p/>
          </table:table-cell>
          <table:table-cell table:style-name="ce35" table:formula="of:=IF([.KB$3]=&quot;&quot;;&quot;&quot;;(IF(OR([.KB16]=&quot;&quot;;[.KB16]=0);0;1)))">
            <text:p/>
          </table:table-cell>
          <table:table-cell table:style-name="ce35" table:formula="of:=IF([.KC$3]=&quot;&quot;;&quot;&quot;;(IF(OR([.KC16]=&quot;&quot;;[.KC16]=0);0;1)))">
            <text:p/>
          </table:table-cell>
          <table:table-cell table:style-name="ce35" table:formula="of:=IF([.KD$3]=&quot;&quot;;&quot;&quot;;(IF(OR([.KD16]=&quot;&quot;;[.KD16]=0);0;1)))">
            <text:p/>
          </table:table-cell>
          <table:table-cell table:style-name="ce35" table:formula="of:=IF([.KE$3]=&quot;&quot;;&quot;&quot;;(IF(OR([.KE16]=&quot;&quot;;[.KE16]=0);0;1)))">
            <text:p/>
          </table:table-cell>
          <table:table-cell table:style-name="ce35" table:formula="of:=IF([.KF$3]=&quot;&quot;;&quot;&quot;;(IF(OR([.KF16]=&quot;&quot;;[.KF16]=0);0;1)))">
            <text:p/>
          </table:table-cell>
          <table:table-cell table:style-name="ce35" table:formula="of:=IF([.KG$3]=&quot;&quot;;&quot;&quot;;(IF(OR([.KG16]=&quot;&quot;;[.KG16]=0);0;1)))">
            <text:p/>
          </table:table-cell>
          <table:table-cell table:style-name="ce35" table:formula="of:=IF([.KH$3]=&quot;&quot;;&quot;&quot;;(IF(OR([.KH16]=&quot;&quot;;[.KH16]=0);0;1)))">
            <text:p/>
          </table:table-cell>
          <table:table-cell table:style-name="ce35" table:formula="of:=IF([.KI$3]=&quot;&quot;;&quot;&quot;;(IF(OR([.KI16]=&quot;&quot;;[.KI16]=0);0;1)))">
            <text:p/>
          </table:table-cell>
          <table:table-cell table:style-name="ce35" table:formula="of:=IF([.KJ$3]=&quot;&quot;;&quot;&quot;;(IF(OR([.KJ16]=&quot;&quot;;[.KJ16]=0);0;1)))">
            <text:p/>
          </table:table-cell>
          <table:table-cell table:style-name="ce35" table:formula="of:=IF([.KK$3]=&quot;&quot;;&quot;&quot;;(IF(OR([.KK16]=&quot;&quot;;[.KK16]=0);0;1)))">
            <text:p/>
          </table:table-cell>
          <table:table-cell table:style-name="ce35" table:formula="of:=IF([.KL$3]=&quot;&quot;;&quot;&quot;;(IF(OR([.KL16]=&quot;&quot;;[.KL16]=0);0;1)))">
            <text:p/>
          </table:table-cell>
          <table:table-cell table:style-name="ce35" table:formula="of:=IF([.KM$3]=&quot;&quot;;&quot;&quot;;(IF(OR([.KM16]=&quot;&quot;;[.KM16]=0);0;1)))">
            <text:p/>
          </table:table-cell>
          <table:table-cell table:style-name="ce35" table:formula="of:=IF([.KN$3]=&quot;&quot;;&quot;&quot;;(IF(OR([.KN16]=&quot;&quot;;[.KN16]=0);0;1)))">
            <text:p/>
          </table:table-cell>
          <table:table-cell table:style-name="ce35" table:formula="of:=IF([.KO$3]=&quot;&quot;;&quot;&quot;;(IF(OR([.KO16]=&quot;&quot;;[.KO16]=0);0;1)))">
            <text:p/>
          </table:table-cell>
          <table:table-cell table:style-name="ce35" table:formula="of:=IF([.KP$3]=&quot;&quot;;&quot;&quot;;(IF(OR([.KP16]=&quot;&quot;;[.KP16]=0);0;1)))">
            <text:p/>
          </table:table-cell>
          <table:table-cell table:style-name="ce35" table:formula="of:=IF([.KQ$3]=&quot;&quot;;&quot;&quot;;(IF(OR([.KQ16]=&quot;&quot;;[.KQ16]=0);0;1)))">
            <text:p/>
          </table:table-cell>
          <table:table-cell table:style-name="ce35" table:formula="of:=IF([.KR$3]=&quot;&quot;;&quot;&quot;;(IF(OR([.KR16]=&quot;&quot;;[.KR16]=0);0;1)))">
            <text:p/>
          </table:table-cell>
          <table:table-cell table:style-name="ce35" table:formula="of:=IF([.KS$3]=&quot;&quot;;&quot;&quot;;(IF(OR([.KS16]=&quot;&quot;;[.KS16]=0);0;1)))">
            <text:p/>
          </table:table-cell>
          <table:table-cell table:style-name="ce35" table:formula="of:=IF([.KT$3]=&quot;&quot;;&quot;&quot;;(IF(OR([.KT16]=&quot;&quot;;[.KT16]=0);0;1)))">
            <text:p/>
          </table:table-cell>
          <table:table-cell table:style-name="ce35" table:formula="of:=IF([.KU$3]=&quot;&quot;;&quot;&quot;;(IF(OR([.KU16]=&quot;&quot;;[.KU16]=0);0;1)))">
            <text:p/>
          </table:table-cell>
          <table:table-cell table:style-name="ce35" table:formula="of:=IF([.KV$3]=&quot;&quot;;&quot;&quot;;(IF(OR([.KV16]=&quot;&quot;;[.KV16]=0);0;1)))">
            <text:p/>
          </table:table-cell>
          <table:table-cell table:style-name="ce35" table:formula="of:=IF([.KW$3]=&quot;&quot;;&quot;&quot;;(IF(OR([.KW16]=&quot;&quot;;[.KW16]=0);0;1)))">
            <text:p/>
          </table:table-cell>
          <table:table-cell table:style-name="ce35" table:formula="of:=IF([.KX$3]=&quot;&quot;;&quot;&quot;;(IF(OR([.KX16]=&quot;&quot;;[.KX16]=0);0;1)))">
            <text:p/>
          </table:table-cell>
          <table:table-cell table:style-name="ce35" table:formula="of:=IF([.KY$3]=&quot;&quot;;&quot;&quot;;(IF(OR([.KY16]=&quot;&quot;;[.KY16]=0);0;1)))">
            <text:p/>
          </table:table-cell>
          <table:table-cell table:style-name="ce35" table:formula="of:=IF([.KZ$3]=&quot;&quot;;&quot;&quot;;(IF(OR([.KZ16]=&quot;&quot;;[.KZ16]=0);0;1)))">
            <text:p/>
          </table:table-cell>
          <table:table-cell table:style-name="ce35" table:formula="of:=IF([.LA$3]=&quot;&quot;;&quot;&quot;;(IF(OR([.LA16]=&quot;&quot;;[.LA16]=0);0;1)))">
            <text:p/>
          </table:table-cell>
          <table:table-cell table:style-name="ce35" table:formula="of:=IF([.LB$3]=&quot;&quot;;&quot;&quot;;(IF(OR([.LB16]=&quot;&quot;;[.LB16]=0);0;1)))">
            <text:p/>
          </table:table-cell>
          <table:table-cell table:style-name="ce35" table:formula="of:=IF([.LC$3]=&quot;&quot;;&quot;&quot;;(IF(OR([.LC16]=&quot;&quot;;[.LC16]=0);0;1)))">
            <text:p/>
          </table:table-cell>
          <table:table-cell table:style-name="ce35" table:formula="of:=IF([.LD$3]=&quot;&quot;;&quot;&quot;;(IF(OR([.LD16]=&quot;&quot;;[.LD16]=0);0;1)))">
            <text:p/>
          </table:table-cell>
          <table:table-cell table:style-name="ce35" table:formula="of:=IF([.LE$3]=&quot;&quot;;&quot;&quot;;(IF(OR([.LE16]=&quot;&quot;;[.LE16]=0);0;1)))">
            <text:p/>
          </table:table-cell>
          <table:table-cell table:style-name="ce35" table:formula="of:=IF([.LF$3]=&quot;&quot;;&quot;&quot;;(IF(OR([.LF16]=&quot;&quot;;[.LF16]=0);0;1)))">
            <text:p/>
          </table:table-cell>
          <table:table-cell table:style-name="ce35" table:formula="of:=IF([.LG$3]=&quot;&quot;;&quot;&quot;;(IF(OR([.LG16]=&quot;&quot;;[.LG16]=0);0;1)))">
            <text:p/>
          </table:table-cell>
          <table:table-cell table:style-name="ce35" table:formula="of:=IF([.LH$3]=&quot;&quot;;&quot;&quot;;(IF(OR([.LH16]=&quot;&quot;;[.LH16]=0);0;1)))">
            <text:p/>
          </table:table-cell>
          <table:table-cell table:style-name="ce35" table:formula="of:=IF([.LI$3]=&quot;&quot;;&quot;&quot;;(IF(OR([.LI16]=&quot;&quot;;[.LI16]=0);0;1)))">
            <text:p/>
          </table:table-cell>
          <table:table-cell table:style-name="ce35" table:formula="of:=IF([.LJ$3]=&quot;&quot;;&quot;&quot;;(IF(OR([.LJ16]=&quot;&quot;;[.LJ16]=0);0;1)))">
            <text:p/>
          </table:table-cell>
          <table:table-cell table:style-name="ce35" table:formula="of:=IF([.LK$3]=&quot;&quot;;&quot;&quot;;(IF(OR([.LK16]=&quot;&quot;;[.LK16]=0);0;1)))">
            <text:p/>
          </table:table-cell>
          <table:table-cell table:style-name="ce35" table:formula="of:=IF([.LL$3]=&quot;&quot;;&quot;&quot;;(IF(OR([.LL16]=&quot;&quot;;[.LL16]=0);0;1)))">
            <text:p/>
          </table:table-cell>
          <table:table-cell table:style-name="ce35" table:formula="of:=IF([.LM$3]=&quot;&quot;;&quot;&quot;;(IF(OR([.LM16]=&quot;&quot;;[.LM16]=0);0;1)))">
            <text:p/>
          </table:table-cell>
          <table:table-cell table:style-name="ce35" table:formula="of:=IF([.LN$3]=&quot;&quot;;&quot;&quot;;(IF(OR([.LN16]=&quot;&quot;;[.LN16]=0);0;1)))">
            <text:p/>
          </table:table-cell>
          <table:table-cell table:style-name="ce35" table:formula="of:=IF([.LO$3]=&quot;&quot;;&quot;&quot;;(IF(OR([.LO16]=&quot;&quot;;[.LO16]=0);0;1)))">
            <text:p/>
          </table:table-cell>
          <table:table-cell table:style-name="ce35" table:formula="of:=IF([.LP$3]=&quot;&quot;;&quot;&quot;;(IF(OR([.LP16]=&quot;&quot;;[.LP16]=0);0;1)))">
            <text:p/>
          </table:table-cell>
          <table:table-cell table:style-name="ce35" table:formula="of:=IF([.LQ$3]=&quot;&quot;;&quot;&quot;;(IF(OR([.LQ16]=&quot;&quot;;[.LQ16]=0);0;1)))">
            <text:p/>
          </table:table-cell>
          <table:table-cell table:style-name="ce35" table:formula="of:=IF([.LR$3]=&quot;&quot;;&quot;&quot;;(IF(OR([.LR16]=&quot;&quot;;[.LR16]=0);0;1)))">
            <text:p/>
          </table:table-cell>
          <table:table-cell table:style-name="ce35" table:formula="of:=IF([.LS$3]=&quot;&quot;;&quot;&quot;;(IF(OR([.LS16]=&quot;&quot;;[.LS16]=0);0;1)))">
            <text:p/>
          </table:table-cell>
          <table:table-cell table:style-name="ce35" table:formula="of:=IF([.LT$3]=&quot;&quot;;&quot;&quot;;(IF(OR([.LT16]=&quot;&quot;;[.LT16]=0);0;1)))">
            <text:p/>
          </table:table-cell>
          <table:table-cell table:style-name="ce35" table:formula="of:=IF([.LU$3]=&quot;&quot;;&quot;&quot;;(IF(OR([.LU16]=&quot;&quot;;[.LU16]=0);0;1)))">
            <text:p/>
          </table:table-cell>
          <table:table-cell table:style-name="ce35" table:formula="of:=IF([.LV$3]=&quot;&quot;;&quot;&quot;;(IF(OR([.LV16]=&quot;&quot;;[.LV16]=0);0;1)))">
            <text:p/>
          </table:table-cell>
          <table:table-cell table:style-name="ce35" table:formula="of:=IF([.LW$3]=&quot;&quot;;&quot;&quot;;(IF(OR([.LW16]=&quot;&quot;;[.LW16]=0);0;1)))">
            <text:p/>
          </table:table-cell>
          <table:table-cell table:style-name="ce35" table:formula="of:=IF([.LX$3]=&quot;&quot;;&quot;&quot;;(IF(OR([.LX16]=&quot;&quot;;[.LX16]=0);0;1)))">
            <text:p/>
          </table:table-cell>
          <table:table-cell table:style-name="ce35" table:formula="of:=IF([.LY$3]=&quot;&quot;;&quot;&quot;;(IF(OR([.LY16]=&quot;&quot;;[.LY16]=0);0;1)))">
            <text:p/>
          </table:table-cell>
          <table:table-cell table:style-name="ce35" table:formula="of:=IF([.LZ$3]=&quot;&quot;;&quot;&quot;;(IF(OR([.LZ16]=&quot;&quot;;[.LZ16]=0);0;1)))">
            <text:p/>
          </table:table-cell>
          <table:table-cell table:style-name="ce35" table:formula="of:=IF([.MA$3]=&quot;&quot;;&quot;&quot;;(IF(OR([.MA16]=&quot;&quot;;[.MA16]=0);0;1)))">
            <text:p/>
          </table:table-cell>
          <table:table-cell table:style-name="ce35" table:formula="of:=IF([.MB$3]=&quot;&quot;;&quot;&quot;;(IF(OR([.MB16]=&quot;&quot;;[.MB16]=0);0;1)))">
            <text:p/>
          </table:table-cell>
          <table:table-cell table:style-name="ce35" table:formula="of:=IF([.MC$3]=&quot;&quot;;&quot;&quot;;(IF(OR([.MC16]=&quot;&quot;;[.MC16]=0);0;1)))">
            <text:p/>
          </table:table-cell>
          <table:table-cell table:style-name="ce35" table:formula="of:=IF([.MD$3]=&quot;&quot;;&quot;&quot;;(IF(OR([.MD16]=&quot;&quot;;[.MD16]=0);0;1)))">
            <text:p/>
          </table:table-cell>
          <table:table-cell table:style-name="ce35" table:formula="of:=IF([.ME$3]=&quot;&quot;;&quot;&quot;;(IF(OR([.ME16]=&quot;&quot;;[.ME16]=0);0;1)))">
            <text:p/>
          </table:table-cell>
          <table:table-cell table:style-name="ce35" table:formula="of:=IF([.MF$3]=&quot;&quot;;&quot;&quot;;(IF(OR([.MF16]=&quot;&quot;;[.MF16]=0);0;1)))">
            <text:p/>
          </table:table-cell>
          <table:table-cell table:style-name="ce35" table:formula="of:=IF([.MG$3]=&quot;&quot;;&quot;&quot;;(IF(OR([.MG16]=&quot;&quot;;[.MG16]=0);0;1)))">
            <text:p/>
          </table:table-cell>
          <table:table-cell table:style-name="ce35" table:formula="of:=IF([.MH$3]=&quot;&quot;;&quot;&quot;;(IF(OR([.MH16]=&quot;&quot;;[.MH16]=0);0;1)))">
            <text:p/>
          </table:table-cell>
          <table:table-cell table:style-name="ce35" table:formula="of:=IF([.MI$3]=&quot;&quot;;&quot;&quot;;(IF(OR([.MI16]=&quot;&quot;;[.MI16]=0);0;1)))">
            <text:p/>
          </table:table-cell>
          <table:table-cell table:style-name="ce35" table:formula="of:=IF([.MJ$3]=&quot;&quot;;&quot;&quot;;(IF(OR([.MJ16]=&quot;&quot;;[.MJ16]=0);0;1)))">
            <text:p/>
          </table:table-cell>
          <table:table-cell table:style-name="ce35" table:formula="of:=IF([.MK$3]=&quot;&quot;;&quot;&quot;;(IF(OR([.MK16]=&quot;&quot;;[.MK16]=0);0;1)))">
            <text:p/>
          </table:table-cell>
          <table:table-cell table:style-name="ce35" table:formula="of:=IF([.ML$3]=&quot;&quot;;&quot;&quot;;(IF(OR([.ML16]=&quot;&quot;;[.ML16]=0);0;1)))">
            <text:p/>
          </table:table-cell>
          <table:table-cell table:style-name="ce35" table:formula="of:=IF([.MM$3]=&quot;&quot;;&quot;&quot;;(IF(OR([.MM16]=&quot;&quot;;[.MM16]=0);0;1)))">
            <text:p/>
          </table:table-cell>
          <table:table-cell table:style-name="ce35" table:formula="of:=IF([.MN$3]=&quot;&quot;;&quot;&quot;;(IF(OR([.MN16]=&quot;&quot;;[.MN16]=0);0;1)))">
            <text:p/>
          </table:table-cell>
          <table:table-cell table:style-name="ce35" table:formula="of:=IF([.MO$3]=&quot;&quot;;&quot;&quot;;(IF(OR([.MO16]=&quot;&quot;;[.MO16]=0);0;1)))">
            <text:p/>
          </table:table-cell>
          <table:table-cell table:style-name="ce35" table:formula="of:=IF([.MP$3]=&quot;&quot;;&quot;&quot;;(IF(OR([.MP16]=&quot;&quot;;[.MP16]=0);0;1)))">
            <text:p/>
          </table:table-cell>
          <table:table-cell table:style-name="ce35" table:formula="of:=IF([.MQ$3]=&quot;&quot;;&quot;&quot;;(IF(OR([.MQ16]=&quot;&quot;;[.MQ16]=0);0;1)))">
            <text:p/>
          </table:table-cell>
          <table:table-cell table:style-name="ce35" table:formula="of:=IF([.MR$3]=&quot;&quot;;&quot;&quot;;(IF(OR([.MR16]=&quot;&quot;;[.MR16]=0);0;1)))">
            <text:p/>
          </table:table-cell>
          <table:table-cell table:style-name="ce35" table:formula="of:=IF([.MS$3]=&quot;&quot;;&quot;&quot;;(IF(OR([.MS16]=&quot;&quot;;[.MS16]=0);0;1)))">
            <text:p/>
          </table:table-cell>
          <table:table-cell table:style-name="ce35" table:formula="of:=IF([.MT$3]=&quot;&quot;;&quot;&quot;;(IF(OR([.MT16]=&quot;&quot;;[.MT16]=0);0;1)))">
            <text:p/>
          </table:table-cell>
          <table:table-cell table:style-name="ce35" table:formula="of:=IF([.MU$3]=&quot;&quot;;&quot;&quot;;(IF(OR([.MU16]=&quot;&quot;;[.MU16]=0);0;1)))">
            <text:p/>
          </table:table-cell>
          <table:table-cell table:style-name="ce35" table:formula="of:=IF([.MV$3]=&quot;&quot;;&quot;&quot;;(IF(OR([.MV16]=&quot;&quot;;[.MV16]=0);0;1)))">
            <text:p/>
          </table:table-cell>
          <table:table-cell table:style-name="ce35" table:formula="of:=IF([.MW$3]=&quot;&quot;;&quot;&quot;;(IF(OR([.MW16]=&quot;&quot;;[.MW16]=0);0;1)))">
            <text:p/>
          </table:table-cell>
          <table:table-cell table:style-name="ce35" table:formula="of:=IF([.MX$3]=&quot;&quot;;&quot;&quot;;(IF(OR([.MX16]=&quot;&quot;;[.MX16]=0);0;1)))">
            <text:p/>
          </table:table-cell>
          <table:table-cell table:style-name="ce35" table:formula="of:=IF([.MY$3]=&quot;&quot;;&quot;&quot;;(IF(OR([.MY16]=&quot;&quot;;[.MY16]=0);0;1)))">
            <text:p/>
          </table:table-cell>
          <table:table-cell table:style-name="ce35" table:formula="of:=IF([.MZ$3]=&quot;&quot;;&quot;&quot;;(IF(OR([.MZ16]=&quot;&quot;;[.MZ16]=0);0;1)))">
            <text:p/>
          </table:table-cell>
          <table:table-cell table:style-name="ce35" table:formula="of:=IF([.NA$3]=&quot;&quot;;&quot;&quot;;(IF(OR([.NA16]=&quot;&quot;;[.NA16]=0);0;1)))">
            <text:p/>
          </table:table-cell>
          <table:table-cell table:style-name="ce35" table:formula="of:=IF([.NB$3]=&quot;&quot;;&quot;&quot;;(IF(OR([.NB16]=&quot;&quot;;[.NB16]=0);0;1)))">
            <text:p/>
          </table:table-cell>
          <table:table-cell table:style-name="ce35" table:formula="of:=IF([.NC$3]=&quot;&quot;;&quot;&quot;;(IF(OR([.NC16]=&quot;&quot;;[.NC16]=0);0;1)))">
            <text:p/>
          </table:table-cell>
          <table:table-cell table:style-name="ce35" table:formula="of:=IF([.ND$3]=&quot;&quot;;&quot;&quot;;(IF(OR([.ND16]=&quot;&quot;;[.ND16]=0);0;1)))">
            <text:p/>
          </table:table-cell>
          <table:table-cell table:style-name="ce35" table:formula="of:=IF([.NE$3]=&quot;&quot;;&quot;&quot;;(IF(OR([.NE16]=&quot;&quot;;[.NE16]=0);0;1)))">
            <text:p/>
          </table:table-cell>
          <table:table-cell table:style-name="ce35" table:formula="of:=IF([.NF$3]=&quot;&quot;;&quot;&quot;;(IF(OR([.NF16]=&quot;&quot;;[.NF16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17:.B17])" office:value-type="float" office:value="0" calcext:value-type="float">
            <text:p>0</text:p>
          </table:table-cell>
          <table:table-cell table:style-name="ce11" table:formula="of:=IFERROR((LEN([.NG17])-SEARCH(&quot;0[^0]*$&quot;;[.NG17]));LEN([.NG17]))" office:value-type="float" office:value="0" calcext:value-type="float">
            <text:p>0</text:p>
          </table:table-cell>
          <table:table-cell table:style-name="ce5" table:formula="of:=COUNTA([.E17:.NF17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47" table:formula="of:=COM.MICROSOFT.CONCAT([.NH17:.ABI17])">
            <text:p/>
          </table:table-cell>
          <table:table-cell table:style-name="ce46" table:formula="of:=IF([.E$3]=&quot;&quot;;&quot;&quot;;(IF(OR([.E17]=&quot;&quot;;[.E17]=0);0;1)))">
            <text:p/>
          </table:table-cell>
          <table:table-cell table:style-name="ce46" table:formula="of:=IF([.F$3]=&quot;&quot;;&quot;&quot;;(IF(OR([.F17]=&quot;&quot;;[.F17]=0);0;1)))">
            <text:p/>
          </table:table-cell>
          <table:table-cell table:style-name="ce46" table:formula="of:=IF([.G$3]=&quot;&quot;;&quot;&quot;;(IF(OR([.G17]=&quot;&quot;;[.G17]=0);0;1)))">
            <text:p/>
          </table:table-cell>
          <table:table-cell table:style-name="ce46" table:formula="of:=IF([.H$3]=&quot;&quot;;&quot;&quot;;(IF(OR([.H17]=&quot;&quot;;[.H17]=0);0;1)))">
            <text:p/>
          </table:table-cell>
          <table:table-cell table:style-name="ce47" table:formula="of:=IF([.I$3]=&quot;&quot;;&quot;&quot;;(IF(OR([.I17]=&quot;&quot;;[.I17]=0);0;1)))">
            <text:p/>
          </table:table-cell>
          <table:table-cell table:style-name="ce47" table:formula="of:=IF([.J$3]=&quot;&quot;;&quot;&quot;;(IF(OR([.J17]=&quot;&quot;;[.J17]=0);0;1)))">
            <text:p/>
          </table:table-cell>
          <table:table-cell table:style-name="ce47" table:formula="of:=IF([.K$3]=&quot;&quot;;&quot;&quot;;(IF(OR([.K17]=&quot;&quot;;[.K17]=0);0;1)))">
            <text:p/>
          </table:table-cell>
          <table:table-cell table:style-name="ce47" table:formula="of:=IF([.L$3]=&quot;&quot;;&quot;&quot;;(IF(OR([.L17]=&quot;&quot;;[.L17]=0);0;1)))">
            <text:p/>
          </table:table-cell>
          <table:table-cell table:style-name="ce47" table:formula="of:=IF([.M$3]=&quot;&quot;;&quot;&quot;;(IF(OR([.M17]=&quot;&quot;;[.M17]=0);0;1)))">
            <text:p/>
          </table:table-cell>
          <table:table-cell table:style-name="ce47" table:formula="of:=IF([.N$3]=&quot;&quot;;&quot;&quot;;(IF(OR([.N17]=&quot;&quot;;[.N17]=0);0;1)))">
            <text:p/>
          </table:table-cell>
          <table:table-cell table:style-name="ce47" table:formula="of:=IF([.O$3]=&quot;&quot;;&quot;&quot;;(IF(OR([.O17]=&quot;&quot;;[.O17]=0);0;1)))">
            <text:p/>
          </table:table-cell>
          <table:table-cell table:style-name="ce47" table:formula="of:=IF([.P$3]=&quot;&quot;;&quot;&quot;;(IF(OR([.P17]=&quot;&quot;;[.P17]=0);0;1)))">
            <text:p/>
          </table:table-cell>
          <table:table-cell table:style-name="ce47" table:formula="of:=IF([.Q$3]=&quot;&quot;;&quot;&quot;;(IF(OR([.Q17]=&quot;&quot;;[.Q17]=0);0;1)))">
            <text:p/>
          </table:table-cell>
          <table:table-cell table:style-name="ce47" table:formula="of:=IF([.R$3]=&quot;&quot;;&quot;&quot;;(IF(OR([.R17]=&quot;&quot;;[.R17]=0);0;1)))">
            <text:p/>
          </table:table-cell>
          <table:table-cell table:style-name="ce47" table:formula="of:=IF([.S$3]=&quot;&quot;;&quot;&quot;;(IF(OR([.S17]=&quot;&quot;;[.S17]=0);0;1)))">
            <text:p/>
          </table:table-cell>
          <table:table-cell table:style-name="ce47" table:formula="of:=IF([.T$3]=&quot;&quot;;&quot;&quot;;(IF(OR([.T17]=&quot;&quot;;[.T17]=0);0;1)))">
            <text:p/>
          </table:table-cell>
          <table:table-cell table:style-name="ce47" table:formula="of:=IF([.U$3]=&quot;&quot;;&quot;&quot;;(IF(OR([.U17]=&quot;&quot;;[.U17]=0);0;1)))">
            <text:p/>
          </table:table-cell>
          <table:table-cell table:style-name="ce47" table:formula="of:=IF([.V$3]=&quot;&quot;;&quot;&quot;;(IF(OR([.V17]=&quot;&quot;;[.V17]=0);0;1)))">
            <text:p/>
          </table:table-cell>
          <table:table-cell table:style-name="ce47" table:formula="of:=IF([.W$3]=&quot;&quot;;&quot;&quot;;(IF(OR([.W17]=&quot;&quot;;[.W17]=0);0;1)))">
            <text:p/>
          </table:table-cell>
          <table:table-cell table:style-name="ce47" table:formula="of:=IF([.X$3]=&quot;&quot;;&quot;&quot;;(IF(OR([.X17]=&quot;&quot;;[.X17]=0);0;1)))">
            <text:p/>
          </table:table-cell>
          <table:table-cell table:style-name="ce47" table:formula="of:=IF([.Y$3]=&quot;&quot;;&quot;&quot;;(IF(OR([.Y17]=&quot;&quot;;[.Y17]=0);0;1)))">
            <text:p/>
          </table:table-cell>
          <table:table-cell table:style-name="ce47" table:formula="of:=IF([.Z$3]=&quot;&quot;;&quot;&quot;;(IF(OR([.Z17]=&quot;&quot;;[.Z17]=0);0;1)))">
            <text:p/>
          </table:table-cell>
          <table:table-cell table:style-name="ce47" table:formula="of:=IF([.AA$3]=&quot;&quot;;&quot;&quot;;(IF(OR([.AA17]=&quot;&quot;;[.AA17]=0);0;1)))">
            <text:p/>
          </table:table-cell>
          <table:table-cell table:style-name="ce47" table:formula="of:=IF([.AB$3]=&quot;&quot;;&quot;&quot;;(IF(OR([.AB17]=&quot;&quot;;[.AB17]=0);0;1)))">
            <text:p/>
          </table:table-cell>
          <table:table-cell table:style-name="ce47" table:formula="of:=IF([.AC$3]=&quot;&quot;;&quot;&quot;;(IF(OR([.AC17]=&quot;&quot;;[.AC17]=0);0;1)))">
            <text:p/>
          </table:table-cell>
          <table:table-cell table:style-name="ce47" table:formula="of:=IF([.AD$3]=&quot;&quot;;&quot;&quot;;(IF(OR([.AD17]=&quot;&quot;;[.AD17]=0);0;1)))">
            <text:p/>
          </table:table-cell>
          <table:table-cell table:style-name="ce47" table:formula="of:=IF([.AE$3]=&quot;&quot;;&quot;&quot;;(IF(OR([.AE17]=&quot;&quot;;[.AE17]=0);0;1)))">
            <text:p/>
          </table:table-cell>
          <table:table-cell table:style-name="ce47" table:formula="of:=IF([.AF$3]=&quot;&quot;;&quot;&quot;;(IF(OR([.AF17]=&quot;&quot;;[.AF17]=0);0;1)))">
            <text:p/>
          </table:table-cell>
          <table:table-cell table:style-name="ce47" table:formula="of:=IF([.AG$3]=&quot;&quot;;&quot;&quot;;(IF(OR([.AG17]=&quot;&quot;;[.AG17]=0);0;1)))">
            <text:p/>
          </table:table-cell>
          <table:table-cell table:style-name="ce47" table:formula="of:=IF([.AH$3]=&quot;&quot;;&quot;&quot;;(IF(OR([.AH17]=&quot;&quot;;[.AH17]=0);0;1)))">
            <text:p/>
          </table:table-cell>
          <table:table-cell table:style-name="ce47" table:formula="of:=IF([.AI$3]=&quot;&quot;;&quot;&quot;;(IF(OR([.AI17]=&quot;&quot;;[.AI17]=0);0;1)))">
            <text:p/>
          </table:table-cell>
          <table:table-cell table:style-name="ce47" table:formula="of:=IF([.AJ$3]=&quot;&quot;;&quot;&quot;;(IF(OR([.AJ17]=&quot;&quot;;[.AJ17]=0);0;1)))">
            <text:p/>
          </table:table-cell>
          <table:table-cell table:style-name="ce47" table:formula="of:=IF([.AK$3]=&quot;&quot;;&quot;&quot;;(IF(OR([.AK17]=&quot;&quot;;[.AK17]=0);0;1)))">
            <text:p/>
          </table:table-cell>
          <table:table-cell table:style-name="ce47" table:formula="of:=IF([.AL$3]=&quot;&quot;;&quot;&quot;;(IF(OR([.AL17]=&quot;&quot;;[.AL17]=0);0;1)))">
            <text:p/>
          </table:table-cell>
          <table:table-cell table:style-name="ce47" table:formula="of:=IF([.AM$3]=&quot;&quot;;&quot;&quot;;(IF(OR([.AM17]=&quot;&quot;;[.AM17]=0);0;1)))">
            <text:p/>
          </table:table-cell>
          <table:table-cell table:style-name="ce47" table:formula="of:=IF([.AN$3]=&quot;&quot;;&quot;&quot;;(IF(OR([.AN17]=&quot;&quot;;[.AN17]=0);0;1)))">
            <text:p/>
          </table:table-cell>
          <table:table-cell table:style-name="ce47" table:formula="of:=IF([.AO$3]=&quot;&quot;;&quot;&quot;;(IF(OR([.AO17]=&quot;&quot;;[.AO17]=0);0;1)))">
            <text:p/>
          </table:table-cell>
          <table:table-cell table:style-name="ce47" table:formula="of:=IF([.AP$3]=&quot;&quot;;&quot;&quot;;(IF(OR([.AP17]=&quot;&quot;;[.AP17]=0);0;1)))">
            <text:p/>
          </table:table-cell>
          <table:table-cell table:style-name="ce47" table:formula="of:=IF([.AQ$3]=&quot;&quot;;&quot;&quot;;(IF(OR([.AQ17]=&quot;&quot;;[.AQ17]=0);0;1)))">
            <text:p/>
          </table:table-cell>
          <table:table-cell table:style-name="ce47" table:formula="of:=IF([.AR$3]=&quot;&quot;;&quot;&quot;;(IF(OR([.AR17]=&quot;&quot;;[.AR17]=0);0;1)))">
            <text:p/>
          </table:table-cell>
          <table:table-cell table:style-name="ce47" table:formula="of:=IF([.AS$3]=&quot;&quot;;&quot;&quot;;(IF(OR([.AS17]=&quot;&quot;;[.AS17]=0);0;1)))">
            <text:p/>
          </table:table-cell>
          <table:table-cell table:style-name="ce47" table:formula="of:=IF([.AT$3]=&quot;&quot;;&quot;&quot;;(IF(OR([.AT17]=&quot;&quot;;[.AT17]=0);0;1)))">
            <text:p/>
          </table:table-cell>
          <table:table-cell table:style-name="ce47" table:formula="of:=IF([.AU$3]=&quot;&quot;;&quot;&quot;;(IF(OR([.AU17]=&quot;&quot;;[.AU17]=0);0;1)))">
            <text:p/>
          </table:table-cell>
          <table:table-cell table:style-name="ce47" table:formula="of:=IF([.AV$3]=&quot;&quot;;&quot;&quot;;(IF(OR([.AV17]=&quot;&quot;;[.AV17]=0);0;1)))">
            <text:p/>
          </table:table-cell>
          <table:table-cell table:style-name="ce47" table:formula="of:=IF([.AW$3]=&quot;&quot;;&quot;&quot;;(IF(OR([.AW17]=&quot;&quot;;[.AW17]=0);0;1)))">
            <text:p/>
          </table:table-cell>
          <table:table-cell table:style-name="ce47" table:formula="of:=IF([.AX$3]=&quot;&quot;;&quot;&quot;;(IF(OR([.AX17]=&quot;&quot;;[.AX17]=0);0;1)))">
            <text:p/>
          </table:table-cell>
          <table:table-cell table:style-name="ce47" table:formula="of:=IF([.AY$3]=&quot;&quot;;&quot;&quot;;(IF(OR([.AY17]=&quot;&quot;;[.AY17]=0);0;1)))">
            <text:p/>
          </table:table-cell>
          <table:table-cell table:style-name="ce47" table:formula="of:=IF([.AZ$3]=&quot;&quot;;&quot;&quot;;(IF(OR([.AZ17]=&quot;&quot;;[.AZ17]=0);0;1)))">
            <text:p/>
          </table:table-cell>
          <table:table-cell table:style-name="ce47" table:formula="of:=IF([.BA$3]=&quot;&quot;;&quot;&quot;;(IF(OR([.BA17]=&quot;&quot;;[.BA17]=0);0;1)))">
            <text:p/>
          </table:table-cell>
          <table:table-cell table:style-name="ce47" table:formula="of:=IF([.BB$3]=&quot;&quot;;&quot;&quot;;(IF(OR([.BB17]=&quot;&quot;;[.BB17]=0);0;1)))">
            <text:p/>
          </table:table-cell>
          <table:table-cell table:style-name="ce47" table:formula="of:=IF([.BC$3]=&quot;&quot;;&quot;&quot;;(IF(OR([.BC17]=&quot;&quot;;[.BC17]=0);0;1)))">
            <text:p/>
          </table:table-cell>
          <table:table-cell table:style-name="ce47" table:formula="of:=IF([.BD$3]=&quot;&quot;;&quot;&quot;;(IF(OR([.BD17]=&quot;&quot;;[.BD17]=0);0;1)))">
            <text:p/>
          </table:table-cell>
          <table:table-cell table:style-name="ce47" table:formula="of:=IF([.BE$3]=&quot;&quot;;&quot;&quot;;(IF(OR([.BE17]=&quot;&quot;;[.BE17]=0);0;1)))">
            <text:p/>
          </table:table-cell>
          <table:table-cell table:style-name="ce47" table:formula="of:=IF([.BF$3]=&quot;&quot;;&quot;&quot;;(IF(OR([.BF17]=&quot;&quot;;[.BF17]=0);0;1)))">
            <text:p/>
          </table:table-cell>
          <table:table-cell table:style-name="ce47" table:formula="of:=IF([.BG$3]=&quot;&quot;;&quot;&quot;;(IF(OR([.BG17]=&quot;&quot;;[.BG17]=0);0;1)))">
            <text:p/>
          </table:table-cell>
          <table:table-cell table:style-name="ce47" table:formula="of:=IF([.BH$3]=&quot;&quot;;&quot;&quot;;(IF(OR([.BH17]=&quot;&quot;;[.BH17]=0);0;1)))">
            <text:p/>
          </table:table-cell>
          <table:table-cell table:style-name="ce47" table:formula="of:=IF([.BI$3]=&quot;&quot;;&quot;&quot;;(IF(OR([.BI17]=&quot;&quot;;[.BI17]=0);0;1)))">
            <text:p/>
          </table:table-cell>
          <table:table-cell table:style-name="ce47" table:formula="of:=IF([.BJ$3]=&quot;&quot;;&quot;&quot;;(IF(OR([.BJ17]=&quot;&quot;;[.BJ17]=0);0;1)))">
            <text:p/>
          </table:table-cell>
          <table:table-cell table:style-name="ce47" table:formula="of:=IF([.BK$3]=&quot;&quot;;&quot;&quot;;(IF(OR([.BK17]=&quot;&quot;;[.BK17]=0);0;1)))">
            <text:p/>
          </table:table-cell>
          <table:table-cell table:style-name="ce47" table:formula="of:=IF([.BL$3]=&quot;&quot;;&quot;&quot;;(IF(OR([.BL17]=&quot;&quot;;[.BL17]=0);0;1)))">
            <text:p/>
          </table:table-cell>
          <table:table-cell table:style-name="ce47" table:formula="of:=IF([.BM$3]=&quot;&quot;;&quot;&quot;;(IF(OR([.BM17]=&quot;&quot;;[.BM17]=0);0;1)))">
            <text:p/>
          </table:table-cell>
          <table:table-cell table:style-name="ce47" table:formula="of:=IF([.BN$3]=&quot;&quot;;&quot;&quot;;(IF(OR([.BN17]=&quot;&quot;;[.BN17]=0);0;1)))">
            <text:p/>
          </table:table-cell>
          <table:table-cell table:style-name="ce47" table:formula="of:=IF([.BO$3]=&quot;&quot;;&quot;&quot;;(IF(OR([.BO17]=&quot;&quot;;[.BO17]=0);0;1)))">
            <text:p/>
          </table:table-cell>
          <table:table-cell table:style-name="ce47" table:formula="of:=IF([.BP$3]=&quot;&quot;;&quot;&quot;;(IF(OR([.BP17]=&quot;&quot;;[.BP17]=0);0;1)))">
            <text:p/>
          </table:table-cell>
          <table:table-cell table:style-name="ce47" table:formula="of:=IF([.BQ$3]=&quot;&quot;;&quot;&quot;;(IF(OR([.BQ17]=&quot;&quot;;[.BQ17]=0);0;1)))">
            <text:p/>
          </table:table-cell>
          <table:table-cell table:style-name="ce47" table:formula="of:=IF([.BR$3]=&quot;&quot;;&quot;&quot;;(IF(OR([.BR17]=&quot;&quot;;[.BR17]=0);0;1)))">
            <text:p/>
          </table:table-cell>
          <table:table-cell table:style-name="ce47" table:formula="of:=IF([.BS$3]=&quot;&quot;;&quot;&quot;;(IF(OR([.BS17]=&quot;&quot;;[.BS17]=0);0;1)))">
            <text:p/>
          </table:table-cell>
          <table:table-cell table:style-name="ce47" table:formula="of:=IF([.BT$3]=&quot;&quot;;&quot;&quot;;(IF(OR([.BT17]=&quot;&quot;;[.BT17]=0);0;1)))">
            <text:p/>
          </table:table-cell>
          <table:table-cell table:style-name="ce47" table:formula="of:=IF([.BU$3]=&quot;&quot;;&quot;&quot;;(IF(OR([.BU17]=&quot;&quot;;[.BU17]=0);0;1)))">
            <text:p/>
          </table:table-cell>
          <table:table-cell table:style-name="ce47" table:formula="of:=IF([.BV$3]=&quot;&quot;;&quot;&quot;;(IF(OR([.BV17]=&quot;&quot;;[.BV17]=0);0;1)))">
            <text:p/>
          </table:table-cell>
          <table:table-cell table:style-name="ce47" table:formula="of:=IF([.BW$3]=&quot;&quot;;&quot;&quot;;(IF(OR([.BW17]=&quot;&quot;;[.BW17]=0);0;1)))">
            <text:p/>
          </table:table-cell>
          <table:table-cell table:style-name="ce47" table:formula="of:=IF([.BX$3]=&quot;&quot;;&quot;&quot;;(IF(OR([.BX17]=&quot;&quot;;[.BX17]=0);0;1)))">
            <text:p/>
          </table:table-cell>
          <table:table-cell table:style-name="ce47" table:formula="of:=IF([.BY$3]=&quot;&quot;;&quot;&quot;;(IF(OR([.BY17]=&quot;&quot;;[.BY17]=0);0;1)))">
            <text:p/>
          </table:table-cell>
          <table:table-cell table:style-name="ce47" table:formula="of:=IF([.BZ$3]=&quot;&quot;;&quot;&quot;;(IF(OR([.BZ17]=&quot;&quot;;[.BZ17]=0);0;1)))">
            <text:p/>
          </table:table-cell>
          <table:table-cell table:style-name="ce47" table:formula="of:=IF([.CA$3]=&quot;&quot;;&quot;&quot;;(IF(OR([.CA17]=&quot;&quot;;[.CA17]=0);0;1)))">
            <text:p/>
          </table:table-cell>
          <table:table-cell table:style-name="ce47" table:formula="of:=IF([.CB$3]=&quot;&quot;;&quot;&quot;;(IF(OR([.CB17]=&quot;&quot;;[.CB17]=0);0;1)))">
            <text:p/>
          </table:table-cell>
          <table:table-cell table:style-name="ce47" table:formula="of:=IF([.CC$3]=&quot;&quot;;&quot;&quot;;(IF(OR([.CC17]=&quot;&quot;;[.CC17]=0);0;1)))">
            <text:p/>
          </table:table-cell>
          <table:table-cell table:style-name="ce47" table:formula="of:=IF([.CD$3]=&quot;&quot;;&quot;&quot;;(IF(OR([.CD17]=&quot;&quot;;[.CD17]=0);0;1)))">
            <text:p/>
          </table:table-cell>
          <table:table-cell table:style-name="ce47" table:formula="of:=IF([.CE$3]=&quot;&quot;;&quot;&quot;;(IF(OR([.CE17]=&quot;&quot;;[.CE17]=0);0;1)))">
            <text:p/>
          </table:table-cell>
          <table:table-cell table:style-name="ce47" table:formula="of:=IF([.CF$3]=&quot;&quot;;&quot;&quot;;(IF(OR([.CF17]=&quot;&quot;;[.CF17]=0);0;1)))">
            <text:p/>
          </table:table-cell>
          <table:table-cell table:style-name="ce47" table:formula="of:=IF([.CG$3]=&quot;&quot;;&quot;&quot;;(IF(OR([.CG17]=&quot;&quot;;[.CG17]=0);0;1)))">
            <text:p/>
          </table:table-cell>
          <table:table-cell table:style-name="ce47" table:formula="of:=IF([.CH$3]=&quot;&quot;;&quot;&quot;;(IF(OR([.CH17]=&quot;&quot;;[.CH17]=0);0;1)))">
            <text:p/>
          </table:table-cell>
          <table:table-cell table:style-name="ce47" table:formula="of:=IF([.CI$3]=&quot;&quot;;&quot;&quot;;(IF(OR([.CI17]=&quot;&quot;;[.CI17]=0);0;1)))">
            <text:p/>
          </table:table-cell>
          <table:table-cell table:style-name="ce47" table:formula="of:=IF([.CJ$3]=&quot;&quot;;&quot;&quot;;(IF(OR([.CJ17]=&quot;&quot;;[.CJ17]=0);0;1)))">
            <text:p/>
          </table:table-cell>
          <table:table-cell table:style-name="ce47" table:formula="of:=IF([.CK$3]=&quot;&quot;;&quot;&quot;;(IF(OR([.CK17]=&quot;&quot;;[.CK17]=0);0;1)))">
            <text:p/>
          </table:table-cell>
          <table:table-cell table:style-name="ce47" table:formula="of:=IF([.CL$3]=&quot;&quot;;&quot;&quot;;(IF(OR([.CL17]=&quot;&quot;;[.CL17]=0);0;1)))">
            <text:p/>
          </table:table-cell>
          <table:table-cell table:style-name="ce47" table:formula="of:=IF([.CM$3]=&quot;&quot;;&quot;&quot;;(IF(OR([.CM17]=&quot;&quot;;[.CM17]=0);0;1)))">
            <text:p/>
          </table:table-cell>
          <table:table-cell table:style-name="ce47" table:formula="of:=IF([.CN$3]=&quot;&quot;;&quot;&quot;;(IF(OR([.CN17]=&quot;&quot;;[.CN17]=0);0;1)))">
            <text:p/>
          </table:table-cell>
          <table:table-cell table:style-name="ce47" table:formula="of:=IF([.CO$3]=&quot;&quot;;&quot;&quot;;(IF(OR([.CO17]=&quot;&quot;;[.CO17]=0);0;1)))">
            <text:p/>
          </table:table-cell>
          <table:table-cell table:style-name="ce47" table:formula="of:=IF([.CP$3]=&quot;&quot;;&quot;&quot;;(IF(OR([.CP17]=&quot;&quot;;[.CP17]=0);0;1)))">
            <text:p/>
          </table:table-cell>
          <table:table-cell table:style-name="ce47" table:formula="of:=IF([.CQ$3]=&quot;&quot;;&quot;&quot;;(IF(OR([.CQ17]=&quot;&quot;;[.CQ17]=0);0;1)))">
            <text:p/>
          </table:table-cell>
          <table:table-cell table:style-name="ce47" table:formula="of:=IF([.CR$3]=&quot;&quot;;&quot;&quot;;(IF(OR([.CR17]=&quot;&quot;;[.CR17]=0);0;1)))">
            <text:p/>
          </table:table-cell>
          <table:table-cell table:style-name="ce47" table:formula="of:=IF([.CS$3]=&quot;&quot;;&quot;&quot;;(IF(OR([.CS17]=&quot;&quot;;[.CS17]=0);0;1)))">
            <text:p/>
          </table:table-cell>
          <table:table-cell table:style-name="ce47" table:formula="of:=IF([.CT$3]=&quot;&quot;;&quot;&quot;;(IF(OR([.CT17]=&quot;&quot;;[.CT17]=0);0;1)))">
            <text:p/>
          </table:table-cell>
          <table:table-cell table:style-name="ce47" table:formula="of:=IF([.CU$3]=&quot;&quot;;&quot;&quot;;(IF(OR([.CU17]=&quot;&quot;;[.CU17]=0);0;1)))">
            <text:p/>
          </table:table-cell>
          <table:table-cell table:style-name="ce47" table:formula="of:=IF([.CV$3]=&quot;&quot;;&quot;&quot;;(IF(OR([.CV17]=&quot;&quot;;[.CV17]=0);0;1)))">
            <text:p/>
          </table:table-cell>
          <table:table-cell table:style-name="ce47" table:formula="of:=IF([.CW$3]=&quot;&quot;;&quot;&quot;;(IF(OR([.CW17]=&quot;&quot;;[.CW17]=0);0;1)))">
            <text:p/>
          </table:table-cell>
          <table:table-cell table:style-name="ce47" table:formula="of:=IF([.CX$3]=&quot;&quot;;&quot;&quot;;(IF(OR([.CX17]=&quot;&quot;;[.CX17]=0);0;1)))">
            <text:p/>
          </table:table-cell>
          <table:table-cell table:style-name="ce47" table:formula="of:=IF([.CY$3]=&quot;&quot;;&quot;&quot;;(IF(OR([.CY17]=&quot;&quot;;[.CY17]=0);0;1)))">
            <text:p/>
          </table:table-cell>
          <table:table-cell table:style-name="ce47" table:formula="of:=IF([.CZ$3]=&quot;&quot;;&quot;&quot;;(IF(OR([.CZ17]=&quot;&quot;;[.CZ17]=0);0;1)))">
            <text:p/>
          </table:table-cell>
          <table:table-cell table:style-name="ce47" table:formula="of:=IF([.DA$3]=&quot;&quot;;&quot;&quot;;(IF(OR([.DA17]=&quot;&quot;;[.DA17]=0);0;1)))">
            <text:p/>
          </table:table-cell>
          <table:table-cell table:style-name="ce47" table:formula="of:=IF([.DB$3]=&quot;&quot;;&quot;&quot;;(IF(OR([.DB17]=&quot;&quot;;[.DB17]=0);0;1)))">
            <text:p/>
          </table:table-cell>
          <table:table-cell table:style-name="ce47" table:formula="of:=IF([.DC$3]=&quot;&quot;;&quot;&quot;;(IF(OR([.DC17]=&quot;&quot;;[.DC17]=0);0;1)))">
            <text:p/>
          </table:table-cell>
          <table:table-cell table:style-name="ce47" table:formula="of:=IF([.DD$3]=&quot;&quot;;&quot;&quot;;(IF(OR([.DD17]=&quot;&quot;;[.DD17]=0);0;1)))">
            <text:p/>
          </table:table-cell>
          <table:table-cell table:style-name="ce47" table:formula="of:=IF([.DE$3]=&quot;&quot;;&quot;&quot;;(IF(OR([.DE17]=&quot;&quot;;[.DE17]=0);0;1)))">
            <text:p/>
          </table:table-cell>
          <table:table-cell table:style-name="ce47" table:formula="of:=IF([.DF$3]=&quot;&quot;;&quot;&quot;;(IF(OR([.DF17]=&quot;&quot;;[.DF17]=0);0;1)))">
            <text:p/>
          </table:table-cell>
          <table:table-cell table:style-name="ce47" table:formula="of:=IF([.DG$3]=&quot;&quot;;&quot;&quot;;(IF(OR([.DG17]=&quot;&quot;;[.DG17]=0);0;1)))">
            <text:p/>
          </table:table-cell>
          <table:table-cell table:style-name="ce47" table:formula="of:=IF([.DH$3]=&quot;&quot;;&quot;&quot;;(IF(OR([.DH17]=&quot;&quot;;[.DH17]=0);0;1)))">
            <text:p/>
          </table:table-cell>
          <table:table-cell table:style-name="ce47" table:formula="of:=IF([.DI$3]=&quot;&quot;;&quot;&quot;;(IF(OR([.DI17]=&quot;&quot;;[.DI17]=0);0;1)))">
            <text:p/>
          </table:table-cell>
          <table:table-cell table:style-name="ce47" table:formula="of:=IF([.DJ$3]=&quot;&quot;;&quot;&quot;;(IF(OR([.DJ17]=&quot;&quot;;[.DJ17]=0);0;1)))">
            <text:p/>
          </table:table-cell>
          <table:table-cell table:style-name="ce47" table:formula="of:=IF([.DK$3]=&quot;&quot;;&quot;&quot;;(IF(OR([.DK17]=&quot;&quot;;[.DK17]=0);0;1)))">
            <text:p/>
          </table:table-cell>
          <table:table-cell table:style-name="ce47" table:formula="of:=IF([.DL$3]=&quot;&quot;;&quot;&quot;;(IF(OR([.DL17]=&quot;&quot;;[.DL17]=0);0;1)))">
            <text:p/>
          </table:table-cell>
          <table:table-cell table:style-name="ce47" table:formula="of:=IF([.DM$3]=&quot;&quot;;&quot;&quot;;(IF(OR([.DM17]=&quot;&quot;;[.DM17]=0);0;1)))">
            <text:p/>
          </table:table-cell>
          <table:table-cell table:style-name="ce47" table:formula="of:=IF([.DN$3]=&quot;&quot;;&quot;&quot;;(IF(OR([.DN17]=&quot;&quot;;[.DN17]=0);0;1)))">
            <text:p/>
          </table:table-cell>
          <table:table-cell table:style-name="ce47" table:formula="of:=IF([.DO$3]=&quot;&quot;;&quot;&quot;;(IF(OR([.DO17]=&quot;&quot;;[.DO17]=0);0;1)))">
            <text:p/>
          </table:table-cell>
          <table:table-cell table:style-name="ce47" table:formula="of:=IF([.DP$3]=&quot;&quot;;&quot;&quot;;(IF(OR([.DP17]=&quot;&quot;;[.DP17]=0);0;1)))">
            <text:p/>
          </table:table-cell>
          <table:table-cell table:style-name="ce47" table:formula="of:=IF([.DQ$3]=&quot;&quot;;&quot;&quot;;(IF(OR([.DQ17]=&quot;&quot;;[.DQ17]=0);0;1)))">
            <text:p/>
          </table:table-cell>
          <table:table-cell table:style-name="ce47" table:formula="of:=IF([.DR$3]=&quot;&quot;;&quot;&quot;;(IF(OR([.DR17]=&quot;&quot;;[.DR17]=0);0;1)))">
            <text:p/>
          </table:table-cell>
          <table:table-cell table:style-name="ce47" table:formula="of:=IF([.DS$3]=&quot;&quot;;&quot;&quot;;(IF(OR([.DS17]=&quot;&quot;;[.DS17]=0);0;1)))">
            <text:p/>
          </table:table-cell>
          <table:table-cell table:style-name="ce47" table:formula="of:=IF([.DT$3]=&quot;&quot;;&quot;&quot;;(IF(OR([.DT17]=&quot;&quot;;[.DT17]=0);0;1)))">
            <text:p/>
          </table:table-cell>
          <table:table-cell table:style-name="ce47" table:formula="of:=IF([.DU$3]=&quot;&quot;;&quot;&quot;;(IF(OR([.DU17]=&quot;&quot;;[.DU17]=0);0;1)))">
            <text:p/>
          </table:table-cell>
          <table:table-cell table:style-name="ce47" table:formula="of:=IF([.DV$3]=&quot;&quot;;&quot;&quot;;(IF(OR([.DV17]=&quot;&quot;;[.DV17]=0);0;1)))">
            <text:p/>
          </table:table-cell>
          <table:table-cell table:style-name="ce47" table:formula="of:=IF([.DW$3]=&quot;&quot;;&quot;&quot;;(IF(OR([.DW17]=&quot;&quot;;[.DW17]=0);0;1)))">
            <text:p/>
          </table:table-cell>
          <table:table-cell table:style-name="ce47" table:formula="of:=IF([.DX$3]=&quot;&quot;;&quot;&quot;;(IF(OR([.DX17]=&quot;&quot;;[.DX17]=0);0;1)))">
            <text:p/>
          </table:table-cell>
          <table:table-cell table:style-name="ce47" table:formula="of:=IF([.DY$3]=&quot;&quot;;&quot;&quot;;(IF(OR([.DY17]=&quot;&quot;;[.DY17]=0);0;1)))">
            <text:p/>
          </table:table-cell>
          <table:table-cell table:style-name="ce47" table:formula="of:=IF([.DZ$3]=&quot;&quot;;&quot;&quot;;(IF(OR([.DZ17]=&quot;&quot;;[.DZ17]=0);0;1)))">
            <text:p/>
          </table:table-cell>
          <table:table-cell table:style-name="ce47" table:formula="of:=IF([.EA$3]=&quot;&quot;;&quot;&quot;;(IF(OR([.EA17]=&quot;&quot;;[.EA17]=0);0;1)))">
            <text:p/>
          </table:table-cell>
          <table:table-cell table:style-name="ce47" table:formula="of:=IF([.EB$3]=&quot;&quot;;&quot;&quot;;(IF(OR([.EB17]=&quot;&quot;;[.EB17]=0);0;1)))">
            <text:p/>
          </table:table-cell>
          <table:table-cell table:style-name="ce47" table:formula="of:=IF([.EC$3]=&quot;&quot;;&quot;&quot;;(IF(OR([.EC17]=&quot;&quot;;[.EC17]=0);0;1)))">
            <text:p/>
          </table:table-cell>
          <table:table-cell table:style-name="ce47" table:formula="of:=IF([.ED$3]=&quot;&quot;;&quot;&quot;;(IF(OR([.ED17]=&quot;&quot;;[.ED17]=0);0;1)))">
            <text:p/>
          </table:table-cell>
          <table:table-cell table:style-name="ce47" table:formula="of:=IF([.EE$3]=&quot;&quot;;&quot;&quot;;(IF(OR([.EE17]=&quot;&quot;;[.EE17]=0);0;1)))">
            <text:p/>
          </table:table-cell>
          <table:table-cell table:style-name="ce47" table:formula="of:=IF([.EF$3]=&quot;&quot;;&quot;&quot;;(IF(OR([.EF17]=&quot;&quot;;[.EF17]=0);0;1)))">
            <text:p/>
          </table:table-cell>
          <table:table-cell table:style-name="ce47" table:formula="of:=IF([.EG$3]=&quot;&quot;;&quot;&quot;;(IF(OR([.EG17]=&quot;&quot;;[.EG17]=0);0;1)))">
            <text:p/>
          </table:table-cell>
          <table:table-cell table:style-name="ce47" table:formula="of:=IF([.EH$3]=&quot;&quot;;&quot;&quot;;(IF(OR([.EH17]=&quot;&quot;;[.EH17]=0);0;1)))">
            <text:p/>
          </table:table-cell>
          <table:table-cell table:style-name="ce47" table:formula="of:=IF([.EI$3]=&quot;&quot;;&quot;&quot;;(IF(OR([.EI17]=&quot;&quot;;[.EI17]=0);0;1)))">
            <text:p/>
          </table:table-cell>
          <table:table-cell table:style-name="ce47" table:formula="of:=IF([.EJ$3]=&quot;&quot;;&quot;&quot;;(IF(OR([.EJ17]=&quot;&quot;;[.EJ17]=0);0;1)))">
            <text:p/>
          </table:table-cell>
          <table:table-cell table:style-name="ce47" table:formula="of:=IF([.EK$3]=&quot;&quot;;&quot;&quot;;(IF(OR([.EK17]=&quot;&quot;;[.EK17]=0);0;1)))">
            <text:p/>
          </table:table-cell>
          <table:table-cell table:style-name="ce47" table:formula="of:=IF([.EL$3]=&quot;&quot;;&quot;&quot;;(IF(OR([.EL17]=&quot;&quot;;[.EL17]=0);0;1)))">
            <text:p/>
          </table:table-cell>
          <table:table-cell table:style-name="ce47" table:formula="of:=IF([.EM$3]=&quot;&quot;;&quot;&quot;;(IF(OR([.EM17]=&quot;&quot;;[.EM17]=0);0;1)))">
            <text:p/>
          </table:table-cell>
          <table:table-cell table:style-name="ce47" table:formula="of:=IF([.EN$3]=&quot;&quot;;&quot;&quot;;(IF(OR([.EN17]=&quot;&quot;;[.EN17]=0);0;1)))">
            <text:p/>
          </table:table-cell>
          <table:table-cell table:style-name="ce47" table:formula="of:=IF([.EO$3]=&quot;&quot;;&quot;&quot;;(IF(OR([.EO17]=&quot;&quot;;[.EO17]=0);0;1)))">
            <text:p/>
          </table:table-cell>
          <table:table-cell table:style-name="ce47" table:formula="of:=IF([.EP$3]=&quot;&quot;;&quot;&quot;;(IF(OR([.EP17]=&quot;&quot;;[.EP17]=0);0;1)))">
            <text:p/>
          </table:table-cell>
          <table:table-cell table:style-name="ce47" table:formula="of:=IF([.EQ$3]=&quot;&quot;;&quot;&quot;;(IF(OR([.EQ17]=&quot;&quot;;[.EQ17]=0);0;1)))">
            <text:p/>
          </table:table-cell>
          <table:table-cell table:style-name="ce47" table:formula="of:=IF([.ER$3]=&quot;&quot;;&quot;&quot;;(IF(OR([.ER17]=&quot;&quot;;[.ER17]=0);0;1)))">
            <text:p/>
          </table:table-cell>
          <table:table-cell table:style-name="ce47" table:formula="of:=IF([.ES$3]=&quot;&quot;;&quot;&quot;;(IF(OR([.ES17]=&quot;&quot;;[.ES17]=0);0;1)))">
            <text:p/>
          </table:table-cell>
          <table:table-cell table:style-name="ce47" table:formula="of:=IF([.ET$3]=&quot;&quot;;&quot;&quot;;(IF(OR([.ET17]=&quot;&quot;;[.ET17]=0);0;1)))">
            <text:p/>
          </table:table-cell>
          <table:table-cell table:style-name="ce47" table:formula="of:=IF([.EU$3]=&quot;&quot;;&quot;&quot;;(IF(OR([.EU17]=&quot;&quot;;[.EU17]=0);0;1)))">
            <text:p/>
          </table:table-cell>
          <table:table-cell table:style-name="ce47" table:formula="of:=IF([.EV$3]=&quot;&quot;;&quot;&quot;;(IF(OR([.EV17]=&quot;&quot;;[.EV17]=0);0;1)))">
            <text:p/>
          </table:table-cell>
          <table:table-cell table:style-name="ce47" table:formula="of:=IF([.EW$3]=&quot;&quot;;&quot;&quot;;(IF(OR([.EW17]=&quot;&quot;;[.EW17]=0);0;1)))">
            <text:p/>
          </table:table-cell>
          <table:table-cell table:style-name="ce47" table:formula="of:=IF([.EX$3]=&quot;&quot;;&quot;&quot;;(IF(OR([.EX17]=&quot;&quot;;[.EX17]=0);0;1)))">
            <text:p/>
          </table:table-cell>
          <table:table-cell table:style-name="ce47" table:formula="of:=IF([.EY$3]=&quot;&quot;;&quot;&quot;;(IF(OR([.EY17]=&quot;&quot;;[.EY17]=0);0;1)))">
            <text:p/>
          </table:table-cell>
          <table:table-cell table:style-name="ce47" table:formula="of:=IF([.EZ$3]=&quot;&quot;;&quot;&quot;;(IF(OR([.EZ17]=&quot;&quot;;[.EZ17]=0);0;1)))">
            <text:p/>
          </table:table-cell>
          <table:table-cell table:style-name="ce47" table:formula="of:=IF([.FA$3]=&quot;&quot;;&quot;&quot;;(IF(OR([.FA17]=&quot;&quot;;[.FA17]=0);0;1)))">
            <text:p/>
          </table:table-cell>
          <table:table-cell table:style-name="ce47" table:formula="of:=IF([.FB$3]=&quot;&quot;;&quot;&quot;;(IF(OR([.FB17]=&quot;&quot;;[.FB17]=0);0;1)))">
            <text:p/>
          </table:table-cell>
          <table:table-cell table:style-name="ce47" table:formula="of:=IF([.FC$3]=&quot;&quot;;&quot;&quot;;(IF(OR([.FC17]=&quot;&quot;;[.FC17]=0);0;1)))">
            <text:p/>
          </table:table-cell>
          <table:table-cell table:style-name="ce47" table:formula="of:=IF([.FD$3]=&quot;&quot;;&quot;&quot;;(IF(OR([.FD17]=&quot;&quot;;[.FD17]=0);0;1)))">
            <text:p/>
          </table:table-cell>
          <table:table-cell table:style-name="ce47" table:formula="of:=IF([.FE$3]=&quot;&quot;;&quot;&quot;;(IF(OR([.FE17]=&quot;&quot;;[.FE17]=0);0;1)))">
            <text:p/>
          </table:table-cell>
          <table:table-cell table:style-name="ce47" table:formula="of:=IF([.FF$3]=&quot;&quot;;&quot;&quot;;(IF(OR([.FF17]=&quot;&quot;;[.FF17]=0);0;1)))">
            <text:p/>
          </table:table-cell>
          <table:table-cell table:style-name="ce47" table:formula="of:=IF([.FG$3]=&quot;&quot;;&quot;&quot;;(IF(OR([.FG17]=&quot;&quot;;[.FG17]=0);0;1)))">
            <text:p/>
          </table:table-cell>
          <table:table-cell table:style-name="ce47" table:formula="of:=IF([.FH$3]=&quot;&quot;;&quot;&quot;;(IF(OR([.FH17]=&quot;&quot;;[.FH17]=0);0;1)))">
            <text:p/>
          </table:table-cell>
          <table:table-cell table:style-name="ce47" table:formula="of:=IF([.FI$3]=&quot;&quot;;&quot;&quot;;(IF(OR([.FI17]=&quot;&quot;;[.FI17]=0);0;1)))">
            <text:p/>
          </table:table-cell>
          <table:table-cell table:style-name="ce47" table:formula="of:=IF([.FJ$3]=&quot;&quot;;&quot;&quot;;(IF(OR([.FJ17]=&quot;&quot;;[.FJ17]=0);0;1)))">
            <text:p/>
          </table:table-cell>
          <table:table-cell table:style-name="ce47" table:formula="of:=IF([.FK$3]=&quot;&quot;;&quot;&quot;;(IF(OR([.FK17]=&quot;&quot;;[.FK17]=0);0;1)))">
            <text:p/>
          </table:table-cell>
          <table:table-cell table:style-name="ce47" table:formula="of:=IF([.FL$3]=&quot;&quot;;&quot;&quot;;(IF(OR([.FL17]=&quot;&quot;;[.FL17]=0);0;1)))">
            <text:p/>
          </table:table-cell>
          <table:table-cell table:style-name="ce47" table:formula="of:=IF([.FM$3]=&quot;&quot;;&quot;&quot;;(IF(OR([.FM17]=&quot;&quot;;[.FM17]=0);0;1)))">
            <text:p/>
          </table:table-cell>
          <table:table-cell table:style-name="ce47" table:formula="of:=IF([.FN$3]=&quot;&quot;;&quot;&quot;;(IF(OR([.FN17]=&quot;&quot;;[.FN17]=0);0;1)))">
            <text:p/>
          </table:table-cell>
          <table:table-cell table:style-name="ce47" table:formula="of:=IF([.FO$3]=&quot;&quot;;&quot;&quot;;(IF(OR([.FO17]=&quot;&quot;;[.FO17]=0);0;1)))">
            <text:p/>
          </table:table-cell>
          <table:table-cell table:style-name="ce47" table:formula="of:=IF([.FP$3]=&quot;&quot;;&quot;&quot;;(IF(OR([.FP17]=&quot;&quot;;[.FP17]=0);0;1)))">
            <text:p/>
          </table:table-cell>
          <table:table-cell table:style-name="ce47" table:formula="of:=IF([.FQ$3]=&quot;&quot;;&quot;&quot;;(IF(OR([.FQ17]=&quot;&quot;;[.FQ17]=0);0;1)))">
            <text:p/>
          </table:table-cell>
          <table:table-cell table:style-name="ce47" table:formula="of:=IF([.FR$3]=&quot;&quot;;&quot;&quot;;(IF(OR([.FR17]=&quot;&quot;;[.FR17]=0);0;1)))">
            <text:p/>
          </table:table-cell>
          <table:table-cell table:style-name="ce47" table:formula="of:=IF([.FS$3]=&quot;&quot;;&quot;&quot;;(IF(OR([.FS17]=&quot;&quot;;[.FS17]=0);0;1)))">
            <text:p/>
          </table:table-cell>
          <table:table-cell table:style-name="ce47" table:formula="of:=IF([.FT$3]=&quot;&quot;;&quot;&quot;;(IF(OR([.FT17]=&quot;&quot;;[.FT17]=0);0;1)))">
            <text:p/>
          </table:table-cell>
          <table:table-cell table:style-name="ce47" table:formula="of:=IF([.FU$3]=&quot;&quot;;&quot;&quot;;(IF(OR([.FU17]=&quot;&quot;;[.FU17]=0);0;1)))">
            <text:p/>
          </table:table-cell>
          <table:table-cell table:style-name="ce47" table:formula="of:=IF([.FV$3]=&quot;&quot;;&quot;&quot;;(IF(OR([.FV17]=&quot;&quot;;[.FV17]=0);0;1)))">
            <text:p/>
          </table:table-cell>
          <table:table-cell table:style-name="ce47" table:formula="of:=IF([.FW$3]=&quot;&quot;;&quot;&quot;;(IF(OR([.FW17]=&quot;&quot;;[.FW17]=0);0;1)))">
            <text:p/>
          </table:table-cell>
          <table:table-cell table:style-name="ce47" table:formula="of:=IF([.FX$3]=&quot;&quot;;&quot;&quot;;(IF(OR([.FX17]=&quot;&quot;;[.FX17]=0);0;1)))">
            <text:p/>
          </table:table-cell>
          <table:table-cell table:style-name="ce47" table:formula="of:=IF([.FY$3]=&quot;&quot;;&quot;&quot;;(IF(OR([.FY17]=&quot;&quot;;[.FY17]=0);0;1)))">
            <text:p/>
          </table:table-cell>
          <table:table-cell table:style-name="ce47" table:formula="of:=IF([.FZ$3]=&quot;&quot;;&quot;&quot;;(IF(OR([.FZ17]=&quot;&quot;;[.FZ17]=0);0;1)))">
            <text:p/>
          </table:table-cell>
          <table:table-cell table:style-name="ce47" table:formula="of:=IF([.GA$3]=&quot;&quot;;&quot;&quot;;(IF(OR([.GA17]=&quot;&quot;;[.GA17]=0);0;1)))">
            <text:p/>
          </table:table-cell>
          <table:table-cell table:style-name="ce47" table:formula="of:=IF([.GB$3]=&quot;&quot;;&quot;&quot;;(IF(OR([.GB17]=&quot;&quot;;[.GB17]=0);0;1)))">
            <text:p/>
          </table:table-cell>
          <table:table-cell table:style-name="ce47" table:formula="of:=IF([.GC$3]=&quot;&quot;;&quot;&quot;;(IF(OR([.GC17]=&quot;&quot;;[.GC17]=0);0;1)))">
            <text:p/>
          </table:table-cell>
          <table:table-cell table:style-name="ce47" table:formula="of:=IF([.GD$3]=&quot;&quot;;&quot;&quot;;(IF(OR([.GD17]=&quot;&quot;;[.GD17]=0);0;1)))">
            <text:p/>
          </table:table-cell>
          <table:table-cell table:style-name="ce47" table:formula="of:=IF([.GE$3]=&quot;&quot;;&quot;&quot;;(IF(OR([.GE17]=&quot;&quot;;[.GE17]=0);0;1)))">
            <text:p/>
          </table:table-cell>
          <table:table-cell table:style-name="ce47" table:formula="of:=IF([.GF$3]=&quot;&quot;;&quot;&quot;;(IF(OR([.GF17]=&quot;&quot;;[.GF17]=0);0;1)))">
            <text:p/>
          </table:table-cell>
          <table:table-cell table:style-name="ce47" table:formula="of:=IF([.GG$3]=&quot;&quot;;&quot;&quot;;(IF(OR([.GG17]=&quot;&quot;;[.GG17]=0);0;1)))">
            <text:p/>
          </table:table-cell>
          <table:table-cell table:style-name="ce47" table:formula="of:=IF([.GH$3]=&quot;&quot;;&quot;&quot;;(IF(OR([.GH17]=&quot;&quot;;[.GH17]=0);0;1)))">
            <text:p/>
          </table:table-cell>
          <table:table-cell table:style-name="ce47" table:formula="of:=IF([.GI$3]=&quot;&quot;;&quot;&quot;;(IF(OR([.GI17]=&quot;&quot;;[.GI17]=0);0;1)))">
            <text:p/>
          </table:table-cell>
          <table:table-cell table:style-name="ce47" table:formula="of:=IF([.GJ$3]=&quot;&quot;;&quot;&quot;;(IF(OR([.GJ17]=&quot;&quot;;[.GJ17]=0);0;1)))">
            <text:p/>
          </table:table-cell>
          <table:table-cell table:style-name="ce47" table:formula="of:=IF([.GK$3]=&quot;&quot;;&quot;&quot;;(IF(OR([.GK17]=&quot;&quot;;[.GK17]=0);0;1)))">
            <text:p/>
          </table:table-cell>
          <table:table-cell table:style-name="ce47" table:formula="of:=IF([.GL$3]=&quot;&quot;;&quot;&quot;;(IF(OR([.GL17]=&quot;&quot;;[.GL17]=0);0;1)))">
            <text:p/>
          </table:table-cell>
          <table:table-cell table:style-name="ce47" table:formula="of:=IF([.GM$3]=&quot;&quot;;&quot;&quot;;(IF(OR([.GM17]=&quot;&quot;;[.GM17]=0);0;1)))">
            <text:p/>
          </table:table-cell>
          <table:table-cell table:style-name="ce47" table:formula="of:=IF([.GN$3]=&quot;&quot;;&quot;&quot;;(IF(OR([.GN17]=&quot;&quot;;[.GN17]=0);0;1)))">
            <text:p/>
          </table:table-cell>
          <table:table-cell table:style-name="ce47" table:formula="of:=IF([.GO$3]=&quot;&quot;;&quot;&quot;;(IF(OR([.GO17]=&quot;&quot;;[.GO17]=0);0;1)))">
            <text:p/>
          </table:table-cell>
          <table:table-cell table:style-name="ce47" table:formula="of:=IF([.GP$3]=&quot;&quot;;&quot;&quot;;(IF(OR([.GP17]=&quot;&quot;;[.GP17]=0);0;1)))">
            <text:p/>
          </table:table-cell>
          <table:table-cell table:style-name="ce47" table:formula="of:=IF([.GQ$3]=&quot;&quot;;&quot;&quot;;(IF(OR([.GQ17]=&quot;&quot;;[.GQ17]=0);0;1)))">
            <text:p/>
          </table:table-cell>
          <table:table-cell table:style-name="ce47" table:formula="of:=IF([.GR$3]=&quot;&quot;;&quot;&quot;;(IF(OR([.GR17]=&quot;&quot;;[.GR17]=0);0;1)))">
            <text:p/>
          </table:table-cell>
          <table:table-cell table:style-name="ce47" table:formula="of:=IF([.GS$3]=&quot;&quot;;&quot;&quot;;(IF(OR([.GS17]=&quot;&quot;;[.GS17]=0);0;1)))">
            <text:p/>
          </table:table-cell>
          <table:table-cell table:style-name="ce47" table:formula="of:=IF([.GT$3]=&quot;&quot;;&quot;&quot;;(IF(OR([.GT17]=&quot;&quot;;[.GT17]=0);0;1)))">
            <text:p/>
          </table:table-cell>
          <table:table-cell table:style-name="ce47" table:formula="of:=IF([.GU$3]=&quot;&quot;;&quot;&quot;;(IF(OR([.GU17]=&quot;&quot;;[.GU17]=0);0;1)))">
            <text:p/>
          </table:table-cell>
          <table:table-cell table:style-name="ce47" table:formula="of:=IF([.GV$3]=&quot;&quot;;&quot;&quot;;(IF(OR([.GV17]=&quot;&quot;;[.GV17]=0);0;1)))">
            <text:p/>
          </table:table-cell>
          <table:table-cell table:style-name="ce47" table:formula="of:=IF([.GW$3]=&quot;&quot;;&quot;&quot;;(IF(OR([.GW17]=&quot;&quot;;[.GW17]=0);0;1)))">
            <text:p/>
          </table:table-cell>
          <table:table-cell table:style-name="ce47" table:formula="of:=IF([.GX$3]=&quot;&quot;;&quot;&quot;;(IF(OR([.GX17]=&quot;&quot;;[.GX17]=0);0;1)))">
            <text:p/>
          </table:table-cell>
          <table:table-cell table:style-name="ce47" table:formula="of:=IF([.GY$3]=&quot;&quot;;&quot;&quot;;(IF(OR([.GY17]=&quot;&quot;;[.GY17]=0);0;1)))">
            <text:p/>
          </table:table-cell>
          <table:table-cell table:style-name="ce47" table:formula="of:=IF([.GZ$3]=&quot;&quot;;&quot;&quot;;(IF(OR([.GZ17]=&quot;&quot;;[.GZ17]=0);0;1)))">
            <text:p/>
          </table:table-cell>
          <table:table-cell table:style-name="ce47" table:formula="of:=IF([.HA$3]=&quot;&quot;;&quot;&quot;;(IF(OR([.HA17]=&quot;&quot;;[.HA17]=0);0;1)))">
            <text:p/>
          </table:table-cell>
          <table:table-cell table:style-name="ce47" table:formula="of:=IF([.HB$3]=&quot;&quot;;&quot;&quot;;(IF(OR([.HB17]=&quot;&quot;;[.HB17]=0);0;1)))">
            <text:p/>
          </table:table-cell>
          <table:table-cell table:style-name="ce47" table:formula="of:=IF([.HC$3]=&quot;&quot;;&quot;&quot;;(IF(OR([.HC17]=&quot;&quot;;[.HC17]=0);0;1)))">
            <text:p/>
          </table:table-cell>
          <table:table-cell table:style-name="ce47" table:formula="of:=IF([.HD$3]=&quot;&quot;;&quot;&quot;;(IF(OR([.HD17]=&quot;&quot;;[.HD17]=0);0;1)))">
            <text:p/>
          </table:table-cell>
          <table:table-cell table:style-name="ce47" table:formula="of:=IF([.HE$3]=&quot;&quot;;&quot;&quot;;(IF(OR([.HE17]=&quot;&quot;;[.HE17]=0);0;1)))">
            <text:p/>
          </table:table-cell>
          <table:table-cell table:style-name="ce47" table:formula="of:=IF([.HF$3]=&quot;&quot;;&quot;&quot;;(IF(OR([.HF17]=&quot;&quot;;[.HF17]=0);0;1)))">
            <text:p/>
          </table:table-cell>
          <table:table-cell table:style-name="ce47" table:formula="of:=IF([.HG$3]=&quot;&quot;;&quot;&quot;;(IF(OR([.HG17]=&quot;&quot;;[.HG17]=0);0;1)))">
            <text:p/>
          </table:table-cell>
          <table:table-cell table:style-name="ce47" table:formula="of:=IF([.HH$3]=&quot;&quot;;&quot;&quot;;(IF(OR([.HH17]=&quot;&quot;;[.HH17]=0);0;1)))">
            <text:p/>
          </table:table-cell>
          <table:table-cell table:style-name="ce47" table:formula="of:=IF([.HI$3]=&quot;&quot;;&quot;&quot;;(IF(OR([.HI17]=&quot;&quot;;[.HI17]=0);0;1)))">
            <text:p/>
          </table:table-cell>
          <table:table-cell table:style-name="ce47" table:formula="of:=IF([.HJ$3]=&quot;&quot;;&quot;&quot;;(IF(OR([.HJ17]=&quot;&quot;;[.HJ17]=0);0;1)))">
            <text:p/>
          </table:table-cell>
          <table:table-cell table:style-name="ce47" table:formula="of:=IF([.HK$3]=&quot;&quot;;&quot;&quot;;(IF(OR([.HK17]=&quot;&quot;;[.HK17]=0);0;1)))">
            <text:p/>
          </table:table-cell>
          <table:table-cell table:style-name="ce47" table:formula="of:=IF([.HL$3]=&quot;&quot;;&quot;&quot;;(IF(OR([.HL17]=&quot;&quot;;[.HL17]=0);0;1)))">
            <text:p/>
          </table:table-cell>
          <table:table-cell table:style-name="ce47" table:formula="of:=IF([.HM$3]=&quot;&quot;;&quot;&quot;;(IF(OR([.HM17]=&quot;&quot;;[.HM17]=0);0;1)))">
            <text:p/>
          </table:table-cell>
          <table:table-cell table:style-name="ce47" table:formula="of:=IF([.HN$3]=&quot;&quot;;&quot;&quot;;(IF(OR([.HN17]=&quot;&quot;;[.HN17]=0);0;1)))">
            <text:p/>
          </table:table-cell>
          <table:table-cell table:style-name="ce47" table:formula="of:=IF([.HO$3]=&quot;&quot;;&quot;&quot;;(IF(OR([.HO17]=&quot;&quot;;[.HO17]=0);0;1)))">
            <text:p/>
          </table:table-cell>
          <table:table-cell table:style-name="ce47" table:formula="of:=IF([.HP$3]=&quot;&quot;;&quot;&quot;;(IF(OR([.HP17]=&quot;&quot;;[.HP17]=0);0;1)))">
            <text:p/>
          </table:table-cell>
          <table:table-cell table:style-name="ce47" table:formula="of:=IF([.HQ$3]=&quot;&quot;;&quot;&quot;;(IF(OR([.HQ17]=&quot;&quot;;[.HQ17]=0);0;1)))">
            <text:p/>
          </table:table-cell>
          <table:table-cell table:style-name="ce47" table:formula="of:=IF([.HR$3]=&quot;&quot;;&quot;&quot;;(IF(OR([.HR17]=&quot;&quot;;[.HR17]=0);0;1)))">
            <text:p/>
          </table:table-cell>
          <table:table-cell table:style-name="ce47" table:formula="of:=IF([.HS$3]=&quot;&quot;;&quot;&quot;;(IF(OR([.HS17]=&quot;&quot;;[.HS17]=0);0;1)))">
            <text:p/>
          </table:table-cell>
          <table:table-cell table:style-name="ce47" table:formula="of:=IF([.HT$3]=&quot;&quot;;&quot;&quot;;(IF(OR([.HT17]=&quot;&quot;;[.HT17]=0);0;1)))">
            <text:p/>
          </table:table-cell>
          <table:table-cell table:style-name="ce47" table:formula="of:=IF([.HU$3]=&quot;&quot;;&quot;&quot;;(IF(OR([.HU17]=&quot;&quot;;[.HU17]=0);0;1)))">
            <text:p/>
          </table:table-cell>
          <table:table-cell table:style-name="ce47" table:formula="of:=IF([.HV$3]=&quot;&quot;;&quot;&quot;;(IF(OR([.HV17]=&quot;&quot;;[.HV17]=0);0;1)))">
            <text:p/>
          </table:table-cell>
          <table:table-cell table:style-name="ce47" table:formula="of:=IF([.HW$3]=&quot;&quot;;&quot;&quot;;(IF(OR([.HW17]=&quot;&quot;;[.HW17]=0);0;1)))">
            <text:p/>
          </table:table-cell>
          <table:table-cell table:style-name="ce47" table:formula="of:=IF([.HX$3]=&quot;&quot;;&quot;&quot;;(IF(OR([.HX17]=&quot;&quot;;[.HX17]=0);0;1)))">
            <text:p/>
          </table:table-cell>
          <table:table-cell table:style-name="ce47" table:formula="of:=IF([.HY$3]=&quot;&quot;;&quot;&quot;;(IF(OR([.HY17]=&quot;&quot;;[.HY17]=0);0;1)))">
            <text:p/>
          </table:table-cell>
          <table:table-cell table:style-name="ce47" table:formula="of:=IF([.HZ$3]=&quot;&quot;;&quot;&quot;;(IF(OR([.HZ17]=&quot;&quot;;[.HZ17]=0);0;1)))">
            <text:p/>
          </table:table-cell>
          <table:table-cell table:style-name="ce47" table:formula="of:=IF([.IA$3]=&quot;&quot;;&quot;&quot;;(IF(OR([.IA17]=&quot;&quot;;[.IA17]=0);0;1)))">
            <text:p/>
          </table:table-cell>
          <table:table-cell table:style-name="ce47" table:formula="of:=IF([.IB$3]=&quot;&quot;;&quot;&quot;;(IF(OR([.IB17]=&quot;&quot;;[.IB17]=0);0;1)))">
            <text:p/>
          </table:table-cell>
          <table:table-cell table:style-name="ce47" table:formula="of:=IF([.IC$3]=&quot;&quot;;&quot;&quot;;(IF(OR([.IC17]=&quot;&quot;;[.IC17]=0);0;1)))">
            <text:p/>
          </table:table-cell>
          <table:table-cell table:style-name="ce47" table:formula="of:=IF([.ID$3]=&quot;&quot;;&quot;&quot;;(IF(OR([.ID17]=&quot;&quot;;[.ID17]=0);0;1)))">
            <text:p/>
          </table:table-cell>
          <table:table-cell table:style-name="ce47" table:formula="of:=IF([.IE$3]=&quot;&quot;;&quot;&quot;;(IF(OR([.IE17]=&quot;&quot;;[.IE17]=0);0;1)))">
            <text:p/>
          </table:table-cell>
          <table:table-cell table:style-name="ce47" table:formula="of:=IF([.IF$3]=&quot;&quot;;&quot;&quot;;(IF(OR([.IF17]=&quot;&quot;;[.IF17]=0);0;1)))">
            <text:p/>
          </table:table-cell>
          <table:table-cell table:style-name="ce47" table:formula="of:=IF([.IG$3]=&quot;&quot;;&quot;&quot;;(IF(OR([.IG17]=&quot;&quot;;[.IG17]=0);0;1)))">
            <text:p/>
          </table:table-cell>
          <table:table-cell table:style-name="ce47" table:formula="of:=IF([.IH$3]=&quot;&quot;;&quot;&quot;;(IF(OR([.IH17]=&quot;&quot;;[.IH17]=0);0;1)))">
            <text:p/>
          </table:table-cell>
          <table:table-cell table:style-name="ce47" table:formula="of:=IF([.II$3]=&quot;&quot;;&quot;&quot;;(IF(OR([.II17]=&quot;&quot;;[.II17]=0);0;1)))">
            <text:p/>
          </table:table-cell>
          <table:table-cell table:style-name="ce47" table:formula="of:=IF([.IJ$3]=&quot;&quot;;&quot;&quot;;(IF(OR([.IJ17]=&quot;&quot;;[.IJ17]=0);0;1)))">
            <text:p/>
          </table:table-cell>
          <table:table-cell table:style-name="ce47" table:formula="of:=IF([.IK$3]=&quot;&quot;;&quot;&quot;;(IF(OR([.IK17]=&quot;&quot;;[.IK17]=0);0;1)))">
            <text:p/>
          </table:table-cell>
          <table:table-cell table:style-name="ce47" table:formula="of:=IF([.IL$3]=&quot;&quot;;&quot;&quot;;(IF(OR([.IL17]=&quot;&quot;;[.IL17]=0);0;1)))">
            <text:p/>
          </table:table-cell>
          <table:table-cell table:style-name="ce47" table:formula="of:=IF([.IM$3]=&quot;&quot;;&quot;&quot;;(IF(OR([.IM17]=&quot;&quot;;[.IM17]=0);0;1)))">
            <text:p/>
          </table:table-cell>
          <table:table-cell table:style-name="ce47" table:formula="of:=IF([.IN$3]=&quot;&quot;;&quot;&quot;;(IF(OR([.IN17]=&quot;&quot;;[.IN17]=0);0;1)))">
            <text:p/>
          </table:table-cell>
          <table:table-cell table:style-name="ce47" table:formula="of:=IF([.IO$3]=&quot;&quot;;&quot;&quot;;(IF(OR([.IO17]=&quot;&quot;;[.IO17]=0);0;1)))">
            <text:p/>
          </table:table-cell>
          <table:table-cell table:style-name="ce47" table:formula="of:=IF([.IP$3]=&quot;&quot;;&quot;&quot;;(IF(OR([.IP17]=&quot;&quot;;[.IP17]=0);0;1)))">
            <text:p/>
          </table:table-cell>
          <table:table-cell table:style-name="ce47" table:formula="of:=IF([.IQ$3]=&quot;&quot;;&quot;&quot;;(IF(OR([.IQ17]=&quot;&quot;;[.IQ17]=0);0;1)))">
            <text:p/>
          </table:table-cell>
          <table:table-cell table:style-name="ce47" table:formula="of:=IF([.IR$3]=&quot;&quot;;&quot;&quot;;(IF(OR([.IR17]=&quot;&quot;;[.IR17]=0);0;1)))">
            <text:p/>
          </table:table-cell>
          <table:table-cell table:style-name="ce47" table:formula="of:=IF([.IS$3]=&quot;&quot;;&quot;&quot;;(IF(OR([.IS17]=&quot;&quot;;[.IS17]=0);0;1)))">
            <text:p/>
          </table:table-cell>
          <table:table-cell table:style-name="ce47" table:formula="of:=IF([.IT$3]=&quot;&quot;;&quot;&quot;;(IF(OR([.IT17]=&quot;&quot;;[.IT17]=0);0;1)))">
            <text:p/>
          </table:table-cell>
          <table:table-cell table:style-name="ce47" table:formula="of:=IF([.IU$3]=&quot;&quot;;&quot;&quot;;(IF(OR([.IU17]=&quot;&quot;;[.IU17]=0);0;1)))">
            <text:p/>
          </table:table-cell>
          <table:table-cell table:style-name="ce47" table:formula="of:=IF([.IV$3]=&quot;&quot;;&quot;&quot;;(IF(OR([.IV17]=&quot;&quot;;[.IV17]=0);0;1)))">
            <text:p/>
          </table:table-cell>
          <table:table-cell table:style-name="ce47" table:formula="of:=IF([.IW$3]=&quot;&quot;;&quot;&quot;;(IF(OR([.IW17]=&quot;&quot;;[.IW17]=0);0;1)))">
            <text:p/>
          </table:table-cell>
          <table:table-cell table:style-name="ce47" table:formula="of:=IF([.IX$3]=&quot;&quot;;&quot;&quot;;(IF(OR([.IX17]=&quot;&quot;;[.IX17]=0);0;1)))">
            <text:p/>
          </table:table-cell>
          <table:table-cell table:style-name="ce47" table:formula="of:=IF([.IY$3]=&quot;&quot;;&quot;&quot;;(IF(OR([.IY17]=&quot;&quot;;[.IY17]=0);0;1)))">
            <text:p/>
          </table:table-cell>
          <table:table-cell table:style-name="ce47" table:formula="of:=IF([.IZ$3]=&quot;&quot;;&quot;&quot;;(IF(OR([.IZ17]=&quot;&quot;;[.IZ17]=0);0;1)))">
            <text:p/>
          </table:table-cell>
          <table:table-cell table:style-name="ce47" table:formula="of:=IF([.JA$3]=&quot;&quot;;&quot;&quot;;(IF(OR([.JA17]=&quot;&quot;;[.JA17]=0);0;1)))">
            <text:p/>
          </table:table-cell>
          <table:table-cell table:style-name="ce47" table:formula="of:=IF([.JB$3]=&quot;&quot;;&quot;&quot;;(IF(OR([.JB17]=&quot;&quot;;[.JB17]=0);0;1)))">
            <text:p/>
          </table:table-cell>
          <table:table-cell table:style-name="ce47" table:formula="of:=IF([.JC$3]=&quot;&quot;;&quot;&quot;;(IF(OR([.JC17]=&quot;&quot;;[.JC17]=0);0;1)))">
            <text:p/>
          </table:table-cell>
          <table:table-cell table:style-name="ce47" table:formula="of:=IF([.JD$3]=&quot;&quot;;&quot;&quot;;(IF(OR([.JD17]=&quot;&quot;;[.JD17]=0);0;1)))">
            <text:p/>
          </table:table-cell>
          <table:table-cell table:style-name="ce47" table:formula="of:=IF([.JE$3]=&quot;&quot;;&quot;&quot;;(IF(OR([.JE17]=&quot;&quot;;[.JE17]=0);0;1)))">
            <text:p/>
          </table:table-cell>
          <table:table-cell table:style-name="ce47" table:formula="of:=IF([.JF$3]=&quot;&quot;;&quot;&quot;;(IF(OR([.JF17]=&quot;&quot;;[.JF17]=0);0;1)))">
            <text:p/>
          </table:table-cell>
          <table:table-cell table:style-name="ce47" table:formula="of:=IF([.JG$3]=&quot;&quot;;&quot;&quot;;(IF(OR([.JG17]=&quot;&quot;;[.JG17]=0);0;1)))">
            <text:p/>
          </table:table-cell>
          <table:table-cell table:style-name="ce47" table:formula="of:=IF([.JH$3]=&quot;&quot;;&quot;&quot;;(IF(OR([.JH17]=&quot;&quot;;[.JH17]=0);0;1)))">
            <text:p/>
          </table:table-cell>
          <table:table-cell table:style-name="ce47" table:formula="of:=IF([.JI$3]=&quot;&quot;;&quot;&quot;;(IF(OR([.JI17]=&quot;&quot;;[.JI17]=0);0;1)))">
            <text:p/>
          </table:table-cell>
          <table:table-cell table:style-name="ce47" table:formula="of:=IF([.JJ$3]=&quot;&quot;;&quot;&quot;;(IF(OR([.JJ17]=&quot;&quot;;[.JJ17]=0);0;1)))">
            <text:p/>
          </table:table-cell>
          <table:table-cell table:style-name="ce47" table:formula="of:=IF([.JK$3]=&quot;&quot;;&quot;&quot;;(IF(OR([.JK17]=&quot;&quot;;[.JK17]=0);0;1)))">
            <text:p/>
          </table:table-cell>
          <table:table-cell table:style-name="ce47" table:formula="of:=IF([.JL$3]=&quot;&quot;;&quot;&quot;;(IF(OR([.JL17]=&quot;&quot;;[.JL17]=0);0;1)))">
            <text:p/>
          </table:table-cell>
          <table:table-cell table:style-name="ce47" table:formula="of:=IF([.JM$3]=&quot;&quot;;&quot;&quot;;(IF(OR([.JM17]=&quot;&quot;;[.JM17]=0);0;1)))">
            <text:p/>
          </table:table-cell>
          <table:table-cell table:style-name="ce47" table:formula="of:=IF([.JN$3]=&quot;&quot;;&quot;&quot;;(IF(OR([.JN17]=&quot;&quot;;[.JN17]=0);0;1)))">
            <text:p/>
          </table:table-cell>
          <table:table-cell table:style-name="ce47" table:formula="of:=IF([.JO$3]=&quot;&quot;;&quot;&quot;;(IF(OR([.JO17]=&quot;&quot;;[.JO17]=0);0;1)))">
            <text:p/>
          </table:table-cell>
          <table:table-cell table:style-name="ce47" table:formula="of:=IF([.JP$3]=&quot;&quot;;&quot;&quot;;(IF(OR([.JP17]=&quot;&quot;;[.JP17]=0);0;1)))">
            <text:p/>
          </table:table-cell>
          <table:table-cell table:style-name="ce47" table:formula="of:=IF([.JQ$3]=&quot;&quot;;&quot;&quot;;(IF(OR([.JQ17]=&quot;&quot;;[.JQ17]=0);0;1)))">
            <text:p/>
          </table:table-cell>
          <table:table-cell table:style-name="ce47" table:formula="of:=IF([.JR$3]=&quot;&quot;;&quot;&quot;;(IF(OR([.JR17]=&quot;&quot;;[.JR17]=0);0;1)))">
            <text:p/>
          </table:table-cell>
          <table:table-cell table:style-name="ce47" table:formula="of:=IF([.JS$3]=&quot;&quot;;&quot;&quot;;(IF(OR([.JS17]=&quot;&quot;;[.JS17]=0);0;1)))">
            <text:p/>
          </table:table-cell>
          <table:table-cell table:style-name="ce47" table:formula="of:=IF([.JT$3]=&quot;&quot;;&quot;&quot;;(IF(OR([.JT17]=&quot;&quot;;[.JT17]=0);0;1)))">
            <text:p/>
          </table:table-cell>
          <table:table-cell table:style-name="ce47" table:formula="of:=IF([.JU$3]=&quot;&quot;;&quot;&quot;;(IF(OR([.JU17]=&quot;&quot;;[.JU17]=0);0;1)))">
            <text:p/>
          </table:table-cell>
          <table:table-cell table:style-name="ce47" table:formula="of:=IF([.JV$3]=&quot;&quot;;&quot;&quot;;(IF(OR([.JV17]=&quot;&quot;;[.JV17]=0);0;1)))">
            <text:p/>
          </table:table-cell>
          <table:table-cell table:style-name="ce47" table:formula="of:=IF([.JW$3]=&quot;&quot;;&quot;&quot;;(IF(OR([.JW17]=&quot;&quot;;[.JW17]=0);0;1)))">
            <text:p/>
          </table:table-cell>
          <table:table-cell table:style-name="ce47" table:formula="of:=IF([.JX$3]=&quot;&quot;;&quot;&quot;;(IF(OR([.JX17]=&quot;&quot;;[.JX17]=0);0;1)))">
            <text:p/>
          </table:table-cell>
          <table:table-cell table:style-name="ce47" table:formula="of:=IF([.JY$3]=&quot;&quot;;&quot;&quot;;(IF(OR([.JY17]=&quot;&quot;;[.JY17]=0);0;1)))">
            <text:p/>
          </table:table-cell>
          <table:table-cell table:style-name="ce47" table:formula="of:=IF([.JZ$3]=&quot;&quot;;&quot;&quot;;(IF(OR([.JZ17]=&quot;&quot;;[.JZ17]=0);0;1)))">
            <text:p/>
          </table:table-cell>
          <table:table-cell table:style-name="ce47" table:formula="of:=IF([.KA$3]=&quot;&quot;;&quot;&quot;;(IF(OR([.KA17]=&quot;&quot;;[.KA17]=0);0;1)))">
            <text:p/>
          </table:table-cell>
          <table:table-cell table:style-name="ce47" table:formula="of:=IF([.KB$3]=&quot;&quot;;&quot;&quot;;(IF(OR([.KB17]=&quot;&quot;;[.KB17]=0);0;1)))">
            <text:p/>
          </table:table-cell>
          <table:table-cell table:style-name="ce47" table:formula="of:=IF([.KC$3]=&quot;&quot;;&quot;&quot;;(IF(OR([.KC17]=&quot;&quot;;[.KC17]=0);0;1)))">
            <text:p/>
          </table:table-cell>
          <table:table-cell table:style-name="ce47" table:formula="of:=IF([.KD$3]=&quot;&quot;;&quot;&quot;;(IF(OR([.KD17]=&quot;&quot;;[.KD17]=0);0;1)))">
            <text:p/>
          </table:table-cell>
          <table:table-cell table:style-name="ce47" table:formula="of:=IF([.KE$3]=&quot;&quot;;&quot;&quot;;(IF(OR([.KE17]=&quot;&quot;;[.KE17]=0);0;1)))">
            <text:p/>
          </table:table-cell>
          <table:table-cell table:style-name="ce47" table:formula="of:=IF([.KF$3]=&quot;&quot;;&quot;&quot;;(IF(OR([.KF17]=&quot;&quot;;[.KF17]=0);0;1)))">
            <text:p/>
          </table:table-cell>
          <table:table-cell table:style-name="ce47" table:formula="of:=IF([.KG$3]=&quot;&quot;;&quot;&quot;;(IF(OR([.KG17]=&quot;&quot;;[.KG17]=0);0;1)))">
            <text:p/>
          </table:table-cell>
          <table:table-cell table:style-name="ce47" table:formula="of:=IF([.KH$3]=&quot;&quot;;&quot;&quot;;(IF(OR([.KH17]=&quot;&quot;;[.KH17]=0);0;1)))">
            <text:p/>
          </table:table-cell>
          <table:table-cell table:style-name="ce47" table:formula="of:=IF([.KI$3]=&quot;&quot;;&quot;&quot;;(IF(OR([.KI17]=&quot;&quot;;[.KI17]=0);0;1)))">
            <text:p/>
          </table:table-cell>
          <table:table-cell table:style-name="ce47" table:formula="of:=IF([.KJ$3]=&quot;&quot;;&quot;&quot;;(IF(OR([.KJ17]=&quot;&quot;;[.KJ17]=0);0;1)))">
            <text:p/>
          </table:table-cell>
          <table:table-cell table:style-name="ce47" table:formula="of:=IF([.KK$3]=&quot;&quot;;&quot;&quot;;(IF(OR([.KK17]=&quot;&quot;;[.KK17]=0);0;1)))">
            <text:p/>
          </table:table-cell>
          <table:table-cell table:style-name="ce47" table:formula="of:=IF([.KL$3]=&quot;&quot;;&quot;&quot;;(IF(OR([.KL17]=&quot;&quot;;[.KL17]=0);0;1)))">
            <text:p/>
          </table:table-cell>
          <table:table-cell table:style-name="ce47" table:formula="of:=IF([.KM$3]=&quot;&quot;;&quot;&quot;;(IF(OR([.KM17]=&quot;&quot;;[.KM17]=0);0;1)))">
            <text:p/>
          </table:table-cell>
          <table:table-cell table:style-name="ce47" table:formula="of:=IF([.KN$3]=&quot;&quot;;&quot;&quot;;(IF(OR([.KN17]=&quot;&quot;;[.KN17]=0);0;1)))">
            <text:p/>
          </table:table-cell>
          <table:table-cell table:style-name="ce47" table:formula="of:=IF([.KO$3]=&quot;&quot;;&quot;&quot;;(IF(OR([.KO17]=&quot;&quot;;[.KO17]=0);0;1)))">
            <text:p/>
          </table:table-cell>
          <table:table-cell table:style-name="ce47" table:formula="of:=IF([.KP$3]=&quot;&quot;;&quot;&quot;;(IF(OR([.KP17]=&quot;&quot;;[.KP17]=0);0;1)))">
            <text:p/>
          </table:table-cell>
          <table:table-cell table:style-name="ce47" table:formula="of:=IF([.KQ$3]=&quot;&quot;;&quot;&quot;;(IF(OR([.KQ17]=&quot;&quot;;[.KQ17]=0);0;1)))">
            <text:p/>
          </table:table-cell>
          <table:table-cell table:style-name="ce47" table:formula="of:=IF([.KR$3]=&quot;&quot;;&quot;&quot;;(IF(OR([.KR17]=&quot;&quot;;[.KR17]=0);0;1)))">
            <text:p/>
          </table:table-cell>
          <table:table-cell table:style-name="ce47" table:formula="of:=IF([.KS$3]=&quot;&quot;;&quot;&quot;;(IF(OR([.KS17]=&quot;&quot;;[.KS17]=0);0;1)))">
            <text:p/>
          </table:table-cell>
          <table:table-cell table:style-name="ce47" table:formula="of:=IF([.KT$3]=&quot;&quot;;&quot;&quot;;(IF(OR([.KT17]=&quot;&quot;;[.KT17]=0);0;1)))">
            <text:p/>
          </table:table-cell>
          <table:table-cell table:style-name="ce47" table:formula="of:=IF([.KU$3]=&quot;&quot;;&quot;&quot;;(IF(OR([.KU17]=&quot;&quot;;[.KU17]=0);0;1)))">
            <text:p/>
          </table:table-cell>
          <table:table-cell table:style-name="ce47" table:formula="of:=IF([.KV$3]=&quot;&quot;;&quot;&quot;;(IF(OR([.KV17]=&quot;&quot;;[.KV17]=0);0;1)))">
            <text:p/>
          </table:table-cell>
          <table:table-cell table:style-name="ce47" table:formula="of:=IF([.KW$3]=&quot;&quot;;&quot;&quot;;(IF(OR([.KW17]=&quot;&quot;;[.KW17]=0);0;1)))">
            <text:p/>
          </table:table-cell>
          <table:table-cell table:style-name="ce47" table:formula="of:=IF([.KX$3]=&quot;&quot;;&quot;&quot;;(IF(OR([.KX17]=&quot;&quot;;[.KX17]=0);0;1)))">
            <text:p/>
          </table:table-cell>
          <table:table-cell table:style-name="ce47" table:formula="of:=IF([.KY$3]=&quot;&quot;;&quot;&quot;;(IF(OR([.KY17]=&quot;&quot;;[.KY17]=0);0;1)))">
            <text:p/>
          </table:table-cell>
          <table:table-cell table:style-name="ce47" table:formula="of:=IF([.KZ$3]=&quot;&quot;;&quot;&quot;;(IF(OR([.KZ17]=&quot;&quot;;[.KZ17]=0);0;1)))">
            <text:p/>
          </table:table-cell>
          <table:table-cell table:style-name="ce47" table:formula="of:=IF([.LA$3]=&quot;&quot;;&quot;&quot;;(IF(OR([.LA17]=&quot;&quot;;[.LA17]=0);0;1)))">
            <text:p/>
          </table:table-cell>
          <table:table-cell table:style-name="ce47" table:formula="of:=IF([.LB$3]=&quot;&quot;;&quot;&quot;;(IF(OR([.LB17]=&quot;&quot;;[.LB17]=0);0;1)))">
            <text:p/>
          </table:table-cell>
          <table:table-cell table:style-name="ce47" table:formula="of:=IF([.LC$3]=&quot;&quot;;&quot;&quot;;(IF(OR([.LC17]=&quot;&quot;;[.LC17]=0);0;1)))">
            <text:p/>
          </table:table-cell>
          <table:table-cell table:style-name="ce47" table:formula="of:=IF([.LD$3]=&quot;&quot;;&quot;&quot;;(IF(OR([.LD17]=&quot;&quot;;[.LD17]=0);0;1)))">
            <text:p/>
          </table:table-cell>
          <table:table-cell table:style-name="ce47" table:formula="of:=IF([.LE$3]=&quot;&quot;;&quot;&quot;;(IF(OR([.LE17]=&quot;&quot;;[.LE17]=0);0;1)))">
            <text:p/>
          </table:table-cell>
          <table:table-cell table:style-name="ce47" table:formula="of:=IF([.LF$3]=&quot;&quot;;&quot;&quot;;(IF(OR([.LF17]=&quot;&quot;;[.LF17]=0);0;1)))">
            <text:p/>
          </table:table-cell>
          <table:table-cell table:style-name="ce47" table:formula="of:=IF([.LG$3]=&quot;&quot;;&quot;&quot;;(IF(OR([.LG17]=&quot;&quot;;[.LG17]=0);0;1)))">
            <text:p/>
          </table:table-cell>
          <table:table-cell table:style-name="ce47" table:formula="of:=IF([.LH$3]=&quot;&quot;;&quot;&quot;;(IF(OR([.LH17]=&quot;&quot;;[.LH17]=0);0;1)))">
            <text:p/>
          </table:table-cell>
          <table:table-cell table:style-name="ce47" table:formula="of:=IF([.LI$3]=&quot;&quot;;&quot;&quot;;(IF(OR([.LI17]=&quot;&quot;;[.LI17]=0);0;1)))">
            <text:p/>
          </table:table-cell>
          <table:table-cell table:style-name="ce47" table:formula="of:=IF([.LJ$3]=&quot;&quot;;&quot;&quot;;(IF(OR([.LJ17]=&quot;&quot;;[.LJ17]=0);0;1)))">
            <text:p/>
          </table:table-cell>
          <table:table-cell table:style-name="ce47" table:formula="of:=IF([.LK$3]=&quot;&quot;;&quot;&quot;;(IF(OR([.LK17]=&quot;&quot;;[.LK17]=0);0;1)))">
            <text:p/>
          </table:table-cell>
          <table:table-cell table:style-name="ce47" table:formula="of:=IF([.LL$3]=&quot;&quot;;&quot;&quot;;(IF(OR([.LL17]=&quot;&quot;;[.LL17]=0);0;1)))">
            <text:p/>
          </table:table-cell>
          <table:table-cell table:style-name="ce47" table:formula="of:=IF([.LM$3]=&quot;&quot;;&quot;&quot;;(IF(OR([.LM17]=&quot;&quot;;[.LM17]=0);0;1)))">
            <text:p/>
          </table:table-cell>
          <table:table-cell table:style-name="ce47" table:formula="of:=IF([.LN$3]=&quot;&quot;;&quot;&quot;;(IF(OR([.LN17]=&quot;&quot;;[.LN17]=0);0;1)))">
            <text:p/>
          </table:table-cell>
          <table:table-cell table:style-name="ce47" table:formula="of:=IF([.LO$3]=&quot;&quot;;&quot;&quot;;(IF(OR([.LO17]=&quot;&quot;;[.LO17]=0);0;1)))">
            <text:p/>
          </table:table-cell>
          <table:table-cell table:style-name="ce47" table:formula="of:=IF([.LP$3]=&quot;&quot;;&quot;&quot;;(IF(OR([.LP17]=&quot;&quot;;[.LP17]=0);0;1)))">
            <text:p/>
          </table:table-cell>
          <table:table-cell table:style-name="ce47" table:formula="of:=IF([.LQ$3]=&quot;&quot;;&quot;&quot;;(IF(OR([.LQ17]=&quot;&quot;;[.LQ17]=0);0;1)))">
            <text:p/>
          </table:table-cell>
          <table:table-cell table:style-name="ce47" table:formula="of:=IF([.LR$3]=&quot;&quot;;&quot;&quot;;(IF(OR([.LR17]=&quot;&quot;;[.LR17]=0);0;1)))">
            <text:p/>
          </table:table-cell>
          <table:table-cell table:style-name="ce47" table:formula="of:=IF([.LS$3]=&quot;&quot;;&quot;&quot;;(IF(OR([.LS17]=&quot;&quot;;[.LS17]=0);0;1)))">
            <text:p/>
          </table:table-cell>
          <table:table-cell table:style-name="ce47" table:formula="of:=IF([.LT$3]=&quot;&quot;;&quot;&quot;;(IF(OR([.LT17]=&quot;&quot;;[.LT17]=0);0;1)))">
            <text:p/>
          </table:table-cell>
          <table:table-cell table:style-name="ce47" table:formula="of:=IF([.LU$3]=&quot;&quot;;&quot;&quot;;(IF(OR([.LU17]=&quot;&quot;;[.LU17]=0);0;1)))">
            <text:p/>
          </table:table-cell>
          <table:table-cell table:style-name="ce47" table:formula="of:=IF([.LV$3]=&quot;&quot;;&quot;&quot;;(IF(OR([.LV17]=&quot;&quot;;[.LV17]=0);0;1)))">
            <text:p/>
          </table:table-cell>
          <table:table-cell table:style-name="ce47" table:formula="of:=IF([.LW$3]=&quot;&quot;;&quot;&quot;;(IF(OR([.LW17]=&quot;&quot;;[.LW17]=0);0;1)))">
            <text:p/>
          </table:table-cell>
          <table:table-cell table:style-name="ce47" table:formula="of:=IF([.LX$3]=&quot;&quot;;&quot;&quot;;(IF(OR([.LX17]=&quot;&quot;;[.LX17]=0);0;1)))">
            <text:p/>
          </table:table-cell>
          <table:table-cell table:style-name="ce47" table:formula="of:=IF([.LY$3]=&quot;&quot;;&quot;&quot;;(IF(OR([.LY17]=&quot;&quot;;[.LY17]=0);0;1)))">
            <text:p/>
          </table:table-cell>
          <table:table-cell table:style-name="ce47" table:formula="of:=IF([.LZ$3]=&quot;&quot;;&quot;&quot;;(IF(OR([.LZ17]=&quot;&quot;;[.LZ17]=0);0;1)))">
            <text:p/>
          </table:table-cell>
          <table:table-cell table:style-name="ce47" table:formula="of:=IF([.MA$3]=&quot;&quot;;&quot;&quot;;(IF(OR([.MA17]=&quot;&quot;;[.MA17]=0);0;1)))">
            <text:p/>
          </table:table-cell>
          <table:table-cell table:style-name="ce47" table:formula="of:=IF([.MB$3]=&quot;&quot;;&quot;&quot;;(IF(OR([.MB17]=&quot;&quot;;[.MB17]=0);0;1)))">
            <text:p/>
          </table:table-cell>
          <table:table-cell table:style-name="ce47" table:formula="of:=IF([.MC$3]=&quot;&quot;;&quot;&quot;;(IF(OR([.MC17]=&quot;&quot;;[.MC17]=0);0;1)))">
            <text:p/>
          </table:table-cell>
          <table:table-cell table:style-name="ce47" table:formula="of:=IF([.MD$3]=&quot;&quot;;&quot;&quot;;(IF(OR([.MD17]=&quot;&quot;;[.MD17]=0);0;1)))">
            <text:p/>
          </table:table-cell>
          <table:table-cell table:style-name="ce47" table:formula="of:=IF([.ME$3]=&quot;&quot;;&quot;&quot;;(IF(OR([.ME17]=&quot;&quot;;[.ME17]=0);0;1)))">
            <text:p/>
          </table:table-cell>
          <table:table-cell table:style-name="ce47" table:formula="of:=IF([.MF$3]=&quot;&quot;;&quot;&quot;;(IF(OR([.MF17]=&quot;&quot;;[.MF17]=0);0;1)))">
            <text:p/>
          </table:table-cell>
          <table:table-cell table:style-name="ce47" table:formula="of:=IF([.MG$3]=&quot;&quot;;&quot;&quot;;(IF(OR([.MG17]=&quot;&quot;;[.MG17]=0);0;1)))">
            <text:p/>
          </table:table-cell>
          <table:table-cell table:style-name="ce47" table:formula="of:=IF([.MH$3]=&quot;&quot;;&quot;&quot;;(IF(OR([.MH17]=&quot;&quot;;[.MH17]=0);0;1)))">
            <text:p/>
          </table:table-cell>
          <table:table-cell table:style-name="ce47" table:formula="of:=IF([.MI$3]=&quot;&quot;;&quot;&quot;;(IF(OR([.MI17]=&quot;&quot;;[.MI17]=0);0;1)))">
            <text:p/>
          </table:table-cell>
          <table:table-cell table:style-name="ce47" table:formula="of:=IF([.MJ$3]=&quot;&quot;;&quot;&quot;;(IF(OR([.MJ17]=&quot;&quot;;[.MJ17]=0);0;1)))">
            <text:p/>
          </table:table-cell>
          <table:table-cell table:style-name="ce47" table:formula="of:=IF([.MK$3]=&quot;&quot;;&quot;&quot;;(IF(OR([.MK17]=&quot;&quot;;[.MK17]=0);0;1)))">
            <text:p/>
          </table:table-cell>
          <table:table-cell table:style-name="ce47" table:formula="of:=IF([.ML$3]=&quot;&quot;;&quot;&quot;;(IF(OR([.ML17]=&quot;&quot;;[.ML17]=0);0;1)))">
            <text:p/>
          </table:table-cell>
          <table:table-cell table:style-name="ce47" table:formula="of:=IF([.MM$3]=&quot;&quot;;&quot;&quot;;(IF(OR([.MM17]=&quot;&quot;;[.MM17]=0);0;1)))">
            <text:p/>
          </table:table-cell>
          <table:table-cell table:style-name="ce47" table:formula="of:=IF([.MN$3]=&quot;&quot;;&quot;&quot;;(IF(OR([.MN17]=&quot;&quot;;[.MN17]=0);0;1)))">
            <text:p/>
          </table:table-cell>
          <table:table-cell table:style-name="ce47" table:formula="of:=IF([.MO$3]=&quot;&quot;;&quot;&quot;;(IF(OR([.MO17]=&quot;&quot;;[.MO17]=0);0;1)))">
            <text:p/>
          </table:table-cell>
          <table:table-cell table:style-name="ce47" table:formula="of:=IF([.MP$3]=&quot;&quot;;&quot;&quot;;(IF(OR([.MP17]=&quot;&quot;;[.MP17]=0);0;1)))">
            <text:p/>
          </table:table-cell>
          <table:table-cell table:style-name="ce47" table:formula="of:=IF([.MQ$3]=&quot;&quot;;&quot;&quot;;(IF(OR([.MQ17]=&quot;&quot;;[.MQ17]=0);0;1)))">
            <text:p/>
          </table:table-cell>
          <table:table-cell table:style-name="ce47" table:formula="of:=IF([.MR$3]=&quot;&quot;;&quot;&quot;;(IF(OR([.MR17]=&quot;&quot;;[.MR17]=0);0;1)))">
            <text:p/>
          </table:table-cell>
          <table:table-cell table:style-name="ce47" table:formula="of:=IF([.MS$3]=&quot;&quot;;&quot;&quot;;(IF(OR([.MS17]=&quot;&quot;;[.MS17]=0);0;1)))">
            <text:p/>
          </table:table-cell>
          <table:table-cell table:style-name="ce47" table:formula="of:=IF([.MT$3]=&quot;&quot;;&quot;&quot;;(IF(OR([.MT17]=&quot;&quot;;[.MT17]=0);0;1)))">
            <text:p/>
          </table:table-cell>
          <table:table-cell table:style-name="ce47" table:formula="of:=IF([.MU$3]=&quot;&quot;;&quot;&quot;;(IF(OR([.MU17]=&quot;&quot;;[.MU17]=0);0;1)))">
            <text:p/>
          </table:table-cell>
          <table:table-cell table:style-name="ce47" table:formula="of:=IF([.MV$3]=&quot;&quot;;&quot;&quot;;(IF(OR([.MV17]=&quot;&quot;;[.MV17]=0);0;1)))">
            <text:p/>
          </table:table-cell>
          <table:table-cell table:style-name="ce47" table:formula="of:=IF([.MW$3]=&quot;&quot;;&quot;&quot;;(IF(OR([.MW17]=&quot;&quot;;[.MW17]=0);0;1)))">
            <text:p/>
          </table:table-cell>
          <table:table-cell table:style-name="ce47" table:formula="of:=IF([.MX$3]=&quot;&quot;;&quot;&quot;;(IF(OR([.MX17]=&quot;&quot;;[.MX17]=0);0;1)))">
            <text:p/>
          </table:table-cell>
          <table:table-cell table:style-name="ce47" table:formula="of:=IF([.MY$3]=&quot;&quot;;&quot;&quot;;(IF(OR([.MY17]=&quot;&quot;;[.MY17]=0);0;1)))">
            <text:p/>
          </table:table-cell>
          <table:table-cell table:style-name="ce47" table:formula="of:=IF([.MZ$3]=&quot;&quot;;&quot;&quot;;(IF(OR([.MZ17]=&quot;&quot;;[.MZ17]=0);0;1)))">
            <text:p/>
          </table:table-cell>
          <table:table-cell table:style-name="ce47" table:formula="of:=IF([.NA$3]=&quot;&quot;;&quot;&quot;;(IF(OR([.NA17]=&quot;&quot;;[.NA17]=0);0;1)))">
            <text:p/>
          </table:table-cell>
          <table:table-cell table:style-name="ce47" table:formula="of:=IF([.NB$3]=&quot;&quot;;&quot;&quot;;(IF(OR([.NB17]=&quot;&quot;;[.NB17]=0);0;1)))">
            <text:p/>
          </table:table-cell>
          <table:table-cell table:style-name="ce47" table:formula="of:=IF([.NC$3]=&quot;&quot;;&quot;&quot;;(IF(OR([.NC17]=&quot;&quot;;[.NC17]=0);0;1)))">
            <text:p/>
          </table:table-cell>
          <table:table-cell table:style-name="ce47" table:formula="of:=IF([.ND$3]=&quot;&quot;;&quot;&quot;;(IF(OR([.ND17]=&quot;&quot;;[.ND17]=0);0;1)))">
            <text:p/>
          </table:table-cell>
          <table:table-cell table:style-name="ce47" table:formula="of:=IF([.NE$3]=&quot;&quot;;&quot;&quot;;(IF(OR([.NE17]=&quot;&quot;;[.NE17]=0);0;1)))">
            <text:p/>
          </table:table-cell>
          <table:table-cell table:style-name="ce47" table:formula="of:=IF([.NF$3]=&quot;&quot;;&quot;&quot;;(IF(OR([.NF17]=&quot;&quot;;[.NF17]=0);0;1)))">
            <text:p/>
          </table:table-cell>
          <table:table-cell table:style-name="ce57" table:number-columns-repeated="287"/>
        </table:table-row>
        <table:table-row table:style-name="ro2">
          <table:table-cell table:formula="of:=MAX([.A18:.B18])" office:value-type="float" office:value="0" calcext:value-type="float">
            <text:p>0</text:p>
          </table:table-cell>
          <table:table-cell table:style-name="ce6" table:formula="of:=IFERROR((LEN([.NG18])-SEARCH(&quot;0[^0]*$&quot;;[.NG18]));LEN([.NG18]))" office:value-type="float" office:value="0" calcext:value-type="float">
            <text:p>0</text:p>
          </table:table-cell>
          <table:table-cell table:formula="of:=COUNTA([.E18:.NF18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18:.ABI18])">
            <text:p/>
          </table:table-cell>
          <table:table-cell table:style-name="ce34" table:formula="of:=IF([.E$3]=&quot;&quot;;&quot;&quot;;(IF(OR([.E18]=&quot;&quot;;[.E18]=0);0;1)))">
            <text:p/>
          </table:table-cell>
          <table:table-cell table:style-name="ce34" table:formula="of:=IF([.F$3]=&quot;&quot;;&quot;&quot;;(IF(OR([.F18]=&quot;&quot;;[.F18]=0);0;1)))">
            <text:p/>
          </table:table-cell>
          <table:table-cell table:style-name="ce34" table:formula="of:=IF([.G$3]=&quot;&quot;;&quot;&quot;;(IF(OR([.G18]=&quot;&quot;;[.G18]=0);0;1)))">
            <text:p/>
          </table:table-cell>
          <table:table-cell table:style-name="ce34" table:formula="of:=IF([.H$3]=&quot;&quot;;&quot;&quot;;(IF(OR([.H18]=&quot;&quot;;[.H18]=0);0;1)))">
            <text:p/>
          </table:table-cell>
          <table:table-cell table:style-name="ce35" table:formula="of:=IF([.I$3]=&quot;&quot;;&quot;&quot;;(IF(OR([.I18]=&quot;&quot;;[.I18]=0);0;1)))">
            <text:p/>
          </table:table-cell>
          <table:table-cell table:style-name="ce35" table:formula="of:=IF([.J$3]=&quot;&quot;;&quot;&quot;;(IF(OR([.J18]=&quot;&quot;;[.J18]=0);0;1)))">
            <text:p/>
          </table:table-cell>
          <table:table-cell table:style-name="ce35" table:formula="of:=IF([.K$3]=&quot;&quot;;&quot;&quot;;(IF(OR([.K18]=&quot;&quot;;[.K18]=0);0;1)))">
            <text:p/>
          </table:table-cell>
          <table:table-cell table:style-name="ce35" table:formula="of:=IF([.L$3]=&quot;&quot;;&quot;&quot;;(IF(OR([.L18]=&quot;&quot;;[.L18]=0);0;1)))">
            <text:p/>
          </table:table-cell>
          <table:table-cell table:style-name="ce35" table:formula="of:=IF([.M$3]=&quot;&quot;;&quot;&quot;;(IF(OR([.M18]=&quot;&quot;;[.M18]=0);0;1)))">
            <text:p/>
          </table:table-cell>
          <table:table-cell table:style-name="ce35" table:formula="of:=IF([.N$3]=&quot;&quot;;&quot;&quot;;(IF(OR([.N18]=&quot;&quot;;[.N18]=0);0;1)))">
            <text:p/>
          </table:table-cell>
          <table:table-cell table:style-name="ce35" table:formula="of:=IF([.O$3]=&quot;&quot;;&quot;&quot;;(IF(OR([.O18]=&quot;&quot;;[.O18]=0);0;1)))">
            <text:p/>
          </table:table-cell>
          <table:table-cell table:style-name="ce35" table:formula="of:=IF([.P$3]=&quot;&quot;;&quot;&quot;;(IF(OR([.P18]=&quot;&quot;;[.P18]=0);0;1)))">
            <text:p/>
          </table:table-cell>
          <table:table-cell table:style-name="ce35" table:formula="of:=IF([.Q$3]=&quot;&quot;;&quot;&quot;;(IF(OR([.Q18]=&quot;&quot;;[.Q18]=0);0;1)))">
            <text:p/>
          </table:table-cell>
          <table:table-cell table:style-name="ce35" table:formula="of:=IF([.R$3]=&quot;&quot;;&quot;&quot;;(IF(OR([.R18]=&quot;&quot;;[.R18]=0);0;1)))">
            <text:p/>
          </table:table-cell>
          <table:table-cell table:style-name="ce35" table:formula="of:=IF([.S$3]=&quot;&quot;;&quot;&quot;;(IF(OR([.S18]=&quot;&quot;;[.S18]=0);0;1)))">
            <text:p/>
          </table:table-cell>
          <table:table-cell table:style-name="ce35" table:formula="of:=IF([.T$3]=&quot;&quot;;&quot;&quot;;(IF(OR([.T18]=&quot;&quot;;[.T18]=0);0;1)))">
            <text:p/>
          </table:table-cell>
          <table:table-cell table:style-name="ce35" table:formula="of:=IF([.U$3]=&quot;&quot;;&quot;&quot;;(IF(OR([.U18]=&quot;&quot;;[.U18]=0);0;1)))">
            <text:p/>
          </table:table-cell>
          <table:table-cell table:style-name="ce35" table:formula="of:=IF([.V$3]=&quot;&quot;;&quot;&quot;;(IF(OR([.V18]=&quot;&quot;;[.V18]=0);0;1)))">
            <text:p/>
          </table:table-cell>
          <table:table-cell table:style-name="ce35" table:formula="of:=IF([.W$3]=&quot;&quot;;&quot;&quot;;(IF(OR([.W18]=&quot;&quot;;[.W18]=0);0;1)))">
            <text:p/>
          </table:table-cell>
          <table:table-cell table:style-name="ce35" table:formula="of:=IF([.X$3]=&quot;&quot;;&quot;&quot;;(IF(OR([.X18]=&quot;&quot;;[.X18]=0);0;1)))">
            <text:p/>
          </table:table-cell>
          <table:table-cell table:style-name="ce35" table:formula="of:=IF([.Y$3]=&quot;&quot;;&quot;&quot;;(IF(OR([.Y18]=&quot;&quot;;[.Y18]=0);0;1)))">
            <text:p/>
          </table:table-cell>
          <table:table-cell table:style-name="ce35" table:formula="of:=IF([.Z$3]=&quot;&quot;;&quot;&quot;;(IF(OR([.Z18]=&quot;&quot;;[.Z18]=0);0;1)))">
            <text:p/>
          </table:table-cell>
          <table:table-cell table:style-name="ce35" table:formula="of:=IF([.AA$3]=&quot;&quot;;&quot;&quot;;(IF(OR([.AA18]=&quot;&quot;;[.AA18]=0);0;1)))">
            <text:p/>
          </table:table-cell>
          <table:table-cell table:style-name="ce35" table:formula="of:=IF([.AB$3]=&quot;&quot;;&quot;&quot;;(IF(OR([.AB18]=&quot;&quot;;[.AB18]=0);0;1)))">
            <text:p/>
          </table:table-cell>
          <table:table-cell table:style-name="ce35" table:formula="of:=IF([.AC$3]=&quot;&quot;;&quot;&quot;;(IF(OR([.AC18]=&quot;&quot;;[.AC18]=0);0;1)))">
            <text:p/>
          </table:table-cell>
          <table:table-cell table:style-name="ce35" table:formula="of:=IF([.AD$3]=&quot;&quot;;&quot;&quot;;(IF(OR([.AD18]=&quot;&quot;;[.AD18]=0);0;1)))">
            <text:p/>
          </table:table-cell>
          <table:table-cell table:style-name="ce35" table:formula="of:=IF([.AE$3]=&quot;&quot;;&quot;&quot;;(IF(OR([.AE18]=&quot;&quot;;[.AE18]=0);0;1)))">
            <text:p/>
          </table:table-cell>
          <table:table-cell table:style-name="ce35" table:formula="of:=IF([.AF$3]=&quot;&quot;;&quot;&quot;;(IF(OR([.AF18]=&quot;&quot;;[.AF18]=0);0;1)))">
            <text:p/>
          </table:table-cell>
          <table:table-cell table:style-name="ce35" table:formula="of:=IF([.AG$3]=&quot;&quot;;&quot;&quot;;(IF(OR([.AG18]=&quot;&quot;;[.AG18]=0);0;1)))">
            <text:p/>
          </table:table-cell>
          <table:table-cell table:style-name="ce35" table:formula="of:=IF([.AH$3]=&quot;&quot;;&quot;&quot;;(IF(OR([.AH18]=&quot;&quot;;[.AH18]=0);0;1)))">
            <text:p/>
          </table:table-cell>
          <table:table-cell table:style-name="ce35" table:formula="of:=IF([.AI$3]=&quot;&quot;;&quot;&quot;;(IF(OR([.AI18]=&quot;&quot;;[.AI18]=0);0;1)))">
            <text:p/>
          </table:table-cell>
          <table:table-cell table:style-name="ce35" table:formula="of:=IF([.AJ$3]=&quot;&quot;;&quot;&quot;;(IF(OR([.AJ18]=&quot;&quot;;[.AJ18]=0);0;1)))">
            <text:p/>
          </table:table-cell>
          <table:table-cell table:style-name="ce35" table:formula="of:=IF([.AK$3]=&quot;&quot;;&quot;&quot;;(IF(OR([.AK18]=&quot;&quot;;[.AK18]=0);0;1)))">
            <text:p/>
          </table:table-cell>
          <table:table-cell table:style-name="ce35" table:formula="of:=IF([.AL$3]=&quot;&quot;;&quot;&quot;;(IF(OR([.AL18]=&quot;&quot;;[.AL18]=0);0;1)))">
            <text:p/>
          </table:table-cell>
          <table:table-cell table:style-name="ce35" table:formula="of:=IF([.AM$3]=&quot;&quot;;&quot;&quot;;(IF(OR([.AM18]=&quot;&quot;;[.AM18]=0);0;1)))">
            <text:p/>
          </table:table-cell>
          <table:table-cell table:style-name="ce35" table:formula="of:=IF([.AN$3]=&quot;&quot;;&quot;&quot;;(IF(OR([.AN18]=&quot;&quot;;[.AN18]=0);0;1)))">
            <text:p/>
          </table:table-cell>
          <table:table-cell table:style-name="ce35" table:formula="of:=IF([.AO$3]=&quot;&quot;;&quot;&quot;;(IF(OR([.AO18]=&quot;&quot;;[.AO18]=0);0;1)))">
            <text:p/>
          </table:table-cell>
          <table:table-cell table:style-name="ce35" table:formula="of:=IF([.AP$3]=&quot;&quot;;&quot;&quot;;(IF(OR([.AP18]=&quot;&quot;;[.AP18]=0);0;1)))">
            <text:p/>
          </table:table-cell>
          <table:table-cell table:style-name="ce35" table:formula="of:=IF([.AQ$3]=&quot;&quot;;&quot;&quot;;(IF(OR([.AQ18]=&quot;&quot;;[.AQ18]=0);0;1)))">
            <text:p/>
          </table:table-cell>
          <table:table-cell table:style-name="ce35" table:formula="of:=IF([.AR$3]=&quot;&quot;;&quot;&quot;;(IF(OR([.AR18]=&quot;&quot;;[.AR18]=0);0;1)))">
            <text:p/>
          </table:table-cell>
          <table:table-cell table:style-name="ce35" table:formula="of:=IF([.AS$3]=&quot;&quot;;&quot;&quot;;(IF(OR([.AS18]=&quot;&quot;;[.AS18]=0);0;1)))">
            <text:p/>
          </table:table-cell>
          <table:table-cell table:style-name="ce35" table:formula="of:=IF([.AT$3]=&quot;&quot;;&quot;&quot;;(IF(OR([.AT18]=&quot;&quot;;[.AT18]=0);0;1)))">
            <text:p/>
          </table:table-cell>
          <table:table-cell table:style-name="ce35" table:formula="of:=IF([.AU$3]=&quot;&quot;;&quot;&quot;;(IF(OR([.AU18]=&quot;&quot;;[.AU18]=0);0;1)))">
            <text:p/>
          </table:table-cell>
          <table:table-cell table:style-name="ce35" table:formula="of:=IF([.AV$3]=&quot;&quot;;&quot;&quot;;(IF(OR([.AV18]=&quot;&quot;;[.AV18]=0);0;1)))">
            <text:p/>
          </table:table-cell>
          <table:table-cell table:style-name="ce35" table:formula="of:=IF([.AW$3]=&quot;&quot;;&quot;&quot;;(IF(OR([.AW18]=&quot;&quot;;[.AW18]=0);0;1)))">
            <text:p/>
          </table:table-cell>
          <table:table-cell table:style-name="ce35" table:formula="of:=IF([.AX$3]=&quot;&quot;;&quot;&quot;;(IF(OR([.AX18]=&quot;&quot;;[.AX18]=0);0;1)))">
            <text:p/>
          </table:table-cell>
          <table:table-cell table:style-name="ce35" table:formula="of:=IF([.AY$3]=&quot;&quot;;&quot;&quot;;(IF(OR([.AY18]=&quot;&quot;;[.AY18]=0);0;1)))">
            <text:p/>
          </table:table-cell>
          <table:table-cell table:style-name="ce35" table:formula="of:=IF([.AZ$3]=&quot;&quot;;&quot;&quot;;(IF(OR([.AZ18]=&quot;&quot;;[.AZ18]=0);0;1)))">
            <text:p/>
          </table:table-cell>
          <table:table-cell table:style-name="ce35" table:formula="of:=IF([.BA$3]=&quot;&quot;;&quot;&quot;;(IF(OR([.BA18]=&quot;&quot;;[.BA18]=0);0;1)))">
            <text:p/>
          </table:table-cell>
          <table:table-cell table:style-name="ce35" table:formula="of:=IF([.BB$3]=&quot;&quot;;&quot;&quot;;(IF(OR([.BB18]=&quot;&quot;;[.BB18]=0);0;1)))">
            <text:p/>
          </table:table-cell>
          <table:table-cell table:style-name="ce35" table:formula="of:=IF([.BC$3]=&quot;&quot;;&quot;&quot;;(IF(OR([.BC18]=&quot;&quot;;[.BC18]=0);0;1)))">
            <text:p/>
          </table:table-cell>
          <table:table-cell table:style-name="ce35" table:formula="of:=IF([.BD$3]=&quot;&quot;;&quot;&quot;;(IF(OR([.BD18]=&quot;&quot;;[.BD18]=0);0;1)))">
            <text:p/>
          </table:table-cell>
          <table:table-cell table:style-name="ce35" table:formula="of:=IF([.BE$3]=&quot;&quot;;&quot;&quot;;(IF(OR([.BE18]=&quot;&quot;;[.BE18]=0);0;1)))">
            <text:p/>
          </table:table-cell>
          <table:table-cell table:style-name="ce35" table:formula="of:=IF([.BF$3]=&quot;&quot;;&quot;&quot;;(IF(OR([.BF18]=&quot;&quot;;[.BF18]=0);0;1)))">
            <text:p/>
          </table:table-cell>
          <table:table-cell table:style-name="ce35" table:formula="of:=IF([.BG$3]=&quot;&quot;;&quot;&quot;;(IF(OR([.BG18]=&quot;&quot;;[.BG18]=0);0;1)))">
            <text:p/>
          </table:table-cell>
          <table:table-cell table:style-name="ce35" table:formula="of:=IF([.BH$3]=&quot;&quot;;&quot;&quot;;(IF(OR([.BH18]=&quot;&quot;;[.BH18]=0);0;1)))">
            <text:p/>
          </table:table-cell>
          <table:table-cell table:style-name="ce35" table:formula="of:=IF([.BI$3]=&quot;&quot;;&quot;&quot;;(IF(OR([.BI18]=&quot;&quot;;[.BI18]=0);0;1)))">
            <text:p/>
          </table:table-cell>
          <table:table-cell table:style-name="ce35" table:formula="of:=IF([.BJ$3]=&quot;&quot;;&quot;&quot;;(IF(OR([.BJ18]=&quot;&quot;;[.BJ18]=0);0;1)))">
            <text:p/>
          </table:table-cell>
          <table:table-cell table:style-name="ce35" table:formula="of:=IF([.BK$3]=&quot;&quot;;&quot;&quot;;(IF(OR([.BK18]=&quot;&quot;;[.BK18]=0);0;1)))">
            <text:p/>
          </table:table-cell>
          <table:table-cell table:style-name="ce35" table:formula="of:=IF([.BL$3]=&quot;&quot;;&quot;&quot;;(IF(OR([.BL18]=&quot;&quot;;[.BL18]=0);0;1)))">
            <text:p/>
          </table:table-cell>
          <table:table-cell table:style-name="ce35" table:formula="of:=IF([.BM$3]=&quot;&quot;;&quot;&quot;;(IF(OR([.BM18]=&quot;&quot;;[.BM18]=0);0;1)))">
            <text:p/>
          </table:table-cell>
          <table:table-cell table:style-name="ce35" table:formula="of:=IF([.BN$3]=&quot;&quot;;&quot;&quot;;(IF(OR([.BN18]=&quot;&quot;;[.BN18]=0);0;1)))">
            <text:p/>
          </table:table-cell>
          <table:table-cell table:style-name="ce35" table:formula="of:=IF([.BO$3]=&quot;&quot;;&quot;&quot;;(IF(OR([.BO18]=&quot;&quot;;[.BO18]=0);0;1)))">
            <text:p/>
          </table:table-cell>
          <table:table-cell table:style-name="ce35" table:formula="of:=IF([.BP$3]=&quot;&quot;;&quot;&quot;;(IF(OR([.BP18]=&quot;&quot;;[.BP18]=0);0;1)))">
            <text:p/>
          </table:table-cell>
          <table:table-cell table:style-name="ce35" table:formula="of:=IF([.BQ$3]=&quot;&quot;;&quot;&quot;;(IF(OR([.BQ18]=&quot;&quot;;[.BQ18]=0);0;1)))">
            <text:p/>
          </table:table-cell>
          <table:table-cell table:style-name="ce35" table:formula="of:=IF([.BR$3]=&quot;&quot;;&quot;&quot;;(IF(OR([.BR18]=&quot;&quot;;[.BR18]=0);0;1)))">
            <text:p/>
          </table:table-cell>
          <table:table-cell table:style-name="ce35" table:formula="of:=IF([.BS$3]=&quot;&quot;;&quot;&quot;;(IF(OR([.BS18]=&quot;&quot;;[.BS18]=0);0;1)))">
            <text:p/>
          </table:table-cell>
          <table:table-cell table:style-name="ce35" table:formula="of:=IF([.BT$3]=&quot;&quot;;&quot;&quot;;(IF(OR([.BT18]=&quot;&quot;;[.BT18]=0);0;1)))">
            <text:p/>
          </table:table-cell>
          <table:table-cell table:style-name="ce35" table:formula="of:=IF([.BU$3]=&quot;&quot;;&quot;&quot;;(IF(OR([.BU18]=&quot;&quot;;[.BU18]=0);0;1)))">
            <text:p/>
          </table:table-cell>
          <table:table-cell table:style-name="ce35" table:formula="of:=IF([.BV$3]=&quot;&quot;;&quot;&quot;;(IF(OR([.BV18]=&quot;&quot;;[.BV18]=0);0;1)))">
            <text:p/>
          </table:table-cell>
          <table:table-cell table:style-name="ce35" table:formula="of:=IF([.BW$3]=&quot;&quot;;&quot;&quot;;(IF(OR([.BW18]=&quot;&quot;;[.BW18]=0);0;1)))">
            <text:p/>
          </table:table-cell>
          <table:table-cell table:style-name="ce35" table:formula="of:=IF([.BX$3]=&quot;&quot;;&quot;&quot;;(IF(OR([.BX18]=&quot;&quot;;[.BX18]=0);0;1)))">
            <text:p/>
          </table:table-cell>
          <table:table-cell table:style-name="ce35" table:formula="of:=IF([.BY$3]=&quot;&quot;;&quot;&quot;;(IF(OR([.BY18]=&quot;&quot;;[.BY18]=0);0;1)))">
            <text:p/>
          </table:table-cell>
          <table:table-cell table:style-name="ce35" table:formula="of:=IF([.BZ$3]=&quot;&quot;;&quot;&quot;;(IF(OR([.BZ18]=&quot;&quot;;[.BZ18]=0);0;1)))">
            <text:p/>
          </table:table-cell>
          <table:table-cell table:style-name="ce35" table:formula="of:=IF([.CA$3]=&quot;&quot;;&quot;&quot;;(IF(OR([.CA18]=&quot;&quot;;[.CA18]=0);0;1)))">
            <text:p/>
          </table:table-cell>
          <table:table-cell table:style-name="ce35" table:formula="of:=IF([.CB$3]=&quot;&quot;;&quot;&quot;;(IF(OR([.CB18]=&quot;&quot;;[.CB18]=0);0;1)))">
            <text:p/>
          </table:table-cell>
          <table:table-cell table:style-name="ce35" table:formula="of:=IF([.CC$3]=&quot;&quot;;&quot;&quot;;(IF(OR([.CC18]=&quot;&quot;;[.CC18]=0);0;1)))">
            <text:p/>
          </table:table-cell>
          <table:table-cell table:style-name="ce35" table:formula="of:=IF([.CD$3]=&quot;&quot;;&quot;&quot;;(IF(OR([.CD18]=&quot;&quot;;[.CD18]=0);0;1)))">
            <text:p/>
          </table:table-cell>
          <table:table-cell table:style-name="ce35" table:formula="of:=IF([.CE$3]=&quot;&quot;;&quot;&quot;;(IF(OR([.CE18]=&quot;&quot;;[.CE18]=0);0;1)))">
            <text:p/>
          </table:table-cell>
          <table:table-cell table:style-name="ce35" table:formula="of:=IF([.CF$3]=&quot;&quot;;&quot;&quot;;(IF(OR([.CF18]=&quot;&quot;;[.CF18]=0);0;1)))">
            <text:p/>
          </table:table-cell>
          <table:table-cell table:style-name="ce35" table:formula="of:=IF([.CG$3]=&quot;&quot;;&quot;&quot;;(IF(OR([.CG18]=&quot;&quot;;[.CG18]=0);0;1)))">
            <text:p/>
          </table:table-cell>
          <table:table-cell table:style-name="ce35" table:formula="of:=IF([.CH$3]=&quot;&quot;;&quot;&quot;;(IF(OR([.CH18]=&quot;&quot;;[.CH18]=0);0;1)))">
            <text:p/>
          </table:table-cell>
          <table:table-cell table:style-name="ce35" table:formula="of:=IF([.CI$3]=&quot;&quot;;&quot;&quot;;(IF(OR([.CI18]=&quot;&quot;;[.CI18]=0);0;1)))">
            <text:p/>
          </table:table-cell>
          <table:table-cell table:style-name="ce35" table:formula="of:=IF([.CJ$3]=&quot;&quot;;&quot;&quot;;(IF(OR([.CJ18]=&quot;&quot;;[.CJ18]=0);0;1)))">
            <text:p/>
          </table:table-cell>
          <table:table-cell table:style-name="ce35" table:formula="of:=IF([.CK$3]=&quot;&quot;;&quot;&quot;;(IF(OR([.CK18]=&quot;&quot;;[.CK18]=0);0;1)))">
            <text:p/>
          </table:table-cell>
          <table:table-cell table:style-name="ce35" table:formula="of:=IF([.CL$3]=&quot;&quot;;&quot;&quot;;(IF(OR([.CL18]=&quot;&quot;;[.CL18]=0);0;1)))">
            <text:p/>
          </table:table-cell>
          <table:table-cell table:style-name="ce35" table:formula="of:=IF([.CM$3]=&quot;&quot;;&quot;&quot;;(IF(OR([.CM18]=&quot;&quot;;[.CM18]=0);0;1)))">
            <text:p/>
          </table:table-cell>
          <table:table-cell table:style-name="ce35" table:formula="of:=IF([.CN$3]=&quot;&quot;;&quot;&quot;;(IF(OR([.CN18]=&quot;&quot;;[.CN18]=0);0;1)))">
            <text:p/>
          </table:table-cell>
          <table:table-cell table:style-name="ce35" table:formula="of:=IF([.CO$3]=&quot;&quot;;&quot;&quot;;(IF(OR([.CO18]=&quot;&quot;;[.CO18]=0);0;1)))">
            <text:p/>
          </table:table-cell>
          <table:table-cell table:style-name="ce35" table:formula="of:=IF([.CP$3]=&quot;&quot;;&quot;&quot;;(IF(OR([.CP18]=&quot;&quot;;[.CP18]=0);0;1)))">
            <text:p/>
          </table:table-cell>
          <table:table-cell table:style-name="ce35" table:formula="of:=IF([.CQ$3]=&quot;&quot;;&quot;&quot;;(IF(OR([.CQ18]=&quot;&quot;;[.CQ18]=0);0;1)))">
            <text:p/>
          </table:table-cell>
          <table:table-cell table:style-name="ce35" table:formula="of:=IF([.CR$3]=&quot;&quot;;&quot;&quot;;(IF(OR([.CR18]=&quot;&quot;;[.CR18]=0);0;1)))">
            <text:p/>
          </table:table-cell>
          <table:table-cell table:style-name="ce35" table:formula="of:=IF([.CS$3]=&quot;&quot;;&quot;&quot;;(IF(OR([.CS18]=&quot;&quot;;[.CS18]=0);0;1)))">
            <text:p/>
          </table:table-cell>
          <table:table-cell table:style-name="ce35" table:formula="of:=IF([.CT$3]=&quot;&quot;;&quot;&quot;;(IF(OR([.CT18]=&quot;&quot;;[.CT18]=0);0;1)))">
            <text:p/>
          </table:table-cell>
          <table:table-cell table:style-name="ce35" table:formula="of:=IF([.CU$3]=&quot;&quot;;&quot;&quot;;(IF(OR([.CU18]=&quot;&quot;;[.CU18]=0);0;1)))">
            <text:p/>
          </table:table-cell>
          <table:table-cell table:style-name="ce35" table:formula="of:=IF([.CV$3]=&quot;&quot;;&quot;&quot;;(IF(OR([.CV18]=&quot;&quot;;[.CV18]=0);0;1)))">
            <text:p/>
          </table:table-cell>
          <table:table-cell table:style-name="ce35" table:formula="of:=IF([.CW$3]=&quot;&quot;;&quot;&quot;;(IF(OR([.CW18]=&quot;&quot;;[.CW18]=0);0;1)))">
            <text:p/>
          </table:table-cell>
          <table:table-cell table:style-name="ce35" table:formula="of:=IF([.CX$3]=&quot;&quot;;&quot;&quot;;(IF(OR([.CX18]=&quot;&quot;;[.CX18]=0);0;1)))">
            <text:p/>
          </table:table-cell>
          <table:table-cell table:style-name="ce35" table:formula="of:=IF([.CY$3]=&quot;&quot;;&quot;&quot;;(IF(OR([.CY18]=&quot;&quot;;[.CY18]=0);0;1)))">
            <text:p/>
          </table:table-cell>
          <table:table-cell table:style-name="ce35" table:formula="of:=IF([.CZ$3]=&quot;&quot;;&quot;&quot;;(IF(OR([.CZ18]=&quot;&quot;;[.CZ18]=0);0;1)))">
            <text:p/>
          </table:table-cell>
          <table:table-cell table:style-name="ce35" table:formula="of:=IF([.DA$3]=&quot;&quot;;&quot;&quot;;(IF(OR([.DA18]=&quot;&quot;;[.DA18]=0);0;1)))">
            <text:p/>
          </table:table-cell>
          <table:table-cell table:style-name="ce35" table:formula="of:=IF([.DB$3]=&quot;&quot;;&quot;&quot;;(IF(OR([.DB18]=&quot;&quot;;[.DB18]=0);0;1)))">
            <text:p/>
          </table:table-cell>
          <table:table-cell table:style-name="ce35" table:formula="of:=IF([.DC$3]=&quot;&quot;;&quot;&quot;;(IF(OR([.DC18]=&quot;&quot;;[.DC18]=0);0;1)))">
            <text:p/>
          </table:table-cell>
          <table:table-cell table:style-name="ce35" table:formula="of:=IF([.DD$3]=&quot;&quot;;&quot;&quot;;(IF(OR([.DD18]=&quot;&quot;;[.DD18]=0);0;1)))">
            <text:p/>
          </table:table-cell>
          <table:table-cell table:style-name="ce35" table:formula="of:=IF([.DE$3]=&quot;&quot;;&quot;&quot;;(IF(OR([.DE18]=&quot;&quot;;[.DE18]=0);0;1)))">
            <text:p/>
          </table:table-cell>
          <table:table-cell table:style-name="ce35" table:formula="of:=IF([.DF$3]=&quot;&quot;;&quot;&quot;;(IF(OR([.DF18]=&quot;&quot;;[.DF18]=0);0;1)))">
            <text:p/>
          </table:table-cell>
          <table:table-cell table:style-name="ce35" table:formula="of:=IF([.DG$3]=&quot;&quot;;&quot;&quot;;(IF(OR([.DG18]=&quot;&quot;;[.DG18]=0);0;1)))">
            <text:p/>
          </table:table-cell>
          <table:table-cell table:style-name="ce35" table:formula="of:=IF([.DH$3]=&quot;&quot;;&quot;&quot;;(IF(OR([.DH18]=&quot;&quot;;[.DH18]=0);0;1)))">
            <text:p/>
          </table:table-cell>
          <table:table-cell table:style-name="ce35" table:formula="of:=IF([.DI$3]=&quot;&quot;;&quot;&quot;;(IF(OR([.DI18]=&quot;&quot;;[.DI18]=0);0;1)))">
            <text:p/>
          </table:table-cell>
          <table:table-cell table:style-name="ce35" table:formula="of:=IF([.DJ$3]=&quot;&quot;;&quot;&quot;;(IF(OR([.DJ18]=&quot;&quot;;[.DJ18]=0);0;1)))">
            <text:p/>
          </table:table-cell>
          <table:table-cell table:style-name="ce35" table:formula="of:=IF([.DK$3]=&quot;&quot;;&quot;&quot;;(IF(OR([.DK18]=&quot;&quot;;[.DK18]=0);0;1)))">
            <text:p/>
          </table:table-cell>
          <table:table-cell table:style-name="ce35" table:formula="of:=IF([.DL$3]=&quot;&quot;;&quot;&quot;;(IF(OR([.DL18]=&quot;&quot;;[.DL18]=0);0;1)))">
            <text:p/>
          </table:table-cell>
          <table:table-cell table:style-name="ce35" table:formula="of:=IF([.DM$3]=&quot;&quot;;&quot;&quot;;(IF(OR([.DM18]=&quot;&quot;;[.DM18]=0);0;1)))">
            <text:p/>
          </table:table-cell>
          <table:table-cell table:style-name="ce35" table:formula="of:=IF([.DN$3]=&quot;&quot;;&quot;&quot;;(IF(OR([.DN18]=&quot;&quot;;[.DN18]=0);0;1)))">
            <text:p/>
          </table:table-cell>
          <table:table-cell table:style-name="ce35" table:formula="of:=IF([.DO$3]=&quot;&quot;;&quot;&quot;;(IF(OR([.DO18]=&quot;&quot;;[.DO18]=0);0;1)))">
            <text:p/>
          </table:table-cell>
          <table:table-cell table:style-name="ce35" table:formula="of:=IF([.DP$3]=&quot;&quot;;&quot;&quot;;(IF(OR([.DP18]=&quot;&quot;;[.DP18]=0);0;1)))">
            <text:p/>
          </table:table-cell>
          <table:table-cell table:style-name="ce35" table:formula="of:=IF([.DQ$3]=&quot;&quot;;&quot;&quot;;(IF(OR([.DQ18]=&quot;&quot;;[.DQ18]=0);0;1)))">
            <text:p/>
          </table:table-cell>
          <table:table-cell table:style-name="ce35" table:formula="of:=IF([.DR$3]=&quot;&quot;;&quot;&quot;;(IF(OR([.DR18]=&quot;&quot;;[.DR18]=0);0;1)))">
            <text:p/>
          </table:table-cell>
          <table:table-cell table:style-name="ce35" table:formula="of:=IF([.DS$3]=&quot;&quot;;&quot;&quot;;(IF(OR([.DS18]=&quot;&quot;;[.DS18]=0);0;1)))">
            <text:p/>
          </table:table-cell>
          <table:table-cell table:style-name="ce35" table:formula="of:=IF([.DT$3]=&quot;&quot;;&quot;&quot;;(IF(OR([.DT18]=&quot;&quot;;[.DT18]=0);0;1)))">
            <text:p/>
          </table:table-cell>
          <table:table-cell table:style-name="ce35" table:formula="of:=IF([.DU$3]=&quot;&quot;;&quot;&quot;;(IF(OR([.DU18]=&quot;&quot;;[.DU18]=0);0;1)))">
            <text:p/>
          </table:table-cell>
          <table:table-cell table:style-name="ce35" table:formula="of:=IF([.DV$3]=&quot;&quot;;&quot;&quot;;(IF(OR([.DV18]=&quot;&quot;;[.DV18]=0);0;1)))">
            <text:p/>
          </table:table-cell>
          <table:table-cell table:style-name="ce35" table:formula="of:=IF([.DW$3]=&quot;&quot;;&quot;&quot;;(IF(OR([.DW18]=&quot;&quot;;[.DW18]=0);0;1)))">
            <text:p/>
          </table:table-cell>
          <table:table-cell table:style-name="ce35" table:formula="of:=IF([.DX$3]=&quot;&quot;;&quot;&quot;;(IF(OR([.DX18]=&quot;&quot;;[.DX18]=0);0;1)))">
            <text:p/>
          </table:table-cell>
          <table:table-cell table:style-name="ce35" table:formula="of:=IF([.DY$3]=&quot;&quot;;&quot;&quot;;(IF(OR([.DY18]=&quot;&quot;;[.DY18]=0);0;1)))">
            <text:p/>
          </table:table-cell>
          <table:table-cell table:style-name="ce35" table:formula="of:=IF([.DZ$3]=&quot;&quot;;&quot;&quot;;(IF(OR([.DZ18]=&quot;&quot;;[.DZ18]=0);0;1)))">
            <text:p/>
          </table:table-cell>
          <table:table-cell table:style-name="ce35" table:formula="of:=IF([.EA$3]=&quot;&quot;;&quot;&quot;;(IF(OR([.EA18]=&quot;&quot;;[.EA18]=0);0;1)))">
            <text:p/>
          </table:table-cell>
          <table:table-cell table:style-name="ce35" table:formula="of:=IF([.EB$3]=&quot;&quot;;&quot;&quot;;(IF(OR([.EB18]=&quot;&quot;;[.EB18]=0);0;1)))">
            <text:p/>
          </table:table-cell>
          <table:table-cell table:style-name="ce35" table:formula="of:=IF([.EC$3]=&quot;&quot;;&quot;&quot;;(IF(OR([.EC18]=&quot;&quot;;[.EC18]=0);0;1)))">
            <text:p/>
          </table:table-cell>
          <table:table-cell table:style-name="ce35" table:formula="of:=IF([.ED$3]=&quot;&quot;;&quot;&quot;;(IF(OR([.ED18]=&quot;&quot;;[.ED18]=0);0;1)))">
            <text:p/>
          </table:table-cell>
          <table:table-cell table:style-name="ce35" table:formula="of:=IF([.EE$3]=&quot;&quot;;&quot;&quot;;(IF(OR([.EE18]=&quot;&quot;;[.EE18]=0);0;1)))">
            <text:p/>
          </table:table-cell>
          <table:table-cell table:style-name="ce35" table:formula="of:=IF([.EF$3]=&quot;&quot;;&quot;&quot;;(IF(OR([.EF18]=&quot;&quot;;[.EF18]=0);0;1)))">
            <text:p/>
          </table:table-cell>
          <table:table-cell table:style-name="ce35" table:formula="of:=IF([.EG$3]=&quot;&quot;;&quot;&quot;;(IF(OR([.EG18]=&quot;&quot;;[.EG18]=0);0;1)))">
            <text:p/>
          </table:table-cell>
          <table:table-cell table:style-name="ce35" table:formula="of:=IF([.EH$3]=&quot;&quot;;&quot;&quot;;(IF(OR([.EH18]=&quot;&quot;;[.EH18]=0);0;1)))">
            <text:p/>
          </table:table-cell>
          <table:table-cell table:style-name="ce35" table:formula="of:=IF([.EI$3]=&quot;&quot;;&quot;&quot;;(IF(OR([.EI18]=&quot;&quot;;[.EI18]=0);0;1)))">
            <text:p/>
          </table:table-cell>
          <table:table-cell table:style-name="ce35" table:formula="of:=IF([.EJ$3]=&quot;&quot;;&quot;&quot;;(IF(OR([.EJ18]=&quot;&quot;;[.EJ18]=0);0;1)))">
            <text:p/>
          </table:table-cell>
          <table:table-cell table:style-name="ce35" table:formula="of:=IF([.EK$3]=&quot;&quot;;&quot;&quot;;(IF(OR([.EK18]=&quot;&quot;;[.EK18]=0);0;1)))">
            <text:p/>
          </table:table-cell>
          <table:table-cell table:style-name="ce35" table:formula="of:=IF([.EL$3]=&quot;&quot;;&quot;&quot;;(IF(OR([.EL18]=&quot;&quot;;[.EL18]=0);0;1)))">
            <text:p/>
          </table:table-cell>
          <table:table-cell table:style-name="ce35" table:formula="of:=IF([.EM$3]=&quot;&quot;;&quot;&quot;;(IF(OR([.EM18]=&quot;&quot;;[.EM18]=0);0;1)))">
            <text:p/>
          </table:table-cell>
          <table:table-cell table:style-name="ce35" table:formula="of:=IF([.EN$3]=&quot;&quot;;&quot;&quot;;(IF(OR([.EN18]=&quot;&quot;;[.EN18]=0);0;1)))">
            <text:p/>
          </table:table-cell>
          <table:table-cell table:style-name="ce35" table:formula="of:=IF([.EO$3]=&quot;&quot;;&quot;&quot;;(IF(OR([.EO18]=&quot;&quot;;[.EO18]=0);0;1)))">
            <text:p/>
          </table:table-cell>
          <table:table-cell table:style-name="ce35" table:formula="of:=IF([.EP$3]=&quot;&quot;;&quot;&quot;;(IF(OR([.EP18]=&quot;&quot;;[.EP18]=0);0;1)))">
            <text:p/>
          </table:table-cell>
          <table:table-cell table:style-name="ce35" table:formula="of:=IF([.EQ$3]=&quot;&quot;;&quot;&quot;;(IF(OR([.EQ18]=&quot;&quot;;[.EQ18]=0);0;1)))">
            <text:p/>
          </table:table-cell>
          <table:table-cell table:style-name="ce35" table:formula="of:=IF([.ER$3]=&quot;&quot;;&quot;&quot;;(IF(OR([.ER18]=&quot;&quot;;[.ER18]=0);0;1)))">
            <text:p/>
          </table:table-cell>
          <table:table-cell table:style-name="ce35" table:formula="of:=IF([.ES$3]=&quot;&quot;;&quot;&quot;;(IF(OR([.ES18]=&quot;&quot;;[.ES18]=0);0;1)))">
            <text:p/>
          </table:table-cell>
          <table:table-cell table:style-name="ce35" table:formula="of:=IF([.ET$3]=&quot;&quot;;&quot;&quot;;(IF(OR([.ET18]=&quot;&quot;;[.ET18]=0);0;1)))">
            <text:p/>
          </table:table-cell>
          <table:table-cell table:style-name="ce35" table:formula="of:=IF([.EU$3]=&quot;&quot;;&quot;&quot;;(IF(OR([.EU18]=&quot;&quot;;[.EU18]=0);0;1)))">
            <text:p/>
          </table:table-cell>
          <table:table-cell table:style-name="ce35" table:formula="of:=IF([.EV$3]=&quot;&quot;;&quot;&quot;;(IF(OR([.EV18]=&quot;&quot;;[.EV18]=0);0;1)))">
            <text:p/>
          </table:table-cell>
          <table:table-cell table:style-name="ce35" table:formula="of:=IF([.EW$3]=&quot;&quot;;&quot;&quot;;(IF(OR([.EW18]=&quot;&quot;;[.EW18]=0);0;1)))">
            <text:p/>
          </table:table-cell>
          <table:table-cell table:style-name="ce35" table:formula="of:=IF([.EX$3]=&quot;&quot;;&quot;&quot;;(IF(OR([.EX18]=&quot;&quot;;[.EX18]=0);0;1)))">
            <text:p/>
          </table:table-cell>
          <table:table-cell table:style-name="ce35" table:formula="of:=IF([.EY$3]=&quot;&quot;;&quot;&quot;;(IF(OR([.EY18]=&quot;&quot;;[.EY18]=0);0;1)))">
            <text:p/>
          </table:table-cell>
          <table:table-cell table:style-name="ce35" table:formula="of:=IF([.EZ$3]=&quot;&quot;;&quot;&quot;;(IF(OR([.EZ18]=&quot;&quot;;[.EZ18]=0);0;1)))">
            <text:p/>
          </table:table-cell>
          <table:table-cell table:style-name="ce35" table:formula="of:=IF([.FA$3]=&quot;&quot;;&quot;&quot;;(IF(OR([.FA18]=&quot;&quot;;[.FA18]=0);0;1)))">
            <text:p/>
          </table:table-cell>
          <table:table-cell table:style-name="ce35" table:formula="of:=IF([.FB$3]=&quot;&quot;;&quot;&quot;;(IF(OR([.FB18]=&quot;&quot;;[.FB18]=0);0;1)))">
            <text:p/>
          </table:table-cell>
          <table:table-cell table:style-name="ce35" table:formula="of:=IF([.FC$3]=&quot;&quot;;&quot;&quot;;(IF(OR([.FC18]=&quot;&quot;;[.FC18]=0);0;1)))">
            <text:p/>
          </table:table-cell>
          <table:table-cell table:style-name="ce35" table:formula="of:=IF([.FD$3]=&quot;&quot;;&quot;&quot;;(IF(OR([.FD18]=&quot;&quot;;[.FD18]=0);0;1)))">
            <text:p/>
          </table:table-cell>
          <table:table-cell table:style-name="ce35" table:formula="of:=IF([.FE$3]=&quot;&quot;;&quot;&quot;;(IF(OR([.FE18]=&quot;&quot;;[.FE18]=0);0;1)))">
            <text:p/>
          </table:table-cell>
          <table:table-cell table:style-name="ce35" table:formula="of:=IF([.FF$3]=&quot;&quot;;&quot;&quot;;(IF(OR([.FF18]=&quot;&quot;;[.FF18]=0);0;1)))">
            <text:p/>
          </table:table-cell>
          <table:table-cell table:style-name="ce35" table:formula="of:=IF([.FG$3]=&quot;&quot;;&quot;&quot;;(IF(OR([.FG18]=&quot;&quot;;[.FG18]=0);0;1)))">
            <text:p/>
          </table:table-cell>
          <table:table-cell table:style-name="ce35" table:formula="of:=IF([.FH$3]=&quot;&quot;;&quot;&quot;;(IF(OR([.FH18]=&quot;&quot;;[.FH18]=0);0;1)))">
            <text:p/>
          </table:table-cell>
          <table:table-cell table:style-name="ce35" table:formula="of:=IF([.FI$3]=&quot;&quot;;&quot;&quot;;(IF(OR([.FI18]=&quot;&quot;;[.FI18]=0);0;1)))">
            <text:p/>
          </table:table-cell>
          <table:table-cell table:style-name="ce35" table:formula="of:=IF([.FJ$3]=&quot;&quot;;&quot;&quot;;(IF(OR([.FJ18]=&quot;&quot;;[.FJ18]=0);0;1)))">
            <text:p/>
          </table:table-cell>
          <table:table-cell table:style-name="ce35" table:formula="of:=IF([.FK$3]=&quot;&quot;;&quot;&quot;;(IF(OR([.FK18]=&quot;&quot;;[.FK18]=0);0;1)))">
            <text:p/>
          </table:table-cell>
          <table:table-cell table:style-name="ce35" table:formula="of:=IF([.FL$3]=&quot;&quot;;&quot;&quot;;(IF(OR([.FL18]=&quot;&quot;;[.FL18]=0);0;1)))">
            <text:p/>
          </table:table-cell>
          <table:table-cell table:style-name="ce35" table:formula="of:=IF([.FM$3]=&quot;&quot;;&quot;&quot;;(IF(OR([.FM18]=&quot;&quot;;[.FM18]=0);0;1)))">
            <text:p/>
          </table:table-cell>
          <table:table-cell table:style-name="ce35" table:formula="of:=IF([.FN$3]=&quot;&quot;;&quot;&quot;;(IF(OR([.FN18]=&quot;&quot;;[.FN18]=0);0;1)))">
            <text:p/>
          </table:table-cell>
          <table:table-cell table:style-name="ce35" table:formula="of:=IF([.FO$3]=&quot;&quot;;&quot;&quot;;(IF(OR([.FO18]=&quot;&quot;;[.FO18]=0);0;1)))">
            <text:p/>
          </table:table-cell>
          <table:table-cell table:style-name="ce35" table:formula="of:=IF([.FP$3]=&quot;&quot;;&quot;&quot;;(IF(OR([.FP18]=&quot;&quot;;[.FP18]=0);0;1)))">
            <text:p/>
          </table:table-cell>
          <table:table-cell table:style-name="ce35" table:formula="of:=IF([.FQ$3]=&quot;&quot;;&quot;&quot;;(IF(OR([.FQ18]=&quot;&quot;;[.FQ18]=0);0;1)))">
            <text:p/>
          </table:table-cell>
          <table:table-cell table:style-name="ce35" table:formula="of:=IF([.FR$3]=&quot;&quot;;&quot;&quot;;(IF(OR([.FR18]=&quot;&quot;;[.FR18]=0);0;1)))">
            <text:p/>
          </table:table-cell>
          <table:table-cell table:style-name="ce35" table:formula="of:=IF([.FS$3]=&quot;&quot;;&quot;&quot;;(IF(OR([.FS18]=&quot;&quot;;[.FS18]=0);0;1)))">
            <text:p/>
          </table:table-cell>
          <table:table-cell table:style-name="ce35" table:formula="of:=IF([.FT$3]=&quot;&quot;;&quot;&quot;;(IF(OR([.FT18]=&quot;&quot;;[.FT18]=0);0;1)))">
            <text:p/>
          </table:table-cell>
          <table:table-cell table:style-name="ce35" table:formula="of:=IF([.FU$3]=&quot;&quot;;&quot;&quot;;(IF(OR([.FU18]=&quot;&quot;;[.FU18]=0);0;1)))">
            <text:p/>
          </table:table-cell>
          <table:table-cell table:style-name="ce35" table:formula="of:=IF([.FV$3]=&quot;&quot;;&quot;&quot;;(IF(OR([.FV18]=&quot;&quot;;[.FV18]=0);0;1)))">
            <text:p/>
          </table:table-cell>
          <table:table-cell table:style-name="ce35" table:formula="of:=IF([.FW$3]=&quot;&quot;;&quot;&quot;;(IF(OR([.FW18]=&quot;&quot;;[.FW18]=0);0;1)))">
            <text:p/>
          </table:table-cell>
          <table:table-cell table:style-name="ce35" table:formula="of:=IF([.FX$3]=&quot;&quot;;&quot;&quot;;(IF(OR([.FX18]=&quot;&quot;;[.FX18]=0);0;1)))">
            <text:p/>
          </table:table-cell>
          <table:table-cell table:style-name="ce35" table:formula="of:=IF([.FY$3]=&quot;&quot;;&quot;&quot;;(IF(OR([.FY18]=&quot;&quot;;[.FY18]=0);0;1)))">
            <text:p/>
          </table:table-cell>
          <table:table-cell table:style-name="ce35" table:formula="of:=IF([.FZ$3]=&quot;&quot;;&quot;&quot;;(IF(OR([.FZ18]=&quot;&quot;;[.FZ18]=0);0;1)))">
            <text:p/>
          </table:table-cell>
          <table:table-cell table:style-name="ce35" table:formula="of:=IF([.GA$3]=&quot;&quot;;&quot;&quot;;(IF(OR([.GA18]=&quot;&quot;;[.GA18]=0);0;1)))">
            <text:p/>
          </table:table-cell>
          <table:table-cell table:style-name="ce35" table:formula="of:=IF([.GB$3]=&quot;&quot;;&quot;&quot;;(IF(OR([.GB18]=&quot;&quot;;[.GB18]=0);0;1)))">
            <text:p/>
          </table:table-cell>
          <table:table-cell table:style-name="ce35" table:formula="of:=IF([.GC$3]=&quot;&quot;;&quot;&quot;;(IF(OR([.GC18]=&quot;&quot;;[.GC18]=0);0;1)))">
            <text:p/>
          </table:table-cell>
          <table:table-cell table:style-name="ce35" table:formula="of:=IF([.GD$3]=&quot;&quot;;&quot;&quot;;(IF(OR([.GD18]=&quot;&quot;;[.GD18]=0);0;1)))">
            <text:p/>
          </table:table-cell>
          <table:table-cell table:style-name="ce35" table:formula="of:=IF([.GE$3]=&quot;&quot;;&quot;&quot;;(IF(OR([.GE18]=&quot;&quot;;[.GE18]=0);0;1)))">
            <text:p/>
          </table:table-cell>
          <table:table-cell table:style-name="ce35" table:formula="of:=IF([.GF$3]=&quot;&quot;;&quot;&quot;;(IF(OR([.GF18]=&quot;&quot;;[.GF18]=0);0;1)))">
            <text:p/>
          </table:table-cell>
          <table:table-cell table:style-name="ce35" table:formula="of:=IF([.GG$3]=&quot;&quot;;&quot;&quot;;(IF(OR([.GG18]=&quot;&quot;;[.GG18]=0);0;1)))">
            <text:p/>
          </table:table-cell>
          <table:table-cell table:style-name="ce35" table:formula="of:=IF([.GH$3]=&quot;&quot;;&quot;&quot;;(IF(OR([.GH18]=&quot;&quot;;[.GH18]=0);0;1)))">
            <text:p/>
          </table:table-cell>
          <table:table-cell table:style-name="ce35" table:formula="of:=IF([.GI$3]=&quot;&quot;;&quot;&quot;;(IF(OR([.GI18]=&quot;&quot;;[.GI18]=0);0;1)))">
            <text:p/>
          </table:table-cell>
          <table:table-cell table:style-name="ce35" table:formula="of:=IF([.GJ$3]=&quot;&quot;;&quot;&quot;;(IF(OR([.GJ18]=&quot;&quot;;[.GJ18]=0);0;1)))">
            <text:p/>
          </table:table-cell>
          <table:table-cell table:style-name="ce35" table:formula="of:=IF([.GK$3]=&quot;&quot;;&quot;&quot;;(IF(OR([.GK18]=&quot;&quot;;[.GK18]=0);0;1)))">
            <text:p/>
          </table:table-cell>
          <table:table-cell table:style-name="ce35" table:formula="of:=IF([.GL$3]=&quot;&quot;;&quot;&quot;;(IF(OR([.GL18]=&quot;&quot;;[.GL18]=0);0;1)))">
            <text:p/>
          </table:table-cell>
          <table:table-cell table:style-name="ce35" table:formula="of:=IF([.GM$3]=&quot;&quot;;&quot;&quot;;(IF(OR([.GM18]=&quot;&quot;;[.GM18]=0);0;1)))">
            <text:p/>
          </table:table-cell>
          <table:table-cell table:style-name="ce35" table:formula="of:=IF([.GN$3]=&quot;&quot;;&quot;&quot;;(IF(OR([.GN18]=&quot;&quot;;[.GN18]=0);0;1)))">
            <text:p/>
          </table:table-cell>
          <table:table-cell table:style-name="ce35" table:formula="of:=IF([.GO$3]=&quot;&quot;;&quot;&quot;;(IF(OR([.GO18]=&quot;&quot;;[.GO18]=0);0;1)))">
            <text:p/>
          </table:table-cell>
          <table:table-cell table:style-name="ce35" table:formula="of:=IF([.GP$3]=&quot;&quot;;&quot;&quot;;(IF(OR([.GP18]=&quot;&quot;;[.GP18]=0);0;1)))">
            <text:p/>
          </table:table-cell>
          <table:table-cell table:style-name="ce35" table:formula="of:=IF([.GQ$3]=&quot;&quot;;&quot;&quot;;(IF(OR([.GQ18]=&quot;&quot;;[.GQ18]=0);0;1)))">
            <text:p/>
          </table:table-cell>
          <table:table-cell table:style-name="ce35" table:formula="of:=IF([.GR$3]=&quot;&quot;;&quot;&quot;;(IF(OR([.GR18]=&quot;&quot;;[.GR18]=0);0;1)))">
            <text:p/>
          </table:table-cell>
          <table:table-cell table:style-name="ce35" table:formula="of:=IF([.GS$3]=&quot;&quot;;&quot;&quot;;(IF(OR([.GS18]=&quot;&quot;;[.GS18]=0);0;1)))">
            <text:p/>
          </table:table-cell>
          <table:table-cell table:style-name="ce35" table:formula="of:=IF([.GT$3]=&quot;&quot;;&quot;&quot;;(IF(OR([.GT18]=&quot;&quot;;[.GT18]=0);0;1)))">
            <text:p/>
          </table:table-cell>
          <table:table-cell table:style-name="ce35" table:formula="of:=IF([.GU$3]=&quot;&quot;;&quot;&quot;;(IF(OR([.GU18]=&quot;&quot;;[.GU18]=0);0;1)))">
            <text:p/>
          </table:table-cell>
          <table:table-cell table:style-name="ce35" table:formula="of:=IF([.GV$3]=&quot;&quot;;&quot;&quot;;(IF(OR([.GV18]=&quot;&quot;;[.GV18]=0);0;1)))">
            <text:p/>
          </table:table-cell>
          <table:table-cell table:style-name="ce35" table:formula="of:=IF([.GW$3]=&quot;&quot;;&quot;&quot;;(IF(OR([.GW18]=&quot;&quot;;[.GW18]=0);0;1)))">
            <text:p/>
          </table:table-cell>
          <table:table-cell table:style-name="ce35" table:formula="of:=IF([.GX$3]=&quot;&quot;;&quot;&quot;;(IF(OR([.GX18]=&quot;&quot;;[.GX18]=0);0;1)))">
            <text:p/>
          </table:table-cell>
          <table:table-cell table:style-name="ce35" table:formula="of:=IF([.GY$3]=&quot;&quot;;&quot;&quot;;(IF(OR([.GY18]=&quot;&quot;;[.GY18]=0);0;1)))">
            <text:p/>
          </table:table-cell>
          <table:table-cell table:style-name="ce35" table:formula="of:=IF([.GZ$3]=&quot;&quot;;&quot;&quot;;(IF(OR([.GZ18]=&quot;&quot;;[.GZ18]=0);0;1)))">
            <text:p/>
          </table:table-cell>
          <table:table-cell table:style-name="ce35" table:formula="of:=IF([.HA$3]=&quot;&quot;;&quot;&quot;;(IF(OR([.HA18]=&quot;&quot;;[.HA18]=0);0;1)))">
            <text:p/>
          </table:table-cell>
          <table:table-cell table:style-name="ce35" table:formula="of:=IF([.HB$3]=&quot;&quot;;&quot;&quot;;(IF(OR([.HB18]=&quot;&quot;;[.HB18]=0);0;1)))">
            <text:p/>
          </table:table-cell>
          <table:table-cell table:style-name="ce35" table:formula="of:=IF([.HC$3]=&quot;&quot;;&quot;&quot;;(IF(OR([.HC18]=&quot;&quot;;[.HC18]=0);0;1)))">
            <text:p/>
          </table:table-cell>
          <table:table-cell table:style-name="ce35" table:formula="of:=IF([.HD$3]=&quot;&quot;;&quot;&quot;;(IF(OR([.HD18]=&quot;&quot;;[.HD18]=0);0;1)))">
            <text:p/>
          </table:table-cell>
          <table:table-cell table:style-name="ce35" table:formula="of:=IF([.HE$3]=&quot;&quot;;&quot;&quot;;(IF(OR([.HE18]=&quot;&quot;;[.HE18]=0);0;1)))">
            <text:p/>
          </table:table-cell>
          <table:table-cell table:style-name="ce35" table:formula="of:=IF([.HF$3]=&quot;&quot;;&quot;&quot;;(IF(OR([.HF18]=&quot;&quot;;[.HF18]=0);0;1)))">
            <text:p/>
          </table:table-cell>
          <table:table-cell table:style-name="ce35" table:formula="of:=IF([.HG$3]=&quot;&quot;;&quot;&quot;;(IF(OR([.HG18]=&quot;&quot;;[.HG18]=0);0;1)))">
            <text:p/>
          </table:table-cell>
          <table:table-cell table:style-name="ce35" table:formula="of:=IF([.HH$3]=&quot;&quot;;&quot;&quot;;(IF(OR([.HH18]=&quot;&quot;;[.HH18]=0);0;1)))">
            <text:p/>
          </table:table-cell>
          <table:table-cell table:style-name="ce35" table:formula="of:=IF([.HI$3]=&quot;&quot;;&quot;&quot;;(IF(OR([.HI18]=&quot;&quot;;[.HI18]=0);0;1)))">
            <text:p/>
          </table:table-cell>
          <table:table-cell table:style-name="ce35" table:formula="of:=IF([.HJ$3]=&quot;&quot;;&quot;&quot;;(IF(OR([.HJ18]=&quot;&quot;;[.HJ18]=0);0;1)))">
            <text:p/>
          </table:table-cell>
          <table:table-cell table:style-name="ce35" table:formula="of:=IF([.HK$3]=&quot;&quot;;&quot;&quot;;(IF(OR([.HK18]=&quot;&quot;;[.HK18]=0);0;1)))">
            <text:p/>
          </table:table-cell>
          <table:table-cell table:style-name="ce35" table:formula="of:=IF([.HL$3]=&quot;&quot;;&quot;&quot;;(IF(OR([.HL18]=&quot;&quot;;[.HL18]=0);0;1)))">
            <text:p/>
          </table:table-cell>
          <table:table-cell table:style-name="ce35" table:formula="of:=IF([.HM$3]=&quot;&quot;;&quot;&quot;;(IF(OR([.HM18]=&quot;&quot;;[.HM18]=0);0;1)))">
            <text:p/>
          </table:table-cell>
          <table:table-cell table:style-name="ce35" table:formula="of:=IF([.HN$3]=&quot;&quot;;&quot;&quot;;(IF(OR([.HN18]=&quot;&quot;;[.HN18]=0);0;1)))">
            <text:p/>
          </table:table-cell>
          <table:table-cell table:style-name="ce35" table:formula="of:=IF([.HO$3]=&quot;&quot;;&quot;&quot;;(IF(OR([.HO18]=&quot;&quot;;[.HO18]=0);0;1)))">
            <text:p/>
          </table:table-cell>
          <table:table-cell table:style-name="ce35" table:formula="of:=IF([.HP$3]=&quot;&quot;;&quot;&quot;;(IF(OR([.HP18]=&quot;&quot;;[.HP18]=0);0;1)))">
            <text:p/>
          </table:table-cell>
          <table:table-cell table:style-name="ce35" table:formula="of:=IF([.HQ$3]=&quot;&quot;;&quot;&quot;;(IF(OR([.HQ18]=&quot;&quot;;[.HQ18]=0);0;1)))">
            <text:p/>
          </table:table-cell>
          <table:table-cell table:style-name="ce35" table:formula="of:=IF([.HR$3]=&quot;&quot;;&quot;&quot;;(IF(OR([.HR18]=&quot;&quot;;[.HR18]=0);0;1)))">
            <text:p/>
          </table:table-cell>
          <table:table-cell table:style-name="ce35" table:formula="of:=IF([.HS$3]=&quot;&quot;;&quot;&quot;;(IF(OR([.HS18]=&quot;&quot;;[.HS18]=0);0;1)))">
            <text:p/>
          </table:table-cell>
          <table:table-cell table:style-name="ce35" table:formula="of:=IF([.HT$3]=&quot;&quot;;&quot;&quot;;(IF(OR([.HT18]=&quot;&quot;;[.HT18]=0);0;1)))">
            <text:p/>
          </table:table-cell>
          <table:table-cell table:style-name="ce35" table:formula="of:=IF([.HU$3]=&quot;&quot;;&quot;&quot;;(IF(OR([.HU18]=&quot;&quot;;[.HU18]=0);0;1)))">
            <text:p/>
          </table:table-cell>
          <table:table-cell table:style-name="ce35" table:formula="of:=IF([.HV$3]=&quot;&quot;;&quot;&quot;;(IF(OR([.HV18]=&quot;&quot;;[.HV18]=0);0;1)))">
            <text:p/>
          </table:table-cell>
          <table:table-cell table:style-name="ce35" table:formula="of:=IF([.HW$3]=&quot;&quot;;&quot;&quot;;(IF(OR([.HW18]=&quot;&quot;;[.HW18]=0);0;1)))">
            <text:p/>
          </table:table-cell>
          <table:table-cell table:style-name="ce35" table:formula="of:=IF([.HX$3]=&quot;&quot;;&quot;&quot;;(IF(OR([.HX18]=&quot;&quot;;[.HX18]=0);0;1)))">
            <text:p/>
          </table:table-cell>
          <table:table-cell table:style-name="ce35" table:formula="of:=IF([.HY$3]=&quot;&quot;;&quot;&quot;;(IF(OR([.HY18]=&quot;&quot;;[.HY18]=0);0;1)))">
            <text:p/>
          </table:table-cell>
          <table:table-cell table:style-name="ce35" table:formula="of:=IF([.HZ$3]=&quot;&quot;;&quot;&quot;;(IF(OR([.HZ18]=&quot;&quot;;[.HZ18]=0);0;1)))">
            <text:p/>
          </table:table-cell>
          <table:table-cell table:style-name="ce35" table:formula="of:=IF([.IA$3]=&quot;&quot;;&quot;&quot;;(IF(OR([.IA18]=&quot;&quot;;[.IA18]=0);0;1)))">
            <text:p/>
          </table:table-cell>
          <table:table-cell table:style-name="ce35" table:formula="of:=IF([.IB$3]=&quot;&quot;;&quot;&quot;;(IF(OR([.IB18]=&quot;&quot;;[.IB18]=0);0;1)))">
            <text:p/>
          </table:table-cell>
          <table:table-cell table:style-name="ce35" table:formula="of:=IF([.IC$3]=&quot;&quot;;&quot;&quot;;(IF(OR([.IC18]=&quot;&quot;;[.IC18]=0);0;1)))">
            <text:p/>
          </table:table-cell>
          <table:table-cell table:style-name="ce35" table:formula="of:=IF([.ID$3]=&quot;&quot;;&quot;&quot;;(IF(OR([.ID18]=&quot;&quot;;[.ID18]=0);0;1)))">
            <text:p/>
          </table:table-cell>
          <table:table-cell table:style-name="ce35" table:formula="of:=IF([.IE$3]=&quot;&quot;;&quot;&quot;;(IF(OR([.IE18]=&quot;&quot;;[.IE18]=0);0;1)))">
            <text:p/>
          </table:table-cell>
          <table:table-cell table:style-name="ce35" table:formula="of:=IF([.IF$3]=&quot;&quot;;&quot;&quot;;(IF(OR([.IF18]=&quot;&quot;;[.IF18]=0);0;1)))">
            <text:p/>
          </table:table-cell>
          <table:table-cell table:style-name="ce35" table:formula="of:=IF([.IG$3]=&quot;&quot;;&quot;&quot;;(IF(OR([.IG18]=&quot;&quot;;[.IG18]=0);0;1)))">
            <text:p/>
          </table:table-cell>
          <table:table-cell table:style-name="ce35" table:formula="of:=IF([.IH$3]=&quot;&quot;;&quot;&quot;;(IF(OR([.IH18]=&quot;&quot;;[.IH18]=0);0;1)))">
            <text:p/>
          </table:table-cell>
          <table:table-cell table:style-name="ce35" table:formula="of:=IF([.II$3]=&quot;&quot;;&quot;&quot;;(IF(OR([.II18]=&quot;&quot;;[.II18]=0);0;1)))">
            <text:p/>
          </table:table-cell>
          <table:table-cell table:style-name="ce35" table:formula="of:=IF([.IJ$3]=&quot;&quot;;&quot;&quot;;(IF(OR([.IJ18]=&quot;&quot;;[.IJ18]=0);0;1)))">
            <text:p/>
          </table:table-cell>
          <table:table-cell table:style-name="ce35" table:formula="of:=IF([.IK$3]=&quot;&quot;;&quot;&quot;;(IF(OR([.IK18]=&quot;&quot;;[.IK18]=0);0;1)))">
            <text:p/>
          </table:table-cell>
          <table:table-cell table:style-name="ce35" table:formula="of:=IF([.IL$3]=&quot;&quot;;&quot;&quot;;(IF(OR([.IL18]=&quot;&quot;;[.IL18]=0);0;1)))">
            <text:p/>
          </table:table-cell>
          <table:table-cell table:style-name="ce35" table:formula="of:=IF([.IM$3]=&quot;&quot;;&quot;&quot;;(IF(OR([.IM18]=&quot;&quot;;[.IM18]=0);0;1)))">
            <text:p/>
          </table:table-cell>
          <table:table-cell table:style-name="ce35" table:formula="of:=IF([.IN$3]=&quot;&quot;;&quot;&quot;;(IF(OR([.IN18]=&quot;&quot;;[.IN18]=0);0;1)))">
            <text:p/>
          </table:table-cell>
          <table:table-cell table:style-name="ce35" table:formula="of:=IF([.IO$3]=&quot;&quot;;&quot;&quot;;(IF(OR([.IO18]=&quot;&quot;;[.IO18]=0);0;1)))">
            <text:p/>
          </table:table-cell>
          <table:table-cell table:style-name="ce35" table:formula="of:=IF([.IP$3]=&quot;&quot;;&quot;&quot;;(IF(OR([.IP18]=&quot;&quot;;[.IP18]=0);0;1)))">
            <text:p/>
          </table:table-cell>
          <table:table-cell table:style-name="ce35" table:formula="of:=IF([.IQ$3]=&quot;&quot;;&quot;&quot;;(IF(OR([.IQ18]=&quot;&quot;;[.IQ18]=0);0;1)))">
            <text:p/>
          </table:table-cell>
          <table:table-cell table:style-name="ce35" table:formula="of:=IF([.IR$3]=&quot;&quot;;&quot;&quot;;(IF(OR([.IR18]=&quot;&quot;;[.IR18]=0);0;1)))">
            <text:p/>
          </table:table-cell>
          <table:table-cell table:style-name="ce35" table:formula="of:=IF([.IS$3]=&quot;&quot;;&quot;&quot;;(IF(OR([.IS18]=&quot;&quot;;[.IS18]=0);0;1)))">
            <text:p/>
          </table:table-cell>
          <table:table-cell table:style-name="ce35" table:formula="of:=IF([.IT$3]=&quot;&quot;;&quot;&quot;;(IF(OR([.IT18]=&quot;&quot;;[.IT18]=0);0;1)))">
            <text:p/>
          </table:table-cell>
          <table:table-cell table:style-name="ce35" table:formula="of:=IF([.IU$3]=&quot;&quot;;&quot;&quot;;(IF(OR([.IU18]=&quot;&quot;;[.IU18]=0);0;1)))">
            <text:p/>
          </table:table-cell>
          <table:table-cell table:style-name="ce35" table:formula="of:=IF([.IV$3]=&quot;&quot;;&quot;&quot;;(IF(OR([.IV18]=&quot;&quot;;[.IV18]=0);0;1)))">
            <text:p/>
          </table:table-cell>
          <table:table-cell table:style-name="ce35" table:formula="of:=IF([.IW$3]=&quot;&quot;;&quot;&quot;;(IF(OR([.IW18]=&quot;&quot;;[.IW18]=0);0;1)))">
            <text:p/>
          </table:table-cell>
          <table:table-cell table:style-name="ce35" table:formula="of:=IF([.IX$3]=&quot;&quot;;&quot;&quot;;(IF(OR([.IX18]=&quot;&quot;;[.IX18]=0);0;1)))">
            <text:p/>
          </table:table-cell>
          <table:table-cell table:style-name="ce35" table:formula="of:=IF([.IY$3]=&quot;&quot;;&quot;&quot;;(IF(OR([.IY18]=&quot;&quot;;[.IY18]=0);0;1)))">
            <text:p/>
          </table:table-cell>
          <table:table-cell table:style-name="ce35" table:formula="of:=IF([.IZ$3]=&quot;&quot;;&quot;&quot;;(IF(OR([.IZ18]=&quot;&quot;;[.IZ18]=0);0;1)))">
            <text:p/>
          </table:table-cell>
          <table:table-cell table:style-name="ce35" table:formula="of:=IF([.JA$3]=&quot;&quot;;&quot;&quot;;(IF(OR([.JA18]=&quot;&quot;;[.JA18]=0);0;1)))">
            <text:p/>
          </table:table-cell>
          <table:table-cell table:style-name="ce35" table:formula="of:=IF([.JB$3]=&quot;&quot;;&quot;&quot;;(IF(OR([.JB18]=&quot;&quot;;[.JB18]=0);0;1)))">
            <text:p/>
          </table:table-cell>
          <table:table-cell table:style-name="ce35" table:formula="of:=IF([.JC$3]=&quot;&quot;;&quot;&quot;;(IF(OR([.JC18]=&quot;&quot;;[.JC18]=0);0;1)))">
            <text:p/>
          </table:table-cell>
          <table:table-cell table:style-name="ce35" table:formula="of:=IF([.JD$3]=&quot;&quot;;&quot;&quot;;(IF(OR([.JD18]=&quot;&quot;;[.JD18]=0);0;1)))">
            <text:p/>
          </table:table-cell>
          <table:table-cell table:style-name="ce35" table:formula="of:=IF([.JE$3]=&quot;&quot;;&quot;&quot;;(IF(OR([.JE18]=&quot;&quot;;[.JE18]=0);0;1)))">
            <text:p/>
          </table:table-cell>
          <table:table-cell table:style-name="ce35" table:formula="of:=IF([.JF$3]=&quot;&quot;;&quot;&quot;;(IF(OR([.JF18]=&quot;&quot;;[.JF18]=0);0;1)))">
            <text:p/>
          </table:table-cell>
          <table:table-cell table:style-name="ce35" table:formula="of:=IF([.JG$3]=&quot;&quot;;&quot;&quot;;(IF(OR([.JG18]=&quot;&quot;;[.JG18]=0);0;1)))">
            <text:p/>
          </table:table-cell>
          <table:table-cell table:style-name="ce35" table:formula="of:=IF([.JH$3]=&quot;&quot;;&quot;&quot;;(IF(OR([.JH18]=&quot;&quot;;[.JH18]=0);0;1)))">
            <text:p/>
          </table:table-cell>
          <table:table-cell table:style-name="ce35" table:formula="of:=IF([.JI$3]=&quot;&quot;;&quot;&quot;;(IF(OR([.JI18]=&quot;&quot;;[.JI18]=0);0;1)))">
            <text:p/>
          </table:table-cell>
          <table:table-cell table:style-name="ce35" table:formula="of:=IF([.JJ$3]=&quot;&quot;;&quot;&quot;;(IF(OR([.JJ18]=&quot;&quot;;[.JJ18]=0);0;1)))">
            <text:p/>
          </table:table-cell>
          <table:table-cell table:style-name="ce35" table:formula="of:=IF([.JK$3]=&quot;&quot;;&quot;&quot;;(IF(OR([.JK18]=&quot;&quot;;[.JK18]=0);0;1)))">
            <text:p/>
          </table:table-cell>
          <table:table-cell table:style-name="ce35" table:formula="of:=IF([.JL$3]=&quot;&quot;;&quot;&quot;;(IF(OR([.JL18]=&quot;&quot;;[.JL18]=0);0;1)))">
            <text:p/>
          </table:table-cell>
          <table:table-cell table:style-name="ce35" table:formula="of:=IF([.JM$3]=&quot;&quot;;&quot;&quot;;(IF(OR([.JM18]=&quot;&quot;;[.JM18]=0);0;1)))">
            <text:p/>
          </table:table-cell>
          <table:table-cell table:style-name="ce35" table:formula="of:=IF([.JN$3]=&quot;&quot;;&quot;&quot;;(IF(OR([.JN18]=&quot;&quot;;[.JN18]=0);0;1)))">
            <text:p/>
          </table:table-cell>
          <table:table-cell table:style-name="ce35" table:formula="of:=IF([.JO$3]=&quot;&quot;;&quot;&quot;;(IF(OR([.JO18]=&quot;&quot;;[.JO18]=0);0;1)))">
            <text:p/>
          </table:table-cell>
          <table:table-cell table:style-name="ce35" table:formula="of:=IF([.JP$3]=&quot;&quot;;&quot;&quot;;(IF(OR([.JP18]=&quot;&quot;;[.JP18]=0);0;1)))">
            <text:p/>
          </table:table-cell>
          <table:table-cell table:style-name="ce35" table:formula="of:=IF([.JQ$3]=&quot;&quot;;&quot;&quot;;(IF(OR([.JQ18]=&quot;&quot;;[.JQ18]=0);0;1)))">
            <text:p/>
          </table:table-cell>
          <table:table-cell table:style-name="ce35" table:formula="of:=IF([.JR$3]=&quot;&quot;;&quot;&quot;;(IF(OR([.JR18]=&quot;&quot;;[.JR18]=0);0;1)))">
            <text:p/>
          </table:table-cell>
          <table:table-cell table:style-name="ce35" table:formula="of:=IF([.JS$3]=&quot;&quot;;&quot;&quot;;(IF(OR([.JS18]=&quot;&quot;;[.JS18]=0);0;1)))">
            <text:p/>
          </table:table-cell>
          <table:table-cell table:style-name="ce35" table:formula="of:=IF([.JT$3]=&quot;&quot;;&quot;&quot;;(IF(OR([.JT18]=&quot;&quot;;[.JT18]=0);0;1)))">
            <text:p/>
          </table:table-cell>
          <table:table-cell table:style-name="ce35" table:formula="of:=IF([.JU$3]=&quot;&quot;;&quot;&quot;;(IF(OR([.JU18]=&quot;&quot;;[.JU18]=0);0;1)))">
            <text:p/>
          </table:table-cell>
          <table:table-cell table:style-name="ce35" table:formula="of:=IF([.JV$3]=&quot;&quot;;&quot;&quot;;(IF(OR([.JV18]=&quot;&quot;;[.JV18]=0);0;1)))">
            <text:p/>
          </table:table-cell>
          <table:table-cell table:style-name="ce35" table:formula="of:=IF([.JW$3]=&quot;&quot;;&quot;&quot;;(IF(OR([.JW18]=&quot;&quot;;[.JW18]=0);0;1)))">
            <text:p/>
          </table:table-cell>
          <table:table-cell table:style-name="ce35" table:formula="of:=IF([.JX$3]=&quot;&quot;;&quot;&quot;;(IF(OR([.JX18]=&quot;&quot;;[.JX18]=0);0;1)))">
            <text:p/>
          </table:table-cell>
          <table:table-cell table:style-name="ce35" table:formula="of:=IF([.JY$3]=&quot;&quot;;&quot;&quot;;(IF(OR([.JY18]=&quot;&quot;;[.JY18]=0);0;1)))">
            <text:p/>
          </table:table-cell>
          <table:table-cell table:style-name="ce35" table:formula="of:=IF([.JZ$3]=&quot;&quot;;&quot;&quot;;(IF(OR([.JZ18]=&quot;&quot;;[.JZ18]=0);0;1)))">
            <text:p/>
          </table:table-cell>
          <table:table-cell table:style-name="ce35" table:formula="of:=IF([.KA$3]=&quot;&quot;;&quot;&quot;;(IF(OR([.KA18]=&quot;&quot;;[.KA18]=0);0;1)))">
            <text:p/>
          </table:table-cell>
          <table:table-cell table:style-name="ce35" table:formula="of:=IF([.KB$3]=&quot;&quot;;&quot;&quot;;(IF(OR([.KB18]=&quot;&quot;;[.KB18]=0);0;1)))">
            <text:p/>
          </table:table-cell>
          <table:table-cell table:style-name="ce35" table:formula="of:=IF([.KC$3]=&quot;&quot;;&quot;&quot;;(IF(OR([.KC18]=&quot;&quot;;[.KC18]=0);0;1)))">
            <text:p/>
          </table:table-cell>
          <table:table-cell table:style-name="ce35" table:formula="of:=IF([.KD$3]=&quot;&quot;;&quot;&quot;;(IF(OR([.KD18]=&quot;&quot;;[.KD18]=0);0;1)))">
            <text:p/>
          </table:table-cell>
          <table:table-cell table:style-name="ce35" table:formula="of:=IF([.KE$3]=&quot;&quot;;&quot;&quot;;(IF(OR([.KE18]=&quot;&quot;;[.KE18]=0);0;1)))">
            <text:p/>
          </table:table-cell>
          <table:table-cell table:style-name="ce35" table:formula="of:=IF([.KF$3]=&quot;&quot;;&quot;&quot;;(IF(OR([.KF18]=&quot;&quot;;[.KF18]=0);0;1)))">
            <text:p/>
          </table:table-cell>
          <table:table-cell table:style-name="ce35" table:formula="of:=IF([.KG$3]=&quot;&quot;;&quot;&quot;;(IF(OR([.KG18]=&quot;&quot;;[.KG18]=0);0;1)))">
            <text:p/>
          </table:table-cell>
          <table:table-cell table:style-name="ce35" table:formula="of:=IF([.KH$3]=&quot;&quot;;&quot;&quot;;(IF(OR([.KH18]=&quot;&quot;;[.KH18]=0);0;1)))">
            <text:p/>
          </table:table-cell>
          <table:table-cell table:style-name="ce35" table:formula="of:=IF([.KI$3]=&quot;&quot;;&quot;&quot;;(IF(OR([.KI18]=&quot;&quot;;[.KI18]=0);0;1)))">
            <text:p/>
          </table:table-cell>
          <table:table-cell table:style-name="ce35" table:formula="of:=IF([.KJ$3]=&quot;&quot;;&quot;&quot;;(IF(OR([.KJ18]=&quot;&quot;;[.KJ18]=0);0;1)))">
            <text:p/>
          </table:table-cell>
          <table:table-cell table:style-name="ce35" table:formula="of:=IF([.KK$3]=&quot;&quot;;&quot;&quot;;(IF(OR([.KK18]=&quot;&quot;;[.KK18]=0);0;1)))">
            <text:p/>
          </table:table-cell>
          <table:table-cell table:style-name="ce35" table:formula="of:=IF([.KL$3]=&quot;&quot;;&quot;&quot;;(IF(OR([.KL18]=&quot;&quot;;[.KL18]=0);0;1)))">
            <text:p/>
          </table:table-cell>
          <table:table-cell table:style-name="ce35" table:formula="of:=IF([.KM$3]=&quot;&quot;;&quot;&quot;;(IF(OR([.KM18]=&quot;&quot;;[.KM18]=0);0;1)))">
            <text:p/>
          </table:table-cell>
          <table:table-cell table:style-name="ce35" table:formula="of:=IF([.KN$3]=&quot;&quot;;&quot;&quot;;(IF(OR([.KN18]=&quot;&quot;;[.KN18]=0);0;1)))">
            <text:p/>
          </table:table-cell>
          <table:table-cell table:style-name="ce35" table:formula="of:=IF([.KO$3]=&quot;&quot;;&quot;&quot;;(IF(OR([.KO18]=&quot;&quot;;[.KO18]=0);0;1)))">
            <text:p/>
          </table:table-cell>
          <table:table-cell table:style-name="ce35" table:formula="of:=IF([.KP$3]=&quot;&quot;;&quot;&quot;;(IF(OR([.KP18]=&quot;&quot;;[.KP18]=0);0;1)))">
            <text:p/>
          </table:table-cell>
          <table:table-cell table:style-name="ce35" table:formula="of:=IF([.KQ$3]=&quot;&quot;;&quot;&quot;;(IF(OR([.KQ18]=&quot;&quot;;[.KQ18]=0);0;1)))">
            <text:p/>
          </table:table-cell>
          <table:table-cell table:style-name="ce35" table:formula="of:=IF([.KR$3]=&quot;&quot;;&quot;&quot;;(IF(OR([.KR18]=&quot;&quot;;[.KR18]=0);0;1)))">
            <text:p/>
          </table:table-cell>
          <table:table-cell table:style-name="ce35" table:formula="of:=IF([.KS$3]=&quot;&quot;;&quot;&quot;;(IF(OR([.KS18]=&quot;&quot;;[.KS18]=0);0;1)))">
            <text:p/>
          </table:table-cell>
          <table:table-cell table:style-name="ce35" table:formula="of:=IF([.KT$3]=&quot;&quot;;&quot;&quot;;(IF(OR([.KT18]=&quot;&quot;;[.KT18]=0);0;1)))">
            <text:p/>
          </table:table-cell>
          <table:table-cell table:style-name="ce35" table:formula="of:=IF([.KU$3]=&quot;&quot;;&quot;&quot;;(IF(OR([.KU18]=&quot;&quot;;[.KU18]=0);0;1)))">
            <text:p/>
          </table:table-cell>
          <table:table-cell table:style-name="ce35" table:formula="of:=IF([.KV$3]=&quot;&quot;;&quot;&quot;;(IF(OR([.KV18]=&quot;&quot;;[.KV18]=0);0;1)))">
            <text:p/>
          </table:table-cell>
          <table:table-cell table:style-name="ce35" table:formula="of:=IF([.KW$3]=&quot;&quot;;&quot;&quot;;(IF(OR([.KW18]=&quot;&quot;;[.KW18]=0);0;1)))">
            <text:p/>
          </table:table-cell>
          <table:table-cell table:style-name="ce35" table:formula="of:=IF([.KX$3]=&quot;&quot;;&quot;&quot;;(IF(OR([.KX18]=&quot;&quot;;[.KX18]=0);0;1)))">
            <text:p/>
          </table:table-cell>
          <table:table-cell table:style-name="ce35" table:formula="of:=IF([.KY$3]=&quot;&quot;;&quot;&quot;;(IF(OR([.KY18]=&quot;&quot;;[.KY18]=0);0;1)))">
            <text:p/>
          </table:table-cell>
          <table:table-cell table:style-name="ce35" table:formula="of:=IF([.KZ$3]=&quot;&quot;;&quot;&quot;;(IF(OR([.KZ18]=&quot;&quot;;[.KZ18]=0);0;1)))">
            <text:p/>
          </table:table-cell>
          <table:table-cell table:style-name="ce35" table:formula="of:=IF([.LA$3]=&quot;&quot;;&quot;&quot;;(IF(OR([.LA18]=&quot;&quot;;[.LA18]=0);0;1)))">
            <text:p/>
          </table:table-cell>
          <table:table-cell table:style-name="ce35" table:formula="of:=IF([.LB$3]=&quot;&quot;;&quot;&quot;;(IF(OR([.LB18]=&quot;&quot;;[.LB18]=0);0;1)))">
            <text:p/>
          </table:table-cell>
          <table:table-cell table:style-name="ce35" table:formula="of:=IF([.LC$3]=&quot;&quot;;&quot;&quot;;(IF(OR([.LC18]=&quot;&quot;;[.LC18]=0);0;1)))">
            <text:p/>
          </table:table-cell>
          <table:table-cell table:style-name="ce35" table:formula="of:=IF([.LD$3]=&quot;&quot;;&quot;&quot;;(IF(OR([.LD18]=&quot;&quot;;[.LD18]=0);0;1)))">
            <text:p/>
          </table:table-cell>
          <table:table-cell table:style-name="ce35" table:formula="of:=IF([.LE$3]=&quot;&quot;;&quot;&quot;;(IF(OR([.LE18]=&quot;&quot;;[.LE18]=0);0;1)))">
            <text:p/>
          </table:table-cell>
          <table:table-cell table:style-name="ce35" table:formula="of:=IF([.LF$3]=&quot;&quot;;&quot;&quot;;(IF(OR([.LF18]=&quot;&quot;;[.LF18]=0);0;1)))">
            <text:p/>
          </table:table-cell>
          <table:table-cell table:style-name="ce35" table:formula="of:=IF([.LG$3]=&quot;&quot;;&quot;&quot;;(IF(OR([.LG18]=&quot;&quot;;[.LG18]=0);0;1)))">
            <text:p/>
          </table:table-cell>
          <table:table-cell table:style-name="ce35" table:formula="of:=IF([.LH$3]=&quot;&quot;;&quot;&quot;;(IF(OR([.LH18]=&quot;&quot;;[.LH18]=0);0;1)))">
            <text:p/>
          </table:table-cell>
          <table:table-cell table:style-name="ce35" table:formula="of:=IF([.LI$3]=&quot;&quot;;&quot;&quot;;(IF(OR([.LI18]=&quot;&quot;;[.LI18]=0);0;1)))">
            <text:p/>
          </table:table-cell>
          <table:table-cell table:style-name="ce35" table:formula="of:=IF([.LJ$3]=&quot;&quot;;&quot;&quot;;(IF(OR([.LJ18]=&quot;&quot;;[.LJ18]=0);0;1)))">
            <text:p/>
          </table:table-cell>
          <table:table-cell table:style-name="ce35" table:formula="of:=IF([.LK$3]=&quot;&quot;;&quot;&quot;;(IF(OR([.LK18]=&quot;&quot;;[.LK18]=0);0;1)))">
            <text:p/>
          </table:table-cell>
          <table:table-cell table:style-name="ce35" table:formula="of:=IF([.LL$3]=&quot;&quot;;&quot;&quot;;(IF(OR([.LL18]=&quot;&quot;;[.LL18]=0);0;1)))">
            <text:p/>
          </table:table-cell>
          <table:table-cell table:style-name="ce35" table:formula="of:=IF([.LM$3]=&quot;&quot;;&quot;&quot;;(IF(OR([.LM18]=&quot;&quot;;[.LM18]=0);0;1)))">
            <text:p/>
          </table:table-cell>
          <table:table-cell table:style-name="ce35" table:formula="of:=IF([.LN$3]=&quot;&quot;;&quot;&quot;;(IF(OR([.LN18]=&quot;&quot;;[.LN18]=0);0;1)))">
            <text:p/>
          </table:table-cell>
          <table:table-cell table:style-name="ce35" table:formula="of:=IF([.LO$3]=&quot;&quot;;&quot;&quot;;(IF(OR([.LO18]=&quot;&quot;;[.LO18]=0);0;1)))">
            <text:p/>
          </table:table-cell>
          <table:table-cell table:style-name="ce35" table:formula="of:=IF([.LP$3]=&quot;&quot;;&quot;&quot;;(IF(OR([.LP18]=&quot;&quot;;[.LP18]=0);0;1)))">
            <text:p/>
          </table:table-cell>
          <table:table-cell table:style-name="ce35" table:formula="of:=IF([.LQ$3]=&quot;&quot;;&quot;&quot;;(IF(OR([.LQ18]=&quot;&quot;;[.LQ18]=0);0;1)))">
            <text:p/>
          </table:table-cell>
          <table:table-cell table:style-name="ce35" table:formula="of:=IF([.LR$3]=&quot;&quot;;&quot;&quot;;(IF(OR([.LR18]=&quot;&quot;;[.LR18]=0);0;1)))">
            <text:p/>
          </table:table-cell>
          <table:table-cell table:style-name="ce35" table:formula="of:=IF([.LS$3]=&quot;&quot;;&quot;&quot;;(IF(OR([.LS18]=&quot;&quot;;[.LS18]=0);0;1)))">
            <text:p/>
          </table:table-cell>
          <table:table-cell table:style-name="ce35" table:formula="of:=IF([.LT$3]=&quot;&quot;;&quot;&quot;;(IF(OR([.LT18]=&quot;&quot;;[.LT18]=0);0;1)))">
            <text:p/>
          </table:table-cell>
          <table:table-cell table:style-name="ce35" table:formula="of:=IF([.LU$3]=&quot;&quot;;&quot;&quot;;(IF(OR([.LU18]=&quot;&quot;;[.LU18]=0);0;1)))">
            <text:p/>
          </table:table-cell>
          <table:table-cell table:style-name="ce35" table:formula="of:=IF([.LV$3]=&quot;&quot;;&quot;&quot;;(IF(OR([.LV18]=&quot;&quot;;[.LV18]=0);0;1)))">
            <text:p/>
          </table:table-cell>
          <table:table-cell table:style-name="ce35" table:formula="of:=IF([.LW$3]=&quot;&quot;;&quot;&quot;;(IF(OR([.LW18]=&quot;&quot;;[.LW18]=0);0;1)))">
            <text:p/>
          </table:table-cell>
          <table:table-cell table:style-name="ce35" table:formula="of:=IF([.LX$3]=&quot;&quot;;&quot;&quot;;(IF(OR([.LX18]=&quot;&quot;;[.LX18]=0);0;1)))">
            <text:p/>
          </table:table-cell>
          <table:table-cell table:style-name="ce35" table:formula="of:=IF([.LY$3]=&quot;&quot;;&quot;&quot;;(IF(OR([.LY18]=&quot;&quot;;[.LY18]=0);0;1)))">
            <text:p/>
          </table:table-cell>
          <table:table-cell table:style-name="ce35" table:formula="of:=IF([.LZ$3]=&quot;&quot;;&quot;&quot;;(IF(OR([.LZ18]=&quot;&quot;;[.LZ18]=0);0;1)))">
            <text:p/>
          </table:table-cell>
          <table:table-cell table:style-name="ce35" table:formula="of:=IF([.MA$3]=&quot;&quot;;&quot;&quot;;(IF(OR([.MA18]=&quot;&quot;;[.MA18]=0);0;1)))">
            <text:p/>
          </table:table-cell>
          <table:table-cell table:style-name="ce35" table:formula="of:=IF([.MB$3]=&quot;&quot;;&quot;&quot;;(IF(OR([.MB18]=&quot;&quot;;[.MB18]=0);0;1)))">
            <text:p/>
          </table:table-cell>
          <table:table-cell table:style-name="ce35" table:formula="of:=IF([.MC$3]=&quot;&quot;;&quot;&quot;;(IF(OR([.MC18]=&quot;&quot;;[.MC18]=0);0;1)))">
            <text:p/>
          </table:table-cell>
          <table:table-cell table:style-name="ce35" table:formula="of:=IF([.MD$3]=&quot;&quot;;&quot;&quot;;(IF(OR([.MD18]=&quot;&quot;;[.MD18]=0);0;1)))">
            <text:p/>
          </table:table-cell>
          <table:table-cell table:style-name="ce35" table:formula="of:=IF([.ME$3]=&quot;&quot;;&quot;&quot;;(IF(OR([.ME18]=&quot;&quot;;[.ME18]=0);0;1)))">
            <text:p/>
          </table:table-cell>
          <table:table-cell table:style-name="ce35" table:formula="of:=IF([.MF$3]=&quot;&quot;;&quot;&quot;;(IF(OR([.MF18]=&quot;&quot;;[.MF18]=0);0;1)))">
            <text:p/>
          </table:table-cell>
          <table:table-cell table:style-name="ce35" table:formula="of:=IF([.MG$3]=&quot;&quot;;&quot;&quot;;(IF(OR([.MG18]=&quot;&quot;;[.MG18]=0);0;1)))">
            <text:p/>
          </table:table-cell>
          <table:table-cell table:style-name="ce35" table:formula="of:=IF([.MH$3]=&quot;&quot;;&quot;&quot;;(IF(OR([.MH18]=&quot;&quot;;[.MH18]=0);0;1)))">
            <text:p/>
          </table:table-cell>
          <table:table-cell table:style-name="ce35" table:formula="of:=IF([.MI$3]=&quot;&quot;;&quot;&quot;;(IF(OR([.MI18]=&quot;&quot;;[.MI18]=0);0;1)))">
            <text:p/>
          </table:table-cell>
          <table:table-cell table:style-name="ce35" table:formula="of:=IF([.MJ$3]=&quot;&quot;;&quot;&quot;;(IF(OR([.MJ18]=&quot;&quot;;[.MJ18]=0);0;1)))">
            <text:p/>
          </table:table-cell>
          <table:table-cell table:style-name="ce35" table:formula="of:=IF([.MK$3]=&quot;&quot;;&quot;&quot;;(IF(OR([.MK18]=&quot;&quot;;[.MK18]=0);0;1)))">
            <text:p/>
          </table:table-cell>
          <table:table-cell table:style-name="ce35" table:formula="of:=IF([.ML$3]=&quot;&quot;;&quot;&quot;;(IF(OR([.ML18]=&quot;&quot;;[.ML18]=0);0;1)))">
            <text:p/>
          </table:table-cell>
          <table:table-cell table:style-name="ce35" table:formula="of:=IF([.MM$3]=&quot;&quot;;&quot;&quot;;(IF(OR([.MM18]=&quot;&quot;;[.MM18]=0);0;1)))">
            <text:p/>
          </table:table-cell>
          <table:table-cell table:style-name="ce35" table:formula="of:=IF([.MN$3]=&quot;&quot;;&quot;&quot;;(IF(OR([.MN18]=&quot;&quot;;[.MN18]=0);0;1)))">
            <text:p/>
          </table:table-cell>
          <table:table-cell table:style-name="ce35" table:formula="of:=IF([.MO$3]=&quot;&quot;;&quot;&quot;;(IF(OR([.MO18]=&quot;&quot;;[.MO18]=0);0;1)))">
            <text:p/>
          </table:table-cell>
          <table:table-cell table:style-name="ce35" table:formula="of:=IF([.MP$3]=&quot;&quot;;&quot;&quot;;(IF(OR([.MP18]=&quot;&quot;;[.MP18]=0);0;1)))">
            <text:p/>
          </table:table-cell>
          <table:table-cell table:style-name="ce35" table:formula="of:=IF([.MQ$3]=&quot;&quot;;&quot;&quot;;(IF(OR([.MQ18]=&quot;&quot;;[.MQ18]=0);0;1)))">
            <text:p/>
          </table:table-cell>
          <table:table-cell table:style-name="ce35" table:formula="of:=IF([.MR$3]=&quot;&quot;;&quot;&quot;;(IF(OR([.MR18]=&quot;&quot;;[.MR18]=0);0;1)))">
            <text:p/>
          </table:table-cell>
          <table:table-cell table:style-name="ce35" table:formula="of:=IF([.MS$3]=&quot;&quot;;&quot;&quot;;(IF(OR([.MS18]=&quot;&quot;;[.MS18]=0);0;1)))">
            <text:p/>
          </table:table-cell>
          <table:table-cell table:style-name="ce35" table:formula="of:=IF([.MT$3]=&quot;&quot;;&quot;&quot;;(IF(OR([.MT18]=&quot;&quot;;[.MT18]=0);0;1)))">
            <text:p/>
          </table:table-cell>
          <table:table-cell table:style-name="ce35" table:formula="of:=IF([.MU$3]=&quot;&quot;;&quot;&quot;;(IF(OR([.MU18]=&quot;&quot;;[.MU18]=0);0;1)))">
            <text:p/>
          </table:table-cell>
          <table:table-cell table:style-name="ce35" table:formula="of:=IF([.MV$3]=&quot;&quot;;&quot;&quot;;(IF(OR([.MV18]=&quot;&quot;;[.MV18]=0);0;1)))">
            <text:p/>
          </table:table-cell>
          <table:table-cell table:style-name="ce35" table:formula="of:=IF([.MW$3]=&quot;&quot;;&quot;&quot;;(IF(OR([.MW18]=&quot;&quot;;[.MW18]=0);0;1)))">
            <text:p/>
          </table:table-cell>
          <table:table-cell table:style-name="ce35" table:formula="of:=IF([.MX$3]=&quot;&quot;;&quot;&quot;;(IF(OR([.MX18]=&quot;&quot;;[.MX18]=0);0;1)))">
            <text:p/>
          </table:table-cell>
          <table:table-cell table:style-name="ce35" table:formula="of:=IF([.MY$3]=&quot;&quot;;&quot;&quot;;(IF(OR([.MY18]=&quot;&quot;;[.MY18]=0);0;1)))">
            <text:p/>
          </table:table-cell>
          <table:table-cell table:style-name="ce35" table:formula="of:=IF([.MZ$3]=&quot;&quot;;&quot;&quot;;(IF(OR([.MZ18]=&quot;&quot;;[.MZ18]=0);0;1)))">
            <text:p/>
          </table:table-cell>
          <table:table-cell table:style-name="ce35" table:formula="of:=IF([.NA$3]=&quot;&quot;;&quot;&quot;;(IF(OR([.NA18]=&quot;&quot;;[.NA18]=0);0;1)))">
            <text:p/>
          </table:table-cell>
          <table:table-cell table:style-name="ce35" table:formula="of:=IF([.NB$3]=&quot;&quot;;&quot;&quot;;(IF(OR([.NB18]=&quot;&quot;;[.NB18]=0);0;1)))">
            <text:p/>
          </table:table-cell>
          <table:table-cell table:style-name="ce35" table:formula="of:=IF([.NC$3]=&quot;&quot;;&quot;&quot;;(IF(OR([.NC18]=&quot;&quot;;[.NC18]=0);0;1)))">
            <text:p/>
          </table:table-cell>
          <table:table-cell table:style-name="ce35" table:formula="of:=IF([.ND$3]=&quot;&quot;;&quot;&quot;;(IF(OR([.ND18]=&quot;&quot;;[.ND18]=0);0;1)))">
            <text:p/>
          </table:table-cell>
          <table:table-cell table:style-name="ce35" table:formula="of:=IF([.NE$3]=&quot;&quot;;&quot;&quot;;(IF(OR([.NE18]=&quot;&quot;;[.NE18]=0);0;1)))">
            <text:p/>
          </table:table-cell>
          <table:table-cell table:style-name="ce35" table:formula="of:=IF([.NF$3]=&quot;&quot;;&quot;&quot;;(IF(OR([.NF18]=&quot;&quot;;[.NF18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19:.B19])" office:value-type="float" office:value="0" calcext:value-type="float">
            <text:p>0</text:p>
          </table:table-cell>
          <table:table-cell table:style-name="ce11" table:formula="of:=IFERROR((LEN([.NG19])-SEARCH(&quot;0[^0]*$&quot;;[.NG19]));LEN([.NG19]))" office:value-type="float" office:value="0" calcext:value-type="float">
            <text:p>0</text:p>
          </table:table-cell>
          <table:table-cell table:style-name="ce5" table:formula="of:=COUNTA([.E19:.NF19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47" table:formula="of:=COM.MICROSOFT.CONCAT([.NH19:.ABI19])">
            <text:p/>
          </table:table-cell>
          <table:table-cell table:style-name="ce46" table:formula="of:=IF([.E$3]=&quot;&quot;;&quot;&quot;;(IF(OR([.E19]=&quot;&quot;;[.E19]=0);0;1)))">
            <text:p/>
          </table:table-cell>
          <table:table-cell table:style-name="ce46" table:formula="of:=IF([.F$3]=&quot;&quot;;&quot;&quot;;(IF(OR([.F19]=&quot;&quot;;[.F19]=0);0;1)))">
            <text:p/>
          </table:table-cell>
          <table:table-cell table:style-name="ce46" table:formula="of:=IF([.G$3]=&quot;&quot;;&quot;&quot;;(IF(OR([.G19]=&quot;&quot;;[.G19]=0);0;1)))">
            <text:p/>
          </table:table-cell>
          <table:table-cell table:style-name="ce46" table:formula="of:=IF([.H$3]=&quot;&quot;;&quot;&quot;;(IF(OR([.H19]=&quot;&quot;;[.H19]=0);0;1)))">
            <text:p/>
          </table:table-cell>
          <table:table-cell table:style-name="ce47" table:formula="of:=IF([.I$3]=&quot;&quot;;&quot;&quot;;(IF(OR([.I19]=&quot;&quot;;[.I19]=0);0;1)))">
            <text:p/>
          </table:table-cell>
          <table:table-cell table:style-name="ce47" table:formula="of:=IF([.J$3]=&quot;&quot;;&quot;&quot;;(IF(OR([.J19]=&quot;&quot;;[.J19]=0);0;1)))">
            <text:p/>
          </table:table-cell>
          <table:table-cell table:style-name="ce47" table:formula="of:=IF([.K$3]=&quot;&quot;;&quot;&quot;;(IF(OR([.K19]=&quot;&quot;;[.K19]=0);0;1)))">
            <text:p/>
          </table:table-cell>
          <table:table-cell table:style-name="ce47" table:formula="of:=IF([.L$3]=&quot;&quot;;&quot;&quot;;(IF(OR([.L19]=&quot;&quot;;[.L19]=0);0;1)))">
            <text:p/>
          </table:table-cell>
          <table:table-cell table:style-name="ce47" table:formula="of:=IF([.M$3]=&quot;&quot;;&quot;&quot;;(IF(OR([.M19]=&quot;&quot;;[.M19]=0);0;1)))">
            <text:p/>
          </table:table-cell>
          <table:table-cell table:style-name="ce47" table:formula="of:=IF([.N$3]=&quot;&quot;;&quot;&quot;;(IF(OR([.N19]=&quot;&quot;;[.N19]=0);0;1)))">
            <text:p/>
          </table:table-cell>
          <table:table-cell table:style-name="ce47" table:formula="of:=IF([.O$3]=&quot;&quot;;&quot;&quot;;(IF(OR([.O19]=&quot;&quot;;[.O19]=0);0;1)))">
            <text:p/>
          </table:table-cell>
          <table:table-cell table:style-name="ce47" table:formula="of:=IF([.P$3]=&quot;&quot;;&quot;&quot;;(IF(OR([.P19]=&quot;&quot;;[.P19]=0);0;1)))">
            <text:p/>
          </table:table-cell>
          <table:table-cell table:style-name="ce47" table:formula="of:=IF([.Q$3]=&quot;&quot;;&quot;&quot;;(IF(OR([.Q19]=&quot;&quot;;[.Q19]=0);0;1)))">
            <text:p/>
          </table:table-cell>
          <table:table-cell table:style-name="ce47" table:formula="of:=IF([.R$3]=&quot;&quot;;&quot;&quot;;(IF(OR([.R19]=&quot;&quot;;[.R19]=0);0;1)))">
            <text:p/>
          </table:table-cell>
          <table:table-cell table:style-name="ce47" table:formula="of:=IF([.S$3]=&quot;&quot;;&quot;&quot;;(IF(OR([.S19]=&quot;&quot;;[.S19]=0);0;1)))">
            <text:p/>
          </table:table-cell>
          <table:table-cell table:style-name="ce47" table:formula="of:=IF([.T$3]=&quot;&quot;;&quot;&quot;;(IF(OR([.T19]=&quot;&quot;;[.T19]=0);0;1)))">
            <text:p/>
          </table:table-cell>
          <table:table-cell table:style-name="ce47" table:formula="of:=IF([.U$3]=&quot;&quot;;&quot;&quot;;(IF(OR([.U19]=&quot;&quot;;[.U19]=0);0;1)))">
            <text:p/>
          </table:table-cell>
          <table:table-cell table:style-name="ce47" table:formula="of:=IF([.V$3]=&quot;&quot;;&quot;&quot;;(IF(OR([.V19]=&quot;&quot;;[.V19]=0);0;1)))">
            <text:p/>
          </table:table-cell>
          <table:table-cell table:style-name="ce47" table:formula="of:=IF([.W$3]=&quot;&quot;;&quot;&quot;;(IF(OR([.W19]=&quot;&quot;;[.W19]=0);0;1)))">
            <text:p/>
          </table:table-cell>
          <table:table-cell table:style-name="ce47" table:formula="of:=IF([.X$3]=&quot;&quot;;&quot;&quot;;(IF(OR([.X19]=&quot;&quot;;[.X19]=0);0;1)))">
            <text:p/>
          </table:table-cell>
          <table:table-cell table:style-name="ce47" table:formula="of:=IF([.Y$3]=&quot;&quot;;&quot;&quot;;(IF(OR([.Y19]=&quot;&quot;;[.Y19]=0);0;1)))">
            <text:p/>
          </table:table-cell>
          <table:table-cell table:style-name="ce47" table:formula="of:=IF([.Z$3]=&quot;&quot;;&quot;&quot;;(IF(OR([.Z19]=&quot;&quot;;[.Z19]=0);0;1)))">
            <text:p/>
          </table:table-cell>
          <table:table-cell table:style-name="ce47" table:formula="of:=IF([.AA$3]=&quot;&quot;;&quot;&quot;;(IF(OR([.AA19]=&quot;&quot;;[.AA19]=0);0;1)))">
            <text:p/>
          </table:table-cell>
          <table:table-cell table:style-name="ce47" table:formula="of:=IF([.AB$3]=&quot;&quot;;&quot;&quot;;(IF(OR([.AB19]=&quot;&quot;;[.AB19]=0);0;1)))">
            <text:p/>
          </table:table-cell>
          <table:table-cell table:style-name="ce47" table:formula="of:=IF([.AC$3]=&quot;&quot;;&quot;&quot;;(IF(OR([.AC19]=&quot;&quot;;[.AC19]=0);0;1)))">
            <text:p/>
          </table:table-cell>
          <table:table-cell table:style-name="ce47" table:formula="of:=IF([.AD$3]=&quot;&quot;;&quot;&quot;;(IF(OR([.AD19]=&quot;&quot;;[.AD19]=0);0;1)))">
            <text:p/>
          </table:table-cell>
          <table:table-cell table:style-name="ce47" table:formula="of:=IF([.AE$3]=&quot;&quot;;&quot;&quot;;(IF(OR([.AE19]=&quot;&quot;;[.AE19]=0);0;1)))">
            <text:p/>
          </table:table-cell>
          <table:table-cell table:style-name="ce47" table:formula="of:=IF([.AF$3]=&quot;&quot;;&quot;&quot;;(IF(OR([.AF19]=&quot;&quot;;[.AF19]=0);0;1)))">
            <text:p/>
          </table:table-cell>
          <table:table-cell table:style-name="ce47" table:formula="of:=IF([.AG$3]=&quot;&quot;;&quot;&quot;;(IF(OR([.AG19]=&quot;&quot;;[.AG19]=0);0;1)))">
            <text:p/>
          </table:table-cell>
          <table:table-cell table:style-name="ce47" table:formula="of:=IF([.AH$3]=&quot;&quot;;&quot;&quot;;(IF(OR([.AH19]=&quot;&quot;;[.AH19]=0);0;1)))">
            <text:p/>
          </table:table-cell>
          <table:table-cell table:style-name="ce47" table:formula="of:=IF([.AI$3]=&quot;&quot;;&quot;&quot;;(IF(OR([.AI19]=&quot;&quot;;[.AI19]=0);0;1)))">
            <text:p/>
          </table:table-cell>
          <table:table-cell table:style-name="ce47" table:formula="of:=IF([.AJ$3]=&quot;&quot;;&quot;&quot;;(IF(OR([.AJ19]=&quot;&quot;;[.AJ19]=0);0;1)))">
            <text:p/>
          </table:table-cell>
          <table:table-cell table:style-name="ce47" table:formula="of:=IF([.AK$3]=&quot;&quot;;&quot;&quot;;(IF(OR([.AK19]=&quot;&quot;;[.AK19]=0);0;1)))">
            <text:p/>
          </table:table-cell>
          <table:table-cell table:style-name="ce47" table:formula="of:=IF([.AL$3]=&quot;&quot;;&quot;&quot;;(IF(OR([.AL19]=&quot;&quot;;[.AL19]=0);0;1)))">
            <text:p/>
          </table:table-cell>
          <table:table-cell table:style-name="ce47" table:formula="of:=IF([.AM$3]=&quot;&quot;;&quot;&quot;;(IF(OR([.AM19]=&quot;&quot;;[.AM19]=0);0;1)))">
            <text:p/>
          </table:table-cell>
          <table:table-cell table:style-name="ce47" table:formula="of:=IF([.AN$3]=&quot;&quot;;&quot;&quot;;(IF(OR([.AN19]=&quot;&quot;;[.AN19]=0);0;1)))">
            <text:p/>
          </table:table-cell>
          <table:table-cell table:style-name="ce47" table:formula="of:=IF([.AO$3]=&quot;&quot;;&quot;&quot;;(IF(OR([.AO19]=&quot;&quot;;[.AO19]=0);0;1)))">
            <text:p/>
          </table:table-cell>
          <table:table-cell table:style-name="ce47" table:formula="of:=IF([.AP$3]=&quot;&quot;;&quot;&quot;;(IF(OR([.AP19]=&quot;&quot;;[.AP19]=0);0;1)))">
            <text:p/>
          </table:table-cell>
          <table:table-cell table:style-name="ce47" table:formula="of:=IF([.AQ$3]=&quot;&quot;;&quot;&quot;;(IF(OR([.AQ19]=&quot;&quot;;[.AQ19]=0);0;1)))">
            <text:p/>
          </table:table-cell>
          <table:table-cell table:style-name="ce47" table:formula="of:=IF([.AR$3]=&quot;&quot;;&quot;&quot;;(IF(OR([.AR19]=&quot;&quot;;[.AR19]=0);0;1)))">
            <text:p/>
          </table:table-cell>
          <table:table-cell table:style-name="ce47" table:formula="of:=IF([.AS$3]=&quot;&quot;;&quot;&quot;;(IF(OR([.AS19]=&quot;&quot;;[.AS19]=0);0;1)))">
            <text:p/>
          </table:table-cell>
          <table:table-cell table:style-name="ce47" table:formula="of:=IF([.AT$3]=&quot;&quot;;&quot;&quot;;(IF(OR([.AT19]=&quot;&quot;;[.AT19]=0);0;1)))">
            <text:p/>
          </table:table-cell>
          <table:table-cell table:style-name="ce47" table:formula="of:=IF([.AU$3]=&quot;&quot;;&quot;&quot;;(IF(OR([.AU19]=&quot;&quot;;[.AU19]=0);0;1)))">
            <text:p/>
          </table:table-cell>
          <table:table-cell table:style-name="ce47" table:formula="of:=IF([.AV$3]=&quot;&quot;;&quot;&quot;;(IF(OR([.AV19]=&quot;&quot;;[.AV19]=0);0;1)))">
            <text:p/>
          </table:table-cell>
          <table:table-cell table:style-name="ce47" table:formula="of:=IF([.AW$3]=&quot;&quot;;&quot;&quot;;(IF(OR([.AW19]=&quot;&quot;;[.AW19]=0);0;1)))">
            <text:p/>
          </table:table-cell>
          <table:table-cell table:style-name="ce47" table:formula="of:=IF([.AX$3]=&quot;&quot;;&quot;&quot;;(IF(OR([.AX19]=&quot;&quot;;[.AX19]=0);0;1)))">
            <text:p/>
          </table:table-cell>
          <table:table-cell table:style-name="ce47" table:formula="of:=IF([.AY$3]=&quot;&quot;;&quot;&quot;;(IF(OR([.AY19]=&quot;&quot;;[.AY19]=0);0;1)))">
            <text:p/>
          </table:table-cell>
          <table:table-cell table:style-name="ce47" table:formula="of:=IF([.AZ$3]=&quot;&quot;;&quot;&quot;;(IF(OR([.AZ19]=&quot;&quot;;[.AZ19]=0);0;1)))">
            <text:p/>
          </table:table-cell>
          <table:table-cell table:style-name="ce47" table:formula="of:=IF([.BA$3]=&quot;&quot;;&quot;&quot;;(IF(OR([.BA19]=&quot;&quot;;[.BA19]=0);0;1)))">
            <text:p/>
          </table:table-cell>
          <table:table-cell table:style-name="ce47" table:formula="of:=IF([.BB$3]=&quot;&quot;;&quot;&quot;;(IF(OR([.BB19]=&quot;&quot;;[.BB19]=0);0;1)))">
            <text:p/>
          </table:table-cell>
          <table:table-cell table:style-name="ce47" table:formula="of:=IF([.BC$3]=&quot;&quot;;&quot;&quot;;(IF(OR([.BC19]=&quot;&quot;;[.BC19]=0);0;1)))">
            <text:p/>
          </table:table-cell>
          <table:table-cell table:style-name="ce47" table:formula="of:=IF([.BD$3]=&quot;&quot;;&quot;&quot;;(IF(OR([.BD19]=&quot;&quot;;[.BD19]=0);0;1)))">
            <text:p/>
          </table:table-cell>
          <table:table-cell table:style-name="ce47" table:formula="of:=IF([.BE$3]=&quot;&quot;;&quot;&quot;;(IF(OR([.BE19]=&quot;&quot;;[.BE19]=0);0;1)))">
            <text:p/>
          </table:table-cell>
          <table:table-cell table:style-name="ce47" table:formula="of:=IF([.BF$3]=&quot;&quot;;&quot;&quot;;(IF(OR([.BF19]=&quot;&quot;;[.BF19]=0);0;1)))">
            <text:p/>
          </table:table-cell>
          <table:table-cell table:style-name="ce47" table:formula="of:=IF([.BG$3]=&quot;&quot;;&quot;&quot;;(IF(OR([.BG19]=&quot;&quot;;[.BG19]=0);0;1)))">
            <text:p/>
          </table:table-cell>
          <table:table-cell table:style-name="ce47" table:formula="of:=IF([.BH$3]=&quot;&quot;;&quot;&quot;;(IF(OR([.BH19]=&quot;&quot;;[.BH19]=0);0;1)))">
            <text:p/>
          </table:table-cell>
          <table:table-cell table:style-name="ce47" table:formula="of:=IF([.BI$3]=&quot;&quot;;&quot;&quot;;(IF(OR([.BI19]=&quot;&quot;;[.BI19]=0);0;1)))">
            <text:p/>
          </table:table-cell>
          <table:table-cell table:style-name="ce47" table:formula="of:=IF([.BJ$3]=&quot;&quot;;&quot;&quot;;(IF(OR([.BJ19]=&quot;&quot;;[.BJ19]=0);0;1)))">
            <text:p/>
          </table:table-cell>
          <table:table-cell table:style-name="ce47" table:formula="of:=IF([.BK$3]=&quot;&quot;;&quot;&quot;;(IF(OR([.BK19]=&quot;&quot;;[.BK19]=0);0;1)))">
            <text:p/>
          </table:table-cell>
          <table:table-cell table:style-name="ce47" table:formula="of:=IF([.BL$3]=&quot;&quot;;&quot;&quot;;(IF(OR([.BL19]=&quot;&quot;;[.BL19]=0);0;1)))">
            <text:p/>
          </table:table-cell>
          <table:table-cell table:style-name="ce47" table:formula="of:=IF([.BM$3]=&quot;&quot;;&quot;&quot;;(IF(OR([.BM19]=&quot;&quot;;[.BM19]=0);0;1)))">
            <text:p/>
          </table:table-cell>
          <table:table-cell table:style-name="ce47" table:formula="of:=IF([.BN$3]=&quot;&quot;;&quot;&quot;;(IF(OR([.BN19]=&quot;&quot;;[.BN19]=0);0;1)))">
            <text:p/>
          </table:table-cell>
          <table:table-cell table:style-name="ce47" table:formula="of:=IF([.BO$3]=&quot;&quot;;&quot;&quot;;(IF(OR([.BO19]=&quot;&quot;;[.BO19]=0);0;1)))">
            <text:p/>
          </table:table-cell>
          <table:table-cell table:style-name="ce47" table:formula="of:=IF([.BP$3]=&quot;&quot;;&quot;&quot;;(IF(OR([.BP19]=&quot;&quot;;[.BP19]=0);0;1)))">
            <text:p/>
          </table:table-cell>
          <table:table-cell table:style-name="ce47" table:formula="of:=IF([.BQ$3]=&quot;&quot;;&quot;&quot;;(IF(OR([.BQ19]=&quot;&quot;;[.BQ19]=0);0;1)))">
            <text:p/>
          </table:table-cell>
          <table:table-cell table:style-name="ce47" table:formula="of:=IF([.BR$3]=&quot;&quot;;&quot;&quot;;(IF(OR([.BR19]=&quot;&quot;;[.BR19]=0);0;1)))">
            <text:p/>
          </table:table-cell>
          <table:table-cell table:style-name="ce47" table:formula="of:=IF([.BS$3]=&quot;&quot;;&quot;&quot;;(IF(OR([.BS19]=&quot;&quot;;[.BS19]=0);0;1)))">
            <text:p/>
          </table:table-cell>
          <table:table-cell table:style-name="ce47" table:formula="of:=IF([.BT$3]=&quot;&quot;;&quot;&quot;;(IF(OR([.BT19]=&quot;&quot;;[.BT19]=0);0;1)))">
            <text:p/>
          </table:table-cell>
          <table:table-cell table:style-name="ce47" table:formula="of:=IF([.BU$3]=&quot;&quot;;&quot;&quot;;(IF(OR([.BU19]=&quot;&quot;;[.BU19]=0);0;1)))">
            <text:p/>
          </table:table-cell>
          <table:table-cell table:style-name="ce47" table:formula="of:=IF([.BV$3]=&quot;&quot;;&quot;&quot;;(IF(OR([.BV19]=&quot;&quot;;[.BV19]=0);0;1)))">
            <text:p/>
          </table:table-cell>
          <table:table-cell table:style-name="ce47" table:formula="of:=IF([.BW$3]=&quot;&quot;;&quot;&quot;;(IF(OR([.BW19]=&quot;&quot;;[.BW19]=0);0;1)))">
            <text:p/>
          </table:table-cell>
          <table:table-cell table:style-name="ce47" table:formula="of:=IF([.BX$3]=&quot;&quot;;&quot;&quot;;(IF(OR([.BX19]=&quot;&quot;;[.BX19]=0);0;1)))">
            <text:p/>
          </table:table-cell>
          <table:table-cell table:style-name="ce47" table:formula="of:=IF([.BY$3]=&quot;&quot;;&quot;&quot;;(IF(OR([.BY19]=&quot;&quot;;[.BY19]=0);0;1)))">
            <text:p/>
          </table:table-cell>
          <table:table-cell table:style-name="ce47" table:formula="of:=IF([.BZ$3]=&quot;&quot;;&quot;&quot;;(IF(OR([.BZ19]=&quot;&quot;;[.BZ19]=0);0;1)))">
            <text:p/>
          </table:table-cell>
          <table:table-cell table:style-name="ce47" table:formula="of:=IF([.CA$3]=&quot;&quot;;&quot;&quot;;(IF(OR([.CA19]=&quot;&quot;;[.CA19]=0);0;1)))">
            <text:p/>
          </table:table-cell>
          <table:table-cell table:style-name="ce47" table:formula="of:=IF([.CB$3]=&quot;&quot;;&quot;&quot;;(IF(OR([.CB19]=&quot;&quot;;[.CB19]=0);0;1)))">
            <text:p/>
          </table:table-cell>
          <table:table-cell table:style-name="ce47" table:formula="of:=IF([.CC$3]=&quot;&quot;;&quot;&quot;;(IF(OR([.CC19]=&quot;&quot;;[.CC19]=0);0;1)))">
            <text:p/>
          </table:table-cell>
          <table:table-cell table:style-name="ce47" table:formula="of:=IF([.CD$3]=&quot;&quot;;&quot;&quot;;(IF(OR([.CD19]=&quot;&quot;;[.CD19]=0);0;1)))">
            <text:p/>
          </table:table-cell>
          <table:table-cell table:style-name="ce47" table:formula="of:=IF([.CE$3]=&quot;&quot;;&quot;&quot;;(IF(OR([.CE19]=&quot;&quot;;[.CE19]=0);0;1)))">
            <text:p/>
          </table:table-cell>
          <table:table-cell table:style-name="ce47" table:formula="of:=IF([.CF$3]=&quot;&quot;;&quot;&quot;;(IF(OR([.CF19]=&quot;&quot;;[.CF19]=0);0;1)))">
            <text:p/>
          </table:table-cell>
          <table:table-cell table:style-name="ce47" table:formula="of:=IF([.CG$3]=&quot;&quot;;&quot;&quot;;(IF(OR([.CG19]=&quot;&quot;;[.CG19]=0);0;1)))">
            <text:p/>
          </table:table-cell>
          <table:table-cell table:style-name="ce47" table:formula="of:=IF([.CH$3]=&quot;&quot;;&quot;&quot;;(IF(OR([.CH19]=&quot;&quot;;[.CH19]=0);0;1)))">
            <text:p/>
          </table:table-cell>
          <table:table-cell table:style-name="ce47" table:formula="of:=IF([.CI$3]=&quot;&quot;;&quot;&quot;;(IF(OR([.CI19]=&quot;&quot;;[.CI19]=0);0;1)))">
            <text:p/>
          </table:table-cell>
          <table:table-cell table:style-name="ce47" table:formula="of:=IF([.CJ$3]=&quot;&quot;;&quot;&quot;;(IF(OR([.CJ19]=&quot;&quot;;[.CJ19]=0);0;1)))">
            <text:p/>
          </table:table-cell>
          <table:table-cell table:style-name="ce47" table:formula="of:=IF([.CK$3]=&quot;&quot;;&quot;&quot;;(IF(OR([.CK19]=&quot;&quot;;[.CK19]=0);0;1)))">
            <text:p/>
          </table:table-cell>
          <table:table-cell table:style-name="ce47" table:formula="of:=IF([.CL$3]=&quot;&quot;;&quot;&quot;;(IF(OR([.CL19]=&quot;&quot;;[.CL19]=0);0;1)))">
            <text:p/>
          </table:table-cell>
          <table:table-cell table:style-name="ce47" table:formula="of:=IF([.CM$3]=&quot;&quot;;&quot;&quot;;(IF(OR([.CM19]=&quot;&quot;;[.CM19]=0);0;1)))">
            <text:p/>
          </table:table-cell>
          <table:table-cell table:style-name="ce47" table:formula="of:=IF([.CN$3]=&quot;&quot;;&quot;&quot;;(IF(OR([.CN19]=&quot;&quot;;[.CN19]=0);0;1)))">
            <text:p/>
          </table:table-cell>
          <table:table-cell table:style-name="ce47" table:formula="of:=IF([.CO$3]=&quot;&quot;;&quot;&quot;;(IF(OR([.CO19]=&quot;&quot;;[.CO19]=0);0;1)))">
            <text:p/>
          </table:table-cell>
          <table:table-cell table:style-name="ce47" table:formula="of:=IF([.CP$3]=&quot;&quot;;&quot;&quot;;(IF(OR([.CP19]=&quot;&quot;;[.CP19]=0);0;1)))">
            <text:p/>
          </table:table-cell>
          <table:table-cell table:style-name="ce47" table:formula="of:=IF([.CQ$3]=&quot;&quot;;&quot;&quot;;(IF(OR([.CQ19]=&quot;&quot;;[.CQ19]=0);0;1)))">
            <text:p/>
          </table:table-cell>
          <table:table-cell table:style-name="ce47" table:formula="of:=IF([.CR$3]=&quot;&quot;;&quot;&quot;;(IF(OR([.CR19]=&quot;&quot;;[.CR19]=0);0;1)))">
            <text:p/>
          </table:table-cell>
          <table:table-cell table:style-name="ce47" table:formula="of:=IF([.CS$3]=&quot;&quot;;&quot;&quot;;(IF(OR([.CS19]=&quot;&quot;;[.CS19]=0);0;1)))">
            <text:p/>
          </table:table-cell>
          <table:table-cell table:style-name="ce47" table:formula="of:=IF([.CT$3]=&quot;&quot;;&quot;&quot;;(IF(OR([.CT19]=&quot;&quot;;[.CT19]=0);0;1)))">
            <text:p/>
          </table:table-cell>
          <table:table-cell table:style-name="ce47" table:formula="of:=IF([.CU$3]=&quot;&quot;;&quot;&quot;;(IF(OR([.CU19]=&quot;&quot;;[.CU19]=0);0;1)))">
            <text:p/>
          </table:table-cell>
          <table:table-cell table:style-name="ce47" table:formula="of:=IF([.CV$3]=&quot;&quot;;&quot;&quot;;(IF(OR([.CV19]=&quot;&quot;;[.CV19]=0);0;1)))">
            <text:p/>
          </table:table-cell>
          <table:table-cell table:style-name="ce47" table:formula="of:=IF([.CW$3]=&quot;&quot;;&quot;&quot;;(IF(OR([.CW19]=&quot;&quot;;[.CW19]=0);0;1)))">
            <text:p/>
          </table:table-cell>
          <table:table-cell table:style-name="ce47" table:formula="of:=IF([.CX$3]=&quot;&quot;;&quot;&quot;;(IF(OR([.CX19]=&quot;&quot;;[.CX19]=0);0;1)))">
            <text:p/>
          </table:table-cell>
          <table:table-cell table:style-name="ce47" table:formula="of:=IF([.CY$3]=&quot;&quot;;&quot;&quot;;(IF(OR([.CY19]=&quot;&quot;;[.CY19]=0);0;1)))">
            <text:p/>
          </table:table-cell>
          <table:table-cell table:style-name="ce47" table:formula="of:=IF([.CZ$3]=&quot;&quot;;&quot;&quot;;(IF(OR([.CZ19]=&quot;&quot;;[.CZ19]=0);0;1)))">
            <text:p/>
          </table:table-cell>
          <table:table-cell table:style-name="ce47" table:formula="of:=IF([.DA$3]=&quot;&quot;;&quot;&quot;;(IF(OR([.DA19]=&quot;&quot;;[.DA19]=0);0;1)))">
            <text:p/>
          </table:table-cell>
          <table:table-cell table:style-name="ce47" table:formula="of:=IF([.DB$3]=&quot;&quot;;&quot;&quot;;(IF(OR([.DB19]=&quot;&quot;;[.DB19]=0);0;1)))">
            <text:p/>
          </table:table-cell>
          <table:table-cell table:style-name="ce47" table:formula="of:=IF([.DC$3]=&quot;&quot;;&quot;&quot;;(IF(OR([.DC19]=&quot;&quot;;[.DC19]=0);0;1)))">
            <text:p/>
          </table:table-cell>
          <table:table-cell table:style-name="ce47" table:formula="of:=IF([.DD$3]=&quot;&quot;;&quot;&quot;;(IF(OR([.DD19]=&quot;&quot;;[.DD19]=0);0;1)))">
            <text:p/>
          </table:table-cell>
          <table:table-cell table:style-name="ce47" table:formula="of:=IF([.DE$3]=&quot;&quot;;&quot;&quot;;(IF(OR([.DE19]=&quot;&quot;;[.DE19]=0);0;1)))">
            <text:p/>
          </table:table-cell>
          <table:table-cell table:style-name="ce47" table:formula="of:=IF([.DF$3]=&quot;&quot;;&quot;&quot;;(IF(OR([.DF19]=&quot;&quot;;[.DF19]=0);0;1)))">
            <text:p/>
          </table:table-cell>
          <table:table-cell table:style-name="ce47" table:formula="of:=IF([.DG$3]=&quot;&quot;;&quot;&quot;;(IF(OR([.DG19]=&quot;&quot;;[.DG19]=0);0;1)))">
            <text:p/>
          </table:table-cell>
          <table:table-cell table:style-name="ce47" table:formula="of:=IF([.DH$3]=&quot;&quot;;&quot;&quot;;(IF(OR([.DH19]=&quot;&quot;;[.DH19]=0);0;1)))">
            <text:p/>
          </table:table-cell>
          <table:table-cell table:style-name="ce47" table:formula="of:=IF([.DI$3]=&quot;&quot;;&quot;&quot;;(IF(OR([.DI19]=&quot;&quot;;[.DI19]=0);0;1)))">
            <text:p/>
          </table:table-cell>
          <table:table-cell table:style-name="ce47" table:formula="of:=IF([.DJ$3]=&quot;&quot;;&quot;&quot;;(IF(OR([.DJ19]=&quot;&quot;;[.DJ19]=0);0;1)))">
            <text:p/>
          </table:table-cell>
          <table:table-cell table:style-name="ce47" table:formula="of:=IF([.DK$3]=&quot;&quot;;&quot;&quot;;(IF(OR([.DK19]=&quot;&quot;;[.DK19]=0);0;1)))">
            <text:p/>
          </table:table-cell>
          <table:table-cell table:style-name="ce47" table:formula="of:=IF([.DL$3]=&quot;&quot;;&quot;&quot;;(IF(OR([.DL19]=&quot;&quot;;[.DL19]=0);0;1)))">
            <text:p/>
          </table:table-cell>
          <table:table-cell table:style-name="ce47" table:formula="of:=IF([.DM$3]=&quot;&quot;;&quot;&quot;;(IF(OR([.DM19]=&quot;&quot;;[.DM19]=0);0;1)))">
            <text:p/>
          </table:table-cell>
          <table:table-cell table:style-name="ce47" table:formula="of:=IF([.DN$3]=&quot;&quot;;&quot;&quot;;(IF(OR([.DN19]=&quot;&quot;;[.DN19]=0);0;1)))">
            <text:p/>
          </table:table-cell>
          <table:table-cell table:style-name="ce47" table:formula="of:=IF([.DO$3]=&quot;&quot;;&quot;&quot;;(IF(OR([.DO19]=&quot;&quot;;[.DO19]=0);0;1)))">
            <text:p/>
          </table:table-cell>
          <table:table-cell table:style-name="ce47" table:formula="of:=IF([.DP$3]=&quot;&quot;;&quot;&quot;;(IF(OR([.DP19]=&quot;&quot;;[.DP19]=0);0;1)))">
            <text:p/>
          </table:table-cell>
          <table:table-cell table:style-name="ce47" table:formula="of:=IF([.DQ$3]=&quot;&quot;;&quot;&quot;;(IF(OR([.DQ19]=&quot;&quot;;[.DQ19]=0);0;1)))">
            <text:p/>
          </table:table-cell>
          <table:table-cell table:style-name="ce47" table:formula="of:=IF([.DR$3]=&quot;&quot;;&quot;&quot;;(IF(OR([.DR19]=&quot;&quot;;[.DR19]=0);0;1)))">
            <text:p/>
          </table:table-cell>
          <table:table-cell table:style-name="ce47" table:formula="of:=IF([.DS$3]=&quot;&quot;;&quot;&quot;;(IF(OR([.DS19]=&quot;&quot;;[.DS19]=0);0;1)))">
            <text:p/>
          </table:table-cell>
          <table:table-cell table:style-name="ce47" table:formula="of:=IF([.DT$3]=&quot;&quot;;&quot;&quot;;(IF(OR([.DT19]=&quot;&quot;;[.DT19]=0);0;1)))">
            <text:p/>
          </table:table-cell>
          <table:table-cell table:style-name="ce47" table:formula="of:=IF([.DU$3]=&quot;&quot;;&quot;&quot;;(IF(OR([.DU19]=&quot;&quot;;[.DU19]=0);0;1)))">
            <text:p/>
          </table:table-cell>
          <table:table-cell table:style-name="ce47" table:formula="of:=IF([.DV$3]=&quot;&quot;;&quot;&quot;;(IF(OR([.DV19]=&quot;&quot;;[.DV19]=0);0;1)))">
            <text:p/>
          </table:table-cell>
          <table:table-cell table:style-name="ce47" table:formula="of:=IF([.DW$3]=&quot;&quot;;&quot;&quot;;(IF(OR([.DW19]=&quot;&quot;;[.DW19]=0);0;1)))">
            <text:p/>
          </table:table-cell>
          <table:table-cell table:style-name="ce47" table:formula="of:=IF([.DX$3]=&quot;&quot;;&quot;&quot;;(IF(OR([.DX19]=&quot;&quot;;[.DX19]=0);0;1)))">
            <text:p/>
          </table:table-cell>
          <table:table-cell table:style-name="ce47" table:formula="of:=IF([.DY$3]=&quot;&quot;;&quot;&quot;;(IF(OR([.DY19]=&quot;&quot;;[.DY19]=0);0;1)))">
            <text:p/>
          </table:table-cell>
          <table:table-cell table:style-name="ce47" table:formula="of:=IF([.DZ$3]=&quot;&quot;;&quot;&quot;;(IF(OR([.DZ19]=&quot;&quot;;[.DZ19]=0);0;1)))">
            <text:p/>
          </table:table-cell>
          <table:table-cell table:style-name="ce47" table:formula="of:=IF([.EA$3]=&quot;&quot;;&quot;&quot;;(IF(OR([.EA19]=&quot;&quot;;[.EA19]=0);0;1)))">
            <text:p/>
          </table:table-cell>
          <table:table-cell table:style-name="ce47" table:formula="of:=IF([.EB$3]=&quot;&quot;;&quot;&quot;;(IF(OR([.EB19]=&quot;&quot;;[.EB19]=0);0;1)))">
            <text:p/>
          </table:table-cell>
          <table:table-cell table:style-name="ce47" table:formula="of:=IF([.EC$3]=&quot;&quot;;&quot;&quot;;(IF(OR([.EC19]=&quot;&quot;;[.EC19]=0);0;1)))">
            <text:p/>
          </table:table-cell>
          <table:table-cell table:style-name="ce47" table:formula="of:=IF([.ED$3]=&quot;&quot;;&quot;&quot;;(IF(OR([.ED19]=&quot;&quot;;[.ED19]=0);0;1)))">
            <text:p/>
          </table:table-cell>
          <table:table-cell table:style-name="ce47" table:formula="of:=IF([.EE$3]=&quot;&quot;;&quot;&quot;;(IF(OR([.EE19]=&quot;&quot;;[.EE19]=0);0;1)))">
            <text:p/>
          </table:table-cell>
          <table:table-cell table:style-name="ce47" table:formula="of:=IF([.EF$3]=&quot;&quot;;&quot;&quot;;(IF(OR([.EF19]=&quot;&quot;;[.EF19]=0);0;1)))">
            <text:p/>
          </table:table-cell>
          <table:table-cell table:style-name="ce47" table:formula="of:=IF([.EG$3]=&quot;&quot;;&quot;&quot;;(IF(OR([.EG19]=&quot;&quot;;[.EG19]=0);0;1)))">
            <text:p/>
          </table:table-cell>
          <table:table-cell table:style-name="ce47" table:formula="of:=IF([.EH$3]=&quot;&quot;;&quot;&quot;;(IF(OR([.EH19]=&quot;&quot;;[.EH19]=0);0;1)))">
            <text:p/>
          </table:table-cell>
          <table:table-cell table:style-name="ce47" table:formula="of:=IF([.EI$3]=&quot;&quot;;&quot;&quot;;(IF(OR([.EI19]=&quot;&quot;;[.EI19]=0);0;1)))">
            <text:p/>
          </table:table-cell>
          <table:table-cell table:style-name="ce47" table:formula="of:=IF([.EJ$3]=&quot;&quot;;&quot;&quot;;(IF(OR([.EJ19]=&quot;&quot;;[.EJ19]=0);0;1)))">
            <text:p/>
          </table:table-cell>
          <table:table-cell table:style-name="ce47" table:formula="of:=IF([.EK$3]=&quot;&quot;;&quot;&quot;;(IF(OR([.EK19]=&quot;&quot;;[.EK19]=0);0;1)))">
            <text:p/>
          </table:table-cell>
          <table:table-cell table:style-name="ce47" table:formula="of:=IF([.EL$3]=&quot;&quot;;&quot;&quot;;(IF(OR([.EL19]=&quot;&quot;;[.EL19]=0);0;1)))">
            <text:p/>
          </table:table-cell>
          <table:table-cell table:style-name="ce47" table:formula="of:=IF([.EM$3]=&quot;&quot;;&quot;&quot;;(IF(OR([.EM19]=&quot;&quot;;[.EM19]=0);0;1)))">
            <text:p/>
          </table:table-cell>
          <table:table-cell table:style-name="ce47" table:formula="of:=IF([.EN$3]=&quot;&quot;;&quot;&quot;;(IF(OR([.EN19]=&quot;&quot;;[.EN19]=0);0;1)))">
            <text:p/>
          </table:table-cell>
          <table:table-cell table:style-name="ce47" table:formula="of:=IF([.EO$3]=&quot;&quot;;&quot;&quot;;(IF(OR([.EO19]=&quot;&quot;;[.EO19]=0);0;1)))">
            <text:p/>
          </table:table-cell>
          <table:table-cell table:style-name="ce47" table:formula="of:=IF([.EP$3]=&quot;&quot;;&quot;&quot;;(IF(OR([.EP19]=&quot;&quot;;[.EP19]=0);0;1)))">
            <text:p/>
          </table:table-cell>
          <table:table-cell table:style-name="ce47" table:formula="of:=IF([.EQ$3]=&quot;&quot;;&quot;&quot;;(IF(OR([.EQ19]=&quot;&quot;;[.EQ19]=0);0;1)))">
            <text:p/>
          </table:table-cell>
          <table:table-cell table:style-name="ce47" table:formula="of:=IF([.ER$3]=&quot;&quot;;&quot;&quot;;(IF(OR([.ER19]=&quot;&quot;;[.ER19]=0);0;1)))">
            <text:p/>
          </table:table-cell>
          <table:table-cell table:style-name="ce47" table:formula="of:=IF([.ES$3]=&quot;&quot;;&quot;&quot;;(IF(OR([.ES19]=&quot;&quot;;[.ES19]=0);0;1)))">
            <text:p/>
          </table:table-cell>
          <table:table-cell table:style-name="ce47" table:formula="of:=IF([.ET$3]=&quot;&quot;;&quot;&quot;;(IF(OR([.ET19]=&quot;&quot;;[.ET19]=0);0;1)))">
            <text:p/>
          </table:table-cell>
          <table:table-cell table:style-name="ce47" table:formula="of:=IF([.EU$3]=&quot;&quot;;&quot;&quot;;(IF(OR([.EU19]=&quot;&quot;;[.EU19]=0);0;1)))">
            <text:p/>
          </table:table-cell>
          <table:table-cell table:style-name="ce47" table:formula="of:=IF([.EV$3]=&quot;&quot;;&quot;&quot;;(IF(OR([.EV19]=&quot;&quot;;[.EV19]=0);0;1)))">
            <text:p/>
          </table:table-cell>
          <table:table-cell table:style-name="ce47" table:formula="of:=IF([.EW$3]=&quot;&quot;;&quot;&quot;;(IF(OR([.EW19]=&quot;&quot;;[.EW19]=0);0;1)))">
            <text:p/>
          </table:table-cell>
          <table:table-cell table:style-name="ce47" table:formula="of:=IF([.EX$3]=&quot;&quot;;&quot;&quot;;(IF(OR([.EX19]=&quot;&quot;;[.EX19]=0);0;1)))">
            <text:p/>
          </table:table-cell>
          <table:table-cell table:style-name="ce47" table:formula="of:=IF([.EY$3]=&quot;&quot;;&quot;&quot;;(IF(OR([.EY19]=&quot;&quot;;[.EY19]=0);0;1)))">
            <text:p/>
          </table:table-cell>
          <table:table-cell table:style-name="ce47" table:formula="of:=IF([.EZ$3]=&quot;&quot;;&quot;&quot;;(IF(OR([.EZ19]=&quot;&quot;;[.EZ19]=0);0;1)))">
            <text:p/>
          </table:table-cell>
          <table:table-cell table:style-name="ce47" table:formula="of:=IF([.FA$3]=&quot;&quot;;&quot;&quot;;(IF(OR([.FA19]=&quot;&quot;;[.FA19]=0);0;1)))">
            <text:p/>
          </table:table-cell>
          <table:table-cell table:style-name="ce47" table:formula="of:=IF([.FB$3]=&quot;&quot;;&quot;&quot;;(IF(OR([.FB19]=&quot;&quot;;[.FB19]=0);0;1)))">
            <text:p/>
          </table:table-cell>
          <table:table-cell table:style-name="ce47" table:formula="of:=IF([.FC$3]=&quot;&quot;;&quot;&quot;;(IF(OR([.FC19]=&quot;&quot;;[.FC19]=0);0;1)))">
            <text:p/>
          </table:table-cell>
          <table:table-cell table:style-name="ce47" table:formula="of:=IF([.FD$3]=&quot;&quot;;&quot;&quot;;(IF(OR([.FD19]=&quot;&quot;;[.FD19]=0);0;1)))">
            <text:p/>
          </table:table-cell>
          <table:table-cell table:style-name="ce47" table:formula="of:=IF([.FE$3]=&quot;&quot;;&quot;&quot;;(IF(OR([.FE19]=&quot;&quot;;[.FE19]=0);0;1)))">
            <text:p/>
          </table:table-cell>
          <table:table-cell table:style-name="ce47" table:formula="of:=IF([.FF$3]=&quot;&quot;;&quot;&quot;;(IF(OR([.FF19]=&quot;&quot;;[.FF19]=0);0;1)))">
            <text:p/>
          </table:table-cell>
          <table:table-cell table:style-name="ce47" table:formula="of:=IF([.FG$3]=&quot;&quot;;&quot;&quot;;(IF(OR([.FG19]=&quot;&quot;;[.FG19]=0);0;1)))">
            <text:p/>
          </table:table-cell>
          <table:table-cell table:style-name="ce47" table:formula="of:=IF([.FH$3]=&quot;&quot;;&quot;&quot;;(IF(OR([.FH19]=&quot;&quot;;[.FH19]=0);0;1)))">
            <text:p/>
          </table:table-cell>
          <table:table-cell table:style-name="ce47" table:formula="of:=IF([.FI$3]=&quot;&quot;;&quot;&quot;;(IF(OR([.FI19]=&quot;&quot;;[.FI19]=0);0;1)))">
            <text:p/>
          </table:table-cell>
          <table:table-cell table:style-name="ce47" table:formula="of:=IF([.FJ$3]=&quot;&quot;;&quot;&quot;;(IF(OR([.FJ19]=&quot;&quot;;[.FJ19]=0);0;1)))">
            <text:p/>
          </table:table-cell>
          <table:table-cell table:style-name="ce47" table:formula="of:=IF([.FK$3]=&quot;&quot;;&quot;&quot;;(IF(OR([.FK19]=&quot;&quot;;[.FK19]=0);0;1)))">
            <text:p/>
          </table:table-cell>
          <table:table-cell table:style-name="ce47" table:formula="of:=IF([.FL$3]=&quot;&quot;;&quot;&quot;;(IF(OR([.FL19]=&quot;&quot;;[.FL19]=0);0;1)))">
            <text:p/>
          </table:table-cell>
          <table:table-cell table:style-name="ce47" table:formula="of:=IF([.FM$3]=&quot;&quot;;&quot;&quot;;(IF(OR([.FM19]=&quot;&quot;;[.FM19]=0);0;1)))">
            <text:p/>
          </table:table-cell>
          <table:table-cell table:style-name="ce47" table:formula="of:=IF([.FN$3]=&quot;&quot;;&quot;&quot;;(IF(OR([.FN19]=&quot;&quot;;[.FN19]=0);0;1)))">
            <text:p/>
          </table:table-cell>
          <table:table-cell table:style-name="ce47" table:formula="of:=IF([.FO$3]=&quot;&quot;;&quot;&quot;;(IF(OR([.FO19]=&quot;&quot;;[.FO19]=0);0;1)))">
            <text:p/>
          </table:table-cell>
          <table:table-cell table:style-name="ce47" table:formula="of:=IF([.FP$3]=&quot;&quot;;&quot;&quot;;(IF(OR([.FP19]=&quot;&quot;;[.FP19]=0);0;1)))">
            <text:p/>
          </table:table-cell>
          <table:table-cell table:style-name="ce47" table:formula="of:=IF([.FQ$3]=&quot;&quot;;&quot;&quot;;(IF(OR([.FQ19]=&quot;&quot;;[.FQ19]=0);0;1)))">
            <text:p/>
          </table:table-cell>
          <table:table-cell table:style-name="ce47" table:formula="of:=IF([.FR$3]=&quot;&quot;;&quot;&quot;;(IF(OR([.FR19]=&quot;&quot;;[.FR19]=0);0;1)))">
            <text:p/>
          </table:table-cell>
          <table:table-cell table:style-name="ce47" table:formula="of:=IF([.FS$3]=&quot;&quot;;&quot;&quot;;(IF(OR([.FS19]=&quot;&quot;;[.FS19]=0);0;1)))">
            <text:p/>
          </table:table-cell>
          <table:table-cell table:style-name="ce47" table:formula="of:=IF([.FT$3]=&quot;&quot;;&quot;&quot;;(IF(OR([.FT19]=&quot;&quot;;[.FT19]=0);0;1)))">
            <text:p/>
          </table:table-cell>
          <table:table-cell table:style-name="ce47" table:formula="of:=IF([.FU$3]=&quot;&quot;;&quot;&quot;;(IF(OR([.FU19]=&quot;&quot;;[.FU19]=0);0;1)))">
            <text:p/>
          </table:table-cell>
          <table:table-cell table:style-name="ce47" table:formula="of:=IF([.FV$3]=&quot;&quot;;&quot;&quot;;(IF(OR([.FV19]=&quot;&quot;;[.FV19]=0);0;1)))">
            <text:p/>
          </table:table-cell>
          <table:table-cell table:style-name="ce47" table:formula="of:=IF([.FW$3]=&quot;&quot;;&quot;&quot;;(IF(OR([.FW19]=&quot;&quot;;[.FW19]=0);0;1)))">
            <text:p/>
          </table:table-cell>
          <table:table-cell table:style-name="ce47" table:formula="of:=IF([.FX$3]=&quot;&quot;;&quot;&quot;;(IF(OR([.FX19]=&quot;&quot;;[.FX19]=0);0;1)))">
            <text:p/>
          </table:table-cell>
          <table:table-cell table:style-name="ce47" table:formula="of:=IF([.FY$3]=&quot;&quot;;&quot;&quot;;(IF(OR([.FY19]=&quot;&quot;;[.FY19]=0);0;1)))">
            <text:p/>
          </table:table-cell>
          <table:table-cell table:style-name="ce47" table:formula="of:=IF([.FZ$3]=&quot;&quot;;&quot;&quot;;(IF(OR([.FZ19]=&quot;&quot;;[.FZ19]=0);0;1)))">
            <text:p/>
          </table:table-cell>
          <table:table-cell table:style-name="ce47" table:formula="of:=IF([.GA$3]=&quot;&quot;;&quot;&quot;;(IF(OR([.GA19]=&quot;&quot;;[.GA19]=0);0;1)))">
            <text:p/>
          </table:table-cell>
          <table:table-cell table:style-name="ce47" table:formula="of:=IF([.GB$3]=&quot;&quot;;&quot;&quot;;(IF(OR([.GB19]=&quot;&quot;;[.GB19]=0);0;1)))">
            <text:p/>
          </table:table-cell>
          <table:table-cell table:style-name="ce47" table:formula="of:=IF([.GC$3]=&quot;&quot;;&quot;&quot;;(IF(OR([.GC19]=&quot;&quot;;[.GC19]=0);0;1)))">
            <text:p/>
          </table:table-cell>
          <table:table-cell table:style-name="ce47" table:formula="of:=IF([.GD$3]=&quot;&quot;;&quot;&quot;;(IF(OR([.GD19]=&quot;&quot;;[.GD19]=0);0;1)))">
            <text:p/>
          </table:table-cell>
          <table:table-cell table:style-name="ce47" table:formula="of:=IF([.GE$3]=&quot;&quot;;&quot;&quot;;(IF(OR([.GE19]=&quot;&quot;;[.GE19]=0);0;1)))">
            <text:p/>
          </table:table-cell>
          <table:table-cell table:style-name="ce47" table:formula="of:=IF([.GF$3]=&quot;&quot;;&quot;&quot;;(IF(OR([.GF19]=&quot;&quot;;[.GF19]=0);0;1)))">
            <text:p/>
          </table:table-cell>
          <table:table-cell table:style-name="ce47" table:formula="of:=IF([.GG$3]=&quot;&quot;;&quot;&quot;;(IF(OR([.GG19]=&quot;&quot;;[.GG19]=0);0;1)))">
            <text:p/>
          </table:table-cell>
          <table:table-cell table:style-name="ce47" table:formula="of:=IF([.GH$3]=&quot;&quot;;&quot;&quot;;(IF(OR([.GH19]=&quot;&quot;;[.GH19]=0);0;1)))">
            <text:p/>
          </table:table-cell>
          <table:table-cell table:style-name="ce47" table:formula="of:=IF([.GI$3]=&quot;&quot;;&quot;&quot;;(IF(OR([.GI19]=&quot;&quot;;[.GI19]=0);0;1)))">
            <text:p/>
          </table:table-cell>
          <table:table-cell table:style-name="ce47" table:formula="of:=IF([.GJ$3]=&quot;&quot;;&quot;&quot;;(IF(OR([.GJ19]=&quot;&quot;;[.GJ19]=0);0;1)))">
            <text:p/>
          </table:table-cell>
          <table:table-cell table:style-name="ce47" table:formula="of:=IF([.GK$3]=&quot;&quot;;&quot;&quot;;(IF(OR([.GK19]=&quot;&quot;;[.GK19]=0);0;1)))">
            <text:p/>
          </table:table-cell>
          <table:table-cell table:style-name="ce47" table:formula="of:=IF([.GL$3]=&quot;&quot;;&quot;&quot;;(IF(OR([.GL19]=&quot;&quot;;[.GL19]=0);0;1)))">
            <text:p/>
          </table:table-cell>
          <table:table-cell table:style-name="ce47" table:formula="of:=IF([.GM$3]=&quot;&quot;;&quot;&quot;;(IF(OR([.GM19]=&quot;&quot;;[.GM19]=0);0;1)))">
            <text:p/>
          </table:table-cell>
          <table:table-cell table:style-name="ce47" table:formula="of:=IF([.GN$3]=&quot;&quot;;&quot;&quot;;(IF(OR([.GN19]=&quot;&quot;;[.GN19]=0);0;1)))">
            <text:p/>
          </table:table-cell>
          <table:table-cell table:style-name="ce47" table:formula="of:=IF([.GO$3]=&quot;&quot;;&quot;&quot;;(IF(OR([.GO19]=&quot;&quot;;[.GO19]=0);0;1)))">
            <text:p/>
          </table:table-cell>
          <table:table-cell table:style-name="ce47" table:formula="of:=IF([.GP$3]=&quot;&quot;;&quot;&quot;;(IF(OR([.GP19]=&quot;&quot;;[.GP19]=0);0;1)))">
            <text:p/>
          </table:table-cell>
          <table:table-cell table:style-name="ce47" table:formula="of:=IF([.GQ$3]=&quot;&quot;;&quot;&quot;;(IF(OR([.GQ19]=&quot;&quot;;[.GQ19]=0);0;1)))">
            <text:p/>
          </table:table-cell>
          <table:table-cell table:style-name="ce47" table:formula="of:=IF([.GR$3]=&quot;&quot;;&quot;&quot;;(IF(OR([.GR19]=&quot;&quot;;[.GR19]=0);0;1)))">
            <text:p/>
          </table:table-cell>
          <table:table-cell table:style-name="ce47" table:formula="of:=IF([.GS$3]=&quot;&quot;;&quot;&quot;;(IF(OR([.GS19]=&quot;&quot;;[.GS19]=0);0;1)))">
            <text:p/>
          </table:table-cell>
          <table:table-cell table:style-name="ce47" table:formula="of:=IF([.GT$3]=&quot;&quot;;&quot;&quot;;(IF(OR([.GT19]=&quot;&quot;;[.GT19]=0);0;1)))">
            <text:p/>
          </table:table-cell>
          <table:table-cell table:style-name="ce47" table:formula="of:=IF([.GU$3]=&quot;&quot;;&quot;&quot;;(IF(OR([.GU19]=&quot;&quot;;[.GU19]=0);0;1)))">
            <text:p/>
          </table:table-cell>
          <table:table-cell table:style-name="ce47" table:formula="of:=IF([.GV$3]=&quot;&quot;;&quot;&quot;;(IF(OR([.GV19]=&quot;&quot;;[.GV19]=0);0;1)))">
            <text:p/>
          </table:table-cell>
          <table:table-cell table:style-name="ce47" table:formula="of:=IF([.GW$3]=&quot;&quot;;&quot;&quot;;(IF(OR([.GW19]=&quot;&quot;;[.GW19]=0);0;1)))">
            <text:p/>
          </table:table-cell>
          <table:table-cell table:style-name="ce47" table:formula="of:=IF([.GX$3]=&quot;&quot;;&quot;&quot;;(IF(OR([.GX19]=&quot;&quot;;[.GX19]=0);0;1)))">
            <text:p/>
          </table:table-cell>
          <table:table-cell table:style-name="ce47" table:formula="of:=IF([.GY$3]=&quot;&quot;;&quot;&quot;;(IF(OR([.GY19]=&quot;&quot;;[.GY19]=0);0;1)))">
            <text:p/>
          </table:table-cell>
          <table:table-cell table:style-name="ce47" table:formula="of:=IF([.GZ$3]=&quot;&quot;;&quot;&quot;;(IF(OR([.GZ19]=&quot;&quot;;[.GZ19]=0);0;1)))">
            <text:p/>
          </table:table-cell>
          <table:table-cell table:style-name="ce47" table:formula="of:=IF([.HA$3]=&quot;&quot;;&quot;&quot;;(IF(OR([.HA19]=&quot;&quot;;[.HA19]=0);0;1)))">
            <text:p/>
          </table:table-cell>
          <table:table-cell table:style-name="ce47" table:formula="of:=IF([.HB$3]=&quot;&quot;;&quot;&quot;;(IF(OR([.HB19]=&quot;&quot;;[.HB19]=0);0;1)))">
            <text:p/>
          </table:table-cell>
          <table:table-cell table:style-name="ce47" table:formula="of:=IF([.HC$3]=&quot;&quot;;&quot;&quot;;(IF(OR([.HC19]=&quot;&quot;;[.HC19]=0);0;1)))">
            <text:p/>
          </table:table-cell>
          <table:table-cell table:style-name="ce47" table:formula="of:=IF([.HD$3]=&quot;&quot;;&quot;&quot;;(IF(OR([.HD19]=&quot;&quot;;[.HD19]=0);0;1)))">
            <text:p/>
          </table:table-cell>
          <table:table-cell table:style-name="ce47" table:formula="of:=IF([.HE$3]=&quot;&quot;;&quot;&quot;;(IF(OR([.HE19]=&quot;&quot;;[.HE19]=0);0;1)))">
            <text:p/>
          </table:table-cell>
          <table:table-cell table:style-name="ce47" table:formula="of:=IF([.HF$3]=&quot;&quot;;&quot;&quot;;(IF(OR([.HF19]=&quot;&quot;;[.HF19]=0);0;1)))">
            <text:p/>
          </table:table-cell>
          <table:table-cell table:style-name="ce47" table:formula="of:=IF([.HG$3]=&quot;&quot;;&quot;&quot;;(IF(OR([.HG19]=&quot;&quot;;[.HG19]=0);0;1)))">
            <text:p/>
          </table:table-cell>
          <table:table-cell table:style-name="ce47" table:formula="of:=IF([.HH$3]=&quot;&quot;;&quot;&quot;;(IF(OR([.HH19]=&quot;&quot;;[.HH19]=0);0;1)))">
            <text:p/>
          </table:table-cell>
          <table:table-cell table:style-name="ce47" table:formula="of:=IF([.HI$3]=&quot;&quot;;&quot;&quot;;(IF(OR([.HI19]=&quot;&quot;;[.HI19]=0);0;1)))">
            <text:p/>
          </table:table-cell>
          <table:table-cell table:style-name="ce47" table:formula="of:=IF([.HJ$3]=&quot;&quot;;&quot;&quot;;(IF(OR([.HJ19]=&quot;&quot;;[.HJ19]=0);0;1)))">
            <text:p/>
          </table:table-cell>
          <table:table-cell table:style-name="ce47" table:formula="of:=IF([.HK$3]=&quot;&quot;;&quot;&quot;;(IF(OR([.HK19]=&quot;&quot;;[.HK19]=0);0;1)))">
            <text:p/>
          </table:table-cell>
          <table:table-cell table:style-name="ce47" table:formula="of:=IF([.HL$3]=&quot;&quot;;&quot;&quot;;(IF(OR([.HL19]=&quot;&quot;;[.HL19]=0);0;1)))">
            <text:p/>
          </table:table-cell>
          <table:table-cell table:style-name="ce47" table:formula="of:=IF([.HM$3]=&quot;&quot;;&quot;&quot;;(IF(OR([.HM19]=&quot;&quot;;[.HM19]=0);0;1)))">
            <text:p/>
          </table:table-cell>
          <table:table-cell table:style-name="ce47" table:formula="of:=IF([.HN$3]=&quot;&quot;;&quot;&quot;;(IF(OR([.HN19]=&quot;&quot;;[.HN19]=0);0;1)))">
            <text:p/>
          </table:table-cell>
          <table:table-cell table:style-name="ce47" table:formula="of:=IF([.HO$3]=&quot;&quot;;&quot;&quot;;(IF(OR([.HO19]=&quot;&quot;;[.HO19]=0);0;1)))">
            <text:p/>
          </table:table-cell>
          <table:table-cell table:style-name="ce47" table:formula="of:=IF([.HP$3]=&quot;&quot;;&quot;&quot;;(IF(OR([.HP19]=&quot;&quot;;[.HP19]=0);0;1)))">
            <text:p/>
          </table:table-cell>
          <table:table-cell table:style-name="ce47" table:formula="of:=IF([.HQ$3]=&quot;&quot;;&quot;&quot;;(IF(OR([.HQ19]=&quot;&quot;;[.HQ19]=0);0;1)))">
            <text:p/>
          </table:table-cell>
          <table:table-cell table:style-name="ce47" table:formula="of:=IF([.HR$3]=&quot;&quot;;&quot;&quot;;(IF(OR([.HR19]=&quot;&quot;;[.HR19]=0);0;1)))">
            <text:p/>
          </table:table-cell>
          <table:table-cell table:style-name="ce47" table:formula="of:=IF([.HS$3]=&quot;&quot;;&quot;&quot;;(IF(OR([.HS19]=&quot;&quot;;[.HS19]=0);0;1)))">
            <text:p/>
          </table:table-cell>
          <table:table-cell table:style-name="ce47" table:formula="of:=IF([.HT$3]=&quot;&quot;;&quot;&quot;;(IF(OR([.HT19]=&quot;&quot;;[.HT19]=0);0;1)))">
            <text:p/>
          </table:table-cell>
          <table:table-cell table:style-name="ce47" table:formula="of:=IF([.HU$3]=&quot;&quot;;&quot;&quot;;(IF(OR([.HU19]=&quot;&quot;;[.HU19]=0);0;1)))">
            <text:p/>
          </table:table-cell>
          <table:table-cell table:style-name="ce47" table:formula="of:=IF([.HV$3]=&quot;&quot;;&quot;&quot;;(IF(OR([.HV19]=&quot;&quot;;[.HV19]=0);0;1)))">
            <text:p/>
          </table:table-cell>
          <table:table-cell table:style-name="ce47" table:formula="of:=IF([.HW$3]=&quot;&quot;;&quot;&quot;;(IF(OR([.HW19]=&quot;&quot;;[.HW19]=0);0;1)))">
            <text:p/>
          </table:table-cell>
          <table:table-cell table:style-name="ce47" table:formula="of:=IF([.HX$3]=&quot;&quot;;&quot;&quot;;(IF(OR([.HX19]=&quot;&quot;;[.HX19]=0);0;1)))">
            <text:p/>
          </table:table-cell>
          <table:table-cell table:style-name="ce47" table:formula="of:=IF([.HY$3]=&quot;&quot;;&quot;&quot;;(IF(OR([.HY19]=&quot;&quot;;[.HY19]=0);0;1)))">
            <text:p/>
          </table:table-cell>
          <table:table-cell table:style-name="ce47" table:formula="of:=IF([.HZ$3]=&quot;&quot;;&quot;&quot;;(IF(OR([.HZ19]=&quot;&quot;;[.HZ19]=0);0;1)))">
            <text:p/>
          </table:table-cell>
          <table:table-cell table:style-name="ce47" table:formula="of:=IF([.IA$3]=&quot;&quot;;&quot;&quot;;(IF(OR([.IA19]=&quot;&quot;;[.IA19]=0);0;1)))">
            <text:p/>
          </table:table-cell>
          <table:table-cell table:style-name="ce47" table:formula="of:=IF([.IB$3]=&quot;&quot;;&quot;&quot;;(IF(OR([.IB19]=&quot;&quot;;[.IB19]=0);0;1)))">
            <text:p/>
          </table:table-cell>
          <table:table-cell table:style-name="ce47" table:formula="of:=IF([.IC$3]=&quot;&quot;;&quot;&quot;;(IF(OR([.IC19]=&quot;&quot;;[.IC19]=0);0;1)))">
            <text:p/>
          </table:table-cell>
          <table:table-cell table:style-name="ce47" table:formula="of:=IF([.ID$3]=&quot;&quot;;&quot;&quot;;(IF(OR([.ID19]=&quot;&quot;;[.ID19]=0);0;1)))">
            <text:p/>
          </table:table-cell>
          <table:table-cell table:style-name="ce47" table:formula="of:=IF([.IE$3]=&quot;&quot;;&quot;&quot;;(IF(OR([.IE19]=&quot;&quot;;[.IE19]=0);0;1)))">
            <text:p/>
          </table:table-cell>
          <table:table-cell table:style-name="ce47" table:formula="of:=IF([.IF$3]=&quot;&quot;;&quot;&quot;;(IF(OR([.IF19]=&quot;&quot;;[.IF19]=0);0;1)))">
            <text:p/>
          </table:table-cell>
          <table:table-cell table:style-name="ce47" table:formula="of:=IF([.IG$3]=&quot;&quot;;&quot;&quot;;(IF(OR([.IG19]=&quot;&quot;;[.IG19]=0);0;1)))">
            <text:p/>
          </table:table-cell>
          <table:table-cell table:style-name="ce47" table:formula="of:=IF([.IH$3]=&quot;&quot;;&quot;&quot;;(IF(OR([.IH19]=&quot;&quot;;[.IH19]=0);0;1)))">
            <text:p/>
          </table:table-cell>
          <table:table-cell table:style-name="ce47" table:formula="of:=IF([.II$3]=&quot;&quot;;&quot;&quot;;(IF(OR([.II19]=&quot;&quot;;[.II19]=0);0;1)))">
            <text:p/>
          </table:table-cell>
          <table:table-cell table:style-name="ce47" table:formula="of:=IF([.IJ$3]=&quot;&quot;;&quot;&quot;;(IF(OR([.IJ19]=&quot;&quot;;[.IJ19]=0);0;1)))">
            <text:p/>
          </table:table-cell>
          <table:table-cell table:style-name="ce47" table:formula="of:=IF([.IK$3]=&quot;&quot;;&quot;&quot;;(IF(OR([.IK19]=&quot;&quot;;[.IK19]=0);0;1)))">
            <text:p/>
          </table:table-cell>
          <table:table-cell table:style-name="ce47" table:formula="of:=IF([.IL$3]=&quot;&quot;;&quot;&quot;;(IF(OR([.IL19]=&quot;&quot;;[.IL19]=0);0;1)))">
            <text:p/>
          </table:table-cell>
          <table:table-cell table:style-name="ce47" table:formula="of:=IF([.IM$3]=&quot;&quot;;&quot;&quot;;(IF(OR([.IM19]=&quot;&quot;;[.IM19]=0);0;1)))">
            <text:p/>
          </table:table-cell>
          <table:table-cell table:style-name="ce47" table:formula="of:=IF([.IN$3]=&quot;&quot;;&quot;&quot;;(IF(OR([.IN19]=&quot;&quot;;[.IN19]=0);0;1)))">
            <text:p/>
          </table:table-cell>
          <table:table-cell table:style-name="ce47" table:formula="of:=IF([.IO$3]=&quot;&quot;;&quot;&quot;;(IF(OR([.IO19]=&quot;&quot;;[.IO19]=0);0;1)))">
            <text:p/>
          </table:table-cell>
          <table:table-cell table:style-name="ce47" table:formula="of:=IF([.IP$3]=&quot;&quot;;&quot;&quot;;(IF(OR([.IP19]=&quot;&quot;;[.IP19]=0);0;1)))">
            <text:p/>
          </table:table-cell>
          <table:table-cell table:style-name="ce47" table:formula="of:=IF([.IQ$3]=&quot;&quot;;&quot;&quot;;(IF(OR([.IQ19]=&quot;&quot;;[.IQ19]=0);0;1)))">
            <text:p/>
          </table:table-cell>
          <table:table-cell table:style-name="ce47" table:formula="of:=IF([.IR$3]=&quot;&quot;;&quot;&quot;;(IF(OR([.IR19]=&quot;&quot;;[.IR19]=0);0;1)))">
            <text:p/>
          </table:table-cell>
          <table:table-cell table:style-name="ce47" table:formula="of:=IF([.IS$3]=&quot;&quot;;&quot;&quot;;(IF(OR([.IS19]=&quot;&quot;;[.IS19]=0);0;1)))">
            <text:p/>
          </table:table-cell>
          <table:table-cell table:style-name="ce47" table:formula="of:=IF([.IT$3]=&quot;&quot;;&quot;&quot;;(IF(OR([.IT19]=&quot;&quot;;[.IT19]=0);0;1)))">
            <text:p/>
          </table:table-cell>
          <table:table-cell table:style-name="ce47" table:formula="of:=IF([.IU$3]=&quot;&quot;;&quot;&quot;;(IF(OR([.IU19]=&quot;&quot;;[.IU19]=0);0;1)))">
            <text:p/>
          </table:table-cell>
          <table:table-cell table:style-name="ce47" table:formula="of:=IF([.IV$3]=&quot;&quot;;&quot;&quot;;(IF(OR([.IV19]=&quot;&quot;;[.IV19]=0);0;1)))">
            <text:p/>
          </table:table-cell>
          <table:table-cell table:style-name="ce47" table:formula="of:=IF([.IW$3]=&quot;&quot;;&quot;&quot;;(IF(OR([.IW19]=&quot;&quot;;[.IW19]=0);0;1)))">
            <text:p/>
          </table:table-cell>
          <table:table-cell table:style-name="ce47" table:formula="of:=IF([.IX$3]=&quot;&quot;;&quot;&quot;;(IF(OR([.IX19]=&quot;&quot;;[.IX19]=0);0;1)))">
            <text:p/>
          </table:table-cell>
          <table:table-cell table:style-name="ce47" table:formula="of:=IF([.IY$3]=&quot;&quot;;&quot;&quot;;(IF(OR([.IY19]=&quot;&quot;;[.IY19]=0);0;1)))">
            <text:p/>
          </table:table-cell>
          <table:table-cell table:style-name="ce47" table:formula="of:=IF([.IZ$3]=&quot;&quot;;&quot;&quot;;(IF(OR([.IZ19]=&quot;&quot;;[.IZ19]=0);0;1)))">
            <text:p/>
          </table:table-cell>
          <table:table-cell table:style-name="ce47" table:formula="of:=IF([.JA$3]=&quot;&quot;;&quot;&quot;;(IF(OR([.JA19]=&quot;&quot;;[.JA19]=0);0;1)))">
            <text:p/>
          </table:table-cell>
          <table:table-cell table:style-name="ce47" table:formula="of:=IF([.JB$3]=&quot;&quot;;&quot;&quot;;(IF(OR([.JB19]=&quot;&quot;;[.JB19]=0);0;1)))">
            <text:p/>
          </table:table-cell>
          <table:table-cell table:style-name="ce47" table:formula="of:=IF([.JC$3]=&quot;&quot;;&quot;&quot;;(IF(OR([.JC19]=&quot;&quot;;[.JC19]=0);0;1)))">
            <text:p/>
          </table:table-cell>
          <table:table-cell table:style-name="ce47" table:formula="of:=IF([.JD$3]=&quot;&quot;;&quot;&quot;;(IF(OR([.JD19]=&quot;&quot;;[.JD19]=0);0;1)))">
            <text:p/>
          </table:table-cell>
          <table:table-cell table:style-name="ce47" table:formula="of:=IF([.JE$3]=&quot;&quot;;&quot;&quot;;(IF(OR([.JE19]=&quot;&quot;;[.JE19]=0);0;1)))">
            <text:p/>
          </table:table-cell>
          <table:table-cell table:style-name="ce47" table:formula="of:=IF([.JF$3]=&quot;&quot;;&quot;&quot;;(IF(OR([.JF19]=&quot;&quot;;[.JF19]=0);0;1)))">
            <text:p/>
          </table:table-cell>
          <table:table-cell table:style-name="ce47" table:formula="of:=IF([.JG$3]=&quot;&quot;;&quot;&quot;;(IF(OR([.JG19]=&quot;&quot;;[.JG19]=0);0;1)))">
            <text:p/>
          </table:table-cell>
          <table:table-cell table:style-name="ce47" table:formula="of:=IF([.JH$3]=&quot;&quot;;&quot;&quot;;(IF(OR([.JH19]=&quot;&quot;;[.JH19]=0);0;1)))">
            <text:p/>
          </table:table-cell>
          <table:table-cell table:style-name="ce47" table:formula="of:=IF([.JI$3]=&quot;&quot;;&quot;&quot;;(IF(OR([.JI19]=&quot;&quot;;[.JI19]=0);0;1)))">
            <text:p/>
          </table:table-cell>
          <table:table-cell table:style-name="ce47" table:formula="of:=IF([.JJ$3]=&quot;&quot;;&quot;&quot;;(IF(OR([.JJ19]=&quot;&quot;;[.JJ19]=0);0;1)))">
            <text:p/>
          </table:table-cell>
          <table:table-cell table:style-name="ce47" table:formula="of:=IF([.JK$3]=&quot;&quot;;&quot;&quot;;(IF(OR([.JK19]=&quot;&quot;;[.JK19]=0);0;1)))">
            <text:p/>
          </table:table-cell>
          <table:table-cell table:style-name="ce47" table:formula="of:=IF([.JL$3]=&quot;&quot;;&quot;&quot;;(IF(OR([.JL19]=&quot;&quot;;[.JL19]=0);0;1)))">
            <text:p/>
          </table:table-cell>
          <table:table-cell table:style-name="ce47" table:formula="of:=IF([.JM$3]=&quot;&quot;;&quot;&quot;;(IF(OR([.JM19]=&quot;&quot;;[.JM19]=0);0;1)))">
            <text:p/>
          </table:table-cell>
          <table:table-cell table:style-name="ce47" table:formula="of:=IF([.JN$3]=&quot;&quot;;&quot;&quot;;(IF(OR([.JN19]=&quot;&quot;;[.JN19]=0);0;1)))">
            <text:p/>
          </table:table-cell>
          <table:table-cell table:style-name="ce47" table:formula="of:=IF([.JO$3]=&quot;&quot;;&quot;&quot;;(IF(OR([.JO19]=&quot;&quot;;[.JO19]=0);0;1)))">
            <text:p/>
          </table:table-cell>
          <table:table-cell table:style-name="ce47" table:formula="of:=IF([.JP$3]=&quot;&quot;;&quot;&quot;;(IF(OR([.JP19]=&quot;&quot;;[.JP19]=0);0;1)))">
            <text:p/>
          </table:table-cell>
          <table:table-cell table:style-name="ce47" table:formula="of:=IF([.JQ$3]=&quot;&quot;;&quot;&quot;;(IF(OR([.JQ19]=&quot;&quot;;[.JQ19]=0);0;1)))">
            <text:p/>
          </table:table-cell>
          <table:table-cell table:style-name="ce47" table:formula="of:=IF([.JR$3]=&quot;&quot;;&quot;&quot;;(IF(OR([.JR19]=&quot;&quot;;[.JR19]=0);0;1)))">
            <text:p/>
          </table:table-cell>
          <table:table-cell table:style-name="ce47" table:formula="of:=IF([.JS$3]=&quot;&quot;;&quot;&quot;;(IF(OR([.JS19]=&quot;&quot;;[.JS19]=0);0;1)))">
            <text:p/>
          </table:table-cell>
          <table:table-cell table:style-name="ce47" table:formula="of:=IF([.JT$3]=&quot;&quot;;&quot;&quot;;(IF(OR([.JT19]=&quot;&quot;;[.JT19]=0);0;1)))">
            <text:p/>
          </table:table-cell>
          <table:table-cell table:style-name="ce47" table:formula="of:=IF([.JU$3]=&quot;&quot;;&quot;&quot;;(IF(OR([.JU19]=&quot;&quot;;[.JU19]=0);0;1)))">
            <text:p/>
          </table:table-cell>
          <table:table-cell table:style-name="ce47" table:formula="of:=IF([.JV$3]=&quot;&quot;;&quot;&quot;;(IF(OR([.JV19]=&quot;&quot;;[.JV19]=0);0;1)))">
            <text:p/>
          </table:table-cell>
          <table:table-cell table:style-name="ce47" table:formula="of:=IF([.JW$3]=&quot;&quot;;&quot;&quot;;(IF(OR([.JW19]=&quot;&quot;;[.JW19]=0);0;1)))">
            <text:p/>
          </table:table-cell>
          <table:table-cell table:style-name="ce47" table:formula="of:=IF([.JX$3]=&quot;&quot;;&quot;&quot;;(IF(OR([.JX19]=&quot;&quot;;[.JX19]=0);0;1)))">
            <text:p/>
          </table:table-cell>
          <table:table-cell table:style-name="ce47" table:formula="of:=IF([.JY$3]=&quot;&quot;;&quot;&quot;;(IF(OR([.JY19]=&quot;&quot;;[.JY19]=0);0;1)))">
            <text:p/>
          </table:table-cell>
          <table:table-cell table:style-name="ce47" table:formula="of:=IF([.JZ$3]=&quot;&quot;;&quot;&quot;;(IF(OR([.JZ19]=&quot;&quot;;[.JZ19]=0);0;1)))">
            <text:p/>
          </table:table-cell>
          <table:table-cell table:style-name="ce47" table:formula="of:=IF([.KA$3]=&quot;&quot;;&quot;&quot;;(IF(OR([.KA19]=&quot;&quot;;[.KA19]=0);0;1)))">
            <text:p/>
          </table:table-cell>
          <table:table-cell table:style-name="ce47" table:formula="of:=IF([.KB$3]=&quot;&quot;;&quot;&quot;;(IF(OR([.KB19]=&quot;&quot;;[.KB19]=0);0;1)))">
            <text:p/>
          </table:table-cell>
          <table:table-cell table:style-name="ce47" table:formula="of:=IF([.KC$3]=&quot;&quot;;&quot;&quot;;(IF(OR([.KC19]=&quot;&quot;;[.KC19]=0);0;1)))">
            <text:p/>
          </table:table-cell>
          <table:table-cell table:style-name="ce47" table:formula="of:=IF([.KD$3]=&quot;&quot;;&quot;&quot;;(IF(OR([.KD19]=&quot;&quot;;[.KD19]=0);0;1)))">
            <text:p/>
          </table:table-cell>
          <table:table-cell table:style-name="ce47" table:formula="of:=IF([.KE$3]=&quot;&quot;;&quot;&quot;;(IF(OR([.KE19]=&quot;&quot;;[.KE19]=0);0;1)))">
            <text:p/>
          </table:table-cell>
          <table:table-cell table:style-name="ce47" table:formula="of:=IF([.KF$3]=&quot;&quot;;&quot;&quot;;(IF(OR([.KF19]=&quot;&quot;;[.KF19]=0);0;1)))">
            <text:p/>
          </table:table-cell>
          <table:table-cell table:style-name="ce47" table:formula="of:=IF([.KG$3]=&quot;&quot;;&quot;&quot;;(IF(OR([.KG19]=&quot;&quot;;[.KG19]=0);0;1)))">
            <text:p/>
          </table:table-cell>
          <table:table-cell table:style-name="ce47" table:formula="of:=IF([.KH$3]=&quot;&quot;;&quot;&quot;;(IF(OR([.KH19]=&quot;&quot;;[.KH19]=0);0;1)))">
            <text:p/>
          </table:table-cell>
          <table:table-cell table:style-name="ce47" table:formula="of:=IF([.KI$3]=&quot;&quot;;&quot;&quot;;(IF(OR([.KI19]=&quot;&quot;;[.KI19]=0);0;1)))">
            <text:p/>
          </table:table-cell>
          <table:table-cell table:style-name="ce47" table:formula="of:=IF([.KJ$3]=&quot;&quot;;&quot;&quot;;(IF(OR([.KJ19]=&quot;&quot;;[.KJ19]=0);0;1)))">
            <text:p/>
          </table:table-cell>
          <table:table-cell table:style-name="ce47" table:formula="of:=IF([.KK$3]=&quot;&quot;;&quot;&quot;;(IF(OR([.KK19]=&quot;&quot;;[.KK19]=0);0;1)))">
            <text:p/>
          </table:table-cell>
          <table:table-cell table:style-name="ce47" table:formula="of:=IF([.KL$3]=&quot;&quot;;&quot;&quot;;(IF(OR([.KL19]=&quot;&quot;;[.KL19]=0);0;1)))">
            <text:p/>
          </table:table-cell>
          <table:table-cell table:style-name="ce47" table:formula="of:=IF([.KM$3]=&quot;&quot;;&quot;&quot;;(IF(OR([.KM19]=&quot;&quot;;[.KM19]=0);0;1)))">
            <text:p/>
          </table:table-cell>
          <table:table-cell table:style-name="ce47" table:formula="of:=IF([.KN$3]=&quot;&quot;;&quot;&quot;;(IF(OR([.KN19]=&quot;&quot;;[.KN19]=0);0;1)))">
            <text:p/>
          </table:table-cell>
          <table:table-cell table:style-name="ce47" table:formula="of:=IF([.KO$3]=&quot;&quot;;&quot;&quot;;(IF(OR([.KO19]=&quot;&quot;;[.KO19]=0);0;1)))">
            <text:p/>
          </table:table-cell>
          <table:table-cell table:style-name="ce47" table:formula="of:=IF([.KP$3]=&quot;&quot;;&quot;&quot;;(IF(OR([.KP19]=&quot;&quot;;[.KP19]=0);0;1)))">
            <text:p/>
          </table:table-cell>
          <table:table-cell table:style-name="ce47" table:formula="of:=IF([.KQ$3]=&quot;&quot;;&quot;&quot;;(IF(OR([.KQ19]=&quot;&quot;;[.KQ19]=0);0;1)))">
            <text:p/>
          </table:table-cell>
          <table:table-cell table:style-name="ce47" table:formula="of:=IF([.KR$3]=&quot;&quot;;&quot;&quot;;(IF(OR([.KR19]=&quot;&quot;;[.KR19]=0);0;1)))">
            <text:p/>
          </table:table-cell>
          <table:table-cell table:style-name="ce47" table:formula="of:=IF([.KS$3]=&quot;&quot;;&quot;&quot;;(IF(OR([.KS19]=&quot;&quot;;[.KS19]=0);0;1)))">
            <text:p/>
          </table:table-cell>
          <table:table-cell table:style-name="ce47" table:formula="of:=IF([.KT$3]=&quot;&quot;;&quot;&quot;;(IF(OR([.KT19]=&quot;&quot;;[.KT19]=0);0;1)))">
            <text:p/>
          </table:table-cell>
          <table:table-cell table:style-name="ce47" table:formula="of:=IF([.KU$3]=&quot;&quot;;&quot;&quot;;(IF(OR([.KU19]=&quot;&quot;;[.KU19]=0);0;1)))">
            <text:p/>
          </table:table-cell>
          <table:table-cell table:style-name="ce47" table:formula="of:=IF([.KV$3]=&quot;&quot;;&quot;&quot;;(IF(OR([.KV19]=&quot;&quot;;[.KV19]=0);0;1)))">
            <text:p/>
          </table:table-cell>
          <table:table-cell table:style-name="ce47" table:formula="of:=IF([.KW$3]=&quot;&quot;;&quot;&quot;;(IF(OR([.KW19]=&quot;&quot;;[.KW19]=0);0;1)))">
            <text:p/>
          </table:table-cell>
          <table:table-cell table:style-name="ce47" table:formula="of:=IF([.KX$3]=&quot;&quot;;&quot;&quot;;(IF(OR([.KX19]=&quot;&quot;;[.KX19]=0);0;1)))">
            <text:p/>
          </table:table-cell>
          <table:table-cell table:style-name="ce47" table:formula="of:=IF([.KY$3]=&quot;&quot;;&quot;&quot;;(IF(OR([.KY19]=&quot;&quot;;[.KY19]=0);0;1)))">
            <text:p/>
          </table:table-cell>
          <table:table-cell table:style-name="ce47" table:formula="of:=IF([.KZ$3]=&quot;&quot;;&quot;&quot;;(IF(OR([.KZ19]=&quot;&quot;;[.KZ19]=0);0;1)))">
            <text:p/>
          </table:table-cell>
          <table:table-cell table:style-name="ce47" table:formula="of:=IF([.LA$3]=&quot;&quot;;&quot;&quot;;(IF(OR([.LA19]=&quot;&quot;;[.LA19]=0);0;1)))">
            <text:p/>
          </table:table-cell>
          <table:table-cell table:style-name="ce47" table:formula="of:=IF([.LB$3]=&quot;&quot;;&quot;&quot;;(IF(OR([.LB19]=&quot;&quot;;[.LB19]=0);0;1)))">
            <text:p/>
          </table:table-cell>
          <table:table-cell table:style-name="ce47" table:formula="of:=IF([.LC$3]=&quot;&quot;;&quot;&quot;;(IF(OR([.LC19]=&quot;&quot;;[.LC19]=0);0;1)))">
            <text:p/>
          </table:table-cell>
          <table:table-cell table:style-name="ce47" table:formula="of:=IF([.LD$3]=&quot;&quot;;&quot;&quot;;(IF(OR([.LD19]=&quot;&quot;;[.LD19]=0);0;1)))">
            <text:p/>
          </table:table-cell>
          <table:table-cell table:style-name="ce47" table:formula="of:=IF([.LE$3]=&quot;&quot;;&quot;&quot;;(IF(OR([.LE19]=&quot;&quot;;[.LE19]=0);0;1)))">
            <text:p/>
          </table:table-cell>
          <table:table-cell table:style-name="ce47" table:formula="of:=IF([.LF$3]=&quot;&quot;;&quot;&quot;;(IF(OR([.LF19]=&quot;&quot;;[.LF19]=0);0;1)))">
            <text:p/>
          </table:table-cell>
          <table:table-cell table:style-name="ce47" table:formula="of:=IF([.LG$3]=&quot;&quot;;&quot;&quot;;(IF(OR([.LG19]=&quot;&quot;;[.LG19]=0);0;1)))">
            <text:p/>
          </table:table-cell>
          <table:table-cell table:style-name="ce47" table:formula="of:=IF([.LH$3]=&quot;&quot;;&quot;&quot;;(IF(OR([.LH19]=&quot;&quot;;[.LH19]=0);0;1)))">
            <text:p/>
          </table:table-cell>
          <table:table-cell table:style-name="ce47" table:formula="of:=IF([.LI$3]=&quot;&quot;;&quot;&quot;;(IF(OR([.LI19]=&quot;&quot;;[.LI19]=0);0;1)))">
            <text:p/>
          </table:table-cell>
          <table:table-cell table:style-name="ce47" table:formula="of:=IF([.LJ$3]=&quot;&quot;;&quot;&quot;;(IF(OR([.LJ19]=&quot;&quot;;[.LJ19]=0);0;1)))">
            <text:p/>
          </table:table-cell>
          <table:table-cell table:style-name="ce47" table:formula="of:=IF([.LK$3]=&quot;&quot;;&quot;&quot;;(IF(OR([.LK19]=&quot;&quot;;[.LK19]=0);0;1)))">
            <text:p/>
          </table:table-cell>
          <table:table-cell table:style-name="ce47" table:formula="of:=IF([.LL$3]=&quot;&quot;;&quot;&quot;;(IF(OR([.LL19]=&quot;&quot;;[.LL19]=0);0;1)))">
            <text:p/>
          </table:table-cell>
          <table:table-cell table:style-name="ce47" table:formula="of:=IF([.LM$3]=&quot;&quot;;&quot;&quot;;(IF(OR([.LM19]=&quot;&quot;;[.LM19]=0);0;1)))">
            <text:p/>
          </table:table-cell>
          <table:table-cell table:style-name="ce47" table:formula="of:=IF([.LN$3]=&quot;&quot;;&quot;&quot;;(IF(OR([.LN19]=&quot;&quot;;[.LN19]=0);0;1)))">
            <text:p/>
          </table:table-cell>
          <table:table-cell table:style-name="ce47" table:formula="of:=IF([.LO$3]=&quot;&quot;;&quot;&quot;;(IF(OR([.LO19]=&quot;&quot;;[.LO19]=0);0;1)))">
            <text:p/>
          </table:table-cell>
          <table:table-cell table:style-name="ce47" table:formula="of:=IF([.LP$3]=&quot;&quot;;&quot;&quot;;(IF(OR([.LP19]=&quot;&quot;;[.LP19]=0);0;1)))">
            <text:p/>
          </table:table-cell>
          <table:table-cell table:style-name="ce47" table:formula="of:=IF([.LQ$3]=&quot;&quot;;&quot;&quot;;(IF(OR([.LQ19]=&quot;&quot;;[.LQ19]=0);0;1)))">
            <text:p/>
          </table:table-cell>
          <table:table-cell table:style-name="ce47" table:formula="of:=IF([.LR$3]=&quot;&quot;;&quot;&quot;;(IF(OR([.LR19]=&quot;&quot;;[.LR19]=0);0;1)))">
            <text:p/>
          </table:table-cell>
          <table:table-cell table:style-name="ce47" table:formula="of:=IF([.LS$3]=&quot;&quot;;&quot;&quot;;(IF(OR([.LS19]=&quot;&quot;;[.LS19]=0);0;1)))">
            <text:p/>
          </table:table-cell>
          <table:table-cell table:style-name="ce47" table:formula="of:=IF([.LT$3]=&quot;&quot;;&quot;&quot;;(IF(OR([.LT19]=&quot;&quot;;[.LT19]=0);0;1)))">
            <text:p/>
          </table:table-cell>
          <table:table-cell table:style-name="ce47" table:formula="of:=IF([.LU$3]=&quot;&quot;;&quot;&quot;;(IF(OR([.LU19]=&quot;&quot;;[.LU19]=0);0;1)))">
            <text:p/>
          </table:table-cell>
          <table:table-cell table:style-name="ce47" table:formula="of:=IF([.LV$3]=&quot;&quot;;&quot;&quot;;(IF(OR([.LV19]=&quot;&quot;;[.LV19]=0);0;1)))">
            <text:p/>
          </table:table-cell>
          <table:table-cell table:style-name="ce47" table:formula="of:=IF([.LW$3]=&quot;&quot;;&quot;&quot;;(IF(OR([.LW19]=&quot;&quot;;[.LW19]=0);0;1)))">
            <text:p/>
          </table:table-cell>
          <table:table-cell table:style-name="ce47" table:formula="of:=IF([.LX$3]=&quot;&quot;;&quot;&quot;;(IF(OR([.LX19]=&quot;&quot;;[.LX19]=0);0;1)))">
            <text:p/>
          </table:table-cell>
          <table:table-cell table:style-name="ce47" table:formula="of:=IF([.LY$3]=&quot;&quot;;&quot;&quot;;(IF(OR([.LY19]=&quot;&quot;;[.LY19]=0);0;1)))">
            <text:p/>
          </table:table-cell>
          <table:table-cell table:style-name="ce47" table:formula="of:=IF([.LZ$3]=&quot;&quot;;&quot;&quot;;(IF(OR([.LZ19]=&quot;&quot;;[.LZ19]=0);0;1)))">
            <text:p/>
          </table:table-cell>
          <table:table-cell table:style-name="ce47" table:formula="of:=IF([.MA$3]=&quot;&quot;;&quot;&quot;;(IF(OR([.MA19]=&quot;&quot;;[.MA19]=0);0;1)))">
            <text:p/>
          </table:table-cell>
          <table:table-cell table:style-name="ce47" table:formula="of:=IF([.MB$3]=&quot;&quot;;&quot;&quot;;(IF(OR([.MB19]=&quot;&quot;;[.MB19]=0);0;1)))">
            <text:p/>
          </table:table-cell>
          <table:table-cell table:style-name="ce47" table:formula="of:=IF([.MC$3]=&quot;&quot;;&quot;&quot;;(IF(OR([.MC19]=&quot;&quot;;[.MC19]=0);0;1)))">
            <text:p/>
          </table:table-cell>
          <table:table-cell table:style-name="ce47" table:formula="of:=IF([.MD$3]=&quot;&quot;;&quot;&quot;;(IF(OR([.MD19]=&quot;&quot;;[.MD19]=0);0;1)))">
            <text:p/>
          </table:table-cell>
          <table:table-cell table:style-name="ce47" table:formula="of:=IF([.ME$3]=&quot;&quot;;&quot;&quot;;(IF(OR([.ME19]=&quot;&quot;;[.ME19]=0);0;1)))">
            <text:p/>
          </table:table-cell>
          <table:table-cell table:style-name="ce47" table:formula="of:=IF([.MF$3]=&quot;&quot;;&quot;&quot;;(IF(OR([.MF19]=&quot;&quot;;[.MF19]=0);0;1)))">
            <text:p/>
          </table:table-cell>
          <table:table-cell table:style-name="ce47" table:formula="of:=IF([.MG$3]=&quot;&quot;;&quot;&quot;;(IF(OR([.MG19]=&quot;&quot;;[.MG19]=0);0;1)))">
            <text:p/>
          </table:table-cell>
          <table:table-cell table:style-name="ce47" table:formula="of:=IF([.MH$3]=&quot;&quot;;&quot;&quot;;(IF(OR([.MH19]=&quot;&quot;;[.MH19]=0);0;1)))">
            <text:p/>
          </table:table-cell>
          <table:table-cell table:style-name="ce47" table:formula="of:=IF([.MI$3]=&quot;&quot;;&quot;&quot;;(IF(OR([.MI19]=&quot;&quot;;[.MI19]=0);0;1)))">
            <text:p/>
          </table:table-cell>
          <table:table-cell table:style-name="ce47" table:formula="of:=IF([.MJ$3]=&quot;&quot;;&quot;&quot;;(IF(OR([.MJ19]=&quot;&quot;;[.MJ19]=0);0;1)))">
            <text:p/>
          </table:table-cell>
          <table:table-cell table:style-name="ce47" table:formula="of:=IF([.MK$3]=&quot;&quot;;&quot;&quot;;(IF(OR([.MK19]=&quot;&quot;;[.MK19]=0);0;1)))">
            <text:p/>
          </table:table-cell>
          <table:table-cell table:style-name="ce47" table:formula="of:=IF([.ML$3]=&quot;&quot;;&quot;&quot;;(IF(OR([.ML19]=&quot;&quot;;[.ML19]=0);0;1)))">
            <text:p/>
          </table:table-cell>
          <table:table-cell table:style-name="ce47" table:formula="of:=IF([.MM$3]=&quot;&quot;;&quot;&quot;;(IF(OR([.MM19]=&quot;&quot;;[.MM19]=0);0;1)))">
            <text:p/>
          </table:table-cell>
          <table:table-cell table:style-name="ce47" table:formula="of:=IF([.MN$3]=&quot;&quot;;&quot;&quot;;(IF(OR([.MN19]=&quot;&quot;;[.MN19]=0);0;1)))">
            <text:p/>
          </table:table-cell>
          <table:table-cell table:style-name="ce47" table:formula="of:=IF([.MO$3]=&quot;&quot;;&quot;&quot;;(IF(OR([.MO19]=&quot;&quot;;[.MO19]=0);0;1)))">
            <text:p/>
          </table:table-cell>
          <table:table-cell table:style-name="ce47" table:formula="of:=IF([.MP$3]=&quot;&quot;;&quot;&quot;;(IF(OR([.MP19]=&quot;&quot;;[.MP19]=0);0;1)))">
            <text:p/>
          </table:table-cell>
          <table:table-cell table:style-name="ce47" table:formula="of:=IF([.MQ$3]=&quot;&quot;;&quot;&quot;;(IF(OR([.MQ19]=&quot;&quot;;[.MQ19]=0);0;1)))">
            <text:p/>
          </table:table-cell>
          <table:table-cell table:style-name="ce47" table:formula="of:=IF([.MR$3]=&quot;&quot;;&quot;&quot;;(IF(OR([.MR19]=&quot;&quot;;[.MR19]=0);0;1)))">
            <text:p/>
          </table:table-cell>
          <table:table-cell table:style-name="ce47" table:formula="of:=IF([.MS$3]=&quot;&quot;;&quot;&quot;;(IF(OR([.MS19]=&quot;&quot;;[.MS19]=0);0;1)))">
            <text:p/>
          </table:table-cell>
          <table:table-cell table:style-name="ce47" table:formula="of:=IF([.MT$3]=&quot;&quot;;&quot;&quot;;(IF(OR([.MT19]=&quot;&quot;;[.MT19]=0);0;1)))">
            <text:p/>
          </table:table-cell>
          <table:table-cell table:style-name="ce47" table:formula="of:=IF([.MU$3]=&quot;&quot;;&quot;&quot;;(IF(OR([.MU19]=&quot;&quot;;[.MU19]=0);0;1)))">
            <text:p/>
          </table:table-cell>
          <table:table-cell table:style-name="ce47" table:formula="of:=IF([.MV$3]=&quot;&quot;;&quot;&quot;;(IF(OR([.MV19]=&quot;&quot;;[.MV19]=0);0;1)))">
            <text:p/>
          </table:table-cell>
          <table:table-cell table:style-name="ce47" table:formula="of:=IF([.MW$3]=&quot;&quot;;&quot;&quot;;(IF(OR([.MW19]=&quot;&quot;;[.MW19]=0);0;1)))">
            <text:p/>
          </table:table-cell>
          <table:table-cell table:style-name="ce47" table:formula="of:=IF([.MX$3]=&quot;&quot;;&quot;&quot;;(IF(OR([.MX19]=&quot;&quot;;[.MX19]=0);0;1)))">
            <text:p/>
          </table:table-cell>
          <table:table-cell table:style-name="ce47" table:formula="of:=IF([.MY$3]=&quot;&quot;;&quot;&quot;;(IF(OR([.MY19]=&quot;&quot;;[.MY19]=0);0;1)))">
            <text:p/>
          </table:table-cell>
          <table:table-cell table:style-name="ce47" table:formula="of:=IF([.MZ$3]=&quot;&quot;;&quot;&quot;;(IF(OR([.MZ19]=&quot;&quot;;[.MZ19]=0);0;1)))">
            <text:p/>
          </table:table-cell>
          <table:table-cell table:style-name="ce47" table:formula="of:=IF([.NA$3]=&quot;&quot;;&quot;&quot;;(IF(OR([.NA19]=&quot;&quot;;[.NA19]=0);0;1)))">
            <text:p/>
          </table:table-cell>
          <table:table-cell table:style-name="ce47" table:formula="of:=IF([.NB$3]=&quot;&quot;;&quot;&quot;;(IF(OR([.NB19]=&quot;&quot;;[.NB19]=0);0;1)))">
            <text:p/>
          </table:table-cell>
          <table:table-cell table:style-name="ce47" table:formula="of:=IF([.NC$3]=&quot;&quot;;&quot;&quot;;(IF(OR([.NC19]=&quot;&quot;;[.NC19]=0);0;1)))">
            <text:p/>
          </table:table-cell>
          <table:table-cell table:style-name="ce47" table:formula="of:=IF([.ND$3]=&quot;&quot;;&quot;&quot;;(IF(OR([.ND19]=&quot;&quot;;[.ND19]=0);0;1)))">
            <text:p/>
          </table:table-cell>
          <table:table-cell table:style-name="ce47" table:formula="of:=IF([.NE$3]=&quot;&quot;;&quot;&quot;;(IF(OR([.NE19]=&quot;&quot;;[.NE19]=0);0;1)))">
            <text:p/>
          </table:table-cell>
          <table:table-cell table:style-name="ce47" table:formula="of:=IF([.NF$3]=&quot;&quot;;&quot;&quot;;(IF(OR([.NF19]=&quot;&quot;;[.NF19]=0);0;1)))">
            <text:p/>
          </table:table-cell>
          <table:table-cell table:style-name="ce57" table:number-columns-repeated="287"/>
        </table:table-row>
        <table:table-row table:style-name="ro2">
          <table:table-cell table:formula="of:=MAX([.A20:.B20])" office:value-type="float" office:value="0" calcext:value-type="float">
            <text:p>0</text:p>
          </table:table-cell>
          <table:table-cell table:style-name="ce6" table:formula="of:=IFERROR((LEN([.NG20])-SEARCH(&quot;0[^0]*$&quot;;[.NG20]));LEN([.NG20]))" office:value-type="float" office:value="0" calcext:value-type="float">
            <text:p>0</text:p>
          </table:table-cell>
          <table:table-cell table:formula="of:=COUNTA([.E20:.NF20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20:.ABI20])">
            <text:p/>
          </table:table-cell>
          <table:table-cell table:style-name="ce34" table:formula="of:=IF([.E$3]=&quot;&quot;;&quot;&quot;;(IF(OR([.E20]=&quot;&quot;;[.E20]=0);0;1)))">
            <text:p/>
          </table:table-cell>
          <table:table-cell table:style-name="ce34" table:formula="of:=IF([.F$3]=&quot;&quot;;&quot;&quot;;(IF(OR([.F20]=&quot;&quot;;[.F20]=0);0;1)))">
            <text:p/>
          </table:table-cell>
          <table:table-cell table:style-name="ce34" table:formula="of:=IF([.G$3]=&quot;&quot;;&quot;&quot;;(IF(OR([.G20]=&quot;&quot;;[.G20]=0);0;1)))">
            <text:p/>
          </table:table-cell>
          <table:table-cell table:style-name="ce34" table:formula="of:=IF([.H$3]=&quot;&quot;;&quot;&quot;;(IF(OR([.H20]=&quot;&quot;;[.H20]=0);0;1)))">
            <text:p/>
          </table:table-cell>
          <table:table-cell table:style-name="ce35" table:formula="of:=IF([.I$3]=&quot;&quot;;&quot;&quot;;(IF(OR([.I20]=&quot;&quot;;[.I20]=0);0;1)))">
            <text:p/>
          </table:table-cell>
          <table:table-cell table:style-name="ce35" table:formula="of:=IF([.J$3]=&quot;&quot;;&quot;&quot;;(IF(OR([.J20]=&quot;&quot;;[.J20]=0);0;1)))">
            <text:p/>
          </table:table-cell>
          <table:table-cell table:style-name="ce35" table:formula="of:=IF([.K$3]=&quot;&quot;;&quot;&quot;;(IF(OR([.K20]=&quot;&quot;;[.K20]=0);0;1)))">
            <text:p/>
          </table:table-cell>
          <table:table-cell table:style-name="ce35" table:formula="of:=IF([.L$3]=&quot;&quot;;&quot;&quot;;(IF(OR([.L20]=&quot;&quot;;[.L20]=0);0;1)))">
            <text:p/>
          </table:table-cell>
          <table:table-cell table:style-name="ce35" table:formula="of:=IF([.M$3]=&quot;&quot;;&quot;&quot;;(IF(OR([.M20]=&quot;&quot;;[.M20]=0);0;1)))">
            <text:p/>
          </table:table-cell>
          <table:table-cell table:style-name="ce35" table:formula="of:=IF([.N$3]=&quot;&quot;;&quot;&quot;;(IF(OR([.N20]=&quot;&quot;;[.N20]=0);0;1)))">
            <text:p/>
          </table:table-cell>
          <table:table-cell table:style-name="ce35" table:formula="of:=IF([.O$3]=&quot;&quot;;&quot;&quot;;(IF(OR([.O20]=&quot;&quot;;[.O20]=0);0;1)))">
            <text:p/>
          </table:table-cell>
          <table:table-cell table:style-name="ce35" table:formula="of:=IF([.P$3]=&quot;&quot;;&quot;&quot;;(IF(OR([.P20]=&quot;&quot;;[.P20]=0);0;1)))">
            <text:p/>
          </table:table-cell>
          <table:table-cell table:style-name="ce35" table:formula="of:=IF([.Q$3]=&quot;&quot;;&quot;&quot;;(IF(OR([.Q20]=&quot;&quot;;[.Q20]=0);0;1)))">
            <text:p/>
          </table:table-cell>
          <table:table-cell table:style-name="ce35" table:formula="of:=IF([.R$3]=&quot;&quot;;&quot;&quot;;(IF(OR([.R20]=&quot;&quot;;[.R20]=0);0;1)))">
            <text:p/>
          </table:table-cell>
          <table:table-cell table:style-name="ce35" table:formula="of:=IF([.S$3]=&quot;&quot;;&quot;&quot;;(IF(OR([.S20]=&quot;&quot;;[.S20]=0);0;1)))">
            <text:p/>
          </table:table-cell>
          <table:table-cell table:style-name="ce35" table:formula="of:=IF([.T$3]=&quot;&quot;;&quot;&quot;;(IF(OR([.T20]=&quot;&quot;;[.T20]=0);0;1)))">
            <text:p/>
          </table:table-cell>
          <table:table-cell table:style-name="ce35" table:formula="of:=IF([.U$3]=&quot;&quot;;&quot;&quot;;(IF(OR([.U20]=&quot;&quot;;[.U20]=0);0;1)))">
            <text:p/>
          </table:table-cell>
          <table:table-cell table:style-name="ce35" table:formula="of:=IF([.V$3]=&quot;&quot;;&quot;&quot;;(IF(OR([.V20]=&quot;&quot;;[.V20]=0);0;1)))">
            <text:p/>
          </table:table-cell>
          <table:table-cell table:style-name="ce35" table:formula="of:=IF([.W$3]=&quot;&quot;;&quot;&quot;;(IF(OR([.W20]=&quot;&quot;;[.W20]=0);0;1)))">
            <text:p/>
          </table:table-cell>
          <table:table-cell table:style-name="ce35" table:formula="of:=IF([.X$3]=&quot;&quot;;&quot;&quot;;(IF(OR([.X20]=&quot;&quot;;[.X20]=0);0;1)))">
            <text:p/>
          </table:table-cell>
          <table:table-cell table:style-name="ce35" table:formula="of:=IF([.Y$3]=&quot;&quot;;&quot;&quot;;(IF(OR([.Y20]=&quot;&quot;;[.Y20]=0);0;1)))">
            <text:p/>
          </table:table-cell>
          <table:table-cell table:style-name="ce35" table:formula="of:=IF([.Z$3]=&quot;&quot;;&quot;&quot;;(IF(OR([.Z20]=&quot;&quot;;[.Z20]=0);0;1)))">
            <text:p/>
          </table:table-cell>
          <table:table-cell table:style-name="ce35" table:formula="of:=IF([.AA$3]=&quot;&quot;;&quot;&quot;;(IF(OR([.AA20]=&quot;&quot;;[.AA20]=0);0;1)))">
            <text:p/>
          </table:table-cell>
          <table:table-cell table:style-name="ce35" table:formula="of:=IF([.AB$3]=&quot;&quot;;&quot;&quot;;(IF(OR([.AB20]=&quot;&quot;;[.AB20]=0);0;1)))">
            <text:p/>
          </table:table-cell>
          <table:table-cell table:style-name="ce35" table:formula="of:=IF([.AC$3]=&quot;&quot;;&quot;&quot;;(IF(OR([.AC20]=&quot;&quot;;[.AC20]=0);0;1)))">
            <text:p/>
          </table:table-cell>
          <table:table-cell table:style-name="ce35" table:formula="of:=IF([.AD$3]=&quot;&quot;;&quot;&quot;;(IF(OR([.AD20]=&quot;&quot;;[.AD20]=0);0;1)))">
            <text:p/>
          </table:table-cell>
          <table:table-cell table:style-name="ce35" table:formula="of:=IF([.AE$3]=&quot;&quot;;&quot;&quot;;(IF(OR([.AE20]=&quot;&quot;;[.AE20]=0);0;1)))">
            <text:p/>
          </table:table-cell>
          <table:table-cell table:style-name="ce35" table:formula="of:=IF([.AF$3]=&quot;&quot;;&quot;&quot;;(IF(OR([.AF20]=&quot;&quot;;[.AF20]=0);0;1)))">
            <text:p/>
          </table:table-cell>
          <table:table-cell table:style-name="ce35" table:formula="of:=IF([.AG$3]=&quot;&quot;;&quot;&quot;;(IF(OR([.AG20]=&quot;&quot;;[.AG20]=0);0;1)))">
            <text:p/>
          </table:table-cell>
          <table:table-cell table:style-name="ce35" table:formula="of:=IF([.AH$3]=&quot;&quot;;&quot;&quot;;(IF(OR([.AH20]=&quot;&quot;;[.AH20]=0);0;1)))">
            <text:p/>
          </table:table-cell>
          <table:table-cell table:style-name="ce35" table:formula="of:=IF([.AI$3]=&quot;&quot;;&quot;&quot;;(IF(OR([.AI20]=&quot;&quot;;[.AI20]=0);0;1)))">
            <text:p/>
          </table:table-cell>
          <table:table-cell table:style-name="ce35" table:formula="of:=IF([.AJ$3]=&quot;&quot;;&quot;&quot;;(IF(OR([.AJ20]=&quot;&quot;;[.AJ20]=0);0;1)))">
            <text:p/>
          </table:table-cell>
          <table:table-cell table:style-name="ce35" table:formula="of:=IF([.AK$3]=&quot;&quot;;&quot;&quot;;(IF(OR([.AK20]=&quot;&quot;;[.AK20]=0);0;1)))">
            <text:p/>
          </table:table-cell>
          <table:table-cell table:style-name="ce35" table:formula="of:=IF([.AL$3]=&quot;&quot;;&quot;&quot;;(IF(OR([.AL20]=&quot;&quot;;[.AL20]=0);0;1)))">
            <text:p/>
          </table:table-cell>
          <table:table-cell table:style-name="ce35" table:formula="of:=IF([.AM$3]=&quot;&quot;;&quot;&quot;;(IF(OR([.AM20]=&quot;&quot;;[.AM20]=0);0;1)))">
            <text:p/>
          </table:table-cell>
          <table:table-cell table:style-name="ce35" table:formula="of:=IF([.AN$3]=&quot;&quot;;&quot;&quot;;(IF(OR([.AN20]=&quot;&quot;;[.AN20]=0);0;1)))">
            <text:p/>
          </table:table-cell>
          <table:table-cell table:style-name="ce35" table:formula="of:=IF([.AO$3]=&quot;&quot;;&quot;&quot;;(IF(OR([.AO20]=&quot;&quot;;[.AO20]=0);0;1)))">
            <text:p/>
          </table:table-cell>
          <table:table-cell table:style-name="ce35" table:formula="of:=IF([.AP$3]=&quot;&quot;;&quot;&quot;;(IF(OR([.AP20]=&quot;&quot;;[.AP20]=0);0;1)))">
            <text:p/>
          </table:table-cell>
          <table:table-cell table:style-name="ce35" table:formula="of:=IF([.AQ$3]=&quot;&quot;;&quot;&quot;;(IF(OR([.AQ20]=&quot;&quot;;[.AQ20]=0);0;1)))">
            <text:p/>
          </table:table-cell>
          <table:table-cell table:style-name="ce35" table:formula="of:=IF([.AR$3]=&quot;&quot;;&quot;&quot;;(IF(OR([.AR20]=&quot;&quot;;[.AR20]=0);0;1)))">
            <text:p/>
          </table:table-cell>
          <table:table-cell table:style-name="ce35" table:formula="of:=IF([.AS$3]=&quot;&quot;;&quot;&quot;;(IF(OR([.AS20]=&quot;&quot;;[.AS20]=0);0;1)))">
            <text:p/>
          </table:table-cell>
          <table:table-cell table:style-name="ce35" table:formula="of:=IF([.AT$3]=&quot;&quot;;&quot;&quot;;(IF(OR([.AT20]=&quot;&quot;;[.AT20]=0);0;1)))">
            <text:p/>
          </table:table-cell>
          <table:table-cell table:style-name="ce35" table:formula="of:=IF([.AU$3]=&quot;&quot;;&quot;&quot;;(IF(OR([.AU20]=&quot;&quot;;[.AU20]=0);0;1)))">
            <text:p/>
          </table:table-cell>
          <table:table-cell table:style-name="ce35" table:formula="of:=IF([.AV$3]=&quot;&quot;;&quot;&quot;;(IF(OR([.AV20]=&quot;&quot;;[.AV20]=0);0;1)))">
            <text:p/>
          </table:table-cell>
          <table:table-cell table:style-name="ce35" table:formula="of:=IF([.AW$3]=&quot;&quot;;&quot;&quot;;(IF(OR([.AW20]=&quot;&quot;;[.AW20]=0);0;1)))">
            <text:p/>
          </table:table-cell>
          <table:table-cell table:style-name="ce35" table:formula="of:=IF([.AX$3]=&quot;&quot;;&quot;&quot;;(IF(OR([.AX20]=&quot;&quot;;[.AX20]=0);0;1)))">
            <text:p/>
          </table:table-cell>
          <table:table-cell table:style-name="ce35" table:formula="of:=IF([.AY$3]=&quot;&quot;;&quot;&quot;;(IF(OR([.AY20]=&quot;&quot;;[.AY20]=0);0;1)))">
            <text:p/>
          </table:table-cell>
          <table:table-cell table:style-name="ce35" table:formula="of:=IF([.AZ$3]=&quot;&quot;;&quot;&quot;;(IF(OR([.AZ20]=&quot;&quot;;[.AZ20]=0);0;1)))">
            <text:p/>
          </table:table-cell>
          <table:table-cell table:style-name="ce35" table:formula="of:=IF([.BA$3]=&quot;&quot;;&quot;&quot;;(IF(OR([.BA20]=&quot;&quot;;[.BA20]=0);0;1)))">
            <text:p/>
          </table:table-cell>
          <table:table-cell table:style-name="ce35" table:formula="of:=IF([.BB$3]=&quot;&quot;;&quot;&quot;;(IF(OR([.BB20]=&quot;&quot;;[.BB20]=0);0;1)))">
            <text:p/>
          </table:table-cell>
          <table:table-cell table:style-name="ce35" table:formula="of:=IF([.BC$3]=&quot;&quot;;&quot;&quot;;(IF(OR([.BC20]=&quot;&quot;;[.BC20]=0);0;1)))">
            <text:p/>
          </table:table-cell>
          <table:table-cell table:style-name="ce35" table:formula="of:=IF([.BD$3]=&quot;&quot;;&quot;&quot;;(IF(OR([.BD20]=&quot;&quot;;[.BD20]=0);0;1)))">
            <text:p/>
          </table:table-cell>
          <table:table-cell table:style-name="ce35" table:formula="of:=IF([.BE$3]=&quot;&quot;;&quot;&quot;;(IF(OR([.BE20]=&quot;&quot;;[.BE20]=0);0;1)))">
            <text:p/>
          </table:table-cell>
          <table:table-cell table:style-name="ce35" table:formula="of:=IF([.BF$3]=&quot;&quot;;&quot;&quot;;(IF(OR([.BF20]=&quot;&quot;;[.BF20]=0);0;1)))">
            <text:p/>
          </table:table-cell>
          <table:table-cell table:style-name="ce35" table:formula="of:=IF([.BG$3]=&quot;&quot;;&quot;&quot;;(IF(OR([.BG20]=&quot;&quot;;[.BG20]=0);0;1)))">
            <text:p/>
          </table:table-cell>
          <table:table-cell table:style-name="ce35" table:formula="of:=IF([.BH$3]=&quot;&quot;;&quot;&quot;;(IF(OR([.BH20]=&quot;&quot;;[.BH20]=0);0;1)))">
            <text:p/>
          </table:table-cell>
          <table:table-cell table:style-name="ce35" table:formula="of:=IF([.BI$3]=&quot;&quot;;&quot;&quot;;(IF(OR([.BI20]=&quot;&quot;;[.BI20]=0);0;1)))">
            <text:p/>
          </table:table-cell>
          <table:table-cell table:style-name="ce35" table:formula="of:=IF([.BJ$3]=&quot;&quot;;&quot;&quot;;(IF(OR([.BJ20]=&quot;&quot;;[.BJ20]=0);0;1)))">
            <text:p/>
          </table:table-cell>
          <table:table-cell table:style-name="ce35" table:formula="of:=IF([.BK$3]=&quot;&quot;;&quot;&quot;;(IF(OR([.BK20]=&quot;&quot;;[.BK20]=0);0;1)))">
            <text:p/>
          </table:table-cell>
          <table:table-cell table:style-name="ce35" table:formula="of:=IF([.BL$3]=&quot;&quot;;&quot;&quot;;(IF(OR([.BL20]=&quot;&quot;;[.BL20]=0);0;1)))">
            <text:p/>
          </table:table-cell>
          <table:table-cell table:style-name="ce35" table:formula="of:=IF([.BM$3]=&quot;&quot;;&quot;&quot;;(IF(OR([.BM20]=&quot;&quot;;[.BM20]=0);0;1)))">
            <text:p/>
          </table:table-cell>
          <table:table-cell table:style-name="ce35" table:formula="of:=IF([.BN$3]=&quot;&quot;;&quot;&quot;;(IF(OR([.BN20]=&quot;&quot;;[.BN20]=0);0;1)))">
            <text:p/>
          </table:table-cell>
          <table:table-cell table:style-name="ce35" table:formula="of:=IF([.BO$3]=&quot;&quot;;&quot;&quot;;(IF(OR([.BO20]=&quot;&quot;;[.BO20]=0);0;1)))">
            <text:p/>
          </table:table-cell>
          <table:table-cell table:style-name="ce35" table:formula="of:=IF([.BP$3]=&quot;&quot;;&quot;&quot;;(IF(OR([.BP20]=&quot;&quot;;[.BP20]=0);0;1)))">
            <text:p/>
          </table:table-cell>
          <table:table-cell table:style-name="ce35" table:formula="of:=IF([.BQ$3]=&quot;&quot;;&quot;&quot;;(IF(OR([.BQ20]=&quot;&quot;;[.BQ20]=0);0;1)))">
            <text:p/>
          </table:table-cell>
          <table:table-cell table:style-name="ce35" table:formula="of:=IF([.BR$3]=&quot;&quot;;&quot;&quot;;(IF(OR([.BR20]=&quot;&quot;;[.BR20]=0);0;1)))">
            <text:p/>
          </table:table-cell>
          <table:table-cell table:style-name="ce35" table:formula="of:=IF([.BS$3]=&quot;&quot;;&quot;&quot;;(IF(OR([.BS20]=&quot;&quot;;[.BS20]=0);0;1)))">
            <text:p/>
          </table:table-cell>
          <table:table-cell table:style-name="ce35" table:formula="of:=IF([.BT$3]=&quot;&quot;;&quot;&quot;;(IF(OR([.BT20]=&quot;&quot;;[.BT20]=0);0;1)))">
            <text:p/>
          </table:table-cell>
          <table:table-cell table:style-name="ce35" table:formula="of:=IF([.BU$3]=&quot;&quot;;&quot;&quot;;(IF(OR([.BU20]=&quot;&quot;;[.BU20]=0);0;1)))">
            <text:p/>
          </table:table-cell>
          <table:table-cell table:style-name="ce35" table:formula="of:=IF([.BV$3]=&quot;&quot;;&quot;&quot;;(IF(OR([.BV20]=&quot;&quot;;[.BV20]=0);0;1)))">
            <text:p/>
          </table:table-cell>
          <table:table-cell table:style-name="ce35" table:formula="of:=IF([.BW$3]=&quot;&quot;;&quot;&quot;;(IF(OR([.BW20]=&quot;&quot;;[.BW20]=0);0;1)))">
            <text:p/>
          </table:table-cell>
          <table:table-cell table:style-name="ce35" table:formula="of:=IF([.BX$3]=&quot;&quot;;&quot;&quot;;(IF(OR([.BX20]=&quot;&quot;;[.BX20]=0);0;1)))">
            <text:p/>
          </table:table-cell>
          <table:table-cell table:style-name="ce35" table:formula="of:=IF([.BY$3]=&quot;&quot;;&quot;&quot;;(IF(OR([.BY20]=&quot;&quot;;[.BY20]=0);0;1)))">
            <text:p/>
          </table:table-cell>
          <table:table-cell table:style-name="ce35" table:formula="of:=IF([.BZ$3]=&quot;&quot;;&quot;&quot;;(IF(OR([.BZ20]=&quot;&quot;;[.BZ20]=0);0;1)))">
            <text:p/>
          </table:table-cell>
          <table:table-cell table:style-name="ce35" table:formula="of:=IF([.CA$3]=&quot;&quot;;&quot;&quot;;(IF(OR([.CA20]=&quot;&quot;;[.CA20]=0);0;1)))">
            <text:p/>
          </table:table-cell>
          <table:table-cell table:style-name="ce35" table:formula="of:=IF([.CB$3]=&quot;&quot;;&quot;&quot;;(IF(OR([.CB20]=&quot;&quot;;[.CB20]=0);0;1)))">
            <text:p/>
          </table:table-cell>
          <table:table-cell table:style-name="ce35" table:formula="of:=IF([.CC$3]=&quot;&quot;;&quot;&quot;;(IF(OR([.CC20]=&quot;&quot;;[.CC20]=0);0;1)))">
            <text:p/>
          </table:table-cell>
          <table:table-cell table:style-name="ce35" table:formula="of:=IF([.CD$3]=&quot;&quot;;&quot;&quot;;(IF(OR([.CD20]=&quot;&quot;;[.CD20]=0);0;1)))">
            <text:p/>
          </table:table-cell>
          <table:table-cell table:style-name="ce35" table:formula="of:=IF([.CE$3]=&quot;&quot;;&quot;&quot;;(IF(OR([.CE20]=&quot;&quot;;[.CE20]=0);0;1)))">
            <text:p/>
          </table:table-cell>
          <table:table-cell table:style-name="ce35" table:formula="of:=IF([.CF$3]=&quot;&quot;;&quot;&quot;;(IF(OR([.CF20]=&quot;&quot;;[.CF20]=0);0;1)))">
            <text:p/>
          </table:table-cell>
          <table:table-cell table:style-name="ce35" table:formula="of:=IF([.CG$3]=&quot;&quot;;&quot;&quot;;(IF(OR([.CG20]=&quot;&quot;;[.CG20]=0);0;1)))">
            <text:p/>
          </table:table-cell>
          <table:table-cell table:style-name="ce35" table:formula="of:=IF([.CH$3]=&quot;&quot;;&quot;&quot;;(IF(OR([.CH20]=&quot;&quot;;[.CH20]=0);0;1)))">
            <text:p/>
          </table:table-cell>
          <table:table-cell table:style-name="ce35" table:formula="of:=IF([.CI$3]=&quot;&quot;;&quot;&quot;;(IF(OR([.CI20]=&quot;&quot;;[.CI20]=0);0;1)))">
            <text:p/>
          </table:table-cell>
          <table:table-cell table:style-name="ce35" table:formula="of:=IF([.CJ$3]=&quot;&quot;;&quot;&quot;;(IF(OR([.CJ20]=&quot;&quot;;[.CJ20]=0);0;1)))">
            <text:p/>
          </table:table-cell>
          <table:table-cell table:style-name="ce35" table:formula="of:=IF([.CK$3]=&quot;&quot;;&quot;&quot;;(IF(OR([.CK20]=&quot;&quot;;[.CK20]=0);0;1)))">
            <text:p/>
          </table:table-cell>
          <table:table-cell table:style-name="ce35" table:formula="of:=IF([.CL$3]=&quot;&quot;;&quot;&quot;;(IF(OR([.CL20]=&quot;&quot;;[.CL20]=0);0;1)))">
            <text:p/>
          </table:table-cell>
          <table:table-cell table:style-name="ce35" table:formula="of:=IF([.CM$3]=&quot;&quot;;&quot;&quot;;(IF(OR([.CM20]=&quot;&quot;;[.CM20]=0);0;1)))">
            <text:p/>
          </table:table-cell>
          <table:table-cell table:style-name="ce35" table:formula="of:=IF([.CN$3]=&quot;&quot;;&quot;&quot;;(IF(OR([.CN20]=&quot;&quot;;[.CN20]=0);0;1)))">
            <text:p/>
          </table:table-cell>
          <table:table-cell table:style-name="ce35" table:formula="of:=IF([.CO$3]=&quot;&quot;;&quot;&quot;;(IF(OR([.CO20]=&quot;&quot;;[.CO20]=0);0;1)))">
            <text:p/>
          </table:table-cell>
          <table:table-cell table:style-name="ce35" table:formula="of:=IF([.CP$3]=&quot;&quot;;&quot;&quot;;(IF(OR([.CP20]=&quot;&quot;;[.CP20]=0);0;1)))">
            <text:p/>
          </table:table-cell>
          <table:table-cell table:style-name="ce35" table:formula="of:=IF([.CQ$3]=&quot;&quot;;&quot;&quot;;(IF(OR([.CQ20]=&quot;&quot;;[.CQ20]=0);0;1)))">
            <text:p/>
          </table:table-cell>
          <table:table-cell table:style-name="ce35" table:formula="of:=IF([.CR$3]=&quot;&quot;;&quot;&quot;;(IF(OR([.CR20]=&quot;&quot;;[.CR20]=0);0;1)))">
            <text:p/>
          </table:table-cell>
          <table:table-cell table:style-name="ce35" table:formula="of:=IF([.CS$3]=&quot;&quot;;&quot;&quot;;(IF(OR([.CS20]=&quot;&quot;;[.CS20]=0);0;1)))">
            <text:p/>
          </table:table-cell>
          <table:table-cell table:style-name="ce35" table:formula="of:=IF([.CT$3]=&quot;&quot;;&quot;&quot;;(IF(OR([.CT20]=&quot;&quot;;[.CT20]=0);0;1)))">
            <text:p/>
          </table:table-cell>
          <table:table-cell table:style-name="ce35" table:formula="of:=IF([.CU$3]=&quot;&quot;;&quot;&quot;;(IF(OR([.CU20]=&quot;&quot;;[.CU20]=0);0;1)))">
            <text:p/>
          </table:table-cell>
          <table:table-cell table:style-name="ce35" table:formula="of:=IF([.CV$3]=&quot;&quot;;&quot;&quot;;(IF(OR([.CV20]=&quot;&quot;;[.CV20]=0);0;1)))">
            <text:p/>
          </table:table-cell>
          <table:table-cell table:style-name="ce35" table:formula="of:=IF([.CW$3]=&quot;&quot;;&quot;&quot;;(IF(OR([.CW20]=&quot;&quot;;[.CW20]=0);0;1)))">
            <text:p/>
          </table:table-cell>
          <table:table-cell table:style-name="ce35" table:formula="of:=IF([.CX$3]=&quot;&quot;;&quot;&quot;;(IF(OR([.CX20]=&quot;&quot;;[.CX20]=0);0;1)))">
            <text:p/>
          </table:table-cell>
          <table:table-cell table:style-name="ce35" table:formula="of:=IF([.CY$3]=&quot;&quot;;&quot;&quot;;(IF(OR([.CY20]=&quot;&quot;;[.CY20]=0);0;1)))">
            <text:p/>
          </table:table-cell>
          <table:table-cell table:style-name="ce35" table:formula="of:=IF([.CZ$3]=&quot;&quot;;&quot;&quot;;(IF(OR([.CZ20]=&quot;&quot;;[.CZ20]=0);0;1)))">
            <text:p/>
          </table:table-cell>
          <table:table-cell table:style-name="ce35" table:formula="of:=IF([.DA$3]=&quot;&quot;;&quot;&quot;;(IF(OR([.DA20]=&quot;&quot;;[.DA20]=0);0;1)))">
            <text:p/>
          </table:table-cell>
          <table:table-cell table:style-name="ce35" table:formula="of:=IF([.DB$3]=&quot;&quot;;&quot;&quot;;(IF(OR([.DB20]=&quot;&quot;;[.DB20]=0);0;1)))">
            <text:p/>
          </table:table-cell>
          <table:table-cell table:style-name="ce35" table:formula="of:=IF([.DC$3]=&quot;&quot;;&quot;&quot;;(IF(OR([.DC20]=&quot;&quot;;[.DC20]=0);0;1)))">
            <text:p/>
          </table:table-cell>
          <table:table-cell table:style-name="ce35" table:formula="of:=IF([.DD$3]=&quot;&quot;;&quot;&quot;;(IF(OR([.DD20]=&quot;&quot;;[.DD20]=0);0;1)))">
            <text:p/>
          </table:table-cell>
          <table:table-cell table:style-name="ce35" table:formula="of:=IF([.DE$3]=&quot;&quot;;&quot;&quot;;(IF(OR([.DE20]=&quot;&quot;;[.DE20]=0);0;1)))">
            <text:p/>
          </table:table-cell>
          <table:table-cell table:style-name="ce35" table:formula="of:=IF([.DF$3]=&quot;&quot;;&quot;&quot;;(IF(OR([.DF20]=&quot;&quot;;[.DF20]=0);0;1)))">
            <text:p/>
          </table:table-cell>
          <table:table-cell table:style-name="ce35" table:formula="of:=IF([.DG$3]=&quot;&quot;;&quot;&quot;;(IF(OR([.DG20]=&quot;&quot;;[.DG20]=0);0;1)))">
            <text:p/>
          </table:table-cell>
          <table:table-cell table:style-name="ce35" table:formula="of:=IF([.DH$3]=&quot;&quot;;&quot;&quot;;(IF(OR([.DH20]=&quot;&quot;;[.DH20]=0);0;1)))">
            <text:p/>
          </table:table-cell>
          <table:table-cell table:style-name="ce35" table:formula="of:=IF([.DI$3]=&quot;&quot;;&quot;&quot;;(IF(OR([.DI20]=&quot;&quot;;[.DI20]=0);0;1)))">
            <text:p/>
          </table:table-cell>
          <table:table-cell table:style-name="ce35" table:formula="of:=IF([.DJ$3]=&quot;&quot;;&quot;&quot;;(IF(OR([.DJ20]=&quot;&quot;;[.DJ20]=0);0;1)))">
            <text:p/>
          </table:table-cell>
          <table:table-cell table:style-name="ce35" table:formula="of:=IF([.DK$3]=&quot;&quot;;&quot;&quot;;(IF(OR([.DK20]=&quot;&quot;;[.DK20]=0);0;1)))">
            <text:p/>
          </table:table-cell>
          <table:table-cell table:style-name="ce35" table:formula="of:=IF([.DL$3]=&quot;&quot;;&quot;&quot;;(IF(OR([.DL20]=&quot;&quot;;[.DL20]=0);0;1)))">
            <text:p/>
          </table:table-cell>
          <table:table-cell table:style-name="ce35" table:formula="of:=IF([.DM$3]=&quot;&quot;;&quot;&quot;;(IF(OR([.DM20]=&quot;&quot;;[.DM20]=0);0;1)))">
            <text:p/>
          </table:table-cell>
          <table:table-cell table:style-name="ce35" table:formula="of:=IF([.DN$3]=&quot;&quot;;&quot;&quot;;(IF(OR([.DN20]=&quot;&quot;;[.DN20]=0);0;1)))">
            <text:p/>
          </table:table-cell>
          <table:table-cell table:style-name="ce35" table:formula="of:=IF([.DO$3]=&quot;&quot;;&quot;&quot;;(IF(OR([.DO20]=&quot;&quot;;[.DO20]=0);0;1)))">
            <text:p/>
          </table:table-cell>
          <table:table-cell table:style-name="ce35" table:formula="of:=IF([.DP$3]=&quot;&quot;;&quot;&quot;;(IF(OR([.DP20]=&quot;&quot;;[.DP20]=0);0;1)))">
            <text:p/>
          </table:table-cell>
          <table:table-cell table:style-name="ce35" table:formula="of:=IF([.DQ$3]=&quot;&quot;;&quot;&quot;;(IF(OR([.DQ20]=&quot;&quot;;[.DQ20]=0);0;1)))">
            <text:p/>
          </table:table-cell>
          <table:table-cell table:style-name="ce35" table:formula="of:=IF([.DR$3]=&quot;&quot;;&quot;&quot;;(IF(OR([.DR20]=&quot;&quot;;[.DR20]=0);0;1)))">
            <text:p/>
          </table:table-cell>
          <table:table-cell table:style-name="ce35" table:formula="of:=IF([.DS$3]=&quot;&quot;;&quot;&quot;;(IF(OR([.DS20]=&quot;&quot;;[.DS20]=0);0;1)))">
            <text:p/>
          </table:table-cell>
          <table:table-cell table:style-name="ce35" table:formula="of:=IF([.DT$3]=&quot;&quot;;&quot;&quot;;(IF(OR([.DT20]=&quot;&quot;;[.DT20]=0);0;1)))">
            <text:p/>
          </table:table-cell>
          <table:table-cell table:style-name="ce35" table:formula="of:=IF([.DU$3]=&quot;&quot;;&quot;&quot;;(IF(OR([.DU20]=&quot;&quot;;[.DU20]=0);0;1)))">
            <text:p/>
          </table:table-cell>
          <table:table-cell table:style-name="ce35" table:formula="of:=IF([.DV$3]=&quot;&quot;;&quot;&quot;;(IF(OR([.DV20]=&quot;&quot;;[.DV20]=0);0;1)))">
            <text:p/>
          </table:table-cell>
          <table:table-cell table:style-name="ce35" table:formula="of:=IF([.DW$3]=&quot;&quot;;&quot;&quot;;(IF(OR([.DW20]=&quot;&quot;;[.DW20]=0);0;1)))">
            <text:p/>
          </table:table-cell>
          <table:table-cell table:style-name="ce35" table:formula="of:=IF([.DX$3]=&quot;&quot;;&quot;&quot;;(IF(OR([.DX20]=&quot;&quot;;[.DX20]=0);0;1)))">
            <text:p/>
          </table:table-cell>
          <table:table-cell table:style-name="ce35" table:formula="of:=IF([.DY$3]=&quot;&quot;;&quot;&quot;;(IF(OR([.DY20]=&quot;&quot;;[.DY20]=0);0;1)))">
            <text:p/>
          </table:table-cell>
          <table:table-cell table:style-name="ce35" table:formula="of:=IF([.DZ$3]=&quot;&quot;;&quot;&quot;;(IF(OR([.DZ20]=&quot;&quot;;[.DZ20]=0);0;1)))">
            <text:p/>
          </table:table-cell>
          <table:table-cell table:style-name="ce35" table:formula="of:=IF([.EA$3]=&quot;&quot;;&quot;&quot;;(IF(OR([.EA20]=&quot;&quot;;[.EA20]=0);0;1)))">
            <text:p/>
          </table:table-cell>
          <table:table-cell table:style-name="ce35" table:formula="of:=IF([.EB$3]=&quot;&quot;;&quot;&quot;;(IF(OR([.EB20]=&quot;&quot;;[.EB20]=0);0;1)))">
            <text:p/>
          </table:table-cell>
          <table:table-cell table:style-name="ce35" table:formula="of:=IF([.EC$3]=&quot;&quot;;&quot;&quot;;(IF(OR([.EC20]=&quot;&quot;;[.EC20]=0);0;1)))">
            <text:p/>
          </table:table-cell>
          <table:table-cell table:style-name="ce35" table:formula="of:=IF([.ED$3]=&quot;&quot;;&quot;&quot;;(IF(OR([.ED20]=&quot;&quot;;[.ED20]=0);0;1)))">
            <text:p/>
          </table:table-cell>
          <table:table-cell table:style-name="ce35" table:formula="of:=IF([.EE$3]=&quot;&quot;;&quot;&quot;;(IF(OR([.EE20]=&quot;&quot;;[.EE20]=0);0;1)))">
            <text:p/>
          </table:table-cell>
          <table:table-cell table:style-name="ce35" table:formula="of:=IF([.EF$3]=&quot;&quot;;&quot;&quot;;(IF(OR([.EF20]=&quot;&quot;;[.EF20]=0);0;1)))">
            <text:p/>
          </table:table-cell>
          <table:table-cell table:style-name="ce35" table:formula="of:=IF([.EG$3]=&quot;&quot;;&quot;&quot;;(IF(OR([.EG20]=&quot;&quot;;[.EG20]=0);0;1)))">
            <text:p/>
          </table:table-cell>
          <table:table-cell table:style-name="ce35" table:formula="of:=IF([.EH$3]=&quot;&quot;;&quot;&quot;;(IF(OR([.EH20]=&quot;&quot;;[.EH20]=0);0;1)))">
            <text:p/>
          </table:table-cell>
          <table:table-cell table:style-name="ce35" table:formula="of:=IF([.EI$3]=&quot;&quot;;&quot;&quot;;(IF(OR([.EI20]=&quot;&quot;;[.EI20]=0);0;1)))">
            <text:p/>
          </table:table-cell>
          <table:table-cell table:style-name="ce35" table:formula="of:=IF([.EJ$3]=&quot;&quot;;&quot;&quot;;(IF(OR([.EJ20]=&quot;&quot;;[.EJ20]=0);0;1)))">
            <text:p/>
          </table:table-cell>
          <table:table-cell table:style-name="ce35" table:formula="of:=IF([.EK$3]=&quot;&quot;;&quot;&quot;;(IF(OR([.EK20]=&quot;&quot;;[.EK20]=0);0;1)))">
            <text:p/>
          </table:table-cell>
          <table:table-cell table:style-name="ce35" table:formula="of:=IF([.EL$3]=&quot;&quot;;&quot;&quot;;(IF(OR([.EL20]=&quot;&quot;;[.EL20]=0);0;1)))">
            <text:p/>
          </table:table-cell>
          <table:table-cell table:style-name="ce35" table:formula="of:=IF([.EM$3]=&quot;&quot;;&quot;&quot;;(IF(OR([.EM20]=&quot;&quot;;[.EM20]=0);0;1)))">
            <text:p/>
          </table:table-cell>
          <table:table-cell table:style-name="ce35" table:formula="of:=IF([.EN$3]=&quot;&quot;;&quot;&quot;;(IF(OR([.EN20]=&quot;&quot;;[.EN20]=0);0;1)))">
            <text:p/>
          </table:table-cell>
          <table:table-cell table:style-name="ce35" table:formula="of:=IF([.EO$3]=&quot;&quot;;&quot;&quot;;(IF(OR([.EO20]=&quot;&quot;;[.EO20]=0);0;1)))">
            <text:p/>
          </table:table-cell>
          <table:table-cell table:style-name="ce35" table:formula="of:=IF([.EP$3]=&quot;&quot;;&quot;&quot;;(IF(OR([.EP20]=&quot;&quot;;[.EP20]=0);0;1)))">
            <text:p/>
          </table:table-cell>
          <table:table-cell table:style-name="ce35" table:formula="of:=IF([.EQ$3]=&quot;&quot;;&quot;&quot;;(IF(OR([.EQ20]=&quot;&quot;;[.EQ20]=0);0;1)))">
            <text:p/>
          </table:table-cell>
          <table:table-cell table:style-name="ce35" table:formula="of:=IF([.ER$3]=&quot;&quot;;&quot;&quot;;(IF(OR([.ER20]=&quot;&quot;;[.ER20]=0);0;1)))">
            <text:p/>
          </table:table-cell>
          <table:table-cell table:style-name="ce35" table:formula="of:=IF([.ES$3]=&quot;&quot;;&quot;&quot;;(IF(OR([.ES20]=&quot;&quot;;[.ES20]=0);0;1)))">
            <text:p/>
          </table:table-cell>
          <table:table-cell table:style-name="ce35" table:formula="of:=IF([.ET$3]=&quot;&quot;;&quot;&quot;;(IF(OR([.ET20]=&quot;&quot;;[.ET20]=0);0;1)))">
            <text:p/>
          </table:table-cell>
          <table:table-cell table:style-name="ce35" table:formula="of:=IF([.EU$3]=&quot;&quot;;&quot;&quot;;(IF(OR([.EU20]=&quot;&quot;;[.EU20]=0);0;1)))">
            <text:p/>
          </table:table-cell>
          <table:table-cell table:style-name="ce35" table:formula="of:=IF([.EV$3]=&quot;&quot;;&quot;&quot;;(IF(OR([.EV20]=&quot;&quot;;[.EV20]=0);0;1)))">
            <text:p/>
          </table:table-cell>
          <table:table-cell table:style-name="ce35" table:formula="of:=IF([.EW$3]=&quot;&quot;;&quot;&quot;;(IF(OR([.EW20]=&quot;&quot;;[.EW20]=0);0;1)))">
            <text:p/>
          </table:table-cell>
          <table:table-cell table:style-name="ce35" table:formula="of:=IF([.EX$3]=&quot;&quot;;&quot;&quot;;(IF(OR([.EX20]=&quot;&quot;;[.EX20]=0);0;1)))">
            <text:p/>
          </table:table-cell>
          <table:table-cell table:style-name="ce35" table:formula="of:=IF([.EY$3]=&quot;&quot;;&quot;&quot;;(IF(OR([.EY20]=&quot;&quot;;[.EY20]=0);0;1)))">
            <text:p/>
          </table:table-cell>
          <table:table-cell table:style-name="ce35" table:formula="of:=IF([.EZ$3]=&quot;&quot;;&quot;&quot;;(IF(OR([.EZ20]=&quot;&quot;;[.EZ20]=0);0;1)))">
            <text:p/>
          </table:table-cell>
          <table:table-cell table:style-name="ce35" table:formula="of:=IF([.FA$3]=&quot;&quot;;&quot;&quot;;(IF(OR([.FA20]=&quot;&quot;;[.FA20]=0);0;1)))">
            <text:p/>
          </table:table-cell>
          <table:table-cell table:style-name="ce35" table:formula="of:=IF([.FB$3]=&quot;&quot;;&quot;&quot;;(IF(OR([.FB20]=&quot;&quot;;[.FB20]=0);0;1)))">
            <text:p/>
          </table:table-cell>
          <table:table-cell table:style-name="ce35" table:formula="of:=IF([.FC$3]=&quot;&quot;;&quot;&quot;;(IF(OR([.FC20]=&quot;&quot;;[.FC20]=0);0;1)))">
            <text:p/>
          </table:table-cell>
          <table:table-cell table:style-name="ce35" table:formula="of:=IF([.FD$3]=&quot;&quot;;&quot;&quot;;(IF(OR([.FD20]=&quot;&quot;;[.FD20]=0);0;1)))">
            <text:p/>
          </table:table-cell>
          <table:table-cell table:style-name="ce35" table:formula="of:=IF([.FE$3]=&quot;&quot;;&quot;&quot;;(IF(OR([.FE20]=&quot;&quot;;[.FE20]=0);0;1)))">
            <text:p/>
          </table:table-cell>
          <table:table-cell table:style-name="ce35" table:formula="of:=IF([.FF$3]=&quot;&quot;;&quot;&quot;;(IF(OR([.FF20]=&quot;&quot;;[.FF20]=0);0;1)))">
            <text:p/>
          </table:table-cell>
          <table:table-cell table:style-name="ce35" table:formula="of:=IF([.FG$3]=&quot;&quot;;&quot;&quot;;(IF(OR([.FG20]=&quot;&quot;;[.FG20]=0);0;1)))">
            <text:p/>
          </table:table-cell>
          <table:table-cell table:style-name="ce35" table:formula="of:=IF([.FH$3]=&quot;&quot;;&quot;&quot;;(IF(OR([.FH20]=&quot;&quot;;[.FH20]=0);0;1)))">
            <text:p/>
          </table:table-cell>
          <table:table-cell table:style-name="ce35" table:formula="of:=IF([.FI$3]=&quot;&quot;;&quot;&quot;;(IF(OR([.FI20]=&quot;&quot;;[.FI20]=0);0;1)))">
            <text:p/>
          </table:table-cell>
          <table:table-cell table:style-name="ce35" table:formula="of:=IF([.FJ$3]=&quot;&quot;;&quot;&quot;;(IF(OR([.FJ20]=&quot;&quot;;[.FJ20]=0);0;1)))">
            <text:p/>
          </table:table-cell>
          <table:table-cell table:style-name="ce35" table:formula="of:=IF([.FK$3]=&quot;&quot;;&quot;&quot;;(IF(OR([.FK20]=&quot;&quot;;[.FK20]=0);0;1)))">
            <text:p/>
          </table:table-cell>
          <table:table-cell table:style-name="ce35" table:formula="of:=IF([.FL$3]=&quot;&quot;;&quot;&quot;;(IF(OR([.FL20]=&quot;&quot;;[.FL20]=0);0;1)))">
            <text:p/>
          </table:table-cell>
          <table:table-cell table:style-name="ce35" table:formula="of:=IF([.FM$3]=&quot;&quot;;&quot;&quot;;(IF(OR([.FM20]=&quot;&quot;;[.FM20]=0);0;1)))">
            <text:p/>
          </table:table-cell>
          <table:table-cell table:style-name="ce35" table:formula="of:=IF([.FN$3]=&quot;&quot;;&quot;&quot;;(IF(OR([.FN20]=&quot;&quot;;[.FN20]=0);0;1)))">
            <text:p/>
          </table:table-cell>
          <table:table-cell table:style-name="ce35" table:formula="of:=IF([.FO$3]=&quot;&quot;;&quot;&quot;;(IF(OR([.FO20]=&quot;&quot;;[.FO20]=0);0;1)))">
            <text:p/>
          </table:table-cell>
          <table:table-cell table:style-name="ce35" table:formula="of:=IF([.FP$3]=&quot;&quot;;&quot;&quot;;(IF(OR([.FP20]=&quot;&quot;;[.FP20]=0);0;1)))">
            <text:p/>
          </table:table-cell>
          <table:table-cell table:style-name="ce35" table:formula="of:=IF([.FQ$3]=&quot;&quot;;&quot;&quot;;(IF(OR([.FQ20]=&quot;&quot;;[.FQ20]=0);0;1)))">
            <text:p/>
          </table:table-cell>
          <table:table-cell table:style-name="ce35" table:formula="of:=IF([.FR$3]=&quot;&quot;;&quot;&quot;;(IF(OR([.FR20]=&quot;&quot;;[.FR20]=0);0;1)))">
            <text:p/>
          </table:table-cell>
          <table:table-cell table:style-name="ce35" table:formula="of:=IF([.FS$3]=&quot;&quot;;&quot;&quot;;(IF(OR([.FS20]=&quot;&quot;;[.FS20]=0);0;1)))">
            <text:p/>
          </table:table-cell>
          <table:table-cell table:style-name="ce35" table:formula="of:=IF([.FT$3]=&quot;&quot;;&quot;&quot;;(IF(OR([.FT20]=&quot;&quot;;[.FT20]=0);0;1)))">
            <text:p/>
          </table:table-cell>
          <table:table-cell table:style-name="ce35" table:formula="of:=IF([.FU$3]=&quot;&quot;;&quot;&quot;;(IF(OR([.FU20]=&quot;&quot;;[.FU20]=0);0;1)))">
            <text:p/>
          </table:table-cell>
          <table:table-cell table:style-name="ce35" table:formula="of:=IF([.FV$3]=&quot;&quot;;&quot;&quot;;(IF(OR([.FV20]=&quot;&quot;;[.FV20]=0);0;1)))">
            <text:p/>
          </table:table-cell>
          <table:table-cell table:style-name="ce35" table:formula="of:=IF([.FW$3]=&quot;&quot;;&quot;&quot;;(IF(OR([.FW20]=&quot;&quot;;[.FW20]=0);0;1)))">
            <text:p/>
          </table:table-cell>
          <table:table-cell table:style-name="ce35" table:formula="of:=IF([.FX$3]=&quot;&quot;;&quot;&quot;;(IF(OR([.FX20]=&quot;&quot;;[.FX20]=0);0;1)))">
            <text:p/>
          </table:table-cell>
          <table:table-cell table:style-name="ce35" table:formula="of:=IF([.FY$3]=&quot;&quot;;&quot;&quot;;(IF(OR([.FY20]=&quot;&quot;;[.FY20]=0);0;1)))">
            <text:p/>
          </table:table-cell>
          <table:table-cell table:style-name="ce35" table:formula="of:=IF([.FZ$3]=&quot;&quot;;&quot;&quot;;(IF(OR([.FZ20]=&quot;&quot;;[.FZ20]=0);0;1)))">
            <text:p/>
          </table:table-cell>
          <table:table-cell table:style-name="ce35" table:formula="of:=IF([.GA$3]=&quot;&quot;;&quot;&quot;;(IF(OR([.GA20]=&quot;&quot;;[.GA20]=0);0;1)))">
            <text:p/>
          </table:table-cell>
          <table:table-cell table:style-name="ce35" table:formula="of:=IF([.GB$3]=&quot;&quot;;&quot;&quot;;(IF(OR([.GB20]=&quot;&quot;;[.GB20]=0);0;1)))">
            <text:p/>
          </table:table-cell>
          <table:table-cell table:style-name="ce35" table:formula="of:=IF([.GC$3]=&quot;&quot;;&quot;&quot;;(IF(OR([.GC20]=&quot;&quot;;[.GC20]=0);0;1)))">
            <text:p/>
          </table:table-cell>
          <table:table-cell table:style-name="ce35" table:formula="of:=IF([.GD$3]=&quot;&quot;;&quot;&quot;;(IF(OR([.GD20]=&quot;&quot;;[.GD20]=0);0;1)))">
            <text:p/>
          </table:table-cell>
          <table:table-cell table:style-name="ce35" table:formula="of:=IF([.GE$3]=&quot;&quot;;&quot;&quot;;(IF(OR([.GE20]=&quot;&quot;;[.GE20]=0);0;1)))">
            <text:p/>
          </table:table-cell>
          <table:table-cell table:style-name="ce35" table:formula="of:=IF([.GF$3]=&quot;&quot;;&quot;&quot;;(IF(OR([.GF20]=&quot;&quot;;[.GF20]=0);0;1)))">
            <text:p/>
          </table:table-cell>
          <table:table-cell table:style-name="ce35" table:formula="of:=IF([.GG$3]=&quot;&quot;;&quot;&quot;;(IF(OR([.GG20]=&quot;&quot;;[.GG20]=0);0;1)))">
            <text:p/>
          </table:table-cell>
          <table:table-cell table:style-name="ce35" table:formula="of:=IF([.GH$3]=&quot;&quot;;&quot;&quot;;(IF(OR([.GH20]=&quot;&quot;;[.GH20]=0);0;1)))">
            <text:p/>
          </table:table-cell>
          <table:table-cell table:style-name="ce35" table:formula="of:=IF([.GI$3]=&quot;&quot;;&quot;&quot;;(IF(OR([.GI20]=&quot;&quot;;[.GI20]=0);0;1)))">
            <text:p/>
          </table:table-cell>
          <table:table-cell table:style-name="ce35" table:formula="of:=IF([.GJ$3]=&quot;&quot;;&quot;&quot;;(IF(OR([.GJ20]=&quot;&quot;;[.GJ20]=0);0;1)))">
            <text:p/>
          </table:table-cell>
          <table:table-cell table:style-name="ce35" table:formula="of:=IF([.GK$3]=&quot;&quot;;&quot;&quot;;(IF(OR([.GK20]=&quot;&quot;;[.GK20]=0);0;1)))">
            <text:p/>
          </table:table-cell>
          <table:table-cell table:style-name="ce35" table:formula="of:=IF([.GL$3]=&quot;&quot;;&quot;&quot;;(IF(OR([.GL20]=&quot;&quot;;[.GL20]=0);0;1)))">
            <text:p/>
          </table:table-cell>
          <table:table-cell table:style-name="ce35" table:formula="of:=IF([.GM$3]=&quot;&quot;;&quot;&quot;;(IF(OR([.GM20]=&quot;&quot;;[.GM20]=0);0;1)))">
            <text:p/>
          </table:table-cell>
          <table:table-cell table:style-name="ce35" table:formula="of:=IF([.GN$3]=&quot;&quot;;&quot;&quot;;(IF(OR([.GN20]=&quot;&quot;;[.GN20]=0);0;1)))">
            <text:p/>
          </table:table-cell>
          <table:table-cell table:style-name="ce35" table:formula="of:=IF([.GO$3]=&quot;&quot;;&quot;&quot;;(IF(OR([.GO20]=&quot;&quot;;[.GO20]=0);0;1)))">
            <text:p/>
          </table:table-cell>
          <table:table-cell table:style-name="ce35" table:formula="of:=IF([.GP$3]=&quot;&quot;;&quot;&quot;;(IF(OR([.GP20]=&quot;&quot;;[.GP20]=0);0;1)))">
            <text:p/>
          </table:table-cell>
          <table:table-cell table:style-name="ce35" table:formula="of:=IF([.GQ$3]=&quot;&quot;;&quot;&quot;;(IF(OR([.GQ20]=&quot;&quot;;[.GQ20]=0);0;1)))">
            <text:p/>
          </table:table-cell>
          <table:table-cell table:style-name="ce35" table:formula="of:=IF([.GR$3]=&quot;&quot;;&quot;&quot;;(IF(OR([.GR20]=&quot;&quot;;[.GR20]=0);0;1)))">
            <text:p/>
          </table:table-cell>
          <table:table-cell table:style-name="ce35" table:formula="of:=IF([.GS$3]=&quot;&quot;;&quot;&quot;;(IF(OR([.GS20]=&quot;&quot;;[.GS20]=0);0;1)))">
            <text:p/>
          </table:table-cell>
          <table:table-cell table:style-name="ce35" table:formula="of:=IF([.GT$3]=&quot;&quot;;&quot;&quot;;(IF(OR([.GT20]=&quot;&quot;;[.GT20]=0);0;1)))">
            <text:p/>
          </table:table-cell>
          <table:table-cell table:style-name="ce35" table:formula="of:=IF([.GU$3]=&quot;&quot;;&quot;&quot;;(IF(OR([.GU20]=&quot;&quot;;[.GU20]=0);0;1)))">
            <text:p/>
          </table:table-cell>
          <table:table-cell table:style-name="ce35" table:formula="of:=IF([.GV$3]=&quot;&quot;;&quot;&quot;;(IF(OR([.GV20]=&quot;&quot;;[.GV20]=0);0;1)))">
            <text:p/>
          </table:table-cell>
          <table:table-cell table:style-name="ce35" table:formula="of:=IF([.GW$3]=&quot;&quot;;&quot;&quot;;(IF(OR([.GW20]=&quot;&quot;;[.GW20]=0);0;1)))">
            <text:p/>
          </table:table-cell>
          <table:table-cell table:style-name="ce35" table:formula="of:=IF([.GX$3]=&quot;&quot;;&quot;&quot;;(IF(OR([.GX20]=&quot;&quot;;[.GX20]=0);0;1)))">
            <text:p/>
          </table:table-cell>
          <table:table-cell table:style-name="ce35" table:formula="of:=IF([.GY$3]=&quot;&quot;;&quot;&quot;;(IF(OR([.GY20]=&quot;&quot;;[.GY20]=0);0;1)))">
            <text:p/>
          </table:table-cell>
          <table:table-cell table:style-name="ce35" table:formula="of:=IF([.GZ$3]=&quot;&quot;;&quot;&quot;;(IF(OR([.GZ20]=&quot;&quot;;[.GZ20]=0);0;1)))">
            <text:p/>
          </table:table-cell>
          <table:table-cell table:style-name="ce35" table:formula="of:=IF([.HA$3]=&quot;&quot;;&quot;&quot;;(IF(OR([.HA20]=&quot;&quot;;[.HA20]=0);0;1)))">
            <text:p/>
          </table:table-cell>
          <table:table-cell table:style-name="ce35" table:formula="of:=IF([.HB$3]=&quot;&quot;;&quot;&quot;;(IF(OR([.HB20]=&quot;&quot;;[.HB20]=0);0;1)))">
            <text:p/>
          </table:table-cell>
          <table:table-cell table:style-name="ce35" table:formula="of:=IF([.HC$3]=&quot;&quot;;&quot;&quot;;(IF(OR([.HC20]=&quot;&quot;;[.HC20]=0);0;1)))">
            <text:p/>
          </table:table-cell>
          <table:table-cell table:style-name="ce35" table:formula="of:=IF([.HD$3]=&quot;&quot;;&quot;&quot;;(IF(OR([.HD20]=&quot;&quot;;[.HD20]=0);0;1)))">
            <text:p/>
          </table:table-cell>
          <table:table-cell table:style-name="ce35" table:formula="of:=IF([.HE$3]=&quot;&quot;;&quot;&quot;;(IF(OR([.HE20]=&quot;&quot;;[.HE20]=0);0;1)))">
            <text:p/>
          </table:table-cell>
          <table:table-cell table:style-name="ce35" table:formula="of:=IF([.HF$3]=&quot;&quot;;&quot;&quot;;(IF(OR([.HF20]=&quot;&quot;;[.HF20]=0);0;1)))">
            <text:p/>
          </table:table-cell>
          <table:table-cell table:style-name="ce35" table:formula="of:=IF([.HG$3]=&quot;&quot;;&quot;&quot;;(IF(OR([.HG20]=&quot;&quot;;[.HG20]=0);0;1)))">
            <text:p/>
          </table:table-cell>
          <table:table-cell table:style-name="ce35" table:formula="of:=IF([.HH$3]=&quot;&quot;;&quot;&quot;;(IF(OR([.HH20]=&quot;&quot;;[.HH20]=0);0;1)))">
            <text:p/>
          </table:table-cell>
          <table:table-cell table:style-name="ce35" table:formula="of:=IF([.HI$3]=&quot;&quot;;&quot;&quot;;(IF(OR([.HI20]=&quot;&quot;;[.HI20]=0);0;1)))">
            <text:p/>
          </table:table-cell>
          <table:table-cell table:style-name="ce35" table:formula="of:=IF([.HJ$3]=&quot;&quot;;&quot;&quot;;(IF(OR([.HJ20]=&quot;&quot;;[.HJ20]=0);0;1)))">
            <text:p/>
          </table:table-cell>
          <table:table-cell table:style-name="ce35" table:formula="of:=IF([.HK$3]=&quot;&quot;;&quot;&quot;;(IF(OR([.HK20]=&quot;&quot;;[.HK20]=0);0;1)))">
            <text:p/>
          </table:table-cell>
          <table:table-cell table:style-name="ce35" table:formula="of:=IF([.HL$3]=&quot;&quot;;&quot;&quot;;(IF(OR([.HL20]=&quot;&quot;;[.HL20]=0);0;1)))">
            <text:p/>
          </table:table-cell>
          <table:table-cell table:style-name="ce35" table:formula="of:=IF([.HM$3]=&quot;&quot;;&quot;&quot;;(IF(OR([.HM20]=&quot;&quot;;[.HM20]=0);0;1)))">
            <text:p/>
          </table:table-cell>
          <table:table-cell table:style-name="ce35" table:formula="of:=IF([.HN$3]=&quot;&quot;;&quot;&quot;;(IF(OR([.HN20]=&quot;&quot;;[.HN20]=0);0;1)))">
            <text:p/>
          </table:table-cell>
          <table:table-cell table:style-name="ce35" table:formula="of:=IF([.HO$3]=&quot;&quot;;&quot;&quot;;(IF(OR([.HO20]=&quot;&quot;;[.HO20]=0);0;1)))">
            <text:p/>
          </table:table-cell>
          <table:table-cell table:style-name="ce35" table:formula="of:=IF([.HP$3]=&quot;&quot;;&quot;&quot;;(IF(OR([.HP20]=&quot;&quot;;[.HP20]=0);0;1)))">
            <text:p/>
          </table:table-cell>
          <table:table-cell table:style-name="ce35" table:formula="of:=IF([.HQ$3]=&quot;&quot;;&quot;&quot;;(IF(OR([.HQ20]=&quot;&quot;;[.HQ20]=0);0;1)))">
            <text:p/>
          </table:table-cell>
          <table:table-cell table:style-name="ce35" table:formula="of:=IF([.HR$3]=&quot;&quot;;&quot;&quot;;(IF(OR([.HR20]=&quot;&quot;;[.HR20]=0);0;1)))">
            <text:p/>
          </table:table-cell>
          <table:table-cell table:style-name="ce35" table:formula="of:=IF([.HS$3]=&quot;&quot;;&quot;&quot;;(IF(OR([.HS20]=&quot;&quot;;[.HS20]=0);0;1)))">
            <text:p/>
          </table:table-cell>
          <table:table-cell table:style-name="ce35" table:formula="of:=IF([.HT$3]=&quot;&quot;;&quot;&quot;;(IF(OR([.HT20]=&quot;&quot;;[.HT20]=0);0;1)))">
            <text:p/>
          </table:table-cell>
          <table:table-cell table:style-name="ce35" table:formula="of:=IF([.HU$3]=&quot;&quot;;&quot;&quot;;(IF(OR([.HU20]=&quot;&quot;;[.HU20]=0);0;1)))">
            <text:p/>
          </table:table-cell>
          <table:table-cell table:style-name="ce35" table:formula="of:=IF([.HV$3]=&quot;&quot;;&quot;&quot;;(IF(OR([.HV20]=&quot;&quot;;[.HV20]=0);0;1)))">
            <text:p/>
          </table:table-cell>
          <table:table-cell table:style-name="ce35" table:formula="of:=IF([.HW$3]=&quot;&quot;;&quot;&quot;;(IF(OR([.HW20]=&quot;&quot;;[.HW20]=0);0;1)))">
            <text:p/>
          </table:table-cell>
          <table:table-cell table:style-name="ce35" table:formula="of:=IF([.HX$3]=&quot;&quot;;&quot;&quot;;(IF(OR([.HX20]=&quot;&quot;;[.HX20]=0);0;1)))">
            <text:p/>
          </table:table-cell>
          <table:table-cell table:style-name="ce35" table:formula="of:=IF([.HY$3]=&quot;&quot;;&quot;&quot;;(IF(OR([.HY20]=&quot;&quot;;[.HY20]=0);0;1)))">
            <text:p/>
          </table:table-cell>
          <table:table-cell table:style-name="ce35" table:formula="of:=IF([.HZ$3]=&quot;&quot;;&quot;&quot;;(IF(OR([.HZ20]=&quot;&quot;;[.HZ20]=0);0;1)))">
            <text:p/>
          </table:table-cell>
          <table:table-cell table:style-name="ce35" table:formula="of:=IF([.IA$3]=&quot;&quot;;&quot;&quot;;(IF(OR([.IA20]=&quot;&quot;;[.IA20]=0);0;1)))">
            <text:p/>
          </table:table-cell>
          <table:table-cell table:style-name="ce35" table:formula="of:=IF([.IB$3]=&quot;&quot;;&quot;&quot;;(IF(OR([.IB20]=&quot;&quot;;[.IB20]=0);0;1)))">
            <text:p/>
          </table:table-cell>
          <table:table-cell table:style-name="ce35" table:formula="of:=IF([.IC$3]=&quot;&quot;;&quot;&quot;;(IF(OR([.IC20]=&quot;&quot;;[.IC20]=0);0;1)))">
            <text:p/>
          </table:table-cell>
          <table:table-cell table:style-name="ce35" table:formula="of:=IF([.ID$3]=&quot;&quot;;&quot;&quot;;(IF(OR([.ID20]=&quot;&quot;;[.ID20]=0);0;1)))">
            <text:p/>
          </table:table-cell>
          <table:table-cell table:style-name="ce35" table:formula="of:=IF([.IE$3]=&quot;&quot;;&quot;&quot;;(IF(OR([.IE20]=&quot;&quot;;[.IE20]=0);0;1)))">
            <text:p/>
          </table:table-cell>
          <table:table-cell table:style-name="ce35" table:formula="of:=IF([.IF$3]=&quot;&quot;;&quot;&quot;;(IF(OR([.IF20]=&quot;&quot;;[.IF20]=0);0;1)))">
            <text:p/>
          </table:table-cell>
          <table:table-cell table:style-name="ce35" table:formula="of:=IF([.IG$3]=&quot;&quot;;&quot;&quot;;(IF(OR([.IG20]=&quot;&quot;;[.IG20]=0);0;1)))">
            <text:p/>
          </table:table-cell>
          <table:table-cell table:style-name="ce35" table:formula="of:=IF([.IH$3]=&quot;&quot;;&quot;&quot;;(IF(OR([.IH20]=&quot;&quot;;[.IH20]=0);0;1)))">
            <text:p/>
          </table:table-cell>
          <table:table-cell table:style-name="ce35" table:formula="of:=IF([.II$3]=&quot;&quot;;&quot;&quot;;(IF(OR([.II20]=&quot;&quot;;[.II20]=0);0;1)))">
            <text:p/>
          </table:table-cell>
          <table:table-cell table:style-name="ce35" table:formula="of:=IF([.IJ$3]=&quot;&quot;;&quot;&quot;;(IF(OR([.IJ20]=&quot;&quot;;[.IJ20]=0);0;1)))">
            <text:p/>
          </table:table-cell>
          <table:table-cell table:style-name="ce35" table:formula="of:=IF([.IK$3]=&quot;&quot;;&quot;&quot;;(IF(OR([.IK20]=&quot;&quot;;[.IK20]=0);0;1)))">
            <text:p/>
          </table:table-cell>
          <table:table-cell table:style-name="ce35" table:formula="of:=IF([.IL$3]=&quot;&quot;;&quot;&quot;;(IF(OR([.IL20]=&quot;&quot;;[.IL20]=0);0;1)))">
            <text:p/>
          </table:table-cell>
          <table:table-cell table:style-name="ce35" table:formula="of:=IF([.IM$3]=&quot;&quot;;&quot;&quot;;(IF(OR([.IM20]=&quot;&quot;;[.IM20]=0);0;1)))">
            <text:p/>
          </table:table-cell>
          <table:table-cell table:style-name="ce35" table:formula="of:=IF([.IN$3]=&quot;&quot;;&quot;&quot;;(IF(OR([.IN20]=&quot;&quot;;[.IN20]=0);0;1)))">
            <text:p/>
          </table:table-cell>
          <table:table-cell table:style-name="ce35" table:formula="of:=IF([.IO$3]=&quot;&quot;;&quot;&quot;;(IF(OR([.IO20]=&quot;&quot;;[.IO20]=0);0;1)))">
            <text:p/>
          </table:table-cell>
          <table:table-cell table:style-name="ce35" table:formula="of:=IF([.IP$3]=&quot;&quot;;&quot;&quot;;(IF(OR([.IP20]=&quot;&quot;;[.IP20]=0);0;1)))">
            <text:p/>
          </table:table-cell>
          <table:table-cell table:style-name="ce35" table:formula="of:=IF([.IQ$3]=&quot;&quot;;&quot;&quot;;(IF(OR([.IQ20]=&quot;&quot;;[.IQ20]=0);0;1)))">
            <text:p/>
          </table:table-cell>
          <table:table-cell table:style-name="ce35" table:formula="of:=IF([.IR$3]=&quot;&quot;;&quot;&quot;;(IF(OR([.IR20]=&quot;&quot;;[.IR20]=0);0;1)))">
            <text:p/>
          </table:table-cell>
          <table:table-cell table:style-name="ce35" table:formula="of:=IF([.IS$3]=&quot;&quot;;&quot;&quot;;(IF(OR([.IS20]=&quot;&quot;;[.IS20]=0);0;1)))">
            <text:p/>
          </table:table-cell>
          <table:table-cell table:style-name="ce35" table:formula="of:=IF([.IT$3]=&quot;&quot;;&quot;&quot;;(IF(OR([.IT20]=&quot;&quot;;[.IT20]=0);0;1)))">
            <text:p/>
          </table:table-cell>
          <table:table-cell table:style-name="ce35" table:formula="of:=IF([.IU$3]=&quot;&quot;;&quot;&quot;;(IF(OR([.IU20]=&quot;&quot;;[.IU20]=0);0;1)))">
            <text:p/>
          </table:table-cell>
          <table:table-cell table:style-name="ce35" table:formula="of:=IF([.IV$3]=&quot;&quot;;&quot;&quot;;(IF(OR([.IV20]=&quot;&quot;;[.IV20]=0);0;1)))">
            <text:p/>
          </table:table-cell>
          <table:table-cell table:style-name="ce35" table:formula="of:=IF([.IW$3]=&quot;&quot;;&quot;&quot;;(IF(OR([.IW20]=&quot;&quot;;[.IW20]=0);0;1)))">
            <text:p/>
          </table:table-cell>
          <table:table-cell table:style-name="ce35" table:formula="of:=IF([.IX$3]=&quot;&quot;;&quot;&quot;;(IF(OR([.IX20]=&quot;&quot;;[.IX20]=0);0;1)))">
            <text:p/>
          </table:table-cell>
          <table:table-cell table:style-name="ce35" table:formula="of:=IF([.IY$3]=&quot;&quot;;&quot;&quot;;(IF(OR([.IY20]=&quot;&quot;;[.IY20]=0);0;1)))">
            <text:p/>
          </table:table-cell>
          <table:table-cell table:style-name="ce35" table:formula="of:=IF([.IZ$3]=&quot;&quot;;&quot;&quot;;(IF(OR([.IZ20]=&quot;&quot;;[.IZ20]=0);0;1)))">
            <text:p/>
          </table:table-cell>
          <table:table-cell table:style-name="ce35" table:formula="of:=IF([.JA$3]=&quot;&quot;;&quot;&quot;;(IF(OR([.JA20]=&quot;&quot;;[.JA20]=0);0;1)))">
            <text:p/>
          </table:table-cell>
          <table:table-cell table:style-name="ce35" table:formula="of:=IF([.JB$3]=&quot;&quot;;&quot;&quot;;(IF(OR([.JB20]=&quot;&quot;;[.JB20]=0);0;1)))">
            <text:p/>
          </table:table-cell>
          <table:table-cell table:style-name="ce35" table:formula="of:=IF([.JC$3]=&quot;&quot;;&quot;&quot;;(IF(OR([.JC20]=&quot;&quot;;[.JC20]=0);0;1)))">
            <text:p/>
          </table:table-cell>
          <table:table-cell table:style-name="ce35" table:formula="of:=IF([.JD$3]=&quot;&quot;;&quot;&quot;;(IF(OR([.JD20]=&quot;&quot;;[.JD20]=0);0;1)))">
            <text:p/>
          </table:table-cell>
          <table:table-cell table:style-name="ce35" table:formula="of:=IF([.JE$3]=&quot;&quot;;&quot;&quot;;(IF(OR([.JE20]=&quot;&quot;;[.JE20]=0);0;1)))">
            <text:p/>
          </table:table-cell>
          <table:table-cell table:style-name="ce35" table:formula="of:=IF([.JF$3]=&quot;&quot;;&quot;&quot;;(IF(OR([.JF20]=&quot;&quot;;[.JF20]=0);0;1)))">
            <text:p/>
          </table:table-cell>
          <table:table-cell table:style-name="ce35" table:formula="of:=IF([.JG$3]=&quot;&quot;;&quot;&quot;;(IF(OR([.JG20]=&quot;&quot;;[.JG20]=0);0;1)))">
            <text:p/>
          </table:table-cell>
          <table:table-cell table:style-name="ce35" table:formula="of:=IF([.JH$3]=&quot;&quot;;&quot;&quot;;(IF(OR([.JH20]=&quot;&quot;;[.JH20]=0);0;1)))">
            <text:p/>
          </table:table-cell>
          <table:table-cell table:style-name="ce35" table:formula="of:=IF([.JI$3]=&quot;&quot;;&quot;&quot;;(IF(OR([.JI20]=&quot;&quot;;[.JI20]=0);0;1)))">
            <text:p/>
          </table:table-cell>
          <table:table-cell table:style-name="ce35" table:formula="of:=IF([.JJ$3]=&quot;&quot;;&quot;&quot;;(IF(OR([.JJ20]=&quot;&quot;;[.JJ20]=0);0;1)))">
            <text:p/>
          </table:table-cell>
          <table:table-cell table:style-name="ce35" table:formula="of:=IF([.JK$3]=&quot;&quot;;&quot;&quot;;(IF(OR([.JK20]=&quot;&quot;;[.JK20]=0);0;1)))">
            <text:p/>
          </table:table-cell>
          <table:table-cell table:style-name="ce35" table:formula="of:=IF([.JL$3]=&quot;&quot;;&quot;&quot;;(IF(OR([.JL20]=&quot;&quot;;[.JL20]=0);0;1)))">
            <text:p/>
          </table:table-cell>
          <table:table-cell table:style-name="ce35" table:formula="of:=IF([.JM$3]=&quot;&quot;;&quot;&quot;;(IF(OR([.JM20]=&quot;&quot;;[.JM20]=0);0;1)))">
            <text:p/>
          </table:table-cell>
          <table:table-cell table:style-name="ce35" table:formula="of:=IF([.JN$3]=&quot;&quot;;&quot;&quot;;(IF(OR([.JN20]=&quot;&quot;;[.JN20]=0);0;1)))">
            <text:p/>
          </table:table-cell>
          <table:table-cell table:style-name="ce35" table:formula="of:=IF([.JO$3]=&quot;&quot;;&quot;&quot;;(IF(OR([.JO20]=&quot;&quot;;[.JO20]=0);0;1)))">
            <text:p/>
          </table:table-cell>
          <table:table-cell table:style-name="ce35" table:formula="of:=IF([.JP$3]=&quot;&quot;;&quot;&quot;;(IF(OR([.JP20]=&quot;&quot;;[.JP20]=0);0;1)))">
            <text:p/>
          </table:table-cell>
          <table:table-cell table:style-name="ce35" table:formula="of:=IF([.JQ$3]=&quot;&quot;;&quot;&quot;;(IF(OR([.JQ20]=&quot;&quot;;[.JQ20]=0);0;1)))">
            <text:p/>
          </table:table-cell>
          <table:table-cell table:style-name="ce35" table:formula="of:=IF([.JR$3]=&quot;&quot;;&quot;&quot;;(IF(OR([.JR20]=&quot;&quot;;[.JR20]=0);0;1)))">
            <text:p/>
          </table:table-cell>
          <table:table-cell table:style-name="ce35" table:formula="of:=IF([.JS$3]=&quot;&quot;;&quot;&quot;;(IF(OR([.JS20]=&quot;&quot;;[.JS20]=0);0;1)))">
            <text:p/>
          </table:table-cell>
          <table:table-cell table:style-name="ce35" table:formula="of:=IF([.JT$3]=&quot;&quot;;&quot;&quot;;(IF(OR([.JT20]=&quot;&quot;;[.JT20]=0);0;1)))">
            <text:p/>
          </table:table-cell>
          <table:table-cell table:style-name="ce35" table:formula="of:=IF([.JU$3]=&quot;&quot;;&quot;&quot;;(IF(OR([.JU20]=&quot;&quot;;[.JU20]=0);0;1)))">
            <text:p/>
          </table:table-cell>
          <table:table-cell table:style-name="ce35" table:formula="of:=IF([.JV$3]=&quot;&quot;;&quot;&quot;;(IF(OR([.JV20]=&quot;&quot;;[.JV20]=0);0;1)))">
            <text:p/>
          </table:table-cell>
          <table:table-cell table:style-name="ce35" table:formula="of:=IF([.JW$3]=&quot;&quot;;&quot;&quot;;(IF(OR([.JW20]=&quot;&quot;;[.JW20]=0);0;1)))">
            <text:p/>
          </table:table-cell>
          <table:table-cell table:style-name="ce35" table:formula="of:=IF([.JX$3]=&quot;&quot;;&quot;&quot;;(IF(OR([.JX20]=&quot;&quot;;[.JX20]=0);0;1)))">
            <text:p/>
          </table:table-cell>
          <table:table-cell table:style-name="ce35" table:formula="of:=IF([.JY$3]=&quot;&quot;;&quot;&quot;;(IF(OR([.JY20]=&quot;&quot;;[.JY20]=0);0;1)))">
            <text:p/>
          </table:table-cell>
          <table:table-cell table:style-name="ce35" table:formula="of:=IF([.JZ$3]=&quot;&quot;;&quot;&quot;;(IF(OR([.JZ20]=&quot;&quot;;[.JZ20]=0);0;1)))">
            <text:p/>
          </table:table-cell>
          <table:table-cell table:style-name="ce35" table:formula="of:=IF([.KA$3]=&quot;&quot;;&quot;&quot;;(IF(OR([.KA20]=&quot;&quot;;[.KA20]=0);0;1)))">
            <text:p/>
          </table:table-cell>
          <table:table-cell table:style-name="ce35" table:formula="of:=IF([.KB$3]=&quot;&quot;;&quot;&quot;;(IF(OR([.KB20]=&quot;&quot;;[.KB20]=0);0;1)))">
            <text:p/>
          </table:table-cell>
          <table:table-cell table:style-name="ce35" table:formula="of:=IF([.KC$3]=&quot;&quot;;&quot;&quot;;(IF(OR([.KC20]=&quot;&quot;;[.KC20]=0);0;1)))">
            <text:p/>
          </table:table-cell>
          <table:table-cell table:style-name="ce35" table:formula="of:=IF([.KD$3]=&quot;&quot;;&quot;&quot;;(IF(OR([.KD20]=&quot;&quot;;[.KD20]=0);0;1)))">
            <text:p/>
          </table:table-cell>
          <table:table-cell table:style-name="ce35" table:formula="of:=IF([.KE$3]=&quot;&quot;;&quot;&quot;;(IF(OR([.KE20]=&quot;&quot;;[.KE20]=0);0;1)))">
            <text:p/>
          </table:table-cell>
          <table:table-cell table:style-name="ce35" table:formula="of:=IF([.KF$3]=&quot;&quot;;&quot;&quot;;(IF(OR([.KF20]=&quot;&quot;;[.KF20]=0);0;1)))">
            <text:p/>
          </table:table-cell>
          <table:table-cell table:style-name="ce35" table:formula="of:=IF([.KG$3]=&quot;&quot;;&quot;&quot;;(IF(OR([.KG20]=&quot;&quot;;[.KG20]=0);0;1)))">
            <text:p/>
          </table:table-cell>
          <table:table-cell table:style-name="ce35" table:formula="of:=IF([.KH$3]=&quot;&quot;;&quot;&quot;;(IF(OR([.KH20]=&quot;&quot;;[.KH20]=0);0;1)))">
            <text:p/>
          </table:table-cell>
          <table:table-cell table:style-name="ce35" table:formula="of:=IF([.KI$3]=&quot;&quot;;&quot;&quot;;(IF(OR([.KI20]=&quot;&quot;;[.KI20]=0);0;1)))">
            <text:p/>
          </table:table-cell>
          <table:table-cell table:style-name="ce35" table:formula="of:=IF([.KJ$3]=&quot;&quot;;&quot;&quot;;(IF(OR([.KJ20]=&quot;&quot;;[.KJ20]=0);0;1)))">
            <text:p/>
          </table:table-cell>
          <table:table-cell table:style-name="ce35" table:formula="of:=IF([.KK$3]=&quot;&quot;;&quot;&quot;;(IF(OR([.KK20]=&quot;&quot;;[.KK20]=0);0;1)))">
            <text:p/>
          </table:table-cell>
          <table:table-cell table:style-name="ce35" table:formula="of:=IF([.KL$3]=&quot;&quot;;&quot;&quot;;(IF(OR([.KL20]=&quot;&quot;;[.KL20]=0);0;1)))">
            <text:p/>
          </table:table-cell>
          <table:table-cell table:style-name="ce35" table:formula="of:=IF([.KM$3]=&quot;&quot;;&quot;&quot;;(IF(OR([.KM20]=&quot;&quot;;[.KM20]=0);0;1)))">
            <text:p/>
          </table:table-cell>
          <table:table-cell table:style-name="ce35" table:formula="of:=IF([.KN$3]=&quot;&quot;;&quot;&quot;;(IF(OR([.KN20]=&quot;&quot;;[.KN20]=0);0;1)))">
            <text:p/>
          </table:table-cell>
          <table:table-cell table:style-name="ce35" table:formula="of:=IF([.KO$3]=&quot;&quot;;&quot;&quot;;(IF(OR([.KO20]=&quot;&quot;;[.KO20]=0);0;1)))">
            <text:p/>
          </table:table-cell>
          <table:table-cell table:style-name="ce35" table:formula="of:=IF([.KP$3]=&quot;&quot;;&quot;&quot;;(IF(OR([.KP20]=&quot;&quot;;[.KP20]=0);0;1)))">
            <text:p/>
          </table:table-cell>
          <table:table-cell table:style-name="ce35" table:formula="of:=IF([.KQ$3]=&quot;&quot;;&quot;&quot;;(IF(OR([.KQ20]=&quot;&quot;;[.KQ20]=0);0;1)))">
            <text:p/>
          </table:table-cell>
          <table:table-cell table:style-name="ce35" table:formula="of:=IF([.KR$3]=&quot;&quot;;&quot;&quot;;(IF(OR([.KR20]=&quot;&quot;;[.KR20]=0);0;1)))">
            <text:p/>
          </table:table-cell>
          <table:table-cell table:style-name="ce35" table:formula="of:=IF([.KS$3]=&quot;&quot;;&quot;&quot;;(IF(OR([.KS20]=&quot;&quot;;[.KS20]=0);0;1)))">
            <text:p/>
          </table:table-cell>
          <table:table-cell table:style-name="ce35" table:formula="of:=IF([.KT$3]=&quot;&quot;;&quot;&quot;;(IF(OR([.KT20]=&quot;&quot;;[.KT20]=0);0;1)))">
            <text:p/>
          </table:table-cell>
          <table:table-cell table:style-name="ce35" table:formula="of:=IF([.KU$3]=&quot;&quot;;&quot;&quot;;(IF(OR([.KU20]=&quot;&quot;;[.KU20]=0);0;1)))">
            <text:p/>
          </table:table-cell>
          <table:table-cell table:style-name="ce35" table:formula="of:=IF([.KV$3]=&quot;&quot;;&quot;&quot;;(IF(OR([.KV20]=&quot;&quot;;[.KV20]=0);0;1)))">
            <text:p/>
          </table:table-cell>
          <table:table-cell table:style-name="ce35" table:formula="of:=IF([.KW$3]=&quot;&quot;;&quot;&quot;;(IF(OR([.KW20]=&quot;&quot;;[.KW20]=0);0;1)))">
            <text:p/>
          </table:table-cell>
          <table:table-cell table:style-name="ce35" table:formula="of:=IF([.KX$3]=&quot;&quot;;&quot;&quot;;(IF(OR([.KX20]=&quot;&quot;;[.KX20]=0);0;1)))">
            <text:p/>
          </table:table-cell>
          <table:table-cell table:style-name="ce35" table:formula="of:=IF([.KY$3]=&quot;&quot;;&quot;&quot;;(IF(OR([.KY20]=&quot;&quot;;[.KY20]=0);0;1)))">
            <text:p/>
          </table:table-cell>
          <table:table-cell table:style-name="ce35" table:formula="of:=IF([.KZ$3]=&quot;&quot;;&quot;&quot;;(IF(OR([.KZ20]=&quot;&quot;;[.KZ20]=0);0;1)))">
            <text:p/>
          </table:table-cell>
          <table:table-cell table:style-name="ce35" table:formula="of:=IF([.LA$3]=&quot;&quot;;&quot;&quot;;(IF(OR([.LA20]=&quot;&quot;;[.LA20]=0);0;1)))">
            <text:p/>
          </table:table-cell>
          <table:table-cell table:style-name="ce35" table:formula="of:=IF([.LB$3]=&quot;&quot;;&quot;&quot;;(IF(OR([.LB20]=&quot;&quot;;[.LB20]=0);0;1)))">
            <text:p/>
          </table:table-cell>
          <table:table-cell table:style-name="ce35" table:formula="of:=IF([.LC$3]=&quot;&quot;;&quot;&quot;;(IF(OR([.LC20]=&quot;&quot;;[.LC20]=0);0;1)))">
            <text:p/>
          </table:table-cell>
          <table:table-cell table:style-name="ce35" table:formula="of:=IF([.LD$3]=&quot;&quot;;&quot;&quot;;(IF(OR([.LD20]=&quot;&quot;;[.LD20]=0);0;1)))">
            <text:p/>
          </table:table-cell>
          <table:table-cell table:style-name="ce35" table:formula="of:=IF([.LE$3]=&quot;&quot;;&quot;&quot;;(IF(OR([.LE20]=&quot;&quot;;[.LE20]=0);0;1)))">
            <text:p/>
          </table:table-cell>
          <table:table-cell table:style-name="ce35" table:formula="of:=IF([.LF$3]=&quot;&quot;;&quot;&quot;;(IF(OR([.LF20]=&quot;&quot;;[.LF20]=0);0;1)))">
            <text:p/>
          </table:table-cell>
          <table:table-cell table:style-name="ce35" table:formula="of:=IF([.LG$3]=&quot;&quot;;&quot;&quot;;(IF(OR([.LG20]=&quot;&quot;;[.LG20]=0);0;1)))">
            <text:p/>
          </table:table-cell>
          <table:table-cell table:style-name="ce35" table:formula="of:=IF([.LH$3]=&quot;&quot;;&quot;&quot;;(IF(OR([.LH20]=&quot;&quot;;[.LH20]=0);0;1)))">
            <text:p/>
          </table:table-cell>
          <table:table-cell table:style-name="ce35" table:formula="of:=IF([.LI$3]=&quot;&quot;;&quot;&quot;;(IF(OR([.LI20]=&quot;&quot;;[.LI20]=0);0;1)))">
            <text:p/>
          </table:table-cell>
          <table:table-cell table:style-name="ce35" table:formula="of:=IF([.LJ$3]=&quot;&quot;;&quot;&quot;;(IF(OR([.LJ20]=&quot;&quot;;[.LJ20]=0);0;1)))">
            <text:p/>
          </table:table-cell>
          <table:table-cell table:style-name="ce35" table:formula="of:=IF([.LK$3]=&quot;&quot;;&quot;&quot;;(IF(OR([.LK20]=&quot;&quot;;[.LK20]=0);0;1)))">
            <text:p/>
          </table:table-cell>
          <table:table-cell table:style-name="ce35" table:formula="of:=IF([.LL$3]=&quot;&quot;;&quot;&quot;;(IF(OR([.LL20]=&quot;&quot;;[.LL20]=0);0;1)))">
            <text:p/>
          </table:table-cell>
          <table:table-cell table:style-name="ce35" table:formula="of:=IF([.LM$3]=&quot;&quot;;&quot;&quot;;(IF(OR([.LM20]=&quot;&quot;;[.LM20]=0);0;1)))">
            <text:p/>
          </table:table-cell>
          <table:table-cell table:style-name="ce35" table:formula="of:=IF([.LN$3]=&quot;&quot;;&quot;&quot;;(IF(OR([.LN20]=&quot;&quot;;[.LN20]=0);0;1)))">
            <text:p/>
          </table:table-cell>
          <table:table-cell table:style-name="ce35" table:formula="of:=IF([.LO$3]=&quot;&quot;;&quot;&quot;;(IF(OR([.LO20]=&quot;&quot;;[.LO20]=0);0;1)))">
            <text:p/>
          </table:table-cell>
          <table:table-cell table:style-name="ce35" table:formula="of:=IF([.LP$3]=&quot;&quot;;&quot;&quot;;(IF(OR([.LP20]=&quot;&quot;;[.LP20]=0);0;1)))">
            <text:p/>
          </table:table-cell>
          <table:table-cell table:style-name="ce35" table:formula="of:=IF([.LQ$3]=&quot;&quot;;&quot;&quot;;(IF(OR([.LQ20]=&quot;&quot;;[.LQ20]=0);0;1)))">
            <text:p/>
          </table:table-cell>
          <table:table-cell table:style-name="ce35" table:formula="of:=IF([.LR$3]=&quot;&quot;;&quot;&quot;;(IF(OR([.LR20]=&quot;&quot;;[.LR20]=0);0;1)))">
            <text:p/>
          </table:table-cell>
          <table:table-cell table:style-name="ce35" table:formula="of:=IF([.LS$3]=&quot;&quot;;&quot;&quot;;(IF(OR([.LS20]=&quot;&quot;;[.LS20]=0);0;1)))">
            <text:p/>
          </table:table-cell>
          <table:table-cell table:style-name="ce35" table:formula="of:=IF([.LT$3]=&quot;&quot;;&quot;&quot;;(IF(OR([.LT20]=&quot;&quot;;[.LT20]=0);0;1)))">
            <text:p/>
          </table:table-cell>
          <table:table-cell table:style-name="ce35" table:formula="of:=IF([.LU$3]=&quot;&quot;;&quot;&quot;;(IF(OR([.LU20]=&quot;&quot;;[.LU20]=0);0;1)))">
            <text:p/>
          </table:table-cell>
          <table:table-cell table:style-name="ce35" table:formula="of:=IF([.LV$3]=&quot;&quot;;&quot;&quot;;(IF(OR([.LV20]=&quot;&quot;;[.LV20]=0);0;1)))">
            <text:p/>
          </table:table-cell>
          <table:table-cell table:style-name="ce35" table:formula="of:=IF([.LW$3]=&quot;&quot;;&quot;&quot;;(IF(OR([.LW20]=&quot;&quot;;[.LW20]=0);0;1)))">
            <text:p/>
          </table:table-cell>
          <table:table-cell table:style-name="ce35" table:formula="of:=IF([.LX$3]=&quot;&quot;;&quot;&quot;;(IF(OR([.LX20]=&quot;&quot;;[.LX20]=0);0;1)))">
            <text:p/>
          </table:table-cell>
          <table:table-cell table:style-name="ce35" table:formula="of:=IF([.LY$3]=&quot;&quot;;&quot;&quot;;(IF(OR([.LY20]=&quot;&quot;;[.LY20]=0);0;1)))">
            <text:p/>
          </table:table-cell>
          <table:table-cell table:style-name="ce35" table:formula="of:=IF([.LZ$3]=&quot;&quot;;&quot;&quot;;(IF(OR([.LZ20]=&quot;&quot;;[.LZ20]=0);0;1)))">
            <text:p/>
          </table:table-cell>
          <table:table-cell table:style-name="ce35" table:formula="of:=IF([.MA$3]=&quot;&quot;;&quot;&quot;;(IF(OR([.MA20]=&quot;&quot;;[.MA20]=0);0;1)))">
            <text:p/>
          </table:table-cell>
          <table:table-cell table:style-name="ce35" table:formula="of:=IF([.MB$3]=&quot;&quot;;&quot;&quot;;(IF(OR([.MB20]=&quot;&quot;;[.MB20]=0);0;1)))">
            <text:p/>
          </table:table-cell>
          <table:table-cell table:style-name="ce35" table:formula="of:=IF([.MC$3]=&quot;&quot;;&quot;&quot;;(IF(OR([.MC20]=&quot;&quot;;[.MC20]=0);0;1)))">
            <text:p/>
          </table:table-cell>
          <table:table-cell table:style-name="ce35" table:formula="of:=IF([.MD$3]=&quot;&quot;;&quot;&quot;;(IF(OR([.MD20]=&quot;&quot;;[.MD20]=0);0;1)))">
            <text:p/>
          </table:table-cell>
          <table:table-cell table:style-name="ce35" table:formula="of:=IF([.ME$3]=&quot;&quot;;&quot;&quot;;(IF(OR([.ME20]=&quot;&quot;;[.ME20]=0);0;1)))">
            <text:p/>
          </table:table-cell>
          <table:table-cell table:style-name="ce35" table:formula="of:=IF([.MF$3]=&quot;&quot;;&quot;&quot;;(IF(OR([.MF20]=&quot;&quot;;[.MF20]=0);0;1)))">
            <text:p/>
          </table:table-cell>
          <table:table-cell table:style-name="ce35" table:formula="of:=IF([.MG$3]=&quot;&quot;;&quot;&quot;;(IF(OR([.MG20]=&quot;&quot;;[.MG20]=0);0;1)))">
            <text:p/>
          </table:table-cell>
          <table:table-cell table:style-name="ce35" table:formula="of:=IF([.MH$3]=&quot;&quot;;&quot;&quot;;(IF(OR([.MH20]=&quot;&quot;;[.MH20]=0);0;1)))">
            <text:p/>
          </table:table-cell>
          <table:table-cell table:style-name="ce35" table:formula="of:=IF([.MI$3]=&quot;&quot;;&quot;&quot;;(IF(OR([.MI20]=&quot;&quot;;[.MI20]=0);0;1)))">
            <text:p/>
          </table:table-cell>
          <table:table-cell table:style-name="ce35" table:formula="of:=IF([.MJ$3]=&quot;&quot;;&quot;&quot;;(IF(OR([.MJ20]=&quot;&quot;;[.MJ20]=0);0;1)))">
            <text:p/>
          </table:table-cell>
          <table:table-cell table:style-name="ce35" table:formula="of:=IF([.MK$3]=&quot;&quot;;&quot;&quot;;(IF(OR([.MK20]=&quot;&quot;;[.MK20]=0);0;1)))">
            <text:p/>
          </table:table-cell>
          <table:table-cell table:style-name="ce35" table:formula="of:=IF([.ML$3]=&quot;&quot;;&quot;&quot;;(IF(OR([.ML20]=&quot;&quot;;[.ML20]=0);0;1)))">
            <text:p/>
          </table:table-cell>
          <table:table-cell table:style-name="ce35" table:formula="of:=IF([.MM$3]=&quot;&quot;;&quot;&quot;;(IF(OR([.MM20]=&quot;&quot;;[.MM20]=0);0;1)))">
            <text:p/>
          </table:table-cell>
          <table:table-cell table:style-name="ce35" table:formula="of:=IF([.MN$3]=&quot;&quot;;&quot;&quot;;(IF(OR([.MN20]=&quot;&quot;;[.MN20]=0);0;1)))">
            <text:p/>
          </table:table-cell>
          <table:table-cell table:style-name="ce35" table:formula="of:=IF([.MO$3]=&quot;&quot;;&quot;&quot;;(IF(OR([.MO20]=&quot;&quot;;[.MO20]=0);0;1)))">
            <text:p/>
          </table:table-cell>
          <table:table-cell table:style-name="ce35" table:formula="of:=IF([.MP$3]=&quot;&quot;;&quot;&quot;;(IF(OR([.MP20]=&quot;&quot;;[.MP20]=0);0;1)))">
            <text:p/>
          </table:table-cell>
          <table:table-cell table:style-name="ce35" table:formula="of:=IF([.MQ$3]=&quot;&quot;;&quot;&quot;;(IF(OR([.MQ20]=&quot;&quot;;[.MQ20]=0);0;1)))">
            <text:p/>
          </table:table-cell>
          <table:table-cell table:style-name="ce35" table:formula="of:=IF([.MR$3]=&quot;&quot;;&quot;&quot;;(IF(OR([.MR20]=&quot;&quot;;[.MR20]=0);0;1)))">
            <text:p/>
          </table:table-cell>
          <table:table-cell table:style-name="ce35" table:formula="of:=IF([.MS$3]=&quot;&quot;;&quot;&quot;;(IF(OR([.MS20]=&quot;&quot;;[.MS20]=0);0;1)))">
            <text:p/>
          </table:table-cell>
          <table:table-cell table:style-name="ce35" table:formula="of:=IF([.MT$3]=&quot;&quot;;&quot;&quot;;(IF(OR([.MT20]=&quot;&quot;;[.MT20]=0);0;1)))">
            <text:p/>
          </table:table-cell>
          <table:table-cell table:style-name="ce35" table:formula="of:=IF([.MU$3]=&quot;&quot;;&quot;&quot;;(IF(OR([.MU20]=&quot;&quot;;[.MU20]=0);0;1)))">
            <text:p/>
          </table:table-cell>
          <table:table-cell table:style-name="ce35" table:formula="of:=IF([.MV$3]=&quot;&quot;;&quot;&quot;;(IF(OR([.MV20]=&quot;&quot;;[.MV20]=0);0;1)))">
            <text:p/>
          </table:table-cell>
          <table:table-cell table:style-name="ce35" table:formula="of:=IF([.MW$3]=&quot;&quot;;&quot;&quot;;(IF(OR([.MW20]=&quot;&quot;;[.MW20]=0);0;1)))">
            <text:p/>
          </table:table-cell>
          <table:table-cell table:style-name="ce35" table:formula="of:=IF([.MX$3]=&quot;&quot;;&quot;&quot;;(IF(OR([.MX20]=&quot;&quot;;[.MX20]=0);0;1)))">
            <text:p/>
          </table:table-cell>
          <table:table-cell table:style-name="ce35" table:formula="of:=IF([.MY$3]=&quot;&quot;;&quot;&quot;;(IF(OR([.MY20]=&quot;&quot;;[.MY20]=0);0;1)))">
            <text:p/>
          </table:table-cell>
          <table:table-cell table:style-name="ce35" table:formula="of:=IF([.MZ$3]=&quot;&quot;;&quot;&quot;;(IF(OR([.MZ20]=&quot;&quot;;[.MZ20]=0);0;1)))">
            <text:p/>
          </table:table-cell>
          <table:table-cell table:style-name="ce35" table:formula="of:=IF([.NA$3]=&quot;&quot;;&quot;&quot;;(IF(OR([.NA20]=&quot;&quot;;[.NA20]=0);0;1)))">
            <text:p/>
          </table:table-cell>
          <table:table-cell table:style-name="ce35" table:formula="of:=IF([.NB$3]=&quot;&quot;;&quot;&quot;;(IF(OR([.NB20]=&quot;&quot;;[.NB20]=0);0;1)))">
            <text:p/>
          </table:table-cell>
          <table:table-cell table:style-name="ce35" table:formula="of:=IF([.NC$3]=&quot;&quot;;&quot;&quot;;(IF(OR([.NC20]=&quot;&quot;;[.NC20]=0);0;1)))">
            <text:p/>
          </table:table-cell>
          <table:table-cell table:style-name="ce35" table:formula="of:=IF([.ND$3]=&quot;&quot;;&quot;&quot;;(IF(OR([.ND20]=&quot;&quot;;[.ND20]=0);0;1)))">
            <text:p/>
          </table:table-cell>
          <table:table-cell table:style-name="ce35" table:formula="of:=IF([.NE$3]=&quot;&quot;;&quot;&quot;;(IF(OR([.NE20]=&quot;&quot;;[.NE20]=0);0;1)))">
            <text:p/>
          </table:table-cell>
          <table:table-cell table:style-name="ce35" table:formula="of:=IF([.NF$3]=&quot;&quot;;&quot;&quot;;(IF(OR([.NF20]=&quot;&quot;;[.NF20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21:.B21])" office:value-type="float" office:value="0" calcext:value-type="float">
            <text:p>0</text:p>
          </table:table-cell>
          <table:table-cell table:style-name="ce11" table:formula="of:=IFERROR((LEN([.NG21])-SEARCH(&quot;0[^0]*$&quot;;[.NG21]));LEN([.NG21]))" office:value-type="float" office:value="0" calcext:value-type="float">
            <text:p>0</text:p>
          </table:table-cell>
          <table:table-cell table:style-name="ce5" table:formula="of:=COUNTA([.E21:.NF21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47" table:formula="of:=COM.MICROSOFT.CONCAT([.NH21:.ABI21])">
            <text:p/>
          </table:table-cell>
          <table:table-cell table:style-name="ce46" table:formula="of:=IF([.E$3]=&quot;&quot;;&quot;&quot;;(IF(OR([.E21]=&quot;&quot;;[.E21]=0);0;1)))">
            <text:p/>
          </table:table-cell>
          <table:table-cell table:style-name="ce46" table:formula="of:=IF([.F$3]=&quot;&quot;;&quot;&quot;;(IF(OR([.F21]=&quot;&quot;;[.F21]=0);0;1)))">
            <text:p/>
          </table:table-cell>
          <table:table-cell table:style-name="ce46" table:formula="of:=IF([.G$3]=&quot;&quot;;&quot;&quot;;(IF(OR([.G21]=&quot;&quot;;[.G21]=0);0;1)))">
            <text:p/>
          </table:table-cell>
          <table:table-cell table:style-name="ce46" table:formula="of:=IF([.H$3]=&quot;&quot;;&quot;&quot;;(IF(OR([.H21]=&quot;&quot;;[.H21]=0);0;1)))">
            <text:p/>
          </table:table-cell>
          <table:table-cell table:style-name="ce47" table:formula="of:=IF([.I$3]=&quot;&quot;;&quot;&quot;;(IF(OR([.I21]=&quot;&quot;;[.I21]=0);0;1)))">
            <text:p/>
          </table:table-cell>
          <table:table-cell table:style-name="ce47" table:formula="of:=IF([.J$3]=&quot;&quot;;&quot;&quot;;(IF(OR([.J21]=&quot;&quot;;[.J21]=0);0;1)))">
            <text:p/>
          </table:table-cell>
          <table:table-cell table:style-name="ce47" table:formula="of:=IF([.K$3]=&quot;&quot;;&quot;&quot;;(IF(OR([.K21]=&quot;&quot;;[.K21]=0);0;1)))">
            <text:p/>
          </table:table-cell>
          <table:table-cell table:style-name="ce47" table:formula="of:=IF([.L$3]=&quot;&quot;;&quot;&quot;;(IF(OR([.L21]=&quot;&quot;;[.L21]=0);0;1)))">
            <text:p/>
          </table:table-cell>
          <table:table-cell table:style-name="ce47" table:formula="of:=IF([.M$3]=&quot;&quot;;&quot;&quot;;(IF(OR([.M21]=&quot;&quot;;[.M21]=0);0;1)))">
            <text:p/>
          </table:table-cell>
          <table:table-cell table:style-name="ce47" table:formula="of:=IF([.N$3]=&quot;&quot;;&quot;&quot;;(IF(OR([.N21]=&quot;&quot;;[.N21]=0);0;1)))">
            <text:p/>
          </table:table-cell>
          <table:table-cell table:style-name="ce47" table:formula="of:=IF([.O$3]=&quot;&quot;;&quot;&quot;;(IF(OR([.O21]=&quot;&quot;;[.O21]=0);0;1)))">
            <text:p/>
          </table:table-cell>
          <table:table-cell table:style-name="ce47" table:formula="of:=IF([.P$3]=&quot;&quot;;&quot;&quot;;(IF(OR([.P21]=&quot;&quot;;[.P21]=0);0;1)))">
            <text:p/>
          </table:table-cell>
          <table:table-cell table:style-name="ce47" table:formula="of:=IF([.Q$3]=&quot;&quot;;&quot;&quot;;(IF(OR([.Q21]=&quot;&quot;;[.Q21]=0);0;1)))">
            <text:p/>
          </table:table-cell>
          <table:table-cell table:style-name="ce47" table:formula="of:=IF([.R$3]=&quot;&quot;;&quot;&quot;;(IF(OR([.R21]=&quot;&quot;;[.R21]=0);0;1)))">
            <text:p/>
          </table:table-cell>
          <table:table-cell table:style-name="ce47" table:formula="of:=IF([.S$3]=&quot;&quot;;&quot;&quot;;(IF(OR([.S21]=&quot;&quot;;[.S21]=0);0;1)))">
            <text:p/>
          </table:table-cell>
          <table:table-cell table:style-name="ce47" table:formula="of:=IF([.T$3]=&quot;&quot;;&quot;&quot;;(IF(OR([.T21]=&quot;&quot;;[.T21]=0);0;1)))">
            <text:p/>
          </table:table-cell>
          <table:table-cell table:style-name="ce47" table:formula="of:=IF([.U$3]=&quot;&quot;;&quot;&quot;;(IF(OR([.U21]=&quot;&quot;;[.U21]=0);0;1)))">
            <text:p/>
          </table:table-cell>
          <table:table-cell table:style-name="ce47" table:formula="of:=IF([.V$3]=&quot;&quot;;&quot;&quot;;(IF(OR([.V21]=&quot;&quot;;[.V21]=0);0;1)))">
            <text:p/>
          </table:table-cell>
          <table:table-cell table:style-name="ce47" table:formula="of:=IF([.W$3]=&quot;&quot;;&quot;&quot;;(IF(OR([.W21]=&quot;&quot;;[.W21]=0);0;1)))">
            <text:p/>
          </table:table-cell>
          <table:table-cell table:style-name="ce47" table:formula="of:=IF([.X$3]=&quot;&quot;;&quot;&quot;;(IF(OR([.X21]=&quot;&quot;;[.X21]=0);0;1)))">
            <text:p/>
          </table:table-cell>
          <table:table-cell table:style-name="ce47" table:formula="of:=IF([.Y$3]=&quot;&quot;;&quot;&quot;;(IF(OR([.Y21]=&quot;&quot;;[.Y21]=0);0;1)))">
            <text:p/>
          </table:table-cell>
          <table:table-cell table:style-name="ce47" table:formula="of:=IF([.Z$3]=&quot;&quot;;&quot;&quot;;(IF(OR([.Z21]=&quot;&quot;;[.Z21]=0);0;1)))">
            <text:p/>
          </table:table-cell>
          <table:table-cell table:style-name="ce47" table:formula="of:=IF([.AA$3]=&quot;&quot;;&quot;&quot;;(IF(OR([.AA21]=&quot;&quot;;[.AA21]=0);0;1)))">
            <text:p/>
          </table:table-cell>
          <table:table-cell table:style-name="ce47" table:formula="of:=IF([.AB$3]=&quot;&quot;;&quot;&quot;;(IF(OR([.AB21]=&quot;&quot;;[.AB21]=0);0;1)))">
            <text:p/>
          </table:table-cell>
          <table:table-cell table:style-name="ce47" table:formula="of:=IF([.AC$3]=&quot;&quot;;&quot;&quot;;(IF(OR([.AC21]=&quot;&quot;;[.AC21]=0);0;1)))">
            <text:p/>
          </table:table-cell>
          <table:table-cell table:style-name="ce47" table:formula="of:=IF([.AD$3]=&quot;&quot;;&quot;&quot;;(IF(OR([.AD21]=&quot;&quot;;[.AD21]=0);0;1)))">
            <text:p/>
          </table:table-cell>
          <table:table-cell table:style-name="ce47" table:formula="of:=IF([.AE$3]=&quot;&quot;;&quot;&quot;;(IF(OR([.AE21]=&quot;&quot;;[.AE21]=0);0;1)))">
            <text:p/>
          </table:table-cell>
          <table:table-cell table:style-name="ce47" table:formula="of:=IF([.AF$3]=&quot;&quot;;&quot;&quot;;(IF(OR([.AF21]=&quot;&quot;;[.AF21]=0);0;1)))">
            <text:p/>
          </table:table-cell>
          <table:table-cell table:style-name="ce47" table:formula="of:=IF([.AG$3]=&quot;&quot;;&quot;&quot;;(IF(OR([.AG21]=&quot;&quot;;[.AG21]=0);0;1)))">
            <text:p/>
          </table:table-cell>
          <table:table-cell table:style-name="ce47" table:formula="of:=IF([.AH$3]=&quot;&quot;;&quot;&quot;;(IF(OR([.AH21]=&quot;&quot;;[.AH21]=0);0;1)))">
            <text:p/>
          </table:table-cell>
          <table:table-cell table:style-name="ce47" table:formula="of:=IF([.AI$3]=&quot;&quot;;&quot;&quot;;(IF(OR([.AI21]=&quot;&quot;;[.AI21]=0);0;1)))">
            <text:p/>
          </table:table-cell>
          <table:table-cell table:style-name="ce47" table:formula="of:=IF([.AJ$3]=&quot;&quot;;&quot;&quot;;(IF(OR([.AJ21]=&quot;&quot;;[.AJ21]=0);0;1)))">
            <text:p/>
          </table:table-cell>
          <table:table-cell table:style-name="ce47" table:formula="of:=IF([.AK$3]=&quot;&quot;;&quot;&quot;;(IF(OR([.AK21]=&quot;&quot;;[.AK21]=0);0;1)))">
            <text:p/>
          </table:table-cell>
          <table:table-cell table:style-name="ce47" table:formula="of:=IF([.AL$3]=&quot;&quot;;&quot;&quot;;(IF(OR([.AL21]=&quot;&quot;;[.AL21]=0);0;1)))">
            <text:p/>
          </table:table-cell>
          <table:table-cell table:style-name="ce47" table:formula="of:=IF([.AM$3]=&quot;&quot;;&quot;&quot;;(IF(OR([.AM21]=&quot;&quot;;[.AM21]=0);0;1)))">
            <text:p/>
          </table:table-cell>
          <table:table-cell table:style-name="ce47" table:formula="of:=IF([.AN$3]=&quot;&quot;;&quot;&quot;;(IF(OR([.AN21]=&quot;&quot;;[.AN21]=0);0;1)))">
            <text:p/>
          </table:table-cell>
          <table:table-cell table:style-name="ce47" table:formula="of:=IF([.AO$3]=&quot;&quot;;&quot;&quot;;(IF(OR([.AO21]=&quot;&quot;;[.AO21]=0);0;1)))">
            <text:p/>
          </table:table-cell>
          <table:table-cell table:style-name="ce47" table:formula="of:=IF([.AP$3]=&quot;&quot;;&quot;&quot;;(IF(OR([.AP21]=&quot;&quot;;[.AP21]=0);0;1)))">
            <text:p/>
          </table:table-cell>
          <table:table-cell table:style-name="ce47" table:formula="of:=IF([.AQ$3]=&quot;&quot;;&quot;&quot;;(IF(OR([.AQ21]=&quot;&quot;;[.AQ21]=0);0;1)))">
            <text:p/>
          </table:table-cell>
          <table:table-cell table:style-name="ce47" table:formula="of:=IF([.AR$3]=&quot;&quot;;&quot;&quot;;(IF(OR([.AR21]=&quot;&quot;;[.AR21]=0);0;1)))">
            <text:p/>
          </table:table-cell>
          <table:table-cell table:style-name="ce47" table:formula="of:=IF([.AS$3]=&quot;&quot;;&quot;&quot;;(IF(OR([.AS21]=&quot;&quot;;[.AS21]=0);0;1)))">
            <text:p/>
          </table:table-cell>
          <table:table-cell table:style-name="ce47" table:formula="of:=IF([.AT$3]=&quot;&quot;;&quot;&quot;;(IF(OR([.AT21]=&quot;&quot;;[.AT21]=0);0;1)))">
            <text:p/>
          </table:table-cell>
          <table:table-cell table:style-name="ce47" table:formula="of:=IF([.AU$3]=&quot;&quot;;&quot;&quot;;(IF(OR([.AU21]=&quot;&quot;;[.AU21]=0);0;1)))">
            <text:p/>
          </table:table-cell>
          <table:table-cell table:style-name="ce47" table:formula="of:=IF([.AV$3]=&quot;&quot;;&quot;&quot;;(IF(OR([.AV21]=&quot;&quot;;[.AV21]=0);0;1)))">
            <text:p/>
          </table:table-cell>
          <table:table-cell table:style-name="ce47" table:formula="of:=IF([.AW$3]=&quot;&quot;;&quot;&quot;;(IF(OR([.AW21]=&quot;&quot;;[.AW21]=0);0;1)))">
            <text:p/>
          </table:table-cell>
          <table:table-cell table:style-name="ce47" table:formula="of:=IF([.AX$3]=&quot;&quot;;&quot;&quot;;(IF(OR([.AX21]=&quot;&quot;;[.AX21]=0);0;1)))">
            <text:p/>
          </table:table-cell>
          <table:table-cell table:style-name="ce47" table:formula="of:=IF([.AY$3]=&quot;&quot;;&quot;&quot;;(IF(OR([.AY21]=&quot;&quot;;[.AY21]=0);0;1)))">
            <text:p/>
          </table:table-cell>
          <table:table-cell table:style-name="ce47" table:formula="of:=IF([.AZ$3]=&quot;&quot;;&quot;&quot;;(IF(OR([.AZ21]=&quot;&quot;;[.AZ21]=0);0;1)))">
            <text:p/>
          </table:table-cell>
          <table:table-cell table:style-name="ce47" table:formula="of:=IF([.BA$3]=&quot;&quot;;&quot;&quot;;(IF(OR([.BA21]=&quot;&quot;;[.BA21]=0);0;1)))">
            <text:p/>
          </table:table-cell>
          <table:table-cell table:style-name="ce47" table:formula="of:=IF([.BB$3]=&quot;&quot;;&quot;&quot;;(IF(OR([.BB21]=&quot;&quot;;[.BB21]=0);0;1)))">
            <text:p/>
          </table:table-cell>
          <table:table-cell table:style-name="ce47" table:formula="of:=IF([.BC$3]=&quot;&quot;;&quot;&quot;;(IF(OR([.BC21]=&quot;&quot;;[.BC21]=0);0;1)))">
            <text:p/>
          </table:table-cell>
          <table:table-cell table:style-name="ce47" table:formula="of:=IF([.BD$3]=&quot;&quot;;&quot;&quot;;(IF(OR([.BD21]=&quot;&quot;;[.BD21]=0);0;1)))">
            <text:p/>
          </table:table-cell>
          <table:table-cell table:style-name="ce47" table:formula="of:=IF([.BE$3]=&quot;&quot;;&quot;&quot;;(IF(OR([.BE21]=&quot;&quot;;[.BE21]=0);0;1)))">
            <text:p/>
          </table:table-cell>
          <table:table-cell table:style-name="ce47" table:formula="of:=IF([.BF$3]=&quot;&quot;;&quot;&quot;;(IF(OR([.BF21]=&quot;&quot;;[.BF21]=0);0;1)))">
            <text:p/>
          </table:table-cell>
          <table:table-cell table:style-name="ce47" table:formula="of:=IF([.BG$3]=&quot;&quot;;&quot;&quot;;(IF(OR([.BG21]=&quot;&quot;;[.BG21]=0);0;1)))">
            <text:p/>
          </table:table-cell>
          <table:table-cell table:style-name="ce47" table:formula="of:=IF([.BH$3]=&quot;&quot;;&quot;&quot;;(IF(OR([.BH21]=&quot;&quot;;[.BH21]=0);0;1)))">
            <text:p/>
          </table:table-cell>
          <table:table-cell table:style-name="ce47" table:formula="of:=IF([.BI$3]=&quot;&quot;;&quot;&quot;;(IF(OR([.BI21]=&quot;&quot;;[.BI21]=0);0;1)))">
            <text:p/>
          </table:table-cell>
          <table:table-cell table:style-name="ce47" table:formula="of:=IF([.BJ$3]=&quot;&quot;;&quot;&quot;;(IF(OR([.BJ21]=&quot;&quot;;[.BJ21]=0);0;1)))">
            <text:p/>
          </table:table-cell>
          <table:table-cell table:style-name="ce47" table:formula="of:=IF([.BK$3]=&quot;&quot;;&quot;&quot;;(IF(OR([.BK21]=&quot;&quot;;[.BK21]=0);0;1)))">
            <text:p/>
          </table:table-cell>
          <table:table-cell table:style-name="ce47" table:formula="of:=IF([.BL$3]=&quot;&quot;;&quot;&quot;;(IF(OR([.BL21]=&quot;&quot;;[.BL21]=0);0;1)))">
            <text:p/>
          </table:table-cell>
          <table:table-cell table:style-name="ce47" table:formula="of:=IF([.BM$3]=&quot;&quot;;&quot;&quot;;(IF(OR([.BM21]=&quot;&quot;;[.BM21]=0);0;1)))">
            <text:p/>
          </table:table-cell>
          <table:table-cell table:style-name="ce47" table:formula="of:=IF([.BN$3]=&quot;&quot;;&quot;&quot;;(IF(OR([.BN21]=&quot;&quot;;[.BN21]=0);0;1)))">
            <text:p/>
          </table:table-cell>
          <table:table-cell table:style-name="ce47" table:formula="of:=IF([.BO$3]=&quot;&quot;;&quot;&quot;;(IF(OR([.BO21]=&quot;&quot;;[.BO21]=0);0;1)))">
            <text:p/>
          </table:table-cell>
          <table:table-cell table:style-name="ce47" table:formula="of:=IF([.BP$3]=&quot;&quot;;&quot;&quot;;(IF(OR([.BP21]=&quot;&quot;;[.BP21]=0);0;1)))">
            <text:p/>
          </table:table-cell>
          <table:table-cell table:style-name="ce47" table:formula="of:=IF([.BQ$3]=&quot;&quot;;&quot;&quot;;(IF(OR([.BQ21]=&quot;&quot;;[.BQ21]=0);0;1)))">
            <text:p/>
          </table:table-cell>
          <table:table-cell table:style-name="ce47" table:formula="of:=IF([.BR$3]=&quot;&quot;;&quot;&quot;;(IF(OR([.BR21]=&quot;&quot;;[.BR21]=0);0;1)))">
            <text:p/>
          </table:table-cell>
          <table:table-cell table:style-name="ce47" table:formula="of:=IF([.BS$3]=&quot;&quot;;&quot;&quot;;(IF(OR([.BS21]=&quot;&quot;;[.BS21]=0);0;1)))">
            <text:p/>
          </table:table-cell>
          <table:table-cell table:style-name="ce47" table:formula="of:=IF([.BT$3]=&quot;&quot;;&quot;&quot;;(IF(OR([.BT21]=&quot;&quot;;[.BT21]=0);0;1)))">
            <text:p/>
          </table:table-cell>
          <table:table-cell table:style-name="ce47" table:formula="of:=IF([.BU$3]=&quot;&quot;;&quot;&quot;;(IF(OR([.BU21]=&quot;&quot;;[.BU21]=0);0;1)))">
            <text:p/>
          </table:table-cell>
          <table:table-cell table:style-name="ce47" table:formula="of:=IF([.BV$3]=&quot;&quot;;&quot;&quot;;(IF(OR([.BV21]=&quot;&quot;;[.BV21]=0);0;1)))">
            <text:p/>
          </table:table-cell>
          <table:table-cell table:style-name="ce47" table:formula="of:=IF([.BW$3]=&quot;&quot;;&quot;&quot;;(IF(OR([.BW21]=&quot;&quot;;[.BW21]=0);0;1)))">
            <text:p/>
          </table:table-cell>
          <table:table-cell table:style-name="ce47" table:formula="of:=IF([.BX$3]=&quot;&quot;;&quot;&quot;;(IF(OR([.BX21]=&quot;&quot;;[.BX21]=0);0;1)))">
            <text:p/>
          </table:table-cell>
          <table:table-cell table:style-name="ce47" table:formula="of:=IF([.BY$3]=&quot;&quot;;&quot;&quot;;(IF(OR([.BY21]=&quot;&quot;;[.BY21]=0);0;1)))">
            <text:p/>
          </table:table-cell>
          <table:table-cell table:style-name="ce47" table:formula="of:=IF([.BZ$3]=&quot;&quot;;&quot;&quot;;(IF(OR([.BZ21]=&quot;&quot;;[.BZ21]=0);0;1)))">
            <text:p/>
          </table:table-cell>
          <table:table-cell table:style-name="ce47" table:formula="of:=IF([.CA$3]=&quot;&quot;;&quot;&quot;;(IF(OR([.CA21]=&quot;&quot;;[.CA21]=0);0;1)))">
            <text:p/>
          </table:table-cell>
          <table:table-cell table:style-name="ce47" table:formula="of:=IF([.CB$3]=&quot;&quot;;&quot;&quot;;(IF(OR([.CB21]=&quot;&quot;;[.CB21]=0);0;1)))">
            <text:p/>
          </table:table-cell>
          <table:table-cell table:style-name="ce47" table:formula="of:=IF([.CC$3]=&quot;&quot;;&quot;&quot;;(IF(OR([.CC21]=&quot;&quot;;[.CC21]=0);0;1)))">
            <text:p/>
          </table:table-cell>
          <table:table-cell table:style-name="ce47" table:formula="of:=IF([.CD$3]=&quot;&quot;;&quot;&quot;;(IF(OR([.CD21]=&quot;&quot;;[.CD21]=0);0;1)))">
            <text:p/>
          </table:table-cell>
          <table:table-cell table:style-name="ce47" table:formula="of:=IF([.CE$3]=&quot;&quot;;&quot;&quot;;(IF(OR([.CE21]=&quot;&quot;;[.CE21]=0);0;1)))">
            <text:p/>
          </table:table-cell>
          <table:table-cell table:style-name="ce47" table:formula="of:=IF([.CF$3]=&quot;&quot;;&quot;&quot;;(IF(OR([.CF21]=&quot;&quot;;[.CF21]=0);0;1)))">
            <text:p/>
          </table:table-cell>
          <table:table-cell table:style-name="ce47" table:formula="of:=IF([.CG$3]=&quot;&quot;;&quot;&quot;;(IF(OR([.CG21]=&quot;&quot;;[.CG21]=0);0;1)))">
            <text:p/>
          </table:table-cell>
          <table:table-cell table:style-name="ce47" table:formula="of:=IF([.CH$3]=&quot;&quot;;&quot;&quot;;(IF(OR([.CH21]=&quot;&quot;;[.CH21]=0);0;1)))">
            <text:p/>
          </table:table-cell>
          <table:table-cell table:style-name="ce47" table:formula="of:=IF([.CI$3]=&quot;&quot;;&quot;&quot;;(IF(OR([.CI21]=&quot;&quot;;[.CI21]=0);0;1)))">
            <text:p/>
          </table:table-cell>
          <table:table-cell table:style-name="ce47" table:formula="of:=IF([.CJ$3]=&quot;&quot;;&quot;&quot;;(IF(OR([.CJ21]=&quot;&quot;;[.CJ21]=0);0;1)))">
            <text:p/>
          </table:table-cell>
          <table:table-cell table:style-name="ce47" table:formula="of:=IF([.CK$3]=&quot;&quot;;&quot;&quot;;(IF(OR([.CK21]=&quot;&quot;;[.CK21]=0);0;1)))">
            <text:p/>
          </table:table-cell>
          <table:table-cell table:style-name="ce47" table:formula="of:=IF([.CL$3]=&quot;&quot;;&quot;&quot;;(IF(OR([.CL21]=&quot;&quot;;[.CL21]=0);0;1)))">
            <text:p/>
          </table:table-cell>
          <table:table-cell table:style-name="ce47" table:formula="of:=IF([.CM$3]=&quot;&quot;;&quot;&quot;;(IF(OR([.CM21]=&quot;&quot;;[.CM21]=0);0;1)))">
            <text:p/>
          </table:table-cell>
          <table:table-cell table:style-name="ce47" table:formula="of:=IF([.CN$3]=&quot;&quot;;&quot;&quot;;(IF(OR([.CN21]=&quot;&quot;;[.CN21]=0);0;1)))">
            <text:p/>
          </table:table-cell>
          <table:table-cell table:style-name="ce47" table:formula="of:=IF([.CO$3]=&quot;&quot;;&quot;&quot;;(IF(OR([.CO21]=&quot;&quot;;[.CO21]=0);0;1)))">
            <text:p/>
          </table:table-cell>
          <table:table-cell table:style-name="ce47" table:formula="of:=IF([.CP$3]=&quot;&quot;;&quot;&quot;;(IF(OR([.CP21]=&quot;&quot;;[.CP21]=0);0;1)))">
            <text:p/>
          </table:table-cell>
          <table:table-cell table:style-name="ce47" table:formula="of:=IF([.CQ$3]=&quot;&quot;;&quot;&quot;;(IF(OR([.CQ21]=&quot;&quot;;[.CQ21]=0);0;1)))">
            <text:p/>
          </table:table-cell>
          <table:table-cell table:style-name="ce47" table:formula="of:=IF([.CR$3]=&quot;&quot;;&quot;&quot;;(IF(OR([.CR21]=&quot;&quot;;[.CR21]=0);0;1)))">
            <text:p/>
          </table:table-cell>
          <table:table-cell table:style-name="ce47" table:formula="of:=IF([.CS$3]=&quot;&quot;;&quot;&quot;;(IF(OR([.CS21]=&quot;&quot;;[.CS21]=0);0;1)))">
            <text:p/>
          </table:table-cell>
          <table:table-cell table:style-name="ce47" table:formula="of:=IF([.CT$3]=&quot;&quot;;&quot;&quot;;(IF(OR([.CT21]=&quot;&quot;;[.CT21]=0);0;1)))">
            <text:p/>
          </table:table-cell>
          <table:table-cell table:style-name="ce47" table:formula="of:=IF([.CU$3]=&quot;&quot;;&quot;&quot;;(IF(OR([.CU21]=&quot;&quot;;[.CU21]=0);0;1)))">
            <text:p/>
          </table:table-cell>
          <table:table-cell table:style-name="ce47" table:formula="of:=IF([.CV$3]=&quot;&quot;;&quot;&quot;;(IF(OR([.CV21]=&quot;&quot;;[.CV21]=0);0;1)))">
            <text:p/>
          </table:table-cell>
          <table:table-cell table:style-name="ce47" table:formula="of:=IF([.CW$3]=&quot;&quot;;&quot;&quot;;(IF(OR([.CW21]=&quot;&quot;;[.CW21]=0);0;1)))">
            <text:p/>
          </table:table-cell>
          <table:table-cell table:style-name="ce47" table:formula="of:=IF([.CX$3]=&quot;&quot;;&quot;&quot;;(IF(OR([.CX21]=&quot;&quot;;[.CX21]=0);0;1)))">
            <text:p/>
          </table:table-cell>
          <table:table-cell table:style-name="ce47" table:formula="of:=IF([.CY$3]=&quot;&quot;;&quot;&quot;;(IF(OR([.CY21]=&quot;&quot;;[.CY21]=0);0;1)))">
            <text:p/>
          </table:table-cell>
          <table:table-cell table:style-name="ce47" table:formula="of:=IF([.CZ$3]=&quot;&quot;;&quot;&quot;;(IF(OR([.CZ21]=&quot;&quot;;[.CZ21]=0);0;1)))">
            <text:p/>
          </table:table-cell>
          <table:table-cell table:style-name="ce47" table:formula="of:=IF([.DA$3]=&quot;&quot;;&quot;&quot;;(IF(OR([.DA21]=&quot;&quot;;[.DA21]=0);0;1)))">
            <text:p/>
          </table:table-cell>
          <table:table-cell table:style-name="ce47" table:formula="of:=IF([.DB$3]=&quot;&quot;;&quot;&quot;;(IF(OR([.DB21]=&quot;&quot;;[.DB21]=0);0;1)))">
            <text:p/>
          </table:table-cell>
          <table:table-cell table:style-name="ce47" table:formula="of:=IF([.DC$3]=&quot;&quot;;&quot;&quot;;(IF(OR([.DC21]=&quot;&quot;;[.DC21]=0);0;1)))">
            <text:p/>
          </table:table-cell>
          <table:table-cell table:style-name="ce47" table:formula="of:=IF([.DD$3]=&quot;&quot;;&quot;&quot;;(IF(OR([.DD21]=&quot;&quot;;[.DD21]=0);0;1)))">
            <text:p/>
          </table:table-cell>
          <table:table-cell table:style-name="ce47" table:formula="of:=IF([.DE$3]=&quot;&quot;;&quot;&quot;;(IF(OR([.DE21]=&quot;&quot;;[.DE21]=0);0;1)))">
            <text:p/>
          </table:table-cell>
          <table:table-cell table:style-name="ce47" table:formula="of:=IF([.DF$3]=&quot;&quot;;&quot;&quot;;(IF(OR([.DF21]=&quot;&quot;;[.DF21]=0);0;1)))">
            <text:p/>
          </table:table-cell>
          <table:table-cell table:style-name="ce47" table:formula="of:=IF([.DG$3]=&quot;&quot;;&quot;&quot;;(IF(OR([.DG21]=&quot;&quot;;[.DG21]=0);0;1)))">
            <text:p/>
          </table:table-cell>
          <table:table-cell table:style-name="ce47" table:formula="of:=IF([.DH$3]=&quot;&quot;;&quot;&quot;;(IF(OR([.DH21]=&quot;&quot;;[.DH21]=0);0;1)))">
            <text:p/>
          </table:table-cell>
          <table:table-cell table:style-name="ce47" table:formula="of:=IF([.DI$3]=&quot;&quot;;&quot;&quot;;(IF(OR([.DI21]=&quot;&quot;;[.DI21]=0);0;1)))">
            <text:p/>
          </table:table-cell>
          <table:table-cell table:style-name="ce47" table:formula="of:=IF([.DJ$3]=&quot;&quot;;&quot;&quot;;(IF(OR([.DJ21]=&quot;&quot;;[.DJ21]=0);0;1)))">
            <text:p/>
          </table:table-cell>
          <table:table-cell table:style-name="ce47" table:formula="of:=IF([.DK$3]=&quot;&quot;;&quot;&quot;;(IF(OR([.DK21]=&quot;&quot;;[.DK21]=0);0;1)))">
            <text:p/>
          </table:table-cell>
          <table:table-cell table:style-name="ce47" table:formula="of:=IF([.DL$3]=&quot;&quot;;&quot;&quot;;(IF(OR([.DL21]=&quot;&quot;;[.DL21]=0);0;1)))">
            <text:p/>
          </table:table-cell>
          <table:table-cell table:style-name="ce47" table:formula="of:=IF([.DM$3]=&quot;&quot;;&quot;&quot;;(IF(OR([.DM21]=&quot;&quot;;[.DM21]=0);0;1)))">
            <text:p/>
          </table:table-cell>
          <table:table-cell table:style-name="ce47" table:formula="of:=IF([.DN$3]=&quot;&quot;;&quot;&quot;;(IF(OR([.DN21]=&quot;&quot;;[.DN21]=0);0;1)))">
            <text:p/>
          </table:table-cell>
          <table:table-cell table:style-name="ce47" table:formula="of:=IF([.DO$3]=&quot;&quot;;&quot;&quot;;(IF(OR([.DO21]=&quot;&quot;;[.DO21]=0);0;1)))">
            <text:p/>
          </table:table-cell>
          <table:table-cell table:style-name="ce47" table:formula="of:=IF([.DP$3]=&quot;&quot;;&quot;&quot;;(IF(OR([.DP21]=&quot;&quot;;[.DP21]=0);0;1)))">
            <text:p/>
          </table:table-cell>
          <table:table-cell table:style-name="ce47" table:formula="of:=IF([.DQ$3]=&quot;&quot;;&quot;&quot;;(IF(OR([.DQ21]=&quot;&quot;;[.DQ21]=0);0;1)))">
            <text:p/>
          </table:table-cell>
          <table:table-cell table:style-name="ce47" table:formula="of:=IF([.DR$3]=&quot;&quot;;&quot;&quot;;(IF(OR([.DR21]=&quot;&quot;;[.DR21]=0);0;1)))">
            <text:p/>
          </table:table-cell>
          <table:table-cell table:style-name="ce47" table:formula="of:=IF([.DS$3]=&quot;&quot;;&quot;&quot;;(IF(OR([.DS21]=&quot;&quot;;[.DS21]=0);0;1)))">
            <text:p/>
          </table:table-cell>
          <table:table-cell table:style-name="ce47" table:formula="of:=IF([.DT$3]=&quot;&quot;;&quot;&quot;;(IF(OR([.DT21]=&quot;&quot;;[.DT21]=0);0;1)))">
            <text:p/>
          </table:table-cell>
          <table:table-cell table:style-name="ce47" table:formula="of:=IF([.DU$3]=&quot;&quot;;&quot;&quot;;(IF(OR([.DU21]=&quot;&quot;;[.DU21]=0);0;1)))">
            <text:p/>
          </table:table-cell>
          <table:table-cell table:style-name="ce47" table:formula="of:=IF([.DV$3]=&quot;&quot;;&quot;&quot;;(IF(OR([.DV21]=&quot;&quot;;[.DV21]=0);0;1)))">
            <text:p/>
          </table:table-cell>
          <table:table-cell table:style-name="ce47" table:formula="of:=IF([.DW$3]=&quot;&quot;;&quot;&quot;;(IF(OR([.DW21]=&quot;&quot;;[.DW21]=0);0;1)))">
            <text:p/>
          </table:table-cell>
          <table:table-cell table:style-name="ce47" table:formula="of:=IF([.DX$3]=&quot;&quot;;&quot;&quot;;(IF(OR([.DX21]=&quot;&quot;;[.DX21]=0);0;1)))">
            <text:p/>
          </table:table-cell>
          <table:table-cell table:style-name="ce47" table:formula="of:=IF([.DY$3]=&quot;&quot;;&quot;&quot;;(IF(OR([.DY21]=&quot;&quot;;[.DY21]=0);0;1)))">
            <text:p/>
          </table:table-cell>
          <table:table-cell table:style-name="ce47" table:formula="of:=IF([.DZ$3]=&quot;&quot;;&quot;&quot;;(IF(OR([.DZ21]=&quot;&quot;;[.DZ21]=0);0;1)))">
            <text:p/>
          </table:table-cell>
          <table:table-cell table:style-name="ce47" table:formula="of:=IF([.EA$3]=&quot;&quot;;&quot;&quot;;(IF(OR([.EA21]=&quot;&quot;;[.EA21]=0);0;1)))">
            <text:p/>
          </table:table-cell>
          <table:table-cell table:style-name="ce47" table:formula="of:=IF([.EB$3]=&quot;&quot;;&quot;&quot;;(IF(OR([.EB21]=&quot;&quot;;[.EB21]=0);0;1)))">
            <text:p/>
          </table:table-cell>
          <table:table-cell table:style-name="ce47" table:formula="of:=IF([.EC$3]=&quot;&quot;;&quot;&quot;;(IF(OR([.EC21]=&quot;&quot;;[.EC21]=0);0;1)))">
            <text:p/>
          </table:table-cell>
          <table:table-cell table:style-name="ce47" table:formula="of:=IF([.ED$3]=&quot;&quot;;&quot;&quot;;(IF(OR([.ED21]=&quot;&quot;;[.ED21]=0);0;1)))">
            <text:p/>
          </table:table-cell>
          <table:table-cell table:style-name="ce47" table:formula="of:=IF([.EE$3]=&quot;&quot;;&quot;&quot;;(IF(OR([.EE21]=&quot;&quot;;[.EE21]=0);0;1)))">
            <text:p/>
          </table:table-cell>
          <table:table-cell table:style-name="ce47" table:formula="of:=IF([.EF$3]=&quot;&quot;;&quot;&quot;;(IF(OR([.EF21]=&quot;&quot;;[.EF21]=0);0;1)))">
            <text:p/>
          </table:table-cell>
          <table:table-cell table:style-name="ce47" table:formula="of:=IF([.EG$3]=&quot;&quot;;&quot;&quot;;(IF(OR([.EG21]=&quot;&quot;;[.EG21]=0);0;1)))">
            <text:p/>
          </table:table-cell>
          <table:table-cell table:style-name="ce47" table:formula="of:=IF([.EH$3]=&quot;&quot;;&quot;&quot;;(IF(OR([.EH21]=&quot;&quot;;[.EH21]=0);0;1)))">
            <text:p/>
          </table:table-cell>
          <table:table-cell table:style-name="ce47" table:formula="of:=IF([.EI$3]=&quot;&quot;;&quot;&quot;;(IF(OR([.EI21]=&quot;&quot;;[.EI21]=0);0;1)))">
            <text:p/>
          </table:table-cell>
          <table:table-cell table:style-name="ce47" table:formula="of:=IF([.EJ$3]=&quot;&quot;;&quot;&quot;;(IF(OR([.EJ21]=&quot;&quot;;[.EJ21]=0);0;1)))">
            <text:p/>
          </table:table-cell>
          <table:table-cell table:style-name="ce47" table:formula="of:=IF([.EK$3]=&quot;&quot;;&quot;&quot;;(IF(OR([.EK21]=&quot;&quot;;[.EK21]=0);0;1)))">
            <text:p/>
          </table:table-cell>
          <table:table-cell table:style-name="ce47" table:formula="of:=IF([.EL$3]=&quot;&quot;;&quot;&quot;;(IF(OR([.EL21]=&quot;&quot;;[.EL21]=0);0;1)))">
            <text:p/>
          </table:table-cell>
          <table:table-cell table:style-name="ce47" table:formula="of:=IF([.EM$3]=&quot;&quot;;&quot;&quot;;(IF(OR([.EM21]=&quot;&quot;;[.EM21]=0);0;1)))">
            <text:p/>
          </table:table-cell>
          <table:table-cell table:style-name="ce47" table:formula="of:=IF([.EN$3]=&quot;&quot;;&quot;&quot;;(IF(OR([.EN21]=&quot;&quot;;[.EN21]=0);0;1)))">
            <text:p/>
          </table:table-cell>
          <table:table-cell table:style-name="ce47" table:formula="of:=IF([.EO$3]=&quot;&quot;;&quot;&quot;;(IF(OR([.EO21]=&quot;&quot;;[.EO21]=0);0;1)))">
            <text:p/>
          </table:table-cell>
          <table:table-cell table:style-name="ce47" table:formula="of:=IF([.EP$3]=&quot;&quot;;&quot;&quot;;(IF(OR([.EP21]=&quot;&quot;;[.EP21]=0);0;1)))">
            <text:p/>
          </table:table-cell>
          <table:table-cell table:style-name="ce47" table:formula="of:=IF([.EQ$3]=&quot;&quot;;&quot;&quot;;(IF(OR([.EQ21]=&quot;&quot;;[.EQ21]=0);0;1)))">
            <text:p/>
          </table:table-cell>
          <table:table-cell table:style-name="ce47" table:formula="of:=IF([.ER$3]=&quot;&quot;;&quot;&quot;;(IF(OR([.ER21]=&quot;&quot;;[.ER21]=0);0;1)))">
            <text:p/>
          </table:table-cell>
          <table:table-cell table:style-name="ce47" table:formula="of:=IF([.ES$3]=&quot;&quot;;&quot;&quot;;(IF(OR([.ES21]=&quot;&quot;;[.ES21]=0);0;1)))">
            <text:p/>
          </table:table-cell>
          <table:table-cell table:style-name="ce47" table:formula="of:=IF([.ET$3]=&quot;&quot;;&quot;&quot;;(IF(OR([.ET21]=&quot;&quot;;[.ET21]=0);0;1)))">
            <text:p/>
          </table:table-cell>
          <table:table-cell table:style-name="ce47" table:formula="of:=IF([.EU$3]=&quot;&quot;;&quot;&quot;;(IF(OR([.EU21]=&quot;&quot;;[.EU21]=0);0;1)))">
            <text:p/>
          </table:table-cell>
          <table:table-cell table:style-name="ce47" table:formula="of:=IF([.EV$3]=&quot;&quot;;&quot;&quot;;(IF(OR([.EV21]=&quot;&quot;;[.EV21]=0);0;1)))">
            <text:p/>
          </table:table-cell>
          <table:table-cell table:style-name="ce47" table:formula="of:=IF([.EW$3]=&quot;&quot;;&quot;&quot;;(IF(OR([.EW21]=&quot;&quot;;[.EW21]=0);0;1)))">
            <text:p/>
          </table:table-cell>
          <table:table-cell table:style-name="ce47" table:formula="of:=IF([.EX$3]=&quot;&quot;;&quot;&quot;;(IF(OR([.EX21]=&quot;&quot;;[.EX21]=0);0;1)))">
            <text:p/>
          </table:table-cell>
          <table:table-cell table:style-name="ce47" table:formula="of:=IF([.EY$3]=&quot;&quot;;&quot;&quot;;(IF(OR([.EY21]=&quot;&quot;;[.EY21]=0);0;1)))">
            <text:p/>
          </table:table-cell>
          <table:table-cell table:style-name="ce47" table:formula="of:=IF([.EZ$3]=&quot;&quot;;&quot;&quot;;(IF(OR([.EZ21]=&quot;&quot;;[.EZ21]=0);0;1)))">
            <text:p/>
          </table:table-cell>
          <table:table-cell table:style-name="ce47" table:formula="of:=IF([.FA$3]=&quot;&quot;;&quot;&quot;;(IF(OR([.FA21]=&quot;&quot;;[.FA21]=0);0;1)))">
            <text:p/>
          </table:table-cell>
          <table:table-cell table:style-name="ce47" table:formula="of:=IF([.FB$3]=&quot;&quot;;&quot;&quot;;(IF(OR([.FB21]=&quot;&quot;;[.FB21]=0);0;1)))">
            <text:p/>
          </table:table-cell>
          <table:table-cell table:style-name="ce47" table:formula="of:=IF([.FC$3]=&quot;&quot;;&quot;&quot;;(IF(OR([.FC21]=&quot;&quot;;[.FC21]=0);0;1)))">
            <text:p/>
          </table:table-cell>
          <table:table-cell table:style-name="ce47" table:formula="of:=IF([.FD$3]=&quot;&quot;;&quot;&quot;;(IF(OR([.FD21]=&quot;&quot;;[.FD21]=0);0;1)))">
            <text:p/>
          </table:table-cell>
          <table:table-cell table:style-name="ce47" table:formula="of:=IF([.FE$3]=&quot;&quot;;&quot;&quot;;(IF(OR([.FE21]=&quot;&quot;;[.FE21]=0);0;1)))">
            <text:p/>
          </table:table-cell>
          <table:table-cell table:style-name="ce47" table:formula="of:=IF([.FF$3]=&quot;&quot;;&quot;&quot;;(IF(OR([.FF21]=&quot;&quot;;[.FF21]=0);0;1)))">
            <text:p/>
          </table:table-cell>
          <table:table-cell table:style-name="ce47" table:formula="of:=IF([.FG$3]=&quot;&quot;;&quot;&quot;;(IF(OR([.FG21]=&quot;&quot;;[.FG21]=0);0;1)))">
            <text:p/>
          </table:table-cell>
          <table:table-cell table:style-name="ce47" table:formula="of:=IF([.FH$3]=&quot;&quot;;&quot;&quot;;(IF(OR([.FH21]=&quot;&quot;;[.FH21]=0);0;1)))">
            <text:p/>
          </table:table-cell>
          <table:table-cell table:style-name="ce47" table:formula="of:=IF([.FI$3]=&quot;&quot;;&quot;&quot;;(IF(OR([.FI21]=&quot;&quot;;[.FI21]=0);0;1)))">
            <text:p/>
          </table:table-cell>
          <table:table-cell table:style-name="ce47" table:formula="of:=IF([.FJ$3]=&quot;&quot;;&quot;&quot;;(IF(OR([.FJ21]=&quot;&quot;;[.FJ21]=0);0;1)))">
            <text:p/>
          </table:table-cell>
          <table:table-cell table:style-name="ce47" table:formula="of:=IF([.FK$3]=&quot;&quot;;&quot;&quot;;(IF(OR([.FK21]=&quot;&quot;;[.FK21]=0);0;1)))">
            <text:p/>
          </table:table-cell>
          <table:table-cell table:style-name="ce47" table:formula="of:=IF([.FL$3]=&quot;&quot;;&quot;&quot;;(IF(OR([.FL21]=&quot;&quot;;[.FL21]=0);0;1)))">
            <text:p/>
          </table:table-cell>
          <table:table-cell table:style-name="ce47" table:formula="of:=IF([.FM$3]=&quot;&quot;;&quot;&quot;;(IF(OR([.FM21]=&quot;&quot;;[.FM21]=0);0;1)))">
            <text:p/>
          </table:table-cell>
          <table:table-cell table:style-name="ce47" table:formula="of:=IF([.FN$3]=&quot;&quot;;&quot;&quot;;(IF(OR([.FN21]=&quot;&quot;;[.FN21]=0);0;1)))">
            <text:p/>
          </table:table-cell>
          <table:table-cell table:style-name="ce47" table:formula="of:=IF([.FO$3]=&quot;&quot;;&quot;&quot;;(IF(OR([.FO21]=&quot;&quot;;[.FO21]=0);0;1)))">
            <text:p/>
          </table:table-cell>
          <table:table-cell table:style-name="ce47" table:formula="of:=IF([.FP$3]=&quot;&quot;;&quot;&quot;;(IF(OR([.FP21]=&quot;&quot;;[.FP21]=0);0;1)))">
            <text:p/>
          </table:table-cell>
          <table:table-cell table:style-name="ce47" table:formula="of:=IF([.FQ$3]=&quot;&quot;;&quot;&quot;;(IF(OR([.FQ21]=&quot;&quot;;[.FQ21]=0);0;1)))">
            <text:p/>
          </table:table-cell>
          <table:table-cell table:style-name="ce47" table:formula="of:=IF([.FR$3]=&quot;&quot;;&quot;&quot;;(IF(OR([.FR21]=&quot;&quot;;[.FR21]=0);0;1)))">
            <text:p/>
          </table:table-cell>
          <table:table-cell table:style-name="ce47" table:formula="of:=IF([.FS$3]=&quot;&quot;;&quot;&quot;;(IF(OR([.FS21]=&quot;&quot;;[.FS21]=0);0;1)))">
            <text:p/>
          </table:table-cell>
          <table:table-cell table:style-name="ce47" table:formula="of:=IF([.FT$3]=&quot;&quot;;&quot;&quot;;(IF(OR([.FT21]=&quot;&quot;;[.FT21]=0);0;1)))">
            <text:p/>
          </table:table-cell>
          <table:table-cell table:style-name="ce47" table:formula="of:=IF([.FU$3]=&quot;&quot;;&quot;&quot;;(IF(OR([.FU21]=&quot;&quot;;[.FU21]=0);0;1)))">
            <text:p/>
          </table:table-cell>
          <table:table-cell table:style-name="ce47" table:formula="of:=IF([.FV$3]=&quot;&quot;;&quot;&quot;;(IF(OR([.FV21]=&quot;&quot;;[.FV21]=0);0;1)))">
            <text:p/>
          </table:table-cell>
          <table:table-cell table:style-name="ce47" table:formula="of:=IF([.FW$3]=&quot;&quot;;&quot;&quot;;(IF(OR([.FW21]=&quot;&quot;;[.FW21]=0);0;1)))">
            <text:p/>
          </table:table-cell>
          <table:table-cell table:style-name="ce47" table:formula="of:=IF([.FX$3]=&quot;&quot;;&quot;&quot;;(IF(OR([.FX21]=&quot;&quot;;[.FX21]=0);0;1)))">
            <text:p/>
          </table:table-cell>
          <table:table-cell table:style-name="ce47" table:formula="of:=IF([.FY$3]=&quot;&quot;;&quot;&quot;;(IF(OR([.FY21]=&quot;&quot;;[.FY21]=0);0;1)))">
            <text:p/>
          </table:table-cell>
          <table:table-cell table:style-name="ce47" table:formula="of:=IF([.FZ$3]=&quot;&quot;;&quot;&quot;;(IF(OR([.FZ21]=&quot;&quot;;[.FZ21]=0);0;1)))">
            <text:p/>
          </table:table-cell>
          <table:table-cell table:style-name="ce47" table:formula="of:=IF([.GA$3]=&quot;&quot;;&quot;&quot;;(IF(OR([.GA21]=&quot;&quot;;[.GA21]=0);0;1)))">
            <text:p/>
          </table:table-cell>
          <table:table-cell table:style-name="ce47" table:formula="of:=IF([.GB$3]=&quot;&quot;;&quot;&quot;;(IF(OR([.GB21]=&quot;&quot;;[.GB21]=0);0;1)))">
            <text:p/>
          </table:table-cell>
          <table:table-cell table:style-name="ce47" table:formula="of:=IF([.GC$3]=&quot;&quot;;&quot;&quot;;(IF(OR([.GC21]=&quot;&quot;;[.GC21]=0);0;1)))">
            <text:p/>
          </table:table-cell>
          <table:table-cell table:style-name="ce47" table:formula="of:=IF([.GD$3]=&quot;&quot;;&quot;&quot;;(IF(OR([.GD21]=&quot;&quot;;[.GD21]=0);0;1)))">
            <text:p/>
          </table:table-cell>
          <table:table-cell table:style-name="ce47" table:formula="of:=IF([.GE$3]=&quot;&quot;;&quot;&quot;;(IF(OR([.GE21]=&quot;&quot;;[.GE21]=0);0;1)))">
            <text:p/>
          </table:table-cell>
          <table:table-cell table:style-name="ce47" table:formula="of:=IF([.GF$3]=&quot;&quot;;&quot;&quot;;(IF(OR([.GF21]=&quot;&quot;;[.GF21]=0);0;1)))">
            <text:p/>
          </table:table-cell>
          <table:table-cell table:style-name="ce47" table:formula="of:=IF([.GG$3]=&quot;&quot;;&quot;&quot;;(IF(OR([.GG21]=&quot;&quot;;[.GG21]=0);0;1)))">
            <text:p/>
          </table:table-cell>
          <table:table-cell table:style-name="ce47" table:formula="of:=IF([.GH$3]=&quot;&quot;;&quot;&quot;;(IF(OR([.GH21]=&quot;&quot;;[.GH21]=0);0;1)))">
            <text:p/>
          </table:table-cell>
          <table:table-cell table:style-name="ce47" table:formula="of:=IF([.GI$3]=&quot;&quot;;&quot;&quot;;(IF(OR([.GI21]=&quot;&quot;;[.GI21]=0);0;1)))">
            <text:p/>
          </table:table-cell>
          <table:table-cell table:style-name="ce47" table:formula="of:=IF([.GJ$3]=&quot;&quot;;&quot;&quot;;(IF(OR([.GJ21]=&quot;&quot;;[.GJ21]=0);0;1)))">
            <text:p/>
          </table:table-cell>
          <table:table-cell table:style-name="ce47" table:formula="of:=IF([.GK$3]=&quot;&quot;;&quot;&quot;;(IF(OR([.GK21]=&quot;&quot;;[.GK21]=0);0;1)))">
            <text:p/>
          </table:table-cell>
          <table:table-cell table:style-name="ce47" table:formula="of:=IF([.GL$3]=&quot;&quot;;&quot;&quot;;(IF(OR([.GL21]=&quot;&quot;;[.GL21]=0);0;1)))">
            <text:p/>
          </table:table-cell>
          <table:table-cell table:style-name="ce47" table:formula="of:=IF([.GM$3]=&quot;&quot;;&quot;&quot;;(IF(OR([.GM21]=&quot;&quot;;[.GM21]=0);0;1)))">
            <text:p/>
          </table:table-cell>
          <table:table-cell table:style-name="ce47" table:formula="of:=IF([.GN$3]=&quot;&quot;;&quot;&quot;;(IF(OR([.GN21]=&quot;&quot;;[.GN21]=0);0;1)))">
            <text:p/>
          </table:table-cell>
          <table:table-cell table:style-name="ce47" table:formula="of:=IF([.GO$3]=&quot;&quot;;&quot;&quot;;(IF(OR([.GO21]=&quot;&quot;;[.GO21]=0);0;1)))">
            <text:p/>
          </table:table-cell>
          <table:table-cell table:style-name="ce47" table:formula="of:=IF([.GP$3]=&quot;&quot;;&quot;&quot;;(IF(OR([.GP21]=&quot;&quot;;[.GP21]=0);0;1)))">
            <text:p/>
          </table:table-cell>
          <table:table-cell table:style-name="ce47" table:formula="of:=IF([.GQ$3]=&quot;&quot;;&quot;&quot;;(IF(OR([.GQ21]=&quot;&quot;;[.GQ21]=0);0;1)))">
            <text:p/>
          </table:table-cell>
          <table:table-cell table:style-name="ce47" table:formula="of:=IF([.GR$3]=&quot;&quot;;&quot;&quot;;(IF(OR([.GR21]=&quot;&quot;;[.GR21]=0);0;1)))">
            <text:p/>
          </table:table-cell>
          <table:table-cell table:style-name="ce47" table:formula="of:=IF([.GS$3]=&quot;&quot;;&quot;&quot;;(IF(OR([.GS21]=&quot;&quot;;[.GS21]=0);0;1)))">
            <text:p/>
          </table:table-cell>
          <table:table-cell table:style-name="ce47" table:formula="of:=IF([.GT$3]=&quot;&quot;;&quot;&quot;;(IF(OR([.GT21]=&quot;&quot;;[.GT21]=0);0;1)))">
            <text:p/>
          </table:table-cell>
          <table:table-cell table:style-name="ce47" table:formula="of:=IF([.GU$3]=&quot;&quot;;&quot;&quot;;(IF(OR([.GU21]=&quot;&quot;;[.GU21]=0);0;1)))">
            <text:p/>
          </table:table-cell>
          <table:table-cell table:style-name="ce47" table:formula="of:=IF([.GV$3]=&quot;&quot;;&quot;&quot;;(IF(OR([.GV21]=&quot;&quot;;[.GV21]=0);0;1)))">
            <text:p/>
          </table:table-cell>
          <table:table-cell table:style-name="ce47" table:formula="of:=IF([.GW$3]=&quot;&quot;;&quot;&quot;;(IF(OR([.GW21]=&quot;&quot;;[.GW21]=0);0;1)))">
            <text:p/>
          </table:table-cell>
          <table:table-cell table:style-name="ce47" table:formula="of:=IF([.GX$3]=&quot;&quot;;&quot;&quot;;(IF(OR([.GX21]=&quot;&quot;;[.GX21]=0);0;1)))">
            <text:p/>
          </table:table-cell>
          <table:table-cell table:style-name="ce47" table:formula="of:=IF([.GY$3]=&quot;&quot;;&quot;&quot;;(IF(OR([.GY21]=&quot;&quot;;[.GY21]=0);0;1)))">
            <text:p/>
          </table:table-cell>
          <table:table-cell table:style-name="ce47" table:formula="of:=IF([.GZ$3]=&quot;&quot;;&quot;&quot;;(IF(OR([.GZ21]=&quot;&quot;;[.GZ21]=0);0;1)))">
            <text:p/>
          </table:table-cell>
          <table:table-cell table:style-name="ce47" table:formula="of:=IF([.HA$3]=&quot;&quot;;&quot;&quot;;(IF(OR([.HA21]=&quot;&quot;;[.HA21]=0);0;1)))">
            <text:p/>
          </table:table-cell>
          <table:table-cell table:style-name="ce47" table:formula="of:=IF([.HB$3]=&quot;&quot;;&quot;&quot;;(IF(OR([.HB21]=&quot;&quot;;[.HB21]=0);0;1)))">
            <text:p/>
          </table:table-cell>
          <table:table-cell table:style-name="ce47" table:formula="of:=IF([.HC$3]=&quot;&quot;;&quot;&quot;;(IF(OR([.HC21]=&quot;&quot;;[.HC21]=0);0;1)))">
            <text:p/>
          </table:table-cell>
          <table:table-cell table:style-name="ce47" table:formula="of:=IF([.HD$3]=&quot;&quot;;&quot;&quot;;(IF(OR([.HD21]=&quot;&quot;;[.HD21]=0);0;1)))">
            <text:p/>
          </table:table-cell>
          <table:table-cell table:style-name="ce47" table:formula="of:=IF([.HE$3]=&quot;&quot;;&quot;&quot;;(IF(OR([.HE21]=&quot;&quot;;[.HE21]=0);0;1)))">
            <text:p/>
          </table:table-cell>
          <table:table-cell table:style-name="ce47" table:formula="of:=IF([.HF$3]=&quot;&quot;;&quot;&quot;;(IF(OR([.HF21]=&quot;&quot;;[.HF21]=0);0;1)))">
            <text:p/>
          </table:table-cell>
          <table:table-cell table:style-name="ce47" table:formula="of:=IF([.HG$3]=&quot;&quot;;&quot;&quot;;(IF(OR([.HG21]=&quot;&quot;;[.HG21]=0);0;1)))">
            <text:p/>
          </table:table-cell>
          <table:table-cell table:style-name="ce47" table:formula="of:=IF([.HH$3]=&quot;&quot;;&quot;&quot;;(IF(OR([.HH21]=&quot;&quot;;[.HH21]=0);0;1)))">
            <text:p/>
          </table:table-cell>
          <table:table-cell table:style-name="ce47" table:formula="of:=IF([.HI$3]=&quot;&quot;;&quot;&quot;;(IF(OR([.HI21]=&quot;&quot;;[.HI21]=0);0;1)))">
            <text:p/>
          </table:table-cell>
          <table:table-cell table:style-name="ce47" table:formula="of:=IF([.HJ$3]=&quot;&quot;;&quot;&quot;;(IF(OR([.HJ21]=&quot;&quot;;[.HJ21]=0);0;1)))">
            <text:p/>
          </table:table-cell>
          <table:table-cell table:style-name="ce47" table:formula="of:=IF([.HK$3]=&quot;&quot;;&quot;&quot;;(IF(OR([.HK21]=&quot;&quot;;[.HK21]=0);0;1)))">
            <text:p/>
          </table:table-cell>
          <table:table-cell table:style-name="ce47" table:formula="of:=IF([.HL$3]=&quot;&quot;;&quot;&quot;;(IF(OR([.HL21]=&quot;&quot;;[.HL21]=0);0;1)))">
            <text:p/>
          </table:table-cell>
          <table:table-cell table:style-name="ce47" table:formula="of:=IF([.HM$3]=&quot;&quot;;&quot;&quot;;(IF(OR([.HM21]=&quot;&quot;;[.HM21]=0);0;1)))">
            <text:p/>
          </table:table-cell>
          <table:table-cell table:style-name="ce47" table:formula="of:=IF([.HN$3]=&quot;&quot;;&quot;&quot;;(IF(OR([.HN21]=&quot;&quot;;[.HN21]=0);0;1)))">
            <text:p/>
          </table:table-cell>
          <table:table-cell table:style-name="ce47" table:formula="of:=IF([.HO$3]=&quot;&quot;;&quot;&quot;;(IF(OR([.HO21]=&quot;&quot;;[.HO21]=0);0;1)))">
            <text:p/>
          </table:table-cell>
          <table:table-cell table:style-name="ce47" table:formula="of:=IF([.HP$3]=&quot;&quot;;&quot;&quot;;(IF(OR([.HP21]=&quot;&quot;;[.HP21]=0);0;1)))">
            <text:p/>
          </table:table-cell>
          <table:table-cell table:style-name="ce47" table:formula="of:=IF([.HQ$3]=&quot;&quot;;&quot;&quot;;(IF(OR([.HQ21]=&quot;&quot;;[.HQ21]=0);0;1)))">
            <text:p/>
          </table:table-cell>
          <table:table-cell table:style-name="ce47" table:formula="of:=IF([.HR$3]=&quot;&quot;;&quot;&quot;;(IF(OR([.HR21]=&quot;&quot;;[.HR21]=0);0;1)))">
            <text:p/>
          </table:table-cell>
          <table:table-cell table:style-name="ce47" table:formula="of:=IF([.HS$3]=&quot;&quot;;&quot;&quot;;(IF(OR([.HS21]=&quot;&quot;;[.HS21]=0);0;1)))">
            <text:p/>
          </table:table-cell>
          <table:table-cell table:style-name="ce47" table:formula="of:=IF([.HT$3]=&quot;&quot;;&quot;&quot;;(IF(OR([.HT21]=&quot;&quot;;[.HT21]=0);0;1)))">
            <text:p/>
          </table:table-cell>
          <table:table-cell table:style-name="ce47" table:formula="of:=IF([.HU$3]=&quot;&quot;;&quot;&quot;;(IF(OR([.HU21]=&quot;&quot;;[.HU21]=0);0;1)))">
            <text:p/>
          </table:table-cell>
          <table:table-cell table:style-name="ce47" table:formula="of:=IF([.HV$3]=&quot;&quot;;&quot;&quot;;(IF(OR([.HV21]=&quot;&quot;;[.HV21]=0);0;1)))">
            <text:p/>
          </table:table-cell>
          <table:table-cell table:style-name="ce47" table:formula="of:=IF([.HW$3]=&quot;&quot;;&quot;&quot;;(IF(OR([.HW21]=&quot;&quot;;[.HW21]=0);0;1)))">
            <text:p/>
          </table:table-cell>
          <table:table-cell table:style-name="ce47" table:formula="of:=IF([.HX$3]=&quot;&quot;;&quot;&quot;;(IF(OR([.HX21]=&quot;&quot;;[.HX21]=0);0;1)))">
            <text:p/>
          </table:table-cell>
          <table:table-cell table:style-name="ce47" table:formula="of:=IF([.HY$3]=&quot;&quot;;&quot;&quot;;(IF(OR([.HY21]=&quot;&quot;;[.HY21]=0);0;1)))">
            <text:p/>
          </table:table-cell>
          <table:table-cell table:style-name="ce47" table:formula="of:=IF([.HZ$3]=&quot;&quot;;&quot;&quot;;(IF(OR([.HZ21]=&quot;&quot;;[.HZ21]=0);0;1)))">
            <text:p/>
          </table:table-cell>
          <table:table-cell table:style-name="ce47" table:formula="of:=IF([.IA$3]=&quot;&quot;;&quot;&quot;;(IF(OR([.IA21]=&quot;&quot;;[.IA21]=0);0;1)))">
            <text:p/>
          </table:table-cell>
          <table:table-cell table:style-name="ce47" table:formula="of:=IF([.IB$3]=&quot;&quot;;&quot;&quot;;(IF(OR([.IB21]=&quot;&quot;;[.IB21]=0);0;1)))">
            <text:p/>
          </table:table-cell>
          <table:table-cell table:style-name="ce47" table:formula="of:=IF([.IC$3]=&quot;&quot;;&quot;&quot;;(IF(OR([.IC21]=&quot;&quot;;[.IC21]=0);0;1)))">
            <text:p/>
          </table:table-cell>
          <table:table-cell table:style-name="ce47" table:formula="of:=IF([.ID$3]=&quot;&quot;;&quot;&quot;;(IF(OR([.ID21]=&quot;&quot;;[.ID21]=0);0;1)))">
            <text:p/>
          </table:table-cell>
          <table:table-cell table:style-name="ce47" table:formula="of:=IF([.IE$3]=&quot;&quot;;&quot;&quot;;(IF(OR([.IE21]=&quot;&quot;;[.IE21]=0);0;1)))">
            <text:p/>
          </table:table-cell>
          <table:table-cell table:style-name="ce47" table:formula="of:=IF([.IF$3]=&quot;&quot;;&quot;&quot;;(IF(OR([.IF21]=&quot;&quot;;[.IF21]=0);0;1)))">
            <text:p/>
          </table:table-cell>
          <table:table-cell table:style-name="ce47" table:formula="of:=IF([.IG$3]=&quot;&quot;;&quot;&quot;;(IF(OR([.IG21]=&quot;&quot;;[.IG21]=0);0;1)))">
            <text:p/>
          </table:table-cell>
          <table:table-cell table:style-name="ce47" table:formula="of:=IF([.IH$3]=&quot;&quot;;&quot;&quot;;(IF(OR([.IH21]=&quot;&quot;;[.IH21]=0);0;1)))">
            <text:p/>
          </table:table-cell>
          <table:table-cell table:style-name="ce47" table:formula="of:=IF([.II$3]=&quot;&quot;;&quot;&quot;;(IF(OR([.II21]=&quot;&quot;;[.II21]=0);0;1)))">
            <text:p/>
          </table:table-cell>
          <table:table-cell table:style-name="ce47" table:formula="of:=IF([.IJ$3]=&quot;&quot;;&quot;&quot;;(IF(OR([.IJ21]=&quot;&quot;;[.IJ21]=0);0;1)))">
            <text:p/>
          </table:table-cell>
          <table:table-cell table:style-name="ce47" table:formula="of:=IF([.IK$3]=&quot;&quot;;&quot;&quot;;(IF(OR([.IK21]=&quot;&quot;;[.IK21]=0);0;1)))">
            <text:p/>
          </table:table-cell>
          <table:table-cell table:style-name="ce47" table:formula="of:=IF([.IL$3]=&quot;&quot;;&quot;&quot;;(IF(OR([.IL21]=&quot;&quot;;[.IL21]=0);0;1)))">
            <text:p/>
          </table:table-cell>
          <table:table-cell table:style-name="ce47" table:formula="of:=IF([.IM$3]=&quot;&quot;;&quot;&quot;;(IF(OR([.IM21]=&quot;&quot;;[.IM21]=0);0;1)))">
            <text:p/>
          </table:table-cell>
          <table:table-cell table:style-name="ce47" table:formula="of:=IF([.IN$3]=&quot;&quot;;&quot;&quot;;(IF(OR([.IN21]=&quot;&quot;;[.IN21]=0);0;1)))">
            <text:p/>
          </table:table-cell>
          <table:table-cell table:style-name="ce47" table:formula="of:=IF([.IO$3]=&quot;&quot;;&quot;&quot;;(IF(OR([.IO21]=&quot;&quot;;[.IO21]=0);0;1)))">
            <text:p/>
          </table:table-cell>
          <table:table-cell table:style-name="ce47" table:formula="of:=IF([.IP$3]=&quot;&quot;;&quot;&quot;;(IF(OR([.IP21]=&quot;&quot;;[.IP21]=0);0;1)))">
            <text:p/>
          </table:table-cell>
          <table:table-cell table:style-name="ce47" table:formula="of:=IF([.IQ$3]=&quot;&quot;;&quot;&quot;;(IF(OR([.IQ21]=&quot;&quot;;[.IQ21]=0);0;1)))">
            <text:p/>
          </table:table-cell>
          <table:table-cell table:style-name="ce47" table:formula="of:=IF([.IR$3]=&quot;&quot;;&quot;&quot;;(IF(OR([.IR21]=&quot;&quot;;[.IR21]=0);0;1)))">
            <text:p/>
          </table:table-cell>
          <table:table-cell table:style-name="ce47" table:formula="of:=IF([.IS$3]=&quot;&quot;;&quot;&quot;;(IF(OR([.IS21]=&quot;&quot;;[.IS21]=0);0;1)))">
            <text:p/>
          </table:table-cell>
          <table:table-cell table:style-name="ce47" table:formula="of:=IF([.IT$3]=&quot;&quot;;&quot;&quot;;(IF(OR([.IT21]=&quot;&quot;;[.IT21]=0);0;1)))">
            <text:p/>
          </table:table-cell>
          <table:table-cell table:style-name="ce47" table:formula="of:=IF([.IU$3]=&quot;&quot;;&quot;&quot;;(IF(OR([.IU21]=&quot;&quot;;[.IU21]=0);0;1)))">
            <text:p/>
          </table:table-cell>
          <table:table-cell table:style-name="ce47" table:formula="of:=IF([.IV$3]=&quot;&quot;;&quot;&quot;;(IF(OR([.IV21]=&quot;&quot;;[.IV21]=0);0;1)))">
            <text:p/>
          </table:table-cell>
          <table:table-cell table:style-name="ce47" table:formula="of:=IF([.IW$3]=&quot;&quot;;&quot;&quot;;(IF(OR([.IW21]=&quot;&quot;;[.IW21]=0);0;1)))">
            <text:p/>
          </table:table-cell>
          <table:table-cell table:style-name="ce47" table:formula="of:=IF([.IX$3]=&quot;&quot;;&quot;&quot;;(IF(OR([.IX21]=&quot;&quot;;[.IX21]=0);0;1)))">
            <text:p/>
          </table:table-cell>
          <table:table-cell table:style-name="ce47" table:formula="of:=IF([.IY$3]=&quot;&quot;;&quot;&quot;;(IF(OR([.IY21]=&quot;&quot;;[.IY21]=0);0;1)))">
            <text:p/>
          </table:table-cell>
          <table:table-cell table:style-name="ce47" table:formula="of:=IF([.IZ$3]=&quot;&quot;;&quot;&quot;;(IF(OR([.IZ21]=&quot;&quot;;[.IZ21]=0);0;1)))">
            <text:p/>
          </table:table-cell>
          <table:table-cell table:style-name="ce47" table:formula="of:=IF([.JA$3]=&quot;&quot;;&quot;&quot;;(IF(OR([.JA21]=&quot;&quot;;[.JA21]=0);0;1)))">
            <text:p/>
          </table:table-cell>
          <table:table-cell table:style-name="ce47" table:formula="of:=IF([.JB$3]=&quot;&quot;;&quot;&quot;;(IF(OR([.JB21]=&quot;&quot;;[.JB21]=0);0;1)))">
            <text:p/>
          </table:table-cell>
          <table:table-cell table:style-name="ce47" table:formula="of:=IF([.JC$3]=&quot;&quot;;&quot;&quot;;(IF(OR([.JC21]=&quot;&quot;;[.JC21]=0);0;1)))">
            <text:p/>
          </table:table-cell>
          <table:table-cell table:style-name="ce47" table:formula="of:=IF([.JD$3]=&quot;&quot;;&quot;&quot;;(IF(OR([.JD21]=&quot;&quot;;[.JD21]=0);0;1)))">
            <text:p/>
          </table:table-cell>
          <table:table-cell table:style-name="ce47" table:formula="of:=IF([.JE$3]=&quot;&quot;;&quot;&quot;;(IF(OR([.JE21]=&quot;&quot;;[.JE21]=0);0;1)))">
            <text:p/>
          </table:table-cell>
          <table:table-cell table:style-name="ce47" table:formula="of:=IF([.JF$3]=&quot;&quot;;&quot;&quot;;(IF(OR([.JF21]=&quot;&quot;;[.JF21]=0);0;1)))">
            <text:p/>
          </table:table-cell>
          <table:table-cell table:style-name="ce47" table:formula="of:=IF([.JG$3]=&quot;&quot;;&quot;&quot;;(IF(OR([.JG21]=&quot;&quot;;[.JG21]=0);0;1)))">
            <text:p/>
          </table:table-cell>
          <table:table-cell table:style-name="ce47" table:formula="of:=IF([.JH$3]=&quot;&quot;;&quot;&quot;;(IF(OR([.JH21]=&quot;&quot;;[.JH21]=0);0;1)))">
            <text:p/>
          </table:table-cell>
          <table:table-cell table:style-name="ce47" table:formula="of:=IF([.JI$3]=&quot;&quot;;&quot;&quot;;(IF(OR([.JI21]=&quot;&quot;;[.JI21]=0);0;1)))">
            <text:p/>
          </table:table-cell>
          <table:table-cell table:style-name="ce47" table:formula="of:=IF([.JJ$3]=&quot;&quot;;&quot;&quot;;(IF(OR([.JJ21]=&quot;&quot;;[.JJ21]=0);0;1)))">
            <text:p/>
          </table:table-cell>
          <table:table-cell table:style-name="ce47" table:formula="of:=IF([.JK$3]=&quot;&quot;;&quot;&quot;;(IF(OR([.JK21]=&quot;&quot;;[.JK21]=0);0;1)))">
            <text:p/>
          </table:table-cell>
          <table:table-cell table:style-name="ce47" table:formula="of:=IF([.JL$3]=&quot;&quot;;&quot;&quot;;(IF(OR([.JL21]=&quot;&quot;;[.JL21]=0);0;1)))">
            <text:p/>
          </table:table-cell>
          <table:table-cell table:style-name="ce47" table:formula="of:=IF([.JM$3]=&quot;&quot;;&quot;&quot;;(IF(OR([.JM21]=&quot;&quot;;[.JM21]=0);0;1)))">
            <text:p/>
          </table:table-cell>
          <table:table-cell table:style-name="ce47" table:formula="of:=IF([.JN$3]=&quot;&quot;;&quot;&quot;;(IF(OR([.JN21]=&quot;&quot;;[.JN21]=0);0;1)))">
            <text:p/>
          </table:table-cell>
          <table:table-cell table:style-name="ce47" table:formula="of:=IF([.JO$3]=&quot;&quot;;&quot;&quot;;(IF(OR([.JO21]=&quot;&quot;;[.JO21]=0);0;1)))">
            <text:p/>
          </table:table-cell>
          <table:table-cell table:style-name="ce47" table:formula="of:=IF([.JP$3]=&quot;&quot;;&quot;&quot;;(IF(OR([.JP21]=&quot;&quot;;[.JP21]=0);0;1)))">
            <text:p/>
          </table:table-cell>
          <table:table-cell table:style-name="ce47" table:formula="of:=IF([.JQ$3]=&quot;&quot;;&quot;&quot;;(IF(OR([.JQ21]=&quot;&quot;;[.JQ21]=0);0;1)))">
            <text:p/>
          </table:table-cell>
          <table:table-cell table:style-name="ce47" table:formula="of:=IF([.JR$3]=&quot;&quot;;&quot;&quot;;(IF(OR([.JR21]=&quot;&quot;;[.JR21]=0);0;1)))">
            <text:p/>
          </table:table-cell>
          <table:table-cell table:style-name="ce47" table:formula="of:=IF([.JS$3]=&quot;&quot;;&quot;&quot;;(IF(OR([.JS21]=&quot;&quot;;[.JS21]=0);0;1)))">
            <text:p/>
          </table:table-cell>
          <table:table-cell table:style-name="ce47" table:formula="of:=IF([.JT$3]=&quot;&quot;;&quot;&quot;;(IF(OR([.JT21]=&quot;&quot;;[.JT21]=0);0;1)))">
            <text:p/>
          </table:table-cell>
          <table:table-cell table:style-name="ce47" table:formula="of:=IF([.JU$3]=&quot;&quot;;&quot;&quot;;(IF(OR([.JU21]=&quot;&quot;;[.JU21]=0);0;1)))">
            <text:p/>
          </table:table-cell>
          <table:table-cell table:style-name="ce47" table:formula="of:=IF([.JV$3]=&quot;&quot;;&quot;&quot;;(IF(OR([.JV21]=&quot;&quot;;[.JV21]=0);0;1)))">
            <text:p/>
          </table:table-cell>
          <table:table-cell table:style-name="ce47" table:formula="of:=IF([.JW$3]=&quot;&quot;;&quot;&quot;;(IF(OR([.JW21]=&quot;&quot;;[.JW21]=0);0;1)))">
            <text:p/>
          </table:table-cell>
          <table:table-cell table:style-name="ce47" table:formula="of:=IF([.JX$3]=&quot;&quot;;&quot;&quot;;(IF(OR([.JX21]=&quot;&quot;;[.JX21]=0);0;1)))">
            <text:p/>
          </table:table-cell>
          <table:table-cell table:style-name="ce47" table:formula="of:=IF([.JY$3]=&quot;&quot;;&quot;&quot;;(IF(OR([.JY21]=&quot;&quot;;[.JY21]=0);0;1)))">
            <text:p/>
          </table:table-cell>
          <table:table-cell table:style-name="ce47" table:formula="of:=IF([.JZ$3]=&quot;&quot;;&quot;&quot;;(IF(OR([.JZ21]=&quot;&quot;;[.JZ21]=0);0;1)))">
            <text:p/>
          </table:table-cell>
          <table:table-cell table:style-name="ce47" table:formula="of:=IF([.KA$3]=&quot;&quot;;&quot;&quot;;(IF(OR([.KA21]=&quot;&quot;;[.KA21]=0);0;1)))">
            <text:p/>
          </table:table-cell>
          <table:table-cell table:style-name="ce47" table:formula="of:=IF([.KB$3]=&quot;&quot;;&quot;&quot;;(IF(OR([.KB21]=&quot;&quot;;[.KB21]=0);0;1)))">
            <text:p/>
          </table:table-cell>
          <table:table-cell table:style-name="ce47" table:formula="of:=IF([.KC$3]=&quot;&quot;;&quot;&quot;;(IF(OR([.KC21]=&quot;&quot;;[.KC21]=0);0;1)))">
            <text:p/>
          </table:table-cell>
          <table:table-cell table:style-name="ce47" table:formula="of:=IF([.KD$3]=&quot;&quot;;&quot;&quot;;(IF(OR([.KD21]=&quot;&quot;;[.KD21]=0);0;1)))">
            <text:p/>
          </table:table-cell>
          <table:table-cell table:style-name="ce47" table:formula="of:=IF([.KE$3]=&quot;&quot;;&quot;&quot;;(IF(OR([.KE21]=&quot;&quot;;[.KE21]=0);0;1)))">
            <text:p/>
          </table:table-cell>
          <table:table-cell table:style-name="ce47" table:formula="of:=IF([.KF$3]=&quot;&quot;;&quot;&quot;;(IF(OR([.KF21]=&quot;&quot;;[.KF21]=0);0;1)))">
            <text:p/>
          </table:table-cell>
          <table:table-cell table:style-name="ce47" table:formula="of:=IF([.KG$3]=&quot;&quot;;&quot;&quot;;(IF(OR([.KG21]=&quot;&quot;;[.KG21]=0);0;1)))">
            <text:p/>
          </table:table-cell>
          <table:table-cell table:style-name="ce47" table:formula="of:=IF([.KH$3]=&quot;&quot;;&quot;&quot;;(IF(OR([.KH21]=&quot;&quot;;[.KH21]=0);0;1)))">
            <text:p/>
          </table:table-cell>
          <table:table-cell table:style-name="ce47" table:formula="of:=IF([.KI$3]=&quot;&quot;;&quot;&quot;;(IF(OR([.KI21]=&quot;&quot;;[.KI21]=0);0;1)))">
            <text:p/>
          </table:table-cell>
          <table:table-cell table:style-name="ce47" table:formula="of:=IF([.KJ$3]=&quot;&quot;;&quot;&quot;;(IF(OR([.KJ21]=&quot;&quot;;[.KJ21]=0);0;1)))">
            <text:p/>
          </table:table-cell>
          <table:table-cell table:style-name="ce47" table:formula="of:=IF([.KK$3]=&quot;&quot;;&quot;&quot;;(IF(OR([.KK21]=&quot;&quot;;[.KK21]=0);0;1)))">
            <text:p/>
          </table:table-cell>
          <table:table-cell table:style-name="ce47" table:formula="of:=IF([.KL$3]=&quot;&quot;;&quot;&quot;;(IF(OR([.KL21]=&quot;&quot;;[.KL21]=0);0;1)))">
            <text:p/>
          </table:table-cell>
          <table:table-cell table:style-name="ce47" table:formula="of:=IF([.KM$3]=&quot;&quot;;&quot;&quot;;(IF(OR([.KM21]=&quot;&quot;;[.KM21]=0);0;1)))">
            <text:p/>
          </table:table-cell>
          <table:table-cell table:style-name="ce47" table:formula="of:=IF([.KN$3]=&quot;&quot;;&quot;&quot;;(IF(OR([.KN21]=&quot;&quot;;[.KN21]=0);0;1)))">
            <text:p/>
          </table:table-cell>
          <table:table-cell table:style-name="ce47" table:formula="of:=IF([.KO$3]=&quot;&quot;;&quot;&quot;;(IF(OR([.KO21]=&quot;&quot;;[.KO21]=0);0;1)))">
            <text:p/>
          </table:table-cell>
          <table:table-cell table:style-name="ce47" table:formula="of:=IF([.KP$3]=&quot;&quot;;&quot;&quot;;(IF(OR([.KP21]=&quot;&quot;;[.KP21]=0);0;1)))">
            <text:p/>
          </table:table-cell>
          <table:table-cell table:style-name="ce47" table:formula="of:=IF([.KQ$3]=&quot;&quot;;&quot;&quot;;(IF(OR([.KQ21]=&quot;&quot;;[.KQ21]=0);0;1)))">
            <text:p/>
          </table:table-cell>
          <table:table-cell table:style-name="ce47" table:formula="of:=IF([.KR$3]=&quot;&quot;;&quot;&quot;;(IF(OR([.KR21]=&quot;&quot;;[.KR21]=0);0;1)))">
            <text:p/>
          </table:table-cell>
          <table:table-cell table:style-name="ce47" table:formula="of:=IF([.KS$3]=&quot;&quot;;&quot;&quot;;(IF(OR([.KS21]=&quot;&quot;;[.KS21]=0);0;1)))">
            <text:p/>
          </table:table-cell>
          <table:table-cell table:style-name="ce47" table:formula="of:=IF([.KT$3]=&quot;&quot;;&quot;&quot;;(IF(OR([.KT21]=&quot;&quot;;[.KT21]=0);0;1)))">
            <text:p/>
          </table:table-cell>
          <table:table-cell table:style-name="ce47" table:formula="of:=IF([.KU$3]=&quot;&quot;;&quot;&quot;;(IF(OR([.KU21]=&quot;&quot;;[.KU21]=0);0;1)))">
            <text:p/>
          </table:table-cell>
          <table:table-cell table:style-name="ce47" table:formula="of:=IF([.KV$3]=&quot;&quot;;&quot;&quot;;(IF(OR([.KV21]=&quot;&quot;;[.KV21]=0);0;1)))">
            <text:p/>
          </table:table-cell>
          <table:table-cell table:style-name="ce47" table:formula="of:=IF([.KW$3]=&quot;&quot;;&quot;&quot;;(IF(OR([.KW21]=&quot;&quot;;[.KW21]=0);0;1)))">
            <text:p/>
          </table:table-cell>
          <table:table-cell table:style-name="ce47" table:formula="of:=IF([.KX$3]=&quot;&quot;;&quot;&quot;;(IF(OR([.KX21]=&quot;&quot;;[.KX21]=0);0;1)))">
            <text:p/>
          </table:table-cell>
          <table:table-cell table:style-name="ce47" table:formula="of:=IF([.KY$3]=&quot;&quot;;&quot;&quot;;(IF(OR([.KY21]=&quot;&quot;;[.KY21]=0);0;1)))">
            <text:p/>
          </table:table-cell>
          <table:table-cell table:style-name="ce47" table:formula="of:=IF([.KZ$3]=&quot;&quot;;&quot;&quot;;(IF(OR([.KZ21]=&quot;&quot;;[.KZ21]=0);0;1)))">
            <text:p/>
          </table:table-cell>
          <table:table-cell table:style-name="ce47" table:formula="of:=IF([.LA$3]=&quot;&quot;;&quot;&quot;;(IF(OR([.LA21]=&quot;&quot;;[.LA21]=0);0;1)))">
            <text:p/>
          </table:table-cell>
          <table:table-cell table:style-name="ce47" table:formula="of:=IF([.LB$3]=&quot;&quot;;&quot;&quot;;(IF(OR([.LB21]=&quot;&quot;;[.LB21]=0);0;1)))">
            <text:p/>
          </table:table-cell>
          <table:table-cell table:style-name="ce47" table:formula="of:=IF([.LC$3]=&quot;&quot;;&quot;&quot;;(IF(OR([.LC21]=&quot;&quot;;[.LC21]=0);0;1)))">
            <text:p/>
          </table:table-cell>
          <table:table-cell table:style-name="ce47" table:formula="of:=IF([.LD$3]=&quot;&quot;;&quot;&quot;;(IF(OR([.LD21]=&quot;&quot;;[.LD21]=0);0;1)))">
            <text:p/>
          </table:table-cell>
          <table:table-cell table:style-name="ce47" table:formula="of:=IF([.LE$3]=&quot;&quot;;&quot;&quot;;(IF(OR([.LE21]=&quot;&quot;;[.LE21]=0);0;1)))">
            <text:p/>
          </table:table-cell>
          <table:table-cell table:style-name="ce47" table:formula="of:=IF([.LF$3]=&quot;&quot;;&quot;&quot;;(IF(OR([.LF21]=&quot;&quot;;[.LF21]=0);0;1)))">
            <text:p/>
          </table:table-cell>
          <table:table-cell table:style-name="ce47" table:formula="of:=IF([.LG$3]=&quot;&quot;;&quot;&quot;;(IF(OR([.LG21]=&quot;&quot;;[.LG21]=0);0;1)))">
            <text:p/>
          </table:table-cell>
          <table:table-cell table:style-name="ce47" table:formula="of:=IF([.LH$3]=&quot;&quot;;&quot;&quot;;(IF(OR([.LH21]=&quot;&quot;;[.LH21]=0);0;1)))">
            <text:p/>
          </table:table-cell>
          <table:table-cell table:style-name="ce47" table:formula="of:=IF([.LI$3]=&quot;&quot;;&quot;&quot;;(IF(OR([.LI21]=&quot;&quot;;[.LI21]=0);0;1)))">
            <text:p/>
          </table:table-cell>
          <table:table-cell table:style-name="ce47" table:formula="of:=IF([.LJ$3]=&quot;&quot;;&quot;&quot;;(IF(OR([.LJ21]=&quot;&quot;;[.LJ21]=0);0;1)))">
            <text:p/>
          </table:table-cell>
          <table:table-cell table:style-name="ce47" table:formula="of:=IF([.LK$3]=&quot;&quot;;&quot;&quot;;(IF(OR([.LK21]=&quot;&quot;;[.LK21]=0);0;1)))">
            <text:p/>
          </table:table-cell>
          <table:table-cell table:style-name="ce47" table:formula="of:=IF([.LL$3]=&quot;&quot;;&quot;&quot;;(IF(OR([.LL21]=&quot;&quot;;[.LL21]=0);0;1)))">
            <text:p/>
          </table:table-cell>
          <table:table-cell table:style-name="ce47" table:formula="of:=IF([.LM$3]=&quot;&quot;;&quot;&quot;;(IF(OR([.LM21]=&quot;&quot;;[.LM21]=0);0;1)))">
            <text:p/>
          </table:table-cell>
          <table:table-cell table:style-name="ce47" table:formula="of:=IF([.LN$3]=&quot;&quot;;&quot;&quot;;(IF(OR([.LN21]=&quot;&quot;;[.LN21]=0);0;1)))">
            <text:p/>
          </table:table-cell>
          <table:table-cell table:style-name="ce47" table:formula="of:=IF([.LO$3]=&quot;&quot;;&quot;&quot;;(IF(OR([.LO21]=&quot;&quot;;[.LO21]=0);0;1)))">
            <text:p/>
          </table:table-cell>
          <table:table-cell table:style-name="ce47" table:formula="of:=IF([.LP$3]=&quot;&quot;;&quot;&quot;;(IF(OR([.LP21]=&quot;&quot;;[.LP21]=0);0;1)))">
            <text:p/>
          </table:table-cell>
          <table:table-cell table:style-name="ce47" table:formula="of:=IF([.LQ$3]=&quot;&quot;;&quot;&quot;;(IF(OR([.LQ21]=&quot;&quot;;[.LQ21]=0);0;1)))">
            <text:p/>
          </table:table-cell>
          <table:table-cell table:style-name="ce47" table:formula="of:=IF([.LR$3]=&quot;&quot;;&quot;&quot;;(IF(OR([.LR21]=&quot;&quot;;[.LR21]=0);0;1)))">
            <text:p/>
          </table:table-cell>
          <table:table-cell table:style-name="ce47" table:formula="of:=IF([.LS$3]=&quot;&quot;;&quot;&quot;;(IF(OR([.LS21]=&quot;&quot;;[.LS21]=0);0;1)))">
            <text:p/>
          </table:table-cell>
          <table:table-cell table:style-name="ce47" table:formula="of:=IF([.LT$3]=&quot;&quot;;&quot;&quot;;(IF(OR([.LT21]=&quot;&quot;;[.LT21]=0);0;1)))">
            <text:p/>
          </table:table-cell>
          <table:table-cell table:style-name="ce47" table:formula="of:=IF([.LU$3]=&quot;&quot;;&quot;&quot;;(IF(OR([.LU21]=&quot;&quot;;[.LU21]=0);0;1)))">
            <text:p/>
          </table:table-cell>
          <table:table-cell table:style-name="ce47" table:formula="of:=IF([.LV$3]=&quot;&quot;;&quot;&quot;;(IF(OR([.LV21]=&quot;&quot;;[.LV21]=0);0;1)))">
            <text:p/>
          </table:table-cell>
          <table:table-cell table:style-name="ce47" table:formula="of:=IF([.LW$3]=&quot;&quot;;&quot;&quot;;(IF(OR([.LW21]=&quot;&quot;;[.LW21]=0);0;1)))">
            <text:p/>
          </table:table-cell>
          <table:table-cell table:style-name="ce47" table:formula="of:=IF([.LX$3]=&quot;&quot;;&quot;&quot;;(IF(OR([.LX21]=&quot;&quot;;[.LX21]=0);0;1)))">
            <text:p/>
          </table:table-cell>
          <table:table-cell table:style-name="ce47" table:formula="of:=IF([.LY$3]=&quot;&quot;;&quot;&quot;;(IF(OR([.LY21]=&quot;&quot;;[.LY21]=0);0;1)))">
            <text:p/>
          </table:table-cell>
          <table:table-cell table:style-name="ce47" table:formula="of:=IF([.LZ$3]=&quot;&quot;;&quot;&quot;;(IF(OR([.LZ21]=&quot;&quot;;[.LZ21]=0);0;1)))">
            <text:p/>
          </table:table-cell>
          <table:table-cell table:style-name="ce47" table:formula="of:=IF([.MA$3]=&quot;&quot;;&quot;&quot;;(IF(OR([.MA21]=&quot;&quot;;[.MA21]=0);0;1)))">
            <text:p/>
          </table:table-cell>
          <table:table-cell table:style-name="ce47" table:formula="of:=IF([.MB$3]=&quot;&quot;;&quot;&quot;;(IF(OR([.MB21]=&quot;&quot;;[.MB21]=0);0;1)))">
            <text:p/>
          </table:table-cell>
          <table:table-cell table:style-name="ce47" table:formula="of:=IF([.MC$3]=&quot;&quot;;&quot;&quot;;(IF(OR([.MC21]=&quot;&quot;;[.MC21]=0);0;1)))">
            <text:p/>
          </table:table-cell>
          <table:table-cell table:style-name="ce47" table:formula="of:=IF([.MD$3]=&quot;&quot;;&quot;&quot;;(IF(OR([.MD21]=&quot;&quot;;[.MD21]=0);0;1)))">
            <text:p/>
          </table:table-cell>
          <table:table-cell table:style-name="ce47" table:formula="of:=IF([.ME$3]=&quot;&quot;;&quot;&quot;;(IF(OR([.ME21]=&quot;&quot;;[.ME21]=0);0;1)))">
            <text:p/>
          </table:table-cell>
          <table:table-cell table:style-name="ce47" table:formula="of:=IF([.MF$3]=&quot;&quot;;&quot;&quot;;(IF(OR([.MF21]=&quot;&quot;;[.MF21]=0);0;1)))">
            <text:p/>
          </table:table-cell>
          <table:table-cell table:style-name="ce47" table:formula="of:=IF([.MG$3]=&quot;&quot;;&quot;&quot;;(IF(OR([.MG21]=&quot;&quot;;[.MG21]=0);0;1)))">
            <text:p/>
          </table:table-cell>
          <table:table-cell table:style-name="ce47" table:formula="of:=IF([.MH$3]=&quot;&quot;;&quot;&quot;;(IF(OR([.MH21]=&quot;&quot;;[.MH21]=0);0;1)))">
            <text:p/>
          </table:table-cell>
          <table:table-cell table:style-name="ce47" table:formula="of:=IF([.MI$3]=&quot;&quot;;&quot;&quot;;(IF(OR([.MI21]=&quot;&quot;;[.MI21]=0);0;1)))">
            <text:p/>
          </table:table-cell>
          <table:table-cell table:style-name="ce47" table:formula="of:=IF([.MJ$3]=&quot;&quot;;&quot;&quot;;(IF(OR([.MJ21]=&quot;&quot;;[.MJ21]=0);0;1)))">
            <text:p/>
          </table:table-cell>
          <table:table-cell table:style-name="ce47" table:formula="of:=IF([.MK$3]=&quot;&quot;;&quot;&quot;;(IF(OR([.MK21]=&quot;&quot;;[.MK21]=0);0;1)))">
            <text:p/>
          </table:table-cell>
          <table:table-cell table:style-name="ce47" table:formula="of:=IF([.ML$3]=&quot;&quot;;&quot;&quot;;(IF(OR([.ML21]=&quot;&quot;;[.ML21]=0);0;1)))">
            <text:p/>
          </table:table-cell>
          <table:table-cell table:style-name="ce47" table:formula="of:=IF([.MM$3]=&quot;&quot;;&quot;&quot;;(IF(OR([.MM21]=&quot;&quot;;[.MM21]=0);0;1)))">
            <text:p/>
          </table:table-cell>
          <table:table-cell table:style-name="ce47" table:formula="of:=IF([.MN$3]=&quot;&quot;;&quot;&quot;;(IF(OR([.MN21]=&quot;&quot;;[.MN21]=0);0;1)))">
            <text:p/>
          </table:table-cell>
          <table:table-cell table:style-name="ce47" table:formula="of:=IF([.MO$3]=&quot;&quot;;&quot;&quot;;(IF(OR([.MO21]=&quot;&quot;;[.MO21]=0);0;1)))">
            <text:p/>
          </table:table-cell>
          <table:table-cell table:style-name="ce47" table:formula="of:=IF([.MP$3]=&quot;&quot;;&quot;&quot;;(IF(OR([.MP21]=&quot;&quot;;[.MP21]=0);0;1)))">
            <text:p/>
          </table:table-cell>
          <table:table-cell table:style-name="ce47" table:formula="of:=IF([.MQ$3]=&quot;&quot;;&quot;&quot;;(IF(OR([.MQ21]=&quot;&quot;;[.MQ21]=0);0;1)))">
            <text:p/>
          </table:table-cell>
          <table:table-cell table:style-name="ce47" table:formula="of:=IF([.MR$3]=&quot;&quot;;&quot;&quot;;(IF(OR([.MR21]=&quot;&quot;;[.MR21]=0);0;1)))">
            <text:p/>
          </table:table-cell>
          <table:table-cell table:style-name="ce47" table:formula="of:=IF([.MS$3]=&quot;&quot;;&quot;&quot;;(IF(OR([.MS21]=&quot;&quot;;[.MS21]=0);0;1)))">
            <text:p/>
          </table:table-cell>
          <table:table-cell table:style-name="ce47" table:formula="of:=IF([.MT$3]=&quot;&quot;;&quot;&quot;;(IF(OR([.MT21]=&quot;&quot;;[.MT21]=0);0;1)))">
            <text:p/>
          </table:table-cell>
          <table:table-cell table:style-name="ce47" table:formula="of:=IF([.MU$3]=&quot;&quot;;&quot;&quot;;(IF(OR([.MU21]=&quot;&quot;;[.MU21]=0);0;1)))">
            <text:p/>
          </table:table-cell>
          <table:table-cell table:style-name="ce47" table:formula="of:=IF([.MV$3]=&quot;&quot;;&quot;&quot;;(IF(OR([.MV21]=&quot;&quot;;[.MV21]=0);0;1)))">
            <text:p/>
          </table:table-cell>
          <table:table-cell table:style-name="ce47" table:formula="of:=IF([.MW$3]=&quot;&quot;;&quot;&quot;;(IF(OR([.MW21]=&quot;&quot;;[.MW21]=0);0;1)))">
            <text:p/>
          </table:table-cell>
          <table:table-cell table:style-name="ce47" table:formula="of:=IF([.MX$3]=&quot;&quot;;&quot;&quot;;(IF(OR([.MX21]=&quot;&quot;;[.MX21]=0);0;1)))">
            <text:p/>
          </table:table-cell>
          <table:table-cell table:style-name="ce47" table:formula="of:=IF([.MY$3]=&quot;&quot;;&quot;&quot;;(IF(OR([.MY21]=&quot;&quot;;[.MY21]=0);0;1)))">
            <text:p/>
          </table:table-cell>
          <table:table-cell table:style-name="ce47" table:formula="of:=IF([.MZ$3]=&quot;&quot;;&quot;&quot;;(IF(OR([.MZ21]=&quot;&quot;;[.MZ21]=0);0;1)))">
            <text:p/>
          </table:table-cell>
          <table:table-cell table:style-name="ce47" table:formula="of:=IF([.NA$3]=&quot;&quot;;&quot;&quot;;(IF(OR([.NA21]=&quot;&quot;;[.NA21]=0);0;1)))">
            <text:p/>
          </table:table-cell>
          <table:table-cell table:style-name="ce47" table:formula="of:=IF([.NB$3]=&quot;&quot;;&quot;&quot;;(IF(OR([.NB21]=&quot;&quot;;[.NB21]=0);0;1)))">
            <text:p/>
          </table:table-cell>
          <table:table-cell table:style-name="ce47" table:formula="of:=IF([.NC$3]=&quot;&quot;;&quot;&quot;;(IF(OR([.NC21]=&quot;&quot;;[.NC21]=0);0;1)))">
            <text:p/>
          </table:table-cell>
          <table:table-cell table:style-name="ce47" table:formula="of:=IF([.ND$3]=&quot;&quot;;&quot;&quot;;(IF(OR([.ND21]=&quot;&quot;;[.ND21]=0);0;1)))">
            <text:p/>
          </table:table-cell>
          <table:table-cell table:style-name="ce47" table:formula="of:=IF([.NE$3]=&quot;&quot;;&quot;&quot;;(IF(OR([.NE21]=&quot;&quot;;[.NE21]=0);0;1)))">
            <text:p/>
          </table:table-cell>
          <table:table-cell table:style-name="ce47" table:formula="of:=IF([.NF$3]=&quot;&quot;;&quot;&quot;;(IF(OR([.NF21]=&quot;&quot;;[.NF21]=0);0;1)))">
            <text:p/>
          </table:table-cell>
          <table:table-cell table:style-name="ce57" table:number-columns-repeated="287"/>
        </table:table-row>
        <table:table-row table:style-name="ro2">
          <table:table-cell table:formula="of:=MAX([.A22:.B22])" office:value-type="float" office:value="0" calcext:value-type="float">
            <text:p>0</text:p>
          </table:table-cell>
          <table:table-cell table:style-name="ce6" table:formula="of:=IFERROR((LEN([.NG22])-SEARCH(&quot;0[^0]*$&quot;;[.NG22]));LEN([.NG22]))" office:value-type="float" office:value="0" calcext:value-type="float">
            <text:p>0</text:p>
          </table:table-cell>
          <table:table-cell table:formula="of:=COUNTA([.E22:.NF22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22:.ABI22])">
            <text:p/>
          </table:table-cell>
          <table:table-cell table:style-name="ce34" table:formula="of:=IF([.E$3]=&quot;&quot;;&quot;&quot;;(IF(OR([.E22]=&quot;&quot;;[.E22]=0);0;1)))">
            <text:p/>
          </table:table-cell>
          <table:table-cell table:style-name="ce34" table:formula="of:=IF([.F$3]=&quot;&quot;;&quot;&quot;;(IF(OR([.F22]=&quot;&quot;;[.F22]=0);0;1)))">
            <text:p/>
          </table:table-cell>
          <table:table-cell table:style-name="ce34" table:formula="of:=IF([.G$3]=&quot;&quot;;&quot;&quot;;(IF(OR([.G22]=&quot;&quot;;[.G22]=0);0;1)))">
            <text:p/>
          </table:table-cell>
          <table:table-cell table:style-name="ce34" table:formula="of:=IF([.H$3]=&quot;&quot;;&quot;&quot;;(IF(OR([.H22]=&quot;&quot;;[.H22]=0);0;1)))">
            <text:p/>
          </table:table-cell>
          <table:table-cell table:style-name="ce35" table:formula="of:=IF([.I$3]=&quot;&quot;;&quot;&quot;;(IF(OR([.I22]=&quot;&quot;;[.I22]=0);0;1)))">
            <text:p/>
          </table:table-cell>
          <table:table-cell table:style-name="ce35" table:formula="of:=IF([.J$3]=&quot;&quot;;&quot;&quot;;(IF(OR([.J22]=&quot;&quot;;[.J22]=0);0;1)))">
            <text:p/>
          </table:table-cell>
          <table:table-cell table:style-name="ce35" table:formula="of:=IF([.K$3]=&quot;&quot;;&quot;&quot;;(IF(OR([.K22]=&quot;&quot;;[.K22]=0);0;1)))">
            <text:p/>
          </table:table-cell>
          <table:table-cell table:style-name="ce35" table:formula="of:=IF([.L$3]=&quot;&quot;;&quot;&quot;;(IF(OR([.L22]=&quot;&quot;;[.L22]=0);0;1)))">
            <text:p/>
          </table:table-cell>
          <table:table-cell table:style-name="ce35" table:formula="of:=IF([.M$3]=&quot;&quot;;&quot;&quot;;(IF(OR([.M22]=&quot;&quot;;[.M22]=0);0;1)))">
            <text:p/>
          </table:table-cell>
          <table:table-cell table:style-name="ce35" table:formula="of:=IF([.N$3]=&quot;&quot;;&quot;&quot;;(IF(OR([.N22]=&quot;&quot;;[.N22]=0);0;1)))">
            <text:p/>
          </table:table-cell>
          <table:table-cell table:style-name="ce35" table:formula="of:=IF([.O$3]=&quot;&quot;;&quot;&quot;;(IF(OR([.O22]=&quot;&quot;;[.O22]=0);0;1)))">
            <text:p/>
          </table:table-cell>
          <table:table-cell table:style-name="ce35" table:formula="of:=IF([.P$3]=&quot;&quot;;&quot;&quot;;(IF(OR([.P22]=&quot;&quot;;[.P22]=0);0;1)))">
            <text:p/>
          </table:table-cell>
          <table:table-cell table:style-name="ce35" table:formula="of:=IF([.Q$3]=&quot;&quot;;&quot;&quot;;(IF(OR([.Q22]=&quot;&quot;;[.Q22]=0);0;1)))">
            <text:p/>
          </table:table-cell>
          <table:table-cell table:style-name="ce35" table:formula="of:=IF([.R$3]=&quot;&quot;;&quot;&quot;;(IF(OR([.R22]=&quot;&quot;;[.R22]=0);0;1)))">
            <text:p/>
          </table:table-cell>
          <table:table-cell table:style-name="ce35" table:formula="of:=IF([.S$3]=&quot;&quot;;&quot;&quot;;(IF(OR([.S22]=&quot;&quot;;[.S22]=0);0;1)))">
            <text:p/>
          </table:table-cell>
          <table:table-cell table:style-name="ce35" table:formula="of:=IF([.T$3]=&quot;&quot;;&quot;&quot;;(IF(OR([.T22]=&quot;&quot;;[.T22]=0);0;1)))">
            <text:p/>
          </table:table-cell>
          <table:table-cell table:style-name="ce35" table:formula="of:=IF([.U$3]=&quot;&quot;;&quot;&quot;;(IF(OR([.U22]=&quot;&quot;;[.U22]=0);0;1)))">
            <text:p/>
          </table:table-cell>
          <table:table-cell table:style-name="ce35" table:formula="of:=IF([.V$3]=&quot;&quot;;&quot;&quot;;(IF(OR([.V22]=&quot;&quot;;[.V22]=0);0;1)))">
            <text:p/>
          </table:table-cell>
          <table:table-cell table:style-name="ce35" table:formula="of:=IF([.W$3]=&quot;&quot;;&quot;&quot;;(IF(OR([.W22]=&quot;&quot;;[.W22]=0);0;1)))">
            <text:p/>
          </table:table-cell>
          <table:table-cell table:style-name="ce35" table:formula="of:=IF([.X$3]=&quot;&quot;;&quot;&quot;;(IF(OR([.X22]=&quot;&quot;;[.X22]=0);0;1)))">
            <text:p/>
          </table:table-cell>
          <table:table-cell table:style-name="ce35" table:formula="of:=IF([.Y$3]=&quot;&quot;;&quot;&quot;;(IF(OR([.Y22]=&quot;&quot;;[.Y22]=0);0;1)))">
            <text:p/>
          </table:table-cell>
          <table:table-cell table:style-name="ce35" table:formula="of:=IF([.Z$3]=&quot;&quot;;&quot;&quot;;(IF(OR([.Z22]=&quot;&quot;;[.Z22]=0);0;1)))">
            <text:p/>
          </table:table-cell>
          <table:table-cell table:style-name="ce35" table:formula="of:=IF([.AA$3]=&quot;&quot;;&quot;&quot;;(IF(OR([.AA22]=&quot;&quot;;[.AA22]=0);0;1)))">
            <text:p/>
          </table:table-cell>
          <table:table-cell table:style-name="ce35" table:formula="of:=IF([.AB$3]=&quot;&quot;;&quot;&quot;;(IF(OR([.AB22]=&quot;&quot;;[.AB22]=0);0;1)))">
            <text:p/>
          </table:table-cell>
          <table:table-cell table:style-name="ce35" table:formula="of:=IF([.AC$3]=&quot;&quot;;&quot;&quot;;(IF(OR([.AC22]=&quot;&quot;;[.AC22]=0);0;1)))">
            <text:p/>
          </table:table-cell>
          <table:table-cell table:style-name="ce35" table:formula="of:=IF([.AD$3]=&quot;&quot;;&quot;&quot;;(IF(OR([.AD22]=&quot;&quot;;[.AD22]=0);0;1)))">
            <text:p/>
          </table:table-cell>
          <table:table-cell table:style-name="ce35" table:formula="of:=IF([.AE$3]=&quot;&quot;;&quot;&quot;;(IF(OR([.AE22]=&quot;&quot;;[.AE22]=0);0;1)))">
            <text:p/>
          </table:table-cell>
          <table:table-cell table:style-name="ce35" table:formula="of:=IF([.AF$3]=&quot;&quot;;&quot;&quot;;(IF(OR([.AF22]=&quot;&quot;;[.AF22]=0);0;1)))">
            <text:p/>
          </table:table-cell>
          <table:table-cell table:style-name="ce35" table:formula="of:=IF([.AG$3]=&quot;&quot;;&quot;&quot;;(IF(OR([.AG22]=&quot;&quot;;[.AG22]=0);0;1)))">
            <text:p/>
          </table:table-cell>
          <table:table-cell table:style-name="ce35" table:formula="of:=IF([.AH$3]=&quot;&quot;;&quot;&quot;;(IF(OR([.AH22]=&quot;&quot;;[.AH22]=0);0;1)))">
            <text:p/>
          </table:table-cell>
          <table:table-cell table:style-name="ce35" table:formula="of:=IF([.AI$3]=&quot;&quot;;&quot;&quot;;(IF(OR([.AI22]=&quot;&quot;;[.AI22]=0);0;1)))">
            <text:p/>
          </table:table-cell>
          <table:table-cell table:style-name="ce35" table:formula="of:=IF([.AJ$3]=&quot;&quot;;&quot;&quot;;(IF(OR([.AJ22]=&quot;&quot;;[.AJ22]=0);0;1)))">
            <text:p/>
          </table:table-cell>
          <table:table-cell table:style-name="ce35" table:formula="of:=IF([.AK$3]=&quot;&quot;;&quot;&quot;;(IF(OR([.AK22]=&quot;&quot;;[.AK22]=0);0;1)))">
            <text:p/>
          </table:table-cell>
          <table:table-cell table:style-name="ce35" table:formula="of:=IF([.AL$3]=&quot;&quot;;&quot;&quot;;(IF(OR([.AL22]=&quot;&quot;;[.AL22]=0);0;1)))">
            <text:p/>
          </table:table-cell>
          <table:table-cell table:style-name="ce35" table:formula="of:=IF([.AM$3]=&quot;&quot;;&quot;&quot;;(IF(OR([.AM22]=&quot;&quot;;[.AM22]=0);0;1)))">
            <text:p/>
          </table:table-cell>
          <table:table-cell table:style-name="ce35" table:formula="of:=IF([.AN$3]=&quot;&quot;;&quot;&quot;;(IF(OR([.AN22]=&quot;&quot;;[.AN22]=0);0;1)))">
            <text:p/>
          </table:table-cell>
          <table:table-cell table:style-name="ce35" table:formula="of:=IF([.AO$3]=&quot;&quot;;&quot;&quot;;(IF(OR([.AO22]=&quot;&quot;;[.AO22]=0);0;1)))">
            <text:p/>
          </table:table-cell>
          <table:table-cell table:style-name="ce35" table:formula="of:=IF([.AP$3]=&quot;&quot;;&quot;&quot;;(IF(OR([.AP22]=&quot;&quot;;[.AP22]=0);0;1)))">
            <text:p/>
          </table:table-cell>
          <table:table-cell table:style-name="ce35" table:formula="of:=IF([.AQ$3]=&quot;&quot;;&quot;&quot;;(IF(OR([.AQ22]=&quot;&quot;;[.AQ22]=0);0;1)))">
            <text:p/>
          </table:table-cell>
          <table:table-cell table:style-name="ce35" table:formula="of:=IF([.AR$3]=&quot;&quot;;&quot;&quot;;(IF(OR([.AR22]=&quot;&quot;;[.AR22]=0);0;1)))">
            <text:p/>
          </table:table-cell>
          <table:table-cell table:style-name="ce35" table:formula="of:=IF([.AS$3]=&quot;&quot;;&quot;&quot;;(IF(OR([.AS22]=&quot;&quot;;[.AS22]=0);0;1)))">
            <text:p/>
          </table:table-cell>
          <table:table-cell table:style-name="ce35" table:formula="of:=IF([.AT$3]=&quot;&quot;;&quot;&quot;;(IF(OR([.AT22]=&quot;&quot;;[.AT22]=0);0;1)))">
            <text:p/>
          </table:table-cell>
          <table:table-cell table:style-name="ce35" table:formula="of:=IF([.AU$3]=&quot;&quot;;&quot;&quot;;(IF(OR([.AU22]=&quot;&quot;;[.AU22]=0);0;1)))">
            <text:p/>
          </table:table-cell>
          <table:table-cell table:style-name="ce35" table:formula="of:=IF([.AV$3]=&quot;&quot;;&quot;&quot;;(IF(OR([.AV22]=&quot;&quot;;[.AV22]=0);0;1)))">
            <text:p/>
          </table:table-cell>
          <table:table-cell table:style-name="ce35" table:formula="of:=IF([.AW$3]=&quot;&quot;;&quot;&quot;;(IF(OR([.AW22]=&quot;&quot;;[.AW22]=0);0;1)))">
            <text:p/>
          </table:table-cell>
          <table:table-cell table:style-name="ce35" table:formula="of:=IF([.AX$3]=&quot;&quot;;&quot;&quot;;(IF(OR([.AX22]=&quot;&quot;;[.AX22]=0);0;1)))">
            <text:p/>
          </table:table-cell>
          <table:table-cell table:style-name="ce35" table:formula="of:=IF([.AY$3]=&quot;&quot;;&quot;&quot;;(IF(OR([.AY22]=&quot;&quot;;[.AY22]=0);0;1)))">
            <text:p/>
          </table:table-cell>
          <table:table-cell table:style-name="ce35" table:formula="of:=IF([.AZ$3]=&quot;&quot;;&quot;&quot;;(IF(OR([.AZ22]=&quot;&quot;;[.AZ22]=0);0;1)))">
            <text:p/>
          </table:table-cell>
          <table:table-cell table:style-name="ce35" table:formula="of:=IF([.BA$3]=&quot;&quot;;&quot;&quot;;(IF(OR([.BA22]=&quot;&quot;;[.BA22]=0);0;1)))">
            <text:p/>
          </table:table-cell>
          <table:table-cell table:style-name="ce35" table:formula="of:=IF([.BB$3]=&quot;&quot;;&quot;&quot;;(IF(OR([.BB22]=&quot;&quot;;[.BB22]=0);0;1)))">
            <text:p/>
          </table:table-cell>
          <table:table-cell table:style-name="ce35" table:formula="of:=IF([.BC$3]=&quot;&quot;;&quot;&quot;;(IF(OR([.BC22]=&quot;&quot;;[.BC22]=0);0;1)))">
            <text:p/>
          </table:table-cell>
          <table:table-cell table:style-name="ce35" table:formula="of:=IF([.BD$3]=&quot;&quot;;&quot;&quot;;(IF(OR([.BD22]=&quot;&quot;;[.BD22]=0);0;1)))">
            <text:p/>
          </table:table-cell>
          <table:table-cell table:style-name="ce35" table:formula="of:=IF([.BE$3]=&quot;&quot;;&quot;&quot;;(IF(OR([.BE22]=&quot;&quot;;[.BE22]=0);0;1)))">
            <text:p/>
          </table:table-cell>
          <table:table-cell table:style-name="ce35" table:formula="of:=IF([.BF$3]=&quot;&quot;;&quot;&quot;;(IF(OR([.BF22]=&quot;&quot;;[.BF22]=0);0;1)))">
            <text:p/>
          </table:table-cell>
          <table:table-cell table:style-name="ce35" table:formula="of:=IF([.BG$3]=&quot;&quot;;&quot;&quot;;(IF(OR([.BG22]=&quot;&quot;;[.BG22]=0);0;1)))">
            <text:p/>
          </table:table-cell>
          <table:table-cell table:style-name="ce35" table:formula="of:=IF([.BH$3]=&quot;&quot;;&quot;&quot;;(IF(OR([.BH22]=&quot;&quot;;[.BH22]=0);0;1)))">
            <text:p/>
          </table:table-cell>
          <table:table-cell table:style-name="ce35" table:formula="of:=IF([.BI$3]=&quot;&quot;;&quot;&quot;;(IF(OR([.BI22]=&quot;&quot;;[.BI22]=0);0;1)))">
            <text:p/>
          </table:table-cell>
          <table:table-cell table:style-name="ce35" table:formula="of:=IF([.BJ$3]=&quot;&quot;;&quot;&quot;;(IF(OR([.BJ22]=&quot;&quot;;[.BJ22]=0);0;1)))">
            <text:p/>
          </table:table-cell>
          <table:table-cell table:style-name="ce35" table:formula="of:=IF([.BK$3]=&quot;&quot;;&quot;&quot;;(IF(OR([.BK22]=&quot;&quot;;[.BK22]=0);0;1)))">
            <text:p/>
          </table:table-cell>
          <table:table-cell table:style-name="ce35" table:formula="of:=IF([.BL$3]=&quot;&quot;;&quot;&quot;;(IF(OR([.BL22]=&quot;&quot;;[.BL22]=0);0;1)))">
            <text:p/>
          </table:table-cell>
          <table:table-cell table:style-name="ce35" table:formula="of:=IF([.BM$3]=&quot;&quot;;&quot;&quot;;(IF(OR([.BM22]=&quot;&quot;;[.BM22]=0);0;1)))">
            <text:p/>
          </table:table-cell>
          <table:table-cell table:style-name="ce35" table:formula="of:=IF([.BN$3]=&quot;&quot;;&quot;&quot;;(IF(OR([.BN22]=&quot;&quot;;[.BN22]=0);0;1)))">
            <text:p/>
          </table:table-cell>
          <table:table-cell table:style-name="ce35" table:formula="of:=IF([.BO$3]=&quot;&quot;;&quot;&quot;;(IF(OR([.BO22]=&quot;&quot;;[.BO22]=0);0;1)))">
            <text:p/>
          </table:table-cell>
          <table:table-cell table:style-name="ce35" table:formula="of:=IF([.BP$3]=&quot;&quot;;&quot;&quot;;(IF(OR([.BP22]=&quot;&quot;;[.BP22]=0);0;1)))">
            <text:p/>
          </table:table-cell>
          <table:table-cell table:style-name="ce35" table:formula="of:=IF([.BQ$3]=&quot;&quot;;&quot;&quot;;(IF(OR([.BQ22]=&quot;&quot;;[.BQ22]=0);0;1)))">
            <text:p/>
          </table:table-cell>
          <table:table-cell table:style-name="ce35" table:formula="of:=IF([.BR$3]=&quot;&quot;;&quot;&quot;;(IF(OR([.BR22]=&quot;&quot;;[.BR22]=0);0;1)))">
            <text:p/>
          </table:table-cell>
          <table:table-cell table:style-name="ce35" table:formula="of:=IF([.BS$3]=&quot;&quot;;&quot;&quot;;(IF(OR([.BS22]=&quot;&quot;;[.BS22]=0);0;1)))">
            <text:p/>
          </table:table-cell>
          <table:table-cell table:style-name="ce35" table:formula="of:=IF([.BT$3]=&quot;&quot;;&quot;&quot;;(IF(OR([.BT22]=&quot;&quot;;[.BT22]=0);0;1)))">
            <text:p/>
          </table:table-cell>
          <table:table-cell table:style-name="ce35" table:formula="of:=IF([.BU$3]=&quot;&quot;;&quot;&quot;;(IF(OR([.BU22]=&quot;&quot;;[.BU22]=0);0;1)))">
            <text:p/>
          </table:table-cell>
          <table:table-cell table:style-name="ce35" table:formula="of:=IF([.BV$3]=&quot;&quot;;&quot;&quot;;(IF(OR([.BV22]=&quot;&quot;;[.BV22]=0);0;1)))">
            <text:p/>
          </table:table-cell>
          <table:table-cell table:style-name="ce35" table:formula="of:=IF([.BW$3]=&quot;&quot;;&quot;&quot;;(IF(OR([.BW22]=&quot;&quot;;[.BW22]=0);0;1)))">
            <text:p/>
          </table:table-cell>
          <table:table-cell table:style-name="ce35" table:formula="of:=IF([.BX$3]=&quot;&quot;;&quot;&quot;;(IF(OR([.BX22]=&quot;&quot;;[.BX22]=0);0;1)))">
            <text:p/>
          </table:table-cell>
          <table:table-cell table:style-name="ce35" table:formula="of:=IF([.BY$3]=&quot;&quot;;&quot;&quot;;(IF(OR([.BY22]=&quot;&quot;;[.BY22]=0);0;1)))">
            <text:p/>
          </table:table-cell>
          <table:table-cell table:style-name="ce35" table:formula="of:=IF([.BZ$3]=&quot;&quot;;&quot;&quot;;(IF(OR([.BZ22]=&quot;&quot;;[.BZ22]=0);0;1)))">
            <text:p/>
          </table:table-cell>
          <table:table-cell table:style-name="ce35" table:formula="of:=IF([.CA$3]=&quot;&quot;;&quot;&quot;;(IF(OR([.CA22]=&quot;&quot;;[.CA22]=0);0;1)))">
            <text:p/>
          </table:table-cell>
          <table:table-cell table:style-name="ce35" table:formula="of:=IF([.CB$3]=&quot;&quot;;&quot;&quot;;(IF(OR([.CB22]=&quot;&quot;;[.CB22]=0);0;1)))">
            <text:p/>
          </table:table-cell>
          <table:table-cell table:style-name="ce35" table:formula="of:=IF([.CC$3]=&quot;&quot;;&quot;&quot;;(IF(OR([.CC22]=&quot;&quot;;[.CC22]=0);0;1)))">
            <text:p/>
          </table:table-cell>
          <table:table-cell table:style-name="ce35" table:formula="of:=IF([.CD$3]=&quot;&quot;;&quot;&quot;;(IF(OR([.CD22]=&quot;&quot;;[.CD22]=0);0;1)))">
            <text:p/>
          </table:table-cell>
          <table:table-cell table:style-name="ce35" table:formula="of:=IF([.CE$3]=&quot;&quot;;&quot;&quot;;(IF(OR([.CE22]=&quot;&quot;;[.CE22]=0);0;1)))">
            <text:p/>
          </table:table-cell>
          <table:table-cell table:style-name="ce35" table:formula="of:=IF([.CF$3]=&quot;&quot;;&quot;&quot;;(IF(OR([.CF22]=&quot;&quot;;[.CF22]=0);0;1)))">
            <text:p/>
          </table:table-cell>
          <table:table-cell table:style-name="ce35" table:formula="of:=IF([.CG$3]=&quot;&quot;;&quot;&quot;;(IF(OR([.CG22]=&quot;&quot;;[.CG22]=0);0;1)))">
            <text:p/>
          </table:table-cell>
          <table:table-cell table:style-name="ce35" table:formula="of:=IF([.CH$3]=&quot;&quot;;&quot;&quot;;(IF(OR([.CH22]=&quot;&quot;;[.CH22]=0);0;1)))">
            <text:p/>
          </table:table-cell>
          <table:table-cell table:style-name="ce35" table:formula="of:=IF([.CI$3]=&quot;&quot;;&quot;&quot;;(IF(OR([.CI22]=&quot;&quot;;[.CI22]=0);0;1)))">
            <text:p/>
          </table:table-cell>
          <table:table-cell table:style-name="ce35" table:formula="of:=IF([.CJ$3]=&quot;&quot;;&quot;&quot;;(IF(OR([.CJ22]=&quot;&quot;;[.CJ22]=0);0;1)))">
            <text:p/>
          </table:table-cell>
          <table:table-cell table:style-name="ce35" table:formula="of:=IF([.CK$3]=&quot;&quot;;&quot;&quot;;(IF(OR([.CK22]=&quot;&quot;;[.CK22]=0);0;1)))">
            <text:p/>
          </table:table-cell>
          <table:table-cell table:style-name="ce35" table:formula="of:=IF([.CL$3]=&quot;&quot;;&quot;&quot;;(IF(OR([.CL22]=&quot;&quot;;[.CL22]=0);0;1)))">
            <text:p/>
          </table:table-cell>
          <table:table-cell table:style-name="ce35" table:formula="of:=IF([.CM$3]=&quot;&quot;;&quot;&quot;;(IF(OR([.CM22]=&quot;&quot;;[.CM22]=0);0;1)))">
            <text:p/>
          </table:table-cell>
          <table:table-cell table:style-name="ce35" table:formula="of:=IF([.CN$3]=&quot;&quot;;&quot;&quot;;(IF(OR([.CN22]=&quot;&quot;;[.CN22]=0);0;1)))">
            <text:p/>
          </table:table-cell>
          <table:table-cell table:style-name="ce35" table:formula="of:=IF([.CO$3]=&quot;&quot;;&quot;&quot;;(IF(OR([.CO22]=&quot;&quot;;[.CO22]=0);0;1)))">
            <text:p/>
          </table:table-cell>
          <table:table-cell table:style-name="ce35" table:formula="of:=IF([.CP$3]=&quot;&quot;;&quot;&quot;;(IF(OR([.CP22]=&quot;&quot;;[.CP22]=0);0;1)))">
            <text:p/>
          </table:table-cell>
          <table:table-cell table:style-name="ce35" table:formula="of:=IF([.CQ$3]=&quot;&quot;;&quot;&quot;;(IF(OR([.CQ22]=&quot;&quot;;[.CQ22]=0);0;1)))">
            <text:p/>
          </table:table-cell>
          <table:table-cell table:style-name="ce35" table:formula="of:=IF([.CR$3]=&quot;&quot;;&quot;&quot;;(IF(OR([.CR22]=&quot;&quot;;[.CR22]=0);0;1)))">
            <text:p/>
          </table:table-cell>
          <table:table-cell table:style-name="ce35" table:formula="of:=IF([.CS$3]=&quot;&quot;;&quot;&quot;;(IF(OR([.CS22]=&quot;&quot;;[.CS22]=0);0;1)))">
            <text:p/>
          </table:table-cell>
          <table:table-cell table:style-name="ce35" table:formula="of:=IF([.CT$3]=&quot;&quot;;&quot;&quot;;(IF(OR([.CT22]=&quot;&quot;;[.CT22]=0);0;1)))">
            <text:p/>
          </table:table-cell>
          <table:table-cell table:style-name="ce35" table:formula="of:=IF([.CU$3]=&quot;&quot;;&quot;&quot;;(IF(OR([.CU22]=&quot;&quot;;[.CU22]=0);0;1)))">
            <text:p/>
          </table:table-cell>
          <table:table-cell table:style-name="ce35" table:formula="of:=IF([.CV$3]=&quot;&quot;;&quot;&quot;;(IF(OR([.CV22]=&quot;&quot;;[.CV22]=0);0;1)))">
            <text:p/>
          </table:table-cell>
          <table:table-cell table:style-name="ce35" table:formula="of:=IF([.CW$3]=&quot;&quot;;&quot;&quot;;(IF(OR([.CW22]=&quot;&quot;;[.CW22]=0);0;1)))">
            <text:p/>
          </table:table-cell>
          <table:table-cell table:style-name="ce35" table:formula="of:=IF([.CX$3]=&quot;&quot;;&quot;&quot;;(IF(OR([.CX22]=&quot;&quot;;[.CX22]=0);0;1)))">
            <text:p/>
          </table:table-cell>
          <table:table-cell table:style-name="ce35" table:formula="of:=IF([.CY$3]=&quot;&quot;;&quot;&quot;;(IF(OR([.CY22]=&quot;&quot;;[.CY22]=0);0;1)))">
            <text:p/>
          </table:table-cell>
          <table:table-cell table:style-name="ce35" table:formula="of:=IF([.CZ$3]=&quot;&quot;;&quot;&quot;;(IF(OR([.CZ22]=&quot;&quot;;[.CZ22]=0);0;1)))">
            <text:p/>
          </table:table-cell>
          <table:table-cell table:style-name="ce35" table:formula="of:=IF([.DA$3]=&quot;&quot;;&quot;&quot;;(IF(OR([.DA22]=&quot;&quot;;[.DA22]=0);0;1)))">
            <text:p/>
          </table:table-cell>
          <table:table-cell table:style-name="ce35" table:formula="of:=IF([.DB$3]=&quot;&quot;;&quot;&quot;;(IF(OR([.DB22]=&quot;&quot;;[.DB22]=0);0;1)))">
            <text:p/>
          </table:table-cell>
          <table:table-cell table:style-name="ce35" table:formula="of:=IF([.DC$3]=&quot;&quot;;&quot;&quot;;(IF(OR([.DC22]=&quot;&quot;;[.DC22]=0);0;1)))">
            <text:p/>
          </table:table-cell>
          <table:table-cell table:style-name="ce35" table:formula="of:=IF([.DD$3]=&quot;&quot;;&quot;&quot;;(IF(OR([.DD22]=&quot;&quot;;[.DD22]=0);0;1)))">
            <text:p/>
          </table:table-cell>
          <table:table-cell table:style-name="ce35" table:formula="of:=IF([.DE$3]=&quot;&quot;;&quot;&quot;;(IF(OR([.DE22]=&quot;&quot;;[.DE22]=0);0;1)))">
            <text:p/>
          </table:table-cell>
          <table:table-cell table:style-name="ce35" table:formula="of:=IF([.DF$3]=&quot;&quot;;&quot;&quot;;(IF(OR([.DF22]=&quot;&quot;;[.DF22]=0);0;1)))">
            <text:p/>
          </table:table-cell>
          <table:table-cell table:style-name="ce35" table:formula="of:=IF([.DG$3]=&quot;&quot;;&quot;&quot;;(IF(OR([.DG22]=&quot;&quot;;[.DG22]=0);0;1)))">
            <text:p/>
          </table:table-cell>
          <table:table-cell table:style-name="ce35" table:formula="of:=IF([.DH$3]=&quot;&quot;;&quot;&quot;;(IF(OR([.DH22]=&quot;&quot;;[.DH22]=0);0;1)))">
            <text:p/>
          </table:table-cell>
          <table:table-cell table:style-name="ce35" table:formula="of:=IF([.DI$3]=&quot;&quot;;&quot;&quot;;(IF(OR([.DI22]=&quot;&quot;;[.DI22]=0);0;1)))">
            <text:p/>
          </table:table-cell>
          <table:table-cell table:style-name="ce35" table:formula="of:=IF([.DJ$3]=&quot;&quot;;&quot;&quot;;(IF(OR([.DJ22]=&quot;&quot;;[.DJ22]=0);0;1)))">
            <text:p/>
          </table:table-cell>
          <table:table-cell table:style-name="ce35" table:formula="of:=IF([.DK$3]=&quot;&quot;;&quot;&quot;;(IF(OR([.DK22]=&quot;&quot;;[.DK22]=0);0;1)))">
            <text:p/>
          </table:table-cell>
          <table:table-cell table:style-name="ce35" table:formula="of:=IF([.DL$3]=&quot;&quot;;&quot;&quot;;(IF(OR([.DL22]=&quot;&quot;;[.DL22]=0);0;1)))">
            <text:p/>
          </table:table-cell>
          <table:table-cell table:style-name="ce35" table:formula="of:=IF([.DM$3]=&quot;&quot;;&quot;&quot;;(IF(OR([.DM22]=&quot;&quot;;[.DM22]=0);0;1)))">
            <text:p/>
          </table:table-cell>
          <table:table-cell table:style-name="ce35" table:formula="of:=IF([.DN$3]=&quot;&quot;;&quot;&quot;;(IF(OR([.DN22]=&quot;&quot;;[.DN22]=0);0;1)))">
            <text:p/>
          </table:table-cell>
          <table:table-cell table:style-name="ce35" table:formula="of:=IF([.DO$3]=&quot;&quot;;&quot;&quot;;(IF(OR([.DO22]=&quot;&quot;;[.DO22]=0);0;1)))">
            <text:p/>
          </table:table-cell>
          <table:table-cell table:style-name="ce35" table:formula="of:=IF([.DP$3]=&quot;&quot;;&quot;&quot;;(IF(OR([.DP22]=&quot;&quot;;[.DP22]=0);0;1)))">
            <text:p/>
          </table:table-cell>
          <table:table-cell table:style-name="ce35" table:formula="of:=IF([.DQ$3]=&quot;&quot;;&quot;&quot;;(IF(OR([.DQ22]=&quot;&quot;;[.DQ22]=0);0;1)))">
            <text:p/>
          </table:table-cell>
          <table:table-cell table:style-name="ce35" table:formula="of:=IF([.DR$3]=&quot;&quot;;&quot;&quot;;(IF(OR([.DR22]=&quot;&quot;;[.DR22]=0);0;1)))">
            <text:p/>
          </table:table-cell>
          <table:table-cell table:style-name="ce35" table:formula="of:=IF([.DS$3]=&quot;&quot;;&quot;&quot;;(IF(OR([.DS22]=&quot;&quot;;[.DS22]=0);0;1)))">
            <text:p/>
          </table:table-cell>
          <table:table-cell table:style-name="ce35" table:formula="of:=IF([.DT$3]=&quot;&quot;;&quot;&quot;;(IF(OR([.DT22]=&quot;&quot;;[.DT22]=0);0;1)))">
            <text:p/>
          </table:table-cell>
          <table:table-cell table:style-name="ce35" table:formula="of:=IF([.DU$3]=&quot;&quot;;&quot;&quot;;(IF(OR([.DU22]=&quot;&quot;;[.DU22]=0);0;1)))">
            <text:p/>
          </table:table-cell>
          <table:table-cell table:style-name="ce35" table:formula="of:=IF([.DV$3]=&quot;&quot;;&quot;&quot;;(IF(OR([.DV22]=&quot;&quot;;[.DV22]=0);0;1)))">
            <text:p/>
          </table:table-cell>
          <table:table-cell table:style-name="ce35" table:formula="of:=IF([.DW$3]=&quot;&quot;;&quot;&quot;;(IF(OR([.DW22]=&quot;&quot;;[.DW22]=0);0;1)))">
            <text:p/>
          </table:table-cell>
          <table:table-cell table:style-name="ce35" table:formula="of:=IF([.DX$3]=&quot;&quot;;&quot;&quot;;(IF(OR([.DX22]=&quot;&quot;;[.DX22]=0);0;1)))">
            <text:p/>
          </table:table-cell>
          <table:table-cell table:style-name="ce35" table:formula="of:=IF([.DY$3]=&quot;&quot;;&quot;&quot;;(IF(OR([.DY22]=&quot;&quot;;[.DY22]=0);0;1)))">
            <text:p/>
          </table:table-cell>
          <table:table-cell table:style-name="ce35" table:formula="of:=IF([.DZ$3]=&quot;&quot;;&quot;&quot;;(IF(OR([.DZ22]=&quot;&quot;;[.DZ22]=0);0;1)))">
            <text:p/>
          </table:table-cell>
          <table:table-cell table:style-name="ce35" table:formula="of:=IF([.EA$3]=&quot;&quot;;&quot;&quot;;(IF(OR([.EA22]=&quot;&quot;;[.EA22]=0);0;1)))">
            <text:p/>
          </table:table-cell>
          <table:table-cell table:style-name="ce35" table:formula="of:=IF([.EB$3]=&quot;&quot;;&quot;&quot;;(IF(OR([.EB22]=&quot;&quot;;[.EB22]=0);0;1)))">
            <text:p/>
          </table:table-cell>
          <table:table-cell table:style-name="ce35" table:formula="of:=IF([.EC$3]=&quot;&quot;;&quot;&quot;;(IF(OR([.EC22]=&quot;&quot;;[.EC22]=0);0;1)))">
            <text:p/>
          </table:table-cell>
          <table:table-cell table:style-name="ce35" table:formula="of:=IF([.ED$3]=&quot;&quot;;&quot;&quot;;(IF(OR([.ED22]=&quot;&quot;;[.ED22]=0);0;1)))">
            <text:p/>
          </table:table-cell>
          <table:table-cell table:style-name="ce35" table:formula="of:=IF([.EE$3]=&quot;&quot;;&quot;&quot;;(IF(OR([.EE22]=&quot;&quot;;[.EE22]=0);0;1)))">
            <text:p/>
          </table:table-cell>
          <table:table-cell table:style-name="ce35" table:formula="of:=IF([.EF$3]=&quot;&quot;;&quot;&quot;;(IF(OR([.EF22]=&quot;&quot;;[.EF22]=0);0;1)))">
            <text:p/>
          </table:table-cell>
          <table:table-cell table:style-name="ce35" table:formula="of:=IF([.EG$3]=&quot;&quot;;&quot;&quot;;(IF(OR([.EG22]=&quot;&quot;;[.EG22]=0);0;1)))">
            <text:p/>
          </table:table-cell>
          <table:table-cell table:style-name="ce35" table:formula="of:=IF([.EH$3]=&quot;&quot;;&quot;&quot;;(IF(OR([.EH22]=&quot;&quot;;[.EH22]=0);0;1)))">
            <text:p/>
          </table:table-cell>
          <table:table-cell table:style-name="ce35" table:formula="of:=IF([.EI$3]=&quot;&quot;;&quot;&quot;;(IF(OR([.EI22]=&quot;&quot;;[.EI22]=0);0;1)))">
            <text:p/>
          </table:table-cell>
          <table:table-cell table:style-name="ce35" table:formula="of:=IF([.EJ$3]=&quot;&quot;;&quot;&quot;;(IF(OR([.EJ22]=&quot;&quot;;[.EJ22]=0);0;1)))">
            <text:p/>
          </table:table-cell>
          <table:table-cell table:style-name="ce35" table:formula="of:=IF([.EK$3]=&quot;&quot;;&quot;&quot;;(IF(OR([.EK22]=&quot;&quot;;[.EK22]=0);0;1)))">
            <text:p/>
          </table:table-cell>
          <table:table-cell table:style-name="ce35" table:formula="of:=IF([.EL$3]=&quot;&quot;;&quot;&quot;;(IF(OR([.EL22]=&quot;&quot;;[.EL22]=0);0;1)))">
            <text:p/>
          </table:table-cell>
          <table:table-cell table:style-name="ce35" table:formula="of:=IF([.EM$3]=&quot;&quot;;&quot;&quot;;(IF(OR([.EM22]=&quot;&quot;;[.EM22]=0);0;1)))">
            <text:p/>
          </table:table-cell>
          <table:table-cell table:style-name="ce35" table:formula="of:=IF([.EN$3]=&quot;&quot;;&quot;&quot;;(IF(OR([.EN22]=&quot;&quot;;[.EN22]=0);0;1)))">
            <text:p/>
          </table:table-cell>
          <table:table-cell table:style-name="ce35" table:formula="of:=IF([.EO$3]=&quot;&quot;;&quot;&quot;;(IF(OR([.EO22]=&quot;&quot;;[.EO22]=0);0;1)))">
            <text:p/>
          </table:table-cell>
          <table:table-cell table:style-name="ce35" table:formula="of:=IF([.EP$3]=&quot;&quot;;&quot;&quot;;(IF(OR([.EP22]=&quot;&quot;;[.EP22]=0);0;1)))">
            <text:p/>
          </table:table-cell>
          <table:table-cell table:style-name="ce35" table:formula="of:=IF([.EQ$3]=&quot;&quot;;&quot;&quot;;(IF(OR([.EQ22]=&quot;&quot;;[.EQ22]=0);0;1)))">
            <text:p/>
          </table:table-cell>
          <table:table-cell table:style-name="ce35" table:formula="of:=IF([.ER$3]=&quot;&quot;;&quot;&quot;;(IF(OR([.ER22]=&quot;&quot;;[.ER22]=0);0;1)))">
            <text:p/>
          </table:table-cell>
          <table:table-cell table:style-name="ce35" table:formula="of:=IF([.ES$3]=&quot;&quot;;&quot;&quot;;(IF(OR([.ES22]=&quot;&quot;;[.ES22]=0);0;1)))">
            <text:p/>
          </table:table-cell>
          <table:table-cell table:style-name="ce35" table:formula="of:=IF([.ET$3]=&quot;&quot;;&quot;&quot;;(IF(OR([.ET22]=&quot;&quot;;[.ET22]=0);0;1)))">
            <text:p/>
          </table:table-cell>
          <table:table-cell table:style-name="ce35" table:formula="of:=IF([.EU$3]=&quot;&quot;;&quot;&quot;;(IF(OR([.EU22]=&quot;&quot;;[.EU22]=0);0;1)))">
            <text:p/>
          </table:table-cell>
          <table:table-cell table:style-name="ce35" table:formula="of:=IF([.EV$3]=&quot;&quot;;&quot;&quot;;(IF(OR([.EV22]=&quot;&quot;;[.EV22]=0);0;1)))">
            <text:p/>
          </table:table-cell>
          <table:table-cell table:style-name="ce35" table:formula="of:=IF([.EW$3]=&quot;&quot;;&quot;&quot;;(IF(OR([.EW22]=&quot;&quot;;[.EW22]=0);0;1)))">
            <text:p/>
          </table:table-cell>
          <table:table-cell table:style-name="ce35" table:formula="of:=IF([.EX$3]=&quot;&quot;;&quot;&quot;;(IF(OR([.EX22]=&quot;&quot;;[.EX22]=0);0;1)))">
            <text:p/>
          </table:table-cell>
          <table:table-cell table:style-name="ce35" table:formula="of:=IF([.EY$3]=&quot;&quot;;&quot;&quot;;(IF(OR([.EY22]=&quot;&quot;;[.EY22]=0);0;1)))">
            <text:p/>
          </table:table-cell>
          <table:table-cell table:style-name="ce35" table:formula="of:=IF([.EZ$3]=&quot;&quot;;&quot;&quot;;(IF(OR([.EZ22]=&quot;&quot;;[.EZ22]=0);0;1)))">
            <text:p/>
          </table:table-cell>
          <table:table-cell table:style-name="ce35" table:formula="of:=IF([.FA$3]=&quot;&quot;;&quot;&quot;;(IF(OR([.FA22]=&quot;&quot;;[.FA22]=0);0;1)))">
            <text:p/>
          </table:table-cell>
          <table:table-cell table:style-name="ce35" table:formula="of:=IF([.FB$3]=&quot;&quot;;&quot;&quot;;(IF(OR([.FB22]=&quot;&quot;;[.FB22]=0);0;1)))">
            <text:p/>
          </table:table-cell>
          <table:table-cell table:style-name="ce35" table:formula="of:=IF([.FC$3]=&quot;&quot;;&quot;&quot;;(IF(OR([.FC22]=&quot;&quot;;[.FC22]=0);0;1)))">
            <text:p/>
          </table:table-cell>
          <table:table-cell table:style-name="ce35" table:formula="of:=IF([.FD$3]=&quot;&quot;;&quot;&quot;;(IF(OR([.FD22]=&quot;&quot;;[.FD22]=0);0;1)))">
            <text:p/>
          </table:table-cell>
          <table:table-cell table:style-name="ce35" table:formula="of:=IF([.FE$3]=&quot;&quot;;&quot;&quot;;(IF(OR([.FE22]=&quot;&quot;;[.FE22]=0);0;1)))">
            <text:p/>
          </table:table-cell>
          <table:table-cell table:style-name="ce35" table:formula="of:=IF([.FF$3]=&quot;&quot;;&quot;&quot;;(IF(OR([.FF22]=&quot;&quot;;[.FF22]=0);0;1)))">
            <text:p/>
          </table:table-cell>
          <table:table-cell table:style-name="ce35" table:formula="of:=IF([.FG$3]=&quot;&quot;;&quot;&quot;;(IF(OR([.FG22]=&quot;&quot;;[.FG22]=0);0;1)))">
            <text:p/>
          </table:table-cell>
          <table:table-cell table:style-name="ce35" table:formula="of:=IF([.FH$3]=&quot;&quot;;&quot;&quot;;(IF(OR([.FH22]=&quot;&quot;;[.FH22]=0);0;1)))">
            <text:p/>
          </table:table-cell>
          <table:table-cell table:style-name="ce35" table:formula="of:=IF([.FI$3]=&quot;&quot;;&quot;&quot;;(IF(OR([.FI22]=&quot;&quot;;[.FI22]=0);0;1)))">
            <text:p/>
          </table:table-cell>
          <table:table-cell table:style-name="ce35" table:formula="of:=IF([.FJ$3]=&quot;&quot;;&quot;&quot;;(IF(OR([.FJ22]=&quot;&quot;;[.FJ22]=0);0;1)))">
            <text:p/>
          </table:table-cell>
          <table:table-cell table:style-name="ce35" table:formula="of:=IF([.FK$3]=&quot;&quot;;&quot;&quot;;(IF(OR([.FK22]=&quot;&quot;;[.FK22]=0);0;1)))">
            <text:p/>
          </table:table-cell>
          <table:table-cell table:style-name="ce35" table:formula="of:=IF([.FL$3]=&quot;&quot;;&quot;&quot;;(IF(OR([.FL22]=&quot;&quot;;[.FL22]=0);0;1)))">
            <text:p/>
          </table:table-cell>
          <table:table-cell table:style-name="ce35" table:formula="of:=IF([.FM$3]=&quot;&quot;;&quot;&quot;;(IF(OR([.FM22]=&quot;&quot;;[.FM22]=0);0;1)))">
            <text:p/>
          </table:table-cell>
          <table:table-cell table:style-name="ce35" table:formula="of:=IF([.FN$3]=&quot;&quot;;&quot;&quot;;(IF(OR([.FN22]=&quot;&quot;;[.FN22]=0);0;1)))">
            <text:p/>
          </table:table-cell>
          <table:table-cell table:style-name="ce35" table:formula="of:=IF([.FO$3]=&quot;&quot;;&quot;&quot;;(IF(OR([.FO22]=&quot;&quot;;[.FO22]=0);0;1)))">
            <text:p/>
          </table:table-cell>
          <table:table-cell table:style-name="ce35" table:formula="of:=IF([.FP$3]=&quot;&quot;;&quot;&quot;;(IF(OR([.FP22]=&quot;&quot;;[.FP22]=0);0;1)))">
            <text:p/>
          </table:table-cell>
          <table:table-cell table:style-name="ce35" table:formula="of:=IF([.FQ$3]=&quot;&quot;;&quot;&quot;;(IF(OR([.FQ22]=&quot;&quot;;[.FQ22]=0);0;1)))">
            <text:p/>
          </table:table-cell>
          <table:table-cell table:style-name="ce35" table:formula="of:=IF([.FR$3]=&quot;&quot;;&quot;&quot;;(IF(OR([.FR22]=&quot;&quot;;[.FR22]=0);0;1)))">
            <text:p/>
          </table:table-cell>
          <table:table-cell table:style-name="ce35" table:formula="of:=IF([.FS$3]=&quot;&quot;;&quot;&quot;;(IF(OR([.FS22]=&quot;&quot;;[.FS22]=0);0;1)))">
            <text:p/>
          </table:table-cell>
          <table:table-cell table:style-name="ce35" table:formula="of:=IF([.FT$3]=&quot;&quot;;&quot;&quot;;(IF(OR([.FT22]=&quot;&quot;;[.FT22]=0);0;1)))">
            <text:p/>
          </table:table-cell>
          <table:table-cell table:style-name="ce35" table:formula="of:=IF([.FU$3]=&quot;&quot;;&quot;&quot;;(IF(OR([.FU22]=&quot;&quot;;[.FU22]=0);0;1)))">
            <text:p/>
          </table:table-cell>
          <table:table-cell table:style-name="ce35" table:formula="of:=IF([.FV$3]=&quot;&quot;;&quot;&quot;;(IF(OR([.FV22]=&quot;&quot;;[.FV22]=0);0;1)))">
            <text:p/>
          </table:table-cell>
          <table:table-cell table:style-name="ce35" table:formula="of:=IF([.FW$3]=&quot;&quot;;&quot;&quot;;(IF(OR([.FW22]=&quot;&quot;;[.FW22]=0);0;1)))">
            <text:p/>
          </table:table-cell>
          <table:table-cell table:style-name="ce35" table:formula="of:=IF([.FX$3]=&quot;&quot;;&quot;&quot;;(IF(OR([.FX22]=&quot;&quot;;[.FX22]=0);0;1)))">
            <text:p/>
          </table:table-cell>
          <table:table-cell table:style-name="ce35" table:formula="of:=IF([.FY$3]=&quot;&quot;;&quot;&quot;;(IF(OR([.FY22]=&quot;&quot;;[.FY22]=0);0;1)))">
            <text:p/>
          </table:table-cell>
          <table:table-cell table:style-name="ce35" table:formula="of:=IF([.FZ$3]=&quot;&quot;;&quot;&quot;;(IF(OR([.FZ22]=&quot;&quot;;[.FZ22]=0);0;1)))">
            <text:p/>
          </table:table-cell>
          <table:table-cell table:style-name="ce35" table:formula="of:=IF([.GA$3]=&quot;&quot;;&quot;&quot;;(IF(OR([.GA22]=&quot;&quot;;[.GA22]=0);0;1)))">
            <text:p/>
          </table:table-cell>
          <table:table-cell table:style-name="ce35" table:formula="of:=IF([.GB$3]=&quot;&quot;;&quot;&quot;;(IF(OR([.GB22]=&quot;&quot;;[.GB22]=0);0;1)))">
            <text:p/>
          </table:table-cell>
          <table:table-cell table:style-name="ce35" table:formula="of:=IF([.GC$3]=&quot;&quot;;&quot;&quot;;(IF(OR([.GC22]=&quot;&quot;;[.GC22]=0);0;1)))">
            <text:p/>
          </table:table-cell>
          <table:table-cell table:style-name="ce35" table:formula="of:=IF([.GD$3]=&quot;&quot;;&quot;&quot;;(IF(OR([.GD22]=&quot;&quot;;[.GD22]=0);0;1)))">
            <text:p/>
          </table:table-cell>
          <table:table-cell table:style-name="ce35" table:formula="of:=IF([.GE$3]=&quot;&quot;;&quot;&quot;;(IF(OR([.GE22]=&quot;&quot;;[.GE22]=0);0;1)))">
            <text:p/>
          </table:table-cell>
          <table:table-cell table:style-name="ce35" table:formula="of:=IF([.GF$3]=&quot;&quot;;&quot;&quot;;(IF(OR([.GF22]=&quot;&quot;;[.GF22]=0);0;1)))">
            <text:p/>
          </table:table-cell>
          <table:table-cell table:style-name="ce35" table:formula="of:=IF([.GG$3]=&quot;&quot;;&quot;&quot;;(IF(OR([.GG22]=&quot;&quot;;[.GG22]=0);0;1)))">
            <text:p/>
          </table:table-cell>
          <table:table-cell table:style-name="ce35" table:formula="of:=IF([.GH$3]=&quot;&quot;;&quot;&quot;;(IF(OR([.GH22]=&quot;&quot;;[.GH22]=0);0;1)))">
            <text:p/>
          </table:table-cell>
          <table:table-cell table:style-name="ce35" table:formula="of:=IF([.GI$3]=&quot;&quot;;&quot;&quot;;(IF(OR([.GI22]=&quot;&quot;;[.GI22]=0);0;1)))">
            <text:p/>
          </table:table-cell>
          <table:table-cell table:style-name="ce35" table:formula="of:=IF([.GJ$3]=&quot;&quot;;&quot;&quot;;(IF(OR([.GJ22]=&quot;&quot;;[.GJ22]=0);0;1)))">
            <text:p/>
          </table:table-cell>
          <table:table-cell table:style-name="ce35" table:formula="of:=IF([.GK$3]=&quot;&quot;;&quot;&quot;;(IF(OR([.GK22]=&quot;&quot;;[.GK22]=0);0;1)))">
            <text:p/>
          </table:table-cell>
          <table:table-cell table:style-name="ce35" table:formula="of:=IF([.GL$3]=&quot;&quot;;&quot;&quot;;(IF(OR([.GL22]=&quot;&quot;;[.GL22]=0);0;1)))">
            <text:p/>
          </table:table-cell>
          <table:table-cell table:style-name="ce35" table:formula="of:=IF([.GM$3]=&quot;&quot;;&quot;&quot;;(IF(OR([.GM22]=&quot;&quot;;[.GM22]=0);0;1)))">
            <text:p/>
          </table:table-cell>
          <table:table-cell table:style-name="ce35" table:formula="of:=IF([.GN$3]=&quot;&quot;;&quot;&quot;;(IF(OR([.GN22]=&quot;&quot;;[.GN22]=0);0;1)))">
            <text:p/>
          </table:table-cell>
          <table:table-cell table:style-name="ce35" table:formula="of:=IF([.GO$3]=&quot;&quot;;&quot;&quot;;(IF(OR([.GO22]=&quot;&quot;;[.GO22]=0);0;1)))">
            <text:p/>
          </table:table-cell>
          <table:table-cell table:style-name="ce35" table:formula="of:=IF([.GP$3]=&quot;&quot;;&quot;&quot;;(IF(OR([.GP22]=&quot;&quot;;[.GP22]=0);0;1)))">
            <text:p/>
          </table:table-cell>
          <table:table-cell table:style-name="ce35" table:formula="of:=IF([.GQ$3]=&quot;&quot;;&quot;&quot;;(IF(OR([.GQ22]=&quot;&quot;;[.GQ22]=0);0;1)))">
            <text:p/>
          </table:table-cell>
          <table:table-cell table:style-name="ce35" table:formula="of:=IF([.GR$3]=&quot;&quot;;&quot;&quot;;(IF(OR([.GR22]=&quot;&quot;;[.GR22]=0);0;1)))">
            <text:p/>
          </table:table-cell>
          <table:table-cell table:style-name="ce35" table:formula="of:=IF([.GS$3]=&quot;&quot;;&quot;&quot;;(IF(OR([.GS22]=&quot;&quot;;[.GS22]=0);0;1)))">
            <text:p/>
          </table:table-cell>
          <table:table-cell table:style-name="ce35" table:formula="of:=IF([.GT$3]=&quot;&quot;;&quot;&quot;;(IF(OR([.GT22]=&quot;&quot;;[.GT22]=0);0;1)))">
            <text:p/>
          </table:table-cell>
          <table:table-cell table:style-name="ce35" table:formula="of:=IF([.GU$3]=&quot;&quot;;&quot;&quot;;(IF(OR([.GU22]=&quot;&quot;;[.GU22]=0);0;1)))">
            <text:p/>
          </table:table-cell>
          <table:table-cell table:style-name="ce35" table:formula="of:=IF([.GV$3]=&quot;&quot;;&quot;&quot;;(IF(OR([.GV22]=&quot;&quot;;[.GV22]=0);0;1)))">
            <text:p/>
          </table:table-cell>
          <table:table-cell table:style-name="ce35" table:formula="of:=IF([.GW$3]=&quot;&quot;;&quot;&quot;;(IF(OR([.GW22]=&quot;&quot;;[.GW22]=0);0;1)))">
            <text:p/>
          </table:table-cell>
          <table:table-cell table:style-name="ce35" table:formula="of:=IF([.GX$3]=&quot;&quot;;&quot;&quot;;(IF(OR([.GX22]=&quot;&quot;;[.GX22]=0);0;1)))">
            <text:p/>
          </table:table-cell>
          <table:table-cell table:style-name="ce35" table:formula="of:=IF([.GY$3]=&quot;&quot;;&quot;&quot;;(IF(OR([.GY22]=&quot;&quot;;[.GY22]=0);0;1)))">
            <text:p/>
          </table:table-cell>
          <table:table-cell table:style-name="ce35" table:formula="of:=IF([.GZ$3]=&quot;&quot;;&quot;&quot;;(IF(OR([.GZ22]=&quot;&quot;;[.GZ22]=0);0;1)))">
            <text:p/>
          </table:table-cell>
          <table:table-cell table:style-name="ce35" table:formula="of:=IF([.HA$3]=&quot;&quot;;&quot;&quot;;(IF(OR([.HA22]=&quot;&quot;;[.HA22]=0);0;1)))">
            <text:p/>
          </table:table-cell>
          <table:table-cell table:style-name="ce35" table:formula="of:=IF([.HB$3]=&quot;&quot;;&quot;&quot;;(IF(OR([.HB22]=&quot;&quot;;[.HB22]=0);0;1)))">
            <text:p/>
          </table:table-cell>
          <table:table-cell table:style-name="ce35" table:formula="of:=IF([.HC$3]=&quot;&quot;;&quot;&quot;;(IF(OR([.HC22]=&quot;&quot;;[.HC22]=0);0;1)))">
            <text:p/>
          </table:table-cell>
          <table:table-cell table:style-name="ce35" table:formula="of:=IF([.HD$3]=&quot;&quot;;&quot;&quot;;(IF(OR([.HD22]=&quot;&quot;;[.HD22]=0);0;1)))">
            <text:p/>
          </table:table-cell>
          <table:table-cell table:style-name="ce35" table:formula="of:=IF([.HE$3]=&quot;&quot;;&quot;&quot;;(IF(OR([.HE22]=&quot;&quot;;[.HE22]=0);0;1)))">
            <text:p/>
          </table:table-cell>
          <table:table-cell table:style-name="ce35" table:formula="of:=IF([.HF$3]=&quot;&quot;;&quot;&quot;;(IF(OR([.HF22]=&quot;&quot;;[.HF22]=0);0;1)))">
            <text:p/>
          </table:table-cell>
          <table:table-cell table:style-name="ce35" table:formula="of:=IF([.HG$3]=&quot;&quot;;&quot;&quot;;(IF(OR([.HG22]=&quot;&quot;;[.HG22]=0);0;1)))">
            <text:p/>
          </table:table-cell>
          <table:table-cell table:style-name="ce35" table:formula="of:=IF([.HH$3]=&quot;&quot;;&quot;&quot;;(IF(OR([.HH22]=&quot;&quot;;[.HH22]=0);0;1)))">
            <text:p/>
          </table:table-cell>
          <table:table-cell table:style-name="ce35" table:formula="of:=IF([.HI$3]=&quot;&quot;;&quot;&quot;;(IF(OR([.HI22]=&quot;&quot;;[.HI22]=0);0;1)))">
            <text:p/>
          </table:table-cell>
          <table:table-cell table:style-name="ce35" table:formula="of:=IF([.HJ$3]=&quot;&quot;;&quot;&quot;;(IF(OR([.HJ22]=&quot;&quot;;[.HJ22]=0);0;1)))">
            <text:p/>
          </table:table-cell>
          <table:table-cell table:style-name="ce35" table:formula="of:=IF([.HK$3]=&quot;&quot;;&quot;&quot;;(IF(OR([.HK22]=&quot;&quot;;[.HK22]=0);0;1)))">
            <text:p/>
          </table:table-cell>
          <table:table-cell table:style-name="ce35" table:formula="of:=IF([.HL$3]=&quot;&quot;;&quot;&quot;;(IF(OR([.HL22]=&quot;&quot;;[.HL22]=0);0;1)))">
            <text:p/>
          </table:table-cell>
          <table:table-cell table:style-name="ce35" table:formula="of:=IF([.HM$3]=&quot;&quot;;&quot;&quot;;(IF(OR([.HM22]=&quot;&quot;;[.HM22]=0);0;1)))">
            <text:p/>
          </table:table-cell>
          <table:table-cell table:style-name="ce35" table:formula="of:=IF([.HN$3]=&quot;&quot;;&quot;&quot;;(IF(OR([.HN22]=&quot;&quot;;[.HN22]=0);0;1)))">
            <text:p/>
          </table:table-cell>
          <table:table-cell table:style-name="ce35" table:formula="of:=IF([.HO$3]=&quot;&quot;;&quot;&quot;;(IF(OR([.HO22]=&quot;&quot;;[.HO22]=0);0;1)))">
            <text:p/>
          </table:table-cell>
          <table:table-cell table:style-name="ce35" table:formula="of:=IF([.HP$3]=&quot;&quot;;&quot;&quot;;(IF(OR([.HP22]=&quot;&quot;;[.HP22]=0);0;1)))">
            <text:p/>
          </table:table-cell>
          <table:table-cell table:style-name="ce35" table:formula="of:=IF([.HQ$3]=&quot;&quot;;&quot;&quot;;(IF(OR([.HQ22]=&quot;&quot;;[.HQ22]=0);0;1)))">
            <text:p/>
          </table:table-cell>
          <table:table-cell table:style-name="ce35" table:formula="of:=IF([.HR$3]=&quot;&quot;;&quot;&quot;;(IF(OR([.HR22]=&quot;&quot;;[.HR22]=0);0;1)))">
            <text:p/>
          </table:table-cell>
          <table:table-cell table:style-name="ce35" table:formula="of:=IF([.HS$3]=&quot;&quot;;&quot;&quot;;(IF(OR([.HS22]=&quot;&quot;;[.HS22]=0);0;1)))">
            <text:p/>
          </table:table-cell>
          <table:table-cell table:style-name="ce35" table:formula="of:=IF([.HT$3]=&quot;&quot;;&quot;&quot;;(IF(OR([.HT22]=&quot;&quot;;[.HT22]=0);0;1)))">
            <text:p/>
          </table:table-cell>
          <table:table-cell table:style-name="ce35" table:formula="of:=IF([.HU$3]=&quot;&quot;;&quot;&quot;;(IF(OR([.HU22]=&quot;&quot;;[.HU22]=0);0;1)))">
            <text:p/>
          </table:table-cell>
          <table:table-cell table:style-name="ce35" table:formula="of:=IF([.HV$3]=&quot;&quot;;&quot;&quot;;(IF(OR([.HV22]=&quot;&quot;;[.HV22]=0);0;1)))">
            <text:p/>
          </table:table-cell>
          <table:table-cell table:style-name="ce35" table:formula="of:=IF([.HW$3]=&quot;&quot;;&quot;&quot;;(IF(OR([.HW22]=&quot;&quot;;[.HW22]=0);0;1)))">
            <text:p/>
          </table:table-cell>
          <table:table-cell table:style-name="ce35" table:formula="of:=IF([.HX$3]=&quot;&quot;;&quot;&quot;;(IF(OR([.HX22]=&quot;&quot;;[.HX22]=0);0;1)))">
            <text:p/>
          </table:table-cell>
          <table:table-cell table:style-name="ce35" table:formula="of:=IF([.HY$3]=&quot;&quot;;&quot;&quot;;(IF(OR([.HY22]=&quot;&quot;;[.HY22]=0);0;1)))">
            <text:p/>
          </table:table-cell>
          <table:table-cell table:style-name="ce35" table:formula="of:=IF([.HZ$3]=&quot;&quot;;&quot;&quot;;(IF(OR([.HZ22]=&quot;&quot;;[.HZ22]=0);0;1)))">
            <text:p/>
          </table:table-cell>
          <table:table-cell table:style-name="ce35" table:formula="of:=IF([.IA$3]=&quot;&quot;;&quot;&quot;;(IF(OR([.IA22]=&quot;&quot;;[.IA22]=0);0;1)))">
            <text:p/>
          </table:table-cell>
          <table:table-cell table:style-name="ce35" table:formula="of:=IF([.IB$3]=&quot;&quot;;&quot;&quot;;(IF(OR([.IB22]=&quot;&quot;;[.IB22]=0);0;1)))">
            <text:p/>
          </table:table-cell>
          <table:table-cell table:style-name="ce35" table:formula="of:=IF([.IC$3]=&quot;&quot;;&quot;&quot;;(IF(OR([.IC22]=&quot;&quot;;[.IC22]=0);0;1)))">
            <text:p/>
          </table:table-cell>
          <table:table-cell table:style-name="ce35" table:formula="of:=IF([.ID$3]=&quot;&quot;;&quot;&quot;;(IF(OR([.ID22]=&quot;&quot;;[.ID22]=0);0;1)))">
            <text:p/>
          </table:table-cell>
          <table:table-cell table:style-name="ce35" table:formula="of:=IF([.IE$3]=&quot;&quot;;&quot;&quot;;(IF(OR([.IE22]=&quot;&quot;;[.IE22]=0);0;1)))">
            <text:p/>
          </table:table-cell>
          <table:table-cell table:style-name="ce35" table:formula="of:=IF([.IF$3]=&quot;&quot;;&quot;&quot;;(IF(OR([.IF22]=&quot;&quot;;[.IF22]=0);0;1)))">
            <text:p/>
          </table:table-cell>
          <table:table-cell table:style-name="ce35" table:formula="of:=IF([.IG$3]=&quot;&quot;;&quot;&quot;;(IF(OR([.IG22]=&quot;&quot;;[.IG22]=0);0;1)))">
            <text:p/>
          </table:table-cell>
          <table:table-cell table:style-name="ce35" table:formula="of:=IF([.IH$3]=&quot;&quot;;&quot;&quot;;(IF(OR([.IH22]=&quot;&quot;;[.IH22]=0);0;1)))">
            <text:p/>
          </table:table-cell>
          <table:table-cell table:style-name="ce35" table:formula="of:=IF([.II$3]=&quot;&quot;;&quot;&quot;;(IF(OR([.II22]=&quot;&quot;;[.II22]=0);0;1)))">
            <text:p/>
          </table:table-cell>
          <table:table-cell table:style-name="ce35" table:formula="of:=IF([.IJ$3]=&quot;&quot;;&quot;&quot;;(IF(OR([.IJ22]=&quot;&quot;;[.IJ22]=0);0;1)))">
            <text:p/>
          </table:table-cell>
          <table:table-cell table:style-name="ce35" table:formula="of:=IF([.IK$3]=&quot;&quot;;&quot;&quot;;(IF(OR([.IK22]=&quot;&quot;;[.IK22]=0);0;1)))">
            <text:p/>
          </table:table-cell>
          <table:table-cell table:style-name="ce35" table:formula="of:=IF([.IL$3]=&quot;&quot;;&quot;&quot;;(IF(OR([.IL22]=&quot;&quot;;[.IL22]=0);0;1)))">
            <text:p/>
          </table:table-cell>
          <table:table-cell table:style-name="ce35" table:formula="of:=IF([.IM$3]=&quot;&quot;;&quot;&quot;;(IF(OR([.IM22]=&quot;&quot;;[.IM22]=0);0;1)))">
            <text:p/>
          </table:table-cell>
          <table:table-cell table:style-name="ce35" table:formula="of:=IF([.IN$3]=&quot;&quot;;&quot;&quot;;(IF(OR([.IN22]=&quot;&quot;;[.IN22]=0);0;1)))">
            <text:p/>
          </table:table-cell>
          <table:table-cell table:style-name="ce35" table:formula="of:=IF([.IO$3]=&quot;&quot;;&quot;&quot;;(IF(OR([.IO22]=&quot;&quot;;[.IO22]=0);0;1)))">
            <text:p/>
          </table:table-cell>
          <table:table-cell table:style-name="ce35" table:formula="of:=IF([.IP$3]=&quot;&quot;;&quot;&quot;;(IF(OR([.IP22]=&quot;&quot;;[.IP22]=0);0;1)))">
            <text:p/>
          </table:table-cell>
          <table:table-cell table:style-name="ce35" table:formula="of:=IF([.IQ$3]=&quot;&quot;;&quot;&quot;;(IF(OR([.IQ22]=&quot;&quot;;[.IQ22]=0);0;1)))">
            <text:p/>
          </table:table-cell>
          <table:table-cell table:style-name="ce35" table:formula="of:=IF([.IR$3]=&quot;&quot;;&quot;&quot;;(IF(OR([.IR22]=&quot;&quot;;[.IR22]=0);0;1)))">
            <text:p/>
          </table:table-cell>
          <table:table-cell table:style-name="ce35" table:formula="of:=IF([.IS$3]=&quot;&quot;;&quot;&quot;;(IF(OR([.IS22]=&quot;&quot;;[.IS22]=0);0;1)))">
            <text:p/>
          </table:table-cell>
          <table:table-cell table:style-name="ce35" table:formula="of:=IF([.IT$3]=&quot;&quot;;&quot;&quot;;(IF(OR([.IT22]=&quot;&quot;;[.IT22]=0);0;1)))">
            <text:p/>
          </table:table-cell>
          <table:table-cell table:style-name="ce35" table:formula="of:=IF([.IU$3]=&quot;&quot;;&quot;&quot;;(IF(OR([.IU22]=&quot;&quot;;[.IU22]=0);0;1)))">
            <text:p/>
          </table:table-cell>
          <table:table-cell table:style-name="ce35" table:formula="of:=IF([.IV$3]=&quot;&quot;;&quot;&quot;;(IF(OR([.IV22]=&quot;&quot;;[.IV22]=0);0;1)))">
            <text:p/>
          </table:table-cell>
          <table:table-cell table:style-name="ce35" table:formula="of:=IF([.IW$3]=&quot;&quot;;&quot;&quot;;(IF(OR([.IW22]=&quot;&quot;;[.IW22]=0);0;1)))">
            <text:p/>
          </table:table-cell>
          <table:table-cell table:style-name="ce35" table:formula="of:=IF([.IX$3]=&quot;&quot;;&quot;&quot;;(IF(OR([.IX22]=&quot;&quot;;[.IX22]=0);0;1)))">
            <text:p/>
          </table:table-cell>
          <table:table-cell table:style-name="ce35" table:formula="of:=IF([.IY$3]=&quot;&quot;;&quot;&quot;;(IF(OR([.IY22]=&quot;&quot;;[.IY22]=0);0;1)))">
            <text:p/>
          </table:table-cell>
          <table:table-cell table:style-name="ce35" table:formula="of:=IF([.IZ$3]=&quot;&quot;;&quot;&quot;;(IF(OR([.IZ22]=&quot;&quot;;[.IZ22]=0);0;1)))">
            <text:p/>
          </table:table-cell>
          <table:table-cell table:style-name="ce35" table:formula="of:=IF([.JA$3]=&quot;&quot;;&quot;&quot;;(IF(OR([.JA22]=&quot;&quot;;[.JA22]=0);0;1)))">
            <text:p/>
          </table:table-cell>
          <table:table-cell table:style-name="ce35" table:formula="of:=IF([.JB$3]=&quot;&quot;;&quot;&quot;;(IF(OR([.JB22]=&quot;&quot;;[.JB22]=0);0;1)))">
            <text:p/>
          </table:table-cell>
          <table:table-cell table:style-name="ce35" table:formula="of:=IF([.JC$3]=&quot;&quot;;&quot;&quot;;(IF(OR([.JC22]=&quot;&quot;;[.JC22]=0);0;1)))">
            <text:p/>
          </table:table-cell>
          <table:table-cell table:style-name="ce35" table:formula="of:=IF([.JD$3]=&quot;&quot;;&quot;&quot;;(IF(OR([.JD22]=&quot;&quot;;[.JD22]=0);0;1)))">
            <text:p/>
          </table:table-cell>
          <table:table-cell table:style-name="ce35" table:formula="of:=IF([.JE$3]=&quot;&quot;;&quot;&quot;;(IF(OR([.JE22]=&quot;&quot;;[.JE22]=0);0;1)))">
            <text:p/>
          </table:table-cell>
          <table:table-cell table:style-name="ce35" table:formula="of:=IF([.JF$3]=&quot;&quot;;&quot;&quot;;(IF(OR([.JF22]=&quot;&quot;;[.JF22]=0);0;1)))">
            <text:p/>
          </table:table-cell>
          <table:table-cell table:style-name="ce35" table:formula="of:=IF([.JG$3]=&quot;&quot;;&quot;&quot;;(IF(OR([.JG22]=&quot;&quot;;[.JG22]=0);0;1)))">
            <text:p/>
          </table:table-cell>
          <table:table-cell table:style-name="ce35" table:formula="of:=IF([.JH$3]=&quot;&quot;;&quot;&quot;;(IF(OR([.JH22]=&quot;&quot;;[.JH22]=0);0;1)))">
            <text:p/>
          </table:table-cell>
          <table:table-cell table:style-name="ce35" table:formula="of:=IF([.JI$3]=&quot;&quot;;&quot;&quot;;(IF(OR([.JI22]=&quot;&quot;;[.JI22]=0);0;1)))">
            <text:p/>
          </table:table-cell>
          <table:table-cell table:style-name="ce35" table:formula="of:=IF([.JJ$3]=&quot;&quot;;&quot;&quot;;(IF(OR([.JJ22]=&quot;&quot;;[.JJ22]=0);0;1)))">
            <text:p/>
          </table:table-cell>
          <table:table-cell table:style-name="ce35" table:formula="of:=IF([.JK$3]=&quot;&quot;;&quot;&quot;;(IF(OR([.JK22]=&quot;&quot;;[.JK22]=0);0;1)))">
            <text:p/>
          </table:table-cell>
          <table:table-cell table:style-name="ce35" table:formula="of:=IF([.JL$3]=&quot;&quot;;&quot;&quot;;(IF(OR([.JL22]=&quot;&quot;;[.JL22]=0);0;1)))">
            <text:p/>
          </table:table-cell>
          <table:table-cell table:style-name="ce35" table:formula="of:=IF([.JM$3]=&quot;&quot;;&quot;&quot;;(IF(OR([.JM22]=&quot;&quot;;[.JM22]=0);0;1)))">
            <text:p/>
          </table:table-cell>
          <table:table-cell table:style-name="ce35" table:formula="of:=IF([.JN$3]=&quot;&quot;;&quot;&quot;;(IF(OR([.JN22]=&quot;&quot;;[.JN22]=0);0;1)))">
            <text:p/>
          </table:table-cell>
          <table:table-cell table:style-name="ce35" table:formula="of:=IF([.JO$3]=&quot;&quot;;&quot;&quot;;(IF(OR([.JO22]=&quot;&quot;;[.JO22]=0);0;1)))">
            <text:p/>
          </table:table-cell>
          <table:table-cell table:style-name="ce35" table:formula="of:=IF([.JP$3]=&quot;&quot;;&quot;&quot;;(IF(OR([.JP22]=&quot;&quot;;[.JP22]=0);0;1)))">
            <text:p/>
          </table:table-cell>
          <table:table-cell table:style-name="ce35" table:formula="of:=IF([.JQ$3]=&quot;&quot;;&quot;&quot;;(IF(OR([.JQ22]=&quot;&quot;;[.JQ22]=0);0;1)))">
            <text:p/>
          </table:table-cell>
          <table:table-cell table:style-name="ce35" table:formula="of:=IF([.JR$3]=&quot;&quot;;&quot;&quot;;(IF(OR([.JR22]=&quot;&quot;;[.JR22]=0);0;1)))">
            <text:p/>
          </table:table-cell>
          <table:table-cell table:style-name="ce35" table:formula="of:=IF([.JS$3]=&quot;&quot;;&quot;&quot;;(IF(OR([.JS22]=&quot;&quot;;[.JS22]=0);0;1)))">
            <text:p/>
          </table:table-cell>
          <table:table-cell table:style-name="ce35" table:formula="of:=IF([.JT$3]=&quot;&quot;;&quot;&quot;;(IF(OR([.JT22]=&quot;&quot;;[.JT22]=0);0;1)))">
            <text:p/>
          </table:table-cell>
          <table:table-cell table:style-name="ce35" table:formula="of:=IF([.JU$3]=&quot;&quot;;&quot;&quot;;(IF(OR([.JU22]=&quot;&quot;;[.JU22]=0);0;1)))">
            <text:p/>
          </table:table-cell>
          <table:table-cell table:style-name="ce35" table:formula="of:=IF([.JV$3]=&quot;&quot;;&quot;&quot;;(IF(OR([.JV22]=&quot;&quot;;[.JV22]=0);0;1)))">
            <text:p/>
          </table:table-cell>
          <table:table-cell table:style-name="ce35" table:formula="of:=IF([.JW$3]=&quot;&quot;;&quot;&quot;;(IF(OR([.JW22]=&quot;&quot;;[.JW22]=0);0;1)))">
            <text:p/>
          </table:table-cell>
          <table:table-cell table:style-name="ce35" table:formula="of:=IF([.JX$3]=&quot;&quot;;&quot;&quot;;(IF(OR([.JX22]=&quot;&quot;;[.JX22]=0);0;1)))">
            <text:p/>
          </table:table-cell>
          <table:table-cell table:style-name="ce35" table:formula="of:=IF([.JY$3]=&quot;&quot;;&quot;&quot;;(IF(OR([.JY22]=&quot;&quot;;[.JY22]=0);0;1)))">
            <text:p/>
          </table:table-cell>
          <table:table-cell table:style-name="ce35" table:formula="of:=IF([.JZ$3]=&quot;&quot;;&quot;&quot;;(IF(OR([.JZ22]=&quot;&quot;;[.JZ22]=0);0;1)))">
            <text:p/>
          </table:table-cell>
          <table:table-cell table:style-name="ce35" table:formula="of:=IF([.KA$3]=&quot;&quot;;&quot;&quot;;(IF(OR([.KA22]=&quot;&quot;;[.KA22]=0);0;1)))">
            <text:p/>
          </table:table-cell>
          <table:table-cell table:style-name="ce35" table:formula="of:=IF([.KB$3]=&quot;&quot;;&quot;&quot;;(IF(OR([.KB22]=&quot;&quot;;[.KB22]=0);0;1)))">
            <text:p/>
          </table:table-cell>
          <table:table-cell table:style-name="ce35" table:formula="of:=IF([.KC$3]=&quot;&quot;;&quot;&quot;;(IF(OR([.KC22]=&quot;&quot;;[.KC22]=0);0;1)))">
            <text:p/>
          </table:table-cell>
          <table:table-cell table:style-name="ce35" table:formula="of:=IF([.KD$3]=&quot;&quot;;&quot;&quot;;(IF(OR([.KD22]=&quot;&quot;;[.KD22]=0);0;1)))">
            <text:p/>
          </table:table-cell>
          <table:table-cell table:style-name="ce35" table:formula="of:=IF([.KE$3]=&quot;&quot;;&quot;&quot;;(IF(OR([.KE22]=&quot;&quot;;[.KE22]=0);0;1)))">
            <text:p/>
          </table:table-cell>
          <table:table-cell table:style-name="ce35" table:formula="of:=IF([.KF$3]=&quot;&quot;;&quot;&quot;;(IF(OR([.KF22]=&quot;&quot;;[.KF22]=0);0;1)))">
            <text:p/>
          </table:table-cell>
          <table:table-cell table:style-name="ce35" table:formula="of:=IF([.KG$3]=&quot;&quot;;&quot;&quot;;(IF(OR([.KG22]=&quot;&quot;;[.KG22]=0);0;1)))">
            <text:p/>
          </table:table-cell>
          <table:table-cell table:style-name="ce35" table:formula="of:=IF([.KH$3]=&quot;&quot;;&quot;&quot;;(IF(OR([.KH22]=&quot;&quot;;[.KH22]=0);0;1)))">
            <text:p/>
          </table:table-cell>
          <table:table-cell table:style-name="ce35" table:formula="of:=IF([.KI$3]=&quot;&quot;;&quot;&quot;;(IF(OR([.KI22]=&quot;&quot;;[.KI22]=0);0;1)))">
            <text:p/>
          </table:table-cell>
          <table:table-cell table:style-name="ce35" table:formula="of:=IF([.KJ$3]=&quot;&quot;;&quot;&quot;;(IF(OR([.KJ22]=&quot;&quot;;[.KJ22]=0);0;1)))">
            <text:p/>
          </table:table-cell>
          <table:table-cell table:style-name="ce35" table:formula="of:=IF([.KK$3]=&quot;&quot;;&quot;&quot;;(IF(OR([.KK22]=&quot;&quot;;[.KK22]=0);0;1)))">
            <text:p/>
          </table:table-cell>
          <table:table-cell table:style-name="ce35" table:formula="of:=IF([.KL$3]=&quot;&quot;;&quot;&quot;;(IF(OR([.KL22]=&quot;&quot;;[.KL22]=0);0;1)))">
            <text:p/>
          </table:table-cell>
          <table:table-cell table:style-name="ce35" table:formula="of:=IF([.KM$3]=&quot;&quot;;&quot;&quot;;(IF(OR([.KM22]=&quot;&quot;;[.KM22]=0);0;1)))">
            <text:p/>
          </table:table-cell>
          <table:table-cell table:style-name="ce35" table:formula="of:=IF([.KN$3]=&quot;&quot;;&quot;&quot;;(IF(OR([.KN22]=&quot;&quot;;[.KN22]=0);0;1)))">
            <text:p/>
          </table:table-cell>
          <table:table-cell table:style-name="ce35" table:formula="of:=IF([.KO$3]=&quot;&quot;;&quot;&quot;;(IF(OR([.KO22]=&quot;&quot;;[.KO22]=0);0;1)))">
            <text:p/>
          </table:table-cell>
          <table:table-cell table:style-name="ce35" table:formula="of:=IF([.KP$3]=&quot;&quot;;&quot;&quot;;(IF(OR([.KP22]=&quot;&quot;;[.KP22]=0);0;1)))">
            <text:p/>
          </table:table-cell>
          <table:table-cell table:style-name="ce35" table:formula="of:=IF([.KQ$3]=&quot;&quot;;&quot;&quot;;(IF(OR([.KQ22]=&quot;&quot;;[.KQ22]=0);0;1)))">
            <text:p/>
          </table:table-cell>
          <table:table-cell table:style-name="ce35" table:formula="of:=IF([.KR$3]=&quot;&quot;;&quot;&quot;;(IF(OR([.KR22]=&quot;&quot;;[.KR22]=0);0;1)))">
            <text:p/>
          </table:table-cell>
          <table:table-cell table:style-name="ce35" table:formula="of:=IF([.KS$3]=&quot;&quot;;&quot;&quot;;(IF(OR([.KS22]=&quot;&quot;;[.KS22]=0);0;1)))">
            <text:p/>
          </table:table-cell>
          <table:table-cell table:style-name="ce35" table:formula="of:=IF([.KT$3]=&quot;&quot;;&quot;&quot;;(IF(OR([.KT22]=&quot;&quot;;[.KT22]=0);0;1)))">
            <text:p/>
          </table:table-cell>
          <table:table-cell table:style-name="ce35" table:formula="of:=IF([.KU$3]=&quot;&quot;;&quot;&quot;;(IF(OR([.KU22]=&quot;&quot;;[.KU22]=0);0;1)))">
            <text:p/>
          </table:table-cell>
          <table:table-cell table:style-name="ce35" table:formula="of:=IF([.KV$3]=&quot;&quot;;&quot;&quot;;(IF(OR([.KV22]=&quot;&quot;;[.KV22]=0);0;1)))">
            <text:p/>
          </table:table-cell>
          <table:table-cell table:style-name="ce35" table:formula="of:=IF([.KW$3]=&quot;&quot;;&quot;&quot;;(IF(OR([.KW22]=&quot;&quot;;[.KW22]=0);0;1)))">
            <text:p/>
          </table:table-cell>
          <table:table-cell table:style-name="ce35" table:formula="of:=IF([.KX$3]=&quot;&quot;;&quot;&quot;;(IF(OR([.KX22]=&quot;&quot;;[.KX22]=0);0;1)))">
            <text:p/>
          </table:table-cell>
          <table:table-cell table:style-name="ce35" table:formula="of:=IF([.KY$3]=&quot;&quot;;&quot;&quot;;(IF(OR([.KY22]=&quot;&quot;;[.KY22]=0);0;1)))">
            <text:p/>
          </table:table-cell>
          <table:table-cell table:style-name="ce35" table:formula="of:=IF([.KZ$3]=&quot;&quot;;&quot;&quot;;(IF(OR([.KZ22]=&quot;&quot;;[.KZ22]=0);0;1)))">
            <text:p/>
          </table:table-cell>
          <table:table-cell table:style-name="ce35" table:formula="of:=IF([.LA$3]=&quot;&quot;;&quot;&quot;;(IF(OR([.LA22]=&quot;&quot;;[.LA22]=0);0;1)))">
            <text:p/>
          </table:table-cell>
          <table:table-cell table:style-name="ce35" table:formula="of:=IF([.LB$3]=&quot;&quot;;&quot;&quot;;(IF(OR([.LB22]=&quot;&quot;;[.LB22]=0);0;1)))">
            <text:p/>
          </table:table-cell>
          <table:table-cell table:style-name="ce35" table:formula="of:=IF([.LC$3]=&quot;&quot;;&quot;&quot;;(IF(OR([.LC22]=&quot;&quot;;[.LC22]=0);0;1)))">
            <text:p/>
          </table:table-cell>
          <table:table-cell table:style-name="ce35" table:formula="of:=IF([.LD$3]=&quot;&quot;;&quot;&quot;;(IF(OR([.LD22]=&quot;&quot;;[.LD22]=0);0;1)))">
            <text:p/>
          </table:table-cell>
          <table:table-cell table:style-name="ce35" table:formula="of:=IF([.LE$3]=&quot;&quot;;&quot;&quot;;(IF(OR([.LE22]=&quot;&quot;;[.LE22]=0);0;1)))">
            <text:p/>
          </table:table-cell>
          <table:table-cell table:style-name="ce35" table:formula="of:=IF([.LF$3]=&quot;&quot;;&quot;&quot;;(IF(OR([.LF22]=&quot;&quot;;[.LF22]=0);0;1)))">
            <text:p/>
          </table:table-cell>
          <table:table-cell table:style-name="ce35" table:formula="of:=IF([.LG$3]=&quot;&quot;;&quot;&quot;;(IF(OR([.LG22]=&quot;&quot;;[.LG22]=0);0;1)))">
            <text:p/>
          </table:table-cell>
          <table:table-cell table:style-name="ce35" table:formula="of:=IF([.LH$3]=&quot;&quot;;&quot;&quot;;(IF(OR([.LH22]=&quot;&quot;;[.LH22]=0);0;1)))">
            <text:p/>
          </table:table-cell>
          <table:table-cell table:style-name="ce35" table:formula="of:=IF([.LI$3]=&quot;&quot;;&quot;&quot;;(IF(OR([.LI22]=&quot;&quot;;[.LI22]=0);0;1)))">
            <text:p/>
          </table:table-cell>
          <table:table-cell table:style-name="ce35" table:formula="of:=IF([.LJ$3]=&quot;&quot;;&quot;&quot;;(IF(OR([.LJ22]=&quot;&quot;;[.LJ22]=0);0;1)))">
            <text:p/>
          </table:table-cell>
          <table:table-cell table:style-name="ce35" table:formula="of:=IF([.LK$3]=&quot;&quot;;&quot;&quot;;(IF(OR([.LK22]=&quot;&quot;;[.LK22]=0);0;1)))">
            <text:p/>
          </table:table-cell>
          <table:table-cell table:style-name="ce35" table:formula="of:=IF([.LL$3]=&quot;&quot;;&quot;&quot;;(IF(OR([.LL22]=&quot;&quot;;[.LL22]=0);0;1)))">
            <text:p/>
          </table:table-cell>
          <table:table-cell table:style-name="ce35" table:formula="of:=IF([.LM$3]=&quot;&quot;;&quot;&quot;;(IF(OR([.LM22]=&quot;&quot;;[.LM22]=0);0;1)))">
            <text:p/>
          </table:table-cell>
          <table:table-cell table:style-name="ce35" table:formula="of:=IF([.LN$3]=&quot;&quot;;&quot;&quot;;(IF(OR([.LN22]=&quot;&quot;;[.LN22]=0);0;1)))">
            <text:p/>
          </table:table-cell>
          <table:table-cell table:style-name="ce35" table:formula="of:=IF([.LO$3]=&quot;&quot;;&quot;&quot;;(IF(OR([.LO22]=&quot;&quot;;[.LO22]=0);0;1)))">
            <text:p/>
          </table:table-cell>
          <table:table-cell table:style-name="ce35" table:formula="of:=IF([.LP$3]=&quot;&quot;;&quot;&quot;;(IF(OR([.LP22]=&quot;&quot;;[.LP22]=0);0;1)))">
            <text:p/>
          </table:table-cell>
          <table:table-cell table:style-name="ce35" table:formula="of:=IF([.LQ$3]=&quot;&quot;;&quot;&quot;;(IF(OR([.LQ22]=&quot;&quot;;[.LQ22]=0);0;1)))">
            <text:p/>
          </table:table-cell>
          <table:table-cell table:style-name="ce35" table:formula="of:=IF([.LR$3]=&quot;&quot;;&quot;&quot;;(IF(OR([.LR22]=&quot;&quot;;[.LR22]=0);0;1)))">
            <text:p/>
          </table:table-cell>
          <table:table-cell table:style-name="ce35" table:formula="of:=IF([.LS$3]=&quot;&quot;;&quot;&quot;;(IF(OR([.LS22]=&quot;&quot;;[.LS22]=0);0;1)))">
            <text:p/>
          </table:table-cell>
          <table:table-cell table:style-name="ce35" table:formula="of:=IF([.LT$3]=&quot;&quot;;&quot;&quot;;(IF(OR([.LT22]=&quot;&quot;;[.LT22]=0);0;1)))">
            <text:p/>
          </table:table-cell>
          <table:table-cell table:style-name="ce35" table:formula="of:=IF([.LU$3]=&quot;&quot;;&quot;&quot;;(IF(OR([.LU22]=&quot;&quot;;[.LU22]=0);0;1)))">
            <text:p/>
          </table:table-cell>
          <table:table-cell table:style-name="ce35" table:formula="of:=IF([.LV$3]=&quot;&quot;;&quot;&quot;;(IF(OR([.LV22]=&quot;&quot;;[.LV22]=0);0;1)))">
            <text:p/>
          </table:table-cell>
          <table:table-cell table:style-name="ce35" table:formula="of:=IF([.LW$3]=&quot;&quot;;&quot;&quot;;(IF(OR([.LW22]=&quot;&quot;;[.LW22]=0);0;1)))">
            <text:p/>
          </table:table-cell>
          <table:table-cell table:style-name="ce35" table:formula="of:=IF([.LX$3]=&quot;&quot;;&quot;&quot;;(IF(OR([.LX22]=&quot;&quot;;[.LX22]=0);0;1)))">
            <text:p/>
          </table:table-cell>
          <table:table-cell table:style-name="ce35" table:formula="of:=IF([.LY$3]=&quot;&quot;;&quot;&quot;;(IF(OR([.LY22]=&quot;&quot;;[.LY22]=0);0;1)))">
            <text:p/>
          </table:table-cell>
          <table:table-cell table:style-name="ce35" table:formula="of:=IF([.LZ$3]=&quot;&quot;;&quot;&quot;;(IF(OR([.LZ22]=&quot;&quot;;[.LZ22]=0);0;1)))">
            <text:p/>
          </table:table-cell>
          <table:table-cell table:style-name="ce35" table:formula="of:=IF([.MA$3]=&quot;&quot;;&quot;&quot;;(IF(OR([.MA22]=&quot;&quot;;[.MA22]=0);0;1)))">
            <text:p/>
          </table:table-cell>
          <table:table-cell table:style-name="ce35" table:formula="of:=IF([.MB$3]=&quot;&quot;;&quot;&quot;;(IF(OR([.MB22]=&quot;&quot;;[.MB22]=0);0;1)))">
            <text:p/>
          </table:table-cell>
          <table:table-cell table:style-name="ce35" table:formula="of:=IF([.MC$3]=&quot;&quot;;&quot;&quot;;(IF(OR([.MC22]=&quot;&quot;;[.MC22]=0);0;1)))">
            <text:p/>
          </table:table-cell>
          <table:table-cell table:style-name="ce35" table:formula="of:=IF([.MD$3]=&quot;&quot;;&quot;&quot;;(IF(OR([.MD22]=&quot;&quot;;[.MD22]=0);0;1)))">
            <text:p/>
          </table:table-cell>
          <table:table-cell table:style-name="ce35" table:formula="of:=IF([.ME$3]=&quot;&quot;;&quot;&quot;;(IF(OR([.ME22]=&quot;&quot;;[.ME22]=0);0;1)))">
            <text:p/>
          </table:table-cell>
          <table:table-cell table:style-name="ce35" table:formula="of:=IF([.MF$3]=&quot;&quot;;&quot;&quot;;(IF(OR([.MF22]=&quot;&quot;;[.MF22]=0);0;1)))">
            <text:p/>
          </table:table-cell>
          <table:table-cell table:style-name="ce35" table:formula="of:=IF([.MG$3]=&quot;&quot;;&quot;&quot;;(IF(OR([.MG22]=&quot;&quot;;[.MG22]=0);0;1)))">
            <text:p/>
          </table:table-cell>
          <table:table-cell table:style-name="ce35" table:formula="of:=IF([.MH$3]=&quot;&quot;;&quot;&quot;;(IF(OR([.MH22]=&quot;&quot;;[.MH22]=0);0;1)))">
            <text:p/>
          </table:table-cell>
          <table:table-cell table:style-name="ce35" table:formula="of:=IF([.MI$3]=&quot;&quot;;&quot;&quot;;(IF(OR([.MI22]=&quot;&quot;;[.MI22]=0);0;1)))">
            <text:p/>
          </table:table-cell>
          <table:table-cell table:style-name="ce35" table:formula="of:=IF([.MJ$3]=&quot;&quot;;&quot;&quot;;(IF(OR([.MJ22]=&quot;&quot;;[.MJ22]=0);0;1)))">
            <text:p/>
          </table:table-cell>
          <table:table-cell table:style-name="ce35" table:formula="of:=IF([.MK$3]=&quot;&quot;;&quot;&quot;;(IF(OR([.MK22]=&quot;&quot;;[.MK22]=0);0;1)))">
            <text:p/>
          </table:table-cell>
          <table:table-cell table:style-name="ce35" table:formula="of:=IF([.ML$3]=&quot;&quot;;&quot;&quot;;(IF(OR([.ML22]=&quot;&quot;;[.ML22]=0);0;1)))">
            <text:p/>
          </table:table-cell>
          <table:table-cell table:style-name="ce35" table:formula="of:=IF([.MM$3]=&quot;&quot;;&quot;&quot;;(IF(OR([.MM22]=&quot;&quot;;[.MM22]=0);0;1)))">
            <text:p/>
          </table:table-cell>
          <table:table-cell table:style-name="ce35" table:formula="of:=IF([.MN$3]=&quot;&quot;;&quot;&quot;;(IF(OR([.MN22]=&quot;&quot;;[.MN22]=0);0;1)))">
            <text:p/>
          </table:table-cell>
          <table:table-cell table:style-name="ce35" table:formula="of:=IF([.MO$3]=&quot;&quot;;&quot;&quot;;(IF(OR([.MO22]=&quot;&quot;;[.MO22]=0);0;1)))">
            <text:p/>
          </table:table-cell>
          <table:table-cell table:style-name="ce35" table:formula="of:=IF([.MP$3]=&quot;&quot;;&quot;&quot;;(IF(OR([.MP22]=&quot;&quot;;[.MP22]=0);0;1)))">
            <text:p/>
          </table:table-cell>
          <table:table-cell table:style-name="ce35" table:formula="of:=IF([.MQ$3]=&quot;&quot;;&quot;&quot;;(IF(OR([.MQ22]=&quot;&quot;;[.MQ22]=0);0;1)))">
            <text:p/>
          </table:table-cell>
          <table:table-cell table:style-name="ce35" table:formula="of:=IF([.MR$3]=&quot;&quot;;&quot;&quot;;(IF(OR([.MR22]=&quot;&quot;;[.MR22]=0);0;1)))">
            <text:p/>
          </table:table-cell>
          <table:table-cell table:style-name="ce35" table:formula="of:=IF([.MS$3]=&quot;&quot;;&quot;&quot;;(IF(OR([.MS22]=&quot;&quot;;[.MS22]=0);0;1)))">
            <text:p/>
          </table:table-cell>
          <table:table-cell table:style-name="ce35" table:formula="of:=IF([.MT$3]=&quot;&quot;;&quot;&quot;;(IF(OR([.MT22]=&quot;&quot;;[.MT22]=0);0;1)))">
            <text:p/>
          </table:table-cell>
          <table:table-cell table:style-name="ce35" table:formula="of:=IF([.MU$3]=&quot;&quot;;&quot;&quot;;(IF(OR([.MU22]=&quot;&quot;;[.MU22]=0);0;1)))">
            <text:p/>
          </table:table-cell>
          <table:table-cell table:style-name="ce35" table:formula="of:=IF([.MV$3]=&quot;&quot;;&quot;&quot;;(IF(OR([.MV22]=&quot;&quot;;[.MV22]=0);0;1)))">
            <text:p/>
          </table:table-cell>
          <table:table-cell table:style-name="ce35" table:formula="of:=IF([.MW$3]=&quot;&quot;;&quot;&quot;;(IF(OR([.MW22]=&quot;&quot;;[.MW22]=0);0;1)))">
            <text:p/>
          </table:table-cell>
          <table:table-cell table:style-name="ce35" table:formula="of:=IF([.MX$3]=&quot;&quot;;&quot;&quot;;(IF(OR([.MX22]=&quot;&quot;;[.MX22]=0);0;1)))">
            <text:p/>
          </table:table-cell>
          <table:table-cell table:style-name="ce35" table:formula="of:=IF([.MY$3]=&quot;&quot;;&quot;&quot;;(IF(OR([.MY22]=&quot;&quot;;[.MY22]=0);0;1)))">
            <text:p/>
          </table:table-cell>
          <table:table-cell table:style-name="ce35" table:formula="of:=IF([.MZ$3]=&quot;&quot;;&quot;&quot;;(IF(OR([.MZ22]=&quot;&quot;;[.MZ22]=0);0;1)))">
            <text:p/>
          </table:table-cell>
          <table:table-cell table:style-name="ce35" table:formula="of:=IF([.NA$3]=&quot;&quot;;&quot;&quot;;(IF(OR([.NA22]=&quot;&quot;;[.NA22]=0);0;1)))">
            <text:p/>
          </table:table-cell>
          <table:table-cell table:style-name="ce35" table:formula="of:=IF([.NB$3]=&quot;&quot;;&quot;&quot;;(IF(OR([.NB22]=&quot;&quot;;[.NB22]=0);0;1)))">
            <text:p/>
          </table:table-cell>
          <table:table-cell table:style-name="ce35" table:formula="of:=IF([.NC$3]=&quot;&quot;;&quot;&quot;;(IF(OR([.NC22]=&quot;&quot;;[.NC22]=0);0;1)))">
            <text:p/>
          </table:table-cell>
          <table:table-cell table:style-name="ce35" table:formula="of:=IF([.ND$3]=&quot;&quot;;&quot;&quot;;(IF(OR([.ND22]=&quot;&quot;;[.ND22]=0);0;1)))">
            <text:p/>
          </table:table-cell>
          <table:table-cell table:style-name="ce35" table:formula="of:=IF([.NE$3]=&quot;&quot;;&quot;&quot;;(IF(OR([.NE22]=&quot;&quot;;[.NE22]=0);0;1)))">
            <text:p/>
          </table:table-cell>
          <table:table-cell table:style-name="ce35" table:formula="of:=IF([.NF$3]=&quot;&quot;;&quot;&quot;;(IF(OR([.NF22]=&quot;&quot;;[.NF22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23:.B23])" office:value-type="float" office:value="0" calcext:value-type="float">
            <text:p>0</text:p>
          </table:table-cell>
          <table:table-cell table:style-name="ce11" table:formula="of:=IFERROR((LEN([.NG23])-SEARCH(&quot;0[^0]*$&quot;;[.NG23]));LEN([.NG23]))" office:value-type="float" office:value="0" calcext:value-type="float">
            <text:p>0</text:p>
          </table:table-cell>
          <table:table-cell table:style-name="ce5" table:formula="of:=COUNTA([.E23:.NF23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47" table:formula="of:=COM.MICROSOFT.CONCAT([.NH23:.ABI23])">
            <text:p/>
          </table:table-cell>
          <table:table-cell table:style-name="ce46" table:formula="of:=IF([.E$3]=&quot;&quot;;&quot;&quot;;(IF(OR([.E23]=&quot;&quot;;[.E23]=0);0;1)))">
            <text:p/>
          </table:table-cell>
          <table:table-cell table:style-name="ce46" table:formula="of:=IF([.F$3]=&quot;&quot;;&quot;&quot;;(IF(OR([.F23]=&quot;&quot;;[.F23]=0);0;1)))">
            <text:p/>
          </table:table-cell>
          <table:table-cell table:style-name="ce46" table:formula="of:=IF([.G$3]=&quot;&quot;;&quot;&quot;;(IF(OR([.G23]=&quot;&quot;;[.G23]=0);0;1)))">
            <text:p/>
          </table:table-cell>
          <table:table-cell table:style-name="ce46" table:formula="of:=IF([.H$3]=&quot;&quot;;&quot;&quot;;(IF(OR([.H23]=&quot;&quot;;[.H23]=0);0;1)))">
            <text:p/>
          </table:table-cell>
          <table:table-cell table:style-name="ce47" table:formula="of:=IF([.I$3]=&quot;&quot;;&quot;&quot;;(IF(OR([.I23]=&quot;&quot;;[.I23]=0);0;1)))">
            <text:p/>
          </table:table-cell>
          <table:table-cell table:style-name="ce47" table:formula="of:=IF([.J$3]=&quot;&quot;;&quot;&quot;;(IF(OR([.J23]=&quot;&quot;;[.J23]=0);0;1)))">
            <text:p/>
          </table:table-cell>
          <table:table-cell table:style-name="ce47" table:formula="of:=IF([.K$3]=&quot;&quot;;&quot;&quot;;(IF(OR([.K23]=&quot;&quot;;[.K23]=0);0;1)))">
            <text:p/>
          </table:table-cell>
          <table:table-cell table:style-name="ce47" table:formula="of:=IF([.L$3]=&quot;&quot;;&quot;&quot;;(IF(OR([.L23]=&quot;&quot;;[.L23]=0);0;1)))">
            <text:p/>
          </table:table-cell>
          <table:table-cell table:style-name="ce47" table:formula="of:=IF([.M$3]=&quot;&quot;;&quot;&quot;;(IF(OR([.M23]=&quot;&quot;;[.M23]=0);0;1)))">
            <text:p/>
          </table:table-cell>
          <table:table-cell table:style-name="ce47" table:formula="of:=IF([.N$3]=&quot;&quot;;&quot;&quot;;(IF(OR([.N23]=&quot;&quot;;[.N23]=0);0;1)))">
            <text:p/>
          </table:table-cell>
          <table:table-cell table:style-name="ce47" table:formula="of:=IF([.O$3]=&quot;&quot;;&quot;&quot;;(IF(OR([.O23]=&quot;&quot;;[.O23]=0);0;1)))">
            <text:p/>
          </table:table-cell>
          <table:table-cell table:style-name="ce47" table:formula="of:=IF([.P$3]=&quot;&quot;;&quot;&quot;;(IF(OR([.P23]=&quot;&quot;;[.P23]=0);0;1)))">
            <text:p/>
          </table:table-cell>
          <table:table-cell table:style-name="ce47" table:formula="of:=IF([.Q$3]=&quot;&quot;;&quot;&quot;;(IF(OR([.Q23]=&quot;&quot;;[.Q23]=0);0;1)))">
            <text:p/>
          </table:table-cell>
          <table:table-cell table:style-name="ce47" table:formula="of:=IF([.R$3]=&quot;&quot;;&quot;&quot;;(IF(OR([.R23]=&quot;&quot;;[.R23]=0);0;1)))">
            <text:p/>
          </table:table-cell>
          <table:table-cell table:style-name="ce47" table:formula="of:=IF([.S$3]=&quot;&quot;;&quot;&quot;;(IF(OR([.S23]=&quot;&quot;;[.S23]=0);0;1)))">
            <text:p/>
          </table:table-cell>
          <table:table-cell table:style-name="ce47" table:formula="of:=IF([.T$3]=&quot;&quot;;&quot;&quot;;(IF(OR([.T23]=&quot;&quot;;[.T23]=0);0;1)))">
            <text:p/>
          </table:table-cell>
          <table:table-cell table:style-name="ce47" table:formula="of:=IF([.U$3]=&quot;&quot;;&quot;&quot;;(IF(OR([.U23]=&quot;&quot;;[.U23]=0);0;1)))">
            <text:p/>
          </table:table-cell>
          <table:table-cell table:style-name="ce47" table:formula="of:=IF([.V$3]=&quot;&quot;;&quot;&quot;;(IF(OR([.V23]=&quot;&quot;;[.V23]=0);0;1)))">
            <text:p/>
          </table:table-cell>
          <table:table-cell table:style-name="ce47" table:formula="of:=IF([.W$3]=&quot;&quot;;&quot;&quot;;(IF(OR([.W23]=&quot;&quot;;[.W23]=0);0;1)))">
            <text:p/>
          </table:table-cell>
          <table:table-cell table:style-name="ce47" table:formula="of:=IF([.X$3]=&quot;&quot;;&quot;&quot;;(IF(OR([.X23]=&quot;&quot;;[.X23]=0);0;1)))">
            <text:p/>
          </table:table-cell>
          <table:table-cell table:style-name="ce47" table:formula="of:=IF([.Y$3]=&quot;&quot;;&quot;&quot;;(IF(OR([.Y23]=&quot;&quot;;[.Y23]=0);0;1)))">
            <text:p/>
          </table:table-cell>
          <table:table-cell table:style-name="ce47" table:formula="of:=IF([.Z$3]=&quot;&quot;;&quot;&quot;;(IF(OR([.Z23]=&quot;&quot;;[.Z23]=0);0;1)))">
            <text:p/>
          </table:table-cell>
          <table:table-cell table:style-name="ce47" table:formula="of:=IF([.AA$3]=&quot;&quot;;&quot;&quot;;(IF(OR([.AA23]=&quot;&quot;;[.AA23]=0);0;1)))">
            <text:p/>
          </table:table-cell>
          <table:table-cell table:style-name="ce47" table:formula="of:=IF([.AB$3]=&quot;&quot;;&quot;&quot;;(IF(OR([.AB23]=&quot;&quot;;[.AB23]=0);0;1)))">
            <text:p/>
          </table:table-cell>
          <table:table-cell table:style-name="ce47" table:formula="of:=IF([.AC$3]=&quot;&quot;;&quot;&quot;;(IF(OR([.AC23]=&quot;&quot;;[.AC23]=0);0;1)))">
            <text:p/>
          </table:table-cell>
          <table:table-cell table:style-name="ce47" table:formula="of:=IF([.AD$3]=&quot;&quot;;&quot;&quot;;(IF(OR([.AD23]=&quot;&quot;;[.AD23]=0);0;1)))">
            <text:p/>
          </table:table-cell>
          <table:table-cell table:style-name="ce47" table:formula="of:=IF([.AE$3]=&quot;&quot;;&quot;&quot;;(IF(OR([.AE23]=&quot;&quot;;[.AE23]=0);0;1)))">
            <text:p/>
          </table:table-cell>
          <table:table-cell table:style-name="ce47" table:formula="of:=IF([.AF$3]=&quot;&quot;;&quot;&quot;;(IF(OR([.AF23]=&quot;&quot;;[.AF23]=0);0;1)))">
            <text:p/>
          </table:table-cell>
          <table:table-cell table:style-name="ce47" table:formula="of:=IF([.AG$3]=&quot;&quot;;&quot;&quot;;(IF(OR([.AG23]=&quot;&quot;;[.AG23]=0);0;1)))">
            <text:p/>
          </table:table-cell>
          <table:table-cell table:style-name="ce47" table:formula="of:=IF([.AH$3]=&quot;&quot;;&quot;&quot;;(IF(OR([.AH23]=&quot;&quot;;[.AH23]=0);0;1)))">
            <text:p/>
          </table:table-cell>
          <table:table-cell table:style-name="ce47" table:formula="of:=IF([.AI$3]=&quot;&quot;;&quot;&quot;;(IF(OR([.AI23]=&quot;&quot;;[.AI23]=0);0;1)))">
            <text:p/>
          </table:table-cell>
          <table:table-cell table:style-name="ce47" table:formula="of:=IF([.AJ$3]=&quot;&quot;;&quot;&quot;;(IF(OR([.AJ23]=&quot;&quot;;[.AJ23]=0);0;1)))">
            <text:p/>
          </table:table-cell>
          <table:table-cell table:style-name="ce47" table:formula="of:=IF([.AK$3]=&quot;&quot;;&quot;&quot;;(IF(OR([.AK23]=&quot;&quot;;[.AK23]=0);0;1)))">
            <text:p/>
          </table:table-cell>
          <table:table-cell table:style-name="ce47" table:formula="of:=IF([.AL$3]=&quot;&quot;;&quot;&quot;;(IF(OR([.AL23]=&quot;&quot;;[.AL23]=0);0;1)))">
            <text:p/>
          </table:table-cell>
          <table:table-cell table:style-name="ce47" table:formula="of:=IF([.AM$3]=&quot;&quot;;&quot;&quot;;(IF(OR([.AM23]=&quot;&quot;;[.AM23]=0);0;1)))">
            <text:p/>
          </table:table-cell>
          <table:table-cell table:style-name="ce47" table:formula="of:=IF([.AN$3]=&quot;&quot;;&quot;&quot;;(IF(OR([.AN23]=&quot;&quot;;[.AN23]=0);0;1)))">
            <text:p/>
          </table:table-cell>
          <table:table-cell table:style-name="ce47" table:formula="of:=IF([.AO$3]=&quot;&quot;;&quot;&quot;;(IF(OR([.AO23]=&quot;&quot;;[.AO23]=0);0;1)))">
            <text:p/>
          </table:table-cell>
          <table:table-cell table:style-name="ce47" table:formula="of:=IF([.AP$3]=&quot;&quot;;&quot;&quot;;(IF(OR([.AP23]=&quot;&quot;;[.AP23]=0);0;1)))">
            <text:p/>
          </table:table-cell>
          <table:table-cell table:style-name="ce47" table:formula="of:=IF([.AQ$3]=&quot;&quot;;&quot;&quot;;(IF(OR([.AQ23]=&quot;&quot;;[.AQ23]=0);0;1)))">
            <text:p/>
          </table:table-cell>
          <table:table-cell table:style-name="ce47" table:formula="of:=IF([.AR$3]=&quot;&quot;;&quot;&quot;;(IF(OR([.AR23]=&quot;&quot;;[.AR23]=0);0;1)))">
            <text:p/>
          </table:table-cell>
          <table:table-cell table:style-name="ce47" table:formula="of:=IF([.AS$3]=&quot;&quot;;&quot;&quot;;(IF(OR([.AS23]=&quot;&quot;;[.AS23]=0);0;1)))">
            <text:p/>
          </table:table-cell>
          <table:table-cell table:style-name="ce47" table:formula="of:=IF([.AT$3]=&quot;&quot;;&quot;&quot;;(IF(OR([.AT23]=&quot;&quot;;[.AT23]=0);0;1)))">
            <text:p/>
          </table:table-cell>
          <table:table-cell table:style-name="ce47" table:formula="of:=IF([.AU$3]=&quot;&quot;;&quot;&quot;;(IF(OR([.AU23]=&quot;&quot;;[.AU23]=0);0;1)))">
            <text:p/>
          </table:table-cell>
          <table:table-cell table:style-name="ce47" table:formula="of:=IF([.AV$3]=&quot;&quot;;&quot;&quot;;(IF(OR([.AV23]=&quot;&quot;;[.AV23]=0);0;1)))">
            <text:p/>
          </table:table-cell>
          <table:table-cell table:style-name="ce47" table:formula="of:=IF([.AW$3]=&quot;&quot;;&quot;&quot;;(IF(OR([.AW23]=&quot;&quot;;[.AW23]=0);0;1)))">
            <text:p/>
          </table:table-cell>
          <table:table-cell table:style-name="ce47" table:formula="of:=IF([.AX$3]=&quot;&quot;;&quot;&quot;;(IF(OR([.AX23]=&quot;&quot;;[.AX23]=0);0;1)))">
            <text:p/>
          </table:table-cell>
          <table:table-cell table:style-name="ce47" table:formula="of:=IF([.AY$3]=&quot;&quot;;&quot;&quot;;(IF(OR([.AY23]=&quot;&quot;;[.AY23]=0);0;1)))">
            <text:p/>
          </table:table-cell>
          <table:table-cell table:style-name="ce47" table:formula="of:=IF([.AZ$3]=&quot;&quot;;&quot;&quot;;(IF(OR([.AZ23]=&quot;&quot;;[.AZ23]=0);0;1)))">
            <text:p/>
          </table:table-cell>
          <table:table-cell table:style-name="ce47" table:formula="of:=IF([.BA$3]=&quot;&quot;;&quot;&quot;;(IF(OR([.BA23]=&quot;&quot;;[.BA23]=0);0;1)))">
            <text:p/>
          </table:table-cell>
          <table:table-cell table:style-name="ce47" table:formula="of:=IF([.BB$3]=&quot;&quot;;&quot;&quot;;(IF(OR([.BB23]=&quot;&quot;;[.BB23]=0);0;1)))">
            <text:p/>
          </table:table-cell>
          <table:table-cell table:style-name="ce47" table:formula="of:=IF([.BC$3]=&quot;&quot;;&quot;&quot;;(IF(OR([.BC23]=&quot;&quot;;[.BC23]=0);0;1)))">
            <text:p/>
          </table:table-cell>
          <table:table-cell table:style-name="ce47" table:formula="of:=IF([.BD$3]=&quot;&quot;;&quot;&quot;;(IF(OR([.BD23]=&quot;&quot;;[.BD23]=0);0;1)))">
            <text:p/>
          </table:table-cell>
          <table:table-cell table:style-name="ce47" table:formula="of:=IF([.BE$3]=&quot;&quot;;&quot;&quot;;(IF(OR([.BE23]=&quot;&quot;;[.BE23]=0);0;1)))">
            <text:p/>
          </table:table-cell>
          <table:table-cell table:style-name="ce47" table:formula="of:=IF([.BF$3]=&quot;&quot;;&quot;&quot;;(IF(OR([.BF23]=&quot;&quot;;[.BF23]=0);0;1)))">
            <text:p/>
          </table:table-cell>
          <table:table-cell table:style-name="ce47" table:formula="of:=IF([.BG$3]=&quot;&quot;;&quot;&quot;;(IF(OR([.BG23]=&quot;&quot;;[.BG23]=0);0;1)))">
            <text:p/>
          </table:table-cell>
          <table:table-cell table:style-name="ce47" table:formula="of:=IF([.BH$3]=&quot;&quot;;&quot;&quot;;(IF(OR([.BH23]=&quot;&quot;;[.BH23]=0);0;1)))">
            <text:p/>
          </table:table-cell>
          <table:table-cell table:style-name="ce47" table:formula="of:=IF([.BI$3]=&quot;&quot;;&quot;&quot;;(IF(OR([.BI23]=&quot;&quot;;[.BI23]=0);0;1)))">
            <text:p/>
          </table:table-cell>
          <table:table-cell table:style-name="ce47" table:formula="of:=IF([.BJ$3]=&quot;&quot;;&quot;&quot;;(IF(OR([.BJ23]=&quot;&quot;;[.BJ23]=0);0;1)))">
            <text:p/>
          </table:table-cell>
          <table:table-cell table:style-name="ce47" table:formula="of:=IF([.BK$3]=&quot;&quot;;&quot;&quot;;(IF(OR([.BK23]=&quot;&quot;;[.BK23]=0);0;1)))">
            <text:p/>
          </table:table-cell>
          <table:table-cell table:style-name="ce47" table:formula="of:=IF([.BL$3]=&quot;&quot;;&quot;&quot;;(IF(OR([.BL23]=&quot;&quot;;[.BL23]=0);0;1)))">
            <text:p/>
          </table:table-cell>
          <table:table-cell table:style-name="ce47" table:formula="of:=IF([.BM$3]=&quot;&quot;;&quot;&quot;;(IF(OR([.BM23]=&quot;&quot;;[.BM23]=0);0;1)))">
            <text:p/>
          </table:table-cell>
          <table:table-cell table:style-name="ce47" table:formula="of:=IF([.BN$3]=&quot;&quot;;&quot;&quot;;(IF(OR([.BN23]=&quot;&quot;;[.BN23]=0);0;1)))">
            <text:p/>
          </table:table-cell>
          <table:table-cell table:style-name="ce47" table:formula="of:=IF([.BO$3]=&quot;&quot;;&quot;&quot;;(IF(OR([.BO23]=&quot;&quot;;[.BO23]=0);0;1)))">
            <text:p/>
          </table:table-cell>
          <table:table-cell table:style-name="ce47" table:formula="of:=IF([.BP$3]=&quot;&quot;;&quot;&quot;;(IF(OR([.BP23]=&quot;&quot;;[.BP23]=0);0;1)))">
            <text:p/>
          </table:table-cell>
          <table:table-cell table:style-name="ce47" table:formula="of:=IF([.BQ$3]=&quot;&quot;;&quot;&quot;;(IF(OR([.BQ23]=&quot;&quot;;[.BQ23]=0);0;1)))">
            <text:p/>
          </table:table-cell>
          <table:table-cell table:style-name="ce47" table:formula="of:=IF([.BR$3]=&quot;&quot;;&quot;&quot;;(IF(OR([.BR23]=&quot;&quot;;[.BR23]=0);0;1)))">
            <text:p/>
          </table:table-cell>
          <table:table-cell table:style-name="ce47" table:formula="of:=IF([.BS$3]=&quot;&quot;;&quot;&quot;;(IF(OR([.BS23]=&quot;&quot;;[.BS23]=0);0;1)))">
            <text:p/>
          </table:table-cell>
          <table:table-cell table:style-name="ce47" table:formula="of:=IF([.BT$3]=&quot;&quot;;&quot;&quot;;(IF(OR([.BT23]=&quot;&quot;;[.BT23]=0);0;1)))">
            <text:p/>
          </table:table-cell>
          <table:table-cell table:style-name="ce47" table:formula="of:=IF([.BU$3]=&quot;&quot;;&quot;&quot;;(IF(OR([.BU23]=&quot;&quot;;[.BU23]=0);0;1)))">
            <text:p/>
          </table:table-cell>
          <table:table-cell table:style-name="ce47" table:formula="of:=IF([.BV$3]=&quot;&quot;;&quot;&quot;;(IF(OR([.BV23]=&quot;&quot;;[.BV23]=0);0;1)))">
            <text:p/>
          </table:table-cell>
          <table:table-cell table:style-name="ce47" table:formula="of:=IF([.BW$3]=&quot;&quot;;&quot;&quot;;(IF(OR([.BW23]=&quot;&quot;;[.BW23]=0);0;1)))">
            <text:p/>
          </table:table-cell>
          <table:table-cell table:style-name="ce47" table:formula="of:=IF([.BX$3]=&quot;&quot;;&quot;&quot;;(IF(OR([.BX23]=&quot;&quot;;[.BX23]=0);0;1)))">
            <text:p/>
          </table:table-cell>
          <table:table-cell table:style-name="ce47" table:formula="of:=IF([.BY$3]=&quot;&quot;;&quot;&quot;;(IF(OR([.BY23]=&quot;&quot;;[.BY23]=0);0;1)))">
            <text:p/>
          </table:table-cell>
          <table:table-cell table:style-name="ce47" table:formula="of:=IF([.BZ$3]=&quot;&quot;;&quot;&quot;;(IF(OR([.BZ23]=&quot;&quot;;[.BZ23]=0);0;1)))">
            <text:p/>
          </table:table-cell>
          <table:table-cell table:style-name="ce47" table:formula="of:=IF([.CA$3]=&quot;&quot;;&quot;&quot;;(IF(OR([.CA23]=&quot;&quot;;[.CA23]=0);0;1)))">
            <text:p/>
          </table:table-cell>
          <table:table-cell table:style-name="ce47" table:formula="of:=IF([.CB$3]=&quot;&quot;;&quot;&quot;;(IF(OR([.CB23]=&quot;&quot;;[.CB23]=0);0;1)))">
            <text:p/>
          </table:table-cell>
          <table:table-cell table:style-name="ce47" table:formula="of:=IF([.CC$3]=&quot;&quot;;&quot;&quot;;(IF(OR([.CC23]=&quot;&quot;;[.CC23]=0);0;1)))">
            <text:p/>
          </table:table-cell>
          <table:table-cell table:style-name="ce47" table:formula="of:=IF([.CD$3]=&quot;&quot;;&quot;&quot;;(IF(OR([.CD23]=&quot;&quot;;[.CD23]=0);0;1)))">
            <text:p/>
          </table:table-cell>
          <table:table-cell table:style-name="ce47" table:formula="of:=IF([.CE$3]=&quot;&quot;;&quot;&quot;;(IF(OR([.CE23]=&quot;&quot;;[.CE23]=0);0;1)))">
            <text:p/>
          </table:table-cell>
          <table:table-cell table:style-name="ce47" table:formula="of:=IF([.CF$3]=&quot;&quot;;&quot;&quot;;(IF(OR([.CF23]=&quot;&quot;;[.CF23]=0);0;1)))">
            <text:p/>
          </table:table-cell>
          <table:table-cell table:style-name="ce47" table:formula="of:=IF([.CG$3]=&quot;&quot;;&quot;&quot;;(IF(OR([.CG23]=&quot;&quot;;[.CG23]=0);0;1)))">
            <text:p/>
          </table:table-cell>
          <table:table-cell table:style-name="ce47" table:formula="of:=IF([.CH$3]=&quot;&quot;;&quot;&quot;;(IF(OR([.CH23]=&quot;&quot;;[.CH23]=0);0;1)))">
            <text:p/>
          </table:table-cell>
          <table:table-cell table:style-name="ce47" table:formula="of:=IF([.CI$3]=&quot;&quot;;&quot;&quot;;(IF(OR([.CI23]=&quot;&quot;;[.CI23]=0);0;1)))">
            <text:p/>
          </table:table-cell>
          <table:table-cell table:style-name="ce47" table:formula="of:=IF([.CJ$3]=&quot;&quot;;&quot;&quot;;(IF(OR([.CJ23]=&quot;&quot;;[.CJ23]=0);0;1)))">
            <text:p/>
          </table:table-cell>
          <table:table-cell table:style-name="ce47" table:formula="of:=IF([.CK$3]=&quot;&quot;;&quot;&quot;;(IF(OR([.CK23]=&quot;&quot;;[.CK23]=0);0;1)))">
            <text:p/>
          </table:table-cell>
          <table:table-cell table:style-name="ce47" table:formula="of:=IF([.CL$3]=&quot;&quot;;&quot;&quot;;(IF(OR([.CL23]=&quot;&quot;;[.CL23]=0);0;1)))">
            <text:p/>
          </table:table-cell>
          <table:table-cell table:style-name="ce47" table:formula="of:=IF([.CM$3]=&quot;&quot;;&quot;&quot;;(IF(OR([.CM23]=&quot;&quot;;[.CM23]=0);0;1)))">
            <text:p/>
          </table:table-cell>
          <table:table-cell table:style-name="ce47" table:formula="of:=IF([.CN$3]=&quot;&quot;;&quot;&quot;;(IF(OR([.CN23]=&quot;&quot;;[.CN23]=0);0;1)))">
            <text:p/>
          </table:table-cell>
          <table:table-cell table:style-name="ce47" table:formula="of:=IF([.CO$3]=&quot;&quot;;&quot;&quot;;(IF(OR([.CO23]=&quot;&quot;;[.CO23]=0);0;1)))">
            <text:p/>
          </table:table-cell>
          <table:table-cell table:style-name="ce47" table:formula="of:=IF([.CP$3]=&quot;&quot;;&quot;&quot;;(IF(OR([.CP23]=&quot;&quot;;[.CP23]=0);0;1)))">
            <text:p/>
          </table:table-cell>
          <table:table-cell table:style-name="ce47" table:formula="of:=IF([.CQ$3]=&quot;&quot;;&quot;&quot;;(IF(OR([.CQ23]=&quot;&quot;;[.CQ23]=0);0;1)))">
            <text:p/>
          </table:table-cell>
          <table:table-cell table:style-name="ce47" table:formula="of:=IF([.CR$3]=&quot;&quot;;&quot;&quot;;(IF(OR([.CR23]=&quot;&quot;;[.CR23]=0);0;1)))">
            <text:p/>
          </table:table-cell>
          <table:table-cell table:style-name="ce47" table:formula="of:=IF([.CS$3]=&quot;&quot;;&quot;&quot;;(IF(OR([.CS23]=&quot;&quot;;[.CS23]=0);0;1)))">
            <text:p/>
          </table:table-cell>
          <table:table-cell table:style-name="ce47" table:formula="of:=IF([.CT$3]=&quot;&quot;;&quot;&quot;;(IF(OR([.CT23]=&quot;&quot;;[.CT23]=0);0;1)))">
            <text:p/>
          </table:table-cell>
          <table:table-cell table:style-name="ce47" table:formula="of:=IF([.CU$3]=&quot;&quot;;&quot;&quot;;(IF(OR([.CU23]=&quot;&quot;;[.CU23]=0);0;1)))">
            <text:p/>
          </table:table-cell>
          <table:table-cell table:style-name="ce47" table:formula="of:=IF([.CV$3]=&quot;&quot;;&quot;&quot;;(IF(OR([.CV23]=&quot;&quot;;[.CV23]=0);0;1)))">
            <text:p/>
          </table:table-cell>
          <table:table-cell table:style-name="ce47" table:formula="of:=IF([.CW$3]=&quot;&quot;;&quot;&quot;;(IF(OR([.CW23]=&quot;&quot;;[.CW23]=0);0;1)))">
            <text:p/>
          </table:table-cell>
          <table:table-cell table:style-name="ce47" table:formula="of:=IF([.CX$3]=&quot;&quot;;&quot;&quot;;(IF(OR([.CX23]=&quot;&quot;;[.CX23]=0);0;1)))">
            <text:p/>
          </table:table-cell>
          <table:table-cell table:style-name="ce47" table:formula="of:=IF([.CY$3]=&quot;&quot;;&quot;&quot;;(IF(OR([.CY23]=&quot;&quot;;[.CY23]=0);0;1)))">
            <text:p/>
          </table:table-cell>
          <table:table-cell table:style-name="ce47" table:formula="of:=IF([.CZ$3]=&quot;&quot;;&quot;&quot;;(IF(OR([.CZ23]=&quot;&quot;;[.CZ23]=0);0;1)))">
            <text:p/>
          </table:table-cell>
          <table:table-cell table:style-name="ce47" table:formula="of:=IF([.DA$3]=&quot;&quot;;&quot;&quot;;(IF(OR([.DA23]=&quot;&quot;;[.DA23]=0);0;1)))">
            <text:p/>
          </table:table-cell>
          <table:table-cell table:style-name="ce47" table:formula="of:=IF([.DB$3]=&quot;&quot;;&quot;&quot;;(IF(OR([.DB23]=&quot;&quot;;[.DB23]=0);0;1)))">
            <text:p/>
          </table:table-cell>
          <table:table-cell table:style-name="ce47" table:formula="of:=IF([.DC$3]=&quot;&quot;;&quot;&quot;;(IF(OR([.DC23]=&quot;&quot;;[.DC23]=0);0;1)))">
            <text:p/>
          </table:table-cell>
          <table:table-cell table:style-name="ce47" table:formula="of:=IF([.DD$3]=&quot;&quot;;&quot;&quot;;(IF(OR([.DD23]=&quot;&quot;;[.DD23]=0);0;1)))">
            <text:p/>
          </table:table-cell>
          <table:table-cell table:style-name="ce47" table:formula="of:=IF([.DE$3]=&quot;&quot;;&quot;&quot;;(IF(OR([.DE23]=&quot;&quot;;[.DE23]=0);0;1)))">
            <text:p/>
          </table:table-cell>
          <table:table-cell table:style-name="ce47" table:formula="of:=IF([.DF$3]=&quot;&quot;;&quot;&quot;;(IF(OR([.DF23]=&quot;&quot;;[.DF23]=0);0;1)))">
            <text:p/>
          </table:table-cell>
          <table:table-cell table:style-name="ce47" table:formula="of:=IF([.DG$3]=&quot;&quot;;&quot;&quot;;(IF(OR([.DG23]=&quot;&quot;;[.DG23]=0);0;1)))">
            <text:p/>
          </table:table-cell>
          <table:table-cell table:style-name="ce47" table:formula="of:=IF([.DH$3]=&quot;&quot;;&quot;&quot;;(IF(OR([.DH23]=&quot;&quot;;[.DH23]=0);0;1)))">
            <text:p/>
          </table:table-cell>
          <table:table-cell table:style-name="ce47" table:formula="of:=IF([.DI$3]=&quot;&quot;;&quot;&quot;;(IF(OR([.DI23]=&quot;&quot;;[.DI23]=0);0;1)))">
            <text:p/>
          </table:table-cell>
          <table:table-cell table:style-name="ce47" table:formula="of:=IF([.DJ$3]=&quot;&quot;;&quot;&quot;;(IF(OR([.DJ23]=&quot;&quot;;[.DJ23]=0);0;1)))">
            <text:p/>
          </table:table-cell>
          <table:table-cell table:style-name="ce47" table:formula="of:=IF([.DK$3]=&quot;&quot;;&quot;&quot;;(IF(OR([.DK23]=&quot;&quot;;[.DK23]=0);0;1)))">
            <text:p/>
          </table:table-cell>
          <table:table-cell table:style-name="ce47" table:formula="of:=IF([.DL$3]=&quot;&quot;;&quot;&quot;;(IF(OR([.DL23]=&quot;&quot;;[.DL23]=0);0;1)))">
            <text:p/>
          </table:table-cell>
          <table:table-cell table:style-name="ce47" table:formula="of:=IF([.DM$3]=&quot;&quot;;&quot;&quot;;(IF(OR([.DM23]=&quot;&quot;;[.DM23]=0);0;1)))">
            <text:p/>
          </table:table-cell>
          <table:table-cell table:style-name="ce47" table:formula="of:=IF([.DN$3]=&quot;&quot;;&quot;&quot;;(IF(OR([.DN23]=&quot;&quot;;[.DN23]=0);0;1)))">
            <text:p/>
          </table:table-cell>
          <table:table-cell table:style-name="ce47" table:formula="of:=IF([.DO$3]=&quot;&quot;;&quot;&quot;;(IF(OR([.DO23]=&quot;&quot;;[.DO23]=0);0;1)))">
            <text:p/>
          </table:table-cell>
          <table:table-cell table:style-name="ce47" table:formula="of:=IF([.DP$3]=&quot;&quot;;&quot;&quot;;(IF(OR([.DP23]=&quot;&quot;;[.DP23]=0);0;1)))">
            <text:p/>
          </table:table-cell>
          <table:table-cell table:style-name="ce47" table:formula="of:=IF([.DQ$3]=&quot;&quot;;&quot;&quot;;(IF(OR([.DQ23]=&quot;&quot;;[.DQ23]=0);0;1)))">
            <text:p/>
          </table:table-cell>
          <table:table-cell table:style-name="ce47" table:formula="of:=IF([.DR$3]=&quot;&quot;;&quot;&quot;;(IF(OR([.DR23]=&quot;&quot;;[.DR23]=0);0;1)))">
            <text:p/>
          </table:table-cell>
          <table:table-cell table:style-name="ce47" table:formula="of:=IF([.DS$3]=&quot;&quot;;&quot;&quot;;(IF(OR([.DS23]=&quot;&quot;;[.DS23]=0);0;1)))">
            <text:p/>
          </table:table-cell>
          <table:table-cell table:style-name="ce47" table:formula="of:=IF([.DT$3]=&quot;&quot;;&quot;&quot;;(IF(OR([.DT23]=&quot;&quot;;[.DT23]=0);0;1)))">
            <text:p/>
          </table:table-cell>
          <table:table-cell table:style-name="ce47" table:formula="of:=IF([.DU$3]=&quot;&quot;;&quot;&quot;;(IF(OR([.DU23]=&quot;&quot;;[.DU23]=0);0;1)))">
            <text:p/>
          </table:table-cell>
          <table:table-cell table:style-name="ce47" table:formula="of:=IF([.DV$3]=&quot;&quot;;&quot;&quot;;(IF(OR([.DV23]=&quot;&quot;;[.DV23]=0);0;1)))">
            <text:p/>
          </table:table-cell>
          <table:table-cell table:style-name="ce47" table:formula="of:=IF([.DW$3]=&quot;&quot;;&quot;&quot;;(IF(OR([.DW23]=&quot;&quot;;[.DW23]=0);0;1)))">
            <text:p/>
          </table:table-cell>
          <table:table-cell table:style-name="ce47" table:formula="of:=IF([.DX$3]=&quot;&quot;;&quot;&quot;;(IF(OR([.DX23]=&quot;&quot;;[.DX23]=0);0;1)))">
            <text:p/>
          </table:table-cell>
          <table:table-cell table:style-name="ce47" table:formula="of:=IF([.DY$3]=&quot;&quot;;&quot;&quot;;(IF(OR([.DY23]=&quot;&quot;;[.DY23]=0);0;1)))">
            <text:p/>
          </table:table-cell>
          <table:table-cell table:style-name="ce47" table:formula="of:=IF([.DZ$3]=&quot;&quot;;&quot;&quot;;(IF(OR([.DZ23]=&quot;&quot;;[.DZ23]=0);0;1)))">
            <text:p/>
          </table:table-cell>
          <table:table-cell table:style-name="ce47" table:formula="of:=IF([.EA$3]=&quot;&quot;;&quot;&quot;;(IF(OR([.EA23]=&quot;&quot;;[.EA23]=0);0;1)))">
            <text:p/>
          </table:table-cell>
          <table:table-cell table:style-name="ce47" table:formula="of:=IF([.EB$3]=&quot;&quot;;&quot;&quot;;(IF(OR([.EB23]=&quot;&quot;;[.EB23]=0);0;1)))">
            <text:p/>
          </table:table-cell>
          <table:table-cell table:style-name="ce47" table:formula="of:=IF([.EC$3]=&quot;&quot;;&quot;&quot;;(IF(OR([.EC23]=&quot;&quot;;[.EC23]=0);0;1)))">
            <text:p/>
          </table:table-cell>
          <table:table-cell table:style-name="ce47" table:formula="of:=IF([.ED$3]=&quot;&quot;;&quot;&quot;;(IF(OR([.ED23]=&quot;&quot;;[.ED23]=0);0;1)))">
            <text:p/>
          </table:table-cell>
          <table:table-cell table:style-name="ce47" table:formula="of:=IF([.EE$3]=&quot;&quot;;&quot;&quot;;(IF(OR([.EE23]=&quot;&quot;;[.EE23]=0);0;1)))">
            <text:p/>
          </table:table-cell>
          <table:table-cell table:style-name="ce47" table:formula="of:=IF([.EF$3]=&quot;&quot;;&quot;&quot;;(IF(OR([.EF23]=&quot;&quot;;[.EF23]=0);0;1)))">
            <text:p/>
          </table:table-cell>
          <table:table-cell table:style-name="ce47" table:formula="of:=IF([.EG$3]=&quot;&quot;;&quot;&quot;;(IF(OR([.EG23]=&quot;&quot;;[.EG23]=0);0;1)))">
            <text:p/>
          </table:table-cell>
          <table:table-cell table:style-name="ce47" table:formula="of:=IF([.EH$3]=&quot;&quot;;&quot;&quot;;(IF(OR([.EH23]=&quot;&quot;;[.EH23]=0);0;1)))">
            <text:p/>
          </table:table-cell>
          <table:table-cell table:style-name="ce47" table:formula="of:=IF([.EI$3]=&quot;&quot;;&quot;&quot;;(IF(OR([.EI23]=&quot;&quot;;[.EI23]=0);0;1)))">
            <text:p/>
          </table:table-cell>
          <table:table-cell table:style-name="ce47" table:formula="of:=IF([.EJ$3]=&quot;&quot;;&quot;&quot;;(IF(OR([.EJ23]=&quot;&quot;;[.EJ23]=0);0;1)))">
            <text:p/>
          </table:table-cell>
          <table:table-cell table:style-name="ce47" table:formula="of:=IF([.EK$3]=&quot;&quot;;&quot;&quot;;(IF(OR([.EK23]=&quot;&quot;;[.EK23]=0);0;1)))">
            <text:p/>
          </table:table-cell>
          <table:table-cell table:style-name="ce47" table:formula="of:=IF([.EL$3]=&quot;&quot;;&quot;&quot;;(IF(OR([.EL23]=&quot;&quot;;[.EL23]=0);0;1)))">
            <text:p/>
          </table:table-cell>
          <table:table-cell table:style-name="ce47" table:formula="of:=IF([.EM$3]=&quot;&quot;;&quot;&quot;;(IF(OR([.EM23]=&quot;&quot;;[.EM23]=0);0;1)))">
            <text:p/>
          </table:table-cell>
          <table:table-cell table:style-name="ce47" table:formula="of:=IF([.EN$3]=&quot;&quot;;&quot;&quot;;(IF(OR([.EN23]=&quot;&quot;;[.EN23]=0);0;1)))">
            <text:p/>
          </table:table-cell>
          <table:table-cell table:style-name="ce47" table:formula="of:=IF([.EO$3]=&quot;&quot;;&quot;&quot;;(IF(OR([.EO23]=&quot;&quot;;[.EO23]=0);0;1)))">
            <text:p/>
          </table:table-cell>
          <table:table-cell table:style-name="ce47" table:formula="of:=IF([.EP$3]=&quot;&quot;;&quot;&quot;;(IF(OR([.EP23]=&quot;&quot;;[.EP23]=0);0;1)))">
            <text:p/>
          </table:table-cell>
          <table:table-cell table:style-name="ce47" table:formula="of:=IF([.EQ$3]=&quot;&quot;;&quot;&quot;;(IF(OR([.EQ23]=&quot;&quot;;[.EQ23]=0);0;1)))">
            <text:p/>
          </table:table-cell>
          <table:table-cell table:style-name="ce47" table:formula="of:=IF([.ER$3]=&quot;&quot;;&quot;&quot;;(IF(OR([.ER23]=&quot;&quot;;[.ER23]=0);0;1)))">
            <text:p/>
          </table:table-cell>
          <table:table-cell table:style-name="ce47" table:formula="of:=IF([.ES$3]=&quot;&quot;;&quot;&quot;;(IF(OR([.ES23]=&quot;&quot;;[.ES23]=0);0;1)))">
            <text:p/>
          </table:table-cell>
          <table:table-cell table:style-name="ce47" table:formula="of:=IF([.ET$3]=&quot;&quot;;&quot;&quot;;(IF(OR([.ET23]=&quot;&quot;;[.ET23]=0);0;1)))">
            <text:p/>
          </table:table-cell>
          <table:table-cell table:style-name="ce47" table:formula="of:=IF([.EU$3]=&quot;&quot;;&quot;&quot;;(IF(OR([.EU23]=&quot;&quot;;[.EU23]=0);0;1)))">
            <text:p/>
          </table:table-cell>
          <table:table-cell table:style-name="ce47" table:formula="of:=IF([.EV$3]=&quot;&quot;;&quot;&quot;;(IF(OR([.EV23]=&quot;&quot;;[.EV23]=0);0;1)))">
            <text:p/>
          </table:table-cell>
          <table:table-cell table:style-name="ce47" table:formula="of:=IF([.EW$3]=&quot;&quot;;&quot;&quot;;(IF(OR([.EW23]=&quot;&quot;;[.EW23]=0);0;1)))">
            <text:p/>
          </table:table-cell>
          <table:table-cell table:style-name="ce47" table:formula="of:=IF([.EX$3]=&quot;&quot;;&quot;&quot;;(IF(OR([.EX23]=&quot;&quot;;[.EX23]=0);0;1)))">
            <text:p/>
          </table:table-cell>
          <table:table-cell table:style-name="ce47" table:formula="of:=IF([.EY$3]=&quot;&quot;;&quot;&quot;;(IF(OR([.EY23]=&quot;&quot;;[.EY23]=0);0;1)))">
            <text:p/>
          </table:table-cell>
          <table:table-cell table:style-name="ce47" table:formula="of:=IF([.EZ$3]=&quot;&quot;;&quot;&quot;;(IF(OR([.EZ23]=&quot;&quot;;[.EZ23]=0);0;1)))">
            <text:p/>
          </table:table-cell>
          <table:table-cell table:style-name="ce47" table:formula="of:=IF([.FA$3]=&quot;&quot;;&quot;&quot;;(IF(OR([.FA23]=&quot;&quot;;[.FA23]=0);0;1)))">
            <text:p/>
          </table:table-cell>
          <table:table-cell table:style-name="ce47" table:formula="of:=IF([.FB$3]=&quot;&quot;;&quot;&quot;;(IF(OR([.FB23]=&quot;&quot;;[.FB23]=0);0;1)))">
            <text:p/>
          </table:table-cell>
          <table:table-cell table:style-name="ce47" table:formula="of:=IF([.FC$3]=&quot;&quot;;&quot;&quot;;(IF(OR([.FC23]=&quot;&quot;;[.FC23]=0);0;1)))">
            <text:p/>
          </table:table-cell>
          <table:table-cell table:style-name="ce47" table:formula="of:=IF([.FD$3]=&quot;&quot;;&quot;&quot;;(IF(OR([.FD23]=&quot;&quot;;[.FD23]=0);0;1)))">
            <text:p/>
          </table:table-cell>
          <table:table-cell table:style-name="ce47" table:formula="of:=IF([.FE$3]=&quot;&quot;;&quot;&quot;;(IF(OR([.FE23]=&quot;&quot;;[.FE23]=0);0;1)))">
            <text:p/>
          </table:table-cell>
          <table:table-cell table:style-name="ce47" table:formula="of:=IF([.FF$3]=&quot;&quot;;&quot;&quot;;(IF(OR([.FF23]=&quot;&quot;;[.FF23]=0);0;1)))">
            <text:p/>
          </table:table-cell>
          <table:table-cell table:style-name="ce47" table:formula="of:=IF([.FG$3]=&quot;&quot;;&quot;&quot;;(IF(OR([.FG23]=&quot;&quot;;[.FG23]=0);0;1)))">
            <text:p/>
          </table:table-cell>
          <table:table-cell table:style-name="ce47" table:formula="of:=IF([.FH$3]=&quot;&quot;;&quot;&quot;;(IF(OR([.FH23]=&quot;&quot;;[.FH23]=0);0;1)))">
            <text:p/>
          </table:table-cell>
          <table:table-cell table:style-name="ce47" table:formula="of:=IF([.FI$3]=&quot;&quot;;&quot;&quot;;(IF(OR([.FI23]=&quot;&quot;;[.FI23]=0);0;1)))">
            <text:p/>
          </table:table-cell>
          <table:table-cell table:style-name="ce47" table:formula="of:=IF([.FJ$3]=&quot;&quot;;&quot;&quot;;(IF(OR([.FJ23]=&quot;&quot;;[.FJ23]=0);0;1)))">
            <text:p/>
          </table:table-cell>
          <table:table-cell table:style-name="ce47" table:formula="of:=IF([.FK$3]=&quot;&quot;;&quot;&quot;;(IF(OR([.FK23]=&quot;&quot;;[.FK23]=0);0;1)))">
            <text:p/>
          </table:table-cell>
          <table:table-cell table:style-name="ce47" table:formula="of:=IF([.FL$3]=&quot;&quot;;&quot;&quot;;(IF(OR([.FL23]=&quot;&quot;;[.FL23]=0);0;1)))">
            <text:p/>
          </table:table-cell>
          <table:table-cell table:style-name="ce47" table:formula="of:=IF([.FM$3]=&quot;&quot;;&quot;&quot;;(IF(OR([.FM23]=&quot;&quot;;[.FM23]=0);0;1)))">
            <text:p/>
          </table:table-cell>
          <table:table-cell table:style-name="ce47" table:formula="of:=IF([.FN$3]=&quot;&quot;;&quot;&quot;;(IF(OR([.FN23]=&quot;&quot;;[.FN23]=0);0;1)))">
            <text:p/>
          </table:table-cell>
          <table:table-cell table:style-name="ce47" table:formula="of:=IF([.FO$3]=&quot;&quot;;&quot;&quot;;(IF(OR([.FO23]=&quot;&quot;;[.FO23]=0);0;1)))">
            <text:p/>
          </table:table-cell>
          <table:table-cell table:style-name="ce47" table:formula="of:=IF([.FP$3]=&quot;&quot;;&quot;&quot;;(IF(OR([.FP23]=&quot;&quot;;[.FP23]=0);0;1)))">
            <text:p/>
          </table:table-cell>
          <table:table-cell table:style-name="ce47" table:formula="of:=IF([.FQ$3]=&quot;&quot;;&quot;&quot;;(IF(OR([.FQ23]=&quot;&quot;;[.FQ23]=0);0;1)))">
            <text:p/>
          </table:table-cell>
          <table:table-cell table:style-name="ce47" table:formula="of:=IF([.FR$3]=&quot;&quot;;&quot;&quot;;(IF(OR([.FR23]=&quot;&quot;;[.FR23]=0);0;1)))">
            <text:p/>
          </table:table-cell>
          <table:table-cell table:style-name="ce47" table:formula="of:=IF([.FS$3]=&quot;&quot;;&quot;&quot;;(IF(OR([.FS23]=&quot;&quot;;[.FS23]=0);0;1)))">
            <text:p/>
          </table:table-cell>
          <table:table-cell table:style-name="ce47" table:formula="of:=IF([.FT$3]=&quot;&quot;;&quot;&quot;;(IF(OR([.FT23]=&quot;&quot;;[.FT23]=0);0;1)))">
            <text:p/>
          </table:table-cell>
          <table:table-cell table:style-name="ce47" table:formula="of:=IF([.FU$3]=&quot;&quot;;&quot;&quot;;(IF(OR([.FU23]=&quot;&quot;;[.FU23]=0);0;1)))">
            <text:p/>
          </table:table-cell>
          <table:table-cell table:style-name="ce47" table:formula="of:=IF([.FV$3]=&quot;&quot;;&quot;&quot;;(IF(OR([.FV23]=&quot;&quot;;[.FV23]=0);0;1)))">
            <text:p/>
          </table:table-cell>
          <table:table-cell table:style-name="ce47" table:formula="of:=IF([.FW$3]=&quot;&quot;;&quot;&quot;;(IF(OR([.FW23]=&quot;&quot;;[.FW23]=0);0;1)))">
            <text:p/>
          </table:table-cell>
          <table:table-cell table:style-name="ce47" table:formula="of:=IF([.FX$3]=&quot;&quot;;&quot;&quot;;(IF(OR([.FX23]=&quot;&quot;;[.FX23]=0);0;1)))">
            <text:p/>
          </table:table-cell>
          <table:table-cell table:style-name="ce47" table:formula="of:=IF([.FY$3]=&quot;&quot;;&quot;&quot;;(IF(OR([.FY23]=&quot;&quot;;[.FY23]=0);0;1)))">
            <text:p/>
          </table:table-cell>
          <table:table-cell table:style-name="ce47" table:formula="of:=IF([.FZ$3]=&quot;&quot;;&quot;&quot;;(IF(OR([.FZ23]=&quot;&quot;;[.FZ23]=0);0;1)))">
            <text:p/>
          </table:table-cell>
          <table:table-cell table:style-name="ce47" table:formula="of:=IF([.GA$3]=&quot;&quot;;&quot;&quot;;(IF(OR([.GA23]=&quot;&quot;;[.GA23]=0);0;1)))">
            <text:p/>
          </table:table-cell>
          <table:table-cell table:style-name="ce47" table:formula="of:=IF([.GB$3]=&quot;&quot;;&quot;&quot;;(IF(OR([.GB23]=&quot;&quot;;[.GB23]=0);0;1)))">
            <text:p/>
          </table:table-cell>
          <table:table-cell table:style-name="ce47" table:formula="of:=IF([.GC$3]=&quot;&quot;;&quot;&quot;;(IF(OR([.GC23]=&quot;&quot;;[.GC23]=0);0;1)))">
            <text:p/>
          </table:table-cell>
          <table:table-cell table:style-name="ce47" table:formula="of:=IF([.GD$3]=&quot;&quot;;&quot;&quot;;(IF(OR([.GD23]=&quot;&quot;;[.GD23]=0);0;1)))">
            <text:p/>
          </table:table-cell>
          <table:table-cell table:style-name="ce47" table:formula="of:=IF([.GE$3]=&quot;&quot;;&quot;&quot;;(IF(OR([.GE23]=&quot;&quot;;[.GE23]=0);0;1)))">
            <text:p/>
          </table:table-cell>
          <table:table-cell table:style-name="ce47" table:formula="of:=IF([.GF$3]=&quot;&quot;;&quot;&quot;;(IF(OR([.GF23]=&quot;&quot;;[.GF23]=0);0;1)))">
            <text:p/>
          </table:table-cell>
          <table:table-cell table:style-name="ce47" table:formula="of:=IF([.GG$3]=&quot;&quot;;&quot;&quot;;(IF(OR([.GG23]=&quot;&quot;;[.GG23]=0);0;1)))">
            <text:p/>
          </table:table-cell>
          <table:table-cell table:style-name="ce47" table:formula="of:=IF([.GH$3]=&quot;&quot;;&quot;&quot;;(IF(OR([.GH23]=&quot;&quot;;[.GH23]=0);0;1)))">
            <text:p/>
          </table:table-cell>
          <table:table-cell table:style-name="ce47" table:formula="of:=IF([.GI$3]=&quot;&quot;;&quot;&quot;;(IF(OR([.GI23]=&quot;&quot;;[.GI23]=0);0;1)))">
            <text:p/>
          </table:table-cell>
          <table:table-cell table:style-name="ce47" table:formula="of:=IF([.GJ$3]=&quot;&quot;;&quot;&quot;;(IF(OR([.GJ23]=&quot;&quot;;[.GJ23]=0);0;1)))">
            <text:p/>
          </table:table-cell>
          <table:table-cell table:style-name="ce47" table:formula="of:=IF([.GK$3]=&quot;&quot;;&quot;&quot;;(IF(OR([.GK23]=&quot;&quot;;[.GK23]=0);0;1)))">
            <text:p/>
          </table:table-cell>
          <table:table-cell table:style-name="ce47" table:formula="of:=IF([.GL$3]=&quot;&quot;;&quot;&quot;;(IF(OR([.GL23]=&quot;&quot;;[.GL23]=0);0;1)))">
            <text:p/>
          </table:table-cell>
          <table:table-cell table:style-name="ce47" table:formula="of:=IF([.GM$3]=&quot;&quot;;&quot;&quot;;(IF(OR([.GM23]=&quot;&quot;;[.GM23]=0);0;1)))">
            <text:p/>
          </table:table-cell>
          <table:table-cell table:style-name="ce47" table:formula="of:=IF([.GN$3]=&quot;&quot;;&quot;&quot;;(IF(OR([.GN23]=&quot;&quot;;[.GN23]=0);0;1)))">
            <text:p/>
          </table:table-cell>
          <table:table-cell table:style-name="ce47" table:formula="of:=IF([.GO$3]=&quot;&quot;;&quot;&quot;;(IF(OR([.GO23]=&quot;&quot;;[.GO23]=0);0;1)))">
            <text:p/>
          </table:table-cell>
          <table:table-cell table:style-name="ce47" table:formula="of:=IF([.GP$3]=&quot;&quot;;&quot;&quot;;(IF(OR([.GP23]=&quot;&quot;;[.GP23]=0);0;1)))">
            <text:p/>
          </table:table-cell>
          <table:table-cell table:style-name="ce47" table:formula="of:=IF([.GQ$3]=&quot;&quot;;&quot;&quot;;(IF(OR([.GQ23]=&quot;&quot;;[.GQ23]=0);0;1)))">
            <text:p/>
          </table:table-cell>
          <table:table-cell table:style-name="ce47" table:formula="of:=IF([.GR$3]=&quot;&quot;;&quot;&quot;;(IF(OR([.GR23]=&quot;&quot;;[.GR23]=0);0;1)))">
            <text:p/>
          </table:table-cell>
          <table:table-cell table:style-name="ce47" table:formula="of:=IF([.GS$3]=&quot;&quot;;&quot;&quot;;(IF(OR([.GS23]=&quot;&quot;;[.GS23]=0);0;1)))">
            <text:p/>
          </table:table-cell>
          <table:table-cell table:style-name="ce47" table:formula="of:=IF([.GT$3]=&quot;&quot;;&quot;&quot;;(IF(OR([.GT23]=&quot;&quot;;[.GT23]=0);0;1)))">
            <text:p/>
          </table:table-cell>
          <table:table-cell table:style-name="ce47" table:formula="of:=IF([.GU$3]=&quot;&quot;;&quot;&quot;;(IF(OR([.GU23]=&quot;&quot;;[.GU23]=0);0;1)))">
            <text:p/>
          </table:table-cell>
          <table:table-cell table:style-name="ce47" table:formula="of:=IF([.GV$3]=&quot;&quot;;&quot;&quot;;(IF(OR([.GV23]=&quot;&quot;;[.GV23]=0);0;1)))">
            <text:p/>
          </table:table-cell>
          <table:table-cell table:style-name="ce47" table:formula="of:=IF([.GW$3]=&quot;&quot;;&quot;&quot;;(IF(OR([.GW23]=&quot;&quot;;[.GW23]=0);0;1)))">
            <text:p/>
          </table:table-cell>
          <table:table-cell table:style-name="ce47" table:formula="of:=IF([.GX$3]=&quot;&quot;;&quot;&quot;;(IF(OR([.GX23]=&quot;&quot;;[.GX23]=0);0;1)))">
            <text:p/>
          </table:table-cell>
          <table:table-cell table:style-name="ce47" table:formula="of:=IF([.GY$3]=&quot;&quot;;&quot;&quot;;(IF(OR([.GY23]=&quot;&quot;;[.GY23]=0);0;1)))">
            <text:p/>
          </table:table-cell>
          <table:table-cell table:style-name="ce47" table:formula="of:=IF([.GZ$3]=&quot;&quot;;&quot;&quot;;(IF(OR([.GZ23]=&quot;&quot;;[.GZ23]=0);0;1)))">
            <text:p/>
          </table:table-cell>
          <table:table-cell table:style-name="ce47" table:formula="of:=IF([.HA$3]=&quot;&quot;;&quot;&quot;;(IF(OR([.HA23]=&quot;&quot;;[.HA23]=0);0;1)))">
            <text:p/>
          </table:table-cell>
          <table:table-cell table:style-name="ce47" table:formula="of:=IF([.HB$3]=&quot;&quot;;&quot;&quot;;(IF(OR([.HB23]=&quot;&quot;;[.HB23]=0);0;1)))">
            <text:p/>
          </table:table-cell>
          <table:table-cell table:style-name="ce47" table:formula="of:=IF([.HC$3]=&quot;&quot;;&quot;&quot;;(IF(OR([.HC23]=&quot;&quot;;[.HC23]=0);0;1)))">
            <text:p/>
          </table:table-cell>
          <table:table-cell table:style-name="ce47" table:formula="of:=IF([.HD$3]=&quot;&quot;;&quot;&quot;;(IF(OR([.HD23]=&quot;&quot;;[.HD23]=0);0;1)))">
            <text:p/>
          </table:table-cell>
          <table:table-cell table:style-name="ce47" table:formula="of:=IF([.HE$3]=&quot;&quot;;&quot;&quot;;(IF(OR([.HE23]=&quot;&quot;;[.HE23]=0);0;1)))">
            <text:p/>
          </table:table-cell>
          <table:table-cell table:style-name="ce47" table:formula="of:=IF([.HF$3]=&quot;&quot;;&quot;&quot;;(IF(OR([.HF23]=&quot;&quot;;[.HF23]=0);0;1)))">
            <text:p/>
          </table:table-cell>
          <table:table-cell table:style-name="ce47" table:formula="of:=IF([.HG$3]=&quot;&quot;;&quot;&quot;;(IF(OR([.HG23]=&quot;&quot;;[.HG23]=0);0;1)))">
            <text:p/>
          </table:table-cell>
          <table:table-cell table:style-name="ce47" table:formula="of:=IF([.HH$3]=&quot;&quot;;&quot;&quot;;(IF(OR([.HH23]=&quot;&quot;;[.HH23]=0);0;1)))">
            <text:p/>
          </table:table-cell>
          <table:table-cell table:style-name="ce47" table:formula="of:=IF([.HI$3]=&quot;&quot;;&quot;&quot;;(IF(OR([.HI23]=&quot;&quot;;[.HI23]=0);0;1)))">
            <text:p/>
          </table:table-cell>
          <table:table-cell table:style-name="ce47" table:formula="of:=IF([.HJ$3]=&quot;&quot;;&quot;&quot;;(IF(OR([.HJ23]=&quot;&quot;;[.HJ23]=0);0;1)))">
            <text:p/>
          </table:table-cell>
          <table:table-cell table:style-name="ce47" table:formula="of:=IF([.HK$3]=&quot;&quot;;&quot;&quot;;(IF(OR([.HK23]=&quot;&quot;;[.HK23]=0);0;1)))">
            <text:p/>
          </table:table-cell>
          <table:table-cell table:style-name="ce47" table:formula="of:=IF([.HL$3]=&quot;&quot;;&quot;&quot;;(IF(OR([.HL23]=&quot;&quot;;[.HL23]=0);0;1)))">
            <text:p/>
          </table:table-cell>
          <table:table-cell table:style-name="ce47" table:formula="of:=IF([.HM$3]=&quot;&quot;;&quot;&quot;;(IF(OR([.HM23]=&quot;&quot;;[.HM23]=0);0;1)))">
            <text:p/>
          </table:table-cell>
          <table:table-cell table:style-name="ce47" table:formula="of:=IF([.HN$3]=&quot;&quot;;&quot;&quot;;(IF(OR([.HN23]=&quot;&quot;;[.HN23]=0);0;1)))">
            <text:p/>
          </table:table-cell>
          <table:table-cell table:style-name="ce47" table:formula="of:=IF([.HO$3]=&quot;&quot;;&quot;&quot;;(IF(OR([.HO23]=&quot;&quot;;[.HO23]=0);0;1)))">
            <text:p/>
          </table:table-cell>
          <table:table-cell table:style-name="ce47" table:formula="of:=IF([.HP$3]=&quot;&quot;;&quot;&quot;;(IF(OR([.HP23]=&quot;&quot;;[.HP23]=0);0;1)))">
            <text:p/>
          </table:table-cell>
          <table:table-cell table:style-name="ce47" table:formula="of:=IF([.HQ$3]=&quot;&quot;;&quot;&quot;;(IF(OR([.HQ23]=&quot;&quot;;[.HQ23]=0);0;1)))">
            <text:p/>
          </table:table-cell>
          <table:table-cell table:style-name="ce47" table:formula="of:=IF([.HR$3]=&quot;&quot;;&quot;&quot;;(IF(OR([.HR23]=&quot;&quot;;[.HR23]=0);0;1)))">
            <text:p/>
          </table:table-cell>
          <table:table-cell table:style-name="ce47" table:formula="of:=IF([.HS$3]=&quot;&quot;;&quot;&quot;;(IF(OR([.HS23]=&quot;&quot;;[.HS23]=0);0;1)))">
            <text:p/>
          </table:table-cell>
          <table:table-cell table:style-name="ce47" table:formula="of:=IF([.HT$3]=&quot;&quot;;&quot;&quot;;(IF(OR([.HT23]=&quot;&quot;;[.HT23]=0);0;1)))">
            <text:p/>
          </table:table-cell>
          <table:table-cell table:style-name="ce47" table:formula="of:=IF([.HU$3]=&quot;&quot;;&quot;&quot;;(IF(OR([.HU23]=&quot;&quot;;[.HU23]=0);0;1)))">
            <text:p/>
          </table:table-cell>
          <table:table-cell table:style-name="ce47" table:formula="of:=IF([.HV$3]=&quot;&quot;;&quot;&quot;;(IF(OR([.HV23]=&quot;&quot;;[.HV23]=0);0;1)))">
            <text:p/>
          </table:table-cell>
          <table:table-cell table:style-name="ce47" table:formula="of:=IF([.HW$3]=&quot;&quot;;&quot;&quot;;(IF(OR([.HW23]=&quot;&quot;;[.HW23]=0);0;1)))">
            <text:p/>
          </table:table-cell>
          <table:table-cell table:style-name="ce47" table:formula="of:=IF([.HX$3]=&quot;&quot;;&quot;&quot;;(IF(OR([.HX23]=&quot;&quot;;[.HX23]=0);0;1)))">
            <text:p/>
          </table:table-cell>
          <table:table-cell table:style-name="ce47" table:formula="of:=IF([.HY$3]=&quot;&quot;;&quot;&quot;;(IF(OR([.HY23]=&quot;&quot;;[.HY23]=0);0;1)))">
            <text:p/>
          </table:table-cell>
          <table:table-cell table:style-name="ce47" table:formula="of:=IF([.HZ$3]=&quot;&quot;;&quot;&quot;;(IF(OR([.HZ23]=&quot;&quot;;[.HZ23]=0);0;1)))">
            <text:p/>
          </table:table-cell>
          <table:table-cell table:style-name="ce47" table:formula="of:=IF([.IA$3]=&quot;&quot;;&quot;&quot;;(IF(OR([.IA23]=&quot;&quot;;[.IA23]=0);0;1)))">
            <text:p/>
          </table:table-cell>
          <table:table-cell table:style-name="ce47" table:formula="of:=IF([.IB$3]=&quot;&quot;;&quot;&quot;;(IF(OR([.IB23]=&quot;&quot;;[.IB23]=0);0;1)))">
            <text:p/>
          </table:table-cell>
          <table:table-cell table:style-name="ce47" table:formula="of:=IF([.IC$3]=&quot;&quot;;&quot;&quot;;(IF(OR([.IC23]=&quot;&quot;;[.IC23]=0);0;1)))">
            <text:p/>
          </table:table-cell>
          <table:table-cell table:style-name="ce47" table:formula="of:=IF([.ID$3]=&quot;&quot;;&quot;&quot;;(IF(OR([.ID23]=&quot;&quot;;[.ID23]=0);0;1)))">
            <text:p/>
          </table:table-cell>
          <table:table-cell table:style-name="ce47" table:formula="of:=IF([.IE$3]=&quot;&quot;;&quot;&quot;;(IF(OR([.IE23]=&quot;&quot;;[.IE23]=0);0;1)))">
            <text:p/>
          </table:table-cell>
          <table:table-cell table:style-name="ce47" table:formula="of:=IF([.IF$3]=&quot;&quot;;&quot;&quot;;(IF(OR([.IF23]=&quot;&quot;;[.IF23]=0);0;1)))">
            <text:p/>
          </table:table-cell>
          <table:table-cell table:style-name="ce47" table:formula="of:=IF([.IG$3]=&quot;&quot;;&quot;&quot;;(IF(OR([.IG23]=&quot;&quot;;[.IG23]=0);0;1)))">
            <text:p/>
          </table:table-cell>
          <table:table-cell table:style-name="ce47" table:formula="of:=IF([.IH$3]=&quot;&quot;;&quot;&quot;;(IF(OR([.IH23]=&quot;&quot;;[.IH23]=0);0;1)))">
            <text:p/>
          </table:table-cell>
          <table:table-cell table:style-name="ce47" table:formula="of:=IF([.II$3]=&quot;&quot;;&quot;&quot;;(IF(OR([.II23]=&quot;&quot;;[.II23]=0);0;1)))">
            <text:p/>
          </table:table-cell>
          <table:table-cell table:style-name="ce47" table:formula="of:=IF([.IJ$3]=&quot;&quot;;&quot;&quot;;(IF(OR([.IJ23]=&quot;&quot;;[.IJ23]=0);0;1)))">
            <text:p/>
          </table:table-cell>
          <table:table-cell table:style-name="ce47" table:formula="of:=IF([.IK$3]=&quot;&quot;;&quot;&quot;;(IF(OR([.IK23]=&quot;&quot;;[.IK23]=0);0;1)))">
            <text:p/>
          </table:table-cell>
          <table:table-cell table:style-name="ce47" table:formula="of:=IF([.IL$3]=&quot;&quot;;&quot;&quot;;(IF(OR([.IL23]=&quot;&quot;;[.IL23]=0);0;1)))">
            <text:p/>
          </table:table-cell>
          <table:table-cell table:style-name="ce47" table:formula="of:=IF([.IM$3]=&quot;&quot;;&quot;&quot;;(IF(OR([.IM23]=&quot;&quot;;[.IM23]=0);0;1)))">
            <text:p/>
          </table:table-cell>
          <table:table-cell table:style-name="ce47" table:formula="of:=IF([.IN$3]=&quot;&quot;;&quot;&quot;;(IF(OR([.IN23]=&quot;&quot;;[.IN23]=0);0;1)))">
            <text:p/>
          </table:table-cell>
          <table:table-cell table:style-name="ce47" table:formula="of:=IF([.IO$3]=&quot;&quot;;&quot;&quot;;(IF(OR([.IO23]=&quot;&quot;;[.IO23]=0);0;1)))">
            <text:p/>
          </table:table-cell>
          <table:table-cell table:style-name="ce47" table:formula="of:=IF([.IP$3]=&quot;&quot;;&quot;&quot;;(IF(OR([.IP23]=&quot;&quot;;[.IP23]=0);0;1)))">
            <text:p/>
          </table:table-cell>
          <table:table-cell table:style-name="ce47" table:formula="of:=IF([.IQ$3]=&quot;&quot;;&quot;&quot;;(IF(OR([.IQ23]=&quot;&quot;;[.IQ23]=0);0;1)))">
            <text:p/>
          </table:table-cell>
          <table:table-cell table:style-name="ce47" table:formula="of:=IF([.IR$3]=&quot;&quot;;&quot;&quot;;(IF(OR([.IR23]=&quot;&quot;;[.IR23]=0);0;1)))">
            <text:p/>
          </table:table-cell>
          <table:table-cell table:style-name="ce47" table:formula="of:=IF([.IS$3]=&quot;&quot;;&quot;&quot;;(IF(OR([.IS23]=&quot;&quot;;[.IS23]=0);0;1)))">
            <text:p/>
          </table:table-cell>
          <table:table-cell table:style-name="ce47" table:formula="of:=IF([.IT$3]=&quot;&quot;;&quot;&quot;;(IF(OR([.IT23]=&quot;&quot;;[.IT23]=0);0;1)))">
            <text:p/>
          </table:table-cell>
          <table:table-cell table:style-name="ce47" table:formula="of:=IF([.IU$3]=&quot;&quot;;&quot;&quot;;(IF(OR([.IU23]=&quot;&quot;;[.IU23]=0);0;1)))">
            <text:p/>
          </table:table-cell>
          <table:table-cell table:style-name="ce47" table:formula="of:=IF([.IV$3]=&quot;&quot;;&quot;&quot;;(IF(OR([.IV23]=&quot;&quot;;[.IV23]=0);0;1)))">
            <text:p/>
          </table:table-cell>
          <table:table-cell table:style-name="ce47" table:formula="of:=IF([.IW$3]=&quot;&quot;;&quot;&quot;;(IF(OR([.IW23]=&quot;&quot;;[.IW23]=0);0;1)))">
            <text:p/>
          </table:table-cell>
          <table:table-cell table:style-name="ce47" table:formula="of:=IF([.IX$3]=&quot;&quot;;&quot;&quot;;(IF(OR([.IX23]=&quot;&quot;;[.IX23]=0);0;1)))">
            <text:p/>
          </table:table-cell>
          <table:table-cell table:style-name="ce47" table:formula="of:=IF([.IY$3]=&quot;&quot;;&quot;&quot;;(IF(OR([.IY23]=&quot;&quot;;[.IY23]=0);0;1)))">
            <text:p/>
          </table:table-cell>
          <table:table-cell table:style-name="ce47" table:formula="of:=IF([.IZ$3]=&quot;&quot;;&quot;&quot;;(IF(OR([.IZ23]=&quot;&quot;;[.IZ23]=0);0;1)))">
            <text:p/>
          </table:table-cell>
          <table:table-cell table:style-name="ce47" table:formula="of:=IF([.JA$3]=&quot;&quot;;&quot;&quot;;(IF(OR([.JA23]=&quot;&quot;;[.JA23]=0);0;1)))">
            <text:p/>
          </table:table-cell>
          <table:table-cell table:style-name="ce47" table:formula="of:=IF([.JB$3]=&quot;&quot;;&quot;&quot;;(IF(OR([.JB23]=&quot;&quot;;[.JB23]=0);0;1)))">
            <text:p/>
          </table:table-cell>
          <table:table-cell table:style-name="ce47" table:formula="of:=IF([.JC$3]=&quot;&quot;;&quot;&quot;;(IF(OR([.JC23]=&quot;&quot;;[.JC23]=0);0;1)))">
            <text:p/>
          </table:table-cell>
          <table:table-cell table:style-name="ce47" table:formula="of:=IF([.JD$3]=&quot;&quot;;&quot;&quot;;(IF(OR([.JD23]=&quot;&quot;;[.JD23]=0);0;1)))">
            <text:p/>
          </table:table-cell>
          <table:table-cell table:style-name="ce47" table:formula="of:=IF([.JE$3]=&quot;&quot;;&quot;&quot;;(IF(OR([.JE23]=&quot;&quot;;[.JE23]=0);0;1)))">
            <text:p/>
          </table:table-cell>
          <table:table-cell table:style-name="ce47" table:formula="of:=IF([.JF$3]=&quot;&quot;;&quot;&quot;;(IF(OR([.JF23]=&quot;&quot;;[.JF23]=0);0;1)))">
            <text:p/>
          </table:table-cell>
          <table:table-cell table:style-name="ce47" table:formula="of:=IF([.JG$3]=&quot;&quot;;&quot;&quot;;(IF(OR([.JG23]=&quot;&quot;;[.JG23]=0);0;1)))">
            <text:p/>
          </table:table-cell>
          <table:table-cell table:style-name="ce47" table:formula="of:=IF([.JH$3]=&quot;&quot;;&quot;&quot;;(IF(OR([.JH23]=&quot;&quot;;[.JH23]=0);0;1)))">
            <text:p/>
          </table:table-cell>
          <table:table-cell table:style-name="ce47" table:formula="of:=IF([.JI$3]=&quot;&quot;;&quot;&quot;;(IF(OR([.JI23]=&quot;&quot;;[.JI23]=0);0;1)))">
            <text:p/>
          </table:table-cell>
          <table:table-cell table:style-name="ce47" table:formula="of:=IF([.JJ$3]=&quot;&quot;;&quot;&quot;;(IF(OR([.JJ23]=&quot;&quot;;[.JJ23]=0);0;1)))">
            <text:p/>
          </table:table-cell>
          <table:table-cell table:style-name="ce47" table:formula="of:=IF([.JK$3]=&quot;&quot;;&quot;&quot;;(IF(OR([.JK23]=&quot;&quot;;[.JK23]=0);0;1)))">
            <text:p/>
          </table:table-cell>
          <table:table-cell table:style-name="ce47" table:formula="of:=IF([.JL$3]=&quot;&quot;;&quot;&quot;;(IF(OR([.JL23]=&quot;&quot;;[.JL23]=0);0;1)))">
            <text:p/>
          </table:table-cell>
          <table:table-cell table:style-name="ce47" table:formula="of:=IF([.JM$3]=&quot;&quot;;&quot;&quot;;(IF(OR([.JM23]=&quot;&quot;;[.JM23]=0);0;1)))">
            <text:p/>
          </table:table-cell>
          <table:table-cell table:style-name="ce47" table:formula="of:=IF([.JN$3]=&quot;&quot;;&quot;&quot;;(IF(OR([.JN23]=&quot;&quot;;[.JN23]=0);0;1)))">
            <text:p/>
          </table:table-cell>
          <table:table-cell table:style-name="ce47" table:formula="of:=IF([.JO$3]=&quot;&quot;;&quot;&quot;;(IF(OR([.JO23]=&quot;&quot;;[.JO23]=0);0;1)))">
            <text:p/>
          </table:table-cell>
          <table:table-cell table:style-name="ce47" table:formula="of:=IF([.JP$3]=&quot;&quot;;&quot;&quot;;(IF(OR([.JP23]=&quot;&quot;;[.JP23]=0);0;1)))">
            <text:p/>
          </table:table-cell>
          <table:table-cell table:style-name="ce47" table:formula="of:=IF([.JQ$3]=&quot;&quot;;&quot;&quot;;(IF(OR([.JQ23]=&quot;&quot;;[.JQ23]=0);0;1)))">
            <text:p/>
          </table:table-cell>
          <table:table-cell table:style-name="ce47" table:formula="of:=IF([.JR$3]=&quot;&quot;;&quot;&quot;;(IF(OR([.JR23]=&quot;&quot;;[.JR23]=0);0;1)))">
            <text:p/>
          </table:table-cell>
          <table:table-cell table:style-name="ce47" table:formula="of:=IF([.JS$3]=&quot;&quot;;&quot;&quot;;(IF(OR([.JS23]=&quot;&quot;;[.JS23]=0);0;1)))">
            <text:p/>
          </table:table-cell>
          <table:table-cell table:style-name="ce47" table:formula="of:=IF([.JT$3]=&quot;&quot;;&quot;&quot;;(IF(OR([.JT23]=&quot;&quot;;[.JT23]=0);0;1)))">
            <text:p/>
          </table:table-cell>
          <table:table-cell table:style-name="ce47" table:formula="of:=IF([.JU$3]=&quot;&quot;;&quot;&quot;;(IF(OR([.JU23]=&quot;&quot;;[.JU23]=0);0;1)))">
            <text:p/>
          </table:table-cell>
          <table:table-cell table:style-name="ce47" table:formula="of:=IF([.JV$3]=&quot;&quot;;&quot;&quot;;(IF(OR([.JV23]=&quot;&quot;;[.JV23]=0);0;1)))">
            <text:p/>
          </table:table-cell>
          <table:table-cell table:style-name="ce47" table:formula="of:=IF([.JW$3]=&quot;&quot;;&quot;&quot;;(IF(OR([.JW23]=&quot;&quot;;[.JW23]=0);0;1)))">
            <text:p/>
          </table:table-cell>
          <table:table-cell table:style-name="ce47" table:formula="of:=IF([.JX$3]=&quot;&quot;;&quot;&quot;;(IF(OR([.JX23]=&quot;&quot;;[.JX23]=0);0;1)))">
            <text:p/>
          </table:table-cell>
          <table:table-cell table:style-name="ce47" table:formula="of:=IF([.JY$3]=&quot;&quot;;&quot;&quot;;(IF(OR([.JY23]=&quot;&quot;;[.JY23]=0);0;1)))">
            <text:p/>
          </table:table-cell>
          <table:table-cell table:style-name="ce47" table:formula="of:=IF([.JZ$3]=&quot;&quot;;&quot;&quot;;(IF(OR([.JZ23]=&quot;&quot;;[.JZ23]=0);0;1)))">
            <text:p/>
          </table:table-cell>
          <table:table-cell table:style-name="ce47" table:formula="of:=IF([.KA$3]=&quot;&quot;;&quot;&quot;;(IF(OR([.KA23]=&quot;&quot;;[.KA23]=0);0;1)))">
            <text:p/>
          </table:table-cell>
          <table:table-cell table:style-name="ce47" table:formula="of:=IF([.KB$3]=&quot;&quot;;&quot;&quot;;(IF(OR([.KB23]=&quot;&quot;;[.KB23]=0);0;1)))">
            <text:p/>
          </table:table-cell>
          <table:table-cell table:style-name="ce47" table:formula="of:=IF([.KC$3]=&quot;&quot;;&quot;&quot;;(IF(OR([.KC23]=&quot;&quot;;[.KC23]=0);0;1)))">
            <text:p/>
          </table:table-cell>
          <table:table-cell table:style-name="ce47" table:formula="of:=IF([.KD$3]=&quot;&quot;;&quot;&quot;;(IF(OR([.KD23]=&quot;&quot;;[.KD23]=0);0;1)))">
            <text:p/>
          </table:table-cell>
          <table:table-cell table:style-name="ce47" table:formula="of:=IF([.KE$3]=&quot;&quot;;&quot;&quot;;(IF(OR([.KE23]=&quot;&quot;;[.KE23]=0);0;1)))">
            <text:p/>
          </table:table-cell>
          <table:table-cell table:style-name="ce47" table:formula="of:=IF([.KF$3]=&quot;&quot;;&quot;&quot;;(IF(OR([.KF23]=&quot;&quot;;[.KF23]=0);0;1)))">
            <text:p/>
          </table:table-cell>
          <table:table-cell table:style-name="ce47" table:formula="of:=IF([.KG$3]=&quot;&quot;;&quot;&quot;;(IF(OR([.KG23]=&quot;&quot;;[.KG23]=0);0;1)))">
            <text:p/>
          </table:table-cell>
          <table:table-cell table:style-name="ce47" table:formula="of:=IF([.KH$3]=&quot;&quot;;&quot;&quot;;(IF(OR([.KH23]=&quot;&quot;;[.KH23]=0);0;1)))">
            <text:p/>
          </table:table-cell>
          <table:table-cell table:style-name="ce47" table:formula="of:=IF([.KI$3]=&quot;&quot;;&quot;&quot;;(IF(OR([.KI23]=&quot;&quot;;[.KI23]=0);0;1)))">
            <text:p/>
          </table:table-cell>
          <table:table-cell table:style-name="ce47" table:formula="of:=IF([.KJ$3]=&quot;&quot;;&quot;&quot;;(IF(OR([.KJ23]=&quot;&quot;;[.KJ23]=0);0;1)))">
            <text:p/>
          </table:table-cell>
          <table:table-cell table:style-name="ce47" table:formula="of:=IF([.KK$3]=&quot;&quot;;&quot;&quot;;(IF(OR([.KK23]=&quot;&quot;;[.KK23]=0);0;1)))">
            <text:p/>
          </table:table-cell>
          <table:table-cell table:style-name="ce47" table:formula="of:=IF([.KL$3]=&quot;&quot;;&quot;&quot;;(IF(OR([.KL23]=&quot;&quot;;[.KL23]=0);0;1)))">
            <text:p/>
          </table:table-cell>
          <table:table-cell table:style-name="ce47" table:formula="of:=IF([.KM$3]=&quot;&quot;;&quot;&quot;;(IF(OR([.KM23]=&quot;&quot;;[.KM23]=0);0;1)))">
            <text:p/>
          </table:table-cell>
          <table:table-cell table:style-name="ce47" table:formula="of:=IF([.KN$3]=&quot;&quot;;&quot;&quot;;(IF(OR([.KN23]=&quot;&quot;;[.KN23]=0);0;1)))">
            <text:p/>
          </table:table-cell>
          <table:table-cell table:style-name="ce47" table:formula="of:=IF([.KO$3]=&quot;&quot;;&quot;&quot;;(IF(OR([.KO23]=&quot;&quot;;[.KO23]=0);0;1)))">
            <text:p/>
          </table:table-cell>
          <table:table-cell table:style-name="ce47" table:formula="of:=IF([.KP$3]=&quot;&quot;;&quot;&quot;;(IF(OR([.KP23]=&quot;&quot;;[.KP23]=0);0;1)))">
            <text:p/>
          </table:table-cell>
          <table:table-cell table:style-name="ce47" table:formula="of:=IF([.KQ$3]=&quot;&quot;;&quot;&quot;;(IF(OR([.KQ23]=&quot;&quot;;[.KQ23]=0);0;1)))">
            <text:p/>
          </table:table-cell>
          <table:table-cell table:style-name="ce47" table:formula="of:=IF([.KR$3]=&quot;&quot;;&quot;&quot;;(IF(OR([.KR23]=&quot;&quot;;[.KR23]=0);0;1)))">
            <text:p/>
          </table:table-cell>
          <table:table-cell table:style-name="ce47" table:formula="of:=IF([.KS$3]=&quot;&quot;;&quot;&quot;;(IF(OR([.KS23]=&quot;&quot;;[.KS23]=0);0;1)))">
            <text:p/>
          </table:table-cell>
          <table:table-cell table:style-name="ce47" table:formula="of:=IF([.KT$3]=&quot;&quot;;&quot;&quot;;(IF(OR([.KT23]=&quot;&quot;;[.KT23]=0);0;1)))">
            <text:p/>
          </table:table-cell>
          <table:table-cell table:style-name="ce47" table:formula="of:=IF([.KU$3]=&quot;&quot;;&quot;&quot;;(IF(OR([.KU23]=&quot;&quot;;[.KU23]=0);0;1)))">
            <text:p/>
          </table:table-cell>
          <table:table-cell table:style-name="ce47" table:formula="of:=IF([.KV$3]=&quot;&quot;;&quot;&quot;;(IF(OR([.KV23]=&quot;&quot;;[.KV23]=0);0;1)))">
            <text:p/>
          </table:table-cell>
          <table:table-cell table:style-name="ce47" table:formula="of:=IF([.KW$3]=&quot;&quot;;&quot;&quot;;(IF(OR([.KW23]=&quot;&quot;;[.KW23]=0);0;1)))">
            <text:p/>
          </table:table-cell>
          <table:table-cell table:style-name="ce47" table:formula="of:=IF([.KX$3]=&quot;&quot;;&quot;&quot;;(IF(OR([.KX23]=&quot;&quot;;[.KX23]=0);0;1)))">
            <text:p/>
          </table:table-cell>
          <table:table-cell table:style-name="ce47" table:formula="of:=IF([.KY$3]=&quot;&quot;;&quot;&quot;;(IF(OR([.KY23]=&quot;&quot;;[.KY23]=0);0;1)))">
            <text:p/>
          </table:table-cell>
          <table:table-cell table:style-name="ce47" table:formula="of:=IF([.KZ$3]=&quot;&quot;;&quot;&quot;;(IF(OR([.KZ23]=&quot;&quot;;[.KZ23]=0);0;1)))">
            <text:p/>
          </table:table-cell>
          <table:table-cell table:style-name="ce47" table:formula="of:=IF([.LA$3]=&quot;&quot;;&quot;&quot;;(IF(OR([.LA23]=&quot;&quot;;[.LA23]=0);0;1)))">
            <text:p/>
          </table:table-cell>
          <table:table-cell table:style-name="ce47" table:formula="of:=IF([.LB$3]=&quot;&quot;;&quot;&quot;;(IF(OR([.LB23]=&quot;&quot;;[.LB23]=0);0;1)))">
            <text:p/>
          </table:table-cell>
          <table:table-cell table:style-name="ce47" table:formula="of:=IF([.LC$3]=&quot;&quot;;&quot;&quot;;(IF(OR([.LC23]=&quot;&quot;;[.LC23]=0);0;1)))">
            <text:p/>
          </table:table-cell>
          <table:table-cell table:style-name="ce47" table:formula="of:=IF([.LD$3]=&quot;&quot;;&quot;&quot;;(IF(OR([.LD23]=&quot;&quot;;[.LD23]=0);0;1)))">
            <text:p/>
          </table:table-cell>
          <table:table-cell table:style-name="ce47" table:formula="of:=IF([.LE$3]=&quot;&quot;;&quot;&quot;;(IF(OR([.LE23]=&quot;&quot;;[.LE23]=0);0;1)))">
            <text:p/>
          </table:table-cell>
          <table:table-cell table:style-name="ce47" table:formula="of:=IF([.LF$3]=&quot;&quot;;&quot;&quot;;(IF(OR([.LF23]=&quot;&quot;;[.LF23]=0);0;1)))">
            <text:p/>
          </table:table-cell>
          <table:table-cell table:style-name="ce47" table:formula="of:=IF([.LG$3]=&quot;&quot;;&quot;&quot;;(IF(OR([.LG23]=&quot;&quot;;[.LG23]=0);0;1)))">
            <text:p/>
          </table:table-cell>
          <table:table-cell table:style-name="ce47" table:formula="of:=IF([.LH$3]=&quot;&quot;;&quot;&quot;;(IF(OR([.LH23]=&quot;&quot;;[.LH23]=0);0;1)))">
            <text:p/>
          </table:table-cell>
          <table:table-cell table:style-name="ce47" table:formula="of:=IF([.LI$3]=&quot;&quot;;&quot;&quot;;(IF(OR([.LI23]=&quot;&quot;;[.LI23]=0);0;1)))">
            <text:p/>
          </table:table-cell>
          <table:table-cell table:style-name="ce47" table:formula="of:=IF([.LJ$3]=&quot;&quot;;&quot;&quot;;(IF(OR([.LJ23]=&quot;&quot;;[.LJ23]=0);0;1)))">
            <text:p/>
          </table:table-cell>
          <table:table-cell table:style-name="ce47" table:formula="of:=IF([.LK$3]=&quot;&quot;;&quot;&quot;;(IF(OR([.LK23]=&quot;&quot;;[.LK23]=0);0;1)))">
            <text:p/>
          </table:table-cell>
          <table:table-cell table:style-name="ce47" table:formula="of:=IF([.LL$3]=&quot;&quot;;&quot;&quot;;(IF(OR([.LL23]=&quot;&quot;;[.LL23]=0);0;1)))">
            <text:p/>
          </table:table-cell>
          <table:table-cell table:style-name="ce47" table:formula="of:=IF([.LM$3]=&quot;&quot;;&quot;&quot;;(IF(OR([.LM23]=&quot;&quot;;[.LM23]=0);0;1)))">
            <text:p/>
          </table:table-cell>
          <table:table-cell table:style-name="ce47" table:formula="of:=IF([.LN$3]=&quot;&quot;;&quot;&quot;;(IF(OR([.LN23]=&quot;&quot;;[.LN23]=0);0;1)))">
            <text:p/>
          </table:table-cell>
          <table:table-cell table:style-name="ce47" table:formula="of:=IF([.LO$3]=&quot;&quot;;&quot;&quot;;(IF(OR([.LO23]=&quot;&quot;;[.LO23]=0);0;1)))">
            <text:p/>
          </table:table-cell>
          <table:table-cell table:style-name="ce47" table:formula="of:=IF([.LP$3]=&quot;&quot;;&quot;&quot;;(IF(OR([.LP23]=&quot;&quot;;[.LP23]=0);0;1)))">
            <text:p/>
          </table:table-cell>
          <table:table-cell table:style-name="ce47" table:formula="of:=IF([.LQ$3]=&quot;&quot;;&quot;&quot;;(IF(OR([.LQ23]=&quot;&quot;;[.LQ23]=0);0;1)))">
            <text:p/>
          </table:table-cell>
          <table:table-cell table:style-name="ce47" table:formula="of:=IF([.LR$3]=&quot;&quot;;&quot;&quot;;(IF(OR([.LR23]=&quot;&quot;;[.LR23]=0);0;1)))">
            <text:p/>
          </table:table-cell>
          <table:table-cell table:style-name="ce47" table:formula="of:=IF([.LS$3]=&quot;&quot;;&quot;&quot;;(IF(OR([.LS23]=&quot;&quot;;[.LS23]=0);0;1)))">
            <text:p/>
          </table:table-cell>
          <table:table-cell table:style-name="ce47" table:formula="of:=IF([.LT$3]=&quot;&quot;;&quot;&quot;;(IF(OR([.LT23]=&quot;&quot;;[.LT23]=0);0;1)))">
            <text:p/>
          </table:table-cell>
          <table:table-cell table:style-name="ce47" table:formula="of:=IF([.LU$3]=&quot;&quot;;&quot;&quot;;(IF(OR([.LU23]=&quot;&quot;;[.LU23]=0);0;1)))">
            <text:p/>
          </table:table-cell>
          <table:table-cell table:style-name="ce47" table:formula="of:=IF([.LV$3]=&quot;&quot;;&quot;&quot;;(IF(OR([.LV23]=&quot;&quot;;[.LV23]=0);0;1)))">
            <text:p/>
          </table:table-cell>
          <table:table-cell table:style-name="ce47" table:formula="of:=IF([.LW$3]=&quot;&quot;;&quot;&quot;;(IF(OR([.LW23]=&quot;&quot;;[.LW23]=0);0;1)))">
            <text:p/>
          </table:table-cell>
          <table:table-cell table:style-name="ce47" table:formula="of:=IF([.LX$3]=&quot;&quot;;&quot;&quot;;(IF(OR([.LX23]=&quot;&quot;;[.LX23]=0);0;1)))">
            <text:p/>
          </table:table-cell>
          <table:table-cell table:style-name="ce47" table:formula="of:=IF([.LY$3]=&quot;&quot;;&quot;&quot;;(IF(OR([.LY23]=&quot;&quot;;[.LY23]=0);0;1)))">
            <text:p/>
          </table:table-cell>
          <table:table-cell table:style-name="ce47" table:formula="of:=IF([.LZ$3]=&quot;&quot;;&quot;&quot;;(IF(OR([.LZ23]=&quot;&quot;;[.LZ23]=0);0;1)))">
            <text:p/>
          </table:table-cell>
          <table:table-cell table:style-name="ce47" table:formula="of:=IF([.MA$3]=&quot;&quot;;&quot;&quot;;(IF(OR([.MA23]=&quot;&quot;;[.MA23]=0);0;1)))">
            <text:p/>
          </table:table-cell>
          <table:table-cell table:style-name="ce47" table:formula="of:=IF([.MB$3]=&quot;&quot;;&quot;&quot;;(IF(OR([.MB23]=&quot;&quot;;[.MB23]=0);0;1)))">
            <text:p/>
          </table:table-cell>
          <table:table-cell table:style-name="ce47" table:formula="of:=IF([.MC$3]=&quot;&quot;;&quot;&quot;;(IF(OR([.MC23]=&quot;&quot;;[.MC23]=0);0;1)))">
            <text:p/>
          </table:table-cell>
          <table:table-cell table:style-name="ce47" table:formula="of:=IF([.MD$3]=&quot;&quot;;&quot;&quot;;(IF(OR([.MD23]=&quot;&quot;;[.MD23]=0);0;1)))">
            <text:p/>
          </table:table-cell>
          <table:table-cell table:style-name="ce47" table:formula="of:=IF([.ME$3]=&quot;&quot;;&quot;&quot;;(IF(OR([.ME23]=&quot;&quot;;[.ME23]=0);0;1)))">
            <text:p/>
          </table:table-cell>
          <table:table-cell table:style-name="ce47" table:formula="of:=IF([.MF$3]=&quot;&quot;;&quot;&quot;;(IF(OR([.MF23]=&quot;&quot;;[.MF23]=0);0;1)))">
            <text:p/>
          </table:table-cell>
          <table:table-cell table:style-name="ce47" table:formula="of:=IF([.MG$3]=&quot;&quot;;&quot;&quot;;(IF(OR([.MG23]=&quot;&quot;;[.MG23]=0);0;1)))">
            <text:p/>
          </table:table-cell>
          <table:table-cell table:style-name="ce47" table:formula="of:=IF([.MH$3]=&quot;&quot;;&quot;&quot;;(IF(OR([.MH23]=&quot;&quot;;[.MH23]=0);0;1)))">
            <text:p/>
          </table:table-cell>
          <table:table-cell table:style-name="ce47" table:formula="of:=IF([.MI$3]=&quot;&quot;;&quot;&quot;;(IF(OR([.MI23]=&quot;&quot;;[.MI23]=0);0;1)))">
            <text:p/>
          </table:table-cell>
          <table:table-cell table:style-name="ce47" table:formula="of:=IF([.MJ$3]=&quot;&quot;;&quot;&quot;;(IF(OR([.MJ23]=&quot;&quot;;[.MJ23]=0);0;1)))">
            <text:p/>
          </table:table-cell>
          <table:table-cell table:style-name="ce47" table:formula="of:=IF([.MK$3]=&quot;&quot;;&quot;&quot;;(IF(OR([.MK23]=&quot;&quot;;[.MK23]=0);0;1)))">
            <text:p/>
          </table:table-cell>
          <table:table-cell table:style-name="ce47" table:formula="of:=IF([.ML$3]=&quot;&quot;;&quot;&quot;;(IF(OR([.ML23]=&quot;&quot;;[.ML23]=0);0;1)))">
            <text:p/>
          </table:table-cell>
          <table:table-cell table:style-name="ce47" table:formula="of:=IF([.MM$3]=&quot;&quot;;&quot;&quot;;(IF(OR([.MM23]=&quot;&quot;;[.MM23]=0);0;1)))">
            <text:p/>
          </table:table-cell>
          <table:table-cell table:style-name="ce47" table:formula="of:=IF([.MN$3]=&quot;&quot;;&quot;&quot;;(IF(OR([.MN23]=&quot;&quot;;[.MN23]=0);0;1)))">
            <text:p/>
          </table:table-cell>
          <table:table-cell table:style-name="ce47" table:formula="of:=IF([.MO$3]=&quot;&quot;;&quot;&quot;;(IF(OR([.MO23]=&quot;&quot;;[.MO23]=0);0;1)))">
            <text:p/>
          </table:table-cell>
          <table:table-cell table:style-name="ce47" table:formula="of:=IF([.MP$3]=&quot;&quot;;&quot;&quot;;(IF(OR([.MP23]=&quot;&quot;;[.MP23]=0);0;1)))">
            <text:p/>
          </table:table-cell>
          <table:table-cell table:style-name="ce47" table:formula="of:=IF([.MQ$3]=&quot;&quot;;&quot;&quot;;(IF(OR([.MQ23]=&quot;&quot;;[.MQ23]=0);0;1)))">
            <text:p/>
          </table:table-cell>
          <table:table-cell table:style-name="ce47" table:formula="of:=IF([.MR$3]=&quot;&quot;;&quot;&quot;;(IF(OR([.MR23]=&quot;&quot;;[.MR23]=0);0;1)))">
            <text:p/>
          </table:table-cell>
          <table:table-cell table:style-name="ce47" table:formula="of:=IF([.MS$3]=&quot;&quot;;&quot;&quot;;(IF(OR([.MS23]=&quot;&quot;;[.MS23]=0);0;1)))">
            <text:p/>
          </table:table-cell>
          <table:table-cell table:style-name="ce47" table:formula="of:=IF([.MT$3]=&quot;&quot;;&quot;&quot;;(IF(OR([.MT23]=&quot;&quot;;[.MT23]=0);0;1)))">
            <text:p/>
          </table:table-cell>
          <table:table-cell table:style-name="ce47" table:formula="of:=IF([.MU$3]=&quot;&quot;;&quot;&quot;;(IF(OR([.MU23]=&quot;&quot;;[.MU23]=0);0;1)))">
            <text:p/>
          </table:table-cell>
          <table:table-cell table:style-name="ce47" table:formula="of:=IF([.MV$3]=&quot;&quot;;&quot;&quot;;(IF(OR([.MV23]=&quot;&quot;;[.MV23]=0);0;1)))">
            <text:p/>
          </table:table-cell>
          <table:table-cell table:style-name="ce47" table:formula="of:=IF([.MW$3]=&quot;&quot;;&quot;&quot;;(IF(OR([.MW23]=&quot;&quot;;[.MW23]=0);0;1)))">
            <text:p/>
          </table:table-cell>
          <table:table-cell table:style-name="ce47" table:formula="of:=IF([.MX$3]=&quot;&quot;;&quot;&quot;;(IF(OR([.MX23]=&quot;&quot;;[.MX23]=0);0;1)))">
            <text:p/>
          </table:table-cell>
          <table:table-cell table:style-name="ce47" table:formula="of:=IF([.MY$3]=&quot;&quot;;&quot;&quot;;(IF(OR([.MY23]=&quot;&quot;;[.MY23]=0);0;1)))">
            <text:p/>
          </table:table-cell>
          <table:table-cell table:style-name="ce47" table:formula="of:=IF([.MZ$3]=&quot;&quot;;&quot;&quot;;(IF(OR([.MZ23]=&quot;&quot;;[.MZ23]=0);0;1)))">
            <text:p/>
          </table:table-cell>
          <table:table-cell table:style-name="ce47" table:formula="of:=IF([.NA$3]=&quot;&quot;;&quot;&quot;;(IF(OR([.NA23]=&quot;&quot;;[.NA23]=0);0;1)))">
            <text:p/>
          </table:table-cell>
          <table:table-cell table:style-name="ce47" table:formula="of:=IF([.NB$3]=&quot;&quot;;&quot;&quot;;(IF(OR([.NB23]=&quot;&quot;;[.NB23]=0);0;1)))">
            <text:p/>
          </table:table-cell>
          <table:table-cell table:style-name="ce47" table:formula="of:=IF([.NC$3]=&quot;&quot;;&quot;&quot;;(IF(OR([.NC23]=&quot;&quot;;[.NC23]=0);0;1)))">
            <text:p/>
          </table:table-cell>
          <table:table-cell table:style-name="ce47" table:formula="of:=IF([.ND$3]=&quot;&quot;;&quot;&quot;;(IF(OR([.ND23]=&quot;&quot;;[.ND23]=0);0;1)))">
            <text:p/>
          </table:table-cell>
          <table:table-cell table:style-name="ce47" table:formula="of:=IF([.NE$3]=&quot;&quot;;&quot;&quot;;(IF(OR([.NE23]=&quot;&quot;;[.NE23]=0);0;1)))">
            <text:p/>
          </table:table-cell>
          <table:table-cell table:style-name="ce47" table:formula="of:=IF([.NF$3]=&quot;&quot;;&quot;&quot;;(IF(OR([.NF23]=&quot;&quot;;[.NF23]=0);0;1)))">
            <text:p/>
          </table:table-cell>
          <table:table-cell table:style-name="ce57" table:number-columns-repeated="287"/>
        </table:table-row>
        <table:table-row table:style-name="ro2">
          <table:table-cell table:formula="of:=MAX([.A24:.B24])" office:value-type="float" office:value="0" calcext:value-type="float">
            <text:p>0</text:p>
          </table:table-cell>
          <table:table-cell table:style-name="ce6" table:formula="of:=IFERROR((LEN([.NG24])-SEARCH(&quot;0[^0]*$&quot;;[.NG24]));LEN([.NG24]))" office:value-type="float" office:value="0" calcext:value-type="float">
            <text:p>0</text:p>
          </table:table-cell>
          <table:table-cell table:formula="of:=COUNTA([.E24:.NF24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24:.ABI24])">
            <text:p/>
          </table:table-cell>
          <table:table-cell table:style-name="ce34" table:formula="of:=IF([.E$3]=&quot;&quot;;&quot;&quot;;(IF(OR([.E24]=&quot;&quot;;[.E24]=0);0;1)))">
            <text:p/>
          </table:table-cell>
          <table:table-cell table:style-name="ce34" table:formula="of:=IF([.F$3]=&quot;&quot;;&quot;&quot;;(IF(OR([.F24]=&quot;&quot;;[.F24]=0);0;1)))">
            <text:p/>
          </table:table-cell>
          <table:table-cell table:style-name="ce34" table:formula="of:=IF([.G$3]=&quot;&quot;;&quot;&quot;;(IF(OR([.G24]=&quot;&quot;;[.G24]=0);0;1)))">
            <text:p/>
          </table:table-cell>
          <table:table-cell table:style-name="ce34" table:formula="of:=IF([.H$3]=&quot;&quot;;&quot;&quot;;(IF(OR([.H24]=&quot;&quot;;[.H24]=0);0;1)))">
            <text:p/>
          </table:table-cell>
          <table:table-cell table:style-name="ce35" table:formula="of:=IF([.I$3]=&quot;&quot;;&quot;&quot;;(IF(OR([.I24]=&quot;&quot;;[.I24]=0);0;1)))">
            <text:p/>
          </table:table-cell>
          <table:table-cell table:style-name="ce35" table:formula="of:=IF([.J$3]=&quot;&quot;;&quot;&quot;;(IF(OR([.J24]=&quot;&quot;;[.J24]=0);0;1)))">
            <text:p/>
          </table:table-cell>
          <table:table-cell table:style-name="ce35" table:formula="of:=IF([.K$3]=&quot;&quot;;&quot;&quot;;(IF(OR([.K24]=&quot;&quot;;[.K24]=0);0;1)))">
            <text:p/>
          </table:table-cell>
          <table:table-cell table:style-name="ce35" table:formula="of:=IF([.L$3]=&quot;&quot;;&quot;&quot;;(IF(OR([.L24]=&quot;&quot;;[.L24]=0);0;1)))">
            <text:p/>
          </table:table-cell>
          <table:table-cell table:style-name="ce35" table:formula="of:=IF([.M$3]=&quot;&quot;;&quot;&quot;;(IF(OR([.M24]=&quot;&quot;;[.M24]=0);0;1)))">
            <text:p/>
          </table:table-cell>
          <table:table-cell table:style-name="ce35" table:formula="of:=IF([.N$3]=&quot;&quot;;&quot;&quot;;(IF(OR([.N24]=&quot;&quot;;[.N24]=0);0;1)))">
            <text:p/>
          </table:table-cell>
          <table:table-cell table:style-name="ce35" table:formula="of:=IF([.O$3]=&quot;&quot;;&quot;&quot;;(IF(OR([.O24]=&quot;&quot;;[.O24]=0);0;1)))">
            <text:p/>
          </table:table-cell>
          <table:table-cell table:style-name="ce35" table:formula="of:=IF([.P$3]=&quot;&quot;;&quot;&quot;;(IF(OR([.P24]=&quot;&quot;;[.P24]=0);0;1)))">
            <text:p/>
          </table:table-cell>
          <table:table-cell table:style-name="ce35" table:formula="of:=IF([.Q$3]=&quot;&quot;;&quot;&quot;;(IF(OR([.Q24]=&quot;&quot;;[.Q24]=0);0;1)))">
            <text:p/>
          </table:table-cell>
          <table:table-cell table:style-name="ce35" table:formula="of:=IF([.R$3]=&quot;&quot;;&quot;&quot;;(IF(OR([.R24]=&quot;&quot;;[.R24]=0);0;1)))">
            <text:p/>
          </table:table-cell>
          <table:table-cell table:style-name="ce35" table:formula="of:=IF([.S$3]=&quot;&quot;;&quot;&quot;;(IF(OR([.S24]=&quot;&quot;;[.S24]=0);0;1)))">
            <text:p/>
          </table:table-cell>
          <table:table-cell table:style-name="ce35" table:formula="of:=IF([.T$3]=&quot;&quot;;&quot;&quot;;(IF(OR([.T24]=&quot;&quot;;[.T24]=0);0;1)))">
            <text:p/>
          </table:table-cell>
          <table:table-cell table:style-name="ce35" table:formula="of:=IF([.U$3]=&quot;&quot;;&quot;&quot;;(IF(OR([.U24]=&quot;&quot;;[.U24]=0);0;1)))">
            <text:p/>
          </table:table-cell>
          <table:table-cell table:style-name="ce35" table:formula="of:=IF([.V$3]=&quot;&quot;;&quot;&quot;;(IF(OR([.V24]=&quot;&quot;;[.V24]=0);0;1)))">
            <text:p/>
          </table:table-cell>
          <table:table-cell table:style-name="ce35" table:formula="of:=IF([.W$3]=&quot;&quot;;&quot;&quot;;(IF(OR([.W24]=&quot;&quot;;[.W24]=0);0;1)))">
            <text:p/>
          </table:table-cell>
          <table:table-cell table:style-name="ce35" table:formula="of:=IF([.X$3]=&quot;&quot;;&quot;&quot;;(IF(OR([.X24]=&quot;&quot;;[.X24]=0);0;1)))">
            <text:p/>
          </table:table-cell>
          <table:table-cell table:style-name="ce35" table:formula="of:=IF([.Y$3]=&quot;&quot;;&quot;&quot;;(IF(OR([.Y24]=&quot;&quot;;[.Y24]=0);0;1)))">
            <text:p/>
          </table:table-cell>
          <table:table-cell table:style-name="ce35" table:formula="of:=IF([.Z$3]=&quot;&quot;;&quot;&quot;;(IF(OR([.Z24]=&quot;&quot;;[.Z24]=0);0;1)))">
            <text:p/>
          </table:table-cell>
          <table:table-cell table:style-name="ce35" table:formula="of:=IF([.AA$3]=&quot;&quot;;&quot;&quot;;(IF(OR([.AA24]=&quot;&quot;;[.AA24]=0);0;1)))">
            <text:p/>
          </table:table-cell>
          <table:table-cell table:style-name="ce35" table:formula="of:=IF([.AB$3]=&quot;&quot;;&quot;&quot;;(IF(OR([.AB24]=&quot;&quot;;[.AB24]=0);0;1)))">
            <text:p/>
          </table:table-cell>
          <table:table-cell table:style-name="ce35" table:formula="of:=IF([.AC$3]=&quot;&quot;;&quot;&quot;;(IF(OR([.AC24]=&quot;&quot;;[.AC24]=0);0;1)))">
            <text:p/>
          </table:table-cell>
          <table:table-cell table:style-name="ce35" table:formula="of:=IF([.AD$3]=&quot;&quot;;&quot;&quot;;(IF(OR([.AD24]=&quot;&quot;;[.AD24]=0);0;1)))">
            <text:p/>
          </table:table-cell>
          <table:table-cell table:style-name="ce35" table:formula="of:=IF([.AE$3]=&quot;&quot;;&quot;&quot;;(IF(OR([.AE24]=&quot;&quot;;[.AE24]=0);0;1)))">
            <text:p/>
          </table:table-cell>
          <table:table-cell table:style-name="ce35" table:formula="of:=IF([.AF$3]=&quot;&quot;;&quot;&quot;;(IF(OR([.AF24]=&quot;&quot;;[.AF24]=0);0;1)))">
            <text:p/>
          </table:table-cell>
          <table:table-cell table:style-name="ce35" table:formula="of:=IF([.AG$3]=&quot;&quot;;&quot;&quot;;(IF(OR([.AG24]=&quot;&quot;;[.AG24]=0);0;1)))">
            <text:p/>
          </table:table-cell>
          <table:table-cell table:style-name="ce35" table:formula="of:=IF([.AH$3]=&quot;&quot;;&quot;&quot;;(IF(OR([.AH24]=&quot;&quot;;[.AH24]=0);0;1)))">
            <text:p/>
          </table:table-cell>
          <table:table-cell table:style-name="ce35" table:formula="of:=IF([.AI$3]=&quot;&quot;;&quot;&quot;;(IF(OR([.AI24]=&quot;&quot;;[.AI24]=0);0;1)))">
            <text:p/>
          </table:table-cell>
          <table:table-cell table:style-name="ce35" table:formula="of:=IF([.AJ$3]=&quot;&quot;;&quot;&quot;;(IF(OR([.AJ24]=&quot;&quot;;[.AJ24]=0);0;1)))">
            <text:p/>
          </table:table-cell>
          <table:table-cell table:style-name="ce35" table:formula="of:=IF([.AK$3]=&quot;&quot;;&quot;&quot;;(IF(OR([.AK24]=&quot;&quot;;[.AK24]=0);0;1)))">
            <text:p/>
          </table:table-cell>
          <table:table-cell table:style-name="ce35" table:formula="of:=IF([.AL$3]=&quot;&quot;;&quot;&quot;;(IF(OR([.AL24]=&quot;&quot;;[.AL24]=0);0;1)))">
            <text:p/>
          </table:table-cell>
          <table:table-cell table:style-name="ce35" table:formula="of:=IF([.AM$3]=&quot;&quot;;&quot;&quot;;(IF(OR([.AM24]=&quot;&quot;;[.AM24]=0);0;1)))">
            <text:p/>
          </table:table-cell>
          <table:table-cell table:style-name="ce35" table:formula="of:=IF([.AN$3]=&quot;&quot;;&quot;&quot;;(IF(OR([.AN24]=&quot;&quot;;[.AN24]=0);0;1)))">
            <text:p/>
          </table:table-cell>
          <table:table-cell table:style-name="ce35" table:formula="of:=IF([.AO$3]=&quot;&quot;;&quot;&quot;;(IF(OR([.AO24]=&quot;&quot;;[.AO24]=0);0;1)))">
            <text:p/>
          </table:table-cell>
          <table:table-cell table:style-name="ce35" table:formula="of:=IF([.AP$3]=&quot;&quot;;&quot;&quot;;(IF(OR([.AP24]=&quot;&quot;;[.AP24]=0);0;1)))">
            <text:p/>
          </table:table-cell>
          <table:table-cell table:style-name="ce35" table:formula="of:=IF([.AQ$3]=&quot;&quot;;&quot;&quot;;(IF(OR([.AQ24]=&quot;&quot;;[.AQ24]=0);0;1)))">
            <text:p/>
          </table:table-cell>
          <table:table-cell table:style-name="ce35" table:formula="of:=IF([.AR$3]=&quot;&quot;;&quot;&quot;;(IF(OR([.AR24]=&quot;&quot;;[.AR24]=0);0;1)))">
            <text:p/>
          </table:table-cell>
          <table:table-cell table:style-name="ce35" table:formula="of:=IF([.AS$3]=&quot;&quot;;&quot;&quot;;(IF(OR([.AS24]=&quot;&quot;;[.AS24]=0);0;1)))">
            <text:p/>
          </table:table-cell>
          <table:table-cell table:style-name="ce35" table:formula="of:=IF([.AT$3]=&quot;&quot;;&quot;&quot;;(IF(OR([.AT24]=&quot;&quot;;[.AT24]=0);0;1)))">
            <text:p/>
          </table:table-cell>
          <table:table-cell table:style-name="ce35" table:formula="of:=IF([.AU$3]=&quot;&quot;;&quot;&quot;;(IF(OR([.AU24]=&quot;&quot;;[.AU24]=0);0;1)))">
            <text:p/>
          </table:table-cell>
          <table:table-cell table:style-name="ce35" table:formula="of:=IF([.AV$3]=&quot;&quot;;&quot;&quot;;(IF(OR([.AV24]=&quot;&quot;;[.AV24]=0);0;1)))">
            <text:p/>
          </table:table-cell>
          <table:table-cell table:style-name="ce35" table:formula="of:=IF([.AW$3]=&quot;&quot;;&quot;&quot;;(IF(OR([.AW24]=&quot;&quot;;[.AW24]=0);0;1)))">
            <text:p/>
          </table:table-cell>
          <table:table-cell table:style-name="ce35" table:formula="of:=IF([.AX$3]=&quot;&quot;;&quot;&quot;;(IF(OR([.AX24]=&quot;&quot;;[.AX24]=0);0;1)))">
            <text:p/>
          </table:table-cell>
          <table:table-cell table:style-name="ce35" table:formula="of:=IF([.AY$3]=&quot;&quot;;&quot;&quot;;(IF(OR([.AY24]=&quot;&quot;;[.AY24]=0);0;1)))">
            <text:p/>
          </table:table-cell>
          <table:table-cell table:style-name="ce35" table:formula="of:=IF([.AZ$3]=&quot;&quot;;&quot;&quot;;(IF(OR([.AZ24]=&quot;&quot;;[.AZ24]=0);0;1)))">
            <text:p/>
          </table:table-cell>
          <table:table-cell table:style-name="ce35" table:formula="of:=IF([.BA$3]=&quot;&quot;;&quot;&quot;;(IF(OR([.BA24]=&quot;&quot;;[.BA24]=0);0;1)))">
            <text:p/>
          </table:table-cell>
          <table:table-cell table:style-name="ce35" table:formula="of:=IF([.BB$3]=&quot;&quot;;&quot;&quot;;(IF(OR([.BB24]=&quot;&quot;;[.BB24]=0);0;1)))">
            <text:p/>
          </table:table-cell>
          <table:table-cell table:style-name="ce35" table:formula="of:=IF([.BC$3]=&quot;&quot;;&quot;&quot;;(IF(OR([.BC24]=&quot;&quot;;[.BC24]=0);0;1)))">
            <text:p/>
          </table:table-cell>
          <table:table-cell table:style-name="ce35" table:formula="of:=IF([.BD$3]=&quot;&quot;;&quot;&quot;;(IF(OR([.BD24]=&quot;&quot;;[.BD24]=0);0;1)))">
            <text:p/>
          </table:table-cell>
          <table:table-cell table:style-name="ce35" table:formula="of:=IF([.BE$3]=&quot;&quot;;&quot;&quot;;(IF(OR([.BE24]=&quot;&quot;;[.BE24]=0);0;1)))">
            <text:p/>
          </table:table-cell>
          <table:table-cell table:style-name="ce35" table:formula="of:=IF([.BF$3]=&quot;&quot;;&quot;&quot;;(IF(OR([.BF24]=&quot;&quot;;[.BF24]=0);0;1)))">
            <text:p/>
          </table:table-cell>
          <table:table-cell table:style-name="ce35" table:formula="of:=IF([.BG$3]=&quot;&quot;;&quot;&quot;;(IF(OR([.BG24]=&quot;&quot;;[.BG24]=0);0;1)))">
            <text:p/>
          </table:table-cell>
          <table:table-cell table:style-name="ce35" table:formula="of:=IF([.BH$3]=&quot;&quot;;&quot;&quot;;(IF(OR([.BH24]=&quot;&quot;;[.BH24]=0);0;1)))">
            <text:p/>
          </table:table-cell>
          <table:table-cell table:style-name="ce35" table:formula="of:=IF([.BI$3]=&quot;&quot;;&quot;&quot;;(IF(OR([.BI24]=&quot;&quot;;[.BI24]=0);0;1)))">
            <text:p/>
          </table:table-cell>
          <table:table-cell table:style-name="ce35" table:formula="of:=IF([.BJ$3]=&quot;&quot;;&quot;&quot;;(IF(OR([.BJ24]=&quot;&quot;;[.BJ24]=0);0;1)))">
            <text:p/>
          </table:table-cell>
          <table:table-cell table:style-name="ce35" table:formula="of:=IF([.BK$3]=&quot;&quot;;&quot;&quot;;(IF(OR([.BK24]=&quot;&quot;;[.BK24]=0);0;1)))">
            <text:p/>
          </table:table-cell>
          <table:table-cell table:style-name="ce35" table:formula="of:=IF([.BL$3]=&quot;&quot;;&quot;&quot;;(IF(OR([.BL24]=&quot;&quot;;[.BL24]=0);0;1)))">
            <text:p/>
          </table:table-cell>
          <table:table-cell table:style-name="ce35" table:formula="of:=IF([.BM$3]=&quot;&quot;;&quot;&quot;;(IF(OR([.BM24]=&quot;&quot;;[.BM24]=0);0;1)))">
            <text:p/>
          </table:table-cell>
          <table:table-cell table:style-name="ce35" table:formula="of:=IF([.BN$3]=&quot;&quot;;&quot;&quot;;(IF(OR([.BN24]=&quot;&quot;;[.BN24]=0);0;1)))">
            <text:p/>
          </table:table-cell>
          <table:table-cell table:style-name="ce35" table:formula="of:=IF([.BO$3]=&quot;&quot;;&quot;&quot;;(IF(OR([.BO24]=&quot;&quot;;[.BO24]=0);0;1)))">
            <text:p/>
          </table:table-cell>
          <table:table-cell table:style-name="ce35" table:formula="of:=IF([.BP$3]=&quot;&quot;;&quot;&quot;;(IF(OR([.BP24]=&quot;&quot;;[.BP24]=0);0;1)))">
            <text:p/>
          </table:table-cell>
          <table:table-cell table:style-name="ce35" table:formula="of:=IF([.BQ$3]=&quot;&quot;;&quot;&quot;;(IF(OR([.BQ24]=&quot;&quot;;[.BQ24]=0);0;1)))">
            <text:p/>
          </table:table-cell>
          <table:table-cell table:style-name="ce35" table:formula="of:=IF([.BR$3]=&quot;&quot;;&quot;&quot;;(IF(OR([.BR24]=&quot;&quot;;[.BR24]=0);0;1)))">
            <text:p/>
          </table:table-cell>
          <table:table-cell table:style-name="ce35" table:formula="of:=IF([.BS$3]=&quot;&quot;;&quot;&quot;;(IF(OR([.BS24]=&quot;&quot;;[.BS24]=0);0;1)))">
            <text:p/>
          </table:table-cell>
          <table:table-cell table:style-name="ce35" table:formula="of:=IF([.BT$3]=&quot;&quot;;&quot;&quot;;(IF(OR([.BT24]=&quot;&quot;;[.BT24]=0);0;1)))">
            <text:p/>
          </table:table-cell>
          <table:table-cell table:style-name="ce35" table:formula="of:=IF([.BU$3]=&quot;&quot;;&quot;&quot;;(IF(OR([.BU24]=&quot;&quot;;[.BU24]=0);0;1)))">
            <text:p/>
          </table:table-cell>
          <table:table-cell table:style-name="ce35" table:formula="of:=IF([.BV$3]=&quot;&quot;;&quot;&quot;;(IF(OR([.BV24]=&quot;&quot;;[.BV24]=0);0;1)))">
            <text:p/>
          </table:table-cell>
          <table:table-cell table:style-name="ce35" table:formula="of:=IF([.BW$3]=&quot;&quot;;&quot;&quot;;(IF(OR([.BW24]=&quot;&quot;;[.BW24]=0);0;1)))">
            <text:p/>
          </table:table-cell>
          <table:table-cell table:style-name="ce35" table:formula="of:=IF([.BX$3]=&quot;&quot;;&quot;&quot;;(IF(OR([.BX24]=&quot;&quot;;[.BX24]=0);0;1)))">
            <text:p/>
          </table:table-cell>
          <table:table-cell table:style-name="ce35" table:formula="of:=IF([.BY$3]=&quot;&quot;;&quot;&quot;;(IF(OR([.BY24]=&quot;&quot;;[.BY24]=0);0;1)))">
            <text:p/>
          </table:table-cell>
          <table:table-cell table:style-name="ce35" table:formula="of:=IF([.BZ$3]=&quot;&quot;;&quot;&quot;;(IF(OR([.BZ24]=&quot;&quot;;[.BZ24]=0);0;1)))">
            <text:p/>
          </table:table-cell>
          <table:table-cell table:style-name="ce35" table:formula="of:=IF([.CA$3]=&quot;&quot;;&quot;&quot;;(IF(OR([.CA24]=&quot;&quot;;[.CA24]=0);0;1)))">
            <text:p/>
          </table:table-cell>
          <table:table-cell table:style-name="ce35" table:formula="of:=IF([.CB$3]=&quot;&quot;;&quot;&quot;;(IF(OR([.CB24]=&quot;&quot;;[.CB24]=0);0;1)))">
            <text:p/>
          </table:table-cell>
          <table:table-cell table:style-name="ce35" table:formula="of:=IF([.CC$3]=&quot;&quot;;&quot;&quot;;(IF(OR([.CC24]=&quot;&quot;;[.CC24]=0);0;1)))">
            <text:p/>
          </table:table-cell>
          <table:table-cell table:style-name="ce35" table:formula="of:=IF([.CD$3]=&quot;&quot;;&quot;&quot;;(IF(OR([.CD24]=&quot;&quot;;[.CD24]=0);0;1)))">
            <text:p/>
          </table:table-cell>
          <table:table-cell table:style-name="ce35" table:formula="of:=IF([.CE$3]=&quot;&quot;;&quot;&quot;;(IF(OR([.CE24]=&quot;&quot;;[.CE24]=0);0;1)))">
            <text:p/>
          </table:table-cell>
          <table:table-cell table:style-name="ce35" table:formula="of:=IF([.CF$3]=&quot;&quot;;&quot;&quot;;(IF(OR([.CF24]=&quot;&quot;;[.CF24]=0);0;1)))">
            <text:p/>
          </table:table-cell>
          <table:table-cell table:style-name="ce35" table:formula="of:=IF([.CG$3]=&quot;&quot;;&quot;&quot;;(IF(OR([.CG24]=&quot;&quot;;[.CG24]=0);0;1)))">
            <text:p/>
          </table:table-cell>
          <table:table-cell table:style-name="ce35" table:formula="of:=IF([.CH$3]=&quot;&quot;;&quot;&quot;;(IF(OR([.CH24]=&quot;&quot;;[.CH24]=0);0;1)))">
            <text:p/>
          </table:table-cell>
          <table:table-cell table:style-name="ce35" table:formula="of:=IF([.CI$3]=&quot;&quot;;&quot;&quot;;(IF(OR([.CI24]=&quot;&quot;;[.CI24]=0);0;1)))">
            <text:p/>
          </table:table-cell>
          <table:table-cell table:style-name="ce35" table:formula="of:=IF([.CJ$3]=&quot;&quot;;&quot;&quot;;(IF(OR([.CJ24]=&quot;&quot;;[.CJ24]=0);0;1)))">
            <text:p/>
          </table:table-cell>
          <table:table-cell table:style-name="ce35" table:formula="of:=IF([.CK$3]=&quot;&quot;;&quot;&quot;;(IF(OR([.CK24]=&quot;&quot;;[.CK24]=0);0;1)))">
            <text:p/>
          </table:table-cell>
          <table:table-cell table:style-name="ce35" table:formula="of:=IF([.CL$3]=&quot;&quot;;&quot;&quot;;(IF(OR([.CL24]=&quot;&quot;;[.CL24]=0);0;1)))">
            <text:p/>
          </table:table-cell>
          <table:table-cell table:style-name="ce35" table:formula="of:=IF([.CM$3]=&quot;&quot;;&quot;&quot;;(IF(OR([.CM24]=&quot;&quot;;[.CM24]=0);0;1)))">
            <text:p/>
          </table:table-cell>
          <table:table-cell table:style-name="ce35" table:formula="of:=IF([.CN$3]=&quot;&quot;;&quot;&quot;;(IF(OR([.CN24]=&quot;&quot;;[.CN24]=0);0;1)))">
            <text:p/>
          </table:table-cell>
          <table:table-cell table:style-name="ce35" table:formula="of:=IF([.CO$3]=&quot;&quot;;&quot;&quot;;(IF(OR([.CO24]=&quot;&quot;;[.CO24]=0);0;1)))">
            <text:p/>
          </table:table-cell>
          <table:table-cell table:style-name="ce35" table:formula="of:=IF([.CP$3]=&quot;&quot;;&quot;&quot;;(IF(OR([.CP24]=&quot;&quot;;[.CP24]=0);0;1)))">
            <text:p/>
          </table:table-cell>
          <table:table-cell table:style-name="ce35" table:formula="of:=IF([.CQ$3]=&quot;&quot;;&quot;&quot;;(IF(OR([.CQ24]=&quot;&quot;;[.CQ24]=0);0;1)))">
            <text:p/>
          </table:table-cell>
          <table:table-cell table:style-name="ce35" table:formula="of:=IF([.CR$3]=&quot;&quot;;&quot;&quot;;(IF(OR([.CR24]=&quot;&quot;;[.CR24]=0);0;1)))">
            <text:p/>
          </table:table-cell>
          <table:table-cell table:style-name="ce35" table:formula="of:=IF([.CS$3]=&quot;&quot;;&quot;&quot;;(IF(OR([.CS24]=&quot;&quot;;[.CS24]=0);0;1)))">
            <text:p/>
          </table:table-cell>
          <table:table-cell table:style-name="ce35" table:formula="of:=IF([.CT$3]=&quot;&quot;;&quot;&quot;;(IF(OR([.CT24]=&quot;&quot;;[.CT24]=0);0;1)))">
            <text:p/>
          </table:table-cell>
          <table:table-cell table:style-name="ce35" table:formula="of:=IF([.CU$3]=&quot;&quot;;&quot;&quot;;(IF(OR([.CU24]=&quot;&quot;;[.CU24]=0);0;1)))">
            <text:p/>
          </table:table-cell>
          <table:table-cell table:style-name="ce35" table:formula="of:=IF([.CV$3]=&quot;&quot;;&quot;&quot;;(IF(OR([.CV24]=&quot;&quot;;[.CV24]=0);0;1)))">
            <text:p/>
          </table:table-cell>
          <table:table-cell table:style-name="ce35" table:formula="of:=IF([.CW$3]=&quot;&quot;;&quot;&quot;;(IF(OR([.CW24]=&quot;&quot;;[.CW24]=0);0;1)))">
            <text:p/>
          </table:table-cell>
          <table:table-cell table:style-name="ce35" table:formula="of:=IF([.CX$3]=&quot;&quot;;&quot;&quot;;(IF(OR([.CX24]=&quot;&quot;;[.CX24]=0);0;1)))">
            <text:p/>
          </table:table-cell>
          <table:table-cell table:style-name="ce35" table:formula="of:=IF([.CY$3]=&quot;&quot;;&quot;&quot;;(IF(OR([.CY24]=&quot;&quot;;[.CY24]=0);0;1)))">
            <text:p/>
          </table:table-cell>
          <table:table-cell table:style-name="ce35" table:formula="of:=IF([.CZ$3]=&quot;&quot;;&quot;&quot;;(IF(OR([.CZ24]=&quot;&quot;;[.CZ24]=0);0;1)))">
            <text:p/>
          </table:table-cell>
          <table:table-cell table:style-name="ce35" table:formula="of:=IF([.DA$3]=&quot;&quot;;&quot;&quot;;(IF(OR([.DA24]=&quot;&quot;;[.DA24]=0);0;1)))">
            <text:p/>
          </table:table-cell>
          <table:table-cell table:style-name="ce35" table:formula="of:=IF([.DB$3]=&quot;&quot;;&quot;&quot;;(IF(OR([.DB24]=&quot;&quot;;[.DB24]=0);0;1)))">
            <text:p/>
          </table:table-cell>
          <table:table-cell table:style-name="ce35" table:formula="of:=IF([.DC$3]=&quot;&quot;;&quot;&quot;;(IF(OR([.DC24]=&quot;&quot;;[.DC24]=0);0;1)))">
            <text:p/>
          </table:table-cell>
          <table:table-cell table:style-name="ce35" table:formula="of:=IF([.DD$3]=&quot;&quot;;&quot;&quot;;(IF(OR([.DD24]=&quot;&quot;;[.DD24]=0);0;1)))">
            <text:p/>
          </table:table-cell>
          <table:table-cell table:style-name="ce35" table:formula="of:=IF([.DE$3]=&quot;&quot;;&quot;&quot;;(IF(OR([.DE24]=&quot;&quot;;[.DE24]=0);0;1)))">
            <text:p/>
          </table:table-cell>
          <table:table-cell table:style-name="ce35" table:formula="of:=IF([.DF$3]=&quot;&quot;;&quot;&quot;;(IF(OR([.DF24]=&quot;&quot;;[.DF24]=0);0;1)))">
            <text:p/>
          </table:table-cell>
          <table:table-cell table:style-name="ce35" table:formula="of:=IF([.DG$3]=&quot;&quot;;&quot;&quot;;(IF(OR([.DG24]=&quot;&quot;;[.DG24]=0);0;1)))">
            <text:p/>
          </table:table-cell>
          <table:table-cell table:style-name="ce35" table:formula="of:=IF([.DH$3]=&quot;&quot;;&quot;&quot;;(IF(OR([.DH24]=&quot;&quot;;[.DH24]=0);0;1)))">
            <text:p/>
          </table:table-cell>
          <table:table-cell table:style-name="ce35" table:formula="of:=IF([.DI$3]=&quot;&quot;;&quot;&quot;;(IF(OR([.DI24]=&quot;&quot;;[.DI24]=0);0;1)))">
            <text:p/>
          </table:table-cell>
          <table:table-cell table:style-name="ce35" table:formula="of:=IF([.DJ$3]=&quot;&quot;;&quot;&quot;;(IF(OR([.DJ24]=&quot;&quot;;[.DJ24]=0);0;1)))">
            <text:p/>
          </table:table-cell>
          <table:table-cell table:style-name="ce35" table:formula="of:=IF([.DK$3]=&quot;&quot;;&quot;&quot;;(IF(OR([.DK24]=&quot;&quot;;[.DK24]=0);0;1)))">
            <text:p/>
          </table:table-cell>
          <table:table-cell table:style-name="ce35" table:formula="of:=IF([.DL$3]=&quot;&quot;;&quot;&quot;;(IF(OR([.DL24]=&quot;&quot;;[.DL24]=0);0;1)))">
            <text:p/>
          </table:table-cell>
          <table:table-cell table:style-name="ce35" table:formula="of:=IF([.DM$3]=&quot;&quot;;&quot;&quot;;(IF(OR([.DM24]=&quot;&quot;;[.DM24]=0);0;1)))">
            <text:p/>
          </table:table-cell>
          <table:table-cell table:style-name="ce35" table:formula="of:=IF([.DN$3]=&quot;&quot;;&quot;&quot;;(IF(OR([.DN24]=&quot;&quot;;[.DN24]=0);0;1)))">
            <text:p/>
          </table:table-cell>
          <table:table-cell table:style-name="ce35" table:formula="of:=IF([.DO$3]=&quot;&quot;;&quot;&quot;;(IF(OR([.DO24]=&quot;&quot;;[.DO24]=0);0;1)))">
            <text:p/>
          </table:table-cell>
          <table:table-cell table:style-name="ce35" table:formula="of:=IF([.DP$3]=&quot;&quot;;&quot;&quot;;(IF(OR([.DP24]=&quot;&quot;;[.DP24]=0);0;1)))">
            <text:p/>
          </table:table-cell>
          <table:table-cell table:style-name="ce35" table:formula="of:=IF([.DQ$3]=&quot;&quot;;&quot;&quot;;(IF(OR([.DQ24]=&quot;&quot;;[.DQ24]=0);0;1)))">
            <text:p/>
          </table:table-cell>
          <table:table-cell table:style-name="ce35" table:formula="of:=IF([.DR$3]=&quot;&quot;;&quot;&quot;;(IF(OR([.DR24]=&quot;&quot;;[.DR24]=0);0;1)))">
            <text:p/>
          </table:table-cell>
          <table:table-cell table:style-name="ce35" table:formula="of:=IF([.DS$3]=&quot;&quot;;&quot;&quot;;(IF(OR([.DS24]=&quot;&quot;;[.DS24]=0);0;1)))">
            <text:p/>
          </table:table-cell>
          <table:table-cell table:style-name="ce35" table:formula="of:=IF([.DT$3]=&quot;&quot;;&quot;&quot;;(IF(OR([.DT24]=&quot;&quot;;[.DT24]=0);0;1)))">
            <text:p/>
          </table:table-cell>
          <table:table-cell table:style-name="ce35" table:formula="of:=IF([.DU$3]=&quot;&quot;;&quot;&quot;;(IF(OR([.DU24]=&quot;&quot;;[.DU24]=0);0;1)))">
            <text:p/>
          </table:table-cell>
          <table:table-cell table:style-name="ce35" table:formula="of:=IF([.DV$3]=&quot;&quot;;&quot;&quot;;(IF(OR([.DV24]=&quot;&quot;;[.DV24]=0);0;1)))">
            <text:p/>
          </table:table-cell>
          <table:table-cell table:style-name="ce35" table:formula="of:=IF([.DW$3]=&quot;&quot;;&quot;&quot;;(IF(OR([.DW24]=&quot;&quot;;[.DW24]=0);0;1)))">
            <text:p/>
          </table:table-cell>
          <table:table-cell table:style-name="ce35" table:formula="of:=IF([.DX$3]=&quot;&quot;;&quot;&quot;;(IF(OR([.DX24]=&quot;&quot;;[.DX24]=0);0;1)))">
            <text:p/>
          </table:table-cell>
          <table:table-cell table:style-name="ce35" table:formula="of:=IF([.DY$3]=&quot;&quot;;&quot;&quot;;(IF(OR([.DY24]=&quot;&quot;;[.DY24]=0);0;1)))">
            <text:p/>
          </table:table-cell>
          <table:table-cell table:style-name="ce35" table:formula="of:=IF([.DZ$3]=&quot;&quot;;&quot;&quot;;(IF(OR([.DZ24]=&quot;&quot;;[.DZ24]=0);0;1)))">
            <text:p/>
          </table:table-cell>
          <table:table-cell table:style-name="ce35" table:formula="of:=IF([.EA$3]=&quot;&quot;;&quot;&quot;;(IF(OR([.EA24]=&quot;&quot;;[.EA24]=0);0;1)))">
            <text:p/>
          </table:table-cell>
          <table:table-cell table:style-name="ce35" table:formula="of:=IF([.EB$3]=&quot;&quot;;&quot;&quot;;(IF(OR([.EB24]=&quot;&quot;;[.EB24]=0);0;1)))">
            <text:p/>
          </table:table-cell>
          <table:table-cell table:style-name="ce35" table:formula="of:=IF([.EC$3]=&quot;&quot;;&quot;&quot;;(IF(OR([.EC24]=&quot;&quot;;[.EC24]=0);0;1)))">
            <text:p/>
          </table:table-cell>
          <table:table-cell table:style-name="ce35" table:formula="of:=IF([.ED$3]=&quot;&quot;;&quot;&quot;;(IF(OR([.ED24]=&quot;&quot;;[.ED24]=0);0;1)))">
            <text:p/>
          </table:table-cell>
          <table:table-cell table:style-name="ce35" table:formula="of:=IF([.EE$3]=&quot;&quot;;&quot;&quot;;(IF(OR([.EE24]=&quot;&quot;;[.EE24]=0);0;1)))">
            <text:p/>
          </table:table-cell>
          <table:table-cell table:style-name="ce35" table:formula="of:=IF([.EF$3]=&quot;&quot;;&quot;&quot;;(IF(OR([.EF24]=&quot;&quot;;[.EF24]=0);0;1)))">
            <text:p/>
          </table:table-cell>
          <table:table-cell table:style-name="ce35" table:formula="of:=IF([.EG$3]=&quot;&quot;;&quot;&quot;;(IF(OR([.EG24]=&quot;&quot;;[.EG24]=0);0;1)))">
            <text:p/>
          </table:table-cell>
          <table:table-cell table:style-name="ce35" table:formula="of:=IF([.EH$3]=&quot;&quot;;&quot;&quot;;(IF(OR([.EH24]=&quot;&quot;;[.EH24]=0);0;1)))">
            <text:p/>
          </table:table-cell>
          <table:table-cell table:style-name="ce35" table:formula="of:=IF([.EI$3]=&quot;&quot;;&quot;&quot;;(IF(OR([.EI24]=&quot;&quot;;[.EI24]=0);0;1)))">
            <text:p/>
          </table:table-cell>
          <table:table-cell table:style-name="ce35" table:formula="of:=IF([.EJ$3]=&quot;&quot;;&quot;&quot;;(IF(OR([.EJ24]=&quot;&quot;;[.EJ24]=0);0;1)))">
            <text:p/>
          </table:table-cell>
          <table:table-cell table:style-name="ce35" table:formula="of:=IF([.EK$3]=&quot;&quot;;&quot;&quot;;(IF(OR([.EK24]=&quot;&quot;;[.EK24]=0);0;1)))">
            <text:p/>
          </table:table-cell>
          <table:table-cell table:style-name="ce35" table:formula="of:=IF([.EL$3]=&quot;&quot;;&quot;&quot;;(IF(OR([.EL24]=&quot;&quot;;[.EL24]=0);0;1)))">
            <text:p/>
          </table:table-cell>
          <table:table-cell table:style-name="ce35" table:formula="of:=IF([.EM$3]=&quot;&quot;;&quot;&quot;;(IF(OR([.EM24]=&quot;&quot;;[.EM24]=0);0;1)))">
            <text:p/>
          </table:table-cell>
          <table:table-cell table:style-name="ce35" table:formula="of:=IF([.EN$3]=&quot;&quot;;&quot;&quot;;(IF(OR([.EN24]=&quot;&quot;;[.EN24]=0);0;1)))">
            <text:p/>
          </table:table-cell>
          <table:table-cell table:style-name="ce35" table:formula="of:=IF([.EO$3]=&quot;&quot;;&quot;&quot;;(IF(OR([.EO24]=&quot;&quot;;[.EO24]=0);0;1)))">
            <text:p/>
          </table:table-cell>
          <table:table-cell table:style-name="ce35" table:formula="of:=IF([.EP$3]=&quot;&quot;;&quot;&quot;;(IF(OR([.EP24]=&quot;&quot;;[.EP24]=0);0;1)))">
            <text:p/>
          </table:table-cell>
          <table:table-cell table:style-name="ce35" table:formula="of:=IF([.EQ$3]=&quot;&quot;;&quot;&quot;;(IF(OR([.EQ24]=&quot;&quot;;[.EQ24]=0);0;1)))">
            <text:p/>
          </table:table-cell>
          <table:table-cell table:style-name="ce35" table:formula="of:=IF([.ER$3]=&quot;&quot;;&quot;&quot;;(IF(OR([.ER24]=&quot;&quot;;[.ER24]=0);0;1)))">
            <text:p/>
          </table:table-cell>
          <table:table-cell table:style-name="ce35" table:formula="of:=IF([.ES$3]=&quot;&quot;;&quot;&quot;;(IF(OR([.ES24]=&quot;&quot;;[.ES24]=0);0;1)))">
            <text:p/>
          </table:table-cell>
          <table:table-cell table:style-name="ce35" table:formula="of:=IF([.ET$3]=&quot;&quot;;&quot;&quot;;(IF(OR([.ET24]=&quot;&quot;;[.ET24]=0);0;1)))">
            <text:p/>
          </table:table-cell>
          <table:table-cell table:style-name="ce35" table:formula="of:=IF([.EU$3]=&quot;&quot;;&quot;&quot;;(IF(OR([.EU24]=&quot;&quot;;[.EU24]=0);0;1)))">
            <text:p/>
          </table:table-cell>
          <table:table-cell table:style-name="ce35" table:formula="of:=IF([.EV$3]=&quot;&quot;;&quot;&quot;;(IF(OR([.EV24]=&quot;&quot;;[.EV24]=0);0;1)))">
            <text:p/>
          </table:table-cell>
          <table:table-cell table:style-name="ce35" table:formula="of:=IF([.EW$3]=&quot;&quot;;&quot;&quot;;(IF(OR([.EW24]=&quot;&quot;;[.EW24]=0);0;1)))">
            <text:p/>
          </table:table-cell>
          <table:table-cell table:style-name="ce35" table:formula="of:=IF([.EX$3]=&quot;&quot;;&quot;&quot;;(IF(OR([.EX24]=&quot;&quot;;[.EX24]=0);0;1)))">
            <text:p/>
          </table:table-cell>
          <table:table-cell table:style-name="ce35" table:formula="of:=IF([.EY$3]=&quot;&quot;;&quot;&quot;;(IF(OR([.EY24]=&quot;&quot;;[.EY24]=0);0;1)))">
            <text:p/>
          </table:table-cell>
          <table:table-cell table:style-name="ce35" table:formula="of:=IF([.EZ$3]=&quot;&quot;;&quot;&quot;;(IF(OR([.EZ24]=&quot;&quot;;[.EZ24]=0);0;1)))">
            <text:p/>
          </table:table-cell>
          <table:table-cell table:style-name="ce35" table:formula="of:=IF([.FA$3]=&quot;&quot;;&quot;&quot;;(IF(OR([.FA24]=&quot;&quot;;[.FA24]=0);0;1)))">
            <text:p/>
          </table:table-cell>
          <table:table-cell table:style-name="ce35" table:formula="of:=IF([.FB$3]=&quot;&quot;;&quot;&quot;;(IF(OR([.FB24]=&quot;&quot;;[.FB24]=0);0;1)))">
            <text:p/>
          </table:table-cell>
          <table:table-cell table:style-name="ce35" table:formula="of:=IF([.FC$3]=&quot;&quot;;&quot;&quot;;(IF(OR([.FC24]=&quot;&quot;;[.FC24]=0);0;1)))">
            <text:p/>
          </table:table-cell>
          <table:table-cell table:style-name="ce35" table:formula="of:=IF([.FD$3]=&quot;&quot;;&quot;&quot;;(IF(OR([.FD24]=&quot;&quot;;[.FD24]=0);0;1)))">
            <text:p/>
          </table:table-cell>
          <table:table-cell table:style-name="ce35" table:formula="of:=IF([.FE$3]=&quot;&quot;;&quot;&quot;;(IF(OR([.FE24]=&quot;&quot;;[.FE24]=0);0;1)))">
            <text:p/>
          </table:table-cell>
          <table:table-cell table:style-name="ce35" table:formula="of:=IF([.FF$3]=&quot;&quot;;&quot;&quot;;(IF(OR([.FF24]=&quot;&quot;;[.FF24]=0);0;1)))">
            <text:p/>
          </table:table-cell>
          <table:table-cell table:style-name="ce35" table:formula="of:=IF([.FG$3]=&quot;&quot;;&quot;&quot;;(IF(OR([.FG24]=&quot;&quot;;[.FG24]=0);0;1)))">
            <text:p/>
          </table:table-cell>
          <table:table-cell table:style-name="ce35" table:formula="of:=IF([.FH$3]=&quot;&quot;;&quot;&quot;;(IF(OR([.FH24]=&quot;&quot;;[.FH24]=0);0;1)))">
            <text:p/>
          </table:table-cell>
          <table:table-cell table:style-name="ce35" table:formula="of:=IF([.FI$3]=&quot;&quot;;&quot;&quot;;(IF(OR([.FI24]=&quot;&quot;;[.FI24]=0);0;1)))">
            <text:p/>
          </table:table-cell>
          <table:table-cell table:style-name="ce35" table:formula="of:=IF([.FJ$3]=&quot;&quot;;&quot;&quot;;(IF(OR([.FJ24]=&quot;&quot;;[.FJ24]=0);0;1)))">
            <text:p/>
          </table:table-cell>
          <table:table-cell table:style-name="ce35" table:formula="of:=IF([.FK$3]=&quot;&quot;;&quot;&quot;;(IF(OR([.FK24]=&quot;&quot;;[.FK24]=0);0;1)))">
            <text:p/>
          </table:table-cell>
          <table:table-cell table:style-name="ce35" table:formula="of:=IF([.FL$3]=&quot;&quot;;&quot;&quot;;(IF(OR([.FL24]=&quot;&quot;;[.FL24]=0);0;1)))">
            <text:p/>
          </table:table-cell>
          <table:table-cell table:style-name="ce35" table:formula="of:=IF([.FM$3]=&quot;&quot;;&quot;&quot;;(IF(OR([.FM24]=&quot;&quot;;[.FM24]=0);0;1)))">
            <text:p/>
          </table:table-cell>
          <table:table-cell table:style-name="ce35" table:formula="of:=IF([.FN$3]=&quot;&quot;;&quot;&quot;;(IF(OR([.FN24]=&quot;&quot;;[.FN24]=0);0;1)))">
            <text:p/>
          </table:table-cell>
          <table:table-cell table:style-name="ce35" table:formula="of:=IF([.FO$3]=&quot;&quot;;&quot;&quot;;(IF(OR([.FO24]=&quot;&quot;;[.FO24]=0);0;1)))">
            <text:p/>
          </table:table-cell>
          <table:table-cell table:style-name="ce35" table:formula="of:=IF([.FP$3]=&quot;&quot;;&quot;&quot;;(IF(OR([.FP24]=&quot;&quot;;[.FP24]=0);0;1)))">
            <text:p/>
          </table:table-cell>
          <table:table-cell table:style-name="ce35" table:formula="of:=IF([.FQ$3]=&quot;&quot;;&quot;&quot;;(IF(OR([.FQ24]=&quot;&quot;;[.FQ24]=0);0;1)))">
            <text:p/>
          </table:table-cell>
          <table:table-cell table:style-name="ce35" table:formula="of:=IF([.FR$3]=&quot;&quot;;&quot;&quot;;(IF(OR([.FR24]=&quot;&quot;;[.FR24]=0);0;1)))">
            <text:p/>
          </table:table-cell>
          <table:table-cell table:style-name="ce35" table:formula="of:=IF([.FS$3]=&quot;&quot;;&quot;&quot;;(IF(OR([.FS24]=&quot;&quot;;[.FS24]=0);0;1)))">
            <text:p/>
          </table:table-cell>
          <table:table-cell table:style-name="ce35" table:formula="of:=IF([.FT$3]=&quot;&quot;;&quot;&quot;;(IF(OR([.FT24]=&quot;&quot;;[.FT24]=0);0;1)))">
            <text:p/>
          </table:table-cell>
          <table:table-cell table:style-name="ce35" table:formula="of:=IF([.FU$3]=&quot;&quot;;&quot;&quot;;(IF(OR([.FU24]=&quot;&quot;;[.FU24]=0);0;1)))">
            <text:p/>
          </table:table-cell>
          <table:table-cell table:style-name="ce35" table:formula="of:=IF([.FV$3]=&quot;&quot;;&quot;&quot;;(IF(OR([.FV24]=&quot;&quot;;[.FV24]=0);0;1)))">
            <text:p/>
          </table:table-cell>
          <table:table-cell table:style-name="ce35" table:formula="of:=IF([.FW$3]=&quot;&quot;;&quot;&quot;;(IF(OR([.FW24]=&quot;&quot;;[.FW24]=0);0;1)))">
            <text:p/>
          </table:table-cell>
          <table:table-cell table:style-name="ce35" table:formula="of:=IF([.FX$3]=&quot;&quot;;&quot;&quot;;(IF(OR([.FX24]=&quot;&quot;;[.FX24]=0);0;1)))">
            <text:p/>
          </table:table-cell>
          <table:table-cell table:style-name="ce35" table:formula="of:=IF([.FY$3]=&quot;&quot;;&quot;&quot;;(IF(OR([.FY24]=&quot;&quot;;[.FY24]=0);0;1)))">
            <text:p/>
          </table:table-cell>
          <table:table-cell table:style-name="ce35" table:formula="of:=IF([.FZ$3]=&quot;&quot;;&quot;&quot;;(IF(OR([.FZ24]=&quot;&quot;;[.FZ24]=0);0;1)))">
            <text:p/>
          </table:table-cell>
          <table:table-cell table:style-name="ce35" table:formula="of:=IF([.GA$3]=&quot;&quot;;&quot;&quot;;(IF(OR([.GA24]=&quot;&quot;;[.GA24]=0);0;1)))">
            <text:p/>
          </table:table-cell>
          <table:table-cell table:style-name="ce35" table:formula="of:=IF([.GB$3]=&quot;&quot;;&quot;&quot;;(IF(OR([.GB24]=&quot;&quot;;[.GB24]=0);0;1)))">
            <text:p/>
          </table:table-cell>
          <table:table-cell table:style-name="ce35" table:formula="of:=IF([.GC$3]=&quot;&quot;;&quot;&quot;;(IF(OR([.GC24]=&quot;&quot;;[.GC24]=0);0;1)))">
            <text:p/>
          </table:table-cell>
          <table:table-cell table:style-name="ce35" table:formula="of:=IF([.GD$3]=&quot;&quot;;&quot;&quot;;(IF(OR([.GD24]=&quot;&quot;;[.GD24]=0);0;1)))">
            <text:p/>
          </table:table-cell>
          <table:table-cell table:style-name="ce35" table:formula="of:=IF([.GE$3]=&quot;&quot;;&quot;&quot;;(IF(OR([.GE24]=&quot;&quot;;[.GE24]=0);0;1)))">
            <text:p/>
          </table:table-cell>
          <table:table-cell table:style-name="ce35" table:formula="of:=IF([.GF$3]=&quot;&quot;;&quot;&quot;;(IF(OR([.GF24]=&quot;&quot;;[.GF24]=0);0;1)))">
            <text:p/>
          </table:table-cell>
          <table:table-cell table:style-name="ce35" table:formula="of:=IF([.GG$3]=&quot;&quot;;&quot;&quot;;(IF(OR([.GG24]=&quot;&quot;;[.GG24]=0);0;1)))">
            <text:p/>
          </table:table-cell>
          <table:table-cell table:style-name="ce35" table:formula="of:=IF([.GH$3]=&quot;&quot;;&quot;&quot;;(IF(OR([.GH24]=&quot;&quot;;[.GH24]=0);0;1)))">
            <text:p/>
          </table:table-cell>
          <table:table-cell table:style-name="ce35" table:formula="of:=IF([.GI$3]=&quot;&quot;;&quot;&quot;;(IF(OR([.GI24]=&quot;&quot;;[.GI24]=0);0;1)))">
            <text:p/>
          </table:table-cell>
          <table:table-cell table:style-name="ce35" table:formula="of:=IF([.GJ$3]=&quot;&quot;;&quot;&quot;;(IF(OR([.GJ24]=&quot;&quot;;[.GJ24]=0);0;1)))">
            <text:p/>
          </table:table-cell>
          <table:table-cell table:style-name="ce35" table:formula="of:=IF([.GK$3]=&quot;&quot;;&quot;&quot;;(IF(OR([.GK24]=&quot;&quot;;[.GK24]=0);0;1)))">
            <text:p/>
          </table:table-cell>
          <table:table-cell table:style-name="ce35" table:formula="of:=IF([.GL$3]=&quot;&quot;;&quot;&quot;;(IF(OR([.GL24]=&quot;&quot;;[.GL24]=0);0;1)))">
            <text:p/>
          </table:table-cell>
          <table:table-cell table:style-name="ce35" table:formula="of:=IF([.GM$3]=&quot;&quot;;&quot;&quot;;(IF(OR([.GM24]=&quot;&quot;;[.GM24]=0);0;1)))">
            <text:p/>
          </table:table-cell>
          <table:table-cell table:style-name="ce35" table:formula="of:=IF([.GN$3]=&quot;&quot;;&quot;&quot;;(IF(OR([.GN24]=&quot;&quot;;[.GN24]=0);0;1)))">
            <text:p/>
          </table:table-cell>
          <table:table-cell table:style-name="ce35" table:formula="of:=IF([.GO$3]=&quot;&quot;;&quot;&quot;;(IF(OR([.GO24]=&quot;&quot;;[.GO24]=0);0;1)))">
            <text:p/>
          </table:table-cell>
          <table:table-cell table:style-name="ce35" table:formula="of:=IF([.GP$3]=&quot;&quot;;&quot;&quot;;(IF(OR([.GP24]=&quot;&quot;;[.GP24]=0);0;1)))">
            <text:p/>
          </table:table-cell>
          <table:table-cell table:style-name="ce35" table:formula="of:=IF([.GQ$3]=&quot;&quot;;&quot;&quot;;(IF(OR([.GQ24]=&quot;&quot;;[.GQ24]=0);0;1)))">
            <text:p/>
          </table:table-cell>
          <table:table-cell table:style-name="ce35" table:formula="of:=IF([.GR$3]=&quot;&quot;;&quot;&quot;;(IF(OR([.GR24]=&quot;&quot;;[.GR24]=0);0;1)))">
            <text:p/>
          </table:table-cell>
          <table:table-cell table:style-name="ce35" table:formula="of:=IF([.GS$3]=&quot;&quot;;&quot;&quot;;(IF(OR([.GS24]=&quot;&quot;;[.GS24]=0);0;1)))">
            <text:p/>
          </table:table-cell>
          <table:table-cell table:style-name="ce35" table:formula="of:=IF([.GT$3]=&quot;&quot;;&quot;&quot;;(IF(OR([.GT24]=&quot;&quot;;[.GT24]=0);0;1)))">
            <text:p/>
          </table:table-cell>
          <table:table-cell table:style-name="ce35" table:formula="of:=IF([.GU$3]=&quot;&quot;;&quot;&quot;;(IF(OR([.GU24]=&quot;&quot;;[.GU24]=0);0;1)))">
            <text:p/>
          </table:table-cell>
          <table:table-cell table:style-name="ce35" table:formula="of:=IF([.GV$3]=&quot;&quot;;&quot;&quot;;(IF(OR([.GV24]=&quot;&quot;;[.GV24]=0);0;1)))">
            <text:p/>
          </table:table-cell>
          <table:table-cell table:style-name="ce35" table:formula="of:=IF([.GW$3]=&quot;&quot;;&quot;&quot;;(IF(OR([.GW24]=&quot;&quot;;[.GW24]=0);0;1)))">
            <text:p/>
          </table:table-cell>
          <table:table-cell table:style-name="ce35" table:formula="of:=IF([.GX$3]=&quot;&quot;;&quot;&quot;;(IF(OR([.GX24]=&quot;&quot;;[.GX24]=0);0;1)))">
            <text:p/>
          </table:table-cell>
          <table:table-cell table:style-name="ce35" table:formula="of:=IF([.GY$3]=&quot;&quot;;&quot;&quot;;(IF(OR([.GY24]=&quot;&quot;;[.GY24]=0);0;1)))">
            <text:p/>
          </table:table-cell>
          <table:table-cell table:style-name="ce35" table:formula="of:=IF([.GZ$3]=&quot;&quot;;&quot;&quot;;(IF(OR([.GZ24]=&quot;&quot;;[.GZ24]=0);0;1)))">
            <text:p/>
          </table:table-cell>
          <table:table-cell table:style-name="ce35" table:formula="of:=IF([.HA$3]=&quot;&quot;;&quot;&quot;;(IF(OR([.HA24]=&quot;&quot;;[.HA24]=0);0;1)))">
            <text:p/>
          </table:table-cell>
          <table:table-cell table:style-name="ce35" table:formula="of:=IF([.HB$3]=&quot;&quot;;&quot;&quot;;(IF(OR([.HB24]=&quot;&quot;;[.HB24]=0);0;1)))">
            <text:p/>
          </table:table-cell>
          <table:table-cell table:style-name="ce35" table:formula="of:=IF([.HC$3]=&quot;&quot;;&quot;&quot;;(IF(OR([.HC24]=&quot;&quot;;[.HC24]=0);0;1)))">
            <text:p/>
          </table:table-cell>
          <table:table-cell table:style-name="ce35" table:formula="of:=IF([.HD$3]=&quot;&quot;;&quot;&quot;;(IF(OR([.HD24]=&quot;&quot;;[.HD24]=0);0;1)))">
            <text:p/>
          </table:table-cell>
          <table:table-cell table:style-name="ce35" table:formula="of:=IF([.HE$3]=&quot;&quot;;&quot;&quot;;(IF(OR([.HE24]=&quot;&quot;;[.HE24]=0);0;1)))">
            <text:p/>
          </table:table-cell>
          <table:table-cell table:style-name="ce35" table:formula="of:=IF([.HF$3]=&quot;&quot;;&quot;&quot;;(IF(OR([.HF24]=&quot;&quot;;[.HF24]=0);0;1)))">
            <text:p/>
          </table:table-cell>
          <table:table-cell table:style-name="ce35" table:formula="of:=IF([.HG$3]=&quot;&quot;;&quot;&quot;;(IF(OR([.HG24]=&quot;&quot;;[.HG24]=0);0;1)))">
            <text:p/>
          </table:table-cell>
          <table:table-cell table:style-name="ce35" table:formula="of:=IF([.HH$3]=&quot;&quot;;&quot;&quot;;(IF(OR([.HH24]=&quot;&quot;;[.HH24]=0);0;1)))">
            <text:p/>
          </table:table-cell>
          <table:table-cell table:style-name="ce35" table:formula="of:=IF([.HI$3]=&quot;&quot;;&quot;&quot;;(IF(OR([.HI24]=&quot;&quot;;[.HI24]=0);0;1)))">
            <text:p/>
          </table:table-cell>
          <table:table-cell table:style-name="ce35" table:formula="of:=IF([.HJ$3]=&quot;&quot;;&quot;&quot;;(IF(OR([.HJ24]=&quot;&quot;;[.HJ24]=0);0;1)))">
            <text:p/>
          </table:table-cell>
          <table:table-cell table:style-name="ce35" table:formula="of:=IF([.HK$3]=&quot;&quot;;&quot;&quot;;(IF(OR([.HK24]=&quot;&quot;;[.HK24]=0);0;1)))">
            <text:p/>
          </table:table-cell>
          <table:table-cell table:style-name="ce35" table:formula="of:=IF([.HL$3]=&quot;&quot;;&quot;&quot;;(IF(OR([.HL24]=&quot;&quot;;[.HL24]=0);0;1)))">
            <text:p/>
          </table:table-cell>
          <table:table-cell table:style-name="ce35" table:formula="of:=IF([.HM$3]=&quot;&quot;;&quot;&quot;;(IF(OR([.HM24]=&quot;&quot;;[.HM24]=0);0;1)))">
            <text:p/>
          </table:table-cell>
          <table:table-cell table:style-name="ce35" table:formula="of:=IF([.HN$3]=&quot;&quot;;&quot;&quot;;(IF(OR([.HN24]=&quot;&quot;;[.HN24]=0);0;1)))">
            <text:p/>
          </table:table-cell>
          <table:table-cell table:style-name="ce35" table:formula="of:=IF([.HO$3]=&quot;&quot;;&quot;&quot;;(IF(OR([.HO24]=&quot;&quot;;[.HO24]=0);0;1)))">
            <text:p/>
          </table:table-cell>
          <table:table-cell table:style-name="ce35" table:formula="of:=IF([.HP$3]=&quot;&quot;;&quot;&quot;;(IF(OR([.HP24]=&quot;&quot;;[.HP24]=0);0;1)))">
            <text:p/>
          </table:table-cell>
          <table:table-cell table:style-name="ce35" table:formula="of:=IF([.HQ$3]=&quot;&quot;;&quot;&quot;;(IF(OR([.HQ24]=&quot;&quot;;[.HQ24]=0);0;1)))">
            <text:p/>
          </table:table-cell>
          <table:table-cell table:style-name="ce35" table:formula="of:=IF([.HR$3]=&quot;&quot;;&quot;&quot;;(IF(OR([.HR24]=&quot;&quot;;[.HR24]=0);0;1)))">
            <text:p/>
          </table:table-cell>
          <table:table-cell table:style-name="ce35" table:formula="of:=IF([.HS$3]=&quot;&quot;;&quot;&quot;;(IF(OR([.HS24]=&quot;&quot;;[.HS24]=0);0;1)))">
            <text:p/>
          </table:table-cell>
          <table:table-cell table:style-name="ce35" table:formula="of:=IF([.HT$3]=&quot;&quot;;&quot;&quot;;(IF(OR([.HT24]=&quot;&quot;;[.HT24]=0);0;1)))">
            <text:p/>
          </table:table-cell>
          <table:table-cell table:style-name="ce35" table:formula="of:=IF([.HU$3]=&quot;&quot;;&quot;&quot;;(IF(OR([.HU24]=&quot;&quot;;[.HU24]=0);0;1)))">
            <text:p/>
          </table:table-cell>
          <table:table-cell table:style-name="ce35" table:formula="of:=IF([.HV$3]=&quot;&quot;;&quot;&quot;;(IF(OR([.HV24]=&quot;&quot;;[.HV24]=0);0;1)))">
            <text:p/>
          </table:table-cell>
          <table:table-cell table:style-name="ce35" table:formula="of:=IF([.HW$3]=&quot;&quot;;&quot;&quot;;(IF(OR([.HW24]=&quot;&quot;;[.HW24]=0);0;1)))">
            <text:p/>
          </table:table-cell>
          <table:table-cell table:style-name="ce35" table:formula="of:=IF([.HX$3]=&quot;&quot;;&quot;&quot;;(IF(OR([.HX24]=&quot;&quot;;[.HX24]=0);0;1)))">
            <text:p/>
          </table:table-cell>
          <table:table-cell table:style-name="ce35" table:formula="of:=IF([.HY$3]=&quot;&quot;;&quot;&quot;;(IF(OR([.HY24]=&quot;&quot;;[.HY24]=0);0;1)))">
            <text:p/>
          </table:table-cell>
          <table:table-cell table:style-name="ce35" table:formula="of:=IF([.HZ$3]=&quot;&quot;;&quot;&quot;;(IF(OR([.HZ24]=&quot;&quot;;[.HZ24]=0);0;1)))">
            <text:p/>
          </table:table-cell>
          <table:table-cell table:style-name="ce35" table:formula="of:=IF([.IA$3]=&quot;&quot;;&quot;&quot;;(IF(OR([.IA24]=&quot;&quot;;[.IA24]=0);0;1)))">
            <text:p/>
          </table:table-cell>
          <table:table-cell table:style-name="ce35" table:formula="of:=IF([.IB$3]=&quot;&quot;;&quot;&quot;;(IF(OR([.IB24]=&quot;&quot;;[.IB24]=0);0;1)))">
            <text:p/>
          </table:table-cell>
          <table:table-cell table:style-name="ce35" table:formula="of:=IF([.IC$3]=&quot;&quot;;&quot;&quot;;(IF(OR([.IC24]=&quot;&quot;;[.IC24]=0);0;1)))">
            <text:p/>
          </table:table-cell>
          <table:table-cell table:style-name="ce35" table:formula="of:=IF([.ID$3]=&quot;&quot;;&quot;&quot;;(IF(OR([.ID24]=&quot;&quot;;[.ID24]=0);0;1)))">
            <text:p/>
          </table:table-cell>
          <table:table-cell table:style-name="ce35" table:formula="of:=IF([.IE$3]=&quot;&quot;;&quot;&quot;;(IF(OR([.IE24]=&quot;&quot;;[.IE24]=0);0;1)))">
            <text:p/>
          </table:table-cell>
          <table:table-cell table:style-name="ce35" table:formula="of:=IF([.IF$3]=&quot;&quot;;&quot;&quot;;(IF(OR([.IF24]=&quot;&quot;;[.IF24]=0);0;1)))">
            <text:p/>
          </table:table-cell>
          <table:table-cell table:style-name="ce35" table:formula="of:=IF([.IG$3]=&quot;&quot;;&quot;&quot;;(IF(OR([.IG24]=&quot;&quot;;[.IG24]=0);0;1)))">
            <text:p/>
          </table:table-cell>
          <table:table-cell table:style-name="ce35" table:formula="of:=IF([.IH$3]=&quot;&quot;;&quot;&quot;;(IF(OR([.IH24]=&quot;&quot;;[.IH24]=0);0;1)))">
            <text:p/>
          </table:table-cell>
          <table:table-cell table:style-name="ce35" table:formula="of:=IF([.II$3]=&quot;&quot;;&quot;&quot;;(IF(OR([.II24]=&quot;&quot;;[.II24]=0);0;1)))">
            <text:p/>
          </table:table-cell>
          <table:table-cell table:style-name="ce35" table:formula="of:=IF([.IJ$3]=&quot;&quot;;&quot;&quot;;(IF(OR([.IJ24]=&quot;&quot;;[.IJ24]=0);0;1)))">
            <text:p/>
          </table:table-cell>
          <table:table-cell table:style-name="ce35" table:formula="of:=IF([.IK$3]=&quot;&quot;;&quot;&quot;;(IF(OR([.IK24]=&quot;&quot;;[.IK24]=0);0;1)))">
            <text:p/>
          </table:table-cell>
          <table:table-cell table:style-name="ce35" table:formula="of:=IF([.IL$3]=&quot;&quot;;&quot;&quot;;(IF(OR([.IL24]=&quot;&quot;;[.IL24]=0);0;1)))">
            <text:p/>
          </table:table-cell>
          <table:table-cell table:style-name="ce35" table:formula="of:=IF([.IM$3]=&quot;&quot;;&quot;&quot;;(IF(OR([.IM24]=&quot;&quot;;[.IM24]=0);0;1)))">
            <text:p/>
          </table:table-cell>
          <table:table-cell table:style-name="ce35" table:formula="of:=IF([.IN$3]=&quot;&quot;;&quot;&quot;;(IF(OR([.IN24]=&quot;&quot;;[.IN24]=0);0;1)))">
            <text:p/>
          </table:table-cell>
          <table:table-cell table:style-name="ce35" table:formula="of:=IF([.IO$3]=&quot;&quot;;&quot;&quot;;(IF(OR([.IO24]=&quot;&quot;;[.IO24]=0);0;1)))">
            <text:p/>
          </table:table-cell>
          <table:table-cell table:style-name="ce35" table:formula="of:=IF([.IP$3]=&quot;&quot;;&quot;&quot;;(IF(OR([.IP24]=&quot;&quot;;[.IP24]=0);0;1)))">
            <text:p/>
          </table:table-cell>
          <table:table-cell table:style-name="ce35" table:formula="of:=IF([.IQ$3]=&quot;&quot;;&quot;&quot;;(IF(OR([.IQ24]=&quot;&quot;;[.IQ24]=0);0;1)))">
            <text:p/>
          </table:table-cell>
          <table:table-cell table:style-name="ce35" table:formula="of:=IF([.IR$3]=&quot;&quot;;&quot;&quot;;(IF(OR([.IR24]=&quot;&quot;;[.IR24]=0);0;1)))">
            <text:p/>
          </table:table-cell>
          <table:table-cell table:style-name="ce35" table:formula="of:=IF([.IS$3]=&quot;&quot;;&quot;&quot;;(IF(OR([.IS24]=&quot;&quot;;[.IS24]=0);0;1)))">
            <text:p/>
          </table:table-cell>
          <table:table-cell table:style-name="ce35" table:formula="of:=IF([.IT$3]=&quot;&quot;;&quot;&quot;;(IF(OR([.IT24]=&quot;&quot;;[.IT24]=0);0;1)))">
            <text:p/>
          </table:table-cell>
          <table:table-cell table:style-name="ce35" table:formula="of:=IF([.IU$3]=&quot;&quot;;&quot;&quot;;(IF(OR([.IU24]=&quot;&quot;;[.IU24]=0);0;1)))">
            <text:p/>
          </table:table-cell>
          <table:table-cell table:style-name="ce35" table:formula="of:=IF([.IV$3]=&quot;&quot;;&quot;&quot;;(IF(OR([.IV24]=&quot;&quot;;[.IV24]=0);0;1)))">
            <text:p/>
          </table:table-cell>
          <table:table-cell table:style-name="ce35" table:formula="of:=IF([.IW$3]=&quot;&quot;;&quot;&quot;;(IF(OR([.IW24]=&quot;&quot;;[.IW24]=0);0;1)))">
            <text:p/>
          </table:table-cell>
          <table:table-cell table:style-name="ce35" table:formula="of:=IF([.IX$3]=&quot;&quot;;&quot;&quot;;(IF(OR([.IX24]=&quot;&quot;;[.IX24]=0);0;1)))">
            <text:p/>
          </table:table-cell>
          <table:table-cell table:style-name="ce35" table:formula="of:=IF([.IY$3]=&quot;&quot;;&quot;&quot;;(IF(OR([.IY24]=&quot;&quot;;[.IY24]=0);0;1)))">
            <text:p/>
          </table:table-cell>
          <table:table-cell table:style-name="ce35" table:formula="of:=IF([.IZ$3]=&quot;&quot;;&quot;&quot;;(IF(OR([.IZ24]=&quot;&quot;;[.IZ24]=0);0;1)))">
            <text:p/>
          </table:table-cell>
          <table:table-cell table:style-name="ce35" table:formula="of:=IF([.JA$3]=&quot;&quot;;&quot;&quot;;(IF(OR([.JA24]=&quot;&quot;;[.JA24]=0);0;1)))">
            <text:p/>
          </table:table-cell>
          <table:table-cell table:style-name="ce35" table:formula="of:=IF([.JB$3]=&quot;&quot;;&quot;&quot;;(IF(OR([.JB24]=&quot;&quot;;[.JB24]=0);0;1)))">
            <text:p/>
          </table:table-cell>
          <table:table-cell table:style-name="ce35" table:formula="of:=IF([.JC$3]=&quot;&quot;;&quot;&quot;;(IF(OR([.JC24]=&quot;&quot;;[.JC24]=0);0;1)))">
            <text:p/>
          </table:table-cell>
          <table:table-cell table:style-name="ce35" table:formula="of:=IF([.JD$3]=&quot;&quot;;&quot;&quot;;(IF(OR([.JD24]=&quot;&quot;;[.JD24]=0);0;1)))">
            <text:p/>
          </table:table-cell>
          <table:table-cell table:style-name="ce35" table:formula="of:=IF([.JE$3]=&quot;&quot;;&quot;&quot;;(IF(OR([.JE24]=&quot;&quot;;[.JE24]=0);0;1)))">
            <text:p/>
          </table:table-cell>
          <table:table-cell table:style-name="ce35" table:formula="of:=IF([.JF$3]=&quot;&quot;;&quot;&quot;;(IF(OR([.JF24]=&quot;&quot;;[.JF24]=0);0;1)))">
            <text:p/>
          </table:table-cell>
          <table:table-cell table:style-name="ce35" table:formula="of:=IF([.JG$3]=&quot;&quot;;&quot;&quot;;(IF(OR([.JG24]=&quot;&quot;;[.JG24]=0);0;1)))">
            <text:p/>
          </table:table-cell>
          <table:table-cell table:style-name="ce35" table:formula="of:=IF([.JH$3]=&quot;&quot;;&quot;&quot;;(IF(OR([.JH24]=&quot;&quot;;[.JH24]=0);0;1)))">
            <text:p/>
          </table:table-cell>
          <table:table-cell table:style-name="ce35" table:formula="of:=IF([.JI$3]=&quot;&quot;;&quot;&quot;;(IF(OR([.JI24]=&quot;&quot;;[.JI24]=0);0;1)))">
            <text:p/>
          </table:table-cell>
          <table:table-cell table:style-name="ce35" table:formula="of:=IF([.JJ$3]=&quot;&quot;;&quot;&quot;;(IF(OR([.JJ24]=&quot;&quot;;[.JJ24]=0);0;1)))">
            <text:p/>
          </table:table-cell>
          <table:table-cell table:style-name="ce35" table:formula="of:=IF([.JK$3]=&quot;&quot;;&quot;&quot;;(IF(OR([.JK24]=&quot;&quot;;[.JK24]=0);0;1)))">
            <text:p/>
          </table:table-cell>
          <table:table-cell table:style-name="ce35" table:formula="of:=IF([.JL$3]=&quot;&quot;;&quot;&quot;;(IF(OR([.JL24]=&quot;&quot;;[.JL24]=0);0;1)))">
            <text:p/>
          </table:table-cell>
          <table:table-cell table:style-name="ce35" table:formula="of:=IF([.JM$3]=&quot;&quot;;&quot;&quot;;(IF(OR([.JM24]=&quot;&quot;;[.JM24]=0);0;1)))">
            <text:p/>
          </table:table-cell>
          <table:table-cell table:style-name="ce35" table:formula="of:=IF([.JN$3]=&quot;&quot;;&quot;&quot;;(IF(OR([.JN24]=&quot;&quot;;[.JN24]=0);0;1)))">
            <text:p/>
          </table:table-cell>
          <table:table-cell table:style-name="ce35" table:formula="of:=IF([.JO$3]=&quot;&quot;;&quot;&quot;;(IF(OR([.JO24]=&quot;&quot;;[.JO24]=0);0;1)))">
            <text:p/>
          </table:table-cell>
          <table:table-cell table:style-name="ce35" table:formula="of:=IF([.JP$3]=&quot;&quot;;&quot;&quot;;(IF(OR([.JP24]=&quot;&quot;;[.JP24]=0);0;1)))">
            <text:p/>
          </table:table-cell>
          <table:table-cell table:style-name="ce35" table:formula="of:=IF([.JQ$3]=&quot;&quot;;&quot;&quot;;(IF(OR([.JQ24]=&quot;&quot;;[.JQ24]=0);0;1)))">
            <text:p/>
          </table:table-cell>
          <table:table-cell table:style-name="ce35" table:formula="of:=IF([.JR$3]=&quot;&quot;;&quot;&quot;;(IF(OR([.JR24]=&quot;&quot;;[.JR24]=0);0;1)))">
            <text:p/>
          </table:table-cell>
          <table:table-cell table:style-name="ce35" table:formula="of:=IF([.JS$3]=&quot;&quot;;&quot;&quot;;(IF(OR([.JS24]=&quot;&quot;;[.JS24]=0);0;1)))">
            <text:p/>
          </table:table-cell>
          <table:table-cell table:style-name="ce35" table:formula="of:=IF([.JT$3]=&quot;&quot;;&quot;&quot;;(IF(OR([.JT24]=&quot;&quot;;[.JT24]=0);0;1)))">
            <text:p/>
          </table:table-cell>
          <table:table-cell table:style-name="ce35" table:formula="of:=IF([.JU$3]=&quot;&quot;;&quot;&quot;;(IF(OR([.JU24]=&quot;&quot;;[.JU24]=0);0;1)))">
            <text:p/>
          </table:table-cell>
          <table:table-cell table:style-name="ce35" table:formula="of:=IF([.JV$3]=&quot;&quot;;&quot;&quot;;(IF(OR([.JV24]=&quot;&quot;;[.JV24]=0);0;1)))">
            <text:p/>
          </table:table-cell>
          <table:table-cell table:style-name="ce35" table:formula="of:=IF([.JW$3]=&quot;&quot;;&quot;&quot;;(IF(OR([.JW24]=&quot;&quot;;[.JW24]=0);0;1)))">
            <text:p/>
          </table:table-cell>
          <table:table-cell table:style-name="ce35" table:formula="of:=IF([.JX$3]=&quot;&quot;;&quot;&quot;;(IF(OR([.JX24]=&quot;&quot;;[.JX24]=0);0;1)))">
            <text:p/>
          </table:table-cell>
          <table:table-cell table:style-name="ce35" table:formula="of:=IF([.JY$3]=&quot;&quot;;&quot;&quot;;(IF(OR([.JY24]=&quot;&quot;;[.JY24]=0);0;1)))">
            <text:p/>
          </table:table-cell>
          <table:table-cell table:style-name="ce35" table:formula="of:=IF([.JZ$3]=&quot;&quot;;&quot;&quot;;(IF(OR([.JZ24]=&quot;&quot;;[.JZ24]=0);0;1)))">
            <text:p/>
          </table:table-cell>
          <table:table-cell table:style-name="ce35" table:formula="of:=IF([.KA$3]=&quot;&quot;;&quot;&quot;;(IF(OR([.KA24]=&quot;&quot;;[.KA24]=0);0;1)))">
            <text:p/>
          </table:table-cell>
          <table:table-cell table:style-name="ce35" table:formula="of:=IF([.KB$3]=&quot;&quot;;&quot;&quot;;(IF(OR([.KB24]=&quot;&quot;;[.KB24]=0);0;1)))">
            <text:p/>
          </table:table-cell>
          <table:table-cell table:style-name="ce35" table:formula="of:=IF([.KC$3]=&quot;&quot;;&quot;&quot;;(IF(OR([.KC24]=&quot;&quot;;[.KC24]=0);0;1)))">
            <text:p/>
          </table:table-cell>
          <table:table-cell table:style-name="ce35" table:formula="of:=IF([.KD$3]=&quot;&quot;;&quot;&quot;;(IF(OR([.KD24]=&quot;&quot;;[.KD24]=0);0;1)))">
            <text:p/>
          </table:table-cell>
          <table:table-cell table:style-name="ce35" table:formula="of:=IF([.KE$3]=&quot;&quot;;&quot;&quot;;(IF(OR([.KE24]=&quot;&quot;;[.KE24]=0);0;1)))">
            <text:p/>
          </table:table-cell>
          <table:table-cell table:style-name="ce35" table:formula="of:=IF([.KF$3]=&quot;&quot;;&quot;&quot;;(IF(OR([.KF24]=&quot;&quot;;[.KF24]=0);0;1)))">
            <text:p/>
          </table:table-cell>
          <table:table-cell table:style-name="ce35" table:formula="of:=IF([.KG$3]=&quot;&quot;;&quot;&quot;;(IF(OR([.KG24]=&quot;&quot;;[.KG24]=0);0;1)))">
            <text:p/>
          </table:table-cell>
          <table:table-cell table:style-name="ce35" table:formula="of:=IF([.KH$3]=&quot;&quot;;&quot;&quot;;(IF(OR([.KH24]=&quot;&quot;;[.KH24]=0);0;1)))">
            <text:p/>
          </table:table-cell>
          <table:table-cell table:style-name="ce35" table:formula="of:=IF([.KI$3]=&quot;&quot;;&quot;&quot;;(IF(OR([.KI24]=&quot;&quot;;[.KI24]=0);0;1)))">
            <text:p/>
          </table:table-cell>
          <table:table-cell table:style-name="ce35" table:formula="of:=IF([.KJ$3]=&quot;&quot;;&quot;&quot;;(IF(OR([.KJ24]=&quot;&quot;;[.KJ24]=0);0;1)))">
            <text:p/>
          </table:table-cell>
          <table:table-cell table:style-name="ce35" table:formula="of:=IF([.KK$3]=&quot;&quot;;&quot;&quot;;(IF(OR([.KK24]=&quot;&quot;;[.KK24]=0);0;1)))">
            <text:p/>
          </table:table-cell>
          <table:table-cell table:style-name="ce35" table:formula="of:=IF([.KL$3]=&quot;&quot;;&quot;&quot;;(IF(OR([.KL24]=&quot;&quot;;[.KL24]=0);0;1)))">
            <text:p/>
          </table:table-cell>
          <table:table-cell table:style-name="ce35" table:formula="of:=IF([.KM$3]=&quot;&quot;;&quot;&quot;;(IF(OR([.KM24]=&quot;&quot;;[.KM24]=0);0;1)))">
            <text:p/>
          </table:table-cell>
          <table:table-cell table:style-name="ce35" table:formula="of:=IF([.KN$3]=&quot;&quot;;&quot;&quot;;(IF(OR([.KN24]=&quot;&quot;;[.KN24]=0);0;1)))">
            <text:p/>
          </table:table-cell>
          <table:table-cell table:style-name="ce35" table:formula="of:=IF([.KO$3]=&quot;&quot;;&quot;&quot;;(IF(OR([.KO24]=&quot;&quot;;[.KO24]=0);0;1)))">
            <text:p/>
          </table:table-cell>
          <table:table-cell table:style-name="ce35" table:formula="of:=IF([.KP$3]=&quot;&quot;;&quot;&quot;;(IF(OR([.KP24]=&quot;&quot;;[.KP24]=0);0;1)))">
            <text:p/>
          </table:table-cell>
          <table:table-cell table:style-name="ce35" table:formula="of:=IF([.KQ$3]=&quot;&quot;;&quot;&quot;;(IF(OR([.KQ24]=&quot;&quot;;[.KQ24]=0);0;1)))">
            <text:p/>
          </table:table-cell>
          <table:table-cell table:style-name="ce35" table:formula="of:=IF([.KR$3]=&quot;&quot;;&quot;&quot;;(IF(OR([.KR24]=&quot;&quot;;[.KR24]=0);0;1)))">
            <text:p/>
          </table:table-cell>
          <table:table-cell table:style-name="ce35" table:formula="of:=IF([.KS$3]=&quot;&quot;;&quot;&quot;;(IF(OR([.KS24]=&quot;&quot;;[.KS24]=0);0;1)))">
            <text:p/>
          </table:table-cell>
          <table:table-cell table:style-name="ce35" table:formula="of:=IF([.KT$3]=&quot;&quot;;&quot;&quot;;(IF(OR([.KT24]=&quot;&quot;;[.KT24]=0);0;1)))">
            <text:p/>
          </table:table-cell>
          <table:table-cell table:style-name="ce35" table:formula="of:=IF([.KU$3]=&quot;&quot;;&quot;&quot;;(IF(OR([.KU24]=&quot;&quot;;[.KU24]=0);0;1)))">
            <text:p/>
          </table:table-cell>
          <table:table-cell table:style-name="ce35" table:formula="of:=IF([.KV$3]=&quot;&quot;;&quot;&quot;;(IF(OR([.KV24]=&quot;&quot;;[.KV24]=0);0;1)))">
            <text:p/>
          </table:table-cell>
          <table:table-cell table:style-name="ce35" table:formula="of:=IF([.KW$3]=&quot;&quot;;&quot;&quot;;(IF(OR([.KW24]=&quot;&quot;;[.KW24]=0);0;1)))">
            <text:p/>
          </table:table-cell>
          <table:table-cell table:style-name="ce35" table:formula="of:=IF([.KX$3]=&quot;&quot;;&quot;&quot;;(IF(OR([.KX24]=&quot;&quot;;[.KX24]=0);0;1)))">
            <text:p/>
          </table:table-cell>
          <table:table-cell table:style-name="ce35" table:formula="of:=IF([.KY$3]=&quot;&quot;;&quot;&quot;;(IF(OR([.KY24]=&quot;&quot;;[.KY24]=0);0;1)))">
            <text:p/>
          </table:table-cell>
          <table:table-cell table:style-name="ce35" table:formula="of:=IF([.KZ$3]=&quot;&quot;;&quot;&quot;;(IF(OR([.KZ24]=&quot;&quot;;[.KZ24]=0);0;1)))">
            <text:p/>
          </table:table-cell>
          <table:table-cell table:style-name="ce35" table:formula="of:=IF([.LA$3]=&quot;&quot;;&quot;&quot;;(IF(OR([.LA24]=&quot;&quot;;[.LA24]=0);0;1)))">
            <text:p/>
          </table:table-cell>
          <table:table-cell table:style-name="ce35" table:formula="of:=IF([.LB$3]=&quot;&quot;;&quot;&quot;;(IF(OR([.LB24]=&quot;&quot;;[.LB24]=0);0;1)))">
            <text:p/>
          </table:table-cell>
          <table:table-cell table:style-name="ce35" table:formula="of:=IF([.LC$3]=&quot;&quot;;&quot;&quot;;(IF(OR([.LC24]=&quot;&quot;;[.LC24]=0);0;1)))">
            <text:p/>
          </table:table-cell>
          <table:table-cell table:style-name="ce35" table:formula="of:=IF([.LD$3]=&quot;&quot;;&quot;&quot;;(IF(OR([.LD24]=&quot;&quot;;[.LD24]=0);0;1)))">
            <text:p/>
          </table:table-cell>
          <table:table-cell table:style-name="ce35" table:formula="of:=IF([.LE$3]=&quot;&quot;;&quot;&quot;;(IF(OR([.LE24]=&quot;&quot;;[.LE24]=0);0;1)))">
            <text:p/>
          </table:table-cell>
          <table:table-cell table:style-name="ce35" table:formula="of:=IF([.LF$3]=&quot;&quot;;&quot;&quot;;(IF(OR([.LF24]=&quot;&quot;;[.LF24]=0);0;1)))">
            <text:p/>
          </table:table-cell>
          <table:table-cell table:style-name="ce35" table:formula="of:=IF([.LG$3]=&quot;&quot;;&quot;&quot;;(IF(OR([.LG24]=&quot;&quot;;[.LG24]=0);0;1)))">
            <text:p/>
          </table:table-cell>
          <table:table-cell table:style-name="ce35" table:formula="of:=IF([.LH$3]=&quot;&quot;;&quot;&quot;;(IF(OR([.LH24]=&quot;&quot;;[.LH24]=0);0;1)))">
            <text:p/>
          </table:table-cell>
          <table:table-cell table:style-name="ce35" table:formula="of:=IF([.LI$3]=&quot;&quot;;&quot;&quot;;(IF(OR([.LI24]=&quot;&quot;;[.LI24]=0);0;1)))">
            <text:p/>
          </table:table-cell>
          <table:table-cell table:style-name="ce35" table:formula="of:=IF([.LJ$3]=&quot;&quot;;&quot;&quot;;(IF(OR([.LJ24]=&quot;&quot;;[.LJ24]=0);0;1)))">
            <text:p/>
          </table:table-cell>
          <table:table-cell table:style-name="ce35" table:formula="of:=IF([.LK$3]=&quot;&quot;;&quot;&quot;;(IF(OR([.LK24]=&quot;&quot;;[.LK24]=0);0;1)))">
            <text:p/>
          </table:table-cell>
          <table:table-cell table:style-name="ce35" table:formula="of:=IF([.LL$3]=&quot;&quot;;&quot;&quot;;(IF(OR([.LL24]=&quot;&quot;;[.LL24]=0);0;1)))">
            <text:p/>
          </table:table-cell>
          <table:table-cell table:style-name="ce35" table:formula="of:=IF([.LM$3]=&quot;&quot;;&quot;&quot;;(IF(OR([.LM24]=&quot;&quot;;[.LM24]=0);0;1)))">
            <text:p/>
          </table:table-cell>
          <table:table-cell table:style-name="ce35" table:formula="of:=IF([.LN$3]=&quot;&quot;;&quot;&quot;;(IF(OR([.LN24]=&quot;&quot;;[.LN24]=0);0;1)))">
            <text:p/>
          </table:table-cell>
          <table:table-cell table:style-name="ce35" table:formula="of:=IF([.LO$3]=&quot;&quot;;&quot;&quot;;(IF(OR([.LO24]=&quot;&quot;;[.LO24]=0);0;1)))">
            <text:p/>
          </table:table-cell>
          <table:table-cell table:style-name="ce35" table:formula="of:=IF([.LP$3]=&quot;&quot;;&quot;&quot;;(IF(OR([.LP24]=&quot;&quot;;[.LP24]=0);0;1)))">
            <text:p/>
          </table:table-cell>
          <table:table-cell table:style-name="ce35" table:formula="of:=IF([.LQ$3]=&quot;&quot;;&quot;&quot;;(IF(OR([.LQ24]=&quot;&quot;;[.LQ24]=0);0;1)))">
            <text:p/>
          </table:table-cell>
          <table:table-cell table:style-name="ce35" table:formula="of:=IF([.LR$3]=&quot;&quot;;&quot;&quot;;(IF(OR([.LR24]=&quot;&quot;;[.LR24]=0);0;1)))">
            <text:p/>
          </table:table-cell>
          <table:table-cell table:style-name="ce35" table:formula="of:=IF([.LS$3]=&quot;&quot;;&quot;&quot;;(IF(OR([.LS24]=&quot;&quot;;[.LS24]=0);0;1)))">
            <text:p/>
          </table:table-cell>
          <table:table-cell table:style-name="ce35" table:formula="of:=IF([.LT$3]=&quot;&quot;;&quot;&quot;;(IF(OR([.LT24]=&quot;&quot;;[.LT24]=0);0;1)))">
            <text:p/>
          </table:table-cell>
          <table:table-cell table:style-name="ce35" table:formula="of:=IF([.LU$3]=&quot;&quot;;&quot;&quot;;(IF(OR([.LU24]=&quot;&quot;;[.LU24]=0);0;1)))">
            <text:p/>
          </table:table-cell>
          <table:table-cell table:style-name="ce35" table:formula="of:=IF([.LV$3]=&quot;&quot;;&quot;&quot;;(IF(OR([.LV24]=&quot;&quot;;[.LV24]=0);0;1)))">
            <text:p/>
          </table:table-cell>
          <table:table-cell table:style-name="ce35" table:formula="of:=IF([.LW$3]=&quot;&quot;;&quot;&quot;;(IF(OR([.LW24]=&quot;&quot;;[.LW24]=0);0;1)))">
            <text:p/>
          </table:table-cell>
          <table:table-cell table:style-name="ce35" table:formula="of:=IF([.LX$3]=&quot;&quot;;&quot;&quot;;(IF(OR([.LX24]=&quot;&quot;;[.LX24]=0);0;1)))">
            <text:p/>
          </table:table-cell>
          <table:table-cell table:style-name="ce35" table:formula="of:=IF([.LY$3]=&quot;&quot;;&quot;&quot;;(IF(OR([.LY24]=&quot;&quot;;[.LY24]=0);0;1)))">
            <text:p/>
          </table:table-cell>
          <table:table-cell table:style-name="ce35" table:formula="of:=IF([.LZ$3]=&quot;&quot;;&quot;&quot;;(IF(OR([.LZ24]=&quot;&quot;;[.LZ24]=0);0;1)))">
            <text:p/>
          </table:table-cell>
          <table:table-cell table:style-name="ce35" table:formula="of:=IF([.MA$3]=&quot;&quot;;&quot;&quot;;(IF(OR([.MA24]=&quot;&quot;;[.MA24]=0);0;1)))">
            <text:p/>
          </table:table-cell>
          <table:table-cell table:style-name="ce35" table:formula="of:=IF([.MB$3]=&quot;&quot;;&quot;&quot;;(IF(OR([.MB24]=&quot;&quot;;[.MB24]=0);0;1)))">
            <text:p/>
          </table:table-cell>
          <table:table-cell table:style-name="ce35" table:formula="of:=IF([.MC$3]=&quot;&quot;;&quot;&quot;;(IF(OR([.MC24]=&quot;&quot;;[.MC24]=0);0;1)))">
            <text:p/>
          </table:table-cell>
          <table:table-cell table:style-name="ce35" table:formula="of:=IF([.MD$3]=&quot;&quot;;&quot;&quot;;(IF(OR([.MD24]=&quot;&quot;;[.MD24]=0);0;1)))">
            <text:p/>
          </table:table-cell>
          <table:table-cell table:style-name="ce35" table:formula="of:=IF([.ME$3]=&quot;&quot;;&quot;&quot;;(IF(OR([.ME24]=&quot;&quot;;[.ME24]=0);0;1)))">
            <text:p/>
          </table:table-cell>
          <table:table-cell table:style-name="ce35" table:formula="of:=IF([.MF$3]=&quot;&quot;;&quot;&quot;;(IF(OR([.MF24]=&quot;&quot;;[.MF24]=0);0;1)))">
            <text:p/>
          </table:table-cell>
          <table:table-cell table:style-name="ce35" table:formula="of:=IF([.MG$3]=&quot;&quot;;&quot;&quot;;(IF(OR([.MG24]=&quot;&quot;;[.MG24]=0);0;1)))">
            <text:p/>
          </table:table-cell>
          <table:table-cell table:style-name="ce35" table:formula="of:=IF([.MH$3]=&quot;&quot;;&quot;&quot;;(IF(OR([.MH24]=&quot;&quot;;[.MH24]=0);0;1)))">
            <text:p/>
          </table:table-cell>
          <table:table-cell table:style-name="ce35" table:formula="of:=IF([.MI$3]=&quot;&quot;;&quot;&quot;;(IF(OR([.MI24]=&quot;&quot;;[.MI24]=0);0;1)))">
            <text:p/>
          </table:table-cell>
          <table:table-cell table:style-name="ce35" table:formula="of:=IF([.MJ$3]=&quot;&quot;;&quot;&quot;;(IF(OR([.MJ24]=&quot;&quot;;[.MJ24]=0);0;1)))">
            <text:p/>
          </table:table-cell>
          <table:table-cell table:style-name="ce35" table:formula="of:=IF([.MK$3]=&quot;&quot;;&quot;&quot;;(IF(OR([.MK24]=&quot;&quot;;[.MK24]=0);0;1)))">
            <text:p/>
          </table:table-cell>
          <table:table-cell table:style-name="ce35" table:formula="of:=IF([.ML$3]=&quot;&quot;;&quot;&quot;;(IF(OR([.ML24]=&quot;&quot;;[.ML24]=0);0;1)))">
            <text:p/>
          </table:table-cell>
          <table:table-cell table:style-name="ce35" table:formula="of:=IF([.MM$3]=&quot;&quot;;&quot;&quot;;(IF(OR([.MM24]=&quot;&quot;;[.MM24]=0);0;1)))">
            <text:p/>
          </table:table-cell>
          <table:table-cell table:style-name="ce35" table:formula="of:=IF([.MN$3]=&quot;&quot;;&quot;&quot;;(IF(OR([.MN24]=&quot;&quot;;[.MN24]=0);0;1)))">
            <text:p/>
          </table:table-cell>
          <table:table-cell table:style-name="ce35" table:formula="of:=IF([.MO$3]=&quot;&quot;;&quot;&quot;;(IF(OR([.MO24]=&quot;&quot;;[.MO24]=0);0;1)))">
            <text:p/>
          </table:table-cell>
          <table:table-cell table:style-name="ce35" table:formula="of:=IF([.MP$3]=&quot;&quot;;&quot;&quot;;(IF(OR([.MP24]=&quot;&quot;;[.MP24]=0);0;1)))">
            <text:p/>
          </table:table-cell>
          <table:table-cell table:style-name="ce35" table:formula="of:=IF([.MQ$3]=&quot;&quot;;&quot;&quot;;(IF(OR([.MQ24]=&quot;&quot;;[.MQ24]=0);0;1)))">
            <text:p/>
          </table:table-cell>
          <table:table-cell table:style-name="ce35" table:formula="of:=IF([.MR$3]=&quot;&quot;;&quot;&quot;;(IF(OR([.MR24]=&quot;&quot;;[.MR24]=0);0;1)))">
            <text:p/>
          </table:table-cell>
          <table:table-cell table:style-name="ce35" table:formula="of:=IF([.MS$3]=&quot;&quot;;&quot;&quot;;(IF(OR([.MS24]=&quot;&quot;;[.MS24]=0);0;1)))">
            <text:p/>
          </table:table-cell>
          <table:table-cell table:style-name="ce35" table:formula="of:=IF([.MT$3]=&quot;&quot;;&quot;&quot;;(IF(OR([.MT24]=&quot;&quot;;[.MT24]=0);0;1)))">
            <text:p/>
          </table:table-cell>
          <table:table-cell table:style-name="ce35" table:formula="of:=IF([.MU$3]=&quot;&quot;;&quot;&quot;;(IF(OR([.MU24]=&quot;&quot;;[.MU24]=0);0;1)))">
            <text:p/>
          </table:table-cell>
          <table:table-cell table:style-name="ce35" table:formula="of:=IF([.MV$3]=&quot;&quot;;&quot;&quot;;(IF(OR([.MV24]=&quot;&quot;;[.MV24]=0);0;1)))">
            <text:p/>
          </table:table-cell>
          <table:table-cell table:style-name="ce35" table:formula="of:=IF([.MW$3]=&quot;&quot;;&quot;&quot;;(IF(OR([.MW24]=&quot;&quot;;[.MW24]=0);0;1)))">
            <text:p/>
          </table:table-cell>
          <table:table-cell table:style-name="ce35" table:formula="of:=IF([.MX$3]=&quot;&quot;;&quot;&quot;;(IF(OR([.MX24]=&quot;&quot;;[.MX24]=0);0;1)))">
            <text:p/>
          </table:table-cell>
          <table:table-cell table:style-name="ce35" table:formula="of:=IF([.MY$3]=&quot;&quot;;&quot;&quot;;(IF(OR([.MY24]=&quot;&quot;;[.MY24]=0);0;1)))">
            <text:p/>
          </table:table-cell>
          <table:table-cell table:style-name="ce35" table:formula="of:=IF([.MZ$3]=&quot;&quot;;&quot;&quot;;(IF(OR([.MZ24]=&quot;&quot;;[.MZ24]=0);0;1)))">
            <text:p/>
          </table:table-cell>
          <table:table-cell table:style-name="ce35" table:formula="of:=IF([.NA$3]=&quot;&quot;;&quot;&quot;;(IF(OR([.NA24]=&quot;&quot;;[.NA24]=0);0;1)))">
            <text:p/>
          </table:table-cell>
          <table:table-cell table:style-name="ce35" table:formula="of:=IF([.NB$3]=&quot;&quot;;&quot;&quot;;(IF(OR([.NB24]=&quot;&quot;;[.NB24]=0);0;1)))">
            <text:p/>
          </table:table-cell>
          <table:table-cell table:style-name="ce35" table:formula="of:=IF([.NC$3]=&quot;&quot;;&quot;&quot;;(IF(OR([.NC24]=&quot;&quot;;[.NC24]=0);0;1)))">
            <text:p/>
          </table:table-cell>
          <table:table-cell table:style-name="ce35" table:formula="of:=IF([.ND$3]=&quot;&quot;;&quot;&quot;;(IF(OR([.ND24]=&quot;&quot;;[.ND24]=0);0;1)))">
            <text:p/>
          </table:table-cell>
          <table:table-cell table:style-name="ce35" table:formula="of:=IF([.NE$3]=&quot;&quot;;&quot;&quot;;(IF(OR([.NE24]=&quot;&quot;;[.NE24]=0);0;1)))">
            <text:p/>
          </table:table-cell>
          <table:table-cell table:style-name="ce35" table:formula="of:=IF([.NF$3]=&quot;&quot;;&quot;&quot;;(IF(OR([.NF24]=&quot;&quot;;[.NF24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25:.B25])" office:value-type="float" office:value="0" calcext:value-type="float">
            <text:p>0</text:p>
          </table:table-cell>
          <table:table-cell table:style-name="ce11" table:formula="of:=IFERROR((LEN([.NG25])-SEARCH(&quot;0[^0]*$&quot;;[.NG25]));LEN([.NG25]))" office:value-type="float" office:value="0" calcext:value-type="float">
            <text:p>0</text:p>
          </table:table-cell>
          <table:table-cell table:style-name="ce5" table:formula="of:=COUNTA([.E25:.NF25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47" table:formula="of:=COM.MICROSOFT.CONCAT([.NH25:.ABI25])">
            <text:p/>
          </table:table-cell>
          <table:table-cell table:style-name="ce46" table:formula="of:=IF([.E$3]=&quot;&quot;;&quot;&quot;;(IF(OR([.E25]=&quot;&quot;;[.E25]=0);0;1)))">
            <text:p/>
          </table:table-cell>
          <table:table-cell table:style-name="ce46" table:formula="of:=IF([.F$3]=&quot;&quot;;&quot;&quot;;(IF(OR([.F25]=&quot;&quot;;[.F25]=0);0;1)))">
            <text:p/>
          </table:table-cell>
          <table:table-cell table:style-name="ce46" table:formula="of:=IF([.G$3]=&quot;&quot;;&quot;&quot;;(IF(OR([.G25]=&quot;&quot;;[.G25]=0);0;1)))">
            <text:p/>
          </table:table-cell>
          <table:table-cell table:style-name="ce46" table:formula="of:=IF([.H$3]=&quot;&quot;;&quot;&quot;;(IF(OR([.H25]=&quot;&quot;;[.H25]=0);0;1)))">
            <text:p/>
          </table:table-cell>
          <table:table-cell table:style-name="ce47" table:formula="of:=IF([.I$3]=&quot;&quot;;&quot;&quot;;(IF(OR([.I25]=&quot;&quot;;[.I25]=0);0;1)))">
            <text:p/>
          </table:table-cell>
          <table:table-cell table:style-name="ce47" table:formula="of:=IF([.J$3]=&quot;&quot;;&quot;&quot;;(IF(OR([.J25]=&quot;&quot;;[.J25]=0);0;1)))">
            <text:p/>
          </table:table-cell>
          <table:table-cell table:style-name="ce47" table:formula="of:=IF([.K$3]=&quot;&quot;;&quot;&quot;;(IF(OR([.K25]=&quot;&quot;;[.K25]=0);0;1)))">
            <text:p/>
          </table:table-cell>
          <table:table-cell table:style-name="ce47" table:formula="of:=IF([.L$3]=&quot;&quot;;&quot;&quot;;(IF(OR([.L25]=&quot;&quot;;[.L25]=0);0;1)))">
            <text:p/>
          </table:table-cell>
          <table:table-cell table:style-name="ce47" table:formula="of:=IF([.M$3]=&quot;&quot;;&quot;&quot;;(IF(OR([.M25]=&quot;&quot;;[.M25]=0);0;1)))">
            <text:p/>
          </table:table-cell>
          <table:table-cell table:style-name="ce47" table:formula="of:=IF([.N$3]=&quot;&quot;;&quot;&quot;;(IF(OR([.N25]=&quot;&quot;;[.N25]=0);0;1)))">
            <text:p/>
          </table:table-cell>
          <table:table-cell table:style-name="ce47" table:formula="of:=IF([.O$3]=&quot;&quot;;&quot;&quot;;(IF(OR([.O25]=&quot;&quot;;[.O25]=0);0;1)))">
            <text:p/>
          </table:table-cell>
          <table:table-cell table:style-name="ce47" table:formula="of:=IF([.P$3]=&quot;&quot;;&quot;&quot;;(IF(OR([.P25]=&quot;&quot;;[.P25]=0);0;1)))">
            <text:p/>
          </table:table-cell>
          <table:table-cell table:style-name="ce47" table:formula="of:=IF([.Q$3]=&quot;&quot;;&quot;&quot;;(IF(OR([.Q25]=&quot;&quot;;[.Q25]=0);0;1)))">
            <text:p/>
          </table:table-cell>
          <table:table-cell table:style-name="ce47" table:formula="of:=IF([.R$3]=&quot;&quot;;&quot;&quot;;(IF(OR([.R25]=&quot;&quot;;[.R25]=0);0;1)))">
            <text:p/>
          </table:table-cell>
          <table:table-cell table:style-name="ce47" table:formula="of:=IF([.S$3]=&quot;&quot;;&quot;&quot;;(IF(OR([.S25]=&quot;&quot;;[.S25]=0);0;1)))">
            <text:p/>
          </table:table-cell>
          <table:table-cell table:style-name="ce47" table:formula="of:=IF([.T$3]=&quot;&quot;;&quot;&quot;;(IF(OR([.T25]=&quot;&quot;;[.T25]=0);0;1)))">
            <text:p/>
          </table:table-cell>
          <table:table-cell table:style-name="ce47" table:formula="of:=IF([.U$3]=&quot;&quot;;&quot;&quot;;(IF(OR([.U25]=&quot;&quot;;[.U25]=0);0;1)))">
            <text:p/>
          </table:table-cell>
          <table:table-cell table:style-name="ce47" table:formula="of:=IF([.V$3]=&quot;&quot;;&quot;&quot;;(IF(OR([.V25]=&quot;&quot;;[.V25]=0);0;1)))">
            <text:p/>
          </table:table-cell>
          <table:table-cell table:style-name="ce47" table:formula="of:=IF([.W$3]=&quot;&quot;;&quot;&quot;;(IF(OR([.W25]=&quot;&quot;;[.W25]=0);0;1)))">
            <text:p/>
          </table:table-cell>
          <table:table-cell table:style-name="ce47" table:formula="of:=IF([.X$3]=&quot;&quot;;&quot;&quot;;(IF(OR([.X25]=&quot;&quot;;[.X25]=0);0;1)))">
            <text:p/>
          </table:table-cell>
          <table:table-cell table:style-name="ce47" table:formula="of:=IF([.Y$3]=&quot;&quot;;&quot;&quot;;(IF(OR([.Y25]=&quot;&quot;;[.Y25]=0);0;1)))">
            <text:p/>
          </table:table-cell>
          <table:table-cell table:style-name="ce47" table:formula="of:=IF([.Z$3]=&quot;&quot;;&quot;&quot;;(IF(OR([.Z25]=&quot;&quot;;[.Z25]=0);0;1)))">
            <text:p/>
          </table:table-cell>
          <table:table-cell table:style-name="ce47" table:formula="of:=IF([.AA$3]=&quot;&quot;;&quot;&quot;;(IF(OR([.AA25]=&quot;&quot;;[.AA25]=0);0;1)))">
            <text:p/>
          </table:table-cell>
          <table:table-cell table:style-name="ce47" table:formula="of:=IF([.AB$3]=&quot;&quot;;&quot;&quot;;(IF(OR([.AB25]=&quot;&quot;;[.AB25]=0);0;1)))">
            <text:p/>
          </table:table-cell>
          <table:table-cell table:style-name="ce47" table:formula="of:=IF([.AC$3]=&quot;&quot;;&quot;&quot;;(IF(OR([.AC25]=&quot;&quot;;[.AC25]=0);0;1)))">
            <text:p/>
          </table:table-cell>
          <table:table-cell table:style-name="ce47" table:formula="of:=IF([.AD$3]=&quot;&quot;;&quot;&quot;;(IF(OR([.AD25]=&quot;&quot;;[.AD25]=0);0;1)))">
            <text:p/>
          </table:table-cell>
          <table:table-cell table:style-name="ce47" table:formula="of:=IF([.AE$3]=&quot;&quot;;&quot;&quot;;(IF(OR([.AE25]=&quot;&quot;;[.AE25]=0);0;1)))">
            <text:p/>
          </table:table-cell>
          <table:table-cell table:style-name="ce47" table:formula="of:=IF([.AF$3]=&quot;&quot;;&quot;&quot;;(IF(OR([.AF25]=&quot;&quot;;[.AF25]=0);0;1)))">
            <text:p/>
          </table:table-cell>
          <table:table-cell table:style-name="ce47" table:formula="of:=IF([.AG$3]=&quot;&quot;;&quot;&quot;;(IF(OR([.AG25]=&quot;&quot;;[.AG25]=0);0;1)))">
            <text:p/>
          </table:table-cell>
          <table:table-cell table:style-name="ce47" table:formula="of:=IF([.AH$3]=&quot;&quot;;&quot;&quot;;(IF(OR([.AH25]=&quot;&quot;;[.AH25]=0);0;1)))">
            <text:p/>
          </table:table-cell>
          <table:table-cell table:style-name="ce47" table:formula="of:=IF([.AI$3]=&quot;&quot;;&quot;&quot;;(IF(OR([.AI25]=&quot;&quot;;[.AI25]=0);0;1)))">
            <text:p/>
          </table:table-cell>
          <table:table-cell table:style-name="ce47" table:formula="of:=IF([.AJ$3]=&quot;&quot;;&quot;&quot;;(IF(OR([.AJ25]=&quot;&quot;;[.AJ25]=0);0;1)))">
            <text:p/>
          </table:table-cell>
          <table:table-cell table:style-name="ce47" table:formula="of:=IF([.AK$3]=&quot;&quot;;&quot;&quot;;(IF(OR([.AK25]=&quot;&quot;;[.AK25]=0);0;1)))">
            <text:p/>
          </table:table-cell>
          <table:table-cell table:style-name="ce47" table:formula="of:=IF([.AL$3]=&quot;&quot;;&quot;&quot;;(IF(OR([.AL25]=&quot;&quot;;[.AL25]=0);0;1)))">
            <text:p/>
          </table:table-cell>
          <table:table-cell table:style-name="ce47" table:formula="of:=IF([.AM$3]=&quot;&quot;;&quot;&quot;;(IF(OR([.AM25]=&quot;&quot;;[.AM25]=0);0;1)))">
            <text:p/>
          </table:table-cell>
          <table:table-cell table:style-name="ce47" table:formula="of:=IF([.AN$3]=&quot;&quot;;&quot;&quot;;(IF(OR([.AN25]=&quot;&quot;;[.AN25]=0);0;1)))">
            <text:p/>
          </table:table-cell>
          <table:table-cell table:style-name="ce47" table:formula="of:=IF([.AO$3]=&quot;&quot;;&quot;&quot;;(IF(OR([.AO25]=&quot;&quot;;[.AO25]=0);0;1)))">
            <text:p/>
          </table:table-cell>
          <table:table-cell table:style-name="ce47" table:formula="of:=IF([.AP$3]=&quot;&quot;;&quot;&quot;;(IF(OR([.AP25]=&quot;&quot;;[.AP25]=0);0;1)))">
            <text:p/>
          </table:table-cell>
          <table:table-cell table:style-name="ce47" table:formula="of:=IF([.AQ$3]=&quot;&quot;;&quot;&quot;;(IF(OR([.AQ25]=&quot;&quot;;[.AQ25]=0);0;1)))">
            <text:p/>
          </table:table-cell>
          <table:table-cell table:style-name="ce47" table:formula="of:=IF([.AR$3]=&quot;&quot;;&quot;&quot;;(IF(OR([.AR25]=&quot;&quot;;[.AR25]=0);0;1)))">
            <text:p/>
          </table:table-cell>
          <table:table-cell table:style-name="ce47" table:formula="of:=IF([.AS$3]=&quot;&quot;;&quot;&quot;;(IF(OR([.AS25]=&quot;&quot;;[.AS25]=0);0;1)))">
            <text:p/>
          </table:table-cell>
          <table:table-cell table:style-name="ce47" table:formula="of:=IF([.AT$3]=&quot;&quot;;&quot;&quot;;(IF(OR([.AT25]=&quot;&quot;;[.AT25]=0);0;1)))">
            <text:p/>
          </table:table-cell>
          <table:table-cell table:style-name="ce47" table:formula="of:=IF([.AU$3]=&quot;&quot;;&quot;&quot;;(IF(OR([.AU25]=&quot;&quot;;[.AU25]=0);0;1)))">
            <text:p/>
          </table:table-cell>
          <table:table-cell table:style-name="ce47" table:formula="of:=IF([.AV$3]=&quot;&quot;;&quot;&quot;;(IF(OR([.AV25]=&quot;&quot;;[.AV25]=0);0;1)))">
            <text:p/>
          </table:table-cell>
          <table:table-cell table:style-name="ce47" table:formula="of:=IF([.AW$3]=&quot;&quot;;&quot;&quot;;(IF(OR([.AW25]=&quot;&quot;;[.AW25]=0);0;1)))">
            <text:p/>
          </table:table-cell>
          <table:table-cell table:style-name="ce47" table:formula="of:=IF([.AX$3]=&quot;&quot;;&quot;&quot;;(IF(OR([.AX25]=&quot;&quot;;[.AX25]=0);0;1)))">
            <text:p/>
          </table:table-cell>
          <table:table-cell table:style-name="ce47" table:formula="of:=IF([.AY$3]=&quot;&quot;;&quot;&quot;;(IF(OR([.AY25]=&quot;&quot;;[.AY25]=0);0;1)))">
            <text:p/>
          </table:table-cell>
          <table:table-cell table:style-name="ce47" table:formula="of:=IF([.AZ$3]=&quot;&quot;;&quot;&quot;;(IF(OR([.AZ25]=&quot;&quot;;[.AZ25]=0);0;1)))">
            <text:p/>
          </table:table-cell>
          <table:table-cell table:style-name="ce47" table:formula="of:=IF([.BA$3]=&quot;&quot;;&quot;&quot;;(IF(OR([.BA25]=&quot;&quot;;[.BA25]=0);0;1)))">
            <text:p/>
          </table:table-cell>
          <table:table-cell table:style-name="ce47" table:formula="of:=IF([.BB$3]=&quot;&quot;;&quot;&quot;;(IF(OR([.BB25]=&quot;&quot;;[.BB25]=0);0;1)))">
            <text:p/>
          </table:table-cell>
          <table:table-cell table:style-name="ce47" table:formula="of:=IF([.BC$3]=&quot;&quot;;&quot;&quot;;(IF(OR([.BC25]=&quot;&quot;;[.BC25]=0);0;1)))">
            <text:p/>
          </table:table-cell>
          <table:table-cell table:style-name="ce47" table:formula="of:=IF([.BD$3]=&quot;&quot;;&quot;&quot;;(IF(OR([.BD25]=&quot;&quot;;[.BD25]=0);0;1)))">
            <text:p/>
          </table:table-cell>
          <table:table-cell table:style-name="ce47" table:formula="of:=IF([.BE$3]=&quot;&quot;;&quot;&quot;;(IF(OR([.BE25]=&quot;&quot;;[.BE25]=0);0;1)))">
            <text:p/>
          </table:table-cell>
          <table:table-cell table:style-name="ce47" table:formula="of:=IF([.BF$3]=&quot;&quot;;&quot;&quot;;(IF(OR([.BF25]=&quot;&quot;;[.BF25]=0);0;1)))">
            <text:p/>
          </table:table-cell>
          <table:table-cell table:style-name="ce47" table:formula="of:=IF([.BG$3]=&quot;&quot;;&quot;&quot;;(IF(OR([.BG25]=&quot;&quot;;[.BG25]=0);0;1)))">
            <text:p/>
          </table:table-cell>
          <table:table-cell table:style-name="ce47" table:formula="of:=IF([.BH$3]=&quot;&quot;;&quot;&quot;;(IF(OR([.BH25]=&quot;&quot;;[.BH25]=0);0;1)))">
            <text:p/>
          </table:table-cell>
          <table:table-cell table:style-name="ce47" table:formula="of:=IF([.BI$3]=&quot;&quot;;&quot;&quot;;(IF(OR([.BI25]=&quot;&quot;;[.BI25]=0);0;1)))">
            <text:p/>
          </table:table-cell>
          <table:table-cell table:style-name="ce47" table:formula="of:=IF([.BJ$3]=&quot;&quot;;&quot;&quot;;(IF(OR([.BJ25]=&quot;&quot;;[.BJ25]=0);0;1)))">
            <text:p/>
          </table:table-cell>
          <table:table-cell table:style-name="ce47" table:formula="of:=IF([.BK$3]=&quot;&quot;;&quot;&quot;;(IF(OR([.BK25]=&quot;&quot;;[.BK25]=0);0;1)))">
            <text:p/>
          </table:table-cell>
          <table:table-cell table:style-name="ce47" table:formula="of:=IF([.BL$3]=&quot;&quot;;&quot;&quot;;(IF(OR([.BL25]=&quot;&quot;;[.BL25]=0);0;1)))">
            <text:p/>
          </table:table-cell>
          <table:table-cell table:style-name="ce47" table:formula="of:=IF([.BM$3]=&quot;&quot;;&quot;&quot;;(IF(OR([.BM25]=&quot;&quot;;[.BM25]=0);0;1)))">
            <text:p/>
          </table:table-cell>
          <table:table-cell table:style-name="ce47" table:formula="of:=IF([.BN$3]=&quot;&quot;;&quot;&quot;;(IF(OR([.BN25]=&quot;&quot;;[.BN25]=0);0;1)))">
            <text:p/>
          </table:table-cell>
          <table:table-cell table:style-name="ce47" table:formula="of:=IF([.BO$3]=&quot;&quot;;&quot;&quot;;(IF(OR([.BO25]=&quot;&quot;;[.BO25]=0);0;1)))">
            <text:p/>
          </table:table-cell>
          <table:table-cell table:style-name="ce47" table:formula="of:=IF([.BP$3]=&quot;&quot;;&quot;&quot;;(IF(OR([.BP25]=&quot;&quot;;[.BP25]=0);0;1)))">
            <text:p/>
          </table:table-cell>
          <table:table-cell table:style-name="ce47" table:formula="of:=IF([.BQ$3]=&quot;&quot;;&quot;&quot;;(IF(OR([.BQ25]=&quot;&quot;;[.BQ25]=0);0;1)))">
            <text:p/>
          </table:table-cell>
          <table:table-cell table:style-name="ce47" table:formula="of:=IF([.BR$3]=&quot;&quot;;&quot;&quot;;(IF(OR([.BR25]=&quot;&quot;;[.BR25]=0);0;1)))">
            <text:p/>
          </table:table-cell>
          <table:table-cell table:style-name="ce47" table:formula="of:=IF([.BS$3]=&quot;&quot;;&quot;&quot;;(IF(OR([.BS25]=&quot;&quot;;[.BS25]=0);0;1)))">
            <text:p/>
          </table:table-cell>
          <table:table-cell table:style-name="ce47" table:formula="of:=IF([.BT$3]=&quot;&quot;;&quot;&quot;;(IF(OR([.BT25]=&quot;&quot;;[.BT25]=0);0;1)))">
            <text:p/>
          </table:table-cell>
          <table:table-cell table:style-name="ce47" table:formula="of:=IF([.BU$3]=&quot;&quot;;&quot;&quot;;(IF(OR([.BU25]=&quot;&quot;;[.BU25]=0);0;1)))">
            <text:p/>
          </table:table-cell>
          <table:table-cell table:style-name="ce47" table:formula="of:=IF([.BV$3]=&quot;&quot;;&quot;&quot;;(IF(OR([.BV25]=&quot;&quot;;[.BV25]=0);0;1)))">
            <text:p/>
          </table:table-cell>
          <table:table-cell table:style-name="ce47" table:formula="of:=IF([.BW$3]=&quot;&quot;;&quot;&quot;;(IF(OR([.BW25]=&quot;&quot;;[.BW25]=0);0;1)))">
            <text:p/>
          </table:table-cell>
          <table:table-cell table:style-name="ce47" table:formula="of:=IF([.BX$3]=&quot;&quot;;&quot;&quot;;(IF(OR([.BX25]=&quot;&quot;;[.BX25]=0);0;1)))">
            <text:p/>
          </table:table-cell>
          <table:table-cell table:style-name="ce47" table:formula="of:=IF([.BY$3]=&quot;&quot;;&quot;&quot;;(IF(OR([.BY25]=&quot;&quot;;[.BY25]=0);0;1)))">
            <text:p/>
          </table:table-cell>
          <table:table-cell table:style-name="ce47" table:formula="of:=IF([.BZ$3]=&quot;&quot;;&quot;&quot;;(IF(OR([.BZ25]=&quot;&quot;;[.BZ25]=0);0;1)))">
            <text:p/>
          </table:table-cell>
          <table:table-cell table:style-name="ce47" table:formula="of:=IF([.CA$3]=&quot;&quot;;&quot;&quot;;(IF(OR([.CA25]=&quot;&quot;;[.CA25]=0);0;1)))">
            <text:p/>
          </table:table-cell>
          <table:table-cell table:style-name="ce47" table:formula="of:=IF([.CB$3]=&quot;&quot;;&quot;&quot;;(IF(OR([.CB25]=&quot;&quot;;[.CB25]=0);0;1)))">
            <text:p/>
          </table:table-cell>
          <table:table-cell table:style-name="ce47" table:formula="of:=IF([.CC$3]=&quot;&quot;;&quot;&quot;;(IF(OR([.CC25]=&quot;&quot;;[.CC25]=0);0;1)))">
            <text:p/>
          </table:table-cell>
          <table:table-cell table:style-name="ce47" table:formula="of:=IF([.CD$3]=&quot;&quot;;&quot;&quot;;(IF(OR([.CD25]=&quot;&quot;;[.CD25]=0);0;1)))">
            <text:p/>
          </table:table-cell>
          <table:table-cell table:style-name="ce47" table:formula="of:=IF([.CE$3]=&quot;&quot;;&quot;&quot;;(IF(OR([.CE25]=&quot;&quot;;[.CE25]=0);0;1)))">
            <text:p/>
          </table:table-cell>
          <table:table-cell table:style-name="ce47" table:formula="of:=IF([.CF$3]=&quot;&quot;;&quot;&quot;;(IF(OR([.CF25]=&quot;&quot;;[.CF25]=0);0;1)))">
            <text:p/>
          </table:table-cell>
          <table:table-cell table:style-name="ce47" table:formula="of:=IF([.CG$3]=&quot;&quot;;&quot;&quot;;(IF(OR([.CG25]=&quot;&quot;;[.CG25]=0);0;1)))">
            <text:p/>
          </table:table-cell>
          <table:table-cell table:style-name="ce47" table:formula="of:=IF([.CH$3]=&quot;&quot;;&quot;&quot;;(IF(OR([.CH25]=&quot;&quot;;[.CH25]=0);0;1)))">
            <text:p/>
          </table:table-cell>
          <table:table-cell table:style-name="ce47" table:formula="of:=IF([.CI$3]=&quot;&quot;;&quot;&quot;;(IF(OR([.CI25]=&quot;&quot;;[.CI25]=0);0;1)))">
            <text:p/>
          </table:table-cell>
          <table:table-cell table:style-name="ce47" table:formula="of:=IF([.CJ$3]=&quot;&quot;;&quot;&quot;;(IF(OR([.CJ25]=&quot;&quot;;[.CJ25]=0);0;1)))">
            <text:p/>
          </table:table-cell>
          <table:table-cell table:style-name="ce47" table:formula="of:=IF([.CK$3]=&quot;&quot;;&quot;&quot;;(IF(OR([.CK25]=&quot;&quot;;[.CK25]=0);0;1)))">
            <text:p/>
          </table:table-cell>
          <table:table-cell table:style-name="ce47" table:formula="of:=IF([.CL$3]=&quot;&quot;;&quot;&quot;;(IF(OR([.CL25]=&quot;&quot;;[.CL25]=0);0;1)))">
            <text:p/>
          </table:table-cell>
          <table:table-cell table:style-name="ce47" table:formula="of:=IF([.CM$3]=&quot;&quot;;&quot;&quot;;(IF(OR([.CM25]=&quot;&quot;;[.CM25]=0);0;1)))">
            <text:p/>
          </table:table-cell>
          <table:table-cell table:style-name="ce47" table:formula="of:=IF([.CN$3]=&quot;&quot;;&quot;&quot;;(IF(OR([.CN25]=&quot;&quot;;[.CN25]=0);0;1)))">
            <text:p/>
          </table:table-cell>
          <table:table-cell table:style-name="ce47" table:formula="of:=IF([.CO$3]=&quot;&quot;;&quot;&quot;;(IF(OR([.CO25]=&quot;&quot;;[.CO25]=0);0;1)))">
            <text:p/>
          </table:table-cell>
          <table:table-cell table:style-name="ce47" table:formula="of:=IF([.CP$3]=&quot;&quot;;&quot;&quot;;(IF(OR([.CP25]=&quot;&quot;;[.CP25]=0);0;1)))">
            <text:p/>
          </table:table-cell>
          <table:table-cell table:style-name="ce47" table:formula="of:=IF([.CQ$3]=&quot;&quot;;&quot;&quot;;(IF(OR([.CQ25]=&quot;&quot;;[.CQ25]=0);0;1)))">
            <text:p/>
          </table:table-cell>
          <table:table-cell table:style-name="ce47" table:formula="of:=IF([.CR$3]=&quot;&quot;;&quot;&quot;;(IF(OR([.CR25]=&quot;&quot;;[.CR25]=0);0;1)))">
            <text:p/>
          </table:table-cell>
          <table:table-cell table:style-name="ce47" table:formula="of:=IF([.CS$3]=&quot;&quot;;&quot;&quot;;(IF(OR([.CS25]=&quot;&quot;;[.CS25]=0);0;1)))">
            <text:p/>
          </table:table-cell>
          <table:table-cell table:style-name="ce47" table:formula="of:=IF([.CT$3]=&quot;&quot;;&quot;&quot;;(IF(OR([.CT25]=&quot;&quot;;[.CT25]=0);0;1)))">
            <text:p/>
          </table:table-cell>
          <table:table-cell table:style-name="ce47" table:formula="of:=IF([.CU$3]=&quot;&quot;;&quot;&quot;;(IF(OR([.CU25]=&quot;&quot;;[.CU25]=0);0;1)))">
            <text:p/>
          </table:table-cell>
          <table:table-cell table:style-name="ce47" table:formula="of:=IF([.CV$3]=&quot;&quot;;&quot;&quot;;(IF(OR([.CV25]=&quot;&quot;;[.CV25]=0);0;1)))">
            <text:p/>
          </table:table-cell>
          <table:table-cell table:style-name="ce47" table:formula="of:=IF([.CW$3]=&quot;&quot;;&quot;&quot;;(IF(OR([.CW25]=&quot;&quot;;[.CW25]=0);0;1)))">
            <text:p/>
          </table:table-cell>
          <table:table-cell table:style-name="ce47" table:formula="of:=IF([.CX$3]=&quot;&quot;;&quot;&quot;;(IF(OR([.CX25]=&quot;&quot;;[.CX25]=0);0;1)))">
            <text:p/>
          </table:table-cell>
          <table:table-cell table:style-name="ce47" table:formula="of:=IF([.CY$3]=&quot;&quot;;&quot;&quot;;(IF(OR([.CY25]=&quot;&quot;;[.CY25]=0);0;1)))">
            <text:p/>
          </table:table-cell>
          <table:table-cell table:style-name="ce47" table:formula="of:=IF([.CZ$3]=&quot;&quot;;&quot;&quot;;(IF(OR([.CZ25]=&quot;&quot;;[.CZ25]=0);0;1)))">
            <text:p/>
          </table:table-cell>
          <table:table-cell table:style-name="ce47" table:formula="of:=IF([.DA$3]=&quot;&quot;;&quot;&quot;;(IF(OR([.DA25]=&quot;&quot;;[.DA25]=0);0;1)))">
            <text:p/>
          </table:table-cell>
          <table:table-cell table:style-name="ce47" table:formula="of:=IF([.DB$3]=&quot;&quot;;&quot;&quot;;(IF(OR([.DB25]=&quot;&quot;;[.DB25]=0);0;1)))">
            <text:p/>
          </table:table-cell>
          <table:table-cell table:style-name="ce47" table:formula="of:=IF([.DC$3]=&quot;&quot;;&quot;&quot;;(IF(OR([.DC25]=&quot;&quot;;[.DC25]=0);0;1)))">
            <text:p/>
          </table:table-cell>
          <table:table-cell table:style-name="ce47" table:formula="of:=IF([.DD$3]=&quot;&quot;;&quot;&quot;;(IF(OR([.DD25]=&quot;&quot;;[.DD25]=0);0;1)))">
            <text:p/>
          </table:table-cell>
          <table:table-cell table:style-name="ce47" table:formula="of:=IF([.DE$3]=&quot;&quot;;&quot;&quot;;(IF(OR([.DE25]=&quot;&quot;;[.DE25]=0);0;1)))">
            <text:p/>
          </table:table-cell>
          <table:table-cell table:style-name="ce47" table:formula="of:=IF([.DF$3]=&quot;&quot;;&quot;&quot;;(IF(OR([.DF25]=&quot;&quot;;[.DF25]=0);0;1)))">
            <text:p/>
          </table:table-cell>
          <table:table-cell table:style-name="ce47" table:formula="of:=IF([.DG$3]=&quot;&quot;;&quot;&quot;;(IF(OR([.DG25]=&quot;&quot;;[.DG25]=0);0;1)))">
            <text:p/>
          </table:table-cell>
          <table:table-cell table:style-name="ce47" table:formula="of:=IF([.DH$3]=&quot;&quot;;&quot;&quot;;(IF(OR([.DH25]=&quot;&quot;;[.DH25]=0);0;1)))">
            <text:p/>
          </table:table-cell>
          <table:table-cell table:style-name="ce47" table:formula="of:=IF([.DI$3]=&quot;&quot;;&quot;&quot;;(IF(OR([.DI25]=&quot;&quot;;[.DI25]=0);0;1)))">
            <text:p/>
          </table:table-cell>
          <table:table-cell table:style-name="ce47" table:formula="of:=IF([.DJ$3]=&quot;&quot;;&quot;&quot;;(IF(OR([.DJ25]=&quot;&quot;;[.DJ25]=0);0;1)))">
            <text:p/>
          </table:table-cell>
          <table:table-cell table:style-name="ce47" table:formula="of:=IF([.DK$3]=&quot;&quot;;&quot;&quot;;(IF(OR([.DK25]=&quot;&quot;;[.DK25]=0);0;1)))">
            <text:p/>
          </table:table-cell>
          <table:table-cell table:style-name="ce47" table:formula="of:=IF([.DL$3]=&quot;&quot;;&quot;&quot;;(IF(OR([.DL25]=&quot;&quot;;[.DL25]=0);0;1)))">
            <text:p/>
          </table:table-cell>
          <table:table-cell table:style-name="ce47" table:formula="of:=IF([.DM$3]=&quot;&quot;;&quot;&quot;;(IF(OR([.DM25]=&quot;&quot;;[.DM25]=0);0;1)))">
            <text:p/>
          </table:table-cell>
          <table:table-cell table:style-name="ce47" table:formula="of:=IF([.DN$3]=&quot;&quot;;&quot;&quot;;(IF(OR([.DN25]=&quot;&quot;;[.DN25]=0);0;1)))">
            <text:p/>
          </table:table-cell>
          <table:table-cell table:style-name="ce47" table:formula="of:=IF([.DO$3]=&quot;&quot;;&quot;&quot;;(IF(OR([.DO25]=&quot;&quot;;[.DO25]=0);0;1)))">
            <text:p/>
          </table:table-cell>
          <table:table-cell table:style-name="ce47" table:formula="of:=IF([.DP$3]=&quot;&quot;;&quot;&quot;;(IF(OR([.DP25]=&quot;&quot;;[.DP25]=0);0;1)))">
            <text:p/>
          </table:table-cell>
          <table:table-cell table:style-name="ce47" table:formula="of:=IF([.DQ$3]=&quot;&quot;;&quot;&quot;;(IF(OR([.DQ25]=&quot;&quot;;[.DQ25]=0);0;1)))">
            <text:p/>
          </table:table-cell>
          <table:table-cell table:style-name="ce47" table:formula="of:=IF([.DR$3]=&quot;&quot;;&quot;&quot;;(IF(OR([.DR25]=&quot;&quot;;[.DR25]=0);0;1)))">
            <text:p/>
          </table:table-cell>
          <table:table-cell table:style-name="ce47" table:formula="of:=IF([.DS$3]=&quot;&quot;;&quot;&quot;;(IF(OR([.DS25]=&quot;&quot;;[.DS25]=0);0;1)))">
            <text:p/>
          </table:table-cell>
          <table:table-cell table:style-name="ce47" table:formula="of:=IF([.DT$3]=&quot;&quot;;&quot;&quot;;(IF(OR([.DT25]=&quot;&quot;;[.DT25]=0);0;1)))">
            <text:p/>
          </table:table-cell>
          <table:table-cell table:style-name="ce47" table:formula="of:=IF([.DU$3]=&quot;&quot;;&quot;&quot;;(IF(OR([.DU25]=&quot;&quot;;[.DU25]=0);0;1)))">
            <text:p/>
          </table:table-cell>
          <table:table-cell table:style-name="ce47" table:formula="of:=IF([.DV$3]=&quot;&quot;;&quot;&quot;;(IF(OR([.DV25]=&quot;&quot;;[.DV25]=0);0;1)))">
            <text:p/>
          </table:table-cell>
          <table:table-cell table:style-name="ce47" table:formula="of:=IF([.DW$3]=&quot;&quot;;&quot;&quot;;(IF(OR([.DW25]=&quot;&quot;;[.DW25]=0);0;1)))">
            <text:p/>
          </table:table-cell>
          <table:table-cell table:style-name="ce47" table:formula="of:=IF([.DX$3]=&quot;&quot;;&quot;&quot;;(IF(OR([.DX25]=&quot;&quot;;[.DX25]=0);0;1)))">
            <text:p/>
          </table:table-cell>
          <table:table-cell table:style-name="ce47" table:formula="of:=IF([.DY$3]=&quot;&quot;;&quot;&quot;;(IF(OR([.DY25]=&quot;&quot;;[.DY25]=0);0;1)))">
            <text:p/>
          </table:table-cell>
          <table:table-cell table:style-name="ce47" table:formula="of:=IF([.DZ$3]=&quot;&quot;;&quot;&quot;;(IF(OR([.DZ25]=&quot;&quot;;[.DZ25]=0);0;1)))">
            <text:p/>
          </table:table-cell>
          <table:table-cell table:style-name="ce47" table:formula="of:=IF([.EA$3]=&quot;&quot;;&quot;&quot;;(IF(OR([.EA25]=&quot;&quot;;[.EA25]=0);0;1)))">
            <text:p/>
          </table:table-cell>
          <table:table-cell table:style-name="ce47" table:formula="of:=IF([.EB$3]=&quot;&quot;;&quot;&quot;;(IF(OR([.EB25]=&quot;&quot;;[.EB25]=0);0;1)))">
            <text:p/>
          </table:table-cell>
          <table:table-cell table:style-name="ce47" table:formula="of:=IF([.EC$3]=&quot;&quot;;&quot;&quot;;(IF(OR([.EC25]=&quot;&quot;;[.EC25]=0);0;1)))">
            <text:p/>
          </table:table-cell>
          <table:table-cell table:style-name="ce47" table:formula="of:=IF([.ED$3]=&quot;&quot;;&quot;&quot;;(IF(OR([.ED25]=&quot;&quot;;[.ED25]=0);0;1)))">
            <text:p/>
          </table:table-cell>
          <table:table-cell table:style-name="ce47" table:formula="of:=IF([.EE$3]=&quot;&quot;;&quot;&quot;;(IF(OR([.EE25]=&quot;&quot;;[.EE25]=0);0;1)))">
            <text:p/>
          </table:table-cell>
          <table:table-cell table:style-name="ce47" table:formula="of:=IF([.EF$3]=&quot;&quot;;&quot;&quot;;(IF(OR([.EF25]=&quot;&quot;;[.EF25]=0);0;1)))">
            <text:p/>
          </table:table-cell>
          <table:table-cell table:style-name="ce47" table:formula="of:=IF([.EG$3]=&quot;&quot;;&quot;&quot;;(IF(OR([.EG25]=&quot;&quot;;[.EG25]=0);0;1)))">
            <text:p/>
          </table:table-cell>
          <table:table-cell table:style-name="ce47" table:formula="of:=IF([.EH$3]=&quot;&quot;;&quot;&quot;;(IF(OR([.EH25]=&quot;&quot;;[.EH25]=0);0;1)))">
            <text:p/>
          </table:table-cell>
          <table:table-cell table:style-name="ce47" table:formula="of:=IF([.EI$3]=&quot;&quot;;&quot;&quot;;(IF(OR([.EI25]=&quot;&quot;;[.EI25]=0);0;1)))">
            <text:p/>
          </table:table-cell>
          <table:table-cell table:style-name="ce47" table:formula="of:=IF([.EJ$3]=&quot;&quot;;&quot;&quot;;(IF(OR([.EJ25]=&quot;&quot;;[.EJ25]=0);0;1)))">
            <text:p/>
          </table:table-cell>
          <table:table-cell table:style-name="ce47" table:formula="of:=IF([.EK$3]=&quot;&quot;;&quot;&quot;;(IF(OR([.EK25]=&quot;&quot;;[.EK25]=0);0;1)))">
            <text:p/>
          </table:table-cell>
          <table:table-cell table:style-name="ce47" table:formula="of:=IF([.EL$3]=&quot;&quot;;&quot;&quot;;(IF(OR([.EL25]=&quot;&quot;;[.EL25]=0);0;1)))">
            <text:p/>
          </table:table-cell>
          <table:table-cell table:style-name="ce47" table:formula="of:=IF([.EM$3]=&quot;&quot;;&quot;&quot;;(IF(OR([.EM25]=&quot;&quot;;[.EM25]=0);0;1)))">
            <text:p/>
          </table:table-cell>
          <table:table-cell table:style-name="ce47" table:formula="of:=IF([.EN$3]=&quot;&quot;;&quot;&quot;;(IF(OR([.EN25]=&quot;&quot;;[.EN25]=0);0;1)))">
            <text:p/>
          </table:table-cell>
          <table:table-cell table:style-name="ce47" table:formula="of:=IF([.EO$3]=&quot;&quot;;&quot;&quot;;(IF(OR([.EO25]=&quot;&quot;;[.EO25]=0);0;1)))">
            <text:p/>
          </table:table-cell>
          <table:table-cell table:style-name="ce47" table:formula="of:=IF([.EP$3]=&quot;&quot;;&quot;&quot;;(IF(OR([.EP25]=&quot;&quot;;[.EP25]=0);0;1)))">
            <text:p/>
          </table:table-cell>
          <table:table-cell table:style-name="ce47" table:formula="of:=IF([.EQ$3]=&quot;&quot;;&quot;&quot;;(IF(OR([.EQ25]=&quot;&quot;;[.EQ25]=0);0;1)))">
            <text:p/>
          </table:table-cell>
          <table:table-cell table:style-name="ce47" table:formula="of:=IF([.ER$3]=&quot;&quot;;&quot;&quot;;(IF(OR([.ER25]=&quot;&quot;;[.ER25]=0);0;1)))">
            <text:p/>
          </table:table-cell>
          <table:table-cell table:style-name="ce47" table:formula="of:=IF([.ES$3]=&quot;&quot;;&quot;&quot;;(IF(OR([.ES25]=&quot;&quot;;[.ES25]=0);0;1)))">
            <text:p/>
          </table:table-cell>
          <table:table-cell table:style-name="ce47" table:formula="of:=IF([.ET$3]=&quot;&quot;;&quot;&quot;;(IF(OR([.ET25]=&quot;&quot;;[.ET25]=0);0;1)))">
            <text:p/>
          </table:table-cell>
          <table:table-cell table:style-name="ce47" table:formula="of:=IF([.EU$3]=&quot;&quot;;&quot;&quot;;(IF(OR([.EU25]=&quot;&quot;;[.EU25]=0);0;1)))">
            <text:p/>
          </table:table-cell>
          <table:table-cell table:style-name="ce47" table:formula="of:=IF([.EV$3]=&quot;&quot;;&quot;&quot;;(IF(OR([.EV25]=&quot;&quot;;[.EV25]=0);0;1)))">
            <text:p/>
          </table:table-cell>
          <table:table-cell table:style-name="ce47" table:formula="of:=IF([.EW$3]=&quot;&quot;;&quot;&quot;;(IF(OR([.EW25]=&quot;&quot;;[.EW25]=0);0;1)))">
            <text:p/>
          </table:table-cell>
          <table:table-cell table:style-name="ce47" table:formula="of:=IF([.EX$3]=&quot;&quot;;&quot;&quot;;(IF(OR([.EX25]=&quot;&quot;;[.EX25]=0);0;1)))">
            <text:p/>
          </table:table-cell>
          <table:table-cell table:style-name="ce47" table:formula="of:=IF([.EY$3]=&quot;&quot;;&quot;&quot;;(IF(OR([.EY25]=&quot;&quot;;[.EY25]=0);0;1)))">
            <text:p/>
          </table:table-cell>
          <table:table-cell table:style-name="ce47" table:formula="of:=IF([.EZ$3]=&quot;&quot;;&quot;&quot;;(IF(OR([.EZ25]=&quot;&quot;;[.EZ25]=0);0;1)))">
            <text:p/>
          </table:table-cell>
          <table:table-cell table:style-name="ce47" table:formula="of:=IF([.FA$3]=&quot;&quot;;&quot;&quot;;(IF(OR([.FA25]=&quot;&quot;;[.FA25]=0);0;1)))">
            <text:p/>
          </table:table-cell>
          <table:table-cell table:style-name="ce47" table:formula="of:=IF([.FB$3]=&quot;&quot;;&quot;&quot;;(IF(OR([.FB25]=&quot;&quot;;[.FB25]=0);0;1)))">
            <text:p/>
          </table:table-cell>
          <table:table-cell table:style-name="ce47" table:formula="of:=IF([.FC$3]=&quot;&quot;;&quot;&quot;;(IF(OR([.FC25]=&quot;&quot;;[.FC25]=0);0;1)))">
            <text:p/>
          </table:table-cell>
          <table:table-cell table:style-name="ce47" table:formula="of:=IF([.FD$3]=&quot;&quot;;&quot;&quot;;(IF(OR([.FD25]=&quot;&quot;;[.FD25]=0);0;1)))">
            <text:p/>
          </table:table-cell>
          <table:table-cell table:style-name="ce47" table:formula="of:=IF([.FE$3]=&quot;&quot;;&quot;&quot;;(IF(OR([.FE25]=&quot;&quot;;[.FE25]=0);0;1)))">
            <text:p/>
          </table:table-cell>
          <table:table-cell table:style-name="ce47" table:formula="of:=IF([.FF$3]=&quot;&quot;;&quot;&quot;;(IF(OR([.FF25]=&quot;&quot;;[.FF25]=0);0;1)))">
            <text:p/>
          </table:table-cell>
          <table:table-cell table:style-name="ce47" table:formula="of:=IF([.FG$3]=&quot;&quot;;&quot;&quot;;(IF(OR([.FG25]=&quot;&quot;;[.FG25]=0);0;1)))">
            <text:p/>
          </table:table-cell>
          <table:table-cell table:style-name="ce47" table:formula="of:=IF([.FH$3]=&quot;&quot;;&quot;&quot;;(IF(OR([.FH25]=&quot;&quot;;[.FH25]=0);0;1)))">
            <text:p/>
          </table:table-cell>
          <table:table-cell table:style-name="ce47" table:formula="of:=IF([.FI$3]=&quot;&quot;;&quot;&quot;;(IF(OR([.FI25]=&quot;&quot;;[.FI25]=0);0;1)))">
            <text:p/>
          </table:table-cell>
          <table:table-cell table:style-name="ce47" table:formula="of:=IF([.FJ$3]=&quot;&quot;;&quot;&quot;;(IF(OR([.FJ25]=&quot;&quot;;[.FJ25]=0);0;1)))">
            <text:p/>
          </table:table-cell>
          <table:table-cell table:style-name="ce47" table:formula="of:=IF([.FK$3]=&quot;&quot;;&quot;&quot;;(IF(OR([.FK25]=&quot;&quot;;[.FK25]=0);0;1)))">
            <text:p/>
          </table:table-cell>
          <table:table-cell table:style-name="ce47" table:formula="of:=IF([.FL$3]=&quot;&quot;;&quot;&quot;;(IF(OR([.FL25]=&quot;&quot;;[.FL25]=0);0;1)))">
            <text:p/>
          </table:table-cell>
          <table:table-cell table:style-name="ce47" table:formula="of:=IF([.FM$3]=&quot;&quot;;&quot;&quot;;(IF(OR([.FM25]=&quot;&quot;;[.FM25]=0);0;1)))">
            <text:p/>
          </table:table-cell>
          <table:table-cell table:style-name="ce47" table:formula="of:=IF([.FN$3]=&quot;&quot;;&quot;&quot;;(IF(OR([.FN25]=&quot;&quot;;[.FN25]=0);0;1)))">
            <text:p/>
          </table:table-cell>
          <table:table-cell table:style-name="ce47" table:formula="of:=IF([.FO$3]=&quot;&quot;;&quot;&quot;;(IF(OR([.FO25]=&quot;&quot;;[.FO25]=0);0;1)))">
            <text:p/>
          </table:table-cell>
          <table:table-cell table:style-name="ce47" table:formula="of:=IF([.FP$3]=&quot;&quot;;&quot;&quot;;(IF(OR([.FP25]=&quot;&quot;;[.FP25]=0);0;1)))">
            <text:p/>
          </table:table-cell>
          <table:table-cell table:style-name="ce47" table:formula="of:=IF([.FQ$3]=&quot;&quot;;&quot;&quot;;(IF(OR([.FQ25]=&quot;&quot;;[.FQ25]=0);0;1)))">
            <text:p/>
          </table:table-cell>
          <table:table-cell table:style-name="ce47" table:formula="of:=IF([.FR$3]=&quot;&quot;;&quot;&quot;;(IF(OR([.FR25]=&quot;&quot;;[.FR25]=0);0;1)))">
            <text:p/>
          </table:table-cell>
          <table:table-cell table:style-name="ce47" table:formula="of:=IF([.FS$3]=&quot;&quot;;&quot;&quot;;(IF(OR([.FS25]=&quot;&quot;;[.FS25]=0);0;1)))">
            <text:p/>
          </table:table-cell>
          <table:table-cell table:style-name="ce47" table:formula="of:=IF([.FT$3]=&quot;&quot;;&quot;&quot;;(IF(OR([.FT25]=&quot;&quot;;[.FT25]=0);0;1)))">
            <text:p/>
          </table:table-cell>
          <table:table-cell table:style-name="ce47" table:formula="of:=IF([.FU$3]=&quot;&quot;;&quot;&quot;;(IF(OR([.FU25]=&quot;&quot;;[.FU25]=0);0;1)))">
            <text:p/>
          </table:table-cell>
          <table:table-cell table:style-name="ce47" table:formula="of:=IF([.FV$3]=&quot;&quot;;&quot;&quot;;(IF(OR([.FV25]=&quot;&quot;;[.FV25]=0);0;1)))">
            <text:p/>
          </table:table-cell>
          <table:table-cell table:style-name="ce47" table:formula="of:=IF([.FW$3]=&quot;&quot;;&quot;&quot;;(IF(OR([.FW25]=&quot;&quot;;[.FW25]=0);0;1)))">
            <text:p/>
          </table:table-cell>
          <table:table-cell table:style-name="ce47" table:formula="of:=IF([.FX$3]=&quot;&quot;;&quot;&quot;;(IF(OR([.FX25]=&quot;&quot;;[.FX25]=0);0;1)))">
            <text:p/>
          </table:table-cell>
          <table:table-cell table:style-name="ce47" table:formula="of:=IF([.FY$3]=&quot;&quot;;&quot;&quot;;(IF(OR([.FY25]=&quot;&quot;;[.FY25]=0);0;1)))">
            <text:p/>
          </table:table-cell>
          <table:table-cell table:style-name="ce47" table:formula="of:=IF([.FZ$3]=&quot;&quot;;&quot;&quot;;(IF(OR([.FZ25]=&quot;&quot;;[.FZ25]=0);0;1)))">
            <text:p/>
          </table:table-cell>
          <table:table-cell table:style-name="ce47" table:formula="of:=IF([.GA$3]=&quot;&quot;;&quot;&quot;;(IF(OR([.GA25]=&quot;&quot;;[.GA25]=0);0;1)))">
            <text:p/>
          </table:table-cell>
          <table:table-cell table:style-name="ce47" table:formula="of:=IF([.GB$3]=&quot;&quot;;&quot;&quot;;(IF(OR([.GB25]=&quot;&quot;;[.GB25]=0);0;1)))">
            <text:p/>
          </table:table-cell>
          <table:table-cell table:style-name="ce47" table:formula="of:=IF([.GC$3]=&quot;&quot;;&quot;&quot;;(IF(OR([.GC25]=&quot;&quot;;[.GC25]=0);0;1)))">
            <text:p/>
          </table:table-cell>
          <table:table-cell table:style-name="ce47" table:formula="of:=IF([.GD$3]=&quot;&quot;;&quot;&quot;;(IF(OR([.GD25]=&quot;&quot;;[.GD25]=0);0;1)))">
            <text:p/>
          </table:table-cell>
          <table:table-cell table:style-name="ce47" table:formula="of:=IF([.GE$3]=&quot;&quot;;&quot;&quot;;(IF(OR([.GE25]=&quot;&quot;;[.GE25]=0);0;1)))">
            <text:p/>
          </table:table-cell>
          <table:table-cell table:style-name="ce47" table:formula="of:=IF([.GF$3]=&quot;&quot;;&quot;&quot;;(IF(OR([.GF25]=&quot;&quot;;[.GF25]=0);0;1)))">
            <text:p/>
          </table:table-cell>
          <table:table-cell table:style-name="ce47" table:formula="of:=IF([.GG$3]=&quot;&quot;;&quot;&quot;;(IF(OR([.GG25]=&quot;&quot;;[.GG25]=0);0;1)))">
            <text:p/>
          </table:table-cell>
          <table:table-cell table:style-name="ce47" table:formula="of:=IF([.GH$3]=&quot;&quot;;&quot;&quot;;(IF(OR([.GH25]=&quot;&quot;;[.GH25]=0);0;1)))">
            <text:p/>
          </table:table-cell>
          <table:table-cell table:style-name="ce47" table:formula="of:=IF([.GI$3]=&quot;&quot;;&quot;&quot;;(IF(OR([.GI25]=&quot;&quot;;[.GI25]=0);0;1)))">
            <text:p/>
          </table:table-cell>
          <table:table-cell table:style-name="ce47" table:formula="of:=IF([.GJ$3]=&quot;&quot;;&quot;&quot;;(IF(OR([.GJ25]=&quot;&quot;;[.GJ25]=0);0;1)))">
            <text:p/>
          </table:table-cell>
          <table:table-cell table:style-name="ce47" table:formula="of:=IF([.GK$3]=&quot;&quot;;&quot;&quot;;(IF(OR([.GK25]=&quot;&quot;;[.GK25]=0);0;1)))">
            <text:p/>
          </table:table-cell>
          <table:table-cell table:style-name="ce47" table:formula="of:=IF([.GL$3]=&quot;&quot;;&quot;&quot;;(IF(OR([.GL25]=&quot;&quot;;[.GL25]=0);0;1)))">
            <text:p/>
          </table:table-cell>
          <table:table-cell table:style-name="ce47" table:formula="of:=IF([.GM$3]=&quot;&quot;;&quot;&quot;;(IF(OR([.GM25]=&quot;&quot;;[.GM25]=0);0;1)))">
            <text:p/>
          </table:table-cell>
          <table:table-cell table:style-name="ce47" table:formula="of:=IF([.GN$3]=&quot;&quot;;&quot;&quot;;(IF(OR([.GN25]=&quot;&quot;;[.GN25]=0);0;1)))">
            <text:p/>
          </table:table-cell>
          <table:table-cell table:style-name="ce47" table:formula="of:=IF([.GO$3]=&quot;&quot;;&quot;&quot;;(IF(OR([.GO25]=&quot;&quot;;[.GO25]=0);0;1)))">
            <text:p/>
          </table:table-cell>
          <table:table-cell table:style-name="ce47" table:formula="of:=IF([.GP$3]=&quot;&quot;;&quot;&quot;;(IF(OR([.GP25]=&quot;&quot;;[.GP25]=0);0;1)))">
            <text:p/>
          </table:table-cell>
          <table:table-cell table:style-name="ce47" table:formula="of:=IF([.GQ$3]=&quot;&quot;;&quot;&quot;;(IF(OR([.GQ25]=&quot;&quot;;[.GQ25]=0);0;1)))">
            <text:p/>
          </table:table-cell>
          <table:table-cell table:style-name="ce47" table:formula="of:=IF([.GR$3]=&quot;&quot;;&quot;&quot;;(IF(OR([.GR25]=&quot;&quot;;[.GR25]=0);0;1)))">
            <text:p/>
          </table:table-cell>
          <table:table-cell table:style-name="ce47" table:formula="of:=IF([.GS$3]=&quot;&quot;;&quot;&quot;;(IF(OR([.GS25]=&quot;&quot;;[.GS25]=0);0;1)))">
            <text:p/>
          </table:table-cell>
          <table:table-cell table:style-name="ce47" table:formula="of:=IF([.GT$3]=&quot;&quot;;&quot;&quot;;(IF(OR([.GT25]=&quot;&quot;;[.GT25]=0);0;1)))">
            <text:p/>
          </table:table-cell>
          <table:table-cell table:style-name="ce47" table:formula="of:=IF([.GU$3]=&quot;&quot;;&quot;&quot;;(IF(OR([.GU25]=&quot;&quot;;[.GU25]=0);0;1)))">
            <text:p/>
          </table:table-cell>
          <table:table-cell table:style-name="ce47" table:formula="of:=IF([.GV$3]=&quot;&quot;;&quot;&quot;;(IF(OR([.GV25]=&quot;&quot;;[.GV25]=0);0;1)))">
            <text:p/>
          </table:table-cell>
          <table:table-cell table:style-name="ce47" table:formula="of:=IF([.GW$3]=&quot;&quot;;&quot;&quot;;(IF(OR([.GW25]=&quot;&quot;;[.GW25]=0);0;1)))">
            <text:p/>
          </table:table-cell>
          <table:table-cell table:style-name="ce47" table:formula="of:=IF([.GX$3]=&quot;&quot;;&quot;&quot;;(IF(OR([.GX25]=&quot;&quot;;[.GX25]=0);0;1)))">
            <text:p/>
          </table:table-cell>
          <table:table-cell table:style-name="ce47" table:formula="of:=IF([.GY$3]=&quot;&quot;;&quot;&quot;;(IF(OR([.GY25]=&quot;&quot;;[.GY25]=0);0;1)))">
            <text:p/>
          </table:table-cell>
          <table:table-cell table:style-name="ce47" table:formula="of:=IF([.GZ$3]=&quot;&quot;;&quot;&quot;;(IF(OR([.GZ25]=&quot;&quot;;[.GZ25]=0);0;1)))">
            <text:p/>
          </table:table-cell>
          <table:table-cell table:style-name="ce47" table:formula="of:=IF([.HA$3]=&quot;&quot;;&quot;&quot;;(IF(OR([.HA25]=&quot;&quot;;[.HA25]=0);0;1)))">
            <text:p/>
          </table:table-cell>
          <table:table-cell table:style-name="ce47" table:formula="of:=IF([.HB$3]=&quot;&quot;;&quot;&quot;;(IF(OR([.HB25]=&quot;&quot;;[.HB25]=0);0;1)))">
            <text:p/>
          </table:table-cell>
          <table:table-cell table:style-name="ce47" table:formula="of:=IF([.HC$3]=&quot;&quot;;&quot;&quot;;(IF(OR([.HC25]=&quot;&quot;;[.HC25]=0);0;1)))">
            <text:p/>
          </table:table-cell>
          <table:table-cell table:style-name="ce47" table:formula="of:=IF([.HD$3]=&quot;&quot;;&quot;&quot;;(IF(OR([.HD25]=&quot;&quot;;[.HD25]=0);0;1)))">
            <text:p/>
          </table:table-cell>
          <table:table-cell table:style-name="ce47" table:formula="of:=IF([.HE$3]=&quot;&quot;;&quot;&quot;;(IF(OR([.HE25]=&quot;&quot;;[.HE25]=0);0;1)))">
            <text:p/>
          </table:table-cell>
          <table:table-cell table:style-name="ce47" table:formula="of:=IF([.HF$3]=&quot;&quot;;&quot;&quot;;(IF(OR([.HF25]=&quot;&quot;;[.HF25]=0);0;1)))">
            <text:p/>
          </table:table-cell>
          <table:table-cell table:style-name="ce47" table:formula="of:=IF([.HG$3]=&quot;&quot;;&quot;&quot;;(IF(OR([.HG25]=&quot;&quot;;[.HG25]=0);0;1)))">
            <text:p/>
          </table:table-cell>
          <table:table-cell table:style-name="ce47" table:formula="of:=IF([.HH$3]=&quot;&quot;;&quot;&quot;;(IF(OR([.HH25]=&quot;&quot;;[.HH25]=0);0;1)))">
            <text:p/>
          </table:table-cell>
          <table:table-cell table:style-name="ce47" table:formula="of:=IF([.HI$3]=&quot;&quot;;&quot;&quot;;(IF(OR([.HI25]=&quot;&quot;;[.HI25]=0);0;1)))">
            <text:p/>
          </table:table-cell>
          <table:table-cell table:style-name="ce47" table:formula="of:=IF([.HJ$3]=&quot;&quot;;&quot;&quot;;(IF(OR([.HJ25]=&quot;&quot;;[.HJ25]=0);0;1)))">
            <text:p/>
          </table:table-cell>
          <table:table-cell table:style-name="ce47" table:formula="of:=IF([.HK$3]=&quot;&quot;;&quot;&quot;;(IF(OR([.HK25]=&quot;&quot;;[.HK25]=0);0;1)))">
            <text:p/>
          </table:table-cell>
          <table:table-cell table:style-name="ce47" table:formula="of:=IF([.HL$3]=&quot;&quot;;&quot;&quot;;(IF(OR([.HL25]=&quot;&quot;;[.HL25]=0);0;1)))">
            <text:p/>
          </table:table-cell>
          <table:table-cell table:style-name="ce47" table:formula="of:=IF([.HM$3]=&quot;&quot;;&quot;&quot;;(IF(OR([.HM25]=&quot;&quot;;[.HM25]=0);0;1)))">
            <text:p/>
          </table:table-cell>
          <table:table-cell table:style-name="ce47" table:formula="of:=IF([.HN$3]=&quot;&quot;;&quot;&quot;;(IF(OR([.HN25]=&quot;&quot;;[.HN25]=0);0;1)))">
            <text:p/>
          </table:table-cell>
          <table:table-cell table:style-name="ce47" table:formula="of:=IF([.HO$3]=&quot;&quot;;&quot;&quot;;(IF(OR([.HO25]=&quot;&quot;;[.HO25]=0);0;1)))">
            <text:p/>
          </table:table-cell>
          <table:table-cell table:style-name="ce47" table:formula="of:=IF([.HP$3]=&quot;&quot;;&quot;&quot;;(IF(OR([.HP25]=&quot;&quot;;[.HP25]=0);0;1)))">
            <text:p/>
          </table:table-cell>
          <table:table-cell table:style-name="ce47" table:formula="of:=IF([.HQ$3]=&quot;&quot;;&quot;&quot;;(IF(OR([.HQ25]=&quot;&quot;;[.HQ25]=0);0;1)))">
            <text:p/>
          </table:table-cell>
          <table:table-cell table:style-name="ce47" table:formula="of:=IF([.HR$3]=&quot;&quot;;&quot;&quot;;(IF(OR([.HR25]=&quot;&quot;;[.HR25]=0);0;1)))">
            <text:p/>
          </table:table-cell>
          <table:table-cell table:style-name="ce47" table:formula="of:=IF([.HS$3]=&quot;&quot;;&quot;&quot;;(IF(OR([.HS25]=&quot;&quot;;[.HS25]=0);0;1)))">
            <text:p/>
          </table:table-cell>
          <table:table-cell table:style-name="ce47" table:formula="of:=IF([.HT$3]=&quot;&quot;;&quot;&quot;;(IF(OR([.HT25]=&quot;&quot;;[.HT25]=0);0;1)))">
            <text:p/>
          </table:table-cell>
          <table:table-cell table:style-name="ce47" table:formula="of:=IF([.HU$3]=&quot;&quot;;&quot;&quot;;(IF(OR([.HU25]=&quot;&quot;;[.HU25]=0);0;1)))">
            <text:p/>
          </table:table-cell>
          <table:table-cell table:style-name="ce47" table:formula="of:=IF([.HV$3]=&quot;&quot;;&quot;&quot;;(IF(OR([.HV25]=&quot;&quot;;[.HV25]=0);0;1)))">
            <text:p/>
          </table:table-cell>
          <table:table-cell table:style-name="ce47" table:formula="of:=IF([.HW$3]=&quot;&quot;;&quot;&quot;;(IF(OR([.HW25]=&quot;&quot;;[.HW25]=0);0;1)))">
            <text:p/>
          </table:table-cell>
          <table:table-cell table:style-name="ce47" table:formula="of:=IF([.HX$3]=&quot;&quot;;&quot;&quot;;(IF(OR([.HX25]=&quot;&quot;;[.HX25]=0);0;1)))">
            <text:p/>
          </table:table-cell>
          <table:table-cell table:style-name="ce47" table:formula="of:=IF([.HY$3]=&quot;&quot;;&quot;&quot;;(IF(OR([.HY25]=&quot;&quot;;[.HY25]=0);0;1)))">
            <text:p/>
          </table:table-cell>
          <table:table-cell table:style-name="ce47" table:formula="of:=IF([.HZ$3]=&quot;&quot;;&quot;&quot;;(IF(OR([.HZ25]=&quot;&quot;;[.HZ25]=0);0;1)))">
            <text:p/>
          </table:table-cell>
          <table:table-cell table:style-name="ce47" table:formula="of:=IF([.IA$3]=&quot;&quot;;&quot;&quot;;(IF(OR([.IA25]=&quot;&quot;;[.IA25]=0);0;1)))">
            <text:p/>
          </table:table-cell>
          <table:table-cell table:style-name="ce47" table:formula="of:=IF([.IB$3]=&quot;&quot;;&quot;&quot;;(IF(OR([.IB25]=&quot;&quot;;[.IB25]=0);0;1)))">
            <text:p/>
          </table:table-cell>
          <table:table-cell table:style-name="ce47" table:formula="of:=IF([.IC$3]=&quot;&quot;;&quot;&quot;;(IF(OR([.IC25]=&quot;&quot;;[.IC25]=0);0;1)))">
            <text:p/>
          </table:table-cell>
          <table:table-cell table:style-name="ce47" table:formula="of:=IF([.ID$3]=&quot;&quot;;&quot;&quot;;(IF(OR([.ID25]=&quot;&quot;;[.ID25]=0);0;1)))">
            <text:p/>
          </table:table-cell>
          <table:table-cell table:style-name="ce47" table:formula="of:=IF([.IE$3]=&quot;&quot;;&quot;&quot;;(IF(OR([.IE25]=&quot;&quot;;[.IE25]=0);0;1)))">
            <text:p/>
          </table:table-cell>
          <table:table-cell table:style-name="ce47" table:formula="of:=IF([.IF$3]=&quot;&quot;;&quot;&quot;;(IF(OR([.IF25]=&quot;&quot;;[.IF25]=0);0;1)))">
            <text:p/>
          </table:table-cell>
          <table:table-cell table:style-name="ce47" table:formula="of:=IF([.IG$3]=&quot;&quot;;&quot;&quot;;(IF(OR([.IG25]=&quot;&quot;;[.IG25]=0);0;1)))">
            <text:p/>
          </table:table-cell>
          <table:table-cell table:style-name="ce47" table:formula="of:=IF([.IH$3]=&quot;&quot;;&quot;&quot;;(IF(OR([.IH25]=&quot;&quot;;[.IH25]=0);0;1)))">
            <text:p/>
          </table:table-cell>
          <table:table-cell table:style-name="ce47" table:formula="of:=IF([.II$3]=&quot;&quot;;&quot;&quot;;(IF(OR([.II25]=&quot;&quot;;[.II25]=0);0;1)))">
            <text:p/>
          </table:table-cell>
          <table:table-cell table:style-name="ce47" table:formula="of:=IF([.IJ$3]=&quot;&quot;;&quot;&quot;;(IF(OR([.IJ25]=&quot;&quot;;[.IJ25]=0);0;1)))">
            <text:p/>
          </table:table-cell>
          <table:table-cell table:style-name="ce47" table:formula="of:=IF([.IK$3]=&quot;&quot;;&quot;&quot;;(IF(OR([.IK25]=&quot;&quot;;[.IK25]=0);0;1)))">
            <text:p/>
          </table:table-cell>
          <table:table-cell table:style-name="ce47" table:formula="of:=IF([.IL$3]=&quot;&quot;;&quot;&quot;;(IF(OR([.IL25]=&quot;&quot;;[.IL25]=0);0;1)))">
            <text:p/>
          </table:table-cell>
          <table:table-cell table:style-name="ce47" table:formula="of:=IF([.IM$3]=&quot;&quot;;&quot;&quot;;(IF(OR([.IM25]=&quot;&quot;;[.IM25]=0);0;1)))">
            <text:p/>
          </table:table-cell>
          <table:table-cell table:style-name="ce47" table:formula="of:=IF([.IN$3]=&quot;&quot;;&quot;&quot;;(IF(OR([.IN25]=&quot;&quot;;[.IN25]=0);0;1)))">
            <text:p/>
          </table:table-cell>
          <table:table-cell table:style-name="ce47" table:formula="of:=IF([.IO$3]=&quot;&quot;;&quot;&quot;;(IF(OR([.IO25]=&quot;&quot;;[.IO25]=0);0;1)))">
            <text:p/>
          </table:table-cell>
          <table:table-cell table:style-name="ce47" table:formula="of:=IF([.IP$3]=&quot;&quot;;&quot;&quot;;(IF(OR([.IP25]=&quot;&quot;;[.IP25]=0);0;1)))">
            <text:p/>
          </table:table-cell>
          <table:table-cell table:style-name="ce47" table:formula="of:=IF([.IQ$3]=&quot;&quot;;&quot;&quot;;(IF(OR([.IQ25]=&quot;&quot;;[.IQ25]=0);0;1)))">
            <text:p/>
          </table:table-cell>
          <table:table-cell table:style-name="ce47" table:formula="of:=IF([.IR$3]=&quot;&quot;;&quot;&quot;;(IF(OR([.IR25]=&quot;&quot;;[.IR25]=0);0;1)))">
            <text:p/>
          </table:table-cell>
          <table:table-cell table:style-name="ce47" table:formula="of:=IF([.IS$3]=&quot;&quot;;&quot;&quot;;(IF(OR([.IS25]=&quot;&quot;;[.IS25]=0);0;1)))">
            <text:p/>
          </table:table-cell>
          <table:table-cell table:style-name="ce47" table:formula="of:=IF([.IT$3]=&quot;&quot;;&quot;&quot;;(IF(OR([.IT25]=&quot;&quot;;[.IT25]=0);0;1)))">
            <text:p/>
          </table:table-cell>
          <table:table-cell table:style-name="ce47" table:formula="of:=IF([.IU$3]=&quot;&quot;;&quot;&quot;;(IF(OR([.IU25]=&quot;&quot;;[.IU25]=0);0;1)))">
            <text:p/>
          </table:table-cell>
          <table:table-cell table:style-name="ce47" table:formula="of:=IF([.IV$3]=&quot;&quot;;&quot;&quot;;(IF(OR([.IV25]=&quot;&quot;;[.IV25]=0);0;1)))">
            <text:p/>
          </table:table-cell>
          <table:table-cell table:style-name="ce47" table:formula="of:=IF([.IW$3]=&quot;&quot;;&quot;&quot;;(IF(OR([.IW25]=&quot;&quot;;[.IW25]=0);0;1)))">
            <text:p/>
          </table:table-cell>
          <table:table-cell table:style-name="ce47" table:formula="of:=IF([.IX$3]=&quot;&quot;;&quot;&quot;;(IF(OR([.IX25]=&quot;&quot;;[.IX25]=0);0;1)))">
            <text:p/>
          </table:table-cell>
          <table:table-cell table:style-name="ce47" table:formula="of:=IF([.IY$3]=&quot;&quot;;&quot;&quot;;(IF(OR([.IY25]=&quot;&quot;;[.IY25]=0);0;1)))">
            <text:p/>
          </table:table-cell>
          <table:table-cell table:style-name="ce47" table:formula="of:=IF([.IZ$3]=&quot;&quot;;&quot;&quot;;(IF(OR([.IZ25]=&quot;&quot;;[.IZ25]=0);0;1)))">
            <text:p/>
          </table:table-cell>
          <table:table-cell table:style-name="ce47" table:formula="of:=IF([.JA$3]=&quot;&quot;;&quot;&quot;;(IF(OR([.JA25]=&quot;&quot;;[.JA25]=0);0;1)))">
            <text:p/>
          </table:table-cell>
          <table:table-cell table:style-name="ce47" table:formula="of:=IF([.JB$3]=&quot;&quot;;&quot;&quot;;(IF(OR([.JB25]=&quot;&quot;;[.JB25]=0);0;1)))">
            <text:p/>
          </table:table-cell>
          <table:table-cell table:style-name="ce47" table:formula="of:=IF([.JC$3]=&quot;&quot;;&quot;&quot;;(IF(OR([.JC25]=&quot;&quot;;[.JC25]=0);0;1)))">
            <text:p/>
          </table:table-cell>
          <table:table-cell table:style-name="ce47" table:formula="of:=IF([.JD$3]=&quot;&quot;;&quot;&quot;;(IF(OR([.JD25]=&quot;&quot;;[.JD25]=0);0;1)))">
            <text:p/>
          </table:table-cell>
          <table:table-cell table:style-name="ce47" table:formula="of:=IF([.JE$3]=&quot;&quot;;&quot;&quot;;(IF(OR([.JE25]=&quot;&quot;;[.JE25]=0);0;1)))">
            <text:p/>
          </table:table-cell>
          <table:table-cell table:style-name="ce47" table:formula="of:=IF([.JF$3]=&quot;&quot;;&quot;&quot;;(IF(OR([.JF25]=&quot;&quot;;[.JF25]=0);0;1)))">
            <text:p/>
          </table:table-cell>
          <table:table-cell table:style-name="ce47" table:formula="of:=IF([.JG$3]=&quot;&quot;;&quot;&quot;;(IF(OR([.JG25]=&quot;&quot;;[.JG25]=0);0;1)))">
            <text:p/>
          </table:table-cell>
          <table:table-cell table:style-name="ce47" table:formula="of:=IF([.JH$3]=&quot;&quot;;&quot;&quot;;(IF(OR([.JH25]=&quot;&quot;;[.JH25]=0);0;1)))">
            <text:p/>
          </table:table-cell>
          <table:table-cell table:style-name="ce47" table:formula="of:=IF([.JI$3]=&quot;&quot;;&quot;&quot;;(IF(OR([.JI25]=&quot;&quot;;[.JI25]=0);0;1)))">
            <text:p/>
          </table:table-cell>
          <table:table-cell table:style-name="ce47" table:formula="of:=IF([.JJ$3]=&quot;&quot;;&quot;&quot;;(IF(OR([.JJ25]=&quot;&quot;;[.JJ25]=0);0;1)))">
            <text:p/>
          </table:table-cell>
          <table:table-cell table:style-name="ce47" table:formula="of:=IF([.JK$3]=&quot;&quot;;&quot;&quot;;(IF(OR([.JK25]=&quot;&quot;;[.JK25]=0);0;1)))">
            <text:p/>
          </table:table-cell>
          <table:table-cell table:style-name="ce47" table:formula="of:=IF([.JL$3]=&quot;&quot;;&quot;&quot;;(IF(OR([.JL25]=&quot;&quot;;[.JL25]=0);0;1)))">
            <text:p/>
          </table:table-cell>
          <table:table-cell table:style-name="ce47" table:formula="of:=IF([.JM$3]=&quot;&quot;;&quot;&quot;;(IF(OR([.JM25]=&quot;&quot;;[.JM25]=0);0;1)))">
            <text:p/>
          </table:table-cell>
          <table:table-cell table:style-name="ce47" table:formula="of:=IF([.JN$3]=&quot;&quot;;&quot;&quot;;(IF(OR([.JN25]=&quot;&quot;;[.JN25]=0);0;1)))">
            <text:p/>
          </table:table-cell>
          <table:table-cell table:style-name="ce47" table:formula="of:=IF([.JO$3]=&quot;&quot;;&quot;&quot;;(IF(OR([.JO25]=&quot;&quot;;[.JO25]=0);0;1)))">
            <text:p/>
          </table:table-cell>
          <table:table-cell table:style-name="ce47" table:formula="of:=IF([.JP$3]=&quot;&quot;;&quot;&quot;;(IF(OR([.JP25]=&quot;&quot;;[.JP25]=0);0;1)))">
            <text:p/>
          </table:table-cell>
          <table:table-cell table:style-name="ce47" table:formula="of:=IF([.JQ$3]=&quot;&quot;;&quot;&quot;;(IF(OR([.JQ25]=&quot;&quot;;[.JQ25]=0);0;1)))">
            <text:p/>
          </table:table-cell>
          <table:table-cell table:style-name="ce47" table:formula="of:=IF([.JR$3]=&quot;&quot;;&quot;&quot;;(IF(OR([.JR25]=&quot;&quot;;[.JR25]=0);0;1)))">
            <text:p/>
          </table:table-cell>
          <table:table-cell table:style-name="ce47" table:formula="of:=IF([.JS$3]=&quot;&quot;;&quot;&quot;;(IF(OR([.JS25]=&quot;&quot;;[.JS25]=0);0;1)))">
            <text:p/>
          </table:table-cell>
          <table:table-cell table:style-name="ce47" table:formula="of:=IF([.JT$3]=&quot;&quot;;&quot;&quot;;(IF(OR([.JT25]=&quot;&quot;;[.JT25]=0);0;1)))">
            <text:p/>
          </table:table-cell>
          <table:table-cell table:style-name="ce47" table:formula="of:=IF([.JU$3]=&quot;&quot;;&quot;&quot;;(IF(OR([.JU25]=&quot;&quot;;[.JU25]=0);0;1)))">
            <text:p/>
          </table:table-cell>
          <table:table-cell table:style-name="ce47" table:formula="of:=IF([.JV$3]=&quot;&quot;;&quot;&quot;;(IF(OR([.JV25]=&quot;&quot;;[.JV25]=0);0;1)))">
            <text:p/>
          </table:table-cell>
          <table:table-cell table:style-name="ce47" table:formula="of:=IF([.JW$3]=&quot;&quot;;&quot;&quot;;(IF(OR([.JW25]=&quot;&quot;;[.JW25]=0);0;1)))">
            <text:p/>
          </table:table-cell>
          <table:table-cell table:style-name="ce47" table:formula="of:=IF([.JX$3]=&quot;&quot;;&quot;&quot;;(IF(OR([.JX25]=&quot;&quot;;[.JX25]=0);0;1)))">
            <text:p/>
          </table:table-cell>
          <table:table-cell table:style-name="ce47" table:formula="of:=IF([.JY$3]=&quot;&quot;;&quot;&quot;;(IF(OR([.JY25]=&quot;&quot;;[.JY25]=0);0;1)))">
            <text:p/>
          </table:table-cell>
          <table:table-cell table:style-name="ce47" table:formula="of:=IF([.JZ$3]=&quot;&quot;;&quot;&quot;;(IF(OR([.JZ25]=&quot;&quot;;[.JZ25]=0);0;1)))">
            <text:p/>
          </table:table-cell>
          <table:table-cell table:style-name="ce47" table:formula="of:=IF([.KA$3]=&quot;&quot;;&quot;&quot;;(IF(OR([.KA25]=&quot;&quot;;[.KA25]=0);0;1)))">
            <text:p/>
          </table:table-cell>
          <table:table-cell table:style-name="ce47" table:formula="of:=IF([.KB$3]=&quot;&quot;;&quot;&quot;;(IF(OR([.KB25]=&quot;&quot;;[.KB25]=0);0;1)))">
            <text:p/>
          </table:table-cell>
          <table:table-cell table:style-name="ce47" table:formula="of:=IF([.KC$3]=&quot;&quot;;&quot;&quot;;(IF(OR([.KC25]=&quot;&quot;;[.KC25]=0);0;1)))">
            <text:p/>
          </table:table-cell>
          <table:table-cell table:style-name="ce47" table:formula="of:=IF([.KD$3]=&quot;&quot;;&quot;&quot;;(IF(OR([.KD25]=&quot;&quot;;[.KD25]=0);0;1)))">
            <text:p/>
          </table:table-cell>
          <table:table-cell table:style-name="ce47" table:formula="of:=IF([.KE$3]=&quot;&quot;;&quot;&quot;;(IF(OR([.KE25]=&quot;&quot;;[.KE25]=0);0;1)))">
            <text:p/>
          </table:table-cell>
          <table:table-cell table:style-name="ce47" table:formula="of:=IF([.KF$3]=&quot;&quot;;&quot;&quot;;(IF(OR([.KF25]=&quot;&quot;;[.KF25]=0);0;1)))">
            <text:p/>
          </table:table-cell>
          <table:table-cell table:style-name="ce47" table:formula="of:=IF([.KG$3]=&quot;&quot;;&quot;&quot;;(IF(OR([.KG25]=&quot;&quot;;[.KG25]=0);0;1)))">
            <text:p/>
          </table:table-cell>
          <table:table-cell table:style-name="ce47" table:formula="of:=IF([.KH$3]=&quot;&quot;;&quot;&quot;;(IF(OR([.KH25]=&quot;&quot;;[.KH25]=0);0;1)))">
            <text:p/>
          </table:table-cell>
          <table:table-cell table:style-name="ce47" table:formula="of:=IF([.KI$3]=&quot;&quot;;&quot;&quot;;(IF(OR([.KI25]=&quot;&quot;;[.KI25]=0);0;1)))">
            <text:p/>
          </table:table-cell>
          <table:table-cell table:style-name="ce47" table:formula="of:=IF([.KJ$3]=&quot;&quot;;&quot;&quot;;(IF(OR([.KJ25]=&quot;&quot;;[.KJ25]=0);0;1)))">
            <text:p/>
          </table:table-cell>
          <table:table-cell table:style-name="ce47" table:formula="of:=IF([.KK$3]=&quot;&quot;;&quot;&quot;;(IF(OR([.KK25]=&quot;&quot;;[.KK25]=0);0;1)))">
            <text:p/>
          </table:table-cell>
          <table:table-cell table:style-name="ce47" table:formula="of:=IF([.KL$3]=&quot;&quot;;&quot;&quot;;(IF(OR([.KL25]=&quot;&quot;;[.KL25]=0);0;1)))">
            <text:p/>
          </table:table-cell>
          <table:table-cell table:style-name="ce47" table:formula="of:=IF([.KM$3]=&quot;&quot;;&quot;&quot;;(IF(OR([.KM25]=&quot;&quot;;[.KM25]=0);0;1)))">
            <text:p/>
          </table:table-cell>
          <table:table-cell table:style-name="ce47" table:formula="of:=IF([.KN$3]=&quot;&quot;;&quot;&quot;;(IF(OR([.KN25]=&quot;&quot;;[.KN25]=0);0;1)))">
            <text:p/>
          </table:table-cell>
          <table:table-cell table:style-name="ce47" table:formula="of:=IF([.KO$3]=&quot;&quot;;&quot;&quot;;(IF(OR([.KO25]=&quot;&quot;;[.KO25]=0);0;1)))">
            <text:p/>
          </table:table-cell>
          <table:table-cell table:style-name="ce47" table:formula="of:=IF([.KP$3]=&quot;&quot;;&quot;&quot;;(IF(OR([.KP25]=&quot;&quot;;[.KP25]=0);0;1)))">
            <text:p/>
          </table:table-cell>
          <table:table-cell table:style-name="ce47" table:formula="of:=IF([.KQ$3]=&quot;&quot;;&quot;&quot;;(IF(OR([.KQ25]=&quot;&quot;;[.KQ25]=0);0;1)))">
            <text:p/>
          </table:table-cell>
          <table:table-cell table:style-name="ce47" table:formula="of:=IF([.KR$3]=&quot;&quot;;&quot;&quot;;(IF(OR([.KR25]=&quot;&quot;;[.KR25]=0);0;1)))">
            <text:p/>
          </table:table-cell>
          <table:table-cell table:style-name="ce47" table:formula="of:=IF([.KS$3]=&quot;&quot;;&quot;&quot;;(IF(OR([.KS25]=&quot;&quot;;[.KS25]=0);0;1)))">
            <text:p/>
          </table:table-cell>
          <table:table-cell table:style-name="ce47" table:formula="of:=IF([.KT$3]=&quot;&quot;;&quot;&quot;;(IF(OR([.KT25]=&quot;&quot;;[.KT25]=0);0;1)))">
            <text:p/>
          </table:table-cell>
          <table:table-cell table:style-name="ce47" table:formula="of:=IF([.KU$3]=&quot;&quot;;&quot;&quot;;(IF(OR([.KU25]=&quot;&quot;;[.KU25]=0);0;1)))">
            <text:p/>
          </table:table-cell>
          <table:table-cell table:style-name="ce47" table:formula="of:=IF([.KV$3]=&quot;&quot;;&quot;&quot;;(IF(OR([.KV25]=&quot;&quot;;[.KV25]=0);0;1)))">
            <text:p/>
          </table:table-cell>
          <table:table-cell table:style-name="ce47" table:formula="of:=IF([.KW$3]=&quot;&quot;;&quot;&quot;;(IF(OR([.KW25]=&quot;&quot;;[.KW25]=0);0;1)))">
            <text:p/>
          </table:table-cell>
          <table:table-cell table:style-name="ce47" table:formula="of:=IF([.KX$3]=&quot;&quot;;&quot;&quot;;(IF(OR([.KX25]=&quot;&quot;;[.KX25]=0);0;1)))">
            <text:p/>
          </table:table-cell>
          <table:table-cell table:style-name="ce47" table:formula="of:=IF([.KY$3]=&quot;&quot;;&quot;&quot;;(IF(OR([.KY25]=&quot;&quot;;[.KY25]=0);0;1)))">
            <text:p/>
          </table:table-cell>
          <table:table-cell table:style-name="ce47" table:formula="of:=IF([.KZ$3]=&quot;&quot;;&quot;&quot;;(IF(OR([.KZ25]=&quot;&quot;;[.KZ25]=0);0;1)))">
            <text:p/>
          </table:table-cell>
          <table:table-cell table:style-name="ce47" table:formula="of:=IF([.LA$3]=&quot;&quot;;&quot;&quot;;(IF(OR([.LA25]=&quot;&quot;;[.LA25]=0);0;1)))">
            <text:p/>
          </table:table-cell>
          <table:table-cell table:style-name="ce47" table:formula="of:=IF([.LB$3]=&quot;&quot;;&quot;&quot;;(IF(OR([.LB25]=&quot;&quot;;[.LB25]=0);0;1)))">
            <text:p/>
          </table:table-cell>
          <table:table-cell table:style-name="ce47" table:formula="of:=IF([.LC$3]=&quot;&quot;;&quot;&quot;;(IF(OR([.LC25]=&quot;&quot;;[.LC25]=0);0;1)))">
            <text:p/>
          </table:table-cell>
          <table:table-cell table:style-name="ce47" table:formula="of:=IF([.LD$3]=&quot;&quot;;&quot;&quot;;(IF(OR([.LD25]=&quot;&quot;;[.LD25]=0);0;1)))">
            <text:p/>
          </table:table-cell>
          <table:table-cell table:style-name="ce47" table:formula="of:=IF([.LE$3]=&quot;&quot;;&quot;&quot;;(IF(OR([.LE25]=&quot;&quot;;[.LE25]=0);0;1)))">
            <text:p/>
          </table:table-cell>
          <table:table-cell table:style-name="ce47" table:formula="of:=IF([.LF$3]=&quot;&quot;;&quot;&quot;;(IF(OR([.LF25]=&quot;&quot;;[.LF25]=0);0;1)))">
            <text:p/>
          </table:table-cell>
          <table:table-cell table:style-name="ce47" table:formula="of:=IF([.LG$3]=&quot;&quot;;&quot;&quot;;(IF(OR([.LG25]=&quot;&quot;;[.LG25]=0);0;1)))">
            <text:p/>
          </table:table-cell>
          <table:table-cell table:style-name="ce47" table:formula="of:=IF([.LH$3]=&quot;&quot;;&quot;&quot;;(IF(OR([.LH25]=&quot;&quot;;[.LH25]=0);0;1)))">
            <text:p/>
          </table:table-cell>
          <table:table-cell table:style-name="ce47" table:formula="of:=IF([.LI$3]=&quot;&quot;;&quot;&quot;;(IF(OR([.LI25]=&quot;&quot;;[.LI25]=0);0;1)))">
            <text:p/>
          </table:table-cell>
          <table:table-cell table:style-name="ce47" table:formula="of:=IF([.LJ$3]=&quot;&quot;;&quot;&quot;;(IF(OR([.LJ25]=&quot;&quot;;[.LJ25]=0);0;1)))">
            <text:p/>
          </table:table-cell>
          <table:table-cell table:style-name="ce47" table:formula="of:=IF([.LK$3]=&quot;&quot;;&quot;&quot;;(IF(OR([.LK25]=&quot;&quot;;[.LK25]=0);0;1)))">
            <text:p/>
          </table:table-cell>
          <table:table-cell table:style-name="ce47" table:formula="of:=IF([.LL$3]=&quot;&quot;;&quot;&quot;;(IF(OR([.LL25]=&quot;&quot;;[.LL25]=0);0;1)))">
            <text:p/>
          </table:table-cell>
          <table:table-cell table:style-name="ce47" table:formula="of:=IF([.LM$3]=&quot;&quot;;&quot;&quot;;(IF(OR([.LM25]=&quot;&quot;;[.LM25]=0);0;1)))">
            <text:p/>
          </table:table-cell>
          <table:table-cell table:style-name="ce47" table:formula="of:=IF([.LN$3]=&quot;&quot;;&quot;&quot;;(IF(OR([.LN25]=&quot;&quot;;[.LN25]=0);0;1)))">
            <text:p/>
          </table:table-cell>
          <table:table-cell table:style-name="ce47" table:formula="of:=IF([.LO$3]=&quot;&quot;;&quot;&quot;;(IF(OR([.LO25]=&quot;&quot;;[.LO25]=0);0;1)))">
            <text:p/>
          </table:table-cell>
          <table:table-cell table:style-name="ce47" table:formula="of:=IF([.LP$3]=&quot;&quot;;&quot;&quot;;(IF(OR([.LP25]=&quot;&quot;;[.LP25]=0);0;1)))">
            <text:p/>
          </table:table-cell>
          <table:table-cell table:style-name="ce47" table:formula="of:=IF([.LQ$3]=&quot;&quot;;&quot;&quot;;(IF(OR([.LQ25]=&quot;&quot;;[.LQ25]=0);0;1)))">
            <text:p/>
          </table:table-cell>
          <table:table-cell table:style-name="ce47" table:formula="of:=IF([.LR$3]=&quot;&quot;;&quot;&quot;;(IF(OR([.LR25]=&quot;&quot;;[.LR25]=0);0;1)))">
            <text:p/>
          </table:table-cell>
          <table:table-cell table:style-name="ce47" table:formula="of:=IF([.LS$3]=&quot;&quot;;&quot;&quot;;(IF(OR([.LS25]=&quot;&quot;;[.LS25]=0);0;1)))">
            <text:p/>
          </table:table-cell>
          <table:table-cell table:style-name="ce47" table:formula="of:=IF([.LT$3]=&quot;&quot;;&quot;&quot;;(IF(OR([.LT25]=&quot;&quot;;[.LT25]=0);0;1)))">
            <text:p/>
          </table:table-cell>
          <table:table-cell table:style-name="ce47" table:formula="of:=IF([.LU$3]=&quot;&quot;;&quot;&quot;;(IF(OR([.LU25]=&quot;&quot;;[.LU25]=0);0;1)))">
            <text:p/>
          </table:table-cell>
          <table:table-cell table:style-name="ce47" table:formula="of:=IF([.LV$3]=&quot;&quot;;&quot;&quot;;(IF(OR([.LV25]=&quot;&quot;;[.LV25]=0);0;1)))">
            <text:p/>
          </table:table-cell>
          <table:table-cell table:style-name="ce47" table:formula="of:=IF([.LW$3]=&quot;&quot;;&quot;&quot;;(IF(OR([.LW25]=&quot;&quot;;[.LW25]=0);0;1)))">
            <text:p/>
          </table:table-cell>
          <table:table-cell table:style-name="ce47" table:formula="of:=IF([.LX$3]=&quot;&quot;;&quot;&quot;;(IF(OR([.LX25]=&quot;&quot;;[.LX25]=0);0;1)))">
            <text:p/>
          </table:table-cell>
          <table:table-cell table:style-name="ce47" table:formula="of:=IF([.LY$3]=&quot;&quot;;&quot;&quot;;(IF(OR([.LY25]=&quot;&quot;;[.LY25]=0);0;1)))">
            <text:p/>
          </table:table-cell>
          <table:table-cell table:style-name="ce47" table:formula="of:=IF([.LZ$3]=&quot;&quot;;&quot;&quot;;(IF(OR([.LZ25]=&quot;&quot;;[.LZ25]=0);0;1)))">
            <text:p/>
          </table:table-cell>
          <table:table-cell table:style-name="ce47" table:formula="of:=IF([.MA$3]=&quot;&quot;;&quot;&quot;;(IF(OR([.MA25]=&quot;&quot;;[.MA25]=0);0;1)))">
            <text:p/>
          </table:table-cell>
          <table:table-cell table:style-name="ce47" table:formula="of:=IF([.MB$3]=&quot;&quot;;&quot;&quot;;(IF(OR([.MB25]=&quot;&quot;;[.MB25]=0);0;1)))">
            <text:p/>
          </table:table-cell>
          <table:table-cell table:style-name="ce47" table:formula="of:=IF([.MC$3]=&quot;&quot;;&quot;&quot;;(IF(OR([.MC25]=&quot;&quot;;[.MC25]=0);0;1)))">
            <text:p/>
          </table:table-cell>
          <table:table-cell table:style-name="ce47" table:formula="of:=IF([.MD$3]=&quot;&quot;;&quot;&quot;;(IF(OR([.MD25]=&quot;&quot;;[.MD25]=0);0;1)))">
            <text:p/>
          </table:table-cell>
          <table:table-cell table:style-name="ce47" table:formula="of:=IF([.ME$3]=&quot;&quot;;&quot;&quot;;(IF(OR([.ME25]=&quot;&quot;;[.ME25]=0);0;1)))">
            <text:p/>
          </table:table-cell>
          <table:table-cell table:style-name="ce47" table:formula="of:=IF([.MF$3]=&quot;&quot;;&quot;&quot;;(IF(OR([.MF25]=&quot;&quot;;[.MF25]=0);0;1)))">
            <text:p/>
          </table:table-cell>
          <table:table-cell table:style-name="ce47" table:formula="of:=IF([.MG$3]=&quot;&quot;;&quot;&quot;;(IF(OR([.MG25]=&quot;&quot;;[.MG25]=0);0;1)))">
            <text:p/>
          </table:table-cell>
          <table:table-cell table:style-name="ce47" table:formula="of:=IF([.MH$3]=&quot;&quot;;&quot;&quot;;(IF(OR([.MH25]=&quot;&quot;;[.MH25]=0);0;1)))">
            <text:p/>
          </table:table-cell>
          <table:table-cell table:style-name="ce47" table:formula="of:=IF([.MI$3]=&quot;&quot;;&quot;&quot;;(IF(OR([.MI25]=&quot;&quot;;[.MI25]=0);0;1)))">
            <text:p/>
          </table:table-cell>
          <table:table-cell table:style-name="ce47" table:formula="of:=IF([.MJ$3]=&quot;&quot;;&quot;&quot;;(IF(OR([.MJ25]=&quot;&quot;;[.MJ25]=0);0;1)))">
            <text:p/>
          </table:table-cell>
          <table:table-cell table:style-name="ce47" table:formula="of:=IF([.MK$3]=&quot;&quot;;&quot;&quot;;(IF(OR([.MK25]=&quot;&quot;;[.MK25]=0);0;1)))">
            <text:p/>
          </table:table-cell>
          <table:table-cell table:style-name="ce47" table:formula="of:=IF([.ML$3]=&quot;&quot;;&quot;&quot;;(IF(OR([.ML25]=&quot;&quot;;[.ML25]=0);0;1)))">
            <text:p/>
          </table:table-cell>
          <table:table-cell table:style-name="ce47" table:formula="of:=IF([.MM$3]=&quot;&quot;;&quot;&quot;;(IF(OR([.MM25]=&quot;&quot;;[.MM25]=0);0;1)))">
            <text:p/>
          </table:table-cell>
          <table:table-cell table:style-name="ce47" table:formula="of:=IF([.MN$3]=&quot;&quot;;&quot;&quot;;(IF(OR([.MN25]=&quot;&quot;;[.MN25]=0);0;1)))">
            <text:p/>
          </table:table-cell>
          <table:table-cell table:style-name="ce47" table:formula="of:=IF([.MO$3]=&quot;&quot;;&quot;&quot;;(IF(OR([.MO25]=&quot;&quot;;[.MO25]=0);0;1)))">
            <text:p/>
          </table:table-cell>
          <table:table-cell table:style-name="ce47" table:formula="of:=IF([.MP$3]=&quot;&quot;;&quot;&quot;;(IF(OR([.MP25]=&quot;&quot;;[.MP25]=0);0;1)))">
            <text:p/>
          </table:table-cell>
          <table:table-cell table:style-name="ce47" table:formula="of:=IF([.MQ$3]=&quot;&quot;;&quot;&quot;;(IF(OR([.MQ25]=&quot;&quot;;[.MQ25]=0);0;1)))">
            <text:p/>
          </table:table-cell>
          <table:table-cell table:style-name="ce47" table:formula="of:=IF([.MR$3]=&quot;&quot;;&quot;&quot;;(IF(OR([.MR25]=&quot;&quot;;[.MR25]=0);0;1)))">
            <text:p/>
          </table:table-cell>
          <table:table-cell table:style-name="ce47" table:formula="of:=IF([.MS$3]=&quot;&quot;;&quot;&quot;;(IF(OR([.MS25]=&quot;&quot;;[.MS25]=0);0;1)))">
            <text:p/>
          </table:table-cell>
          <table:table-cell table:style-name="ce47" table:formula="of:=IF([.MT$3]=&quot;&quot;;&quot;&quot;;(IF(OR([.MT25]=&quot;&quot;;[.MT25]=0);0;1)))">
            <text:p/>
          </table:table-cell>
          <table:table-cell table:style-name="ce47" table:formula="of:=IF([.MU$3]=&quot;&quot;;&quot;&quot;;(IF(OR([.MU25]=&quot;&quot;;[.MU25]=0);0;1)))">
            <text:p/>
          </table:table-cell>
          <table:table-cell table:style-name="ce47" table:formula="of:=IF([.MV$3]=&quot;&quot;;&quot;&quot;;(IF(OR([.MV25]=&quot;&quot;;[.MV25]=0);0;1)))">
            <text:p/>
          </table:table-cell>
          <table:table-cell table:style-name="ce47" table:formula="of:=IF([.MW$3]=&quot;&quot;;&quot;&quot;;(IF(OR([.MW25]=&quot;&quot;;[.MW25]=0);0;1)))">
            <text:p/>
          </table:table-cell>
          <table:table-cell table:style-name="ce47" table:formula="of:=IF([.MX$3]=&quot;&quot;;&quot;&quot;;(IF(OR([.MX25]=&quot;&quot;;[.MX25]=0);0;1)))">
            <text:p/>
          </table:table-cell>
          <table:table-cell table:style-name="ce47" table:formula="of:=IF([.MY$3]=&quot;&quot;;&quot;&quot;;(IF(OR([.MY25]=&quot;&quot;;[.MY25]=0);0;1)))">
            <text:p/>
          </table:table-cell>
          <table:table-cell table:style-name="ce47" table:formula="of:=IF([.MZ$3]=&quot;&quot;;&quot;&quot;;(IF(OR([.MZ25]=&quot;&quot;;[.MZ25]=0);0;1)))">
            <text:p/>
          </table:table-cell>
          <table:table-cell table:style-name="ce47" table:formula="of:=IF([.NA$3]=&quot;&quot;;&quot;&quot;;(IF(OR([.NA25]=&quot;&quot;;[.NA25]=0);0;1)))">
            <text:p/>
          </table:table-cell>
          <table:table-cell table:style-name="ce47" table:formula="of:=IF([.NB$3]=&quot;&quot;;&quot;&quot;;(IF(OR([.NB25]=&quot;&quot;;[.NB25]=0);0;1)))">
            <text:p/>
          </table:table-cell>
          <table:table-cell table:style-name="ce47" table:formula="of:=IF([.NC$3]=&quot;&quot;;&quot;&quot;;(IF(OR([.NC25]=&quot;&quot;;[.NC25]=0);0;1)))">
            <text:p/>
          </table:table-cell>
          <table:table-cell table:style-name="ce47" table:formula="of:=IF([.ND$3]=&quot;&quot;;&quot;&quot;;(IF(OR([.ND25]=&quot;&quot;;[.ND25]=0);0;1)))">
            <text:p/>
          </table:table-cell>
          <table:table-cell table:style-name="ce47" table:formula="of:=IF([.NE$3]=&quot;&quot;;&quot;&quot;;(IF(OR([.NE25]=&quot;&quot;;[.NE25]=0);0;1)))">
            <text:p/>
          </table:table-cell>
          <table:table-cell table:style-name="ce47" table:formula="of:=IF([.NF$3]=&quot;&quot;;&quot;&quot;;(IF(OR([.NF25]=&quot;&quot;;[.NF25]=0);0;1)))">
            <text:p/>
          </table:table-cell>
          <table:table-cell table:style-name="ce57" table:number-columns-repeated="287"/>
        </table:table-row>
        <table:table-row table:style-name="ro2">
          <table:table-cell table:formula="of:=MAX([.A26:.B26])" office:value-type="float" office:value="0" calcext:value-type="float">
            <text:p>0</text:p>
          </table:table-cell>
          <table:table-cell table:style-name="ce6" table:formula="of:=IFERROR((LEN([.NG26])-SEARCH(&quot;0[^0]*$&quot;;[.NG26]));LEN([.NG26]))" office:value-type="float" office:value="0" calcext:value-type="float">
            <text:p>0</text:p>
          </table:table-cell>
          <table:table-cell table:formula="of:=COUNTA([.E26:.NF26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26:.ABI26])">
            <text:p/>
          </table:table-cell>
          <table:table-cell table:style-name="ce34" table:formula="of:=IF([.E$3]=&quot;&quot;;&quot;&quot;;(IF(OR([.E26]=&quot;&quot;;[.E26]=0);0;1)))">
            <text:p/>
          </table:table-cell>
          <table:table-cell table:style-name="ce34" table:formula="of:=IF([.F$3]=&quot;&quot;;&quot;&quot;;(IF(OR([.F26]=&quot;&quot;;[.F26]=0);0;1)))">
            <text:p/>
          </table:table-cell>
          <table:table-cell table:style-name="ce34" table:formula="of:=IF([.G$3]=&quot;&quot;;&quot;&quot;;(IF(OR([.G26]=&quot;&quot;;[.G26]=0);0;1)))">
            <text:p/>
          </table:table-cell>
          <table:table-cell table:style-name="ce34" table:formula="of:=IF([.H$3]=&quot;&quot;;&quot;&quot;;(IF(OR([.H26]=&quot;&quot;;[.H26]=0);0;1)))">
            <text:p/>
          </table:table-cell>
          <table:table-cell table:style-name="ce35" table:formula="of:=IF([.I$3]=&quot;&quot;;&quot;&quot;;(IF(OR([.I26]=&quot;&quot;;[.I26]=0);0;1)))">
            <text:p/>
          </table:table-cell>
          <table:table-cell table:style-name="ce35" table:formula="of:=IF([.J$3]=&quot;&quot;;&quot;&quot;;(IF(OR([.J26]=&quot;&quot;;[.J26]=0);0;1)))">
            <text:p/>
          </table:table-cell>
          <table:table-cell table:style-name="ce35" table:formula="of:=IF([.K$3]=&quot;&quot;;&quot;&quot;;(IF(OR([.K26]=&quot;&quot;;[.K26]=0);0;1)))">
            <text:p/>
          </table:table-cell>
          <table:table-cell table:style-name="ce35" table:formula="of:=IF([.L$3]=&quot;&quot;;&quot;&quot;;(IF(OR([.L26]=&quot;&quot;;[.L26]=0);0;1)))">
            <text:p/>
          </table:table-cell>
          <table:table-cell table:style-name="ce35" table:formula="of:=IF([.M$3]=&quot;&quot;;&quot;&quot;;(IF(OR([.M26]=&quot;&quot;;[.M26]=0);0;1)))">
            <text:p/>
          </table:table-cell>
          <table:table-cell table:style-name="ce35" table:formula="of:=IF([.N$3]=&quot;&quot;;&quot;&quot;;(IF(OR([.N26]=&quot;&quot;;[.N26]=0);0;1)))">
            <text:p/>
          </table:table-cell>
          <table:table-cell table:style-name="ce35" table:formula="of:=IF([.O$3]=&quot;&quot;;&quot;&quot;;(IF(OR([.O26]=&quot;&quot;;[.O26]=0);0;1)))">
            <text:p/>
          </table:table-cell>
          <table:table-cell table:style-name="ce35" table:formula="of:=IF([.P$3]=&quot;&quot;;&quot;&quot;;(IF(OR([.P26]=&quot;&quot;;[.P26]=0);0;1)))">
            <text:p/>
          </table:table-cell>
          <table:table-cell table:style-name="ce35" table:formula="of:=IF([.Q$3]=&quot;&quot;;&quot;&quot;;(IF(OR([.Q26]=&quot;&quot;;[.Q26]=0);0;1)))">
            <text:p/>
          </table:table-cell>
          <table:table-cell table:style-name="ce35" table:formula="of:=IF([.R$3]=&quot;&quot;;&quot;&quot;;(IF(OR([.R26]=&quot;&quot;;[.R26]=0);0;1)))">
            <text:p/>
          </table:table-cell>
          <table:table-cell table:style-name="ce35" table:formula="of:=IF([.S$3]=&quot;&quot;;&quot;&quot;;(IF(OR([.S26]=&quot;&quot;;[.S26]=0);0;1)))">
            <text:p/>
          </table:table-cell>
          <table:table-cell table:style-name="ce35" table:formula="of:=IF([.T$3]=&quot;&quot;;&quot;&quot;;(IF(OR([.T26]=&quot;&quot;;[.T26]=0);0;1)))">
            <text:p/>
          </table:table-cell>
          <table:table-cell table:style-name="ce35" table:formula="of:=IF([.U$3]=&quot;&quot;;&quot;&quot;;(IF(OR([.U26]=&quot;&quot;;[.U26]=0);0;1)))">
            <text:p/>
          </table:table-cell>
          <table:table-cell table:style-name="ce35" table:formula="of:=IF([.V$3]=&quot;&quot;;&quot;&quot;;(IF(OR([.V26]=&quot;&quot;;[.V26]=0);0;1)))">
            <text:p/>
          </table:table-cell>
          <table:table-cell table:style-name="ce35" table:formula="of:=IF([.W$3]=&quot;&quot;;&quot;&quot;;(IF(OR([.W26]=&quot;&quot;;[.W26]=0);0;1)))">
            <text:p/>
          </table:table-cell>
          <table:table-cell table:style-name="ce35" table:formula="of:=IF([.X$3]=&quot;&quot;;&quot;&quot;;(IF(OR([.X26]=&quot;&quot;;[.X26]=0);0;1)))">
            <text:p/>
          </table:table-cell>
          <table:table-cell table:style-name="ce35" table:formula="of:=IF([.Y$3]=&quot;&quot;;&quot;&quot;;(IF(OR([.Y26]=&quot;&quot;;[.Y26]=0);0;1)))">
            <text:p/>
          </table:table-cell>
          <table:table-cell table:style-name="ce35" table:formula="of:=IF([.Z$3]=&quot;&quot;;&quot;&quot;;(IF(OR([.Z26]=&quot;&quot;;[.Z26]=0);0;1)))">
            <text:p/>
          </table:table-cell>
          <table:table-cell table:style-name="ce35" table:formula="of:=IF([.AA$3]=&quot;&quot;;&quot;&quot;;(IF(OR([.AA26]=&quot;&quot;;[.AA26]=0);0;1)))">
            <text:p/>
          </table:table-cell>
          <table:table-cell table:style-name="ce35" table:formula="of:=IF([.AB$3]=&quot;&quot;;&quot;&quot;;(IF(OR([.AB26]=&quot;&quot;;[.AB26]=0);0;1)))">
            <text:p/>
          </table:table-cell>
          <table:table-cell table:style-name="ce35" table:formula="of:=IF([.AC$3]=&quot;&quot;;&quot;&quot;;(IF(OR([.AC26]=&quot;&quot;;[.AC26]=0);0;1)))">
            <text:p/>
          </table:table-cell>
          <table:table-cell table:style-name="ce35" table:formula="of:=IF([.AD$3]=&quot;&quot;;&quot;&quot;;(IF(OR([.AD26]=&quot;&quot;;[.AD26]=0);0;1)))">
            <text:p/>
          </table:table-cell>
          <table:table-cell table:style-name="ce35" table:formula="of:=IF([.AE$3]=&quot;&quot;;&quot;&quot;;(IF(OR([.AE26]=&quot;&quot;;[.AE26]=0);0;1)))">
            <text:p/>
          </table:table-cell>
          <table:table-cell table:style-name="ce35" table:formula="of:=IF([.AF$3]=&quot;&quot;;&quot;&quot;;(IF(OR([.AF26]=&quot;&quot;;[.AF26]=0);0;1)))">
            <text:p/>
          </table:table-cell>
          <table:table-cell table:style-name="ce35" table:formula="of:=IF([.AG$3]=&quot;&quot;;&quot;&quot;;(IF(OR([.AG26]=&quot;&quot;;[.AG26]=0);0;1)))">
            <text:p/>
          </table:table-cell>
          <table:table-cell table:style-name="ce35" table:formula="of:=IF([.AH$3]=&quot;&quot;;&quot;&quot;;(IF(OR([.AH26]=&quot;&quot;;[.AH26]=0);0;1)))">
            <text:p/>
          </table:table-cell>
          <table:table-cell table:style-name="ce35" table:formula="of:=IF([.AI$3]=&quot;&quot;;&quot;&quot;;(IF(OR([.AI26]=&quot;&quot;;[.AI26]=0);0;1)))">
            <text:p/>
          </table:table-cell>
          <table:table-cell table:style-name="ce35" table:formula="of:=IF([.AJ$3]=&quot;&quot;;&quot;&quot;;(IF(OR([.AJ26]=&quot;&quot;;[.AJ26]=0);0;1)))">
            <text:p/>
          </table:table-cell>
          <table:table-cell table:style-name="ce35" table:formula="of:=IF([.AK$3]=&quot;&quot;;&quot;&quot;;(IF(OR([.AK26]=&quot;&quot;;[.AK26]=0);0;1)))">
            <text:p/>
          </table:table-cell>
          <table:table-cell table:style-name="ce35" table:formula="of:=IF([.AL$3]=&quot;&quot;;&quot;&quot;;(IF(OR([.AL26]=&quot;&quot;;[.AL26]=0);0;1)))">
            <text:p/>
          </table:table-cell>
          <table:table-cell table:style-name="ce35" table:formula="of:=IF([.AM$3]=&quot;&quot;;&quot;&quot;;(IF(OR([.AM26]=&quot;&quot;;[.AM26]=0);0;1)))">
            <text:p/>
          </table:table-cell>
          <table:table-cell table:style-name="ce35" table:formula="of:=IF([.AN$3]=&quot;&quot;;&quot;&quot;;(IF(OR([.AN26]=&quot;&quot;;[.AN26]=0);0;1)))">
            <text:p/>
          </table:table-cell>
          <table:table-cell table:style-name="ce35" table:formula="of:=IF([.AO$3]=&quot;&quot;;&quot;&quot;;(IF(OR([.AO26]=&quot;&quot;;[.AO26]=0);0;1)))">
            <text:p/>
          </table:table-cell>
          <table:table-cell table:style-name="ce35" table:formula="of:=IF([.AP$3]=&quot;&quot;;&quot;&quot;;(IF(OR([.AP26]=&quot;&quot;;[.AP26]=0);0;1)))">
            <text:p/>
          </table:table-cell>
          <table:table-cell table:style-name="ce35" table:formula="of:=IF([.AQ$3]=&quot;&quot;;&quot;&quot;;(IF(OR([.AQ26]=&quot;&quot;;[.AQ26]=0);0;1)))">
            <text:p/>
          </table:table-cell>
          <table:table-cell table:style-name="ce35" table:formula="of:=IF([.AR$3]=&quot;&quot;;&quot;&quot;;(IF(OR([.AR26]=&quot;&quot;;[.AR26]=0);0;1)))">
            <text:p/>
          </table:table-cell>
          <table:table-cell table:style-name="ce35" table:formula="of:=IF([.AS$3]=&quot;&quot;;&quot;&quot;;(IF(OR([.AS26]=&quot;&quot;;[.AS26]=0);0;1)))">
            <text:p/>
          </table:table-cell>
          <table:table-cell table:style-name="ce35" table:formula="of:=IF([.AT$3]=&quot;&quot;;&quot;&quot;;(IF(OR([.AT26]=&quot;&quot;;[.AT26]=0);0;1)))">
            <text:p/>
          </table:table-cell>
          <table:table-cell table:style-name="ce35" table:formula="of:=IF([.AU$3]=&quot;&quot;;&quot;&quot;;(IF(OR([.AU26]=&quot;&quot;;[.AU26]=0);0;1)))">
            <text:p/>
          </table:table-cell>
          <table:table-cell table:style-name="ce35" table:formula="of:=IF([.AV$3]=&quot;&quot;;&quot;&quot;;(IF(OR([.AV26]=&quot;&quot;;[.AV26]=0);0;1)))">
            <text:p/>
          </table:table-cell>
          <table:table-cell table:style-name="ce35" table:formula="of:=IF([.AW$3]=&quot;&quot;;&quot;&quot;;(IF(OR([.AW26]=&quot;&quot;;[.AW26]=0);0;1)))">
            <text:p/>
          </table:table-cell>
          <table:table-cell table:style-name="ce35" table:formula="of:=IF([.AX$3]=&quot;&quot;;&quot;&quot;;(IF(OR([.AX26]=&quot;&quot;;[.AX26]=0);0;1)))">
            <text:p/>
          </table:table-cell>
          <table:table-cell table:style-name="ce35" table:formula="of:=IF([.AY$3]=&quot;&quot;;&quot;&quot;;(IF(OR([.AY26]=&quot;&quot;;[.AY26]=0);0;1)))">
            <text:p/>
          </table:table-cell>
          <table:table-cell table:style-name="ce35" table:formula="of:=IF([.AZ$3]=&quot;&quot;;&quot;&quot;;(IF(OR([.AZ26]=&quot;&quot;;[.AZ26]=0);0;1)))">
            <text:p/>
          </table:table-cell>
          <table:table-cell table:style-name="ce35" table:formula="of:=IF([.BA$3]=&quot;&quot;;&quot;&quot;;(IF(OR([.BA26]=&quot;&quot;;[.BA26]=0);0;1)))">
            <text:p/>
          </table:table-cell>
          <table:table-cell table:style-name="ce35" table:formula="of:=IF([.BB$3]=&quot;&quot;;&quot;&quot;;(IF(OR([.BB26]=&quot;&quot;;[.BB26]=0);0;1)))">
            <text:p/>
          </table:table-cell>
          <table:table-cell table:style-name="ce35" table:formula="of:=IF([.BC$3]=&quot;&quot;;&quot;&quot;;(IF(OR([.BC26]=&quot;&quot;;[.BC26]=0);0;1)))">
            <text:p/>
          </table:table-cell>
          <table:table-cell table:style-name="ce35" table:formula="of:=IF([.BD$3]=&quot;&quot;;&quot;&quot;;(IF(OR([.BD26]=&quot;&quot;;[.BD26]=0);0;1)))">
            <text:p/>
          </table:table-cell>
          <table:table-cell table:style-name="ce35" table:formula="of:=IF([.BE$3]=&quot;&quot;;&quot;&quot;;(IF(OR([.BE26]=&quot;&quot;;[.BE26]=0);0;1)))">
            <text:p/>
          </table:table-cell>
          <table:table-cell table:style-name="ce35" table:formula="of:=IF([.BF$3]=&quot;&quot;;&quot;&quot;;(IF(OR([.BF26]=&quot;&quot;;[.BF26]=0);0;1)))">
            <text:p/>
          </table:table-cell>
          <table:table-cell table:style-name="ce35" table:formula="of:=IF([.BG$3]=&quot;&quot;;&quot;&quot;;(IF(OR([.BG26]=&quot;&quot;;[.BG26]=0);0;1)))">
            <text:p/>
          </table:table-cell>
          <table:table-cell table:style-name="ce35" table:formula="of:=IF([.BH$3]=&quot;&quot;;&quot;&quot;;(IF(OR([.BH26]=&quot;&quot;;[.BH26]=0);0;1)))">
            <text:p/>
          </table:table-cell>
          <table:table-cell table:style-name="ce35" table:formula="of:=IF([.BI$3]=&quot;&quot;;&quot;&quot;;(IF(OR([.BI26]=&quot;&quot;;[.BI26]=0);0;1)))">
            <text:p/>
          </table:table-cell>
          <table:table-cell table:style-name="ce35" table:formula="of:=IF([.BJ$3]=&quot;&quot;;&quot;&quot;;(IF(OR([.BJ26]=&quot;&quot;;[.BJ26]=0);0;1)))">
            <text:p/>
          </table:table-cell>
          <table:table-cell table:style-name="ce35" table:formula="of:=IF([.BK$3]=&quot;&quot;;&quot;&quot;;(IF(OR([.BK26]=&quot;&quot;;[.BK26]=0);0;1)))">
            <text:p/>
          </table:table-cell>
          <table:table-cell table:style-name="ce35" table:formula="of:=IF([.BL$3]=&quot;&quot;;&quot;&quot;;(IF(OR([.BL26]=&quot;&quot;;[.BL26]=0);0;1)))">
            <text:p/>
          </table:table-cell>
          <table:table-cell table:style-name="ce35" table:formula="of:=IF([.BM$3]=&quot;&quot;;&quot;&quot;;(IF(OR([.BM26]=&quot;&quot;;[.BM26]=0);0;1)))">
            <text:p/>
          </table:table-cell>
          <table:table-cell table:style-name="ce35" table:formula="of:=IF([.BN$3]=&quot;&quot;;&quot;&quot;;(IF(OR([.BN26]=&quot;&quot;;[.BN26]=0);0;1)))">
            <text:p/>
          </table:table-cell>
          <table:table-cell table:style-name="ce35" table:formula="of:=IF([.BO$3]=&quot;&quot;;&quot;&quot;;(IF(OR([.BO26]=&quot;&quot;;[.BO26]=0);0;1)))">
            <text:p/>
          </table:table-cell>
          <table:table-cell table:style-name="ce35" table:formula="of:=IF([.BP$3]=&quot;&quot;;&quot;&quot;;(IF(OR([.BP26]=&quot;&quot;;[.BP26]=0);0;1)))">
            <text:p/>
          </table:table-cell>
          <table:table-cell table:style-name="ce35" table:formula="of:=IF([.BQ$3]=&quot;&quot;;&quot;&quot;;(IF(OR([.BQ26]=&quot;&quot;;[.BQ26]=0);0;1)))">
            <text:p/>
          </table:table-cell>
          <table:table-cell table:style-name="ce35" table:formula="of:=IF([.BR$3]=&quot;&quot;;&quot;&quot;;(IF(OR([.BR26]=&quot;&quot;;[.BR26]=0);0;1)))">
            <text:p/>
          </table:table-cell>
          <table:table-cell table:style-name="ce35" table:formula="of:=IF([.BS$3]=&quot;&quot;;&quot;&quot;;(IF(OR([.BS26]=&quot;&quot;;[.BS26]=0);0;1)))">
            <text:p/>
          </table:table-cell>
          <table:table-cell table:style-name="ce35" table:formula="of:=IF([.BT$3]=&quot;&quot;;&quot;&quot;;(IF(OR([.BT26]=&quot;&quot;;[.BT26]=0);0;1)))">
            <text:p/>
          </table:table-cell>
          <table:table-cell table:style-name="ce35" table:formula="of:=IF([.BU$3]=&quot;&quot;;&quot;&quot;;(IF(OR([.BU26]=&quot;&quot;;[.BU26]=0);0;1)))">
            <text:p/>
          </table:table-cell>
          <table:table-cell table:style-name="ce35" table:formula="of:=IF([.BV$3]=&quot;&quot;;&quot;&quot;;(IF(OR([.BV26]=&quot;&quot;;[.BV26]=0);0;1)))">
            <text:p/>
          </table:table-cell>
          <table:table-cell table:style-name="ce35" table:formula="of:=IF([.BW$3]=&quot;&quot;;&quot;&quot;;(IF(OR([.BW26]=&quot;&quot;;[.BW26]=0);0;1)))">
            <text:p/>
          </table:table-cell>
          <table:table-cell table:style-name="ce35" table:formula="of:=IF([.BX$3]=&quot;&quot;;&quot;&quot;;(IF(OR([.BX26]=&quot;&quot;;[.BX26]=0);0;1)))">
            <text:p/>
          </table:table-cell>
          <table:table-cell table:style-name="ce35" table:formula="of:=IF([.BY$3]=&quot;&quot;;&quot;&quot;;(IF(OR([.BY26]=&quot;&quot;;[.BY26]=0);0;1)))">
            <text:p/>
          </table:table-cell>
          <table:table-cell table:style-name="ce35" table:formula="of:=IF([.BZ$3]=&quot;&quot;;&quot;&quot;;(IF(OR([.BZ26]=&quot;&quot;;[.BZ26]=0);0;1)))">
            <text:p/>
          </table:table-cell>
          <table:table-cell table:style-name="ce35" table:formula="of:=IF([.CA$3]=&quot;&quot;;&quot;&quot;;(IF(OR([.CA26]=&quot;&quot;;[.CA26]=0);0;1)))">
            <text:p/>
          </table:table-cell>
          <table:table-cell table:style-name="ce35" table:formula="of:=IF([.CB$3]=&quot;&quot;;&quot;&quot;;(IF(OR([.CB26]=&quot;&quot;;[.CB26]=0);0;1)))">
            <text:p/>
          </table:table-cell>
          <table:table-cell table:style-name="ce35" table:formula="of:=IF([.CC$3]=&quot;&quot;;&quot;&quot;;(IF(OR([.CC26]=&quot;&quot;;[.CC26]=0);0;1)))">
            <text:p/>
          </table:table-cell>
          <table:table-cell table:style-name="ce35" table:formula="of:=IF([.CD$3]=&quot;&quot;;&quot;&quot;;(IF(OR([.CD26]=&quot;&quot;;[.CD26]=0);0;1)))">
            <text:p/>
          </table:table-cell>
          <table:table-cell table:style-name="ce35" table:formula="of:=IF([.CE$3]=&quot;&quot;;&quot;&quot;;(IF(OR([.CE26]=&quot;&quot;;[.CE26]=0);0;1)))">
            <text:p/>
          </table:table-cell>
          <table:table-cell table:style-name="ce35" table:formula="of:=IF([.CF$3]=&quot;&quot;;&quot;&quot;;(IF(OR([.CF26]=&quot;&quot;;[.CF26]=0);0;1)))">
            <text:p/>
          </table:table-cell>
          <table:table-cell table:style-name="ce35" table:formula="of:=IF([.CG$3]=&quot;&quot;;&quot;&quot;;(IF(OR([.CG26]=&quot;&quot;;[.CG26]=0);0;1)))">
            <text:p/>
          </table:table-cell>
          <table:table-cell table:style-name="ce35" table:formula="of:=IF([.CH$3]=&quot;&quot;;&quot;&quot;;(IF(OR([.CH26]=&quot;&quot;;[.CH26]=0);0;1)))">
            <text:p/>
          </table:table-cell>
          <table:table-cell table:style-name="ce35" table:formula="of:=IF([.CI$3]=&quot;&quot;;&quot;&quot;;(IF(OR([.CI26]=&quot;&quot;;[.CI26]=0);0;1)))">
            <text:p/>
          </table:table-cell>
          <table:table-cell table:style-name="ce35" table:formula="of:=IF([.CJ$3]=&quot;&quot;;&quot;&quot;;(IF(OR([.CJ26]=&quot;&quot;;[.CJ26]=0);0;1)))">
            <text:p/>
          </table:table-cell>
          <table:table-cell table:style-name="ce35" table:formula="of:=IF([.CK$3]=&quot;&quot;;&quot;&quot;;(IF(OR([.CK26]=&quot;&quot;;[.CK26]=0);0;1)))">
            <text:p/>
          </table:table-cell>
          <table:table-cell table:style-name="ce35" table:formula="of:=IF([.CL$3]=&quot;&quot;;&quot;&quot;;(IF(OR([.CL26]=&quot;&quot;;[.CL26]=0);0;1)))">
            <text:p/>
          </table:table-cell>
          <table:table-cell table:style-name="ce35" table:formula="of:=IF([.CM$3]=&quot;&quot;;&quot;&quot;;(IF(OR([.CM26]=&quot;&quot;;[.CM26]=0);0;1)))">
            <text:p/>
          </table:table-cell>
          <table:table-cell table:style-name="ce35" table:formula="of:=IF([.CN$3]=&quot;&quot;;&quot;&quot;;(IF(OR([.CN26]=&quot;&quot;;[.CN26]=0);0;1)))">
            <text:p/>
          </table:table-cell>
          <table:table-cell table:style-name="ce35" table:formula="of:=IF([.CO$3]=&quot;&quot;;&quot;&quot;;(IF(OR([.CO26]=&quot;&quot;;[.CO26]=0);0;1)))">
            <text:p/>
          </table:table-cell>
          <table:table-cell table:style-name="ce35" table:formula="of:=IF([.CP$3]=&quot;&quot;;&quot;&quot;;(IF(OR([.CP26]=&quot;&quot;;[.CP26]=0);0;1)))">
            <text:p/>
          </table:table-cell>
          <table:table-cell table:style-name="ce35" table:formula="of:=IF([.CQ$3]=&quot;&quot;;&quot;&quot;;(IF(OR([.CQ26]=&quot;&quot;;[.CQ26]=0);0;1)))">
            <text:p/>
          </table:table-cell>
          <table:table-cell table:style-name="ce35" table:formula="of:=IF([.CR$3]=&quot;&quot;;&quot;&quot;;(IF(OR([.CR26]=&quot;&quot;;[.CR26]=0);0;1)))">
            <text:p/>
          </table:table-cell>
          <table:table-cell table:style-name="ce35" table:formula="of:=IF([.CS$3]=&quot;&quot;;&quot;&quot;;(IF(OR([.CS26]=&quot;&quot;;[.CS26]=0);0;1)))">
            <text:p/>
          </table:table-cell>
          <table:table-cell table:style-name="ce35" table:formula="of:=IF([.CT$3]=&quot;&quot;;&quot;&quot;;(IF(OR([.CT26]=&quot;&quot;;[.CT26]=0);0;1)))">
            <text:p/>
          </table:table-cell>
          <table:table-cell table:style-name="ce35" table:formula="of:=IF([.CU$3]=&quot;&quot;;&quot;&quot;;(IF(OR([.CU26]=&quot;&quot;;[.CU26]=0);0;1)))">
            <text:p/>
          </table:table-cell>
          <table:table-cell table:style-name="ce35" table:formula="of:=IF([.CV$3]=&quot;&quot;;&quot;&quot;;(IF(OR([.CV26]=&quot;&quot;;[.CV26]=0);0;1)))">
            <text:p/>
          </table:table-cell>
          <table:table-cell table:style-name="ce35" table:formula="of:=IF([.CW$3]=&quot;&quot;;&quot;&quot;;(IF(OR([.CW26]=&quot;&quot;;[.CW26]=0);0;1)))">
            <text:p/>
          </table:table-cell>
          <table:table-cell table:style-name="ce35" table:formula="of:=IF([.CX$3]=&quot;&quot;;&quot;&quot;;(IF(OR([.CX26]=&quot;&quot;;[.CX26]=0);0;1)))">
            <text:p/>
          </table:table-cell>
          <table:table-cell table:style-name="ce35" table:formula="of:=IF([.CY$3]=&quot;&quot;;&quot;&quot;;(IF(OR([.CY26]=&quot;&quot;;[.CY26]=0);0;1)))">
            <text:p/>
          </table:table-cell>
          <table:table-cell table:style-name="ce35" table:formula="of:=IF([.CZ$3]=&quot;&quot;;&quot;&quot;;(IF(OR([.CZ26]=&quot;&quot;;[.CZ26]=0);0;1)))">
            <text:p/>
          </table:table-cell>
          <table:table-cell table:style-name="ce35" table:formula="of:=IF([.DA$3]=&quot;&quot;;&quot;&quot;;(IF(OR([.DA26]=&quot;&quot;;[.DA26]=0);0;1)))">
            <text:p/>
          </table:table-cell>
          <table:table-cell table:style-name="ce35" table:formula="of:=IF([.DB$3]=&quot;&quot;;&quot;&quot;;(IF(OR([.DB26]=&quot;&quot;;[.DB26]=0);0;1)))">
            <text:p/>
          </table:table-cell>
          <table:table-cell table:style-name="ce35" table:formula="of:=IF([.DC$3]=&quot;&quot;;&quot;&quot;;(IF(OR([.DC26]=&quot;&quot;;[.DC26]=0);0;1)))">
            <text:p/>
          </table:table-cell>
          <table:table-cell table:style-name="ce35" table:formula="of:=IF([.DD$3]=&quot;&quot;;&quot;&quot;;(IF(OR([.DD26]=&quot;&quot;;[.DD26]=0);0;1)))">
            <text:p/>
          </table:table-cell>
          <table:table-cell table:style-name="ce35" table:formula="of:=IF([.DE$3]=&quot;&quot;;&quot;&quot;;(IF(OR([.DE26]=&quot;&quot;;[.DE26]=0);0;1)))">
            <text:p/>
          </table:table-cell>
          <table:table-cell table:style-name="ce35" table:formula="of:=IF([.DF$3]=&quot;&quot;;&quot;&quot;;(IF(OR([.DF26]=&quot;&quot;;[.DF26]=0);0;1)))">
            <text:p/>
          </table:table-cell>
          <table:table-cell table:style-name="ce35" table:formula="of:=IF([.DG$3]=&quot;&quot;;&quot;&quot;;(IF(OR([.DG26]=&quot;&quot;;[.DG26]=0);0;1)))">
            <text:p/>
          </table:table-cell>
          <table:table-cell table:style-name="ce35" table:formula="of:=IF([.DH$3]=&quot;&quot;;&quot;&quot;;(IF(OR([.DH26]=&quot;&quot;;[.DH26]=0);0;1)))">
            <text:p/>
          </table:table-cell>
          <table:table-cell table:style-name="ce35" table:formula="of:=IF([.DI$3]=&quot;&quot;;&quot;&quot;;(IF(OR([.DI26]=&quot;&quot;;[.DI26]=0);0;1)))">
            <text:p/>
          </table:table-cell>
          <table:table-cell table:style-name="ce35" table:formula="of:=IF([.DJ$3]=&quot;&quot;;&quot;&quot;;(IF(OR([.DJ26]=&quot;&quot;;[.DJ26]=0);0;1)))">
            <text:p/>
          </table:table-cell>
          <table:table-cell table:style-name="ce35" table:formula="of:=IF([.DK$3]=&quot;&quot;;&quot;&quot;;(IF(OR([.DK26]=&quot;&quot;;[.DK26]=0);0;1)))">
            <text:p/>
          </table:table-cell>
          <table:table-cell table:style-name="ce35" table:formula="of:=IF([.DL$3]=&quot;&quot;;&quot;&quot;;(IF(OR([.DL26]=&quot;&quot;;[.DL26]=0);0;1)))">
            <text:p/>
          </table:table-cell>
          <table:table-cell table:style-name="ce35" table:formula="of:=IF([.DM$3]=&quot;&quot;;&quot;&quot;;(IF(OR([.DM26]=&quot;&quot;;[.DM26]=0);0;1)))">
            <text:p/>
          </table:table-cell>
          <table:table-cell table:style-name="ce35" table:formula="of:=IF([.DN$3]=&quot;&quot;;&quot;&quot;;(IF(OR([.DN26]=&quot;&quot;;[.DN26]=0);0;1)))">
            <text:p/>
          </table:table-cell>
          <table:table-cell table:style-name="ce35" table:formula="of:=IF([.DO$3]=&quot;&quot;;&quot;&quot;;(IF(OR([.DO26]=&quot;&quot;;[.DO26]=0);0;1)))">
            <text:p/>
          </table:table-cell>
          <table:table-cell table:style-name="ce35" table:formula="of:=IF([.DP$3]=&quot;&quot;;&quot;&quot;;(IF(OR([.DP26]=&quot;&quot;;[.DP26]=0);0;1)))">
            <text:p/>
          </table:table-cell>
          <table:table-cell table:style-name="ce35" table:formula="of:=IF([.DQ$3]=&quot;&quot;;&quot;&quot;;(IF(OR([.DQ26]=&quot;&quot;;[.DQ26]=0);0;1)))">
            <text:p/>
          </table:table-cell>
          <table:table-cell table:style-name="ce35" table:formula="of:=IF([.DR$3]=&quot;&quot;;&quot;&quot;;(IF(OR([.DR26]=&quot;&quot;;[.DR26]=0);0;1)))">
            <text:p/>
          </table:table-cell>
          <table:table-cell table:style-name="ce35" table:formula="of:=IF([.DS$3]=&quot;&quot;;&quot;&quot;;(IF(OR([.DS26]=&quot;&quot;;[.DS26]=0);0;1)))">
            <text:p/>
          </table:table-cell>
          <table:table-cell table:style-name="ce35" table:formula="of:=IF([.DT$3]=&quot;&quot;;&quot;&quot;;(IF(OR([.DT26]=&quot;&quot;;[.DT26]=0);0;1)))">
            <text:p/>
          </table:table-cell>
          <table:table-cell table:style-name="ce35" table:formula="of:=IF([.DU$3]=&quot;&quot;;&quot;&quot;;(IF(OR([.DU26]=&quot;&quot;;[.DU26]=0);0;1)))">
            <text:p/>
          </table:table-cell>
          <table:table-cell table:style-name="ce35" table:formula="of:=IF([.DV$3]=&quot;&quot;;&quot;&quot;;(IF(OR([.DV26]=&quot;&quot;;[.DV26]=0);0;1)))">
            <text:p/>
          </table:table-cell>
          <table:table-cell table:style-name="ce35" table:formula="of:=IF([.DW$3]=&quot;&quot;;&quot;&quot;;(IF(OR([.DW26]=&quot;&quot;;[.DW26]=0);0;1)))">
            <text:p/>
          </table:table-cell>
          <table:table-cell table:style-name="ce35" table:formula="of:=IF([.DX$3]=&quot;&quot;;&quot;&quot;;(IF(OR([.DX26]=&quot;&quot;;[.DX26]=0);0;1)))">
            <text:p/>
          </table:table-cell>
          <table:table-cell table:style-name="ce35" table:formula="of:=IF([.DY$3]=&quot;&quot;;&quot;&quot;;(IF(OR([.DY26]=&quot;&quot;;[.DY26]=0);0;1)))">
            <text:p/>
          </table:table-cell>
          <table:table-cell table:style-name="ce35" table:formula="of:=IF([.DZ$3]=&quot;&quot;;&quot;&quot;;(IF(OR([.DZ26]=&quot;&quot;;[.DZ26]=0);0;1)))">
            <text:p/>
          </table:table-cell>
          <table:table-cell table:style-name="ce35" table:formula="of:=IF([.EA$3]=&quot;&quot;;&quot;&quot;;(IF(OR([.EA26]=&quot;&quot;;[.EA26]=0);0;1)))">
            <text:p/>
          </table:table-cell>
          <table:table-cell table:style-name="ce35" table:formula="of:=IF([.EB$3]=&quot;&quot;;&quot;&quot;;(IF(OR([.EB26]=&quot;&quot;;[.EB26]=0);0;1)))">
            <text:p/>
          </table:table-cell>
          <table:table-cell table:style-name="ce35" table:formula="of:=IF([.EC$3]=&quot;&quot;;&quot;&quot;;(IF(OR([.EC26]=&quot;&quot;;[.EC26]=0);0;1)))">
            <text:p/>
          </table:table-cell>
          <table:table-cell table:style-name="ce35" table:formula="of:=IF([.ED$3]=&quot;&quot;;&quot;&quot;;(IF(OR([.ED26]=&quot;&quot;;[.ED26]=0);0;1)))">
            <text:p/>
          </table:table-cell>
          <table:table-cell table:style-name="ce35" table:formula="of:=IF([.EE$3]=&quot;&quot;;&quot;&quot;;(IF(OR([.EE26]=&quot;&quot;;[.EE26]=0);0;1)))">
            <text:p/>
          </table:table-cell>
          <table:table-cell table:style-name="ce35" table:formula="of:=IF([.EF$3]=&quot;&quot;;&quot;&quot;;(IF(OR([.EF26]=&quot;&quot;;[.EF26]=0);0;1)))">
            <text:p/>
          </table:table-cell>
          <table:table-cell table:style-name="ce35" table:formula="of:=IF([.EG$3]=&quot;&quot;;&quot;&quot;;(IF(OR([.EG26]=&quot;&quot;;[.EG26]=0);0;1)))">
            <text:p/>
          </table:table-cell>
          <table:table-cell table:style-name="ce35" table:formula="of:=IF([.EH$3]=&quot;&quot;;&quot;&quot;;(IF(OR([.EH26]=&quot;&quot;;[.EH26]=0);0;1)))">
            <text:p/>
          </table:table-cell>
          <table:table-cell table:style-name="ce35" table:formula="of:=IF([.EI$3]=&quot;&quot;;&quot;&quot;;(IF(OR([.EI26]=&quot;&quot;;[.EI26]=0);0;1)))">
            <text:p/>
          </table:table-cell>
          <table:table-cell table:style-name="ce35" table:formula="of:=IF([.EJ$3]=&quot;&quot;;&quot;&quot;;(IF(OR([.EJ26]=&quot;&quot;;[.EJ26]=0);0;1)))">
            <text:p/>
          </table:table-cell>
          <table:table-cell table:style-name="ce35" table:formula="of:=IF([.EK$3]=&quot;&quot;;&quot;&quot;;(IF(OR([.EK26]=&quot;&quot;;[.EK26]=0);0;1)))">
            <text:p/>
          </table:table-cell>
          <table:table-cell table:style-name="ce35" table:formula="of:=IF([.EL$3]=&quot;&quot;;&quot;&quot;;(IF(OR([.EL26]=&quot;&quot;;[.EL26]=0);0;1)))">
            <text:p/>
          </table:table-cell>
          <table:table-cell table:style-name="ce35" table:formula="of:=IF([.EM$3]=&quot;&quot;;&quot;&quot;;(IF(OR([.EM26]=&quot;&quot;;[.EM26]=0);0;1)))">
            <text:p/>
          </table:table-cell>
          <table:table-cell table:style-name="ce35" table:formula="of:=IF([.EN$3]=&quot;&quot;;&quot;&quot;;(IF(OR([.EN26]=&quot;&quot;;[.EN26]=0);0;1)))">
            <text:p/>
          </table:table-cell>
          <table:table-cell table:style-name="ce35" table:formula="of:=IF([.EO$3]=&quot;&quot;;&quot;&quot;;(IF(OR([.EO26]=&quot;&quot;;[.EO26]=0);0;1)))">
            <text:p/>
          </table:table-cell>
          <table:table-cell table:style-name="ce35" table:formula="of:=IF([.EP$3]=&quot;&quot;;&quot;&quot;;(IF(OR([.EP26]=&quot;&quot;;[.EP26]=0);0;1)))">
            <text:p/>
          </table:table-cell>
          <table:table-cell table:style-name="ce35" table:formula="of:=IF([.EQ$3]=&quot;&quot;;&quot;&quot;;(IF(OR([.EQ26]=&quot;&quot;;[.EQ26]=0);0;1)))">
            <text:p/>
          </table:table-cell>
          <table:table-cell table:style-name="ce35" table:formula="of:=IF([.ER$3]=&quot;&quot;;&quot;&quot;;(IF(OR([.ER26]=&quot;&quot;;[.ER26]=0);0;1)))">
            <text:p/>
          </table:table-cell>
          <table:table-cell table:style-name="ce35" table:formula="of:=IF([.ES$3]=&quot;&quot;;&quot;&quot;;(IF(OR([.ES26]=&quot;&quot;;[.ES26]=0);0;1)))">
            <text:p/>
          </table:table-cell>
          <table:table-cell table:style-name="ce35" table:formula="of:=IF([.ET$3]=&quot;&quot;;&quot;&quot;;(IF(OR([.ET26]=&quot;&quot;;[.ET26]=0);0;1)))">
            <text:p/>
          </table:table-cell>
          <table:table-cell table:style-name="ce35" table:formula="of:=IF([.EU$3]=&quot;&quot;;&quot;&quot;;(IF(OR([.EU26]=&quot;&quot;;[.EU26]=0);0;1)))">
            <text:p/>
          </table:table-cell>
          <table:table-cell table:style-name="ce35" table:formula="of:=IF([.EV$3]=&quot;&quot;;&quot;&quot;;(IF(OR([.EV26]=&quot;&quot;;[.EV26]=0);0;1)))">
            <text:p/>
          </table:table-cell>
          <table:table-cell table:style-name="ce35" table:formula="of:=IF([.EW$3]=&quot;&quot;;&quot;&quot;;(IF(OR([.EW26]=&quot;&quot;;[.EW26]=0);0;1)))">
            <text:p/>
          </table:table-cell>
          <table:table-cell table:style-name="ce35" table:formula="of:=IF([.EX$3]=&quot;&quot;;&quot;&quot;;(IF(OR([.EX26]=&quot;&quot;;[.EX26]=0);0;1)))">
            <text:p/>
          </table:table-cell>
          <table:table-cell table:style-name="ce35" table:formula="of:=IF([.EY$3]=&quot;&quot;;&quot;&quot;;(IF(OR([.EY26]=&quot;&quot;;[.EY26]=0);0;1)))">
            <text:p/>
          </table:table-cell>
          <table:table-cell table:style-name="ce35" table:formula="of:=IF([.EZ$3]=&quot;&quot;;&quot;&quot;;(IF(OR([.EZ26]=&quot;&quot;;[.EZ26]=0);0;1)))">
            <text:p/>
          </table:table-cell>
          <table:table-cell table:style-name="ce35" table:formula="of:=IF([.FA$3]=&quot;&quot;;&quot;&quot;;(IF(OR([.FA26]=&quot;&quot;;[.FA26]=0);0;1)))">
            <text:p/>
          </table:table-cell>
          <table:table-cell table:style-name="ce35" table:formula="of:=IF([.FB$3]=&quot;&quot;;&quot;&quot;;(IF(OR([.FB26]=&quot;&quot;;[.FB26]=0);0;1)))">
            <text:p/>
          </table:table-cell>
          <table:table-cell table:style-name="ce35" table:formula="of:=IF([.FC$3]=&quot;&quot;;&quot;&quot;;(IF(OR([.FC26]=&quot;&quot;;[.FC26]=0);0;1)))">
            <text:p/>
          </table:table-cell>
          <table:table-cell table:style-name="ce35" table:formula="of:=IF([.FD$3]=&quot;&quot;;&quot;&quot;;(IF(OR([.FD26]=&quot;&quot;;[.FD26]=0);0;1)))">
            <text:p/>
          </table:table-cell>
          <table:table-cell table:style-name="ce35" table:formula="of:=IF([.FE$3]=&quot;&quot;;&quot;&quot;;(IF(OR([.FE26]=&quot;&quot;;[.FE26]=0);0;1)))">
            <text:p/>
          </table:table-cell>
          <table:table-cell table:style-name="ce35" table:formula="of:=IF([.FF$3]=&quot;&quot;;&quot;&quot;;(IF(OR([.FF26]=&quot;&quot;;[.FF26]=0);0;1)))">
            <text:p/>
          </table:table-cell>
          <table:table-cell table:style-name="ce35" table:formula="of:=IF([.FG$3]=&quot;&quot;;&quot;&quot;;(IF(OR([.FG26]=&quot;&quot;;[.FG26]=0);0;1)))">
            <text:p/>
          </table:table-cell>
          <table:table-cell table:style-name="ce35" table:formula="of:=IF([.FH$3]=&quot;&quot;;&quot;&quot;;(IF(OR([.FH26]=&quot;&quot;;[.FH26]=0);0;1)))">
            <text:p/>
          </table:table-cell>
          <table:table-cell table:style-name="ce35" table:formula="of:=IF([.FI$3]=&quot;&quot;;&quot;&quot;;(IF(OR([.FI26]=&quot;&quot;;[.FI26]=0);0;1)))">
            <text:p/>
          </table:table-cell>
          <table:table-cell table:style-name="ce35" table:formula="of:=IF([.FJ$3]=&quot;&quot;;&quot;&quot;;(IF(OR([.FJ26]=&quot;&quot;;[.FJ26]=0);0;1)))">
            <text:p/>
          </table:table-cell>
          <table:table-cell table:style-name="ce35" table:formula="of:=IF([.FK$3]=&quot;&quot;;&quot;&quot;;(IF(OR([.FK26]=&quot;&quot;;[.FK26]=0);0;1)))">
            <text:p/>
          </table:table-cell>
          <table:table-cell table:style-name="ce35" table:formula="of:=IF([.FL$3]=&quot;&quot;;&quot;&quot;;(IF(OR([.FL26]=&quot;&quot;;[.FL26]=0);0;1)))">
            <text:p/>
          </table:table-cell>
          <table:table-cell table:style-name="ce35" table:formula="of:=IF([.FM$3]=&quot;&quot;;&quot;&quot;;(IF(OR([.FM26]=&quot;&quot;;[.FM26]=0);0;1)))">
            <text:p/>
          </table:table-cell>
          <table:table-cell table:style-name="ce35" table:formula="of:=IF([.FN$3]=&quot;&quot;;&quot;&quot;;(IF(OR([.FN26]=&quot;&quot;;[.FN26]=0);0;1)))">
            <text:p/>
          </table:table-cell>
          <table:table-cell table:style-name="ce35" table:formula="of:=IF([.FO$3]=&quot;&quot;;&quot;&quot;;(IF(OR([.FO26]=&quot;&quot;;[.FO26]=0);0;1)))">
            <text:p/>
          </table:table-cell>
          <table:table-cell table:style-name="ce35" table:formula="of:=IF([.FP$3]=&quot;&quot;;&quot;&quot;;(IF(OR([.FP26]=&quot;&quot;;[.FP26]=0);0;1)))">
            <text:p/>
          </table:table-cell>
          <table:table-cell table:style-name="ce35" table:formula="of:=IF([.FQ$3]=&quot;&quot;;&quot;&quot;;(IF(OR([.FQ26]=&quot;&quot;;[.FQ26]=0);0;1)))">
            <text:p/>
          </table:table-cell>
          <table:table-cell table:style-name="ce35" table:formula="of:=IF([.FR$3]=&quot;&quot;;&quot;&quot;;(IF(OR([.FR26]=&quot;&quot;;[.FR26]=0);0;1)))">
            <text:p/>
          </table:table-cell>
          <table:table-cell table:style-name="ce35" table:formula="of:=IF([.FS$3]=&quot;&quot;;&quot;&quot;;(IF(OR([.FS26]=&quot;&quot;;[.FS26]=0);0;1)))">
            <text:p/>
          </table:table-cell>
          <table:table-cell table:style-name="ce35" table:formula="of:=IF([.FT$3]=&quot;&quot;;&quot;&quot;;(IF(OR([.FT26]=&quot;&quot;;[.FT26]=0);0;1)))">
            <text:p/>
          </table:table-cell>
          <table:table-cell table:style-name="ce35" table:formula="of:=IF([.FU$3]=&quot;&quot;;&quot;&quot;;(IF(OR([.FU26]=&quot;&quot;;[.FU26]=0);0;1)))">
            <text:p/>
          </table:table-cell>
          <table:table-cell table:style-name="ce35" table:formula="of:=IF([.FV$3]=&quot;&quot;;&quot;&quot;;(IF(OR([.FV26]=&quot;&quot;;[.FV26]=0);0;1)))">
            <text:p/>
          </table:table-cell>
          <table:table-cell table:style-name="ce35" table:formula="of:=IF([.FW$3]=&quot;&quot;;&quot;&quot;;(IF(OR([.FW26]=&quot;&quot;;[.FW26]=0);0;1)))">
            <text:p/>
          </table:table-cell>
          <table:table-cell table:style-name="ce35" table:formula="of:=IF([.FX$3]=&quot;&quot;;&quot;&quot;;(IF(OR([.FX26]=&quot;&quot;;[.FX26]=0);0;1)))">
            <text:p/>
          </table:table-cell>
          <table:table-cell table:style-name="ce35" table:formula="of:=IF([.FY$3]=&quot;&quot;;&quot;&quot;;(IF(OR([.FY26]=&quot;&quot;;[.FY26]=0);0;1)))">
            <text:p/>
          </table:table-cell>
          <table:table-cell table:style-name="ce35" table:formula="of:=IF([.FZ$3]=&quot;&quot;;&quot;&quot;;(IF(OR([.FZ26]=&quot;&quot;;[.FZ26]=0);0;1)))">
            <text:p/>
          </table:table-cell>
          <table:table-cell table:style-name="ce35" table:formula="of:=IF([.GA$3]=&quot;&quot;;&quot;&quot;;(IF(OR([.GA26]=&quot;&quot;;[.GA26]=0);0;1)))">
            <text:p/>
          </table:table-cell>
          <table:table-cell table:style-name="ce35" table:formula="of:=IF([.GB$3]=&quot;&quot;;&quot;&quot;;(IF(OR([.GB26]=&quot;&quot;;[.GB26]=0);0;1)))">
            <text:p/>
          </table:table-cell>
          <table:table-cell table:style-name="ce35" table:formula="of:=IF([.GC$3]=&quot;&quot;;&quot;&quot;;(IF(OR([.GC26]=&quot;&quot;;[.GC26]=0);0;1)))">
            <text:p/>
          </table:table-cell>
          <table:table-cell table:style-name="ce35" table:formula="of:=IF([.GD$3]=&quot;&quot;;&quot;&quot;;(IF(OR([.GD26]=&quot;&quot;;[.GD26]=0);0;1)))">
            <text:p/>
          </table:table-cell>
          <table:table-cell table:style-name="ce35" table:formula="of:=IF([.GE$3]=&quot;&quot;;&quot;&quot;;(IF(OR([.GE26]=&quot;&quot;;[.GE26]=0);0;1)))">
            <text:p/>
          </table:table-cell>
          <table:table-cell table:style-name="ce35" table:formula="of:=IF([.GF$3]=&quot;&quot;;&quot;&quot;;(IF(OR([.GF26]=&quot;&quot;;[.GF26]=0);0;1)))">
            <text:p/>
          </table:table-cell>
          <table:table-cell table:style-name="ce35" table:formula="of:=IF([.GG$3]=&quot;&quot;;&quot;&quot;;(IF(OR([.GG26]=&quot;&quot;;[.GG26]=0);0;1)))">
            <text:p/>
          </table:table-cell>
          <table:table-cell table:style-name="ce35" table:formula="of:=IF([.GH$3]=&quot;&quot;;&quot;&quot;;(IF(OR([.GH26]=&quot;&quot;;[.GH26]=0);0;1)))">
            <text:p/>
          </table:table-cell>
          <table:table-cell table:style-name="ce35" table:formula="of:=IF([.GI$3]=&quot;&quot;;&quot;&quot;;(IF(OR([.GI26]=&quot;&quot;;[.GI26]=0);0;1)))">
            <text:p/>
          </table:table-cell>
          <table:table-cell table:style-name="ce35" table:formula="of:=IF([.GJ$3]=&quot;&quot;;&quot;&quot;;(IF(OR([.GJ26]=&quot;&quot;;[.GJ26]=0);0;1)))">
            <text:p/>
          </table:table-cell>
          <table:table-cell table:style-name="ce35" table:formula="of:=IF([.GK$3]=&quot;&quot;;&quot;&quot;;(IF(OR([.GK26]=&quot;&quot;;[.GK26]=0);0;1)))">
            <text:p/>
          </table:table-cell>
          <table:table-cell table:style-name="ce35" table:formula="of:=IF([.GL$3]=&quot;&quot;;&quot;&quot;;(IF(OR([.GL26]=&quot;&quot;;[.GL26]=0);0;1)))">
            <text:p/>
          </table:table-cell>
          <table:table-cell table:style-name="ce35" table:formula="of:=IF([.GM$3]=&quot;&quot;;&quot;&quot;;(IF(OR([.GM26]=&quot;&quot;;[.GM26]=0);0;1)))">
            <text:p/>
          </table:table-cell>
          <table:table-cell table:style-name="ce35" table:formula="of:=IF([.GN$3]=&quot;&quot;;&quot;&quot;;(IF(OR([.GN26]=&quot;&quot;;[.GN26]=0);0;1)))">
            <text:p/>
          </table:table-cell>
          <table:table-cell table:style-name="ce35" table:formula="of:=IF([.GO$3]=&quot;&quot;;&quot;&quot;;(IF(OR([.GO26]=&quot;&quot;;[.GO26]=0);0;1)))">
            <text:p/>
          </table:table-cell>
          <table:table-cell table:style-name="ce35" table:formula="of:=IF([.GP$3]=&quot;&quot;;&quot;&quot;;(IF(OR([.GP26]=&quot;&quot;;[.GP26]=0);0;1)))">
            <text:p/>
          </table:table-cell>
          <table:table-cell table:style-name="ce35" table:formula="of:=IF([.GQ$3]=&quot;&quot;;&quot;&quot;;(IF(OR([.GQ26]=&quot;&quot;;[.GQ26]=0);0;1)))">
            <text:p/>
          </table:table-cell>
          <table:table-cell table:style-name="ce35" table:formula="of:=IF([.GR$3]=&quot;&quot;;&quot;&quot;;(IF(OR([.GR26]=&quot;&quot;;[.GR26]=0);0;1)))">
            <text:p/>
          </table:table-cell>
          <table:table-cell table:style-name="ce35" table:formula="of:=IF([.GS$3]=&quot;&quot;;&quot;&quot;;(IF(OR([.GS26]=&quot;&quot;;[.GS26]=0);0;1)))">
            <text:p/>
          </table:table-cell>
          <table:table-cell table:style-name="ce35" table:formula="of:=IF([.GT$3]=&quot;&quot;;&quot;&quot;;(IF(OR([.GT26]=&quot;&quot;;[.GT26]=0);0;1)))">
            <text:p/>
          </table:table-cell>
          <table:table-cell table:style-name="ce35" table:formula="of:=IF([.GU$3]=&quot;&quot;;&quot;&quot;;(IF(OR([.GU26]=&quot;&quot;;[.GU26]=0);0;1)))">
            <text:p/>
          </table:table-cell>
          <table:table-cell table:style-name="ce35" table:formula="of:=IF([.GV$3]=&quot;&quot;;&quot;&quot;;(IF(OR([.GV26]=&quot;&quot;;[.GV26]=0);0;1)))">
            <text:p/>
          </table:table-cell>
          <table:table-cell table:style-name="ce35" table:formula="of:=IF([.GW$3]=&quot;&quot;;&quot;&quot;;(IF(OR([.GW26]=&quot;&quot;;[.GW26]=0);0;1)))">
            <text:p/>
          </table:table-cell>
          <table:table-cell table:style-name="ce35" table:formula="of:=IF([.GX$3]=&quot;&quot;;&quot;&quot;;(IF(OR([.GX26]=&quot;&quot;;[.GX26]=0);0;1)))">
            <text:p/>
          </table:table-cell>
          <table:table-cell table:style-name="ce35" table:formula="of:=IF([.GY$3]=&quot;&quot;;&quot;&quot;;(IF(OR([.GY26]=&quot;&quot;;[.GY26]=0);0;1)))">
            <text:p/>
          </table:table-cell>
          <table:table-cell table:style-name="ce35" table:formula="of:=IF([.GZ$3]=&quot;&quot;;&quot;&quot;;(IF(OR([.GZ26]=&quot;&quot;;[.GZ26]=0);0;1)))">
            <text:p/>
          </table:table-cell>
          <table:table-cell table:style-name="ce35" table:formula="of:=IF([.HA$3]=&quot;&quot;;&quot;&quot;;(IF(OR([.HA26]=&quot;&quot;;[.HA26]=0);0;1)))">
            <text:p/>
          </table:table-cell>
          <table:table-cell table:style-name="ce35" table:formula="of:=IF([.HB$3]=&quot;&quot;;&quot;&quot;;(IF(OR([.HB26]=&quot;&quot;;[.HB26]=0);0;1)))">
            <text:p/>
          </table:table-cell>
          <table:table-cell table:style-name="ce35" table:formula="of:=IF([.HC$3]=&quot;&quot;;&quot;&quot;;(IF(OR([.HC26]=&quot;&quot;;[.HC26]=0);0;1)))">
            <text:p/>
          </table:table-cell>
          <table:table-cell table:style-name="ce35" table:formula="of:=IF([.HD$3]=&quot;&quot;;&quot;&quot;;(IF(OR([.HD26]=&quot;&quot;;[.HD26]=0);0;1)))">
            <text:p/>
          </table:table-cell>
          <table:table-cell table:style-name="ce35" table:formula="of:=IF([.HE$3]=&quot;&quot;;&quot;&quot;;(IF(OR([.HE26]=&quot;&quot;;[.HE26]=0);0;1)))">
            <text:p/>
          </table:table-cell>
          <table:table-cell table:style-name="ce35" table:formula="of:=IF([.HF$3]=&quot;&quot;;&quot;&quot;;(IF(OR([.HF26]=&quot;&quot;;[.HF26]=0);0;1)))">
            <text:p/>
          </table:table-cell>
          <table:table-cell table:style-name="ce35" table:formula="of:=IF([.HG$3]=&quot;&quot;;&quot;&quot;;(IF(OR([.HG26]=&quot;&quot;;[.HG26]=0);0;1)))">
            <text:p/>
          </table:table-cell>
          <table:table-cell table:style-name="ce35" table:formula="of:=IF([.HH$3]=&quot;&quot;;&quot;&quot;;(IF(OR([.HH26]=&quot;&quot;;[.HH26]=0);0;1)))">
            <text:p/>
          </table:table-cell>
          <table:table-cell table:style-name="ce35" table:formula="of:=IF([.HI$3]=&quot;&quot;;&quot;&quot;;(IF(OR([.HI26]=&quot;&quot;;[.HI26]=0);0;1)))">
            <text:p/>
          </table:table-cell>
          <table:table-cell table:style-name="ce35" table:formula="of:=IF([.HJ$3]=&quot;&quot;;&quot;&quot;;(IF(OR([.HJ26]=&quot;&quot;;[.HJ26]=0);0;1)))">
            <text:p/>
          </table:table-cell>
          <table:table-cell table:style-name="ce35" table:formula="of:=IF([.HK$3]=&quot;&quot;;&quot;&quot;;(IF(OR([.HK26]=&quot;&quot;;[.HK26]=0);0;1)))">
            <text:p/>
          </table:table-cell>
          <table:table-cell table:style-name="ce35" table:formula="of:=IF([.HL$3]=&quot;&quot;;&quot;&quot;;(IF(OR([.HL26]=&quot;&quot;;[.HL26]=0);0;1)))">
            <text:p/>
          </table:table-cell>
          <table:table-cell table:style-name="ce35" table:formula="of:=IF([.HM$3]=&quot;&quot;;&quot;&quot;;(IF(OR([.HM26]=&quot;&quot;;[.HM26]=0);0;1)))">
            <text:p/>
          </table:table-cell>
          <table:table-cell table:style-name="ce35" table:formula="of:=IF([.HN$3]=&quot;&quot;;&quot;&quot;;(IF(OR([.HN26]=&quot;&quot;;[.HN26]=0);0;1)))">
            <text:p/>
          </table:table-cell>
          <table:table-cell table:style-name="ce35" table:formula="of:=IF([.HO$3]=&quot;&quot;;&quot;&quot;;(IF(OR([.HO26]=&quot;&quot;;[.HO26]=0);0;1)))">
            <text:p/>
          </table:table-cell>
          <table:table-cell table:style-name="ce35" table:formula="of:=IF([.HP$3]=&quot;&quot;;&quot;&quot;;(IF(OR([.HP26]=&quot;&quot;;[.HP26]=0);0;1)))">
            <text:p/>
          </table:table-cell>
          <table:table-cell table:style-name="ce35" table:formula="of:=IF([.HQ$3]=&quot;&quot;;&quot;&quot;;(IF(OR([.HQ26]=&quot;&quot;;[.HQ26]=0);0;1)))">
            <text:p/>
          </table:table-cell>
          <table:table-cell table:style-name="ce35" table:formula="of:=IF([.HR$3]=&quot;&quot;;&quot;&quot;;(IF(OR([.HR26]=&quot;&quot;;[.HR26]=0);0;1)))">
            <text:p/>
          </table:table-cell>
          <table:table-cell table:style-name="ce35" table:formula="of:=IF([.HS$3]=&quot;&quot;;&quot;&quot;;(IF(OR([.HS26]=&quot;&quot;;[.HS26]=0);0;1)))">
            <text:p/>
          </table:table-cell>
          <table:table-cell table:style-name="ce35" table:formula="of:=IF([.HT$3]=&quot;&quot;;&quot;&quot;;(IF(OR([.HT26]=&quot;&quot;;[.HT26]=0);0;1)))">
            <text:p/>
          </table:table-cell>
          <table:table-cell table:style-name="ce35" table:formula="of:=IF([.HU$3]=&quot;&quot;;&quot;&quot;;(IF(OR([.HU26]=&quot;&quot;;[.HU26]=0);0;1)))">
            <text:p/>
          </table:table-cell>
          <table:table-cell table:style-name="ce35" table:formula="of:=IF([.HV$3]=&quot;&quot;;&quot;&quot;;(IF(OR([.HV26]=&quot;&quot;;[.HV26]=0);0;1)))">
            <text:p/>
          </table:table-cell>
          <table:table-cell table:style-name="ce35" table:formula="of:=IF([.HW$3]=&quot;&quot;;&quot;&quot;;(IF(OR([.HW26]=&quot;&quot;;[.HW26]=0);0;1)))">
            <text:p/>
          </table:table-cell>
          <table:table-cell table:style-name="ce35" table:formula="of:=IF([.HX$3]=&quot;&quot;;&quot;&quot;;(IF(OR([.HX26]=&quot;&quot;;[.HX26]=0);0;1)))">
            <text:p/>
          </table:table-cell>
          <table:table-cell table:style-name="ce35" table:formula="of:=IF([.HY$3]=&quot;&quot;;&quot;&quot;;(IF(OR([.HY26]=&quot;&quot;;[.HY26]=0);0;1)))">
            <text:p/>
          </table:table-cell>
          <table:table-cell table:style-name="ce35" table:formula="of:=IF([.HZ$3]=&quot;&quot;;&quot;&quot;;(IF(OR([.HZ26]=&quot;&quot;;[.HZ26]=0);0;1)))">
            <text:p/>
          </table:table-cell>
          <table:table-cell table:style-name="ce35" table:formula="of:=IF([.IA$3]=&quot;&quot;;&quot;&quot;;(IF(OR([.IA26]=&quot;&quot;;[.IA26]=0);0;1)))">
            <text:p/>
          </table:table-cell>
          <table:table-cell table:style-name="ce35" table:formula="of:=IF([.IB$3]=&quot;&quot;;&quot;&quot;;(IF(OR([.IB26]=&quot;&quot;;[.IB26]=0);0;1)))">
            <text:p/>
          </table:table-cell>
          <table:table-cell table:style-name="ce35" table:formula="of:=IF([.IC$3]=&quot;&quot;;&quot;&quot;;(IF(OR([.IC26]=&quot;&quot;;[.IC26]=0);0;1)))">
            <text:p/>
          </table:table-cell>
          <table:table-cell table:style-name="ce35" table:formula="of:=IF([.ID$3]=&quot;&quot;;&quot;&quot;;(IF(OR([.ID26]=&quot;&quot;;[.ID26]=0);0;1)))">
            <text:p/>
          </table:table-cell>
          <table:table-cell table:style-name="ce35" table:formula="of:=IF([.IE$3]=&quot;&quot;;&quot;&quot;;(IF(OR([.IE26]=&quot;&quot;;[.IE26]=0);0;1)))">
            <text:p/>
          </table:table-cell>
          <table:table-cell table:style-name="ce35" table:formula="of:=IF([.IF$3]=&quot;&quot;;&quot;&quot;;(IF(OR([.IF26]=&quot;&quot;;[.IF26]=0);0;1)))">
            <text:p/>
          </table:table-cell>
          <table:table-cell table:style-name="ce35" table:formula="of:=IF([.IG$3]=&quot;&quot;;&quot;&quot;;(IF(OR([.IG26]=&quot;&quot;;[.IG26]=0);0;1)))">
            <text:p/>
          </table:table-cell>
          <table:table-cell table:style-name="ce35" table:formula="of:=IF([.IH$3]=&quot;&quot;;&quot;&quot;;(IF(OR([.IH26]=&quot;&quot;;[.IH26]=0);0;1)))">
            <text:p/>
          </table:table-cell>
          <table:table-cell table:style-name="ce35" table:formula="of:=IF([.II$3]=&quot;&quot;;&quot;&quot;;(IF(OR([.II26]=&quot;&quot;;[.II26]=0);0;1)))">
            <text:p/>
          </table:table-cell>
          <table:table-cell table:style-name="ce35" table:formula="of:=IF([.IJ$3]=&quot;&quot;;&quot;&quot;;(IF(OR([.IJ26]=&quot;&quot;;[.IJ26]=0);0;1)))">
            <text:p/>
          </table:table-cell>
          <table:table-cell table:style-name="ce35" table:formula="of:=IF([.IK$3]=&quot;&quot;;&quot;&quot;;(IF(OR([.IK26]=&quot;&quot;;[.IK26]=0);0;1)))">
            <text:p/>
          </table:table-cell>
          <table:table-cell table:style-name="ce35" table:formula="of:=IF([.IL$3]=&quot;&quot;;&quot;&quot;;(IF(OR([.IL26]=&quot;&quot;;[.IL26]=0);0;1)))">
            <text:p/>
          </table:table-cell>
          <table:table-cell table:style-name="ce35" table:formula="of:=IF([.IM$3]=&quot;&quot;;&quot;&quot;;(IF(OR([.IM26]=&quot;&quot;;[.IM26]=0);0;1)))">
            <text:p/>
          </table:table-cell>
          <table:table-cell table:style-name="ce35" table:formula="of:=IF([.IN$3]=&quot;&quot;;&quot;&quot;;(IF(OR([.IN26]=&quot;&quot;;[.IN26]=0);0;1)))">
            <text:p/>
          </table:table-cell>
          <table:table-cell table:style-name="ce35" table:formula="of:=IF([.IO$3]=&quot;&quot;;&quot;&quot;;(IF(OR([.IO26]=&quot;&quot;;[.IO26]=0);0;1)))">
            <text:p/>
          </table:table-cell>
          <table:table-cell table:style-name="ce35" table:formula="of:=IF([.IP$3]=&quot;&quot;;&quot;&quot;;(IF(OR([.IP26]=&quot;&quot;;[.IP26]=0);0;1)))">
            <text:p/>
          </table:table-cell>
          <table:table-cell table:style-name="ce35" table:formula="of:=IF([.IQ$3]=&quot;&quot;;&quot;&quot;;(IF(OR([.IQ26]=&quot;&quot;;[.IQ26]=0);0;1)))">
            <text:p/>
          </table:table-cell>
          <table:table-cell table:style-name="ce35" table:formula="of:=IF([.IR$3]=&quot;&quot;;&quot;&quot;;(IF(OR([.IR26]=&quot;&quot;;[.IR26]=0);0;1)))">
            <text:p/>
          </table:table-cell>
          <table:table-cell table:style-name="ce35" table:formula="of:=IF([.IS$3]=&quot;&quot;;&quot;&quot;;(IF(OR([.IS26]=&quot;&quot;;[.IS26]=0);0;1)))">
            <text:p/>
          </table:table-cell>
          <table:table-cell table:style-name="ce35" table:formula="of:=IF([.IT$3]=&quot;&quot;;&quot;&quot;;(IF(OR([.IT26]=&quot;&quot;;[.IT26]=0);0;1)))">
            <text:p/>
          </table:table-cell>
          <table:table-cell table:style-name="ce35" table:formula="of:=IF([.IU$3]=&quot;&quot;;&quot;&quot;;(IF(OR([.IU26]=&quot;&quot;;[.IU26]=0);0;1)))">
            <text:p/>
          </table:table-cell>
          <table:table-cell table:style-name="ce35" table:formula="of:=IF([.IV$3]=&quot;&quot;;&quot;&quot;;(IF(OR([.IV26]=&quot;&quot;;[.IV26]=0);0;1)))">
            <text:p/>
          </table:table-cell>
          <table:table-cell table:style-name="ce35" table:formula="of:=IF([.IW$3]=&quot;&quot;;&quot;&quot;;(IF(OR([.IW26]=&quot;&quot;;[.IW26]=0);0;1)))">
            <text:p/>
          </table:table-cell>
          <table:table-cell table:style-name="ce35" table:formula="of:=IF([.IX$3]=&quot;&quot;;&quot;&quot;;(IF(OR([.IX26]=&quot;&quot;;[.IX26]=0);0;1)))">
            <text:p/>
          </table:table-cell>
          <table:table-cell table:style-name="ce35" table:formula="of:=IF([.IY$3]=&quot;&quot;;&quot;&quot;;(IF(OR([.IY26]=&quot;&quot;;[.IY26]=0);0;1)))">
            <text:p/>
          </table:table-cell>
          <table:table-cell table:style-name="ce35" table:formula="of:=IF([.IZ$3]=&quot;&quot;;&quot;&quot;;(IF(OR([.IZ26]=&quot;&quot;;[.IZ26]=0);0;1)))">
            <text:p/>
          </table:table-cell>
          <table:table-cell table:style-name="ce35" table:formula="of:=IF([.JA$3]=&quot;&quot;;&quot;&quot;;(IF(OR([.JA26]=&quot;&quot;;[.JA26]=0);0;1)))">
            <text:p/>
          </table:table-cell>
          <table:table-cell table:style-name="ce35" table:formula="of:=IF([.JB$3]=&quot;&quot;;&quot;&quot;;(IF(OR([.JB26]=&quot;&quot;;[.JB26]=0);0;1)))">
            <text:p/>
          </table:table-cell>
          <table:table-cell table:style-name="ce35" table:formula="of:=IF([.JC$3]=&quot;&quot;;&quot;&quot;;(IF(OR([.JC26]=&quot;&quot;;[.JC26]=0);0;1)))">
            <text:p/>
          </table:table-cell>
          <table:table-cell table:style-name="ce35" table:formula="of:=IF([.JD$3]=&quot;&quot;;&quot;&quot;;(IF(OR([.JD26]=&quot;&quot;;[.JD26]=0);0;1)))">
            <text:p/>
          </table:table-cell>
          <table:table-cell table:style-name="ce35" table:formula="of:=IF([.JE$3]=&quot;&quot;;&quot;&quot;;(IF(OR([.JE26]=&quot;&quot;;[.JE26]=0);0;1)))">
            <text:p/>
          </table:table-cell>
          <table:table-cell table:style-name="ce35" table:formula="of:=IF([.JF$3]=&quot;&quot;;&quot;&quot;;(IF(OR([.JF26]=&quot;&quot;;[.JF26]=0);0;1)))">
            <text:p/>
          </table:table-cell>
          <table:table-cell table:style-name="ce35" table:formula="of:=IF([.JG$3]=&quot;&quot;;&quot;&quot;;(IF(OR([.JG26]=&quot;&quot;;[.JG26]=0);0;1)))">
            <text:p/>
          </table:table-cell>
          <table:table-cell table:style-name="ce35" table:formula="of:=IF([.JH$3]=&quot;&quot;;&quot;&quot;;(IF(OR([.JH26]=&quot;&quot;;[.JH26]=0);0;1)))">
            <text:p/>
          </table:table-cell>
          <table:table-cell table:style-name="ce35" table:formula="of:=IF([.JI$3]=&quot;&quot;;&quot;&quot;;(IF(OR([.JI26]=&quot;&quot;;[.JI26]=0);0;1)))">
            <text:p/>
          </table:table-cell>
          <table:table-cell table:style-name="ce35" table:formula="of:=IF([.JJ$3]=&quot;&quot;;&quot;&quot;;(IF(OR([.JJ26]=&quot;&quot;;[.JJ26]=0);0;1)))">
            <text:p/>
          </table:table-cell>
          <table:table-cell table:style-name="ce35" table:formula="of:=IF([.JK$3]=&quot;&quot;;&quot;&quot;;(IF(OR([.JK26]=&quot;&quot;;[.JK26]=0);0;1)))">
            <text:p/>
          </table:table-cell>
          <table:table-cell table:style-name="ce35" table:formula="of:=IF([.JL$3]=&quot;&quot;;&quot;&quot;;(IF(OR([.JL26]=&quot;&quot;;[.JL26]=0);0;1)))">
            <text:p/>
          </table:table-cell>
          <table:table-cell table:style-name="ce35" table:formula="of:=IF([.JM$3]=&quot;&quot;;&quot;&quot;;(IF(OR([.JM26]=&quot;&quot;;[.JM26]=0);0;1)))">
            <text:p/>
          </table:table-cell>
          <table:table-cell table:style-name="ce35" table:formula="of:=IF([.JN$3]=&quot;&quot;;&quot;&quot;;(IF(OR([.JN26]=&quot;&quot;;[.JN26]=0);0;1)))">
            <text:p/>
          </table:table-cell>
          <table:table-cell table:style-name="ce35" table:formula="of:=IF([.JO$3]=&quot;&quot;;&quot;&quot;;(IF(OR([.JO26]=&quot;&quot;;[.JO26]=0);0;1)))">
            <text:p/>
          </table:table-cell>
          <table:table-cell table:style-name="ce35" table:formula="of:=IF([.JP$3]=&quot;&quot;;&quot;&quot;;(IF(OR([.JP26]=&quot;&quot;;[.JP26]=0);0;1)))">
            <text:p/>
          </table:table-cell>
          <table:table-cell table:style-name="ce35" table:formula="of:=IF([.JQ$3]=&quot;&quot;;&quot;&quot;;(IF(OR([.JQ26]=&quot;&quot;;[.JQ26]=0);0;1)))">
            <text:p/>
          </table:table-cell>
          <table:table-cell table:style-name="ce35" table:formula="of:=IF([.JR$3]=&quot;&quot;;&quot;&quot;;(IF(OR([.JR26]=&quot;&quot;;[.JR26]=0);0;1)))">
            <text:p/>
          </table:table-cell>
          <table:table-cell table:style-name="ce35" table:formula="of:=IF([.JS$3]=&quot;&quot;;&quot;&quot;;(IF(OR([.JS26]=&quot;&quot;;[.JS26]=0);0;1)))">
            <text:p/>
          </table:table-cell>
          <table:table-cell table:style-name="ce35" table:formula="of:=IF([.JT$3]=&quot;&quot;;&quot;&quot;;(IF(OR([.JT26]=&quot;&quot;;[.JT26]=0);0;1)))">
            <text:p/>
          </table:table-cell>
          <table:table-cell table:style-name="ce35" table:formula="of:=IF([.JU$3]=&quot;&quot;;&quot;&quot;;(IF(OR([.JU26]=&quot;&quot;;[.JU26]=0);0;1)))">
            <text:p/>
          </table:table-cell>
          <table:table-cell table:style-name="ce35" table:formula="of:=IF([.JV$3]=&quot;&quot;;&quot;&quot;;(IF(OR([.JV26]=&quot;&quot;;[.JV26]=0);0;1)))">
            <text:p/>
          </table:table-cell>
          <table:table-cell table:style-name="ce35" table:formula="of:=IF([.JW$3]=&quot;&quot;;&quot;&quot;;(IF(OR([.JW26]=&quot;&quot;;[.JW26]=0);0;1)))">
            <text:p/>
          </table:table-cell>
          <table:table-cell table:style-name="ce35" table:formula="of:=IF([.JX$3]=&quot;&quot;;&quot;&quot;;(IF(OR([.JX26]=&quot;&quot;;[.JX26]=0);0;1)))">
            <text:p/>
          </table:table-cell>
          <table:table-cell table:style-name="ce35" table:formula="of:=IF([.JY$3]=&quot;&quot;;&quot;&quot;;(IF(OR([.JY26]=&quot;&quot;;[.JY26]=0);0;1)))">
            <text:p/>
          </table:table-cell>
          <table:table-cell table:style-name="ce35" table:formula="of:=IF([.JZ$3]=&quot;&quot;;&quot;&quot;;(IF(OR([.JZ26]=&quot;&quot;;[.JZ26]=0);0;1)))">
            <text:p/>
          </table:table-cell>
          <table:table-cell table:style-name="ce35" table:formula="of:=IF([.KA$3]=&quot;&quot;;&quot;&quot;;(IF(OR([.KA26]=&quot;&quot;;[.KA26]=0);0;1)))">
            <text:p/>
          </table:table-cell>
          <table:table-cell table:style-name="ce35" table:formula="of:=IF([.KB$3]=&quot;&quot;;&quot;&quot;;(IF(OR([.KB26]=&quot;&quot;;[.KB26]=0);0;1)))">
            <text:p/>
          </table:table-cell>
          <table:table-cell table:style-name="ce35" table:formula="of:=IF([.KC$3]=&quot;&quot;;&quot;&quot;;(IF(OR([.KC26]=&quot;&quot;;[.KC26]=0);0;1)))">
            <text:p/>
          </table:table-cell>
          <table:table-cell table:style-name="ce35" table:formula="of:=IF([.KD$3]=&quot;&quot;;&quot;&quot;;(IF(OR([.KD26]=&quot;&quot;;[.KD26]=0);0;1)))">
            <text:p/>
          </table:table-cell>
          <table:table-cell table:style-name="ce35" table:formula="of:=IF([.KE$3]=&quot;&quot;;&quot;&quot;;(IF(OR([.KE26]=&quot;&quot;;[.KE26]=0);0;1)))">
            <text:p/>
          </table:table-cell>
          <table:table-cell table:style-name="ce35" table:formula="of:=IF([.KF$3]=&quot;&quot;;&quot;&quot;;(IF(OR([.KF26]=&quot;&quot;;[.KF26]=0);0;1)))">
            <text:p/>
          </table:table-cell>
          <table:table-cell table:style-name="ce35" table:formula="of:=IF([.KG$3]=&quot;&quot;;&quot;&quot;;(IF(OR([.KG26]=&quot;&quot;;[.KG26]=0);0;1)))">
            <text:p/>
          </table:table-cell>
          <table:table-cell table:style-name="ce35" table:formula="of:=IF([.KH$3]=&quot;&quot;;&quot;&quot;;(IF(OR([.KH26]=&quot;&quot;;[.KH26]=0);0;1)))">
            <text:p/>
          </table:table-cell>
          <table:table-cell table:style-name="ce35" table:formula="of:=IF([.KI$3]=&quot;&quot;;&quot;&quot;;(IF(OR([.KI26]=&quot;&quot;;[.KI26]=0);0;1)))">
            <text:p/>
          </table:table-cell>
          <table:table-cell table:style-name="ce35" table:formula="of:=IF([.KJ$3]=&quot;&quot;;&quot;&quot;;(IF(OR([.KJ26]=&quot;&quot;;[.KJ26]=0);0;1)))">
            <text:p/>
          </table:table-cell>
          <table:table-cell table:style-name="ce35" table:formula="of:=IF([.KK$3]=&quot;&quot;;&quot;&quot;;(IF(OR([.KK26]=&quot;&quot;;[.KK26]=0);0;1)))">
            <text:p/>
          </table:table-cell>
          <table:table-cell table:style-name="ce35" table:formula="of:=IF([.KL$3]=&quot;&quot;;&quot;&quot;;(IF(OR([.KL26]=&quot;&quot;;[.KL26]=0);0;1)))">
            <text:p/>
          </table:table-cell>
          <table:table-cell table:style-name="ce35" table:formula="of:=IF([.KM$3]=&quot;&quot;;&quot;&quot;;(IF(OR([.KM26]=&quot;&quot;;[.KM26]=0);0;1)))">
            <text:p/>
          </table:table-cell>
          <table:table-cell table:style-name="ce35" table:formula="of:=IF([.KN$3]=&quot;&quot;;&quot;&quot;;(IF(OR([.KN26]=&quot;&quot;;[.KN26]=0);0;1)))">
            <text:p/>
          </table:table-cell>
          <table:table-cell table:style-name="ce35" table:formula="of:=IF([.KO$3]=&quot;&quot;;&quot;&quot;;(IF(OR([.KO26]=&quot;&quot;;[.KO26]=0);0;1)))">
            <text:p/>
          </table:table-cell>
          <table:table-cell table:style-name="ce35" table:formula="of:=IF([.KP$3]=&quot;&quot;;&quot;&quot;;(IF(OR([.KP26]=&quot;&quot;;[.KP26]=0);0;1)))">
            <text:p/>
          </table:table-cell>
          <table:table-cell table:style-name="ce35" table:formula="of:=IF([.KQ$3]=&quot;&quot;;&quot;&quot;;(IF(OR([.KQ26]=&quot;&quot;;[.KQ26]=0);0;1)))">
            <text:p/>
          </table:table-cell>
          <table:table-cell table:style-name="ce35" table:formula="of:=IF([.KR$3]=&quot;&quot;;&quot;&quot;;(IF(OR([.KR26]=&quot;&quot;;[.KR26]=0);0;1)))">
            <text:p/>
          </table:table-cell>
          <table:table-cell table:style-name="ce35" table:formula="of:=IF([.KS$3]=&quot;&quot;;&quot;&quot;;(IF(OR([.KS26]=&quot;&quot;;[.KS26]=0);0;1)))">
            <text:p/>
          </table:table-cell>
          <table:table-cell table:style-name="ce35" table:formula="of:=IF([.KT$3]=&quot;&quot;;&quot;&quot;;(IF(OR([.KT26]=&quot;&quot;;[.KT26]=0);0;1)))">
            <text:p/>
          </table:table-cell>
          <table:table-cell table:style-name="ce35" table:formula="of:=IF([.KU$3]=&quot;&quot;;&quot;&quot;;(IF(OR([.KU26]=&quot;&quot;;[.KU26]=0);0;1)))">
            <text:p/>
          </table:table-cell>
          <table:table-cell table:style-name="ce35" table:formula="of:=IF([.KV$3]=&quot;&quot;;&quot;&quot;;(IF(OR([.KV26]=&quot;&quot;;[.KV26]=0);0;1)))">
            <text:p/>
          </table:table-cell>
          <table:table-cell table:style-name="ce35" table:formula="of:=IF([.KW$3]=&quot;&quot;;&quot;&quot;;(IF(OR([.KW26]=&quot;&quot;;[.KW26]=0);0;1)))">
            <text:p/>
          </table:table-cell>
          <table:table-cell table:style-name="ce35" table:formula="of:=IF([.KX$3]=&quot;&quot;;&quot;&quot;;(IF(OR([.KX26]=&quot;&quot;;[.KX26]=0);0;1)))">
            <text:p/>
          </table:table-cell>
          <table:table-cell table:style-name="ce35" table:formula="of:=IF([.KY$3]=&quot;&quot;;&quot;&quot;;(IF(OR([.KY26]=&quot;&quot;;[.KY26]=0);0;1)))">
            <text:p/>
          </table:table-cell>
          <table:table-cell table:style-name="ce35" table:formula="of:=IF([.KZ$3]=&quot;&quot;;&quot;&quot;;(IF(OR([.KZ26]=&quot;&quot;;[.KZ26]=0);0;1)))">
            <text:p/>
          </table:table-cell>
          <table:table-cell table:style-name="ce35" table:formula="of:=IF([.LA$3]=&quot;&quot;;&quot;&quot;;(IF(OR([.LA26]=&quot;&quot;;[.LA26]=0);0;1)))">
            <text:p/>
          </table:table-cell>
          <table:table-cell table:style-name="ce35" table:formula="of:=IF([.LB$3]=&quot;&quot;;&quot;&quot;;(IF(OR([.LB26]=&quot;&quot;;[.LB26]=0);0;1)))">
            <text:p/>
          </table:table-cell>
          <table:table-cell table:style-name="ce35" table:formula="of:=IF([.LC$3]=&quot;&quot;;&quot;&quot;;(IF(OR([.LC26]=&quot;&quot;;[.LC26]=0);0;1)))">
            <text:p/>
          </table:table-cell>
          <table:table-cell table:style-name="ce35" table:formula="of:=IF([.LD$3]=&quot;&quot;;&quot;&quot;;(IF(OR([.LD26]=&quot;&quot;;[.LD26]=0);0;1)))">
            <text:p/>
          </table:table-cell>
          <table:table-cell table:style-name="ce35" table:formula="of:=IF([.LE$3]=&quot;&quot;;&quot;&quot;;(IF(OR([.LE26]=&quot;&quot;;[.LE26]=0);0;1)))">
            <text:p/>
          </table:table-cell>
          <table:table-cell table:style-name="ce35" table:formula="of:=IF([.LF$3]=&quot;&quot;;&quot;&quot;;(IF(OR([.LF26]=&quot;&quot;;[.LF26]=0);0;1)))">
            <text:p/>
          </table:table-cell>
          <table:table-cell table:style-name="ce35" table:formula="of:=IF([.LG$3]=&quot;&quot;;&quot;&quot;;(IF(OR([.LG26]=&quot;&quot;;[.LG26]=0);0;1)))">
            <text:p/>
          </table:table-cell>
          <table:table-cell table:style-name="ce35" table:formula="of:=IF([.LH$3]=&quot;&quot;;&quot;&quot;;(IF(OR([.LH26]=&quot;&quot;;[.LH26]=0);0;1)))">
            <text:p/>
          </table:table-cell>
          <table:table-cell table:style-name="ce35" table:formula="of:=IF([.LI$3]=&quot;&quot;;&quot;&quot;;(IF(OR([.LI26]=&quot;&quot;;[.LI26]=0);0;1)))">
            <text:p/>
          </table:table-cell>
          <table:table-cell table:style-name="ce35" table:formula="of:=IF([.LJ$3]=&quot;&quot;;&quot;&quot;;(IF(OR([.LJ26]=&quot;&quot;;[.LJ26]=0);0;1)))">
            <text:p/>
          </table:table-cell>
          <table:table-cell table:style-name="ce35" table:formula="of:=IF([.LK$3]=&quot;&quot;;&quot;&quot;;(IF(OR([.LK26]=&quot;&quot;;[.LK26]=0);0;1)))">
            <text:p/>
          </table:table-cell>
          <table:table-cell table:style-name="ce35" table:formula="of:=IF([.LL$3]=&quot;&quot;;&quot;&quot;;(IF(OR([.LL26]=&quot;&quot;;[.LL26]=0);0;1)))">
            <text:p/>
          </table:table-cell>
          <table:table-cell table:style-name="ce35" table:formula="of:=IF([.LM$3]=&quot;&quot;;&quot;&quot;;(IF(OR([.LM26]=&quot;&quot;;[.LM26]=0);0;1)))">
            <text:p/>
          </table:table-cell>
          <table:table-cell table:style-name="ce35" table:formula="of:=IF([.LN$3]=&quot;&quot;;&quot;&quot;;(IF(OR([.LN26]=&quot;&quot;;[.LN26]=0);0;1)))">
            <text:p/>
          </table:table-cell>
          <table:table-cell table:style-name="ce35" table:formula="of:=IF([.LO$3]=&quot;&quot;;&quot;&quot;;(IF(OR([.LO26]=&quot;&quot;;[.LO26]=0);0;1)))">
            <text:p/>
          </table:table-cell>
          <table:table-cell table:style-name="ce35" table:formula="of:=IF([.LP$3]=&quot;&quot;;&quot;&quot;;(IF(OR([.LP26]=&quot;&quot;;[.LP26]=0);0;1)))">
            <text:p/>
          </table:table-cell>
          <table:table-cell table:style-name="ce35" table:formula="of:=IF([.LQ$3]=&quot;&quot;;&quot;&quot;;(IF(OR([.LQ26]=&quot;&quot;;[.LQ26]=0);0;1)))">
            <text:p/>
          </table:table-cell>
          <table:table-cell table:style-name="ce35" table:formula="of:=IF([.LR$3]=&quot;&quot;;&quot;&quot;;(IF(OR([.LR26]=&quot;&quot;;[.LR26]=0);0;1)))">
            <text:p/>
          </table:table-cell>
          <table:table-cell table:style-name="ce35" table:formula="of:=IF([.LS$3]=&quot;&quot;;&quot;&quot;;(IF(OR([.LS26]=&quot;&quot;;[.LS26]=0);0;1)))">
            <text:p/>
          </table:table-cell>
          <table:table-cell table:style-name="ce35" table:formula="of:=IF([.LT$3]=&quot;&quot;;&quot;&quot;;(IF(OR([.LT26]=&quot;&quot;;[.LT26]=0);0;1)))">
            <text:p/>
          </table:table-cell>
          <table:table-cell table:style-name="ce35" table:formula="of:=IF([.LU$3]=&quot;&quot;;&quot;&quot;;(IF(OR([.LU26]=&quot;&quot;;[.LU26]=0);0;1)))">
            <text:p/>
          </table:table-cell>
          <table:table-cell table:style-name="ce35" table:formula="of:=IF([.LV$3]=&quot;&quot;;&quot;&quot;;(IF(OR([.LV26]=&quot;&quot;;[.LV26]=0);0;1)))">
            <text:p/>
          </table:table-cell>
          <table:table-cell table:style-name="ce35" table:formula="of:=IF([.LW$3]=&quot;&quot;;&quot;&quot;;(IF(OR([.LW26]=&quot;&quot;;[.LW26]=0);0;1)))">
            <text:p/>
          </table:table-cell>
          <table:table-cell table:style-name="ce35" table:formula="of:=IF([.LX$3]=&quot;&quot;;&quot;&quot;;(IF(OR([.LX26]=&quot;&quot;;[.LX26]=0);0;1)))">
            <text:p/>
          </table:table-cell>
          <table:table-cell table:style-name="ce35" table:formula="of:=IF([.LY$3]=&quot;&quot;;&quot;&quot;;(IF(OR([.LY26]=&quot;&quot;;[.LY26]=0);0;1)))">
            <text:p/>
          </table:table-cell>
          <table:table-cell table:style-name="ce35" table:formula="of:=IF([.LZ$3]=&quot;&quot;;&quot;&quot;;(IF(OR([.LZ26]=&quot;&quot;;[.LZ26]=0);0;1)))">
            <text:p/>
          </table:table-cell>
          <table:table-cell table:style-name="ce35" table:formula="of:=IF([.MA$3]=&quot;&quot;;&quot;&quot;;(IF(OR([.MA26]=&quot;&quot;;[.MA26]=0);0;1)))">
            <text:p/>
          </table:table-cell>
          <table:table-cell table:style-name="ce35" table:formula="of:=IF([.MB$3]=&quot;&quot;;&quot;&quot;;(IF(OR([.MB26]=&quot;&quot;;[.MB26]=0);0;1)))">
            <text:p/>
          </table:table-cell>
          <table:table-cell table:style-name="ce35" table:formula="of:=IF([.MC$3]=&quot;&quot;;&quot;&quot;;(IF(OR([.MC26]=&quot;&quot;;[.MC26]=0);0;1)))">
            <text:p/>
          </table:table-cell>
          <table:table-cell table:style-name="ce35" table:formula="of:=IF([.MD$3]=&quot;&quot;;&quot;&quot;;(IF(OR([.MD26]=&quot;&quot;;[.MD26]=0);0;1)))">
            <text:p/>
          </table:table-cell>
          <table:table-cell table:style-name="ce35" table:formula="of:=IF([.ME$3]=&quot;&quot;;&quot;&quot;;(IF(OR([.ME26]=&quot;&quot;;[.ME26]=0);0;1)))">
            <text:p/>
          </table:table-cell>
          <table:table-cell table:style-name="ce35" table:formula="of:=IF([.MF$3]=&quot;&quot;;&quot;&quot;;(IF(OR([.MF26]=&quot;&quot;;[.MF26]=0);0;1)))">
            <text:p/>
          </table:table-cell>
          <table:table-cell table:style-name="ce35" table:formula="of:=IF([.MG$3]=&quot;&quot;;&quot;&quot;;(IF(OR([.MG26]=&quot;&quot;;[.MG26]=0);0;1)))">
            <text:p/>
          </table:table-cell>
          <table:table-cell table:style-name="ce35" table:formula="of:=IF([.MH$3]=&quot;&quot;;&quot;&quot;;(IF(OR([.MH26]=&quot;&quot;;[.MH26]=0);0;1)))">
            <text:p/>
          </table:table-cell>
          <table:table-cell table:style-name="ce35" table:formula="of:=IF([.MI$3]=&quot;&quot;;&quot;&quot;;(IF(OR([.MI26]=&quot;&quot;;[.MI26]=0);0;1)))">
            <text:p/>
          </table:table-cell>
          <table:table-cell table:style-name="ce35" table:formula="of:=IF([.MJ$3]=&quot;&quot;;&quot;&quot;;(IF(OR([.MJ26]=&quot;&quot;;[.MJ26]=0);0;1)))">
            <text:p/>
          </table:table-cell>
          <table:table-cell table:style-name="ce35" table:formula="of:=IF([.MK$3]=&quot;&quot;;&quot;&quot;;(IF(OR([.MK26]=&quot;&quot;;[.MK26]=0);0;1)))">
            <text:p/>
          </table:table-cell>
          <table:table-cell table:style-name="ce35" table:formula="of:=IF([.ML$3]=&quot;&quot;;&quot;&quot;;(IF(OR([.ML26]=&quot;&quot;;[.ML26]=0);0;1)))">
            <text:p/>
          </table:table-cell>
          <table:table-cell table:style-name="ce35" table:formula="of:=IF([.MM$3]=&quot;&quot;;&quot;&quot;;(IF(OR([.MM26]=&quot;&quot;;[.MM26]=0);0;1)))">
            <text:p/>
          </table:table-cell>
          <table:table-cell table:style-name="ce35" table:formula="of:=IF([.MN$3]=&quot;&quot;;&quot;&quot;;(IF(OR([.MN26]=&quot;&quot;;[.MN26]=0);0;1)))">
            <text:p/>
          </table:table-cell>
          <table:table-cell table:style-name="ce35" table:formula="of:=IF([.MO$3]=&quot;&quot;;&quot;&quot;;(IF(OR([.MO26]=&quot;&quot;;[.MO26]=0);0;1)))">
            <text:p/>
          </table:table-cell>
          <table:table-cell table:style-name="ce35" table:formula="of:=IF([.MP$3]=&quot;&quot;;&quot;&quot;;(IF(OR([.MP26]=&quot;&quot;;[.MP26]=0);0;1)))">
            <text:p/>
          </table:table-cell>
          <table:table-cell table:style-name="ce35" table:formula="of:=IF([.MQ$3]=&quot;&quot;;&quot;&quot;;(IF(OR([.MQ26]=&quot;&quot;;[.MQ26]=0);0;1)))">
            <text:p/>
          </table:table-cell>
          <table:table-cell table:style-name="ce35" table:formula="of:=IF([.MR$3]=&quot;&quot;;&quot;&quot;;(IF(OR([.MR26]=&quot;&quot;;[.MR26]=0);0;1)))">
            <text:p/>
          </table:table-cell>
          <table:table-cell table:style-name="ce35" table:formula="of:=IF([.MS$3]=&quot;&quot;;&quot;&quot;;(IF(OR([.MS26]=&quot;&quot;;[.MS26]=0);0;1)))">
            <text:p/>
          </table:table-cell>
          <table:table-cell table:style-name="ce35" table:formula="of:=IF([.MT$3]=&quot;&quot;;&quot;&quot;;(IF(OR([.MT26]=&quot;&quot;;[.MT26]=0);0;1)))">
            <text:p/>
          </table:table-cell>
          <table:table-cell table:style-name="ce35" table:formula="of:=IF([.MU$3]=&quot;&quot;;&quot;&quot;;(IF(OR([.MU26]=&quot;&quot;;[.MU26]=0);0;1)))">
            <text:p/>
          </table:table-cell>
          <table:table-cell table:style-name="ce35" table:formula="of:=IF([.MV$3]=&quot;&quot;;&quot;&quot;;(IF(OR([.MV26]=&quot;&quot;;[.MV26]=0);0;1)))">
            <text:p/>
          </table:table-cell>
          <table:table-cell table:style-name="ce35" table:formula="of:=IF([.MW$3]=&quot;&quot;;&quot;&quot;;(IF(OR([.MW26]=&quot;&quot;;[.MW26]=0);0;1)))">
            <text:p/>
          </table:table-cell>
          <table:table-cell table:style-name="ce35" table:formula="of:=IF([.MX$3]=&quot;&quot;;&quot;&quot;;(IF(OR([.MX26]=&quot;&quot;;[.MX26]=0);0;1)))">
            <text:p/>
          </table:table-cell>
          <table:table-cell table:style-name="ce35" table:formula="of:=IF([.MY$3]=&quot;&quot;;&quot;&quot;;(IF(OR([.MY26]=&quot;&quot;;[.MY26]=0);0;1)))">
            <text:p/>
          </table:table-cell>
          <table:table-cell table:style-name="ce35" table:formula="of:=IF([.MZ$3]=&quot;&quot;;&quot;&quot;;(IF(OR([.MZ26]=&quot;&quot;;[.MZ26]=0);0;1)))">
            <text:p/>
          </table:table-cell>
          <table:table-cell table:style-name="ce35" table:formula="of:=IF([.NA$3]=&quot;&quot;;&quot;&quot;;(IF(OR([.NA26]=&quot;&quot;;[.NA26]=0);0;1)))">
            <text:p/>
          </table:table-cell>
          <table:table-cell table:style-name="ce35" table:formula="of:=IF([.NB$3]=&quot;&quot;;&quot;&quot;;(IF(OR([.NB26]=&quot;&quot;;[.NB26]=0);0;1)))">
            <text:p/>
          </table:table-cell>
          <table:table-cell table:style-name="ce35" table:formula="of:=IF([.NC$3]=&quot;&quot;;&quot;&quot;;(IF(OR([.NC26]=&quot;&quot;;[.NC26]=0);0;1)))">
            <text:p/>
          </table:table-cell>
          <table:table-cell table:style-name="ce35" table:formula="of:=IF([.ND$3]=&quot;&quot;;&quot;&quot;;(IF(OR([.ND26]=&quot;&quot;;[.ND26]=0);0;1)))">
            <text:p/>
          </table:table-cell>
          <table:table-cell table:style-name="ce35" table:formula="of:=IF([.NE$3]=&quot;&quot;;&quot;&quot;;(IF(OR([.NE26]=&quot;&quot;;[.NE26]=0);0;1)))">
            <text:p/>
          </table:table-cell>
          <table:table-cell table:style-name="ce35" table:formula="of:=IF([.NF$3]=&quot;&quot;;&quot;&quot;;(IF(OR([.NF26]=&quot;&quot;;[.NF26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27:.B27])" office:value-type="float" office:value="0" calcext:value-type="float">
            <text:p>0</text:p>
          </table:table-cell>
          <table:table-cell table:style-name="ce11" table:formula="of:=IFERROR((LEN([.NG27])-SEARCH(&quot;0[^0]*$&quot;;[.NG27]));LEN([.NG27]))" office:value-type="float" office:value="0" calcext:value-type="float">
            <text:p>0</text:p>
          </table:table-cell>
          <table:table-cell table:style-name="ce5" table:formula="of:=COUNTA([.E27:.NF27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47" table:formula="of:=COM.MICROSOFT.CONCAT([.NH27:.ABI27])">
            <text:p/>
          </table:table-cell>
          <table:table-cell table:style-name="ce46" table:formula="of:=IF([.E$3]=&quot;&quot;;&quot;&quot;;(IF(OR([.E27]=&quot;&quot;;[.E27]=0);0;1)))">
            <text:p/>
          </table:table-cell>
          <table:table-cell table:style-name="ce46" table:formula="of:=IF([.F$3]=&quot;&quot;;&quot;&quot;;(IF(OR([.F27]=&quot;&quot;;[.F27]=0);0;1)))">
            <text:p/>
          </table:table-cell>
          <table:table-cell table:style-name="ce46" table:formula="of:=IF([.G$3]=&quot;&quot;;&quot;&quot;;(IF(OR([.G27]=&quot;&quot;;[.G27]=0);0;1)))">
            <text:p/>
          </table:table-cell>
          <table:table-cell table:style-name="ce46" table:formula="of:=IF([.H$3]=&quot;&quot;;&quot;&quot;;(IF(OR([.H27]=&quot;&quot;;[.H27]=0);0;1)))">
            <text:p/>
          </table:table-cell>
          <table:table-cell table:style-name="ce47" table:formula="of:=IF([.I$3]=&quot;&quot;;&quot;&quot;;(IF(OR([.I27]=&quot;&quot;;[.I27]=0);0;1)))">
            <text:p/>
          </table:table-cell>
          <table:table-cell table:style-name="ce47" table:formula="of:=IF([.J$3]=&quot;&quot;;&quot;&quot;;(IF(OR([.J27]=&quot;&quot;;[.J27]=0);0;1)))">
            <text:p/>
          </table:table-cell>
          <table:table-cell table:style-name="ce47" table:formula="of:=IF([.K$3]=&quot;&quot;;&quot;&quot;;(IF(OR([.K27]=&quot;&quot;;[.K27]=0);0;1)))">
            <text:p/>
          </table:table-cell>
          <table:table-cell table:style-name="ce47" table:formula="of:=IF([.L$3]=&quot;&quot;;&quot;&quot;;(IF(OR([.L27]=&quot;&quot;;[.L27]=0);0;1)))">
            <text:p/>
          </table:table-cell>
          <table:table-cell table:style-name="ce47" table:formula="of:=IF([.M$3]=&quot;&quot;;&quot;&quot;;(IF(OR([.M27]=&quot;&quot;;[.M27]=0);0;1)))">
            <text:p/>
          </table:table-cell>
          <table:table-cell table:style-name="ce47" table:formula="of:=IF([.N$3]=&quot;&quot;;&quot;&quot;;(IF(OR([.N27]=&quot;&quot;;[.N27]=0);0;1)))">
            <text:p/>
          </table:table-cell>
          <table:table-cell table:style-name="ce47" table:formula="of:=IF([.O$3]=&quot;&quot;;&quot;&quot;;(IF(OR([.O27]=&quot;&quot;;[.O27]=0);0;1)))">
            <text:p/>
          </table:table-cell>
          <table:table-cell table:style-name="ce47" table:formula="of:=IF([.P$3]=&quot;&quot;;&quot;&quot;;(IF(OR([.P27]=&quot;&quot;;[.P27]=0);0;1)))">
            <text:p/>
          </table:table-cell>
          <table:table-cell table:style-name="ce47" table:formula="of:=IF([.Q$3]=&quot;&quot;;&quot;&quot;;(IF(OR([.Q27]=&quot;&quot;;[.Q27]=0);0;1)))">
            <text:p/>
          </table:table-cell>
          <table:table-cell table:style-name="ce47" table:formula="of:=IF([.R$3]=&quot;&quot;;&quot;&quot;;(IF(OR([.R27]=&quot;&quot;;[.R27]=0);0;1)))">
            <text:p/>
          </table:table-cell>
          <table:table-cell table:style-name="ce47" table:formula="of:=IF([.S$3]=&quot;&quot;;&quot;&quot;;(IF(OR([.S27]=&quot;&quot;;[.S27]=0);0;1)))">
            <text:p/>
          </table:table-cell>
          <table:table-cell table:style-name="ce47" table:formula="of:=IF([.T$3]=&quot;&quot;;&quot;&quot;;(IF(OR([.T27]=&quot;&quot;;[.T27]=0);0;1)))">
            <text:p/>
          </table:table-cell>
          <table:table-cell table:style-name="ce47" table:formula="of:=IF([.U$3]=&quot;&quot;;&quot;&quot;;(IF(OR([.U27]=&quot;&quot;;[.U27]=0);0;1)))">
            <text:p/>
          </table:table-cell>
          <table:table-cell table:style-name="ce47" table:formula="of:=IF([.V$3]=&quot;&quot;;&quot;&quot;;(IF(OR([.V27]=&quot;&quot;;[.V27]=0);0;1)))">
            <text:p/>
          </table:table-cell>
          <table:table-cell table:style-name="ce47" table:formula="of:=IF([.W$3]=&quot;&quot;;&quot;&quot;;(IF(OR([.W27]=&quot;&quot;;[.W27]=0);0;1)))">
            <text:p/>
          </table:table-cell>
          <table:table-cell table:style-name="ce47" table:formula="of:=IF([.X$3]=&quot;&quot;;&quot;&quot;;(IF(OR([.X27]=&quot;&quot;;[.X27]=0);0;1)))">
            <text:p/>
          </table:table-cell>
          <table:table-cell table:style-name="ce47" table:formula="of:=IF([.Y$3]=&quot;&quot;;&quot;&quot;;(IF(OR([.Y27]=&quot;&quot;;[.Y27]=0);0;1)))">
            <text:p/>
          </table:table-cell>
          <table:table-cell table:style-name="ce47" table:formula="of:=IF([.Z$3]=&quot;&quot;;&quot;&quot;;(IF(OR([.Z27]=&quot;&quot;;[.Z27]=0);0;1)))">
            <text:p/>
          </table:table-cell>
          <table:table-cell table:style-name="ce47" table:formula="of:=IF([.AA$3]=&quot;&quot;;&quot;&quot;;(IF(OR([.AA27]=&quot;&quot;;[.AA27]=0);0;1)))">
            <text:p/>
          </table:table-cell>
          <table:table-cell table:style-name="ce47" table:formula="of:=IF([.AB$3]=&quot;&quot;;&quot;&quot;;(IF(OR([.AB27]=&quot;&quot;;[.AB27]=0);0;1)))">
            <text:p/>
          </table:table-cell>
          <table:table-cell table:style-name="ce47" table:formula="of:=IF([.AC$3]=&quot;&quot;;&quot;&quot;;(IF(OR([.AC27]=&quot;&quot;;[.AC27]=0);0;1)))">
            <text:p/>
          </table:table-cell>
          <table:table-cell table:style-name="ce47" table:formula="of:=IF([.AD$3]=&quot;&quot;;&quot;&quot;;(IF(OR([.AD27]=&quot;&quot;;[.AD27]=0);0;1)))">
            <text:p/>
          </table:table-cell>
          <table:table-cell table:style-name="ce47" table:formula="of:=IF([.AE$3]=&quot;&quot;;&quot;&quot;;(IF(OR([.AE27]=&quot;&quot;;[.AE27]=0);0;1)))">
            <text:p/>
          </table:table-cell>
          <table:table-cell table:style-name="ce47" table:formula="of:=IF([.AF$3]=&quot;&quot;;&quot;&quot;;(IF(OR([.AF27]=&quot;&quot;;[.AF27]=0);0;1)))">
            <text:p/>
          </table:table-cell>
          <table:table-cell table:style-name="ce47" table:formula="of:=IF([.AG$3]=&quot;&quot;;&quot;&quot;;(IF(OR([.AG27]=&quot;&quot;;[.AG27]=0);0;1)))">
            <text:p/>
          </table:table-cell>
          <table:table-cell table:style-name="ce47" table:formula="of:=IF([.AH$3]=&quot;&quot;;&quot;&quot;;(IF(OR([.AH27]=&quot;&quot;;[.AH27]=0);0;1)))">
            <text:p/>
          </table:table-cell>
          <table:table-cell table:style-name="ce47" table:formula="of:=IF([.AI$3]=&quot;&quot;;&quot;&quot;;(IF(OR([.AI27]=&quot;&quot;;[.AI27]=0);0;1)))">
            <text:p/>
          </table:table-cell>
          <table:table-cell table:style-name="ce47" table:formula="of:=IF([.AJ$3]=&quot;&quot;;&quot;&quot;;(IF(OR([.AJ27]=&quot;&quot;;[.AJ27]=0);0;1)))">
            <text:p/>
          </table:table-cell>
          <table:table-cell table:style-name="ce47" table:formula="of:=IF([.AK$3]=&quot;&quot;;&quot;&quot;;(IF(OR([.AK27]=&quot;&quot;;[.AK27]=0);0;1)))">
            <text:p/>
          </table:table-cell>
          <table:table-cell table:style-name="ce47" table:formula="of:=IF([.AL$3]=&quot;&quot;;&quot;&quot;;(IF(OR([.AL27]=&quot;&quot;;[.AL27]=0);0;1)))">
            <text:p/>
          </table:table-cell>
          <table:table-cell table:style-name="ce47" table:formula="of:=IF([.AM$3]=&quot;&quot;;&quot;&quot;;(IF(OR([.AM27]=&quot;&quot;;[.AM27]=0);0;1)))">
            <text:p/>
          </table:table-cell>
          <table:table-cell table:style-name="ce47" table:formula="of:=IF([.AN$3]=&quot;&quot;;&quot;&quot;;(IF(OR([.AN27]=&quot;&quot;;[.AN27]=0);0;1)))">
            <text:p/>
          </table:table-cell>
          <table:table-cell table:style-name="ce47" table:formula="of:=IF([.AO$3]=&quot;&quot;;&quot;&quot;;(IF(OR([.AO27]=&quot;&quot;;[.AO27]=0);0;1)))">
            <text:p/>
          </table:table-cell>
          <table:table-cell table:style-name="ce47" table:formula="of:=IF([.AP$3]=&quot;&quot;;&quot;&quot;;(IF(OR([.AP27]=&quot;&quot;;[.AP27]=0);0;1)))">
            <text:p/>
          </table:table-cell>
          <table:table-cell table:style-name="ce47" table:formula="of:=IF([.AQ$3]=&quot;&quot;;&quot;&quot;;(IF(OR([.AQ27]=&quot;&quot;;[.AQ27]=0);0;1)))">
            <text:p/>
          </table:table-cell>
          <table:table-cell table:style-name="ce47" table:formula="of:=IF([.AR$3]=&quot;&quot;;&quot;&quot;;(IF(OR([.AR27]=&quot;&quot;;[.AR27]=0);0;1)))">
            <text:p/>
          </table:table-cell>
          <table:table-cell table:style-name="ce47" table:formula="of:=IF([.AS$3]=&quot;&quot;;&quot;&quot;;(IF(OR([.AS27]=&quot;&quot;;[.AS27]=0);0;1)))">
            <text:p/>
          </table:table-cell>
          <table:table-cell table:style-name="ce47" table:formula="of:=IF([.AT$3]=&quot;&quot;;&quot;&quot;;(IF(OR([.AT27]=&quot;&quot;;[.AT27]=0);0;1)))">
            <text:p/>
          </table:table-cell>
          <table:table-cell table:style-name="ce47" table:formula="of:=IF([.AU$3]=&quot;&quot;;&quot;&quot;;(IF(OR([.AU27]=&quot;&quot;;[.AU27]=0);0;1)))">
            <text:p/>
          </table:table-cell>
          <table:table-cell table:style-name="ce47" table:formula="of:=IF([.AV$3]=&quot;&quot;;&quot;&quot;;(IF(OR([.AV27]=&quot;&quot;;[.AV27]=0);0;1)))">
            <text:p/>
          </table:table-cell>
          <table:table-cell table:style-name="ce47" table:formula="of:=IF([.AW$3]=&quot;&quot;;&quot;&quot;;(IF(OR([.AW27]=&quot;&quot;;[.AW27]=0);0;1)))">
            <text:p/>
          </table:table-cell>
          <table:table-cell table:style-name="ce47" table:formula="of:=IF([.AX$3]=&quot;&quot;;&quot;&quot;;(IF(OR([.AX27]=&quot;&quot;;[.AX27]=0);0;1)))">
            <text:p/>
          </table:table-cell>
          <table:table-cell table:style-name="ce47" table:formula="of:=IF([.AY$3]=&quot;&quot;;&quot;&quot;;(IF(OR([.AY27]=&quot;&quot;;[.AY27]=0);0;1)))">
            <text:p/>
          </table:table-cell>
          <table:table-cell table:style-name="ce47" table:formula="of:=IF([.AZ$3]=&quot;&quot;;&quot;&quot;;(IF(OR([.AZ27]=&quot;&quot;;[.AZ27]=0);0;1)))">
            <text:p/>
          </table:table-cell>
          <table:table-cell table:style-name="ce47" table:formula="of:=IF([.BA$3]=&quot;&quot;;&quot;&quot;;(IF(OR([.BA27]=&quot;&quot;;[.BA27]=0);0;1)))">
            <text:p/>
          </table:table-cell>
          <table:table-cell table:style-name="ce47" table:formula="of:=IF([.BB$3]=&quot;&quot;;&quot;&quot;;(IF(OR([.BB27]=&quot;&quot;;[.BB27]=0);0;1)))">
            <text:p/>
          </table:table-cell>
          <table:table-cell table:style-name="ce47" table:formula="of:=IF([.BC$3]=&quot;&quot;;&quot;&quot;;(IF(OR([.BC27]=&quot;&quot;;[.BC27]=0);0;1)))">
            <text:p/>
          </table:table-cell>
          <table:table-cell table:style-name="ce47" table:formula="of:=IF([.BD$3]=&quot;&quot;;&quot;&quot;;(IF(OR([.BD27]=&quot;&quot;;[.BD27]=0);0;1)))">
            <text:p/>
          </table:table-cell>
          <table:table-cell table:style-name="ce47" table:formula="of:=IF([.BE$3]=&quot;&quot;;&quot;&quot;;(IF(OR([.BE27]=&quot;&quot;;[.BE27]=0);0;1)))">
            <text:p/>
          </table:table-cell>
          <table:table-cell table:style-name="ce47" table:formula="of:=IF([.BF$3]=&quot;&quot;;&quot;&quot;;(IF(OR([.BF27]=&quot;&quot;;[.BF27]=0);0;1)))">
            <text:p/>
          </table:table-cell>
          <table:table-cell table:style-name="ce47" table:formula="of:=IF([.BG$3]=&quot;&quot;;&quot;&quot;;(IF(OR([.BG27]=&quot;&quot;;[.BG27]=0);0;1)))">
            <text:p/>
          </table:table-cell>
          <table:table-cell table:style-name="ce47" table:formula="of:=IF([.BH$3]=&quot;&quot;;&quot;&quot;;(IF(OR([.BH27]=&quot;&quot;;[.BH27]=0);0;1)))">
            <text:p/>
          </table:table-cell>
          <table:table-cell table:style-name="ce47" table:formula="of:=IF([.BI$3]=&quot;&quot;;&quot;&quot;;(IF(OR([.BI27]=&quot;&quot;;[.BI27]=0);0;1)))">
            <text:p/>
          </table:table-cell>
          <table:table-cell table:style-name="ce47" table:formula="of:=IF([.BJ$3]=&quot;&quot;;&quot;&quot;;(IF(OR([.BJ27]=&quot;&quot;;[.BJ27]=0);0;1)))">
            <text:p/>
          </table:table-cell>
          <table:table-cell table:style-name="ce47" table:formula="of:=IF([.BK$3]=&quot;&quot;;&quot;&quot;;(IF(OR([.BK27]=&quot;&quot;;[.BK27]=0);0;1)))">
            <text:p/>
          </table:table-cell>
          <table:table-cell table:style-name="ce47" table:formula="of:=IF([.BL$3]=&quot;&quot;;&quot;&quot;;(IF(OR([.BL27]=&quot;&quot;;[.BL27]=0);0;1)))">
            <text:p/>
          </table:table-cell>
          <table:table-cell table:style-name="ce47" table:formula="of:=IF([.BM$3]=&quot;&quot;;&quot;&quot;;(IF(OR([.BM27]=&quot;&quot;;[.BM27]=0);0;1)))">
            <text:p/>
          </table:table-cell>
          <table:table-cell table:style-name="ce47" table:formula="of:=IF([.BN$3]=&quot;&quot;;&quot;&quot;;(IF(OR([.BN27]=&quot;&quot;;[.BN27]=0);0;1)))">
            <text:p/>
          </table:table-cell>
          <table:table-cell table:style-name="ce47" table:formula="of:=IF([.BO$3]=&quot;&quot;;&quot;&quot;;(IF(OR([.BO27]=&quot;&quot;;[.BO27]=0);0;1)))">
            <text:p/>
          </table:table-cell>
          <table:table-cell table:style-name="ce47" table:formula="of:=IF([.BP$3]=&quot;&quot;;&quot;&quot;;(IF(OR([.BP27]=&quot;&quot;;[.BP27]=0);0;1)))">
            <text:p/>
          </table:table-cell>
          <table:table-cell table:style-name="ce47" table:formula="of:=IF([.BQ$3]=&quot;&quot;;&quot;&quot;;(IF(OR([.BQ27]=&quot;&quot;;[.BQ27]=0);0;1)))">
            <text:p/>
          </table:table-cell>
          <table:table-cell table:style-name="ce47" table:formula="of:=IF([.BR$3]=&quot;&quot;;&quot;&quot;;(IF(OR([.BR27]=&quot;&quot;;[.BR27]=0);0;1)))">
            <text:p/>
          </table:table-cell>
          <table:table-cell table:style-name="ce47" table:formula="of:=IF([.BS$3]=&quot;&quot;;&quot;&quot;;(IF(OR([.BS27]=&quot;&quot;;[.BS27]=0);0;1)))">
            <text:p/>
          </table:table-cell>
          <table:table-cell table:style-name="ce47" table:formula="of:=IF([.BT$3]=&quot;&quot;;&quot;&quot;;(IF(OR([.BT27]=&quot;&quot;;[.BT27]=0);0;1)))">
            <text:p/>
          </table:table-cell>
          <table:table-cell table:style-name="ce47" table:formula="of:=IF([.BU$3]=&quot;&quot;;&quot;&quot;;(IF(OR([.BU27]=&quot;&quot;;[.BU27]=0);0;1)))">
            <text:p/>
          </table:table-cell>
          <table:table-cell table:style-name="ce47" table:formula="of:=IF([.BV$3]=&quot;&quot;;&quot;&quot;;(IF(OR([.BV27]=&quot;&quot;;[.BV27]=0);0;1)))">
            <text:p/>
          </table:table-cell>
          <table:table-cell table:style-name="ce47" table:formula="of:=IF([.BW$3]=&quot;&quot;;&quot;&quot;;(IF(OR([.BW27]=&quot;&quot;;[.BW27]=0);0;1)))">
            <text:p/>
          </table:table-cell>
          <table:table-cell table:style-name="ce47" table:formula="of:=IF([.BX$3]=&quot;&quot;;&quot;&quot;;(IF(OR([.BX27]=&quot;&quot;;[.BX27]=0);0;1)))">
            <text:p/>
          </table:table-cell>
          <table:table-cell table:style-name="ce47" table:formula="of:=IF([.BY$3]=&quot;&quot;;&quot;&quot;;(IF(OR([.BY27]=&quot;&quot;;[.BY27]=0);0;1)))">
            <text:p/>
          </table:table-cell>
          <table:table-cell table:style-name="ce47" table:formula="of:=IF([.BZ$3]=&quot;&quot;;&quot;&quot;;(IF(OR([.BZ27]=&quot;&quot;;[.BZ27]=0);0;1)))">
            <text:p/>
          </table:table-cell>
          <table:table-cell table:style-name="ce47" table:formula="of:=IF([.CA$3]=&quot;&quot;;&quot;&quot;;(IF(OR([.CA27]=&quot;&quot;;[.CA27]=0);0;1)))">
            <text:p/>
          </table:table-cell>
          <table:table-cell table:style-name="ce47" table:formula="of:=IF([.CB$3]=&quot;&quot;;&quot;&quot;;(IF(OR([.CB27]=&quot;&quot;;[.CB27]=0);0;1)))">
            <text:p/>
          </table:table-cell>
          <table:table-cell table:style-name="ce47" table:formula="of:=IF([.CC$3]=&quot;&quot;;&quot;&quot;;(IF(OR([.CC27]=&quot;&quot;;[.CC27]=0);0;1)))">
            <text:p/>
          </table:table-cell>
          <table:table-cell table:style-name="ce47" table:formula="of:=IF([.CD$3]=&quot;&quot;;&quot;&quot;;(IF(OR([.CD27]=&quot;&quot;;[.CD27]=0);0;1)))">
            <text:p/>
          </table:table-cell>
          <table:table-cell table:style-name="ce47" table:formula="of:=IF([.CE$3]=&quot;&quot;;&quot;&quot;;(IF(OR([.CE27]=&quot;&quot;;[.CE27]=0);0;1)))">
            <text:p/>
          </table:table-cell>
          <table:table-cell table:style-name="ce47" table:formula="of:=IF([.CF$3]=&quot;&quot;;&quot;&quot;;(IF(OR([.CF27]=&quot;&quot;;[.CF27]=0);0;1)))">
            <text:p/>
          </table:table-cell>
          <table:table-cell table:style-name="ce47" table:formula="of:=IF([.CG$3]=&quot;&quot;;&quot;&quot;;(IF(OR([.CG27]=&quot;&quot;;[.CG27]=0);0;1)))">
            <text:p/>
          </table:table-cell>
          <table:table-cell table:style-name="ce47" table:formula="of:=IF([.CH$3]=&quot;&quot;;&quot;&quot;;(IF(OR([.CH27]=&quot;&quot;;[.CH27]=0);0;1)))">
            <text:p/>
          </table:table-cell>
          <table:table-cell table:style-name="ce47" table:formula="of:=IF([.CI$3]=&quot;&quot;;&quot;&quot;;(IF(OR([.CI27]=&quot;&quot;;[.CI27]=0);0;1)))">
            <text:p/>
          </table:table-cell>
          <table:table-cell table:style-name="ce47" table:formula="of:=IF([.CJ$3]=&quot;&quot;;&quot;&quot;;(IF(OR([.CJ27]=&quot;&quot;;[.CJ27]=0);0;1)))">
            <text:p/>
          </table:table-cell>
          <table:table-cell table:style-name="ce47" table:formula="of:=IF([.CK$3]=&quot;&quot;;&quot;&quot;;(IF(OR([.CK27]=&quot;&quot;;[.CK27]=0);0;1)))">
            <text:p/>
          </table:table-cell>
          <table:table-cell table:style-name="ce47" table:formula="of:=IF([.CL$3]=&quot;&quot;;&quot;&quot;;(IF(OR([.CL27]=&quot;&quot;;[.CL27]=0);0;1)))">
            <text:p/>
          </table:table-cell>
          <table:table-cell table:style-name="ce47" table:formula="of:=IF([.CM$3]=&quot;&quot;;&quot;&quot;;(IF(OR([.CM27]=&quot;&quot;;[.CM27]=0);0;1)))">
            <text:p/>
          </table:table-cell>
          <table:table-cell table:style-name="ce47" table:formula="of:=IF([.CN$3]=&quot;&quot;;&quot;&quot;;(IF(OR([.CN27]=&quot;&quot;;[.CN27]=0);0;1)))">
            <text:p/>
          </table:table-cell>
          <table:table-cell table:style-name="ce47" table:formula="of:=IF([.CO$3]=&quot;&quot;;&quot;&quot;;(IF(OR([.CO27]=&quot;&quot;;[.CO27]=0);0;1)))">
            <text:p/>
          </table:table-cell>
          <table:table-cell table:style-name="ce47" table:formula="of:=IF([.CP$3]=&quot;&quot;;&quot;&quot;;(IF(OR([.CP27]=&quot;&quot;;[.CP27]=0);0;1)))">
            <text:p/>
          </table:table-cell>
          <table:table-cell table:style-name="ce47" table:formula="of:=IF([.CQ$3]=&quot;&quot;;&quot;&quot;;(IF(OR([.CQ27]=&quot;&quot;;[.CQ27]=0);0;1)))">
            <text:p/>
          </table:table-cell>
          <table:table-cell table:style-name="ce47" table:formula="of:=IF([.CR$3]=&quot;&quot;;&quot;&quot;;(IF(OR([.CR27]=&quot;&quot;;[.CR27]=0);0;1)))">
            <text:p/>
          </table:table-cell>
          <table:table-cell table:style-name="ce47" table:formula="of:=IF([.CS$3]=&quot;&quot;;&quot;&quot;;(IF(OR([.CS27]=&quot;&quot;;[.CS27]=0);0;1)))">
            <text:p/>
          </table:table-cell>
          <table:table-cell table:style-name="ce47" table:formula="of:=IF([.CT$3]=&quot;&quot;;&quot;&quot;;(IF(OR([.CT27]=&quot;&quot;;[.CT27]=0);0;1)))">
            <text:p/>
          </table:table-cell>
          <table:table-cell table:style-name="ce47" table:formula="of:=IF([.CU$3]=&quot;&quot;;&quot;&quot;;(IF(OR([.CU27]=&quot;&quot;;[.CU27]=0);0;1)))">
            <text:p/>
          </table:table-cell>
          <table:table-cell table:style-name="ce47" table:formula="of:=IF([.CV$3]=&quot;&quot;;&quot;&quot;;(IF(OR([.CV27]=&quot;&quot;;[.CV27]=0);0;1)))">
            <text:p/>
          </table:table-cell>
          <table:table-cell table:style-name="ce47" table:formula="of:=IF([.CW$3]=&quot;&quot;;&quot;&quot;;(IF(OR([.CW27]=&quot;&quot;;[.CW27]=0);0;1)))">
            <text:p/>
          </table:table-cell>
          <table:table-cell table:style-name="ce47" table:formula="of:=IF([.CX$3]=&quot;&quot;;&quot;&quot;;(IF(OR([.CX27]=&quot;&quot;;[.CX27]=0);0;1)))">
            <text:p/>
          </table:table-cell>
          <table:table-cell table:style-name="ce47" table:formula="of:=IF([.CY$3]=&quot;&quot;;&quot;&quot;;(IF(OR([.CY27]=&quot;&quot;;[.CY27]=0);0;1)))">
            <text:p/>
          </table:table-cell>
          <table:table-cell table:style-name="ce47" table:formula="of:=IF([.CZ$3]=&quot;&quot;;&quot;&quot;;(IF(OR([.CZ27]=&quot;&quot;;[.CZ27]=0);0;1)))">
            <text:p/>
          </table:table-cell>
          <table:table-cell table:style-name="ce47" table:formula="of:=IF([.DA$3]=&quot;&quot;;&quot;&quot;;(IF(OR([.DA27]=&quot;&quot;;[.DA27]=0);0;1)))">
            <text:p/>
          </table:table-cell>
          <table:table-cell table:style-name="ce47" table:formula="of:=IF([.DB$3]=&quot;&quot;;&quot;&quot;;(IF(OR([.DB27]=&quot;&quot;;[.DB27]=0);0;1)))">
            <text:p/>
          </table:table-cell>
          <table:table-cell table:style-name="ce47" table:formula="of:=IF([.DC$3]=&quot;&quot;;&quot;&quot;;(IF(OR([.DC27]=&quot;&quot;;[.DC27]=0);0;1)))">
            <text:p/>
          </table:table-cell>
          <table:table-cell table:style-name="ce47" table:formula="of:=IF([.DD$3]=&quot;&quot;;&quot;&quot;;(IF(OR([.DD27]=&quot;&quot;;[.DD27]=0);0;1)))">
            <text:p/>
          </table:table-cell>
          <table:table-cell table:style-name="ce47" table:formula="of:=IF([.DE$3]=&quot;&quot;;&quot;&quot;;(IF(OR([.DE27]=&quot;&quot;;[.DE27]=0);0;1)))">
            <text:p/>
          </table:table-cell>
          <table:table-cell table:style-name="ce47" table:formula="of:=IF([.DF$3]=&quot;&quot;;&quot;&quot;;(IF(OR([.DF27]=&quot;&quot;;[.DF27]=0);0;1)))">
            <text:p/>
          </table:table-cell>
          <table:table-cell table:style-name="ce47" table:formula="of:=IF([.DG$3]=&quot;&quot;;&quot;&quot;;(IF(OR([.DG27]=&quot;&quot;;[.DG27]=0);0;1)))">
            <text:p/>
          </table:table-cell>
          <table:table-cell table:style-name="ce47" table:formula="of:=IF([.DH$3]=&quot;&quot;;&quot;&quot;;(IF(OR([.DH27]=&quot;&quot;;[.DH27]=0);0;1)))">
            <text:p/>
          </table:table-cell>
          <table:table-cell table:style-name="ce47" table:formula="of:=IF([.DI$3]=&quot;&quot;;&quot;&quot;;(IF(OR([.DI27]=&quot;&quot;;[.DI27]=0);0;1)))">
            <text:p/>
          </table:table-cell>
          <table:table-cell table:style-name="ce47" table:formula="of:=IF([.DJ$3]=&quot;&quot;;&quot;&quot;;(IF(OR([.DJ27]=&quot;&quot;;[.DJ27]=0);0;1)))">
            <text:p/>
          </table:table-cell>
          <table:table-cell table:style-name="ce47" table:formula="of:=IF([.DK$3]=&quot;&quot;;&quot;&quot;;(IF(OR([.DK27]=&quot;&quot;;[.DK27]=0);0;1)))">
            <text:p/>
          </table:table-cell>
          <table:table-cell table:style-name="ce47" table:formula="of:=IF([.DL$3]=&quot;&quot;;&quot;&quot;;(IF(OR([.DL27]=&quot;&quot;;[.DL27]=0);0;1)))">
            <text:p/>
          </table:table-cell>
          <table:table-cell table:style-name="ce47" table:formula="of:=IF([.DM$3]=&quot;&quot;;&quot;&quot;;(IF(OR([.DM27]=&quot;&quot;;[.DM27]=0);0;1)))">
            <text:p/>
          </table:table-cell>
          <table:table-cell table:style-name="ce47" table:formula="of:=IF([.DN$3]=&quot;&quot;;&quot;&quot;;(IF(OR([.DN27]=&quot;&quot;;[.DN27]=0);0;1)))">
            <text:p/>
          </table:table-cell>
          <table:table-cell table:style-name="ce47" table:formula="of:=IF([.DO$3]=&quot;&quot;;&quot;&quot;;(IF(OR([.DO27]=&quot;&quot;;[.DO27]=0);0;1)))">
            <text:p/>
          </table:table-cell>
          <table:table-cell table:style-name="ce47" table:formula="of:=IF([.DP$3]=&quot;&quot;;&quot;&quot;;(IF(OR([.DP27]=&quot;&quot;;[.DP27]=0);0;1)))">
            <text:p/>
          </table:table-cell>
          <table:table-cell table:style-name="ce47" table:formula="of:=IF([.DQ$3]=&quot;&quot;;&quot;&quot;;(IF(OR([.DQ27]=&quot;&quot;;[.DQ27]=0);0;1)))">
            <text:p/>
          </table:table-cell>
          <table:table-cell table:style-name="ce47" table:formula="of:=IF([.DR$3]=&quot;&quot;;&quot;&quot;;(IF(OR([.DR27]=&quot;&quot;;[.DR27]=0);0;1)))">
            <text:p/>
          </table:table-cell>
          <table:table-cell table:style-name="ce47" table:formula="of:=IF([.DS$3]=&quot;&quot;;&quot;&quot;;(IF(OR([.DS27]=&quot;&quot;;[.DS27]=0);0;1)))">
            <text:p/>
          </table:table-cell>
          <table:table-cell table:style-name="ce47" table:formula="of:=IF([.DT$3]=&quot;&quot;;&quot;&quot;;(IF(OR([.DT27]=&quot;&quot;;[.DT27]=0);0;1)))">
            <text:p/>
          </table:table-cell>
          <table:table-cell table:style-name="ce47" table:formula="of:=IF([.DU$3]=&quot;&quot;;&quot;&quot;;(IF(OR([.DU27]=&quot;&quot;;[.DU27]=0);0;1)))">
            <text:p/>
          </table:table-cell>
          <table:table-cell table:style-name="ce47" table:formula="of:=IF([.DV$3]=&quot;&quot;;&quot;&quot;;(IF(OR([.DV27]=&quot;&quot;;[.DV27]=0);0;1)))">
            <text:p/>
          </table:table-cell>
          <table:table-cell table:style-name="ce47" table:formula="of:=IF([.DW$3]=&quot;&quot;;&quot;&quot;;(IF(OR([.DW27]=&quot;&quot;;[.DW27]=0);0;1)))">
            <text:p/>
          </table:table-cell>
          <table:table-cell table:style-name="ce47" table:formula="of:=IF([.DX$3]=&quot;&quot;;&quot;&quot;;(IF(OR([.DX27]=&quot;&quot;;[.DX27]=0);0;1)))">
            <text:p/>
          </table:table-cell>
          <table:table-cell table:style-name="ce47" table:formula="of:=IF([.DY$3]=&quot;&quot;;&quot;&quot;;(IF(OR([.DY27]=&quot;&quot;;[.DY27]=0);0;1)))">
            <text:p/>
          </table:table-cell>
          <table:table-cell table:style-name="ce47" table:formula="of:=IF([.DZ$3]=&quot;&quot;;&quot;&quot;;(IF(OR([.DZ27]=&quot;&quot;;[.DZ27]=0);0;1)))">
            <text:p/>
          </table:table-cell>
          <table:table-cell table:style-name="ce47" table:formula="of:=IF([.EA$3]=&quot;&quot;;&quot;&quot;;(IF(OR([.EA27]=&quot;&quot;;[.EA27]=0);0;1)))">
            <text:p/>
          </table:table-cell>
          <table:table-cell table:style-name="ce47" table:formula="of:=IF([.EB$3]=&quot;&quot;;&quot;&quot;;(IF(OR([.EB27]=&quot;&quot;;[.EB27]=0);0;1)))">
            <text:p/>
          </table:table-cell>
          <table:table-cell table:style-name="ce47" table:formula="of:=IF([.EC$3]=&quot;&quot;;&quot;&quot;;(IF(OR([.EC27]=&quot;&quot;;[.EC27]=0);0;1)))">
            <text:p/>
          </table:table-cell>
          <table:table-cell table:style-name="ce47" table:formula="of:=IF([.ED$3]=&quot;&quot;;&quot;&quot;;(IF(OR([.ED27]=&quot;&quot;;[.ED27]=0);0;1)))">
            <text:p/>
          </table:table-cell>
          <table:table-cell table:style-name="ce47" table:formula="of:=IF([.EE$3]=&quot;&quot;;&quot;&quot;;(IF(OR([.EE27]=&quot;&quot;;[.EE27]=0);0;1)))">
            <text:p/>
          </table:table-cell>
          <table:table-cell table:style-name="ce47" table:formula="of:=IF([.EF$3]=&quot;&quot;;&quot;&quot;;(IF(OR([.EF27]=&quot;&quot;;[.EF27]=0);0;1)))">
            <text:p/>
          </table:table-cell>
          <table:table-cell table:style-name="ce47" table:formula="of:=IF([.EG$3]=&quot;&quot;;&quot;&quot;;(IF(OR([.EG27]=&quot;&quot;;[.EG27]=0);0;1)))">
            <text:p/>
          </table:table-cell>
          <table:table-cell table:style-name="ce47" table:formula="of:=IF([.EH$3]=&quot;&quot;;&quot;&quot;;(IF(OR([.EH27]=&quot;&quot;;[.EH27]=0);0;1)))">
            <text:p/>
          </table:table-cell>
          <table:table-cell table:style-name="ce47" table:formula="of:=IF([.EI$3]=&quot;&quot;;&quot;&quot;;(IF(OR([.EI27]=&quot;&quot;;[.EI27]=0);0;1)))">
            <text:p/>
          </table:table-cell>
          <table:table-cell table:style-name="ce47" table:formula="of:=IF([.EJ$3]=&quot;&quot;;&quot;&quot;;(IF(OR([.EJ27]=&quot;&quot;;[.EJ27]=0);0;1)))">
            <text:p/>
          </table:table-cell>
          <table:table-cell table:style-name="ce47" table:formula="of:=IF([.EK$3]=&quot;&quot;;&quot;&quot;;(IF(OR([.EK27]=&quot;&quot;;[.EK27]=0);0;1)))">
            <text:p/>
          </table:table-cell>
          <table:table-cell table:style-name="ce47" table:formula="of:=IF([.EL$3]=&quot;&quot;;&quot;&quot;;(IF(OR([.EL27]=&quot;&quot;;[.EL27]=0);0;1)))">
            <text:p/>
          </table:table-cell>
          <table:table-cell table:style-name="ce47" table:formula="of:=IF([.EM$3]=&quot;&quot;;&quot;&quot;;(IF(OR([.EM27]=&quot;&quot;;[.EM27]=0);0;1)))">
            <text:p/>
          </table:table-cell>
          <table:table-cell table:style-name="ce47" table:formula="of:=IF([.EN$3]=&quot;&quot;;&quot;&quot;;(IF(OR([.EN27]=&quot;&quot;;[.EN27]=0);0;1)))">
            <text:p/>
          </table:table-cell>
          <table:table-cell table:style-name="ce47" table:formula="of:=IF([.EO$3]=&quot;&quot;;&quot;&quot;;(IF(OR([.EO27]=&quot;&quot;;[.EO27]=0);0;1)))">
            <text:p/>
          </table:table-cell>
          <table:table-cell table:style-name="ce47" table:formula="of:=IF([.EP$3]=&quot;&quot;;&quot;&quot;;(IF(OR([.EP27]=&quot;&quot;;[.EP27]=0);0;1)))">
            <text:p/>
          </table:table-cell>
          <table:table-cell table:style-name="ce47" table:formula="of:=IF([.EQ$3]=&quot;&quot;;&quot;&quot;;(IF(OR([.EQ27]=&quot;&quot;;[.EQ27]=0);0;1)))">
            <text:p/>
          </table:table-cell>
          <table:table-cell table:style-name="ce47" table:formula="of:=IF([.ER$3]=&quot;&quot;;&quot;&quot;;(IF(OR([.ER27]=&quot;&quot;;[.ER27]=0);0;1)))">
            <text:p/>
          </table:table-cell>
          <table:table-cell table:style-name="ce47" table:formula="of:=IF([.ES$3]=&quot;&quot;;&quot;&quot;;(IF(OR([.ES27]=&quot;&quot;;[.ES27]=0);0;1)))">
            <text:p/>
          </table:table-cell>
          <table:table-cell table:style-name="ce47" table:formula="of:=IF([.ET$3]=&quot;&quot;;&quot;&quot;;(IF(OR([.ET27]=&quot;&quot;;[.ET27]=0);0;1)))">
            <text:p/>
          </table:table-cell>
          <table:table-cell table:style-name="ce47" table:formula="of:=IF([.EU$3]=&quot;&quot;;&quot;&quot;;(IF(OR([.EU27]=&quot;&quot;;[.EU27]=0);0;1)))">
            <text:p/>
          </table:table-cell>
          <table:table-cell table:style-name="ce47" table:formula="of:=IF([.EV$3]=&quot;&quot;;&quot;&quot;;(IF(OR([.EV27]=&quot;&quot;;[.EV27]=0);0;1)))">
            <text:p/>
          </table:table-cell>
          <table:table-cell table:style-name="ce47" table:formula="of:=IF([.EW$3]=&quot;&quot;;&quot;&quot;;(IF(OR([.EW27]=&quot;&quot;;[.EW27]=0);0;1)))">
            <text:p/>
          </table:table-cell>
          <table:table-cell table:style-name="ce47" table:formula="of:=IF([.EX$3]=&quot;&quot;;&quot;&quot;;(IF(OR([.EX27]=&quot;&quot;;[.EX27]=0);0;1)))">
            <text:p/>
          </table:table-cell>
          <table:table-cell table:style-name="ce47" table:formula="of:=IF([.EY$3]=&quot;&quot;;&quot;&quot;;(IF(OR([.EY27]=&quot;&quot;;[.EY27]=0);0;1)))">
            <text:p/>
          </table:table-cell>
          <table:table-cell table:style-name="ce47" table:formula="of:=IF([.EZ$3]=&quot;&quot;;&quot;&quot;;(IF(OR([.EZ27]=&quot;&quot;;[.EZ27]=0);0;1)))">
            <text:p/>
          </table:table-cell>
          <table:table-cell table:style-name="ce47" table:formula="of:=IF([.FA$3]=&quot;&quot;;&quot;&quot;;(IF(OR([.FA27]=&quot;&quot;;[.FA27]=0);0;1)))">
            <text:p/>
          </table:table-cell>
          <table:table-cell table:style-name="ce47" table:formula="of:=IF([.FB$3]=&quot;&quot;;&quot;&quot;;(IF(OR([.FB27]=&quot;&quot;;[.FB27]=0);0;1)))">
            <text:p/>
          </table:table-cell>
          <table:table-cell table:style-name="ce47" table:formula="of:=IF([.FC$3]=&quot;&quot;;&quot;&quot;;(IF(OR([.FC27]=&quot;&quot;;[.FC27]=0);0;1)))">
            <text:p/>
          </table:table-cell>
          <table:table-cell table:style-name="ce47" table:formula="of:=IF([.FD$3]=&quot;&quot;;&quot;&quot;;(IF(OR([.FD27]=&quot;&quot;;[.FD27]=0);0;1)))">
            <text:p/>
          </table:table-cell>
          <table:table-cell table:style-name="ce47" table:formula="of:=IF([.FE$3]=&quot;&quot;;&quot;&quot;;(IF(OR([.FE27]=&quot;&quot;;[.FE27]=0);0;1)))">
            <text:p/>
          </table:table-cell>
          <table:table-cell table:style-name="ce47" table:formula="of:=IF([.FF$3]=&quot;&quot;;&quot;&quot;;(IF(OR([.FF27]=&quot;&quot;;[.FF27]=0);0;1)))">
            <text:p/>
          </table:table-cell>
          <table:table-cell table:style-name="ce47" table:formula="of:=IF([.FG$3]=&quot;&quot;;&quot;&quot;;(IF(OR([.FG27]=&quot;&quot;;[.FG27]=0);0;1)))">
            <text:p/>
          </table:table-cell>
          <table:table-cell table:style-name="ce47" table:formula="of:=IF([.FH$3]=&quot;&quot;;&quot;&quot;;(IF(OR([.FH27]=&quot;&quot;;[.FH27]=0);0;1)))">
            <text:p/>
          </table:table-cell>
          <table:table-cell table:style-name="ce47" table:formula="of:=IF([.FI$3]=&quot;&quot;;&quot;&quot;;(IF(OR([.FI27]=&quot;&quot;;[.FI27]=0);0;1)))">
            <text:p/>
          </table:table-cell>
          <table:table-cell table:style-name="ce47" table:formula="of:=IF([.FJ$3]=&quot;&quot;;&quot;&quot;;(IF(OR([.FJ27]=&quot;&quot;;[.FJ27]=0);0;1)))">
            <text:p/>
          </table:table-cell>
          <table:table-cell table:style-name="ce47" table:formula="of:=IF([.FK$3]=&quot;&quot;;&quot;&quot;;(IF(OR([.FK27]=&quot;&quot;;[.FK27]=0);0;1)))">
            <text:p/>
          </table:table-cell>
          <table:table-cell table:style-name="ce47" table:formula="of:=IF([.FL$3]=&quot;&quot;;&quot;&quot;;(IF(OR([.FL27]=&quot;&quot;;[.FL27]=0);0;1)))">
            <text:p/>
          </table:table-cell>
          <table:table-cell table:style-name="ce47" table:formula="of:=IF([.FM$3]=&quot;&quot;;&quot;&quot;;(IF(OR([.FM27]=&quot;&quot;;[.FM27]=0);0;1)))">
            <text:p/>
          </table:table-cell>
          <table:table-cell table:style-name="ce47" table:formula="of:=IF([.FN$3]=&quot;&quot;;&quot;&quot;;(IF(OR([.FN27]=&quot;&quot;;[.FN27]=0);0;1)))">
            <text:p/>
          </table:table-cell>
          <table:table-cell table:style-name="ce47" table:formula="of:=IF([.FO$3]=&quot;&quot;;&quot;&quot;;(IF(OR([.FO27]=&quot;&quot;;[.FO27]=0);0;1)))">
            <text:p/>
          </table:table-cell>
          <table:table-cell table:style-name="ce47" table:formula="of:=IF([.FP$3]=&quot;&quot;;&quot;&quot;;(IF(OR([.FP27]=&quot;&quot;;[.FP27]=0);0;1)))">
            <text:p/>
          </table:table-cell>
          <table:table-cell table:style-name="ce47" table:formula="of:=IF([.FQ$3]=&quot;&quot;;&quot;&quot;;(IF(OR([.FQ27]=&quot;&quot;;[.FQ27]=0);0;1)))">
            <text:p/>
          </table:table-cell>
          <table:table-cell table:style-name="ce47" table:formula="of:=IF([.FR$3]=&quot;&quot;;&quot;&quot;;(IF(OR([.FR27]=&quot;&quot;;[.FR27]=0);0;1)))">
            <text:p/>
          </table:table-cell>
          <table:table-cell table:style-name="ce47" table:formula="of:=IF([.FS$3]=&quot;&quot;;&quot;&quot;;(IF(OR([.FS27]=&quot;&quot;;[.FS27]=0);0;1)))">
            <text:p/>
          </table:table-cell>
          <table:table-cell table:style-name="ce47" table:formula="of:=IF([.FT$3]=&quot;&quot;;&quot;&quot;;(IF(OR([.FT27]=&quot;&quot;;[.FT27]=0);0;1)))">
            <text:p/>
          </table:table-cell>
          <table:table-cell table:style-name="ce47" table:formula="of:=IF([.FU$3]=&quot;&quot;;&quot;&quot;;(IF(OR([.FU27]=&quot;&quot;;[.FU27]=0);0;1)))">
            <text:p/>
          </table:table-cell>
          <table:table-cell table:style-name="ce47" table:formula="of:=IF([.FV$3]=&quot;&quot;;&quot;&quot;;(IF(OR([.FV27]=&quot;&quot;;[.FV27]=0);0;1)))">
            <text:p/>
          </table:table-cell>
          <table:table-cell table:style-name="ce47" table:formula="of:=IF([.FW$3]=&quot;&quot;;&quot;&quot;;(IF(OR([.FW27]=&quot;&quot;;[.FW27]=0);0;1)))">
            <text:p/>
          </table:table-cell>
          <table:table-cell table:style-name="ce47" table:formula="of:=IF([.FX$3]=&quot;&quot;;&quot;&quot;;(IF(OR([.FX27]=&quot;&quot;;[.FX27]=0);0;1)))">
            <text:p/>
          </table:table-cell>
          <table:table-cell table:style-name="ce47" table:formula="of:=IF([.FY$3]=&quot;&quot;;&quot;&quot;;(IF(OR([.FY27]=&quot;&quot;;[.FY27]=0);0;1)))">
            <text:p/>
          </table:table-cell>
          <table:table-cell table:style-name="ce47" table:formula="of:=IF([.FZ$3]=&quot;&quot;;&quot;&quot;;(IF(OR([.FZ27]=&quot;&quot;;[.FZ27]=0);0;1)))">
            <text:p/>
          </table:table-cell>
          <table:table-cell table:style-name="ce47" table:formula="of:=IF([.GA$3]=&quot;&quot;;&quot;&quot;;(IF(OR([.GA27]=&quot;&quot;;[.GA27]=0);0;1)))">
            <text:p/>
          </table:table-cell>
          <table:table-cell table:style-name="ce47" table:formula="of:=IF([.GB$3]=&quot;&quot;;&quot;&quot;;(IF(OR([.GB27]=&quot;&quot;;[.GB27]=0);0;1)))">
            <text:p/>
          </table:table-cell>
          <table:table-cell table:style-name="ce47" table:formula="of:=IF([.GC$3]=&quot;&quot;;&quot;&quot;;(IF(OR([.GC27]=&quot;&quot;;[.GC27]=0);0;1)))">
            <text:p/>
          </table:table-cell>
          <table:table-cell table:style-name="ce47" table:formula="of:=IF([.GD$3]=&quot;&quot;;&quot;&quot;;(IF(OR([.GD27]=&quot;&quot;;[.GD27]=0);0;1)))">
            <text:p/>
          </table:table-cell>
          <table:table-cell table:style-name="ce47" table:formula="of:=IF([.GE$3]=&quot;&quot;;&quot;&quot;;(IF(OR([.GE27]=&quot;&quot;;[.GE27]=0);0;1)))">
            <text:p/>
          </table:table-cell>
          <table:table-cell table:style-name="ce47" table:formula="of:=IF([.GF$3]=&quot;&quot;;&quot;&quot;;(IF(OR([.GF27]=&quot;&quot;;[.GF27]=0);0;1)))">
            <text:p/>
          </table:table-cell>
          <table:table-cell table:style-name="ce47" table:formula="of:=IF([.GG$3]=&quot;&quot;;&quot;&quot;;(IF(OR([.GG27]=&quot;&quot;;[.GG27]=0);0;1)))">
            <text:p/>
          </table:table-cell>
          <table:table-cell table:style-name="ce47" table:formula="of:=IF([.GH$3]=&quot;&quot;;&quot;&quot;;(IF(OR([.GH27]=&quot;&quot;;[.GH27]=0);0;1)))">
            <text:p/>
          </table:table-cell>
          <table:table-cell table:style-name="ce47" table:formula="of:=IF([.GI$3]=&quot;&quot;;&quot;&quot;;(IF(OR([.GI27]=&quot;&quot;;[.GI27]=0);0;1)))">
            <text:p/>
          </table:table-cell>
          <table:table-cell table:style-name="ce47" table:formula="of:=IF([.GJ$3]=&quot;&quot;;&quot;&quot;;(IF(OR([.GJ27]=&quot;&quot;;[.GJ27]=0);0;1)))">
            <text:p/>
          </table:table-cell>
          <table:table-cell table:style-name="ce47" table:formula="of:=IF([.GK$3]=&quot;&quot;;&quot;&quot;;(IF(OR([.GK27]=&quot;&quot;;[.GK27]=0);0;1)))">
            <text:p/>
          </table:table-cell>
          <table:table-cell table:style-name="ce47" table:formula="of:=IF([.GL$3]=&quot;&quot;;&quot;&quot;;(IF(OR([.GL27]=&quot;&quot;;[.GL27]=0);0;1)))">
            <text:p/>
          </table:table-cell>
          <table:table-cell table:style-name="ce47" table:formula="of:=IF([.GM$3]=&quot;&quot;;&quot;&quot;;(IF(OR([.GM27]=&quot;&quot;;[.GM27]=0);0;1)))">
            <text:p/>
          </table:table-cell>
          <table:table-cell table:style-name="ce47" table:formula="of:=IF([.GN$3]=&quot;&quot;;&quot;&quot;;(IF(OR([.GN27]=&quot;&quot;;[.GN27]=0);0;1)))">
            <text:p/>
          </table:table-cell>
          <table:table-cell table:style-name="ce47" table:formula="of:=IF([.GO$3]=&quot;&quot;;&quot;&quot;;(IF(OR([.GO27]=&quot;&quot;;[.GO27]=0);0;1)))">
            <text:p/>
          </table:table-cell>
          <table:table-cell table:style-name="ce47" table:formula="of:=IF([.GP$3]=&quot;&quot;;&quot;&quot;;(IF(OR([.GP27]=&quot;&quot;;[.GP27]=0);0;1)))">
            <text:p/>
          </table:table-cell>
          <table:table-cell table:style-name="ce47" table:formula="of:=IF([.GQ$3]=&quot;&quot;;&quot;&quot;;(IF(OR([.GQ27]=&quot;&quot;;[.GQ27]=0);0;1)))">
            <text:p/>
          </table:table-cell>
          <table:table-cell table:style-name="ce47" table:formula="of:=IF([.GR$3]=&quot;&quot;;&quot;&quot;;(IF(OR([.GR27]=&quot;&quot;;[.GR27]=0);0;1)))">
            <text:p/>
          </table:table-cell>
          <table:table-cell table:style-name="ce47" table:formula="of:=IF([.GS$3]=&quot;&quot;;&quot;&quot;;(IF(OR([.GS27]=&quot;&quot;;[.GS27]=0);0;1)))">
            <text:p/>
          </table:table-cell>
          <table:table-cell table:style-name="ce47" table:formula="of:=IF([.GT$3]=&quot;&quot;;&quot;&quot;;(IF(OR([.GT27]=&quot;&quot;;[.GT27]=0);0;1)))">
            <text:p/>
          </table:table-cell>
          <table:table-cell table:style-name="ce47" table:formula="of:=IF([.GU$3]=&quot;&quot;;&quot;&quot;;(IF(OR([.GU27]=&quot;&quot;;[.GU27]=0);0;1)))">
            <text:p/>
          </table:table-cell>
          <table:table-cell table:style-name="ce47" table:formula="of:=IF([.GV$3]=&quot;&quot;;&quot;&quot;;(IF(OR([.GV27]=&quot;&quot;;[.GV27]=0);0;1)))">
            <text:p/>
          </table:table-cell>
          <table:table-cell table:style-name="ce47" table:formula="of:=IF([.GW$3]=&quot;&quot;;&quot;&quot;;(IF(OR([.GW27]=&quot;&quot;;[.GW27]=0);0;1)))">
            <text:p/>
          </table:table-cell>
          <table:table-cell table:style-name="ce47" table:formula="of:=IF([.GX$3]=&quot;&quot;;&quot;&quot;;(IF(OR([.GX27]=&quot;&quot;;[.GX27]=0);0;1)))">
            <text:p/>
          </table:table-cell>
          <table:table-cell table:style-name="ce47" table:formula="of:=IF([.GY$3]=&quot;&quot;;&quot;&quot;;(IF(OR([.GY27]=&quot;&quot;;[.GY27]=0);0;1)))">
            <text:p/>
          </table:table-cell>
          <table:table-cell table:style-name="ce47" table:formula="of:=IF([.GZ$3]=&quot;&quot;;&quot;&quot;;(IF(OR([.GZ27]=&quot;&quot;;[.GZ27]=0);0;1)))">
            <text:p/>
          </table:table-cell>
          <table:table-cell table:style-name="ce47" table:formula="of:=IF([.HA$3]=&quot;&quot;;&quot;&quot;;(IF(OR([.HA27]=&quot;&quot;;[.HA27]=0);0;1)))">
            <text:p/>
          </table:table-cell>
          <table:table-cell table:style-name="ce47" table:formula="of:=IF([.HB$3]=&quot;&quot;;&quot;&quot;;(IF(OR([.HB27]=&quot;&quot;;[.HB27]=0);0;1)))">
            <text:p/>
          </table:table-cell>
          <table:table-cell table:style-name="ce47" table:formula="of:=IF([.HC$3]=&quot;&quot;;&quot;&quot;;(IF(OR([.HC27]=&quot;&quot;;[.HC27]=0);0;1)))">
            <text:p/>
          </table:table-cell>
          <table:table-cell table:style-name="ce47" table:formula="of:=IF([.HD$3]=&quot;&quot;;&quot;&quot;;(IF(OR([.HD27]=&quot;&quot;;[.HD27]=0);0;1)))">
            <text:p/>
          </table:table-cell>
          <table:table-cell table:style-name="ce47" table:formula="of:=IF([.HE$3]=&quot;&quot;;&quot;&quot;;(IF(OR([.HE27]=&quot;&quot;;[.HE27]=0);0;1)))">
            <text:p/>
          </table:table-cell>
          <table:table-cell table:style-name="ce47" table:formula="of:=IF([.HF$3]=&quot;&quot;;&quot;&quot;;(IF(OR([.HF27]=&quot;&quot;;[.HF27]=0);0;1)))">
            <text:p/>
          </table:table-cell>
          <table:table-cell table:style-name="ce47" table:formula="of:=IF([.HG$3]=&quot;&quot;;&quot;&quot;;(IF(OR([.HG27]=&quot;&quot;;[.HG27]=0);0;1)))">
            <text:p/>
          </table:table-cell>
          <table:table-cell table:style-name="ce47" table:formula="of:=IF([.HH$3]=&quot;&quot;;&quot;&quot;;(IF(OR([.HH27]=&quot;&quot;;[.HH27]=0);0;1)))">
            <text:p/>
          </table:table-cell>
          <table:table-cell table:style-name="ce47" table:formula="of:=IF([.HI$3]=&quot;&quot;;&quot;&quot;;(IF(OR([.HI27]=&quot;&quot;;[.HI27]=0);0;1)))">
            <text:p/>
          </table:table-cell>
          <table:table-cell table:style-name="ce47" table:formula="of:=IF([.HJ$3]=&quot;&quot;;&quot;&quot;;(IF(OR([.HJ27]=&quot;&quot;;[.HJ27]=0);0;1)))">
            <text:p/>
          </table:table-cell>
          <table:table-cell table:style-name="ce47" table:formula="of:=IF([.HK$3]=&quot;&quot;;&quot;&quot;;(IF(OR([.HK27]=&quot;&quot;;[.HK27]=0);0;1)))">
            <text:p/>
          </table:table-cell>
          <table:table-cell table:style-name="ce47" table:formula="of:=IF([.HL$3]=&quot;&quot;;&quot;&quot;;(IF(OR([.HL27]=&quot;&quot;;[.HL27]=0);0;1)))">
            <text:p/>
          </table:table-cell>
          <table:table-cell table:style-name="ce47" table:formula="of:=IF([.HM$3]=&quot;&quot;;&quot;&quot;;(IF(OR([.HM27]=&quot;&quot;;[.HM27]=0);0;1)))">
            <text:p/>
          </table:table-cell>
          <table:table-cell table:style-name="ce47" table:formula="of:=IF([.HN$3]=&quot;&quot;;&quot;&quot;;(IF(OR([.HN27]=&quot;&quot;;[.HN27]=0);0;1)))">
            <text:p/>
          </table:table-cell>
          <table:table-cell table:style-name="ce47" table:formula="of:=IF([.HO$3]=&quot;&quot;;&quot;&quot;;(IF(OR([.HO27]=&quot;&quot;;[.HO27]=0);0;1)))">
            <text:p/>
          </table:table-cell>
          <table:table-cell table:style-name="ce47" table:formula="of:=IF([.HP$3]=&quot;&quot;;&quot;&quot;;(IF(OR([.HP27]=&quot;&quot;;[.HP27]=0);0;1)))">
            <text:p/>
          </table:table-cell>
          <table:table-cell table:style-name="ce47" table:formula="of:=IF([.HQ$3]=&quot;&quot;;&quot;&quot;;(IF(OR([.HQ27]=&quot;&quot;;[.HQ27]=0);0;1)))">
            <text:p/>
          </table:table-cell>
          <table:table-cell table:style-name="ce47" table:formula="of:=IF([.HR$3]=&quot;&quot;;&quot;&quot;;(IF(OR([.HR27]=&quot;&quot;;[.HR27]=0);0;1)))">
            <text:p/>
          </table:table-cell>
          <table:table-cell table:style-name="ce47" table:formula="of:=IF([.HS$3]=&quot;&quot;;&quot;&quot;;(IF(OR([.HS27]=&quot;&quot;;[.HS27]=0);0;1)))">
            <text:p/>
          </table:table-cell>
          <table:table-cell table:style-name="ce47" table:formula="of:=IF([.HT$3]=&quot;&quot;;&quot;&quot;;(IF(OR([.HT27]=&quot;&quot;;[.HT27]=0);0;1)))">
            <text:p/>
          </table:table-cell>
          <table:table-cell table:style-name="ce47" table:formula="of:=IF([.HU$3]=&quot;&quot;;&quot;&quot;;(IF(OR([.HU27]=&quot;&quot;;[.HU27]=0);0;1)))">
            <text:p/>
          </table:table-cell>
          <table:table-cell table:style-name="ce47" table:formula="of:=IF([.HV$3]=&quot;&quot;;&quot;&quot;;(IF(OR([.HV27]=&quot;&quot;;[.HV27]=0);0;1)))">
            <text:p/>
          </table:table-cell>
          <table:table-cell table:style-name="ce47" table:formula="of:=IF([.HW$3]=&quot;&quot;;&quot;&quot;;(IF(OR([.HW27]=&quot;&quot;;[.HW27]=0);0;1)))">
            <text:p/>
          </table:table-cell>
          <table:table-cell table:style-name="ce47" table:formula="of:=IF([.HX$3]=&quot;&quot;;&quot;&quot;;(IF(OR([.HX27]=&quot;&quot;;[.HX27]=0);0;1)))">
            <text:p/>
          </table:table-cell>
          <table:table-cell table:style-name="ce47" table:formula="of:=IF([.HY$3]=&quot;&quot;;&quot;&quot;;(IF(OR([.HY27]=&quot;&quot;;[.HY27]=0);0;1)))">
            <text:p/>
          </table:table-cell>
          <table:table-cell table:style-name="ce47" table:formula="of:=IF([.HZ$3]=&quot;&quot;;&quot;&quot;;(IF(OR([.HZ27]=&quot;&quot;;[.HZ27]=0);0;1)))">
            <text:p/>
          </table:table-cell>
          <table:table-cell table:style-name="ce47" table:formula="of:=IF([.IA$3]=&quot;&quot;;&quot;&quot;;(IF(OR([.IA27]=&quot;&quot;;[.IA27]=0);0;1)))">
            <text:p/>
          </table:table-cell>
          <table:table-cell table:style-name="ce47" table:formula="of:=IF([.IB$3]=&quot;&quot;;&quot;&quot;;(IF(OR([.IB27]=&quot;&quot;;[.IB27]=0);0;1)))">
            <text:p/>
          </table:table-cell>
          <table:table-cell table:style-name="ce47" table:formula="of:=IF([.IC$3]=&quot;&quot;;&quot;&quot;;(IF(OR([.IC27]=&quot;&quot;;[.IC27]=0);0;1)))">
            <text:p/>
          </table:table-cell>
          <table:table-cell table:style-name="ce47" table:formula="of:=IF([.ID$3]=&quot;&quot;;&quot;&quot;;(IF(OR([.ID27]=&quot;&quot;;[.ID27]=0);0;1)))">
            <text:p/>
          </table:table-cell>
          <table:table-cell table:style-name="ce47" table:formula="of:=IF([.IE$3]=&quot;&quot;;&quot;&quot;;(IF(OR([.IE27]=&quot;&quot;;[.IE27]=0);0;1)))">
            <text:p/>
          </table:table-cell>
          <table:table-cell table:style-name="ce47" table:formula="of:=IF([.IF$3]=&quot;&quot;;&quot;&quot;;(IF(OR([.IF27]=&quot;&quot;;[.IF27]=0);0;1)))">
            <text:p/>
          </table:table-cell>
          <table:table-cell table:style-name="ce47" table:formula="of:=IF([.IG$3]=&quot;&quot;;&quot;&quot;;(IF(OR([.IG27]=&quot;&quot;;[.IG27]=0);0;1)))">
            <text:p/>
          </table:table-cell>
          <table:table-cell table:style-name="ce47" table:formula="of:=IF([.IH$3]=&quot;&quot;;&quot;&quot;;(IF(OR([.IH27]=&quot;&quot;;[.IH27]=0);0;1)))">
            <text:p/>
          </table:table-cell>
          <table:table-cell table:style-name="ce47" table:formula="of:=IF([.II$3]=&quot;&quot;;&quot;&quot;;(IF(OR([.II27]=&quot;&quot;;[.II27]=0);0;1)))">
            <text:p/>
          </table:table-cell>
          <table:table-cell table:style-name="ce47" table:formula="of:=IF([.IJ$3]=&quot;&quot;;&quot;&quot;;(IF(OR([.IJ27]=&quot;&quot;;[.IJ27]=0);0;1)))">
            <text:p/>
          </table:table-cell>
          <table:table-cell table:style-name="ce47" table:formula="of:=IF([.IK$3]=&quot;&quot;;&quot;&quot;;(IF(OR([.IK27]=&quot;&quot;;[.IK27]=0);0;1)))">
            <text:p/>
          </table:table-cell>
          <table:table-cell table:style-name="ce47" table:formula="of:=IF([.IL$3]=&quot;&quot;;&quot;&quot;;(IF(OR([.IL27]=&quot;&quot;;[.IL27]=0);0;1)))">
            <text:p/>
          </table:table-cell>
          <table:table-cell table:style-name="ce47" table:formula="of:=IF([.IM$3]=&quot;&quot;;&quot;&quot;;(IF(OR([.IM27]=&quot;&quot;;[.IM27]=0);0;1)))">
            <text:p/>
          </table:table-cell>
          <table:table-cell table:style-name="ce47" table:formula="of:=IF([.IN$3]=&quot;&quot;;&quot;&quot;;(IF(OR([.IN27]=&quot;&quot;;[.IN27]=0);0;1)))">
            <text:p/>
          </table:table-cell>
          <table:table-cell table:style-name="ce47" table:formula="of:=IF([.IO$3]=&quot;&quot;;&quot;&quot;;(IF(OR([.IO27]=&quot;&quot;;[.IO27]=0);0;1)))">
            <text:p/>
          </table:table-cell>
          <table:table-cell table:style-name="ce47" table:formula="of:=IF([.IP$3]=&quot;&quot;;&quot;&quot;;(IF(OR([.IP27]=&quot;&quot;;[.IP27]=0);0;1)))">
            <text:p/>
          </table:table-cell>
          <table:table-cell table:style-name="ce47" table:formula="of:=IF([.IQ$3]=&quot;&quot;;&quot;&quot;;(IF(OR([.IQ27]=&quot;&quot;;[.IQ27]=0);0;1)))">
            <text:p/>
          </table:table-cell>
          <table:table-cell table:style-name="ce47" table:formula="of:=IF([.IR$3]=&quot;&quot;;&quot;&quot;;(IF(OR([.IR27]=&quot;&quot;;[.IR27]=0);0;1)))">
            <text:p/>
          </table:table-cell>
          <table:table-cell table:style-name="ce47" table:formula="of:=IF([.IS$3]=&quot;&quot;;&quot;&quot;;(IF(OR([.IS27]=&quot;&quot;;[.IS27]=0);0;1)))">
            <text:p/>
          </table:table-cell>
          <table:table-cell table:style-name="ce47" table:formula="of:=IF([.IT$3]=&quot;&quot;;&quot;&quot;;(IF(OR([.IT27]=&quot;&quot;;[.IT27]=0);0;1)))">
            <text:p/>
          </table:table-cell>
          <table:table-cell table:style-name="ce47" table:formula="of:=IF([.IU$3]=&quot;&quot;;&quot;&quot;;(IF(OR([.IU27]=&quot;&quot;;[.IU27]=0);0;1)))">
            <text:p/>
          </table:table-cell>
          <table:table-cell table:style-name="ce47" table:formula="of:=IF([.IV$3]=&quot;&quot;;&quot;&quot;;(IF(OR([.IV27]=&quot;&quot;;[.IV27]=0);0;1)))">
            <text:p/>
          </table:table-cell>
          <table:table-cell table:style-name="ce47" table:formula="of:=IF([.IW$3]=&quot;&quot;;&quot;&quot;;(IF(OR([.IW27]=&quot;&quot;;[.IW27]=0);0;1)))">
            <text:p/>
          </table:table-cell>
          <table:table-cell table:style-name="ce47" table:formula="of:=IF([.IX$3]=&quot;&quot;;&quot;&quot;;(IF(OR([.IX27]=&quot;&quot;;[.IX27]=0);0;1)))">
            <text:p/>
          </table:table-cell>
          <table:table-cell table:style-name="ce47" table:formula="of:=IF([.IY$3]=&quot;&quot;;&quot;&quot;;(IF(OR([.IY27]=&quot;&quot;;[.IY27]=0);0;1)))">
            <text:p/>
          </table:table-cell>
          <table:table-cell table:style-name="ce47" table:formula="of:=IF([.IZ$3]=&quot;&quot;;&quot;&quot;;(IF(OR([.IZ27]=&quot;&quot;;[.IZ27]=0);0;1)))">
            <text:p/>
          </table:table-cell>
          <table:table-cell table:style-name="ce47" table:formula="of:=IF([.JA$3]=&quot;&quot;;&quot;&quot;;(IF(OR([.JA27]=&quot;&quot;;[.JA27]=0);0;1)))">
            <text:p/>
          </table:table-cell>
          <table:table-cell table:style-name="ce47" table:formula="of:=IF([.JB$3]=&quot;&quot;;&quot;&quot;;(IF(OR([.JB27]=&quot;&quot;;[.JB27]=0);0;1)))">
            <text:p/>
          </table:table-cell>
          <table:table-cell table:style-name="ce47" table:formula="of:=IF([.JC$3]=&quot;&quot;;&quot;&quot;;(IF(OR([.JC27]=&quot;&quot;;[.JC27]=0);0;1)))">
            <text:p/>
          </table:table-cell>
          <table:table-cell table:style-name="ce47" table:formula="of:=IF([.JD$3]=&quot;&quot;;&quot;&quot;;(IF(OR([.JD27]=&quot;&quot;;[.JD27]=0);0;1)))">
            <text:p/>
          </table:table-cell>
          <table:table-cell table:style-name="ce47" table:formula="of:=IF([.JE$3]=&quot;&quot;;&quot;&quot;;(IF(OR([.JE27]=&quot;&quot;;[.JE27]=0);0;1)))">
            <text:p/>
          </table:table-cell>
          <table:table-cell table:style-name="ce47" table:formula="of:=IF([.JF$3]=&quot;&quot;;&quot;&quot;;(IF(OR([.JF27]=&quot;&quot;;[.JF27]=0);0;1)))">
            <text:p/>
          </table:table-cell>
          <table:table-cell table:style-name="ce47" table:formula="of:=IF([.JG$3]=&quot;&quot;;&quot;&quot;;(IF(OR([.JG27]=&quot;&quot;;[.JG27]=0);0;1)))">
            <text:p/>
          </table:table-cell>
          <table:table-cell table:style-name="ce47" table:formula="of:=IF([.JH$3]=&quot;&quot;;&quot;&quot;;(IF(OR([.JH27]=&quot;&quot;;[.JH27]=0);0;1)))">
            <text:p/>
          </table:table-cell>
          <table:table-cell table:style-name="ce47" table:formula="of:=IF([.JI$3]=&quot;&quot;;&quot;&quot;;(IF(OR([.JI27]=&quot;&quot;;[.JI27]=0);0;1)))">
            <text:p/>
          </table:table-cell>
          <table:table-cell table:style-name="ce47" table:formula="of:=IF([.JJ$3]=&quot;&quot;;&quot;&quot;;(IF(OR([.JJ27]=&quot;&quot;;[.JJ27]=0);0;1)))">
            <text:p/>
          </table:table-cell>
          <table:table-cell table:style-name="ce47" table:formula="of:=IF([.JK$3]=&quot;&quot;;&quot;&quot;;(IF(OR([.JK27]=&quot;&quot;;[.JK27]=0);0;1)))">
            <text:p/>
          </table:table-cell>
          <table:table-cell table:style-name="ce47" table:formula="of:=IF([.JL$3]=&quot;&quot;;&quot;&quot;;(IF(OR([.JL27]=&quot;&quot;;[.JL27]=0);0;1)))">
            <text:p/>
          </table:table-cell>
          <table:table-cell table:style-name="ce47" table:formula="of:=IF([.JM$3]=&quot;&quot;;&quot;&quot;;(IF(OR([.JM27]=&quot;&quot;;[.JM27]=0);0;1)))">
            <text:p/>
          </table:table-cell>
          <table:table-cell table:style-name="ce47" table:formula="of:=IF([.JN$3]=&quot;&quot;;&quot;&quot;;(IF(OR([.JN27]=&quot;&quot;;[.JN27]=0);0;1)))">
            <text:p/>
          </table:table-cell>
          <table:table-cell table:style-name="ce47" table:formula="of:=IF([.JO$3]=&quot;&quot;;&quot;&quot;;(IF(OR([.JO27]=&quot;&quot;;[.JO27]=0);0;1)))">
            <text:p/>
          </table:table-cell>
          <table:table-cell table:style-name="ce47" table:formula="of:=IF([.JP$3]=&quot;&quot;;&quot;&quot;;(IF(OR([.JP27]=&quot;&quot;;[.JP27]=0);0;1)))">
            <text:p/>
          </table:table-cell>
          <table:table-cell table:style-name="ce47" table:formula="of:=IF([.JQ$3]=&quot;&quot;;&quot;&quot;;(IF(OR([.JQ27]=&quot;&quot;;[.JQ27]=0);0;1)))">
            <text:p/>
          </table:table-cell>
          <table:table-cell table:style-name="ce47" table:formula="of:=IF([.JR$3]=&quot;&quot;;&quot;&quot;;(IF(OR([.JR27]=&quot;&quot;;[.JR27]=0);0;1)))">
            <text:p/>
          </table:table-cell>
          <table:table-cell table:style-name="ce47" table:formula="of:=IF([.JS$3]=&quot;&quot;;&quot;&quot;;(IF(OR([.JS27]=&quot;&quot;;[.JS27]=0);0;1)))">
            <text:p/>
          </table:table-cell>
          <table:table-cell table:style-name="ce47" table:formula="of:=IF([.JT$3]=&quot;&quot;;&quot;&quot;;(IF(OR([.JT27]=&quot;&quot;;[.JT27]=0);0;1)))">
            <text:p/>
          </table:table-cell>
          <table:table-cell table:style-name="ce47" table:formula="of:=IF([.JU$3]=&quot;&quot;;&quot;&quot;;(IF(OR([.JU27]=&quot;&quot;;[.JU27]=0);0;1)))">
            <text:p/>
          </table:table-cell>
          <table:table-cell table:style-name="ce47" table:formula="of:=IF([.JV$3]=&quot;&quot;;&quot;&quot;;(IF(OR([.JV27]=&quot;&quot;;[.JV27]=0);0;1)))">
            <text:p/>
          </table:table-cell>
          <table:table-cell table:style-name="ce47" table:formula="of:=IF([.JW$3]=&quot;&quot;;&quot;&quot;;(IF(OR([.JW27]=&quot;&quot;;[.JW27]=0);0;1)))">
            <text:p/>
          </table:table-cell>
          <table:table-cell table:style-name="ce47" table:formula="of:=IF([.JX$3]=&quot;&quot;;&quot;&quot;;(IF(OR([.JX27]=&quot;&quot;;[.JX27]=0);0;1)))">
            <text:p/>
          </table:table-cell>
          <table:table-cell table:style-name="ce47" table:formula="of:=IF([.JY$3]=&quot;&quot;;&quot;&quot;;(IF(OR([.JY27]=&quot;&quot;;[.JY27]=0);0;1)))">
            <text:p/>
          </table:table-cell>
          <table:table-cell table:style-name="ce47" table:formula="of:=IF([.JZ$3]=&quot;&quot;;&quot;&quot;;(IF(OR([.JZ27]=&quot;&quot;;[.JZ27]=0);0;1)))">
            <text:p/>
          </table:table-cell>
          <table:table-cell table:style-name="ce47" table:formula="of:=IF([.KA$3]=&quot;&quot;;&quot;&quot;;(IF(OR([.KA27]=&quot;&quot;;[.KA27]=0);0;1)))">
            <text:p/>
          </table:table-cell>
          <table:table-cell table:style-name="ce47" table:formula="of:=IF([.KB$3]=&quot;&quot;;&quot;&quot;;(IF(OR([.KB27]=&quot;&quot;;[.KB27]=0);0;1)))">
            <text:p/>
          </table:table-cell>
          <table:table-cell table:style-name="ce47" table:formula="of:=IF([.KC$3]=&quot;&quot;;&quot;&quot;;(IF(OR([.KC27]=&quot;&quot;;[.KC27]=0);0;1)))">
            <text:p/>
          </table:table-cell>
          <table:table-cell table:style-name="ce47" table:formula="of:=IF([.KD$3]=&quot;&quot;;&quot;&quot;;(IF(OR([.KD27]=&quot;&quot;;[.KD27]=0);0;1)))">
            <text:p/>
          </table:table-cell>
          <table:table-cell table:style-name="ce47" table:formula="of:=IF([.KE$3]=&quot;&quot;;&quot;&quot;;(IF(OR([.KE27]=&quot;&quot;;[.KE27]=0);0;1)))">
            <text:p/>
          </table:table-cell>
          <table:table-cell table:style-name="ce47" table:formula="of:=IF([.KF$3]=&quot;&quot;;&quot;&quot;;(IF(OR([.KF27]=&quot;&quot;;[.KF27]=0);0;1)))">
            <text:p/>
          </table:table-cell>
          <table:table-cell table:style-name="ce47" table:formula="of:=IF([.KG$3]=&quot;&quot;;&quot;&quot;;(IF(OR([.KG27]=&quot;&quot;;[.KG27]=0);0;1)))">
            <text:p/>
          </table:table-cell>
          <table:table-cell table:style-name="ce47" table:formula="of:=IF([.KH$3]=&quot;&quot;;&quot;&quot;;(IF(OR([.KH27]=&quot;&quot;;[.KH27]=0);0;1)))">
            <text:p/>
          </table:table-cell>
          <table:table-cell table:style-name="ce47" table:formula="of:=IF([.KI$3]=&quot;&quot;;&quot;&quot;;(IF(OR([.KI27]=&quot;&quot;;[.KI27]=0);0;1)))">
            <text:p/>
          </table:table-cell>
          <table:table-cell table:style-name="ce47" table:formula="of:=IF([.KJ$3]=&quot;&quot;;&quot;&quot;;(IF(OR([.KJ27]=&quot;&quot;;[.KJ27]=0);0;1)))">
            <text:p/>
          </table:table-cell>
          <table:table-cell table:style-name="ce47" table:formula="of:=IF([.KK$3]=&quot;&quot;;&quot;&quot;;(IF(OR([.KK27]=&quot;&quot;;[.KK27]=0);0;1)))">
            <text:p/>
          </table:table-cell>
          <table:table-cell table:style-name="ce47" table:formula="of:=IF([.KL$3]=&quot;&quot;;&quot;&quot;;(IF(OR([.KL27]=&quot;&quot;;[.KL27]=0);0;1)))">
            <text:p/>
          </table:table-cell>
          <table:table-cell table:style-name="ce47" table:formula="of:=IF([.KM$3]=&quot;&quot;;&quot;&quot;;(IF(OR([.KM27]=&quot;&quot;;[.KM27]=0);0;1)))">
            <text:p/>
          </table:table-cell>
          <table:table-cell table:style-name="ce47" table:formula="of:=IF([.KN$3]=&quot;&quot;;&quot;&quot;;(IF(OR([.KN27]=&quot;&quot;;[.KN27]=0);0;1)))">
            <text:p/>
          </table:table-cell>
          <table:table-cell table:style-name="ce47" table:formula="of:=IF([.KO$3]=&quot;&quot;;&quot;&quot;;(IF(OR([.KO27]=&quot;&quot;;[.KO27]=0);0;1)))">
            <text:p/>
          </table:table-cell>
          <table:table-cell table:style-name="ce47" table:formula="of:=IF([.KP$3]=&quot;&quot;;&quot;&quot;;(IF(OR([.KP27]=&quot;&quot;;[.KP27]=0);0;1)))">
            <text:p/>
          </table:table-cell>
          <table:table-cell table:style-name="ce47" table:formula="of:=IF([.KQ$3]=&quot;&quot;;&quot;&quot;;(IF(OR([.KQ27]=&quot;&quot;;[.KQ27]=0);0;1)))">
            <text:p/>
          </table:table-cell>
          <table:table-cell table:style-name="ce47" table:formula="of:=IF([.KR$3]=&quot;&quot;;&quot;&quot;;(IF(OR([.KR27]=&quot;&quot;;[.KR27]=0);0;1)))">
            <text:p/>
          </table:table-cell>
          <table:table-cell table:style-name="ce47" table:formula="of:=IF([.KS$3]=&quot;&quot;;&quot;&quot;;(IF(OR([.KS27]=&quot;&quot;;[.KS27]=0);0;1)))">
            <text:p/>
          </table:table-cell>
          <table:table-cell table:style-name="ce47" table:formula="of:=IF([.KT$3]=&quot;&quot;;&quot;&quot;;(IF(OR([.KT27]=&quot;&quot;;[.KT27]=0);0;1)))">
            <text:p/>
          </table:table-cell>
          <table:table-cell table:style-name="ce47" table:formula="of:=IF([.KU$3]=&quot;&quot;;&quot;&quot;;(IF(OR([.KU27]=&quot;&quot;;[.KU27]=0);0;1)))">
            <text:p/>
          </table:table-cell>
          <table:table-cell table:style-name="ce47" table:formula="of:=IF([.KV$3]=&quot;&quot;;&quot;&quot;;(IF(OR([.KV27]=&quot;&quot;;[.KV27]=0);0;1)))">
            <text:p/>
          </table:table-cell>
          <table:table-cell table:style-name="ce47" table:formula="of:=IF([.KW$3]=&quot;&quot;;&quot;&quot;;(IF(OR([.KW27]=&quot;&quot;;[.KW27]=0);0;1)))">
            <text:p/>
          </table:table-cell>
          <table:table-cell table:style-name="ce47" table:formula="of:=IF([.KX$3]=&quot;&quot;;&quot;&quot;;(IF(OR([.KX27]=&quot;&quot;;[.KX27]=0);0;1)))">
            <text:p/>
          </table:table-cell>
          <table:table-cell table:style-name="ce47" table:formula="of:=IF([.KY$3]=&quot;&quot;;&quot;&quot;;(IF(OR([.KY27]=&quot;&quot;;[.KY27]=0);0;1)))">
            <text:p/>
          </table:table-cell>
          <table:table-cell table:style-name="ce47" table:formula="of:=IF([.KZ$3]=&quot;&quot;;&quot;&quot;;(IF(OR([.KZ27]=&quot;&quot;;[.KZ27]=0);0;1)))">
            <text:p/>
          </table:table-cell>
          <table:table-cell table:style-name="ce47" table:formula="of:=IF([.LA$3]=&quot;&quot;;&quot;&quot;;(IF(OR([.LA27]=&quot;&quot;;[.LA27]=0);0;1)))">
            <text:p/>
          </table:table-cell>
          <table:table-cell table:style-name="ce47" table:formula="of:=IF([.LB$3]=&quot;&quot;;&quot;&quot;;(IF(OR([.LB27]=&quot;&quot;;[.LB27]=0);0;1)))">
            <text:p/>
          </table:table-cell>
          <table:table-cell table:style-name="ce47" table:formula="of:=IF([.LC$3]=&quot;&quot;;&quot;&quot;;(IF(OR([.LC27]=&quot;&quot;;[.LC27]=0);0;1)))">
            <text:p/>
          </table:table-cell>
          <table:table-cell table:style-name="ce47" table:formula="of:=IF([.LD$3]=&quot;&quot;;&quot;&quot;;(IF(OR([.LD27]=&quot;&quot;;[.LD27]=0);0;1)))">
            <text:p/>
          </table:table-cell>
          <table:table-cell table:style-name="ce47" table:formula="of:=IF([.LE$3]=&quot;&quot;;&quot;&quot;;(IF(OR([.LE27]=&quot;&quot;;[.LE27]=0);0;1)))">
            <text:p/>
          </table:table-cell>
          <table:table-cell table:style-name="ce47" table:formula="of:=IF([.LF$3]=&quot;&quot;;&quot;&quot;;(IF(OR([.LF27]=&quot;&quot;;[.LF27]=0);0;1)))">
            <text:p/>
          </table:table-cell>
          <table:table-cell table:style-name="ce47" table:formula="of:=IF([.LG$3]=&quot;&quot;;&quot;&quot;;(IF(OR([.LG27]=&quot;&quot;;[.LG27]=0);0;1)))">
            <text:p/>
          </table:table-cell>
          <table:table-cell table:style-name="ce47" table:formula="of:=IF([.LH$3]=&quot;&quot;;&quot;&quot;;(IF(OR([.LH27]=&quot;&quot;;[.LH27]=0);0;1)))">
            <text:p/>
          </table:table-cell>
          <table:table-cell table:style-name="ce47" table:formula="of:=IF([.LI$3]=&quot;&quot;;&quot;&quot;;(IF(OR([.LI27]=&quot;&quot;;[.LI27]=0);0;1)))">
            <text:p/>
          </table:table-cell>
          <table:table-cell table:style-name="ce47" table:formula="of:=IF([.LJ$3]=&quot;&quot;;&quot;&quot;;(IF(OR([.LJ27]=&quot;&quot;;[.LJ27]=0);0;1)))">
            <text:p/>
          </table:table-cell>
          <table:table-cell table:style-name="ce47" table:formula="of:=IF([.LK$3]=&quot;&quot;;&quot;&quot;;(IF(OR([.LK27]=&quot;&quot;;[.LK27]=0);0;1)))">
            <text:p/>
          </table:table-cell>
          <table:table-cell table:style-name="ce47" table:formula="of:=IF([.LL$3]=&quot;&quot;;&quot;&quot;;(IF(OR([.LL27]=&quot;&quot;;[.LL27]=0);0;1)))">
            <text:p/>
          </table:table-cell>
          <table:table-cell table:style-name="ce47" table:formula="of:=IF([.LM$3]=&quot;&quot;;&quot;&quot;;(IF(OR([.LM27]=&quot;&quot;;[.LM27]=0);0;1)))">
            <text:p/>
          </table:table-cell>
          <table:table-cell table:style-name="ce47" table:formula="of:=IF([.LN$3]=&quot;&quot;;&quot;&quot;;(IF(OR([.LN27]=&quot;&quot;;[.LN27]=0);0;1)))">
            <text:p/>
          </table:table-cell>
          <table:table-cell table:style-name="ce47" table:formula="of:=IF([.LO$3]=&quot;&quot;;&quot;&quot;;(IF(OR([.LO27]=&quot;&quot;;[.LO27]=0);0;1)))">
            <text:p/>
          </table:table-cell>
          <table:table-cell table:style-name="ce47" table:formula="of:=IF([.LP$3]=&quot;&quot;;&quot;&quot;;(IF(OR([.LP27]=&quot;&quot;;[.LP27]=0);0;1)))">
            <text:p/>
          </table:table-cell>
          <table:table-cell table:style-name="ce47" table:formula="of:=IF([.LQ$3]=&quot;&quot;;&quot;&quot;;(IF(OR([.LQ27]=&quot;&quot;;[.LQ27]=0);0;1)))">
            <text:p/>
          </table:table-cell>
          <table:table-cell table:style-name="ce47" table:formula="of:=IF([.LR$3]=&quot;&quot;;&quot;&quot;;(IF(OR([.LR27]=&quot;&quot;;[.LR27]=0);0;1)))">
            <text:p/>
          </table:table-cell>
          <table:table-cell table:style-name="ce47" table:formula="of:=IF([.LS$3]=&quot;&quot;;&quot;&quot;;(IF(OR([.LS27]=&quot;&quot;;[.LS27]=0);0;1)))">
            <text:p/>
          </table:table-cell>
          <table:table-cell table:style-name="ce47" table:formula="of:=IF([.LT$3]=&quot;&quot;;&quot;&quot;;(IF(OR([.LT27]=&quot;&quot;;[.LT27]=0);0;1)))">
            <text:p/>
          </table:table-cell>
          <table:table-cell table:style-name="ce47" table:formula="of:=IF([.LU$3]=&quot;&quot;;&quot;&quot;;(IF(OR([.LU27]=&quot;&quot;;[.LU27]=0);0;1)))">
            <text:p/>
          </table:table-cell>
          <table:table-cell table:style-name="ce47" table:formula="of:=IF([.LV$3]=&quot;&quot;;&quot;&quot;;(IF(OR([.LV27]=&quot;&quot;;[.LV27]=0);0;1)))">
            <text:p/>
          </table:table-cell>
          <table:table-cell table:style-name="ce47" table:formula="of:=IF([.LW$3]=&quot;&quot;;&quot;&quot;;(IF(OR([.LW27]=&quot;&quot;;[.LW27]=0);0;1)))">
            <text:p/>
          </table:table-cell>
          <table:table-cell table:style-name="ce47" table:formula="of:=IF([.LX$3]=&quot;&quot;;&quot;&quot;;(IF(OR([.LX27]=&quot;&quot;;[.LX27]=0);0;1)))">
            <text:p/>
          </table:table-cell>
          <table:table-cell table:style-name="ce47" table:formula="of:=IF([.LY$3]=&quot;&quot;;&quot;&quot;;(IF(OR([.LY27]=&quot;&quot;;[.LY27]=0);0;1)))">
            <text:p/>
          </table:table-cell>
          <table:table-cell table:style-name="ce47" table:formula="of:=IF([.LZ$3]=&quot;&quot;;&quot;&quot;;(IF(OR([.LZ27]=&quot;&quot;;[.LZ27]=0);0;1)))">
            <text:p/>
          </table:table-cell>
          <table:table-cell table:style-name="ce47" table:formula="of:=IF([.MA$3]=&quot;&quot;;&quot;&quot;;(IF(OR([.MA27]=&quot;&quot;;[.MA27]=0);0;1)))">
            <text:p/>
          </table:table-cell>
          <table:table-cell table:style-name="ce47" table:formula="of:=IF([.MB$3]=&quot;&quot;;&quot;&quot;;(IF(OR([.MB27]=&quot;&quot;;[.MB27]=0);0;1)))">
            <text:p/>
          </table:table-cell>
          <table:table-cell table:style-name="ce47" table:formula="of:=IF([.MC$3]=&quot;&quot;;&quot;&quot;;(IF(OR([.MC27]=&quot;&quot;;[.MC27]=0);0;1)))">
            <text:p/>
          </table:table-cell>
          <table:table-cell table:style-name="ce47" table:formula="of:=IF([.MD$3]=&quot;&quot;;&quot;&quot;;(IF(OR([.MD27]=&quot;&quot;;[.MD27]=0);0;1)))">
            <text:p/>
          </table:table-cell>
          <table:table-cell table:style-name="ce47" table:formula="of:=IF([.ME$3]=&quot;&quot;;&quot;&quot;;(IF(OR([.ME27]=&quot;&quot;;[.ME27]=0);0;1)))">
            <text:p/>
          </table:table-cell>
          <table:table-cell table:style-name="ce47" table:formula="of:=IF([.MF$3]=&quot;&quot;;&quot;&quot;;(IF(OR([.MF27]=&quot;&quot;;[.MF27]=0);0;1)))">
            <text:p/>
          </table:table-cell>
          <table:table-cell table:style-name="ce47" table:formula="of:=IF([.MG$3]=&quot;&quot;;&quot;&quot;;(IF(OR([.MG27]=&quot;&quot;;[.MG27]=0);0;1)))">
            <text:p/>
          </table:table-cell>
          <table:table-cell table:style-name="ce47" table:formula="of:=IF([.MH$3]=&quot;&quot;;&quot;&quot;;(IF(OR([.MH27]=&quot;&quot;;[.MH27]=0);0;1)))">
            <text:p/>
          </table:table-cell>
          <table:table-cell table:style-name="ce47" table:formula="of:=IF([.MI$3]=&quot;&quot;;&quot;&quot;;(IF(OR([.MI27]=&quot;&quot;;[.MI27]=0);0;1)))">
            <text:p/>
          </table:table-cell>
          <table:table-cell table:style-name="ce47" table:formula="of:=IF([.MJ$3]=&quot;&quot;;&quot;&quot;;(IF(OR([.MJ27]=&quot;&quot;;[.MJ27]=0);0;1)))">
            <text:p/>
          </table:table-cell>
          <table:table-cell table:style-name="ce47" table:formula="of:=IF([.MK$3]=&quot;&quot;;&quot;&quot;;(IF(OR([.MK27]=&quot;&quot;;[.MK27]=0);0;1)))">
            <text:p/>
          </table:table-cell>
          <table:table-cell table:style-name="ce47" table:formula="of:=IF([.ML$3]=&quot;&quot;;&quot;&quot;;(IF(OR([.ML27]=&quot;&quot;;[.ML27]=0);0;1)))">
            <text:p/>
          </table:table-cell>
          <table:table-cell table:style-name="ce47" table:formula="of:=IF([.MM$3]=&quot;&quot;;&quot;&quot;;(IF(OR([.MM27]=&quot;&quot;;[.MM27]=0);0;1)))">
            <text:p/>
          </table:table-cell>
          <table:table-cell table:style-name="ce47" table:formula="of:=IF([.MN$3]=&quot;&quot;;&quot;&quot;;(IF(OR([.MN27]=&quot;&quot;;[.MN27]=0);0;1)))">
            <text:p/>
          </table:table-cell>
          <table:table-cell table:style-name="ce47" table:formula="of:=IF([.MO$3]=&quot;&quot;;&quot;&quot;;(IF(OR([.MO27]=&quot;&quot;;[.MO27]=0);0;1)))">
            <text:p/>
          </table:table-cell>
          <table:table-cell table:style-name="ce47" table:formula="of:=IF([.MP$3]=&quot;&quot;;&quot;&quot;;(IF(OR([.MP27]=&quot;&quot;;[.MP27]=0);0;1)))">
            <text:p/>
          </table:table-cell>
          <table:table-cell table:style-name="ce47" table:formula="of:=IF([.MQ$3]=&quot;&quot;;&quot;&quot;;(IF(OR([.MQ27]=&quot;&quot;;[.MQ27]=0);0;1)))">
            <text:p/>
          </table:table-cell>
          <table:table-cell table:style-name="ce47" table:formula="of:=IF([.MR$3]=&quot;&quot;;&quot;&quot;;(IF(OR([.MR27]=&quot;&quot;;[.MR27]=0);0;1)))">
            <text:p/>
          </table:table-cell>
          <table:table-cell table:style-name="ce47" table:formula="of:=IF([.MS$3]=&quot;&quot;;&quot;&quot;;(IF(OR([.MS27]=&quot;&quot;;[.MS27]=0);0;1)))">
            <text:p/>
          </table:table-cell>
          <table:table-cell table:style-name="ce47" table:formula="of:=IF([.MT$3]=&quot;&quot;;&quot;&quot;;(IF(OR([.MT27]=&quot;&quot;;[.MT27]=0);0;1)))">
            <text:p/>
          </table:table-cell>
          <table:table-cell table:style-name="ce47" table:formula="of:=IF([.MU$3]=&quot;&quot;;&quot;&quot;;(IF(OR([.MU27]=&quot;&quot;;[.MU27]=0);0;1)))">
            <text:p/>
          </table:table-cell>
          <table:table-cell table:style-name="ce47" table:formula="of:=IF([.MV$3]=&quot;&quot;;&quot;&quot;;(IF(OR([.MV27]=&quot;&quot;;[.MV27]=0);0;1)))">
            <text:p/>
          </table:table-cell>
          <table:table-cell table:style-name="ce47" table:formula="of:=IF([.MW$3]=&quot;&quot;;&quot;&quot;;(IF(OR([.MW27]=&quot;&quot;;[.MW27]=0);0;1)))">
            <text:p/>
          </table:table-cell>
          <table:table-cell table:style-name="ce47" table:formula="of:=IF([.MX$3]=&quot;&quot;;&quot;&quot;;(IF(OR([.MX27]=&quot;&quot;;[.MX27]=0);0;1)))">
            <text:p/>
          </table:table-cell>
          <table:table-cell table:style-name="ce47" table:formula="of:=IF([.MY$3]=&quot;&quot;;&quot;&quot;;(IF(OR([.MY27]=&quot;&quot;;[.MY27]=0);0;1)))">
            <text:p/>
          </table:table-cell>
          <table:table-cell table:style-name="ce47" table:formula="of:=IF([.MZ$3]=&quot;&quot;;&quot;&quot;;(IF(OR([.MZ27]=&quot;&quot;;[.MZ27]=0);0;1)))">
            <text:p/>
          </table:table-cell>
          <table:table-cell table:style-name="ce47" table:formula="of:=IF([.NA$3]=&quot;&quot;;&quot;&quot;;(IF(OR([.NA27]=&quot;&quot;;[.NA27]=0);0;1)))">
            <text:p/>
          </table:table-cell>
          <table:table-cell table:style-name="ce47" table:formula="of:=IF([.NB$3]=&quot;&quot;;&quot;&quot;;(IF(OR([.NB27]=&quot;&quot;;[.NB27]=0);0;1)))">
            <text:p/>
          </table:table-cell>
          <table:table-cell table:style-name="ce47" table:formula="of:=IF([.NC$3]=&quot;&quot;;&quot;&quot;;(IF(OR([.NC27]=&quot;&quot;;[.NC27]=0);0;1)))">
            <text:p/>
          </table:table-cell>
          <table:table-cell table:style-name="ce47" table:formula="of:=IF([.ND$3]=&quot;&quot;;&quot;&quot;;(IF(OR([.ND27]=&quot;&quot;;[.ND27]=0);0;1)))">
            <text:p/>
          </table:table-cell>
          <table:table-cell table:style-name="ce47" table:formula="of:=IF([.NE$3]=&quot;&quot;;&quot;&quot;;(IF(OR([.NE27]=&quot;&quot;;[.NE27]=0);0;1)))">
            <text:p/>
          </table:table-cell>
          <table:table-cell table:style-name="ce47" table:formula="of:=IF([.NF$3]=&quot;&quot;;&quot;&quot;;(IF(OR([.NF27]=&quot;&quot;;[.NF27]=0);0;1)))">
            <text:p/>
          </table:table-cell>
          <table:table-cell table:style-name="ce57" table:number-columns-repeated="287"/>
        </table:table-row>
        <table:table-row table:style-name="ro2">
          <table:table-cell table:formula="of:=MAX([.A28:.B28])" office:value-type="float" office:value="0" calcext:value-type="float">
            <text:p>0</text:p>
          </table:table-cell>
          <table:table-cell table:style-name="ce6" table:formula="of:=IFERROR((LEN([.NG28])-SEARCH(&quot;0[^0]*$&quot;;[.NG28]));LEN([.NG28]))" office:value-type="float" office:value="0" calcext:value-type="float">
            <text:p>0</text:p>
          </table:table-cell>
          <table:table-cell table:formula="of:=COUNTA([.E28:.NF28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28:.ABI28])">
            <text:p/>
          </table:table-cell>
          <table:table-cell table:style-name="ce34" table:formula="of:=IF([.E$3]=&quot;&quot;;&quot;&quot;;(IF(OR([.E28]=&quot;&quot;;[.E28]=0);0;1)))">
            <text:p/>
          </table:table-cell>
          <table:table-cell table:style-name="ce34" table:formula="of:=IF([.F$3]=&quot;&quot;;&quot;&quot;;(IF(OR([.F28]=&quot;&quot;;[.F28]=0);0;1)))">
            <text:p/>
          </table:table-cell>
          <table:table-cell table:style-name="ce34" table:formula="of:=IF([.G$3]=&quot;&quot;;&quot;&quot;;(IF(OR([.G28]=&quot;&quot;;[.G28]=0);0;1)))">
            <text:p/>
          </table:table-cell>
          <table:table-cell table:style-name="ce34" table:formula="of:=IF([.H$3]=&quot;&quot;;&quot;&quot;;(IF(OR([.H28]=&quot;&quot;;[.H28]=0);0;1)))">
            <text:p/>
          </table:table-cell>
          <table:table-cell table:style-name="ce35" table:formula="of:=IF([.I$3]=&quot;&quot;;&quot;&quot;;(IF(OR([.I28]=&quot;&quot;;[.I28]=0);0;1)))">
            <text:p/>
          </table:table-cell>
          <table:table-cell table:style-name="ce35" table:formula="of:=IF([.J$3]=&quot;&quot;;&quot;&quot;;(IF(OR([.J28]=&quot;&quot;;[.J28]=0);0;1)))">
            <text:p/>
          </table:table-cell>
          <table:table-cell table:style-name="ce35" table:formula="of:=IF([.K$3]=&quot;&quot;;&quot;&quot;;(IF(OR([.K28]=&quot;&quot;;[.K28]=0);0;1)))">
            <text:p/>
          </table:table-cell>
          <table:table-cell table:style-name="ce35" table:formula="of:=IF([.L$3]=&quot;&quot;;&quot;&quot;;(IF(OR([.L28]=&quot;&quot;;[.L28]=0);0;1)))">
            <text:p/>
          </table:table-cell>
          <table:table-cell table:style-name="ce35" table:formula="of:=IF([.M$3]=&quot;&quot;;&quot;&quot;;(IF(OR([.M28]=&quot;&quot;;[.M28]=0);0;1)))">
            <text:p/>
          </table:table-cell>
          <table:table-cell table:style-name="ce35" table:formula="of:=IF([.N$3]=&quot;&quot;;&quot;&quot;;(IF(OR([.N28]=&quot;&quot;;[.N28]=0);0;1)))">
            <text:p/>
          </table:table-cell>
          <table:table-cell table:style-name="ce35" table:formula="of:=IF([.O$3]=&quot;&quot;;&quot;&quot;;(IF(OR([.O28]=&quot;&quot;;[.O28]=0);0;1)))">
            <text:p/>
          </table:table-cell>
          <table:table-cell table:style-name="ce35" table:formula="of:=IF([.P$3]=&quot;&quot;;&quot;&quot;;(IF(OR([.P28]=&quot;&quot;;[.P28]=0);0;1)))">
            <text:p/>
          </table:table-cell>
          <table:table-cell table:style-name="ce35" table:formula="of:=IF([.Q$3]=&quot;&quot;;&quot;&quot;;(IF(OR([.Q28]=&quot;&quot;;[.Q28]=0);0;1)))">
            <text:p/>
          </table:table-cell>
          <table:table-cell table:style-name="ce35" table:formula="of:=IF([.R$3]=&quot;&quot;;&quot;&quot;;(IF(OR([.R28]=&quot;&quot;;[.R28]=0);0;1)))">
            <text:p/>
          </table:table-cell>
          <table:table-cell table:style-name="ce35" table:formula="of:=IF([.S$3]=&quot;&quot;;&quot;&quot;;(IF(OR([.S28]=&quot;&quot;;[.S28]=0);0;1)))">
            <text:p/>
          </table:table-cell>
          <table:table-cell table:style-name="ce35" table:formula="of:=IF([.T$3]=&quot;&quot;;&quot;&quot;;(IF(OR([.T28]=&quot;&quot;;[.T28]=0);0;1)))">
            <text:p/>
          </table:table-cell>
          <table:table-cell table:style-name="ce35" table:formula="of:=IF([.U$3]=&quot;&quot;;&quot;&quot;;(IF(OR([.U28]=&quot;&quot;;[.U28]=0);0;1)))">
            <text:p/>
          </table:table-cell>
          <table:table-cell table:style-name="ce35" table:formula="of:=IF([.V$3]=&quot;&quot;;&quot;&quot;;(IF(OR([.V28]=&quot;&quot;;[.V28]=0);0;1)))">
            <text:p/>
          </table:table-cell>
          <table:table-cell table:style-name="ce35" table:formula="of:=IF([.W$3]=&quot;&quot;;&quot;&quot;;(IF(OR([.W28]=&quot;&quot;;[.W28]=0);0;1)))">
            <text:p/>
          </table:table-cell>
          <table:table-cell table:style-name="ce35" table:formula="of:=IF([.X$3]=&quot;&quot;;&quot;&quot;;(IF(OR([.X28]=&quot;&quot;;[.X28]=0);0;1)))">
            <text:p/>
          </table:table-cell>
          <table:table-cell table:style-name="ce35" table:formula="of:=IF([.Y$3]=&quot;&quot;;&quot;&quot;;(IF(OR([.Y28]=&quot;&quot;;[.Y28]=0);0;1)))">
            <text:p/>
          </table:table-cell>
          <table:table-cell table:style-name="ce35" table:formula="of:=IF([.Z$3]=&quot;&quot;;&quot;&quot;;(IF(OR([.Z28]=&quot;&quot;;[.Z28]=0);0;1)))">
            <text:p/>
          </table:table-cell>
          <table:table-cell table:style-name="ce35" table:formula="of:=IF([.AA$3]=&quot;&quot;;&quot;&quot;;(IF(OR([.AA28]=&quot;&quot;;[.AA28]=0);0;1)))">
            <text:p/>
          </table:table-cell>
          <table:table-cell table:style-name="ce35" table:formula="of:=IF([.AB$3]=&quot;&quot;;&quot;&quot;;(IF(OR([.AB28]=&quot;&quot;;[.AB28]=0);0;1)))">
            <text:p/>
          </table:table-cell>
          <table:table-cell table:style-name="ce35" table:formula="of:=IF([.AC$3]=&quot;&quot;;&quot;&quot;;(IF(OR([.AC28]=&quot;&quot;;[.AC28]=0);0;1)))">
            <text:p/>
          </table:table-cell>
          <table:table-cell table:style-name="ce35" table:formula="of:=IF([.AD$3]=&quot;&quot;;&quot;&quot;;(IF(OR([.AD28]=&quot;&quot;;[.AD28]=0);0;1)))">
            <text:p/>
          </table:table-cell>
          <table:table-cell table:style-name="ce35" table:formula="of:=IF([.AE$3]=&quot;&quot;;&quot;&quot;;(IF(OR([.AE28]=&quot;&quot;;[.AE28]=0);0;1)))">
            <text:p/>
          </table:table-cell>
          <table:table-cell table:style-name="ce35" table:formula="of:=IF([.AF$3]=&quot;&quot;;&quot;&quot;;(IF(OR([.AF28]=&quot;&quot;;[.AF28]=0);0;1)))">
            <text:p/>
          </table:table-cell>
          <table:table-cell table:style-name="ce35" table:formula="of:=IF([.AG$3]=&quot;&quot;;&quot;&quot;;(IF(OR([.AG28]=&quot;&quot;;[.AG28]=0);0;1)))">
            <text:p/>
          </table:table-cell>
          <table:table-cell table:style-name="ce35" table:formula="of:=IF([.AH$3]=&quot;&quot;;&quot;&quot;;(IF(OR([.AH28]=&quot;&quot;;[.AH28]=0);0;1)))">
            <text:p/>
          </table:table-cell>
          <table:table-cell table:style-name="ce35" table:formula="of:=IF([.AI$3]=&quot;&quot;;&quot;&quot;;(IF(OR([.AI28]=&quot;&quot;;[.AI28]=0);0;1)))">
            <text:p/>
          </table:table-cell>
          <table:table-cell table:style-name="ce35" table:formula="of:=IF([.AJ$3]=&quot;&quot;;&quot;&quot;;(IF(OR([.AJ28]=&quot;&quot;;[.AJ28]=0);0;1)))">
            <text:p/>
          </table:table-cell>
          <table:table-cell table:style-name="ce35" table:formula="of:=IF([.AK$3]=&quot;&quot;;&quot;&quot;;(IF(OR([.AK28]=&quot;&quot;;[.AK28]=0);0;1)))">
            <text:p/>
          </table:table-cell>
          <table:table-cell table:style-name="ce35" table:formula="of:=IF([.AL$3]=&quot;&quot;;&quot;&quot;;(IF(OR([.AL28]=&quot;&quot;;[.AL28]=0);0;1)))">
            <text:p/>
          </table:table-cell>
          <table:table-cell table:style-name="ce35" table:formula="of:=IF([.AM$3]=&quot;&quot;;&quot;&quot;;(IF(OR([.AM28]=&quot;&quot;;[.AM28]=0);0;1)))">
            <text:p/>
          </table:table-cell>
          <table:table-cell table:style-name="ce35" table:formula="of:=IF([.AN$3]=&quot;&quot;;&quot;&quot;;(IF(OR([.AN28]=&quot;&quot;;[.AN28]=0);0;1)))">
            <text:p/>
          </table:table-cell>
          <table:table-cell table:style-name="ce35" table:formula="of:=IF([.AO$3]=&quot;&quot;;&quot;&quot;;(IF(OR([.AO28]=&quot;&quot;;[.AO28]=0);0;1)))">
            <text:p/>
          </table:table-cell>
          <table:table-cell table:style-name="ce35" table:formula="of:=IF([.AP$3]=&quot;&quot;;&quot;&quot;;(IF(OR([.AP28]=&quot;&quot;;[.AP28]=0);0;1)))">
            <text:p/>
          </table:table-cell>
          <table:table-cell table:style-name="ce35" table:formula="of:=IF([.AQ$3]=&quot;&quot;;&quot;&quot;;(IF(OR([.AQ28]=&quot;&quot;;[.AQ28]=0);0;1)))">
            <text:p/>
          </table:table-cell>
          <table:table-cell table:style-name="ce35" table:formula="of:=IF([.AR$3]=&quot;&quot;;&quot;&quot;;(IF(OR([.AR28]=&quot;&quot;;[.AR28]=0);0;1)))">
            <text:p/>
          </table:table-cell>
          <table:table-cell table:style-name="ce35" table:formula="of:=IF([.AS$3]=&quot;&quot;;&quot;&quot;;(IF(OR([.AS28]=&quot;&quot;;[.AS28]=0);0;1)))">
            <text:p/>
          </table:table-cell>
          <table:table-cell table:style-name="ce35" table:formula="of:=IF([.AT$3]=&quot;&quot;;&quot;&quot;;(IF(OR([.AT28]=&quot;&quot;;[.AT28]=0);0;1)))">
            <text:p/>
          </table:table-cell>
          <table:table-cell table:style-name="ce35" table:formula="of:=IF([.AU$3]=&quot;&quot;;&quot;&quot;;(IF(OR([.AU28]=&quot;&quot;;[.AU28]=0);0;1)))">
            <text:p/>
          </table:table-cell>
          <table:table-cell table:style-name="ce35" table:formula="of:=IF([.AV$3]=&quot;&quot;;&quot;&quot;;(IF(OR([.AV28]=&quot;&quot;;[.AV28]=0);0;1)))">
            <text:p/>
          </table:table-cell>
          <table:table-cell table:style-name="ce35" table:formula="of:=IF([.AW$3]=&quot;&quot;;&quot;&quot;;(IF(OR([.AW28]=&quot;&quot;;[.AW28]=0);0;1)))">
            <text:p/>
          </table:table-cell>
          <table:table-cell table:style-name="ce35" table:formula="of:=IF([.AX$3]=&quot;&quot;;&quot;&quot;;(IF(OR([.AX28]=&quot;&quot;;[.AX28]=0);0;1)))">
            <text:p/>
          </table:table-cell>
          <table:table-cell table:style-name="ce35" table:formula="of:=IF([.AY$3]=&quot;&quot;;&quot;&quot;;(IF(OR([.AY28]=&quot;&quot;;[.AY28]=0);0;1)))">
            <text:p/>
          </table:table-cell>
          <table:table-cell table:style-name="ce35" table:formula="of:=IF([.AZ$3]=&quot;&quot;;&quot;&quot;;(IF(OR([.AZ28]=&quot;&quot;;[.AZ28]=0);0;1)))">
            <text:p/>
          </table:table-cell>
          <table:table-cell table:style-name="ce35" table:formula="of:=IF([.BA$3]=&quot;&quot;;&quot;&quot;;(IF(OR([.BA28]=&quot;&quot;;[.BA28]=0);0;1)))">
            <text:p/>
          </table:table-cell>
          <table:table-cell table:style-name="ce35" table:formula="of:=IF([.BB$3]=&quot;&quot;;&quot;&quot;;(IF(OR([.BB28]=&quot;&quot;;[.BB28]=0);0;1)))">
            <text:p/>
          </table:table-cell>
          <table:table-cell table:style-name="ce35" table:formula="of:=IF([.BC$3]=&quot;&quot;;&quot;&quot;;(IF(OR([.BC28]=&quot;&quot;;[.BC28]=0);0;1)))">
            <text:p/>
          </table:table-cell>
          <table:table-cell table:style-name="ce35" table:formula="of:=IF([.BD$3]=&quot;&quot;;&quot;&quot;;(IF(OR([.BD28]=&quot;&quot;;[.BD28]=0);0;1)))">
            <text:p/>
          </table:table-cell>
          <table:table-cell table:style-name="ce35" table:formula="of:=IF([.BE$3]=&quot;&quot;;&quot;&quot;;(IF(OR([.BE28]=&quot;&quot;;[.BE28]=0);0;1)))">
            <text:p/>
          </table:table-cell>
          <table:table-cell table:style-name="ce35" table:formula="of:=IF([.BF$3]=&quot;&quot;;&quot;&quot;;(IF(OR([.BF28]=&quot;&quot;;[.BF28]=0);0;1)))">
            <text:p/>
          </table:table-cell>
          <table:table-cell table:style-name="ce35" table:formula="of:=IF([.BG$3]=&quot;&quot;;&quot;&quot;;(IF(OR([.BG28]=&quot;&quot;;[.BG28]=0);0;1)))">
            <text:p/>
          </table:table-cell>
          <table:table-cell table:style-name="ce35" table:formula="of:=IF([.BH$3]=&quot;&quot;;&quot;&quot;;(IF(OR([.BH28]=&quot;&quot;;[.BH28]=0);0;1)))">
            <text:p/>
          </table:table-cell>
          <table:table-cell table:style-name="ce35" table:formula="of:=IF([.BI$3]=&quot;&quot;;&quot;&quot;;(IF(OR([.BI28]=&quot;&quot;;[.BI28]=0);0;1)))">
            <text:p/>
          </table:table-cell>
          <table:table-cell table:style-name="ce35" table:formula="of:=IF([.BJ$3]=&quot;&quot;;&quot;&quot;;(IF(OR([.BJ28]=&quot;&quot;;[.BJ28]=0);0;1)))">
            <text:p/>
          </table:table-cell>
          <table:table-cell table:style-name="ce35" table:formula="of:=IF([.BK$3]=&quot;&quot;;&quot;&quot;;(IF(OR([.BK28]=&quot;&quot;;[.BK28]=0);0;1)))">
            <text:p/>
          </table:table-cell>
          <table:table-cell table:style-name="ce35" table:formula="of:=IF([.BL$3]=&quot;&quot;;&quot;&quot;;(IF(OR([.BL28]=&quot;&quot;;[.BL28]=0);0;1)))">
            <text:p/>
          </table:table-cell>
          <table:table-cell table:style-name="ce35" table:formula="of:=IF([.BM$3]=&quot;&quot;;&quot;&quot;;(IF(OR([.BM28]=&quot;&quot;;[.BM28]=0);0;1)))">
            <text:p/>
          </table:table-cell>
          <table:table-cell table:style-name="ce35" table:formula="of:=IF([.BN$3]=&quot;&quot;;&quot;&quot;;(IF(OR([.BN28]=&quot;&quot;;[.BN28]=0);0;1)))">
            <text:p/>
          </table:table-cell>
          <table:table-cell table:style-name="ce35" table:formula="of:=IF([.BO$3]=&quot;&quot;;&quot;&quot;;(IF(OR([.BO28]=&quot;&quot;;[.BO28]=0);0;1)))">
            <text:p/>
          </table:table-cell>
          <table:table-cell table:style-name="ce35" table:formula="of:=IF([.BP$3]=&quot;&quot;;&quot;&quot;;(IF(OR([.BP28]=&quot;&quot;;[.BP28]=0);0;1)))">
            <text:p/>
          </table:table-cell>
          <table:table-cell table:style-name="ce35" table:formula="of:=IF([.BQ$3]=&quot;&quot;;&quot;&quot;;(IF(OR([.BQ28]=&quot;&quot;;[.BQ28]=0);0;1)))">
            <text:p/>
          </table:table-cell>
          <table:table-cell table:style-name="ce35" table:formula="of:=IF([.BR$3]=&quot;&quot;;&quot;&quot;;(IF(OR([.BR28]=&quot;&quot;;[.BR28]=0);0;1)))">
            <text:p/>
          </table:table-cell>
          <table:table-cell table:style-name="ce35" table:formula="of:=IF([.BS$3]=&quot;&quot;;&quot;&quot;;(IF(OR([.BS28]=&quot;&quot;;[.BS28]=0);0;1)))">
            <text:p/>
          </table:table-cell>
          <table:table-cell table:style-name="ce35" table:formula="of:=IF([.BT$3]=&quot;&quot;;&quot;&quot;;(IF(OR([.BT28]=&quot;&quot;;[.BT28]=0);0;1)))">
            <text:p/>
          </table:table-cell>
          <table:table-cell table:style-name="ce35" table:formula="of:=IF([.BU$3]=&quot;&quot;;&quot;&quot;;(IF(OR([.BU28]=&quot;&quot;;[.BU28]=0);0;1)))">
            <text:p/>
          </table:table-cell>
          <table:table-cell table:style-name="ce35" table:formula="of:=IF([.BV$3]=&quot;&quot;;&quot;&quot;;(IF(OR([.BV28]=&quot;&quot;;[.BV28]=0);0;1)))">
            <text:p/>
          </table:table-cell>
          <table:table-cell table:style-name="ce35" table:formula="of:=IF([.BW$3]=&quot;&quot;;&quot;&quot;;(IF(OR([.BW28]=&quot;&quot;;[.BW28]=0);0;1)))">
            <text:p/>
          </table:table-cell>
          <table:table-cell table:style-name="ce35" table:formula="of:=IF([.BX$3]=&quot;&quot;;&quot;&quot;;(IF(OR([.BX28]=&quot;&quot;;[.BX28]=0);0;1)))">
            <text:p/>
          </table:table-cell>
          <table:table-cell table:style-name="ce35" table:formula="of:=IF([.BY$3]=&quot;&quot;;&quot;&quot;;(IF(OR([.BY28]=&quot;&quot;;[.BY28]=0);0;1)))">
            <text:p/>
          </table:table-cell>
          <table:table-cell table:style-name="ce35" table:formula="of:=IF([.BZ$3]=&quot;&quot;;&quot;&quot;;(IF(OR([.BZ28]=&quot;&quot;;[.BZ28]=0);0;1)))">
            <text:p/>
          </table:table-cell>
          <table:table-cell table:style-name="ce35" table:formula="of:=IF([.CA$3]=&quot;&quot;;&quot;&quot;;(IF(OR([.CA28]=&quot;&quot;;[.CA28]=0);0;1)))">
            <text:p/>
          </table:table-cell>
          <table:table-cell table:style-name="ce35" table:formula="of:=IF([.CB$3]=&quot;&quot;;&quot;&quot;;(IF(OR([.CB28]=&quot;&quot;;[.CB28]=0);0;1)))">
            <text:p/>
          </table:table-cell>
          <table:table-cell table:style-name="ce35" table:formula="of:=IF([.CC$3]=&quot;&quot;;&quot;&quot;;(IF(OR([.CC28]=&quot;&quot;;[.CC28]=0);0;1)))">
            <text:p/>
          </table:table-cell>
          <table:table-cell table:style-name="ce35" table:formula="of:=IF([.CD$3]=&quot;&quot;;&quot;&quot;;(IF(OR([.CD28]=&quot;&quot;;[.CD28]=0);0;1)))">
            <text:p/>
          </table:table-cell>
          <table:table-cell table:style-name="ce35" table:formula="of:=IF([.CE$3]=&quot;&quot;;&quot;&quot;;(IF(OR([.CE28]=&quot;&quot;;[.CE28]=0);0;1)))">
            <text:p/>
          </table:table-cell>
          <table:table-cell table:style-name="ce35" table:formula="of:=IF([.CF$3]=&quot;&quot;;&quot;&quot;;(IF(OR([.CF28]=&quot;&quot;;[.CF28]=0);0;1)))">
            <text:p/>
          </table:table-cell>
          <table:table-cell table:style-name="ce35" table:formula="of:=IF([.CG$3]=&quot;&quot;;&quot;&quot;;(IF(OR([.CG28]=&quot;&quot;;[.CG28]=0);0;1)))">
            <text:p/>
          </table:table-cell>
          <table:table-cell table:style-name="ce35" table:formula="of:=IF([.CH$3]=&quot;&quot;;&quot;&quot;;(IF(OR([.CH28]=&quot;&quot;;[.CH28]=0);0;1)))">
            <text:p/>
          </table:table-cell>
          <table:table-cell table:style-name="ce35" table:formula="of:=IF([.CI$3]=&quot;&quot;;&quot;&quot;;(IF(OR([.CI28]=&quot;&quot;;[.CI28]=0);0;1)))">
            <text:p/>
          </table:table-cell>
          <table:table-cell table:style-name="ce35" table:formula="of:=IF([.CJ$3]=&quot;&quot;;&quot;&quot;;(IF(OR([.CJ28]=&quot;&quot;;[.CJ28]=0);0;1)))">
            <text:p/>
          </table:table-cell>
          <table:table-cell table:style-name="ce35" table:formula="of:=IF([.CK$3]=&quot;&quot;;&quot;&quot;;(IF(OR([.CK28]=&quot;&quot;;[.CK28]=0);0;1)))">
            <text:p/>
          </table:table-cell>
          <table:table-cell table:style-name="ce35" table:formula="of:=IF([.CL$3]=&quot;&quot;;&quot;&quot;;(IF(OR([.CL28]=&quot;&quot;;[.CL28]=0);0;1)))">
            <text:p/>
          </table:table-cell>
          <table:table-cell table:style-name="ce35" table:formula="of:=IF([.CM$3]=&quot;&quot;;&quot;&quot;;(IF(OR([.CM28]=&quot;&quot;;[.CM28]=0);0;1)))">
            <text:p/>
          </table:table-cell>
          <table:table-cell table:style-name="ce35" table:formula="of:=IF([.CN$3]=&quot;&quot;;&quot;&quot;;(IF(OR([.CN28]=&quot;&quot;;[.CN28]=0);0;1)))">
            <text:p/>
          </table:table-cell>
          <table:table-cell table:style-name="ce35" table:formula="of:=IF([.CO$3]=&quot;&quot;;&quot;&quot;;(IF(OR([.CO28]=&quot;&quot;;[.CO28]=0);0;1)))">
            <text:p/>
          </table:table-cell>
          <table:table-cell table:style-name="ce35" table:formula="of:=IF([.CP$3]=&quot;&quot;;&quot;&quot;;(IF(OR([.CP28]=&quot;&quot;;[.CP28]=0);0;1)))">
            <text:p/>
          </table:table-cell>
          <table:table-cell table:style-name="ce35" table:formula="of:=IF([.CQ$3]=&quot;&quot;;&quot;&quot;;(IF(OR([.CQ28]=&quot;&quot;;[.CQ28]=0);0;1)))">
            <text:p/>
          </table:table-cell>
          <table:table-cell table:style-name="ce35" table:formula="of:=IF([.CR$3]=&quot;&quot;;&quot;&quot;;(IF(OR([.CR28]=&quot;&quot;;[.CR28]=0);0;1)))">
            <text:p/>
          </table:table-cell>
          <table:table-cell table:style-name="ce35" table:formula="of:=IF([.CS$3]=&quot;&quot;;&quot;&quot;;(IF(OR([.CS28]=&quot;&quot;;[.CS28]=0);0;1)))">
            <text:p/>
          </table:table-cell>
          <table:table-cell table:style-name="ce35" table:formula="of:=IF([.CT$3]=&quot;&quot;;&quot;&quot;;(IF(OR([.CT28]=&quot;&quot;;[.CT28]=0);0;1)))">
            <text:p/>
          </table:table-cell>
          <table:table-cell table:style-name="ce35" table:formula="of:=IF([.CU$3]=&quot;&quot;;&quot;&quot;;(IF(OR([.CU28]=&quot;&quot;;[.CU28]=0);0;1)))">
            <text:p/>
          </table:table-cell>
          <table:table-cell table:style-name="ce35" table:formula="of:=IF([.CV$3]=&quot;&quot;;&quot;&quot;;(IF(OR([.CV28]=&quot;&quot;;[.CV28]=0);0;1)))">
            <text:p/>
          </table:table-cell>
          <table:table-cell table:style-name="ce35" table:formula="of:=IF([.CW$3]=&quot;&quot;;&quot;&quot;;(IF(OR([.CW28]=&quot;&quot;;[.CW28]=0);0;1)))">
            <text:p/>
          </table:table-cell>
          <table:table-cell table:style-name="ce35" table:formula="of:=IF([.CX$3]=&quot;&quot;;&quot;&quot;;(IF(OR([.CX28]=&quot;&quot;;[.CX28]=0);0;1)))">
            <text:p/>
          </table:table-cell>
          <table:table-cell table:style-name="ce35" table:formula="of:=IF([.CY$3]=&quot;&quot;;&quot;&quot;;(IF(OR([.CY28]=&quot;&quot;;[.CY28]=0);0;1)))">
            <text:p/>
          </table:table-cell>
          <table:table-cell table:style-name="ce35" table:formula="of:=IF([.CZ$3]=&quot;&quot;;&quot;&quot;;(IF(OR([.CZ28]=&quot;&quot;;[.CZ28]=0);0;1)))">
            <text:p/>
          </table:table-cell>
          <table:table-cell table:style-name="ce35" table:formula="of:=IF([.DA$3]=&quot;&quot;;&quot;&quot;;(IF(OR([.DA28]=&quot;&quot;;[.DA28]=0);0;1)))">
            <text:p/>
          </table:table-cell>
          <table:table-cell table:style-name="ce35" table:formula="of:=IF([.DB$3]=&quot;&quot;;&quot;&quot;;(IF(OR([.DB28]=&quot;&quot;;[.DB28]=0);0;1)))">
            <text:p/>
          </table:table-cell>
          <table:table-cell table:style-name="ce35" table:formula="of:=IF([.DC$3]=&quot;&quot;;&quot;&quot;;(IF(OR([.DC28]=&quot;&quot;;[.DC28]=0);0;1)))">
            <text:p/>
          </table:table-cell>
          <table:table-cell table:style-name="ce35" table:formula="of:=IF([.DD$3]=&quot;&quot;;&quot;&quot;;(IF(OR([.DD28]=&quot;&quot;;[.DD28]=0);0;1)))">
            <text:p/>
          </table:table-cell>
          <table:table-cell table:style-name="ce35" table:formula="of:=IF([.DE$3]=&quot;&quot;;&quot;&quot;;(IF(OR([.DE28]=&quot;&quot;;[.DE28]=0);0;1)))">
            <text:p/>
          </table:table-cell>
          <table:table-cell table:style-name="ce35" table:formula="of:=IF([.DF$3]=&quot;&quot;;&quot;&quot;;(IF(OR([.DF28]=&quot;&quot;;[.DF28]=0);0;1)))">
            <text:p/>
          </table:table-cell>
          <table:table-cell table:style-name="ce35" table:formula="of:=IF([.DG$3]=&quot;&quot;;&quot;&quot;;(IF(OR([.DG28]=&quot;&quot;;[.DG28]=0);0;1)))">
            <text:p/>
          </table:table-cell>
          <table:table-cell table:style-name="ce35" table:formula="of:=IF([.DH$3]=&quot;&quot;;&quot;&quot;;(IF(OR([.DH28]=&quot;&quot;;[.DH28]=0);0;1)))">
            <text:p/>
          </table:table-cell>
          <table:table-cell table:style-name="ce35" table:formula="of:=IF([.DI$3]=&quot;&quot;;&quot;&quot;;(IF(OR([.DI28]=&quot;&quot;;[.DI28]=0);0;1)))">
            <text:p/>
          </table:table-cell>
          <table:table-cell table:style-name="ce35" table:formula="of:=IF([.DJ$3]=&quot;&quot;;&quot;&quot;;(IF(OR([.DJ28]=&quot;&quot;;[.DJ28]=0);0;1)))">
            <text:p/>
          </table:table-cell>
          <table:table-cell table:style-name="ce35" table:formula="of:=IF([.DK$3]=&quot;&quot;;&quot;&quot;;(IF(OR([.DK28]=&quot;&quot;;[.DK28]=0);0;1)))">
            <text:p/>
          </table:table-cell>
          <table:table-cell table:style-name="ce35" table:formula="of:=IF([.DL$3]=&quot;&quot;;&quot;&quot;;(IF(OR([.DL28]=&quot;&quot;;[.DL28]=0);0;1)))">
            <text:p/>
          </table:table-cell>
          <table:table-cell table:style-name="ce35" table:formula="of:=IF([.DM$3]=&quot;&quot;;&quot;&quot;;(IF(OR([.DM28]=&quot;&quot;;[.DM28]=0);0;1)))">
            <text:p/>
          </table:table-cell>
          <table:table-cell table:style-name="ce35" table:formula="of:=IF([.DN$3]=&quot;&quot;;&quot;&quot;;(IF(OR([.DN28]=&quot;&quot;;[.DN28]=0);0;1)))">
            <text:p/>
          </table:table-cell>
          <table:table-cell table:style-name="ce35" table:formula="of:=IF([.DO$3]=&quot;&quot;;&quot;&quot;;(IF(OR([.DO28]=&quot;&quot;;[.DO28]=0);0;1)))">
            <text:p/>
          </table:table-cell>
          <table:table-cell table:style-name="ce35" table:formula="of:=IF([.DP$3]=&quot;&quot;;&quot;&quot;;(IF(OR([.DP28]=&quot;&quot;;[.DP28]=0);0;1)))">
            <text:p/>
          </table:table-cell>
          <table:table-cell table:style-name="ce35" table:formula="of:=IF([.DQ$3]=&quot;&quot;;&quot;&quot;;(IF(OR([.DQ28]=&quot;&quot;;[.DQ28]=0);0;1)))">
            <text:p/>
          </table:table-cell>
          <table:table-cell table:style-name="ce35" table:formula="of:=IF([.DR$3]=&quot;&quot;;&quot;&quot;;(IF(OR([.DR28]=&quot;&quot;;[.DR28]=0);0;1)))">
            <text:p/>
          </table:table-cell>
          <table:table-cell table:style-name="ce35" table:formula="of:=IF([.DS$3]=&quot;&quot;;&quot;&quot;;(IF(OR([.DS28]=&quot;&quot;;[.DS28]=0);0;1)))">
            <text:p/>
          </table:table-cell>
          <table:table-cell table:style-name="ce35" table:formula="of:=IF([.DT$3]=&quot;&quot;;&quot;&quot;;(IF(OR([.DT28]=&quot;&quot;;[.DT28]=0);0;1)))">
            <text:p/>
          </table:table-cell>
          <table:table-cell table:style-name="ce35" table:formula="of:=IF([.DU$3]=&quot;&quot;;&quot;&quot;;(IF(OR([.DU28]=&quot;&quot;;[.DU28]=0);0;1)))">
            <text:p/>
          </table:table-cell>
          <table:table-cell table:style-name="ce35" table:formula="of:=IF([.DV$3]=&quot;&quot;;&quot;&quot;;(IF(OR([.DV28]=&quot;&quot;;[.DV28]=0);0;1)))">
            <text:p/>
          </table:table-cell>
          <table:table-cell table:style-name="ce35" table:formula="of:=IF([.DW$3]=&quot;&quot;;&quot;&quot;;(IF(OR([.DW28]=&quot;&quot;;[.DW28]=0);0;1)))">
            <text:p/>
          </table:table-cell>
          <table:table-cell table:style-name="ce35" table:formula="of:=IF([.DX$3]=&quot;&quot;;&quot;&quot;;(IF(OR([.DX28]=&quot;&quot;;[.DX28]=0);0;1)))">
            <text:p/>
          </table:table-cell>
          <table:table-cell table:style-name="ce35" table:formula="of:=IF([.DY$3]=&quot;&quot;;&quot;&quot;;(IF(OR([.DY28]=&quot;&quot;;[.DY28]=0);0;1)))">
            <text:p/>
          </table:table-cell>
          <table:table-cell table:style-name="ce35" table:formula="of:=IF([.DZ$3]=&quot;&quot;;&quot;&quot;;(IF(OR([.DZ28]=&quot;&quot;;[.DZ28]=0);0;1)))">
            <text:p/>
          </table:table-cell>
          <table:table-cell table:style-name="ce35" table:formula="of:=IF([.EA$3]=&quot;&quot;;&quot;&quot;;(IF(OR([.EA28]=&quot;&quot;;[.EA28]=0);0;1)))">
            <text:p/>
          </table:table-cell>
          <table:table-cell table:style-name="ce35" table:formula="of:=IF([.EB$3]=&quot;&quot;;&quot;&quot;;(IF(OR([.EB28]=&quot;&quot;;[.EB28]=0);0;1)))">
            <text:p/>
          </table:table-cell>
          <table:table-cell table:style-name="ce35" table:formula="of:=IF([.EC$3]=&quot;&quot;;&quot;&quot;;(IF(OR([.EC28]=&quot;&quot;;[.EC28]=0);0;1)))">
            <text:p/>
          </table:table-cell>
          <table:table-cell table:style-name="ce35" table:formula="of:=IF([.ED$3]=&quot;&quot;;&quot;&quot;;(IF(OR([.ED28]=&quot;&quot;;[.ED28]=0);0;1)))">
            <text:p/>
          </table:table-cell>
          <table:table-cell table:style-name="ce35" table:formula="of:=IF([.EE$3]=&quot;&quot;;&quot;&quot;;(IF(OR([.EE28]=&quot;&quot;;[.EE28]=0);0;1)))">
            <text:p/>
          </table:table-cell>
          <table:table-cell table:style-name="ce35" table:formula="of:=IF([.EF$3]=&quot;&quot;;&quot;&quot;;(IF(OR([.EF28]=&quot;&quot;;[.EF28]=0);0;1)))">
            <text:p/>
          </table:table-cell>
          <table:table-cell table:style-name="ce35" table:formula="of:=IF([.EG$3]=&quot;&quot;;&quot;&quot;;(IF(OR([.EG28]=&quot;&quot;;[.EG28]=0);0;1)))">
            <text:p/>
          </table:table-cell>
          <table:table-cell table:style-name="ce35" table:formula="of:=IF([.EH$3]=&quot;&quot;;&quot;&quot;;(IF(OR([.EH28]=&quot;&quot;;[.EH28]=0);0;1)))">
            <text:p/>
          </table:table-cell>
          <table:table-cell table:style-name="ce35" table:formula="of:=IF([.EI$3]=&quot;&quot;;&quot;&quot;;(IF(OR([.EI28]=&quot;&quot;;[.EI28]=0);0;1)))">
            <text:p/>
          </table:table-cell>
          <table:table-cell table:style-name="ce35" table:formula="of:=IF([.EJ$3]=&quot;&quot;;&quot;&quot;;(IF(OR([.EJ28]=&quot;&quot;;[.EJ28]=0);0;1)))">
            <text:p/>
          </table:table-cell>
          <table:table-cell table:style-name="ce35" table:formula="of:=IF([.EK$3]=&quot;&quot;;&quot;&quot;;(IF(OR([.EK28]=&quot;&quot;;[.EK28]=0);0;1)))">
            <text:p/>
          </table:table-cell>
          <table:table-cell table:style-name="ce35" table:formula="of:=IF([.EL$3]=&quot;&quot;;&quot;&quot;;(IF(OR([.EL28]=&quot;&quot;;[.EL28]=0);0;1)))">
            <text:p/>
          </table:table-cell>
          <table:table-cell table:style-name="ce35" table:formula="of:=IF([.EM$3]=&quot;&quot;;&quot;&quot;;(IF(OR([.EM28]=&quot;&quot;;[.EM28]=0);0;1)))">
            <text:p/>
          </table:table-cell>
          <table:table-cell table:style-name="ce35" table:formula="of:=IF([.EN$3]=&quot;&quot;;&quot;&quot;;(IF(OR([.EN28]=&quot;&quot;;[.EN28]=0);0;1)))">
            <text:p/>
          </table:table-cell>
          <table:table-cell table:style-name="ce35" table:formula="of:=IF([.EO$3]=&quot;&quot;;&quot;&quot;;(IF(OR([.EO28]=&quot;&quot;;[.EO28]=0);0;1)))">
            <text:p/>
          </table:table-cell>
          <table:table-cell table:style-name="ce35" table:formula="of:=IF([.EP$3]=&quot;&quot;;&quot;&quot;;(IF(OR([.EP28]=&quot;&quot;;[.EP28]=0);0;1)))">
            <text:p/>
          </table:table-cell>
          <table:table-cell table:style-name="ce35" table:formula="of:=IF([.EQ$3]=&quot;&quot;;&quot;&quot;;(IF(OR([.EQ28]=&quot;&quot;;[.EQ28]=0);0;1)))">
            <text:p/>
          </table:table-cell>
          <table:table-cell table:style-name="ce35" table:formula="of:=IF([.ER$3]=&quot;&quot;;&quot;&quot;;(IF(OR([.ER28]=&quot;&quot;;[.ER28]=0);0;1)))">
            <text:p/>
          </table:table-cell>
          <table:table-cell table:style-name="ce35" table:formula="of:=IF([.ES$3]=&quot;&quot;;&quot;&quot;;(IF(OR([.ES28]=&quot;&quot;;[.ES28]=0);0;1)))">
            <text:p/>
          </table:table-cell>
          <table:table-cell table:style-name="ce35" table:formula="of:=IF([.ET$3]=&quot;&quot;;&quot;&quot;;(IF(OR([.ET28]=&quot;&quot;;[.ET28]=0);0;1)))">
            <text:p/>
          </table:table-cell>
          <table:table-cell table:style-name="ce35" table:formula="of:=IF([.EU$3]=&quot;&quot;;&quot;&quot;;(IF(OR([.EU28]=&quot;&quot;;[.EU28]=0);0;1)))">
            <text:p/>
          </table:table-cell>
          <table:table-cell table:style-name="ce35" table:formula="of:=IF([.EV$3]=&quot;&quot;;&quot;&quot;;(IF(OR([.EV28]=&quot;&quot;;[.EV28]=0);0;1)))">
            <text:p/>
          </table:table-cell>
          <table:table-cell table:style-name="ce35" table:formula="of:=IF([.EW$3]=&quot;&quot;;&quot;&quot;;(IF(OR([.EW28]=&quot;&quot;;[.EW28]=0);0;1)))">
            <text:p/>
          </table:table-cell>
          <table:table-cell table:style-name="ce35" table:formula="of:=IF([.EX$3]=&quot;&quot;;&quot;&quot;;(IF(OR([.EX28]=&quot;&quot;;[.EX28]=0);0;1)))">
            <text:p/>
          </table:table-cell>
          <table:table-cell table:style-name="ce35" table:formula="of:=IF([.EY$3]=&quot;&quot;;&quot;&quot;;(IF(OR([.EY28]=&quot;&quot;;[.EY28]=0);0;1)))">
            <text:p/>
          </table:table-cell>
          <table:table-cell table:style-name="ce35" table:formula="of:=IF([.EZ$3]=&quot;&quot;;&quot;&quot;;(IF(OR([.EZ28]=&quot;&quot;;[.EZ28]=0);0;1)))">
            <text:p/>
          </table:table-cell>
          <table:table-cell table:style-name="ce35" table:formula="of:=IF([.FA$3]=&quot;&quot;;&quot;&quot;;(IF(OR([.FA28]=&quot;&quot;;[.FA28]=0);0;1)))">
            <text:p/>
          </table:table-cell>
          <table:table-cell table:style-name="ce35" table:formula="of:=IF([.FB$3]=&quot;&quot;;&quot;&quot;;(IF(OR([.FB28]=&quot;&quot;;[.FB28]=0);0;1)))">
            <text:p/>
          </table:table-cell>
          <table:table-cell table:style-name="ce35" table:formula="of:=IF([.FC$3]=&quot;&quot;;&quot;&quot;;(IF(OR([.FC28]=&quot;&quot;;[.FC28]=0);0;1)))">
            <text:p/>
          </table:table-cell>
          <table:table-cell table:style-name="ce35" table:formula="of:=IF([.FD$3]=&quot;&quot;;&quot;&quot;;(IF(OR([.FD28]=&quot;&quot;;[.FD28]=0);0;1)))">
            <text:p/>
          </table:table-cell>
          <table:table-cell table:style-name="ce35" table:formula="of:=IF([.FE$3]=&quot;&quot;;&quot;&quot;;(IF(OR([.FE28]=&quot;&quot;;[.FE28]=0);0;1)))">
            <text:p/>
          </table:table-cell>
          <table:table-cell table:style-name="ce35" table:formula="of:=IF([.FF$3]=&quot;&quot;;&quot;&quot;;(IF(OR([.FF28]=&quot;&quot;;[.FF28]=0);0;1)))">
            <text:p/>
          </table:table-cell>
          <table:table-cell table:style-name="ce35" table:formula="of:=IF([.FG$3]=&quot;&quot;;&quot;&quot;;(IF(OR([.FG28]=&quot;&quot;;[.FG28]=0);0;1)))">
            <text:p/>
          </table:table-cell>
          <table:table-cell table:style-name="ce35" table:formula="of:=IF([.FH$3]=&quot;&quot;;&quot;&quot;;(IF(OR([.FH28]=&quot;&quot;;[.FH28]=0);0;1)))">
            <text:p/>
          </table:table-cell>
          <table:table-cell table:style-name="ce35" table:formula="of:=IF([.FI$3]=&quot;&quot;;&quot;&quot;;(IF(OR([.FI28]=&quot;&quot;;[.FI28]=0);0;1)))">
            <text:p/>
          </table:table-cell>
          <table:table-cell table:style-name="ce35" table:formula="of:=IF([.FJ$3]=&quot;&quot;;&quot;&quot;;(IF(OR([.FJ28]=&quot;&quot;;[.FJ28]=0);0;1)))">
            <text:p/>
          </table:table-cell>
          <table:table-cell table:style-name="ce35" table:formula="of:=IF([.FK$3]=&quot;&quot;;&quot;&quot;;(IF(OR([.FK28]=&quot;&quot;;[.FK28]=0);0;1)))">
            <text:p/>
          </table:table-cell>
          <table:table-cell table:style-name="ce35" table:formula="of:=IF([.FL$3]=&quot;&quot;;&quot;&quot;;(IF(OR([.FL28]=&quot;&quot;;[.FL28]=0);0;1)))">
            <text:p/>
          </table:table-cell>
          <table:table-cell table:style-name="ce35" table:formula="of:=IF([.FM$3]=&quot;&quot;;&quot;&quot;;(IF(OR([.FM28]=&quot;&quot;;[.FM28]=0);0;1)))">
            <text:p/>
          </table:table-cell>
          <table:table-cell table:style-name="ce35" table:formula="of:=IF([.FN$3]=&quot;&quot;;&quot;&quot;;(IF(OR([.FN28]=&quot;&quot;;[.FN28]=0);0;1)))">
            <text:p/>
          </table:table-cell>
          <table:table-cell table:style-name="ce35" table:formula="of:=IF([.FO$3]=&quot;&quot;;&quot;&quot;;(IF(OR([.FO28]=&quot;&quot;;[.FO28]=0);0;1)))">
            <text:p/>
          </table:table-cell>
          <table:table-cell table:style-name="ce35" table:formula="of:=IF([.FP$3]=&quot;&quot;;&quot;&quot;;(IF(OR([.FP28]=&quot;&quot;;[.FP28]=0);0;1)))">
            <text:p/>
          </table:table-cell>
          <table:table-cell table:style-name="ce35" table:formula="of:=IF([.FQ$3]=&quot;&quot;;&quot;&quot;;(IF(OR([.FQ28]=&quot;&quot;;[.FQ28]=0);0;1)))">
            <text:p/>
          </table:table-cell>
          <table:table-cell table:style-name="ce35" table:formula="of:=IF([.FR$3]=&quot;&quot;;&quot;&quot;;(IF(OR([.FR28]=&quot;&quot;;[.FR28]=0);0;1)))">
            <text:p/>
          </table:table-cell>
          <table:table-cell table:style-name="ce35" table:formula="of:=IF([.FS$3]=&quot;&quot;;&quot;&quot;;(IF(OR([.FS28]=&quot;&quot;;[.FS28]=0);0;1)))">
            <text:p/>
          </table:table-cell>
          <table:table-cell table:style-name="ce35" table:formula="of:=IF([.FT$3]=&quot;&quot;;&quot;&quot;;(IF(OR([.FT28]=&quot;&quot;;[.FT28]=0);0;1)))">
            <text:p/>
          </table:table-cell>
          <table:table-cell table:style-name="ce35" table:formula="of:=IF([.FU$3]=&quot;&quot;;&quot;&quot;;(IF(OR([.FU28]=&quot;&quot;;[.FU28]=0);0;1)))">
            <text:p/>
          </table:table-cell>
          <table:table-cell table:style-name="ce35" table:formula="of:=IF([.FV$3]=&quot;&quot;;&quot;&quot;;(IF(OR([.FV28]=&quot;&quot;;[.FV28]=0);0;1)))">
            <text:p/>
          </table:table-cell>
          <table:table-cell table:style-name="ce35" table:formula="of:=IF([.FW$3]=&quot;&quot;;&quot;&quot;;(IF(OR([.FW28]=&quot;&quot;;[.FW28]=0);0;1)))">
            <text:p/>
          </table:table-cell>
          <table:table-cell table:style-name="ce35" table:formula="of:=IF([.FX$3]=&quot;&quot;;&quot;&quot;;(IF(OR([.FX28]=&quot;&quot;;[.FX28]=0);0;1)))">
            <text:p/>
          </table:table-cell>
          <table:table-cell table:style-name="ce35" table:formula="of:=IF([.FY$3]=&quot;&quot;;&quot;&quot;;(IF(OR([.FY28]=&quot;&quot;;[.FY28]=0);0;1)))">
            <text:p/>
          </table:table-cell>
          <table:table-cell table:style-name="ce35" table:formula="of:=IF([.FZ$3]=&quot;&quot;;&quot;&quot;;(IF(OR([.FZ28]=&quot;&quot;;[.FZ28]=0);0;1)))">
            <text:p/>
          </table:table-cell>
          <table:table-cell table:style-name="ce35" table:formula="of:=IF([.GA$3]=&quot;&quot;;&quot;&quot;;(IF(OR([.GA28]=&quot;&quot;;[.GA28]=0);0;1)))">
            <text:p/>
          </table:table-cell>
          <table:table-cell table:style-name="ce35" table:formula="of:=IF([.GB$3]=&quot;&quot;;&quot;&quot;;(IF(OR([.GB28]=&quot;&quot;;[.GB28]=0);0;1)))">
            <text:p/>
          </table:table-cell>
          <table:table-cell table:style-name="ce35" table:formula="of:=IF([.GC$3]=&quot;&quot;;&quot;&quot;;(IF(OR([.GC28]=&quot;&quot;;[.GC28]=0);0;1)))">
            <text:p/>
          </table:table-cell>
          <table:table-cell table:style-name="ce35" table:formula="of:=IF([.GD$3]=&quot;&quot;;&quot;&quot;;(IF(OR([.GD28]=&quot;&quot;;[.GD28]=0);0;1)))">
            <text:p/>
          </table:table-cell>
          <table:table-cell table:style-name="ce35" table:formula="of:=IF([.GE$3]=&quot;&quot;;&quot;&quot;;(IF(OR([.GE28]=&quot;&quot;;[.GE28]=0);0;1)))">
            <text:p/>
          </table:table-cell>
          <table:table-cell table:style-name="ce35" table:formula="of:=IF([.GF$3]=&quot;&quot;;&quot;&quot;;(IF(OR([.GF28]=&quot;&quot;;[.GF28]=0);0;1)))">
            <text:p/>
          </table:table-cell>
          <table:table-cell table:style-name="ce35" table:formula="of:=IF([.GG$3]=&quot;&quot;;&quot;&quot;;(IF(OR([.GG28]=&quot;&quot;;[.GG28]=0);0;1)))">
            <text:p/>
          </table:table-cell>
          <table:table-cell table:style-name="ce35" table:formula="of:=IF([.GH$3]=&quot;&quot;;&quot;&quot;;(IF(OR([.GH28]=&quot;&quot;;[.GH28]=0);0;1)))">
            <text:p/>
          </table:table-cell>
          <table:table-cell table:style-name="ce35" table:formula="of:=IF([.GI$3]=&quot;&quot;;&quot;&quot;;(IF(OR([.GI28]=&quot;&quot;;[.GI28]=0);0;1)))">
            <text:p/>
          </table:table-cell>
          <table:table-cell table:style-name="ce35" table:formula="of:=IF([.GJ$3]=&quot;&quot;;&quot;&quot;;(IF(OR([.GJ28]=&quot;&quot;;[.GJ28]=0);0;1)))">
            <text:p/>
          </table:table-cell>
          <table:table-cell table:style-name="ce35" table:formula="of:=IF([.GK$3]=&quot;&quot;;&quot;&quot;;(IF(OR([.GK28]=&quot;&quot;;[.GK28]=0);0;1)))">
            <text:p/>
          </table:table-cell>
          <table:table-cell table:style-name="ce35" table:formula="of:=IF([.GL$3]=&quot;&quot;;&quot;&quot;;(IF(OR([.GL28]=&quot;&quot;;[.GL28]=0);0;1)))">
            <text:p/>
          </table:table-cell>
          <table:table-cell table:style-name="ce35" table:formula="of:=IF([.GM$3]=&quot;&quot;;&quot;&quot;;(IF(OR([.GM28]=&quot;&quot;;[.GM28]=0);0;1)))">
            <text:p/>
          </table:table-cell>
          <table:table-cell table:style-name="ce35" table:formula="of:=IF([.GN$3]=&quot;&quot;;&quot;&quot;;(IF(OR([.GN28]=&quot;&quot;;[.GN28]=0);0;1)))">
            <text:p/>
          </table:table-cell>
          <table:table-cell table:style-name="ce35" table:formula="of:=IF([.GO$3]=&quot;&quot;;&quot;&quot;;(IF(OR([.GO28]=&quot;&quot;;[.GO28]=0);0;1)))">
            <text:p/>
          </table:table-cell>
          <table:table-cell table:style-name="ce35" table:formula="of:=IF([.GP$3]=&quot;&quot;;&quot;&quot;;(IF(OR([.GP28]=&quot;&quot;;[.GP28]=0);0;1)))">
            <text:p/>
          </table:table-cell>
          <table:table-cell table:style-name="ce35" table:formula="of:=IF([.GQ$3]=&quot;&quot;;&quot;&quot;;(IF(OR([.GQ28]=&quot;&quot;;[.GQ28]=0);0;1)))">
            <text:p/>
          </table:table-cell>
          <table:table-cell table:style-name="ce35" table:formula="of:=IF([.GR$3]=&quot;&quot;;&quot;&quot;;(IF(OR([.GR28]=&quot;&quot;;[.GR28]=0);0;1)))">
            <text:p/>
          </table:table-cell>
          <table:table-cell table:style-name="ce35" table:formula="of:=IF([.GS$3]=&quot;&quot;;&quot;&quot;;(IF(OR([.GS28]=&quot;&quot;;[.GS28]=0);0;1)))">
            <text:p/>
          </table:table-cell>
          <table:table-cell table:style-name="ce35" table:formula="of:=IF([.GT$3]=&quot;&quot;;&quot;&quot;;(IF(OR([.GT28]=&quot;&quot;;[.GT28]=0);0;1)))">
            <text:p/>
          </table:table-cell>
          <table:table-cell table:style-name="ce35" table:formula="of:=IF([.GU$3]=&quot;&quot;;&quot;&quot;;(IF(OR([.GU28]=&quot;&quot;;[.GU28]=0);0;1)))">
            <text:p/>
          </table:table-cell>
          <table:table-cell table:style-name="ce35" table:formula="of:=IF([.GV$3]=&quot;&quot;;&quot;&quot;;(IF(OR([.GV28]=&quot;&quot;;[.GV28]=0);0;1)))">
            <text:p/>
          </table:table-cell>
          <table:table-cell table:style-name="ce35" table:formula="of:=IF([.GW$3]=&quot;&quot;;&quot;&quot;;(IF(OR([.GW28]=&quot;&quot;;[.GW28]=0);0;1)))">
            <text:p/>
          </table:table-cell>
          <table:table-cell table:style-name="ce35" table:formula="of:=IF([.GX$3]=&quot;&quot;;&quot;&quot;;(IF(OR([.GX28]=&quot;&quot;;[.GX28]=0);0;1)))">
            <text:p/>
          </table:table-cell>
          <table:table-cell table:style-name="ce35" table:formula="of:=IF([.GY$3]=&quot;&quot;;&quot;&quot;;(IF(OR([.GY28]=&quot;&quot;;[.GY28]=0);0;1)))">
            <text:p/>
          </table:table-cell>
          <table:table-cell table:style-name="ce35" table:formula="of:=IF([.GZ$3]=&quot;&quot;;&quot;&quot;;(IF(OR([.GZ28]=&quot;&quot;;[.GZ28]=0);0;1)))">
            <text:p/>
          </table:table-cell>
          <table:table-cell table:style-name="ce35" table:formula="of:=IF([.HA$3]=&quot;&quot;;&quot;&quot;;(IF(OR([.HA28]=&quot;&quot;;[.HA28]=0);0;1)))">
            <text:p/>
          </table:table-cell>
          <table:table-cell table:style-name="ce35" table:formula="of:=IF([.HB$3]=&quot;&quot;;&quot;&quot;;(IF(OR([.HB28]=&quot;&quot;;[.HB28]=0);0;1)))">
            <text:p/>
          </table:table-cell>
          <table:table-cell table:style-name="ce35" table:formula="of:=IF([.HC$3]=&quot;&quot;;&quot;&quot;;(IF(OR([.HC28]=&quot;&quot;;[.HC28]=0);0;1)))">
            <text:p/>
          </table:table-cell>
          <table:table-cell table:style-name="ce35" table:formula="of:=IF([.HD$3]=&quot;&quot;;&quot;&quot;;(IF(OR([.HD28]=&quot;&quot;;[.HD28]=0);0;1)))">
            <text:p/>
          </table:table-cell>
          <table:table-cell table:style-name="ce35" table:formula="of:=IF([.HE$3]=&quot;&quot;;&quot;&quot;;(IF(OR([.HE28]=&quot;&quot;;[.HE28]=0);0;1)))">
            <text:p/>
          </table:table-cell>
          <table:table-cell table:style-name="ce35" table:formula="of:=IF([.HF$3]=&quot;&quot;;&quot;&quot;;(IF(OR([.HF28]=&quot;&quot;;[.HF28]=0);0;1)))">
            <text:p/>
          </table:table-cell>
          <table:table-cell table:style-name="ce35" table:formula="of:=IF([.HG$3]=&quot;&quot;;&quot;&quot;;(IF(OR([.HG28]=&quot;&quot;;[.HG28]=0);0;1)))">
            <text:p/>
          </table:table-cell>
          <table:table-cell table:style-name="ce35" table:formula="of:=IF([.HH$3]=&quot;&quot;;&quot;&quot;;(IF(OR([.HH28]=&quot;&quot;;[.HH28]=0);0;1)))">
            <text:p/>
          </table:table-cell>
          <table:table-cell table:style-name="ce35" table:formula="of:=IF([.HI$3]=&quot;&quot;;&quot;&quot;;(IF(OR([.HI28]=&quot;&quot;;[.HI28]=0);0;1)))">
            <text:p/>
          </table:table-cell>
          <table:table-cell table:style-name="ce35" table:formula="of:=IF([.HJ$3]=&quot;&quot;;&quot;&quot;;(IF(OR([.HJ28]=&quot;&quot;;[.HJ28]=0);0;1)))">
            <text:p/>
          </table:table-cell>
          <table:table-cell table:style-name="ce35" table:formula="of:=IF([.HK$3]=&quot;&quot;;&quot;&quot;;(IF(OR([.HK28]=&quot;&quot;;[.HK28]=0);0;1)))">
            <text:p/>
          </table:table-cell>
          <table:table-cell table:style-name="ce35" table:formula="of:=IF([.HL$3]=&quot;&quot;;&quot;&quot;;(IF(OR([.HL28]=&quot;&quot;;[.HL28]=0);0;1)))">
            <text:p/>
          </table:table-cell>
          <table:table-cell table:style-name="ce35" table:formula="of:=IF([.HM$3]=&quot;&quot;;&quot;&quot;;(IF(OR([.HM28]=&quot;&quot;;[.HM28]=0);0;1)))">
            <text:p/>
          </table:table-cell>
          <table:table-cell table:style-name="ce35" table:formula="of:=IF([.HN$3]=&quot;&quot;;&quot;&quot;;(IF(OR([.HN28]=&quot;&quot;;[.HN28]=0);0;1)))">
            <text:p/>
          </table:table-cell>
          <table:table-cell table:style-name="ce35" table:formula="of:=IF([.HO$3]=&quot;&quot;;&quot;&quot;;(IF(OR([.HO28]=&quot;&quot;;[.HO28]=0);0;1)))">
            <text:p/>
          </table:table-cell>
          <table:table-cell table:style-name="ce35" table:formula="of:=IF([.HP$3]=&quot;&quot;;&quot;&quot;;(IF(OR([.HP28]=&quot;&quot;;[.HP28]=0);0;1)))">
            <text:p/>
          </table:table-cell>
          <table:table-cell table:style-name="ce35" table:formula="of:=IF([.HQ$3]=&quot;&quot;;&quot;&quot;;(IF(OR([.HQ28]=&quot;&quot;;[.HQ28]=0);0;1)))">
            <text:p/>
          </table:table-cell>
          <table:table-cell table:style-name="ce35" table:formula="of:=IF([.HR$3]=&quot;&quot;;&quot;&quot;;(IF(OR([.HR28]=&quot;&quot;;[.HR28]=0);0;1)))">
            <text:p/>
          </table:table-cell>
          <table:table-cell table:style-name="ce35" table:formula="of:=IF([.HS$3]=&quot;&quot;;&quot;&quot;;(IF(OR([.HS28]=&quot;&quot;;[.HS28]=0);0;1)))">
            <text:p/>
          </table:table-cell>
          <table:table-cell table:style-name="ce35" table:formula="of:=IF([.HT$3]=&quot;&quot;;&quot;&quot;;(IF(OR([.HT28]=&quot;&quot;;[.HT28]=0);0;1)))">
            <text:p/>
          </table:table-cell>
          <table:table-cell table:style-name="ce35" table:formula="of:=IF([.HU$3]=&quot;&quot;;&quot;&quot;;(IF(OR([.HU28]=&quot;&quot;;[.HU28]=0);0;1)))">
            <text:p/>
          </table:table-cell>
          <table:table-cell table:style-name="ce35" table:formula="of:=IF([.HV$3]=&quot;&quot;;&quot;&quot;;(IF(OR([.HV28]=&quot;&quot;;[.HV28]=0);0;1)))">
            <text:p/>
          </table:table-cell>
          <table:table-cell table:style-name="ce35" table:formula="of:=IF([.HW$3]=&quot;&quot;;&quot;&quot;;(IF(OR([.HW28]=&quot;&quot;;[.HW28]=0);0;1)))">
            <text:p/>
          </table:table-cell>
          <table:table-cell table:style-name="ce35" table:formula="of:=IF([.HX$3]=&quot;&quot;;&quot;&quot;;(IF(OR([.HX28]=&quot;&quot;;[.HX28]=0);0;1)))">
            <text:p/>
          </table:table-cell>
          <table:table-cell table:style-name="ce35" table:formula="of:=IF([.HY$3]=&quot;&quot;;&quot;&quot;;(IF(OR([.HY28]=&quot;&quot;;[.HY28]=0);0;1)))">
            <text:p/>
          </table:table-cell>
          <table:table-cell table:style-name="ce35" table:formula="of:=IF([.HZ$3]=&quot;&quot;;&quot;&quot;;(IF(OR([.HZ28]=&quot;&quot;;[.HZ28]=0);0;1)))">
            <text:p/>
          </table:table-cell>
          <table:table-cell table:style-name="ce35" table:formula="of:=IF([.IA$3]=&quot;&quot;;&quot;&quot;;(IF(OR([.IA28]=&quot;&quot;;[.IA28]=0);0;1)))">
            <text:p/>
          </table:table-cell>
          <table:table-cell table:style-name="ce35" table:formula="of:=IF([.IB$3]=&quot;&quot;;&quot;&quot;;(IF(OR([.IB28]=&quot;&quot;;[.IB28]=0);0;1)))">
            <text:p/>
          </table:table-cell>
          <table:table-cell table:style-name="ce35" table:formula="of:=IF([.IC$3]=&quot;&quot;;&quot;&quot;;(IF(OR([.IC28]=&quot;&quot;;[.IC28]=0);0;1)))">
            <text:p/>
          </table:table-cell>
          <table:table-cell table:style-name="ce35" table:formula="of:=IF([.ID$3]=&quot;&quot;;&quot;&quot;;(IF(OR([.ID28]=&quot;&quot;;[.ID28]=0);0;1)))">
            <text:p/>
          </table:table-cell>
          <table:table-cell table:style-name="ce35" table:formula="of:=IF([.IE$3]=&quot;&quot;;&quot;&quot;;(IF(OR([.IE28]=&quot;&quot;;[.IE28]=0);0;1)))">
            <text:p/>
          </table:table-cell>
          <table:table-cell table:style-name="ce35" table:formula="of:=IF([.IF$3]=&quot;&quot;;&quot;&quot;;(IF(OR([.IF28]=&quot;&quot;;[.IF28]=0);0;1)))">
            <text:p/>
          </table:table-cell>
          <table:table-cell table:style-name="ce35" table:formula="of:=IF([.IG$3]=&quot;&quot;;&quot;&quot;;(IF(OR([.IG28]=&quot;&quot;;[.IG28]=0);0;1)))">
            <text:p/>
          </table:table-cell>
          <table:table-cell table:style-name="ce35" table:formula="of:=IF([.IH$3]=&quot;&quot;;&quot;&quot;;(IF(OR([.IH28]=&quot;&quot;;[.IH28]=0);0;1)))">
            <text:p/>
          </table:table-cell>
          <table:table-cell table:style-name="ce35" table:formula="of:=IF([.II$3]=&quot;&quot;;&quot;&quot;;(IF(OR([.II28]=&quot;&quot;;[.II28]=0);0;1)))">
            <text:p/>
          </table:table-cell>
          <table:table-cell table:style-name="ce35" table:formula="of:=IF([.IJ$3]=&quot;&quot;;&quot;&quot;;(IF(OR([.IJ28]=&quot;&quot;;[.IJ28]=0);0;1)))">
            <text:p/>
          </table:table-cell>
          <table:table-cell table:style-name="ce35" table:formula="of:=IF([.IK$3]=&quot;&quot;;&quot;&quot;;(IF(OR([.IK28]=&quot;&quot;;[.IK28]=0);0;1)))">
            <text:p/>
          </table:table-cell>
          <table:table-cell table:style-name="ce35" table:formula="of:=IF([.IL$3]=&quot;&quot;;&quot;&quot;;(IF(OR([.IL28]=&quot;&quot;;[.IL28]=0);0;1)))">
            <text:p/>
          </table:table-cell>
          <table:table-cell table:style-name="ce35" table:formula="of:=IF([.IM$3]=&quot;&quot;;&quot;&quot;;(IF(OR([.IM28]=&quot;&quot;;[.IM28]=0);0;1)))">
            <text:p/>
          </table:table-cell>
          <table:table-cell table:style-name="ce35" table:formula="of:=IF([.IN$3]=&quot;&quot;;&quot;&quot;;(IF(OR([.IN28]=&quot;&quot;;[.IN28]=0);0;1)))">
            <text:p/>
          </table:table-cell>
          <table:table-cell table:style-name="ce35" table:formula="of:=IF([.IO$3]=&quot;&quot;;&quot;&quot;;(IF(OR([.IO28]=&quot;&quot;;[.IO28]=0);0;1)))">
            <text:p/>
          </table:table-cell>
          <table:table-cell table:style-name="ce35" table:formula="of:=IF([.IP$3]=&quot;&quot;;&quot;&quot;;(IF(OR([.IP28]=&quot;&quot;;[.IP28]=0);0;1)))">
            <text:p/>
          </table:table-cell>
          <table:table-cell table:style-name="ce35" table:formula="of:=IF([.IQ$3]=&quot;&quot;;&quot;&quot;;(IF(OR([.IQ28]=&quot;&quot;;[.IQ28]=0);0;1)))">
            <text:p/>
          </table:table-cell>
          <table:table-cell table:style-name="ce35" table:formula="of:=IF([.IR$3]=&quot;&quot;;&quot;&quot;;(IF(OR([.IR28]=&quot;&quot;;[.IR28]=0);0;1)))">
            <text:p/>
          </table:table-cell>
          <table:table-cell table:style-name="ce35" table:formula="of:=IF([.IS$3]=&quot;&quot;;&quot;&quot;;(IF(OR([.IS28]=&quot;&quot;;[.IS28]=0);0;1)))">
            <text:p/>
          </table:table-cell>
          <table:table-cell table:style-name="ce35" table:formula="of:=IF([.IT$3]=&quot;&quot;;&quot;&quot;;(IF(OR([.IT28]=&quot;&quot;;[.IT28]=0);0;1)))">
            <text:p/>
          </table:table-cell>
          <table:table-cell table:style-name="ce35" table:formula="of:=IF([.IU$3]=&quot;&quot;;&quot;&quot;;(IF(OR([.IU28]=&quot;&quot;;[.IU28]=0);0;1)))">
            <text:p/>
          </table:table-cell>
          <table:table-cell table:style-name="ce35" table:formula="of:=IF([.IV$3]=&quot;&quot;;&quot;&quot;;(IF(OR([.IV28]=&quot;&quot;;[.IV28]=0);0;1)))">
            <text:p/>
          </table:table-cell>
          <table:table-cell table:style-name="ce35" table:formula="of:=IF([.IW$3]=&quot;&quot;;&quot;&quot;;(IF(OR([.IW28]=&quot;&quot;;[.IW28]=0);0;1)))">
            <text:p/>
          </table:table-cell>
          <table:table-cell table:style-name="ce35" table:formula="of:=IF([.IX$3]=&quot;&quot;;&quot;&quot;;(IF(OR([.IX28]=&quot;&quot;;[.IX28]=0);0;1)))">
            <text:p/>
          </table:table-cell>
          <table:table-cell table:style-name="ce35" table:formula="of:=IF([.IY$3]=&quot;&quot;;&quot;&quot;;(IF(OR([.IY28]=&quot;&quot;;[.IY28]=0);0;1)))">
            <text:p/>
          </table:table-cell>
          <table:table-cell table:style-name="ce35" table:formula="of:=IF([.IZ$3]=&quot;&quot;;&quot;&quot;;(IF(OR([.IZ28]=&quot;&quot;;[.IZ28]=0);0;1)))">
            <text:p/>
          </table:table-cell>
          <table:table-cell table:style-name="ce35" table:formula="of:=IF([.JA$3]=&quot;&quot;;&quot;&quot;;(IF(OR([.JA28]=&quot;&quot;;[.JA28]=0);0;1)))">
            <text:p/>
          </table:table-cell>
          <table:table-cell table:style-name="ce35" table:formula="of:=IF([.JB$3]=&quot;&quot;;&quot;&quot;;(IF(OR([.JB28]=&quot;&quot;;[.JB28]=0);0;1)))">
            <text:p/>
          </table:table-cell>
          <table:table-cell table:style-name="ce35" table:formula="of:=IF([.JC$3]=&quot;&quot;;&quot;&quot;;(IF(OR([.JC28]=&quot;&quot;;[.JC28]=0);0;1)))">
            <text:p/>
          </table:table-cell>
          <table:table-cell table:style-name="ce35" table:formula="of:=IF([.JD$3]=&quot;&quot;;&quot;&quot;;(IF(OR([.JD28]=&quot;&quot;;[.JD28]=0);0;1)))">
            <text:p/>
          </table:table-cell>
          <table:table-cell table:style-name="ce35" table:formula="of:=IF([.JE$3]=&quot;&quot;;&quot;&quot;;(IF(OR([.JE28]=&quot;&quot;;[.JE28]=0);0;1)))">
            <text:p/>
          </table:table-cell>
          <table:table-cell table:style-name="ce35" table:formula="of:=IF([.JF$3]=&quot;&quot;;&quot;&quot;;(IF(OR([.JF28]=&quot;&quot;;[.JF28]=0);0;1)))">
            <text:p/>
          </table:table-cell>
          <table:table-cell table:style-name="ce35" table:formula="of:=IF([.JG$3]=&quot;&quot;;&quot;&quot;;(IF(OR([.JG28]=&quot;&quot;;[.JG28]=0);0;1)))">
            <text:p/>
          </table:table-cell>
          <table:table-cell table:style-name="ce35" table:formula="of:=IF([.JH$3]=&quot;&quot;;&quot;&quot;;(IF(OR([.JH28]=&quot;&quot;;[.JH28]=0);0;1)))">
            <text:p/>
          </table:table-cell>
          <table:table-cell table:style-name="ce35" table:formula="of:=IF([.JI$3]=&quot;&quot;;&quot;&quot;;(IF(OR([.JI28]=&quot;&quot;;[.JI28]=0);0;1)))">
            <text:p/>
          </table:table-cell>
          <table:table-cell table:style-name="ce35" table:formula="of:=IF([.JJ$3]=&quot;&quot;;&quot;&quot;;(IF(OR([.JJ28]=&quot;&quot;;[.JJ28]=0);0;1)))">
            <text:p/>
          </table:table-cell>
          <table:table-cell table:style-name="ce35" table:formula="of:=IF([.JK$3]=&quot;&quot;;&quot;&quot;;(IF(OR([.JK28]=&quot;&quot;;[.JK28]=0);0;1)))">
            <text:p/>
          </table:table-cell>
          <table:table-cell table:style-name="ce35" table:formula="of:=IF([.JL$3]=&quot;&quot;;&quot;&quot;;(IF(OR([.JL28]=&quot;&quot;;[.JL28]=0);0;1)))">
            <text:p/>
          </table:table-cell>
          <table:table-cell table:style-name="ce35" table:formula="of:=IF([.JM$3]=&quot;&quot;;&quot;&quot;;(IF(OR([.JM28]=&quot;&quot;;[.JM28]=0);0;1)))">
            <text:p/>
          </table:table-cell>
          <table:table-cell table:style-name="ce35" table:formula="of:=IF([.JN$3]=&quot;&quot;;&quot;&quot;;(IF(OR([.JN28]=&quot;&quot;;[.JN28]=0);0;1)))">
            <text:p/>
          </table:table-cell>
          <table:table-cell table:style-name="ce35" table:formula="of:=IF([.JO$3]=&quot;&quot;;&quot;&quot;;(IF(OR([.JO28]=&quot;&quot;;[.JO28]=0);0;1)))">
            <text:p/>
          </table:table-cell>
          <table:table-cell table:style-name="ce35" table:formula="of:=IF([.JP$3]=&quot;&quot;;&quot;&quot;;(IF(OR([.JP28]=&quot;&quot;;[.JP28]=0);0;1)))">
            <text:p/>
          </table:table-cell>
          <table:table-cell table:style-name="ce35" table:formula="of:=IF([.JQ$3]=&quot;&quot;;&quot;&quot;;(IF(OR([.JQ28]=&quot;&quot;;[.JQ28]=0);0;1)))">
            <text:p/>
          </table:table-cell>
          <table:table-cell table:style-name="ce35" table:formula="of:=IF([.JR$3]=&quot;&quot;;&quot;&quot;;(IF(OR([.JR28]=&quot;&quot;;[.JR28]=0);0;1)))">
            <text:p/>
          </table:table-cell>
          <table:table-cell table:style-name="ce35" table:formula="of:=IF([.JS$3]=&quot;&quot;;&quot;&quot;;(IF(OR([.JS28]=&quot;&quot;;[.JS28]=0);0;1)))">
            <text:p/>
          </table:table-cell>
          <table:table-cell table:style-name="ce35" table:formula="of:=IF([.JT$3]=&quot;&quot;;&quot;&quot;;(IF(OR([.JT28]=&quot;&quot;;[.JT28]=0);0;1)))">
            <text:p/>
          </table:table-cell>
          <table:table-cell table:style-name="ce35" table:formula="of:=IF([.JU$3]=&quot;&quot;;&quot;&quot;;(IF(OR([.JU28]=&quot;&quot;;[.JU28]=0);0;1)))">
            <text:p/>
          </table:table-cell>
          <table:table-cell table:style-name="ce35" table:formula="of:=IF([.JV$3]=&quot;&quot;;&quot;&quot;;(IF(OR([.JV28]=&quot;&quot;;[.JV28]=0);0;1)))">
            <text:p/>
          </table:table-cell>
          <table:table-cell table:style-name="ce35" table:formula="of:=IF([.JW$3]=&quot;&quot;;&quot;&quot;;(IF(OR([.JW28]=&quot;&quot;;[.JW28]=0);0;1)))">
            <text:p/>
          </table:table-cell>
          <table:table-cell table:style-name="ce35" table:formula="of:=IF([.JX$3]=&quot;&quot;;&quot;&quot;;(IF(OR([.JX28]=&quot;&quot;;[.JX28]=0);0;1)))">
            <text:p/>
          </table:table-cell>
          <table:table-cell table:style-name="ce35" table:formula="of:=IF([.JY$3]=&quot;&quot;;&quot;&quot;;(IF(OR([.JY28]=&quot;&quot;;[.JY28]=0);0;1)))">
            <text:p/>
          </table:table-cell>
          <table:table-cell table:style-name="ce35" table:formula="of:=IF([.JZ$3]=&quot;&quot;;&quot;&quot;;(IF(OR([.JZ28]=&quot;&quot;;[.JZ28]=0);0;1)))">
            <text:p/>
          </table:table-cell>
          <table:table-cell table:style-name="ce35" table:formula="of:=IF([.KA$3]=&quot;&quot;;&quot;&quot;;(IF(OR([.KA28]=&quot;&quot;;[.KA28]=0);0;1)))">
            <text:p/>
          </table:table-cell>
          <table:table-cell table:style-name="ce35" table:formula="of:=IF([.KB$3]=&quot;&quot;;&quot;&quot;;(IF(OR([.KB28]=&quot;&quot;;[.KB28]=0);0;1)))">
            <text:p/>
          </table:table-cell>
          <table:table-cell table:style-name="ce35" table:formula="of:=IF([.KC$3]=&quot;&quot;;&quot;&quot;;(IF(OR([.KC28]=&quot;&quot;;[.KC28]=0);0;1)))">
            <text:p/>
          </table:table-cell>
          <table:table-cell table:style-name="ce35" table:formula="of:=IF([.KD$3]=&quot;&quot;;&quot;&quot;;(IF(OR([.KD28]=&quot;&quot;;[.KD28]=0);0;1)))">
            <text:p/>
          </table:table-cell>
          <table:table-cell table:style-name="ce35" table:formula="of:=IF([.KE$3]=&quot;&quot;;&quot;&quot;;(IF(OR([.KE28]=&quot;&quot;;[.KE28]=0);0;1)))">
            <text:p/>
          </table:table-cell>
          <table:table-cell table:style-name="ce35" table:formula="of:=IF([.KF$3]=&quot;&quot;;&quot;&quot;;(IF(OR([.KF28]=&quot;&quot;;[.KF28]=0);0;1)))">
            <text:p/>
          </table:table-cell>
          <table:table-cell table:style-name="ce35" table:formula="of:=IF([.KG$3]=&quot;&quot;;&quot;&quot;;(IF(OR([.KG28]=&quot;&quot;;[.KG28]=0);0;1)))">
            <text:p/>
          </table:table-cell>
          <table:table-cell table:style-name="ce35" table:formula="of:=IF([.KH$3]=&quot;&quot;;&quot;&quot;;(IF(OR([.KH28]=&quot;&quot;;[.KH28]=0);0;1)))">
            <text:p/>
          </table:table-cell>
          <table:table-cell table:style-name="ce35" table:formula="of:=IF([.KI$3]=&quot;&quot;;&quot;&quot;;(IF(OR([.KI28]=&quot;&quot;;[.KI28]=0);0;1)))">
            <text:p/>
          </table:table-cell>
          <table:table-cell table:style-name="ce35" table:formula="of:=IF([.KJ$3]=&quot;&quot;;&quot;&quot;;(IF(OR([.KJ28]=&quot;&quot;;[.KJ28]=0);0;1)))">
            <text:p/>
          </table:table-cell>
          <table:table-cell table:style-name="ce35" table:formula="of:=IF([.KK$3]=&quot;&quot;;&quot;&quot;;(IF(OR([.KK28]=&quot;&quot;;[.KK28]=0);0;1)))">
            <text:p/>
          </table:table-cell>
          <table:table-cell table:style-name="ce35" table:formula="of:=IF([.KL$3]=&quot;&quot;;&quot;&quot;;(IF(OR([.KL28]=&quot;&quot;;[.KL28]=0);0;1)))">
            <text:p/>
          </table:table-cell>
          <table:table-cell table:style-name="ce35" table:formula="of:=IF([.KM$3]=&quot;&quot;;&quot;&quot;;(IF(OR([.KM28]=&quot;&quot;;[.KM28]=0);0;1)))">
            <text:p/>
          </table:table-cell>
          <table:table-cell table:style-name="ce35" table:formula="of:=IF([.KN$3]=&quot;&quot;;&quot;&quot;;(IF(OR([.KN28]=&quot;&quot;;[.KN28]=0);0;1)))">
            <text:p/>
          </table:table-cell>
          <table:table-cell table:style-name="ce35" table:formula="of:=IF([.KO$3]=&quot;&quot;;&quot;&quot;;(IF(OR([.KO28]=&quot;&quot;;[.KO28]=0);0;1)))">
            <text:p/>
          </table:table-cell>
          <table:table-cell table:style-name="ce35" table:formula="of:=IF([.KP$3]=&quot;&quot;;&quot;&quot;;(IF(OR([.KP28]=&quot;&quot;;[.KP28]=0);0;1)))">
            <text:p/>
          </table:table-cell>
          <table:table-cell table:style-name="ce35" table:formula="of:=IF([.KQ$3]=&quot;&quot;;&quot;&quot;;(IF(OR([.KQ28]=&quot;&quot;;[.KQ28]=0);0;1)))">
            <text:p/>
          </table:table-cell>
          <table:table-cell table:style-name="ce35" table:formula="of:=IF([.KR$3]=&quot;&quot;;&quot;&quot;;(IF(OR([.KR28]=&quot;&quot;;[.KR28]=0);0;1)))">
            <text:p/>
          </table:table-cell>
          <table:table-cell table:style-name="ce35" table:formula="of:=IF([.KS$3]=&quot;&quot;;&quot;&quot;;(IF(OR([.KS28]=&quot;&quot;;[.KS28]=0);0;1)))">
            <text:p/>
          </table:table-cell>
          <table:table-cell table:style-name="ce35" table:formula="of:=IF([.KT$3]=&quot;&quot;;&quot;&quot;;(IF(OR([.KT28]=&quot;&quot;;[.KT28]=0);0;1)))">
            <text:p/>
          </table:table-cell>
          <table:table-cell table:style-name="ce35" table:formula="of:=IF([.KU$3]=&quot;&quot;;&quot;&quot;;(IF(OR([.KU28]=&quot;&quot;;[.KU28]=0);0;1)))">
            <text:p/>
          </table:table-cell>
          <table:table-cell table:style-name="ce35" table:formula="of:=IF([.KV$3]=&quot;&quot;;&quot;&quot;;(IF(OR([.KV28]=&quot;&quot;;[.KV28]=0);0;1)))">
            <text:p/>
          </table:table-cell>
          <table:table-cell table:style-name="ce35" table:formula="of:=IF([.KW$3]=&quot;&quot;;&quot;&quot;;(IF(OR([.KW28]=&quot;&quot;;[.KW28]=0);0;1)))">
            <text:p/>
          </table:table-cell>
          <table:table-cell table:style-name="ce35" table:formula="of:=IF([.KX$3]=&quot;&quot;;&quot;&quot;;(IF(OR([.KX28]=&quot;&quot;;[.KX28]=0);0;1)))">
            <text:p/>
          </table:table-cell>
          <table:table-cell table:style-name="ce35" table:formula="of:=IF([.KY$3]=&quot;&quot;;&quot;&quot;;(IF(OR([.KY28]=&quot;&quot;;[.KY28]=0);0;1)))">
            <text:p/>
          </table:table-cell>
          <table:table-cell table:style-name="ce35" table:formula="of:=IF([.KZ$3]=&quot;&quot;;&quot;&quot;;(IF(OR([.KZ28]=&quot;&quot;;[.KZ28]=0);0;1)))">
            <text:p/>
          </table:table-cell>
          <table:table-cell table:style-name="ce35" table:formula="of:=IF([.LA$3]=&quot;&quot;;&quot;&quot;;(IF(OR([.LA28]=&quot;&quot;;[.LA28]=0);0;1)))">
            <text:p/>
          </table:table-cell>
          <table:table-cell table:style-name="ce35" table:formula="of:=IF([.LB$3]=&quot;&quot;;&quot;&quot;;(IF(OR([.LB28]=&quot;&quot;;[.LB28]=0);0;1)))">
            <text:p/>
          </table:table-cell>
          <table:table-cell table:style-name="ce35" table:formula="of:=IF([.LC$3]=&quot;&quot;;&quot;&quot;;(IF(OR([.LC28]=&quot;&quot;;[.LC28]=0);0;1)))">
            <text:p/>
          </table:table-cell>
          <table:table-cell table:style-name="ce35" table:formula="of:=IF([.LD$3]=&quot;&quot;;&quot;&quot;;(IF(OR([.LD28]=&quot;&quot;;[.LD28]=0);0;1)))">
            <text:p/>
          </table:table-cell>
          <table:table-cell table:style-name="ce35" table:formula="of:=IF([.LE$3]=&quot;&quot;;&quot;&quot;;(IF(OR([.LE28]=&quot;&quot;;[.LE28]=0);0;1)))">
            <text:p/>
          </table:table-cell>
          <table:table-cell table:style-name="ce35" table:formula="of:=IF([.LF$3]=&quot;&quot;;&quot;&quot;;(IF(OR([.LF28]=&quot;&quot;;[.LF28]=0);0;1)))">
            <text:p/>
          </table:table-cell>
          <table:table-cell table:style-name="ce35" table:formula="of:=IF([.LG$3]=&quot;&quot;;&quot;&quot;;(IF(OR([.LG28]=&quot;&quot;;[.LG28]=0);0;1)))">
            <text:p/>
          </table:table-cell>
          <table:table-cell table:style-name="ce35" table:formula="of:=IF([.LH$3]=&quot;&quot;;&quot;&quot;;(IF(OR([.LH28]=&quot;&quot;;[.LH28]=0);0;1)))">
            <text:p/>
          </table:table-cell>
          <table:table-cell table:style-name="ce35" table:formula="of:=IF([.LI$3]=&quot;&quot;;&quot;&quot;;(IF(OR([.LI28]=&quot;&quot;;[.LI28]=0);0;1)))">
            <text:p/>
          </table:table-cell>
          <table:table-cell table:style-name="ce35" table:formula="of:=IF([.LJ$3]=&quot;&quot;;&quot;&quot;;(IF(OR([.LJ28]=&quot;&quot;;[.LJ28]=0);0;1)))">
            <text:p/>
          </table:table-cell>
          <table:table-cell table:style-name="ce35" table:formula="of:=IF([.LK$3]=&quot;&quot;;&quot;&quot;;(IF(OR([.LK28]=&quot;&quot;;[.LK28]=0);0;1)))">
            <text:p/>
          </table:table-cell>
          <table:table-cell table:style-name="ce35" table:formula="of:=IF([.LL$3]=&quot;&quot;;&quot;&quot;;(IF(OR([.LL28]=&quot;&quot;;[.LL28]=0);0;1)))">
            <text:p/>
          </table:table-cell>
          <table:table-cell table:style-name="ce35" table:formula="of:=IF([.LM$3]=&quot;&quot;;&quot;&quot;;(IF(OR([.LM28]=&quot;&quot;;[.LM28]=0);0;1)))">
            <text:p/>
          </table:table-cell>
          <table:table-cell table:style-name="ce35" table:formula="of:=IF([.LN$3]=&quot;&quot;;&quot;&quot;;(IF(OR([.LN28]=&quot;&quot;;[.LN28]=0);0;1)))">
            <text:p/>
          </table:table-cell>
          <table:table-cell table:style-name="ce35" table:formula="of:=IF([.LO$3]=&quot;&quot;;&quot;&quot;;(IF(OR([.LO28]=&quot;&quot;;[.LO28]=0);0;1)))">
            <text:p/>
          </table:table-cell>
          <table:table-cell table:style-name="ce35" table:formula="of:=IF([.LP$3]=&quot;&quot;;&quot;&quot;;(IF(OR([.LP28]=&quot;&quot;;[.LP28]=0);0;1)))">
            <text:p/>
          </table:table-cell>
          <table:table-cell table:style-name="ce35" table:formula="of:=IF([.LQ$3]=&quot;&quot;;&quot;&quot;;(IF(OR([.LQ28]=&quot;&quot;;[.LQ28]=0);0;1)))">
            <text:p/>
          </table:table-cell>
          <table:table-cell table:style-name="ce35" table:formula="of:=IF([.LR$3]=&quot;&quot;;&quot;&quot;;(IF(OR([.LR28]=&quot;&quot;;[.LR28]=0);0;1)))">
            <text:p/>
          </table:table-cell>
          <table:table-cell table:style-name="ce35" table:formula="of:=IF([.LS$3]=&quot;&quot;;&quot;&quot;;(IF(OR([.LS28]=&quot;&quot;;[.LS28]=0);0;1)))">
            <text:p/>
          </table:table-cell>
          <table:table-cell table:style-name="ce35" table:formula="of:=IF([.LT$3]=&quot;&quot;;&quot;&quot;;(IF(OR([.LT28]=&quot;&quot;;[.LT28]=0);0;1)))">
            <text:p/>
          </table:table-cell>
          <table:table-cell table:style-name="ce35" table:formula="of:=IF([.LU$3]=&quot;&quot;;&quot;&quot;;(IF(OR([.LU28]=&quot;&quot;;[.LU28]=0);0;1)))">
            <text:p/>
          </table:table-cell>
          <table:table-cell table:style-name="ce35" table:formula="of:=IF([.LV$3]=&quot;&quot;;&quot;&quot;;(IF(OR([.LV28]=&quot;&quot;;[.LV28]=0);0;1)))">
            <text:p/>
          </table:table-cell>
          <table:table-cell table:style-name="ce35" table:formula="of:=IF([.LW$3]=&quot;&quot;;&quot;&quot;;(IF(OR([.LW28]=&quot;&quot;;[.LW28]=0);0;1)))">
            <text:p/>
          </table:table-cell>
          <table:table-cell table:style-name="ce35" table:formula="of:=IF([.LX$3]=&quot;&quot;;&quot;&quot;;(IF(OR([.LX28]=&quot;&quot;;[.LX28]=0);0;1)))">
            <text:p/>
          </table:table-cell>
          <table:table-cell table:style-name="ce35" table:formula="of:=IF([.LY$3]=&quot;&quot;;&quot;&quot;;(IF(OR([.LY28]=&quot;&quot;;[.LY28]=0);0;1)))">
            <text:p/>
          </table:table-cell>
          <table:table-cell table:style-name="ce35" table:formula="of:=IF([.LZ$3]=&quot;&quot;;&quot;&quot;;(IF(OR([.LZ28]=&quot;&quot;;[.LZ28]=0);0;1)))">
            <text:p/>
          </table:table-cell>
          <table:table-cell table:style-name="ce35" table:formula="of:=IF([.MA$3]=&quot;&quot;;&quot;&quot;;(IF(OR([.MA28]=&quot;&quot;;[.MA28]=0);0;1)))">
            <text:p/>
          </table:table-cell>
          <table:table-cell table:style-name="ce35" table:formula="of:=IF([.MB$3]=&quot;&quot;;&quot;&quot;;(IF(OR([.MB28]=&quot;&quot;;[.MB28]=0);0;1)))">
            <text:p/>
          </table:table-cell>
          <table:table-cell table:style-name="ce35" table:formula="of:=IF([.MC$3]=&quot;&quot;;&quot;&quot;;(IF(OR([.MC28]=&quot;&quot;;[.MC28]=0);0;1)))">
            <text:p/>
          </table:table-cell>
          <table:table-cell table:style-name="ce35" table:formula="of:=IF([.MD$3]=&quot;&quot;;&quot;&quot;;(IF(OR([.MD28]=&quot;&quot;;[.MD28]=0);0;1)))">
            <text:p/>
          </table:table-cell>
          <table:table-cell table:style-name="ce35" table:formula="of:=IF([.ME$3]=&quot;&quot;;&quot;&quot;;(IF(OR([.ME28]=&quot;&quot;;[.ME28]=0);0;1)))">
            <text:p/>
          </table:table-cell>
          <table:table-cell table:style-name="ce35" table:formula="of:=IF([.MF$3]=&quot;&quot;;&quot;&quot;;(IF(OR([.MF28]=&quot;&quot;;[.MF28]=0);0;1)))">
            <text:p/>
          </table:table-cell>
          <table:table-cell table:style-name="ce35" table:formula="of:=IF([.MG$3]=&quot;&quot;;&quot;&quot;;(IF(OR([.MG28]=&quot;&quot;;[.MG28]=0);0;1)))">
            <text:p/>
          </table:table-cell>
          <table:table-cell table:style-name="ce35" table:formula="of:=IF([.MH$3]=&quot;&quot;;&quot;&quot;;(IF(OR([.MH28]=&quot;&quot;;[.MH28]=0);0;1)))">
            <text:p/>
          </table:table-cell>
          <table:table-cell table:style-name="ce35" table:formula="of:=IF([.MI$3]=&quot;&quot;;&quot;&quot;;(IF(OR([.MI28]=&quot;&quot;;[.MI28]=0);0;1)))">
            <text:p/>
          </table:table-cell>
          <table:table-cell table:style-name="ce35" table:formula="of:=IF([.MJ$3]=&quot;&quot;;&quot;&quot;;(IF(OR([.MJ28]=&quot;&quot;;[.MJ28]=0);0;1)))">
            <text:p/>
          </table:table-cell>
          <table:table-cell table:style-name="ce35" table:formula="of:=IF([.MK$3]=&quot;&quot;;&quot;&quot;;(IF(OR([.MK28]=&quot;&quot;;[.MK28]=0);0;1)))">
            <text:p/>
          </table:table-cell>
          <table:table-cell table:style-name="ce35" table:formula="of:=IF([.ML$3]=&quot;&quot;;&quot;&quot;;(IF(OR([.ML28]=&quot;&quot;;[.ML28]=0);0;1)))">
            <text:p/>
          </table:table-cell>
          <table:table-cell table:style-name="ce35" table:formula="of:=IF([.MM$3]=&quot;&quot;;&quot;&quot;;(IF(OR([.MM28]=&quot;&quot;;[.MM28]=0);0;1)))">
            <text:p/>
          </table:table-cell>
          <table:table-cell table:style-name="ce35" table:formula="of:=IF([.MN$3]=&quot;&quot;;&quot;&quot;;(IF(OR([.MN28]=&quot;&quot;;[.MN28]=0);0;1)))">
            <text:p/>
          </table:table-cell>
          <table:table-cell table:style-name="ce35" table:formula="of:=IF([.MO$3]=&quot;&quot;;&quot;&quot;;(IF(OR([.MO28]=&quot;&quot;;[.MO28]=0);0;1)))">
            <text:p/>
          </table:table-cell>
          <table:table-cell table:style-name="ce35" table:formula="of:=IF([.MP$3]=&quot;&quot;;&quot;&quot;;(IF(OR([.MP28]=&quot;&quot;;[.MP28]=0);0;1)))">
            <text:p/>
          </table:table-cell>
          <table:table-cell table:style-name="ce35" table:formula="of:=IF([.MQ$3]=&quot;&quot;;&quot;&quot;;(IF(OR([.MQ28]=&quot;&quot;;[.MQ28]=0);0;1)))">
            <text:p/>
          </table:table-cell>
          <table:table-cell table:style-name="ce35" table:formula="of:=IF([.MR$3]=&quot;&quot;;&quot;&quot;;(IF(OR([.MR28]=&quot;&quot;;[.MR28]=0);0;1)))">
            <text:p/>
          </table:table-cell>
          <table:table-cell table:style-name="ce35" table:formula="of:=IF([.MS$3]=&quot;&quot;;&quot;&quot;;(IF(OR([.MS28]=&quot;&quot;;[.MS28]=0);0;1)))">
            <text:p/>
          </table:table-cell>
          <table:table-cell table:style-name="ce35" table:formula="of:=IF([.MT$3]=&quot;&quot;;&quot;&quot;;(IF(OR([.MT28]=&quot;&quot;;[.MT28]=0);0;1)))">
            <text:p/>
          </table:table-cell>
          <table:table-cell table:style-name="ce35" table:formula="of:=IF([.MU$3]=&quot;&quot;;&quot;&quot;;(IF(OR([.MU28]=&quot;&quot;;[.MU28]=0);0;1)))">
            <text:p/>
          </table:table-cell>
          <table:table-cell table:style-name="ce35" table:formula="of:=IF([.MV$3]=&quot;&quot;;&quot;&quot;;(IF(OR([.MV28]=&quot;&quot;;[.MV28]=0);0;1)))">
            <text:p/>
          </table:table-cell>
          <table:table-cell table:style-name="ce35" table:formula="of:=IF([.MW$3]=&quot;&quot;;&quot;&quot;;(IF(OR([.MW28]=&quot;&quot;;[.MW28]=0);0;1)))">
            <text:p/>
          </table:table-cell>
          <table:table-cell table:style-name="ce35" table:formula="of:=IF([.MX$3]=&quot;&quot;;&quot;&quot;;(IF(OR([.MX28]=&quot;&quot;;[.MX28]=0);0;1)))">
            <text:p/>
          </table:table-cell>
          <table:table-cell table:style-name="ce35" table:formula="of:=IF([.MY$3]=&quot;&quot;;&quot;&quot;;(IF(OR([.MY28]=&quot;&quot;;[.MY28]=0);0;1)))">
            <text:p/>
          </table:table-cell>
          <table:table-cell table:style-name="ce35" table:formula="of:=IF([.MZ$3]=&quot;&quot;;&quot;&quot;;(IF(OR([.MZ28]=&quot;&quot;;[.MZ28]=0);0;1)))">
            <text:p/>
          </table:table-cell>
          <table:table-cell table:style-name="ce35" table:formula="of:=IF([.NA$3]=&quot;&quot;;&quot;&quot;;(IF(OR([.NA28]=&quot;&quot;;[.NA28]=0);0;1)))">
            <text:p/>
          </table:table-cell>
          <table:table-cell table:style-name="ce35" table:formula="of:=IF([.NB$3]=&quot;&quot;;&quot;&quot;;(IF(OR([.NB28]=&quot;&quot;;[.NB28]=0);0;1)))">
            <text:p/>
          </table:table-cell>
          <table:table-cell table:style-name="ce35" table:formula="of:=IF([.NC$3]=&quot;&quot;;&quot;&quot;;(IF(OR([.NC28]=&quot;&quot;;[.NC28]=0);0;1)))">
            <text:p/>
          </table:table-cell>
          <table:table-cell table:style-name="ce35" table:formula="of:=IF([.ND$3]=&quot;&quot;;&quot;&quot;;(IF(OR([.ND28]=&quot;&quot;;[.ND28]=0);0;1)))">
            <text:p/>
          </table:table-cell>
          <table:table-cell table:style-name="ce35" table:formula="of:=IF([.NE$3]=&quot;&quot;;&quot;&quot;;(IF(OR([.NE28]=&quot;&quot;;[.NE28]=0);0;1)))">
            <text:p/>
          </table:table-cell>
          <table:table-cell table:style-name="ce35" table:formula="of:=IF([.NF$3]=&quot;&quot;;&quot;&quot;;(IF(OR([.NF28]=&quot;&quot;;[.NF28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29:.B29])" office:value-type="float" office:value="0" calcext:value-type="float">
            <text:p>0</text:p>
          </table:table-cell>
          <table:table-cell table:style-name="ce11" table:formula="of:=IFERROR((LEN([.NG29])-SEARCH(&quot;0[^0]*$&quot;;[.NG29]));LEN([.NG29]))" office:value-type="float" office:value="0" calcext:value-type="float">
            <text:p>0</text:p>
          </table:table-cell>
          <table:table-cell table:style-name="ce5" table:formula="of:=COUNTA([.E29:.NF29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47" table:formula="of:=COM.MICROSOFT.CONCAT([.NH29:.ABI29])">
            <text:p/>
          </table:table-cell>
          <table:table-cell table:style-name="ce46" table:formula="of:=IF([.E$3]=&quot;&quot;;&quot;&quot;;(IF(OR([.E29]=&quot;&quot;;[.E29]=0);0;1)))">
            <text:p/>
          </table:table-cell>
          <table:table-cell table:style-name="ce46" table:formula="of:=IF([.F$3]=&quot;&quot;;&quot;&quot;;(IF(OR([.F29]=&quot;&quot;;[.F29]=0);0;1)))">
            <text:p/>
          </table:table-cell>
          <table:table-cell table:style-name="ce46" table:formula="of:=IF([.G$3]=&quot;&quot;;&quot;&quot;;(IF(OR([.G29]=&quot;&quot;;[.G29]=0);0;1)))">
            <text:p/>
          </table:table-cell>
          <table:table-cell table:style-name="ce46" table:formula="of:=IF([.H$3]=&quot;&quot;;&quot;&quot;;(IF(OR([.H29]=&quot;&quot;;[.H29]=0);0;1)))">
            <text:p/>
          </table:table-cell>
          <table:table-cell table:style-name="ce47" table:formula="of:=IF([.I$3]=&quot;&quot;;&quot;&quot;;(IF(OR([.I29]=&quot;&quot;;[.I29]=0);0;1)))">
            <text:p/>
          </table:table-cell>
          <table:table-cell table:style-name="ce47" table:formula="of:=IF([.J$3]=&quot;&quot;;&quot;&quot;;(IF(OR([.J29]=&quot;&quot;;[.J29]=0);0;1)))">
            <text:p/>
          </table:table-cell>
          <table:table-cell table:style-name="ce47" table:formula="of:=IF([.K$3]=&quot;&quot;;&quot;&quot;;(IF(OR([.K29]=&quot;&quot;;[.K29]=0);0;1)))">
            <text:p/>
          </table:table-cell>
          <table:table-cell table:style-name="ce47" table:formula="of:=IF([.L$3]=&quot;&quot;;&quot;&quot;;(IF(OR([.L29]=&quot;&quot;;[.L29]=0);0;1)))">
            <text:p/>
          </table:table-cell>
          <table:table-cell table:style-name="ce47" table:formula="of:=IF([.M$3]=&quot;&quot;;&quot;&quot;;(IF(OR([.M29]=&quot;&quot;;[.M29]=0);0;1)))">
            <text:p/>
          </table:table-cell>
          <table:table-cell table:style-name="ce47" table:formula="of:=IF([.N$3]=&quot;&quot;;&quot;&quot;;(IF(OR([.N29]=&quot;&quot;;[.N29]=0);0;1)))">
            <text:p/>
          </table:table-cell>
          <table:table-cell table:style-name="ce47" table:formula="of:=IF([.O$3]=&quot;&quot;;&quot;&quot;;(IF(OR([.O29]=&quot;&quot;;[.O29]=0);0;1)))">
            <text:p/>
          </table:table-cell>
          <table:table-cell table:style-name="ce47" table:formula="of:=IF([.P$3]=&quot;&quot;;&quot;&quot;;(IF(OR([.P29]=&quot;&quot;;[.P29]=0);0;1)))">
            <text:p/>
          </table:table-cell>
          <table:table-cell table:style-name="ce47" table:formula="of:=IF([.Q$3]=&quot;&quot;;&quot;&quot;;(IF(OR([.Q29]=&quot;&quot;;[.Q29]=0);0;1)))">
            <text:p/>
          </table:table-cell>
          <table:table-cell table:style-name="ce47" table:formula="of:=IF([.R$3]=&quot;&quot;;&quot;&quot;;(IF(OR([.R29]=&quot;&quot;;[.R29]=0);0;1)))">
            <text:p/>
          </table:table-cell>
          <table:table-cell table:style-name="ce47" table:formula="of:=IF([.S$3]=&quot;&quot;;&quot;&quot;;(IF(OR([.S29]=&quot;&quot;;[.S29]=0);0;1)))">
            <text:p/>
          </table:table-cell>
          <table:table-cell table:style-name="ce47" table:formula="of:=IF([.T$3]=&quot;&quot;;&quot;&quot;;(IF(OR([.T29]=&quot;&quot;;[.T29]=0);0;1)))">
            <text:p/>
          </table:table-cell>
          <table:table-cell table:style-name="ce47" table:formula="of:=IF([.U$3]=&quot;&quot;;&quot;&quot;;(IF(OR([.U29]=&quot;&quot;;[.U29]=0);0;1)))">
            <text:p/>
          </table:table-cell>
          <table:table-cell table:style-name="ce47" table:formula="of:=IF([.V$3]=&quot;&quot;;&quot;&quot;;(IF(OR([.V29]=&quot;&quot;;[.V29]=0);0;1)))">
            <text:p/>
          </table:table-cell>
          <table:table-cell table:style-name="ce47" table:formula="of:=IF([.W$3]=&quot;&quot;;&quot;&quot;;(IF(OR([.W29]=&quot;&quot;;[.W29]=0);0;1)))">
            <text:p/>
          </table:table-cell>
          <table:table-cell table:style-name="ce47" table:formula="of:=IF([.X$3]=&quot;&quot;;&quot;&quot;;(IF(OR([.X29]=&quot;&quot;;[.X29]=0);0;1)))">
            <text:p/>
          </table:table-cell>
          <table:table-cell table:style-name="ce47" table:formula="of:=IF([.Y$3]=&quot;&quot;;&quot;&quot;;(IF(OR([.Y29]=&quot;&quot;;[.Y29]=0);0;1)))">
            <text:p/>
          </table:table-cell>
          <table:table-cell table:style-name="ce47" table:formula="of:=IF([.Z$3]=&quot;&quot;;&quot;&quot;;(IF(OR([.Z29]=&quot;&quot;;[.Z29]=0);0;1)))">
            <text:p/>
          </table:table-cell>
          <table:table-cell table:style-name="ce47" table:formula="of:=IF([.AA$3]=&quot;&quot;;&quot;&quot;;(IF(OR([.AA29]=&quot;&quot;;[.AA29]=0);0;1)))">
            <text:p/>
          </table:table-cell>
          <table:table-cell table:style-name="ce47" table:formula="of:=IF([.AB$3]=&quot;&quot;;&quot;&quot;;(IF(OR([.AB29]=&quot;&quot;;[.AB29]=0);0;1)))">
            <text:p/>
          </table:table-cell>
          <table:table-cell table:style-name="ce47" table:formula="of:=IF([.AC$3]=&quot;&quot;;&quot;&quot;;(IF(OR([.AC29]=&quot;&quot;;[.AC29]=0);0;1)))">
            <text:p/>
          </table:table-cell>
          <table:table-cell table:style-name="ce47" table:formula="of:=IF([.AD$3]=&quot;&quot;;&quot;&quot;;(IF(OR([.AD29]=&quot;&quot;;[.AD29]=0);0;1)))">
            <text:p/>
          </table:table-cell>
          <table:table-cell table:style-name="ce47" table:formula="of:=IF([.AE$3]=&quot;&quot;;&quot;&quot;;(IF(OR([.AE29]=&quot;&quot;;[.AE29]=0);0;1)))">
            <text:p/>
          </table:table-cell>
          <table:table-cell table:style-name="ce47" table:formula="of:=IF([.AF$3]=&quot;&quot;;&quot;&quot;;(IF(OR([.AF29]=&quot;&quot;;[.AF29]=0);0;1)))">
            <text:p/>
          </table:table-cell>
          <table:table-cell table:style-name="ce47" table:formula="of:=IF([.AG$3]=&quot;&quot;;&quot;&quot;;(IF(OR([.AG29]=&quot;&quot;;[.AG29]=0);0;1)))">
            <text:p/>
          </table:table-cell>
          <table:table-cell table:style-name="ce47" table:formula="of:=IF([.AH$3]=&quot;&quot;;&quot;&quot;;(IF(OR([.AH29]=&quot;&quot;;[.AH29]=0);0;1)))">
            <text:p/>
          </table:table-cell>
          <table:table-cell table:style-name="ce47" table:formula="of:=IF([.AI$3]=&quot;&quot;;&quot;&quot;;(IF(OR([.AI29]=&quot;&quot;;[.AI29]=0);0;1)))">
            <text:p/>
          </table:table-cell>
          <table:table-cell table:style-name="ce47" table:formula="of:=IF([.AJ$3]=&quot;&quot;;&quot;&quot;;(IF(OR([.AJ29]=&quot;&quot;;[.AJ29]=0);0;1)))">
            <text:p/>
          </table:table-cell>
          <table:table-cell table:style-name="ce47" table:formula="of:=IF([.AK$3]=&quot;&quot;;&quot;&quot;;(IF(OR([.AK29]=&quot;&quot;;[.AK29]=0);0;1)))">
            <text:p/>
          </table:table-cell>
          <table:table-cell table:style-name="ce47" table:formula="of:=IF([.AL$3]=&quot;&quot;;&quot;&quot;;(IF(OR([.AL29]=&quot;&quot;;[.AL29]=0);0;1)))">
            <text:p/>
          </table:table-cell>
          <table:table-cell table:style-name="ce47" table:formula="of:=IF([.AM$3]=&quot;&quot;;&quot;&quot;;(IF(OR([.AM29]=&quot;&quot;;[.AM29]=0);0;1)))">
            <text:p/>
          </table:table-cell>
          <table:table-cell table:style-name="ce47" table:formula="of:=IF([.AN$3]=&quot;&quot;;&quot;&quot;;(IF(OR([.AN29]=&quot;&quot;;[.AN29]=0);0;1)))">
            <text:p/>
          </table:table-cell>
          <table:table-cell table:style-name="ce47" table:formula="of:=IF([.AO$3]=&quot;&quot;;&quot;&quot;;(IF(OR([.AO29]=&quot;&quot;;[.AO29]=0);0;1)))">
            <text:p/>
          </table:table-cell>
          <table:table-cell table:style-name="ce47" table:formula="of:=IF([.AP$3]=&quot;&quot;;&quot;&quot;;(IF(OR([.AP29]=&quot;&quot;;[.AP29]=0);0;1)))">
            <text:p/>
          </table:table-cell>
          <table:table-cell table:style-name="ce47" table:formula="of:=IF([.AQ$3]=&quot;&quot;;&quot;&quot;;(IF(OR([.AQ29]=&quot;&quot;;[.AQ29]=0);0;1)))">
            <text:p/>
          </table:table-cell>
          <table:table-cell table:style-name="ce47" table:formula="of:=IF([.AR$3]=&quot;&quot;;&quot;&quot;;(IF(OR([.AR29]=&quot;&quot;;[.AR29]=0);0;1)))">
            <text:p/>
          </table:table-cell>
          <table:table-cell table:style-name="ce47" table:formula="of:=IF([.AS$3]=&quot;&quot;;&quot;&quot;;(IF(OR([.AS29]=&quot;&quot;;[.AS29]=0);0;1)))">
            <text:p/>
          </table:table-cell>
          <table:table-cell table:style-name="ce47" table:formula="of:=IF([.AT$3]=&quot;&quot;;&quot;&quot;;(IF(OR([.AT29]=&quot;&quot;;[.AT29]=0);0;1)))">
            <text:p/>
          </table:table-cell>
          <table:table-cell table:style-name="ce47" table:formula="of:=IF([.AU$3]=&quot;&quot;;&quot;&quot;;(IF(OR([.AU29]=&quot;&quot;;[.AU29]=0);0;1)))">
            <text:p/>
          </table:table-cell>
          <table:table-cell table:style-name="ce47" table:formula="of:=IF([.AV$3]=&quot;&quot;;&quot;&quot;;(IF(OR([.AV29]=&quot;&quot;;[.AV29]=0);0;1)))">
            <text:p/>
          </table:table-cell>
          <table:table-cell table:style-name="ce47" table:formula="of:=IF([.AW$3]=&quot;&quot;;&quot;&quot;;(IF(OR([.AW29]=&quot;&quot;;[.AW29]=0);0;1)))">
            <text:p/>
          </table:table-cell>
          <table:table-cell table:style-name="ce47" table:formula="of:=IF([.AX$3]=&quot;&quot;;&quot;&quot;;(IF(OR([.AX29]=&quot;&quot;;[.AX29]=0);0;1)))">
            <text:p/>
          </table:table-cell>
          <table:table-cell table:style-name="ce47" table:formula="of:=IF([.AY$3]=&quot;&quot;;&quot;&quot;;(IF(OR([.AY29]=&quot;&quot;;[.AY29]=0);0;1)))">
            <text:p/>
          </table:table-cell>
          <table:table-cell table:style-name="ce47" table:formula="of:=IF([.AZ$3]=&quot;&quot;;&quot;&quot;;(IF(OR([.AZ29]=&quot;&quot;;[.AZ29]=0);0;1)))">
            <text:p/>
          </table:table-cell>
          <table:table-cell table:style-name="ce47" table:formula="of:=IF([.BA$3]=&quot;&quot;;&quot;&quot;;(IF(OR([.BA29]=&quot;&quot;;[.BA29]=0);0;1)))">
            <text:p/>
          </table:table-cell>
          <table:table-cell table:style-name="ce47" table:formula="of:=IF([.BB$3]=&quot;&quot;;&quot;&quot;;(IF(OR([.BB29]=&quot;&quot;;[.BB29]=0);0;1)))">
            <text:p/>
          </table:table-cell>
          <table:table-cell table:style-name="ce47" table:formula="of:=IF([.BC$3]=&quot;&quot;;&quot;&quot;;(IF(OR([.BC29]=&quot;&quot;;[.BC29]=0);0;1)))">
            <text:p/>
          </table:table-cell>
          <table:table-cell table:style-name="ce47" table:formula="of:=IF([.BD$3]=&quot;&quot;;&quot;&quot;;(IF(OR([.BD29]=&quot;&quot;;[.BD29]=0);0;1)))">
            <text:p/>
          </table:table-cell>
          <table:table-cell table:style-name="ce47" table:formula="of:=IF([.BE$3]=&quot;&quot;;&quot;&quot;;(IF(OR([.BE29]=&quot;&quot;;[.BE29]=0);0;1)))">
            <text:p/>
          </table:table-cell>
          <table:table-cell table:style-name="ce47" table:formula="of:=IF([.BF$3]=&quot;&quot;;&quot;&quot;;(IF(OR([.BF29]=&quot;&quot;;[.BF29]=0);0;1)))">
            <text:p/>
          </table:table-cell>
          <table:table-cell table:style-name="ce47" table:formula="of:=IF([.BG$3]=&quot;&quot;;&quot;&quot;;(IF(OR([.BG29]=&quot;&quot;;[.BG29]=0);0;1)))">
            <text:p/>
          </table:table-cell>
          <table:table-cell table:style-name="ce47" table:formula="of:=IF([.BH$3]=&quot;&quot;;&quot;&quot;;(IF(OR([.BH29]=&quot;&quot;;[.BH29]=0);0;1)))">
            <text:p/>
          </table:table-cell>
          <table:table-cell table:style-name="ce47" table:formula="of:=IF([.BI$3]=&quot;&quot;;&quot;&quot;;(IF(OR([.BI29]=&quot;&quot;;[.BI29]=0);0;1)))">
            <text:p/>
          </table:table-cell>
          <table:table-cell table:style-name="ce47" table:formula="of:=IF([.BJ$3]=&quot;&quot;;&quot;&quot;;(IF(OR([.BJ29]=&quot;&quot;;[.BJ29]=0);0;1)))">
            <text:p/>
          </table:table-cell>
          <table:table-cell table:style-name="ce47" table:formula="of:=IF([.BK$3]=&quot;&quot;;&quot;&quot;;(IF(OR([.BK29]=&quot;&quot;;[.BK29]=0);0;1)))">
            <text:p/>
          </table:table-cell>
          <table:table-cell table:style-name="ce47" table:formula="of:=IF([.BL$3]=&quot;&quot;;&quot;&quot;;(IF(OR([.BL29]=&quot;&quot;;[.BL29]=0);0;1)))">
            <text:p/>
          </table:table-cell>
          <table:table-cell table:style-name="ce47" table:formula="of:=IF([.BM$3]=&quot;&quot;;&quot;&quot;;(IF(OR([.BM29]=&quot;&quot;;[.BM29]=0);0;1)))">
            <text:p/>
          </table:table-cell>
          <table:table-cell table:style-name="ce47" table:formula="of:=IF([.BN$3]=&quot;&quot;;&quot;&quot;;(IF(OR([.BN29]=&quot;&quot;;[.BN29]=0);0;1)))">
            <text:p/>
          </table:table-cell>
          <table:table-cell table:style-name="ce47" table:formula="of:=IF([.BO$3]=&quot;&quot;;&quot;&quot;;(IF(OR([.BO29]=&quot;&quot;;[.BO29]=0);0;1)))">
            <text:p/>
          </table:table-cell>
          <table:table-cell table:style-name="ce47" table:formula="of:=IF([.BP$3]=&quot;&quot;;&quot;&quot;;(IF(OR([.BP29]=&quot;&quot;;[.BP29]=0);0;1)))">
            <text:p/>
          </table:table-cell>
          <table:table-cell table:style-name="ce47" table:formula="of:=IF([.BQ$3]=&quot;&quot;;&quot;&quot;;(IF(OR([.BQ29]=&quot;&quot;;[.BQ29]=0);0;1)))">
            <text:p/>
          </table:table-cell>
          <table:table-cell table:style-name="ce47" table:formula="of:=IF([.BR$3]=&quot;&quot;;&quot;&quot;;(IF(OR([.BR29]=&quot;&quot;;[.BR29]=0);0;1)))">
            <text:p/>
          </table:table-cell>
          <table:table-cell table:style-name="ce47" table:formula="of:=IF([.BS$3]=&quot;&quot;;&quot;&quot;;(IF(OR([.BS29]=&quot;&quot;;[.BS29]=0);0;1)))">
            <text:p/>
          </table:table-cell>
          <table:table-cell table:style-name="ce47" table:formula="of:=IF([.BT$3]=&quot;&quot;;&quot;&quot;;(IF(OR([.BT29]=&quot;&quot;;[.BT29]=0);0;1)))">
            <text:p/>
          </table:table-cell>
          <table:table-cell table:style-name="ce47" table:formula="of:=IF([.BU$3]=&quot;&quot;;&quot;&quot;;(IF(OR([.BU29]=&quot;&quot;;[.BU29]=0);0;1)))">
            <text:p/>
          </table:table-cell>
          <table:table-cell table:style-name="ce47" table:formula="of:=IF([.BV$3]=&quot;&quot;;&quot;&quot;;(IF(OR([.BV29]=&quot;&quot;;[.BV29]=0);0;1)))">
            <text:p/>
          </table:table-cell>
          <table:table-cell table:style-name="ce47" table:formula="of:=IF([.BW$3]=&quot;&quot;;&quot;&quot;;(IF(OR([.BW29]=&quot;&quot;;[.BW29]=0);0;1)))">
            <text:p/>
          </table:table-cell>
          <table:table-cell table:style-name="ce47" table:formula="of:=IF([.BX$3]=&quot;&quot;;&quot;&quot;;(IF(OR([.BX29]=&quot;&quot;;[.BX29]=0);0;1)))">
            <text:p/>
          </table:table-cell>
          <table:table-cell table:style-name="ce47" table:formula="of:=IF([.BY$3]=&quot;&quot;;&quot;&quot;;(IF(OR([.BY29]=&quot;&quot;;[.BY29]=0);0;1)))">
            <text:p/>
          </table:table-cell>
          <table:table-cell table:style-name="ce47" table:formula="of:=IF([.BZ$3]=&quot;&quot;;&quot;&quot;;(IF(OR([.BZ29]=&quot;&quot;;[.BZ29]=0);0;1)))">
            <text:p/>
          </table:table-cell>
          <table:table-cell table:style-name="ce47" table:formula="of:=IF([.CA$3]=&quot;&quot;;&quot;&quot;;(IF(OR([.CA29]=&quot;&quot;;[.CA29]=0);0;1)))">
            <text:p/>
          </table:table-cell>
          <table:table-cell table:style-name="ce47" table:formula="of:=IF([.CB$3]=&quot;&quot;;&quot;&quot;;(IF(OR([.CB29]=&quot;&quot;;[.CB29]=0);0;1)))">
            <text:p/>
          </table:table-cell>
          <table:table-cell table:style-name="ce47" table:formula="of:=IF([.CC$3]=&quot;&quot;;&quot;&quot;;(IF(OR([.CC29]=&quot;&quot;;[.CC29]=0);0;1)))">
            <text:p/>
          </table:table-cell>
          <table:table-cell table:style-name="ce47" table:formula="of:=IF([.CD$3]=&quot;&quot;;&quot;&quot;;(IF(OR([.CD29]=&quot;&quot;;[.CD29]=0);0;1)))">
            <text:p/>
          </table:table-cell>
          <table:table-cell table:style-name="ce47" table:formula="of:=IF([.CE$3]=&quot;&quot;;&quot;&quot;;(IF(OR([.CE29]=&quot;&quot;;[.CE29]=0);0;1)))">
            <text:p/>
          </table:table-cell>
          <table:table-cell table:style-name="ce47" table:formula="of:=IF([.CF$3]=&quot;&quot;;&quot;&quot;;(IF(OR([.CF29]=&quot;&quot;;[.CF29]=0);0;1)))">
            <text:p/>
          </table:table-cell>
          <table:table-cell table:style-name="ce47" table:formula="of:=IF([.CG$3]=&quot;&quot;;&quot;&quot;;(IF(OR([.CG29]=&quot;&quot;;[.CG29]=0);0;1)))">
            <text:p/>
          </table:table-cell>
          <table:table-cell table:style-name="ce47" table:formula="of:=IF([.CH$3]=&quot;&quot;;&quot;&quot;;(IF(OR([.CH29]=&quot;&quot;;[.CH29]=0);0;1)))">
            <text:p/>
          </table:table-cell>
          <table:table-cell table:style-name="ce47" table:formula="of:=IF([.CI$3]=&quot;&quot;;&quot;&quot;;(IF(OR([.CI29]=&quot;&quot;;[.CI29]=0);0;1)))">
            <text:p/>
          </table:table-cell>
          <table:table-cell table:style-name="ce47" table:formula="of:=IF([.CJ$3]=&quot;&quot;;&quot;&quot;;(IF(OR([.CJ29]=&quot;&quot;;[.CJ29]=0);0;1)))">
            <text:p/>
          </table:table-cell>
          <table:table-cell table:style-name="ce47" table:formula="of:=IF([.CK$3]=&quot;&quot;;&quot;&quot;;(IF(OR([.CK29]=&quot;&quot;;[.CK29]=0);0;1)))">
            <text:p/>
          </table:table-cell>
          <table:table-cell table:style-name="ce47" table:formula="of:=IF([.CL$3]=&quot;&quot;;&quot;&quot;;(IF(OR([.CL29]=&quot;&quot;;[.CL29]=0);0;1)))">
            <text:p/>
          </table:table-cell>
          <table:table-cell table:style-name="ce47" table:formula="of:=IF([.CM$3]=&quot;&quot;;&quot;&quot;;(IF(OR([.CM29]=&quot;&quot;;[.CM29]=0);0;1)))">
            <text:p/>
          </table:table-cell>
          <table:table-cell table:style-name="ce47" table:formula="of:=IF([.CN$3]=&quot;&quot;;&quot;&quot;;(IF(OR([.CN29]=&quot;&quot;;[.CN29]=0);0;1)))">
            <text:p/>
          </table:table-cell>
          <table:table-cell table:style-name="ce47" table:formula="of:=IF([.CO$3]=&quot;&quot;;&quot;&quot;;(IF(OR([.CO29]=&quot;&quot;;[.CO29]=0);0;1)))">
            <text:p/>
          </table:table-cell>
          <table:table-cell table:style-name="ce47" table:formula="of:=IF([.CP$3]=&quot;&quot;;&quot;&quot;;(IF(OR([.CP29]=&quot;&quot;;[.CP29]=0);0;1)))">
            <text:p/>
          </table:table-cell>
          <table:table-cell table:style-name="ce47" table:formula="of:=IF([.CQ$3]=&quot;&quot;;&quot;&quot;;(IF(OR([.CQ29]=&quot;&quot;;[.CQ29]=0);0;1)))">
            <text:p/>
          </table:table-cell>
          <table:table-cell table:style-name="ce47" table:formula="of:=IF([.CR$3]=&quot;&quot;;&quot;&quot;;(IF(OR([.CR29]=&quot;&quot;;[.CR29]=0);0;1)))">
            <text:p/>
          </table:table-cell>
          <table:table-cell table:style-name="ce47" table:formula="of:=IF([.CS$3]=&quot;&quot;;&quot;&quot;;(IF(OR([.CS29]=&quot;&quot;;[.CS29]=0);0;1)))">
            <text:p/>
          </table:table-cell>
          <table:table-cell table:style-name="ce47" table:formula="of:=IF([.CT$3]=&quot;&quot;;&quot;&quot;;(IF(OR([.CT29]=&quot;&quot;;[.CT29]=0);0;1)))">
            <text:p/>
          </table:table-cell>
          <table:table-cell table:style-name="ce47" table:formula="of:=IF([.CU$3]=&quot;&quot;;&quot;&quot;;(IF(OR([.CU29]=&quot;&quot;;[.CU29]=0);0;1)))">
            <text:p/>
          </table:table-cell>
          <table:table-cell table:style-name="ce47" table:formula="of:=IF([.CV$3]=&quot;&quot;;&quot;&quot;;(IF(OR([.CV29]=&quot;&quot;;[.CV29]=0);0;1)))">
            <text:p/>
          </table:table-cell>
          <table:table-cell table:style-name="ce47" table:formula="of:=IF([.CW$3]=&quot;&quot;;&quot;&quot;;(IF(OR([.CW29]=&quot;&quot;;[.CW29]=0);0;1)))">
            <text:p/>
          </table:table-cell>
          <table:table-cell table:style-name="ce47" table:formula="of:=IF([.CX$3]=&quot;&quot;;&quot;&quot;;(IF(OR([.CX29]=&quot;&quot;;[.CX29]=0);0;1)))">
            <text:p/>
          </table:table-cell>
          <table:table-cell table:style-name="ce47" table:formula="of:=IF([.CY$3]=&quot;&quot;;&quot;&quot;;(IF(OR([.CY29]=&quot;&quot;;[.CY29]=0);0;1)))">
            <text:p/>
          </table:table-cell>
          <table:table-cell table:style-name="ce47" table:formula="of:=IF([.CZ$3]=&quot;&quot;;&quot;&quot;;(IF(OR([.CZ29]=&quot;&quot;;[.CZ29]=0);0;1)))">
            <text:p/>
          </table:table-cell>
          <table:table-cell table:style-name="ce47" table:formula="of:=IF([.DA$3]=&quot;&quot;;&quot;&quot;;(IF(OR([.DA29]=&quot;&quot;;[.DA29]=0);0;1)))">
            <text:p/>
          </table:table-cell>
          <table:table-cell table:style-name="ce47" table:formula="of:=IF([.DB$3]=&quot;&quot;;&quot;&quot;;(IF(OR([.DB29]=&quot;&quot;;[.DB29]=0);0;1)))">
            <text:p/>
          </table:table-cell>
          <table:table-cell table:style-name="ce47" table:formula="of:=IF([.DC$3]=&quot;&quot;;&quot;&quot;;(IF(OR([.DC29]=&quot;&quot;;[.DC29]=0);0;1)))">
            <text:p/>
          </table:table-cell>
          <table:table-cell table:style-name="ce47" table:formula="of:=IF([.DD$3]=&quot;&quot;;&quot;&quot;;(IF(OR([.DD29]=&quot;&quot;;[.DD29]=0);0;1)))">
            <text:p/>
          </table:table-cell>
          <table:table-cell table:style-name="ce47" table:formula="of:=IF([.DE$3]=&quot;&quot;;&quot;&quot;;(IF(OR([.DE29]=&quot;&quot;;[.DE29]=0);0;1)))">
            <text:p/>
          </table:table-cell>
          <table:table-cell table:style-name="ce47" table:formula="of:=IF([.DF$3]=&quot;&quot;;&quot;&quot;;(IF(OR([.DF29]=&quot;&quot;;[.DF29]=0);0;1)))">
            <text:p/>
          </table:table-cell>
          <table:table-cell table:style-name="ce47" table:formula="of:=IF([.DG$3]=&quot;&quot;;&quot;&quot;;(IF(OR([.DG29]=&quot;&quot;;[.DG29]=0);0;1)))">
            <text:p/>
          </table:table-cell>
          <table:table-cell table:style-name="ce47" table:formula="of:=IF([.DH$3]=&quot;&quot;;&quot;&quot;;(IF(OR([.DH29]=&quot;&quot;;[.DH29]=0);0;1)))">
            <text:p/>
          </table:table-cell>
          <table:table-cell table:style-name="ce47" table:formula="of:=IF([.DI$3]=&quot;&quot;;&quot;&quot;;(IF(OR([.DI29]=&quot;&quot;;[.DI29]=0);0;1)))">
            <text:p/>
          </table:table-cell>
          <table:table-cell table:style-name="ce47" table:formula="of:=IF([.DJ$3]=&quot;&quot;;&quot;&quot;;(IF(OR([.DJ29]=&quot;&quot;;[.DJ29]=0);0;1)))">
            <text:p/>
          </table:table-cell>
          <table:table-cell table:style-name="ce47" table:formula="of:=IF([.DK$3]=&quot;&quot;;&quot;&quot;;(IF(OR([.DK29]=&quot;&quot;;[.DK29]=0);0;1)))">
            <text:p/>
          </table:table-cell>
          <table:table-cell table:style-name="ce47" table:formula="of:=IF([.DL$3]=&quot;&quot;;&quot;&quot;;(IF(OR([.DL29]=&quot;&quot;;[.DL29]=0);0;1)))">
            <text:p/>
          </table:table-cell>
          <table:table-cell table:style-name="ce47" table:formula="of:=IF([.DM$3]=&quot;&quot;;&quot;&quot;;(IF(OR([.DM29]=&quot;&quot;;[.DM29]=0);0;1)))">
            <text:p/>
          </table:table-cell>
          <table:table-cell table:style-name="ce47" table:formula="of:=IF([.DN$3]=&quot;&quot;;&quot;&quot;;(IF(OR([.DN29]=&quot;&quot;;[.DN29]=0);0;1)))">
            <text:p/>
          </table:table-cell>
          <table:table-cell table:style-name="ce47" table:formula="of:=IF([.DO$3]=&quot;&quot;;&quot;&quot;;(IF(OR([.DO29]=&quot;&quot;;[.DO29]=0);0;1)))">
            <text:p/>
          </table:table-cell>
          <table:table-cell table:style-name="ce47" table:formula="of:=IF([.DP$3]=&quot;&quot;;&quot;&quot;;(IF(OR([.DP29]=&quot;&quot;;[.DP29]=0);0;1)))">
            <text:p/>
          </table:table-cell>
          <table:table-cell table:style-name="ce47" table:formula="of:=IF([.DQ$3]=&quot;&quot;;&quot;&quot;;(IF(OR([.DQ29]=&quot;&quot;;[.DQ29]=0);0;1)))">
            <text:p/>
          </table:table-cell>
          <table:table-cell table:style-name="ce47" table:formula="of:=IF([.DR$3]=&quot;&quot;;&quot;&quot;;(IF(OR([.DR29]=&quot;&quot;;[.DR29]=0);0;1)))">
            <text:p/>
          </table:table-cell>
          <table:table-cell table:style-name="ce47" table:formula="of:=IF([.DS$3]=&quot;&quot;;&quot;&quot;;(IF(OR([.DS29]=&quot;&quot;;[.DS29]=0);0;1)))">
            <text:p/>
          </table:table-cell>
          <table:table-cell table:style-name="ce47" table:formula="of:=IF([.DT$3]=&quot;&quot;;&quot;&quot;;(IF(OR([.DT29]=&quot;&quot;;[.DT29]=0);0;1)))">
            <text:p/>
          </table:table-cell>
          <table:table-cell table:style-name="ce47" table:formula="of:=IF([.DU$3]=&quot;&quot;;&quot;&quot;;(IF(OR([.DU29]=&quot;&quot;;[.DU29]=0);0;1)))">
            <text:p/>
          </table:table-cell>
          <table:table-cell table:style-name="ce47" table:formula="of:=IF([.DV$3]=&quot;&quot;;&quot;&quot;;(IF(OR([.DV29]=&quot;&quot;;[.DV29]=0);0;1)))">
            <text:p/>
          </table:table-cell>
          <table:table-cell table:style-name="ce47" table:formula="of:=IF([.DW$3]=&quot;&quot;;&quot;&quot;;(IF(OR([.DW29]=&quot;&quot;;[.DW29]=0);0;1)))">
            <text:p/>
          </table:table-cell>
          <table:table-cell table:style-name="ce47" table:formula="of:=IF([.DX$3]=&quot;&quot;;&quot;&quot;;(IF(OR([.DX29]=&quot;&quot;;[.DX29]=0);0;1)))">
            <text:p/>
          </table:table-cell>
          <table:table-cell table:style-name="ce47" table:formula="of:=IF([.DY$3]=&quot;&quot;;&quot;&quot;;(IF(OR([.DY29]=&quot;&quot;;[.DY29]=0);0;1)))">
            <text:p/>
          </table:table-cell>
          <table:table-cell table:style-name="ce47" table:formula="of:=IF([.DZ$3]=&quot;&quot;;&quot;&quot;;(IF(OR([.DZ29]=&quot;&quot;;[.DZ29]=0);0;1)))">
            <text:p/>
          </table:table-cell>
          <table:table-cell table:style-name="ce47" table:formula="of:=IF([.EA$3]=&quot;&quot;;&quot;&quot;;(IF(OR([.EA29]=&quot;&quot;;[.EA29]=0);0;1)))">
            <text:p/>
          </table:table-cell>
          <table:table-cell table:style-name="ce47" table:formula="of:=IF([.EB$3]=&quot;&quot;;&quot;&quot;;(IF(OR([.EB29]=&quot;&quot;;[.EB29]=0);0;1)))">
            <text:p/>
          </table:table-cell>
          <table:table-cell table:style-name="ce47" table:formula="of:=IF([.EC$3]=&quot;&quot;;&quot;&quot;;(IF(OR([.EC29]=&quot;&quot;;[.EC29]=0);0;1)))">
            <text:p/>
          </table:table-cell>
          <table:table-cell table:style-name="ce47" table:formula="of:=IF([.ED$3]=&quot;&quot;;&quot;&quot;;(IF(OR([.ED29]=&quot;&quot;;[.ED29]=0);0;1)))">
            <text:p/>
          </table:table-cell>
          <table:table-cell table:style-name="ce47" table:formula="of:=IF([.EE$3]=&quot;&quot;;&quot;&quot;;(IF(OR([.EE29]=&quot;&quot;;[.EE29]=0);0;1)))">
            <text:p/>
          </table:table-cell>
          <table:table-cell table:style-name="ce47" table:formula="of:=IF([.EF$3]=&quot;&quot;;&quot;&quot;;(IF(OR([.EF29]=&quot;&quot;;[.EF29]=0);0;1)))">
            <text:p/>
          </table:table-cell>
          <table:table-cell table:style-name="ce47" table:formula="of:=IF([.EG$3]=&quot;&quot;;&quot;&quot;;(IF(OR([.EG29]=&quot;&quot;;[.EG29]=0);0;1)))">
            <text:p/>
          </table:table-cell>
          <table:table-cell table:style-name="ce47" table:formula="of:=IF([.EH$3]=&quot;&quot;;&quot;&quot;;(IF(OR([.EH29]=&quot;&quot;;[.EH29]=0);0;1)))">
            <text:p/>
          </table:table-cell>
          <table:table-cell table:style-name="ce47" table:formula="of:=IF([.EI$3]=&quot;&quot;;&quot;&quot;;(IF(OR([.EI29]=&quot;&quot;;[.EI29]=0);0;1)))">
            <text:p/>
          </table:table-cell>
          <table:table-cell table:style-name="ce47" table:formula="of:=IF([.EJ$3]=&quot;&quot;;&quot;&quot;;(IF(OR([.EJ29]=&quot;&quot;;[.EJ29]=0);0;1)))">
            <text:p/>
          </table:table-cell>
          <table:table-cell table:style-name="ce47" table:formula="of:=IF([.EK$3]=&quot;&quot;;&quot;&quot;;(IF(OR([.EK29]=&quot;&quot;;[.EK29]=0);0;1)))">
            <text:p/>
          </table:table-cell>
          <table:table-cell table:style-name="ce47" table:formula="of:=IF([.EL$3]=&quot;&quot;;&quot;&quot;;(IF(OR([.EL29]=&quot;&quot;;[.EL29]=0);0;1)))">
            <text:p/>
          </table:table-cell>
          <table:table-cell table:style-name="ce47" table:formula="of:=IF([.EM$3]=&quot;&quot;;&quot;&quot;;(IF(OR([.EM29]=&quot;&quot;;[.EM29]=0);0;1)))">
            <text:p/>
          </table:table-cell>
          <table:table-cell table:style-name="ce47" table:formula="of:=IF([.EN$3]=&quot;&quot;;&quot;&quot;;(IF(OR([.EN29]=&quot;&quot;;[.EN29]=0);0;1)))">
            <text:p/>
          </table:table-cell>
          <table:table-cell table:style-name="ce47" table:formula="of:=IF([.EO$3]=&quot;&quot;;&quot;&quot;;(IF(OR([.EO29]=&quot;&quot;;[.EO29]=0);0;1)))">
            <text:p/>
          </table:table-cell>
          <table:table-cell table:style-name="ce47" table:formula="of:=IF([.EP$3]=&quot;&quot;;&quot;&quot;;(IF(OR([.EP29]=&quot;&quot;;[.EP29]=0);0;1)))">
            <text:p/>
          </table:table-cell>
          <table:table-cell table:style-name="ce47" table:formula="of:=IF([.EQ$3]=&quot;&quot;;&quot;&quot;;(IF(OR([.EQ29]=&quot;&quot;;[.EQ29]=0);0;1)))">
            <text:p/>
          </table:table-cell>
          <table:table-cell table:style-name="ce47" table:formula="of:=IF([.ER$3]=&quot;&quot;;&quot;&quot;;(IF(OR([.ER29]=&quot;&quot;;[.ER29]=0);0;1)))">
            <text:p/>
          </table:table-cell>
          <table:table-cell table:style-name="ce47" table:formula="of:=IF([.ES$3]=&quot;&quot;;&quot;&quot;;(IF(OR([.ES29]=&quot;&quot;;[.ES29]=0);0;1)))">
            <text:p/>
          </table:table-cell>
          <table:table-cell table:style-name="ce47" table:formula="of:=IF([.ET$3]=&quot;&quot;;&quot;&quot;;(IF(OR([.ET29]=&quot;&quot;;[.ET29]=0);0;1)))">
            <text:p/>
          </table:table-cell>
          <table:table-cell table:style-name="ce47" table:formula="of:=IF([.EU$3]=&quot;&quot;;&quot;&quot;;(IF(OR([.EU29]=&quot;&quot;;[.EU29]=0);0;1)))">
            <text:p/>
          </table:table-cell>
          <table:table-cell table:style-name="ce47" table:formula="of:=IF([.EV$3]=&quot;&quot;;&quot;&quot;;(IF(OR([.EV29]=&quot;&quot;;[.EV29]=0);0;1)))">
            <text:p/>
          </table:table-cell>
          <table:table-cell table:style-name="ce47" table:formula="of:=IF([.EW$3]=&quot;&quot;;&quot;&quot;;(IF(OR([.EW29]=&quot;&quot;;[.EW29]=0);0;1)))">
            <text:p/>
          </table:table-cell>
          <table:table-cell table:style-name="ce47" table:formula="of:=IF([.EX$3]=&quot;&quot;;&quot;&quot;;(IF(OR([.EX29]=&quot;&quot;;[.EX29]=0);0;1)))">
            <text:p/>
          </table:table-cell>
          <table:table-cell table:style-name="ce47" table:formula="of:=IF([.EY$3]=&quot;&quot;;&quot;&quot;;(IF(OR([.EY29]=&quot;&quot;;[.EY29]=0);0;1)))">
            <text:p/>
          </table:table-cell>
          <table:table-cell table:style-name="ce47" table:formula="of:=IF([.EZ$3]=&quot;&quot;;&quot;&quot;;(IF(OR([.EZ29]=&quot;&quot;;[.EZ29]=0);0;1)))">
            <text:p/>
          </table:table-cell>
          <table:table-cell table:style-name="ce47" table:formula="of:=IF([.FA$3]=&quot;&quot;;&quot;&quot;;(IF(OR([.FA29]=&quot;&quot;;[.FA29]=0);0;1)))">
            <text:p/>
          </table:table-cell>
          <table:table-cell table:style-name="ce47" table:formula="of:=IF([.FB$3]=&quot;&quot;;&quot;&quot;;(IF(OR([.FB29]=&quot;&quot;;[.FB29]=0);0;1)))">
            <text:p/>
          </table:table-cell>
          <table:table-cell table:style-name="ce47" table:formula="of:=IF([.FC$3]=&quot;&quot;;&quot;&quot;;(IF(OR([.FC29]=&quot;&quot;;[.FC29]=0);0;1)))">
            <text:p/>
          </table:table-cell>
          <table:table-cell table:style-name="ce47" table:formula="of:=IF([.FD$3]=&quot;&quot;;&quot;&quot;;(IF(OR([.FD29]=&quot;&quot;;[.FD29]=0);0;1)))">
            <text:p/>
          </table:table-cell>
          <table:table-cell table:style-name="ce47" table:formula="of:=IF([.FE$3]=&quot;&quot;;&quot;&quot;;(IF(OR([.FE29]=&quot;&quot;;[.FE29]=0);0;1)))">
            <text:p/>
          </table:table-cell>
          <table:table-cell table:style-name="ce47" table:formula="of:=IF([.FF$3]=&quot;&quot;;&quot;&quot;;(IF(OR([.FF29]=&quot;&quot;;[.FF29]=0);0;1)))">
            <text:p/>
          </table:table-cell>
          <table:table-cell table:style-name="ce47" table:formula="of:=IF([.FG$3]=&quot;&quot;;&quot;&quot;;(IF(OR([.FG29]=&quot;&quot;;[.FG29]=0);0;1)))">
            <text:p/>
          </table:table-cell>
          <table:table-cell table:style-name="ce47" table:formula="of:=IF([.FH$3]=&quot;&quot;;&quot;&quot;;(IF(OR([.FH29]=&quot;&quot;;[.FH29]=0);0;1)))">
            <text:p/>
          </table:table-cell>
          <table:table-cell table:style-name="ce47" table:formula="of:=IF([.FI$3]=&quot;&quot;;&quot;&quot;;(IF(OR([.FI29]=&quot;&quot;;[.FI29]=0);0;1)))">
            <text:p/>
          </table:table-cell>
          <table:table-cell table:style-name="ce47" table:formula="of:=IF([.FJ$3]=&quot;&quot;;&quot;&quot;;(IF(OR([.FJ29]=&quot;&quot;;[.FJ29]=0);0;1)))">
            <text:p/>
          </table:table-cell>
          <table:table-cell table:style-name="ce47" table:formula="of:=IF([.FK$3]=&quot;&quot;;&quot;&quot;;(IF(OR([.FK29]=&quot;&quot;;[.FK29]=0);0;1)))">
            <text:p/>
          </table:table-cell>
          <table:table-cell table:style-name="ce47" table:formula="of:=IF([.FL$3]=&quot;&quot;;&quot;&quot;;(IF(OR([.FL29]=&quot;&quot;;[.FL29]=0);0;1)))">
            <text:p/>
          </table:table-cell>
          <table:table-cell table:style-name="ce47" table:formula="of:=IF([.FM$3]=&quot;&quot;;&quot;&quot;;(IF(OR([.FM29]=&quot;&quot;;[.FM29]=0);0;1)))">
            <text:p/>
          </table:table-cell>
          <table:table-cell table:style-name="ce47" table:formula="of:=IF([.FN$3]=&quot;&quot;;&quot;&quot;;(IF(OR([.FN29]=&quot;&quot;;[.FN29]=0);0;1)))">
            <text:p/>
          </table:table-cell>
          <table:table-cell table:style-name="ce47" table:formula="of:=IF([.FO$3]=&quot;&quot;;&quot;&quot;;(IF(OR([.FO29]=&quot;&quot;;[.FO29]=0);0;1)))">
            <text:p/>
          </table:table-cell>
          <table:table-cell table:style-name="ce47" table:formula="of:=IF([.FP$3]=&quot;&quot;;&quot;&quot;;(IF(OR([.FP29]=&quot;&quot;;[.FP29]=0);0;1)))">
            <text:p/>
          </table:table-cell>
          <table:table-cell table:style-name="ce47" table:formula="of:=IF([.FQ$3]=&quot;&quot;;&quot;&quot;;(IF(OR([.FQ29]=&quot;&quot;;[.FQ29]=0);0;1)))">
            <text:p/>
          </table:table-cell>
          <table:table-cell table:style-name="ce47" table:formula="of:=IF([.FR$3]=&quot;&quot;;&quot;&quot;;(IF(OR([.FR29]=&quot;&quot;;[.FR29]=0);0;1)))">
            <text:p/>
          </table:table-cell>
          <table:table-cell table:style-name="ce47" table:formula="of:=IF([.FS$3]=&quot;&quot;;&quot;&quot;;(IF(OR([.FS29]=&quot;&quot;;[.FS29]=0);0;1)))">
            <text:p/>
          </table:table-cell>
          <table:table-cell table:style-name="ce47" table:formula="of:=IF([.FT$3]=&quot;&quot;;&quot;&quot;;(IF(OR([.FT29]=&quot;&quot;;[.FT29]=0);0;1)))">
            <text:p/>
          </table:table-cell>
          <table:table-cell table:style-name="ce47" table:formula="of:=IF([.FU$3]=&quot;&quot;;&quot;&quot;;(IF(OR([.FU29]=&quot;&quot;;[.FU29]=0);0;1)))">
            <text:p/>
          </table:table-cell>
          <table:table-cell table:style-name="ce47" table:formula="of:=IF([.FV$3]=&quot;&quot;;&quot;&quot;;(IF(OR([.FV29]=&quot;&quot;;[.FV29]=0);0;1)))">
            <text:p/>
          </table:table-cell>
          <table:table-cell table:style-name="ce47" table:formula="of:=IF([.FW$3]=&quot;&quot;;&quot;&quot;;(IF(OR([.FW29]=&quot;&quot;;[.FW29]=0);0;1)))">
            <text:p/>
          </table:table-cell>
          <table:table-cell table:style-name="ce47" table:formula="of:=IF([.FX$3]=&quot;&quot;;&quot;&quot;;(IF(OR([.FX29]=&quot;&quot;;[.FX29]=0);0;1)))">
            <text:p/>
          </table:table-cell>
          <table:table-cell table:style-name="ce47" table:formula="of:=IF([.FY$3]=&quot;&quot;;&quot;&quot;;(IF(OR([.FY29]=&quot;&quot;;[.FY29]=0);0;1)))">
            <text:p/>
          </table:table-cell>
          <table:table-cell table:style-name="ce47" table:formula="of:=IF([.FZ$3]=&quot;&quot;;&quot;&quot;;(IF(OR([.FZ29]=&quot;&quot;;[.FZ29]=0);0;1)))">
            <text:p/>
          </table:table-cell>
          <table:table-cell table:style-name="ce47" table:formula="of:=IF([.GA$3]=&quot;&quot;;&quot;&quot;;(IF(OR([.GA29]=&quot;&quot;;[.GA29]=0);0;1)))">
            <text:p/>
          </table:table-cell>
          <table:table-cell table:style-name="ce47" table:formula="of:=IF([.GB$3]=&quot;&quot;;&quot;&quot;;(IF(OR([.GB29]=&quot;&quot;;[.GB29]=0);0;1)))">
            <text:p/>
          </table:table-cell>
          <table:table-cell table:style-name="ce47" table:formula="of:=IF([.GC$3]=&quot;&quot;;&quot;&quot;;(IF(OR([.GC29]=&quot;&quot;;[.GC29]=0);0;1)))">
            <text:p/>
          </table:table-cell>
          <table:table-cell table:style-name="ce47" table:formula="of:=IF([.GD$3]=&quot;&quot;;&quot;&quot;;(IF(OR([.GD29]=&quot;&quot;;[.GD29]=0);0;1)))">
            <text:p/>
          </table:table-cell>
          <table:table-cell table:style-name="ce47" table:formula="of:=IF([.GE$3]=&quot;&quot;;&quot;&quot;;(IF(OR([.GE29]=&quot;&quot;;[.GE29]=0);0;1)))">
            <text:p/>
          </table:table-cell>
          <table:table-cell table:style-name="ce47" table:formula="of:=IF([.GF$3]=&quot;&quot;;&quot;&quot;;(IF(OR([.GF29]=&quot;&quot;;[.GF29]=0);0;1)))">
            <text:p/>
          </table:table-cell>
          <table:table-cell table:style-name="ce47" table:formula="of:=IF([.GG$3]=&quot;&quot;;&quot;&quot;;(IF(OR([.GG29]=&quot;&quot;;[.GG29]=0);0;1)))">
            <text:p/>
          </table:table-cell>
          <table:table-cell table:style-name="ce47" table:formula="of:=IF([.GH$3]=&quot;&quot;;&quot;&quot;;(IF(OR([.GH29]=&quot;&quot;;[.GH29]=0);0;1)))">
            <text:p/>
          </table:table-cell>
          <table:table-cell table:style-name="ce47" table:formula="of:=IF([.GI$3]=&quot;&quot;;&quot;&quot;;(IF(OR([.GI29]=&quot;&quot;;[.GI29]=0);0;1)))">
            <text:p/>
          </table:table-cell>
          <table:table-cell table:style-name="ce47" table:formula="of:=IF([.GJ$3]=&quot;&quot;;&quot;&quot;;(IF(OR([.GJ29]=&quot;&quot;;[.GJ29]=0);0;1)))">
            <text:p/>
          </table:table-cell>
          <table:table-cell table:style-name="ce47" table:formula="of:=IF([.GK$3]=&quot;&quot;;&quot;&quot;;(IF(OR([.GK29]=&quot;&quot;;[.GK29]=0);0;1)))">
            <text:p/>
          </table:table-cell>
          <table:table-cell table:style-name="ce47" table:formula="of:=IF([.GL$3]=&quot;&quot;;&quot;&quot;;(IF(OR([.GL29]=&quot;&quot;;[.GL29]=0);0;1)))">
            <text:p/>
          </table:table-cell>
          <table:table-cell table:style-name="ce47" table:formula="of:=IF([.GM$3]=&quot;&quot;;&quot;&quot;;(IF(OR([.GM29]=&quot;&quot;;[.GM29]=0);0;1)))">
            <text:p/>
          </table:table-cell>
          <table:table-cell table:style-name="ce47" table:formula="of:=IF([.GN$3]=&quot;&quot;;&quot;&quot;;(IF(OR([.GN29]=&quot;&quot;;[.GN29]=0);0;1)))">
            <text:p/>
          </table:table-cell>
          <table:table-cell table:style-name="ce47" table:formula="of:=IF([.GO$3]=&quot;&quot;;&quot;&quot;;(IF(OR([.GO29]=&quot;&quot;;[.GO29]=0);0;1)))">
            <text:p/>
          </table:table-cell>
          <table:table-cell table:style-name="ce47" table:formula="of:=IF([.GP$3]=&quot;&quot;;&quot;&quot;;(IF(OR([.GP29]=&quot;&quot;;[.GP29]=0);0;1)))">
            <text:p/>
          </table:table-cell>
          <table:table-cell table:style-name="ce47" table:formula="of:=IF([.GQ$3]=&quot;&quot;;&quot;&quot;;(IF(OR([.GQ29]=&quot;&quot;;[.GQ29]=0);0;1)))">
            <text:p/>
          </table:table-cell>
          <table:table-cell table:style-name="ce47" table:formula="of:=IF([.GR$3]=&quot;&quot;;&quot;&quot;;(IF(OR([.GR29]=&quot;&quot;;[.GR29]=0);0;1)))">
            <text:p/>
          </table:table-cell>
          <table:table-cell table:style-name="ce47" table:formula="of:=IF([.GS$3]=&quot;&quot;;&quot;&quot;;(IF(OR([.GS29]=&quot;&quot;;[.GS29]=0);0;1)))">
            <text:p/>
          </table:table-cell>
          <table:table-cell table:style-name="ce47" table:formula="of:=IF([.GT$3]=&quot;&quot;;&quot;&quot;;(IF(OR([.GT29]=&quot;&quot;;[.GT29]=0);0;1)))">
            <text:p/>
          </table:table-cell>
          <table:table-cell table:style-name="ce47" table:formula="of:=IF([.GU$3]=&quot;&quot;;&quot;&quot;;(IF(OR([.GU29]=&quot;&quot;;[.GU29]=0);0;1)))">
            <text:p/>
          </table:table-cell>
          <table:table-cell table:style-name="ce47" table:formula="of:=IF([.GV$3]=&quot;&quot;;&quot;&quot;;(IF(OR([.GV29]=&quot;&quot;;[.GV29]=0);0;1)))">
            <text:p/>
          </table:table-cell>
          <table:table-cell table:style-name="ce47" table:formula="of:=IF([.GW$3]=&quot;&quot;;&quot;&quot;;(IF(OR([.GW29]=&quot;&quot;;[.GW29]=0);0;1)))">
            <text:p/>
          </table:table-cell>
          <table:table-cell table:style-name="ce47" table:formula="of:=IF([.GX$3]=&quot;&quot;;&quot;&quot;;(IF(OR([.GX29]=&quot;&quot;;[.GX29]=0);0;1)))">
            <text:p/>
          </table:table-cell>
          <table:table-cell table:style-name="ce47" table:formula="of:=IF([.GY$3]=&quot;&quot;;&quot;&quot;;(IF(OR([.GY29]=&quot;&quot;;[.GY29]=0);0;1)))">
            <text:p/>
          </table:table-cell>
          <table:table-cell table:style-name="ce47" table:formula="of:=IF([.GZ$3]=&quot;&quot;;&quot;&quot;;(IF(OR([.GZ29]=&quot;&quot;;[.GZ29]=0);0;1)))">
            <text:p/>
          </table:table-cell>
          <table:table-cell table:style-name="ce47" table:formula="of:=IF([.HA$3]=&quot;&quot;;&quot;&quot;;(IF(OR([.HA29]=&quot;&quot;;[.HA29]=0);0;1)))">
            <text:p/>
          </table:table-cell>
          <table:table-cell table:style-name="ce47" table:formula="of:=IF([.HB$3]=&quot;&quot;;&quot;&quot;;(IF(OR([.HB29]=&quot;&quot;;[.HB29]=0);0;1)))">
            <text:p/>
          </table:table-cell>
          <table:table-cell table:style-name="ce47" table:formula="of:=IF([.HC$3]=&quot;&quot;;&quot;&quot;;(IF(OR([.HC29]=&quot;&quot;;[.HC29]=0);0;1)))">
            <text:p/>
          </table:table-cell>
          <table:table-cell table:style-name="ce47" table:formula="of:=IF([.HD$3]=&quot;&quot;;&quot;&quot;;(IF(OR([.HD29]=&quot;&quot;;[.HD29]=0);0;1)))">
            <text:p/>
          </table:table-cell>
          <table:table-cell table:style-name="ce47" table:formula="of:=IF([.HE$3]=&quot;&quot;;&quot;&quot;;(IF(OR([.HE29]=&quot;&quot;;[.HE29]=0);0;1)))">
            <text:p/>
          </table:table-cell>
          <table:table-cell table:style-name="ce47" table:formula="of:=IF([.HF$3]=&quot;&quot;;&quot;&quot;;(IF(OR([.HF29]=&quot;&quot;;[.HF29]=0);0;1)))">
            <text:p/>
          </table:table-cell>
          <table:table-cell table:style-name="ce47" table:formula="of:=IF([.HG$3]=&quot;&quot;;&quot;&quot;;(IF(OR([.HG29]=&quot;&quot;;[.HG29]=0);0;1)))">
            <text:p/>
          </table:table-cell>
          <table:table-cell table:style-name="ce47" table:formula="of:=IF([.HH$3]=&quot;&quot;;&quot;&quot;;(IF(OR([.HH29]=&quot;&quot;;[.HH29]=0);0;1)))">
            <text:p/>
          </table:table-cell>
          <table:table-cell table:style-name="ce47" table:formula="of:=IF([.HI$3]=&quot;&quot;;&quot;&quot;;(IF(OR([.HI29]=&quot;&quot;;[.HI29]=0);0;1)))">
            <text:p/>
          </table:table-cell>
          <table:table-cell table:style-name="ce47" table:formula="of:=IF([.HJ$3]=&quot;&quot;;&quot;&quot;;(IF(OR([.HJ29]=&quot;&quot;;[.HJ29]=0);0;1)))">
            <text:p/>
          </table:table-cell>
          <table:table-cell table:style-name="ce47" table:formula="of:=IF([.HK$3]=&quot;&quot;;&quot;&quot;;(IF(OR([.HK29]=&quot;&quot;;[.HK29]=0);0;1)))">
            <text:p/>
          </table:table-cell>
          <table:table-cell table:style-name="ce47" table:formula="of:=IF([.HL$3]=&quot;&quot;;&quot;&quot;;(IF(OR([.HL29]=&quot;&quot;;[.HL29]=0);0;1)))">
            <text:p/>
          </table:table-cell>
          <table:table-cell table:style-name="ce47" table:formula="of:=IF([.HM$3]=&quot;&quot;;&quot;&quot;;(IF(OR([.HM29]=&quot;&quot;;[.HM29]=0);0;1)))">
            <text:p/>
          </table:table-cell>
          <table:table-cell table:style-name="ce47" table:formula="of:=IF([.HN$3]=&quot;&quot;;&quot;&quot;;(IF(OR([.HN29]=&quot;&quot;;[.HN29]=0);0;1)))">
            <text:p/>
          </table:table-cell>
          <table:table-cell table:style-name="ce47" table:formula="of:=IF([.HO$3]=&quot;&quot;;&quot;&quot;;(IF(OR([.HO29]=&quot;&quot;;[.HO29]=0);0;1)))">
            <text:p/>
          </table:table-cell>
          <table:table-cell table:style-name="ce47" table:formula="of:=IF([.HP$3]=&quot;&quot;;&quot;&quot;;(IF(OR([.HP29]=&quot;&quot;;[.HP29]=0);0;1)))">
            <text:p/>
          </table:table-cell>
          <table:table-cell table:style-name="ce47" table:formula="of:=IF([.HQ$3]=&quot;&quot;;&quot;&quot;;(IF(OR([.HQ29]=&quot;&quot;;[.HQ29]=0);0;1)))">
            <text:p/>
          </table:table-cell>
          <table:table-cell table:style-name="ce47" table:formula="of:=IF([.HR$3]=&quot;&quot;;&quot;&quot;;(IF(OR([.HR29]=&quot;&quot;;[.HR29]=0);0;1)))">
            <text:p/>
          </table:table-cell>
          <table:table-cell table:style-name="ce47" table:formula="of:=IF([.HS$3]=&quot;&quot;;&quot;&quot;;(IF(OR([.HS29]=&quot;&quot;;[.HS29]=0);0;1)))">
            <text:p/>
          </table:table-cell>
          <table:table-cell table:style-name="ce47" table:formula="of:=IF([.HT$3]=&quot;&quot;;&quot;&quot;;(IF(OR([.HT29]=&quot;&quot;;[.HT29]=0);0;1)))">
            <text:p/>
          </table:table-cell>
          <table:table-cell table:style-name="ce47" table:formula="of:=IF([.HU$3]=&quot;&quot;;&quot;&quot;;(IF(OR([.HU29]=&quot;&quot;;[.HU29]=0);0;1)))">
            <text:p/>
          </table:table-cell>
          <table:table-cell table:style-name="ce47" table:formula="of:=IF([.HV$3]=&quot;&quot;;&quot;&quot;;(IF(OR([.HV29]=&quot;&quot;;[.HV29]=0);0;1)))">
            <text:p/>
          </table:table-cell>
          <table:table-cell table:style-name="ce47" table:formula="of:=IF([.HW$3]=&quot;&quot;;&quot;&quot;;(IF(OR([.HW29]=&quot;&quot;;[.HW29]=0);0;1)))">
            <text:p/>
          </table:table-cell>
          <table:table-cell table:style-name="ce47" table:formula="of:=IF([.HX$3]=&quot;&quot;;&quot;&quot;;(IF(OR([.HX29]=&quot;&quot;;[.HX29]=0);0;1)))">
            <text:p/>
          </table:table-cell>
          <table:table-cell table:style-name="ce47" table:formula="of:=IF([.HY$3]=&quot;&quot;;&quot;&quot;;(IF(OR([.HY29]=&quot;&quot;;[.HY29]=0);0;1)))">
            <text:p/>
          </table:table-cell>
          <table:table-cell table:style-name="ce47" table:formula="of:=IF([.HZ$3]=&quot;&quot;;&quot;&quot;;(IF(OR([.HZ29]=&quot;&quot;;[.HZ29]=0);0;1)))">
            <text:p/>
          </table:table-cell>
          <table:table-cell table:style-name="ce47" table:formula="of:=IF([.IA$3]=&quot;&quot;;&quot;&quot;;(IF(OR([.IA29]=&quot;&quot;;[.IA29]=0);0;1)))">
            <text:p/>
          </table:table-cell>
          <table:table-cell table:style-name="ce47" table:formula="of:=IF([.IB$3]=&quot;&quot;;&quot;&quot;;(IF(OR([.IB29]=&quot;&quot;;[.IB29]=0);0;1)))">
            <text:p/>
          </table:table-cell>
          <table:table-cell table:style-name="ce47" table:formula="of:=IF([.IC$3]=&quot;&quot;;&quot;&quot;;(IF(OR([.IC29]=&quot;&quot;;[.IC29]=0);0;1)))">
            <text:p/>
          </table:table-cell>
          <table:table-cell table:style-name="ce47" table:formula="of:=IF([.ID$3]=&quot;&quot;;&quot;&quot;;(IF(OR([.ID29]=&quot;&quot;;[.ID29]=0);0;1)))">
            <text:p/>
          </table:table-cell>
          <table:table-cell table:style-name="ce47" table:formula="of:=IF([.IE$3]=&quot;&quot;;&quot;&quot;;(IF(OR([.IE29]=&quot;&quot;;[.IE29]=0);0;1)))">
            <text:p/>
          </table:table-cell>
          <table:table-cell table:style-name="ce47" table:formula="of:=IF([.IF$3]=&quot;&quot;;&quot;&quot;;(IF(OR([.IF29]=&quot;&quot;;[.IF29]=0);0;1)))">
            <text:p/>
          </table:table-cell>
          <table:table-cell table:style-name="ce47" table:formula="of:=IF([.IG$3]=&quot;&quot;;&quot;&quot;;(IF(OR([.IG29]=&quot;&quot;;[.IG29]=0);0;1)))">
            <text:p/>
          </table:table-cell>
          <table:table-cell table:style-name="ce47" table:formula="of:=IF([.IH$3]=&quot;&quot;;&quot;&quot;;(IF(OR([.IH29]=&quot;&quot;;[.IH29]=0);0;1)))">
            <text:p/>
          </table:table-cell>
          <table:table-cell table:style-name="ce47" table:formula="of:=IF([.II$3]=&quot;&quot;;&quot;&quot;;(IF(OR([.II29]=&quot;&quot;;[.II29]=0);0;1)))">
            <text:p/>
          </table:table-cell>
          <table:table-cell table:style-name="ce47" table:formula="of:=IF([.IJ$3]=&quot;&quot;;&quot;&quot;;(IF(OR([.IJ29]=&quot;&quot;;[.IJ29]=0);0;1)))">
            <text:p/>
          </table:table-cell>
          <table:table-cell table:style-name="ce47" table:formula="of:=IF([.IK$3]=&quot;&quot;;&quot;&quot;;(IF(OR([.IK29]=&quot;&quot;;[.IK29]=0);0;1)))">
            <text:p/>
          </table:table-cell>
          <table:table-cell table:style-name="ce47" table:formula="of:=IF([.IL$3]=&quot;&quot;;&quot;&quot;;(IF(OR([.IL29]=&quot;&quot;;[.IL29]=0);0;1)))">
            <text:p/>
          </table:table-cell>
          <table:table-cell table:style-name="ce47" table:formula="of:=IF([.IM$3]=&quot;&quot;;&quot;&quot;;(IF(OR([.IM29]=&quot;&quot;;[.IM29]=0);0;1)))">
            <text:p/>
          </table:table-cell>
          <table:table-cell table:style-name="ce47" table:formula="of:=IF([.IN$3]=&quot;&quot;;&quot;&quot;;(IF(OR([.IN29]=&quot;&quot;;[.IN29]=0);0;1)))">
            <text:p/>
          </table:table-cell>
          <table:table-cell table:style-name="ce47" table:formula="of:=IF([.IO$3]=&quot;&quot;;&quot;&quot;;(IF(OR([.IO29]=&quot;&quot;;[.IO29]=0);0;1)))">
            <text:p/>
          </table:table-cell>
          <table:table-cell table:style-name="ce47" table:formula="of:=IF([.IP$3]=&quot;&quot;;&quot;&quot;;(IF(OR([.IP29]=&quot;&quot;;[.IP29]=0);0;1)))">
            <text:p/>
          </table:table-cell>
          <table:table-cell table:style-name="ce47" table:formula="of:=IF([.IQ$3]=&quot;&quot;;&quot;&quot;;(IF(OR([.IQ29]=&quot;&quot;;[.IQ29]=0);0;1)))">
            <text:p/>
          </table:table-cell>
          <table:table-cell table:style-name="ce47" table:formula="of:=IF([.IR$3]=&quot;&quot;;&quot;&quot;;(IF(OR([.IR29]=&quot;&quot;;[.IR29]=0);0;1)))">
            <text:p/>
          </table:table-cell>
          <table:table-cell table:style-name="ce47" table:formula="of:=IF([.IS$3]=&quot;&quot;;&quot;&quot;;(IF(OR([.IS29]=&quot;&quot;;[.IS29]=0);0;1)))">
            <text:p/>
          </table:table-cell>
          <table:table-cell table:style-name="ce47" table:formula="of:=IF([.IT$3]=&quot;&quot;;&quot;&quot;;(IF(OR([.IT29]=&quot;&quot;;[.IT29]=0);0;1)))">
            <text:p/>
          </table:table-cell>
          <table:table-cell table:style-name="ce47" table:formula="of:=IF([.IU$3]=&quot;&quot;;&quot;&quot;;(IF(OR([.IU29]=&quot;&quot;;[.IU29]=0);0;1)))">
            <text:p/>
          </table:table-cell>
          <table:table-cell table:style-name="ce47" table:formula="of:=IF([.IV$3]=&quot;&quot;;&quot;&quot;;(IF(OR([.IV29]=&quot;&quot;;[.IV29]=0);0;1)))">
            <text:p/>
          </table:table-cell>
          <table:table-cell table:style-name="ce47" table:formula="of:=IF([.IW$3]=&quot;&quot;;&quot;&quot;;(IF(OR([.IW29]=&quot;&quot;;[.IW29]=0);0;1)))">
            <text:p/>
          </table:table-cell>
          <table:table-cell table:style-name="ce47" table:formula="of:=IF([.IX$3]=&quot;&quot;;&quot;&quot;;(IF(OR([.IX29]=&quot;&quot;;[.IX29]=0);0;1)))">
            <text:p/>
          </table:table-cell>
          <table:table-cell table:style-name="ce47" table:formula="of:=IF([.IY$3]=&quot;&quot;;&quot;&quot;;(IF(OR([.IY29]=&quot;&quot;;[.IY29]=0);0;1)))">
            <text:p/>
          </table:table-cell>
          <table:table-cell table:style-name="ce47" table:formula="of:=IF([.IZ$3]=&quot;&quot;;&quot;&quot;;(IF(OR([.IZ29]=&quot;&quot;;[.IZ29]=0);0;1)))">
            <text:p/>
          </table:table-cell>
          <table:table-cell table:style-name="ce47" table:formula="of:=IF([.JA$3]=&quot;&quot;;&quot;&quot;;(IF(OR([.JA29]=&quot;&quot;;[.JA29]=0);0;1)))">
            <text:p/>
          </table:table-cell>
          <table:table-cell table:style-name="ce47" table:formula="of:=IF([.JB$3]=&quot;&quot;;&quot;&quot;;(IF(OR([.JB29]=&quot;&quot;;[.JB29]=0);0;1)))">
            <text:p/>
          </table:table-cell>
          <table:table-cell table:style-name="ce47" table:formula="of:=IF([.JC$3]=&quot;&quot;;&quot;&quot;;(IF(OR([.JC29]=&quot;&quot;;[.JC29]=0);0;1)))">
            <text:p/>
          </table:table-cell>
          <table:table-cell table:style-name="ce47" table:formula="of:=IF([.JD$3]=&quot;&quot;;&quot;&quot;;(IF(OR([.JD29]=&quot;&quot;;[.JD29]=0);0;1)))">
            <text:p/>
          </table:table-cell>
          <table:table-cell table:style-name="ce47" table:formula="of:=IF([.JE$3]=&quot;&quot;;&quot;&quot;;(IF(OR([.JE29]=&quot;&quot;;[.JE29]=0);0;1)))">
            <text:p/>
          </table:table-cell>
          <table:table-cell table:style-name="ce47" table:formula="of:=IF([.JF$3]=&quot;&quot;;&quot;&quot;;(IF(OR([.JF29]=&quot;&quot;;[.JF29]=0);0;1)))">
            <text:p/>
          </table:table-cell>
          <table:table-cell table:style-name="ce47" table:formula="of:=IF([.JG$3]=&quot;&quot;;&quot;&quot;;(IF(OR([.JG29]=&quot;&quot;;[.JG29]=0);0;1)))">
            <text:p/>
          </table:table-cell>
          <table:table-cell table:style-name="ce47" table:formula="of:=IF([.JH$3]=&quot;&quot;;&quot;&quot;;(IF(OR([.JH29]=&quot;&quot;;[.JH29]=0);0;1)))">
            <text:p/>
          </table:table-cell>
          <table:table-cell table:style-name="ce47" table:formula="of:=IF([.JI$3]=&quot;&quot;;&quot;&quot;;(IF(OR([.JI29]=&quot;&quot;;[.JI29]=0);0;1)))">
            <text:p/>
          </table:table-cell>
          <table:table-cell table:style-name="ce47" table:formula="of:=IF([.JJ$3]=&quot;&quot;;&quot;&quot;;(IF(OR([.JJ29]=&quot;&quot;;[.JJ29]=0);0;1)))">
            <text:p/>
          </table:table-cell>
          <table:table-cell table:style-name="ce47" table:formula="of:=IF([.JK$3]=&quot;&quot;;&quot;&quot;;(IF(OR([.JK29]=&quot;&quot;;[.JK29]=0);0;1)))">
            <text:p/>
          </table:table-cell>
          <table:table-cell table:style-name="ce47" table:formula="of:=IF([.JL$3]=&quot;&quot;;&quot;&quot;;(IF(OR([.JL29]=&quot;&quot;;[.JL29]=0);0;1)))">
            <text:p/>
          </table:table-cell>
          <table:table-cell table:style-name="ce47" table:formula="of:=IF([.JM$3]=&quot;&quot;;&quot;&quot;;(IF(OR([.JM29]=&quot;&quot;;[.JM29]=0);0;1)))">
            <text:p/>
          </table:table-cell>
          <table:table-cell table:style-name="ce47" table:formula="of:=IF([.JN$3]=&quot;&quot;;&quot;&quot;;(IF(OR([.JN29]=&quot;&quot;;[.JN29]=0);0;1)))">
            <text:p/>
          </table:table-cell>
          <table:table-cell table:style-name="ce47" table:formula="of:=IF([.JO$3]=&quot;&quot;;&quot;&quot;;(IF(OR([.JO29]=&quot;&quot;;[.JO29]=0);0;1)))">
            <text:p/>
          </table:table-cell>
          <table:table-cell table:style-name="ce47" table:formula="of:=IF([.JP$3]=&quot;&quot;;&quot;&quot;;(IF(OR([.JP29]=&quot;&quot;;[.JP29]=0);0;1)))">
            <text:p/>
          </table:table-cell>
          <table:table-cell table:style-name="ce47" table:formula="of:=IF([.JQ$3]=&quot;&quot;;&quot;&quot;;(IF(OR([.JQ29]=&quot;&quot;;[.JQ29]=0);0;1)))">
            <text:p/>
          </table:table-cell>
          <table:table-cell table:style-name="ce47" table:formula="of:=IF([.JR$3]=&quot;&quot;;&quot;&quot;;(IF(OR([.JR29]=&quot;&quot;;[.JR29]=0);0;1)))">
            <text:p/>
          </table:table-cell>
          <table:table-cell table:style-name="ce47" table:formula="of:=IF([.JS$3]=&quot;&quot;;&quot;&quot;;(IF(OR([.JS29]=&quot;&quot;;[.JS29]=0);0;1)))">
            <text:p/>
          </table:table-cell>
          <table:table-cell table:style-name="ce47" table:formula="of:=IF([.JT$3]=&quot;&quot;;&quot;&quot;;(IF(OR([.JT29]=&quot;&quot;;[.JT29]=0);0;1)))">
            <text:p/>
          </table:table-cell>
          <table:table-cell table:style-name="ce47" table:formula="of:=IF([.JU$3]=&quot;&quot;;&quot;&quot;;(IF(OR([.JU29]=&quot;&quot;;[.JU29]=0);0;1)))">
            <text:p/>
          </table:table-cell>
          <table:table-cell table:style-name="ce47" table:formula="of:=IF([.JV$3]=&quot;&quot;;&quot;&quot;;(IF(OR([.JV29]=&quot;&quot;;[.JV29]=0);0;1)))">
            <text:p/>
          </table:table-cell>
          <table:table-cell table:style-name="ce47" table:formula="of:=IF([.JW$3]=&quot;&quot;;&quot;&quot;;(IF(OR([.JW29]=&quot;&quot;;[.JW29]=0);0;1)))">
            <text:p/>
          </table:table-cell>
          <table:table-cell table:style-name="ce47" table:formula="of:=IF([.JX$3]=&quot;&quot;;&quot;&quot;;(IF(OR([.JX29]=&quot;&quot;;[.JX29]=0);0;1)))">
            <text:p/>
          </table:table-cell>
          <table:table-cell table:style-name="ce47" table:formula="of:=IF([.JY$3]=&quot;&quot;;&quot;&quot;;(IF(OR([.JY29]=&quot;&quot;;[.JY29]=0);0;1)))">
            <text:p/>
          </table:table-cell>
          <table:table-cell table:style-name="ce47" table:formula="of:=IF([.JZ$3]=&quot;&quot;;&quot;&quot;;(IF(OR([.JZ29]=&quot;&quot;;[.JZ29]=0);0;1)))">
            <text:p/>
          </table:table-cell>
          <table:table-cell table:style-name="ce47" table:formula="of:=IF([.KA$3]=&quot;&quot;;&quot;&quot;;(IF(OR([.KA29]=&quot;&quot;;[.KA29]=0);0;1)))">
            <text:p/>
          </table:table-cell>
          <table:table-cell table:style-name="ce47" table:formula="of:=IF([.KB$3]=&quot;&quot;;&quot;&quot;;(IF(OR([.KB29]=&quot;&quot;;[.KB29]=0);0;1)))">
            <text:p/>
          </table:table-cell>
          <table:table-cell table:style-name="ce47" table:formula="of:=IF([.KC$3]=&quot;&quot;;&quot;&quot;;(IF(OR([.KC29]=&quot;&quot;;[.KC29]=0);0;1)))">
            <text:p/>
          </table:table-cell>
          <table:table-cell table:style-name="ce47" table:formula="of:=IF([.KD$3]=&quot;&quot;;&quot;&quot;;(IF(OR([.KD29]=&quot;&quot;;[.KD29]=0);0;1)))">
            <text:p/>
          </table:table-cell>
          <table:table-cell table:style-name="ce47" table:formula="of:=IF([.KE$3]=&quot;&quot;;&quot;&quot;;(IF(OR([.KE29]=&quot;&quot;;[.KE29]=0);0;1)))">
            <text:p/>
          </table:table-cell>
          <table:table-cell table:style-name="ce47" table:formula="of:=IF([.KF$3]=&quot;&quot;;&quot;&quot;;(IF(OR([.KF29]=&quot;&quot;;[.KF29]=0);0;1)))">
            <text:p/>
          </table:table-cell>
          <table:table-cell table:style-name="ce47" table:formula="of:=IF([.KG$3]=&quot;&quot;;&quot;&quot;;(IF(OR([.KG29]=&quot;&quot;;[.KG29]=0);0;1)))">
            <text:p/>
          </table:table-cell>
          <table:table-cell table:style-name="ce47" table:formula="of:=IF([.KH$3]=&quot;&quot;;&quot;&quot;;(IF(OR([.KH29]=&quot;&quot;;[.KH29]=0);0;1)))">
            <text:p/>
          </table:table-cell>
          <table:table-cell table:style-name="ce47" table:formula="of:=IF([.KI$3]=&quot;&quot;;&quot;&quot;;(IF(OR([.KI29]=&quot;&quot;;[.KI29]=0);0;1)))">
            <text:p/>
          </table:table-cell>
          <table:table-cell table:style-name="ce47" table:formula="of:=IF([.KJ$3]=&quot;&quot;;&quot;&quot;;(IF(OR([.KJ29]=&quot;&quot;;[.KJ29]=0);0;1)))">
            <text:p/>
          </table:table-cell>
          <table:table-cell table:style-name="ce47" table:formula="of:=IF([.KK$3]=&quot;&quot;;&quot;&quot;;(IF(OR([.KK29]=&quot;&quot;;[.KK29]=0);0;1)))">
            <text:p/>
          </table:table-cell>
          <table:table-cell table:style-name="ce47" table:formula="of:=IF([.KL$3]=&quot;&quot;;&quot;&quot;;(IF(OR([.KL29]=&quot;&quot;;[.KL29]=0);0;1)))">
            <text:p/>
          </table:table-cell>
          <table:table-cell table:style-name="ce47" table:formula="of:=IF([.KM$3]=&quot;&quot;;&quot;&quot;;(IF(OR([.KM29]=&quot;&quot;;[.KM29]=0);0;1)))">
            <text:p/>
          </table:table-cell>
          <table:table-cell table:style-name="ce47" table:formula="of:=IF([.KN$3]=&quot;&quot;;&quot;&quot;;(IF(OR([.KN29]=&quot;&quot;;[.KN29]=0);0;1)))">
            <text:p/>
          </table:table-cell>
          <table:table-cell table:style-name="ce47" table:formula="of:=IF([.KO$3]=&quot;&quot;;&quot;&quot;;(IF(OR([.KO29]=&quot;&quot;;[.KO29]=0);0;1)))">
            <text:p/>
          </table:table-cell>
          <table:table-cell table:style-name="ce47" table:formula="of:=IF([.KP$3]=&quot;&quot;;&quot;&quot;;(IF(OR([.KP29]=&quot;&quot;;[.KP29]=0);0;1)))">
            <text:p/>
          </table:table-cell>
          <table:table-cell table:style-name="ce47" table:formula="of:=IF([.KQ$3]=&quot;&quot;;&quot;&quot;;(IF(OR([.KQ29]=&quot;&quot;;[.KQ29]=0);0;1)))">
            <text:p/>
          </table:table-cell>
          <table:table-cell table:style-name="ce47" table:formula="of:=IF([.KR$3]=&quot;&quot;;&quot;&quot;;(IF(OR([.KR29]=&quot;&quot;;[.KR29]=0);0;1)))">
            <text:p/>
          </table:table-cell>
          <table:table-cell table:style-name="ce47" table:formula="of:=IF([.KS$3]=&quot;&quot;;&quot;&quot;;(IF(OR([.KS29]=&quot;&quot;;[.KS29]=0);0;1)))">
            <text:p/>
          </table:table-cell>
          <table:table-cell table:style-name="ce47" table:formula="of:=IF([.KT$3]=&quot;&quot;;&quot;&quot;;(IF(OR([.KT29]=&quot;&quot;;[.KT29]=0);0;1)))">
            <text:p/>
          </table:table-cell>
          <table:table-cell table:style-name="ce47" table:formula="of:=IF([.KU$3]=&quot;&quot;;&quot;&quot;;(IF(OR([.KU29]=&quot;&quot;;[.KU29]=0);0;1)))">
            <text:p/>
          </table:table-cell>
          <table:table-cell table:style-name="ce47" table:formula="of:=IF([.KV$3]=&quot;&quot;;&quot;&quot;;(IF(OR([.KV29]=&quot;&quot;;[.KV29]=0);0;1)))">
            <text:p/>
          </table:table-cell>
          <table:table-cell table:style-name="ce47" table:formula="of:=IF([.KW$3]=&quot;&quot;;&quot;&quot;;(IF(OR([.KW29]=&quot;&quot;;[.KW29]=0);0;1)))">
            <text:p/>
          </table:table-cell>
          <table:table-cell table:style-name="ce47" table:formula="of:=IF([.KX$3]=&quot;&quot;;&quot;&quot;;(IF(OR([.KX29]=&quot;&quot;;[.KX29]=0);0;1)))">
            <text:p/>
          </table:table-cell>
          <table:table-cell table:style-name="ce47" table:formula="of:=IF([.KY$3]=&quot;&quot;;&quot;&quot;;(IF(OR([.KY29]=&quot;&quot;;[.KY29]=0);0;1)))">
            <text:p/>
          </table:table-cell>
          <table:table-cell table:style-name="ce47" table:formula="of:=IF([.KZ$3]=&quot;&quot;;&quot;&quot;;(IF(OR([.KZ29]=&quot;&quot;;[.KZ29]=0);0;1)))">
            <text:p/>
          </table:table-cell>
          <table:table-cell table:style-name="ce47" table:formula="of:=IF([.LA$3]=&quot;&quot;;&quot;&quot;;(IF(OR([.LA29]=&quot;&quot;;[.LA29]=0);0;1)))">
            <text:p/>
          </table:table-cell>
          <table:table-cell table:style-name="ce47" table:formula="of:=IF([.LB$3]=&quot;&quot;;&quot;&quot;;(IF(OR([.LB29]=&quot;&quot;;[.LB29]=0);0;1)))">
            <text:p/>
          </table:table-cell>
          <table:table-cell table:style-name="ce47" table:formula="of:=IF([.LC$3]=&quot;&quot;;&quot;&quot;;(IF(OR([.LC29]=&quot;&quot;;[.LC29]=0);0;1)))">
            <text:p/>
          </table:table-cell>
          <table:table-cell table:style-name="ce47" table:formula="of:=IF([.LD$3]=&quot;&quot;;&quot;&quot;;(IF(OR([.LD29]=&quot;&quot;;[.LD29]=0);0;1)))">
            <text:p/>
          </table:table-cell>
          <table:table-cell table:style-name="ce47" table:formula="of:=IF([.LE$3]=&quot;&quot;;&quot;&quot;;(IF(OR([.LE29]=&quot;&quot;;[.LE29]=0);0;1)))">
            <text:p/>
          </table:table-cell>
          <table:table-cell table:style-name="ce47" table:formula="of:=IF([.LF$3]=&quot;&quot;;&quot;&quot;;(IF(OR([.LF29]=&quot;&quot;;[.LF29]=0);0;1)))">
            <text:p/>
          </table:table-cell>
          <table:table-cell table:style-name="ce47" table:formula="of:=IF([.LG$3]=&quot;&quot;;&quot;&quot;;(IF(OR([.LG29]=&quot;&quot;;[.LG29]=0);0;1)))">
            <text:p/>
          </table:table-cell>
          <table:table-cell table:style-name="ce47" table:formula="of:=IF([.LH$3]=&quot;&quot;;&quot;&quot;;(IF(OR([.LH29]=&quot;&quot;;[.LH29]=0);0;1)))">
            <text:p/>
          </table:table-cell>
          <table:table-cell table:style-name="ce47" table:formula="of:=IF([.LI$3]=&quot;&quot;;&quot;&quot;;(IF(OR([.LI29]=&quot;&quot;;[.LI29]=0);0;1)))">
            <text:p/>
          </table:table-cell>
          <table:table-cell table:style-name="ce47" table:formula="of:=IF([.LJ$3]=&quot;&quot;;&quot;&quot;;(IF(OR([.LJ29]=&quot;&quot;;[.LJ29]=0);0;1)))">
            <text:p/>
          </table:table-cell>
          <table:table-cell table:style-name="ce47" table:formula="of:=IF([.LK$3]=&quot;&quot;;&quot;&quot;;(IF(OR([.LK29]=&quot;&quot;;[.LK29]=0);0;1)))">
            <text:p/>
          </table:table-cell>
          <table:table-cell table:style-name="ce47" table:formula="of:=IF([.LL$3]=&quot;&quot;;&quot;&quot;;(IF(OR([.LL29]=&quot;&quot;;[.LL29]=0);0;1)))">
            <text:p/>
          </table:table-cell>
          <table:table-cell table:style-name="ce47" table:formula="of:=IF([.LM$3]=&quot;&quot;;&quot;&quot;;(IF(OR([.LM29]=&quot;&quot;;[.LM29]=0);0;1)))">
            <text:p/>
          </table:table-cell>
          <table:table-cell table:style-name="ce47" table:formula="of:=IF([.LN$3]=&quot;&quot;;&quot;&quot;;(IF(OR([.LN29]=&quot;&quot;;[.LN29]=0);0;1)))">
            <text:p/>
          </table:table-cell>
          <table:table-cell table:style-name="ce47" table:formula="of:=IF([.LO$3]=&quot;&quot;;&quot;&quot;;(IF(OR([.LO29]=&quot;&quot;;[.LO29]=0);0;1)))">
            <text:p/>
          </table:table-cell>
          <table:table-cell table:style-name="ce47" table:formula="of:=IF([.LP$3]=&quot;&quot;;&quot;&quot;;(IF(OR([.LP29]=&quot;&quot;;[.LP29]=0);0;1)))">
            <text:p/>
          </table:table-cell>
          <table:table-cell table:style-name="ce47" table:formula="of:=IF([.LQ$3]=&quot;&quot;;&quot;&quot;;(IF(OR([.LQ29]=&quot;&quot;;[.LQ29]=0);0;1)))">
            <text:p/>
          </table:table-cell>
          <table:table-cell table:style-name="ce47" table:formula="of:=IF([.LR$3]=&quot;&quot;;&quot;&quot;;(IF(OR([.LR29]=&quot;&quot;;[.LR29]=0);0;1)))">
            <text:p/>
          </table:table-cell>
          <table:table-cell table:style-name="ce47" table:formula="of:=IF([.LS$3]=&quot;&quot;;&quot;&quot;;(IF(OR([.LS29]=&quot;&quot;;[.LS29]=0);0;1)))">
            <text:p/>
          </table:table-cell>
          <table:table-cell table:style-name="ce47" table:formula="of:=IF([.LT$3]=&quot;&quot;;&quot;&quot;;(IF(OR([.LT29]=&quot;&quot;;[.LT29]=0);0;1)))">
            <text:p/>
          </table:table-cell>
          <table:table-cell table:style-name="ce47" table:formula="of:=IF([.LU$3]=&quot;&quot;;&quot;&quot;;(IF(OR([.LU29]=&quot;&quot;;[.LU29]=0);0;1)))">
            <text:p/>
          </table:table-cell>
          <table:table-cell table:style-name="ce47" table:formula="of:=IF([.LV$3]=&quot;&quot;;&quot;&quot;;(IF(OR([.LV29]=&quot;&quot;;[.LV29]=0);0;1)))">
            <text:p/>
          </table:table-cell>
          <table:table-cell table:style-name="ce47" table:formula="of:=IF([.LW$3]=&quot;&quot;;&quot;&quot;;(IF(OR([.LW29]=&quot;&quot;;[.LW29]=0);0;1)))">
            <text:p/>
          </table:table-cell>
          <table:table-cell table:style-name="ce47" table:formula="of:=IF([.LX$3]=&quot;&quot;;&quot;&quot;;(IF(OR([.LX29]=&quot;&quot;;[.LX29]=0);0;1)))">
            <text:p/>
          </table:table-cell>
          <table:table-cell table:style-name="ce47" table:formula="of:=IF([.LY$3]=&quot;&quot;;&quot;&quot;;(IF(OR([.LY29]=&quot;&quot;;[.LY29]=0);0;1)))">
            <text:p/>
          </table:table-cell>
          <table:table-cell table:style-name="ce47" table:formula="of:=IF([.LZ$3]=&quot;&quot;;&quot;&quot;;(IF(OR([.LZ29]=&quot;&quot;;[.LZ29]=0);0;1)))">
            <text:p/>
          </table:table-cell>
          <table:table-cell table:style-name="ce47" table:formula="of:=IF([.MA$3]=&quot;&quot;;&quot;&quot;;(IF(OR([.MA29]=&quot;&quot;;[.MA29]=0);0;1)))">
            <text:p/>
          </table:table-cell>
          <table:table-cell table:style-name="ce47" table:formula="of:=IF([.MB$3]=&quot;&quot;;&quot;&quot;;(IF(OR([.MB29]=&quot;&quot;;[.MB29]=0);0;1)))">
            <text:p/>
          </table:table-cell>
          <table:table-cell table:style-name="ce47" table:formula="of:=IF([.MC$3]=&quot;&quot;;&quot;&quot;;(IF(OR([.MC29]=&quot;&quot;;[.MC29]=0);0;1)))">
            <text:p/>
          </table:table-cell>
          <table:table-cell table:style-name="ce47" table:formula="of:=IF([.MD$3]=&quot;&quot;;&quot;&quot;;(IF(OR([.MD29]=&quot;&quot;;[.MD29]=0);0;1)))">
            <text:p/>
          </table:table-cell>
          <table:table-cell table:style-name="ce47" table:formula="of:=IF([.ME$3]=&quot;&quot;;&quot;&quot;;(IF(OR([.ME29]=&quot;&quot;;[.ME29]=0);0;1)))">
            <text:p/>
          </table:table-cell>
          <table:table-cell table:style-name="ce47" table:formula="of:=IF([.MF$3]=&quot;&quot;;&quot;&quot;;(IF(OR([.MF29]=&quot;&quot;;[.MF29]=0);0;1)))">
            <text:p/>
          </table:table-cell>
          <table:table-cell table:style-name="ce47" table:formula="of:=IF([.MG$3]=&quot;&quot;;&quot;&quot;;(IF(OR([.MG29]=&quot;&quot;;[.MG29]=0);0;1)))">
            <text:p/>
          </table:table-cell>
          <table:table-cell table:style-name="ce47" table:formula="of:=IF([.MH$3]=&quot;&quot;;&quot;&quot;;(IF(OR([.MH29]=&quot;&quot;;[.MH29]=0);0;1)))">
            <text:p/>
          </table:table-cell>
          <table:table-cell table:style-name="ce47" table:formula="of:=IF([.MI$3]=&quot;&quot;;&quot;&quot;;(IF(OR([.MI29]=&quot;&quot;;[.MI29]=0);0;1)))">
            <text:p/>
          </table:table-cell>
          <table:table-cell table:style-name="ce47" table:formula="of:=IF([.MJ$3]=&quot;&quot;;&quot;&quot;;(IF(OR([.MJ29]=&quot;&quot;;[.MJ29]=0);0;1)))">
            <text:p/>
          </table:table-cell>
          <table:table-cell table:style-name="ce47" table:formula="of:=IF([.MK$3]=&quot;&quot;;&quot;&quot;;(IF(OR([.MK29]=&quot;&quot;;[.MK29]=0);0;1)))">
            <text:p/>
          </table:table-cell>
          <table:table-cell table:style-name="ce47" table:formula="of:=IF([.ML$3]=&quot;&quot;;&quot;&quot;;(IF(OR([.ML29]=&quot;&quot;;[.ML29]=0);0;1)))">
            <text:p/>
          </table:table-cell>
          <table:table-cell table:style-name="ce47" table:formula="of:=IF([.MM$3]=&quot;&quot;;&quot;&quot;;(IF(OR([.MM29]=&quot;&quot;;[.MM29]=0);0;1)))">
            <text:p/>
          </table:table-cell>
          <table:table-cell table:style-name="ce47" table:formula="of:=IF([.MN$3]=&quot;&quot;;&quot;&quot;;(IF(OR([.MN29]=&quot;&quot;;[.MN29]=0);0;1)))">
            <text:p/>
          </table:table-cell>
          <table:table-cell table:style-name="ce47" table:formula="of:=IF([.MO$3]=&quot;&quot;;&quot;&quot;;(IF(OR([.MO29]=&quot;&quot;;[.MO29]=0);0;1)))">
            <text:p/>
          </table:table-cell>
          <table:table-cell table:style-name="ce47" table:formula="of:=IF([.MP$3]=&quot;&quot;;&quot;&quot;;(IF(OR([.MP29]=&quot;&quot;;[.MP29]=0);0;1)))">
            <text:p/>
          </table:table-cell>
          <table:table-cell table:style-name="ce47" table:formula="of:=IF([.MQ$3]=&quot;&quot;;&quot;&quot;;(IF(OR([.MQ29]=&quot;&quot;;[.MQ29]=0);0;1)))">
            <text:p/>
          </table:table-cell>
          <table:table-cell table:style-name="ce47" table:formula="of:=IF([.MR$3]=&quot;&quot;;&quot;&quot;;(IF(OR([.MR29]=&quot;&quot;;[.MR29]=0);0;1)))">
            <text:p/>
          </table:table-cell>
          <table:table-cell table:style-name="ce47" table:formula="of:=IF([.MS$3]=&quot;&quot;;&quot;&quot;;(IF(OR([.MS29]=&quot;&quot;;[.MS29]=0);0;1)))">
            <text:p/>
          </table:table-cell>
          <table:table-cell table:style-name="ce47" table:formula="of:=IF([.MT$3]=&quot;&quot;;&quot;&quot;;(IF(OR([.MT29]=&quot;&quot;;[.MT29]=0);0;1)))">
            <text:p/>
          </table:table-cell>
          <table:table-cell table:style-name="ce47" table:formula="of:=IF([.MU$3]=&quot;&quot;;&quot;&quot;;(IF(OR([.MU29]=&quot;&quot;;[.MU29]=0);0;1)))">
            <text:p/>
          </table:table-cell>
          <table:table-cell table:style-name="ce47" table:formula="of:=IF([.MV$3]=&quot;&quot;;&quot;&quot;;(IF(OR([.MV29]=&quot;&quot;;[.MV29]=0);0;1)))">
            <text:p/>
          </table:table-cell>
          <table:table-cell table:style-name="ce47" table:formula="of:=IF([.MW$3]=&quot;&quot;;&quot;&quot;;(IF(OR([.MW29]=&quot;&quot;;[.MW29]=0);0;1)))">
            <text:p/>
          </table:table-cell>
          <table:table-cell table:style-name="ce47" table:formula="of:=IF([.MX$3]=&quot;&quot;;&quot;&quot;;(IF(OR([.MX29]=&quot;&quot;;[.MX29]=0);0;1)))">
            <text:p/>
          </table:table-cell>
          <table:table-cell table:style-name="ce47" table:formula="of:=IF([.MY$3]=&quot;&quot;;&quot;&quot;;(IF(OR([.MY29]=&quot;&quot;;[.MY29]=0);0;1)))">
            <text:p/>
          </table:table-cell>
          <table:table-cell table:style-name="ce47" table:formula="of:=IF([.MZ$3]=&quot;&quot;;&quot;&quot;;(IF(OR([.MZ29]=&quot;&quot;;[.MZ29]=0);0;1)))">
            <text:p/>
          </table:table-cell>
          <table:table-cell table:style-name="ce47" table:formula="of:=IF([.NA$3]=&quot;&quot;;&quot;&quot;;(IF(OR([.NA29]=&quot;&quot;;[.NA29]=0);0;1)))">
            <text:p/>
          </table:table-cell>
          <table:table-cell table:style-name="ce47" table:formula="of:=IF([.NB$3]=&quot;&quot;;&quot;&quot;;(IF(OR([.NB29]=&quot;&quot;;[.NB29]=0);0;1)))">
            <text:p/>
          </table:table-cell>
          <table:table-cell table:style-name="ce47" table:formula="of:=IF([.NC$3]=&quot;&quot;;&quot;&quot;;(IF(OR([.NC29]=&quot;&quot;;[.NC29]=0);0;1)))">
            <text:p/>
          </table:table-cell>
          <table:table-cell table:style-name="ce47" table:formula="of:=IF([.ND$3]=&quot;&quot;;&quot;&quot;;(IF(OR([.ND29]=&quot;&quot;;[.ND29]=0);0;1)))">
            <text:p/>
          </table:table-cell>
          <table:table-cell table:style-name="ce47" table:formula="of:=IF([.NE$3]=&quot;&quot;;&quot;&quot;;(IF(OR([.NE29]=&quot;&quot;;[.NE29]=0);0;1)))">
            <text:p/>
          </table:table-cell>
          <table:table-cell table:style-name="ce47" table:formula="of:=IF([.NF$3]=&quot;&quot;;&quot;&quot;;(IF(OR([.NF29]=&quot;&quot;;[.NF29]=0);0;1)))">
            <text:p/>
          </table:table-cell>
          <table:table-cell table:style-name="ce57" table:number-columns-repeated="287"/>
        </table:table-row>
        <table:table-row table:style-name="ro2">
          <table:table-cell table:formula="of:=MAX([.A30:.B30])" office:value-type="float" office:value="0" calcext:value-type="float">
            <text:p>0</text:p>
          </table:table-cell>
          <table:table-cell table:style-name="ce6" table:formula="of:=IFERROR((LEN([.NG30])-SEARCH(&quot;0[^0]*$&quot;;[.NG30]));LEN([.NG30]))" office:value-type="float" office:value="0" calcext:value-type="float">
            <text:p>0</text:p>
          </table:table-cell>
          <table:table-cell table:formula="of:=COUNTA([.E30:.NF30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30:.ABI30])">
            <text:p/>
          </table:table-cell>
          <table:table-cell table:style-name="ce34" table:formula="of:=IF([.E$3]=&quot;&quot;;&quot;&quot;;(IF(OR([.E30]=&quot;&quot;;[.E30]=0);0;1)))">
            <text:p/>
          </table:table-cell>
          <table:table-cell table:style-name="ce34" table:formula="of:=IF([.F$3]=&quot;&quot;;&quot;&quot;;(IF(OR([.F30]=&quot;&quot;;[.F30]=0);0;1)))">
            <text:p/>
          </table:table-cell>
          <table:table-cell table:style-name="ce34" table:formula="of:=IF([.G$3]=&quot;&quot;;&quot;&quot;;(IF(OR([.G30]=&quot;&quot;;[.G30]=0);0;1)))">
            <text:p/>
          </table:table-cell>
          <table:table-cell table:style-name="ce34" table:formula="of:=IF([.H$3]=&quot;&quot;;&quot;&quot;;(IF(OR([.H30]=&quot;&quot;;[.H30]=0);0;1)))">
            <text:p/>
          </table:table-cell>
          <table:table-cell table:style-name="ce35" table:formula="of:=IF([.I$3]=&quot;&quot;;&quot;&quot;;(IF(OR([.I30]=&quot;&quot;;[.I30]=0);0;1)))">
            <text:p/>
          </table:table-cell>
          <table:table-cell table:style-name="ce35" table:formula="of:=IF([.J$3]=&quot;&quot;;&quot;&quot;;(IF(OR([.J30]=&quot;&quot;;[.J30]=0);0;1)))">
            <text:p/>
          </table:table-cell>
          <table:table-cell table:style-name="ce35" table:formula="of:=IF([.K$3]=&quot;&quot;;&quot;&quot;;(IF(OR([.K30]=&quot;&quot;;[.K30]=0);0;1)))">
            <text:p/>
          </table:table-cell>
          <table:table-cell table:style-name="ce35" table:formula="of:=IF([.L$3]=&quot;&quot;;&quot;&quot;;(IF(OR([.L30]=&quot;&quot;;[.L30]=0);0;1)))">
            <text:p/>
          </table:table-cell>
          <table:table-cell table:style-name="ce35" table:formula="of:=IF([.M$3]=&quot;&quot;;&quot;&quot;;(IF(OR([.M30]=&quot;&quot;;[.M30]=0);0;1)))">
            <text:p/>
          </table:table-cell>
          <table:table-cell table:style-name="ce35" table:formula="of:=IF([.N$3]=&quot;&quot;;&quot;&quot;;(IF(OR([.N30]=&quot;&quot;;[.N30]=0);0;1)))">
            <text:p/>
          </table:table-cell>
          <table:table-cell table:style-name="ce35" table:formula="of:=IF([.O$3]=&quot;&quot;;&quot;&quot;;(IF(OR([.O30]=&quot;&quot;;[.O30]=0);0;1)))">
            <text:p/>
          </table:table-cell>
          <table:table-cell table:style-name="ce35" table:formula="of:=IF([.P$3]=&quot;&quot;;&quot;&quot;;(IF(OR([.P30]=&quot;&quot;;[.P30]=0);0;1)))">
            <text:p/>
          </table:table-cell>
          <table:table-cell table:style-name="ce35" table:formula="of:=IF([.Q$3]=&quot;&quot;;&quot;&quot;;(IF(OR([.Q30]=&quot;&quot;;[.Q30]=0);0;1)))">
            <text:p/>
          </table:table-cell>
          <table:table-cell table:style-name="ce35" table:formula="of:=IF([.R$3]=&quot;&quot;;&quot;&quot;;(IF(OR([.R30]=&quot;&quot;;[.R30]=0);0;1)))">
            <text:p/>
          </table:table-cell>
          <table:table-cell table:style-name="ce35" table:formula="of:=IF([.S$3]=&quot;&quot;;&quot;&quot;;(IF(OR([.S30]=&quot;&quot;;[.S30]=0);0;1)))">
            <text:p/>
          </table:table-cell>
          <table:table-cell table:style-name="ce35" table:formula="of:=IF([.T$3]=&quot;&quot;;&quot;&quot;;(IF(OR([.T30]=&quot;&quot;;[.T30]=0);0;1)))">
            <text:p/>
          </table:table-cell>
          <table:table-cell table:style-name="ce35" table:formula="of:=IF([.U$3]=&quot;&quot;;&quot;&quot;;(IF(OR([.U30]=&quot;&quot;;[.U30]=0);0;1)))">
            <text:p/>
          </table:table-cell>
          <table:table-cell table:style-name="ce35" table:formula="of:=IF([.V$3]=&quot;&quot;;&quot;&quot;;(IF(OR([.V30]=&quot;&quot;;[.V30]=0);0;1)))">
            <text:p/>
          </table:table-cell>
          <table:table-cell table:style-name="ce35" table:formula="of:=IF([.W$3]=&quot;&quot;;&quot;&quot;;(IF(OR([.W30]=&quot;&quot;;[.W30]=0);0;1)))">
            <text:p/>
          </table:table-cell>
          <table:table-cell table:style-name="ce35" table:formula="of:=IF([.X$3]=&quot;&quot;;&quot;&quot;;(IF(OR([.X30]=&quot;&quot;;[.X30]=0);0;1)))">
            <text:p/>
          </table:table-cell>
          <table:table-cell table:style-name="ce35" table:formula="of:=IF([.Y$3]=&quot;&quot;;&quot;&quot;;(IF(OR([.Y30]=&quot;&quot;;[.Y30]=0);0;1)))">
            <text:p/>
          </table:table-cell>
          <table:table-cell table:style-name="ce35" table:formula="of:=IF([.Z$3]=&quot;&quot;;&quot;&quot;;(IF(OR([.Z30]=&quot;&quot;;[.Z30]=0);0;1)))">
            <text:p/>
          </table:table-cell>
          <table:table-cell table:style-name="ce35" table:formula="of:=IF([.AA$3]=&quot;&quot;;&quot;&quot;;(IF(OR([.AA30]=&quot;&quot;;[.AA30]=0);0;1)))">
            <text:p/>
          </table:table-cell>
          <table:table-cell table:style-name="ce35" table:formula="of:=IF([.AB$3]=&quot;&quot;;&quot;&quot;;(IF(OR([.AB30]=&quot;&quot;;[.AB30]=0);0;1)))">
            <text:p/>
          </table:table-cell>
          <table:table-cell table:style-name="ce35" table:formula="of:=IF([.AC$3]=&quot;&quot;;&quot;&quot;;(IF(OR([.AC30]=&quot;&quot;;[.AC30]=0);0;1)))">
            <text:p/>
          </table:table-cell>
          <table:table-cell table:style-name="ce35" table:formula="of:=IF([.AD$3]=&quot;&quot;;&quot;&quot;;(IF(OR([.AD30]=&quot;&quot;;[.AD30]=0);0;1)))">
            <text:p/>
          </table:table-cell>
          <table:table-cell table:style-name="ce35" table:formula="of:=IF([.AE$3]=&quot;&quot;;&quot;&quot;;(IF(OR([.AE30]=&quot;&quot;;[.AE30]=0);0;1)))">
            <text:p/>
          </table:table-cell>
          <table:table-cell table:style-name="ce35" table:formula="of:=IF([.AF$3]=&quot;&quot;;&quot;&quot;;(IF(OR([.AF30]=&quot;&quot;;[.AF30]=0);0;1)))">
            <text:p/>
          </table:table-cell>
          <table:table-cell table:style-name="ce35" table:formula="of:=IF([.AG$3]=&quot;&quot;;&quot;&quot;;(IF(OR([.AG30]=&quot;&quot;;[.AG30]=0);0;1)))">
            <text:p/>
          </table:table-cell>
          <table:table-cell table:style-name="ce35" table:formula="of:=IF([.AH$3]=&quot;&quot;;&quot;&quot;;(IF(OR([.AH30]=&quot;&quot;;[.AH30]=0);0;1)))">
            <text:p/>
          </table:table-cell>
          <table:table-cell table:style-name="ce35" table:formula="of:=IF([.AI$3]=&quot;&quot;;&quot;&quot;;(IF(OR([.AI30]=&quot;&quot;;[.AI30]=0);0;1)))">
            <text:p/>
          </table:table-cell>
          <table:table-cell table:style-name="ce35" table:formula="of:=IF([.AJ$3]=&quot;&quot;;&quot;&quot;;(IF(OR([.AJ30]=&quot;&quot;;[.AJ30]=0);0;1)))">
            <text:p/>
          </table:table-cell>
          <table:table-cell table:style-name="ce35" table:formula="of:=IF([.AK$3]=&quot;&quot;;&quot;&quot;;(IF(OR([.AK30]=&quot;&quot;;[.AK30]=0);0;1)))">
            <text:p/>
          </table:table-cell>
          <table:table-cell table:style-name="ce35" table:formula="of:=IF([.AL$3]=&quot;&quot;;&quot;&quot;;(IF(OR([.AL30]=&quot;&quot;;[.AL30]=0);0;1)))">
            <text:p/>
          </table:table-cell>
          <table:table-cell table:style-name="ce35" table:formula="of:=IF([.AM$3]=&quot;&quot;;&quot;&quot;;(IF(OR([.AM30]=&quot;&quot;;[.AM30]=0);0;1)))">
            <text:p/>
          </table:table-cell>
          <table:table-cell table:style-name="ce35" table:formula="of:=IF([.AN$3]=&quot;&quot;;&quot;&quot;;(IF(OR([.AN30]=&quot;&quot;;[.AN30]=0);0;1)))">
            <text:p/>
          </table:table-cell>
          <table:table-cell table:style-name="ce35" table:formula="of:=IF([.AO$3]=&quot;&quot;;&quot;&quot;;(IF(OR([.AO30]=&quot;&quot;;[.AO30]=0);0;1)))">
            <text:p/>
          </table:table-cell>
          <table:table-cell table:style-name="ce35" table:formula="of:=IF([.AP$3]=&quot;&quot;;&quot;&quot;;(IF(OR([.AP30]=&quot;&quot;;[.AP30]=0);0;1)))">
            <text:p/>
          </table:table-cell>
          <table:table-cell table:style-name="ce35" table:formula="of:=IF([.AQ$3]=&quot;&quot;;&quot;&quot;;(IF(OR([.AQ30]=&quot;&quot;;[.AQ30]=0);0;1)))">
            <text:p/>
          </table:table-cell>
          <table:table-cell table:style-name="ce35" table:formula="of:=IF([.AR$3]=&quot;&quot;;&quot;&quot;;(IF(OR([.AR30]=&quot;&quot;;[.AR30]=0);0;1)))">
            <text:p/>
          </table:table-cell>
          <table:table-cell table:style-name="ce35" table:formula="of:=IF([.AS$3]=&quot;&quot;;&quot;&quot;;(IF(OR([.AS30]=&quot;&quot;;[.AS30]=0);0;1)))">
            <text:p/>
          </table:table-cell>
          <table:table-cell table:style-name="ce35" table:formula="of:=IF([.AT$3]=&quot;&quot;;&quot;&quot;;(IF(OR([.AT30]=&quot;&quot;;[.AT30]=0);0;1)))">
            <text:p/>
          </table:table-cell>
          <table:table-cell table:style-name="ce35" table:formula="of:=IF([.AU$3]=&quot;&quot;;&quot;&quot;;(IF(OR([.AU30]=&quot;&quot;;[.AU30]=0);0;1)))">
            <text:p/>
          </table:table-cell>
          <table:table-cell table:style-name="ce35" table:formula="of:=IF([.AV$3]=&quot;&quot;;&quot;&quot;;(IF(OR([.AV30]=&quot;&quot;;[.AV30]=0);0;1)))">
            <text:p/>
          </table:table-cell>
          <table:table-cell table:style-name="ce35" table:formula="of:=IF([.AW$3]=&quot;&quot;;&quot;&quot;;(IF(OR([.AW30]=&quot;&quot;;[.AW30]=0);0;1)))">
            <text:p/>
          </table:table-cell>
          <table:table-cell table:style-name="ce35" table:formula="of:=IF([.AX$3]=&quot;&quot;;&quot;&quot;;(IF(OR([.AX30]=&quot;&quot;;[.AX30]=0);0;1)))">
            <text:p/>
          </table:table-cell>
          <table:table-cell table:style-name="ce35" table:formula="of:=IF([.AY$3]=&quot;&quot;;&quot;&quot;;(IF(OR([.AY30]=&quot;&quot;;[.AY30]=0);0;1)))">
            <text:p/>
          </table:table-cell>
          <table:table-cell table:style-name="ce35" table:formula="of:=IF([.AZ$3]=&quot;&quot;;&quot;&quot;;(IF(OR([.AZ30]=&quot;&quot;;[.AZ30]=0);0;1)))">
            <text:p/>
          </table:table-cell>
          <table:table-cell table:style-name="ce35" table:formula="of:=IF([.BA$3]=&quot;&quot;;&quot;&quot;;(IF(OR([.BA30]=&quot;&quot;;[.BA30]=0);0;1)))">
            <text:p/>
          </table:table-cell>
          <table:table-cell table:style-name="ce35" table:formula="of:=IF([.BB$3]=&quot;&quot;;&quot;&quot;;(IF(OR([.BB30]=&quot;&quot;;[.BB30]=0);0;1)))">
            <text:p/>
          </table:table-cell>
          <table:table-cell table:style-name="ce35" table:formula="of:=IF([.BC$3]=&quot;&quot;;&quot;&quot;;(IF(OR([.BC30]=&quot;&quot;;[.BC30]=0);0;1)))">
            <text:p/>
          </table:table-cell>
          <table:table-cell table:style-name="ce35" table:formula="of:=IF([.BD$3]=&quot;&quot;;&quot;&quot;;(IF(OR([.BD30]=&quot;&quot;;[.BD30]=0);0;1)))">
            <text:p/>
          </table:table-cell>
          <table:table-cell table:style-name="ce35" table:formula="of:=IF([.BE$3]=&quot;&quot;;&quot;&quot;;(IF(OR([.BE30]=&quot;&quot;;[.BE30]=0);0;1)))">
            <text:p/>
          </table:table-cell>
          <table:table-cell table:style-name="ce35" table:formula="of:=IF([.BF$3]=&quot;&quot;;&quot;&quot;;(IF(OR([.BF30]=&quot;&quot;;[.BF30]=0);0;1)))">
            <text:p/>
          </table:table-cell>
          <table:table-cell table:style-name="ce35" table:formula="of:=IF([.BG$3]=&quot;&quot;;&quot;&quot;;(IF(OR([.BG30]=&quot;&quot;;[.BG30]=0);0;1)))">
            <text:p/>
          </table:table-cell>
          <table:table-cell table:style-name="ce35" table:formula="of:=IF([.BH$3]=&quot;&quot;;&quot;&quot;;(IF(OR([.BH30]=&quot;&quot;;[.BH30]=0);0;1)))">
            <text:p/>
          </table:table-cell>
          <table:table-cell table:style-name="ce35" table:formula="of:=IF([.BI$3]=&quot;&quot;;&quot;&quot;;(IF(OR([.BI30]=&quot;&quot;;[.BI30]=0);0;1)))">
            <text:p/>
          </table:table-cell>
          <table:table-cell table:style-name="ce35" table:formula="of:=IF([.BJ$3]=&quot;&quot;;&quot;&quot;;(IF(OR([.BJ30]=&quot;&quot;;[.BJ30]=0);0;1)))">
            <text:p/>
          </table:table-cell>
          <table:table-cell table:style-name="ce35" table:formula="of:=IF([.BK$3]=&quot;&quot;;&quot;&quot;;(IF(OR([.BK30]=&quot;&quot;;[.BK30]=0);0;1)))">
            <text:p/>
          </table:table-cell>
          <table:table-cell table:style-name="ce35" table:formula="of:=IF([.BL$3]=&quot;&quot;;&quot;&quot;;(IF(OR([.BL30]=&quot;&quot;;[.BL30]=0);0;1)))">
            <text:p/>
          </table:table-cell>
          <table:table-cell table:style-name="ce35" table:formula="of:=IF([.BM$3]=&quot;&quot;;&quot;&quot;;(IF(OR([.BM30]=&quot;&quot;;[.BM30]=0);0;1)))">
            <text:p/>
          </table:table-cell>
          <table:table-cell table:style-name="ce35" table:formula="of:=IF([.BN$3]=&quot;&quot;;&quot;&quot;;(IF(OR([.BN30]=&quot;&quot;;[.BN30]=0);0;1)))">
            <text:p/>
          </table:table-cell>
          <table:table-cell table:style-name="ce35" table:formula="of:=IF([.BO$3]=&quot;&quot;;&quot;&quot;;(IF(OR([.BO30]=&quot;&quot;;[.BO30]=0);0;1)))">
            <text:p/>
          </table:table-cell>
          <table:table-cell table:style-name="ce35" table:formula="of:=IF([.BP$3]=&quot;&quot;;&quot;&quot;;(IF(OR([.BP30]=&quot;&quot;;[.BP30]=0);0;1)))">
            <text:p/>
          </table:table-cell>
          <table:table-cell table:style-name="ce35" table:formula="of:=IF([.BQ$3]=&quot;&quot;;&quot;&quot;;(IF(OR([.BQ30]=&quot;&quot;;[.BQ30]=0);0;1)))">
            <text:p/>
          </table:table-cell>
          <table:table-cell table:style-name="ce35" table:formula="of:=IF([.BR$3]=&quot;&quot;;&quot;&quot;;(IF(OR([.BR30]=&quot;&quot;;[.BR30]=0);0;1)))">
            <text:p/>
          </table:table-cell>
          <table:table-cell table:style-name="ce35" table:formula="of:=IF([.BS$3]=&quot;&quot;;&quot;&quot;;(IF(OR([.BS30]=&quot;&quot;;[.BS30]=0);0;1)))">
            <text:p/>
          </table:table-cell>
          <table:table-cell table:style-name="ce35" table:formula="of:=IF([.BT$3]=&quot;&quot;;&quot;&quot;;(IF(OR([.BT30]=&quot;&quot;;[.BT30]=0);0;1)))">
            <text:p/>
          </table:table-cell>
          <table:table-cell table:style-name="ce35" table:formula="of:=IF([.BU$3]=&quot;&quot;;&quot;&quot;;(IF(OR([.BU30]=&quot;&quot;;[.BU30]=0);0;1)))">
            <text:p/>
          </table:table-cell>
          <table:table-cell table:style-name="ce35" table:formula="of:=IF([.BV$3]=&quot;&quot;;&quot;&quot;;(IF(OR([.BV30]=&quot;&quot;;[.BV30]=0);0;1)))">
            <text:p/>
          </table:table-cell>
          <table:table-cell table:style-name="ce35" table:formula="of:=IF([.BW$3]=&quot;&quot;;&quot;&quot;;(IF(OR([.BW30]=&quot;&quot;;[.BW30]=0);0;1)))">
            <text:p/>
          </table:table-cell>
          <table:table-cell table:style-name="ce35" table:formula="of:=IF([.BX$3]=&quot;&quot;;&quot;&quot;;(IF(OR([.BX30]=&quot;&quot;;[.BX30]=0);0;1)))">
            <text:p/>
          </table:table-cell>
          <table:table-cell table:style-name="ce35" table:formula="of:=IF([.BY$3]=&quot;&quot;;&quot;&quot;;(IF(OR([.BY30]=&quot;&quot;;[.BY30]=0);0;1)))">
            <text:p/>
          </table:table-cell>
          <table:table-cell table:style-name="ce35" table:formula="of:=IF([.BZ$3]=&quot;&quot;;&quot;&quot;;(IF(OR([.BZ30]=&quot;&quot;;[.BZ30]=0);0;1)))">
            <text:p/>
          </table:table-cell>
          <table:table-cell table:style-name="ce35" table:formula="of:=IF([.CA$3]=&quot;&quot;;&quot;&quot;;(IF(OR([.CA30]=&quot;&quot;;[.CA30]=0);0;1)))">
            <text:p/>
          </table:table-cell>
          <table:table-cell table:style-name="ce35" table:formula="of:=IF([.CB$3]=&quot;&quot;;&quot;&quot;;(IF(OR([.CB30]=&quot;&quot;;[.CB30]=0);0;1)))">
            <text:p/>
          </table:table-cell>
          <table:table-cell table:style-name="ce35" table:formula="of:=IF([.CC$3]=&quot;&quot;;&quot;&quot;;(IF(OR([.CC30]=&quot;&quot;;[.CC30]=0);0;1)))">
            <text:p/>
          </table:table-cell>
          <table:table-cell table:style-name="ce35" table:formula="of:=IF([.CD$3]=&quot;&quot;;&quot;&quot;;(IF(OR([.CD30]=&quot;&quot;;[.CD30]=0);0;1)))">
            <text:p/>
          </table:table-cell>
          <table:table-cell table:style-name="ce35" table:formula="of:=IF([.CE$3]=&quot;&quot;;&quot;&quot;;(IF(OR([.CE30]=&quot;&quot;;[.CE30]=0);0;1)))">
            <text:p/>
          </table:table-cell>
          <table:table-cell table:style-name="ce35" table:formula="of:=IF([.CF$3]=&quot;&quot;;&quot;&quot;;(IF(OR([.CF30]=&quot;&quot;;[.CF30]=0);0;1)))">
            <text:p/>
          </table:table-cell>
          <table:table-cell table:style-name="ce35" table:formula="of:=IF([.CG$3]=&quot;&quot;;&quot;&quot;;(IF(OR([.CG30]=&quot;&quot;;[.CG30]=0);0;1)))">
            <text:p/>
          </table:table-cell>
          <table:table-cell table:style-name="ce35" table:formula="of:=IF([.CH$3]=&quot;&quot;;&quot;&quot;;(IF(OR([.CH30]=&quot;&quot;;[.CH30]=0);0;1)))">
            <text:p/>
          </table:table-cell>
          <table:table-cell table:style-name="ce35" table:formula="of:=IF([.CI$3]=&quot;&quot;;&quot;&quot;;(IF(OR([.CI30]=&quot;&quot;;[.CI30]=0);0;1)))">
            <text:p/>
          </table:table-cell>
          <table:table-cell table:style-name="ce35" table:formula="of:=IF([.CJ$3]=&quot;&quot;;&quot;&quot;;(IF(OR([.CJ30]=&quot;&quot;;[.CJ30]=0);0;1)))">
            <text:p/>
          </table:table-cell>
          <table:table-cell table:style-name="ce35" table:formula="of:=IF([.CK$3]=&quot;&quot;;&quot;&quot;;(IF(OR([.CK30]=&quot;&quot;;[.CK30]=0);0;1)))">
            <text:p/>
          </table:table-cell>
          <table:table-cell table:style-name="ce35" table:formula="of:=IF([.CL$3]=&quot;&quot;;&quot;&quot;;(IF(OR([.CL30]=&quot;&quot;;[.CL30]=0);0;1)))">
            <text:p/>
          </table:table-cell>
          <table:table-cell table:style-name="ce35" table:formula="of:=IF([.CM$3]=&quot;&quot;;&quot;&quot;;(IF(OR([.CM30]=&quot;&quot;;[.CM30]=0);0;1)))">
            <text:p/>
          </table:table-cell>
          <table:table-cell table:style-name="ce35" table:formula="of:=IF([.CN$3]=&quot;&quot;;&quot;&quot;;(IF(OR([.CN30]=&quot;&quot;;[.CN30]=0);0;1)))">
            <text:p/>
          </table:table-cell>
          <table:table-cell table:style-name="ce35" table:formula="of:=IF([.CO$3]=&quot;&quot;;&quot;&quot;;(IF(OR([.CO30]=&quot;&quot;;[.CO30]=0);0;1)))">
            <text:p/>
          </table:table-cell>
          <table:table-cell table:style-name="ce35" table:formula="of:=IF([.CP$3]=&quot;&quot;;&quot;&quot;;(IF(OR([.CP30]=&quot;&quot;;[.CP30]=0);0;1)))">
            <text:p/>
          </table:table-cell>
          <table:table-cell table:style-name="ce35" table:formula="of:=IF([.CQ$3]=&quot;&quot;;&quot;&quot;;(IF(OR([.CQ30]=&quot;&quot;;[.CQ30]=0);0;1)))">
            <text:p/>
          </table:table-cell>
          <table:table-cell table:style-name="ce35" table:formula="of:=IF([.CR$3]=&quot;&quot;;&quot;&quot;;(IF(OR([.CR30]=&quot;&quot;;[.CR30]=0);0;1)))">
            <text:p/>
          </table:table-cell>
          <table:table-cell table:style-name="ce35" table:formula="of:=IF([.CS$3]=&quot;&quot;;&quot;&quot;;(IF(OR([.CS30]=&quot;&quot;;[.CS30]=0);0;1)))">
            <text:p/>
          </table:table-cell>
          <table:table-cell table:style-name="ce35" table:formula="of:=IF([.CT$3]=&quot;&quot;;&quot;&quot;;(IF(OR([.CT30]=&quot;&quot;;[.CT30]=0);0;1)))">
            <text:p/>
          </table:table-cell>
          <table:table-cell table:style-name="ce35" table:formula="of:=IF([.CU$3]=&quot;&quot;;&quot;&quot;;(IF(OR([.CU30]=&quot;&quot;;[.CU30]=0);0;1)))">
            <text:p/>
          </table:table-cell>
          <table:table-cell table:style-name="ce35" table:formula="of:=IF([.CV$3]=&quot;&quot;;&quot;&quot;;(IF(OR([.CV30]=&quot;&quot;;[.CV30]=0);0;1)))">
            <text:p/>
          </table:table-cell>
          <table:table-cell table:style-name="ce35" table:formula="of:=IF([.CW$3]=&quot;&quot;;&quot;&quot;;(IF(OR([.CW30]=&quot;&quot;;[.CW30]=0);0;1)))">
            <text:p/>
          </table:table-cell>
          <table:table-cell table:style-name="ce35" table:formula="of:=IF([.CX$3]=&quot;&quot;;&quot;&quot;;(IF(OR([.CX30]=&quot;&quot;;[.CX30]=0);0;1)))">
            <text:p/>
          </table:table-cell>
          <table:table-cell table:style-name="ce35" table:formula="of:=IF([.CY$3]=&quot;&quot;;&quot;&quot;;(IF(OR([.CY30]=&quot;&quot;;[.CY30]=0);0;1)))">
            <text:p/>
          </table:table-cell>
          <table:table-cell table:style-name="ce35" table:formula="of:=IF([.CZ$3]=&quot;&quot;;&quot;&quot;;(IF(OR([.CZ30]=&quot;&quot;;[.CZ30]=0);0;1)))">
            <text:p/>
          </table:table-cell>
          <table:table-cell table:style-name="ce35" table:formula="of:=IF([.DA$3]=&quot;&quot;;&quot;&quot;;(IF(OR([.DA30]=&quot;&quot;;[.DA30]=0);0;1)))">
            <text:p/>
          </table:table-cell>
          <table:table-cell table:style-name="ce35" table:formula="of:=IF([.DB$3]=&quot;&quot;;&quot;&quot;;(IF(OR([.DB30]=&quot;&quot;;[.DB30]=0);0;1)))">
            <text:p/>
          </table:table-cell>
          <table:table-cell table:style-name="ce35" table:formula="of:=IF([.DC$3]=&quot;&quot;;&quot;&quot;;(IF(OR([.DC30]=&quot;&quot;;[.DC30]=0);0;1)))">
            <text:p/>
          </table:table-cell>
          <table:table-cell table:style-name="ce35" table:formula="of:=IF([.DD$3]=&quot;&quot;;&quot;&quot;;(IF(OR([.DD30]=&quot;&quot;;[.DD30]=0);0;1)))">
            <text:p/>
          </table:table-cell>
          <table:table-cell table:style-name="ce35" table:formula="of:=IF([.DE$3]=&quot;&quot;;&quot;&quot;;(IF(OR([.DE30]=&quot;&quot;;[.DE30]=0);0;1)))">
            <text:p/>
          </table:table-cell>
          <table:table-cell table:style-name="ce35" table:formula="of:=IF([.DF$3]=&quot;&quot;;&quot;&quot;;(IF(OR([.DF30]=&quot;&quot;;[.DF30]=0);0;1)))">
            <text:p/>
          </table:table-cell>
          <table:table-cell table:style-name="ce35" table:formula="of:=IF([.DG$3]=&quot;&quot;;&quot;&quot;;(IF(OR([.DG30]=&quot;&quot;;[.DG30]=0);0;1)))">
            <text:p/>
          </table:table-cell>
          <table:table-cell table:style-name="ce35" table:formula="of:=IF([.DH$3]=&quot;&quot;;&quot;&quot;;(IF(OR([.DH30]=&quot;&quot;;[.DH30]=0);0;1)))">
            <text:p/>
          </table:table-cell>
          <table:table-cell table:style-name="ce35" table:formula="of:=IF([.DI$3]=&quot;&quot;;&quot;&quot;;(IF(OR([.DI30]=&quot;&quot;;[.DI30]=0);0;1)))">
            <text:p/>
          </table:table-cell>
          <table:table-cell table:style-name="ce35" table:formula="of:=IF([.DJ$3]=&quot;&quot;;&quot;&quot;;(IF(OR([.DJ30]=&quot;&quot;;[.DJ30]=0);0;1)))">
            <text:p/>
          </table:table-cell>
          <table:table-cell table:style-name="ce35" table:formula="of:=IF([.DK$3]=&quot;&quot;;&quot;&quot;;(IF(OR([.DK30]=&quot;&quot;;[.DK30]=0);0;1)))">
            <text:p/>
          </table:table-cell>
          <table:table-cell table:style-name="ce35" table:formula="of:=IF([.DL$3]=&quot;&quot;;&quot;&quot;;(IF(OR([.DL30]=&quot;&quot;;[.DL30]=0);0;1)))">
            <text:p/>
          </table:table-cell>
          <table:table-cell table:style-name="ce35" table:formula="of:=IF([.DM$3]=&quot;&quot;;&quot;&quot;;(IF(OR([.DM30]=&quot;&quot;;[.DM30]=0);0;1)))">
            <text:p/>
          </table:table-cell>
          <table:table-cell table:style-name="ce35" table:formula="of:=IF([.DN$3]=&quot;&quot;;&quot;&quot;;(IF(OR([.DN30]=&quot;&quot;;[.DN30]=0);0;1)))">
            <text:p/>
          </table:table-cell>
          <table:table-cell table:style-name="ce35" table:formula="of:=IF([.DO$3]=&quot;&quot;;&quot;&quot;;(IF(OR([.DO30]=&quot;&quot;;[.DO30]=0);0;1)))">
            <text:p/>
          </table:table-cell>
          <table:table-cell table:style-name="ce35" table:formula="of:=IF([.DP$3]=&quot;&quot;;&quot;&quot;;(IF(OR([.DP30]=&quot;&quot;;[.DP30]=0);0;1)))">
            <text:p/>
          </table:table-cell>
          <table:table-cell table:style-name="ce35" table:formula="of:=IF([.DQ$3]=&quot;&quot;;&quot;&quot;;(IF(OR([.DQ30]=&quot;&quot;;[.DQ30]=0);0;1)))">
            <text:p/>
          </table:table-cell>
          <table:table-cell table:style-name="ce35" table:formula="of:=IF([.DR$3]=&quot;&quot;;&quot;&quot;;(IF(OR([.DR30]=&quot;&quot;;[.DR30]=0);0;1)))">
            <text:p/>
          </table:table-cell>
          <table:table-cell table:style-name="ce35" table:formula="of:=IF([.DS$3]=&quot;&quot;;&quot;&quot;;(IF(OR([.DS30]=&quot;&quot;;[.DS30]=0);0;1)))">
            <text:p/>
          </table:table-cell>
          <table:table-cell table:style-name="ce35" table:formula="of:=IF([.DT$3]=&quot;&quot;;&quot;&quot;;(IF(OR([.DT30]=&quot;&quot;;[.DT30]=0);0;1)))">
            <text:p/>
          </table:table-cell>
          <table:table-cell table:style-name="ce35" table:formula="of:=IF([.DU$3]=&quot;&quot;;&quot;&quot;;(IF(OR([.DU30]=&quot;&quot;;[.DU30]=0);0;1)))">
            <text:p/>
          </table:table-cell>
          <table:table-cell table:style-name="ce35" table:formula="of:=IF([.DV$3]=&quot;&quot;;&quot;&quot;;(IF(OR([.DV30]=&quot;&quot;;[.DV30]=0);0;1)))">
            <text:p/>
          </table:table-cell>
          <table:table-cell table:style-name="ce35" table:formula="of:=IF([.DW$3]=&quot;&quot;;&quot;&quot;;(IF(OR([.DW30]=&quot;&quot;;[.DW30]=0);0;1)))">
            <text:p/>
          </table:table-cell>
          <table:table-cell table:style-name="ce35" table:formula="of:=IF([.DX$3]=&quot;&quot;;&quot;&quot;;(IF(OR([.DX30]=&quot;&quot;;[.DX30]=0);0;1)))">
            <text:p/>
          </table:table-cell>
          <table:table-cell table:style-name="ce35" table:formula="of:=IF([.DY$3]=&quot;&quot;;&quot;&quot;;(IF(OR([.DY30]=&quot;&quot;;[.DY30]=0);0;1)))">
            <text:p/>
          </table:table-cell>
          <table:table-cell table:style-name="ce35" table:formula="of:=IF([.DZ$3]=&quot;&quot;;&quot;&quot;;(IF(OR([.DZ30]=&quot;&quot;;[.DZ30]=0);0;1)))">
            <text:p/>
          </table:table-cell>
          <table:table-cell table:style-name="ce35" table:formula="of:=IF([.EA$3]=&quot;&quot;;&quot;&quot;;(IF(OR([.EA30]=&quot;&quot;;[.EA30]=0);0;1)))">
            <text:p/>
          </table:table-cell>
          <table:table-cell table:style-name="ce35" table:formula="of:=IF([.EB$3]=&quot;&quot;;&quot;&quot;;(IF(OR([.EB30]=&quot;&quot;;[.EB30]=0);0;1)))">
            <text:p/>
          </table:table-cell>
          <table:table-cell table:style-name="ce35" table:formula="of:=IF([.EC$3]=&quot;&quot;;&quot;&quot;;(IF(OR([.EC30]=&quot;&quot;;[.EC30]=0);0;1)))">
            <text:p/>
          </table:table-cell>
          <table:table-cell table:style-name="ce35" table:formula="of:=IF([.ED$3]=&quot;&quot;;&quot;&quot;;(IF(OR([.ED30]=&quot;&quot;;[.ED30]=0);0;1)))">
            <text:p/>
          </table:table-cell>
          <table:table-cell table:style-name="ce35" table:formula="of:=IF([.EE$3]=&quot;&quot;;&quot;&quot;;(IF(OR([.EE30]=&quot;&quot;;[.EE30]=0);0;1)))">
            <text:p/>
          </table:table-cell>
          <table:table-cell table:style-name="ce35" table:formula="of:=IF([.EF$3]=&quot;&quot;;&quot;&quot;;(IF(OR([.EF30]=&quot;&quot;;[.EF30]=0);0;1)))">
            <text:p/>
          </table:table-cell>
          <table:table-cell table:style-name="ce35" table:formula="of:=IF([.EG$3]=&quot;&quot;;&quot;&quot;;(IF(OR([.EG30]=&quot;&quot;;[.EG30]=0);0;1)))">
            <text:p/>
          </table:table-cell>
          <table:table-cell table:style-name="ce35" table:formula="of:=IF([.EH$3]=&quot;&quot;;&quot;&quot;;(IF(OR([.EH30]=&quot;&quot;;[.EH30]=0);0;1)))">
            <text:p/>
          </table:table-cell>
          <table:table-cell table:style-name="ce35" table:formula="of:=IF([.EI$3]=&quot;&quot;;&quot;&quot;;(IF(OR([.EI30]=&quot;&quot;;[.EI30]=0);0;1)))">
            <text:p/>
          </table:table-cell>
          <table:table-cell table:style-name="ce35" table:formula="of:=IF([.EJ$3]=&quot;&quot;;&quot;&quot;;(IF(OR([.EJ30]=&quot;&quot;;[.EJ30]=0);0;1)))">
            <text:p/>
          </table:table-cell>
          <table:table-cell table:style-name="ce35" table:formula="of:=IF([.EK$3]=&quot;&quot;;&quot;&quot;;(IF(OR([.EK30]=&quot;&quot;;[.EK30]=0);0;1)))">
            <text:p/>
          </table:table-cell>
          <table:table-cell table:style-name="ce35" table:formula="of:=IF([.EL$3]=&quot;&quot;;&quot;&quot;;(IF(OR([.EL30]=&quot;&quot;;[.EL30]=0);0;1)))">
            <text:p/>
          </table:table-cell>
          <table:table-cell table:style-name="ce35" table:formula="of:=IF([.EM$3]=&quot;&quot;;&quot;&quot;;(IF(OR([.EM30]=&quot;&quot;;[.EM30]=0);0;1)))">
            <text:p/>
          </table:table-cell>
          <table:table-cell table:style-name="ce35" table:formula="of:=IF([.EN$3]=&quot;&quot;;&quot;&quot;;(IF(OR([.EN30]=&quot;&quot;;[.EN30]=0);0;1)))">
            <text:p/>
          </table:table-cell>
          <table:table-cell table:style-name="ce35" table:formula="of:=IF([.EO$3]=&quot;&quot;;&quot;&quot;;(IF(OR([.EO30]=&quot;&quot;;[.EO30]=0);0;1)))">
            <text:p/>
          </table:table-cell>
          <table:table-cell table:style-name="ce35" table:formula="of:=IF([.EP$3]=&quot;&quot;;&quot;&quot;;(IF(OR([.EP30]=&quot;&quot;;[.EP30]=0);0;1)))">
            <text:p/>
          </table:table-cell>
          <table:table-cell table:style-name="ce35" table:formula="of:=IF([.EQ$3]=&quot;&quot;;&quot;&quot;;(IF(OR([.EQ30]=&quot;&quot;;[.EQ30]=0);0;1)))">
            <text:p/>
          </table:table-cell>
          <table:table-cell table:style-name="ce35" table:formula="of:=IF([.ER$3]=&quot;&quot;;&quot;&quot;;(IF(OR([.ER30]=&quot;&quot;;[.ER30]=0);0;1)))">
            <text:p/>
          </table:table-cell>
          <table:table-cell table:style-name="ce35" table:formula="of:=IF([.ES$3]=&quot;&quot;;&quot;&quot;;(IF(OR([.ES30]=&quot;&quot;;[.ES30]=0);0;1)))">
            <text:p/>
          </table:table-cell>
          <table:table-cell table:style-name="ce35" table:formula="of:=IF([.ET$3]=&quot;&quot;;&quot;&quot;;(IF(OR([.ET30]=&quot;&quot;;[.ET30]=0);0;1)))">
            <text:p/>
          </table:table-cell>
          <table:table-cell table:style-name="ce35" table:formula="of:=IF([.EU$3]=&quot;&quot;;&quot;&quot;;(IF(OR([.EU30]=&quot;&quot;;[.EU30]=0);0;1)))">
            <text:p/>
          </table:table-cell>
          <table:table-cell table:style-name="ce35" table:formula="of:=IF([.EV$3]=&quot;&quot;;&quot;&quot;;(IF(OR([.EV30]=&quot;&quot;;[.EV30]=0);0;1)))">
            <text:p/>
          </table:table-cell>
          <table:table-cell table:style-name="ce35" table:formula="of:=IF([.EW$3]=&quot;&quot;;&quot;&quot;;(IF(OR([.EW30]=&quot;&quot;;[.EW30]=0);0;1)))">
            <text:p/>
          </table:table-cell>
          <table:table-cell table:style-name="ce35" table:formula="of:=IF([.EX$3]=&quot;&quot;;&quot;&quot;;(IF(OR([.EX30]=&quot;&quot;;[.EX30]=0);0;1)))">
            <text:p/>
          </table:table-cell>
          <table:table-cell table:style-name="ce35" table:formula="of:=IF([.EY$3]=&quot;&quot;;&quot;&quot;;(IF(OR([.EY30]=&quot;&quot;;[.EY30]=0);0;1)))">
            <text:p/>
          </table:table-cell>
          <table:table-cell table:style-name="ce35" table:formula="of:=IF([.EZ$3]=&quot;&quot;;&quot;&quot;;(IF(OR([.EZ30]=&quot;&quot;;[.EZ30]=0);0;1)))">
            <text:p/>
          </table:table-cell>
          <table:table-cell table:style-name="ce35" table:formula="of:=IF([.FA$3]=&quot;&quot;;&quot;&quot;;(IF(OR([.FA30]=&quot;&quot;;[.FA30]=0);0;1)))">
            <text:p/>
          </table:table-cell>
          <table:table-cell table:style-name="ce35" table:formula="of:=IF([.FB$3]=&quot;&quot;;&quot;&quot;;(IF(OR([.FB30]=&quot;&quot;;[.FB30]=0);0;1)))">
            <text:p/>
          </table:table-cell>
          <table:table-cell table:style-name="ce35" table:formula="of:=IF([.FC$3]=&quot;&quot;;&quot;&quot;;(IF(OR([.FC30]=&quot;&quot;;[.FC30]=0);0;1)))">
            <text:p/>
          </table:table-cell>
          <table:table-cell table:style-name="ce35" table:formula="of:=IF([.FD$3]=&quot;&quot;;&quot;&quot;;(IF(OR([.FD30]=&quot;&quot;;[.FD30]=0);0;1)))">
            <text:p/>
          </table:table-cell>
          <table:table-cell table:style-name="ce35" table:formula="of:=IF([.FE$3]=&quot;&quot;;&quot;&quot;;(IF(OR([.FE30]=&quot;&quot;;[.FE30]=0);0;1)))">
            <text:p/>
          </table:table-cell>
          <table:table-cell table:style-name="ce35" table:formula="of:=IF([.FF$3]=&quot;&quot;;&quot;&quot;;(IF(OR([.FF30]=&quot;&quot;;[.FF30]=0);0;1)))">
            <text:p/>
          </table:table-cell>
          <table:table-cell table:style-name="ce35" table:formula="of:=IF([.FG$3]=&quot;&quot;;&quot;&quot;;(IF(OR([.FG30]=&quot;&quot;;[.FG30]=0);0;1)))">
            <text:p/>
          </table:table-cell>
          <table:table-cell table:style-name="ce35" table:formula="of:=IF([.FH$3]=&quot;&quot;;&quot;&quot;;(IF(OR([.FH30]=&quot;&quot;;[.FH30]=0);0;1)))">
            <text:p/>
          </table:table-cell>
          <table:table-cell table:style-name="ce35" table:formula="of:=IF([.FI$3]=&quot;&quot;;&quot;&quot;;(IF(OR([.FI30]=&quot;&quot;;[.FI30]=0);0;1)))">
            <text:p/>
          </table:table-cell>
          <table:table-cell table:style-name="ce35" table:formula="of:=IF([.FJ$3]=&quot;&quot;;&quot;&quot;;(IF(OR([.FJ30]=&quot;&quot;;[.FJ30]=0);0;1)))">
            <text:p/>
          </table:table-cell>
          <table:table-cell table:style-name="ce35" table:formula="of:=IF([.FK$3]=&quot;&quot;;&quot;&quot;;(IF(OR([.FK30]=&quot;&quot;;[.FK30]=0);0;1)))">
            <text:p/>
          </table:table-cell>
          <table:table-cell table:style-name="ce35" table:formula="of:=IF([.FL$3]=&quot;&quot;;&quot;&quot;;(IF(OR([.FL30]=&quot;&quot;;[.FL30]=0);0;1)))">
            <text:p/>
          </table:table-cell>
          <table:table-cell table:style-name="ce35" table:formula="of:=IF([.FM$3]=&quot;&quot;;&quot;&quot;;(IF(OR([.FM30]=&quot;&quot;;[.FM30]=0);0;1)))">
            <text:p/>
          </table:table-cell>
          <table:table-cell table:style-name="ce35" table:formula="of:=IF([.FN$3]=&quot;&quot;;&quot;&quot;;(IF(OR([.FN30]=&quot;&quot;;[.FN30]=0);0;1)))">
            <text:p/>
          </table:table-cell>
          <table:table-cell table:style-name="ce35" table:formula="of:=IF([.FO$3]=&quot;&quot;;&quot;&quot;;(IF(OR([.FO30]=&quot;&quot;;[.FO30]=0);0;1)))">
            <text:p/>
          </table:table-cell>
          <table:table-cell table:style-name="ce35" table:formula="of:=IF([.FP$3]=&quot;&quot;;&quot;&quot;;(IF(OR([.FP30]=&quot;&quot;;[.FP30]=0);0;1)))">
            <text:p/>
          </table:table-cell>
          <table:table-cell table:style-name="ce35" table:formula="of:=IF([.FQ$3]=&quot;&quot;;&quot;&quot;;(IF(OR([.FQ30]=&quot;&quot;;[.FQ30]=0);0;1)))">
            <text:p/>
          </table:table-cell>
          <table:table-cell table:style-name="ce35" table:formula="of:=IF([.FR$3]=&quot;&quot;;&quot;&quot;;(IF(OR([.FR30]=&quot;&quot;;[.FR30]=0);0;1)))">
            <text:p/>
          </table:table-cell>
          <table:table-cell table:style-name="ce35" table:formula="of:=IF([.FS$3]=&quot;&quot;;&quot;&quot;;(IF(OR([.FS30]=&quot;&quot;;[.FS30]=0);0;1)))">
            <text:p/>
          </table:table-cell>
          <table:table-cell table:style-name="ce35" table:formula="of:=IF([.FT$3]=&quot;&quot;;&quot;&quot;;(IF(OR([.FT30]=&quot;&quot;;[.FT30]=0);0;1)))">
            <text:p/>
          </table:table-cell>
          <table:table-cell table:style-name="ce35" table:formula="of:=IF([.FU$3]=&quot;&quot;;&quot;&quot;;(IF(OR([.FU30]=&quot;&quot;;[.FU30]=0);0;1)))">
            <text:p/>
          </table:table-cell>
          <table:table-cell table:style-name="ce35" table:formula="of:=IF([.FV$3]=&quot;&quot;;&quot;&quot;;(IF(OR([.FV30]=&quot;&quot;;[.FV30]=0);0;1)))">
            <text:p/>
          </table:table-cell>
          <table:table-cell table:style-name="ce35" table:formula="of:=IF([.FW$3]=&quot;&quot;;&quot;&quot;;(IF(OR([.FW30]=&quot;&quot;;[.FW30]=0);0;1)))">
            <text:p/>
          </table:table-cell>
          <table:table-cell table:style-name="ce35" table:formula="of:=IF([.FX$3]=&quot;&quot;;&quot;&quot;;(IF(OR([.FX30]=&quot;&quot;;[.FX30]=0);0;1)))">
            <text:p/>
          </table:table-cell>
          <table:table-cell table:style-name="ce35" table:formula="of:=IF([.FY$3]=&quot;&quot;;&quot;&quot;;(IF(OR([.FY30]=&quot;&quot;;[.FY30]=0);0;1)))">
            <text:p/>
          </table:table-cell>
          <table:table-cell table:style-name="ce35" table:formula="of:=IF([.FZ$3]=&quot;&quot;;&quot;&quot;;(IF(OR([.FZ30]=&quot;&quot;;[.FZ30]=0);0;1)))">
            <text:p/>
          </table:table-cell>
          <table:table-cell table:style-name="ce35" table:formula="of:=IF([.GA$3]=&quot;&quot;;&quot;&quot;;(IF(OR([.GA30]=&quot;&quot;;[.GA30]=0);0;1)))">
            <text:p/>
          </table:table-cell>
          <table:table-cell table:style-name="ce35" table:formula="of:=IF([.GB$3]=&quot;&quot;;&quot;&quot;;(IF(OR([.GB30]=&quot;&quot;;[.GB30]=0);0;1)))">
            <text:p/>
          </table:table-cell>
          <table:table-cell table:style-name="ce35" table:formula="of:=IF([.GC$3]=&quot;&quot;;&quot;&quot;;(IF(OR([.GC30]=&quot;&quot;;[.GC30]=0);0;1)))">
            <text:p/>
          </table:table-cell>
          <table:table-cell table:style-name="ce35" table:formula="of:=IF([.GD$3]=&quot;&quot;;&quot;&quot;;(IF(OR([.GD30]=&quot;&quot;;[.GD30]=0);0;1)))">
            <text:p/>
          </table:table-cell>
          <table:table-cell table:style-name="ce35" table:formula="of:=IF([.GE$3]=&quot;&quot;;&quot;&quot;;(IF(OR([.GE30]=&quot;&quot;;[.GE30]=0);0;1)))">
            <text:p/>
          </table:table-cell>
          <table:table-cell table:style-name="ce35" table:formula="of:=IF([.GF$3]=&quot;&quot;;&quot;&quot;;(IF(OR([.GF30]=&quot;&quot;;[.GF30]=0);0;1)))">
            <text:p/>
          </table:table-cell>
          <table:table-cell table:style-name="ce35" table:formula="of:=IF([.GG$3]=&quot;&quot;;&quot;&quot;;(IF(OR([.GG30]=&quot;&quot;;[.GG30]=0);0;1)))">
            <text:p/>
          </table:table-cell>
          <table:table-cell table:style-name="ce35" table:formula="of:=IF([.GH$3]=&quot;&quot;;&quot;&quot;;(IF(OR([.GH30]=&quot;&quot;;[.GH30]=0);0;1)))">
            <text:p/>
          </table:table-cell>
          <table:table-cell table:style-name="ce35" table:formula="of:=IF([.GI$3]=&quot;&quot;;&quot;&quot;;(IF(OR([.GI30]=&quot;&quot;;[.GI30]=0);0;1)))">
            <text:p/>
          </table:table-cell>
          <table:table-cell table:style-name="ce35" table:formula="of:=IF([.GJ$3]=&quot;&quot;;&quot;&quot;;(IF(OR([.GJ30]=&quot;&quot;;[.GJ30]=0);0;1)))">
            <text:p/>
          </table:table-cell>
          <table:table-cell table:style-name="ce35" table:formula="of:=IF([.GK$3]=&quot;&quot;;&quot;&quot;;(IF(OR([.GK30]=&quot;&quot;;[.GK30]=0);0;1)))">
            <text:p/>
          </table:table-cell>
          <table:table-cell table:style-name="ce35" table:formula="of:=IF([.GL$3]=&quot;&quot;;&quot;&quot;;(IF(OR([.GL30]=&quot;&quot;;[.GL30]=0);0;1)))">
            <text:p/>
          </table:table-cell>
          <table:table-cell table:style-name="ce35" table:formula="of:=IF([.GM$3]=&quot;&quot;;&quot;&quot;;(IF(OR([.GM30]=&quot;&quot;;[.GM30]=0);0;1)))">
            <text:p/>
          </table:table-cell>
          <table:table-cell table:style-name="ce35" table:formula="of:=IF([.GN$3]=&quot;&quot;;&quot;&quot;;(IF(OR([.GN30]=&quot;&quot;;[.GN30]=0);0;1)))">
            <text:p/>
          </table:table-cell>
          <table:table-cell table:style-name="ce35" table:formula="of:=IF([.GO$3]=&quot;&quot;;&quot;&quot;;(IF(OR([.GO30]=&quot;&quot;;[.GO30]=0);0;1)))">
            <text:p/>
          </table:table-cell>
          <table:table-cell table:style-name="ce35" table:formula="of:=IF([.GP$3]=&quot;&quot;;&quot;&quot;;(IF(OR([.GP30]=&quot;&quot;;[.GP30]=0);0;1)))">
            <text:p/>
          </table:table-cell>
          <table:table-cell table:style-name="ce35" table:formula="of:=IF([.GQ$3]=&quot;&quot;;&quot;&quot;;(IF(OR([.GQ30]=&quot;&quot;;[.GQ30]=0);0;1)))">
            <text:p/>
          </table:table-cell>
          <table:table-cell table:style-name="ce35" table:formula="of:=IF([.GR$3]=&quot;&quot;;&quot;&quot;;(IF(OR([.GR30]=&quot;&quot;;[.GR30]=0);0;1)))">
            <text:p/>
          </table:table-cell>
          <table:table-cell table:style-name="ce35" table:formula="of:=IF([.GS$3]=&quot;&quot;;&quot;&quot;;(IF(OR([.GS30]=&quot;&quot;;[.GS30]=0);0;1)))">
            <text:p/>
          </table:table-cell>
          <table:table-cell table:style-name="ce35" table:formula="of:=IF([.GT$3]=&quot;&quot;;&quot;&quot;;(IF(OR([.GT30]=&quot;&quot;;[.GT30]=0);0;1)))">
            <text:p/>
          </table:table-cell>
          <table:table-cell table:style-name="ce35" table:formula="of:=IF([.GU$3]=&quot;&quot;;&quot;&quot;;(IF(OR([.GU30]=&quot;&quot;;[.GU30]=0);0;1)))">
            <text:p/>
          </table:table-cell>
          <table:table-cell table:style-name="ce35" table:formula="of:=IF([.GV$3]=&quot;&quot;;&quot;&quot;;(IF(OR([.GV30]=&quot;&quot;;[.GV30]=0);0;1)))">
            <text:p/>
          </table:table-cell>
          <table:table-cell table:style-name="ce35" table:formula="of:=IF([.GW$3]=&quot;&quot;;&quot;&quot;;(IF(OR([.GW30]=&quot;&quot;;[.GW30]=0);0;1)))">
            <text:p/>
          </table:table-cell>
          <table:table-cell table:style-name="ce35" table:formula="of:=IF([.GX$3]=&quot;&quot;;&quot;&quot;;(IF(OR([.GX30]=&quot;&quot;;[.GX30]=0);0;1)))">
            <text:p/>
          </table:table-cell>
          <table:table-cell table:style-name="ce35" table:formula="of:=IF([.GY$3]=&quot;&quot;;&quot;&quot;;(IF(OR([.GY30]=&quot;&quot;;[.GY30]=0);0;1)))">
            <text:p/>
          </table:table-cell>
          <table:table-cell table:style-name="ce35" table:formula="of:=IF([.GZ$3]=&quot;&quot;;&quot;&quot;;(IF(OR([.GZ30]=&quot;&quot;;[.GZ30]=0);0;1)))">
            <text:p/>
          </table:table-cell>
          <table:table-cell table:style-name="ce35" table:formula="of:=IF([.HA$3]=&quot;&quot;;&quot;&quot;;(IF(OR([.HA30]=&quot;&quot;;[.HA30]=0);0;1)))">
            <text:p/>
          </table:table-cell>
          <table:table-cell table:style-name="ce35" table:formula="of:=IF([.HB$3]=&quot;&quot;;&quot;&quot;;(IF(OR([.HB30]=&quot;&quot;;[.HB30]=0);0;1)))">
            <text:p/>
          </table:table-cell>
          <table:table-cell table:style-name="ce35" table:formula="of:=IF([.HC$3]=&quot;&quot;;&quot;&quot;;(IF(OR([.HC30]=&quot;&quot;;[.HC30]=0);0;1)))">
            <text:p/>
          </table:table-cell>
          <table:table-cell table:style-name="ce35" table:formula="of:=IF([.HD$3]=&quot;&quot;;&quot;&quot;;(IF(OR([.HD30]=&quot;&quot;;[.HD30]=0);0;1)))">
            <text:p/>
          </table:table-cell>
          <table:table-cell table:style-name="ce35" table:formula="of:=IF([.HE$3]=&quot;&quot;;&quot;&quot;;(IF(OR([.HE30]=&quot;&quot;;[.HE30]=0);0;1)))">
            <text:p/>
          </table:table-cell>
          <table:table-cell table:style-name="ce35" table:formula="of:=IF([.HF$3]=&quot;&quot;;&quot;&quot;;(IF(OR([.HF30]=&quot;&quot;;[.HF30]=0);0;1)))">
            <text:p/>
          </table:table-cell>
          <table:table-cell table:style-name="ce35" table:formula="of:=IF([.HG$3]=&quot;&quot;;&quot;&quot;;(IF(OR([.HG30]=&quot;&quot;;[.HG30]=0);0;1)))">
            <text:p/>
          </table:table-cell>
          <table:table-cell table:style-name="ce35" table:formula="of:=IF([.HH$3]=&quot;&quot;;&quot;&quot;;(IF(OR([.HH30]=&quot;&quot;;[.HH30]=0);0;1)))">
            <text:p/>
          </table:table-cell>
          <table:table-cell table:style-name="ce35" table:formula="of:=IF([.HI$3]=&quot;&quot;;&quot;&quot;;(IF(OR([.HI30]=&quot;&quot;;[.HI30]=0);0;1)))">
            <text:p/>
          </table:table-cell>
          <table:table-cell table:style-name="ce35" table:formula="of:=IF([.HJ$3]=&quot;&quot;;&quot;&quot;;(IF(OR([.HJ30]=&quot;&quot;;[.HJ30]=0);0;1)))">
            <text:p/>
          </table:table-cell>
          <table:table-cell table:style-name="ce35" table:formula="of:=IF([.HK$3]=&quot;&quot;;&quot;&quot;;(IF(OR([.HK30]=&quot;&quot;;[.HK30]=0);0;1)))">
            <text:p/>
          </table:table-cell>
          <table:table-cell table:style-name="ce35" table:formula="of:=IF([.HL$3]=&quot;&quot;;&quot;&quot;;(IF(OR([.HL30]=&quot;&quot;;[.HL30]=0);0;1)))">
            <text:p/>
          </table:table-cell>
          <table:table-cell table:style-name="ce35" table:formula="of:=IF([.HM$3]=&quot;&quot;;&quot;&quot;;(IF(OR([.HM30]=&quot;&quot;;[.HM30]=0);0;1)))">
            <text:p/>
          </table:table-cell>
          <table:table-cell table:style-name="ce35" table:formula="of:=IF([.HN$3]=&quot;&quot;;&quot;&quot;;(IF(OR([.HN30]=&quot;&quot;;[.HN30]=0);0;1)))">
            <text:p/>
          </table:table-cell>
          <table:table-cell table:style-name="ce35" table:formula="of:=IF([.HO$3]=&quot;&quot;;&quot;&quot;;(IF(OR([.HO30]=&quot;&quot;;[.HO30]=0);0;1)))">
            <text:p/>
          </table:table-cell>
          <table:table-cell table:style-name="ce35" table:formula="of:=IF([.HP$3]=&quot;&quot;;&quot;&quot;;(IF(OR([.HP30]=&quot;&quot;;[.HP30]=0);0;1)))">
            <text:p/>
          </table:table-cell>
          <table:table-cell table:style-name="ce35" table:formula="of:=IF([.HQ$3]=&quot;&quot;;&quot;&quot;;(IF(OR([.HQ30]=&quot;&quot;;[.HQ30]=0);0;1)))">
            <text:p/>
          </table:table-cell>
          <table:table-cell table:style-name="ce35" table:formula="of:=IF([.HR$3]=&quot;&quot;;&quot;&quot;;(IF(OR([.HR30]=&quot;&quot;;[.HR30]=0);0;1)))">
            <text:p/>
          </table:table-cell>
          <table:table-cell table:style-name="ce35" table:formula="of:=IF([.HS$3]=&quot;&quot;;&quot;&quot;;(IF(OR([.HS30]=&quot;&quot;;[.HS30]=0);0;1)))">
            <text:p/>
          </table:table-cell>
          <table:table-cell table:style-name="ce35" table:formula="of:=IF([.HT$3]=&quot;&quot;;&quot;&quot;;(IF(OR([.HT30]=&quot;&quot;;[.HT30]=0);0;1)))">
            <text:p/>
          </table:table-cell>
          <table:table-cell table:style-name="ce35" table:formula="of:=IF([.HU$3]=&quot;&quot;;&quot;&quot;;(IF(OR([.HU30]=&quot;&quot;;[.HU30]=0);0;1)))">
            <text:p/>
          </table:table-cell>
          <table:table-cell table:style-name="ce35" table:formula="of:=IF([.HV$3]=&quot;&quot;;&quot;&quot;;(IF(OR([.HV30]=&quot;&quot;;[.HV30]=0);0;1)))">
            <text:p/>
          </table:table-cell>
          <table:table-cell table:style-name="ce35" table:formula="of:=IF([.HW$3]=&quot;&quot;;&quot;&quot;;(IF(OR([.HW30]=&quot;&quot;;[.HW30]=0);0;1)))">
            <text:p/>
          </table:table-cell>
          <table:table-cell table:style-name="ce35" table:formula="of:=IF([.HX$3]=&quot;&quot;;&quot;&quot;;(IF(OR([.HX30]=&quot;&quot;;[.HX30]=0);0;1)))">
            <text:p/>
          </table:table-cell>
          <table:table-cell table:style-name="ce35" table:formula="of:=IF([.HY$3]=&quot;&quot;;&quot;&quot;;(IF(OR([.HY30]=&quot;&quot;;[.HY30]=0);0;1)))">
            <text:p/>
          </table:table-cell>
          <table:table-cell table:style-name="ce35" table:formula="of:=IF([.HZ$3]=&quot;&quot;;&quot;&quot;;(IF(OR([.HZ30]=&quot;&quot;;[.HZ30]=0);0;1)))">
            <text:p/>
          </table:table-cell>
          <table:table-cell table:style-name="ce35" table:formula="of:=IF([.IA$3]=&quot;&quot;;&quot;&quot;;(IF(OR([.IA30]=&quot;&quot;;[.IA30]=0);0;1)))">
            <text:p/>
          </table:table-cell>
          <table:table-cell table:style-name="ce35" table:formula="of:=IF([.IB$3]=&quot;&quot;;&quot;&quot;;(IF(OR([.IB30]=&quot;&quot;;[.IB30]=0);0;1)))">
            <text:p/>
          </table:table-cell>
          <table:table-cell table:style-name="ce35" table:formula="of:=IF([.IC$3]=&quot;&quot;;&quot;&quot;;(IF(OR([.IC30]=&quot;&quot;;[.IC30]=0);0;1)))">
            <text:p/>
          </table:table-cell>
          <table:table-cell table:style-name="ce35" table:formula="of:=IF([.ID$3]=&quot;&quot;;&quot;&quot;;(IF(OR([.ID30]=&quot;&quot;;[.ID30]=0);0;1)))">
            <text:p/>
          </table:table-cell>
          <table:table-cell table:style-name="ce35" table:formula="of:=IF([.IE$3]=&quot;&quot;;&quot;&quot;;(IF(OR([.IE30]=&quot;&quot;;[.IE30]=0);0;1)))">
            <text:p/>
          </table:table-cell>
          <table:table-cell table:style-name="ce35" table:formula="of:=IF([.IF$3]=&quot;&quot;;&quot;&quot;;(IF(OR([.IF30]=&quot;&quot;;[.IF30]=0);0;1)))">
            <text:p/>
          </table:table-cell>
          <table:table-cell table:style-name="ce35" table:formula="of:=IF([.IG$3]=&quot;&quot;;&quot;&quot;;(IF(OR([.IG30]=&quot;&quot;;[.IG30]=0);0;1)))">
            <text:p/>
          </table:table-cell>
          <table:table-cell table:style-name="ce35" table:formula="of:=IF([.IH$3]=&quot;&quot;;&quot;&quot;;(IF(OR([.IH30]=&quot;&quot;;[.IH30]=0);0;1)))">
            <text:p/>
          </table:table-cell>
          <table:table-cell table:style-name="ce35" table:formula="of:=IF([.II$3]=&quot;&quot;;&quot;&quot;;(IF(OR([.II30]=&quot;&quot;;[.II30]=0);0;1)))">
            <text:p/>
          </table:table-cell>
          <table:table-cell table:style-name="ce35" table:formula="of:=IF([.IJ$3]=&quot;&quot;;&quot;&quot;;(IF(OR([.IJ30]=&quot;&quot;;[.IJ30]=0);0;1)))">
            <text:p/>
          </table:table-cell>
          <table:table-cell table:style-name="ce35" table:formula="of:=IF([.IK$3]=&quot;&quot;;&quot;&quot;;(IF(OR([.IK30]=&quot;&quot;;[.IK30]=0);0;1)))">
            <text:p/>
          </table:table-cell>
          <table:table-cell table:style-name="ce35" table:formula="of:=IF([.IL$3]=&quot;&quot;;&quot;&quot;;(IF(OR([.IL30]=&quot;&quot;;[.IL30]=0);0;1)))">
            <text:p/>
          </table:table-cell>
          <table:table-cell table:style-name="ce35" table:formula="of:=IF([.IM$3]=&quot;&quot;;&quot;&quot;;(IF(OR([.IM30]=&quot;&quot;;[.IM30]=0);0;1)))">
            <text:p/>
          </table:table-cell>
          <table:table-cell table:style-name="ce35" table:formula="of:=IF([.IN$3]=&quot;&quot;;&quot;&quot;;(IF(OR([.IN30]=&quot;&quot;;[.IN30]=0);0;1)))">
            <text:p/>
          </table:table-cell>
          <table:table-cell table:style-name="ce35" table:formula="of:=IF([.IO$3]=&quot;&quot;;&quot;&quot;;(IF(OR([.IO30]=&quot;&quot;;[.IO30]=0);0;1)))">
            <text:p/>
          </table:table-cell>
          <table:table-cell table:style-name="ce35" table:formula="of:=IF([.IP$3]=&quot;&quot;;&quot;&quot;;(IF(OR([.IP30]=&quot;&quot;;[.IP30]=0);0;1)))">
            <text:p/>
          </table:table-cell>
          <table:table-cell table:style-name="ce35" table:formula="of:=IF([.IQ$3]=&quot;&quot;;&quot;&quot;;(IF(OR([.IQ30]=&quot;&quot;;[.IQ30]=0);0;1)))">
            <text:p/>
          </table:table-cell>
          <table:table-cell table:style-name="ce35" table:formula="of:=IF([.IR$3]=&quot;&quot;;&quot;&quot;;(IF(OR([.IR30]=&quot;&quot;;[.IR30]=0);0;1)))">
            <text:p/>
          </table:table-cell>
          <table:table-cell table:style-name="ce35" table:formula="of:=IF([.IS$3]=&quot;&quot;;&quot;&quot;;(IF(OR([.IS30]=&quot;&quot;;[.IS30]=0);0;1)))">
            <text:p/>
          </table:table-cell>
          <table:table-cell table:style-name="ce35" table:formula="of:=IF([.IT$3]=&quot;&quot;;&quot;&quot;;(IF(OR([.IT30]=&quot;&quot;;[.IT30]=0);0;1)))">
            <text:p/>
          </table:table-cell>
          <table:table-cell table:style-name="ce35" table:formula="of:=IF([.IU$3]=&quot;&quot;;&quot;&quot;;(IF(OR([.IU30]=&quot;&quot;;[.IU30]=0);0;1)))">
            <text:p/>
          </table:table-cell>
          <table:table-cell table:style-name="ce35" table:formula="of:=IF([.IV$3]=&quot;&quot;;&quot;&quot;;(IF(OR([.IV30]=&quot;&quot;;[.IV30]=0);0;1)))">
            <text:p/>
          </table:table-cell>
          <table:table-cell table:style-name="ce35" table:formula="of:=IF([.IW$3]=&quot;&quot;;&quot;&quot;;(IF(OR([.IW30]=&quot;&quot;;[.IW30]=0);0;1)))">
            <text:p/>
          </table:table-cell>
          <table:table-cell table:style-name="ce35" table:formula="of:=IF([.IX$3]=&quot;&quot;;&quot;&quot;;(IF(OR([.IX30]=&quot;&quot;;[.IX30]=0);0;1)))">
            <text:p/>
          </table:table-cell>
          <table:table-cell table:style-name="ce35" table:formula="of:=IF([.IY$3]=&quot;&quot;;&quot;&quot;;(IF(OR([.IY30]=&quot;&quot;;[.IY30]=0);0;1)))">
            <text:p/>
          </table:table-cell>
          <table:table-cell table:style-name="ce35" table:formula="of:=IF([.IZ$3]=&quot;&quot;;&quot;&quot;;(IF(OR([.IZ30]=&quot;&quot;;[.IZ30]=0);0;1)))">
            <text:p/>
          </table:table-cell>
          <table:table-cell table:style-name="ce35" table:formula="of:=IF([.JA$3]=&quot;&quot;;&quot;&quot;;(IF(OR([.JA30]=&quot;&quot;;[.JA30]=0);0;1)))">
            <text:p/>
          </table:table-cell>
          <table:table-cell table:style-name="ce35" table:formula="of:=IF([.JB$3]=&quot;&quot;;&quot;&quot;;(IF(OR([.JB30]=&quot;&quot;;[.JB30]=0);0;1)))">
            <text:p/>
          </table:table-cell>
          <table:table-cell table:style-name="ce35" table:formula="of:=IF([.JC$3]=&quot;&quot;;&quot;&quot;;(IF(OR([.JC30]=&quot;&quot;;[.JC30]=0);0;1)))">
            <text:p/>
          </table:table-cell>
          <table:table-cell table:style-name="ce35" table:formula="of:=IF([.JD$3]=&quot;&quot;;&quot;&quot;;(IF(OR([.JD30]=&quot;&quot;;[.JD30]=0);0;1)))">
            <text:p/>
          </table:table-cell>
          <table:table-cell table:style-name="ce35" table:formula="of:=IF([.JE$3]=&quot;&quot;;&quot;&quot;;(IF(OR([.JE30]=&quot;&quot;;[.JE30]=0);0;1)))">
            <text:p/>
          </table:table-cell>
          <table:table-cell table:style-name="ce35" table:formula="of:=IF([.JF$3]=&quot;&quot;;&quot;&quot;;(IF(OR([.JF30]=&quot;&quot;;[.JF30]=0);0;1)))">
            <text:p/>
          </table:table-cell>
          <table:table-cell table:style-name="ce35" table:formula="of:=IF([.JG$3]=&quot;&quot;;&quot;&quot;;(IF(OR([.JG30]=&quot;&quot;;[.JG30]=0);0;1)))">
            <text:p/>
          </table:table-cell>
          <table:table-cell table:style-name="ce35" table:formula="of:=IF([.JH$3]=&quot;&quot;;&quot;&quot;;(IF(OR([.JH30]=&quot;&quot;;[.JH30]=0);0;1)))">
            <text:p/>
          </table:table-cell>
          <table:table-cell table:style-name="ce35" table:formula="of:=IF([.JI$3]=&quot;&quot;;&quot;&quot;;(IF(OR([.JI30]=&quot;&quot;;[.JI30]=0);0;1)))">
            <text:p/>
          </table:table-cell>
          <table:table-cell table:style-name="ce35" table:formula="of:=IF([.JJ$3]=&quot;&quot;;&quot;&quot;;(IF(OR([.JJ30]=&quot;&quot;;[.JJ30]=0);0;1)))">
            <text:p/>
          </table:table-cell>
          <table:table-cell table:style-name="ce35" table:formula="of:=IF([.JK$3]=&quot;&quot;;&quot;&quot;;(IF(OR([.JK30]=&quot;&quot;;[.JK30]=0);0;1)))">
            <text:p/>
          </table:table-cell>
          <table:table-cell table:style-name="ce35" table:formula="of:=IF([.JL$3]=&quot;&quot;;&quot;&quot;;(IF(OR([.JL30]=&quot;&quot;;[.JL30]=0);0;1)))">
            <text:p/>
          </table:table-cell>
          <table:table-cell table:style-name="ce35" table:formula="of:=IF([.JM$3]=&quot;&quot;;&quot;&quot;;(IF(OR([.JM30]=&quot;&quot;;[.JM30]=0);0;1)))">
            <text:p/>
          </table:table-cell>
          <table:table-cell table:style-name="ce35" table:formula="of:=IF([.JN$3]=&quot;&quot;;&quot;&quot;;(IF(OR([.JN30]=&quot;&quot;;[.JN30]=0);0;1)))">
            <text:p/>
          </table:table-cell>
          <table:table-cell table:style-name="ce35" table:formula="of:=IF([.JO$3]=&quot;&quot;;&quot;&quot;;(IF(OR([.JO30]=&quot;&quot;;[.JO30]=0);0;1)))">
            <text:p/>
          </table:table-cell>
          <table:table-cell table:style-name="ce35" table:formula="of:=IF([.JP$3]=&quot;&quot;;&quot;&quot;;(IF(OR([.JP30]=&quot;&quot;;[.JP30]=0);0;1)))">
            <text:p/>
          </table:table-cell>
          <table:table-cell table:style-name="ce35" table:formula="of:=IF([.JQ$3]=&quot;&quot;;&quot;&quot;;(IF(OR([.JQ30]=&quot;&quot;;[.JQ30]=0);0;1)))">
            <text:p/>
          </table:table-cell>
          <table:table-cell table:style-name="ce35" table:formula="of:=IF([.JR$3]=&quot;&quot;;&quot;&quot;;(IF(OR([.JR30]=&quot;&quot;;[.JR30]=0);0;1)))">
            <text:p/>
          </table:table-cell>
          <table:table-cell table:style-name="ce35" table:formula="of:=IF([.JS$3]=&quot;&quot;;&quot;&quot;;(IF(OR([.JS30]=&quot;&quot;;[.JS30]=0);0;1)))">
            <text:p/>
          </table:table-cell>
          <table:table-cell table:style-name="ce35" table:formula="of:=IF([.JT$3]=&quot;&quot;;&quot;&quot;;(IF(OR([.JT30]=&quot;&quot;;[.JT30]=0);0;1)))">
            <text:p/>
          </table:table-cell>
          <table:table-cell table:style-name="ce35" table:formula="of:=IF([.JU$3]=&quot;&quot;;&quot;&quot;;(IF(OR([.JU30]=&quot;&quot;;[.JU30]=0);0;1)))">
            <text:p/>
          </table:table-cell>
          <table:table-cell table:style-name="ce35" table:formula="of:=IF([.JV$3]=&quot;&quot;;&quot;&quot;;(IF(OR([.JV30]=&quot;&quot;;[.JV30]=0);0;1)))">
            <text:p/>
          </table:table-cell>
          <table:table-cell table:style-name="ce35" table:formula="of:=IF([.JW$3]=&quot;&quot;;&quot;&quot;;(IF(OR([.JW30]=&quot;&quot;;[.JW30]=0);0;1)))">
            <text:p/>
          </table:table-cell>
          <table:table-cell table:style-name="ce35" table:formula="of:=IF([.JX$3]=&quot;&quot;;&quot;&quot;;(IF(OR([.JX30]=&quot;&quot;;[.JX30]=0);0;1)))">
            <text:p/>
          </table:table-cell>
          <table:table-cell table:style-name="ce35" table:formula="of:=IF([.JY$3]=&quot;&quot;;&quot;&quot;;(IF(OR([.JY30]=&quot;&quot;;[.JY30]=0);0;1)))">
            <text:p/>
          </table:table-cell>
          <table:table-cell table:style-name="ce35" table:formula="of:=IF([.JZ$3]=&quot;&quot;;&quot;&quot;;(IF(OR([.JZ30]=&quot;&quot;;[.JZ30]=0);0;1)))">
            <text:p/>
          </table:table-cell>
          <table:table-cell table:style-name="ce35" table:formula="of:=IF([.KA$3]=&quot;&quot;;&quot;&quot;;(IF(OR([.KA30]=&quot;&quot;;[.KA30]=0);0;1)))">
            <text:p/>
          </table:table-cell>
          <table:table-cell table:style-name="ce35" table:formula="of:=IF([.KB$3]=&quot;&quot;;&quot;&quot;;(IF(OR([.KB30]=&quot;&quot;;[.KB30]=0);0;1)))">
            <text:p/>
          </table:table-cell>
          <table:table-cell table:style-name="ce35" table:formula="of:=IF([.KC$3]=&quot;&quot;;&quot;&quot;;(IF(OR([.KC30]=&quot;&quot;;[.KC30]=0);0;1)))">
            <text:p/>
          </table:table-cell>
          <table:table-cell table:style-name="ce35" table:formula="of:=IF([.KD$3]=&quot;&quot;;&quot;&quot;;(IF(OR([.KD30]=&quot;&quot;;[.KD30]=0);0;1)))">
            <text:p/>
          </table:table-cell>
          <table:table-cell table:style-name="ce35" table:formula="of:=IF([.KE$3]=&quot;&quot;;&quot;&quot;;(IF(OR([.KE30]=&quot;&quot;;[.KE30]=0);0;1)))">
            <text:p/>
          </table:table-cell>
          <table:table-cell table:style-name="ce35" table:formula="of:=IF([.KF$3]=&quot;&quot;;&quot;&quot;;(IF(OR([.KF30]=&quot;&quot;;[.KF30]=0);0;1)))">
            <text:p/>
          </table:table-cell>
          <table:table-cell table:style-name="ce35" table:formula="of:=IF([.KG$3]=&quot;&quot;;&quot;&quot;;(IF(OR([.KG30]=&quot;&quot;;[.KG30]=0);0;1)))">
            <text:p/>
          </table:table-cell>
          <table:table-cell table:style-name="ce35" table:formula="of:=IF([.KH$3]=&quot;&quot;;&quot;&quot;;(IF(OR([.KH30]=&quot;&quot;;[.KH30]=0);0;1)))">
            <text:p/>
          </table:table-cell>
          <table:table-cell table:style-name="ce35" table:formula="of:=IF([.KI$3]=&quot;&quot;;&quot;&quot;;(IF(OR([.KI30]=&quot;&quot;;[.KI30]=0);0;1)))">
            <text:p/>
          </table:table-cell>
          <table:table-cell table:style-name="ce35" table:formula="of:=IF([.KJ$3]=&quot;&quot;;&quot;&quot;;(IF(OR([.KJ30]=&quot;&quot;;[.KJ30]=0);0;1)))">
            <text:p/>
          </table:table-cell>
          <table:table-cell table:style-name="ce35" table:formula="of:=IF([.KK$3]=&quot;&quot;;&quot;&quot;;(IF(OR([.KK30]=&quot;&quot;;[.KK30]=0);0;1)))">
            <text:p/>
          </table:table-cell>
          <table:table-cell table:style-name="ce35" table:formula="of:=IF([.KL$3]=&quot;&quot;;&quot;&quot;;(IF(OR([.KL30]=&quot;&quot;;[.KL30]=0);0;1)))">
            <text:p/>
          </table:table-cell>
          <table:table-cell table:style-name="ce35" table:formula="of:=IF([.KM$3]=&quot;&quot;;&quot;&quot;;(IF(OR([.KM30]=&quot;&quot;;[.KM30]=0);0;1)))">
            <text:p/>
          </table:table-cell>
          <table:table-cell table:style-name="ce35" table:formula="of:=IF([.KN$3]=&quot;&quot;;&quot;&quot;;(IF(OR([.KN30]=&quot;&quot;;[.KN30]=0);0;1)))">
            <text:p/>
          </table:table-cell>
          <table:table-cell table:style-name="ce35" table:formula="of:=IF([.KO$3]=&quot;&quot;;&quot;&quot;;(IF(OR([.KO30]=&quot;&quot;;[.KO30]=0);0;1)))">
            <text:p/>
          </table:table-cell>
          <table:table-cell table:style-name="ce35" table:formula="of:=IF([.KP$3]=&quot;&quot;;&quot;&quot;;(IF(OR([.KP30]=&quot;&quot;;[.KP30]=0);0;1)))">
            <text:p/>
          </table:table-cell>
          <table:table-cell table:style-name="ce35" table:formula="of:=IF([.KQ$3]=&quot;&quot;;&quot;&quot;;(IF(OR([.KQ30]=&quot;&quot;;[.KQ30]=0);0;1)))">
            <text:p/>
          </table:table-cell>
          <table:table-cell table:style-name="ce35" table:formula="of:=IF([.KR$3]=&quot;&quot;;&quot;&quot;;(IF(OR([.KR30]=&quot;&quot;;[.KR30]=0);0;1)))">
            <text:p/>
          </table:table-cell>
          <table:table-cell table:style-name="ce35" table:formula="of:=IF([.KS$3]=&quot;&quot;;&quot;&quot;;(IF(OR([.KS30]=&quot;&quot;;[.KS30]=0);0;1)))">
            <text:p/>
          </table:table-cell>
          <table:table-cell table:style-name="ce35" table:formula="of:=IF([.KT$3]=&quot;&quot;;&quot;&quot;;(IF(OR([.KT30]=&quot;&quot;;[.KT30]=0);0;1)))">
            <text:p/>
          </table:table-cell>
          <table:table-cell table:style-name="ce35" table:formula="of:=IF([.KU$3]=&quot;&quot;;&quot;&quot;;(IF(OR([.KU30]=&quot;&quot;;[.KU30]=0);0;1)))">
            <text:p/>
          </table:table-cell>
          <table:table-cell table:style-name="ce35" table:formula="of:=IF([.KV$3]=&quot;&quot;;&quot;&quot;;(IF(OR([.KV30]=&quot;&quot;;[.KV30]=0);0;1)))">
            <text:p/>
          </table:table-cell>
          <table:table-cell table:style-name="ce35" table:formula="of:=IF([.KW$3]=&quot;&quot;;&quot;&quot;;(IF(OR([.KW30]=&quot;&quot;;[.KW30]=0);0;1)))">
            <text:p/>
          </table:table-cell>
          <table:table-cell table:style-name="ce35" table:formula="of:=IF([.KX$3]=&quot;&quot;;&quot;&quot;;(IF(OR([.KX30]=&quot;&quot;;[.KX30]=0);0;1)))">
            <text:p/>
          </table:table-cell>
          <table:table-cell table:style-name="ce35" table:formula="of:=IF([.KY$3]=&quot;&quot;;&quot;&quot;;(IF(OR([.KY30]=&quot;&quot;;[.KY30]=0);0;1)))">
            <text:p/>
          </table:table-cell>
          <table:table-cell table:style-name="ce35" table:formula="of:=IF([.KZ$3]=&quot;&quot;;&quot;&quot;;(IF(OR([.KZ30]=&quot;&quot;;[.KZ30]=0);0;1)))">
            <text:p/>
          </table:table-cell>
          <table:table-cell table:style-name="ce35" table:formula="of:=IF([.LA$3]=&quot;&quot;;&quot;&quot;;(IF(OR([.LA30]=&quot;&quot;;[.LA30]=0);0;1)))">
            <text:p/>
          </table:table-cell>
          <table:table-cell table:style-name="ce35" table:formula="of:=IF([.LB$3]=&quot;&quot;;&quot;&quot;;(IF(OR([.LB30]=&quot;&quot;;[.LB30]=0);0;1)))">
            <text:p/>
          </table:table-cell>
          <table:table-cell table:style-name="ce35" table:formula="of:=IF([.LC$3]=&quot;&quot;;&quot;&quot;;(IF(OR([.LC30]=&quot;&quot;;[.LC30]=0);0;1)))">
            <text:p/>
          </table:table-cell>
          <table:table-cell table:style-name="ce35" table:formula="of:=IF([.LD$3]=&quot;&quot;;&quot;&quot;;(IF(OR([.LD30]=&quot;&quot;;[.LD30]=0);0;1)))">
            <text:p/>
          </table:table-cell>
          <table:table-cell table:style-name="ce35" table:formula="of:=IF([.LE$3]=&quot;&quot;;&quot;&quot;;(IF(OR([.LE30]=&quot;&quot;;[.LE30]=0);0;1)))">
            <text:p/>
          </table:table-cell>
          <table:table-cell table:style-name="ce35" table:formula="of:=IF([.LF$3]=&quot;&quot;;&quot;&quot;;(IF(OR([.LF30]=&quot;&quot;;[.LF30]=0);0;1)))">
            <text:p/>
          </table:table-cell>
          <table:table-cell table:style-name="ce35" table:formula="of:=IF([.LG$3]=&quot;&quot;;&quot;&quot;;(IF(OR([.LG30]=&quot;&quot;;[.LG30]=0);0;1)))">
            <text:p/>
          </table:table-cell>
          <table:table-cell table:style-name="ce35" table:formula="of:=IF([.LH$3]=&quot;&quot;;&quot;&quot;;(IF(OR([.LH30]=&quot;&quot;;[.LH30]=0);0;1)))">
            <text:p/>
          </table:table-cell>
          <table:table-cell table:style-name="ce35" table:formula="of:=IF([.LI$3]=&quot;&quot;;&quot;&quot;;(IF(OR([.LI30]=&quot;&quot;;[.LI30]=0);0;1)))">
            <text:p/>
          </table:table-cell>
          <table:table-cell table:style-name="ce35" table:formula="of:=IF([.LJ$3]=&quot;&quot;;&quot;&quot;;(IF(OR([.LJ30]=&quot;&quot;;[.LJ30]=0);0;1)))">
            <text:p/>
          </table:table-cell>
          <table:table-cell table:style-name="ce35" table:formula="of:=IF([.LK$3]=&quot;&quot;;&quot;&quot;;(IF(OR([.LK30]=&quot;&quot;;[.LK30]=0);0;1)))">
            <text:p/>
          </table:table-cell>
          <table:table-cell table:style-name="ce35" table:formula="of:=IF([.LL$3]=&quot;&quot;;&quot;&quot;;(IF(OR([.LL30]=&quot;&quot;;[.LL30]=0);0;1)))">
            <text:p/>
          </table:table-cell>
          <table:table-cell table:style-name="ce35" table:formula="of:=IF([.LM$3]=&quot;&quot;;&quot;&quot;;(IF(OR([.LM30]=&quot;&quot;;[.LM30]=0);0;1)))">
            <text:p/>
          </table:table-cell>
          <table:table-cell table:style-name="ce35" table:formula="of:=IF([.LN$3]=&quot;&quot;;&quot;&quot;;(IF(OR([.LN30]=&quot;&quot;;[.LN30]=0);0;1)))">
            <text:p/>
          </table:table-cell>
          <table:table-cell table:style-name="ce35" table:formula="of:=IF([.LO$3]=&quot;&quot;;&quot;&quot;;(IF(OR([.LO30]=&quot;&quot;;[.LO30]=0);0;1)))">
            <text:p/>
          </table:table-cell>
          <table:table-cell table:style-name="ce35" table:formula="of:=IF([.LP$3]=&quot;&quot;;&quot;&quot;;(IF(OR([.LP30]=&quot;&quot;;[.LP30]=0);0;1)))">
            <text:p/>
          </table:table-cell>
          <table:table-cell table:style-name="ce35" table:formula="of:=IF([.LQ$3]=&quot;&quot;;&quot;&quot;;(IF(OR([.LQ30]=&quot;&quot;;[.LQ30]=0);0;1)))">
            <text:p/>
          </table:table-cell>
          <table:table-cell table:style-name="ce35" table:formula="of:=IF([.LR$3]=&quot;&quot;;&quot;&quot;;(IF(OR([.LR30]=&quot;&quot;;[.LR30]=0);0;1)))">
            <text:p/>
          </table:table-cell>
          <table:table-cell table:style-name="ce35" table:formula="of:=IF([.LS$3]=&quot;&quot;;&quot;&quot;;(IF(OR([.LS30]=&quot;&quot;;[.LS30]=0);0;1)))">
            <text:p/>
          </table:table-cell>
          <table:table-cell table:style-name="ce35" table:formula="of:=IF([.LT$3]=&quot;&quot;;&quot;&quot;;(IF(OR([.LT30]=&quot;&quot;;[.LT30]=0);0;1)))">
            <text:p/>
          </table:table-cell>
          <table:table-cell table:style-name="ce35" table:formula="of:=IF([.LU$3]=&quot;&quot;;&quot;&quot;;(IF(OR([.LU30]=&quot;&quot;;[.LU30]=0);0;1)))">
            <text:p/>
          </table:table-cell>
          <table:table-cell table:style-name="ce35" table:formula="of:=IF([.LV$3]=&quot;&quot;;&quot;&quot;;(IF(OR([.LV30]=&quot;&quot;;[.LV30]=0);0;1)))">
            <text:p/>
          </table:table-cell>
          <table:table-cell table:style-name="ce35" table:formula="of:=IF([.LW$3]=&quot;&quot;;&quot;&quot;;(IF(OR([.LW30]=&quot;&quot;;[.LW30]=0);0;1)))">
            <text:p/>
          </table:table-cell>
          <table:table-cell table:style-name="ce35" table:formula="of:=IF([.LX$3]=&quot;&quot;;&quot;&quot;;(IF(OR([.LX30]=&quot;&quot;;[.LX30]=0);0;1)))">
            <text:p/>
          </table:table-cell>
          <table:table-cell table:style-name="ce35" table:formula="of:=IF([.LY$3]=&quot;&quot;;&quot;&quot;;(IF(OR([.LY30]=&quot;&quot;;[.LY30]=0);0;1)))">
            <text:p/>
          </table:table-cell>
          <table:table-cell table:style-name="ce35" table:formula="of:=IF([.LZ$3]=&quot;&quot;;&quot;&quot;;(IF(OR([.LZ30]=&quot;&quot;;[.LZ30]=0);0;1)))">
            <text:p/>
          </table:table-cell>
          <table:table-cell table:style-name="ce35" table:formula="of:=IF([.MA$3]=&quot;&quot;;&quot;&quot;;(IF(OR([.MA30]=&quot;&quot;;[.MA30]=0);0;1)))">
            <text:p/>
          </table:table-cell>
          <table:table-cell table:style-name="ce35" table:formula="of:=IF([.MB$3]=&quot;&quot;;&quot;&quot;;(IF(OR([.MB30]=&quot;&quot;;[.MB30]=0);0;1)))">
            <text:p/>
          </table:table-cell>
          <table:table-cell table:style-name="ce35" table:formula="of:=IF([.MC$3]=&quot;&quot;;&quot;&quot;;(IF(OR([.MC30]=&quot;&quot;;[.MC30]=0);0;1)))">
            <text:p/>
          </table:table-cell>
          <table:table-cell table:style-name="ce35" table:formula="of:=IF([.MD$3]=&quot;&quot;;&quot;&quot;;(IF(OR([.MD30]=&quot;&quot;;[.MD30]=0);0;1)))">
            <text:p/>
          </table:table-cell>
          <table:table-cell table:style-name="ce35" table:formula="of:=IF([.ME$3]=&quot;&quot;;&quot;&quot;;(IF(OR([.ME30]=&quot;&quot;;[.ME30]=0);0;1)))">
            <text:p/>
          </table:table-cell>
          <table:table-cell table:style-name="ce35" table:formula="of:=IF([.MF$3]=&quot;&quot;;&quot;&quot;;(IF(OR([.MF30]=&quot;&quot;;[.MF30]=0);0;1)))">
            <text:p/>
          </table:table-cell>
          <table:table-cell table:style-name="ce35" table:formula="of:=IF([.MG$3]=&quot;&quot;;&quot;&quot;;(IF(OR([.MG30]=&quot;&quot;;[.MG30]=0);0;1)))">
            <text:p/>
          </table:table-cell>
          <table:table-cell table:style-name="ce35" table:formula="of:=IF([.MH$3]=&quot;&quot;;&quot;&quot;;(IF(OR([.MH30]=&quot;&quot;;[.MH30]=0);0;1)))">
            <text:p/>
          </table:table-cell>
          <table:table-cell table:style-name="ce35" table:formula="of:=IF([.MI$3]=&quot;&quot;;&quot;&quot;;(IF(OR([.MI30]=&quot;&quot;;[.MI30]=0);0;1)))">
            <text:p/>
          </table:table-cell>
          <table:table-cell table:style-name="ce35" table:formula="of:=IF([.MJ$3]=&quot;&quot;;&quot;&quot;;(IF(OR([.MJ30]=&quot;&quot;;[.MJ30]=0);0;1)))">
            <text:p/>
          </table:table-cell>
          <table:table-cell table:style-name="ce35" table:formula="of:=IF([.MK$3]=&quot;&quot;;&quot;&quot;;(IF(OR([.MK30]=&quot;&quot;;[.MK30]=0);0;1)))">
            <text:p/>
          </table:table-cell>
          <table:table-cell table:style-name="ce35" table:formula="of:=IF([.ML$3]=&quot;&quot;;&quot;&quot;;(IF(OR([.ML30]=&quot;&quot;;[.ML30]=0);0;1)))">
            <text:p/>
          </table:table-cell>
          <table:table-cell table:style-name="ce35" table:formula="of:=IF([.MM$3]=&quot;&quot;;&quot;&quot;;(IF(OR([.MM30]=&quot;&quot;;[.MM30]=0);0;1)))">
            <text:p/>
          </table:table-cell>
          <table:table-cell table:style-name="ce35" table:formula="of:=IF([.MN$3]=&quot;&quot;;&quot;&quot;;(IF(OR([.MN30]=&quot;&quot;;[.MN30]=0);0;1)))">
            <text:p/>
          </table:table-cell>
          <table:table-cell table:style-name="ce35" table:formula="of:=IF([.MO$3]=&quot;&quot;;&quot;&quot;;(IF(OR([.MO30]=&quot;&quot;;[.MO30]=0);0;1)))">
            <text:p/>
          </table:table-cell>
          <table:table-cell table:style-name="ce35" table:formula="of:=IF([.MP$3]=&quot;&quot;;&quot;&quot;;(IF(OR([.MP30]=&quot;&quot;;[.MP30]=0);0;1)))">
            <text:p/>
          </table:table-cell>
          <table:table-cell table:style-name="ce35" table:formula="of:=IF([.MQ$3]=&quot;&quot;;&quot;&quot;;(IF(OR([.MQ30]=&quot;&quot;;[.MQ30]=0);0;1)))">
            <text:p/>
          </table:table-cell>
          <table:table-cell table:style-name="ce35" table:formula="of:=IF([.MR$3]=&quot;&quot;;&quot;&quot;;(IF(OR([.MR30]=&quot;&quot;;[.MR30]=0);0;1)))">
            <text:p/>
          </table:table-cell>
          <table:table-cell table:style-name="ce35" table:formula="of:=IF([.MS$3]=&quot;&quot;;&quot;&quot;;(IF(OR([.MS30]=&quot;&quot;;[.MS30]=0);0;1)))">
            <text:p/>
          </table:table-cell>
          <table:table-cell table:style-name="ce35" table:formula="of:=IF([.MT$3]=&quot;&quot;;&quot;&quot;;(IF(OR([.MT30]=&quot;&quot;;[.MT30]=0);0;1)))">
            <text:p/>
          </table:table-cell>
          <table:table-cell table:style-name="ce35" table:formula="of:=IF([.MU$3]=&quot;&quot;;&quot;&quot;;(IF(OR([.MU30]=&quot;&quot;;[.MU30]=0);0;1)))">
            <text:p/>
          </table:table-cell>
          <table:table-cell table:style-name="ce35" table:formula="of:=IF([.MV$3]=&quot;&quot;;&quot;&quot;;(IF(OR([.MV30]=&quot;&quot;;[.MV30]=0);0;1)))">
            <text:p/>
          </table:table-cell>
          <table:table-cell table:style-name="ce35" table:formula="of:=IF([.MW$3]=&quot;&quot;;&quot;&quot;;(IF(OR([.MW30]=&quot;&quot;;[.MW30]=0);0;1)))">
            <text:p/>
          </table:table-cell>
          <table:table-cell table:style-name="ce35" table:formula="of:=IF([.MX$3]=&quot;&quot;;&quot;&quot;;(IF(OR([.MX30]=&quot;&quot;;[.MX30]=0);0;1)))">
            <text:p/>
          </table:table-cell>
          <table:table-cell table:style-name="ce35" table:formula="of:=IF([.MY$3]=&quot;&quot;;&quot;&quot;;(IF(OR([.MY30]=&quot;&quot;;[.MY30]=0);0;1)))">
            <text:p/>
          </table:table-cell>
          <table:table-cell table:style-name="ce35" table:formula="of:=IF([.MZ$3]=&quot;&quot;;&quot;&quot;;(IF(OR([.MZ30]=&quot;&quot;;[.MZ30]=0);0;1)))">
            <text:p/>
          </table:table-cell>
          <table:table-cell table:style-name="ce35" table:formula="of:=IF([.NA$3]=&quot;&quot;;&quot;&quot;;(IF(OR([.NA30]=&quot;&quot;;[.NA30]=0);0;1)))">
            <text:p/>
          </table:table-cell>
          <table:table-cell table:style-name="ce35" table:formula="of:=IF([.NB$3]=&quot;&quot;;&quot;&quot;;(IF(OR([.NB30]=&quot;&quot;;[.NB30]=0);0;1)))">
            <text:p/>
          </table:table-cell>
          <table:table-cell table:style-name="ce35" table:formula="of:=IF([.NC$3]=&quot;&quot;;&quot;&quot;;(IF(OR([.NC30]=&quot;&quot;;[.NC30]=0);0;1)))">
            <text:p/>
          </table:table-cell>
          <table:table-cell table:style-name="ce35" table:formula="of:=IF([.ND$3]=&quot;&quot;;&quot;&quot;;(IF(OR([.ND30]=&quot;&quot;;[.ND30]=0);0;1)))">
            <text:p/>
          </table:table-cell>
          <table:table-cell table:style-name="ce35" table:formula="of:=IF([.NE$3]=&quot;&quot;;&quot;&quot;;(IF(OR([.NE30]=&quot;&quot;;[.NE30]=0);0;1)))">
            <text:p/>
          </table:table-cell>
          <table:table-cell table:style-name="ce35" table:formula="of:=IF([.NF$3]=&quot;&quot;;&quot;&quot;;(IF(OR([.NF30]=&quot;&quot;;[.NF30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31:.B31])" office:value-type="float" office:value="0" calcext:value-type="float">
            <text:p>0</text:p>
          </table:table-cell>
          <table:table-cell table:style-name="ce11" table:formula="of:=IFERROR((LEN([.NG31])-SEARCH(&quot;0[^0]*$&quot;;[.NG31]));LEN([.NG31]))" office:value-type="float" office:value="0" calcext:value-type="float">
            <text:p>0</text:p>
          </table:table-cell>
          <table:table-cell table:style-name="ce5" table:formula="of:=COUNTA([.E31:.NF31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47" table:formula="of:=COM.MICROSOFT.CONCAT([.NH31:.ABI31])">
            <text:p/>
          </table:table-cell>
          <table:table-cell table:style-name="ce46" table:formula="of:=IF([.E$3]=&quot;&quot;;&quot;&quot;;(IF(OR([.E31]=&quot;&quot;;[.E31]=0);0;1)))">
            <text:p/>
          </table:table-cell>
          <table:table-cell table:style-name="ce46" table:formula="of:=IF([.F$3]=&quot;&quot;;&quot;&quot;;(IF(OR([.F31]=&quot;&quot;;[.F31]=0);0;1)))">
            <text:p/>
          </table:table-cell>
          <table:table-cell table:style-name="ce46" table:formula="of:=IF([.G$3]=&quot;&quot;;&quot;&quot;;(IF(OR([.G31]=&quot;&quot;;[.G31]=0);0;1)))">
            <text:p/>
          </table:table-cell>
          <table:table-cell table:style-name="ce46" table:formula="of:=IF([.H$3]=&quot;&quot;;&quot;&quot;;(IF(OR([.H31]=&quot;&quot;;[.H31]=0);0;1)))">
            <text:p/>
          </table:table-cell>
          <table:table-cell table:style-name="ce47" table:formula="of:=IF([.I$3]=&quot;&quot;;&quot;&quot;;(IF(OR([.I31]=&quot;&quot;;[.I31]=0);0;1)))">
            <text:p/>
          </table:table-cell>
          <table:table-cell table:style-name="ce47" table:formula="of:=IF([.J$3]=&quot;&quot;;&quot;&quot;;(IF(OR([.J31]=&quot;&quot;;[.J31]=0);0;1)))">
            <text:p/>
          </table:table-cell>
          <table:table-cell table:style-name="ce47" table:formula="of:=IF([.K$3]=&quot;&quot;;&quot;&quot;;(IF(OR([.K31]=&quot;&quot;;[.K31]=0);0;1)))">
            <text:p/>
          </table:table-cell>
          <table:table-cell table:style-name="ce47" table:formula="of:=IF([.L$3]=&quot;&quot;;&quot;&quot;;(IF(OR([.L31]=&quot;&quot;;[.L31]=0);0;1)))">
            <text:p/>
          </table:table-cell>
          <table:table-cell table:style-name="ce47" table:formula="of:=IF([.M$3]=&quot;&quot;;&quot;&quot;;(IF(OR([.M31]=&quot;&quot;;[.M31]=0);0;1)))">
            <text:p/>
          </table:table-cell>
          <table:table-cell table:style-name="ce47" table:formula="of:=IF([.N$3]=&quot;&quot;;&quot;&quot;;(IF(OR([.N31]=&quot;&quot;;[.N31]=0);0;1)))">
            <text:p/>
          </table:table-cell>
          <table:table-cell table:style-name="ce47" table:formula="of:=IF([.O$3]=&quot;&quot;;&quot;&quot;;(IF(OR([.O31]=&quot;&quot;;[.O31]=0);0;1)))">
            <text:p/>
          </table:table-cell>
          <table:table-cell table:style-name="ce47" table:formula="of:=IF([.P$3]=&quot;&quot;;&quot;&quot;;(IF(OR([.P31]=&quot;&quot;;[.P31]=0);0;1)))">
            <text:p/>
          </table:table-cell>
          <table:table-cell table:style-name="ce47" table:formula="of:=IF([.Q$3]=&quot;&quot;;&quot;&quot;;(IF(OR([.Q31]=&quot;&quot;;[.Q31]=0);0;1)))">
            <text:p/>
          </table:table-cell>
          <table:table-cell table:style-name="ce47" table:formula="of:=IF([.R$3]=&quot;&quot;;&quot;&quot;;(IF(OR([.R31]=&quot;&quot;;[.R31]=0);0;1)))">
            <text:p/>
          </table:table-cell>
          <table:table-cell table:style-name="ce47" table:formula="of:=IF([.S$3]=&quot;&quot;;&quot;&quot;;(IF(OR([.S31]=&quot;&quot;;[.S31]=0);0;1)))">
            <text:p/>
          </table:table-cell>
          <table:table-cell table:style-name="ce47" table:formula="of:=IF([.T$3]=&quot;&quot;;&quot;&quot;;(IF(OR([.T31]=&quot;&quot;;[.T31]=0);0;1)))">
            <text:p/>
          </table:table-cell>
          <table:table-cell table:style-name="ce47" table:formula="of:=IF([.U$3]=&quot;&quot;;&quot;&quot;;(IF(OR([.U31]=&quot;&quot;;[.U31]=0);0;1)))">
            <text:p/>
          </table:table-cell>
          <table:table-cell table:style-name="ce47" table:formula="of:=IF([.V$3]=&quot;&quot;;&quot;&quot;;(IF(OR([.V31]=&quot;&quot;;[.V31]=0);0;1)))">
            <text:p/>
          </table:table-cell>
          <table:table-cell table:style-name="ce47" table:formula="of:=IF([.W$3]=&quot;&quot;;&quot;&quot;;(IF(OR([.W31]=&quot;&quot;;[.W31]=0);0;1)))">
            <text:p/>
          </table:table-cell>
          <table:table-cell table:style-name="ce47" table:formula="of:=IF([.X$3]=&quot;&quot;;&quot;&quot;;(IF(OR([.X31]=&quot;&quot;;[.X31]=0);0;1)))">
            <text:p/>
          </table:table-cell>
          <table:table-cell table:style-name="ce47" table:formula="of:=IF([.Y$3]=&quot;&quot;;&quot;&quot;;(IF(OR([.Y31]=&quot;&quot;;[.Y31]=0);0;1)))">
            <text:p/>
          </table:table-cell>
          <table:table-cell table:style-name="ce47" table:formula="of:=IF([.Z$3]=&quot;&quot;;&quot;&quot;;(IF(OR([.Z31]=&quot;&quot;;[.Z31]=0);0;1)))">
            <text:p/>
          </table:table-cell>
          <table:table-cell table:style-name="ce47" table:formula="of:=IF([.AA$3]=&quot;&quot;;&quot;&quot;;(IF(OR([.AA31]=&quot;&quot;;[.AA31]=0);0;1)))">
            <text:p/>
          </table:table-cell>
          <table:table-cell table:style-name="ce47" table:formula="of:=IF([.AB$3]=&quot;&quot;;&quot;&quot;;(IF(OR([.AB31]=&quot;&quot;;[.AB31]=0);0;1)))">
            <text:p/>
          </table:table-cell>
          <table:table-cell table:style-name="ce47" table:formula="of:=IF([.AC$3]=&quot;&quot;;&quot;&quot;;(IF(OR([.AC31]=&quot;&quot;;[.AC31]=0);0;1)))">
            <text:p/>
          </table:table-cell>
          <table:table-cell table:style-name="ce47" table:formula="of:=IF([.AD$3]=&quot;&quot;;&quot;&quot;;(IF(OR([.AD31]=&quot;&quot;;[.AD31]=0);0;1)))">
            <text:p/>
          </table:table-cell>
          <table:table-cell table:style-name="ce47" table:formula="of:=IF([.AE$3]=&quot;&quot;;&quot;&quot;;(IF(OR([.AE31]=&quot;&quot;;[.AE31]=0);0;1)))">
            <text:p/>
          </table:table-cell>
          <table:table-cell table:style-name="ce47" table:formula="of:=IF([.AF$3]=&quot;&quot;;&quot;&quot;;(IF(OR([.AF31]=&quot;&quot;;[.AF31]=0);0;1)))">
            <text:p/>
          </table:table-cell>
          <table:table-cell table:style-name="ce47" table:formula="of:=IF([.AG$3]=&quot;&quot;;&quot;&quot;;(IF(OR([.AG31]=&quot;&quot;;[.AG31]=0);0;1)))">
            <text:p/>
          </table:table-cell>
          <table:table-cell table:style-name="ce47" table:formula="of:=IF([.AH$3]=&quot;&quot;;&quot;&quot;;(IF(OR([.AH31]=&quot;&quot;;[.AH31]=0);0;1)))">
            <text:p/>
          </table:table-cell>
          <table:table-cell table:style-name="ce47" table:formula="of:=IF([.AI$3]=&quot;&quot;;&quot;&quot;;(IF(OR([.AI31]=&quot;&quot;;[.AI31]=0);0;1)))">
            <text:p/>
          </table:table-cell>
          <table:table-cell table:style-name="ce47" table:formula="of:=IF([.AJ$3]=&quot;&quot;;&quot;&quot;;(IF(OR([.AJ31]=&quot;&quot;;[.AJ31]=0);0;1)))">
            <text:p/>
          </table:table-cell>
          <table:table-cell table:style-name="ce47" table:formula="of:=IF([.AK$3]=&quot;&quot;;&quot;&quot;;(IF(OR([.AK31]=&quot;&quot;;[.AK31]=0);0;1)))">
            <text:p/>
          </table:table-cell>
          <table:table-cell table:style-name="ce47" table:formula="of:=IF([.AL$3]=&quot;&quot;;&quot;&quot;;(IF(OR([.AL31]=&quot;&quot;;[.AL31]=0);0;1)))">
            <text:p/>
          </table:table-cell>
          <table:table-cell table:style-name="ce47" table:formula="of:=IF([.AM$3]=&quot;&quot;;&quot;&quot;;(IF(OR([.AM31]=&quot;&quot;;[.AM31]=0);0;1)))">
            <text:p/>
          </table:table-cell>
          <table:table-cell table:style-name="ce47" table:formula="of:=IF([.AN$3]=&quot;&quot;;&quot;&quot;;(IF(OR([.AN31]=&quot;&quot;;[.AN31]=0);0;1)))">
            <text:p/>
          </table:table-cell>
          <table:table-cell table:style-name="ce47" table:formula="of:=IF([.AO$3]=&quot;&quot;;&quot;&quot;;(IF(OR([.AO31]=&quot;&quot;;[.AO31]=0);0;1)))">
            <text:p/>
          </table:table-cell>
          <table:table-cell table:style-name="ce47" table:formula="of:=IF([.AP$3]=&quot;&quot;;&quot;&quot;;(IF(OR([.AP31]=&quot;&quot;;[.AP31]=0);0;1)))">
            <text:p/>
          </table:table-cell>
          <table:table-cell table:style-name="ce47" table:formula="of:=IF([.AQ$3]=&quot;&quot;;&quot;&quot;;(IF(OR([.AQ31]=&quot;&quot;;[.AQ31]=0);0;1)))">
            <text:p/>
          </table:table-cell>
          <table:table-cell table:style-name="ce47" table:formula="of:=IF([.AR$3]=&quot;&quot;;&quot;&quot;;(IF(OR([.AR31]=&quot;&quot;;[.AR31]=0);0;1)))">
            <text:p/>
          </table:table-cell>
          <table:table-cell table:style-name="ce47" table:formula="of:=IF([.AS$3]=&quot;&quot;;&quot;&quot;;(IF(OR([.AS31]=&quot;&quot;;[.AS31]=0);0;1)))">
            <text:p/>
          </table:table-cell>
          <table:table-cell table:style-name="ce47" table:formula="of:=IF([.AT$3]=&quot;&quot;;&quot;&quot;;(IF(OR([.AT31]=&quot;&quot;;[.AT31]=0);0;1)))">
            <text:p/>
          </table:table-cell>
          <table:table-cell table:style-name="ce47" table:formula="of:=IF([.AU$3]=&quot;&quot;;&quot;&quot;;(IF(OR([.AU31]=&quot;&quot;;[.AU31]=0);0;1)))">
            <text:p/>
          </table:table-cell>
          <table:table-cell table:style-name="ce47" table:formula="of:=IF([.AV$3]=&quot;&quot;;&quot;&quot;;(IF(OR([.AV31]=&quot;&quot;;[.AV31]=0);0;1)))">
            <text:p/>
          </table:table-cell>
          <table:table-cell table:style-name="ce47" table:formula="of:=IF([.AW$3]=&quot;&quot;;&quot;&quot;;(IF(OR([.AW31]=&quot;&quot;;[.AW31]=0);0;1)))">
            <text:p/>
          </table:table-cell>
          <table:table-cell table:style-name="ce47" table:formula="of:=IF([.AX$3]=&quot;&quot;;&quot;&quot;;(IF(OR([.AX31]=&quot;&quot;;[.AX31]=0);0;1)))">
            <text:p/>
          </table:table-cell>
          <table:table-cell table:style-name="ce47" table:formula="of:=IF([.AY$3]=&quot;&quot;;&quot;&quot;;(IF(OR([.AY31]=&quot;&quot;;[.AY31]=0);0;1)))">
            <text:p/>
          </table:table-cell>
          <table:table-cell table:style-name="ce47" table:formula="of:=IF([.AZ$3]=&quot;&quot;;&quot;&quot;;(IF(OR([.AZ31]=&quot;&quot;;[.AZ31]=0);0;1)))">
            <text:p/>
          </table:table-cell>
          <table:table-cell table:style-name="ce47" table:formula="of:=IF([.BA$3]=&quot;&quot;;&quot;&quot;;(IF(OR([.BA31]=&quot;&quot;;[.BA31]=0);0;1)))">
            <text:p/>
          </table:table-cell>
          <table:table-cell table:style-name="ce47" table:formula="of:=IF([.BB$3]=&quot;&quot;;&quot;&quot;;(IF(OR([.BB31]=&quot;&quot;;[.BB31]=0);0;1)))">
            <text:p/>
          </table:table-cell>
          <table:table-cell table:style-name="ce47" table:formula="of:=IF([.BC$3]=&quot;&quot;;&quot;&quot;;(IF(OR([.BC31]=&quot;&quot;;[.BC31]=0);0;1)))">
            <text:p/>
          </table:table-cell>
          <table:table-cell table:style-name="ce47" table:formula="of:=IF([.BD$3]=&quot;&quot;;&quot;&quot;;(IF(OR([.BD31]=&quot;&quot;;[.BD31]=0);0;1)))">
            <text:p/>
          </table:table-cell>
          <table:table-cell table:style-name="ce47" table:formula="of:=IF([.BE$3]=&quot;&quot;;&quot;&quot;;(IF(OR([.BE31]=&quot;&quot;;[.BE31]=0);0;1)))">
            <text:p/>
          </table:table-cell>
          <table:table-cell table:style-name="ce47" table:formula="of:=IF([.BF$3]=&quot;&quot;;&quot;&quot;;(IF(OR([.BF31]=&quot;&quot;;[.BF31]=0);0;1)))">
            <text:p/>
          </table:table-cell>
          <table:table-cell table:style-name="ce47" table:formula="of:=IF([.BG$3]=&quot;&quot;;&quot;&quot;;(IF(OR([.BG31]=&quot;&quot;;[.BG31]=0);0;1)))">
            <text:p/>
          </table:table-cell>
          <table:table-cell table:style-name="ce47" table:formula="of:=IF([.BH$3]=&quot;&quot;;&quot;&quot;;(IF(OR([.BH31]=&quot;&quot;;[.BH31]=0);0;1)))">
            <text:p/>
          </table:table-cell>
          <table:table-cell table:style-name="ce47" table:formula="of:=IF([.BI$3]=&quot;&quot;;&quot;&quot;;(IF(OR([.BI31]=&quot;&quot;;[.BI31]=0);0;1)))">
            <text:p/>
          </table:table-cell>
          <table:table-cell table:style-name="ce47" table:formula="of:=IF([.BJ$3]=&quot;&quot;;&quot;&quot;;(IF(OR([.BJ31]=&quot;&quot;;[.BJ31]=0);0;1)))">
            <text:p/>
          </table:table-cell>
          <table:table-cell table:style-name="ce47" table:formula="of:=IF([.BK$3]=&quot;&quot;;&quot;&quot;;(IF(OR([.BK31]=&quot;&quot;;[.BK31]=0);0;1)))">
            <text:p/>
          </table:table-cell>
          <table:table-cell table:style-name="ce47" table:formula="of:=IF([.BL$3]=&quot;&quot;;&quot;&quot;;(IF(OR([.BL31]=&quot;&quot;;[.BL31]=0);0;1)))">
            <text:p/>
          </table:table-cell>
          <table:table-cell table:style-name="ce47" table:formula="of:=IF([.BM$3]=&quot;&quot;;&quot;&quot;;(IF(OR([.BM31]=&quot;&quot;;[.BM31]=0);0;1)))">
            <text:p/>
          </table:table-cell>
          <table:table-cell table:style-name="ce47" table:formula="of:=IF([.BN$3]=&quot;&quot;;&quot;&quot;;(IF(OR([.BN31]=&quot;&quot;;[.BN31]=0);0;1)))">
            <text:p/>
          </table:table-cell>
          <table:table-cell table:style-name="ce47" table:formula="of:=IF([.BO$3]=&quot;&quot;;&quot;&quot;;(IF(OR([.BO31]=&quot;&quot;;[.BO31]=0);0;1)))">
            <text:p/>
          </table:table-cell>
          <table:table-cell table:style-name="ce47" table:formula="of:=IF([.BP$3]=&quot;&quot;;&quot;&quot;;(IF(OR([.BP31]=&quot;&quot;;[.BP31]=0);0;1)))">
            <text:p/>
          </table:table-cell>
          <table:table-cell table:style-name="ce47" table:formula="of:=IF([.BQ$3]=&quot;&quot;;&quot;&quot;;(IF(OR([.BQ31]=&quot;&quot;;[.BQ31]=0);0;1)))">
            <text:p/>
          </table:table-cell>
          <table:table-cell table:style-name="ce47" table:formula="of:=IF([.BR$3]=&quot;&quot;;&quot;&quot;;(IF(OR([.BR31]=&quot;&quot;;[.BR31]=0);0;1)))">
            <text:p/>
          </table:table-cell>
          <table:table-cell table:style-name="ce47" table:formula="of:=IF([.BS$3]=&quot;&quot;;&quot;&quot;;(IF(OR([.BS31]=&quot;&quot;;[.BS31]=0);0;1)))">
            <text:p/>
          </table:table-cell>
          <table:table-cell table:style-name="ce47" table:formula="of:=IF([.BT$3]=&quot;&quot;;&quot;&quot;;(IF(OR([.BT31]=&quot;&quot;;[.BT31]=0);0;1)))">
            <text:p/>
          </table:table-cell>
          <table:table-cell table:style-name="ce47" table:formula="of:=IF([.BU$3]=&quot;&quot;;&quot;&quot;;(IF(OR([.BU31]=&quot;&quot;;[.BU31]=0);0;1)))">
            <text:p/>
          </table:table-cell>
          <table:table-cell table:style-name="ce47" table:formula="of:=IF([.BV$3]=&quot;&quot;;&quot;&quot;;(IF(OR([.BV31]=&quot;&quot;;[.BV31]=0);0;1)))">
            <text:p/>
          </table:table-cell>
          <table:table-cell table:style-name="ce47" table:formula="of:=IF([.BW$3]=&quot;&quot;;&quot;&quot;;(IF(OR([.BW31]=&quot;&quot;;[.BW31]=0);0;1)))">
            <text:p/>
          </table:table-cell>
          <table:table-cell table:style-name="ce47" table:formula="of:=IF([.BX$3]=&quot;&quot;;&quot;&quot;;(IF(OR([.BX31]=&quot;&quot;;[.BX31]=0);0;1)))">
            <text:p/>
          </table:table-cell>
          <table:table-cell table:style-name="ce47" table:formula="of:=IF([.BY$3]=&quot;&quot;;&quot;&quot;;(IF(OR([.BY31]=&quot;&quot;;[.BY31]=0);0;1)))">
            <text:p/>
          </table:table-cell>
          <table:table-cell table:style-name="ce47" table:formula="of:=IF([.BZ$3]=&quot;&quot;;&quot;&quot;;(IF(OR([.BZ31]=&quot;&quot;;[.BZ31]=0);0;1)))">
            <text:p/>
          </table:table-cell>
          <table:table-cell table:style-name="ce47" table:formula="of:=IF([.CA$3]=&quot;&quot;;&quot;&quot;;(IF(OR([.CA31]=&quot;&quot;;[.CA31]=0);0;1)))">
            <text:p/>
          </table:table-cell>
          <table:table-cell table:style-name="ce47" table:formula="of:=IF([.CB$3]=&quot;&quot;;&quot;&quot;;(IF(OR([.CB31]=&quot;&quot;;[.CB31]=0);0;1)))">
            <text:p/>
          </table:table-cell>
          <table:table-cell table:style-name="ce47" table:formula="of:=IF([.CC$3]=&quot;&quot;;&quot;&quot;;(IF(OR([.CC31]=&quot;&quot;;[.CC31]=0);0;1)))">
            <text:p/>
          </table:table-cell>
          <table:table-cell table:style-name="ce47" table:formula="of:=IF([.CD$3]=&quot;&quot;;&quot;&quot;;(IF(OR([.CD31]=&quot;&quot;;[.CD31]=0);0;1)))">
            <text:p/>
          </table:table-cell>
          <table:table-cell table:style-name="ce47" table:formula="of:=IF([.CE$3]=&quot;&quot;;&quot;&quot;;(IF(OR([.CE31]=&quot;&quot;;[.CE31]=0);0;1)))">
            <text:p/>
          </table:table-cell>
          <table:table-cell table:style-name="ce47" table:formula="of:=IF([.CF$3]=&quot;&quot;;&quot;&quot;;(IF(OR([.CF31]=&quot;&quot;;[.CF31]=0);0;1)))">
            <text:p/>
          </table:table-cell>
          <table:table-cell table:style-name="ce47" table:formula="of:=IF([.CG$3]=&quot;&quot;;&quot;&quot;;(IF(OR([.CG31]=&quot;&quot;;[.CG31]=0);0;1)))">
            <text:p/>
          </table:table-cell>
          <table:table-cell table:style-name="ce47" table:formula="of:=IF([.CH$3]=&quot;&quot;;&quot;&quot;;(IF(OR([.CH31]=&quot;&quot;;[.CH31]=0);0;1)))">
            <text:p/>
          </table:table-cell>
          <table:table-cell table:style-name="ce47" table:formula="of:=IF([.CI$3]=&quot;&quot;;&quot;&quot;;(IF(OR([.CI31]=&quot;&quot;;[.CI31]=0);0;1)))">
            <text:p/>
          </table:table-cell>
          <table:table-cell table:style-name="ce47" table:formula="of:=IF([.CJ$3]=&quot;&quot;;&quot;&quot;;(IF(OR([.CJ31]=&quot;&quot;;[.CJ31]=0);0;1)))">
            <text:p/>
          </table:table-cell>
          <table:table-cell table:style-name="ce47" table:formula="of:=IF([.CK$3]=&quot;&quot;;&quot;&quot;;(IF(OR([.CK31]=&quot;&quot;;[.CK31]=0);0;1)))">
            <text:p/>
          </table:table-cell>
          <table:table-cell table:style-name="ce47" table:formula="of:=IF([.CL$3]=&quot;&quot;;&quot;&quot;;(IF(OR([.CL31]=&quot;&quot;;[.CL31]=0);0;1)))">
            <text:p/>
          </table:table-cell>
          <table:table-cell table:style-name="ce47" table:formula="of:=IF([.CM$3]=&quot;&quot;;&quot;&quot;;(IF(OR([.CM31]=&quot;&quot;;[.CM31]=0);0;1)))">
            <text:p/>
          </table:table-cell>
          <table:table-cell table:style-name="ce47" table:formula="of:=IF([.CN$3]=&quot;&quot;;&quot;&quot;;(IF(OR([.CN31]=&quot;&quot;;[.CN31]=0);0;1)))">
            <text:p/>
          </table:table-cell>
          <table:table-cell table:style-name="ce47" table:formula="of:=IF([.CO$3]=&quot;&quot;;&quot;&quot;;(IF(OR([.CO31]=&quot;&quot;;[.CO31]=0);0;1)))">
            <text:p/>
          </table:table-cell>
          <table:table-cell table:style-name="ce47" table:formula="of:=IF([.CP$3]=&quot;&quot;;&quot;&quot;;(IF(OR([.CP31]=&quot;&quot;;[.CP31]=0);0;1)))">
            <text:p/>
          </table:table-cell>
          <table:table-cell table:style-name="ce47" table:formula="of:=IF([.CQ$3]=&quot;&quot;;&quot;&quot;;(IF(OR([.CQ31]=&quot;&quot;;[.CQ31]=0);0;1)))">
            <text:p/>
          </table:table-cell>
          <table:table-cell table:style-name="ce47" table:formula="of:=IF([.CR$3]=&quot;&quot;;&quot;&quot;;(IF(OR([.CR31]=&quot;&quot;;[.CR31]=0);0;1)))">
            <text:p/>
          </table:table-cell>
          <table:table-cell table:style-name="ce47" table:formula="of:=IF([.CS$3]=&quot;&quot;;&quot;&quot;;(IF(OR([.CS31]=&quot;&quot;;[.CS31]=0);0;1)))">
            <text:p/>
          </table:table-cell>
          <table:table-cell table:style-name="ce47" table:formula="of:=IF([.CT$3]=&quot;&quot;;&quot;&quot;;(IF(OR([.CT31]=&quot;&quot;;[.CT31]=0);0;1)))">
            <text:p/>
          </table:table-cell>
          <table:table-cell table:style-name="ce47" table:formula="of:=IF([.CU$3]=&quot;&quot;;&quot;&quot;;(IF(OR([.CU31]=&quot;&quot;;[.CU31]=0);0;1)))">
            <text:p/>
          </table:table-cell>
          <table:table-cell table:style-name="ce47" table:formula="of:=IF([.CV$3]=&quot;&quot;;&quot;&quot;;(IF(OR([.CV31]=&quot;&quot;;[.CV31]=0);0;1)))">
            <text:p/>
          </table:table-cell>
          <table:table-cell table:style-name="ce47" table:formula="of:=IF([.CW$3]=&quot;&quot;;&quot;&quot;;(IF(OR([.CW31]=&quot;&quot;;[.CW31]=0);0;1)))">
            <text:p/>
          </table:table-cell>
          <table:table-cell table:style-name="ce47" table:formula="of:=IF([.CX$3]=&quot;&quot;;&quot;&quot;;(IF(OR([.CX31]=&quot;&quot;;[.CX31]=0);0;1)))">
            <text:p/>
          </table:table-cell>
          <table:table-cell table:style-name="ce47" table:formula="of:=IF([.CY$3]=&quot;&quot;;&quot;&quot;;(IF(OR([.CY31]=&quot;&quot;;[.CY31]=0);0;1)))">
            <text:p/>
          </table:table-cell>
          <table:table-cell table:style-name="ce47" table:formula="of:=IF([.CZ$3]=&quot;&quot;;&quot;&quot;;(IF(OR([.CZ31]=&quot;&quot;;[.CZ31]=0);0;1)))">
            <text:p/>
          </table:table-cell>
          <table:table-cell table:style-name="ce47" table:formula="of:=IF([.DA$3]=&quot;&quot;;&quot;&quot;;(IF(OR([.DA31]=&quot;&quot;;[.DA31]=0);0;1)))">
            <text:p/>
          </table:table-cell>
          <table:table-cell table:style-name="ce47" table:formula="of:=IF([.DB$3]=&quot;&quot;;&quot;&quot;;(IF(OR([.DB31]=&quot;&quot;;[.DB31]=0);0;1)))">
            <text:p/>
          </table:table-cell>
          <table:table-cell table:style-name="ce47" table:formula="of:=IF([.DC$3]=&quot;&quot;;&quot;&quot;;(IF(OR([.DC31]=&quot;&quot;;[.DC31]=0);0;1)))">
            <text:p/>
          </table:table-cell>
          <table:table-cell table:style-name="ce47" table:formula="of:=IF([.DD$3]=&quot;&quot;;&quot;&quot;;(IF(OR([.DD31]=&quot;&quot;;[.DD31]=0);0;1)))">
            <text:p/>
          </table:table-cell>
          <table:table-cell table:style-name="ce47" table:formula="of:=IF([.DE$3]=&quot;&quot;;&quot;&quot;;(IF(OR([.DE31]=&quot;&quot;;[.DE31]=0);0;1)))">
            <text:p/>
          </table:table-cell>
          <table:table-cell table:style-name="ce47" table:formula="of:=IF([.DF$3]=&quot;&quot;;&quot;&quot;;(IF(OR([.DF31]=&quot;&quot;;[.DF31]=0);0;1)))">
            <text:p/>
          </table:table-cell>
          <table:table-cell table:style-name="ce47" table:formula="of:=IF([.DG$3]=&quot;&quot;;&quot;&quot;;(IF(OR([.DG31]=&quot;&quot;;[.DG31]=0);0;1)))">
            <text:p/>
          </table:table-cell>
          <table:table-cell table:style-name="ce47" table:formula="of:=IF([.DH$3]=&quot;&quot;;&quot;&quot;;(IF(OR([.DH31]=&quot;&quot;;[.DH31]=0);0;1)))">
            <text:p/>
          </table:table-cell>
          <table:table-cell table:style-name="ce47" table:formula="of:=IF([.DI$3]=&quot;&quot;;&quot;&quot;;(IF(OR([.DI31]=&quot;&quot;;[.DI31]=0);0;1)))">
            <text:p/>
          </table:table-cell>
          <table:table-cell table:style-name="ce47" table:formula="of:=IF([.DJ$3]=&quot;&quot;;&quot;&quot;;(IF(OR([.DJ31]=&quot;&quot;;[.DJ31]=0);0;1)))">
            <text:p/>
          </table:table-cell>
          <table:table-cell table:style-name="ce47" table:formula="of:=IF([.DK$3]=&quot;&quot;;&quot;&quot;;(IF(OR([.DK31]=&quot;&quot;;[.DK31]=0);0;1)))">
            <text:p/>
          </table:table-cell>
          <table:table-cell table:style-name="ce47" table:formula="of:=IF([.DL$3]=&quot;&quot;;&quot;&quot;;(IF(OR([.DL31]=&quot;&quot;;[.DL31]=0);0;1)))">
            <text:p/>
          </table:table-cell>
          <table:table-cell table:style-name="ce47" table:formula="of:=IF([.DM$3]=&quot;&quot;;&quot;&quot;;(IF(OR([.DM31]=&quot;&quot;;[.DM31]=0);0;1)))">
            <text:p/>
          </table:table-cell>
          <table:table-cell table:style-name="ce47" table:formula="of:=IF([.DN$3]=&quot;&quot;;&quot;&quot;;(IF(OR([.DN31]=&quot;&quot;;[.DN31]=0);0;1)))">
            <text:p/>
          </table:table-cell>
          <table:table-cell table:style-name="ce47" table:formula="of:=IF([.DO$3]=&quot;&quot;;&quot;&quot;;(IF(OR([.DO31]=&quot;&quot;;[.DO31]=0);0;1)))">
            <text:p/>
          </table:table-cell>
          <table:table-cell table:style-name="ce47" table:formula="of:=IF([.DP$3]=&quot;&quot;;&quot;&quot;;(IF(OR([.DP31]=&quot;&quot;;[.DP31]=0);0;1)))">
            <text:p/>
          </table:table-cell>
          <table:table-cell table:style-name="ce47" table:formula="of:=IF([.DQ$3]=&quot;&quot;;&quot;&quot;;(IF(OR([.DQ31]=&quot;&quot;;[.DQ31]=0);0;1)))">
            <text:p/>
          </table:table-cell>
          <table:table-cell table:style-name="ce47" table:formula="of:=IF([.DR$3]=&quot;&quot;;&quot;&quot;;(IF(OR([.DR31]=&quot;&quot;;[.DR31]=0);0;1)))">
            <text:p/>
          </table:table-cell>
          <table:table-cell table:style-name="ce47" table:formula="of:=IF([.DS$3]=&quot;&quot;;&quot;&quot;;(IF(OR([.DS31]=&quot;&quot;;[.DS31]=0);0;1)))">
            <text:p/>
          </table:table-cell>
          <table:table-cell table:style-name="ce47" table:formula="of:=IF([.DT$3]=&quot;&quot;;&quot;&quot;;(IF(OR([.DT31]=&quot;&quot;;[.DT31]=0);0;1)))">
            <text:p/>
          </table:table-cell>
          <table:table-cell table:style-name="ce47" table:formula="of:=IF([.DU$3]=&quot;&quot;;&quot;&quot;;(IF(OR([.DU31]=&quot;&quot;;[.DU31]=0);0;1)))">
            <text:p/>
          </table:table-cell>
          <table:table-cell table:style-name="ce47" table:formula="of:=IF([.DV$3]=&quot;&quot;;&quot;&quot;;(IF(OR([.DV31]=&quot;&quot;;[.DV31]=0);0;1)))">
            <text:p/>
          </table:table-cell>
          <table:table-cell table:style-name="ce47" table:formula="of:=IF([.DW$3]=&quot;&quot;;&quot;&quot;;(IF(OR([.DW31]=&quot;&quot;;[.DW31]=0);0;1)))">
            <text:p/>
          </table:table-cell>
          <table:table-cell table:style-name="ce47" table:formula="of:=IF([.DX$3]=&quot;&quot;;&quot;&quot;;(IF(OR([.DX31]=&quot;&quot;;[.DX31]=0);0;1)))">
            <text:p/>
          </table:table-cell>
          <table:table-cell table:style-name="ce47" table:formula="of:=IF([.DY$3]=&quot;&quot;;&quot;&quot;;(IF(OR([.DY31]=&quot;&quot;;[.DY31]=0);0;1)))">
            <text:p/>
          </table:table-cell>
          <table:table-cell table:style-name="ce47" table:formula="of:=IF([.DZ$3]=&quot;&quot;;&quot;&quot;;(IF(OR([.DZ31]=&quot;&quot;;[.DZ31]=0);0;1)))">
            <text:p/>
          </table:table-cell>
          <table:table-cell table:style-name="ce47" table:formula="of:=IF([.EA$3]=&quot;&quot;;&quot;&quot;;(IF(OR([.EA31]=&quot;&quot;;[.EA31]=0);0;1)))">
            <text:p/>
          </table:table-cell>
          <table:table-cell table:style-name="ce47" table:formula="of:=IF([.EB$3]=&quot;&quot;;&quot;&quot;;(IF(OR([.EB31]=&quot;&quot;;[.EB31]=0);0;1)))">
            <text:p/>
          </table:table-cell>
          <table:table-cell table:style-name="ce47" table:formula="of:=IF([.EC$3]=&quot;&quot;;&quot;&quot;;(IF(OR([.EC31]=&quot;&quot;;[.EC31]=0);0;1)))">
            <text:p/>
          </table:table-cell>
          <table:table-cell table:style-name="ce47" table:formula="of:=IF([.ED$3]=&quot;&quot;;&quot;&quot;;(IF(OR([.ED31]=&quot;&quot;;[.ED31]=0);0;1)))">
            <text:p/>
          </table:table-cell>
          <table:table-cell table:style-name="ce47" table:formula="of:=IF([.EE$3]=&quot;&quot;;&quot;&quot;;(IF(OR([.EE31]=&quot;&quot;;[.EE31]=0);0;1)))">
            <text:p/>
          </table:table-cell>
          <table:table-cell table:style-name="ce47" table:formula="of:=IF([.EF$3]=&quot;&quot;;&quot;&quot;;(IF(OR([.EF31]=&quot;&quot;;[.EF31]=0);0;1)))">
            <text:p/>
          </table:table-cell>
          <table:table-cell table:style-name="ce47" table:formula="of:=IF([.EG$3]=&quot;&quot;;&quot;&quot;;(IF(OR([.EG31]=&quot;&quot;;[.EG31]=0);0;1)))">
            <text:p/>
          </table:table-cell>
          <table:table-cell table:style-name="ce47" table:formula="of:=IF([.EH$3]=&quot;&quot;;&quot;&quot;;(IF(OR([.EH31]=&quot;&quot;;[.EH31]=0);0;1)))">
            <text:p/>
          </table:table-cell>
          <table:table-cell table:style-name="ce47" table:formula="of:=IF([.EI$3]=&quot;&quot;;&quot;&quot;;(IF(OR([.EI31]=&quot;&quot;;[.EI31]=0);0;1)))">
            <text:p/>
          </table:table-cell>
          <table:table-cell table:style-name="ce47" table:formula="of:=IF([.EJ$3]=&quot;&quot;;&quot;&quot;;(IF(OR([.EJ31]=&quot;&quot;;[.EJ31]=0);0;1)))">
            <text:p/>
          </table:table-cell>
          <table:table-cell table:style-name="ce47" table:formula="of:=IF([.EK$3]=&quot;&quot;;&quot;&quot;;(IF(OR([.EK31]=&quot;&quot;;[.EK31]=0);0;1)))">
            <text:p/>
          </table:table-cell>
          <table:table-cell table:style-name="ce47" table:formula="of:=IF([.EL$3]=&quot;&quot;;&quot;&quot;;(IF(OR([.EL31]=&quot;&quot;;[.EL31]=0);0;1)))">
            <text:p/>
          </table:table-cell>
          <table:table-cell table:style-name="ce47" table:formula="of:=IF([.EM$3]=&quot;&quot;;&quot;&quot;;(IF(OR([.EM31]=&quot;&quot;;[.EM31]=0);0;1)))">
            <text:p/>
          </table:table-cell>
          <table:table-cell table:style-name="ce47" table:formula="of:=IF([.EN$3]=&quot;&quot;;&quot;&quot;;(IF(OR([.EN31]=&quot;&quot;;[.EN31]=0);0;1)))">
            <text:p/>
          </table:table-cell>
          <table:table-cell table:style-name="ce47" table:formula="of:=IF([.EO$3]=&quot;&quot;;&quot;&quot;;(IF(OR([.EO31]=&quot;&quot;;[.EO31]=0);0;1)))">
            <text:p/>
          </table:table-cell>
          <table:table-cell table:style-name="ce47" table:formula="of:=IF([.EP$3]=&quot;&quot;;&quot;&quot;;(IF(OR([.EP31]=&quot;&quot;;[.EP31]=0);0;1)))">
            <text:p/>
          </table:table-cell>
          <table:table-cell table:style-name="ce47" table:formula="of:=IF([.EQ$3]=&quot;&quot;;&quot;&quot;;(IF(OR([.EQ31]=&quot;&quot;;[.EQ31]=0);0;1)))">
            <text:p/>
          </table:table-cell>
          <table:table-cell table:style-name="ce47" table:formula="of:=IF([.ER$3]=&quot;&quot;;&quot;&quot;;(IF(OR([.ER31]=&quot;&quot;;[.ER31]=0);0;1)))">
            <text:p/>
          </table:table-cell>
          <table:table-cell table:style-name="ce47" table:formula="of:=IF([.ES$3]=&quot;&quot;;&quot;&quot;;(IF(OR([.ES31]=&quot;&quot;;[.ES31]=0);0;1)))">
            <text:p/>
          </table:table-cell>
          <table:table-cell table:style-name="ce47" table:formula="of:=IF([.ET$3]=&quot;&quot;;&quot;&quot;;(IF(OR([.ET31]=&quot;&quot;;[.ET31]=0);0;1)))">
            <text:p/>
          </table:table-cell>
          <table:table-cell table:style-name="ce47" table:formula="of:=IF([.EU$3]=&quot;&quot;;&quot;&quot;;(IF(OR([.EU31]=&quot;&quot;;[.EU31]=0);0;1)))">
            <text:p/>
          </table:table-cell>
          <table:table-cell table:style-name="ce47" table:formula="of:=IF([.EV$3]=&quot;&quot;;&quot;&quot;;(IF(OR([.EV31]=&quot;&quot;;[.EV31]=0);0;1)))">
            <text:p/>
          </table:table-cell>
          <table:table-cell table:style-name="ce47" table:formula="of:=IF([.EW$3]=&quot;&quot;;&quot;&quot;;(IF(OR([.EW31]=&quot;&quot;;[.EW31]=0);0;1)))">
            <text:p/>
          </table:table-cell>
          <table:table-cell table:style-name="ce47" table:formula="of:=IF([.EX$3]=&quot;&quot;;&quot;&quot;;(IF(OR([.EX31]=&quot;&quot;;[.EX31]=0);0;1)))">
            <text:p/>
          </table:table-cell>
          <table:table-cell table:style-name="ce47" table:formula="of:=IF([.EY$3]=&quot;&quot;;&quot;&quot;;(IF(OR([.EY31]=&quot;&quot;;[.EY31]=0);0;1)))">
            <text:p/>
          </table:table-cell>
          <table:table-cell table:style-name="ce47" table:formula="of:=IF([.EZ$3]=&quot;&quot;;&quot;&quot;;(IF(OR([.EZ31]=&quot;&quot;;[.EZ31]=0);0;1)))">
            <text:p/>
          </table:table-cell>
          <table:table-cell table:style-name="ce47" table:formula="of:=IF([.FA$3]=&quot;&quot;;&quot;&quot;;(IF(OR([.FA31]=&quot;&quot;;[.FA31]=0);0;1)))">
            <text:p/>
          </table:table-cell>
          <table:table-cell table:style-name="ce47" table:formula="of:=IF([.FB$3]=&quot;&quot;;&quot;&quot;;(IF(OR([.FB31]=&quot;&quot;;[.FB31]=0);0;1)))">
            <text:p/>
          </table:table-cell>
          <table:table-cell table:style-name="ce47" table:formula="of:=IF([.FC$3]=&quot;&quot;;&quot;&quot;;(IF(OR([.FC31]=&quot;&quot;;[.FC31]=0);0;1)))">
            <text:p/>
          </table:table-cell>
          <table:table-cell table:style-name="ce47" table:formula="of:=IF([.FD$3]=&quot;&quot;;&quot;&quot;;(IF(OR([.FD31]=&quot;&quot;;[.FD31]=0);0;1)))">
            <text:p/>
          </table:table-cell>
          <table:table-cell table:style-name="ce47" table:formula="of:=IF([.FE$3]=&quot;&quot;;&quot;&quot;;(IF(OR([.FE31]=&quot;&quot;;[.FE31]=0);0;1)))">
            <text:p/>
          </table:table-cell>
          <table:table-cell table:style-name="ce47" table:formula="of:=IF([.FF$3]=&quot;&quot;;&quot;&quot;;(IF(OR([.FF31]=&quot;&quot;;[.FF31]=0);0;1)))">
            <text:p/>
          </table:table-cell>
          <table:table-cell table:style-name="ce47" table:formula="of:=IF([.FG$3]=&quot;&quot;;&quot;&quot;;(IF(OR([.FG31]=&quot;&quot;;[.FG31]=0);0;1)))">
            <text:p/>
          </table:table-cell>
          <table:table-cell table:style-name="ce47" table:formula="of:=IF([.FH$3]=&quot;&quot;;&quot;&quot;;(IF(OR([.FH31]=&quot;&quot;;[.FH31]=0);0;1)))">
            <text:p/>
          </table:table-cell>
          <table:table-cell table:style-name="ce47" table:formula="of:=IF([.FI$3]=&quot;&quot;;&quot;&quot;;(IF(OR([.FI31]=&quot;&quot;;[.FI31]=0);0;1)))">
            <text:p/>
          </table:table-cell>
          <table:table-cell table:style-name="ce47" table:formula="of:=IF([.FJ$3]=&quot;&quot;;&quot;&quot;;(IF(OR([.FJ31]=&quot;&quot;;[.FJ31]=0);0;1)))">
            <text:p/>
          </table:table-cell>
          <table:table-cell table:style-name="ce47" table:formula="of:=IF([.FK$3]=&quot;&quot;;&quot;&quot;;(IF(OR([.FK31]=&quot;&quot;;[.FK31]=0);0;1)))">
            <text:p/>
          </table:table-cell>
          <table:table-cell table:style-name="ce47" table:formula="of:=IF([.FL$3]=&quot;&quot;;&quot;&quot;;(IF(OR([.FL31]=&quot;&quot;;[.FL31]=0);0;1)))">
            <text:p/>
          </table:table-cell>
          <table:table-cell table:style-name="ce47" table:formula="of:=IF([.FM$3]=&quot;&quot;;&quot;&quot;;(IF(OR([.FM31]=&quot;&quot;;[.FM31]=0);0;1)))">
            <text:p/>
          </table:table-cell>
          <table:table-cell table:style-name="ce47" table:formula="of:=IF([.FN$3]=&quot;&quot;;&quot;&quot;;(IF(OR([.FN31]=&quot;&quot;;[.FN31]=0);0;1)))">
            <text:p/>
          </table:table-cell>
          <table:table-cell table:style-name="ce47" table:formula="of:=IF([.FO$3]=&quot;&quot;;&quot;&quot;;(IF(OR([.FO31]=&quot;&quot;;[.FO31]=0);0;1)))">
            <text:p/>
          </table:table-cell>
          <table:table-cell table:style-name="ce47" table:formula="of:=IF([.FP$3]=&quot;&quot;;&quot;&quot;;(IF(OR([.FP31]=&quot;&quot;;[.FP31]=0);0;1)))">
            <text:p/>
          </table:table-cell>
          <table:table-cell table:style-name="ce47" table:formula="of:=IF([.FQ$3]=&quot;&quot;;&quot;&quot;;(IF(OR([.FQ31]=&quot;&quot;;[.FQ31]=0);0;1)))">
            <text:p/>
          </table:table-cell>
          <table:table-cell table:style-name="ce47" table:formula="of:=IF([.FR$3]=&quot;&quot;;&quot;&quot;;(IF(OR([.FR31]=&quot;&quot;;[.FR31]=0);0;1)))">
            <text:p/>
          </table:table-cell>
          <table:table-cell table:style-name="ce47" table:formula="of:=IF([.FS$3]=&quot;&quot;;&quot;&quot;;(IF(OR([.FS31]=&quot;&quot;;[.FS31]=0);0;1)))">
            <text:p/>
          </table:table-cell>
          <table:table-cell table:style-name="ce47" table:formula="of:=IF([.FT$3]=&quot;&quot;;&quot;&quot;;(IF(OR([.FT31]=&quot;&quot;;[.FT31]=0);0;1)))">
            <text:p/>
          </table:table-cell>
          <table:table-cell table:style-name="ce47" table:formula="of:=IF([.FU$3]=&quot;&quot;;&quot;&quot;;(IF(OR([.FU31]=&quot;&quot;;[.FU31]=0);0;1)))">
            <text:p/>
          </table:table-cell>
          <table:table-cell table:style-name="ce47" table:formula="of:=IF([.FV$3]=&quot;&quot;;&quot;&quot;;(IF(OR([.FV31]=&quot;&quot;;[.FV31]=0);0;1)))">
            <text:p/>
          </table:table-cell>
          <table:table-cell table:style-name="ce47" table:formula="of:=IF([.FW$3]=&quot;&quot;;&quot;&quot;;(IF(OR([.FW31]=&quot;&quot;;[.FW31]=0);0;1)))">
            <text:p/>
          </table:table-cell>
          <table:table-cell table:style-name="ce47" table:formula="of:=IF([.FX$3]=&quot;&quot;;&quot;&quot;;(IF(OR([.FX31]=&quot;&quot;;[.FX31]=0);0;1)))">
            <text:p/>
          </table:table-cell>
          <table:table-cell table:style-name="ce47" table:formula="of:=IF([.FY$3]=&quot;&quot;;&quot;&quot;;(IF(OR([.FY31]=&quot;&quot;;[.FY31]=0);0;1)))">
            <text:p/>
          </table:table-cell>
          <table:table-cell table:style-name="ce47" table:formula="of:=IF([.FZ$3]=&quot;&quot;;&quot;&quot;;(IF(OR([.FZ31]=&quot;&quot;;[.FZ31]=0);0;1)))">
            <text:p/>
          </table:table-cell>
          <table:table-cell table:style-name="ce47" table:formula="of:=IF([.GA$3]=&quot;&quot;;&quot;&quot;;(IF(OR([.GA31]=&quot;&quot;;[.GA31]=0);0;1)))">
            <text:p/>
          </table:table-cell>
          <table:table-cell table:style-name="ce47" table:formula="of:=IF([.GB$3]=&quot;&quot;;&quot;&quot;;(IF(OR([.GB31]=&quot;&quot;;[.GB31]=0);0;1)))">
            <text:p/>
          </table:table-cell>
          <table:table-cell table:style-name="ce47" table:formula="of:=IF([.GC$3]=&quot;&quot;;&quot;&quot;;(IF(OR([.GC31]=&quot;&quot;;[.GC31]=0);0;1)))">
            <text:p/>
          </table:table-cell>
          <table:table-cell table:style-name="ce47" table:formula="of:=IF([.GD$3]=&quot;&quot;;&quot;&quot;;(IF(OR([.GD31]=&quot;&quot;;[.GD31]=0);0;1)))">
            <text:p/>
          </table:table-cell>
          <table:table-cell table:style-name="ce47" table:formula="of:=IF([.GE$3]=&quot;&quot;;&quot;&quot;;(IF(OR([.GE31]=&quot;&quot;;[.GE31]=0);0;1)))">
            <text:p/>
          </table:table-cell>
          <table:table-cell table:style-name="ce47" table:formula="of:=IF([.GF$3]=&quot;&quot;;&quot;&quot;;(IF(OR([.GF31]=&quot;&quot;;[.GF31]=0);0;1)))">
            <text:p/>
          </table:table-cell>
          <table:table-cell table:style-name="ce47" table:formula="of:=IF([.GG$3]=&quot;&quot;;&quot;&quot;;(IF(OR([.GG31]=&quot;&quot;;[.GG31]=0);0;1)))">
            <text:p/>
          </table:table-cell>
          <table:table-cell table:style-name="ce47" table:formula="of:=IF([.GH$3]=&quot;&quot;;&quot;&quot;;(IF(OR([.GH31]=&quot;&quot;;[.GH31]=0);0;1)))">
            <text:p/>
          </table:table-cell>
          <table:table-cell table:style-name="ce47" table:formula="of:=IF([.GI$3]=&quot;&quot;;&quot;&quot;;(IF(OR([.GI31]=&quot;&quot;;[.GI31]=0);0;1)))">
            <text:p/>
          </table:table-cell>
          <table:table-cell table:style-name="ce47" table:formula="of:=IF([.GJ$3]=&quot;&quot;;&quot;&quot;;(IF(OR([.GJ31]=&quot;&quot;;[.GJ31]=0);0;1)))">
            <text:p/>
          </table:table-cell>
          <table:table-cell table:style-name="ce47" table:formula="of:=IF([.GK$3]=&quot;&quot;;&quot;&quot;;(IF(OR([.GK31]=&quot;&quot;;[.GK31]=0);0;1)))">
            <text:p/>
          </table:table-cell>
          <table:table-cell table:style-name="ce47" table:formula="of:=IF([.GL$3]=&quot;&quot;;&quot;&quot;;(IF(OR([.GL31]=&quot;&quot;;[.GL31]=0);0;1)))">
            <text:p/>
          </table:table-cell>
          <table:table-cell table:style-name="ce47" table:formula="of:=IF([.GM$3]=&quot;&quot;;&quot;&quot;;(IF(OR([.GM31]=&quot;&quot;;[.GM31]=0);0;1)))">
            <text:p/>
          </table:table-cell>
          <table:table-cell table:style-name="ce47" table:formula="of:=IF([.GN$3]=&quot;&quot;;&quot;&quot;;(IF(OR([.GN31]=&quot;&quot;;[.GN31]=0);0;1)))">
            <text:p/>
          </table:table-cell>
          <table:table-cell table:style-name="ce47" table:formula="of:=IF([.GO$3]=&quot;&quot;;&quot;&quot;;(IF(OR([.GO31]=&quot;&quot;;[.GO31]=0);0;1)))">
            <text:p/>
          </table:table-cell>
          <table:table-cell table:style-name="ce47" table:formula="of:=IF([.GP$3]=&quot;&quot;;&quot;&quot;;(IF(OR([.GP31]=&quot;&quot;;[.GP31]=0);0;1)))">
            <text:p/>
          </table:table-cell>
          <table:table-cell table:style-name="ce47" table:formula="of:=IF([.GQ$3]=&quot;&quot;;&quot;&quot;;(IF(OR([.GQ31]=&quot;&quot;;[.GQ31]=0);0;1)))">
            <text:p/>
          </table:table-cell>
          <table:table-cell table:style-name="ce47" table:formula="of:=IF([.GR$3]=&quot;&quot;;&quot;&quot;;(IF(OR([.GR31]=&quot;&quot;;[.GR31]=0);0;1)))">
            <text:p/>
          </table:table-cell>
          <table:table-cell table:style-name="ce47" table:formula="of:=IF([.GS$3]=&quot;&quot;;&quot;&quot;;(IF(OR([.GS31]=&quot;&quot;;[.GS31]=0);0;1)))">
            <text:p/>
          </table:table-cell>
          <table:table-cell table:style-name="ce47" table:formula="of:=IF([.GT$3]=&quot;&quot;;&quot;&quot;;(IF(OR([.GT31]=&quot;&quot;;[.GT31]=0);0;1)))">
            <text:p/>
          </table:table-cell>
          <table:table-cell table:style-name="ce47" table:formula="of:=IF([.GU$3]=&quot;&quot;;&quot;&quot;;(IF(OR([.GU31]=&quot;&quot;;[.GU31]=0);0;1)))">
            <text:p/>
          </table:table-cell>
          <table:table-cell table:style-name="ce47" table:formula="of:=IF([.GV$3]=&quot;&quot;;&quot;&quot;;(IF(OR([.GV31]=&quot;&quot;;[.GV31]=0);0;1)))">
            <text:p/>
          </table:table-cell>
          <table:table-cell table:style-name="ce47" table:formula="of:=IF([.GW$3]=&quot;&quot;;&quot;&quot;;(IF(OR([.GW31]=&quot;&quot;;[.GW31]=0);0;1)))">
            <text:p/>
          </table:table-cell>
          <table:table-cell table:style-name="ce47" table:formula="of:=IF([.GX$3]=&quot;&quot;;&quot;&quot;;(IF(OR([.GX31]=&quot;&quot;;[.GX31]=0);0;1)))">
            <text:p/>
          </table:table-cell>
          <table:table-cell table:style-name="ce47" table:formula="of:=IF([.GY$3]=&quot;&quot;;&quot;&quot;;(IF(OR([.GY31]=&quot;&quot;;[.GY31]=0);0;1)))">
            <text:p/>
          </table:table-cell>
          <table:table-cell table:style-name="ce47" table:formula="of:=IF([.GZ$3]=&quot;&quot;;&quot;&quot;;(IF(OR([.GZ31]=&quot;&quot;;[.GZ31]=0);0;1)))">
            <text:p/>
          </table:table-cell>
          <table:table-cell table:style-name="ce47" table:formula="of:=IF([.HA$3]=&quot;&quot;;&quot;&quot;;(IF(OR([.HA31]=&quot;&quot;;[.HA31]=0);0;1)))">
            <text:p/>
          </table:table-cell>
          <table:table-cell table:style-name="ce47" table:formula="of:=IF([.HB$3]=&quot;&quot;;&quot;&quot;;(IF(OR([.HB31]=&quot;&quot;;[.HB31]=0);0;1)))">
            <text:p/>
          </table:table-cell>
          <table:table-cell table:style-name="ce47" table:formula="of:=IF([.HC$3]=&quot;&quot;;&quot;&quot;;(IF(OR([.HC31]=&quot;&quot;;[.HC31]=0);0;1)))">
            <text:p/>
          </table:table-cell>
          <table:table-cell table:style-name="ce47" table:formula="of:=IF([.HD$3]=&quot;&quot;;&quot;&quot;;(IF(OR([.HD31]=&quot;&quot;;[.HD31]=0);0;1)))">
            <text:p/>
          </table:table-cell>
          <table:table-cell table:style-name="ce47" table:formula="of:=IF([.HE$3]=&quot;&quot;;&quot;&quot;;(IF(OR([.HE31]=&quot;&quot;;[.HE31]=0);0;1)))">
            <text:p/>
          </table:table-cell>
          <table:table-cell table:style-name="ce47" table:formula="of:=IF([.HF$3]=&quot;&quot;;&quot;&quot;;(IF(OR([.HF31]=&quot;&quot;;[.HF31]=0);0;1)))">
            <text:p/>
          </table:table-cell>
          <table:table-cell table:style-name="ce47" table:formula="of:=IF([.HG$3]=&quot;&quot;;&quot;&quot;;(IF(OR([.HG31]=&quot;&quot;;[.HG31]=0);0;1)))">
            <text:p/>
          </table:table-cell>
          <table:table-cell table:style-name="ce47" table:formula="of:=IF([.HH$3]=&quot;&quot;;&quot;&quot;;(IF(OR([.HH31]=&quot;&quot;;[.HH31]=0);0;1)))">
            <text:p/>
          </table:table-cell>
          <table:table-cell table:style-name="ce47" table:formula="of:=IF([.HI$3]=&quot;&quot;;&quot;&quot;;(IF(OR([.HI31]=&quot;&quot;;[.HI31]=0);0;1)))">
            <text:p/>
          </table:table-cell>
          <table:table-cell table:style-name="ce47" table:formula="of:=IF([.HJ$3]=&quot;&quot;;&quot;&quot;;(IF(OR([.HJ31]=&quot;&quot;;[.HJ31]=0);0;1)))">
            <text:p/>
          </table:table-cell>
          <table:table-cell table:style-name="ce47" table:formula="of:=IF([.HK$3]=&quot;&quot;;&quot;&quot;;(IF(OR([.HK31]=&quot;&quot;;[.HK31]=0);0;1)))">
            <text:p/>
          </table:table-cell>
          <table:table-cell table:style-name="ce47" table:formula="of:=IF([.HL$3]=&quot;&quot;;&quot;&quot;;(IF(OR([.HL31]=&quot;&quot;;[.HL31]=0);0;1)))">
            <text:p/>
          </table:table-cell>
          <table:table-cell table:style-name="ce47" table:formula="of:=IF([.HM$3]=&quot;&quot;;&quot;&quot;;(IF(OR([.HM31]=&quot;&quot;;[.HM31]=0);0;1)))">
            <text:p/>
          </table:table-cell>
          <table:table-cell table:style-name="ce47" table:formula="of:=IF([.HN$3]=&quot;&quot;;&quot;&quot;;(IF(OR([.HN31]=&quot;&quot;;[.HN31]=0);0;1)))">
            <text:p/>
          </table:table-cell>
          <table:table-cell table:style-name="ce47" table:formula="of:=IF([.HO$3]=&quot;&quot;;&quot;&quot;;(IF(OR([.HO31]=&quot;&quot;;[.HO31]=0);0;1)))">
            <text:p/>
          </table:table-cell>
          <table:table-cell table:style-name="ce47" table:formula="of:=IF([.HP$3]=&quot;&quot;;&quot;&quot;;(IF(OR([.HP31]=&quot;&quot;;[.HP31]=0);0;1)))">
            <text:p/>
          </table:table-cell>
          <table:table-cell table:style-name="ce47" table:formula="of:=IF([.HQ$3]=&quot;&quot;;&quot;&quot;;(IF(OR([.HQ31]=&quot;&quot;;[.HQ31]=0);0;1)))">
            <text:p/>
          </table:table-cell>
          <table:table-cell table:style-name="ce47" table:formula="of:=IF([.HR$3]=&quot;&quot;;&quot;&quot;;(IF(OR([.HR31]=&quot;&quot;;[.HR31]=0);0;1)))">
            <text:p/>
          </table:table-cell>
          <table:table-cell table:style-name="ce47" table:formula="of:=IF([.HS$3]=&quot;&quot;;&quot;&quot;;(IF(OR([.HS31]=&quot;&quot;;[.HS31]=0);0;1)))">
            <text:p/>
          </table:table-cell>
          <table:table-cell table:style-name="ce47" table:formula="of:=IF([.HT$3]=&quot;&quot;;&quot;&quot;;(IF(OR([.HT31]=&quot;&quot;;[.HT31]=0);0;1)))">
            <text:p/>
          </table:table-cell>
          <table:table-cell table:style-name="ce47" table:formula="of:=IF([.HU$3]=&quot;&quot;;&quot;&quot;;(IF(OR([.HU31]=&quot;&quot;;[.HU31]=0);0;1)))">
            <text:p/>
          </table:table-cell>
          <table:table-cell table:style-name="ce47" table:formula="of:=IF([.HV$3]=&quot;&quot;;&quot;&quot;;(IF(OR([.HV31]=&quot;&quot;;[.HV31]=0);0;1)))">
            <text:p/>
          </table:table-cell>
          <table:table-cell table:style-name="ce47" table:formula="of:=IF([.HW$3]=&quot;&quot;;&quot;&quot;;(IF(OR([.HW31]=&quot;&quot;;[.HW31]=0);0;1)))">
            <text:p/>
          </table:table-cell>
          <table:table-cell table:style-name="ce47" table:formula="of:=IF([.HX$3]=&quot;&quot;;&quot;&quot;;(IF(OR([.HX31]=&quot;&quot;;[.HX31]=0);0;1)))">
            <text:p/>
          </table:table-cell>
          <table:table-cell table:style-name="ce47" table:formula="of:=IF([.HY$3]=&quot;&quot;;&quot;&quot;;(IF(OR([.HY31]=&quot;&quot;;[.HY31]=0);0;1)))">
            <text:p/>
          </table:table-cell>
          <table:table-cell table:style-name="ce47" table:formula="of:=IF([.HZ$3]=&quot;&quot;;&quot;&quot;;(IF(OR([.HZ31]=&quot;&quot;;[.HZ31]=0);0;1)))">
            <text:p/>
          </table:table-cell>
          <table:table-cell table:style-name="ce47" table:formula="of:=IF([.IA$3]=&quot;&quot;;&quot;&quot;;(IF(OR([.IA31]=&quot;&quot;;[.IA31]=0);0;1)))">
            <text:p/>
          </table:table-cell>
          <table:table-cell table:style-name="ce47" table:formula="of:=IF([.IB$3]=&quot;&quot;;&quot;&quot;;(IF(OR([.IB31]=&quot;&quot;;[.IB31]=0);0;1)))">
            <text:p/>
          </table:table-cell>
          <table:table-cell table:style-name="ce47" table:formula="of:=IF([.IC$3]=&quot;&quot;;&quot;&quot;;(IF(OR([.IC31]=&quot;&quot;;[.IC31]=0);0;1)))">
            <text:p/>
          </table:table-cell>
          <table:table-cell table:style-name="ce47" table:formula="of:=IF([.ID$3]=&quot;&quot;;&quot;&quot;;(IF(OR([.ID31]=&quot;&quot;;[.ID31]=0);0;1)))">
            <text:p/>
          </table:table-cell>
          <table:table-cell table:style-name="ce47" table:formula="of:=IF([.IE$3]=&quot;&quot;;&quot;&quot;;(IF(OR([.IE31]=&quot;&quot;;[.IE31]=0);0;1)))">
            <text:p/>
          </table:table-cell>
          <table:table-cell table:style-name="ce47" table:formula="of:=IF([.IF$3]=&quot;&quot;;&quot;&quot;;(IF(OR([.IF31]=&quot;&quot;;[.IF31]=0);0;1)))">
            <text:p/>
          </table:table-cell>
          <table:table-cell table:style-name="ce47" table:formula="of:=IF([.IG$3]=&quot;&quot;;&quot;&quot;;(IF(OR([.IG31]=&quot;&quot;;[.IG31]=0);0;1)))">
            <text:p/>
          </table:table-cell>
          <table:table-cell table:style-name="ce47" table:formula="of:=IF([.IH$3]=&quot;&quot;;&quot;&quot;;(IF(OR([.IH31]=&quot;&quot;;[.IH31]=0);0;1)))">
            <text:p/>
          </table:table-cell>
          <table:table-cell table:style-name="ce47" table:formula="of:=IF([.II$3]=&quot;&quot;;&quot;&quot;;(IF(OR([.II31]=&quot;&quot;;[.II31]=0);0;1)))">
            <text:p/>
          </table:table-cell>
          <table:table-cell table:style-name="ce47" table:formula="of:=IF([.IJ$3]=&quot;&quot;;&quot;&quot;;(IF(OR([.IJ31]=&quot;&quot;;[.IJ31]=0);0;1)))">
            <text:p/>
          </table:table-cell>
          <table:table-cell table:style-name="ce47" table:formula="of:=IF([.IK$3]=&quot;&quot;;&quot;&quot;;(IF(OR([.IK31]=&quot;&quot;;[.IK31]=0);0;1)))">
            <text:p/>
          </table:table-cell>
          <table:table-cell table:style-name="ce47" table:formula="of:=IF([.IL$3]=&quot;&quot;;&quot;&quot;;(IF(OR([.IL31]=&quot;&quot;;[.IL31]=0);0;1)))">
            <text:p/>
          </table:table-cell>
          <table:table-cell table:style-name="ce47" table:formula="of:=IF([.IM$3]=&quot;&quot;;&quot;&quot;;(IF(OR([.IM31]=&quot;&quot;;[.IM31]=0);0;1)))">
            <text:p/>
          </table:table-cell>
          <table:table-cell table:style-name="ce47" table:formula="of:=IF([.IN$3]=&quot;&quot;;&quot;&quot;;(IF(OR([.IN31]=&quot;&quot;;[.IN31]=0);0;1)))">
            <text:p/>
          </table:table-cell>
          <table:table-cell table:style-name="ce47" table:formula="of:=IF([.IO$3]=&quot;&quot;;&quot;&quot;;(IF(OR([.IO31]=&quot;&quot;;[.IO31]=0);0;1)))">
            <text:p/>
          </table:table-cell>
          <table:table-cell table:style-name="ce47" table:formula="of:=IF([.IP$3]=&quot;&quot;;&quot;&quot;;(IF(OR([.IP31]=&quot;&quot;;[.IP31]=0);0;1)))">
            <text:p/>
          </table:table-cell>
          <table:table-cell table:style-name="ce47" table:formula="of:=IF([.IQ$3]=&quot;&quot;;&quot;&quot;;(IF(OR([.IQ31]=&quot;&quot;;[.IQ31]=0);0;1)))">
            <text:p/>
          </table:table-cell>
          <table:table-cell table:style-name="ce47" table:formula="of:=IF([.IR$3]=&quot;&quot;;&quot;&quot;;(IF(OR([.IR31]=&quot;&quot;;[.IR31]=0);0;1)))">
            <text:p/>
          </table:table-cell>
          <table:table-cell table:style-name="ce47" table:formula="of:=IF([.IS$3]=&quot;&quot;;&quot;&quot;;(IF(OR([.IS31]=&quot;&quot;;[.IS31]=0);0;1)))">
            <text:p/>
          </table:table-cell>
          <table:table-cell table:style-name="ce47" table:formula="of:=IF([.IT$3]=&quot;&quot;;&quot;&quot;;(IF(OR([.IT31]=&quot;&quot;;[.IT31]=0);0;1)))">
            <text:p/>
          </table:table-cell>
          <table:table-cell table:style-name="ce47" table:formula="of:=IF([.IU$3]=&quot;&quot;;&quot;&quot;;(IF(OR([.IU31]=&quot;&quot;;[.IU31]=0);0;1)))">
            <text:p/>
          </table:table-cell>
          <table:table-cell table:style-name="ce47" table:formula="of:=IF([.IV$3]=&quot;&quot;;&quot;&quot;;(IF(OR([.IV31]=&quot;&quot;;[.IV31]=0);0;1)))">
            <text:p/>
          </table:table-cell>
          <table:table-cell table:style-name="ce47" table:formula="of:=IF([.IW$3]=&quot;&quot;;&quot;&quot;;(IF(OR([.IW31]=&quot;&quot;;[.IW31]=0);0;1)))">
            <text:p/>
          </table:table-cell>
          <table:table-cell table:style-name="ce47" table:formula="of:=IF([.IX$3]=&quot;&quot;;&quot;&quot;;(IF(OR([.IX31]=&quot;&quot;;[.IX31]=0);0;1)))">
            <text:p/>
          </table:table-cell>
          <table:table-cell table:style-name="ce47" table:formula="of:=IF([.IY$3]=&quot;&quot;;&quot;&quot;;(IF(OR([.IY31]=&quot;&quot;;[.IY31]=0);0;1)))">
            <text:p/>
          </table:table-cell>
          <table:table-cell table:style-name="ce47" table:formula="of:=IF([.IZ$3]=&quot;&quot;;&quot;&quot;;(IF(OR([.IZ31]=&quot;&quot;;[.IZ31]=0);0;1)))">
            <text:p/>
          </table:table-cell>
          <table:table-cell table:style-name="ce47" table:formula="of:=IF([.JA$3]=&quot;&quot;;&quot;&quot;;(IF(OR([.JA31]=&quot;&quot;;[.JA31]=0);0;1)))">
            <text:p/>
          </table:table-cell>
          <table:table-cell table:style-name="ce47" table:formula="of:=IF([.JB$3]=&quot;&quot;;&quot;&quot;;(IF(OR([.JB31]=&quot;&quot;;[.JB31]=0);0;1)))">
            <text:p/>
          </table:table-cell>
          <table:table-cell table:style-name="ce47" table:formula="of:=IF([.JC$3]=&quot;&quot;;&quot;&quot;;(IF(OR([.JC31]=&quot;&quot;;[.JC31]=0);0;1)))">
            <text:p/>
          </table:table-cell>
          <table:table-cell table:style-name="ce47" table:formula="of:=IF([.JD$3]=&quot;&quot;;&quot;&quot;;(IF(OR([.JD31]=&quot;&quot;;[.JD31]=0);0;1)))">
            <text:p/>
          </table:table-cell>
          <table:table-cell table:style-name="ce47" table:formula="of:=IF([.JE$3]=&quot;&quot;;&quot;&quot;;(IF(OR([.JE31]=&quot;&quot;;[.JE31]=0);0;1)))">
            <text:p/>
          </table:table-cell>
          <table:table-cell table:style-name="ce47" table:formula="of:=IF([.JF$3]=&quot;&quot;;&quot;&quot;;(IF(OR([.JF31]=&quot;&quot;;[.JF31]=0);0;1)))">
            <text:p/>
          </table:table-cell>
          <table:table-cell table:style-name="ce47" table:formula="of:=IF([.JG$3]=&quot;&quot;;&quot;&quot;;(IF(OR([.JG31]=&quot;&quot;;[.JG31]=0);0;1)))">
            <text:p/>
          </table:table-cell>
          <table:table-cell table:style-name="ce47" table:formula="of:=IF([.JH$3]=&quot;&quot;;&quot;&quot;;(IF(OR([.JH31]=&quot;&quot;;[.JH31]=0);0;1)))">
            <text:p/>
          </table:table-cell>
          <table:table-cell table:style-name="ce47" table:formula="of:=IF([.JI$3]=&quot;&quot;;&quot;&quot;;(IF(OR([.JI31]=&quot;&quot;;[.JI31]=0);0;1)))">
            <text:p/>
          </table:table-cell>
          <table:table-cell table:style-name="ce47" table:formula="of:=IF([.JJ$3]=&quot;&quot;;&quot;&quot;;(IF(OR([.JJ31]=&quot;&quot;;[.JJ31]=0);0;1)))">
            <text:p/>
          </table:table-cell>
          <table:table-cell table:style-name="ce47" table:formula="of:=IF([.JK$3]=&quot;&quot;;&quot;&quot;;(IF(OR([.JK31]=&quot;&quot;;[.JK31]=0);0;1)))">
            <text:p/>
          </table:table-cell>
          <table:table-cell table:style-name="ce47" table:formula="of:=IF([.JL$3]=&quot;&quot;;&quot;&quot;;(IF(OR([.JL31]=&quot;&quot;;[.JL31]=0);0;1)))">
            <text:p/>
          </table:table-cell>
          <table:table-cell table:style-name="ce47" table:formula="of:=IF([.JM$3]=&quot;&quot;;&quot;&quot;;(IF(OR([.JM31]=&quot;&quot;;[.JM31]=0);0;1)))">
            <text:p/>
          </table:table-cell>
          <table:table-cell table:style-name="ce47" table:formula="of:=IF([.JN$3]=&quot;&quot;;&quot;&quot;;(IF(OR([.JN31]=&quot;&quot;;[.JN31]=0);0;1)))">
            <text:p/>
          </table:table-cell>
          <table:table-cell table:style-name="ce47" table:formula="of:=IF([.JO$3]=&quot;&quot;;&quot;&quot;;(IF(OR([.JO31]=&quot;&quot;;[.JO31]=0);0;1)))">
            <text:p/>
          </table:table-cell>
          <table:table-cell table:style-name="ce47" table:formula="of:=IF([.JP$3]=&quot;&quot;;&quot;&quot;;(IF(OR([.JP31]=&quot;&quot;;[.JP31]=0);0;1)))">
            <text:p/>
          </table:table-cell>
          <table:table-cell table:style-name="ce47" table:formula="of:=IF([.JQ$3]=&quot;&quot;;&quot;&quot;;(IF(OR([.JQ31]=&quot;&quot;;[.JQ31]=0);0;1)))">
            <text:p/>
          </table:table-cell>
          <table:table-cell table:style-name="ce47" table:formula="of:=IF([.JR$3]=&quot;&quot;;&quot;&quot;;(IF(OR([.JR31]=&quot;&quot;;[.JR31]=0);0;1)))">
            <text:p/>
          </table:table-cell>
          <table:table-cell table:style-name="ce47" table:formula="of:=IF([.JS$3]=&quot;&quot;;&quot;&quot;;(IF(OR([.JS31]=&quot;&quot;;[.JS31]=0);0;1)))">
            <text:p/>
          </table:table-cell>
          <table:table-cell table:style-name="ce47" table:formula="of:=IF([.JT$3]=&quot;&quot;;&quot;&quot;;(IF(OR([.JT31]=&quot;&quot;;[.JT31]=0);0;1)))">
            <text:p/>
          </table:table-cell>
          <table:table-cell table:style-name="ce47" table:formula="of:=IF([.JU$3]=&quot;&quot;;&quot;&quot;;(IF(OR([.JU31]=&quot;&quot;;[.JU31]=0);0;1)))">
            <text:p/>
          </table:table-cell>
          <table:table-cell table:style-name="ce47" table:formula="of:=IF([.JV$3]=&quot;&quot;;&quot;&quot;;(IF(OR([.JV31]=&quot;&quot;;[.JV31]=0);0;1)))">
            <text:p/>
          </table:table-cell>
          <table:table-cell table:style-name="ce47" table:formula="of:=IF([.JW$3]=&quot;&quot;;&quot;&quot;;(IF(OR([.JW31]=&quot;&quot;;[.JW31]=0);0;1)))">
            <text:p/>
          </table:table-cell>
          <table:table-cell table:style-name="ce47" table:formula="of:=IF([.JX$3]=&quot;&quot;;&quot;&quot;;(IF(OR([.JX31]=&quot;&quot;;[.JX31]=0);0;1)))">
            <text:p/>
          </table:table-cell>
          <table:table-cell table:style-name="ce47" table:formula="of:=IF([.JY$3]=&quot;&quot;;&quot;&quot;;(IF(OR([.JY31]=&quot;&quot;;[.JY31]=0);0;1)))">
            <text:p/>
          </table:table-cell>
          <table:table-cell table:style-name="ce47" table:formula="of:=IF([.JZ$3]=&quot;&quot;;&quot;&quot;;(IF(OR([.JZ31]=&quot;&quot;;[.JZ31]=0);0;1)))">
            <text:p/>
          </table:table-cell>
          <table:table-cell table:style-name="ce47" table:formula="of:=IF([.KA$3]=&quot;&quot;;&quot;&quot;;(IF(OR([.KA31]=&quot;&quot;;[.KA31]=0);0;1)))">
            <text:p/>
          </table:table-cell>
          <table:table-cell table:style-name="ce47" table:formula="of:=IF([.KB$3]=&quot;&quot;;&quot;&quot;;(IF(OR([.KB31]=&quot;&quot;;[.KB31]=0);0;1)))">
            <text:p/>
          </table:table-cell>
          <table:table-cell table:style-name="ce47" table:formula="of:=IF([.KC$3]=&quot;&quot;;&quot;&quot;;(IF(OR([.KC31]=&quot;&quot;;[.KC31]=0);0;1)))">
            <text:p/>
          </table:table-cell>
          <table:table-cell table:style-name="ce47" table:formula="of:=IF([.KD$3]=&quot;&quot;;&quot;&quot;;(IF(OR([.KD31]=&quot;&quot;;[.KD31]=0);0;1)))">
            <text:p/>
          </table:table-cell>
          <table:table-cell table:style-name="ce47" table:formula="of:=IF([.KE$3]=&quot;&quot;;&quot;&quot;;(IF(OR([.KE31]=&quot;&quot;;[.KE31]=0);0;1)))">
            <text:p/>
          </table:table-cell>
          <table:table-cell table:style-name="ce47" table:formula="of:=IF([.KF$3]=&quot;&quot;;&quot;&quot;;(IF(OR([.KF31]=&quot;&quot;;[.KF31]=0);0;1)))">
            <text:p/>
          </table:table-cell>
          <table:table-cell table:style-name="ce47" table:formula="of:=IF([.KG$3]=&quot;&quot;;&quot;&quot;;(IF(OR([.KG31]=&quot;&quot;;[.KG31]=0);0;1)))">
            <text:p/>
          </table:table-cell>
          <table:table-cell table:style-name="ce47" table:formula="of:=IF([.KH$3]=&quot;&quot;;&quot;&quot;;(IF(OR([.KH31]=&quot;&quot;;[.KH31]=0);0;1)))">
            <text:p/>
          </table:table-cell>
          <table:table-cell table:style-name="ce47" table:formula="of:=IF([.KI$3]=&quot;&quot;;&quot;&quot;;(IF(OR([.KI31]=&quot;&quot;;[.KI31]=0);0;1)))">
            <text:p/>
          </table:table-cell>
          <table:table-cell table:style-name="ce47" table:formula="of:=IF([.KJ$3]=&quot;&quot;;&quot;&quot;;(IF(OR([.KJ31]=&quot;&quot;;[.KJ31]=0);0;1)))">
            <text:p/>
          </table:table-cell>
          <table:table-cell table:style-name="ce47" table:formula="of:=IF([.KK$3]=&quot;&quot;;&quot;&quot;;(IF(OR([.KK31]=&quot;&quot;;[.KK31]=0);0;1)))">
            <text:p/>
          </table:table-cell>
          <table:table-cell table:style-name="ce47" table:formula="of:=IF([.KL$3]=&quot;&quot;;&quot;&quot;;(IF(OR([.KL31]=&quot;&quot;;[.KL31]=0);0;1)))">
            <text:p/>
          </table:table-cell>
          <table:table-cell table:style-name="ce47" table:formula="of:=IF([.KM$3]=&quot;&quot;;&quot;&quot;;(IF(OR([.KM31]=&quot;&quot;;[.KM31]=0);0;1)))">
            <text:p/>
          </table:table-cell>
          <table:table-cell table:style-name="ce47" table:formula="of:=IF([.KN$3]=&quot;&quot;;&quot;&quot;;(IF(OR([.KN31]=&quot;&quot;;[.KN31]=0);0;1)))">
            <text:p/>
          </table:table-cell>
          <table:table-cell table:style-name="ce47" table:formula="of:=IF([.KO$3]=&quot;&quot;;&quot;&quot;;(IF(OR([.KO31]=&quot;&quot;;[.KO31]=0);0;1)))">
            <text:p/>
          </table:table-cell>
          <table:table-cell table:style-name="ce47" table:formula="of:=IF([.KP$3]=&quot;&quot;;&quot;&quot;;(IF(OR([.KP31]=&quot;&quot;;[.KP31]=0);0;1)))">
            <text:p/>
          </table:table-cell>
          <table:table-cell table:style-name="ce47" table:formula="of:=IF([.KQ$3]=&quot;&quot;;&quot;&quot;;(IF(OR([.KQ31]=&quot;&quot;;[.KQ31]=0);0;1)))">
            <text:p/>
          </table:table-cell>
          <table:table-cell table:style-name="ce47" table:formula="of:=IF([.KR$3]=&quot;&quot;;&quot;&quot;;(IF(OR([.KR31]=&quot;&quot;;[.KR31]=0);0;1)))">
            <text:p/>
          </table:table-cell>
          <table:table-cell table:style-name="ce47" table:formula="of:=IF([.KS$3]=&quot;&quot;;&quot;&quot;;(IF(OR([.KS31]=&quot;&quot;;[.KS31]=0);0;1)))">
            <text:p/>
          </table:table-cell>
          <table:table-cell table:style-name="ce47" table:formula="of:=IF([.KT$3]=&quot;&quot;;&quot;&quot;;(IF(OR([.KT31]=&quot;&quot;;[.KT31]=0);0;1)))">
            <text:p/>
          </table:table-cell>
          <table:table-cell table:style-name="ce47" table:formula="of:=IF([.KU$3]=&quot;&quot;;&quot;&quot;;(IF(OR([.KU31]=&quot;&quot;;[.KU31]=0);0;1)))">
            <text:p/>
          </table:table-cell>
          <table:table-cell table:style-name="ce47" table:formula="of:=IF([.KV$3]=&quot;&quot;;&quot;&quot;;(IF(OR([.KV31]=&quot;&quot;;[.KV31]=0);0;1)))">
            <text:p/>
          </table:table-cell>
          <table:table-cell table:style-name="ce47" table:formula="of:=IF([.KW$3]=&quot;&quot;;&quot;&quot;;(IF(OR([.KW31]=&quot;&quot;;[.KW31]=0);0;1)))">
            <text:p/>
          </table:table-cell>
          <table:table-cell table:style-name="ce47" table:formula="of:=IF([.KX$3]=&quot;&quot;;&quot;&quot;;(IF(OR([.KX31]=&quot;&quot;;[.KX31]=0);0;1)))">
            <text:p/>
          </table:table-cell>
          <table:table-cell table:style-name="ce47" table:formula="of:=IF([.KY$3]=&quot;&quot;;&quot;&quot;;(IF(OR([.KY31]=&quot;&quot;;[.KY31]=0);0;1)))">
            <text:p/>
          </table:table-cell>
          <table:table-cell table:style-name="ce47" table:formula="of:=IF([.KZ$3]=&quot;&quot;;&quot;&quot;;(IF(OR([.KZ31]=&quot;&quot;;[.KZ31]=0);0;1)))">
            <text:p/>
          </table:table-cell>
          <table:table-cell table:style-name="ce47" table:formula="of:=IF([.LA$3]=&quot;&quot;;&quot;&quot;;(IF(OR([.LA31]=&quot;&quot;;[.LA31]=0);0;1)))">
            <text:p/>
          </table:table-cell>
          <table:table-cell table:style-name="ce47" table:formula="of:=IF([.LB$3]=&quot;&quot;;&quot;&quot;;(IF(OR([.LB31]=&quot;&quot;;[.LB31]=0);0;1)))">
            <text:p/>
          </table:table-cell>
          <table:table-cell table:style-name="ce47" table:formula="of:=IF([.LC$3]=&quot;&quot;;&quot;&quot;;(IF(OR([.LC31]=&quot;&quot;;[.LC31]=0);0;1)))">
            <text:p/>
          </table:table-cell>
          <table:table-cell table:style-name="ce47" table:formula="of:=IF([.LD$3]=&quot;&quot;;&quot;&quot;;(IF(OR([.LD31]=&quot;&quot;;[.LD31]=0);0;1)))">
            <text:p/>
          </table:table-cell>
          <table:table-cell table:style-name="ce47" table:formula="of:=IF([.LE$3]=&quot;&quot;;&quot;&quot;;(IF(OR([.LE31]=&quot;&quot;;[.LE31]=0);0;1)))">
            <text:p/>
          </table:table-cell>
          <table:table-cell table:style-name="ce47" table:formula="of:=IF([.LF$3]=&quot;&quot;;&quot;&quot;;(IF(OR([.LF31]=&quot;&quot;;[.LF31]=0);0;1)))">
            <text:p/>
          </table:table-cell>
          <table:table-cell table:style-name="ce47" table:formula="of:=IF([.LG$3]=&quot;&quot;;&quot;&quot;;(IF(OR([.LG31]=&quot;&quot;;[.LG31]=0);0;1)))">
            <text:p/>
          </table:table-cell>
          <table:table-cell table:style-name="ce47" table:formula="of:=IF([.LH$3]=&quot;&quot;;&quot;&quot;;(IF(OR([.LH31]=&quot;&quot;;[.LH31]=0);0;1)))">
            <text:p/>
          </table:table-cell>
          <table:table-cell table:style-name="ce47" table:formula="of:=IF([.LI$3]=&quot;&quot;;&quot;&quot;;(IF(OR([.LI31]=&quot;&quot;;[.LI31]=0);0;1)))">
            <text:p/>
          </table:table-cell>
          <table:table-cell table:style-name="ce47" table:formula="of:=IF([.LJ$3]=&quot;&quot;;&quot;&quot;;(IF(OR([.LJ31]=&quot;&quot;;[.LJ31]=0);0;1)))">
            <text:p/>
          </table:table-cell>
          <table:table-cell table:style-name="ce47" table:formula="of:=IF([.LK$3]=&quot;&quot;;&quot;&quot;;(IF(OR([.LK31]=&quot;&quot;;[.LK31]=0);0;1)))">
            <text:p/>
          </table:table-cell>
          <table:table-cell table:style-name="ce47" table:formula="of:=IF([.LL$3]=&quot;&quot;;&quot;&quot;;(IF(OR([.LL31]=&quot;&quot;;[.LL31]=0);0;1)))">
            <text:p/>
          </table:table-cell>
          <table:table-cell table:style-name="ce47" table:formula="of:=IF([.LM$3]=&quot;&quot;;&quot;&quot;;(IF(OR([.LM31]=&quot;&quot;;[.LM31]=0);0;1)))">
            <text:p/>
          </table:table-cell>
          <table:table-cell table:style-name="ce47" table:formula="of:=IF([.LN$3]=&quot;&quot;;&quot;&quot;;(IF(OR([.LN31]=&quot;&quot;;[.LN31]=0);0;1)))">
            <text:p/>
          </table:table-cell>
          <table:table-cell table:style-name="ce47" table:formula="of:=IF([.LO$3]=&quot;&quot;;&quot;&quot;;(IF(OR([.LO31]=&quot;&quot;;[.LO31]=0);0;1)))">
            <text:p/>
          </table:table-cell>
          <table:table-cell table:style-name="ce47" table:formula="of:=IF([.LP$3]=&quot;&quot;;&quot;&quot;;(IF(OR([.LP31]=&quot;&quot;;[.LP31]=0);0;1)))">
            <text:p/>
          </table:table-cell>
          <table:table-cell table:style-name="ce47" table:formula="of:=IF([.LQ$3]=&quot;&quot;;&quot;&quot;;(IF(OR([.LQ31]=&quot;&quot;;[.LQ31]=0);0;1)))">
            <text:p/>
          </table:table-cell>
          <table:table-cell table:style-name="ce47" table:formula="of:=IF([.LR$3]=&quot;&quot;;&quot;&quot;;(IF(OR([.LR31]=&quot;&quot;;[.LR31]=0);0;1)))">
            <text:p/>
          </table:table-cell>
          <table:table-cell table:style-name="ce47" table:formula="of:=IF([.LS$3]=&quot;&quot;;&quot;&quot;;(IF(OR([.LS31]=&quot;&quot;;[.LS31]=0);0;1)))">
            <text:p/>
          </table:table-cell>
          <table:table-cell table:style-name="ce47" table:formula="of:=IF([.LT$3]=&quot;&quot;;&quot;&quot;;(IF(OR([.LT31]=&quot;&quot;;[.LT31]=0);0;1)))">
            <text:p/>
          </table:table-cell>
          <table:table-cell table:style-name="ce47" table:formula="of:=IF([.LU$3]=&quot;&quot;;&quot;&quot;;(IF(OR([.LU31]=&quot;&quot;;[.LU31]=0);0;1)))">
            <text:p/>
          </table:table-cell>
          <table:table-cell table:style-name="ce47" table:formula="of:=IF([.LV$3]=&quot;&quot;;&quot;&quot;;(IF(OR([.LV31]=&quot;&quot;;[.LV31]=0);0;1)))">
            <text:p/>
          </table:table-cell>
          <table:table-cell table:style-name="ce47" table:formula="of:=IF([.LW$3]=&quot;&quot;;&quot;&quot;;(IF(OR([.LW31]=&quot;&quot;;[.LW31]=0);0;1)))">
            <text:p/>
          </table:table-cell>
          <table:table-cell table:style-name="ce47" table:formula="of:=IF([.LX$3]=&quot;&quot;;&quot;&quot;;(IF(OR([.LX31]=&quot;&quot;;[.LX31]=0);0;1)))">
            <text:p/>
          </table:table-cell>
          <table:table-cell table:style-name="ce47" table:formula="of:=IF([.LY$3]=&quot;&quot;;&quot;&quot;;(IF(OR([.LY31]=&quot;&quot;;[.LY31]=0);0;1)))">
            <text:p/>
          </table:table-cell>
          <table:table-cell table:style-name="ce47" table:formula="of:=IF([.LZ$3]=&quot;&quot;;&quot;&quot;;(IF(OR([.LZ31]=&quot;&quot;;[.LZ31]=0);0;1)))">
            <text:p/>
          </table:table-cell>
          <table:table-cell table:style-name="ce47" table:formula="of:=IF([.MA$3]=&quot;&quot;;&quot;&quot;;(IF(OR([.MA31]=&quot;&quot;;[.MA31]=0);0;1)))">
            <text:p/>
          </table:table-cell>
          <table:table-cell table:style-name="ce47" table:formula="of:=IF([.MB$3]=&quot;&quot;;&quot;&quot;;(IF(OR([.MB31]=&quot;&quot;;[.MB31]=0);0;1)))">
            <text:p/>
          </table:table-cell>
          <table:table-cell table:style-name="ce47" table:formula="of:=IF([.MC$3]=&quot;&quot;;&quot;&quot;;(IF(OR([.MC31]=&quot;&quot;;[.MC31]=0);0;1)))">
            <text:p/>
          </table:table-cell>
          <table:table-cell table:style-name="ce47" table:formula="of:=IF([.MD$3]=&quot;&quot;;&quot;&quot;;(IF(OR([.MD31]=&quot;&quot;;[.MD31]=0);0;1)))">
            <text:p/>
          </table:table-cell>
          <table:table-cell table:style-name="ce47" table:formula="of:=IF([.ME$3]=&quot;&quot;;&quot;&quot;;(IF(OR([.ME31]=&quot;&quot;;[.ME31]=0);0;1)))">
            <text:p/>
          </table:table-cell>
          <table:table-cell table:style-name="ce47" table:formula="of:=IF([.MF$3]=&quot;&quot;;&quot;&quot;;(IF(OR([.MF31]=&quot;&quot;;[.MF31]=0);0;1)))">
            <text:p/>
          </table:table-cell>
          <table:table-cell table:style-name="ce47" table:formula="of:=IF([.MG$3]=&quot;&quot;;&quot;&quot;;(IF(OR([.MG31]=&quot;&quot;;[.MG31]=0);0;1)))">
            <text:p/>
          </table:table-cell>
          <table:table-cell table:style-name="ce47" table:formula="of:=IF([.MH$3]=&quot;&quot;;&quot;&quot;;(IF(OR([.MH31]=&quot;&quot;;[.MH31]=0);0;1)))">
            <text:p/>
          </table:table-cell>
          <table:table-cell table:style-name="ce47" table:formula="of:=IF([.MI$3]=&quot;&quot;;&quot;&quot;;(IF(OR([.MI31]=&quot;&quot;;[.MI31]=0);0;1)))">
            <text:p/>
          </table:table-cell>
          <table:table-cell table:style-name="ce47" table:formula="of:=IF([.MJ$3]=&quot;&quot;;&quot;&quot;;(IF(OR([.MJ31]=&quot;&quot;;[.MJ31]=0);0;1)))">
            <text:p/>
          </table:table-cell>
          <table:table-cell table:style-name="ce47" table:formula="of:=IF([.MK$3]=&quot;&quot;;&quot;&quot;;(IF(OR([.MK31]=&quot;&quot;;[.MK31]=0);0;1)))">
            <text:p/>
          </table:table-cell>
          <table:table-cell table:style-name="ce47" table:formula="of:=IF([.ML$3]=&quot;&quot;;&quot;&quot;;(IF(OR([.ML31]=&quot;&quot;;[.ML31]=0);0;1)))">
            <text:p/>
          </table:table-cell>
          <table:table-cell table:style-name="ce47" table:formula="of:=IF([.MM$3]=&quot;&quot;;&quot;&quot;;(IF(OR([.MM31]=&quot;&quot;;[.MM31]=0);0;1)))">
            <text:p/>
          </table:table-cell>
          <table:table-cell table:style-name="ce47" table:formula="of:=IF([.MN$3]=&quot;&quot;;&quot;&quot;;(IF(OR([.MN31]=&quot;&quot;;[.MN31]=0);0;1)))">
            <text:p/>
          </table:table-cell>
          <table:table-cell table:style-name="ce47" table:formula="of:=IF([.MO$3]=&quot;&quot;;&quot;&quot;;(IF(OR([.MO31]=&quot;&quot;;[.MO31]=0);0;1)))">
            <text:p/>
          </table:table-cell>
          <table:table-cell table:style-name="ce47" table:formula="of:=IF([.MP$3]=&quot;&quot;;&quot;&quot;;(IF(OR([.MP31]=&quot;&quot;;[.MP31]=0);0;1)))">
            <text:p/>
          </table:table-cell>
          <table:table-cell table:style-name="ce47" table:formula="of:=IF([.MQ$3]=&quot;&quot;;&quot;&quot;;(IF(OR([.MQ31]=&quot;&quot;;[.MQ31]=0);0;1)))">
            <text:p/>
          </table:table-cell>
          <table:table-cell table:style-name="ce47" table:formula="of:=IF([.MR$3]=&quot;&quot;;&quot;&quot;;(IF(OR([.MR31]=&quot;&quot;;[.MR31]=0);0;1)))">
            <text:p/>
          </table:table-cell>
          <table:table-cell table:style-name="ce47" table:formula="of:=IF([.MS$3]=&quot;&quot;;&quot;&quot;;(IF(OR([.MS31]=&quot;&quot;;[.MS31]=0);0;1)))">
            <text:p/>
          </table:table-cell>
          <table:table-cell table:style-name="ce47" table:formula="of:=IF([.MT$3]=&quot;&quot;;&quot;&quot;;(IF(OR([.MT31]=&quot;&quot;;[.MT31]=0);0;1)))">
            <text:p/>
          </table:table-cell>
          <table:table-cell table:style-name="ce47" table:formula="of:=IF([.MU$3]=&quot;&quot;;&quot;&quot;;(IF(OR([.MU31]=&quot;&quot;;[.MU31]=0);0;1)))">
            <text:p/>
          </table:table-cell>
          <table:table-cell table:style-name="ce47" table:formula="of:=IF([.MV$3]=&quot;&quot;;&quot;&quot;;(IF(OR([.MV31]=&quot;&quot;;[.MV31]=0);0;1)))">
            <text:p/>
          </table:table-cell>
          <table:table-cell table:style-name="ce47" table:formula="of:=IF([.MW$3]=&quot;&quot;;&quot;&quot;;(IF(OR([.MW31]=&quot;&quot;;[.MW31]=0);0;1)))">
            <text:p/>
          </table:table-cell>
          <table:table-cell table:style-name="ce47" table:formula="of:=IF([.MX$3]=&quot;&quot;;&quot;&quot;;(IF(OR([.MX31]=&quot;&quot;;[.MX31]=0);0;1)))">
            <text:p/>
          </table:table-cell>
          <table:table-cell table:style-name="ce47" table:formula="of:=IF([.MY$3]=&quot;&quot;;&quot;&quot;;(IF(OR([.MY31]=&quot;&quot;;[.MY31]=0);0;1)))">
            <text:p/>
          </table:table-cell>
          <table:table-cell table:style-name="ce47" table:formula="of:=IF([.MZ$3]=&quot;&quot;;&quot;&quot;;(IF(OR([.MZ31]=&quot;&quot;;[.MZ31]=0);0;1)))">
            <text:p/>
          </table:table-cell>
          <table:table-cell table:style-name="ce47" table:formula="of:=IF([.NA$3]=&quot;&quot;;&quot;&quot;;(IF(OR([.NA31]=&quot;&quot;;[.NA31]=0);0;1)))">
            <text:p/>
          </table:table-cell>
          <table:table-cell table:style-name="ce47" table:formula="of:=IF([.NB$3]=&quot;&quot;;&quot;&quot;;(IF(OR([.NB31]=&quot;&quot;;[.NB31]=0);0;1)))">
            <text:p/>
          </table:table-cell>
          <table:table-cell table:style-name="ce47" table:formula="of:=IF([.NC$3]=&quot;&quot;;&quot;&quot;;(IF(OR([.NC31]=&quot;&quot;;[.NC31]=0);0;1)))">
            <text:p/>
          </table:table-cell>
          <table:table-cell table:style-name="ce47" table:formula="of:=IF([.ND$3]=&quot;&quot;;&quot;&quot;;(IF(OR([.ND31]=&quot;&quot;;[.ND31]=0);0;1)))">
            <text:p/>
          </table:table-cell>
          <table:table-cell table:style-name="ce47" table:formula="of:=IF([.NE$3]=&quot;&quot;;&quot;&quot;;(IF(OR([.NE31]=&quot;&quot;;[.NE31]=0);0;1)))">
            <text:p/>
          </table:table-cell>
          <table:table-cell table:style-name="ce47" table:formula="of:=IF([.NF$3]=&quot;&quot;;&quot;&quot;;(IF(OR([.NF31]=&quot;&quot;;[.NF31]=0);0;1)))">
            <text:p/>
          </table:table-cell>
          <table:table-cell table:style-name="ce57" table:number-columns-repeated="287"/>
        </table:table-row>
        <table:table-row table:style-name="ro2">
          <table:table-cell table:formula="of:=MAX([.A32:.B32])" office:value-type="float" office:value="0" calcext:value-type="float">
            <text:p>0</text:p>
          </table:table-cell>
          <table:table-cell table:style-name="ce6" table:formula="of:=IFERROR((LEN([.NG32])-SEARCH(&quot;0[^0]*$&quot;;[.NG32]));LEN([.NG32]))" office:value-type="float" office:value="0" calcext:value-type="float">
            <text:p>0</text:p>
          </table:table-cell>
          <table:table-cell table:formula="of:=COUNTA([.E32:.NF32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32:.ABI32])">
            <text:p/>
          </table:table-cell>
          <table:table-cell table:style-name="ce34" table:formula="of:=IF([.E$3]=&quot;&quot;;&quot;&quot;;(IF(OR([.E32]=&quot;&quot;;[.E32]=0);0;1)))">
            <text:p/>
          </table:table-cell>
          <table:table-cell table:style-name="ce34" table:formula="of:=IF([.F$3]=&quot;&quot;;&quot;&quot;;(IF(OR([.F32]=&quot;&quot;;[.F32]=0);0;1)))">
            <text:p/>
          </table:table-cell>
          <table:table-cell table:style-name="ce34" table:formula="of:=IF([.G$3]=&quot;&quot;;&quot;&quot;;(IF(OR([.G32]=&quot;&quot;;[.G32]=0);0;1)))">
            <text:p/>
          </table:table-cell>
          <table:table-cell table:style-name="ce34" table:formula="of:=IF([.H$3]=&quot;&quot;;&quot;&quot;;(IF(OR([.H32]=&quot;&quot;;[.H32]=0);0;1)))">
            <text:p/>
          </table:table-cell>
          <table:table-cell table:style-name="ce35" table:formula="of:=IF([.I$3]=&quot;&quot;;&quot;&quot;;(IF(OR([.I32]=&quot;&quot;;[.I32]=0);0;1)))">
            <text:p/>
          </table:table-cell>
          <table:table-cell table:style-name="ce35" table:formula="of:=IF([.J$3]=&quot;&quot;;&quot;&quot;;(IF(OR([.J32]=&quot;&quot;;[.J32]=0);0;1)))">
            <text:p/>
          </table:table-cell>
          <table:table-cell table:style-name="ce35" table:formula="of:=IF([.K$3]=&quot;&quot;;&quot;&quot;;(IF(OR([.K32]=&quot;&quot;;[.K32]=0);0;1)))">
            <text:p/>
          </table:table-cell>
          <table:table-cell table:style-name="ce35" table:formula="of:=IF([.L$3]=&quot;&quot;;&quot;&quot;;(IF(OR([.L32]=&quot;&quot;;[.L32]=0);0;1)))">
            <text:p/>
          </table:table-cell>
          <table:table-cell table:style-name="ce35" table:formula="of:=IF([.M$3]=&quot;&quot;;&quot;&quot;;(IF(OR([.M32]=&quot;&quot;;[.M32]=0);0;1)))">
            <text:p/>
          </table:table-cell>
          <table:table-cell table:style-name="ce35" table:formula="of:=IF([.N$3]=&quot;&quot;;&quot;&quot;;(IF(OR([.N32]=&quot;&quot;;[.N32]=0);0;1)))">
            <text:p/>
          </table:table-cell>
          <table:table-cell table:style-name="ce35" table:formula="of:=IF([.O$3]=&quot;&quot;;&quot;&quot;;(IF(OR([.O32]=&quot;&quot;;[.O32]=0);0;1)))">
            <text:p/>
          </table:table-cell>
          <table:table-cell table:style-name="ce35" table:formula="of:=IF([.P$3]=&quot;&quot;;&quot;&quot;;(IF(OR([.P32]=&quot;&quot;;[.P32]=0);0;1)))">
            <text:p/>
          </table:table-cell>
          <table:table-cell table:style-name="ce35" table:formula="of:=IF([.Q$3]=&quot;&quot;;&quot;&quot;;(IF(OR([.Q32]=&quot;&quot;;[.Q32]=0);0;1)))">
            <text:p/>
          </table:table-cell>
          <table:table-cell table:style-name="ce35" table:formula="of:=IF([.R$3]=&quot;&quot;;&quot;&quot;;(IF(OR([.R32]=&quot;&quot;;[.R32]=0);0;1)))">
            <text:p/>
          </table:table-cell>
          <table:table-cell table:style-name="ce35" table:formula="of:=IF([.S$3]=&quot;&quot;;&quot;&quot;;(IF(OR([.S32]=&quot;&quot;;[.S32]=0);0;1)))">
            <text:p/>
          </table:table-cell>
          <table:table-cell table:style-name="ce35" table:formula="of:=IF([.T$3]=&quot;&quot;;&quot;&quot;;(IF(OR([.T32]=&quot;&quot;;[.T32]=0);0;1)))">
            <text:p/>
          </table:table-cell>
          <table:table-cell table:style-name="ce35" table:formula="of:=IF([.U$3]=&quot;&quot;;&quot;&quot;;(IF(OR([.U32]=&quot;&quot;;[.U32]=0);0;1)))">
            <text:p/>
          </table:table-cell>
          <table:table-cell table:style-name="ce35" table:formula="of:=IF([.V$3]=&quot;&quot;;&quot;&quot;;(IF(OR([.V32]=&quot;&quot;;[.V32]=0);0;1)))">
            <text:p/>
          </table:table-cell>
          <table:table-cell table:style-name="ce35" table:formula="of:=IF([.W$3]=&quot;&quot;;&quot;&quot;;(IF(OR([.W32]=&quot;&quot;;[.W32]=0);0;1)))">
            <text:p/>
          </table:table-cell>
          <table:table-cell table:style-name="ce35" table:formula="of:=IF([.X$3]=&quot;&quot;;&quot;&quot;;(IF(OR([.X32]=&quot;&quot;;[.X32]=0);0;1)))">
            <text:p/>
          </table:table-cell>
          <table:table-cell table:style-name="ce35" table:formula="of:=IF([.Y$3]=&quot;&quot;;&quot;&quot;;(IF(OR([.Y32]=&quot;&quot;;[.Y32]=0);0;1)))">
            <text:p/>
          </table:table-cell>
          <table:table-cell table:style-name="ce35" table:formula="of:=IF([.Z$3]=&quot;&quot;;&quot;&quot;;(IF(OR([.Z32]=&quot;&quot;;[.Z32]=0);0;1)))">
            <text:p/>
          </table:table-cell>
          <table:table-cell table:style-name="ce35" table:formula="of:=IF([.AA$3]=&quot;&quot;;&quot;&quot;;(IF(OR([.AA32]=&quot;&quot;;[.AA32]=0);0;1)))">
            <text:p/>
          </table:table-cell>
          <table:table-cell table:style-name="ce35" table:formula="of:=IF([.AB$3]=&quot;&quot;;&quot;&quot;;(IF(OR([.AB32]=&quot;&quot;;[.AB32]=0);0;1)))">
            <text:p/>
          </table:table-cell>
          <table:table-cell table:style-name="ce35" table:formula="of:=IF([.AC$3]=&quot;&quot;;&quot;&quot;;(IF(OR([.AC32]=&quot;&quot;;[.AC32]=0);0;1)))">
            <text:p/>
          </table:table-cell>
          <table:table-cell table:style-name="ce35" table:formula="of:=IF([.AD$3]=&quot;&quot;;&quot;&quot;;(IF(OR([.AD32]=&quot;&quot;;[.AD32]=0);0;1)))">
            <text:p/>
          </table:table-cell>
          <table:table-cell table:style-name="ce35" table:formula="of:=IF([.AE$3]=&quot;&quot;;&quot;&quot;;(IF(OR([.AE32]=&quot;&quot;;[.AE32]=0);0;1)))">
            <text:p/>
          </table:table-cell>
          <table:table-cell table:style-name="ce35" table:formula="of:=IF([.AF$3]=&quot;&quot;;&quot;&quot;;(IF(OR([.AF32]=&quot;&quot;;[.AF32]=0);0;1)))">
            <text:p/>
          </table:table-cell>
          <table:table-cell table:style-name="ce35" table:formula="of:=IF([.AG$3]=&quot;&quot;;&quot;&quot;;(IF(OR([.AG32]=&quot;&quot;;[.AG32]=0);0;1)))">
            <text:p/>
          </table:table-cell>
          <table:table-cell table:style-name="ce35" table:formula="of:=IF([.AH$3]=&quot;&quot;;&quot;&quot;;(IF(OR([.AH32]=&quot;&quot;;[.AH32]=0);0;1)))">
            <text:p/>
          </table:table-cell>
          <table:table-cell table:style-name="ce35" table:formula="of:=IF([.AI$3]=&quot;&quot;;&quot;&quot;;(IF(OR([.AI32]=&quot;&quot;;[.AI32]=0);0;1)))">
            <text:p/>
          </table:table-cell>
          <table:table-cell table:style-name="ce35" table:formula="of:=IF([.AJ$3]=&quot;&quot;;&quot;&quot;;(IF(OR([.AJ32]=&quot;&quot;;[.AJ32]=0);0;1)))">
            <text:p/>
          </table:table-cell>
          <table:table-cell table:style-name="ce35" table:formula="of:=IF([.AK$3]=&quot;&quot;;&quot;&quot;;(IF(OR([.AK32]=&quot;&quot;;[.AK32]=0);0;1)))">
            <text:p/>
          </table:table-cell>
          <table:table-cell table:style-name="ce35" table:formula="of:=IF([.AL$3]=&quot;&quot;;&quot;&quot;;(IF(OR([.AL32]=&quot;&quot;;[.AL32]=0);0;1)))">
            <text:p/>
          </table:table-cell>
          <table:table-cell table:style-name="ce35" table:formula="of:=IF([.AM$3]=&quot;&quot;;&quot;&quot;;(IF(OR([.AM32]=&quot;&quot;;[.AM32]=0);0;1)))">
            <text:p/>
          </table:table-cell>
          <table:table-cell table:style-name="ce35" table:formula="of:=IF([.AN$3]=&quot;&quot;;&quot;&quot;;(IF(OR([.AN32]=&quot;&quot;;[.AN32]=0);0;1)))">
            <text:p/>
          </table:table-cell>
          <table:table-cell table:style-name="ce35" table:formula="of:=IF([.AO$3]=&quot;&quot;;&quot;&quot;;(IF(OR([.AO32]=&quot;&quot;;[.AO32]=0);0;1)))">
            <text:p/>
          </table:table-cell>
          <table:table-cell table:style-name="ce35" table:formula="of:=IF([.AP$3]=&quot;&quot;;&quot;&quot;;(IF(OR([.AP32]=&quot;&quot;;[.AP32]=0);0;1)))">
            <text:p/>
          </table:table-cell>
          <table:table-cell table:style-name="ce35" table:formula="of:=IF([.AQ$3]=&quot;&quot;;&quot;&quot;;(IF(OR([.AQ32]=&quot;&quot;;[.AQ32]=0);0;1)))">
            <text:p/>
          </table:table-cell>
          <table:table-cell table:style-name="ce35" table:formula="of:=IF([.AR$3]=&quot;&quot;;&quot;&quot;;(IF(OR([.AR32]=&quot;&quot;;[.AR32]=0);0;1)))">
            <text:p/>
          </table:table-cell>
          <table:table-cell table:style-name="ce35" table:formula="of:=IF([.AS$3]=&quot;&quot;;&quot;&quot;;(IF(OR([.AS32]=&quot;&quot;;[.AS32]=0);0;1)))">
            <text:p/>
          </table:table-cell>
          <table:table-cell table:style-name="ce35" table:formula="of:=IF([.AT$3]=&quot;&quot;;&quot;&quot;;(IF(OR([.AT32]=&quot;&quot;;[.AT32]=0);0;1)))">
            <text:p/>
          </table:table-cell>
          <table:table-cell table:style-name="ce35" table:formula="of:=IF([.AU$3]=&quot;&quot;;&quot;&quot;;(IF(OR([.AU32]=&quot;&quot;;[.AU32]=0);0;1)))">
            <text:p/>
          </table:table-cell>
          <table:table-cell table:style-name="ce35" table:formula="of:=IF([.AV$3]=&quot;&quot;;&quot;&quot;;(IF(OR([.AV32]=&quot;&quot;;[.AV32]=0);0;1)))">
            <text:p/>
          </table:table-cell>
          <table:table-cell table:style-name="ce35" table:formula="of:=IF([.AW$3]=&quot;&quot;;&quot;&quot;;(IF(OR([.AW32]=&quot;&quot;;[.AW32]=0);0;1)))">
            <text:p/>
          </table:table-cell>
          <table:table-cell table:style-name="ce35" table:formula="of:=IF([.AX$3]=&quot;&quot;;&quot;&quot;;(IF(OR([.AX32]=&quot;&quot;;[.AX32]=0);0;1)))">
            <text:p/>
          </table:table-cell>
          <table:table-cell table:style-name="ce35" table:formula="of:=IF([.AY$3]=&quot;&quot;;&quot;&quot;;(IF(OR([.AY32]=&quot;&quot;;[.AY32]=0);0;1)))">
            <text:p/>
          </table:table-cell>
          <table:table-cell table:style-name="ce35" table:formula="of:=IF([.AZ$3]=&quot;&quot;;&quot;&quot;;(IF(OR([.AZ32]=&quot;&quot;;[.AZ32]=0);0;1)))">
            <text:p/>
          </table:table-cell>
          <table:table-cell table:style-name="ce35" table:formula="of:=IF([.BA$3]=&quot;&quot;;&quot;&quot;;(IF(OR([.BA32]=&quot;&quot;;[.BA32]=0);0;1)))">
            <text:p/>
          </table:table-cell>
          <table:table-cell table:style-name="ce35" table:formula="of:=IF([.BB$3]=&quot;&quot;;&quot;&quot;;(IF(OR([.BB32]=&quot;&quot;;[.BB32]=0);0;1)))">
            <text:p/>
          </table:table-cell>
          <table:table-cell table:style-name="ce35" table:formula="of:=IF([.BC$3]=&quot;&quot;;&quot;&quot;;(IF(OR([.BC32]=&quot;&quot;;[.BC32]=0);0;1)))">
            <text:p/>
          </table:table-cell>
          <table:table-cell table:style-name="ce35" table:formula="of:=IF([.BD$3]=&quot;&quot;;&quot;&quot;;(IF(OR([.BD32]=&quot;&quot;;[.BD32]=0);0;1)))">
            <text:p/>
          </table:table-cell>
          <table:table-cell table:style-name="ce35" table:formula="of:=IF([.BE$3]=&quot;&quot;;&quot;&quot;;(IF(OR([.BE32]=&quot;&quot;;[.BE32]=0);0;1)))">
            <text:p/>
          </table:table-cell>
          <table:table-cell table:style-name="ce35" table:formula="of:=IF([.BF$3]=&quot;&quot;;&quot;&quot;;(IF(OR([.BF32]=&quot;&quot;;[.BF32]=0);0;1)))">
            <text:p/>
          </table:table-cell>
          <table:table-cell table:style-name="ce35" table:formula="of:=IF([.BG$3]=&quot;&quot;;&quot;&quot;;(IF(OR([.BG32]=&quot;&quot;;[.BG32]=0);0;1)))">
            <text:p/>
          </table:table-cell>
          <table:table-cell table:style-name="ce35" table:formula="of:=IF([.BH$3]=&quot;&quot;;&quot;&quot;;(IF(OR([.BH32]=&quot;&quot;;[.BH32]=0);0;1)))">
            <text:p/>
          </table:table-cell>
          <table:table-cell table:style-name="ce35" table:formula="of:=IF([.BI$3]=&quot;&quot;;&quot;&quot;;(IF(OR([.BI32]=&quot;&quot;;[.BI32]=0);0;1)))">
            <text:p/>
          </table:table-cell>
          <table:table-cell table:style-name="ce35" table:formula="of:=IF([.BJ$3]=&quot;&quot;;&quot;&quot;;(IF(OR([.BJ32]=&quot;&quot;;[.BJ32]=0);0;1)))">
            <text:p/>
          </table:table-cell>
          <table:table-cell table:style-name="ce35" table:formula="of:=IF([.BK$3]=&quot;&quot;;&quot;&quot;;(IF(OR([.BK32]=&quot;&quot;;[.BK32]=0);0;1)))">
            <text:p/>
          </table:table-cell>
          <table:table-cell table:style-name="ce35" table:formula="of:=IF([.BL$3]=&quot;&quot;;&quot;&quot;;(IF(OR([.BL32]=&quot;&quot;;[.BL32]=0);0;1)))">
            <text:p/>
          </table:table-cell>
          <table:table-cell table:style-name="ce35" table:formula="of:=IF([.BM$3]=&quot;&quot;;&quot;&quot;;(IF(OR([.BM32]=&quot;&quot;;[.BM32]=0);0;1)))">
            <text:p/>
          </table:table-cell>
          <table:table-cell table:style-name="ce35" table:formula="of:=IF([.BN$3]=&quot;&quot;;&quot;&quot;;(IF(OR([.BN32]=&quot;&quot;;[.BN32]=0);0;1)))">
            <text:p/>
          </table:table-cell>
          <table:table-cell table:style-name="ce35" table:formula="of:=IF([.BO$3]=&quot;&quot;;&quot;&quot;;(IF(OR([.BO32]=&quot;&quot;;[.BO32]=0);0;1)))">
            <text:p/>
          </table:table-cell>
          <table:table-cell table:style-name="ce35" table:formula="of:=IF([.BP$3]=&quot;&quot;;&quot;&quot;;(IF(OR([.BP32]=&quot;&quot;;[.BP32]=0);0;1)))">
            <text:p/>
          </table:table-cell>
          <table:table-cell table:style-name="ce35" table:formula="of:=IF([.BQ$3]=&quot;&quot;;&quot;&quot;;(IF(OR([.BQ32]=&quot;&quot;;[.BQ32]=0);0;1)))">
            <text:p/>
          </table:table-cell>
          <table:table-cell table:style-name="ce35" table:formula="of:=IF([.BR$3]=&quot;&quot;;&quot;&quot;;(IF(OR([.BR32]=&quot;&quot;;[.BR32]=0);0;1)))">
            <text:p/>
          </table:table-cell>
          <table:table-cell table:style-name="ce35" table:formula="of:=IF([.BS$3]=&quot;&quot;;&quot;&quot;;(IF(OR([.BS32]=&quot;&quot;;[.BS32]=0);0;1)))">
            <text:p/>
          </table:table-cell>
          <table:table-cell table:style-name="ce35" table:formula="of:=IF([.BT$3]=&quot;&quot;;&quot;&quot;;(IF(OR([.BT32]=&quot;&quot;;[.BT32]=0);0;1)))">
            <text:p/>
          </table:table-cell>
          <table:table-cell table:style-name="ce35" table:formula="of:=IF([.BU$3]=&quot;&quot;;&quot;&quot;;(IF(OR([.BU32]=&quot;&quot;;[.BU32]=0);0;1)))">
            <text:p/>
          </table:table-cell>
          <table:table-cell table:style-name="ce35" table:formula="of:=IF([.BV$3]=&quot;&quot;;&quot;&quot;;(IF(OR([.BV32]=&quot;&quot;;[.BV32]=0);0;1)))">
            <text:p/>
          </table:table-cell>
          <table:table-cell table:style-name="ce35" table:formula="of:=IF([.BW$3]=&quot;&quot;;&quot;&quot;;(IF(OR([.BW32]=&quot;&quot;;[.BW32]=0);0;1)))">
            <text:p/>
          </table:table-cell>
          <table:table-cell table:style-name="ce35" table:formula="of:=IF([.BX$3]=&quot;&quot;;&quot;&quot;;(IF(OR([.BX32]=&quot;&quot;;[.BX32]=0);0;1)))">
            <text:p/>
          </table:table-cell>
          <table:table-cell table:style-name="ce35" table:formula="of:=IF([.BY$3]=&quot;&quot;;&quot;&quot;;(IF(OR([.BY32]=&quot;&quot;;[.BY32]=0);0;1)))">
            <text:p/>
          </table:table-cell>
          <table:table-cell table:style-name="ce35" table:formula="of:=IF([.BZ$3]=&quot;&quot;;&quot;&quot;;(IF(OR([.BZ32]=&quot;&quot;;[.BZ32]=0);0;1)))">
            <text:p/>
          </table:table-cell>
          <table:table-cell table:style-name="ce35" table:formula="of:=IF([.CA$3]=&quot;&quot;;&quot;&quot;;(IF(OR([.CA32]=&quot;&quot;;[.CA32]=0);0;1)))">
            <text:p/>
          </table:table-cell>
          <table:table-cell table:style-name="ce35" table:formula="of:=IF([.CB$3]=&quot;&quot;;&quot;&quot;;(IF(OR([.CB32]=&quot;&quot;;[.CB32]=0);0;1)))">
            <text:p/>
          </table:table-cell>
          <table:table-cell table:style-name="ce35" table:formula="of:=IF([.CC$3]=&quot;&quot;;&quot;&quot;;(IF(OR([.CC32]=&quot;&quot;;[.CC32]=0);0;1)))">
            <text:p/>
          </table:table-cell>
          <table:table-cell table:style-name="ce35" table:formula="of:=IF([.CD$3]=&quot;&quot;;&quot;&quot;;(IF(OR([.CD32]=&quot;&quot;;[.CD32]=0);0;1)))">
            <text:p/>
          </table:table-cell>
          <table:table-cell table:style-name="ce35" table:formula="of:=IF([.CE$3]=&quot;&quot;;&quot;&quot;;(IF(OR([.CE32]=&quot;&quot;;[.CE32]=0);0;1)))">
            <text:p/>
          </table:table-cell>
          <table:table-cell table:style-name="ce35" table:formula="of:=IF([.CF$3]=&quot;&quot;;&quot;&quot;;(IF(OR([.CF32]=&quot;&quot;;[.CF32]=0);0;1)))">
            <text:p/>
          </table:table-cell>
          <table:table-cell table:style-name="ce35" table:formula="of:=IF([.CG$3]=&quot;&quot;;&quot;&quot;;(IF(OR([.CG32]=&quot;&quot;;[.CG32]=0);0;1)))">
            <text:p/>
          </table:table-cell>
          <table:table-cell table:style-name="ce35" table:formula="of:=IF([.CH$3]=&quot;&quot;;&quot;&quot;;(IF(OR([.CH32]=&quot;&quot;;[.CH32]=0);0;1)))">
            <text:p/>
          </table:table-cell>
          <table:table-cell table:style-name="ce35" table:formula="of:=IF([.CI$3]=&quot;&quot;;&quot;&quot;;(IF(OR([.CI32]=&quot;&quot;;[.CI32]=0);0;1)))">
            <text:p/>
          </table:table-cell>
          <table:table-cell table:style-name="ce35" table:formula="of:=IF([.CJ$3]=&quot;&quot;;&quot;&quot;;(IF(OR([.CJ32]=&quot;&quot;;[.CJ32]=0);0;1)))">
            <text:p/>
          </table:table-cell>
          <table:table-cell table:style-name="ce35" table:formula="of:=IF([.CK$3]=&quot;&quot;;&quot;&quot;;(IF(OR([.CK32]=&quot;&quot;;[.CK32]=0);0;1)))">
            <text:p/>
          </table:table-cell>
          <table:table-cell table:style-name="ce35" table:formula="of:=IF([.CL$3]=&quot;&quot;;&quot;&quot;;(IF(OR([.CL32]=&quot;&quot;;[.CL32]=0);0;1)))">
            <text:p/>
          </table:table-cell>
          <table:table-cell table:style-name="ce35" table:formula="of:=IF([.CM$3]=&quot;&quot;;&quot;&quot;;(IF(OR([.CM32]=&quot;&quot;;[.CM32]=0);0;1)))">
            <text:p/>
          </table:table-cell>
          <table:table-cell table:style-name="ce35" table:formula="of:=IF([.CN$3]=&quot;&quot;;&quot;&quot;;(IF(OR([.CN32]=&quot;&quot;;[.CN32]=0);0;1)))">
            <text:p/>
          </table:table-cell>
          <table:table-cell table:style-name="ce35" table:formula="of:=IF([.CO$3]=&quot;&quot;;&quot;&quot;;(IF(OR([.CO32]=&quot;&quot;;[.CO32]=0);0;1)))">
            <text:p/>
          </table:table-cell>
          <table:table-cell table:style-name="ce35" table:formula="of:=IF([.CP$3]=&quot;&quot;;&quot;&quot;;(IF(OR([.CP32]=&quot;&quot;;[.CP32]=0);0;1)))">
            <text:p/>
          </table:table-cell>
          <table:table-cell table:style-name="ce35" table:formula="of:=IF([.CQ$3]=&quot;&quot;;&quot;&quot;;(IF(OR([.CQ32]=&quot;&quot;;[.CQ32]=0);0;1)))">
            <text:p/>
          </table:table-cell>
          <table:table-cell table:style-name="ce35" table:formula="of:=IF([.CR$3]=&quot;&quot;;&quot;&quot;;(IF(OR([.CR32]=&quot;&quot;;[.CR32]=0);0;1)))">
            <text:p/>
          </table:table-cell>
          <table:table-cell table:style-name="ce35" table:formula="of:=IF([.CS$3]=&quot;&quot;;&quot;&quot;;(IF(OR([.CS32]=&quot;&quot;;[.CS32]=0);0;1)))">
            <text:p/>
          </table:table-cell>
          <table:table-cell table:style-name="ce35" table:formula="of:=IF([.CT$3]=&quot;&quot;;&quot;&quot;;(IF(OR([.CT32]=&quot;&quot;;[.CT32]=0);0;1)))">
            <text:p/>
          </table:table-cell>
          <table:table-cell table:style-name="ce35" table:formula="of:=IF([.CU$3]=&quot;&quot;;&quot;&quot;;(IF(OR([.CU32]=&quot;&quot;;[.CU32]=0);0;1)))">
            <text:p/>
          </table:table-cell>
          <table:table-cell table:style-name="ce35" table:formula="of:=IF([.CV$3]=&quot;&quot;;&quot;&quot;;(IF(OR([.CV32]=&quot;&quot;;[.CV32]=0);0;1)))">
            <text:p/>
          </table:table-cell>
          <table:table-cell table:style-name="ce35" table:formula="of:=IF([.CW$3]=&quot;&quot;;&quot;&quot;;(IF(OR([.CW32]=&quot;&quot;;[.CW32]=0);0;1)))">
            <text:p/>
          </table:table-cell>
          <table:table-cell table:style-name="ce35" table:formula="of:=IF([.CX$3]=&quot;&quot;;&quot;&quot;;(IF(OR([.CX32]=&quot;&quot;;[.CX32]=0);0;1)))">
            <text:p/>
          </table:table-cell>
          <table:table-cell table:style-name="ce35" table:formula="of:=IF([.CY$3]=&quot;&quot;;&quot;&quot;;(IF(OR([.CY32]=&quot;&quot;;[.CY32]=0);0;1)))">
            <text:p/>
          </table:table-cell>
          <table:table-cell table:style-name="ce35" table:formula="of:=IF([.CZ$3]=&quot;&quot;;&quot;&quot;;(IF(OR([.CZ32]=&quot;&quot;;[.CZ32]=0);0;1)))">
            <text:p/>
          </table:table-cell>
          <table:table-cell table:style-name="ce35" table:formula="of:=IF([.DA$3]=&quot;&quot;;&quot;&quot;;(IF(OR([.DA32]=&quot;&quot;;[.DA32]=0);0;1)))">
            <text:p/>
          </table:table-cell>
          <table:table-cell table:style-name="ce35" table:formula="of:=IF([.DB$3]=&quot;&quot;;&quot;&quot;;(IF(OR([.DB32]=&quot;&quot;;[.DB32]=0);0;1)))">
            <text:p/>
          </table:table-cell>
          <table:table-cell table:style-name="ce35" table:formula="of:=IF([.DC$3]=&quot;&quot;;&quot;&quot;;(IF(OR([.DC32]=&quot;&quot;;[.DC32]=0);0;1)))">
            <text:p/>
          </table:table-cell>
          <table:table-cell table:style-name="ce35" table:formula="of:=IF([.DD$3]=&quot;&quot;;&quot;&quot;;(IF(OR([.DD32]=&quot;&quot;;[.DD32]=0);0;1)))">
            <text:p/>
          </table:table-cell>
          <table:table-cell table:style-name="ce35" table:formula="of:=IF([.DE$3]=&quot;&quot;;&quot;&quot;;(IF(OR([.DE32]=&quot;&quot;;[.DE32]=0);0;1)))">
            <text:p/>
          </table:table-cell>
          <table:table-cell table:style-name="ce35" table:formula="of:=IF([.DF$3]=&quot;&quot;;&quot;&quot;;(IF(OR([.DF32]=&quot;&quot;;[.DF32]=0);0;1)))">
            <text:p/>
          </table:table-cell>
          <table:table-cell table:style-name="ce35" table:formula="of:=IF([.DG$3]=&quot;&quot;;&quot;&quot;;(IF(OR([.DG32]=&quot;&quot;;[.DG32]=0);0;1)))">
            <text:p/>
          </table:table-cell>
          <table:table-cell table:style-name="ce35" table:formula="of:=IF([.DH$3]=&quot;&quot;;&quot;&quot;;(IF(OR([.DH32]=&quot;&quot;;[.DH32]=0);0;1)))">
            <text:p/>
          </table:table-cell>
          <table:table-cell table:style-name="ce35" table:formula="of:=IF([.DI$3]=&quot;&quot;;&quot;&quot;;(IF(OR([.DI32]=&quot;&quot;;[.DI32]=0);0;1)))">
            <text:p/>
          </table:table-cell>
          <table:table-cell table:style-name="ce35" table:formula="of:=IF([.DJ$3]=&quot;&quot;;&quot;&quot;;(IF(OR([.DJ32]=&quot;&quot;;[.DJ32]=0);0;1)))">
            <text:p/>
          </table:table-cell>
          <table:table-cell table:style-name="ce35" table:formula="of:=IF([.DK$3]=&quot;&quot;;&quot;&quot;;(IF(OR([.DK32]=&quot;&quot;;[.DK32]=0);0;1)))">
            <text:p/>
          </table:table-cell>
          <table:table-cell table:style-name="ce35" table:formula="of:=IF([.DL$3]=&quot;&quot;;&quot;&quot;;(IF(OR([.DL32]=&quot;&quot;;[.DL32]=0);0;1)))">
            <text:p/>
          </table:table-cell>
          <table:table-cell table:style-name="ce35" table:formula="of:=IF([.DM$3]=&quot;&quot;;&quot;&quot;;(IF(OR([.DM32]=&quot;&quot;;[.DM32]=0);0;1)))">
            <text:p/>
          </table:table-cell>
          <table:table-cell table:style-name="ce35" table:formula="of:=IF([.DN$3]=&quot;&quot;;&quot;&quot;;(IF(OR([.DN32]=&quot;&quot;;[.DN32]=0);0;1)))">
            <text:p/>
          </table:table-cell>
          <table:table-cell table:style-name="ce35" table:formula="of:=IF([.DO$3]=&quot;&quot;;&quot;&quot;;(IF(OR([.DO32]=&quot;&quot;;[.DO32]=0);0;1)))">
            <text:p/>
          </table:table-cell>
          <table:table-cell table:style-name="ce35" table:formula="of:=IF([.DP$3]=&quot;&quot;;&quot;&quot;;(IF(OR([.DP32]=&quot;&quot;;[.DP32]=0);0;1)))">
            <text:p/>
          </table:table-cell>
          <table:table-cell table:style-name="ce35" table:formula="of:=IF([.DQ$3]=&quot;&quot;;&quot;&quot;;(IF(OR([.DQ32]=&quot;&quot;;[.DQ32]=0);0;1)))">
            <text:p/>
          </table:table-cell>
          <table:table-cell table:style-name="ce35" table:formula="of:=IF([.DR$3]=&quot;&quot;;&quot;&quot;;(IF(OR([.DR32]=&quot;&quot;;[.DR32]=0);0;1)))">
            <text:p/>
          </table:table-cell>
          <table:table-cell table:style-name="ce35" table:formula="of:=IF([.DS$3]=&quot;&quot;;&quot;&quot;;(IF(OR([.DS32]=&quot;&quot;;[.DS32]=0);0;1)))">
            <text:p/>
          </table:table-cell>
          <table:table-cell table:style-name="ce35" table:formula="of:=IF([.DT$3]=&quot;&quot;;&quot;&quot;;(IF(OR([.DT32]=&quot;&quot;;[.DT32]=0);0;1)))">
            <text:p/>
          </table:table-cell>
          <table:table-cell table:style-name="ce35" table:formula="of:=IF([.DU$3]=&quot;&quot;;&quot;&quot;;(IF(OR([.DU32]=&quot;&quot;;[.DU32]=0);0;1)))">
            <text:p/>
          </table:table-cell>
          <table:table-cell table:style-name="ce35" table:formula="of:=IF([.DV$3]=&quot;&quot;;&quot;&quot;;(IF(OR([.DV32]=&quot;&quot;;[.DV32]=0);0;1)))">
            <text:p/>
          </table:table-cell>
          <table:table-cell table:style-name="ce35" table:formula="of:=IF([.DW$3]=&quot;&quot;;&quot;&quot;;(IF(OR([.DW32]=&quot;&quot;;[.DW32]=0);0;1)))">
            <text:p/>
          </table:table-cell>
          <table:table-cell table:style-name="ce35" table:formula="of:=IF([.DX$3]=&quot;&quot;;&quot;&quot;;(IF(OR([.DX32]=&quot;&quot;;[.DX32]=0);0;1)))">
            <text:p/>
          </table:table-cell>
          <table:table-cell table:style-name="ce35" table:formula="of:=IF([.DY$3]=&quot;&quot;;&quot;&quot;;(IF(OR([.DY32]=&quot;&quot;;[.DY32]=0);0;1)))">
            <text:p/>
          </table:table-cell>
          <table:table-cell table:style-name="ce35" table:formula="of:=IF([.DZ$3]=&quot;&quot;;&quot;&quot;;(IF(OR([.DZ32]=&quot;&quot;;[.DZ32]=0);0;1)))">
            <text:p/>
          </table:table-cell>
          <table:table-cell table:style-name="ce35" table:formula="of:=IF([.EA$3]=&quot;&quot;;&quot;&quot;;(IF(OR([.EA32]=&quot;&quot;;[.EA32]=0);0;1)))">
            <text:p/>
          </table:table-cell>
          <table:table-cell table:style-name="ce35" table:formula="of:=IF([.EB$3]=&quot;&quot;;&quot;&quot;;(IF(OR([.EB32]=&quot;&quot;;[.EB32]=0);0;1)))">
            <text:p/>
          </table:table-cell>
          <table:table-cell table:style-name="ce35" table:formula="of:=IF([.EC$3]=&quot;&quot;;&quot;&quot;;(IF(OR([.EC32]=&quot;&quot;;[.EC32]=0);0;1)))">
            <text:p/>
          </table:table-cell>
          <table:table-cell table:style-name="ce35" table:formula="of:=IF([.ED$3]=&quot;&quot;;&quot;&quot;;(IF(OR([.ED32]=&quot;&quot;;[.ED32]=0);0;1)))">
            <text:p/>
          </table:table-cell>
          <table:table-cell table:style-name="ce35" table:formula="of:=IF([.EE$3]=&quot;&quot;;&quot;&quot;;(IF(OR([.EE32]=&quot;&quot;;[.EE32]=0);0;1)))">
            <text:p/>
          </table:table-cell>
          <table:table-cell table:style-name="ce35" table:formula="of:=IF([.EF$3]=&quot;&quot;;&quot;&quot;;(IF(OR([.EF32]=&quot;&quot;;[.EF32]=0);0;1)))">
            <text:p/>
          </table:table-cell>
          <table:table-cell table:style-name="ce35" table:formula="of:=IF([.EG$3]=&quot;&quot;;&quot;&quot;;(IF(OR([.EG32]=&quot;&quot;;[.EG32]=0);0;1)))">
            <text:p/>
          </table:table-cell>
          <table:table-cell table:style-name="ce35" table:formula="of:=IF([.EH$3]=&quot;&quot;;&quot;&quot;;(IF(OR([.EH32]=&quot;&quot;;[.EH32]=0);0;1)))">
            <text:p/>
          </table:table-cell>
          <table:table-cell table:style-name="ce35" table:formula="of:=IF([.EI$3]=&quot;&quot;;&quot;&quot;;(IF(OR([.EI32]=&quot;&quot;;[.EI32]=0);0;1)))">
            <text:p/>
          </table:table-cell>
          <table:table-cell table:style-name="ce35" table:formula="of:=IF([.EJ$3]=&quot;&quot;;&quot;&quot;;(IF(OR([.EJ32]=&quot;&quot;;[.EJ32]=0);0;1)))">
            <text:p/>
          </table:table-cell>
          <table:table-cell table:style-name="ce35" table:formula="of:=IF([.EK$3]=&quot;&quot;;&quot;&quot;;(IF(OR([.EK32]=&quot;&quot;;[.EK32]=0);0;1)))">
            <text:p/>
          </table:table-cell>
          <table:table-cell table:style-name="ce35" table:formula="of:=IF([.EL$3]=&quot;&quot;;&quot;&quot;;(IF(OR([.EL32]=&quot;&quot;;[.EL32]=0);0;1)))">
            <text:p/>
          </table:table-cell>
          <table:table-cell table:style-name="ce35" table:formula="of:=IF([.EM$3]=&quot;&quot;;&quot;&quot;;(IF(OR([.EM32]=&quot;&quot;;[.EM32]=0);0;1)))">
            <text:p/>
          </table:table-cell>
          <table:table-cell table:style-name="ce35" table:formula="of:=IF([.EN$3]=&quot;&quot;;&quot;&quot;;(IF(OR([.EN32]=&quot;&quot;;[.EN32]=0);0;1)))">
            <text:p/>
          </table:table-cell>
          <table:table-cell table:style-name="ce35" table:formula="of:=IF([.EO$3]=&quot;&quot;;&quot;&quot;;(IF(OR([.EO32]=&quot;&quot;;[.EO32]=0);0;1)))">
            <text:p/>
          </table:table-cell>
          <table:table-cell table:style-name="ce35" table:formula="of:=IF([.EP$3]=&quot;&quot;;&quot;&quot;;(IF(OR([.EP32]=&quot;&quot;;[.EP32]=0);0;1)))">
            <text:p/>
          </table:table-cell>
          <table:table-cell table:style-name="ce35" table:formula="of:=IF([.EQ$3]=&quot;&quot;;&quot;&quot;;(IF(OR([.EQ32]=&quot;&quot;;[.EQ32]=0);0;1)))">
            <text:p/>
          </table:table-cell>
          <table:table-cell table:style-name="ce35" table:formula="of:=IF([.ER$3]=&quot;&quot;;&quot;&quot;;(IF(OR([.ER32]=&quot;&quot;;[.ER32]=0);0;1)))">
            <text:p/>
          </table:table-cell>
          <table:table-cell table:style-name="ce35" table:formula="of:=IF([.ES$3]=&quot;&quot;;&quot;&quot;;(IF(OR([.ES32]=&quot;&quot;;[.ES32]=0);0;1)))">
            <text:p/>
          </table:table-cell>
          <table:table-cell table:style-name="ce35" table:formula="of:=IF([.ET$3]=&quot;&quot;;&quot;&quot;;(IF(OR([.ET32]=&quot;&quot;;[.ET32]=0);0;1)))">
            <text:p/>
          </table:table-cell>
          <table:table-cell table:style-name="ce35" table:formula="of:=IF([.EU$3]=&quot;&quot;;&quot;&quot;;(IF(OR([.EU32]=&quot;&quot;;[.EU32]=0);0;1)))">
            <text:p/>
          </table:table-cell>
          <table:table-cell table:style-name="ce35" table:formula="of:=IF([.EV$3]=&quot;&quot;;&quot;&quot;;(IF(OR([.EV32]=&quot;&quot;;[.EV32]=0);0;1)))">
            <text:p/>
          </table:table-cell>
          <table:table-cell table:style-name="ce35" table:formula="of:=IF([.EW$3]=&quot;&quot;;&quot;&quot;;(IF(OR([.EW32]=&quot;&quot;;[.EW32]=0);0;1)))">
            <text:p/>
          </table:table-cell>
          <table:table-cell table:style-name="ce35" table:formula="of:=IF([.EX$3]=&quot;&quot;;&quot;&quot;;(IF(OR([.EX32]=&quot;&quot;;[.EX32]=0);0;1)))">
            <text:p/>
          </table:table-cell>
          <table:table-cell table:style-name="ce35" table:formula="of:=IF([.EY$3]=&quot;&quot;;&quot;&quot;;(IF(OR([.EY32]=&quot;&quot;;[.EY32]=0);0;1)))">
            <text:p/>
          </table:table-cell>
          <table:table-cell table:style-name="ce35" table:formula="of:=IF([.EZ$3]=&quot;&quot;;&quot;&quot;;(IF(OR([.EZ32]=&quot;&quot;;[.EZ32]=0);0;1)))">
            <text:p/>
          </table:table-cell>
          <table:table-cell table:style-name="ce35" table:formula="of:=IF([.FA$3]=&quot;&quot;;&quot;&quot;;(IF(OR([.FA32]=&quot;&quot;;[.FA32]=0);0;1)))">
            <text:p/>
          </table:table-cell>
          <table:table-cell table:style-name="ce35" table:formula="of:=IF([.FB$3]=&quot;&quot;;&quot;&quot;;(IF(OR([.FB32]=&quot;&quot;;[.FB32]=0);0;1)))">
            <text:p/>
          </table:table-cell>
          <table:table-cell table:style-name="ce35" table:formula="of:=IF([.FC$3]=&quot;&quot;;&quot;&quot;;(IF(OR([.FC32]=&quot;&quot;;[.FC32]=0);0;1)))">
            <text:p/>
          </table:table-cell>
          <table:table-cell table:style-name="ce35" table:formula="of:=IF([.FD$3]=&quot;&quot;;&quot;&quot;;(IF(OR([.FD32]=&quot;&quot;;[.FD32]=0);0;1)))">
            <text:p/>
          </table:table-cell>
          <table:table-cell table:style-name="ce35" table:formula="of:=IF([.FE$3]=&quot;&quot;;&quot;&quot;;(IF(OR([.FE32]=&quot;&quot;;[.FE32]=0);0;1)))">
            <text:p/>
          </table:table-cell>
          <table:table-cell table:style-name="ce35" table:formula="of:=IF([.FF$3]=&quot;&quot;;&quot;&quot;;(IF(OR([.FF32]=&quot;&quot;;[.FF32]=0);0;1)))">
            <text:p/>
          </table:table-cell>
          <table:table-cell table:style-name="ce35" table:formula="of:=IF([.FG$3]=&quot;&quot;;&quot;&quot;;(IF(OR([.FG32]=&quot;&quot;;[.FG32]=0);0;1)))">
            <text:p/>
          </table:table-cell>
          <table:table-cell table:style-name="ce35" table:formula="of:=IF([.FH$3]=&quot;&quot;;&quot;&quot;;(IF(OR([.FH32]=&quot;&quot;;[.FH32]=0);0;1)))">
            <text:p/>
          </table:table-cell>
          <table:table-cell table:style-name="ce35" table:formula="of:=IF([.FI$3]=&quot;&quot;;&quot;&quot;;(IF(OR([.FI32]=&quot;&quot;;[.FI32]=0);0;1)))">
            <text:p/>
          </table:table-cell>
          <table:table-cell table:style-name="ce35" table:formula="of:=IF([.FJ$3]=&quot;&quot;;&quot;&quot;;(IF(OR([.FJ32]=&quot;&quot;;[.FJ32]=0);0;1)))">
            <text:p/>
          </table:table-cell>
          <table:table-cell table:style-name="ce35" table:formula="of:=IF([.FK$3]=&quot;&quot;;&quot;&quot;;(IF(OR([.FK32]=&quot;&quot;;[.FK32]=0);0;1)))">
            <text:p/>
          </table:table-cell>
          <table:table-cell table:style-name="ce35" table:formula="of:=IF([.FL$3]=&quot;&quot;;&quot;&quot;;(IF(OR([.FL32]=&quot;&quot;;[.FL32]=0);0;1)))">
            <text:p/>
          </table:table-cell>
          <table:table-cell table:style-name="ce35" table:formula="of:=IF([.FM$3]=&quot;&quot;;&quot;&quot;;(IF(OR([.FM32]=&quot;&quot;;[.FM32]=0);0;1)))">
            <text:p/>
          </table:table-cell>
          <table:table-cell table:style-name="ce35" table:formula="of:=IF([.FN$3]=&quot;&quot;;&quot;&quot;;(IF(OR([.FN32]=&quot;&quot;;[.FN32]=0);0;1)))">
            <text:p/>
          </table:table-cell>
          <table:table-cell table:style-name="ce35" table:formula="of:=IF([.FO$3]=&quot;&quot;;&quot;&quot;;(IF(OR([.FO32]=&quot;&quot;;[.FO32]=0);0;1)))">
            <text:p/>
          </table:table-cell>
          <table:table-cell table:style-name="ce35" table:formula="of:=IF([.FP$3]=&quot;&quot;;&quot;&quot;;(IF(OR([.FP32]=&quot;&quot;;[.FP32]=0);0;1)))">
            <text:p/>
          </table:table-cell>
          <table:table-cell table:style-name="ce35" table:formula="of:=IF([.FQ$3]=&quot;&quot;;&quot;&quot;;(IF(OR([.FQ32]=&quot;&quot;;[.FQ32]=0);0;1)))">
            <text:p/>
          </table:table-cell>
          <table:table-cell table:style-name="ce35" table:formula="of:=IF([.FR$3]=&quot;&quot;;&quot;&quot;;(IF(OR([.FR32]=&quot;&quot;;[.FR32]=0);0;1)))">
            <text:p/>
          </table:table-cell>
          <table:table-cell table:style-name="ce35" table:formula="of:=IF([.FS$3]=&quot;&quot;;&quot;&quot;;(IF(OR([.FS32]=&quot;&quot;;[.FS32]=0);0;1)))">
            <text:p/>
          </table:table-cell>
          <table:table-cell table:style-name="ce35" table:formula="of:=IF([.FT$3]=&quot;&quot;;&quot;&quot;;(IF(OR([.FT32]=&quot;&quot;;[.FT32]=0);0;1)))">
            <text:p/>
          </table:table-cell>
          <table:table-cell table:style-name="ce35" table:formula="of:=IF([.FU$3]=&quot;&quot;;&quot;&quot;;(IF(OR([.FU32]=&quot;&quot;;[.FU32]=0);0;1)))">
            <text:p/>
          </table:table-cell>
          <table:table-cell table:style-name="ce35" table:formula="of:=IF([.FV$3]=&quot;&quot;;&quot;&quot;;(IF(OR([.FV32]=&quot;&quot;;[.FV32]=0);0;1)))">
            <text:p/>
          </table:table-cell>
          <table:table-cell table:style-name="ce35" table:formula="of:=IF([.FW$3]=&quot;&quot;;&quot;&quot;;(IF(OR([.FW32]=&quot;&quot;;[.FW32]=0);0;1)))">
            <text:p/>
          </table:table-cell>
          <table:table-cell table:style-name="ce35" table:formula="of:=IF([.FX$3]=&quot;&quot;;&quot;&quot;;(IF(OR([.FX32]=&quot;&quot;;[.FX32]=0);0;1)))">
            <text:p/>
          </table:table-cell>
          <table:table-cell table:style-name="ce35" table:formula="of:=IF([.FY$3]=&quot;&quot;;&quot;&quot;;(IF(OR([.FY32]=&quot;&quot;;[.FY32]=0);0;1)))">
            <text:p/>
          </table:table-cell>
          <table:table-cell table:style-name="ce35" table:formula="of:=IF([.FZ$3]=&quot;&quot;;&quot;&quot;;(IF(OR([.FZ32]=&quot;&quot;;[.FZ32]=0);0;1)))">
            <text:p/>
          </table:table-cell>
          <table:table-cell table:style-name="ce35" table:formula="of:=IF([.GA$3]=&quot;&quot;;&quot;&quot;;(IF(OR([.GA32]=&quot;&quot;;[.GA32]=0);0;1)))">
            <text:p/>
          </table:table-cell>
          <table:table-cell table:style-name="ce35" table:formula="of:=IF([.GB$3]=&quot;&quot;;&quot;&quot;;(IF(OR([.GB32]=&quot;&quot;;[.GB32]=0);0;1)))">
            <text:p/>
          </table:table-cell>
          <table:table-cell table:style-name="ce35" table:formula="of:=IF([.GC$3]=&quot;&quot;;&quot;&quot;;(IF(OR([.GC32]=&quot;&quot;;[.GC32]=0);0;1)))">
            <text:p/>
          </table:table-cell>
          <table:table-cell table:style-name="ce35" table:formula="of:=IF([.GD$3]=&quot;&quot;;&quot;&quot;;(IF(OR([.GD32]=&quot;&quot;;[.GD32]=0);0;1)))">
            <text:p/>
          </table:table-cell>
          <table:table-cell table:style-name="ce35" table:formula="of:=IF([.GE$3]=&quot;&quot;;&quot;&quot;;(IF(OR([.GE32]=&quot;&quot;;[.GE32]=0);0;1)))">
            <text:p/>
          </table:table-cell>
          <table:table-cell table:style-name="ce35" table:formula="of:=IF([.GF$3]=&quot;&quot;;&quot;&quot;;(IF(OR([.GF32]=&quot;&quot;;[.GF32]=0);0;1)))">
            <text:p/>
          </table:table-cell>
          <table:table-cell table:style-name="ce35" table:formula="of:=IF([.GG$3]=&quot;&quot;;&quot;&quot;;(IF(OR([.GG32]=&quot;&quot;;[.GG32]=0);0;1)))">
            <text:p/>
          </table:table-cell>
          <table:table-cell table:style-name="ce35" table:formula="of:=IF([.GH$3]=&quot;&quot;;&quot;&quot;;(IF(OR([.GH32]=&quot;&quot;;[.GH32]=0);0;1)))">
            <text:p/>
          </table:table-cell>
          <table:table-cell table:style-name="ce35" table:formula="of:=IF([.GI$3]=&quot;&quot;;&quot;&quot;;(IF(OR([.GI32]=&quot;&quot;;[.GI32]=0);0;1)))">
            <text:p/>
          </table:table-cell>
          <table:table-cell table:style-name="ce35" table:formula="of:=IF([.GJ$3]=&quot;&quot;;&quot;&quot;;(IF(OR([.GJ32]=&quot;&quot;;[.GJ32]=0);0;1)))">
            <text:p/>
          </table:table-cell>
          <table:table-cell table:style-name="ce35" table:formula="of:=IF([.GK$3]=&quot;&quot;;&quot;&quot;;(IF(OR([.GK32]=&quot;&quot;;[.GK32]=0);0;1)))">
            <text:p/>
          </table:table-cell>
          <table:table-cell table:style-name="ce35" table:formula="of:=IF([.GL$3]=&quot;&quot;;&quot;&quot;;(IF(OR([.GL32]=&quot;&quot;;[.GL32]=0);0;1)))">
            <text:p/>
          </table:table-cell>
          <table:table-cell table:style-name="ce35" table:formula="of:=IF([.GM$3]=&quot;&quot;;&quot;&quot;;(IF(OR([.GM32]=&quot;&quot;;[.GM32]=0);0;1)))">
            <text:p/>
          </table:table-cell>
          <table:table-cell table:style-name="ce35" table:formula="of:=IF([.GN$3]=&quot;&quot;;&quot;&quot;;(IF(OR([.GN32]=&quot;&quot;;[.GN32]=0);0;1)))">
            <text:p/>
          </table:table-cell>
          <table:table-cell table:style-name="ce35" table:formula="of:=IF([.GO$3]=&quot;&quot;;&quot;&quot;;(IF(OR([.GO32]=&quot;&quot;;[.GO32]=0);0;1)))">
            <text:p/>
          </table:table-cell>
          <table:table-cell table:style-name="ce35" table:formula="of:=IF([.GP$3]=&quot;&quot;;&quot;&quot;;(IF(OR([.GP32]=&quot;&quot;;[.GP32]=0);0;1)))">
            <text:p/>
          </table:table-cell>
          <table:table-cell table:style-name="ce35" table:formula="of:=IF([.GQ$3]=&quot;&quot;;&quot;&quot;;(IF(OR([.GQ32]=&quot;&quot;;[.GQ32]=0);0;1)))">
            <text:p/>
          </table:table-cell>
          <table:table-cell table:style-name="ce35" table:formula="of:=IF([.GR$3]=&quot;&quot;;&quot;&quot;;(IF(OR([.GR32]=&quot;&quot;;[.GR32]=0);0;1)))">
            <text:p/>
          </table:table-cell>
          <table:table-cell table:style-name="ce35" table:formula="of:=IF([.GS$3]=&quot;&quot;;&quot;&quot;;(IF(OR([.GS32]=&quot;&quot;;[.GS32]=0);0;1)))">
            <text:p/>
          </table:table-cell>
          <table:table-cell table:style-name="ce35" table:formula="of:=IF([.GT$3]=&quot;&quot;;&quot;&quot;;(IF(OR([.GT32]=&quot;&quot;;[.GT32]=0);0;1)))">
            <text:p/>
          </table:table-cell>
          <table:table-cell table:style-name="ce35" table:formula="of:=IF([.GU$3]=&quot;&quot;;&quot;&quot;;(IF(OR([.GU32]=&quot;&quot;;[.GU32]=0);0;1)))">
            <text:p/>
          </table:table-cell>
          <table:table-cell table:style-name="ce35" table:formula="of:=IF([.GV$3]=&quot;&quot;;&quot;&quot;;(IF(OR([.GV32]=&quot;&quot;;[.GV32]=0);0;1)))">
            <text:p/>
          </table:table-cell>
          <table:table-cell table:style-name="ce35" table:formula="of:=IF([.GW$3]=&quot;&quot;;&quot;&quot;;(IF(OR([.GW32]=&quot;&quot;;[.GW32]=0);0;1)))">
            <text:p/>
          </table:table-cell>
          <table:table-cell table:style-name="ce35" table:formula="of:=IF([.GX$3]=&quot;&quot;;&quot;&quot;;(IF(OR([.GX32]=&quot;&quot;;[.GX32]=0);0;1)))">
            <text:p/>
          </table:table-cell>
          <table:table-cell table:style-name="ce35" table:formula="of:=IF([.GY$3]=&quot;&quot;;&quot;&quot;;(IF(OR([.GY32]=&quot;&quot;;[.GY32]=0);0;1)))">
            <text:p/>
          </table:table-cell>
          <table:table-cell table:style-name="ce35" table:formula="of:=IF([.GZ$3]=&quot;&quot;;&quot;&quot;;(IF(OR([.GZ32]=&quot;&quot;;[.GZ32]=0);0;1)))">
            <text:p/>
          </table:table-cell>
          <table:table-cell table:style-name="ce35" table:formula="of:=IF([.HA$3]=&quot;&quot;;&quot;&quot;;(IF(OR([.HA32]=&quot;&quot;;[.HA32]=0);0;1)))">
            <text:p/>
          </table:table-cell>
          <table:table-cell table:style-name="ce35" table:formula="of:=IF([.HB$3]=&quot;&quot;;&quot;&quot;;(IF(OR([.HB32]=&quot;&quot;;[.HB32]=0);0;1)))">
            <text:p/>
          </table:table-cell>
          <table:table-cell table:style-name="ce35" table:formula="of:=IF([.HC$3]=&quot;&quot;;&quot;&quot;;(IF(OR([.HC32]=&quot;&quot;;[.HC32]=0);0;1)))">
            <text:p/>
          </table:table-cell>
          <table:table-cell table:style-name="ce35" table:formula="of:=IF([.HD$3]=&quot;&quot;;&quot;&quot;;(IF(OR([.HD32]=&quot;&quot;;[.HD32]=0);0;1)))">
            <text:p/>
          </table:table-cell>
          <table:table-cell table:style-name="ce35" table:formula="of:=IF([.HE$3]=&quot;&quot;;&quot;&quot;;(IF(OR([.HE32]=&quot;&quot;;[.HE32]=0);0;1)))">
            <text:p/>
          </table:table-cell>
          <table:table-cell table:style-name="ce35" table:formula="of:=IF([.HF$3]=&quot;&quot;;&quot;&quot;;(IF(OR([.HF32]=&quot;&quot;;[.HF32]=0);0;1)))">
            <text:p/>
          </table:table-cell>
          <table:table-cell table:style-name="ce35" table:formula="of:=IF([.HG$3]=&quot;&quot;;&quot;&quot;;(IF(OR([.HG32]=&quot;&quot;;[.HG32]=0);0;1)))">
            <text:p/>
          </table:table-cell>
          <table:table-cell table:style-name="ce35" table:formula="of:=IF([.HH$3]=&quot;&quot;;&quot;&quot;;(IF(OR([.HH32]=&quot;&quot;;[.HH32]=0);0;1)))">
            <text:p/>
          </table:table-cell>
          <table:table-cell table:style-name="ce35" table:formula="of:=IF([.HI$3]=&quot;&quot;;&quot;&quot;;(IF(OR([.HI32]=&quot;&quot;;[.HI32]=0);0;1)))">
            <text:p/>
          </table:table-cell>
          <table:table-cell table:style-name="ce35" table:formula="of:=IF([.HJ$3]=&quot;&quot;;&quot;&quot;;(IF(OR([.HJ32]=&quot;&quot;;[.HJ32]=0);0;1)))">
            <text:p/>
          </table:table-cell>
          <table:table-cell table:style-name="ce35" table:formula="of:=IF([.HK$3]=&quot;&quot;;&quot;&quot;;(IF(OR([.HK32]=&quot;&quot;;[.HK32]=0);0;1)))">
            <text:p/>
          </table:table-cell>
          <table:table-cell table:style-name="ce35" table:formula="of:=IF([.HL$3]=&quot;&quot;;&quot;&quot;;(IF(OR([.HL32]=&quot;&quot;;[.HL32]=0);0;1)))">
            <text:p/>
          </table:table-cell>
          <table:table-cell table:style-name="ce35" table:formula="of:=IF([.HM$3]=&quot;&quot;;&quot;&quot;;(IF(OR([.HM32]=&quot;&quot;;[.HM32]=0);0;1)))">
            <text:p/>
          </table:table-cell>
          <table:table-cell table:style-name="ce35" table:formula="of:=IF([.HN$3]=&quot;&quot;;&quot;&quot;;(IF(OR([.HN32]=&quot;&quot;;[.HN32]=0);0;1)))">
            <text:p/>
          </table:table-cell>
          <table:table-cell table:style-name="ce35" table:formula="of:=IF([.HO$3]=&quot;&quot;;&quot;&quot;;(IF(OR([.HO32]=&quot;&quot;;[.HO32]=0);0;1)))">
            <text:p/>
          </table:table-cell>
          <table:table-cell table:style-name="ce35" table:formula="of:=IF([.HP$3]=&quot;&quot;;&quot;&quot;;(IF(OR([.HP32]=&quot;&quot;;[.HP32]=0);0;1)))">
            <text:p/>
          </table:table-cell>
          <table:table-cell table:style-name="ce35" table:formula="of:=IF([.HQ$3]=&quot;&quot;;&quot;&quot;;(IF(OR([.HQ32]=&quot;&quot;;[.HQ32]=0);0;1)))">
            <text:p/>
          </table:table-cell>
          <table:table-cell table:style-name="ce35" table:formula="of:=IF([.HR$3]=&quot;&quot;;&quot;&quot;;(IF(OR([.HR32]=&quot;&quot;;[.HR32]=0);0;1)))">
            <text:p/>
          </table:table-cell>
          <table:table-cell table:style-name="ce35" table:formula="of:=IF([.HS$3]=&quot;&quot;;&quot;&quot;;(IF(OR([.HS32]=&quot;&quot;;[.HS32]=0);0;1)))">
            <text:p/>
          </table:table-cell>
          <table:table-cell table:style-name="ce35" table:formula="of:=IF([.HT$3]=&quot;&quot;;&quot;&quot;;(IF(OR([.HT32]=&quot;&quot;;[.HT32]=0);0;1)))">
            <text:p/>
          </table:table-cell>
          <table:table-cell table:style-name="ce35" table:formula="of:=IF([.HU$3]=&quot;&quot;;&quot;&quot;;(IF(OR([.HU32]=&quot;&quot;;[.HU32]=0);0;1)))">
            <text:p/>
          </table:table-cell>
          <table:table-cell table:style-name="ce35" table:formula="of:=IF([.HV$3]=&quot;&quot;;&quot;&quot;;(IF(OR([.HV32]=&quot;&quot;;[.HV32]=0);0;1)))">
            <text:p/>
          </table:table-cell>
          <table:table-cell table:style-name="ce35" table:formula="of:=IF([.HW$3]=&quot;&quot;;&quot;&quot;;(IF(OR([.HW32]=&quot;&quot;;[.HW32]=0);0;1)))">
            <text:p/>
          </table:table-cell>
          <table:table-cell table:style-name="ce35" table:formula="of:=IF([.HX$3]=&quot;&quot;;&quot;&quot;;(IF(OR([.HX32]=&quot;&quot;;[.HX32]=0);0;1)))">
            <text:p/>
          </table:table-cell>
          <table:table-cell table:style-name="ce35" table:formula="of:=IF([.HY$3]=&quot;&quot;;&quot;&quot;;(IF(OR([.HY32]=&quot;&quot;;[.HY32]=0);0;1)))">
            <text:p/>
          </table:table-cell>
          <table:table-cell table:style-name="ce35" table:formula="of:=IF([.HZ$3]=&quot;&quot;;&quot;&quot;;(IF(OR([.HZ32]=&quot;&quot;;[.HZ32]=0);0;1)))">
            <text:p/>
          </table:table-cell>
          <table:table-cell table:style-name="ce35" table:formula="of:=IF([.IA$3]=&quot;&quot;;&quot;&quot;;(IF(OR([.IA32]=&quot;&quot;;[.IA32]=0);0;1)))">
            <text:p/>
          </table:table-cell>
          <table:table-cell table:style-name="ce35" table:formula="of:=IF([.IB$3]=&quot;&quot;;&quot;&quot;;(IF(OR([.IB32]=&quot;&quot;;[.IB32]=0);0;1)))">
            <text:p/>
          </table:table-cell>
          <table:table-cell table:style-name="ce35" table:formula="of:=IF([.IC$3]=&quot;&quot;;&quot;&quot;;(IF(OR([.IC32]=&quot;&quot;;[.IC32]=0);0;1)))">
            <text:p/>
          </table:table-cell>
          <table:table-cell table:style-name="ce35" table:formula="of:=IF([.ID$3]=&quot;&quot;;&quot;&quot;;(IF(OR([.ID32]=&quot;&quot;;[.ID32]=0);0;1)))">
            <text:p/>
          </table:table-cell>
          <table:table-cell table:style-name="ce35" table:formula="of:=IF([.IE$3]=&quot;&quot;;&quot;&quot;;(IF(OR([.IE32]=&quot;&quot;;[.IE32]=0);0;1)))">
            <text:p/>
          </table:table-cell>
          <table:table-cell table:style-name="ce35" table:formula="of:=IF([.IF$3]=&quot;&quot;;&quot;&quot;;(IF(OR([.IF32]=&quot;&quot;;[.IF32]=0);0;1)))">
            <text:p/>
          </table:table-cell>
          <table:table-cell table:style-name="ce35" table:formula="of:=IF([.IG$3]=&quot;&quot;;&quot;&quot;;(IF(OR([.IG32]=&quot;&quot;;[.IG32]=0);0;1)))">
            <text:p/>
          </table:table-cell>
          <table:table-cell table:style-name="ce35" table:formula="of:=IF([.IH$3]=&quot;&quot;;&quot;&quot;;(IF(OR([.IH32]=&quot;&quot;;[.IH32]=0);0;1)))">
            <text:p/>
          </table:table-cell>
          <table:table-cell table:style-name="ce35" table:formula="of:=IF([.II$3]=&quot;&quot;;&quot;&quot;;(IF(OR([.II32]=&quot;&quot;;[.II32]=0);0;1)))">
            <text:p/>
          </table:table-cell>
          <table:table-cell table:style-name="ce35" table:formula="of:=IF([.IJ$3]=&quot;&quot;;&quot;&quot;;(IF(OR([.IJ32]=&quot;&quot;;[.IJ32]=0);0;1)))">
            <text:p/>
          </table:table-cell>
          <table:table-cell table:style-name="ce35" table:formula="of:=IF([.IK$3]=&quot;&quot;;&quot;&quot;;(IF(OR([.IK32]=&quot;&quot;;[.IK32]=0);0;1)))">
            <text:p/>
          </table:table-cell>
          <table:table-cell table:style-name="ce35" table:formula="of:=IF([.IL$3]=&quot;&quot;;&quot;&quot;;(IF(OR([.IL32]=&quot;&quot;;[.IL32]=0);0;1)))">
            <text:p/>
          </table:table-cell>
          <table:table-cell table:style-name="ce35" table:formula="of:=IF([.IM$3]=&quot;&quot;;&quot;&quot;;(IF(OR([.IM32]=&quot;&quot;;[.IM32]=0);0;1)))">
            <text:p/>
          </table:table-cell>
          <table:table-cell table:style-name="ce35" table:formula="of:=IF([.IN$3]=&quot;&quot;;&quot;&quot;;(IF(OR([.IN32]=&quot;&quot;;[.IN32]=0);0;1)))">
            <text:p/>
          </table:table-cell>
          <table:table-cell table:style-name="ce35" table:formula="of:=IF([.IO$3]=&quot;&quot;;&quot;&quot;;(IF(OR([.IO32]=&quot;&quot;;[.IO32]=0);0;1)))">
            <text:p/>
          </table:table-cell>
          <table:table-cell table:style-name="ce35" table:formula="of:=IF([.IP$3]=&quot;&quot;;&quot;&quot;;(IF(OR([.IP32]=&quot;&quot;;[.IP32]=0);0;1)))">
            <text:p/>
          </table:table-cell>
          <table:table-cell table:style-name="ce35" table:formula="of:=IF([.IQ$3]=&quot;&quot;;&quot;&quot;;(IF(OR([.IQ32]=&quot;&quot;;[.IQ32]=0);0;1)))">
            <text:p/>
          </table:table-cell>
          <table:table-cell table:style-name="ce35" table:formula="of:=IF([.IR$3]=&quot;&quot;;&quot;&quot;;(IF(OR([.IR32]=&quot;&quot;;[.IR32]=0);0;1)))">
            <text:p/>
          </table:table-cell>
          <table:table-cell table:style-name="ce35" table:formula="of:=IF([.IS$3]=&quot;&quot;;&quot;&quot;;(IF(OR([.IS32]=&quot;&quot;;[.IS32]=0);0;1)))">
            <text:p/>
          </table:table-cell>
          <table:table-cell table:style-name="ce35" table:formula="of:=IF([.IT$3]=&quot;&quot;;&quot;&quot;;(IF(OR([.IT32]=&quot;&quot;;[.IT32]=0);0;1)))">
            <text:p/>
          </table:table-cell>
          <table:table-cell table:style-name="ce35" table:formula="of:=IF([.IU$3]=&quot;&quot;;&quot;&quot;;(IF(OR([.IU32]=&quot;&quot;;[.IU32]=0);0;1)))">
            <text:p/>
          </table:table-cell>
          <table:table-cell table:style-name="ce35" table:formula="of:=IF([.IV$3]=&quot;&quot;;&quot;&quot;;(IF(OR([.IV32]=&quot;&quot;;[.IV32]=0);0;1)))">
            <text:p/>
          </table:table-cell>
          <table:table-cell table:style-name="ce35" table:formula="of:=IF([.IW$3]=&quot;&quot;;&quot;&quot;;(IF(OR([.IW32]=&quot;&quot;;[.IW32]=0);0;1)))">
            <text:p/>
          </table:table-cell>
          <table:table-cell table:style-name="ce35" table:formula="of:=IF([.IX$3]=&quot;&quot;;&quot;&quot;;(IF(OR([.IX32]=&quot;&quot;;[.IX32]=0);0;1)))">
            <text:p/>
          </table:table-cell>
          <table:table-cell table:style-name="ce35" table:formula="of:=IF([.IY$3]=&quot;&quot;;&quot;&quot;;(IF(OR([.IY32]=&quot;&quot;;[.IY32]=0);0;1)))">
            <text:p/>
          </table:table-cell>
          <table:table-cell table:style-name="ce35" table:formula="of:=IF([.IZ$3]=&quot;&quot;;&quot;&quot;;(IF(OR([.IZ32]=&quot;&quot;;[.IZ32]=0);0;1)))">
            <text:p/>
          </table:table-cell>
          <table:table-cell table:style-name="ce35" table:formula="of:=IF([.JA$3]=&quot;&quot;;&quot;&quot;;(IF(OR([.JA32]=&quot;&quot;;[.JA32]=0);0;1)))">
            <text:p/>
          </table:table-cell>
          <table:table-cell table:style-name="ce35" table:formula="of:=IF([.JB$3]=&quot;&quot;;&quot;&quot;;(IF(OR([.JB32]=&quot;&quot;;[.JB32]=0);0;1)))">
            <text:p/>
          </table:table-cell>
          <table:table-cell table:style-name="ce35" table:formula="of:=IF([.JC$3]=&quot;&quot;;&quot;&quot;;(IF(OR([.JC32]=&quot;&quot;;[.JC32]=0);0;1)))">
            <text:p/>
          </table:table-cell>
          <table:table-cell table:style-name="ce35" table:formula="of:=IF([.JD$3]=&quot;&quot;;&quot;&quot;;(IF(OR([.JD32]=&quot;&quot;;[.JD32]=0);0;1)))">
            <text:p/>
          </table:table-cell>
          <table:table-cell table:style-name="ce35" table:formula="of:=IF([.JE$3]=&quot;&quot;;&quot;&quot;;(IF(OR([.JE32]=&quot;&quot;;[.JE32]=0);0;1)))">
            <text:p/>
          </table:table-cell>
          <table:table-cell table:style-name="ce35" table:formula="of:=IF([.JF$3]=&quot;&quot;;&quot;&quot;;(IF(OR([.JF32]=&quot;&quot;;[.JF32]=0);0;1)))">
            <text:p/>
          </table:table-cell>
          <table:table-cell table:style-name="ce35" table:formula="of:=IF([.JG$3]=&quot;&quot;;&quot;&quot;;(IF(OR([.JG32]=&quot;&quot;;[.JG32]=0);0;1)))">
            <text:p/>
          </table:table-cell>
          <table:table-cell table:style-name="ce35" table:formula="of:=IF([.JH$3]=&quot;&quot;;&quot;&quot;;(IF(OR([.JH32]=&quot;&quot;;[.JH32]=0);0;1)))">
            <text:p/>
          </table:table-cell>
          <table:table-cell table:style-name="ce35" table:formula="of:=IF([.JI$3]=&quot;&quot;;&quot;&quot;;(IF(OR([.JI32]=&quot;&quot;;[.JI32]=0);0;1)))">
            <text:p/>
          </table:table-cell>
          <table:table-cell table:style-name="ce35" table:formula="of:=IF([.JJ$3]=&quot;&quot;;&quot;&quot;;(IF(OR([.JJ32]=&quot;&quot;;[.JJ32]=0);0;1)))">
            <text:p/>
          </table:table-cell>
          <table:table-cell table:style-name="ce35" table:formula="of:=IF([.JK$3]=&quot;&quot;;&quot;&quot;;(IF(OR([.JK32]=&quot;&quot;;[.JK32]=0);0;1)))">
            <text:p/>
          </table:table-cell>
          <table:table-cell table:style-name="ce35" table:formula="of:=IF([.JL$3]=&quot;&quot;;&quot;&quot;;(IF(OR([.JL32]=&quot;&quot;;[.JL32]=0);0;1)))">
            <text:p/>
          </table:table-cell>
          <table:table-cell table:style-name="ce35" table:formula="of:=IF([.JM$3]=&quot;&quot;;&quot;&quot;;(IF(OR([.JM32]=&quot;&quot;;[.JM32]=0);0;1)))">
            <text:p/>
          </table:table-cell>
          <table:table-cell table:style-name="ce35" table:formula="of:=IF([.JN$3]=&quot;&quot;;&quot;&quot;;(IF(OR([.JN32]=&quot;&quot;;[.JN32]=0);0;1)))">
            <text:p/>
          </table:table-cell>
          <table:table-cell table:style-name="ce35" table:formula="of:=IF([.JO$3]=&quot;&quot;;&quot;&quot;;(IF(OR([.JO32]=&quot;&quot;;[.JO32]=0);0;1)))">
            <text:p/>
          </table:table-cell>
          <table:table-cell table:style-name="ce35" table:formula="of:=IF([.JP$3]=&quot;&quot;;&quot;&quot;;(IF(OR([.JP32]=&quot;&quot;;[.JP32]=0);0;1)))">
            <text:p/>
          </table:table-cell>
          <table:table-cell table:style-name="ce35" table:formula="of:=IF([.JQ$3]=&quot;&quot;;&quot;&quot;;(IF(OR([.JQ32]=&quot;&quot;;[.JQ32]=0);0;1)))">
            <text:p/>
          </table:table-cell>
          <table:table-cell table:style-name="ce35" table:formula="of:=IF([.JR$3]=&quot;&quot;;&quot;&quot;;(IF(OR([.JR32]=&quot;&quot;;[.JR32]=0);0;1)))">
            <text:p/>
          </table:table-cell>
          <table:table-cell table:style-name="ce35" table:formula="of:=IF([.JS$3]=&quot;&quot;;&quot;&quot;;(IF(OR([.JS32]=&quot;&quot;;[.JS32]=0);0;1)))">
            <text:p/>
          </table:table-cell>
          <table:table-cell table:style-name="ce35" table:formula="of:=IF([.JT$3]=&quot;&quot;;&quot;&quot;;(IF(OR([.JT32]=&quot;&quot;;[.JT32]=0);0;1)))">
            <text:p/>
          </table:table-cell>
          <table:table-cell table:style-name="ce35" table:formula="of:=IF([.JU$3]=&quot;&quot;;&quot;&quot;;(IF(OR([.JU32]=&quot;&quot;;[.JU32]=0);0;1)))">
            <text:p/>
          </table:table-cell>
          <table:table-cell table:style-name="ce35" table:formula="of:=IF([.JV$3]=&quot;&quot;;&quot;&quot;;(IF(OR([.JV32]=&quot;&quot;;[.JV32]=0);0;1)))">
            <text:p/>
          </table:table-cell>
          <table:table-cell table:style-name="ce35" table:formula="of:=IF([.JW$3]=&quot;&quot;;&quot;&quot;;(IF(OR([.JW32]=&quot;&quot;;[.JW32]=0);0;1)))">
            <text:p/>
          </table:table-cell>
          <table:table-cell table:style-name="ce35" table:formula="of:=IF([.JX$3]=&quot;&quot;;&quot;&quot;;(IF(OR([.JX32]=&quot;&quot;;[.JX32]=0);0;1)))">
            <text:p/>
          </table:table-cell>
          <table:table-cell table:style-name="ce35" table:formula="of:=IF([.JY$3]=&quot;&quot;;&quot;&quot;;(IF(OR([.JY32]=&quot;&quot;;[.JY32]=0);0;1)))">
            <text:p/>
          </table:table-cell>
          <table:table-cell table:style-name="ce35" table:formula="of:=IF([.JZ$3]=&quot;&quot;;&quot;&quot;;(IF(OR([.JZ32]=&quot;&quot;;[.JZ32]=0);0;1)))">
            <text:p/>
          </table:table-cell>
          <table:table-cell table:style-name="ce35" table:formula="of:=IF([.KA$3]=&quot;&quot;;&quot;&quot;;(IF(OR([.KA32]=&quot;&quot;;[.KA32]=0);0;1)))">
            <text:p/>
          </table:table-cell>
          <table:table-cell table:style-name="ce35" table:formula="of:=IF([.KB$3]=&quot;&quot;;&quot;&quot;;(IF(OR([.KB32]=&quot;&quot;;[.KB32]=0);0;1)))">
            <text:p/>
          </table:table-cell>
          <table:table-cell table:style-name="ce35" table:formula="of:=IF([.KC$3]=&quot;&quot;;&quot;&quot;;(IF(OR([.KC32]=&quot;&quot;;[.KC32]=0);0;1)))">
            <text:p/>
          </table:table-cell>
          <table:table-cell table:style-name="ce35" table:formula="of:=IF([.KD$3]=&quot;&quot;;&quot;&quot;;(IF(OR([.KD32]=&quot;&quot;;[.KD32]=0);0;1)))">
            <text:p/>
          </table:table-cell>
          <table:table-cell table:style-name="ce35" table:formula="of:=IF([.KE$3]=&quot;&quot;;&quot;&quot;;(IF(OR([.KE32]=&quot;&quot;;[.KE32]=0);0;1)))">
            <text:p/>
          </table:table-cell>
          <table:table-cell table:style-name="ce35" table:formula="of:=IF([.KF$3]=&quot;&quot;;&quot;&quot;;(IF(OR([.KF32]=&quot;&quot;;[.KF32]=0);0;1)))">
            <text:p/>
          </table:table-cell>
          <table:table-cell table:style-name="ce35" table:formula="of:=IF([.KG$3]=&quot;&quot;;&quot;&quot;;(IF(OR([.KG32]=&quot;&quot;;[.KG32]=0);0;1)))">
            <text:p/>
          </table:table-cell>
          <table:table-cell table:style-name="ce35" table:formula="of:=IF([.KH$3]=&quot;&quot;;&quot;&quot;;(IF(OR([.KH32]=&quot;&quot;;[.KH32]=0);0;1)))">
            <text:p/>
          </table:table-cell>
          <table:table-cell table:style-name="ce35" table:formula="of:=IF([.KI$3]=&quot;&quot;;&quot;&quot;;(IF(OR([.KI32]=&quot;&quot;;[.KI32]=0);0;1)))">
            <text:p/>
          </table:table-cell>
          <table:table-cell table:style-name="ce35" table:formula="of:=IF([.KJ$3]=&quot;&quot;;&quot;&quot;;(IF(OR([.KJ32]=&quot;&quot;;[.KJ32]=0);0;1)))">
            <text:p/>
          </table:table-cell>
          <table:table-cell table:style-name="ce35" table:formula="of:=IF([.KK$3]=&quot;&quot;;&quot;&quot;;(IF(OR([.KK32]=&quot;&quot;;[.KK32]=0);0;1)))">
            <text:p/>
          </table:table-cell>
          <table:table-cell table:style-name="ce35" table:formula="of:=IF([.KL$3]=&quot;&quot;;&quot;&quot;;(IF(OR([.KL32]=&quot;&quot;;[.KL32]=0);0;1)))">
            <text:p/>
          </table:table-cell>
          <table:table-cell table:style-name="ce35" table:formula="of:=IF([.KM$3]=&quot;&quot;;&quot;&quot;;(IF(OR([.KM32]=&quot;&quot;;[.KM32]=0);0;1)))">
            <text:p/>
          </table:table-cell>
          <table:table-cell table:style-name="ce35" table:formula="of:=IF([.KN$3]=&quot;&quot;;&quot;&quot;;(IF(OR([.KN32]=&quot;&quot;;[.KN32]=0);0;1)))">
            <text:p/>
          </table:table-cell>
          <table:table-cell table:style-name="ce35" table:formula="of:=IF([.KO$3]=&quot;&quot;;&quot;&quot;;(IF(OR([.KO32]=&quot;&quot;;[.KO32]=0);0;1)))">
            <text:p/>
          </table:table-cell>
          <table:table-cell table:style-name="ce35" table:formula="of:=IF([.KP$3]=&quot;&quot;;&quot;&quot;;(IF(OR([.KP32]=&quot;&quot;;[.KP32]=0);0;1)))">
            <text:p/>
          </table:table-cell>
          <table:table-cell table:style-name="ce35" table:formula="of:=IF([.KQ$3]=&quot;&quot;;&quot;&quot;;(IF(OR([.KQ32]=&quot;&quot;;[.KQ32]=0);0;1)))">
            <text:p/>
          </table:table-cell>
          <table:table-cell table:style-name="ce35" table:formula="of:=IF([.KR$3]=&quot;&quot;;&quot;&quot;;(IF(OR([.KR32]=&quot;&quot;;[.KR32]=0);0;1)))">
            <text:p/>
          </table:table-cell>
          <table:table-cell table:style-name="ce35" table:formula="of:=IF([.KS$3]=&quot;&quot;;&quot;&quot;;(IF(OR([.KS32]=&quot;&quot;;[.KS32]=0);0;1)))">
            <text:p/>
          </table:table-cell>
          <table:table-cell table:style-name="ce35" table:formula="of:=IF([.KT$3]=&quot;&quot;;&quot;&quot;;(IF(OR([.KT32]=&quot;&quot;;[.KT32]=0);0;1)))">
            <text:p/>
          </table:table-cell>
          <table:table-cell table:style-name="ce35" table:formula="of:=IF([.KU$3]=&quot;&quot;;&quot;&quot;;(IF(OR([.KU32]=&quot;&quot;;[.KU32]=0);0;1)))">
            <text:p/>
          </table:table-cell>
          <table:table-cell table:style-name="ce35" table:formula="of:=IF([.KV$3]=&quot;&quot;;&quot;&quot;;(IF(OR([.KV32]=&quot;&quot;;[.KV32]=0);0;1)))">
            <text:p/>
          </table:table-cell>
          <table:table-cell table:style-name="ce35" table:formula="of:=IF([.KW$3]=&quot;&quot;;&quot;&quot;;(IF(OR([.KW32]=&quot;&quot;;[.KW32]=0);0;1)))">
            <text:p/>
          </table:table-cell>
          <table:table-cell table:style-name="ce35" table:formula="of:=IF([.KX$3]=&quot;&quot;;&quot;&quot;;(IF(OR([.KX32]=&quot;&quot;;[.KX32]=0);0;1)))">
            <text:p/>
          </table:table-cell>
          <table:table-cell table:style-name="ce35" table:formula="of:=IF([.KY$3]=&quot;&quot;;&quot;&quot;;(IF(OR([.KY32]=&quot;&quot;;[.KY32]=0);0;1)))">
            <text:p/>
          </table:table-cell>
          <table:table-cell table:style-name="ce35" table:formula="of:=IF([.KZ$3]=&quot;&quot;;&quot;&quot;;(IF(OR([.KZ32]=&quot;&quot;;[.KZ32]=0);0;1)))">
            <text:p/>
          </table:table-cell>
          <table:table-cell table:style-name="ce35" table:formula="of:=IF([.LA$3]=&quot;&quot;;&quot;&quot;;(IF(OR([.LA32]=&quot;&quot;;[.LA32]=0);0;1)))">
            <text:p/>
          </table:table-cell>
          <table:table-cell table:style-name="ce35" table:formula="of:=IF([.LB$3]=&quot;&quot;;&quot;&quot;;(IF(OR([.LB32]=&quot;&quot;;[.LB32]=0);0;1)))">
            <text:p/>
          </table:table-cell>
          <table:table-cell table:style-name="ce35" table:formula="of:=IF([.LC$3]=&quot;&quot;;&quot;&quot;;(IF(OR([.LC32]=&quot;&quot;;[.LC32]=0);0;1)))">
            <text:p/>
          </table:table-cell>
          <table:table-cell table:style-name="ce35" table:formula="of:=IF([.LD$3]=&quot;&quot;;&quot;&quot;;(IF(OR([.LD32]=&quot;&quot;;[.LD32]=0);0;1)))">
            <text:p/>
          </table:table-cell>
          <table:table-cell table:style-name="ce35" table:formula="of:=IF([.LE$3]=&quot;&quot;;&quot;&quot;;(IF(OR([.LE32]=&quot;&quot;;[.LE32]=0);0;1)))">
            <text:p/>
          </table:table-cell>
          <table:table-cell table:style-name="ce35" table:formula="of:=IF([.LF$3]=&quot;&quot;;&quot;&quot;;(IF(OR([.LF32]=&quot;&quot;;[.LF32]=0);0;1)))">
            <text:p/>
          </table:table-cell>
          <table:table-cell table:style-name="ce35" table:formula="of:=IF([.LG$3]=&quot;&quot;;&quot;&quot;;(IF(OR([.LG32]=&quot;&quot;;[.LG32]=0);0;1)))">
            <text:p/>
          </table:table-cell>
          <table:table-cell table:style-name="ce35" table:formula="of:=IF([.LH$3]=&quot;&quot;;&quot;&quot;;(IF(OR([.LH32]=&quot;&quot;;[.LH32]=0);0;1)))">
            <text:p/>
          </table:table-cell>
          <table:table-cell table:style-name="ce35" table:formula="of:=IF([.LI$3]=&quot;&quot;;&quot;&quot;;(IF(OR([.LI32]=&quot;&quot;;[.LI32]=0);0;1)))">
            <text:p/>
          </table:table-cell>
          <table:table-cell table:style-name="ce35" table:formula="of:=IF([.LJ$3]=&quot;&quot;;&quot;&quot;;(IF(OR([.LJ32]=&quot;&quot;;[.LJ32]=0);0;1)))">
            <text:p/>
          </table:table-cell>
          <table:table-cell table:style-name="ce35" table:formula="of:=IF([.LK$3]=&quot;&quot;;&quot;&quot;;(IF(OR([.LK32]=&quot;&quot;;[.LK32]=0);0;1)))">
            <text:p/>
          </table:table-cell>
          <table:table-cell table:style-name="ce35" table:formula="of:=IF([.LL$3]=&quot;&quot;;&quot;&quot;;(IF(OR([.LL32]=&quot;&quot;;[.LL32]=0);0;1)))">
            <text:p/>
          </table:table-cell>
          <table:table-cell table:style-name="ce35" table:formula="of:=IF([.LM$3]=&quot;&quot;;&quot;&quot;;(IF(OR([.LM32]=&quot;&quot;;[.LM32]=0);0;1)))">
            <text:p/>
          </table:table-cell>
          <table:table-cell table:style-name="ce35" table:formula="of:=IF([.LN$3]=&quot;&quot;;&quot;&quot;;(IF(OR([.LN32]=&quot;&quot;;[.LN32]=0);0;1)))">
            <text:p/>
          </table:table-cell>
          <table:table-cell table:style-name="ce35" table:formula="of:=IF([.LO$3]=&quot;&quot;;&quot;&quot;;(IF(OR([.LO32]=&quot;&quot;;[.LO32]=0);0;1)))">
            <text:p/>
          </table:table-cell>
          <table:table-cell table:style-name="ce35" table:formula="of:=IF([.LP$3]=&quot;&quot;;&quot;&quot;;(IF(OR([.LP32]=&quot;&quot;;[.LP32]=0);0;1)))">
            <text:p/>
          </table:table-cell>
          <table:table-cell table:style-name="ce35" table:formula="of:=IF([.LQ$3]=&quot;&quot;;&quot;&quot;;(IF(OR([.LQ32]=&quot;&quot;;[.LQ32]=0);0;1)))">
            <text:p/>
          </table:table-cell>
          <table:table-cell table:style-name="ce35" table:formula="of:=IF([.LR$3]=&quot;&quot;;&quot;&quot;;(IF(OR([.LR32]=&quot;&quot;;[.LR32]=0);0;1)))">
            <text:p/>
          </table:table-cell>
          <table:table-cell table:style-name="ce35" table:formula="of:=IF([.LS$3]=&quot;&quot;;&quot;&quot;;(IF(OR([.LS32]=&quot;&quot;;[.LS32]=0);0;1)))">
            <text:p/>
          </table:table-cell>
          <table:table-cell table:style-name="ce35" table:formula="of:=IF([.LT$3]=&quot;&quot;;&quot;&quot;;(IF(OR([.LT32]=&quot;&quot;;[.LT32]=0);0;1)))">
            <text:p/>
          </table:table-cell>
          <table:table-cell table:style-name="ce35" table:formula="of:=IF([.LU$3]=&quot;&quot;;&quot;&quot;;(IF(OR([.LU32]=&quot;&quot;;[.LU32]=0);0;1)))">
            <text:p/>
          </table:table-cell>
          <table:table-cell table:style-name="ce35" table:formula="of:=IF([.LV$3]=&quot;&quot;;&quot;&quot;;(IF(OR([.LV32]=&quot;&quot;;[.LV32]=0);0;1)))">
            <text:p/>
          </table:table-cell>
          <table:table-cell table:style-name="ce35" table:formula="of:=IF([.LW$3]=&quot;&quot;;&quot;&quot;;(IF(OR([.LW32]=&quot;&quot;;[.LW32]=0);0;1)))">
            <text:p/>
          </table:table-cell>
          <table:table-cell table:style-name="ce35" table:formula="of:=IF([.LX$3]=&quot;&quot;;&quot;&quot;;(IF(OR([.LX32]=&quot;&quot;;[.LX32]=0);0;1)))">
            <text:p/>
          </table:table-cell>
          <table:table-cell table:style-name="ce35" table:formula="of:=IF([.LY$3]=&quot;&quot;;&quot;&quot;;(IF(OR([.LY32]=&quot;&quot;;[.LY32]=0);0;1)))">
            <text:p/>
          </table:table-cell>
          <table:table-cell table:style-name="ce35" table:formula="of:=IF([.LZ$3]=&quot;&quot;;&quot;&quot;;(IF(OR([.LZ32]=&quot;&quot;;[.LZ32]=0);0;1)))">
            <text:p/>
          </table:table-cell>
          <table:table-cell table:style-name="ce35" table:formula="of:=IF([.MA$3]=&quot;&quot;;&quot;&quot;;(IF(OR([.MA32]=&quot;&quot;;[.MA32]=0);0;1)))">
            <text:p/>
          </table:table-cell>
          <table:table-cell table:style-name="ce35" table:formula="of:=IF([.MB$3]=&quot;&quot;;&quot;&quot;;(IF(OR([.MB32]=&quot;&quot;;[.MB32]=0);0;1)))">
            <text:p/>
          </table:table-cell>
          <table:table-cell table:style-name="ce35" table:formula="of:=IF([.MC$3]=&quot;&quot;;&quot;&quot;;(IF(OR([.MC32]=&quot;&quot;;[.MC32]=0);0;1)))">
            <text:p/>
          </table:table-cell>
          <table:table-cell table:style-name="ce35" table:formula="of:=IF([.MD$3]=&quot;&quot;;&quot;&quot;;(IF(OR([.MD32]=&quot;&quot;;[.MD32]=0);0;1)))">
            <text:p/>
          </table:table-cell>
          <table:table-cell table:style-name="ce35" table:formula="of:=IF([.ME$3]=&quot;&quot;;&quot;&quot;;(IF(OR([.ME32]=&quot;&quot;;[.ME32]=0);0;1)))">
            <text:p/>
          </table:table-cell>
          <table:table-cell table:style-name="ce35" table:formula="of:=IF([.MF$3]=&quot;&quot;;&quot;&quot;;(IF(OR([.MF32]=&quot;&quot;;[.MF32]=0);0;1)))">
            <text:p/>
          </table:table-cell>
          <table:table-cell table:style-name="ce35" table:formula="of:=IF([.MG$3]=&quot;&quot;;&quot;&quot;;(IF(OR([.MG32]=&quot;&quot;;[.MG32]=0);0;1)))">
            <text:p/>
          </table:table-cell>
          <table:table-cell table:style-name="ce35" table:formula="of:=IF([.MH$3]=&quot;&quot;;&quot;&quot;;(IF(OR([.MH32]=&quot;&quot;;[.MH32]=0);0;1)))">
            <text:p/>
          </table:table-cell>
          <table:table-cell table:style-name="ce35" table:formula="of:=IF([.MI$3]=&quot;&quot;;&quot;&quot;;(IF(OR([.MI32]=&quot;&quot;;[.MI32]=0);0;1)))">
            <text:p/>
          </table:table-cell>
          <table:table-cell table:style-name="ce35" table:formula="of:=IF([.MJ$3]=&quot;&quot;;&quot;&quot;;(IF(OR([.MJ32]=&quot;&quot;;[.MJ32]=0);0;1)))">
            <text:p/>
          </table:table-cell>
          <table:table-cell table:style-name="ce35" table:formula="of:=IF([.MK$3]=&quot;&quot;;&quot;&quot;;(IF(OR([.MK32]=&quot;&quot;;[.MK32]=0);0;1)))">
            <text:p/>
          </table:table-cell>
          <table:table-cell table:style-name="ce35" table:formula="of:=IF([.ML$3]=&quot;&quot;;&quot;&quot;;(IF(OR([.ML32]=&quot;&quot;;[.ML32]=0);0;1)))">
            <text:p/>
          </table:table-cell>
          <table:table-cell table:style-name="ce35" table:formula="of:=IF([.MM$3]=&quot;&quot;;&quot;&quot;;(IF(OR([.MM32]=&quot;&quot;;[.MM32]=0);0;1)))">
            <text:p/>
          </table:table-cell>
          <table:table-cell table:style-name="ce35" table:formula="of:=IF([.MN$3]=&quot;&quot;;&quot;&quot;;(IF(OR([.MN32]=&quot;&quot;;[.MN32]=0);0;1)))">
            <text:p/>
          </table:table-cell>
          <table:table-cell table:style-name="ce35" table:formula="of:=IF([.MO$3]=&quot;&quot;;&quot;&quot;;(IF(OR([.MO32]=&quot;&quot;;[.MO32]=0);0;1)))">
            <text:p/>
          </table:table-cell>
          <table:table-cell table:style-name="ce35" table:formula="of:=IF([.MP$3]=&quot;&quot;;&quot;&quot;;(IF(OR([.MP32]=&quot;&quot;;[.MP32]=0);0;1)))">
            <text:p/>
          </table:table-cell>
          <table:table-cell table:style-name="ce35" table:formula="of:=IF([.MQ$3]=&quot;&quot;;&quot;&quot;;(IF(OR([.MQ32]=&quot;&quot;;[.MQ32]=0);0;1)))">
            <text:p/>
          </table:table-cell>
          <table:table-cell table:style-name="ce35" table:formula="of:=IF([.MR$3]=&quot;&quot;;&quot;&quot;;(IF(OR([.MR32]=&quot;&quot;;[.MR32]=0);0;1)))">
            <text:p/>
          </table:table-cell>
          <table:table-cell table:style-name="ce35" table:formula="of:=IF([.MS$3]=&quot;&quot;;&quot;&quot;;(IF(OR([.MS32]=&quot;&quot;;[.MS32]=0);0;1)))">
            <text:p/>
          </table:table-cell>
          <table:table-cell table:style-name="ce35" table:formula="of:=IF([.MT$3]=&quot;&quot;;&quot;&quot;;(IF(OR([.MT32]=&quot;&quot;;[.MT32]=0);0;1)))">
            <text:p/>
          </table:table-cell>
          <table:table-cell table:style-name="ce35" table:formula="of:=IF([.MU$3]=&quot;&quot;;&quot;&quot;;(IF(OR([.MU32]=&quot;&quot;;[.MU32]=0);0;1)))">
            <text:p/>
          </table:table-cell>
          <table:table-cell table:style-name="ce35" table:formula="of:=IF([.MV$3]=&quot;&quot;;&quot;&quot;;(IF(OR([.MV32]=&quot;&quot;;[.MV32]=0);0;1)))">
            <text:p/>
          </table:table-cell>
          <table:table-cell table:style-name="ce35" table:formula="of:=IF([.MW$3]=&quot;&quot;;&quot;&quot;;(IF(OR([.MW32]=&quot;&quot;;[.MW32]=0);0;1)))">
            <text:p/>
          </table:table-cell>
          <table:table-cell table:style-name="ce35" table:formula="of:=IF([.MX$3]=&quot;&quot;;&quot;&quot;;(IF(OR([.MX32]=&quot;&quot;;[.MX32]=0);0;1)))">
            <text:p/>
          </table:table-cell>
          <table:table-cell table:style-name="ce35" table:formula="of:=IF([.MY$3]=&quot;&quot;;&quot;&quot;;(IF(OR([.MY32]=&quot;&quot;;[.MY32]=0);0;1)))">
            <text:p/>
          </table:table-cell>
          <table:table-cell table:style-name="ce35" table:formula="of:=IF([.MZ$3]=&quot;&quot;;&quot;&quot;;(IF(OR([.MZ32]=&quot;&quot;;[.MZ32]=0);0;1)))">
            <text:p/>
          </table:table-cell>
          <table:table-cell table:style-name="ce35" table:formula="of:=IF([.NA$3]=&quot;&quot;;&quot;&quot;;(IF(OR([.NA32]=&quot;&quot;;[.NA32]=0);0;1)))">
            <text:p/>
          </table:table-cell>
          <table:table-cell table:style-name="ce35" table:formula="of:=IF([.NB$3]=&quot;&quot;;&quot;&quot;;(IF(OR([.NB32]=&quot;&quot;;[.NB32]=0);0;1)))">
            <text:p/>
          </table:table-cell>
          <table:table-cell table:style-name="ce35" table:formula="of:=IF([.NC$3]=&quot;&quot;;&quot;&quot;;(IF(OR([.NC32]=&quot;&quot;;[.NC32]=0);0;1)))">
            <text:p/>
          </table:table-cell>
          <table:table-cell table:style-name="ce35" table:formula="of:=IF([.ND$3]=&quot;&quot;;&quot;&quot;;(IF(OR([.ND32]=&quot;&quot;;[.ND32]=0);0;1)))">
            <text:p/>
          </table:table-cell>
          <table:table-cell table:style-name="ce35" table:formula="of:=IF([.NE$3]=&quot;&quot;;&quot;&quot;;(IF(OR([.NE32]=&quot;&quot;;[.NE32]=0);0;1)))">
            <text:p/>
          </table:table-cell>
          <table:table-cell table:style-name="ce35" table:formula="of:=IF([.NF$3]=&quot;&quot;;&quot;&quot;;(IF(OR([.NF32]=&quot;&quot;;[.NF32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33:.B33])" office:value-type="float" office:value="0" calcext:value-type="float">
            <text:p>0</text:p>
          </table:table-cell>
          <table:table-cell table:style-name="ce11" table:formula="of:=IFERROR((LEN([.NG33])-SEARCH(&quot;0[^0]*$&quot;;[.NG33]));LEN([.NG33]))" office:value-type="float" office:value="0" calcext:value-type="float">
            <text:p>0</text:p>
          </table:table-cell>
          <table:table-cell table:style-name="ce5" table:formula="of:=COUNTA([.E33:.NF33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47" table:formula="of:=COM.MICROSOFT.CONCAT([.NH33:.ABI33])">
            <text:p/>
          </table:table-cell>
          <table:table-cell table:style-name="ce46" table:formula="of:=IF([.E$3]=&quot;&quot;;&quot;&quot;;(IF(OR([.E33]=&quot;&quot;;[.E33]=0);0;1)))">
            <text:p/>
          </table:table-cell>
          <table:table-cell table:style-name="ce46" table:formula="of:=IF([.F$3]=&quot;&quot;;&quot;&quot;;(IF(OR([.F33]=&quot;&quot;;[.F33]=0);0;1)))">
            <text:p/>
          </table:table-cell>
          <table:table-cell table:style-name="ce46" table:formula="of:=IF([.G$3]=&quot;&quot;;&quot;&quot;;(IF(OR([.G33]=&quot;&quot;;[.G33]=0);0;1)))">
            <text:p/>
          </table:table-cell>
          <table:table-cell table:style-name="ce46" table:formula="of:=IF([.H$3]=&quot;&quot;;&quot;&quot;;(IF(OR([.H33]=&quot;&quot;;[.H33]=0);0;1)))">
            <text:p/>
          </table:table-cell>
          <table:table-cell table:style-name="ce47" table:formula="of:=IF([.I$3]=&quot;&quot;;&quot;&quot;;(IF(OR([.I33]=&quot;&quot;;[.I33]=0);0;1)))">
            <text:p/>
          </table:table-cell>
          <table:table-cell table:style-name="ce47" table:formula="of:=IF([.J$3]=&quot;&quot;;&quot;&quot;;(IF(OR([.J33]=&quot;&quot;;[.J33]=0);0;1)))">
            <text:p/>
          </table:table-cell>
          <table:table-cell table:style-name="ce47" table:formula="of:=IF([.K$3]=&quot;&quot;;&quot;&quot;;(IF(OR([.K33]=&quot;&quot;;[.K33]=0);0;1)))">
            <text:p/>
          </table:table-cell>
          <table:table-cell table:style-name="ce47" table:formula="of:=IF([.L$3]=&quot;&quot;;&quot;&quot;;(IF(OR([.L33]=&quot;&quot;;[.L33]=0);0;1)))">
            <text:p/>
          </table:table-cell>
          <table:table-cell table:style-name="ce47" table:formula="of:=IF([.M$3]=&quot;&quot;;&quot;&quot;;(IF(OR([.M33]=&quot;&quot;;[.M33]=0);0;1)))">
            <text:p/>
          </table:table-cell>
          <table:table-cell table:style-name="ce47" table:formula="of:=IF([.N$3]=&quot;&quot;;&quot;&quot;;(IF(OR([.N33]=&quot;&quot;;[.N33]=0);0;1)))">
            <text:p/>
          </table:table-cell>
          <table:table-cell table:style-name="ce47" table:formula="of:=IF([.O$3]=&quot;&quot;;&quot;&quot;;(IF(OR([.O33]=&quot;&quot;;[.O33]=0);0;1)))">
            <text:p/>
          </table:table-cell>
          <table:table-cell table:style-name="ce47" table:formula="of:=IF([.P$3]=&quot;&quot;;&quot;&quot;;(IF(OR([.P33]=&quot;&quot;;[.P33]=0);0;1)))">
            <text:p/>
          </table:table-cell>
          <table:table-cell table:style-name="ce47" table:formula="of:=IF([.Q$3]=&quot;&quot;;&quot;&quot;;(IF(OR([.Q33]=&quot;&quot;;[.Q33]=0);0;1)))">
            <text:p/>
          </table:table-cell>
          <table:table-cell table:style-name="ce47" table:formula="of:=IF([.R$3]=&quot;&quot;;&quot;&quot;;(IF(OR([.R33]=&quot;&quot;;[.R33]=0);0;1)))">
            <text:p/>
          </table:table-cell>
          <table:table-cell table:style-name="ce47" table:formula="of:=IF([.S$3]=&quot;&quot;;&quot;&quot;;(IF(OR([.S33]=&quot;&quot;;[.S33]=0);0;1)))">
            <text:p/>
          </table:table-cell>
          <table:table-cell table:style-name="ce47" table:formula="of:=IF([.T$3]=&quot;&quot;;&quot;&quot;;(IF(OR([.T33]=&quot;&quot;;[.T33]=0);0;1)))">
            <text:p/>
          </table:table-cell>
          <table:table-cell table:style-name="ce47" table:formula="of:=IF([.U$3]=&quot;&quot;;&quot;&quot;;(IF(OR([.U33]=&quot;&quot;;[.U33]=0);0;1)))">
            <text:p/>
          </table:table-cell>
          <table:table-cell table:style-name="ce47" table:formula="of:=IF([.V$3]=&quot;&quot;;&quot;&quot;;(IF(OR([.V33]=&quot;&quot;;[.V33]=0);0;1)))">
            <text:p/>
          </table:table-cell>
          <table:table-cell table:style-name="ce47" table:formula="of:=IF([.W$3]=&quot;&quot;;&quot;&quot;;(IF(OR([.W33]=&quot;&quot;;[.W33]=0);0;1)))">
            <text:p/>
          </table:table-cell>
          <table:table-cell table:style-name="ce47" table:formula="of:=IF([.X$3]=&quot;&quot;;&quot;&quot;;(IF(OR([.X33]=&quot;&quot;;[.X33]=0);0;1)))">
            <text:p/>
          </table:table-cell>
          <table:table-cell table:style-name="ce47" table:formula="of:=IF([.Y$3]=&quot;&quot;;&quot;&quot;;(IF(OR([.Y33]=&quot;&quot;;[.Y33]=0);0;1)))">
            <text:p/>
          </table:table-cell>
          <table:table-cell table:style-name="ce47" table:formula="of:=IF([.Z$3]=&quot;&quot;;&quot;&quot;;(IF(OR([.Z33]=&quot;&quot;;[.Z33]=0);0;1)))">
            <text:p/>
          </table:table-cell>
          <table:table-cell table:style-name="ce47" table:formula="of:=IF([.AA$3]=&quot;&quot;;&quot;&quot;;(IF(OR([.AA33]=&quot;&quot;;[.AA33]=0);0;1)))">
            <text:p/>
          </table:table-cell>
          <table:table-cell table:style-name="ce47" table:formula="of:=IF([.AB$3]=&quot;&quot;;&quot;&quot;;(IF(OR([.AB33]=&quot;&quot;;[.AB33]=0);0;1)))">
            <text:p/>
          </table:table-cell>
          <table:table-cell table:style-name="ce47" table:formula="of:=IF([.AC$3]=&quot;&quot;;&quot;&quot;;(IF(OR([.AC33]=&quot;&quot;;[.AC33]=0);0;1)))">
            <text:p/>
          </table:table-cell>
          <table:table-cell table:style-name="ce47" table:formula="of:=IF([.AD$3]=&quot;&quot;;&quot;&quot;;(IF(OR([.AD33]=&quot;&quot;;[.AD33]=0);0;1)))">
            <text:p/>
          </table:table-cell>
          <table:table-cell table:style-name="ce47" table:formula="of:=IF([.AE$3]=&quot;&quot;;&quot;&quot;;(IF(OR([.AE33]=&quot;&quot;;[.AE33]=0);0;1)))">
            <text:p/>
          </table:table-cell>
          <table:table-cell table:style-name="ce47" table:formula="of:=IF([.AF$3]=&quot;&quot;;&quot;&quot;;(IF(OR([.AF33]=&quot;&quot;;[.AF33]=0);0;1)))">
            <text:p/>
          </table:table-cell>
          <table:table-cell table:style-name="ce47" table:formula="of:=IF([.AG$3]=&quot;&quot;;&quot;&quot;;(IF(OR([.AG33]=&quot;&quot;;[.AG33]=0);0;1)))">
            <text:p/>
          </table:table-cell>
          <table:table-cell table:style-name="ce47" table:formula="of:=IF([.AH$3]=&quot;&quot;;&quot;&quot;;(IF(OR([.AH33]=&quot;&quot;;[.AH33]=0);0;1)))">
            <text:p/>
          </table:table-cell>
          <table:table-cell table:style-name="ce47" table:formula="of:=IF([.AI$3]=&quot;&quot;;&quot;&quot;;(IF(OR([.AI33]=&quot;&quot;;[.AI33]=0);0;1)))">
            <text:p/>
          </table:table-cell>
          <table:table-cell table:style-name="ce47" table:formula="of:=IF([.AJ$3]=&quot;&quot;;&quot;&quot;;(IF(OR([.AJ33]=&quot;&quot;;[.AJ33]=0);0;1)))">
            <text:p/>
          </table:table-cell>
          <table:table-cell table:style-name="ce47" table:formula="of:=IF([.AK$3]=&quot;&quot;;&quot;&quot;;(IF(OR([.AK33]=&quot;&quot;;[.AK33]=0);0;1)))">
            <text:p/>
          </table:table-cell>
          <table:table-cell table:style-name="ce47" table:formula="of:=IF([.AL$3]=&quot;&quot;;&quot;&quot;;(IF(OR([.AL33]=&quot;&quot;;[.AL33]=0);0;1)))">
            <text:p/>
          </table:table-cell>
          <table:table-cell table:style-name="ce47" table:formula="of:=IF([.AM$3]=&quot;&quot;;&quot;&quot;;(IF(OR([.AM33]=&quot;&quot;;[.AM33]=0);0;1)))">
            <text:p/>
          </table:table-cell>
          <table:table-cell table:style-name="ce47" table:formula="of:=IF([.AN$3]=&quot;&quot;;&quot;&quot;;(IF(OR([.AN33]=&quot;&quot;;[.AN33]=0);0;1)))">
            <text:p/>
          </table:table-cell>
          <table:table-cell table:style-name="ce47" table:formula="of:=IF([.AO$3]=&quot;&quot;;&quot;&quot;;(IF(OR([.AO33]=&quot;&quot;;[.AO33]=0);0;1)))">
            <text:p/>
          </table:table-cell>
          <table:table-cell table:style-name="ce47" table:formula="of:=IF([.AP$3]=&quot;&quot;;&quot;&quot;;(IF(OR([.AP33]=&quot;&quot;;[.AP33]=0);0;1)))">
            <text:p/>
          </table:table-cell>
          <table:table-cell table:style-name="ce47" table:formula="of:=IF([.AQ$3]=&quot;&quot;;&quot;&quot;;(IF(OR([.AQ33]=&quot;&quot;;[.AQ33]=0);0;1)))">
            <text:p/>
          </table:table-cell>
          <table:table-cell table:style-name="ce47" table:formula="of:=IF([.AR$3]=&quot;&quot;;&quot;&quot;;(IF(OR([.AR33]=&quot;&quot;;[.AR33]=0);0;1)))">
            <text:p/>
          </table:table-cell>
          <table:table-cell table:style-name="ce47" table:formula="of:=IF([.AS$3]=&quot;&quot;;&quot;&quot;;(IF(OR([.AS33]=&quot;&quot;;[.AS33]=0);0;1)))">
            <text:p/>
          </table:table-cell>
          <table:table-cell table:style-name="ce47" table:formula="of:=IF([.AT$3]=&quot;&quot;;&quot;&quot;;(IF(OR([.AT33]=&quot;&quot;;[.AT33]=0);0;1)))">
            <text:p/>
          </table:table-cell>
          <table:table-cell table:style-name="ce47" table:formula="of:=IF([.AU$3]=&quot;&quot;;&quot;&quot;;(IF(OR([.AU33]=&quot;&quot;;[.AU33]=0);0;1)))">
            <text:p/>
          </table:table-cell>
          <table:table-cell table:style-name="ce47" table:formula="of:=IF([.AV$3]=&quot;&quot;;&quot;&quot;;(IF(OR([.AV33]=&quot;&quot;;[.AV33]=0);0;1)))">
            <text:p/>
          </table:table-cell>
          <table:table-cell table:style-name="ce47" table:formula="of:=IF([.AW$3]=&quot;&quot;;&quot;&quot;;(IF(OR([.AW33]=&quot;&quot;;[.AW33]=0);0;1)))">
            <text:p/>
          </table:table-cell>
          <table:table-cell table:style-name="ce47" table:formula="of:=IF([.AX$3]=&quot;&quot;;&quot;&quot;;(IF(OR([.AX33]=&quot;&quot;;[.AX33]=0);0;1)))">
            <text:p/>
          </table:table-cell>
          <table:table-cell table:style-name="ce47" table:formula="of:=IF([.AY$3]=&quot;&quot;;&quot;&quot;;(IF(OR([.AY33]=&quot;&quot;;[.AY33]=0);0;1)))">
            <text:p/>
          </table:table-cell>
          <table:table-cell table:style-name="ce47" table:formula="of:=IF([.AZ$3]=&quot;&quot;;&quot;&quot;;(IF(OR([.AZ33]=&quot;&quot;;[.AZ33]=0);0;1)))">
            <text:p/>
          </table:table-cell>
          <table:table-cell table:style-name="ce47" table:formula="of:=IF([.BA$3]=&quot;&quot;;&quot;&quot;;(IF(OR([.BA33]=&quot;&quot;;[.BA33]=0);0;1)))">
            <text:p/>
          </table:table-cell>
          <table:table-cell table:style-name="ce47" table:formula="of:=IF([.BB$3]=&quot;&quot;;&quot;&quot;;(IF(OR([.BB33]=&quot;&quot;;[.BB33]=0);0;1)))">
            <text:p/>
          </table:table-cell>
          <table:table-cell table:style-name="ce47" table:formula="of:=IF([.BC$3]=&quot;&quot;;&quot;&quot;;(IF(OR([.BC33]=&quot;&quot;;[.BC33]=0);0;1)))">
            <text:p/>
          </table:table-cell>
          <table:table-cell table:style-name="ce47" table:formula="of:=IF([.BD$3]=&quot;&quot;;&quot;&quot;;(IF(OR([.BD33]=&quot;&quot;;[.BD33]=0);0;1)))">
            <text:p/>
          </table:table-cell>
          <table:table-cell table:style-name="ce47" table:formula="of:=IF([.BE$3]=&quot;&quot;;&quot;&quot;;(IF(OR([.BE33]=&quot;&quot;;[.BE33]=0);0;1)))">
            <text:p/>
          </table:table-cell>
          <table:table-cell table:style-name="ce47" table:formula="of:=IF([.BF$3]=&quot;&quot;;&quot;&quot;;(IF(OR([.BF33]=&quot;&quot;;[.BF33]=0);0;1)))">
            <text:p/>
          </table:table-cell>
          <table:table-cell table:style-name="ce47" table:formula="of:=IF([.BG$3]=&quot;&quot;;&quot;&quot;;(IF(OR([.BG33]=&quot;&quot;;[.BG33]=0);0;1)))">
            <text:p/>
          </table:table-cell>
          <table:table-cell table:style-name="ce47" table:formula="of:=IF([.BH$3]=&quot;&quot;;&quot;&quot;;(IF(OR([.BH33]=&quot;&quot;;[.BH33]=0);0;1)))">
            <text:p/>
          </table:table-cell>
          <table:table-cell table:style-name="ce47" table:formula="of:=IF([.BI$3]=&quot;&quot;;&quot;&quot;;(IF(OR([.BI33]=&quot;&quot;;[.BI33]=0);0;1)))">
            <text:p/>
          </table:table-cell>
          <table:table-cell table:style-name="ce47" table:formula="of:=IF([.BJ$3]=&quot;&quot;;&quot;&quot;;(IF(OR([.BJ33]=&quot;&quot;;[.BJ33]=0);0;1)))">
            <text:p/>
          </table:table-cell>
          <table:table-cell table:style-name="ce47" table:formula="of:=IF([.BK$3]=&quot;&quot;;&quot;&quot;;(IF(OR([.BK33]=&quot;&quot;;[.BK33]=0);0;1)))">
            <text:p/>
          </table:table-cell>
          <table:table-cell table:style-name="ce47" table:formula="of:=IF([.BL$3]=&quot;&quot;;&quot;&quot;;(IF(OR([.BL33]=&quot;&quot;;[.BL33]=0);0;1)))">
            <text:p/>
          </table:table-cell>
          <table:table-cell table:style-name="ce47" table:formula="of:=IF([.BM$3]=&quot;&quot;;&quot;&quot;;(IF(OR([.BM33]=&quot;&quot;;[.BM33]=0);0;1)))">
            <text:p/>
          </table:table-cell>
          <table:table-cell table:style-name="ce47" table:formula="of:=IF([.BN$3]=&quot;&quot;;&quot;&quot;;(IF(OR([.BN33]=&quot;&quot;;[.BN33]=0);0;1)))">
            <text:p/>
          </table:table-cell>
          <table:table-cell table:style-name="ce47" table:formula="of:=IF([.BO$3]=&quot;&quot;;&quot;&quot;;(IF(OR([.BO33]=&quot;&quot;;[.BO33]=0);0;1)))">
            <text:p/>
          </table:table-cell>
          <table:table-cell table:style-name="ce47" table:formula="of:=IF([.BP$3]=&quot;&quot;;&quot;&quot;;(IF(OR([.BP33]=&quot;&quot;;[.BP33]=0);0;1)))">
            <text:p/>
          </table:table-cell>
          <table:table-cell table:style-name="ce47" table:formula="of:=IF([.BQ$3]=&quot;&quot;;&quot;&quot;;(IF(OR([.BQ33]=&quot;&quot;;[.BQ33]=0);0;1)))">
            <text:p/>
          </table:table-cell>
          <table:table-cell table:style-name="ce47" table:formula="of:=IF([.BR$3]=&quot;&quot;;&quot;&quot;;(IF(OR([.BR33]=&quot;&quot;;[.BR33]=0);0;1)))">
            <text:p/>
          </table:table-cell>
          <table:table-cell table:style-name="ce47" table:formula="of:=IF([.BS$3]=&quot;&quot;;&quot;&quot;;(IF(OR([.BS33]=&quot;&quot;;[.BS33]=0);0;1)))">
            <text:p/>
          </table:table-cell>
          <table:table-cell table:style-name="ce47" table:formula="of:=IF([.BT$3]=&quot;&quot;;&quot;&quot;;(IF(OR([.BT33]=&quot;&quot;;[.BT33]=0);0;1)))">
            <text:p/>
          </table:table-cell>
          <table:table-cell table:style-name="ce47" table:formula="of:=IF([.BU$3]=&quot;&quot;;&quot;&quot;;(IF(OR([.BU33]=&quot;&quot;;[.BU33]=0);0;1)))">
            <text:p/>
          </table:table-cell>
          <table:table-cell table:style-name="ce47" table:formula="of:=IF([.BV$3]=&quot;&quot;;&quot;&quot;;(IF(OR([.BV33]=&quot;&quot;;[.BV33]=0);0;1)))">
            <text:p/>
          </table:table-cell>
          <table:table-cell table:style-name="ce47" table:formula="of:=IF([.BW$3]=&quot;&quot;;&quot;&quot;;(IF(OR([.BW33]=&quot;&quot;;[.BW33]=0);0;1)))">
            <text:p/>
          </table:table-cell>
          <table:table-cell table:style-name="ce47" table:formula="of:=IF([.BX$3]=&quot;&quot;;&quot;&quot;;(IF(OR([.BX33]=&quot;&quot;;[.BX33]=0);0;1)))">
            <text:p/>
          </table:table-cell>
          <table:table-cell table:style-name="ce47" table:formula="of:=IF([.BY$3]=&quot;&quot;;&quot;&quot;;(IF(OR([.BY33]=&quot;&quot;;[.BY33]=0);0;1)))">
            <text:p/>
          </table:table-cell>
          <table:table-cell table:style-name="ce47" table:formula="of:=IF([.BZ$3]=&quot;&quot;;&quot;&quot;;(IF(OR([.BZ33]=&quot;&quot;;[.BZ33]=0);0;1)))">
            <text:p/>
          </table:table-cell>
          <table:table-cell table:style-name="ce47" table:formula="of:=IF([.CA$3]=&quot;&quot;;&quot;&quot;;(IF(OR([.CA33]=&quot;&quot;;[.CA33]=0);0;1)))">
            <text:p/>
          </table:table-cell>
          <table:table-cell table:style-name="ce47" table:formula="of:=IF([.CB$3]=&quot;&quot;;&quot;&quot;;(IF(OR([.CB33]=&quot;&quot;;[.CB33]=0);0;1)))">
            <text:p/>
          </table:table-cell>
          <table:table-cell table:style-name="ce47" table:formula="of:=IF([.CC$3]=&quot;&quot;;&quot;&quot;;(IF(OR([.CC33]=&quot;&quot;;[.CC33]=0);0;1)))">
            <text:p/>
          </table:table-cell>
          <table:table-cell table:style-name="ce47" table:formula="of:=IF([.CD$3]=&quot;&quot;;&quot;&quot;;(IF(OR([.CD33]=&quot;&quot;;[.CD33]=0);0;1)))">
            <text:p/>
          </table:table-cell>
          <table:table-cell table:style-name="ce47" table:formula="of:=IF([.CE$3]=&quot;&quot;;&quot;&quot;;(IF(OR([.CE33]=&quot;&quot;;[.CE33]=0);0;1)))">
            <text:p/>
          </table:table-cell>
          <table:table-cell table:style-name="ce47" table:formula="of:=IF([.CF$3]=&quot;&quot;;&quot;&quot;;(IF(OR([.CF33]=&quot;&quot;;[.CF33]=0);0;1)))">
            <text:p/>
          </table:table-cell>
          <table:table-cell table:style-name="ce47" table:formula="of:=IF([.CG$3]=&quot;&quot;;&quot;&quot;;(IF(OR([.CG33]=&quot;&quot;;[.CG33]=0);0;1)))">
            <text:p/>
          </table:table-cell>
          <table:table-cell table:style-name="ce47" table:formula="of:=IF([.CH$3]=&quot;&quot;;&quot;&quot;;(IF(OR([.CH33]=&quot;&quot;;[.CH33]=0);0;1)))">
            <text:p/>
          </table:table-cell>
          <table:table-cell table:style-name="ce47" table:formula="of:=IF([.CI$3]=&quot;&quot;;&quot;&quot;;(IF(OR([.CI33]=&quot;&quot;;[.CI33]=0);0;1)))">
            <text:p/>
          </table:table-cell>
          <table:table-cell table:style-name="ce47" table:formula="of:=IF([.CJ$3]=&quot;&quot;;&quot;&quot;;(IF(OR([.CJ33]=&quot;&quot;;[.CJ33]=0);0;1)))">
            <text:p/>
          </table:table-cell>
          <table:table-cell table:style-name="ce47" table:formula="of:=IF([.CK$3]=&quot;&quot;;&quot;&quot;;(IF(OR([.CK33]=&quot;&quot;;[.CK33]=0);0;1)))">
            <text:p/>
          </table:table-cell>
          <table:table-cell table:style-name="ce47" table:formula="of:=IF([.CL$3]=&quot;&quot;;&quot;&quot;;(IF(OR([.CL33]=&quot;&quot;;[.CL33]=0);0;1)))">
            <text:p/>
          </table:table-cell>
          <table:table-cell table:style-name="ce47" table:formula="of:=IF([.CM$3]=&quot;&quot;;&quot;&quot;;(IF(OR([.CM33]=&quot;&quot;;[.CM33]=0);0;1)))">
            <text:p/>
          </table:table-cell>
          <table:table-cell table:style-name="ce47" table:formula="of:=IF([.CN$3]=&quot;&quot;;&quot;&quot;;(IF(OR([.CN33]=&quot;&quot;;[.CN33]=0);0;1)))">
            <text:p/>
          </table:table-cell>
          <table:table-cell table:style-name="ce47" table:formula="of:=IF([.CO$3]=&quot;&quot;;&quot;&quot;;(IF(OR([.CO33]=&quot;&quot;;[.CO33]=0);0;1)))">
            <text:p/>
          </table:table-cell>
          <table:table-cell table:style-name="ce47" table:formula="of:=IF([.CP$3]=&quot;&quot;;&quot;&quot;;(IF(OR([.CP33]=&quot;&quot;;[.CP33]=0);0;1)))">
            <text:p/>
          </table:table-cell>
          <table:table-cell table:style-name="ce47" table:formula="of:=IF([.CQ$3]=&quot;&quot;;&quot;&quot;;(IF(OR([.CQ33]=&quot;&quot;;[.CQ33]=0);0;1)))">
            <text:p/>
          </table:table-cell>
          <table:table-cell table:style-name="ce47" table:formula="of:=IF([.CR$3]=&quot;&quot;;&quot;&quot;;(IF(OR([.CR33]=&quot;&quot;;[.CR33]=0);0;1)))">
            <text:p/>
          </table:table-cell>
          <table:table-cell table:style-name="ce47" table:formula="of:=IF([.CS$3]=&quot;&quot;;&quot;&quot;;(IF(OR([.CS33]=&quot;&quot;;[.CS33]=0);0;1)))">
            <text:p/>
          </table:table-cell>
          <table:table-cell table:style-name="ce47" table:formula="of:=IF([.CT$3]=&quot;&quot;;&quot;&quot;;(IF(OR([.CT33]=&quot;&quot;;[.CT33]=0);0;1)))">
            <text:p/>
          </table:table-cell>
          <table:table-cell table:style-name="ce47" table:formula="of:=IF([.CU$3]=&quot;&quot;;&quot;&quot;;(IF(OR([.CU33]=&quot;&quot;;[.CU33]=0);0;1)))">
            <text:p/>
          </table:table-cell>
          <table:table-cell table:style-name="ce47" table:formula="of:=IF([.CV$3]=&quot;&quot;;&quot;&quot;;(IF(OR([.CV33]=&quot;&quot;;[.CV33]=0);0;1)))">
            <text:p/>
          </table:table-cell>
          <table:table-cell table:style-name="ce47" table:formula="of:=IF([.CW$3]=&quot;&quot;;&quot;&quot;;(IF(OR([.CW33]=&quot;&quot;;[.CW33]=0);0;1)))">
            <text:p/>
          </table:table-cell>
          <table:table-cell table:style-name="ce47" table:formula="of:=IF([.CX$3]=&quot;&quot;;&quot;&quot;;(IF(OR([.CX33]=&quot;&quot;;[.CX33]=0);0;1)))">
            <text:p/>
          </table:table-cell>
          <table:table-cell table:style-name="ce47" table:formula="of:=IF([.CY$3]=&quot;&quot;;&quot;&quot;;(IF(OR([.CY33]=&quot;&quot;;[.CY33]=0);0;1)))">
            <text:p/>
          </table:table-cell>
          <table:table-cell table:style-name="ce47" table:formula="of:=IF([.CZ$3]=&quot;&quot;;&quot;&quot;;(IF(OR([.CZ33]=&quot;&quot;;[.CZ33]=0);0;1)))">
            <text:p/>
          </table:table-cell>
          <table:table-cell table:style-name="ce47" table:formula="of:=IF([.DA$3]=&quot;&quot;;&quot;&quot;;(IF(OR([.DA33]=&quot;&quot;;[.DA33]=0);0;1)))">
            <text:p/>
          </table:table-cell>
          <table:table-cell table:style-name="ce47" table:formula="of:=IF([.DB$3]=&quot;&quot;;&quot;&quot;;(IF(OR([.DB33]=&quot;&quot;;[.DB33]=0);0;1)))">
            <text:p/>
          </table:table-cell>
          <table:table-cell table:style-name="ce47" table:formula="of:=IF([.DC$3]=&quot;&quot;;&quot;&quot;;(IF(OR([.DC33]=&quot;&quot;;[.DC33]=0);0;1)))">
            <text:p/>
          </table:table-cell>
          <table:table-cell table:style-name="ce47" table:formula="of:=IF([.DD$3]=&quot;&quot;;&quot;&quot;;(IF(OR([.DD33]=&quot;&quot;;[.DD33]=0);0;1)))">
            <text:p/>
          </table:table-cell>
          <table:table-cell table:style-name="ce47" table:formula="of:=IF([.DE$3]=&quot;&quot;;&quot;&quot;;(IF(OR([.DE33]=&quot;&quot;;[.DE33]=0);0;1)))">
            <text:p/>
          </table:table-cell>
          <table:table-cell table:style-name="ce47" table:formula="of:=IF([.DF$3]=&quot;&quot;;&quot;&quot;;(IF(OR([.DF33]=&quot;&quot;;[.DF33]=0);0;1)))">
            <text:p/>
          </table:table-cell>
          <table:table-cell table:style-name="ce47" table:formula="of:=IF([.DG$3]=&quot;&quot;;&quot;&quot;;(IF(OR([.DG33]=&quot;&quot;;[.DG33]=0);0;1)))">
            <text:p/>
          </table:table-cell>
          <table:table-cell table:style-name="ce47" table:formula="of:=IF([.DH$3]=&quot;&quot;;&quot;&quot;;(IF(OR([.DH33]=&quot;&quot;;[.DH33]=0);0;1)))">
            <text:p/>
          </table:table-cell>
          <table:table-cell table:style-name="ce47" table:formula="of:=IF([.DI$3]=&quot;&quot;;&quot;&quot;;(IF(OR([.DI33]=&quot;&quot;;[.DI33]=0);0;1)))">
            <text:p/>
          </table:table-cell>
          <table:table-cell table:style-name="ce47" table:formula="of:=IF([.DJ$3]=&quot;&quot;;&quot;&quot;;(IF(OR([.DJ33]=&quot;&quot;;[.DJ33]=0);0;1)))">
            <text:p/>
          </table:table-cell>
          <table:table-cell table:style-name="ce47" table:formula="of:=IF([.DK$3]=&quot;&quot;;&quot;&quot;;(IF(OR([.DK33]=&quot;&quot;;[.DK33]=0);0;1)))">
            <text:p/>
          </table:table-cell>
          <table:table-cell table:style-name="ce47" table:formula="of:=IF([.DL$3]=&quot;&quot;;&quot;&quot;;(IF(OR([.DL33]=&quot;&quot;;[.DL33]=0);0;1)))">
            <text:p/>
          </table:table-cell>
          <table:table-cell table:style-name="ce47" table:formula="of:=IF([.DM$3]=&quot;&quot;;&quot;&quot;;(IF(OR([.DM33]=&quot;&quot;;[.DM33]=0);0;1)))">
            <text:p/>
          </table:table-cell>
          <table:table-cell table:style-name="ce47" table:formula="of:=IF([.DN$3]=&quot;&quot;;&quot;&quot;;(IF(OR([.DN33]=&quot;&quot;;[.DN33]=0);0;1)))">
            <text:p/>
          </table:table-cell>
          <table:table-cell table:style-name="ce47" table:formula="of:=IF([.DO$3]=&quot;&quot;;&quot;&quot;;(IF(OR([.DO33]=&quot;&quot;;[.DO33]=0);0;1)))">
            <text:p/>
          </table:table-cell>
          <table:table-cell table:style-name="ce47" table:formula="of:=IF([.DP$3]=&quot;&quot;;&quot;&quot;;(IF(OR([.DP33]=&quot;&quot;;[.DP33]=0);0;1)))">
            <text:p/>
          </table:table-cell>
          <table:table-cell table:style-name="ce47" table:formula="of:=IF([.DQ$3]=&quot;&quot;;&quot;&quot;;(IF(OR([.DQ33]=&quot;&quot;;[.DQ33]=0);0;1)))">
            <text:p/>
          </table:table-cell>
          <table:table-cell table:style-name="ce47" table:formula="of:=IF([.DR$3]=&quot;&quot;;&quot;&quot;;(IF(OR([.DR33]=&quot;&quot;;[.DR33]=0);0;1)))">
            <text:p/>
          </table:table-cell>
          <table:table-cell table:style-name="ce47" table:formula="of:=IF([.DS$3]=&quot;&quot;;&quot;&quot;;(IF(OR([.DS33]=&quot;&quot;;[.DS33]=0);0;1)))">
            <text:p/>
          </table:table-cell>
          <table:table-cell table:style-name="ce47" table:formula="of:=IF([.DT$3]=&quot;&quot;;&quot;&quot;;(IF(OR([.DT33]=&quot;&quot;;[.DT33]=0);0;1)))">
            <text:p/>
          </table:table-cell>
          <table:table-cell table:style-name="ce47" table:formula="of:=IF([.DU$3]=&quot;&quot;;&quot;&quot;;(IF(OR([.DU33]=&quot;&quot;;[.DU33]=0);0;1)))">
            <text:p/>
          </table:table-cell>
          <table:table-cell table:style-name="ce47" table:formula="of:=IF([.DV$3]=&quot;&quot;;&quot;&quot;;(IF(OR([.DV33]=&quot;&quot;;[.DV33]=0);0;1)))">
            <text:p/>
          </table:table-cell>
          <table:table-cell table:style-name="ce47" table:formula="of:=IF([.DW$3]=&quot;&quot;;&quot;&quot;;(IF(OR([.DW33]=&quot;&quot;;[.DW33]=0);0;1)))">
            <text:p/>
          </table:table-cell>
          <table:table-cell table:style-name="ce47" table:formula="of:=IF([.DX$3]=&quot;&quot;;&quot;&quot;;(IF(OR([.DX33]=&quot;&quot;;[.DX33]=0);0;1)))">
            <text:p/>
          </table:table-cell>
          <table:table-cell table:style-name="ce47" table:formula="of:=IF([.DY$3]=&quot;&quot;;&quot;&quot;;(IF(OR([.DY33]=&quot;&quot;;[.DY33]=0);0;1)))">
            <text:p/>
          </table:table-cell>
          <table:table-cell table:style-name="ce47" table:formula="of:=IF([.DZ$3]=&quot;&quot;;&quot;&quot;;(IF(OR([.DZ33]=&quot;&quot;;[.DZ33]=0);0;1)))">
            <text:p/>
          </table:table-cell>
          <table:table-cell table:style-name="ce47" table:formula="of:=IF([.EA$3]=&quot;&quot;;&quot;&quot;;(IF(OR([.EA33]=&quot;&quot;;[.EA33]=0);0;1)))">
            <text:p/>
          </table:table-cell>
          <table:table-cell table:style-name="ce47" table:formula="of:=IF([.EB$3]=&quot;&quot;;&quot;&quot;;(IF(OR([.EB33]=&quot;&quot;;[.EB33]=0);0;1)))">
            <text:p/>
          </table:table-cell>
          <table:table-cell table:style-name="ce47" table:formula="of:=IF([.EC$3]=&quot;&quot;;&quot;&quot;;(IF(OR([.EC33]=&quot;&quot;;[.EC33]=0);0;1)))">
            <text:p/>
          </table:table-cell>
          <table:table-cell table:style-name="ce47" table:formula="of:=IF([.ED$3]=&quot;&quot;;&quot;&quot;;(IF(OR([.ED33]=&quot;&quot;;[.ED33]=0);0;1)))">
            <text:p/>
          </table:table-cell>
          <table:table-cell table:style-name="ce47" table:formula="of:=IF([.EE$3]=&quot;&quot;;&quot;&quot;;(IF(OR([.EE33]=&quot;&quot;;[.EE33]=0);0;1)))">
            <text:p/>
          </table:table-cell>
          <table:table-cell table:style-name="ce47" table:formula="of:=IF([.EF$3]=&quot;&quot;;&quot;&quot;;(IF(OR([.EF33]=&quot;&quot;;[.EF33]=0);0;1)))">
            <text:p/>
          </table:table-cell>
          <table:table-cell table:style-name="ce47" table:formula="of:=IF([.EG$3]=&quot;&quot;;&quot;&quot;;(IF(OR([.EG33]=&quot;&quot;;[.EG33]=0);0;1)))">
            <text:p/>
          </table:table-cell>
          <table:table-cell table:style-name="ce47" table:formula="of:=IF([.EH$3]=&quot;&quot;;&quot;&quot;;(IF(OR([.EH33]=&quot;&quot;;[.EH33]=0);0;1)))">
            <text:p/>
          </table:table-cell>
          <table:table-cell table:style-name="ce47" table:formula="of:=IF([.EI$3]=&quot;&quot;;&quot;&quot;;(IF(OR([.EI33]=&quot;&quot;;[.EI33]=0);0;1)))">
            <text:p/>
          </table:table-cell>
          <table:table-cell table:style-name="ce47" table:formula="of:=IF([.EJ$3]=&quot;&quot;;&quot;&quot;;(IF(OR([.EJ33]=&quot;&quot;;[.EJ33]=0);0;1)))">
            <text:p/>
          </table:table-cell>
          <table:table-cell table:style-name="ce47" table:formula="of:=IF([.EK$3]=&quot;&quot;;&quot;&quot;;(IF(OR([.EK33]=&quot;&quot;;[.EK33]=0);0;1)))">
            <text:p/>
          </table:table-cell>
          <table:table-cell table:style-name="ce47" table:formula="of:=IF([.EL$3]=&quot;&quot;;&quot;&quot;;(IF(OR([.EL33]=&quot;&quot;;[.EL33]=0);0;1)))">
            <text:p/>
          </table:table-cell>
          <table:table-cell table:style-name="ce47" table:formula="of:=IF([.EM$3]=&quot;&quot;;&quot;&quot;;(IF(OR([.EM33]=&quot;&quot;;[.EM33]=0);0;1)))">
            <text:p/>
          </table:table-cell>
          <table:table-cell table:style-name="ce47" table:formula="of:=IF([.EN$3]=&quot;&quot;;&quot;&quot;;(IF(OR([.EN33]=&quot;&quot;;[.EN33]=0);0;1)))">
            <text:p/>
          </table:table-cell>
          <table:table-cell table:style-name="ce47" table:formula="of:=IF([.EO$3]=&quot;&quot;;&quot;&quot;;(IF(OR([.EO33]=&quot;&quot;;[.EO33]=0);0;1)))">
            <text:p/>
          </table:table-cell>
          <table:table-cell table:style-name="ce47" table:formula="of:=IF([.EP$3]=&quot;&quot;;&quot;&quot;;(IF(OR([.EP33]=&quot;&quot;;[.EP33]=0);0;1)))">
            <text:p/>
          </table:table-cell>
          <table:table-cell table:style-name="ce47" table:formula="of:=IF([.EQ$3]=&quot;&quot;;&quot;&quot;;(IF(OR([.EQ33]=&quot;&quot;;[.EQ33]=0);0;1)))">
            <text:p/>
          </table:table-cell>
          <table:table-cell table:style-name="ce47" table:formula="of:=IF([.ER$3]=&quot;&quot;;&quot;&quot;;(IF(OR([.ER33]=&quot;&quot;;[.ER33]=0);0;1)))">
            <text:p/>
          </table:table-cell>
          <table:table-cell table:style-name="ce47" table:formula="of:=IF([.ES$3]=&quot;&quot;;&quot;&quot;;(IF(OR([.ES33]=&quot;&quot;;[.ES33]=0);0;1)))">
            <text:p/>
          </table:table-cell>
          <table:table-cell table:style-name="ce47" table:formula="of:=IF([.ET$3]=&quot;&quot;;&quot;&quot;;(IF(OR([.ET33]=&quot;&quot;;[.ET33]=0);0;1)))">
            <text:p/>
          </table:table-cell>
          <table:table-cell table:style-name="ce47" table:formula="of:=IF([.EU$3]=&quot;&quot;;&quot;&quot;;(IF(OR([.EU33]=&quot;&quot;;[.EU33]=0);0;1)))">
            <text:p/>
          </table:table-cell>
          <table:table-cell table:style-name="ce47" table:formula="of:=IF([.EV$3]=&quot;&quot;;&quot;&quot;;(IF(OR([.EV33]=&quot;&quot;;[.EV33]=0);0;1)))">
            <text:p/>
          </table:table-cell>
          <table:table-cell table:style-name="ce47" table:formula="of:=IF([.EW$3]=&quot;&quot;;&quot;&quot;;(IF(OR([.EW33]=&quot;&quot;;[.EW33]=0);0;1)))">
            <text:p/>
          </table:table-cell>
          <table:table-cell table:style-name="ce47" table:formula="of:=IF([.EX$3]=&quot;&quot;;&quot;&quot;;(IF(OR([.EX33]=&quot;&quot;;[.EX33]=0);0;1)))">
            <text:p/>
          </table:table-cell>
          <table:table-cell table:style-name="ce47" table:formula="of:=IF([.EY$3]=&quot;&quot;;&quot;&quot;;(IF(OR([.EY33]=&quot;&quot;;[.EY33]=0);0;1)))">
            <text:p/>
          </table:table-cell>
          <table:table-cell table:style-name="ce47" table:formula="of:=IF([.EZ$3]=&quot;&quot;;&quot;&quot;;(IF(OR([.EZ33]=&quot;&quot;;[.EZ33]=0);0;1)))">
            <text:p/>
          </table:table-cell>
          <table:table-cell table:style-name="ce47" table:formula="of:=IF([.FA$3]=&quot;&quot;;&quot;&quot;;(IF(OR([.FA33]=&quot;&quot;;[.FA33]=0);0;1)))">
            <text:p/>
          </table:table-cell>
          <table:table-cell table:style-name="ce47" table:formula="of:=IF([.FB$3]=&quot;&quot;;&quot;&quot;;(IF(OR([.FB33]=&quot;&quot;;[.FB33]=0);0;1)))">
            <text:p/>
          </table:table-cell>
          <table:table-cell table:style-name="ce47" table:formula="of:=IF([.FC$3]=&quot;&quot;;&quot;&quot;;(IF(OR([.FC33]=&quot;&quot;;[.FC33]=0);0;1)))">
            <text:p/>
          </table:table-cell>
          <table:table-cell table:style-name="ce47" table:formula="of:=IF([.FD$3]=&quot;&quot;;&quot;&quot;;(IF(OR([.FD33]=&quot;&quot;;[.FD33]=0);0;1)))">
            <text:p/>
          </table:table-cell>
          <table:table-cell table:style-name="ce47" table:formula="of:=IF([.FE$3]=&quot;&quot;;&quot;&quot;;(IF(OR([.FE33]=&quot;&quot;;[.FE33]=0);0;1)))">
            <text:p/>
          </table:table-cell>
          <table:table-cell table:style-name="ce47" table:formula="of:=IF([.FF$3]=&quot;&quot;;&quot;&quot;;(IF(OR([.FF33]=&quot;&quot;;[.FF33]=0);0;1)))">
            <text:p/>
          </table:table-cell>
          <table:table-cell table:style-name="ce47" table:formula="of:=IF([.FG$3]=&quot;&quot;;&quot;&quot;;(IF(OR([.FG33]=&quot;&quot;;[.FG33]=0);0;1)))">
            <text:p/>
          </table:table-cell>
          <table:table-cell table:style-name="ce47" table:formula="of:=IF([.FH$3]=&quot;&quot;;&quot;&quot;;(IF(OR([.FH33]=&quot;&quot;;[.FH33]=0);0;1)))">
            <text:p/>
          </table:table-cell>
          <table:table-cell table:style-name="ce47" table:formula="of:=IF([.FI$3]=&quot;&quot;;&quot;&quot;;(IF(OR([.FI33]=&quot;&quot;;[.FI33]=0);0;1)))">
            <text:p/>
          </table:table-cell>
          <table:table-cell table:style-name="ce47" table:formula="of:=IF([.FJ$3]=&quot;&quot;;&quot;&quot;;(IF(OR([.FJ33]=&quot;&quot;;[.FJ33]=0);0;1)))">
            <text:p/>
          </table:table-cell>
          <table:table-cell table:style-name="ce47" table:formula="of:=IF([.FK$3]=&quot;&quot;;&quot;&quot;;(IF(OR([.FK33]=&quot;&quot;;[.FK33]=0);0;1)))">
            <text:p/>
          </table:table-cell>
          <table:table-cell table:style-name="ce47" table:formula="of:=IF([.FL$3]=&quot;&quot;;&quot;&quot;;(IF(OR([.FL33]=&quot;&quot;;[.FL33]=0);0;1)))">
            <text:p/>
          </table:table-cell>
          <table:table-cell table:style-name="ce47" table:formula="of:=IF([.FM$3]=&quot;&quot;;&quot;&quot;;(IF(OR([.FM33]=&quot;&quot;;[.FM33]=0);0;1)))">
            <text:p/>
          </table:table-cell>
          <table:table-cell table:style-name="ce47" table:formula="of:=IF([.FN$3]=&quot;&quot;;&quot;&quot;;(IF(OR([.FN33]=&quot;&quot;;[.FN33]=0);0;1)))">
            <text:p/>
          </table:table-cell>
          <table:table-cell table:style-name="ce47" table:formula="of:=IF([.FO$3]=&quot;&quot;;&quot;&quot;;(IF(OR([.FO33]=&quot;&quot;;[.FO33]=0);0;1)))">
            <text:p/>
          </table:table-cell>
          <table:table-cell table:style-name="ce47" table:formula="of:=IF([.FP$3]=&quot;&quot;;&quot;&quot;;(IF(OR([.FP33]=&quot;&quot;;[.FP33]=0);0;1)))">
            <text:p/>
          </table:table-cell>
          <table:table-cell table:style-name="ce47" table:formula="of:=IF([.FQ$3]=&quot;&quot;;&quot;&quot;;(IF(OR([.FQ33]=&quot;&quot;;[.FQ33]=0);0;1)))">
            <text:p/>
          </table:table-cell>
          <table:table-cell table:style-name="ce47" table:formula="of:=IF([.FR$3]=&quot;&quot;;&quot;&quot;;(IF(OR([.FR33]=&quot;&quot;;[.FR33]=0);0;1)))">
            <text:p/>
          </table:table-cell>
          <table:table-cell table:style-name="ce47" table:formula="of:=IF([.FS$3]=&quot;&quot;;&quot;&quot;;(IF(OR([.FS33]=&quot;&quot;;[.FS33]=0);0;1)))">
            <text:p/>
          </table:table-cell>
          <table:table-cell table:style-name="ce47" table:formula="of:=IF([.FT$3]=&quot;&quot;;&quot;&quot;;(IF(OR([.FT33]=&quot;&quot;;[.FT33]=0);0;1)))">
            <text:p/>
          </table:table-cell>
          <table:table-cell table:style-name="ce47" table:formula="of:=IF([.FU$3]=&quot;&quot;;&quot;&quot;;(IF(OR([.FU33]=&quot;&quot;;[.FU33]=0);0;1)))">
            <text:p/>
          </table:table-cell>
          <table:table-cell table:style-name="ce47" table:formula="of:=IF([.FV$3]=&quot;&quot;;&quot;&quot;;(IF(OR([.FV33]=&quot;&quot;;[.FV33]=0);0;1)))">
            <text:p/>
          </table:table-cell>
          <table:table-cell table:style-name="ce47" table:formula="of:=IF([.FW$3]=&quot;&quot;;&quot;&quot;;(IF(OR([.FW33]=&quot;&quot;;[.FW33]=0);0;1)))">
            <text:p/>
          </table:table-cell>
          <table:table-cell table:style-name="ce47" table:formula="of:=IF([.FX$3]=&quot;&quot;;&quot;&quot;;(IF(OR([.FX33]=&quot;&quot;;[.FX33]=0);0;1)))">
            <text:p/>
          </table:table-cell>
          <table:table-cell table:style-name="ce47" table:formula="of:=IF([.FY$3]=&quot;&quot;;&quot;&quot;;(IF(OR([.FY33]=&quot;&quot;;[.FY33]=0);0;1)))">
            <text:p/>
          </table:table-cell>
          <table:table-cell table:style-name="ce47" table:formula="of:=IF([.FZ$3]=&quot;&quot;;&quot;&quot;;(IF(OR([.FZ33]=&quot;&quot;;[.FZ33]=0);0;1)))">
            <text:p/>
          </table:table-cell>
          <table:table-cell table:style-name="ce47" table:formula="of:=IF([.GA$3]=&quot;&quot;;&quot;&quot;;(IF(OR([.GA33]=&quot;&quot;;[.GA33]=0);0;1)))">
            <text:p/>
          </table:table-cell>
          <table:table-cell table:style-name="ce47" table:formula="of:=IF([.GB$3]=&quot;&quot;;&quot;&quot;;(IF(OR([.GB33]=&quot;&quot;;[.GB33]=0);0;1)))">
            <text:p/>
          </table:table-cell>
          <table:table-cell table:style-name="ce47" table:formula="of:=IF([.GC$3]=&quot;&quot;;&quot;&quot;;(IF(OR([.GC33]=&quot;&quot;;[.GC33]=0);0;1)))">
            <text:p/>
          </table:table-cell>
          <table:table-cell table:style-name="ce47" table:formula="of:=IF([.GD$3]=&quot;&quot;;&quot;&quot;;(IF(OR([.GD33]=&quot;&quot;;[.GD33]=0);0;1)))">
            <text:p/>
          </table:table-cell>
          <table:table-cell table:style-name="ce47" table:formula="of:=IF([.GE$3]=&quot;&quot;;&quot;&quot;;(IF(OR([.GE33]=&quot;&quot;;[.GE33]=0);0;1)))">
            <text:p/>
          </table:table-cell>
          <table:table-cell table:style-name="ce47" table:formula="of:=IF([.GF$3]=&quot;&quot;;&quot;&quot;;(IF(OR([.GF33]=&quot;&quot;;[.GF33]=0);0;1)))">
            <text:p/>
          </table:table-cell>
          <table:table-cell table:style-name="ce47" table:formula="of:=IF([.GG$3]=&quot;&quot;;&quot;&quot;;(IF(OR([.GG33]=&quot;&quot;;[.GG33]=0);0;1)))">
            <text:p/>
          </table:table-cell>
          <table:table-cell table:style-name="ce47" table:formula="of:=IF([.GH$3]=&quot;&quot;;&quot;&quot;;(IF(OR([.GH33]=&quot;&quot;;[.GH33]=0);0;1)))">
            <text:p/>
          </table:table-cell>
          <table:table-cell table:style-name="ce47" table:formula="of:=IF([.GI$3]=&quot;&quot;;&quot;&quot;;(IF(OR([.GI33]=&quot;&quot;;[.GI33]=0);0;1)))">
            <text:p/>
          </table:table-cell>
          <table:table-cell table:style-name="ce47" table:formula="of:=IF([.GJ$3]=&quot;&quot;;&quot;&quot;;(IF(OR([.GJ33]=&quot;&quot;;[.GJ33]=0);0;1)))">
            <text:p/>
          </table:table-cell>
          <table:table-cell table:style-name="ce47" table:formula="of:=IF([.GK$3]=&quot;&quot;;&quot;&quot;;(IF(OR([.GK33]=&quot;&quot;;[.GK33]=0);0;1)))">
            <text:p/>
          </table:table-cell>
          <table:table-cell table:style-name="ce47" table:formula="of:=IF([.GL$3]=&quot;&quot;;&quot;&quot;;(IF(OR([.GL33]=&quot;&quot;;[.GL33]=0);0;1)))">
            <text:p/>
          </table:table-cell>
          <table:table-cell table:style-name="ce47" table:formula="of:=IF([.GM$3]=&quot;&quot;;&quot;&quot;;(IF(OR([.GM33]=&quot;&quot;;[.GM33]=0);0;1)))">
            <text:p/>
          </table:table-cell>
          <table:table-cell table:style-name="ce47" table:formula="of:=IF([.GN$3]=&quot;&quot;;&quot;&quot;;(IF(OR([.GN33]=&quot;&quot;;[.GN33]=0);0;1)))">
            <text:p/>
          </table:table-cell>
          <table:table-cell table:style-name="ce47" table:formula="of:=IF([.GO$3]=&quot;&quot;;&quot;&quot;;(IF(OR([.GO33]=&quot;&quot;;[.GO33]=0);0;1)))">
            <text:p/>
          </table:table-cell>
          <table:table-cell table:style-name="ce47" table:formula="of:=IF([.GP$3]=&quot;&quot;;&quot;&quot;;(IF(OR([.GP33]=&quot;&quot;;[.GP33]=0);0;1)))">
            <text:p/>
          </table:table-cell>
          <table:table-cell table:style-name="ce47" table:formula="of:=IF([.GQ$3]=&quot;&quot;;&quot;&quot;;(IF(OR([.GQ33]=&quot;&quot;;[.GQ33]=0);0;1)))">
            <text:p/>
          </table:table-cell>
          <table:table-cell table:style-name="ce47" table:formula="of:=IF([.GR$3]=&quot;&quot;;&quot;&quot;;(IF(OR([.GR33]=&quot;&quot;;[.GR33]=0);0;1)))">
            <text:p/>
          </table:table-cell>
          <table:table-cell table:style-name="ce47" table:formula="of:=IF([.GS$3]=&quot;&quot;;&quot;&quot;;(IF(OR([.GS33]=&quot;&quot;;[.GS33]=0);0;1)))">
            <text:p/>
          </table:table-cell>
          <table:table-cell table:style-name="ce47" table:formula="of:=IF([.GT$3]=&quot;&quot;;&quot;&quot;;(IF(OR([.GT33]=&quot;&quot;;[.GT33]=0);0;1)))">
            <text:p/>
          </table:table-cell>
          <table:table-cell table:style-name="ce47" table:formula="of:=IF([.GU$3]=&quot;&quot;;&quot;&quot;;(IF(OR([.GU33]=&quot;&quot;;[.GU33]=0);0;1)))">
            <text:p/>
          </table:table-cell>
          <table:table-cell table:style-name="ce47" table:formula="of:=IF([.GV$3]=&quot;&quot;;&quot;&quot;;(IF(OR([.GV33]=&quot;&quot;;[.GV33]=0);0;1)))">
            <text:p/>
          </table:table-cell>
          <table:table-cell table:style-name="ce47" table:formula="of:=IF([.GW$3]=&quot;&quot;;&quot;&quot;;(IF(OR([.GW33]=&quot;&quot;;[.GW33]=0);0;1)))">
            <text:p/>
          </table:table-cell>
          <table:table-cell table:style-name="ce47" table:formula="of:=IF([.GX$3]=&quot;&quot;;&quot;&quot;;(IF(OR([.GX33]=&quot;&quot;;[.GX33]=0);0;1)))">
            <text:p/>
          </table:table-cell>
          <table:table-cell table:style-name="ce47" table:formula="of:=IF([.GY$3]=&quot;&quot;;&quot;&quot;;(IF(OR([.GY33]=&quot;&quot;;[.GY33]=0);0;1)))">
            <text:p/>
          </table:table-cell>
          <table:table-cell table:style-name="ce47" table:formula="of:=IF([.GZ$3]=&quot;&quot;;&quot;&quot;;(IF(OR([.GZ33]=&quot;&quot;;[.GZ33]=0);0;1)))">
            <text:p/>
          </table:table-cell>
          <table:table-cell table:style-name="ce47" table:formula="of:=IF([.HA$3]=&quot;&quot;;&quot;&quot;;(IF(OR([.HA33]=&quot;&quot;;[.HA33]=0);0;1)))">
            <text:p/>
          </table:table-cell>
          <table:table-cell table:style-name="ce47" table:formula="of:=IF([.HB$3]=&quot;&quot;;&quot;&quot;;(IF(OR([.HB33]=&quot;&quot;;[.HB33]=0);0;1)))">
            <text:p/>
          </table:table-cell>
          <table:table-cell table:style-name="ce47" table:formula="of:=IF([.HC$3]=&quot;&quot;;&quot;&quot;;(IF(OR([.HC33]=&quot;&quot;;[.HC33]=0);0;1)))">
            <text:p/>
          </table:table-cell>
          <table:table-cell table:style-name="ce47" table:formula="of:=IF([.HD$3]=&quot;&quot;;&quot;&quot;;(IF(OR([.HD33]=&quot;&quot;;[.HD33]=0);0;1)))">
            <text:p/>
          </table:table-cell>
          <table:table-cell table:style-name="ce47" table:formula="of:=IF([.HE$3]=&quot;&quot;;&quot;&quot;;(IF(OR([.HE33]=&quot;&quot;;[.HE33]=0);0;1)))">
            <text:p/>
          </table:table-cell>
          <table:table-cell table:style-name="ce47" table:formula="of:=IF([.HF$3]=&quot;&quot;;&quot;&quot;;(IF(OR([.HF33]=&quot;&quot;;[.HF33]=0);0;1)))">
            <text:p/>
          </table:table-cell>
          <table:table-cell table:style-name="ce47" table:formula="of:=IF([.HG$3]=&quot;&quot;;&quot;&quot;;(IF(OR([.HG33]=&quot;&quot;;[.HG33]=0);0;1)))">
            <text:p/>
          </table:table-cell>
          <table:table-cell table:style-name="ce47" table:formula="of:=IF([.HH$3]=&quot;&quot;;&quot;&quot;;(IF(OR([.HH33]=&quot;&quot;;[.HH33]=0);0;1)))">
            <text:p/>
          </table:table-cell>
          <table:table-cell table:style-name="ce47" table:formula="of:=IF([.HI$3]=&quot;&quot;;&quot;&quot;;(IF(OR([.HI33]=&quot;&quot;;[.HI33]=0);0;1)))">
            <text:p/>
          </table:table-cell>
          <table:table-cell table:style-name="ce47" table:formula="of:=IF([.HJ$3]=&quot;&quot;;&quot;&quot;;(IF(OR([.HJ33]=&quot;&quot;;[.HJ33]=0);0;1)))">
            <text:p/>
          </table:table-cell>
          <table:table-cell table:style-name="ce47" table:formula="of:=IF([.HK$3]=&quot;&quot;;&quot;&quot;;(IF(OR([.HK33]=&quot;&quot;;[.HK33]=0);0;1)))">
            <text:p/>
          </table:table-cell>
          <table:table-cell table:style-name="ce47" table:formula="of:=IF([.HL$3]=&quot;&quot;;&quot;&quot;;(IF(OR([.HL33]=&quot;&quot;;[.HL33]=0);0;1)))">
            <text:p/>
          </table:table-cell>
          <table:table-cell table:style-name="ce47" table:formula="of:=IF([.HM$3]=&quot;&quot;;&quot;&quot;;(IF(OR([.HM33]=&quot;&quot;;[.HM33]=0);0;1)))">
            <text:p/>
          </table:table-cell>
          <table:table-cell table:style-name="ce47" table:formula="of:=IF([.HN$3]=&quot;&quot;;&quot;&quot;;(IF(OR([.HN33]=&quot;&quot;;[.HN33]=0);0;1)))">
            <text:p/>
          </table:table-cell>
          <table:table-cell table:style-name="ce47" table:formula="of:=IF([.HO$3]=&quot;&quot;;&quot;&quot;;(IF(OR([.HO33]=&quot;&quot;;[.HO33]=0);0;1)))">
            <text:p/>
          </table:table-cell>
          <table:table-cell table:style-name="ce47" table:formula="of:=IF([.HP$3]=&quot;&quot;;&quot;&quot;;(IF(OR([.HP33]=&quot;&quot;;[.HP33]=0);0;1)))">
            <text:p/>
          </table:table-cell>
          <table:table-cell table:style-name="ce47" table:formula="of:=IF([.HQ$3]=&quot;&quot;;&quot;&quot;;(IF(OR([.HQ33]=&quot;&quot;;[.HQ33]=0);0;1)))">
            <text:p/>
          </table:table-cell>
          <table:table-cell table:style-name="ce47" table:formula="of:=IF([.HR$3]=&quot;&quot;;&quot;&quot;;(IF(OR([.HR33]=&quot;&quot;;[.HR33]=0);0;1)))">
            <text:p/>
          </table:table-cell>
          <table:table-cell table:style-name="ce47" table:formula="of:=IF([.HS$3]=&quot;&quot;;&quot;&quot;;(IF(OR([.HS33]=&quot;&quot;;[.HS33]=0);0;1)))">
            <text:p/>
          </table:table-cell>
          <table:table-cell table:style-name="ce47" table:formula="of:=IF([.HT$3]=&quot;&quot;;&quot;&quot;;(IF(OR([.HT33]=&quot;&quot;;[.HT33]=0);0;1)))">
            <text:p/>
          </table:table-cell>
          <table:table-cell table:style-name="ce47" table:formula="of:=IF([.HU$3]=&quot;&quot;;&quot;&quot;;(IF(OR([.HU33]=&quot;&quot;;[.HU33]=0);0;1)))">
            <text:p/>
          </table:table-cell>
          <table:table-cell table:style-name="ce47" table:formula="of:=IF([.HV$3]=&quot;&quot;;&quot;&quot;;(IF(OR([.HV33]=&quot;&quot;;[.HV33]=0);0;1)))">
            <text:p/>
          </table:table-cell>
          <table:table-cell table:style-name="ce47" table:formula="of:=IF([.HW$3]=&quot;&quot;;&quot;&quot;;(IF(OR([.HW33]=&quot;&quot;;[.HW33]=0);0;1)))">
            <text:p/>
          </table:table-cell>
          <table:table-cell table:style-name="ce47" table:formula="of:=IF([.HX$3]=&quot;&quot;;&quot;&quot;;(IF(OR([.HX33]=&quot;&quot;;[.HX33]=0);0;1)))">
            <text:p/>
          </table:table-cell>
          <table:table-cell table:style-name="ce47" table:formula="of:=IF([.HY$3]=&quot;&quot;;&quot;&quot;;(IF(OR([.HY33]=&quot;&quot;;[.HY33]=0);0;1)))">
            <text:p/>
          </table:table-cell>
          <table:table-cell table:style-name="ce47" table:formula="of:=IF([.HZ$3]=&quot;&quot;;&quot;&quot;;(IF(OR([.HZ33]=&quot;&quot;;[.HZ33]=0);0;1)))">
            <text:p/>
          </table:table-cell>
          <table:table-cell table:style-name="ce47" table:formula="of:=IF([.IA$3]=&quot;&quot;;&quot;&quot;;(IF(OR([.IA33]=&quot;&quot;;[.IA33]=0);0;1)))">
            <text:p/>
          </table:table-cell>
          <table:table-cell table:style-name="ce47" table:formula="of:=IF([.IB$3]=&quot;&quot;;&quot;&quot;;(IF(OR([.IB33]=&quot;&quot;;[.IB33]=0);0;1)))">
            <text:p/>
          </table:table-cell>
          <table:table-cell table:style-name="ce47" table:formula="of:=IF([.IC$3]=&quot;&quot;;&quot;&quot;;(IF(OR([.IC33]=&quot;&quot;;[.IC33]=0);0;1)))">
            <text:p/>
          </table:table-cell>
          <table:table-cell table:style-name="ce47" table:formula="of:=IF([.ID$3]=&quot;&quot;;&quot;&quot;;(IF(OR([.ID33]=&quot;&quot;;[.ID33]=0);0;1)))">
            <text:p/>
          </table:table-cell>
          <table:table-cell table:style-name="ce47" table:formula="of:=IF([.IE$3]=&quot;&quot;;&quot;&quot;;(IF(OR([.IE33]=&quot;&quot;;[.IE33]=0);0;1)))">
            <text:p/>
          </table:table-cell>
          <table:table-cell table:style-name="ce47" table:formula="of:=IF([.IF$3]=&quot;&quot;;&quot;&quot;;(IF(OR([.IF33]=&quot;&quot;;[.IF33]=0);0;1)))">
            <text:p/>
          </table:table-cell>
          <table:table-cell table:style-name="ce47" table:formula="of:=IF([.IG$3]=&quot;&quot;;&quot;&quot;;(IF(OR([.IG33]=&quot;&quot;;[.IG33]=0);0;1)))">
            <text:p/>
          </table:table-cell>
          <table:table-cell table:style-name="ce47" table:formula="of:=IF([.IH$3]=&quot;&quot;;&quot;&quot;;(IF(OR([.IH33]=&quot;&quot;;[.IH33]=0);0;1)))">
            <text:p/>
          </table:table-cell>
          <table:table-cell table:style-name="ce47" table:formula="of:=IF([.II$3]=&quot;&quot;;&quot;&quot;;(IF(OR([.II33]=&quot;&quot;;[.II33]=0);0;1)))">
            <text:p/>
          </table:table-cell>
          <table:table-cell table:style-name="ce47" table:formula="of:=IF([.IJ$3]=&quot;&quot;;&quot;&quot;;(IF(OR([.IJ33]=&quot;&quot;;[.IJ33]=0);0;1)))">
            <text:p/>
          </table:table-cell>
          <table:table-cell table:style-name="ce47" table:formula="of:=IF([.IK$3]=&quot;&quot;;&quot;&quot;;(IF(OR([.IK33]=&quot;&quot;;[.IK33]=0);0;1)))">
            <text:p/>
          </table:table-cell>
          <table:table-cell table:style-name="ce47" table:formula="of:=IF([.IL$3]=&quot;&quot;;&quot;&quot;;(IF(OR([.IL33]=&quot;&quot;;[.IL33]=0);0;1)))">
            <text:p/>
          </table:table-cell>
          <table:table-cell table:style-name="ce47" table:formula="of:=IF([.IM$3]=&quot;&quot;;&quot;&quot;;(IF(OR([.IM33]=&quot;&quot;;[.IM33]=0);0;1)))">
            <text:p/>
          </table:table-cell>
          <table:table-cell table:style-name="ce47" table:formula="of:=IF([.IN$3]=&quot;&quot;;&quot;&quot;;(IF(OR([.IN33]=&quot;&quot;;[.IN33]=0);0;1)))">
            <text:p/>
          </table:table-cell>
          <table:table-cell table:style-name="ce47" table:formula="of:=IF([.IO$3]=&quot;&quot;;&quot;&quot;;(IF(OR([.IO33]=&quot;&quot;;[.IO33]=0);0;1)))">
            <text:p/>
          </table:table-cell>
          <table:table-cell table:style-name="ce47" table:formula="of:=IF([.IP$3]=&quot;&quot;;&quot;&quot;;(IF(OR([.IP33]=&quot;&quot;;[.IP33]=0);0;1)))">
            <text:p/>
          </table:table-cell>
          <table:table-cell table:style-name="ce47" table:formula="of:=IF([.IQ$3]=&quot;&quot;;&quot;&quot;;(IF(OR([.IQ33]=&quot;&quot;;[.IQ33]=0);0;1)))">
            <text:p/>
          </table:table-cell>
          <table:table-cell table:style-name="ce47" table:formula="of:=IF([.IR$3]=&quot;&quot;;&quot;&quot;;(IF(OR([.IR33]=&quot;&quot;;[.IR33]=0);0;1)))">
            <text:p/>
          </table:table-cell>
          <table:table-cell table:style-name="ce47" table:formula="of:=IF([.IS$3]=&quot;&quot;;&quot;&quot;;(IF(OR([.IS33]=&quot;&quot;;[.IS33]=0);0;1)))">
            <text:p/>
          </table:table-cell>
          <table:table-cell table:style-name="ce47" table:formula="of:=IF([.IT$3]=&quot;&quot;;&quot;&quot;;(IF(OR([.IT33]=&quot;&quot;;[.IT33]=0);0;1)))">
            <text:p/>
          </table:table-cell>
          <table:table-cell table:style-name="ce47" table:formula="of:=IF([.IU$3]=&quot;&quot;;&quot;&quot;;(IF(OR([.IU33]=&quot;&quot;;[.IU33]=0);0;1)))">
            <text:p/>
          </table:table-cell>
          <table:table-cell table:style-name="ce47" table:formula="of:=IF([.IV$3]=&quot;&quot;;&quot;&quot;;(IF(OR([.IV33]=&quot;&quot;;[.IV33]=0);0;1)))">
            <text:p/>
          </table:table-cell>
          <table:table-cell table:style-name="ce47" table:formula="of:=IF([.IW$3]=&quot;&quot;;&quot;&quot;;(IF(OR([.IW33]=&quot;&quot;;[.IW33]=0);0;1)))">
            <text:p/>
          </table:table-cell>
          <table:table-cell table:style-name="ce47" table:formula="of:=IF([.IX$3]=&quot;&quot;;&quot;&quot;;(IF(OR([.IX33]=&quot;&quot;;[.IX33]=0);0;1)))">
            <text:p/>
          </table:table-cell>
          <table:table-cell table:style-name="ce47" table:formula="of:=IF([.IY$3]=&quot;&quot;;&quot;&quot;;(IF(OR([.IY33]=&quot;&quot;;[.IY33]=0);0;1)))">
            <text:p/>
          </table:table-cell>
          <table:table-cell table:style-name="ce47" table:formula="of:=IF([.IZ$3]=&quot;&quot;;&quot;&quot;;(IF(OR([.IZ33]=&quot;&quot;;[.IZ33]=0);0;1)))">
            <text:p/>
          </table:table-cell>
          <table:table-cell table:style-name="ce47" table:formula="of:=IF([.JA$3]=&quot;&quot;;&quot;&quot;;(IF(OR([.JA33]=&quot;&quot;;[.JA33]=0);0;1)))">
            <text:p/>
          </table:table-cell>
          <table:table-cell table:style-name="ce47" table:formula="of:=IF([.JB$3]=&quot;&quot;;&quot;&quot;;(IF(OR([.JB33]=&quot;&quot;;[.JB33]=0);0;1)))">
            <text:p/>
          </table:table-cell>
          <table:table-cell table:style-name="ce47" table:formula="of:=IF([.JC$3]=&quot;&quot;;&quot;&quot;;(IF(OR([.JC33]=&quot;&quot;;[.JC33]=0);0;1)))">
            <text:p/>
          </table:table-cell>
          <table:table-cell table:style-name="ce47" table:formula="of:=IF([.JD$3]=&quot;&quot;;&quot;&quot;;(IF(OR([.JD33]=&quot;&quot;;[.JD33]=0);0;1)))">
            <text:p/>
          </table:table-cell>
          <table:table-cell table:style-name="ce47" table:formula="of:=IF([.JE$3]=&quot;&quot;;&quot;&quot;;(IF(OR([.JE33]=&quot;&quot;;[.JE33]=0);0;1)))">
            <text:p/>
          </table:table-cell>
          <table:table-cell table:style-name="ce47" table:formula="of:=IF([.JF$3]=&quot;&quot;;&quot;&quot;;(IF(OR([.JF33]=&quot;&quot;;[.JF33]=0);0;1)))">
            <text:p/>
          </table:table-cell>
          <table:table-cell table:style-name="ce47" table:formula="of:=IF([.JG$3]=&quot;&quot;;&quot;&quot;;(IF(OR([.JG33]=&quot;&quot;;[.JG33]=0);0;1)))">
            <text:p/>
          </table:table-cell>
          <table:table-cell table:style-name="ce47" table:formula="of:=IF([.JH$3]=&quot;&quot;;&quot;&quot;;(IF(OR([.JH33]=&quot;&quot;;[.JH33]=0);0;1)))">
            <text:p/>
          </table:table-cell>
          <table:table-cell table:style-name="ce47" table:formula="of:=IF([.JI$3]=&quot;&quot;;&quot;&quot;;(IF(OR([.JI33]=&quot;&quot;;[.JI33]=0);0;1)))">
            <text:p/>
          </table:table-cell>
          <table:table-cell table:style-name="ce47" table:formula="of:=IF([.JJ$3]=&quot;&quot;;&quot;&quot;;(IF(OR([.JJ33]=&quot;&quot;;[.JJ33]=0);0;1)))">
            <text:p/>
          </table:table-cell>
          <table:table-cell table:style-name="ce47" table:formula="of:=IF([.JK$3]=&quot;&quot;;&quot;&quot;;(IF(OR([.JK33]=&quot;&quot;;[.JK33]=0);0;1)))">
            <text:p/>
          </table:table-cell>
          <table:table-cell table:style-name="ce47" table:formula="of:=IF([.JL$3]=&quot;&quot;;&quot;&quot;;(IF(OR([.JL33]=&quot;&quot;;[.JL33]=0);0;1)))">
            <text:p/>
          </table:table-cell>
          <table:table-cell table:style-name="ce47" table:formula="of:=IF([.JM$3]=&quot;&quot;;&quot;&quot;;(IF(OR([.JM33]=&quot;&quot;;[.JM33]=0);0;1)))">
            <text:p/>
          </table:table-cell>
          <table:table-cell table:style-name="ce47" table:formula="of:=IF([.JN$3]=&quot;&quot;;&quot;&quot;;(IF(OR([.JN33]=&quot;&quot;;[.JN33]=0);0;1)))">
            <text:p/>
          </table:table-cell>
          <table:table-cell table:style-name="ce47" table:formula="of:=IF([.JO$3]=&quot;&quot;;&quot;&quot;;(IF(OR([.JO33]=&quot;&quot;;[.JO33]=0);0;1)))">
            <text:p/>
          </table:table-cell>
          <table:table-cell table:style-name="ce47" table:formula="of:=IF([.JP$3]=&quot;&quot;;&quot;&quot;;(IF(OR([.JP33]=&quot;&quot;;[.JP33]=0);0;1)))">
            <text:p/>
          </table:table-cell>
          <table:table-cell table:style-name="ce47" table:formula="of:=IF([.JQ$3]=&quot;&quot;;&quot;&quot;;(IF(OR([.JQ33]=&quot;&quot;;[.JQ33]=0);0;1)))">
            <text:p/>
          </table:table-cell>
          <table:table-cell table:style-name="ce47" table:formula="of:=IF([.JR$3]=&quot;&quot;;&quot;&quot;;(IF(OR([.JR33]=&quot;&quot;;[.JR33]=0);0;1)))">
            <text:p/>
          </table:table-cell>
          <table:table-cell table:style-name="ce47" table:formula="of:=IF([.JS$3]=&quot;&quot;;&quot;&quot;;(IF(OR([.JS33]=&quot;&quot;;[.JS33]=0);0;1)))">
            <text:p/>
          </table:table-cell>
          <table:table-cell table:style-name="ce47" table:formula="of:=IF([.JT$3]=&quot;&quot;;&quot;&quot;;(IF(OR([.JT33]=&quot;&quot;;[.JT33]=0);0;1)))">
            <text:p/>
          </table:table-cell>
          <table:table-cell table:style-name="ce47" table:formula="of:=IF([.JU$3]=&quot;&quot;;&quot;&quot;;(IF(OR([.JU33]=&quot;&quot;;[.JU33]=0);0;1)))">
            <text:p/>
          </table:table-cell>
          <table:table-cell table:style-name="ce47" table:formula="of:=IF([.JV$3]=&quot;&quot;;&quot;&quot;;(IF(OR([.JV33]=&quot;&quot;;[.JV33]=0);0;1)))">
            <text:p/>
          </table:table-cell>
          <table:table-cell table:style-name="ce47" table:formula="of:=IF([.JW$3]=&quot;&quot;;&quot;&quot;;(IF(OR([.JW33]=&quot;&quot;;[.JW33]=0);0;1)))">
            <text:p/>
          </table:table-cell>
          <table:table-cell table:style-name="ce47" table:formula="of:=IF([.JX$3]=&quot;&quot;;&quot;&quot;;(IF(OR([.JX33]=&quot;&quot;;[.JX33]=0);0;1)))">
            <text:p/>
          </table:table-cell>
          <table:table-cell table:style-name="ce47" table:formula="of:=IF([.JY$3]=&quot;&quot;;&quot;&quot;;(IF(OR([.JY33]=&quot;&quot;;[.JY33]=0);0;1)))">
            <text:p/>
          </table:table-cell>
          <table:table-cell table:style-name="ce47" table:formula="of:=IF([.JZ$3]=&quot;&quot;;&quot;&quot;;(IF(OR([.JZ33]=&quot;&quot;;[.JZ33]=0);0;1)))">
            <text:p/>
          </table:table-cell>
          <table:table-cell table:style-name="ce47" table:formula="of:=IF([.KA$3]=&quot;&quot;;&quot;&quot;;(IF(OR([.KA33]=&quot;&quot;;[.KA33]=0);0;1)))">
            <text:p/>
          </table:table-cell>
          <table:table-cell table:style-name="ce47" table:formula="of:=IF([.KB$3]=&quot;&quot;;&quot;&quot;;(IF(OR([.KB33]=&quot;&quot;;[.KB33]=0);0;1)))">
            <text:p/>
          </table:table-cell>
          <table:table-cell table:style-name="ce47" table:formula="of:=IF([.KC$3]=&quot;&quot;;&quot;&quot;;(IF(OR([.KC33]=&quot;&quot;;[.KC33]=0);0;1)))">
            <text:p/>
          </table:table-cell>
          <table:table-cell table:style-name="ce47" table:formula="of:=IF([.KD$3]=&quot;&quot;;&quot;&quot;;(IF(OR([.KD33]=&quot;&quot;;[.KD33]=0);0;1)))">
            <text:p/>
          </table:table-cell>
          <table:table-cell table:style-name="ce47" table:formula="of:=IF([.KE$3]=&quot;&quot;;&quot;&quot;;(IF(OR([.KE33]=&quot;&quot;;[.KE33]=0);0;1)))">
            <text:p/>
          </table:table-cell>
          <table:table-cell table:style-name="ce47" table:formula="of:=IF([.KF$3]=&quot;&quot;;&quot;&quot;;(IF(OR([.KF33]=&quot;&quot;;[.KF33]=0);0;1)))">
            <text:p/>
          </table:table-cell>
          <table:table-cell table:style-name="ce47" table:formula="of:=IF([.KG$3]=&quot;&quot;;&quot;&quot;;(IF(OR([.KG33]=&quot;&quot;;[.KG33]=0);0;1)))">
            <text:p/>
          </table:table-cell>
          <table:table-cell table:style-name="ce47" table:formula="of:=IF([.KH$3]=&quot;&quot;;&quot;&quot;;(IF(OR([.KH33]=&quot;&quot;;[.KH33]=0);0;1)))">
            <text:p/>
          </table:table-cell>
          <table:table-cell table:style-name="ce47" table:formula="of:=IF([.KI$3]=&quot;&quot;;&quot;&quot;;(IF(OR([.KI33]=&quot;&quot;;[.KI33]=0);0;1)))">
            <text:p/>
          </table:table-cell>
          <table:table-cell table:style-name="ce47" table:formula="of:=IF([.KJ$3]=&quot;&quot;;&quot;&quot;;(IF(OR([.KJ33]=&quot;&quot;;[.KJ33]=0);0;1)))">
            <text:p/>
          </table:table-cell>
          <table:table-cell table:style-name="ce47" table:formula="of:=IF([.KK$3]=&quot;&quot;;&quot;&quot;;(IF(OR([.KK33]=&quot;&quot;;[.KK33]=0);0;1)))">
            <text:p/>
          </table:table-cell>
          <table:table-cell table:style-name="ce47" table:formula="of:=IF([.KL$3]=&quot;&quot;;&quot;&quot;;(IF(OR([.KL33]=&quot;&quot;;[.KL33]=0);0;1)))">
            <text:p/>
          </table:table-cell>
          <table:table-cell table:style-name="ce47" table:formula="of:=IF([.KM$3]=&quot;&quot;;&quot;&quot;;(IF(OR([.KM33]=&quot;&quot;;[.KM33]=0);0;1)))">
            <text:p/>
          </table:table-cell>
          <table:table-cell table:style-name="ce47" table:formula="of:=IF([.KN$3]=&quot;&quot;;&quot;&quot;;(IF(OR([.KN33]=&quot;&quot;;[.KN33]=0);0;1)))">
            <text:p/>
          </table:table-cell>
          <table:table-cell table:style-name="ce47" table:formula="of:=IF([.KO$3]=&quot;&quot;;&quot;&quot;;(IF(OR([.KO33]=&quot;&quot;;[.KO33]=0);0;1)))">
            <text:p/>
          </table:table-cell>
          <table:table-cell table:style-name="ce47" table:formula="of:=IF([.KP$3]=&quot;&quot;;&quot;&quot;;(IF(OR([.KP33]=&quot;&quot;;[.KP33]=0);0;1)))">
            <text:p/>
          </table:table-cell>
          <table:table-cell table:style-name="ce47" table:formula="of:=IF([.KQ$3]=&quot;&quot;;&quot;&quot;;(IF(OR([.KQ33]=&quot;&quot;;[.KQ33]=0);0;1)))">
            <text:p/>
          </table:table-cell>
          <table:table-cell table:style-name="ce47" table:formula="of:=IF([.KR$3]=&quot;&quot;;&quot;&quot;;(IF(OR([.KR33]=&quot;&quot;;[.KR33]=0);0;1)))">
            <text:p/>
          </table:table-cell>
          <table:table-cell table:style-name="ce47" table:formula="of:=IF([.KS$3]=&quot;&quot;;&quot;&quot;;(IF(OR([.KS33]=&quot;&quot;;[.KS33]=0);0;1)))">
            <text:p/>
          </table:table-cell>
          <table:table-cell table:style-name="ce47" table:formula="of:=IF([.KT$3]=&quot;&quot;;&quot;&quot;;(IF(OR([.KT33]=&quot;&quot;;[.KT33]=0);0;1)))">
            <text:p/>
          </table:table-cell>
          <table:table-cell table:style-name="ce47" table:formula="of:=IF([.KU$3]=&quot;&quot;;&quot;&quot;;(IF(OR([.KU33]=&quot;&quot;;[.KU33]=0);0;1)))">
            <text:p/>
          </table:table-cell>
          <table:table-cell table:style-name="ce47" table:formula="of:=IF([.KV$3]=&quot;&quot;;&quot;&quot;;(IF(OR([.KV33]=&quot;&quot;;[.KV33]=0);0;1)))">
            <text:p/>
          </table:table-cell>
          <table:table-cell table:style-name="ce47" table:formula="of:=IF([.KW$3]=&quot;&quot;;&quot;&quot;;(IF(OR([.KW33]=&quot;&quot;;[.KW33]=0);0;1)))">
            <text:p/>
          </table:table-cell>
          <table:table-cell table:style-name="ce47" table:formula="of:=IF([.KX$3]=&quot;&quot;;&quot;&quot;;(IF(OR([.KX33]=&quot;&quot;;[.KX33]=0);0;1)))">
            <text:p/>
          </table:table-cell>
          <table:table-cell table:style-name="ce47" table:formula="of:=IF([.KY$3]=&quot;&quot;;&quot;&quot;;(IF(OR([.KY33]=&quot;&quot;;[.KY33]=0);0;1)))">
            <text:p/>
          </table:table-cell>
          <table:table-cell table:style-name="ce47" table:formula="of:=IF([.KZ$3]=&quot;&quot;;&quot;&quot;;(IF(OR([.KZ33]=&quot;&quot;;[.KZ33]=0);0;1)))">
            <text:p/>
          </table:table-cell>
          <table:table-cell table:style-name="ce47" table:formula="of:=IF([.LA$3]=&quot;&quot;;&quot;&quot;;(IF(OR([.LA33]=&quot;&quot;;[.LA33]=0);0;1)))">
            <text:p/>
          </table:table-cell>
          <table:table-cell table:style-name="ce47" table:formula="of:=IF([.LB$3]=&quot;&quot;;&quot;&quot;;(IF(OR([.LB33]=&quot;&quot;;[.LB33]=0);0;1)))">
            <text:p/>
          </table:table-cell>
          <table:table-cell table:style-name="ce47" table:formula="of:=IF([.LC$3]=&quot;&quot;;&quot;&quot;;(IF(OR([.LC33]=&quot;&quot;;[.LC33]=0);0;1)))">
            <text:p/>
          </table:table-cell>
          <table:table-cell table:style-name="ce47" table:formula="of:=IF([.LD$3]=&quot;&quot;;&quot;&quot;;(IF(OR([.LD33]=&quot;&quot;;[.LD33]=0);0;1)))">
            <text:p/>
          </table:table-cell>
          <table:table-cell table:style-name="ce47" table:formula="of:=IF([.LE$3]=&quot;&quot;;&quot;&quot;;(IF(OR([.LE33]=&quot;&quot;;[.LE33]=0);0;1)))">
            <text:p/>
          </table:table-cell>
          <table:table-cell table:style-name="ce47" table:formula="of:=IF([.LF$3]=&quot;&quot;;&quot;&quot;;(IF(OR([.LF33]=&quot;&quot;;[.LF33]=0);0;1)))">
            <text:p/>
          </table:table-cell>
          <table:table-cell table:style-name="ce47" table:formula="of:=IF([.LG$3]=&quot;&quot;;&quot;&quot;;(IF(OR([.LG33]=&quot;&quot;;[.LG33]=0);0;1)))">
            <text:p/>
          </table:table-cell>
          <table:table-cell table:style-name="ce47" table:formula="of:=IF([.LH$3]=&quot;&quot;;&quot;&quot;;(IF(OR([.LH33]=&quot;&quot;;[.LH33]=0);0;1)))">
            <text:p/>
          </table:table-cell>
          <table:table-cell table:style-name="ce47" table:formula="of:=IF([.LI$3]=&quot;&quot;;&quot;&quot;;(IF(OR([.LI33]=&quot;&quot;;[.LI33]=0);0;1)))">
            <text:p/>
          </table:table-cell>
          <table:table-cell table:style-name="ce47" table:formula="of:=IF([.LJ$3]=&quot;&quot;;&quot;&quot;;(IF(OR([.LJ33]=&quot;&quot;;[.LJ33]=0);0;1)))">
            <text:p/>
          </table:table-cell>
          <table:table-cell table:style-name="ce47" table:formula="of:=IF([.LK$3]=&quot;&quot;;&quot;&quot;;(IF(OR([.LK33]=&quot;&quot;;[.LK33]=0);0;1)))">
            <text:p/>
          </table:table-cell>
          <table:table-cell table:style-name="ce47" table:formula="of:=IF([.LL$3]=&quot;&quot;;&quot;&quot;;(IF(OR([.LL33]=&quot;&quot;;[.LL33]=0);0;1)))">
            <text:p/>
          </table:table-cell>
          <table:table-cell table:style-name="ce47" table:formula="of:=IF([.LM$3]=&quot;&quot;;&quot;&quot;;(IF(OR([.LM33]=&quot;&quot;;[.LM33]=0);0;1)))">
            <text:p/>
          </table:table-cell>
          <table:table-cell table:style-name="ce47" table:formula="of:=IF([.LN$3]=&quot;&quot;;&quot;&quot;;(IF(OR([.LN33]=&quot;&quot;;[.LN33]=0);0;1)))">
            <text:p/>
          </table:table-cell>
          <table:table-cell table:style-name="ce47" table:formula="of:=IF([.LO$3]=&quot;&quot;;&quot;&quot;;(IF(OR([.LO33]=&quot;&quot;;[.LO33]=0);0;1)))">
            <text:p/>
          </table:table-cell>
          <table:table-cell table:style-name="ce47" table:formula="of:=IF([.LP$3]=&quot;&quot;;&quot;&quot;;(IF(OR([.LP33]=&quot;&quot;;[.LP33]=0);0;1)))">
            <text:p/>
          </table:table-cell>
          <table:table-cell table:style-name="ce47" table:formula="of:=IF([.LQ$3]=&quot;&quot;;&quot;&quot;;(IF(OR([.LQ33]=&quot;&quot;;[.LQ33]=0);0;1)))">
            <text:p/>
          </table:table-cell>
          <table:table-cell table:style-name="ce47" table:formula="of:=IF([.LR$3]=&quot;&quot;;&quot;&quot;;(IF(OR([.LR33]=&quot;&quot;;[.LR33]=0);0;1)))">
            <text:p/>
          </table:table-cell>
          <table:table-cell table:style-name="ce47" table:formula="of:=IF([.LS$3]=&quot;&quot;;&quot;&quot;;(IF(OR([.LS33]=&quot;&quot;;[.LS33]=0);0;1)))">
            <text:p/>
          </table:table-cell>
          <table:table-cell table:style-name="ce47" table:formula="of:=IF([.LT$3]=&quot;&quot;;&quot;&quot;;(IF(OR([.LT33]=&quot;&quot;;[.LT33]=0);0;1)))">
            <text:p/>
          </table:table-cell>
          <table:table-cell table:style-name="ce47" table:formula="of:=IF([.LU$3]=&quot;&quot;;&quot;&quot;;(IF(OR([.LU33]=&quot;&quot;;[.LU33]=0);0;1)))">
            <text:p/>
          </table:table-cell>
          <table:table-cell table:style-name="ce47" table:formula="of:=IF([.LV$3]=&quot;&quot;;&quot;&quot;;(IF(OR([.LV33]=&quot;&quot;;[.LV33]=0);0;1)))">
            <text:p/>
          </table:table-cell>
          <table:table-cell table:style-name="ce47" table:formula="of:=IF([.LW$3]=&quot;&quot;;&quot;&quot;;(IF(OR([.LW33]=&quot;&quot;;[.LW33]=0);0;1)))">
            <text:p/>
          </table:table-cell>
          <table:table-cell table:style-name="ce47" table:formula="of:=IF([.LX$3]=&quot;&quot;;&quot;&quot;;(IF(OR([.LX33]=&quot;&quot;;[.LX33]=0);0;1)))">
            <text:p/>
          </table:table-cell>
          <table:table-cell table:style-name="ce47" table:formula="of:=IF([.LY$3]=&quot;&quot;;&quot;&quot;;(IF(OR([.LY33]=&quot;&quot;;[.LY33]=0);0;1)))">
            <text:p/>
          </table:table-cell>
          <table:table-cell table:style-name="ce47" table:formula="of:=IF([.LZ$3]=&quot;&quot;;&quot;&quot;;(IF(OR([.LZ33]=&quot;&quot;;[.LZ33]=0);0;1)))">
            <text:p/>
          </table:table-cell>
          <table:table-cell table:style-name="ce47" table:formula="of:=IF([.MA$3]=&quot;&quot;;&quot;&quot;;(IF(OR([.MA33]=&quot;&quot;;[.MA33]=0);0;1)))">
            <text:p/>
          </table:table-cell>
          <table:table-cell table:style-name="ce47" table:formula="of:=IF([.MB$3]=&quot;&quot;;&quot;&quot;;(IF(OR([.MB33]=&quot;&quot;;[.MB33]=0);0;1)))">
            <text:p/>
          </table:table-cell>
          <table:table-cell table:style-name="ce47" table:formula="of:=IF([.MC$3]=&quot;&quot;;&quot;&quot;;(IF(OR([.MC33]=&quot;&quot;;[.MC33]=0);0;1)))">
            <text:p/>
          </table:table-cell>
          <table:table-cell table:style-name="ce47" table:formula="of:=IF([.MD$3]=&quot;&quot;;&quot;&quot;;(IF(OR([.MD33]=&quot;&quot;;[.MD33]=0);0;1)))">
            <text:p/>
          </table:table-cell>
          <table:table-cell table:style-name="ce47" table:formula="of:=IF([.ME$3]=&quot;&quot;;&quot;&quot;;(IF(OR([.ME33]=&quot;&quot;;[.ME33]=0);0;1)))">
            <text:p/>
          </table:table-cell>
          <table:table-cell table:style-name="ce47" table:formula="of:=IF([.MF$3]=&quot;&quot;;&quot;&quot;;(IF(OR([.MF33]=&quot;&quot;;[.MF33]=0);0;1)))">
            <text:p/>
          </table:table-cell>
          <table:table-cell table:style-name="ce47" table:formula="of:=IF([.MG$3]=&quot;&quot;;&quot;&quot;;(IF(OR([.MG33]=&quot;&quot;;[.MG33]=0);0;1)))">
            <text:p/>
          </table:table-cell>
          <table:table-cell table:style-name="ce47" table:formula="of:=IF([.MH$3]=&quot;&quot;;&quot;&quot;;(IF(OR([.MH33]=&quot;&quot;;[.MH33]=0);0;1)))">
            <text:p/>
          </table:table-cell>
          <table:table-cell table:style-name="ce47" table:formula="of:=IF([.MI$3]=&quot;&quot;;&quot;&quot;;(IF(OR([.MI33]=&quot;&quot;;[.MI33]=0);0;1)))">
            <text:p/>
          </table:table-cell>
          <table:table-cell table:style-name="ce47" table:formula="of:=IF([.MJ$3]=&quot;&quot;;&quot;&quot;;(IF(OR([.MJ33]=&quot;&quot;;[.MJ33]=0);0;1)))">
            <text:p/>
          </table:table-cell>
          <table:table-cell table:style-name="ce47" table:formula="of:=IF([.MK$3]=&quot;&quot;;&quot;&quot;;(IF(OR([.MK33]=&quot;&quot;;[.MK33]=0);0;1)))">
            <text:p/>
          </table:table-cell>
          <table:table-cell table:style-name="ce47" table:formula="of:=IF([.ML$3]=&quot;&quot;;&quot;&quot;;(IF(OR([.ML33]=&quot;&quot;;[.ML33]=0);0;1)))">
            <text:p/>
          </table:table-cell>
          <table:table-cell table:style-name="ce47" table:formula="of:=IF([.MM$3]=&quot;&quot;;&quot;&quot;;(IF(OR([.MM33]=&quot;&quot;;[.MM33]=0);0;1)))">
            <text:p/>
          </table:table-cell>
          <table:table-cell table:style-name="ce47" table:formula="of:=IF([.MN$3]=&quot;&quot;;&quot;&quot;;(IF(OR([.MN33]=&quot;&quot;;[.MN33]=0);0;1)))">
            <text:p/>
          </table:table-cell>
          <table:table-cell table:style-name="ce47" table:formula="of:=IF([.MO$3]=&quot;&quot;;&quot;&quot;;(IF(OR([.MO33]=&quot;&quot;;[.MO33]=0);0;1)))">
            <text:p/>
          </table:table-cell>
          <table:table-cell table:style-name="ce47" table:formula="of:=IF([.MP$3]=&quot;&quot;;&quot;&quot;;(IF(OR([.MP33]=&quot;&quot;;[.MP33]=0);0;1)))">
            <text:p/>
          </table:table-cell>
          <table:table-cell table:style-name="ce47" table:formula="of:=IF([.MQ$3]=&quot;&quot;;&quot;&quot;;(IF(OR([.MQ33]=&quot;&quot;;[.MQ33]=0);0;1)))">
            <text:p/>
          </table:table-cell>
          <table:table-cell table:style-name="ce47" table:formula="of:=IF([.MR$3]=&quot;&quot;;&quot;&quot;;(IF(OR([.MR33]=&quot;&quot;;[.MR33]=0);0;1)))">
            <text:p/>
          </table:table-cell>
          <table:table-cell table:style-name="ce47" table:formula="of:=IF([.MS$3]=&quot;&quot;;&quot;&quot;;(IF(OR([.MS33]=&quot;&quot;;[.MS33]=0);0;1)))">
            <text:p/>
          </table:table-cell>
          <table:table-cell table:style-name="ce47" table:formula="of:=IF([.MT$3]=&quot;&quot;;&quot;&quot;;(IF(OR([.MT33]=&quot;&quot;;[.MT33]=0);0;1)))">
            <text:p/>
          </table:table-cell>
          <table:table-cell table:style-name="ce47" table:formula="of:=IF([.MU$3]=&quot;&quot;;&quot;&quot;;(IF(OR([.MU33]=&quot;&quot;;[.MU33]=0);0;1)))">
            <text:p/>
          </table:table-cell>
          <table:table-cell table:style-name="ce47" table:formula="of:=IF([.MV$3]=&quot;&quot;;&quot;&quot;;(IF(OR([.MV33]=&quot;&quot;;[.MV33]=0);0;1)))">
            <text:p/>
          </table:table-cell>
          <table:table-cell table:style-name="ce47" table:formula="of:=IF([.MW$3]=&quot;&quot;;&quot;&quot;;(IF(OR([.MW33]=&quot;&quot;;[.MW33]=0);0;1)))">
            <text:p/>
          </table:table-cell>
          <table:table-cell table:style-name="ce47" table:formula="of:=IF([.MX$3]=&quot;&quot;;&quot;&quot;;(IF(OR([.MX33]=&quot;&quot;;[.MX33]=0);0;1)))">
            <text:p/>
          </table:table-cell>
          <table:table-cell table:style-name="ce47" table:formula="of:=IF([.MY$3]=&quot;&quot;;&quot;&quot;;(IF(OR([.MY33]=&quot;&quot;;[.MY33]=0);0;1)))">
            <text:p/>
          </table:table-cell>
          <table:table-cell table:style-name="ce47" table:formula="of:=IF([.MZ$3]=&quot;&quot;;&quot;&quot;;(IF(OR([.MZ33]=&quot;&quot;;[.MZ33]=0);0;1)))">
            <text:p/>
          </table:table-cell>
          <table:table-cell table:style-name="ce47" table:formula="of:=IF([.NA$3]=&quot;&quot;;&quot;&quot;;(IF(OR([.NA33]=&quot;&quot;;[.NA33]=0);0;1)))">
            <text:p/>
          </table:table-cell>
          <table:table-cell table:style-name="ce47" table:formula="of:=IF([.NB$3]=&quot;&quot;;&quot;&quot;;(IF(OR([.NB33]=&quot;&quot;;[.NB33]=0);0;1)))">
            <text:p/>
          </table:table-cell>
          <table:table-cell table:style-name="ce47" table:formula="of:=IF([.NC$3]=&quot;&quot;;&quot;&quot;;(IF(OR([.NC33]=&quot;&quot;;[.NC33]=0);0;1)))">
            <text:p/>
          </table:table-cell>
          <table:table-cell table:style-name="ce47" table:formula="of:=IF([.ND$3]=&quot;&quot;;&quot;&quot;;(IF(OR([.ND33]=&quot;&quot;;[.ND33]=0);0;1)))">
            <text:p/>
          </table:table-cell>
          <table:table-cell table:style-name="ce47" table:formula="of:=IF([.NE$3]=&quot;&quot;;&quot;&quot;;(IF(OR([.NE33]=&quot;&quot;;[.NE33]=0);0;1)))">
            <text:p/>
          </table:table-cell>
          <table:table-cell table:style-name="ce47" table:formula="of:=IF([.NF$3]=&quot;&quot;;&quot;&quot;;(IF(OR([.NF33]=&quot;&quot;;[.NF33]=0);0;1)))">
            <text:p/>
          </table:table-cell>
          <table:table-cell table:style-name="ce57" table:number-columns-repeated="287"/>
        </table:table-row>
        <table:table-row table:style-name="ro2">
          <table:table-cell table:formula="of:=MAX([.A34:.B34])" office:value-type="float" office:value="0" calcext:value-type="float">
            <text:p>0</text:p>
          </table:table-cell>
          <table:table-cell table:style-name="ce6" table:formula="of:=IFERROR((LEN([.NG34])-SEARCH(&quot;0[^0]*$&quot;;[.NG34]));LEN([.NG34]))" office:value-type="float" office:value="0" calcext:value-type="float">
            <text:p>0</text:p>
          </table:table-cell>
          <table:table-cell table:formula="of:=COUNTA([.E34:.NF34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34:.ABI34])">
            <text:p/>
          </table:table-cell>
          <table:table-cell table:style-name="ce34" table:formula="of:=IF([.E$3]=&quot;&quot;;&quot;&quot;;(IF(OR([.E34]=&quot;&quot;;[.E34]=0);0;1)))">
            <text:p/>
          </table:table-cell>
          <table:table-cell table:style-name="ce34" table:formula="of:=IF([.F$3]=&quot;&quot;;&quot;&quot;;(IF(OR([.F34]=&quot;&quot;;[.F34]=0);0;1)))">
            <text:p/>
          </table:table-cell>
          <table:table-cell table:style-name="ce34" table:formula="of:=IF([.G$3]=&quot;&quot;;&quot;&quot;;(IF(OR([.G34]=&quot;&quot;;[.G34]=0);0;1)))">
            <text:p/>
          </table:table-cell>
          <table:table-cell table:style-name="ce34" table:formula="of:=IF([.H$3]=&quot;&quot;;&quot;&quot;;(IF(OR([.H34]=&quot;&quot;;[.H34]=0);0;1)))">
            <text:p/>
          </table:table-cell>
          <table:table-cell table:style-name="ce35" table:formula="of:=IF([.I$3]=&quot;&quot;;&quot;&quot;;(IF(OR([.I34]=&quot;&quot;;[.I34]=0);0;1)))">
            <text:p/>
          </table:table-cell>
          <table:table-cell table:style-name="ce35" table:formula="of:=IF([.J$3]=&quot;&quot;;&quot;&quot;;(IF(OR([.J34]=&quot;&quot;;[.J34]=0);0;1)))">
            <text:p/>
          </table:table-cell>
          <table:table-cell table:style-name="ce35" table:formula="of:=IF([.K$3]=&quot;&quot;;&quot;&quot;;(IF(OR([.K34]=&quot;&quot;;[.K34]=0);0;1)))">
            <text:p/>
          </table:table-cell>
          <table:table-cell table:style-name="ce35" table:formula="of:=IF([.L$3]=&quot;&quot;;&quot;&quot;;(IF(OR([.L34]=&quot;&quot;;[.L34]=0);0;1)))">
            <text:p/>
          </table:table-cell>
          <table:table-cell table:style-name="ce35" table:formula="of:=IF([.M$3]=&quot;&quot;;&quot;&quot;;(IF(OR([.M34]=&quot;&quot;;[.M34]=0);0;1)))">
            <text:p/>
          </table:table-cell>
          <table:table-cell table:style-name="ce35" table:formula="of:=IF([.N$3]=&quot;&quot;;&quot;&quot;;(IF(OR([.N34]=&quot;&quot;;[.N34]=0);0;1)))">
            <text:p/>
          </table:table-cell>
          <table:table-cell table:style-name="ce35" table:formula="of:=IF([.O$3]=&quot;&quot;;&quot;&quot;;(IF(OR([.O34]=&quot;&quot;;[.O34]=0);0;1)))">
            <text:p/>
          </table:table-cell>
          <table:table-cell table:style-name="ce35" table:formula="of:=IF([.P$3]=&quot;&quot;;&quot;&quot;;(IF(OR([.P34]=&quot;&quot;;[.P34]=0);0;1)))">
            <text:p/>
          </table:table-cell>
          <table:table-cell table:style-name="ce35" table:formula="of:=IF([.Q$3]=&quot;&quot;;&quot;&quot;;(IF(OR([.Q34]=&quot;&quot;;[.Q34]=0);0;1)))">
            <text:p/>
          </table:table-cell>
          <table:table-cell table:style-name="ce35" table:formula="of:=IF([.R$3]=&quot;&quot;;&quot;&quot;;(IF(OR([.R34]=&quot;&quot;;[.R34]=0);0;1)))">
            <text:p/>
          </table:table-cell>
          <table:table-cell table:style-name="ce35" table:formula="of:=IF([.S$3]=&quot;&quot;;&quot;&quot;;(IF(OR([.S34]=&quot;&quot;;[.S34]=0);0;1)))">
            <text:p/>
          </table:table-cell>
          <table:table-cell table:style-name="ce35" table:formula="of:=IF([.T$3]=&quot;&quot;;&quot;&quot;;(IF(OR([.T34]=&quot;&quot;;[.T34]=0);0;1)))">
            <text:p/>
          </table:table-cell>
          <table:table-cell table:style-name="ce35" table:formula="of:=IF([.U$3]=&quot;&quot;;&quot;&quot;;(IF(OR([.U34]=&quot;&quot;;[.U34]=0);0;1)))">
            <text:p/>
          </table:table-cell>
          <table:table-cell table:style-name="ce35" table:formula="of:=IF([.V$3]=&quot;&quot;;&quot;&quot;;(IF(OR([.V34]=&quot;&quot;;[.V34]=0);0;1)))">
            <text:p/>
          </table:table-cell>
          <table:table-cell table:style-name="ce35" table:formula="of:=IF([.W$3]=&quot;&quot;;&quot;&quot;;(IF(OR([.W34]=&quot;&quot;;[.W34]=0);0;1)))">
            <text:p/>
          </table:table-cell>
          <table:table-cell table:style-name="ce35" table:formula="of:=IF([.X$3]=&quot;&quot;;&quot;&quot;;(IF(OR([.X34]=&quot;&quot;;[.X34]=0);0;1)))">
            <text:p/>
          </table:table-cell>
          <table:table-cell table:style-name="ce35" table:formula="of:=IF([.Y$3]=&quot;&quot;;&quot;&quot;;(IF(OR([.Y34]=&quot;&quot;;[.Y34]=0);0;1)))">
            <text:p/>
          </table:table-cell>
          <table:table-cell table:style-name="ce35" table:formula="of:=IF([.Z$3]=&quot;&quot;;&quot;&quot;;(IF(OR([.Z34]=&quot;&quot;;[.Z34]=0);0;1)))">
            <text:p/>
          </table:table-cell>
          <table:table-cell table:style-name="ce35" table:formula="of:=IF([.AA$3]=&quot;&quot;;&quot;&quot;;(IF(OR([.AA34]=&quot;&quot;;[.AA34]=0);0;1)))">
            <text:p/>
          </table:table-cell>
          <table:table-cell table:style-name="ce35" table:formula="of:=IF([.AB$3]=&quot;&quot;;&quot;&quot;;(IF(OR([.AB34]=&quot;&quot;;[.AB34]=0);0;1)))">
            <text:p/>
          </table:table-cell>
          <table:table-cell table:style-name="ce35" table:formula="of:=IF([.AC$3]=&quot;&quot;;&quot;&quot;;(IF(OR([.AC34]=&quot;&quot;;[.AC34]=0);0;1)))">
            <text:p/>
          </table:table-cell>
          <table:table-cell table:style-name="ce35" table:formula="of:=IF([.AD$3]=&quot;&quot;;&quot;&quot;;(IF(OR([.AD34]=&quot;&quot;;[.AD34]=0);0;1)))">
            <text:p/>
          </table:table-cell>
          <table:table-cell table:style-name="ce35" table:formula="of:=IF([.AE$3]=&quot;&quot;;&quot;&quot;;(IF(OR([.AE34]=&quot;&quot;;[.AE34]=0);0;1)))">
            <text:p/>
          </table:table-cell>
          <table:table-cell table:style-name="ce35" table:formula="of:=IF([.AF$3]=&quot;&quot;;&quot;&quot;;(IF(OR([.AF34]=&quot;&quot;;[.AF34]=0);0;1)))">
            <text:p/>
          </table:table-cell>
          <table:table-cell table:style-name="ce35" table:formula="of:=IF([.AG$3]=&quot;&quot;;&quot;&quot;;(IF(OR([.AG34]=&quot;&quot;;[.AG34]=0);0;1)))">
            <text:p/>
          </table:table-cell>
          <table:table-cell table:style-name="ce35" table:formula="of:=IF([.AH$3]=&quot;&quot;;&quot;&quot;;(IF(OR([.AH34]=&quot;&quot;;[.AH34]=0);0;1)))">
            <text:p/>
          </table:table-cell>
          <table:table-cell table:style-name="ce35" table:formula="of:=IF([.AI$3]=&quot;&quot;;&quot;&quot;;(IF(OR([.AI34]=&quot;&quot;;[.AI34]=0);0;1)))">
            <text:p/>
          </table:table-cell>
          <table:table-cell table:style-name="ce35" table:formula="of:=IF([.AJ$3]=&quot;&quot;;&quot;&quot;;(IF(OR([.AJ34]=&quot;&quot;;[.AJ34]=0);0;1)))">
            <text:p/>
          </table:table-cell>
          <table:table-cell table:style-name="ce35" table:formula="of:=IF([.AK$3]=&quot;&quot;;&quot;&quot;;(IF(OR([.AK34]=&quot;&quot;;[.AK34]=0);0;1)))">
            <text:p/>
          </table:table-cell>
          <table:table-cell table:style-name="ce35" table:formula="of:=IF([.AL$3]=&quot;&quot;;&quot;&quot;;(IF(OR([.AL34]=&quot;&quot;;[.AL34]=0);0;1)))">
            <text:p/>
          </table:table-cell>
          <table:table-cell table:style-name="ce35" table:formula="of:=IF([.AM$3]=&quot;&quot;;&quot;&quot;;(IF(OR([.AM34]=&quot;&quot;;[.AM34]=0);0;1)))">
            <text:p/>
          </table:table-cell>
          <table:table-cell table:style-name="ce35" table:formula="of:=IF([.AN$3]=&quot;&quot;;&quot;&quot;;(IF(OR([.AN34]=&quot;&quot;;[.AN34]=0);0;1)))">
            <text:p/>
          </table:table-cell>
          <table:table-cell table:style-name="ce35" table:formula="of:=IF([.AO$3]=&quot;&quot;;&quot;&quot;;(IF(OR([.AO34]=&quot;&quot;;[.AO34]=0);0;1)))">
            <text:p/>
          </table:table-cell>
          <table:table-cell table:style-name="ce35" table:formula="of:=IF([.AP$3]=&quot;&quot;;&quot;&quot;;(IF(OR([.AP34]=&quot;&quot;;[.AP34]=0);0;1)))">
            <text:p/>
          </table:table-cell>
          <table:table-cell table:style-name="ce35" table:formula="of:=IF([.AQ$3]=&quot;&quot;;&quot;&quot;;(IF(OR([.AQ34]=&quot;&quot;;[.AQ34]=0);0;1)))">
            <text:p/>
          </table:table-cell>
          <table:table-cell table:style-name="ce35" table:formula="of:=IF([.AR$3]=&quot;&quot;;&quot;&quot;;(IF(OR([.AR34]=&quot;&quot;;[.AR34]=0);0;1)))">
            <text:p/>
          </table:table-cell>
          <table:table-cell table:style-name="ce35" table:formula="of:=IF([.AS$3]=&quot;&quot;;&quot;&quot;;(IF(OR([.AS34]=&quot;&quot;;[.AS34]=0);0;1)))">
            <text:p/>
          </table:table-cell>
          <table:table-cell table:style-name="ce35" table:formula="of:=IF([.AT$3]=&quot;&quot;;&quot;&quot;;(IF(OR([.AT34]=&quot;&quot;;[.AT34]=0);0;1)))">
            <text:p/>
          </table:table-cell>
          <table:table-cell table:style-name="ce35" table:formula="of:=IF([.AU$3]=&quot;&quot;;&quot;&quot;;(IF(OR([.AU34]=&quot;&quot;;[.AU34]=0);0;1)))">
            <text:p/>
          </table:table-cell>
          <table:table-cell table:style-name="ce35" table:formula="of:=IF([.AV$3]=&quot;&quot;;&quot;&quot;;(IF(OR([.AV34]=&quot;&quot;;[.AV34]=0);0;1)))">
            <text:p/>
          </table:table-cell>
          <table:table-cell table:style-name="ce35" table:formula="of:=IF([.AW$3]=&quot;&quot;;&quot;&quot;;(IF(OR([.AW34]=&quot;&quot;;[.AW34]=0);0;1)))">
            <text:p/>
          </table:table-cell>
          <table:table-cell table:style-name="ce35" table:formula="of:=IF([.AX$3]=&quot;&quot;;&quot;&quot;;(IF(OR([.AX34]=&quot;&quot;;[.AX34]=0);0;1)))">
            <text:p/>
          </table:table-cell>
          <table:table-cell table:style-name="ce35" table:formula="of:=IF([.AY$3]=&quot;&quot;;&quot;&quot;;(IF(OR([.AY34]=&quot;&quot;;[.AY34]=0);0;1)))">
            <text:p/>
          </table:table-cell>
          <table:table-cell table:style-name="ce35" table:formula="of:=IF([.AZ$3]=&quot;&quot;;&quot;&quot;;(IF(OR([.AZ34]=&quot;&quot;;[.AZ34]=0);0;1)))">
            <text:p/>
          </table:table-cell>
          <table:table-cell table:style-name="ce35" table:formula="of:=IF([.BA$3]=&quot;&quot;;&quot;&quot;;(IF(OR([.BA34]=&quot;&quot;;[.BA34]=0);0;1)))">
            <text:p/>
          </table:table-cell>
          <table:table-cell table:style-name="ce35" table:formula="of:=IF([.BB$3]=&quot;&quot;;&quot;&quot;;(IF(OR([.BB34]=&quot;&quot;;[.BB34]=0);0;1)))">
            <text:p/>
          </table:table-cell>
          <table:table-cell table:style-name="ce35" table:formula="of:=IF([.BC$3]=&quot;&quot;;&quot;&quot;;(IF(OR([.BC34]=&quot;&quot;;[.BC34]=0);0;1)))">
            <text:p/>
          </table:table-cell>
          <table:table-cell table:style-name="ce35" table:formula="of:=IF([.BD$3]=&quot;&quot;;&quot;&quot;;(IF(OR([.BD34]=&quot;&quot;;[.BD34]=0);0;1)))">
            <text:p/>
          </table:table-cell>
          <table:table-cell table:style-name="ce35" table:formula="of:=IF([.BE$3]=&quot;&quot;;&quot;&quot;;(IF(OR([.BE34]=&quot;&quot;;[.BE34]=0);0;1)))">
            <text:p/>
          </table:table-cell>
          <table:table-cell table:style-name="ce35" table:formula="of:=IF([.BF$3]=&quot;&quot;;&quot;&quot;;(IF(OR([.BF34]=&quot;&quot;;[.BF34]=0);0;1)))">
            <text:p/>
          </table:table-cell>
          <table:table-cell table:style-name="ce35" table:formula="of:=IF([.BG$3]=&quot;&quot;;&quot;&quot;;(IF(OR([.BG34]=&quot;&quot;;[.BG34]=0);0;1)))">
            <text:p/>
          </table:table-cell>
          <table:table-cell table:style-name="ce35" table:formula="of:=IF([.BH$3]=&quot;&quot;;&quot;&quot;;(IF(OR([.BH34]=&quot;&quot;;[.BH34]=0);0;1)))">
            <text:p/>
          </table:table-cell>
          <table:table-cell table:style-name="ce35" table:formula="of:=IF([.BI$3]=&quot;&quot;;&quot;&quot;;(IF(OR([.BI34]=&quot;&quot;;[.BI34]=0);0;1)))">
            <text:p/>
          </table:table-cell>
          <table:table-cell table:style-name="ce35" table:formula="of:=IF([.BJ$3]=&quot;&quot;;&quot;&quot;;(IF(OR([.BJ34]=&quot;&quot;;[.BJ34]=0);0;1)))">
            <text:p/>
          </table:table-cell>
          <table:table-cell table:style-name="ce35" table:formula="of:=IF([.BK$3]=&quot;&quot;;&quot;&quot;;(IF(OR([.BK34]=&quot;&quot;;[.BK34]=0);0;1)))">
            <text:p/>
          </table:table-cell>
          <table:table-cell table:style-name="ce35" table:formula="of:=IF([.BL$3]=&quot;&quot;;&quot;&quot;;(IF(OR([.BL34]=&quot;&quot;;[.BL34]=0);0;1)))">
            <text:p/>
          </table:table-cell>
          <table:table-cell table:style-name="ce35" table:formula="of:=IF([.BM$3]=&quot;&quot;;&quot;&quot;;(IF(OR([.BM34]=&quot;&quot;;[.BM34]=0);0;1)))">
            <text:p/>
          </table:table-cell>
          <table:table-cell table:style-name="ce35" table:formula="of:=IF([.BN$3]=&quot;&quot;;&quot;&quot;;(IF(OR([.BN34]=&quot;&quot;;[.BN34]=0);0;1)))">
            <text:p/>
          </table:table-cell>
          <table:table-cell table:style-name="ce35" table:formula="of:=IF([.BO$3]=&quot;&quot;;&quot;&quot;;(IF(OR([.BO34]=&quot;&quot;;[.BO34]=0);0;1)))">
            <text:p/>
          </table:table-cell>
          <table:table-cell table:style-name="ce35" table:formula="of:=IF([.BP$3]=&quot;&quot;;&quot;&quot;;(IF(OR([.BP34]=&quot;&quot;;[.BP34]=0);0;1)))">
            <text:p/>
          </table:table-cell>
          <table:table-cell table:style-name="ce35" table:formula="of:=IF([.BQ$3]=&quot;&quot;;&quot;&quot;;(IF(OR([.BQ34]=&quot;&quot;;[.BQ34]=0);0;1)))">
            <text:p/>
          </table:table-cell>
          <table:table-cell table:style-name="ce35" table:formula="of:=IF([.BR$3]=&quot;&quot;;&quot;&quot;;(IF(OR([.BR34]=&quot;&quot;;[.BR34]=0);0;1)))">
            <text:p/>
          </table:table-cell>
          <table:table-cell table:style-name="ce35" table:formula="of:=IF([.BS$3]=&quot;&quot;;&quot;&quot;;(IF(OR([.BS34]=&quot;&quot;;[.BS34]=0);0;1)))">
            <text:p/>
          </table:table-cell>
          <table:table-cell table:style-name="ce35" table:formula="of:=IF([.BT$3]=&quot;&quot;;&quot;&quot;;(IF(OR([.BT34]=&quot;&quot;;[.BT34]=0);0;1)))">
            <text:p/>
          </table:table-cell>
          <table:table-cell table:style-name="ce35" table:formula="of:=IF([.BU$3]=&quot;&quot;;&quot;&quot;;(IF(OR([.BU34]=&quot;&quot;;[.BU34]=0);0;1)))">
            <text:p/>
          </table:table-cell>
          <table:table-cell table:style-name="ce35" table:formula="of:=IF([.BV$3]=&quot;&quot;;&quot;&quot;;(IF(OR([.BV34]=&quot;&quot;;[.BV34]=0);0;1)))">
            <text:p/>
          </table:table-cell>
          <table:table-cell table:style-name="ce35" table:formula="of:=IF([.BW$3]=&quot;&quot;;&quot;&quot;;(IF(OR([.BW34]=&quot;&quot;;[.BW34]=0);0;1)))">
            <text:p/>
          </table:table-cell>
          <table:table-cell table:style-name="ce35" table:formula="of:=IF([.BX$3]=&quot;&quot;;&quot;&quot;;(IF(OR([.BX34]=&quot;&quot;;[.BX34]=0);0;1)))">
            <text:p/>
          </table:table-cell>
          <table:table-cell table:style-name="ce35" table:formula="of:=IF([.BY$3]=&quot;&quot;;&quot;&quot;;(IF(OR([.BY34]=&quot;&quot;;[.BY34]=0);0;1)))">
            <text:p/>
          </table:table-cell>
          <table:table-cell table:style-name="ce35" table:formula="of:=IF([.BZ$3]=&quot;&quot;;&quot;&quot;;(IF(OR([.BZ34]=&quot;&quot;;[.BZ34]=0);0;1)))">
            <text:p/>
          </table:table-cell>
          <table:table-cell table:style-name="ce35" table:formula="of:=IF([.CA$3]=&quot;&quot;;&quot;&quot;;(IF(OR([.CA34]=&quot;&quot;;[.CA34]=0);0;1)))">
            <text:p/>
          </table:table-cell>
          <table:table-cell table:style-name="ce35" table:formula="of:=IF([.CB$3]=&quot;&quot;;&quot;&quot;;(IF(OR([.CB34]=&quot;&quot;;[.CB34]=0);0;1)))">
            <text:p/>
          </table:table-cell>
          <table:table-cell table:style-name="ce35" table:formula="of:=IF([.CC$3]=&quot;&quot;;&quot;&quot;;(IF(OR([.CC34]=&quot;&quot;;[.CC34]=0);0;1)))">
            <text:p/>
          </table:table-cell>
          <table:table-cell table:style-name="ce35" table:formula="of:=IF([.CD$3]=&quot;&quot;;&quot;&quot;;(IF(OR([.CD34]=&quot;&quot;;[.CD34]=0);0;1)))">
            <text:p/>
          </table:table-cell>
          <table:table-cell table:style-name="ce35" table:formula="of:=IF([.CE$3]=&quot;&quot;;&quot;&quot;;(IF(OR([.CE34]=&quot;&quot;;[.CE34]=0);0;1)))">
            <text:p/>
          </table:table-cell>
          <table:table-cell table:style-name="ce35" table:formula="of:=IF([.CF$3]=&quot;&quot;;&quot;&quot;;(IF(OR([.CF34]=&quot;&quot;;[.CF34]=0);0;1)))">
            <text:p/>
          </table:table-cell>
          <table:table-cell table:style-name="ce35" table:formula="of:=IF([.CG$3]=&quot;&quot;;&quot;&quot;;(IF(OR([.CG34]=&quot;&quot;;[.CG34]=0);0;1)))">
            <text:p/>
          </table:table-cell>
          <table:table-cell table:style-name="ce35" table:formula="of:=IF([.CH$3]=&quot;&quot;;&quot;&quot;;(IF(OR([.CH34]=&quot;&quot;;[.CH34]=0);0;1)))">
            <text:p/>
          </table:table-cell>
          <table:table-cell table:style-name="ce35" table:formula="of:=IF([.CI$3]=&quot;&quot;;&quot;&quot;;(IF(OR([.CI34]=&quot;&quot;;[.CI34]=0);0;1)))">
            <text:p/>
          </table:table-cell>
          <table:table-cell table:style-name="ce35" table:formula="of:=IF([.CJ$3]=&quot;&quot;;&quot;&quot;;(IF(OR([.CJ34]=&quot;&quot;;[.CJ34]=0);0;1)))">
            <text:p/>
          </table:table-cell>
          <table:table-cell table:style-name="ce35" table:formula="of:=IF([.CK$3]=&quot;&quot;;&quot;&quot;;(IF(OR([.CK34]=&quot;&quot;;[.CK34]=0);0;1)))">
            <text:p/>
          </table:table-cell>
          <table:table-cell table:style-name="ce35" table:formula="of:=IF([.CL$3]=&quot;&quot;;&quot;&quot;;(IF(OR([.CL34]=&quot;&quot;;[.CL34]=0);0;1)))">
            <text:p/>
          </table:table-cell>
          <table:table-cell table:style-name="ce35" table:formula="of:=IF([.CM$3]=&quot;&quot;;&quot;&quot;;(IF(OR([.CM34]=&quot;&quot;;[.CM34]=0);0;1)))">
            <text:p/>
          </table:table-cell>
          <table:table-cell table:style-name="ce35" table:formula="of:=IF([.CN$3]=&quot;&quot;;&quot;&quot;;(IF(OR([.CN34]=&quot;&quot;;[.CN34]=0);0;1)))">
            <text:p/>
          </table:table-cell>
          <table:table-cell table:style-name="ce35" table:formula="of:=IF([.CO$3]=&quot;&quot;;&quot;&quot;;(IF(OR([.CO34]=&quot;&quot;;[.CO34]=0);0;1)))">
            <text:p/>
          </table:table-cell>
          <table:table-cell table:style-name="ce35" table:formula="of:=IF([.CP$3]=&quot;&quot;;&quot;&quot;;(IF(OR([.CP34]=&quot;&quot;;[.CP34]=0);0;1)))">
            <text:p/>
          </table:table-cell>
          <table:table-cell table:style-name="ce35" table:formula="of:=IF([.CQ$3]=&quot;&quot;;&quot;&quot;;(IF(OR([.CQ34]=&quot;&quot;;[.CQ34]=0);0;1)))">
            <text:p/>
          </table:table-cell>
          <table:table-cell table:style-name="ce35" table:formula="of:=IF([.CR$3]=&quot;&quot;;&quot;&quot;;(IF(OR([.CR34]=&quot;&quot;;[.CR34]=0);0;1)))">
            <text:p/>
          </table:table-cell>
          <table:table-cell table:style-name="ce35" table:formula="of:=IF([.CS$3]=&quot;&quot;;&quot;&quot;;(IF(OR([.CS34]=&quot;&quot;;[.CS34]=0);0;1)))">
            <text:p/>
          </table:table-cell>
          <table:table-cell table:style-name="ce35" table:formula="of:=IF([.CT$3]=&quot;&quot;;&quot;&quot;;(IF(OR([.CT34]=&quot;&quot;;[.CT34]=0);0;1)))">
            <text:p/>
          </table:table-cell>
          <table:table-cell table:style-name="ce35" table:formula="of:=IF([.CU$3]=&quot;&quot;;&quot;&quot;;(IF(OR([.CU34]=&quot;&quot;;[.CU34]=0);0;1)))">
            <text:p/>
          </table:table-cell>
          <table:table-cell table:style-name="ce35" table:formula="of:=IF([.CV$3]=&quot;&quot;;&quot;&quot;;(IF(OR([.CV34]=&quot;&quot;;[.CV34]=0);0;1)))">
            <text:p/>
          </table:table-cell>
          <table:table-cell table:style-name="ce35" table:formula="of:=IF([.CW$3]=&quot;&quot;;&quot;&quot;;(IF(OR([.CW34]=&quot;&quot;;[.CW34]=0);0;1)))">
            <text:p/>
          </table:table-cell>
          <table:table-cell table:style-name="ce35" table:formula="of:=IF([.CX$3]=&quot;&quot;;&quot;&quot;;(IF(OR([.CX34]=&quot;&quot;;[.CX34]=0);0;1)))">
            <text:p/>
          </table:table-cell>
          <table:table-cell table:style-name="ce35" table:formula="of:=IF([.CY$3]=&quot;&quot;;&quot;&quot;;(IF(OR([.CY34]=&quot;&quot;;[.CY34]=0);0;1)))">
            <text:p/>
          </table:table-cell>
          <table:table-cell table:style-name="ce35" table:formula="of:=IF([.CZ$3]=&quot;&quot;;&quot;&quot;;(IF(OR([.CZ34]=&quot;&quot;;[.CZ34]=0);0;1)))">
            <text:p/>
          </table:table-cell>
          <table:table-cell table:style-name="ce35" table:formula="of:=IF([.DA$3]=&quot;&quot;;&quot;&quot;;(IF(OR([.DA34]=&quot;&quot;;[.DA34]=0);0;1)))">
            <text:p/>
          </table:table-cell>
          <table:table-cell table:style-name="ce35" table:formula="of:=IF([.DB$3]=&quot;&quot;;&quot;&quot;;(IF(OR([.DB34]=&quot;&quot;;[.DB34]=0);0;1)))">
            <text:p/>
          </table:table-cell>
          <table:table-cell table:style-name="ce35" table:formula="of:=IF([.DC$3]=&quot;&quot;;&quot;&quot;;(IF(OR([.DC34]=&quot;&quot;;[.DC34]=0);0;1)))">
            <text:p/>
          </table:table-cell>
          <table:table-cell table:style-name="ce35" table:formula="of:=IF([.DD$3]=&quot;&quot;;&quot;&quot;;(IF(OR([.DD34]=&quot;&quot;;[.DD34]=0);0;1)))">
            <text:p/>
          </table:table-cell>
          <table:table-cell table:style-name="ce35" table:formula="of:=IF([.DE$3]=&quot;&quot;;&quot;&quot;;(IF(OR([.DE34]=&quot;&quot;;[.DE34]=0);0;1)))">
            <text:p/>
          </table:table-cell>
          <table:table-cell table:style-name="ce35" table:formula="of:=IF([.DF$3]=&quot;&quot;;&quot;&quot;;(IF(OR([.DF34]=&quot;&quot;;[.DF34]=0);0;1)))">
            <text:p/>
          </table:table-cell>
          <table:table-cell table:style-name="ce35" table:formula="of:=IF([.DG$3]=&quot;&quot;;&quot;&quot;;(IF(OR([.DG34]=&quot;&quot;;[.DG34]=0);0;1)))">
            <text:p/>
          </table:table-cell>
          <table:table-cell table:style-name="ce35" table:formula="of:=IF([.DH$3]=&quot;&quot;;&quot;&quot;;(IF(OR([.DH34]=&quot;&quot;;[.DH34]=0);0;1)))">
            <text:p/>
          </table:table-cell>
          <table:table-cell table:style-name="ce35" table:formula="of:=IF([.DI$3]=&quot;&quot;;&quot;&quot;;(IF(OR([.DI34]=&quot;&quot;;[.DI34]=0);0;1)))">
            <text:p/>
          </table:table-cell>
          <table:table-cell table:style-name="ce35" table:formula="of:=IF([.DJ$3]=&quot;&quot;;&quot;&quot;;(IF(OR([.DJ34]=&quot;&quot;;[.DJ34]=0);0;1)))">
            <text:p/>
          </table:table-cell>
          <table:table-cell table:style-name="ce35" table:formula="of:=IF([.DK$3]=&quot;&quot;;&quot;&quot;;(IF(OR([.DK34]=&quot;&quot;;[.DK34]=0);0;1)))">
            <text:p/>
          </table:table-cell>
          <table:table-cell table:style-name="ce35" table:formula="of:=IF([.DL$3]=&quot;&quot;;&quot;&quot;;(IF(OR([.DL34]=&quot;&quot;;[.DL34]=0);0;1)))">
            <text:p/>
          </table:table-cell>
          <table:table-cell table:style-name="ce35" table:formula="of:=IF([.DM$3]=&quot;&quot;;&quot;&quot;;(IF(OR([.DM34]=&quot;&quot;;[.DM34]=0);0;1)))">
            <text:p/>
          </table:table-cell>
          <table:table-cell table:style-name="ce35" table:formula="of:=IF([.DN$3]=&quot;&quot;;&quot;&quot;;(IF(OR([.DN34]=&quot;&quot;;[.DN34]=0);0;1)))">
            <text:p/>
          </table:table-cell>
          <table:table-cell table:style-name="ce35" table:formula="of:=IF([.DO$3]=&quot;&quot;;&quot;&quot;;(IF(OR([.DO34]=&quot;&quot;;[.DO34]=0);0;1)))">
            <text:p/>
          </table:table-cell>
          <table:table-cell table:style-name="ce35" table:formula="of:=IF([.DP$3]=&quot;&quot;;&quot;&quot;;(IF(OR([.DP34]=&quot;&quot;;[.DP34]=0);0;1)))">
            <text:p/>
          </table:table-cell>
          <table:table-cell table:style-name="ce35" table:formula="of:=IF([.DQ$3]=&quot;&quot;;&quot;&quot;;(IF(OR([.DQ34]=&quot;&quot;;[.DQ34]=0);0;1)))">
            <text:p/>
          </table:table-cell>
          <table:table-cell table:style-name="ce35" table:formula="of:=IF([.DR$3]=&quot;&quot;;&quot;&quot;;(IF(OR([.DR34]=&quot;&quot;;[.DR34]=0);0;1)))">
            <text:p/>
          </table:table-cell>
          <table:table-cell table:style-name="ce35" table:formula="of:=IF([.DS$3]=&quot;&quot;;&quot;&quot;;(IF(OR([.DS34]=&quot;&quot;;[.DS34]=0);0;1)))">
            <text:p/>
          </table:table-cell>
          <table:table-cell table:style-name="ce35" table:formula="of:=IF([.DT$3]=&quot;&quot;;&quot;&quot;;(IF(OR([.DT34]=&quot;&quot;;[.DT34]=0);0;1)))">
            <text:p/>
          </table:table-cell>
          <table:table-cell table:style-name="ce35" table:formula="of:=IF([.DU$3]=&quot;&quot;;&quot;&quot;;(IF(OR([.DU34]=&quot;&quot;;[.DU34]=0);0;1)))">
            <text:p/>
          </table:table-cell>
          <table:table-cell table:style-name="ce35" table:formula="of:=IF([.DV$3]=&quot;&quot;;&quot;&quot;;(IF(OR([.DV34]=&quot;&quot;;[.DV34]=0);0;1)))">
            <text:p/>
          </table:table-cell>
          <table:table-cell table:style-name="ce35" table:formula="of:=IF([.DW$3]=&quot;&quot;;&quot;&quot;;(IF(OR([.DW34]=&quot;&quot;;[.DW34]=0);0;1)))">
            <text:p/>
          </table:table-cell>
          <table:table-cell table:style-name="ce35" table:formula="of:=IF([.DX$3]=&quot;&quot;;&quot;&quot;;(IF(OR([.DX34]=&quot;&quot;;[.DX34]=0);0;1)))">
            <text:p/>
          </table:table-cell>
          <table:table-cell table:style-name="ce35" table:formula="of:=IF([.DY$3]=&quot;&quot;;&quot;&quot;;(IF(OR([.DY34]=&quot;&quot;;[.DY34]=0);0;1)))">
            <text:p/>
          </table:table-cell>
          <table:table-cell table:style-name="ce35" table:formula="of:=IF([.DZ$3]=&quot;&quot;;&quot;&quot;;(IF(OR([.DZ34]=&quot;&quot;;[.DZ34]=0);0;1)))">
            <text:p/>
          </table:table-cell>
          <table:table-cell table:style-name="ce35" table:formula="of:=IF([.EA$3]=&quot;&quot;;&quot;&quot;;(IF(OR([.EA34]=&quot;&quot;;[.EA34]=0);0;1)))">
            <text:p/>
          </table:table-cell>
          <table:table-cell table:style-name="ce35" table:formula="of:=IF([.EB$3]=&quot;&quot;;&quot;&quot;;(IF(OR([.EB34]=&quot;&quot;;[.EB34]=0);0;1)))">
            <text:p/>
          </table:table-cell>
          <table:table-cell table:style-name="ce35" table:formula="of:=IF([.EC$3]=&quot;&quot;;&quot;&quot;;(IF(OR([.EC34]=&quot;&quot;;[.EC34]=0);0;1)))">
            <text:p/>
          </table:table-cell>
          <table:table-cell table:style-name="ce35" table:formula="of:=IF([.ED$3]=&quot;&quot;;&quot;&quot;;(IF(OR([.ED34]=&quot;&quot;;[.ED34]=0);0;1)))">
            <text:p/>
          </table:table-cell>
          <table:table-cell table:style-name="ce35" table:formula="of:=IF([.EE$3]=&quot;&quot;;&quot;&quot;;(IF(OR([.EE34]=&quot;&quot;;[.EE34]=0);0;1)))">
            <text:p/>
          </table:table-cell>
          <table:table-cell table:style-name="ce35" table:formula="of:=IF([.EF$3]=&quot;&quot;;&quot;&quot;;(IF(OR([.EF34]=&quot;&quot;;[.EF34]=0);0;1)))">
            <text:p/>
          </table:table-cell>
          <table:table-cell table:style-name="ce35" table:formula="of:=IF([.EG$3]=&quot;&quot;;&quot;&quot;;(IF(OR([.EG34]=&quot;&quot;;[.EG34]=0);0;1)))">
            <text:p/>
          </table:table-cell>
          <table:table-cell table:style-name="ce35" table:formula="of:=IF([.EH$3]=&quot;&quot;;&quot;&quot;;(IF(OR([.EH34]=&quot;&quot;;[.EH34]=0);0;1)))">
            <text:p/>
          </table:table-cell>
          <table:table-cell table:style-name="ce35" table:formula="of:=IF([.EI$3]=&quot;&quot;;&quot;&quot;;(IF(OR([.EI34]=&quot;&quot;;[.EI34]=0);0;1)))">
            <text:p/>
          </table:table-cell>
          <table:table-cell table:style-name="ce35" table:formula="of:=IF([.EJ$3]=&quot;&quot;;&quot;&quot;;(IF(OR([.EJ34]=&quot;&quot;;[.EJ34]=0);0;1)))">
            <text:p/>
          </table:table-cell>
          <table:table-cell table:style-name="ce35" table:formula="of:=IF([.EK$3]=&quot;&quot;;&quot;&quot;;(IF(OR([.EK34]=&quot;&quot;;[.EK34]=0);0;1)))">
            <text:p/>
          </table:table-cell>
          <table:table-cell table:style-name="ce35" table:formula="of:=IF([.EL$3]=&quot;&quot;;&quot;&quot;;(IF(OR([.EL34]=&quot;&quot;;[.EL34]=0);0;1)))">
            <text:p/>
          </table:table-cell>
          <table:table-cell table:style-name="ce35" table:formula="of:=IF([.EM$3]=&quot;&quot;;&quot;&quot;;(IF(OR([.EM34]=&quot;&quot;;[.EM34]=0);0;1)))">
            <text:p/>
          </table:table-cell>
          <table:table-cell table:style-name="ce35" table:formula="of:=IF([.EN$3]=&quot;&quot;;&quot;&quot;;(IF(OR([.EN34]=&quot;&quot;;[.EN34]=0);0;1)))">
            <text:p/>
          </table:table-cell>
          <table:table-cell table:style-name="ce35" table:formula="of:=IF([.EO$3]=&quot;&quot;;&quot;&quot;;(IF(OR([.EO34]=&quot;&quot;;[.EO34]=0);0;1)))">
            <text:p/>
          </table:table-cell>
          <table:table-cell table:style-name="ce35" table:formula="of:=IF([.EP$3]=&quot;&quot;;&quot;&quot;;(IF(OR([.EP34]=&quot;&quot;;[.EP34]=0);0;1)))">
            <text:p/>
          </table:table-cell>
          <table:table-cell table:style-name="ce35" table:formula="of:=IF([.EQ$3]=&quot;&quot;;&quot;&quot;;(IF(OR([.EQ34]=&quot;&quot;;[.EQ34]=0);0;1)))">
            <text:p/>
          </table:table-cell>
          <table:table-cell table:style-name="ce35" table:formula="of:=IF([.ER$3]=&quot;&quot;;&quot;&quot;;(IF(OR([.ER34]=&quot;&quot;;[.ER34]=0);0;1)))">
            <text:p/>
          </table:table-cell>
          <table:table-cell table:style-name="ce35" table:formula="of:=IF([.ES$3]=&quot;&quot;;&quot;&quot;;(IF(OR([.ES34]=&quot;&quot;;[.ES34]=0);0;1)))">
            <text:p/>
          </table:table-cell>
          <table:table-cell table:style-name="ce35" table:formula="of:=IF([.ET$3]=&quot;&quot;;&quot;&quot;;(IF(OR([.ET34]=&quot;&quot;;[.ET34]=0);0;1)))">
            <text:p/>
          </table:table-cell>
          <table:table-cell table:style-name="ce35" table:formula="of:=IF([.EU$3]=&quot;&quot;;&quot;&quot;;(IF(OR([.EU34]=&quot;&quot;;[.EU34]=0);0;1)))">
            <text:p/>
          </table:table-cell>
          <table:table-cell table:style-name="ce35" table:formula="of:=IF([.EV$3]=&quot;&quot;;&quot;&quot;;(IF(OR([.EV34]=&quot;&quot;;[.EV34]=0);0;1)))">
            <text:p/>
          </table:table-cell>
          <table:table-cell table:style-name="ce35" table:formula="of:=IF([.EW$3]=&quot;&quot;;&quot;&quot;;(IF(OR([.EW34]=&quot;&quot;;[.EW34]=0);0;1)))">
            <text:p/>
          </table:table-cell>
          <table:table-cell table:style-name="ce35" table:formula="of:=IF([.EX$3]=&quot;&quot;;&quot;&quot;;(IF(OR([.EX34]=&quot;&quot;;[.EX34]=0);0;1)))">
            <text:p/>
          </table:table-cell>
          <table:table-cell table:style-name="ce35" table:formula="of:=IF([.EY$3]=&quot;&quot;;&quot;&quot;;(IF(OR([.EY34]=&quot;&quot;;[.EY34]=0);0;1)))">
            <text:p/>
          </table:table-cell>
          <table:table-cell table:style-name="ce35" table:formula="of:=IF([.EZ$3]=&quot;&quot;;&quot;&quot;;(IF(OR([.EZ34]=&quot;&quot;;[.EZ34]=0);0;1)))">
            <text:p/>
          </table:table-cell>
          <table:table-cell table:style-name="ce35" table:formula="of:=IF([.FA$3]=&quot;&quot;;&quot;&quot;;(IF(OR([.FA34]=&quot;&quot;;[.FA34]=0);0;1)))">
            <text:p/>
          </table:table-cell>
          <table:table-cell table:style-name="ce35" table:formula="of:=IF([.FB$3]=&quot;&quot;;&quot;&quot;;(IF(OR([.FB34]=&quot;&quot;;[.FB34]=0);0;1)))">
            <text:p/>
          </table:table-cell>
          <table:table-cell table:style-name="ce35" table:formula="of:=IF([.FC$3]=&quot;&quot;;&quot;&quot;;(IF(OR([.FC34]=&quot;&quot;;[.FC34]=0);0;1)))">
            <text:p/>
          </table:table-cell>
          <table:table-cell table:style-name="ce35" table:formula="of:=IF([.FD$3]=&quot;&quot;;&quot;&quot;;(IF(OR([.FD34]=&quot;&quot;;[.FD34]=0);0;1)))">
            <text:p/>
          </table:table-cell>
          <table:table-cell table:style-name="ce35" table:formula="of:=IF([.FE$3]=&quot;&quot;;&quot;&quot;;(IF(OR([.FE34]=&quot;&quot;;[.FE34]=0);0;1)))">
            <text:p/>
          </table:table-cell>
          <table:table-cell table:style-name="ce35" table:formula="of:=IF([.FF$3]=&quot;&quot;;&quot;&quot;;(IF(OR([.FF34]=&quot;&quot;;[.FF34]=0);0;1)))">
            <text:p/>
          </table:table-cell>
          <table:table-cell table:style-name="ce35" table:formula="of:=IF([.FG$3]=&quot;&quot;;&quot;&quot;;(IF(OR([.FG34]=&quot;&quot;;[.FG34]=0);0;1)))">
            <text:p/>
          </table:table-cell>
          <table:table-cell table:style-name="ce35" table:formula="of:=IF([.FH$3]=&quot;&quot;;&quot;&quot;;(IF(OR([.FH34]=&quot;&quot;;[.FH34]=0);0;1)))">
            <text:p/>
          </table:table-cell>
          <table:table-cell table:style-name="ce35" table:formula="of:=IF([.FI$3]=&quot;&quot;;&quot;&quot;;(IF(OR([.FI34]=&quot;&quot;;[.FI34]=0);0;1)))">
            <text:p/>
          </table:table-cell>
          <table:table-cell table:style-name="ce35" table:formula="of:=IF([.FJ$3]=&quot;&quot;;&quot;&quot;;(IF(OR([.FJ34]=&quot;&quot;;[.FJ34]=0);0;1)))">
            <text:p/>
          </table:table-cell>
          <table:table-cell table:style-name="ce35" table:formula="of:=IF([.FK$3]=&quot;&quot;;&quot;&quot;;(IF(OR([.FK34]=&quot;&quot;;[.FK34]=0);0;1)))">
            <text:p/>
          </table:table-cell>
          <table:table-cell table:style-name="ce35" table:formula="of:=IF([.FL$3]=&quot;&quot;;&quot;&quot;;(IF(OR([.FL34]=&quot;&quot;;[.FL34]=0);0;1)))">
            <text:p/>
          </table:table-cell>
          <table:table-cell table:style-name="ce35" table:formula="of:=IF([.FM$3]=&quot;&quot;;&quot;&quot;;(IF(OR([.FM34]=&quot;&quot;;[.FM34]=0);0;1)))">
            <text:p/>
          </table:table-cell>
          <table:table-cell table:style-name="ce35" table:formula="of:=IF([.FN$3]=&quot;&quot;;&quot;&quot;;(IF(OR([.FN34]=&quot;&quot;;[.FN34]=0);0;1)))">
            <text:p/>
          </table:table-cell>
          <table:table-cell table:style-name="ce35" table:formula="of:=IF([.FO$3]=&quot;&quot;;&quot;&quot;;(IF(OR([.FO34]=&quot;&quot;;[.FO34]=0);0;1)))">
            <text:p/>
          </table:table-cell>
          <table:table-cell table:style-name="ce35" table:formula="of:=IF([.FP$3]=&quot;&quot;;&quot;&quot;;(IF(OR([.FP34]=&quot;&quot;;[.FP34]=0);0;1)))">
            <text:p/>
          </table:table-cell>
          <table:table-cell table:style-name="ce35" table:formula="of:=IF([.FQ$3]=&quot;&quot;;&quot;&quot;;(IF(OR([.FQ34]=&quot;&quot;;[.FQ34]=0);0;1)))">
            <text:p/>
          </table:table-cell>
          <table:table-cell table:style-name="ce35" table:formula="of:=IF([.FR$3]=&quot;&quot;;&quot;&quot;;(IF(OR([.FR34]=&quot;&quot;;[.FR34]=0);0;1)))">
            <text:p/>
          </table:table-cell>
          <table:table-cell table:style-name="ce35" table:formula="of:=IF([.FS$3]=&quot;&quot;;&quot;&quot;;(IF(OR([.FS34]=&quot;&quot;;[.FS34]=0);0;1)))">
            <text:p/>
          </table:table-cell>
          <table:table-cell table:style-name="ce35" table:formula="of:=IF([.FT$3]=&quot;&quot;;&quot;&quot;;(IF(OR([.FT34]=&quot;&quot;;[.FT34]=0);0;1)))">
            <text:p/>
          </table:table-cell>
          <table:table-cell table:style-name="ce35" table:formula="of:=IF([.FU$3]=&quot;&quot;;&quot;&quot;;(IF(OR([.FU34]=&quot;&quot;;[.FU34]=0);0;1)))">
            <text:p/>
          </table:table-cell>
          <table:table-cell table:style-name="ce35" table:formula="of:=IF([.FV$3]=&quot;&quot;;&quot;&quot;;(IF(OR([.FV34]=&quot;&quot;;[.FV34]=0);0;1)))">
            <text:p/>
          </table:table-cell>
          <table:table-cell table:style-name="ce35" table:formula="of:=IF([.FW$3]=&quot;&quot;;&quot;&quot;;(IF(OR([.FW34]=&quot;&quot;;[.FW34]=0);0;1)))">
            <text:p/>
          </table:table-cell>
          <table:table-cell table:style-name="ce35" table:formula="of:=IF([.FX$3]=&quot;&quot;;&quot;&quot;;(IF(OR([.FX34]=&quot;&quot;;[.FX34]=0);0;1)))">
            <text:p/>
          </table:table-cell>
          <table:table-cell table:style-name="ce35" table:formula="of:=IF([.FY$3]=&quot;&quot;;&quot;&quot;;(IF(OR([.FY34]=&quot;&quot;;[.FY34]=0);0;1)))">
            <text:p/>
          </table:table-cell>
          <table:table-cell table:style-name="ce35" table:formula="of:=IF([.FZ$3]=&quot;&quot;;&quot;&quot;;(IF(OR([.FZ34]=&quot;&quot;;[.FZ34]=0);0;1)))">
            <text:p/>
          </table:table-cell>
          <table:table-cell table:style-name="ce35" table:formula="of:=IF([.GA$3]=&quot;&quot;;&quot;&quot;;(IF(OR([.GA34]=&quot;&quot;;[.GA34]=0);0;1)))">
            <text:p/>
          </table:table-cell>
          <table:table-cell table:style-name="ce35" table:formula="of:=IF([.GB$3]=&quot;&quot;;&quot;&quot;;(IF(OR([.GB34]=&quot;&quot;;[.GB34]=0);0;1)))">
            <text:p/>
          </table:table-cell>
          <table:table-cell table:style-name="ce35" table:formula="of:=IF([.GC$3]=&quot;&quot;;&quot;&quot;;(IF(OR([.GC34]=&quot;&quot;;[.GC34]=0);0;1)))">
            <text:p/>
          </table:table-cell>
          <table:table-cell table:style-name="ce35" table:formula="of:=IF([.GD$3]=&quot;&quot;;&quot;&quot;;(IF(OR([.GD34]=&quot;&quot;;[.GD34]=0);0;1)))">
            <text:p/>
          </table:table-cell>
          <table:table-cell table:style-name="ce35" table:formula="of:=IF([.GE$3]=&quot;&quot;;&quot;&quot;;(IF(OR([.GE34]=&quot;&quot;;[.GE34]=0);0;1)))">
            <text:p/>
          </table:table-cell>
          <table:table-cell table:style-name="ce35" table:formula="of:=IF([.GF$3]=&quot;&quot;;&quot;&quot;;(IF(OR([.GF34]=&quot;&quot;;[.GF34]=0);0;1)))">
            <text:p/>
          </table:table-cell>
          <table:table-cell table:style-name="ce35" table:formula="of:=IF([.GG$3]=&quot;&quot;;&quot;&quot;;(IF(OR([.GG34]=&quot;&quot;;[.GG34]=0);0;1)))">
            <text:p/>
          </table:table-cell>
          <table:table-cell table:style-name="ce35" table:formula="of:=IF([.GH$3]=&quot;&quot;;&quot;&quot;;(IF(OR([.GH34]=&quot;&quot;;[.GH34]=0);0;1)))">
            <text:p/>
          </table:table-cell>
          <table:table-cell table:style-name="ce35" table:formula="of:=IF([.GI$3]=&quot;&quot;;&quot;&quot;;(IF(OR([.GI34]=&quot;&quot;;[.GI34]=0);0;1)))">
            <text:p/>
          </table:table-cell>
          <table:table-cell table:style-name="ce35" table:formula="of:=IF([.GJ$3]=&quot;&quot;;&quot;&quot;;(IF(OR([.GJ34]=&quot;&quot;;[.GJ34]=0);0;1)))">
            <text:p/>
          </table:table-cell>
          <table:table-cell table:style-name="ce35" table:formula="of:=IF([.GK$3]=&quot;&quot;;&quot;&quot;;(IF(OR([.GK34]=&quot;&quot;;[.GK34]=0);0;1)))">
            <text:p/>
          </table:table-cell>
          <table:table-cell table:style-name="ce35" table:formula="of:=IF([.GL$3]=&quot;&quot;;&quot;&quot;;(IF(OR([.GL34]=&quot;&quot;;[.GL34]=0);0;1)))">
            <text:p/>
          </table:table-cell>
          <table:table-cell table:style-name="ce35" table:formula="of:=IF([.GM$3]=&quot;&quot;;&quot;&quot;;(IF(OR([.GM34]=&quot;&quot;;[.GM34]=0);0;1)))">
            <text:p/>
          </table:table-cell>
          <table:table-cell table:style-name="ce35" table:formula="of:=IF([.GN$3]=&quot;&quot;;&quot;&quot;;(IF(OR([.GN34]=&quot;&quot;;[.GN34]=0);0;1)))">
            <text:p/>
          </table:table-cell>
          <table:table-cell table:style-name="ce35" table:formula="of:=IF([.GO$3]=&quot;&quot;;&quot;&quot;;(IF(OR([.GO34]=&quot;&quot;;[.GO34]=0);0;1)))">
            <text:p/>
          </table:table-cell>
          <table:table-cell table:style-name="ce35" table:formula="of:=IF([.GP$3]=&quot;&quot;;&quot;&quot;;(IF(OR([.GP34]=&quot;&quot;;[.GP34]=0);0;1)))">
            <text:p/>
          </table:table-cell>
          <table:table-cell table:style-name="ce35" table:formula="of:=IF([.GQ$3]=&quot;&quot;;&quot;&quot;;(IF(OR([.GQ34]=&quot;&quot;;[.GQ34]=0);0;1)))">
            <text:p/>
          </table:table-cell>
          <table:table-cell table:style-name="ce35" table:formula="of:=IF([.GR$3]=&quot;&quot;;&quot;&quot;;(IF(OR([.GR34]=&quot;&quot;;[.GR34]=0);0;1)))">
            <text:p/>
          </table:table-cell>
          <table:table-cell table:style-name="ce35" table:formula="of:=IF([.GS$3]=&quot;&quot;;&quot;&quot;;(IF(OR([.GS34]=&quot;&quot;;[.GS34]=0);0;1)))">
            <text:p/>
          </table:table-cell>
          <table:table-cell table:style-name="ce35" table:formula="of:=IF([.GT$3]=&quot;&quot;;&quot;&quot;;(IF(OR([.GT34]=&quot;&quot;;[.GT34]=0);0;1)))">
            <text:p/>
          </table:table-cell>
          <table:table-cell table:style-name="ce35" table:formula="of:=IF([.GU$3]=&quot;&quot;;&quot;&quot;;(IF(OR([.GU34]=&quot;&quot;;[.GU34]=0);0;1)))">
            <text:p/>
          </table:table-cell>
          <table:table-cell table:style-name="ce35" table:formula="of:=IF([.GV$3]=&quot;&quot;;&quot;&quot;;(IF(OR([.GV34]=&quot;&quot;;[.GV34]=0);0;1)))">
            <text:p/>
          </table:table-cell>
          <table:table-cell table:style-name="ce35" table:formula="of:=IF([.GW$3]=&quot;&quot;;&quot;&quot;;(IF(OR([.GW34]=&quot;&quot;;[.GW34]=0);0;1)))">
            <text:p/>
          </table:table-cell>
          <table:table-cell table:style-name="ce35" table:formula="of:=IF([.GX$3]=&quot;&quot;;&quot;&quot;;(IF(OR([.GX34]=&quot;&quot;;[.GX34]=0);0;1)))">
            <text:p/>
          </table:table-cell>
          <table:table-cell table:style-name="ce35" table:formula="of:=IF([.GY$3]=&quot;&quot;;&quot;&quot;;(IF(OR([.GY34]=&quot;&quot;;[.GY34]=0);0;1)))">
            <text:p/>
          </table:table-cell>
          <table:table-cell table:style-name="ce35" table:formula="of:=IF([.GZ$3]=&quot;&quot;;&quot;&quot;;(IF(OR([.GZ34]=&quot;&quot;;[.GZ34]=0);0;1)))">
            <text:p/>
          </table:table-cell>
          <table:table-cell table:style-name="ce35" table:formula="of:=IF([.HA$3]=&quot;&quot;;&quot;&quot;;(IF(OR([.HA34]=&quot;&quot;;[.HA34]=0);0;1)))">
            <text:p/>
          </table:table-cell>
          <table:table-cell table:style-name="ce35" table:formula="of:=IF([.HB$3]=&quot;&quot;;&quot;&quot;;(IF(OR([.HB34]=&quot;&quot;;[.HB34]=0);0;1)))">
            <text:p/>
          </table:table-cell>
          <table:table-cell table:style-name="ce35" table:formula="of:=IF([.HC$3]=&quot;&quot;;&quot;&quot;;(IF(OR([.HC34]=&quot;&quot;;[.HC34]=0);0;1)))">
            <text:p/>
          </table:table-cell>
          <table:table-cell table:style-name="ce35" table:formula="of:=IF([.HD$3]=&quot;&quot;;&quot;&quot;;(IF(OR([.HD34]=&quot;&quot;;[.HD34]=0);0;1)))">
            <text:p/>
          </table:table-cell>
          <table:table-cell table:style-name="ce35" table:formula="of:=IF([.HE$3]=&quot;&quot;;&quot;&quot;;(IF(OR([.HE34]=&quot;&quot;;[.HE34]=0);0;1)))">
            <text:p/>
          </table:table-cell>
          <table:table-cell table:style-name="ce35" table:formula="of:=IF([.HF$3]=&quot;&quot;;&quot;&quot;;(IF(OR([.HF34]=&quot;&quot;;[.HF34]=0);0;1)))">
            <text:p/>
          </table:table-cell>
          <table:table-cell table:style-name="ce35" table:formula="of:=IF([.HG$3]=&quot;&quot;;&quot;&quot;;(IF(OR([.HG34]=&quot;&quot;;[.HG34]=0);0;1)))">
            <text:p/>
          </table:table-cell>
          <table:table-cell table:style-name="ce35" table:formula="of:=IF([.HH$3]=&quot;&quot;;&quot;&quot;;(IF(OR([.HH34]=&quot;&quot;;[.HH34]=0);0;1)))">
            <text:p/>
          </table:table-cell>
          <table:table-cell table:style-name="ce35" table:formula="of:=IF([.HI$3]=&quot;&quot;;&quot;&quot;;(IF(OR([.HI34]=&quot;&quot;;[.HI34]=0);0;1)))">
            <text:p/>
          </table:table-cell>
          <table:table-cell table:style-name="ce35" table:formula="of:=IF([.HJ$3]=&quot;&quot;;&quot;&quot;;(IF(OR([.HJ34]=&quot;&quot;;[.HJ34]=0);0;1)))">
            <text:p/>
          </table:table-cell>
          <table:table-cell table:style-name="ce35" table:formula="of:=IF([.HK$3]=&quot;&quot;;&quot;&quot;;(IF(OR([.HK34]=&quot;&quot;;[.HK34]=0);0;1)))">
            <text:p/>
          </table:table-cell>
          <table:table-cell table:style-name="ce35" table:formula="of:=IF([.HL$3]=&quot;&quot;;&quot;&quot;;(IF(OR([.HL34]=&quot;&quot;;[.HL34]=0);0;1)))">
            <text:p/>
          </table:table-cell>
          <table:table-cell table:style-name="ce35" table:formula="of:=IF([.HM$3]=&quot;&quot;;&quot;&quot;;(IF(OR([.HM34]=&quot;&quot;;[.HM34]=0);0;1)))">
            <text:p/>
          </table:table-cell>
          <table:table-cell table:style-name="ce35" table:formula="of:=IF([.HN$3]=&quot;&quot;;&quot;&quot;;(IF(OR([.HN34]=&quot;&quot;;[.HN34]=0);0;1)))">
            <text:p/>
          </table:table-cell>
          <table:table-cell table:style-name="ce35" table:formula="of:=IF([.HO$3]=&quot;&quot;;&quot;&quot;;(IF(OR([.HO34]=&quot;&quot;;[.HO34]=0);0;1)))">
            <text:p/>
          </table:table-cell>
          <table:table-cell table:style-name="ce35" table:formula="of:=IF([.HP$3]=&quot;&quot;;&quot;&quot;;(IF(OR([.HP34]=&quot;&quot;;[.HP34]=0);0;1)))">
            <text:p/>
          </table:table-cell>
          <table:table-cell table:style-name="ce35" table:formula="of:=IF([.HQ$3]=&quot;&quot;;&quot;&quot;;(IF(OR([.HQ34]=&quot;&quot;;[.HQ34]=0);0;1)))">
            <text:p/>
          </table:table-cell>
          <table:table-cell table:style-name="ce35" table:formula="of:=IF([.HR$3]=&quot;&quot;;&quot;&quot;;(IF(OR([.HR34]=&quot;&quot;;[.HR34]=0);0;1)))">
            <text:p/>
          </table:table-cell>
          <table:table-cell table:style-name="ce35" table:formula="of:=IF([.HS$3]=&quot;&quot;;&quot;&quot;;(IF(OR([.HS34]=&quot;&quot;;[.HS34]=0);0;1)))">
            <text:p/>
          </table:table-cell>
          <table:table-cell table:style-name="ce35" table:formula="of:=IF([.HT$3]=&quot;&quot;;&quot;&quot;;(IF(OR([.HT34]=&quot;&quot;;[.HT34]=0);0;1)))">
            <text:p/>
          </table:table-cell>
          <table:table-cell table:style-name="ce35" table:formula="of:=IF([.HU$3]=&quot;&quot;;&quot;&quot;;(IF(OR([.HU34]=&quot;&quot;;[.HU34]=0);0;1)))">
            <text:p/>
          </table:table-cell>
          <table:table-cell table:style-name="ce35" table:formula="of:=IF([.HV$3]=&quot;&quot;;&quot;&quot;;(IF(OR([.HV34]=&quot;&quot;;[.HV34]=0);0;1)))">
            <text:p/>
          </table:table-cell>
          <table:table-cell table:style-name="ce35" table:formula="of:=IF([.HW$3]=&quot;&quot;;&quot;&quot;;(IF(OR([.HW34]=&quot;&quot;;[.HW34]=0);0;1)))">
            <text:p/>
          </table:table-cell>
          <table:table-cell table:style-name="ce35" table:formula="of:=IF([.HX$3]=&quot;&quot;;&quot;&quot;;(IF(OR([.HX34]=&quot;&quot;;[.HX34]=0);0;1)))">
            <text:p/>
          </table:table-cell>
          <table:table-cell table:style-name="ce35" table:formula="of:=IF([.HY$3]=&quot;&quot;;&quot;&quot;;(IF(OR([.HY34]=&quot;&quot;;[.HY34]=0);0;1)))">
            <text:p/>
          </table:table-cell>
          <table:table-cell table:style-name="ce35" table:formula="of:=IF([.HZ$3]=&quot;&quot;;&quot;&quot;;(IF(OR([.HZ34]=&quot;&quot;;[.HZ34]=0);0;1)))">
            <text:p/>
          </table:table-cell>
          <table:table-cell table:style-name="ce35" table:formula="of:=IF([.IA$3]=&quot;&quot;;&quot;&quot;;(IF(OR([.IA34]=&quot;&quot;;[.IA34]=0);0;1)))">
            <text:p/>
          </table:table-cell>
          <table:table-cell table:style-name="ce35" table:formula="of:=IF([.IB$3]=&quot;&quot;;&quot;&quot;;(IF(OR([.IB34]=&quot;&quot;;[.IB34]=0);0;1)))">
            <text:p/>
          </table:table-cell>
          <table:table-cell table:style-name="ce35" table:formula="of:=IF([.IC$3]=&quot;&quot;;&quot;&quot;;(IF(OR([.IC34]=&quot;&quot;;[.IC34]=0);0;1)))">
            <text:p/>
          </table:table-cell>
          <table:table-cell table:style-name="ce35" table:formula="of:=IF([.ID$3]=&quot;&quot;;&quot;&quot;;(IF(OR([.ID34]=&quot;&quot;;[.ID34]=0);0;1)))">
            <text:p/>
          </table:table-cell>
          <table:table-cell table:style-name="ce35" table:formula="of:=IF([.IE$3]=&quot;&quot;;&quot;&quot;;(IF(OR([.IE34]=&quot;&quot;;[.IE34]=0);0;1)))">
            <text:p/>
          </table:table-cell>
          <table:table-cell table:style-name="ce35" table:formula="of:=IF([.IF$3]=&quot;&quot;;&quot;&quot;;(IF(OR([.IF34]=&quot;&quot;;[.IF34]=0);0;1)))">
            <text:p/>
          </table:table-cell>
          <table:table-cell table:style-name="ce35" table:formula="of:=IF([.IG$3]=&quot;&quot;;&quot;&quot;;(IF(OR([.IG34]=&quot;&quot;;[.IG34]=0);0;1)))">
            <text:p/>
          </table:table-cell>
          <table:table-cell table:style-name="ce35" table:formula="of:=IF([.IH$3]=&quot;&quot;;&quot;&quot;;(IF(OR([.IH34]=&quot;&quot;;[.IH34]=0);0;1)))">
            <text:p/>
          </table:table-cell>
          <table:table-cell table:style-name="ce35" table:formula="of:=IF([.II$3]=&quot;&quot;;&quot;&quot;;(IF(OR([.II34]=&quot;&quot;;[.II34]=0);0;1)))">
            <text:p/>
          </table:table-cell>
          <table:table-cell table:style-name="ce35" table:formula="of:=IF([.IJ$3]=&quot;&quot;;&quot;&quot;;(IF(OR([.IJ34]=&quot;&quot;;[.IJ34]=0);0;1)))">
            <text:p/>
          </table:table-cell>
          <table:table-cell table:style-name="ce35" table:formula="of:=IF([.IK$3]=&quot;&quot;;&quot;&quot;;(IF(OR([.IK34]=&quot;&quot;;[.IK34]=0);0;1)))">
            <text:p/>
          </table:table-cell>
          <table:table-cell table:style-name="ce35" table:formula="of:=IF([.IL$3]=&quot;&quot;;&quot;&quot;;(IF(OR([.IL34]=&quot;&quot;;[.IL34]=0);0;1)))">
            <text:p/>
          </table:table-cell>
          <table:table-cell table:style-name="ce35" table:formula="of:=IF([.IM$3]=&quot;&quot;;&quot;&quot;;(IF(OR([.IM34]=&quot;&quot;;[.IM34]=0);0;1)))">
            <text:p/>
          </table:table-cell>
          <table:table-cell table:style-name="ce35" table:formula="of:=IF([.IN$3]=&quot;&quot;;&quot;&quot;;(IF(OR([.IN34]=&quot;&quot;;[.IN34]=0);0;1)))">
            <text:p/>
          </table:table-cell>
          <table:table-cell table:style-name="ce35" table:formula="of:=IF([.IO$3]=&quot;&quot;;&quot;&quot;;(IF(OR([.IO34]=&quot;&quot;;[.IO34]=0);0;1)))">
            <text:p/>
          </table:table-cell>
          <table:table-cell table:style-name="ce35" table:formula="of:=IF([.IP$3]=&quot;&quot;;&quot;&quot;;(IF(OR([.IP34]=&quot;&quot;;[.IP34]=0);0;1)))">
            <text:p/>
          </table:table-cell>
          <table:table-cell table:style-name="ce35" table:formula="of:=IF([.IQ$3]=&quot;&quot;;&quot;&quot;;(IF(OR([.IQ34]=&quot;&quot;;[.IQ34]=0);0;1)))">
            <text:p/>
          </table:table-cell>
          <table:table-cell table:style-name="ce35" table:formula="of:=IF([.IR$3]=&quot;&quot;;&quot;&quot;;(IF(OR([.IR34]=&quot;&quot;;[.IR34]=0);0;1)))">
            <text:p/>
          </table:table-cell>
          <table:table-cell table:style-name="ce35" table:formula="of:=IF([.IS$3]=&quot;&quot;;&quot;&quot;;(IF(OR([.IS34]=&quot;&quot;;[.IS34]=0);0;1)))">
            <text:p/>
          </table:table-cell>
          <table:table-cell table:style-name="ce35" table:formula="of:=IF([.IT$3]=&quot;&quot;;&quot;&quot;;(IF(OR([.IT34]=&quot;&quot;;[.IT34]=0);0;1)))">
            <text:p/>
          </table:table-cell>
          <table:table-cell table:style-name="ce35" table:formula="of:=IF([.IU$3]=&quot;&quot;;&quot;&quot;;(IF(OR([.IU34]=&quot;&quot;;[.IU34]=0);0;1)))">
            <text:p/>
          </table:table-cell>
          <table:table-cell table:style-name="ce35" table:formula="of:=IF([.IV$3]=&quot;&quot;;&quot;&quot;;(IF(OR([.IV34]=&quot;&quot;;[.IV34]=0);0;1)))">
            <text:p/>
          </table:table-cell>
          <table:table-cell table:style-name="ce35" table:formula="of:=IF([.IW$3]=&quot;&quot;;&quot;&quot;;(IF(OR([.IW34]=&quot;&quot;;[.IW34]=0);0;1)))">
            <text:p/>
          </table:table-cell>
          <table:table-cell table:style-name="ce35" table:formula="of:=IF([.IX$3]=&quot;&quot;;&quot;&quot;;(IF(OR([.IX34]=&quot;&quot;;[.IX34]=0);0;1)))">
            <text:p/>
          </table:table-cell>
          <table:table-cell table:style-name="ce35" table:formula="of:=IF([.IY$3]=&quot;&quot;;&quot;&quot;;(IF(OR([.IY34]=&quot;&quot;;[.IY34]=0);0;1)))">
            <text:p/>
          </table:table-cell>
          <table:table-cell table:style-name="ce35" table:formula="of:=IF([.IZ$3]=&quot;&quot;;&quot;&quot;;(IF(OR([.IZ34]=&quot;&quot;;[.IZ34]=0);0;1)))">
            <text:p/>
          </table:table-cell>
          <table:table-cell table:style-name="ce35" table:formula="of:=IF([.JA$3]=&quot;&quot;;&quot;&quot;;(IF(OR([.JA34]=&quot;&quot;;[.JA34]=0);0;1)))">
            <text:p/>
          </table:table-cell>
          <table:table-cell table:style-name="ce35" table:formula="of:=IF([.JB$3]=&quot;&quot;;&quot;&quot;;(IF(OR([.JB34]=&quot;&quot;;[.JB34]=0);0;1)))">
            <text:p/>
          </table:table-cell>
          <table:table-cell table:style-name="ce35" table:formula="of:=IF([.JC$3]=&quot;&quot;;&quot;&quot;;(IF(OR([.JC34]=&quot;&quot;;[.JC34]=0);0;1)))">
            <text:p/>
          </table:table-cell>
          <table:table-cell table:style-name="ce35" table:formula="of:=IF([.JD$3]=&quot;&quot;;&quot;&quot;;(IF(OR([.JD34]=&quot;&quot;;[.JD34]=0);0;1)))">
            <text:p/>
          </table:table-cell>
          <table:table-cell table:style-name="ce35" table:formula="of:=IF([.JE$3]=&quot;&quot;;&quot;&quot;;(IF(OR([.JE34]=&quot;&quot;;[.JE34]=0);0;1)))">
            <text:p/>
          </table:table-cell>
          <table:table-cell table:style-name="ce35" table:formula="of:=IF([.JF$3]=&quot;&quot;;&quot;&quot;;(IF(OR([.JF34]=&quot;&quot;;[.JF34]=0);0;1)))">
            <text:p/>
          </table:table-cell>
          <table:table-cell table:style-name="ce35" table:formula="of:=IF([.JG$3]=&quot;&quot;;&quot;&quot;;(IF(OR([.JG34]=&quot;&quot;;[.JG34]=0);0;1)))">
            <text:p/>
          </table:table-cell>
          <table:table-cell table:style-name="ce35" table:formula="of:=IF([.JH$3]=&quot;&quot;;&quot;&quot;;(IF(OR([.JH34]=&quot;&quot;;[.JH34]=0);0;1)))">
            <text:p/>
          </table:table-cell>
          <table:table-cell table:style-name="ce35" table:formula="of:=IF([.JI$3]=&quot;&quot;;&quot;&quot;;(IF(OR([.JI34]=&quot;&quot;;[.JI34]=0);0;1)))">
            <text:p/>
          </table:table-cell>
          <table:table-cell table:style-name="ce35" table:formula="of:=IF([.JJ$3]=&quot;&quot;;&quot;&quot;;(IF(OR([.JJ34]=&quot;&quot;;[.JJ34]=0);0;1)))">
            <text:p/>
          </table:table-cell>
          <table:table-cell table:style-name="ce35" table:formula="of:=IF([.JK$3]=&quot;&quot;;&quot;&quot;;(IF(OR([.JK34]=&quot;&quot;;[.JK34]=0);0;1)))">
            <text:p/>
          </table:table-cell>
          <table:table-cell table:style-name="ce35" table:formula="of:=IF([.JL$3]=&quot;&quot;;&quot;&quot;;(IF(OR([.JL34]=&quot;&quot;;[.JL34]=0);0;1)))">
            <text:p/>
          </table:table-cell>
          <table:table-cell table:style-name="ce35" table:formula="of:=IF([.JM$3]=&quot;&quot;;&quot;&quot;;(IF(OR([.JM34]=&quot;&quot;;[.JM34]=0);0;1)))">
            <text:p/>
          </table:table-cell>
          <table:table-cell table:style-name="ce35" table:formula="of:=IF([.JN$3]=&quot;&quot;;&quot;&quot;;(IF(OR([.JN34]=&quot;&quot;;[.JN34]=0);0;1)))">
            <text:p/>
          </table:table-cell>
          <table:table-cell table:style-name="ce35" table:formula="of:=IF([.JO$3]=&quot;&quot;;&quot;&quot;;(IF(OR([.JO34]=&quot;&quot;;[.JO34]=0);0;1)))">
            <text:p/>
          </table:table-cell>
          <table:table-cell table:style-name="ce35" table:formula="of:=IF([.JP$3]=&quot;&quot;;&quot;&quot;;(IF(OR([.JP34]=&quot;&quot;;[.JP34]=0);0;1)))">
            <text:p/>
          </table:table-cell>
          <table:table-cell table:style-name="ce35" table:formula="of:=IF([.JQ$3]=&quot;&quot;;&quot;&quot;;(IF(OR([.JQ34]=&quot;&quot;;[.JQ34]=0);0;1)))">
            <text:p/>
          </table:table-cell>
          <table:table-cell table:style-name="ce35" table:formula="of:=IF([.JR$3]=&quot;&quot;;&quot;&quot;;(IF(OR([.JR34]=&quot;&quot;;[.JR34]=0);0;1)))">
            <text:p/>
          </table:table-cell>
          <table:table-cell table:style-name="ce35" table:formula="of:=IF([.JS$3]=&quot;&quot;;&quot;&quot;;(IF(OR([.JS34]=&quot;&quot;;[.JS34]=0);0;1)))">
            <text:p/>
          </table:table-cell>
          <table:table-cell table:style-name="ce35" table:formula="of:=IF([.JT$3]=&quot;&quot;;&quot;&quot;;(IF(OR([.JT34]=&quot;&quot;;[.JT34]=0);0;1)))">
            <text:p/>
          </table:table-cell>
          <table:table-cell table:style-name="ce35" table:formula="of:=IF([.JU$3]=&quot;&quot;;&quot;&quot;;(IF(OR([.JU34]=&quot;&quot;;[.JU34]=0);0;1)))">
            <text:p/>
          </table:table-cell>
          <table:table-cell table:style-name="ce35" table:formula="of:=IF([.JV$3]=&quot;&quot;;&quot;&quot;;(IF(OR([.JV34]=&quot;&quot;;[.JV34]=0);0;1)))">
            <text:p/>
          </table:table-cell>
          <table:table-cell table:style-name="ce35" table:formula="of:=IF([.JW$3]=&quot;&quot;;&quot;&quot;;(IF(OR([.JW34]=&quot;&quot;;[.JW34]=0);0;1)))">
            <text:p/>
          </table:table-cell>
          <table:table-cell table:style-name="ce35" table:formula="of:=IF([.JX$3]=&quot;&quot;;&quot;&quot;;(IF(OR([.JX34]=&quot;&quot;;[.JX34]=0);0;1)))">
            <text:p/>
          </table:table-cell>
          <table:table-cell table:style-name="ce35" table:formula="of:=IF([.JY$3]=&quot;&quot;;&quot;&quot;;(IF(OR([.JY34]=&quot;&quot;;[.JY34]=0);0;1)))">
            <text:p/>
          </table:table-cell>
          <table:table-cell table:style-name="ce35" table:formula="of:=IF([.JZ$3]=&quot;&quot;;&quot;&quot;;(IF(OR([.JZ34]=&quot;&quot;;[.JZ34]=0);0;1)))">
            <text:p/>
          </table:table-cell>
          <table:table-cell table:style-name="ce35" table:formula="of:=IF([.KA$3]=&quot;&quot;;&quot;&quot;;(IF(OR([.KA34]=&quot;&quot;;[.KA34]=0);0;1)))">
            <text:p/>
          </table:table-cell>
          <table:table-cell table:style-name="ce35" table:formula="of:=IF([.KB$3]=&quot;&quot;;&quot;&quot;;(IF(OR([.KB34]=&quot;&quot;;[.KB34]=0);0;1)))">
            <text:p/>
          </table:table-cell>
          <table:table-cell table:style-name="ce35" table:formula="of:=IF([.KC$3]=&quot;&quot;;&quot;&quot;;(IF(OR([.KC34]=&quot;&quot;;[.KC34]=0);0;1)))">
            <text:p/>
          </table:table-cell>
          <table:table-cell table:style-name="ce35" table:formula="of:=IF([.KD$3]=&quot;&quot;;&quot;&quot;;(IF(OR([.KD34]=&quot;&quot;;[.KD34]=0);0;1)))">
            <text:p/>
          </table:table-cell>
          <table:table-cell table:style-name="ce35" table:formula="of:=IF([.KE$3]=&quot;&quot;;&quot;&quot;;(IF(OR([.KE34]=&quot;&quot;;[.KE34]=0);0;1)))">
            <text:p/>
          </table:table-cell>
          <table:table-cell table:style-name="ce35" table:formula="of:=IF([.KF$3]=&quot;&quot;;&quot;&quot;;(IF(OR([.KF34]=&quot;&quot;;[.KF34]=0);0;1)))">
            <text:p/>
          </table:table-cell>
          <table:table-cell table:style-name="ce35" table:formula="of:=IF([.KG$3]=&quot;&quot;;&quot;&quot;;(IF(OR([.KG34]=&quot;&quot;;[.KG34]=0);0;1)))">
            <text:p/>
          </table:table-cell>
          <table:table-cell table:style-name="ce35" table:formula="of:=IF([.KH$3]=&quot;&quot;;&quot;&quot;;(IF(OR([.KH34]=&quot;&quot;;[.KH34]=0);0;1)))">
            <text:p/>
          </table:table-cell>
          <table:table-cell table:style-name="ce35" table:formula="of:=IF([.KI$3]=&quot;&quot;;&quot;&quot;;(IF(OR([.KI34]=&quot;&quot;;[.KI34]=0);0;1)))">
            <text:p/>
          </table:table-cell>
          <table:table-cell table:style-name="ce35" table:formula="of:=IF([.KJ$3]=&quot;&quot;;&quot;&quot;;(IF(OR([.KJ34]=&quot;&quot;;[.KJ34]=0);0;1)))">
            <text:p/>
          </table:table-cell>
          <table:table-cell table:style-name="ce35" table:formula="of:=IF([.KK$3]=&quot;&quot;;&quot;&quot;;(IF(OR([.KK34]=&quot;&quot;;[.KK34]=0);0;1)))">
            <text:p/>
          </table:table-cell>
          <table:table-cell table:style-name="ce35" table:formula="of:=IF([.KL$3]=&quot;&quot;;&quot;&quot;;(IF(OR([.KL34]=&quot;&quot;;[.KL34]=0);0;1)))">
            <text:p/>
          </table:table-cell>
          <table:table-cell table:style-name="ce35" table:formula="of:=IF([.KM$3]=&quot;&quot;;&quot;&quot;;(IF(OR([.KM34]=&quot;&quot;;[.KM34]=0);0;1)))">
            <text:p/>
          </table:table-cell>
          <table:table-cell table:style-name="ce35" table:formula="of:=IF([.KN$3]=&quot;&quot;;&quot;&quot;;(IF(OR([.KN34]=&quot;&quot;;[.KN34]=0);0;1)))">
            <text:p/>
          </table:table-cell>
          <table:table-cell table:style-name="ce35" table:formula="of:=IF([.KO$3]=&quot;&quot;;&quot;&quot;;(IF(OR([.KO34]=&quot;&quot;;[.KO34]=0);0;1)))">
            <text:p/>
          </table:table-cell>
          <table:table-cell table:style-name="ce35" table:formula="of:=IF([.KP$3]=&quot;&quot;;&quot;&quot;;(IF(OR([.KP34]=&quot;&quot;;[.KP34]=0);0;1)))">
            <text:p/>
          </table:table-cell>
          <table:table-cell table:style-name="ce35" table:formula="of:=IF([.KQ$3]=&quot;&quot;;&quot;&quot;;(IF(OR([.KQ34]=&quot;&quot;;[.KQ34]=0);0;1)))">
            <text:p/>
          </table:table-cell>
          <table:table-cell table:style-name="ce35" table:formula="of:=IF([.KR$3]=&quot;&quot;;&quot;&quot;;(IF(OR([.KR34]=&quot;&quot;;[.KR34]=0);0;1)))">
            <text:p/>
          </table:table-cell>
          <table:table-cell table:style-name="ce35" table:formula="of:=IF([.KS$3]=&quot;&quot;;&quot;&quot;;(IF(OR([.KS34]=&quot;&quot;;[.KS34]=0);0;1)))">
            <text:p/>
          </table:table-cell>
          <table:table-cell table:style-name="ce35" table:formula="of:=IF([.KT$3]=&quot;&quot;;&quot;&quot;;(IF(OR([.KT34]=&quot;&quot;;[.KT34]=0);0;1)))">
            <text:p/>
          </table:table-cell>
          <table:table-cell table:style-name="ce35" table:formula="of:=IF([.KU$3]=&quot;&quot;;&quot;&quot;;(IF(OR([.KU34]=&quot;&quot;;[.KU34]=0);0;1)))">
            <text:p/>
          </table:table-cell>
          <table:table-cell table:style-name="ce35" table:formula="of:=IF([.KV$3]=&quot;&quot;;&quot;&quot;;(IF(OR([.KV34]=&quot;&quot;;[.KV34]=0);0;1)))">
            <text:p/>
          </table:table-cell>
          <table:table-cell table:style-name="ce35" table:formula="of:=IF([.KW$3]=&quot;&quot;;&quot;&quot;;(IF(OR([.KW34]=&quot;&quot;;[.KW34]=0);0;1)))">
            <text:p/>
          </table:table-cell>
          <table:table-cell table:style-name="ce35" table:formula="of:=IF([.KX$3]=&quot;&quot;;&quot;&quot;;(IF(OR([.KX34]=&quot;&quot;;[.KX34]=0);0;1)))">
            <text:p/>
          </table:table-cell>
          <table:table-cell table:style-name="ce35" table:formula="of:=IF([.KY$3]=&quot;&quot;;&quot;&quot;;(IF(OR([.KY34]=&quot;&quot;;[.KY34]=0);0;1)))">
            <text:p/>
          </table:table-cell>
          <table:table-cell table:style-name="ce35" table:formula="of:=IF([.KZ$3]=&quot;&quot;;&quot;&quot;;(IF(OR([.KZ34]=&quot;&quot;;[.KZ34]=0);0;1)))">
            <text:p/>
          </table:table-cell>
          <table:table-cell table:style-name="ce35" table:formula="of:=IF([.LA$3]=&quot;&quot;;&quot;&quot;;(IF(OR([.LA34]=&quot;&quot;;[.LA34]=0);0;1)))">
            <text:p/>
          </table:table-cell>
          <table:table-cell table:style-name="ce35" table:formula="of:=IF([.LB$3]=&quot;&quot;;&quot;&quot;;(IF(OR([.LB34]=&quot;&quot;;[.LB34]=0);0;1)))">
            <text:p/>
          </table:table-cell>
          <table:table-cell table:style-name="ce35" table:formula="of:=IF([.LC$3]=&quot;&quot;;&quot;&quot;;(IF(OR([.LC34]=&quot;&quot;;[.LC34]=0);0;1)))">
            <text:p/>
          </table:table-cell>
          <table:table-cell table:style-name="ce35" table:formula="of:=IF([.LD$3]=&quot;&quot;;&quot;&quot;;(IF(OR([.LD34]=&quot;&quot;;[.LD34]=0);0;1)))">
            <text:p/>
          </table:table-cell>
          <table:table-cell table:style-name="ce35" table:formula="of:=IF([.LE$3]=&quot;&quot;;&quot;&quot;;(IF(OR([.LE34]=&quot;&quot;;[.LE34]=0);0;1)))">
            <text:p/>
          </table:table-cell>
          <table:table-cell table:style-name="ce35" table:formula="of:=IF([.LF$3]=&quot;&quot;;&quot;&quot;;(IF(OR([.LF34]=&quot;&quot;;[.LF34]=0);0;1)))">
            <text:p/>
          </table:table-cell>
          <table:table-cell table:style-name="ce35" table:formula="of:=IF([.LG$3]=&quot;&quot;;&quot;&quot;;(IF(OR([.LG34]=&quot;&quot;;[.LG34]=0);0;1)))">
            <text:p/>
          </table:table-cell>
          <table:table-cell table:style-name="ce35" table:formula="of:=IF([.LH$3]=&quot;&quot;;&quot;&quot;;(IF(OR([.LH34]=&quot;&quot;;[.LH34]=0);0;1)))">
            <text:p/>
          </table:table-cell>
          <table:table-cell table:style-name="ce35" table:formula="of:=IF([.LI$3]=&quot;&quot;;&quot;&quot;;(IF(OR([.LI34]=&quot;&quot;;[.LI34]=0);0;1)))">
            <text:p/>
          </table:table-cell>
          <table:table-cell table:style-name="ce35" table:formula="of:=IF([.LJ$3]=&quot;&quot;;&quot;&quot;;(IF(OR([.LJ34]=&quot;&quot;;[.LJ34]=0);0;1)))">
            <text:p/>
          </table:table-cell>
          <table:table-cell table:style-name="ce35" table:formula="of:=IF([.LK$3]=&quot;&quot;;&quot;&quot;;(IF(OR([.LK34]=&quot;&quot;;[.LK34]=0);0;1)))">
            <text:p/>
          </table:table-cell>
          <table:table-cell table:style-name="ce35" table:formula="of:=IF([.LL$3]=&quot;&quot;;&quot;&quot;;(IF(OR([.LL34]=&quot;&quot;;[.LL34]=0);0;1)))">
            <text:p/>
          </table:table-cell>
          <table:table-cell table:style-name="ce35" table:formula="of:=IF([.LM$3]=&quot;&quot;;&quot;&quot;;(IF(OR([.LM34]=&quot;&quot;;[.LM34]=0);0;1)))">
            <text:p/>
          </table:table-cell>
          <table:table-cell table:style-name="ce35" table:formula="of:=IF([.LN$3]=&quot;&quot;;&quot;&quot;;(IF(OR([.LN34]=&quot;&quot;;[.LN34]=0);0;1)))">
            <text:p/>
          </table:table-cell>
          <table:table-cell table:style-name="ce35" table:formula="of:=IF([.LO$3]=&quot;&quot;;&quot;&quot;;(IF(OR([.LO34]=&quot;&quot;;[.LO34]=0);0;1)))">
            <text:p/>
          </table:table-cell>
          <table:table-cell table:style-name="ce35" table:formula="of:=IF([.LP$3]=&quot;&quot;;&quot;&quot;;(IF(OR([.LP34]=&quot;&quot;;[.LP34]=0);0;1)))">
            <text:p/>
          </table:table-cell>
          <table:table-cell table:style-name="ce35" table:formula="of:=IF([.LQ$3]=&quot;&quot;;&quot;&quot;;(IF(OR([.LQ34]=&quot;&quot;;[.LQ34]=0);0;1)))">
            <text:p/>
          </table:table-cell>
          <table:table-cell table:style-name="ce35" table:formula="of:=IF([.LR$3]=&quot;&quot;;&quot;&quot;;(IF(OR([.LR34]=&quot;&quot;;[.LR34]=0);0;1)))">
            <text:p/>
          </table:table-cell>
          <table:table-cell table:style-name="ce35" table:formula="of:=IF([.LS$3]=&quot;&quot;;&quot;&quot;;(IF(OR([.LS34]=&quot;&quot;;[.LS34]=0);0;1)))">
            <text:p/>
          </table:table-cell>
          <table:table-cell table:style-name="ce35" table:formula="of:=IF([.LT$3]=&quot;&quot;;&quot;&quot;;(IF(OR([.LT34]=&quot;&quot;;[.LT34]=0);0;1)))">
            <text:p/>
          </table:table-cell>
          <table:table-cell table:style-name="ce35" table:formula="of:=IF([.LU$3]=&quot;&quot;;&quot;&quot;;(IF(OR([.LU34]=&quot;&quot;;[.LU34]=0);0;1)))">
            <text:p/>
          </table:table-cell>
          <table:table-cell table:style-name="ce35" table:formula="of:=IF([.LV$3]=&quot;&quot;;&quot;&quot;;(IF(OR([.LV34]=&quot;&quot;;[.LV34]=0);0;1)))">
            <text:p/>
          </table:table-cell>
          <table:table-cell table:style-name="ce35" table:formula="of:=IF([.LW$3]=&quot;&quot;;&quot;&quot;;(IF(OR([.LW34]=&quot;&quot;;[.LW34]=0);0;1)))">
            <text:p/>
          </table:table-cell>
          <table:table-cell table:style-name="ce35" table:formula="of:=IF([.LX$3]=&quot;&quot;;&quot;&quot;;(IF(OR([.LX34]=&quot;&quot;;[.LX34]=0);0;1)))">
            <text:p/>
          </table:table-cell>
          <table:table-cell table:style-name="ce35" table:formula="of:=IF([.LY$3]=&quot;&quot;;&quot;&quot;;(IF(OR([.LY34]=&quot;&quot;;[.LY34]=0);0;1)))">
            <text:p/>
          </table:table-cell>
          <table:table-cell table:style-name="ce35" table:formula="of:=IF([.LZ$3]=&quot;&quot;;&quot;&quot;;(IF(OR([.LZ34]=&quot;&quot;;[.LZ34]=0);0;1)))">
            <text:p/>
          </table:table-cell>
          <table:table-cell table:style-name="ce35" table:formula="of:=IF([.MA$3]=&quot;&quot;;&quot;&quot;;(IF(OR([.MA34]=&quot;&quot;;[.MA34]=0);0;1)))">
            <text:p/>
          </table:table-cell>
          <table:table-cell table:style-name="ce35" table:formula="of:=IF([.MB$3]=&quot;&quot;;&quot;&quot;;(IF(OR([.MB34]=&quot;&quot;;[.MB34]=0);0;1)))">
            <text:p/>
          </table:table-cell>
          <table:table-cell table:style-name="ce35" table:formula="of:=IF([.MC$3]=&quot;&quot;;&quot;&quot;;(IF(OR([.MC34]=&quot;&quot;;[.MC34]=0);0;1)))">
            <text:p/>
          </table:table-cell>
          <table:table-cell table:style-name="ce35" table:formula="of:=IF([.MD$3]=&quot;&quot;;&quot;&quot;;(IF(OR([.MD34]=&quot;&quot;;[.MD34]=0);0;1)))">
            <text:p/>
          </table:table-cell>
          <table:table-cell table:style-name="ce35" table:formula="of:=IF([.ME$3]=&quot;&quot;;&quot;&quot;;(IF(OR([.ME34]=&quot;&quot;;[.ME34]=0);0;1)))">
            <text:p/>
          </table:table-cell>
          <table:table-cell table:style-name="ce35" table:formula="of:=IF([.MF$3]=&quot;&quot;;&quot;&quot;;(IF(OR([.MF34]=&quot;&quot;;[.MF34]=0);0;1)))">
            <text:p/>
          </table:table-cell>
          <table:table-cell table:style-name="ce35" table:formula="of:=IF([.MG$3]=&quot;&quot;;&quot;&quot;;(IF(OR([.MG34]=&quot;&quot;;[.MG34]=0);0;1)))">
            <text:p/>
          </table:table-cell>
          <table:table-cell table:style-name="ce35" table:formula="of:=IF([.MH$3]=&quot;&quot;;&quot;&quot;;(IF(OR([.MH34]=&quot;&quot;;[.MH34]=0);0;1)))">
            <text:p/>
          </table:table-cell>
          <table:table-cell table:style-name="ce35" table:formula="of:=IF([.MI$3]=&quot;&quot;;&quot;&quot;;(IF(OR([.MI34]=&quot;&quot;;[.MI34]=0);0;1)))">
            <text:p/>
          </table:table-cell>
          <table:table-cell table:style-name="ce35" table:formula="of:=IF([.MJ$3]=&quot;&quot;;&quot;&quot;;(IF(OR([.MJ34]=&quot;&quot;;[.MJ34]=0);0;1)))">
            <text:p/>
          </table:table-cell>
          <table:table-cell table:style-name="ce35" table:formula="of:=IF([.MK$3]=&quot;&quot;;&quot;&quot;;(IF(OR([.MK34]=&quot;&quot;;[.MK34]=0);0;1)))">
            <text:p/>
          </table:table-cell>
          <table:table-cell table:style-name="ce35" table:formula="of:=IF([.ML$3]=&quot;&quot;;&quot;&quot;;(IF(OR([.ML34]=&quot;&quot;;[.ML34]=0);0;1)))">
            <text:p/>
          </table:table-cell>
          <table:table-cell table:style-name="ce35" table:formula="of:=IF([.MM$3]=&quot;&quot;;&quot;&quot;;(IF(OR([.MM34]=&quot;&quot;;[.MM34]=0);0;1)))">
            <text:p/>
          </table:table-cell>
          <table:table-cell table:style-name="ce35" table:formula="of:=IF([.MN$3]=&quot;&quot;;&quot;&quot;;(IF(OR([.MN34]=&quot;&quot;;[.MN34]=0);0;1)))">
            <text:p/>
          </table:table-cell>
          <table:table-cell table:style-name="ce35" table:formula="of:=IF([.MO$3]=&quot;&quot;;&quot;&quot;;(IF(OR([.MO34]=&quot;&quot;;[.MO34]=0);0;1)))">
            <text:p/>
          </table:table-cell>
          <table:table-cell table:style-name="ce35" table:formula="of:=IF([.MP$3]=&quot;&quot;;&quot;&quot;;(IF(OR([.MP34]=&quot;&quot;;[.MP34]=0);0;1)))">
            <text:p/>
          </table:table-cell>
          <table:table-cell table:style-name="ce35" table:formula="of:=IF([.MQ$3]=&quot;&quot;;&quot;&quot;;(IF(OR([.MQ34]=&quot;&quot;;[.MQ34]=0);0;1)))">
            <text:p/>
          </table:table-cell>
          <table:table-cell table:style-name="ce35" table:formula="of:=IF([.MR$3]=&quot;&quot;;&quot;&quot;;(IF(OR([.MR34]=&quot;&quot;;[.MR34]=0);0;1)))">
            <text:p/>
          </table:table-cell>
          <table:table-cell table:style-name="ce35" table:formula="of:=IF([.MS$3]=&quot;&quot;;&quot;&quot;;(IF(OR([.MS34]=&quot;&quot;;[.MS34]=0);0;1)))">
            <text:p/>
          </table:table-cell>
          <table:table-cell table:style-name="ce35" table:formula="of:=IF([.MT$3]=&quot;&quot;;&quot;&quot;;(IF(OR([.MT34]=&quot;&quot;;[.MT34]=0);0;1)))">
            <text:p/>
          </table:table-cell>
          <table:table-cell table:style-name="ce35" table:formula="of:=IF([.MU$3]=&quot;&quot;;&quot;&quot;;(IF(OR([.MU34]=&quot;&quot;;[.MU34]=0);0;1)))">
            <text:p/>
          </table:table-cell>
          <table:table-cell table:style-name="ce35" table:formula="of:=IF([.MV$3]=&quot;&quot;;&quot;&quot;;(IF(OR([.MV34]=&quot;&quot;;[.MV34]=0);0;1)))">
            <text:p/>
          </table:table-cell>
          <table:table-cell table:style-name="ce35" table:formula="of:=IF([.MW$3]=&quot;&quot;;&quot;&quot;;(IF(OR([.MW34]=&quot;&quot;;[.MW34]=0);0;1)))">
            <text:p/>
          </table:table-cell>
          <table:table-cell table:style-name="ce35" table:formula="of:=IF([.MX$3]=&quot;&quot;;&quot;&quot;;(IF(OR([.MX34]=&quot;&quot;;[.MX34]=0);0;1)))">
            <text:p/>
          </table:table-cell>
          <table:table-cell table:style-name="ce35" table:formula="of:=IF([.MY$3]=&quot;&quot;;&quot;&quot;;(IF(OR([.MY34]=&quot;&quot;;[.MY34]=0);0;1)))">
            <text:p/>
          </table:table-cell>
          <table:table-cell table:style-name="ce35" table:formula="of:=IF([.MZ$3]=&quot;&quot;;&quot;&quot;;(IF(OR([.MZ34]=&quot;&quot;;[.MZ34]=0);0;1)))">
            <text:p/>
          </table:table-cell>
          <table:table-cell table:style-name="ce35" table:formula="of:=IF([.NA$3]=&quot;&quot;;&quot;&quot;;(IF(OR([.NA34]=&quot;&quot;;[.NA34]=0);0;1)))">
            <text:p/>
          </table:table-cell>
          <table:table-cell table:style-name="ce35" table:formula="of:=IF([.NB$3]=&quot;&quot;;&quot;&quot;;(IF(OR([.NB34]=&quot;&quot;;[.NB34]=0);0;1)))">
            <text:p/>
          </table:table-cell>
          <table:table-cell table:style-name="ce35" table:formula="of:=IF([.NC$3]=&quot;&quot;;&quot;&quot;;(IF(OR([.NC34]=&quot;&quot;;[.NC34]=0);0;1)))">
            <text:p/>
          </table:table-cell>
          <table:table-cell table:style-name="ce35" table:formula="of:=IF([.ND$3]=&quot;&quot;;&quot;&quot;;(IF(OR([.ND34]=&quot;&quot;;[.ND34]=0);0;1)))">
            <text:p/>
          </table:table-cell>
          <table:table-cell table:style-name="ce35" table:formula="of:=IF([.NE$3]=&quot;&quot;;&quot;&quot;;(IF(OR([.NE34]=&quot;&quot;;[.NE34]=0);0;1)))">
            <text:p/>
          </table:table-cell>
          <table:table-cell table:style-name="ce35" table:formula="of:=IF([.NF$3]=&quot;&quot;;&quot;&quot;;(IF(OR([.NF34]=&quot;&quot;;[.NF34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35:.B35])" office:value-type="float" office:value="0" calcext:value-type="float">
            <text:p>0</text:p>
          </table:table-cell>
          <table:table-cell table:style-name="ce11" table:formula="of:=IFERROR((LEN([.NG35])-SEARCH(&quot;0[^0]*$&quot;;[.NG35]));LEN([.NG35]))" office:value-type="float" office:value="0" calcext:value-type="float">
            <text:p>0</text:p>
          </table:table-cell>
          <table:table-cell table:style-name="ce5" table:formula="of:=COUNTA([.E35:.NF35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47" table:formula="of:=COM.MICROSOFT.CONCAT([.NH35:.ABI35])">
            <text:p/>
          </table:table-cell>
          <table:table-cell table:style-name="ce46" table:formula="of:=IF([.E$3]=&quot;&quot;;&quot;&quot;;(IF(OR([.E35]=&quot;&quot;;[.E35]=0);0;1)))">
            <text:p/>
          </table:table-cell>
          <table:table-cell table:style-name="ce46" table:formula="of:=IF([.F$3]=&quot;&quot;;&quot;&quot;;(IF(OR([.F35]=&quot;&quot;;[.F35]=0);0;1)))">
            <text:p/>
          </table:table-cell>
          <table:table-cell table:style-name="ce46" table:formula="of:=IF([.G$3]=&quot;&quot;;&quot;&quot;;(IF(OR([.G35]=&quot;&quot;;[.G35]=0);0;1)))">
            <text:p/>
          </table:table-cell>
          <table:table-cell table:style-name="ce46" table:formula="of:=IF([.H$3]=&quot;&quot;;&quot;&quot;;(IF(OR([.H35]=&quot;&quot;;[.H35]=0);0;1)))">
            <text:p/>
          </table:table-cell>
          <table:table-cell table:style-name="ce47" table:formula="of:=IF([.I$3]=&quot;&quot;;&quot;&quot;;(IF(OR([.I35]=&quot;&quot;;[.I35]=0);0;1)))">
            <text:p/>
          </table:table-cell>
          <table:table-cell table:style-name="ce47" table:formula="of:=IF([.J$3]=&quot;&quot;;&quot;&quot;;(IF(OR([.J35]=&quot;&quot;;[.J35]=0);0;1)))">
            <text:p/>
          </table:table-cell>
          <table:table-cell table:style-name="ce47" table:formula="of:=IF([.K$3]=&quot;&quot;;&quot;&quot;;(IF(OR([.K35]=&quot;&quot;;[.K35]=0);0;1)))">
            <text:p/>
          </table:table-cell>
          <table:table-cell table:style-name="ce47" table:formula="of:=IF([.L$3]=&quot;&quot;;&quot;&quot;;(IF(OR([.L35]=&quot;&quot;;[.L35]=0);0;1)))">
            <text:p/>
          </table:table-cell>
          <table:table-cell table:style-name="ce47" table:formula="of:=IF([.M$3]=&quot;&quot;;&quot;&quot;;(IF(OR([.M35]=&quot;&quot;;[.M35]=0);0;1)))">
            <text:p/>
          </table:table-cell>
          <table:table-cell table:style-name="ce47" table:formula="of:=IF([.N$3]=&quot;&quot;;&quot;&quot;;(IF(OR([.N35]=&quot;&quot;;[.N35]=0);0;1)))">
            <text:p/>
          </table:table-cell>
          <table:table-cell table:style-name="ce47" table:formula="of:=IF([.O$3]=&quot;&quot;;&quot;&quot;;(IF(OR([.O35]=&quot;&quot;;[.O35]=0);0;1)))">
            <text:p/>
          </table:table-cell>
          <table:table-cell table:style-name="ce47" table:formula="of:=IF([.P$3]=&quot;&quot;;&quot;&quot;;(IF(OR([.P35]=&quot;&quot;;[.P35]=0);0;1)))">
            <text:p/>
          </table:table-cell>
          <table:table-cell table:style-name="ce47" table:formula="of:=IF([.Q$3]=&quot;&quot;;&quot;&quot;;(IF(OR([.Q35]=&quot;&quot;;[.Q35]=0);0;1)))">
            <text:p/>
          </table:table-cell>
          <table:table-cell table:style-name="ce47" table:formula="of:=IF([.R$3]=&quot;&quot;;&quot;&quot;;(IF(OR([.R35]=&quot;&quot;;[.R35]=0);0;1)))">
            <text:p/>
          </table:table-cell>
          <table:table-cell table:style-name="ce47" table:formula="of:=IF([.S$3]=&quot;&quot;;&quot;&quot;;(IF(OR([.S35]=&quot;&quot;;[.S35]=0);0;1)))">
            <text:p/>
          </table:table-cell>
          <table:table-cell table:style-name="ce47" table:formula="of:=IF([.T$3]=&quot;&quot;;&quot;&quot;;(IF(OR([.T35]=&quot;&quot;;[.T35]=0);0;1)))">
            <text:p/>
          </table:table-cell>
          <table:table-cell table:style-name="ce47" table:formula="of:=IF([.U$3]=&quot;&quot;;&quot;&quot;;(IF(OR([.U35]=&quot;&quot;;[.U35]=0);0;1)))">
            <text:p/>
          </table:table-cell>
          <table:table-cell table:style-name="ce47" table:formula="of:=IF([.V$3]=&quot;&quot;;&quot;&quot;;(IF(OR([.V35]=&quot;&quot;;[.V35]=0);0;1)))">
            <text:p/>
          </table:table-cell>
          <table:table-cell table:style-name="ce47" table:formula="of:=IF([.W$3]=&quot;&quot;;&quot;&quot;;(IF(OR([.W35]=&quot;&quot;;[.W35]=0);0;1)))">
            <text:p/>
          </table:table-cell>
          <table:table-cell table:style-name="ce47" table:formula="of:=IF([.X$3]=&quot;&quot;;&quot;&quot;;(IF(OR([.X35]=&quot;&quot;;[.X35]=0);0;1)))">
            <text:p/>
          </table:table-cell>
          <table:table-cell table:style-name="ce47" table:formula="of:=IF([.Y$3]=&quot;&quot;;&quot;&quot;;(IF(OR([.Y35]=&quot;&quot;;[.Y35]=0);0;1)))">
            <text:p/>
          </table:table-cell>
          <table:table-cell table:style-name="ce47" table:formula="of:=IF([.Z$3]=&quot;&quot;;&quot;&quot;;(IF(OR([.Z35]=&quot;&quot;;[.Z35]=0);0;1)))">
            <text:p/>
          </table:table-cell>
          <table:table-cell table:style-name="ce47" table:formula="of:=IF([.AA$3]=&quot;&quot;;&quot;&quot;;(IF(OR([.AA35]=&quot;&quot;;[.AA35]=0);0;1)))">
            <text:p/>
          </table:table-cell>
          <table:table-cell table:style-name="ce47" table:formula="of:=IF([.AB$3]=&quot;&quot;;&quot;&quot;;(IF(OR([.AB35]=&quot;&quot;;[.AB35]=0);0;1)))">
            <text:p/>
          </table:table-cell>
          <table:table-cell table:style-name="ce47" table:formula="of:=IF([.AC$3]=&quot;&quot;;&quot;&quot;;(IF(OR([.AC35]=&quot;&quot;;[.AC35]=0);0;1)))">
            <text:p/>
          </table:table-cell>
          <table:table-cell table:style-name="ce47" table:formula="of:=IF([.AD$3]=&quot;&quot;;&quot;&quot;;(IF(OR([.AD35]=&quot;&quot;;[.AD35]=0);0;1)))">
            <text:p/>
          </table:table-cell>
          <table:table-cell table:style-name="ce47" table:formula="of:=IF([.AE$3]=&quot;&quot;;&quot;&quot;;(IF(OR([.AE35]=&quot;&quot;;[.AE35]=0);0;1)))">
            <text:p/>
          </table:table-cell>
          <table:table-cell table:style-name="ce47" table:formula="of:=IF([.AF$3]=&quot;&quot;;&quot;&quot;;(IF(OR([.AF35]=&quot;&quot;;[.AF35]=0);0;1)))">
            <text:p/>
          </table:table-cell>
          <table:table-cell table:style-name="ce47" table:formula="of:=IF([.AG$3]=&quot;&quot;;&quot;&quot;;(IF(OR([.AG35]=&quot;&quot;;[.AG35]=0);0;1)))">
            <text:p/>
          </table:table-cell>
          <table:table-cell table:style-name="ce47" table:formula="of:=IF([.AH$3]=&quot;&quot;;&quot;&quot;;(IF(OR([.AH35]=&quot;&quot;;[.AH35]=0);0;1)))">
            <text:p/>
          </table:table-cell>
          <table:table-cell table:style-name="ce47" table:formula="of:=IF([.AI$3]=&quot;&quot;;&quot;&quot;;(IF(OR([.AI35]=&quot;&quot;;[.AI35]=0);0;1)))">
            <text:p/>
          </table:table-cell>
          <table:table-cell table:style-name="ce47" table:formula="of:=IF([.AJ$3]=&quot;&quot;;&quot;&quot;;(IF(OR([.AJ35]=&quot;&quot;;[.AJ35]=0);0;1)))">
            <text:p/>
          </table:table-cell>
          <table:table-cell table:style-name="ce47" table:formula="of:=IF([.AK$3]=&quot;&quot;;&quot;&quot;;(IF(OR([.AK35]=&quot;&quot;;[.AK35]=0);0;1)))">
            <text:p/>
          </table:table-cell>
          <table:table-cell table:style-name="ce47" table:formula="of:=IF([.AL$3]=&quot;&quot;;&quot;&quot;;(IF(OR([.AL35]=&quot;&quot;;[.AL35]=0);0;1)))">
            <text:p/>
          </table:table-cell>
          <table:table-cell table:style-name="ce47" table:formula="of:=IF([.AM$3]=&quot;&quot;;&quot;&quot;;(IF(OR([.AM35]=&quot;&quot;;[.AM35]=0);0;1)))">
            <text:p/>
          </table:table-cell>
          <table:table-cell table:style-name="ce47" table:formula="of:=IF([.AN$3]=&quot;&quot;;&quot;&quot;;(IF(OR([.AN35]=&quot;&quot;;[.AN35]=0);0;1)))">
            <text:p/>
          </table:table-cell>
          <table:table-cell table:style-name="ce47" table:formula="of:=IF([.AO$3]=&quot;&quot;;&quot;&quot;;(IF(OR([.AO35]=&quot;&quot;;[.AO35]=0);0;1)))">
            <text:p/>
          </table:table-cell>
          <table:table-cell table:style-name="ce47" table:formula="of:=IF([.AP$3]=&quot;&quot;;&quot;&quot;;(IF(OR([.AP35]=&quot;&quot;;[.AP35]=0);0;1)))">
            <text:p/>
          </table:table-cell>
          <table:table-cell table:style-name="ce47" table:formula="of:=IF([.AQ$3]=&quot;&quot;;&quot;&quot;;(IF(OR([.AQ35]=&quot;&quot;;[.AQ35]=0);0;1)))">
            <text:p/>
          </table:table-cell>
          <table:table-cell table:style-name="ce47" table:formula="of:=IF([.AR$3]=&quot;&quot;;&quot;&quot;;(IF(OR([.AR35]=&quot;&quot;;[.AR35]=0);0;1)))">
            <text:p/>
          </table:table-cell>
          <table:table-cell table:style-name="ce47" table:formula="of:=IF([.AS$3]=&quot;&quot;;&quot;&quot;;(IF(OR([.AS35]=&quot;&quot;;[.AS35]=0);0;1)))">
            <text:p/>
          </table:table-cell>
          <table:table-cell table:style-name="ce47" table:formula="of:=IF([.AT$3]=&quot;&quot;;&quot;&quot;;(IF(OR([.AT35]=&quot;&quot;;[.AT35]=0);0;1)))">
            <text:p/>
          </table:table-cell>
          <table:table-cell table:style-name="ce47" table:formula="of:=IF([.AU$3]=&quot;&quot;;&quot;&quot;;(IF(OR([.AU35]=&quot;&quot;;[.AU35]=0);0;1)))">
            <text:p/>
          </table:table-cell>
          <table:table-cell table:style-name="ce47" table:formula="of:=IF([.AV$3]=&quot;&quot;;&quot;&quot;;(IF(OR([.AV35]=&quot;&quot;;[.AV35]=0);0;1)))">
            <text:p/>
          </table:table-cell>
          <table:table-cell table:style-name="ce47" table:formula="of:=IF([.AW$3]=&quot;&quot;;&quot;&quot;;(IF(OR([.AW35]=&quot;&quot;;[.AW35]=0);0;1)))">
            <text:p/>
          </table:table-cell>
          <table:table-cell table:style-name="ce47" table:formula="of:=IF([.AX$3]=&quot;&quot;;&quot;&quot;;(IF(OR([.AX35]=&quot;&quot;;[.AX35]=0);0;1)))">
            <text:p/>
          </table:table-cell>
          <table:table-cell table:style-name="ce47" table:formula="of:=IF([.AY$3]=&quot;&quot;;&quot;&quot;;(IF(OR([.AY35]=&quot;&quot;;[.AY35]=0);0;1)))">
            <text:p/>
          </table:table-cell>
          <table:table-cell table:style-name="ce47" table:formula="of:=IF([.AZ$3]=&quot;&quot;;&quot;&quot;;(IF(OR([.AZ35]=&quot;&quot;;[.AZ35]=0);0;1)))">
            <text:p/>
          </table:table-cell>
          <table:table-cell table:style-name="ce47" table:formula="of:=IF([.BA$3]=&quot;&quot;;&quot;&quot;;(IF(OR([.BA35]=&quot;&quot;;[.BA35]=0);0;1)))">
            <text:p/>
          </table:table-cell>
          <table:table-cell table:style-name="ce47" table:formula="of:=IF([.BB$3]=&quot;&quot;;&quot;&quot;;(IF(OR([.BB35]=&quot;&quot;;[.BB35]=0);0;1)))">
            <text:p/>
          </table:table-cell>
          <table:table-cell table:style-name="ce47" table:formula="of:=IF([.BC$3]=&quot;&quot;;&quot;&quot;;(IF(OR([.BC35]=&quot;&quot;;[.BC35]=0);0;1)))">
            <text:p/>
          </table:table-cell>
          <table:table-cell table:style-name="ce47" table:formula="of:=IF([.BD$3]=&quot;&quot;;&quot;&quot;;(IF(OR([.BD35]=&quot;&quot;;[.BD35]=0);0;1)))">
            <text:p/>
          </table:table-cell>
          <table:table-cell table:style-name="ce47" table:formula="of:=IF([.BE$3]=&quot;&quot;;&quot;&quot;;(IF(OR([.BE35]=&quot;&quot;;[.BE35]=0);0;1)))">
            <text:p/>
          </table:table-cell>
          <table:table-cell table:style-name="ce47" table:formula="of:=IF([.BF$3]=&quot;&quot;;&quot;&quot;;(IF(OR([.BF35]=&quot;&quot;;[.BF35]=0);0;1)))">
            <text:p/>
          </table:table-cell>
          <table:table-cell table:style-name="ce47" table:formula="of:=IF([.BG$3]=&quot;&quot;;&quot;&quot;;(IF(OR([.BG35]=&quot;&quot;;[.BG35]=0);0;1)))">
            <text:p/>
          </table:table-cell>
          <table:table-cell table:style-name="ce47" table:formula="of:=IF([.BH$3]=&quot;&quot;;&quot;&quot;;(IF(OR([.BH35]=&quot;&quot;;[.BH35]=0);0;1)))">
            <text:p/>
          </table:table-cell>
          <table:table-cell table:style-name="ce47" table:formula="of:=IF([.BI$3]=&quot;&quot;;&quot;&quot;;(IF(OR([.BI35]=&quot;&quot;;[.BI35]=0);0;1)))">
            <text:p/>
          </table:table-cell>
          <table:table-cell table:style-name="ce47" table:formula="of:=IF([.BJ$3]=&quot;&quot;;&quot;&quot;;(IF(OR([.BJ35]=&quot;&quot;;[.BJ35]=0);0;1)))">
            <text:p/>
          </table:table-cell>
          <table:table-cell table:style-name="ce47" table:formula="of:=IF([.BK$3]=&quot;&quot;;&quot;&quot;;(IF(OR([.BK35]=&quot;&quot;;[.BK35]=0);0;1)))">
            <text:p/>
          </table:table-cell>
          <table:table-cell table:style-name="ce47" table:formula="of:=IF([.BL$3]=&quot;&quot;;&quot;&quot;;(IF(OR([.BL35]=&quot;&quot;;[.BL35]=0);0;1)))">
            <text:p/>
          </table:table-cell>
          <table:table-cell table:style-name="ce47" table:formula="of:=IF([.BM$3]=&quot;&quot;;&quot;&quot;;(IF(OR([.BM35]=&quot;&quot;;[.BM35]=0);0;1)))">
            <text:p/>
          </table:table-cell>
          <table:table-cell table:style-name="ce47" table:formula="of:=IF([.BN$3]=&quot;&quot;;&quot;&quot;;(IF(OR([.BN35]=&quot;&quot;;[.BN35]=0);0;1)))">
            <text:p/>
          </table:table-cell>
          <table:table-cell table:style-name="ce47" table:formula="of:=IF([.BO$3]=&quot;&quot;;&quot;&quot;;(IF(OR([.BO35]=&quot;&quot;;[.BO35]=0);0;1)))">
            <text:p/>
          </table:table-cell>
          <table:table-cell table:style-name="ce47" table:formula="of:=IF([.BP$3]=&quot;&quot;;&quot;&quot;;(IF(OR([.BP35]=&quot;&quot;;[.BP35]=0);0;1)))">
            <text:p/>
          </table:table-cell>
          <table:table-cell table:style-name="ce47" table:formula="of:=IF([.BQ$3]=&quot;&quot;;&quot;&quot;;(IF(OR([.BQ35]=&quot;&quot;;[.BQ35]=0);0;1)))">
            <text:p/>
          </table:table-cell>
          <table:table-cell table:style-name="ce47" table:formula="of:=IF([.BR$3]=&quot;&quot;;&quot;&quot;;(IF(OR([.BR35]=&quot;&quot;;[.BR35]=0);0;1)))">
            <text:p/>
          </table:table-cell>
          <table:table-cell table:style-name="ce47" table:formula="of:=IF([.BS$3]=&quot;&quot;;&quot;&quot;;(IF(OR([.BS35]=&quot;&quot;;[.BS35]=0);0;1)))">
            <text:p/>
          </table:table-cell>
          <table:table-cell table:style-name="ce47" table:formula="of:=IF([.BT$3]=&quot;&quot;;&quot;&quot;;(IF(OR([.BT35]=&quot;&quot;;[.BT35]=0);0;1)))">
            <text:p/>
          </table:table-cell>
          <table:table-cell table:style-name="ce47" table:formula="of:=IF([.BU$3]=&quot;&quot;;&quot;&quot;;(IF(OR([.BU35]=&quot;&quot;;[.BU35]=0);0;1)))">
            <text:p/>
          </table:table-cell>
          <table:table-cell table:style-name="ce47" table:formula="of:=IF([.BV$3]=&quot;&quot;;&quot;&quot;;(IF(OR([.BV35]=&quot;&quot;;[.BV35]=0);0;1)))">
            <text:p/>
          </table:table-cell>
          <table:table-cell table:style-name="ce47" table:formula="of:=IF([.BW$3]=&quot;&quot;;&quot;&quot;;(IF(OR([.BW35]=&quot;&quot;;[.BW35]=0);0;1)))">
            <text:p/>
          </table:table-cell>
          <table:table-cell table:style-name="ce47" table:formula="of:=IF([.BX$3]=&quot;&quot;;&quot;&quot;;(IF(OR([.BX35]=&quot;&quot;;[.BX35]=0);0;1)))">
            <text:p/>
          </table:table-cell>
          <table:table-cell table:style-name="ce47" table:formula="of:=IF([.BY$3]=&quot;&quot;;&quot;&quot;;(IF(OR([.BY35]=&quot;&quot;;[.BY35]=0);0;1)))">
            <text:p/>
          </table:table-cell>
          <table:table-cell table:style-name="ce47" table:formula="of:=IF([.BZ$3]=&quot;&quot;;&quot;&quot;;(IF(OR([.BZ35]=&quot;&quot;;[.BZ35]=0);0;1)))">
            <text:p/>
          </table:table-cell>
          <table:table-cell table:style-name="ce47" table:formula="of:=IF([.CA$3]=&quot;&quot;;&quot;&quot;;(IF(OR([.CA35]=&quot;&quot;;[.CA35]=0);0;1)))">
            <text:p/>
          </table:table-cell>
          <table:table-cell table:style-name="ce47" table:formula="of:=IF([.CB$3]=&quot;&quot;;&quot;&quot;;(IF(OR([.CB35]=&quot;&quot;;[.CB35]=0);0;1)))">
            <text:p/>
          </table:table-cell>
          <table:table-cell table:style-name="ce47" table:formula="of:=IF([.CC$3]=&quot;&quot;;&quot;&quot;;(IF(OR([.CC35]=&quot;&quot;;[.CC35]=0);0;1)))">
            <text:p/>
          </table:table-cell>
          <table:table-cell table:style-name="ce47" table:formula="of:=IF([.CD$3]=&quot;&quot;;&quot;&quot;;(IF(OR([.CD35]=&quot;&quot;;[.CD35]=0);0;1)))">
            <text:p/>
          </table:table-cell>
          <table:table-cell table:style-name="ce47" table:formula="of:=IF([.CE$3]=&quot;&quot;;&quot;&quot;;(IF(OR([.CE35]=&quot;&quot;;[.CE35]=0);0;1)))">
            <text:p/>
          </table:table-cell>
          <table:table-cell table:style-name="ce47" table:formula="of:=IF([.CF$3]=&quot;&quot;;&quot;&quot;;(IF(OR([.CF35]=&quot;&quot;;[.CF35]=0);0;1)))">
            <text:p/>
          </table:table-cell>
          <table:table-cell table:style-name="ce47" table:formula="of:=IF([.CG$3]=&quot;&quot;;&quot;&quot;;(IF(OR([.CG35]=&quot;&quot;;[.CG35]=0);0;1)))">
            <text:p/>
          </table:table-cell>
          <table:table-cell table:style-name="ce47" table:formula="of:=IF([.CH$3]=&quot;&quot;;&quot;&quot;;(IF(OR([.CH35]=&quot;&quot;;[.CH35]=0);0;1)))">
            <text:p/>
          </table:table-cell>
          <table:table-cell table:style-name="ce47" table:formula="of:=IF([.CI$3]=&quot;&quot;;&quot;&quot;;(IF(OR([.CI35]=&quot;&quot;;[.CI35]=0);0;1)))">
            <text:p/>
          </table:table-cell>
          <table:table-cell table:style-name="ce47" table:formula="of:=IF([.CJ$3]=&quot;&quot;;&quot;&quot;;(IF(OR([.CJ35]=&quot;&quot;;[.CJ35]=0);0;1)))">
            <text:p/>
          </table:table-cell>
          <table:table-cell table:style-name="ce47" table:formula="of:=IF([.CK$3]=&quot;&quot;;&quot;&quot;;(IF(OR([.CK35]=&quot;&quot;;[.CK35]=0);0;1)))">
            <text:p/>
          </table:table-cell>
          <table:table-cell table:style-name="ce47" table:formula="of:=IF([.CL$3]=&quot;&quot;;&quot;&quot;;(IF(OR([.CL35]=&quot;&quot;;[.CL35]=0);0;1)))">
            <text:p/>
          </table:table-cell>
          <table:table-cell table:style-name="ce47" table:formula="of:=IF([.CM$3]=&quot;&quot;;&quot;&quot;;(IF(OR([.CM35]=&quot;&quot;;[.CM35]=0);0;1)))">
            <text:p/>
          </table:table-cell>
          <table:table-cell table:style-name="ce47" table:formula="of:=IF([.CN$3]=&quot;&quot;;&quot;&quot;;(IF(OR([.CN35]=&quot;&quot;;[.CN35]=0);0;1)))">
            <text:p/>
          </table:table-cell>
          <table:table-cell table:style-name="ce47" table:formula="of:=IF([.CO$3]=&quot;&quot;;&quot;&quot;;(IF(OR([.CO35]=&quot;&quot;;[.CO35]=0);0;1)))">
            <text:p/>
          </table:table-cell>
          <table:table-cell table:style-name="ce47" table:formula="of:=IF([.CP$3]=&quot;&quot;;&quot;&quot;;(IF(OR([.CP35]=&quot;&quot;;[.CP35]=0);0;1)))">
            <text:p/>
          </table:table-cell>
          <table:table-cell table:style-name="ce47" table:formula="of:=IF([.CQ$3]=&quot;&quot;;&quot;&quot;;(IF(OR([.CQ35]=&quot;&quot;;[.CQ35]=0);0;1)))">
            <text:p/>
          </table:table-cell>
          <table:table-cell table:style-name="ce47" table:formula="of:=IF([.CR$3]=&quot;&quot;;&quot;&quot;;(IF(OR([.CR35]=&quot;&quot;;[.CR35]=0);0;1)))">
            <text:p/>
          </table:table-cell>
          <table:table-cell table:style-name="ce47" table:formula="of:=IF([.CS$3]=&quot;&quot;;&quot;&quot;;(IF(OR([.CS35]=&quot;&quot;;[.CS35]=0);0;1)))">
            <text:p/>
          </table:table-cell>
          <table:table-cell table:style-name="ce47" table:formula="of:=IF([.CT$3]=&quot;&quot;;&quot;&quot;;(IF(OR([.CT35]=&quot;&quot;;[.CT35]=0);0;1)))">
            <text:p/>
          </table:table-cell>
          <table:table-cell table:style-name="ce47" table:formula="of:=IF([.CU$3]=&quot;&quot;;&quot;&quot;;(IF(OR([.CU35]=&quot;&quot;;[.CU35]=0);0;1)))">
            <text:p/>
          </table:table-cell>
          <table:table-cell table:style-name="ce47" table:formula="of:=IF([.CV$3]=&quot;&quot;;&quot;&quot;;(IF(OR([.CV35]=&quot;&quot;;[.CV35]=0);0;1)))">
            <text:p/>
          </table:table-cell>
          <table:table-cell table:style-name="ce47" table:formula="of:=IF([.CW$3]=&quot;&quot;;&quot;&quot;;(IF(OR([.CW35]=&quot;&quot;;[.CW35]=0);0;1)))">
            <text:p/>
          </table:table-cell>
          <table:table-cell table:style-name="ce47" table:formula="of:=IF([.CX$3]=&quot;&quot;;&quot;&quot;;(IF(OR([.CX35]=&quot;&quot;;[.CX35]=0);0;1)))">
            <text:p/>
          </table:table-cell>
          <table:table-cell table:style-name="ce47" table:formula="of:=IF([.CY$3]=&quot;&quot;;&quot;&quot;;(IF(OR([.CY35]=&quot;&quot;;[.CY35]=0);0;1)))">
            <text:p/>
          </table:table-cell>
          <table:table-cell table:style-name="ce47" table:formula="of:=IF([.CZ$3]=&quot;&quot;;&quot;&quot;;(IF(OR([.CZ35]=&quot;&quot;;[.CZ35]=0);0;1)))">
            <text:p/>
          </table:table-cell>
          <table:table-cell table:style-name="ce47" table:formula="of:=IF([.DA$3]=&quot;&quot;;&quot;&quot;;(IF(OR([.DA35]=&quot;&quot;;[.DA35]=0);0;1)))">
            <text:p/>
          </table:table-cell>
          <table:table-cell table:style-name="ce47" table:formula="of:=IF([.DB$3]=&quot;&quot;;&quot;&quot;;(IF(OR([.DB35]=&quot;&quot;;[.DB35]=0);0;1)))">
            <text:p/>
          </table:table-cell>
          <table:table-cell table:style-name="ce47" table:formula="of:=IF([.DC$3]=&quot;&quot;;&quot;&quot;;(IF(OR([.DC35]=&quot;&quot;;[.DC35]=0);0;1)))">
            <text:p/>
          </table:table-cell>
          <table:table-cell table:style-name="ce47" table:formula="of:=IF([.DD$3]=&quot;&quot;;&quot;&quot;;(IF(OR([.DD35]=&quot;&quot;;[.DD35]=0);0;1)))">
            <text:p/>
          </table:table-cell>
          <table:table-cell table:style-name="ce47" table:formula="of:=IF([.DE$3]=&quot;&quot;;&quot;&quot;;(IF(OR([.DE35]=&quot;&quot;;[.DE35]=0);0;1)))">
            <text:p/>
          </table:table-cell>
          <table:table-cell table:style-name="ce47" table:formula="of:=IF([.DF$3]=&quot;&quot;;&quot;&quot;;(IF(OR([.DF35]=&quot;&quot;;[.DF35]=0);0;1)))">
            <text:p/>
          </table:table-cell>
          <table:table-cell table:style-name="ce47" table:formula="of:=IF([.DG$3]=&quot;&quot;;&quot;&quot;;(IF(OR([.DG35]=&quot;&quot;;[.DG35]=0);0;1)))">
            <text:p/>
          </table:table-cell>
          <table:table-cell table:style-name="ce47" table:formula="of:=IF([.DH$3]=&quot;&quot;;&quot;&quot;;(IF(OR([.DH35]=&quot;&quot;;[.DH35]=0);0;1)))">
            <text:p/>
          </table:table-cell>
          <table:table-cell table:style-name="ce47" table:formula="of:=IF([.DI$3]=&quot;&quot;;&quot;&quot;;(IF(OR([.DI35]=&quot;&quot;;[.DI35]=0);0;1)))">
            <text:p/>
          </table:table-cell>
          <table:table-cell table:style-name="ce47" table:formula="of:=IF([.DJ$3]=&quot;&quot;;&quot;&quot;;(IF(OR([.DJ35]=&quot;&quot;;[.DJ35]=0);0;1)))">
            <text:p/>
          </table:table-cell>
          <table:table-cell table:style-name="ce47" table:formula="of:=IF([.DK$3]=&quot;&quot;;&quot;&quot;;(IF(OR([.DK35]=&quot;&quot;;[.DK35]=0);0;1)))">
            <text:p/>
          </table:table-cell>
          <table:table-cell table:style-name="ce47" table:formula="of:=IF([.DL$3]=&quot;&quot;;&quot;&quot;;(IF(OR([.DL35]=&quot;&quot;;[.DL35]=0);0;1)))">
            <text:p/>
          </table:table-cell>
          <table:table-cell table:style-name="ce47" table:formula="of:=IF([.DM$3]=&quot;&quot;;&quot;&quot;;(IF(OR([.DM35]=&quot;&quot;;[.DM35]=0);0;1)))">
            <text:p/>
          </table:table-cell>
          <table:table-cell table:style-name="ce47" table:formula="of:=IF([.DN$3]=&quot;&quot;;&quot;&quot;;(IF(OR([.DN35]=&quot;&quot;;[.DN35]=0);0;1)))">
            <text:p/>
          </table:table-cell>
          <table:table-cell table:style-name="ce47" table:formula="of:=IF([.DO$3]=&quot;&quot;;&quot;&quot;;(IF(OR([.DO35]=&quot;&quot;;[.DO35]=0);0;1)))">
            <text:p/>
          </table:table-cell>
          <table:table-cell table:style-name="ce47" table:formula="of:=IF([.DP$3]=&quot;&quot;;&quot;&quot;;(IF(OR([.DP35]=&quot;&quot;;[.DP35]=0);0;1)))">
            <text:p/>
          </table:table-cell>
          <table:table-cell table:style-name="ce47" table:formula="of:=IF([.DQ$3]=&quot;&quot;;&quot;&quot;;(IF(OR([.DQ35]=&quot;&quot;;[.DQ35]=0);0;1)))">
            <text:p/>
          </table:table-cell>
          <table:table-cell table:style-name="ce47" table:formula="of:=IF([.DR$3]=&quot;&quot;;&quot;&quot;;(IF(OR([.DR35]=&quot;&quot;;[.DR35]=0);0;1)))">
            <text:p/>
          </table:table-cell>
          <table:table-cell table:style-name="ce47" table:formula="of:=IF([.DS$3]=&quot;&quot;;&quot;&quot;;(IF(OR([.DS35]=&quot;&quot;;[.DS35]=0);0;1)))">
            <text:p/>
          </table:table-cell>
          <table:table-cell table:style-name="ce47" table:formula="of:=IF([.DT$3]=&quot;&quot;;&quot;&quot;;(IF(OR([.DT35]=&quot;&quot;;[.DT35]=0);0;1)))">
            <text:p/>
          </table:table-cell>
          <table:table-cell table:style-name="ce47" table:formula="of:=IF([.DU$3]=&quot;&quot;;&quot;&quot;;(IF(OR([.DU35]=&quot;&quot;;[.DU35]=0);0;1)))">
            <text:p/>
          </table:table-cell>
          <table:table-cell table:style-name="ce47" table:formula="of:=IF([.DV$3]=&quot;&quot;;&quot;&quot;;(IF(OR([.DV35]=&quot;&quot;;[.DV35]=0);0;1)))">
            <text:p/>
          </table:table-cell>
          <table:table-cell table:style-name="ce47" table:formula="of:=IF([.DW$3]=&quot;&quot;;&quot;&quot;;(IF(OR([.DW35]=&quot;&quot;;[.DW35]=0);0;1)))">
            <text:p/>
          </table:table-cell>
          <table:table-cell table:style-name="ce47" table:formula="of:=IF([.DX$3]=&quot;&quot;;&quot;&quot;;(IF(OR([.DX35]=&quot;&quot;;[.DX35]=0);0;1)))">
            <text:p/>
          </table:table-cell>
          <table:table-cell table:style-name="ce47" table:formula="of:=IF([.DY$3]=&quot;&quot;;&quot;&quot;;(IF(OR([.DY35]=&quot;&quot;;[.DY35]=0);0;1)))">
            <text:p/>
          </table:table-cell>
          <table:table-cell table:style-name="ce47" table:formula="of:=IF([.DZ$3]=&quot;&quot;;&quot;&quot;;(IF(OR([.DZ35]=&quot;&quot;;[.DZ35]=0);0;1)))">
            <text:p/>
          </table:table-cell>
          <table:table-cell table:style-name="ce47" table:formula="of:=IF([.EA$3]=&quot;&quot;;&quot;&quot;;(IF(OR([.EA35]=&quot;&quot;;[.EA35]=0);0;1)))">
            <text:p/>
          </table:table-cell>
          <table:table-cell table:style-name="ce47" table:formula="of:=IF([.EB$3]=&quot;&quot;;&quot;&quot;;(IF(OR([.EB35]=&quot;&quot;;[.EB35]=0);0;1)))">
            <text:p/>
          </table:table-cell>
          <table:table-cell table:style-name="ce47" table:formula="of:=IF([.EC$3]=&quot;&quot;;&quot;&quot;;(IF(OR([.EC35]=&quot;&quot;;[.EC35]=0);0;1)))">
            <text:p/>
          </table:table-cell>
          <table:table-cell table:style-name="ce47" table:formula="of:=IF([.ED$3]=&quot;&quot;;&quot;&quot;;(IF(OR([.ED35]=&quot;&quot;;[.ED35]=0);0;1)))">
            <text:p/>
          </table:table-cell>
          <table:table-cell table:style-name="ce47" table:formula="of:=IF([.EE$3]=&quot;&quot;;&quot;&quot;;(IF(OR([.EE35]=&quot;&quot;;[.EE35]=0);0;1)))">
            <text:p/>
          </table:table-cell>
          <table:table-cell table:style-name="ce47" table:formula="of:=IF([.EF$3]=&quot;&quot;;&quot;&quot;;(IF(OR([.EF35]=&quot;&quot;;[.EF35]=0);0;1)))">
            <text:p/>
          </table:table-cell>
          <table:table-cell table:style-name="ce47" table:formula="of:=IF([.EG$3]=&quot;&quot;;&quot;&quot;;(IF(OR([.EG35]=&quot;&quot;;[.EG35]=0);0;1)))">
            <text:p/>
          </table:table-cell>
          <table:table-cell table:style-name="ce47" table:formula="of:=IF([.EH$3]=&quot;&quot;;&quot;&quot;;(IF(OR([.EH35]=&quot;&quot;;[.EH35]=0);0;1)))">
            <text:p/>
          </table:table-cell>
          <table:table-cell table:style-name="ce47" table:formula="of:=IF([.EI$3]=&quot;&quot;;&quot;&quot;;(IF(OR([.EI35]=&quot;&quot;;[.EI35]=0);0;1)))">
            <text:p/>
          </table:table-cell>
          <table:table-cell table:style-name="ce47" table:formula="of:=IF([.EJ$3]=&quot;&quot;;&quot;&quot;;(IF(OR([.EJ35]=&quot;&quot;;[.EJ35]=0);0;1)))">
            <text:p/>
          </table:table-cell>
          <table:table-cell table:style-name="ce47" table:formula="of:=IF([.EK$3]=&quot;&quot;;&quot;&quot;;(IF(OR([.EK35]=&quot;&quot;;[.EK35]=0);0;1)))">
            <text:p/>
          </table:table-cell>
          <table:table-cell table:style-name="ce47" table:formula="of:=IF([.EL$3]=&quot;&quot;;&quot;&quot;;(IF(OR([.EL35]=&quot;&quot;;[.EL35]=0);0;1)))">
            <text:p/>
          </table:table-cell>
          <table:table-cell table:style-name="ce47" table:formula="of:=IF([.EM$3]=&quot;&quot;;&quot;&quot;;(IF(OR([.EM35]=&quot;&quot;;[.EM35]=0);0;1)))">
            <text:p/>
          </table:table-cell>
          <table:table-cell table:style-name="ce47" table:formula="of:=IF([.EN$3]=&quot;&quot;;&quot;&quot;;(IF(OR([.EN35]=&quot;&quot;;[.EN35]=0);0;1)))">
            <text:p/>
          </table:table-cell>
          <table:table-cell table:style-name="ce47" table:formula="of:=IF([.EO$3]=&quot;&quot;;&quot;&quot;;(IF(OR([.EO35]=&quot;&quot;;[.EO35]=0);0;1)))">
            <text:p/>
          </table:table-cell>
          <table:table-cell table:style-name="ce47" table:formula="of:=IF([.EP$3]=&quot;&quot;;&quot;&quot;;(IF(OR([.EP35]=&quot;&quot;;[.EP35]=0);0;1)))">
            <text:p/>
          </table:table-cell>
          <table:table-cell table:style-name="ce47" table:formula="of:=IF([.EQ$3]=&quot;&quot;;&quot;&quot;;(IF(OR([.EQ35]=&quot;&quot;;[.EQ35]=0);0;1)))">
            <text:p/>
          </table:table-cell>
          <table:table-cell table:style-name="ce47" table:formula="of:=IF([.ER$3]=&quot;&quot;;&quot;&quot;;(IF(OR([.ER35]=&quot;&quot;;[.ER35]=0);0;1)))">
            <text:p/>
          </table:table-cell>
          <table:table-cell table:style-name="ce47" table:formula="of:=IF([.ES$3]=&quot;&quot;;&quot;&quot;;(IF(OR([.ES35]=&quot;&quot;;[.ES35]=0);0;1)))">
            <text:p/>
          </table:table-cell>
          <table:table-cell table:style-name="ce47" table:formula="of:=IF([.ET$3]=&quot;&quot;;&quot;&quot;;(IF(OR([.ET35]=&quot;&quot;;[.ET35]=0);0;1)))">
            <text:p/>
          </table:table-cell>
          <table:table-cell table:style-name="ce47" table:formula="of:=IF([.EU$3]=&quot;&quot;;&quot;&quot;;(IF(OR([.EU35]=&quot;&quot;;[.EU35]=0);0;1)))">
            <text:p/>
          </table:table-cell>
          <table:table-cell table:style-name="ce47" table:formula="of:=IF([.EV$3]=&quot;&quot;;&quot;&quot;;(IF(OR([.EV35]=&quot;&quot;;[.EV35]=0);0;1)))">
            <text:p/>
          </table:table-cell>
          <table:table-cell table:style-name="ce47" table:formula="of:=IF([.EW$3]=&quot;&quot;;&quot;&quot;;(IF(OR([.EW35]=&quot;&quot;;[.EW35]=0);0;1)))">
            <text:p/>
          </table:table-cell>
          <table:table-cell table:style-name="ce47" table:formula="of:=IF([.EX$3]=&quot;&quot;;&quot;&quot;;(IF(OR([.EX35]=&quot;&quot;;[.EX35]=0);0;1)))">
            <text:p/>
          </table:table-cell>
          <table:table-cell table:style-name="ce47" table:formula="of:=IF([.EY$3]=&quot;&quot;;&quot;&quot;;(IF(OR([.EY35]=&quot;&quot;;[.EY35]=0);0;1)))">
            <text:p/>
          </table:table-cell>
          <table:table-cell table:style-name="ce47" table:formula="of:=IF([.EZ$3]=&quot;&quot;;&quot;&quot;;(IF(OR([.EZ35]=&quot;&quot;;[.EZ35]=0);0;1)))">
            <text:p/>
          </table:table-cell>
          <table:table-cell table:style-name="ce47" table:formula="of:=IF([.FA$3]=&quot;&quot;;&quot;&quot;;(IF(OR([.FA35]=&quot;&quot;;[.FA35]=0);0;1)))">
            <text:p/>
          </table:table-cell>
          <table:table-cell table:style-name="ce47" table:formula="of:=IF([.FB$3]=&quot;&quot;;&quot;&quot;;(IF(OR([.FB35]=&quot;&quot;;[.FB35]=0);0;1)))">
            <text:p/>
          </table:table-cell>
          <table:table-cell table:style-name="ce47" table:formula="of:=IF([.FC$3]=&quot;&quot;;&quot;&quot;;(IF(OR([.FC35]=&quot;&quot;;[.FC35]=0);0;1)))">
            <text:p/>
          </table:table-cell>
          <table:table-cell table:style-name="ce47" table:formula="of:=IF([.FD$3]=&quot;&quot;;&quot;&quot;;(IF(OR([.FD35]=&quot;&quot;;[.FD35]=0);0;1)))">
            <text:p/>
          </table:table-cell>
          <table:table-cell table:style-name="ce47" table:formula="of:=IF([.FE$3]=&quot;&quot;;&quot;&quot;;(IF(OR([.FE35]=&quot;&quot;;[.FE35]=0);0;1)))">
            <text:p/>
          </table:table-cell>
          <table:table-cell table:style-name="ce47" table:formula="of:=IF([.FF$3]=&quot;&quot;;&quot;&quot;;(IF(OR([.FF35]=&quot;&quot;;[.FF35]=0);0;1)))">
            <text:p/>
          </table:table-cell>
          <table:table-cell table:style-name="ce47" table:formula="of:=IF([.FG$3]=&quot;&quot;;&quot;&quot;;(IF(OR([.FG35]=&quot;&quot;;[.FG35]=0);0;1)))">
            <text:p/>
          </table:table-cell>
          <table:table-cell table:style-name="ce47" table:formula="of:=IF([.FH$3]=&quot;&quot;;&quot;&quot;;(IF(OR([.FH35]=&quot;&quot;;[.FH35]=0);0;1)))">
            <text:p/>
          </table:table-cell>
          <table:table-cell table:style-name="ce47" table:formula="of:=IF([.FI$3]=&quot;&quot;;&quot;&quot;;(IF(OR([.FI35]=&quot;&quot;;[.FI35]=0);0;1)))">
            <text:p/>
          </table:table-cell>
          <table:table-cell table:style-name="ce47" table:formula="of:=IF([.FJ$3]=&quot;&quot;;&quot;&quot;;(IF(OR([.FJ35]=&quot;&quot;;[.FJ35]=0);0;1)))">
            <text:p/>
          </table:table-cell>
          <table:table-cell table:style-name="ce47" table:formula="of:=IF([.FK$3]=&quot;&quot;;&quot;&quot;;(IF(OR([.FK35]=&quot;&quot;;[.FK35]=0);0;1)))">
            <text:p/>
          </table:table-cell>
          <table:table-cell table:style-name="ce47" table:formula="of:=IF([.FL$3]=&quot;&quot;;&quot;&quot;;(IF(OR([.FL35]=&quot;&quot;;[.FL35]=0);0;1)))">
            <text:p/>
          </table:table-cell>
          <table:table-cell table:style-name="ce47" table:formula="of:=IF([.FM$3]=&quot;&quot;;&quot;&quot;;(IF(OR([.FM35]=&quot;&quot;;[.FM35]=0);0;1)))">
            <text:p/>
          </table:table-cell>
          <table:table-cell table:style-name="ce47" table:formula="of:=IF([.FN$3]=&quot;&quot;;&quot;&quot;;(IF(OR([.FN35]=&quot;&quot;;[.FN35]=0);0;1)))">
            <text:p/>
          </table:table-cell>
          <table:table-cell table:style-name="ce47" table:formula="of:=IF([.FO$3]=&quot;&quot;;&quot;&quot;;(IF(OR([.FO35]=&quot;&quot;;[.FO35]=0);0;1)))">
            <text:p/>
          </table:table-cell>
          <table:table-cell table:style-name="ce47" table:formula="of:=IF([.FP$3]=&quot;&quot;;&quot;&quot;;(IF(OR([.FP35]=&quot;&quot;;[.FP35]=0);0;1)))">
            <text:p/>
          </table:table-cell>
          <table:table-cell table:style-name="ce47" table:formula="of:=IF([.FQ$3]=&quot;&quot;;&quot;&quot;;(IF(OR([.FQ35]=&quot;&quot;;[.FQ35]=0);0;1)))">
            <text:p/>
          </table:table-cell>
          <table:table-cell table:style-name="ce47" table:formula="of:=IF([.FR$3]=&quot;&quot;;&quot;&quot;;(IF(OR([.FR35]=&quot;&quot;;[.FR35]=0);0;1)))">
            <text:p/>
          </table:table-cell>
          <table:table-cell table:style-name="ce47" table:formula="of:=IF([.FS$3]=&quot;&quot;;&quot;&quot;;(IF(OR([.FS35]=&quot;&quot;;[.FS35]=0);0;1)))">
            <text:p/>
          </table:table-cell>
          <table:table-cell table:style-name="ce47" table:formula="of:=IF([.FT$3]=&quot;&quot;;&quot;&quot;;(IF(OR([.FT35]=&quot;&quot;;[.FT35]=0);0;1)))">
            <text:p/>
          </table:table-cell>
          <table:table-cell table:style-name="ce47" table:formula="of:=IF([.FU$3]=&quot;&quot;;&quot;&quot;;(IF(OR([.FU35]=&quot;&quot;;[.FU35]=0);0;1)))">
            <text:p/>
          </table:table-cell>
          <table:table-cell table:style-name="ce47" table:formula="of:=IF([.FV$3]=&quot;&quot;;&quot;&quot;;(IF(OR([.FV35]=&quot;&quot;;[.FV35]=0);0;1)))">
            <text:p/>
          </table:table-cell>
          <table:table-cell table:style-name="ce47" table:formula="of:=IF([.FW$3]=&quot;&quot;;&quot;&quot;;(IF(OR([.FW35]=&quot;&quot;;[.FW35]=0);0;1)))">
            <text:p/>
          </table:table-cell>
          <table:table-cell table:style-name="ce47" table:formula="of:=IF([.FX$3]=&quot;&quot;;&quot;&quot;;(IF(OR([.FX35]=&quot;&quot;;[.FX35]=0);0;1)))">
            <text:p/>
          </table:table-cell>
          <table:table-cell table:style-name="ce47" table:formula="of:=IF([.FY$3]=&quot;&quot;;&quot;&quot;;(IF(OR([.FY35]=&quot;&quot;;[.FY35]=0);0;1)))">
            <text:p/>
          </table:table-cell>
          <table:table-cell table:style-name="ce47" table:formula="of:=IF([.FZ$3]=&quot;&quot;;&quot;&quot;;(IF(OR([.FZ35]=&quot;&quot;;[.FZ35]=0);0;1)))">
            <text:p/>
          </table:table-cell>
          <table:table-cell table:style-name="ce47" table:formula="of:=IF([.GA$3]=&quot;&quot;;&quot;&quot;;(IF(OR([.GA35]=&quot;&quot;;[.GA35]=0);0;1)))">
            <text:p/>
          </table:table-cell>
          <table:table-cell table:style-name="ce47" table:formula="of:=IF([.GB$3]=&quot;&quot;;&quot;&quot;;(IF(OR([.GB35]=&quot;&quot;;[.GB35]=0);0;1)))">
            <text:p/>
          </table:table-cell>
          <table:table-cell table:style-name="ce47" table:formula="of:=IF([.GC$3]=&quot;&quot;;&quot;&quot;;(IF(OR([.GC35]=&quot;&quot;;[.GC35]=0);0;1)))">
            <text:p/>
          </table:table-cell>
          <table:table-cell table:style-name="ce47" table:formula="of:=IF([.GD$3]=&quot;&quot;;&quot;&quot;;(IF(OR([.GD35]=&quot;&quot;;[.GD35]=0);0;1)))">
            <text:p/>
          </table:table-cell>
          <table:table-cell table:style-name="ce47" table:formula="of:=IF([.GE$3]=&quot;&quot;;&quot;&quot;;(IF(OR([.GE35]=&quot;&quot;;[.GE35]=0);0;1)))">
            <text:p/>
          </table:table-cell>
          <table:table-cell table:style-name="ce47" table:formula="of:=IF([.GF$3]=&quot;&quot;;&quot;&quot;;(IF(OR([.GF35]=&quot;&quot;;[.GF35]=0);0;1)))">
            <text:p/>
          </table:table-cell>
          <table:table-cell table:style-name="ce47" table:formula="of:=IF([.GG$3]=&quot;&quot;;&quot;&quot;;(IF(OR([.GG35]=&quot;&quot;;[.GG35]=0);0;1)))">
            <text:p/>
          </table:table-cell>
          <table:table-cell table:style-name="ce47" table:formula="of:=IF([.GH$3]=&quot;&quot;;&quot;&quot;;(IF(OR([.GH35]=&quot;&quot;;[.GH35]=0);0;1)))">
            <text:p/>
          </table:table-cell>
          <table:table-cell table:style-name="ce47" table:formula="of:=IF([.GI$3]=&quot;&quot;;&quot;&quot;;(IF(OR([.GI35]=&quot;&quot;;[.GI35]=0);0;1)))">
            <text:p/>
          </table:table-cell>
          <table:table-cell table:style-name="ce47" table:formula="of:=IF([.GJ$3]=&quot;&quot;;&quot;&quot;;(IF(OR([.GJ35]=&quot;&quot;;[.GJ35]=0);0;1)))">
            <text:p/>
          </table:table-cell>
          <table:table-cell table:style-name="ce47" table:formula="of:=IF([.GK$3]=&quot;&quot;;&quot;&quot;;(IF(OR([.GK35]=&quot;&quot;;[.GK35]=0);0;1)))">
            <text:p/>
          </table:table-cell>
          <table:table-cell table:style-name="ce47" table:formula="of:=IF([.GL$3]=&quot;&quot;;&quot;&quot;;(IF(OR([.GL35]=&quot;&quot;;[.GL35]=0);0;1)))">
            <text:p/>
          </table:table-cell>
          <table:table-cell table:style-name="ce47" table:formula="of:=IF([.GM$3]=&quot;&quot;;&quot;&quot;;(IF(OR([.GM35]=&quot;&quot;;[.GM35]=0);0;1)))">
            <text:p/>
          </table:table-cell>
          <table:table-cell table:style-name="ce47" table:formula="of:=IF([.GN$3]=&quot;&quot;;&quot;&quot;;(IF(OR([.GN35]=&quot;&quot;;[.GN35]=0);0;1)))">
            <text:p/>
          </table:table-cell>
          <table:table-cell table:style-name="ce47" table:formula="of:=IF([.GO$3]=&quot;&quot;;&quot;&quot;;(IF(OR([.GO35]=&quot;&quot;;[.GO35]=0);0;1)))">
            <text:p/>
          </table:table-cell>
          <table:table-cell table:style-name="ce47" table:formula="of:=IF([.GP$3]=&quot;&quot;;&quot;&quot;;(IF(OR([.GP35]=&quot;&quot;;[.GP35]=0);0;1)))">
            <text:p/>
          </table:table-cell>
          <table:table-cell table:style-name="ce47" table:formula="of:=IF([.GQ$3]=&quot;&quot;;&quot;&quot;;(IF(OR([.GQ35]=&quot;&quot;;[.GQ35]=0);0;1)))">
            <text:p/>
          </table:table-cell>
          <table:table-cell table:style-name="ce47" table:formula="of:=IF([.GR$3]=&quot;&quot;;&quot;&quot;;(IF(OR([.GR35]=&quot;&quot;;[.GR35]=0);0;1)))">
            <text:p/>
          </table:table-cell>
          <table:table-cell table:style-name="ce47" table:formula="of:=IF([.GS$3]=&quot;&quot;;&quot;&quot;;(IF(OR([.GS35]=&quot;&quot;;[.GS35]=0);0;1)))">
            <text:p/>
          </table:table-cell>
          <table:table-cell table:style-name="ce47" table:formula="of:=IF([.GT$3]=&quot;&quot;;&quot;&quot;;(IF(OR([.GT35]=&quot;&quot;;[.GT35]=0);0;1)))">
            <text:p/>
          </table:table-cell>
          <table:table-cell table:style-name="ce47" table:formula="of:=IF([.GU$3]=&quot;&quot;;&quot;&quot;;(IF(OR([.GU35]=&quot;&quot;;[.GU35]=0);0;1)))">
            <text:p/>
          </table:table-cell>
          <table:table-cell table:style-name="ce47" table:formula="of:=IF([.GV$3]=&quot;&quot;;&quot;&quot;;(IF(OR([.GV35]=&quot;&quot;;[.GV35]=0);0;1)))">
            <text:p/>
          </table:table-cell>
          <table:table-cell table:style-name="ce47" table:formula="of:=IF([.GW$3]=&quot;&quot;;&quot;&quot;;(IF(OR([.GW35]=&quot;&quot;;[.GW35]=0);0;1)))">
            <text:p/>
          </table:table-cell>
          <table:table-cell table:style-name="ce47" table:formula="of:=IF([.GX$3]=&quot;&quot;;&quot;&quot;;(IF(OR([.GX35]=&quot;&quot;;[.GX35]=0);0;1)))">
            <text:p/>
          </table:table-cell>
          <table:table-cell table:style-name="ce47" table:formula="of:=IF([.GY$3]=&quot;&quot;;&quot;&quot;;(IF(OR([.GY35]=&quot;&quot;;[.GY35]=0);0;1)))">
            <text:p/>
          </table:table-cell>
          <table:table-cell table:style-name="ce47" table:formula="of:=IF([.GZ$3]=&quot;&quot;;&quot;&quot;;(IF(OR([.GZ35]=&quot;&quot;;[.GZ35]=0);0;1)))">
            <text:p/>
          </table:table-cell>
          <table:table-cell table:style-name="ce47" table:formula="of:=IF([.HA$3]=&quot;&quot;;&quot;&quot;;(IF(OR([.HA35]=&quot;&quot;;[.HA35]=0);0;1)))">
            <text:p/>
          </table:table-cell>
          <table:table-cell table:style-name="ce47" table:formula="of:=IF([.HB$3]=&quot;&quot;;&quot;&quot;;(IF(OR([.HB35]=&quot;&quot;;[.HB35]=0);0;1)))">
            <text:p/>
          </table:table-cell>
          <table:table-cell table:style-name="ce47" table:formula="of:=IF([.HC$3]=&quot;&quot;;&quot;&quot;;(IF(OR([.HC35]=&quot;&quot;;[.HC35]=0);0;1)))">
            <text:p/>
          </table:table-cell>
          <table:table-cell table:style-name="ce47" table:formula="of:=IF([.HD$3]=&quot;&quot;;&quot;&quot;;(IF(OR([.HD35]=&quot;&quot;;[.HD35]=0);0;1)))">
            <text:p/>
          </table:table-cell>
          <table:table-cell table:style-name="ce47" table:formula="of:=IF([.HE$3]=&quot;&quot;;&quot;&quot;;(IF(OR([.HE35]=&quot;&quot;;[.HE35]=0);0;1)))">
            <text:p/>
          </table:table-cell>
          <table:table-cell table:style-name="ce47" table:formula="of:=IF([.HF$3]=&quot;&quot;;&quot;&quot;;(IF(OR([.HF35]=&quot;&quot;;[.HF35]=0);0;1)))">
            <text:p/>
          </table:table-cell>
          <table:table-cell table:style-name="ce47" table:formula="of:=IF([.HG$3]=&quot;&quot;;&quot;&quot;;(IF(OR([.HG35]=&quot;&quot;;[.HG35]=0);0;1)))">
            <text:p/>
          </table:table-cell>
          <table:table-cell table:style-name="ce47" table:formula="of:=IF([.HH$3]=&quot;&quot;;&quot;&quot;;(IF(OR([.HH35]=&quot;&quot;;[.HH35]=0);0;1)))">
            <text:p/>
          </table:table-cell>
          <table:table-cell table:style-name="ce47" table:formula="of:=IF([.HI$3]=&quot;&quot;;&quot;&quot;;(IF(OR([.HI35]=&quot;&quot;;[.HI35]=0);0;1)))">
            <text:p/>
          </table:table-cell>
          <table:table-cell table:style-name="ce47" table:formula="of:=IF([.HJ$3]=&quot;&quot;;&quot;&quot;;(IF(OR([.HJ35]=&quot;&quot;;[.HJ35]=0);0;1)))">
            <text:p/>
          </table:table-cell>
          <table:table-cell table:style-name="ce47" table:formula="of:=IF([.HK$3]=&quot;&quot;;&quot;&quot;;(IF(OR([.HK35]=&quot;&quot;;[.HK35]=0);0;1)))">
            <text:p/>
          </table:table-cell>
          <table:table-cell table:style-name="ce47" table:formula="of:=IF([.HL$3]=&quot;&quot;;&quot;&quot;;(IF(OR([.HL35]=&quot;&quot;;[.HL35]=0);0;1)))">
            <text:p/>
          </table:table-cell>
          <table:table-cell table:style-name="ce47" table:formula="of:=IF([.HM$3]=&quot;&quot;;&quot;&quot;;(IF(OR([.HM35]=&quot;&quot;;[.HM35]=0);0;1)))">
            <text:p/>
          </table:table-cell>
          <table:table-cell table:style-name="ce47" table:formula="of:=IF([.HN$3]=&quot;&quot;;&quot;&quot;;(IF(OR([.HN35]=&quot;&quot;;[.HN35]=0);0;1)))">
            <text:p/>
          </table:table-cell>
          <table:table-cell table:style-name="ce47" table:formula="of:=IF([.HO$3]=&quot;&quot;;&quot;&quot;;(IF(OR([.HO35]=&quot;&quot;;[.HO35]=0);0;1)))">
            <text:p/>
          </table:table-cell>
          <table:table-cell table:style-name="ce47" table:formula="of:=IF([.HP$3]=&quot;&quot;;&quot;&quot;;(IF(OR([.HP35]=&quot;&quot;;[.HP35]=0);0;1)))">
            <text:p/>
          </table:table-cell>
          <table:table-cell table:style-name="ce47" table:formula="of:=IF([.HQ$3]=&quot;&quot;;&quot;&quot;;(IF(OR([.HQ35]=&quot;&quot;;[.HQ35]=0);0;1)))">
            <text:p/>
          </table:table-cell>
          <table:table-cell table:style-name="ce47" table:formula="of:=IF([.HR$3]=&quot;&quot;;&quot;&quot;;(IF(OR([.HR35]=&quot;&quot;;[.HR35]=0);0;1)))">
            <text:p/>
          </table:table-cell>
          <table:table-cell table:style-name="ce47" table:formula="of:=IF([.HS$3]=&quot;&quot;;&quot;&quot;;(IF(OR([.HS35]=&quot;&quot;;[.HS35]=0);0;1)))">
            <text:p/>
          </table:table-cell>
          <table:table-cell table:style-name="ce47" table:formula="of:=IF([.HT$3]=&quot;&quot;;&quot;&quot;;(IF(OR([.HT35]=&quot;&quot;;[.HT35]=0);0;1)))">
            <text:p/>
          </table:table-cell>
          <table:table-cell table:style-name="ce47" table:formula="of:=IF([.HU$3]=&quot;&quot;;&quot;&quot;;(IF(OR([.HU35]=&quot;&quot;;[.HU35]=0);0;1)))">
            <text:p/>
          </table:table-cell>
          <table:table-cell table:style-name="ce47" table:formula="of:=IF([.HV$3]=&quot;&quot;;&quot;&quot;;(IF(OR([.HV35]=&quot;&quot;;[.HV35]=0);0;1)))">
            <text:p/>
          </table:table-cell>
          <table:table-cell table:style-name="ce47" table:formula="of:=IF([.HW$3]=&quot;&quot;;&quot;&quot;;(IF(OR([.HW35]=&quot;&quot;;[.HW35]=0);0;1)))">
            <text:p/>
          </table:table-cell>
          <table:table-cell table:style-name="ce47" table:formula="of:=IF([.HX$3]=&quot;&quot;;&quot;&quot;;(IF(OR([.HX35]=&quot;&quot;;[.HX35]=0);0;1)))">
            <text:p/>
          </table:table-cell>
          <table:table-cell table:style-name="ce47" table:formula="of:=IF([.HY$3]=&quot;&quot;;&quot;&quot;;(IF(OR([.HY35]=&quot;&quot;;[.HY35]=0);0;1)))">
            <text:p/>
          </table:table-cell>
          <table:table-cell table:style-name="ce47" table:formula="of:=IF([.HZ$3]=&quot;&quot;;&quot;&quot;;(IF(OR([.HZ35]=&quot;&quot;;[.HZ35]=0);0;1)))">
            <text:p/>
          </table:table-cell>
          <table:table-cell table:style-name="ce47" table:formula="of:=IF([.IA$3]=&quot;&quot;;&quot;&quot;;(IF(OR([.IA35]=&quot;&quot;;[.IA35]=0);0;1)))">
            <text:p/>
          </table:table-cell>
          <table:table-cell table:style-name="ce47" table:formula="of:=IF([.IB$3]=&quot;&quot;;&quot;&quot;;(IF(OR([.IB35]=&quot;&quot;;[.IB35]=0);0;1)))">
            <text:p/>
          </table:table-cell>
          <table:table-cell table:style-name="ce47" table:formula="of:=IF([.IC$3]=&quot;&quot;;&quot;&quot;;(IF(OR([.IC35]=&quot;&quot;;[.IC35]=0);0;1)))">
            <text:p/>
          </table:table-cell>
          <table:table-cell table:style-name="ce47" table:formula="of:=IF([.ID$3]=&quot;&quot;;&quot;&quot;;(IF(OR([.ID35]=&quot;&quot;;[.ID35]=0);0;1)))">
            <text:p/>
          </table:table-cell>
          <table:table-cell table:style-name="ce47" table:formula="of:=IF([.IE$3]=&quot;&quot;;&quot;&quot;;(IF(OR([.IE35]=&quot;&quot;;[.IE35]=0);0;1)))">
            <text:p/>
          </table:table-cell>
          <table:table-cell table:style-name="ce47" table:formula="of:=IF([.IF$3]=&quot;&quot;;&quot;&quot;;(IF(OR([.IF35]=&quot;&quot;;[.IF35]=0);0;1)))">
            <text:p/>
          </table:table-cell>
          <table:table-cell table:style-name="ce47" table:formula="of:=IF([.IG$3]=&quot;&quot;;&quot;&quot;;(IF(OR([.IG35]=&quot;&quot;;[.IG35]=0);0;1)))">
            <text:p/>
          </table:table-cell>
          <table:table-cell table:style-name="ce47" table:formula="of:=IF([.IH$3]=&quot;&quot;;&quot;&quot;;(IF(OR([.IH35]=&quot;&quot;;[.IH35]=0);0;1)))">
            <text:p/>
          </table:table-cell>
          <table:table-cell table:style-name="ce47" table:formula="of:=IF([.II$3]=&quot;&quot;;&quot;&quot;;(IF(OR([.II35]=&quot;&quot;;[.II35]=0);0;1)))">
            <text:p/>
          </table:table-cell>
          <table:table-cell table:style-name="ce47" table:formula="of:=IF([.IJ$3]=&quot;&quot;;&quot;&quot;;(IF(OR([.IJ35]=&quot;&quot;;[.IJ35]=0);0;1)))">
            <text:p/>
          </table:table-cell>
          <table:table-cell table:style-name="ce47" table:formula="of:=IF([.IK$3]=&quot;&quot;;&quot;&quot;;(IF(OR([.IK35]=&quot;&quot;;[.IK35]=0);0;1)))">
            <text:p/>
          </table:table-cell>
          <table:table-cell table:style-name="ce47" table:formula="of:=IF([.IL$3]=&quot;&quot;;&quot;&quot;;(IF(OR([.IL35]=&quot;&quot;;[.IL35]=0);0;1)))">
            <text:p/>
          </table:table-cell>
          <table:table-cell table:style-name="ce47" table:formula="of:=IF([.IM$3]=&quot;&quot;;&quot;&quot;;(IF(OR([.IM35]=&quot;&quot;;[.IM35]=0);0;1)))">
            <text:p/>
          </table:table-cell>
          <table:table-cell table:style-name="ce47" table:formula="of:=IF([.IN$3]=&quot;&quot;;&quot;&quot;;(IF(OR([.IN35]=&quot;&quot;;[.IN35]=0);0;1)))">
            <text:p/>
          </table:table-cell>
          <table:table-cell table:style-name="ce47" table:formula="of:=IF([.IO$3]=&quot;&quot;;&quot;&quot;;(IF(OR([.IO35]=&quot;&quot;;[.IO35]=0);0;1)))">
            <text:p/>
          </table:table-cell>
          <table:table-cell table:style-name="ce47" table:formula="of:=IF([.IP$3]=&quot;&quot;;&quot;&quot;;(IF(OR([.IP35]=&quot;&quot;;[.IP35]=0);0;1)))">
            <text:p/>
          </table:table-cell>
          <table:table-cell table:style-name="ce47" table:formula="of:=IF([.IQ$3]=&quot;&quot;;&quot;&quot;;(IF(OR([.IQ35]=&quot;&quot;;[.IQ35]=0);0;1)))">
            <text:p/>
          </table:table-cell>
          <table:table-cell table:style-name="ce47" table:formula="of:=IF([.IR$3]=&quot;&quot;;&quot;&quot;;(IF(OR([.IR35]=&quot;&quot;;[.IR35]=0);0;1)))">
            <text:p/>
          </table:table-cell>
          <table:table-cell table:style-name="ce47" table:formula="of:=IF([.IS$3]=&quot;&quot;;&quot;&quot;;(IF(OR([.IS35]=&quot;&quot;;[.IS35]=0);0;1)))">
            <text:p/>
          </table:table-cell>
          <table:table-cell table:style-name="ce47" table:formula="of:=IF([.IT$3]=&quot;&quot;;&quot;&quot;;(IF(OR([.IT35]=&quot;&quot;;[.IT35]=0);0;1)))">
            <text:p/>
          </table:table-cell>
          <table:table-cell table:style-name="ce47" table:formula="of:=IF([.IU$3]=&quot;&quot;;&quot;&quot;;(IF(OR([.IU35]=&quot;&quot;;[.IU35]=0);0;1)))">
            <text:p/>
          </table:table-cell>
          <table:table-cell table:style-name="ce47" table:formula="of:=IF([.IV$3]=&quot;&quot;;&quot;&quot;;(IF(OR([.IV35]=&quot;&quot;;[.IV35]=0);0;1)))">
            <text:p/>
          </table:table-cell>
          <table:table-cell table:style-name="ce47" table:formula="of:=IF([.IW$3]=&quot;&quot;;&quot;&quot;;(IF(OR([.IW35]=&quot;&quot;;[.IW35]=0);0;1)))">
            <text:p/>
          </table:table-cell>
          <table:table-cell table:style-name="ce47" table:formula="of:=IF([.IX$3]=&quot;&quot;;&quot;&quot;;(IF(OR([.IX35]=&quot;&quot;;[.IX35]=0);0;1)))">
            <text:p/>
          </table:table-cell>
          <table:table-cell table:style-name="ce47" table:formula="of:=IF([.IY$3]=&quot;&quot;;&quot;&quot;;(IF(OR([.IY35]=&quot;&quot;;[.IY35]=0);0;1)))">
            <text:p/>
          </table:table-cell>
          <table:table-cell table:style-name="ce47" table:formula="of:=IF([.IZ$3]=&quot;&quot;;&quot;&quot;;(IF(OR([.IZ35]=&quot;&quot;;[.IZ35]=0);0;1)))">
            <text:p/>
          </table:table-cell>
          <table:table-cell table:style-name="ce47" table:formula="of:=IF([.JA$3]=&quot;&quot;;&quot;&quot;;(IF(OR([.JA35]=&quot;&quot;;[.JA35]=0);0;1)))">
            <text:p/>
          </table:table-cell>
          <table:table-cell table:style-name="ce47" table:formula="of:=IF([.JB$3]=&quot;&quot;;&quot;&quot;;(IF(OR([.JB35]=&quot;&quot;;[.JB35]=0);0;1)))">
            <text:p/>
          </table:table-cell>
          <table:table-cell table:style-name="ce47" table:formula="of:=IF([.JC$3]=&quot;&quot;;&quot;&quot;;(IF(OR([.JC35]=&quot;&quot;;[.JC35]=0);0;1)))">
            <text:p/>
          </table:table-cell>
          <table:table-cell table:style-name="ce47" table:formula="of:=IF([.JD$3]=&quot;&quot;;&quot;&quot;;(IF(OR([.JD35]=&quot;&quot;;[.JD35]=0);0;1)))">
            <text:p/>
          </table:table-cell>
          <table:table-cell table:style-name="ce47" table:formula="of:=IF([.JE$3]=&quot;&quot;;&quot;&quot;;(IF(OR([.JE35]=&quot;&quot;;[.JE35]=0);0;1)))">
            <text:p/>
          </table:table-cell>
          <table:table-cell table:style-name="ce47" table:formula="of:=IF([.JF$3]=&quot;&quot;;&quot;&quot;;(IF(OR([.JF35]=&quot;&quot;;[.JF35]=0);0;1)))">
            <text:p/>
          </table:table-cell>
          <table:table-cell table:style-name="ce47" table:formula="of:=IF([.JG$3]=&quot;&quot;;&quot;&quot;;(IF(OR([.JG35]=&quot;&quot;;[.JG35]=0);0;1)))">
            <text:p/>
          </table:table-cell>
          <table:table-cell table:style-name="ce47" table:formula="of:=IF([.JH$3]=&quot;&quot;;&quot;&quot;;(IF(OR([.JH35]=&quot;&quot;;[.JH35]=0);0;1)))">
            <text:p/>
          </table:table-cell>
          <table:table-cell table:style-name="ce47" table:formula="of:=IF([.JI$3]=&quot;&quot;;&quot;&quot;;(IF(OR([.JI35]=&quot;&quot;;[.JI35]=0);0;1)))">
            <text:p/>
          </table:table-cell>
          <table:table-cell table:style-name="ce47" table:formula="of:=IF([.JJ$3]=&quot;&quot;;&quot;&quot;;(IF(OR([.JJ35]=&quot;&quot;;[.JJ35]=0);0;1)))">
            <text:p/>
          </table:table-cell>
          <table:table-cell table:style-name="ce47" table:formula="of:=IF([.JK$3]=&quot;&quot;;&quot;&quot;;(IF(OR([.JK35]=&quot;&quot;;[.JK35]=0);0;1)))">
            <text:p/>
          </table:table-cell>
          <table:table-cell table:style-name="ce47" table:formula="of:=IF([.JL$3]=&quot;&quot;;&quot;&quot;;(IF(OR([.JL35]=&quot;&quot;;[.JL35]=0);0;1)))">
            <text:p/>
          </table:table-cell>
          <table:table-cell table:style-name="ce47" table:formula="of:=IF([.JM$3]=&quot;&quot;;&quot;&quot;;(IF(OR([.JM35]=&quot;&quot;;[.JM35]=0);0;1)))">
            <text:p/>
          </table:table-cell>
          <table:table-cell table:style-name="ce47" table:formula="of:=IF([.JN$3]=&quot;&quot;;&quot;&quot;;(IF(OR([.JN35]=&quot;&quot;;[.JN35]=0);0;1)))">
            <text:p/>
          </table:table-cell>
          <table:table-cell table:style-name="ce47" table:formula="of:=IF([.JO$3]=&quot;&quot;;&quot;&quot;;(IF(OR([.JO35]=&quot;&quot;;[.JO35]=0);0;1)))">
            <text:p/>
          </table:table-cell>
          <table:table-cell table:style-name="ce47" table:formula="of:=IF([.JP$3]=&quot;&quot;;&quot;&quot;;(IF(OR([.JP35]=&quot;&quot;;[.JP35]=0);0;1)))">
            <text:p/>
          </table:table-cell>
          <table:table-cell table:style-name="ce47" table:formula="of:=IF([.JQ$3]=&quot;&quot;;&quot;&quot;;(IF(OR([.JQ35]=&quot;&quot;;[.JQ35]=0);0;1)))">
            <text:p/>
          </table:table-cell>
          <table:table-cell table:style-name="ce47" table:formula="of:=IF([.JR$3]=&quot;&quot;;&quot;&quot;;(IF(OR([.JR35]=&quot;&quot;;[.JR35]=0);0;1)))">
            <text:p/>
          </table:table-cell>
          <table:table-cell table:style-name="ce47" table:formula="of:=IF([.JS$3]=&quot;&quot;;&quot;&quot;;(IF(OR([.JS35]=&quot;&quot;;[.JS35]=0);0;1)))">
            <text:p/>
          </table:table-cell>
          <table:table-cell table:style-name="ce47" table:formula="of:=IF([.JT$3]=&quot;&quot;;&quot;&quot;;(IF(OR([.JT35]=&quot;&quot;;[.JT35]=0);0;1)))">
            <text:p/>
          </table:table-cell>
          <table:table-cell table:style-name="ce47" table:formula="of:=IF([.JU$3]=&quot;&quot;;&quot;&quot;;(IF(OR([.JU35]=&quot;&quot;;[.JU35]=0);0;1)))">
            <text:p/>
          </table:table-cell>
          <table:table-cell table:style-name="ce47" table:formula="of:=IF([.JV$3]=&quot;&quot;;&quot;&quot;;(IF(OR([.JV35]=&quot;&quot;;[.JV35]=0);0;1)))">
            <text:p/>
          </table:table-cell>
          <table:table-cell table:style-name="ce47" table:formula="of:=IF([.JW$3]=&quot;&quot;;&quot;&quot;;(IF(OR([.JW35]=&quot;&quot;;[.JW35]=0);0;1)))">
            <text:p/>
          </table:table-cell>
          <table:table-cell table:style-name="ce47" table:formula="of:=IF([.JX$3]=&quot;&quot;;&quot;&quot;;(IF(OR([.JX35]=&quot;&quot;;[.JX35]=0);0;1)))">
            <text:p/>
          </table:table-cell>
          <table:table-cell table:style-name="ce47" table:formula="of:=IF([.JY$3]=&quot;&quot;;&quot;&quot;;(IF(OR([.JY35]=&quot;&quot;;[.JY35]=0);0;1)))">
            <text:p/>
          </table:table-cell>
          <table:table-cell table:style-name="ce47" table:formula="of:=IF([.JZ$3]=&quot;&quot;;&quot;&quot;;(IF(OR([.JZ35]=&quot;&quot;;[.JZ35]=0);0;1)))">
            <text:p/>
          </table:table-cell>
          <table:table-cell table:style-name="ce47" table:formula="of:=IF([.KA$3]=&quot;&quot;;&quot;&quot;;(IF(OR([.KA35]=&quot;&quot;;[.KA35]=0);0;1)))">
            <text:p/>
          </table:table-cell>
          <table:table-cell table:style-name="ce47" table:formula="of:=IF([.KB$3]=&quot;&quot;;&quot;&quot;;(IF(OR([.KB35]=&quot;&quot;;[.KB35]=0);0;1)))">
            <text:p/>
          </table:table-cell>
          <table:table-cell table:style-name="ce47" table:formula="of:=IF([.KC$3]=&quot;&quot;;&quot;&quot;;(IF(OR([.KC35]=&quot;&quot;;[.KC35]=0);0;1)))">
            <text:p/>
          </table:table-cell>
          <table:table-cell table:style-name="ce47" table:formula="of:=IF([.KD$3]=&quot;&quot;;&quot;&quot;;(IF(OR([.KD35]=&quot;&quot;;[.KD35]=0);0;1)))">
            <text:p/>
          </table:table-cell>
          <table:table-cell table:style-name="ce47" table:formula="of:=IF([.KE$3]=&quot;&quot;;&quot;&quot;;(IF(OR([.KE35]=&quot;&quot;;[.KE35]=0);0;1)))">
            <text:p/>
          </table:table-cell>
          <table:table-cell table:style-name="ce47" table:formula="of:=IF([.KF$3]=&quot;&quot;;&quot;&quot;;(IF(OR([.KF35]=&quot;&quot;;[.KF35]=0);0;1)))">
            <text:p/>
          </table:table-cell>
          <table:table-cell table:style-name="ce47" table:formula="of:=IF([.KG$3]=&quot;&quot;;&quot;&quot;;(IF(OR([.KG35]=&quot;&quot;;[.KG35]=0);0;1)))">
            <text:p/>
          </table:table-cell>
          <table:table-cell table:style-name="ce47" table:formula="of:=IF([.KH$3]=&quot;&quot;;&quot;&quot;;(IF(OR([.KH35]=&quot;&quot;;[.KH35]=0);0;1)))">
            <text:p/>
          </table:table-cell>
          <table:table-cell table:style-name="ce47" table:formula="of:=IF([.KI$3]=&quot;&quot;;&quot;&quot;;(IF(OR([.KI35]=&quot;&quot;;[.KI35]=0);0;1)))">
            <text:p/>
          </table:table-cell>
          <table:table-cell table:style-name="ce47" table:formula="of:=IF([.KJ$3]=&quot;&quot;;&quot;&quot;;(IF(OR([.KJ35]=&quot;&quot;;[.KJ35]=0);0;1)))">
            <text:p/>
          </table:table-cell>
          <table:table-cell table:style-name="ce47" table:formula="of:=IF([.KK$3]=&quot;&quot;;&quot;&quot;;(IF(OR([.KK35]=&quot;&quot;;[.KK35]=0);0;1)))">
            <text:p/>
          </table:table-cell>
          <table:table-cell table:style-name="ce47" table:formula="of:=IF([.KL$3]=&quot;&quot;;&quot;&quot;;(IF(OR([.KL35]=&quot;&quot;;[.KL35]=0);0;1)))">
            <text:p/>
          </table:table-cell>
          <table:table-cell table:style-name="ce47" table:formula="of:=IF([.KM$3]=&quot;&quot;;&quot;&quot;;(IF(OR([.KM35]=&quot;&quot;;[.KM35]=0);0;1)))">
            <text:p/>
          </table:table-cell>
          <table:table-cell table:style-name="ce47" table:formula="of:=IF([.KN$3]=&quot;&quot;;&quot;&quot;;(IF(OR([.KN35]=&quot;&quot;;[.KN35]=0);0;1)))">
            <text:p/>
          </table:table-cell>
          <table:table-cell table:style-name="ce47" table:formula="of:=IF([.KO$3]=&quot;&quot;;&quot;&quot;;(IF(OR([.KO35]=&quot;&quot;;[.KO35]=0);0;1)))">
            <text:p/>
          </table:table-cell>
          <table:table-cell table:style-name="ce47" table:formula="of:=IF([.KP$3]=&quot;&quot;;&quot;&quot;;(IF(OR([.KP35]=&quot;&quot;;[.KP35]=0);0;1)))">
            <text:p/>
          </table:table-cell>
          <table:table-cell table:style-name="ce47" table:formula="of:=IF([.KQ$3]=&quot;&quot;;&quot;&quot;;(IF(OR([.KQ35]=&quot;&quot;;[.KQ35]=0);0;1)))">
            <text:p/>
          </table:table-cell>
          <table:table-cell table:style-name="ce47" table:formula="of:=IF([.KR$3]=&quot;&quot;;&quot;&quot;;(IF(OR([.KR35]=&quot;&quot;;[.KR35]=0);0;1)))">
            <text:p/>
          </table:table-cell>
          <table:table-cell table:style-name="ce47" table:formula="of:=IF([.KS$3]=&quot;&quot;;&quot;&quot;;(IF(OR([.KS35]=&quot;&quot;;[.KS35]=0);0;1)))">
            <text:p/>
          </table:table-cell>
          <table:table-cell table:style-name="ce47" table:formula="of:=IF([.KT$3]=&quot;&quot;;&quot;&quot;;(IF(OR([.KT35]=&quot;&quot;;[.KT35]=0);0;1)))">
            <text:p/>
          </table:table-cell>
          <table:table-cell table:style-name="ce47" table:formula="of:=IF([.KU$3]=&quot;&quot;;&quot;&quot;;(IF(OR([.KU35]=&quot;&quot;;[.KU35]=0);0;1)))">
            <text:p/>
          </table:table-cell>
          <table:table-cell table:style-name="ce47" table:formula="of:=IF([.KV$3]=&quot;&quot;;&quot;&quot;;(IF(OR([.KV35]=&quot;&quot;;[.KV35]=0);0;1)))">
            <text:p/>
          </table:table-cell>
          <table:table-cell table:style-name="ce47" table:formula="of:=IF([.KW$3]=&quot;&quot;;&quot;&quot;;(IF(OR([.KW35]=&quot;&quot;;[.KW35]=0);0;1)))">
            <text:p/>
          </table:table-cell>
          <table:table-cell table:style-name="ce47" table:formula="of:=IF([.KX$3]=&quot;&quot;;&quot;&quot;;(IF(OR([.KX35]=&quot;&quot;;[.KX35]=0);0;1)))">
            <text:p/>
          </table:table-cell>
          <table:table-cell table:style-name="ce47" table:formula="of:=IF([.KY$3]=&quot;&quot;;&quot;&quot;;(IF(OR([.KY35]=&quot;&quot;;[.KY35]=0);0;1)))">
            <text:p/>
          </table:table-cell>
          <table:table-cell table:style-name="ce47" table:formula="of:=IF([.KZ$3]=&quot;&quot;;&quot;&quot;;(IF(OR([.KZ35]=&quot;&quot;;[.KZ35]=0);0;1)))">
            <text:p/>
          </table:table-cell>
          <table:table-cell table:style-name="ce47" table:formula="of:=IF([.LA$3]=&quot;&quot;;&quot;&quot;;(IF(OR([.LA35]=&quot;&quot;;[.LA35]=0);0;1)))">
            <text:p/>
          </table:table-cell>
          <table:table-cell table:style-name="ce47" table:formula="of:=IF([.LB$3]=&quot;&quot;;&quot;&quot;;(IF(OR([.LB35]=&quot;&quot;;[.LB35]=0);0;1)))">
            <text:p/>
          </table:table-cell>
          <table:table-cell table:style-name="ce47" table:formula="of:=IF([.LC$3]=&quot;&quot;;&quot;&quot;;(IF(OR([.LC35]=&quot;&quot;;[.LC35]=0);0;1)))">
            <text:p/>
          </table:table-cell>
          <table:table-cell table:style-name="ce47" table:formula="of:=IF([.LD$3]=&quot;&quot;;&quot;&quot;;(IF(OR([.LD35]=&quot;&quot;;[.LD35]=0);0;1)))">
            <text:p/>
          </table:table-cell>
          <table:table-cell table:style-name="ce47" table:formula="of:=IF([.LE$3]=&quot;&quot;;&quot;&quot;;(IF(OR([.LE35]=&quot;&quot;;[.LE35]=0);0;1)))">
            <text:p/>
          </table:table-cell>
          <table:table-cell table:style-name="ce47" table:formula="of:=IF([.LF$3]=&quot;&quot;;&quot;&quot;;(IF(OR([.LF35]=&quot;&quot;;[.LF35]=0);0;1)))">
            <text:p/>
          </table:table-cell>
          <table:table-cell table:style-name="ce47" table:formula="of:=IF([.LG$3]=&quot;&quot;;&quot;&quot;;(IF(OR([.LG35]=&quot;&quot;;[.LG35]=0);0;1)))">
            <text:p/>
          </table:table-cell>
          <table:table-cell table:style-name="ce47" table:formula="of:=IF([.LH$3]=&quot;&quot;;&quot;&quot;;(IF(OR([.LH35]=&quot;&quot;;[.LH35]=0);0;1)))">
            <text:p/>
          </table:table-cell>
          <table:table-cell table:style-name="ce47" table:formula="of:=IF([.LI$3]=&quot;&quot;;&quot;&quot;;(IF(OR([.LI35]=&quot;&quot;;[.LI35]=0);0;1)))">
            <text:p/>
          </table:table-cell>
          <table:table-cell table:style-name="ce47" table:formula="of:=IF([.LJ$3]=&quot;&quot;;&quot;&quot;;(IF(OR([.LJ35]=&quot;&quot;;[.LJ35]=0);0;1)))">
            <text:p/>
          </table:table-cell>
          <table:table-cell table:style-name="ce47" table:formula="of:=IF([.LK$3]=&quot;&quot;;&quot;&quot;;(IF(OR([.LK35]=&quot;&quot;;[.LK35]=0);0;1)))">
            <text:p/>
          </table:table-cell>
          <table:table-cell table:style-name="ce47" table:formula="of:=IF([.LL$3]=&quot;&quot;;&quot;&quot;;(IF(OR([.LL35]=&quot;&quot;;[.LL35]=0);0;1)))">
            <text:p/>
          </table:table-cell>
          <table:table-cell table:style-name="ce47" table:formula="of:=IF([.LM$3]=&quot;&quot;;&quot;&quot;;(IF(OR([.LM35]=&quot;&quot;;[.LM35]=0);0;1)))">
            <text:p/>
          </table:table-cell>
          <table:table-cell table:style-name="ce47" table:formula="of:=IF([.LN$3]=&quot;&quot;;&quot;&quot;;(IF(OR([.LN35]=&quot;&quot;;[.LN35]=0);0;1)))">
            <text:p/>
          </table:table-cell>
          <table:table-cell table:style-name="ce47" table:formula="of:=IF([.LO$3]=&quot;&quot;;&quot;&quot;;(IF(OR([.LO35]=&quot;&quot;;[.LO35]=0);0;1)))">
            <text:p/>
          </table:table-cell>
          <table:table-cell table:style-name="ce47" table:formula="of:=IF([.LP$3]=&quot;&quot;;&quot;&quot;;(IF(OR([.LP35]=&quot;&quot;;[.LP35]=0);0;1)))">
            <text:p/>
          </table:table-cell>
          <table:table-cell table:style-name="ce47" table:formula="of:=IF([.LQ$3]=&quot;&quot;;&quot;&quot;;(IF(OR([.LQ35]=&quot;&quot;;[.LQ35]=0);0;1)))">
            <text:p/>
          </table:table-cell>
          <table:table-cell table:style-name="ce47" table:formula="of:=IF([.LR$3]=&quot;&quot;;&quot;&quot;;(IF(OR([.LR35]=&quot;&quot;;[.LR35]=0);0;1)))">
            <text:p/>
          </table:table-cell>
          <table:table-cell table:style-name="ce47" table:formula="of:=IF([.LS$3]=&quot;&quot;;&quot;&quot;;(IF(OR([.LS35]=&quot;&quot;;[.LS35]=0);0;1)))">
            <text:p/>
          </table:table-cell>
          <table:table-cell table:style-name="ce47" table:formula="of:=IF([.LT$3]=&quot;&quot;;&quot;&quot;;(IF(OR([.LT35]=&quot;&quot;;[.LT35]=0);0;1)))">
            <text:p/>
          </table:table-cell>
          <table:table-cell table:style-name="ce47" table:formula="of:=IF([.LU$3]=&quot;&quot;;&quot;&quot;;(IF(OR([.LU35]=&quot;&quot;;[.LU35]=0);0;1)))">
            <text:p/>
          </table:table-cell>
          <table:table-cell table:style-name="ce47" table:formula="of:=IF([.LV$3]=&quot;&quot;;&quot;&quot;;(IF(OR([.LV35]=&quot;&quot;;[.LV35]=0);0;1)))">
            <text:p/>
          </table:table-cell>
          <table:table-cell table:style-name="ce47" table:formula="of:=IF([.LW$3]=&quot;&quot;;&quot;&quot;;(IF(OR([.LW35]=&quot;&quot;;[.LW35]=0);0;1)))">
            <text:p/>
          </table:table-cell>
          <table:table-cell table:style-name="ce47" table:formula="of:=IF([.LX$3]=&quot;&quot;;&quot;&quot;;(IF(OR([.LX35]=&quot;&quot;;[.LX35]=0);0;1)))">
            <text:p/>
          </table:table-cell>
          <table:table-cell table:style-name="ce47" table:formula="of:=IF([.LY$3]=&quot;&quot;;&quot;&quot;;(IF(OR([.LY35]=&quot;&quot;;[.LY35]=0);0;1)))">
            <text:p/>
          </table:table-cell>
          <table:table-cell table:style-name="ce47" table:formula="of:=IF([.LZ$3]=&quot;&quot;;&quot;&quot;;(IF(OR([.LZ35]=&quot;&quot;;[.LZ35]=0);0;1)))">
            <text:p/>
          </table:table-cell>
          <table:table-cell table:style-name="ce47" table:formula="of:=IF([.MA$3]=&quot;&quot;;&quot;&quot;;(IF(OR([.MA35]=&quot;&quot;;[.MA35]=0);0;1)))">
            <text:p/>
          </table:table-cell>
          <table:table-cell table:style-name="ce47" table:formula="of:=IF([.MB$3]=&quot;&quot;;&quot;&quot;;(IF(OR([.MB35]=&quot;&quot;;[.MB35]=0);0;1)))">
            <text:p/>
          </table:table-cell>
          <table:table-cell table:style-name="ce47" table:formula="of:=IF([.MC$3]=&quot;&quot;;&quot;&quot;;(IF(OR([.MC35]=&quot;&quot;;[.MC35]=0);0;1)))">
            <text:p/>
          </table:table-cell>
          <table:table-cell table:style-name="ce47" table:formula="of:=IF([.MD$3]=&quot;&quot;;&quot;&quot;;(IF(OR([.MD35]=&quot;&quot;;[.MD35]=0);0;1)))">
            <text:p/>
          </table:table-cell>
          <table:table-cell table:style-name="ce47" table:formula="of:=IF([.ME$3]=&quot;&quot;;&quot;&quot;;(IF(OR([.ME35]=&quot;&quot;;[.ME35]=0);0;1)))">
            <text:p/>
          </table:table-cell>
          <table:table-cell table:style-name="ce47" table:formula="of:=IF([.MF$3]=&quot;&quot;;&quot;&quot;;(IF(OR([.MF35]=&quot;&quot;;[.MF35]=0);0;1)))">
            <text:p/>
          </table:table-cell>
          <table:table-cell table:style-name="ce47" table:formula="of:=IF([.MG$3]=&quot;&quot;;&quot;&quot;;(IF(OR([.MG35]=&quot;&quot;;[.MG35]=0);0;1)))">
            <text:p/>
          </table:table-cell>
          <table:table-cell table:style-name="ce47" table:formula="of:=IF([.MH$3]=&quot;&quot;;&quot;&quot;;(IF(OR([.MH35]=&quot;&quot;;[.MH35]=0);0;1)))">
            <text:p/>
          </table:table-cell>
          <table:table-cell table:style-name="ce47" table:formula="of:=IF([.MI$3]=&quot;&quot;;&quot;&quot;;(IF(OR([.MI35]=&quot;&quot;;[.MI35]=0);0;1)))">
            <text:p/>
          </table:table-cell>
          <table:table-cell table:style-name="ce47" table:formula="of:=IF([.MJ$3]=&quot;&quot;;&quot;&quot;;(IF(OR([.MJ35]=&quot;&quot;;[.MJ35]=0);0;1)))">
            <text:p/>
          </table:table-cell>
          <table:table-cell table:style-name="ce47" table:formula="of:=IF([.MK$3]=&quot;&quot;;&quot;&quot;;(IF(OR([.MK35]=&quot;&quot;;[.MK35]=0);0;1)))">
            <text:p/>
          </table:table-cell>
          <table:table-cell table:style-name="ce47" table:formula="of:=IF([.ML$3]=&quot;&quot;;&quot;&quot;;(IF(OR([.ML35]=&quot;&quot;;[.ML35]=0);0;1)))">
            <text:p/>
          </table:table-cell>
          <table:table-cell table:style-name="ce47" table:formula="of:=IF([.MM$3]=&quot;&quot;;&quot;&quot;;(IF(OR([.MM35]=&quot;&quot;;[.MM35]=0);0;1)))">
            <text:p/>
          </table:table-cell>
          <table:table-cell table:style-name="ce47" table:formula="of:=IF([.MN$3]=&quot;&quot;;&quot;&quot;;(IF(OR([.MN35]=&quot;&quot;;[.MN35]=0);0;1)))">
            <text:p/>
          </table:table-cell>
          <table:table-cell table:style-name="ce47" table:formula="of:=IF([.MO$3]=&quot;&quot;;&quot;&quot;;(IF(OR([.MO35]=&quot;&quot;;[.MO35]=0);0;1)))">
            <text:p/>
          </table:table-cell>
          <table:table-cell table:style-name="ce47" table:formula="of:=IF([.MP$3]=&quot;&quot;;&quot;&quot;;(IF(OR([.MP35]=&quot;&quot;;[.MP35]=0);0;1)))">
            <text:p/>
          </table:table-cell>
          <table:table-cell table:style-name="ce47" table:formula="of:=IF([.MQ$3]=&quot;&quot;;&quot;&quot;;(IF(OR([.MQ35]=&quot;&quot;;[.MQ35]=0);0;1)))">
            <text:p/>
          </table:table-cell>
          <table:table-cell table:style-name="ce47" table:formula="of:=IF([.MR$3]=&quot;&quot;;&quot;&quot;;(IF(OR([.MR35]=&quot;&quot;;[.MR35]=0);0;1)))">
            <text:p/>
          </table:table-cell>
          <table:table-cell table:style-name="ce47" table:formula="of:=IF([.MS$3]=&quot;&quot;;&quot;&quot;;(IF(OR([.MS35]=&quot;&quot;;[.MS35]=0);0;1)))">
            <text:p/>
          </table:table-cell>
          <table:table-cell table:style-name="ce47" table:formula="of:=IF([.MT$3]=&quot;&quot;;&quot;&quot;;(IF(OR([.MT35]=&quot;&quot;;[.MT35]=0);0;1)))">
            <text:p/>
          </table:table-cell>
          <table:table-cell table:style-name="ce47" table:formula="of:=IF([.MU$3]=&quot;&quot;;&quot;&quot;;(IF(OR([.MU35]=&quot;&quot;;[.MU35]=0);0;1)))">
            <text:p/>
          </table:table-cell>
          <table:table-cell table:style-name="ce47" table:formula="of:=IF([.MV$3]=&quot;&quot;;&quot;&quot;;(IF(OR([.MV35]=&quot;&quot;;[.MV35]=0);0;1)))">
            <text:p/>
          </table:table-cell>
          <table:table-cell table:style-name="ce47" table:formula="of:=IF([.MW$3]=&quot;&quot;;&quot;&quot;;(IF(OR([.MW35]=&quot;&quot;;[.MW35]=0);0;1)))">
            <text:p/>
          </table:table-cell>
          <table:table-cell table:style-name="ce47" table:formula="of:=IF([.MX$3]=&quot;&quot;;&quot;&quot;;(IF(OR([.MX35]=&quot;&quot;;[.MX35]=0);0;1)))">
            <text:p/>
          </table:table-cell>
          <table:table-cell table:style-name="ce47" table:formula="of:=IF([.MY$3]=&quot;&quot;;&quot;&quot;;(IF(OR([.MY35]=&quot;&quot;;[.MY35]=0);0;1)))">
            <text:p/>
          </table:table-cell>
          <table:table-cell table:style-name="ce47" table:formula="of:=IF([.MZ$3]=&quot;&quot;;&quot;&quot;;(IF(OR([.MZ35]=&quot;&quot;;[.MZ35]=0);0;1)))">
            <text:p/>
          </table:table-cell>
          <table:table-cell table:style-name="ce47" table:formula="of:=IF([.NA$3]=&quot;&quot;;&quot;&quot;;(IF(OR([.NA35]=&quot;&quot;;[.NA35]=0);0;1)))">
            <text:p/>
          </table:table-cell>
          <table:table-cell table:style-name="ce47" table:formula="of:=IF([.NB$3]=&quot;&quot;;&quot;&quot;;(IF(OR([.NB35]=&quot;&quot;;[.NB35]=0);0;1)))">
            <text:p/>
          </table:table-cell>
          <table:table-cell table:style-name="ce47" table:formula="of:=IF([.NC$3]=&quot;&quot;;&quot;&quot;;(IF(OR([.NC35]=&quot;&quot;;[.NC35]=0);0;1)))">
            <text:p/>
          </table:table-cell>
          <table:table-cell table:style-name="ce47" table:formula="of:=IF([.ND$3]=&quot;&quot;;&quot;&quot;;(IF(OR([.ND35]=&quot;&quot;;[.ND35]=0);0;1)))">
            <text:p/>
          </table:table-cell>
          <table:table-cell table:style-name="ce47" table:formula="of:=IF([.NE$3]=&quot;&quot;;&quot;&quot;;(IF(OR([.NE35]=&quot;&quot;;[.NE35]=0);0;1)))">
            <text:p/>
          </table:table-cell>
          <table:table-cell table:style-name="ce47" table:formula="of:=IF([.NF$3]=&quot;&quot;;&quot;&quot;;(IF(OR([.NF35]=&quot;&quot;;[.NF35]=0);0;1)))">
            <text:p/>
          </table:table-cell>
          <table:table-cell table:style-name="ce57" table:number-columns-repeated="287"/>
        </table:table-row>
        <table:table-row table:style-name="ro2">
          <table:table-cell table:formula="of:=MAX([.A36:.B36])" office:value-type="float" office:value="0" calcext:value-type="float">
            <text:p>0</text:p>
          </table:table-cell>
          <table:table-cell table:style-name="ce6" table:formula="of:=IFERROR((LEN([.NG36])-SEARCH(&quot;0[^0]*$&quot;;[.NG36]));LEN([.NG36]))" office:value-type="float" office:value="0" calcext:value-type="float">
            <text:p>0</text:p>
          </table:table-cell>
          <table:table-cell table:formula="of:=COUNTA([.E36:.NF36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36:.ABI36])">
            <text:p/>
          </table:table-cell>
          <table:table-cell table:style-name="ce34" table:formula="of:=IF([.E$3]=&quot;&quot;;&quot;&quot;;(IF(OR([.E36]=&quot;&quot;;[.E36]=0);0;1)))">
            <text:p/>
          </table:table-cell>
          <table:table-cell table:style-name="ce34" table:formula="of:=IF([.F$3]=&quot;&quot;;&quot;&quot;;(IF(OR([.F36]=&quot;&quot;;[.F36]=0);0;1)))">
            <text:p/>
          </table:table-cell>
          <table:table-cell table:style-name="ce34" table:formula="of:=IF([.G$3]=&quot;&quot;;&quot;&quot;;(IF(OR([.G36]=&quot;&quot;;[.G36]=0);0;1)))">
            <text:p/>
          </table:table-cell>
          <table:table-cell table:style-name="ce34" table:formula="of:=IF([.H$3]=&quot;&quot;;&quot;&quot;;(IF(OR([.H36]=&quot;&quot;;[.H36]=0);0;1)))">
            <text:p/>
          </table:table-cell>
          <table:table-cell table:style-name="ce35" table:formula="of:=IF([.I$3]=&quot;&quot;;&quot;&quot;;(IF(OR([.I36]=&quot;&quot;;[.I36]=0);0;1)))">
            <text:p/>
          </table:table-cell>
          <table:table-cell table:style-name="ce35" table:formula="of:=IF([.J$3]=&quot;&quot;;&quot;&quot;;(IF(OR([.J36]=&quot;&quot;;[.J36]=0);0;1)))">
            <text:p/>
          </table:table-cell>
          <table:table-cell table:style-name="ce35" table:formula="of:=IF([.K$3]=&quot;&quot;;&quot;&quot;;(IF(OR([.K36]=&quot;&quot;;[.K36]=0);0;1)))">
            <text:p/>
          </table:table-cell>
          <table:table-cell table:style-name="ce35" table:formula="of:=IF([.L$3]=&quot;&quot;;&quot;&quot;;(IF(OR([.L36]=&quot;&quot;;[.L36]=0);0;1)))">
            <text:p/>
          </table:table-cell>
          <table:table-cell table:style-name="ce35" table:formula="of:=IF([.M$3]=&quot;&quot;;&quot;&quot;;(IF(OR([.M36]=&quot;&quot;;[.M36]=0);0;1)))">
            <text:p/>
          </table:table-cell>
          <table:table-cell table:style-name="ce35" table:formula="of:=IF([.N$3]=&quot;&quot;;&quot;&quot;;(IF(OR([.N36]=&quot;&quot;;[.N36]=0);0;1)))">
            <text:p/>
          </table:table-cell>
          <table:table-cell table:style-name="ce35" table:formula="of:=IF([.O$3]=&quot;&quot;;&quot;&quot;;(IF(OR([.O36]=&quot;&quot;;[.O36]=0);0;1)))">
            <text:p/>
          </table:table-cell>
          <table:table-cell table:style-name="ce35" table:formula="of:=IF([.P$3]=&quot;&quot;;&quot;&quot;;(IF(OR([.P36]=&quot;&quot;;[.P36]=0);0;1)))">
            <text:p/>
          </table:table-cell>
          <table:table-cell table:style-name="ce35" table:formula="of:=IF([.Q$3]=&quot;&quot;;&quot;&quot;;(IF(OR([.Q36]=&quot;&quot;;[.Q36]=0);0;1)))">
            <text:p/>
          </table:table-cell>
          <table:table-cell table:style-name="ce35" table:formula="of:=IF([.R$3]=&quot;&quot;;&quot;&quot;;(IF(OR([.R36]=&quot;&quot;;[.R36]=0);0;1)))">
            <text:p/>
          </table:table-cell>
          <table:table-cell table:style-name="ce35" table:formula="of:=IF([.S$3]=&quot;&quot;;&quot;&quot;;(IF(OR([.S36]=&quot;&quot;;[.S36]=0);0;1)))">
            <text:p/>
          </table:table-cell>
          <table:table-cell table:style-name="ce35" table:formula="of:=IF([.T$3]=&quot;&quot;;&quot;&quot;;(IF(OR([.T36]=&quot;&quot;;[.T36]=0);0;1)))">
            <text:p/>
          </table:table-cell>
          <table:table-cell table:style-name="ce35" table:formula="of:=IF([.U$3]=&quot;&quot;;&quot;&quot;;(IF(OR([.U36]=&quot;&quot;;[.U36]=0);0;1)))">
            <text:p/>
          </table:table-cell>
          <table:table-cell table:style-name="ce35" table:formula="of:=IF([.V$3]=&quot;&quot;;&quot;&quot;;(IF(OR([.V36]=&quot;&quot;;[.V36]=0);0;1)))">
            <text:p/>
          </table:table-cell>
          <table:table-cell table:style-name="ce35" table:formula="of:=IF([.W$3]=&quot;&quot;;&quot;&quot;;(IF(OR([.W36]=&quot;&quot;;[.W36]=0);0;1)))">
            <text:p/>
          </table:table-cell>
          <table:table-cell table:style-name="ce35" table:formula="of:=IF([.X$3]=&quot;&quot;;&quot;&quot;;(IF(OR([.X36]=&quot;&quot;;[.X36]=0);0;1)))">
            <text:p/>
          </table:table-cell>
          <table:table-cell table:style-name="ce35" table:formula="of:=IF([.Y$3]=&quot;&quot;;&quot;&quot;;(IF(OR([.Y36]=&quot;&quot;;[.Y36]=0);0;1)))">
            <text:p/>
          </table:table-cell>
          <table:table-cell table:style-name="ce35" table:formula="of:=IF([.Z$3]=&quot;&quot;;&quot;&quot;;(IF(OR([.Z36]=&quot;&quot;;[.Z36]=0);0;1)))">
            <text:p/>
          </table:table-cell>
          <table:table-cell table:style-name="ce35" table:formula="of:=IF([.AA$3]=&quot;&quot;;&quot;&quot;;(IF(OR([.AA36]=&quot;&quot;;[.AA36]=0);0;1)))">
            <text:p/>
          </table:table-cell>
          <table:table-cell table:style-name="ce35" table:formula="of:=IF([.AB$3]=&quot;&quot;;&quot;&quot;;(IF(OR([.AB36]=&quot;&quot;;[.AB36]=0);0;1)))">
            <text:p/>
          </table:table-cell>
          <table:table-cell table:style-name="ce35" table:formula="of:=IF([.AC$3]=&quot;&quot;;&quot;&quot;;(IF(OR([.AC36]=&quot;&quot;;[.AC36]=0);0;1)))">
            <text:p/>
          </table:table-cell>
          <table:table-cell table:style-name="ce35" table:formula="of:=IF([.AD$3]=&quot;&quot;;&quot;&quot;;(IF(OR([.AD36]=&quot;&quot;;[.AD36]=0);0;1)))">
            <text:p/>
          </table:table-cell>
          <table:table-cell table:style-name="ce35" table:formula="of:=IF([.AE$3]=&quot;&quot;;&quot;&quot;;(IF(OR([.AE36]=&quot;&quot;;[.AE36]=0);0;1)))">
            <text:p/>
          </table:table-cell>
          <table:table-cell table:style-name="ce35" table:formula="of:=IF([.AF$3]=&quot;&quot;;&quot;&quot;;(IF(OR([.AF36]=&quot;&quot;;[.AF36]=0);0;1)))">
            <text:p/>
          </table:table-cell>
          <table:table-cell table:style-name="ce35" table:formula="of:=IF([.AG$3]=&quot;&quot;;&quot;&quot;;(IF(OR([.AG36]=&quot;&quot;;[.AG36]=0);0;1)))">
            <text:p/>
          </table:table-cell>
          <table:table-cell table:style-name="ce35" table:formula="of:=IF([.AH$3]=&quot;&quot;;&quot;&quot;;(IF(OR([.AH36]=&quot;&quot;;[.AH36]=0);0;1)))">
            <text:p/>
          </table:table-cell>
          <table:table-cell table:style-name="ce35" table:formula="of:=IF([.AI$3]=&quot;&quot;;&quot;&quot;;(IF(OR([.AI36]=&quot;&quot;;[.AI36]=0);0;1)))">
            <text:p/>
          </table:table-cell>
          <table:table-cell table:style-name="ce35" table:formula="of:=IF([.AJ$3]=&quot;&quot;;&quot;&quot;;(IF(OR([.AJ36]=&quot;&quot;;[.AJ36]=0);0;1)))">
            <text:p/>
          </table:table-cell>
          <table:table-cell table:style-name="ce35" table:formula="of:=IF([.AK$3]=&quot;&quot;;&quot;&quot;;(IF(OR([.AK36]=&quot;&quot;;[.AK36]=0);0;1)))">
            <text:p/>
          </table:table-cell>
          <table:table-cell table:style-name="ce35" table:formula="of:=IF([.AL$3]=&quot;&quot;;&quot;&quot;;(IF(OR([.AL36]=&quot;&quot;;[.AL36]=0);0;1)))">
            <text:p/>
          </table:table-cell>
          <table:table-cell table:style-name="ce35" table:formula="of:=IF([.AM$3]=&quot;&quot;;&quot;&quot;;(IF(OR([.AM36]=&quot;&quot;;[.AM36]=0);0;1)))">
            <text:p/>
          </table:table-cell>
          <table:table-cell table:style-name="ce35" table:formula="of:=IF([.AN$3]=&quot;&quot;;&quot;&quot;;(IF(OR([.AN36]=&quot;&quot;;[.AN36]=0);0;1)))">
            <text:p/>
          </table:table-cell>
          <table:table-cell table:style-name="ce35" table:formula="of:=IF([.AO$3]=&quot;&quot;;&quot;&quot;;(IF(OR([.AO36]=&quot;&quot;;[.AO36]=0);0;1)))">
            <text:p/>
          </table:table-cell>
          <table:table-cell table:style-name="ce35" table:formula="of:=IF([.AP$3]=&quot;&quot;;&quot;&quot;;(IF(OR([.AP36]=&quot;&quot;;[.AP36]=0);0;1)))">
            <text:p/>
          </table:table-cell>
          <table:table-cell table:style-name="ce35" table:formula="of:=IF([.AQ$3]=&quot;&quot;;&quot;&quot;;(IF(OR([.AQ36]=&quot;&quot;;[.AQ36]=0);0;1)))">
            <text:p/>
          </table:table-cell>
          <table:table-cell table:style-name="ce35" table:formula="of:=IF([.AR$3]=&quot;&quot;;&quot;&quot;;(IF(OR([.AR36]=&quot;&quot;;[.AR36]=0);0;1)))">
            <text:p/>
          </table:table-cell>
          <table:table-cell table:style-name="ce35" table:formula="of:=IF([.AS$3]=&quot;&quot;;&quot;&quot;;(IF(OR([.AS36]=&quot;&quot;;[.AS36]=0);0;1)))">
            <text:p/>
          </table:table-cell>
          <table:table-cell table:style-name="ce35" table:formula="of:=IF([.AT$3]=&quot;&quot;;&quot;&quot;;(IF(OR([.AT36]=&quot;&quot;;[.AT36]=0);0;1)))">
            <text:p/>
          </table:table-cell>
          <table:table-cell table:style-name="ce35" table:formula="of:=IF([.AU$3]=&quot;&quot;;&quot;&quot;;(IF(OR([.AU36]=&quot;&quot;;[.AU36]=0);0;1)))">
            <text:p/>
          </table:table-cell>
          <table:table-cell table:style-name="ce35" table:formula="of:=IF([.AV$3]=&quot;&quot;;&quot;&quot;;(IF(OR([.AV36]=&quot;&quot;;[.AV36]=0);0;1)))">
            <text:p/>
          </table:table-cell>
          <table:table-cell table:style-name="ce35" table:formula="of:=IF([.AW$3]=&quot;&quot;;&quot;&quot;;(IF(OR([.AW36]=&quot;&quot;;[.AW36]=0);0;1)))">
            <text:p/>
          </table:table-cell>
          <table:table-cell table:style-name="ce35" table:formula="of:=IF([.AX$3]=&quot;&quot;;&quot;&quot;;(IF(OR([.AX36]=&quot;&quot;;[.AX36]=0);0;1)))">
            <text:p/>
          </table:table-cell>
          <table:table-cell table:style-name="ce35" table:formula="of:=IF([.AY$3]=&quot;&quot;;&quot;&quot;;(IF(OR([.AY36]=&quot;&quot;;[.AY36]=0);0;1)))">
            <text:p/>
          </table:table-cell>
          <table:table-cell table:style-name="ce35" table:formula="of:=IF([.AZ$3]=&quot;&quot;;&quot;&quot;;(IF(OR([.AZ36]=&quot;&quot;;[.AZ36]=0);0;1)))">
            <text:p/>
          </table:table-cell>
          <table:table-cell table:style-name="ce35" table:formula="of:=IF([.BA$3]=&quot;&quot;;&quot;&quot;;(IF(OR([.BA36]=&quot;&quot;;[.BA36]=0);0;1)))">
            <text:p/>
          </table:table-cell>
          <table:table-cell table:style-name="ce35" table:formula="of:=IF([.BB$3]=&quot;&quot;;&quot;&quot;;(IF(OR([.BB36]=&quot;&quot;;[.BB36]=0);0;1)))">
            <text:p/>
          </table:table-cell>
          <table:table-cell table:style-name="ce35" table:formula="of:=IF([.BC$3]=&quot;&quot;;&quot;&quot;;(IF(OR([.BC36]=&quot;&quot;;[.BC36]=0);0;1)))">
            <text:p/>
          </table:table-cell>
          <table:table-cell table:style-name="ce35" table:formula="of:=IF([.BD$3]=&quot;&quot;;&quot;&quot;;(IF(OR([.BD36]=&quot;&quot;;[.BD36]=0);0;1)))">
            <text:p/>
          </table:table-cell>
          <table:table-cell table:style-name="ce35" table:formula="of:=IF([.BE$3]=&quot;&quot;;&quot;&quot;;(IF(OR([.BE36]=&quot;&quot;;[.BE36]=0);0;1)))">
            <text:p/>
          </table:table-cell>
          <table:table-cell table:style-name="ce35" table:formula="of:=IF([.BF$3]=&quot;&quot;;&quot;&quot;;(IF(OR([.BF36]=&quot;&quot;;[.BF36]=0);0;1)))">
            <text:p/>
          </table:table-cell>
          <table:table-cell table:style-name="ce35" table:formula="of:=IF([.BG$3]=&quot;&quot;;&quot;&quot;;(IF(OR([.BG36]=&quot;&quot;;[.BG36]=0);0;1)))">
            <text:p/>
          </table:table-cell>
          <table:table-cell table:style-name="ce35" table:formula="of:=IF([.BH$3]=&quot;&quot;;&quot;&quot;;(IF(OR([.BH36]=&quot;&quot;;[.BH36]=0);0;1)))">
            <text:p/>
          </table:table-cell>
          <table:table-cell table:style-name="ce35" table:formula="of:=IF([.BI$3]=&quot;&quot;;&quot;&quot;;(IF(OR([.BI36]=&quot;&quot;;[.BI36]=0);0;1)))">
            <text:p/>
          </table:table-cell>
          <table:table-cell table:style-name="ce35" table:formula="of:=IF([.BJ$3]=&quot;&quot;;&quot;&quot;;(IF(OR([.BJ36]=&quot;&quot;;[.BJ36]=0);0;1)))">
            <text:p/>
          </table:table-cell>
          <table:table-cell table:style-name="ce35" table:formula="of:=IF([.BK$3]=&quot;&quot;;&quot;&quot;;(IF(OR([.BK36]=&quot;&quot;;[.BK36]=0);0;1)))">
            <text:p/>
          </table:table-cell>
          <table:table-cell table:style-name="ce35" table:formula="of:=IF([.BL$3]=&quot;&quot;;&quot;&quot;;(IF(OR([.BL36]=&quot;&quot;;[.BL36]=0);0;1)))">
            <text:p/>
          </table:table-cell>
          <table:table-cell table:style-name="ce35" table:formula="of:=IF([.BM$3]=&quot;&quot;;&quot;&quot;;(IF(OR([.BM36]=&quot;&quot;;[.BM36]=0);0;1)))">
            <text:p/>
          </table:table-cell>
          <table:table-cell table:style-name="ce35" table:formula="of:=IF([.BN$3]=&quot;&quot;;&quot;&quot;;(IF(OR([.BN36]=&quot;&quot;;[.BN36]=0);0;1)))">
            <text:p/>
          </table:table-cell>
          <table:table-cell table:style-name="ce35" table:formula="of:=IF([.BO$3]=&quot;&quot;;&quot;&quot;;(IF(OR([.BO36]=&quot;&quot;;[.BO36]=0);0;1)))">
            <text:p/>
          </table:table-cell>
          <table:table-cell table:style-name="ce35" table:formula="of:=IF([.BP$3]=&quot;&quot;;&quot;&quot;;(IF(OR([.BP36]=&quot;&quot;;[.BP36]=0);0;1)))">
            <text:p/>
          </table:table-cell>
          <table:table-cell table:style-name="ce35" table:formula="of:=IF([.BQ$3]=&quot;&quot;;&quot;&quot;;(IF(OR([.BQ36]=&quot;&quot;;[.BQ36]=0);0;1)))">
            <text:p/>
          </table:table-cell>
          <table:table-cell table:style-name="ce35" table:formula="of:=IF([.BR$3]=&quot;&quot;;&quot;&quot;;(IF(OR([.BR36]=&quot;&quot;;[.BR36]=0);0;1)))">
            <text:p/>
          </table:table-cell>
          <table:table-cell table:style-name="ce35" table:formula="of:=IF([.BS$3]=&quot;&quot;;&quot;&quot;;(IF(OR([.BS36]=&quot;&quot;;[.BS36]=0);0;1)))">
            <text:p/>
          </table:table-cell>
          <table:table-cell table:style-name="ce35" table:formula="of:=IF([.BT$3]=&quot;&quot;;&quot;&quot;;(IF(OR([.BT36]=&quot;&quot;;[.BT36]=0);0;1)))">
            <text:p/>
          </table:table-cell>
          <table:table-cell table:style-name="ce35" table:formula="of:=IF([.BU$3]=&quot;&quot;;&quot;&quot;;(IF(OR([.BU36]=&quot;&quot;;[.BU36]=0);0;1)))">
            <text:p/>
          </table:table-cell>
          <table:table-cell table:style-name="ce35" table:formula="of:=IF([.BV$3]=&quot;&quot;;&quot;&quot;;(IF(OR([.BV36]=&quot;&quot;;[.BV36]=0);0;1)))">
            <text:p/>
          </table:table-cell>
          <table:table-cell table:style-name="ce35" table:formula="of:=IF([.BW$3]=&quot;&quot;;&quot;&quot;;(IF(OR([.BW36]=&quot;&quot;;[.BW36]=0);0;1)))">
            <text:p/>
          </table:table-cell>
          <table:table-cell table:style-name="ce35" table:formula="of:=IF([.BX$3]=&quot;&quot;;&quot;&quot;;(IF(OR([.BX36]=&quot;&quot;;[.BX36]=0);0;1)))">
            <text:p/>
          </table:table-cell>
          <table:table-cell table:style-name="ce35" table:formula="of:=IF([.BY$3]=&quot;&quot;;&quot;&quot;;(IF(OR([.BY36]=&quot;&quot;;[.BY36]=0);0;1)))">
            <text:p/>
          </table:table-cell>
          <table:table-cell table:style-name="ce35" table:formula="of:=IF([.BZ$3]=&quot;&quot;;&quot;&quot;;(IF(OR([.BZ36]=&quot;&quot;;[.BZ36]=0);0;1)))">
            <text:p/>
          </table:table-cell>
          <table:table-cell table:style-name="ce35" table:formula="of:=IF([.CA$3]=&quot;&quot;;&quot;&quot;;(IF(OR([.CA36]=&quot;&quot;;[.CA36]=0);0;1)))">
            <text:p/>
          </table:table-cell>
          <table:table-cell table:style-name="ce35" table:formula="of:=IF([.CB$3]=&quot;&quot;;&quot;&quot;;(IF(OR([.CB36]=&quot;&quot;;[.CB36]=0);0;1)))">
            <text:p/>
          </table:table-cell>
          <table:table-cell table:style-name="ce35" table:formula="of:=IF([.CC$3]=&quot;&quot;;&quot;&quot;;(IF(OR([.CC36]=&quot;&quot;;[.CC36]=0);0;1)))">
            <text:p/>
          </table:table-cell>
          <table:table-cell table:style-name="ce35" table:formula="of:=IF([.CD$3]=&quot;&quot;;&quot;&quot;;(IF(OR([.CD36]=&quot;&quot;;[.CD36]=0);0;1)))">
            <text:p/>
          </table:table-cell>
          <table:table-cell table:style-name="ce35" table:formula="of:=IF([.CE$3]=&quot;&quot;;&quot;&quot;;(IF(OR([.CE36]=&quot;&quot;;[.CE36]=0);0;1)))">
            <text:p/>
          </table:table-cell>
          <table:table-cell table:style-name="ce35" table:formula="of:=IF([.CF$3]=&quot;&quot;;&quot;&quot;;(IF(OR([.CF36]=&quot;&quot;;[.CF36]=0);0;1)))">
            <text:p/>
          </table:table-cell>
          <table:table-cell table:style-name="ce35" table:formula="of:=IF([.CG$3]=&quot;&quot;;&quot;&quot;;(IF(OR([.CG36]=&quot;&quot;;[.CG36]=0);0;1)))">
            <text:p/>
          </table:table-cell>
          <table:table-cell table:style-name="ce35" table:formula="of:=IF([.CH$3]=&quot;&quot;;&quot;&quot;;(IF(OR([.CH36]=&quot;&quot;;[.CH36]=0);0;1)))">
            <text:p/>
          </table:table-cell>
          <table:table-cell table:style-name="ce35" table:formula="of:=IF([.CI$3]=&quot;&quot;;&quot;&quot;;(IF(OR([.CI36]=&quot;&quot;;[.CI36]=0);0;1)))">
            <text:p/>
          </table:table-cell>
          <table:table-cell table:style-name="ce35" table:formula="of:=IF([.CJ$3]=&quot;&quot;;&quot;&quot;;(IF(OR([.CJ36]=&quot;&quot;;[.CJ36]=0);0;1)))">
            <text:p/>
          </table:table-cell>
          <table:table-cell table:style-name="ce35" table:formula="of:=IF([.CK$3]=&quot;&quot;;&quot;&quot;;(IF(OR([.CK36]=&quot;&quot;;[.CK36]=0);0;1)))">
            <text:p/>
          </table:table-cell>
          <table:table-cell table:style-name="ce35" table:formula="of:=IF([.CL$3]=&quot;&quot;;&quot;&quot;;(IF(OR([.CL36]=&quot;&quot;;[.CL36]=0);0;1)))">
            <text:p/>
          </table:table-cell>
          <table:table-cell table:style-name="ce35" table:formula="of:=IF([.CM$3]=&quot;&quot;;&quot;&quot;;(IF(OR([.CM36]=&quot;&quot;;[.CM36]=0);0;1)))">
            <text:p/>
          </table:table-cell>
          <table:table-cell table:style-name="ce35" table:formula="of:=IF([.CN$3]=&quot;&quot;;&quot;&quot;;(IF(OR([.CN36]=&quot;&quot;;[.CN36]=0);0;1)))">
            <text:p/>
          </table:table-cell>
          <table:table-cell table:style-name="ce35" table:formula="of:=IF([.CO$3]=&quot;&quot;;&quot;&quot;;(IF(OR([.CO36]=&quot;&quot;;[.CO36]=0);0;1)))">
            <text:p/>
          </table:table-cell>
          <table:table-cell table:style-name="ce35" table:formula="of:=IF([.CP$3]=&quot;&quot;;&quot;&quot;;(IF(OR([.CP36]=&quot;&quot;;[.CP36]=0);0;1)))">
            <text:p/>
          </table:table-cell>
          <table:table-cell table:style-name="ce35" table:formula="of:=IF([.CQ$3]=&quot;&quot;;&quot;&quot;;(IF(OR([.CQ36]=&quot;&quot;;[.CQ36]=0);0;1)))">
            <text:p/>
          </table:table-cell>
          <table:table-cell table:style-name="ce35" table:formula="of:=IF([.CR$3]=&quot;&quot;;&quot;&quot;;(IF(OR([.CR36]=&quot;&quot;;[.CR36]=0);0;1)))">
            <text:p/>
          </table:table-cell>
          <table:table-cell table:style-name="ce35" table:formula="of:=IF([.CS$3]=&quot;&quot;;&quot;&quot;;(IF(OR([.CS36]=&quot;&quot;;[.CS36]=0);0;1)))">
            <text:p/>
          </table:table-cell>
          <table:table-cell table:style-name="ce35" table:formula="of:=IF([.CT$3]=&quot;&quot;;&quot;&quot;;(IF(OR([.CT36]=&quot;&quot;;[.CT36]=0);0;1)))">
            <text:p/>
          </table:table-cell>
          <table:table-cell table:style-name="ce35" table:formula="of:=IF([.CU$3]=&quot;&quot;;&quot;&quot;;(IF(OR([.CU36]=&quot;&quot;;[.CU36]=0);0;1)))">
            <text:p/>
          </table:table-cell>
          <table:table-cell table:style-name="ce35" table:formula="of:=IF([.CV$3]=&quot;&quot;;&quot;&quot;;(IF(OR([.CV36]=&quot;&quot;;[.CV36]=0);0;1)))">
            <text:p/>
          </table:table-cell>
          <table:table-cell table:style-name="ce35" table:formula="of:=IF([.CW$3]=&quot;&quot;;&quot;&quot;;(IF(OR([.CW36]=&quot;&quot;;[.CW36]=0);0;1)))">
            <text:p/>
          </table:table-cell>
          <table:table-cell table:style-name="ce35" table:formula="of:=IF([.CX$3]=&quot;&quot;;&quot;&quot;;(IF(OR([.CX36]=&quot;&quot;;[.CX36]=0);0;1)))">
            <text:p/>
          </table:table-cell>
          <table:table-cell table:style-name="ce35" table:formula="of:=IF([.CY$3]=&quot;&quot;;&quot;&quot;;(IF(OR([.CY36]=&quot;&quot;;[.CY36]=0);0;1)))">
            <text:p/>
          </table:table-cell>
          <table:table-cell table:style-name="ce35" table:formula="of:=IF([.CZ$3]=&quot;&quot;;&quot;&quot;;(IF(OR([.CZ36]=&quot;&quot;;[.CZ36]=0);0;1)))">
            <text:p/>
          </table:table-cell>
          <table:table-cell table:style-name="ce35" table:formula="of:=IF([.DA$3]=&quot;&quot;;&quot;&quot;;(IF(OR([.DA36]=&quot;&quot;;[.DA36]=0);0;1)))">
            <text:p/>
          </table:table-cell>
          <table:table-cell table:style-name="ce35" table:formula="of:=IF([.DB$3]=&quot;&quot;;&quot;&quot;;(IF(OR([.DB36]=&quot;&quot;;[.DB36]=0);0;1)))">
            <text:p/>
          </table:table-cell>
          <table:table-cell table:style-name="ce35" table:formula="of:=IF([.DC$3]=&quot;&quot;;&quot;&quot;;(IF(OR([.DC36]=&quot;&quot;;[.DC36]=0);0;1)))">
            <text:p/>
          </table:table-cell>
          <table:table-cell table:style-name="ce35" table:formula="of:=IF([.DD$3]=&quot;&quot;;&quot;&quot;;(IF(OR([.DD36]=&quot;&quot;;[.DD36]=0);0;1)))">
            <text:p/>
          </table:table-cell>
          <table:table-cell table:style-name="ce35" table:formula="of:=IF([.DE$3]=&quot;&quot;;&quot;&quot;;(IF(OR([.DE36]=&quot;&quot;;[.DE36]=0);0;1)))">
            <text:p/>
          </table:table-cell>
          <table:table-cell table:style-name="ce35" table:formula="of:=IF([.DF$3]=&quot;&quot;;&quot;&quot;;(IF(OR([.DF36]=&quot;&quot;;[.DF36]=0);0;1)))">
            <text:p/>
          </table:table-cell>
          <table:table-cell table:style-name="ce35" table:formula="of:=IF([.DG$3]=&quot;&quot;;&quot;&quot;;(IF(OR([.DG36]=&quot;&quot;;[.DG36]=0);0;1)))">
            <text:p/>
          </table:table-cell>
          <table:table-cell table:style-name="ce35" table:formula="of:=IF([.DH$3]=&quot;&quot;;&quot;&quot;;(IF(OR([.DH36]=&quot;&quot;;[.DH36]=0);0;1)))">
            <text:p/>
          </table:table-cell>
          <table:table-cell table:style-name="ce35" table:formula="of:=IF([.DI$3]=&quot;&quot;;&quot;&quot;;(IF(OR([.DI36]=&quot;&quot;;[.DI36]=0);0;1)))">
            <text:p/>
          </table:table-cell>
          <table:table-cell table:style-name="ce35" table:formula="of:=IF([.DJ$3]=&quot;&quot;;&quot;&quot;;(IF(OR([.DJ36]=&quot;&quot;;[.DJ36]=0);0;1)))">
            <text:p/>
          </table:table-cell>
          <table:table-cell table:style-name="ce35" table:formula="of:=IF([.DK$3]=&quot;&quot;;&quot;&quot;;(IF(OR([.DK36]=&quot;&quot;;[.DK36]=0);0;1)))">
            <text:p/>
          </table:table-cell>
          <table:table-cell table:style-name="ce35" table:formula="of:=IF([.DL$3]=&quot;&quot;;&quot;&quot;;(IF(OR([.DL36]=&quot;&quot;;[.DL36]=0);0;1)))">
            <text:p/>
          </table:table-cell>
          <table:table-cell table:style-name="ce35" table:formula="of:=IF([.DM$3]=&quot;&quot;;&quot;&quot;;(IF(OR([.DM36]=&quot;&quot;;[.DM36]=0);0;1)))">
            <text:p/>
          </table:table-cell>
          <table:table-cell table:style-name="ce35" table:formula="of:=IF([.DN$3]=&quot;&quot;;&quot;&quot;;(IF(OR([.DN36]=&quot;&quot;;[.DN36]=0);0;1)))">
            <text:p/>
          </table:table-cell>
          <table:table-cell table:style-name="ce35" table:formula="of:=IF([.DO$3]=&quot;&quot;;&quot;&quot;;(IF(OR([.DO36]=&quot;&quot;;[.DO36]=0);0;1)))">
            <text:p/>
          </table:table-cell>
          <table:table-cell table:style-name="ce35" table:formula="of:=IF([.DP$3]=&quot;&quot;;&quot;&quot;;(IF(OR([.DP36]=&quot;&quot;;[.DP36]=0);0;1)))">
            <text:p/>
          </table:table-cell>
          <table:table-cell table:style-name="ce35" table:formula="of:=IF([.DQ$3]=&quot;&quot;;&quot;&quot;;(IF(OR([.DQ36]=&quot;&quot;;[.DQ36]=0);0;1)))">
            <text:p/>
          </table:table-cell>
          <table:table-cell table:style-name="ce35" table:formula="of:=IF([.DR$3]=&quot;&quot;;&quot;&quot;;(IF(OR([.DR36]=&quot;&quot;;[.DR36]=0);0;1)))">
            <text:p/>
          </table:table-cell>
          <table:table-cell table:style-name="ce35" table:formula="of:=IF([.DS$3]=&quot;&quot;;&quot;&quot;;(IF(OR([.DS36]=&quot;&quot;;[.DS36]=0);0;1)))">
            <text:p/>
          </table:table-cell>
          <table:table-cell table:style-name="ce35" table:formula="of:=IF([.DT$3]=&quot;&quot;;&quot;&quot;;(IF(OR([.DT36]=&quot;&quot;;[.DT36]=0);0;1)))">
            <text:p/>
          </table:table-cell>
          <table:table-cell table:style-name="ce35" table:formula="of:=IF([.DU$3]=&quot;&quot;;&quot;&quot;;(IF(OR([.DU36]=&quot;&quot;;[.DU36]=0);0;1)))">
            <text:p/>
          </table:table-cell>
          <table:table-cell table:style-name="ce35" table:formula="of:=IF([.DV$3]=&quot;&quot;;&quot;&quot;;(IF(OR([.DV36]=&quot;&quot;;[.DV36]=0);0;1)))">
            <text:p/>
          </table:table-cell>
          <table:table-cell table:style-name="ce35" table:formula="of:=IF([.DW$3]=&quot;&quot;;&quot;&quot;;(IF(OR([.DW36]=&quot;&quot;;[.DW36]=0);0;1)))">
            <text:p/>
          </table:table-cell>
          <table:table-cell table:style-name="ce35" table:formula="of:=IF([.DX$3]=&quot;&quot;;&quot;&quot;;(IF(OR([.DX36]=&quot;&quot;;[.DX36]=0);0;1)))">
            <text:p/>
          </table:table-cell>
          <table:table-cell table:style-name="ce35" table:formula="of:=IF([.DY$3]=&quot;&quot;;&quot;&quot;;(IF(OR([.DY36]=&quot;&quot;;[.DY36]=0);0;1)))">
            <text:p/>
          </table:table-cell>
          <table:table-cell table:style-name="ce35" table:formula="of:=IF([.DZ$3]=&quot;&quot;;&quot;&quot;;(IF(OR([.DZ36]=&quot;&quot;;[.DZ36]=0);0;1)))">
            <text:p/>
          </table:table-cell>
          <table:table-cell table:style-name="ce35" table:formula="of:=IF([.EA$3]=&quot;&quot;;&quot;&quot;;(IF(OR([.EA36]=&quot;&quot;;[.EA36]=0);0;1)))">
            <text:p/>
          </table:table-cell>
          <table:table-cell table:style-name="ce35" table:formula="of:=IF([.EB$3]=&quot;&quot;;&quot;&quot;;(IF(OR([.EB36]=&quot;&quot;;[.EB36]=0);0;1)))">
            <text:p/>
          </table:table-cell>
          <table:table-cell table:style-name="ce35" table:formula="of:=IF([.EC$3]=&quot;&quot;;&quot;&quot;;(IF(OR([.EC36]=&quot;&quot;;[.EC36]=0);0;1)))">
            <text:p/>
          </table:table-cell>
          <table:table-cell table:style-name="ce35" table:formula="of:=IF([.ED$3]=&quot;&quot;;&quot;&quot;;(IF(OR([.ED36]=&quot;&quot;;[.ED36]=0);0;1)))">
            <text:p/>
          </table:table-cell>
          <table:table-cell table:style-name="ce35" table:formula="of:=IF([.EE$3]=&quot;&quot;;&quot;&quot;;(IF(OR([.EE36]=&quot;&quot;;[.EE36]=0);0;1)))">
            <text:p/>
          </table:table-cell>
          <table:table-cell table:style-name="ce35" table:formula="of:=IF([.EF$3]=&quot;&quot;;&quot;&quot;;(IF(OR([.EF36]=&quot;&quot;;[.EF36]=0);0;1)))">
            <text:p/>
          </table:table-cell>
          <table:table-cell table:style-name="ce35" table:formula="of:=IF([.EG$3]=&quot;&quot;;&quot;&quot;;(IF(OR([.EG36]=&quot;&quot;;[.EG36]=0);0;1)))">
            <text:p/>
          </table:table-cell>
          <table:table-cell table:style-name="ce35" table:formula="of:=IF([.EH$3]=&quot;&quot;;&quot;&quot;;(IF(OR([.EH36]=&quot;&quot;;[.EH36]=0);0;1)))">
            <text:p/>
          </table:table-cell>
          <table:table-cell table:style-name="ce35" table:formula="of:=IF([.EI$3]=&quot;&quot;;&quot;&quot;;(IF(OR([.EI36]=&quot;&quot;;[.EI36]=0);0;1)))">
            <text:p/>
          </table:table-cell>
          <table:table-cell table:style-name="ce35" table:formula="of:=IF([.EJ$3]=&quot;&quot;;&quot;&quot;;(IF(OR([.EJ36]=&quot;&quot;;[.EJ36]=0);0;1)))">
            <text:p/>
          </table:table-cell>
          <table:table-cell table:style-name="ce35" table:formula="of:=IF([.EK$3]=&quot;&quot;;&quot;&quot;;(IF(OR([.EK36]=&quot;&quot;;[.EK36]=0);0;1)))">
            <text:p/>
          </table:table-cell>
          <table:table-cell table:style-name="ce35" table:formula="of:=IF([.EL$3]=&quot;&quot;;&quot;&quot;;(IF(OR([.EL36]=&quot;&quot;;[.EL36]=0);0;1)))">
            <text:p/>
          </table:table-cell>
          <table:table-cell table:style-name="ce35" table:formula="of:=IF([.EM$3]=&quot;&quot;;&quot;&quot;;(IF(OR([.EM36]=&quot;&quot;;[.EM36]=0);0;1)))">
            <text:p/>
          </table:table-cell>
          <table:table-cell table:style-name="ce35" table:formula="of:=IF([.EN$3]=&quot;&quot;;&quot;&quot;;(IF(OR([.EN36]=&quot;&quot;;[.EN36]=0);0;1)))">
            <text:p/>
          </table:table-cell>
          <table:table-cell table:style-name="ce35" table:formula="of:=IF([.EO$3]=&quot;&quot;;&quot;&quot;;(IF(OR([.EO36]=&quot;&quot;;[.EO36]=0);0;1)))">
            <text:p/>
          </table:table-cell>
          <table:table-cell table:style-name="ce35" table:formula="of:=IF([.EP$3]=&quot;&quot;;&quot;&quot;;(IF(OR([.EP36]=&quot;&quot;;[.EP36]=0);0;1)))">
            <text:p/>
          </table:table-cell>
          <table:table-cell table:style-name="ce35" table:formula="of:=IF([.EQ$3]=&quot;&quot;;&quot;&quot;;(IF(OR([.EQ36]=&quot;&quot;;[.EQ36]=0);0;1)))">
            <text:p/>
          </table:table-cell>
          <table:table-cell table:style-name="ce35" table:formula="of:=IF([.ER$3]=&quot;&quot;;&quot;&quot;;(IF(OR([.ER36]=&quot;&quot;;[.ER36]=0);0;1)))">
            <text:p/>
          </table:table-cell>
          <table:table-cell table:style-name="ce35" table:formula="of:=IF([.ES$3]=&quot;&quot;;&quot;&quot;;(IF(OR([.ES36]=&quot;&quot;;[.ES36]=0);0;1)))">
            <text:p/>
          </table:table-cell>
          <table:table-cell table:style-name="ce35" table:formula="of:=IF([.ET$3]=&quot;&quot;;&quot;&quot;;(IF(OR([.ET36]=&quot;&quot;;[.ET36]=0);0;1)))">
            <text:p/>
          </table:table-cell>
          <table:table-cell table:style-name="ce35" table:formula="of:=IF([.EU$3]=&quot;&quot;;&quot;&quot;;(IF(OR([.EU36]=&quot;&quot;;[.EU36]=0);0;1)))">
            <text:p/>
          </table:table-cell>
          <table:table-cell table:style-name="ce35" table:formula="of:=IF([.EV$3]=&quot;&quot;;&quot;&quot;;(IF(OR([.EV36]=&quot;&quot;;[.EV36]=0);0;1)))">
            <text:p/>
          </table:table-cell>
          <table:table-cell table:style-name="ce35" table:formula="of:=IF([.EW$3]=&quot;&quot;;&quot;&quot;;(IF(OR([.EW36]=&quot;&quot;;[.EW36]=0);0;1)))">
            <text:p/>
          </table:table-cell>
          <table:table-cell table:style-name="ce35" table:formula="of:=IF([.EX$3]=&quot;&quot;;&quot;&quot;;(IF(OR([.EX36]=&quot;&quot;;[.EX36]=0);0;1)))">
            <text:p/>
          </table:table-cell>
          <table:table-cell table:style-name="ce35" table:formula="of:=IF([.EY$3]=&quot;&quot;;&quot;&quot;;(IF(OR([.EY36]=&quot;&quot;;[.EY36]=0);0;1)))">
            <text:p/>
          </table:table-cell>
          <table:table-cell table:style-name="ce35" table:formula="of:=IF([.EZ$3]=&quot;&quot;;&quot;&quot;;(IF(OR([.EZ36]=&quot;&quot;;[.EZ36]=0);0;1)))">
            <text:p/>
          </table:table-cell>
          <table:table-cell table:style-name="ce35" table:formula="of:=IF([.FA$3]=&quot;&quot;;&quot;&quot;;(IF(OR([.FA36]=&quot;&quot;;[.FA36]=0);0;1)))">
            <text:p/>
          </table:table-cell>
          <table:table-cell table:style-name="ce35" table:formula="of:=IF([.FB$3]=&quot;&quot;;&quot;&quot;;(IF(OR([.FB36]=&quot;&quot;;[.FB36]=0);0;1)))">
            <text:p/>
          </table:table-cell>
          <table:table-cell table:style-name="ce35" table:formula="of:=IF([.FC$3]=&quot;&quot;;&quot;&quot;;(IF(OR([.FC36]=&quot;&quot;;[.FC36]=0);0;1)))">
            <text:p/>
          </table:table-cell>
          <table:table-cell table:style-name="ce35" table:formula="of:=IF([.FD$3]=&quot;&quot;;&quot;&quot;;(IF(OR([.FD36]=&quot;&quot;;[.FD36]=0);0;1)))">
            <text:p/>
          </table:table-cell>
          <table:table-cell table:style-name="ce35" table:formula="of:=IF([.FE$3]=&quot;&quot;;&quot;&quot;;(IF(OR([.FE36]=&quot;&quot;;[.FE36]=0);0;1)))">
            <text:p/>
          </table:table-cell>
          <table:table-cell table:style-name="ce35" table:formula="of:=IF([.FF$3]=&quot;&quot;;&quot;&quot;;(IF(OR([.FF36]=&quot;&quot;;[.FF36]=0);0;1)))">
            <text:p/>
          </table:table-cell>
          <table:table-cell table:style-name="ce35" table:formula="of:=IF([.FG$3]=&quot;&quot;;&quot;&quot;;(IF(OR([.FG36]=&quot;&quot;;[.FG36]=0);0;1)))">
            <text:p/>
          </table:table-cell>
          <table:table-cell table:style-name="ce35" table:formula="of:=IF([.FH$3]=&quot;&quot;;&quot;&quot;;(IF(OR([.FH36]=&quot;&quot;;[.FH36]=0);0;1)))">
            <text:p/>
          </table:table-cell>
          <table:table-cell table:style-name="ce35" table:formula="of:=IF([.FI$3]=&quot;&quot;;&quot;&quot;;(IF(OR([.FI36]=&quot;&quot;;[.FI36]=0);0;1)))">
            <text:p/>
          </table:table-cell>
          <table:table-cell table:style-name="ce35" table:formula="of:=IF([.FJ$3]=&quot;&quot;;&quot;&quot;;(IF(OR([.FJ36]=&quot;&quot;;[.FJ36]=0);0;1)))">
            <text:p/>
          </table:table-cell>
          <table:table-cell table:style-name="ce35" table:formula="of:=IF([.FK$3]=&quot;&quot;;&quot;&quot;;(IF(OR([.FK36]=&quot;&quot;;[.FK36]=0);0;1)))">
            <text:p/>
          </table:table-cell>
          <table:table-cell table:style-name="ce35" table:formula="of:=IF([.FL$3]=&quot;&quot;;&quot;&quot;;(IF(OR([.FL36]=&quot;&quot;;[.FL36]=0);0;1)))">
            <text:p/>
          </table:table-cell>
          <table:table-cell table:style-name="ce35" table:formula="of:=IF([.FM$3]=&quot;&quot;;&quot;&quot;;(IF(OR([.FM36]=&quot;&quot;;[.FM36]=0);0;1)))">
            <text:p/>
          </table:table-cell>
          <table:table-cell table:style-name="ce35" table:formula="of:=IF([.FN$3]=&quot;&quot;;&quot;&quot;;(IF(OR([.FN36]=&quot;&quot;;[.FN36]=0);0;1)))">
            <text:p/>
          </table:table-cell>
          <table:table-cell table:style-name="ce35" table:formula="of:=IF([.FO$3]=&quot;&quot;;&quot;&quot;;(IF(OR([.FO36]=&quot;&quot;;[.FO36]=0);0;1)))">
            <text:p/>
          </table:table-cell>
          <table:table-cell table:style-name="ce35" table:formula="of:=IF([.FP$3]=&quot;&quot;;&quot;&quot;;(IF(OR([.FP36]=&quot;&quot;;[.FP36]=0);0;1)))">
            <text:p/>
          </table:table-cell>
          <table:table-cell table:style-name="ce35" table:formula="of:=IF([.FQ$3]=&quot;&quot;;&quot;&quot;;(IF(OR([.FQ36]=&quot;&quot;;[.FQ36]=0);0;1)))">
            <text:p/>
          </table:table-cell>
          <table:table-cell table:style-name="ce35" table:formula="of:=IF([.FR$3]=&quot;&quot;;&quot;&quot;;(IF(OR([.FR36]=&quot;&quot;;[.FR36]=0);0;1)))">
            <text:p/>
          </table:table-cell>
          <table:table-cell table:style-name="ce35" table:formula="of:=IF([.FS$3]=&quot;&quot;;&quot;&quot;;(IF(OR([.FS36]=&quot;&quot;;[.FS36]=0);0;1)))">
            <text:p/>
          </table:table-cell>
          <table:table-cell table:style-name="ce35" table:formula="of:=IF([.FT$3]=&quot;&quot;;&quot;&quot;;(IF(OR([.FT36]=&quot;&quot;;[.FT36]=0);0;1)))">
            <text:p/>
          </table:table-cell>
          <table:table-cell table:style-name="ce35" table:formula="of:=IF([.FU$3]=&quot;&quot;;&quot;&quot;;(IF(OR([.FU36]=&quot;&quot;;[.FU36]=0);0;1)))">
            <text:p/>
          </table:table-cell>
          <table:table-cell table:style-name="ce35" table:formula="of:=IF([.FV$3]=&quot;&quot;;&quot;&quot;;(IF(OR([.FV36]=&quot;&quot;;[.FV36]=0);0;1)))">
            <text:p/>
          </table:table-cell>
          <table:table-cell table:style-name="ce35" table:formula="of:=IF([.FW$3]=&quot;&quot;;&quot;&quot;;(IF(OR([.FW36]=&quot;&quot;;[.FW36]=0);0;1)))">
            <text:p/>
          </table:table-cell>
          <table:table-cell table:style-name="ce35" table:formula="of:=IF([.FX$3]=&quot;&quot;;&quot;&quot;;(IF(OR([.FX36]=&quot;&quot;;[.FX36]=0);0;1)))">
            <text:p/>
          </table:table-cell>
          <table:table-cell table:style-name="ce35" table:formula="of:=IF([.FY$3]=&quot;&quot;;&quot;&quot;;(IF(OR([.FY36]=&quot;&quot;;[.FY36]=0);0;1)))">
            <text:p/>
          </table:table-cell>
          <table:table-cell table:style-name="ce35" table:formula="of:=IF([.FZ$3]=&quot;&quot;;&quot;&quot;;(IF(OR([.FZ36]=&quot;&quot;;[.FZ36]=0);0;1)))">
            <text:p/>
          </table:table-cell>
          <table:table-cell table:style-name="ce35" table:formula="of:=IF([.GA$3]=&quot;&quot;;&quot;&quot;;(IF(OR([.GA36]=&quot;&quot;;[.GA36]=0);0;1)))">
            <text:p/>
          </table:table-cell>
          <table:table-cell table:style-name="ce35" table:formula="of:=IF([.GB$3]=&quot;&quot;;&quot;&quot;;(IF(OR([.GB36]=&quot;&quot;;[.GB36]=0);0;1)))">
            <text:p/>
          </table:table-cell>
          <table:table-cell table:style-name="ce35" table:formula="of:=IF([.GC$3]=&quot;&quot;;&quot;&quot;;(IF(OR([.GC36]=&quot;&quot;;[.GC36]=0);0;1)))">
            <text:p/>
          </table:table-cell>
          <table:table-cell table:style-name="ce35" table:formula="of:=IF([.GD$3]=&quot;&quot;;&quot;&quot;;(IF(OR([.GD36]=&quot;&quot;;[.GD36]=0);0;1)))">
            <text:p/>
          </table:table-cell>
          <table:table-cell table:style-name="ce35" table:formula="of:=IF([.GE$3]=&quot;&quot;;&quot;&quot;;(IF(OR([.GE36]=&quot;&quot;;[.GE36]=0);0;1)))">
            <text:p/>
          </table:table-cell>
          <table:table-cell table:style-name="ce35" table:formula="of:=IF([.GF$3]=&quot;&quot;;&quot;&quot;;(IF(OR([.GF36]=&quot;&quot;;[.GF36]=0);0;1)))">
            <text:p/>
          </table:table-cell>
          <table:table-cell table:style-name="ce35" table:formula="of:=IF([.GG$3]=&quot;&quot;;&quot;&quot;;(IF(OR([.GG36]=&quot;&quot;;[.GG36]=0);0;1)))">
            <text:p/>
          </table:table-cell>
          <table:table-cell table:style-name="ce35" table:formula="of:=IF([.GH$3]=&quot;&quot;;&quot;&quot;;(IF(OR([.GH36]=&quot;&quot;;[.GH36]=0);0;1)))">
            <text:p/>
          </table:table-cell>
          <table:table-cell table:style-name="ce35" table:formula="of:=IF([.GI$3]=&quot;&quot;;&quot;&quot;;(IF(OR([.GI36]=&quot;&quot;;[.GI36]=0);0;1)))">
            <text:p/>
          </table:table-cell>
          <table:table-cell table:style-name="ce35" table:formula="of:=IF([.GJ$3]=&quot;&quot;;&quot;&quot;;(IF(OR([.GJ36]=&quot;&quot;;[.GJ36]=0);0;1)))">
            <text:p/>
          </table:table-cell>
          <table:table-cell table:style-name="ce35" table:formula="of:=IF([.GK$3]=&quot;&quot;;&quot;&quot;;(IF(OR([.GK36]=&quot;&quot;;[.GK36]=0);0;1)))">
            <text:p/>
          </table:table-cell>
          <table:table-cell table:style-name="ce35" table:formula="of:=IF([.GL$3]=&quot;&quot;;&quot;&quot;;(IF(OR([.GL36]=&quot;&quot;;[.GL36]=0);0;1)))">
            <text:p/>
          </table:table-cell>
          <table:table-cell table:style-name="ce35" table:formula="of:=IF([.GM$3]=&quot;&quot;;&quot;&quot;;(IF(OR([.GM36]=&quot;&quot;;[.GM36]=0);0;1)))">
            <text:p/>
          </table:table-cell>
          <table:table-cell table:style-name="ce35" table:formula="of:=IF([.GN$3]=&quot;&quot;;&quot;&quot;;(IF(OR([.GN36]=&quot;&quot;;[.GN36]=0);0;1)))">
            <text:p/>
          </table:table-cell>
          <table:table-cell table:style-name="ce35" table:formula="of:=IF([.GO$3]=&quot;&quot;;&quot;&quot;;(IF(OR([.GO36]=&quot;&quot;;[.GO36]=0);0;1)))">
            <text:p/>
          </table:table-cell>
          <table:table-cell table:style-name="ce35" table:formula="of:=IF([.GP$3]=&quot;&quot;;&quot;&quot;;(IF(OR([.GP36]=&quot;&quot;;[.GP36]=0);0;1)))">
            <text:p/>
          </table:table-cell>
          <table:table-cell table:style-name="ce35" table:formula="of:=IF([.GQ$3]=&quot;&quot;;&quot;&quot;;(IF(OR([.GQ36]=&quot;&quot;;[.GQ36]=0);0;1)))">
            <text:p/>
          </table:table-cell>
          <table:table-cell table:style-name="ce35" table:formula="of:=IF([.GR$3]=&quot;&quot;;&quot;&quot;;(IF(OR([.GR36]=&quot;&quot;;[.GR36]=0);0;1)))">
            <text:p/>
          </table:table-cell>
          <table:table-cell table:style-name="ce35" table:formula="of:=IF([.GS$3]=&quot;&quot;;&quot;&quot;;(IF(OR([.GS36]=&quot;&quot;;[.GS36]=0);0;1)))">
            <text:p/>
          </table:table-cell>
          <table:table-cell table:style-name="ce35" table:formula="of:=IF([.GT$3]=&quot;&quot;;&quot;&quot;;(IF(OR([.GT36]=&quot;&quot;;[.GT36]=0);0;1)))">
            <text:p/>
          </table:table-cell>
          <table:table-cell table:style-name="ce35" table:formula="of:=IF([.GU$3]=&quot;&quot;;&quot;&quot;;(IF(OR([.GU36]=&quot;&quot;;[.GU36]=0);0;1)))">
            <text:p/>
          </table:table-cell>
          <table:table-cell table:style-name="ce35" table:formula="of:=IF([.GV$3]=&quot;&quot;;&quot;&quot;;(IF(OR([.GV36]=&quot;&quot;;[.GV36]=0);0;1)))">
            <text:p/>
          </table:table-cell>
          <table:table-cell table:style-name="ce35" table:formula="of:=IF([.GW$3]=&quot;&quot;;&quot;&quot;;(IF(OR([.GW36]=&quot;&quot;;[.GW36]=0);0;1)))">
            <text:p/>
          </table:table-cell>
          <table:table-cell table:style-name="ce35" table:formula="of:=IF([.GX$3]=&quot;&quot;;&quot;&quot;;(IF(OR([.GX36]=&quot;&quot;;[.GX36]=0);0;1)))">
            <text:p/>
          </table:table-cell>
          <table:table-cell table:style-name="ce35" table:formula="of:=IF([.GY$3]=&quot;&quot;;&quot;&quot;;(IF(OR([.GY36]=&quot;&quot;;[.GY36]=0);0;1)))">
            <text:p/>
          </table:table-cell>
          <table:table-cell table:style-name="ce35" table:formula="of:=IF([.GZ$3]=&quot;&quot;;&quot;&quot;;(IF(OR([.GZ36]=&quot;&quot;;[.GZ36]=0);0;1)))">
            <text:p/>
          </table:table-cell>
          <table:table-cell table:style-name="ce35" table:formula="of:=IF([.HA$3]=&quot;&quot;;&quot;&quot;;(IF(OR([.HA36]=&quot;&quot;;[.HA36]=0);0;1)))">
            <text:p/>
          </table:table-cell>
          <table:table-cell table:style-name="ce35" table:formula="of:=IF([.HB$3]=&quot;&quot;;&quot;&quot;;(IF(OR([.HB36]=&quot;&quot;;[.HB36]=0);0;1)))">
            <text:p/>
          </table:table-cell>
          <table:table-cell table:style-name="ce35" table:formula="of:=IF([.HC$3]=&quot;&quot;;&quot;&quot;;(IF(OR([.HC36]=&quot;&quot;;[.HC36]=0);0;1)))">
            <text:p/>
          </table:table-cell>
          <table:table-cell table:style-name="ce35" table:formula="of:=IF([.HD$3]=&quot;&quot;;&quot;&quot;;(IF(OR([.HD36]=&quot;&quot;;[.HD36]=0);0;1)))">
            <text:p/>
          </table:table-cell>
          <table:table-cell table:style-name="ce35" table:formula="of:=IF([.HE$3]=&quot;&quot;;&quot;&quot;;(IF(OR([.HE36]=&quot;&quot;;[.HE36]=0);0;1)))">
            <text:p/>
          </table:table-cell>
          <table:table-cell table:style-name="ce35" table:formula="of:=IF([.HF$3]=&quot;&quot;;&quot;&quot;;(IF(OR([.HF36]=&quot;&quot;;[.HF36]=0);0;1)))">
            <text:p/>
          </table:table-cell>
          <table:table-cell table:style-name="ce35" table:formula="of:=IF([.HG$3]=&quot;&quot;;&quot;&quot;;(IF(OR([.HG36]=&quot;&quot;;[.HG36]=0);0;1)))">
            <text:p/>
          </table:table-cell>
          <table:table-cell table:style-name="ce35" table:formula="of:=IF([.HH$3]=&quot;&quot;;&quot;&quot;;(IF(OR([.HH36]=&quot;&quot;;[.HH36]=0);0;1)))">
            <text:p/>
          </table:table-cell>
          <table:table-cell table:style-name="ce35" table:formula="of:=IF([.HI$3]=&quot;&quot;;&quot;&quot;;(IF(OR([.HI36]=&quot;&quot;;[.HI36]=0);0;1)))">
            <text:p/>
          </table:table-cell>
          <table:table-cell table:style-name="ce35" table:formula="of:=IF([.HJ$3]=&quot;&quot;;&quot;&quot;;(IF(OR([.HJ36]=&quot;&quot;;[.HJ36]=0);0;1)))">
            <text:p/>
          </table:table-cell>
          <table:table-cell table:style-name="ce35" table:formula="of:=IF([.HK$3]=&quot;&quot;;&quot;&quot;;(IF(OR([.HK36]=&quot;&quot;;[.HK36]=0);0;1)))">
            <text:p/>
          </table:table-cell>
          <table:table-cell table:style-name="ce35" table:formula="of:=IF([.HL$3]=&quot;&quot;;&quot;&quot;;(IF(OR([.HL36]=&quot;&quot;;[.HL36]=0);0;1)))">
            <text:p/>
          </table:table-cell>
          <table:table-cell table:style-name="ce35" table:formula="of:=IF([.HM$3]=&quot;&quot;;&quot;&quot;;(IF(OR([.HM36]=&quot;&quot;;[.HM36]=0);0;1)))">
            <text:p/>
          </table:table-cell>
          <table:table-cell table:style-name="ce35" table:formula="of:=IF([.HN$3]=&quot;&quot;;&quot;&quot;;(IF(OR([.HN36]=&quot;&quot;;[.HN36]=0);0;1)))">
            <text:p/>
          </table:table-cell>
          <table:table-cell table:style-name="ce35" table:formula="of:=IF([.HO$3]=&quot;&quot;;&quot;&quot;;(IF(OR([.HO36]=&quot;&quot;;[.HO36]=0);0;1)))">
            <text:p/>
          </table:table-cell>
          <table:table-cell table:style-name="ce35" table:formula="of:=IF([.HP$3]=&quot;&quot;;&quot;&quot;;(IF(OR([.HP36]=&quot;&quot;;[.HP36]=0);0;1)))">
            <text:p/>
          </table:table-cell>
          <table:table-cell table:style-name="ce35" table:formula="of:=IF([.HQ$3]=&quot;&quot;;&quot;&quot;;(IF(OR([.HQ36]=&quot;&quot;;[.HQ36]=0);0;1)))">
            <text:p/>
          </table:table-cell>
          <table:table-cell table:style-name="ce35" table:formula="of:=IF([.HR$3]=&quot;&quot;;&quot;&quot;;(IF(OR([.HR36]=&quot;&quot;;[.HR36]=0);0;1)))">
            <text:p/>
          </table:table-cell>
          <table:table-cell table:style-name="ce35" table:formula="of:=IF([.HS$3]=&quot;&quot;;&quot;&quot;;(IF(OR([.HS36]=&quot;&quot;;[.HS36]=0);0;1)))">
            <text:p/>
          </table:table-cell>
          <table:table-cell table:style-name="ce35" table:formula="of:=IF([.HT$3]=&quot;&quot;;&quot;&quot;;(IF(OR([.HT36]=&quot;&quot;;[.HT36]=0);0;1)))">
            <text:p/>
          </table:table-cell>
          <table:table-cell table:style-name="ce35" table:formula="of:=IF([.HU$3]=&quot;&quot;;&quot;&quot;;(IF(OR([.HU36]=&quot;&quot;;[.HU36]=0);0;1)))">
            <text:p/>
          </table:table-cell>
          <table:table-cell table:style-name="ce35" table:formula="of:=IF([.HV$3]=&quot;&quot;;&quot;&quot;;(IF(OR([.HV36]=&quot;&quot;;[.HV36]=0);0;1)))">
            <text:p/>
          </table:table-cell>
          <table:table-cell table:style-name="ce35" table:formula="of:=IF([.HW$3]=&quot;&quot;;&quot;&quot;;(IF(OR([.HW36]=&quot;&quot;;[.HW36]=0);0;1)))">
            <text:p/>
          </table:table-cell>
          <table:table-cell table:style-name="ce35" table:formula="of:=IF([.HX$3]=&quot;&quot;;&quot;&quot;;(IF(OR([.HX36]=&quot;&quot;;[.HX36]=0);0;1)))">
            <text:p/>
          </table:table-cell>
          <table:table-cell table:style-name="ce35" table:formula="of:=IF([.HY$3]=&quot;&quot;;&quot;&quot;;(IF(OR([.HY36]=&quot;&quot;;[.HY36]=0);0;1)))">
            <text:p/>
          </table:table-cell>
          <table:table-cell table:style-name="ce35" table:formula="of:=IF([.HZ$3]=&quot;&quot;;&quot;&quot;;(IF(OR([.HZ36]=&quot;&quot;;[.HZ36]=0);0;1)))">
            <text:p/>
          </table:table-cell>
          <table:table-cell table:style-name="ce35" table:formula="of:=IF([.IA$3]=&quot;&quot;;&quot;&quot;;(IF(OR([.IA36]=&quot;&quot;;[.IA36]=0);0;1)))">
            <text:p/>
          </table:table-cell>
          <table:table-cell table:style-name="ce35" table:formula="of:=IF([.IB$3]=&quot;&quot;;&quot;&quot;;(IF(OR([.IB36]=&quot;&quot;;[.IB36]=0);0;1)))">
            <text:p/>
          </table:table-cell>
          <table:table-cell table:style-name="ce35" table:formula="of:=IF([.IC$3]=&quot;&quot;;&quot;&quot;;(IF(OR([.IC36]=&quot;&quot;;[.IC36]=0);0;1)))">
            <text:p/>
          </table:table-cell>
          <table:table-cell table:style-name="ce35" table:formula="of:=IF([.ID$3]=&quot;&quot;;&quot;&quot;;(IF(OR([.ID36]=&quot;&quot;;[.ID36]=0);0;1)))">
            <text:p/>
          </table:table-cell>
          <table:table-cell table:style-name="ce35" table:formula="of:=IF([.IE$3]=&quot;&quot;;&quot;&quot;;(IF(OR([.IE36]=&quot;&quot;;[.IE36]=0);0;1)))">
            <text:p/>
          </table:table-cell>
          <table:table-cell table:style-name="ce35" table:formula="of:=IF([.IF$3]=&quot;&quot;;&quot;&quot;;(IF(OR([.IF36]=&quot;&quot;;[.IF36]=0);0;1)))">
            <text:p/>
          </table:table-cell>
          <table:table-cell table:style-name="ce35" table:formula="of:=IF([.IG$3]=&quot;&quot;;&quot;&quot;;(IF(OR([.IG36]=&quot;&quot;;[.IG36]=0);0;1)))">
            <text:p/>
          </table:table-cell>
          <table:table-cell table:style-name="ce35" table:formula="of:=IF([.IH$3]=&quot;&quot;;&quot;&quot;;(IF(OR([.IH36]=&quot;&quot;;[.IH36]=0);0;1)))">
            <text:p/>
          </table:table-cell>
          <table:table-cell table:style-name="ce35" table:formula="of:=IF([.II$3]=&quot;&quot;;&quot;&quot;;(IF(OR([.II36]=&quot;&quot;;[.II36]=0);0;1)))">
            <text:p/>
          </table:table-cell>
          <table:table-cell table:style-name="ce35" table:formula="of:=IF([.IJ$3]=&quot;&quot;;&quot;&quot;;(IF(OR([.IJ36]=&quot;&quot;;[.IJ36]=0);0;1)))">
            <text:p/>
          </table:table-cell>
          <table:table-cell table:style-name="ce35" table:formula="of:=IF([.IK$3]=&quot;&quot;;&quot;&quot;;(IF(OR([.IK36]=&quot;&quot;;[.IK36]=0);0;1)))">
            <text:p/>
          </table:table-cell>
          <table:table-cell table:style-name="ce35" table:formula="of:=IF([.IL$3]=&quot;&quot;;&quot;&quot;;(IF(OR([.IL36]=&quot;&quot;;[.IL36]=0);0;1)))">
            <text:p/>
          </table:table-cell>
          <table:table-cell table:style-name="ce35" table:formula="of:=IF([.IM$3]=&quot;&quot;;&quot;&quot;;(IF(OR([.IM36]=&quot;&quot;;[.IM36]=0);0;1)))">
            <text:p/>
          </table:table-cell>
          <table:table-cell table:style-name="ce35" table:formula="of:=IF([.IN$3]=&quot;&quot;;&quot;&quot;;(IF(OR([.IN36]=&quot;&quot;;[.IN36]=0);0;1)))">
            <text:p/>
          </table:table-cell>
          <table:table-cell table:style-name="ce35" table:formula="of:=IF([.IO$3]=&quot;&quot;;&quot;&quot;;(IF(OR([.IO36]=&quot;&quot;;[.IO36]=0);0;1)))">
            <text:p/>
          </table:table-cell>
          <table:table-cell table:style-name="ce35" table:formula="of:=IF([.IP$3]=&quot;&quot;;&quot;&quot;;(IF(OR([.IP36]=&quot;&quot;;[.IP36]=0);0;1)))">
            <text:p/>
          </table:table-cell>
          <table:table-cell table:style-name="ce35" table:formula="of:=IF([.IQ$3]=&quot;&quot;;&quot;&quot;;(IF(OR([.IQ36]=&quot;&quot;;[.IQ36]=0);0;1)))">
            <text:p/>
          </table:table-cell>
          <table:table-cell table:style-name="ce35" table:formula="of:=IF([.IR$3]=&quot;&quot;;&quot;&quot;;(IF(OR([.IR36]=&quot;&quot;;[.IR36]=0);0;1)))">
            <text:p/>
          </table:table-cell>
          <table:table-cell table:style-name="ce35" table:formula="of:=IF([.IS$3]=&quot;&quot;;&quot;&quot;;(IF(OR([.IS36]=&quot;&quot;;[.IS36]=0);0;1)))">
            <text:p/>
          </table:table-cell>
          <table:table-cell table:style-name="ce35" table:formula="of:=IF([.IT$3]=&quot;&quot;;&quot;&quot;;(IF(OR([.IT36]=&quot;&quot;;[.IT36]=0);0;1)))">
            <text:p/>
          </table:table-cell>
          <table:table-cell table:style-name="ce35" table:formula="of:=IF([.IU$3]=&quot;&quot;;&quot;&quot;;(IF(OR([.IU36]=&quot;&quot;;[.IU36]=0);0;1)))">
            <text:p/>
          </table:table-cell>
          <table:table-cell table:style-name="ce35" table:formula="of:=IF([.IV$3]=&quot;&quot;;&quot;&quot;;(IF(OR([.IV36]=&quot;&quot;;[.IV36]=0);0;1)))">
            <text:p/>
          </table:table-cell>
          <table:table-cell table:style-name="ce35" table:formula="of:=IF([.IW$3]=&quot;&quot;;&quot;&quot;;(IF(OR([.IW36]=&quot;&quot;;[.IW36]=0);0;1)))">
            <text:p/>
          </table:table-cell>
          <table:table-cell table:style-name="ce35" table:formula="of:=IF([.IX$3]=&quot;&quot;;&quot;&quot;;(IF(OR([.IX36]=&quot;&quot;;[.IX36]=0);0;1)))">
            <text:p/>
          </table:table-cell>
          <table:table-cell table:style-name="ce35" table:formula="of:=IF([.IY$3]=&quot;&quot;;&quot;&quot;;(IF(OR([.IY36]=&quot;&quot;;[.IY36]=0);0;1)))">
            <text:p/>
          </table:table-cell>
          <table:table-cell table:style-name="ce35" table:formula="of:=IF([.IZ$3]=&quot;&quot;;&quot;&quot;;(IF(OR([.IZ36]=&quot;&quot;;[.IZ36]=0);0;1)))">
            <text:p/>
          </table:table-cell>
          <table:table-cell table:style-name="ce35" table:formula="of:=IF([.JA$3]=&quot;&quot;;&quot;&quot;;(IF(OR([.JA36]=&quot;&quot;;[.JA36]=0);0;1)))">
            <text:p/>
          </table:table-cell>
          <table:table-cell table:style-name="ce35" table:formula="of:=IF([.JB$3]=&quot;&quot;;&quot;&quot;;(IF(OR([.JB36]=&quot;&quot;;[.JB36]=0);0;1)))">
            <text:p/>
          </table:table-cell>
          <table:table-cell table:style-name="ce35" table:formula="of:=IF([.JC$3]=&quot;&quot;;&quot;&quot;;(IF(OR([.JC36]=&quot;&quot;;[.JC36]=0);0;1)))">
            <text:p/>
          </table:table-cell>
          <table:table-cell table:style-name="ce35" table:formula="of:=IF([.JD$3]=&quot;&quot;;&quot;&quot;;(IF(OR([.JD36]=&quot;&quot;;[.JD36]=0);0;1)))">
            <text:p/>
          </table:table-cell>
          <table:table-cell table:style-name="ce35" table:formula="of:=IF([.JE$3]=&quot;&quot;;&quot;&quot;;(IF(OR([.JE36]=&quot;&quot;;[.JE36]=0);0;1)))">
            <text:p/>
          </table:table-cell>
          <table:table-cell table:style-name="ce35" table:formula="of:=IF([.JF$3]=&quot;&quot;;&quot;&quot;;(IF(OR([.JF36]=&quot;&quot;;[.JF36]=0);0;1)))">
            <text:p/>
          </table:table-cell>
          <table:table-cell table:style-name="ce35" table:formula="of:=IF([.JG$3]=&quot;&quot;;&quot;&quot;;(IF(OR([.JG36]=&quot;&quot;;[.JG36]=0);0;1)))">
            <text:p/>
          </table:table-cell>
          <table:table-cell table:style-name="ce35" table:formula="of:=IF([.JH$3]=&quot;&quot;;&quot;&quot;;(IF(OR([.JH36]=&quot;&quot;;[.JH36]=0);0;1)))">
            <text:p/>
          </table:table-cell>
          <table:table-cell table:style-name="ce35" table:formula="of:=IF([.JI$3]=&quot;&quot;;&quot;&quot;;(IF(OR([.JI36]=&quot;&quot;;[.JI36]=0);0;1)))">
            <text:p/>
          </table:table-cell>
          <table:table-cell table:style-name="ce35" table:formula="of:=IF([.JJ$3]=&quot;&quot;;&quot;&quot;;(IF(OR([.JJ36]=&quot;&quot;;[.JJ36]=0);0;1)))">
            <text:p/>
          </table:table-cell>
          <table:table-cell table:style-name="ce35" table:formula="of:=IF([.JK$3]=&quot;&quot;;&quot;&quot;;(IF(OR([.JK36]=&quot;&quot;;[.JK36]=0);0;1)))">
            <text:p/>
          </table:table-cell>
          <table:table-cell table:style-name="ce35" table:formula="of:=IF([.JL$3]=&quot;&quot;;&quot;&quot;;(IF(OR([.JL36]=&quot;&quot;;[.JL36]=0);0;1)))">
            <text:p/>
          </table:table-cell>
          <table:table-cell table:style-name="ce35" table:formula="of:=IF([.JM$3]=&quot;&quot;;&quot;&quot;;(IF(OR([.JM36]=&quot;&quot;;[.JM36]=0);0;1)))">
            <text:p/>
          </table:table-cell>
          <table:table-cell table:style-name="ce35" table:formula="of:=IF([.JN$3]=&quot;&quot;;&quot;&quot;;(IF(OR([.JN36]=&quot;&quot;;[.JN36]=0);0;1)))">
            <text:p/>
          </table:table-cell>
          <table:table-cell table:style-name="ce35" table:formula="of:=IF([.JO$3]=&quot;&quot;;&quot;&quot;;(IF(OR([.JO36]=&quot;&quot;;[.JO36]=0);0;1)))">
            <text:p/>
          </table:table-cell>
          <table:table-cell table:style-name="ce35" table:formula="of:=IF([.JP$3]=&quot;&quot;;&quot;&quot;;(IF(OR([.JP36]=&quot;&quot;;[.JP36]=0);0;1)))">
            <text:p/>
          </table:table-cell>
          <table:table-cell table:style-name="ce35" table:formula="of:=IF([.JQ$3]=&quot;&quot;;&quot;&quot;;(IF(OR([.JQ36]=&quot;&quot;;[.JQ36]=0);0;1)))">
            <text:p/>
          </table:table-cell>
          <table:table-cell table:style-name="ce35" table:formula="of:=IF([.JR$3]=&quot;&quot;;&quot;&quot;;(IF(OR([.JR36]=&quot;&quot;;[.JR36]=0);0;1)))">
            <text:p/>
          </table:table-cell>
          <table:table-cell table:style-name="ce35" table:formula="of:=IF([.JS$3]=&quot;&quot;;&quot;&quot;;(IF(OR([.JS36]=&quot;&quot;;[.JS36]=0);0;1)))">
            <text:p/>
          </table:table-cell>
          <table:table-cell table:style-name="ce35" table:formula="of:=IF([.JT$3]=&quot;&quot;;&quot;&quot;;(IF(OR([.JT36]=&quot;&quot;;[.JT36]=0);0;1)))">
            <text:p/>
          </table:table-cell>
          <table:table-cell table:style-name="ce35" table:formula="of:=IF([.JU$3]=&quot;&quot;;&quot;&quot;;(IF(OR([.JU36]=&quot;&quot;;[.JU36]=0);0;1)))">
            <text:p/>
          </table:table-cell>
          <table:table-cell table:style-name="ce35" table:formula="of:=IF([.JV$3]=&quot;&quot;;&quot;&quot;;(IF(OR([.JV36]=&quot;&quot;;[.JV36]=0);0;1)))">
            <text:p/>
          </table:table-cell>
          <table:table-cell table:style-name="ce35" table:formula="of:=IF([.JW$3]=&quot;&quot;;&quot;&quot;;(IF(OR([.JW36]=&quot;&quot;;[.JW36]=0);0;1)))">
            <text:p/>
          </table:table-cell>
          <table:table-cell table:style-name="ce35" table:formula="of:=IF([.JX$3]=&quot;&quot;;&quot;&quot;;(IF(OR([.JX36]=&quot;&quot;;[.JX36]=0);0;1)))">
            <text:p/>
          </table:table-cell>
          <table:table-cell table:style-name="ce35" table:formula="of:=IF([.JY$3]=&quot;&quot;;&quot;&quot;;(IF(OR([.JY36]=&quot;&quot;;[.JY36]=0);0;1)))">
            <text:p/>
          </table:table-cell>
          <table:table-cell table:style-name="ce35" table:formula="of:=IF([.JZ$3]=&quot;&quot;;&quot;&quot;;(IF(OR([.JZ36]=&quot;&quot;;[.JZ36]=0);0;1)))">
            <text:p/>
          </table:table-cell>
          <table:table-cell table:style-name="ce35" table:formula="of:=IF([.KA$3]=&quot;&quot;;&quot;&quot;;(IF(OR([.KA36]=&quot;&quot;;[.KA36]=0);0;1)))">
            <text:p/>
          </table:table-cell>
          <table:table-cell table:style-name="ce35" table:formula="of:=IF([.KB$3]=&quot;&quot;;&quot;&quot;;(IF(OR([.KB36]=&quot;&quot;;[.KB36]=0);0;1)))">
            <text:p/>
          </table:table-cell>
          <table:table-cell table:style-name="ce35" table:formula="of:=IF([.KC$3]=&quot;&quot;;&quot;&quot;;(IF(OR([.KC36]=&quot;&quot;;[.KC36]=0);0;1)))">
            <text:p/>
          </table:table-cell>
          <table:table-cell table:style-name="ce35" table:formula="of:=IF([.KD$3]=&quot;&quot;;&quot;&quot;;(IF(OR([.KD36]=&quot;&quot;;[.KD36]=0);0;1)))">
            <text:p/>
          </table:table-cell>
          <table:table-cell table:style-name="ce35" table:formula="of:=IF([.KE$3]=&quot;&quot;;&quot;&quot;;(IF(OR([.KE36]=&quot;&quot;;[.KE36]=0);0;1)))">
            <text:p/>
          </table:table-cell>
          <table:table-cell table:style-name="ce35" table:formula="of:=IF([.KF$3]=&quot;&quot;;&quot;&quot;;(IF(OR([.KF36]=&quot;&quot;;[.KF36]=0);0;1)))">
            <text:p/>
          </table:table-cell>
          <table:table-cell table:style-name="ce35" table:formula="of:=IF([.KG$3]=&quot;&quot;;&quot;&quot;;(IF(OR([.KG36]=&quot;&quot;;[.KG36]=0);0;1)))">
            <text:p/>
          </table:table-cell>
          <table:table-cell table:style-name="ce35" table:formula="of:=IF([.KH$3]=&quot;&quot;;&quot;&quot;;(IF(OR([.KH36]=&quot;&quot;;[.KH36]=0);0;1)))">
            <text:p/>
          </table:table-cell>
          <table:table-cell table:style-name="ce35" table:formula="of:=IF([.KI$3]=&quot;&quot;;&quot;&quot;;(IF(OR([.KI36]=&quot;&quot;;[.KI36]=0);0;1)))">
            <text:p/>
          </table:table-cell>
          <table:table-cell table:style-name="ce35" table:formula="of:=IF([.KJ$3]=&quot;&quot;;&quot;&quot;;(IF(OR([.KJ36]=&quot;&quot;;[.KJ36]=0);0;1)))">
            <text:p/>
          </table:table-cell>
          <table:table-cell table:style-name="ce35" table:formula="of:=IF([.KK$3]=&quot;&quot;;&quot;&quot;;(IF(OR([.KK36]=&quot;&quot;;[.KK36]=0);0;1)))">
            <text:p/>
          </table:table-cell>
          <table:table-cell table:style-name="ce35" table:formula="of:=IF([.KL$3]=&quot;&quot;;&quot;&quot;;(IF(OR([.KL36]=&quot;&quot;;[.KL36]=0);0;1)))">
            <text:p/>
          </table:table-cell>
          <table:table-cell table:style-name="ce35" table:formula="of:=IF([.KM$3]=&quot;&quot;;&quot;&quot;;(IF(OR([.KM36]=&quot;&quot;;[.KM36]=0);0;1)))">
            <text:p/>
          </table:table-cell>
          <table:table-cell table:style-name="ce35" table:formula="of:=IF([.KN$3]=&quot;&quot;;&quot;&quot;;(IF(OR([.KN36]=&quot;&quot;;[.KN36]=0);0;1)))">
            <text:p/>
          </table:table-cell>
          <table:table-cell table:style-name="ce35" table:formula="of:=IF([.KO$3]=&quot;&quot;;&quot;&quot;;(IF(OR([.KO36]=&quot;&quot;;[.KO36]=0);0;1)))">
            <text:p/>
          </table:table-cell>
          <table:table-cell table:style-name="ce35" table:formula="of:=IF([.KP$3]=&quot;&quot;;&quot;&quot;;(IF(OR([.KP36]=&quot;&quot;;[.KP36]=0);0;1)))">
            <text:p/>
          </table:table-cell>
          <table:table-cell table:style-name="ce35" table:formula="of:=IF([.KQ$3]=&quot;&quot;;&quot;&quot;;(IF(OR([.KQ36]=&quot;&quot;;[.KQ36]=0);0;1)))">
            <text:p/>
          </table:table-cell>
          <table:table-cell table:style-name="ce35" table:formula="of:=IF([.KR$3]=&quot;&quot;;&quot;&quot;;(IF(OR([.KR36]=&quot;&quot;;[.KR36]=0);0;1)))">
            <text:p/>
          </table:table-cell>
          <table:table-cell table:style-name="ce35" table:formula="of:=IF([.KS$3]=&quot;&quot;;&quot;&quot;;(IF(OR([.KS36]=&quot;&quot;;[.KS36]=0);0;1)))">
            <text:p/>
          </table:table-cell>
          <table:table-cell table:style-name="ce35" table:formula="of:=IF([.KT$3]=&quot;&quot;;&quot;&quot;;(IF(OR([.KT36]=&quot;&quot;;[.KT36]=0);0;1)))">
            <text:p/>
          </table:table-cell>
          <table:table-cell table:style-name="ce35" table:formula="of:=IF([.KU$3]=&quot;&quot;;&quot;&quot;;(IF(OR([.KU36]=&quot;&quot;;[.KU36]=0);0;1)))">
            <text:p/>
          </table:table-cell>
          <table:table-cell table:style-name="ce35" table:formula="of:=IF([.KV$3]=&quot;&quot;;&quot;&quot;;(IF(OR([.KV36]=&quot;&quot;;[.KV36]=0);0;1)))">
            <text:p/>
          </table:table-cell>
          <table:table-cell table:style-name="ce35" table:formula="of:=IF([.KW$3]=&quot;&quot;;&quot;&quot;;(IF(OR([.KW36]=&quot;&quot;;[.KW36]=0);0;1)))">
            <text:p/>
          </table:table-cell>
          <table:table-cell table:style-name="ce35" table:formula="of:=IF([.KX$3]=&quot;&quot;;&quot;&quot;;(IF(OR([.KX36]=&quot;&quot;;[.KX36]=0);0;1)))">
            <text:p/>
          </table:table-cell>
          <table:table-cell table:style-name="ce35" table:formula="of:=IF([.KY$3]=&quot;&quot;;&quot;&quot;;(IF(OR([.KY36]=&quot;&quot;;[.KY36]=0);0;1)))">
            <text:p/>
          </table:table-cell>
          <table:table-cell table:style-name="ce35" table:formula="of:=IF([.KZ$3]=&quot;&quot;;&quot;&quot;;(IF(OR([.KZ36]=&quot;&quot;;[.KZ36]=0);0;1)))">
            <text:p/>
          </table:table-cell>
          <table:table-cell table:style-name="ce35" table:formula="of:=IF([.LA$3]=&quot;&quot;;&quot;&quot;;(IF(OR([.LA36]=&quot;&quot;;[.LA36]=0);0;1)))">
            <text:p/>
          </table:table-cell>
          <table:table-cell table:style-name="ce35" table:formula="of:=IF([.LB$3]=&quot;&quot;;&quot;&quot;;(IF(OR([.LB36]=&quot;&quot;;[.LB36]=0);0;1)))">
            <text:p/>
          </table:table-cell>
          <table:table-cell table:style-name="ce35" table:formula="of:=IF([.LC$3]=&quot;&quot;;&quot;&quot;;(IF(OR([.LC36]=&quot;&quot;;[.LC36]=0);0;1)))">
            <text:p/>
          </table:table-cell>
          <table:table-cell table:style-name="ce35" table:formula="of:=IF([.LD$3]=&quot;&quot;;&quot;&quot;;(IF(OR([.LD36]=&quot;&quot;;[.LD36]=0);0;1)))">
            <text:p/>
          </table:table-cell>
          <table:table-cell table:style-name="ce35" table:formula="of:=IF([.LE$3]=&quot;&quot;;&quot;&quot;;(IF(OR([.LE36]=&quot;&quot;;[.LE36]=0);0;1)))">
            <text:p/>
          </table:table-cell>
          <table:table-cell table:style-name="ce35" table:formula="of:=IF([.LF$3]=&quot;&quot;;&quot;&quot;;(IF(OR([.LF36]=&quot;&quot;;[.LF36]=0);0;1)))">
            <text:p/>
          </table:table-cell>
          <table:table-cell table:style-name="ce35" table:formula="of:=IF([.LG$3]=&quot;&quot;;&quot;&quot;;(IF(OR([.LG36]=&quot;&quot;;[.LG36]=0);0;1)))">
            <text:p/>
          </table:table-cell>
          <table:table-cell table:style-name="ce35" table:formula="of:=IF([.LH$3]=&quot;&quot;;&quot;&quot;;(IF(OR([.LH36]=&quot;&quot;;[.LH36]=0);0;1)))">
            <text:p/>
          </table:table-cell>
          <table:table-cell table:style-name="ce35" table:formula="of:=IF([.LI$3]=&quot;&quot;;&quot;&quot;;(IF(OR([.LI36]=&quot;&quot;;[.LI36]=0);0;1)))">
            <text:p/>
          </table:table-cell>
          <table:table-cell table:style-name="ce35" table:formula="of:=IF([.LJ$3]=&quot;&quot;;&quot;&quot;;(IF(OR([.LJ36]=&quot;&quot;;[.LJ36]=0);0;1)))">
            <text:p/>
          </table:table-cell>
          <table:table-cell table:style-name="ce35" table:formula="of:=IF([.LK$3]=&quot;&quot;;&quot;&quot;;(IF(OR([.LK36]=&quot;&quot;;[.LK36]=0);0;1)))">
            <text:p/>
          </table:table-cell>
          <table:table-cell table:style-name="ce35" table:formula="of:=IF([.LL$3]=&quot;&quot;;&quot;&quot;;(IF(OR([.LL36]=&quot;&quot;;[.LL36]=0);0;1)))">
            <text:p/>
          </table:table-cell>
          <table:table-cell table:style-name="ce35" table:formula="of:=IF([.LM$3]=&quot;&quot;;&quot;&quot;;(IF(OR([.LM36]=&quot;&quot;;[.LM36]=0);0;1)))">
            <text:p/>
          </table:table-cell>
          <table:table-cell table:style-name="ce35" table:formula="of:=IF([.LN$3]=&quot;&quot;;&quot;&quot;;(IF(OR([.LN36]=&quot;&quot;;[.LN36]=0);0;1)))">
            <text:p/>
          </table:table-cell>
          <table:table-cell table:style-name="ce35" table:formula="of:=IF([.LO$3]=&quot;&quot;;&quot;&quot;;(IF(OR([.LO36]=&quot;&quot;;[.LO36]=0);0;1)))">
            <text:p/>
          </table:table-cell>
          <table:table-cell table:style-name="ce35" table:formula="of:=IF([.LP$3]=&quot;&quot;;&quot;&quot;;(IF(OR([.LP36]=&quot;&quot;;[.LP36]=0);0;1)))">
            <text:p/>
          </table:table-cell>
          <table:table-cell table:style-name="ce35" table:formula="of:=IF([.LQ$3]=&quot;&quot;;&quot;&quot;;(IF(OR([.LQ36]=&quot;&quot;;[.LQ36]=0);0;1)))">
            <text:p/>
          </table:table-cell>
          <table:table-cell table:style-name="ce35" table:formula="of:=IF([.LR$3]=&quot;&quot;;&quot;&quot;;(IF(OR([.LR36]=&quot;&quot;;[.LR36]=0);0;1)))">
            <text:p/>
          </table:table-cell>
          <table:table-cell table:style-name="ce35" table:formula="of:=IF([.LS$3]=&quot;&quot;;&quot;&quot;;(IF(OR([.LS36]=&quot;&quot;;[.LS36]=0);0;1)))">
            <text:p/>
          </table:table-cell>
          <table:table-cell table:style-name="ce35" table:formula="of:=IF([.LT$3]=&quot;&quot;;&quot;&quot;;(IF(OR([.LT36]=&quot;&quot;;[.LT36]=0);0;1)))">
            <text:p/>
          </table:table-cell>
          <table:table-cell table:style-name="ce35" table:formula="of:=IF([.LU$3]=&quot;&quot;;&quot;&quot;;(IF(OR([.LU36]=&quot;&quot;;[.LU36]=0);0;1)))">
            <text:p/>
          </table:table-cell>
          <table:table-cell table:style-name="ce35" table:formula="of:=IF([.LV$3]=&quot;&quot;;&quot;&quot;;(IF(OR([.LV36]=&quot;&quot;;[.LV36]=0);0;1)))">
            <text:p/>
          </table:table-cell>
          <table:table-cell table:style-name="ce35" table:formula="of:=IF([.LW$3]=&quot;&quot;;&quot;&quot;;(IF(OR([.LW36]=&quot;&quot;;[.LW36]=0);0;1)))">
            <text:p/>
          </table:table-cell>
          <table:table-cell table:style-name="ce35" table:formula="of:=IF([.LX$3]=&quot;&quot;;&quot;&quot;;(IF(OR([.LX36]=&quot;&quot;;[.LX36]=0);0;1)))">
            <text:p/>
          </table:table-cell>
          <table:table-cell table:style-name="ce35" table:formula="of:=IF([.LY$3]=&quot;&quot;;&quot;&quot;;(IF(OR([.LY36]=&quot;&quot;;[.LY36]=0);0;1)))">
            <text:p/>
          </table:table-cell>
          <table:table-cell table:style-name="ce35" table:formula="of:=IF([.LZ$3]=&quot;&quot;;&quot;&quot;;(IF(OR([.LZ36]=&quot;&quot;;[.LZ36]=0);0;1)))">
            <text:p/>
          </table:table-cell>
          <table:table-cell table:style-name="ce35" table:formula="of:=IF([.MA$3]=&quot;&quot;;&quot;&quot;;(IF(OR([.MA36]=&quot;&quot;;[.MA36]=0);0;1)))">
            <text:p/>
          </table:table-cell>
          <table:table-cell table:style-name="ce35" table:formula="of:=IF([.MB$3]=&quot;&quot;;&quot;&quot;;(IF(OR([.MB36]=&quot;&quot;;[.MB36]=0);0;1)))">
            <text:p/>
          </table:table-cell>
          <table:table-cell table:style-name="ce35" table:formula="of:=IF([.MC$3]=&quot;&quot;;&quot;&quot;;(IF(OR([.MC36]=&quot;&quot;;[.MC36]=0);0;1)))">
            <text:p/>
          </table:table-cell>
          <table:table-cell table:style-name="ce35" table:formula="of:=IF([.MD$3]=&quot;&quot;;&quot;&quot;;(IF(OR([.MD36]=&quot;&quot;;[.MD36]=0);0;1)))">
            <text:p/>
          </table:table-cell>
          <table:table-cell table:style-name="ce35" table:formula="of:=IF([.ME$3]=&quot;&quot;;&quot;&quot;;(IF(OR([.ME36]=&quot;&quot;;[.ME36]=0);0;1)))">
            <text:p/>
          </table:table-cell>
          <table:table-cell table:style-name="ce35" table:formula="of:=IF([.MF$3]=&quot;&quot;;&quot;&quot;;(IF(OR([.MF36]=&quot;&quot;;[.MF36]=0);0;1)))">
            <text:p/>
          </table:table-cell>
          <table:table-cell table:style-name="ce35" table:formula="of:=IF([.MG$3]=&quot;&quot;;&quot;&quot;;(IF(OR([.MG36]=&quot;&quot;;[.MG36]=0);0;1)))">
            <text:p/>
          </table:table-cell>
          <table:table-cell table:style-name="ce35" table:formula="of:=IF([.MH$3]=&quot;&quot;;&quot;&quot;;(IF(OR([.MH36]=&quot;&quot;;[.MH36]=0);0;1)))">
            <text:p/>
          </table:table-cell>
          <table:table-cell table:style-name="ce35" table:formula="of:=IF([.MI$3]=&quot;&quot;;&quot;&quot;;(IF(OR([.MI36]=&quot;&quot;;[.MI36]=0);0;1)))">
            <text:p/>
          </table:table-cell>
          <table:table-cell table:style-name="ce35" table:formula="of:=IF([.MJ$3]=&quot;&quot;;&quot;&quot;;(IF(OR([.MJ36]=&quot;&quot;;[.MJ36]=0);0;1)))">
            <text:p/>
          </table:table-cell>
          <table:table-cell table:style-name="ce35" table:formula="of:=IF([.MK$3]=&quot;&quot;;&quot;&quot;;(IF(OR([.MK36]=&quot;&quot;;[.MK36]=0);0;1)))">
            <text:p/>
          </table:table-cell>
          <table:table-cell table:style-name="ce35" table:formula="of:=IF([.ML$3]=&quot;&quot;;&quot;&quot;;(IF(OR([.ML36]=&quot;&quot;;[.ML36]=0);0;1)))">
            <text:p/>
          </table:table-cell>
          <table:table-cell table:style-name="ce35" table:formula="of:=IF([.MM$3]=&quot;&quot;;&quot;&quot;;(IF(OR([.MM36]=&quot;&quot;;[.MM36]=0);0;1)))">
            <text:p/>
          </table:table-cell>
          <table:table-cell table:style-name="ce35" table:formula="of:=IF([.MN$3]=&quot;&quot;;&quot;&quot;;(IF(OR([.MN36]=&quot;&quot;;[.MN36]=0);0;1)))">
            <text:p/>
          </table:table-cell>
          <table:table-cell table:style-name="ce35" table:formula="of:=IF([.MO$3]=&quot;&quot;;&quot;&quot;;(IF(OR([.MO36]=&quot;&quot;;[.MO36]=0);0;1)))">
            <text:p/>
          </table:table-cell>
          <table:table-cell table:style-name="ce35" table:formula="of:=IF([.MP$3]=&quot;&quot;;&quot;&quot;;(IF(OR([.MP36]=&quot;&quot;;[.MP36]=0);0;1)))">
            <text:p/>
          </table:table-cell>
          <table:table-cell table:style-name="ce35" table:formula="of:=IF([.MQ$3]=&quot;&quot;;&quot;&quot;;(IF(OR([.MQ36]=&quot;&quot;;[.MQ36]=0);0;1)))">
            <text:p/>
          </table:table-cell>
          <table:table-cell table:style-name="ce35" table:formula="of:=IF([.MR$3]=&quot;&quot;;&quot;&quot;;(IF(OR([.MR36]=&quot;&quot;;[.MR36]=0);0;1)))">
            <text:p/>
          </table:table-cell>
          <table:table-cell table:style-name="ce35" table:formula="of:=IF([.MS$3]=&quot;&quot;;&quot;&quot;;(IF(OR([.MS36]=&quot;&quot;;[.MS36]=0);0;1)))">
            <text:p/>
          </table:table-cell>
          <table:table-cell table:style-name="ce35" table:formula="of:=IF([.MT$3]=&quot;&quot;;&quot;&quot;;(IF(OR([.MT36]=&quot;&quot;;[.MT36]=0);0;1)))">
            <text:p/>
          </table:table-cell>
          <table:table-cell table:style-name="ce35" table:formula="of:=IF([.MU$3]=&quot;&quot;;&quot;&quot;;(IF(OR([.MU36]=&quot;&quot;;[.MU36]=0);0;1)))">
            <text:p/>
          </table:table-cell>
          <table:table-cell table:style-name="ce35" table:formula="of:=IF([.MV$3]=&quot;&quot;;&quot;&quot;;(IF(OR([.MV36]=&quot;&quot;;[.MV36]=0);0;1)))">
            <text:p/>
          </table:table-cell>
          <table:table-cell table:style-name="ce35" table:formula="of:=IF([.MW$3]=&quot;&quot;;&quot;&quot;;(IF(OR([.MW36]=&quot;&quot;;[.MW36]=0);0;1)))">
            <text:p/>
          </table:table-cell>
          <table:table-cell table:style-name="ce35" table:formula="of:=IF([.MX$3]=&quot;&quot;;&quot;&quot;;(IF(OR([.MX36]=&quot;&quot;;[.MX36]=0);0;1)))">
            <text:p/>
          </table:table-cell>
          <table:table-cell table:style-name="ce35" table:formula="of:=IF([.MY$3]=&quot;&quot;;&quot;&quot;;(IF(OR([.MY36]=&quot;&quot;;[.MY36]=0);0;1)))">
            <text:p/>
          </table:table-cell>
          <table:table-cell table:style-name="ce35" table:formula="of:=IF([.MZ$3]=&quot;&quot;;&quot;&quot;;(IF(OR([.MZ36]=&quot;&quot;;[.MZ36]=0);0;1)))">
            <text:p/>
          </table:table-cell>
          <table:table-cell table:style-name="ce35" table:formula="of:=IF([.NA$3]=&quot;&quot;;&quot;&quot;;(IF(OR([.NA36]=&quot;&quot;;[.NA36]=0);0;1)))">
            <text:p/>
          </table:table-cell>
          <table:table-cell table:style-name="ce35" table:formula="of:=IF([.NB$3]=&quot;&quot;;&quot;&quot;;(IF(OR([.NB36]=&quot;&quot;;[.NB36]=0);0;1)))">
            <text:p/>
          </table:table-cell>
          <table:table-cell table:style-name="ce35" table:formula="of:=IF([.NC$3]=&quot;&quot;;&quot;&quot;;(IF(OR([.NC36]=&quot;&quot;;[.NC36]=0);0;1)))">
            <text:p/>
          </table:table-cell>
          <table:table-cell table:style-name="ce35" table:formula="of:=IF([.ND$3]=&quot;&quot;;&quot;&quot;;(IF(OR([.ND36]=&quot;&quot;;[.ND36]=0);0;1)))">
            <text:p/>
          </table:table-cell>
          <table:table-cell table:style-name="ce35" table:formula="of:=IF([.NE$3]=&quot;&quot;;&quot;&quot;;(IF(OR([.NE36]=&quot;&quot;;[.NE36]=0);0;1)))">
            <text:p/>
          </table:table-cell>
          <table:table-cell table:style-name="ce35" table:formula="of:=IF([.NF$3]=&quot;&quot;;&quot;&quot;;(IF(OR([.NF36]=&quot;&quot;;[.NF36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37:.B37])" office:value-type="float" office:value="0" calcext:value-type="float">
            <text:p>0</text:p>
          </table:table-cell>
          <table:table-cell table:style-name="ce11" table:formula="of:=IFERROR((LEN([.NG37])-SEARCH(&quot;0[^0]*$&quot;;[.NG37]));LEN([.NG37]))" office:value-type="float" office:value="0" calcext:value-type="float">
            <text:p>0</text:p>
          </table:table-cell>
          <table:table-cell table:style-name="ce5" table:formula="of:=COUNTA([.E37:.NF37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47" table:formula="of:=COM.MICROSOFT.CONCAT([.NH37:.ABI37])">
            <text:p/>
          </table:table-cell>
          <table:table-cell table:style-name="ce46" table:formula="of:=IF([.E$3]=&quot;&quot;;&quot;&quot;;(IF(OR([.E37]=&quot;&quot;;[.E37]=0);0;1)))">
            <text:p/>
          </table:table-cell>
          <table:table-cell table:style-name="ce46" table:formula="of:=IF([.F$3]=&quot;&quot;;&quot;&quot;;(IF(OR([.F37]=&quot;&quot;;[.F37]=0);0;1)))">
            <text:p/>
          </table:table-cell>
          <table:table-cell table:style-name="ce46" table:formula="of:=IF([.G$3]=&quot;&quot;;&quot;&quot;;(IF(OR([.G37]=&quot;&quot;;[.G37]=0);0;1)))">
            <text:p/>
          </table:table-cell>
          <table:table-cell table:style-name="ce46" table:formula="of:=IF([.H$3]=&quot;&quot;;&quot;&quot;;(IF(OR([.H37]=&quot;&quot;;[.H37]=0);0;1)))">
            <text:p/>
          </table:table-cell>
          <table:table-cell table:style-name="ce47" table:formula="of:=IF([.I$3]=&quot;&quot;;&quot;&quot;;(IF(OR([.I37]=&quot;&quot;;[.I37]=0);0;1)))">
            <text:p/>
          </table:table-cell>
          <table:table-cell table:style-name="ce47" table:formula="of:=IF([.J$3]=&quot;&quot;;&quot;&quot;;(IF(OR([.J37]=&quot;&quot;;[.J37]=0);0;1)))">
            <text:p/>
          </table:table-cell>
          <table:table-cell table:style-name="ce47" table:formula="of:=IF([.K$3]=&quot;&quot;;&quot;&quot;;(IF(OR([.K37]=&quot;&quot;;[.K37]=0);0;1)))">
            <text:p/>
          </table:table-cell>
          <table:table-cell table:style-name="ce47" table:formula="of:=IF([.L$3]=&quot;&quot;;&quot;&quot;;(IF(OR([.L37]=&quot;&quot;;[.L37]=0);0;1)))">
            <text:p/>
          </table:table-cell>
          <table:table-cell table:style-name="ce47" table:formula="of:=IF([.M$3]=&quot;&quot;;&quot;&quot;;(IF(OR([.M37]=&quot;&quot;;[.M37]=0);0;1)))">
            <text:p/>
          </table:table-cell>
          <table:table-cell table:style-name="ce47" table:formula="of:=IF([.N$3]=&quot;&quot;;&quot;&quot;;(IF(OR([.N37]=&quot;&quot;;[.N37]=0);0;1)))">
            <text:p/>
          </table:table-cell>
          <table:table-cell table:style-name="ce47" table:formula="of:=IF([.O$3]=&quot;&quot;;&quot;&quot;;(IF(OR([.O37]=&quot;&quot;;[.O37]=0);0;1)))">
            <text:p/>
          </table:table-cell>
          <table:table-cell table:style-name="ce47" table:formula="of:=IF([.P$3]=&quot;&quot;;&quot;&quot;;(IF(OR([.P37]=&quot;&quot;;[.P37]=0);0;1)))">
            <text:p/>
          </table:table-cell>
          <table:table-cell table:style-name="ce47" table:formula="of:=IF([.Q$3]=&quot;&quot;;&quot;&quot;;(IF(OR([.Q37]=&quot;&quot;;[.Q37]=0);0;1)))">
            <text:p/>
          </table:table-cell>
          <table:table-cell table:style-name="ce47" table:formula="of:=IF([.R$3]=&quot;&quot;;&quot;&quot;;(IF(OR([.R37]=&quot;&quot;;[.R37]=0);0;1)))">
            <text:p/>
          </table:table-cell>
          <table:table-cell table:style-name="ce47" table:formula="of:=IF([.S$3]=&quot;&quot;;&quot;&quot;;(IF(OR([.S37]=&quot;&quot;;[.S37]=0);0;1)))">
            <text:p/>
          </table:table-cell>
          <table:table-cell table:style-name="ce47" table:formula="of:=IF([.T$3]=&quot;&quot;;&quot;&quot;;(IF(OR([.T37]=&quot;&quot;;[.T37]=0);0;1)))">
            <text:p/>
          </table:table-cell>
          <table:table-cell table:style-name="ce47" table:formula="of:=IF([.U$3]=&quot;&quot;;&quot;&quot;;(IF(OR([.U37]=&quot;&quot;;[.U37]=0);0;1)))">
            <text:p/>
          </table:table-cell>
          <table:table-cell table:style-name="ce47" table:formula="of:=IF([.V$3]=&quot;&quot;;&quot;&quot;;(IF(OR([.V37]=&quot;&quot;;[.V37]=0);0;1)))">
            <text:p/>
          </table:table-cell>
          <table:table-cell table:style-name="ce47" table:formula="of:=IF([.W$3]=&quot;&quot;;&quot;&quot;;(IF(OR([.W37]=&quot;&quot;;[.W37]=0);0;1)))">
            <text:p/>
          </table:table-cell>
          <table:table-cell table:style-name="ce47" table:formula="of:=IF([.X$3]=&quot;&quot;;&quot;&quot;;(IF(OR([.X37]=&quot;&quot;;[.X37]=0);0;1)))">
            <text:p/>
          </table:table-cell>
          <table:table-cell table:style-name="ce47" table:formula="of:=IF([.Y$3]=&quot;&quot;;&quot;&quot;;(IF(OR([.Y37]=&quot;&quot;;[.Y37]=0);0;1)))">
            <text:p/>
          </table:table-cell>
          <table:table-cell table:style-name="ce47" table:formula="of:=IF([.Z$3]=&quot;&quot;;&quot;&quot;;(IF(OR([.Z37]=&quot;&quot;;[.Z37]=0);0;1)))">
            <text:p/>
          </table:table-cell>
          <table:table-cell table:style-name="ce47" table:formula="of:=IF([.AA$3]=&quot;&quot;;&quot;&quot;;(IF(OR([.AA37]=&quot;&quot;;[.AA37]=0);0;1)))">
            <text:p/>
          </table:table-cell>
          <table:table-cell table:style-name="ce47" table:formula="of:=IF([.AB$3]=&quot;&quot;;&quot;&quot;;(IF(OR([.AB37]=&quot;&quot;;[.AB37]=0);0;1)))">
            <text:p/>
          </table:table-cell>
          <table:table-cell table:style-name="ce47" table:formula="of:=IF([.AC$3]=&quot;&quot;;&quot;&quot;;(IF(OR([.AC37]=&quot;&quot;;[.AC37]=0);0;1)))">
            <text:p/>
          </table:table-cell>
          <table:table-cell table:style-name="ce47" table:formula="of:=IF([.AD$3]=&quot;&quot;;&quot;&quot;;(IF(OR([.AD37]=&quot;&quot;;[.AD37]=0);0;1)))">
            <text:p/>
          </table:table-cell>
          <table:table-cell table:style-name="ce47" table:formula="of:=IF([.AE$3]=&quot;&quot;;&quot;&quot;;(IF(OR([.AE37]=&quot;&quot;;[.AE37]=0);0;1)))">
            <text:p/>
          </table:table-cell>
          <table:table-cell table:style-name="ce47" table:formula="of:=IF([.AF$3]=&quot;&quot;;&quot;&quot;;(IF(OR([.AF37]=&quot;&quot;;[.AF37]=0);0;1)))">
            <text:p/>
          </table:table-cell>
          <table:table-cell table:style-name="ce47" table:formula="of:=IF([.AG$3]=&quot;&quot;;&quot;&quot;;(IF(OR([.AG37]=&quot;&quot;;[.AG37]=0);0;1)))">
            <text:p/>
          </table:table-cell>
          <table:table-cell table:style-name="ce47" table:formula="of:=IF([.AH$3]=&quot;&quot;;&quot;&quot;;(IF(OR([.AH37]=&quot;&quot;;[.AH37]=0);0;1)))">
            <text:p/>
          </table:table-cell>
          <table:table-cell table:style-name="ce47" table:formula="of:=IF([.AI$3]=&quot;&quot;;&quot;&quot;;(IF(OR([.AI37]=&quot;&quot;;[.AI37]=0);0;1)))">
            <text:p/>
          </table:table-cell>
          <table:table-cell table:style-name="ce47" table:formula="of:=IF([.AJ$3]=&quot;&quot;;&quot;&quot;;(IF(OR([.AJ37]=&quot;&quot;;[.AJ37]=0);0;1)))">
            <text:p/>
          </table:table-cell>
          <table:table-cell table:style-name="ce47" table:formula="of:=IF([.AK$3]=&quot;&quot;;&quot;&quot;;(IF(OR([.AK37]=&quot;&quot;;[.AK37]=0);0;1)))">
            <text:p/>
          </table:table-cell>
          <table:table-cell table:style-name="ce47" table:formula="of:=IF([.AL$3]=&quot;&quot;;&quot;&quot;;(IF(OR([.AL37]=&quot;&quot;;[.AL37]=0);0;1)))">
            <text:p/>
          </table:table-cell>
          <table:table-cell table:style-name="ce47" table:formula="of:=IF([.AM$3]=&quot;&quot;;&quot;&quot;;(IF(OR([.AM37]=&quot;&quot;;[.AM37]=0);0;1)))">
            <text:p/>
          </table:table-cell>
          <table:table-cell table:style-name="ce47" table:formula="of:=IF([.AN$3]=&quot;&quot;;&quot;&quot;;(IF(OR([.AN37]=&quot;&quot;;[.AN37]=0);0;1)))">
            <text:p/>
          </table:table-cell>
          <table:table-cell table:style-name="ce47" table:formula="of:=IF([.AO$3]=&quot;&quot;;&quot;&quot;;(IF(OR([.AO37]=&quot;&quot;;[.AO37]=0);0;1)))">
            <text:p/>
          </table:table-cell>
          <table:table-cell table:style-name="ce47" table:formula="of:=IF([.AP$3]=&quot;&quot;;&quot;&quot;;(IF(OR([.AP37]=&quot;&quot;;[.AP37]=0);0;1)))">
            <text:p/>
          </table:table-cell>
          <table:table-cell table:style-name="ce47" table:formula="of:=IF([.AQ$3]=&quot;&quot;;&quot;&quot;;(IF(OR([.AQ37]=&quot;&quot;;[.AQ37]=0);0;1)))">
            <text:p/>
          </table:table-cell>
          <table:table-cell table:style-name="ce47" table:formula="of:=IF([.AR$3]=&quot;&quot;;&quot;&quot;;(IF(OR([.AR37]=&quot;&quot;;[.AR37]=0);0;1)))">
            <text:p/>
          </table:table-cell>
          <table:table-cell table:style-name="ce47" table:formula="of:=IF([.AS$3]=&quot;&quot;;&quot;&quot;;(IF(OR([.AS37]=&quot;&quot;;[.AS37]=0);0;1)))">
            <text:p/>
          </table:table-cell>
          <table:table-cell table:style-name="ce47" table:formula="of:=IF([.AT$3]=&quot;&quot;;&quot;&quot;;(IF(OR([.AT37]=&quot;&quot;;[.AT37]=0);0;1)))">
            <text:p/>
          </table:table-cell>
          <table:table-cell table:style-name="ce47" table:formula="of:=IF([.AU$3]=&quot;&quot;;&quot;&quot;;(IF(OR([.AU37]=&quot;&quot;;[.AU37]=0);0;1)))">
            <text:p/>
          </table:table-cell>
          <table:table-cell table:style-name="ce47" table:formula="of:=IF([.AV$3]=&quot;&quot;;&quot;&quot;;(IF(OR([.AV37]=&quot;&quot;;[.AV37]=0);0;1)))">
            <text:p/>
          </table:table-cell>
          <table:table-cell table:style-name="ce47" table:formula="of:=IF([.AW$3]=&quot;&quot;;&quot;&quot;;(IF(OR([.AW37]=&quot;&quot;;[.AW37]=0);0;1)))">
            <text:p/>
          </table:table-cell>
          <table:table-cell table:style-name="ce47" table:formula="of:=IF([.AX$3]=&quot;&quot;;&quot;&quot;;(IF(OR([.AX37]=&quot;&quot;;[.AX37]=0);0;1)))">
            <text:p/>
          </table:table-cell>
          <table:table-cell table:style-name="ce47" table:formula="of:=IF([.AY$3]=&quot;&quot;;&quot;&quot;;(IF(OR([.AY37]=&quot;&quot;;[.AY37]=0);0;1)))">
            <text:p/>
          </table:table-cell>
          <table:table-cell table:style-name="ce47" table:formula="of:=IF([.AZ$3]=&quot;&quot;;&quot;&quot;;(IF(OR([.AZ37]=&quot;&quot;;[.AZ37]=0);0;1)))">
            <text:p/>
          </table:table-cell>
          <table:table-cell table:style-name="ce47" table:formula="of:=IF([.BA$3]=&quot;&quot;;&quot;&quot;;(IF(OR([.BA37]=&quot;&quot;;[.BA37]=0);0;1)))">
            <text:p/>
          </table:table-cell>
          <table:table-cell table:style-name="ce47" table:formula="of:=IF([.BB$3]=&quot;&quot;;&quot;&quot;;(IF(OR([.BB37]=&quot;&quot;;[.BB37]=0);0;1)))">
            <text:p/>
          </table:table-cell>
          <table:table-cell table:style-name="ce47" table:formula="of:=IF([.BC$3]=&quot;&quot;;&quot;&quot;;(IF(OR([.BC37]=&quot;&quot;;[.BC37]=0);0;1)))">
            <text:p/>
          </table:table-cell>
          <table:table-cell table:style-name="ce47" table:formula="of:=IF([.BD$3]=&quot;&quot;;&quot;&quot;;(IF(OR([.BD37]=&quot;&quot;;[.BD37]=0);0;1)))">
            <text:p/>
          </table:table-cell>
          <table:table-cell table:style-name="ce47" table:formula="of:=IF([.BE$3]=&quot;&quot;;&quot;&quot;;(IF(OR([.BE37]=&quot;&quot;;[.BE37]=0);0;1)))">
            <text:p/>
          </table:table-cell>
          <table:table-cell table:style-name="ce47" table:formula="of:=IF([.BF$3]=&quot;&quot;;&quot;&quot;;(IF(OR([.BF37]=&quot;&quot;;[.BF37]=0);0;1)))">
            <text:p/>
          </table:table-cell>
          <table:table-cell table:style-name="ce47" table:formula="of:=IF([.BG$3]=&quot;&quot;;&quot;&quot;;(IF(OR([.BG37]=&quot;&quot;;[.BG37]=0);0;1)))">
            <text:p/>
          </table:table-cell>
          <table:table-cell table:style-name="ce47" table:formula="of:=IF([.BH$3]=&quot;&quot;;&quot;&quot;;(IF(OR([.BH37]=&quot;&quot;;[.BH37]=0);0;1)))">
            <text:p/>
          </table:table-cell>
          <table:table-cell table:style-name="ce47" table:formula="of:=IF([.BI$3]=&quot;&quot;;&quot;&quot;;(IF(OR([.BI37]=&quot;&quot;;[.BI37]=0);0;1)))">
            <text:p/>
          </table:table-cell>
          <table:table-cell table:style-name="ce47" table:formula="of:=IF([.BJ$3]=&quot;&quot;;&quot;&quot;;(IF(OR([.BJ37]=&quot;&quot;;[.BJ37]=0);0;1)))">
            <text:p/>
          </table:table-cell>
          <table:table-cell table:style-name="ce47" table:formula="of:=IF([.BK$3]=&quot;&quot;;&quot;&quot;;(IF(OR([.BK37]=&quot;&quot;;[.BK37]=0);0;1)))">
            <text:p/>
          </table:table-cell>
          <table:table-cell table:style-name="ce47" table:formula="of:=IF([.BL$3]=&quot;&quot;;&quot;&quot;;(IF(OR([.BL37]=&quot;&quot;;[.BL37]=0);0;1)))">
            <text:p/>
          </table:table-cell>
          <table:table-cell table:style-name="ce47" table:formula="of:=IF([.BM$3]=&quot;&quot;;&quot;&quot;;(IF(OR([.BM37]=&quot;&quot;;[.BM37]=0);0;1)))">
            <text:p/>
          </table:table-cell>
          <table:table-cell table:style-name="ce47" table:formula="of:=IF([.BN$3]=&quot;&quot;;&quot;&quot;;(IF(OR([.BN37]=&quot;&quot;;[.BN37]=0);0;1)))">
            <text:p/>
          </table:table-cell>
          <table:table-cell table:style-name="ce47" table:formula="of:=IF([.BO$3]=&quot;&quot;;&quot;&quot;;(IF(OR([.BO37]=&quot;&quot;;[.BO37]=0);0;1)))">
            <text:p/>
          </table:table-cell>
          <table:table-cell table:style-name="ce47" table:formula="of:=IF([.BP$3]=&quot;&quot;;&quot;&quot;;(IF(OR([.BP37]=&quot;&quot;;[.BP37]=0);0;1)))">
            <text:p/>
          </table:table-cell>
          <table:table-cell table:style-name="ce47" table:formula="of:=IF([.BQ$3]=&quot;&quot;;&quot;&quot;;(IF(OR([.BQ37]=&quot;&quot;;[.BQ37]=0);0;1)))">
            <text:p/>
          </table:table-cell>
          <table:table-cell table:style-name="ce47" table:formula="of:=IF([.BR$3]=&quot;&quot;;&quot;&quot;;(IF(OR([.BR37]=&quot;&quot;;[.BR37]=0);0;1)))">
            <text:p/>
          </table:table-cell>
          <table:table-cell table:style-name="ce47" table:formula="of:=IF([.BS$3]=&quot;&quot;;&quot;&quot;;(IF(OR([.BS37]=&quot;&quot;;[.BS37]=0);0;1)))">
            <text:p/>
          </table:table-cell>
          <table:table-cell table:style-name="ce47" table:formula="of:=IF([.BT$3]=&quot;&quot;;&quot;&quot;;(IF(OR([.BT37]=&quot;&quot;;[.BT37]=0);0;1)))">
            <text:p/>
          </table:table-cell>
          <table:table-cell table:style-name="ce47" table:formula="of:=IF([.BU$3]=&quot;&quot;;&quot;&quot;;(IF(OR([.BU37]=&quot;&quot;;[.BU37]=0);0;1)))">
            <text:p/>
          </table:table-cell>
          <table:table-cell table:style-name="ce47" table:formula="of:=IF([.BV$3]=&quot;&quot;;&quot;&quot;;(IF(OR([.BV37]=&quot;&quot;;[.BV37]=0);0;1)))">
            <text:p/>
          </table:table-cell>
          <table:table-cell table:style-name="ce47" table:formula="of:=IF([.BW$3]=&quot;&quot;;&quot;&quot;;(IF(OR([.BW37]=&quot;&quot;;[.BW37]=0);0;1)))">
            <text:p/>
          </table:table-cell>
          <table:table-cell table:style-name="ce47" table:formula="of:=IF([.BX$3]=&quot;&quot;;&quot;&quot;;(IF(OR([.BX37]=&quot;&quot;;[.BX37]=0);0;1)))">
            <text:p/>
          </table:table-cell>
          <table:table-cell table:style-name="ce47" table:formula="of:=IF([.BY$3]=&quot;&quot;;&quot;&quot;;(IF(OR([.BY37]=&quot;&quot;;[.BY37]=0);0;1)))">
            <text:p/>
          </table:table-cell>
          <table:table-cell table:style-name="ce47" table:formula="of:=IF([.BZ$3]=&quot;&quot;;&quot;&quot;;(IF(OR([.BZ37]=&quot;&quot;;[.BZ37]=0);0;1)))">
            <text:p/>
          </table:table-cell>
          <table:table-cell table:style-name="ce47" table:formula="of:=IF([.CA$3]=&quot;&quot;;&quot;&quot;;(IF(OR([.CA37]=&quot;&quot;;[.CA37]=0);0;1)))">
            <text:p/>
          </table:table-cell>
          <table:table-cell table:style-name="ce47" table:formula="of:=IF([.CB$3]=&quot;&quot;;&quot;&quot;;(IF(OR([.CB37]=&quot;&quot;;[.CB37]=0);0;1)))">
            <text:p/>
          </table:table-cell>
          <table:table-cell table:style-name="ce47" table:formula="of:=IF([.CC$3]=&quot;&quot;;&quot;&quot;;(IF(OR([.CC37]=&quot;&quot;;[.CC37]=0);0;1)))">
            <text:p/>
          </table:table-cell>
          <table:table-cell table:style-name="ce47" table:formula="of:=IF([.CD$3]=&quot;&quot;;&quot;&quot;;(IF(OR([.CD37]=&quot;&quot;;[.CD37]=0);0;1)))">
            <text:p/>
          </table:table-cell>
          <table:table-cell table:style-name="ce47" table:formula="of:=IF([.CE$3]=&quot;&quot;;&quot;&quot;;(IF(OR([.CE37]=&quot;&quot;;[.CE37]=0);0;1)))">
            <text:p/>
          </table:table-cell>
          <table:table-cell table:style-name="ce47" table:formula="of:=IF([.CF$3]=&quot;&quot;;&quot;&quot;;(IF(OR([.CF37]=&quot;&quot;;[.CF37]=0);0;1)))">
            <text:p/>
          </table:table-cell>
          <table:table-cell table:style-name="ce47" table:formula="of:=IF([.CG$3]=&quot;&quot;;&quot;&quot;;(IF(OR([.CG37]=&quot;&quot;;[.CG37]=0);0;1)))">
            <text:p/>
          </table:table-cell>
          <table:table-cell table:style-name="ce47" table:formula="of:=IF([.CH$3]=&quot;&quot;;&quot;&quot;;(IF(OR([.CH37]=&quot;&quot;;[.CH37]=0);0;1)))">
            <text:p/>
          </table:table-cell>
          <table:table-cell table:style-name="ce47" table:formula="of:=IF([.CI$3]=&quot;&quot;;&quot;&quot;;(IF(OR([.CI37]=&quot;&quot;;[.CI37]=0);0;1)))">
            <text:p/>
          </table:table-cell>
          <table:table-cell table:style-name="ce47" table:formula="of:=IF([.CJ$3]=&quot;&quot;;&quot;&quot;;(IF(OR([.CJ37]=&quot;&quot;;[.CJ37]=0);0;1)))">
            <text:p/>
          </table:table-cell>
          <table:table-cell table:style-name="ce47" table:formula="of:=IF([.CK$3]=&quot;&quot;;&quot;&quot;;(IF(OR([.CK37]=&quot;&quot;;[.CK37]=0);0;1)))">
            <text:p/>
          </table:table-cell>
          <table:table-cell table:style-name="ce47" table:formula="of:=IF([.CL$3]=&quot;&quot;;&quot;&quot;;(IF(OR([.CL37]=&quot;&quot;;[.CL37]=0);0;1)))">
            <text:p/>
          </table:table-cell>
          <table:table-cell table:style-name="ce47" table:formula="of:=IF([.CM$3]=&quot;&quot;;&quot;&quot;;(IF(OR([.CM37]=&quot;&quot;;[.CM37]=0);0;1)))">
            <text:p/>
          </table:table-cell>
          <table:table-cell table:style-name="ce47" table:formula="of:=IF([.CN$3]=&quot;&quot;;&quot;&quot;;(IF(OR([.CN37]=&quot;&quot;;[.CN37]=0);0;1)))">
            <text:p/>
          </table:table-cell>
          <table:table-cell table:style-name="ce47" table:formula="of:=IF([.CO$3]=&quot;&quot;;&quot;&quot;;(IF(OR([.CO37]=&quot;&quot;;[.CO37]=0);0;1)))">
            <text:p/>
          </table:table-cell>
          <table:table-cell table:style-name="ce47" table:formula="of:=IF([.CP$3]=&quot;&quot;;&quot;&quot;;(IF(OR([.CP37]=&quot;&quot;;[.CP37]=0);0;1)))">
            <text:p/>
          </table:table-cell>
          <table:table-cell table:style-name="ce47" table:formula="of:=IF([.CQ$3]=&quot;&quot;;&quot;&quot;;(IF(OR([.CQ37]=&quot;&quot;;[.CQ37]=0);0;1)))">
            <text:p/>
          </table:table-cell>
          <table:table-cell table:style-name="ce47" table:formula="of:=IF([.CR$3]=&quot;&quot;;&quot;&quot;;(IF(OR([.CR37]=&quot;&quot;;[.CR37]=0);0;1)))">
            <text:p/>
          </table:table-cell>
          <table:table-cell table:style-name="ce47" table:formula="of:=IF([.CS$3]=&quot;&quot;;&quot;&quot;;(IF(OR([.CS37]=&quot;&quot;;[.CS37]=0);0;1)))">
            <text:p/>
          </table:table-cell>
          <table:table-cell table:style-name="ce47" table:formula="of:=IF([.CT$3]=&quot;&quot;;&quot;&quot;;(IF(OR([.CT37]=&quot;&quot;;[.CT37]=0);0;1)))">
            <text:p/>
          </table:table-cell>
          <table:table-cell table:style-name="ce47" table:formula="of:=IF([.CU$3]=&quot;&quot;;&quot;&quot;;(IF(OR([.CU37]=&quot;&quot;;[.CU37]=0);0;1)))">
            <text:p/>
          </table:table-cell>
          <table:table-cell table:style-name="ce47" table:formula="of:=IF([.CV$3]=&quot;&quot;;&quot;&quot;;(IF(OR([.CV37]=&quot;&quot;;[.CV37]=0);0;1)))">
            <text:p/>
          </table:table-cell>
          <table:table-cell table:style-name="ce47" table:formula="of:=IF([.CW$3]=&quot;&quot;;&quot;&quot;;(IF(OR([.CW37]=&quot;&quot;;[.CW37]=0);0;1)))">
            <text:p/>
          </table:table-cell>
          <table:table-cell table:style-name="ce47" table:formula="of:=IF([.CX$3]=&quot;&quot;;&quot;&quot;;(IF(OR([.CX37]=&quot;&quot;;[.CX37]=0);0;1)))">
            <text:p/>
          </table:table-cell>
          <table:table-cell table:style-name="ce47" table:formula="of:=IF([.CY$3]=&quot;&quot;;&quot;&quot;;(IF(OR([.CY37]=&quot;&quot;;[.CY37]=0);0;1)))">
            <text:p/>
          </table:table-cell>
          <table:table-cell table:style-name="ce47" table:formula="of:=IF([.CZ$3]=&quot;&quot;;&quot;&quot;;(IF(OR([.CZ37]=&quot;&quot;;[.CZ37]=0);0;1)))">
            <text:p/>
          </table:table-cell>
          <table:table-cell table:style-name="ce47" table:formula="of:=IF([.DA$3]=&quot;&quot;;&quot;&quot;;(IF(OR([.DA37]=&quot;&quot;;[.DA37]=0);0;1)))">
            <text:p/>
          </table:table-cell>
          <table:table-cell table:style-name="ce47" table:formula="of:=IF([.DB$3]=&quot;&quot;;&quot;&quot;;(IF(OR([.DB37]=&quot;&quot;;[.DB37]=0);0;1)))">
            <text:p/>
          </table:table-cell>
          <table:table-cell table:style-name="ce47" table:formula="of:=IF([.DC$3]=&quot;&quot;;&quot;&quot;;(IF(OR([.DC37]=&quot;&quot;;[.DC37]=0);0;1)))">
            <text:p/>
          </table:table-cell>
          <table:table-cell table:style-name="ce47" table:formula="of:=IF([.DD$3]=&quot;&quot;;&quot;&quot;;(IF(OR([.DD37]=&quot;&quot;;[.DD37]=0);0;1)))">
            <text:p/>
          </table:table-cell>
          <table:table-cell table:style-name="ce47" table:formula="of:=IF([.DE$3]=&quot;&quot;;&quot;&quot;;(IF(OR([.DE37]=&quot;&quot;;[.DE37]=0);0;1)))">
            <text:p/>
          </table:table-cell>
          <table:table-cell table:style-name="ce47" table:formula="of:=IF([.DF$3]=&quot;&quot;;&quot;&quot;;(IF(OR([.DF37]=&quot;&quot;;[.DF37]=0);0;1)))">
            <text:p/>
          </table:table-cell>
          <table:table-cell table:style-name="ce47" table:formula="of:=IF([.DG$3]=&quot;&quot;;&quot;&quot;;(IF(OR([.DG37]=&quot;&quot;;[.DG37]=0);0;1)))">
            <text:p/>
          </table:table-cell>
          <table:table-cell table:style-name="ce47" table:formula="of:=IF([.DH$3]=&quot;&quot;;&quot;&quot;;(IF(OR([.DH37]=&quot;&quot;;[.DH37]=0);0;1)))">
            <text:p/>
          </table:table-cell>
          <table:table-cell table:style-name="ce47" table:formula="of:=IF([.DI$3]=&quot;&quot;;&quot;&quot;;(IF(OR([.DI37]=&quot;&quot;;[.DI37]=0);0;1)))">
            <text:p/>
          </table:table-cell>
          <table:table-cell table:style-name="ce47" table:formula="of:=IF([.DJ$3]=&quot;&quot;;&quot;&quot;;(IF(OR([.DJ37]=&quot;&quot;;[.DJ37]=0);0;1)))">
            <text:p/>
          </table:table-cell>
          <table:table-cell table:style-name="ce47" table:formula="of:=IF([.DK$3]=&quot;&quot;;&quot;&quot;;(IF(OR([.DK37]=&quot;&quot;;[.DK37]=0);0;1)))">
            <text:p/>
          </table:table-cell>
          <table:table-cell table:style-name="ce47" table:formula="of:=IF([.DL$3]=&quot;&quot;;&quot;&quot;;(IF(OR([.DL37]=&quot;&quot;;[.DL37]=0);0;1)))">
            <text:p/>
          </table:table-cell>
          <table:table-cell table:style-name="ce47" table:formula="of:=IF([.DM$3]=&quot;&quot;;&quot;&quot;;(IF(OR([.DM37]=&quot;&quot;;[.DM37]=0);0;1)))">
            <text:p/>
          </table:table-cell>
          <table:table-cell table:style-name="ce47" table:formula="of:=IF([.DN$3]=&quot;&quot;;&quot;&quot;;(IF(OR([.DN37]=&quot;&quot;;[.DN37]=0);0;1)))">
            <text:p/>
          </table:table-cell>
          <table:table-cell table:style-name="ce47" table:formula="of:=IF([.DO$3]=&quot;&quot;;&quot;&quot;;(IF(OR([.DO37]=&quot;&quot;;[.DO37]=0);0;1)))">
            <text:p/>
          </table:table-cell>
          <table:table-cell table:style-name="ce47" table:formula="of:=IF([.DP$3]=&quot;&quot;;&quot;&quot;;(IF(OR([.DP37]=&quot;&quot;;[.DP37]=0);0;1)))">
            <text:p/>
          </table:table-cell>
          <table:table-cell table:style-name="ce47" table:formula="of:=IF([.DQ$3]=&quot;&quot;;&quot;&quot;;(IF(OR([.DQ37]=&quot;&quot;;[.DQ37]=0);0;1)))">
            <text:p/>
          </table:table-cell>
          <table:table-cell table:style-name="ce47" table:formula="of:=IF([.DR$3]=&quot;&quot;;&quot;&quot;;(IF(OR([.DR37]=&quot;&quot;;[.DR37]=0);0;1)))">
            <text:p/>
          </table:table-cell>
          <table:table-cell table:style-name="ce47" table:formula="of:=IF([.DS$3]=&quot;&quot;;&quot;&quot;;(IF(OR([.DS37]=&quot;&quot;;[.DS37]=0);0;1)))">
            <text:p/>
          </table:table-cell>
          <table:table-cell table:style-name="ce47" table:formula="of:=IF([.DT$3]=&quot;&quot;;&quot;&quot;;(IF(OR([.DT37]=&quot;&quot;;[.DT37]=0);0;1)))">
            <text:p/>
          </table:table-cell>
          <table:table-cell table:style-name="ce47" table:formula="of:=IF([.DU$3]=&quot;&quot;;&quot;&quot;;(IF(OR([.DU37]=&quot;&quot;;[.DU37]=0);0;1)))">
            <text:p/>
          </table:table-cell>
          <table:table-cell table:style-name="ce47" table:formula="of:=IF([.DV$3]=&quot;&quot;;&quot;&quot;;(IF(OR([.DV37]=&quot;&quot;;[.DV37]=0);0;1)))">
            <text:p/>
          </table:table-cell>
          <table:table-cell table:style-name="ce47" table:formula="of:=IF([.DW$3]=&quot;&quot;;&quot;&quot;;(IF(OR([.DW37]=&quot;&quot;;[.DW37]=0);0;1)))">
            <text:p/>
          </table:table-cell>
          <table:table-cell table:style-name="ce47" table:formula="of:=IF([.DX$3]=&quot;&quot;;&quot;&quot;;(IF(OR([.DX37]=&quot;&quot;;[.DX37]=0);0;1)))">
            <text:p/>
          </table:table-cell>
          <table:table-cell table:style-name="ce47" table:formula="of:=IF([.DY$3]=&quot;&quot;;&quot;&quot;;(IF(OR([.DY37]=&quot;&quot;;[.DY37]=0);0;1)))">
            <text:p/>
          </table:table-cell>
          <table:table-cell table:style-name="ce47" table:formula="of:=IF([.DZ$3]=&quot;&quot;;&quot;&quot;;(IF(OR([.DZ37]=&quot;&quot;;[.DZ37]=0);0;1)))">
            <text:p/>
          </table:table-cell>
          <table:table-cell table:style-name="ce47" table:formula="of:=IF([.EA$3]=&quot;&quot;;&quot;&quot;;(IF(OR([.EA37]=&quot;&quot;;[.EA37]=0);0;1)))">
            <text:p/>
          </table:table-cell>
          <table:table-cell table:style-name="ce47" table:formula="of:=IF([.EB$3]=&quot;&quot;;&quot;&quot;;(IF(OR([.EB37]=&quot;&quot;;[.EB37]=0);0;1)))">
            <text:p/>
          </table:table-cell>
          <table:table-cell table:style-name="ce47" table:formula="of:=IF([.EC$3]=&quot;&quot;;&quot;&quot;;(IF(OR([.EC37]=&quot;&quot;;[.EC37]=0);0;1)))">
            <text:p/>
          </table:table-cell>
          <table:table-cell table:style-name="ce47" table:formula="of:=IF([.ED$3]=&quot;&quot;;&quot;&quot;;(IF(OR([.ED37]=&quot;&quot;;[.ED37]=0);0;1)))">
            <text:p/>
          </table:table-cell>
          <table:table-cell table:style-name="ce47" table:formula="of:=IF([.EE$3]=&quot;&quot;;&quot;&quot;;(IF(OR([.EE37]=&quot;&quot;;[.EE37]=0);0;1)))">
            <text:p/>
          </table:table-cell>
          <table:table-cell table:style-name="ce47" table:formula="of:=IF([.EF$3]=&quot;&quot;;&quot;&quot;;(IF(OR([.EF37]=&quot;&quot;;[.EF37]=0);0;1)))">
            <text:p/>
          </table:table-cell>
          <table:table-cell table:style-name="ce47" table:formula="of:=IF([.EG$3]=&quot;&quot;;&quot;&quot;;(IF(OR([.EG37]=&quot;&quot;;[.EG37]=0);0;1)))">
            <text:p/>
          </table:table-cell>
          <table:table-cell table:style-name="ce47" table:formula="of:=IF([.EH$3]=&quot;&quot;;&quot;&quot;;(IF(OR([.EH37]=&quot;&quot;;[.EH37]=0);0;1)))">
            <text:p/>
          </table:table-cell>
          <table:table-cell table:style-name="ce47" table:formula="of:=IF([.EI$3]=&quot;&quot;;&quot;&quot;;(IF(OR([.EI37]=&quot;&quot;;[.EI37]=0);0;1)))">
            <text:p/>
          </table:table-cell>
          <table:table-cell table:style-name="ce47" table:formula="of:=IF([.EJ$3]=&quot;&quot;;&quot;&quot;;(IF(OR([.EJ37]=&quot;&quot;;[.EJ37]=0);0;1)))">
            <text:p/>
          </table:table-cell>
          <table:table-cell table:style-name="ce47" table:formula="of:=IF([.EK$3]=&quot;&quot;;&quot;&quot;;(IF(OR([.EK37]=&quot;&quot;;[.EK37]=0);0;1)))">
            <text:p/>
          </table:table-cell>
          <table:table-cell table:style-name="ce47" table:formula="of:=IF([.EL$3]=&quot;&quot;;&quot;&quot;;(IF(OR([.EL37]=&quot;&quot;;[.EL37]=0);0;1)))">
            <text:p/>
          </table:table-cell>
          <table:table-cell table:style-name="ce47" table:formula="of:=IF([.EM$3]=&quot;&quot;;&quot;&quot;;(IF(OR([.EM37]=&quot;&quot;;[.EM37]=0);0;1)))">
            <text:p/>
          </table:table-cell>
          <table:table-cell table:style-name="ce47" table:formula="of:=IF([.EN$3]=&quot;&quot;;&quot;&quot;;(IF(OR([.EN37]=&quot;&quot;;[.EN37]=0);0;1)))">
            <text:p/>
          </table:table-cell>
          <table:table-cell table:style-name="ce47" table:formula="of:=IF([.EO$3]=&quot;&quot;;&quot;&quot;;(IF(OR([.EO37]=&quot;&quot;;[.EO37]=0);0;1)))">
            <text:p/>
          </table:table-cell>
          <table:table-cell table:style-name="ce47" table:formula="of:=IF([.EP$3]=&quot;&quot;;&quot;&quot;;(IF(OR([.EP37]=&quot;&quot;;[.EP37]=0);0;1)))">
            <text:p/>
          </table:table-cell>
          <table:table-cell table:style-name="ce47" table:formula="of:=IF([.EQ$3]=&quot;&quot;;&quot;&quot;;(IF(OR([.EQ37]=&quot;&quot;;[.EQ37]=0);0;1)))">
            <text:p/>
          </table:table-cell>
          <table:table-cell table:style-name="ce47" table:formula="of:=IF([.ER$3]=&quot;&quot;;&quot;&quot;;(IF(OR([.ER37]=&quot;&quot;;[.ER37]=0);0;1)))">
            <text:p/>
          </table:table-cell>
          <table:table-cell table:style-name="ce47" table:formula="of:=IF([.ES$3]=&quot;&quot;;&quot;&quot;;(IF(OR([.ES37]=&quot;&quot;;[.ES37]=0);0;1)))">
            <text:p/>
          </table:table-cell>
          <table:table-cell table:style-name="ce47" table:formula="of:=IF([.ET$3]=&quot;&quot;;&quot;&quot;;(IF(OR([.ET37]=&quot;&quot;;[.ET37]=0);0;1)))">
            <text:p/>
          </table:table-cell>
          <table:table-cell table:style-name="ce47" table:formula="of:=IF([.EU$3]=&quot;&quot;;&quot;&quot;;(IF(OR([.EU37]=&quot;&quot;;[.EU37]=0);0;1)))">
            <text:p/>
          </table:table-cell>
          <table:table-cell table:style-name="ce47" table:formula="of:=IF([.EV$3]=&quot;&quot;;&quot;&quot;;(IF(OR([.EV37]=&quot;&quot;;[.EV37]=0);0;1)))">
            <text:p/>
          </table:table-cell>
          <table:table-cell table:style-name="ce47" table:formula="of:=IF([.EW$3]=&quot;&quot;;&quot;&quot;;(IF(OR([.EW37]=&quot;&quot;;[.EW37]=0);0;1)))">
            <text:p/>
          </table:table-cell>
          <table:table-cell table:style-name="ce47" table:formula="of:=IF([.EX$3]=&quot;&quot;;&quot;&quot;;(IF(OR([.EX37]=&quot;&quot;;[.EX37]=0);0;1)))">
            <text:p/>
          </table:table-cell>
          <table:table-cell table:style-name="ce47" table:formula="of:=IF([.EY$3]=&quot;&quot;;&quot;&quot;;(IF(OR([.EY37]=&quot;&quot;;[.EY37]=0);0;1)))">
            <text:p/>
          </table:table-cell>
          <table:table-cell table:style-name="ce47" table:formula="of:=IF([.EZ$3]=&quot;&quot;;&quot;&quot;;(IF(OR([.EZ37]=&quot;&quot;;[.EZ37]=0);0;1)))">
            <text:p/>
          </table:table-cell>
          <table:table-cell table:style-name="ce47" table:formula="of:=IF([.FA$3]=&quot;&quot;;&quot;&quot;;(IF(OR([.FA37]=&quot;&quot;;[.FA37]=0);0;1)))">
            <text:p/>
          </table:table-cell>
          <table:table-cell table:style-name="ce47" table:formula="of:=IF([.FB$3]=&quot;&quot;;&quot;&quot;;(IF(OR([.FB37]=&quot;&quot;;[.FB37]=0);0;1)))">
            <text:p/>
          </table:table-cell>
          <table:table-cell table:style-name="ce47" table:formula="of:=IF([.FC$3]=&quot;&quot;;&quot;&quot;;(IF(OR([.FC37]=&quot;&quot;;[.FC37]=0);0;1)))">
            <text:p/>
          </table:table-cell>
          <table:table-cell table:style-name="ce47" table:formula="of:=IF([.FD$3]=&quot;&quot;;&quot;&quot;;(IF(OR([.FD37]=&quot;&quot;;[.FD37]=0);0;1)))">
            <text:p/>
          </table:table-cell>
          <table:table-cell table:style-name="ce47" table:formula="of:=IF([.FE$3]=&quot;&quot;;&quot;&quot;;(IF(OR([.FE37]=&quot;&quot;;[.FE37]=0);0;1)))">
            <text:p/>
          </table:table-cell>
          <table:table-cell table:style-name="ce47" table:formula="of:=IF([.FF$3]=&quot;&quot;;&quot;&quot;;(IF(OR([.FF37]=&quot;&quot;;[.FF37]=0);0;1)))">
            <text:p/>
          </table:table-cell>
          <table:table-cell table:style-name="ce47" table:formula="of:=IF([.FG$3]=&quot;&quot;;&quot;&quot;;(IF(OR([.FG37]=&quot;&quot;;[.FG37]=0);0;1)))">
            <text:p/>
          </table:table-cell>
          <table:table-cell table:style-name="ce47" table:formula="of:=IF([.FH$3]=&quot;&quot;;&quot;&quot;;(IF(OR([.FH37]=&quot;&quot;;[.FH37]=0);0;1)))">
            <text:p/>
          </table:table-cell>
          <table:table-cell table:style-name="ce47" table:formula="of:=IF([.FI$3]=&quot;&quot;;&quot;&quot;;(IF(OR([.FI37]=&quot;&quot;;[.FI37]=0);0;1)))">
            <text:p/>
          </table:table-cell>
          <table:table-cell table:style-name="ce47" table:formula="of:=IF([.FJ$3]=&quot;&quot;;&quot;&quot;;(IF(OR([.FJ37]=&quot;&quot;;[.FJ37]=0);0;1)))">
            <text:p/>
          </table:table-cell>
          <table:table-cell table:style-name="ce47" table:formula="of:=IF([.FK$3]=&quot;&quot;;&quot;&quot;;(IF(OR([.FK37]=&quot;&quot;;[.FK37]=0);0;1)))">
            <text:p/>
          </table:table-cell>
          <table:table-cell table:style-name="ce47" table:formula="of:=IF([.FL$3]=&quot;&quot;;&quot;&quot;;(IF(OR([.FL37]=&quot;&quot;;[.FL37]=0);0;1)))">
            <text:p/>
          </table:table-cell>
          <table:table-cell table:style-name="ce47" table:formula="of:=IF([.FM$3]=&quot;&quot;;&quot;&quot;;(IF(OR([.FM37]=&quot;&quot;;[.FM37]=0);0;1)))">
            <text:p/>
          </table:table-cell>
          <table:table-cell table:style-name="ce47" table:formula="of:=IF([.FN$3]=&quot;&quot;;&quot;&quot;;(IF(OR([.FN37]=&quot;&quot;;[.FN37]=0);0;1)))">
            <text:p/>
          </table:table-cell>
          <table:table-cell table:style-name="ce47" table:formula="of:=IF([.FO$3]=&quot;&quot;;&quot;&quot;;(IF(OR([.FO37]=&quot;&quot;;[.FO37]=0);0;1)))">
            <text:p/>
          </table:table-cell>
          <table:table-cell table:style-name="ce47" table:formula="of:=IF([.FP$3]=&quot;&quot;;&quot;&quot;;(IF(OR([.FP37]=&quot;&quot;;[.FP37]=0);0;1)))">
            <text:p/>
          </table:table-cell>
          <table:table-cell table:style-name="ce47" table:formula="of:=IF([.FQ$3]=&quot;&quot;;&quot;&quot;;(IF(OR([.FQ37]=&quot;&quot;;[.FQ37]=0);0;1)))">
            <text:p/>
          </table:table-cell>
          <table:table-cell table:style-name="ce47" table:formula="of:=IF([.FR$3]=&quot;&quot;;&quot;&quot;;(IF(OR([.FR37]=&quot;&quot;;[.FR37]=0);0;1)))">
            <text:p/>
          </table:table-cell>
          <table:table-cell table:style-name="ce47" table:formula="of:=IF([.FS$3]=&quot;&quot;;&quot;&quot;;(IF(OR([.FS37]=&quot;&quot;;[.FS37]=0);0;1)))">
            <text:p/>
          </table:table-cell>
          <table:table-cell table:style-name="ce47" table:formula="of:=IF([.FT$3]=&quot;&quot;;&quot;&quot;;(IF(OR([.FT37]=&quot;&quot;;[.FT37]=0);0;1)))">
            <text:p/>
          </table:table-cell>
          <table:table-cell table:style-name="ce47" table:formula="of:=IF([.FU$3]=&quot;&quot;;&quot;&quot;;(IF(OR([.FU37]=&quot;&quot;;[.FU37]=0);0;1)))">
            <text:p/>
          </table:table-cell>
          <table:table-cell table:style-name="ce47" table:formula="of:=IF([.FV$3]=&quot;&quot;;&quot;&quot;;(IF(OR([.FV37]=&quot;&quot;;[.FV37]=0);0;1)))">
            <text:p/>
          </table:table-cell>
          <table:table-cell table:style-name="ce47" table:formula="of:=IF([.FW$3]=&quot;&quot;;&quot;&quot;;(IF(OR([.FW37]=&quot;&quot;;[.FW37]=0);0;1)))">
            <text:p/>
          </table:table-cell>
          <table:table-cell table:style-name="ce47" table:formula="of:=IF([.FX$3]=&quot;&quot;;&quot;&quot;;(IF(OR([.FX37]=&quot;&quot;;[.FX37]=0);0;1)))">
            <text:p/>
          </table:table-cell>
          <table:table-cell table:style-name="ce47" table:formula="of:=IF([.FY$3]=&quot;&quot;;&quot;&quot;;(IF(OR([.FY37]=&quot;&quot;;[.FY37]=0);0;1)))">
            <text:p/>
          </table:table-cell>
          <table:table-cell table:style-name="ce47" table:formula="of:=IF([.FZ$3]=&quot;&quot;;&quot;&quot;;(IF(OR([.FZ37]=&quot;&quot;;[.FZ37]=0);0;1)))">
            <text:p/>
          </table:table-cell>
          <table:table-cell table:style-name="ce47" table:formula="of:=IF([.GA$3]=&quot;&quot;;&quot;&quot;;(IF(OR([.GA37]=&quot;&quot;;[.GA37]=0);0;1)))">
            <text:p/>
          </table:table-cell>
          <table:table-cell table:style-name="ce47" table:formula="of:=IF([.GB$3]=&quot;&quot;;&quot;&quot;;(IF(OR([.GB37]=&quot;&quot;;[.GB37]=0);0;1)))">
            <text:p/>
          </table:table-cell>
          <table:table-cell table:style-name="ce47" table:formula="of:=IF([.GC$3]=&quot;&quot;;&quot;&quot;;(IF(OR([.GC37]=&quot;&quot;;[.GC37]=0);0;1)))">
            <text:p/>
          </table:table-cell>
          <table:table-cell table:style-name="ce47" table:formula="of:=IF([.GD$3]=&quot;&quot;;&quot;&quot;;(IF(OR([.GD37]=&quot;&quot;;[.GD37]=0);0;1)))">
            <text:p/>
          </table:table-cell>
          <table:table-cell table:style-name="ce47" table:formula="of:=IF([.GE$3]=&quot;&quot;;&quot;&quot;;(IF(OR([.GE37]=&quot;&quot;;[.GE37]=0);0;1)))">
            <text:p/>
          </table:table-cell>
          <table:table-cell table:style-name="ce47" table:formula="of:=IF([.GF$3]=&quot;&quot;;&quot;&quot;;(IF(OR([.GF37]=&quot;&quot;;[.GF37]=0);0;1)))">
            <text:p/>
          </table:table-cell>
          <table:table-cell table:style-name="ce47" table:formula="of:=IF([.GG$3]=&quot;&quot;;&quot;&quot;;(IF(OR([.GG37]=&quot;&quot;;[.GG37]=0);0;1)))">
            <text:p/>
          </table:table-cell>
          <table:table-cell table:style-name="ce47" table:formula="of:=IF([.GH$3]=&quot;&quot;;&quot;&quot;;(IF(OR([.GH37]=&quot;&quot;;[.GH37]=0);0;1)))">
            <text:p/>
          </table:table-cell>
          <table:table-cell table:style-name="ce47" table:formula="of:=IF([.GI$3]=&quot;&quot;;&quot;&quot;;(IF(OR([.GI37]=&quot;&quot;;[.GI37]=0);0;1)))">
            <text:p/>
          </table:table-cell>
          <table:table-cell table:style-name="ce47" table:formula="of:=IF([.GJ$3]=&quot;&quot;;&quot;&quot;;(IF(OR([.GJ37]=&quot;&quot;;[.GJ37]=0);0;1)))">
            <text:p/>
          </table:table-cell>
          <table:table-cell table:style-name="ce47" table:formula="of:=IF([.GK$3]=&quot;&quot;;&quot;&quot;;(IF(OR([.GK37]=&quot;&quot;;[.GK37]=0);0;1)))">
            <text:p/>
          </table:table-cell>
          <table:table-cell table:style-name="ce47" table:formula="of:=IF([.GL$3]=&quot;&quot;;&quot;&quot;;(IF(OR([.GL37]=&quot;&quot;;[.GL37]=0);0;1)))">
            <text:p/>
          </table:table-cell>
          <table:table-cell table:style-name="ce47" table:formula="of:=IF([.GM$3]=&quot;&quot;;&quot;&quot;;(IF(OR([.GM37]=&quot;&quot;;[.GM37]=0);0;1)))">
            <text:p/>
          </table:table-cell>
          <table:table-cell table:style-name="ce47" table:formula="of:=IF([.GN$3]=&quot;&quot;;&quot;&quot;;(IF(OR([.GN37]=&quot;&quot;;[.GN37]=0);0;1)))">
            <text:p/>
          </table:table-cell>
          <table:table-cell table:style-name="ce47" table:formula="of:=IF([.GO$3]=&quot;&quot;;&quot;&quot;;(IF(OR([.GO37]=&quot;&quot;;[.GO37]=0);0;1)))">
            <text:p/>
          </table:table-cell>
          <table:table-cell table:style-name="ce47" table:formula="of:=IF([.GP$3]=&quot;&quot;;&quot;&quot;;(IF(OR([.GP37]=&quot;&quot;;[.GP37]=0);0;1)))">
            <text:p/>
          </table:table-cell>
          <table:table-cell table:style-name="ce47" table:formula="of:=IF([.GQ$3]=&quot;&quot;;&quot;&quot;;(IF(OR([.GQ37]=&quot;&quot;;[.GQ37]=0);0;1)))">
            <text:p/>
          </table:table-cell>
          <table:table-cell table:style-name="ce47" table:formula="of:=IF([.GR$3]=&quot;&quot;;&quot;&quot;;(IF(OR([.GR37]=&quot;&quot;;[.GR37]=0);0;1)))">
            <text:p/>
          </table:table-cell>
          <table:table-cell table:style-name="ce47" table:formula="of:=IF([.GS$3]=&quot;&quot;;&quot;&quot;;(IF(OR([.GS37]=&quot;&quot;;[.GS37]=0);0;1)))">
            <text:p/>
          </table:table-cell>
          <table:table-cell table:style-name="ce47" table:formula="of:=IF([.GT$3]=&quot;&quot;;&quot;&quot;;(IF(OR([.GT37]=&quot;&quot;;[.GT37]=0);0;1)))">
            <text:p/>
          </table:table-cell>
          <table:table-cell table:style-name="ce47" table:formula="of:=IF([.GU$3]=&quot;&quot;;&quot;&quot;;(IF(OR([.GU37]=&quot;&quot;;[.GU37]=0);0;1)))">
            <text:p/>
          </table:table-cell>
          <table:table-cell table:style-name="ce47" table:formula="of:=IF([.GV$3]=&quot;&quot;;&quot;&quot;;(IF(OR([.GV37]=&quot;&quot;;[.GV37]=0);0;1)))">
            <text:p/>
          </table:table-cell>
          <table:table-cell table:style-name="ce47" table:formula="of:=IF([.GW$3]=&quot;&quot;;&quot;&quot;;(IF(OR([.GW37]=&quot;&quot;;[.GW37]=0);0;1)))">
            <text:p/>
          </table:table-cell>
          <table:table-cell table:style-name="ce47" table:formula="of:=IF([.GX$3]=&quot;&quot;;&quot;&quot;;(IF(OR([.GX37]=&quot;&quot;;[.GX37]=0);0;1)))">
            <text:p/>
          </table:table-cell>
          <table:table-cell table:style-name="ce47" table:formula="of:=IF([.GY$3]=&quot;&quot;;&quot;&quot;;(IF(OR([.GY37]=&quot;&quot;;[.GY37]=0);0;1)))">
            <text:p/>
          </table:table-cell>
          <table:table-cell table:style-name="ce47" table:formula="of:=IF([.GZ$3]=&quot;&quot;;&quot;&quot;;(IF(OR([.GZ37]=&quot;&quot;;[.GZ37]=0);0;1)))">
            <text:p/>
          </table:table-cell>
          <table:table-cell table:style-name="ce47" table:formula="of:=IF([.HA$3]=&quot;&quot;;&quot;&quot;;(IF(OR([.HA37]=&quot;&quot;;[.HA37]=0);0;1)))">
            <text:p/>
          </table:table-cell>
          <table:table-cell table:style-name="ce47" table:formula="of:=IF([.HB$3]=&quot;&quot;;&quot;&quot;;(IF(OR([.HB37]=&quot;&quot;;[.HB37]=0);0;1)))">
            <text:p/>
          </table:table-cell>
          <table:table-cell table:style-name="ce47" table:formula="of:=IF([.HC$3]=&quot;&quot;;&quot;&quot;;(IF(OR([.HC37]=&quot;&quot;;[.HC37]=0);0;1)))">
            <text:p/>
          </table:table-cell>
          <table:table-cell table:style-name="ce47" table:formula="of:=IF([.HD$3]=&quot;&quot;;&quot;&quot;;(IF(OR([.HD37]=&quot;&quot;;[.HD37]=0);0;1)))">
            <text:p/>
          </table:table-cell>
          <table:table-cell table:style-name="ce47" table:formula="of:=IF([.HE$3]=&quot;&quot;;&quot;&quot;;(IF(OR([.HE37]=&quot;&quot;;[.HE37]=0);0;1)))">
            <text:p/>
          </table:table-cell>
          <table:table-cell table:style-name="ce47" table:formula="of:=IF([.HF$3]=&quot;&quot;;&quot;&quot;;(IF(OR([.HF37]=&quot;&quot;;[.HF37]=0);0;1)))">
            <text:p/>
          </table:table-cell>
          <table:table-cell table:style-name="ce47" table:formula="of:=IF([.HG$3]=&quot;&quot;;&quot;&quot;;(IF(OR([.HG37]=&quot;&quot;;[.HG37]=0);0;1)))">
            <text:p/>
          </table:table-cell>
          <table:table-cell table:style-name="ce47" table:formula="of:=IF([.HH$3]=&quot;&quot;;&quot;&quot;;(IF(OR([.HH37]=&quot;&quot;;[.HH37]=0);0;1)))">
            <text:p/>
          </table:table-cell>
          <table:table-cell table:style-name="ce47" table:formula="of:=IF([.HI$3]=&quot;&quot;;&quot;&quot;;(IF(OR([.HI37]=&quot;&quot;;[.HI37]=0);0;1)))">
            <text:p/>
          </table:table-cell>
          <table:table-cell table:style-name="ce47" table:formula="of:=IF([.HJ$3]=&quot;&quot;;&quot;&quot;;(IF(OR([.HJ37]=&quot;&quot;;[.HJ37]=0);0;1)))">
            <text:p/>
          </table:table-cell>
          <table:table-cell table:style-name="ce47" table:formula="of:=IF([.HK$3]=&quot;&quot;;&quot;&quot;;(IF(OR([.HK37]=&quot;&quot;;[.HK37]=0);0;1)))">
            <text:p/>
          </table:table-cell>
          <table:table-cell table:style-name="ce47" table:formula="of:=IF([.HL$3]=&quot;&quot;;&quot;&quot;;(IF(OR([.HL37]=&quot;&quot;;[.HL37]=0);0;1)))">
            <text:p/>
          </table:table-cell>
          <table:table-cell table:style-name="ce47" table:formula="of:=IF([.HM$3]=&quot;&quot;;&quot;&quot;;(IF(OR([.HM37]=&quot;&quot;;[.HM37]=0);0;1)))">
            <text:p/>
          </table:table-cell>
          <table:table-cell table:style-name="ce47" table:formula="of:=IF([.HN$3]=&quot;&quot;;&quot;&quot;;(IF(OR([.HN37]=&quot;&quot;;[.HN37]=0);0;1)))">
            <text:p/>
          </table:table-cell>
          <table:table-cell table:style-name="ce47" table:formula="of:=IF([.HO$3]=&quot;&quot;;&quot;&quot;;(IF(OR([.HO37]=&quot;&quot;;[.HO37]=0);0;1)))">
            <text:p/>
          </table:table-cell>
          <table:table-cell table:style-name="ce47" table:formula="of:=IF([.HP$3]=&quot;&quot;;&quot;&quot;;(IF(OR([.HP37]=&quot;&quot;;[.HP37]=0);0;1)))">
            <text:p/>
          </table:table-cell>
          <table:table-cell table:style-name="ce47" table:formula="of:=IF([.HQ$3]=&quot;&quot;;&quot;&quot;;(IF(OR([.HQ37]=&quot;&quot;;[.HQ37]=0);0;1)))">
            <text:p/>
          </table:table-cell>
          <table:table-cell table:style-name="ce47" table:formula="of:=IF([.HR$3]=&quot;&quot;;&quot;&quot;;(IF(OR([.HR37]=&quot;&quot;;[.HR37]=0);0;1)))">
            <text:p/>
          </table:table-cell>
          <table:table-cell table:style-name="ce47" table:formula="of:=IF([.HS$3]=&quot;&quot;;&quot;&quot;;(IF(OR([.HS37]=&quot;&quot;;[.HS37]=0);0;1)))">
            <text:p/>
          </table:table-cell>
          <table:table-cell table:style-name="ce47" table:formula="of:=IF([.HT$3]=&quot;&quot;;&quot;&quot;;(IF(OR([.HT37]=&quot;&quot;;[.HT37]=0);0;1)))">
            <text:p/>
          </table:table-cell>
          <table:table-cell table:style-name="ce47" table:formula="of:=IF([.HU$3]=&quot;&quot;;&quot;&quot;;(IF(OR([.HU37]=&quot;&quot;;[.HU37]=0);0;1)))">
            <text:p/>
          </table:table-cell>
          <table:table-cell table:style-name="ce47" table:formula="of:=IF([.HV$3]=&quot;&quot;;&quot;&quot;;(IF(OR([.HV37]=&quot;&quot;;[.HV37]=0);0;1)))">
            <text:p/>
          </table:table-cell>
          <table:table-cell table:style-name="ce47" table:formula="of:=IF([.HW$3]=&quot;&quot;;&quot;&quot;;(IF(OR([.HW37]=&quot;&quot;;[.HW37]=0);0;1)))">
            <text:p/>
          </table:table-cell>
          <table:table-cell table:style-name="ce47" table:formula="of:=IF([.HX$3]=&quot;&quot;;&quot;&quot;;(IF(OR([.HX37]=&quot;&quot;;[.HX37]=0);0;1)))">
            <text:p/>
          </table:table-cell>
          <table:table-cell table:style-name="ce47" table:formula="of:=IF([.HY$3]=&quot;&quot;;&quot;&quot;;(IF(OR([.HY37]=&quot;&quot;;[.HY37]=0);0;1)))">
            <text:p/>
          </table:table-cell>
          <table:table-cell table:style-name="ce47" table:formula="of:=IF([.HZ$3]=&quot;&quot;;&quot;&quot;;(IF(OR([.HZ37]=&quot;&quot;;[.HZ37]=0);0;1)))">
            <text:p/>
          </table:table-cell>
          <table:table-cell table:style-name="ce47" table:formula="of:=IF([.IA$3]=&quot;&quot;;&quot;&quot;;(IF(OR([.IA37]=&quot;&quot;;[.IA37]=0);0;1)))">
            <text:p/>
          </table:table-cell>
          <table:table-cell table:style-name="ce47" table:formula="of:=IF([.IB$3]=&quot;&quot;;&quot;&quot;;(IF(OR([.IB37]=&quot;&quot;;[.IB37]=0);0;1)))">
            <text:p/>
          </table:table-cell>
          <table:table-cell table:style-name="ce47" table:formula="of:=IF([.IC$3]=&quot;&quot;;&quot;&quot;;(IF(OR([.IC37]=&quot;&quot;;[.IC37]=0);0;1)))">
            <text:p/>
          </table:table-cell>
          <table:table-cell table:style-name="ce47" table:formula="of:=IF([.ID$3]=&quot;&quot;;&quot;&quot;;(IF(OR([.ID37]=&quot;&quot;;[.ID37]=0);0;1)))">
            <text:p/>
          </table:table-cell>
          <table:table-cell table:style-name="ce47" table:formula="of:=IF([.IE$3]=&quot;&quot;;&quot;&quot;;(IF(OR([.IE37]=&quot;&quot;;[.IE37]=0);0;1)))">
            <text:p/>
          </table:table-cell>
          <table:table-cell table:style-name="ce47" table:formula="of:=IF([.IF$3]=&quot;&quot;;&quot;&quot;;(IF(OR([.IF37]=&quot;&quot;;[.IF37]=0);0;1)))">
            <text:p/>
          </table:table-cell>
          <table:table-cell table:style-name="ce47" table:formula="of:=IF([.IG$3]=&quot;&quot;;&quot;&quot;;(IF(OR([.IG37]=&quot;&quot;;[.IG37]=0);0;1)))">
            <text:p/>
          </table:table-cell>
          <table:table-cell table:style-name="ce47" table:formula="of:=IF([.IH$3]=&quot;&quot;;&quot;&quot;;(IF(OR([.IH37]=&quot;&quot;;[.IH37]=0);0;1)))">
            <text:p/>
          </table:table-cell>
          <table:table-cell table:style-name="ce47" table:formula="of:=IF([.II$3]=&quot;&quot;;&quot;&quot;;(IF(OR([.II37]=&quot;&quot;;[.II37]=0);0;1)))">
            <text:p/>
          </table:table-cell>
          <table:table-cell table:style-name="ce47" table:formula="of:=IF([.IJ$3]=&quot;&quot;;&quot;&quot;;(IF(OR([.IJ37]=&quot;&quot;;[.IJ37]=0);0;1)))">
            <text:p/>
          </table:table-cell>
          <table:table-cell table:style-name="ce47" table:formula="of:=IF([.IK$3]=&quot;&quot;;&quot;&quot;;(IF(OR([.IK37]=&quot;&quot;;[.IK37]=0);0;1)))">
            <text:p/>
          </table:table-cell>
          <table:table-cell table:style-name="ce47" table:formula="of:=IF([.IL$3]=&quot;&quot;;&quot;&quot;;(IF(OR([.IL37]=&quot;&quot;;[.IL37]=0);0;1)))">
            <text:p/>
          </table:table-cell>
          <table:table-cell table:style-name="ce47" table:formula="of:=IF([.IM$3]=&quot;&quot;;&quot;&quot;;(IF(OR([.IM37]=&quot;&quot;;[.IM37]=0);0;1)))">
            <text:p/>
          </table:table-cell>
          <table:table-cell table:style-name="ce47" table:formula="of:=IF([.IN$3]=&quot;&quot;;&quot;&quot;;(IF(OR([.IN37]=&quot;&quot;;[.IN37]=0);0;1)))">
            <text:p/>
          </table:table-cell>
          <table:table-cell table:style-name="ce47" table:formula="of:=IF([.IO$3]=&quot;&quot;;&quot;&quot;;(IF(OR([.IO37]=&quot;&quot;;[.IO37]=0);0;1)))">
            <text:p/>
          </table:table-cell>
          <table:table-cell table:style-name="ce47" table:formula="of:=IF([.IP$3]=&quot;&quot;;&quot;&quot;;(IF(OR([.IP37]=&quot;&quot;;[.IP37]=0);0;1)))">
            <text:p/>
          </table:table-cell>
          <table:table-cell table:style-name="ce47" table:formula="of:=IF([.IQ$3]=&quot;&quot;;&quot;&quot;;(IF(OR([.IQ37]=&quot;&quot;;[.IQ37]=0);0;1)))">
            <text:p/>
          </table:table-cell>
          <table:table-cell table:style-name="ce47" table:formula="of:=IF([.IR$3]=&quot;&quot;;&quot;&quot;;(IF(OR([.IR37]=&quot;&quot;;[.IR37]=0);0;1)))">
            <text:p/>
          </table:table-cell>
          <table:table-cell table:style-name="ce47" table:formula="of:=IF([.IS$3]=&quot;&quot;;&quot;&quot;;(IF(OR([.IS37]=&quot;&quot;;[.IS37]=0);0;1)))">
            <text:p/>
          </table:table-cell>
          <table:table-cell table:style-name="ce47" table:formula="of:=IF([.IT$3]=&quot;&quot;;&quot;&quot;;(IF(OR([.IT37]=&quot;&quot;;[.IT37]=0);0;1)))">
            <text:p/>
          </table:table-cell>
          <table:table-cell table:style-name="ce47" table:formula="of:=IF([.IU$3]=&quot;&quot;;&quot;&quot;;(IF(OR([.IU37]=&quot;&quot;;[.IU37]=0);0;1)))">
            <text:p/>
          </table:table-cell>
          <table:table-cell table:style-name="ce47" table:formula="of:=IF([.IV$3]=&quot;&quot;;&quot;&quot;;(IF(OR([.IV37]=&quot;&quot;;[.IV37]=0);0;1)))">
            <text:p/>
          </table:table-cell>
          <table:table-cell table:style-name="ce47" table:formula="of:=IF([.IW$3]=&quot;&quot;;&quot;&quot;;(IF(OR([.IW37]=&quot;&quot;;[.IW37]=0);0;1)))">
            <text:p/>
          </table:table-cell>
          <table:table-cell table:style-name="ce47" table:formula="of:=IF([.IX$3]=&quot;&quot;;&quot;&quot;;(IF(OR([.IX37]=&quot;&quot;;[.IX37]=0);0;1)))">
            <text:p/>
          </table:table-cell>
          <table:table-cell table:style-name="ce47" table:formula="of:=IF([.IY$3]=&quot;&quot;;&quot;&quot;;(IF(OR([.IY37]=&quot;&quot;;[.IY37]=0);0;1)))">
            <text:p/>
          </table:table-cell>
          <table:table-cell table:style-name="ce47" table:formula="of:=IF([.IZ$3]=&quot;&quot;;&quot;&quot;;(IF(OR([.IZ37]=&quot;&quot;;[.IZ37]=0);0;1)))">
            <text:p/>
          </table:table-cell>
          <table:table-cell table:style-name="ce47" table:formula="of:=IF([.JA$3]=&quot;&quot;;&quot;&quot;;(IF(OR([.JA37]=&quot;&quot;;[.JA37]=0);0;1)))">
            <text:p/>
          </table:table-cell>
          <table:table-cell table:style-name="ce47" table:formula="of:=IF([.JB$3]=&quot;&quot;;&quot;&quot;;(IF(OR([.JB37]=&quot;&quot;;[.JB37]=0);0;1)))">
            <text:p/>
          </table:table-cell>
          <table:table-cell table:style-name="ce47" table:formula="of:=IF([.JC$3]=&quot;&quot;;&quot;&quot;;(IF(OR([.JC37]=&quot;&quot;;[.JC37]=0);0;1)))">
            <text:p/>
          </table:table-cell>
          <table:table-cell table:style-name="ce47" table:formula="of:=IF([.JD$3]=&quot;&quot;;&quot;&quot;;(IF(OR([.JD37]=&quot;&quot;;[.JD37]=0);0;1)))">
            <text:p/>
          </table:table-cell>
          <table:table-cell table:style-name="ce47" table:formula="of:=IF([.JE$3]=&quot;&quot;;&quot;&quot;;(IF(OR([.JE37]=&quot;&quot;;[.JE37]=0);0;1)))">
            <text:p/>
          </table:table-cell>
          <table:table-cell table:style-name="ce47" table:formula="of:=IF([.JF$3]=&quot;&quot;;&quot;&quot;;(IF(OR([.JF37]=&quot;&quot;;[.JF37]=0);0;1)))">
            <text:p/>
          </table:table-cell>
          <table:table-cell table:style-name="ce47" table:formula="of:=IF([.JG$3]=&quot;&quot;;&quot;&quot;;(IF(OR([.JG37]=&quot;&quot;;[.JG37]=0);0;1)))">
            <text:p/>
          </table:table-cell>
          <table:table-cell table:style-name="ce47" table:formula="of:=IF([.JH$3]=&quot;&quot;;&quot;&quot;;(IF(OR([.JH37]=&quot;&quot;;[.JH37]=0);0;1)))">
            <text:p/>
          </table:table-cell>
          <table:table-cell table:style-name="ce47" table:formula="of:=IF([.JI$3]=&quot;&quot;;&quot;&quot;;(IF(OR([.JI37]=&quot;&quot;;[.JI37]=0);0;1)))">
            <text:p/>
          </table:table-cell>
          <table:table-cell table:style-name="ce47" table:formula="of:=IF([.JJ$3]=&quot;&quot;;&quot;&quot;;(IF(OR([.JJ37]=&quot;&quot;;[.JJ37]=0);0;1)))">
            <text:p/>
          </table:table-cell>
          <table:table-cell table:style-name="ce47" table:formula="of:=IF([.JK$3]=&quot;&quot;;&quot;&quot;;(IF(OR([.JK37]=&quot;&quot;;[.JK37]=0);0;1)))">
            <text:p/>
          </table:table-cell>
          <table:table-cell table:style-name="ce47" table:formula="of:=IF([.JL$3]=&quot;&quot;;&quot;&quot;;(IF(OR([.JL37]=&quot;&quot;;[.JL37]=0);0;1)))">
            <text:p/>
          </table:table-cell>
          <table:table-cell table:style-name="ce47" table:formula="of:=IF([.JM$3]=&quot;&quot;;&quot;&quot;;(IF(OR([.JM37]=&quot;&quot;;[.JM37]=0);0;1)))">
            <text:p/>
          </table:table-cell>
          <table:table-cell table:style-name="ce47" table:formula="of:=IF([.JN$3]=&quot;&quot;;&quot;&quot;;(IF(OR([.JN37]=&quot;&quot;;[.JN37]=0);0;1)))">
            <text:p/>
          </table:table-cell>
          <table:table-cell table:style-name="ce47" table:formula="of:=IF([.JO$3]=&quot;&quot;;&quot;&quot;;(IF(OR([.JO37]=&quot;&quot;;[.JO37]=0);0;1)))">
            <text:p/>
          </table:table-cell>
          <table:table-cell table:style-name="ce47" table:formula="of:=IF([.JP$3]=&quot;&quot;;&quot;&quot;;(IF(OR([.JP37]=&quot;&quot;;[.JP37]=0);0;1)))">
            <text:p/>
          </table:table-cell>
          <table:table-cell table:style-name="ce47" table:formula="of:=IF([.JQ$3]=&quot;&quot;;&quot;&quot;;(IF(OR([.JQ37]=&quot;&quot;;[.JQ37]=0);0;1)))">
            <text:p/>
          </table:table-cell>
          <table:table-cell table:style-name="ce47" table:formula="of:=IF([.JR$3]=&quot;&quot;;&quot;&quot;;(IF(OR([.JR37]=&quot;&quot;;[.JR37]=0);0;1)))">
            <text:p/>
          </table:table-cell>
          <table:table-cell table:style-name="ce47" table:formula="of:=IF([.JS$3]=&quot;&quot;;&quot;&quot;;(IF(OR([.JS37]=&quot;&quot;;[.JS37]=0);0;1)))">
            <text:p/>
          </table:table-cell>
          <table:table-cell table:style-name="ce47" table:formula="of:=IF([.JT$3]=&quot;&quot;;&quot;&quot;;(IF(OR([.JT37]=&quot;&quot;;[.JT37]=0);0;1)))">
            <text:p/>
          </table:table-cell>
          <table:table-cell table:style-name="ce47" table:formula="of:=IF([.JU$3]=&quot;&quot;;&quot;&quot;;(IF(OR([.JU37]=&quot;&quot;;[.JU37]=0);0;1)))">
            <text:p/>
          </table:table-cell>
          <table:table-cell table:style-name="ce47" table:formula="of:=IF([.JV$3]=&quot;&quot;;&quot;&quot;;(IF(OR([.JV37]=&quot;&quot;;[.JV37]=0);0;1)))">
            <text:p/>
          </table:table-cell>
          <table:table-cell table:style-name="ce47" table:formula="of:=IF([.JW$3]=&quot;&quot;;&quot;&quot;;(IF(OR([.JW37]=&quot;&quot;;[.JW37]=0);0;1)))">
            <text:p/>
          </table:table-cell>
          <table:table-cell table:style-name="ce47" table:formula="of:=IF([.JX$3]=&quot;&quot;;&quot;&quot;;(IF(OR([.JX37]=&quot;&quot;;[.JX37]=0);0;1)))">
            <text:p/>
          </table:table-cell>
          <table:table-cell table:style-name="ce47" table:formula="of:=IF([.JY$3]=&quot;&quot;;&quot;&quot;;(IF(OR([.JY37]=&quot;&quot;;[.JY37]=0);0;1)))">
            <text:p/>
          </table:table-cell>
          <table:table-cell table:style-name="ce47" table:formula="of:=IF([.JZ$3]=&quot;&quot;;&quot;&quot;;(IF(OR([.JZ37]=&quot;&quot;;[.JZ37]=0);0;1)))">
            <text:p/>
          </table:table-cell>
          <table:table-cell table:style-name="ce47" table:formula="of:=IF([.KA$3]=&quot;&quot;;&quot;&quot;;(IF(OR([.KA37]=&quot;&quot;;[.KA37]=0);0;1)))">
            <text:p/>
          </table:table-cell>
          <table:table-cell table:style-name="ce47" table:formula="of:=IF([.KB$3]=&quot;&quot;;&quot;&quot;;(IF(OR([.KB37]=&quot;&quot;;[.KB37]=0);0;1)))">
            <text:p/>
          </table:table-cell>
          <table:table-cell table:style-name="ce47" table:formula="of:=IF([.KC$3]=&quot;&quot;;&quot;&quot;;(IF(OR([.KC37]=&quot;&quot;;[.KC37]=0);0;1)))">
            <text:p/>
          </table:table-cell>
          <table:table-cell table:style-name="ce47" table:formula="of:=IF([.KD$3]=&quot;&quot;;&quot;&quot;;(IF(OR([.KD37]=&quot;&quot;;[.KD37]=0);0;1)))">
            <text:p/>
          </table:table-cell>
          <table:table-cell table:style-name="ce47" table:formula="of:=IF([.KE$3]=&quot;&quot;;&quot;&quot;;(IF(OR([.KE37]=&quot;&quot;;[.KE37]=0);0;1)))">
            <text:p/>
          </table:table-cell>
          <table:table-cell table:style-name="ce47" table:formula="of:=IF([.KF$3]=&quot;&quot;;&quot;&quot;;(IF(OR([.KF37]=&quot;&quot;;[.KF37]=0);0;1)))">
            <text:p/>
          </table:table-cell>
          <table:table-cell table:style-name="ce47" table:formula="of:=IF([.KG$3]=&quot;&quot;;&quot;&quot;;(IF(OR([.KG37]=&quot;&quot;;[.KG37]=0);0;1)))">
            <text:p/>
          </table:table-cell>
          <table:table-cell table:style-name="ce47" table:formula="of:=IF([.KH$3]=&quot;&quot;;&quot;&quot;;(IF(OR([.KH37]=&quot;&quot;;[.KH37]=0);0;1)))">
            <text:p/>
          </table:table-cell>
          <table:table-cell table:style-name="ce47" table:formula="of:=IF([.KI$3]=&quot;&quot;;&quot;&quot;;(IF(OR([.KI37]=&quot;&quot;;[.KI37]=0);0;1)))">
            <text:p/>
          </table:table-cell>
          <table:table-cell table:style-name="ce47" table:formula="of:=IF([.KJ$3]=&quot;&quot;;&quot;&quot;;(IF(OR([.KJ37]=&quot;&quot;;[.KJ37]=0);0;1)))">
            <text:p/>
          </table:table-cell>
          <table:table-cell table:style-name="ce47" table:formula="of:=IF([.KK$3]=&quot;&quot;;&quot;&quot;;(IF(OR([.KK37]=&quot;&quot;;[.KK37]=0);0;1)))">
            <text:p/>
          </table:table-cell>
          <table:table-cell table:style-name="ce47" table:formula="of:=IF([.KL$3]=&quot;&quot;;&quot;&quot;;(IF(OR([.KL37]=&quot;&quot;;[.KL37]=0);0;1)))">
            <text:p/>
          </table:table-cell>
          <table:table-cell table:style-name="ce47" table:formula="of:=IF([.KM$3]=&quot;&quot;;&quot;&quot;;(IF(OR([.KM37]=&quot;&quot;;[.KM37]=0);0;1)))">
            <text:p/>
          </table:table-cell>
          <table:table-cell table:style-name="ce47" table:formula="of:=IF([.KN$3]=&quot;&quot;;&quot;&quot;;(IF(OR([.KN37]=&quot;&quot;;[.KN37]=0);0;1)))">
            <text:p/>
          </table:table-cell>
          <table:table-cell table:style-name="ce47" table:formula="of:=IF([.KO$3]=&quot;&quot;;&quot;&quot;;(IF(OR([.KO37]=&quot;&quot;;[.KO37]=0);0;1)))">
            <text:p/>
          </table:table-cell>
          <table:table-cell table:style-name="ce47" table:formula="of:=IF([.KP$3]=&quot;&quot;;&quot;&quot;;(IF(OR([.KP37]=&quot;&quot;;[.KP37]=0);0;1)))">
            <text:p/>
          </table:table-cell>
          <table:table-cell table:style-name="ce47" table:formula="of:=IF([.KQ$3]=&quot;&quot;;&quot;&quot;;(IF(OR([.KQ37]=&quot;&quot;;[.KQ37]=0);0;1)))">
            <text:p/>
          </table:table-cell>
          <table:table-cell table:style-name="ce47" table:formula="of:=IF([.KR$3]=&quot;&quot;;&quot;&quot;;(IF(OR([.KR37]=&quot;&quot;;[.KR37]=0);0;1)))">
            <text:p/>
          </table:table-cell>
          <table:table-cell table:style-name="ce47" table:formula="of:=IF([.KS$3]=&quot;&quot;;&quot;&quot;;(IF(OR([.KS37]=&quot;&quot;;[.KS37]=0);0;1)))">
            <text:p/>
          </table:table-cell>
          <table:table-cell table:style-name="ce47" table:formula="of:=IF([.KT$3]=&quot;&quot;;&quot;&quot;;(IF(OR([.KT37]=&quot;&quot;;[.KT37]=0);0;1)))">
            <text:p/>
          </table:table-cell>
          <table:table-cell table:style-name="ce47" table:formula="of:=IF([.KU$3]=&quot;&quot;;&quot;&quot;;(IF(OR([.KU37]=&quot;&quot;;[.KU37]=0);0;1)))">
            <text:p/>
          </table:table-cell>
          <table:table-cell table:style-name="ce47" table:formula="of:=IF([.KV$3]=&quot;&quot;;&quot;&quot;;(IF(OR([.KV37]=&quot;&quot;;[.KV37]=0);0;1)))">
            <text:p/>
          </table:table-cell>
          <table:table-cell table:style-name="ce47" table:formula="of:=IF([.KW$3]=&quot;&quot;;&quot;&quot;;(IF(OR([.KW37]=&quot;&quot;;[.KW37]=0);0;1)))">
            <text:p/>
          </table:table-cell>
          <table:table-cell table:style-name="ce47" table:formula="of:=IF([.KX$3]=&quot;&quot;;&quot;&quot;;(IF(OR([.KX37]=&quot;&quot;;[.KX37]=0);0;1)))">
            <text:p/>
          </table:table-cell>
          <table:table-cell table:style-name="ce47" table:formula="of:=IF([.KY$3]=&quot;&quot;;&quot;&quot;;(IF(OR([.KY37]=&quot;&quot;;[.KY37]=0);0;1)))">
            <text:p/>
          </table:table-cell>
          <table:table-cell table:style-name="ce47" table:formula="of:=IF([.KZ$3]=&quot;&quot;;&quot;&quot;;(IF(OR([.KZ37]=&quot;&quot;;[.KZ37]=0);0;1)))">
            <text:p/>
          </table:table-cell>
          <table:table-cell table:style-name="ce47" table:formula="of:=IF([.LA$3]=&quot;&quot;;&quot;&quot;;(IF(OR([.LA37]=&quot;&quot;;[.LA37]=0);0;1)))">
            <text:p/>
          </table:table-cell>
          <table:table-cell table:style-name="ce47" table:formula="of:=IF([.LB$3]=&quot;&quot;;&quot;&quot;;(IF(OR([.LB37]=&quot;&quot;;[.LB37]=0);0;1)))">
            <text:p/>
          </table:table-cell>
          <table:table-cell table:style-name="ce47" table:formula="of:=IF([.LC$3]=&quot;&quot;;&quot;&quot;;(IF(OR([.LC37]=&quot;&quot;;[.LC37]=0);0;1)))">
            <text:p/>
          </table:table-cell>
          <table:table-cell table:style-name="ce47" table:formula="of:=IF([.LD$3]=&quot;&quot;;&quot;&quot;;(IF(OR([.LD37]=&quot;&quot;;[.LD37]=0);0;1)))">
            <text:p/>
          </table:table-cell>
          <table:table-cell table:style-name="ce47" table:formula="of:=IF([.LE$3]=&quot;&quot;;&quot;&quot;;(IF(OR([.LE37]=&quot;&quot;;[.LE37]=0);0;1)))">
            <text:p/>
          </table:table-cell>
          <table:table-cell table:style-name="ce47" table:formula="of:=IF([.LF$3]=&quot;&quot;;&quot;&quot;;(IF(OR([.LF37]=&quot;&quot;;[.LF37]=0);0;1)))">
            <text:p/>
          </table:table-cell>
          <table:table-cell table:style-name="ce47" table:formula="of:=IF([.LG$3]=&quot;&quot;;&quot;&quot;;(IF(OR([.LG37]=&quot;&quot;;[.LG37]=0);0;1)))">
            <text:p/>
          </table:table-cell>
          <table:table-cell table:style-name="ce47" table:formula="of:=IF([.LH$3]=&quot;&quot;;&quot;&quot;;(IF(OR([.LH37]=&quot;&quot;;[.LH37]=0);0;1)))">
            <text:p/>
          </table:table-cell>
          <table:table-cell table:style-name="ce47" table:formula="of:=IF([.LI$3]=&quot;&quot;;&quot;&quot;;(IF(OR([.LI37]=&quot;&quot;;[.LI37]=0);0;1)))">
            <text:p/>
          </table:table-cell>
          <table:table-cell table:style-name="ce47" table:formula="of:=IF([.LJ$3]=&quot;&quot;;&quot;&quot;;(IF(OR([.LJ37]=&quot;&quot;;[.LJ37]=0);0;1)))">
            <text:p/>
          </table:table-cell>
          <table:table-cell table:style-name="ce47" table:formula="of:=IF([.LK$3]=&quot;&quot;;&quot;&quot;;(IF(OR([.LK37]=&quot;&quot;;[.LK37]=0);0;1)))">
            <text:p/>
          </table:table-cell>
          <table:table-cell table:style-name="ce47" table:formula="of:=IF([.LL$3]=&quot;&quot;;&quot;&quot;;(IF(OR([.LL37]=&quot;&quot;;[.LL37]=0);0;1)))">
            <text:p/>
          </table:table-cell>
          <table:table-cell table:style-name="ce47" table:formula="of:=IF([.LM$3]=&quot;&quot;;&quot;&quot;;(IF(OR([.LM37]=&quot;&quot;;[.LM37]=0);0;1)))">
            <text:p/>
          </table:table-cell>
          <table:table-cell table:style-name="ce47" table:formula="of:=IF([.LN$3]=&quot;&quot;;&quot;&quot;;(IF(OR([.LN37]=&quot;&quot;;[.LN37]=0);0;1)))">
            <text:p/>
          </table:table-cell>
          <table:table-cell table:style-name="ce47" table:formula="of:=IF([.LO$3]=&quot;&quot;;&quot;&quot;;(IF(OR([.LO37]=&quot;&quot;;[.LO37]=0);0;1)))">
            <text:p/>
          </table:table-cell>
          <table:table-cell table:style-name="ce47" table:formula="of:=IF([.LP$3]=&quot;&quot;;&quot;&quot;;(IF(OR([.LP37]=&quot;&quot;;[.LP37]=0);0;1)))">
            <text:p/>
          </table:table-cell>
          <table:table-cell table:style-name="ce47" table:formula="of:=IF([.LQ$3]=&quot;&quot;;&quot;&quot;;(IF(OR([.LQ37]=&quot;&quot;;[.LQ37]=0);0;1)))">
            <text:p/>
          </table:table-cell>
          <table:table-cell table:style-name="ce47" table:formula="of:=IF([.LR$3]=&quot;&quot;;&quot;&quot;;(IF(OR([.LR37]=&quot;&quot;;[.LR37]=0);0;1)))">
            <text:p/>
          </table:table-cell>
          <table:table-cell table:style-name="ce47" table:formula="of:=IF([.LS$3]=&quot;&quot;;&quot;&quot;;(IF(OR([.LS37]=&quot;&quot;;[.LS37]=0);0;1)))">
            <text:p/>
          </table:table-cell>
          <table:table-cell table:style-name="ce47" table:formula="of:=IF([.LT$3]=&quot;&quot;;&quot;&quot;;(IF(OR([.LT37]=&quot;&quot;;[.LT37]=0);0;1)))">
            <text:p/>
          </table:table-cell>
          <table:table-cell table:style-name="ce47" table:formula="of:=IF([.LU$3]=&quot;&quot;;&quot;&quot;;(IF(OR([.LU37]=&quot;&quot;;[.LU37]=0);0;1)))">
            <text:p/>
          </table:table-cell>
          <table:table-cell table:style-name="ce47" table:formula="of:=IF([.LV$3]=&quot;&quot;;&quot;&quot;;(IF(OR([.LV37]=&quot;&quot;;[.LV37]=0);0;1)))">
            <text:p/>
          </table:table-cell>
          <table:table-cell table:style-name="ce47" table:formula="of:=IF([.LW$3]=&quot;&quot;;&quot;&quot;;(IF(OR([.LW37]=&quot;&quot;;[.LW37]=0);0;1)))">
            <text:p/>
          </table:table-cell>
          <table:table-cell table:style-name="ce47" table:formula="of:=IF([.LX$3]=&quot;&quot;;&quot;&quot;;(IF(OR([.LX37]=&quot;&quot;;[.LX37]=0);0;1)))">
            <text:p/>
          </table:table-cell>
          <table:table-cell table:style-name="ce47" table:formula="of:=IF([.LY$3]=&quot;&quot;;&quot;&quot;;(IF(OR([.LY37]=&quot;&quot;;[.LY37]=0);0;1)))">
            <text:p/>
          </table:table-cell>
          <table:table-cell table:style-name="ce47" table:formula="of:=IF([.LZ$3]=&quot;&quot;;&quot;&quot;;(IF(OR([.LZ37]=&quot;&quot;;[.LZ37]=0);0;1)))">
            <text:p/>
          </table:table-cell>
          <table:table-cell table:style-name="ce47" table:formula="of:=IF([.MA$3]=&quot;&quot;;&quot;&quot;;(IF(OR([.MA37]=&quot;&quot;;[.MA37]=0);0;1)))">
            <text:p/>
          </table:table-cell>
          <table:table-cell table:style-name="ce47" table:formula="of:=IF([.MB$3]=&quot;&quot;;&quot;&quot;;(IF(OR([.MB37]=&quot;&quot;;[.MB37]=0);0;1)))">
            <text:p/>
          </table:table-cell>
          <table:table-cell table:style-name="ce47" table:formula="of:=IF([.MC$3]=&quot;&quot;;&quot;&quot;;(IF(OR([.MC37]=&quot;&quot;;[.MC37]=0);0;1)))">
            <text:p/>
          </table:table-cell>
          <table:table-cell table:style-name="ce47" table:formula="of:=IF([.MD$3]=&quot;&quot;;&quot;&quot;;(IF(OR([.MD37]=&quot;&quot;;[.MD37]=0);0;1)))">
            <text:p/>
          </table:table-cell>
          <table:table-cell table:style-name="ce47" table:formula="of:=IF([.ME$3]=&quot;&quot;;&quot;&quot;;(IF(OR([.ME37]=&quot;&quot;;[.ME37]=0);0;1)))">
            <text:p/>
          </table:table-cell>
          <table:table-cell table:style-name="ce47" table:formula="of:=IF([.MF$3]=&quot;&quot;;&quot;&quot;;(IF(OR([.MF37]=&quot;&quot;;[.MF37]=0);0;1)))">
            <text:p/>
          </table:table-cell>
          <table:table-cell table:style-name="ce47" table:formula="of:=IF([.MG$3]=&quot;&quot;;&quot;&quot;;(IF(OR([.MG37]=&quot;&quot;;[.MG37]=0);0;1)))">
            <text:p/>
          </table:table-cell>
          <table:table-cell table:style-name="ce47" table:formula="of:=IF([.MH$3]=&quot;&quot;;&quot;&quot;;(IF(OR([.MH37]=&quot;&quot;;[.MH37]=0);0;1)))">
            <text:p/>
          </table:table-cell>
          <table:table-cell table:style-name="ce47" table:formula="of:=IF([.MI$3]=&quot;&quot;;&quot;&quot;;(IF(OR([.MI37]=&quot;&quot;;[.MI37]=0);0;1)))">
            <text:p/>
          </table:table-cell>
          <table:table-cell table:style-name="ce47" table:formula="of:=IF([.MJ$3]=&quot;&quot;;&quot;&quot;;(IF(OR([.MJ37]=&quot;&quot;;[.MJ37]=0);0;1)))">
            <text:p/>
          </table:table-cell>
          <table:table-cell table:style-name="ce47" table:formula="of:=IF([.MK$3]=&quot;&quot;;&quot;&quot;;(IF(OR([.MK37]=&quot;&quot;;[.MK37]=0);0;1)))">
            <text:p/>
          </table:table-cell>
          <table:table-cell table:style-name="ce47" table:formula="of:=IF([.ML$3]=&quot;&quot;;&quot;&quot;;(IF(OR([.ML37]=&quot;&quot;;[.ML37]=0);0;1)))">
            <text:p/>
          </table:table-cell>
          <table:table-cell table:style-name="ce47" table:formula="of:=IF([.MM$3]=&quot;&quot;;&quot;&quot;;(IF(OR([.MM37]=&quot;&quot;;[.MM37]=0);0;1)))">
            <text:p/>
          </table:table-cell>
          <table:table-cell table:style-name="ce47" table:formula="of:=IF([.MN$3]=&quot;&quot;;&quot;&quot;;(IF(OR([.MN37]=&quot;&quot;;[.MN37]=0);0;1)))">
            <text:p/>
          </table:table-cell>
          <table:table-cell table:style-name="ce47" table:formula="of:=IF([.MO$3]=&quot;&quot;;&quot;&quot;;(IF(OR([.MO37]=&quot;&quot;;[.MO37]=0);0;1)))">
            <text:p/>
          </table:table-cell>
          <table:table-cell table:style-name="ce47" table:formula="of:=IF([.MP$3]=&quot;&quot;;&quot;&quot;;(IF(OR([.MP37]=&quot;&quot;;[.MP37]=0);0;1)))">
            <text:p/>
          </table:table-cell>
          <table:table-cell table:style-name="ce47" table:formula="of:=IF([.MQ$3]=&quot;&quot;;&quot;&quot;;(IF(OR([.MQ37]=&quot;&quot;;[.MQ37]=0);0;1)))">
            <text:p/>
          </table:table-cell>
          <table:table-cell table:style-name="ce47" table:formula="of:=IF([.MR$3]=&quot;&quot;;&quot;&quot;;(IF(OR([.MR37]=&quot;&quot;;[.MR37]=0);0;1)))">
            <text:p/>
          </table:table-cell>
          <table:table-cell table:style-name="ce47" table:formula="of:=IF([.MS$3]=&quot;&quot;;&quot;&quot;;(IF(OR([.MS37]=&quot;&quot;;[.MS37]=0);0;1)))">
            <text:p/>
          </table:table-cell>
          <table:table-cell table:style-name="ce47" table:formula="of:=IF([.MT$3]=&quot;&quot;;&quot;&quot;;(IF(OR([.MT37]=&quot;&quot;;[.MT37]=0);0;1)))">
            <text:p/>
          </table:table-cell>
          <table:table-cell table:style-name="ce47" table:formula="of:=IF([.MU$3]=&quot;&quot;;&quot;&quot;;(IF(OR([.MU37]=&quot;&quot;;[.MU37]=0);0;1)))">
            <text:p/>
          </table:table-cell>
          <table:table-cell table:style-name="ce47" table:formula="of:=IF([.MV$3]=&quot;&quot;;&quot;&quot;;(IF(OR([.MV37]=&quot;&quot;;[.MV37]=0);0;1)))">
            <text:p/>
          </table:table-cell>
          <table:table-cell table:style-name="ce47" table:formula="of:=IF([.MW$3]=&quot;&quot;;&quot;&quot;;(IF(OR([.MW37]=&quot;&quot;;[.MW37]=0);0;1)))">
            <text:p/>
          </table:table-cell>
          <table:table-cell table:style-name="ce47" table:formula="of:=IF([.MX$3]=&quot;&quot;;&quot;&quot;;(IF(OR([.MX37]=&quot;&quot;;[.MX37]=0);0;1)))">
            <text:p/>
          </table:table-cell>
          <table:table-cell table:style-name="ce47" table:formula="of:=IF([.MY$3]=&quot;&quot;;&quot;&quot;;(IF(OR([.MY37]=&quot;&quot;;[.MY37]=0);0;1)))">
            <text:p/>
          </table:table-cell>
          <table:table-cell table:style-name="ce47" table:formula="of:=IF([.MZ$3]=&quot;&quot;;&quot;&quot;;(IF(OR([.MZ37]=&quot;&quot;;[.MZ37]=0);0;1)))">
            <text:p/>
          </table:table-cell>
          <table:table-cell table:style-name="ce47" table:formula="of:=IF([.NA$3]=&quot;&quot;;&quot;&quot;;(IF(OR([.NA37]=&quot;&quot;;[.NA37]=0);0;1)))">
            <text:p/>
          </table:table-cell>
          <table:table-cell table:style-name="ce47" table:formula="of:=IF([.NB$3]=&quot;&quot;;&quot;&quot;;(IF(OR([.NB37]=&quot;&quot;;[.NB37]=0);0;1)))">
            <text:p/>
          </table:table-cell>
          <table:table-cell table:style-name="ce47" table:formula="of:=IF([.NC$3]=&quot;&quot;;&quot;&quot;;(IF(OR([.NC37]=&quot;&quot;;[.NC37]=0);0;1)))">
            <text:p/>
          </table:table-cell>
          <table:table-cell table:style-name="ce47" table:formula="of:=IF([.ND$3]=&quot;&quot;;&quot;&quot;;(IF(OR([.ND37]=&quot;&quot;;[.ND37]=0);0;1)))">
            <text:p/>
          </table:table-cell>
          <table:table-cell table:style-name="ce47" table:formula="of:=IF([.NE$3]=&quot;&quot;;&quot;&quot;;(IF(OR([.NE37]=&quot;&quot;;[.NE37]=0);0;1)))">
            <text:p/>
          </table:table-cell>
          <table:table-cell table:style-name="ce47" table:formula="of:=IF([.NF$3]=&quot;&quot;;&quot;&quot;;(IF(OR([.NF37]=&quot;&quot;;[.NF37]=0);0;1)))">
            <text:p/>
          </table:table-cell>
          <table:table-cell table:style-name="ce57" table:number-columns-repeated="287"/>
        </table:table-row>
        <table:table-row table:style-name="ro2">
          <table:table-cell table:formula="of:=MAX([.A38:.B38])" office:value-type="float" office:value="0" calcext:value-type="float">
            <text:p>0</text:p>
          </table:table-cell>
          <table:table-cell table:style-name="ce6" table:formula="of:=IFERROR((LEN([.NG38])-SEARCH(&quot;0[^0]*$&quot;;[.NG38]));LEN([.NG38]))" office:value-type="float" office:value="0" calcext:value-type="float">
            <text:p>0</text:p>
          </table:table-cell>
          <table:table-cell table:formula="of:=COUNTA([.E38:.NF38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38:.ABI38])">
            <text:p/>
          </table:table-cell>
          <table:table-cell table:style-name="ce34" table:formula="of:=IF([.E$3]=&quot;&quot;;&quot;&quot;;(IF(OR([.E38]=&quot;&quot;;[.E38]=0);0;1)))">
            <text:p/>
          </table:table-cell>
          <table:table-cell table:style-name="ce34" table:formula="of:=IF([.F$3]=&quot;&quot;;&quot;&quot;;(IF(OR([.F38]=&quot;&quot;;[.F38]=0);0;1)))">
            <text:p/>
          </table:table-cell>
          <table:table-cell table:style-name="ce34" table:formula="of:=IF([.G$3]=&quot;&quot;;&quot;&quot;;(IF(OR([.G38]=&quot;&quot;;[.G38]=0);0;1)))">
            <text:p/>
          </table:table-cell>
          <table:table-cell table:style-name="ce34" table:formula="of:=IF([.H$3]=&quot;&quot;;&quot;&quot;;(IF(OR([.H38]=&quot;&quot;;[.H38]=0);0;1)))">
            <text:p/>
          </table:table-cell>
          <table:table-cell table:style-name="ce35" table:formula="of:=IF([.I$3]=&quot;&quot;;&quot;&quot;;(IF(OR([.I38]=&quot;&quot;;[.I38]=0);0;1)))">
            <text:p/>
          </table:table-cell>
          <table:table-cell table:style-name="ce35" table:formula="of:=IF([.J$3]=&quot;&quot;;&quot;&quot;;(IF(OR([.J38]=&quot;&quot;;[.J38]=0);0;1)))">
            <text:p/>
          </table:table-cell>
          <table:table-cell table:style-name="ce35" table:formula="of:=IF([.K$3]=&quot;&quot;;&quot;&quot;;(IF(OR([.K38]=&quot;&quot;;[.K38]=0);0;1)))">
            <text:p/>
          </table:table-cell>
          <table:table-cell table:style-name="ce35" table:formula="of:=IF([.L$3]=&quot;&quot;;&quot;&quot;;(IF(OR([.L38]=&quot;&quot;;[.L38]=0);0;1)))">
            <text:p/>
          </table:table-cell>
          <table:table-cell table:style-name="ce35" table:formula="of:=IF([.M$3]=&quot;&quot;;&quot;&quot;;(IF(OR([.M38]=&quot;&quot;;[.M38]=0);0;1)))">
            <text:p/>
          </table:table-cell>
          <table:table-cell table:style-name="ce35" table:formula="of:=IF([.N$3]=&quot;&quot;;&quot;&quot;;(IF(OR([.N38]=&quot;&quot;;[.N38]=0);0;1)))">
            <text:p/>
          </table:table-cell>
          <table:table-cell table:style-name="ce35" table:formula="of:=IF([.O$3]=&quot;&quot;;&quot;&quot;;(IF(OR([.O38]=&quot;&quot;;[.O38]=0);0;1)))">
            <text:p/>
          </table:table-cell>
          <table:table-cell table:style-name="ce35" table:formula="of:=IF([.P$3]=&quot;&quot;;&quot;&quot;;(IF(OR([.P38]=&quot;&quot;;[.P38]=0);0;1)))">
            <text:p/>
          </table:table-cell>
          <table:table-cell table:style-name="ce35" table:formula="of:=IF([.Q$3]=&quot;&quot;;&quot;&quot;;(IF(OR([.Q38]=&quot;&quot;;[.Q38]=0);0;1)))">
            <text:p/>
          </table:table-cell>
          <table:table-cell table:style-name="ce35" table:formula="of:=IF([.R$3]=&quot;&quot;;&quot;&quot;;(IF(OR([.R38]=&quot;&quot;;[.R38]=0);0;1)))">
            <text:p/>
          </table:table-cell>
          <table:table-cell table:style-name="ce35" table:formula="of:=IF([.S$3]=&quot;&quot;;&quot;&quot;;(IF(OR([.S38]=&quot;&quot;;[.S38]=0);0;1)))">
            <text:p/>
          </table:table-cell>
          <table:table-cell table:style-name="ce35" table:formula="of:=IF([.T$3]=&quot;&quot;;&quot;&quot;;(IF(OR([.T38]=&quot;&quot;;[.T38]=0);0;1)))">
            <text:p/>
          </table:table-cell>
          <table:table-cell table:style-name="ce35" table:formula="of:=IF([.U$3]=&quot;&quot;;&quot;&quot;;(IF(OR([.U38]=&quot;&quot;;[.U38]=0);0;1)))">
            <text:p/>
          </table:table-cell>
          <table:table-cell table:style-name="ce35" table:formula="of:=IF([.V$3]=&quot;&quot;;&quot;&quot;;(IF(OR([.V38]=&quot;&quot;;[.V38]=0);0;1)))">
            <text:p/>
          </table:table-cell>
          <table:table-cell table:style-name="ce35" table:formula="of:=IF([.W$3]=&quot;&quot;;&quot;&quot;;(IF(OR([.W38]=&quot;&quot;;[.W38]=0);0;1)))">
            <text:p/>
          </table:table-cell>
          <table:table-cell table:style-name="ce35" table:formula="of:=IF([.X$3]=&quot;&quot;;&quot;&quot;;(IF(OR([.X38]=&quot;&quot;;[.X38]=0);0;1)))">
            <text:p/>
          </table:table-cell>
          <table:table-cell table:style-name="ce35" table:formula="of:=IF([.Y$3]=&quot;&quot;;&quot;&quot;;(IF(OR([.Y38]=&quot;&quot;;[.Y38]=0);0;1)))">
            <text:p/>
          </table:table-cell>
          <table:table-cell table:style-name="ce35" table:formula="of:=IF([.Z$3]=&quot;&quot;;&quot;&quot;;(IF(OR([.Z38]=&quot;&quot;;[.Z38]=0);0;1)))">
            <text:p/>
          </table:table-cell>
          <table:table-cell table:style-name="ce35" table:formula="of:=IF([.AA$3]=&quot;&quot;;&quot;&quot;;(IF(OR([.AA38]=&quot;&quot;;[.AA38]=0);0;1)))">
            <text:p/>
          </table:table-cell>
          <table:table-cell table:style-name="ce35" table:formula="of:=IF([.AB$3]=&quot;&quot;;&quot;&quot;;(IF(OR([.AB38]=&quot;&quot;;[.AB38]=0);0;1)))">
            <text:p/>
          </table:table-cell>
          <table:table-cell table:style-name="ce35" table:formula="of:=IF([.AC$3]=&quot;&quot;;&quot;&quot;;(IF(OR([.AC38]=&quot;&quot;;[.AC38]=0);0;1)))">
            <text:p/>
          </table:table-cell>
          <table:table-cell table:style-name="ce35" table:formula="of:=IF([.AD$3]=&quot;&quot;;&quot;&quot;;(IF(OR([.AD38]=&quot;&quot;;[.AD38]=0);0;1)))">
            <text:p/>
          </table:table-cell>
          <table:table-cell table:style-name="ce35" table:formula="of:=IF([.AE$3]=&quot;&quot;;&quot;&quot;;(IF(OR([.AE38]=&quot;&quot;;[.AE38]=0);0;1)))">
            <text:p/>
          </table:table-cell>
          <table:table-cell table:style-name="ce35" table:formula="of:=IF([.AF$3]=&quot;&quot;;&quot;&quot;;(IF(OR([.AF38]=&quot;&quot;;[.AF38]=0);0;1)))">
            <text:p/>
          </table:table-cell>
          <table:table-cell table:style-name="ce35" table:formula="of:=IF([.AG$3]=&quot;&quot;;&quot;&quot;;(IF(OR([.AG38]=&quot;&quot;;[.AG38]=0);0;1)))">
            <text:p/>
          </table:table-cell>
          <table:table-cell table:style-name="ce35" table:formula="of:=IF([.AH$3]=&quot;&quot;;&quot;&quot;;(IF(OR([.AH38]=&quot;&quot;;[.AH38]=0);0;1)))">
            <text:p/>
          </table:table-cell>
          <table:table-cell table:style-name="ce35" table:formula="of:=IF([.AI$3]=&quot;&quot;;&quot;&quot;;(IF(OR([.AI38]=&quot;&quot;;[.AI38]=0);0;1)))">
            <text:p/>
          </table:table-cell>
          <table:table-cell table:style-name="ce35" table:formula="of:=IF([.AJ$3]=&quot;&quot;;&quot;&quot;;(IF(OR([.AJ38]=&quot;&quot;;[.AJ38]=0);0;1)))">
            <text:p/>
          </table:table-cell>
          <table:table-cell table:style-name="ce35" table:formula="of:=IF([.AK$3]=&quot;&quot;;&quot;&quot;;(IF(OR([.AK38]=&quot;&quot;;[.AK38]=0);0;1)))">
            <text:p/>
          </table:table-cell>
          <table:table-cell table:style-name="ce35" table:formula="of:=IF([.AL$3]=&quot;&quot;;&quot;&quot;;(IF(OR([.AL38]=&quot;&quot;;[.AL38]=0);0;1)))">
            <text:p/>
          </table:table-cell>
          <table:table-cell table:style-name="ce35" table:formula="of:=IF([.AM$3]=&quot;&quot;;&quot;&quot;;(IF(OR([.AM38]=&quot;&quot;;[.AM38]=0);0;1)))">
            <text:p/>
          </table:table-cell>
          <table:table-cell table:style-name="ce35" table:formula="of:=IF([.AN$3]=&quot;&quot;;&quot;&quot;;(IF(OR([.AN38]=&quot;&quot;;[.AN38]=0);0;1)))">
            <text:p/>
          </table:table-cell>
          <table:table-cell table:style-name="ce35" table:formula="of:=IF([.AO$3]=&quot;&quot;;&quot;&quot;;(IF(OR([.AO38]=&quot;&quot;;[.AO38]=0);0;1)))">
            <text:p/>
          </table:table-cell>
          <table:table-cell table:style-name="ce35" table:formula="of:=IF([.AP$3]=&quot;&quot;;&quot;&quot;;(IF(OR([.AP38]=&quot;&quot;;[.AP38]=0);0;1)))">
            <text:p/>
          </table:table-cell>
          <table:table-cell table:style-name="ce35" table:formula="of:=IF([.AQ$3]=&quot;&quot;;&quot;&quot;;(IF(OR([.AQ38]=&quot;&quot;;[.AQ38]=0);0;1)))">
            <text:p/>
          </table:table-cell>
          <table:table-cell table:style-name="ce35" table:formula="of:=IF([.AR$3]=&quot;&quot;;&quot;&quot;;(IF(OR([.AR38]=&quot;&quot;;[.AR38]=0);0;1)))">
            <text:p/>
          </table:table-cell>
          <table:table-cell table:style-name="ce35" table:formula="of:=IF([.AS$3]=&quot;&quot;;&quot;&quot;;(IF(OR([.AS38]=&quot;&quot;;[.AS38]=0);0;1)))">
            <text:p/>
          </table:table-cell>
          <table:table-cell table:style-name="ce35" table:formula="of:=IF([.AT$3]=&quot;&quot;;&quot;&quot;;(IF(OR([.AT38]=&quot;&quot;;[.AT38]=0);0;1)))">
            <text:p/>
          </table:table-cell>
          <table:table-cell table:style-name="ce35" table:formula="of:=IF([.AU$3]=&quot;&quot;;&quot;&quot;;(IF(OR([.AU38]=&quot;&quot;;[.AU38]=0);0;1)))">
            <text:p/>
          </table:table-cell>
          <table:table-cell table:style-name="ce35" table:formula="of:=IF([.AV$3]=&quot;&quot;;&quot;&quot;;(IF(OR([.AV38]=&quot;&quot;;[.AV38]=0);0;1)))">
            <text:p/>
          </table:table-cell>
          <table:table-cell table:style-name="ce35" table:formula="of:=IF([.AW$3]=&quot;&quot;;&quot;&quot;;(IF(OR([.AW38]=&quot;&quot;;[.AW38]=0);0;1)))">
            <text:p/>
          </table:table-cell>
          <table:table-cell table:style-name="ce35" table:formula="of:=IF([.AX$3]=&quot;&quot;;&quot;&quot;;(IF(OR([.AX38]=&quot;&quot;;[.AX38]=0);0;1)))">
            <text:p/>
          </table:table-cell>
          <table:table-cell table:style-name="ce35" table:formula="of:=IF([.AY$3]=&quot;&quot;;&quot;&quot;;(IF(OR([.AY38]=&quot;&quot;;[.AY38]=0);0;1)))">
            <text:p/>
          </table:table-cell>
          <table:table-cell table:style-name="ce35" table:formula="of:=IF([.AZ$3]=&quot;&quot;;&quot;&quot;;(IF(OR([.AZ38]=&quot;&quot;;[.AZ38]=0);0;1)))">
            <text:p/>
          </table:table-cell>
          <table:table-cell table:style-name="ce35" table:formula="of:=IF([.BA$3]=&quot;&quot;;&quot;&quot;;(IF(OR([.BA38]=&quot;&quot;;[.BA38]=0);0;1)))">
            <text:p/>
          </table:table-cell>
          <table:table-cell table:style-name="ce35" table:formula="of:=IF([.BB$3]=&quot;&quot;;&quot;&quot;;(IF(OR([.BB38]=&quot;&quot;;[.BB38]=0);0;1)))">
            <text:p/>
          </table:table-cell>
          <table:table-cell table:style-name="ce35" table:formula="of:=IF([.BC$3]=&quot;&quot;;&quot;&quot;;(IF(OR([.BC38]=&quot;&quot;;[.BC38]=0);0;1)))">
            <text:p/>
          </table:table-cell>
          <table:table-cell table:style-name="ce35" table:formula="of:=IF([.BD$3]=&quot;&quot;;&quot;&quot;;(IF(OR([.BD38]=&quot;&quot;;[.BD38]=0);0;1)))">
            <text:p/>
          </table:table-cell>
          <table:table-cell table:style-name="ce35" table:formula="of:=IF([.BE$3]=&quot;&quot;;&quot;&quot;;(IF(OR([.BE38]=&quot;&quot;;[.BE38]=0);0;1)))">
            <text:p/>
          </table:table-cell>
          <table:table-cell table:style-name="ce35" table:formula="of:=IF([.BF$3]=&quot;&quot;;&quot;&quot;;(IF(OR([.BF38]=&quot;&quot;;[.BF38]=0);0;1)))">
            <text:p/>
          </table:table-cell>
          <table:table-cell table:style-name="ce35" table:formula="of:=IF([.BG$3]=&quot;&quot;;&quot;&quot;;(IF(OR([.BG38]=&quot;&quot;;[.BG38]=0);0;1)))">
            <text:p/>
          </table:table-cell>
          <table:table-cell table:style-name="ce35" table:formula="of:=IF([.BH$3]=&quot;&quot;;&quot;&quot;;(IF(OR([.BH38]=&quot;&quot;;[.BH38]=0);0;1)))">
            <text:p/>
          </table:table-cell>
          <table:table-cell table:style-name="ce35" table:formula="of:=IF([.BI$3]=&quot;&quot;;&quot;&quot;;(IF(OR([.BI38]=&quot;&quot;;[.BI38]=0);0;1)))">
            <text:p/>
          </table:table-cell>
          <table:table-cell table:style-name="ce35" table:formula="of:=IF([.BJ$3]=&quot;&quot;;&quot;&quot;;(IF(OR([.BJ38]=&quot;&quot;;[.BJ38]=0);0;1)))">
            <text:p/>
          </table:table-cell>
          <table:table-cell table:style-name="ce35" table:formula="of:=IF([.BK$3]=&quot;&quot;;&quot;&quot;;(IF(OR([.BK38]=&quot;&quot;;[.BK38]=0);0;1)))">
            <text:p/>
          </table:table-cell>
          <table:table-cell table:style-name="ce35" table:formula="of:=IF([.BL$3]=&quot;&quot;;&quot;&quot;;(IF(OR([.BL38]=&quot;&quot;;[.BL38]=0);0;1)))">
            <text:p/>
          </table:table-cell>
          <table:table-cell table:style-name="ce35" table:formula="of:=IF([.BM$3]=&quot;&quot;;&quot;&quot;;(IF(OR([.BM38]=&quot;&quot;;[.BM38]=0);0;1)))">
            <text:p/>
          </table:table-cell>
          <table:table-cell table:style-name="ce35" table:formula="of:=IF([.BN$3]=&quot;&quot;;&quot;&quot;;(IF(OR([.BN38]=&quot;&quot;;[.BN38]=0);0;1)))">
            <text:p/>
          </table:table-cell>
          <table:table-cell table:style-name="ce35" table:formula="of:=IF([.BO$3]=&quot;&quot;;&quot;&quot;;(IF(OR([.BO38]=&quot;&quot;;[.BO38]=0);0;1)))">
            <text:p/>
          </table:table-cell>
          <table:table-cell table:style-name="ce35" table:formula="of:=IF([.BP$3]=&quot;&quot;;&quot;&quot;;(IF(OR([.BP38]=&quot;&quot;;[.BP38]=0);0;1)))">
            <text:p/>
          </table:table-cell>
          <table:table-cell table:style-name="ce35" table:formula="of:=IF([.BQ$3]=&quot;&quot;;&quot;&quot;;(IF(OR([.BQ38]=&quot;&quot;;[.BQ38]=0);0;1)))">
            <text:p/>
          </table:table-cell>
          <table:table-cell table:style-name="ce35" table:formula="of:=IF([.BR$3]=&quot;&quot;;&quot;&quot;;(IF(OR([.BR38]=&quot;&quot;;[.BR38]=0);0;1)))">
            <text:p/>
          </table:table-cell>
          <table:table-cell table:style-name="ce35" table:formula="of:=IF([.BS$3]=&quot;&quot;;&quot;&quot;;(IF(OR([.BS38]=&quot;&quot;;[.BS38]=0);0;1)))">
            <text:p/>
          </table:table-cell>
          <table:table-cell table:style-name="ce35" table:formula="of:=IF([.BT$3]=&quot;&quot;;&quot;&quot;;(IF(OR([.BT38]=&quot;&quot;;[.BT38]=0);0;1)))">
            <text:p/>
          </table:table-cell>
          <table:table-cell table:style-name="ce35" table:formula="of:=IF([.BU$3]=&quot;&quot;;&quot;&quot;;(IF(OR([.BU38]=&quot;&quot;;[.BU38]=0);0;1)))">
            <text:p/>
          </table:table-cell>
          <table:table-cell table:style-name="ce35" table:formula="of:=IF([.BV$3]=&quot;&quot;;&quot;&quot;;(IF(OR([.BV38]=&quot;&quot;;[.BV38]=0);0;1)))">
            <text:p/>
          </table:table-cell>
          <table:table-cell table:style-name="ce35" table:formula="of:=IF([.BW$3]=&quot;&quot;;&quot;&quot;;(IF(OR([.BW38]=&quot;&quot;;[.BW38]=0);0;1)))">
            <text:p/>
          </table:table-cell>
          <table:table-cell table:style-name="ce35" table:formula="of:=IF([.BX$3]=&quot;&quot;;&quot;&quot;;(IF(OR([.BX38]=&quot;&quot;;[.BX38]=0);0;1)))">
            <text:p/>
          </table:table-cell>
          <table:table-cell table:style-name="ce35" table:formula="of:=IF([.BY$3]=&quot;&quot;;&quot;&quot;;(IF(OR([.BY38]=&quot;&quot;;[.BY38]=0);0;1)))">
            <text:p/>
          </table:table-cell>
          <table:table-cell table:style-name="ce35" table:formula="of:=IF([.BZ$3]=&quot;&quot;;&quot;&quot;;(IF(OR([.BZ38]=&quot;&quot;;[.BZ38]=0);0;1)))">
            <text:p/>
          </table:table-cell>
          <table:table-cell table:style-name="ce35" table:formula="of:=IF([.CA$3]=&quot;&quot;;&quot;&quot;;(IF(OR([.CA38]=&quot;&quot;;[.CA38]=0);0;1)))">
            <text:p/>
          </table:table-cell>
          <table:table-cell table:style-name="ce35" table:formula="of:=IF([.CB$3]=&quot;&quot;;&quot;&quot;;(IF(OR([.CB38]=&quot;&quot;;[.CB38]=0);0;1)))">
            <text:p/>
          </table:table-cell>
          <table:table-cell table:style-name="ce35" table:formula="of:=IF([.CC$3]=&quot;&quot;;&quot;&quot;;(IF(OR([.CC38]=&quot;&quot;;[.CC38]=0);0;1)))">
            <text:p/>
          </table:table-cell>
          <table:table-cell table:style-name="ce35" table:formula="of:=IF([.CD$3]=&quot;&quot;;&quot;&quot;;(IF(OR([.CD38]=&quot;&quot;;[.CD38]=0);0;1)))">
            <text:p/>
          </table:table-cell>
          <table:table-cell table:style-name="ce35" table:formula="of:=IF([.CE$3]=&quot;&quot;;&quot;&quot;;(IF(OR([.CE38]=&quot;&quot;;[.CE38]=0);0;1)))">
            <text:p/>
          </table:table-cell>
          <table:table-cell table:style-name="ce35" table:formula="of:=IF([.CF$3]=&quot;&quot;;&quot;&quot;;(IF(OR([.CF38]=&quot;&quot;;[.CF38]=0);0;1)))">
            <text:p/>
          </table:table-cell>
          <table:table-cell table:style-name="ce35" table:formula="of:=IF([.CG$3]=&quot;&quot;;&quot;&quot;;(IF(OR([.CG38]=&quot;&quot;;[.CG38]=0);0;1)))">
            <text:p/>
          </table:table-cell>
          <table:table-cell table:style-name="ce35" table:formula="of:=IF([.CH$3]=&quot;&quot;;&quot;&quot;;(IF(OR([.CH38]=&quot;&quot;;[.CH38]=0);0;1)))">
            <text:p/>
          </table:table-cell>
          <table:table-cell table:style-name="ce35" table:formula="of:=IF([.CI$3]=&quot;&quot;;&quot;&quot;;(IF(OR([.CI38]=&quot;&quot;;[.CI38]=0);0;1)))">
            <text:p/>
          </table:table-cell>
          <table:table-cell table:style-name="ce35" table:formula="of:=IF([.CJ$3]=&quot;&quot;;&quot;&quot;;(IF(OR([.CJ38]=&quot;&quot;;[.CJ38]=0);0;1)))">
            <text:p/>
          </table:table-cell>
          <table:table-cell table:style-name="ce35" table:formula="of:=IF([.CK$3]=&quot;&quot;;&quot;&quot;;(IF(OR([.CK38]=&quot;&quot;;[.CK38]=0);0;1)))">
            <text:p/>
          </table:table-cell>
          <table:table-cell table:style-name="ce35" table:formula="of:=IF([.CL$3]=&quot;&quot;;&quot;&quot;;(IF(OR([.CL38]=&quot;&quot;;[.CL38]=0);0;1)))">
            <text:p/>
          </table:table-cell>
          <table:table-cell table:style-name="ce35" table:formula="of:=IF([.CM$3]=&quot;&quot;;&quot;&quot;;(IF(OR([.CM38]=&quot;&quot;;[.CM38]=0);0;1)))">
            <text:p/>
          </table:table-cell>
          <table:table-cell table:style-name="ce35" table:formula="of:=IF([.CN$3]=&quot;&quot;;&quot;&quot;;(IF(OR([.CN38]=&quot;&quot;;[.CN38]=0);0;1)))">
            <text:p/>
          </table:table-cell>
          <table:table-cell table:style-name="ce35" table:formula="of:=IF([.CO$3]=&quot;&quot;;&quot;&quot;;(IF(OR([.CO38]=&quot;&quot;;[.CO38]=0);0;1)))">
            <text:p/>
          </table:table-cell>
          <table:table-cell table:style-name="ce35" table:formula="of:=IF([.CP$3]=&quot;&quot;;&quot;&quot;;(IF(OR([.CP38]=&quot;&quot;;[.CP38]=0);0;1)))">
            <text:p/>
          </table:table-cell>
          <table:table-cell table:style-name="ce35" table:formula="of:=IF([.CQ$3]=&quot;&quot;;&quot;&quot;;(IF(OR([.CQ38]=&quot;&quot;;[.CQ38]=0);0;1)))">
            <text:p/>
          </table:table-cell>
          <table:table-cell table:style-name="ce35" table:formula="of:=IF([.CR$3]=&quot;&quot;;&quot;&quot;;(IF(OR([.CR38]=&quot;&quot;;[.CR38]=0);0;1)))">
            <text:p/>
          </table:table-cell>
          <table:table-cell table:style-name="ce35" table:formula="of:=IF([.CS$3]=&quot;&quot;;&quot;&quot;;(IF(OR([.CS38]=&quot;&quot;;[.CS38]=0);0;1)))">
            <text:p/>
          </table:table-cell>
          <table:table-cell table:style-name="ce35" table:formula="of:=IF([.CT$3]=&quot;&quot;;&quot;&quot;;(IF(OR([.CT38]=&quot;&quot;;[.CT38]=0);0;1)))">
            <text:p/>
          </table:table-cell>
          <table:table-cell table:style-name="ce35" table:formula="of:=IF([.CU$3]=&quot;&quot;;&quot;&quot;;(IF(OR([.CU38]=&quot;&quot;;[.CU38]=0);0;1)))">
            <text:p/>
          </table:table-cell>
          <table:table-cell table:style-name="ce35" table:formula="of:=IF([.CV$3]=&quot;&quot;;&quot;&quot;;(IF(OR([.CV38]=&quot;&quot;;[.CV38]=0);0;1)))">
            <text:p/>
          </table:table-cell>
          <table:table-cell table:style-name="ce35" table:formula="of:=IF([.CW$3]=&quot;&quot;;&quot;&quot;;(IF(OR([.CW38]=&quot;&quot;;[.CW38]=0);0;1)))">
            <text:p/>
          </table:table-cell>
          <table:table-cell table:style-name="ce35" table:formula="of:=IF([.CX$3]=&quot;&quot;;&quot;&quot;;(IF(OR([.CX38]=&quot;&quot;;[.CX38]=0);0;1)))">
            <text:p/>
          </table:table-cell>
          <table:table-cell table:style-name="ce35" table:formula="of:=IF([.CY$3]=&quot;&quot;;&quot;&quot;;(IF(OR([.CY38]=&quot;&quot;;[.CY38]=0);0;1)))">
            <text:p/>
          </table:table-cell>
          <table:table-cell table:style-name="ce35" table:formula="of:=IF([.CZ$3]=&quot;&quot;;&quot;&quot;;(IF(OR([.CZ38]=&quot;&quot;;[.CZ38]=0);0;1)))">
            <text:p/>
          </table:table-cell>
          <table:table-cell table:style-name="ce35" table:formula="of:=IF([.DA$3]=&quot;&quot;;&quot;&quot;;(IF(OR([.DA38]=&quot;&quot;;[.DA38]=0);0;1)))">
            <text:p/>
          </table:table-cell>
          <table:table-cell table:style-name="ce35" table:formula="of:=IF([.DB$3]=&quot;&quot;;&quot;&quot;;(IF(OR([.DB38]=&quot;&quot;;[.DB38]=0);0;1)))">
            <text:p/>
          </table:table-cell>
          <table:table-cell table:style-name="ce35" table:formula="of:=IF([.DC$3]=&quot;&quot;;&quot;&quot;;(IF(OR([.DC38]=&quot;&quot;;[.DC38]=0);0;1)))">
            <text:p/>
          </table:table-cell>
          <table:table-cell table:style-name="ce35" table:formula="of:=IF([.DD$3]=&quot;&quot;;&quot;&quot;;(IF(OR([.DD38]=&quot;&quot;;[.DD38]=0);0;1)))">
            <text:p/>
          </table:table-cell>
          <table:table-cell table:style-name="ce35" table:formula="of:=IF([.DE$3]=&quot;&quot;;&quot;&quot;;(IF(OR([.DE38]=&quot;&quot;;[.DE38]=0);0;1)))">
            <text:p/>
          </table:table-cell>
          <table:table-cell table:style-name="ce35" table:formula="of:=IF([.DF$3]=&quot;&quot;;&quot;&quot;;(IF(OR([.DF38]=&quot;&quot;;[.DF38]=0);0;1)))">
            <text:p/>
          </table:table-cell>
          <table:table-cell table:style-name="ce35" table:formula="of:=IF([.DG$3]=&quot;&quot;;&quot;&quot;;(IF(OR([.DG38]=&quot;&quot;;[.DG38]=0);0;1)))">
            <text:p/>
          </table:table-cell>
          <table:table-cell table:style-name="ce35" table:formula="of:=IF([.DH$3]=&quot;&quot;;&quot;&quot;;(IF(OR([.DH38]=&quot;&quot;;[.DH38]=0);0;1)))">
            <text:p/>
          </table:table-cell>
          <table:table-cell table:style-name="ce35" table:formula="of:=IF([.DI$3]=&quot;&quot;;&quot;&quot;;(IF(OR([.DI38]=&quot;&quot;;[.DI38]=0);0;1)))">
            <text:p/>
          </table:table-cell>
          <table:table-cell table:style-name="ce35" table:formula="of:=IF([.DJ$3]=&quot;&quot;;&quot;&quot;;(IF(OR([.DJ38]=&quot;&quot;;[.DJ38]=0);0;1)))">
            <text:p/>
          </table:table-cell>
          <table:table-cell table:style-name="ce35" table:formula="of:=IF([.DK$3]=&quot;&quot;;&quot;&quot;;(IF(OR([.DK38]=&quot;&quot;;[.DK38]=0);0;1)))">
            <text:p/>
          </table:table-cell>
          <table:table-cell table:style-name="ce35" table:formula="of:=IF([.DL$3]=&quot;&quot;;&quot;&quot;;(IF(OR([.DL38]=&quot;&quot;;[.DL38]=0);0;1)))">
            <text:p/>
          </table:table-cell>
          <table:table-cell table:style-name="ce35" table:formula="of:=IF([.DM$3]=&quot;&quot;;&quot;&quot;;(IF(OR([.DM38]=&quot;&quot;;[.DM38]=0);0;1)))">
            <text:p/>
          </table:table-cell>
          <table:table-cell table:style-name="ce35" table:formula="of:=IF([.DN$3]=&quot;&quot;;&quot;&quot;;(IF(OR([.DN38]=&quot;&quot;;[.DN38]=0);0;1)))">
            <text:p/>
          </table:table-cell>
          <table:table-cell table:style-name="ce35" table:formula="of:=IF([.DO$3]=&quot;&quot;;&quot;&quot;;(IF(OR([.DO38]=&quot;&quot;;[.DO38]=0);0;1)))">
            <text:p/>
          </table:table-cell>
          <table:table-cell table:style-name="ce35" table:formula="of:=IF([.DP$3]=&quot;&quot;;&quot;&quot;;(IF(OR([.DP38]=&quot;&quot;;[.DP38]=0);0;1)))">
            <text:p/>
          </table:table-cell>
          <table:table-cell table:style-name="ce35" table:formula="of:=IF([.DQ$3]=&quot;&quot;;&quot;&quot;;(IF(OR([.DQ38]=&quot;&quot;;[.DQ38]=0);0;1)))">
            <text:p/>
          </table:table-cell>
          <table:table-cell table:style-name="ce35" table:formula="of:=IF([.DR$3]=&quot;&quot;;&quot;&quot;;(IF(OR([.DR38]=&quot;&quot;;[.DR38]=0);0;1)))">
            <text:p/>
          </table:table-cell>
          <table:table-cell table:style-name="ce35" table:formula="of:=IF([.DS$3]=&quot;&quot;;&quot;&quot;;(IF(OR([.DS38]=&quot;&quot;;[.DS38]=0);0;1)))">
            <text:p/>
          </table:table-cell>
          <table:table-cell table:style-name="ce35" table:formula="of:=IF([.DT$3]=&quot;&quot;;&quot;&quot;;(IF(OR([.DT38]=&quot;&quot;;[.DT38]=0);0;1)))">
            <text:p/>
          </table:table-cell>
          <table:table-cell table:style-name="ce35" table:formula="of:=IF([.DU$3]=&quot;&quot;;&quot;&quot;;(IF(OR([.DU38]=&quot;&quot;;[.DU38]=0);0;1)))">
            <text:p/>
          </table:table-cell>
          <table:table-cell table:style-name="ce35" table:formula="of:=IF([.DV$3]=&quot;&quot;;&quot;&quot;;(IF(OR([.DV38]=&quot;&quot;;[.DV38]=0);0;1)))">
            <text:p/>
          </table:table-cell>
          <table:table-cell table:style-name="ce35" table:formula="of:=IF([.DW$3]=&quot;&quot;;&quot;&quot;;(IF(OR([.DW38]=&quot;&quot;;[.DW38]=0);0;1)))">
            <text:p/>
          </table:table-cell>
          <table:table-cell table:style-name="ce35" table:formula="of:=IF([.DX$3]=&quot;&quot;;&quot;&quot;;(IF(OR([.DX38]=&quot;&quot;;[.DX38]=0);0;1)))">
            <text:p/>
          </table:table-cell>
          <table:table-cell table:style-name="ce35" table:formula="of:=IF([.DY$3]=&quot;&quot;;&quot;&quot;;(IF(OR([.DY38]=&quot;&quot;;[.DY38]=0);0;1)))">
            <text:p/>
          </table:table-cell>
          <table:table-cell table:style-name="ce35" table:formula="of:=IF([.DZ$3]=&quot;&quot;;&quot;&quot;;(IF(OR([.DZ38]=&quot;&quot;;[.DZ38]=0);0;1)))">
            <text:p/>
          </table:table-cell>
          <table:table-cell table:style-name="ce35" table:formula="of:=IF([.EA$3]=&quot;&quot;;&quot;&quot;;(IF(OR([.EA38]=&quot;&quot;;[.EA38]=0);0;1)))">
            <text:p/>
          </table:table-cell>
          <table:table-cell table:style-name="ce35" table:formula="of:=IF([.EB$3]=&quot;&quot;;&quot;&quot;;(IF(OR([.EB38]=&quot;&quot;;[.EB38]=0);0;1)))">
            <text:p/>
          </table:table-cell>
          <table:table-cell table:style-name="ce35" table:formula="of:=IF([.EC$3]=&quot;&quot;;&quot;&quot;;(IF(OR([.EC38]=&quot;&quot;;[.EC38]=0);0;1)))">
            <text:p/>
          </table:table-cell>
          <table:table-cell table:style-name="ce35" table:formula="of:=IF([.ED$3]=&quot;&quot;;&quot;&quot;;(IF(OR([.ED38]=&quot;&quot;;[.ED38]=0);0;1)))">
            <text:p/>
          </table:table-cell>
          <table:table-cell table:style-name="ce35" table:formula="of:=IF([.EE$3]=&quot;&quot;;&quot;&quot;;(IF(OR([.EE38]=&quot;&quot;;[.EE38]=0);0;1)))">
            <text:p/>
          </table:table-cell>
          <table:table-cell table:style-name="ce35" table:formula="of:=IF([.EF$3]=&quot;&quot;;&quot;&quot;;(IF(OR([.EF38]=&quot;&quot;;[.EF38]=0);0;1)))">
            <text:p/>
          </table:table-cell>
          <table:table-cell table:style-name="ce35" table:formula="of:=IF([.EG$3]=&quot;&quot;;&quot;&quot;;(IF(OR([.EG38]=&quot;&quot;;[.EG38]=0);0;1)))">
            <text:p/>
          </table:table-cell>
          <table:table-cell table:style-name="ce35" table:formula="of:=IF([.EH$3]=&quot;&quot;;&quot;&quot;;(IF(OR([.EH38]=&quot;&quot;;[.EH38]=0);0;1)))">
            <text:p/>
          </table:table-cell>
          <table:table-cell table:style-name="ce35" table:formula="of:=IF([.EI$3]=&quot;&quot;;&quot;&quot;;(IF(OR([.EI38]=&quot;&quot;;[.EI38]=0);0;1)))">
            <text:p/>
          </table:table-cell>
          <table:table-cell table:style-name="ce35" table:formula="of:=IF([.EJ$3]=&quot;&quot;;&quot;&quot;;(IF(OR([.EJ38]=&quot;&quot;;[.EJ38]=0);0;1)))">
            <text:p/>
          </table:table-cell>
          <table:table-cell table:style-name="ce35" table:formula="of:=IF([.EK$3]=&quot;&quot;;&quot;&quot;;(IF(OR([.EK38]=&quot;&quot;;[.EK38]=0);0;1)))">
            <text:p/>
          </table:table-cell>
          <table:table-cell table:style-name="ce35" table:formula="of:=IF([.EL$3]=&quot;&quot;;&quot;&quot;;(IF(OR([.EL38]=&quot;&quot;;[.EL38]=0);0;1)))">
            <text:p/>
          </table:table-cell>
          <table:table-cell table:style-name="ce35" table:formula="of:=IF([.EM$3]=&quot;&quot;;&quot;&quot;;(IF(OR([.EM38]=&quot;&quot;;[.EM38]=0);0;1)))">
            <text:p/>
          </table:table-cell>
          <table:table-cell table:style-name="ce35" table:formula="of:=IF([.EN$3]=&quot;&quot;;&quot;&quot;;(IF(OR([.EN38]=&quot;&quot;;[.EN38]=0);0;1)))">
            <text:p/>
          </table:table-cell>
          <table:table-cell table:style-name="ce35" table:formula="of:=IF([.EO$3]=&quot;&quot;;&quot;&quot;;(IF(OR([.EO38]=&quot;&quot;;[.EO38]=0);0;1)))">
            <text:p/>
          </table:table-cell>
          <table:table-cell table:style-name="ce35" table:formula="of:=IF([.EP$3]=&quot;&quot;;&quot;&quot;;(IF(OR([.EP38]=&quot;&quot;;[.EP38]=0);0;1)))">
            <text:p/>
          </table:table-cell>
          <table:table-cell table:style-name="ce35" table:formula="of:=IF([.EQ$3]=&quot;&quot;;&quot;&quot;;(IF(OR([.EQ38]=&quot;&quot;;[.EQ38]=0);0;1)))">
            <text:p/>
          </table:table-cell>
          <table:table-cell table:style-name="ce35" table:formula="of:=IF([.ER$3]=&quot;&quot;;&quot;&quot;;(IF(OR([.ER38]=&quot;&quot;;[.ER38]=0);0;1)))">
            <text:p/>
          </table:table-cell>
          <table:table-cell table:style-name="ce35" table:formula="of:=IF([.ES$3]=&quot;&quot;;&quot;&quot;;(IF(OR([.ES38]=&quot;&quot;;[.ES38]=0);0;1)))">
            <text:p/>
          </table:table-cell>
          <table:table-cell table:style-name="ce35" table:formula="of:=IF([.ET$3]=&quot;&quot;;&quot;&quot;;(IF(OR([.ET38]=&quot;&quot;;[.ET38]=0);0;1)))">
            <text:p/>
          </table:table-cell>
          <table:table-cell table:style-name="ce35" table:formula="of:=IF([.EU$3]=&quot;&quot;;&quot;&quot;;(IF(OR([.EU38]=&quot;&quot;;[.EU38]=0);0;1)))">
            <text:p/>
          </table:table-cell>
          <table:table-cell table:style-name="ce35" table:formula="of:=IF([.EV$3]=&quot;&quot;;&quot;&quot;;(IF(OR([.EV38]=&quot;&quot;;[.EV38]=0);0;1)))">
            <text:p/>
          </table:table-cell>
          <table:table-cell table:style-name="ce35" table:formula="of:=IF([.EW$3]=&quot;&quot;;&quot;&quot;;(IF(OR([.EW38]=&quot;&quot;;[.EW38]=0);0;1)))">
            <text:p/>
          </table:table-cell>
          <table:table-cell table:style-name="ce35" table:formula="of:=IF([.EX$3]=&quot;&quot;;&quot;&quot;;(IF(OR([.EX38]=&quot;&quot;;[.EX38]=0);0;1)))">
            <text:p/>
          </table:table-cell>
          <table:table-cell table:style-name="ce35" table:formula="of:=IF([.EY$3]=&quot;&quot;;&quot;&quot;;(IF(OR([.EY38]=&quot;&quot;;[.EY38]=0);0;1)))">
            <text:p/>
          </table:table-cell>
          <table:table-cell table:style-name="ce35" table:formula="of:=IF([.EZ$3]=&quot;&quot;;&quot;&quot;;(IF(OR([.EZ38]=&quot;&quot;;[.EZ38]=0);0;1)))">
            <text:p/>
          </table:table-cell>
          <table:table-cell table:style-name="ce35" table:formula="of:=IF([.FA$3]=&quot;&quot;;&quot;&quot;;(IF(OR([.FA38]=&quot;&quot;;[.FA38]=0);0;1)))">
            <text:p/>
          </table:table-cell>
          <table:table-cell table:style-name="ce35" table:formula="of:=IF([.FB$3]=&quot;&quot;;&quot;&quot;;(IF(OR([.FB38]=&quot;&quot;;[.FB38]=0);0;1)))">
            <text:p/>
          </table:table-cell>
          <table:table-cell table:style-name="ce35" table:formula="of:=IF([.FC$3]=&quot;&quot;;&quot;&quot;;(IF(OR([.FC38]=&quot;&quot;;[.FC38]=0);0;1)))">
            <text:p/>
          </table:table-cell>
          <table:table-cell table:style-name="ce35" table:formula="of:=IF([.FD$3]=&quot;&quot;;&quot;&quot;;(IF(OR([.FD38]=&quot;&quot;;[.FD38]=0);0;1)))">
            <text:p/>
          </table:table-cell>
          <table:table-cell table:style-name="ce35" table:formula="of:=IF([.FE$3]=&quot;&quot;;&quot;&quot;;(IF(OR([.FE38]=&quot;&quot;;[.FE38]=0);0;1)))">
            <text:p/>
          </table:table-cell>
          <table:table-cell table:style-name="ce35" table:formula="of:=IF([.FF$3]=&quot;&quot;;&quot;&quot;;(IF(OR([.FF38]=&quot;&quot;;[.FF38]=0);0;1)))">
            <text:p/>
          </table:table-cell>
          <table:table-cell table:style-name="ce35" table:formula="of:=IF([.FG$3]=&quot;&quot;;&quot;&quot;;(IF(OR([.FG38]=&quot;&quot;;[.FG38]=0);0;1)))">
            <text:p/>
          </table:table-cell>
          <table:table-cell table:style-name="ce35" table:formula="of:=IF([.FH$3]=&quot;&quot;;&quot;&quot;;(IF(OR([.FH38]=&quot;&quot;;[.FH38]=0);0;1)))">
            <text:p/>
          </table:table-cell>
          <table:table-cell table:style-name="ce35" table:formula="of:=IF([.FI$3]=&quot;&quot;;&quot;&quot;;(IF(OR([.FI38]=&quot;&quot;;[.FI38]=0);0;1)))">
            <text:p/>
          </table:table-cell>
          <table:table-cell table:style-name="ce35" table:formula="of:=IF([.FJ$3]=&quot;&quot;;&quot;&quot;;(IF(OR([.FJ38]=&quot;&quot;;[.FJ38]=0);0;1)))">
            <text:p/>
          </table:table-cell>
          <table:table-cell table:style-name="ce35" table:formula="of:=IF([.FK$3]=&quot;&quot;;&quot;&quot;;(IF(OR([.FK38]=&quot;&quot;;[.FK38]=0);0;1)))">
            <text:p/>
          </table:table-cell>
          <table:table-cell table:style-name="ce35" table:formula="of:=IF([.FL$3]=&quot;&quot;;&quot;&quot;;(IF(OR([.FL38]=&quot;&quot;;[.FL38]=0);0;1)))">
            <text:p/>
          </table:table-cell>
          <table:table-cell table:style-name="ce35" table:formula="of:=IF([.FM$3]=&quot;&quot;;&quot;&quot;;(IF(OR([.FM38]=&quot;&quot;;[.FM38]=0);0;1)))">
            <text:p/>
          </table:table-cell>
          <table:table-cell table:style-name="ce35" table:formula="of:=IF([.FN$3]=&quot;&quot;;&quot;&quot;;(IF(OR([.FN38]=&quot;&quot;;[.FN38]=0);0;1)))">
            <text:p/>
          </table:table-cell>
          <table:table-cell table:style-name="ce35" table:formula="of:=IF([.FO$3]=&quot;&quot;;&quot;&quot;;(IF(OR([.FO38]=&quot;&quot;;[.FO38]=0);0;1)))">
            <text:p/>
          </table:table-cell>
          <table:table-cell table:style-name="ce35" table:formula="of:=IF([.FP$3]=&quot;&quot;;&quot;&quot;;(IF(OR([.FP38]=&quot;&quot;;[.FP38]=0);0;1)))">
            <text:p/>
          </table:table-cell>
          <table:table-cell table:style-name="ce35" table:formula="of:=IF([.FQ$3]=&quot;&quot;;&quot;&quot;;(IF(OR([.FQ38]=&quot;&quot;;[.FQ38]=0);0;1)))">
            <text:p/>
          </table:table-cell>
          <table:table-cell table:style-name="ce35" table:formula="of:=IF([.FR$3]=&quot;&quot;;&quot;&quot;;(IF(OR([.FR38]=&quot;&quot;;[.FR38]=0);0;1)))">
            <text:p/>
          </table:table-cell>
          <table:table-cell table:style-name="ce35" table:formula="of:=IF([.FS$3]=&quot;&quot;;&quot;&quot;;(IF(OR([.FS38]=&quot;&quot;;[.FS38]=0);0;1)))">
            <text:p/>
          </table:table-cell>
          <table:table-cell table:style-name="ce35" table:formula="of:=IF([.FT$3]=&quot;&quot;;&quot;&quot;;(IF(OR([.FT38]=&quot;&quot;;[.FT38]=0);0;1)))">
            <text:p/>
          </table:table-cell>
          <table:table-cell table:style-name="ce35" table:formula="of:=IF([.FU$3]=&quot;&quot;;&quot;&quot;;(IF(OR([.FU38]=&quot;&quot;;[.FU38]=0);0;1)))">
            <text:p/>
          </table:table-cell>
          <table:table-cell table:style-name="ce35" table:formula="of:=IF([.FV$3]=&quot;&quot;;&quot;&quot;;(IF(OR([.FV38]=&quot;&quot;;[.FV38]=0);0;1)))">
            <text:p/>
          </table:table-cell>
          <table:table-cell table:style-name="ce35" table:formula="of:=IF([.FW$3]=&quot;&quot;;&quot;&quot;;(IF(OR([.FW38]=&quot;&quot;;[.FW38]=0);0;1)))">
            <text:p/>
          </table:table-cell>
          <table:table-cell table:style-name="ce35" table:formula="of:=IF([.FX$3]=&quot;&quot;;&quot;&quot;;(IF(OR([.FX38]=&quot;&quot;;[.FX38]=0);0;1)))">
            <text:p/>
          </table:table-cell>
          <table:table-cell table:style-name="ce35" table:formula="of:=IF([.FY$3]=&quot;&quot;;&quot;&quot;;(IF(OR([.FY38]=&quot;&quot;;[.FY38]=0);0;1)))">
            <text:p/>
          </table:table-cell>
          <table:table-cell table:style-name="ce35" table:formula="of:=IF([.FZ$3]=&quot;&quot;;&quot;&quot;;(IF(OR([.FZ38]=&quot;&quot;;[.FZ38]=0);0;1)))">
            <text:p/>
          </table:table-cell>
          <table:table-cell table:style-name="ce35" table:formula="of:=IF([.GA$3]=&quot;&quot;;&quot;&quot;;(IF(OR([.GA38]=&quot;&quot;;[.GA38]=0);0;1)))">
            <text:p/>
          </table:table-cell>
          <table:table-cell table:style-name="ce35" table:formula="of:=IF([.GB$3]=&quot;&quot;;&quot;&quot;;(IF(OR([.GB38]=&quot;&quot;;[.GB38]=0);0;1)))">
            <text:p/>
          </table:table-cell>
          <table:table-cell table:style-name="ce35" table:formula="of:=IF([.GC$3]=&quot;&quot;;&quot;&quot;;(IF(OR([.GC38]=&quot;&quot;;[.GC38]=0);0;1)))">
            <text:p/>
          </table:table-cell>
          <table:table-cell table:style-name="ce35" table:formula="of:=IF([.GD$3]=&quot;&quot;;&quot;&quot;;(IF(OR([.GD38]=&quot;&quot;;[.GD38]=0);0;1)))">
            <text:p/>
          </table:table-cell>
          <table:table-cell table:style-name="ce35" table:formula="of:=IF([.GE$3]=&quot;&quot;;&quot;&quot;;(IF(OR([.GE38]=&quot;&quot;;[.GE38]=0);0;1)))">
            <text:p/>
          </table:table-cell>
          <table:table-cell table:style-name="ce35" table:formula="of:=IF([.GF$3]=&quot;&quot;;&quot;&quot;;(IF(OR([.GF38]=&quot;&quot;;[.GF38]=0);0;1)))">
            <text:p/>
          </table:table-cell>
          <table:table-cell table:style-name="ce35" table:formula="of:=IF([.GG$3]=&quot;&quot;;&quot;&quot;;(IF(OR([.GG38]=&quot;&quot;;[.GG38]=0);0;1)))">
            <text:p/>
          </table:table-cell>
          <table:table-cell table:style-name="ce35" table:formula="of:=IF([.GH$3]=&quot;&quot;;&quot;&quot;;(IF(OR([.GH38]=&quot;&quot;;[.GH38]=0);0;1)))">
            <text:p/>
          </table:table-cell>
          <table:table-cell table:style-name="ce35" table:formula="of:=IF([.GI$3]=&quot;&quot;;&quot;&quot;;(IF(OR([.GI38]=&quot;&quot;;[.GI38]=0);0;1)))">
            <text:p/>
          </table:table-cell>
          <table:table-cell table:style-name="ce35" table:formula="of:=IF([.GJ$3]=&quot;&quot;;&quot;&quot;;(IF(OR([.GJ38]=&quot;&quot;;[.GJ38]=0);0;1)))">
            <text:p/>
          </table:table-cell>
          <table:table-cell table:style-name="ce35" table:formula="of:=IF([.GK$3]=&quot;&quot;;&quot;&quot;;(IF(OR([.GK38]=&quot;&quot;;[.GK38]=0);0;1)))">
            <text:p/>
          </table:table-cell>
          <table:table-cell table:style-name="ce35" table:formula="of:=IF([.GL$3]=&quot;&quot;;&quot;&quot;;(IF(OR([.GL38]=&quot;&quot;;[.GL38]=0);0;1)))">
            <text:p/>
          </table:table-cell>
          <table:table-cell table:style-name="ce35" table:formula="of:=IF([.GM$3]=&quot;&quot;;&quot;&quot;;(IF(OR([.GM38]=&quot;&quot;;[.GM38]=0);0;1)))">
            <text:p/>
          </table:table-cell>
          <table:table-cell table:style-name="ce35" table:formula="of:=IF([.GN$3]=&quot;&quot;;&quot;&quot;;(IF(OR([.GN38]=&quot;&quot;;[.GN38]=0);0;1)))">
            <text:p/>
          </table:table-cell>
          <table:table-cell table:style-name="ce35" table:formula="of:=IF([.GO$3]=&quot;&quot;;&quot;&quot;;(IF(OR([.GO38]=&quot;&quot;;[.GO38]=0);0;1)))">
            <text:p/>
          </table:table-cell>
          <table:table-cell table:style-name="ce35" table:formula="of:=IF([.GP$3]=&quot;&quot;;&quot;&quot;;(IF(OR([.GP38]=&quot;&quot;;[.GP38]=0);0;1)))">
            <text:p/>
          </table:table-cell>
          <table:table-cell table:style-name="ce35" table:formula="of:=IF([.GQ$3]=&quot;&quot;;&quot;&quot;;(IF(OR([.GQ38]=&quot;&quot;;[.GQ38]=0);0;1)))">
            <text:p/>
          </table:table-cell>
          <table:table-cell table:style-name="ce35" table:formula="of:=IF([.GR$3]=&quot;&quot;;&quot;&quot;;(IF(OR([.GR38]=&quot;&quot;;[.GR38]=0);0;1)))">
            <text:p/>
          </table:table-cell>
          <table:table-cell table:style-name="ce35" table:formula="of:=IF([.GS$3]=&quot;&quot;;&quot;&quot;;(IF(OR([.GS38]=&quot;&quot;;[.GS38]=0);0;1)))">
            <text:p/>
          </table:table-cell>
          <table:table-cell table:style-name="ce35" table:formula="of:=IF([.GT$3]=&quot;&quot;;&quot;&quot;;(IF(OR([.GT38]=&quot;&quot;;[.GT38]=0);0;1)))">
            <text:p/>
          </table:table-cell>
          <table:table-cell table:style-name="ce35" table:formula="of:=IF([.GU$3]=&quot;&quot;;&quot;&quot;;(IF(OR([.GU38]=&quot;&quot;;[.GU38]=0);0;1)))">
            <text:p/>
          </table:table-cell>
          <table:table-cell table:style-name="ce35" table:formula="of:=IF([.GV$3]=&quot;&quot;;&quot;&quot;;(IF(OR([.GV38]=&quot;&quot;;[.GV38]=0);0;1)))">
            <text:p/>
          </table:table-cell>
          <table:table-cell table:style-name="ce35" table:formula="of:=IF([.GW$3]=&quot;&quot;;&quot;&quot;;(IF(OR([.GW38]=&quot;&quot;;[.GW38]=0);0;1)))">
            <text:p/>
          </table:table-cell>
          <table:table-cell table:style-name="ce35" table:formula="of:=IF([.GX$3]=&quot;&quot;;&quot;&quot;;(IF(OR([.GX38]=&quot;&quot;;[.GX38]=0);0;1)))">
            <text:p/>
          </table:table-cell>
          <table:table-cell table:style-name="ce35" table:formula="of:=IF([.GY$3]=&quot;&quot;;&quot;&quot;;(IF(OR([.GY38]=&quot;&quot;;[.GY38]=0);0;1)))">
            <text:p/>
          </table:table-cell>
          <table:table-cell table:style-name="ce35" table:formula="of:=IF([.GZ$3]=&quot;&quot;;&quot;&quot;;(IF(OR([.GZ38]=&quot;&quot;;[.GZ38]=0);0;1)))">
            <text:p/>
          </table:table-cell>
          <table:table-cell table:style-name="ce35" table:formula="of:=IF([.HA$3]=&quot;&quot;;&quot;&quot;;(IF(OR([.HA38]=&quot;&quot;;[.HA38]=0);0;1)))">
            <text:p/>
          </table:table-cell>
          <table:table-cell table:style-name="ce35" table:formula="of:=IF([.HB$3]=&quot;&quot;;&quot;&quot;;(IF(OR([.HB38]=&quot;&quot;;[.HB38]=0);0;1)))">
            <text:p/>
          </table:table-cell>
          <table:table-cell table:style-name="ce35" table:formula="of:=IF([.HC$3]=&quot;&quot;;&quot;&quot;;(IF(OR([.HC38]=&quot;&quot;;[.HC38]=0);0;1)))">
            <text:p/>
          </table:table-cell>
          <table:table-cell table:style-name="ce35" table:formula="of:=IF([.HD$3]=&quot;&quot;;&quot;&quot;;(IF(OR([.HD38]=&quot;&quot;;[.HD38]=0);0;1)))">
            <text:p/>
          </table:table-cell>
          <table:table-cell table:style-name="ce35" table:formula="of:=IF([.HE$3]=&quot;&quot;;&quot;&quot;;(IF(OR([.HE38]=&quot;&quot;;[.HE38]=0);0;1)))">
            <text:p/>
          </table:table-cell>
          <table:table-cell table:style-name="ce35" table:formula="of:=IF([.HF$3]=&quot;&quot;;&quot;&quot;;(IF(OR([.HF38]=&quot;&quot;;[.HF38]=0);0;1)))">
            <text:p/>
          </table:table-cell>
          <table:table-cell table:style-name="ce35" table:formula="of:=IF([.HG$3]=&quot;&quot;;&quot;&quot;;(IF(OR([.HG38]=&quot;&quot;;[.HG38]=0);0;1)))">
            <text:p/>
          </table:table-cell>
          <table:table-cell table:style-name="ce35" table:formula="of:=IF([.HH$3]=&quot;&quot;;&quot;&quot;;(IF(OR([.HH38]=&quot;&quot;;[.HH38]=0);0;1)))">
            <text:p/>
          </table:table-cell>
          <table:table-cell table:style-name="ce35" table:formula="of:=IF([.HI$3]=&quot;&quot;;&quot;&quot;;(IF(OR([.HI38]=&quot;&quot;;[.HI38]=0);0;1)))">
            <text:p/>
          </table:table-cell>
          <table:table-cell table:style-name="ce35" table:formula="of:=IF([.HJ$3]=&quot;&quot;;&quot;&quot;;(IF(OR([.HJ38]=&quot;&quot;;[.HJ38]=0);0;1)))">
            <text:p/>
          </table:table-cell>
          <table:table-cell table:style-name="ce35" table:formula="of:=IF([.HK$3]=&quot;&quot;;&quot;&quot;;(IF(OR([.HK38]=&quot;&quot;;[.HK38]=0);0;1)))">
            <text:p/>
          </table:table-cell>
          <table:table-cell table:style-name="ce35" table:formula="of:=IF([.HL$3]=&quot;&quot;;&quot;&quot;;(IF(OR([.HL38]=&quot;&quot;;[.HL38]=0);0;1)))">
            <text:p/>
          </table:table-cell>
          <table:table-cell table:style-name="ce35" table:formula="of:=IF([.HM$3]=&quot;&quot;;&quot;&quot;;(IF(OR([.HM38]=&quot;&quot;;[.HM38]=0);0;1)))">
            <text:p/>
          </table:table-cell>
          <table:table-cell table:style-name="ce35" table:formula="of:=IF([.HN$3]=&quot;&quot;;&quot;&quot;;(IF(OR([.HN38]=&quot;&quot;;[.HN38]=0);0;1)))">
            <text:p/>
          </table:table-cell>
          <table:table-cell table:style-name="ce35" table:formula="of:=IF([.HO$3]=&quot;&quot;;&quot;&quot;;(IF(OR([.HO38]=&quot;&quot;;[.HO38]=0);0;1)))">
            <text:p/>
          </table:table-cell>
          <table:table-cell table:style-name="ce35" table:formula="of:=IF([.HP$3]=&quot;&quot;;&quot;&quot;;(IF(OR([.HP38]=&quot;&quot;;[.HP38]=0);0;1)))">
            <text:p/>
          </table:table-cell>
          <table:table-cell table:style-name="ce35" table:formula="of:=IF([.HQ$3]=&quot;&quot;;&quot;&quot;;(IF(OR([.HQ38]=&quot;&quot;;[.HQ38]=0);0;1)))">
            <text:p/>
          </table:table-cell>
          <table:table-cell table:style-name="ce35" table:formula="of:=IF([.HR$3]=&quot;&quot;;&quot;&quot;;(IF(OR([.HR38]=&quot;&quot;;[.HR38]=0);0;1)))">
            <text:p/>
          </table:table-cell>
          <table:table-cell table:style-name="ce35" table:formula="of:=IF([.HS$3]=&quot;&quot;;&quot;&quot;;(IF(OR([.HS38]=&quot;&quot;;[.HS38]=0);0;1)))">
            <text:p/>
          </table:table-cell>
          <table:table-cell table:style-name="ce35" table:formula="of:=IF([.HT$3]=&quot;&quot;;&quot;&quot;;(IF(OR([.HT38]=&quot;&quot;;[.HT38]=0);0;1)))">
            <text:p/>
          </table:table-cell>
          <table:table-cell table:style-name="ce35" table:formula="of:=IF([.HU$3]=&quot;&quot;;&quot;&quot;;(IF(OR([.HU38]=&quot;&quot;;[.HU38]=0);0;1)))">
            <text:p/>
          </table:table-cell>
          <table:table-cell table:style-name="ce35" table:formula="of:=IF([.HV$3]=&quot;&quot;;&quot;&quot;;(IF(OR([.HV38]=&quot;&quot;;[.HV38]=0);0;1)))">
            <text:p/>
          </table:table-cell>
          <table:table-cell table:style-name="ce35" table:formula="of:=IF([.HW$3]=&quot;&quot;;&quot;&quot;;(IF(OR([.HW38]=&quot;&quot;;[.HW38]=0);0;1)))">
            <text:p/>
          </table:table-cell>
          <table:table-cell table:style-name="ce35" table:formula="of:=IF([.HX$3]=&quot;&quot;;&quot;&quot;;(IF(OR([.HX38]=&quot;&quot;;[.HX38]=0);0;1)))">
            <text:p/>
          </table:table-cell>
          <table:table-cell table:style-name="ce35" table:formula="of:=IF([.HY$3]=&quot;&quot;;&quot;&quot;;(IF(OR([.HY38]=&quot;&quot;;[.HY38]=0);0;1)))">
            <text:p/>
          </table:table-cell>
          <table:table-cell table:style-name="ce35" table:formula="of:=IF([.HZ$3]=&quot;&quot;;&quot;&quot;;(IF(OR([.HZ38]=&quot;&quot;;[.HZ38]=0);0;1)))">
            <text:p/>
          </table:table-cell>
          <table:table-cell table:style-name="ce35" table:formula="of:=IF([.IA$3]=&quot;&quot;;&quot;&quot;;(IF(OR([.IA38]=&quot;&quot;;[.IA38]=0);0;1)))">
            <text:p/>
          </table:table-cell>
          <table:table-cell table:style-name="ce35" table:formula="of:=IF([.IB$3]=&quot;&quot;;&quot;&quot;;(IF(OR([.IB38]=&quot;&quot;;[.IB38]=0);0;1)))">
            <text:p/>
          </table:table-cell>
          <table:table-cell table:style-name="ce35" table:formula="of:=IF([.IC$3]=&quot;&quot;;&quot;&quot;;(IF(OR([.IC38]=&quot;&quot;;[.IC38]=0);0;1)))">
            <text:p/>
          </table:table-cell>
          <table:table-cell table:style-name="ce35" table:formula="of:=IF([.ID$3]=&quot;&quot;;&quot;&quot;;(IF(OR([.ID38]=&quot;&quot;;[.ID38]=0);0;1)))">
            <text:p/>
          </table:table-cell>
          <table:table-cell table:style-name="ce35" table:formula="of:=IF([.IE$3]=&quot;&quot;;&quot;&quot;;(IF(OR([.IE38]=&quot;&quot;;[.IE38]=0);0;1)))">
            <text:p/>
          </table:table-cell>
          <table:table-cell table:style-name="ce35" table:formula="of:=IF([.IF$3]=&quot;&quot;;&quot;&quot;;(IF(OR([.IF38]=&quot;&quot;;[.IF38]=0);0;1)))">
            <text:p/>
          </table:table-cell>
          <table:table-cell table:style-name="ce35" table:formula="of:=IF([.IG$3]=&quot;&quot;;&quot;&quot;;(IF(OR([.IG38]=&quot;&quot;;[.IG38]=0);0;1)))">
            <text:p/>
          </table:table-cell>
          <table:table-cell table:style-name="ce35" table:formula="of:=IF([.IH$3]=&quot;&quot;;&quot;&quot;;(IF(OR([.IH38]=&quot;&quot;;[.IH38]=0);0;1)))">
            <text:p/>
          </table:table-cell>
          <table:table-cell table:style-name="ce35" table:formula="of:=IF([.II$3]=&quot;&quot;;&quot;&quot;;(IF(OR([.II38]=&quot;&quot;;[.II38]=0);0;1)))">
            <text:p/>
          </table:table-cell>
          <table:table-cell table:style-name="ce35" table:formula="of:=IF([.IJ$3]=&quot;&quot;;&quot;&quot;;(IF(OR([.IJ38]=&quot;&quot;;[.IJ38]=0);0;1)))">
            <text:p/>
          </table:table-cell>
          <table:table-cell table:style-name="ce35" table:formula="of:=IF([.IK$3]=&quot;&quot;;&quot;&quot;;(IF(OR([.IK38]=&quot;&quot;;[.IK38]=0);0;1)))">
            <text:p/>
          </table:table-cell>
          <table:table-cell table:style-name="ce35" table:formula="of:=IF([.IL$3]=&quot;&quot;;&quot;&quot;;(IF(OR([.IL38]=&quot;&quot;;[.IL38]=0);0;1)))">
            <text:p/>
          </table:table-cell>
          <table:table-cell table:style-name="ce35" table:formula="of:=IF([.IM$3]=&quot;&quot;;&quot;&quot;;(IF(OR([.IM38]=&quot;&quot;;[.IM38]=0);0;1)))">
            <text:p/>
          </table:table-cell>
          <table:table-cell table:style-name="ce35" table:formula="of:=IF([.IN$3]=&quot;&quot;;&quot;&quot;;(IF(OR([.IN38]=&quot;&quot;;[.IN38]=0);0;1)))">
            <text:p/>
          </table:table-cell>
          <table:table-cell table:style-name="ce35" table:formula="of:=IF([.IO$3]=&quot;&quot;;&quot;&quot;;(IF(OR([.IO38]=&quot;&quot;;[.IO38]=0);0;1)))">
            <text:p/>
          </table:table-cell>
          <table:table-cell table:style-name="ce35" table:formula="of:=IF([.IP$3]=&quot;&quot;;&quot;&quot;;(IF(OR([.IP38]=&quot;&quot;;[.IP38]=0);0;1)))">
            <text:p/>
          </table:table-cell>
          <table:table-cell table:style-name="ce35" table:formula="of:=IF([.IQ$3]=&quot;&quot;;&quot;&quot;;(IF(OR([.IQ38]=&quot;&quot;;[.IQ38]=0);0;1)))">
            <text:p/>
          </table:table-cell>
          <table:table-cell table:style-name="ce35" table:formula="of:=IF([.IR$3]=&quot;&quot;;&quot;&quot;;(IF(OR([.IR38]=&quot;&quot;;[.IR38]=0);0;1)))">
            <text:p/>
          </table:table-cell>
          <table:table-cell table:style-name="ce35" table:formula="of:=IF([.IS$3]=&quot;&quot;;&quot;&quot;;(IF(OR([.IS38]=&quot;&quot;;[.IS38]=0);0;1)))">
            <text:p/>
          </table:table-cell>
          <table:table-cell table:style-name="ce35" table:formula="of:=IF([.IT$3]=&quot;&quot;;&quot;&quot;;(IF(OR([.IT38]=&quot;&quot;;[.IT38]=0);0;1)))">
            <text:p/>
          </table:table-cell>
          <table:table-cell table:style-name="ce35" table:formula="of:=IF([.IU$3]=&quot;&quot;;&quot;&quot;;(IF(OR([.IU38]=&quot;&quot;;[.IU38]=0);0;1)))">
            <text:p/>
          </table:table-cell>
          <table:table-cell table:style-name="ce35" table:formula="of:=IF([.IV$3]=&quot;&quot;;&quot;&quot;;(IF(OR([.IV38]=&quot;&quot;;[.IV38]=0);0;1)))">
            <text:p/>
          </table:table-cell>
          <table:table-cell table:style-name="ce35" table:formula="of:=IF([.IW$3]=&quot;&quot;;&quot;&quot;;(IF(OR([.IW38]=&quot;&quot;;[.IW38]=0);0;1)))">
            <text:p/>
          </table:table-cell>
          <table:table-cell table:style-name="ce35" table:formula="of:=IF([.IX$3]=&quot;&quot;;&quot;&quot;;(IF(OR([.IX38]=&quot;&quot;;[.IX38]=0);0;1)))">
            <text:p/>
          </table:table-cell>
          <table:table-cell table:style-name="ce35" table:formula="of:=IF([.IY$3]=&quot;&quot;;&quot;&quot;;(IF(OR([.IY38]=&quot;&quot;;[.IY38]=0);0;1)))">
            <text:p/>
          </table:table-cell>
          <table:table-cell table:style-name="ce35" table:formula="of:=IF([.IZ$3]=&quot;&quot;;&quot;&quot;;(IF(OR([.IZ38]=&quot;&quot;;[.IZ38]=0);0;1)))">
            <text:p/>
          </table:table-cell>
          <table:table-cell table:style-name="ce35" table:formula="of:=IF([.JA$3]=&quot;&quot;;&quot;&quot;;(IF(OR([.JA38]=&quot;&quot;;[.JA38]=0);0;1)))">
            <text:p/>
          </table:table-cell>
          <table:table-cell table:style-name="ce35" table:formula="of:=IF([.JB$3]=&quot;&quot;;&quot;&quot;;(IF(OR([.JB38]=&quot;&quot;;[.JB38]=0);0;1)))">
            <text:p/>
          </table:table-cell>
          <table:table-cell table:style-name="ce35" table:formula="of:=IF([.JC$3]=&quot;&quot;;&quot;&quot;;(IF(OR([.JC38]=&quot;&quot;;[.JC38]=0);0;1)))">
            <text:p/>
          </table:table-cell>
          <table:table-cell table:style-name="ce35" table:formula="of:=IF([.JD$3]=&quot;&quot;;&quot;&quot;;(IF(OR([.JD38]=&quot;&quot;;[.JD38]=0);0;1)))">
            <text:p/>
          </table:table-cell>
          <table:table-cell table:style-name="ce35" table:formula="of:=IF([.JE$3]=&quot;&quot;;&quot;&quot;;(IF(OR([.JE38]=&quot;&quot;;[.JE38]=0);0;1)))">
            <text:p/>
          </table:table-cell>
          <table:table-cell table:style-name="ce35" table:formula="of:=IF([.JF$3]=&quot;&quot;;&quot;&quot;;(IF(OR([.JF38]=&quot;&quot;;[.JF38]=0);0;1)))">
            <text:p/>
          </table:table-cell>
          <table:table-cell table:style-name="ce35" table:formula="of:=IF([.JG$3]=&quot;&quot;;&quot;&quot;;(IF(OR([.JG38]=&quot;&quot;;[.JG38]=0);0;1)))">
            <text:p/>
          </table:table-cell>
          <table:table-cell table:style-name="ce35" table:formula="of:=IF([.JH$3]=&quot;&quot;;&quot;&quot;;(IF(OR([.JH38]=&quot;&quot;;[.JH38]=0);0;1)))">
            <text:p/>
          </table:table-cell>
          <table:table-cell table:style-name="ce35" table:formula="of:=IF([.JI$3]=&quot;&quot;;&quot;&quot;;(IF(OR([.JI38]=&quot;&quot;;[.JI38]=0);0;1)))">
            <text:p/>
          </table:table-cell>
          <table:table-cell table:style-name="ce35" table:formula="of:=IF([.JJ$3]=&quot;&quot;;&quot;&quot;;(IF(OR([.JJ38]=&quot;&quot;;[.JJ38]=0);0;1)))">
            <text:p/>
          </table:table-cell>
          <table:table-cell table:style-name="ce35" table:formula="of:=IF([.JK$3]=&quot;&quot;;&quot;&quot;;(IF(OR([.JK38]=&quot;&quot;;[.JK38]=0);0;1)))">
            <text:p/>
          </table:table-cell>
          <table:table-cell table:style-name="ce35" table:formula="of:=IF([.JL$3]=&quot;&quot;;&quot;&quot;;(IF(OR([.JL38]=&quot;&quot;;[.JL38]=0);0;1)))">
            <text:p/>
          </table:table-cell>
          <table:table-cell table:style-name="ce35" table:formula="of:=IF([.JM$3]=&quot;&quot;;&quot;&quot;;(IF(OR([.JM38]=&quot;&quot;;[.JM38]=0);0;1)))">
            <text:p/>
          </table:table-cell>
          <table:table-cell table:style-name="ce35" table:formula="of:=IF([.JN$3]=&quot;&quot;;&quot;&quot;;(IF(OR([.JN38]=&quot;&quot;;[.JN38]=0);0;1)))">
            <text:p/>
          </table:table-cell>
          <table:table-cell table:style-name="ce35" table:formula="of:=IF([.JO$3]=&quot;&quot;;&quot;&quot;;(IF(OR([.JO38]=&quot;&quot;;[.JO38]=0);0;1)))">
            <text:p/>
          </table:table-cell>
          <table:table-cell table:style-name="ce35" table:formula="of:=IF([.JP$3]=&quot;&quot;;&quot;&quot;;(IF(OR([.JP38]=&quot;&quot;;[.JP38]=0);0;1)))">
            <text:p/>
          </table:table-cell>
          <table:table-cell table:style-name="ce35" table:formula="of:=IF([.JQ$3]=&quot;&quot;;&quot;&quot;;(IF(OR([.JQ38]=&quot;&quot;;[.JQ38]=0);0;1)))">
            <text:p/>
          </table:table-cell>
          <table:table-cell table:style-name="ce35" table:formula="of:=IF([.JR$3]=&quot;&quot;;&quot;&quot;;(IF(OR([.JR38]=&quot;&quot;;[.JR38]=0);0;1)))">
            <text:p/>
          </table:table-cell>
          <table:table-cell table:style-name="ce35" table:formula="of:=IF([.JS$3]=&quot;&quot;;&quot;&quot;;(IF(OR([.JS38]=&quot;&quot;;[.JS38]=0);0;1)))">
            <text:p/>
          </table:table-cell>
          <table:table-cell table:style-name="ce35" table:formula="of:=IF([.JT$3]=&quot;&quot;;&quot;&quot;;(IF(OR([.JT38]=&quot;&quot;;[.JT38]=0);0;1)))">
            <text:p/>
          </table:table-cell>
          <table:table-cell table:style-name="ce35" table:formula="of:=IF([.JU$3]=&quot;&quot;;&quot;&quot;;(IF(OR([.JU38]=&quot;&quot;;[.JU38]=0);0;1)))">
            <text:p/>
          </table:table-cell>
          <table:table-cell table:style-name="ce35" table:formula="of:=IF([.JV$3]=&quot;&quot;;&quot;&quot;;(IF(OR([.JV38]=&quot;&quot;;[.JV38]=0);0;1)))">
            <text:p/>
          </table:table-cell>
          <table:table-cell table:style-name="ce35" table:formula="of:=IF([.JW$3]=&quot;&quot;;&quot;&quot;;(IF(OR([.JW38]=&quot;&quot;;[.JW38]=0);0;1)))">
            <text:p/>
          </table:table-cell>
          <table:table-cell table:style-name="ce35" table:formula="of:=IF([.JX$3]=&quot;&quot;;&quot;&quot;;(IF(OR([.JX38]=&quot;&quot;;[.JX38]=0);0;1)))">
            <text:p/>
          </table:table-cell>
          <table:table-cell table:style-name="ce35" table:formula="of:=IF([.JY$3]=&quot;&quot;;&quot;&quot;;(IF(OR([.JY38]=&quot;&quot;;[.JY38]=0);0;1)))">
            <text:p/>
          </table:table-cell>
          <table:table-cell table:style-name="ce35" table:formula="of:=IF([.JZ$3]=&quot;&quot;;&quot;&quot;;(IF(OR([.JZ38]=&quot;&quot;;[.JZ38]=0);0;1)))">
            <text:p/>
          </table:table-cell>
          <table:table-cell table:style-name="ce35" table:formula="of:=IF([.KA$3]=&quot;&quot;;&quot;&quot;;(IF(OR([.KA38]=&quot;&quot;;[.KA38]=0);0;1)))">
            <text:p/>
          </table:table-cell>
          <table:table-cell table:style-name="ce35" table:formula="of:=IF([.KB$3]=&quot;&quot;;&quot;&quot;;(IF(OR([.KB38]=&quot;&quot;;[.KB38]=0);0;1)))">
            <text:p/>
          </table:table-cell>
          <table:table-cell table:style-name="ce35" table:formula="of:=IF([.KC$3]=&quot;&quot;;&quot;&quot;;(IF(OR([.KC38]=&quot;&quot;;[.KC38]=0);0;1)))">
            <text:p/>
          </table:table-cell>
          <table:table-cell table:style-name="ce35" table:formula="of:=IF([.KD$3]=&quot;&quot;;&quot;&quot;;(IF(OR([.KD38]=&quot;&quot;;[.KD38]=0);0;1)))">
            <text:p/>
          </table:table-cell>
          <table:table-cell table:style-name="ce35" table:formula="of:=IF([.KE$3]=&quot;&quot;;&quot;&quot;;(IF(OR([.KE38]=&quot;&quot;;[.KE38]=0);0;1)))">
            <text:p/>
          </table:table-cell>
          <table:table-cell table:style-name="ce35" table:formula="of:=IF([.KF$3]=&quot;&quot;;&quot;&quot;;(IF(OR([.KF38]=&quot;&quot;;[.KF38]=0);0;1)))">
            <text:p/>
          </table:table-cell>
          <table:table-cell table:style-name="ce35" table:formula="of:=IF([.KG$3]=&quot;&quot;;&quot;&quot;;(IF(OR([.KG38]=&quot;&quot;;[.KG38]=0);0;1)))">
            <text:p/>
          </table:table-cell>
          <table:table-cell table:style-name="ce35" table:formula="of:=IF([.KH$3]=&quot;&quot;;&quot;&quot;;(IF(OR([.KH38]=&quot;&quot;;[.KH38]=0);0;1)))">
            <text:p/>
          </table:table-cell>
          <table:table-cell table:style-name="ce35" table:formula="of:=IF([.KI$3]=&quot;&quot;;&quot;&quot;;(IF(OR([.KI38]=&quot;&quot;;[.KI38]=0);0;1)))">
            <text:p/>
          </table:table-cell>
          <table:table-cell table:style-name="ce35" table:formula="of:=IF([.KJ$3]=&quot;&quot;;&quot;&quot;;(IF(OR([.KJ38]=&quot;&quot;;[.KJ38]=0);0;1)))">
            <text:p/>
          </table:table-cell>
          <table:table-cell table:style-name="ce35" table:formula="of:=IF([.KK$3]=&quot;&quot;;&quot;&quot;;(IF(OR([.KK38]=&quot;&quot;;[.KK38]=0);0;1)))">
            <text:p/>
          </table:table-cell>
          <table:table-cell table:style-name="ce35" table:formula="of:=IF([.KL$3]=&quot;&quot;;&quot;&quot;;(IF(OR([.KL38]=&quot;&quot;;[.KL38]=0);0;1)))">
            <text:p/>
          </table:table-cell>
          <table:table-cell table:style-name="ce35" table:formula="of:=IF([.KM$3]=&quot;&quot;;&quot;&quot;;(IF(OR([.KM38]=&quot;&quot;;[.KM38]=0);0;1)))">
            <text:p/>
          </table:table-cell>
          <table:table-cell table:style-name="ce35" table:formula="of:=IF([.KN$3]=&quot;&quot;;&quot;&quot;;(IF(OR([.KN38]=&quot;&quot;;[.KN38]=0);0;1)))">
            <text:p/>
          </table:table-cell>
          <table:table-cell table:style-name="ce35" table:formula="of:=IF([.KO$3]=&quot;&quot;;&quot;&quot;;(IF(OR([.KO38]=&quot;&quot;;[.KO38]=0);0;1)))">
            <text:p/>
          </table:table-cell>
          <table:table-cell table:style-name="ce35" table:formula="of:=IF([.KP$3]=&quot;&quot;;&quot;&quot;;(IF(OR([.KP38]=&quot;&quot;;[.KP38]=0);0;1)))">
            <text:p/>
          </table:table-cell>
          <table:table-cell table:style-name="ce35" table:formula="of:=IF([.KQ$3]=&quot;&quot;;&quot;&quot;;(IF(OR([.KQ38]=&quot;&quot;;[.KQ38]=0);0;1)))">
            <text:p/>
          </table:table-cell>
          <table:table-cell table:style-name="ce35" table:formula="of:=IF([.KR$3]=&quot;&quot;;&quot;&quot;;(IF(OR([.KR38]=&quot;&quot;;[.KR38]=0);0;1)))">
            <text:p/>
          </table:table-cell>
          <table:table-cell table:style-name="ce35" table:formula="of:=IF([.KS$3]=&quot;&quot;;&quot;&quot;;(IF(OR([.KS38]=&quot;&quot;;[.KS38]=0);0;1)))">
            <text:p/>
          </table:table-cell>
          <table:table-cell table:style-name="ce35" table:formula="of:=IF([.KT$3]=&quot;&quot;;&quot;&quot;;(IF(OR([.KT38]=&quot;&quot;;[.KT38]=0);0;1)))">
            <text:p/>
          </table:table-cell>
          <table:table-cell table:style-name="ce35" table:formula="of:=IF([.KU$3]=&quot;&quot;;&quot;&quot;;(IF(OR([.KU38]=&quot;&quot;;[.KU38]=0);0;1)))">
            <text:p/>
          </table:table-cell>
          <table:table-cell table:style-name="ce35" table:formula="of:=IF([.KV$3]=&quot;&quot;;&quot;&quot;;(IF(OR([.KV38]=&quot;&quot;;[.KV38]=0);0;1)))">
            <text:p/>
          </table:table-cell>
          <table:table-cell table:style-name="ce35" table:formula="of:=IF([.KW$3]=&quot;&quot;;&quot;&quot;;(IF(OR([.KW38]=&quot;&quot;;[.KW38]=0);0;1)))">
            <text:p/>
          </table:table-cell>
          <table:table-cell table:style-name="ce35" table:formula="of:=IF([.KX$3]=&quot;&quot;;&quot;&quot;;(IF(OR([.KX38]=&quot;&quot;;[.KX38]=0);0;1)))">
            <text:p/>
          </table:table-cell>
          <table:table-cell table:style-name="ce35" table:formula="of:=IF([.KY$3]=&quot;&quot;;&quot;&quot;;(IF(OR([.KY38]=&quot;&quot;;[.KY38]=0);0;1)))">
            <text:p/>
          </table:table-cell>
          <table:table-cell table:style-name="ce35" table:formula="of:=IF([.KZ$3]=&quot;&quot;;&quot;&quot;;(IF(OR([.KZ38]=&quot;&quot;;[.KZ38]=0);0;1)))">
            <text:p/>
          </table:table-cell>
          <table:table-cell table:style-name="ce35" table:formula="of:=IF([.LA$3]=&quot;&quot;;&quot;&quot;;(IF(OR([.LA38]=&quot;&quot;;[.LA38]=0);0;1)))">
            <text:p/>
          </table:table-cell>
          <table:table-cell table:style-name="ce35" table:formula="of:=IF([.LB$3]=&quot;&quot;;&quot;&quot;;(IF(OR([.LB38]=&quot;&quot;;[.LB38]=0);0;1)))">
            <text:p/>
          </table:table-cell>
          <table:table-cell table:style-name="ce35" table:formula="of:=IF([.LC$3]=&quot;&quot;;&quot;&quot;;(IF(OR([.LC38]=&quot;&quot;;[.LC38]=0);0;1)))">
            <text:p/>
          </table:table-cell>
          <table:table-cell table:style-name="ce35" table:formula="of:=IF([.LD$3]=&quot;&quot;;&quot;&quot;;(IF(OR([.LD38]=&quot;&quot;;[.LD38]=0);0;1)))">
            <text:p/>
          </table:table-cell>
          <table:table-cell table:style-name="ce35" table:formula="of:=IF([.LE$3]=&quot;&quot;;&quot;&quot;;(IF(OR([.LE38]=&quot;&quot;;[.LE38]=0);0;1)))">
            <text:p/>
          </table:table-cell>
          <table:table-cell table:style-name="ce35" table:formula="of:=IF([.LF$3]=&quot;&quot;;&quot;&quot;;(IF(OR([.LF38]=&quot;&quot;;[.LF38]=0);0;1)))">
            <text:p/>
          </table:table-cell>
          <table:table-cell table:style-name="ce35" table:formula="of:=IF([.LG$3]=&quot;&quot;;&quot;&quot;;(IF(OR([.LG38]=&quot;&quot;;[.LG38]=0);0;1)))">
            <text:p/>
          </table:table-cell>
          <table:table-cell table:style-name="ce35" table:formula="of:=IF([.LH$3]=&quot;&quot;;&quot;&quot;;(IF(OR([.LH38]=&quot;&quot;;[.LH38]=0);0;1)))">
            <text:p/>
          </table:table-cell>
          <table:table-cell table:style-name="ce35" table:formula="of:=IF([.LI$3]=&quot;&quot;;&quot;&quot;;(IF(OR([.LI38]=&quot;&quot;;[.LI38]=0);0;1)))">
            <text:p/>
          </table:table-cell>
          <table:table-cell table:style-name="ce35" table:formula="of:=IF([.LJ$3]=&quot;&quot;;&quot;&quot;;(IF(OR([.LJ38]=&quot;&quot;;[.LJ38]=0);0;1)))">
            <text:p/>
          </table:table-cell>
          <table:table-cell table:style-name="ce35" table:formula="of:=IF([.LK$3]=&quot;&quot;;&quot;&quot;;(IF(OR([.LK38]=&quot;&quot;;[.LK38]=0);0;1)))">
            <text:p/>
          </table:table-cell>
          <table:table-cell table:style-name="ce35" table:formula="of:=IF([.LL$3]=&quot;&quot;;&quot;&quot;;(IF(OR([.LL38]=&quot;&quot;;[.LL38]=0);0;1)))">
            <text:p/>
          </table:table-cell>
          <table:table-cell table:style-name="ce35" table:formula="of:=IF([.LM$3]=&quot;&quot;;&quot;&quot;;(IF(OR([.LM38]=&quot;&quot;;[.LM38]=0);0;1)))">
            <text:p/>
          </table:table-cell>
          <table:table-cell table:style-name="ce35" table:formula="of:=IF([.LN$3]=&quot;&quot;;&quot;&quot;;(IF(OR([.LN38]=&quot;&quot;;[.LN38]=0);0;1)))">
            <text:p/>
          </table:table-cell>
          <table:table-cell table:style-name="ce35" table:formula="of:=IF([.LO$3]=&quot;&quot;;&quot;&quot;;(IF(OR([.LO38]=&quot;&quot;;[.LO38]=0);0;1)))">
            <text:p/>
          </table:table-cell>
          <table:table-cell table:style-name="ce35" table:formula="of:=IF([.LP$3]=&quot;&quot;;&quot;&quot;;(IF(OR([.LP38]=&quot;&quot;;[.LP38]=0);0;1)))">
            <text:p/>
          </table:table-cell>
          <table:table-cell table:style-name="ce35" table:formula="of:=IF([.LQ$3]=&quot;&quot;;&quot;&quot;;(IF(OR([.LQ38]=&quot;&quot;;[.LQ38]=0);0;1)))">
            <text:p/>
          </table:table-cell>
          <table:table-cell table:style-name="ce35" table:formula="of:=IF([.LR$3]=&quot;&quot;;&quot;&quot;;(IF(OR([.LR38]=&quot;&quot;;[.LR38]=0);0;1)))">
            <text:p/>
          </table:table-cell>
          <table:table-cell table:style-name="ce35" table:formula="of:=IF([.LS$3]=&quot;&quot;;&quot;&quot;;(IF(OR([.LS38]=&quot;&quot;;[.LS38]=0);0;1)))">
            <text:p/>
          </table:table-cell>
          <table:table-cell table:style-name="ce35" table:formula="of:=IF([.LT$3]=&quot;&quot;;&quot;&quot;;(IF(OR([.LT38]=&quot;&quot;;[.LT38]=0);0;1)))">
            <text:p/>
          </table:table-cell>
          <table:table-cell table:style-name="ce35" table:formula="of:=IF([.LU$3]=&quot;&quot;;&quot;&quot;;(IF(OR([.LU38]=&quot;&quot;;[.LU38]=0);0;1)))">
            <text:p/>
          </table:table-cell>
          <table:table-cell table:style-name="ce35" table:formula="of:=IF([.LV$3]=&quot;&quot;;&quot;&quot;;(IF(OR([.LV38]=&quot;&quot;;[.LV38]=0);0;1)))">
            <text:p/>
          </table:table-cell>
          <table:table-cell table:style-name="ce35" table:formula="of:=IF([.LW$3]=&quot;&quot;;&quot;&quot;;(IF(OR([.LW38]=&quot;&quot;;[.LW38]=0);0;1)))">
            <text:p/>
          </table:table-cell>
          <table:table-cell table:style-name="ce35" table:formula="of:=IF([.LX$3]=&quot;&quot;;&quot;&quot;;(IF(OR([.LX38]=&quot;&quot;;[.LX38]=0);0;1)))">
            <text:p/>
          </table:table-cell>
          <table:table-cell table:style-name="ce35" table:formula="of:=IF([.LY$3]=&quot;&quot;;&quot;&quot;;(IF(OR([.LY38]=&quot;&quot;;[.LY38]=0);0;1)))">
            <text:p/>
          </table:table-cell>
          <table:table-cell table:style-name="ce35" table:formula="of:=IF([.LZ$3]=&quot;&quot;;&quot;&quot;;(IF(OR([.LZ38]=&quot;&quot;;[.LZ38]=0);0;1)))">
            <text:p/>
          </table:table-cell>
          <table:table-cell table:style-name="ce35" table:formula="of:=IF([.MA$3]=&quot;&quot;;&quot;&quot;;(IF(OR([.MA38]=&quot;&quot;;[.MA38]=0);0;1)))">
            <text:p/>
          </table:table-cell>
          <table:table-cell table:style-name="ce35" table:formula="of:=IF([.MB$3]=&quot;&quot;;&quot;&quot;;(IF(OR([.MB38]=&quot;&quot;;[.MB38]=0);0;1)))">
            <text:p/>
          </table:table-cell>
          <table:table-cell table:style-name="ce35" table:formula="of:=IF([.MC$3]=&quot;&quot;;&quot;&quot;;(IF(OR([.MC38]=&quot;&quot;;[.MC38]=0);0;1)))">
            <text:p/>
          </table:table-cell>
          <table:table-cell table:style-name="ce35" table:formula="of:=IF([.MD$3]=&quot;&quot;;&quot;&quot;;(IF(OR([.MD38]=&quot;&quot;;[.MD38]=0);0;1)))">
            <text:p/>
          </table:table-cell>
          <table:table-cell table:style-name="ce35" table:formula="of:=IF([.ME$3]=&quot;&quot;;&quot;&quot;;(IF(OR([.ME38]=&quot;&quot;;[.ME38]=0);0;1)))">
            <text:p/>
          </table:table-cell>
          <table:table-cell table:style-name="ce35" table:formula="of:=IF([.MF$3]=&quot;&quot;;&quot;&quot;;(IF(OR([.MF38]=&quot;&quot;;[.MF38]=0);0;1)))">
            <text:p/>
          </table:table-cell>
          <table:table-cell table:style-name="ce35" table:formula="of:=IF([.MG$3]=&quot;&quot;;&quot;&quot;;(IF(OR([.MG38]=&quot;&quot;;[.MG38]=0);0;1)))">
            <text:p/>
          </table:table-cell>
          <table:table-cell table:style-name="ce35" table:formula="of:=IF([.MH$3]=&quot;&quot;;&quot;&quot;;(IF(OR([.MH38]=&quot;&quot;;[.MH38]=0);0;1)))">
            <text:p/>
          </table:table-cell>
          <table:table-cell table:style-name="ce35" table:formula="of:=IF([.MI$3]=&quot;&quot;;&quot;&quot;;(IF(OR([.MI38]=&quot;&quot;;[.MI38]=0);0;1)))">
            <text:p/>
          </table:table-cell>
          <table:table-cell table:style-name="ce35" table:formula="of:=IF([.MJ$3]=&quot;&quot;;&quot;&quot;;(IF(OR([.MJ38]=&quot;&quot;;[.MJ38]=0);0;1)))">
            <text:p/>
          </table:table-cell>
          <table:table-cell table:style-name="ce35" table:formula="of:=IF([.MK$3]=&quot;&quot;;&quot;&quot;;(IF(OR([.MK38]=&quot;&quot;;[.MK38]=0);0;1)))">
            <text:p/>
          </table:table-cell>
          <table:table-cell table:style-name="ce35" table:formula="of:=IF([.ML$3]=&quot;&quot;;&quot;&quot;;(IF(OR([.ML38]=&quot;&quot;;[.ML38]=0);0;1)))">
            <text:p/>
          </table:table-cell>
          <table:table-cell table:style-name="ce35" table:formula="of:=IF([.MM$3]=&quot;&quot;;&quot;&quot;;(IF(OR([.MM38]=&quot;&quot;;[.MM38]=0);0;1)))">
            <text:p/>
          </table:table-cell>
          <table:table-cell table:style-name="ce35" table:formula="of:=IF([.MN$3]=&quot;&quot;;&quot;&quot;;(IF(OR([.MN38]=&quot;&quot;;[.MN38]=0);0;1)))">
            <text:p/>
          </table:table-cell>
          <table:table-cell table:style-name="ce35" table:formula="of:=IF([.MO$3]=&quot;&quot;;&quot;&quot;;(IF(OR([.MO38]=&quot;&quot;;[.MO38]=0);0;1)))">
            <text:p/>
          </table:table-cell>
          <table:table-cell table:style-name="ce35" table:formula="of:=IF([.MP$3]=&quot;&quot;;&quot;&quot;;(IF(OR([.MP38]=&quot;&quot;;[.MP38]=0);0;1)))">
            <text:p/>
          </table:table-cell>
          <table:table-cell table:style-name="ce35" table:formula="of:=IF([.MQ$3]=&quot;&quot;;&quot;&quot;;(IF(OR([.MQ38]=&quot;&quot;;[.MQ38]=0);0;1)))">
            <text:p/>
          </table:table-cell>
          <table:table-cell table:style-name="ce35" table:formula="of:=IF([.MR$3]=&quot;&quot;;&quot;&quot;;(IF(OR([.MR38]=&quot;&quot;;[.MR38]=0);0;1)))">
            <text:p/>
          </table:table-cell>
          <table:table-cell table:style-name="ce35" table:formula="of:=IF([.MS$3]=&quot;&quot;;&quot;&quot;;(IF(OR([.MS38]=&quot;&quot;;[.MS38]=0);0;1)))">
            <text:p/>
          </table:table-cell>
          <table:table-cell table:style-name="ce35" table:formula="of:=IF([.MT$3]=&quot;&quot;;&quot;&quot;;(IF(OR([.MT38]=&quot;&quot;;[.MT38]=0);0;1)))">
            <text:p/>
          </table:table-cell>
          <table:table-cell table:style-name="ce35" table:formula="of:=IF([.MU$3]=&quot;&quot;;&quot;&quot;;(IF(OR([.MU38]=&quot;&quot;;[.MU38]=0);0;1)))">
            <text:p/>
          </table:table-cell>
          <table:table-cell table:style-name="ce35" table:formula="of:=IF([.MV$3]=&quot;&quot;;&quot;&quot;;(IF(OR([.MV38]=&quot;&quot;;[.MV38]=0);0;1)))">
            <text:p/>
          </table:table-cell>
          <table:table-cell table:style-name="ce35" table:formula="of:=IF([.MW$3]=&quot;&quot;;&quot;&quot;;(IF(OR([.MW38]=&quot;&quot;;[.MW38]=0);0;1)))">
            <text:p/>
          </table:table-cell>
          <table:table-cell table:style-name="ce35" table:formula="of:=IF([.MX$3]=&quot;&quot;;&quot;&quot;;(IF(OR([.MX38]=&quot;&quot;;[.MX38]=0);0;1)))">
            <text:p/>
          </table:table-cell>
          <table:table-cell table:style-name="ce35" table:formula="of:=IF([.MY$3]=&quot;&quot;;&quot;&quot;;(IF(OR([.MY38]=&quot;&quot;;[.MY38]=0);0;1)))">
            <text:p/>
          </table:table-cell>
          <table:table-cell table:style-name="ce35" table:formula="of:=IF([.MZ$3]=&quot;&quot;;&quot;&quot;;(IF(OR([.MZ38]=&quot;&quot;;[.MZ38]=0);0;1)))">
            <text:p/>
          </table:table-cell>
          <table:table-cell table:style-name="ce35" table:formula="of:=IF([.NA$3]=&quot;&quot;;&quot;&quot;;(IF(OR([.NA38]=&quot;&quot;;[.NA38]=0);0;1)))">
            <text:p/>
          </table:table-cell>
          <table:table-cell table:style-name="ce35" table:formula="of:=IF([.NB$3]=&quot;&quot;;&quot;&quot;;(IF(OR([.NB38]=&quot;&quot;;[.NB38]=0);0;1)))">
            <text:p/>
          </table:table-cell>
          <table:table-cell table:style-name="ce35" table:formula="of:=IF([.NC$3]=&quot;&quot;;&quot;&quot;;(IF(OR([.NC38]=&quot;&quot;;[.NC38]=0);0;1)))">
            <text:p/>
          </table:table-cell>
          <table:table-cell table:style-name="ce35" table:formula="of:=IF([.ND$3]=&quot;&quot;;&quot;&quot;;(IF(OR([.ND38]=&quot;&quot;;[.ND38]=0);0;1)))">
            <text:p/>
          </table:table-cell>
          <table:table-cell table:style-name="ce35" table:formula="of:=IF([.NE$3]=&quot;&quot;;&quot;&quot;;(IF(OR([.NE38]=&quot;&quot;;[.NE38]=0);0;1)))">
            <text:p/>
          </table:table-cell>
          <table:table-cell table:style-name="ce35" table:formula="of:=IF([.NF$3]=&quot;&quot;;&quot;&quot;;(IF(OR([.NF38]=&quot;&quot;;[.NF38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39:.B39])" office:value-type="float" office:value="0" calcext:value-type="float">
            <text:p>0</text:p>
          </table:table-cell>
          <table:table-cell table:style-name="ce11" table:formula="of:=IFERROR((LEN([.NG39])-SEARCH(&quot;0[^0]*$&quot;;[.NG39]));LEN([.NG39]))" office:value-type="float" office:value="0" calcext:value-type="float">
            <text:p>0</text:p>
          </table:table-cell>
          <table:table-cell table:style-name="ce5" table:formula="of:=COUNTA([.E39:.NF39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47" table:formula="of:=COM.MICROSOFT.CONCAT([.NH39:.ABI39])">
            <text:p/>
          </table:table-cell>
          <table:table-cell table:style-name="ce46" table:formula="of:=IF([.E$3]=&quot;&quot;;&quot;&quot;;(IF(OR([.E39]=&quot;&quot;;[.E39]=0);0;1)))">
            <text:p/>
          </table:table-cell>
          <table:table-cell table:style-name="ce46" table:formula="of:=IF([.F$3]=&quot;&quot;;&quot;&quot;;(IF(OR([.F39]=&quot;&quot;;[.F39]=0);0;1)))">
            <text:p/>
          </table:table-cell>
          <table:table-cell table:style-name="ce46" table:formula="of:=IF([.G$3]=&quot;&quot;;&quot;&quot;;(IF(OR([.G39]=&quot;&quot;;[.G39]=0);0;1)))">
            <text:p/>
          </table:table-cell>
          <table:table-cell table:style-name="ce46" table:formula="of:=IF([.H$3]=&quot;&quot;;&quot;&quot;;(IF(OR([.H39]=&quot;&quot;;[.H39]=0);0;1)))">
            <text:p/>
          </table:table-cell>
          <table:table-cell table:style-name="ce47" table:formula="of:=IF([.I$3]=&quot;&quot;;&quot;&quot;;(IF(OR([.I39]=&quot;&quot;;[.I39]=0);0;1)))">
            <text:p/>
          </table:table-cell>
          <table:table-cell table:style-name="ce47" table:formula="of:=IF([.J$3]=&quot;&quot;;&quot;&quot;;(IF(OR([.J39]=&quot;&quot;;[.J39]=0);0;1)))">
            <text:p/>
          </table:table-cell>
          <table:table-cell table:style-name="ce47" table:formula="of:=IF([.K$3]=&quot;&quot;;&quot;&quot;;(IF(OR([.K39]=&quot;&quot;;[.K39]=0);0;1)))">
            <text:p/>
          </table:table-cell>
          <table:table-cell table:style-name="ce47" table:formula="of:=IF([.L$3]=&quot;&quot;;&quot;&quot;;(IF(OR([.L39]=&quot;&quot;;[.L39]=0);0;1)))">
            <text:p/>
          </table:table-cell>
          <table:table-cell table:style-name="ce47" table:formula="of:=IF([.M$3]=&quot;&quot;;&quot;&quot;;(IF(OR([.M39]=&quot;&quot;;[.M39]=0);0;1)))">
            <text:p/>
          </table:table-cell>
          <table:table-cell table:style-name="ce47" table:formula="of:=IF([.N$3]=&quot;&quot;;&quot;&quot;;(IF(OR([.N39]=&quot;&quot;;[.N39]=0);0;1)))">
            <text:p/>
          </table:table-cell>
          <table:table-cell table:style-name="ce47" table:formula="of:=IF([.O$3]=&quot;&quot;;&quot;&quot;;(IF(OR([.O39]=&quot;&quot;;[.O39]=0);0;1)))">
            <text:p/>
          </table:table-cell>
          <table:table-cell table:style-name="ce47" table:formula="of:=IF([.P$3]=&quot;&quot;;&quot;&quot;;(IF(OR([.P39]=&quot;&quot;;[.P39]=0);0;1)))">
            <text:p/>
          </table:table-cell>
          <table:table-cell table:style-name="ce47" table:formula="of:=IF([.Q$3]=&quot;&quot;;&quot;&quot;;(IF(OR([.Q39]=&quot;&quot;;[.Q39]=0);0;1)))">
            <text:p/>
          </table:table-cell>
          <table:table-cell table:style-name="ce47" table:formula="of:=IF([.R$3]=&quot;&quot;;&quot;&quot;;(IF(OR([.R39]=&quot;&quot;;[.R39]=0);0;1)))">
            <text:p/>
          </table:table-cell>
          <table:table-cell table:style-name="ce47" table:formula="of:=IF([.S$3]=&quot;&quot;;&quot;&quot;;(IF(OR([.S39]=&quot;&quot;;[.S39]=0);0;1)))">
            <text:p/>
          </table:table-cell>
          <table:table-cell table:style-name="ce47" table:formula="of:=IF([.T$3]=&quot;&quot;;&quot;&quot;;(IF(OR([.T39]=&quot;&quot;;[.T39]=0);0;1)))">
            <text:p/>
          </table:table-cell>
          <table:table-cell table:style-name="ce47" table:formula="of:=IF([.U$3]=&quot;&quot;;&quot;&quot;;(IF(OR([.U39]=&quot;&quot;;[.U39]=0);0;1)))">
            <text:p/>
          </table:table-cell>
          <table:table-cell table:style-name="ce47" table:formula="of:=IF([.V$3]=&quot;&quot;;&quot;&quot;;(IF(OR([.V39]=&quot;&quot;;[.V39]=0);0;1)))">
            <text:p/>
          </table:table-cell>
          <table:table-cell table:style-name="ce47" table:formula="of:=IF([.W$3]=&quot;&quot;;&quot;&quot;;(IF(OR([.W39]=&quot;&quot;;[.W39]=0);0;1)))">
            <text:p/>
          </table:table-cell>
          <table:table-cell table:style-name="ce47" table:formula="of:=IF([.X$3]=&quot;&quot;;&quot;&quot;;(IF(OR([.X39]=&quot;&quot;;[.X39]=0);0;1)))">
            <text:p/>
          </table:table-cell>
          <table:table-cell table:style-name="ce47" table:formula="of:=IF([.Y$3]=&quot;&quot;;&quot;&quot;;(IF(OR([.Y39]=&quot;&quot;;[.Y39]=0);0;1)))">
            <text:p/>
          </table:table-cell>
          <table:table-cell table:style-name="ce47" table:formula="of:=IF([.Z$3]=&quot;&quot;;&quot;&quot;;(IF(OR([.Z39]=&quot;&quot;;[.Z39]=0);0;1)))">
            <text:p/>
          </table:table-cell>
          <table:table-cell table:style-name="ce47" table:formula="of:=IF([.AA$3]=&quot;&quot;;&quot;&quot;;(IF(OR([.AA39]=&quot;&quot;;[.AA39]=0);0;1)))">
            <text:p/>
          </table:table-cell>
          <table:table-cell table:style-name="ce47" table:formula="of:=IF([.AB$3]=&quot;&quot;;&quot;&quot;;(IF(OR([.AB39]=&quot;&quot;;[.AB39]=0);0;1)))">
            <text:p/>
          </table:table-cell>
          <table:table-cell table:style-name="ce47" table:formula="of:=IF([.AC$3]=&quot;&quot;;&quot;&quot;;(IF(OR([.AC39]=&quot;&quot;;[.AC39]=0);0;1)))">
            <text:p/>
          </table:table-cell>
          <table:table-cell table:style-name="ce47" table:formula="of:=IF([.AD$3]=&quot;&quot;;&quot;&quot;;(IF(OR([.AD39]=&quot;&quot;;[.AD39]=0);0;1)))">
            <text:p/>
          </table:table-cell>
          <table:table-cell table:style-name="ce47" table:formula="of:=IF([.AE$3]=&quot;&quot;;&quot;&quot;;(IF(OR([.AE39]=&quot;&quot;;[.AE39]=0);0;1)))">
            <text:p/>
          </table:table-cell>
          <table:table-cell table:style-name="ce47" table:formula="of:=IF([.AF$3]=&quot;&quot;;&quot;&quot;;(IF(OR([.AF39]=&quot;&quot;;[.AF39]=0);0;1)))">
            <text:p/>
          </table:table-cell>
          <table:table-cell table:style-name="ce47" table:formula="of:=IF([.AG$3]=&quot;&quot;;&quot;&quot;;(IF(OR([.AG39]=&quot;&quot;;[.AG39]=0);0;1)))">
            <text:p/>
          </table:table-cell>
          <table:table-cell table:style-name="ce47" table:formula="of:=IF([.AH$3]=&quot;&quot;;&quot;&quot;;(IF(OR([.AH39]=&quot;&quot;;[.AH39]=0);0;1)))">
            <text:p/>
          </table:table-cell>
          <table:table-cell table:style-name="ce47" table:formula="of:=IF([.AI$3]=&quot;&quot;;&quot;&quot;;(IF(OR([.AI39]=&quot;&quot;;[.AI39]=0);0;1)))">
            <text:p/>
          </table:table-cell>
          <table:table-cell table:style-name="ce47" table:formula="of:=IF([.AJ$3]=&quot;&quot;;&quot;&quot;;(IF(OR([.AJ39]=&quot;&quot;;[.AJ39]=0);0;1)))">
            <text:p/>
          </table:table-cell>
          <table:table-cell table:style-name="ce47" table:formula="of:=IF([.AK$3]=&quot;&quot;;&quot;&quot;;(IF(OR([.AK39]=&quot;&quot;;[.AK39]=0);0;1)))">
            <text:p/>
          </table:table-cell>
          <table:table-cell table:style-name="ce47" table:formula="of:=IF([.AL$3]=&quot;&quot;;&quot;&quot;;(IF(OR([.AL39]=&quot;&quot;;[.AL39]=0);0;1)))">
            <text:p/>
          </table:table-cell>
          <table:table-cell table:style-name="ce47" table:formula="of:=IF([.AM$3]=&quot;&quot;;&quot;&quot;;(IF(OR([.AM39]=&quot;&quot;;[.AM39]=0);0;1)))">
            <text:p/>
          </table:table-cell>
          <table:table-cell table:style-name="ce47" table:formula="of:=IF([.AN$3]=&quot;&quot;;&quot;&quot;;(IF(OR([.AN39]=&quot;&quot;;[.AN39]=0);0;1)))">
            <text:p/>
          </table:table-cell>
          <table:table-cell table:style-name="ce47" table:formula="of:=IF([.AO$3]=&quot;&quot;;&quot;&quot;;(IF(OR([.AO39]=&quot;&quot;;[.AO39]=0);0;1)))">
            <text:p/>
          </table:table-cell>
          <table:table-cell table:style-name="ce47" table:formula="of:=IF([.AP$3]=&quot;&quot;;&quot;&quot;;(IF(OR([.AP39]=&quot;&quot;;[.AP39]=0);0;1)))">
            <text:p/>
          </table:table-cell>
          <table:table-cell table:style-name="ce47" table:formula="of:=IF([.AQ$3]=&quot;&quot;;&quot;&quot;;(IF(OR([.AQ39]=&quot;&quot;;[.AQ39]=0);0;1)))">
            <text:p/>
          </table:table-cell>
          <table:table-cell table:style-name="ce47" table:formula="of:=IF([.AR$3]=&quot;&quot;;&quot;&quot;;(IF(OR([.AR39]=&quot;&quot;;[.AR39]=0);0;1)))">
            <text:p/>
          </table:table-cell>
          <table:table-cell table:style-name="ce47" table:formula="of:=IF([.AS$3]=&quot;&quot;;&quot;&quot;;(IF(OR([.AS39]=&quot;&quot;;[.AS39]=0);0;1)))">
            <text:p/>
          </table:table-cell>
          <table:table-cell table:style-name="ce47" table:formula="of:=IF([.AT$3]=&quot;&quot;;&quot;&quot;;(IF(OR([.AT39]=&quot;&quot;;[.AT39]=0);0;1)))">
            <text:p/>
          </table:table-cell>
          <table:table-cell table:style-name="ce47" table:formula="of:=IF([.AU$3]=&quot;&quot;;&quot;&quot;;(IF(OR([.AU39]=&quot;&quot;;[.AU39]=0);0;1)))">
            <text:p/>
          </table:table-cell>
          <table:table-cell table:style-name="ce47" table:formula="of:=IF([.AV$3]=&quot;&quot;;&quot;&quot;;(IF(OR([.AV39]=&quot;&quot;;[.AV39]=0);0;1)))">
            <text:p/>
          </table:table-cell>
          <table:table-cell table:style-name="ce47" table:formula="of:=IF([.AW$3]=&quot;&quot;;&quot;&quot;;(IF(OR([.AW39]=&quot;&quot;;[.AW39]=0);0;1)))">
            <text:p/>
          </table:table-cell>
          <table:table-cell table:style-name="ce47" table:formula="of:=IF([.AX$3]=&quot;&quot;;&quot;&quot;;(IF(OR([.AX39]=&quot;&quot;;[.AX39]=0);0;1)))">
            <text:p/>
          </table:table-cell>
          <table:table-cell table:style-name="ce47" table:formula="of:=IF([.AY$3]=&quot;&quot;;&quot;&quot;;(IF(OR([.AY39]=&quot;&quot;;[.AY39]=0);0;1)))">
            <text:p/>
          </table:table-cell>
          <table:table-cell table:style-name="ce47" table:formula="of:=IF([.AZ$3]=&quot;&quot;;&quot;&quot;;(IF(OR([.AZ39]=&quot;&quot;;[.AZ39]=0);0;1)))">
            <text:p/>
          </table:table-cell>
          <table:table-cell table:style-name="ce47" table:formula="of:=IF([.BA$3]=&quot;&quot;;&quot;&quot;;(IF(OR([.BA39]=&quot;&quot;;[.BA39]=0);0;1)))">
            <text:p/>
          </table:table-cell>
          <table:table-cell table:style-name="ce47" table:formula="of:=IF([.BB$3]=&quot;&quot;;&quot;&quot;;(IF(OR([.BB39]=&quot;&quot;;[.BB39]=0);0;1)))">
            <text:p/>
          </table:table-cell>
          <table:table-cell table:style-name="ce47" table:formula="of:=IF([.BC$3]=&quot;&quot;;&quot;&quot;;(IF(OR([.BC39]=&quot;&quot;;[.BC39]=0);0;1)))">
            <text:p/>
          </table:table-cell>
          <table:table-cell table:style-name="ce47" table:formula="of:=IF([.BD$3]=&quot;&quot;;&quot;&quot;;(IF(OR([.BD39]=&quot;&quot;;[.BD39]=0);0;1)))">
            <text:p/>
          </table:table-cell>
          <table:table-cell table:style-name="ce47" table:formula="of:=IF([.BE$3]=&quot;&quot;;&quot;&quot;;(IF(OR([.BE39]=&quot;&quot;;[.BE39]=0);0;1)))">
            <text:p/>
          </table:table-cell>
          <table:table-cell table:style-name="ce47" table:formula="of:=IF([.BF$3]=&quot;&quot;;&quot;&quot;;(IF(OR([.BF39]=&quot;&quot;;[.BF39]=0);0;1)))">
            <text:p/>
          </table:table-cell>
          <table:table-cell table:style-name="ce47" table:formula="of:=IF([.BG$3]=&quot;&quot;;&quot;&quot;;(IF(OR([.BG39]=&quot;&quot;;[.BG39]=0);0;1)))">
            <text:p/>
          </table:table-cell>
          <table:table-cell table:style-name="ce47" table:formula="of:=IF([.BH$3]=&quot;&quot;;&quot;&quot;;(IF(OR([.BH39]=&quot;&quot;;[.BH39]=0);0;1)))">
            <text:p/>
          </table:table-cell>
          <table:table-cell table:style-name="ce47" table:formula="of:=IF([.BI$3]=&quot;&quot;;&quot;&quot;;(IF(OR([.BI39]=&quot;&quot;;[.BI39]=0);0;1)))">
            <text:p/>
          </table:table-cell>
          <table:table-cell table:style-name="ce47" table:formula="of:=IF([.BJ$3]=&quot;&quot;;&quot;&quot;;(IF(OR([.BJ39]=&quot;&quot;;[.BJ39]=0);0;1)))">
            <text:p/>
          </table:table-cell>
          <table:table-cell table:style-name="ce47" table:formula="of:=IF([.BK$3]=&quot;&quot;;&quot;&quot;;(IF(OR([.BK39]=&quot;&quot;;[.BK39]=0);0;1)))">
            <text:p/>
          </table:table-cell>
          <table:table-cell table:style-name="ce47" table:formula="of:=IF([.BL$3]=&quot;&quot;;&quot;&quot;;(IF(OR([.BL39]=&quot;&quot;;[.BL39]=0);0;1)))">
            <text:p/>
          </table:table-cell>
          <table:table-cell table:style-name="ce47" table:formula="of:=IF([.BM$3]=&quot;&quot;;&quot;&quot;;(IF(OR([.BM39]=&quot;&quot;;[.BM39]=0);0;1)))">
            <text:p/>
          </table:table-cell>
          <table:table-cell table:style-name="ce47" table:formula="of:=IF([.BN$3]=&quot;&quot;;&quot;&quot;;(IF(OR([.BN39]=&quot;&quot;;[.BN39]=0);0;1)))">
            <text:p/>
          </table:table-cell>
          <table:table-cell table:style-name="ce47" table:formula="of:=IF([.BO$3]=&quot;&quot;;&quot;&quot;;(IF(OR([.BO39]=&quot;&quot;;[.BO39]=0);0;1)))">
            <text:p/>
          </table:table-cell>
          <table:table-cell table:style-name="ce47" table:formula="of:=IF([.BP$3]=&quot;&quot;;&quot;&quot;;(IF(OR([.BP39]=&quot;&quot;;[.BP39]=0);0;1)))">
            <text:p/>
          </table:table-cell>
          <table:table-cell table:style-name="ce47" table:formula="of:=IF([.BQ$3]=&quot;&quot;;&quot;&quot;;(IF(OR([.BQ39]=&quot;&quot;;[.BQ39]=0);0;1)))">
            <text:p/>
          </table:table-cell>
          <table:table-cell table:style-name="ce47" table:formula="of:=IF([.BR$3]=&quot;&quot;;&quot;&quot;;(IF(OR([.BR39]=&quot;&quot;;[.BR39]=0);0;1)))">
            <text:p/>
          </table:table-cell>
          <table:table-cell table:style-name="ce47" table:formula="of:=IF([.BS$3]=&quot;&quot;;&quot;&quot;;(IF(OR([.BS39]=&quot;&quot;;[.BS39]=0);0;1)))">
            <text:p/>
          </table:table-cell>
          <table:table-cell table:style-name="ce47" table:formula="of:=IF([.BT$3]=&quot;&quot;;&quot;&quot;;(IF(OR([.BT39]=&quot;&quot;;[.BT39]=0);0;1)))">
            <text:p/>
          </table:table-cell>
          <table:table-cell table:style-name="ce47" table:formula="of:=IF([.BU$3]=&quot;&quot;;&quot;&quot;;(IF(OR([.BU39]=&quot;&quot;;[.BU39]=0);0;1)))">
            <text:p/>
          </table:table-cell>
          <table:table-cell table:style-name="ce47" table:formula="of:=IF([.BV$3]=&quot;&quot;;&quot;&quot;;(IF(OR([.BV39]=&quot;&quot;;[.BV39]=0);0;1)))">
            <text:p/>
          </table:table-cell>
          <table:table-cell table:style-name="ce47" table:formula="of:=IF([.BW$3]=&quot;&quot;;&quot;&quot;;(IF(OR([.BW39]=&quot;&quot;;[.BW39]=0);0;1)))">
            <text:p/>
          </table:table-cell>
          <table:table-cell table:style-name="ce47" table:formula="of:=IF([.BX$3]=&quot;&quot;;&quot;&quot;;(IF(OR([.BX39]=&quot;&quot;;[.BX39]=0);0;1)))">
            <text:p/>
          </table:table-cell>
          <table:table-cell table:style-name="ce47" table:formula="of:=IF([.BY$3]=&quot;&quot;;&quot;&quot;;(IF(OR([.BY39]=&quot;&quot;;[.BY39]=0);0;1)))">
            <text:p/>
          </table:table-cell>
          <table:table-cell table:style-name="ce47" table:formula="of:=IF([.BZ$3]=&quot;&quot;;&quot;&quot;;(IF(OR([.BZ39]=&quot;&quot;;[.BZ39]=0);0;1)))">
            <text:p/>
          </table:table-cell>
          <table:table-cell table:style-name="ce47" table:formula="of:=IF([.CA$3]=&quot;&quot;;&quot;&quot;;(IF(OR([.CA39]=&quot;&quot;;[.CA39]=0);0;1)))">
            <text:p/>
          </table:table-cell>
          <table:table-cell table:style-name="ce47" table:formula="of:=IF([.CB$3]=&quot;&quot;;&quot;&quot;;(IF(OR([.CB39]=&quot;&quot;;[.CB39]=0);0;1)))">
            <text:p/>
          </table:table-cell>
          <table:table-cell table:style-name="ce47" table:formula="of:=IF([.CC$3]=&quot;&quot;;&quot;&quot;;(IF(OR([.CC39]=&quot;&quot;;[.CC39]=0);0;1)))">
            <text:p/>
          </table:table-cell>
          <table:table-cell table:style-name="ce47" table:formula="of:=IF([.CD$3]=&quot;&quot;;&quot;&quot;;(IF(OR([.CD39]=&quot;&quot;;[.CD39]=0);0;1)))">
            <text:p/>
          </table:table-cell>
          <table:table-cell table:style-name="ce47" table:formula="of:=IF([.CE$3]=&quot;&quot;;&quot;&quot;;(IF(OR([.CE39]=&quot;&quot;;[.CE39]=0);0;1)))">
            <text:p/>
          </table:table-cell>
          <table:table-cell table:style-name="ce47" table:formula="of:=IF([.CF$3]=&quot;&quot;;&quot;&quot;;(IF(OR([.CF39]=&quot;&quot;;[.CF39]=0);0;1)))">
            <text:p/>
          </table:table-cell>
          <table:table-cell table:style-name="ce47" table:formula="of:=IF([.CG$3]=&quot;&quot;;&quot;&quot;;(IF(OR([.CG39]=&quot;&quot;;[.CG39]=0);0;1)))">
            <text:p/>
          </table:table-cell>
          <table:table-cell table:style-name="ce47" table:formula="of:=IF([.CH$3]=&quot;&quot;;&quot;&quot;;(IF(OR([.CH39]=&quot;&quot;;[.CH39]=0);0;1)))">
            <text:p/>
          </table:table-cell>
          <table:table-cell table:style-name="ce47" table:formula="of:=IF([.CI$3]=&quot;&quot;;&quot;&quot;;(IF(OR([.CI39]=&quot;&quot;;[.CI39]=0);0;1)))">
            <text:p/>
          </table:table-cell>
          <table:table-cell table:style-name="ce47" table:formula="of:=IF([.CJ$3]=&quot;&quot;;&quot;&quot;;(IF(OR([.CJ39]=&quot;&quot;;[.CJ39]=0);0;1)))">
            <text:p/>
          </table:table-cell>
          <table:table-cell table:style-name="ce47" table:formula="of:=IF([.CK$3]=&quot;&quot;;&quot;&quot;;(IF(OR([.CK39]=&quot;&quot;;[.CK39]=0);0;1)))">
            <text:p/>
          </table:table-cell>
          <table:table-cell table:style-name="ce47" table:formula="of:=IF([.CL$3]=&quot;&quot;;&quot;&quot;;(IF(OR([.CL39]=&quot;&quot;;[.CL39]=0);0;1)))">
            <text:p/>
          </table:table-cell>
          <table:table-cell table:style-name="ce47" table:formula="of:=IF([.CM$3]=&quot;&quot;;&quot;&quot;;(IF(OR([.CM39]=&quot;&quot;;[.CM39]=0);0;1)))">
            <text:p/>
          </table:table-cell>
          <table:table-cell table:style-name="ce47" table:formula="of:=IF([.CN$3]=&quot;&quot;;&quot;&quot;;(IF(OR([.CN39]=&quot;&quot;;[.CN39]=0);0;1)))">
            <text:p/>
          </table:table-cell>
          <table:table-cell table:style-name="ce47" table:formula="of:=IF([.CO$3]=&quot;&quot;;&quot;&quot;;(IF(OR([.CO39]=&quot;&quot;;[.CO39]=0);0;1)))">
            <text:p/>
          </table:table-cell>
          <table:table-cell table:style-name="ce47" table:formula="of:=IF([.CP$3]=&quot;&quot;;&quot;&quot;;(IF(OR([.CP39]=&quot;&quot;;[.CP39]=0);0;1)))">
            <text:p/>
          </table:table-cell>
          <table:table-cell table:style-name="ce47" table:formula="of:=IF([.CQ$3]=&quot;&quot;;&quot;&quot;;(IF(OR([.CQ39]=&quot;&quot;;[.CQ39]=0);0;1)))">
            <text:p/>
          </table:table-cell>
          <table:table-cell table:style-name="ce47" table:formula="of:=IF([.CR$3]=&quot;&quot;;&quot;&quot;;(IF(OR([.CR39]=&quot;&quot;;[.CR39]=0);0;1)))">
            <text:p/>
          </table:table-cell>
          <table:table-cell table:style-name="ce47" table:formula="of:=IF([.CS$3]=&quot;&quot;;&quot;&quot;;(IF(OR([.CS39]=&quot;&quot;;[.CS39]=0);0;1)))">
            <text:p/>
          </table:table-cell>
          <table:table-cell table:style-name="ce47" table:formula="of:=IF([.CT$3]=&quot;&quot;;&quot;&quot;;(IF(OR([.CT39]=&quot;&quot;;[.CT39]=0);0;1)))">
            <text:p/>
          </table:table-cell>
          <table:table-cell table:style-name="ce47" table:formula="of:=IF([.CU$3]=&quot;&quot;;&quot;&quot;;(IF(OR([.CU39]=&quot;&quot;;[.CU39]=0);0;1)))">
            <text:p/>
          </table:table-cell>
          <table:table-cell table:style-name="ce47" table:formula="of:=IF([.CV$3]=&quot;&quot;;&quot;&quot;;(IF(OR([.CV39]=&quot;&quot;;[.CV39]=0);0;1)))">
            <text:p/>
          </table:table-cell>
          <table:table-cell table:style-name="ce47" table:formula="of:=IF([.CW$3]=&quot;&quot;;&quot;&quot;;(IF(OR([.CW39]=&quot;&quot;;[.CW39]=0);0;1)))">
            <text:p/>
          </table:table-cell>
          <table:table-cell table:style-name="ce47" table:formula="of:=IF([.CX$3]=&quot;&quot;;&quot;&quot;;(IF(OR([.CX39]=&quot;&quot;;[.CX39]=0);0;1)))">
            <text:p/>
          </table:table-cell>
          <table:table-cell table:style-name="ce47" table:formula="of:=IF([.CY$3]=&quot;&quot;;&quot;&quot;;(IF(OR([.CY39]=&quot;&quot;;[.CY39]=0);0;1)))">
            <text:p/>
          </table:table-cell>
          <table:table-cell table:style-name="ce47" table:formula="of:=IF([.CZ$3]=&quot;&quot;;&quot;&quot;;(IF(OR([.CZ39]=&quot;&quot;;[.CZ39]=0);0;1)))">
            <text:p/>
          </table:table-cell>
          <table:table-cell table:style-name="ce47" table:formula="of:=IF([.DA$3]=&quot;&quot;;&quot;&quot;;(IF(OR([.DA39]=&quot;&quot;;[.DA39]=0);0;1)))">
            <text:p/>
          </table:table-cell>
          <table:table-cell table:style-name="ce47" table:formula="of:=IF([.DB$3]=&quot;&quot;;&quot;&quot;;(IF(OR([.DB39]=&quot;&quot;;[.DB39]=0);0;1)))">
            <text:p/>
          </table:table-cell>
          <table:table-cell table:style-name="ce47" table:formula="of:=IF([.DC$3]=&quot;&quot;;&quot;&quot;;(IF(OR([.DC39]=&quot;&quot;;[.DC39]=0);0;1)))">
            <text:p/>
          </table:table-cell>
          <table:table-cell table:style-name="ce47" table:formula="of:=IF([.DD$3]=&quot;&quot;;&quot;&quot;;(IF(OR([.DD39]=&quot;&quot;;[.DD39]=0);0;1)))">
            <text:p/>
          </table:table-cell>
          <table:table-cell table:style-name="ce47" table:formula="of:=IF([.DE$3]=&quot;&quot;;&quot;&quot;;(IF(OR([.DE39]=&quot;&quot;;[.DE39]=0);0;1)))">
            <text:p/>
          </table:table-cell>
          <table:table-cell table:style-name="ce47" table:formula="of:=IF([.DF$3]=&quot;&quot;;&quot;&quot;;(IF(OR([.DF39]=&quot;&quot;;[.DF39]=0);0;1)))">
            <text:p/>
          </table:table-cell>
          <table:table-cell table:style-name="ce47" table:formula="of:=IF([.DG$3]=&quot;&quot;;&quot;&quot;;(IF(OR([.DG39]=&quot;&quot;;[.DG39]=0);0;1)))">
            <text:p/>
          </table:table-cell>
          <table:table-cell table:style-name="ce47" table:formula="of:=IF([.DH$3]=&quot;&quot;;&quot;&quot;;(IF(OR([.DH39]=&quot;&quot;;[.DH39]=0);0;1)))">
            <text:p/>
          </table:table-cell>
          <table:table-cell table:style-name="ce47" table:formula="of:=IF([.DI$3]=&quot;&quot;;&quot;&quot;;(IF(OR([.DI39]=&quot;&quot;;[.DI39]=0);0;1)))">
            <text:p/>
          </table:table-cell>
          <table:table-cell table:style-name="ce47" table:formula="of:=IF([.DJ$3]=&quot;&quot;;&quot;&quot;;(IF(OR([.DJ39]=&quot;&quot;;[.DJ39]=0);0;1)))">
            <text:p/>
          </table:table-cell>
          <table:table-cell table:style-name="ce47" table:formula="of:=IF([.DK$3]=&quot;&quot;;&quot;&quot;;(IF(OR([.DK39]=&quot;&quot;;[.DK39]=0);0;1)))">
            <text:p/>
          </table:table-cell>
          <table:table-cell table:style-name="ce47" table:formula="of:=IF([.DL$3]=&quot;&quot;;&quot;&quot;;(IF(OR([.DL39]=&quot;&quot;;[.DL39]=0);0;1)))">
            <text:p/>
          </table:table-cell>
          <table:table-cell table:style-name="ce47" table:formula="of:=IF([.DM$3]=&quot;&quot;;&quot;&quot;;(IF(OR([.DM39]=&quot;&quot;;[.DM39]=0);0;1)))">
            <text:p/>
          </table:table-cell>
          <table:table-cell table:style-name="ce47" table:formula="of:=IF([.DN$3]=&quot;&quot;;&quot;&quot;;(IF(OR([.DN39]=&quot;&quot;;[.DN39]=0);0;1)))">
            <text:p/>
          </table:table-cell>
          <table:table-cell table:style-name="ce47" table:formula="of:=IF([.DO$3]=&quot;&quot;;&quot;&quot;;(IF(OR([.DO39]=&quot;&quot;;[.DO39]=0);0;1)))">
            <text:p/>
          </table:table-cell>
          <table:table-cell table:style-name="ce47" table:formula="of:=IF([.DP$3]=&quot;&quot;;&quot;&quot;;(IF(OR([.DP39]=&quot;&quot;;[.DP39]=0);0;1)))">
            <text:p/>
          </table:table-cell>
          <table:table-cell table:style-name="ce47" table:formula="of:=IF([.DQ$3]=&quot;&quot;;&quot;&quot;;(IF(OR([.DQ39]=&quot;&quot;;[.DQ39]=0);0;1)))">
            <text:p/>
          </table:table-cell>
          <table:table-cell table:style-name="ce47" table:formula="of:=IF([.DR$3]=&quot;&quot;;&quot;&quot;;(IF(OR([.DR39]=&quot;&quot;;[.DR39]=0);0;1)))">
            <text:p/>
          </table:table-cell>
          <table:table-cell table:style-name="ce47" table:formula="of:=IF([.DS$3]=&quot;&quot;;&quot;&quot;;(IF(OR([.DS39]=&quot;&quot;;[.DS39]=0);0;1)))">
            <text:p/>
          </table:table-cell>
          <table:table-cell table:style-name="ce47" table:formula="of:=IF([.DT$3]=&quot;&quot;;&quot;&quot;;(IF(OR([.DT39]=&quot;&quot;;[.DT39]=0);0;1)))">
            <text:p/>
          </table:table-cell>
          <table:table-cell table:style-name="ce47" table:formula="of:=IF([.DU$3]=&quot;&quot;;&quot;&quot;;(IF(OR([.DU39]=&quot;&quot;;[.DU39]=0);0;1)))">
            <text:p/>
          </table:table-cell>
          <table:table-cell table:style-name="ce47" table:formula="of:=IF([.DV$3]=&quot;&quot;;&quot;&quot;;(IF(OR([.DV39]=&quot;&quot;;[.DV39]=0);0;1)))">
            <text:p/>
          </table:table-cell>
          <table:table-cell table:style-name="ce47" table:formula="of:=IF([.DW$3]=&quot;&quot;;&quot;&quot;;(IF(OR([.DW39]=&quot;&quot;;[.DW39]=0);0;1)))">
            <text:p/>
          </table:table-cell>
          <table:table-cell table:style-name="ce47" table:formula="of:=IF([.DX$3]=&quot;&quot;;&quot;&quot;;(IF(OR([.DX39]=&quot;&quot;;[.DX39]=0);0;1)))">
            <text:p/>
          </table:table-cell>
          <table:table-cell table:style-name="ce47" table:formula="of:=IF([.DY$3]=&quot;&quot;;&quot;&quot;;(IF(OR([.DY39]=&quot;&quot;;[.DY39]=0);0;1)))">
            <text:p/>
          </table:table-cell>
          <table:table-cell table:style-name="ce47" table:formula="of:=IF([.DZ$3]=&quot;&quot;;&quot;&quot;;(IF(OR([.DZ39]=&quot;&quot;;[.DZ39]=0);0;1)))">
            <text:p/>
          </table:table-cell>
          <table:table-cell table:style-name="ce47" table:formula="of:=IF([.EA$3]=&quot;&quot;;&quot;&quot;;(IF(OR([.EA39]=&quot;&quot;;[.EA39]=0);0;1)))">
            <text:p/>
          </table:table-cell>
          <table:table-cell table:style-name="ce47" table:formula="of:=IF([.EB$3]=&quot;&quot;;&quot;&quot;;(IF(OR([.EB39]=&quot;&quot;;[.EB39]=0);0;1)))">
            <text:p/>
          </table:table-cell>
          <table:table-cell table:style-name="ce47" table:formula="of:=IF([.EC$3]=&quot;&quot;;&quot;&quot;;(IF(OR([.EC39]=&quot;&quot;;[.EC39]=0);0;1)))">
            <text:p/>
          </table:table-cell>
          <table:table-cell table:style-name="ce47" table:formula="of:=IF([.ED$3]=&quot;&quot;;&quot;&quot;;(IF(OR([.ED39]=&quot;&quot;;[.ED39]=0);0;1)))">
            <text:p/>
          </table:table-cell>
          <table:table-cell table:style-name="ce47" table:formula="of:=IF([.EE$3]=&quot;&quot;;&quot;&quot;;(IF(OR([.EE39]=&quot;&quot;;[.EE39]=0);0;1)))">
            <text:p/>
          </table:table-cell>
          <table:table-cell table:style-name="ce47" table:formula="of:=IF([.EF$3]=&quot;&quot;;&quot;&quot;;(IF(OR([.EF39]=&quot;&quot;;[.EF39]=0);0;1)))">
            <text:p/>
          </table:table-cell>
          <table:table-cell table:style-name="ce47" table:formula="of:=IF([.EG$3]=&quot;&quot;;&quot;&quot;;(IF(OR([.EG39]=&quot;&quot;;[.EG39]=0);0;1)))">
            <text:p/>
          </table:table-cell>
          <table:table-cell table:style-name="ce47" table:formula="of:=IF([.EH$3]=&quot;&quot;;&quot;&quot;;(IF(OR([.EH39]=&quot;&quot;;[.EH39]=0);0;1)))">
            <text:p/>
          </table:table-cell>
          <table:table-cell table:style-name="ce47" table:formula="of:=IF([.EI$3]=&quot;&quot;;&quot;&quot;;(IF(OR([.EI39]=&quot;&quot;;[.EI39]=0);0;1)))">
            <text:p/>
          </table:table-cell>
          <table:table-cell table:style-name="ce47" table:formula="of:=IF([.EJ$3]=&quot;&quot;;&quot;&quot;;(IF(OR([.EJ39]=&quot;&quot;;[.EJ39]=0);0;1)))">
            <text:p/>
          </table:table-cell>
          <table:table-cell table:style-name="ce47" table:formula="of:=IF([.EK$3]=&quot;&quot;;&quot;&quot;;(IF(OR([.EK39]=&quot;&quot;;[.EK39]=0);0;1)))">
            <text:p/>
          </table:table-cell>
          <table:table-cell table:style-name="ce47" table:formula="of:=IF([.EL$3]=&quot;&quot;;&quot;&quot;;(IF(OR([.EL39]=&quot;&quot;;[.EL39]=0);0;1)))">
            <text:p/>
          </table:table-cell>
          <table:table-cell table:style-name="ce47" table:formula="of:=IF([.EM$3]=&quot;&quot;;&quot;&quot;;(IF(OR([.EM39]=&quot;&quot;;[.EM39]=0);0;1)))">
            <text:p/>
          </table:table-cell>
          <table:table-cell table:style-name="ce47" table:formula="of:=IF([.EN$3]=&quot;&quot;;&quot;&quot;;(IF(OR([.EN39]=&quot;&quot;;[.EN39]=0);0;1)))">
            <text:p/>
          </table:table-cell>
          <table:table-cell table:style-name="ce47" table:formula="of:=IF([.EO$3]=&quot;&quot;;&quot;&quot;;(IF(OR([.EO39]=&quot;&quot;;[.EO39]=0);0;1)))">
            <text:p/>
          </table:table-cell>
          <table:table-cell table:style-name="ce47" table:formula="of:=IF([.EP$3]=&quot;&quot;;&quot;&quot;;(IF(OR([.EP39]=&quot;&quot;;[.EP39]=0);0;1)))">
            <text:p/>
          </table:table-cell>
          <table:table-cell table:style-name="ce47" table:formula="of:=IF([.EQ$3]=&quot;&quot;;&quot;&quot;;(IF(OR([.EQ39]=&quot;&quot;;[.EQ39]=0);0;1)))">
            <text:p/>
          </table:table-cell>
          <table:table-cell table:style-name="ce47" table:formula="of:=IF([.ER$3]=&quot;&quot;;&quot;&quot;;(IF(OR([.ER39]=&quot;&quot;;[.ER39]=0);0;1)))">
            <text:p/>
          </table:table-cell>
          <table:table-cell table:style-name="ce47" table:formula="of:=IF([.ES$3]=&quot;&quot;;&quot;&quot;;(IF(OR([.ES39]=&quot;&quot;;[.ES39]=0);0;1)))">
            <text:p/>
          </table:table-cell>
          <table:table-cell table:style-name="ce47" table:formula="of:=IF([.ET$3]=&quot;&quot;;&quot;&quot;;(IF(OR([.ET39]=&quot;&quot;;[.ET39]=0);0;1)))">
            <text:p/>
          </table:table-cell>
          <table:table-cell table:style-name="ce47" table:formula="of:=IF([.EU$3]=&quot;&quot;;&quot;&quot;;(IF(OR([.EU39]=&quot;&quot;;[.EU39]=0);0;1)))">
            <text:p/>
          </table:table-cell>
          <table:table-cell table:style-name="ce47" table:formula="of:=IF([.EV$3]=&quot;&quot;;&quot;&quot;;(IF(OR([.EV39]=&quot;&quot;;[.EV39]=0);0;1)))">
            <text:p/>
          </table:table-cell>
          <table:table-cell table:style-name="ce47" table:formula="of:=IF([.EW$3]=&quot;&quot;;&quot;&quot;;(IF(OR([.EW39]=&quot;&quot;;[.EW39]=0);0;1)))">
            <text:p/>
          </table:table-cell>
          <table:table-cell table:style-name="ce47" table:formula="of:=IF([.EX$3]=&quot;&quot;;&quot;&quot;;(IF(OR([.EX39]=&quot;&quot;;[.EX39]=0);0;1)))">
            <text:p/>
          </table:table-cell>
          <table:table-cell table:style-name="ce47" table:formula="of:=IF([.EY$3]=&quot;&quot;;&quot;&quot;;(IF(OR([.EY39]=&quot;&quot;;[.EY39]=0);0;1)))">
            <text:p/>
          </table:table-cell>
          <table:table-cell table:style-name="ce47" table:formula="of:=IF([.EZ$3]=&quot;&quot;;&quot;&quot;;(IF(OR([.EZ39]=&quot;&quot;;[.EZ39]=0);0;1)))">
            <text:p/>
          </table:table-cell>
          <table:table-cell table:style-name="ce47" table:formula="of:=IF([.FA$3]=&quot;&quot;;&quot;&quot;;(IF(OR([.FA39]=&quot;&quot;;[.FA39]=0);0;1)))">
            <text:p/>
          </table:table-cell>
          <table:table-cell table:style-name="ce47" table:formula="of:=IF([.FB$3]=&quot;&quot;;&quot;&quot;;(IF(OR([.FB39]=&quot;&quot;;[.FB39]=0);0;1)))">
            <text:p/>
          </table:table-cell>
          <table:table-cell table:style-name="ce47" table:formula="of:=IF([.FC$3]=&quot;&quot;;&quot;&quot;;(IF(OR([.FC39]=&quot;&quot;;[.FC39]=0);0;1)))">
            <text:p/>
          </table:table-cell>
          <table:table-cell table:style-name="ce47" table:formula="of:=IF([.FD$3]=&quot;&quot;;&quot;&quot;;(IF(OR([.FD39]=&quot;&quot;;[.FD39]=0);0;1)))">
            <text:p/>
          </table:table-cell>
          <table:table-cell table:style-name="ce47" table:formula="of:=IF([.FE$3]=&quot;&quot;;&quot;&quot;;(IF(OR([.FE39]=&quot;&quot;;[.FE39]=0);0;1)))">
            <text:p/>
          </table:table-cell>
          <table:table-cell table:style-name="ce47" table:formula="of:=IF([.FF$3]=&quot;&quot;;&quot;&quot;;(IF(OR([.FF39]=&quot;&quot;;[.FF39]=0);0;1)))">
            <text:p/>
          </table:table-cell>
          <table:table-cell table:style-name="ce47" table:formula="of:=IF([.FG$3]=&quot;&quot;;&quot;&quot;;(IF(OR([.FG39]=&quot;&quot;;[.FG39]=0);0;1)))">
            <text:p/>
          </table:table-cell>
          <table:table-cell table:style-name="ce47" table:formula="of:=IF([.FH$3]=&quot;&quot;;&quot;&quot;;(IF(OR([.FH39]=&quot;&quot;;[.FH39]=0);0;1)))">
            <text:p/>
          </table:table-cell>
          <table:table-cell table:style-name="ce47" table:formula="of:=IF([.FI$3]=&quot;&quot;;&quot;&quot;;(IF(OR([.FI39]=&quot;&quot;;[.FI39]=0);0;1)))">
            <text:p/>
          </table:table-cell>
          <table:table-cell table:style-name="ce47" table:formula="of:=IF([.FJ$3]=&quot;&quot;;&quot;&quot;;(IF(OR([.FJ39]=&quot;&quot;;[.FJ39]=0);0;1)))">
            <text:p/>
          </table:table-cell>
          <table:table-cell table:style-name="ce47" table:formula="of:=IF([.FK$3]=&quot;&quot;;&quot;&quot;;(IF(OR([.FK39]=&quot;&quot;;[.FK39]=0);0;1)))">
            <text:p/>
          </table:table-cell>
          <table:table-cell table:style-name="ce47" table:formula="of:=IF([.FL$3]=&quot;&quot;;&quot;&quot;;(IF(OR([.FL39]=&quot;&quot;;[.FL39]=0);0;1)))">
            <text:p/>
          </table:table-cell>
          <table:table-cell table:style-name="ce47" table:formula="of:=IF([.FM$3]=&quot;&quot;;&quot;&quot;;(IF(OR([.FM39]=&quot;&quot;;[.FM39]=0);0;1)))">
            <text:p/>
          </table:table-cell>
          <table:table-cell table:style-name="ce47" table:formula="of:=IF([.FN$3]=&quot;&quot;;&quot;&quot;;(IF(OR([.FN39]=&quot;&quot;;[.FN39]=0);0;1)))">
            <text:p/>
          </table:table-cell>
          <table:table-cell table:style-name="ce47" table:formula="of:=IF([.FO$3]=&quot;&quot;;&quot;&quot;;(IF(OR([.FO39]=&quot;&quot;;[.FO39]=0);0;1)))">
            <text:p/>
          </table:table-cell>
          <table:table-cell table:style-name="ce47" table:formula="of:=IF([.FP$3]=&quot;&quot;;&quot;&quot;;(IF(OR([.FP39]=&quot;&quot;;[.FP39]=0);0;1)))">
            <text:p/>
          </table:table-cell>
          <table:table-cell table:style-name="ce47" table:formula="of:=IF([.FQ$3]=&quot;&quot;;&quot;&quot;;(IF(OR([.FQ39]=&quot;&quot;;[.FQ39]=0);0;1)))">
            <text:p/>
          </table:table-cell>
          <table:table-cell table:style-name="ce47" table:formula="of:=IF([.FR$3]=&quot;&quot;;&quot;&quot;;(IF(OR([.FR39]=&quot;&quot;;[.FR39]=0);0;1)))">
            <text:p/>
          </table:table-cell>
          <table:table-cell table:style-name="ce47" table:formula="of:=IF([.FS$3]=&quot;&quot;;&quot;&quot;;(IF(OR([.FS39]=&quot;&quot;;[.FS39]=0);0;1)))">
            <text:p/>
          </table:table-cell>
          <table:table-cell table:style-name="ce47" table:formula="of:=IF([.FT$3]=&quot;&quot;;&quot;&quot;;(IF(OR([.FT39]=&quot;&quot;;[.FT39]=0);0;1)))">
            <text:p/>
          </table:table-cell>
          <table:table-cell table:style-name="ce47" table:formula="of:=IF([.FU$3]=&quot;&quot;;&quot;&quot;;(IF(OR([.FU39]=&quot;&quot;;[.FU39]=0);0;1)))">
            <text:p/>
          </table:table-cell>
          <table:table-cell table:style-name="ce47" table:formula="of:=IF([.FV$3]=&quot;&quot;;&quot;&quot;;(IF(OR([.FV39]=&quot;&quot;;[.FV39]=0);0;1)))">
            <text:p/>
          </table:table-cell>
          <table:table-cell table:style-name="ce47" table:formula="of:=IF([.FW$3]=&quot;&quot;;&quot;&quot;;(IF(OR([.FW39]=&quot;&quot;;[.FW39]=0);0;1)))">
            <text:p/>
          </table:table-cell>
          <table:table-cell table:style-name="ce47" table:formula="of:=IF([.FX$3]=&quot;&quot;;&quot;&quot;;(IF(OR([.FX39]=&quot;&quot;;[.FX39]=0);0;1)))">
            <text:p/>
          </table:table-cell>
          <table:table-cell table:style-name="ce47" table:formula="of:=IF([.FY$3]=&quot;&quot;;&quot;&quot;;(IF(OR([.FY39]=&quot;&quot;;[.FY39]=0);0;1)))">
            <text:p/>
          </table:table-cell>
          <table:table-cell table:style-name="ce47" table:formula="of:=IF([.FZ$3]=&quot;&quot;;&quot;&quot;;(IF(OR([.FZ39]=&quot;&quot;;[.FZ39]=0);0;1)))">
            <text:p/>
          </table:table-cell>
          <table:table-cell table:style-name="ce47" table:formula="of:=IF([.GA$3]=&quot;&quot;;&quot;&quot;;(IF(OR([.GA39]=&quot;&quot;;[.GA39]=0);0;1)))">
            <text:p/>
          </table:table-cell>
          <table:table-cell table:style-name="ce47" table:formula="of:=IF([.GB$3]=&quot;&quot;;&quot;&quot;;(IF(OR([.GB39]=&quot;&quot;;[.GB39]=0);0;1)))">
            <text:p/>
          </table:table-cell>
          <table:table-cell table:style-name="ce47" table:formula="of:=IF([.GC$3]=&quot;&quot;;&quot;&quot;;(IF(OR([.GC39]=&quot;&quot;;[.GC39]=0);0;1)))">
            <text:p/>
          </table:table-cell>
          <table:table-cell table:style-name="ce47" table:formula="of:=IF([.GD$3]=&quot;&quot;;&quot;&quot;;(IF(OR([.GD39]=&quot;&quot;;[.GD39]=0);0;1)))">
            <text:p/>
          </table:table-cell>
          <table:table-cell table:style-name="ce47" table:formula="of:=IF([.GE$3]=&quot;&quot;;&quot;&quot;;(IF(OR([.GE39]=&quot;&quot;;[.GE39]=0);0;1)))">
            <text:p/>
          </table:table-cell>
          <table:table-cell table:style-name="ce47" table:formula="of:=IF([.GF$3]=&quot;&quot;;&quot;&quot;;(IF(OR([.GF39]=&quot;&quot;;[.GF39]=0);0;1)))">
            <text:p/>
          </table:table-cell>
          <table:table-cell table:style-name="ce47" table:formula="of:=IF([.GG$3]=&quot;&quot;;&quot;&quot;;(IF(OR([.GG39]=&quot;&quot;;[.GG39]=0);0;1)))">
            <text:p/>
          </table:table-cell>
          <table:table-cell table:style-name="ce47" table:formula="of:=IF([.GH$3]=&quot;&quot;;&quot;&quot;;(IF(OR([.GH39]=&quot;&quot;;[.GH39]=0);0;1)))">
            <text:p/>
          </table:table-cell>
          <table:table-cell table:style-name="ce47" table:formula="of:=IF([.GI$3]=&quot;&quot;;&quot;&quot;;(IF(OR([.GI39]=&quot;&quot;;[.GI39]=0);0;1)))">
            <text:p/>
          </table:table-cell>
          <table:table-cell table:style-name="ce47" table:formula="of:=IF([.GJ$3]=&quot;&quot;;&quot;&quot;;(IF(OR([.GJ39]=&quot;&quot;;[.GJ39]=0);0;1)))">
            <text:p/>
          </table:table-cell>
          <table:table-cell table:style-name="ce47" table:formula="of:=IF([.GK$3]=&quot;&quot;;&quot;&quot;;(IF(OR([.GK39]=&quot;&quot;;[.GK39]=0);0;1)))">
            <text:p/>
          </table:table-cell>
          <table:table-cell table:style-name="ce47" table:formula="of:=IF([.GL$3]=&quot;&quot;;&quot;&quot;;(IF(OR([.GL39]=&quot;&quot;;[.GL39]=0);0;1)))">
            <text:p/>
          </table:table-cell>
          <table:table-cell table:style-name="ce47" table:formula="of:=IF([.GM$3]=&quot;&quot;;&quot;&quot;;(IF(OR([.GM39]=&quot;&quot;;[.GM39]=0);0;1)))">
            <text:p/>
          </table:table-cell>
          <table:table-cell table:style-name="ce47" table:formula="of:=IF([.GN$3]=&quot;&quot;;&quot;&quot;;(IF(OR([.GN39]=&quot;&quot;;[.GN39]=0);0;1)))">
            <text:p/>
          </table:table-cell>
          <table:table-cell table:style-name="ce47" table:formula="of:=IF([.GO$3]=&quot;&quot;;&quot;&quot;;(IF(OR([.GO39]=&quot;&quot;;[.GO39]=0);0;1)))">
            <text:p/>
          </table:table-cell>
          <table:table-cell table:style-name="ce47" table:formula="of:=IF([.GP$3]=&quot;&quot;;&quot;&quot;;(IF(OR([.GP39]=&quot;&quot;;[.GP39]=0);0;1)))">
            <text:p/>
          </table:table-cell>
          <table:table-cell table:style-name="ce47" table:formula="of:=IF([.GQ$3]=&quot;&quot;;&quot;&quot;;(IF(OR([.GQ39]=&quot;&quot;;[.GQ39]=0);0;1)))">
            <text:p/>
          </table:table-cell>
          <table:table-cell table:style-name="ce47" table:formula="of:=IF([.GR$3]=&quot;&quot;;&quot;&quot;;(IF(OR([.GR39]=&quot;&quot;;[.GR39]=0);0;1)))">
            <text:p/>
          </table:table-cell>
          <table:table-cell table:style-name="ce47" table:formula="of:=IF([.GS$3]=&quot;&quot;;&quot;&quot;;(IF(OR([.GS39]=&quot;&quot;;[.GS39]=0);0;1)))">
            <text:p/>
          </table:table-cell>
          <table:table-cell table:style-name="ce47" table:formula="of:=IF([.GT$3]=&quot;&quot;;&quot;&quot;;(IF(OR([.GT39]=&quot;&quot;;[.GT39]=0);0;1)))">
            <text:p/>
          </table:table-cell>
          <table:table-cell table:style-name="ce47" table:formula="of:=IF([.GU$3]=&quot;&quot;;&quot;&quot;;(IF(OR([.GU39]=&quot;&quot;;[.GU39]=0);0;1)))">
            <text:p/>
          </table:table-cell>
          <table:table-cell table:style-name="ce47" table:formula="of:=IF([.GV$3]=&quot;&quot;;&quot;&quot;;(IF(OR([.GV39]=&quot;&quot;;[.GV39]=0);0;1)))">
            <text:p/>
          </table:table-cell>
          <table:table-cell table:style-name="ce47" table:formula="of:=IF([.GW$3]=&quot;&quot;;&quot;&quot;;(IF(OR([.GW39]=&quot;&quot;;[.GW39]=0);0;1)))">
            <text:p/>
          </table:table-cell>
          <table:table-cell table:style-name="ce47" table:formula="of:=IF([.GX$3]=&quot;&quot;;&quot;&quot;;(IF(OR([.GX39]=&quot;&quot;;[.GX39]=0);0;1)))">
            <text:p/>
          </table:table-cell>
          <table:table-cell table:style-name="ce47" table:formula="of:=IF([.GY$3]=&quot;&quot;;&quot;&quot;;(IF(OR([.GY39]=&quot;&quot;;[.GY39]=0);0;1)))">
            <text:p/>
          </table:table-cell>
          <table:table-cell table:style-name="ce47" table:formula="of:=IF([.GZ$3]=&quot;&quot;;&quot;&quot;;(IF(OR([.GZ39]=&quot;&quot;;[.GZ39]=0);0;1)))">
            <text:p/>
          </table:table-cell>
          <table:table-cell table:style-name="ce47" table:formula="of:=IF([.HA$3]=&quot;&quot;;&quot;&quot;;(IF(OR([.HA39]=&quot;&quot;;[.HA39]=0);0;1)))">
            <text:p/>
          </table:table-cell>
          <table:table-cell table:style-name="ce47" table:formula="of:=IF([.HB$3]=&quot;&quot;;&quot;&quot;;(IF(OR([.HB39]=&quot;&quot;;[.HB39]=0);0;1)))">
            <text:p/>
          </table:table-cell>
          <table:table-cell table:style-name="ce47" table:formula="of:=IF([.HC$3]=&quot;&quot;;&quot;&quot;;(IF(OR([.HC39]=&quot;&quot;;[.HC39]=0);0;1)))">
            <text:p/>
          </table:table-cell>
          <table:table-cell table:style-name="ce47" table:formula="of:=IF([.HD$3]=&quot;&quot;;&quot;&quot;;(IF(OR([.HD39]=&quot;&quot;;[.HD39]=0);0;1)))">
            <text:p/>
          </table:table-cell>
          <table:table-cell table:style-name="ce47" table:formula="of:=IF([.HE$3]=&quot;&quot;;&quot;&quot;;(IF(OR([.HE39]=&quot;&quot;;[.HE39]=0);0;1)))">
            <text:p/>
          </table:table-cell>
          <table:table-cell table:style-name="ce47" table:formula="of:=IF([.HF$3]=&quot;&quot;;&quot;&quot;;(IF(OR([.HF39]=&quot;&quot;;[.HF39]=0);0;1)))">
            <text:p/>
          </table:table-cell>
          <table:table-cell table:style-name="ce47" table:formula="of:=IF([.HG$3]=&quot;&quot;;&quot;&quot;;(IF(OR([.HG39]=&quot;&quot;;[.HG39]=0);0;1)))">
            <text:p/>
          </table:table-cell>
          <table:table-cell table:style-name="ce47" table:formula="of:=IF([.HH$3]=&quot;&quot;;&quot;&quot;;(IF(OR([.HH39]=&quot;&quot;;[.HH39]=0);0;1)))">
            <text:p/>
          </table:table-cell>
          <table:table-cell table:style-name="ce47" table:formula="of:=IF([.HI$3]=&quot;&quot;;&quot;&quot;;(IF(OR([.HI39]=&quot;&quot;;[.HI39]=0);0;1)))">
            <text:p/>
          </table:table-cell>
          <table:table-cell table:style-name="ce47" table:formula="of:=IF([.HJ$3]=&quot;&quot;;&quot;&quot;;(IF(OR([.HJ39]=&quot;&quot;;[.HJ39]=0);0;1)))">
            <text:p/>
          </table:table-cell>
          <table:table-cell table:style-name="ce47" table:formula="of:=IF([.HK$3]=&quot;&quot;;&quot;&quot;;(IF(OR([.HK39]=&quot;&quot;;[.HK39]=0);0;1)))">
            <text:p/>
          </table:table-cell>
          <table:table-cell table:style-name="ce47" table:formula="of:=IF([.HL$3]=&quot;&quot;;&quot;&quot;;(IF(OR([.HL39]=&quot;&quot;;[.HL39]=0);0;1)))">
            <text:p/>
          </table:table-cell>
          <table:table-cell table:style-name="ce47" table:formula="of:=IF([.HM$3]=&quot;&quot;;&quot;&quot;;(IF(OR([.HM39]=&quot;&quot;;[.HM39]=0);0;1)))">
            <text:p/>
          </table:table-cell>
          <table:table-cell table:style-name="ce47" table:formula="of:=IF([.HN$3]=&quot;&quot;;&quot;&quot;;(IF(OR([.HN39]=&quot;&quot;;[.HN39]=0);0;1)))">
            <text:p/>
          </table:table-cell>
          <table:table-cell table:style-name="ce47" table:formula="of:=IF([.HO$3]=&quot;&quot;;&quot;&quot;;(IF(OR([.HO39]=&quot;&quot;;[.HO39]=0);0;1)))">
            <text:p/>
          </table:table-cell>
          <table:table-cell table:style-name="ce47" table:formula="of:=IF([.HP$3]=&quot;&quot;;&quot;&quot;;(IF(OR([.HP39]=&quot;&quot;;[.HP39]=0);0;1)))">
            <text:p/>
          </table:table-cell>
          <table:table-cell table:style-name="ce47" table:formula="of:=IF([.HQ$3]=&quot;&quot;;&quot;&quot;;(IF(OR([.HQ39]=&quot;&quot;;[.HQ39]=0);0;1)))">
            <text:p/>
          </table:table-cell>
          <table:table-cell table:style-name="ce47" table:formula="of:=IF([.HR$3]=&quot;&quot;;&quot;&quot;;(IF(OR([.HR39]=&quot;&quot;;[.HR39]=0);0;1)))">
            <text:p/>
          </table:table-cell>
          <table:table-cell table:style-name="ce47" table:formula="of:=IF([.HS$3]=&quot;&quot;;&quot;&quot;;(IF(OR([.HS39]=&quot;&quot;;[.HS39]=0);0;1)))">
            <text:p/>
          </table:table-cell>
          <table:table-cell table:style-name="ce47" table:formula="of:=IF([.HT$3]=&quot;&quot;;&quot;&quot;;(IF(OR([.HT39]=&quot;&quot;;[.HT39]=0);0;1)))">
            <text:p/>
          </table:table-cell>
          <table:table-cell table:style-name="ce47" table:formula="of:=IF([.HU$3]=&quot;&quot;;&quot;&quot;;(IF(OR([.HU39]=&quot;&quot;;[.HU39]=0);0;1)))">
            <text:p/>
          </table:table-cell>
          <table:table-cell table:style-name="ce47" table:formula="of:=IF([.HV$3]=&quot;&quot;;&quot;&quot;;(IF(OR([.HV39]=&quot;&quot;;[.HV39]=0);0;1)))">
            <text:p/>
          </table:table-cell>
          <table:table-cell table:style-name="ce47" table:formula="of:=IF([.HW$3]=&quot;&quot;;&quot;&quot;;(IF(OR([.HW39]=&quot;&quot;;[.HW39]=0);0;1)))">
            <text:p/>
          </table:table-cell>
          <table:table-cell table:style-name="ce47" table:formula="of:=IF([.HX$3]=&quot;&quot;;&quot;&quot;;(IF(OR([.HX39]=&quot;&quot;;[.HX39]=0);0;1)))">
            <text:p/>
          </table:table-cell>
          <table:table-cell table:style-name="ce47" table:formula="of:=IF([.HY$3]=&quot;&quot;;&quot;&quot;;(IF(OR([.HY39]=&quot;&quot;;[.HY39]=0);0;1)))">
            <text:p/>
          </table:table-cell>
          <table:table-cell table:style-name="ce47" table:formula="of:=IF([.HZ$3]=&quot;&quot;;&quot;&quot;;(IF(OR([.HZ39]=&quot;&quot;;[.HZ39]=0);0;1)))">
            <text:p/>
          </table:table-cell>
          <table:table-cell table:style-name="ce47" table:formula="of:=IF([.IA$3]=&quot;&quot;;&quot;&quot;;(IF(OR([.IA39]=&quot;&quot;;[.IA39]=0);0;1)))">
            <text:p/>
          </table:table-cell>
          <table:table-cell table:style-name="ce47" table:formula="of:=IF([.IB$3]=&quot;&quot;;&quot;&quot;;(IF(OR([.IB39]=&quot;&quot;;[.IB39]=0);0;1)))">
            <text:p/>
          </table:table-cell>
          <table:table-cell table:style-name="ce47" table:formula="of:=IF([.IC$3]=&quot;&quot;;&quot;&quot;;(IF(OR([.IC39]=&quot;&quot;;[.IC39]=0);0;1)))">
            <text:p/>
          </table:table-cell>
          <table:table-cell table:style-name="ce47" table:formula="of:=IF([.ID$3]=&quot;&quot;;&quot;&quot;;(IF(OR([.ID39]=&quot;&quot;;[.ID39]=0);0;1)))">
            <text:p/>
          </table:table-cell>
          <table:table-cell table:style-name="ce47" table:formula="of:=IF([.IE$3]=&quot;&quot;;&quot;&quot;;(IF(OR([.IE39]=&quot;&quot;;[.IE39]=0);0;1)))">
            <text:p/>
          </table:table-cell>
          <table:table-cell table:style-name="ce47" table:formula="of:=IF([.IF$3]=&quot;&quot;;&quot;&quot;;(IF(OR([.IF39]=&quot;&quot;;[.IF39]=0);0;1)))">
            <text:p/>
          </table:table-cell>
          <table:table-cell table:style-name="ce47" table:formula="of:=IF([.IG$3]=&quot;&quot;;&quot;&quot;;(IF(OR([.IG39]=&quot;&quot;;[.IG39]=0);0;1)))">
            <text:p/>
          </table:table-cell>
          <table:table-cell table:style-name="ce47" table:formula="of:=IF([.IH$3]=&quot;&quot;;&quot;&quot;;(IF(OR([.IH39]=&quot;&quot;;[.IH39]=0);0;1)))">
            <text:p/>
          </table:table-cell>
          <table:table-cell table:style-name="ce47" table:formula="of:=IF([.II$3]=&quot;&quot;;&quot;&quot;;(IF(OR([.II39]=&quot;&quot;;[.II39]=0);0;1)))">
            <text:p/>
          </table:table-cell>
          <table:table-cell table:style-name="ce47" table:formula="of:=IF([.IJ$3]=&quot;&quot;;&quot;&quot;;(IF(OR([.IJ39]=&quot;&quot;;[.IJ39]=0);0;1)))">
            <text:p/>
          </table:table-cell>
          <table:table-cell table:style-name="ce47" table:formula="of:=IF([.IK$3]=&quot;&quot;;&quot;&quot;;(IF(OR([.IK39]=&quot;&quot;;[.IK39]=0);0;1)))">
            <text:p/>
          </table:table-cell>
          <table:table-cell table:style-name="ce47" table:formula="of:=IF([.IL$3]=&quot;&quot;;&quot;&quot;;(IF(OR([.IL39]=&quot;&quot;;[.IL39]=0);0;1)))">
            <text:p/>
          </table:table-cell>
          <table:table-cell table:style-name="ce47" table:formula="of:=IF([.IM$3]=&quot;&quot;;&quot;&quot;;(IF(OR([.IM39]=&quot;&quot;;[.IM39]=0);0;1)))">
            <text:p/>
          </table:table-cell>
          <table:table-cell table:style-name="ce47" table:formula="of:=IF([.IN$3]=&quot;&quot;;&quot;&quot;;(IF(OR([.IN39]=&quot;&quot;;[.IN39]=0);0;1)))">
            <text:p/>
          </table:table-cell>
          <table:table-cell table:style-name="ce47" table:formula="of:=IF([.IO$3]=&quot;&quot;;&quot;&quot;;(IF(OR([.IO39]=&quot;&quot;;[.IO39]=0);0;1)))">
            <text:p/>
          </table:table-cell>
          <table:table-cell table:style-name="ce47" table:formula="of:=IF([.IP$3]=&quot;&quot;;&quot;&quot;;(IF(OR([.IP39]=&quot;&quot;;[.IP39]=0);0;1)))">
            <text:p/>
          </table:table-cell>
          <table:table-cell table:style-name="ce47" table:formula="of:=IF([.IQ$3]=&quot;&quot;;&quot;&quot;;(IF(OR([.IQ39]=&quot;&quot;;[.IQ39]=0);0;1)))">
            <text:p/>
          </table:table-cell>
          <table:table-cell table:style-name="ce47" table:formula="of:=IF([.IR$3]=&quot;&quot;;&quot;&quot;;(IF(OR([.IR39]=&quot;&quot;;[.IR39]=0);0;1)))">
            <text:p/>
          </table:table-cell>
          <table:table-cell table:style-name="ce47" table:formula="of:=IF([.IS$3]=&quot;&quot;;&quot;&quot;;(IF(OR([.IS39]=&quot;&quot;;[.IS39]=0);0;1)))">
            <text:p/>
          </table:table-cell>
          <table:table-cell table:style-name="ce47" table:formula="of:=IF([.IT$3]=&quot;&quot;;&quot;&quot;;(IF(OR([.IT39]=&quot;&quot;;[.IT39]=0);0;1)))">
            <text:p/>
          </table:table-cell>
          <table:table-cell table:style-name="ce47" table:formula="of:=IF([.IU$3]=&quot;&quot;;&quot;&quot;;(IF(OR([.IU39]=&quot;&quot;;[.IU39]=0);0;1)))">
            <text:p/>
          </table:table-cell>
          <table:table-cell table:style-name="ce47" table:formula="of:=IF([.IV$3]=&quot;&quot;;&quot;&quot;;(IF(OR([.IV39]=&quot;&quot;;[.IV39]=0);0;1)))">
            <text:p/>
          </table:table-cell>
          <table:table-cell table:style-name="ce47" table:formula="of:=IF([.IW$3]=&quot;&quot;;&quot;&quot;;(IF(OR([.IW39]=&quot;&quot;;[.IW39]=0);0;1)))">
            <text:p/>
          </table:table-cell>
          <table:table-cell table:style-name="ce47" table:formula="of:=IF([.IX$3]=&quot;&quot;;&quot;&quot;;(IF(OR([.IX39]=&quot;&quot;;[.IX39]=0);0;1)))">
            <text:p/>
          </table:table-cell>
          <table:table-cell table:style-name="ce47" table:formula="of:=IF([.IY$3]=&quot;&quot;;&quot;&quot;;(IF(OR([.IY39]=&quot;&quot;;[.IY39]=0);0;1)))">
            <text:p/>
          </table:table-cell>
          <table:table-cell table:style-name="ce47" table:formula="of:=IF([.IZ$3]=&quot;&quot;;&quot;&quot;;(IF(OR([.IZ39]=&quot;&quot;;[.IZ39]=0);0;1)))">
            <text:p/>
          </table:table-cell>
          <table:table-cell table:style-name="ce47" table:formula="of:=IF([.JA$3]=&quot;&quot;;&quot;&quot;;(IF(OR([.JA39]=&quot;&quot;;[.JA39]=0);0;1)))">
            <text:p/>
          </table:table-cell>
          <table:table-cell table:style-name="ce47" table:formula="of:=IF([.JB$3]=&quot;&quot;;&quot;&quot;;(IF(OR([.JB39]=&quot;&quot;;[.JB39]=0);0;1)))">
            <text:p/>
          </table:table-cell>
          <table:table-cell table:style-name="ce47" table:formula="of:=IF([.JC$3]=&quot;&quot;;&quot;&quot;;(IF(OR([.JC39]=&quot;&quot;;[.JC39]=0);0;1)))">
            <text:p/>
          </table:table-cell>
          <table:table-cell table:style-name="ce47" table:formula="of:=IF([.JD$3]=&quot;&quot;;&quot;&quot;;(IF(OR([.JD39]=&quot;&quot;;[.JD39]=0);0;1)))">
            <text:p/>
          </table:table-cell>
          <table:table-cell table:style-name="ce47" table:formula="of:=IF([.JE$3]=&quot;&quot;;&quot;&quot;;(IF(OR([.JE39]=&quot;&quot;;[.JE39]=0);0;1)))">
            <text:p/>
          </table:table-cell>
          <table:table-cell table:style-name="ce47" table:formula="of:=IF([.JF$3]=&quot;&quot;;&quot;&quot;;(IF(OR([.JF39]=&quot;&quot;;[.JF39]=0);0;1)))">
            <text:p/>
          </table:table-cell>
          <table:table-cell table:style-name="ce47" table:formula="of:=IF([.JG$3]=&quot;&quot;;&quot;&quot;;(IF(OR([.JG39]=&quot;&quot;;[.JG39]=0);0;1)))">
            <text:p/>
          </table:table-cell>
          <table:table-cell table:style-name="ce47" table:formula="of:=IF([.JH$3]=&quot;&quot;;&quot;&quot;;(IF(OR([.JH39]=&quot;&quot;;[.JH39]=0);0;1)))">
            <text:p/>
          </table:table-cell>
          <table:table-cell table:style-name="ce47" table:formula="of:=IF([.JI$3]=&quot;&quot;;&quot;&quot;;(IF(OR([.JI39]=&quot;&quot;;[.JI39]=0);0;1)))">
            <text:p/>
          </table:table-cell>
          <table:table-cell table:style-name="ce47" table:formula="of:=IF([.JJ$3]=&quot;&quot;;&quot;&quot;;(IF(OR([.JJ39]=&quot;&quot;;[.JJ39]=0);0;1)))">
            <text:p/>
          </table:table-cell>
          <table:table-cell table:style-name="ce47" table:formula="of:=IF([.JK$3]=&quot;&quot;;&quot;&quot;;(IF(OR([.JK39]=&quot;&quot;;[.JK39]=0);0;1)))">
            <text:p/>
          </table:table-cell>
          <table:table-cell table:style-name="ce47" table:formula="of:=IF([.JL$3]=&quot;&quot;;&quot;&quot;;(IF(OR([.JL39]=&quot;&quot;;[.JL39]=0);0;1)))">
            <text:p/>
          </table:table-cell>
          <table:table-cell table:style-name="ce47" table:formula="of:=IF([.JM$3]=&quot;&quot;;&quot;&quot;;(IF(OR([.JM39]=&quot;&quot;;[.JM39]=0);0;1)))">
            <text:p/>
          </table:table-cell>
          <table:table-cell table:style-name="ce47" table:formula="of:=IF([.JN$3]=&quot;&quot;;&quot;&quot;;(IF(OR([.JN39]=&quot;&quot;;[.JN39]=0);0;1)))">
            <text:p/>
          </table:table-cell>
          <table:table-cell table:style-name="ce47" table:formula="of:=IF([.JO$3]=&quot;&quot;;&quot;&quot;;(IF(OR([.JO39]=&quot;&quot;;[.JO39]=0);0;1)))">
            <text:p/>
          </table:table-cell>
          <table:table-cell table:style-name="ce47" table:formula="of:=IF([.JP$3]=&quot;&quot;;&quot;&quot;;(IF(OR([.JP39]=&quot;&quot;;[.JP39]=0);0;1)))">
            <text:p/>
          </table:table-cell>
          <table:table-cell table:style-name="ce47" table:formula="of:=IF([.JQ$3]=&quot;&quot;;&quot;&quot;;(IF(OR([.JQ39]=&quot;&quot;;[.JQ39]=0);0;1)))">
            <text:p/>
          </table:table-cell>
          <table:table-cell table:style-name="ce47" table:formula="of:=IF([.JR$3]=&quot;&quot;;&quot;&quot;;(IF(OR([.JR39]=&quot;&quot;;[.JR39]=0);0;1)))">
            <text:p/>
          </table:table-cell>
          <table:table-cell table:style-name="ce47" table:formula="of:=IF([.JS$3]=&quot;&quot;;&quot;&quot;;(IF(OR([.JS39]=&quot;&quot;;[.JS39]=0);0;1)))">
            <text:p/>
          </table:table-cell>
          <table:table-cell table:style-name="ce47" table:formula="of:=IF([.JT$3]=&quot;&quot;;&quot;&quot;;(IF(OR([.JT39]=&quot;&quot;;[.JT39]=0);0;1)))">
            <text:p/>
          </table:table-cell>
          <table:table-cell table:style-name="ce47" table:formula="of:=IF([.JU$3]=&quot;&quot;;&quot;&quot;;(IF(OR([.JU39]=&quot;&quot;;[.JU39]=0);0;1)))">
            <text:p/>
          </table:table-cell>
          <table:table-cell table:style-name="ce47" table:formula="of:=IF([.JV$3]=&quot;&quot;;&quot;&quot;;(IF(OR([.JV39]=&quot;&quot;;[.JV39]=0);0;1)))">
            <text:p/>
          </table:table-cell>
          <table:table-cell table:style-name="ce47" table:formula="of:=IF([.JW$3]=&quot;&quot;;&quot;&quot;;(IF(OR([.JW39]=&quot;&quot;;[.JW39]=0);0;1)))">
            <text:p/>
          </table:table-cell>
          <table:table-cell table:style-name="ce47" table:formula="of:=IF([.JX$3]=&quot;&quot;;&quot;&quot;;(IF(OR([.JX39]=&quot;&quot;;[.JX39]=0);0;1)))">
            <text:p/>
          </table:table-cell>
          <table:table-cell table:style-name="ce47" table:formula="of:=IF([.JY$3]=&quot;&quot;;&quot;&quot;;(IF(OR([.JY39]=&quot;&quot;;[.JY39]=0);0;1)))">
            <text:p/>
          </table:table-cell>
          <table:table-cell table:style-name="ce47" table:formula="of:=IF([.JZ$3]=&quot;&quot;;&quot;&quot;;(IF(OR([.JZ39]=&quot;&quot;;[.JZ39]=0);0;1)))">
            <text:p/>
          </table:table-cell>
          <table:table-cell table:style-name="ce47" table:formula="of:=IF([.KA$3]=&quot;&quot;;&quot;&quot;;(IF(OR([.KA39]=&quot;&quot;;[.KA39]=0);0;1)))">
            <text:p/>
          </table:table-cell>
          <table:table-cell table:style-name="ce47" table:formula="of:=IF([.KB$3]=&quot;&quot;;&quot;&quot;;(IF(OR([.KB39]=&quot;&quot;;[.KB39]=0);0;1)))">
            <text:p/>
          </table:table-cell>
          <table:table-cell table:style-name="ce47" table:formula="of:=IF([.KC$3]=&quot;&quot;;&quot;&quot;;(IF(OR([.KC39]=&quot;&quot;;[.KC39]=0);0;1)))">
            <text:p/>
          </table:table-cell>
          <table:table-cell table:style-name="ce47" table:formula="of:=IF([.KD$3]=&quot;&quot;;&quot;&quot;;(IF(OR([.KD39]=&quot;&quot;;[.KD39]=0);0;1)))">
            <text:p/>
          </table:table-cell>
          <table:table-cell table:style-name="ce47" table:formula="of:=IF([.KE$3]=&quot;&quot;;&quot;&quot;;(IF(OR([.KE39]=&quot;&quot;;[.KE39]=0);0;1)))">
            <text:p/>
          </table:table-cell>
          <table:table-cell table:style-name="ce47" table:formula="of:=IF([.KF$3]=&quot;&quot;;&quot;&quot;;(IF(OR([.KF39]=&quot;&quot;;[.KF39]=0);0;1)))">
            <text:p/>
          </table:table-cell>
          <table:table-cell table:style-name="ce47" table:formula="of:=IF([.KG$3]=&quot;&quot;;&quot;&quot;;(IF(OR([.KG39]=&quot;&quot;;[.KG39]=0);0;1)))">
            <text:p/>
          </table:table-cell>
          <table:table-cell table:style-name="ce47" table:formula="of:=IF([.KH$3]=&quot;&quot;;&quot;&quot;;(IF(OR([.KH39]=&quot;&quot;;[.KH39]=0);0;1)))">
            <text:p/>
          </table:table-cell>
          <table:table-cell table:style-name="ce47" table:formula="of:=IF([.KI$3]=&quot;&quot;;&quot;&quot;;(IF(OR([.KI39]=&quot;&quot;;[.KI39]=0);0;1)))">
            <text:p/>
          </table:table-cell>
          <table:table-cell table:style-name="ce47" table:formula="of:=IF([.KJ$3]=&quot;&quot;;&quot;&quot;;(IF(OR([.KJ39]=&quot;&quot;;[.KJ39]=0);0;1)))">
            <text:p/>
          </table:table-cell>
          <table:table-cell table:style-name="ce47" table:formula="of:=IF([.KK$3]=&quot;&quot;;&quot;&quot;;(IF(OR([.KK39]=&quot;&quot;;[.KK39]=0);0;1)))">
            <text:p/>
          </table:table-cell>
          <table:table-cell table:style-name="ce47" table:formula="of:=IF([.KL$3]=&quot;&quot;;&quot;&quot;;(IF(OR([.KL39]=&quot;&quot;;[.KL39]=0);0;1)))">
            <text:p/>
          </table:table-cell>
          <table:table-cell table:style-name="ce47" table:formula="of:=IF([.KM$3]=&quot;&quot;;&quot;&quot;;(IF(OR([.KM39]=&quot;&quot;;[.KM39]=0);0;1)))">
            <text:p/>
          </table:table-cell>
          <table:table-cell table:style-name="ce47" table:formula="of:=IF([.KN$3]=&quot;&quot;;&quot;&quot;;(IF(OR([.KN39]=&quot;&quot;;[.KN39]=0);0;1)))">
            <text:p/>
          </table:table-cell>
          <table:table-cell table:style-name="ce47" table:formula="of:=IF([.KO$3]=&quot;&quot;;&quot;&quot;;(IF(OR([.KO39]=&quot;&quot;;[.KO39]=0);0;1)))">
            <text:p/>
          </table:table-cell>
          <table:table-cell table:style-name="ce47" table:formula="of:=IF([.KP$3]=&quot;&quot;;&quot;&quot;;(IF(OR([.KP39]=&quot;&quot;;[.KP39]=0);0;1)))">
            <text:p/>
          </table:table-cell>
          <table:table-cell table:style-name="ce47" table:formula="of:=IF([.KQ$3]=&quot;&quot;;&quot;&quot;;(IF(OR([.KQ39]=&quot;&quot;;[.KQ39]=0);0;1)))">
            <text:p/>
          </table:table-cell>
          <table:table-cell table:style-name="ce47" table:formula="of:=IF([.KR$3]=&quot;&quot;;&quot;&quot;;(IF(OR([.KR39]=&quot;&quot;;[.KR39]=0);0;1)))">
            <text:p/>
          </table:table-cell>
          <table:table-cell table:style-name="ce47" table:formula="of:=IF([.KS$3]=&quot;&quot;;&quot;&quot;;(IF(OR([.KS39]=&quot;&quot;;[.KS39]=0);0;1)))">
            <text:p/>
          </table:table-cell>
          <table:table-cell table:style-name="ce47" table:formula="of:=IF([.KT$3]=&quot;&quot;;&quot;&quot;;(IF(OR([.KT39]=&quot;&quot;;[.KT39]=0);0;1)))">
            <text:p/>
          </table:table-cell>
          <table:table-cell table:style-name="ce47" table:formula="of:=IF([.KU$3]=&quot;&quot;;&quot;&quot;;(IF(OR([.KU39]=&quot;&quot;;[.KU39]=0);0;1)))">
            <text:p/>
          </table:table-cell>
          <table:table-cell table:style-name="ce47" table:formula="of:=IF([.KV$3]=&quot;&quot;;&quot;&quot;;(IF(OR([.KV39]=&quot;&quot;;[.KV39]=0);0;1)))">
            <text:p/>
          </table:table-cell>
          <table:table-cell table:style-name="ce47" table:formula="of:=IF([.KW$3]=&quot;&quot;;&quot;&quot;;(IF(OR([.KW39]=&quot;&quot;;[.KW39]=0);0;1)))">
            <text:p/>
          </table:table-cell>
          <table:table-cell table:style-name="ce47" table:formula="of:=IF([.KX$3]=&quot;&quot;;&quot;&quot;;(IF(OR([.KX39]=&quot;&quot;;[.KX39]=0);0;1)))">
            <text:p/>
          </table:table-cell>
          <table:table-cell table:style-name="ce47" table:formula="of:=IF([.KY$3]=&quot;&quot;;&quot;&quot;;(IF(OR([.KY39]=&quot;&quot;;[.KY39]=0);0;1)))">
            <text:p/>
          </table:table-cell>
          <table:table-cell table:style-name="ce47" table:formula="of:=IF([.KZ$3]=&quot;&quot;;&quot;&quot;;(IF(OR([.KZ39]=&quot;&quot;;[.KZ39]=0);0;1)))">
            <text:p/>
          </table:table-cell>
          <table:table-cell table:style-name="ce47" table:formula="of:=IF([.LA$3]=&quot;&quot;;&quot;&quot;;(IF(OR([.LA39]=&quot;&quot;;[.LA39]=0);0;1)))">
            <text:p/>
          </table:table-cell>
          <table:table-cell table:style-name="ce47" table:formula="of:=IF([.LB$3]=&quot;&quot;;&quot;&quot;;(IF(OR([.LB39]=&quot;&quot;;[.LB39]=0);0;1)))">
            <text:p/>
          </table:table-cell>
          <table:table-cell table:style-name="ce47" table:formula="of:=IF([.LC$3]=&quot;&quot;;&quot;&quot;;(IF(OR([.LC39]=&quot;&quot;;[.LC39]=0);0;1)))">
            <text:p/>
          </table:table-cell>
          <table:table-cell table:style-name="ce47" table:formula="of:=IF([.LD$3]=&quot;&quot;;&quot;&quot;;(IF(OR([.LD39]=&quot;&quot;;[.LD39]=0);0;1)))">
            <text:p/>
          </table:table-cell>
          <table:table-cell table:style-name="ce47" table:formula="of:=IF([.LE$3]=&quot;&quot;;&quot;&quot;;(IF(OR([.LE39]=&quot;&quot;;[.LE39]=0);0;1)))">
            <text:p/>
          </table:table-cell>
          <table:table-cell table:style-name="ce47" table:formula="of:=IF([.LF$3]=&quot;&quot;;&quot;&quot;;(IF(OR([.LF39]=&quot;&quot;;[.LF39]=0);0;1)))">
            <text:p/>
          </table:table-cell>
          <table:table-cell table:style-name="ce47" table:formula="of:=IF([.LG$3]=&quot;&quot;;&quot;&quot;;(IF(OR([.LG39]=&quot;&quot;;[.LG39]=0);0;1)))">
            <text:p/>
          </table:table-cell>
          <table:table-cell table:style-name="ce47" table:formula="of:=IF([.LH$3]=&quot;&quot;;&quot;&quot;;(IF(OR([.LH39]=&quot;&quot;;[.LH39]=0);0;1)))">
            <text:p/>
          </table:table-cell>
          <table:table-cell table:style-name="ce47" table:formula="of:=IF([.LI$3]=&quot;&quot;;&quot;&quot;;(IF(OR([.LI39]=&quot;&quot;;[.LI39]=0);0;1)))">
            <text:p/>
          </table:table-cell>
          <table:table-cell table:style-name="ce47" table:formula="of:=IF([.LJ$3]=&quot;&quot;;&quot;&quot;;(IF(OR([.LJ39]=&quot;&quot;;[.LJ39]=0);0;1)))">
            <text:p/>
          </table:table-cell>
          <table:table-cell table:style-name="ce47" table:formula="of:=IF([.LK$3]=&quot;&quot;;&quot;&quot;;(IF(OR([.LK39]=&quot;&quot;;[.LK39]=0);0;1)))">
            <text:p/>
          </table:table-cell>
          <table:table-cell table:style-name="ce47" table:formula="of:=IF([.LL$3]=&quot;&quot;;&quot;&quot;;(IF(OR([.LL39]=&quot;&quot;;[.LL39]=0);0;1)))">
            <text:p/>
          </table:table-cell>
          <table:table-cell table:style-name="ce47" table:formula="of:=IF([.LM$3]=&quot;&quot;;&quot;&quot;;(IF(OR([.LM39]=&quot;&quot;;[.LM39]=0);0;1)))">
            <text:p/>
          </table:table-cell>
          <table:table-cell table:style-name="ce47" table:formula="of:=IF([.LN$3]=&quot;&quot;;&quot;&quot;;(IF(OR([.LN39]=&quot;&quot;;[.LN39]=0);0;1)))">
            <text:p/>
          </table:table-cell>
          <table:table-cell table:style-name="ce47" table:formula="of:=IF([.LO$3]=&quot;&quot;;&quot;&quot;;(IF(OR([.LO39]=&quot;&quot;;[.LO39]=0);0;1)))">
            <text:p/>
          </table:table-cell>
          <table:table-cell table:style-name="ce47" table:formula="of:=IF([.LP$3]=&quot;&quot;;&quot;&quot;;(IF(OR([.LP39]=&quot;&quot;;[.LP39]=0);0;1)))">
            <text:p/>
          </table:table-cell>
          <table:table-cell table:style-name="ce47" table:formula="of:=IF([.LQ$3]=&quot;&quot;;&quot;&quot;;(IF(OR([.LQ39]=&quot;&quot;;[.LQ39]=0);0;1)))">
            <text:p/>
          </table:table-cell>
          <table:table-cell table:style-name="ce47" table:formula="of:=IF([.LR$3]=&quot;&quot;;&quot;&quot;;(IF(OR([.LR39]=&quot;&quot;;[.LR39]=0);0;1)))">
            <text:p/>
          </table:table-cell>
          <table:table-cell table:style-name="ce47" table:formula="of:=IF([.LS$3]=&quot;&quot;;&quot;&quot;;(IF(OR([.LS39]=&quot;&quot;;[.LS39]=0);0;1)))">
            <text:p/>
          </table:table-cell>
          <table:table-cell table:style-name="ce47" table:formula="of:=IF([.LT$3]=&quot;&quot;;&quot;&quot;;(IF(OR([.LT39]=&quot;&quot;;[.LT39]=0);0;1)))">
            <text:p/>
          </table:table-cell>
          <table:table-cell table:style-name="ce47" table:formula="of:=IF([.LU$3]=&quot;&quot;;&quot;&quot;;(IF(OR([.LU39]=&quot;&quot;;[.LU39]=0);0;1)))">
            <text:p/>
          </table:table-cell>
          <table:table-cell table:style-name="ce47" table:formula="of:=IF([.LV$3]=&quot;&quot;;&quot;&quot;;(IF(OR([.LV39]=&quot;&quot;;[.LV39]=0);0;1)))">
            <text:p/>
          </table:table-cell>
          <table:table-cell table:style-name="ce47" table:formula="of:=IF([.LW$3]=&quot;&quot;;&quot;&quot;;(IF(OR([.LW39]=&quot;&quot;;[.LW39]=0);0;1)))">
            <text:p/>
          </table:table-cell>
          <table:table-cell table:style-name="ce47" table:formula="of:=IF([.LX$3]=&quot;&quot;;&quot;&quot;;(IF(OR([.LX39]=&quot;&quot;;[.LX39]=0);0;1)))">
            <text:p/>
          </table:table-cell>
          <table:table-cell table:style-name="ce47" table:formula="of:=IF([.LY$3]=&quot;&quot;;&quot;&quot;;(IF(OR([.LY39]=&quot;&quot;;[.LY39]=0);0;1)))">
            <text:p/>
          </table:table-cell>
          <table:table-cell table:style-name="ce47" table:formula="of:=IF([.LZ$3]=&quot;&quot;;&quot;&quot;;(IF(OR([.LZ39]=&quot;&quot;;[.LZ39]=0);0;1)))">
            <text:p/>
          </table:table-cell>
          <table:table-cell table:style-name="ce47" table:formula="of:=IF([.MA$3]=&quot;&quot;;&quot;&quot;;(IF(OR([.MA39]=&quot;&quot;;[.MA39]=0);0;1)))">
            <text:p/>
          </table:table-cell>
          <table:table-cell table:style-name="ce47" table:formula="of:=IF([.MB$3]=&quot;&quot;;&quot;&quot;;(IF(OR([.MB39]=&quot;&quot;;[.MB39]=0);0;1)))">
            <text:p/>
          </table:table-cell>
          <table:table-cell table:style-name="ce47" table:formula="of:=IF([.MC$3]=&quot;&quot;;&quot;&quot;;(IF(OR([.MC39]=&quot;&quot;;[.MC39]=0);0;1)))">
            <text:p/>
          </table:table-cell>
          <table:table-cell table:style-name="ce47" table:formula="of:=IF([.MD$3]=&quot;&quot;;&quot;&quot;;(IF(OR([.MD39]=&quot;&quot;;[.MD39]=0);0;1)))">
            <text:p/>
          </table:table-cell>
          <table:table-cell table:style-name="ce47" table:formula="of:=IF([.ME$3]=&quot;&quot;;&quot;&quot;;(IF(OR([.ME39]=&quot;&quot;;[.ME39]=0);0;1)))">
            <text:p/>
          </table:table-cell>
          <table:table-cell table:style-name="ce47" table:formula="of:=IF([.MF$3]=&quot;&quot;;&quot;&quot;;(IF(OR([.MF39]=&quot;&quot;;[.MF39]=0);0;1)))">
            <text:p/>
          </table:table-cell>
          <table:table-cell table:style-name="ce47" table:formula="of:=IF([.MG$3]=&quot;&quot;;&quot;&quot;;(IF(OR([.MG39]=&quot;&quot;;[.MG39]=0);0;1)))">
            <text:p/>
          </table:table-cell>
          <table:table-cell table:style-name="ce47" table:formula="of:=IF([.MH$3]=&quot;&quot;;&quot;&quot;;(IF(OR([.MH39]=&quot;&quot;;[.MH39]=0);0;1)))">
            <text:p/>
          </table:table-cell>
          <table:table-cell table:style-name="ce47" table:formula="of:=IF([.MI$3]=&quot;&quot;;&quot;&quot;;(IF(OR([.MI39]=&quot;&quot;;[.MI39]=0);0;1)))">
            <text:p/>
          </table:table-cell>
          <table:table-cell table:style-name="ce47" table:formula="of:=IF([.MJ$3]=&quot;&quot;;&quot;&quot;;(IF(OR([.MJ39]=&quot;&quot;;[.MJ39]=0);0;1)))">
            <text:p/>
          </table:table-cell>
          <table:table-cell table:style-name="ce47" table:formula="of:=IF([.MK$3]=&quot;&quot;;&quot;&quot;;(IF(OR([.MK39]=&quot;&quot;;[.MK39]=0);0;1)))">
            <text:p/>
          </table:table-cell>
          <table:table-cell table:style-name="ce47" table:formula="of:=IF([.ML$3]=&quot;&quot;;&quot;&quot;;(IF(OR([.ML39]=&quot;&quot;;[.ML39]=0);0;1)))">
            <text:p/>
          </table:table-cell>
          <table:table-cell table:style-name="ce47" table:formula="of:=IF([.MM$3]=&quot;&quot;;&quot;&quot;;(IF(OR([.MM39]=&quot;&quot;;[.MM39]=0);0;1)))">
            <text:p/>
          </table:table-cell>
          <table:table-cell table:style-name="ce47" table:formula="of:=IF([.MN$3]=&quot;&quot;;&quot;&quot;;(IF(OR([.MN39]=&quot;&quot;;[.MN39]=0);0;1)))">
            <text:p/>
          </table:table-cell>
          <table:table-cell table:style-name="ce47" table:formula="of:=IF([.MO$3]=&quot;&quot;;&quot;&quot;;(IF(OR([.MO39]=&quot;&quot;;[.MO39]=0);0;1)))">
            <text:p/>
          </table:table-cell>
          <table:table-cell table:style-name="ce47" table:formula="of:=IF([.MP$3]=&quot;&quot;;&quot;&quot;;(IF(OR([.MP39]=&quot;&quot;;[.MP39]=0);0;1)))">
            <text:p/>
          </table:table-cell>
          <table:table-cell table:style-name="ce47" table:formula="of:=IF([.MQ$3]=&quot;&quot;;&quot;&quot;;(IF(OR([.MQ39]=&quot;&quot;;[.MQ39]=0);0;1)))">
            <text:p/>
          </table:table-cell>
          <table:table-cell table:style-name="ce47" table:formula="of:=IF([.MR$3]=&quot;&quot;;&quot;&quot;;(IF(OR([.MR39]=&quot;&quot;;[.MR39]=0);0;1)))">
            <text:p/>
          </table:table-cell>
          <table:table-cell table:style-name="ce47" table:formula="of:=IF([.MS$3]=&quot;&quot;;&quot;&quot;;(IF(OR([.MS39]=&quot;&quot;;[.MS39]=0);0;1)))">
            <text:p/>
          </table:table-cell>
          <table:table-cell table:style-name="ce47" table:formula="of:=IF([.MT$3]=&quot;&quot;;&quot;&quot;;(IF(OR([.MT39]=&quot;&quot;;[.MT39]=0);0;1)))">
            <text:p/>
          </table:table-cell>
          <table:table-cell table:style-name="ce47" table:formula="of:=IF([.MU$3]=&quot;&quot;;&quot;&quot;;(IF(OR([.MU39]=&quot;&quot;;[.MU39]=0);0;1)))">
            <text:p/>
          </table:table-cell>
          <table:table-cell table:style-name="ce47" table:formula="of:=IF([.MV$3]=&quot;&quot;;&quot;&quot;;(IF(OR([.MV39]=&quot;&quot;;[.MV39]=0);0;1)))">
            <text:p/>
          </table:table-cell>
          <table:table-cell table:style-name="ce47" table:formula="of:=IF([.MW$3]=&quot;&quot;;&quot;&quot;;(IF(OR([.MW39]=&quot;&quot;;[.MW39]=0);0;1)))">
            <text:p/>
          </table:table-cell>
          <table:table-cell table:style-name="ce47" table:formula="of:=IF([.MX$3]=&quot;&quot;;&quot;&quot;;(IF(OR([.MX39]=&quot;&quot;;[.MX39]=0);0;1)))">
            <text:p/>
          </table:table-cell>
          <table:table-cell table:style-name="ce47" table:formula="of:=IF([.MY$3]=&quot;&quot;;&quot;&quot;;(IF(OR([.MY39]=&quot;&quot;;[.MY39]=0);0;1)))">
            <text:p/>
          </table:table-cell>
          <table:table-cell table:style-name="ce47" table:formula="of:=IF([.MZ$3]=&quot;&quot;;&quot;&quot;;(IF(OR([.MZ39]=&quot;&quot;;[.MZ39]=0);0;1)))">
            <text:p/>
          </table:table-cell>
          <table:table-cell table:style-name="ce47" table:formula="of:=IF([.NA$3]=&quot;&quot;;&quot;&quot;;(IF(OR([.NA39]=&quot;&quot;;[.NA39]=0);0;1)))">
            <text:p/>
          </table:table-cell>
          <table:table-cell table:style-name="ce47" table:formula="of:=IF([.NB$3]=&quot;&quot;;&quot;&quot;;(IF(OR([.NB39]=&quot;&quot;;[.NB39]=0);0;1)))">
            <text:p/>
          </table:table-cell>
          <table:table-cell table:style-name="ce47" table:formula="of:=IF([.NC$3]=&quot;&quot;;&quot;&quot;;(IF(OR([.NC39]=&quot;&quot;;[.NC39]=0);0;1)))">
            <text:p/>
          </table:table-cell>
          <table:table-cell table:style-name="ce47" table:formula="of:=IF([.ND$3]=&quot;&quot;;&quot;&quot;;(IF(OR([.ND39]=&quot;&quot;;[.ND39]=0);0;1)))">
            <text:p/>
          </table:table-cell>
          <table:table-cell table:style-name="ce47" table:formula="of:=IF([.NE$3]=&quot;&quot;;&quot;&quot;;(IF(OR([.NE39]=&quot;&quot;;[.NE39]=0);0;1)))">
            <text:p/>
          </table:table-cell>
          <table:table-cell table:style-name="ce47" table:formula="of:=IF([.NF$3]=&quot;&quot;;&quot;&quot;;(IF(OR([.NF39]=&quot;&quot;;[.NF39]=0);0;1)))">
            <text:p/>
          </table:table-cell>
          <table:table-cell table:style-name="ce57" table:number-columns-repeated="287"/>
        </table:table-row>
        <table:table-row table:style-name="ro2">
          <table:table-cell table:formula="of:=MAX([.A40:.B40])" office:value-type="float" office:value="0" calcext:value-type="float">
            <text:p>0</text:p>
          </table:table-cell>
          <table:table-cell table:style-name="ce6" table:formula="of:=IFERROR((LEN([.NG40])-SEARCH(&quot;0[^0]*$&quot;;[.NG40]));LEN([.NG40]))" office:value-type="float" office:value="0" calcext:value-type="float">
            <text:p>0</text:p>
          </table:table-cell>
          <table:table-cell table:formula="of:=COUNTA([.E40:.NF40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40:.ABI40])">
            <text:p/>
          </table:table-cell>
          <table:table-cell table:style-name="ce34" table:formula="of:=IF([.E$3]=&quot;&quot;;&quot;&quot;;(IF(OR([.E40]=&quot;&quot;;[.E40]=0);0;1)))">
            <text:p/>
          </table:table-cell>
          <table:table-cell table:style-name="ce34" table:formula="of:=IF([.F$3]=&quot;&quot;;&quot;&quot;;(IF(OR([.F40]=&quot;&quot;;[.F40]=0);0;1)))">
            <text:p/>
          </table:table-cell>
          <table:table-cell table:style-name="ce34" table:formula="of:=IF([.G$3]=&quot;&quot;;&quot;&quot;;(IF(OR([.G40]=&quot;&quot;;[.G40]=0);0;1)))">
            <text:p/>
          </table:table-cell>
          <table:table-cell table:style-name="ce34" table:formula="of:=IF([.H$3]=&quot;&quot;;&quot;&quot;;(IF(OR([.H40]=&quot;&quot;;[.H40]=0);0;1)))">
            <text:p/>
          </table:table-cell>
          <table:table-cell table:style-name="ce35" table:formula="of:=IF([.I$3]=&quot;&quot;;&quot;&quot;;(IF(OR([.I40]=&quot;&quot;;[.I40]=0);0;1)))">
            <text:p/>
          </table:table-cell>
          <table:table-cell table:style-name="ce35" table:formula="of:=IF([.J$3]=&quot;&quot;;&quot;&quot;;(IF(OR([.J40]=&quot;&quot;;[.J40]=0);0;1)))">
            <text:p/>
          </table:table-cell>
          <table:table-cell table:style-name="ce35" table:formula="of:=IF([.K$3]=&quot;&quot;;&quot;&quot;;(IF(OR([.K40]=&quot;&quot;;[.K40]=0);0;1)))">
            <text:p/>
          </table:table-cell>
          <table:table-cell table:style-name="ce35" table:formula="of:=IF([.L$3]=&quot;&quot;;&quot;&quot;;(IF(OR([.L40]=&quot;&quot;;[.L40]=0);0;1)))">
            <text:p/>
          </table:table-cell>
          <table:table-cell table:style-name="ce35" table:formula="of:=IF([.M$3]=&quot;&quot;;&quot;&quot;;(IF(OR([.M40]=&quot;&quot;;[.M40]=0);0;1)))">
            <text:p/>
          </table:table-cell>
          <table:table-cell table:style-name="ce35" table:formula="of:=IF([.N$3]=&quot;&quot;;&quot;&quot;;(IF(OR([.N40]=&quot;&quot;;[.N40]=0);0;1)))">
            <text:p/>
          </table:table-cell>
          <table:table-cell table:style-name="ce35" table:formula="of:=IF([.O$3]=&quot;&quot;;&quot;&quot;;(IF(OR([.O40]=&quot;&quot;;[.O40]=0);0;1)))">
            <text:p/>
          </table:table-cell>
          <table:table-cell table:style-name="ce35" table:formula="of:=IF([.P$3]=&quot;&quot;;&quot;&quot;;(IF(OR([.P40]=&quot;&quot;;[.P40]=0);0;1)))">
            <text:p/>
          </table:table-cell>
          <table:table-cell table:style-name="ce35" table:formula="of:=IF([.Q$3]=&quot;&quot;;&quot;&quot;;(IF(OR([.Q40]=&quot;&quot;;[.Q40]=0);0;1)))">
            <text:p/>
          </table:table-cell>
          <table:table-cell table:style-name="ce35" table:formula="of:=IF([.R$3]=&quot;&quot;;&quot;&quot;;(IF(OR([.R40]=&quot;&quot;;[.R40]=0);0;1)))">
            <text:p/>
          </table:table-cell>
          <table:table-cell table:style-name="ce35" table:formula="of:=IF([.S$3]=&quot;&quot;;&quot;&quot;;(IF(OR([.S40]=&quot;&quot;;[.S40]=0);0;1)))">
            <text:p/>
          </table:table-cell>
          <table:table-cell table:style-name="ce35" table:formula="of:=IF([.T$3]=&quot;&quot;;&quot;&quot;;(IF(OR([.T40]=&quot;&quot;;[.T40]=0);0;1)))">
            <text:p/>
          </table:table-cell>
          <table:table-cell table:style-name="ce35" table:formula="of:=IF([.U$3]=&quot;&quot;;&quot;&quot;;(IF(OR([.U40]=&quot;&quot;;[.U40]=0);0;1)))">
            <text:p/>
          </table:table-cell>
          <table:table-cell table:style-name="ce35" table:formula="of:=IF([.V$3]=&quot;&quot;;&quot;&quot;;(IF(OR([.V40]=&quot;&quot;;[.V40]=0);0;1)))">
            <text:p/>
          </table:table-cell>
          <table:table-cell table:style-name="ce35" table:formula="of:=IF([.W$3]=&quot;&quot;;&quot;&quot;;(IF(OR([.W40]=&quot;&quot;;[.W40]=0);0;1)))">
            <text:p/>
          </table:table-cell>
          <table:table-cell table:style-name="ce35" table:formula="of:=IF([.X$3]=&quot;&quot;;&quot;&quot;;(IF(OR([.X40]=&quot;&quot;;[.X40]=0);0;1)))">
            <text:p/>
          </table:table-cell>
          <table:table-cell table:style-name="ce35" table:formula="of:=IF([.Y$3]=&quot;&quot;;&quot;&quot;;(IF(OR([.Y40]=&quot;&quot;;[.Y40]=0);0;1)))">
            <text:p/>
          </table:table-cell>
          <table:table-cell table:style-name="ce35" table:formula="of:=IF([.Z$3]=&quot;&quot;;&quot;&quot;;(IF(OR([.Z40]=&quot;&quot;;[.Z40]=0);0;1)))">
            <text:p/>
          </table:table-cell>
          <table:table-cell table:style-name="ce35" table:formula="of:=IF([.AA$3]=&quot;&quot;;&quot;&quot;;(IF(OR([.AA40]=&quot;&quot;;[.AA40]=0);0;1)))">
            <text:p/>
          </table:table-cell>
          <table:table-cell table:style-name="ce35" table:formula="of:=IF([.AB$3]=&quot;&quot;;&quot;&quot;;(IF(OR([.AB40]=&quot;&quot;;[.AB40]=0);0;1)))">
            <text:p/>
          </table:table-cell>
          <table:table-cell table:style-name="ce35" table:formula="of:=IF([.AC$3]=&quot;&quot;;&quot;&quot;;(IF(OR([.AC40]=&quot;&quot;;[.AC40]=0);0;1)))">
            <text:p/>
          </table:table-cell>
          <table:table-cell table:style-name="ce35" table:formula="of:=IF([.AD$3]=&quot;&quot;;&quot;&quot;;(IF(OR([.AD40]=&quot;&quot;;[.AD40]=0);0;1)))">
            <text:p/>
          </table:table-cell>
          <table:table-cell table:style-name="ce35" table:formula="of:=IF([.AE$3]=&quot;&quot;;&quot;&quot;;(IF(OR([.AE40]=&quot;&quot;;[.AE40]=0);0;1)))">
            <text:p/>
          </table:table-cell>
          <table:table-cell table:style-name="ce35" table:formula="of:=IF([.AF$3]=&quot;&quot;;&quot;&quot;;(IF(OR([.AF40]=&quot;&quot;;[.AF40]=0);0;1)))">
            <text:p/>
          </table:table-cell>
          <table:table-cell table:style-name="ce35" table:formula="of:=IF([.AG$3]=&quot;&quot;;&quot;&quot;;(IF(OR([.AG40]=&quot;&quot;;[.AG40]=0);0;1)))">
            <text:p/>
          </table:table-cell>
          <table:table-cell table:style-name="ce35" table:formula="of:=IF([.AH$3]=&quot;&quot;;&quot;&quot;;(IF(OR([.AH40]=&quot;&quot;;[.AH40]=0);0;1)))">
            <text:p/>
          </table:table-cell>
          <table:table-cell table:style-name="ce35" table:formula="of:=IF([.AI$3]=&quot;&quot;;&quot;&quot;;(IF(OR([.AI40]=&quot;&quot;;[.AI40]=0);0;1)))">
            <text:p/>
          </table:table-cell>
          <table:table-cell table:style-name="ce35" table:formula="of:=IF([.AJ$3]=&quot;&quot;;&quot;&quot;;(IF(OR([.AJ40]=&quot;&quot;;[.AJ40]=0);0;1)))">
            <text:p/>
          </table:table-cell>
          <table:table-cell table:style-name="ce35" table:formula="of:=IF([.AK$3]=&quot;&quot;;&quot;&quot;;(IF(OR([.AK40]=&quot;&quot;;[.AK40]=0);0;1)))">
            <text:p/>
          </table:table-cell>
          <table:table-cell table:style-name="ce35" table:formula="of:=IF([.AL$3]=&quot;&quot;;&quot;&quot;;(IF(OR([.AL40]=&quot;&quot;;[.AL40]=0);0;1)))">
            <text:p/>
          </table:table-cell>
          <table:table-cell table:style-name="ce35" table:formula="of:=IF([.AM$3]=&quot;&quot;;&quot;&quot;;(IF(OR([.AM40]=&quot;&quot;;[.AM40]=0);0;1)))">
            <text:p/>
          </table:table-cell>
          <table:table-cell table:style-name="ce35" table:formula="of:=IF([.AN$3]=&quot;&quot;;&quot;&quot;;(IF(OR([.AN40]=&quot;&quot;;[.AN40]=0);0;1)))">
            <text:p/>
          </table:table-cell>
          <table:table-cell table:style-name="ce35" table:formula="of:=IF([.AO$3]=&quot;&quot;;&quot;&quot;;(IF(OR([.AO40]=&quot;&quot;;[.AO40]=0);0;1)))">
            <text:p/>
          </table:table-cell>
          <table:table-cell table:style-name="ce35" table:formula="of:=IF([.AP$3]=&quot;&quot;;&quot;&quot;;(IF(OR([.AP40]=&quot;&quot;;[.AP40]=0);0;1)))">
            <text:p/>
          </table:table-cell>
          <table:table-cell table:style-name="ce35" table:formula="of:=IF([.AQ$3]=&quot;&quot;;&quot;&quot;;(IF(OR([.AQ40]=&quot;&quot;;[.AQ40]=0);0;1)))">
            <text:p/>
          </table:table-cell>
          <table:table-cell table:style-name="ce35" table:formula="of:=IF([.AR$3]=&quot;&quot;;&quot;&quot;;(IF(OR([.AR40]=&quot;&quot;;[.AR40]=0);0;1)))">
            <text:p/>
          </table:table-cell>
          <table:table-cell table:style-name="ce35" table:formula="of:=IF([.AS$3]=&quot;&quot;;&quot;&quot;;(IF(OR([.AS40]=&quot;&quot;;[.AS40]=0);0;1)))">
            <text:p/>
          </table:table-cell>
          <table:table-cell table:style-name="ce35" table:formula="of:=IF([.AT$3]=&quot;&quot;;&quot;&quot;;(IF(OR([.AT40]=&quot;&quot;;[.AT40]=0);0;1)))">
            <text:p/>
          </table:table-cell>
          <table:table-cell table:style-name="ce35" table:formula="of:=IF([.AU$3]=&quot;&quot;;&quot;&quot;;(IF(OR([.AU40]=&quot;&quot;;[.AU40]=0);0;1)))">
            <text:p/>
          </table:table-cell>
          <table:table-cell table:style-name="ce35" table:formula="of:=IF([.AV$3]=&quot;&quot;;&quot;&quot;;(IF(OR([.AV40]=&quot;&quot;;[.AV40]=0);0;1)))">
            <text:p/>
          </table:table-cell>
          <table:table-cell table:style-name="ce35" table:formula="of:=IF([.AW$3]=&quot;&quot;;&quot;&quot;;(IF(OR([.AW40]=&quot;&quot;;[.AW40]=0);0;1)))">
            <text:p/>
          </table:table-cell>
          <table:table-cell table:style-name="ce35" table:formula="of:=IF([.AX$3]=&quot;&quot;;&quot;&quot;;(IF(OR([.AX40]=&quot;&quot;;[.AX40]=0);0;1)))">
            <text:p/>
          </table:table-cell>
          <table:table-cell table:style-name="ce35" table:formula="of:=IF([.AY$3]=&quot;&quot;;&quot;&quot;;(IF(OR([.AY40]=&quot;&quot;;[.AY40]=0);0;1)))">
            <text:p/>
          </table:table-cell>
          <table:table-cell table:style-name="ce35" table:formula="of:=IF([.AZ$3]=&quot;&quot;;&quot;&quot;;(IF(OR([.AZ40]=&quot;&quot;;[.AZ40]=0);0;1)))">
            <text:p/>
          </table:table-cell>
          <table:table-cell table:style-name="ce35" table:formula="of:=IF([.BA$3]=&quot;&quot;;&quot;&quot;;(IF(OR([.BA40]=&quot;&quot;;[.BA40]=0);0;1)))">
            <text:p/>
          </table:table-cell>
          <table:table-cell table:style-name="ce35" table:formula="of:=IF([.BB$3]=&quot;&quot;;&quot;&quot;;(IF(OR([.BB40]=&quot;&quot;;[.BB40]=0);0;1)))">
            <text:p/>
          </table:table-cell>
          <table:table-cell table:style-name="ce35" table:formula="of:=IF([.BC$3]=&quot;&quot;;&quot;&quot;;(IF(OR([.BC40]=&quot;&quot;;[.BC40]=0);0;1)))">
            <text:p/>
          </table:table-cell>
          <table:table-cell table:style-name="ce35" table:formula="of:=IF([.BD$3]=&quot;&quot;;&quot;&quot;;(IF(OR([.BD40]=&quot;&quot;;[.BD40]=0);0;1)))">
            <text:p/>
          </table:table-cell>
          <table:table-cell table:style-name="ce35" table:formula="of:=IF([.BE$3]=&quot;&quot;;&quot;&quot;;(IF(OR([.BE40]=&quot;&quot;;[.BE40]=0);0;1)))">
            <text:p/>
          </table:table-cell>
          <table:table-cell table:style-name="ce35" table:formula="of:=IF([.BF$3]=&quot;&quot;;&quot;&quot;;(IF(OR([.BF40]=&quot;&quot;;[.BF40]=0);0;1)))">
            <text:p/>
          </table:table-cell>
          <table:table-cell table:style-name="ce35" table:formula="of:=IF([.BG$3]=&quot;&quot;;&quot;&quot;;(IF(OR([.BG40]=&quot;&quot;;[.BG40]=0);0;1)))">
            <text:p/>
          </table:table-cell>
          <table:table-cell table:style-name="ce35" table:formula="of:=IF([.BH$3]=&quot;&quot;;&quot;&quot;;(IF(OR([.BH40]=&quot;&quot;;[.BH40]=0);0;1)))">
            <text:p/>
          </table:table-cell>
          <table:table-cell table:style-name="ce35" table:formula="of:=IF([.BI$3]=&quot;&quot;;&quot;&quot;;(IF(OR([.BI40]=&quot;&quot;;[.BI40]=0);0;1)))">
            <text:p/>
          </table:table-cell>
          <table:table-cell table:style-name="ce35" table:formula="of:=IF([.BJ$3]=&quot;&quot;;&quot;&quot;;(IF(OR([.BJ40]=&quot;&quot;;[.BJ40]=0);0;1)))">
            <text:p/>
          </table:table-cell>
          <table:table-cell table:style-name="ce35" table:formula="of:=IF([.BK$3]=&quot;&quot;;&quot;&quot;;(IF(OR([.BK40]=&quot;&quot;;[.BK40]=0);0;1)))">
            <text:p/>
          </table:table-cell>
          <table:table-cell table:style-name="ce35" table:formula="of:=IF([.BL$3]=&quot;&quot;;&quot;&quot;;(IF(OR([.BL40]=&quot;&quot;;[.BL40]=0);0;1)))">
            <text:p/>
          </table:table-cell>
          <table:table-cell table:style-name="ce35" table:formula="of:=IF([.BM$3]=&quot;&quot;;&quot;&quot;;(IF(OR([.BM40]=&quot;&quot;;[.BM40]=0);0;1)))">
            <text:p/>
          </table:table-cell>
          <table:table-cell table:style-name="ce35" table:formula="of:=IF([.BN$3]=&quot;&quot;;&quot;&quot;;(IF(OR([.BN40]=&quot;&quot;;[.BN40]=0);0;1)))">
            <text:p/>
          </table:table-cell>
          <table:table-cell table:style-name="ce35" table:formula="of:=IF([.BO$3]=&quot;&quot;;&quot;&quot;;(IF(OR([.BO40]=&quot;&quot;;[.BO40]=0);0;1)))">
            <text:p/>
          </table:table-cell>
          <table:table-cell table:style-name="ce35" table:formula="of:=IF([.BP$3]=&quot;&quot;;&quot;&quot;;(IF(OR([.BP40]=&quot;&quot;;[.BP40]=0);0;1)))">
            <text:p/>
          </table:table-cell>
          <table:table-cell table:style-name="ce35" table:formula="of:=IF([.BQ$3]=&quot;&quot;;&quot;&quot;;(IF(OR([.BQ40]=&quot;&quot;;[.BQ40]=0);0;1)))">
            <text:p/>
          </table:table-cell>
          <table:table-cell table:style-name="ce35" table:formula="of:=IF([.BR$3]=&quot;&quot;;&quot;&quot;;(IF(OR([.BR40]=&quot;&quot;;[.BR40]=0);0;1)))">
            <text:p/>
          </table:table-cell>
          <table:table-cell table:style-name="ce35" table:formula="of:=IF([.BS$3]=&quot;&quot;;&quot;&quot;;(IF(OR([.BS40]=&quot;&quot;;[.BS40]=0);0;1)))">
            <text:p/>
          </table:table-cell>
          <table:table-cell table:style-name="ce35" table:formula="of:=IF([.BT$3]=&quot;&quot;;&quot;&quot;;(IF(OR([.BT40]=&quot;&quot;;[.BT40]=0);0;1)))">
            <text:p/>
          </table:table-cell>
          <table:table-cell table:style-name="ce35" table:formula="of:=IF([.BU$3]=&quot;&quot;;&quot;&quot;;(IF(OR([.BU40]=&quot;&quot;;[.BU40]=0);0;1)))">
            <text:p/>
          </table:table-cell>
          <table:table-cell table:style-name="ce35" table:formula="of:=IF([.BV$3]=&quot;&quot;;&quot;&quot;;(IF(OR([.BV40]=&quot;&quot;;[.BV40]=0);0;1)))">
            <text:p/>
          </table:table-cell>
          <table:table-cell table:style-name="ce35" table:formula="of:=IF([.BW$3]=&quot;&quot;;&quot;&quot;;(IF(OR([.BW40]=&quot;&quot;;[.BW40]=0);0;1)))">
            <text:p/>
          </table:table-cell>
          <table:table-cell table:style-name="ce35" table:formula="of:=IF([.BX$3]=&quot;&quot;;&quot;&quot;;(IF(OR([.BX40]=&quot;&quot;;[.BX40]=0);0;1)))">
            <text:p/>
          </table:table-cell>
          <table:table-cell table:style-name="ce35" table:formula="of:=IF([.BY$3]=&quot;&quot;;&quot;&quot;;(IF(OR([.BY40]=&quot;&quot;;[.BY40]=0);0;1)))">
            <text:p/>
          </table:table-cell>
          <table:table-cell table:style-name="ce35" table:formula="of:=IF([.BZ$3]=&quot;&quot;;&quot;&quot;;(IF(OR([.BZ40]=&quot;&quot;;[.BZ40]=0);0;1)))">
            <text:p/>
          </table:table-cell>
          <table:table-cell table:style-name="ce35" table:formula="of:=IF([.CA$3]=&quot;&quot;;&quot;&quot;;(IF(OR([.CA40]=&quot;&quot;;[.CA40]=0);0;1)))">
            <text:p/>
          </table:table-cell>
          <table:table-cell table:style-name="ce35" table:formula="of:=IF([.CB$3]=&quot;&quot;;&quot;&quot;;(IF(OR([.CB40]=&quot;&quot;;[.CB40]=0);0;1)))">
            <text:p/>
          </table:table-cell>
          <table:table-cell table:style-name="ce35" table:formula="of:=IF([.CC$3]=&quot;&quot;;&quot;&quot;;(IF(OR([.CC40]=&quot;&quot;;[.CC40]=0);0;1)))">
            <text:p/>
          </table:table-cell>
          <table:table-cell table:style-name="ce35" table:formula="of:=IF([.CD$3]=&quot;&quot;;&quot;&quot;;(IF(OR([.CD40]=&quot;&quot;;[.CD40]=0);0;1)))">
            <text:p/>
          </table:table-cell>
          <table:table-cell table:style-name="ce35" table:formula="of:=IF([.CE$3]=&quot;&quot;;&quot;&quot;;(IF(OR([.CE40]=&quot;&quot;;[.CE40]=0);0;1)))">
            <text:p/>
          </table:table-cell>
          <table:table-cell table:style-name="ce35" table:formula="of:=IF([.CF$3]=&quot;&quot;;&quot;&quot;;(IF(OR([.CF40]=&quot;&quot;;[.CF40]=0);0;1)))">
            <text:p/>
          </table:table-cell>
          <table:table-cell table:style-name="ce35" table:formula="of:=IF([.CG$3]=&quot;&quot;;&quot;&quot;;(IF(OR([.CG40]=&quot;&quot;;[.CG40]=0);0;1)))">
            <text:p/>
          </table:table-cell>
          <table:table-cell table:style-name="ce35" table:formula="of:=IF([.CH$3]=&quot;&quot;;&quot;&quot;;(IF(OR([.CH40]=&quot;&quot;;[.CH40]=0);0;1)))">
            <text:p/>
          </table:table-cell>
          <table:table-cell table:style-name="ce35" table:formula="of:=IF([.CI$3]=&quot;&quot;;&quot;&quot;;(IF(OR([.CI40]=&quot;&quot;;[.CI40]=0);0;1)))">
            <text:p/>
          </table:table-cell>
          <table:table-cell table:style-name="ce35" table:formula="of:=IF([.CJ$3]=&quot;&quot;;&quot;&quot;;(IF(OR([.CJ40]=&quot;&quot;;[.CJ40]=0);0;1)))">
            <text:p/>
          </table:table-cell>
          <table:table-cell table:style-name="ce35" table:formula="of:=IF([.CK$3]=&quot;&quot;;&quot;&quot;;(IF(OR([.CK40]=&quot;&quot;;[.CK40]=0);0;1)))">
            <text:p/>
          </table:table-cell>
          <table:table-cell table:style-name="ce35" table:formula="of:=IF([.CL$3]=&quot;&quot;;&quot;&quot;;(IF(OR([.CL40]=&quot;&quot;;[.CL40]=0);0;1)))">
            <text:p/>
          </table:table-cell>
          <table:table-cell table:style-name="ce35" table:formula="of:=IF([.CM$3]=&quot;&quot;;&quot;&quot;;(IF(OR([.CM40]=&quot;&quot;;[.CM40]=0);0;1)))">
            <text:p/>
          </table:table-cell>
          <table:table-cell table:style-name="ce35" table:formula="of:=IF([.CN$3]=&quot;&quot;;&quot;&quot;;(IF(OR([.CN40]=&quot;&quot;;[.CN40]=0);0;1)))">
            <text:p/>
          </table:table-cell>
          <table:table-cell table:style-name="ce35" table:formula="of:=IF([.CO$3]=&quot;&quot;;&quot;&quot;;(IF(OR([.CO40]=&quot;&quot;;[.CO40]=0);0;1)))">
            <text:p/>
          </table:table-cell>
          <table:table-cell table:style-name="ce35" table:formula="of:=IF([.CP$3]=&quot;&quot;;&quot;&quot;;(IF(OR([.CP40]=&quot;&quot;;[.CP40]=0);0;1)))">
            <text:p/>
          </table:table-cell>
          <table:table-cell table:style-name="ce35" table:formula="of:=IF([.CQ$3]=&quot;&quot;;&quot;&quot;;(IF(OR([.CQ40]=&quot;&quot;;[.CQ40]=0);0;1)))">
            <text:p/>
          </table:table-cell>
          <table:table-cell table:style-name="ce35" table:formula="of:=IF([.CR$3]=&quot;&quot;;&quot;&quot;;(IF(OR([.CR40]=&quot;&quot;;[.CR40]=0);0;1)))">
            <text:p/>
          </table:table-cell>
          <table:table-cell table:style-name="ce35" table:formula="of:=IF([.CS$3]=&quot;&quot;;&quot;&quot;;(IF(OR([.CS40]=&quot;&quot;;[.CS40]=0);0;1)))">
            <text:p/>
          </table:table-cell>
          <table:table-cell table:style-name="ce35" table:formula="of:=IF([.CT$3]=&quot;&quot;;&quot;&quot;;(IF(OR([.CT40]=&quot;&quot;;[.CT40]=0);0;1)))">
            <text:p/>
          </table:table-cell>
          <table:table-cell table:style-name="ce35" table:formula="of:=IF([.CU$3]=&quot;&quot;;&quot;&quot;;(IF(OR([.CU40]=&quot;&quot;;[.CU40]=0);0;1)))">
            <text:p/>
          </table:table-cell>
          <table:table-cell table:style-name="ce35" table:formula="of:=IF([.CV$3]=&quot;&quot;;&quot;&quot;;(IF(OR([.CV40]=&quot;&quot;;[.CV40]=0);0;1)))">
            <text:p/>
          </table:table-cell>
          <table:table-cell table:style-name="ce35" table:formula="of:=IF([.CW$3]=&quot;&quot;;&quot;&quot;;(IF(OR([.CW40]=&quot;&quot;;[.CW40]=0);0;1)))">
            <text:p/>
          </table:table-cell>
          <table:table-cell table:style-name="ce35" table:formula="of:=IF([.CX$3]=&quot;&quot;;&quot;&quot;;(IF(OR([.CX40]=&quot;&quot;;[.CX40]=0);0;1)))">
            <text:p/>
          </table:table-cell>
          <table:table-cell table:style-name="ce35" table:formula="of:=IF([.CY$3]=&quot;&quot;;&quot;&quot;;(IF(OR([.CY40]=&quot;&quot;;[.CY40]=0);0;1)))">
            <text:p/>
          </table:table-cell>
          <table:table-cell table:style-name="ce35" table:formula="of:=IF([.CZ$3]=&quot;&quot;;&quot;&quot;;(IF(OR([.CZ40]=&quot;&quot;;[.CZ40]=0);0;1)))">
            <text:p/>
          </table:table-cell>
          <table:table-cell table:style-name="ce35" table:formula="of:=IF([.DA$3]=&quot;&quot;;&quot;&quot;;(IF(OR([.DA40]=&quot;&quot;;[.DA40]=0);0;1)))">
            <text:p/>
          </table:table-cell>
          <table:table-cell table:style-name="ce35" table:formula="of:=IF([.DB$3]=&quot;&quot;;&quot;&quot;;(IF(OR([.DB40]=&quot;&quot;;[.DB40]=0);0;1)))">
            <text:p/>
          </table:table-cell>
          <table:table-cell table:style-name="ce35" table:formula="of:=IF([.DC$3]=&quot;&quot;;&quot;&quot;;(IF(OR([.DC40]=&quot;&quot;;[.DC40]=0);0;1)))">
            <text:p/>
          </table:table-cell>
          <table:table-cell table:style-name="ce35" table:formula="of:=IF([.DD$3]=&quot;&quot;;&quot;&quot;;(IF(OR([.DD40]=&quot;&quot;;[.DD40]=0);0;1)))">
            <text:p/>
          </table:table-cell>
          <table:table-cell table:style-name="ce35" table:formula="of:=IF([.DE$3]=&quot;&quot;;&quot;&quot;;(IF(OR([.DE40]=&quot;&quot;;[.DE40]=0);0;1)))">
            <text:p/>
          </table:table-cell>
          <table:table-cell table:style-name="ce35" table:formula="of:=IF([.DF$3]=&quot;&quot;;&quot;&quot;;(IF(OR([.DF40]=&quot;&quot;;[.DF40]=0);0;1)))">
            <text:p/>
          </table:table-cell>
          <table:table-cell table:style-name="ce35" table:formula="of:=IF([.DG$3]=&quot;&quot;;&quot;&quot;;(IF(OR([.DG40]=&quot;&quot;;[.DG40]=0);0;1)))">
            <text:p/>
          </table:table-cell>
          <table:table-cell table:style-name="ce35" table:formula="of:=IF([.DH$3]=&quot;&quot;;&quot;&quot;;(IF(OR([.DH40]=&quot;&quot;;[.DH40]=0);0;1)))">
            <text:p/>
          </table:table-cell>
          <table:table-cell table:style-name="ce35" table:formula="of:=IF([.DI$3]=&quot;&quot;;&quot;&quot;;(IF(OR([.DI40]=&quot;&quot;;[.DI40]=0);0;1)))">
            <text:p/>
          </table:table-cell>
          <table:table-cell table:style-name="ce35" table:formula="of:=IF([.DJ$3]=&quot;&quot;;&quot;&quot;;(IF(OR([.DJ40]=&quot;&quot;;[.DJ40]=0);0;1)))">
            <text:p/>
          </table:table-cell>
          <table:table-cell table:style-name="ce35" table:formula="of:=IF([.DK$3]=&quot;&quot;;&quot;&quot;;(IF(OR([.DK40]=&quot;&quot;;[.DK40]=0);0;1)))">
            <text:p/>
          </table:table-cell>
          <table:table-cell table:style-name="ce35" table:formula="of:=IF([.DL$3]=&quot;&quot;;&quot;&quot;;(IF(OR([.DL40]=&quot;&quot;;[.DL40]=0);0;1)))">
            <text:p/>
          </table:table-cell>
          <table:table-cell table:style-name="ce35" table:formula="of:=IF([.DM$3]=&quot;&quot;;&quot;&quot;;(IF(OR([.DM40]=&quot;&quot;;[.DM40]=0);0;1)))">
            <text:p/>
          </table:table-cell>
          <table:table-cell table:style-name="ce35" table:formula="of:=IF([.DN$3]=&quot;&quot;;&quot;&quot;;(IF(OR([.DN40]=&quot;&quot;;[.DN40]=0);0;1)))">
            <text:p/>
          </table:table-cell>
          <table:table-cell table:style-name="ce35" table:formula="of:=IF([.DO$3]=&quot;&quot;;&quot;&quot;;(IF(OR([.DO40]=&quot;&quot;;[.DO40]=0);0;1)))">
            <text:p/>
          </table:table-cell>
          <table:table-cell table:style-name="ce35" table:formula="of:=IF([.DP$3]=&quot;&quot;;&quot;&quot;;(IF(OR([.DP40]=&quot;&quot;;[.DP40]=0);0;1)))">
            <text:p/>
          </table:table-cell>
          <table:table-cell table:style-name="ce35" table:formula="of:=IF([.DQ$3]=&quot;&quot;;&quot;&quot;;(IF(OR([.DQ40]=&quot;&quot;;[.DQ40]=0);0;1)))">
            <text:p/>
          </table:table-cell>
          <table:table-cell table:style-name="ce35" table:formula="of:=IF([.DR$3]=&quot;&quot;;&quot;&quot;;(IF(OR([.DR40]=&quot;&quot;;[.DR40]=0);0;1)))">
            <text:p/>
          </table:table-cell>
          <table:table-cell table:style-name="ce35" table:formula="of:=IF([.DS$3]=&quot;&quot;;&quot;&quot;;(IF(OR([.DS40]=&quot;&quot;;[.DS40]=0);0;1)))">
            <text:p/>
          </table:table-cell>
          <table:table-cell table:style-name="ce35" table:formula="of:=IF([.DT$3]=&quot;&quot;;&quot;&quot;;(IF(OR([.DT40]=&quot;&quot;;[.DT40]=0);0;1)))">
            <text:p/>
          </table:table-cell>
          <table:table-cell table:style-name="ce35" table:formula="of:=IF([.DU$3]=&quot;&quot;;&quot;&quot;;(IF(OR([.DU40]=&quot;&quot;;[.DU40]=0);0;1)))">
            <text:p/>
          </table:table-cell>
          <table:table-cell table:style-name="ce35" table:formula="of:=IF([.DV$3]=&quot;&quot;;&quot;&quot;;(IF(OR([.DV40]=&quot;&quot;;[.DV40]=0);0;1)))">
            <text:p/>
          </table:table-cell>
          <table:table-cell table:style-name="ce35" table:formula="of:=IF([.DW$3]=&quot;&quot;;&quot;&quot;;(IF(OR([.DW40]=&quot;&quot;;[.DW40]=0);0;1)))">
            <text:p/>
          </table:table-cell>
          <table:table-cell table:style-name="ce35" table:formula="of:=IF([.DX$3]=&quot;&quot;;&quot;&quot;;(IF(OR([.DX40]=&quot;&quot;;[.DX40]=0);0;1)))">
            <text:p/>
          </table:table-cell>
          <table:table-cell table:style-name="ce35" table:formula="of:=IF([.DY$3]=&quot;&quot;;&quot;&quot;;(IF(OR([.DY40]=&quot;&quot;;[.DY40]=0);0;1)))">
            <text:p/>
          </table:table-cell>
          <table:table-cell table:style-name="ce35" table:formula="of:=IF([.DZ$3]=&quot;&quot;;&quot;&quot;;(IF(OR([.DZ40]=&quot;&quot;;[.DZ40]=0);0;1)))">
            <text:p/>
          </table:table-cell>
          <table:table-cell table:style-name="ce35" table:formula="of:=IF([.EA$3]=&quot;&quot;;&quot;&quot;;(IF(OR([.EA40]=&quot;&quot;;[.EA40]=0);0;1)))">
            <text:p/>
          </table:table-cell>
          <table:table-cell table:style-name="ce35" table:formula="of:=IF([.EB$3]=&quot;&quot;;&quot;&quot;;(IF(OR([.EB40]=&quot;&quot;;[.EB40]=0);0;1)))">
            <text:p/>
          </table:table-cell>
          <table:table-cell table:style-name="ce35" table:formula="of:=IF([.EC$3]=&quot;&quot;;&quot;&quot;;(IF(OR([.EC40]=&quot;&quot;;[.EC40]=0);0;1)))">
            <text:p/>
          </table:table-cell>
          <table:table-cell table:style-name="ce35" table:formula="of:=IF([.ED$3]=&quot;&quot;;&quot;&quot;;(IF(OR([.ED40]=&quot;&quot;;[.ED40]=0);0;1)))">
            <text:p/>
          </table:table-cell>
          <table:table-cell table:style-name="ce35" table:formula="of:=IF([.EE$3]=&quot;&quot;;&quot;&quot;;(IF(OR([.EE40]=&quot;&quot;;[.EE40]=0);0;1)))">
            <text:p/>
          </table:table-cell>
          <table:table-cell table:style-name="ce35" table:formula="of:=IF([.EF$3]=&quot;&quot;;&quot;&quot;;(IF(OR([.EF40]=&quot;&quot;;[.EF40]=0);0;1)))">
            <text:p/>
          </table:table-cell>
          <table:table-cell table:style-name="ce35" table:formula="of:=IF([.EG$3]=&quot;&quot;;&quot;&quot;;(IF(OR([.EG40]=&quot;&quot;;[.EG40]=0);0;1)))">
            <text:p/>
          </table:table-cell>
          <table:table-cell table:style-name="ce35" table:formula="of:=IF([.EH$3]=&quot;&quot;;&quot;&quot;;(IF(OR([.EH40]=&quot;&quot;;[.EH40]=0);0;1)))">
            <text:p/>
          </table:table-cell>
          <table:table-cell table:style-name="ce35" table:formula="of:=IF([.EI$3]=&quot;&quot;;&quot;&quot;;(IF(OR([.EI40]=&quot;&quot;;[.EI40]=0);0;1)))">
            <text:p/>
          </table:table-cell>
          <table:table-cell table:style-name="ce35" table:formula="of:=IF([.EJ$3]=&quot;&quot;;&quot;&quot;;(IF(OR([.EJ40]=&quot;&quot;;[.EJ40]=0);0;1)))">
            <text:p/>
          </table:table-cell>
          <table:table-cell table:style-name="ce35" table:formula="of:=IF([.EK$3]=&quot;&quot;;&quot;&quot;;(IF(OR([.EK40]=&quot;&quot;;[.EK40]=0);0;1)))">
            <text:p/>
          </table:table-cell>
          <table:table-cell table:style-name="ce35" table:formula="of:=IF([.EL$3]=&quot;&quot;;&quot;&quot;;(IF(OR([.EL40]=&quot;&quot;;[.EL40]=0);0;1)))">
            <text:p/>
          </table:table-cell>
          <table:table-cell table:style-name="ce35" table:formula="of:=IF([.EM$3]=&quot;&quot;;&quot;&quot;;(IF(OR([.EM40]=&quot;&quot;;[.EM40]=0);0;1)))">
            <text:p/>
          </table:table-cell>
          <table:table-cell table:style-name="ce35" table:formula="of:=IF([.EN$3]=&quot;&quot;;&quot;&quot;;(IF(OR([.EN40]=&quot;&quot;;[.EN40]=0);0;1)))">
            <text:p/>
          </table:table-cell>
          <table:table-cell table:style-name="ce35" table:formula="of:=IF([.EO$3]=&quot;&quot;;&quot;&quot;;(IF(OR([.EO40]=&quot;&quot;;[.EO40]=0);0;1)))">
            <text:p/>
          </table:table-cell>
          <table:table-cell table:style-name="ce35" table:formula="of:=IF([.EP$3]=&quot;&quot;;&quot;&quot;;(IF(OR([.EP40]=&quot;&quot;;[.EP40]=0);0;1)))">
            <text:p/>
          </table:table-cell>
          <table:table-cell table:style-name="ce35" table:formula="of:=IF([.EQ$3]=&quot;&quot;;&quot;&quot;;(IF(OR([.EQ40]=&quot;&quot;;[.EQ40]=0);0;1)))">
            <text:p/>
          </table:table-cell>
          <table:table-cell table:style-name="ce35" table:formula="of:=IF([.ER$3]=&quot;&quot;;&quot;&quot;;(IF(OR([.ER40]=&quot;&quot;;[.ER40]=0);0;1)))">
            <text:p/>
          </table:table-cell>
          <table:table-cell table:style-name="ce35" table:formula="of:=IF([.ES$3]=&quot;&quot;;&quot;&quot;;(IF(OR([.ES40]=&quot;&quot;;[.ES40]=0);0;1)))">
            <text:p/>
          </table:table-cell>
          <table:table-cell table:style-name="ce35" table:formula="of:=IF([.ET$3]=&quot;&quot;;&quot;&quot;;(IF(OR([.ET40]=&quot;&quot;;[.ET40]=0);0;1)))">
            <text:p/>
          </table:table-cell>
          <table:table-cell table:style-name="ce35" table:formula="of:=IF([.EU$3]=&quot;&quot;;&quot;&quot;;(IF(OR([.EU40]=&quot;&quot;;[.EU40]=0);0;1)))">
            <text:p/>
          </table:table-cell>
          <table:table-cell table:style-name="ce35" table:formula="of:=IF([.EV$3]=&quot;&quot;;&quot;&quot;;(IF(OR([.EV40]=&quot;&quot;;[.EV40]=0);0;1)))">
            <text:p/>
          </table:table-cell>
          <table:table-cell table:style-name="ce35" table:formula="of:=IF([.EW$3]=&quot;&quot;;&quot;&quot;;(IF(OR([.EW40]=&quot;&quot;;[.EW40]=0);0;1)))">
            <text:p/>
          </table:table-cell>
          <table:table-cell table:style-name="ce35" table:formula="of:=IF([.EX$3]=&quot;&quot;;&quot;&quot;;(IF(OR([.EX40]=&quot;&quot;;[.EX40]=0);0;1)))">
            <text:p/>
          </table:table-cell>
          <table:table-cell table:style-name="ce35" table:formula="of:=IF([.EY$3]=&quot;&quot;;&quot;&quot;;(IF(OR([.EY40]=&quot;&quot;;[.EY40]=0);0;1)))">
            <text:p/>
          </table:table-cell>
          <table:table-cell table:style-name="ce35" table:formula="of:=IF([.EZ$3]=&quot;&quot;;&quot;&quot;;(IF(OR([.EZ40]=&quot;&quot;;[.EZ40]=0);0;1)))">
            <text:p/>
          </table:table-cell>
          <table:table-cell table:style-name="ce35" table:formula="of:=IF([.FA$3]=&quot;&quot;;&quot;&quot;;(IF(OR([.FA40]=&quot;&quot;;[.FA40]=0);0;1)))">
            <text:p/>
          </table:table-cell>
          <table:table-cell table:style-name="ce35" table:formula="of:=IF([.FB$3]=&quot;&quot;;&quot;&quot;;(IF(OR([.FB40]=&quot;&quot;;[.FB40]=0);0;1)))">
            <text:p/>
          </table:table-cell>
          <table:table-cell table:style-name="ce35" table:formula="of:=IF([.FC$3]=&quot;&quot;;&quot;&quot;;(IF(OR([.FC40]=&quot;&quot;;[.FC40]=0);0;1)))">
            <text:p/>
          </table:table-cell>
          <table:table-cell table:style-name="ce35" table:formula="of:=IF([.FD$3]=&quot;&quot;;&quot;&quot;;(IF(OR([.FD40]=&quot;&quot;;[.FD40]=0);0;1)))">
            <text:p/>
          </table:table-cell>
          <table:table-cell table:style-name="ce35" table:formula="of:=IF([.FE$3]=&quot;&quot;;&quot;&quot;;(IF(OR([.FE40]=&quot;&quot;;[.FE40]=0);0;1)))">
            <text:p/>
          </table:table-cell>
          <table:table-cell table:style-name="ce35" table:formula="of:=IF([.FF$3]=&quot;&quot;;&quot;&quot;;(IF(OR([.FF40]=&quot;&quot;;[.FF40]=0);0;1)))">
            <text:p/>
          </table:table-cell>
          <table:table-cell table:style-name="ce35" table:formula="of:=IF([.FG$3]=&quot;&quot;;&quot;&quot;;(IF(OR([.FG40]=&quot;&quot;;[.FG40]=0);0;1)))">
            <text:p/>
          </table:table-cell>
          <table:table-cell table:style-name="ce35" table:formula="of:=IF([.FH$3]=&quot;&quot;;&quot;&quot;;(IF(OR([.FH40]=&quot;&quot;;[.FH40]=0);0;1)))">
            <text:p/>
          </table:table-cell>
          <table:table-cell table:style-name="ce35" table:formula="of:=IF([.FI$3]=&quot;&quot;;&quot;&quot;;(IF(OR([.FI40]=&quot;&quot;;[.FI40]=0);0;1)))">
            <text:p/>
          </table:table-cell>
          <table:table-cell table:style-name="ce35" table:formula="of:=IF([.FJ$3]=&quot;&quot;;&quot;&quot;;(IF(OR([.FJ40]=&quot;&quot;;[.FJ40]=0);0;1)))">
            <text:p/>
          </table:table-cell>
          <table:table-cell table:style-name="ce35" table:formula="of:=IF([.FK$3]=&quot;&quot;;&quot;&quot;;(IF(OR([.FK40]=&quot;&quot;;[.FK40]=0);0;1)))">
            <text:p/>
          </table:table-cell>
          <table:table-cell table:style-name="ce35" table:formula="of:=IF([.FL$3]=&quot;&quot;;&quot;&quot;;(IF(OR([.FL40]=&quot;&quot;;[.FL40]=0);0;1)))">
            <text:p/>
          </table:table-cell>
          <table:table-cell table:style-name="ce35" table:formula="of:=IF([.FM$3]=&quot;&quot;;&quot;&quot;;(IF(OR([.FM40]=&quot;&quot;;[.FM40]=0);0;1)))">
            <text:p/>
          </table:table-cell>
          <table:table-cell table:style-name="ce35" table:formula="of:=IF([.FN$3]=&quot;&quot;;&quot;&quot;;(IF(OR([.FN40]=&quot;&quot;;[.FN40]=0);0;1)))">
            <text:p/>
          </table:table-cell>
          <table:table-cell table:style-name="ce35" table:formula="of:=IF([.FO$3]=&quot;&quot;;&quot;&quot;;(IF(OR([.FO40]=&quot;&quot;;[.FO40]=0);0;1)))">
            <text:p/>
          </table:table-cell>
          <table:table-cell table:style-name="ce35" table:formula="of:=IF([.FP$3]=&quot;&quot;;&quot;&quot;;(IF(OR([.FP40]=&quot;&quot;;[.FP40]=0);0;1)))">
            <text:p/>
          </table:table-cell>
          <table:table-cell table:style-name="ce35" table:formula="of:=IF([.FQ$3]=&quot;&quot;;&quot;&quot;;(IF(OR([.FQ40]=&quot;&quot;;[.FQ40]=0);0;1)))">
            <text:p/>
          </table:table-cell>
          <table:table-cell table:style-name="ce35" table:formula="of:=IF([.FR$3]=&quot;&quot;;&quot;&quot;;(IF(OR([.FR40]=&quot;&quot;;[.FR40]=0);0;1)))">
            <text:p/>
          </table:table-cell>
          <table:table-cell table:style-name="ce35" table:formula="of:=IF([.FS$3]=&quot;&quot;;&quot;&quot;;(IF(OR([.FS40]=&quot;&quot;;[.FS40]=0);0;1)))">
            <text:p/>
          </table:table-cell>
          <table:table-cell table:style-name="ce35" table:formula="of:=IF([.FT$3]=&quot;&quot;;&quot;&quot;;(IF(OR([.FT40]=&quot;&quot;;[.FT40]=0);0;1)))">
            <text:p/>
          </table:table-cell>
          <table:table-cell table:style-name="ce35" table:formula="of:=IF([.FU$3]=&quot;&quot;;&quot;&quot;;(IF(OR([.FU40]=&quot;&quot;;[.FU40]=0);0;1)))">
            <text:p/>
          </table:table-cell>
          <table:table-cell table:style-name="ce35" table:formula="of:=IF([.FV$3]=&quot;&quot;;&quot;&quot;;(IF(OR([.FV40]=&quot;&quot;;[.FV40]=0);0;1)))">
            <text:p/>
          </table:table-cell>
          <table:table-cell table:style-name="ce35" table:formula="of:=IF([.FW$3]=&quot;&quot;;&quot;&quot;;(IF(OR([.FW40]=&quot;&quot;;[.FW40]=0);0;1)))">
            <text:p/>
          </table:table-cell>
          <table:table-cell table:style-name="ce35" table:formula="of:=IF([.FX$3]=&quot;&quot;;&quot;&quot;;(IF(OR([.FX40]=&quot;&quot;;[.FX40]=0);0;1)))">
            <text:p/>
          </table:table-cell>
          <table:table-cell table:style-name="ce35" table:formula="of:=IF([.FY$3]=&quot;&quot;;&quot;&quot;;(IF(OR([.FY40]=&quot;&quot;;[.FY40]=0);0;1)))">
            <text:p/>
          </table:table-cell>
          <table:table-cell table:style-name="ce35" table:formula="of:=IF([.FZ$3]=&quot;&quot;;&quot;&quot;;(IF(OR([.FZ40]=&quot;&quot;;[.FZ40]=0);0;1)))">
            <text:p/>
          </table:table-cell>
          <table:table-cell table:style-name="ce35" table:formula="of:=IF([.GA$3]=&quot;&quot;;&quot;&quot;;(IF(OR([.GA40]=&quot;&quot;;[.GA40]=0);0;1)))">
            <text:p/>
          </table:table-cell>
          <table:table-cell table:style-name="ce35" table:formula="of:=IF([.GB$3]=&quot;&quot;;&quot;&quot;;(IF(OR([.GB40]=&quot;&quot;;[.GB40]=0);0;1)))">
            <text:p/>
          </table:table-cell>
          <table:table-cell table:style-name="ce35" table:formula="of:=IF([.GC$3]=&quot;&quot;;&quot;&quot;;(IF(OR([.GC40]=&quot;&quot;;[.GC40]=0);0;1)))">
            <text:p/>
          </table:table-cell>
          <table:table-cell table:style-name="ce35" table:formula="of:=IF([.GD$3]=&quot;&quot;;&quot;&quot;;(IF(OR([.GD40]=&quot;&quot;;[.GD40]=0);0;1)))">
            <text:p/>
          </table:table-cell>
          <table:table-cell table:style-name="ce35" table:formula="of:=IF([.GE$3]=&quot;&quot;;&quot;&quot;;(IF(OR([.GE40]=&quot;&quot;;[.GE40]=0);0;1)))">
            <text:p/>
          </table:table-cell>
          <table:table-cell table:style-name="ce35" table:formula="of:=IF([.GF$3]=&quot;&quot;;&quot;&quot;;(IF(OR([.GF40]=&quot;&quot;;[.GF40]=0);0;1)))">
            <text:p/>
          </table:table-cell>
          <table:table-cell table:style-name="ce35" table:formula="of:=IF([.GG$3]=&quot;&quot;;&quot;&quot;;(IF(OR([.GG40]=&quot;&quot;;[.GG40]=0);0;1)))">
            <text:p/>
          </table:table-cell>
          <table:table-cell table:style-name="ce35" table:formula="of:=IF([.GH$3]=&quot;&quot;;&quot;&quot;;(IF(OR([.GH40]=&quot;&quot;;[.GH40]=0);0;1)))">
            <text:p/>
          </table:table-cell>
          <table:table-cell table:style-name="ce35" table:formula="of:=IF([.GI$3]=&quot;&quot;;&quot;&quot;;(IF(OR([.GI40]=&quot;&quot;;[.GI40]=0);0;1)))">
            <text:p/>
          </table:table-cell>
          <table:table-cell table:style-name="ce35" table:formula="of:=IF([.GJ$3]=&quot;&quot;;&quot;&quot;;(IF(OR([.GJ40]=&quot;&quot;;[.GJ40]=0);0;1)))">
            <text:p/>
          </table:table-cell>
          <table:table-cell table:style-name="ce35" table:formula="of:=IF([.GK$3]=&quot;&quot;;&quot;&quot;;(IF(OR([.GK40]=&quot;&quot;;[.GK40]=0);0;1)))">
            <text:p/>
          </table:table-cell>
          <table:table-cell table:style-name="ce35" table:formula="of:=IF([.GL$3]=&quot;&quot;;&quot;&quot;;(IF(OR([.GL40]=&quot;&quot;;[.GL40]=0);0;1)))">
            <text:p/>
          </table:table-cell>
          <table:table-cell table:style-name="ce35" table:formula="of:=IF([.GM$3]=&quot;&quot;;&quot;&quot;;(IF(OR([.GM40]=&quot;&quot;;[.GM40]=0);0;1)))">
            <text:p/>
          </table:table-cell>
          <table:table-cell table:style-name="ce35" table:formula="of:=IF([.GN$3]=&quot;&quot;;&quot;&quot;;(IF(OR([.GN40]=&quot;&quot;;[.GN40]=0);0;1)))">
            <text:p/>
          </table:table-cell>
          <table:table-cell table:style-name="ce35" table:formula="of:=IF([.GO$3]=&quot;&quot;;&quot;&quot;;(IF(OR([.GO40]=&quot;&quot;;[.GO40]=0);0;1)))">
            <text:p/>
          </table:table-cell>
          <table:table-cell table:style-name="ce35" table:formula="of:=IF([.GP$3]=&quot;&quot;;&quot;&quot;;(IF(OR([.GP40]=&quot;&quot;;[.GP40]=0);0;1)))">
            <text:p/>
          </table:table-cell>
          <table:table-cell table:style-name="ce35" table:formula="of:=IF([.GQ$3]=&quot;&quot;;&quot;&quot;;(IF(OR([.GQ40]=&quot;&quot;;[.GQ40]=0);0;1)))">
            <text:p/>
          </table:table-cell>
          <table:table-cell table:style-name="ce35" table:formula="of:=IF([.GR$3]=&quot;&quot;;&quot;&quot;;(IF(OR([.GR40]=&quot;&quot;;[.GR40]=0);0;1)))">
            <text:p/>
          </table:table-cell>
          <table:table-cell table:style-name="ce35" table:formula="of:=IF([.GS$3]=&quot;&quot;;&quot;&quot;;(IF(OR([.GS40]=&quot;&quot;;[.GS40]=0);0;1)))">
            <text:p/>
          </table:table-cell>
          <table:table-cell table:style-name="ce35" table:formula="of:=IF([.GT$3]=&quot;&quot;;&quot;&quot;;(IF(OR([.GT40]=&quot;&quot;;[.GT40]=0);0;1)))">
            <text:p/>
          </table:table-cell>
          <table:table-cell table:style-name="ce35" table:formula="of:=IF([.GU$3]=&quot;&quot;;&quot;&quot;;(IF(OR([.GU40]=&quot;&quot;;[.GU40]=0);0;1)))">
            <text:p/>
          </table:table-cell>
          <table:table-cell table:style-name="ce35" table:formula="of:=IF([.GV$3]=&quot;&quot;;&quot;&quot;;(IF(OR([.GV40]=&quot;&quot;;[.GV40]=0);0;1)))">
            <text:p/>
          </table:table-cell>
          <table:table-cell table:style-name="ce35" table:formula="of:=IF([.GW$3]=&quot;&quot;;&quot;&quot;;(IF(OR([.GW40]=&quot;&quot;;[.GW40]=0);0;1)))">
            <text:p/>
          </table:table-cell>
          <table:table-cell table:style-name="ce35" table:formula="of:=IF([.GX$3]=&quot;&quot;;&quot;&quot;;(IF(OR([.GX40]=&quot;&quot;;[.GX40]=0);0;1)))">
            <text:p/>
          </table:table-cell>
          <table:table-cell table:style-name="ce35" table:formula="of:=IF([.GY$3]=&quot;&quot;;&quot;&quot;;(IF(OR([.GY40]=&quot;&quot;;[.GY40]=0);0;1)))">
            <text:p/>
          </table:table-cell>
          <table:table-cell table:style-name="ce35" table:formula="of:=IF([.GZ$3]=&quot;&quot;;&quot;&quot;;(IF(OR([.GZ40]=&quot;&quot;;[.GZ40]=0);0;1)))">
            <text:p/>
          </table:table-cell>
          <table:table-cell table:style-name="ce35" table:formula="of:=IF([.HA$3]=&quot;&quot;;&quot;&quot;;(IF(OR([.HA40]=&quot;&quot;;[.HA40]=0);0;1)))">
            <text:p/>
          </table:table-cell>
          <table:table-cell table:style-name="ce35" table:formula="of:=IF([.HB$3]=&quot;&quot;;&quot;&quot;;(IF(OR([.HB40]=&quot;&quot;;[.HB40]=0);0;1)))">
            <text:p/>
          </table:table-cell>
          <table:table-cell table:style-name="ce35" table:formula="of:=IF([.HC$3]=&quot;&quot;;&quot;&quot;;(IF(OR([.HC40]=&quot;&quot;;[.HC40]=0);0;1)))">
            <text:p/>
          </table:table-cell>
          <table:table-cell table:style-name="ce35" table:formula="of:=IF([.HD$3]=&quot;&quot;;&quot;&quot;;(IF(OR([.HD40]=&quot;&quot;;[.HD40]=0);0;1)))">
            <text:p/>
          </table:table-cell>
          <table:table-cell table:style-name="ce35" table:formula="of:=IF([.HE$3]=&quot;&quot;;&quot;&quot;;(IF(OR([.HE40]=&quot;&quot;;[.HE40]=0);0;1)))">
            <text:p/>
          </table:table-cell>
          <table:table-cell table:style-name="ce35" table:formula="of:=IF([.HF$3]=&quot;&quot;;&quot;&quot;;(IF(OR([.HF40]=&quot;&quot;;[.HF40]=0);0;1)))">
            <text:p/>
          </table:table-cell>
          <table:table-cell table:style-name="ce35" table:formula="of:=IF([.HG$3]=&quot;&quot;;&quot;&quot;;(IF(OR([.HG40]=&quot;&quot;;[.HG40]=0);0;1)))">
            <text:p/>
          </table:table-cell>
          <table:table-cell table:style-name="ce35" table:formula="of:=IF([.HH$3]=&quot;&quot;;&quot;&quot;;(IF(OR([.HH40]=&quot;&quot;;[.HH40]=0);0;1)))">
            <text:p/>
          </table:table-cell>
          <table:table-cell table:style-name="ce35" table:formula="of:=IF([.HI$3]=&quot;&quot;;&quot;&quot;;(IF(OR([.HI40]=&quot;&quot;;[.HI40]=0);0;1)))">
            <text:p/>
          </table:table-cell>
          <table:table-cell table:style-name="ce35" table:formula="of:=IF([.HJ$3]=&quot;&quot;;&quot;&quot;;(IF(OR([.HJ40]=&quot;&quot;;[.HJ40]=0);0;1)))">
            <text:p/>
          </table:table-cell>
          <table:table-cell table:style-name="ce35" table:formula="of:=IF([.HK$3]=&quot;&quot;;&quot;&quot;;(IF(OR([.HK40]=&quot;&quot;;[.HK40]=0);0;1)))">
            <text:p/>
          </table:table-cell>
          <table:table-cell table:style-name="ce35" table:formula="of:=IF([.HL$3]=&quot;&quot;;&quot;&quot;;(IF(OR([.HL40]=&quot;&quot;;[.HL40]=0);0;1)))">
            <text:p/>
          </table:table-cell>
          <table:table-cell table:style-name="ce35" table:formula="of:=IF([.HM$3]=&quot;&quot;;&quot;&quot;;(IF(OR([.HM40]=&quot;&quot;;[.HM40]=0);0;1)))">
            <text:p/>
          </table:table-cell>
          <table:table-cell table:style-name="ce35" table:formula="of:=IF([.HN$3]=&quot;&quot;;&quot;&quot;;(IF(OR([.HN40]=&quot;&quot;;[.HN40]=0);0;1)))">
            <text:p/>
          </table:table-cell>
          <table:table-cell table:style-name="ce35" table:formula="of:=IF([.HO$3]=&quot;&quot;;&quot;&quot;;(IF(OR([.HO40]=&quot;&quot;;[.HO40]=0);0;1)))">
            <text:p/>
          </table:table-cell>
          <table:table-cell table:style-name="ce35" table:formula="of:=IF([.HP$3]=&quot;&quot;;&quot;&quot;;(IF(OR([.HP40]=&quot;&quot;;[.HP40]=0);0;1)))">
            <text:p/>
          </table:table-cell>
          <table:table-cell table:style-name="ce35" table:formula="of:=IF([.HQ$3]=&quot;&quot;;&quot;&quot;;(IF(OR([.HQ40]=&quot;&quot;;[.HQ40]=0);0;1)))">
            <text:p/>
          </table:table-cell>
          <table:table-cell table:style-name="ce35" table:formula="of:=IF([.HR$3]=&quot;&quot;;&quot;&quot;;(IF(OR([.HR40]=&quot;&quot;;[.HR40]=0);0;1)))">
            <text:p/>
          </table:table-cell>
          <table:table-cell table:style-name="ce35" table:formula="of:=IF([.HS$3]=&quot;&quot;;&quot;&quot;;(IF(OR([.HS40]=&quot;&quot;;[.HS40]=0);0;1)))">
            <text:p/>
          </table:table-cell>
          <table:table-cell table:style-name="ce35" table:formula="of:=IF([.HT$3]=&quot;&quot;;&quot;&quot;;(IF(OR([.HT40]=&quot;&quot;;[.HT40]=0);0;1)))">
            <text:p/>
          </table:table-cell>
          <table:table-cell table:style-name="ce35" table:formula="of:=IF([.HU$3]=&quot;&quot;;&quot;&quot;;(IF(OR([.HU40]=&quot;&quot;;[.HU40]=0);0;1)))">
            <text:p/>
          </table:table-cell>
          <table:table-cell table:style-name="ce35" table:formula="of:=IF([.HV$3]=&quot;&quot;;&quot;&quot;;(IF(OR([.HV40]=&quot;&quot;;[.HV40]=0);0;1)))">
            <text:p/>
          </table:table-cell>
          <table:table-cell table:style-name="ce35" table:formula="of:=IF([.HW$3]=&quot;&quot;;&quot;&quot;;(IF(OR([.HW40]=&quot;&quot;;[.HW40]=0);0;1)))">
            <text:p/>
          </table:table-cell>
          <table:table-cell table:style-name="ce35" table:formula="of:=IF([.HX$3]=&quot;&quot;;&quot;&quot;;(IF(OR([.HX40]=&quot;&quot;;[.HX40]=0);0;1)))">
            <text:p/>
          </table:table-cell>
          <table:table-cell table:style-name="ce35" table:formula="of:=IF([.HY$3]=&quot;&quot;;&quot;&quot;;(IF(OR([.HY40]=&quot;&quot;;[.HY40]=0);0;1)))">
            <text:p/>
          </table:table-cell>
          <table:table-cell table:style-name="ce35" table:formula="of:=IF([.HZ$3]=&quot;&quot;;&quot;&quot;;(IF(OR([.HZ40]=&quot;&quot;;[.HZ40]=0);0;1)))">
            <text:p/>
          </table:table-cell>
          <table:table-cell table:style-name="ce35" table:formula="of:=IF([.IA$3]=&quot;&quot;;&quot;&quot;;(IF(OR([.IA40]=&quot;&quot;;[.IA40]=0);0;1)))">
            <text:p/>
          </table:table-cell>
          <table:table-cell table:style-name="ce35" table:formula="of:=IF([.IB$3]=&quot;&quot;;&quot;&quot;;(IF(OR([.IB40]=&quot;&quot;;[.IB40]=0);0;1)))">
            <text:p/>
          </table:table-cell>
          <table:table-cell table:style-name="ce35" table:formula="of:=IF([.IC$3]=&quot;&quot;;&quot;&quot;;(IF(OR([.IC40]=&quot;&quot;;[.IC40]=0);0;1)))">
            <text:p/>
          </table:table-cell>
          <table:table-cell table:style-name="ce35" table:formula="of:=IF([.ID$3]=&quot;&quot;;&quot;&quot;;(IF(OR([.ID40]=&quot;&quot;;[.ID40]=0);0;1)))">
            <text:p/>
          </table:table-cell>
          <table:table-cell table:style-name="ce35" table:formula="of:=IF([.IE$3]=&quot;&quot;;&quot;&quot;;(IF(OR([.IE40]=&quot;&quot;;[.IE40]=0);0;1)))">
            <text:p/>
          </table:table-cell>
          <table:table-cell table:style-name="ce35" table:formula="of:=IF([.IF$3]=&quot;&quot;;&quot;&quot;;(IF(OR([.IF40]=&quot;&quot;;[.IF40]=0);0;1)))">
            <text:p/>
          </table:table-cell>
          <table:table-cell table:style-name="ce35" table:formula="of:=IF([.IG$3]=&quot;&quot;;&quot;&quot;;(IF(OR([.IG40]=&quot;&quot;;[.IG40]=0);0;1)))">
            <text:p/>
          </table:table-cell>
          <table:table-cell table:style-name="ce35" table:formula="of:=IF([.IH$3]=&quot;&quot;;&quot;&quot;;(IF(OR([.IH40]=&quot;&quot;;[.IH40]=0);0;1)))">
            <text:p/>
          </table:table-cell>
          <table:table-cell table:style-name="ce35" table:formula="of:=IF([.II$3]=&quot;&quot;;&quot;&quot;;(IF(OR([.II40]=&quot;&quot;;[.II40]=0);0;1)))">
            <text:p/>
          </table:table-cell>
          <table:table-cell table:style-name="ce35" table:formula="of:=IF([.IJ$3]=&quot;&quot;;&quot;&quot;;(IF(OR([.IJ40]=&quot;&quot;;[.IJ40]=0);0;1)))">
            <text:p/>
          </table:table-cell>
          <table:table-cell table:style-name="ce35" table:formula="of:=IF([.IK$3]=&quot;&quot;;&quot;&quot;;(IF(OR([.IK40]=&quot;&quot;;[.IK40]=0);0;1)))">
            <text:p/>
          </table:table-cell>
          <table:table-cell table:style-name="ce35" table:formula="of:=IF([.IL$3]=&quot;&quot;;&quot;&quot;;(IF(OR([.IL40]=&quot;&quot;;[.IL40]=0);0;1)))">
            <text:p/>
          </table:table-cell>
          <table:table-cell table:style-name="ce35" table:formula="of:=IF([.IM$3]=&quot;&quot;;&quot;&quot;;(IF(OR([.IM40]=&quot;&quot;;[.IM40]=0);0;1)))">
            <text:p/>
          </table:table-cell>
          <table:table-cell table:style-name="ce35" table:formula="of:=IF([.IN$3]=&quot;&quot;;&quot;&quot;;(IF(OR([.IN40]=&quot;&quot;;[.IN40]=0);0;1)))">
            <text:p/>
          </table:table-cell>
          <table:table-cell table:style-name="ce35" table:formula="of:=IF([.IO$3]=&quot;&quot;;&quot;&quot;;(IF(OR([.IO40]=&quot;&quot;;[.IO40]=0);0;1)))">
            <text:p/>
          </table:table-cell>
          <table:table-cell table:style-name="ce35" table:formula="of:=IF([.IP$3]=&quot;&quot;;&quot;&quot;;(IF(OR([.IP40]=&quot;&quot;;[.IP40]=0);0;1)))">
            <text:p/>
          </table:table-cell>
          <table:table-cell table:style-name="ce35" table:formula="of:=IF([.IQ$3]=&quot;&quot;;&quot;&quot;;(IF(OR([.IQ40]=&quot;&quot;;[.IQ40]=0);0;1)))">
            <text:p/>
          </table:table-cell>
          <table:table-cell table:style-name="ce35" table:formula="of:=IF([.IR$3]=&quot;&quot;;&quot;&quot;;(IF(OR([.IR40]=&quot;&quot;;[.IR40]=0);0;1)))">
            <text:p/>
          </table:table-cell>
          <table:table-cell table:style-name="ce35" table:formula="of:=IF([.IS$3]=&quot;&quot;;&quot;&quot;;(IF(OR([.IS40]=&quot;&quot;;[.IS40]=0);0;1)))">
            <text:p/>
          </table:table-cell>
          <table:table-cell table:style-name="ce35" table:formula="of:=IF([.IT$3]=&quot;&quot;;&quot;&quot;;(IF(OR([.IT40]=&quot;&quot;;[.IT40]=0);0;1)))">
            <text:p/>
          </table:table-cell>
          <table:table-cell table:style-name="ce35" table:formula="of:=IF([.IU$3]=&quot;&quot;;&quot;&quot;;(IF(OR([.IU40]=&quot;&quot;;[.IU40]=0);0;1)))">
            <text:p/>
          </table:table-cell>
          <table:table-cell table:style-name="ce35" table:formula="of:=IF([.IV$3]=&quot;&quot;;&quot;&quot;;(IF(OR([.IV40]=&quot;&quot;;[.IV40]=0);0;1)))">
            <text:p/>
          </table:table-cell>
          <table:table-cell table:style-name="ce35" table:formula="of:=IF([.IW$3]=&quot;&quot;;&quot;&quot;;(IF(OR([.IW40]=&quot;&quot;;[.IW40]=0);0;1)))">
            <text:p/>
          </table:table-cell>
          <table:table-cell table:style-name="ce35" table:formula="of:=IF([.IX$3]=&quot;&quot;;&quot;&quot;;(IF(OR([.IX40]=&quot;&quot;;[.IX40]=0);0;1)))">
            <text:p/>
          </table:table-cell>
          <table:table-cell table:style-name="ce35" table:formula="of:=IF([.IY$3]=&quot;&quot;;&quot;&quot;;(IF(OR([.IY40]=&quot;&quot;;[.IY40]=0);0;1)))">
            <text:p/>
          </table:table-cell>
          <table:table-cell table:style-name="ce35" table:formula="of:=IF([.IZ$3]=&quot;&quot;;&quot;&quot;;(IF(OR([.IZ40]=&quot;&quot;;[.IZ40]=0);0;1)))">
            <text:p/>
          </table:table-cell>
          <table:table-cell table:style-name="ce35" table:formula="of:=IF([.JA$3]=&quot;&quot;;&quot;&quot;;(IF(OR([.JA40]=&quot;&quot;;[.JA40]=0);0;1)))">
            <text:p/>
          </table:table-cell>
          <table:table-cell table:style-name="ce35" table:formula="of:=IF([.JB$3]=&quot;&quot;;&quot;&quot;;(IF(OR([.JB40]=&quot;&quot;;[.JB40]=0);0;1)))">
            <text:p/>
          </table:table-cell>
          <table:table-cell table:style-name="ce35" table:formula="of:=IF([.JC$3]=&quot;&quot;;&quot;&quot;;(IF(OR([.JC40]=&quot;&quot;;[.JC40]=0);0;1)))">
            <text:p/>
          </table:table-cell>
          <table:table-cell table:style-name="ce35" table:formula="of:=IF([.JD$3]=&quot;&quot;;&quot;&quot;;(IF(OR([.JD40]=&quot;&quot;;[.JD40]=0);0;1)))">
            <text:p/>
          </table:table-cell>
          <table:table-cell table:style-name="ce35" table:formula="of:=IF([.JE$3]=&quot;&quot;;&quot;&quot;;(IF(OR([.JE40]=&quot;&quot;;[.JE40]=0);0;1)))">
            <text:p/>
          </table:table-cell>
          <table:table-cell table:style-name="ce35" table:formula="of:=IF([.JF$3]=&quot;&quot;;&quot;&quot;;(IF(OR([.JF40]=&quot;&quot;;[.JF40]=0);0;1)))">
            <text:p/>
          </table:table-cell>
          <table:table-cell table:style-name="ce35" table:formula="of:=IF([.JG$3]=&quot;&quot;;&quot;&quot;;(IF(OR([.JG40]=&quot;&quot;;[.JG40]=0);0;1)))">
            <text:p/>
          </table:table-cell>
          <table:table-cell table:style-name="ce35" table:formula="of:=IF([.JH$3]=&quot;&quot;;&quot;&quot;;(IF(OR([.JH40]=&quot;&quot;;[.JH40]=0);0;1)))">
            <text:p/>
          </table:table-cell>
          <table:table-cell table:style-name="ce35" table:formula="of:=IF([.JI$3]=&quot;&quot;;&quot;&quot;;(IF(OR([.JI40]=&quot;&quot;;[.JI40]=0);0;1)))">
            <text:p/>
          </table:table-cell>
          <table:table-cell table:style-name="ce35" table:formula="of:=IF([.JJ$3]=&quot;&quot;;&quot;&quot;;(IF(OR([.JJ40]=&quot;&quot;;[.JJ40]=0);0;1)))">
            <text:p/>
          </table:table-cell>
          <table:table-cell table:style-name="ce35" table:formula="of:=IF([.JK$3]=&quot;&quot;;&quot;&quot;;(IF(OR([.JK40]=&quot;&quot;;[.JK40]=0);0;1)))">
            <text:p/>
          </table:table-cell>
          <table:table-cell table:style-name="ce35" table:formula="of:=IF([.JL$3]=&quot;&quot;;&quot;&quot;;(IF(OR([.JL40]=&quot;&quot;;[.JL40]=0);0;1)))">
            <text:p/>
          </table:table-cell>
          <table:table-cell table:style-name="ce35" table:formula="of:=IF([.JM$3]=&quot;&quot;;&quot;&quot;;(IF(OR([.JM40]=&quot;&quot;;[.JM40]=0);0;1)))">
            <text:p/>
          </table:table-cell>
          <table:table-cell table:style-name="ce35" table:formula="of:=IF([.JN$3]=&quot;&quot;;&quot;&quot;;(IF(OR([.JN40]=&quot;&quot;;[.JN40]=0);0;1)))">
            <text:p/>
          </table:table-cell>
          <table:table-cell table:style-name="ce35" table:formula="of:=IF([.JO$3]=&quot;&quot;;&quot;&quot;;(IF(OR([.JO40]=&quot;&quot;;[.JO40]=0);0;1)))">
            <text:p/>
          </table:table-cell>
          <table:table-cell table:style-name="ce35" table:formula="of:=IF([.JP$3]=&quot;&quot;;&quot;&quot;;(IF(OR([.JP40]=&quot;&quot;;[.JP40]=0);0;1)))">
            <text:p/>
          </table:table-cell>
          <table:table-cell table:style-name="ce35" table:formula="of:=IF([.JQ$3]=&quot;&quot;;&quot;&quot;;(IF(OR([.JQ40]=&quot;&quot;;[.JQ40]=0);0;1)))">
            <text:p/>
          </table:table-cell>
          <table:table-cell table:style-name="ce35" table:formula="of:=IF([.JR$3]=&quot;&quot;;&quot;&quot;;(IF(OR([.JR40]=&quot;&quot;;[.JR40]=0);0;1)))">
            <text:p/>
          </table:table-cell>
          <table:table-cell table:style-name="ce35" table:formula="of:=IF([.JS$3]=&quot;&quot;;&quot;&quot;;(IF(OR([.JS40]=&quot;&quot;;[.JS40]=0);0;1)))">
            <text:p/>
          </table:table-cell>
          <table:table-cell table:style-name="ce35" table:formula="of:=IF([.JT$3]=&quot;&quot;;&quot;&quot;;(IF(OR([.JT40]=&quot;&quot;;[.JT40]=0);0;1)))">
            <text:p/>
          </table:table-cell>
          <table:table-cell table:style-name="ce35" table:formula="of:=IF([.JU$3]=&quot;&quot;;&quot;&quot;;(IF(OR([.JU40]=&quot;&quot;;[.JU40]=0);0;1)))">
            <text:p/>
          </table:table-cell>
          <table:table-cell table:style-name="ce35" table:formula="of:=IF([.JV$3]=&quot;&quot;;&quot;&quot;;(IF(OR([.JV40]=&quot;&quot;;[.JV40]=0);0;1)))">
            <text:p/>
          </table:table-cell>
          <table:table-cell table:style-name="ce35" table:formula="of:=IF([.JW$3]=&quot;&quot;;&quot;&quot;;(IF(OR([.JW40]=&quot;&quot;;[.JW40]=0);0;1)))">
            <text:p/>
          </table:table-cell>
          <table:table-cell table:style-name="ce35" table:formula="of:=IF([.JX$3]=&quot;&quot;;&quot;&quot;;(IF(OR([.JX40]=&quot;&quot;;[.JX40]=0);0;1)))">
            <text:p/>
          </table:table-cell>
          <table:table-cell table:style-name="ce35" table:formula="of:=IF([.JY$3]=&quot;&quot;;&quot;&quot;;(IF(OR([.JY40]=&quot;&quot;;[.JY40]=0);0;1)))">
            <text:p/>
          </table:table-cell>
          <table:table-cell table:style-name="ce35" table:formula="of:=IF([.JZ$3]=&quot;&quot;;&quot;&quot;;(IF(OR([.JZ40]=&quot;&quot;;[.JZ40]=0);0;1)))">
            <text:p/>
          </table:table-cell>
          <table:table-cell table:style-name="ce35" table:formula="of:=IF([.KA$3]=&quot;&quot;;&quot;&quot;;(IF(OR([.KA40]=&quot;&quot;;[.KA40]=0);0;1)))">
            <text:p/>
          </table:table-cell>
          <table:table-cell table:style-name="ce35" table:formula="of:=IF([.KB$3]=&quot;&quot;;&quot;&quot;;(IF(OR([.KB40]=&quot;&quot;;[.KB40]=0);0;1)))">
            <text:p/>
          </table:table-cell>
          <table:table-cell table:style-name="ce35" table:formula="of:=IF([.KC$3]=&quot;&quot;;&quot;&quot;;(IF(OR([.KC40]=&quot;&quot;;[.KC40]=0);0;1)))">
            <text:p/>
          </table:table-cell>
          <table:table-cell table:style-name="ce35" table:formula="of:=IF([.KD$3]=&quot;&quot;;&quot;&quot;;(IF(OR([.KD40]=&quot;&quot;;[.KD40]=0);0;1)))">
            <text:p/>
          </table:table-cell>
          <table:table-cell table:style-name="ce35" table:formula="of:=IF([.KE$3]=&quot;&quot;;&quot;&quot;;(IF(OR([.KE40]=&quot;&quot;;[.KE40]=0);0;1)))">
            <text:p/>
          </table:table-cell>
          <table:table-cell table:style-name="ce35" table:formula="of:=IF([.KF$3]=&quot;&quot;;&quot;&quot;;(IF(OR([.KF40]=&quot;&quot;;[.KF40]=0);0;1)))">
            <text:p/>
          </table:table-cell>
          <table:table-cell table:style-name="ce35" table:formula="of:=IF([.KG$3]=&quot;&quot;;&quot;&quot;;(IF(OR([.KG40]=&quot;&quot;;[.KG40]=0);0;1)))">
            <text:p/>
          </table:table-cell>
          <table:table-cell table:style-name="ce35" table:formula="of:=IF([.KH$3]=&quot;&quot;;&quot;&quot;;(IF(OR([.KH40]=&quot;&quot;;[.KH40]=0);0;1)))">
            <text:p/>
          </table:table-cell>
          <table:table-cell table:style-name="ce35" table:formula="of:=IF([.KI$3]=&quot;&quot;;&quot;&quot;;(IF(OR([.KI40]=&quot;&quot;;[.KI40]=0);0;1)))">
            <text:p/>
          </table:table-cell>
          <table:table-cell table:style-name="ce35" table:formula="of:=IF([.KJ$3]=&quot;&quot;;&quot;&quot;;(IF(OR([.KJ40]=&quot;&quot;;[.KJ40]=0);0;1)))">
            <text:p/>
          </table:table-cell>
          <table:table-cell table:style-name="ce35" table:formula="of:=IF([.KK$3]=&quot;&quot;;&quot;&quot;;(IF(OR([.KK40]=&quot;&quot;;[.KK40]=0);0;1)))">
            <text:p/>
          </table:table-cell>
          <table:table-cell table:style-name="ce35" table:formula="of:=IF([.KL$3]=&quot;&quot;;&quot;&quot;;(IF(OR([.KL40]=&quot;&quot;;[.KL40]=0);0;1)))">
            <text:p/>
          </table:table-cell>
          <table:table-cell table:style-name="ce35" table:formula="of:=IF([.KM$3]=&quot;&quot;;&quot;&quot;;(IF(OR([.KM40]=&quot;&quot;;[.KM40]=0);0;1)))">
            <text:p/>
          </table:table-cell>
          <table:table-cell table:style-name="ce35" table:formula="of:=IF([.KN$3]=&quot;&quot;;&quot;&quot;;(IF(OR([.KN40]=&quot;&quot;;[.KN40]=0);0;1)))">
            <text:p/>
          </table:table-cell>
          <table:table-cell table:style-name="ce35" table:formula="of:=IF([.KO$3]=&quot;&quot;;&quot;&quot;;(IF(OR([.KO40]=&quot;&quot;;[.KO40]=0);0;1)))">
            <text:p/>
          </table:table-cell>
          <table:table-cell table:style-name="ce35" table:formula="of:=IF([.KP$3]=&quot;&quot;;&quot;&quot;;(IF(OR([.KP40]=&quot;&quot;;[.KP40]=0);0;1)))">
            <text:p/>
          </table:table-cell>
          <table:table-cell table:style-name="ce35" table:formula="of:=IF([.KQ$3]=&quot;&quot;;&quot;&quot;;(IF(OR([.KQ40]=&quot;&quot;;[.KQ40]=0);0;1)))">
            <text:p/>
          </table:table-cell>
          <table:table-cell table:style-name="ce35" table:formula="of:=IF([.KR$3]=&quot;&quot;;&quot;&quot;;(IF(OR([.KR40]=&quot;&quot;;[.KR40]=0);0;1)))">
            <text:p/>
          </table:table-cell>
          <table:table-cell table:style-name="ce35" table:formula="of:=IF([.KS$3]=&quot;&quot;;&quot;&quot;;(IF(OR([.KS40]=&quot;&quot;;[.KS40]=0);0;1)))">
            <text:p/>
          </table:table-cell>
          <table:table-cell table:style-name="ce35" table:formula="of:=IF([.KT$3]=&quot;&quot;;&quot;&quot;;(IF(OR([.KT40]=&quot;&quot;;[.KT40]=0);0;1)))">
            <text:p/>
          </table:table-cell>
          <table:table-cell table:style-name="ce35" table:formula="of:=IF([.KU$3]=&quot;&quot;;&quot;&quot;;(IF(OR([.KU40]=&quot;&quot;;[.KU40]=0);0;1)))">
            <text:p/>
          </table:table-cell>
          <table:table-cell table:style-name="ce35" table:formula="of:=IF([.KV$3]=&quot;&quot;;&quot;&quot;;(IF(OR([.KV40]=&quot;&quot;;[.KV40]=0);0;1)))">
            <text:p/>
          </table:table-cell>
          <table:table-cell table:style-name="ce35" table:formula="of:=IF([.KW$3]=&quot;&quot;;&quot;&quot;;(IF(OR([.KW40]=&quot;&quot;;[.KW40]=0);0;1)))">
            <text:p/>
          </table:table-cell>
          <table:table-cell table:style-name="ce35" table:formula="of:=IF([.KX$3]=&quot;&quot;;&quot;&quot;;(IF(OR([.KX40]=&quot;&quot;;[.KX40]=0);0;1)))">
            <text:p/>
          </table:table-cell>
          <table:table-cell table:style-name="ce35" table:formula="of:=IF([.KY$3]=&quot;&quot;;&quot;&quot;;(IF(OR([.KY40]=&quot;&quot;;[.KY40]=0);0;1)))">
            <text:p/>
          </table:table-cell>
          <table:table-cell table:style-name="ce35" table:formula="of:=IF([.KZ$3]=&quot;&quot;;&quot;&quot;;(IF(OR([.KZ40]=&quot;&quot;;[.KZ40]=0);0;1)))">
            <text:p/>
          </table:table-cell>
          <table:table-cell table:style-name="ce35" table:formula="of:=IF([.LA$3]=&quot;&quot;;&quot;&quot;;(IF(OR([.LA40]=&quot;&quot;;[.LA40]=0);0;1)))">
            <text:p/>
          </table:table-cell>
          <table:table-cell table:style-name="ce35" table:formula="of:=IF([.LB$3]=&quot;&quot;;&quot;&quot;;(IF(OR([.LB40]=&quot;&quot;;[.LB40]=0);0;1)))">
            <text:p/>
          </table:table-cell>
          <table:table-cell table:style-name="ce35" table:formula="of:=IF([.LC$3]=&quot;&quot;;&quot;&quot;;(IF(OR([.LC40]=&quot;&quot;;[.LC40]=0);0;1)))">
            <text:p/>
          </table:table-cell>
          <table:table-cell table:style-name="ce35" table:formula="of:=IF([.LD$3]=&quot;&quot;;&quot;&quot;;(IF(OR([.LD40]=&quot;&quot;;[.LD40]=0);0;1)))">
            <text:p/>
          </table:table-cell>
          <table:table-cell table:style-name="ce35" table:formula="of:=IF([.LE$3]=&quot;&quot;;&quot;&quot;;(IF(OR([.LE40]=&quot;&quot;;[.LE40]=0);0;1)))">
            <text:p/>
          </table:table-cell>
          <table:table-cell table:style-name="ce35" table:formula="of:=IF([.LF$3]=&quot;&quot;;&quot;&quot;;(IF(OR([.LF40]=&quot;&quot;;[.LF40]=0);0;1)))">
            <text:p/>
          </table:table-cell>
          <table:table-cell table:style-name="ce35" table:formula="of:=IF([.LG$3]=&quot;&quot;;&quot;&quot;;(IF(OR([.LG40]=&quot;&quot;;[.LG40]=0);0;1)))">
            <text:p/>
          </table:table-cell>
          <table:table-cell table:style-name="ce35" table:formula="of:=IF([.LH$3]=&quot;&quot;;&quot;&quot;;(IF(OR([.LH40]=&quot;&quot;;[.LH40]=0);0;1)))">
            <text:p/>
          </table:table-cell>
          <table:table-cell table:style-name="ce35" table:formula="of:=IF([.LI$3]=&quot;&quot;;&quot;&quot;;(IF(OR([.LI40]=&quot;&quot;;[.LI40]=0);0;1)))">
            <text:p/>
          </table:table-cell>
          <table:table-cell table:style-name="ce35" table:formula="of:=IF([.LJ$3]=&quot;&quot;;&quot;&quot;;(IF(OR([.LJ40]=&quot;&quot;;[.LJ40]=0);0;1)))">
            <text:p/>
          </table:table-cell>
          <table:table-cell table:style-name="ce35" table:formula="of:=IF([.LK$3]=&quot;&quot;;&quot;&quot;;(IF(OR([.LK40]=&quot;&quot;;[.LK40]=0);0;1)))">
            <text:p/>
          </table:table-cell>
          <table:table-cell table:style-name="ce35" table:formula="of:=IF([.LL$3]=&quot;&quot;;&quot;&quot;;(IF(OR([.LL40]=&quot;&quot;;[.LL40]=0);0;1)))">
            <text:p/>
          </table:table-cell>
          <table:table-cell table:style-name="ce35" table:formula="of:=IF([.LM$3]=&quot;&quot;;&quot;&quot;;(IF(OR([.LM40]=&quot;&quot;;[.LM40]=0);0;1)))">
            <text:p/>
          </table:table-cell>
          <table:table-cell table:style-name="ce35" table:formula="of:=IF([.LN$3]=&quot;&quot;;&quot;&quot;;(IF(OR([.LN40]=&quot;&quot;;[.LN40]=0);0;1)))">
            <text:p/>
          </table:table-cell>
          <table:table-cell table:style-name="ce35" table:formula="of:=IF([.LO$3]=&quot;&quot;;&quot;&quot;;(IF(OR([.LO40]=&quot;&quot;;[.LO40]=0);0;1)))">
            <text:p/>
          </table:table-cell>
          <table:table-cell table:style-name="ce35" table:formula="of:=IF([.LP$3]=&quot;&quot;;&quot;&quot;;(IF(OR([.LP40]=&quot;&quot;;[.LP40]=0);0;1)))">
            <text:p/>
          </table:table-cell>
          <table:table-cell table:style-name="ce35" table:formula="of:=IF([.LQ$3]=&quot;&quot;;&quot;&quot;;(IF(OR([.LQ40]=&quot;&quot;;[.LQ40]=0);0;1)))">
            <text:p/>
          </table:table-cell>
          <table:table-cell table:style-name="ce35" table:formula="of:=IF([.LR$3]=&quot;&quot;;&quot;&quot;;(IF(OR([.LR40]=&quot;&quot;;[.LR40]=0);0;1)))">
            <text:p/>
          </table:table-cell>
          <table:table-cell table:style-name="ce35" table:formula="of:=IF([.LS$3]=&quot;&quot;;&quot;&quot;;(IF(OR([.LS40]=&quot;&quot;;[.LS40]=0);0;1)))">
            <text:p/>
          </table:table-cell>
          <table:table-cell table:style-name="ce35" table:formula="of:=IF([.LT$3]=&quot;&quot;;&quot;&quot;;(IF(OR([.LT40]=&quot;&quot;;[.LT40]=0);0;1)))">
            <text:p/>
          </table:table-cell>
          <table:table-cell table:style-name="ce35" table:formula="of:=IF([.LU$3]=&quot;&quot;;&quot;&quot;;(IF(OR([.LU40]=&quot;&quot;;[.LU40]=0);0;1)))">
            <text:p/>
          </table:table-cell>
          <table:table-cell table:style-name="ce35" table:formula="of:=IF([.LV$3]=&quot;&quot;;&quot;&quot;;(IF(OR([.LV40]=&quot;&quot;;[.LV40]=0);0;1)))">
            <text:p/>
          </table:table-cell>
          <table:table-cell table:style-name="ce35" table:formula="of:=IF([.LW$3]=&quot;&quot;;&quot;&quot;;(IF(OR([.LW40]=&quot;&quot;;[.LW40]=0);0;1)))">
            <text:p/>
          </table:table-cell>
          <table:table-cell table:style-name="ce35" table:formula="of:=IF([.LX$3]=&quot;&quot;;&quot;&quot;;(IF(OR([.LX40]=&quot;&quot;;[.LX40]=0);0;1)))">
            <text:p/>
          </table:table-cell>
          <table:table-cell table:style-name="ce35" table:formula="of:=IF([.LY$3]=&quot;&quot;;&quot;&quot;;(IF(OR([.LY40]=&quot;&quot;;[.LY40]=0);0;1)))">
            <text:p/>
          </table:table-cell>
          <table:table-cell table:style-name="ce35" table:formula="of:=IF([.LZ$3]=&quot;&quot;;&quot;&quot;;(IF(OR([.LZ40]=&quot;&quot;;[.LZ40]=0);0;1)))">
            <text:p/>
          </table:table-cell>
          <table:table-cell table:style-name="ce35" table:formula="of:=IF([.MA$3]=&quot;&quot;;&quot;&quot;;(IF(OR([.MA40]=&quot;&quot;;[.MA40]=0);0;1)))">
            <text:p/>
          </table:table-cell>
          <table:table-cell table:style-name="ce35" table:formula="of:=IF([.MB$3]=&quot;&quot;;&quot;&quot;;(IF(OR([.MB40]=&quot;&quot;;[.MB40]=0);0;1)))">
            <text:p/>
          </table:table-cell>
          <table:table-cell table:style-name="ce35" table:formula="of:=IF([.MC$3]=&quot;&quot;;&quot;&quot;;(IF(OR([.MC40]=&quot;&quot;;[.MC40]=0);0;1)))">
            <text:p/>
          </table:table-cell>
          <table:table-cell table:style-name="ce35" table:formula="of:=IF([.MD$3]=&quot;&quot;;&quot;&quot;;(IF(OR([.MD40]=&quot;&quot;;[.MD40]=0);0;1)))">
            <text:p/>
          </table:table-cell>
          <table:table-cell table:style-name="ce35" table:formula="of:=IF([.ME$3]=&quot;&quot;;&quot;&quot;;(IF(OR([.ME40]=&quot;&quot;;[.ME40]=0);0;1)))">
            <text:p/>
          </table:table-cell>
          <table:table-cell table:style-name="ce35" table:formula="of:=IF([.MF$3]=&quot;&quot;;&quot;&quot;;(IF(OR([.MF40]=&quot;&quot;;[.MF40]=0);0;1)))">
            <text:p/>
          </table:table-cell>
          <table:table-cell table:style-name="ce35" table:formula="of:=IF([.MG$3]=&quot;&quot;;&quot;&quot;;(IF(OR([.MG40]=&quot;&quot;;[.MG40]=0);0;1)))">
            <text:p/>
          </table:table-cell>
          <table:table-cell table:style-name="ce35" table:formula="of:=IF([.MH$3]=&quot;&quot;;&quot;&quot;;(IF(OR([.MH40]=&quot;&quot;;[.MH40]=0);0;1)))">
            <text:p/>
          </table:table-cell>
          <table:table-cell table:style-name="ce35" table:formula="of:=IF([.MI$3]=&quot;&quot;;&quot;&quot;;(IF(OR([.MI40]=&quot;&quot;;[.MI40]=0);0;1)))">
            <text:p/>
          </table:table-cell>
          <table:table-cell table:style-name="ce35" table:formula="of:=IF([.MJ$3]=&quot;&quot;;&quot;&quot;;(IF(OR([.MJ40]=&quot;&quot;;[.MJ40]=0);0;1)))">
            <text:p/>
          </table:table-cell>
          <table:table-cell table:style-name="ce35" table:formula="of:=IF([.MK$3]=&quot;&quot;;&quot;&quot;;(IF(OR([.MK40]=&quot;&quot;;[.MK40]=0);0;1)))">
            <text:p/>
          </table:table-cell>
          <table:table-cell table:style-name="ce35" table:formula="of:=IF([.ML$3]=&quot;&quot;;&quot;&quot;;(IF(OR([.ML40]=&quot;&quot;;[.ML40]=0);0;1)))">
            <text:p/>
          </table:table-cell>
          <table:table-cell table:style-name="ce35" table:formula="of:=IF([.MM$3]=&quot;&quot;;&quot;&quot;;(IF(OR([.MM40]=&quot;&quot;;[.MM40]=0);0;1)))">
            <text:p/>
          </table:table-cell>
          <table:table-cell table:style-name="ce35" table:formula="of:=IF([.MN$3]=&quot;&quot;;&quot;&quot;;(IF(OR([.MN40]=&quot;&quot;;[.MN40]=0);0;1)))">
            <text:p/>
          </table:table-cell>
          <table:table-cell table:style-name="ce35" table:formula="of:=IF([.MO$3]=&quot;&quot;;&quot;&quot;;(IF(OR([.MO40]=&quot;&quot;;[.MO40]=0);0;1)))">
            <text:p/>
          </table:table-cell>
          <table:table-cell table:style-name="ce35" table:formula="of:=IF([.MP$3]=&quot;&quot;;&quot;&quot;;(IF(OR([.MP40]=&quot;&quot;;[.MP40]=0);0;1)))">
            <text:p/>
          </table:table-cell>
          <table:table-cell table:style-name="ce35" table:formula="of:=IF([.MQ$3]=&quot;&quot;;&quot;&quot;;(IF(OR([.MQ40]=&quot;&quot;;[.MQ40]=0);0;1)))">
            <text:p/>
          </table:table-cell>
          <table:table-cell table:style-name="ce35" table:formula="of:=IF([.MR$3]=&quot;&quot;;&quot;&quot;;(IF(OR([.MR40]=&quot;&quot;;[.MR40]=0);0;1)))">
            <text:p/>
          </table:table-cell>
          <table:table-cell table:style-name="ce35" table:formula="of:=IF([.MS$3]=&quot;&quot;;&quot;&quot;;(IF(OR([.MS40]=&quot;&quot;;[.MS40]=0);0;1)))">
            <text:p/>
          </table:table-cell>
          <table:table-cell table:style-name="ce35" table:formula="of:=IF([.MT$3]=&quot;&quot;;&quot;&quot;;(IF(OR([.MT40]=&quot;&quot;;[.MT40]=0);0;1)))">
            <text:p/>
          </table:table-cell>
          <table:table-cell table:style-name="ce35" table:formula="of:=IF([.MU$3]=&quot;&quot;;&quot;&quot;;(IF(OR([.MU40]=&quot;&quot;;[.MU40]=0);0;1)))">
            <text:p/>
          </table:table-cell>
          <table:table-cell table:style-name="ce35" table:formula="of:=IF([.MV$3]=&quot;&quot;;&quot;&quot;;(IF(OR([.MV40]=&quot;&quot;;[.MV40]=0);0;1)))">
            <text:p/>
          </table:table-cell>
          <table:table-cell table:style-name="ce35" table:formula="of:=IF([.MW$3]=&quot;&quot;;&quot;&quot;;(IF(OR([.MW40]=&quot;&quot;;[.MW40]=0);0;1)))">
            <text:p/>
          </table:table-cell>
          <table:table-cell table:style-name="ce35" table:formula="of:=IF([.MX$3]=&quot;&quot;;&quot;&quot;;(IF(OR([.MX40]=&quot;&quot;;[.MX40]=0);0;1)))">
            <text:p/>
          </table:table-cell>
          <table:table-cell table:style-name="ce35" table:formula="of:=IF([.MY$3]=&quot;&quot;;&quot;&quot;;(IF(OR([.MY40]=&quot;&quot;;[.MY40]=0);0;1)))">
            <text:p/>
          </table:table-cell>
          <table:table-cell table:style-name="ce35" table:formula="of:=IF([.MZ$3]=&quot;&quot;;&quot;&quot;;(IF(OR([.MZ40]=&quot;&quot;;[.MZ40]=0);0;1)))">
            <text:p/>
          </table:table-cell>
          <table:table-cell table:style-name="ce35" table:formula="of:=IF([.NA$3]=&quot;&quot;;&quot;&quot;;(IF(OR([.NA40]=&quot;&quot;;[.NA40]=0);0;1)))">
            <text:p/>
          </table:table-cell>
          <table:table-cell table:style-name="ce35" table:formula="of:=IF([.NB$3]=&quot;&quot;;&quot;&quot;;(IF(OR([.NB40]=&quot;&quot;;[.NB40]=0);0;1)))">
            <text:p/>
          </table:table-cell>
          <table:table-cell table:style-name="ce35" table:formula="of:=IF([.NC$3]=&quot;&quot;;&quot;&quot;;(IF(OR([.NC40]=&quot;&quot;;[.NC40]=0);0;1)))">
            <text:p/>
          </table:table-cell>
          <table:table-cell table:style-name="ce35" table:formula="of:=IF([.ND$3]=&quot;&quot;;&quot;&quot;;(IF(OR([.ND40]=&quot;&quot;;[.ND40]=0);0;1)))">
            <text:p/>
          </table:table-cell>
          <table:table-cell table:style-name="ce35" table:formula="of:=IF([.NE$3]=&quot;&quot;;&quot;&quot;;(IF(OR([.NE40]=&quot;&quot;;[.NE40]=0);0;1)))">
            <text:p/>
          </table:table-cell>
          <table:table-cell table:style-name="ce35" table:formula="of:=IF([.NF$3]=&quot;&quot;;&quot;&quot;;(IF(OR([.NF40]=&quot;&quot;;[.NF40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41:.B41])" office:value-type="float" office:value="0" calcext:value-type="float">
            <text:p>0</text:p>
          </table:table-cell>
          <table:table-cell table:style-name="ce11" table:formula="of:=IFERROR((LEN([.NG41])-SEARCH(&quot;0[^0]*$&quot;;[.NG41]));LEN([.NG41]))" office:value-type="float" office:value="0" calcext:value-type="float">
            <text:p>0</text:p>
          </table:table-cell>
          <table:table-cell table:style-name="ce5" table:formula="of:=COUNTA([.E41:.NF41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47" table:formula="of:=COM.MICROSOFT.CONCAT([.NH41:.ABI41])">
            <text:p/>
          </table:table-cell>
          <table:table-cell table:style-name="ce46" table:formula="of:=IF([.E$3]=&quot;&quot;;&quot;&quot;;(IF(OR([.E41]=&quot;&quot;;[.E41]=0);0;1)))">
            <text:p/>
          </table:table-cell>
          <table:table-cell table:style-name="ce46" table:formula="of:=IF([.F$3]=&quot;&quot;;&quot;&quot;;(IF(OR([.F41]=&quot;&quot;;[.F41]=0);0;1)))">
            <text:p/>
          </table:table-cell>
          <table:table-cell table:style-name="ce46" table:formula="of:=IF([.G$3]=&quot;&quot;;&quot;&quot;;(IF(OR([.G41]=&quot;&quot;;[.G41]=0);0;1)))">
            <text:p/>
          </table:table-cell>
          <table:table-cell table:style-name="ce46" table:formula="of:=IF([.H$3]=&quot;&quot;;&quot;&quot;;(IF(OR([.H41]=&quot;&quot;;[.H41]=0);0;1)))">
            <text:p/>
          </table:table-cell>
          <table:table-cell table:style-name="ce47" table:formula="of:=IF([.I$3]=&quot;&quot;;&quot;&quot;;(IF(OR([.I41]=&quot;&quot;;[.I41]=0);0;1)))">
            <text:p/>
          </table:table-cell>
          <table:table-cell table:style-name="ce47" table:formula="of:=IF([.J$3]=&quot;&quot;;&quot;&quot;;(IF(OR([.J41]=&quot;&quot;;[.J41]=0);0;1)))">
            <text:p/>
          </table:table-cell>
          <table:table-cell table:style-name="ce47" table:formula="of:=IF([.K$3]=&quot;&quot;;&quot;&quot;;(IF(OR([.K41]=&quot;&quot;;[.K41]=0);0;1)))">
            <text:p/>
          </table:table-cell>
          <table:table-cell table:style-name="ce47" table:formula="of:=IF([.L$3]=&quot;&quot;;&quot;&quot;;(IF(OR([.L41]=&quot;&quot;;[.L41]=0);0;1)))">
            <text:p/>
          </table:table-cell>
          <table:table-cell table:style-name="ce47" table:formula="of:=IF([.M$3]=&quot;&quot;;&quot;&quot;;(IF(OR([.M41]=&quot;&quot;;[.M41]=0);0;1)))">
            <text:p/>
          </table:table-cell>
          <table:table-cell table:style-name="ce47" table:formula="of:=IF([.N$3]=&quot;&quot;;&quot;&quot;;(IF(OR([.N41]=&quot;&quot;;[.N41]=0);0;1)))">
            <text:p/>
          </table:table-cell>
          <table:table-cell table:style-name="ce47" table:formula="of:=IF([.O$3]=&quot;&quot;;&quot;&quot;;(IF(OR([.O41]=&quot;&quot;;[.O41]=0);0;1)))">
            <text:p/>
          </table:table-cell>
          <table:table-cell table:style-name="ce47" table:formula="of:=IF([.P$3]=&quot;&quot;;&quot;&quot;;(IF(OR([.P41]=&quot;&quot;;[.P41]=0);0;1)))">
            <text:p/>
          </table:table-cell>
          <table:table-cell table:style-name="ce47" table:formula="of:=IF([.Q$3]=&quot;&quot;;&quot;&quot;;(IF(OR([.Q41]=&quot;&quot;;[.Q41]=0);0;1)))">
            <text:p/>
          </table:table-cell>
          <table:table-cell table:style-name="ce47" table:formula="of:=IF([.R$3]=&quot;&quot;;&quot;&quot;;(IF(OR([.R41]=&quot;&quot;;[.R41]=0);0;1)))">
            <text:p/>
          </table:table-cell>
          <table:table-cell table:style-name="ce47" table:formula="of:=IF([.S$3]=&quot;&quot;;&quot;&quot;;(IF(OR([.S41]=&quot;&quot;;[.S41]=0);0;1)))">
            <text:p/>
          </table:table-cell>
          <table:table-cell table:style-name="ce47" table:formula="of:=IF([.T$3]=&quot;&quot;;&quot;&quot;;(IF(OR([.T41]=&quot;&quot;;[.T41]=0);0;1)))">
            <text:p/>
          </table:table-cell>
          <table:table-cell table:style-name="ce47" table:formula="of:=IF([.U$3]=&quot;&quot;;&quot;&quot;;(IF(OR([.U41]=&quot;&quot;;[.U41]=0);0;1)))">
            <text:p/>
          </table:table-cell>
          <table:table-cell table:style-name="ce47" table:formula="of:=IF([.V$3]=&quot;&quot;;&quot;&quot;;(IF(OR([.V41]=&quot;&quot;;[.V41]=0);0;1)))">
            <text:p/>
          </table:table-cell>
          <table:table-cell table:style-name="ce47" table:formula="of:=IF([.W$3]=&quot;&quot;;&quot;&quot;;(IF(OR([.W41]=&quot;&quot;;[.W41]=0);0;1)))">
            <text:p/>
          </table:table-cell>
          <table:table-cell table:style-name="ce47" table:formula="of:=IF([.X$3]=&quot;&quot;;&quot;&quot;;(IF(OR([.X41]=&quot;&quot;;[.X41]=0);0;1)))">
            <text:p/>
          </table:table-cell>
          <table:table-cell table:style-name="ce47" table:formula="of:=IF([.Y$3]=&quot;&quot;;&quot;&quot;;(IF(OR([.Y41]=&quot;&quot;;[.Y41]=0);0;1)))">
            <text:p/>
          </table:table-cell>
          <table:table-cell table:style-name="ce47" table:formula="of:=IF([.Z$3]=&quot;&quot;;&quot;&quot;;(IF(OR([.Z41]=&quot;&quot;;[.Z41]=0);0;1)))">
            <text:p/>
          </table:table-cell>
          <table:table-cell table:style-name="ce47" table:formula="of:=IF([.AA$3]=&quot;&quot;;&quot;&quot;;(IF(OR([.AA41]=&quot;&quot;;[.AA41]=0);0;1)))">
            <text:p/>
          </table:table-cell>
          <table:table-cell table:style-name="ce47" table:formula="of:=IF([.AB$3]=&quot;&quot;;&quot;&quot;;(IF(OR([.AB41]=&quot;&quot;;[.AB41]=0);0;1)))">
            <text:p/>
          </table:table-cell>
          <table:table-cell table:style-name="ce47" table:formula="of:=IF([.AC$3]=&quot;&quot;;&quot;&quot;;(IF(OR([.AC41]=&quot;&quot;;[.AC41]=0);0;1)))">
            <text:p/>
          </table:table-cell>
          <table:table-cell table:style-name="ce47" table:formula="of:=IF([.AD$3]=&quot;&quot;;&quot;&quot;;(IF(OR([.AD41]=&quot;&quot;;[.AD41]=0);0;1)))">
            <text:p/>
          </table:table-cell>
          <table:table-cell table:style-name="ce47" table:formula="of:=IF([.AE$3]=&quot;&quot;;&quot;&quot;;(IF(OR([.AE41]=&quot;&quot;;[.AE41]=0);0;1)))">
            <text:p/>
          </table:table-cell>
          <table:table-cell table:style-name="ce47" table:formula="of:=IF([.AF$3]=&quot;&quot;;&quot;&quot;;(IF(OR([.AF41]=&quot;&quot;;[.AF41]=0);0;1)))">
            <text:p/>
          </table:table-cell>
          <table:table-cell table:style-name="ce47" table:formula="of:=IF([.AG$3]=&quot;&quot;;&quot;&quot;;(IF(OR([.AG41]=&quot;&quot;;[.AG41]=0);0;1)))">
            <text:p/>
          </table:table-cell>
          <table:table-cell table:style-name="ce47" table:formula="of:=IF([.AH$3]=&quot;&quot;;&quot;&quot;;(IF(OR([.AH41]=&quot;&quot;;[.AH41]=0);0;1)))">
            <text:p/>
          </table:table-cell>
          <table:table-cell table:style-name="ce47" table:formula="of:=IF([.AI$3]=&quot;&quot;;&quot;&quot;;(IF(OR([.AI41]=&quot;&quot;;[.AI41]=0);0;1)))">
            <text:p/>
          </table:table-cell>
          <table:table-cell table:style-name="ce47" table:formula="of:=IF([.AJ$3]=&quot;&quot;;&quot;&quot;;(IF(OR([.AJ41]=&quot;&quot;;[.AJ41]=0);0;1)))">
            <text:p/>
          </table:table-cell>
          <table:table-cell table:style-name="ce47" table:formula="of:=IF([.AK$3]=&quot;&quot;;&quot;&quot;;(IF(OR([.AK41]=&quot;&quot;;[.AK41]=0);0;1)))">
            <text:p/>
          </table:table-cell>
          <table:table-cell table:style-name="ce47" table:formula="of:=IF([.AL$3]=&quot;&quot;;&quot;&quot;;(IF(OR([.AL41]=&quot;&quot;;[.AL41]=0);0;1)))">
            <text:p/>
          </table:table-cell>
          <table:table-cell table:style-name="ce47" table:formula="of:=IF([.AM$3]=&quot;&quot;;&quot;&quot;;(IF(OR([.AM41]=&quot;&quot;;[.AM41]=0);0;1)))">
            <text:p/>
          </table:table-cell>
          <table:table-cell table:style-name="ce47" table:formula="of:=IF([.AN$3]=&quot;&quot;;&quot;&quot;;(IF(OR([.AN41]=&quot;&quot;;[.AN41]=0);0;1)))">
            <text:p/>
          </table:table-cell>
          <table:table-cell table:style-name="ce47" table:formula="of:=IF([.AO$3]=&quot;&quot;;&quot;&quot;;(IF(OR([.AO41]=&quot;&quot;;[.AO41]=0);0;1)))">
            <text:p/>
          </table:table-cell>
          <table:table-cell table:style-name="ce47" table:formula="of:=IF([.AP$3]=&quot;&quot;;&quot;&quot;;(IF(OR([.AP41]=&quot;&quot;;[.AP41]=0);0;1)))">
            <text:p/>
          </table:table-cell>
          <table:table-cell table:style-name="ce47" table:formula="of:=IF([.AQ$3]=&quot;&quot;;&quot;&quot;;(IF(OR([.AQ41]=&quot;&quot;;[.AQ41]=0);0;1)))">
            <text:p/>
          </table:table-cell>
          <table:table-cell table:style-name="ce47" table:formula="of:=IF([.AR$3]=&quot;&quot;;&quot;&quot;;(IF(OR([.AR41]=&quot;&quot;;[.AR41]=0);0;1)))">
            <text:p/>
          </table:table-cell>
          <table:table-cell table:style-name="ce47" table:formula="of:=IF([.AS$3]=&quot;&quot;;&quot;&quot;;(IF(OR([.AS41]=&quot;&quot;;[.AS41]=0);0;1)))">
            <text:p/>
          </table:table-cell>
          <table:table-cell table:style-name="ce47" table:formula="of:=IF([.AT$3]=&quot;&quot;;&quot;&quot;;(IF(OR([.AT41]=&quot;&quot;;[.AT41]=0);0;1)))">
            <text:p/>
          </table:table-cell>
          <table:table-cell table:style-name="ce47" table:formula="of:=IF([.AU$3]=&quot;&quot;;&quot;&quot;;(IF(OR([.AU41]=&quot;&quot;;[.AU41]=0);0;1)))">
            <text:p/>
          </table:table-cell>
          <table:table-cell table:style-name="ce47" table:formula="of:=IF([.AV$3]=&quot;&quot;;&quot;&quot;;(IF(OR([.AV41]=&quot;&quot;;[.AV41]=0);0;1)))">
            <text:p/>
          </table:table-cell>
          <table:table-cell table:style-name="ce47" table:formula="of:=IF([.AW$3]=&quot;&quot;;&quot;&quot;;(IF(OR([.AW41]=&quot;&quot;;[.AW41]=0);0;1)))">
            <text:p/>
          </table:table-cell>
          <table:table-cell table:style-name="ce47" table:formula="of:=IF([.AX$3]=&quot;&quot;;&quot;&quot;;(IF(OR([.AX41]=&quot;&quot;;[.AX41]=0);0;1)))">
            <text:p/>
          </table:table-cell>
          <table:table-cell table:style-name="ce47" table:formula="of:=IF([.AY$3]=&quot;&quot;;&quot;&quot;;(IF(OR([.AY41]=&quot;&quot;;[.AY41]=0);0;1)))">
            <text:p/>
          </table:table-cell>
          <table:table-cell table:style-name="ce47" table:formula="of:=IF([.AZ$3]=&quot;&quot;;&quot;&quot;;(IF(OR([.AZ41]=&quot;&quot;;[.AZ41]=0);0;1)))">
            <text:p/>
          </table:table-cell>
          <table:table-cell table:style-name="ce47" table:formula="of:=IF([.BA$3]=&quot;&quot;;&quot;&quot;;(IF(OR([.BA41]=&quot;&quot;;[.BA41]=0);0;1)))">
            <text:p/>
          </table:table-cell>
          <table:table-cell table:style-name="ce47" table:formula="of:=IF([.BB$3]=&quot;&quot;;&quot;&quot;;(IF(OR([.BB41]=&quot;&quot;;[.BB41]=0);0;1)))">
            <text:p/>
          </table:table-cell>
          <table:table-cell table:style-name="ce47" table:formula="of:=IF([.BC$3]=&quot;&quot;;&quot;&quot;;(IF(OR([.BC41]=&quot;&quot;;[.BC41]=0);0;1)))">
            <text:p/>
          </table:table-cell>
          <table:table-cell table:style-name="ce47" table:formula="of:=IF([.BD$3]=&quot;&quot;;&quot;&quot;;(IF(OR([.BD41]=&quot;&quot;;[.BD41]=0);0;1)))">
            <text:p/>
          </table:table-cell>
          <table:table-cell table:style-name="ce47" table:formula="of:=IF([.BE$3]=&quot;&quot;;&quot;&quot;;(IF(OR([.BE41]=&quot;&quot;;[.BE41]=0);0;1)))">
            <text:p/>
          </table:table-cell>
          <table:table-cell table:style-name="ce47" table:formula="of:=IF([.BF$3]=&quot;&quot;;&quot;&quot;;(IF(OR([.BF41]=&quot;&quot;;[.BF41]=0);0;1)))">
            <text:p/>
          </table:table-cell>
          <table:table-cell table:style-name="ce47" table:formula="of:=IF([.BG$3]=&quot;&quot;;&quot;&quot;;(IF(OR([.BG41]=&quot;&quot;;[.BG41]=0);0;1)))">
            <text:p/>
          </table:table-cell>
          <table:table-cell table:style-name="ce47" table:formula="of:=IF([.BH$3]=&quot;&quot;;&quot;&quot;;(IF(OR([.BH41]=&quot;&quot;;[.BH41]=0);0;1)))">
            <text:p/>
          </table:table-cell>
          <table:table-cell table:style-name="ce47" table:formula="of:=IF([.BI$3]=&quot;&quot;;&quot;&quot;;(IF(OR([.BI41]=&quot;&quot;;[.BI41]=0);0;1)))">
            <text:p/>
          </table:table-cell>
          <table:table-cell table:style-name="ce47" table:formula="of:=IF([.BJ$3]=&quot;&quot;;&quot;&quot;;(IF(OR([.BJ41]=&quot;&quot;;[.BJ41]=0);0;1)))">
            <text:p/>
          </table:table-cell>
          <table:table-cell table:style-name="ce47" table:formula="of:=IF([.BK$3]=&quot;&quot;;&quot;&quot;;(IF(OR([.BK41]=&quot;&quot;;[.BK41]=0);0;1)))">
            <text:p/>
          </table:table-cell>
          <table:table-cell table:style-name="ce47" table:formula="of:=IF([.BL$3]=&quot;&quot;;&quot;&quot;;(IF(OR([.BL41]=&quot;&quot;;[.BL41]=0);0;1)))">
            <text:p/>
          </table:table-cell>
          <table:table-cell table:style-name="ce47" table:formula="of:=IF([.BM$3]=&quot;&quot;;&quot;&quot;;(IF(OR([.BM41]=&quot;&quot;;[.BM41]=0);0;1)))">
            <text:p/>
          </table:table-cell>
          <table:table-cell table:style-name="ce47" table:formula="of:=IF([.BN$3]=&quot;&quot;;&quot;&quot;;(IF(OR([.BN41]=&quot;&quot;;[.BN41]=0);0;1)))">
            <text:p/>
          </table:table-cell>
          <table:table-cell table:style-name="ce47" table:formula="of:=IF([.BO$3]=&quot;&quot;;&quot;&quot;;(IF(OR([.BO41]=&quot;&quot;;[.BO41]=0);0;1)))">
            <text:p/>
          </table:table-cell>
          <table:table-cell table:style-name="ce47" table:formula="of:=IF([.BP$3]=&quot;&quot;;&quot;&quot;;(IF(OR([.BP41]=&quot;&quot;;[.BP41]=0);0;1)))">
            <text:p/>
          </table:table-cell>
          <table:table-cell table:style-name="ce47" table:formula="of:=IF([.BQ$3]=&quot;&quot;;&quot;&quot;;(IF(OR([.BQ41]=&quot;&quot;;[.BQ41]=0);0;1)))">
            <text:p/>
          </table:table-cell>
          <table:table-cell table:style-name="ce47" table:formula="of:=IF([.BR$3]=&quot;&quot;;&quot;&quot;;(IF(OR([.BR41]=&quot;&quot;;[.BR41]=0);0;1)))">
            <text:p/>
          </table:table-cell>
          <table:table-cell table:style-name="ce47" table:formula="of:=IF([.BS$3]=&quot;&quot;;&quot;&quot;;(IF(OR([.BS41]=&quot;&quot;;[.BS41]=0);0;1)))">
            <text:p/>
          </table:table-cell>
          <table:table-cell table:style-name="ce47" table:formula="of:=IF([.BT$3]=&quot;&quot;;&quot;&quot;;(IF(OR([.BT41]=&quot;&quot;;[.BT41]=0);0;1)))">
            <text:p/>
          </table:table-cell>
          <table:table-cell table:style-name="ce47" table:formula="of:=IF([.BU$3]=&quot;&quot;;&quot;&quot;;(IF(OR([.BU41]=&quot;&quot;;[.BU41]=0);0;1)))">
            <text:p/>
          </table:table-cell>
          <table:table-cell table:style-name="ce47" table:formula="of:=IF([.BV$3]=&quot;&quot;;&quot;&quot;;(IF(OR([.BV41]=&quot;&quot;;[.BV41]=0);0;1)))">
            <text:p/>
          </table:table-cell>
          <table:table-cell table:style-name="ce47" table:formula="of:=IF([.BW$3]=&quot;&quot;;&quot;&quot;;(IF(OR([.BW41]=&quot;&quot;;[.BW41]=0);0;1)))">
            <text:p/>
          </table:table-cell>
          <table:table-cell table:style-name="ce47" table:formula="of:=IF([.BX$3]=&quot;&quot;;&quot;&quot;;(IF(OR([.BX41]=&quot;&quot;;[.BX41]=0);0;1)))">
            <text:p/>
          </table:table-cell>
          <table:table-cell table:style-name="ce47" table:formula="of:=IF([.BY$3]=&quot;&quot;;&quot;&quot;;(IF(OR([.BY41]=&quot;&quot;;[.BY41]=0);0;1)))">
            <text:p/>
          </table:table-cell>
          <table:table-cell table:style-name="ce47" table:formula="of:=IF([.BZ$3]=&quot;&quot;;&quot;&quot;;(IF(OR([.BZ41]=&quot;&quot;;[.BZ41]=0);0;1)))">
            <text:p/>
          </table:table-cell>
          <table:table-cell table:style-name="ce47" table:formula="of:=IF([.CA$3]=&quot;&quot;;&quot;&quot;;(IF(OR([.CA41]=&quot;&quot;;[.CA41]=0);0;1)))">
            <text:p/>
          </table:table-cell>
          <table:table-cell table:style-name="ce47" table:formula="of:=IF([.CB$3]=&quot;&quot;;&quot;&quot;;(IF(OR([.CB41]=&quot;&quot;;[.CB41]=0);0;1)))">
            <text:p/>
          </table:table-cell>
          <table:table-cell table:style-name="ce47" table:formula="of:=IF([.CC$3]=&quot;&quot;;&quot;&quot;;(IF(OR([.CC41]=&quot;&quot;;[.CC41]=0);0;1)))">
            <text:p/>
          </table:table-cell>
          <table:table-cell table:style-name="ce47" table:formula="of:=IF([.CD$3]=&quot;&quot;;&quot;&quot;;(IF(OR([.CD41]=&quot;&quot;;[.CD41]=0);0;1)))">
            <text:p/>
          </table:table-cell>
          <table:table-cell table:style-name="ce47" table:formula="of:=IF([.CE$3]=&quot;&quot;;&quot;&quot;;(IF(OR([.CE41]=&quot;&quot;;[.CE41]=0);0;1)))">
            <text:p/>
          </table:table-cell>
          <table:table-cell table:style-name="ce47" table:formula="of:=IF([.CF$3]=&quot;&quot;;&quot;&quot;;(IF(OR([.CF41]=&quot;&quot;;[.CF41]=0);0;1)))">
            <text:p/>
          </table:table-cell>
          <table:table-cell table:style-name="ce47" table:formula="of:=IF([.CG$3]=&quot;&quot;;&quot;&quot;;(IF(OR([.CG41]=&quot;&quot;;[.CG41]=0);0;1)))">
            <text:p/>
          </table:table-cell>
          <table:table-cell table:style-name="ce47" table:formula="of:=IF([.CH$3]=&quot;&quot;;&quot;&quot;;(IF(OR([.CH41]=&quot;&quot;;[.CH41]=0);0;1)))">
            <text:p/>
          </table:table-cell>
          <table:table-cell table:style-name="ce47" table:formula="of:=IF([.CI$3]=&quot;&quot;;&quot;&quot;;(IF(OR([.CI41]=&quot;&quot;;[.CI41]=0);0;1)))">
            <text:p/>
          </table:table-cell>
          <table:table-cell table:style-name="ce47" table:formula="of:=IF([.CJ$3]=&quot;&quot;;&quot;&quot;;(IF(OR([.CJ41]=&quot;&quot;;[.CJ41]=0);0;1)))">
            <text:p/>
          </table:table-cell>
          <table:table-cell table:style-name="ce47" table:formula="of:=IF([.CK$3]=&quot;&quot;;&quot;&quot;;(IF(OR([.CK41]=&quot;&quot;;[.CK41]=0);0;1)))">
            <text:p/>
          </table:table-cell>
          <table:table-cell table:style-name="ce47" table:formula="of:=IF([.CL$3]=&quot;&quot;;&quot;&quot;;(IF(OR([.CL41]=&quot;&quot;;[.CL41]=0);0;1)))">
            <text:p/>
          </table:table-cell>
          <table:table-cell table:style-name="ce47" table:formula="of:=IF([.CM$3]=&quot;&quot;;&quot;&quot;;(IF(OR([.CM41]=&quot;&quot;;[.CM41]=0);0;1)))">
            <text:p/>
          </table:table-cell>
          <table:table-cell table:style-name="ce47" table:formula="of:=IF([.CN$3]=&quot;&quot;;&quot;&quot;;(IF(OR([.CN41]=&quot;&quot;;[.CN41]=0);0;1)))">
            <text:p/>
          </table:table-cell>
          <table:table-cell table:style-name="ce47" table:formula="of:=IF([.CO$3]=&quot;&quot;;&quot;&quot;;(IF(OR([.CO41]=&quot;&quot;;[.CO41]=0);0;1)))">
            <text:p/>
          </table:table-cell>
          <table:table-cell table:style-name="ce47" table:formula="of:=IF([.CP$3]=&quot;&quot;;&quot;&quot;;(IF(OR([.CP41]=&quot;&quot;;[.CP41]=0);0;1)))">
            <text:p/>
          </table:table-cell>
          <table:table-cell table:style-name="ce47" table:formula="of:=IF([.CQ$3]=&quot;&quot;;&quot;&quot;;(IF(OR([.CQ41]=&quot;&quot;;[.CQ41]=0);0;1)))">
            <text:p/>
          </table:table-cell>
          <table:table-cell table:style-name="ce47" table:formula="of:=IF([.CR$3]=&quot;&quot;;&quot;&quot;;(IF(OR([.CR41]=&quot;&quot;;[.CR41]=0);0;1)))">
            <text:p/>
          </table:table-cell>
          <table:table-cell table:style-name="ce47" table:formula="of:=IF([.CS$3]=&quot;&quot;;&quot;&quot;;(IF(OR([.CS41]=&quot;&quot;;[.CS41]=0);0;1)))">
            <text:p/>
          </table:table-cell>
          <table:table-cell table:style-name="ce47" table:formula="of:=IF([.CT$3]=&quot;&quot;;&quot;&quot;;(IF(OR([.CT41]=&quot;&quot;;[.CT41]=0);0;1)))">
            <text:p/>
          </table:table-cell>
          <table:table-cell table:style-name="ce47" table:formula="of:=IF([.CU$3]=&quot;&quot;;&quot;&quot;;(IF(OR([.CU41]=&quot;&quot;;[.CU41]=0);0;1)))">
            <text:p/>
          </table:table-cell>
          <table:table-cell table:style-name="ce47" table:formula="of:=IF([.CV$3]=&quot;&quot;;&quot;&quot;;(IF(OR([.CV41]=&quot;&quot;;[.CV41]=0);0;1)))">
            <text:p/>
          </table:table-cell>
          <table:table-cell table:style-name="ce47" table:formula="of:=IF([.CW$3]=&quot;&quot;;&quot;&quot;;(IF(OR([.CW41]=&quot;&quot;;[.CW41]=0);0;1)))">
            <text:p/>
          </table:table-cell>
          <table:table-cell table:style-name="ce47" table:formula="of:=IF([.CX$3]=&quot;&quot;;&quot;&quot;;(IF(OR([.CX41]=&quot;&quot;;[.CX41]=0);0;1)))">
            <text:p/>
          </table:table-cell>
          <table:table-cell table:style-name="ce47" table:formula="of:=IF([.CY$3]=&quot;&quot;;&quot;&quot;;(IF(OR([.CY41]=&quot;&quot;;[.CY41]=0);0;1)))">
            <text:p/>
          </table:table-cell>
          <table:table-cell table:style-name="ce47" table:formula="of:=IF([.CZ$3]=&quot;&quot;;&quot;&quot;;(IF(OR([.CZ41]=&quot;&quot;;[.CZ41]=0);0;1)))">
            <text:p/>
          </table:table-cell>
          <table:table-cell table:style-name="ce47" table:formula="of:=IF([.DA$3]=&quot;&quot;;&quot;&quot;;(IF(OR([.DA41]=&quot;&quot;;[.DA41]=0);0;1)))">
            <text:p/>
          </table:table-cell>
          <table:table-cell table:style-name="ce47" table:formula="of:=IF([.DB$3]=&quot;&quot;;&quot;&quot;;(IF(OR([.DB41]=&quot;&quot;;[.DB41]=0);0;1)))">
            <text:p/>
          </table:table-cell>
          <table:table-cell table:style-name="ce47" table:formula="of:=IF([.DC$3]=&quot;&quot;;&quot;&quot;;(IF(OR([.DC41]=&quot;&quot;;[.DC41]=0);0;1)))">
            <text:p/>
          </table:table-cell>
          <table:table-cell table:style-name="ce47" table:formula="of:=IF([.DD$3]=&quot;&quot;;&quot;&quot;;(IF(OR([.DD41]=&quot;&quot;;[.DD41]=0);0;1)))">
            <text:p/>
          </table:table-cell>
          <table:table-cell table:style-name="ce47" table:formula="of:=IF([.DE$3]=&quot;&quot;;&quot;&quot;;(IF(OR([.DE41]=&quot;&quot;;[.DE41]=0);0;1)))">
            <text:p/>
          </table:table-cell>
          <table:table-cell table:style-name="ce47" table:formula="of:=IF([.DF$3]=&quot;&quot;;&quot;&quot;;(IF(OR([.DF41]=&quot;&quot;;[.DF41]=0);0;1)))">
            <text:p/>
          </table:table-cell>
          <table:table-cell table:style-name="ce47" table:formula="of:=IF([.DG$3]=&quot;&quot;;&quot;&quot;;(IF(OR([.DG41]=&quot;&quot;;[.DG41]=0);0;1)))">
            <text:p/>
          </table:table-cell>
          <table:table-cell table:style-name="ce47" table:formula="of:=IF([.DH$3]=&quot;&quot;;&quot;&quot;;(IF(OR([.DH41]=&quot;&quot;;[.DH41]=0);0;1)))">
            <text:p/>
          </table:table-cell>
          <table:table-cell table:style-name="ce47" table:formula="of:=IF([.DI$3]=&quot;&quot;;&quot;&quot;;(IF(OR([.DI41]=&quot;&quot;;[.DI41]=0);0;1)))">
            <text:p/>
          </table:table-cell>
          <table:table-cell table:style-name="ce47" table:formula="of:=IF([.DJ$3]=&quot;&quot;;&quot;&quot;;(IF(OR([.DJ41]=&quot;&quot;;[.DJ41]=0);0;1)))">
            <text:p/>
          </table:table-cell>
          <table:table-cell table:style-name="ce47" table:formula="of:=IF([.DK$3]=&quot;&quot;;&quot;&quot;;(IF(OR([.DK41]=&quot;&quot;;[.DK41]=0);0;1)))">
            <text:p/>
          </table:table-cell>
          <table:table-cell table:style-name="ce47" table:formula="of:=IF([.DL$3]=&quot;&quot;;&quot;&quot;;(IF(OR([.DL41]=&quot;&quot;;[.DL41]=0);0;1)))">
            <text:p/>
          </table:table-cell>
          <table:table-cell table:style-name="ce47" table:formula="of:=IF([.DM$3]=&quot;&quot;;&quot;&quot;;(IF(OR([.DM41]=&quot;&quot;;[.DM41]=0);0;1)))">
            <text:p/>
          </table:table-cell>
          <table:table-cell table:style-name="ce47" table:formula="of:=IF([.DN$3]=&quot;&quot;;&quot;&quot;;(IF(OR([.DN41]=&quot;&quot;;[.DN41]=0);0;1)))">
            <text:p/>
          </table:table-cell>
          <table:table-cell table:style-name="ce47" table:formula="of:=IF([.DO$3]=&quot;&quot;;&quot;&quot;;(IF(OR([.DO41]=&quot;&quot;;[.DO41]=0);0;1)))">
            <text:p/>
          </table:table-cell>
          <table:table-cell table:style-name="ce47" table:formula="of:=IF([.DP$3]=&quot;&quot;;&quot;&quot;;(IF(OR([.DP41]=&quot;&quot;;[.DP41]=0);0;1)))">
            <text:p/>
          </table:table-cell>
          <table:table-cell table:style-name="ce47" table:formula="of:=IF([.DQ$3]=&quot;&quot;;&quot;&quot;;(IF(OR([.DQ41]=&quot;&quot;;[.DQ41]=0);0;1)))">
            <text:p/>
          </table:table-cell>
          <table:table-cell table:style-name="ce47" table:formula="of:=IF([.DR$3]=&quot;&quot;;&quot;&quot;;(IF(OR([.DR41]=&quot;&quot;;[.DR41]=0);0;1)))">
            <text:p/>
          </table:table-cell>
          <table:table-cell table:style-name="ce47" table:formula="of:=IF([.DS$3]=&quot;&quot;;&quot;&quot;;(IF(OR([.DS41]=&quot;&quot;;[.DS41]=0);0;1)))">
            <text:p/>
          </table:table-cell>
          <table:table-cell table:style-name="ce47" table:formula="of:=IF([.DT$3]=&quot;&quot;;&quot;&quot;;(IF(OR([.DT41]=&quot;&quot;;[.DT41]=0);0;1)))">
            <text:p/>
          </table:table-cell>
          <table:table-cell table:style-name="ce47" table:formula="of:=IF([.DU$3]=&quot;&quot;;&quot;&quot;;(IF(OR([.DU41]=&quot;&quot;;[.DU41]=0);0;1)))">
            <text:p/>
          </table:table-cell>
          <table:table-cell table:style-name="ce47" table:formula="of:=IF([.DV$3]=&quot;&quot;;&quot;&quot;;(IF(OR([.DV41]=&quot;&quot;;[.DV41]=0);0;1)))">
            <text:p/>
          </table:table-cell>
          <table:table-cell table:style-name="ce47" table:formula="of:=IF([.DW$3]=&quot;&quot;;&quot;&quot;;(IF(OR([.DW41]=&quot;&quot;;[.DW41]=0);0;1)))">
            <text:p/>
          </table:table-cell>
          <table:table-cell table:style-name="ce47" table:formula="of:=IF([.DX$3]=&quot;&quot;;&quot;&quot;;(IF(OR([.DX41]=&quot;&quot;;[.DX41]=0);0;1)))">
            <text:p/>
          </table:table-cell>
          <table:table-cell table:style-name="ce47" table:formula="of:=IF([.DY$3]=&quot;&quot;;&quot;&quot;;(IF(OR([.DY41]=&quot;&quot;;[.DY41]=0);0;1)))">
            <text:p/>
          </table:table-cell>
          <table:table-cell table:style-name="ce47" table:formula="of:=IF([.DZ$3]=&quot;&quot;;&quot;&quot;;(IF(OR([.DZ41]=&quot;&quot;;[.DZ41]=0);0;1)))">
            <text:p/>
          </table:table-cell>
          <table:table-cell table:style-name="ce47" table:formula="of:=IF([.EA$3]=&quot;&quot;;&quot;&quot;;(IF(OR([.EA41]=&quot;&quot;;[.EA41]=0);0;1)))">
            <text:p/>
          </table:table-cell>
          <table:table-cell table:style-name="ce47" table:formula="of:=IF([.EB$3]=&quot;&quot;;&quot;&quot;;(IF(OR([.EB41]=&quot;&quot;;[.EB41]=0);0;1)))">
            <text:p/>
          </table:table-cell>
          <table:table-cell table:style-name="ce47" table:formula="of:=IF([.EC$3]=&quot;&quot;;&quot;&quot;;(IF(OR([.EC41]=&quot;&quot;;[.EC41]=0);0;1)))">
            <text:p/>
          </table:table-cell>
          <table:table-cell table:style-name="ce47" table:formula="of:=IF([.ED$3]=&quot;&quot;;&quot;&quot;;(IF(OR([.ED41]=&quot;&quot;;[.ED41]=0);0;1)))">
            <text:p/>
          </table:table-cell>
          <table:table-cell table:style-name="ce47" table:formula="of:=IF([.EE$3]=&quot;&quot;;&quot;&quot;;(IF(OR([.EE41]=&quot;&quot;;[.EE41]=0);0;1)))">
            <text:p/>
          </table:table-cell>
          <table:table-cell table:style-name="ce47" table:formula="of:=IF([.EF$3]=&quot;&quot;;&quot;&quot;;(IF(OR([.EF41]=&quot;&quot;;[.EF41]=0);0;1)))">
            <text:p/>
          </table:table-cell>
          <table:table-cell table:style-name="ce47" table:formula="of:=IF([.EG$3]=&quot;&quot;;&quot;&quot;;(IF(OR([.EG41]=&quot;&quot;;[.EG41]=0);0;1)))">
            <text:p/>
          </table:table-cell>
          <table:table-cell table:style-name="ce47" table:formula="of:=IF([.EH$3]=&quot;&quot;;&quot;&quot;;(IF(OR([.EH41]=&quot;&quot;;[.EH41]=0);0;1)))">
            <text:p/>
          </table:table-cell>
          <table:table-cell table:style-name="ce47" table:formula="of:=IF([.EI$3]=&quot;&quot;;&quot;&quot;;(IF(OR([.EI41]=&quot;&quot;;[.EI41]=0);0;1)))">
            <text:p/>
          </table:table-cell>
          <table:table-cell table:style-name="ce47" table:formula="of:=IF([.EJ$3]=&quot;&quot;;&quot;&quot;;(IF(OR([.EJ41]=&quot;&quot;;[.EJ41]=0);0;1)))">
            <text:p/>
          </table:table-cell>
          <table:table-cell table:style-name="ce47" table:formula="of:=IF([.EK$3]=&quot;&quot;;&quot;&quot;;(IF(OR([.EK41]=&quot;&quot;;[.EK41]=0);0;1)))">
            <text:p/>
          </table:table-cell>
          <table:table-cell table:style-name="ce47" table:formula="of:=IF([.EL$3]=&quot;&quot;;&quot;&quot;;(IF(OR([.EL41]=&quot;&quot;;[.EL41]=0);0;1)))">
            <text:p/>
          </table:table-cell>
          <table:table-cell table:style-name="ce47" table:formula="of:=IF([.EM$3]=&quot;&quot;;&quot;&quot;;(IF(OR([.EM41]=&quot;&quot;;[.EM41]=0);0;1)))">
            <text:p/>
          </table:table-cell>
          <table:table-cell table:style-name="ce47" table:formula="of:=IF([.EN$3]=&quot;&quot;;&quot;&quot;;(IF(OR([.EN41]=&quot;&quot;;[.EN41]=0);0;1)))">
            <text:p/>
          </table:table-cell>
          <table:table-cell table:style-name="ce47" table:formula="of:=IF([.EO$3]=&quot;&quot;;&quot;&quot;;(IF(OR([.EO41]=&quot;&quot;;[.EO41]=0);0;1)))">
            <text:p/>
          </table:table-cell>
          <table:table-cell table:style-name="ce47" table:formula="of:=IF([.EP$3]=&quot;&quot;;&quot;&quot;;(IF(OR([.EP41]=&quot;&quot;;[.EP41]=0);0;1)))">
            <text:p/>
          </table:table-cell>
          <table:table-cell table:style-name="ce47" table:formula="of:=IF([.EQ$3]=&quot;&quot;;&quot;&quot;;(IF(OR([.EQ41]=&quot;&quot;;[.EQ41]=0);0;1)))">
            <text:p/>
          </table:table-cell>
          <table:table-cell table:style-name="ce47" table:formula="of:=IF([.ER$3]=&quot;&quot;;&quot;&quot;;(IF(OR([.ER41]=&quot;&quot;;[.ER41]=0);0;1)))">
            <text:p/>
          </table:table-cell>
          <table:table-cell table:style-name="ce47" table:formula="of:=IF([.ES$3]=&quot;&quot;;&quot;&quot;;(IF(OR([.ES41]=&quot;&quot;;[.ES41]=0);0;1)))">
            <text:p/>
          </table:table-cell>
          <table:table-cell table:style-name="ce47" table:formula="of:=IF([.ET$3]=&quot;&quot;;&quot;&quot;;(IF(OR([.ET41]=&quot;&quot;;[.ET41]=0);0;1)))">
            <text:p/>
          </table:table-cell>
          <table:table-cell table:style-name="ce47" table:formula="of:=IF([.EU$3]=&quot;&quot;;&quot;&quot;;(IF(OR([.EU41]=&quot;&quot;;[.EU41]=0);0;1)))">
            <text:p/>
          </table:table-cell>
          <table:table-cell table:style-name="ce47" table:formula="of:=IF([.EV$3]=&quot;&quot;;&quot;&quot;;(IF(OR([.EV41]=&quot;&quot;;[.EV41]=0);0;1)))">
            <text:p/>
          </table:table-cell>
          <table:table-cell table:style-name="ce47" table:formula="of:=IF([.EW$3]=&quot;&quot;;&quot;&quot;;(IF(OR([.EW41]=&quot;&quot;;[.EW41]=0);0;1)))">
            <text:p/>
          </table:table-cell>
          <table:table-cell table:style-name="ce47" table:formula="of:=IF([.EX$3]=&quot;&quot;;&quot;&quot;;(IF(OR([.EX41]=&quot;&quot;;[.EX41]=0);0;1)))">
            <text:p/>
          </table:table-cell>
          <table:table-cell table:style-name="ce47" table:formula="of:=IF([.EY$3]=&quot;&quot;;&quot;&quot;;(IF(OR([.EY41]=&quot;&quot;;[.EY41]=0);0;1)))">
            <text:p/>
          </table:table-cell>
          <table:table-cell table:style-name="ce47" table:formula="of:=IF([.EZ$3]=&quot;&quot;;&quot;&quot;;(IF(OR([.EZ41]=&quot;&quot;;[.EZ41]=0);0;1)))">
            <text:p/>
          </table:table-cell>
          <table:table-cell table:style-name="ce47" table:formula="of:=IF([.FA$3]=&quot;&quot;;&quot;&quot;;(IF(OR([.FA41]=&quot;&quot;;[.FA41]=0);0;1)))">
            <text:p/>
          </table:table-cell>
          <table:table-cell table:style-name="ce47" table:formula="of:=IF([.FB$3]=&quot;&quot;;&quot;&quot;;(IF(OR([.FB41]=&quot;&quot;;[.FB41]=0);0;1)))">
            <text:p/>
          </table:table-cell>
          <table:table-cell table:style-name="ce47" table:formula="of:=IF([.FC$3]=&quot;&quot;;&quot;&quot;;(IF(OR([.FC41]=&quot;&quot;;[.FC41]=0);0;1)))">
            <text:p/>
          </table:table-cell>
          <table:table-cell table:style-name="ce47" table:formula="of:=IF([.FD$3]=&quot;&quot;;&quot;&quot;;(IF(OR([.FD41]=&quot;&quot;;[.FD41]=0);0;1)))">
            <text:p/>
          </table:table-cell>
          <table:table-cell table:style-name="ce47" table:formula="of:=IF([.FE$3]=&quot;&quot;;&quot;&quot;;(IF(OR([.FE41]=&quot;&quot;;[.FE41]=0);0;1)))">
            <text:p/>
          </table:table-cell>
          <table:table-cell table:style-name="ce47" table:formula="of:=IF([.FF$3]=&quot;&quot;;&quot;&quot;;(IF(OR([.FF41]=&quot;&quot;;[.FF41]=0);0;1)))">
            <text:p/>
          </table:table-cell>
          <table:table-cell table:style-name="ce47" table:formula="of:=IF([.FG$3]=&quot;&quot;;&quot;&quot;;(IF(OR([.FG41]=&quot;&quot;;[.FG41]=0);0;1)))">
            <text:p/>
          </table:table-cell>
          <table:table-cell table:style-name="ce47" table:formula="of:=IF([.FH$3]=&quot;&quot;;&quot;&quot;;(IF(OR([.FH41]=&quot;&quot;;[.FH41]=0);0;1)))">
            <text:p/>
          </table:table-cell>
          <table:table-cell table:style-name="ce47" table:formula="of:=IF([.FI$3]=&quot;&quot;;&quot;&quot;;(IF(OR([.FI41]=&quot;&quot;;[.FI41]=0);0;1)))">
            <text:p/>
          </table:table-cell>
          <table:table-cell table:style-name="ce47" table:formula="of:=IF([.FJ$3]=&quot;&quot;;&quot;&quot;;(IF(OR([.FJ41]=&quot;&quot;;[.FJ41]=0);0;1)))">
            <text:p/>
          </table:table-cell>
          <table:table-cell table:style-name="ce47" table:formula="of:=IF([.FK$3]=&quot;&quot;;&quot;&quot;;(IF(OR([.FK41]=&quot;&quot;;[.FK41]=0);0;1)))">
            <text:p/>
          </table:table-cell>
          <table:table-cell table:style-name="ce47" table:formula="of:=IF([.FL$3]=&quot;&quot;;&quot;&quot;;(IF(OR([.FL41]=&quot;&quot;;[.FL41]=0);0;1)))">
            <text:p/>
          </table:table-cell>
          <table:table-cell table:style-name="ce47" table:formula="of:=IF([.FM$3]=&quot;&quot;;&quot;&quot;;(IF(OR([.FM41]=&quot;&quot;;[.FM41]=0);0;1)))">
            <text:p/>
          </table:table-cell>
          <table:table-cell table:style-name="ce47" table:formula="of:=IF([.FN$3]=&quot;&quot;;&quot;&quot;;(IF(OR([.FN41]=&quot;&quot;;[.FN41]=0);0;1)))">
            <text:p/>
          </table:table-cell>
          <table:table-cell table:style-name="ce47" table:formula="of:=IF([.FO$3]=&quot;&quot;;&quot;&quot;;(IF(OR([.FO41]=&quot;&quot;;[.FO41]=0);0;1)))">
            <text:p/>
          </table:table-cell>
          <table:table-cell table:style-name="ce47" table:formula="of:=IF([.FP$3]=&quot;&quot;;&quot;&quot;;(IF(OR([.FP41]=&quot;&quot;;[.FP41]=0);0;1)))">
            <text:p/>
          </table:table-cell>
          <table:table-cell table:style-name="ce47" table:formula="of:=IF([.FQ$3]=&quot;&quot;;&quot;&quot;;(IF(OR([.FQ41]=&quot;&quot;;[.FQ41]=0);0;1)))">
            <text:p/>
          </table:table-cell>
          <table:table-cell table:style-name="ce47" table:formula="of:=IF([.FR$3]=&quot;&quot;;&quot;&quot;;(IF(OR([.FR41]=&quot;&quot;;[.FR41]=0);0;1)))">
            <text:p/>
          </table:table-cell>
          <table:table-cell table:style-name="ce47" table:formula="of:=IF([.FS$3]=&quot;&quot;;&quot;&quot;;(IF(OR([.FS41]=&quot;&quot;;[.FS41]=0);0;1)))">
            <text:p/>
          </table:table-cell>
          <table:table-cell table:style-name="ce47" table:formula="of:=IF([.FT$3]=&quot;&quot;;&quot;&quot;;(IF(OR([.FT41]=&quot;&quot;;[.FT41]=0);0;1)))">
            <text:p/>
          </table:table-cell>
          <table:table-cell table:style-name="ce47" table:formula="of:=IF([.FU$3]=&quot;&quot;;&quot;&quot;;(IF(OR([.FU41]=&quot;&quot;;[.FU41]=0);0;1)))">
            <text:p/>
          </table:table-cell>
          <table:table-cell table:style-name="ce47" table:formula="of:=IF([.FV$3]=&quot;&quot;;&quot;&quot;;(IF(OR([.FV41]=&quot;&quot;;[.FV41]=0);0;1)))">
            <text:p/>
          </table:table-cell>
          <table:table-cell table:style-name="ce47" table:formula="of:=IF([.FW$3]=&quot;&quot;;&quot;&quot;;(IF(OR([.FW41]=&quot;&quot;;[.FW41]=0);0;1)))">
            <text:p/>
          </table:table-cell>
          <table:table-cell table:style-name="ce47" table:formula="of:=IF([.FX$3]=&quot;&quot;;&quot;&quot;;(IF(OR([.FX41]=&quot;&quot;;[.FX41]=0);0;1)))">
            <text:p/>
          </table:table-cell>
          <table:table-cell table:style-name="ce47" table:formula="of:=IF([.FY$3]=&quot;&quot;;&quot;&quot;;(IF(OR([.FY41]=&quot;&quot;;[.FY41]=0);0;1)))">
            <text:p/>
          </table:table-cell>
          <table:table-cell table:style-name="ce47" table:formula="of:=IF([.FZ$3]=&quot;&quot;;&quot;&quot;;(IF(OR([.FZ41]=&quot;&quot;;[.FZ41]=0);0;1)))">
            <text:p/>
          </table:table-cell>
          <table:table-cell table:style-name="ce47" table:formula="of:=IF([.GA$3]=&quot;&quot;;&quot;&quot;;(IF(OR([.GA41]=&quot;&quot;;[.GA41]=0);0;1)))">
            <text:p/>
          </table:table-cell>
          <table:table-cell table:style-name="ce47" table:formula="of:=IF([.GB$3]=&quot;&quot;;&quot;&quot;;(IF(OR([.GB41]=&quot;&quot;;[.GB41]=0);0;1)))">
            <text:p/>
          </table:table-cell>
          <table:table-cell table:style-name="ce47" table:formula="of:=IF([.GC$3]=&quot;&quot;;&quot;&quot;;(IF(OR([.GC41]=&quot;&quot;;[.GC41]=0);0;1)))">
            <text:p/>
          </table:table-cell>
          <table:table-cell table:style-name="ce47" table:formula="of:=IF([.GD$3]=&quot;&quot;;&quot;&quot;;(IF(OR([.GD41]=&quot;&quot;;[.GD41]=0);0;1)))">
            <text:p/>
          </table:table-cell>
          <table:table-cell table:style-name="ce47" table:formula="of:=IF([.GE$3]=&quot;&quot;;&quot;&quot;;(IF(OR([.GE41]=&quot;&quot;;[.GE41]=0);0;1)))">
            <text:p/>
          </table:table-cell>
          <table:table-cell table:style-name="ce47" table:formula="of:=IF([.GF$3]=&quot;&quot;;&quot;&quot;;(IF(OR([.GF41]=&quot;&quot;;[.GF41]=0);0;1)))">
            <text:p/>
          </table:table-cell>
          <table:table-cell table:style-name="ce47" table:formula="of:=IF([.GG$3]=&quot;&quot;;&quot;&quot;;(IF(OR([.GG41]=&quot;&quot;;[.GG41]=0);0;1)))">
            <text:p/>
          </table:table-cell>
          <table:table-cell table:style-name="ce47" table:formula="of:=IF([.GH$3]=&quot;&quot;;&quot;&quot;;(IF(OR([.GH41]=&quot;&quot;;[.GH41]=0);0;1)))">
            <text:p/>
          </table:table-cell>
          <table:table-cell table:style-name="ce47" table:formula="of:=IF([.GI$3]=&quot;&quot;;&quot;&quot;;(IF(OR([.GI41]=&quot;&quot;;[.GI41]=0);0;1)))">
            <text:p/>
          </table:table-cell>
          <table:table-cell table:style-name="ce47" table:formula="of:=IF([.GJ$3]=&quot;&quot;;&quot;&quot;;(IF(OR([.GJ41]=&quot;&quot;;[.GJ41]=0);0;1)))">
            <text:p/>
          </table:table-cell>
          <table:table-cell table:style-name="ce47" table:formula="of:=IF([.GK$3]=&quot;&quot;;&quot;&quot;;(IF(OR([.GK41]=&quot;&quot;;[.GK41]=0);0;1)))">
            <text:p/>
          </table:table-cell>
          <table:table-cell table:style-name="ce47" table:formula="of:=IF([.GL$3]=&quot;&quot;;&quot;&quot;;(IF(OR([.GL41]=&quot;&quot;;[.GL41]=0);0;1)))">
            <text:p/>
          </table:table-cell>
          <table:table-cell table:style-name="ce47" table:formula="of:=IF([.GM$3]=&quot;&quot;;&quot;&quot;;(IF(OR([.GM41]=&quot;&quot;;[.GM41]=0);0;1)))">
            <text:p/>
          </table:table-cell>
          <table:table-cell table:style-name="ce47" table:formula="of:=IF([.GN$3]=&quot;&quot;;&quot;&quot;;(IF(OR([.GN41]=&quot;&quot;;[.GN41]=0);0;1)))">
            <text:p/>
          </table:table-cell>
          <table:table-cell table:style-name="ce47" table:formula="of:=IF([.GO$3]=&quot;&quot;;&quot;&quot;;(IF(OR([.GO41]=&quot;&quot;;[.GO41]=0);0;1)))">
            <text:p/>
          </table:table-cell>
          <table:table-cell table:style-name="ce47" table:formula="of:=IF([.GP$3]=&quot;&quot;;&quot;&quot;;(IF(OR([.GP41]=&quot;&quot;;[.GP41]=0);0;1)))">
            <text:p/>
          </table:table-cell>
          <table:table-cell table:style-name="ce47" table:formula="of:=IF([.GQ$3]=&quot;&quot;;&quot;&quot;;(IF(OR([.GQ41]=&quot;&quot;;[.GQ41]=0);0;1)))">
            <text:p/>
          </table:table-cell>
          <table:table-cell table:style-name="ce47" table:formula="of:=IF([.GR$3]=&quot;&quot;;&quot;&quot;;(IF(OR([.GR41]=&quot;&quot;;[.GR41]=0);0;1)))">
            <text:p/>
          </table:table-cell>
          <table:table-cell table:style-name="ce47" table:formula="of:=IF([.GS$3]=&quot;&quot;;&quot;&quot;;(IF(OR([.GS41]=&quot;&quot;;[.GS41]=0);0;1)))">
            <text:p/>
          </table:table-cell>
          <table:table-cell table:style-name="ce47" table:formula="of:=IF([.GT$3]=&quot;&quot;;&quot;&quot;;(IF(OR([.GT41]=&quot;&quot;;[.GT41]=0);0;1)))">
            <text:p/>
          </table:table-cell>
          <table:table-cell table:style-name="ce47" table:formula="of:=IF([.GU$3]=&quot;&quot;;&quot;&quot;;(IF(OR([.GU41]=&quot;&quot;;[.GU41]=0);0;1)))">
            <text:p/>
          </table:table-cell>
          <table:table-cell table:style-name="ce47" table:formula="of:=IF([.GV$3]=&quot;&quot;;&quot;&quot;;(IF(OR([.GV41]=&quot;&quot;;[.GV41]=0);0;1)))">
            <text:p/>
          </table:table-cell>
          <table:table-cell table:style-name="ce47" table:formula="of:=IF([.GW$3]=&quot;&quot;;&quot;&quot;;(IF(OR([.GW41]=&quot;&quot;;[.GW41]=0);0;1)))">
            <text:p/>
          </table:table-cell>
          <table:table-cell table:style-name="ce47" table:formula="of:=IF([.GX$3]=&quot;&quot;;&quot;&quot;;(IF(OR([.GX41]=&quot;&quot;;[.GX41]=0);0;1)))">
            <text:p/>
          </table:table-cell>
          <table:table-cell table:style-name="ce47" table:formula="of:=IF([.GY$3]=&quot;&quot;;&quot;&quot;;(IF(OR([.GY41]=&quot;&quot;;[.GY41]=0);0;1)))">
            <text:p/>
          </table:table-cell>
          <table:table-cell table:style-name="ce47" table:formula="of:=IF([.GZ$3]=&quot;&quot;;&quot;&quot;;(IF(OR([.GZ41]=&quot;&quot;;[.GZ41]=0);0;1)))">
            <text:p/>
          </table:table-cell>
          <table:table-cell table:style-name="ce47" table:formula="of:=IF([.HA$3]=&quot;&quot;;&quot;&quot;;(IF(OR([.HA41]=&quot;&quot;;[.HA41]=0);0;1)))">
            <text:p/>
          </table:table-cell>
          <table:table-cell table:style-name="ce47" table:formula="of:=IF([.HB$3]=&quot;&quot;;&quot;&quot;;(IF(OR([.HB41]=&quot;&quot;;[.HB41]=0);0;1)))">
            <text:p/>
          </table:table-cell>
          <table:table-cell table:style-name="ce47" table:formula="of:=IF([.HC$3]=&quot;&quot;;&quot;&quot;;(IF(OR([.HC41]=&quot;&quot;;[.HC41]=0);0;1)))">
            <text:p/>
          </table:table-cell>
          <table:table-cell table:style-name="ce47" table:formula="of:=IF([.HD$3]=&quot;&quot;;&quot;&quot;;(IF(OR([.HD41]=&quot;&quot;;[.HD41]=0);0;1)))">
            <text:p/>
          </table:table-cell>
          <table:table-cell table:style-name="ce47" table:formula="of:=IF([.HE$3]=&quot;&quot;;&quot;&quot;;(IF(OR([.HE41]=&quot;&quot;;[.HE41]=0);0;1)))">
            <text:p/>
          </table:table-cell>
          <table:table-cell table:style-name="ce47" table:formula="of:=IF([.HF$3]=&quot;&quot;;&quot;&quot;;(IF(OR([.HF41]=&quot;&quot;;[.HF41]=0);0;1)))">
            <text:p/>
          </table:table-cell>
          <table:table-cell table:style-name="ce47" table:formula="of:=IF([.HG$3]=&quot;&quot;;&quot;&quot;;(IF(OR([.HG41]=&quot;&quot;;[.HG41]=0);0;1)))">
            <text:p/>
          </table:table-cell>
          <table:table-cell table:style-name="ce47" table:formula="of:=IF([.HH$3]=&quot;&quot;;&quot;&quot;;(IF(OR([.HH41]=&quot;&quot;;[.HH41]=0);0;1)))">
            <text:p/>
          </table:table-cell>
          <table:table-cell table:style-name="ce47" table:formula="of:=IF([.HI$3]=&quot;&quot;;&quot;&quot;;(IF(OR([.HI41]=&quot;&quot;;[.HI41]=0);0;1)))">
            <text:p/>
          </table:table-cell>
          <table:table-cell table:style-name="ce47" table:formula="of:=IF([.HJ$3]=&quot;&quot;;&quot;&quot;;(IF(OR([.HJ41]=&quot;&quot;;[.HJ41]=0);0;1)))">
            <text:p/>
          </table:table-cell>
          <table:table-cell table:style-name="ce47" table:formula="of:=IF([.HK$3]=&quot;&quot;;&quot;&quot;;(IF(OR([.HK41]=&quot;&quot;;[.HK41]=0);0;1)))">
            <text:p/>
          </table:table-cell>
          <table:table-cell table:style-name="ce47" table:formula="of:=IF([.HL$3]=&quot;&quot;;&quot;&quot;;(IF(OR([.HL41]=&quot;&quot;;[.HL41]=0);0;1)))">
            <text:p/>
          </table:table-cell>
          <table:table-cell table:style-name="ce47" table:formula="of:=IF([.HM$3]=&quot;&quot;;&quot;&quot;;(IF(OR([.HM41]=&quot;&quot;;[.HM41]=0);0;1)))">
            <text:p/>
          </table:table-cell>
          <table:table-cell table:style-name="ce47" table:formula="of:=IF([.HN$3]=&quot;&quot;;&quot;&quot;;(IF(OR([.HN41]=&quot;&quot;;[.HN41]=0);0;1)))">
            <text:p/>
          </table:table-cell>
          <table:table-cell table:style-name="ce47" table:formula="of:=IF([.HO$3]=&quot;&quot;;&quot;&quot;;(IF(OR([.HO41]=&quot;&quot;;[.HO41]=0);0;1)))">
            <text:p/>
          </table:table-cell>
          <table:table-cell table:style-name="ce47" table:formula="of:=IF([.HP$3]=&quot;&quot;;&quot;&quot;;(IF(OR([.HP41]=&quot;&quot;;[.HP41]=0);0;1)))">
            <text:p/>
          </table:table-cell>
          <table:table-cell table:style-name="ce47" table:formula="of:=IF([.HQ$3]=&quot;&quot;;&quot;&quot;;(IF(OR([.HQ41]=&quot;&quot;;[.HQ41]=0);0;1)))">
            <text:p/>
          </table:table-cell>
          <table:table-cell table:style-name="ce47" table:formula="of:=IF([.HR$3]=&quot;&quot;;&quot;&quot;;(IF(OR([.HR41]=&quot;&quot;;[.HR41]=0);0;1)))">
            <text:p/>
          </table:table-cell>
          <table:table-cell table:style-name="ce47" table:formula="of:=IF([.HS$3]=&quot;&quot;;&quot;&quot;;(IF(OR([.HS41]=&quot;&quot;;[.HS41]=0);0;1)))">
            <text:p/>
          </table:table-cell>
          <table:table-cell table:style-name="ce47" table:formula="of:=IF([.HT$3]=&quot;&quot;;&quot;&quot;;(IF(OR([.HT41]=&quot;&quot;;[.HT41]=0);0;1)))">
            <text:p/>
          </table:table-cell>
          <table:table-cell table:style-name="ce47" table:formula="of:=IF([.HU$3]=&quot;&quot;;&quot;&quot;;(IF(OR([.HU41]=&quot;&quot;;[.HU41]=0);0;1)))">
            <text:p/>
          </table:table-cell>
          <table:table-cell table:style-name="ce47" table:formula="of:=IF([.HV$3]=&quot;&quot;;&quot;&quot;;(IF(OR([.HV41]=&quot;&quot;;[.HV41]=0);0;1)))">
            <text:p/>
          </table:table-cell>
          <table:table-cell table:style-name="ce47" table:formula="of:=IF([.HW$3]=&quot;&quot;;&quot;&quot;;(IF(OR([.HW41]=&quot;&quot;;[.HW41]=0);0;1)))">
            <text:p/>
          </table:table-cell>
          <table:table-cell table:style-name="ce47" table:formula="of:=IF([.HX$3]=&quot;&quot;;&quot;&quot;;(IF(OR([.HX41]=&quot;&quot;;[.HX41]=0);0;1)))">
            <text:p/>
          </table:table-cell>
          <table:table-cell table:style-name="ce47" table:formula="of:=IF([.HY$3]=&quot;&quot;;&quot;&quot;;(IF(OR([.HY41]=&quot;&quot;;[.HY41]=0);0;1)))">
            <text:p/>
          </table:table-cell>
          <table:table-cell table:style-name="ce47" table:formula="of:=IF([.HZ$3]=&quot;&quot;;&quot;&quot;;(IF(OR([.HZ41]=&quot;&quot;;[.HZ41]=0);0;1)))">
            <text:p/>
          </table:table-cell>
          <table:table-cell table:style-name="ce47" table:formula="of:=IF([.IA$3]=&quot;&quot;;&quot;&quot;;(IF(OR([.IA41]=&quot;&quot;;[.IA41]=0);0;1)))">
            <text:p/>
          </table:table-cell>
          <table:table-cell table:style-name="ce47" table:formula="of:=IF([.IB$3]=&quot;&quot;;&quot;&quot;;(IF(OR([.IB41]=&quot;&quot;;[.IB41]=0);0;1)))">
            <text:p/>
          </table:table-cell>
          <table:table-cell table:style-name="ce47" table:formula="of:=IF([.IC$3]=&quot;&quot;;&quot;&quot;;(IF(OR([.IC41]=&quot;&quot;;[.IC41]=0);0;1)))">
            <text:p/>
          </table:table-cell>
          <table:table-cell table:style-name="ce47" table:formula="of:=IF([.ID$3]=&quot;&quot;;&quot;&quot;;(IF(OR([.ID41]=&quot;&quot;;[.ID41]=0);0;1)))">
            <text:p/>
          </table:table-cell>
          <table:table-cell table:style-name="ce47" table:formula="of:=IF([.IE$3]=&quot;&quot;;&quot;&quot;;(IF(OR([.IE41]=&quot;&quot;;[.IE41]=0);0;1)))">
            <text:p/>
          </table:table-cell>
          <table:table-cell table:style-name="ce47" table:formula="of:=IF([.IF$3]=&quot;&quot;;&quot;&quot;;(IF(OR([.IF41]=&quot;&quot;;[.IF41]=0);0;1)))">
            <text:p/>
          </table:table-cell>
          <table:table-cell table:style-name="ce47" table:formula="of:=IF([.IG$3]=&quot;&quot;;&quot;&quot;;(IF(OR([.IG41]=&quot;&quot;;[.IG41]=0);0;1)))">
            <text:p/>
          </table:table-cell>
          <table:table-cell table:style-name="ce47" table:formula="of:=IF([.IH$3]=&quot;&quot;;&quot;&quot;;(IF(OR([.IH41]=&quot;&quot;;[.IH41]=0);0;1)))">
            <text:p/>
          </table:table-cell>
          <table:table-cell table:style-name="ce47" table:formula="of:=IF([.II$3]=&quot;&quot;;&quot;&quot;;(IF(OR([.II41]=&quot;&quot;;[.II41]=0);0;1)))">
            <text:p/>
          </table:table-cell>
          <table:table-cell table:style-name="ce47" table:formula="of:=IF([.IJ$3]=&quot;&quot;;&quot;&quot;;(IF(OR([.IJ41]=&quot;&quot;;[.IJ41]=0);0;1)))">
            <text:p/>
          </table:table-cell>
          <table:table-cell table:style-name="ce47" table:formula="of:=IF([.IK$3]=&quot;&quot;;&quot;&quot;;(IF(OR([.IK41]=&quot;&quot;;[.IK41]=0);0;1)))">
            <text:p/>
          </table:table-cell>
          <table:table-cell table:style-name="ce47" table:formula="of:=IF([.IL$3]=&quot;&quot;;&quot;&quot;;(IF(OR([.IL41]=&quot;&quot;;[.IL41]=0);0;1)))">
            <text:p/>
          </table:table-cell>
          <table:table-cell table:style-name="ce47" table:formula="of:=IF([.IM$3]=&quot;&quot;;&quot;&quot;;(IF(OR([.IM41]=&quot;&quot;;[.IM41]=0);0;1)))">
            <text:p/>
          </table:table-cell>
          <table:table-cell table:style-name="ce47" table:formula="of:=IF([.IN$3]=&quot;&quot;;&quot;&quot;;(IF(OR([.IN41]=&quot;&quot;;[.IN41]=0);0;1)))">
            <text:p/>
          </table:table-cell>
          <table:table-cell table:style-name="ce47" table:formula="of:=IF([.IO$3]=&quot;&quot;;&quot;&quot;;(IF(OR([.IO41]=&quot;&quot;;[.IO41]=0);0;1)))">
            <text:p/>
          </table:table-cell>
          <table:table-cell table:style-name="ce47" table:formula="of:=IF([.IP$3]=&quot;&quot;;&quot;&quot;;(IF(OR([.IP41]=&quot;&quot;;[.IP41]=0);0;1)))">
            <text:p/>
          </table:table-cell>
          <table:table-cell table:style-name="ce47" table:formula="of:=IF([.IQ$3]=&quot;&quot;;&quot;&quot;;(IF(OR([.IQ41]=&quot;&quot;;[.IQ41]=0);0;1)))">
            <text:p/>
          </table:table-cell>
          <table:table-cell table:style-name="ce47" table:formula="of:=IF([.IR$3]=&quot;&quot;;&quot;&quot;;(IF(OR([.IR41]=&quot;&quot;;[.IR41]=0);0;1)))">
            <text:p/>
          </table:table-cell>
          <table:table-cell table:style-name="ce47" table:formula="of:=IF([.IS$3]=&quot;&quot;;&quot;&quot;;(IF(OR([.IS41]=&quot;&quot;;[.IS41]=0);0;1)))">
            <text:p/>
          </table:table-cell>
          <table:table-cell table:style-name="ce47" table:formula="of:=IF([.IT$3]=&quot;&quot;;&quot;&quot;;(IF(OR([.IT41]=&quot;&quot;;[.IT41]=0);0;1)))">
            <text:p/>
          </table:table-cell>
          <table:table-cell table:style-name="ce47" table:formula="of:=IF([.IU$3]=&quot;&quot;;&quot;&quot;;(IF(OR([.IU41]=&quot;&quot;;[.IU41]=0);0;1)))">
            <text:p/>
          </table:table-cell>
          <table:table-cell table:style-name="ce47" table:formula="of:=IF([.IV$3]=&quot;&quot;;&quot;&quot;;(IF(OR([.IV41]=&quot;&quot;;[.IV41]=0);0;1)))">
            <text:p/>
          </table:table-cell>
          <table:table-cell table:style-name="ce47" table:formula="of:=IF([.IW$3]=&quot;&quot;;&quot;&quot;;(IF(OR([.IW41]=&quot;&quot;;[.IW41]=0);0;1)))">
            <text:p/>
          </table:table-cell>
          <table:table-cell table:style-name="ce47" table:formula="of:=IF([.IX$3]=&quot;&quot;;&quot;&quot;;(IF(OR([.IX41]=&quot;&quot;;[.IX41]=0);0;1)))">
            <text:p/>
          </table:table-cell>
          <table:table-cell table:style-name="ce47" table:formula="of:=IF([.IY$3]=&quot;&quot;;&quot;&quot;;(IF(OR([.IY41]=&quot;&quot;;[.IY41]=0);0;1)))">
            <text:p/>
          </table:table-cell>
          <table:table-cell table:style-name="ce47" table:formula="of:=IF([.IZ$3]=&quot;&quot;;&quot;&quot;;(IF(OR([.IZ41]=&quot;&quot;;[.IZ41]=0);0;1)))">
            <text:p/>
          </table:table-cell>
          <table:table-cell table:style-name="ce47" table:formula="of:=IF([.JA$3]=&quot;&quot;;&quot;&quot;;(IF(OR([.JA41]=&quot;&quot;;[.JA41]=0);0;1)))">
            <text:p/>
          </table:table-cell>
          <table:table-cell table:style-name="ce47" table:formula="of:=IF([.JB$3]=&quot;&quot;;&quot;&quot;;(IF(OR([.JB41]=&quot;&quot;;[.JB41]=0);0;1)))">
            <text:p/>
          </table:table-cell>
          <table:table-cell table:style-name="ce47" table:formula="of:=IF([.JC$3]=&quot;&quot;;&quot;&quot;;(IF(OR([.JC41]=&quot;&quot;;[.JC41]=0);0;1)))">
            <text:p/>
          </table:table-cell>
          <table:table-cell table:style-name="ce47" table:formula="of:=IF([.JD$3]=&quot;&quot;;&quot;&quot;;(IF(OR([.JD41]=&quot;&quot;;[.JD41]=0);0;1)))">
            <text:p/>
          </table:table-cell>
          <table:table-cell table:style-name="ce47" table:formula="of:=IF([.JE$3]=&quot;&quot;;&quot;&quot;;(IF(OR([.JE41]=&quot;&quot;;[.JE41]=0);0;1)))">
            <text:p/>
          </table:table-cell>
          <table:table-cell table:style-name="ce47" table:formula="of:=IF([.JF$3]=&quot;&quot;;&quot;&quot;;(IF(OR([.JF41]=&quot;&quot;;[.JF41]=0);0;1)))">
            <text:p/>
          </table:table-cell>
          <table:table-cell table:style-name="ce47" table:formula="of:=IF([.JG$3]=&quot;&quot;;&quot;&quot;;(IF(OR([.JG41]=&quot;&quot;;[.JG41]=0);0;1)))">
            <text:p/>
          </table:table-cell>
          <table:table-cell table:style-name="ce47" table:formula="of:=IF([.JH$3]=&quot;&quot;;&quot;&quot;;(IF(OR([.JH41]=&quot;&quot;;[.JH41]=0);0;1)))">
            <text:p/>
          </table:table-cell>
          <table:table-cell table:style-name="ce47" table:formula="of:=IF([.JI$3]=&quot;&quot;;&quot;&quot;;(IF(OR([.JI41]=&quot;&quot;;[.JI41]=0);0;1)))">
            <text:p/>
          </table:table-cell>
          <table:table-cell table:style-name="ce47" table:formula="of:=IF([.JJ$3]=&quot;&quot;;&quot;&quot;;(IF(OR([.JJ41]=&quot;&quot;;[.JJ41]=0);0;1)))">
            <text:p/>
          </table:table-cell>
          <table:table-cell table:style-name="ce47" table:formula="of:=IF([.JK$3]=&quot;&quot;;&quot;&quot;;(IF(OR([.JK41]=&quot;&quot;;[.JK41]=0);0;1)))">
            <text:p/>
          </table:table-cell>
          <table:table-cell table:style-name="ce47" table:formula="of:=IF([.JL$3]=&quot;&quot;;&quot;&quot;;(IF(OR([.JL41]=&quot;&quot;;[.JL41]=0);0;1)))">
            <text:p/>
          </table:table-cell>
          <table:table-cell table:style-name="ce47" table:formula="of:=IF([.JM$3]=&quot;&quot;;&quot;&quot;;(IF(OR([.JM41]=&quot;&quot;;[.JM41]=0);0;1)))">
            <text:p/>
          </table:table-cell>
          <table:table-cell table:style-name="ce47" table:formula="of:=IF([.JN$3]=&quot;&quot;;&quot;&quot;;(IF(OR([.JN41]=&quot;&quot;;[.JN41]=0);0;1)))">
            <text:p/>
          </table:table-cell>
          <table:table-cell table:style-name="ce47" table:formula="of:=IF([.JO$3]=&quot;&quot;;&quot;&quot;;(IF(OR([.JO41]=&quot;&quot;;[.JO41]=0);0;1)))">
            <text:p/>
          </table:table-cell>
          <table:table-cell table:style-name="ce47" table:formula="of:=IF([.JP$3]=&quot;&quot;;&quot;&quot;;(IF(OR([.JP41]=&quot;&quot;;[.JP41]=0);0;1)))">
            <text:p/>
          </table:table-cell>
          <table:table-cell table:style-name="ce47" table:formula="of:=IF([.JQ$3]=&quot;&quot;;&quot;&quot;;(IF(OR([.JQ41]=&quot;&quot;;[.JQ41]=0);0;1)))">
            <text:p/>
          </table:table-cell>
          <table:table-cell table:style-name="ce47" table:formula="of:=IF([.JR$3]=&quot;&quot;;&quot;&quot;;(IF(OR([.JR41]=&quot;&quot;;[.JR41]=0);0;1)))">
            <text:p/>
          </table:table-cell>
          <table:table-cell table:style-name="ce47" table:formula="of:=IF([.JS$3]=&quot;&quot;;&quot;&quot;;(IF(OR([.JS41]=&quot;&quot;;[.JS41]=0);0;1)))">
            <text:p/>
          </table:table-cell>
          <table:table-cell table:style-name="ce47" table:formula="of:=IF([.JT$3]=&quot;&quot;;&quot;&quot;;(IF(OR([.JT41]=&quot;&quot;;[.JT41]=0);0;1)))">
            <text:p/>
          </table:table-cell>
          <table:table-cell table:style-name="ce47" table:formula="of:=IF([.JU$3]=&quot;&quot;;&quot;&quot;;(IF(OR([.JU41]=&quot;&quot;;[.JU41]=0);0;1)))">
            <text:p/>
          </table:table-cell>
          <table:table-cell table:style-name="ce47" table:formula="of:=IF([.JV$3]=&quot;&quot;;&quot;&quot;;(IF(OR([.JV41]=&quot;&quot;;[.JV41]=0);0;1)))">
            <text:p/>
          </table:table-cell>
          <table:table-cell table:style-name="ce47" table:formula="of:=IF([.JW$3]=&quot;&quot;;&quot;&quot;;(IF(OR([.JW41]=&quot;&quot;;[.JW41]=0);0;1)))">
            <text:p/>
          </table:table-cell>
          <table:table-cell table:style-name="ce47" table:formula="of:=IF([.JX$3]=&quot;&quot;;&quot;&quot;;(IF(OR([.JX41]=&quot;&quot;;[.JX41]=0);0;1)))">
            <text:p/>
          </table:table-cell>
          <table:table-cell table:style-name="ce47" table:formula="of:=IF([.JY$3]=&quot;&quot;;&quot;&quot;;(IF(OR([.JY41]=&quot;&quot;;[.JY41]=0);0;1)))">
            <text:p/>
          </table:table-cell>
          <table:table-cell table:style-name="ce47" table:formula="of:=IF([.JZ$3]=&quot;&quot;;&quot;&quot;;(IF(OR([.JZ41]=&quot;&quot;;[.JZ41]=0);0;1)))">
            <text:p/>
          </table:table-cell>
          <table:table-cell table:style-name="ce47" table:formula="of:=IF([.KA$3]=&quot;&quot;;&quot;&quot;;(IF(OR([.KA41]=&quot;&quot;;[.KA41]=0);0;1)))">
            <text:p/>
          </table:table-cell>
          <table:table-cell table:style-name="ce47" table:formula="of:=IF([.KB$3]=&quot;&quot;;&quot;&quot;;(IF(OR([.KB41]=&quot;&quot;;[.KB41]=0);0;1)))">
            <text:p/>
          </table:table-cell>
          <table:table-cell table:style-name="ce47" table:formula="of:=IF([.KC$3]=&quot;&quot;;&quot;&quot;;(IF(OR([.KC41]=&quot;&quot;;[.KC41]=0);0;1)))">
            <text:p/>
          </table:table-cell>
          <table:table-cell table:style-name="ce47" table:formula="of:=IF([.KD$3]=&quot;&quot;;&quot;&quot;;(IF(OR([.KD41]=&quot;&quot;;[.KD41]=0);0;1)))">
            <text:p/>
          </table:table-cell>
          <table:table-cell table:style-name="ce47" table:formula="of:=IF([.KE$3]=&quot;&quot;;&quot;&quot;;(IF(OR([.KE41]=&quot;&quot;;[.KE41]=0);0;1)))">
            <text:p/>
          </table:table-cell>
          <table:table-cell table:style-name="ce47" table:formula="of:=IF([.KF$3]=&quot;&quot;;&quot;&quot;;(IF(OR([.KF41]=&quot;&quot;;[.KF41]=0);0;1)))">
            <text:p/>
          </table:table-cell>
          <table:table-cell table:style-name="ce47" table:formula="of:=IF([.KG$3]=&quot;&quot;;&quot;&quot;;(IF(OR([.KG41]=&quot;&quot;;[.KG41]=0);0;1)))">
            <text:p/>
          </table:table-cell>
          <table:table-cell table:style-name="ce47" table:formula="of:=IF([.KH$3]=&quot;&quot;;&quot;&quot;;(IF(OR([.KH41]=&quot;&quot;;[.KH41]=0);0;1)))">
            <text:p/>
          </table:table-cell>
          <table:table-cell table:style-name="ce47" table:formula="of:=IF([.KI$3]=&quot;&quot;;&quot;&quot;;(IF(OR([.KI41]=&quot;&quot;;[.KI41]=0);0;1)))">
            <text:p/>
          </table:table-cell>
          <table:table-cell table:style-name="ce47" table:formula="of:=IF([.KJ$3]=&quot;&quot;;&quot;&quot;;(IF(OR([.KJ41]=&quot;&quot;;[.KJ41]=0);0;1)))">
            <text:p/>
          </table:table-cell>
          <table:table-cell table:style-name="ce47" table:formula="of:=IF([.KK$3]=&quot;&quot;;&quot;&quot;;(IF(OR([.KK41]=&quot;&quot;;[.KK41]=0);0;1)))">
            <text:p/>
          </table:table-cell>
          <table:table-cell table:style-name="ce47" table:formula="of:=IF([.KL$3]=&quot;&quot;;&quot;&quot;;(IF(OR([.KL41]=&quot;&quot;;[.KL41]=0);0;1)))">
            <text:p/>
          </table:table-cell>
          <table:table-cell table:style-name="ce47" table:formula="of:=IF([.KM$3]=&quot;&quot;;&quot;&quot;;(IF(OR([.KM41]=&quot;&quot;;[.KM41]=0);0;1)))">
            <text:p/>
          </table:table-cell>
          <table:table-cell table:style-name="ce47" table:formula="of:=IF([.KN$3]=&quot;&quot;;&quot;&quot;;(IF(OR([.KN41]=&quot;&quot;;[.KN41]=0);0;1)))">
            <text:p/>
          </table:table-cell>
          <table:table-cell table:style-name="ce47" table:formula="of:=IF([.KO$3]=&quot;&quot;;&quot;&quot;;(IF(OR([.KO41]=&quot;&quot;;[.KO41]=0);0;1)))">
            <text:p/>
          </table:table-cell>
          <table:table-cell table:style-name="ce47" table:formula="of:=IF([.KP$3]=&quot;&quot;;&quot;&quot;;(IF(OR([.KP41]=&quot;&quot;;[.KP41]=0);0;1)))">
            <text:p/>
          </table:table-cell>
          <table:table-cell table:style-name="ce47" table:formula="of:=IF([.KQ$3]=&quot;&quot;;&quot;&quot;;(IF(OR([.KQ41]=&quot;&quot;;[.KQ41]=0);0;1)))">
            <text:p/>
          </table:table-cell>
          <table:table-cell table:style-name="ce47" table:formula="of:=IF([.KR$3]=&quot;&quot;;&quot;&quot;;(IF(OR([.KR41]=&quot;&quot;;[.KR41]=0);0;1)))">
            <text:p/>
          </table:table-cell>
          <table:table-cell table:style-name="ce47" table:formula="of:=IF([.KS$3]=&quot;&quot;;&quot;&quot;;(IF(OR([.KS41]=&quot;&quot;;[.KS41]=0);0;1)))">
            <text:p/>
          </table:table-cell>
          <table:table-cell table:style-name="ce47" table:formula="of:=IF([.KT$3]=&quot;&quot;;&quot;&quot;;(IF(OR([.KT41]=&quot;&quot;;[.KT41]=0);0;1)))">
            <text:p/>
          </table:table-cell>
          <table:table-cell table:style-name="ce47" table:formula="of:=IF([.KU$3]=&quot;&quot;;&quot;&quot;;(IF(OR([.KU41]=&quot;&quot;;[.KU41]=0);0;1)))">
            <text:p/>
          </table:table-cell>
          <table:table-cell table:style-name="ce47" table:formula="of:=IF([.KV$3]=&quot;&quot;;&quot;&quot;;(IF(OR([.KV41]=&quot;&quot;;[.KV41]=0);0;1)))">
            <text:p/>
          </table:table-cell>
          <table:table-cell table:style-name="ce47" table:formula="of:=IF([.KW$3]=&quot;&quot;;&quot;&quot;;(IF(OR([.KW41]=&quot;&quot;;[.KW41]=0);0;1)))">
            <text:p/>
          </table:table-cell>
          <table:table-cell table:style-name="ce47" table:formula="of:=IF([.KX$3]=&quot;&quot;;&quot;&quot;;(IF(OR([.KX41]=&quot;&quot;;[.KX41]=0);0;1)))">
            <text:p/>
          </table:table-cell>
          <table:table-cell table:style-name="ce47" table:formula="of:=IF([.KY$3]=&quot;&quot;;&quot;&quot;;(IF(OR([.KY41]=&quot;&quot;;[.KY41]=0);0;1)))">
            <text:p/>
          </table:table-cell>
          <table:table-cell table:style-name="ce47" table:formula="of:=IF([.KZ$3]=&quot;&quot;;&quot;&quot;;(IF(OR([.KZ41]=&quot;&quot;;[.KZ41]=0);0;1)))">
            <text:p/>
          </table:table-cell>
          <table:table-cell table:style-name="ce47" table:formula="of:=IF([.LA$3]=&quot;&quot;;&quot;&quot;;(IF(OR([.LA41]=&quot;&quot;;[.LA41]=0);0;1)))">
            <text:p/>
          </table:table-cell>
          <table:table-cell table:style-name="ce47" table:formula="of:=IF([.LB$3]=&quot;&quot;;&quot;&quot;;(IF(OR([.LB41]=&quot;&quot;;[.LB41]=0);0;1)))">
            <text:p/>
          </table:table-cell>
          <table:table-cell table:style-name="ce47" table:formula="of:=IF([.LC$3]=&quot;&quot;;&quot;&quot;;(IF(OR([.LC41]=&quot;&quot;;[.LC41]=0);0;1)))">
            <text:p/>
          </table:table-cell>
          <table:table-cell table:style-name="ce47" table:formula="of:=IF([.LD$3]=&quot;&quot;;&quot;&quot;;(IF(OR([.LD41]=&quot;&quot;;[.LD41]=0);0;1)))">
            <text:p/>
          </table:table-cell>
          <table:table-cell table:style-name="ce47" table:formula="of:=IF([.LE$3]=&quot;&quot;;&quot;&quot;;(IF(OR([.LE41]=&quot;&quot;;[.LE41]=0);0;1)))">
            <text:p/>
          </table:table-cell>
          <table:table-cell table:style-name="ce47" table:formula="of:=IF([.LF$3]=&quot;&quot;;&quot;&quot;;(IF(OR([.LF41]=&quot;&quot;;[.LF41]=0);0;1)))">
            <text:p/>
          </table:table-cell>
          <table:table-cell table:style-name="ce47" table:formula="of:=IF([.LG$3]=&quot;&quot;;&quot;&quot;;(IF(OR([.LG41]=&quot;&quot;;[.LG41]=0);0;1)))">
            <text:p/>
          </table:table-cell>
          <table:table-cell table:style-name="ce47" table:formula="of:=IF([.LH$3]=&quot;&quot;;&quot;&quot;;(IF(OR([.LH41]=&quot;&quot;;[.LH41]=0);0;1)))">
            <text:p/>
          </table:table-cell>
          <table:table-cell table:style-name="ce47" table:formula="of:=IF([.LI$3]=&quot;&quot;;&quot;&quot;;(IF(OR([.LI41]=&quot;&quot;;[.LI41]=0);0;1)))">
            <text:p/>
          </table:table-cell>
          <table:table-cell table:style-name="ce47" table:formula="of:=IF([.LJ$3]=&quot;&quot;;&quot;&quot;;(IF(OR([.LJ41]=&quot;&quot;;[.LJ41]=0);0;1)))">
            <text:p/>
          </table:table-cell>
          <table:table-cell table:style-name="ce47" table:formula="of:=IF([.LK$3]=&quot;&quot;;&quot;&quot;;(IF(OR([.LK41]=&quot;&quot;;[.LK41]=0);0;1)))">
            <text:p/>
          </table:table-cell>
          <table:table-cell table:style-name="ce47" table:formula="of:=IF([.LL$3]=&quot;&quot;;&quot;&quot;;(IF(OR([.LL41]=&quot;&quot;;[.LL41]=0);0;1)))">
            <text:p/>
          </table:table-cell>
          <table:table-cell table:style-name="ce47" table:formula="of:=IF([.LM$3]=&quot;&quot;;&quot;&quot;;(IF(OR([.LM41]=&quot;&quot;;[.LM41]=0);0;1)))">
            <text:p/>
          </table:table-cell>
          <table:table-cell table:style-name="ce47" table:formula="of:=IF([.LN$3]=&quot;&quot;;&quot;&quot;;(IF(OR([.LN41]=&quot;&quot;;[.LN41]=0);0;1)))">
            <text:p/>
          </table:table-cell>
          <table:table-cell table:style-name="ce47" table:formula="of:=IF([.LO$3]=&quot;&quot;;&quot;&quot;;(IF(OR([.LO41]=&quot;&quot;;[.LO41]=0);0;1)))">
            <text:p/>
          </table:table-cell>
          <table:table-cell table:style-name="ce47" table:formula="of:=IF([.LP$3]=&quot;&quot;;&quot;&quot;;(IF(OR([.LP41]=&quot;&quot;;[.LP41]=0);0;1)))">
            <text:p/>
          </table:table-cell>
          <table:table-cell table:style-name="ce47" table:formula="of:=IF([.LQ$3]=&quot;&quot;;&quot;&quot;;(IF(OR([.LQ41]=&quot;&quot;;[.LQ41]=0);0;1)))">
            <text:p/>
          </table:table-cell>
          <table:table-cell table:style-name="ce47" table:formula="of:=IF([.LR$3]=&quot;&quot;;&quot;&quot;;(IF(OR([.LR41]=&quot;&quot;;[.LR41]=0);0;1)))">
            <text:p/>
          </table:table-cell>
          <table:table-cell table:style-name="ce47" table:formula="of:=IF([.LS$3]=&quot;&quot;;&quot;&quot;;(IF(OR([.LS41]=&quot;&quot;;[.LS41]=0);0;1)))">
            <text:p/>
          </table:table-cell>
          <table:table-cell table:style-name="ce47" table:formula="of:=IF([.LT$3]=&quot;&quot;;&quot;&quot;;(IF(OR([.LT41]=&quot;&quot;;[.LT41]=0);0;1)))">
            <text:p/>
          </table:table-cell>
          <table:table-cell table:style-name="ce47" table:formula="of:=IF([.LU$3]=&quot;&quot;;&quot;&quot;;(IF(OR([.LU41]=&quot;&quot;;[.LU41]=0);0;1)))">
            <text:p/>
          </table:table-cell>
          <table:table-cell table:style-name="ce47" table:formula="of:=IF([.LV$3]=&quot;&quot;;&quot;&quot;;(IF(OR([.LV41]=&quot;&quot;;[.LV41]=0);0;1)))">
            <text:p/>
          </table:table-cell>
          <table:table-cell table:style-name="ce47" table:formula="of:=IF([.LW$3]=&quot;&quot;;&quot;&quot;;(IF(OR([.LW41]=&quot;&quot;;[.LW41]=0);0;1)))">
            <text:p/>
          </table:table-cell>
          <table:table-cell table:style-name="ce47" table:formula="of:=IF([.LX$3]=&quot;&quot;;&quot;&quot;;(IF(OR([.LX41]=&quot;&quot;;[.LX41]=0);0;1)))">
            <text:p/>
          </table:table-cell>
          <table:table-cell table:style-name="ce47" table:formula="of:=IF([.LY$3]=&quot;&quot;;&quot;&quot;;(IF(OR([.LY41]=&quot;&quot;;[.LY41]=0);0;1)))">
            <text:p/>
          </table:table-cell>
          <table:table-cell table:style-name="ce47" table:formula="of:=IF([.LZ$3]=&quot;&quot;;&quot;&quot;;(IF(OR([.LZ41]=&quot;&quot;;[.LZ41]=0);0;1)))">
            <text:p/>
          </table:table-cell>
          <table:table-cell table:style-name="ce47" table:formula="of:=IF([.MA$3]=&quot;&quot;;&quot;&quot;;(IF(OR([.MA41]=&quot;&quot;;[.MA41]=0);0;1)))">
            <text:p/>
          </table:table-cell>
          <table:table-cell table:style-name="ce47" table:formula="of:=IF([.MB$3]=&quot;&quot;;&quot;&quot;;(IF(OR([.MB41]=&quot;&quot;;[.MB41]=0);0;1)))">
            <text:p/>
          </table:table-cell>
          <table:table-cell table:style-name="ce47" table:formula="of:=IF([.MC$3]=&quot;&quot;;&quot;&quot;;(IF(OR([.MC41]=&quot;&quot;;[.MC41]=0);0;1)))">
            <text:p/>
          </table:table-cell>
          <table:table-cell table:style-name="ce47" table:formula="of:=IF([.MD$3]=&quot;&quot;;&quot;&quot;;(IF(OR([.MD41]=&quot;&quot;;[.MD41]=0);0;1)))">
            <text:p/>
          </table:table-cell>
          <table:table-cell table:style-name="ce47" table:formula="of:=IF([.ME$3]=&quot;&quot;;&quot;&quot;;(IF(OR([.ME41]=&quot;&quot;;[.ME41]=0);0;1)))">
            <text:p/>
          </table:table-cell>
          <table:table-cell table:style-name="ce47" table:formula="of:=IF([.MF$3]=&quot;&quot;;&quot;&quot;;(IF(OR([.MF41]=&quot;&quot;;[.MF41]=0);0;1)))">
            <text:p/>
          </table:table-cell>
          <table:table-cell table:style-name="ce47" table:formula="of:=IF([.MG$3]=&quot;&quot;;&quot;&quot;;(IF(OR([.MG41]=&quot;&quot;;[.MG41]=0);0;1)))">
            <text:p/>
          </table:table-cell>
          <table:table-cell table:style-name="ce47" table:formula="of:=IF([.MH$3]=&quot;&quot;;&quot;&quot;;(IF(OR([.MH41]=&quot;&quot;;[.MH41]=0);0;1)))">
            <text:p/>
          </table:table-cell>
          <table:table-cell table:style-name="ce47" table:formula="of:=IF([.MI$3]=&quot;&quot;;&quot;&quot;;(IF(OR([.MI41]=&quot;&quot;;[.MI41]=0);0;1)))">
            <text:p/>
          </table:table-cell>
          <table:table-cell table:style-name="ce47" table:formula="of:=IF([.MJ$3]=&quot;&quot;;&quot;&quot;;(IF(OR([.MJ41]=&quot;&quot;;[.MJ41]=0);0;1)))">
            <text:p/>
          </table:table-cell>
          <table:table-cell table:style-name="ce47" table:formula="of:=IF([.MK$3]=&quot;&quot;;&quot;&quot;;(IF(OR([.MK41]=&quot;&quot;;[.MK41]=0);0;1)))">
            <text:p/>
          </table:table-cell>
          <table:table-cell table:style-name="ce47" table:formula="of:=IF([.ML$3]=&quot;&quot;;&quot;&quot;;(IF(OR([.ML41]=&quot;&quot;;[.ML41]=0);0;1)))">
            <text:p/>
          </table:table-cell>
          <table:table-cell table:style-name="ce47" table:formula="of:=IF([.MM$3]=&quot;&quot;;&quot;&quot;;(IF(OR([.MM41]=&quot;&quot;;[.MM41]=0);0;1)))">
            <text:p/>
          </table:table-cell>
          <table:table-cell table:style-name="ce47" table:formula="of:=IF([.MN$3]=&quot;&quot;;&quot;&quot;;(IF(OR([.MN41]=&quot;&quot;;[.MN41]=0);0;1)))">
            <text:p/>
          </table:table-cell>
          <table:table-cell table:style-name="ce47" table:formula="of:=IF([.MO$3]=&quot;&quot;;&quot;&quot;;(IF(OR([.MO41]=&quot;&quot;;[.MO41]=0);0;1)))">
            <text:p/>
          </table:table-cell>
          <table:table-cell table:style-name="ce47" table:formula="of:=IF([.MP$3]=&quot;&quot;;&quot;&quot;;(IF(OR([.MP41]=&quot;&quot;;[.MP41]=0);0;1)))">
            <text:p/>
          </table:table-cell>
          <table:table-cell table:style-name="ce47" table:formula="of:=IF([.MQ$3]=&quot;&quot;;&quot;&quot;;(IF(OR([.MQ41]=&quot;&quot;;[.MQ41]=0);0;1)))">
            <text:p/>
          </table:table-cell>
          <table:table-cell table:style-name="ce47" table:formula="of:=IF([.MR$3]=&quot;&quot;;&quot;&quot;;(IF(OR([.MR41]=&quot;&quot;;[.MR41]=0);0;1)))">
            <text:p/>
          </table:table-cell>
          <table:table-cell table:style-name="ce47" table:formula="of:=IF([.MS$3]=&quot;&quot;;&quot;&quot;;(IF(OR([.MS41]=&quot;&quot;;[.MS41]=0);0;1)))">
            <text:p/>
          </table:table-cell>
          <table:table-cell table:style-name="ce47" table:formula="of:=IF([.MT$3]=&quot;&quot;;&quot;&quot;;(IF(OR([.MT41]=&quot;&quot;;[.MT41]=0);0;1)))">
            <text:p/>
          </table:table-cell>
          <table:table-cell table:style-name="ce47" table:formula="of:=IF([.MU$3]=&quot;&quot;;&quot;&quot;;(IF(OR([.MU41]=&quot;&quot;;[.MU41]=0);0;1)))">
            <text:p/>
          </table:table-cell>
          <table:table-cell table:style-name="ce47" table:formula="of:=IF([.MV$3]=&quot;&quot;;&quot;&quot;;(IF(OR([.MV41]=&quot;&quot;;[.MV41]=0);0;1)))">
            <text:p/>
          </table:table-cell>
          <table:table-cell table:style-name="ce47" table:formula="of:=IF([.MW$3]=&quot;&quot;;&quot;&quot;;(IF(OR([.MW41]=&quot;&quot;;[.MW41]=0);0;1)))">
            <text:p/>
          </table:table-cell>
          <table:table-cell table:style-name="ce47" table:formula="of:=IF([.MX$3]=&quot;&quot;;&quot;&quot;;(IF(OR([.MX41]=&quot;&quot;;[.MX41]=0);0;1)))">
            <text:p/>
          </table:table-cell>
          <table:table-cell table:style-name="ce47" table:formula="of:=IF([.MY$3]=&quot;&quot;;&quot;&quot;;(IF(OR([.MY41]=&quot;&quot;;[.MY41]=0);0;1)))">
            <text:p/>
          </table:table-cell>
          <table:table-cell table:style-name="ce47" table:formula="of:=IF([.MZ$3]=&quot;&quot;;&quot;&quot;;(IF(OR([.MZ41]=&quot;&quot;;[.MZ41]=0);0;1)))">
            <text:p/>
          </table:table-cell>
          <table:table-cell table:style-name="ce47" table:formula="of:=IF([.NA$3]=&quot;&quot;;&quot;&quot;;(IF(OR([.NA41]=&quot;&quot;;[.NA41]=0);0;1)))">
            <text:p/>
          </table:table-cell>
          <table:table-cell table:style-name="ce47" table:formula="of:=IF([.NB$3]=&quot;&quot;;&quot;&quot;;(IF(OR([.NB41]=&quot;&quot;;[.NB41]=0);0;1)))">
            <text:p/>
          </table:table-cell>
          <table:table-cell table:style-name="ce47" table:formula="of:=IF([.NC$3]=&quot;&quot;;&quot;&quot;;(IF(OR([.NC41]=&quot;&quot;;[.NC41]=0);0;1)))">
            <text:p/>
          </table:table-cell>
          <table:table-cell table:style-name="ce47" table:formula="of:=IF([.ND$3]=&quot;&quot;;&quot;&quot;;(IF(OR([.ND41]=&quot;&quot;;[.ND41]=0);0;1)))">
            <text:p/>
          </table:table-cell>
          <table:table-cell table:style-name="ce47" table:formula="of:=IF([.NE$3]=&quot;&quot;;&quot;&quot;;(IF(OR([.NE41]=&quot;&quot;;[.NE41]=0);0;1)))">
            <text:p/>
          </table:table-cell>
          <table:table-cell table:style-name="ce47" table:formula="of:=IF([.NF$3]=&quot;&quot;;&quot;&quot;;(IF(OR([.NF41]=&quot;&quot;;[.NF41]=0);0;1)))">
            <text:p/>
          </table:table-cell>
          <table:table-cell table:style-name="ce57" table:number-columns-repeated="287"/>
        </table:table-row>
        <table:table-row table:style-name="ro2">
          <table:table-cell table:formula="of:=MAX([.A42:.B42])" office:value-type="float" office:value="0" calcext:value-type="float">
            <text:p>0</text:p>
          </table:table-cell>
          <table:table-cell table:style-name="ce6" table:formula="of:=IFERROR((LEN([.NG42])-SEARCH(&quot;0[^0]*$&quot;;[.NG42]));LEN([.NG42]))" office:value-type="float" office:value="0" calcext:value-type="float">
            <text:p>0</text:p>
          </table:table-cell>
          <table:table-cell table:formula="of:=COUNTA([.E42:.NF42])" office:value-type="float" office:value="0" calcext:value-type="float">
            <text:p>0</text:p>
          </table:table-cell>
          <table:table-cell table:style-name="ce18"/>
          <table:table-cell table:style-name="ce22" table:number-columns-repeated="365"/>
          <table:table-cell table:style-name="ce31"/>
          <table:table-cell table:style-name="ce35" table:formula="of:=COM.MICROSOFT.CONCAT([.NH42:.ABI42])">
            <text:p/>
          </table:table-cell>
          <table:table-cell table:style-name="ce34" table:formula="of:=IF([.E$3]=&quot;&quot;;&quot;&quot;;(IF(OR([.E42]=&quot;&quot;;[.E42]=0);0;1)))">
            <text:p/>
          </table:table-cell>
          <table:table-cell table:style-name="ce34" table:formula="of:=IF([.F$3]=&quot;&quot;;&quot;&quot;;(IF(OR([.F42]=&quot;&quot;;[.F42]=0);0;1)))">
            <text:p/>
          </table:table-cell>
          <table:table-cell table:style-name="ce34" table:formula="of:=IF([.G$3]=&quot;&quot;;&quot;&quot;;(IF(OR([.G42]=&quot;&quot;;[.G42]=0);0;1)))">
            <text:p/>
          </table:table-cell>
          <table:table-cell table:style-name="ce34" table:formula="of:=IF([.H$3]=&quot;&quot;;&quot;&quot;;(IF(OR([.H42]=&quot;&quot;;[.H42]=0);0;1)))">
            <text:p/>
          </table:table-cell>
          <table:table-cell table:style-name="ce35" table:formula="of:=IF([.I$3]=&quot;&quot;;&quot;&quot;;(IF(OR([.I42]=&quot;&quot;;[.I42]=0);0;1)))">
            <text:p/>
          </table:table-cell>
          <table:table-cell table:style-name="ce35" table:formula="of:=IF([.J$3]=&quot;&quot;;&quot;&quot;;(IF(OR([.J42]=&quot;&quot;;[.J42]=0);0;1)))">
            <text:p/>
          </table:table-cell>
          <table:table-cell table:style-name="ce35" table:formula="of:=IF([.K$3]=&quot;&quot;;&quot;&quot;;(IF(OR([.K42]=&quot;&quot;;[.K42]=0);0;1)))">
            <text:p/>
          </table:table-cell>
          <table:table-cell table:style-name="ce35" table:formula="of:=IF([.L$3]=&quot;&quot;;&quot;&quot;;(IF(OR([.L42]=&quot;&quot;;[.L42]=0);0;1)))">
            <text:p/>
          </table:table-cell>
          <table:table-cell table:style-name="ce35" table:formula="of:=IF([.M$3]=&quot;&quot;;&quot;&quot;;(IF(OR([.M42]=&quot;&quot;;[.M42]=0);0;1)))">
            <text:p/>
          </table:table-cell>
          <table:table-cell table:style-name="ce35" table:formula="of:=IF([.N$3]=&quot;&quot;;&quot;&quot;;(IF(OR([.N42]=&quot;&quot;;[.N42]=0);0;1)))">
            <text:p/>
          </table:table-cell>
          <table:table-cell table:style-name="ce35" table:formula="of:=IF([.O$3]=&quot;&quot;;&quot;&quot;;(IF(OR([.O42]=&quot;&quot;;[.O42]=0);0;1)))">
            <text:p/>
          </table:table-cell>
          <table:table-cell table:style-name="ce35" table:formula="of:=IF([.P$3]=&quot;&quot;;&quot;&quot;;(IF(OR([.P42]=&quot;&quot;;[.P42]=0);0;1)))">
            <text:p/>
          </table:table-cell>
          <table:table-cell table:style-name="ce35" table:formula="of:=IF([.Q$3]=&quot;&quot;;&quot;&quot;;(IF(OR([.Q42]=&quot;&quot;;[.Q42]=0);0;1)))">
            <text:p/>
          </table:table-cell>
          <table:table-cell table:style-name="ce35" table:formula="of:=IF([.R$3]=&quot;&quot;;&quot;&quot;;(IF(OR([.R42]=&quot;&quot;;[.R42]=0);0;1)))">
            <text:p/>
          </table:table-cell>
          <table:table-cell table:style-name="ce35" table:formula="of:=IF([.S$3]=&quot;&quot;;&quot;&quot;;(IF(OR([.S42]=&quot;&quot;;[.S42]=0);0;1)))">
            <text:p/>
          </table:table-cell>
          <table:table-cell table:style-name="ce35" table:formula="of:=IF([.T$3]=&quot;&quot;;&quot;&quot;;(IF(OR([.T42]=&quot;&quot;;[.T42]=0);0;1)))">
            <text:p/>
          </table:table-cell>
          <table:table-cell table:style-name="ce35" table:formula="of:=IF([.U$3]=&quot;&quot;;&quot;&quot;;(IF(OR([.U42]=&quot;&quot;;[.U42]=0);0;1)))">
            <text:p/>
          </table:table-cell>
          <table:table-cell table:style-name="ce35" table:formula="of:=IF([.V$3]=&quot;&quot;;&quot;&quot;;(IF(OR([.V42]=&quot;&quot;;[.V42]=0);0;1)))">
            <text:p/>
          </table:table-cell>
          <table:table-cell table:style-name="ce35" table:formula="of:=IF([.W$3]=&quot;&quot;;&quot;&quot;;(IF(OR([.W42]=&quot;&quot;;[.W42]=0);0;1)))">
            <text:p/>
          </table:table-cell>
          <table:table-cell table:style-name="ce35" table:formula="of:=IF([.X$3]=&quot;&quot;;&quot;&quot;;(IF(OR([.X42]=&quot;&quot;;[.X42]=0);0;1)))">
            <text:p/>
          </table:table-cell>
          <table:table-cell table:style-name="ce35" table:formula="of:=IF([.Y$3]=&quot;&quot;;&quot;&quot;;(IF(OR([.Y42]=&quot;&quot;;[.Y42]=0);0;1)))">
            <text:p/>
          </table:table-cell>
          <table:table-cell table:style-name="ce35" table:formula="of:=IF([.Z$3]=&quot;&quot;;&quot;&quot;;(IF(OR([.Z42]=&quot;&quot;;[.Z42]=0);0;1)))">
            <text:p/>
          </table:table-cell>
          <table:table-cell table:style-name="ce35" table:formula="of:=IF([.AA$3]=&quot;&quot;;&quot;&quot;;(IF(OR([.AA42]=&quot;&quot;;[.AA42]=0);0;1)))">
            <text:p/>
          </table:table-cell>
          <table:table-cell table:style-name="ce35" table:formula="of:=IF([.AB$3]=&quot;&quot;;&quot;&quot;;(IF(OR([.AB42]=&quot;&quot;;[.AB42]=0);0;1)))">
            <text:p/>
          </table:table-cell>
          <table:table-cell table:style-name="ce35" table:formula="of:=IF([.AC$3]=&quot;&quot;;&quot;&quot;;(IF(OR([.AC42]=&quot;&quot;;[.AC42]=0);0;1)))">
            <text:p/>
          </table:table-cell>
          <table:table-cell table:style-name="ce35" table:formula="of:=IF([.AD$3]=&quot;&quot;;&quot;&quot;;(IF(OR([.AD42]=&quot;&quot;;[.AD42]=0);0;1)))">
            <text:p/>
          </table:table-cell>
          <table:table-cell table:style-name="ce35" table:formula="of:=IF([.AE$3]=&quot;&quot;;&quot;&quot;;(IF(OR([.AE42]=&quot;&quot;;[.AE42]=0);0;1)))">
            <text:p/>
          </table:table-cell>
          <table:table-cell table:style-name="ce35" table:formula="of:=IF([.AF$3]=&quot;&quot;;&quot;&quot;;(IF(OR([.AF42]=&quot;&quot;;[.AF42]=0);0;1)))">
            <text:p/>
          </table:table-cell>
          <table:table-cell table:style-name="ce35" table:formula="of:=IF([.AG$3]=&quot;&quot;;&quot;&quot;;(IF(OR([.AG42]=&quot;&quot;;[.AG42]=0);0;1)))">
            <text:p/>
          </table:table-cell>
          <table:table-cell table:style-name="ce35" table:formula="of:=IF([.AH$3]=&quot;&quot;;&quot;&quot;;(IF(OR([.AH42]=&quot;&quot;;[.AH42]=0);0;1)))">
            <text:p/>
          </table:table-cell>
          <table:table-cell table:style-name="ce35" table:formula="of:=IF([.AI$3]=&quot;&quot;;&quot;&quot;;(IF(OR([.AI42]=&quot;&quot;;[.AI42]=0);0;1)))">
            <text:p/>
          </table:table-cell>
          <table:table-cell table:style-name="ce35" table:formula="of:=IF([.AJ$3]=&quot;&quot;;&quot;&quot;;(IF(OR([.AJ42]=&quot;&quot;;[.AJ42]=0);0;1)))">
            <text:p/>
          </table:table-cell>
          <table:table-cell table:style-name="ce35" table:formula="of:=IF([.AK$3]=&quot;&quot;;&quot;&quot;;(IF(OR([.AK42]=&quot;&quot;;[.AK42]=0);0;1)))">
            <text:p/>
          </table:table-cell>
          <table:table-cell table:style-name="ce35" table:formula="of:=IF([.AL$3]=&quot;&quot;;&quot;&quot;;(IF(OR([.AL42]=&quot;&quot;;[.AL42]=0);0;1)))">
            <text:p/>
          </table:table-cell>
          <table:table-cell table:style-name="ce35" table:formula="of:=IF([.AM$3]=&quot;&quot;;&quot;&quot;;(IF(OR([.AM42]=&quot;&quot;;[.AM42]=0);0;1)))">
            <text:p/>
          </table:table-cell>
          <table:table-cell table:style-name="ce35" table:formula="of:=IF([.AN$3]=&quot;&quot;;&quot;&quot;;(IF(OR([.AN42]=&quot;&quot;;[.AN42]=0);0;1)))">
            <text:p/>
          </table:table-cell>
          <table:table-cell table:style-name="ce35" table:formula="of:=IF([.AO$3]=&quot;&quot;;&quot;&quot;;(IF(OR([.AO42]=&quot;&quot;;[.AO42]=0);0;1)))">
            <text:p/>
          </table:table-cell>
          <table:table-cell table:style-name="ce35" table:formula="of:=IF([.AP$3]=&quot;&quot;;&quot;&quot;;(IF(OR([.AP42]=&quot;&quot;;[.AP42]=0);0;1)))">
            <text:p/>
          </table:table-cell>
          <table:table-cell table:style-name="ce35" table:formula="of:=IF([.AQ$3]=&quot;&quot;;&quot;&quot;;(IF(OR([.AQ42]=&quot;&quot;;[.AQ42]=0);0;1)))">
            <text:p/>
          </table:table-cell>
          <table:table-cell table:style-name="ce35" table:formula="of:=IF([.AR$3]=&quot;&quot;;&quot;&quot;;(IF(OR([.AR42]=&quot;&quot;;[.AR42]=0);0;1)))">
            <text:p/>
          </table:table-cell>
          <table:table-cell table:style-name="ce35" table:formula="of:=IF([.AS$3]=&quot;&quot;;&quot;&quot;;(IF(OR([.AS42]=&quot;&quot;;[.AS42]=0);0;1)))">
            <text:p/>
          </table:table-cell>
          <table:table-cell table:style-name="ce35" table:formula="of:=IF([.AT$3]=&quot;&quot;;&quot;&quot;;(IF(OR([.AT42]=&quot;&quot;;[.AT42]=0);0;1)))">
            <text:p/>
          </table:table-cell>
          <table:table-cell table:style-name="ce35" table:formula="of:=IF([.AU$3]=&quot;&quot;;&quot;&quot;;(IF(OR([.AU42]=&quot;&quot;;[.AU42]=0);0;1)))">
            <text:p/>
          </table:table-cell>
          <table:table-cell table:style-name="ce35" table:formula="of:=IF([.AV$3]=&quot;&quot;;&quot;&quot;;(IF(OR([.AV42]=&quot;&quot;;[.AV42]=0);0;1)))">
            <text:p/>
          </table:table-cell>
          <table:table-cell table:style-name="ce35" table:formula="of:=IF([.AW$3]=&quot;&quot;;&quot;&quot;;(IF(OR([.AW42]=&quot;&quot;;[.AW42]=0);0;1)))">
            <text:p/>
          </table:table-cell>
          <table:table-cell table:style-name="ce35" table:formula="of:=IF([.AX$3]=&quot;&quot;;&quot;&quot;;(IF(OR([.AX42]=&quot;&quot;;[.AX42]=0);0;1)))">
            <text:p/>
          </table:table-cell>
          <table:table-cell table:style-name="ce35" table:formula="of:=IF([.AY$3]=&quot;&quot;;&quot;&quot;;(IF(OR([.AY42]=&quot;&quot;;[.AY42]=0);0;1)))">
            <text:p/>
          </table:table-cell>
          <table:table-cell table:style-name="ce35" table:formula="of:=IF([.AZ$3]=&quot;&quot;;&quot;&quot;;(IF(OR([.AZ42]=&quot;&quot;;[.AZ42]=0);0;1)))">
            <text:p/>
          </table:table-cell>
          <table:table-cell table:style-name="ce35" table:formula="of:=IF([.BA$3]=&quot;&quot;;&quot;&quot;;(IF(OR([.BA42]=&quot;&quot;;[.BA42]=0);0;1)))">
            <text:p/>
          </table:table-cell>
          <table:table-cell table:style-name="ce35" table:formula="of:=IF([.BB$3]=&quot;&quot;;&quot;&quot;;(IF(OR([.BB42]=&quot;&quot;;[.BB42]=0);0;1)))">
            <text:p/>
          </table:table-cell>
          <table:table-cell table:style-name="ce35" table:formula="of:=IF([.BC$3]=&quot;&quot;;&quot;&quot;;(IF(OR([.BC42]=&quot;&quot;;[.BC42]=0);0;1)))">
            <text:p/>
          </table:table-cell>
          <table:table-cell table:style-name="ce35" table:formula="of:=IF([.BD$3]=&quot;&quot;;&quot;&quot;;(IF(OR([.BD42]=&quot;&quot;;[.BD42]=0);0;1)))">
            <text:p/>
          </table:table-cell>
          <table:table-cell table:style-name="ce35" table:formula="of:=IF([.BE$3]=&quot;&quot;;&quot;&quot;;(IF(OR([.BE42]=&quot;&quot;;[.BE42]=0);0;1)))">
            <text:p/>
          </table:table-cell>
          <table:table-cell table:style-name="ce35" table:formula="of:=IF([.BF$3]=&quot;&quot;;&quot;&quot;;(IF(OR([.BF42]=&quot;&quot;;[.BF42]=0);0;1)))">
            <text:p/>
          </table:table-cell>
          <table:table-cell table:style-name="ce35" table:formula="of:=IF([.BG$3]=&quot;&quot;;&quot;&quot;;(IF(OR([.BG42]=&quot;&quot;;[.BG42]=0);0;1)))">
            <text:p/>
          </table:table-cell>
          <table:table-cell table:style-name="ce35" table:formula="of:=IF([.BH$3]=&quot;&quot;;&quot;&quot;;(IF(OR([.BH42]=&quot;&quot;;[.BH42]=0);0;1)))">
            <text:p/>
          </table:table-cell>
          <table:table-cell table:style-name="ce35" table:formula="of:=IF([.BI$3]=&quot;&quot;;&quot;&quot;;(IF(OR([.BI42]=&quot;&quot;;[.BI42]=0);0;1)))">
            <text:p/>
          </table:table-cell>
          <table:table-cell table:style-name="ce35" table:formula="of:=IF([.BJ$3]=&quot;&quot;;&quot;&quot;;(IF(OR([.BJ42]=&quot;&quot;;[.BJ42]=0);0;1)))">
            <text:p/>
          </table:table-cell>
          <table:table-cell table:style-name="ce35" table:formula="of:=IF([.BK$3]=&quot;&quot;;&quot;&quot;;(IF(OR([.BK42]=&quot;&quot;;[.BK42]=0);0;1)))">
            <text:p/>
          </table:table-cell>
          <table:table-cell table:style-name="ce35" table:formula="of:=IF([.BL$3]=&quot;&quot;;&quot;&quot;;(IF(OR([.BL42]=&quot;&quot;;[.BL42]=0);0;1)))">
            <text:p/>
          </table:table-cell>
          <table:table-cell table:style-name="ce35" table:formula="of:=IF([.BM$3]=&quot;&quot;;&quot;&quot;;(IF(OR([.BM42]=&quot;&quot;;[.BM42]=0);0;1)))">
            <text:p/>
          </table:table-cell>
          <table:table-cell table:style-name="ce35" table:formula="of:=IF([.BN$3]=&quot;&quot;;&quot;&quot;;(IF(OR([.BN42]=&quot;&quot;;[.BN42]=0);0;1)))">
            <text:p/>
          </table:table-cell>
          <table:table-cell table:style-name="ce35" table:formula="of:=IF([.BO$3]=&quot;&quot;;&quot;&quot;;(IF(OR([.BO42]=&quot;&quot;;[.BO42]=0);0;1)))">
            <text:p/>
          </table:table-cell>
          <table:table-cell table:style-name="ce35" table:formula="of:=IF([.BP$3]=&quot;&quot;;&quot;&quot;;(IF(OR([.BP42]=&quot;&quot;;[.BP42]=0);0;1)))">
            <text:p/>
          </table:table-cell>
          <table:table-cell table:style-name="ce35" table:formula="of:=IF([.BQ$3]=&quot;&quot;;&quot;&quot;;(IF(OR([.BQ42]=&quot;&quot;;[.BQ42]=0);0;1)))">
            <text:p/>
          </table:table-cell>
          <table:table-cell table:style-name="ce35" table:formula="of:=IF([.BR$3]=&quot;&quot;;&quot;&quot;;(IF(OR([.BR42]=&quot;&quot;;[.BR42]=0);0;1)))">
            <text:p/>
          </table:table-cell>
          <table:table-cell table:style-name="ce35" table:formula="of:=IF([.BS$3]=&quot;&quot;;&quot;&quot;;(IF(OR([.BS42]=&quot;&quot;;[.BS42]=0);0;1)))">
            <text:p/>
          </table:table-cell>
          <table:table-cell table:style-name="ce35" table:formula="of:=IF([.BT$3]=&quot;&quot;;&quot;&quot;;(IF(OR([.BT42]=&quot;&quot;;[.BT42]=0);0;1)))">
            <text:p/>
          </table:table-cell>
          <table:table-cell table:style-name="ce35" table:formula="of:=IF([.BU$3]=&quot;&quot;;&quot;&quot;;(IF(OR([.BU42]=&quot;&quot;;[.BU42]=0);0;1)))">
            <text:p/>
          </table:table-cell>
          <table:table-cell table:style-name="ce35" table:formula="of:=IF([.BV$3]=&quot;&quot;;&quot;&quot;;(IF(OR([.BV42]=&quot;&quot;;[.BV42]=0);0;1)))">
            <text:p/>
          </table:table-cell>
          <table:table-cell table:style-name="ce35" table:formula="of:=IF([.BW$3]=&quot;&quot;;&quot;&quot;;(IF(OR([.BW42]=&quot;&quot;;[.BW42]=0);0;1)))">
            <text:p/>
          </table:table-cell>
          <table:table-cell table:style-name="ce35" table:formula="of:=IF([.BX$3]=&quot;&quot;;&quot;&quot;;(IF(OR([.BX42]=&quot;&quot;;[.BX42]=0);0;1)))">
            <text:p/>
          </table:table-cell>
          <table:table-cell table:style-name="ce35" table:formula="of:=IF([.BY$3]=&quot;&quot;;&quot;&quot;;(IF(OR([.BY42]=&quot;&quot;;[.BY42]=0);0;1)))">
            <text:p/>
          </table:table-cell>
          <table:table-cell table:style-name="ce35" table:formula="of:=IF([.BZ$3]=&quot;&quot;;&quot;&quot;;(IF(OR([.BZ42]=&quot;&quot;;[.BZ42]=0);0;1)))">
            <text:p/>
          </table:table-cell>
          <table:table-cell table:style-name="ce35" table:formula="of:=IF([.CA$3]=&quot;&quot;;&quot;&quot;;(IF(OR([.CA42]=&quot;&quot;;[.CA42]=0);0;1)))">
            <text:p/>
          </table:table-cell>
          <table:table-cell table:style-name="ce35" table:formula="of:=IF([.CB$3]=&quot;&quot;;&quot;&quot;;(IF(OR([.CB42]=&quot;&quot;;[.CB42]=0);0;1)))">
            <text:p/>
          </table:table-cell>
          <table:table-cell table:style-name="ce35" table:formula="of:=IF([.CC$3]=&quot;&quot;;&quot;&quot;;(IF(OR([.CC42]=&quot;&quot;;[.CC42]=0);0;1)))">
            <text:p/>
          </table:table-cell>
          <table:table-cell table:style-name="ce35" table:formula="of:=IF([.CD$3]=&quot;&quot;;&quot;&quot;;(IF(OR([.CD42]=&quot;&quot;;[.CD42]=0);0;1)))">
            <text:p/>
          </table:table-cell>
          <table:table-cell table:style-name="ce35" table:formula="of:=IF([.CE$3]=&quot;&quot;;&quot;&quot;;(IF(OR([.CE42]=&quot;&quot;;[.CE42]=0);0;1)))">
            <text:p/>
          </table:table-cell>
          <table:table-cell table:style-name="ce35" table:formula="of:=IF([.CF$3]=&quot;&quot;;&quot;&quot;;(IF(OR([.CF42]=&quot;&quot;;[.CF42]=0);0;1)))">
            <text:p/>
          </table:table-cell>
          <table:table-cell table:style-name="ce35" table:formula="of:=IF([.CG$3]=&quot;&quot;;&quot;&quot;;(IF(OR([.CG42]=&quot;&quot;;[.CG42]=0);0;1)))">
            <text:p/>
          </table:table-cell>
          <table:table-cell table:style-name="ce35" table:formula="of:=IF([.CH$3]=&quot;&quot;;&quot;&quot;;(IF(OR([.CH42]=&quot;&quot;;[.CH42]=0);0;1)))">
            <text:p/>
          </table:table-cell>
          <table:table-cell table:style-name="ce35" table:formula="of:=IF([.CI$3]=&quot;&quot;;&quot;&quot;;(IF(OR([.CI42]=&quot;&quot;;[.CI42]=0);0;1)))">
            <text:p/>
          </table:table-cell>
          <table:table-cell table:style-name="ce35" table:formula="of:=IF([.CJ$3]=&quot;&quot;;&quot;&quot;;(IF(OR([.CJ42]=&quot;&quot;;[.CJ42]=0);0;1)))">
            <text:p/>
          </table:table-cell>
          <table:table-cell table:style-name="ce35" table:formula="of:=IF([.CK$3]=&quot;&quot;;&quot;&quot;;(IF(OR([.CK42]=&quot;&quot;;[.CK42]=0);0;1)))">
            <text:p/>
          </table:table-cell>
          <table:table-cell table:style-name="ce35" table:formula="of:=IF([.CL$3]=&quot;&quot;;&quot;&quot;;(IF(OR([.CL42]=&quot;&quot;;[.CL42]=0);0;1)))">
            <text:p/>
          </table:table-cell>
          <table:table-cell table:style-name="ce35" table:formula="of:=IF([.CM$3]=&quot;&quot;;&quot;&quot;;(IF(OR([.CM42]=&quot;&quot;;[.CM42]=0);0;1)))">
            <text:p/>
          </table:table-cell>
          <table:table-cell table:style-name="ce35" table:formula="of:=IF([.CN$3]=&quot;&quot;;&quot;&quot;;(IF(OR([.CN42]=&quot;&quot;;[.CN42]=0);0;1)))">
            <text:p/>
          </table:table-cell>
          <table:table-cell table:style-name="ce35" table:formula="of:=IF([.CO$3]=&quot;&quot;;&quot;&quot;;(IF(OR([.CO42]=&quot;&quot;;[.CO42]=0);0;1)))">
            <text:p/>
          </table:table-cell>
          <table:table-cell table:style-name="ce35" table:formula="of:=IF([.CP$3]=&quot;&quot;;&quot;&quot;;(IF(OR([.CP42]=&quot;&quot;;[.CP42]=0);0;1)))">
            <text:p/>
          </table:table-cell>
          <table:table-cell table:style-name="ce35" table:formula="of:=IF([.CQ$3]=&quot;&quot;;&quot;&quot;;(IF(OR([.CQ42]=&quot;&quot;;[.CQ42]=0);0;1)))">
            <text:p/>
          </table:table-cell>
          <table:table-cell table:style-name="ce35" table:formula="of:=IF([.CR$3]=&quot;&quot;;&quot;&quot;;(IF(OR([.CR42]=&quot;&quot;;[.CR42]=0);0;1)))">
            <text:p/>
          </table:table-cell>
          <table:table-cell table:style-name="ce35" table:formula="of:=IF([.CS$3]=&quot;&quot;;&quot;&quot;;(IF(OR([.CS42]=&quot;&quot;;[.CS42]=0);0;1)))">
            <text:p/>
          </table:table-cell>
          <table:table-cell table:style-name="ce35" table:formula="of:=IF([.CT$3]=&quot;&quot;;&quot;&quot;;(IF(OR([.CT42]=&quot;&quot;;[.CT42]=0);0;1)))">
            <text:p/>
          </table:table-cell>
          <table:table-cell table:style-name="ce35" table:formula="of:=IF([.CU$3]=&quot;&quot;;&quot;&quot;;(IF(OR([.CU42]=&quot;&quot;;[.CU42]=0);0;1)))">
            <text:p/>
          </table:table-cell>
          <table:table-cell table:style-name="ce35" table:formula="of:=IF([.CV$3]=&quot;&quot;;&quot;&quot;;(IF(OR([.CV42]=&quot;&quot;;[.CV42]=0);0;1)))">
            <text:p/>
          </table:table-cell>
          <table:table-cell table:style-name="ce35" table:formula="of:=IF([.CW$3]=&quot;&quot;;&quot;&quot;;(IF(OR([.CW42]=&quot;&quot;;[.CW42]=0);0;1)))">
            <text:p/>
          </table:table-cell>
          <table:table-cell table:style-name="ce35" table:formula="of:=IF([.CX$3]=&quot;&quot;;&quot;&quot;;(IF(OR([.CX42]=&quot;&quot;;[.CX42]=0);0;1)))">
            <text:p/>
          </table:table-cell>
          <table:table-cell table:style-name="ce35" table:formula="of:=IF([.CY$3]=&quot;&quot;;&quot;&quot;;(IF(OR([.CY42]=&quot;&quot;;[.CY42]=0);0;1)))">
            <text:p/>
          </table:table-cell>
          <table:table-cell table:style-name="ce35" table:formula="of:=IF([.CZ$3]=&quot;&quot;;&quot;&quot;;(IF(OR([.CZ42]=&quot;&quot;;[.CZ42]=0);0;1)))">
            <text:p/>
          </table:table-cell>
          <table:table-cell table:style-name="ce35" table:formula="of:=IF([.DA$3]=&quot;&quot;;&quot;&quot;;(IF(OR([.DA42]=&quot;&quot;;[.DA42]=0);0;1)))">
            <text:p/>
          </table:table-cell>
          <table:table-cell table:style-name="ce35" table:formula="of:=IF([.DB$3]=&quot;&quot;;&quot;&quot;;(IF(OR([.DB42]=&quot;&quot;;[.DB42]=0);0;1)))">
            <text:p/>
          </table:table-cell>
          <table:table-cell table:style-name="ce35" table:formula="of:=IF([.DC$3]=&quot;&quot;;&quot;&quot;;(IF(OR([.DC42]=&quot;&quot;;[.DC42]=0);0;1)))">
            <text:p/>
          </table:table-cell>
          <table:table-cell table:style-name="ce35" table:formula="of:=IF([.DD$3]=&quot;&quot;;&quot;&quot;;(IF(OR([.DD42]=&quot;&quot;;[.DD42]=0);0;1)))">
            <text:p/>
          </table:table-cell>
          <table:table-cell table:style-name="ce35" table:formula="of:=IF([.DE$3]=&quot;&quot;;&quot;&quot;;(IF(OR([.DE42]=&quot;&quot;;[.DE42]=0);0;1)))">
            <text:p/>
          </table:table-cell>
          <table:table-cell table:style-name="ce35" table:formula="of:=IF([.DF$3]=&quot;&quot;;&quot;&quot;;(IF(OR([.DF42]=&quot;&quot;;[.DF42]=0);0;1)))">
            <text:p/>
          </table:table-cell>
          <table:table-cell table:style-name="ce35" table:formula="of:=IF([.DG$3]=&quot;&quot;;&quot;&quot;;(IF(OR([.DG42]=&quot;&quot;;[.DG42]=0);0;1)))">
            <text:p/>
          </table:table-cell>
          <table:table-cell table:style-name="ce35" table:formula="of:=IF([.DH$3]=&quot;&quot;;&quot;&quot;;(IF(OR([.DH42]=&quot;&quot;;[.DH42]=0);0;1)))">
            <text:p/>
          </table:table-cell>
          <table:table-cell table:style-name="ce35" table:formula="of:=IF([.DI$3]=&quot;&quot;;&quot;&quot;;(IF(OR([.DI42]=&quot;&quot;;[.DI42]=0);0;1)))">
            <text:p/>
          </table:table-cell>
          <table:table-cell table:style-name="ce35" table:formula="of:=IF([.DJ$3]=&quot;&quot;;&quot;&quot;;(IF(OR([.DJ42]=&quot;&quot;;[.DJ42]=0);0;1)))">
            <text:p/>
          </table:table-cell>
          <table:table-cell table:style-name="ce35" table:formula="of:=IF([.DK$3]=&quot;&quot;;&quot;&quot;;(IF(OR([.DK42]=&quot;&quot;;[.DK42]=0);0;1)))">
            <text:p/>
          </table:table-cell>
          <table:table-cell table:style-name="ce35" table:formula="of:=IF([.DL$3]=&quot;&quot;;&quot;&quot;;(IF(OR([.DL42]=&quot;&quot;;[.DL42]=0);0;1)))">
            <text:p/>
          </table:table-cell>
          <table:table-cell table:style-name="ce35" table:formula="of:=IF([.DM$3]=&quot;&quot;;&quot;&quot;;(IF(OR([.DM42]=&quot;&quot;;[.DM42]=0);0;1)))">
            <text:p/>
          </table:table-cell>
          <table:table-cell table:style-name="ce35" table:formula="of:=IF([.DN$3]=&quot;&quot;;&quot;&quot;;(IF(OR([.DN42]=&quot;&quot;;[.DN42]=0);0;1)))">
            <text:p/>
          </table:table-cell>
          <table:table-cell table:style-name="ce35" table:formula="of:=IF([.DO$3]=&quot;&quot;;&quot;&quot;;(IF(OR([.DO42]=&quot;&quot;;[.DO42]=0);0;1)))">
            <text:p/>
          </table:table-cell>
          <table:table-cell table:style-name="ce35" table:formula="of:=IF([.DP$3]=&quot;&quot;;&quot;&quot;;(IF(OR([.DP42]=&quot;&quot;;[.DP42]=0);0;1)))">
            <text:p/>
          </table:table-cell>
          <table:table-cell table:style-name="ce35" table:formula="of:=IF([.DQ$3]=&quot;&quot;;&quot;&quot;;(IF(OR([.DQ42]=&quot;&quot;;[.DQ42]=0);0;1)))">
            <text:p/>
          </table:table-cell>
          <table:table-cell table:style-name="ce35" table:formula="of:=IF([.DR$3]=&quot;&quot;;&quot;&quot;;(IF(OR([.DR42]=&quot;&quot;;[.DR42]=0);0;1)))">
            <text:p/>
          </table:table-cell>
          <table:table-cell table:style-name="ce35" table:formula="of:=IF([.DS$3]=&quot;&quot;;&quot;&quot;;(IF(OR([.DS42]=&quot;&quot;;[.DS42]=0);0;1)))">
            <text:p/>
          </table:table-cell>
          <table:table-cell table:style-name="ce35" table:formula="of:=IF([.DT$3]=&quot;&quot;;&quot;&quot;;(IF(OR([.DT42]=&quot;&quot;;[.DT42]=0);0;1)))">
            <text:p/>
          </table:table-cell>
          <table:table-cell table:style-name="ce35" table:formula="of:=IF([.DU$3]=&quot;&quot;;&quot;&quot;;(IF(OR([.DU42]=&quot;&quot;;[.DU42]=0);0;1)))">
            <text:p/>
          </table:table-cell>
          <table:table-cell table:style-name="ce35" table:formula="of:=IF([.DV$3]=&quot;&quot;;&quot;&quot;;(IF(OR([.DV42]=&quot;&quot;;[.DV42]=0);0;1)))">
            <text:p/>
          </table:table-cell>
          <table:table-cell table:style-name="ce35" table:formula="of:=IF([.DW$3]=&quot;&quot;;&quot;&quot;;(IF(OR([.DW42]=&quot;&quot;;[.DW42]=0);0;1)))">
            <text:p/>
          </table:table-cell>
          <table:table-cell table:style-name="ce35" table:formula="of:=IF([.DX$3]=&quot;&quot;;&quot;&quot;;(IF(OR([.DX42]=&quot;&quot;;[.DX42]=0);0;1)))">
            <text:p/>
          </table:table-cell>
          <table:table-cell table:style-name="ce35" table:formula="of:=IF([.DY$3]=&quot;&quot;;&quot;&quot;;(IF(OR([.DY42]=&quot;&quot;;[.DY42]=0);0;1)))">
            <text:p/>
          </table:table-cell>
          <table:table-cell table:style-name="ce35" table:formula="of:=IF([.DZ$3]=&quot;&quot;;&quot;&quot;;(IF(OR([.DZ42]=&quot;&quot;;[.DZ42]=0);0;1)))">
            <text:p/>
          </table:table-cell>
          <table:table-cell table:style-name="ce35" table:formula="of:=IF([.EA$3]=&quot;&quot;;&quot;&quot;;(IF(OR([.EA42]=&quot;&quot;;[.EA42]=0);0;1)))">
            <text:p/>
          </table:table-cell>
          <table:table-cell table:style-name="ce35" table:formula="of:=IF([.EB$3]=&quot;&quot;;&quot;&quot;;(IF(OR([.EB42]=&quot;&quot;;[.EB42]=0);0;1)))">
            <text:p/>
          </table:table-cell>
          <table:table-cell table:style-name="ce35" table:formula="of:=IF([.EC$3]=&quot;&quot;;&quot;&quot;;(IF(OR([.EC42]=&quot;&quot;;[.EC42]=0);0;1)))">
            <text:p/>
          </table:table-cell>
          <table:table-cell table:style-name="ce35" table:formula="of:=IF([.ED$3]=&quot;&quot;;&quot;&quot;;(IF(OR([.ED42]=&quot;&quot;;[.ED42]=0);0;1)))">
            <text:p/>
          </table:table-cell>
          <table:table-cell table:style-name="ce35" table:formula="of:=IF([.EE$3]=&quot;&quot;;&quot;&quot;;(IF(OR([.EE42]=&quot;&quot;;[.EE42]=0);0;1)))">
            <text:p/>
          </table:table-cell>
          <table:table-cell table:style-name="ce35" table:formula="of:=IF([.EF$3]=&quot;&quot;;&quot;&quot;;(IF(OR([.EF42]=&quot;&quot;;[.EF42]=0);0;1)))">
            <text:p/>
          </table:table-cell>
          <table:table-cell table:style-name="ce35" table:formula="of:=IF([.EG$3]=&quot;&quot;;&quot;&quot;;(IF(OR([.EG42]=&quot;&quot;;[.EG42]=0);0;1)))">
            <text:p/>
          </table:table-cell>
          <table:table-cell table:style-name="ce35" table:formula="of:=IF([.EH$3]=&quot;&quot;;&quot;&quot;;(IF(OR([.EH42]=&quot;&quot;;[.EH42]=0);0;1)))">
            <text:p/>
          </table:table-cell>
          <table:table-cell table:style-name="ce35" table:formula="of:=IF([.EI$3]=&quot;&quot;;&quot;&quot;;(IF(OR([.EI42]=&quot;&quot;;[.EI42]=0);0;1)))">
            <text:p/>
          </table:table-cell>
          <table:table-cell table:style-name="ce35" table:formula="of:=IF([.EJ$3]=&quot;&quot;;&quot;&quot;;(IF(OR([.EJ42]=&quot;&quot;;[.EJ42]=0);0;1)))">
            <text:p/>
          </table:table-cell>
          <table:table-cell table:style-name="ce35" table:formula="of:=IF([.EK$3]=&quot;&quot;;&quot;&quot;;(IF(OR([.EK42]=&quot;&quot;;[.EK42]=0);0;1)))">
            <text:p/>
          </table:table-cell>
          <table:table-cell table:style-name="ce35" table:formula="of:=IF([.EL$3]=&quot;&quot;;&quot;&quot;;(IF(OR([.EL42]=&quot;&quot;;[.EL42]=0);0;1)))">
            <text:p/>
          </table:table-cell>
          <table:table-cell table:style-name="ce35" table:formula="of:=IF([.EM$3]=&quot;&quot;;&quot;&quot;;(IF(OR([.EM42]=&quot;&quot;;[.EM42]=0);0;1)))">
            <text:p/>
          </table:table-cell>
          <table:table-cell table:style-name="ce35" table:formula="of:=IF([.EN$3]=&quot;&quot;;&quot;&quot;;(IF(OR([.EN42]=&quot;&quot;;[.EN42]=0);0;1)))">
            <text:p/>
          </table:table-cell>
          <table:table-cell table:style-name="ce35" table:formula="of:=IF([.EO$3]=&quot;&quot;;&quot;&quot;;(IF(OR([.EO42]=&quot;&quot;;[.EO42]=0);0;1)))">
            <text:p/>
          </table:table-cell>
          <table:table-cell table:style-name="ce35" table:formula="of:=IF([.EP$3]=&quot;&quot;;&quot;&quot;;(IF(OR([.EP42]=&quot;&quot;;[.EP42]=0);0;1)))">
            <text:p/>
          </table:table-cell>
          <table:table-cell table:style-name="ce35" table:formula="of:=IF([.EQ$3]=&quot;&quot;;&quot;&quot;;(IF(OR([.EQ42]=&quot;&quot;;[.EQ42]=0);0;1)))">
            <text:p/>
          </table:table-cell>
          <table:table-cell table:style-name="ce35" table:formula="of:=IF([.ER$3]=&quot;&quot;;&quot;&quot;;(IF(OR([.ER42]=&quot;&quot;;[.ER42]=0);0;1)))">
            <text:p/>
          </table:table-cell>
          <table:table-cell table:style-name="ce35" table:formula="of:=IF([.ES$3]=&quot;&quot;;&quot;&quot;;(IF(OR([.ES42]=&quot;&quot;;[.ES42]=0);0;1)))">
            <text:p/>
          </table:table-cell>
          <table:table-cell table:style-name="ce35" table:formula="of:=IF([.ET$3]=&quot;&quot;;&quot;&quot;;(IF(OR([.ET42]=&quot;&quot;;[.ET42]=0);0;1)))">
            <text:p/>
          </table:table-cell>
          <table:table-cell table:style-name="ce35" table:formula="of:=IF([.EU$3]=&quot;&quot;;&quot;&quot;;(IF(OR([.EU42]=&quot;&quot;;[.EU42]=0);0;1)))">
            <text:p/>
          </table:table-cell>
          <table:table-cell table:style-name="ce35" table:formula="of:=IF([.EV$3]=&quot;&quot;;&quot;&quot;;(IF(OR([.EV42]=&quot;&quot;;[.EV42]=0);0;1)))">
            <text:p/>
          </table:table-cell>
          <table:table-cell table:style-name="ce35" table:formula="of:=IF([.EW$3]=&quot;&quot;;&quot;&quot;;(IF(OR([.EW42]=&quot;&quot;;[.EW42]=0);0;1)))">
            <text:p/>
          </table:table-cell>
          <table:table-cell table:style-name="ce35" table:formula="of:=IF([.EX$3]=&quot;&quot;;&quot;&quot;;(IF(OR([.EX42]=&quot;&quot;;[.EX42]=0);0;1)))">
            <text:p/>
          </table:table-cell>
          <table:table-cell table:style-name="ce35" table:formula="of:=IF([.EY$3]=&quot;&quot;;&quot;&quot;;(IF(OR([.EY42]=&quot;&quot;;[.EY42]=0);0;1)))">
            <text:p/>
          </table:table-cell>
          <table:table-cell table:style-name="ce35" table:formula="of:=IF([.EZ$3]=&quot;&quot;;&quot;&quot;;(IF(OR([.EZ42]=&quot;&quot;;[.EZ42]=0);0;1)))">
            <text:p/>
          </table:table-cell>
          <table:table-cell table:style-name="ce35" table:formula="of:=IF([.FA$3]=&quot;&quot;;&quot;&quot;;(IF(OR([.FA42]=&quot;&quot;;[.FA42]=0);0;1)))">
            <text:p/>
          </table:table-cell>
          <table:table-cell table:style-name="ce35" table:formula="of:=IF([.FB$3]=&quot;&quot;;&quot;&quot;;(IF(OR([.FB42]=&quot;&quot;;[.FB42]=0);0;1)))">
            <text:p/>
          </table:table-cell>
          <table:table-cell table:style-name="ce35" table:formula="of:=IF([.FC$3]=&quot;&quot;;&quot;&quot;;(IF(OR([.FC42]=&quot;&quot;;[.FC42]=0);0;1)))">
            <text:p/>
          </table:table-cell>
          <table:table-cell table:style-name="ce35" table:formula="of:=IF([.FD$3]=&quot;&quot;;&quot;&quot;;(IF(OR([.FD42]=&quot;&quot;;[.FD42]=0);0;1)))">
            <text:p/>
          </table:table-cell>
          <table:table-cell table:style-name="ce35" table:formula="of:=IF([.FE$3]=&quot;&quot;;&quot;&quot;;(IF(OR([.FE42]=&quot;&quot;;[.FE42]=0);0;1)))">
            <text:p/>
          </table:table-cell>
          <table:table-cell table:style-name="ce35" table:formula="of:=IF([.FF$3]=&quot;&quot;;&quot;&quot;;(IF(OR([.FF42]=&quot;&quot;;[.FF42]=0);0;1)))">
            <text:p/>
          </table:table-cell>
          <table:table-cell table:style-name="ce35" table:formula="of:=IF([.FG$3]=&quot;&quot;;&quot;&quot;;(IF(OR([.FG42]=&quot;&quot;;[.FG42]=0);0;1)))">
            <text:p/>
          </table:table-cell>
          <table:table-cell table:style-name="ce35" table:formula="of:=IF([.FH$3]=&quot;&quot;;&quot;&quot;;(IF(OR([.FH42]=&quot;&quot;;[.FH42]=0);0;1)))">
            <text:p/>
          </table:table-cell>
          <table:table-cell table:style-name="ce35" table:formula="of:=IF([.FI$3]=&quot;&quot;;&quot;&quot;;(IF(OR([.FI42]=&quot;&quot;;[.FI42]=0);0;1)))">
            <text:p/>
          </table:table-cell>
          <table:table-cell table:style-name="ce35" table:formula="of:=IF([.FJ$3]=&quot;&quot;;&quot;&quot;;(IF(OR([.FJ42]=&quot;&quot;;[.FJ42]=0);0;1)))">
            <text:p/>
          </table:table-cell>
          <table:table-cell table:style-name="ce35" table:formula="of:=IF([.FK$3]=&quot;&quot;;&quot;&quot;;(IF(OR([.FK42]=&quot;&quot;;[.FK42]=0);0;1)))">
            <text:p/>
          </table:table-cell>
          <table:table-cell table:style-name="ce35" table:formula="of:=IF([.FL$3]=&quot;&quot;;&quot;&quot;;(IF(OR([.FL42]=&quot;&quot;;[.FL42]=0);0;1)))">
            <text:p/>
          </table:table-cell>
          <table:table-cell table:style-name="ce35" table:formula="of:=IF([.FM$3]=&quot;&quot;;&quot;&quot;;(IF(OR([.FM42]=&quot;&quot;;[.FM42]=0);0;1)))">
            <text:p/>
          </table:table-cell>
          <table:table-cell table:style-name="ce35" table:formula="of:=IF([.FN$3]=&quot;&quot;;&quot;&quot;;(IF(OR([.FN42]=&quot;&quot;;[.FN42]=0);0;1)))">
            <text:p/>
          </table:table-cell>
          <table:table-cell table:style-name="ce35" table:formula="of:=IF([.FO$3]=&quot;&quot;;&quot;&quot;;(IF(OR([.FO42]=&quot;&quot;;[.FO42]=0);0;1)))">
            <text:p/>
          </table:table-cell>
          <table:table-cell table:style-name="ce35" table:formula="of:=IF([.FP$3]=&quot;&quot;;&quot;&quot;;(IF(OR([.FP42]=&quot;&quot;;[.FP42]=0);0;1)))">
            <text:p/>
          </table:table-cell>
          <table:table-cell table:style-name="ce35" table:formula="of:=IF([.FQ$3]=&quot;&quot;;&quot;&quot;;(IF(OR([.FQ42]=&quot;&quot;;[.FQ42]=0);0;1)))">
            <text:p/>
          </table:table-cell>
          <table:table-cell table:style-name="ce35" table:formula="of:=IF([.FR$3]=&quot;&quot;;&quot;&quot;;(IF(OR([.FR42]=&quot;&quot;;[.FR42]=0);0;1)))">
            <text:p/>
          </table:table-cell>
          <table:table-cell table:style-name="ce35" table:formula="of:=IF([.FS$3]=&quot;&quot;;&quot;&quot;;(IF(OR([.FS42]=&quot;&quot;;[.FS42]=0);0;1)))">
            <text:p/>
          </table:table-cell>
          <table:table-cell table:style-name="ce35" table:formula="of:=IF([.FT$3]=&quot;&quot;;&quot;&quot;;(IF(OR([.FT42]=&quot;&quot;;[.FT42]=0);0;1)))">
            <text:p/>
          </table:table-cell>
          <table:table-cell table:style-name="ce35" table:formula="of:=IF([.FU$3]=&quot;&quot;;&quot;&quot;;(IF(OR([.FU42]=&quot;&quot;;[.FU42]=0);0;1)))">
            <text:p/>
          </table:table-cell>
          <table:table-cell table:style-name="ce35" table:formula="of:=IF([.FV$3]=&quot;&quot;;&quot;&quot;;(IF(OR([.FV42]=&quot;&quot;;[.FV42]=0);0;1)))">
            <text:p/>
          </table:table-cell>
          <table:table-cell table:style-name="ce35" table:formula="of:=IF([.FW$3]=&quot;&quot;;&quot;&quot;;(IF(OR([.FW42]=&quot;&quot;;[.FW42]=0);0;1)))">
            <text:p/>
          </table:table-cell>
          <table:table-cell table:style-name="ce35" table:formula="of:=IF([.FX$3]=&quot;&quot;;&quot;&quot;;(IF(OR([.FX42]=&quot;&quot;;[.FX42]=0);0;1)))">
            <text:p/>
          </table:table-cell>
          <table:table-cell table:style-name="ce35" table:formula="of:=IF([.FY$3]=&quot;&quot;;&quot;&quot;;(IF(OR([.FY42]=&quot;&quot;;[.FY42]=0);0;1)))">
            <text:p/>
          </table:table-cell>
          <table:table-cell table:style-name="ce35" table:formula="of:=IF([.FZ$3]=&quot;&quot;;&quot;&quot;;(IF(OR([.FZ42]=&quot;&quot;;[.FZ42]=0);0;1)))">
            <text:p/>
          </table:table-cell>
          <table:table-cell table:style-name="ce35" table:formula="of:=IF([.GA$3]=&quot;&quot;;&quot;&quot;;(IF(OR([.GA42]=&quot;&quot;;[.GA42]=0);0;1)))">
            <text:p/>
          </table:table-cell>
          <table:table-cell table:style-name="ce35" table:formula="of:=IF([.GB$3]=&quot;&quot;;&quot;&quot;;(IF(OR([.GB42]=&quot;&quot;;[.GB42]=0);0;1)))">
            <text:p/>
          </table:table-cell>
          <table:table-cell table:style-name="ce35" table:formula="of:=IF([.GC$3]=&quot;&quot;;&quot;&quot;;(IF(OR([.GC42]=&quot;&quot;;[.GC42]=0);0;1)))">
            <text:p/>
          </table:table-cell>
          <table:table-cell table:style-name="ce35" table:formula="of:=IF([.GD$3]=&quot;&quot;;&quot;&quot;;(IF(OR([.GD42]=&quot;&quot;;[.GD42]=0);0;1)))">
            <text:p/>
          </table:table-cell>
          <table:table-cell table:style-name="ce35" table:formula="of:=IF([.GE$3]=&quot;&quot;;&quot;&quot;;(IF(OR([.GE42]=&quot;&quot;;[.GE42]=0);0;1)))">
            <text:p/>
          </table:table-cell>
          <table:table-cell table:style-name="ce35" table:formula="of:=IF([.GF$3]=&quot;&quot;;&quot;&quot;;(IF(OR([.GF42]=&quot;&quot;;[.GF42]=0);0;1)))">
            <text:p/>
          </table:table-cell>
          <table:table-cell table:style-name="ce35" table:formula="of:=IF([.GG$3]=&quot;&quot;;&quot;&quot;;(IF(OR([.GG42]=&quot;&quot;;[.GG42]=0);0;1)))">
            <text:p/>
          </table:table-cell>
          <table:table-cell table:style-name="ce35" table:formula="of:=IF([.GH$3]=&quot;&quot;;&quot;&quot;;(IF(OR([.GH42]=&quot;&quot;;[.GH42]=0);0;1)))">
            <text:p/>
          </table:table-cell>
          <table:table-cell table:style-name="ce35" table:formula="of:=IF([.GI$3]=&quot;&quot;;&quot;&quot;;(IF(OR([.GI42]=&quot;&quot;;[.GI42]=0);0;1)))">
            <text:p/>
          </table:table-cell>
          <table:table-cell table:style-name="ce35" table:formula="of:=IF([.GJ$3]=&quot;&quot;;&quot;&quot;;(IF(OR([.GJ42]=&quot;&quot;;[.GJ42]=0);0;1)))">
            <text:p/>
          </table:table-cell>
          <table:table-cell table:style-name="ce35" table:formula="of:=IF([.GK$3]=&quot;&quot;;&quot;&quot;;(IF(OR([.GK42]=&quot;&quot;;[.GK42]=0);0;1)))">
            <text:p/>
          </table:table-cell>
          <table:table-cell table:style-name="ce35" table:formula="of:=IF([.GL$3]=&quot;&quot;;&quot;&quot;;(IF(OR([.GL42]=&quot;&quot;;[.GL42]=0);0;1)))">
            <text:p/>
          </table:table-cell>
          <table:table-cell table:style-name="ce35" table:formula="of:=IF([.GM$3]=&quot;&quot;;&quot;&quot;;(IF(OR([.GM42]=&quot;&quot;;[.GM42]=0);0;1)))">
            <text:p/>
          </table:table-cell>
          <table:table-cell table:style-name="ce35" table:formula="of:=IF([.GN$3]=&quot;&quot;;&quot;&quot;;(IF(OR([.GN42]=&quot;&quot;;[.GN42]=0);0;1)))">
            <text:p/>
          </table:table-cell>
          <table:table-cell table:style-name="ce35" table:formula="of:=IF([.GO$3]=&quot;&quot;;&quot;&quot;;(IF(OR([.GO42]=&quot;&quot;;[.GO42]=0);0;1)))">
            <text:p/>
          </table:table-cell>
          <table:table-cell table:style-name="ce35" table:formula="of:=IF([.GP$3]=&quot;&quot;;&quot;&quot;;(IF(OR([.GP42]=&quot;&quot;;[.GP42]=0);0;1)))">
            <text:p/>
          </table:table-cell>
          <table:table-cell table:style-name="ce35" table:formula="of:=IF([.GQ$3]=&quot;&quot;;&quot;&quot;;(IF(OR([.GQ42]=&quot;&quot;;[.GQ42]=0);0;1)))">
            <text:p/>
          </table:table-cell>
          <table:table-cell table:style-name="ce35" table:formula="of:=IF([.GR$3]=&quot;&quot;;&quot;&quot;;(IF(OR([.GR42]=&quot;&quot;;[.GR42]=0);0;1)))">
            <text:p/>
          </table:table-cell>
          <table:table-cell table:style-name="ce35" table:formula="of:=IF([.GS$3]=&quot;&quot;;&quot;&quot;;(IF(OR([.GS42]=&quot;&quot;;[.GS42]=0);0;1)))">
            <text:p/>
          </table:table-cell>
          <table:table-cell table:style-name="ce35" table:formula="of:=IF([.GT$3]=&quot;&quot;;&quot;&quot;;(IF(OR([.GT42]=&quot;&quot;;[.GT42]=0);0;1)))">
            <text:p/>
          </table:table-cell>
          <table:table-cell table:style-name="ce35" table:formula="of:=IF([.GU$3]=&quot;&quot;;&quot;&quot;;(IF(OR([.GU42]=&quot;&quot;;[.GU42]=0);0;1)))">
            <text:p/>
          </table:table-cell>
          <table:table-cell table:style-name="ce35" table:formula="of:=IF([.GV$3]=&quot;&quot;;&quot;&quot;;(IF(OR([.GV42]=&quot;&quot;;[.GV42]=0);0;1)))">
            <text:p/>
          </table:table-cell>
          <table:table-cell table:style-name="ce35" table:formula="of:=IF([.GW$3]=&quot;&quot;;&quot;&quot;;(IF(OR([.GW42]=&quot;&quot;;[.GW42]=0);0;1)))">
            <text:p/>
          </table:table-cell>
          <table:table-cell table:style-name="ce35" table:formula="of:=IF([.GX$3]=&quot;&quot;;&quot;&quot;;(IF(OR([.GX42]=&quot;&quot;;[.GX42]=0);0;1)))">
            <text:p/>
          </table:table-cell>
          <table:table-cell table:style-name="ce35" table:formula="of:=IF([.GY$3]=&quot;&quot;;&quot;&quot;;(IF(OR([.GY42]=&quot;&quot;;[.GY42]=0);0;1)))">
            <text:p/>
          </table:table-cell>
          <table:table-cell table:style-name="ce35" table:formula="of:=IF([.GZ$3]=&quot;&quot;;&quot;&quot;;(IF(OR([.GZ42]=&quot;&quot;;[.GZ42]=0);0;1)))">
            <text:p/>
          </table:table-cell>
          <table:table-cell table:style-name="ce35" table:formula="of:=IF([.HA$3]=&quot;&quot;;&quot;&quot;;(IF(OR([.HA42]=&quot;&quot;;[.HA42]=0);0;1)))">
            <text:p/>
          </table:table-cell>
          <table:table-cell table:style-name="ce35" table:formula="of:=IF([.HB$3]=&quot;&quot;;&quot;&quot;;(IF(OR([.HB42]=&quot;&quot;;[.HB42]=0);0;1)))">
            <text:p/>
          </table:table-cell>
          <table:table-cell table:style-name="ce35" table:formula="of:=IF([.HC$3]=&quot;&quot;;&quot;&quot;;(IF(OR([.HC42]=&quot;&quot;;[.HC42]=0);0;1)))">
            <text:p/>
          </table:table-cell>
          <table:table-cell table:style-name="ce35" table:formula="of:=IF([.HD$3]=&quot;&quot;;&quot;&quot;;(IF(OR([.HD42]=&quot;&quot;;[.HD42]=0);0;1)))">
            <text:p/>
          </table:table-cell>
          <table:table-cell table:style-name="ce35" table:formula="of:=IF([.HE$3]=&quot;&quot;;&quot;&quot;;(IF(OR([.HE42]=&quot;&quot;;[.HE42]=0);0;1)))">
            <text:p/>
          </table:table-cell>
          <table:table-cell table:style-name="ce35" table:formula="of:=IF([.HF$3]=&quot;&quot;;&quot;&quot;;(IF(OR([.HF42]=&quot;&quot;;[.HF42]=0);0;1)))">
            <text:p/>
          </table:table-cell>
          <table:table-cell table:style-name="ce35" table:formula="of:=IF([.HG$3]=&quot;&quot;;&quot;&quot;;(IF(OR([.HG42]=&quot;&quot;;[.HG42]=0);0;1)))">
            <text:p/>
          </table:table-cell>
          <table:table-cell table:style-name="ce35" table:formula="of:=IF([.HH$3]=&quot;&quot;;&quot;&quot;;(IF(OR([.HH42]=&quot;&quot;;[.HH42]=0);0;1)))">
            <text:p/>
          </table:table-cell>
          <table:table-cell table:style-name="ce35" table:formula="of:=IF([.HI$3]=&quot;&quot;;&quot;&quot;;(IF(OR([.HI42]=&quot;&quot;;[.HI42]=0);0;1)))">
            <text:p/>
          </table:table-cell>
          <table:table-cell table:style-name="ce35" table:formula="of:=IF([.HJ$3]=&quot;&quot;;&quot;&quot;;(IF(OR([.HJ42]=&quot;&quot;;[.HJ42]=0);0;1)))">
            <text:p/>
          </table:table-cell>
          <table:table-cell table:style-name="ce35" table:formula="of:=IF([.HK$3]=&quot;&quot;;&quot;&quot;;(IF(OR([.HK42]=&quot;&quot;;[.HK42]=0);0;1)))">
            <text:p/>
          </table:table-cell>
          <table:table-cell table:style-name="ce35" table:formula="of:=IF([.HL$3]=&quot;&quot;;&quot;&quot;;(IF(OR([.HL42]=&quot;&quot;;[.HL42]=0);0;1)))">
            <text:p/>
          </table:table-cell>
          <table:table-cell table:style-name="ce35" table:formula="of:=IF([.HM$3]=&quot;&quot;;&quot;&quot;;(IF(OR([.HM42]=&quot;&quot;;[.HM42]=0);0;1)))">
            <text:p/>
          </table:table-cell>
          <table:table-cell table:style-name="ce35" table:formula="of:=IF([.HN$3]=&quot;&quot;;&quot;&quot;;(IF(OR([.HN42]=&quot;&quot;;[.HN42]=0);0;1)))">
            <text:p/>
          </table:table-cell>
          <table:table-cell table:style-name="ce35" table:formula="of:=IF([.HO$3]=&quot;&quot;;&quot;&quot;;(IF(OR([.HO42]=&quot;&quot;;[.HO42]=0);0;1)))">
            <text:p/>
          </table:table-cell>
          <table:table-cell table:style-name="ce35" table:formula="of:=IF([.HP$3]=&quot;&quot;;&quot;&quot;;(IF(OR([.HP42]=&quot;&quot;;[.HP42]=0);0;1)))">
            <text:p/>
          </table:table-cell>
          <table:table-cell table:style-name="ce35" table:formula="of:=IF([.HQ$3]=&quot;&quot;;&quot;&quot;;(IF(OR([.HQ42]=&quot;&quot;;[.HQ42]=0);0;1)))">
            <text:p/>
          </table:table-cell>
          <table:table-cell table:style-name="ce35" table:formula="of:=IF([.HR$3]=&quot;&quot;;&quot;&quot;;(IF(OR([.HR42]=&quot;&quot;;[.HR42]=0);0;1)))">
            <text:p/>
          </table:table-cell>
          <table:table-cell table:style-name="ce35" table:formula="of:=IF([.HS$3]=&quot;&quot;;&quot;&quot;;(IF(OR([.HS42]=&quot;&quot;;[.HS42]=0);0;1)))">
            <text:p/>
          </table:table-cell>
          <table:table-cell table:style-name="ce35" table:formula="of:=IF([.HT$3]=&quot;&quot;;&quot;&quot;;(IF(OR([.HT42]=&quot;&quot;;[.HT42]=0);0;1)))">
            <text:p/>
          </table:table-cell>
          <table:table-cell table:style-name="ce35" table:formula="of:=IF([.HU$3]=&quot;&quot;;&quot;&quot;;(IF(OR([.HU42]=&quot;&quot;;[.HU42]=0);0;1)))">
            <text:p/>
          </table:table-cell>
          <table:table-cell table:style-name="ce35" table:formula="of:=IF([.HV$3]=&quot;&quot;;&quot;&quot;;(IF(OR([.HV42]=&quot;&quot;;[.HV42]=0);0;1)))">
            <text:p/>
          </table:table-cell>
          <table:table-cell table:style-name="ce35" table:formula="of:=IF([.HW$3]=&quot;&quot;;&quot;&quot;;(IF(OR([.HW42]=&quot;&quot;;[.HW42]=0);0;1)))">
            <text:p/>
          </table:table-cell>
          <table:table-cell table:style-name="ce35" table:formula="of:=IF([.HX$3]=&quot;&quot;;&quot;&quot;;(IF(OR([.HX42]=&quot;&quot;;[.HX42]=0);0;1)))">
            <text:p/>
          </table:table-cell>
          <table:table-cell table:style-name="ce35" table:formula="of:=IF([.HY$3]=&quot;&quot;;&quot;&quot;;(IF(OR([.HY42]=&quot;&quot;;[.HY42]=0);0;1)))">
            <text:p/>
          </table:table-cell>
          <table:table-cell table:style-name="ce35" table:formula="of:=IF([.HZ$3]=&quot;&quot;;&quot;&quot;;(IF(OR([.HZ42]=&quot;&quot;;[.HZ42]=0);0;1)))">
            <text:p/>
          </table:table-cell>
          <table:table-cell table:style-name="ce35" table:formula="of:=IF([.IA$3]=&quot;&quot;;&quot;&quot;;(IF(OR([.IA42]=&quot;&quot;;[.IA42]=0);0;1)))">
            <text:p/>
          </table:table-cell>
          <table:table-cell table:style-name="ce35" table:formula="of:=IF([.IB$3]=&quot;&quot;;&quot;&quot;;(IF(OR([.IB42]=&quot;&quot;;[.IB42]=0);0;1)))">
            <text:p/>
          </table:table-cell>
          <table:table-cell table:style-name="ce35" table:formula="of:=IF([.IC$3]=&quot;&quot;;&quot;&quot;;(IF(OR([.IC42]=&quot;&quot;;[.IC42]=0);0;1)))">
            <text:p/>
          </table:table-cell>
          <table:table-cell table:style-name="ce35" table:formula="of:=IF([.ID$3]=&quot;&quot;;&quot;&quot;;(IF(OR([.ID42]=&quot;&quot;;[.ID42]=0);0;1)))">
            <text:p/>
          </table:table-cell>
          <table:table-cell table:style-name="ce35" table:formula="of:=IF([.IE$3]=&quot;&quot;;&quot;&quot;;(IF(OR([.IE42]=&quot;&quot;;[.IE42]=0);0;1)))">
            <text:p/>
          </table:table-cell>
          <table:table-cell table:style-name="ce35" table:formula="of:=IF([.IF$3]=&quot;&quot;;&quot;&quot;;(IF(OR([.IF42]=&quot;&quot;;[.IF42]=0);0;1)))">
            <text:p/>
          </table:table-cell>
          <table:table-cell table:style-name="ce35" table:formula="of:=IF([.IG$3]=&quot;&quot;;&quot;&quot;;(IF(OR([.IG42]=&quot;&quot;;[.IG42]=0);0;1)))">
            <text:p/>
          </table:table-cell>
          <table:table-cell table:style-name="ce35" table:formula="of:=IF([.IH$3]=&quot;&quot;;&quot;&quot;;(IF(OR([.IH42]=&quot;&quot;;[.IH42]=0);0;1)))">
            <text:p/>
          </table:table-cell>
          <table:table-cell table:style-name="ce35" table:formula="of:=IF([.II$3]=&quot;&quot;;&quot;&quot;;(IF(OR([.II42]=&quot;&quot;;[.II42]=0);0;1)))">
            <text:p/>
          </table:table-cell>
          <table:table-cell table:style-name="ce35" table:formula="of:=IF([.IJ$3]=&quot;&quot;;&quot;&quot;;(IF(OR([.IJ42]=&quot;&quot;;[.IJ42]=0);0;1)))">
            <text:p/>
          </table:table-cell>
          <table:table-cell table:style-name="ce35" table:formula="of:=IF([.IK$3]=&quot;&quot;;&quot;&quot;;(IF(OR([.IK42]=&quot;&quot;;[.IK42]=0);0;1)))">
            <text:p/>
          </table:table-cell>
          <table:table-cell table:style-name="ce35" table:formula="of:=IF([.IL$3]=&quot;&quot;;&quot;&quot;;(IF(OR([.IL42]=&quot;&quot;;[.IL42]=0);0;1)))">
            <text:p/>
          </table:table-cell>
          <table:table-cell table:style-name="ce35" table:formula="of:=IF([.IM$3]=&quot;&quot;;&quot;&quot;;(IF(OR([.IM42]=&quot;&quot;;[.IM42]=0);0;1)))">
            <text:p/>
          </table:table-cell>
          <table:table-cell table:style-name="ce35" table:formula="of:=IF([.IN$3]=&quot;&quot;;&quot;&quot;;(IF(OR([.IN42]=&quot;&quot;;[.IN42]=0);0;1)))">
            <text:p/>
          </table:table-cell>
          <table:table-cell table:style-name="ce35" table:formula="of:=IF([.IO$3]=&quot;&quot;;&quot;&quot;;(IF(OR([.IO42]=&quot;&quot;;[.IO42]=0);0;1)))">
            <text:p/>
          </table:table-cell>
          <table:table-cell table:style-name="ce35" table:formula="of:=IF([.IP$3]=&quot;&quot;;&quot;&quot;;(IF(OR([.IP42]=&quot;&quot;;[.IP42]=0);0;1)))">
            <text:p/>
          </table:table-cell>
          <table:table-cell table:style-name="ce35" table:formula="of:=IF([.IQ$3]=&quot;&quot;;&quot;&quot;;(IF(OR([.IQ42]=&quot;&quot;;[.IQ42]=0);0;1)))">
            <text:p/>
          </table:table-cell>
          <table:table-cell table:style-name="ce35" table:formula="of:=IF([.IR$3]=&quot;&quot;;&quot;&quot;;(IF(OR([.IR42]=&quot;&quot;;[.IR42]=0);0;1)))">
            <text:p/>
          </table:table-cell>
          <table:table-cell table:style-name="ce35" table:formula="of:=IF([.IS$3]=&quot;&quot;;&quot;&quot;;(IF(OR([.IS42]=&quot;&quot;;[.IS42]=0);0;1)))">
            <text:p/>
          </table:table-cell>
          <table:table-cell table:style-name="ce35" table:formula="of:=IF([.IT$3]=&quot;&quot;;&quot;&quot;;(IF(OR([.IT42]=&quot;&quot;;[.IT42]=0);0;1)))">
            <text:p/>
          </table:table-cell>
          <table:table-cell table:style-name="ce35" table:formula="of:=IF([.IU$3]=&quot;&quot;;&quot;&quot;;(IF(OR([.IU42]=&quot;&quot;;[.IU42]=0);0;1)))">
            <text:p/>
          </table:table-cell>
          <table:table-cell table:style-name="ce35" table:formula="of:=IF([.IV$3]=&quot;&quot;;&quot;&quot;;(IF(OR([.IV42]=&quot;&quot;;[.IV42]=0);0;1)))">
            <text:p/>
          </table:table-cell>
          <table:table-cell table:style-name="ce35" table:formula="of:=IF([.IW$3]=&quot;&quot;;&quot;&quot;;(IF(OR([.IW42]=&quot;&quot;;[.IW42]=0);0;1)))">
            <text:p/>
          </table:table-cell>
          <table:table-cell table:style-name="ce35" table:formula="of:=IF([.IX$3]=&quot;&quot;;&quot;&quot;;(IF(OR([.IX42]=&quot;&quot;;[.IX42]=0);0;1)))">
            <text:p/>
          </table:table-cell>
          <table:table-cell table:style-name="ce35" table:formula="of:=IF([.IY$3]=&quot;&quot;;&quot;&quot;;(IF(OR([.IY42]=&quot;&quot;;[.IY42]=0);0;1)))">
            <text:p/>
          </table:table-cell>
          <table:table-cell table:style-name="ce35" table:formula="of:=IF([.IZ$3]=&quot;&quot;;&quot;&quot;;(IF(OR([.IZ42]=&quot;&quot;;[.IZ42]=0);0;1)))">
            <text:p/>
          </table:table-cell>
          <table:table-cell table:style-name="ce35" table:formula="of:=IF([.JA$3]=&quot;&quot;;&quot;&quot;;(IF(OR([.JA42]=&quot;&quot;;[.JA42]=0);0;1)))">
            <text:p/>
          </table:table-cell>
          <table:table-cell table:style-name="ce35" table:formula="of:=IF([.JB$3]=&quot;&quot;;&quot;&quot;;(IF(OR([.JB42]=&quot;&quot;;[.JB42]=0);0;1)))">
            <text:p/>
          </table:table-cell>
          <table:table-cell table:style-name="ce35" table:formula="of:=IF([.JC$3]=&quot;&quot;;&quot;&quot;;(IF(OR([.JC42]=&quot;&quot;;[.JC42]=0);0;1)))">
            <text:p/>
          </table:table-cell>
          <table:table-cell table:style-name="ce35" table:formula="of:=IF([.JD$3]=&quot;&quot;;&quot;&quot;;(IF(OR([.JD42]=&quot;&quot;;[.JD42]=0);0;1)))">
            <text:p/>
          </table:table-cell>
          <table:table-cell table:style-name="ce35" table:formula="of:=IF([.JE$3]=&quot;&quot;;&quot;&quot;;(IF(OR([.JE42]=&quot;&quot;;[.JE42]=0);0;1)))">
            <text:p/>
          </table:table-cell>
          <table:table-cell table:style-name="ce35" table:formula="of:=IF([.JF$3]=&quot;&quot;;&quot;&quot;;(IF(OR([.JF42]=&quot;&quot;;[.JF42]=0);0;1)))">
            <text:p/>
          </table:table-cell>
          <table:table-cell table:style-name="ce35" table:formula="of:=IF([.JG$3]=&quot;&quot;;&quot;&quot;;(IF(OR([.JG42]=&quot;&quot;;[.JG42]=0);0;1)))">
            <text:p/>
          </table:table-cell>
          <table:table-cell table:style-name="ce35" table:formula="of:=IF([.JH$3]=&quot;&quot;;&quot;&quot;;(IF(OR([.JH42]=&quot;&quot;;[.JH42]=0);0;1)))">
            <text:p/>
          </table:table-cell>
          <table:table-cell table:style-name="ce35" table:formula="of:=IF([.JI$3]=&quot;&quot;;&quot;&quot;;(IF(OR([.JI42]=&quot;&quot;;[.JI42]=0);0;1)))">
            <text:p/>
          </table:table-cell>
          <table:table-cell table:style-name="ce35" table:formula="of:=IF([.JJ$3]=&quot;&quot;;&quot;&quot;;(IF(OR([.JJ42]=&quot;&quot;;[.JJ42]=0);0;1)))">
            <text:p/>
          </table:table-cell>
          <table:table-cell table:style-name="ce35" table:formula="of:=IF([.JK$3]=&quot;&quot;;&quot;&quot;;(IF(OR([.JK42]=&quot;&quot;;[.JK42]=0);0;1)))">
            <text:p/>
          </table:table-cell>
          <table:table-cell table:style-name="ce35" table:formula="of:=IF([.JL$3]=&quot;&quot;;&quot;&quot;;(IF(OR([.JL42]=&quot;&quot;;[.JL42]=0);0;1)))">
            <text:p/>
          </table:table-cell>
          <table:table-cell table:style-name="ce35" table:formula="of:=IF([.JM$3]=&quot;&quot;;&quot;&quot;;(IF(OR([.JM42]=&quot;&quot;;[.JM42]=0);0;1)))">
            <text:p/>
          </table:table-cell>
          <table:table-cell table:style-name="ce35" table:formula="of:=IF([.JN$3]=&quot;&quot;;&quot;&quot;;(IF(OR([.JN42]=&quot;&quot;;[.JN42]=0);0;1)))">
            <text:p/>
          </table:table-cell>
          <table:table-cell table:style-name="ce35" table:formula="of:=IF([.JO$3]=&quot;&quot;;&quot;&quot;;(IF(OR([.JO42]=&quot;&quot;;[.JO42]=0);0;1)))">
            <text:p/>
          </table:table-cell>
          <table:table-cell table:style-name="ce35" table:formula="of:=IF([.JP$3]=&quot;&quot;;&quot;&quot;;(IF(OR([.JP42]=&quot;&quot;;[.JP42]=0);0;1)))">
            <text:p/>
          </table:table-cell>
          <table:table-cell table:style-name="ce35" table:formula="of:=IF([.JQ$3]=&quot;&quot;;&quot;&quot;;(IF(OR([.JQ42]=&quot;&quot;;[.JQ42]=0);0;1)))">
            <text:p/>
          </table:table-cell>
          <table:table-cell table:style-name="ce35" table:formula="of:=IF([.JR$3]=&quot;&quot;;&quot;&quot;;(IF(OR([.JR42]=&quot;&quot;;[.JR42]=0);0;1)))">
            <text:p/>
          </table:table-cell>
          <table:table-cell table:style-name="ce35" table:formula="of:=IF([.JS$3]=&quot;&quot;;&quot;&quot;;(IF(OR([.JS42]=&quot;&quot;;[.JS42]=0);0;1)))">
            <text:p/>
          </table:table-cell>
          <table:table-cell table:style-name="ce35" table:formula="of:=IF([.JT$3]=&quot;&quot;;&quot;&quot;;(IF(OR([.JT42]=&quot;&quot;;[.JT42]=0);0;1)))">
            <text:p/>
          </table:table-cell>
          <table:table-cell table:style-name="ce35" table:formula="of:=IF([.JU$3]=&quot;&quot;;&quot;&quot;;(IF(OR([.JU42]=&quot;&quot;;[.JU42]=0);0;1)))">
            <text:p/>
          </table:table-cell>
          <table:table-cell table:style-name="ce35" table:formula="of:=IF([.JV$3]=&quot;&quot;;&quot;&quot;;(IF(OR([.JV42]=&quot;&quot;;[.JV42]=0);0;1)))">
            <text:p/>
          </table:table-cell>
          <table:table-cell table:style-name="ce35" table:formula="of:=IF([.JW$3]=&quot;&quot;;&quot;&quot;;(IF(OR([.JW42]=&quot;&quot;;[.JW42]=0);0;1)))">
            <text:p/>
          </table:table-cell>
          <table:table-cell table:style-name="ce35" table:formula="of:=IF([.JX$3]=&quot;&quot;;&quot;&quot;;(IF(OR([.JX42]=&quot;&quot;;[.JX42]=0);0;1)))">
            <text:p/>
          </table:table-cell>
          <table:table-cell table:style-name="ce35" table:formula="of:=IF([.JY$3]=&quot;&quot;;&quot;&quot;;(IF(OR([.JY42]=&quot;&quot;;[.JY42]=0);0;1)))">
            <text:p/>
          </table:table-cell>
          <table:table-cell table:style-name="ce35" table:formula="of:=IF([.JZ$3]=&quot;&quot;;&quot;&quot;;(IF(OR([.JZ42]=&quot;&quot;;[.JZ42]=0);0;1)))">
            <text:p/>
          </table:table-cell>
          <table:table-cell table:style-name="ce35" table:formula="of:=IF([.KA$3]=&quot;&quot;;&quot;&quot;;(IF(OR([.KA42]=&quot;&quot;;[.KA42]=0);0;1)))">
            <text:p/>
          </table:table-cell>
          <table:table-cell table:style-name="ce35" table:formula="of:=IF([.KB$3]=&quot;&quot;;&quot;&quot;;(IF(OR([.KB42]=&quot;&quot;;[.KB42]=0);0;1)))">
            <text:p/>
          </table:table-cell>
          <table:table-cell table:style-name="ce35" table:formula="of:=IF([.KC$3]=&quot;&quot;;&quot;&quot;;(IF(OR([.KC42]=&quot;&quot;;[.KC42]=0);0;1)))">
            <text:p/>
          </table:table-cell>
          <table:table-cell table:style-name="ce35" table:formula="of:=IF([.KD$3]=&quot;&quot;;&quot;&quot;;(IF(OR([.KD42]=&quot;&quot;;[.KD42]=0);0;1)))">
            <text:p/>
          </table:table-cell>
          <table:table-cell table:style-name="ce35" table:formula="of:=IF([.KE$3]=&quot;&quot;;&quot;&quot;;(IF(OR([.KE42]=&quot;&quot;;[.KE42]=0);0;1)))">
            <text:p/>
          </table:table-cell>
          <table:table-cell table:style-name="ce35" table:formula="of:=IF([.KF$3]=&quot;&quot;;&quot;&quot;;(IF(OR([.KF42]=&quot;&quot;;[.KF42]=0);0;1)))">
            <text:p/>
          </table:table-cell>
          <table:table-cell table:style-name="ce35" table:formula="of:=IF([.KG$3]=&quot;&quot;;&quot;&quot;;(IF(OR([.KG42]=&quot;&quot;;[.KG42]=0);0;1)))">
            <text:p/>
          </table:table-cell>
          <table:table-cell table:style-name="ce35" table:formula="of:=IF([.KH$3]=&quot;&quot;;&quot;&quot;;(IF(OR([.KH42]=&quot;&quot;;[.KH42]=0);0;1)))">
            <text:p/>
          </table:table-cell>
          <table:table-cell table:style-name="ce35" table:formula="of:=IF([.KI$3]=&quot;&quot;;&quot;&quot;;(IF(OR([.KI42]=&quot;&quot;;[.KI42]=0);0;1)))">
            <text:p/>
          </table:table-cell>
          <table:table-cell table:style-name="ce35" table:formula="of:=IF([.KJ$3]=&quot;&quot;;&quot;&quot;;(IF(OR([.KJ42]=&quot;&quot;;[.KJ42]=0);0;1)))">
            <text:p/>
          </table:table-cell>
          <table:table-cell table:style-name="ce35" table:formula="of:=IF([.KK$3]=&quot;&quot;;&quot;&quot;;(IF(OR([.KK42]=&quot;&quot;;[.KK42]=0);0;1)))">
            <text:p/>
          </table:table-cell>
          <table:table-cell table:style-name="ce35" table:formula="of:=IF([.KL$3]=&quot;&quot;;&quot;&quot;;(IF(OR([.KL42]=&quot;&quot;;[.KL42]=0);0;1)))">
            <text:p/>
          </table:table-cell>
          <table:table-cell table:style-name="ce35" table:formula="of:=IF([.KM$3]=&quot;&quot;;&quot;&quot;;(IF(OR([.KM42]=&quot;&quot;;[.KM42]=0);0;1)))">
            <text:p/>
          </table:table-cell>
          <table:table-cell table:style-name="ce35" table:formula="of:=IF([.KN$3]=&quot;&quot;;&quot;&quot;;(IF(OR([.KN42]=&quot;&quot;;[.KN42]=0);0;1)))">
            <text:p/>
          </table:table-cell>
          <table:table-cell table:style-name="ce35" table:formula="of:=IF([.KO$3]=&quot;&quot;;&quot;&quot;;(IF(OR([.KO42]=&quot;&quot;;[.KO42]=0);0;1)))">
            <text:p/>
          </table:table-cell>
          <table:table-cell table:style-name="ce35" table:formula="of:=IF([.KP$3]=&quot;&quot;;&quot;&quot;;(IF(OR([.KP42]=&quot;&quot;;[.KP42]=0);0;1)))">
            <text:p/>
          </table:table-cell>
          <table:table-cell table:style-name="ce35" table:formula="of:=IF([.KQ$3]=&quot;&quot;;&quot;&quot;;(IF(OR([.KQ42]=&quot;&quot;;[.KQ42]=0);0;1)))">
            <text:p/>
          </table:table-cell>
          <table:table-cell table:style-name="ce35" table:formula="of:=IF([.KR$3]=&quot;&quot;;&quot;&quot;;(IF(OR([.KR42]=&quot;&quot;;[.KR42]=0);0;1)))">
            <text:p/>
          </table:table-cell>
          <table:table-cell table:style-name="ce35" table:formula="of:=IF([.KS$3]=&quot;&quot;;&quot;&quot;;(IF(OR([.KS42]=&quot;&quot;;[.KS42]=0);0;1)))">
            <text:p/>
          </table:table-cell>
          <table:table-cell table:style-name="ce35" table:formula="of:=IF([.KT$3]=&quot;&quot;;&quot;&quot;;(IF(OR([.KT42]=&quot;&quot;;[.KT42]=0);0;1)))">
            <text:p/>
          </table:table-cell>
          <table:table-cell table:style-name="ce35" table:formula="of:=IF([.KU$3]=&quot;&quot;;&quot;&quot;;(IF(OR([.KU42]=&quot;&quot;;[.KU42]=0);0;1)))">
            <text:p/>
          </table:table-cell>
          <table:table-cell table:style-name="ce35" table:formula="of:=IF([.KV$3]=&quot;&quot;;&quot;&quot;;(IF(OR([.KV42]=&quot;&quot;;[.KV42]=0);0;1)))">
            <text:p/>
          </table:table-cell>
          <table:table-cell table:style-name="ce35" table:formula="of:=IF([.KW$3]=&quot;&quot;;&quot;&quot;;(IF(OR([.KW42]=&quot;&quot;;[.KW42]=0);0;1)))">
            <text:p/>
          </table:table-cell>
          <table:table-cell table:style-name="ce35" table:formula="of:=IF([.KX$3]=&quot;&quot;;&quot;&quot;;(IF(OR([.KX42]=&quot;&quot;;[.KX42]=0);0;1)))">
            <text:p/>
          </table:table-cell>
          <table:table-cell table:style-name="ce35" table:formula="of:=IF([.KY$3]=&quot;&quot;;&quot;&quot;;(IF(OR([.KY42]=&quot;&quot;;[.KY42]=0);0;1)))">
            <text:p/>
          </table:table-cell>
          <table:table-cell table:style-name="ce35" table:formula="of:=IF([.KZ$3]=&quot;&quot;;&quot;&quot;;(IF(OR([.KZ42]=&quot;&quot;;[.KZ42]=0);0;1)))">
            <text:p/>
          </table:table-cell>
          <table:table-cell table:style-name="ce35" table:formula="of:=IF([.LA$3]=&quot;&quot;;&quot;&quot;;(IF(OR([.LA42]=&quot;&quot;;[.LA42]=0);0;1)))">
            <text:p/>
          </table:table-cell>
          <table:table-cell table:style-name="ce35" table:formula="of:=IF([.LB$3]=&quot;&quot;;&quot;&quot;;(IF(OR([.LB42]=&quot;&quot;;[.LB42]=0);0;1)))">
            <text:p/>
          </table:table-cell>
          <table:table-cell table:style-name="ce35" table:formula="of:=IF([.LC$3]=&quot;&quot;;&quot;&quot;;(IF(OR([.LC42]=&quot;&quot;;[.LC42]=0);0;1)))">
            <text:p/>
          </table:table-cell>
          <table:table-cell table:style-name="ce35" table:formula="of:=IF([.LD$3]=&quot;&quot;;&quot;&quot;;(IF(OR([.LD42]=&quot;&quot;;[.LD42]=0);0;1)))">
            <text:p/>
          </table:table-cell>
          <table:table-cell table:style-name="ce35" table:formula="of:=IF([.LE$3]=&quot;&quot;;&quot;&quot;;(IF(OR([.LE42]=&quot;&quot;;[.LE42]=0);0;1)))">
            <text:p/>
          </table:table-cell>
          <table:table-cell table:style-name="ce35" table:formula="of:=IF([.LF$3]=&quot;&quot;;&quot;&quot;;(IF(OR([.LF42]=&quot;&quot;;[.LF42]=0);0;1)))">
            <text:p/>
          </table:table-cell>
          <table:table-cell table:style-name="ce35" table:formula="of:=IF([.LG$3]=&quot;&quot;;&quot;&quot;;(IF(OR([.LG42]=&quot;&quot;;[.LG42]=0);0;1)))">
            <text:p/>
          </table:table-cell>
          <table:table-cell table:style-name="ce35" table:formula="of:=IF([.LH$3]=&quot;&quot;;&quot;&quot;;(IF(OR([.LH42]=&quot;&quot;;[.LH42]=0);0;1)))">
            <text:p/>
          </table:table-cell>
          <table:table-cell table:style-name="ce35" table:formula="of:=IF([.LI$3]=&quot;&quot;;&quot;&quot;;(IF(OR([.LI42]=&quot;&quot;;[.LI42]=0);0;1)))">
            <text:p/>
          </table:table-cell>
          <table:table-cell table:style-name="ce35" table:formula="of:=IF([.LJ$3]=&quot;&quot;;&quot;&quot;;(IF(OR([.LJ42]=&quot;&quot;;[.LJ42]=0);0;1)))">
            <text:p/>
          </table:table-cell>
          <table:table-cell table:style-name="ce35" table:formula="of:=IF([.LK$3]=&quot;&quot;;&quot;&quot;;(IF(OR([.LK42]=&quot;&quot;;[.LK42]=0);0;1)))">
            <text:p/>
          </table:table-cell>
          <table:table-cell table:style-name="ce35" table:formula="of:=IF([.LL$3]=&quot;&quot;;&quot;&quot;;(IF(OR([.LL42]=&quot;&quot;;[.LL42]=0);0;1)))">
            <text:p/>
          </table:table-cell>
          <table:table-cell table:style-name="ce35" table:formula="of:=IF([.LM$3]=&quot;&quot;;&quot;&quot;;(IF(OR([.LM42]=&quot;&quot;;[.LM42]=0);0;1)))">
            <text:p/>
          </table:table-cell>
          <table:table-cell table:style-name="ce35" table:formula="of:=IF([.LN$3]=&quot;&quot;;&quot;&quot;;(IF(OR([.LN42]=&quot;&quot;;[.LN42]=0);0;1)))">
            <text:p/>
          </table:table-cell>
          <table:table-cell table:style-name="ce35" table:formula="of:=IF([.LO$3]=&quot;&quot;;&quot;&quot;;(IF(OR([.LO42]=&quot;&quot;;[.LO42]=0);0;1)))">
            <text:p/>
          </table:table-cell>
          <table:table-cell table:style-name="ce35" table:formula="of:=IF([.LP$3]=&quot;&quot;;&quot;&quot;;(IF(OR([.LP42]=&quot;&quot;;[.LP42]=0);0;1)))">
            <text:p/>
          </table:table-cell>
          <table:table-cell table:style-name="ce35" table:formula="of:=IF([.LQ$3]=&quot;&quot;;&quot;&quot;;(IF(OR([.LQ42]=&quot;&quot;;[.LQ42]=0);0;1)))">
            <text:p/>
          </table:table-cell>
          <table:table-cell table:style-name="ce35" table:formula="of:=IF([.LR$3]=&quot;&quot;;&quot;&quot;;(IF(OR([.LR42]=&quot;&quot;;[.LR42]=0);0;1)))">
            <text:p/>
          </table:table-cell>
          <table:table-cell table:style-name="ce35" table:formula="of:=IF([.LS$3]=&quot;&quot;;&quot;&quot;;(IF(OR([.LS42]=&quot;&quot;;[.LS42]=0);0;1)))">
            <text:p/>
          </table:table-cell>
          <table:table-cell table:style-name="ce35" table:formula="of:=IF([.LT$3]=&quot;&quot;;&quot;&quot;;(IF(OR([.LT42]=&quot;&quot;;[.LT42]=0);0;1)))">
            <text:p/>
          </table:table-cell>
          <table:table-cell table:style-name="ce35" table:formula="of:=IF([.LU$3]=&quot;&quot;;&quot;&quot;;(IF(OR([.LU42]=&quot;&quot;;[.LU42]=0);0;1)))">
            <text:p/>
          </table:table-cell>
          <table:table-cell table:style-name="ce35" table:formula="of:=IF([.LV$3]=&quot;&quot;;&quot;&quot;;(IF(OR([.LV42]=&quot;&quot;;[.LV42]=0);0;1)))">
            <text:p/>
          </table:table-cell>
          <table:table-cell table:style-name="ce35" table:formula="of:=IF([.LW$3]=&quot;&quot;;&quot;&quot;;(IF(OR([.LW42]=&quot;&quot;;[.LW42]=0);0;1)))">
            <text:p/>
          </table:table-cell>
          <table:table-cell table:style-name="ce35" table:formula="of:=IF([.LX$3]=&quot;&quot;;&quot;&quot;;(IF(OR([.LX42]=&quot;&quot;;[.LX42]=0);0;1)))">
            <text:p/>
          </table:table-cell>
          <table:table-cell table:style-name="ce35" table:formula="of:=IF([.LY$3]=&quot;&quot;;&quot;&quot;;(IF(OR([.LY42]=&quot;&quot;;[.LY42]=0);0;1)))">
            <text:p/>
          </table:table-cell>
          <table:table-cell table:style-name="ce35" table:formula="of:=IF([.LZ$3]=&quot;&quot;;&quot;&quot;;(IF(OR([.LZ42]=&quot;&quot;;[.LZ42]=0);0;1)))">
            <text:p/>
          </table:table-cell>
          <table:table-cell table:style-name="ce35" table:formula="of:=IF([.MA$3]=&quot;&quot;;&quot;&quot;;(IF(OR([.MA42]=&quot;&quot;;[.MA42]=0);0;1)))">
            <text:p/>
          </table:table-cell>
          <table:table-cell table:style-name="ce35" table:formula="of:=IF([.MB$3]=&quot;&quot;;&quot;&quot;;(IF(OR([.MB42]=&quot;&quot;;[.MB42]=0);0;1)))">
            <text:p/>
          </table:table-cell>
          <table:table-cell table:style-name="ce35" table:formula="of:=IF([.MC$3]=&quot;&quot;;&quot;&quot;;(IF(OR([.MC42]=&quot;&quot;;[.MC42]=0);0;1)))">
            <text:p/>
          </table:table-cell>
          <table:table-cell table:style-name="ce35" table:formula="of:=IF([.MD$3]=&quot;&quot;;&quot;&quot;;(IF(OR([.MD42]=&quot;&quot;;[.MD42]=0);0;1)))">
            <text:p/>
          </table:table-cell>
          <table:table-cell table:style-name="ce35" table:formula="of:=IF([.ME$3]=&quot;&quot;;&quot;&quot;;(IF(OR([.ME42]=&quot;&quot;;[.ME42]=0);0;1)))">
            <text:p/>
          </table:table-cell>
          <table:table-cell table:style-name="ce35" table:formula="of:=IF([.MF$3]=&quot;&quot;;&quot;&quot;;(IF(OR([.MF42]=&quot;&quot;;[.MF42]=0);0;1)))">
            <text:p/>
          </table:table-cell>
          <table:table-cell table:style-name="ce35" table:formula="of:=IF([.MG$3]=&quot;&quot;;&quot;&quot;;(IF(OR([.MG42]=&quot;&quot;;[.MG42]=0);0;1)))">
            <text:p/>
          </table:table-cell>
          <table:table-cell table:style-name="ce35" table:formula="of:=IF([.MH$3]=&quot;&quot;;&quot;&quot;;(IF(OR([.MH42]=&quot;&quot;;[.MH42]=0);0;1)))">
            <text:p/>
          </table:table-cell>
          <table:table-cell table:style-name="ce35" table:formula="of:=IF([.MI$3]=&quot;&quot;;&quot;&quot;;(IF(OR([.MI42]=&quot;&quot;;[.MI42]=0);0;1)))">
            <text:p/>
          </table:table-cell>
          <table:table-cell table:style-name="ce35" table:formula="of:=IF([.MJ$3]=&quot;&quot;;&quot;&quot;;(IF(OR([.MJ42]=&quot;&quot;;[.MJ42]=0);0;1)))">
            <text:p/>
          </table:table-cell>
          <table:table-cell table:style-name="ce35" table:formula="of:=IF([.MK$3]=&quot;&quot;;&quot;&quot;;(IF(OR([.MK42]=&quot;&quot;;[.MK42]=0);0;1)))">
            <text:p/>
          </table:table-cell>
          <table:table-cell table:style-name="ce35" table:formula="of:=IF([.ML$3]=&quot;&quot;;&quot;&quot;;(IF(OR([.ML42]=&quot;&quot;;[.ML42]=0);0;1)))">
            <text:p/>
          </table:table-cell>
          <table:table-cell table:style-name="ce35" table:formula="of:=IF([.MM$3]=&quot;&quot;;&quot;&quot;;(IF(OR([.MM42]=&quot;&quot;;[.MM42]=0);0;1)))">
            <text:p/>
          </table:table-cell>
          <table:table-cell table:style-name="ce35" table:formula="of:=IF([.MN$3]=&quot;&quot;;&quot;&quot;;(IF(OR([.MN42]=&quot;&quot;;[.MN42]=0);0;1)))">
            <text:p/>
          </table:table-cell>
          <table:table-cell table:style-name="ce35" table:formula="of:=IF([.MO$3]=&quot;&quot;;&quot;&quot;;(IF(OR([.MO42]=&quot;&quot;;[.MO42]=0);0;1)))">
            <text:p/>
          </table:table-cell>
          <table:table-cell table:style-name="ce35" table:formula="of:=IF([.MP$3]=&quot;&quot;;&quot;&quot;;(IF(OR([.MP42]=&quot;&quot;;[.MP42]=0);0;1)))">
            <text:p/>
          </table:table-cell>
          <table:table-cell table:style-name="ce35" table:formula="of:=IF([.MQ$3]=&quot;&quot;;&quot;&quot;;(IF(OR([.MQ42]=&quot;&quot;;[.MQ42]=0);0;1)))">
            <text:p/>
          </table:table-cell>
          <table:table-cell table:style-name="ce35" table:formula="of:=IF([.MR$3]=&quot;&quot;;&quot;&quot;;(IF(OR([.MR42]=&quot;&quot;;[.MR42]=0);0;1)))">
            <text:p/>
          </table:table-cell>
          <table:table-cell table:style-name="ce35" table:formula="of:=IF([.MS$3]=&quot;&quot;;&quot;&quot;;(IF(OR([.MS42]=&quot;&quot;;[.MS42]=0);0;1)))">
            <text:p/>
          </table:table-cell>
          <table:table-cell table:style-name="ce35" table:formula="of:=IF([.MT$3]=&quot;&quot;;&quot;&quot;;(IF(OR([.MT42]=&quot;&quot;;[.MT42]=0);0;1)))">
            <text:p/>
          </table:table-cell>
          <table:table-cell table:style-name="ce35" table:formula="of:=IF([.MU$3]=&quot;&quot;;&quot;&quot;;(IF(OR([.MU42]=&quot;&quot;;[.MU42]=0);0;1)))">
            <text:p/>
          </table:table-cell>
          <table:table-cell table:style-name="ce35" table:formula="of:=IF([.MV$3]=&quot;&quot;;&quot;&quot;;(IF(OR([.MV42]=&quot;&quot;;[.MV42]=0);0;1)))">
            <text:p/>
          </table:table-cell>
          <table:table-cell table:style-name="ce35" table:formula="of:=IF([.MW$3]=&quot;&quot;;&quot;&quot;;(IF(OR([.MW42]=&quot;&quot;;[.MW42]=0);0;1)))">
            <text:p/>
          </table:table-cell>
          <table:table-cell table:style-name="ce35" table:formula="of:=IF([.MX$3]=&quot;&quot;;&quot;&quot;;(IF(OR([.MX42]=&quot;&quot;;[.MX42]=0);0;1)))">
            <text:p/>
          </table:table-cell>
          <table:table-cell table:style-name="ce35" table:formula="of:=IF([.MY$3]=&quot;&quot;;&quot;&quot;;(IF(OR([.MY42]=&quot;&quot;;[.MY42]=0);0;1)))">
            <text:p/>
          </table:table-cell>
          <table:table-cell table:style-name="ce35" table:formula="of:=IF([.MZ$3]=&quot;&quot;;&quot;&quot;;(IF(OR([.MZ42]=&quot;&quot;;[.MZ42]=0);0;1)))">
            <text:p/>
          </table:table-cell>
          <table:table-cell table:style-name="ce35" table:formula="of:=IF([.NA$3]=&quot;&quot;;&quot;&quot;;(IF(OR([.NA42]=&quot;&quot;;[.NA42]=0);0;1)))">
            <text:p/>
          </table:table-cell>
          <table:table-cell table:style-name="ce35" table:formula="of:=IF([.NB$3]=&quot;&quot;;&quot;&quot;;(IF(OR([.NB42]=&quot;&quot;;[.NB42]=0);0;1)))">
            <text:p/>
          </table:table-cell>
          <table:table-cell table:style-name="ce35" table:formula="of:=IF([.NC$3]=&quot;&quot;;&quot;&quot;;(IF(OR([.NC42]=&quot;&quot;;[.NC42]=0);0;1)))">
            <text:p/>
          </table:table-cell>
          <table:table-cell table:style-name="ce35" table:formula="of:=IF([.ND$3]=&quot;&quot;;&quot;&quot;;(IF(OR([.ND42]=&quot;&quot;;[.ND42]=0);0;1)))">
            <text:p/>
          </table:table-cell>
          <table:table-cell table:style-name="ce35" table:formula="of:=IF([.NE$3]=&quot;&quot;;&quot;&quot;;(IF(OR([.NE42]=&quot;&quot;;[.NE42]=0);0;1)))">
            <text:p/>
          </table:table-cell>
          <table:table-cell table:style-name="ce35" table:formula="of:=IF([.NF$3]=&quot;&quot;;&quot;&quot;;(IF(OR([.NF42]=&quot;&quot;;[.NF42]=0);0;1)))">
            <text:p/>
          </table:table-cell>
          <table:table-cell table:number-columns-repeated="287"/>
        </table:table-row>
        <table:table-row table:style-name="ro2">
          <table:table-cell table:style-name="ce5" table:formula="of:=MAX([.A43:.B43])" office:value-type="float" office:value="0" calcext:value-type="float">
            <text:p>0</text:p>
          </table:table-cell>
          <table:table-cell table:style-name="ce11" table:formula="of:=IFERROR((LEN([.NG43])-SEARCH(&quot;0[^0]*$&quot;;[.NG43]));LEN([.NG43]))" office:value-type="float" office:value="0" calcext:value-type="float">
            <text:p>0</text:p>
          </table:table-cell>
          <table:table-cell table:style-name="ce5" table:formula="of:=COUNTA([.E43:.NF43])" office:value-type="float" office:value="0" calcext:value-type="float">
            <text:p>0</text:p>
          </table:table-cell>
          <table:table-cell table:style-name="ce17"/>
          <table:table-cell table:style-name="ce27" table:number-columns-repeated="365"/>
          <table:table-cell table:style-name="ce42"/>
          <table:table-cell table:style-name="ce47" table:formula="of:=COM.MICROSOFT.CONCAT([.NH43:.ABI43])">
            <text:p/>
          </table:table-cell>
          <table:table-cell table:style-name="ce46" table:formula="of:=IF([.E$3]=&quot;&quot;;&quot;&quot;;(IF(OR([.E43]=&quot;&quot;;[.E43]=0);0;1)))">
            <text:p/>
          </table:table-cell>
          <table:table-cell table:style-name="ce46" table:formula="of:=IF([.F$3]=&quot;&quot;;&quot;&quot;;(IF(OR([.F43]=&quot;&quot;;[.F43]=0);0;1)))">
            <text:p/>
          </table:table-cell>
          <table:table-cell table:style-name="ce46" table:formula="of:=IF([.G$3]=&quot;&quot;;&quot;&quot;;(IF(OR([.G43]=&quot;&quot;;[.G43]=0);0;1)))">
            <text:p/>
          </table:table-cell>
          <table:table-cell table:style-name="ce46" table:formula="of:=IF([.H$3]=&quot;&quot;;&quot;&quot;;(IF(OR([.H43]=&quot;&quot;;[.H43]=0);0;1)))">
            <text:p/>
          </table:table-cell>
          <table:table-cell table:style-name="ce47" table:formula="of:=IF([.I$3]=&quot;&quot;;&quot;&quot;;(IF(OR([.I43]=&quot;&quot;;[.I43]=0);0;1)))">
            <text:p/>
          </table:table-cell>
          <table:table-cell table:style-name="ce47" table:formula="of:=IF([.J$3]=&quot;&quot;;&quot;&quot;;(IF(OR([.J43]=&quot;&quot;;[.J43]=0);0;1)))">
            <text:p/>
          </table:table-cell>
          <table:table-cell table:style-name="ce47" table:formula="of:=IF([.K$3]=&quot;&quot;;&quot;&quot;;(IF(OR([.K43]=&quot;&quot;;[.K43]=0);0;1)))">
            <text:p/>
          </table:table-cell>
          <table:table-cell table:style-name="ce47" table:formula="of:=IF([.L$3]=&quot;&quot;;&quot;&quot;;(IF(OR([.L43]=&quot;&quot;;[.L43]=0);0;1)))">
            <text:p/>
          </table:table-cell>
          <table:table-cell table:style-name="ce47" table:formula="of:=IF([.M$3]=&quot;&quot;;&quot;&quot;;(IF(OR([.M43]=&quot;&quot;;[.M43]=0);0;1)))">
            <text:p/>
          </table:table-cell>
          <table:table-cell table:style-name="ce47" table:formula="of:=IF([.N$3]=&quot;&quot;;&quot;&quot;;(IF(OR([.N43]=&quot;&quot;;[.N43]=0);0;1)))">
            <text:p/>
          </table:table-cell>
          <table:table-cell table:style-name="ce47" table:formula="of:=IF([.O$3]=&quot;&quot;;&quot;&quot;;(IF(OR([.O43]=&quot;&quot;;[.O43]=0);0;1)))">
            <text:p/>
          </table:table-cell>
          <table:table-cell table:style-name="ce47" table:formula="of:=IF([.P$3]=&quot;&quot;;&quot;&quot;;(IF(OR([.P43]=&quot;&quot;;[.P43]=0);0;1)))">
            <text:p/>
          </table:table-cell>
          <table:table-cell table:style-name="ce47" table:formula="of:=IF([.Q$3]=&quot;&quot;;&quot;&quot;;(IF(OR([.Q43]=&quot;&quot;;[.Q43]=0);0;1)))">
            <text:p/>
          </table:table-cell>
          <table:table-cell table:style-name="ce47" table:formula="of:=IF([.R$3]=&quot;&quot;;&quot;&quot;;(IF(OR([.R43]=&quot;&quot;;[.R43]=0);0;1)))">
            <text:p/>
          </table:table-cell>
          <table:table-cell table:style-name="ce47" table:formula="of:=IF([.S$3]=&quot;&quot;;&quot;&quot;;(IF(OR([.S43]=&quot;&quot;;[.S43]=0);0;1)))">
            <text:p/>
          </table:table-cell>
          <table:table-cell table:style-name="ce47" table:formula="of:=IF([.T$3]=&quot;&quot;;&quot;&quot;;(IF(OR([.T43]=&quot;&quot;;[.T43]=0);0;1)))">
            <text:p/>
          </table:table-cell>
          <table:table-cell table:style-name="ce47" table:formula="of:=IF([.U$3]=&quot;&quot;;&quot;&quot;;(IF(OR([.U43]=&quot;&quot;;[.U43]=0);0;1)))">
            <text:p/>
          </table:table-cell>
          <table:table-cell table:style-name="ce47" table:formula="of:=IF([.V$3]=&quot;&quot;;&quot;&quot;;(IF(OR([.V43]=&quot;&quot;;[.V43]=0);0;1)))">
            <text:p/>
          </table:table-cell>
          <table:table-cell table:style-name="ce47" table:formula="of:=IF([.W$3]=&quot;&quot;;&quot;&quot;;(IF(OR([.W43]=&quot;&quot;;[.W43]=0);0;1)))">
            <text:p/>
          </table:table-cell>
          <table:table-cell table:style-name="ce47" table:formula="of:=IF([.X$3]=&quot;&quot;;&quot;&quot;;(IF(OR([.X43]=&quot;&quot;;[.X43]=0);0;1)))">
            <text:p/>
          </table:table-cell>
          <table:table-cell table:style-name="ce47" table:formula="of:=IF([.Y$3]=&quot;&quot;;&quot;&quot;;(IF(OR([.Y43]=&quot;&quot;;[.Y43]=0);0;1)))">
            <text:p/>
          </table:table-cell>
          <table:table-cell table:style-name="ce47" table:formula="of:=IF([.Z$3]=&quot;&quot;;&quot;&quot;;(IF(OR([.Z43]=&quot;&quot;;[.Z43]=0);0;1)))">
            <text:p/>
          </table:table-cell>
          <table:table-cell table:style-name="ce47" table:formula="of:=IF([.AA$3]=&quot;&quot;;&quot;&quot;;(IF(OR([.AA43]=&quot;&quot;;[.AA43]=0);0;1)))">
            <text:p/>
          </table:table-cell>
          <table:table-cell table:style-name="ce47" table:formula="of:=IF([.AB$3]=&quot;&quot;;&quot;&quot;;(IF(OR([.AB43]=&quot;&quot;;[.AB43]=0);0;1)))">
            <text:p/>
          </table:table-cell>
          <table:table-cell table:style-name="ce47" table:formula="of:=IF([.AC$3]=&quot;&quot;;&quot;&quot;;(IF(OR([.AC43]=&quot;&quot;;[.AC43]=0);0;1)))">
            <text:p/>
          </table:table-cell>
          <table:table-cell table:style-name="ce47" table:formula="of:=IF([.AD$3]=&quot;&quot;;&quot;&quot;;(IF(OR([.AD43]=&quot;&quot;;[.AD43]=0);0;1)))">
            <text:p/>
          </table:table-cell>
          <table:table-cell table:style-name="ce47" table:formula="of:=IF([.AE$3]=&quot;&quot;;&quot;&quot;;(IF(OR([.AE43]=&quot;&quot;;[.AE43]=0);0;1)))">
            <text:p/>
          </table:table-cell>
          <table:table-cell table:style-name="ce47" table:formula="of:=IF([.AF$3]=&quot;&quot;;&quot;&quot;;(IF(OR([.AF43]=&quot;&quot;;[.AF43]=0);0;1)))">
            <text:p/>
          </table:table-cell>
          <table:table-cell table:style-name="ce47" table:formula="of:=IF([.AG$3]=&quot;&quot;;&quot;&quot;;(IF(OR([.AG43]=&quot;&quot;;[.AG43]=0);0;1)))">
            <text:p/>
          </table:table-cell>
          <table:table-cell table:style-name="ce47" table:formula="of:=IF([.AH$3]=&quot;&quot;;&quot;&quot;;(IF(OR([.AH43]=&quot;&quot;;[.AH43]=0);0;1)))">
            <text:p/>
          </table:table-cell>
          <table:table-cell table:style-name="ce47" table:formula="of:=IF([.AI$3]=&quot;&quot;;&quot;&quot;;(IF(OR([.AI43]=&quot;&quot;;[.AI43]=0);0;1)))">
            <text:p/>
          </table:table-cell>
          <table:table-cell table:style-name="ce47" table:formula="of:=IF([.AJ$3]=&quot;&quot;;&quot;&quot;;(IF(OR([.AJ43]=&quot;&quot;;[.AJ43]=0);0;1)))">
            <text:p/>
          </table:table-cell>
          <table:table-cell table:style-name="ce47" table:formula="of:=IF([.AK$3]=&quot;&quot;;&quot;&quot;;(IF(OR([.AK43]=&quot;&quot;;[.AK43]=0);0;1)))">
            <text:p/>
          </table:table-cell>
          <table:table-cell table:style-name="ce47" table:formula="of:=IF([.AL$3]=&quot;&quot;;&quot;&quot;;(IF(OR([.AL43]=&quot;&quot;;[.AL43]=0);0;1)))">
            <text:p/>
          </table:table-cell>
          <table:table-cell table:style-name="ce47" table:formula="of:=IF([.AM$3]=&quot;&quot;;&quot;&quot;;(IF(OR([.AM43]=&quot;&quot;;[.AM43]=0);0;1)))">
            <text:p/>
          </table:table-cell>
          <table:table-cell table:style-name="ce47" table:formula="of:=IF([.AN$3]=&quot;&quot;;&quot;&quot;;(IF(OR([.AN43]=&quot;&quot;;[.AN43]=0);0;1)))">
            <text:p/>
          </table:table-cell>
          <table:table-cell table:style-name="ce47" table:formula="of:=IF([.AO$3]=&quot;&quot;;&quot;&quot;;(IF(OR([.AO43]=&quot;&quot;;[.AO43]=0);0;1)))">
            <text:p/>
          </table:table-cell>
          <table:table-cell table:style-name="ce47" table:formula="of:=IF([.AP$3]=&quot;&quot;;&quot;&quot;;(IF(OR([.AP43]=&quot;&quot;;[.AP43]=0);0;1)))">
            <text:p/>
          </table:table-cell>
          <table:table-cell table:style-name="ce47" table:formula="of:=IF([.AQ$3]=&quot;&quot;;&quot;&quot;;(IF(OR([.AQ43]=&quot;&quot;;[.AQ43]=0);0;1)))">
            <text:p/>
          </table:table-cell>
          <table:table-cell table:style-name="ce47" table:formula="of:=IF([.AR$3]=&quot;&quot;;&quot;&quot;;(IF(OR([.AR43]=&quot;&quot;;[.AR43]=0);0;1)))">
            <text:p/>
          </table:table-cell>
          <table:table-cell table:style-name="ce47" table:formula="of:=IF([.AS$3]=&quot;&quot;;&quot;&quot;;(IF(OR([.AS43]=&quot;&quot;;[.AS43]=0);0;1)))">
            <text:p/>
          </table:table-cell>
          <table:table-cell table:style-name="ce47" table:formula="of:=IF([.AT$3]=&quot;&quot;;&quot;&quot;;(IF(OR([.AT43]=&quot;&quot;;[.AT43]=0);0;1)))">
            <text:p/>
          </table:table-cell>
          <table:table-cell table:style-name="ce47" table:formula="of:=IF([.AU$3]=&quot;&quot;;&quot;&quot;;(IF(OR([.AU43]=&quot;&quot;;[.AU43]=0);0;1)))">
            <text:p/>
          </table:table-cell>
          <table:table-cell table:style-name="ce47" table:formula="of:=IF([.AV$3]=&quot;&quot;;&quot;&quot;;(IF(OR([.AV43]=&quot;&quot;;[.AV43]=0);0;1)))">
            <text:p/>
          </table:table-cell>
          <table:table-cell table:style-name="ce47" table:formula="of:=IF([.AW$3]=&quot;&quot;;&quot;&quot;;(IF(OR([.AW43]=&quot;&quot;;[.AW43]=0);0;1)))">
            <text:p/>
          </table:table-cell>
          <table:table-cell table:style-name="ce47" table:formula="of:=IF([.AX$3]=&quot;&quot;;&quot;&quot;;(IF(OR([.AX43]=&quot;&quot;;[.AX43]=0);0;1)))">
            <text:p/>
          </table:table-cell>
          <table:table-cell table:style-name="ce47" table:formula="of:=IF([.AY$3]=&quot;&quot;;&quot;&quot;;(IF(OR([.AY43]=&quot;&quot;;[.AY43]=0);0;1)))">
            <text:p/>
          </table:table-cell>
          <table:table-cell table:style-name="ce47" table:formula="of:=IF([.AZ$3]=&quot;&quot;;&quot;&quot;;(IF(OR([.AZ43]=&quot;&quot;;[.AZ43]=0);0;1)))">
            <text:p/>
          </table:table-cell>
          <table:table-cell table:style-name="ce47" table:formula="of:=IF([.BA$3]=&quot;&quot;;&quot;&quot;;(IF(OR([.BA43]=&quot;&quot;;[.BA43]=0);0;1)))">
            <text:p/>
          </table:table-cell>
          <table:table-cell table:style-name="ce47" table:formula="of:=IF([.BB$3]=&quot;&quot;;&quot;&quot;;(IF(OR([.BB43]=&quot;&quot;;[.BB43]=0);0;1)))">
            <text:p/>
          </table:table-cell>
          <table:table-cell table:style-name="ce47" table:formula="of:=IF([.BC$3]=&quot;&quot;;&quot;&quot;;(IF(OR([.BC43]=&quot;&quot;;[.BC43]=0);0;1)))">
            <text:p/>
          </table:table-cell>
          <table:table-cell table:style-name="ce47" table:formula="of:=IF([.BD$3]=&quot;&quot;;&quot;&quot;;(IF(OR([.BD43]=&quot;&quot;;[.BD43]=0);0;1)))">
            <text:p/>
          </table:table-cell>
          <table:table-cell table:style-name="ce47" table:formula="of:=IF([.BE$3]=&quot;&quot;;&quot;&quot;;(IF(OR([.BE43]=&quot;&quot;;[.BE43]=0);0;1)))">
            <text:p/>
          </table:table-cell>
          <table:table-cell table:style-name="ce47" table:formula="of:=IF([.BF$3]=&quot;&quot;;&quot;&quot;;(IF(OR([.BF43]=&quot;&quot;;[.BF43]=0);0;1)))">
            <text:p/>
          </table:table-cell>
          <table:table-cell table:style-name="ce47" table:formula="of:=IF([.BG$3]=&quot;&quot;;&quot;&quot;;(IF(OR([.BG43]=&quot;&quot;;[.BG43]=0);0;1)))">
            <text:p/>
          </table:table-cell>
          <table:table-cell table:style-name="ce47" table:formula="of:=IF([.BH$3]=&quot;&quot;;&quot;&quot;;(IF(OR([.BH43]=&quot;&quot;;[.BH43]=0);0;1)))">
            <text:p/>
          </table:table-cell>
          <table:table-cell table:style-name="ce47" table:formula="of:=IF([.BI$3]=&quot;&quot;;&quot;&quot;;(IF(OR([.BI43]=&quot;&quot;;[.BI43]=0);0;1)))">
            <text:p/>
          </table:table-cell>
          <table:table-cell table:style-name="ce47" table:formula="of:=IF([.BJ$3]=&quot;&quot;;&quot;&quot;;(IF(OR([.BJ43]=&quot;&quot;;[.BJ43]=0);0;1)))">
            <text:p/>
          </table:table-cell>
          <table:table-cell table:style-name="ce47" table:formula="of:=IF([.BK$3]=&quot;&quot;;&quot;&quot;;(IF(OR([.BK43]=&quot;&quot;;[.BK43]=0);0;1)))">
            <text:p/>
          </table:table-cell>
          <table:table-cell table:style-name="ce47" table:formula="of:=IF([.BL$3]=&quot;&quot;;&quot;&quot;;(IF(OR([.BL43]=&quot;&quot;;[.BL43]=0);0;1)))">
            <text:p/>
          </table:table-cell>
          <table:table-cell table:style-name="ce47" table:formula="of:=IF([.BM$3]=&quot;&quot;;&quot;&quot;;(IF(OR([.BM43]=&quot;&quot;;[.BM43]=0);0;1)))">
            <text:p/>
          </table:table-cell>
          <table:table-cell table:style-name="ce47" table:formula="of:=IF([.BN$3]=&quot;&quot;;&quot;&quot;;(IF(OR([.BN43]=&quot;&quot;;[.BN43]=0);0;1)))">
            <text:p/>
          </table:table-cell>
          <table:table-cell table:style-name="ce47" table:formula="of:=IF([.BO$3]=&quot;&quot;;&quot;&quot;;(IF(OR([.BO43]=&quot;&quot;;[.BO43]=0);0;1)))">
            <text:p/>
          </table:table-cell>
          <table:table-cell table:style-name="ce47" table:formula="of:=IF([.BP$3]=&quot;&quot;;&quot;&quot;;(IF(OR([.BP43]=&quot;&quot;;[.BP43]=0);0;1)))">
            <text:p/>
          </table:table-cell>
          <table:table-cell table:style-name="ce47" table:formula="of:=IF([.BQ$3]=&quot;&quot;;&quot;&quot;;(IF(OR([.BQ43]=&quot;&quot;;[.BQ43]=0);0;1)))">
            <text:p/>
          </table:table-cell>
          <table:table-cell table:style-name="ce47" table:formula="of:=IF([.BR$3]=&quot;&quot;;&quot;&quot;;(IF(OR([.BR43]=&quot;&quot;;[.BR43]=0);0;1)))">
            <text:p/>
          </table:table-cell>
          <table:table-cell table:style-name="ce47" table:formula="of:=IF([.BS$3]=&quot;&quot;;&quot;&quot;;(IF(OR([.BS43]=&quot;&quot;;[.BS43]=0);0;1)))">
            <text:p/>
          </table:table-cell>
          <table:table-cell table:style-name="ce47" table:formula="of:=IF([.BT$3]=&quot;&quot;;&quot;&quot;;(IF(OR([.BT43]=&quot;&quot;;[.BT43]=0);0;1)))">
            <text:p/>
          </table:table-cell>
          <table:table-cell table:style-name="ce47" table:formula="of:=IF([.BU$3]=&quot;&quot;;&quot;&quot;;(IF(OR([.BU43]=&quot;&quot;;[.BU43]=0);0;1)))">
            <text:p/>
          </table:table-cell>
          <table:table-cell table:style-name="ce47" table:formula="of:=IF([.BV$3]=&quot;&quot;;&quot;&quot;;(IF(OR([.BV43]=&quot;&quot;;[.BV43]=0);0;1)))">
            <text:p/>
          </table:table-cell>
          <table:table-cell table:style-name="ce47" table:formula="of:=IF([.BW$3]=&quot;&quot;;&quot;&quot;;(IF(OR([.BW43]=&quot;&quot;;[.BW43]=0);0;1)))">
            <text:p/>
          </table:table-cell>
          <table:table-cell table:style-name="ce47" table:formula="of:=IF([.BX$3]=&quot;&quot;;&quot;&quot;;(IF(OR([.BX43]=&quot;&quot;;[.BX43]=0);0;1)))">
            <text:p/>
          </table:table-cell>
          <table:table-cell table:style-name="ce47" table:formula="of:=IF([.BY$3]=&quot;&quot;;&quot;&quot;;(IF(OR([.BY43]=&quot;&quot;;[.BY43]=0);0;1)))">
            <text:p/>
          </table:table-cell>
          <table:table-cell table:style-name="ce47" table:formula="of:=IF([.BZ$3]=&quot;&quot;;&quot;&quot;;(IF(OR([.BZ43]=&quot;&quot;;[.BZ43]=0);0;1)))">
            <text:p/>
          </table:table-cell>
          <table:table-cell table:style-name="ce47" table:formula="of:=IF([.CA$3]=&quot;&quot;;&quot;&quot;;(IF(OR([.CA43]=&quot;&quot;;[.CA43]=0);0;1)))">
            <text:p/>
          </table:table-cell>
          <table:table-cell table:style-name="ce47" table:formula="of:=IF([.CB$3]=&quot;&quot;;&quot;&quot;;(IF(OR([.CB43]=&quot;&quot;;[.CB43]=0);0;1)))">
            <text:p/>
          </table:table-cell>
          <table:table-cell table:style-name="ce47" table:formula="of:=IF([.CC$3]=&quot;&quot;;&quot;&quot;;(IF(OR([.CC43]=&quot;&quot;;[.CC43]=0);0;1)))">
            <text:p/>
          </table:table-cell>
          <table:table-cell table:style-name="ce47" table:formula="of:=IF([.CD$3]=&quot;&quot;;&quot;&quot;;(IF(OR([.CD43]=&quot;&quot;;[.CD43]=0);0;1)))">
            <text:p/>
          </table:table-cell>
          <table:table-cell table:style-name="ce47" table:formula="of:=IF([.CE$3]=&quot;&quot;;&quot;&quot;;(IF(OR([.CE43]=&quot;&quot;;[.CE43]=0);0;1)))">
            <text:p/>
          </table:table-cell>
          <table:table-cell table:style-name="ce47" table:formula="of:=IF([.CF$3]=&quot;&quot;;&quot;&quot;;(IF(OR([.CF43]=&quot;&quot;;[.CF43]=0);0;1)))">
            <text:p/>
          </table:table-cell>
          <table:table-cell table:style-name="ce47" table:formula="of:=IF([.CG$3]=&quot;&quot;;&quot;&quot;;(IF(OR([.CG43]=&quot;&quot;;[.CG43]=0);0;1)))">
            <text:p/>
          </table:table-cell>
          <table:table-cell table:style-name="ce47" table:formula="of:=IF([.CH$3]=&quot;&quot;;&quot;&quot;;(IF(OR([.CH43]=&quot;&quot;;[.CH43]=0);0;1)))">
            <text:p/>
          </table:table-cell>
          <table:table-cell table:style-name="ce47" table:formula="of:=IF([.CI$3]=&quot;&quot;;&quot;&quot;;(IF(OR([.CI43]=&quot;&quot;;[.CI43]=0);0;1)))">
            <text:p/>
          </table:table-cell>
          <table:table-cell table:style-name="ce47" table:formula="of:=IF([.CJ$3]=&quot;&quot;;&quot;&quot;;(IF(OR([.CJ43]=&quot;&quot;;[.CJ43]=0);0;1)))">
            <text:p/>
          </table:table-cell>
          <table:table-cell table:style-name="ce47" table:formula="of:=IF([.CK$3]=&quot;&quot;;&quot;&quot;;(IF(OR([.CK43]=&quot;&quot;;[.CK43]=0);0;1)))">
            <text:p/>
          </table:table-cell>
          <table:table-cell table:style-name="ce47" table:formula="of:=IF([.CL$3]=&quot;&quot;;&quot;&quot;;(IF(OR([.CL43]=&quot;&quot;;[.CL43]=0);0;1)))">
            <text:p/>
          </table:table-cell>
          <table:table-cell table:style-name="ce47" table:formula="of:=IF([.CM$3]=&quot;&quot;;&quot;&quot;;(IF(OR([.CM43]=&quot;&quot;;[.CM43]=0);0;1)))">
            <text:p/>
          </table:table-cell>
          <table:table-cell table:style-name="ce47" table:formula="of:=IF([.CN$3]=&quot;&quot;;&quot;&quot;;(IF(OR([.CN43]=&quot;&quot;;[.CN43]=0);0;1)))">
            <text:p/>
          </table:table-cell>
          <table:table-cell table:style-name="ce47" table:formula="of:=IF([.CO$3]=&quot;&quot;;&quot;&quot;;(IF(OR([.CO43]=&quot;&quot;;[.CO43]=0);0;1)))">
            <text:p/>
          </table:table-cell>
          <table:table-cell table:style-name="ce47" table:formula="of:=IF([.CP$3]=&quot;&quot;;&quot;&quot;;(IF(OR([.CP43]=&quot;&quot;;[.CP43]=0);0;1)))">
            <text:p/>
          </table:table-cell>
          <table:table-cell table:style-name="ce47" table:formula="of:=IF([.CQ$3]=&quot;&quot;;&quot;&quot;;(IF(OR([.CQ43]=&quot;&quot;;[.CQ43]=0);0;1)))">
            <text:p/>
          </table:table-cell>
          <table:table-cell table:style-name="ce47" table:formula="of:=IF([.CR$3]=&quot;&quot;;&quot;&quot;;(IF(OR([.CR43]=&quot;&quot;;[.CR43]=0);0;1)))">
            <text:p/>
          </table:table-cell>
          <table:table-cell table:style-name="ce47" table:formula="of:=IF([.CS$3]=&quot;&quot;;&quot;&quot;;(IF(OR([.CS43]=&quot;&quot;;[.CS43]=0);0;1)))">
            <text:p/>
          </table:table-cell>
          <table:table-cell table:style-name="ce47" table:formula="of:=IF([.CT$3]=&quot;&quot;;&quot;&quot;;(IF(OR([.CT43]=&quot;&quot;;[.CT43]=0);0;1)))">
            <text:p/>
          </table:table-cell>
          <table:table-cell table:style-name="ce47" table:formula="of:=IF([.CU$3]=&quot;&quot;;&quot;&quot;;(IF(OR([.CU43]=&quot;&quot;;[.CU43]=0);0;1)))">
            <text:p/>
          </table:table-cell>
          <table:table-cell table:style-name="ce47" table:formula="of:=IF([.CV$3]=&quot;&quot;;&quot;&quot;;(IF(OR([.CV43]=&quot;&quot;;[.CV43]=0);0;1)))">
            <text:p/>
          </table:table-cell>
          <table:table-cell table:style-name="ce47" table:formula="of:=IF([.CW$3]=&quot;&quot;;&quot;&quot;;(IF(OR([.CW43]=&quot;&quot;;[.CW43]=0);0;1)))">
            <text:p/>
          </table:table-cell>
          <table:table-cell table:style-name="ce47" table:formula="of:=IF([.CX$3]=&quot;&quot;;&quot;&quot;;(IF(OR([.CX43]=&quot;&quot;;[.CX43]=0);0;1)))">
            <text:p/>
          </table:table-cell>
          <table:table-cell table:style-name="ce47" table:formula="of:=IF([.CY$3]=&quot;&quot;;&quot;&quot;;(IF(OR([.CY43]=&quot;&quot;;[.CY43]=0);0;1)))">
            <text:p/>
          </table:table-cell>
          <table:table-cell table:style-name="ce47" table:formula="of:=IF([.CZ$3]=&quot;&quot;;&quot;&quot;;(IF(OR([.CZ43]=&quot;&quot;;[.CZ43]=0);0;1)))">
            <text:p/>
          </table:table-cell>
          <table:table-cell table:style-name="ce47" table:formula="of:=IF([.DA$3]=&quot;&quot;;&quot;&quot;;(IF(OR([.DA43]=&quot;&quot;;[.DA43]=0);0;1)))">
            <text:p/>
          </table:table-cell>
          <table:table-cell table:style-name="ce47" table:formula="of:=IF([.DB$3]=&quot;&quot;;&quot;&quot;;(IF(OR([.DB43]=&quot;&quot;;[.DB43]=0);0;1)))">
            <text:p/>
          </table:table-cell>
          <table:table-cell table:style-name="ce47" table:formula="of:=IF([.DC$3]=&quot;&quot;;&quot;&quot;;(IF(OR([.DC43]=&quot;&quot;;[.DC43]=0);0;1)))">
            <text:p/>
          </table:table-cell>
          <table:table-cell table:style-name="ce47" table:formula="of:=IF([.DD$3]=&quot;&quot;;&quot;&quot;;(IF(OR([.DD43]=&quot;&quot;;[.DD43]=0);0;1)))">
            <text:p/>
          </table:table-cell>
          <table:table-cell table:style-name="ce47" table:formula="of:=IF([.DE$3]=&quot;&quot;;&quot;&quot;;(IF(OR([.DE43]=&quot;&quot;;[.DE43]=0);0;1)))">
            <text:p/>
          </table:table-cell>
          <table:table-cell table:style-name="ce47" table:formula="of:=IF([.DF$3]=&quot;&quot;;&quot;&quot;;(IF(OR([.DF43]=&quot;&quot;;[.DF43]=0);0;1)))">
            <text:p/>
          </table:table-cell>
          <table:table-cell table:style-name="ce47" table:formula="of:=IF([.DG$3]=&quot;&quot;;&quot;&quot;;(IF(OR([.DG43]=&quot;&quot;;[.DG43]=0);0;1)))">
            <text:p/>
          </table:table-cell>
          <table:table-cell table:style-name="ce47" table:formula="of:=IF([.DH$3]=&quot;&quot;;&quot;&quot;;(IF(OR([.DH43]=&quot;&quot;;[.DH43]=0);0;1)))">
            <text:p/>
          </table:table-cell>
          <table:table-cell table:style-name="ce47" table:formula="of:=IF([.DI$3]=&quot;&quot;;&quot;&quot;;(IF(OR([.DI43]=&quot;&quot;;[.DI43]=0);0;1)))">
            <text:p/>
          </table:table-cell>
          <table:table-cell table:style-name="ce47" table:formula="of:=IF([.DJ$3]=&quot;&quot;;&quot;&quot;;(IF(OR([.DJ43]=&quot;&quot;;[.DJ43]=0);0;1)))">
            <text:p/>
          </table:table-cell>
          <table:table-cell table:style-name="ce47" table:formula="of:=IF([.DK$3]=&quot;&quot;;&quot;&quot;;(IF(OR([.DK43]=&quot;&quot;;[.DK43]=0);0;1)))">
            <text:p/>
          </table:table-cell>
          <table:table-cell table:style-name="ce47" table:formula="of:=IF([.DL$3]=&quot;&quot;;&quot;&quot;;(IF(OR([.DL43]=&quot;&quot;;[.DL43]=0);0;1)))">
            <text:p/>
          </table:table-cell>
          <table:table-cell table:style-name="ce47" table:formula="of:=IF([.DM$3]=&quot;&quot;;&quot;&quot;;(IF(OR([.DM43]=&quot;&quot;;[.DM43]=0);0;1)))">
            <text:p/>
          </table:table-cell>
          <table:table-cell table:style-name="ce47" table:formula="of:=IF([.DN$3]=&quot;&quot;;&quot;&quot;;(IF(OR([.DN43]=&quot;&quot;;[.DN43]=0);0;1)))">
            <text:p/>
          </table:table-cell>
          <table:table-cell table:style-name="ce47" table:formula="of:=IF([.DO$3]=&quot;&quot;;&quot;&quot;;(IF(OR([.DO43]=&quot;&quot;;[.DO43]=0);0;1)))">
            <text:p/>
          </table:table-cell>
          <table:table-cell table:style-name="ce47" table:formula="of:=IF([.DP$3]=&quot;&quot;;&quot;&quot;;(IF(OR([.DP43]=&quot;&quot;;[.DP43]=0);0;1)))">
            <text:p/>
          </table:table-cell>
          <table:table-cell table:style-name="ce47" table:formula="of:=IF([.DQ$3]=&quot;&quot;;&quot;&quot;;(IF(OR([.DQ43]=&quot;&quot;;[.DQ43]=0);0;1)))">
            <text:p/>
          </table:table-cell>
          <table:table-cell table:style-name="ce47" table:formula="of:=IF([.DR$3]=&quot;&quot;;&quot;&quot;;(IF(OR([.DR43]=&quot;&quot;;[.DR43]=0);0;1)))">
            <text:p/>
          </table:table-cell>
          <table:table-cell table:style-name="ce47" table:formula="of:=IF([.DS$3]=&quot;&quot;;&quot;&quot;;(IF(OR([.DS43]=&quot;&quot;;[.DS43]=0);0;1)))">
            <text:p/>
          </table:table-cell>
          <table:table-cell table:style-name="ce47" table:formula="of:=IF([.DT$3]=&quot;&quot;;&quot;&quot;;(IF(OR([.DT43]=&quot;&quot;;[.DT43]=0);0;1)))">
            <text:p/>
          </table:table-cell>
          <table:table-cell table:style-name="ce47" table:formula="of:=IF([.DU$3]=&quot;&quot;;&quot;&quot;;(IF(OR([.DU43]=&quot;&quot;;[.DU43]=0);0;1)))">
            <text:p/>
          </table:table-cell>
          <table:table-cell table:style-name="ce47" table:formula="of:=IF([.DV$3]=&quot;&quot;;&quot;&quot;;(IF(OR([.DV43]=&quot;&quot;;[.DV43]=0);0;1)))">
            <text:p/>
          </table:table-cell>
          <table:table-cell table:style-name="ce47" table:formula="of:=IF([.DW$3]=&quot;&quot;;&quot;&quot;;(IF(OR([.DW43]=&quot;&quot;;[.DW43]=0);0;1)))">
            <text:p/>
          </table:table-cell>
          <table:table-cell table:style-name="ce47" table:formula="of:=IF([.DX$3]=&quot;&quot;;&quot;&quot;;(IF(OR([.DX43]=&quot;&quot;;[.DX43]=0);0;1)))">
            <text:p/>
          </table:table-cell>
          <table:table-cell table:style-name="ce47" table:formula="of:=IF([.DY$3]=&quot;&quot;;&quot;&quot;;(IF(OR([.DY43]=&quot;&quot;;[.DY43]=0);0;1)))">
            <text:p/>
          </table:table-cell>
          <table:table-cell table:style-name="ce47" table:formula="of:=IF([.DZ$3]=&quot;&quot;;&quot;&quot;;(IF(OR([.DZ43]=&quot;&quot;;[.DZ43]=0);0;1)))">
            <text:p/>
          </table:table-cell>
          <table:table-cell table:style-name="ce47" table:formula="of:=IF([.EA$3]=&quot;&quot;;&quot;&quot;;(IF(OR([.EA43]=&quot;&quot;;[.EA43]=0);0;1)))">
            <text:p/>
          </table:table-cell>
          <table:table-cell table:style-name="ce47" table:formula="of:=IF([.EB$3]=&quot;&quot;;&quot;&quot;;(IF(OR([.EB43]=&quot;&quot;;[.EB43]=0);0;1)))">
            <text:p/>
          </table:table-cell>
          <table:table-cell table:style-name="ce47" table:formula="of:=IF([.EC$3]=&quot;&quot;;&quot;&quot;;(IF(OR([.EC43]=&quot;&quot;;[.EC43]=0);0;1)))">
            <text:p/>
          </table:table-cell>
          <table:table-cell table:style-name="ce47" table:formula="of:=IF([.ED$3]=&quot;&quot;;&quot;&quot;;(IF(OR([.ED43]=&quot;&quot;;[.ED43]=0);0;1)))">
            <text:p/>
          </table:table-cell>
          <table:table-cell table:style-name="ce47" table:formula="of:=IF([.EE$3]=&quot;&quot;;&quot;&quot;;(IF(OR([.EE43]=&quot;&quot;;[.EE43]=0);0;1)))">
            <text:p/>
          </table:table-cell>
          <table:table-cell table:style-name="ce47" table:formula="of:=IF([.EF$3]=&quot;&quot;;&quot;&quot;;(IF(OR([.EF43]=&quot;&quot;;[.EF43]=0);0;1)))">
            <text:p/>
          </table:table-cell>
          <table:table-cell table:style-name="ce47" table:formula="of:=IF([.EG$3]=&quot;&quot;;&quot;&quot;;(IF(OR([.EG43]=&quot;&quot;;[.EG43]=0);0;1)))">
            <text:p/>
          </table:table-cell>
          <table:table-cell table:style-name="ce47" table:formula="of:=IF([.EH$3]=&quot;&quot;;&quot;&quot;;(IF(OR([.EH43]=&quot;&quot;;[.EH43]=0);0;1)))">
            <text:p/>
          </table:table-cell>
          <table:table-cell table:style-name="ce47" table:formula="of:=IF([.EI$3]=&quot;&quot;;&quot;&quot;;(IF(OR([.EI43]=&quot;&quot;;[.EI43]=0);0;1)))">
            <text:p/>
          </table:table-cell>
          <table:table-cell table:style-name="ce47" table:formula="of:=IF([.EJ$3]=&quot;&quot;;&quot;&quot;;(IF(OR([.EJ43]=&quot;&quot;;[.EJ43]=0);0;1)))">
            <text:p/>
          </table:table-cell>
          <table:table-cell table:style-name="ce47" table:formula="of:=IF([.EK$3]=&quot;&quot;;&quot;&quot;;(IF(OR([.EK43]=&quot;&quot;;[.EK43]=0);0;1)))">
            <text:p/>
          </table:table-cell>
          <table:table-cell table:style-name="ce47" table:formula="of:=IF([.EL$3]=&quot;&quot;;&quot;&quot;;(IF(OR([.EL43]=&quot;&quot;;[.EL43]=0);0;1)))">
            <text:p/>
          </table:table-cell>
          <table:table-cell table:style-name="ce47" table:formula="of:=IF([.EM$3]=&quot;&quot;;&quot;&quot;;(IF(OR([.EM43]=&quot;&quot;;[.EM43]=0);0;1)))">
            <text:p/>
          </table:table-cell>
          <table:table-cell table:style-name="ce47" table:formula="of:=IF([.EN$3]=&quot;&quot;;&quot;&quot;;(IF(OR([.EN43]=&quot;&quot;;[.EN43]=0);0;1)))">
            <text:p/>
          </table:table-cell>
          <table:table-cell table:style-name="ce47" table:formula="of:=IF([.EO$3]=&quot;&quot;;&quot;&quot;;(IF(OR([.EO43]=&quot;&quot;;[.EO43]=0);0;1)))">
            <text:p/>
          </table:table-cell>
          <table:table-cell table:style-name="ce47" table:formula="of:=IF([.EP$3]=&quot;&quot;;&quot;&quot;;(IF(OR([.EP43]=&quot;&quot;;[.EP43]=0);0;1)))">
            <text:p/>
          </table:table-cell>
          <table:table-cell table:style-name="ce47" table:formula="of:=IF([.EQ$3]=&quot;&quot;;&quot;&quot;;(IF(OR([.EQ43]=&quot;&quot;;[.EQ43]=0);0;1)))">
            <text:p/>
          </table:table-cell>
          <table:table-cell table:style-name="ce47" table:formula="of:=IF([.ER$3]=&quot;&quot;;&quot;&quot;;(IF(OR([.ER43]=&quot;&quot;;[.ER43]=0);0;1)))">
            <text:p/>
          </table:table-cell>
          <table:table-cell table:style-name="ce47" table:formula="of:=IF([.ES$3]=&quot;&quot;;&quot;&quot;;(IF(OR([.ES43]=&quot;&quot;;[.ES43]=0);0;1)))">
            <text:p/>
          </table:table-cell>
          <table:table-cell table:style-name="ce47" table:formula="of:=IF([.ET$3]=&quot;&quot;;&quot;&quot;;(IF(OR([.ET43]=&quot;&quot;;[.ET43]=0);0;1)))">
            <text:p/>
          </table:table-cell>
          <table:table-cell table:style-name="ce47" table:formula="of:=IF([.EU$3]=&quot;&quot;;&quot;&quot;;(IF(OR([.EU43]=&quot;&quot;;[.EU43]=0);0;1)))">
            <text:p/>
          </table:table-cell>
          <table:table-cell table:style-name="ce47" table:formula="of:=IF([.EV$3]=&quot;&quot;;&quot;&quot;;(IF(OR([.EV43]=&quot;&quot;;[.EV43]=0);0;1)))">
            <text:p/>
          </table:table-cell>
          <table:table-cell table:style-name="ce47" table:formula="of:=IF([.EW$3]=&quot;&quot;;&quot;&quot;;(IF(OR([.EW43]=&quot;&quot;;[.EW43]=0);0;1)))">
            <text:p/>
          </table:table-cell>
          <table:table-cell table:style-name="ce47" table:formula="of:=IF([.EX$3]=&quot;&quot;;&quot;&quot;;(IF(OR([.EX43]=&quot;&quot;;[.EX43]=0);0;1)))">
            <text:p/>
          </table:table-cell>
          <table:table-cell table:style-name="ce47" table:formula="of:=IF([.EY$3]=&quot;&quot;;&quot;&quot;;(IF(OR([.EY43]=&quot;&quot;;[.EY43]=0);0;1)))">
            <text:p/>
          </table:table-cell>
          <table:table-cell table:style-name="ce47" table:formula="of:=IF([.EZ$3]=&quot;&quot;;&quot;&quot;;(IF(OR([.EZ43]=&quot;&quot;;[.EZ43]=0);0;1)))">
            <text:p/>
          </table:table-cell>
          <table:table-cell table:style-name="ce47" table:formula="of:=IF([.FA$3]=&quot;&quot;;&quot;&quot;;(IF(OR([.FA43]=&quot;&quot;;[.FA43]=0);0;1)))">
            <text:p/>
          </table:table-cell>
          <table:table-cell table:style-name="ce47" table:formula="of:=IF([.FB$3]=&quot;&quot;;&quot;&quot;;(IF(OR([.FB43]=&quot;&quot;;[.FB43]=0);0;1)))">
            <text:p/>
          </table:table-cell>
          <table:table-cell table:style-name="ce47" table:formula="of:=IF([.FC$3]=&quot;&quot;;&quot;&quot;;(IF(OR([.FC43]=&quot;&quot;;[.FC43]=0);0;1)))">
            <text:p/>
          </table:table-cell>
          <table:table-cell table:style-name="ce47" table:formula="of:=IF([.FD$3]=&quot;&quot;;&quot;&quot;;(IF(OR([.FD43]=&quot;&quot;;[.FD43]=0);0;1)))">
            <text:p/>
          </table:table-cell>
          <table:table-cell table:style-name="ce47" table:formula="of:=IF([.FE$3]=&quot;&quot;;&quot;&quot;;(IF(OR([.FE43]=&quot;&quot;;[.FE43]=0);0;1)))">
            <text:p/>
          </table:table-cell>
          <table:table-cell table:style-name="ce47" table:formula="of:=IF([.FF$3]=&quot;&quot;;&quot;&quot;;(IF(OR([.FF43]=&quot;&quot;;[.FF43]=0);0;1)))">
            <text:p/>
          </table:table-cell>
          <table:table-cell table:style-name="ce47" table:formula="of:=IF([.FG$3]=&quot;&quot;;&quot;&quot;;(IF(OR([.FG43]=&quot;&quot;;[.FG43]=0);0;1)))">
            <text:p/>
          </table:table-cell>
          <table:table-cell table:style-name="ce47" table:formula="of:=IF([.FH$3]=&quot;&quot;;&quot;&quot;;(IF(OR([.FH43]=&quot;&quot;;[.FH43]=0);0;1)))">
            <text:p/>
          </table:table-cell>
          <table:table-cell table:style-name="ce47" table:formula="of:=IF([.FI$3]=&quot;&quot;;&quot;&quot;;(IF(OR([.FI43]=&quot;&quot;;[.FI43]=0);0;1)))">
            <text:p/>
          </table:table-cell>
          <table:table-cell table:style-name="ce47" table:formula="of:=IF([.FJ$3]=&quot;&quot;;&quot;&quot;;(IF(OR([.FJ43]=&quot;&quot;;[.FJ43]=0);0;1)))">
            <text:p/>
          </table:table-cell>
          <table:table-cell table:style-name="ce47" table:formula="of:=IF([.FK$3]=&quot;&quot;;&quot;&quot;;(IF(OR([.FK43]=&quot;&quot;;[.FK43]=0);0;1)))">
            <text:p/>
          </table:table-cell>
          <table:table-cell table:style-name="ce47" table:formula="of:=IF([.FL$3]=&quot;&quot;;&quot;&quot;;(IF(OR([.FL43]=&quot;&quot;;[.FL43]=0);0;1)))">
            <text:p/>
          </table:table-cell>
          <table:table-cell table:style-name="ce47" table:formula="of:=IF([.FM$3]=&quot;&quot;;&quot;&quot;;(IF(OR([.FM43]=&quot;&quot;;[.FM43]=0);0;1)))">
            <text:p/>
          </table:table-cell>
          <table:table-cell table:style-name="ce47" table:formula="of:=IF([.FN$3]=&quot;&quot;;&quot;&quot;;(IF(OR([.FN43]=&quot;&quot;;[.FN43]=0);0;1)))">
            <text:p/>
          </table:table-cell>
          <table:table-cell table:style-name="ce47" table:formula="of:=IF([.FO$3]=&quot;&quot;;&quot;&quot;;(IF(OR([.FO43]=&quot;&quot;;[.FO43]=0);0;1)))">
            <text:p/>
          </table:table-cell>
          <table:table-cell table:style-name="ce47" table:formula="of:=IF([.FP$3]=&quot;&quot;;&quot;&quot;;(IF(OR([.FP43]=&quot;&quot;;[.FP43]=0);0;1)))">
            <text:p/>
          </table:table-cell>
          <table:table-cell table:style-name="ce47" table:formula="of:=IF([.FQ$3]=&quot;&quot;;&quot;&quot;;(IF(OR([.FQ43]=&quot;&quot;;[.FQ43]=0);0;1)))">
            <text:p/>
          </table:table-cell>
          <table:table-cell table:style-name="ce47" table:formula="of:=IF([.FR$3]=&quot;&quot;;&quot;&quot;;(IF(OR([.FR43]=&quot;&quot;;[.FR43]=0);0;1)))">
            <text:p/>
          </table:table-cell>
          <table:table-cell table:style-name="ce47" table:formula="of:=IF([.FS$3]=&quot;&quot;;&quot;&quot;;(IF(OR([.FS43]=&quot;&quot;;[.FS43]=0);0;1)))">
            <text:p/>
          </table:table-cell>
          <table:table-cell table:style-name="ce47" table:formula="of:=IF([.FT$3]=&quot;&quot;;&quot;&quot;;(IF(OR([.FT43]=&quot;&quot;;[.FT43]=0);0;1)))">
            <text:p/>
          </table:table-cell>
          <table:table-cell table:style-name="ce47" table:formula="of:=IF([.FU$3]=&quot;&quot;;&quot;&quot;;(IF(OR([.FU43]=&quot;&quot;;[.FU43]=0);0;1)))">
            <text:p/>
          </table:table-cell>
          <table:table-cell table:style-name="ce47" table:formula="of:=IF([.FV$3]=&quot;&quot;;&quot;&quot;;(IF(OR([.FV43]=&quot;&quot;;[.FV43]=0);0;1)))">
            <text:p/>
          </table:table-cell>
          <table:table-cell table:style-name="ce47" table:formula="of:=IF([.FW$3]=&quot;&quot;;&quot;&quot;;(IF(OR([.FW43]=&quot;&quot;;[.FW43]=0);0;1)))">
            <text:p/>
          </table:table-cell>
          <table:table-cell table:style-name="ce47" table:formula="of:=IF([.FX$3]=&quot;&quot;;&quot;&quot;;(IF(OR([.FX43]=&quot;&quot;;[.FX43]=0);0;1)))">
            <text:p/>
          </table:table-cell>
          <table:table-cell table:style-name="ce47" table:formula="of:=IF([.FY$3]=&quot;&quot;;&quot;&quot;;(IF(OR([.FY43]=&quot;&quot;;[.FY43]=0);0;1)))">
            <text:p/>
          </table:table-cell>
          <table:table-cell table:style-name="ce47" table:formula="of:=IF([.FZ$3]=&quot;&quot;;&quot;&quot;;(IF(OR([.FZ43]=&quot;&quot;;[.FZ43]=0);0;1)))">
            <text:p/>
          </table:table-cell>
          <table:table-cell table:style-name="ce47" table:formula="of:=IF([.GA$3]=&quot;&quot;;&quot;&quot;;(IF(OR([.GA43]=&quot;&quot;;[.GA43]=0);0;1)))">
            <text:p/>
          </table:table-cell>
          <table:table-cell table:style-name="ce47" table:formula="of:=IF([.GB$3]=&quot;&quot;;&quot;&quot;;(IF(OR([.GB43]=&quot;&quot;;[.GB43]=0);0;1)))">
            <text:p/>
          </table:table-cell>
          <table:table-cell table:style-name="ce47" table:formula="of:=IF([.GC$3]=&quot;&quot;;&quot;&quot;;(IF(OR([.GC43]=&quot;&quot;;[.GC43]=0);0;1)))">
            <text:p/>
          </table:table-cell>
          <table:table-cell table:style-name="ce47" table:formula="of:=IF([.GD$3]=&quot;&quot;;&quot;&quot;;(IF(OR([.GD43]=&quot;&quot;;[.GD43]=0);0;1)))">
            <text:p/>
          </table:table-cell>
          <table:table-cell table:style-name="ce47" table:formula="of:=IF([.GE$3]=&quot;&quot;;&quot;&quot;;(IF(OR([.GE43]=&quot;&quot;;[.GE43]=0);0;1)))">
            <text:p/>
          </table:table-cell>
          <table:table-cell table:style-name="ce47" table:formula="of:=IF([.GF$3]=&quot;&quot;;&quot;&quot;;(IF(OR([.GF43]=&quot;&quot;;[.GF43]=0);0;1)))">
            <text:p/>
          </table:table-cell>
          <table:table-cell table:style-name="ce47" table:formula="of:=IF([.GG$3]=&quot;&quot;;&quot;&quot;;(IF(OR([.GG43]=&quot;&quot;;[.GG43]=0);0;1)))">
            <text:p/>
          </table:table-cell>
          <table:table-cell table:style-name="ce47" table:formula="of:=IF([.GH$3]=&quot;&quot;;&quot;&quot;;(IF(OR([.GH43]=&quot;&quot;;[.GH43]=0);0;1)))">
            <text:p/>
          </table:table-cell>
          <table:table-cell table:style-name="ce47" table:formula="of:=IF([.GI$3]=&quot;&quot;;&quot;&quot;;(IF(OR([.GI43]=&quot;&quot;;[.GI43]=0);0;1)))">
            <text:p/>
          </table:table-cell>
          <table:table-cell table:style-name="ce47" table:formula="of:=IF([.GJ$3]=&quot;&quot;;&quot;&quot;;(IF(OR([.GJ43]=&quot;&quot;;[.GJ43]=0);0;1)))">
            <text:p/>
          </table:table-cell>
          <table:table-cell table:style-name="ce47" table:formula="of:=IF([.GK$3]=&quot;&quot;;&quot;&quot;;(IF(OR([.GK43]=&quot;&quot;;[.GK43]=0);0;1)))">
            <text:p/>
          </table:table-cell>
          <table:table-cell table:style-name="ce47" table:formula="of:=IF([.GL$3]=&quot;&quot;;&quot;&quot;;(IF(OR([.GL43]=&quot;&quot;;[.GL43]=0);0;1)))">
            <text:p/>
          </table:table-cell>
          <table:table-cell table:style-name="ce47" table:formula="of:=IF([.GM$3]=&quot;&quot;;&quot;&quot;;(IF(OR([.GM43]=&quot;&quot;;[.GM43]=0);0;1)))">
            <text:p/>
          </table:table-cell>
          <table:table-cell table:style-name="ce47" table:formula="of:=IF([.GN$3]=&quot;&quot;;&quot;&quot;;(IF(OR([.GN43]=&quot;&quot;;[.GN43]=0);0;1)))">
            <text:p/>
          </table:table-cell>
          <table:table-cell table:style-name="ce47" table:formula="of:=IF([.GO$3]=&quot;&quot;;&quot;&quot;;(IF(OR([.GO43]=&quot;&quot;;[.GO43]=0);0;1)))">
            <text:p/>
          </table:table-cell>
          <table:table-cell table:style-name="ce47" table:formula="of:=IF([.GP$3]=&quot;&quot;;&quot;&quot;;(IF(OR([.GP43]=&quot;&quot;;[.GP43]=0);0;1)))">
            <text:p/>
          </table:table-cell>
          <table:table-cell table:style-name="ce47" table:formula="of:=IF([.GQ$3]=&quot;&quot;;&quot;&quot;;(IF(OR([.GQ43]=&quot;&quot;;[.GQ43]=0);0;1)))">
            <text:p/>
          </table:table-cell>
          <table:table-cell table:style-name="ce47" table:formula="of:=IF([.GR$3]=&quot;&quot;;&quot;&quot;;(IF(OR([.GR43]=&quot;&quot;;[.GR43]=0);0;1)))">
            <text:p/>
          </table:table-cell>
          <table:table-cell table:style-name="ce47" table:formula="of:=IF([.GS$3]=&quot;&quot;;&quot;&quot;;(IF(OR([.GS43]=&quot;&quot;;[.GS43]=0);0;1)))">
            <text:p/>
          </table:table-cell>
          <table:table-cell table:style-name="ce47" table:formula="of:=IF([.GT$3]=&quot;&quot;;&quot;&quot;;(IF(OR([.GT43]=&quot;&quot;;[.GT43]=0);0;1)))">
            <text:p/>
          </table:table-cell>
          <table:table-cell table:style-name="ce47" table:formula="of:=IF([.GU$3]=&quot;&quot;;&quot;&quot;;(IF(OR([.GU43]=&quot;&quot;;[.GU43]=0);0;1)))">
            <text:p/>
          </table:table-cell>
          <table:table-cell table:style-name="ce47" table:formula="of:=IF([.GV$3]=&quot;&quot;;&quot;&quot;;(IF(OR([.GV43]=&quot;&quot;;[.GV43]=0);0;1)))">
            <text:p/>
          </table:table-cell>
          <table:table-cell table:style-name="ce47" table:formula="of:=IF([.GW$3]=&quot;&quot;;&quot;&quot;;(IF(OR([.GW43]=&quot;&quot;;[.GW43]=0);0;1)))">
            <text:p/>
          </table:table-cell>
          <table:table-cell table:style-name="ce47" table:formula="of:=IF([.GX$3]=&quot;&quot;;&quot;&quot;;(IF(OR([.GX43]=&quot;&quot;;[.GX43]=0);0;1)))">
            <text:p/>
          </table:table-cell>
          <table:table-cell table:style-name="ce47" table:formula="of:=IF([.GY$3]=&quot;&quot;;&quot;&quot;;(IF(OR([.GY43]=&quot;&quot;;[.GY43]=0);0;1)))">
            <text:p/>
          </table:table-cell>
          <table:table-cell table:style-name="ce47" table:formula="of:=IF([.GZ$3]=&quot;&quot;;&quot;&quot;;(IF(OR([.GZ43]=&quot;&quot;;[.GZ43]=0);0;1)))">
            <text:p/>
          </table:table-cell>
          <table:table-cell table:style-name="ce47" table:formula="of:=IF([.HA$3]=&quot;&quot;;&quot;&quot;;(IF(OR([.HA43]=&quot;&quot;;[.HA43]=0);0;1)))">
            <text:p/>
          </table:table-cell>
          <table:table-cell table:style-name="ce47" table:formula="of:=IF([.HB$3]=&quot;&quot;;&quot;&quot;;(IF(OR([.HB43]=&quot;&quot;;[.HB43]=0);0;1)))">
            <text:p/>
          </table:table-cell>
          <table:table-cell table:style-name="ce47" table:formula="of:=IF([.HC$3]=&quot;&quot;;&quot;&quot;;(IF(OR([.HC43]=&quot;&quot;;[.HC43]=0);0;1)))">
            <text:p/>
          </table:table-cell>
          <table:table-cell table:style-name="ce47" table:formula="of:=IF([.HD$3]=&quot;&quot;;&quot;&quot;;(IF(OR([.HD43]=&quot;&quot;;[.HD43]=0);0;1)))">
            <text:p/>
          </table:table-cell>
          <table:table-cell table:style-name="ce47" table:formula="of:=IF([.HE$3]=&quot;&quot;;&quot;&quot;;(IF(OR([.HE43]=&quot;&quot;;[.HE43]=0);0;1)))">
            <text:p/>
          </table:table-cell>
          <table:table-cell table:style-name="ce47" table:formula="of:=IF([.HF$3]=&quot;&quot;;&quot;&quot;;(IF(OR([.HF43]=&quot;&quot;;[.HF43]=0);0;1)))">
            <text:p/>
          </table:table-cell>
          <table:table-cell table:style-name="ce47" table:formula="of:=IF([.HG$3]=&quot;&quot;;&quot;&quot;;(IF(OR([.HG43]=&quot;&quot;;[.HG43]=0);0;1)))">
            <text:p/>
          </table:table-cell>
          <table:table-cell table:style-name="ce47" table:formula="of:=IF([.HH$3]=&quot;&quot;;&quot;&quot;;(IF(OR([.HH43]=&quot;&quot;;[.HH43]=0);0;1)))">
            <text:p/>
          </table:table-cell>
          <table:table-cell table:style-name="ce47" table:formula="of:=IF([.HI$3]=&quot;&quot;;&quot;&quot;;(IF(OR([.HI43]=&quot;&quot;;[.HI43]=0);0;1)))">
            <text:p/>
          </table:table-cell>
          <table:table-cell table:style-name="ce47" table:formula="of:=IF([.HJ$3]=&quot;&quot;;&quot;&quot;;(IF(OR([.HJ43]=&quot;&quot;;[.HJ43]=0);0;1)))">
            <text:p/>
          </table:table-cell>
          <table:table-cell table:style-name="ce47" table:formula="of:=IF([.HK$3]=&quot;&quot;;&quot;&quot;;(IF(OR([.HK43]=&quot;&quot;;[.HK43]=0);0;1)))">
            <text:p/>
          </table:table-cell>
          <table:table-cell table:style-name="ce47" table:formula="of:=IF([.HL$3]=&quot;&quot;;&quot;&quot;;(IF(OR([.HL43]=&quot;&quot;;[.HL43]=0);0;1)))">
            <text:p/>
          </table:table-cell>
          <table:table-cell table:style-name="ce47" table:formula="of:=IF([.HM$3]=&quot;&quot;;&quot;&quot;;(IF(OR([.HM43]=&quot;&quot;;[.HM43]=0);0;1)))">
            <text:p/>
          </table:table-cell>
          <table:table-cell table:style-name="ce47" table:formula="of:=IF([.HN$3]=&quot;&quot;;&quot;&quot;;(IF(OR([.HN43]=&quot;&quot;;[.HN43]=0);0;1)))">
            <text:p/>
          </table:table-cell>
          <table:table-cell table:style-name="ce47" table:formula="of:=IF([.HO$3]=&quot;&quot;;&quot;&quot;;(IF(OR([.HO43]=&quot;&quot;;[.HO43]=0);0;1)))">
            <text:p/>
          </table:table-cell>
          <table:table-cell table:style-name="ce47" table:formula="of:=IF([.HP$3]=&quot;&quot;;&quot;&quot;;(IF(OR([.HP43]=&quot;&quot;;[.HP43]=0);0;1)))">
            <text:p/>
          </table:table-cell>
          <table:table-cell table:style-name="ce47" table:formula="of:=IF([.HQ$3]=&quot;&quot;;&quot;&quot;;(IF(OR([.HQ43]=&quot;&quot;;[.HQ43]=0);0;1)))">
            <text:p/>
          </table:table-cell>
          <table:table-cell table:style-name="ce47" table:formula="of:=IF([.HR$3]=&quot;&quot;;&quot;&quot;;(IF(OR([.HR43]=&quot;&quot;;[.HR43]=0);0;1)))">
            <text:p/>
          </table:table-cell>
          <table:table-cell table:style-name="ce47" table:formula="of:=IF([.HS$3]=&quot;&quot;;&quot;&quot;;(IF(OR([.HS43]=&quot;&quot;;[.HS43]=0);0;1)))">
            <text:p/>
          </table:table-cell>
          <table:table-cell table:style-name="ce47" table:formula="of:=IF([.HT$3]=&quot;&quot;;&quot;&quot;;(IF(OR([.HT43]=&quot;&quot;;[.HT43]=0);0;1)))">
            <text:p/>
          </table:table-cell>
          <table:table-cell table:style-name="ce47" table:formula="of:=IF([.HU$3]=&quot;&quot;;&quot;&quot;;(IF(OR([.HU43]=&quot;&quot;;[.HU43]=0);0;1)))">
            <text:p/>
          </table:table-cell>
          <table:table-cell table:style-name="ce47" table:formula="of:=IF([.HV$3]=&quot;&quot;;&quot;&quot;;(IF(OR([.HV43]=&quot;&quot;;[.HV43]=0);0;1)))">
            <text:p/>
          </table:table-cell>
          <table:table-cell table:style-name="ce47" table:formula="of:=IF([.HW$3]=&quot;&quot;;&quot;&quot;;(IF(OR([.HW43]=&quot;&quot;;[.HW43]=0);0;1)))">
            <text:p/>
          </table:table-cell>
          <table:table-cell table:style-name="ce47" table:formula="of:=IF([.HX$3]=&quot;&quot;;&quot;&quot;;(IF(OR([.HX43]=&quot;&quot;;[.HX43]=0);0;1)))">
            <text:p/>
          </table:table-cell>
          <table:table-cell table:style-name="ce47" table:formula="of:=IF([.HY$3]=&quot;&quot;;&quot;&quot;;(IF(OR([.HY43]=&quot;&quot;;[.HY43]=0);0;1)))">
            <text:p/>
          </table:table-cell>
          <table:table-cell table:style-name="ce47" table:formula="of:=IF([.HZ$3]=&quot;&quot;;&quot;&quot;;(IF(OR([.HZ43]=&quot;&quot;;[.HZ43]=0);0;1)))">
            <text:p/>
          </table:table-cell>
          <table:table-cell table:style-name="ce47" table:formula="of:=IF([.IA$3]=&quot;&quot;;&quot;&quot;;(IF(OR([.IA43]=&quot;&quot;;[.IA43]=0);0;1)))">
            <text:p/>
          </table:table-cell>
          <table:table-cell table:style-name="ce47" table:formula="of:=IF([.IB$3]=&quot;&quot;;&quot;&quot;;(IF(OR([.IB43]=&quot;&quot;;[.IB43]=0);0;1)))">
            <text:p/>
          </table:table-cell>
          <table:table-cell table:style-name="ce47" table:formula="of:=IF([.IC$3]=&quot;&quot;;&quot;&quot;;(IF(OR([.IC43]=&quot;&quot;;[.IC43]=0);0;1)))">
            <text:p/>
          </table:table-cell>
          <table:table-cell table:style-name="ce47" table:formula="of:=IF([.ID$3]=&quot;&quot;;&quot;&quot;;(IF(OR([.ID43]=&quot;&quot;;[.ID43]=0);0;1)))">
            <text:p/>
          </table:table-cell>
          <table:table-cell table:style-name="ce47" table:formula="of:=IF([.IE$3]=&quot;&quot;;&quot;&quot;;(IF(OR([.IE43]=&quot;&quot;;[.IE43]=0);0;1)))">
            <text:p/>
          </table:table-cell>
          <table:table-cell table:style-name="ce47" table:formula="of:=IF([.IF$3]=&quot;&quot;;&quot;&quot;;(IF(OR([.IF43]=&quot;&quot;;[.IF43]=0);0;1)))">
            <text:p/>
          </table:table-cell>
          <table:table-cell table:style-name="ce47" table:formula="of:=IF([.IG$3]=&quot;&quot;;&quot;&quot;;(IF(OR([.IG43]=&quot;&quot;;[.IG43]=0);0;1)))">
            <text:p/>
          </table:table-cell>
          <table:table-cell table:style-name="ce47" table:formula="of:=IF([.IH$3]=&quot;&quot;;&quot;&quot;;(IF(OR([.IH43]=&quot;&quot;;[.IH43]=0);0;1)))">
            <text:p/>
          </table:table-cell>
          <table:table-cell table:style-name="ce47" table:formula="of:=IF([.II$3]=&quot;&quot;;&quot;&quot;;(IF(OR([.II43]=&quot;&quot;;[.II43]=0);0;1)))">
            <text:p/>
          </table:table-cell>
          <table:table-cell table:style-name="ce47" table:formula="of:=IF([.IJ$3]=&quot;&quot;;&quot;&quot;;(IF(OR([.IJ43]=&quot;&quot;;[.IJ43]=0);0;1)))">
            <text:p/>
          </table:table-cell>
          <table:table-cell table:style-name="ce47" table:formula="of:=IF([.IK$3]=&quot;&quot;;&quot;&quot;;(IF(OR([.IK43]=&quot;&quot;;[.IK43]=0);0;1)))">
            <text:p/>
          </table:table-cell>
          <table:table-cell table:style-name="ce47" table:formula="of:=IF([.IL$3]=&quot;&quot;;&quot;&quot;;(IF(OR([.IL43]=&quot;&quot;;[.IL43]=0);0;1)))">
            <text:p/>
          </table:table-cell>
          <table:table-cell table:style-name="ce47" table:formula="of:=IF([.IM$3]=&quot;&quot;;&quot;&quot;;(IF(OR([.IM43]=&quot;&quot;;[.IM43]=0);0;1)))">
            <text:p/>
          </table:table-cell>
          <table:table-cell table:style-name="ce47" table:formula="of:=IF([.IN$3]=&quot;&quot;;&quot;&quot;;(IF(OR([.IN43]=&quot;&quot;;[.IN43]=0);0;1)))">
            <text:p/>
          </table:table-cell>
          <table:table-cell table:style-name="ce47" table:formula="of:=IF([.IO$3]=&quot;&quot;;&quot;&quot;;(IF(OR([.IO43]=&quot;&quot;;[.IO43]=0);0;1)))">
            <text:p/>
          </table:table-cell>
          <table:table-cell table:style-name="ce47" table:formula="of:=IF([.IP$3]=&quot;&quot;;&quot;&quot;;(IF(OR([.IP43]=&quot;&quot;;[.IP43]=0);0;1)))">
            <text:p/>
          </table:table-cell>
          <table:table-cell table:style-name="ce47" table:formula="of:=IF([.IQ$3]=&quot;&quot;;&quot;&quot;;(IF(OR([.IQ43]=&quot;&quot;;[.IQ43]=0);0;1)))">
            <text:p/>
          </table:table-cell>
          <table:table-cell table:style-name="ce47" table:formula="of:=IF([.IR$3]=&quot;&quot;;&quot;&quot;;(IF(OR([.IR43]=&quot;&quot;;[.IR43]=0);0;1)))">
            <text:p/>
          </table:table-cell>
          <table:table-cell table:style-name="ce47" table:formula="of:=IF([.IS$3]=&quot;&quot;;&quot;&quot;;(IF(OR([.IS43]=&quot;&quot;;[.IS43]=0);0;1)))">
            <text:p/>
          </table:table-cell>
          <table:table-cell table:style-name="ce47" table:formula="of:=IF([.IT$3]=&quot;&quot;;&quot;&quot;;(IF(OR([.IT43]=&quot;&quot;;[.IT43]=0);0;1)))">
            <text:p/>
          </table:table-cell>
          <table:table-cell table:style-name="ce47" table:formula="of:=IF([.IU$3]=&quot;&quot;;&quot;&quot;;(IF(OR([.IU43]=&quot;&quot;;[.IU43]=0);0;1)))">
            <text:p/>
          </table:table-cell>
          <table:table-cell table:style-name="ce47" table:formula="of:=IF([.IV$3]=&quot;&quot;;&quot;&quot;;(IF(OR([.IV43]=&quot;&quot;;[.IV43]=0);0;1)))">
            <text:p/>
          </table:table-cell>
          <table:table-cell table:style-name="ce47" table:formula="of:=IF([.IW$3]=&quot;&quot;;&quot;&quot;;(IF(OR([.IW43]=&quot;&quot;;[.IW43]=0);0;1)))">
            <text:p/>
          </table:table-cell>
          <table:table-cell table:style-name="ce47" table:formula="of:=IF([.IX$3]=&quot;&quot;;&quot;&quot;;(IF(OR([.IX43]=&quot;&quot;;[.IX43]=0);0;1)))">
            <text:p/>
          </table:table-cell>
          <table:table-cell table:style-name="ce47" table:formula="of:=IF([.IY$3]=&quot;&quot;;&quot;&quot;;(IF(OR([.IY43]=&quot;&quot;;[.IY43]=0);0;1)))">
            <text:p/>
          </table:table-cell>
          <table:table-cell table:style-name="ce47" table:formula="of:=IF([.IZ$3]=&quot;&quot;;&quot;&quot;;(IF(OR([.IZ43]=&quot;&quot;;[.IZ43]=0);0;1)))">
            <text:p/>
          </table:table-cell>
          <table:table-cell table:style-name="ce47" table:formula="of:=IF([.JA$3]=&quot;&quot;;&quot;&quot;;(IF(OR([.JA43]=&quot;&quot;;[.JA43]=0);0;1)))">
            <text:p/>
          </table:table-cell>
          <table:table-cell table:style-name="ce47" table:formula="of:=IF([.JB$3]=&quot;&quot;;&quot;&quot;;(IF(OR([.JB43]=&quot;&quot;;[.JB43]=0);0;1)))">
            <text:p/>
          </table:table-cell>
          <table:table-cell table:style-name="ce47" table:formula="of:=IF([.JC$3]=&quot;&quot;;&quot;&quot;;(IF(OR([.JC43]=&quot;&quot;;[.JC43]=0);0;1)))">
            <text:p/>
          </table:table-cell>
          <table:table-cell table:style-name="ce47" table:formula="of:=IF([.JD$3]=&quot;&quot;;&quot;&quot;;(IF(OR([.JD43]=&quot;&quot;;[.JD43]=0);0;1)))">
            <text:p/>
          </table:table-cell>
          <table:table-cell table:style-name="ce47" table:formula="of:=IF([.JE$3]=&quot;&quot;;&quot;&quot;;(IF(OR([.JE43]=&quot;&quot;;[.JE43]=0);0;1)))">
            <text:p/>
          </table:table-cell>
          <table:table-cell table:style-name="ce47" table:formula="of:=IF([.JF$3]=&quot;&quot;;&quot;&quot;;(IF(OR([.JF43]=&quot;&quot;;[.JF43]=0);0;1)))">
            <text:p/>
          </table:table-cell>
          <table:table-cell table:style-name="ce47" table:formula="of:=IF([.JG$3]=&quot;&quot;;&quot;&quot;;(IF(OR([.JG43]=&quot;&quot;;[.JG43]=0);0;1)))">
            <text:p/>
          </table:table-cell>
          <table:table-cell table:style-name="ce47" table:formula="of:=IF([.JH$3]=&quot;&quot;;&quot;&quot;;(IF(OR([.JH43]=&quot;&quot;;[.JH43]=0);0;1)))">
            <text:p/>
          </table:table-cell>
          <table:table-cell table:style-name="ce47" table:formula="of:=IF([.JI$3]=&quot;&quot;;&quot;&quot;;(IF(OR([.JI43]=&quot;&quot;;[.JI43]=0);0;1)))">
            <text:p/>
          </table:table-cell>
          <table:table-cell table:style-name="ce47" table:formula="of:=IF([.JJ$3]=&quot;&quot;;&quot;&quot;;(IF(OR([.JJ43]=&quot;&quot;;[.JJ43]=0);0;1)))">
            <text:p/>
          </table:table-cell>
          <table:table-cell table:style-name="ce47" table:formula="of:=IF([.JK$3]=&quot;&quot;;&quot;&quot;;(IF(OR([.JK43]=&quot;&quot;;[.JK43]=0);0;1)))">
            <text:p/>
          </table:table-cell>
          <table:table-cell table:style-name="ce47" table:formula="of:=IF([.JL$3]=&quot;&quot;;&quot;&quot;;(IF(OR([.JL43]=&quot;&quot;;[.JL43]=0);0;1)))">
            <text:p/>
          </table:table-cell>
          <table:table-cell table:style-name="ce47" table:formula="of:=IF([.JM$3]=&quot;&quot;;&quot;&quot;;(IF(OR([.JM43]=&quot;&quot;;[.JM43]=0);0;1)))">
            <text:p/>
          </table:table-cell>
          <table:table-cell table:style-name="ce47" table:formula="of:=IF([.JN$3]=&quot;&quot;;&quot;&quot;;(IF(OR([.JN43]=&quot;&quot;;[.JN43]=0);0;1)))">
            <text:p/>
          </table:table-cell>
          <table:table-cell table:style-name="ce47" table:formula="of:=IF([.JO$3]=&quot;&quot;;&quot;&quot;;(IF(OR([.JO43]=&quot;&quot;;[.JO43]=0);0;1)))">
            <text:p/>
          </table:table-cell>
          <table:table-cell table:style-name="ce47" table:formula="of:=IF([.JP$3]=&quot;&quot;;&quot;&quot;;(IF(OR([.JP43]=&quot;&quot;;[.JP43]=0);0;1)))">
            <text:p/>
          </table:table-cell>
          <table:table-cell table:style-name="ce47" table:formula="of:=IF([.JQ$3]=&quot;&quot;;&quot;&quot;;(IF(OR([.JQ43]=&quot;&quot;;[.JQ43]=0);0;1)))">
            <text:p/>
          </table:table-cell>
          <table:table-cell table:style-name="ce47" table:formula="of:=IF([.JR$3]=&quot;&quot;;&quot;&quot;;(IF(OR([.JR43]=&quot;&quot;;[.JR43]=0);0;1)))">
            <text:p/>
          </table:table-cell>
          <table:table-cell table:style-name="ce47" table:formula="of:=IF([.JS$3]=&quot;&quot;;&quot;&quot;;(IF(OR([.JS43]=&quot;&quot;;[.JS43]=0);0;1)))">
            <text:p/>
          </table:table-cell>
          <table:table-cell table:style-name="ce47" table:formula="of:=IF([.JT$3]=&quot;&quot;;&quot;&quot;;(IF(OR([.JT43]=&quot;&quot;;[.JT43]=0);0;1)))">
            <text:p/>
          </table:table-cell>
          <table:table-cell table:style-name="ce47" table:formula="of:=IF([.JU$3]=&quot;&quot;;&quot;&quot;;(IF(OR([.JU43]=&quot;&quot;;[.JU43]=0);0;1)))">
            <text:p/>
          </table:table-cell>
          <table:table-cell table:style-name="ce47" table:formula="of:=IF([.JV$3]=&quot;&quot;;&quot;&quot;;(IF(OR([.JV43]=&quot;&quot;;[.JV43]=0);0;1)))">
            <text:p/>
          </table:table-cell>
          <table:table-cell table:style-name="ce47" table:formula="of:=IF([.JW$3]=&quot;&quot;;&quot;&quot;;(IF(OR([.JW43]=&quot;&quot;;[.JW43]=0);0;1)))">
            <text:p/>
          </table:table-cell>
          <table:table-cell table:style-name="ce47" table:formula="of:=IF([.JX$3]=&quot;&quot;;&quot;&quot;;(IF(OR([.JX43]=&quot;&quot;;[.JX43]=0);0;1)))">
            <text:p/>
          </table:table-cell>
          <table:table-cell table:style-name="ce47" table:formula="of:=IF([.JY$3]=&quot;&quot;;&quot;&quot;;(IF(OR([.JY43]=&quot;&quot;;[.JY43]=0);0;1)))">
            <text:p/>
          </table:table-cell>
          <table:table-cell table:style-name="ce47" table:formula="of:=IF([.JZ$3]=&quot;&quot;;&quot;&quot;;(IF(OR([.JZ43]=&quot;&quot;;[.JZ43]=0);0;1)))">
            <text:p/>
          </table:table-cell>
          <table:table-cell table:style-name="ce47" table:formula="of:=IF([.KA$3]=&quot;&quot;;&quot;&quot;;(IF(OR([.KA43]=&quot;&quot;;[.KA43]=0);0;1)))">
            <text:p/>
          </table:table-cell>
          <table:table-cell table:style-name="ce47" table:formula="of:=IF([.KB$3]=&quot;&quot;;&quot;&quot;;(IF(OR([.KB43]=&quot;&quot;;[.KB43]=0);0;1)))">
            <text:p/>
          </table:table-cell>
          <table:table-cell table:style-name="ce47" table:formula="of:=IF([.KC$3]=&quot;&quot;;&quot;&quot;;(IF(OR([.KC43]=&quot;&quot;;[.KC43]=0);0;1)))">
            <text:p/>
          </table:table-cell>
          <table:table-cell table:style-name="ce47" table:formula="of:=IF([.KD$3]=&quot;&quot;;&quot;&quot;;(IF(OR([.KD43]=&quot;&quot;;[.KD43]=0);0;1)))">
            <text:p/>
          </table:table-cell>
          <table:table-cell table:style-name="ce47" table:formula="of:=IF([.KE$3]=&quot;&quot;;&quot;&quot;;(IF(OR([.KE43]=&quot;&quot;;[.KE43]=0);0;1)))">
            <text:p/>
          </table:table-cell>
          <table:table-cell table:style-name="ce47" table:formula="of:=IF([.KF$3]=&quot;&quot;;&quot;&quot;;(IF(OR([.KF43]=&quot;&quot;;[.KF43]=0);0;1)))">
            <text:p/>
          </table:table-cell>
          <table:table-cell table:style-name="ce47" table:formula="of:=IF([.KG$3]=&quot;&quot;;&quot;&quot;;(IF(OR([.KG43]=&quot;&quot;;[.KG43]=0);0;1)))">
            <text:p/>
          </table:table-cell>
          <table:table-cell table:style-name="ce47" table:formula="of:=IF([.KH$3]=&quot;&quot;;&quot;&quot;;(IF(OR([.KH43]=&quot;&quot;;[.KH43]=0);0;1)))">
            <text:p/>
          </table:table-cell>
          <table:table-cell table:style-name="ce47" table:formula="of:=IF([.KI$3]=&quot;&quot;;&quot;&quot;;(IF(OR([.KI43]=&quot;&quot;;[.KI43]=0);0;1)))">
            <text:p/>
          </table:table-cell>
          <table:table-cell table:style-name="ce47" table:formula="of:=IF([.KJ$3]=&quot;&quot;;&quot;&quot;;(IF(OR([.KJ43]=&quot;&quot;;[.KJ43]=0);0;1)))">
            <text:p/>
          </table:table-cell>
          <table:table-cell table:style-name="ce47" table:formula="of:=IF([.KK$3]=&quot;&quot;;&quot;&quot;;(IF(OR([.KK43]=&quot;&quot;;[.KK43]=0);0;1)))">
            <text:p/>
          </table:table-cell>
          <table:table-cell table:style-name="ce47" table:formula="of:=IF([.KL$3]=&quot;&quot;;&quot;&quot;;(IF(OR([.KL43]=&quot;&quot;;[.KL43]=0);0;1)))">
            <text:p/>
          </table:table-cell>
          <table:table-cell table:style-name="ce47" table:formula="of:=IF([.KM$3]=&quot;&quot;;&quot;&quot;;(IF(OR([.KM43]=&quot;&quot;;[.KM43]=0);0;1)))">
            <text:p/>
          </table:table-cell>
          <table:table-cell table:style-name="ce47" table:formula="of:=IF([.KN$3]=&quot;&quot;;&quot;&quot;;(IF(OR([.KN43]=&quot;&quot;;[.KN43]=0);0;1)))">
            <text:p/>
          </table:table-cell>
          <table:table-cell table:style-name="ce47" table:formula="of:=IF([.KO$3]=&quot;&quot;;&quot;&quot;;(IF(OR([.KO43]=&quot;&quot;;[.KO43]=0);0;1)))">
            <text:p/>
          </table:table-cell>
          <table:table-cell table:style-name="ce47" table:formula="of:=IF([.KP$3]=&quot;&quot;;&quot;&quot;;(IF(OR([.KP43]=&quot;&quot;;[.KP43]=0);0;1)))">
            <text:p/>
          </table:table-cell>
          <table:table-cell table:style-name="ce47" table:formula="of:=IF([.KQ$3]=&quot;&quot;;&quot;&quot;;(IF(OR([.KQ43]=&quot;&quot;;[.KQ43]=0);0;1)))">
            <text:p/>
          </table:table-cell>
          <table:table-cell table:style-name="ce47" table:formula="of:=IF([.KR$3]=&quot;&quot;;&quot;&quot;;(IF(OR([.KR43]=&quot;&quot;;[.KR43]=0);0;1)))">
            <text:p/>
          </table:table-cell>
          <table:table-cell table:style-name="ce47" table:formula="of:=IF([.KS$3]=&quot;&quot;;&quot;&quot;;(IF(OR([.KS43]=&quot;&quot;;[.KS43]=0);0;1)))">
            <text:p/>
          </table:table-cell>
          <table:table-cell table:style-name="ce47" table:formula="of:=IF([.KT$3]=&quot;&quot;;&quot;&quot;;(IF(OR([.KT43]=&quot;&quot;;[.KT43]=0);0;1)))">
            <text:p/>
          </table:table-cell>
          <table:table-cell table:style-name="ce47" table:formula="of:=IF([.KU$3]=&quot;&quot;;&quot;&quot;;(IF(OR([.KU43]=&quot;&quot;;[.KU43]=0);0;1)))">
            <text:p/>
          </table:table-cell>
          <table:table-cell table:style-name="ce47" table:formula="of:=IF([.KV$3]=&quot;&quot;;&quot;&quot;;(IF(OR([.KV43]=&quot;&quot;;[.KV43]=0);0;1)))">
            <text:p/>
          </table:table-cell>
          <table:table-cell table:style-name="ce47" table:formula="of:=IF([.KW$3]=&quot;&quot;;&quot;&quot;;(IF(OR([.KW43]=&quot;&quot;;[.KW43]=0);0;1)))">
            <text:p/>
          </table:table-cell>
          <table:table-cell table:style-name="ce47" table:formula="of:=IF([.KX$3]=&quot;&quot;;&quot;&quot;;(IF(OR([.KX43]=&quot;&quot;;[.KX43]=0);0;1)))">
            <text:p/>
          </table:table-cell>
          <table:table-cell table:style-name="ce47" table:formula="of:=IF([.KY$3]=&quot;&quot;;&quot;&quot;;(IF(OR([.KY43]=&quot;&quot;;[.KY43]=0);0;1)))">
            <text:p/>
          </table:table-cell>
          <table:table-cell table:style-name="ce47" table:formula="of:=IF([.KZ$3]=&quot;&quot;;&quot;&quot;;(IF(OR([.KZ43]=&quot;&quot;;[.KZ43]=0);0;1)))">
            <text:p/>
          </table:table-cell>
          <table:table-cell table:style-name="ce47" table:formula="of:=IF([.LA$3]=&quot;&quot;;&quot;&quot;;(IF(OR([.LA43]=&quot;&quot;;[.LA43]=0);0;1)))">
            <text:p/>
          </table:table-cell>
          <table:table-cell table:style-name="ce47" table:formula="of:=IF([.LB$3]=&quot;&quot;;&quot;&quot;;(IF(OR([.LB43]=&quot;&quot;;[.LB43]=0);0;1)))">
            <text:p/>
          </table:table-cell>
          <table:table-cell table:style-name="ce47" table:formula="of:=IF([.LC$3]=&quot;&quot;;&quot;&quot;;(IF(OR([.LC43]=&quot;&quot;;[.LC43]=0);0;1)))">
            <text:p/>
          </table:table-cell>
          <table:table-cell table:style-name="ce47" table:formula="of:=IF([.LD$3]=&quot;&quot;;&quot;&quot;;(IF(OR([.LD43]=&quot;&quot;;[.LD43]=0);0;1)))">
            <text:p/>
          </table:table-cell>
          <table:table-cell table:style-name="ce47" table:formula="of:=IF([.LE$3]=&quot;&quot;;&quot;&quot;;(IF(OR([.LE43]=&quot;&quot;;[.LE43]=0);0;1)))">
            <text:p/>
          </table:table-cell>
          <table:table-cell table:style-name="ce47" table:formula="of:=IF([.LF$3]=&quot;&quot;;&quot;&quot;;(IF(OR([.LF43]=&quot;&quot;;[.LF43]=0);0;1)))">
            <text:p/>
          </table:table-cell>
          <table:table-cell table:style-name="ce47" table:formula="of:=IF([.LG$3]=&quot;&quot;;&quot;&quot;;(IF(OR([.LG43]=&quot;&quot;;[.LG43]=0);0;1)))">
            <text:p/>
          </table:table-cell>
          <table:table-cell table:style-name="ce47" table:formula="of:=IF([.LH$3]=&quot;&quot;;&quot;&quot;;(IF(OR([.LH43]=&quot;&quot;;[.LH43]=0);0;1)))">
            <text:p/>
          </table:table-cell>
          <table:table-cell table:style-name="ce47" table:formula="of:=IF([.LI$3]=&quot;&quot;;&quot;&quot;;(IF(OR([.LI43]=&quot;&quot;;[.LI43]=0);0;1)))">
            <text:p/>
          </table:table-cell>
          <table:table-cell table:style-name="ce47" table:formula="of:=IF([.LJ$3]=&quot;&quot;;&quot;&quot;;(IF(OR([.LJ43]=&quot;&quot;;[.LJ43]=0);0;1)))">
            <text:p/>
          </table:table-cell>
          <table:table-cell table:style-name="ce47" table:formula="of:=IF([.LK$3]=&quot;&quot;;&quot;&quot;;(IF(OR([.LK43]=&quot;&quot;;[.LK43]=0);0;1)))">
            <text:p/>
          </table:table-cell>
          <table:table-cell table:style-name="ce47" table:formula="of:=IF([.LL$3]=&quot;&quot;;&quot;&quot;;(IF(OR([.LL43]=&quot;&quot;;[.LL43]=0);0;1)))">
            <text:p/>
          </table:table-cell>
          <table:table-cell table:style-name="ce47" table:formula="of:=IF([.LM$3]=&quot;&quot;;&quot;&quot;;(IF(OR([.LM43]=&quot;&quot;;[.LM43]=0);0;1)))">
            <text:p/>
          </table:table-cell>
          <table:table-cell table:style-name="ce47" table:formula="of:=IF([.LN$3]=&quot;&quot;;&quot;&quot;;(IF(OR([.LN43]=&quot;&quot;;[.LN43]=0);0;1)))">
            <text:p/>
          </table:table-cell>
          <table:table-cell table:style-name="ce47" table:formula="of:=IF([.LO$3]=&quot;&quot;;&quot;&quot;;(IF(OR([.LO43]=&quot;&quot;;[.LO43]=0);0;1)))">
            <text:p/>
          </table:table-cell>
          <table:table-cell table:style-name="ce47" table:formula="of:=IF([.LP$3]=&quot;&quot;;&quot;&quot;;(IF(OR([.LP43]=&quot;&quot;;[.LP43]=0);0;1)))">
            <text:p/>
          </table:table-cell>
          <table:table-cell table:style-name="ce47" table:formula="of:=IF([.LQ$3]=&quot;&quot;;&quot;&quot;;(IF(OR([.LQ43]=&quot;&quot;;[.LQ43]=0);0;1)))">
            <text:p/>
          </table:table-cell>
          <table:table-cell table:style-name="ce47" table:formula="of:=IF([.LR$3]=&quot;&quot;;&quot;&quot;;(IF(OR([.LR43]=&quot;&quot;;[.LR43]=0);0;1)))">
            <text:p/>
          </table:table-cell>
          <table:table-cell table:style-name="ce47" table:formula="of:=IF([.LS$3]=&quot;&quot;;&quot;&quot;;(IF(OR([.LS43]=&quot;&quot;;[.LS43]=0);0;1)))">
            <text:p/>
          </table:table-cell>
          <table:table-cell table:style-name="ce47" table:formula="of:=IF([.LT$3]=&quot;&quot;;&quot;&quot;;(IF(OR([.LT43]=&quot;&quot;;[.LT43]=0);0;1)))">
            <text:p/>
          </table:table-cell>
          <table:table-cell table:style-name="ce47" table:formula="of:=IF([.LU$3]=&quot;&quot;;&quot;&quot;;(IF(OR([.LU43]=&quot;&quot;;[.LU43]=0);0;1)))">
            <text:p/>
          </table:table-cell>
          <table:table-cell table:style-name="ce47" table:formula="of:=IF([.LV$3]=&quot;&quot;;&quot;&quot;;(IF(OR([.LV43]=&quot;&quot;;[.LV43]=0);0;1)))">
            <text:p/>
          </table:table-cell>
          <table:table-cell table:style-name="ce47" table:formula="of:=IF([.LW$3]=&quot;&quot;;&quot;&quot;;(IF(OR([.LW43]=&quot;&quot;;[.LW43]=0);0;1)))">
            <text:p/>
          </table:table-cell>
          <table:table-cell table:style-name="ce47" table:formula="of:=IF([.LX$3]=&quot;&quot;;&quot;&quot;;(IF(OR([.LX43]=&quot;&quot;;[.LX43]=0);0;1)))">
            <text:p/>
          </table:table-cell>
          <table:table-cell table:style-name="ce47" table:formula="of:=IF([.LY$3]=&quot;&quot;;&quot;&quot;;(IF(OR([.LY43]=&quot;&quot;;[.LY43]=0);0;1)))">
            <text:p/>
          </table:table-cell>
          <table:table-cell table:style-name="ce47" table:formula="of:=IF([.LZ$3]=&quot;&quot;;&quot;&quot;;(IF(OR([.LZ43]=&quot;&quot;;[.LZ43]=0);0;1)))">
            <text:p/>
          </table:table-cell>
          <table:table-cell table:style-name="ce47" table:formula="of:=IF([.MA$3]=&quot;&quot;;&quot;&quot;;(IF(OR([.MA43]=&quot;&quot;;[.MA43]=0);0;1)))">
            <text:p/>
          </table:table-cell>
          <table:table-cell table:style-name="ce47" table:formula="of:=IF([.MB$3]=&quot;&quot;;&quot;&quot;;(IF(OR([.MB43]=&quot;&quot;;[.MB43]=0);0;1)))">
            <text:p/>
          </table:table-cell>
          <table:table-cell table:style-name="ce47" table:formula="of:=IF([.MC$3]=&quot;&quot;;&quot;&quot;;(IF(OR([.MC43]=&quot;&quot;;[.MC43]=0);0;1)))">
            <text:p/>
          </table:table-cell>
          <table:table-cell table:style-name="ce47" table:formula="of:=IF([.MD$3]=&quot;&quot;;&quot;&quot;;(IF(OR([.MD43]=&quot;&quot;;[.MD43]=0);0;1)))">
            <text:p/>
          </table:table-cell>
          <table:table-cell table:style-name="ce47" table:formula="of:=IF([.ME$3]=&quot;&quot;;&quot;&quot;;(IF(OR([.ME43]=&quot;&quot;;[.ME43]=0);0;1)))">
            <text:p/>
          </table:table-cell>
          <table:table-cell table:style-name="ce47" table:formula="of:=IF([.MF$3]=&quot;&quot;;&quot;&quot;;(IF(OR([.MF43]=&quot;&quot;;[.MF43]=0);0;1)))">
            <text:p/>
          </table:table-cell>
          <table:table-cell table:style-name="ce47" table:formula="of:=IF([.MG$3]=&quot;&quot;;&quot;&quot;;(IF(OR([.MG43]=&quot;&quot;;[.MG43]=0);0;1)))">
            <text:p/>
          </table:table-cell>
          <table:table-cell table:style-name="ce47" table:formula="of:=IF([.MH$3]=&quot;&quot;;&quot;&quot;;(IF(OR([.MH43]=&quot;&quot;;[.MH43]=0);0;1)))">
            <text:p/>
          </table:table-cell>
          <table:table-cell table:style-name="ce47" table:formula="of:=IF([.MI$3]=&quot;&quot;;&quot;&quot;;(IF(OR([.MI43]=&quot;&quot;;[.MI43]=0);0;1)))">
            <text:p/>
          </table:table-cell>
          <table:table-cell table:style-name="ce47" table:formula="of:=IF([.MJ$3]=&quot;&quot;;&quot;&quot;;(IF(OR([.MJ43]=&quot;&quot;;[.MJ43]=0);0;1)))">
            <text:p/>
          </table:table-cell>
          <table:table-cell table:style-name="ce47" table:formula="of:=IF([.MK$3]=&quot;&quot;;&quot;&quot;;(IF(OR([.MK43]=&quot;&quot;;[.MK43]=0);0;1)))">
            <text:p/>
          </table:table-cell>
          <table:table-cell table:style-name="ce47" table:formula="of:=IF([.ML$3]=&quot;&quot;;&quot;&quot;;(IF(OR([.ML43]=&quot;&quot;;[.ML43]=0);0;1)))">
            <text:p/>
          </table:table-cell>
          <table:table-cell table:style-name="ce47" table:formula="of:=IF([.MM$3]=&quot;&quot;;&quot;&quot;;(IF(OR([.MM43]=&quot;&quot;;[.MM43]=0);0;1)))">
            <text:p/>
          </table:table-cell>
          <table:table-cell table:style-name="ce47" table:formula="of:=IF([.MN$3]=&quot;&quot;;&quot;&quot;;(IF(OR([.MN43]=&quot;&quot;;[.MN43]=0);0;1)))">
            <text:p/>
          </table:table-cell>
          <table:table-cell table:style-name="ce47" table:formula="of:=IF([.MO$3]=&quot;&quot;;&quot;&quot;;(IF(OR([.MO43]=&quot;&quot;;[.MO43]=0);0;1)))">
            <text:p/>
          </table:table-cell>
          <table:table-cell table:style-name="ce47" table:formula="of:=IF([.MP$3]=&quot;&quot;;&quot;&quot;;(IF(OR([.MP43]=&quot;&quot;;[.MP43]=0);0;1)))">
            <text:p/>
          </table:table-cell>
          <table:table-cell table:style-name="ce47" table:formula="of:=IF([.MQ$3]=&quot;&quot;;&quot;&quot;;(IF(OR([.MQ43]=&quot;&quot;;[.MQ43]=0);0;1)))">
            <text:p/>
          </table:table-cell>
          <table:table-cell table:style-name="ce47" table:formula="of:=IF([.MR$3]=&quot;&quot;;&quot;&quot;;(IF(OR([.MR43]=&quot;&quot;;[.MR43]=0);0;1)))">
            <text:p/>
          </table:table-cell>
          <table:table-cell table:style-name="ce47" table:formula="of:=IF([.MS$3]=&quot;&quot;;&quot;&quot;;(IF(OR([.MS43]=&quot;&quot;;[.MS43]=0);0;1)))">
            <text:p/>
          </table:table-cell>
          <table:table-cell table:style-name="ce47" table:formula="of:=IF([.MT$3]=&quot;&quot;;&quot;&quot;;(IF(OR([.MT43]=&quot;&quot;;[.MT43]=0);0;1)))">
            <text:p/>
          </table:table-cell>
          <table:table-cell table:style-name="ce47" table:formula="of:=IF([.MU$3]=&quot;&quot;;&quot;&quot;;(IF(OR([.MU43]=&quot;&quot;;[.MU43]=0);0;1)))">
            <text:p/>
          </table:table-cell>
          <table:table-cell table:style-name="ce47" table:formula="of:=IF([.MV$3]=&quot;&quot;;&quot;&quot;;(IF(OR([.MV43]=&quot;&quot;;[.MV43]=0);0;1)))">
            <text:p/>
          </table:table-cell>
          <table:table-cell table:style-name="ce47" table:formula="of:=IF([.MW$3]=&quot;&quot;;&quot;&quot;;(IF(OR([.MW43]=&quot;&quot;;[.MW43]=0);0;1)))">
            <text:p/>
          </table:table-cell>
          <table:table-cell table:style-name="ce47" table:formula="of:=IF([.MX$3]=&quot;&quot;;&quot;&quot;;(IF(OR([.MX43]=&quot;&quot;;[.MX43]=0);0;1)))">
            <text:p/>
          </table:table-cell>
          <table:table-cell table:style-name="ce47" table:formula="of:=IF([.MY$3]=&quot;&quot;;&quot;&quot;;(IF(OR([.MY43]=&quot;&quot;;[.MY43]=0);0;1)))">
            <text:p/>
          </table:table-cell>
          <table:table-cell table:style-name="ce47" table:formula="of:=IF([.MZ$3]=&quot;&quot;;&quot;&quot;;(IF(OR([.MZ43]=&quot;&quot;;[.MZ43]=0);0;1)))">
            <text:p/>
          </table:table-cell>
          <table:table-cell table:style-name="ce47" table:formula="of:=IF([.NA$3]=&quot;&quot;;&quot;&quot;;(IF(OR([.NA43]=&quot;&quot;;[.NA43]=0);0;1)))">
            <text:p/>
          </table:table-cell>
          <table:table-cell table:style-name="ce47" table:formula="of:=IF([.NB$3]=&quot;&quot;;&quot;&quot;;(IF(OR([.NB43]=&quot;&quot;;[.NB43]=0);0;1)))">
            <text:p/>
          </table:table-cell>
          <table:table-cell table:style-name="ce47" table:formula="of:=IF([.NC$3]=&quot;&quot;;&quot;&quot;;(IF(OR([.NC43]=&quot;&quot;;[.NC43]=0);0;1)))">
            <text:p/>
          </table:table-cell>
          <table:table-cell table:style-name="ce47" table:formula="of:=IF([.ND$3]=&quot;&quot;;&quot;&quot;;(IF(OR([.ND43]=&quot;&quot;;[.ND43]=0);0;1)))">
            <text:p/>
          </table:table-cell>
          <table:table-cell table:style-name="ce47" table:formula="of:=IF([.NE$3]=&quot;&quot;;&quot;&quot;;(IF(OR([.NE43]=&quot;&quot;;[.NE43]=0);0;1)))">
            <text:p/>
          </table:table-cell>
          <table:table-cell table:style-name="ce47" table:formula="of:=IF([.NF$3]=&quot;&quot;;&quot;&quot;;(IF(OR([.NF43]=&quot;&quot;;[.NF43]=0);0;1)))">
            <text:p/>
          </table:table-cell>
          <table:table-cell table:style-name="ce57" table:number-columns-repeated="28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996699" fo:border="0.06pt solid #660066"/>
      <style:text-properties fo:color="#000000" style:text-outline="true" fo:font-weight="bold"/>
    </style:style>
    <style:style style:name="Heading1" style:family="table-cell" style:parent-style-name="Heading">
      <style:table-cell-properties fo:background-color="#ffcccc"/>
      <style:text-properties fo:color="#000000" fo:font-size="10pt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99p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08:52:54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8T05:08:58.085000000</meta:creation-date>
    <dc:date>2020-01-10T08:58:23.879000000</dc:date>
    <meta:editing-duration>P4DT19M14S</meta:editing-duration>
    <meta:editing-cycles>13</meta:editing-cycles>
    <meta:generator>LibreOffice/6.3.3.2$Windows_X86_64 LibreOffice_project/a64200df03143b798afd1ec74a12ab50359878ed</meta:generator>
    <meta:document-statistic meta:table-count="1" meta:cell-count="15932" meta:object-count="0"/>
  </office:meta>
</office:document-meta>
</file>